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nos1"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wrap-option="wrap"/>
      <style:text-properties fo:color="#0000ff" style:text-outline="false" style:text-line-through-style="none" style:font-name="Tino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font-name="Tinos1"/>
    </style:style>
    <style:style style:name="ce8" style:family="table-cell" style:parent-style-name="Default" style:data-style-name="N118">
      <style:text-properties style:font-name="Tinos1"/>
    </style:style>
    <style:style style:name="ce9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a_max (mm/s²)</text:p>
          </table:table-cell>
          <table:table-cell/>
          <table:table-cell table:style-name="ce1" office:value-type="float" office:value="3950">
            <text:p>395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v_max (mm/s)</text:p>
          </table:table-cell>
          <table:table-cell/>
          <table:table-cell table:style-name="ce1" office:value-type="float" office:value="300">
            <text:p>30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distance (mm)</text:p>
          </table:table-cell>
          <table:table-cell/>
          <table:table-cell table:style-name="ce1" office:value-type="float" office:value="100">
            <text:p>10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time step (s)</text:p>
          </table:table-cell>
          <table:table-cell/>
          <table:table-cell office:value-type="float" office:value="0.005">
            <text:p>0.005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1">
          <table:table-cell table:style-name="ce2" office:value-type="string">
            <text:p>Time (s)</text:p>
          </table:table-cell>
          <table:table-cell table:style-name="ce2" office:value-type="string">
            <text:p>Phase</text:p>
          </table:table-cell>
          <table:table-cell table:style-name="ce2" office:value-type="string">
            <text:p>Accel (mm/s²)</text:p>
          </table:table-cell>
          <table:table-cell table:style-name="ce2" office:value-type="string">
            <text:p>Velocity (mm/s)</text:p>
          </table:table-cell>
          <table:table-cell table:style-name="ce2" office:value-type="string">
            <text:p>Position (mm)</text:p>
          </table:table-cell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f:=[.A7]+[.$C$4]" office:value-type="float" office:value="0.005">
            <text:p>0.0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8]=&quot;Accel&quot;;  [.$C$1];    IF([.B8]=&quot;Cruise&quot;; 0;       -[.$C$1]))" office:value-type="float" office:value="3950">
            <text:p>3950</text:p>
          </table:table-cell>
          <table:table-cell table:formula="of:=MAX(0;      MIN([.$C$2];          [.D7] + [.C8] * [.$C$4]))" office:value-type="float" office:value="19.75">
            <text:p>19.75</text:p>
          </table:table-cell>
          <table:table-cell table:formula="of:=[.E7] + [.D8] * [.$C$4]" office:value-type="float" office:value="0.09875">
            <text:p>0.09875</text:p>
          </table:table-cell>
          <table:table-cell table:number-columns-repeated="3"/>
        </table:table-row>
        <table:table-row table:style-name="ro3">
          <table:table-cell table:formula="of:=[.A8]+[.$C$4]" office:value-type="float" office:value="0.01">
            <text:p>0.0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9]=&quot;Accel&quot;;  [.$C$1];    IF([.B9]=&quot;Cruise&quot;; 0;       -[.$C$1]))" office:value-type="float" office:value="3950">
            <text:p>3950</text:p>
          </table:table-cell>
          <table:table-cell table:formula="of:=MAX(0;      MIN([.$C$2];          [.D8] + [.C9] * [.$C$4]))" office:value-type="float" office:value="39.5">
            <text:p>39.5</text:p>
          </table:table-cell>
          <table:table-cell table:formula="of:=[.E8] + [.D9] * [.$C$4]" office:value-type="float" office:value="0.29625">
            <text:p>0.29625</text:p>
          </table:table-cell>
          <table:table-cell table:number-columns-repeated="3"/>
        </table:table-row>
        <table:table-row table:style-name="ro3">
          <table:table-cell table:formula="of:=[.A9]+[.$C$4]" office:value-type="float" office:value="0.015">
            <text:p>0.0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0]=&quot;Accel&quot;;  [.$C$1];    IF([.B10]=&quot;Cruise&quot;; 0;       -[.$C$1]))" office:value-type="float" office:value="3950">
            <text:p>3950</text:p>
          </table:table-cell>
          <table:table-cell table:formula="of:=MAX(0;      MIN([.$C$2];          [.D9] + [.C10] * [.$C$4]))" office:value-type="float" office:value="59.25">
            <text:p>59.25</text:p>
          </table:table-cell>
          <table:table-cell table:formula="of:=[.E9] + [.D10] * [.$C$4]" office:value-type="float" office:value="0.5925">
            <text:p>0.5925</text:p>
          </table:table-cell>
          <table:table-cell table:number-columns-repeated="3"/>
        </table:table-row>
        <table:table-row table:style-name="ro3">
          <table:table-cell table:formula="of:=[.A10]+[.$C$4]" office:value-type="float" office:value="0.02">
            <text:p>0.0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1]=&quot;Accel&quot;;  [.$C$1];    IF([.B11]=&quot;Cruise&quot;; 0;       -[.$C$1]))" office:value-type="float" office:value="3950">
            <text:p>3950</text:p>
          </table:table-cell>
          <table:table-cell table:formula="of:=MAX(0;      MIN([.$C$2];          [.D10] + [.C11] * [.$C$4]))" office:value-type="float" office:value="79">
            <text:p>79</text:p>
          </table:table-cell>
          <table:table-cell table:formula="of:=[.E10] + [.D11] * [.$C$4]" office:value-type="float" office:value="0.9875">
            <text:p>0.9875</text:p>
          </table:table-cell>
          <table:table-cell table:number-columns-repeated="3"/>
        </table:table-row>
        <table:table-row table:style-name="ro3">
          <table:table-cell table:formula="of:=[.A11]+[.$C$4]" office:value-type="float" office:value="0.025">
            <text:p>0.0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2]=&quot;Accel&quot;;  [.$C$1];    IF([.B12]=&quot;Cruise&quot;; 0;       -[.$C$1]))" office:value-type="float" office:value="3950">
            <text:p>3950</text:p>
          </table:table-cell>
          <table:table-cell table:formula="of:=MAX(0;      MIN([.$C$2];          [.D11] + [.C12] * [.$C$4]))" office:value-type="float" office:value="98.75">
            <text:p>98.75</text:p>
          </table:table-cell>
          <table:table-cell table:formula="of:=[.E11] + [.D12] * [.$C$4]" office:value-type="float" office:value="1.48125">
            <text:p>1.48125</text:p>
          </table:table-cell>
          <table:table-cell table:number-columns-repeated="3"/>
        </table:table-row>
        <table:table-row table:style-name="ro3">
          <table:table-cell table:formula="of:=[.A12]+[.$C$4]" office:value-type="float" office:value="0.03">
            <text:p>0.0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3]=&quot;Accel&quot;;  [.$C$1];    IF([.B13]=&quot;Cruise&quot;; 0;       -[.$C$1]))" office:value-type="float" office:value="3950">
            <text:p>3950</text:p>
          </table:table-cell>
          <table:table-cell table:formula="of:=MAX(0;      MIN([.$C$2];          [.D12] + [.C13] * [.$C$4]))" office:value-type="float" office:value="118.5">
            <text:p>118.5</text:p>
          </table:table-cell>
          <table:table-cell table:formula="of:=[.E12] + [.D13] * [.$C$4]" office:value-type="float" office:value="2.07375">
            <text:p>2.07375</text:p>
          </table:table-cell>
          <table:table-cell table:number-columns-repeated="3"/>
        </table:table-row>
        <table:table-row table:style-name="ro3">
          <table:table-cell table:formula="of:=[.A13]+[.$C$4]" office:value-type="float" office:value="0.035">
            <text:p>0.0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4]=&quot;Accel&quot;;  [.$C$1];    IF([.B14]=&quot;Cruise&quot;; 0;       -[.$C$1]))" office:value-type="float" office:value="3950">
            <text:p>3950</text:p>
          </table:table-cell>
          <table:table-cell table:formula="of:=MAX(0;      MIN([.$C$2];          [.D13] + [.C14] * [.$C$4]))" office:value-type="float" office:value="138.25">
            <text:p>138.25</text:p>
          </table:table-cell>
          <table:table-cell table:formula="of:=[.E13] + [.D14] * [.$C$4]" office:value-type="float" office:value="2.765">
            <text:p>2.765</text:p>
          </table:table-cell>
          <table:table-cell table:number-columns-repeated="3"/>
        </table:table-row>
        <table:table-row table:style-name="ro3">
          <table:table-cell table:formula="of:=[.A14]+[.$C$4]" office:value-type="float" office:value="0.04">
            <text:p>0.0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5]=&quot;Accel&quot;;  [.$C$1];    IF([.B15]=&quot;Cruise&quot;; 0;       -[.$C$1]))" office:value-type="float" office:value="3950">
            <text:p>3950</text:p>
          </table:table-cell>
          <table:table-cell table:formula="of:=MAX(0;      MIN([.$C$2];          [.D14] + [.C15] * [.$C$4]))" office:value-type="float" office:value="158">
            <text:p>158</text:p>
          </table:table-cell>
          <table:table-cell table:formula="of:=[.E14] + [.D15] * [.$C$4]" office:value-type="float" office:value="3.555">
            <text:p>3.555</text:p>
          </table:table-cell>
          <table:table-cell table:number-columns-repeated="3"/>
        </table:table-row>
        <table:table-row table:style-name="ro3">
          <table:table-cell table:formula="of:=[.A15]+[.$C$4]" office:value-type="float" office:value="0.045">
            <text:p>0.0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6]=&quot;Accel&quot;;  [.$C$1];    IF([.B16]=&quot;Cruise&quot;; 0;       -[.$C$1]))" office:value-type="float" office:value="3950">
            <text:p>3950</text:p>
          </table:table-cell>
          <table:table-cell table:formula="of:=MAX(0;      MIN([.$C$2];          [.D15] + [.C16] * [.$C$4]))" office:value-type="float" office:value="177.75">
            <text:p>177.75</text:p>
          </table:table-cell>
          <table:table-cell table:formula="of:=[.E15] + [.D16] * [.$C$4]" office:value-type="float" office:value="4.44375">
            <text:p>4.44375</text:p>
          </table:table-cell>
          <table:table-cell table:number-columns-repeated="3"/>
        </table:table-row>
        <table:table-row table:style-name="ro3">
          <table:table-cell table:formula="of:=[.A16]+[.$C$4]" office:value-type="float" office:value="0.05">
            <text:p>0.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7]=&quot;Accel&quot;;  [.$C$1];    IF([.B17]=&quot;Cruise&quot;; 0;       -[.$C$1]))" office:value-type="float" office:value="3950">
            <text:p>3950</text:p>
          </table:table-cell>
          <table:table-cell table:formula="of:=MAX(0;      MIN([.$C$2];          [.D16] + [.C17] * [.$C$4]))" office:value-type="float" office:value="197.5">
            <text:p>197.5</text:p>
          </table:table-cell>
          <table:table-cell table:formula="of:=[.E16] + [.D17] * [.$C$4]" office:value-type="float" office:value="5.43125">
            <text:p>5.43125</text:p>
          </table:table-cell>
          <table:table-cell table:number-columns-repeated="3"/>
        </table:table-row>
        <table:table-row table:style-name="ro3">
          <table:table-cell table:formula="of:=[.A17]+[.$C$4]" office:value-type="float" office:value="0.055">
            <text:p>0.0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8]=&quot;Accel&quot;;  [.$C$1];    IF([.B18]=&quot;Cruise&quot;; 0;       -[.$C$1]))" office:value-type="float" office:value="3950">
            <text:p>3950</text:p>
          </table:table-cell>
          <table:table-cell table:formula="of:=MAX(0;      MIN([.$C$2];          [.D17] + [.C18] * [.$C$4]))" office:value-type="float" office:value="217.25">
            <text:p>217.25</text:p>
          </table:table-cell>
          <table:table-cell table:formula="of:=[.E17] + [.D18] * [.$C$4]" office:value-type="float" office:value="6.5175">
            <text:p>6.5175</text:p>
          </table:table-cell>
          <table:table-cell table:number-columns-repeated="3"/>
        </table:table-row>
        <table:table-row table:style-name="ro3">
          <table:table-cell table:formula="of:=[.A18]+[.$C$4]" office:value-type="float" office:value="0.06">
            <text:p>0.0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9]=&quot;Accel&quot;;  [.$C$1];    IF([.B19]=&quot;Cruise&quot;; 0;       -[.$C$1]))" office:value-type="float" office:value="3950">
            <text:p>3950</text:p>
          </table:table-cell>
          <table:table-cell table:formula="of:=MAX(0;      MIN([.$C$2];          [.D18] + [.C19] * [.$C$4]))" office:value-type="float" office:value="237">
            <text:p>237</text:p>
          </table:table-cell>
          <table:table-cell table:formula="of:=[.E18] + [.D19] * [.$C$4]" office:value-type="float" office:value="7.7025">
            <text:p>7.7025</text:p>
          </table:table-cell>
          <table:table-cell table:number-columns-repeated="3"/>
        </table:table-row>
        <table:table-row table:style-name="ro3">
          <table:table-cell table:formula="of:=[.A19]+[.$C$4]" office:value-type="float" office:value="0.065">
            <text:p>0.0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0]=&quot;Accel&quot;;  [.$C$1];    IF([.B20]=&quot;Cruise&quot;; 0;       -[.$C$1]))" office:value-type="float" office:value="3950">
            <text:p>3950</text:p>
          </table:table-cell>
          <table:table-cell table:formula="of:=MAX(0;      MIN([.$C$2];          [.D19] + [.C20] * [.$C$4]))" office:value-type="float" office:value="256.75">
            <text:p>256.75</text:p>
          </table:table-cell>
          <table:table-cell table:formula="of:=[.E19] + [.D20] * [.$C$4]" office:value-type="float" office:value="8.98625">
            <text:p>8.98625</text:p>
          </table:table-cell>
          <table:table-cell table:number-columns-repeated="3"/>
        </table:table-row>
        <table:table-row table:style-name="ro3">
          <table:table-cell table:formula="of:=[.A20]+[.$C$4]" office:value-type="float" office:value="0.07">
            <text:p>0.0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1]=&quot;Accel&quot;;  [.$C$1];    IF([.B21]=&quot;Cruise&quot;; 0;       -[.$C$1]))" office:value-type="float" office:value="3950">
            <text:p>3950</text:p>
          </table:table-cell>
          <table:table-cell table:formula="of:=MAX(0;      MIN([.$C$2];          [.D20] + [.C21] * [.$C$4]))" office:value-type="float" office:value="276.5">
            <text:p>276.5</text:p>
          </table:table-cell>
          <table:table-cell table:formula="of:=[.E20] + [.D21] * [.$C$4]" office:value-type="float" office:value="10.36875">
            <text:p>10.36875</text:p>
          </table:table-cell>
          <table:table-cell table:number-columns-repeated="3"/>
        </table:table-row>
        <table:table-row table:style-name="ro3">
          <table:table-cell table:formula="of:=[.A21]+[.$C$4]" office:value-type="float" office:value="0.075">
            <text:p>0.0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2]=&quot;Accel&quot;;  [.$C$1];    IF([.B22]=&quot;Cruise&quot;; 0;       -[.$C$1]))" office:value-type="float" office:value="3950">
            <text:p>3950</text:p>
          </table:table-cell>
          <table:table-cell table:formula="of:=MAX(0;      MIN([.$C$2];          [.D21] + [.C22] * [.$C$4]))" office:value-type="float" office:value="296.25">
            <text:p>296.25</text:p>
          </table:table-cell>
          <table:table-cell table:formula="of:=[.E21] + [.D22] * [.$C$4]" office:value-type="float" office:value="11.85">
            <text:p>11.85</text:p>
          </table:table-cell>
          <table:table-cell table:number-columns-repeated="3"/>
        </table:table-row>
        <table:table-row table:style-name="ro3">
          <table:table-cell table:formula="of:=[.A22]+[.$C$4]" office:value-type="float" office:value="0.08">
            <text:p>0.0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3]=&quot;Accel&quot;;  [.$C$1];    IF([.B23]=&quot;Cruise&quot;; 0;       -[.$C$1]))" office:value-type="float" office:value="3950">
            <text:p>3950</text:p>
          </table:table-cell>
          <table:table-cell table:formula="of:=MAX(0;      MIN([.$C$2];          [.D22] + [.C23] * [.$C$4]))" office:value-type="float" office:value="300">
            <text:p>300</text:p>
          </table:table-cell>
          <table:table-cell table:formula="of:=[.E22] + [.D23] * [.$C$4]" office:value-type="float" office:value="13.35">
            <text:p>13.35</text:p>
          </table:table-cell>
          <table:table-cell table:number-columns-repeated="3"/>
        </table:table-row>
        <table:table-row table:style-name="ro3">
          <table:table-cell table:formula="of:=[.A23]+[.$C$4]" office:value-type="float" office:value="0.085">
            <text:p>0.0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4]=&quot;Accel&quot;;  [.$C$1];    IF([.B24]=&quot;Cruise&quot;; 0;       -[.$C$1]))" office:value-type="float" office:value="0">
            <text:p>0</text:p>
          </table:table-cell>
          <table:table-cell table:formula="of:=MAX(0;      MIN([.$C$2];          [.D23] + [.C24] * [.$C$4]))" office:value-type="float" office:value="300">
            <text:p>300</text:p>
          </table:table-cell>
          <table:table-cell table:formula="of:=[.E23] + [.D24] * [.$C$4]" office:value-type="float" office:value="14.85">
            <text:p>14.85</text:p>
          </table:table-cell>
          <table:table-cell table:number-columns-repeated="3"/>
        </table:table-row>
        <table:table-row table:style-name="ro3">
          <table:table-cell table:formula="of:=[.A24]+[.$C$4]" office:value-type="float" office:value="0.09">
            <text:p>0.0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5]=&quot;Accel&quot;;  [.$C$1];    IF([.B25]=&quot;Cruise&quot;; 0;       -[.$C$1]))" office:value-type="float" office:value="0">
            <text:p>0</text:p>
          </table:table-cell>
          <table:table-cell table:formula="of:=MAX(0;      MIN([.$C$2];          [.D24] + [.C25] * [.$C$4]))" office:value-type="float" office:value="300">
            <text:p>300</text:p>
          </table:table-cell>
          <table:table-cell table:formula="of:=[.E24] + [.D25] * [.$C$4]" office:value-type="float" office:value="16.35">
            <text:p>16.35</text:p>
          </table:table-cell>
          <table:table-cell table:number-columns-repeated="3"/>
        </table:table-row>
        <table:table-row table:style-name="ro3">
          <table:table-cell table:formula="of:=[.A25]+[.$C$4]" office:value-type="float" office:value="0.095">
            <text:p>0.0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6]=&quot;Accel&quot;;  [.$C$1];    IF([.B26]=&quot;Cruise&quot;; 0;       -[.$C$1]))" office:value-type="float" office:value="0">
            <text:p>0</text:p>
          </table:table-cell>
          <table:table-cell table:formula="of:=MAX(0;      MIN([.$C$2];          [.D25] + [.C26] * [.$C$4]))" office:value-type="float" office:value="300">
            <text:p>300</text:p>
          </table:table-cell>
          <table:table-cell table:formula="of:=[.E25] + [.D26] * [.$C$4]" office:value-type="float" office:value="17.85">
            <text:p>17.85</text:p>
          </table:table-cell>
          <table:table-cell table:number-columns-repeated="3"/>
        </table:table-row>
        <table:table-row table:style-name="ro3">
          <table:table-cell table:formula="of:=[.A26]+[.$C$4]" office:value-type="float" office:value="0.1">
            <text:p>0.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7]=&quot;Accel&quot;;  [.$C$1];    IF([.B27]=&quot;Cruise&quot;; 0;       -[.$C$1]))" office:value-type="float" office:value="0">
            <text:p>0</text:p>
          </table:table-cell>
          <table:table-cell table:formula="of:=MAX(0;      MIN([.$C$2];          [.D26] + [.C27] * [.$C$4]))" office:value-type="float" office:value="300">
            <text:p>300</text:p>
          </table:table-cell>
          <table:table-cell table:formula="of:=[.E26] + [.D27] * [.$C$4]" office:value-type="float" office:value="19.35">
            <text:p>19.35</text:p>
          </table:table-cell>
          <table:table-cell table:number-columns-repeated="3"/>
        </table:table-row>
        <table:table-row table:style-name="ro3">
          <table:table-cell table:formula="of:=[.A27]+[.$C$4]" office:value-type="float" office:value="0.105">
            <text:p>0.1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8]=&quot;Accel&quot;;  [.$C$1];    IF([.B28]=&quot;Cruise&quot;; 0;       -[.$C$1]))" office:value-type="float" office:value="0">
            <text:p>0</text:p>
          </table:table-cell>
          <table:table-cell table:formula="of:=MAX(0;      MIN([.$C$2];          [.D27] + [.C28] * [.$C$4]))" office:value-type="float" office:value="300">
            <text:p>300</text:p>
          </table:table-cell>
          <table:table-cell table:formula="of:=[.E27] + [.D28] * [.$C$4]" office:value-type="float" office:value="20.85">
            <text:p>20.85</text:p>
          </table:table-cell>
          <table:table-cell table:number-columns-repeated="3"/>
        </table:table-row>
        <table:table-row table:style-name="ro3">
          <table:table-cell table:formula="of:=[.A28]+[.$C$4]" office:value-type="float" office:value="0.11">
            <text:p>0.1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9]=&quot;Accel&quot;;  [.$C$1];    IF([.B29]=&quot;Cruise&quot;; 0;       -[.$C$1]))" office:value-type="float" office:value="0">
            <text:p>0</text:p>
          </table:table-cell>
          <table:table-cell table:formula="of:=MAX(0;      MIN([.$C$2];          [.D28] + [.C29] * [.$C$4]))" office:value-type="float" office:value="300">
            <text:p>300</text:p>
          </table:table-cell>
          <table:table-cell table:formula="of:=[.E28] + [.D29] * [.$C$4]" office:value-type="float" office:value="22.35">
            <text:p>22.35</text:p>
          </table:table-cell>
          <table:table-cell table:number-columns-repeated="3"/>
        </table:table-row>
        <table:table-row table:style-name="ro3">
          <table:table-cell table:formula="of:=[.A29]+[.$C$4]" office:value-type="float" office:value="0.115">
            <text:p>0.1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0]=&quot;Accel&quot;;  [.$C$1];    IF([.B30]=&quot;Cruise&quot;; 0;       -[.$C$1]))" office:value-type="float" office:value="0">
            <text:p>0</text:p>
          </table:table-cell>
          <table:table-cell table:formula="of:=MAX(0;      MIN([.$C$2];          [.D29] + [.C30] * [.$C$4]))" office:value-type="float" office:value="300">
            <text:p>300</text:p>
          </table:table-cell>
          <table:table-cell table:formula="of:=[.E29] + [.D30] * [.$C$4]" office:value-type="float" office:value="23.85">
            <text:p>23.85</text:p>
          </table:table-cell>
          <table:table-cell table:number-columns-repeated="3"/>
        </table:table-row>
        <table:table-row table:style-name="ro3">
          <table:table-cell table:formula="of:=[.A30]+[.$C$4]" office:value-type="float" office:value="0.12">
            <text:p>0.1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1]=&quot;Accel&quot;;  [.$C$1];    IF([.B31]=&quot;Cruise&quot;; 0;       -[.$C$1]))" office:value-type="float" office:value="0">
            <text:p>0</text:p>
          </table:table-cell>
          <table:table-cell table:formula="of:=MAX(0;      MIN([.$C$2];          [.D30] + [.C31] * [.$C$4]))" office:value-type="float" office:value="300">
            <text:p>300</text:p>
          </table:table-cell>
          <table:table-cell table:formula="of:=[.E30] + [.D31] * [.$C$4]" office:value-type="float" office:value="25.35">
            <text:p>25.35</text:p>
          </table:table-cell>
          <table:table-cell table:number-columns-repeated="3"/>
        </table:table-row>
        <table:table-row table:style-name="ro3">
          <table:table-cell table:formula="of:=[.A31]+[.$C$4]" office:value-type="float" office:value="0.125">
            <text:p>0.1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2]=&quot;Accel&quot;;  [.$C$1];    IF([.B32]=&quot;Cruise&quot;; 0;       -[.$C$1]))" office:value-type="float" office:value="0">
            <text:p>0</text:p>
          </table:table-cell>
          <table:table-cell table:formula="of:=MAX(0;      MIN([.$C$2];          [.D31] + [.C32] * [.$C$4]))" office:value-type="float" office:value="300">
            <text:p>300</text:p>
          </table:table-cell>
          <table:table-cell table:formula="of:=[.E31] + [.D32] * [.$C$4]" office:value-type="float" office:value="26.85">
            <text:p>26.85</text:p>
          </table:table-cell>
          <table:table-cell table:number-columns-repeated="3"/>
        </table:table-row>
        <table:table-row table:style-name="ro3">
          <table:table-cell table:formula="of:=[.A32]+[.$C$4]" office:value-type="float" office:value="0.13">
            <text:p>0.1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3]=&quot;Accel&quot;;  [.$C$1];    IF([.B33]=&quot;Cruise&quot;; 0;       -[.$C$1]))" office:value-type="float" office:value="0">
            <text:p>0</text:p>
          </table:table-cell>
          <table:table-cell table:formula="of:=MAX(0;      MIN([.$C$2];          [.D32] + [.C33] * [.$C$4]))" office:value-type="float" office:value="300">
            <text:p>300</text:p>
          </table:table-cell>
          <table:table-cell table:formula="of:=[.E32] + [.D33] * [.$C$4]" office:value-type="float" office:value="28.35">
            <text:p>28.35</text:p>
          </table:table-cell>
          <table:table-cell table:number-columns-repeated="3"/>
        </table:table-row>
        <table:table-row table:style-name="ro3">
          <table:table-cell table:formula="of:=[.A33]+[.$C$4]" office:value-type="float" office:value="0.135">
            <text:p>0.1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4]=&quot;Accel&quot;;  [.$C$1];    IF([.B34]=&quot;Cruise&quot;; 0;       -[.$C$1]))" office:value-type="float" office:value="0">
            <text:p>0</text:p>
          </table:table-cell>
          <table:table-cell table:formula="of:=MAX(0;      MIN([.$C$2];          [.D33] + [.C34] * [.$C$4]))" office:value-type="float" office:value="300">
            <text:p>300</text:p>
          </table:table-cell>
          <table:table-cell table:formula="of:=[.E33] + [.D34] * [.$C$4]" office:value-type="float" office:value="29.85">
            <text:p>29.85</text:p>
          </table:table-cell>
          <table:table-cell table:number-columns-repeated="3"/>
        </table:table-row>
        <table:table-row table:style-name="ro3">
          <table:table-cell table:formula="of:=[.A34]+[.$C$4]" office:value-type="float" office:value="0.14">
            <text:p>0.1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5]=&quot;Accel&quot;;  [.$C$1];    IF([.B35]=&quot;Cruise&quot;; 0;       -[.$C$1]))" office:value-type="float" office:value="0">
            <text:p>0</text:p>
          </table:table-cell>
          <table:table-cell table:formula="of:=MAX(0;      MIN([.$C$2];          [.D34] + [.C35] * [.$C$4]))" office:value-type="float" office:value="300">
            <text:p>300</text:p>
          </table:table-cell>
          <table:table-cell table:formula="of:=[.E34] + [.D35] * [.$C$4]" office:value-type="float" office:value="31.35">
            <text:p>31.35</text:p>
          </table:table-cell>
          <table:table-cell table:number-columns-repeated="3"/>
        </table:table-row>
        <table:table-row table:style-name="ro3">
          <table:table-cell table:formula="of:=[.A35]+[.$C$4]" office:value-type="float" office:value="0.145">
            <text:p>0.1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6]=&quot;Accel&quot;;  [.$C$1];    IF([.B36]=&quot;Cruise&quot;; 0;       -[.$C$1]))" office:value-type="float" office:value="0">
            <text:p>0</text:p>
          </table:table-cell>
          <table:table-cell table:formula="of:=MAX(0;      MIN([.$C$2];          [.D35] + [.C36] * [.$C$4]))" office:value-type="float" office:value="300">
            <text:p>300</text:p>
          </table:table-cell>
          <table:table-cell table:formula="of:=[.E35] + [.D36] * [.$C$4]" office:value-type="float" office:value="32.85">
            <text:p>32.85</text:p>
          </table:table-cell>
          <table:table-cell table:number-columns-repeated="3"/>
        </table:table-row>
        <table:table-row table:style-name="ro3">
          <table:table-cell table:formula="of:=[.A36]+[.$C$4]" office:value-type="float" office:value="0.15">
            <text:p>0.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7]=&quot;Accel&quot;;  [.$C$1];    IF([.B37]=&quot;Cruise&quot;; 0;       -[.$C$1]))" office:value-type="float" office:value="0">
            <text:p>0</text:p>
          </table:table-cell>
          <table:table-cell table:formula="of:=MAX(0;      MIN([.$C$2];          [.D36] + [.C37] * [.$C$4]))" office:value-type="float" office:value="300">
            <text:p>300</text:p>
          </table:table-cell>
          <table:table-cell table:formula="of:=[.E36] + [.D37] * [.$C$4]" office:value-type="float" office:value="34.35">
            <text:p>34.35</text:p>
          </table:table-cell>
          <table:table-cell table:number-columns-repeated="3"/>
        </table:table-row>
        <table:table-row table:style-name="ro3">
          <table:table-cell table:formula="of:=[.A37]+[.$C$4]" office:value-type="float" office:value="0.155">
            <text:p>0.1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8]=&quot;Accel&quot;;  [.$C$1];    IF([.B38]=&quot;Cruise&quot;; 0;       -[.$C$1]))" office:value-type="float" office:value="0">
            <text:p>0</text:p>
          </table:table-cell>
          <table:table-cell table:formula="of:=MAX(0;      MIN([.$C$2];          [.D37] + [.C38] * [.$C$4]))" office:value-type="float" office:value="300">
            <text:p>300</text:p>
          </table:table-cell>
          <table:table-cell table:formula="of:=[.E37] + [.D38] * [.$C$4]" office:value-type="float" office:value="35.85">
            <text:p>35.85</text:p>
          </table:table-cell>
          <table:table-cell table:number-columns-repeated="3"/>
        </table:table-row>
        <table:table-row table:style-name="ro3">
          <table:table-cell table:formula="of:=[.A38]+[.$C$4]" office:value-type="float" office:value="0.16">
            <text:p>0.1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9]=&quot;Accel&quot;;  [.$C$1];    IF([.B39]=&quot;Cruise&quot;; 0;       -[.$C$1]))" office:value-type="float" office:value="0">
            <text:p>0</text:p>
          </table:table-cell>
          <table:table-cell table:formula="of:=MAX(0;      MIN([.$C$2];          [.D38] + [.C39] * [.$C$4]))" office:value-type="float" office:value="300">
            <text:p>300</text:p>
          </table:table-cell>
          <table:table-cell table:formula="of:=[.E38] + [.D39] * [.$C$4]" office:value-type="float" office:value="37.35">
            <text:p>37.35</text:p>
          </table:table-cell>
          <table:table-cell table:number-columns-repeated="3"/>
        </table:table-row>
        <table:table-row table:style-name="ro3">
          <table:table-cell table:formula="of:=[.A39]+[.$C$4]" office:value-type="float" office:value="0.165">
            <text:p>0.1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0]=&quot;Accel&quot;;  [.$C$1];    IF([.B40]=&quot;Cruise&quot;; 0;       -[.$C$1]))" office:value-type="float" office:value="0">
            <text:p>0</text:p>
          </table:table-cell>
          <table:table-cell table:formula="of:=MAX(0;      MIN([.$C$2];          [.D39] + [.C40] * [.$C$4]))" office:value-type="float" office:value="300">
            <text:p>300</text:p>
          </table:table-cell>
          <table:table-cell table:formula="of:=[.E39] + [.D40] * [.$C$4]" office:value-type="float" office:value="38.85">
            <text:p>38.85</text:p>
          </table:table-cell>
          <table:table-cell table:number-columns-repeated="3"/>
        </table:table-row>
        <table:table-row table:style-name="ro3">
          <table:table-cell table:formula="of:=[.A40]+[.$C$4]" office:value-type="float" office:value="0.17">
            <text:p>0.1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1]=&quot;Accel&quot;;  [.$C$1];    IF([.B41]=&quot;Cruise&quot;; 0;       -[.$C$1]))" office:value-type="float" office:value="0">
            <text:p>0</text:p>
          </table:table-cell>
          <table:table-cell table:formula="of:=MAX(0;      MIN([.$C$2];          [.D40] + [.C41] * [.$C$4]))" office:value-type="float" office:value="300">
            <text:p>300</text:p>
          </table:table-cell>
          <table:table-cell table:formula="of:=[.E40] + [.D41] * [.$C$4]" office:value-type="float" office:value="40.35">
            <text:p>40.35</text:p>
          </table:table-cell>
          <table:table-cell table:number-columns-repeated="3"/>
        </table:table-row>
        <table:table-row table:style-name="ro3">
          <table:table-cell table:formula="of:=[.A41]+[.$C$4]" office:value-type="float" office:value="0.175">
            <text:p>0.1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2]=&quot;Accel&quot;;  [.$C$1];    IF([.B42]=&quot;Cruise&quot;; 0;       -[.$C$1]))" office:value-type="float" office:value="0">
            <text:p>0</text:p>
          </table:table-cell>
          <table:table-cell table:formula="of:=MAX(0;      MIN([.$C$2];          [.D41] + [.C42] * [.$C$4]))" office:value-type="float" office:value="300">
            <text:p>300</text:p>
          </table:table-cell>
          <table:table-cell table:formula="of:=[.E41] + [.D42] * [.$C$4]" office:value-type="float" office:value="41.85">
            <text:p>41.85</text:p>
          </table:table-cell>
          <table:table-cell table:number-columns-repeated="3"/>
        </table:table-row>
        <table:table-row table:style-name="ro3">
          <table:table-cell table:formula="of:=[.A42]+[.$C$4]" office:value-type="float" office:value="0.18">
            <text:p>0.1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3]=&quot;Accel&quot;;  [.$C$1];    IF([.B43]=&quot;Cruise&quot;; 0;       -[.$C$1]))" office:value-type="float" office:value="0">
            <text:p>0</text:p>
          </table:table-cell>
          <table:table-cell table:formula="of:=MAX(0;      MIN([.$C$2];          [.D42] + [.C43] * [.$C$4]))" office:value-type="float" office:value="300">
            <text:p>300</text:p>
          </table:table-cell>
          <table:table-cell table:formula="of:=[.E42] + [.D43] * [.$C$4]" office:value-type="float" office:value="43.35">
            <text:p>43.35</text:p>
          </table:table-cell>
          <table:table-cell table:number-columns-repeated="3"/>
        </table:table-row>
        <table:table-row table:style-name="ro3">
          <table:table-cell table:formula="of:=[.A43]+[.$C$4]" office:value-type="float" office:value="0.185">
            <text:p>0.1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4]=&quot;Accel&quot;;  [.$C$1];    IF([.B44]=&quot;Cruise&quot;; 0;       -[.$C$1]))" office:value-type="float" office:value="0">
            <text:p>0</text:p>
          </table:table-cell>
          <table:table-cell table:formula="of:=MAX(0;      MIN([.$C$2];          [.D43] + [.C44] * [.$C$4]))" office:value-type="float" office:value="300">
            <text:p>300</text:p>
          </table:table-cell>
          <table:table-cell table:formula="of:=[.E43] + [.D44] * [.$C$4]" office:value-type="float" office:value="44.85">
            <text:p>44.85</text:p>
          </table:table-cell>
          <table:table-cell table:number-columns-repeated="3"/>
        </table:table-row>
        <table:table-row table:style-name="ro3">
          <table:table-cell table:formula="of:=[.A44]+[.$C$4]" office:value-type="float" office:value="0.19">
            <text:p>0.1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5]=&quot;Accel&quot;;  [.$C$1];    IF([.B45]=&quot;Cruise&quot;; 0;       -[.$C$1]))" office:value-type="float" office:value="0">
            <text:p>0</text:p>
          </table:table-cell>
          <table:table-cell table:formula="of:=MAX(0;      MIN([.$C$2];          [.D44] + [.C45] * [.$C$4]))" office:value-type="float" office:value="300">
            <text:p>300</text:p>
          </table:table-cell>
          <table:table-cell table:formula="of:=[.E44] + [.D45] * [.$C$4]" office:value-type="float" office:value="46.35">
            <text:p>46.35</text:p>
          </table:table-cell>
          <table:table-cell table:number-columns-repeated="3"/>
        </table:table-row>
        <table:table-row table:style-name="ro3">
          <table:table-cell table:formula="of:=[.A45]+[.$C$4]" office:value-type="float" office:value="0.195">
            <text:p>0.1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6]=&quot;Accel&quot;;  [.$C$1];    IF([.B46]=&quot;Cruise&quot;; 0;       -[.$C$1]))" office:value-type="float" office:value="0">
            <text:p>0</text:p>
          </table:table-cell>
          <table:table-cell table:formula="of:=MAX(0;      MIN([.$C$2];          [.D45] + [.C46] * [.$C$4]))" office:value-type="float" office:value="300">
            <text:p>300</text:p>
          </table:table-cell>
          <table:table-cell table:formula="of:=[.E45] + [.D46] * [.$C$4]" office:value-type="float" office:value="47.85">
            <text:p>47.85</text:p>
          </table:table-cell>
          <table:table-cell table:number-columns-repeated="3"/>
        </table:table-row>
        <table:table-row table:style-name="ro3">
          <table:table-cell table:formula="of:=[.A46]+[.$C$4]" office:value-type="float" office:value="0.2">
            <text:p>0.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7]=&quot;Accel&quot;;  [.$C$1];    IF([.B47]=&quot;Cruise&quot;; 0;       -[.$C$1]))" office:value-type="float" office:value="0">
            <text:p>0</text:p>
          </table:table-cell>
          <table:table-cell table:formula="of:=MAX(0;      MIN([.$C$2];          [.D46] + [.C47] * [.$C$4]))" office:value-type="float" office:value="300">
            <text:p>300</text:p>
          </table:table-cell>
          <table:table-cell table:formula="of:=[.E46] + [.D47] * [.$C$4]" office:value-type="float" office:value="49.35">
            <text:p>49.35</text:p>
          </table:table-cell>
          <table:table-cell table:number-columns-repeated="3"/>
        </table:table-row>
        <table:table-row table:style-name="ro3">
          <table:table-cell table:formula="of:=[.A47]+[.$C$4]" office:value-type="float" office:value="0.205">
            <text:p>0.2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8]=&quot;Accel&quot;;  [.$C$1];    IF([.B48]=&quot;Cruise&quot;; 0;       -[.$C$1]))" office:value-type="float" office:value="0">
            <text:p>0</text:p>
          </table:table-cell>
          <table:table-cell table:formula="of:=MAX(0;      MIN([.$C$2];          [.D47] + [.C48] * [.$C$4]))" office:value-type="float" office:value="300">
            <text:p>300</text:p>
          </table:table-cell>
          <table:table-cell table:formula="of:=[.E47] + [.D48] * [.$C$4]" office:value-type="float" office:value="50.85">
            <text:p>50.85</text:p>
          </table:table-cell>
          <table:table-cell table:number-columns-repeated="3"/>
        </table:table-row>
        <table:table-row table:style-name="ro3">
          <table:table-cell table:formula="of:=[.A48]+[.$C$4]" office:value-type="float" office:value="0.21">
            <text:p>0.2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9]=&quot;Accel&quot;;  [.$C$1];    IF([.B49]=&quot;Cruise&quot;; 0;       -[.$C$1]))" office:value-type="float" office:value="0">
            <text:p>0</text:p>
          </table:table-cell>
          <table:table-cell table:formula="of:=MAX(0;      MIN([.$C$2];          [.D48] + [.C49] * [.$C$4]))" office:value-type="float" office:value="300">
            <text:p>300</text:p>
          </table:table-cell>
          <table:table-cell table:formula="of:=[.E48] + [.D49] * [.$C$4]" office:value-type="float" office:value="52.35">
            <text:p>52.35</text:p>
          </table:table-cell>
          <table:table-cell table:number-columns-repeated="3"/>
        </table:table-row>
        <table:table-row table:style-name="ro3">
          <table:table-cell table:formula="of:=[.A49]+[.$C$4]" office:value-type="float" office:value="0.215">
            <text:p>0.2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0]=&quot;Accel&quot;;  [.$C$1];    IF([.B50]=&quot;Cruise&quot;; 0;       -[.$C$1]))" office:value-type="float" office:value="0">
            <text:p>0</text:p>
          </table:table-cell>
          <table:table-cell table:formula="of:=MAX(0;      MIN([.$C$2];          [.D49] + [.C50] * [.$C$4]))" office:value-type="float" office:value="300">
            <text:p>300</text:p>
          </table:table-cell>
          <table:table-cell table:formula="of:=[.E49] + [.D50] * [.$C$4]" office:value-type="float" office:value="53.85">
            <text:p>53.85</text:p>
          </table:table-cell>
          <table:table-cell table:number-columns-repeated="3"/>
        </table:table-row>
        <table:table-row table:style-name="ro3">
          <table:table-cell table:formula="of:=[.A50]+[.$C$4]" office:value-type="float" office:value="0.22">
            <text:p>0.2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1]=&quot;Accel&quot;;  [.$C$1];    IF([.B51]=&quot;Cruise&quot;; 0;       -[.$C$1]))" office:value-type="float" office:value="0">
            <text:p>0</text:p>
          </table:table-cell>
          <table:table-cell table:formula="of:=MAX(0;      MIN([.$C$2];          [.D50] + [.C51] * [.$C$4]))" office:value-type="float" office:value="300">
            <text:p>300</text:p>
          </table:table-cell>
          <table:table-cell table:formula="of:=[.E50] + [.D51] * [.$C$4]" office:value-type="float" office:value="55.35">
            <text:p>55.35</text:p>
          </table:table-cell>
          <table:table-cell table:number-columns-repeated="3"/>
        </table:table-row>
        <table:table-row table:style-name="ro3">
          <table:table-cell table:formula="of:=[.A51]+[.$C$4]" office:value-type="float" office:value="0.225">
            <text:p>0.2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2]=&quot;Accel&quot;;  [.$C$1];    IF([.B52]=&quot;Cruise&quot;; 0;       -[.$C$1]))" office:value-type="float" office:value="0">
            <text:p>0</text:p>
          </table:table-cell>
          <table:table-cell table:formula="of:=MAX(0;      MIN([.$C$2];          [.D51] + [.C52] * [.$C$4]))" office:value-type="float" office:value="300">
            <text:p>300</text:p>
          </table:table-cell>
          <table:table-cell table:formula="of:=[.E51] + [.D52] * [.$C$4]" office:value-type="float" office:value="56.85">
            <text:p>56.85</text:p>
          </table:table-cell>
          <table:table-cell table:number-columns-repeated="3"/>
        </table:table-row>
        <table:table-row table:style-name="ro3">
          <table:table-cell table:formula="of:=[.A52]+[.$C$4]" office:value-type="float" office:value="0.23">
            <text:p>0.2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3]=&quot;Accel&quot;;  [.$C$1];    IF([.B53]=&quot;Cruise&quot;; 0;       -[.$C$1]))" office:value-type="float" office:value="0">
            <text:p>0</text:p>
          </table:table-cell>
          <table:table-cell table:formula="of:=MAX(0;      MIN([.$C$2];          [.D52] + [.C53] * [.$C$4]))" office:value-type="float" office:value="300">
            <text:p>300</text:p>
          </table:table-cell>
          <table:table-cell table:formula="of:=[.E52] + [.D53] * [.$C$4]" office:value-type="float" office:value="58.35">
            <text:p>58.35</text:p>
          </table:table-cell>
          <table:table-cell table:number-columns-repeated="3"/>
        </table:table-row>
        <table:table-row table:style-name="ro3">
          <table:table-cell table:formula="of:=[.A53]+[.$C$4]" office:value-type="float" office:value="0.235">
            <text:p>0.2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4]=&quot;Accel&quot;;  [.$C$1];    IF([.B54]=&quot;Cruise&quot;; 0;       -[.$C$1]))" office:value-type="float" office:value="0">
            <text:p>0</text:p>
          </table:table-cell>
          <table:table-cell table:formula="of:=MAX(0;      MIN([.$C$2];          [.D53] + [.C54] * [.$C$4]))" office:value-type="float" office:value="300">
            <text:p>300</text:p>
          </table:table-cell>
          <table:table-cell table:formula="of:=[.E53] + [.D54] * [.$C$4]" office:value-type="float" office:value="59.85">
            <text:p>59.85</text:p>
          </table:table-cell>
          <table:table-cell table:number-columns-repeated="3"/>
        </table:table-row>
        <table:table-row table:style-name="ro3">
          <table:table-cell table:formula="of:=[.A54]+[.$C$4]" office:value-type="float" office:value="0.24">
            <text:p>0.2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5]=&quot;Accel&quot;;  [.$C$1];    IF([.B55]=&quot;Cruise&quot;; 0;       -[.$C$1]))" office:value-type="float" office:value="0">
            <text:p>0</text:p>
          </table:table-cell>
          <table:table-cell table:formula="of:=MAX(0;      MIN([.$C$2];          [.D54] + [.C55] * [.$C$4]))" office:value-type="float" office:value="300">
            <text:p>300</text:p>
          </table:table-cell>
          <table:table-cell table:formula="of:=[.E54] + [.D55] * [.$C$4]" office:value-type="float" office:value="61.35">
            <text:p>61.35</text:p>
          </table:table-cell>
          <table:table-cell table:number-columns-repeated="3"/>
        </table:table-row>
        <table:table-row table:style-name="ro3">
          <table:table-cell table:formula="of:=[.A55]+[.$C$4]" office:value-type="float" office:value="0.245">
            <text:p>0.2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6]=&quot;Accel&quot;;  [.$C$1];    IF([.B56]=&quot;Cruise&quot;; 0;       -[.$C$1]))" office:value-type="float" office:value="0">
            <text:p>0</text:p>
          </table:table-cell>
          <table:table-cell table:formula="of:=MAX(0;      MIN([.$C$2];          [.D55] + [.C56] * [.$C$4]))" office:value-type="float" office:value="300">
            <text:p>300</text:p>
          </table:table-cell>
          <table:table-cell table:formula="of:=[.E55] + [.D56] * [.$C$4]" office:value-type="float" office:value="62.85">
            <text:p>62.85</text:p>
          </table:table-cell>
          <table:table-cell table:number-columns-repeated="3"/>
        </table:table-row>
        <table:table-row table:style-name="ro3">
          <table:table-cell table:formula="of:=[.A56]+[.$C$4]" office:value-type="float" office:value="0.25">
            <text:p>0.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7]=&quot;Accel&quot;;  [.$C$1];    IF([.B57]=&quot;Cruise&quot;; 0;       -[.$C$1]))" office:value-type="float" office:value="0">
            <text:p>0</text:p>
          </table:table-cell>
          <table:table-cell table:formula="of:=MAX(0;      MIN([.$C$2];          [.D56] + [.C57] * [.$C$4]))" office:value-type="float" office:value="300">
            <text:p>300</text:p>
          </table:table-cell>
          <table:table-cell table:formula="of:=[.E56] + [.D57] * [.$C$4]" office:value-type="float" office:value="64.35">
            <text:p>64.35</text:p>
          </table:table-cell>
          <table:table-cell table:number-columns-repeated="3"/>
        </table:table-row>
        <table:table-row table:style-name="ro3">
          <table:table-cell table:formula="of:=[.A57]+[.$C$4]" office:value-type="float" office:value="0.255">
            <text:p>0.2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8]=&quot;Accel&quot;;  [.$C$1];    IF([.B58]=&quot;Cruise&quot;; 0;       -[.$C$1]))" office:value-type="float" office:value="0">
            <text:p>0</text:p>
          </table:table-cell>
          <table:table-cell table:formula="of:=MAX(0;      MIN([.$C$2];          [.D57] + [.C58] * [.$C$4]))" office:value-type="float" office:value="300">
            <text:p>300</text:p>
          </table:table-cell>
          <table:table-cell table:formula="of:=[.E57] + [.D58] * [.$C$4]" office:value-type="float" office:value="65.85">
            <text:p>65.85</text:p>
          </table:table-cell>
          <table:table-cell table:number-columns-repeated="3"/>
        </table:table-row>
        <table:table-row table:style-name="ro3">
          <table:table-cell table:formula="of:=[.A58]+[.$C$4]" office:value-type="float" office:value="0.26">
            <text:p>0.2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9]=&quot;Accel&quot;;  [.$C$1];    IF([.B59]=&quot;Cruise&quot;; 0;       -[.$C$1]))" office:value-type="float" office:value="0">
            <text:p>0</text:p>
          </table:table-cell>
          <table:table-cell table:formula="of:=MAX(0;      MIN([.$C$2];          [.D58] + [.C59] * [.$C$4]))" office:value-type="float" office:value="300">
            <text:p>300</text:p>
          </table:table-cell>
          <table:table-cell table:formula="of:=[.E58] + [.D59] * [.$C$4]" office:value-type="float" office:value="67.35">
            <text:p>67.35</text:p>
          </table:table-cell>
          <table:table-cell table:number-columns-repeated="3"/>
        </table:table-row>
        <table:table-row table:style-name="ro3">
          <table:table-cell table:formula="of:=[.A59]+[.$C$4]" office:value-type="float" office:value="0.265">
            <text:p>0.2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0]=&quot;Accel&quot;;  [.$C$1];    IF([.B60]=&quot;Cruise&quot;; 0;       -[.$C$1]))" office:value-type="float" office:value="0">
            <text:p>0</text:p>
          </table:table-cell>
          <table:table-cell table:formula="of:=MAX(0;      MIN([.$C$2];          [.D59] + [.C60] * [.$C$4]))" office:value-type="float" office:value="300">
            <text:p>300</text:p>
          </table:table-cell>
          <table:table-cell table:formula="of:=[.E59] + [.D60] * [.$C$4]" office:value-type="float" office:value="68.85">
            <text:p>68.85</text:p>
          </table:table-cell>
          <table:table-cell table:number-columns-repeated="3"/>
        </table:table-row>
        <table:table-row table:style-name="ro3">
          <table:table-cell table:formula="of:=[.A60]+[.$C$4]" office:value-type="float" office:value="0.27">
            <text:p>0.2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1]=&quot;Accel&quot;;  [.$C$1];    IF([.B61]=&quot;Cruise&quot;; 0;       -[.$C$1]))" office:value-type="float" office:value="0">
            <text:p>0</text:p>
          </table:table-cell>
          <table:table-cell table:formula="of:=MAX(0;      MIN([.$C$2];          [.D60] + [.C61] * [.$C$4]))" office:value-type="float" office:value="300">
            <text:p>300</text:p>
          </table:table-cell>
          <table:table-cell table:formula="of:=[.E60] + [.D61] * [.$C$4]" office:value-type="float" office:value="70.35">
            <text:p>70.35</text:p>
          </table:table-cell>
          <table:table-cell table:number-columns-repeated="3"/>
        </table:table-row>
        <table:table-row table:style-name="ro3">
          <table:table-cell table:formula="of:=[.A61]+[.$C$4]" office:value-type="float" office:value="0.275">
            <text:p>0.2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2]=&quot;Accel&quot;;  [.$C$1];    IF([.B62]=&quot;Cruise&quot;; 0;       -[.$C$1]))" office:value-type="float" office:value="0">
            <text:p>0</text:p>
          </table:table-cell>
          <table:table-cell table:formula="of:=MAX(0;      MIN([.$C$2];          [.D61] + [.C62] * [.$C$4]))" office:value-type="float" office:value="300">
            <text:p>300</text:p>
          </table:table-cell>
          <table:table-cell table:formula="of:=[.E61] + [.D62] * [.$C$4]" office:value-type="float" office:value="71.85">
            <text:p>71.85</text:p>
          </table:table-cell>
          <table:table-cell table:number-columns-repeated="3"/>
        </table:table-row>
        <table:table-row table:style-name="ro3">
          <table:table-cell table:formula="of:=[.A62]+[.$C$4]" office:value-type="float" office:value="0.28">
            <text:p>0.2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3]=&quot;Accel&quot;;  [.$C$1];    IF([.B63]=&quot;Cruise&quot;; 0;       -[.$C$1]))" office:value-type="float" office:value="0">
            <text:p>0</text:p>
          </table:table-cell>
          <table:table-cell table:formula="of:=MAX(0;      MIN([.$C$2];          [.D62] + [.C63] * [.$C$4]))" office:value-type="float" office:value="300">
            <text:p>300</text:p>
          </table:table-cell>
          <table:table-cell table:formula="of:=[.E62] + [.D63] * [.$C$4]" office:value-type="float" office:value="73.35">
            <text:p>73.35</text:p>
          </table:table-cell>
          <table:table-cell table:number-columns-repeated="3"/>
        </table:table-row>
        <table:table-row table:style-name="ro3">
          <table:table-cell table:formula="of:=[.A63]+[.$C$4]" office:value-type="float" office:value="0.285">
            <text:p>0.2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4]=&quot;Accel&quot;;  [.$C$1];    IF([.B64]=&quot;Cruise&quot;; 0;       -[.$C$1]))" office:value-type="float" office:value="0">
            <text:p>0</text:p>
          </table:table-cell>
          <table:table-cell table:formula="of:=MAX(0;      MIN([.$C$2];          [.D63] + [.C64] * [.$C$4]))" office:value-type="float" office:value="300">
            <text:p>300</text:p>
          </table:table-cell>
          <table:table-cell table:formula="of:=[.E63] + [.D64] * [.$C$4]" office:value-type="float" office:value="74.85">
            <text:p>74.85</text:p>
          </table:table-cell>
          <table:table-cell table:number-columns-repeated="3"/>
        </table:table-row>
        <table:table-row table:style-name="ro3">
          <table:table-cell table:formula="of:=[.A64]+[.$C$4]" office:value-type="float" office:value="0.29">
            <text:p>0.2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5]=&quot;Accel&quot;;  [.$C$1];    IF([.B65]=&quot;Cruise&quot;; 0;       -[.$C$1]))" office:value-type="float" office:value="0">
            <text:p>0</text:p>
          </table:table-cell>
          <table:table-cell table:formula="of:=MAX(0;      MIN([.$C$2];          [.D64] + [.C65] * [.$C$4]))" office:value-type="float" office:value="300">
            <text:p>300</text:p>
          </table:table-cell>
          <table:table-cell table:formula="of:=[.E64] + [.D65] * [.$C$4]" office:value-type="float" office:value="76.35">
            <text:p>76.35</text:p>
          </table:table-cell>
          <table:table-cell table:number-columns-repeated="3"/>
        </table:table-row>
        <table:table-row table:style-name="ro3">
          <table:table-cell table:formula="of:=[.A65]+[.$C$4]" office:value-type="float" office:value="0.295">
            <text:p>0.2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6]=&quot;Accel&quot;;  [.$C$1];    IF([.B66]=&quot;Cruise&quot;; 0;       -[.$C$1]))" office:value-type="float" office:value="0">
            <text:p>0</text:p>
          </table:table-cell>
          <table:table-cell table:formula="of:=MAX(0;      MIN([.$C$2];          [.D65] + [.C66] * [.$C$4]))" office:value-type="float" office:value="300">
            <text:p>300</text:p>
          </table:table-cell>
          <table:table-cell table:formula="of:=[.E65] + [.D66] * [.$C$4]" office:value-type="float" office:value="77.85">
            <text:p>77.85</text:p>
          </table:table-cell>
          <table:table-cell table:number-columns-repeated="3"/>
        </table:table-row>
        <table:table-row table:style-name="ro3">
          <table:table-cell table:formula="of:=[.A66]+[.$C$4]" office:value-type="float" office:value="0.3">
            <text:p>0.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7]=&quot;Accel&quot;;  [.$C$1];    IF([.B67]=&quot;Cruise&quot;; 0;       -[.$C$1]))" office:value-type="float" office:value="0">
            <text:p>0</text:p>
          </table:table-cell>
          <table:table-cell table:formula="of:=MAX(0;      MIN([.$C$2];          [.D66] + [.C67] * [.$C$4]))" office:value-type="float" office:value="300">
            <text:p>300</text:p>
          </table:table-cell>
          <table:table-cell table:formula="of:=[.E66] + [.D67] * [.$C$4]" office:value-type="float" office:value="79.35">
            <text:p>79.35</text:p>
          </table:table-cell>
          <table:table-cell table:number-columns-repeated="3"/>
        </table:table-row>
        <table:table-row table:style-name="ro3">
          <table:table-cell table:formula="of:=[.A67]+[.$C$4]" office:value-type="float" office:value="0.305">
            <text:p>0.3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8]=&quot;Accel&quot;;  [.$C$1];    IF([.B68]=&quot;Cruise&quot;; 0;       -[.$C$1]))" office:value-type="float" office:value="0">
            <text:p>0</text:p>
          </table:table-cell>
          <table:table-cell table:formula="of:=MAX(0;      MIN([.$C$2];          [.D67] + [.C68] * [.$C$4]))" office:value-type="float" office:value="300">
            <text:p>300</text:p>
          </table:table-cell>
          <table:table-cell table:formula="of:=[.E67] + [.D68] * [.$C$4]" office:value-type="float" office:value="80.85">
            <text:p>80.85</text:p>
          </table:table-cell>
          <table:table-cell table:number-columns-repeated="3"/>
        </table:table-row>
        <table:table-row table:style-name="ro3">
          <table:table-cell table:formula="of:=[.A68]+[.$C$4]" office:value-type="float" office:value="0.31">
            <text:p>0.3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9]=&quot;Accel&quot;;  [.$C$1];    IF([.B69]=&quot;Cruise&quot;; 0;       -[.$C$1]))" office:value-type="float" office:value="0">
            <text:p>0</text:p>
          </table:table-cell>
          <table:table-cell table:formula="of:=MAX(0;      MIN([.$C$2];          [.D68] + [.C69] * [.$C$4]))" office:value-type="float" office:value="300">
            <text:p>300</text:p>
          </table:table-cell>
          <table:table-cell table:formula="of:=[.E68] + [.D69] * [.$C$4]" office:value-type="float" office:value="82.35">
            <text:p>82.35</text:p>
          </table:table-cell>
          <table:table-cell table:number-columns-repeated="3"/>
        </table:table-row>
        <table:table-row table:style-name="ro3">
          <table:table-cell table:formula="of:=[.A69]+[.$C$4]" office:value-type="float" office:value="0.315">
            <text:p>0.3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0]=&quot;Accel&quot;;  [.$C$1];    IF([.B70]=&quot;Cruise&quot;; 0;       -[.$C$1]))" office:value-type="float" office:value="0">
            <text:p>0</text:p>
          </table:table-cell>
          <table:table-cell table:formula="of:=MAX(0;      MIN([.$C$2];          [.D69] + [.C70] * [.$C$4]))" office:value-type="float" office:value="300">
            <text:p>300</text:p>
          </table:table-cell>
          <table:table-cell table:formula="of:=[.E69] + [.D70] * [.$C$4]" office:value-type="float" office:value="83.85">
            <text:p>83.85</text:p>
          </table:table-cell>
          <table:table-cell table:number-columns-repeated="3"/>
        </table:table-row>
        <table:table-row table:style-name="ro3">
          <table:table-cell table:formula="of:=[.A70]+[.$C$4]" office:value-type="float" office:value="0.32">
            <text:p>0.3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1]=&quot;Accel&quot;;  [.$C$1];    IF([.B71]=&quot;Cruise&quot;; 0;       -[.$C$1]))" office:value-type="float" office:value="0">
            <text:p>0</text:p>
          </table:table-cell>
          <table:table-cell table:formula="of:=MAX(0;      MIN([.$C$2];          [.D70] + [.C71] * [.$C$4]))" office:value-type="float" office:value="300">
            <text:p>300</text:p>
          </table:table-cell>
          <table:table-cell table:formula="of:=[.E70] + [.D71] * [.$C$4]" office:value-type="float" office:value="85.35">
            <text:p>85.35</text:p>
          </table:table-cell>
          <table:table-cell table:number-columns-repeated="3"/>
        </table:table-row>
        <table:table-row table:style-name="ro3">
          <table:table-cell table:formula="of:=[.A71]+[.$C$4]" office:value-type="float" office:value="0.325">
            <text:p>0.3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2]=&quot;Accel&quot;;  [.$C$1];    IF([.B72]=&quot;Cruise&quot;; 0;       -[.$C$1]))" office:value-type="float" office:value="0">
            <text:p>0</text:p>
          </table:table-cell>
          <table:table-cell table:formula="of:=MAX(0;      MIN([.$C$2];          [.D71] + [.C72] * [.$C$4]))" office:value-type="float" office:value="300">
            <text:p>300</text:p>
          </table:table-cell>
          <table:table-cell table:formula="of:=[.E71] + [.D72] * [.$C$4]" office:value-type="float" office:value="86.85">
            <text:p>86.85</text:p>
          </table:table-cell>
          <table:table-cell table:number-columns-repeated="3"/>
        </table:table-row>
        <table:table-row table:style-name="ro3">
          <table:table-cell table:formula="of:=[.A72]+[.$C$4]" office:value-type="float" office:value="0.33">
            <text:p>0.3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3]=&quot;Accel&quot;;  [.$C$1];    IF([.B73]=&quot;Cruise&quot;; 0;       -[.$C$1]))" office:value-type="float" office:value="0">
            <text:p>0</text:p>
          </table:table-cell>
          <table:table-cell table:formula="of:=MAX(0;      MIN([.$C$2];          [.D72] + [.C73] * [.$C$4]))" office:value-type="float" office:value="300">
            <text:p>300</text:p>
          </table:table-cell>
          <table:table-cell table:formula="of:=[.E72] + [.D73] * [.$C$4]" office:value-type="float" office:value="88.35">
            <text:p>88.35</text:p>
          </table:table-cell>
          <table:table-cell table:number-columns-repeated="3"/>
        </table:table-row>
        <table:table-row table:style-name="ro3">
          <table:table-cell table:formula="of:=[.A73]+[.$C$4]" office:value-type="float" office:value="0.335">
            <text:p>0.3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4]=&quot;Accel&quot;;  [.$C$1];    IF([.B74]=&quot;Cruise&quot;; 0;       -[.$C$1]))" office:value-type="float" office:value="0">
            <text:p>0</text:p>
          </table:table-cell>
          <table:table-cell table:formula="of:=MAX(0;      MIN([.$C$2];          [.D73] + [.C74] * [.$C$4]))" office:value-type="float" office:value="300">
            <text:p>300</text:p>
          </table:table-cell>
          <table:table-cell table:formula="of:=[.E73] + [.D74] * [.$C$4]" office:value-type="float" office:value="89.85">
            <text:p>89.85</text:p>
          </table:table-cell>
          <table:table-cell table:number-columns-repeated="3"/>
        </table:table-row>
        <table:table-row table:style-name="ro3">
          <table:table-cell table:formula="of:=[.A74]+[.$C$4]" office:value-type="float" office:value="0.34">
            <text:p>0.3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5]=&quot;Accel&quot;;  [.$C$1];    IF([.B75]=&quot;Cruise&quot;; 0;       -[.$C$1]))" office:value-type="float" office:value="-3950">
            <text:p>-3950</text:p>
          </table:table-cell>
          <table:table-cell table:formula="of:=MAX(0;      MIN([.$C$2];          [.D74] + [.C75] * [.$C$4]))" office:value-type="float" office:value="280.25">
            <text:p>280.25</text:p>
          </table:table-cell>
          <table:table-cell table:formula="of:=[.E74] + [.D75] * [.$C$4]" office:value-type="float" office:value="91.25125">
            <text:p>91.25125</text:p>
          </table:table-cell>
          <table:table-cell table:number-columns-repeated="3"/>
        </table:table-row>
        <table:table-row table:style-name="ro3">
          <table:table-cell table:formula="of:=[.A75]+[.$C$4]" office:value-type="float" office:value="0.345">
            <text:p>0.3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6]=&quot;Accel&quot;;  [.$C$1];    IF([.B76]=&quot;Cruise&quot;; 0;       -[.$C$1]))" office:value-type="float" office:value="-3950">
            <text:p>-3950</text:p>
          </table:table-cell>
          <table:table-cell table:formula="of:=MAX(0;      MIN([.$C$2];          [.D75] + [.C76] * [.$C$4]))" office:value-type="float" office:value="260.5">
            <text:p>260.5</text:p>
          </table:table-cell>
          <table:table-cell table:formula="of:=[.E75] + [.D76] * [.$C$4]" office:value-type="float" office:value="92.55375">
            <text:p>92.55375</text:p>
          </table:table-cell>
          <table:table-cell table:number-columns-repeated="3"/>
        </table:table-row>
        <table:table-row table:style-name="ro3">
          <table:table-cell table:formula="of:=[.A76]+[.$C$4]" office:value-type="float" office:value="0.35">
            <text:p>0.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7]=&quot;Accel&quot;;  [.$C$1];    IF([.B77]=&quot;Cruise&quot;; 0;       -[.$C$1]))" office:value-type="float" office:value="-3950">
            <text:p>-3950</text:p>
          </table:table-cell>
          <table:table-cell table:formula="of:=MAX(0;      MIN([.$C$2];          [.D76] + [.C77] * [.$C$4]))" office:value-type="float" office:value="240.75">
            <text:p>240.75</text:p>
          </table:table-cell>
          <table:table-cell table:formula="of:=[.E76] + [.D77] * [.$C$4]" office:value-type="float" office:value="93.7575">
            <text:p>93.7575</text:p>
          </table:table-cell>
          <table:table-cell table:number-columns-repeated="3"/>
        </table:table-row>
        <table:table-row table:style-name="ro3">
          <table:table-cell table:formula="of:=[.A77]+[.$C$4]" office:value-type="float" office:value="0.355">
            <text:p>0.3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8]=&quot;Accel&quot;;  [.$C$1];    IF([.B78]=&quot;Cruise&quot;; 0;       -[.$C$1]))" office:value-type="float" office:value="-3950">
            <text:p>-3950</text:p>
          </table:table-cell>
          <table:table-cell table:formula="of:=MAX(0;      MIN([.$C$2];          [.D77] + [.C78] * [.$C$4]))" office:value-type="float" office:value="221">
            <text:p>221</text:p>
          </table:table-cell>
          <table:table-cell table:formula="of:=[.E77] + [.D78] * [.$C$4]" office:value-type="float" office:value="94.8625">
            <text:p>94.8625</text:p>
          </table:table-cell>
          <table:table-cell table:number-columns-repeated="3"/>
        </table:table-row>
        <table:table-row table:style-name="ro3">
          <table:table-cell table:formula="of:=[.A78]+[.$C$4]" office:value-type="float" office:value="0.36">
            <text:p>0.3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9]=&quot;Accel&quot;;  [.$C$1];    IF([.B79]=&quot;Cruise&quot;; 0;       -[.$C$1]))" office:value-type="float" office:value="-3950">
            <text:p>-3950</text:p>
          </table:table-cell>
          <table:table-cell table:formula="of:=MAX(0;      MIN([.$C$2];          [.D78] + [.C79] * [.$C$4]))" office:value-type="float" office:value="201.25">
            <text:p>201.25</text:p>
          </table:table-cell>
          <table:table-cell table:formula="of:=[.E78] + [.D79] * [.$C$4]" office:value-type="float" office:value="95.86875">
            <text:p>95.86875</text:p>
          </table:table-cell>
          <table:table-cell table:number-columns-repeated="3"/>
        </table:table-row>
        <table:table-row table:style-name="ro3">
          <table:table-cell table:formula="of:=[.A79]+[.$C$4]" office:value-type="float" office:value="0.365">
            <text:p>0.3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0]=&quot;Accel&quot;;  [.$C$1];    IF([.B80]=&quot;Cruise&quot;; 0;       -[.$C$1]))" office:value-type="float" office:value="-3950">
            <text:p>-3950</text:p>
          </table:table-cell>
          <table:table-cell table:formula="of:=MAX(0;      MIN([.$C$2];          [.D79] + [.C80] * [.$C$4]))" office:value-type="float" office:value="181.5">
            <text:p>181.5</text:p>
          </table:table-cell>
          <table:table-cell table:formula="of:=[.E79] + [.D80] * [.$C$4]" office:value-type="float" office:value="96.77625">
            <text:p>96.77625</text:p>
          </table:table-cell>
          <table:table-cell table:number-columns-repeated="3"/>
        </table:table-row>
        <table:table-row table:style-name="ro3">
          <table:table-cell table:formula="of:=[.A80]+[.$C$4]" office:value-type="float" office:value="0.37">
            <text:p>0.3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1]=&quot;Accel&quot;;  [.$C$1];    IF([.B81]=&quot;Cruise&quot;; 0;       -[.$C$1]))" office:value-type="float" office:value="-3950">
            <text:p>-3950</text:p>
          </table:table-cell>
          <table:table-cell table:formula="of:=MAX(0;      MIN([.$C$2];          [.D80] + [.C81] * [.$C$4]))" office:value-type="float" office:value="161.75">
            <text:p>161.75</text:p>
          </table:table-cell>
          <table:table-cell table:formula="of:=[.E80] + [.D81] * [.$C$4]" office:value-type="float" office:value="97.585">
            <text:p>97.585</text:p>
          </table:table-cell>
          <table:table-cell table:number-columns-repeated="3"/>
        </table:table-row>
        <table:table-row table:style-name="ro3">
          <table:table-cell table:formula="of:=[.A81]+[.$C$4]" office:value-type="float" office:value="0.375">
            <text:p>0.3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2]=&quot;Accel&quot;;  [.$C$1];    IF([.B82]=&quot;Cruise&quot;; 0;       -[.$C$1]))" office:value-type="float" office:value="-3950">
            <text:p>-3950</text:p>
          </table:table-cell>
          <table:table-cell table:formula="of:=MAX(0;      MIN([.$C$2];          [.D81] + [.C82] * [.$C$4]))" office:value-type="float" office:value="142">
            <text:p>142</text:p>
          </table:table-cell>
          <table:table-cell table:formula="of:=[.E81] + [.D82] * [.$C$4]" office:value-type="float" office:value="98.295">
            <text:p>98.295</text:p>
          </table:table-cell>
          <table:table-cell table:number-columns-repeated="3"/>
        </table:table-row>
        <table:table-row table:style-name="ro3">
          <table:table-cell table:formula="of:=[.A82]+[.$C$4]" office:value-type="float" office:value="0.38">
            <text:p>0.3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3]=&quot;Accel&quot;;  [.$C$1];    IF([.B83]=&quot;Cruise&quot;; 0;       -[.$C$1]))" office:value-type="float" office:value="-3950">
            <text:p>-3950</text:p>
          </table:table-cell>
          <table:table-cell table:formula="of:=MAX(0;      MIN([.$C$2];          [.D82] + [.C83] * [.$C$4]))" office:value-type="float" office:value="122.25">
            <text:p>122.25</text:p>
          </table:table-cell>
          <table:table-cell table:formula="of:=[.E82] + [.D83] * [.$C$4]" office:value-type="float" office:value="98.90625">
            <text:p>98.90625</text:p>
          </table:table-cell>
          <table:table-cell table:number-columns-repeated="3"/>
        </table:table-row>
        <table:table-row table:style-name="ro3">
          <table:table-cell table:formula="of:=[.A83]+[.$C$4]" office:value-type="float" office:value="0.385">
            <text:p>0.3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4]=&quot;Accel&quot;;  [.$C$1];    IF([.B84]=&quot;Cruise&quot;; 0;       -[.$C$1]))" office:value-type="float" office:value="-3950">
            <text:p>-3950</text:p>
          </table:table-cell>
          <table:table-cell table:formula="of:=MAX(0;      MIN([.$C$2];          [.D83] + [.C84] * [.$C$4]))" office:value-type="float" office:value="102.5">
            <text:p>102.5</text:p>
          </table:table-cell>
          <table:table-cell table:formula="of:=[.E83] + [.D84] * [.$C$4]" office:value-type="float" office:value="99.41875">
            <text:p>99.41875</text:p>
          </table:table-cell>
          <table:table-cell table:number-columns-repeated="3"/>
        </table:table-row>
        <table:table-row table:style-name="ro3">
          <table:table-cell table:formula="of:=[.A84]+[.$C$4]" office:value-type="float" office:value="0.39">
            <text:p>0.3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5]=&quot;Accel&quot;;  [.$C$1];    IF([.B85]=&quot;Cruise&quot;; 0;       -[.$C$1]))" office:value-type="float" office:value="-3950">
            <text:p>-3950</text:p>
          </table:table-cell>
          <table:table-cell table:formula="of:=MAX(0;      MIN([.$C$2];          [.D84] + [.C85] * [.$C$4]))" office:value-type="float" office:value="82.75">
            <text:p>82.75</text:p>
          </table:table-cell>
          <table:table-cell table:formula="of:=[.E84] + [.D85] * [.$C$4]" office:value-type="float" office:value="99.8325">
            <text:p>99.8325</text:p>
          </table:table-cell>
          <table:table-cell table:number-columns-repeated="3"/>
        </table:table-row>
        <table:table-row table:style-name="ro3">
          <table:table-cell table:formula="of:=[.A85]+[.$C$4]" office:value-type="float" office:value="0.395">
            <text:p>0.3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6]=&quot;Accel&quot;;  [.$C$1];    IF([.B86]=&quot;Cruise&quot;; 0;       -[.$C$1]))" office:value-type="float" office:value="-3950">
            <text:p>-3950</text:p>
          </table:table-cell>
          <table:table-cell table:formula="of:=MAX(0;      MIN([.$C$2];          [.D85] + [.C86] * [.$C$4]))" office:value-type="float" office:value="63">
            <text:p>63</text:p>
          </table:table-cell>
          <table:table-cell table:formula="of:=[.E85] + [.D86] * [.$C$4]" office:value-type="float" office:value="100.1475">
            <text:p>100.1475</text:p>
          </table:table-cell>
          <table:table-cell table:number-columns-repeated="3"/>
        </table:table-row>
        <table:table-row table:style-name="ro3">
          <table:table-cell table:formula="of:=[.A86]+[.$C$4]" office:value-type="float" office:value="0.4">
            <text:p>0.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7]=&quot;Accel&quot;;  [.$C$1];    IF([.B87]=&quot;Cruise&quot;; 0;       -[.$C$1]))" office:value-type="float" office:value="-3950">
            <text:p>-3950</text:p>
          </table:table-cell>
          <table:table-cell table:formula="of:=MAX(0;      MIN([.$C$2];          [.D86] + [.C87] * [.$C$4]))" office:value-type="float" office:value="43.25">
            <text:p>43.25</text:p>
          </table:table-cell>
          <table:table-cell table:formula="of:=[.E86] + [.D87] * [.$C$4]" office:value-type="float" office:value="100.36375">
            <text:p>100.36375</text:p>
          </table:table-cell>
          <table:table-cell table:number-columns-repeated="3"/>
        </table:table-row>
        <table:table-row table:style-name="ro3">
          <table:table-cell table:formula="of:=[.A87]+[.$C$4]" office:value-type="float" office:value="0.405">
            <text:p>0.4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8]=&quot;Accel&quot;;  [.$C$1];    IF([.B88]=&quot;Cruise&quot;; 0;       -[.$C$1]))" office:value-type="float" office:value="-3950">
            <text:p>-3950</text:p>
          </table:table-cell>
          <table:table-cell table:formula="of:=MAX(0;      MIN([.$C$2];          [.D87] + [.C88] * [.$C$4]))" office:value-type="float" office:value="23.5">
            <text:p>23.5</text:p>
          </table:table-cell>
          <table:table-cell table:formula="of:=[.E87] + [.D88] * [.$C$4]" office:value-type="float" office:value="100.48125">
            <text:p>100.48125</text:p>
          </table:table-cell>
          <table:table-cell table:number-columns-repeated="3"/>
        </table:table-row>
        <table:table-row table:style-name="ro3">
          <table:table-cell table:formula="of:=[.A88]+[.$C$4]" office:value-type="float" office:value="0.41">
            <text:p>0.4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9]=&quot;Accel&quot;;  [.$C$1];    IF([.B89]=&quot;Cruise&quot;; 0;       -[.$C$1]))" office:value-type="float" office:value="-3950">
            <text:p>-3950</text:p>
          </table:table-cell>
          <table:table-cell table:formula="of:=MAX(0;      MIN([.$C$2];          [.D88] + [.C89] * [.$C$4]))" office:value-type="float" office:value="3.75">
            <text:p>3.75</text:p>
          </table:table-cell>
          <table:table-cell table:formula="of:=[.E88] + [.D89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89]+[.$C$4]" office:value-type="float" office:value="0.415">
            <text:p>0.4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0]=&quot;Accel&quot;;  [.$C$1];    IF([.B90]=&quot;Cruise&quot;; 0;       -[.$C$1]))" office:value-type="float" office:value="-3950">
            <text:p>-3950</text:p>
          </table:table-cell>
          <table:table-cell table:formula="of:=MAX(0;      MIN([.$C$2];          [.D89] + [.C90] * [.$C$4]))" office:value-type="float" office:value="0">
            <text:p>0</text:p>
          </table:table-cell>
          <table:table-cell table:formula="of:=[.E89] + [.D90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0]+[.$C$4]" office:value-type="float" office:value="0.42">
            <text:p>0.4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1]=&quot;Accel&quot;;  [.$C$1];    IF([.B91]=&quot;Cruise&quot;; 0;       -[.$C$1]))" office:value-type="float" office:value="-3950">
            <text:p>-3950</text:p>
          </table:table-cell>
          <table:table-cell table:formula="of:=MAX(0;      MIN([.$C$2];          [.D90] + [.C91] * [.$C$4]))" office:value-type="float" office:value="0">
            <text:p>0</text:p>
          </table:table-cell>
          <table:table-cell table:formula="of:=[.E90] + [.D91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1]+[.$C$4]" office:value-type="float" office:value="0.425">
            <text:p>0.4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2]=&quot;Accel&quot;;  [.$C$1];    IF([.B92]=&quot;Cruise&quot;; 0;       -[.$C$1]))" office:value-type="float" office:value="-3950">
            <text:p>-3950</text:p>
          </table:table-cell>
          <table:table-cell table:formula="of:=MAX(0;      MIN([.$C$2];          [.D91] + [.C92] * [.$C$4]))" office:value-type="float" office:value="0">
            <text:p>0</text:p>
          </table:table-cell>
          <table:table-cell table:formula="of:=[.E91] + [.D92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2]+[.$C$4]" office:value-type="float" office:value="0.43">
            <text:p>0.4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3]=&quot;Accel&quot;;  [.$C$1];    IF([.B93]=&quot;Cruise&quot;; 0;       -[.$C$1]))" office:value-type="float" office:value="-3950">
            <text:p>-3950</text:p>
          </table:table-cell>
          <table:table-cell table:formula="of:=MAX(0;      MIN([.$C$2];          [.D92] + [.C93] * [.$C$4]))" office:value-type="float" office:value="0">
            <text:p>0</text:p>
          </table:table-cell>
          <table:table-cell table:formula="of:=[.E92] + [.D93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3]+[.$C$4]" office:value-type="float" office:value="0.435">
            <text:p>0.4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4]=&quot;Accel&quot;;  [.$C$1];    IF([.B94]=&quot;Cruise&quot;; 0;       -[.$C$1]))" office:value-type="float" office:value="-3950">
            <text:p>-3950</text:p>
          </table:table-cell>
          <table:table-cell table:formula="of:=MAX(0;      MIN([.$C$2];          [.D93] + [.C94] * [.$C$4]))" office:value-type="float" office:value="0">
            <text:p>0</text:p>
          </table:table-cell>
          <table:table-cell table:formula="of:=[.E93] + [.D94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4]+[.$C$4]" office:value-type="float" office:value="0.44">
            <text:p>0.4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5]=&quot;Accel&quot;;  [.$C$1];    IF([.B95]=&quot;Cruise&quot;; 0;       -[.$C$1]))" office:value-type="float" office:value="-3950">
            <text:p>-3950</text:p>
          </table:table-cell>
          <table:table-cell table:formula="of:=MAX(0;      MIN([.$C$2];          [.D94] + [.C95] * [.$C$4]))" office:value-type="float" office:value="0">
            <text:p>0</text:p>
          </table:table-cell>
          <table:table-cell table:formula="of:=[.E94] + [.D95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5]+[.$C$4]" office:value-type="float" office:value="0.445">
            <text:p>0.4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6]=&quot;Accel&quot;;  [.$C$1];    IF([.B96]=&quot;Cruise&quot;; 0;       -[.$C$1]))" office:value-type="float" office:value="-3950">
            <text:p>-3950</text:p>
          </table:table-cell>
          <table:table-cell table:formula="of:=MAX(0;      MIN([.$C$2];          [.D95] + [.C96] * [.$C$4]))" office:value-type="float" office:value="0">
            <text:p>0</text:p>
          </table:table-cell>
          <table:table-cell table:formula="of:=[.E95] + [.D96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6]+[.$C$4]" office:value-type="float" office:value="0.45">
            <text:p>0.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7]=&quot;Accel&quot;;  [.$C$1];    IF([.B97]=&quot;Cruise&quot;; 0;       -[.$C$1]))" office:value-type="float" office:value="-3950">
            <text:p>-3950</text:p>
          </table:table-cell>
          <table:table-cell table:formula="of:=MAX(0;      MIN([.$C$2];          [.D96] + [.C97] * [.$C$4]))" office:value-type="float" office:value="0">
            <text:p>0</text:p>
          </table:table-cell>
          <table:table-cell table:formula="of:=[.E96] + [.D97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7]+[.$C$4]" office:value-type="float" office:value="0.455">
            <text:p>0.4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8]=&quot;Accel&quot;;  [.$C$1];    IF([.B98]=&quot;Cruise&quot;; 0;       -[.$C$1]))" office:value-type="float" office:value="-3950">
            <text:p>-3950</text:p>
          </table:table-cell>
          <table:table-cell table:formula="of:=MAX(0;      MIN([.$C$2];          [.D97] + [.C98] * [.$C$4]))" office:value-type="float" office:value="0">
            <text:p>0</text:p>
          </table:table-cell>
          <table:table-cell table:formula="of:=[.E97] + [.D98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8]+[.$C$4]" office:value-type="float" office:value="0.46">
            <text:p>0.4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9]=&quot;Accel&quot;;  [.$C$1];    IF([.B99]=&quot;Cruise&quot;; 0;       -[.$C$1]))" office:value-type="float" office:value="-3950">
            <text:p>-3950</text:p>
          </table:table-cell>
          <table:table-cell table:formula="of:=MAX(0;      MIN([.$C$2];          [.D98] + [.C99] * [.$C$4]))" office:value-type="float" office:value="0">
            <text:p>0</text:p>
          </table:table-cell>
          <table:table-cell table:formula="of:=[.E98] + [.D99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9]+[.$C$4]" office:value-type="float" office:value="0.465">
            <text:p>0.4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100]=&quot;Accel&quot;;  [.$C$1];    IF([.B100]=&quot;Cruise&quot;; 0;       -[.$C$1]))" office:value-type="float" office:value="-3950">
            <text:p>-3950</text:p>
          </table:table-cell>
          <table:table-cell table:formula="of:=MAX(0;      MIN([.$C$2];          [.D99] + [.C100] * [.$C$4]))" office:value-type="float" office:value="0">
            <text:p>0</text:p>
          </table:table-cell>
          <table:table-cell table:formula="of:=[.E99] + [.D100] * [.$C$4]" office:value-type="float" office:value="100.5">
            <text:p>100.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872" table:default-cell-style-name="Default"/>
        <table:table-row table:style-name="ro4">
          <table:table-cell table:style-name="ce1" office:value-type="string">
            <text:p>a_max (mm/s²)</text:p>
          </table:table-cell>
          <table:table-cell/>
          <table:table-cell table:style-name="ce6" office:value-type="float" office:value="50">
            <text:p>50</text:p>
          </table:table-cell>
          <table:table-cell table:style-name="Default" table:number-columns-repeated="2"/>
          <table:table-cell table:number-columns-repeated="872"/>
        </table:table-row>
        <table:table-row table:style-name="ro5">
          <table:table-cell table:style-name="ce1" office:value-type="string">
            <text:p>v_max (mm/s)</text:p>
          </table:table-cell>
          <table:table-cell/>
          <table:table-cell table:style-name="ce6" office:value-type="float" office:value="10">
            <text:p>10</text:p>
          </table:table-cell>
          <table:table-cell table:style-name="Default" table:number-columns-repeated="2"/>
          <table:table-cell table:number-columns-repeated="872"/>
        </table:table-row>
        <table:table-row table:style-name="ro6">
          <table:table-cell table:style-name="ce1" office:value-type="string">
            <text:p>distance (mm)</text:p>
          </table:table-cell>
          <table:table-cell/>
          <table:table-cell table:style-name="ce6" office:value-type="float" office:value="100">
            <text:p>100</text:p>
          </table:table-cell>
          <table:table-cell table:style-name="Default" table:number-columns-repeated="2"/>
          <table:table-cell table:number-columns-repeated="872"/>
        </table:table-row>
        <table:table-row table:style-name="ro6">
          <table:table-cell table:style-name="ce1" office:value-type="string">
            <text:p>time step (s)</text:p>
          </table:table-cell>
          <table:table-cell/>
          <table:table-cell table:style-name="ce7" office:value-type="float" office:value="0.005">
            <text:p>0.005</text:p>
          </table:table-cell>
          <table:table-cell table:style-name="Default" table:number-columns-repeated="2"/>
          <table:table-cell table:number-columns-repeated="872"/>
        </table:table-row>
        <table:table-row table:style-name="ro3">
          <table:table-cell table:style-name="ce4" office:value-type="string">
            <text:p>effective ac/decel time (s)</text:p>
          </table:table-cell>
          <table:table-cell/>
          <table:table-cell table:style-name="ce8" table:formula="of:=IF(   [.$C$3] &gt; 2*0.5*[.$C$1]*([.$C$2]/[.$C$1])^2;   [.$C$2]/[.$C$1];   SQRT([.$C$3]/[.$C$1]) )" office:value-type="float" office:value="0.2">
            <text:p>0.200</text:p>
          </table:table-cell>
          <table:table-cell table:style-name="Default" table:number-columns-repeated="2"/>
          <table:table-cell table:number-columns-repeated="872"/>
        </table:table-row>
        <table:table-row table:style-name="ro3">
          <table:table-cell table:style-name="ce4" office:value-type="string">
            <text:p>ac/decel distance (mm)</text:p>
          </table:table-cell>
          <table:table-cell/>
          <table:table-cell table:style-name="ce8" table:formula="of:=0.5*[.$C$1]*[.C5]^2" office:value-type="float" office:value="1">
            <text:p>1.000</text:p>
          </table:table-cell>
          <table:table-cell table:style-name="Default" table:number-columns-repeated="2"/>
          <table:table-cell table:number-columns-repeated="872"/>
        </table:table-row>
        <table:table-row table:style-name="ro3">
          <table:table-cell table:style-name="ce4" office:value-type="string">
            <text:p>cruise time (s)</text:p>
          </table:table-cell>
          <table:table-cell/>
          <table:table-cell table:style-name="ce8" table:formula="of:=IF(   [.$C$3] &gt; 2*[.C6];   ([.$C$3] - 2*[.C6])/[.$C$2];   0 )" office:value-type="float" office:value="9.8">
            <text:p>9.800</text:p>
          </table:table-cell>
          <table:table-cell table:style-name="Default" table:number-columns-repeated="2"/>
          <table:table-cell table:number-columns-repeated="872"/>
        </table:table-row>
        <table:table-row table:style-name="ro3">
          <table:table-cell table:style-name="ce4" office:value-type="string">
            <text:p>total time (s)</text:p>
          </table:table-cell>
          <table:table-cell/>
          <table:table-cell table:style-name="ce8" table:formula="of:=2*[.C5] + [.C7]" office:value-type="float" office:value="10.2">
            <text:p>10.200</text:p>
          </table:table-cell>
          <table:table-cell table:style-name="Default" table:number-columns-repeated="2"/>
          <table:table-cell table:number-columns-repeated="872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872"/>
        </table:table-row>
        <table:table-row table:style-name="ro4">
          <table:table-cell table:style-name="ce2" office:value-type="string">
            <text:p>Time (s)</text:p>
          </table:table-cell>
          <table:table-cell table:style-name="ce2" office:value-type="string">
            <text:p>Phase</text:p>
          </table:table-cell>
          <table:table-cell table:style-name="ce2" office:value-type="string">
            <text:p>Accel (mm/s²)</text:p>
          </table:table-cell>
          <table:table-cell table:style-name="ce2" office:value-type="string">
            <text:p>Velocity (mm/s)</text:p>
          </table:table-cell>
          <table:table-cell table:style-name="ce2" office:value-type="string">
            <text:p>Position (mm)</text:p>
          </table:table-cell>
          <table:table-cell table:number-columns-repeated="872"/>
        </table:table-row>
        <table:table-row table:style-name="ro3">
          <table:table-cell office:value-type="float" office:value="0">
            <text:p>0.000</text:p>
          </table:table-cell>
          <table:table-cell table:formula="of:=IF(   [.A11] &lt; [.$C$5];   &quot;Accel&quot;;   IF(     [.A11] &lt; [.$C$5] + [.$C$7];     &quot;Cruise&quot;;     IF(       [.A11] &lt; [.$C$8];       &quot;Decel&quot;;       &quot;Stop&quot;     )   ) )" office:value-type="string" office:string-value="Accel">
            <text:p>Accel</text:p>
          </table:table-cell>
          <table:table-cell table:formula="of:=IF(   [.B11]=&quot;Accel&quot;;   [.$C$1];   IF(     [.B11]=&quot;Cruise&quot;;     0;     IF([.B11]=&quot;Decel&quot;; -[.$C$1]; 0)   ) )" office:value-type="float" office:value="50">
            <text:p>50</text:p>
          </table:table-cell>
          <table:table-cell table:number-columns-repeated="2" office:value-type="float" office:value="0">
            <text:p>0.00</text:p>
          </table:table-cell>
          <table:table-cell table:number-columns-repeated="872"/>
        </table:table-row>
        <table:table-row table:style-name="ro3">
          <table:table-cell table:formula="of:=[.A11]+[.$C$4]" office:value-type="float" office:value="0.005">
            <text:p>0.005</text:p>
          </table:table-cell>
          <table:table-cell table:formula="of:=IF(   [.A12] &lt; [.$C$5];   &quot;Accel&quot;;   IF(     [.A12] &lt; [.$C$5] + [.$C$7];     &quot;Cruise&quot;;     IF(       [.A12] &lt; [.$C$8];       &quot;Decel&quot;;       &quot;Stop&quot;     )   ) )" office:value-type="string" office:string-value="Accel">
            <text:p>Accel</text:p>
          </table:table-cell>
          <table:table-cell table:formula="of:=IF(   [.B12]=&quot;Accel&quot;;   [.$C$1];   IF(     [.B12]=&quot;Cruise&quot;;     0;     IF([.B12]=&quot;Decel&quot;; -[.$C$1]; 0)   ) )" office:value-type="float" office:value="50">
            <text:p>50</text:p>
          </table:table-cell>
          <table:table-cell table:formula="of:=IF(   [.B12]=&quot;Stop&quot;;   0;   MAX(     0;     MIN(       [.$C$2];       [.D11] + [.C12] * [.$C$4]     )   ) )" office:value-type="float" office:value="0.25">
            <text:p>0.25</text:p>
          </table:table-cell>
          <table:table-cell table:formula="of:=IF(   [.B12]=&quot;Stop&quot;;   [.$C$3];   [.E11] + [.D12] * [.$C$4] )" office:value-type="float" office:value="0.00125">
            <text:p>0.00</text:p>
          </table:table-cell>
          <table:table-cell table:number-columns-repeated="872"/>
        </table:table-row>
        <table:table-row table:style-name="ro3">
          <table:table-cell table:formula="of:=[.A12]+[.$C$4]" office:value-type="float" office:value="0.01">
            <text:p>0.010</text:p>
          </table:table-cell>
          <table:table-cell table:formula="of:=IF(   [.A13] &lt; [.$C$5];   &quot;Accel&quot;;   IF(     [.A13] &lt; [.$C$5] + [.$C$7];     &quot;Cruise&quot;;     IF(       [.A13] &lt; [.$C$8];       &quot;Decel&quot;;       &quot;Stop&quot;     )   ) )" office:value-type="string" office:string-value="Accel">
            <text:p>Accel</text:p>
          </table:table-cell>
          <table:table-cell table:formula="of:=IF(   [.B13]=&quot;Accel&quot;;   [.$C$1];   IF(     [.B13]=&quot;Cruise&quot;;     0;     IF([.B13]=&quot;Decel&quot;; -[.$C$1]; 0)   ) )" office:value-type="float" office:value="50">
            <text:p>50</text:p>
          </table:table-cell>
          <table:table-cell table:formula="of:=IF(   [.B13]=&quot;Stop&quot;;   0;   MAX(     0;     MIN(       [.$C$2];       [.D12] + [.C13] * [.$C$4]     )   ) )" office:value-type="float" office:value="0.5">
            <text:p>0.50</text:p>
          </table:table-cell>
          <table:table-cell table:formula="of:=IF(   [.B13]=&quot;Stop&quot;;   [.$C$3];   [.E12] + [.D13] * [.$C$4] )" office:value-type="float" office:value="0.00375">
            <text:p>0.00</text:p>
          </table:table-cell>
          <table:table-cell table:number-columns-repeated="872"/>
        </table:table-row>
        <table:table-row table:style-name="ro3">
          <table:table-cell table:formula="of:=[.A13]+[.$C$4]" office:value-type="float" office:value="0.015">
            <text:p>0.015</text:p>
          </table:table-cell>
          <table:table-cell table:formula="of:=IF(   [.A14] &lt; [.$C$5];   &quot;Accel&quot;;   IF(     [.A14] &lt; [.$C$5] + [.$C$7];     &quot;Cruise&quot;;     IF(       [.A14] &lt; [.$C$8];       &quot;Decel&quot;;       &quot;Stop&quot;     )   ) )" office:value-type="string" office:string-value="Accel">
            <text:p>Accel</text:p>
          </table:table-cell>
          <table:table-cell table:formula="of:=IF(   [.B14]=&quot;Accel&quot;;   [.$C$1];   IF(     [.B14]=&quot;Cruise&quot;;     0;     IF([.B14]=&quot;Decel&quot;; -[.$C$1]; 0)   ) )" office:value-type="float" office:value="50">
            <text:p>50</text:p>
          </table:table-cell>
          <table:table-cell table:formula="of:=IF(   [.B14]=&quot;Stop&quot;;   0;   MAX(     0;     MIN(       [.$C$2];       [.D13] + [.C14] * [.$C$4]     )   ) )" office:value-type="float" office:value="0.75">
            <text:p>0.75</text:p>
          </table:table-cell>
          <table:table-cell table:formula="of:=IF(   [.B14]=&quot;Stop&quot;;   [.$C$3];   [.E13] + [.D14] * [.$C$4] )" office:value-type="float" office:value="0.0075">
            <text:p>0.01</text:p>
          </table:table-cell>
          <table:table-cell table:number-columns-repeated="872"/>
        </table:table-row>
        <table:table-row table:style-name="ro3">
          <table:table-cell table:formula="of:=[.A14]+[.$C$4]" office:value-type="float" office:value="0.02">
            <text:p>0.020</text:p>
          </table:table-cell>
          <table:table-cell table:formula="of:=IF(   [.A15] &lt; [.$C$5];   &quot;Accel&quot;;   IF(     [.A15] &lt; [.$C$5] + [.$C$7];     &quot;Cruise&quot;;     IF(       [.A15] &lt; [.$C$8];       &quot;Decel&quot;;       &quot;Stop&quot;     )   ) )" office:value-type="string" office:string-value="Accel">
            <text:p>Accel</text:p>
          </table:table-cell>
          <table:table-cell table:formula="of:=IF(   [.B15]=&quot;Accel&quot;;   [.$C$1];   IF(     [.B15]=&quot;Cruise&quot;;     0;     IF([.B15]=&quot;Decel&quot;; -[.$C$1]; 0)   ) )" office:value-type="float" office:value="50">
            <text:p>50</text:p>
          </table:table-cell>
          <table:table-cell table:formula="of:=IF(   [.B15]=&quot;Stop&quot;;   0;   MAX(     0;     MIN(       [.$C$2];       [.D14] + [.C15] * [.$C$4]     )   ) )" office:value-type="float" office:value="1">
            <text:p>1.00</text:p>
          </table:table-cell>
          <table:table-cell table:formula="of:=IF(   [.B15]=&quot;Stop&quot;;   [.$C$3];   [.E14] + [.D15] * [.$C$4] )" office:value-type="float" office:value="0.0125">
            <text:p>0.01</text:p>
          </table:table-cell>
          <table:table-cell table:number-columns-repeated="872"/>
        </table:table-row>
        <table:table-row table:style-name="ro3">
          <table:table-cell table:formula="of:=[.A15]+[.$C$4]" office:value-type="float" office:value="0.025">
            <text:p>0.025</text:p>
          </table:table-cell>
          <table:table-cell table:formula="of:=IF(   [.A16] &lt; [.$C$5];   &quot;Accel&quot;;   IF(     [.A16] &lt; [.$C$5] + [.$C$7];     &quot;Cruise&quot;;     IF(       [.A16] &lt; [.$C$8];       &quot;Decel&quot;;       &quot;Stop&quot;     )   ) )" office:value-type="string" office:string-value="Accel">
            <text:p>Accel</text:p>
          </table:table-cell>
          <table:table-cell table:formula="of:=IF(   [.B16]=&quot;Accel&quot;;   [.$C$1];   IF(     [.B16]=&quot;Cruise&quot;;     0;     IF([.B16]=&quot;Decel&quot;; -[.$C$1]; 0)   ) )" office:value-type="float" office:value="50">
            <text:p>50</text:p>
          </table:table-cell>
          <table:table-cell table:formula="of:=IF(   [.B16]=&quot;Stop&quot;;   0;   MAX(     0;     MIN(       [.$C$2];       [.D15] + [.C16] * [.$C$4]     )   ) )" office:value-type="float" office:value="1.25">
            <text:p>1.25</text:p>
          </table:table-cell>
          <table:table-cell table:formula="of:=IF(   [.B16]=&quot;Stop&quot;;   [.$C$3];   [.E15] + [.D16] * [.$C$4] )" office:value-type="float" office:value="0.01875">
            <text:p>0.02</text:p>
          </table:table-cell>
          <table:table-cell table:number-columns-repeated="872"/>
        </table:table-row>
        <table:table-row table:style-name="ro3">
          <table:table-cell table:formula="of:=[.A16]+[.$C$4]" office:value-type="float" office:value="0.03">
            <text:p>0.030</text:p>
          </table:table-cell>
          <table:table-cell table:formula="of:=IF(   [.A17] &lt; [.$C$5];   &quot;Accel&quot;;   IF(     [.A17] &lt; [.$C$5] + [.$C$7];     &quot;Cruise&quot;;     IF(       [.A17] &lt; [.$C$8];       &quot;Decel&quot;;       &quot;Stop&quot;     )   ) )" office:value-type="string" office:string-value="Accel">
            <text:p>Accel</text:p>
          </table:table-cell>
          <table:table-cell table:formula="of:=IF(   [.B17]=&quot;Accel&quot;;   [.$C$1];   IF(     [.B17]=&quot;Cruise&quot;;     0;     IF([.B17]=&quot;Decel&quot;; -[.$C$1]; 0)   ) )" office:value-type="float" office:value="50">
            <text:p>50</text:p>
          </table:table-cell>
          <table:table-cell table:formula="of:=IF(   [.B17]=&quot;Stop&quot;;   0;   MAX(     0;     MIN(       [.$C$2];       [.D16] + [.C17] * [.$C$4]     )   ) )" office:value-type="float" office:value="1.5">
            <text:p>1.50</text:p>
          </table:table-cell>
          <table:table-cell table:formula="of:=IF(   [.B17]=&quot;Stop&quot;;   [.$C$3];   [.E16] + [.D17] * [.$C$4] )" office:value-type="float" office:value="0.02625">
            <text:p>0.03</text:p>
          </table:table-cell>
          <table:table-cell table:number-columns-repeated="872"/>
        </table:table-row>
        <table:table-row table:style-name="ro3">
          <table:table-cell table:formula="of:=[.A17]+[.$C$4]" office:value-type="float" office:value="0.035">
            <text:p>0.035</text:p>
          </table:table-cell>
          <table:table-cell table:formula="of:=IF(   [.A18] &lt; [.$C$5];   &quot;Accel&quot;;   IF(     [.A18] &lt; [.$C$5] + [.$C$7];     &quot;Cruise&quot;;     IF(       [.A18] &lt; [.$C$8];       &quot;Decel&quot;;       &quot;Stop&quot;     )   ) )" office:value-type="string" office:string-value="Accel">
            <text:p>Accel</text:p>
          </table:table-cell>
          <table:table-cell table:formula="of:=IF(   [.B18]=&quot;Accel&quot;;   [.$C$1];   IF(     [.B18]=&quot;Cruise&quot;;     0;     IF([.B18]=&quot;Decel&quot;; -[.$C$1]; 0)   ) )" office:value-type="float" office:value="50">
            <text:p>50</text:p>
          </table:table-cell>
          <table:table-cell table:formula="of:=IF(   [.B18]=&quot;Stop&quot;;   0;   MAX(     0;     MIN(       [.$C$2];       [.D17] + [.C18] * [.$C$4]     )   ) )" office:value-type="float" office:value="1.75">
            <text:p>1.75</text:p>
          </table:table-cell>
          <table:table-cell table:formula="of:=IF(   [.B18]=&quot;Stop&quot;;   [.$C$3];   [.E17] + [.D18] * [.$C$4] )" office:value-type="float" office:value="0.035">
            <text:p>0.04</text:p>
          </table:table-cell>
          <table:table-cell table:number-columns-repeated="872"/>
        </table:table-row>
        <table:table-row table:style-name="ro3">
          <table:table-cell table:formula="of:=[.A18]+[.$C$4]" office:value-type="float" office:value="0.04">
            <text:p>0.040</text:p>
          </table:table-cell>
          <table:table-cell table:formula="of:=IF(   [.A19] &lt; [.$C$5];   &quot;Accel&quot;;   IF(     [.A19] &lt; [.$C$5] + [.$C$7];     &quot;Cruise&quot;;     IF(       [.A19] &lt; [.$C$8];       &quot;Decel&quot;;       &quot;Stop&quot;     )   ) )" office:value-type="string" office:string-value="Accel">
            <text:p>Accel</text:p>
          </table:table-cell>
          <table:table-cell table:formula="of:=IF(   [.B19]=&quot;Accel&quot;;   [.$C$1];   IF(     [.B19]=&quot;Cruise&quot;;     0;     IF([.B19]=&quot;Decel&quot;; -[.$C$1]; 0)   ) )" office:value-type="float" office:value="50">
            <text:p>50</text:p>
          </table:table-cell>
          <table:table-cell table:formula="of:=IF(   [.B19]=&quot;Stop&quot;;   0;   MAX(     0;     MIN(       [.$C$2];       [.D18] + [.C19] * [.$C$4]     )   ) )" office:value-type="float" office:value="2">
            <text:p>2.00</text:p>
          </table:table-cell>
          <table:table-cell table:formula="of:=IF(   [.B19]=&quot;Stop&quot;;   [.$C$3];   [.E18] + [.D19] * [.$C$4] )" office:value-type="float" office:value="0.045">
            <text:p>0.05</text:p>
          </table:table-cell>
          <table:table-cell table:number-columns-repeated="872"/>
        </table:table-row>
        <table:table-row table:style-name="ro3">
          <table:table-cell table:formula="of:=[.A19]+[.$C$4]" office:value-type="float" office:value="0.045">
            <text:p>0.045</text:p>
          </table:table-cell>
          <table:table-cell table:formula="of:=IF(   [.A20] &lt; [.$C$5];   &quot;Accel&quot;;   IF(     [.A20] &lt; [.$C$5] + [.$C$7];     &quot;Cruise&quot;;     IF(       [.A20] &lt; [.$C$8];       &quot;Decel&quot;;       &quot;Stop&quot;     )   ) )" office:value-type="string" office:string-value="Accel">
            <text:p>Accel</text:p>
          </table:table-cell>
          <table:table-cell table:formula="of:=IF(   [.B20]=&quot;Accel&quot;;   [.$C$1];   IF(     [.B20]=&quot;Cruise&quot;;     0;     IF([.B20]=&quot;Decel&quot;; -[.$C$1]; 0)   ) )" office:value-type="float" office:value="50">
            <text:p>50</text:p>
          </table:table-cell>
          <table:table-cell table:formula="of:=IF(   [.B20]=&quot;Stop&quot;;   0;   MAX(     0;     MIN(       [.$C$2];       [.D19] + [.C20] * [.$C$4]     )   ) )" office:value-type="float" office:value="2.25">
            <text:p>2.25</text:p>
          </table:table-cell>
          <table:table-cell table:formula="of:=IF(   [.B20]=&quot;Stop&quot;;   [.$C$3];   [.E19] + [.D20] * [.$C$4] )" office:value-type="float" office:value="0.05625">
            <text:p>0.06</text:p>
          </table:table-cell>
          <table:table-cell table:number-columns-repeated="872"/>
        </table:table-row>
        <table:table-row table:style-name="ro3">
          <table:table-cell table:formula="of:=[.A20]+[.$C$4]" office:value-type="float" office:value="0.05">
            <text:p>0.050</text:p>
          </table:table-cell>
          <table:table-cell table:formula="of:=IF(   [.A21] &lt; [.$C$5];   &quot;Accel&quot;;   IF(     [.A21] &lt; [.$C$5] + [.$C$7];     &quot;Cruise&quot;;     IF(       [.A21] &lt; [.$C$8];       &quot;Decel&quot;;       &quot;Stop&quot;     )   ) )" office:value-type="string" office:string-value="Accel">
            <text:p>Accel</text:p>
          </table:table-cell>
          <table:table-cell table:formula="of:=IF(   [.B21]=&quot;Accel&quot;;   [.$C$1];   IF(     [.B21]=&quot;Cruise&quot;;     0;     IF([.B21]=&quot;Decel&quot;; -[.$C$1]; 0)   ) )" office:value-type="float" office:value="50">
            <text:p>50</text:p>
          </table:table-cell>
          <table:table-cell table:formula="of:=IF(   [.B21]=&quot;Stop&quot;;   0;   MAX(     0;     MIN(       [.$C$2];       [.D20] + [.C21] * [.$C$4]     )   ) )" office:value-type="float" office:value="2.5">
            <text:p>2.50</text:p>
          </table:table-cell>
          <table:table-cell table:formula="of:=IF(   [.B21]=&quot;Stop&quot;;   [.$C$3];   [.E20] + [.D21] * [.$C$4] )" office:value-type="float" office:value="0.06875">
            <text:p>0.07</text:p>
          </table:table-cell>
          <table:table-cell table:number-columns-repeated="872"/>
        </table:table-row>
        <table:table-row table:style-name="ro3">
          <table:table-cell table:formula="of:=[.A21]+[.$C$4]" office:value-type="float" office:value="0.055">
            <text:p>0.055</text:p>
          </table:table-cell>
          <table:table-cell table:formula="of:=IF(   [.A22] &lt; [.$C$5];   &quot;Accel&quot;;   IF(     [.A22] &lt; [.$C$5] + [.$C$7];     &quot;Cruise&quot;;     IF(       [.A22] &lt; [.$C$8];       &quot;Decel&quot;;       &quot;Stop&quot;     )   ) )" office:value-type="string" office:string-value="Accel">
            <text:p>Accel</text:p>
          </table:table-cell>
          <table:table-cell table:formula="of:=IF(   [.B22]=&quot;Accel&quot;;   [.$C$1];   IF(     [.B22]=&quot;Cruise&quot;;     0;     IF([.B22]=&quot;Decel&quot;; -[.$C$1]; 0)   ) )" office:value-type="float" office:value="50">
            <text:p>50</text:p>
          </table:table-cell>
          <table:table-cell table:formula="of:=IF(   [.B22]=&quot;Stop&quot;;   0;   MAX(     0;     MIN(       [.$C$2];       [.D21] + [.C22] * [.$C$4]     )   ) )" office:value-type="float" office:value="2.75">
            <text:p>2.75</text:p>
          </table:table-cell>
          <table:table-cell table:formula="of:=IF(   [.B22]=&quot;Stop&quot;;   [.$C$3];   [.E21] + [.D22] * [.$C$4] )" office:value-type="float" office:value="0.0825">
            <text:p>0.08</text:p>
          </table:table-cell>
          <table:table-cell table:number-columns-repeated="872"/>
        </table:table-row>
        <table:table-row table:style-name="ro3">
          <table:table-cell table:formula="of:=[.A22]+[.$C$4]" office:value-type="float" office:value="0.06">
            <text:p>0.060</text:p>
          </table:table-cell>
          <table:table-cell table:formula="of:=IF(   [.A23] &lt; [.$C$5];   &quot;Accel&quot;;   IF(     [.A23] &lt; [.$C$5] + [.$C$7];     &quot;Cruise&quot;;     IF(       [.A23] &lt; [.$C$8];       &quot;Decel&quot;;       &quot;Stop&quot;     )   ) )" office:value-type="string" office:string-value="Accel">
            <text:p>Accel</text:p>
          </table:table-cell>
          <table:table-cell table:formula="of:=IF(   [.B23]=&quot;Accel&quot;;   [.$C$1];   IF(     [.B23]=&quot;Cruise&quot;;     0;     IF([.B23]=&quot;Decel&quot;; -[.$C$1]; 0)   ) )" office:value-type="float" office:value="50">
            <text:p>50</text:p>
          </table:table-cell>
          <table:table-cell table:formula="of:=IF(   [.B23]=&quot;Stop&quot;;   0;   MAX(     0;     MIN(       [.$C$2];       [.D22] + [.C23] * [.$C$4]     )   ) )" office:value-type="float" office:value="3">
            <text:p>3.00</text:p>
          </table:table-cell>
          <table:table-cell table:formula="of:=IF(   [.B23]=&quot;Stop&quot;;   [.$C$3];   [.E22] + [.D23] * [.$C$4] )" office:value-type="float" office:value="0.0975">
            <text:p>0.10</text:p>
          </table:table-cell>
          <table:table-cell table:number-columns-repeated="872"/>
        </table:table-row>
        <table:table-row table:style-name="ro3">
          <table:table-cell table:formula="of:=[.A23]+[.$C$4]" office:value-type="float" office:value="0.065">
            <text:p>0.065</text:p>
          </table:table-cell>
          <table:table-cell table:formula="of:=IF(   [.A24] &lt; [.$C$5];   &quot;Accel&quot;;   IF(     [.A24] &lt; [.$C$5] + [.$C$7];     &quot;Cruise&quot;;     IF(       [.A24] &lt; [.$C$8];       &quot;Decel&quot;;       &quot;Stop&quot;     )   ) )" office:value-type="string" office:string-value="Accel">
            <text:p>Accel</text:p>
          </table:table-cell>
          <table:table-cell table:formula="of:=IF(   [.B24]=&quot;Accel&quot;;   [.$C$1];   IF(     [.B24]=&quot;Cruise&quot;;     0;     IF([.B24]=&quot;Decel&quot;; -[.$C$1]; 0)   ) )" office:value-type="float" office:value="50">
            <text:p>50</text:p>
          </table:table-cell>
          <table:table-cell table:formula="of:=IF(   [.B24]=&quot;Stop&quot;;   0;   MAX(     0;     MIN(       [.$C$2];       [.D23] + [.C24] * [.$C$4]     )   ) )" office:value-type="float" office:value="3.25">
            <text:p>3.25</text:p>
          </table:table-cell>
          <table:table-cell table:formula="of:=IF(   [.B24]=&quot;Stop&quot;;   [.$C$3];   [.E23] + [.D24] * [.$C$4] )" office:value-type="float" office:value="0.11375">
            <text:p>0.11</text:p>
          </table:table-cell>
          <table:table-cell table:number-columns-repeated="872"/>
        </table:table-row>
        <table:table-row table:style-name="ro3">
          <table:table-cell table:formula="of:=[.A24]+[.$C$4]" office:value-type="float" office:value="0.07">
            <text:p>0.070</text:p>
          </table:table-cell>
          <table:table-cell table:formula="of:=IF(   [.A25] &lt; [.$C$5];   &quot;Accel&quot;;   IF(     [.A25] &lt; [.$C$5] + [.$C$7];     &quot;Cruise&quot;;     IF(       [.A25] &lt; [.$C$8];       &quot;Decel&quot;;       &quot;Stop&quot;     )   ) )" office:value-type="string" office:string-value="Accel">
            <text:p>Accel</text:p>
          </table:table-cell>
          <table:table-cell table:formula="of:=IF(   [.B25]=&quot;Accel&quot;;   [.$C$1];   IF(     [.B25]=&quot;Cruise&quot;;     0;     IF([.B25]=&quot;Decel&quot;; -[.$C$1]; 0)   ) )" office:value-type="float" office:value="50">
            <text:p>50</text:p>
          </table:table-cell>
          <table:table-cell table:formula="of:=IF(   [.B25]=&quot;Stop&quot;;   0;   MAX(     0;     MIN(       [.$C$2];       [.D24] + [.C25] * [.$C$4]     )   ) )" office:value-type="float" office:value="3.5">
            <text:p>3.50</text:p>
          </table:table-cell>
          <table:table-cell table:formula="of:=IF(   [.B25]=&quot;Stop&quot;;   [.$C$3];   [.E24] + [.D25] * [.$C$4] )" office:value-type="float" office:value="0.13125">
            <text:p>0.13</text:p>
          </table:table-cell>
          <table:table-cell table:number-columns-repeated="872"/>
        </table:table-row>
        <table:table-row table:style-name="ro3">
          <table:table-cell table:formula="of:=[.A25]+[.$C$4]" office:value-type="float" office:value="0.075">
            <text:p>0.075</text:p>
          </table:table-cell>
          <table:table-cell table:formula="of:=IF(   [.A26] &lt; [.$C$5];   &quot;Accel&quot;;   IF(     [.A26] &lt; [.$C$5] + [.$C$7];     &quot;Cruise&quot;;     IF(       [.A26] &lt; [.$C$8];       &quot;Decel&quot;;       &quot;Stop&quot;     )   ) )" office:value-type="string" office:string-value="Accel">
            <text:p>Accel</text:p>
          </table:table-cell>
          <table:table-cell table:formula="of:=IF(   [.B26]=&quot;Accel&quot;;   [.$C$1];   IF(     [.B26]=&quot;Cruise&quot;;     0;     IF([.B26]=&quot;Decel&quot;; -[.$C$1]; 0)   ) )" office:value-type="float" office:value="50">
            <text:p>50</text:p>
          </table:table-cell>
          <table:table-cell table:formula="of:=IF(   [.B26]=&quot;Stop&quot;;   0;   MAX(     0;     MIN(       [.$C$2];       [.D25] + [.C26] * [.$C$4]     )   ) )" office:value-type="float" office:value="3.75">
            <text:p>3.75</text:p>
          </table:table-cell>
          <table:table-cell table:formula="of:=IF(   [.B26]=&quot;Stop&quot;;   [.$C$3];   [.E25] + [.D26] * [.$C$4] )" office:value-type="float" office:value="0.15">
            <text:p>0.15</text:p>
          </table:table-cell>
          <table:table-cell table:number-columns-repeated="872"/>
        </table:table-row>
        <table:table-row table:style-name="ro3">
          <table:table-cell table:formula="of:=[.A26]+[.$C$4]" office:value-type="float" office:value="0.08">
            <text:p>0.080</text:p>
          </table:table-cell>
          <table:table-cell table:formula="of:=IF(   [.A27] &lt; [.$C$5];   &quot;Accel&quot;;   IF(     [.A27] &lt; [.$C$5] + [.$C$7];     &quot;Cruise&quot;;     IF(       [.A27] &lt; [.$C$8];       &quot;Decel&quot;;       &quot;Stop&quot;     )   ) )" office:value-type="string" office:string-value="Accel">
            <text:p>Accel</text:p>
          </table:table-cell>
          <table:table-cell table:formula="of:=IF(   [.B27]=&quot;Accel&quot;;   [.$C$1];   IF(     [.B27]=&quot;Cruise&quot;;     0;     IF([.B27]=&quot;Decel&quot;; -[.$C$1]; 0)   ) )" office:value-type="float" office:value="50">
            <text:p>50</text:p>
          </table:table-cell>
          <table:table-cell table:formula="of:=IF(   [.B27]=&quot;Stop&quot;;   0;   MAX(     0;     MIN(       [.$C$2];       [.D26] + [.C27] * [.$C$4]     )   ) )" office:value-type="float" office:value="4">
            <text:p>4.00</text:p>
          </table:table-cell>
          <table:table-cell table:formula="of:=IF(   [.B27]=&quot;Stop&quot;;   [.$C$3];   [.E26] + [.D27] * [.$C$4] )" office:value-type="float" office:value="0.17">
            <text:p>0.17</text:p>
          </table:table-cell>
          <table:table-cell table:number-columns-repeated="872"/>
        </table:table-row>
        <table:table-row table:style-name="ro3">
          <table:table-cell table:formula="of:=[.A27]+[.$C$4]" office:value-type="float" office:value="0.085">
            <text:p>0.085</text:p>
          </table:table-cell>
          <table:table-cell table:formula="of:=IF(   [.A28] &lt; [.$C$5];   &quot;Accel&quot;;   IF(     [.A28] &lt; [.$C$5] + [.$C$7];     &quot;Cruise&quot;;     IF(       [.A28] &lt; [.$C$8];       &quot;Decel&quot;;       &quot;Stop&quot;     )   ) )" office:value-type="string" office:string-value="Accel">
            <text:p>Accel</text:p>
          </table:table-cell>
          <table:table-cell table:formula="of:=IF(   [.B28]=&quot;Accel&quot;;   [.$C$1];   IF(     [.B28]=&quot;Cruise&quot;;     0;     IF([.B28]=&quot;Decel&quot;; -[.$C$1]; 0)   ) )" office:value-type="float" office:value="50">
            <text:p>50</text:p>
          </table:table-cell>
          <table:table-cell table:formula="of:=IF(   [.B28]=&quot;Stop&quot;;   0;   MAX(     0;     MIN(       [.$C$2];       [.D27] + [.C28] * [.$C$4]     )   ) )" office:value-type="float" office:value="4.25">
            <text:p>4.25</text:p>
          </table:table-cell>
          <table:table-cell table:formula="of:=IF(   [.B28]=&quot;Stop&quot;;   [.$C$3];   [.E27] + [.D28] * [.$C$4] )" office:value-type="float" office:value="0.19125">
            <text:p>0.19</text:p>
          </table:table-cell>
          <table:table-cell table:number-columns-repeated="872"/>
        </table:table-row>
        <table:table-row table:style-name="ro3">
          <table:table-cell table:formula="of:=[.A28]+[.$C$4]" office:value-type="float" office:value="0.09">
            <text:p>0.090</text:p>
          </table:table-cell>
          <table:table-cell table:formula="of:=IF(   [.A29] &lt; [.$C$5];   &quot;Accel&quot;;   IF(     [.A29] &lt; [.$C$5] + [.$C$7];     &quot;Cruise&quot;;     IF(       [.A29] &lt; [.$C$8];       &quot;Decel&quot;;       &quot;Stop&quot;     )   ) )" office:value-type="string" office:string-value="Accel">
            <text:p>Accel</text:p>
          </table:table-cell>
          <table:table-cell table:formula="of:=IF(   [.B29]=&quot;Accel&quot;;   [.$C$1];   IF(     [.B29]=&quot;Cruise&quot;;     0;     IF([.B29]=&quot;Decel&quot;; -[.$C$1]; 0)   ) )" office:value-type="float" office:value="50">
            <text:p>50</text:p>
          </table:table-cell>
          <table:table-cell table:formula="of:=IF(   [.B29]=&quot;Stop&quot;;   0;   MAX(     0;     MIN(       [.$C$2];       [.D28] + [.C29] * [.$C$4]     )   ) )" office:value-type="float" office:value="4.5">
            <text:p>4.50</text:p>
          </table:table-cell>
          <table:table-cell table:formula="of:=IF(   [.B29]=&quot;Stop&quot;;   [.$C$3];   [.E28] + [.D29] * [.$C$4] )" office:value-type="float" office:value="0.21375">
            <text:p>0.21</text:p>
          </table:table-cell>
          <table:table-cell table:number-columns-repeated="872"/>
        </table:table-row>
        <table:table-row table:style-name="ro3">
          <table:table-cell table:formula="of:=[.A29]+[.$C$4]" office:value-type="float" office:value="0.095">
            <text:p>0.095</text:p>
          </table:table-cell>
          <table:table-cell table:formula="of:=IF(   [.A30] &lt; [.$C$5];   &quot;Accel&quot;;   IF(     [.A30] &lt; [.$C$5] + [.$C$7];     &quot;Cruise&quot;;     IF(       [.A30] &lt; [.$C$8];       &quot;Decel&quot;;       &quot;Stop&quot;     )   ) )" office:value-type="string" office:string-value="Accel">
            <text:p>Accel</text:p>
          </table:table-cell>
          <table:table-cell table:formula="of:=IF(   [.B30]=&quot;Accel&quot;;   [.$C$1];   IF(     [.B30]=&quot;Cruise&quot;;     0;     IF([.B30]=&quot;Decel&quot;; -[.$C$1]; 0)   ) )" office:value-type="float" office:value="50">
            <text:p>50</text:p>
          </table:table-cell>
          <table:table-cell table:formula="of:=IF(   [.B30]=&quot;Stop&quot;;   0;   MAX(     0;     MIN(       [.$C$2];       [.D29] + [.C30] * [.$C$4]     )   ) )" office:value-type="float" office:value="4.75">
            <text:p>4.75</text:p>
          </table:table-cell>
          <table:table-cell table:formula="of:=IF(   [.B30]=&quot;Stop&quot;;   [.$C$3];   [.E29] + [.D30] * [.$C$4] )" office:value-type="float" office:value="0.2375">
            <text:p>0.24</text:p>
          </table:table-cell>
          <table:table-cell table:number-columns-repeated="872"/>
        </table:table-row>
        <table:table-row table:style-name="ro3">
          <table:table-cell table:formula="of:=[.A30]+[.$C$4]" office:value-type="float" office:value="0.1">
            <text:p>0.100</text:p>
          </table:table-cell>
          <table:table-cell table:formula="of:=IF(   [.A31] &lt; [.$C$5];   &quot;Accel&quot;;   IF(     [.A31] &lt; [.$C$5] + [.$C$7];     &quot;Cruise&quot;;     IF(       [.A31] &lt; [.$C$8];       &quot;Decel&quot;;       &quot;Stop&quot;     )   ) )" office:value-type="string" office:string-value="Accel">
            <text:p>Accel</text:p>
          </table:table-cell>
          <table:table-cell table:formula="of:=IF(   [.B31]=&quot;Accel&quot;;   [.$C$1];   IF(     [.B31]=&quot;Cruise&quot;;     0;     IF([.B31]=&quot;Decel&quot;; -[.$C$1]; 0)   ) )" office:value-type="float" office:value="50">
            <text:p>50</text:p>
          </table:table-cell>
          <table:table-cell table:formula="of:=IF(   [.B31]=&quot;Stop&quot;;   0;   MAX(     0;     MIN(       [.$C$2];       [.D30] + [.C31] * [.$C$4]     )   ) )" office:value-type="float" office:value="5">
            <text:p>5.00</text:p>
          </table:table-cell>
          <table:table-cell table:formula="of:=IF(   [.B31]=&quot;Stop&quot;;   [.$C$3];   [.E30] + [.D31] * [.$C$4] )" office:value-type="float" office:value="0.2625">
            <text:p>0.26</text:p>
          </table:table-cell>
          <table:table-cell table:number-columns-repeated="872"/>
        </table:table-row>
        <table:table-row table:style-name="ro3">
          <table:table-cell table:formula="of:=[.A31]+[.$C$4]" office:value-type="float" office:value="0.105">
            <text:p>0.105</text:p>
          </table:table-cell>
          <table:table-cell table:formula="of:=IF(   [.A32] &lt; [.$C$5];   &quot;Accel&quot;;   IF(     [.A32] &lt; [.$C$5] + [.$C$7];     &quot;Cruise&quot;;     IF(       [.A32] &lt; [.$C$8];       &quot;Decel&quot;;       &quot;Stop&quot;     )   ) )" office:value-type="string" office:string-value="Accel">
            <text:p>Accel</text:p>
          </table:table-cell>
          <table:table-cell table:formula="of:=IF(   [.B32]=&quot;Accel&quot;;   [.$C$1];   IF(     [.B32]=&quot;Cruise&quot;;     0;     IF([.B32]=&quot;Decel&quot;; -[.$C$1]; 0)   ) )" office:value-type="float" office:value="50">
            <text:p>50</text:p>
          </table:table-cell>
          <table:table-cell table:formula="of:=IF(   [.B32]=&quot;Stop&quot;;   0;   MAX(     0;     MIN(       [.$C$2];       [.D31] + [.C32] * [.$C$4]     )   ) )" office:value-type="float" office:value="5.25">
            <text:p>5.25</text:p>
          </table:table-cell>
          <table:table-cell table:formula="of:=IF(   [.B32]=&quot;Stop&quot;;   [.$C$3];   [.E31] + [.D32] * [.$C$4] )" office:value-type="float" office:value="0.28875">
            <text:p>0.29</text:p>
          </table:table-cell>
          <table:table-cell table:number-columns-repeated="872"/>
        </table:table-row>
        <table:table-row table:style-name="ro3">
          <table:table-cell table:formula="of:=[.A32]+[.$C$4]" office:value-type="float" office:value="0.11">
            <text:p>0.110</text:p>
          </table:table-cell>
          <table:table-cell table:formula="of:=IF(   [.A33] &lt; [.$C$5];   &quot;Accel&quot;;   IF(     [.A33] &lt; [.$C$5] + [.$C$7];     &quot;Cruise&quot;;     IF(       [.A33] &lt; [.$C$8];       &quot;Decel&quot;;       &quot;Stop&quot;     )   ) )" office:value-type="string" office:string-value="Accel">
            <text:p>Accel</text:p>
          </table:table-cell>
          <table:table-cell table:formula="of:=IF(   [.B33]=&quot;Accel&quot;;   [.$C$1];   IF(     [.B33]=&quot;Cruise&quot;;     0;     IF([.B33]=&quot;Decel&quot;; -[.$C$1]; 0)   ) )" office:value-type="float" office:value="50">
            <text:p>50</text:p>
          </table:table-cell>
          <table:table-cell table:formula="of:=IF(   [.B33]=&quot;Stop&quot;;   0;   MAX(     0;     MIN(       [.$C$2];       [.D32] + [.C33] * [.$C$4]     )   ) )" office:value-type="float" office:value="5.5">
            <text:p>5.50</text:p>
          </table:table-cell>
          <table:table-cell table:formula="of:=IF(   [.B33]=&quot;Stop&quot;;   [.$C$3];   [.E32] + [.D33] * [.$C$4] )" office:value-type="float" office:value="0.31625">
            <text:p>0.32</text:p>
          </table:table-cell>
          <table:table-cell table:number-columns-repeated="872"/>
        </table:table-row>
        <table:table-row table:style-name="ro3">
          <table:table-cell table:formula="of:=[.A33]+[.$C$4]" office:value-type="float" office:value="0.115">
            <text:p>0.115</text:p>
          </table:table-cell>
          <table:table-cell table:formula="of:=IF(   [.A34] &lt; [.$C$5];   &quot;Accel&quot;;   IF(     [.A34] &lt; [.$C$5] + [.$C$7];     &quot;Cruise&quot;;     IF(       [.A34] &lt; [.$C$8];       &quot;Decel&quot;;       &quot;Stop&quot;     )   ) )" office:value-type="string" office:string-value="Accel">
            <text:p>Accel</text:p>
          </table:table-cell>
          <table:table-cell table:formula="of:=IF(   [.B34]=&quot;Accel&quot;;   [.$C$1];   IF(     [.B34]=&quot;Cruise&quot;;     0;     IF([.B34]=&quot;Decel&quot;; -[.$C$1]; 0)   ) )" office:value-type="float" office:value="50">
            <text:p>50</text:p>
          </table:table-cell>
          <table:table-cell table:formula="of:=IF(   [.B34]=&quot;Stop&quot;;   0;   MAX(     0;     MIN(       [.$C$2];       [.D33] + [.C34] * [.$C$4]     )   ) )" office:value-type="float" office:value="5.75">
            <text:p>5.75</text:p>
          </table:table-cell>
          <table:table-cell table:formula="of:=IF(   [.B34]=&quot;Stop&quot;;   [.$C$3];   [.E33] + [.D34] * [.$C$4] )" office:value-type="float" office:value="0.345">
            <text:p>0.35</text:p>
          </table:table-cell>
          <table:table-cell table:number-columns-repeated="872"/>
        </table:table-row>
        <table:table-row table:style-name="ro3">
          <table:table-cell table:formula="of:=[.A34]+[.$C$4]" office:value-type="float" office:value="0.12">
            <text:p>0.120</text:p>
          </table:table-cell>
          <table:table-cell table:formula="of:=IF(   [.A35] &lt; [.$C$5];   &quot;Accel&quot;;   IF(     [.A35] &lt; [.$C$5] + [.$C$7];     &quot;Cruise&quot;;     IF(       [.A35] &lt; [.$C$8];       &quot;Decel&quot;;       &quot;Stop&quot;     )   ) )" office:value-type="string" office:string-value="Accel">
            <text:p>Accel</text:p>
          </table:table-cell>
          <table:table-cell table:formula="of:=IF(   [.B35]=&quot;Accel&quot;;   [.$C$1];   IF(     [.B35]=&quot;Cruise&quot;;     0;     IF([.B35]=&quot;Decel&quot;; -[.$C$1]; 0)   ) )" office:value-type="float" office:value="50">
            <text:p>50</text:p>
          </table:table-cell>
          <table:table-cell table:formula="of:=IF(   [.B35]=&quot;Stop&quot;;   0;   MAX(     0;     MIN(       [.$C$2];       [.D34] + [.C35] * [.$C$4]     )   ) )" office:value-type="float" office:value="6">
            <text:p>6.00</text:p>
          </table:table-cell>
          <table:table-cell table:formula="of:=IF(   [.B35]=&quot;Stop&quot;;   [.$C$3];   [.E34] + [.D35] * [.$C$4] )" office:value-type="float" office:value="0.375">
            <text:p>0.38</text:p>
          </table:table-cell>
          <table:table-cell table:number-columns-repeated="872"/>
        </table:table-row>
        <table:table-row table:style-name="ro3">
          <table:table-cell table:formula="of:=[.A35]+[.$C$4]" office:value-type="float" office:value="0.125">
            <text:p>0.125</text:p>
          </table:table-cell>
          <table:table-cell table:formula="of:=IF(   [.A36] &lt; [.$C$5];   &quot;Accel&quot;;   IF(     [.A36] &lt; [.$C$5] + [.$C$7];     &quot;Cruise&quot;;     IF(       [.A36] &lt; [.$C$8];       &quot;Decel&quot;;       &quot;Stop&quot;     )   ) )" office:value-type="string" office:string-value="Accel">
            <text:p>Accel</text:p>
          </table:table-cell>
          <table:table-cell table:formula="of:=IF(   [.B36]=&quot;Accel&quot;;   [.$C$1];   IF(     [.B36]=&quot;Cruise&quot;;     0;     IF([.B36]=&quot;Decel&quot;; -[.$C$1]; 0)   ) )" office:value-type="float" office:value="50">
            <text:p>50</text:p>
          </table:table-cell>
          <table:table-cell table:formula="of:=IF(   [.B36]=&quot;Stop&quot;;   0;   MAX(     0;     MIN(       [.$C$2];       [.D35] + [.C36] * [.$C$4]     )   ) )" office:value-type="float" office:value="6.25">
            <text:p>6.25</text:p>
          </table:table-cell>
          <table:table-cell table:formula="of:=IF(   [.B36]=&quot;Stop&quot;;   [.$C$3];   [.E35] + [.D36] * [.$C$4] )" office:value-type="float" office:value="0.40625">
            <text:p>0.41</text:p>
          </table:table-cell>
          <table:table-cell table:number-columns-repeated="872"/>
        </table:table-row>
        <table:table-row table:style-name="ro3">
          <table:table-cell table:formula="of:=[.A36]+[.$C$4]" office:value-type="float" office:value="0.13">
            <text:p>0.130</text:p>
          </table:table-cell>
          <table:table-cell table:formula="of:=IF(   [.A37] &lt; [.$C$5];   &quot;Accel&quot;;   IF(     [.A37] &lt; [.$C$5] + [.$C$7];     &quot;Cruise&quot;;     IF(       [.A37] &lt; [.$C$8];       &quot;Decel&quot;;       &quot;Stop&quot;     )   ) )" office:value-type="string" office:string-value="Accel">
            <text:p>Accel</text:p>
          </table:table-cell>
          <table:table-cell table:formula="of:=IF(   [.B37]=&quot;Accel&quot;;   [.$C$1];   IF(     [.B37]=&quot;Cruise&quot;;     0;     IF([.B37]=&quot;Decel&quot;; -[.$C$1]; 0)   ) )" office:value-type="float" office:value="50">
            <text:p>50</text:p>
          </table:table-cell>
          <table:table-cell table:formula="of:=IF(   [.B37]=&quot;Stop&quot;;   0;   MAX(     0;     MIN(       [.$C$2];       [.D36] + [.C37] * [.$C$4]     )   ) )" office:value-type="float" office:value="6.5">
            <text:p>6.50</text:p>
          </table:table-cell>
          <table:table-cell table:formula="of:=IF(   [.B37]=&quot;Stop&quot;;   [.$C$3];   [.E36] + [.D37] * [.$C$4] )" office:value-type="float" office:value="0.43875">
            <text:p>0.44</text:p>
          </table:table-cell>
          <table:table-cell table:number-columns-repeated="872"/>
        </table:table-row>
        <table:table-row table:style-name="ro3">
          <table:table-cell table:formula="of:=[.A37]+[.$C$4]" office:value-type="float" office:value="0.135">
            <text:p>0.135</text:p>
          </table:table-cell>
          <table:table-cell table:formula="of:=IF(   [.A38] &lt; [.$C$5];   &quot;Accel&quot;;   IF(     [.A38] &lt; [.$C$5] + [.$C$7];     &quot;Cruise&quot;;     IF(       [.A38] &lt; [.$C$8];       &quot;Decel&quot;;       &quot;Stop&quot;     )   ) )" office:value-type="string" office:string-value="Accel">
            <text:p>Accel</text:p>
          </table:table-cell>
          <table:table-cell table:formula="of:=IF(   [.B38]=&quot;Accel&quot;;   [.$C$1];   IF(     [.B38]=&quot;Cruise&quot;;     0;     IF([.B38]=&quot;Decel&quot;; -[.$C$1]; 0)   ) )" office:value-type="float" office:value="50">
            <text:p>50</text:p>
          </table:table-cell>
          <table:table-cell table:formula="of:=IF(   [.B38]=&quot;Stop&quot;;   0;   MAX(     0;     MIN(       [.$C$2];       [.D37] + [.C38] * [.$C$4]     )   ) )" office:value-type="float" office:value="6.75">
            <text:p>6.75</text:p>
          </table:table-cell>
          <table:table-cell table:formula="of:=IF(   [.B38]=&quot;Stop&quot;;   [.$C$3];   [.E37] + [.D38] * [.$C$4] )" office:value-type="float" office:value="0.4725">
            <text:p>0.47</text:p>
          </table:table-cell>
          <table:table-cell table:number-columns-repeated="872"/>
        </table:table-row>
        <table:table-row table:style-name="ro3">
          <table:table-cell table:formula="of:=[.A38]+[.$C$4]" office:value-type="float" office:value="0.14">
            <text:p>0.140</text:p>
          </table:table-cell>
          <table:table-cell table:formula="of:=IF(   [.A39] &lt; [.$C$5];   &quot;Accel&quot;;   IF(     [.A39] &lt; [.$C$5] + [.$C$7];     &quot;Cruise&quot;;     IF(       [.A39] &lt; [.$C$8];       &quot;Decel&quot;;       &quot;Stop&quot;     )   ) )" office:value-type="string" office:string-value="Accel">
            <text:p>Accel</text:p>
          </table:table-cell>
          <table:table-cell table:formula="of:=IF(   [.B39]=&quot;Accel&quot;;   [.$C$1];   IF(     [.B39]=&quot;Cruise&quot;;     0;     IF([.B39]=&quot;Decel&quot;; -[.$C$1]; 0)   ) )" office:value-type="float" office:value="50">
            <text:p>50</text:p>
          </table:table-cell>
          <table:table-cell table:formula="of:=IF(   [.B39]=&quot;Stop&quot;;   0;   MAX(     0;     MIN(       [.$C$2];       [.D38] + [.C39] * [.$C$4]     )   ) )" office:value-type="float" office:value="7">
            <text:p>7.00</text:p>
          </table:table-cell>
          <table:table-cell table:formula="of:=IF(   [.B39]=&quot;Stop&quot;;   [.$C$3];   [.E38] + [.D39] * [.$C$4] )" office:value-type="float" office:value="0.5075">
            <text:p>0.51</text:p>
          </table:table-cell>
          <table:table-cell table:number-columns-repeated="872"/>
        </table:table-row>
        <table:table-row table:style-name="ro3">
          <table:table-cell table:formula="of:=[.A39]+[.$C$4]" office:value-type="float" office:value="0.145">
            <text:p>0.145</text:p>
          </table:table-cell>
          <table:table-cell table:formula="of:=IF(   [.A40] &lt; [.$C$5];   &quot;Accel&quot;;   IF(     [.A40] &lt; [.$C$5] + [.$C$7];     &quot;Cruise&quot;;     IF(       [.A40] &lt; [.$C$8];       &quot;Decel&quot;;       &quot;Stop&quot;     )   ) )" office:value-type="string" office:string-value="Accel">
            <text:p>Accel</text:p>
          </table:table-cell>
          <table:table-cell table:formula="of:=IF(   [.B40]=&quot;Accel&quot;;   [.$C$1];   IF(     [.B40]=&quot;Cruise&quot;;     0;     IF([.B40]=&quot;Decel&quot;; -[.$C$1]; 0)   ) )" office:value-type="float" office:value="50">
            <text:p>50</text:p>
          </table:table-cell>
          <table:table-cell table:formula="of:=IF(   [.B40]=&quot;Stop&quot;;   0;   MAX(     0;     MIN(       [.$C$2];       [.D39] + [.C40] * [.$C$4]     )   ) )" office:value-type="float" office:value="7.25">
            <text:p>7.25</text:p>
          </table:table-cell>
          <table:table-cell table:formula="of:=IF(   [.B40]=&quot;Stop&quot;;   [.$C$3];   [.E39] + [.D40] * [.$C$4] )" office:value-type="float" office:value="0.54375">
            <text:p>0.54</text:p>
          </table:table-cell>
          <table:table-cell table:number-columns-repeated="872"/>
        </table:table-row>
        <table:table-row table:style-name="ro3">
          <table:table-cell table:formula="of:=[.A40]+[.$C$4]" office:value-type="float" office:value="0.15">
            <text:p>0.150</text:p>
          </table:table-cell>
          <table:table-cell table:formula="of:=IF(   [.A41] &lt; [.$C$5];   &quot;Accel&quot;;   IF(     [.A41] &lt; [.$C$5] + [.$C$7];     &quot;Cruise&quot;;     IF(       [.A41] &lt; [.$C$8];       &quot;Decel&quot;;       &quot;Stop&quot;     )   ) )" office:value-type="string" office:string-value="Accel">
            <text:p>Accel</text:p>
          </table:table-cell>
          <table:table-cell table:formula="of:=IF(   [.B41]=&quot;Accel&quot;;   [.$C$1];   IF(     [.B41]=&quot;Cruise&quot;;     0;     IF([.B41]=&quot;Decel&quot;; -[.$C$1]; 0)   ) )" office:value-type="float" office:value="50">
            <text:p>50</text:p>
          </table:table-cell>
          <table:table-cell table:formula="of:=IF(   [.B41]=&quot;Stop&quot;;   0;   MAX(     0;     MIN(       [.$C$2];       [.D40] + [.C41] * [.$C$4]     )   ) )" office:value-type="float" office:value="7.5">
            <text:p>7.50</text:p>
          </table:table-cell>
          <table:table-cell table:formula="of:=IF(   [.B41]=&quot;Stop&quot;;   [.$C$3];   [.E40] + [.D41] * [.$C$4] )" office:value-type="float" office:value="0.58125">
            <text:p>0.58</text:p>
          </table:table-cell>
          <table:table-cell table:number-columns-repeated="872"/>
        </table:table-row>
        <table:table-row table:style-name="ro3">
          <table:table-cell table:formula="of:=[.A41]+[.$C$4]" office:value-type="float" office:value="0.155">
            <text:p>0.155</text:p>
          </table:table-cell>
          <table:table-cell table:formula="of:=IF(   [.A42] &lt; [.$C$5];   &quot;Accel&quot;;   IF(     [.A42] &lt; [.$C$5] + [.$C$7];     &quot;Cruise&quot;;     IF(       [.A42] &lt; [.$C$8];       &quot;Decel&quot;;       &quot;Stop&quot;     )   ) )" office:value-type="string" office:string-value="Accel">
            <text:p>Accel</text:p>
          </table:table-cell>
          <table:table-cell table:formula="of:=IF(   [.B42]=&quot;Accel&quot;;   [.$C$1];   IF(     [.B42]=&quot;Cruise&quot;;     0;     IF([.B42]=&quot;Decel&quot;; -[.$C$1]; 0)   ) )" office:value-type="float" office:value="50">
            <text:p>50</text:p>
          </table:table-cell>
          <table:table-cell table:formula="of:=IF(   [.B42]=&quot;Stop&quot;;   0;   MAX(     0;     MIN(       [.$C$2];       [.D41] + [.C42] * [.$C$4]     )   ) )" office:value-type="float" office:value="7.75">
            <text:p>7.75</text:p>
          </table:table-cell>
          <table:table-cell table:formula="of:=IF(   [.B42]=&quot;Stop&quot;;   [.$C$3];   [.E41] + [.D42] * [.$C$4] )" office:value-type="float" office:value="0.62">
            <text:p>0.62</text:p>
          </table:table-cell>
          <table:table-cell table:number-columns-repeated="872"/>
        </table:table-row>
        <table:table-row table:style-name="ro3">
          <table:table-cell table:formula="of:=[.A42]+[.$C$4]" office:value-type="float" office:value="0.16">
            <text:p>0.160</text:p>
          </table:table-cell>
          <table:table-cell table:formula="of:=IF(   [.A43] &lt; [.$C$5];   &quot;Accel&quot;;   IF(     [.A43] &lt; [.$C$5] + [.$C$7];     &quot;Cruise&quot;;     IF(       [.A43] &lt; [.$C$8];       &quot;Decel&quot;;       &quot;Stop&quot;     )   ) )" office:value-type="string" office:string-value="Accel">
            <text:p>Accel</text:p>
          </table:table-cell>
          <table:table-cell table:formula="of:=IF(   [.B43]=&quot;Accel&quot;;   [.$C$1];   IF(     [.B43]=&quot;Cruise&quot;;     0;     IF([.B43]=&quot;Decel&quot;; -[.$C$1]; 0)   ) )" office:value-type="float" office:value="50">
            <text:p>50</text:p>
          </table:table-cell>
          <table:table-cell table:formula="of:=IF(   [.B43]=&quot;Stop&quot;;   0;   MAX(     0;     MIN(       [.$C$2];       [.D42] + [.C43] * [.$C$4]     )   ) )" office:value-type="float" office:value="8">
            <text:p>8.00</text:p>
          </table:table-cell>
          <table:table-cell table:formula="of:=IF(   [.B43]=&quot;Stop&quot;;   [.$C$3];   [.E42] + [.D43] * [.$C$4] )" office:value-type="float" office:value="0.66">
            <text:p>0.66</text:p>
          </table:table-cell>
          <table:table-cell table:number-columns-repeated="872"/>
        </table:table-row>
        <table:table-row table:style-name="ro3">
          <table:table-cell table:formula="of:=[.A43]+[.$C$4]" office:value-type="float" office:value="0.165">
            <text:p>0.165</text:p>
          </table:table-cell>
          <table:table-cell table:formula="of:=IF(   [.A44] &lt; [.$C$5];   &quot;Accel&quot;;   IF(     [.A44] &lt; [.$C$5] + [.$C$7];     &quot;Cruise&quot;;     IF(       [.A44] &lt; [.$C$8];       &quot;Decel&quot;;       &quot;Stop&quot;     )   ) )" office:value-type="string" office:string-value="Accel">
            <text:p>Accel</text:p>
          </table:table-cell>
          <table:table-cell table:formula="of:=IF(   [.B44]=&quot;Accel&quot;;   [.$C$1];   IF(     [.B44]=&quot;Cruise&quot;;     0;     IF([.B44]=&quot;Decel&quot;; -[.$C$1]; 0)   ) )" office:value-type="float" office:value="50">
            <text:p>50</text:p>
          </table:table-cell>
          <table:table-cell table:formula="of:=IF(   [.B44]=&quot;Stop&quot;;   0;   MAX(     0;     MIN(       [.$C$2];       [.D43] + [.C44] * [.$C$4]     )   ) )" office:value-type="float" office:value="8.25">
            <text:p>8.25</text:p>
          </table:table-cell>
          <table:table-cell table:formula="of:=IF(   [.B44]=&quot;Stop&quot;;   [.$C$3];   [.E43] + [.D44] * [.$C$4] )" office:value-type="float" office:value="0.70125">
            <text:p>0.70</text:p>
          </table:table-cell>
          <table:table-cell table:number-columns-repeated="872"/>
        </table:table-row>
        <table:table-row table:style-name="ro3">
          <table:table-cell table:formula="of:=[.A44]+[.$C$4]" office:value-type="float" office:value="0.17">
            <text:p>0.170</text:p>
          </table:table-cell>
          <table:table-cell table:formula="of:=IF(   [.A45] &lt; [.$C$5];   &quot;Accel&quot;;   IF(     [.A45] &lt; [.$C$5] + [.$C$7];     &quot;Cruise&quot;;     IF(       [.A45] &lt; [.$C$8];       &quot;Decel&quot;;       &quot;Stop&quot;     )   ) )" office:value-type="string" office:string-value="Accel">
            <text:p>Accel</text:p>
          </table:table-cell>
          <table:table-cell table:formula="of:=IF(   [.B45]=&quot;Accel&quot;;   [.$C$1];   IF(     [.B45]=&quot;Cruise&quot;;     0;     IF([.B45]=&quot;Decel&quot;; -[.$C$1]; 0)   ) )" office:value-type="float" office:value="50">
            <text:p>50</text:p>
          </table:table-cell>
          <table:table-cell table:formula="of:=IF(   [.B45]=&quot;Stop&quot;;   0;   MAX(     0;     MIN(       [.$C$2];       [.D44] + [.C45] * [.$C$4]     )   ) )" office:value-type="float" office:value="8.5">
            <text:p>8.50</text:p>
          </table:table-cell>
          <table:table-cell table:formula="of:=IF(   [.B45]=&quot;Stop&quot;;   [.$C$3];   [.E44] + [.D45] * [.$C$4] )" office:value-type="float" office:value="0.74375">
            <text:p>0.74</text:p>
          </table:table-cell>
          <table:table-cell table:number-columns-repeated="872"/>
        </table:table-row>
        <table:table-row table:style-name="ro3">
          <table:table-cell table:formula="of:=[.A45]+[.$C$4]" office:value-type="float" office:value="0.175">
            <text:p>0.175</text:p>
          </table:table-cell>
          <table:table-cell table:formula="of:=IF(   [.A46] &lt; [.$C$5];   &quot;Accel&quot;;   IF(     [.A46] &lt; [.$C$5] + [.$C$7];     &quot;Cruise&quot;;     IF(       [.A46] &lt; [.$C$8];       &quot;Decel&quot;;       &quot;Stop&quot;     )   ) )" office:value-type="string" office:string-value="Accel">
            <text:p>Accel</text:p>
          </table:table-cell>
          <table:table-cell table:formula="of:=IF(   [.B46]=&quot;Accel&quot;;   [.$C$1];   IF(     [.B46]=&quot;Cruise&quot;;     0;     IF([.B46]=&quot;Decel&quot;; -[.$C$1]; 0)   ) )" office:value-type="float" office:value="50">
            <text:p>50</text:p>
          </table:table-cell>
          <table:table-cell table:formula="of:=IF(   [.B46]=&quot;Stop&quot;;   0;   MAX(     0;     MIN(       [.$C$2];       [.D45] + [.C46] * [.$C$4]     )   ) )" office:value-type="float" office:value="8.75">
            <text:p>8.75</text:p>
          </table:table-cell>
          <table:table-cell table:formula="of:=IF(   [.B46]=&quot;Stop&quot;;   [.$C$3];   [.E45] + [.D46] * [.$C$4] )" office:value-type="float" office:value="0.7875">
            <text:p>0.79</text:p>
          </table:table-cell>
          <table:table-cell table:number-columns-repeated="872"/>
        </table:table-row>
        <table:table-row table:style-name="ro3">
          <table:table-cell table:formula="of:=[.A46]+[.$C$4]" office:value-type="float" office:value="0.18">
            <text:p>0.180</text:p>
          </table:table-cell>
          <table:table-cell table:formula="of:=IF(   [.A47] &lt; [.$C$5];   &quot;Accel&quot;;   IF(     [.A47] &lt; [.$C$5] + [.$C$7];     &quot;Cruise&quot;;     IF(       [.A47] &lt; [.$C$8];       &quot;Decel&quot;;       &quot;Stop&quot;     )   ) )" office:value-type="string" office:string-value="Accel">
            <text:p>Accel</text:p>
          </table:table-cell>
          <table:table-cell table:formula="of:=IF(   [.B47]=&quot;Accel&quot;;   [.$C$1];   IF(     [.B47]=&quot;Cruise&quot;;     0;     IF([.B47]=&quot;Decel&quot;; -[.$C$1]; 0)   ) )" office:value-type="float" office:value="50">
            <text:p>50</text:p>
          </table:table-cell>
          <table:table-cell table:formula="of:=IF(   [.B47]=&quot;Stop&quot;;   0;   MAX(     0;     MIN(       [.$C$2];       [.D46] + [.C47] * [.$C$4]     )   ) )" office:value-type="float" office:value="9">
            <text:p>9.00</text:p>
          </table:table-cell>
          <table:table-cell table:formula="of:=IF(   [.B47]=&quot;Stop&quot;;   [.$C$3];   [.E46] + [.D47] * [.$C$4] )" office:value-type="float" office:value="0.8325">
            <text:p>0.83</text:p>
          </table:table-cell>
          <table:table-cell table:number-columns-repeated="872"/>
        </table:table-row>
        <table:table-row table:style-name="ro3">
          <table:table-cell table:formula="of:=[.A47]+[.$C$4]" office:value-type="float" office:value="0.185">
            <text:p>0.185</text:p>
          </table:table-cell>
          <table:table-cell table:formula="of:=IF(   [.A48] &lt; [.$C$5];   &quot;Accel&quot;;   IF(     [.A48] &lt; [.$C$5] + [.$C$7];     &quot;Cruise&quot;;     IF(       [.A48] &lt; [.$C$8];       &quot;Decel&quot;;       &quot;Stop&quot;     )   ) )" office:value-type="string" office:string-value="Accel">
            <text:p>Accel</text:p>
          </table:table-cell>
          <table:table-cell table:formula="of:=IF(   [.B48]=&quot;Accel&quot;;   [.$C$1];   IF(     [.B48]=&quot;Cruise&quot;;     0;     IF([.B48]=&quot;Decel&quot;; -[.$C$1]; 0)   ) )" office:value-type="float" office:value="50">
            <text:p>50</text:p>
          </table:table-cell>
          <table:table-cell table:formula="of:=IF(   [.B48]=&quot;Stop&quot;;   0;   MAX(     0;     MIN(       [.$C$2];       [.D47] + [.C48] * [.$C$4]     )   ) )" office:value-type="float" office:value="9.25">
            <text:p>9.25</text:p>
          </table:table-cell>
          <table:table-cell table:formula="of:=IF(   [.B48]=&quot;Stop&quot;;   [.$C$3];   [.E47] + [.D48] * [.$C$4] )" office:value-type="float" office:value="0.87875">
            <text:p>0.88</text:p>
          </table:table-cell>
          <table:table-cell table:number-columns-repeated="872"/>
        </table:table-row>
        <table:table-row table:style-name="ro3">
          <table:table-cell table:formula="of:=[.A48]+[.$C$4]" office:value-type="float" office:value="0.19">
            <text:p>0.190</text:p>
          </table:table-cell>
          <table:table-cell table:formula="of:=IF(   [.A49] &lt; [.$C$5];   &quot;Accel&quot;;   IF(     [.A49] &lt; [.$C$5] + [.$C$7];     &quot;Cruise&quot;;     IF(       [.A49] &lt; [.$C$8];       &quot;Decel&quot;;       &quot;Stop&quot;     )   ) )" office:value-type="string" office:string-value="Accel">
            <text:p>Accel</text:p>
          </table:table-cell>
          <table:table-cell table:formula="of:=IF(   [.B49]=&quot;Accel&quot;;   [.$C$1];   IF(     [.B49]=&quot;Cruise&quot;;     0;     IF([.B49]=&quot;Decel&quot;; -[.$C$1]; 0)   ) )" office:value-type="float" office:value="50">
            <text:p>50</text:p>
          </table:table-cell>
          <table:table-cell table:formula="of:=IF(   [.B49]=&quot;Stop&quot;;   0;   MAX(     0;     MIN(       [.$C$2];       [.D48] + [.C49] * [.$C$4]     )   ) )" office:value-type="float" office:value="9.5">
            <text:p>9.50</text:p>
          </table:table-cell>
          <table:table-cell table:formula="of:=IF(   [.B49]=&quot;Stop&quot;;   [.$C$3];   [.E48] + [.D49] * [.$C$4] )" office:value-type="float" office:value="0.92625">
            <text:p>0.93</text:p>
          </table:table-cell>
          <table:table-cell table:number-columns-repeated="872"/>
        </table:table-row>
        <table:table-row table:style-name="ro3">
          <table:table-cell table:formula="of:=[.A49]+[.$C$4]" office:value-type="float" office:value="0.195">
            <text:p>0.195</text:p>
          </table:table-cell>
          <table:table-cell table:formula="of:=IF(   [.A50] &lt; [.$C$5];   &quot;Accel&quot;;   IF(     [.A50] &lt; [.$C$5] + [.$C$7];     &quot;Cruise&quot;;     IF(       [.A50] &lt; [.$C$8];       &quot;Decel&quot;;       &quot;Stop&quot;     )   ) )" office:value-type="string" office:string-value="Accel">
            <text:p>Accel</text:p>
          </table:table-cell>
          <table:table-cell table:formula="of:=IF(   [.B50]=&quot;Accel&quot;;   [.$C$1];   IF(     [.B50]=&quot;Cruise&quot;;     0;     IF([.B50]=&quot;Decel&quot;; -[.$C$1]; 0)   ) )" office:value-type="float" office:value="50">
            <text:p>50</text:p>
          </table:table-cell>
          <table:table-cell table:formula="of:=IF(   [.B50]=&quot;Stop&quot;;   0;   MAX(     0;     MIN(       [.$C$2];       [.D49] + [.C50] * [.$C$4]     )   ) )" office:value-type="float" office:value="9.75">
            <text:p>9.75</text:p>
          </table:table-cell>
          <table:table-cell table:formula="of:=IF(   [.B50]=&quot;Stop&quot;;   [.$C$3];   [.E49] + [.D50] * [.$C$4] )" office:value-type="float" office:value="0.975">
            <text:p>0.98</text:p>
          </table:table-cell>
          <table:table-cell table:number-columns-repeated="872"/>
        </table:table-row>
        <table:table-row table:style-name="ro3">
          <table:table-cell table:formula="of:=[.A50]+[.$C$4]" office:value-type="float" office:value="0.2">
            <text:p>0.200</text:p>
          </table:table-cell>
          <table:table-cell table:formula="of:=IF(   [.A51] &lt; [.$C$5];   &quot;Accel&quot;;   IF(     [.A51] &lt; [.$C$5] + [.$C$7];     &quot;Cruise&quot;;     IF(       [.A51] &lt; [.$C$8];       &quot;Decel&quot;;       &quot;Stop&quot;     )   ) )" office:value-type="string" office:string-value="Cruise">
            <text:p>Cruise</text:p>
          </table:table-cell>
          <table:table-cell table:formula="of:=IF(   [.B51]=&quot;Accel&quot;;   [.$C$1];   IF(     [.B51]=&quot;Cruise&quot;;     0;     IF([.B51]=&quot;Decel&quot;; -[.$C$1]; 0)   ) )" office:value-type="float" office:value="0">
            <text:p>0</text:p>
          </table:table-cell>
          <table:table-cell table:formula="of:=IF(   [.B51]=&quot;Stop&quot;;   0;   MAX(     0;     MIN(       [.$C$2];       [.D50] + [.C51] * [.$C$4]     )   ) )" office:value-type="float" office:value="9.75">
            <text:p>9.75</text:p>
          </table:table-cell>
          <table:table-cell table:formula="of:=IF(   [.B51]=&quot;Stop&quot;;   [.$C$3];   [.E50] + [.D51] * [.$C$4] )" office:value-type="float" office:value="1.02375">
            <text:p>1.02</text:p>
          </table:table-cell>
          <table:table-cell table:number-columns-repeated="872"/>
        </table:table-row>
        <table:table-row table:style-name="ro3">
          <table:table-cell table:formula="of:=[.A51]+[.$C$4]" office:value-type="float" office:value="0.205">
            <text:p>0.205</text:p>
          </table:table-cell>
          <table:table-cell table:formula="of:=IF(   [.A52] &lt; [.$C$5];   &quot;Accel&quot;;   IF(     [.A52] &lt; [.$C$5] + [.$C$7];     &quot;Cruise&quot;;     IF(       [.A52] &lt; [.$C$8];       &quot;Decel&quot;;       &quot;Stop&quot;     )   ) )" office:value-type="string" office:string-value="Cruise">
            <text:p>Cruise</text:p>
          </table:table-cell>
          <table:table-cell table:formula="of:=IF(   [.B52]=&quot;Accel&quot;;   [.$C$1];   IF(     [.B52]=&quot;Cruise&quot;;     0;     IF([.B52]=&quot;Decel&quot;; -[.$C$1]; 0)   ) )" office:value-type="float" office:value="0">
            <text:p>0</text:p>
          </table:table-cell>
          <table:table-cell table:formula="of:=IF(   [.B52]=&quot;Stop&quot;;   0;   MAX(     0;     MIN(       [.$C$2];       [.D51] + [.C52] * [.$C$4]     )   ) )" office:value-type="float" office:value="9.75">
            <text:p>9.75</text:p>
          </table:table-cell>
          <table:table-cell table:formula="of:=IF(   [.B52]=&quot;Stop&quot;;   [.$C$3];   [.E51] + [.D52] * [.$C$4] )" office:value-type="float" office:value="1.0725">
            <text:p>1.07</text:p>
          </table:table-cell>
          <table:table-cell table:number-columns-repeated="872"/>
        </table:table-row>
        <table:table-row table:style-name="ro3">
          <table:table-cell table:formula="of:=[.A52]+[.$C$4]" office:value-type="float" office:value="0.21">
            <text:p>0.210</text:p>
          </table:table-cell>
          <table:table-cell table:formula="of:=IF(   [.A53] &lt; [.$C$5];   &quot;Accel&quot;;   IF(     [.A53] &lt; [.$C$5] + [.$C$7];     &quot;Cruise&quot;;     IF(       [.A53] &lt; [.$C$8];       &quot;Decel&quot;;       &quot;Stop&quot;     )   ) )" office:value-type="string" office:string-value="Cruise">
            <text:p>Cruise</text:p>
          </table:table-cell>
          <table:table-cell table:formula="of:=IF(   [.B53]=&quot;Accel&quot;;   [.$C$1];   IF(     [.B53]=&quot;Cruise&quot;;     0;     IF([.B53]=&quot;Decel&quot;; -[.$C$1]; 0)   ) )" office:value-type="float" office:value="0">
            <text:p>0</text:p>
          </table:table-cell>
          <table:table-cell table:formula="of:=IF(   [.B53]=&quot;Stop&quot;;   0;   MAX(     0;     MIN(       [.$C$2];       [.D52] + [.C53] * [.$C$4]     )   ) )" office:value-type="float" office:value="9.75">
            <text:p>9.75</text:p>
          </table:table-cell>
          <table:table-cell table:formula="of:=IF(   [.B53]=&quot;Stop&quot;;   [.$C$3];   [.E52] + [.D53] * [.$C$4] )" office:value-type="float" office:value="1.12125">
            <text:p>1.12</text:p>
          </table:table-cell>
          <table:table-cell table:number-columns-repeated="872"/>
        </table:table-row>
        <table:table-row table:style-name="ro3">
          <table:table-cell table:formula="of:=[.A53]+[.$C$4]" office:value-type="float" office:value="0.215">
            <text:p>0.215</text:p>
          </table:table-cell>
          <table:table-cell table:formula="of:=IF(   [.A54] &lt; [.$C$5];   &quot;Accel&quot;;   IF(     [.A54] &lt; [.$C$5] + [.$C$7];     &quot;Cruise&quot;;     IF(       [.A54] &lt; [.$C$8];       &quot;Decel&quot;;       &quot;Stop&quot;     )   ) )" office:value-type="string" office:string-value="Cruise">
            <text:p>Cruise</text:p>
          </table:table-cell>
          <table:table-cell table:formula="of:=IF(   [.B54]=&quot;Accel&quot;;   [.$C$1];   IF(     [.B54]=&quot;Cruise&quot;;     0;     IF([.B54]=&quot;Decel&quot;; -[.$C$1]; 0)   ) )" office:value-type="float" office:value="0">
            <text:p>0</text:p>
          </table:table-cell>
          <table:table-cell table:formula="of:=IF(   [.B54]=&quot;Stop&quot;;   0;   MAX(     0;     MIN(       [.$C$2];       [.D53] + [.C54] * [.$C$4]     )   ) )" office:value-type="float" office:value="9.75">
            <text:p>9.75</text:p>
          </table:table-cell>
          <table:table-cell table:formula="of:=IF(   [.B54]=&quot;Stop&quot;;   [.$C$3];   [.E53] + [.D54] * [.$C$4] )" office:value-type="float" office:value="1.17">
            <text:p>1.17</text:p>
          </table:table-cell>
          <table:table-cell table:number-columns-repeated="872"/>
        </table:table-row>
        <table:table-row table:style-name="ro3">
          <table:table-cell table:formula="of:=[.A54]+[.$C$4]" office:value-type="float" office:value="0.22">
            <text:p>0.220</text:p>
          </table:table-cell>
          <table:table-cell table:formula="of:=IF(   [.A55] &lt; [.$C$5];   &quot;Accel&quot;;   IF(     [.A55] &lt; [.$C$5] + [.$C$7];     &quot;Cruise&quot;;     IF(       [.A55] &lt; [.$C$8];       &quot;Decel&quot;;       &quot;Stop&quot;     )   ) )" office:value-type="string" office:string-value="Cruise">
            <text:p>Cruise</text:p>
          </table:table-cell>
          <table:table-cell table:formula="of:=IF(   [.B55]=&quot;Accel&quot;;   [.$C$1];   IF(     [.B55]=&quot;Cruise&quot;;     0;     IF([.B55]=&quot;Decel&quot;; -[.$C$1]; 0)   ) )" office:value-type="float" office:value="0">
            <text:p>0</text:p>
          </table:table-cell>
          <table:table-cell table:formula="of:=IF(   [.B55]=&quot;Stop&quot;;   0;   MAX(     0;     MIN(       [.$C$2];       [.D54] + [.C55] * [.$C$4]     )   ) )" office:value-type="float" office:value="9.75">
            <text:p>9.75</text:p>
          </table:table-cell>
          <table:table-cell table:formula="of:=IF(   [.B55]=&quot;Stop&quot;;   [.$C$3];   [.E54] + [.D55] * [.$C$4] )" office:value-type="float" office:value="1.21875">
            <text:p>1.22</text:p>
          </table:table-cell>
          <table:table-cell table:number-columns-repeated="872"/>
        </table:table-row>
        <table:table-row table:style-name="ro3">
          <table:table-cell table:formula="of:=[.A55]+[.$C$4]" office:value-type="float" office:value="0.225">
            <text:p>0.225</text:p>
          </table:table-cell>
          <table:table-cell table:formula="of:=IF(   [.A56] &lt; [.$C$5];   &quot;Accel&quot;;   IF(     [.A56] &lt; [.$C$5] + [.$C$7];     &quot;Cruise&quot;;     IF(       [.A56] &lt; [.$C$8];       &quot;Decel&quot;;       &quot;Stop&quot;     )   ) )" office:value-type="string" office:string-value="Cruise">
            <text:p>Cruise</text:p>
          </table:table-cell>
          <table:table-cell table:formula="of:=IF(   [.B56]=&quot;Accel&quot;;   [.$C$1];   IF(     [.B56]=&quot;Cruise&quot;;     0;     IF([.B56]=&quot;Decel&quot;; -[.$C$1]; 0)   ) )" office:value-type="float" office:value="0">
            <text:p>0</text:p>
          </table:table-cell>
          <table:table-cell table:formula="of:=IF(   [.B56]=&quot;Stop&quot;;   0;   MAX(     0;     MIN(       [.$C$2];       [.D55] + [.C56] * [.$C$4]     )   ) )" office:value-type="float" office:value="9.75">
            <text:p>9.75</text:p>
          </table:table-cell>
          <table:table-cell table:formula="of:=IF(   [.B56]=&quot;Stop&quot;;   [.$C$3];   [.E55] + [.D56] * [.$C$4] )" office:value-type="float" office:value="1.2675">
            <text:p>1.27</text:p>
          </table:table-cell>
          <table:table-cell table:number-columns-repeated="872"/>
        </table:table-row>
        <table:table-row table:style-name="ro3">
          <table:table-cell table:formula="of:=[.A56]+[.$C$4]" office:value-type="float" office:value="0.23">
            <text:p>0.230</text:p>
          </table:table-cell>
          <table:table-cell table:formula="of:=IF(   [.A57] &lt; [.$C$5];   &quot;Accel&quot;;   IF(     [.A57] &lt; [.$C$5] + [.$C$7];     &quot;Cruise&quot;;     IF(       [.A57] &lt; [.$C$8];       &quot;Decel&quot;;       &quot;Stop&quot;     )   ) )" office:value-type="string" office:string-value="Cruise">
            <text:p>Cruise</text:p>
          </table:table-cell>
          <table:table-cell table:formula="of:=IF(   [.B57]=&quot;Accel&quot;;   [.$C$1];   IF(     [.B57]=&quot;Cruise&quot;;     0;     IF([.B57]=&quot;Decel&quot;; -[.$C$1]; 0)   ) )" office:value-type="float" office:value="0">
            <text:p>0</text:p>
          </table:table-cell>
          <table:table-cell table:formula="of:=IF(   [.B57]=&quot;Stop&quot;;   0;   MAX(     0;     MIN(       [.$C$2];       [.D56] + [.C57] * [.$C$4]     )   ) )" office:value-type="float" office:value="9.75">
            <text:p>9.75</text:p>
          </table:table-cell>
          <table:table-cell table:formula="of:=IF(   [.B57]=&quot;Stop&quot;;   [.$C$3];   [.E56] + [.D57] * [.$C$4] )" office:value-type="float" office:value="1.31625">
            <text:p>1.32</text:p>
          </table:table-cell>
          <table:table-cell table:number-columns-repeated="872"/>
        </table:table-row>
        <table:table-row table:style-name="ro3">
          <table:table-cell table:formula="of:=[.A57]+[.$C$4]" office:value-type="float" office:value="0.235">
            <text:p>0.235</text:p>
          </table:table-cell>
          <table:table-cell table:formula="of:=IF(   [.A58] &lt; [.$C$5];   &quot;Accel&quot;;   IF(     [.A58] &lt; [.$C$5] + [.$C$7];     &quot;Cruise&quot;;     IF(       [.A58] &lt; [.$C$8];       &quot;Decel&quot;;       &quot;Stop&quot;     )   ) )" office:value-type="string" office:string-value="Cruise">
            <text:p>Cruise</text:p>
          </table:table-cell>
          <table:table-cell table:formula="of:=IF(   [.B58]=&quot;Accel&quot;;   [.$C$1];   IF(     [.B58]=&quot;Cruise&quot;;     0;     IF([.B58]=&quot;Decel&quot;; -[.$C$1]; 0)   ) )" office:value-type="float" office:value="0">
            <text:p>0</text:p>
          </table:table-cell>
          <table:table-cell table:formula="of:=IF(   [.B58]=&quot;Stop&quot;;   0;   MAX(     0;     MIN(       [.$C$2];       [.D57] + [.C58] * [.$C$4]     )   ) )" office:value-type="float" office:value="9.75">
            <text:p>9.75</text:p>
          </table:table-cell>
          <table:table-cell table:formula="of:=IF(   [.B58]=&quot;Stop&quot;;   [.$C$3];   [.E57] + [.D58] * [.$C$4] )" office:value-type="float" office:value="1.365">
            <text:p>1.37</text:p>
          </table:table-cell>
          <table:table-cell table:number-columns-repeated="872"/>
        </table:table-row>
        <table:table-row table:style-name="ro3">
          <table:table-cell table:formula="of:=[.A58]+[.$C$4]" office:value-type="float" office:value="0.24">
            <text:p>0.240</text:p>
          </table:table-cell>
          <table:table-cell table:formula="of:=IF(   [.A59] &lt; [.$C$5];   &quot;Accel&quot;;   IF(     [.A59] &lt; [.$C$5] + [.$C$7];     &quot;Cruise&quot;;     IF(       [.A59] &lt; [.$C$8];       &quot;Decel&quot;;       &quot;Stop&quot;     )   ) )" office:value-type="string" office:string-value="Cruise">
            <text:p>Cruise</text:p>
          </table:table-cell>
          <table:table-cell table:formula="of:=IF(   [.B59]=&quot;Accel&quot;;   [.$C$1];   IF(     [.B59]=&quot;Cruise&quot;;     0;     IF([.B59]=&quot;Decel&quot;; -[.$C$1]; 0)   ) )" office:value-type="float" office:value="0">
            <text:p>0</text:p>
          </table:table-cell>
          <table:table-cell table:formula="of:=IF(   [.B59]=&quot;Stop&quot;;   0;   MAX(     0;     MIN(       [.$C$2];       [.D58] + [.C59] * [.$C$4]     )   ) )" office:value-type="float" office:value="9.75">
            <text:p>9.75</text:p>
          </table:table-cell>
          <table:table-cell table:formula="of:=IF(   [.B59]=&quot;Stop&quot;;   [.$C$3];   [.E58] + [.D59] * [.$C$4] )" office:value-type="float" office:value="1.41375">
            <text:p>1.41</text:p>
          </table:table-cell>
          <table:table-cell table:number-columns-repeated="872"/>
        </table:table-row>
        <table:table-row table:style-name="ro3">
          <table:table-cell table:formula="of:=[.A59]+[.$C$4]" office:value-type="float" office:value="0.245">
            <text:p>0.245</text:p>
          </table:table-cell>
          <table:table-cell table:formula="of:=IF(   [.A60] &lt; [.$C$5];   &quot;Accel&quot;;   IF(     [.A60] &lt; [.$C$5] + [.$C$7];     &quot;Cruise&quot;;     IF(       [.A60] &lt; [.$C$8];       &quot;Decel&quot;;       &quot;Stop&quot;     )   ) )" office:value-type="string" office:string-value="Cruise">
            <text:p>Cruise</text:p>
          </table:table-cell>
          <table:table-cell table:formula="of:=IF(   [.B60]=&quot;Accel&quot;;   [.$C$1];   IF(     [.B60]=&quot;Cruise&quot;;     0;     IF([.B60]=&quot;Decel&quot;; -[.$C$1]; 0)   ) )" office:value-type="float" office:value="0">
            <text:p>0</text:p>
          </table:table-cell>
          <table:table-cell table:formula="of:=IF(   [.B60]=&quot;Stop&quot;;   0;   MAX(     0;     MIN(       [.$C$2];       [.D59] + [.C60] * [.$C$4]     )   ) )" office:value-type="float" office:value="9.75">
            <text:p>9.75</text:p>
          </table:table-cell>
          <table:table-cell table:formula="of:=IF(   [.B60]=&quot;Stop&quot;;   [.$C$3];   [.E59] + [.D60] * [.$C$4] )" office:value-type="float" office:value="1.4625">
            <text:p>1.46</text:p>
          </table:table-cell>
          <table:table-cell table:number-columns-repeated="872"/>
        </table:table-row>
        <table:table-row table:style-name="ro3">
          <table:table-cell table:formula="of:=[.A60]+[.$C$4]" office:value-type="float" office:value="0.25">
            <text:p>0.250</text:p>
          </table:table-cell>
          <table:table-cell table:formula="of:=IF(   [.A61] &lt; [.$C$5];   &quot;Accel&quot;;   IF(     [.A61] &lt; [.$C$5] + [.$C$7];     &quot;Cruise&quot;;     IF(       [.A61] &lt; [.$C$8];       &quot;Decel&quot;;       &quot;Stop&quot;     )   ) )" office:value-type="string" office:string-value="Cruise">
            <text:p>Cruise</text:p>
          </table:table-cell>
          <table:table-cell table:formula="of:=IF(   [.B61]=&quot;Accel&quot;;   [.$C$1];   IF(     [.B61]=&quot;Cruise&quot;;     0;     IF([.B61]=&quot;Decel&quot;; -[.$C$1]; 0)   ) )" office:value-type="float" office:value="0">
            <text:p>0</text:p>
          </table:table-cell>
          <table:table-cell table:formula="of:=IF(   [.B61]=&quot;Stop&quot;;   0;   MAX(     0;     MIN(       [.$C$2];       [.D60] + [.C61] * [.$C$4]     )   ) )" office:value-type="float" office:value="9.75">
            <text:p>9.75</text:p>
          </table:table-cell>
          <table:table-cell table:formula="of:=IF(   [.B61]=&quot;Stop&quot;;   [.$C$3];   [.E60] + [.D61] * [.$C$4] )" office:value-type="float" office:value="1.51125">
            <text:p>1.51</text:p>
          </table:table-cell>
          <table:table-cell table:number-columns-repeated="872"/>
        </table:table-row>
        <table:table-row table:style-name="ro3">
          <table:table-cell table:formula="of:=[.A61]+[.$C$4]" office:value-type="float" office:value="0.255">
            <text:p>0.255</text:p>
          </table:table-cell>
          <table:table-cell table:formula="of:=IF(   [.A62] &lt; [.$C$5];   &quot;Accel&quot;;   IF(     [.A62] &lt; [.$C$5] + [.$C$7];     &quot;Cruise&quot;;     IF(       [.A62] &lt; [.$C$8];       &quot;Decel&quot;;       &quot;Stop&quot;     )   ) )" office:value-type="string" office:string-value="Cruise">
            <text:p>Cruise</text:p>
          </table:table-cell>
          <table:table-cell table:formula="of:=IF(   [.B62]=&quot;Accel&quot;;   [.$C$1];   IF(     [.B62]=&quot;Cruise&quot;;     0;     IF([.B62]=&quot;Decel&quot;; -[.$C$1]; 0)   ) )" office:value-type="float" office:value="0">
            <text:p>0</text:p>
          </table:table-cell>
          <table:table-cell table:formula="of:=IF(   [.B62]=&quot;Stop&quot;;   0;   MAX(     0;     MIN(       [.$C$2];       [.D61] + [.C62] * [.$C$4]     )   ) )" office:value-type="float" office:value="9.75">
            <text:p>9.75</text:p>
          </table:table-cell>
          <table:table-cell table:formula="of:=IF(   [.B62]=&quot;Stop&quot;;   [.$C$3];   [.E61] + [.D62] * [.$C$4] )" office:value-type="float" office:value="1.56">
            <text:p>1.56</text:p>
          </table:table-cell>
          <table:table-cell table:number-columns-repeated="872"/>
        </table:table-row>
        <table:table-row table:style-name="ro3">
          <table:table-cell table:formula="of:=[.A62]+[.$C$4]" office:value-type="float" office:value="0.26">
            <text:p>0.260</text:p>
          </table:table-cell>
          <table:table-cell table:formula="of:=IF(   [.A63] &lt; [.$C$5];   &quot;Accel&quot;;   IF(     [.A63] &lt; [.$C$5] + [.$C$7];     &quot;Cruise&quot;;     IF(       [.A63] &lt; [.$C$8];       &quot;Decel&quot;;       &quot;Stop&quot;     )   ) )" office:value-type="string" office:string-value="Cruise">
            <text:p>Cruise</text:p>
          </table:table-cell>
          <table:table-cell table:formula="of:=IF(   [.B63]=&quot;Accel&quot;;   [.$C$1];   IF(     [.B63]=&quot;Cruise&quot;;     0;     IF([.B63]=&quot;Decel&quot;; -[.$C$1]; 0)   ) )" office:value-type="float" office:value="0">
            <text:p>0</text:p>
          </table:table-cell>
          <table:table-cell table:formula="of:=IF(   [.B63]=&quot;Stop&quot;;   0;   MAX(     0;     MIN(       [.$C$2];       [.D62] + [.C63] * [.$C$4]     )   ) )" office:value-type="float" office:value="9.75">
            <text:p>9.75</text:p>
          </table:table-cell>
          <table:table-cell table:formula="of:=IF(   [.B63]=&quot;Stop&quot;;   [.$C$3];   [.E62] + [.D63] * [.$C$4] )" office:value-type="float" office:value="1.60875">
            <text:p>1.61</text:p>
          </table:table-cell>
          <table:table-cell table:number-columns-repeated="872"/>
        </table:table-row>
        <table:table-row table:style-name="ro3">
          <table:table-cell table:formula="of:=[.A63]+[.$C$4]" office:value-type="float" office:value="0.265">
            <text:p>0.265</text:p>
          </table:table-cell>
          <table:table-cell table:formula="of:=IF(   [.A64] &lt; [.$C$5];   &quot;Accel&quot;;   IF(     [.A64] &lt; [.$C$5] + [.$C$7];     &quot;Cruise&quot;;     IF(       [.A64] &lt; [.$C$8];       &quot;Decel&quot;;       &quot;Stop&quot;     )   ) )" office:value-type="string" office:string-value="Cruise">
            <text:p>Cruise</text:p>
          </table:table-cell>
          <table:table-cell table:formula="of:=IF(   [.B64]=&quot;Accel&quot;;   [.$C$1];   IF(     [.B64]=&quot;Cruise&quot;;     0;     IF([.B64]=&quot;Decel&quot;; -[.$C$1]; 0)   ) )" office:value-type="float" office:value="0">
            <text:p>0</text:p>
          </table:table-cell>
          <table:table-cell table:formula="of:=IF(   [.B64]=&quot;Stop&quot;;   0;   MAX(     0;     MIN(       [.$C$2];       [.D63] + [.C64] * [.$C$4]     )   ) )" office:value-type="float" office:value="9.75">
            <text:p>9.75</text:p>
          </table:table-cell>
          <table:table-cell table:formula="of:=IF(   [.B64]=&quot;Stop&quot;;   [.$C$3];   [.E63] + [.D64] * [.$C$4] )" office:value-type="float" office:value="1.6575">
            <text:p>1.66</text:p>
          </table:table-cell>
          <table:table-cell table:number-columns-repeated="872"/>
        </table:table-row>
        <table:table-row table:style-name="ro3">
          <table:table-cell table:formula="of:=[.A64]+[.$C$4]" office:value-type="float" office:value="0.27">
            <text:p>0.270</text:p>
          </table:table-cell>
          <table:table-cell table:formula="of:=IF(   [.A65] &lt; [.$C$5];   &quot;Accel&quot;;   IF(     [.A65] &lt; [.$C$5] + [.$C$7];     &quot;Cruise&quot;;     IF(       [.A65] &lt; [.$C$8];       &quot;Decel&quot;;       &quot;Stop&quot;     )   ) )" office:value-type="string" office:string-value="Cruise">
            <text:p>Cruise</text:p>
          </table:table-cell>
          <table:table-cell table:formula="of:=IF(   [.B65]=&quot;Accel&quot;;   [.$C$1];   IF(     [.B65]=&quot;Cruise&quot;;     0;     IF([.B65]=&quot;Decel&quot;; -[.$C$1]; 0)   ) )" office:value-type="float" office:value="0">
            <text:p>0</text:p>
          </table:table-cell>
          <table:table-cell table:formula="of:=IF(   [.B65]=&quot;Stop&quot;;   0;   MAX(     0;     MIN(       [.$C$2];       [.D64] + [.C65] * [.$C$4]     )   ) )" office:value-type="float" office:value="9.75">
            <text:p>9.75</text:p>
          </table:table-cell>
          <table:table-cell table:formula="of:=IF(   [.B65]=&quot;Stop&quot;;   [.$C$3];   [.E64] + [.D65] * [.$C$4] )" office:value-type="float" office:value="1.70625">
            <text:p>1.71</text:p>
          </table:table-cell>
          <table:table-cell table:number-columns-repeated="872"/>
        </table:table-row>
        <table:table-row table:style-name="ro3">
          <table:table-cell table:formula="of:=[.A65]+[.$C$4]" office:value-type="float" office:value="0.275">
            <text:p>0.275</text:p>
          </table:table-cell>
          <table:table-cell table:formula="of:=IF(   [.A66] &lt; [.$C$5];   &quot;Accel&quot;;   IF(     [.A66] &lt; [.$C$5] + [.$C$7];     &quot;Cruise&quot;;     IF(       [.A66] &lt; [.$C$8];       &quot;Decel&quot;;       &quot;Stop&quot;     )   ) )" office:value-type="string" office:string-value="Cruise">
            <text:p>Cruise</text:p>
          </table:table-cell>
          <table:table-cell table:formula="of:=IF(   [.B66]=&quot;Accel&quot;;   [.$C$1];   IF(     [.B66]=&quot;Cruise&quot;;     0;     IF([.B66]=&quot;Decel&quot;; -[.$C$1]; 0)   ) )" office:value-type="float" office:value="0">
            <text:p>0</text:p>
          </table:table-cell>
          <table:table-cell table:formula="of:=IF(   [.B66]=&quot;Stop&quot;;   0;   MAX(     0;     MIN(       [.$C$2];       [.D65] + [.C66] * [.$C$4]     )   ) )" office:value-type="float" office:value="9.75">
            <text:p>9.75</text:p>
          </table:table-cell>
          <table:table-cell table:formula="of:=IF(   [.B66]=&quot;Stop&quot;;   [.$C$3];   [.E65] + [.D66] * [.$C$4] )" office:value-type="float" office:value="1.755">
            <text:p>1.76</text:p>
          </table:table-cell>
          <table:table-cell table:number-columns-repeated="872"/>
        </table:table-row>
        <table:table-row table:style-name="ro3">
          <table:table-cell table:formula="of:=[.A66]+[.$C$4]" office:value-type="float" office:value="0.28">
            <text:p>0.280</text:p>
          </table:table-cell>
          <table:table-cell table:formula="of:=IF(   [.A67] &lt; [.$C$5];   &quot;Accel&quot;;   IF(     [.A67] &lt; [.$C$5] + [.$C$7];     &quot;Cruise&quot;;     IF(       [.A67] &lt; [.$C$8];       &quot;Decel&quot;;       &quot;Stop&quot;     )   ) )" office:value-type="string" office:string-value="Cruise">
            <text:p>Cruise</text:p>
          </table:table-cell>
          <table:table-cell table:formula="of:=IF(   [.B67]=&quot;Accel&quot;;   [.$C$1];   IF(     [.B67]=&quot;Cruise&quot;;     0;     IF([.B67]=&quot;Decel&quot;; -[.$C$1]; 0)   ) )" office:value-type="float" office:value="0">
            <text:p>0</text:p>
          </table:table-cell>
          <table:table-cell table:formula="of:=IF(   [.B67]=&quot;Stop&quot;;   0;   MAX(     0;     MIN(       [.$C$2];       [.D66] + [.C67] * [.$C$4]     )   ) )" office:value-type="float" office:value="9.75">
            <text:p>9.75</text:p>
          </table:table-cell>
          <table:table-cell table:formula="of:=IF(   [.B67]=&quot;Stop&quot;;   [.$C$3];   [.E66] + [.D67] * [.$C$4] )" office:value-type="float" office:value="1.80375">
            <text:p>1.80</text:p>
          </table:table-cell>
          <table:table-cell table:number-columns-repeated="872"/>
        </table:table-row>
        <table:table-row table:style-name="ro3">
          <table:table-cell table:formula="of:=[.A67]+[.$C$4]" office:value-type="float" office:value="0.285">
            <text:p>0.285</text:p>
          </table:table-cell>
          <table:table-cell table:formula="of:=IF(   [.A68] &lt; [.$C$5];   &quot;Accel&quot;;   IF(     [.A68] &lt; [.$C$5] + [.$C$7];     &quot;Cruise&quot;;     IF(       [.A68] &lt; [.$C$8];       &quot;Decel&quot;;       &quot;Stop&quot;     )   ) )" office:value-type="string" office:string-value="Cruise">
            <text:p>Cruise</text:p>
          </table:table-cell>
          <table:table-cell table:formula="of:=IF(   [.B68]=&quot;Accel&quot;;   [.$C$1];   IF(     [.B68]=&quot;Cruise&quot;;     0;     IF([.B68]=&quot;Decel&quot;; -[.$C$1]; 0)   ) )" office:value-type="float" office:value="0">
            <text:p>0</text:p>
          </table:table-cell>
          <table:table-cell table:formula="of:=IF(   [.B68]=&quot;Stop&quot;;   0;   MAX(     0;     MIN(       [.$C$2];       [.D67] + [.C68] * [.$C$4]     )   ) )" office:value-type="float" office:value="9.75">
            <text:p>9.75</text:p>
          </table:table-cell>
          <table:table-cell table:formula="of:=IF(   [.B68]=&quot;Stop&quot;;   [.$C$3];   [.E67] + [.D68] * [.$C$4] )" office:value-type="float" office:value="1.8525">
            <text:p>1.85</text:p>
          </table:table-cell>
          <table:table-cell table:number-columns-repeated="872"/>
        </table:table-row>
        <table:table-row table:style-name="ro3">
          <table:table-cell table:formula="of:=[.A68]+[.$C$4]" office:value-type="float" office:value="0.29">
            <text:p>0.290</text:p>
          </table:table-cell>
          <table:table-cell table:formula="of:=IF(   [.A69] &lt; [.$C$5];   &quot;Accel&quot;;   IF(     [.A69] &lt; [.$C$5] + [.$C$7];     &quot;Cruise&quot;;     IF(       [.A69] &lt; [.$C$8];       &quot;Decel&quot;;       &quot;Stop&quot;     )   ) )" office:value-type="string" office:string-value="Cruise">
            <text:p>Cruise</text:p>
          </table:table-cell>
          <table:table-cell table:formula="of:=IF(   [.B69]=&quot;Accel&quot;;   [.$C$1];   IF(     [.B69]=&quot;Cruise&quot;;     0;     IF([.B69]=&quot;Decel&quot;; -[.$C$1]; 0)   ) )" office:value-type="float" office:value="0">
            <text:p>0</text:p>
          </table:table-cell>
          <table:table-cell table:formula="of:=IF(   [.B69]=&quot;Stop&quot;;   0;   MAX(     0;     MIN(       [.$C$2];       [.D68] + [.C69] * [.$C$4]     )   ) )" office:value-type="float" office:value="9.75">
            <text:p>9.75</text:p>
          </table:table-cell>
          <table:table-cell table:formula="of:=IF(   [.B69]=&quot;Stop&quot;;   [.$C$3];   [.E68] + [.D69] * [.$C$4] )" office:value-type="float" office:value="1.90125">
            <text:p>1.90</text:p>
          </table:table-cell>
          <table:table-cell table:number-columns-repeated="872"/>
        </table:table-row>
        <table:table-row table:style-name="ro3">
          <table:table-cell table:formula="of:=[.A69]+[.$C$4]" office:value-type="float" office:value="0.295">
            <text:p>0.295</text:p>
          </table:table-cell>
          <table:table-cell table:formula="of:=IF(   [.A70] &lt; [.$C$5];   &quot;Accel&quot;;   IF(     [.A70] &lt; [.$C$5] + [.$C$7];     &quot;Cruise&quot;;     IF(       [.A70] &lt; [.$C$8];       &quot;Decel&quot;;       &quot;Stop&quot;     )   ) )" office:value-type="string" office:string-value="Cruise">
            <text:p>Cruise</text:p>
          </table:table-cell>
          <table:table-cell table:formula="of:=IF(   [.B70]=&quot;Accel&quot;;   [.$C$1];   IF(     [.B70]=&quot;Cruise&quot;;     0;     IF([.B70]=&quot;Decel&quot;; -[.$C$1]; 0)   ) )" office:value-type="float" office:value="0">
            <text:p>0</text:p>
          </table:table-cell>
          <table:table-cell table:formula="of:=IF(   [.B70]=&quot;Stop&quot;;   0;   MAX(     0;     MIN(       [.$C$2];       [.D69] + [.C70] * [.$C$4]     )   ) )" office:value-type="float" office:value="9.75">
            <text:p>9.75</text:p>
          </table:table-cell>
          <table:table-cell table:formula="of:=IF(   [.B70]=&quot;Stop&quot;;   [.$C$3];   [.E69] + [.D70] * [.$C$4] )" office:value-type="float" office:value="1.95">
            <text:p>1.95</text:p>
          </table:table-cell>
          <table:table-cell table:number-columns-repeated="872"/>
        </table:table-row>
        <table:table-row table:style-name="ro3">
          <table:table-cell table:formula="of:=[.A70]+[.$C$4]" office:value-type="float" office:value="0.3">
            <text:p>0.300</text:p>
          </table:table-cell>
          <table:table-cell table:formula="of:=IF(   [.A71] &lt; [.$C$5];   &quot;Accel&quot;;   IF(     [.A71] &lt; [.$C$5] + [.$C$7];     &quot;Cruise&quot;;     IF(       [.A71] &lt; [.$C$8];       &quot;Decel&quot;;       &quot;Stop&quot;     )   ) )" office:value-type="string" office:string-value="Cruise">
            <text:p>Cruise</text:p>
          </table:table-cell>
          <table:table-cell table:formula="of:=IF(   [.B71]=&quot;Accel&quot;;   [.$C$1];   IF(     [.B71]=&quot;Cruise&quot;;     0;     IF([.B71]=&quot;Decel&quot;; -[.$C$1]; 0)   ) )" office:value-type="float" office:value="0">
            <text:p>0</text:p>
          </table:table-cell>
          <table:table-cell table:formula="of:=IF(   [.B71]=&quot;Stop&quot;;   0;   MAX(     0;     MIN(       [.$C$2];       [.D70] + [.C71] * [.$C$4]     )   ) )" office:value-type="float" office:value="9.75">
            <text:p>9.75</text:p>
          </table:table-cell>
          <table:table-cell table:formula="of:=IF(   [.B71]=&quot;Stop&quot;;   [.$C$3];   [.E70] + [.D71] * [.$C$4] )" office:value-type="float" office:value="1.99875">
            <text:p>2.00</text:p>
          </table:table-cell>
          <table:table-cell table:number-columns-repeated="872"/>
        </table:table-row>
        <table:table-row table:style-name="ro3">
          <table:table-cell table:formula="of:=[.A71]+[.$C$4]" office:value-type="float" office:value="0.305">
            <text:p>0.305</text:p>
          </table:table-cell>
          <table:table-cell table:formula="of:=IF(   [.A72] &lt; [.$C$5];   &quot;Accel&quot;;   IF(     [.A72] &lt; [.$C$5] + [.$C$7];     &quot;Cruise&quot;;     IF(       [.A72] &lt; [.$C$8];       &quot;Decel&quot;;       &quot;Stop&quot;     )   ) )" office:value-type="string" office:string-value="Cruise">
            <text:p>Cruise</text:p>
          </table:table-cell>
          <table:table-cell table:formula="of:=IF(   [.B72]=&quot;Accel&quot;;   [.$C$1];   IF(     [.B72]=&quot;Cruise&quot;;     0;     IF([.B72]=&quot;Decel&quot;; -[.$C$1]; 0)   ) )" office:value-type="float" office:value="0">
            <text:p>0</text:p>
          </table:table-cell>
          <table:table-cell table:formula="of:=IF(   [.B72]=&quot;Stop&quot;;   0;   MAX(     0;     MIN(       [.$C$2];       [.D71] + [.C72] * [.$C$4]     )   ) )" office:value-type="float" office:value="9.75">
            <text:p>9.75</text:p>
          </table:table-cell>
          <table:table-cell table:formula="of:=IF(   [.B72]=&quot;Stop&quot;;   [.$C$3];   [.E71] + [.D72] * [.$C$4] )" office:value-type="float" office:value="2.0475">
            <text:p>2.05</text:p>
          </table:table-cell>
          <table:table-cell table:number-columns-repeated="872"/>
        </table:table-row>
        <table:table-row table:style-name="ro3">
          <table:table-cell table:formula="of:=[.A72]+[.$C$4]" office:value-type="float" office:value="0.31">
            <text:p>0.310</text:p>
          </table:table-cell>
          <table:table-cell table:formula="of:=IF(   [.A73] &lt; [.$C$5];   &quot;Accel&quot;;   IF(     [.A73] &lt; [.$C$5] + [.$C$7];     &quot;Cruise&quot;;     IF(       [.A73] &lt; [.$C$8];       &quot;Decel&quot;;       &quot;Stop&quot;     )   ) )" office:value-type="string" office:string-value="Cruise">
            <text:p>Cruise</text:p>
          </table:table-cell>
          <table:table-cell table:formula="of:=IF(   [.B73]=&quot;Accel&quot;;   [.$C$1];   IF(     [.B73]=&quot;Cruise&quot;;     0;     IF([.B73]=&quot;Decel&quot;; -[.$C$1]; 0)   ) )" office:value-type="float" office:value="0">
            <text:p>0</text:p>
          </table:table-cell>
          <table:table-cell table:formula="of:=IF(   [.B73]=&quot;Stop&quot;;   0;   MAX(     0;     MIN(       [.$C$2];       [.D72] + [.C73] * [.$C$4]     )   ) )" office:value-type="float" office:value="9.75">
            <text:p>9.75</text:p>
          </table:table-cell>
          <table:table-cell table:formula="of:=IF(   [.B73]=&quot;Stop&quot;;   [.$C$3];   [.E72] + [.D73] * [.$C$4] )" office:value-type="float" office:value="2.09625">
            <text:p>2.10</text:p>
          </table:table-cell>
          <table:table-cell table:number-columns-repeated="872"/>
        </table:table-row>
        <table:table-row table:style-name="ro3">
          <table:table-cell table:formula="of:=[.A73]+[.$C$4]" office:value-type="float" office:value="0.315">
            <text:p>0.315</text:p>
          </table:table-cell>
          <table:table-cell table:formula="of:=IF(   [.A74] &lt; [.$C$5];   &quot;Accel&quot;;   IF(     [.A74] &lt; [.$C$5] + [.$C$7];     &quot;Cruise&quot;;     IF(       [.A74] &lt; [.$C$8];       &quot;Decel&quot;;       &quot;Stop&quot;     )   ) )" office:value-type="string" office:string-value="Cruise">
            <text:p>Cruise</text:p>
          </table:table-cell>
          <table:table-cell table:formula="of:=IF(   [.B74]=&quot;Accel&quot;;   [.$C$1];   IF(     [.B74]=&quot;Cruise&quot;;     0;     IF([.B74]=&quot;Decel&quot;; -[.$C$1]; 0)   ) )" office:value-type="float" office:value="0">
            <text:p>0</text:p>
          </table:table-cell>
          <table:table-cell table:formula="of:=IF(   [.B74]=&quot;Stop&quot;;   0;   MAX(     0;     MIN(       [.$C$2];       [.D73] + [.C74] * [.$C$4]     )   ) )" office:value-type="float" office:value="9.75">
            <text:p>9.75</text:p>
          </table:table-cell>
          <table:table-cell table:formula="of:=IF(   [.B74]=&quot;Stop&quot;;   [.$C$3];   [.E73] + [.D74] * [.$C$4] )" office:value-type="float" office:value="2.145">
            <text:p>2.15</text:p>
          </table:table-cell>
          <table:table-cell table:number-columns-repeated="872"/>
        </table:table-row>
        <table:table-row table:style-name="ro3">
          <table:table-cell table:formula="of:=[.A74]+[.$C$4]" office:value-type="float" office:value="0.32">
            <text:p>0.320</text:p>
          </table:table-cell>
          <table:table-cell table:formula="of:=IF(   [.A75] &lt; [.$C$5];   &quot;Accel&quot;;   IF(     [.A75] &lt; [.$C$5] + [.$C$7];     &quot;Cruise&quot;;     IF(       [.A75] &lt; [.$C$8];       &quot;Decel&quot;;       &quot;Stop&quot;     )   ) )" office:value-type="string" office:string-value="Cruise">
            <text:p>Cruise</text:p>
          </table:table-cell>
          <table:table-cell table:formula="of:=IF(   [.B75]=&quot;Accel&quot;;   [.$C$1];   IF(     [.B75]=&quot;Cruise&quot;;     0;     IF([.B75]=&quot;Decel&quot;; -[.$C$1]; 0)   ) )" office:value-type="float" office:value="0">
            <text:p>0</text:p>
          </table:table-cell>
          <table:table-cell table:formula="of:=IF(   [.B75]=&quot;Stop&quot;;   0;   MAX(     0;     MIN(       [.$C$2];       [.D74] + [.C75] * [.$C$4]     )   ) )" office:value-type="float" office:value="9.75">
            <text:p>9.75</text:p>
          </table:table-cell>
          <table:table-cell table:formula="of:=IF(   [.B75]=&quot;Stop&quot;;   [.$C$3];   [.E74] + [.D75] * [.$C$4] )" office:value-type="float" office:value="2.19375">
            <text:p>2.19</text:p>
          </table:table-cell>
          <table:table-cell table:number-columns-repeated="872"/>
        </table:table-row>
        <table:table-row table:style-name="ro3">
          <table:table-cell table:formula="of:=[.A75]+[.$C$4]" office:value-type="float" office:value="0.325">
            <text:p>0.325</text:p>
          </table:table-cell>
          <table:table-cell table:formula="of:=IF(   [.A76] &lt; [.$C$5];   &quot;Accel&quot;;   IF(     [.A76] &lt; [.$C$5] + [.$C$7];     &quot;Cruise&quot;;     IF(       [.A76] &lt; [.$C$8];       &quot;Decel&quot;;       &quot;Stop&quot;     )   ) )" office:value-type="string" office:string-value="Cruise">
            <text:p>Cruise</text:p>
          </table:table-cell>
          <table:table-cell table:formula="of:=IF(   [.B76]=&quot;Accel&quot;;   [.$C$1];   IF(     [.B76]=&quot;Cruise&quot;;     0;     IF([.B76]=&quot;Decel&quot;; -[.$C$1]; 0)   ) )" office:value-type="float" office:value="0">
            <text:p>0</text:p>
          </table:table-cell>
          <table:table-cell table:formula="of:=IF(   [.B76]=&quot;Stop&quot;;   0;   MAX(     0;     MIN(       [.$C$2];       [.D75] + [.C76] * [.$C$4]     )   ) )" office:value-type="float" office:value="9.75">
            <text:p>9.75</text:p>
          </table:table-cell>
          <table:table-cell table:formula="of:=IF(   [.B76]=&quot;Stop&quot;;   [.$C$3];   [.E75] + [.D76] * [.$C$4] )" office:value-type="float" office:value="2.2425">
            <text:p>2.24</text:p>
          </table:table-cell>
          <table:table-cell table:number-columns-repeated="872"/>
        </table:table-row>
        <table:table-row table:style-name="ro3">
          <table:table-cell table:formula="of:=[.A76]+[.$C$4]" office:value-type="float" office:value="0.33">
            <text:p>0.330</text:p>
          </table:table-cell>
          <table:table-cell table:formula="of:=IF(   [.A77] &lt; [.$C$5];   &quot;Accel&quot;;   IF(     [.A77] &lt; [.$C$5] + [.$C$7];     &quot;Cruise&quot;;     IF(       [.A77] &lt; [.$C$8];       &quot;Decel&quot;;       &quot;Stop&quot;     )   ) )" office:value-type="string" office:string-value="Cruise">
            <text:p>Cruise</text:p>
          </table:table-cell>
          <table:table-cell table:formula="of:=IF(   [.B77]=&quot;Accel&quot;;   [.$C$1];   IF(     [.B77]=&quot;Cruise&quot;;     0;     IF([.B77]=&quot;Decel&quot;; -[.$C$1]; 0)   ) )" office:value-type="float" office:value="0">
            <text:p>0</text:p>
          </table:table-cell>
          <table:table-cell table:formula="of:=IF(   [.B77]=&quot;Stop&quot;;   0;   MAX(     0;     MIN(       [.$C$2];       [.D76] + [.C77] * [.$C$4]     )   ) )" office:value-type="float" office:value="9.75">
            <text:p>9.75</text:p>
          </table:table-cell>
          <table:table-cell table:formula="of:=IF(   [.B77]=&quot;Stop&quot;;   [.$C$3];   [.E76] + [.D77] * [.$C$4] )" office:value-type="float" office:value="2.29125">
            <text:p>2.29</text:p>
          </table:table-cell>
          <table:table-cell table:number-columns-repeated="872"/>
        </table:table-row>
        <table:table-row table:style-name="ro3">
          <table:table-cell table:formula="of:=[.A77]+[.$C$4]" office:value-type="float" office:value="0.335">
            <text:p>0.335</text:p>
          </table:table-cell>
          <table:table-cell table:formula="of:=IF(   [.A78] &lt; [.$C$5];   &quot;Accel&quot;;   IF(     [.A78] &lt; [.$C$5] + [.$C$7];     &quot;Cruise&quot;;     IF(       [.A78] &lt; [.$C$8];       &quot;Decel&quot;;       &quot;Stop&quot;     )   ) )" office:value-type="string" office:string-value="Cruise">
            <text:p>Cruise</text:p>
          </table:table-cell>
          <table:table-cell table:formula="of:=IF(   [.B78]=&quot;Accel&quot;;   [.$C$1];   IF(     [.B78]=&quot;Cruise&quot;;     0;     IF([.B78]=&quot;Decel&quot;; -[.$C$1]; 0)   ) )" office:value-type="float" office:value="0">
            <text:p>0</text:p>
          </table:table-cell>
          <table:table-cell table:formula="of:=IF(   [.B78]=&quot;Stop&quot;;   0;   MAX(     0;     MIN(       [.$C$2];       [.D77] + [.C78] * [.$C$4]     )   ) )" office:value-type="float" office:value="9.75">
            <text:p>9.75</text:p>
          </table:table-cell>
          <table:table-cell table:formula="of:=IF(   [.B78]=&quot;Stop&quot;;   [.$C$3];   [.E77] + [.D78] * [.$C$4] )" office:value-type="float" office:value="2.34">
            <text:p>2.34</text:p>
          </table:table-cell>
          <table:table-cell table:number-columns-repeated="872"/>
        </table:table-row>
        <table:table-row table:style-name="ro3">
          <table:table-cell table:formula="of:=[.A78]+[.$C$4]" office:value-type="float" office:value="0.34">
            <text:p>0.340</text:p>
          </table:table-cell>
          <table:table-cell table:formula="of:=IF(   [.A79] &lt; [.$C$5];   &quot;Accel&quot;;   IF(     [.A79] &lt; [.$C$5] + [.$C$7];     &quot;Cruise&quot;;     IF(       [.A79] &lt; [.$C$8];       &quot;Decel&quot;;       &quot;Stop&quot;     )   ) )" office:value-type="string" office:string-value="Cruise">
            <text:p>Cruise</text:p>
          </table:table-cell>
          <table:table-cell table:formula="of:=IF(   [.B79]=&quot;Accel&quot;;   [.$C$1];   IF(     [.B79]=&quot;Cruise&quot;;     0;     IF([.B79]=&quot;Decel&quot;; -[.$C$1]; 0)   ) )" office:value-type="float" office:value="0">
            <text:p>0</text:p>
          </table:table-cell>
          <table:table-cell table:formula="of:=IF(   [.B79]=&quot;Stop&quot;;   0;   MAX(     0;     MIN(       [.$C$2];       [.D78] + [.C79] * [.$C$4]     )   ) )" office:value-type="float" office:value="9.75">
            <text:p>9.75</text:p>
          </table:table-cell>
          <table:table-cell table:formula="of:=IF(   [.B79]=&quot;Stop&quot;;   [.$C$3];   [.E78] + [.D79] * [.$C$4] )" office:value-type="float" office:value="2.38875">
            <text:p>2.39</text:p>
          </table:table-cell>
          <table:table-cell table:number-columns-repeated="872"/>
        </table:table-row>
        <table:table-row table:style-name="ro3">
          <table:table-cell table:formula="of:=[.A79]+[.$C$4]" office:value-type="float" office:value="0.345">
            <text:p>0.345</text:p>
          </table:table-cell>
          <table:table-cell table:formula="of:=IF(   [.A80] &lt; [.$C$5];   &quot;Accel&quot;;   IF(     [.A80] &lt; [.$C$5] + [.$C$7];     &quot;Cruise&quot;;     IF(       [.A80] &lt; [.$C$8];       &quot;Decel&quot;;       &quot;Stop&quot;     )   ) )" office:value-type="string" office:string-value="Cruise">
            <text:p>Cruise</text:p>
          </table:table-cell>
          <table:table-cell table:formula="of:=IF(   [.B80]=&quot;Accel&quot;;   [.$C$1];   IF(     [.B80]=&quot;Cruise&quot;;     0;     IF([.B80]=&quot;Decel&quot;; -[.$C$1]; 0)   ) )" office:value-type="float" office:value="0">
            <text:p>0</text:p>
          </table:table-cell>
          <table:table-cell table:formula="of:=IF(   [.B80]=&quot;Stop&quot;;   0;   MAX(     0;     MIN(       [.$C$2];       [.D79] + [.C80] * [.$C$4]     )   ) )" office:value-type="float" office:value="9.75">
            <text:p>9.75</text:p>
          </table:table-cell>
          <table:table-cell table:formula="of:=IF(   [.B80]=&quot;Stop&quot;;   [.$C$3];   [.E79] + [.D80] * [.$C$4] )" office:value-type="float" office:value="2.4375">
            <text:p>2.44</text:p>
          </table:table-cell>
          <table:table-cell table:number-columns-repeated="872"/>
        </table:table-row>
        <table:table-row table:style-name="ro3">
          <table:table-cell table:formula="of:=[.A80]+[.$C$4]" office:value-type="float" office:value="0.35">
            <text:p>0.350</text:p>
          </table:table-cell>
          <table:table-cell table:formula="of:=IF(   [.A81] &lt; [.$C$5];   &quot;Accel&quot;;   IF(     [.A81] &lt; [.$C$5] + [.$C$7];     &quot;Cruise&quot;;     IF(       [.A81] &lt; [.$C$8];       &quot;Decel&quot;;       &quot;Stop&quot;     )   ) )" office:value-type="string" office:string-value="Cruise">
            <text:p>Cruise</text:p>
          </table:table-cell>
          <table:table-cell table:formula="of:=IF(   [.B81]=&quot;Accel&quot;;   [.$C$1];   IF(     [.B81]=&quot;Cruise&quot;;     0;     IF([.B81]=&quot;Decel&quot;; -[.$C$1]; 0)   ) )" office:value-type="float" office:value="0">
            <text:p>0</text:p>
          </table:table-cell>
          <table:table-cell table:formula="of:=IF(   [.B81]=&quot;Stop&quot;;   0;   MAX(     0;     MIN(       [.$C$2];       [.D80] + [.C81] * [.$C$4]     )   ) )" office:value-type="float" office:value="9.75">
            <text:p>9.75</text:p>
          </table:table-cell>
          <table:table-cell table:formula="of:=IF(   [.B81]=&quot;Stop&quot;;   [.$C$3];   [.E80] + [.D81] * [.$C$4] )" office:value-type="float" office:value="2.48625">
            <text:p>2.49</text:p>
          </table:table-cell>
          <table:table-cell table:number-columns-repeated="872"/>
        </table:table-row>
        <table:table-row table:style-name="ro3">
          <table:table-cell table:formula="of:=[.A81]+[.$C$4]" office:value-type="float" office:value="0.355">
            <text:p>0.355</text:p>
          </table:table-cell>
          <table:table-cell table:formula="of:=IF(   [.A82] &lt; [.$C$5];   &quot;Accel&quot;;   IF(     [.A82] &lt; [.$C$5] + [.$C$7];     &quot;Cruise&quot;;     IF(       [.A82] &lt; [.$C$8];       &quot;Decel&quot;;       &quot;Stop&quot;     )   ) )" office:value-type="string" office:string-value="Cruise">
            <text:p>Cruise</text:p>
          </table:table-cell>
          <table:table-cell table:formula="of:=IF(   [.B82]=&quot;Accel&quot;;   [.$C$1];   IF(     [.B82]=&quot;Cruise&quot;;     0;     IF([.B82]=&quot;Decel&quot;; -[.$C$1]; 0)   ) )" office:value-type="float" office:value="0">
            <text:p>0</text:p>
          </table:table-cell>
          <table:table-cell table:formula="of:=IF(   [.B82]=&quot;Stop&quot;;   0;   MAX(     0;     MIN(       [.$C$2];       [.D81] + [.C82] * [.$C$4]     )   ) )" office:value-type="float" office:value="9.75">
            <text:p>9.75</text:p>
          </table:table-cell>
          <table:table-cell table:formula="of:=IF(   [.B82]=&quot;Stop&quot;;   [.$C$3];   [.E81] + [.D82] * [.$C$4] )" office:value-type="float" office:value="2.535">
            <text:p>2.54</text:p>
          </table:table-cell>
          <table:table-cell table:number-columns-repeated="872"/>
        </table:table-row>
        <table:table-row table:style-name="ro3">
          <table:table-cell table:formula="of:=[.A82]+[.$C$4]" office:value-type="float" office:value="0.36">
            <text:p>0.360</text:p>
          </table:table-cell>
          <table:table-cell table:formula="of:=IF(   [.A83] &lt; [.$C$5];   &quot;Accel&quot;;   IF(     [.A83] &lt; [.$C$5] + [.$C$7];     &quot;Cruise&quot;;     IF(       [.A83] &lt; [.$C$8];       &quot;Decel&quot;;       &quot;Stop&quot;     )   ) )" office:value-type="string" office:string-value="Cruise">
            <text:p>Cruise</text:p>
          </table:table-cell>
          <table:table-cell table:formula="of:=IF(   [.B83]=&quot;Accel&quot;;   [.$C$1];   IF(     [.B83]=&quot;Cruise&quot;;     0;     IF([.B83]=&quot;Decel&quot;; -[.$C$1]; 0)   ) )" office:value-type="float" office:value="0">
            <text:p>0</text:p>
          </table:table-cell>
          <table:table-cell table:formula="of:=IF(   [.B83]=&quot;Stop&quot;;   0;   MAX(     0;     MIN(       [.$C$2];       [.D82] + [.C83] * [.$C$4]     )   ) )" office:value-type="float" office:value="9.75">
            <text:p>9.75</text:p>
          </table:table-cell>
          <table:table-cell table:formula="of:=IF(   [.B83]=&quot;Stop&quot;;   [.$C$3];   [.E82] + [.D83] * [.$C$4] )" office:value-type="float" office:value="2.58375">
            <text:p>2.58</text:p>
          </table:table-cell>
          <table:table-cell table:number-columns-repeated="872"/>
        </table:table-row>
        <table:table-row table:style-name="ro3">
          <table:table-cell table:formula="of:=[.A83]+[.$C$4]" office:value-type="float" office:value="0.365">
            <text:p>0.365</text:p>
          </table:table-cell>
          <table:table-cell table:formula="of:=IF(   [.A84] &lt; [.$C$5];   &quot;Accel&quot;;   IF(     [.A84] &lt; [.$C$5] + [.$C$7];     &quot;Cruise&quot;;     IF(       [.A84] &lt; [.$C$8];       &quot;Decel&quot;;       &quot;Stop&quot;     )   ) )" office:value-type="string" office:string-value="Cruise">
            <text:p>Cruise</text:p>
          </table:table-cell>
          <table:table-cell table:formula="of:=IF(   [.B84]=&quot;Accel&quot;;   [.$C$1];   IF(     [.B84]=&quot;Cruise&quot;;     0;     IF([.B84]=&quot;Decel&quot;; -[.$C$1]; 0)   ) )" office:value-type="float" office:value="0">
            <text:p>0</text:p>
          </table:table-cell>
          <table:table-cell table:formula="of:=IF(   [.B84]=&quot;Stop&quot;;   0;   MAX(     0;     MIN(       [.$C$2];       [.D83] + [.C84] * [.$C$4]     )   ) )" office:value-type="float" office:value="9.75">
            <text:p>9.75</text:p>
          </table:table-cell>
          <table:table-cell table:formula="of:=IF(   [.B84]=&quot;Stop&quot;;   [.$C$3];   [.E83] + [.D84] * [.$C$4] )" office:value-type="float" office:value="2.6325">
            <text:p>2.63</text:p>
          </table:table-cell>
          <table:table-cell table:number-columns-repeated="872"/>
        </table:table-row>
        <table:table-row table:style-name="ro3">
          <table:table-cell table:formula="of:=[.A84]+[.$C$4]" office:value-type="float" office:value="0.37">
            <text:p>0.370</text:p>
          </table:table-cell>
          <table:table-cell table:formula="of:=IF(   [.A85] &lt; [.$C$5];   &quot;Accel&quot;;   IF(     [.A85] &lt; [.$C$5] + [.$C$7];     &quot;Cruise&quot;;     IF(       [.A85] &lt; [.$C$8];       &quot;Decel&quot;;       &quot;Stop&quot;     )   ) )" office:value-type="string" office:string-value="Cruise">
            <text:p>Cruise</text:p>
          </table:table-cell>
          <table:table-cell table:formula="of:=IF(   [.B85]=&quot;Accel&quot;;   [.$C$1];   IF(     [.B85]=&quot;Cruise&quot;;     0;     IF([.B85]=&quot;Decel&quot;; -[.$C$1]; 0)   ) )" office:value-type="float" office:value="0">
            <text:p>0</text:p>
          </table:table-cell>
          <table:table-cell table:formula="of:=IF(   [.B85]=&quot;Stop&quot;;   0;   MAX(     0;     MIN(       [.$C$2];       [.D84] + [.C85] * [.$C$4]     )   ) )" office:value-type="float" office:value="9.75">
            <text:p>9.75</text:p>
          </table:table-cell>
          <table:table-cell table:formula="of:=IF(   [.B85]=&quot;Stop&quot;;   [.$C$3];   [.E84] + [.D85] * [.$C$4] )" office:value-type="float" office:value="2.68125">
            <text:p>2.68</text:p>
          </table:table-cell>
          <table:table-cell table:number-columns-repeated="872"/>
        </table:table-row>
        <table:table-row table:style-name="ro3">
          <table:table-cell table:formula="of:=[.A85]+[.$C$4]" office:value-type="float" office:value="0.375">
            <text:p>0.375</text:p>
          </table:table-cell>
          <table:table-cell table:formula="of:=IF(   [.A86] &lt; [.$C$5];   &quot;Accel&quot;;   IF(     [.A86] &lt; [.$C$5] + [.$C$7];     &quot;Cruise&quot;;     IF(       [.A86] &lt; [.$C$8];       &quot;Decel&quot;;       &quot;Stop&quot;     )   ) )" office:value-type="string" office:string-value="Cruise">
            <text:p>Cruise</text:p>
          </table:table-cell>
          <table:table-cell table:formula="of:=IF(   [.B86]=&quot;Accel&quot;;   [.$C$1];   IF(     [.B86]=&quot;Cruise&quot;;     0;     IF([.B86]=&quot;Decel&quot;; -[.$C$1]; 0)   ) )" office:value-type="float" office:value="0">
            <text:p>0</text:p>
          </table:table-cell>
          <table:table-cell table:formula="of:=IF(   [.B86]=&quot;Stop&quot;;   0;   MAX(     0;     MIN(       [.$C$2];       [.D85] + [.C86] * [.$C$4]     )   ) )" office:value-type="float" office:value="9.75">
            <text:p>9.75</text:p>
          </table:table-cell>
          <table:table-cell table:formula="of:=IF(   [.B86]=&quot;Stop&quot;;   [.$C$3];   [.E85] + [.D86] * [.$C$4] )" office:value-type="float" office:value="2.73">
            <text:p>2.73</text:p>
          </table:table-cell>
          <table:table-cell table:number-columns-repeated="872"/>
        </table:table-row>
        <table:table-row table:style-name="ro3">
          <table:table-cell table:formula="of:=[.A86]+[.$C$4]" office:value-type="float" office:value="0.38">
            <text:p>0.380</text:p>
          </table:table-cell>
          <table:table-cell table:formula="of:=IF(   [.A87] &lt; [.$C$5];   &quot;Accel&quot;;   IF(     [.A87] &lt; [.$C$5] + [.$C$7];     &quot;Cruise&quot;;     IF(       [.A87] &lt; [.$C$8];       &quot;Decel&quot;;       &quot;Stop&quot;     )   ) )" office:value-type="string" office:string-value="Cruise">
            <text:p>Cruise</text:p>
          </table:table-cell>
          <table:table-cell table:formula="of:=IF(   [.B87]=&quot;Accel&quot;;   [.$C$1];   IF(     [.B87]=&quot;Cruise&quot;;     0;     IF([.B87]=&quot;Decel&quot;; -[.$C$1]; 0)   ) )" office:value-type="float" office:value="0">
            <text:p>0</text:p>
          </table:table-cell>
          <table:table-cell table:formula="of:=IF(   [.B87]=&quot;Stop&quot;;   0;   MAX(     0;     MIN(       [.$C$2];       [.D86] + [.C87] * [.$C$4]     )   ) )" office:value-type="float" office:value="9.75">
            <text:p>9.75</text:p>
          </table:table-cell>
          <table:table-cell table:formula="of:=IF(   [.B87]=&quot;Stop&quot;;   [.$C$3];   [.E86] + [.D87] * [.$C$4] )" office:value-type="float" office:value="2.77875">
            <text:p>2.78</text:p>
          </table:table-cell>
          <table:table-cell table:number-columns-repeated="872"/>
        </table:table-row>
        <table:table-row table:style-name="ro3">
          <table:table-cell table:formula="of:=[.A87]+[.$C$4]" office:value-type="float" office:value="0.385">
            <text:p>0.385</text:p>
          </table:table-cell>
          <table:table-cell table:formula="of:=IF(   [.A88] &lt; [.$C$5];   &quot;Accel&quot;;   IF(     [.A88] &lt; [.$C$5] + [.$C$7];     &quot;Cruise&quot;;     IF(       [.A88] &lt; [.$C$8];       &quot;Decel&quot;;       &quot;Stop&quot;     )   ) )" office:value-type="string" office:string-value="Cruise">
            <text:p>Cruise</text:p>
          </table:table-cell>
          <table:table-cell table:formula="of:=IF(   [.B88]=&quot;Accel&quot;;   [.$C$1];   IF(     [.B88]=&quot;Cruise&quot;;     0;     IF([.B88]=&quot;Decel&quot;; -[.$C$1]; 0)   ) )" office:value-type="float" office:value="0">
            <text:p>0</text:p>
          </table:table-cell>
          <table:table-cell table:formula="of:=IF(   [.B88]=&quot;Stop&quot;;   0;   MAX(     0;     MIN(       [.$C$2];       [.D87] + [.C88] * [.$C$4]     )   ) )" office:value-type="float" office:value="9.75">
            <text:p>9.75</text:p>
          </table:table-cell>
          <table:table-cell table:formula="of:=IF(   [.B88]=&quot;Stop&quot;;   [.$C$3];   [.E87] + [.D88] * [.$C$4] )" office:value-type="float" office:value="2.8275">
            <text:p>2.83</text:p>
          </table:table-cell>
          <table:table-cell table:number-columns-repeated="872"/>
        </table:table-row>
        <table:table-row table:style-name="ro3">
          <table:table-cell table:formula="of:=[.A88]+[.$C$4]" office:value-type="float" office:value="0.39">
            <text:p>0.390</text:p>
          </table:table-cell>
          <table:table-cell table:formula="of:=IF(   [.A89] &lt; [.$C$5];   &quot;Accel&quot;;   IF(     [.A89] &lt; [.$C$5] + [.$C$7];     &quot;Cruise&quot;;     IF(       [.A89] &lt; [.$C$8];       &quot;Decel&quot;;       &quot;Stop&quot;     )   ) )" office:value-type="string" office:string-value="Cruise">
            <text:p>Cruise</text:p>
          </table:table-cell>
          <table:table-cell table:formula="of:=IF(   [.B89]=&quot;Accel&quot;;   [.$C$1];   IF(     [.B89]=&quot;Cruise&quot;;     0;     IF([.B89]=&quot;Decel&quot;; -[.$C$1]; 0)   ) )" office:value-type="float" office:value="0">
            <text:p>0</text:p>
          </table:table-cell>
          <table:table-cell table:formula="of:=IF(   [.B89]=&quot;Stop&quot;;   0;   MAX(     0;     MIN(       [.$C$2];       [.D88] + [.C89] * [.$C$4]     )   ) )" office:value-type="float" office:value="9.75">
            <text:p>9.75</text:p>
          </table:table-cell>
          <table:table-cell table:formula="of:=IF(   [.B89]=&quot;Stop&quot;;   [.$C$3];   [.E88] + [.D89] * [.$C$4] )" office:value-type="float" office:value="2.87625">
            <text:p>2.88</text:p>
          </table:table-cell>
          <table:table-cell table:number-columns-repeated="872"/>
        </table:table-row>
        <table:table-row table:style-name="ro3">
          <table:table-cell table:formula="of:=[.A89]+[.$C$4]" office:value-type="float" office:value="0.395">
            <text:p>0.395</text:p>
          </table:table-cell>
          <table:table-cell table:formula="of:=IF(   [.A90] &lt; [.$C$5];   &quot;Accel&quot;;   IF(     [.A90] &lt; [.$C$5] + [.$C$7];     &quot;Cruise&quot;;     IF(       [.A90] &lt; [.$C$8];       &quot;Decel&quot;;       &quot;Stop&quot;     )   ) )" office:value-type="string" office:string-value="Cruise">
            <text:p>Cruise</text:p>
          </table:table-cell>
          <table:table-cell table:formula="of:=IF(   [.B90]=&quot;Accel&quot;;   [.$C$1];   IF(     [.B90]=&quot;Cruise&quot;;     0;     IF([.B90]=&quot;Decel&quot;; -[.$C$1]; 0)   ) )" office:value-type="float" office:value="0">
            <text:p>0</text:p>
          </table:table-cell>
          <table:table-cell table:formula="of:=IF(   [.B90]=&quot;Stop&quot;;   0;   MAX(     0;     MIN(       [.$C$2];       [.D89] + [.C90] * [.$C$4]     )   ) )" office:value-type="float" office:value="9.75">
            <text:p>9.75</text:p>
          </table:table-cell>
          <table:table-cell table:formula="of:=IF(   [.B90]=&quot;Stop&quot;;   [.$C$3];   [.E89] + [.D90] * [.$C$4] )" office:value-type="float" office:value="2.925">
            <text:p>2.93</text:p>
          </table:table-cell>
          <table:table-cell table:number-columns-repeated="872"/>
        </table:table-row>
        <table:table-row table:style-name="ro3">
          <table:table-cell table:formula="of:=[.A90]+[.$C$4]" office:value-type="float" office:value="0.4">
            <text:p>0.400</text:p>
          </table:table-cell>
          <table:table-cell table:formula="of:=IF(   [.A91] &lt; [.$C$5];   &quot;Accel&quot;;   IF(     [.A91] &lt; [.$C$5] + [.$C$7];     &quot;Cruise&quot;;     IF(       [.A91] &lt; [.$C$8];       &quot;Decel&quot;;       &quot;Stop&quot;     )   ) )" office:value-type="string" office:string-value="Cruise">
            <text:p>Cruise</text:p>
          </table:table-cell>
          <table:table-cell table:formula="of:=IF(   [.B91]=&quot;Accel&quot;;   [.$C$1];   IF(     [.B91]=&quot;Cruise&quot;;     0;     IF([.B91]=&quot;Decel&quot;; -[.$C$1]; 0)   ) )" office:value-type="float" office:value="0">
            <text:p>0</text:p>
          </table:table-cell>
          <table:table-cell table:formula="of:=IF(   [.B91]=&quot;Stop&quot;;   0;   MAX(     0;     MIN(       [.$C$2];       [.D90] + [.C91] * [.$C$4]     )   ) )" office:value-type="float" office:value="9.75">
            <text:p>9.75</text:p>
          </table:table-cell>
          <table:table-cell table:formula="of:=IF(   [.B91]=&quot;Stop&quot;;   [.$C$3];   [.E90] + [.D91] * [.$C$4] )" office:value-type="float" office:value="2.97375">
            <text:p>2.97</text:p>
          </table:table-cell>
          <table:table-cell table:number-columns-repeated="872"/>
        </table:table-row>
        <table:table-row table:style-name="ro3">
          <table:table-cell table:formula="of:=[.A91]+[.$C$4]" office:value-type="float" office:value="0.405">
            <text:p>0.405</text:p>
          </table:table-cell>
          <table:table-cell table:formula="of:=IF(   [.A92] &lt; [.$C$5];   &quot;Accel&quot;;   IF(     [.A92] &lt; [.$C$5] + [.$C$7];     &quot;Cruise&quot;;     IF(       [.A92] &lt; [.$C$8];       &quot;Decel&quot;;       &quot;Stop&quot;     )   ) )" office:value-type="string" office:string-value="Cruise">
            <text:p>Cruise</text:p>
          </table:table-cell>
          <table:table-cell table:formula="of:=IF(   [.B92]=&quot;Accel&quot;;   [.$C$1];   IF(     [.B92]=&quot;Cruise&quot;;     0;     IF([.B92]=&quot;Decel&quot;; -[.$C$1]; 0)   ) )" office:value-type="float" office:value="0">
            <text:p>0</text:p>
          </table:table-cell>
          <table:table-cell table:formula="of:=IF(   [.B92]=&quot;Stop&quot;;   0;   MAX(     0;     MIN(       [.$C$2];       [.D91] + [.C92] * [.$C$4]     )   ) )" office:value-type="float" office:value="9.75">
            <text:p>9.75</text:p>
          </table:table-cell>
          <table:table-cell table:formula="of:=IF(   [.B92]=&quot;Stop&quot;;   [.$C$3];   [.E91] + [.D92] * [.$C$4] )" office:value-type="float" office:value="3.0225">
            <text:p>3.02</text:p>
          </table:table-cell>
          <table:table-cell table:number-columns-repeated="872"/>
        </table:table-row>
        <table:table-row table:style-name="ro3">
          <table:table-cell table:formula="of:=[.A92]+[.$C$4]" office:value-type="float" office:value="0.41">
            <text:p>0.410</text:p>
          </table:table-cell>
          <table:table-cell table:formula="of:=IF(   [.A93] &lt; [.$C$5];   &quot;Accel&quot;;   IF(     [.A93] &lt; [.$C$5] + [.$C$7];     &quot;Cruise&quot;;     IF(       [.A93] &lt; [.$C$8];       &quot;Decel&quot;;       &quot;Stop&quot;     )   ) )" office:value-type="string" office:string-value="Cruise">
            <text:p>Cruise</text:p>
          </table:table-cell>
          <table:table-cell table:formula="of:=IF(   [.B93]=&quot;Accel&quot;;   [.$C$1];   IF(     [.B93]=&quot;Cruise&quot;;     0;     IF([.B93]=&quot;Decel&quot;; -[.$C$1]; 0)   ) )" office:value-type="float" office:value="0">
            <text:p>0</text:p>
          </table:table-cell>
          <table:table-cell table:formula="of:=IF(   [.B93]=&quot;Stop&quot;;   0;   MAX(     0;     MIN(       [.$C$2];       [.D92] + [.C93] * [.$C$4]     )   ) )" office:value-type="float" office:value="9.75">
            <text:p>9.75</text:p>
          </table:table-cell>
          <table:table-cell table:formula="of:=IF(   [.B93]=&quot;Stop&quot;;   [.$C$3];   [.E92] + [.D93] * [.$C$4] )" office:value-type="float" office:value="3.07125">
            <text:p>3.07</text:p>
          </table:table-cell>
          <table:table-cell table:number-columns-repeated="872"/>
        </table:table-row>
        <table:table-row table:style-name="ro3">
          <table:table-cell table:formula="of:=[.A93]+[.$C$4]" office:value-type="float" office:value="0.415">
            <text:p>0.415</text:p>
          </table:table-cell>
          <table:table-cell table:formula="of:=IF(   [.A94] &lt; [.$C$5];   &quot;Accel&quot;;   IF(     [.A94] &lt; [.$C$5] + [.$C$7];     &quot;Cruise&quot;;     IF(       [.A94] &lt; [.$C$8];       &quot;Decel&quot;;       &quot;Stop&quot;     )   ) )" office:value-type="string" office:string-value="Cruise">
            <text:p>Cruise</text:p>
          </table:table-cell>
          <table:table-cell table:formula="of:=IF(   [.B94]=&quot;Accel&quot;;   [.$C$1];   IF(     [.B94]=&quot;Cruise&quot;;     0;     IF([.B94]=&quot;Decel&quot;; -[.$C$1]; 0)   ) )" office:value-type="float" office:value="0">
            <text:p>0</text:p>
          </table:table-cell>
          <table:table-cell table:formula="of:=IF(   [.B94]=&quot;Stop&quot;;   0;   MAX(     0;     MIN(       [.$C$2];       [.D93] + [.C94] * [.$C$4]     )   ) )" office:value-type="float" office:value="9.75">
            <text:p>9.75</text:p>
          </table:table-cell>
          <table:table-cell table:formula="of:=IF(   [.B94]=&quot;Stop&quot;;   [.$C$3];   [.E93] + [.D94] * [.$C$4] )" office:value-type="float" office:value="3.12">
            <text:p>3.12</text:p>
          </table:table-cell>
          <table:table-cell table:number-columns-repeated="872"/>
        </table:table-row>
        <table:table-row table:style-name="ro3">
          <table:table-cell table:formula="of:=[.A94]+[.$C$4]" office:value-type="float" office:value="0.42">
            <text:p>0.420</text:p>
          </table:table-cell>
          <table:table-cell table:formula="of:=IF(   [.A95] &lt; [.$C$5];   &quot;Accel&quot;;   IF(     [.A95] &lt; [.$C$5] + [.$C$7];     &quot;Cruise&quot;;     IF(       [.A95] &lt; [.$C$8];       &quot;Decel&quot;;       &quot;Stop&quot;     )   ) )" office:value-type="string" office:string-value="Cruise">
            <text:p>Cruise</text:p>
          </table:table-cell>
          <table:table-cell table:formula="of:=IF(   [.B95]=&quot;Accel&quot;;   [.$C$1];   IF(     [.B95]=&quot;Cruise&quot;;     0;     IF([.B95]=&quot;Decel&quot;; -[.$C$1]; 0)   ) )" office:value-type="float" office:value="0">
            <text:p>0</text:p>
          </table:table-cell>
          <table:table-cell table:formula="of:=IF(   [.B95]=&quot;Stop&quot;;   0;   MAX(     0;     MIN(       [.$C$2];       [.D94] + [.C95] * [.$C$4]     )   ) )" office:value-type="float" office:value="9.75">
            <text:p>9.75</text:p>
          </table:table-cell>
          <table:table-cell table:formula="of:=IF(   [.B95]=&quot;Stop&quot;;   [.$C$3];   [.E94] + [.D95] * [.$C$4] )" office:value-type="float" office:value="3.16875">
            <text:p>3.17</text:p>
          </table:table-cell>
          <table:table-cell table:number-columns-repeated="872"/>
        </table:table-row>
        <table:table-row table:style-name="ro3">
          <table:table-cell table:formula="of:=[.A95]+[.$C$4]" office:value-type="float" office:value="0.425">
            <text:p>0.425</text:p>
          </table:table-cell>
          <table:table-cell table:formula="of:=IF(   [.A96] &lt; [.$C$5];   &quot;Accel&quot;;   IF(     [.A96] &lt; [.$C$5] + [.$C$7];     &quot;Cruise&quot;;     IF(       [.A96] &lt; [.$C$8];       &quot;Decel&quot;;       &quot;Stop&quot;     )   ) )" office:value-type="string" office:string-value="Cruise">
            <text:p>Cruise</text:p>
          </table:table-cell>
          <table:table-cell table:formula="of:=IF(   [.B96]=&quot;Accel&quot;;   [.$C$1];   IF(     [.B96]=&quot;Cruise&quot;;     0;     IF([.B96]=&quot;Decel&quot;; -[.$C$1]; 0)   ) )" office:value-type="float" office:value="0">
            <text:p>0</text:p>
          </table:table-cell>
          <table:table-cell table:formula="of:=IF(   [.B96]=&quot;Stop&quot;;   0;   MAX(     0;     MIN(       [.$C$2];       [.D95] + [.C96] * [.$C$4]     )   ) )" office:value-type="float" office:value="9.75">
            <text:p>9.75</text:p>
          </table:table-cell>
          <table:table-cell table:formula="of:=IF(   [.B96]=&quot;Stop&quot;;   [.$C$3];   [.E95] + [.D96] * [.$C$4] )" office:value-type="float" office:value="3.2175">
            <text:p>3.22</text:p>
          </table:table-cell>
          <table:table-cell table:number-columns-repeated="872"/>
        </table:table-row>
        <table:table-row table:style-name="ro3">
          <table:table-cell table:formula="of:=[.A96]+[.$C$4]" office:value-type="float" office:value="0.43">
            <text:p>0.430</text:p>
          </table:table-cell>
          <table:table-cell table:formula="of:=IF(   [.A97] &lt; [.$C$5];   &quot;Accel&quot;;   IF(     [.A97] &lt; [.$C$5] + [.$C$7];     &quot;Cruise&quot;;     IF(       [.A97] &lt; [.$C$8];       &quot;Decel&quot;;       &quot;Stop&quot;     )   ) )" office:value-type="string" office:string-value="Cruise">
            <text:p>Cruise</text:p>
          </table:table-cell>
          <table:table-cell table:formula="of:=IF(   [.B97]=&quot;Accel&quot;;   [.$C$1];   IF(     [.B97]=&quot;Cruise&quot;;     0;     IF([.B97]=&quot;Decel&quot;; -[.$C$1]; 0)   ) )" office:value-type="float" office:value="0">
            <text:p>0</text:p>
          </table:table-cell>
          <table:table-cell table:formula="of:=IF(   [.B97]=&quot;Stop&quot;;   0;   MAX(     0;     MIN(       [.$C$2];       [.D96] + [.C97] * [.$C$4]     )   ) )" office:value-type="float" office:value="9.75">
            <text:p>9.75</text:p>
          </table:table-cell>
          <table:table-cell table:formula="of:=IF(   [.B97]=&quot;Stop&quot;;   [.$C$3];   [.E96] + [.D97] * [.$C$4] )" office:value-type="float" office:value="3.26625">
            <text:p>3.27</text:p>
          </table:table-cell>
          <table:table-cell table:number-columns-repeated="872"/>
        </table:table-row>
        <table:table-row table:style-name="ro3">
          <table:table-cell table:formula="of:=[.A97]+[.$C$4]" office:value-type="float" office:value="0.435">
            <text:p>0.435</text:p>
          </table:table-cell>
          <table:table-cell table:formula="of:=IF(   [.A98] &lt; [.$C$5];   &quot;Accel&quot;;   IF(     [.A98] &lt; [.$C$5] + [.$C$7];     &quot;Cruise&quot;;     IF(       [.A98] &lt; [.$C$8];       &quot;Decel&quot;;       &quot;Stop&quot;     )   ) )" office:value-type="string" office:string-value="Cruise">
            <text:p>Cruise</text:p>
          </table:table-cell>
          <table:table-cell table:formula="of:=IF(   [.B98]=&quot;Accel&quot;;   [.$C$1];   IF(     [.B98]=&quot;Cruise&quot;;     0;     IF([.B98]=&quot;Decel&quot;; -[.$C$1]; 0)   ) )" office:value-type="float" office:value="0">
            <text:p>0</text:p>
          </table:table-cell>
          <table:table-cell table:formula="of:=IF(   [.B98]=&quot;Stop&quot;;   0;   MAX(     0;     MIN(       [.$C$2];       [.D97] + [.C98] * [.$C$4]     )   ) )" office:value-type="float" office:value="9.75">
            <text:p>9.75</text:p>
          </table:table-cell>
          <table:table-cell table:formula="of:=IF(   [.B98]=&quot;Stop&quot;;   [.$C$3];   [.E97] + [.D98] * [.$C$4] )" office:value-type="float" office:value="3.315">
            <text:p>3.32</text:p>
          </table:table-cell>
          <table:table-cell table:number-columns-repeated="872"/>
        </table:table-row>
        <table:table-row table:style-name="ro3">
          <table:table-cell table:formula="of:=[.A98]+[.$C$4]" office:value-type="float" office:value="0.44">
            <text:p>0.440</text:p>
          </table:table-cell>
          <table:table-cell table:formula="of:=IF(   [.A99] &lt; [.$C$5];   &quot;Accel&quot;;   IF(     [.A99] &lt; [.$C$5] + [.$C$7];     &quot;Cruise&quot;;     IF(       [.A99] &lt; [.$C$8];       &quot;Decel&quot;;       &quot;Stop&quot;     )   ) )" office:value-type="string" office:string-value="Cruise">
            <text:p>Cruise</text:p>
          </table:table-cell>
          <table:table-cell table:formula="of:=IF(   [.B99]=&quot;Accel&quot;;   [.$C$1];   IF(     [.B99]=&quot;Cruise&quot;;     0;     IF([.B99]=&quot;Decel&quot;; -[.$C$1]; 0)   ) )" office:value-type="float" office:value="0">
            <text:p>0</text:p>
          </table:table-cell>
          <table:table-cell table:formula="of:=IF(   [.B99]=&quot;Stop&quot;;   0;   MAX(     0;     MIN(       [.$C$2];       [.D98] + [.C99] * [.$C$4]     )   ) )" office:value-type="float" office:value="9.75">
            <text:p>9.75</text:p>
          </table:table-cell>
          <table:table-cell table:formula="of:=IF(   [.B99]=&quot;Stop&quot;;   [.$C$3];   [.E98] + [.D99] * [.$C$4] )" office:value-type="float" office:value="3.36375">
            <text:p>3.36</text:p>
          </table:table-cell>
          <table:table-cell table:number-columns-repeated="872"/>
        </table:table-row>
        <table:table-row table:style-name="ro3">
          <table:table-cell table:formula="of:=[.A99]+[.$C$4]" office:value-type="float" office:value="0.445">
            <text:p>0.445</text:p>
          </table:table-cell>
          <table:table-cell table:formula="of:=IF(   [.A100] &lt; [.$C$5];   &quot;Accel&quot;;   IF(     [.A100] &lt; [.$C$5] + [.$C$7];     &quot;Cruise&quot;;     IF(       [.A100] &lt; [.$C$8];       &quot;Decel&quot;;       &quot;Stop&quot;     )   ) )" office:value-type="string" office:string-value="Cruise">
            <text:p>Cruise</text:p>
          </table:table-cell>
          <table:table-cell table:formula="of:=IF(   [.B100]=&quot;Accel&quot;;   [.$C$1];   IF(     [.B100]=&quot;Cruise&quot;;     0;     IF([.B100]=&quot;Decel&quot;; -[.$C$1]; 0)   ) )" office:value-type="float" office:value="0">
            <text:p>0</text:p>
          </table:table-cell>
          <table:table-cell table:formula="of:=IF(   [.B100]=&quot;Stop&quot;;   0;   MAX(     0;     MIN(       [.$C$2];       [.D99] + [.C100] * [.$C$4]     )   ) )" office:value-type="float" office:value="9.75">
            <text:p>9.75</text:p>
          </table:table-cell>
          <table:table-cell table:formula="of:=IF(   [.B100]=&quot;Stop&quot;;   [.$C$3];   [.E99] + [.D100] * [.$C$4] )" office:value-type="float" office:value="3.4125">
            <text:p>3.41</text:p>
          </table:table-cell>
          <table:table-cell table:number-columns-repeated="872"/>
        </table:table-row>
        <table:table-row table:style-name="ro3">
          <table:table-cell table:formula="of:=[.A100]+[.$C$4]" office:value-type="float" office:value="0.45">
            <text:p>0.450</text:p>
          </table:table-cell>
          <table:table-cell table:formula="of:=IF(   [.A101] &lt; [.$C$5];   &quot;Accel&quot;;   IF(     [.A101] &lt; [.$C$5] + [.$C$7];     &quot;Cruise&quot;;     IF(       [.A101] &lt; [.$C$8];       &quot;Decel&quot;;       &quot;Stop&quot;     )   ) )" office:value-type="string" office:string-value="Cruise">
            <text:p>Cruise</text:p>
          </table:table-cell>
          <table:table-cell table:formula="of:=IF(   [.B101]=&quot;Accel&quot;;   [.$C$1];   IF(     [.B101]=&quot;Cruise&quot;;     0;     IF([.B101]=&quot;Decel&quot;; -[.$C$1]; 0)   ) )" office:value-type="float" office:value="0">
            <text:p>0</text:p>
          </table:table-cell>
          <table:table-cell table:formula="of:=IF(   [.B101]=&quot;Stop&quot;;   0;   MAX(     0;     MIN(       [.$C$2];       [.D100] + [.C101] * [.$C$4]     )   ) )" office:value-type="float" office:value="9.75">
            <text:p>9.75</text:p>
          </table:table-cell>
          <table:table-cell table:formula="of:=IF(   [.B101]=&quot;Stop&quot;;   [.$C$3];   [.E100] + [.D101] * [.$C$4] )" office:value-type="float" office:value="3.46125">
            <text:p>3.46</text:p>
          </table:table-cell>
          <table:table-cell table:number-columns-repeated="872"/>
        </table:table-row>
        <table:table-row table:style-name="ro3">
          <table:table-cell table:formula="of:=[.A101]+[.$C$4]" office:value-type="float" office:value="0.455">
            <text:p>0.455</text:p>
          </table:table-cell>
          <table:table-cell table:formula="of:=IF(   [.A102] &lt; [.$C$5];   &quot;Accel&quot;;   IF(     [.A102] &lt; [.$C$5] + [.$C$7];     &quot;Cruise&quot;;     IF(       [.A102] &lt; [.$C$8];       &quot;Decel&quot;;       &quot;Stop&quot;     )   ) )" office:value-type="string" office:string-value="Cruise">
            <text:p>Cruise</text:p>
          </table:table-cell>
          <table:table-cell table:formula="of:=IF(   [.B102]=&quot;Accel&quot;;   [.$C$1];   IF(     [.B102]=&quot;Cruise&quot;;     0;     IF([.B102]=&quot;Decel&quot;; -[.$C$1]; 0)   ) )" office:value-type="float" office:value="0">
            <text:p>0</text:p>
          </table:table-cell>
          <table:table-cell table:formula="of:=IF(   [.B102]=&quot;Stop&quot;;   0;   MAX(     0;     MIN(       [.$C$2];       [.D101] + [.C102] * [.$C$4]     )   ) )" office:value-type="float" office:value="9.75">
            <text:p>9.75</text:p>
          </table:table-cell>
          <table:table-cell table:formula="of:=IF(   [.B102]=&quot;Stop&quot;;   [.$C$3];   [.E101] + [.D102] * [.$C$4] )" office:value-type="float" office:value="3.51">
            <text:p>3.51</text:p>
          </table:table-cell>
          <table:table-cell table:number-columns-repeated="872"/>
        </table:table-row>
        <table:table-row table:style-name="ro3">
          <table:table-cell table:formula="of:=[.A102]+[.$C$4]" office:value-type="float" office:value="0.46">
            <text:p>0.460</text:p>
          </table:table-cell>
          <table:table-cell table:formula="of:=IF(   [.A103] &lt; [.$C$5];   &quot;Accel&quot;;   IF(     [.A103] &lt; [.$C$5] + [.$C$7];     &quot;Cruise&quot;;     IF(       [.A103] &lt; [.$C$8];       &quot;Decel&quot;;       &quot;Stop&quot;     )   ) )" office:value-type="string" office:string-value="Cruise">
            <text:p>Cruise</text:p>
          </table:table-cell>
          <table:table-cell table:formula="of:=IF(   [.B103]=&quot;Accel&quot;;   [.$C$1];   IF(     [.B103]=&quot;Cruise&quot;;     0;     IF([.B103]=&quot;Decel&quot;; -[.$C$1]; 0)   ) )" office:value-type="float" office:value="0">
            <text:p>0</text:p>
          </table:table-cell>
          <table:table-cell table:formula="of:=IF(   [.B103]=&quot;Stop&quot;;   0;   MAX(     0;     MIN(       [.$C$2];       [.D102] + [.C103] * [.$C$4]     )   ) )" office:value-type="float" office:value="9.75">
            <text:p>9.75</text:p>
          </table:table-cell>
          <table:table-cell table:formula="of:=IF(   [.B103]=&quot;Stop&quot;;   [.$C$3];   [.E102] + [.D103] * [.$C$4] )" office:value-type="float" office:value="3.55875">
            <text:p>3.56</text:p>
          </table:table-cell>
          <table:table-cell table:number-columns-repeated="872"/>
        </table:table-row>
        <table:table-row table:style-name="ro3">
          <table:table-cell table:formula="of:=[.A103]+[.$C$4]" office:value-type="float" office:value="0.465">
            <text:p>0.465</text:p>
          </table:table-cell>
          <table:table-cell table:formula="of:=IF(   [.A104] &lt; [.$C$5];   &quot;Accel&quot;;   IF(     [.A104] &lt; [.$C$5] + [.$C$7];     &quot;Cruise&quot;;     IF(       [.A104] &lt; [.$C$8];       &quot;Decel&quot;;       &quot;Stop&quot;     )   ) )" office:value-type="string" office:string-value="Cruise">
            <text:p>Cruise</text:p>
          </table:table-cell>
          <table:table-cell table:formula="of:=IF(   [.B104]=&quot;Accel&quot;;   [.$C$1];   IF(     [.B104]=&quot;Cruise&quot;;     0;     IF([.B104]=&quot;Decel&quot;; -[.$C$1]; 0)   ) )" office:value-type="float" office:value="0">
            <text:p>0</text:p>
          </table:table-cell>
          <table:table-cell table:formula="of:=IF(   [.B104]=&quot;Stop&quot;;   0;   MAX(     0;     MIN(       [.$C$2];       [.D103] + [.C104] * [.$C$4]     )   ) )" office:value-type="float" office:value="9.75">
            <text:p>9.75</text:p>
          </table:table-cell>
          <table:table-cell table:formula="of:=IF(   [.B104]=&quot;Stop&quot;;   [.$C$3];   [.E103] + [.D104] * [.$C$4] )" office:value-type="float" office:value="3.6075">
            <text:p>3.61</text:p>
          </table:table-cell>
          <table:table-cell table:number-columns-repeated="872"/>
        </table:table-row>
        <table:table-row table:style-name="ro3">
          <table:table-cell table:formula="of:=[.A104]+[.$C$4]" office:value-type="float" office:value="0.47">
            <text:p>0.470</text:p>
          </table:table-cell>
          <table:table-cell table:formula="of:=IF(   [.A105] &lt; [.$C$5];   &quot;Accel&quot;;   IF(     [.A105] &lt; [.$C$5] + [.$C$7];     &quot;Cruise&quot;;     IF(       [.A105] &lt; [.$C$8];       &quot;Decel&quot;;       &quot;Stop&quot;     )   ) )" office:value-type="string" office:string-value="Cruise">
            <text:p>Cruise</text:p>
          </table:table-cell>
          <table:table-cell table:formula="of:=IF(   [.B105]=&quot;Accel&quot;;   [.$C$1];   IF(     [.B105]=&quot;Cruise&quot;;     0;     IF([.B105]=&quot;Decel&quot;; -[.$C$1]; 0)   ) )" office:value-type="float" office:value="0">
            <text:p>0</text:p>
          </table:table-cell>
          <table:table-cell table:formula="of:=IF(   [.B105]=&quot;Stop&quot;;   0;   MAX(     0;     MIN(       [.$C$2];       [.D104] + [.C105] * [.$C$4]     )   ) )" office:value-type="float" office:value="9.75">
            <text:p>9.75</text:p>
          </table:table-cell>
          <table:table-cell table:formula="of:=IF(   [.B105]=&quot;Stop&quot;;   [.$C$3];   [.E104] + [.D105] * [.$C$4] )" office:value-type="float" office:value="3.65625">
            <text:p>3.66</text:p>
          </table:table-cell>
          <table:table-cell table:number-columns-repeated="872"/>
        </table:table-row>
        <table:table-row table:style-name="ro3">
          <table:table-cell table:formula="of:=[.A105]+[.$C$4]" office:value-type="float" office:value="0.475">
            <text:p>0.475</text:p>
          </table:table-cell>
          <table:table-cell table:formula="of:=IF(   [.A106] &lt; [.$C$5];   &quot;Accel&quot;;   IF(     [.A106] &lt; [.$C$5] + [.$C$7];     &quot;Cruise&quot;;     IF(       [.A106] &lt; [.$C$8];       &quot;Decel&quot;;       &quot;Stop&quot;     )   ) )" office:value-type="string" office:string-value="Cruise">
            <text:p>Cruise</text:p>
          </table:table-cell>
          <table:table-cell table:formula="of:=IF(   [.B106]=&quot;Accel&quot;;   [.$C$1];   IF(     [.B106]=&quot;Cruise&quot;;     0;     IF([.B106]=&quot;Decel&quot;; -[.$C$1]; 0)   ) )" office:value-type="float" office:value="0">
            <text:p>0</text:p>
          </table:table-cell>
          <table:table-cell table:formula="of:=IF(   [.B106]=&quot;Stop&quot;;   0;   MAX(     0;     MIN(       [.$C$2];       [.D105] + [.C106] * [.$C$4]     )   ) )" office:value-type="float" office:value="9.75">
            <text:p>9.75</text:p>
          </table:table-cell>
          <table:table-cell table:formula="of:=IF(   [.B106]=&quot;Stop&quot;;   [.$C$3];   [.E105] + [.D106] * [.$C$4] )" office:value-type="float" office:value="3.705">
            <text:p>3.71</text:p>
          </table:table-cell>
          <table:table-cell table:number-columns-repeated="872"/>
        </table:table-row>
        <table:table-row table:style-name="ro3">
          <table:table-cell table:formula="of:=[.A106]+[.$C$4]" office:value-type="float" office:value="0.48">
            <text:p>0.480</text:p>
          </table:table-cell>
          <table:table-cell table:formula="of:=IF(   [.A107] &lt; [.$C$5];   &quot;Accel&quot;;   IF(     [.A107] &lt; [.$C$5] + [.$C$7];     &quot;Cruise&quot;;     IF(       [.A107] &lt; [.$C$8];       &quot;Decel&quot;;       &quot;Stop&quot;     )   ) )" office:value-type="string" office:string-value="Cruise">
            <text:p>Cruise</text:p>
          </table:table-cell>
          <table:table-cell table:formula="of:=IF(   [.B107]=&quot;Accel&quot;;   [.$C$1];   IF(     [.B107]=&quot;Cruise&quot;;     0;     IF([.B107]=&quot;Decel&quot;; -[.$C$1]; 0)   ) )" office:value-type="float" office:value="0">
            <text:p>0</text:p>
          </table:table-cell>
          <table:table-cell table:formula="of:=IF(   [.B107]=&quot;Stop&quot;;   0;   MAX(     0;     MIN(       [.$C$2];       [.D106] + [.C107] * [.$C$4]     )   ) )" office:value-type="float" office:value="9.75">
            <text:p>9.75</text:p>
          </table:table-cell>
          <table:table-cell table:formula="of:=IF(   [.B107]=&quot;Stop&quot;;   [.$C$3];   [.E106] + [.D107] * [.$C$4] )" office:value-type="float" office:value="3.75375">
            <text:p>3.75</text:p>
          </table:table-cell>
          <table:table-cell table:number-columns-repeated="872"/>
        </table:table-row>
        <table:table-row table:style-name="ro3">
          <table:table-cell table:formula="of:=[.A107]+[.$C$4]" office:value-type="float" office:value="0.485">
            <text:p>0.485</text:p>
          </table:table-cell>
          <table:table-cell table:formula="of:=IF(   [.A108] &lt; [.$C$5];   &quot;Accel&quot;;   IF(     [.A108] &lt; [.$C$5] + [.$C$7];     &quot;Cruise&quot;;     IF(       [.A108] &lt; [.$C$8];       &quot;Decel&quot;;       &quot;Stop&quot;     )   ) )" office:value-type="string" office:string-value="Cruise">
            <text:p>Cruise</text:p>
          </table:table-cell>
          <table:table-cell table:formula="of:=IF(   [.B108]=&quot;Accel&quot;;   [.$C$1];   IF(     [.B108]=&quot;Cruise&quot;;     0;     IF([.B108]=&quot;Decel&quot;; -[.$C$1]; 0)   ) )" office:value-type="float" office:value="0">
            <text:p>0</text:p>
          </table:table-cell>
          <table:table-cell table:formula="of:=IF(   [.B108]=&quot;Stop&quot;;   0;   MAX(     0;     MIN(       [.$C$2];       [.D107] + [.C108] * [.$C$4]     )   ) )" office:value-type="float" office:value="9.75">
            <text:p>9.75</text:p>
          </table:table-cell>
          <table:table-cell table:formula="of:=IF(   [.B108]=&quot;Stop&quot;;   [.$C$3];   [.E107] + [.D108] * [.$C$4] )" office:value-type="float" office:value="3.8025">
            <text:p>3.80</text:p>
          </table:table-cell>
          <table:table-cell table:number-columns-repeated="872"/>
        </table:table-row>
        <table:table-row table:style-name="ro3">
          <table:table-cell table:formula="of:=[.A108]+[.$C$4]" office:value-type="float" office:value="0.49">
            <text:p>0.490</text:p>
          </table:table-cell>
          <table:table-cell table:formula="of:=IF(   [.A109] &lt; [.$C$5];   &quot;Accel&quot;;   IF(     [.A109] &lt; [.$C$5] + [.$C$7];     &quot;Cruise&quot;;     IF(       [.A109] &lt; [.$C$8];       &quot;Decel&quot;;       &quot;Stop&quot;     )   ) )" office:value-type="string" office:string-value="Cruise">
            <text:p>Cruise</text:p>
          </table:table-cell>
          <table:table-cell table:formula="of:=IF(   [.B109]=&quot;Accel&quot;;   [.$C$1];   IF(     [.B109]=&quot;Cruise&quot;;     0;     IF([.B109]=&quot;Decel&quot;; -[.$C$1]; 0)   ) )" office:value-type="float" office:value="0">
            <text:p>0</text:p>
          </table:table-cell>
          <table:table-cell table:formula="of:=IF(   [.B109]=&quot;Stop&quot;;   0;   MAX(     0;     MIN(       [.$C$2];       [.D108] + [.C109] * [.$C$4]     )   ) )" office:value-type="float" office:value="9.75">
            <text:p>9.75</text:p>
          </table:table-cell>
          <table:table-cell table:formula="of:=IF(   [.B109]=&quot;Stop&quot;;   [.$C$3];   [.E108] + [.D109] * [.$C$4] )" office:value-type="float" office:value="3.85125">
            <text:p>3.85</text:p>
          </table:table-cell>
          <table:table-cell table:number-columns-repeated="872"/>
        </table:table-row>
        <table:table-row table:style-name="ro3">
          <table:table-cell table:formula="of:=[.A109]+[.$C$4]" office:value-type="float" office:value="0.495">
            <text:p>0.495</text:p>
          </table:table-cell>
          <table:table-cell table:formula="of:=IF(   [.A110] &lt; [.$C$5];   &quot;Accel&quot;;   IF(     [.A110] &lt; [.$C$5] + [.$C$7];     &quot;Cruise&quot;;     IF(       [.A110] &lt; [.$C$8];       &quot;Decel&quot;;       &quot;Stop&quot;     )   ) )" office:value-type="string" office:string-value="Cruise">
            <text:p>Cruise</text:p>
          </table:table-cell>
          <table:table-cell table:formula="of:=IF(   [.B110]=&quot;Accel&quot;;   [.$C$1];   IF(     [.B110]=&quot;Cruise&quot;;     0;     IF([.B110]=&quot;Decel&quot;; -[.$C$1]; 0)   ) )" office:value-type="float" office:value="0">
            <text:p>0</text:p>
          </table:table-cell>
          <table:table-cell table:formula="of:=IF(   [.B110]=&quot;Stop&quot;;   0;   MAX(     0;     MIN(       [.$C$2];       [.D109] + [.C110] * [.$C$4]     )   ) )" office:value-type="float" office:value="9.75">
            <text:p>9.75</text:p>
          </table:table-cell>
          <table:table-cell table:formula="of:=IF(   [.B110]=&quot;Stop&quot;;   [.$C$3];   [.E109] + [.D110] * [.$C$4] )" office:value-type="float" office:value="3.9">
            <text:p>3.90</text:p>
          </table:table-cell>
          <table:table-cell table:number-columns-repeated="872"/>
        </table:table-row>
        <table:table-row table:style-name="ro3">
          <table:table-cell table:formula="of:=[.A110]+[.$C$4]" office:value-type="float" office:value="0.5">
            <text:p>0.500</text:p>
          </table:table-cell>
          <table:table-cell table:formula="of:=IF(   [.A111] &lt; [.$C$5];   &quot;Accel&quot;;   IF(     [.A111] &lt; [.$C$5] + [.$C$7];     &quot;Cruise&quot;;     IF(       [.A111] &lt; [.$C$8];       &quot;Decel&quot;;       &quot;Stop&quot;     )   ) )" office:value-type="string" office:string-value="Cruise">
            <text:p>Cruise</text:p>
          </table:table-cell>
          <table:table-cell table:formula="of:=IF(   [.B111]=&quot;Accel&quot;;   [.$C$1];   IF(     [.B111]=&quot;Cruise&quot;;     0;     IF([.B111]=&quot;Decel&quot;; -[.$C$1]; 0)   ) )" office:value-type="float" office:value="0">
            <text:p>0</text:p>
          </table:table-cell>
          <table:table-cell table:formula="of:=IF(   [.B111]=&quot;Stop&quot;;   0;   MAX(     0;     MIN(       [.$C$2];       [.D110] + [.C111] * [.$C$4]     )   ) )" office:value-type="float" office:value="9.75">
            <text:p>9.75</text:p>
          </table:table-cell>
          <table:table-cell table:formula="of:=IF(   [.B111]=&quot;Stop&quot;;   [.$C$3];   [.E110] + [.D111] * [.$C$4] )" office:value-type="float" office:value="3.94875">
            <text:p>3.95</text:p>
          </table:table-cell>
          <table:table-cell table:number-columns-repeated="872"/>
        </table:table-row>
        <table:table-row table:style-name="ro3">
          <table:table-cell table:formula="of:=[.A111]+[.$C$4]" office:value-type="float" office:value="0.505">
            <text:p>0.505</text:p>
          </table:table-cell>
          <table:table-cell table:formula="of:=IF(   [.A112] &lt; [.$C$5];   &quot;Accel&quot;;   IF(     [.A112] &lt; [.$C$5] + [.$C$7];     &quot;Cruise&quot;;     IF(       [.A112] &lt; [.$C$8];       &quot;Decel&quot;;       &quot;Stop&quot;     )   ) )" office:value-type="string" office:string-value="Cruise">
            <text:p>Cruise</text:p>
          </table:table-cell>
          <table:table-cell table:formula="of:=IF(   [.B112]=&quot;Accel&quot;;   [.$C$1];   IF(     [.B112]=&quot;Cruise&quot;;     0;     IF([.B112]=&quot;Decel&quot;; -[.$C$1]; 0)   ) )" office:value-type="float" office:value="0">
            <text:p>0</text:p>
          </table:table-cell>
          <table:table-cell table:formula="of:=IF(   [.B112]=&quot;Stop&quot;;   0;   MAX(     0;     MIN(       [.$C$2];       [.D111] + [.C112] * [.$C$4]     )   ) )" office:value-type="float" office:value="9.75">
            <text:p>9.75</text:p>
          </table:table-cell>
          <table:table-cell table:formula="of:=IF(   [.B112]=&quot;Stop&quot;;   [.$C$3];   [.E111] + [.D112] * [.$C$4] )" office:value-type="float" office:value="3.9975">
            <text:p>4.00</text:p>
          </table:table-cell>
          <table:table-cell table:number-columns-repeated="872"/>
        </table:table-row>
        <table:table-row table:style-name="ro3">
          <table:table-cell table:formula="of:=[.A112]+[.$C$4]" office:value-type="float" office:value="0.51">
            <text:p>0.510</text:p>
          </table:table-cell>
          <table:table-cell table:formula="of:=IF(   [.A113] &lt; [.$C$5];   &quot;Accel&quot;;   IF(     [.A113] &lt; [.$C$5] + [.$C$7];     &quot;Cruise&quot;;     IF(       [.A113] &lt; [.$C$8];       &quot;Decel&quot;;       &quot;Stop&quot;     )   ) )" office:value-type="string" office:string-value="Cruise">
            <text:p>Cruise</text:p>
          </table:table-cell>
          <table:table-cell table:formula="of:=IF(   [.B113]=&quot;Accel&quot;;   [.$C$1];   IF(     [.B113]=&quot;Cruise&quot;;     0;     IF([.B113]=&quot;Decel&quot;; -[.$C$1]; 0)   ) )" office:value-type="float" office:value="0">
            <text:p>0</text:p>
          </table:table-cell>
          <table:table-cell table:formula="of:=IF(   [.B113]=&quot;Stop&quot;;   0;   MAX(     0;     MIN(       [.$C$2];       [.D112] + [.C113] * [.$C$4]     )   ) )" office:value-type="float" office:value="9.75">
            <text:p>9.75</text:p>
          </table:table-cell>
          <table:table-cell table:formula="of:=IF(   [.B113]=&quot;Stop&quot;;   [.$C$3];   [.E112] + [.D113] * [.$C$4] )" office:value-type="float" office:value="4.04625">
            <text:p>4.05</text:p>
          </table:table-cell>
          <table:table-cell table:number-columns-repeated="872"/>
        </table:table-row>
        <table:table-row table:style-name="ro3">
          <table:table-cell table:formula="of:=[.A113]+[.$C$4]" office:value-type="float" office:value="0.515">
            <text:p>0.515</text:p>
          </table:table-cell>
          <table:table-cell table:formula="of:=IF(   [.A114] &lt; [.$C$5];   &quot;Accel&quot;;   IF(     [.A114] &lt; [.$C$5] + [.$C$7];     &quot;Cruise&quot;;     IF(       [.A114] &lt; [.$C$8];       &quot;Decel&quot;;       &quot;Stop&quot;     )   ) )" office:value-type="string" office:string-value="Cruise">
            <text:p>Cruise</text:p>
          </table:table-cell>
          <table:table-cell table:formula="of:=IF(   [.B114]=&quot;Accel&quot;;   [.$C$1];   IF(     [.B114]=&quot;Cruise&quot;;     0;     IF([.B114]=&quot;Decel&quot;; -[.$C$1]; 0)   ) )" office:value-type="float" office:value="0">
            <text:p>0</text:p>
          </table:table-cell>
          <table:table-cell table:formula="of:=IF(   [.B114]=&quot;Stop&quot;;   0;   MAX(     0;     MIN(       [.$C$2];       [.D113] + [.C114] * [.$C$4]     )   ) )" office:value-type="float" office:value="9.75">
            <text:p>9.75</text:p>
          </table:table-cell>
          <table:table-cell table:formula="of:=IF(   [.B114]=&quot;Stop&quot;;   [.$C$3];   [.E113] + [.D114] * [.$C$4] )" office:value-type="float" office:value="4.095">
            <text:p>4.10</text:p>
          </table:table-cell>
          <table:table-cell table:number-columns-repeated="872"/>
        </table:table-row>
        <table:table-row table:style-name="ro3">
          <table:table-cell table:formula="of:=[.A114]+[.$C$4]" office:value-type="float" office:value="0.52">
            <text:p>0.520</text:p>
          </table:table-cell>
          <table:table-cell table:formula="of:=IF(   [.A115] &lt; [.$C$5];   &quot;Accel&quot;;   IF(     [.A115] &lt; [.$C$5] + [.$C$7];     &quot;Cruise&quot;;     IF(       [.A115] &lt; [.$C$8];       &quot;Decel&quot;;       &quot;Stop&quot;     )   ) )" office:value-type="string" office:string-value="Cruise">
            <text:p>Cruise</text:p>
          </table:table-cell>
          <table:table-cell table:formula="of:=IF(   [.B115]=&quot;Accel&quot;;   [.$C$1];   IF(     [.B115]=&quot;Cruise&quot;;     0;     IF([.B115]=&quot;Decel&quot;; -[.$C$1]; 0)   ) )" office:value-type="float" office:value="0">
            <text:p>0</text:p>
          </table:table-cell>
          <table:table-cell table:formula="of:=IF(   [.B115]=&quot;Stop&quot;;   0;   MAX(     0;     MIN(       [.$C$2];       [.D114] + [.C115] * [.$C$4]     )   ) )" office:value-type="float" office:value="9.75">
            <text:p>9.75</text:p>
          </table:table-cell>
          <table:table-cell table:formula="of:=IF(   [.B115]=&quot;Stop&quot;;   [.$C$3];   [.E114] + [.D115] * [.$C$4] )" office:value-type="float" office:value="4.14375">
            <text:p>4.14</text:p>
          </table:table-cell>
          <table:table-cell table:number-columns-repeated="872"/>
        </table:table-row>
        <table:table-row table:style-name="ro3">
          <table:table-cell table:formula="of:=[.A115]+[.$C$4]" office:value-type="float" office:value="0.525">
            <text:p>0.525</text:p>
          </table:table-cell>
          <table:table-cell table:formula="of:=IF(   [.A116] &lt; [.$C$5];   &quot;Accel&quot;;   IF(     [.A116] &lt; [.$C$5] + [.$C$7];     &quot;Cruise&quot;;     IF(       [.A116] &lt; [.$C$8];       &quot;Decel&quot;;       &quot;Stop&quot;     )   ) )" office:value-type="string" office:string-value="Cruise">
            <text:p>Cruise</text:p>
          </table:table-cell>
          <table:table-cell table:formula="of:=IF(   [.B116]=&quot;Accel&quot;;   [.$C$1];   IF(     [.B116]=&quot;Cruise&quot;;     0;     IF([.B116]=&quot;Decel&quot;; -[.$C$1]; 0)   ) )" office:value-type="float" office:value="0">
            <text:p>0</text:p>
          </table:table-cell>
          <table:table-cell table:formula="of:=IF(   [.B116]=&quot;Stop&quot;;   0;   MAX(     0;     MIN(       [.$C$2];       [.D115] + [.C116] * [.$C$4]     )   ) )" office:value-type="float" office:value="9.75">
            <text:p>9.75</text:p>
          </table:table-cell>
          <table:table-cell table:formula="of:=IF(   [.B116]=&quot;Stop&quot;;   [.$C$3];   [.E115] + [.D116] * [.$C$4] )" office:value-type="float" office:value="4.1925">
            <text:p>4.19</text:p>
          </table:table-cell>
          <table:table-cell table:number-columns-repeated="872"/>
        </table:table-row>
        <table:table-row table:style-name="ro3">
          <table:table-cell table:formula="of:=[.A116]+[.$C$4]" office:value-type="float" office:value="0.53">
            <text:p>0.530</text:p>
          </table:table-cell>
          <table:table-cell table:formula="of:=IF(   [.A117] &lt; [.$C$5];   &quot;Accel&quot;;   IF(     [.A117] &lt; [.$C$5] + [.$C$7];     &quot;Cruise&quot;;     IF(       [.A117] &lt; [.$C$8];       &quot;Decel&quot;;       &quot;Stop&quot;     )   ) )" office:value-type="string" office:string-value="Cruise">
            <text:p>Cruise</text:p>
          </table:table-cell>
          <table:table-cell table:formula="of:=IF(   [.B117]=&quot;Accel&quot;;   [.$C$1];   IF(     [.B117]=&quot;Cruise&quot;;     0;     IF([.B117]=&quot;Decel&quot;; -[.$C$1]; 0)   ) )" office:value-type="float" office:value="0">
            <text:p>0</text:p>
          </table:table-cell>
          <table:table-cell table:formula="of:=IF(   [.B117]=&quot;Stop&quot;;   0;   MAX(     0;     MIN(       [.$C$2];       [.D116] + [.C117] * [.$C$4]     )   ) )" office:value-type="float" office:value="9.75">
            <text:p>9.75</text:p>
          </table:table-cell>
          <table:table-cell table:formula="of:=IF(   [.B117]=&quot;Stop&quot;;   [.$C$3];   [.E116] + [.D117] * [.$C$4] )" office:value-type="float" office:value="4.24125">
            <text:p>4.24</text:p>
          </table:table-cell>
          <table:table-cell table:number-columns-repeated="872"/>
        </table:table-row>
        <table:table-row table:style-name="ro3">
          <table:table-cell table:formula="of:=[.A117]+[.$C$4]" office:value-type="float" office:value="0.535">
            <text:p>0.535</text:p>
          </table:table-cell>
          <table:table-cell table:formula="of:=IF(   [.A118] &lt; [.$C$5];   &quot;Accel&quot;;   IF(     [.A118] &lt; [.$C$5] + [.$C$7];     &quot;Cruise&quot;;     IF(       [.A118] &lt; [.$C$8];       &quot;Decel&quot;;       &quot;Stop&quot;     )   ) )" office:value-type="string" office:string-value="Cruise">
            <text:p>Cruise</text:p>
          </table:table-cell>
          <table:table-cell table:formula="of:=IF(   [.B118]=&quot;Accel&quot;;   [.$C$1];   IF(     [.B118]=&quot;Cruise&quot;;     0;     IF([.B118]=&quot;Decel&quot;; -[.$C$1]; 0)   ) )" office:value-type="float" office:value="0">
            <text:p>0</text:p>
          </table:table-cell>
          <table:table-cell table:formula="of:=IF(   [.B118]=&quot;Stop&quot;;   0;   MAX(     0;     MIN(       [.$C$2];       [.D117] + [.C118] * [.$C$4]     )   ) )" office:value-type="float" office:value="9.75">
            <text:p>9.75</text:p>
          </table:table-cell>
          <table:table-cell table:formula="of:=IF(   [.B118]=&quot;Stop&quot;;   [.$C$3];   [.E117] + [.D118] * [.$C$4] )" office:value-type="float" office:value="4.29">
            <text:p>4.29</text:p>
          </table:table-cell>
          <table:table-cell table:number-columns-repeated="872"/>
        </table:table-row>
        <table:table-row table:style-name="ro3">
          <table:table-cell table:formula="of:=[.A118]+[.$C$4]" office:value-type="float" office:value="0.54">
            <text:p>0.540</text:p>
          </table:table-cell>
          <table:table-cell table:formula="of:=IF(   [.A119] &lt; [.$C$5];   &quot;Accel&quot;;   IF(     [.A119] &lt; [.$C$5] + [.$C$7];     &quot;Cruise&quot;;     IF(       [.A119] &lt; [.$C$8];       &quot;Decel&quot;;       &quot;Stop&quot;     )   ) )" office:value-type="string" office:string-value="Cruise">
            <text:p>Cruise</text:p>
          </table:table-cell>
          <table:table-cell table:formula="of:=IF(   [.B119]=&quot;Accel&quot;;   [.$C$1];   IF(     [.B119]=&quot;Cruise&quot;;     0;     IF([.B119]=&quot;Decel&quot;; -[.$C$1]; 0)   ) )" office:value-type="float" office:value="0">
            <text:p>0</text:p>
          </table:table-cell>
          <table:table-cell table:formula="of:=IF(   [.B119]=&quot;Stop&quot;;   0;   MAX(     0;     MIN(       [.$C$2];       [.D118] + [.C119] * [.$C$4]     )   ) )" office:value-type="float" office:value="9.75">
            <text:p>9.75</text:p>
          </table:table-cell>
          <table:table-cell table:formula="of:=IF(   [.B119]=&quot;Stop&quot;;   [.$C$3];   [.E118] + [.D119] * [.$C$4] )" office:value-type="float" office:value="4.33875">
            <text:p>4.34</text:p>
          </table:table-cell>
          <table:table-cell table:number-columns-repeated="872"/>
        </table:table-row>
        <table:table-row table:style-name="ro3">
          <table:table-cell table:formula="of:=[.A119]+[.$C$4]" office:value-type="float" office:value="0.545">
            <text:p>0.545</text:p>
          </table:table-cell>
          <table:table-cell table:formula="of:=IF(   [.A120] &lt; [.$C$5];   &quot;Accel&quot;;   IF(     [.A120] &lt; [.$C$5] + [.$C$7];     &quot;Cruise&quot;;     IF(       [.A120] &lt; [.$C$8];       &quot;Decel&quot;;       &quot;Stop&quot;     )   ) )" office:value-type="string" office:string-value="Cruise">
            <text:p>Cruise</text:p>
          </table:table-cell>
          <table:table-cell table:formula="of:=IF(   [.B120]=&quot;Accel&quot;;   [.$C$1];   IF(     [.B120]=&quot;Cruise&quot;;     0;     IF([.B120]=&quot;Decel&quot;; -[.$C$1]; 0)   ) )" office:value-type="float" office:value="0">
            <text:p>0</text:p>
          </table:table-cell>
          <table:table-cell table:formula="of:=IF(   [.B120]=&quot;Stop&quot;;   0;   MAX(     0;     MIN(       [.$C$2];       [.D119] + [.C120] * [.$C$4]     )   ) )" office:value-type="float" office:value="9.75">
            <text:p>9.75</text:p>
          </table:table-cell>
          <table:table-cell table:formula="of:=IF(   [.B120]=&quot;Stop&quot;;   [.$C$3];   [.E119] + [.D120] * [.$C$4] )" office:value-type="float" office:value="4.3875">
            <text:p>4.39</text:p>
          </table:table-cell>
          <table:table-cell table:number-columns-repeated="872"/>
        </table:table-row>
        <table:table-row table:style-name="ro3">
          <table:table-cell table:formula="of:=[.A120]+[.$C$4]" office:value-type="float" office:value="0.55">
            <text:p>0.550</text:p>
          </table:table-cell>
          <table:table-cell table:formula="of:=IF(   [.A121] &lt; [.$C$5];   &quot;Accel&quot;;   IF(     [.A121] &lt; [.$C$5] + [.$C$7];     &quot;Cruise&quot;;     IF(       [.A121] &lt; [.$C$8];       &quot;Decel&quot;;       &quot;Stop&quot;     )   ) )" office:value-type="string" office:string-value="Cruise">
            <text:p>Cruise</text:p>
          </table:table-cell>
          <table:table-cell table:formula="of:=IF(   [.B121]=&quot;Accel&quot;;   [.$C$1];   IF(     [.B121]=&quot;Cruise&quot;;     0;     IF([.B121]=&quot;Decel&quot;; -[.$C$1]; 0)   ) )" office:value-type="float" office:value="0">
            <text:p>0</text:p>
          </table:table-cell>
          <table:table-cell table:formula="of:=IF(   [.B121]=&quot;Stop&quot;;   0;   MAX(     0;     MIN(       [.$C$2];       [.D120] + [.C121] * [.$C$4]     )   ) )" office:value-type="float" office:value="9.75">
            <text:p>9.75</text:p>
          </table:table-cell>
          <table:table-cell table:formula="of:=IF(   [.B121]=&quot;Stop&quot;;   [.$C$3];   [.E120] + [.D121] * [.$C$4] )" office:value-type="float" office:value="4.43625000000001">
            <text:p>4.44</text:p>
          </table:table-cell>
          <table:table-cell table:number-columns-repeated="872"/>
        </table:table-row>
        <table:table-row table:style-name="ro3">
          <table:table-cell table:formula="of:=[.A121]+[.$C$4]" office:value-type="float" office:value="0.555">
            <text:p>0.555</text:p>
          </table:table-cell>
          <table:table-cell table:formula="of:=IF(   [.A122] &lt; [.$C$5];   &quot;Accel&quot;;   IF(     [.A122] &lt; [.$C$5] + [.$C$7];     &quot;Cruise&quot;;     IF(       [.A122] &lt; [.$C$8];       &quot;Decel&quot;;       &quot;Stop&quot;     )   ) )" office:value-type="string" office:string-value="Cruise">
            <text:p>Cruise</text:p>
          </table:table-cell>
          <table:table-cell table:formula="of:=IF(   [.B122]=&quot;Accel&quot;;   [.$C$1];   IF(     [.B122]=&quot;Cruise&quot;;     0;     IF([.B122]=&quot;Decel&quot;; -[.$C$1]; 0)   ) )" office:value-type="float" office:value="0">
            <text:p>0</text:p>
          </table:table-cell>
          <table:table-cell table:formula="of:=IF(   [.B122]=&quot;Stop&quot;;   0;   MAX(     0;     MIN(       [.$C$2];       [.D121] + [.C122] * [.$C$4]     )   ) )" office:value-type="float" office:value="9.75">
            <text:p>9.75</text:p>
          </table:table-cell>
          <table:table-cell table:formula="of:=IF(   [.B122]=&quot;Stop&quot;;   [.$C$3];   [.E121] + [.D122] * [.$C$4] )" office:value-type="float" office:value="4.48500000000001">
            <text:p>4.49</text:p>
          </table:table-cell>
          <table:table-cell table:number-columns-repeated="872"/>
        </table:table-row>
        <table:table-row table:style-name="ro3">
          <table:table-cell table:formula="of:=[.A122]+[.$C$4]" office:value-type="float" office:value="0.56">
            <text:p>0.560</text:p>
          </table:table-cell>
          <table:table-cell table:formula="of:=IF(   [.A123] &lt; [.$C$5];   &quot;Accel&quot;;   IF(     [.A123] &lt; [.$C$5] + [.$C$7];     &quot;Cruise&quot;;     IF(       [.A123] &lt; [.$C$8];       &quot;Decel&quot;;       &quot;Stop&quot;     )   ) )" office:value-type="string" office:string-value="Cruise">
            <text:p>Cruise</text:p>
          </table:table-cell>
          <table:table-cell table:formula="of:=IF(   [.B123]=&quot;Accel&quot;;   [.$C$1];   IF(     [.B123]=&quot;Cruise&quot;;     0;     IF([.B123]=&quot;Decel&quot;; -[.$C$1]; 0)   ) )" office:value-type="float" office:value="0">
            <text:p>0</text:p>
          </table:table-cell>
          <table:table-cell table:formula="of:=IF(   [.B123]=&quot;Stop&quot;;   0;   MAX(     0;     MIN(       [.$C$2];       [.D122] + [.C123] * [.$C$4]     )   ) )" office:value-type="float" office:value="9.75">
            <text:p>9.75</text:p>
          </table:table-cell>
          <table:table-cell table:formula="of:=IF(   [.B123]=&quot;Stop&quot;;   [.$C$3];   [.E122] + [.D123] * [.$C$4] )" office:value-type="float" office:value="4.53375000000001">
            <text:p>4.53</text:p>
          </table:table-cell>
          <table:table-cell table:number-columns-repeated="872"/>
        </table:table-row>
        <table:table-row table:style-name="ro3">
          <table:table-cell table:formula="of:=[.A123]+[.$C$4]" office:value-type="float" office:value="0.565">
            <text:p>0.565</text:p>
          </table:table-cell>
          <table:table-cell table:formula="of:=IF(   [.A124] &lt; [.$C$5];   &quot;Accel&quot;;   IF(     [.A124] &lt; [.$C$5] + [.$C$7];     &quot;Cruise&quot;;     IF(       [.A124] &lt; [.$C$8];       &quot;Decel&quot;;       &quot;Stop&quot;     )   ) )" office:value-type="string" office:string-value="Cruise">
            <text:p>Cruise</text:p>
          </table:table-cell>
          <table:table-cell table:formula="of:=IF(   [.B124]=&quot;Accel&quot;;   [.$C$1];   IF(     [.B124]=&quot;Cruise&quot;;     0;     IF([.B124]=&quot;Decel&quot;; -[.$C$1]; 0)   ) )" office:value-type="float" office:value="0">
            <text:p>0</text:p>
          </table:table-cell>
          <table:table-cell table:formula="of:=IF(   [.B124]=&quot;Stop&quot;;   0;   MAX(     0;     MIN(       [.$C$2];       [.D123] + [.C124] * [.$C$4]     )   ) )" office:value-type="float" office:value="9.75">
            <text:p>9.75</text:p>
          </table:table-cell>
          <table:table-cell table:formula="of:=IF(   [.B124]=&quot;Stop&quot;;   [.$C$3];   [.E123] + [.D124] * [.$C$4] )" office:value-type="float" office:value="4.58250000000001">
            <text:p>4.58</text:p>
          </table:table-cell>
          <table:table-cell table:number-columns-repeated="872"/>
        </table:table-row>
        <table:table-row table:style-name="ro3">
          <table:table-cell table:formula="of:=[.A124]+[.$C$4]" office:value-type="float" office:value="0.57">
            <text:p>0.570</text:p>
          </table:table-cell>
          <table:table-cell table:formula="of:=IF(   [.A125] &lt; [.$C$5];   &quot;Accel&quot;;   IF(     [.A125] &lt; [.$C$5] + [.$C$7];     &quot;Cruise&quot;;     IF(       [.A125] &lt; [.$C$8];       &quot;Decel&quot;;       &quot;Stop&quot;     )   ) )" office:value-type="string" office:string-value="Cruise">
            <text:p>Cruise</text:p>
          </table:table-cell>
          <table:table-cell table:formula="of:=IF(   [.B125]=&quot;Accel&quot;;   [.$C$1];   IF(     [.B125]=&quot;Cruise&quot;;     0;     IF([.B125]=&quot;Decel&quot;; -[.$C$1]; 0)   ) )" office:value-type="float" office:value="0">
            <text:p>0</text:p>
          </table:table-cell>
          <table:table-cell table:formula="of:=IF(   [.B125]=&quot;Stop&quot;;   0;   MAX(     0;     MIN(       [.$C$2];       [.D124] + [.C125] * [.$C$4]     )   ) )" office:value-type="float" office:value="9.75">
            <text:p>9.75</text:p>
          </table:table-cell>
          <table:table-cell table:formula="of:=IF(   [.B125]=&quot;Stop&quot;;   [.$C$3];   [.E124] + [.D125] * [.$C$4] )" office:value-type="float" office:value="4.63125000000001">
            <text:p>4.63</text:p>
          </table:table-cell>
          <table:table-cell table:number-columns-repeated="872"/>
        </table:table-row>
        <table:table-row table:style-name="ro3">
          <table:table-cell table:formula="of:=[.A125]+[.$C$4]" office:value-type="float" office:value="0.575">
            <text:p>0.575</text:p>
          </table:table-cell>
          <table:table-cell table:formula="of:=IF(   [.A126] &lt; [.$C$5];   &quot;Accel&quot;;   IF(     [.A126] &lt; [.$C$5] + [.$C$7];     &quot;Cruise&quot;;     IF(       [.A126] &lt; [.$C$8];       &quot;Decel&quot;;       &quot;Stop&quot;     )   ) )" office:value-type="string" office:string-value="Cruise">
            <text:p>Cruise</text:p>
          </table:table-cell>
          <table:table-cell table:formula="of:=IF(   [.B126]=&quot;Accel&quot;;   [.$C$1];   IF(     [.B126]=&quot;Cruise&quot;;     0;     IF([.B126]=&quot;Decel&quot;; -[.$C$1]; 0)   ) )" office:value-type="float" office:value="0">
            <text:p>0</text:p>
          </table:table-cell>
          <table:table-cell table:formula="of:=IF(   [.B126]=&quot;Stop&quot;;   0;   MAX(     0;     MIN(       [.$C$2];       [.D125] + [.C126] * [.$C$4]     )   ) )" office:value-type="float" office:value="9.75">
            <text:p>9.75</text:p>
          </table:table-cell>
          <table:table-cell table:formula="of:=IF(   [.B126]=&quot;Stop&quot;;   [.$C$3];   [.E125] + [.D126] * [.$C$4] )" office:value-type="float" office:value="4.68000000000001">
            <text:p>4.68</text:p>
          </table:table-cell>
          <table:table-cell table:number-columns-repeated="872"/>
        </table:table-row>
        <table:table-row table:style-name="ro3">
          <table:table-cell table:formula="of:=[.A126]+[.$C$4]" office:value-type="float" office:value="0.58">
            <text:p>0.580</text:p>
          </table:table-cell>
          <table:table-cell table:formula="of:=IF(   [.A127] &lt; [.$C$5];   &quot;Accel&quot;;   IF(     [.A127] &lt; [.$C$5] + [.$C$7];     &quot;Cruise&quot;;     IF(       [.A127] &lt; [.$C$8];       &quot;Decel&quot;;       &quot;Stop&quot;     )   ) )" office:value-type="string" office:string-value="Cruise">
            <text:p>Cruise</text:p>
          </table:table-cell>
          <table:table-cell table:formula="of:=IF(   [.B127]=&quot;Accel&quot;;   [.$C$1];   IF(     [.B127]=&quot;Cruise&quot;;     0;     IF([.B127]=&quot;Decel&quot;; -[.$C$1]; 0)   ) )" office:value-type="float" office:value="0">
            <text:p>0</text:p>
          </table:table-cell>
          <table:table-cell table:formula="of:=IF(   [.B127]=&quot;Stop&quot;;   0;   MAX(     0;     MIN(       [.$C$2];       [.D126] + [.C127] * [.$C$4]     )   ) )" office:value-type="float" office:value="9.75">
            <text:p>9.75</text:p>
          </table:table-cell>
          <table:table-cell table:formula="of:=IF(   [.B127]=&quot;Stop&quot;;   [.$C$3];   [.E126] + [.D127] * [.$C$4] )" office:value-type="float" office:value="4.72875000000001">
            <text:p>4.73</text:p>
          </table:table-cell>
          <table:table-cell table:number-columns-repeated="872"/>
        </table:table-row>
        <table:table-row table:style-name="ro3">
          <table:table-cell table:formula="of:=[.A127]+[.$C$4]" office:value-type="float" office:value="0.585">
            <text:p>0.585</text:p>
          </table:table-cell>
          <table:table-cell table:formula="of:=IF(   [.A128] &lt; [.$C$5];   &quot;Accel&quot;;   IF(     [.A128] &lt; [.$C$5] + [.$C$7];     &quot;Cruise&quot;;     IF(       [.A128] &lt; [.$C$8];       &quot;Decel&quot;;       &quot;Stop&quot;     )   ) )" office:value-type="string" office:string-value="Cruise">
            <text:p>Cruise</text:p>
          </table:table-cell>
          <table:table-cell table:formula="of:=IF(   [.B128]=&quot;Accel&quot;;   [.$C$1];   IF(     [.B128]=&quot;Cruise&quot;;     0;     IF([.B128]=&quot;Decel&quot;; -[.$C$1]; 0)   ) )" office:value-type="float" office:value="0">
            <text:p>0</text:p>
          </table:table-cell>
          <table:table-cell table:formula="of:=IF(   [.B128]=&quot;Stop&quot;;   0;   MAX(     0;     MIN(       [.$C$2];       [.D127] + [.C128] * [.$C$4]     )   ) )" office:value-type="float" office:value="9.75">
            <text:p>9.75</text:p>
          </table:table-cell>
          <table:table-cell table:formula="of:=IF(   [.B128]=&quot;Stop&quot;;   [.$C$3];   [.E127] + [.D128] * [.$C$4] )" office:value-type="float" office:value="4.77750000000001">
            <text:p>4.78</text:p>
          </table:table-cell>
          <table:table-cell table:number-columns-repeated="872"/>
        </table:table-row>
        <table:table-row table:style-name="ro3">
          <table:table-cell table:formula="of:=[.A128]+[.$C$4]" office:value-type="float" office:value="0.59">
            <text:p>0.590</text:p>
          </table:table-cell>
          <table:table-cell table:formula="of:=IF(   [.A129] &lt; [.$C$5];   &quot;Accel&quot;;   IF(     [.A129] &lt; [.$C$5] + [.$C$7];     &quot;Cruise&quot;;     IF(       [.A129] &lt; [.$C$8];       &quot;Decel&quot;;       &quot;Stop&quot;     )   ) )" office:value-type="string" office:string-value="Cruise">
            <text:p>Cruise</text:p>
          </table:table-cell>
          <table:table-cell table:formula="of:=IF(   [.B129]=&quot;Accel&quot;;   [.$C$1];   IF(     [.B129]=&quot;Cruise&quot;;     0;     IF([.B129]=&quot;Decel&quot;; -[.$C$1]; 0)   ) )" office:value-type="float" office:value="0">
            <text:p>0</text:p>
          </table:table-cell>
          <table:table-cell table:formula="of:=IF(   [.B129]=&quot;Stop&quot;;   0;   MAX(     0;     MIN(       [.$C$2];       [.D128] + [.C129] * [.$C$4]     )   ) )" office:value-type="float" office:value="9.75">
            <text:p>9.75</text:p>
          </table:table-cell>
          <table:table-cell table:formula="of:=IF(   [.B129]=&quot;Stop&quot;;   [.$C$3];   [.E128] + [.D129] * [.$C$4] )" office:value-type="float" office:value="4.82625000000001">
            <text:p>4.83</text:p>
          </table:table-cell>
          <table:table-cell table:number-columns-repeated="872"/>
        </table:table-row>
        <table:table-row table:style-name="ro3">
          <table:table-cell table:formula="of:=[.A129]+[.$C$4]" office:value-type="float" office:value="0.595">
            <text:p>0.595</text:p>
          </table:table-cell>
          <table:table-cell table:formula="of:=IF(   [.A130] &lt; [.$C$5];   &quot;Accel&quot;;   IF(     [.A130] &lt; [.$C$5] + [.$C$7];     &quot;Cruise&quot;;     IF(       [.A130] &lt; [.$C$8];       &quot;Decel&quot;;       &quot;Stop&quot;     )   ) )" office:value-type="string" office:string-value="Cruise">
            <text:p>Cruise</text:p>
          </table:table-cell>
          <table:table-cell table:formula="of:=IF(   [.B130]=&quot;Accel&quot;;   [.$C$1];   IF(     [.B130]=&quot;Cruise&quot;;     0;     IF([.B130]=&quot;Decel&quot;; -[.$C$1]; 0)   ) )" office:value-type="float" office:value="0">
            <text:p>0</text:p>
          </table:table-cell>
          <table:table-cell table:formula="of:=IF(   [.B130]=&quot;Stop&quot;;   0;   MAX(     0;     MIN(       [.$C$2];       [.D129] + [.C130] * [.$C$4]     )   ) )" office:value-type="float" office:value="9.75">
            <text:p>9.75</text:p>
          </table:table-cell>
          <table:table-cell table:formula="of:=IF(   [.B130]=&quot;Stop&quot;;   [.$C$3];   [.E129] + [.D130] * [.$C$4] )" office:value-type="float" office:value="4.87500000000001">
            <text:p>4.88</text:p>
          </table:table-cell>
          <table:table-cell table:number-columns-repeated="872"/>
        </table:table-row>
        <table:table-row table:style-name="ro3">
          <table:table-cell table:formula="of:=[.A130]+[.$C$4]" office:value-type="float" office:value="0.6">
            <text:p>0.600</text:p>
          </table:table-cell>
          <table:table-cell table:formula="of:=IF(   [.A131] &lt; [.$C$5];   &quot;Accel&quot;;   IF(     [.A131] &lt; [.$C$5] + [.$C$7];     &quot;Cruise&quot;;     IF(       [.A131] &lt; [.$C$8];       &quot;Decel&quot;;       &quot;Stop&quot;     )   ) )" office:value-type="string" office:string-value="Cruise">
            <text:p>Cruise</text:p>
          </table:table-cell>
          <table:table-cell table:formula="of:=IF(   [.B131]=&quot;Accel&quot;;   [.$C$1];   IF(     [.B131]=&quot;Cruise&quot;;     0;     IF([.B131]=&quot;Decel&quot;; -[.$C$1]; 0)   ) )" office:value-type="float" office:value="0">
            <text:p>0</text:p>
          </table:table-cell>
          <table:table-cell table:formula="of:=IF(   [.B131]=&quot;Stop&quot;;   0;   MAX(     0;     MIN(       [.$C$2];       [.D130] + [.C131] * [.$C$4]     )   ) )" office:value-type="float" office:value="9.75">
            <text:p>9.75</text:p>
          </table:table-cell>
          <table:table-cell table:formula="of:=IF(   [.B131]=&quot;Stop&quot;;   [.$C$3];   [.E130] + [.D131] * [.$C$4] )" office:value-type="float" office:value="4.92375000000001">
            <text:p>4.92</text:p>
          </table:table-cell>
          <table:table-cell table:number-columns-repeated="872"/>
        </table:table-row>
        <table:table-row table:style-name="ro3">
          <table:table-cell table:formula="of:=[.A131]+[.$C$4]" office:value-type="float" office:value="0.605">
            <text:p>0.605</text:p>
          </table:table-cell>
          <table:table-cell table:formula="of:=IF(   [.A132] &lt; [.$C$5];   &quot;Accel&quot;;   IF(     [.A132] &lt; [.$C$5] + [.$C$7];     &quot;Cruise&quot;;     IF(       [.A132] &lt; [.$C$8];       &quot;Decel&quot;;       &quot;Stop&quot;     )   ) )" office:value-type="string" office:string-value="Cruise">
            <text:p>Cruise</text:p>
          </table:table-cell>
          <table:table-cell table:formula="of:=IF(   [.B132]=&quot;Accel&quot;;   [.$C$1];   IF(     [.B132]=&quot;Cruise&quot;;     0;     IF([.B132]=&quot;Decel&quot;; -[.$C$1]; 0)   ) )" office:value-type="float" office:value="0">
            <text:p>0</text:p>
          </table:table-cell>
          <table:table-cell table:formula="of:=IF(   [.B132]=&quot;Stop&quot;;   0;   MAX(     0;     MIN(       [.$C$2];       [.D131] + [.C132] * [.$C$4]     )   ) )" office:value-type="float" office:value="9.75">
            <text:p>9.75</text:p>
          </table:table-cell>
          <table:table-cell table:formula="of:=IF(   [.B132]=&quot;Stop&quot;;   [.$C$3];   [.E131] + [.D132] * [.$C$4] )" office:value-type="float" office:value="4.97250000000001">
            <text:p>4.97</text:p>
          </table:table-cell>
          <table:table-cell table:number-columns-repeated="872"/>
        </table:table-row>
        <table:table-row table:style-name="ro3">
          <table:table-cell table:formula="of:=[.A132]+[.$C$4]" office:value-type="float" office:value="0.61">
            <text:p>0.610</text:p>
          </table:table-cell>
          <table:table-cell table:formula="of:=IF(   [.A133] &lt; [.$C$5];   &quot;Accel&quot;;   IF(     [.A133] &lt; [.$C$5] + [.$C$7];     &quot;Cruise&quot;;     IF(       [.A133] &lt; [.$C$8];       &quot;Decel&quot;;       &quot;Stop&quot;     )   ) )" office:value-type="string" office:string-value="Cruise">
            <text:p>Cruise</text:p>
          </table:table-cell>
          <table:table-cell table:formula="of:=IF(   [.B133]=&quot;Accel&quot;;   [.$C$1];   IF(     [.B133]=&quot;Cruise&quot;;     0;     IF([.B133]=&quot;Decel&quot;; -[.$C$1]; 0)   ) )" office:value-type="float" office:value="0">
            <text:p>0</text:p>
          </table:table-cell>
          <table:table-cell table:formula="of:=IF(   [.B133]=&quot;Stop&quot;;   0;   MAX(     0;     MIN(       [.$C$2];       [.D132] + [.C133] * [.$C$4]     )   ) )" office:value-type="float" office:value="9.75">
            <text:p>9.75</text:p>
          </table:table-cell>
          <table:table-cell table:formula="of:=IF(   [.B133]=&quot;Stop&quot;;   [.$C$3];   [.E132] + [.D133] * [.$C$4] )" office:value-type="float" office:value="5.02125000000001">
            <text:p>5.02</text:p>
          </table:table-cell>
          <table:table-cell table:number-columns-repeated="872"/>
        </table:table-row>
        <table:table-row table:style-name="ro3">
          <table:table-cell table:formula="of:=[.A133]+[.$C$4]" office:value-type="float" office:value="0.615">
            <text:p>0.615</text:p>
          </table:table-cell>
          <table:table-cell table:formula="of:=IF(   [.A134] &lt; [.$C$5];   &quot;Accel&quot;;   IF(     [.A134] &lt; [.$C$5] + [.$C$7];     &quot;Cruise&quot;;     IF(       [.A134] &lt; [.$C$8];       &quot;Decel&quot;;       &quot;Stop&quot;     )   ) )" office:value-type="string" office:string-value="Cruise">
            <text:p>Cruise</text:p>
          </table:table-cell>
          <table:table-cell table:formula="of:=IF(   [.B134]=&quot;Accel&quot;;   [.$C$1];   IF(     [.B134]=&quot;Cruise&quot;;     0;     IF([.B134]=&quot;Decel&quot;; -[.$C$1]; 0)   ) )" office:value-type="float" office:value="0">
            <text:p>0</text:p>
          </table:table-cell>
          <table:table-cell table:formula="of:=IF(   [.B134]=&quot;Stop&quot;;   0;   MAX(     0;     MIN(       [.$C$2];       [.D133] + [.C134] * [.$C$4]     )   ) )" office:value-type="float" office:value="9.75">
            <text:p>9.75</text:p>
          </table:table-cell>
          <table:table-cell table:formula="of:=IF(   [.B134]=&quot;Stop&quot;;   [.$C$3];   [.E133] + [.D134] * [.$C$4] )" office:value-type="float" office:value="5.07000000000001">
            <text:p>5.07</text:p>
          </table:table-cell>
          <table:table-cell table:number-columns-repeated="872"/>
        </table:table-row>
        <table:table-row table:style-name="ro3">
          <table:table-cell table:formula="of:=[.A134]+[.$C$4]" office:value-type="float" office:value="0.62">
            <text:p>0.620</text:p>
          </table:table-cell>
          <table:table-cell table:formula="of:=IF(   [.A135] &lt; [.$C$5];   &quot;Accel&quot;;   IF(     [.A135] &lt; [.$C$5] + [.$C$7];     &quot;Cruise&quot;;     IF(       [.A135] &lt; [.$C$8];       &quot;Decel&quot;;       &quot;Stop&quot;     )   ) )" office:value-type="string" office:string-value="Cruise">
            <text:p>Cruise</text:p>
          </table:table-cell>
          <table:table-cell table:formula="of:=IF(   [.B135]=&quot;Accel&quot;;   [.$C$1];   IF(     [.B135]=&quot;Cruise&quot;;     0;     IF([.B135]=&quot;Decel&quot;; -[.$C$1]; 0)   ) )" office:value-type="float" office:value="0">
            <text:p>0</text:p>
          </table:table-cell>
          <table:table-cell table:formula="of:=IF(   [.B135]=&quot;Stop&quot;;   0;   MAX(     0;     MIN(       [.$C$2];       [.D134] + [.C135] * [.$C$4]     )   ) )" office:value-type="float" office:value="9.75">
            <text:p>9.75</text:p>
          </table:table-cell>
          <table:table-cell table:formula="of:=IF(   [.B135]=&quot;Stop&quot;;   [.$C$3];   [.E134] + [.D135] * [.$C$4] )" office:value-type="float" office:value="5.11875000000001">
            <text:p>5.12</text:p>
          </table:table-cell>
          <table:table-cell table:number-columns-repeated="872"/>
        </table:table-row>
        <table:table-row table:style-name="ro3">
          <table:table-cell table:formula="of:=[.A135]+[.$C$4]" office:value-type="float" office:value="0.625">
            <text:p>0.625</text:p>
          </table:table-cell>
          <table:table-cell table:formula="of:=IF(   [.A136] &lt; [.$C$5];   &quot;Accel&quot;;   IF(     [.A136] &lt; [.$C$5] + [.$C$7];     &quot;Cruise&quot;;     IF(       [.A136] &lt; [.$C$8];       &quot;Decel&quot;;       &quot;Stop&quot;     )   ) )" office:value-type="string" office:string-value="Cruise">
            <text:p>Cruise</text:p>
          </table:table-cell>
          <table:table-cell table:formula="of:=IF(   [.B136]=&quot;Accel&quot;;   [.$C$1];   IF(     [.B136]=&quot;Cruise&quot;;     0;     IF([.B136]=&quot;Decel&quot;; -[.$C$1]; 0)   ) )" office:value-type="float" office:value="0">
            <text:p>0</text:p>
          </table:table-cell>
          <table:table-cell table:formula="of:=IF(   [.B136]=&quot;Stop&quot;;   0;   MAX(     0;     MIN(       [.$C$2];       [.D135] + [.C136] * [.$C$4]     )   ) )" office:value-type="float" office:value="9.75">
            <text:p>9.75</text:p>
          </table:table-cell>
          <table:table-cell table:formula="of:=IF(   [.B136]=&quot;Stop&quot;;   [.$C$3];   [.E135] + [.D136] * [.$C$4] )" office:value-type="float" office:value="5.16750000000001">
            <text:p>5.17</text:p>
          </table:table-cell>
          <table:table-cell table:number-columns-repeated="872"/>
        </table:table-row>
        <table:table-row table:style-name="ro3">
          <table:table-cell table:formula="of:=[.A136]+[.$C$4]" office:value-type="float" office:value="0.63">
            <text:p>0.630</text:p>
          </table:table-cell>
          <table:table-cell table:formula="of:=IF(   [.A137] &lt; [.$C$5];   &quot;Accel&quot;;   IF(     [.A137] &lt; [.$C$5] + [.$C$7];     &quot;Cruise&quot;;     IF(       [.A137] &lt; [.$C$8];       &quot;Decel&quot;;       &quot;Stop&quot;     )   ) )" office:value-type="string" office:string-value="Cruise">
            <text:p>Cruise</text:p>
          </table:table-cell>
          <table:table-cell table:formula="of:=IF(   [.B137]=&quot;Accel&quot;;   [.$C$1];   IF(     [.B137]=&quot;Cruise&quot;;     0;     IF([.B137]=&quot;Decel&quot;; -[.$C$1]; 0)   ) )" office:value-type="float" office:value="0">
            <text:p>0</text:p>
          </table:table-cell>
          <table:table-cell table:formula="of:=IF(   [.B137]=&quot;Stop&quot;;   0;   MAX(     0;     MIN(       [.$C$2];       [.D136] + [.C137] * [.$C$4]     )   ) )" office:value-type="float" office:value="9.75">
            <text:p>9.75</text:p>
          </table:table-cell>
          <table:table-cell table:formula="of:=IF(   [.B137]=&quot;Stop&quot;;   [.$C$3];   [.E136] + [.D137] * [.$C$4] )" office:value-type="float" office:value="5.21625000000001">
            <text:p>5.22</text:p>
          </table:table-cell>
          <table:table-cell table:number-columns-repeated="872"/>
        </table:table-row>
        <table:table-row table:style-name="ro3">
          <table:table-cell table:formula="of:=[.A137]+[.$C$4]" office:value-type="float" office:value="0.635">
            <text:p>0.635</text:p>
          </table:table-cell>
          <table:table-cell table:formula="of:=IF(   [.A138] &lt; [.$C$5];   &quot;Accel&quot;;   IF(     [.A138] &lt; [.$C$5] + [.$C$7];     &quot;Cruise&quot;;     IF(       [.A138] &lt; [.$C$8];       &quot;Decel&quot;;       &quot;Stop&quot;     )   ) )" office:value-type="string" office:string-value="Cruise">
            <text:p>Cruise</text:p>
          </table:table-cell>
          <table:table-cell table:formula="of:=IF(   [.B138]=&quot;Accel&quot;;   [.$C$1];   IF(     [.B138]=&quot;Cruise&quot;;     0;     IF([.B138]=&quot;Decel&quot;; -[.$C$1]; 0)   ) )" office:value-type="float" office:value="0">
            <text:p>0</text:p>
          </table:table-cell>
          <table:table-cell table:formula="of:=IF(   [.B138]=&quot;Stop&quot;;   0;   MAX(     0;     MIN(       [.$C$2];       [.D137] + [.C138] * [.$C$4]     )   ) )" office:value-type="float" office:value="9.75">
            <text:p>9.75</text:p>
          </table:table-cell>
          <table:table-cell table:formula="of:=IF(   [.B138]=&quot;Stop&quot;;   [.$C$3];   [.E137] + [.D138] * [.$C$4] )" office:value-type="float" office:value="5.26500000000001">
            <text:p>5.27</text:p>
          </table:table-cell>
          <table:table-cell table:number-columns-repeated="872"/>
        </table:table-row>
        <table:table-row table:style-name="ro3">
          <table:table-cell table:formula="of:=[.A138]+[.$C$4]" office:value-type="float" office:value="0.64">
            <text:p>0.640</text:p>
          </table:table-cell>
          <table:table-cell table:formula="of:=IF(   [.A139] &lt; [.$C$5];   &quot;Accel&quot;;   IF(     [.A139] &lt; [.$C$5] + [.$C$7];     &quot;Cruise&quot;;     IF(       [.A139] &lt; [.$C$8];       &quot;Decel&quot;;       &quot;Stop&quot;     )   ) )" office:value-type="string" office:string-value="Cruise">
            <text:p>Cruise</text:p>
          </table:table-cell>
          <table:table-cell table:formula="of:=IF(   [.B139]=&quot;Accel&quot;;   [.$C$1];   IF(     [.B139]=&quot;Cruise&quot;;     0;     IF([.B139]=&quot;Decel&quot;; -[.$C$1]; 0)   ) )" office:value-type="float" office:value="0">
            <text:p>0</text:p>
          </table:table-cell>
          <table:table-cell table:formula="of:=IF(   [.B139]=&quot;Stop&quot;;   0;   MAX(     0;     MIN(       [.$C$2];       [.D138] + [.C139] * [.$C$4]     )   ) )" office:value-type="float" office:value="9.75">
            <text:p>9.75</text:p>
          </table:table-cell>
          <table:table-cell table:formula="of:=IF(   [.B139]=&quot;Stop&quot;;   [.$C$3];   [.E138] + [.D139] * [.$C$4] )" office:value-type="float" office:value="5.31375000000001">
            <text:p>5.31</text:p>
          </table:table-cell>
          <table:table-cell table:number-columns-repeated="872"/>
        </table:table-row>
        <table:table-row table:style-name="ro3">
          <table:table-cell table:formula="of:=[.A139]+[.$C$4]" office:value-type="float" office:value="0.645">
            <text:p>0.645</text:p>
          </table:table-cell>
          <table:table-cell table:formula="of:=IF(   [.A140] &lt; [.$C$5];   &quot;Accel&quot;;   IF(     [.A140] &lt; [.$C$5] + [.$C$7];     &quot;Cruise&quot;;     IF(       [.A140] &lt; [.$C$8];       &quot;Decel&quot;;       &quot;Stop&quot;     )   ) )" office:value-type="string" office:string-value="Cruise">
            <text:p>Cruise</text:p>
          </table:table-cell>
          <table:table-cell table:formula="of:=IF(   [.B140]=&quot;Accel&quot;;   [.$C$1];   IF(     [.B140]=&quot;Cruise&quot;;     0;     IF([.B140]=&quot;Decel&quot;; -[.$C$1]; 0)   ) )" office:value-type="float" office:value="0">
            <text:p>0</text:p>
          </table:table-cell>
          <table:table-cell table:formula="of:=IF(   [.B140]=&quot;Stop&quot;;   0;   MAX(     0;     MIN(       [.$C$2];       [.D139] + [.C140] * [.$C$4]     )   ) )" office:value-type="float" office:value="9.75">
            <text:p>9.75</text:p>
          </table:table-cell>
          <table:table-cell table:formula="of:=IF(   [.B140]=&quot;Stop&quot;;   [.$C$3];   [.E139] + [.D140] * [.$C$4] )" office:value-type="float" office:value="5.36250000000001">
            <text:p>5.36</text:p>
          </table:table-cell>
          <table:table-cell table:number-columns-repeated="872"/>
        </table:table-row>
        <table:table-row table:style-name="ro3">
          <table:table-cell table:formula="of:=[.A140]+[.$C$4]" office:value-type="float" office:value="0.65">
            <text:p>0.650</text:p>
          </table:table-cell>
          <table:table-cell table:formula="of:=IF(   [.A141] &lt; [.$C$5];   &quot;Accel&quot;;   IF(     [.A141] &lt; [.$C$5] + [.$C$7];     &quot;Cruise&quot;;     IF(       [.A141] &lt; [.$C$8];       &quot;Decel&quot;;       &quot;Stop&quot;     )   ) )" office:value-type="string" office:string-value="Cruise">
            <text:p>Cruise</text:p>
          </table:table-cell>
          <table:table-cell table:formula="of:=IF(   [.B141]=&quot;Accel&quot;;   [.$C$1];   IF(     [.B141]=&quot;Cruise&quot;;     0;     IF([.B141]=&quot;Decel&quot;; -[.$C$1]; 0)   ) )" office:value-type="float" office:value="0">
            <text:p>0</text:p>
          </table:table-cell>
          <table:table-cell table:formula="of:=IF(   [.B141]=&quot;Stop&quot;;   0;   MAX(     0;     MIN(       [.$C$2];       [.D140] + [.C141] * [.$C$4]     )   ) )" office:value-type="float" office:value="9.75">
            <text:p>9.75</text:p>
          </table:table-cell>
          <table:table-cell table:formula="of:=IF(   [.B141]=&quot;Stop&quot;;   [.$C$3];   [.E140] + [.D141] * [.$C$4] )" office:value-type="float" office:value="5.41125000000001">
            <text:p>5.41</text:p>
          </table:table-cell>
          <table:table-cell table:number-columns-repeated="872"/>
        </table:table-row>
        <table:table-row table:style-name="ro3">
          <table:table-cell table:formula="of:=[.A141]+[.$C$4]" office:value-type="float" office:value="0.655">
            <text:p>0.655</text:p>
          </table:table-cell>
          <table:table-cell table:formula="of:=IF(   [.A142] &lt; [.$C$5];   &quot;Accel&quot;;   IF(     [.A142] &lt; [.$C$5] + [.$C$7];     &quot;Cruise&quot;;     IF(       [.A142] &lt; [.$C$8];       &quot;Decel&quot;;       &quot;Stop&quot;     )   ) )" office:value-type="string" office:string-value="Cruise">
            <text:p>Cruise</text:p>
          </table:table-cell>
          <table:table-cell table:formula="of:=IF(   [.B142]=&quot;Accel&quot;;   [.$C$1];   IF(     [.B142]=&quot;Cruise&quot;;     0;     IF([.B142]=&quot;Decel&quot;; -[.$C$1]; 0)   ) )" office:value-type="float" office:value="0">
            <text:p>0</text:p>
          </table:table-cell>
          <table:table-cell table:formula="of:=IF(   [.B142]=&quot;Stop&quot;;   0;   MAX(     0;     MIN(       [.$C$2];       [.D141] + [.C142] * [.$C$4]     )   ) )" office:value-type="float" office:value="9.75">
            <text:p>9.75</text:p>
          </table:table-cell>
          <table:table-cell table:formula="of:=IF(   [.B142]=&quot;Stop&quot;;   [.$C$3];   [.E141] + [.D142] * [.$C$4] )" office:value-type="float" office:value="5.46000000000001">
            <text:p>5.46</text:p>
          </table:table-cell>
          <table:table-cell table:number-columns-repeated="872"/>
        </table:table-row>
        <table:table-row table:style-name="ro3">
          <table:table-cell table:formula="of:=[.A142]+[.$C$4]" office:value-type="float" office:value="0.66">
            <text:p>0.660</text:p>
          </table:table-cell>
          <table:table-cell table:formula="of:=IF(   [.A143] &lt; [.$C$5];   &quot;Accel&quot;;   IF(     [.A143] &lt; [.$C$5] + [.$C$7];     &quot;Cruise&quot;;     IF(       [.A143] &lt; [.$C$8];       &quot;Decel&quot;;       &quot;Stop&quot;     )   ) )" office:value-type="string" office:string-value="Cruise">
            <text:p>Cruise</text:p>
          </table:table-cell>
          <table:table-cell table:formula="of:=IF(   [.B143]=&quot;Accel&quot;;   [.$C$1];   IF(     [.B143]=&quot;Cruise&quot;;     0;     IF([.B143]=&quot;Decel&quot;; -[.$C$1]; 0)   ) )" office:value-type="float" office:value="0">
            <text:p>0</text:p>
          </table:table-cell>
          <table:table-cell table:formula="of:=IF(   [.B143]=&quot;Stop&quot;;   0;   MAX(     0;     MIN(       [.$C$2];       [.D142] + [.C143] * [.$C$4]     )   ) )" office:value-type="float" office:value="9.75">
            <text:p>9.75</text:p>
          </table:table-cell>
          <table:table-cell table:formula="of:=IF(   [.B143]=&quot;Stop&quot;;   [.$C$3];   [.E142] + [.D143] * [.$C$4] )" office:value-type="float" office:value="5.50875000000001">
            <text:p>5.51</text:p>
          </table:table-cell>
          <table:table-cell table:number-columns-repeated="872"/>
        </table:table-row>
        <table:table-row table:style-name="ro3">
          <table:table-cell table:formula="of:=[.A143]+[.$C$4]" office:value-type="float" office:value="0.665000000000001">
            <text:p>0.665</text:p>
          </table:table-cell>
          <table:table-cell table:formula="of:=IF(   [.A144] &lt; [.$C$5];   &quot;Accel&quot;;   IF(     [.A144] &lt; [.$C$5] + [.$C$7];     &quot;Cruise&quot;;     IF(       [.A144] &lt; [.$C$8];       &quot;Decel&quot;;       &quot;Stop&quot;     )   ) )" office:value-type="string" office:string-value="Cruise">
            <text:p>Cruise</text:p>
          </table:table-cell>
          <table:table-cell table:formula="of:=IF(   [.B144]=&quot;Accel&quot;;   [.$C$1];   IF(     [.B144]=&quot;Cruise&quot;;     0;     IF([.B144]=&quot;Decel&quot;; -[.$C$1]; 0)   ) )" office:value-type="float" office:value="0">
            <text:p>0</text:p>
          </table:table-cell>
          <table:table-cell table:formula="of:=IF(   [.B144]=&quot;Stop&quot;;   0;   MAX(     0;     MIN(       [.$C$2];       [.D143] + [.C144] * [.$C$4]     )   ) )" office:value-type="float" office:value="9.75">
            <text:p>9.75</text:p>
          </table:table-cell>
          <table:table-cell table:formula="of:=IF(   [.B144]=&quot;Stop&quot;;   [.$C$3];   [.E143] + [.D144] * [.$C$4] )" office:value-type="float" office:value="5.55750000000001">
            <text:p>5.56</text:p>
          </table:table-cell>
          <table:table-cell table:number-columns-repeated="872"/>
        </table:table-row>
        <table:table-row table:style-name="ro3">
          <table:table-cell table:formula="of:=[.A144]+[.$C$4]" office:value-type="float" office:value="0.67">
            <text:p>0.670</text:p>
          </table:table-cell>
          <table:table-cell table:formula="of:=IF(   [.A145] &lt; [.$C$5];   &quot;Accel&quot;;   IF(     [.A145] &lt; [.$C$5] + [.$C$7];     &quot;Cruise&quot;;     IF(       [.A145] &lt; [.$C$8];       &quot;Decel&quot;;       &quot;Stop&quot;     )   ) )" office:value-type="string" office:string-value="Cruise">
            <text:p>Cruise</text:p>
          </table:table-cell>
          <table:table-cell table:formula="of:=IF(   [.B145]=&quot;Accel&quot;;   [.$C$1];   IF(     [.B145]=&quot;Cruise&quot;;     0;     IF([.B145]=&quot;Decel&quot;; -[.$C$1]; 0)   ) )" office:value-type="float" office:value="0">
            <text:p>0</text:p>
          </table:table-cell>
          <table:table-cell table:formula="of:=IF(   [.B145]=&quot;Stop&quot;;   0;   MAX(     0;     MIN(       [.$C$2];       [.D144] + [.C145] * [.$C$4]     )   ) )" office:value-type="float" office:value="9.75">
            <text:p>9.75</text:p>
          </table:table-cell>
          <table:table-cell table:formula="of:=IF(   [.B145]=&quot;Stop&quot;;   [.$C$3];   [.E144] + [.D145] * [.$C$4] )" office:value-type="float" office:value="5.60625000000001">
            <text:p>5.61</text:p>
          </table:table-cell>
          <table:table-cell table:number-columns-repeated="872"/>
        </table:table-row>
        <table:table-row table:style-name="ro3">
          <table:table-cell table:formula="of:=[.A145]+[.$C$4]" office:value-type="float" office:value="0.675">
            <text:p>0.675</text:p>
          </table:table-cell>
          <table:table-cell table:formula="of:=IF(   [.A146] &lt; [.$C$5];   &quot;Accel&quot;;   IF(     [.A146] &lt; [.$C$5] + [.$C$7];     &quot;Cruise&quot;;     IF(       [.A146] &lt; [.$C$8];       &quot;Decel&quot;;       &quot;Stop&quot;     )   ) )" office:value-type="string" office:string-value="Cruise">
            <text:p>Cruise</text:p>
          </table:table-cell>
          <table:table-cell table:formula="of:=IF(   [.B146]=&quot;Accel&quot;;   [.$C$1];   IF(     [.B146]=&quot;Cruise&quot;;     0;     IF([.B146]=&quot;Decel&quot;; -[.$C$1]; 0)   ) )" office:value-type="float" office:value="0">
            <text:p>0</text:p>
          </table:table-cell>
          <table:table-cell table:formula="of:=IF(   [.B146]=&quot;Stop&quot;;   0;   MAX(     0;     MIN(       [.$C$2];       [.D145] + [.C146] * [.$C$4]     )   ) )" office:value-type="float" office:value="9.75">
            <text:p>9.75</text:p>
          </table:table-cell>
          <table:table-cell table:formula="of:=IF(   [.B146]=&quot;Stop&quot;;   [.$C$3];   [.E145] + [.D146] * [.$C$4] )" office:value-type="float" office:value="5.65500000000001">
            <text:p>5.66</text:p>
          </table:table-cell>
          <table:table-cell table:number-columns-repeated="872"/>
        </table:table-row>
        <table:table-row table:style-name="ro3">
          <table:table-cell table:formula="of:=[.A146]+[.$C$4]" office:value-type="float" office:value="0.68">
            <text:p>0.680</text:p>
          </table:table-cell>
          <table:table-cell table:formula="of:=IF(   [.A147] &lt; [.$C$5];   &quot;Accel&quot;;   IF(     [.A147] &lt; [.$C$5] + [.$C$7];     &quot;Cruise&quot;;     IF(       [.A147] &lt; [.$C$8];       &quot;Decel&quot;;       &quot;Stop&quot;     )   ) )" office:value-type="string" office:string-value="Cruise">
            <text:p>Cruise</text:p>
          </table:table-cell>
          <table:table-cell table:formula="of:=IF(   [.B147]=&quot;Accel&quot;;   [.$C$1];   IF(     [.B147]=&quot;Cruise&quot;;     0;     IF([.B147]=&quot;Decel&quot;; -[.$C$1]; 0)   ) )" office:value-type="float" office:value="0">
            <text:p>0</text:p>
          </table:table-cell>
          <table:table-cell table:formula="of:=IF(   [.B147]=&quot;Stop&quot;;   0;   MAX(     0;     MIN(       [.$C$2];       [.D146] + [.C147] * [.$C$4]     )   ) )" office:value-type="float" office:value="9.75">
            <text:p>9.75</text:p>
          </table:table-cell>
          <table:table-cell table:formula="of:=IF(   [.B147]=&quot;Stop&quot;;   [.$C$3];   [.E146] + [.D147] * [.$C$4] )" office:value-type="float" office:value="5.70375000000001">
            <text:p>5.70</text:p>
          </table:table-cell>
          <table:table-cell table:number-columns-repeated="872"/>
        </table:table-row>
        <table:table-row table:style-name="ro3">
          <table:table-cell table:formula="of:=[.A147]+[.$C$4]" office:value-type="float" office:value="0.685000000000001">
            <text:p>0.685</text:p>
          </table:table-cell>
          <table:table-cell table:formula="of:=IF(   [.A148] &lt; [.$C$5];   &quot;Accel&quot;;   IF(     [.A148] &lt; [.$C$5] + [.$C$7];     &quot;Cruise&quot;;     IF(       [.A148] &lt; [.$C$8];       &quot;Decel&quot;;       &quot;Stop&quot;     )   ) )" office:value-type="string" office:string-value="Cruise">
            <text:p>Cruise</text:p>
          </table:table-cell>
          <table:table-cell table:formula="of:=IF(   [.B148]=&quot;Accel&quot;;   [.$C$1];   IF(     [.B148]=&quot;Cruise&quot;;     0;     IF([.B148]=&quot;Decel&quot;; -[.$C$1]; 0)   ) )" office:value-type="float" office:value="0">
            <text:p>0</text:p>
          </table:table-cell>
          <table:table-cell table:formula="of:=IF(   [.B148]=&quot;Stop&quot;;   0;   MAX(     0;     MIN(       [.$C$2];       [.D147] + [.C148] * [.$C$4]     )   ) )" office:value-type="float" office:value="9.75">
            <text:p>9.75</text:p>
          </table:table-cell>
          <table:table-cell table:formula="of:=IF(   [.B148]=&quot;Stop&quot;;   [.$C$3];   [.E147] + [.D148] * [.$C$4] )" office:value-type="float" office:value="5.75250000000001">
            <text:p>5.75</text:p>
          </table:table-cell>
          <table:table-cell table:number-columns-repeated="872"/>
        </table:table-row>
        <table:table-row table:style-name="ro3">
          <table:table-cell table:formula="of:=[.A148]+[.$C$4]" office:value-type="float" office:value="0.690000000000001">
            <text:p>0.690</text:p>
          </table:table-cell>
          <table:table-cell table:formula="of:=IF(   [.A149] &lt; [.$C$5];   &quot;Accel&quot;;   IF(     [.A149] &lt; [.$C$5] + [.$C$7];     &quot;Cruise&quot;;     IF(       [.A149] &lt; [.$C$8];       &quot;Decel&quot;;       &quot;Stop&quot;     )   ) )" office:value-type="string" office:string-value="Cruise">
            <text:p>Cruise</text:p>
          </table:table-cell>
          <table:table-cell table:formula="of:=IF(   [.B149]=&quot;Accel&quot;;   [.$C$1];   IF(     [.B149]=&quot;Cruise&quot;;     0;     IF([.B149]=&quot;Decel&quot;; -[.$C$1]; 0)   ) )" office:value-type="float" office:value="0">
            <text:p>0</text:p>
          </table:table-cell>
          <table:table-cell table:formula="of:=IF(   [.B149]=&quot;Stop&quot;;   0;   MAX(     0;     MIN(       [.$C$2];       [.D148] + [.C149] * [.$C$4]     )   ) )" office:value-type="float" office:value="9.75">
            <text:p>9.75</text:p>
          </table:table-cell>
          <table:table-cell table:formula="of:=IF(   [.B149]=&quot;Stop&quot;;   [.$C$3];   [.E148] + [.D149] * [.$C$4] )" office:value-type="float" office:value="5.80125000000001">
            <text:p>5.80</text:p>
          </table:table-cell>
          <table:table-cell table:number-columns-repeated="872"/>
        </table:table-row>
        <table:table-row table:style-name="ro3">
          <table:table-cell table:formula="of:=[.A149]+[.$C$4]" office:value-type="float" office:value="0.695">
            <text:p>0.695</text:p>
          </table:table-cell>
          <table:table-cell table:formula="of:=IF(   [.A150] &lt; [.$C$5];   &quot;Accel&quot;;   IF(     [.A150] &lt; [.$C$5] + [.$C$7];     &quot;Cruise&quot;;     IF(       [.A150] &lt; [.$C$8];       &quot;Decel&quot;;       &quot;Stop&quot;     )   ) )" office:value-type="string" office:string-value="Cruise">
            <text:p>Cruise</text:p>
          </table:table-cell>
          <table:table-cell table:formula="of:=IF(   [.B150]=&quot;Accel&quot;;   [.$C$1];   IF(     [.B150]=&quot;Cruise&quot;;     0;     IF([.B150]=&quot;Decel&quot;; -[.$C$1]; 0)   ) )" office:value-type="float" office:value="0">
            <text:p>0</text:p>
          </table:table-cell>
          <table:table-cell table:formula="of:=IF(   [.B150]=&quot;Stop&quot;;   0;   MAX(     0;     MIN(       [.$C$2];       [.D149] + [.C150] * [.$C$4]     )   ) )" office:value-type="float" office:value="9.75">
            <text:p>9.75</text:p>
          </table:table-cell>
          <table:table-cell table:formula="of:=IF(   [.B150]=&quot;Stop&quot;;   [.$C$3];   [.E149] + [.D150] * [.$C$4] )" office:value-type="float" office:value="5.85000000000001">
            <text:p>5.85</text:p>
          </table:table-cell>
          <table:table-cell table:number-columns-repeated="872"/>
        </table:table-row>
        <table:table-row table:style-name="ro3">
          <table:table-cell table:formula="of:=[.A150]+[.$C$4]" office:value-type="float" office:value="0.7">
            <text:p>0.700</text:p>
          </table:table-cell>
          <table:table-cell table:formula="of:=IF(   [.A151] &lt; [.$C$5];   &quot;Accel&quot;;   IF(     [.A151] &lt; [.$C$5] + [.$C$7];     &quot;Cruise&quot;;     IF(       [.A151] &lt; [.$C$8];       &quot;Decel&quot;;       &quot;Stop&quot;     )   ) )" office:value-type="string" office:string-value="Cruise">
            <text:p>Cruise</text:p>
          </table:table-cell>
          <table:table-cell table:formula="of:=IF(   [.B151]=&quot;Accel&quot;;   [.$C$1];   IF(     [.B151]=&quot;Cruise&quot;;     0;     IF([.B151]=&quot;Decel&quot;; -[.$C$1]; 0)   ) )" office:value-type="float" office:value="0">
            <text:p>0</text:p>
          </table:table-cell>
          <table:table-cell table:formula="of:=IF(   [.B151]=&quot;Stop&quot;;   0;   MAX(     0;     MIN(       [.$C$2];       [.D150] + [.C151] * [.$C$4]     )   ) )" office:value-type="float" office:value="9.75">
            <text:p>9.75</text:p>
          </table:table-cell>
          <table:table-cell table:formula="of:=IF(   [.B151]=&quot;Stop&quot;;   [.$C$3];   [.E150] + [.D151] * [.$C$4] )" office:value-type="float" office:value="5.89875000000001">
            <text:p>5.90</text:p>
          </table:table-cell>
          <table:table-cell table:number-columns-repeated="872"/>
        </table:table-row>
        <table:table-row table:style-name="ro3">
          <table:table-cell table:formula="of:=[.A151]+[.$C$4]" office:value-type="float" office:value="0.705000000000001">
            <text:p>0.705</text:p>
          </table:table-cell>
          <table:table-cell table:formula="of:=IF(   [.A152] &lt; [.$C$5];   &quot;Accel&quot;;   IF(     [.A152] &lt; [.$C$5] + [.$C$7];     &quot;Cruise&quot;;     IF(       [.A152] &lt; [.$C$8];       &quot;Decel&quot;;       &quot;Stop&quot;     )   ) )" office:value-type="string" office:string-value="Cruise">
            <text:p>Cruise</text:p>
          </table:table-cell>
          <table:table-cell table:formula="of:=IF(   [.B152]=&quot;Accel&quot;;   [.$C$1];   IF(     [.B152]=&quot;Cruise&quot;;     0;     IF([.B152]=&quot;Decel&quot;; -[.$C$1]; 0)   ) )" office:value-type="float" office:value="0">
            <text:p>0</text:p>
          </table:table-cell>
          <table:table-cell table:formula="of:=IF(   [.B152]=&quot;Stop&quot;;   0;   MAX(     0;     MIN(       [.$C$2];       [.D151] + [.C152] * [.$C$4]     )   ) )" office:value-type="float" office:value="9.75">
            <text:p>9.75</text:p>
          </table:table-cell>
          <table:table-cell table:formula="of:=IF(   [.B152]=&quot;Stop&quot;;   [.$C$3];   [.E151] + [.D152] * [.$C$4] )" office:value-type="float" office:value="5.94750000000001">
            <text:p>5.95</text:p>
          </table:table-cell>
          <table:table-cell table:number-columns-repeated="872"/>
        </table:table-row>
        <table:table-row table:style-name="ro3">
          <table:table-cell table:formula="of:=[.A152]+[.$C$4]" office:value-type="float" office:value="0.710000000000001">
            <text:p>0.710</text:p>
          </table:table-cell>
          <table:table-cell table:formula="of:=IF(   [.A153] &lt; [.$C$5];   &quot;Accel&quot;;   IF(     [.A153] &lt; [.$C$5] + [.$C$7];     &quot;Cruise&quot;;     IF(       [.A153] &lt; [.$C$8];       &quot;Decel&quot;;       &quot;Stop&quot;     )   ) )" office:value-type="string" office:string-value="Cruise">
            <text:p>Cruise</text:p>
          </table:table-cell>
          <table:table-cell table:formula="of:=IF(   [.B153]=&quot;Accel&quot;;   [.$C$1];   IF(     [.B153]=&quot;Cruise&quot;;     0;     IF([.B153]=&quot;Decel&quot;; -[.$C$1]; 0)   ) )" office:value-type="float" office:value="0">
            <text:p>0</text:p>
          </table:table-cell>
          <table:table-cell table:formula="of:=IF(   [.B153]=&quot;Stop&quot;;   0;   MAX(     0;     MIN(       [.$C$2];       [.D152] + [.C153] * [.$C$4]     )   ) )" office:value-type="float" office:value="9.75">
            <text:p>9.75</text:p>
          </table:table-cell>
          <table:table-cell table:formula="of:=IF(   [.B153]=&quot;Stop&quot;;   [.$C$3];   [.E152] + [.D153] * [.$C$4] )" office:value-type="float" office:value="5.99625000000001">
            <text:p>6.00</text:p>
          </table:table-cell>
          <table:table-cell table:number-columns-repeated="872"/>
        </table:table-row>
        <table:table-row table:style-name="ro3">
          <table:table-cell table:formula="of:=[.A153]+[.$C$4]" office:value-type="float" office:value="0.715000000000001">
            <text:p>0.715</text:p>
          </table:table-cell>
          <table:table-cell table:formula="of:=IF(   [.A154] &lt; [.$C$5];   &quot;Accel&quot;;   IF(     [.A154] &lt; [.$C$5] + [.$C$7];     &quot;Cruise&quot;;     IF(       [.A154] &lt; [.$C$8];       &quot;Decel&quot;;       &quot;Stop&quot;     )   ) )" office:value-type="string" office:string-value="Cruise">
            <text:p>Cruise</text:p>
          </table:table-cell>
          <table:table-cell table:formula="of:=IF(   [.B154]=&quot;Accel&quot;;   [.$C$1];   IF(     [.B154]=&quot;Cruise&quot;;     0;     IF([.B154]=&quot;Decel&quot;; -[.$C$1]; 0)   ) )" office:value-type="float" office:value="0">
            <text:p>0</text:p>
          </table:table-cell>
          <table:table-cell table:formula="of:=IF(   [.B154]=&quot;Stop&quot;;   0;   MAX(     0;     MIN(       [.$C$2];       [.D153] + [.C154] * [.$C$4]     )   ) )" office:value-type="float" office:value="9.75">
            <text:p>9.75</text:p>
          </table:table-cell>
          <table:table-cell table:formula="of:=IF(   [.B154]=&quot;Stop&quot;;   [.$C$3];   [.E153] + [.D154] * [.$C$4] )" office:value-type="float" office:value="6.04500000000001">
            <text:p>6.05</text:p>
          </table:table-cell>
          <table:table-cell table:number-columns-repeated="872"/>
        </table:table-row>
        <table:table-row table:style-name="ro3">
          <table:table-cell table:formula="of:=[.A154]+[.$C$4]" office:value-type="float" office:value="0.72">
            <text:p>0.720</text:p>
          </table:table-cell>
          <table:table-cell table:formula="of:=IF(   [.A155] &lt; [.$C$5];   &quot;Accel&quot;;   IF(     [.A155] &lt; [.$C$5] + [.$C$7];     &quot;Cruise&quot;;     IF(       [.A155] &lt; [.$C$8];       &quot;Decel&quot;;       &quot;Stop&quot;     )   ) )" office:value-type="string" office:string-value="Cruise">
            <text:p>Cruise</text:p>
          </table:table-cell>
          <table:table-cell table:formula="of:=IF(   [.B155]=&quot;Accel&quot;;   [.$C$1];   IF(     [.B155]=&quot;Cruise&quot;;     0;     IF([.B155]=&quot;Decel&quot;; -[.$C$1]; 0)   ) )" office:value-type="float" office:value="0">
            <text:p>0</text:p>
          </table:table-cell>
          <table:table-cell table:formula="of:=IF(   [.B155]=&quot;Stop&quot;;   0;   MAX(     0;     MIN(       [.$C$2];       [.D154] + [.C155] * [.$C$4]     )   ) )" office:value-type="float" office:value="9.75">
            <text:p>9.75</text:p>
          </table:table-cell>
          <table:table-cell table:formula="of:=IF(   [.B155]=&quot;Stop&quot;;   [.$C$3];   [.E154] + [.D155] * [.$C$4] )" office:value-type="float" office:value="6.09375000000001">
            <text:p>6.09</text:p>
          </table:table-cell>
          <table:table-cell table:number-columns-repeated="872"/>
        </table:table-row>
        <table:table-row table:style-name="ro3">
          <table:table-cell table:formula="of:=[.A155]+[.$C$4]" office:value-type="float" office:value="0.725000000000001">
            <text:p>0.725</text:p>
          </table:table-cell>
          <table:table-cell table:formula="of:=IF(   [.A156] &lt; [.$C$5];   &quot;Accel&quot;;   IF(     [.A156] &lt; [.$C$5] + [.$C$7];     &quot;Cruise&quot;;     IF(       [.A156] &lt; [.$C$8];       &quot;Decel&quot;;       &quot;Stop&quot;     )   ) )" office:value-type="string" office:string-value="Cruise">
            <text:p>Cruise</text:p>
          </table:table-cell>
          <table:table-cell table:formula="of:=IF(   [.B156]=&quot;Accel&quot;;   [.$C$1];   IF(     [.B156]=&quot;Cruise&quot;;     0;     IF([.B156]=&quot;Decel&quot;; -[.$C$1]; 0)   ) )" office:value-type="float" office:value="0">
            <text:p>0</text:p>
          </table:table-cell>
          <table:table-cell table:formula="of:=IF(   [.B156]=&quot;Stop&quot;;   0;   MAX(     0;     MIN(       [.$C$2];       [.D155] + [.C156] * [.$C$4]     )   ) )" office:value-type="float" office:value="9.75">
            <text:p>9.75</text:p>
          </table:table-cell>
          <table:table-cell table:formula="of:=IF(   [.B156]=&quot;Stop&quot;;   [.$C$3];   [.E155] + [.D156] * [.$C$4] )" office:value-type="float" office:value="6.14250000000001">
            <text:p>6.14</text:p>
          </table:table-cell>
          <table:table-cell table:number-columns-repeated="872"/>
        </table:table-row>
        <table:table-row table:style-name="ro3">
          <table:table-cell table:formula="of:=[.A156]+[.$C$4]" office:value-type="float" office:value="0.730000000000001">
            <text:p>0.730</text:p>
          </table:table-cell>
          <table:table-cell table:formula="of:=IF(   [.A157] &lt; [.$C$5];   &quot;Accel&quot;;   IF(     [.A157] &lt; [.$C$5] + [.$C$7];     &quot;Cruise&quot;;     IF(       [.A157] &lt; [.$C$8];       &quot;Decel&quot;;       &quot;Stop&quot;     )   ) )" office:value-type="string" office:string-value="Cruise">
            <text:p>Cruise</text:p>
          </table:table-cell>
          <table:table-cell table:formula="of:=IF(   [.B157]=&quot;Accel&quot;;   [.$C$1];   IF(     [.B157]=&quot;Cruise&quot;;     0;     IF([.B157]=&quot;Decel&quot;; -[.$C$1]; 0)   ) )" office:value-type="float" office:value="0">
            <text:p>0</text:p>
          </table:table-cell>
          <table:table-cell table:formula="of:=IF(   [.B157]=&quot;Stop&quot;;   0;   MAX(     0;     MIN(       [.$C$2];       [.D156] + [.C157] * [.$C$4]     )   ) )" office:value-type="float" office:value="9.75">
            <text:p>9.75</text:p>
          </table:table-cell>
          <table:table-cell table:formula="of:=IF(   [.B157]=&quot;Stop&quot;;   [.$C$3];   [.E156] + [.D157] * [.$C$4] )" office:value-type="float" office:value="6.19125000000001">
            <text:p>6.19</text:p>
          </table:table-cell>
          <table:table-cell table:number-columns-repeated="872"/>
        </table:table-row>
        <table:table-row table:style-name="ro3">
          <table:table-cell table:formula="of:=[.A157]+[.$C$4]" office:value-type="float" office:value="0.735000000000001">
            <text:p>0.735</text:p>
          </table:table-cell>
          <table:table-cell table:formula="of:=IF(   [.A158] &lt; [.$C$5];   &quot;Accel&quot;;   IF(     [.A158] &lt; [.$C$5] + [.$C$7];     &quot;Cruise&quot;;     IF(       [.A158] &lt; [.$C$8];       &quot;Decel&quot;;       &quot;Stop&quot;     )   ) )" office:value-type="string" office:string-value="Cruise">
            <text:p>Cruise</text:p>
          </table:table-cell>
          <table:table-cell table:formula="of:=IF(   [.B158]=&quot;Accel&quot;;   [.$C$1];   IF(     [.B158]=&quot;Cruise&quot;;     0;     IF([.B158]=&quot;Decel&quot;; -[.$C$1]; 0)   ) )" office:value-type="float" office:value="0">
            <text:p>0</text:p>
          </table:table-cell>
          <table:table-cell table:formula="of:=IF(   [.B158]=&quot;Stop&quot;;   0;   MAX(     0;     MIN(       [.$C$2];       [.D157] + [.C158] * [.$C$4]     )   ) )" office:value-type="float" office:value="9.75">
            <text:p>9.75</text:p>
          </table:table-cell>
          <table:table-cell table:formula="of:=IF(   [.B158]=&quot;Stop&quot;;   [.$C$3];   [.E157] + [.D158] * [.$C$4] )" office:value-type="float" office:value="6.24000000000001">
            <text:p>6.24</text:p>
          </table:table-cell>
          <table:table-cell table:number-columns-repeated="872"/>
        </table:table-row>
        <table:table-row table:style-name="ro3">
          <table:table-cell table:formula="of:=[.A158]+[.$C$4]" office:value-type="float" office:value="0.740000000000001">
            <text:p>0.740</text:p>
          </table:table-cell>
          <table:table-cell table:formula="of:=IF(   [.A159] &lt; [.$C$5];   &quot;Accel&quot;;   IF(     [.A159] &lt; [.$C$5] + [.$C$7];     &quot;Cruise&quot;;     IF(       [.A159] &lt; [.$C$8];       &quot;Decel&quot;;       &quot;Stop&quot;     )   ) )" office:value-type="string" office:string-value="Cruise">
            <text:p>Cruise</text:p>
          </table:table-cell>
          <table:table-cell table:formula="of:=IF(   [.B159]=&quot;Accel&quot;;   [.$C$1];   IF(     [.B159]=&quot;Cruise&quot;;     0;     IF([.B159]=&quot;Decel&quot;; -[.$C$1]; 0)   ) )" office:value-type="float" office:value="0">
            <text:p>0</text:p>
          </table:table-cell>
          <table:table-cell table:formula="of:=IF(   [.B159]=&quot;Stop&quot;;   0;   MAX(     0;     MIN(       [.$C$2];       [.D158] + [.C159] * [.$C$4]     )   ) )" office:value-type="float" office:value="9.75">
            <text:p>9.75</text:p>
          </table:table-cell>
          <table:table-cell table:formula="of:=IF(   [.B159]=&quot;Stop&quot;;   [.$C$3];   [.E158] + [.D159] * [.$C$4] )" office:value-type="float" office:value="6.28875000000001">
            <text:p>6.29</text:p>
          </table:table-cell>
          <table:table-cell table:number-columns-repeated="872"/>
        </table:table-row>
        <table:table-row table:style-name="ro3">
          <table:table-cell table:formula="of:=[.A159]+[.$C$4]" office:value-type="float" office:value="0.745000000000001">
            <text:p>0.745</text:p>
          </table:table-cell>
          <table:table-cell table:formula="of:=IF(   [.A160] &lt; [.$C$5];   &quot;Accel&quot;;   IF(     [.A160] &lt; [.$C$5] + [.$C$7];     &quot;Cruise&quot;;     IF(       [.A160] &lt; [.$C$8];       &quot;Decel&quot;;       &quot;Stop&quot;     )   ) )" office:value-type="string" office:string-value="Cruise">
            <text:p>Cruise</text:p>
          </table:table-cell>
          <table:table-cell table:formula="of:=IF(   [.B160]=&quot;Accel&quot;;   [.$C$1];   IF(     [.B160]=&quot;Cruise&quot;;     0;     IF([.B160]=&quot;Decel&quot;; -[.$C$1]; 0)   ) )" office:value-type="float" office:value="0">
            <text:p>0</text:p>
          </table:table-cell>
          <table:table-cell table:formula="of:=IF(   [.B160]=&quot;Stop&quot;;   0;   MAX(     0;     MIN(       [.$C$2];       [.D159] + [.C160] * [.$C$4]     )   ) )" office:value-type="float" office:value="9.75">
            <text:p>9.75</text:p>
          </table:table-cell>
          <table:table-cell table:formula="of:=IF(   [.B160]=&quot;Stop&quot;;   [.$C$3];   [.E159] + [.D160] * [.$C$4] )" office:value-type="float" office:value="6.33750000000001">
            <text:p>6.34</text:p>
          </table:table-cell>
          <table:table-cell table:number-columns-repeated="872"/>
        </table:table-row>
        <table:table-row table:style-name="ro3">
          <table:table-cell table:formula="of:=[.A160]+[.$C$4]" office:value-type="float" office:value="0.750000000000001">
            <text:p>0.750</text:p>
          </table:table-cell>
          <table:table-cell table:formula="of:=IF(   [.A161] &lt; [.$C$5];   &quot;Accel&quot;;   IF(     [.A161] &lt; [.$C$5] + [.$C$7];     &quot;Cruise&quot;;     IF(       [.A161] &lt; [.$C$8];       &quot;Decel&quot;;       &quot;Stop&quot;     )   ) )" office:value-type="string" office:string-value="Cruise">
            <text:p>Cruise</text:p>
          </table:table-cell>
          <table:table-cell table:formula="of:=IF(   [.B161]=&quot;Accel&quot;;   [.$C$1];   IF(     [.B161]=&quot;Cruise&quot;;     0;     IF([.B161]=&quot;Decel&quot;; -[.$C$1]; 0)   ) )" office:value-type="float" office:value="0">
            <text:p>0</text:p>
          </table:table-cell>
          <table:table-cell table:formula="of:=IF(   [.B161]=&quot;Stop&quot;;   0;   MAX(     0;     MIN(       [.$C$2];       [.D160] + [.C161] * [.$C$4]     )   ) )" office:value-type="float" office:value="9.75">
            <text:p>9.75</text:p>
          </table:table-cell>
          <table:table-cell table:formula="of:=IF(   [.B161]=&quot;Stop&quot;;   [.$C$3];   [.E160] + [.D161] * [.$C$4] )" office:value-type="float" office:value="6.38625000000001">
            <text:p>6.39</text:p>
          </table:table-cell>
          <table:table-cell table:number-columns-repeated="872"/>
        </table:table-row>
        <table:table-row table:style-name="ro3">
          <table:table-cell table:formula="of:=[.A161]+[.$C$4]" office:value-type="float" office:value="0.755000000000001">
            <text:p>0.755</text:p>
          </table:table-cell>
          <table:table-cell table:formula="of:=IF(   [.A162] &lt; [.$C$5];   &quot;Accel&quot;;   IF(     [.A162] &lt; [.$C$5] + [.$C$7];     &quot;Cruise&quot;;     IF(       [.A162] &lt; [.$C$8];       &quot;Decel&quot;;       &quot;Stop&quot;     )   ) )" office:value-type="string" office:string-value="Cruise">
            <text:p>Cruise</text:p>
          </table:table-cell>
          <table:table-cell table:formula="of:=IF(   [.B162]=&quot;Accel&quot;;   [.$C$1];   IF(     [.B162]=&quot;Cruise&quot;;     0;     IF([.B162]=&quot;Decel&quot;; -[.$C$1]; 0)   ) )" office:value-type="float" office:value="0">
            <text:p>0</text:p>
          </table:table-cell>
          <table:table-cell table:formula="of:=IF(   [.B162]=&quot;Stop&quot;;   0;   MAX(     0;     MIN(       [.$C$2];       [.D161] + [.C162] * [.$C$4]     )   ) )" office:value-type="float" office:value="9.75">
            <text:p>9.75</text:p>
          </table:table-cell>
          <table:table-cell table:formula="of:=IF(   [.B162]=&quot;Stop&quot;;   [.$C$3];   [.E161] + [.D162] * [.$C$4] )" office:value-type="float" office:value="6.43500000000001">
            <text:p>6.44</text:p>
          </table:table-cell>
          <table:table-cell table:number-columns-repeated="872"/>
        </table:table-row>
        <table:table-row table:style-name="ro3">
          <table:table-cell table:formula="of:=[.A162]+[.$C$4]" office:value-type="float" office:value="0.760000000000001">
            <text:p>0.760</text:p>
          </table:table-cell>
          <table:table-cell table:formula="of:=IF(   [.A163] &lt; [.$C$5];   &quot;Accel&quot;;   IF(     [.A163] &lt; [.$C$5] + [.$C$7];     &quot;Cruise&quot;;     IF(       [.A163] &lt; [.$C$8];       &quot;Decel&quot;;       &quot;Stop&quot;     )   ) )" office:value-type="string" office:string-value="Cruise">
            <text:p>Cruise</text:p>
          </table:table-cell>
          <table:table-cell table:formula="of:=IF(   [.B163]=&quot;Accel&quot;;   [.$C$1];   IF(     [.B163]=&quot;Cruise&quot;;     0;     IF([.B163]=&quot;Decel&quot;; -[.$C$1]; 0)   ) )" office:value-type="float" office:value="0">
            <text:p>0</text:p>
          </table:table-cell>
          <table:table-cell table:formula="of:=IF(   [.B163]=&quot;Stop&quot;;   0;   MAX(     0;     MIN(       [.$C$2];       [.D162] + [.C163] * [.$C$4]     )   ) )" office:value-type="float" office:value="9.75">
            <text:p>9.75</text:p>
          </table:table-cell>
          <table:table-cell table:formula="of:=IF(   [.B163]=&quot;Stop&quot;;   [.$C$3];   [.E162] + [.D163] * [.$C$4] )" office:value-type="float" office:value="6.48375000000001">
            <text:p>6.48</text:p>
          </table:table-cell>
          <table:table-cell table:number-columns-repeated="872"/>
        </table:table-row>
        <table:table-row table:style-name="ro3">
          <table:table-cell table:formula="of:=[.A163]+[.$C$4]" office:value-type="float" office:value="0.765000000000001">
            <text:p>0.765</text:p>
          </table:table-cell>
          <table:table-cell table:formula="of:=IF(   [.A164] &lt; [.$C$5];   &quot;Accel&quot;;   IF(     [.A164] &lt; [.$C$5] + [.$C$7];     &quot;Cruise&quot;;     IF(       [.A164] &lt; [.$C$8];       &quot;Decel&quot;;       &quot;Stop&quot;     )   ) )" office:value-type="string" office:string-value="Cruise">
            <text:p>Cruise</text:p>
          </table:table-cell>
          <table:table-cell table:formula="of:=IF(   [.B164]=&quot;Accel&quot;;   [.$C$1];   IF(     [.B164]=&quot;Cruise&quot;;     0;     IF([.B164]=&quot;Decel&quot;; -[.$C$1]; 0)   ) )" office:value-type="float" office:value="0">
            <text:p>0</text:p>
          </table:table-cell>
          <table:table-cell table:formula="of:=IF(   [.B164]=&quot;Stop&quot;;   0;   MAX(     0;     MIN(       [.$C$2];       [.D163] + [.C164] * [.$C$4]     )   ) )" office:value-type="float" office:value="9.75">
            <text:p>9.75</text:p>
          </table:table-cell>
          <table:table-cell table:formula="of:=IF(   [.B164]=&quot;Stop&quot;;   [.$C$3];   [.E163] + [.D164] * [.$C$4] )" office:value-type="float" office:value="6.53250000000001">
            <text:p>6.53</text:p>
          </table:table-cell>
          <table:table-cell table:number-columns-repeated="872"/>
        </table:table-row>
        <table:table-row table:style-name="ro3">
          <table:table-cell table:formula="of:=[.A164]+[.$C$4]" office:value-type="float" office:value="0.770000000000001">
            <text:p>0.770</text:p>
          </table:table-cell>
          <table:table-cell table:formula="of:=IF(   [.A165] &lt; [.$C$5];   &quot;Accel&quot;;   IF(     [.A165] &lt; [.$C$5] + [.$C$7];     &quot;Cruise&quot;;     IF(       [.A165] &lt; [.$C$8];       &quot;Decel&quot;;       &quot;Stop&quot;     )   ) )" office:value-type="string" office:string-value="Cruise">
            <text:p>Cruise</text:p>
          </table:table-cell>
          <table:table-cell table:formula="of:=IF(   [.B165]=&quot;Accel&quot;;   [.$C$1];   IF(     [.B165]=&quot;Cruise&quot;;     0;     IF([.B165]=&quot;Decel&quot;; -[.$C$1]; 0)   ) )" office:value-type="float" office:value="0">
            <text:p>0</text:p>
          </table:table-cell>
          <table:table-cell table:formula="of:=IF(   [.B165]=&quot;Stop&quot;;   0;   MAX(     0;     MIN(       [.$C$2];       [.D164] + [.C165] * [.$C$4]     )   ) )" office:value-type="float" office:value="9.75">
            <text:p>9.75</text:p>
          </table:table-cell>
          <table:table-cell table:formula="of:=IF(   [.B165]=&quot;Stop&quot;;   [.$C$3];   [.E164] + [.D165] * [.$C$4] )" office:value-type="float" office:value="6.58125000000001">
            <text:p>6.58</text:p>
          </table:table-cell>
          <table:table-cell table:number-columns-repeated="872"/>
        </table:table-row>
        <table:table-row table:style-name="ro3">
          <table:table-cell table:formula="of:=[.A165]+[.$C$4]" office:value-type="float" office:value="0.775000000000001">
            <text:p>0.775</text:p>
          </table:table-cell>
          <table:table-cell table:formula="of:=IF(   [.A166] &lt; [.$C$5];   &quot;Accel&quot;;   IF(     [.A166] &lt; [.$C$5] + [.$C$7];     &quot;Cruise&quot;;     IF(       [.A166] &lt; [.$C$8];       &quot;Decel&quot;;       &quot;Stop&quot;     )   ) )" office:value-type="string" office:string-value="Cruise">
            <text:p>Cruise</text:p>
          </table:table-cell>
          <table:table-cell table:formula="of:=IF(   [.B166]=&quot;Accel&quot;;   [.$C$1];   IF(     [.B166]=&quot;Cruise&quot;;     0;     IF([.B166]=&quot;Decel&quot;; -[.$C$1]; 0)   ) )" office:value-type="float" office:value="0">
            <text:p>0</text:p>
          </table:table-cell>
          <table:table-cell table:formula="of:=IF(   [.B166]=&quot;Stop&quot;;   0;   MAX(     0;     MIN(       [.$C$2];       [.D165] + [.C166] * [.$C$4]     )   ) )" office:value-type="float" office:value="9.75">
            <text:p>9.75</text:p>
          </table:table-cell>
          <table:table-cell table:formula="of:=IF(   [.B166]=&quot;Stop&quot;;   [.$C$3];   [.E165] + [.D166] * [.$C$4] )" office:value-type="float" office:value="6.63000000000001">
            <text:p>6.63</text:p>
          </table:table-cell>
          <table:table-cell table:number-columns-repeated="872"/>
        </table:table-row>
        <table:table-row table:style-name="ro3">
          <table:table-cell table:formula="of:=[.A166]+[.$C$4]" office:value-type="float" office:value="0.780000000000001">
            <text:p>0.780</text:p>
          </table:table-cell>
          <table:table-cell table:formula="of:=IF(   [.A167] &lt; [.$C$5];   &quot;Accel&quot;;   IF(     [.A167] &lt; [.$C$5] + [.$C$7];     &quot;Cruise&quot;;     IF(       [.A167] &lt; [.$C$8];       &quot;Decel&quot;;       &quot;Stop&quot;     )   ) )" office:value-type="string" office:string-value="Cruise">
            <text:p>Cruise</text:p>
          </table:table-cell>
          <table:table-cell table:formula="of:=IF(   [.B167]=&quot;Accel&quot;;   [.$C$1];   IF(     [.B167]=&quot;Cruise&quot;;     0;     IF([.B167]=&quot;Decel&quot;; -[.$C$1]; 0)   ) )" office:value-type="float" office:value="0">
            <text:p>0</text:p>
          </table:table-cell>
          <table:table-cell table:formula="of:=IF(   [.B167]=&quot;Stop&quot;;   0;   MAX(     0;     MIN(       [.$C$2];       [.D166] + [.C167] * [.$C$4]     )   ) )" office:value-type="float" office:value="9.75">
            <text:p>9.75</text:p>
          </table:table-cell>
          <table:table-cell table:formula="of:=IF(   [.B167]=&quot;Stop&quot;;   [.$C$3];   [.E166] + [.D167] * [.$C$4] )" office:value-type="float" office:value="6.67875000000001">
            <text:p>6.68</text:p>
          </table:table-cell>
          <table:table-cell table:number-columns-repeated="872"/>
        </table:table-row>
        <table:table-row table:style-name="ro3">
          <table:table-cell table:formula="of:=[.A167]+[.$C$4]" office:value-type="float" office:value="0.785000000000001">
            <text:p>0.785</text:p>
          </table:table-cell>
          <table:table-cell table:formula="of:=IF(   [.A168] &lt; [.$C$5];   &quot;Accel&quot;;   IF(     [.A168] &lt; [.$C$5] + [.$C$7];     &quot;Cruise&quot;;     IF(       [.A168] &lt; [.$C$8];       &quot;Decel&quot;;       &quot;Stop&quot;     )   ) )" office:value-type="string" office:string-value="Cruise">
            <text:p>Cruise</text:p>
          </table:table-cell>
          <table:table-cell table:formula="of:=IF(   [.B168]=&quot;Accel&quot;;   [.$C$1];   IF(     [.B168]=&quot;Cruise&quot;;     0;     IF([.B168]=&quot;Decel&quot;; -[.$C$1]; 0)   ) )" office:value-type="float" office:value="0">
            <text:p>0</text:p>
          </table:table-cell>
          <table:table-cell table:formula="of:=IF(   [.B168]=&quot;Stop&quot;;   0;   MAX(     0;     MIN(       [.$C$2];       [.D167] + [.C168] * [.$C$4]     )   ) )" office:value-type="float" office:value="9.75">
            <text:p>9.75</text:p>
          </table:table-cell>
          <table:table-cell table:formula="of:=IF(   [.B168]=&quot;Stop&quot;;   [.$C$3];   [.E167] + [.D168] * [.$C$4] )" office:value-type="float" office:value="6.72750000000001">
            <text:p>6.73</text:p>
          </table:table-cell>
          <table:table-cell table:number-columns-repeated="872"/>
        </table:table-row>
        <table:table-row table:style-name="ro3">
          <table:table-cell table:formula="of:=[.A168]+[.$C$4]" office:value-type="float" office:value="0.790000000000001">
            <text:p>0.790</text:p>
          </table:table-cell>
          <table:table-cell table:formula="of:=IF(   [.A169] &lt; [.$C$5];   &quot;Accel&quot;;   IF(     [.A169] &lt; [.$C$5] + [.$C$7];     &quot;Cruise&quot;;     IF(       [.A169] &lt; [.$C$8];       &quot;Decel&quot;;       &quot;Stop&quot;     )   ) )" office:value-type="string" office:string-value="Cruise">
            <text:p>Cruise</text:p>
          </table:table-cell>
          <table:table-cell table:formula="of:=IF(   [.B169]=&quot;Accel&quot;;   [.$C$1];   IF(     [.B169]=&quot;Cruise&quot;;     0;     IF([.B169]=&quot;Decel&quot;; -[.$C$1]; 0)   ) )" office:value-type="float" office:value="0">
            <text:p>0</text:p>
          </table:table-cell>
          <table:table-cell table:formula="of:=IF(   [.B169]=&quot;Stop&quot;;   0;   MAX(     0;     MIN(       [.$C$2];       [.D168] + [.C169] * [.$C$4]     )   ) )" office:value-type="float" office:value="9.75">
            <text:p>9.75</text:p>
          </table:table-cell>
          <table:table-cell table:formula="of:=IF(   [.B169]=&quot;Stop&quot;;   [.$C$3];   [.E168] + [.D169] * [.$C$4] )" office:value-type="float" office:value="6.77625000000001">
            <text:p>6.78</text:p>
          </table:table-cell>
          <table:table-cell table:number-columns-repeated="872"/>
        </table:table-row>
        <table:table-row table:style-name="ro3">
          <table:table-cell table:formula="of:=[.A169]+[.$C$4]" office:value-type="float" office:value="0.795000000000001">
            <text:p>0.795</text:p>
          </table:table-cell>
          <table:table-cell table:formula="of:=IF(   [.A170] &lt; [.$C$5];   &quot;Accel&quot;;   IF(     [.A170] &lt; [.$C$5] + [.$C$7];     &quot;Cruise&quot;;     IF(       [.A170] &lt; [.$C$8];       &quot;Decel&quot;;       &quot;Stop&quot;     )   ) )" office:value-type="string" office:string-value="Cruise">
            <text:p>Cruise</text:p>
          </table:table-cell>
          <table:table-cell table:formula="of:=IF(   [.B170]=&quot;Accel&quot;;   [.$C$1];   IF(     [.B170]=&quot;Cruise&quot;;     0;     IF([.B170]=&quot;Decel&quot;; -[.$C$1]; 0)   ) )" office:value-type="float" office:value="0">
            <text:p>0</text:p>
          </table:table-cell>
          <table:table-cell table:formula="of:=IF(   [.B170]=&quot;Stop&quot;;   0;   MAX(     0;     MIN(       [.$C$2];       [.D169] + [.C170] * [.$C$4]     )   ) )" office:value-type="float" office:value="9.75">
            <text:p>9.75</text:p>
          </table:table-cell>
          <table:table-cell table:formula="of:=IF(   [.B170]=&quot;Stop&quot;;   [.$C$3];   [.E169] + [.D170] * [.$C$4] )" office:value-type="float" office:value="6.82500000000001">
            <text:p>6.83</text:p>
          </table:table-cell>
          <table:table-cell table:number-columns-repeated="872"/>
        </table:table-row>
        <table:table-row table:style-name="ro3">
          <table:table-cell table:formula="of:=[.A170]+[.$C$4]" office:value-type="float" office:value="0.800000000000001">
            <text:p>0.800</text:p>
          </table:table-cell>
          <table:table-cell table:formula="of:=IF(   [.A171] &lt; [.$C$5];   &quot;Accel&quot;;   IF(     [.A171] &lt; [.$C$5] + [.$C$7];     &quot;Cruise&quot;;     IF(       [.A171] &lt; [.$C$8];       &quot;Decel&quot;;       &quot;Stop&quot;     )   ) )" office:value-type="string" office:string-value="Cruise">
            <text:p>Cruise</text:p>
          </table:table-cell>
          <table:table-cell table:formula="of:=IF(   [.B171]=&quot;Accel&quot;;   [.$C$1];   IF(     [.B171]=&quot;Cruise&quot;;     0;     IF([.B171]=&quot;Decel&quot;; -[.$C$1]; 0)   ) )" office:value-type="float" office:value="0">
            <text:p>0</text:p>
          </table:table-cell>
          <table:table-cell table:formula="of:=IF(   [.B171]=&quot;Stop&quot;;   0;   MAX(     0;     MIN(       [.$C$2];       [.D170] + [.C171] * [.$C$4]     )   ) )" office:value-type="float" office:value="9.75">
            <text:p>9.75</text:p>
          </table:table-cell>
          <table:table-cell table:formula="of:=IF(   [.B171]=&quot;Stop&quot;;   [.$C$3];   [.E170] + [.D171] * [.$C$4] )" office:value-type="float" office:value="6.87375000000001">
            <text:p>6.87</text:p>
          </table:table-cell>
          <table:table-cell table:number-columns-repeated="872"/>
        </table:table-row>
        <table:table-row table:style-name="ro3">
          <table:table-cell table:formula="of:=[.A171]+[.$C$4]" office:value-type="float" office:value="0.805000000000001">
            <text:p>0.805</text:p>
          </table:table-cell>
          <table:table-cell table:formula="of:=IF(   [.A172] &lt; [.$C$5];   &quot;Accel&quot;;   IF(     [.A172] &lt; [.$C$5] + [.$C$7];     &quot;Cruise&quot;;     IF(       [.A172] &lt; [.$C$8];       &quot;Decel&quot;;       &quot;Stop&quot;     )   ) )" office:value-type="string" office:string-value="Cruise">
            <text:p>Cruise</text:p>
          </table:table-cell>
          <table:table-cell table:formula="of:=IF(   [.B172]=&quot;Accel&quot;;   [.$C$1];   IF(     [.B172]=&quot;Cruise&quot;;     0;     IF([.B172]=&quot;Decel&quot;; -[.$C$1]; 0)   ) )" office:value-type="float" office:value="0">
            <text:p>0</text:p>
          </table:table-cell>
          <table:table-cell table:formula="of:=IF(   [.B172]=&quot;Stop&quot;;   0;   MAX(     0;     MIN(       [.$C$2];       [.D171] + [.C172] * [.$C$4]     )   ) )" office:value-type="float" office:value="9.75">
            <text:p>9.75</text:p>
          </table:table-cell>
          <table:table-cell table:formula="of:=IF(   [.B172]=&quot;Stop&quot;;   [.$C$3];   [.E171] + [.D172] * [.$C$4] )" office:value-type="float" office:value="6.92250000000001">
            <text:p>6.92</text:p>
          </table:table-cell>
          <table:table-cell table:number-columns-repeated="872"/>
        </table:table-row>
        <table:table-row table:style-name="ro3">
          <table:table-cell table:formula="of:=[.A172]+[.$C$4]" office:value-type="float" office:value="0.810000000000001">
            <text:p>0.810</text:p>
          </table:table-cell>
          <table:table-cell table:formula="of:=IF(   [.A173] &lt; [.$C$5];   &quot;Accel&quot;;   IF(     [.A173] &lt; [.$C$5] + [.$C$7];     &quot;Cruise&quot;;     IF(       [.A173] &lt; [.$C$8];       &quot;Decel&quot;;       &quot;Stop&quot;     )   ) )" office:value-type="string" office:string-value="Cruise">
            <text:p>Cruise</text:p>
          </table:table-cell>
          <table:table-cell table:formula="of:=IF(   [.B173]=&quot;Accel&quot;;   [.$C$1];   IF(     [.B173]=&quot;Cruise&quot;;     0;     IF([.B173]=&quot;Decel&quot;; -[.$C$1]; 0)   ) )" office:value-type="float" office:value="0">
            <text:p>0</text:p>
          </table:table-cell>
          <table:table-cell table:formula="of:=IF(   [.B173]=&quot;Stop&quot;;   0;   MAX(     0;     MIN(       [.$C$2];       [.D172] + [.C173] * [.$C$4]     )   ) )" office:value-type="float" office:value="9.75">
            <text:p>9.75</text:p>
          </table:table-cell>
          <table:table-cell table:formula="of:=IF(   [.B173]=&quot;Stop&quot;;   [.$C$3];   [.E172] + [.D173] * [.$C$4] )" office:value-type="float" office:value="6.97125000000001">
            <text:p>6.97</text:p>
          </table:table-cell>
          <table:table-cell table:number-columns-repeated="872"/>
        </table:table-row>
        <table:table-row table:style-name="ro3">
          <table:table-cell table:formula="of:=[.A173]+[.$C$4]" office:value-type="float" office:value="0.815000000000001">
            <text:p>0.815</text:p>
          </table:table-cell>
          <table:table-cell table:formula="of:=IF(   [.A174] &lt; [.$C$5];   &quot;Accel&quot;;   IF(     [.A174] &lt; [.$C$5] + [.$C$7];     &quot;Cruise&quot;;     IF(       [.A174] &lt; [.$C$8];       &quot;Decel&quot;;       &quot;Stop&quot;     )   ) )" office:value-type="string" office:string-value="Cruise">
            <text:p>Cruise</text:p>
          </table:table-cell>
          <table:table-cell table:formula="of:=IF(   [.B174]=&quot;Accel&quot;;   [.$C$1];   IF(     [.B174]=&quot;Cruise&quot;;     0;     IF([.B174]=&quot;Decel&quot;; -[.$C$1]; 0)   ) )" office:value-type="float" office:value="0">
            <text:p>0</text:p>
          </table:table-cell>
          <table:table-cell table:formula="of:=IF(   [.B174]=&quot;Stop&quot;;   0;   MAX(     0;     MIN(       [.$C$2];       [.D173] + [.C174] * [.$C$4]     )   ) )" office:value-type="float" office:value="9.75">
            <text:p>9.75</text:p>
          </table:table-cell>
          <table:table-cell table:formula="of:=IF(   [.B174]=&quot;Stop&quot;;   [.$C$3];   [.E173] + [.D174] * [.$C$4] )" office:value-type="float" office:value="7.02000000000001">
            <text:p>7.02</text:p>
          </table:table-cell>
          <table:table-cell table:number-columns-repeated="872"/>
        </table:table-row>
        <table:table-row table:style-name="ro3">
          <table:table-cell table:formula="of:=[.A174]+[.$C$4]" office:value-type="float" office:value="0.820000000000001">
            <text:p>0.820</text:p>
          </table:table-cell>
          <table:table-cell table:formula="of:=IF(   [.A175] &lt; [.$C$5];   &quot;Accel&quot;;   IF(     [.A175] &lt; [.$C$5] + [.$C$7];     &quot;Cruise&quot;;     IF(       [.A175] &lt; [.$C$8];       &quot;Decel&quot;;       &quot;Stop&quot;     )   ) )" office:value-type="string" office:string-value="Cruise">
            <text:p>Cruise</text:p>
          </table:table-cell>
          <table:table-cell table:formula="of:=IF(   [.B175]=&quot;Accel&quot;;   [.$C$1];   IF(     [.B175]=&quot;Cruise&quot;;     0;     IF([.B175]=&quot;Decel&quot;; -[.$C$1]; 0)   ) )" office:value-type="float" office:value="0">
            <text:p>0</text:p>
          </table:table-cell>
          <table:table-cell table:formula="of:=IF(   [.B175]=&quot;Stop&quot;;   0;   MAX(     0;     MIN(       [.$C$2];       [.D174] + [.C175] * [.$C$4]     )   ) )" office:value-type="float" office:value="9.75">
            <text:p>9.75</text:p>
          </table:table-cell>
          <table:table-cell table:formula="of:=IF(   [.B175]=&quot;Stop&quot;;   [.$C$3];   [.E174] + [.D175] * [.$C$4] )" office:value-type="float" office:value="7.06875000000001">
            <text:p>7.07</text:p>
          </table:table-cell>
          <table:table-cell table:number-columns-repeated="872"/>
        </table:table-row>
        <table:table-row table:style-name="ro3">
          <table:table-cell table:formula="of:=[.A175]+[.$C$4]" office:value-type="float" office:value="0.825000000000001">
            <text:p>0.825</text:p>
          </table:table-cell>
          <table:table-cell table:formula="of:=IF(   [.A176] &lt; [.$C$5];   &quot;Accel&quot;;   IF(     [.A176] &lt; [.$C$5] + [.$C$7];     &quot;Cruise&quot;;     IF(       [.A176] &lt; [.$C$8];       &quot;Decel&quot;;       &quot;Stop&quot;     )   ) )" office:value-type="string" office:string-value="Cruise">
            <text:p>Cruise</text:p>
          </table:table-cell>
          <table:table-cell table:formula="of:=IF(   [.B176]=&quot;Accel&quot;;   [.$C$1];   IF(     [.B176]=&quot;Cruise&quot;;     0;     IF([.B176]=&quot;Decel&quot;; -[.$C$1]; 0)   ) )" office:value-type="float" office:value="0">
            <text:p>0</text:p>
          </table:table-cell>
          <table:table-cell table:formula="of:=IF(   [.B176]=&quot;Stop&quot;;   0;   MAX(     0;     MIN(       [.$C$2];       [.D175] + [.C176] * [.$C$4]     )   ) )" office:value-type="float" office:value="9.75">
            <text:p>9.75</text:p>
          </table:table-cell>
          <table:table-cell table:formula="of:=IF(   [.B176]=&quot;Stop&quot;;   [.$C$3];   [.E175] + [.D176] * [.$C$4] )" office:value-type="float" office:value="7.11750000000001">
            <text:p>7.12</text:p>
          </table:table-cell>
          <table:table-cell table:number-columns-repeated="872"/>
        </table:table-row>
        <table:table-row table:style-name="ro3">
          <table:table-cell table:formula="of:=[.A176]+[.$C$4]" office:value-type="float" office:value="0.830000000000001">
            <text:p>0.830</text:p>
          </table:table-cell>
          <table:table-cell table:formula="of:=IF(   [.A177] &lt; [.$C$5];   &quot;Accel&quot;;   IF(     [.A177] &lt; [.$C$5] + [.$C$7];     &quot;Cruise&quot;;     IF(       [.A177] &lt; [.$C$8];       &quot;Decel&quot;;       &quot;Stop&quot;     )   ) )" office:value-type="string" office:string-value="Cruise">
            <text:p>Cruise</text:p>
          </table:table-cell>
          <table:table-cell table:formula="of:=IF(   [.B177]=&quot;Accel&quot;;   [.$C$1];   IF(     [.B177]=&quot;Cruise&quot;;     0;     IF([.B177]=&quot;Decel&quot;; -[.$C$1]; 0)   ) )" office:value-type="float" office:value="0">
            <text:p>0</text:p>
          </table:table-cell>
          <table:table-cell table:formula="of:=IF(   [.B177]=&quot;Stop&quot;;   0;   MAX(     0;     MIN(       [.$C$2];       [.D176] + [.C177] * [.$C$4]     )   ) )" office:value-type="float" office:value="9.75">
            <text:p>9.75</text:p>
          </table:table-cell>
          <table:table-cell table:formula="of:=IF(   [.B177]=&quot;Stop&quot;;   [.$C$3];   [.E176] + [.D177] * [.$C$4] )" office:value-type="float" office:value="7.16625000000001">
            <text:p>7.17</text:p>
          </table:table-cell>
          <table:table-cell table:number-columns-repeated="872"/>
        </table:table-row>
        <table:table-row table:style-name="ro3">
          <table:table-cell table:formula="of:=[.A177]+[.$C$4]" office:value-type="float" office:value="0.835000000000001">
            <text:p>0.835</text:p>
          </table:table-cell>
          <table:table-cell table:formula="of:=IF(   [.A178] &lt; [.$C$5];   &quot;Accel&quot;;   IF(     [.A178] &lt; [.$C$5] + [.$C$7];     &quot;Cruise&quot;;     IF(       [.A178] &lt; [.$C$8];       &quot;Decel&quot;;       &quot;Stop&quot;     )   ) )" office:value-type="string" office:string-value="Cruise">
            <text:p>Cruise</text:p>
          </table:table-cell>
          <table:table-cell table:formula="of:=IF(   [.B178]=&quot;Accel&quot;;   [.$C$1];   IF(     [.B178]=&quot;Cruise&quot;;     0;     IF([.B178]=&quot;Decel&quot;; -[.$C$1]; 0)   ) )" office:value-type="float" office:value="0">
            <text:p>0</text:p>
          </table:table-cell>
          <table:table-cell table:formula="of:=IF(   [.B178]=&quot;Stop&quot;;   0;   MAX(     0;     MIN(       [.$C$2];       [.D177] + [.C178] * [.$C$4]     )   ) )" office:value-type="float" office:value="9.75">
            <text:p>9.75</text:p>
          </table:table-cell>
          <table:table-cell table:formula="of:=IF(   [.B178]=&quot;Stop&quot;;   [.$C$3];   [.E177] + [.D178] * [.$C$4] )" office:value-type="float" office:value="7.21500000000001">
            <text:p>7.22</text:p>
          </table:table-cell>
          <table:table-cell table:number-columns-repeated="872"/>
        </table:table-row>
        <table:table-row table:style-name="ro3">
          <table:table-cell table:formula="of:=[.A178]+[.$C$4]" office:value-type="float" office:value="0.840000000000001">
            <text:p>0.840</text:p>
          </table:table-cell>
          <table:table-cell table:formula="of:=IF(   [.A179] &lt; [.$C$5];   &quot;Accel&quot;;   IF(     [.A179] &lt; [.$C$5] + [.$C$7];     &quot;Cruise&quot;;     IF(       [.A179] &lt; [.$C$8];       &quot;Decel&quot;;       &quot;Stop&quot;     )   ) )" office:value-type="string" office:string-value="Cruise">
            <text:p>Cruise</text:p>
          </table:table-cell>
          <table:table-cell table:formula="of:=IF(   [.B179]=&quot;Accel&quot;;   [.$C$1];   IF(     [.B179]=&quot;Cruise&quot;;     0;     IF([.B179]=&quot;Decel&quot;; -[.$C$1]; 0)   ) )" office:value-type="float" office:value="0">
            <text:p>0</text:p>
          </table:table-cell>
          <table:table-cell table:formula="of:=IF(   [.B179]=&quot;Stop&quot;;   0;   MAX(     0;     MIN(       [.$C$2];       [.D178] + [.C179] * [.$C$4]     )   ) )" office:value-type="float" office:value="9.75">
            <text:p>9.75</text:p>
          </table:table-cell>
          <table:table-cell table:formula="of:=IF(   [.B179]=&quot;Stop&quot;;   [.$C$3];   [.E178] + [.D179] * [.$C$4] )" office:value-type="float" office:value="7.26375000000001">
            <text:p>7.26</text:p>
          </table:table-cell>
          <table:table-cell table:number-columns-repeated="872"/>
        </table:table-row>
        <table:table-row table:style-name="ro3">
          <table:table-cell table:formula="of:=[.A179]+[.$C$4]" office:value-type="float" office:value="0.845000000000001">
            <text:p>0.845</text:p>
          </table:table-cell>
          <table:table-cell table:formula="of:=IF(   [.A180] &lt; [.$C$5];   &quot;Accel&quot;;   IF(     [.A180] &lt; [.$C$5] + [.$C$7];     &quot;Cruise&quot;;     IF(       [.A180] &lt; [.$C$8];       &quot;Decel&quot;;       &quot;Stop&quot;     )   ) )" office:value-type="string" office:string-value="Cruise">
            <text:p>Cruise</text:p>
          </table:table-cell>
          <table:table-cell table:formula="of:=IF(   [.B180]=&quot;Accel&quot;;   [.$C$1];   IF(     [.B180]=&quot;Cruise&quot;;     0;     IF([.B180]=&quot;Decel&quot;; -[.$C$1]; 0)   ) )" office:value-type="float" office:value="0">
            <text:p>0</text:p>
          </table:table-cell>
          <table:table-cell table:formula="of:=IF(   [.B180]=&quot;Stop&quot;;   0;   MAX(     0;     MIN(       [.$C$2];       [.D179] + [.C180] * [.$C$4]     )   ) )" office:value-type="float" office:value="9.75">
            <text:p>9.75</text:p>
          </table:table-cell>
          <table:table-cell table:formula="of:=IF(   [.B180]=&quot;Stop&quot;;   [.$C$3];   [.E179] + [.D180] * [.$C$4] )" office:value-type="float" office:value="7.31250000000001">
            <text:p>7.31</text:p>
          </table:table-cell>
          <table:table-cell table:number-columns-repeated="872"/>
        </table:table-row>
        <table:table-row table:style-name="ro3">
          <table:table-cell table:formula="of:=[.A180]+[.$C$4]" office:value-type="float" office:value="0.850000000000001">
            <text:p>0.850</text:p>
          </table:table-cell>
          <table:table-cell table:formula="of:=IF(   [.A181] &lt; [.$C$5];   &quot;Accel&quot;;   IF(     [.A181] &lt; [.$C$5] + [.$C$7];     &quot;Cruise&quot;;     IF(       [.A181] &lt; [.$C$8];       &quot;Decel&quot;;       &quot;Stop&quot;     )   ) )" office:value-type="string" office:string-value="Cruise">
            <text:p>Cruise</text:p>
          </table:table-cell>
          <table:table-cell table:formula="of:=IF(   [.B181]=&quot;Accel&quot;;   [.$C$1];   IF(     [.B181]=&quot;Cruise&quot;;     0;     IF([.B181]=&quot;Decel&quot;; -[.$C$1]; 0)   ) )" office:value-type="float" office:value="0">
            <text:p>0</text:p>
          </table:table-cell>
          <table:table-cell table:formula="of:=IF(   [.B181]=&quot;Stop&quot;;   0;   MAX(     0;     MIN(       [.$C$2];       [.D180] + [.C181] * [.$C$4]     )   ) )" office:value-type="float" office:value="9.75">
            <text:p>9.75</text:p>
          </table:table-cell>
          <table:table-cell table:formula="of:=IF(   [.B181]=&quot;Stop&quot;;   [.$C$3];   [.E180] + [.D181] * [.$C$4] )" office:value-type="float" office:value="7.36125000000001">
            <text:p>7.36</text:p>
          </table:table-cell>
          <table:table-cell table:number-columns-repeated="872"/>
        </table:table-row>
        <table:table-row table:style-name="ro3">
          <table:table-cell table:formula="of:=[.A181]+[.$C$4]" office:value-type="float" office:value="0.855000000000001">
            <text:p>0.855</text:p>
          </table:table-cell>
          <table:table-cell table:formula="of:=IF(   [.A182] &lt; [.$C$5];   &quot;Accel&quot;;   IF(     [.A182] &lt; [.$C$5] + [.$C$7];     &quot;Cruise&quot;;     IF(       [.A182] &lt; [.$C$8];       &quot;Decel&quot;;       &quot;Stop&quot;     )   ) )" office:value-type="string" office:string-value="Cruise">
            <text:p>Cruise</text:p>
          </table:table-cell>
          <table:table-cell table:formula="of:=IF(   [.B182]=&quot;Accel&quot;;   [.$C$1];   IF(     [.B182]=&quot;Cruise&quot;;     0;     IF([.B182]=&quot;Decel&quot;; -[.$C$1]; 0)   ) )" office:value-type="float" office:value="0">
            <text:p>0</text:p>
          </table:table-cell>
          <table:table-cell table:formula="of:=IF(   [.B182]=&quot;Stop&quot;;   0;   MAX(     0;     MIN(       [.$C$2];       [.D181] + [.C182] * [.$C$4]     )   ) )" office:value-type="float" office:value="9.75">
            <text:p>9.75</text:p>
          </table:table-cell>
          <table:table-cell table:formula="of:=IF(   [.B182]=&quot;Stop&quot;;   [.$C$3];   [.E181] + [.D182] * [.$C$4] )" office:value-type="float" office:value="7.41000000000001">
            <text:p>7.41</text:p>
          </table:table-cell>
          <table:table-cell table:number-columns-repeated="872"/>
        </table:table-row>
        <table:table-row table:style-name="ro3">
          <table:table-cell table:formula="of:=[.A182]+[.$C$4]" office:value-type="float" office:value="0.860000000000001">
            <text:p>0.860</text:p>
          </table:table-cell>
          <table:table-cell table:formula="of:=IF(   [.A183] &lt; [.$C$5];   &quot;Accel&quot;;   IF(     [.A183] &lt; [.$C$5] + [.$C$7];     &quot;Cruise&quot;;     IF(       [.A183] &lt; [.$C$8];       &quot;Decel&quot;;       &quot;Stop&quot;     )   ) )" office:value-type="string" office:string-value="Cruise">
            <text:p>Cruise</text:p>
          </table:table-cell>
          <table:table-cell table:formula="of:=IF(   [.B183]=&quot;Accel&quot;;   [.$C$1];   IF(     [.B183]=&quot;Cruise&quot;;     0;     IF([.B183]=&quot;Decel&quot;; -[.$C$1]; 0)   ) )" office:value-type="float" office:value="0">
            <text:p>0</text:p>
          </table:table-cell>
          <table:table-cell table:formula="of:=IF(   [.B183]=&quot;Stop&quot;;   0;   MAX(     0;     MIN(       [.$C$2];       [.D182] + [.C183] * [.$C$4]     )   ) )" office:value-type="float" office:value="9.75">
            <text:p>9.75</text:p>
          </table:table-cell>
          <table:table-cell table:formula="of:=IF(   [.B183]=&quot;Stop&quot;;   [.$C$3];   [.E182] + [.D183] * [.$C$4] )" office:value-type="float" office:value="7.45875000000001">
            <text:p>7.46</text:p>
          </table:table-cell>
          <table:table-cell table:number-columns-repeated="872"/>
        </table:table-row>
        <table:table-row table:style-name="ro3">
          <table:table-cell table:formula="of:=[.A183]+[.$C$4]" office:value-type="float" office:value="0.865000000000001">
            <text:p>0.865</text:p>
          </table:table-cell>
          <table:table-cell table:formula="of:=IF(   [.A184] &lt; [.$C$5];   &quot;Accel&quot;;   IF(     [.A184] &lt; [.$C$5] + [.$C$7];     &quot;Cruise&quot;;     IF(       [.A184] &lt; [.$C$8];       &quot;Decel&quot;;       &quot;Stop&quot;     )   ) )" office:value-type="string" office:string-value="Cruise">
            <text:p>Cruise</text:p>
          </table:table-cell>
          <table:table-cell table:formula="of:=IF(   [.B184]=&quot;Accel&quot;;   [.$C$1];   IF(     [.B184]=&quot;Cruise&quot;;     0;     IF([.B184]=&quot;Decel&quot;; -[.$C$1]; 0)   ) )" office:value-type="float" office:value="0">
            <text:p>0</text:p>
          </table:table-cell>
          <table:table-cell table:formula="of:=IF(   [.B184]=&quot;Stop&quot;;   0;   MAX(     0;     MIN(       [.$C$2];       [.D183] + [.C184] * [.$C$4]     )   ) )" office:value-type="float" office:value="9.75">
            <text:p>9.75</text:p>
          </table:table-cell>
          <table:table-cell table:formula="of:=IF(   [.B184]=&quot;Stop&quot;;   [.$C$3];   [.E183] + [.D184] * [.$C$4] )" office:value-type="float" office:value="7.50750000000001">
            <text:p>7.51</text:p>
          </table:table-cell>
          <table:table-cell table:number-columns-repeated="872"/>
        </table:table-row>
        <table:table-row table:style-name="ro3">
          <table:table-cell table:formula="of:=[.A184]+[.$C$4]" office:value-type="float" office:value="0.870000000000001">
            <text:p>0.870</text:p>
          </table:table-cell>
          <table:table-cell table:formula="of:=IF(   [.A185] &lt; [.$C$5];   &quot;Accel&quot;;   IF(     [.A185] &lt; [.$C$5] + [.$C$7];     &quot;Cruise&quot;;     IF(       [.A185] &lt; [.$C$8];       &quot;Decel&quot;;       &quot;Stop&quot;     )   ) )" office:value-type="string" office:string-value="Cruise">
            <text:p>Cruise</text:p>
          </table:table-cell>
          <table:table-cell table:formula="of:=IF(   [.B185]=&quot;Accel&quot;;   [.$C$1];   IF(     [.B185]=&quot;Cruise&quot;;     0;     IF([.B185]=&quot;Decel&quot;; -[.$C$1]; 0)   ) )" office:value-type="float" office:value="0">
            <text:p>0</text:p>
          </table:table-cell>
          <table:table-cell table:formula="of:=IF(   [.B185]=&quot;Stop&quot;;   0;   MAX(     0;     MIN(       [.$C$2];       [.D184] + [.C185] * [.$C$4]     )   ) )" office:value-type="float" office:value="9.75">
            <text:p>9.75</text:p>
          </table:table-cell>
          <table:table-cell table:formula="of:=IF(   [.B185]=&quot;Stop&quot;;   [.$C$3];   [.E184] + [.D185] * [.$C$4] )" office:value-type="float" office:value="7.55625000000001">
            <text:p>7.56</text:p>
          </table:table-cell>
          <table:table-cell table:number-columns-repeated="872"/>
        </table:table-row>
        <table:table-row table:style-name="ro3">
          <table:table-cell table:formula="of:=[.A185]+[.$C$4]" office:value-type="float" office:value="0.875000000000001">
            <text:p>0.875</text:p>
          </table:table-cell>
          <table:table-cell table:formula="of:=IF(   [.A186] &lt; [.$C$5];   &quot;Accel&quot;;   IF(     [.A186] &lt; [.$C$5] + [.$C$7];     &quot;Cruise&quot;;     IF(       [.A186] &lt; [.$C$8];       &quot;Decel&quot;;       &quot;Stop&quot;     )   ) )" office:value-type="string" office:string-value="Cruise">
            <text:p>Cruise</text:p>
          </table:table-cell>
          <table:table-cell table:formula="of:=IF(   [.B186]=&quot;Accel&quot;;   [.$C$1];   IF(     [.B186]=&quot;Cruise&quot;;     0;     IF([.B186]=&quot;Decel&quot;; -[.$C$1]; 0)   ) )" office:value-type="float" office:value="0">
            <text:p>0</text:p>
          </table:table-cell>
          <table:table-cell table:formula="of:=IF(   [.B186]=&quot;Stop&quot;;   0;   MAX(     0;     MIN(       [.$C$2];       [.D185] + [.C186] * [.$C$4]     )   ) )" office:value-type="float" office:value="9.75">
            <text:p>9.75</text:p>
          </table:table-cell>
          <table:table-cell table:formula="of:=IF(   [.B186]=&quot;Stop&quot;;   [.$C$3];   [.E185] + [.D186] * [.$C$4] )" office:value-type="float" office:value="7.60500000000001">
            <text:p>7.61</text:p>
          </table:table-cell>
          <table:table-cell table:number-columns-repeated="872"/>
        </table:table-row>
        <table:table-row table:style-name="ro3">
          <table:table-cell table:formula="of:=[.A186]+[.$C$4]" office:value-type="float" office:value="0.880000000000001">
            <text:p>0.880</text:p>
          </table:table-cell>
          <table:table-cell table:formula="of:=IF(   [.A187] &lt; [.$C$5];   &quot;Accel&quot;;   IF(     [.A187] &lt; [.$C$5] + [.$C$7];     &quot;Cruise&quot;;     IF(       [.A187] &lt; [.$C$8];       &quot;Decel&quot;;       &quot;Stop&quot;     )   ) )" office:value-type="string" office:string-value="Cruise">
            <text:p>Cruise</text:p>
          </table:table-cell>
          <table:table-cell table:formula="of:=IF(   [.B187]=&quot;Accel&quot;;   [.$C$1];   IF(     [.B187]=&quot;Cruise&quot;;     0;     IF([.B187]=&quot;Decel&quot;; -[.$C$1]; 0)   ) )" office:value-type="float" office:value="0">
            <text:p>0</text:p>
          </table:table-cell>
          <table:table-cell table:formula="of:=IF(   [.B187]=&quot;Stop&quot;;   0;   MAX(     0;     MIN(       [.$C$2];       [.D186] + [.C187] * [.$C$4]     )   ) )" office:value-type="float" office:value="9.75">
            <text:p>9.75</text:p>
          </table:table-cell>
          <table:table-cell table:formula="of:=IF(   [.B187]=&quot;Stop&quot;;   [.$C$3];   [.E186] + [.D187] * [.$C$4] )" office:value-type="float" office:value="7.65375000000001">
            <text:p>7.65</text:p>
          </table:table-cell>
          <table:table-cell table:number-columns-repeated="872"/>
        </table:table-row>
        <table:table-row table:style-name="ro3">
          <table:table-cell table:formula="of:=[.A187]+[.$C$4]" office:value-type="float" office:value="0.885000000000001">
            <text:p>0.885</text:p>
          </table:table-cell>
          <table:table-cell table:formula="of:=IF(   [.A188] &lt; [.$C$5];   &quot;Accel&quot;;   IF(     [.A188] &lt; [.$C$5] + [.$C$7];     &quot;Cruise&quot;;     IF(       [.A188] &lt; [.$C$8];       &quot;Decel&quot;;       &quot;Stop&quot;     )   ) )" office:value-type="string" office:string-value="Cruise">
            <text:p>Cruise</text:p>
          </table:table-cell>
          <table:table-cell table:formula="of:=IF(   [.B188]=&quot;Accel&quot;;   [.$C$1];   IF(     [.B188]=&quot;Cruise&quot;;     0;     IF([.B188]=&quot;Decel&quot;; -[.$C$1]; 0)   ) )" office:value-type="float" office:value="0">
            <text:p>0</text:p>
          </table:table-cell>
          <table:table-cell table:formula="of:=IF(   [.B188]=&quot;Stop&quot;;   0;   MAX(     0;     MIN(       [.$C$2];       [.D187] + [.C188] * [.$C$4]     )   ) )" office:value-type="float" office:value="9.75">
            <text:p>9.75</text:p>
          </table:table-cell>
          <table:table-cell table:formula="of:=IF(   [.B188]=&quot;Stop&quot;;   [.$C$3];   [.E187] + [.D188] * [.$C$4] )" office:value-type="float" office:value="7.70250000000001">
            <text:p>7.70</text:p>
          </table:table-cell>
          <table:table-cell table:number-columns-repeated="872"/>
        </table:table-row>
        <table:table-row table:style-name="ro3">
          <table:table-cell table:formula="of:=[.A188]+[.$C$4]" office:value-type="float" office:value="0.890000000000001">
            <text:p>0.890</text:p>
          </table:table-cell>
          <table:table-cell table:formula="of:=IF(   [.A189] &lt; [.$C$5];   &quot;Accel&quot;;   IF(     [.A189] &lt; [.$C$5] + [.$C$7];     &quot;Cruise&quot;;     IF(       [.A189] &lt; [.$C$8];       &quot;Decel&quot;;       &quot;Stop&quot;     )   ) )" office:value-type="string" office:string-value="Cruise">
            <text:p>Cruise</text:p>
          </table:table-cell>
          <table:table-cell table:formula="of:=IF(   [.B189]=&quot;Accel&quot;;   [.$C$1];   IF(     [.B189]=&quot;Cruise&quot;;     0;     IF([.B189]=&quot;Decel&quot;; -[.$C$1]; 0)   ) )" office:value-type="float" office:value="0">
            <text:p>0</text:p>
          </table:table-cell>
          <table:table-cell table:formula="of:=IF(   [.B189]=&quot;Stop&quot;;   0;   MAX(     0;     MIN(       [.$C$2];       [.D188] + [.C189] * [.$C$4]     )   ) )" office:value-type="float" office:value="9.75">
            <text:p>9.75</text:p>
          </table:table-cell>
          <table:table-cell table:formula="of:=IF(   [.B189]=&quot;Stop&quot;;   [.$C$3];   [.E188] + [.D189] * [.$C$4] )" office:value-type="float" office:value="7.75125000000001">
            <text:p>7.75</text:p>
          </table:table-cell>
          <table:table-cell table:number-columns-repeated="872"/>
        </table:table-row>
        <table:table-row table:style-name="ro3">
          <table:table-cell table:formula="of:=[.A189]+[.$C$4]" office:value-type="float" office:value="0.895000000000001">
            <text:p>0.895</text:p>
          </table:table-cell>
          <table:table-cell table:formula="of:=IF(   [.A190] &lt; [.$C$5];   &quot;Accel&quot;;   IF(     [.A190] &lt; [.$C$5] + [.$C$7];     &quot;Cruise&quot;;     IF(       [.A190] &lt; [.$C$8];       &quot;Decel&quot;;       &quot;Stop&quot;     )   ) )" office:value-type="string" office:string-value="Cruise">
            <text:p>Cruise</text:p>
          </table:table-cell>
          <table:table-cell table:formula="of:=IF(   [.B190]=&quot;Accel&quot;;   [.$C$1];   IF(     [.B190]=&quot;Cruise&quot;;     0;     IF([.B190]=&quot;Decel&quot;; -[.$C$1]; 0)   ) )" office:value-type="float" office:value="0">
            <text:p>0</text:p>
          </table:table-cell>
          <table:table-cell table:formula="of:=IF(   [.B190]=&quot;Stop&quot;;   0;   MAX(     0;     MIN(       [.$C$2];       [.D189] + [.C190] * [.$C$4]     )   ) )" office:value-type="float" office:value="9.75">
            <text:p>9.75</text:p>
          </table:table-cell>
          <table:table-cell table:formula="of:=IF(   [.B190]=&quot;Stop&quot;;   [.$C$3];   [.E189] + [.D190] * [.$C$4] )" office:value-type="float" office:value="7.80000000000001">
            <text:p>7.80</text:p>
          </table:table-cell>
          <table:table-cell table:number-columns-repeated="872"/>
        </table:table-row>
        <table:table-row table:style-name="ro3">
          <table:table-cell table:formula="of:=[.A190]+[.$C$4]" office:value-type="float" office:value="0.900000000000001">
            <text:p>0.900</text:p>
          </table:table-cell>
          <table:table-cell table:formula="of:=IF(   [.A191] &lt; [.$C$5];   &quot;Accel&quot;;   IF(     [.A191] &lt; [.$C$5] + [.$C$7];     &quot;Cruise&quot;;     IF(       [.A191] &lt; [.$C$8];       &quot;Decel&quot;;       &quot;Stop&quot;     )   ) )" office:value-type="string" office:string-value="Cruise">
            <text:p>Cruise</text:p>
          </table:table-cell>
          <table:table-cell table:formula="of:=IF(   [.B191]=&quot;Accel&quot;;   [.$C$1];   IF(     [.B191]=&quot;Cruise&quot;;     0;     IF([.B191]=&quot;Decel&quot;; -[.$C$1]; 0)   ) )" office:value-type="float" office:value="0">
            <text:p>0</text:p>
          </table:table-cell>
          <table:table-cell table:formula="of:=IF(   [.B191]=&quot;Stop&quot;;   0;   MAX(     0;     MIN(       [.$C$2];       [.D190] + [.C191] * [.$C$4]     )   ) )" office:value-type="float" office:value="9.75">
            <text:p>9.75</text:p>
          </table:table-cell>
          <table:table-cell table:formula="of:=IF(   [.B191]=&quot;Stop&quot;;   [.$C$3];   [.E190] + [.D191] * [.$C$4] )" office:value-type="float" office:value="7.84875000000001">
            <text:p>7.85</text:p>
          </table:table-cell>
          <table:table-cell table:number-columns-repeated="872"/>
        </table:table-row>
        <table:table-row table:style-name="ro3">
          <table:table-cell table:formula="of:=[.A191]+[.$C$4]" office:value-type="float" office:value="0.905000000000001">
            <text:p>0.905</text:p>
          </table:table-cell>
          <table:table-cell table:formula="of:=IF(   [.A192] &lt; [.$C$5];   &quot;Accel&quot;;   IF(     [.A192] &lt; [.$C$5] + [.$C$7];     &quot;Cruise&quot;;     IF(       [.A192] &lt; [.$C$8];       &quot;Decel&quot;;       &quot;Stop&quot;     )   ) )" office:value-type="string" office:string-value="Cruise">
            <text:p>Cruise</text:p>
          </table:table-cell>
          <table:table-cell table:formula="of:=IF(   [.B192]=&quot;Accel&quot;;   [.$C$1];   IF(     [.B192]=&quot;Cruise&quot;;     0;     IF([.B192]=&quot;Decel&quot;; -[.$C$1]; 0)   ) )" office:value-type="float" office:value="0">
            <text:p>0</text:p>
          </table:table-cell>
          <table:table-cell table:formula="of:=IF(   [.B192]=&quot;Stop&quot;;   0;   MAX(     0;     MIN(       [.$C$2];       [.D191] + [.C192] * [.$C$4]     )   ) )" office:value-type="float" office:value="9.75">
            <text:p>9.75</text:p>
          </table:table-cell>
          <table:table-cell table:formula="of:=IF(   [.B192]=&quot;Stop&quot;;   [.$C$3];   [.E191] + [.D192] * [.$C$4] )" office:value-type="float" office:value="7.89750000000001">
            <text:p>7.90</text:p>
          </table:table-cell>
          <table:table-cell table:number-columns-repeated="872"/>
        </table:table-row>
        <table:table-row table:style-name="ro3">
          <table:table-cell table:formula="of:=[.A192]+[.$C$4]" office:value-type="float" office:value="0.910000000000001">
            <text:p>0.910</text:p>
          </table:table-cell>
          <table:table-cell table:formula="of:=IF(   [.A193] &lt; [.$C$5];   &quot;Accel&quot;;   IF(     [.A193] &lt; [.$C$5] + [.$C$7];     &quot;Cruise&quot;;     IF(       [.A193] &lt; [.$C$8];       &quot;Decel&quot;;       &quot;Stop&quot;     )   ) )" office:value-type="string" office:string-value="Cruise">
            <text:p>Cruise</text:p>
          </table:table-cell>
          <table:table-cell table:formula="of:=IF(   [.B193]=&quot;Accel&quot;;   [.$C$1];   IF(     [.B193]=&quot;Cruise&quot;;     0;     IF([.B193]=&quot;Decel&quot;; -[.$C$1]; 0)   ) )" office:value-type="float" office:value="0">
            <text:p>0</text:p>
          </table:table-cell>
          <table:table-cell table:formula="of:=IF(   [.B193]=&quot;Stop&quot;;   0;   MAX(     0;     MIN(       [.$C$2];       [.D192] + [.C193] * [.$C$4]     )   ) )" office:value-type="float" office:value="9.75">
            <text:p>9.75</text:p>
          </table:table-cell>
          <table:table-cell table:formula="of:=IF(   [.B193]=&quot;Stop&quot;;   [.$C$3];   [.E192] + [.D193] * [.$C$4] )" office:value-type="float" office:value="7.94625000000001">
            <text:p>7.95</text:p>
          </table:table-cell>
          <table:table-cell table:number-columns-repeated="872"/>
        </table:table-row>
        <table:table-row table:style-name="ro3">
          <table:table-cell table:formula="of:=[.A193]+[.$C$4]" office:value-type="float" office:value="0.915000000000001">
            <text:p>0.915</text:p>
          </table:table-cell>
          <table:table-cell table:formula="of:=IF(   [.A194] &lt; [.$C$5];   &quot;Accel&quot;;   IF(     [.A194] &lt; [.$C$5] + [.$C$7];     &quot;Cruise&quot;;     IF(       [.A194] &lt; [.$C$8];       &quot;Decel&quot;;       &quot;Stop&quot;     )   ) )" office:value-type="string" office:string-value="Cruise">
            <text:p>Cruise</text:p>
          </table:table-cell>
          <table:table-cell table:formula="of:=IF(   [.B194]=&quot;Accel&quot;;   [.$C$1];   IF(     [.B194]=&quot;Cruise&quot;;     0;     IF([.B194]=&quot;Decel&quot;; -[.$C$1]; 0)   ) )" office:value-type="float" office:value="0">
            <text:p>0</text:p>
          </table:table-cell>
          <table:table-cell table:formula="of:=IF(   [.B194]=&quot;Stop&quot;;   0;   MAX(     0;     MIN(       [.$C$2];       [.D193] + [.C194] * [.$C$4]     )   ) )" office:value-type="float" office:value="9.75">
            <text:p>9.75</text:p>
          </table:table-cell>
          <table:table-cell table:formula="of:=IF(   [.B194]=&quot;Stop&quot;;   [.$C$3];   [.E193] + [.D194] * [.$C$4] )" office:value-type="float" office:value="7.99500000000001">
            <text:p>8.00</text:p>
          </table:table-cell>
          <table:table-cell table:number-columns-repeated="872"/>
        </table:table-row>
        <table:table-row table:style-name="ro3">
          <table:table-cell table:formula="of:=[.A194]+[.$C$4]" office:value-type="float" office:value="0.920000000000001">
            <text:p>0.920</text:p>
          </table:table-cell>
          <table:table-cell table:formula="of:=IF(   [.A195] &lt; [.$C$5];   &quot;Accel&quot;;   IF(     [.A195] &lt; [.$C$5] + [.$C$7];     &quot;Cruise&quot;;     IF(       [.A195] &lt; [.$C$8];       &quot;Decel&quot;;       &quot;Stop&quot;     )   ) )" office:value-type="string" office:string-value="Cruise">
            <text:p>Cruise</text:p>
          </table:table-cell>
          <table:table-cell table:formula="of:=IF(   [.B195]=&quot;Accel&quot;;   [.$C$1];   IF(     [.B195]=&quot;Cruise&quot;;     0;     IF([.B195]=&quot;Decel&quot;; -[.$C$1]; 0)   ) )" office:value-type="float" office:value="0">
            <text:p>0</text:p>
          </table:table-cell>
          <table:table-cell table:formula="of:=IF(   [.B195]=&quot;Stop&quot;;   0;   MAX(     0;     MIN(       [.$C$2];       [.D194] + [.C195] * [.$C$4]     )   ) )" office:value-type="float" office:value="9.75">
            <text:p>9.75</text:p>
          </table:table-cell>
          <table:table-cell table:formula="of:=IF(   [.B195]=&quot;Stop&quot;;   [.$C$3];   [.E194] + [.D195] * [.$C$4] )" office:value-type="float" office:value="8.04375000000001">
            <text:p>8.04</text:p>
          </table:table-cell>
          <table:table-cell table:number-columns-repeated="872"/>
        </table:table-row>
        <table:table-row table:style-name="ro3">
          <table:table-cell table:formula="of:=[.A195]+[.$C$4]" office:value-type="float" office:value="0.925000000000001">
            <text:p>0.925</text:p>
          </table:table-cell>
          <table:table-cell table:formula="of:=IF(   [.A196] &lt; [.$C$5];   &quot;Accel&quot;;   IF(     [.A196] &lt; [.$C$5] + [.$C$7];     &quot;Cruise&quot;;     IF(       [.A196] &lt; [.$C$8];       &quot;Decel&quot;;       &quot;Stop&quot;     )   ) )" office:value-type="string" office:string-value="Cruise">
            <text:p>Cruise</text:p>
          </table:table-cell>
          <table:table-cell table:formula="of:=IF(   [.B196]=&quot;Accel&quot;;   [.$C$1];   IF(     [.B196]=&quot;Cruise&quot;;     0;     IF([.B196]=&quot;Decel&quot;; -[.$C$1]; 0)   ) )" office:value-type="float" office:value="0">
            <text:p>0</text:p>
          </table:table-cell>
          <table:table-cell table:formula="of:=IF(   [.B196]=&quot;Stop&quot;;   0;   MAX(     0;     MIN(       [.$C$2];       [.D195] + [.C196] * [.$C$4]     )   ) )" office:value-type="float" office:value="9.75">
            <text:p>9.75</text:p>
          </table:table-cell>
          <table:table-cell table:formula="of:=IF(   [.B196]=&quot;Stop&quot;;   [.$C$3];   [.E195] + [.D196] * [.$C$4] )" office:value-type="float" office:value="8.09250000000001">
            <text:p>8.09</text:p>
          </table:table-cell>
          <table:table-cell table:number-columns-repeated="872"/>
        </table:table-row>
        <table:table-row table:style-name="ro3">
          <table:table-cell table:formula="of:=[.A196]+[.$C$4]" office:value-type="float" office:value="0.930000000000001">
            <text:p>0.930</text:p>
          </table:table-cell>
          <table:table-cell table:formula="of:=IF(   [.A197] &lt; [.$C$5];   &quot;Accel&quot;;   IF(     [.A197] &lt; [.$C$5] + [.$C$7];     &quot;Cruise&quot;;     IF(       [.A197] &lt; [.$C$8];       &quot;Decel&quot;;       &quot;Stop&quot;     )   ) )" office:value-type="string" office:string-value="Cruise">
            <text:p>Cruise</text:p>
          </table:table-cell>
          <table:table-cell table:formula="of:=IF(   [.B197]=&quot;Accel&quot;;   [.$C$1];   IF(     [.B197]=&quot;Cruise&quot;;     0;     IF([.B197]=&quot;Decel&quot;; -[.$C$1]; 0)   ) )" office:value-type="float" office:value="0">
            <text:p>0</text:p>
          </table:table-cell>
          <table:table-cell table:formula="of:=IF(   [.B197]=&quot;Stop&quot;;   0;   MAX(     0;     MIN(       [.$C$2];       [.D196] + [.C197] * [.$C$4]     )   ) )" office:value-type="float" office:value="9.75">
            <text:p>9.75</text:p>
          </table:table-cell>
          <table:table-cell table:formula="of:=IF(   [.B197]=&quot;Stop&quot;;   [.$C$3];   [.E196] + [.D197] * [.$C$4] )" office:value-type="float" office:value="8.14125000000001">
            <text:p>8.14</text:p>
          </table:table-cell>
          <table:table-cell table:number-columns-repeated="872"/>
        </table:table-row>
        <table:table-row table:style-name="ro3">
          <table:table-cell table:formula="of:=[.A197]+[.$C$4]" office:value-type="float" office:value="0.935000000000001">
            <text:p>0.935</text:p>
          </table:table-cell>
          <table:table-cell table:formula="of:=IF(   [.A198] &lt; [.$C$5];   &quot;Accel&quot;;   IF(     [.A198] &lt; [.$C$5] + [.$C$7];     &quot;Cruise&quot;;     IF(       [.A198] &lt; [.$C$8];       &quot;Decel&quot;;       &quot;Stop&quot;     )   ) )" office:value-type="string" office:string-value="Cruise">
            <text:p>Cruise</text:p>
          </table:table-cell>
          <table:table-cell table:formula="of:=IF(   [.B198]=&quot;Accel&quot;;   [.$C$1];   IF(     [.B198]=&quot;Cruise&quot;;     0;     IF([.B198]=&quot;Decel&quot;; -[.$C$1]; 0)   ) )" office:value-type="float" office:value="0">
            <text:p>0</text:p>
          </table:table-cell>
          <table:table-cell table:formula="of:=IF(   [.B198]=&quot;Stop&quot;;   0;   MAX(     0;     MIN(       [.$C$2];       [.D197] + [.C198] * [.$C$4]     )   ) )" office:value-type="float" office:value="9.75">
            <text:p>9.75</text:p>
          </table:table-cell>
          <table:table-cell table:formula="of:=IF(   [.B198]=&quot;Stop&quot;;   [.$C$3];   [.E197] + [.D198] * [.$C$4] )" office:value-type="float" office:value="8.19000000000001">
            <text:p>8.19</text:p>
          </table:table-cell>
          <table:table-cell table:number-columns-repeated="872"/>
        </table:table-row>
        <table:table-row table:style-name="ro3">
          <table:table-cell table:formula="of:=[.A198]+[.$C$4]" office:value-type="float" office:value="0.940000000000001">
            <text:p>0.940</text:p>
          </table:table-cell>
          <table:table-cell table:formula="of:=IF(   [.A199] &lt; [.$C$5];   &quot;Accel&quot;;   IF(     [.A199] &lt; [.$C$5] + [.$C$7];     &quot;Cruise&quot;;     IF(       [.A199] &lt; [.$C$8];       &quot;Decel&quot;;       &quot;Stop&quot;     )   ) )" office:value-type="string" office:string-value="Cruise">
            <text:p>Cruise</text:p>
          </table:table-cell>
          <table:table-cell table:formula="of:=IF(   [.B199]=&quot;Accel&quot;;   [.$C$1];   IF(     [.B199]=&quot;Cruise&quot;;     0;     IF([.B199]=&quot;Decel&quot;; -[.$C$1]; 0)   ) )" office:value-type="float" office:value="0">
            <text:p>0</text:p>
          </table:table-cell>
          <table:table-cell table:formula="of:=IF(   [.B199]=&quot;Stop&quot;;   0;   MAX(     0;     MIN(       [.$C$2];       [.D198] + [.C199] * [.$C$4]     )   ) )" office:value-type="float" office:value="9.75">
            <text:p>9.75</text:p>
          </table:table-cell>
          <table:table-cell table:formula="of:=IF(   [.B199]=&quot;Stop&quot;;   [.$C$3];   [.E198] + [.D199] * [.$C$4] )" office:value-type="float" office:value="8.23875000000001">
            <text:p>8.24</text:p>
          </table:table-cell>
          <table:table-cell table:number-columns-repeated="872"/>
        </table:table-row>
        <table:table-row table:style-name="ro3">
          <table:table-cell table:formula="of:=[.A199]+[.$C$4]" office:value-type="float" office:value="0.945000000000001">
            <text:p>0.945</text:p>
          </table:table-cell>
          <table:table-cell table:formula="of:=IF(   [.A200] &lt; [.$C$5];   &quot;Accel&quot;;   IF(     [.A200] &lt; [.$C$5] + [.$C$7];     &quot;Cruise&quot;;     IF(       [.A200] &lt; [.$C$8];       &quot;Decel&quot;;       &quot;Stop&quot;     )   ) )" office:value-type="string" office:string-value="Cruise">
            <text:p>Cruise</text:p>
          </table:table-cell>
          <table:table-cell table:formula="of:=IF(   [.B200]=&quot;Accel&quot;;   [.$C$1];   IF(     [.B200]=&quot;Cruise&quot;;     0;     IF([.B200]=&quot;Decel&quot;; -[.$C$1]; 0)   ) )" office:value-type="float" office:value="0">
            <text:p>0</text:p>
          </table:table-cell>
          <table:table-cell table:formula="of:=IF(   [.B200]=&quot;Stop&quot;;   0;   MAX(     0;     MIN(       [.$C$2];       [.D199] + [.C200] * [.$C$4]     )   ) )" office:value-type="float" office:value="9.75">
            <text:p>9.75</text:p>
          </table:table-cell>
          <table:table-cell table:formula="of:=IF(   [.B200]=&quot;Stop&quot;;   [.$C$3];   [.E199] + [.D200] * [.$C$4] )" office:value-type="float" office:value="8.28750000000001">
            <text:p>8.29</text:p>
          </table:table-cell>
          <table:table-cell table:number-columns-repeated="872"/>
        </table:table-row>
        <table:table-row table:style-name="ro3">
          <table:table-cell table:formula="of:=[.A200]+[.$C$4]" office:value-type="float" office:value="0.950000000000001">
            <text:p>0.950</text:p>
          </table:table-cell>
          <table:table-cell table:formula="of:=IF(   [.A201] &lt; [.$C$5];   &quot;Accel&quot;;   IF(     [.A201] &lt; [.$C$5] + [.$C$7];     &quot;Cruise&quot;;     IF(       [.A201] &lt; [.$C$8];       &quot;Decel&quot;;       &quot;Stop&quot;     )   ) )" office:value-type="string" office:string-value="Cruise">
            <text:p>Cruise</text:p>
          </table:table-cell>
          <table:table-cell table:formula="of:=IF(   [.B201]=&quot;Accel&quot;;   [.$C$1];   IF(     [.B201]=&quot;Cruise&quot;;     0;     IF([.B201]=&quot;Decel&quot;; -[.$C$1]; 0)   ) )" office:value-type="float" office:value="0">
            <text:p>0</text:p>
          </table:table-cell>
          <table:table-cell table:formula="of:=IF(   [.B201]=&quot;Stop&quot;;   0;   MAX(     0;     MIN(       [.$C$2];       [.D200] + [.C201] * [.$C$4]     )   ) )" office:value-type="float" office:value="9.75">
            <text:p>9.75</text:p>
          </table:table-cell>
          <table:table-cell table:formula="of:=IF(   [.B201]=&quot;Stop&quot;;   [.$C$3];   [.E200] + [.D201] * [.$C$4] )" office:value-type="float" office:value="8.33625000000001">
            <text:p>8.34</text:p>
          </table:table-cell>
          <table:table-cell table:number-columns-repeated="872"/>
        </table:table-row>
        <table:table-row table:style-name="ro3">
          <table:table-cell table:formula="of:=[.A201]+[.$C$4]" office:value-type="float" office:value="0.955000000000001">
            <text:p>0.955</text:p>
          </table:table-cell>
          <table:table-cell table:formula="of:=IF(   [.A202] &lt; [.$C$5];   &quot;Accel&quot;;   IF(     [.A202] &lt; [.$C$5] + [.$C$7];     &quot;Cruise&quot;;     IF(       [.A202] &lt; [.$C$8];       &quot;Decel&quot;;       &quot;Stop&quot;     )   ) )" office:value-type="string" office:string-value="Cruise">
            <text:p>Cruise</text:p>
          </table:table-cell>
          <table:table-cell table:formula="of:=IF(   [.B202]=&quot;Accel&quot;;   [.$C$1];   IF(     [.B202]=&quot;Cruise&quot;;     0;     IF([.B202]=&quot;Decel&quot;; -[.$C$1]; 0)   ) )" office:value-type="float" office:value="0">
            <text:p>0</text:p>
          </table:table-cell>
          <table:table-cell table:formula="of:=IF(   [.B202]=&quot;Stop&quot;;   0;   MAX(     0;     MIN(       [.$C$2];       [.D201] + [.C202] * [.$C$4]     )   ) )" office:value-type="float" office:value="9.75">
            <text:p>9.75</text:p>
          </table:table-cell>
          <table:table-cell table:formula="of:=IF(   [.B202]=&quot;Stop&quot;;   [.$C$3];   [.E201] + [.D202] * [.$C$4] )" office:value-type="float" office:value="8.38500000000001">
            <text:p>8.39</text:p>
          </table:table-cell>
          <table:table-cell table:number-columns-repeated="872"/>
        </table:table-row>
        <table:table-row table:style-name="ro3">
          <table:table-cell table:formula="of:=[.A202]+[.$C$4]" office:value-type="float" office:value="0.960000000000001">
            <text:p>0.960</text:p>
          </table:table-cell>
          <table:table-cell table:formula="of:=IF(   [.A203] &lt; [.$C$5];   &quot;Accel&quot;;   IF(     [.A203] &lt; [.$C$5] + [.$C$7];     &quot;Cruise&quot;;     IF(       [.A203] &lt; [.$C$8];       &quot;Decel&quot;;       &quot;Stop&quot;     )   ) )" office:value-type="string" office:string-value="Cruise">
            <text:p>Cruise</text:p>
          </table:table-cell>
          <table:table-cell table:formula="of:=IF(   [.B203]=&quot;Accel&quot;;   [.$C$1];   IF(     [.B203]=&quot;Cruise&quot;;     0;     IF([.B203]=&quot;Decel&quot;; -[.$C$1]; 0)   ) )" office:value-type="float" office:value="0">
            <text:p>0</text:p>
          </table:table-cell>
          <table:table-cell table:formula="of:=IF(   [.B203]=&quot;Stop&quot;;   0;   MAX(     0;     MIN(       [.$C$2];       [.D202] + [.C203] * [.$C$4]     )   ) )" office:value-type="float" office:value="9.75">
            <text:p>9.75</text:p>
          </table:table-cell>
          <table:table-cell table:formula="of:=IF(   [.B203]=&quot;Stop&quot;;   [.$C$3];   [.E202] + [.D203] * [.$C$4] )" office:value-type="float" office:value="8.43375000000001">
            <text:p>8.43</text:p>
          </table:table-cell>
          <table:table-cell table:number-columns-repeated="872"/>
        </table:table-row>
        <table:table-row table:style-name="ro3">
          <table:table-cell table:formula="of:=[.A203]+[.$C$4]" office:value-type="float" office:value="0.965000000000001">
            <text:p>0.965</text:p>
          </table:table-cell>
          <table:table-cell table:formula="of:=IF(   [.A204] &lt; [.$C$5];   &quot;Accel&quot;;   IF(     [.A204] &lt; [.$C$5] + [.$C$7];     &quot;Cruise&quot;;     IF(       [.A204] &lt; [.$C$8];       &quot;Decel&quot;;       &quot;Stop&quot;     )   ) )" office:value-type="string" office:string-value="Cruise">
            <text:p>Cruise</text:p>
          </table:table-cell>
          <table:table-cell table:formula="of:=IF(   [.B204]=&quot;Accel&quot;;   [.$C$1];   IF(     [.B204]=&quot;Cruise&quot;;     0;     IF([.B204]=&quot;Decel&quot;; -[.$C$1]; 0)   ) )" office:value-type="float" office:value="0">
            <text:p>0</text:p>
          </table:table-cell>
          <table:table-cell table:formula="of:=IF(   [.B204]=&quot;Stop&quot;;   0;   MAX(     0;     MIN(       [.$C$2];       [.D203] + [.C204] * [.$C$4]     )   ) )" office:value-type="float" office:value="9.75">
            <text:p>9.75</text:p>
          </table:table-cell>
          <table:table-cell table:formula="of:=IF(   [.B204]=&quot;Stop&quot;;   [.$C$3];   [.E203] + [.D204] * [.$C$4] )" office:value-type="float" office:value="8.48250000000001">
            <text:p>8.48</text:p>
          </table:table-cell>
          <table:table-cell table:number-columns-repeated="872"/>
        </table:table-row>
        <table:table-row table:style-name="ro3">
          <table:table-cell table:formula="of:=[.A204]+[.$C$4]" office:value-type="float" office:value="0.970000000000001">
            <text:p>0.970</text:p>
          </table:table-cell>
          <table:table-cell table:formula="of:=IF(   [.A205] &lt; [.$C$5];   &quot;Accel&quot;;   IF(     [.A205] &lt; [.$C$5] + [.$C$7];     &quot;Cruise&quot;;     IF(       [.A205] &lt; [.$C$8];       &quot;Decel&quot;;       &quot;Stop&quot;     )   ) )" office:value-type="string" office:string-value="Cruise">
            <text:p>Cruise</text:p>
          </table:table-cell>
          <table:table-cell table:formula="of:=IF(   [.B205]=&quot;Accel&quot;;   [.$C$1];   IF(     [.B205]=&quot;Cruise&quot;;     0;     IF([.B205]=&quot;Decel&quot;; -[.$C$1]; 0)   ) )" office:value-type="float" office:value="0">
            <text:p>0</text:p>
          </table:table-cell>
          <table:table-cell table:formula="of:=IF(   [.B205]=&quot;Stop&quot;;   0;   MAX(     0;     MIN(       [.$C$2];       [.D204] + [.C205] * [.$C$4]     )   ) )" office:value-type="float" office:value="9.75">
            <text:p>9.75</text:p>
          </table:table-cell>
          <table:table-cell table:formula="of:=IF(   [.B205]=&quot;Stop&quot;;   [.$C$3];   [.E204] + [.D205] * [.$C$4] )" office:value-type="float" office:value="8.53125000000001">
            <text:p>8.53</text:p>
          </table:table-cell>
          <table:table-cell table:number-columns-repeated="872"/>
        </table:table-row>
        <table:table-row table:style-name="ro3">
          <table:table-cell table:formula="of:=[.A205]+[.$C$4]" office:value-type="float" office:value="0.975000000000001">
            <text:p>0.975</text:p>
          </table:table-cell>
          <table:table-cell table:formula="of:=IF(   [.A206] &lt; [.$C$5];   &quot;Accel&quot;;   IF(     [.A206] &lt; [.$C$5] + [.$C$7];     &quot;Cruise&quot;;     IF(       [.A206] &lt; [.$C$8];       &quot;Decel&quot;;       &quot;Stop&quot;     )   ) )" office:value-type="string" office:string-value="Cruise">
            <text:p>Cruise</text:p>
          </table:table-cell>
          <table:table-cell table:formula="of:=IF(   [.B206]=&quot;Accel&quot;;   [.$C$1];   IF(     [.B206]=&quot;Cruise&quot;;     0;     IF([.B206]=&quot;Decel&quot;; -[.$C$1]; 0)   ) )" office:value-type="float" office:value="0">
            <text:p>0</text:p>
          </table:table-cell>
          <table:table-cell table:formula="of:=IF(   [.B206]=&quot;Stop&quot;;   0;   MAX(     0;     MIN(       [.$C$2];       [.D205] + [.C206] * [.$C$4]     )   ) )" office:value-type="float" office:value="9.75">
            <text:p>9.75</text:p>
          </table:table-cell>
          <table:table-cell table:formula="of:=IF(   [.B206]=&quot;Stop&quot;;   [.$C$3];   [.E205] + [.D206] * [.$C$4] )" office:value-type="float" office:value="8.58000000000001">
            <text:p>8.58</text:p>
          </table:table-cell>
          <table:table-cell table:number-columns-repeated="872"/>
        </table:table-row>
        <table:table-row table:style-name="ro3">
          <table:table-cell table:formula="of:=[.A206]+[.$C$4]" office:value-type="float" office:value="0.980000000000001">
            <text:p>0.980</text:p>
          </table:table-cell>
          <table:table-cell table:formula="of:=IF(   [.A207] &lt; [.$C$5];   &quot;Accel&quot;;   IF(     [.A207] &lt; [.$C$5] + [.$C$7];     &quot;Cruise&quot;;     IF(       [.A207] &lt; [.$C$8];       &quot;Decel&quot;;       &quot;Stop&quot;     )   ) )" office:value-type="string" office:string-value="Cruise">
            <text:p>Cruise</text:p>
          </table:table-cell>
          <table:table-cell table:formula="of:=IF(   [.B207]=&quot;Accel&quot;;   [.$C$1];   IF(     [.B207]=&quot;Cruise&quot;;     0;     IF([.B207]=&quot;Decel&quot;; -[.$C$1]; 0)   ) )" office:value-type="float" office:value="0">
            <text:p>0</text:p>
          </table:table-cell>
          <table:table-cell table:formula="of:=IF(   [.B207]=&quot;Stop&quot;;   0;   MAX(     0;     MIN(       [.$C$2];       [.D206] + [.C207] * [.$C$4]     )   ) )" office:value-type="float" office:value="9.75">
            <text:p>9.75</text:p>
          </table:table-cell>
          <table:table-cell table:formula="of:=IF(   [.B207]=&quot;Stop&quot;;   [.$C$3];   [.E206] + [.D207] * [.$C$4] )" office:value-type="float" office:value="8.62875000000001">
            <text:p>8.63</text:p>
          </table:table-cell>
          <table:table-cell table:number-columns-repeated="872"/>
        </table:table-row>
        <table:table-row table:style-name="ro3">
          <table:table-cell table:formula="of:=[.A207]+[.$C$4]" office:value-type="float" office:value="0.985000000000001">
            <text:p>0.985</text:p>
          </table:table-cell>
          <table:table-cell table:formula="of:=IF(   [.A208] &lt; [.$C$5];   &quot;Accel&quot;;   IF(     [.A208] &lt; [.$C$5] + [.$C$7];     &quot;Cruise&quot;;     IF(       [.A208] &lt; [.$C$8];       &quot;Decel&quot;;       &quot;Stop&quot;     )   ) )" office:value-type="string" office:string-value="Cruise">
            <text:p>Cruise</text:p>
          </table:table-cell>
          <table:table-cell table:formula="of:=IF(   [.B208]=&quot;Accel&quot;;   [.$C$1];   IF(     [.B208]=&quot;Cruise&quot;;     0;     IF([.B208]=&quot;Decel&quot;; -[.$C$1]; 0)   ) )" office:value-type="float" office:value="0">
            <text:p>0</text:p>
          </table:table-cell>
          <table:table-cell table:formula="of:=IF(   [.B208]=&quot;Stop&quot;;   0;   MAX(     0;     MIN(       [.$C$2];       [.D207] + [.C208] * [.$C$4]     )   ) )" office:value-type="float" office:value="9.75">
            <text:p>9.75</text:p>
          </table:table-cell>
          <table:table-cell table:formula="of:=IF(   [.B208]=&quot;Stop&quot;;   [.$C$3];   [.E207] + [.D208] * [.$C$4] )" office:value-type="float" office:value="8.67750000000001">
            <text:p>8.68</text:p>
          </table:table-cell>
          <table:table-cell table:number-columns-repeated="872"/>
        </table:table-row>
        <table:table-row table:style-name="ro3">
          <table:table-cell table:formula="of:=[.A208]+[.$C$4]" office:value-type="float" office:value="0.990000000000001">
            <text:p>0.990</text:p>
          </table:table-cell>
          <table:table-cell table:formula="of:=IF(   [.A209] &lt; [.$C$5];   &quot;Accel&quot;;   IF(     [.A209] &lt; [.$C$5] + [.$C$7];     &quot;Cruise&quot;;     IF(       [.A209] &lt; [.$C$8];       &quot;Decel&quot;;       &quot;Stop&quot;     )   ) )" office:value-type="string" office:string-value="Cruise">
            <text:p>Cruise</text:p>
          </table:table-cell>
          <table:table-cell table:formula="of:=IF(   [.B209]=&quot;Accel&quot;;   [.$C$1];   IF(     [.B209]=&quot;Cruise&quot;;     0;     IF([.B209]=&quot;Decel&quot;; -[.$C$1]; 0)   ) )" office:value-type="float" office:value="0">
            <text:p>0</text:p>
          </table:table-cell>
          <table:table-cell table:formula="of:=IF(   [.B209]=&quot;Stop&quot;;   0;   MAX(     0;     MIN(       [.$C$2];       [.D208] + [.C209] * [.$C$4]     )   ) )" office:value-type="float" office:value="9.75">
            <text:p>9.75</text:p>
          </table:table-cell>
          <table:table-cell table:formula="of:=IF(   [.B209]=&quot;Stop&quot;;   [.$C$3];   [.E208] + [.D209] * [.$C$4] )" office:value-type="float" office:value="8.72625000000001">
            <text:p>8.73</text:p>
          </table:table-cell>
          <table:table-cell table:number-columns-repeated="872"/>
        </table:table-row>
        <table:table-row table:style-name="ro3">
          <table:table-cell table:formula="of:=[.A209]+[.$C$4]" office:value-type="float" office:value="0.995000000000001">
            <text:p>0.995</text:p>
          </table:table-cell>
          <table:table-cell table:formula="of:=IF(   [.A210] &lt; [.$C$5];   &quot;Accel&quot;;   IF(     [.A210] &lt; [.$C$5] + [.$C$7];     &quot;Cruise&quot;;     IF(       [.A210] &lt; [.$C$8];       &quot;Decel&quot;;       &quot;Stop&quot;     )   ) )" office:value-type="string" office:string-value="Cruise">
            <text:p>Cruise</text:p>
          </table:table-cell>
          <table:table-cell table:formula="of:=IF(   [.B210]=&quot;Accel&quot;;   [.$C$1];   IF(     [.B210]=&quot;Cruise&quot;;     0;     IF([.B210]=&quot;Decel&quot;; -[.$C$1]; 0)   ) )" office:value-type="float" office:value="0">
            <text:p>0</text:p>
          </table:table-cell>
          <table:table-cell table:formula="of:=IF(   [.B210]=&quot;Stop&quot;;   0;   MAX(     0;     MIN(       [.$C$2];       [.D209] + [.C210] * [.$C$4]     )   ) )" office:value-type="float" office:value="9.75">
            <text:p>9.75</text:p>
          </table:table-cell>
          <table:table-cell table:formula="of:=IF(   [.B210]=&quot;Stop&quot;;   [.$C$3];   [.E209] + [.D210] * [.$C$4] )" office:value-type="float" office:value="8.77500000000001">
            <text:p>8.78</text:p>
          </table:table-cell>
          <table:table-cell table:number-columns-repeated="872"/>
        </table:table-row>
        <table:table-row table:style-name="ro3">
          <table:table-cell table:formula="of:=[.A210]+[.$C$4]" office:value-type="float" office:value="1">
            <text:p>1.000</text:p>
          </table:table-cell>
          <table:table-cell table:formula="of:=IF(   [.A211] &lt; [.$C$5];   &quot;Accel&quot;;   IF(     [.A211] &lt; [.$C$5] + [.$C$7];     &quot;Cruise&quot;;     IF(       [.A211] &lt; [.$C$8];       &quot;Decel&quot;;       &quot;Stop&quot;     )   ) )" office:value-type="string" office:string-value="Cruise">
            <text:p>Cruise</text:p>
          </table:table-cell>
          <table:table-cell table:formula="of:=IF(   [.B211]=&quot;Accel&quot;;   [.$C$1];   IF(     [.B211]=&quot;Cruise&quot;;     0;     IF([.B211]=&quot;Decel&quot;; -[.$C$1]; 0)   ) )" office:value-type="float" office:value="0">
            <text:p>0</text:p>
          </table:table-cell>
          <table:table-cell table:formula="of:=IF(   [.B211]=&quot;Stop&quot;;   0;   MAX(     0;     MIN(       [.$C$2];       [.D210] + [.C211] * [.$C$4]     )   ) )" office:value-type="float" office:value="9.75">
            <text:p>9.75</text:p>
          </table:table-cell>
          <table:table-cell table:formula="of:=IF(   [.B211]=&quot;Stop&quot;;   [.$C$3];   [.E210] + [.D211] * [.$C$4] )" office:value-type="float" office:value="8.82375000000001">
            <text:p>8.82</text:p>
          </table:table-cell>
          <table:table-cell table:number-columns-repeated="872"/>
        </table:table-row>
        <table:table-row table:style-name="ro3">
          <table:table-cell table:formula="of:=[.A211]+[.$C$4]" office:value-type="float" office:value="1.005">
            <text:p>1.005</text:p>
          </table:table-cell>
          <table:table-cell table:formula="of:=IF(   [.A212] &lt; [.$C$5];   &quot;Accel&quot;;   IF(     [.A212] &lt; [.$C$5] + [.$C$7];     &quot;Cruise&quot;;     IF(       [.A212] &lt; [.$C$8];       &quot;Decel&quot;;       &quot;Stop&quot;     )   ) )" office:value-type="string" office:string-value="Cruise">
            <text:p>Cruise</text:p>
          </table:table-cell>
          <table:table-cell table:formula="of:=IF(   [.B212]=&quot;Accel&quot;;   [.$C$1];   IF(     [.B212]=&quot;Cruise&quot;;     0;     IF([.B212]=&quot;Decel&quot;; -[.$C$1]; 0)   ) )" office:value-type="float" office:value="0">
            <text:p>0</text:p>
          </table:table-cell>
          <table:table-cell table:formula="of:=IF(   [.B212]=&quot;Stop&quot;;   0;   MAX(     0;     MIN(       [.$C$2];       [.D211] + [.C212] * [.$C$4]     )   ) )" office:value-type="float" office:value="9.75">
            <text:p>9.75</text:p>
          </table:table-cell>
          <table:table-cell table:formula="of:=IF(   [.B212]=&quot;Stop&quot;;   [.$C$3];   [.E211] + [.D212] * [.$C$4] )" office:value-type="float" office:value="8.87250000000001">
            <text:p>8.87</text:p>
          </table:table-cell>
          <table:table-cell table:number-columns-repeated="872"/>
        </table:table-row>
        <table:table-row table:style-name="ro3">
          <table:table-cell table:formula="of:=[.A212]+[.$C$4]" office:value-type="float" office:value="1.01">
            <text:p>1.010</text:p>
          </table:table-cell>
          <table:table-cell table:formula="of:=IF(   [.A213] &lt; [.$C$5];   &quot;Accel&quot;;   IF(     [.A213] &lt; [.$C$5] + [.$C$7];     &quot;Cruise&quot;;     IF(       [.A213] &lt; [.$C$8];       &quot;Decel&quot;;       &quot;Stop&quot;     )   ) )" office:value-type="string" office:string-value="Cruise">
            <text:p>Cruise</text:p>
          </table:table-cell>
          <table:table-cell table:formula="of:=IF(   [.B213]=&quot;Accel&quot;;   [.$C$1];   IF(     [.B213]=&quot;Cruise&quot;;     0;     IF([.B213]=&quot;Decel&quot;; -[.$C$1]; 0)   ) )" office:value-type="float" office:value="0">
            <text:p>0</text:p>
          </table:table-cell>
          <table:table-cell table:formula="of:=IF(   [.B213]=&quot;Stop&quot;;   0;   MAX(     0;     MIN(       [.$C$2];       [.D212] + [.C213] * [.$C$4]     )   ) )" office:value-type="float" office:value="9.75">
            <text:p>9.75</text:p>
          </table:table-cell>
          <table:table-cell table:formula="of:=IF(   [.B213]=&quot;Stop&quot;;   [.$C$3];   [.E212] + [.D213] * [.$C$4] )" office:value-type="float" office:value="8.92125000000001">
            <text:p>8.92</text:p>
          </table:table-cell>
          <table:table-cell table:number-columns-repeated="872"/>
        </table:table-row>
        <table:table-row table:style-name="ro3">
          <table:table-cell table:formula="of:=[.A213]+[.$C$4]" office:value-type="float" office:value="1.015">
            <text:p>1.015</text:p>
          </table:table-cell>
          <table:table-cell table:formula="of:=IF(   [.A214] &lt; [.$C$5];   &quot;Accel&quot;;   IF(     [.A214] &lt; [.$C$5] + [.$C$7];     &quot;Cruise&quot;;     IF(       [.A214] &lt; [.$C$8];       &quot;Decel&quot;;       &quot;Stop&quot;     )   ) )" office:value-type="string" office:string-value="Cruise">
            <text:p>Cruise</text:p>
          </table:table-cell>
          <table:table-cell table:formula="of:=IF(   [.B214]=&quot;Accel&quot;;   [.$C$1];   IF(     [.B214]=&quot;Cruise&quot;;     0;     IF([.B214]=&quot;Decel&quot;; -[.$C$1]; 0)   ) )" office:value-type="float" office:value="0">
            <text:p>0</text:p>
          </table:table-cell>
          <table:table-cell table:formula="of:=IF(   [.B214]=&quot;Stop&quot;;   0;   MAX(     0;     MIN(       [.$C$2];       [.D213] + [.C214] * [.$C$4]     )   ) )" office:value-type="float" office:value="9.75">
            <text:p>9.75</text:p>
          </table:table-cell>
          <table:table-cell table:formula="of:=IF(   [.B214]=&quot;Stop&quot;;   [.$C$3];   [.E213] + [.D214] * [.$C$4] )" office:value-type="float" office:value="8.97000000000001">
            <text:p>8.97</text:p>
          </table:table-cell>
          <table:table-cell table:number-columns-repeated="872"/>
        </table:table-row>
        <table:table-row table:style-name="ro3">
          <table:table-cell table:formula="of:=[.A214]+[.$C$4]" office:value-type="float" office:value="1.02">
            <text:p>1.020</text:p>
          </table:table-cell>
          <table:table-cell table:formula="of:=IF(   [.A215] &lt; [.$C$5];   &quot;Accel&quot;;   IF(     [.A215] &lt; [.$C$5] + [.$C$7];     &quot;Cruise&quot;;     IF(       [.A215] &lt; [.$C$8];       &quot;Decel&quot;;       &quot;Stop&quot;     )   ) )" office:value-type="string" office:string-value="Cruise">
            <text:p>Cruise</text:p>
          </table:table-cell>
          <table:table-cell table:formula="of:=IF(   [.B215]=&quot;Accel&quot;;   [.$C$1];   IF(     [.B215]=&quot;Cruise&quot;;     0;     IF([.B215]=&quot;Decel&quot;; -[.$C$1]; 0)   ) )" office:value-type="float" office:value="0">
            <text:p>0</text:p>
          </table:table-cell>
          <table:table-cell table:formula="of:=IF(   [.B215]=&quot;Stop&quot;;   0;   MAX(     0;     MIN(       [.$C$2];       [.D214] + [.C215] * [.$C$4]     )   ) )" office:value-type="float" office:value="9.75">
            <text:p>9.75</text:p>
          </table:table-cell>
          <table:table-cell table:formula="of:=IF(   [.B215]=&quot;Stop&quot;;   [.$C$3];   [.E214] + [.D215] * [.$C$4] )" office:value-type="float" office:value="9.01875000000001">
            <text:p>9.02</text:p>
          </table:table-cell>
          <table:table-cell table:number-columns-repeated="872"/>
        </table:table-row>
        <table:table-row table:style-name="ro3">
          <table:table-cell table:formula="of:=[.A215]+[.$C$4]" office:value-type="float" office:value="1.025">
            <text:p>1.025</text:p>
          </table:table-cell>
          <table:table-cell table:formula="of:=IF(   [.A216] &lt; [.$C$5];   &quot;Accel&quot;;   IF(     [.A216] &lt; [.$C$5] + [.$C$7];     &quot;Cruise&quot;;     IF(       [.A216] &lt; [.$C$8];       &quot;Decel&quot;;       &quot;Stop&quot;     )   ) )" office:value-type="string" office:string-value="Cruise">
            <text:p>Cruise</text:p>
          </table:table-cell>
          <table:table-cell table:formula="of:=IF(   [.B216]=&quot;Accel&quot;;   [.$C$1];   IF(     [.B216]=&quot;Cruise&quot;;     0;     IF([.B216]=&quot;Decel&quot;; -[.$C$1]; 0)   ) )" office:value-type="float" office:value="0">
            <text:p>0</text:p>
          </table:table-cell>
          <table:table-cell table:formula="of:=IF(   [.B216]=&quot;Stop&quot;;   0;   MAX(     0;     MIN(       [.$C$2];       [.D215] + [.C216] * [.$C$4]     )   ) )" office:value-type="float" office:value="9.75">
            <text:p>9.75</text:p>
          </table:table-cell>
          <table:table-cell table:formula="of:=IF(   [.B216]=&quot;Stop&quot;;   [.$C$3];   [.E215] + [.D216] * [.$C$4] )" office:value-type="float" office:value="9.06750000000001">
            <text:p>9.07</text:p>
          </table:table-cell>
          <table:table-cell table:number-columns-repeated="872"/>
        </table:table-row>
        <table:table-row table:style-name="ro3">
          <table:table-cell table:formula="of:=[.A216]+[.$C$4]" office:value-type="float" office:value="1.03">
            <text:p>1.030</text:p>
          </table:table-cell>
          <table:table-cell table:formula="of:=IF(   [.A217] &lt; [.$C$5];   &quot;Accel&quot;;   IF(     [.A217] &lt; [.$C$5] + [.$C$7];     &quot;Cruise&quot;;     IF(       [.A217] &lt; [.$C$8];       &quot;Decel&quot;;       &quot;Stop&quot;     )   ) )" office:value-type="string" office:string-value="Cruise">
            <text:p>Cruise</text:p>
          </table:table-cell>
          <table:table-cell table:formula="of:=IF(   [.B217]=&quot;Accel&quot;;   [.$C$1];   IF(     [.B217]=&quot;Cruise&quot;;     0;     IF([.B217]=&quot;Decel&quot;; -[.$C$1]; 0)   ) )" office:value-type="float" office:value="0">
            <text:p>0</text:p>
          </table:table-cell>
          <table:table-cell table:formula="of:=IF(   [.B217]=&quot;Stop&quot;;   0;   MAX(     0;     MIN(       [.$C$2];       [.D216] + [.C217] * [.$C$4]     )   ) )" office:value-type="float" office:value="9.75">
            <text:p>9.75</text:p>
          </table:table-cell>
          <table:table-cell table:formula="of:=IF(   [.B217]=&quot;Stop&quot;;   [.$C$3];   [.E216] + [.D217] * [.$C$4] )" office:value-type="float" office:value="9.11625000000001">
            <text:p>9.12</text:p>
          </table:table-cell>
          <table:table-cell table:number-columns-repeated="872"/>
        </table:table-row>
        <table:table-row table:style-name="ro3">
          <table:table-cell table:formula="of:=[.A217]+[.$C$4]" office:value-type="float" office:value="1.035">
            <text:p>1.035</text:p>
          </table:table-cell>
          <table:table-cell table:formula="of:=IF(   [.A218] &lt; [.$C$5];   &quot;Accel&quot;;   IF(     [.A218] &lt; [.$C$5] + [.$C$7];     &quot;Cruise&quot;;     IF(       [.A218] &lt; [.$C$8];       &quot;Decel&quot;;       &quot;Stop&quot;     )   ) )" office:value-type="string" office:string-value="Cruise">
            <text:p>Cruise</text:p>
          </table:table-cell>
          <table:table-cell table:formula="of:=IF(   [.B218]=&quot;Accel&quot;;   [.$C$1];   IF(     [.B218]=&quot;Cruise&quot;;     0;     IF([.B218]=&quot;Decel&quot;; -[.$C$1]; 0)   ) )" office:value-type="float" office:value="0">
            <text:p>0</text:p>
          </table:table-cell>
          <table:table-cell table:formula="of:=IF(   [.B218]=&quot;Stop&quot;;   0;   MAX(     0;     MIN(       [.$C$2];       [.D217] + [.C218] * [.$C$4]     )   ) )" office:value-type="float" office:value="9.75">
            <text:p>9.75</text:p>
          </table:table-cell>
          <table:table-cell table:formula="of:=IF(   [.B218]=&quot;Stop&quot;;   [.$C$3];   [.E217] + [.D218] * [.$C$4] )" office:value-type="float" office:value="9.16500000000001">
            <text:p>9.17</text:p>
          </table:table-cell>
          <table:table-cell table:number-columns-repeated="872"/>
        </table:table-row>
        <table:table-row table:style-name="ro3">
          <table:table-cell table:formula="of:=[.A218]+[.$C$4]" office:value-type="float" office:value="1.04">
            <text:p>1.040</text:p>
          </table:table-cell>
          <table:table-cell table:formula="of:=IF(   [.A219] &lt; [.$C$5];   &quot;Accel&quot;;   IF(     [.A219] &lt; [.$C$5] + [.$C$7];     &quot;Cruise&quot;;     IF(       [.A219] &lt; [.$C$8];       &quot;Decel&quot;;       &quot;Stop&quot;     )   ) )" office:value-type="string" office:string-value="Cruise">
            <text:p>Cruise</text:p>
          </table:table-cell>
          <table:table-cell table:formula="of:=IF(   [.B219]=&quot;Accel&quot;;   [.$C$1];   IF(     [.B219]=&quot;Cruise&quot;;     0;     IF([.B219]=&quot;Decel&quot;; -[.$C$1]; 0)   ) )" office:value-type="float" office:value="0">
            <text:p>0</text:p>
          </table:table-cell>
          <table:table-cell table:formula="of:=IF(   [.B219]=&quot;Stop&quot;;   0;   MAX(     0;     MIN(       [.$C$2];       [.D218] + [.C219] * [.$C$4]     )   ) )" office:value-type="float" office:value="9.75">
            <text:p>9.75</text:p>
          </table:table-cell>
          <table:table-cell table:formula="of:=IF(   [.B219]=&quot;Stop&quot;;   [.$C$3];   [.E218] + [.D219] * [.$C$4] )" office:value-type="float" office:value="9.21375000000001">
            <text:p>9.21</text:p>
          </table:table-cell>
          <table:table-cell table:number-columns-repeated="872"/>
        </table:table-row>
        <table:table-row table:style-name="ro3">
          <table:table-cell table:formula="of:=[.A219]+[.$C$4]" office:value-type="float" office:value="1.045">
            <text:p>1.045</text:p>
          </table:table-cell>
          <table:table-cell table:formula="of:=IF(   [.A220] &lt; [.$C$5];   &quot;Accel&quot;;   IF(     [.A220] &lt; [.$C$5] + [.$C$7];     &quot;Cruise&quot;;     IF(       [.A220] &lt; [.$C$8];       &quot;Decel&quot;;       &quot;Stop&quot;     )   ) )" office:value-type="string" office:string-value="Cruise">
            <text:p>Cruise</text:p>
          </table:table-cell>
          <table:table-cell table:formula="of:=IF(   [.B220]=&quot;Accel&quot;;   [.$C$1];   IF(     [.B220]=&quot;Cruise&quot;;     0;     IF([.B220]=&quot;Decel&quot;; -[.$C$1]; 0)   ) )" office:value-type="float" office:value="0">
            <text:p>0</text:p>
          </table:table-cell>
          <table:table-cell table:formula="of:=IF(   [.B220]=&quot;Stop&quot;;   0;   MAX(     0;     MIN(       [.$C$2];       [.D219] + [.C220] * [.$C$4]     )   ) )" office:value-type="float" office:value="9.75">
            <text:p>9.75</text:p>
          </table:table-cell>
          <table:table-cell table:formula="of:=IF(   [.B220]=&quot;Stop&quot;;   [.$C$3];   [.E219] + [.D220] * [.$C$4] )" office:value-type="float" office:value="9.26250000000001">
            <text:p>9.26</text:p>
          </table:table-cell>
          <table:table-cell table:number-columns-repeated="872"/>
        </table:table-row>
        <table:table-row table:style-name="ro3">
          <table:table-cell table:formula="of:=[.A220]+[.$C$4]" office:value-type="float" office:value="1.05">
            <text:p>1.050</text:p>
          </table:table-cell>
          <table:table-cell table:formula="of:=IF(   [.A221] &lt; [.$C$5];   &quot;Accel&quot;;   IF(     [.A221] &lt; [.$C$5] + [.$C$7];     &quot;Cruise&quot;;     IF(       [.A221] &lt; [.$C$8];       &quot;Decel&quot;;       &quot;Stop&quot;     )   ) )" office:value-type="string" office:string-value="Cruise">
            <text:p>Cruise</text:p>
          </table:table-cell>
          <table:table-cell table:formula="of:=IF(   [.B221]=&quot;Accel&quot;;   [.$C$1];   IF(     [.B221]=&quot;Cruise&quot;;     0;     IF([.B221]=&quot;Decel&quot;; -[.$C$1]; 0)   ) )" office:value-type="float" office:value="0">
            <text:p>0</text:p>
          </table:table-cell>
          <table:table-cell table:formula="of:=IF(   [.B221]=&quot;Stop&quot;;   0;   MAX(     0;     MIN(       [.$C$2];       [.D220] + [.C221] * [.$C$4]     )   ) )" office:value-type="float" office:value="9.75">
            <text:p>9.75</text:p>
          </table:table-cell>
          <table:table-cell table:formula="of:=IF(   [.B221]=&quot;Stop&quot;;   [.$C$3];   [.E220] + [.D221] * [.$C$4] )" office:value-type="float" office:value="9.31125000000001">
            <text:p>9.31</text:p>
          </table:table-cell>
          <table:table-cell table:number-columns-repeated="872"/>
        </table:table-row>
        <table:table-row table:style-name="ro3">
          <table:table-cell table:formula="of:=[.A221]+[.$C$4]" office:value-type="float" office:value="1.055">
            <text:p>1.055</text:p>
          </table:table-cell>
          <table:table-cell table:formula="of:=IF(   [.A222] &lt; [.$C$5];   &quot;Accel&quot;;   IF(     [.A222] &lt; [.$C$5] + [.$C$7];     &quot;Cruise&quot;;     IF(       [.A222] &lt; [.$C$8];       &quot;Decel&quot;;       &quot;Stop&quot;     )   ) )" office:value-type="string" office:string-value="Cruise">
            <text:p>Cruise</text:p>
          </table:table-cell>
          <table:table-cell table:formula="of:=IF(   [.B222]=&quot;Accel&quot;;   [.$C$1];   IF(     [.B222]=&quot;Cruise&quot;;     0;     IF([.B222]=&quot;Decel&quot;; -[.$C$1]; 0)   ) )" office:value-type="float" office:value="0">
            <text:p>0</text:p>
          </table:table-cell>
          <table:table-cell table:formula="of:=IF(   [.B222]=&quot;Stop&quot;;   0;   MAX(     0;     MIN(       [.$C$2];       [.D221] + [.C222] * [.$C$4]     )   ) )" office:value-type="float" office:value="9.75">
            <text:p>9.75</text:p>
          </table:table-cell>
          <table:table-cell table:formula="of:=IF(   [.B222]=&quot;Stop&quot;;   [.$C$3];   [.E221] + [.D222] * [.$C$4] )" office:value-type="float" office:value="9.36000000000001">
            <text:p>9.36</text:p>
          </table:table-cell>
          <table:table-cell table:number-columns-repeated="872"/>
        </table:table-row>
        <table:table-row table:style-name="ro3">
          <table:table-cell table:formula="of:=[.A222]+[.$C$4]" office:value-type="float" office:value="1.06">
            <text:p>1.060</text:p>
          </table:table-cell>
          <table:table-cell table:formula="of:=IF(   [.A223] &lt; [.$C$5];   &quot;Accel&quot;;   IF(     [.A223] &lt; [.$C$5] + [.$C$7];     &quot;Cruise&quot;;     IF(       [.A223] &lt; [.$C$8];       &quot;Decel&quot;;       &quot;Stop&quot;     )   ) )" office:value-type="string" office:string-value="Cruise">
            <text:p>Cruise</text:p>
          </table:table-cell>
          <table:table-cell table:formula="of:=IF(   [.B223]=&quot;Accel&quot;;   [.$C$1];   IF(     [.B223]=&quot;Cruise&quot;;     0;     IF([.B223]=&quot;Decel&quot;; -[.$C$1]; 0)   ) )" office:value-type="float" office:value="0">
            <text:p>0</text:p>
          </table:table-cell>
          <table:table-cell table:formula="of:=IF(   [.B223]=&quot;Stop&quot;;   0;   MAX(     0;     MIN(       [.$C$2];       [.D222] + [.C223] * [.$C$4]     )   ) )" office:value-type="float" office:value="9.75">
            <text:p>9.75</text:p>
          </table:table-cell>
          <table:table-cell table:formula="of:=IF(   [.B223]=&quot;Stop&quot;;   [.$C$3];   [.E222] + [.D223] * [.$C$4] )" office:value-type="float" office:value="9.40875000000001">
            <text:p>9.41</text:p>
          </table:table-cell>
          <table:table-cell table:number-columns-repeated="872"/>
        </table:table-row>
        <table:table-row table:style-name="ro3">
          <table:table-cell table:formula="of:=[.A223]+[.$C$4]" office:value-type="float" office:value="1.065">
            <text:p>1.065</text:p>
          </table:table-cell>
          <table:table-cell table:formula="of:=IF(   [.A224] &lt; [.$C$5];   &quot;Accel&quot;;   IF(     [.A224] &lt; [.$C$5] + [.$C$7];     &quot;Cruise&quot;;     IF(       [.A224] &lt; [.$C$8];       &quot;Decel&quot;;       &quot;Stop&quot;     )   ) )" office:value-type="string" office:string-value="Cruise">
            <text:p>Cruise</text:p>
          </table:table-cell>
          <table:table-cell table:formula="of:=IF(   [.B224]=&quot;Accel&quot;;   [.$C$1];   IF(     [.B224]=&quot;Cruise&quot;;     0;     IF([.B224]=&quot;Decel&quot;; -[.$C$1]; 0)   ) )" office:value-type="float" office:value="0">
            <text:p>0</text:p>
          </table:table-cell>
          <table:table-cell table:formula="of:=IF(   [.B224]=&quot;Stop&quot;;   0;   MAX(     0;     MIN(       [.$C$2];       [.D223] + [.C224] * [.$C$4]     )   ) )" office:value-type="float" office:value="9.75">
            <text:p>9.75</text:p>
          </table:table-cell>
          <table:table-cell table:formula="of:=IF(   [.B224]=&quot;Stop&quot;;   [.$C$3];   [.E223] + [.D224] * [.$C$4] )" office:value-type="float" office:value="9.45750000000001">
            <text:p>9.46</text:p>
          </table:table-cell>
          <table:table-cell table:number-columns-repeated="872"/>
        </table:table-row>
        <table:table-row table:style-name="ro3">
          <table:table-cell table:formula="of:=[.A224]+[.$C$4]" office:value-type="float" office:value="1.07">
            <text:p>1.070</text:p>
          </table:table-cell>
          <table:table-cell table:formula="of:=IF(   [.A225] &lt; [.$C$5];   &quot;Accel&quot;;   IF(     [.A225] &lt; [.$C$5] + [.$C$7];     &quot;Cruise&quot;;     IF(       [.A225] &lt; [.$C$8];       &quot;Decel&quot;;       &quot;Stop&quot;     )   ) )" office:value-type="string" office:string-value="Cruise">
            <text:p>Cruise</text:p>
          </table:table-cell>
          <table:table-cell table:formula="of:=IF(   [.B225]=&quot;Accel&quot;;   [.$C$1];   IF(     [.B225]=&quot;Cruise&quot;;     0;     IF([.B225]=&quot;Decel&quot;; -[.$C$1]; 0)   ) )" office:value-type="float" office:value="0">
            <text:p>0</text:p>
          </table:table-cell>
          <table:table-cell table:formula="of:=IF(   [.B225]=&quot;Stop&quot;;   0;   MAX(     0;     MIN(       [.$C$2];       [.D224] + [.C225] * [.$C$4]     )   ) )" office:value-type="float" office:value="9.75">
            <text:p>9.75</text:p>
          </table:table-cell>
          <table:table-cell table:formula="of:=IF(   [.B225]=&quot;Stop&quot;;   [.$C$3];   [.E224] + [.D225] * [.$C$4] )" office:value-type="float" office:value="9.50625000000001">
            <text:p>9.51</text:p>
          </table:table-cell>
          <table:table-cell table:number-columns-repeated="872"/>
        </table:table-row>
        <table:table-row table:style-name="ro3">
          <table:table-cell table:formula="of:=[.A225]+[.$C$4]" office:value-type="float" office:value="1.075">
            <text:p>1.075</text:p>
          </table:table-cell>
          <table:table-cell table:formula="of:=IF(   [.A226] &lt; [.$C$5];   &quot;Accel&quot;;   IF(     [.A226] &lt; [.$C$5] + [.$C$7];     &quot;Cruise&quot;;     IF(       [.A226] &lt; [.$C$8];       &quot;Decel&quot;;       &quot;Stop&quot;     )   ) )" office:value-type="string" office:string-value="Cruise">
            <text:p>Cruise</text:p>
          </table:table-cell>
          <table:table-cell table:formula="of:=IF(   [.B226]=&quot;Accel&quot;;   [.$C$1];   IF(     [.B226]=&quot;Cruise&quot;;     0;     IF([.B226]=&quot;Decel&quot;; -[.$C$1]; 0)   ) )" office:value-type="float" office:value="0">
            <text:p>0</text:p>
          </table:table-cell>
          <table:table-cell table:formula="of:=IF(   [.B226]=&quot;Stop&quot;;   0;   MAX(     0;     MIN(       [.$C$2];       [.D225] + [.C226] * [.$C$4]     )   ) )" office:value-type="float" office:value="9.75">
            <text:p>9.75</text:p>
          </table:table-cell>
          <table:table-cell table:formula="of:=IF(   [.B226]=&quot;Stop&quot;;   [.$C$3];   [.E225] + [.D226] * [.$C$4] )" office:value-type="float" office:value="9.55500000000001">
            <text:p>9.56</text:p>
          </table:table-cell>
          <table:table-cell table:number-columns-repeated="872"/>
        </table:table-row>
        <table:table-row table:style-name="ro3">
          <table:table-cell table:formula="of:=[.A226]+[.$C$4]" office:value-type="float" office:value="1.08">
            <text:p>1.080</text:p>
          </table:table-cell>
          <table:table-cell table:formula="of:=IF(   [.A227] &lt; [.$C$5];   &quot;Accel&quot;;   IF(     [.A227] &lt; [.$C$5] + [.$C$7];     &quot;Cruise&quot;;     IF(       [.A227] &lt; [.$C$8];       &quot;Decel&quot;;       &quot;Stop&quot;     )   ) )" office:value-type="string" office:string-value="Cruise">
            <text:p>Cruise</text:p>
          </table:table-cell>
          <table:table-cell table:formula="of:=IF(   [.B227]=&quot;Accel&quot;;   [.$C$1];   IF(     [.B227]=&quot;Cruise&quot;;     0;     IF([.B227]=&quot;Decel&quot;; -[.$C$1]; 0)   ) )" office:value-type="float" office:value="0">
            <text:p>0</text:p>
          </table:table-cell>
          <table:table-cell table:formula="of:=IF(   [.B227]=&quot;Stop&quot;;   0;   MAX(     0;     MIN(       [.$C$2];       [.D226] + [.C227] * [.$C$4]     )   ) )" office:value-type="float" office:value="9.75">
            <text:p>9.75</text:p>
          </table:table-cell>
          <table:table-cell table:formula="of:=IF(   [.B227]=&quot;Stop&quot;;   [.$C$3];   [.E226] + [.D227] * [.$C$4] )" office:value-type="float" office:value="9.60375000000001">
            <text:p>9.60</text:p>
          </table:table-cell>
          <table:table-cell table:number-columns-repeated="872"/>
        </table:table-row>
        <table:table-row table:style-name="ro3">
          <table:table-cell table:formula="of:=[.A227]+[.$C$4]" office:value-type="float" office:value="1.085">
            <text:p>1.085</text:p>
          </table:table-cell>
          <table:table-cell table:formula="of:=IF(   [.A228] &lt; [.$C$5];   &quot;Accel&quot;;   IF(     [.A228] &lt; [.$C$5] + [.$C$7];     &quot;Cruise&quot;;     IF(       [.A228] &lt; [.$C$8];       &quot;Decel&quot;;       &quot;Stop&quot;     )   ) )" office:value-type="string" office:string-value="Cruise">
            <text:p>Cruise</text:p>
          </table:table-cell>
          <table:table-cell table:formula="of:=IF(   [.B228]=&quot;Accel&quot;;   [.$C$1];   IF(     [.B228]=&quot;Cruise&quot;;     0;     IF([.B228]=&quot;Decel&quot;; -[.$C$1]; 0)   ) )" office:value-type="float" office:value="0">
            <text:p>0</text:p>
          </table:table-cell>
          <table:table-cell table:formula="of:=IF(   [.B228]=&quot;Stop&quot;;   0;   MAX(     0;     MIN(       [.$C$2];       [.D227] + [.C228] * [.$C$4]     )   ) )" office:value-type="float" office:value="9.75">
            <text:p>9.75</text:p>
          </table:table-cell>
          <table:table-cell table:formula="of:=IF(   [.B228]=&quot;Stop&quot;;   [.$C$3];   [.E227] + [.D228] * [.$C$4] )" office:value-type="float" office:value="9.65250000000001">
            <text:p>9.65</text:p>
          </table:table-cell>
          <table:table-cell table:number-columns-repeated="872"/>
        </table:table-row>
        <table:table-row table:style-name="ro3">
          <table:table-cell table:formula="of:=[.A228]+[.$C$4]" office:value-type="float" office:value="1.09">
            <text:p>1.090</text:p>
          </table:table-cell>
          <table:table-cell table:formula="of:=IF(   [.A229] &lt; [.$C$5];   &quot;Accel&quot;;   IF(     [.A229] &lt; [.$C$5] + [.$C$7];     &quot;Cruise&quot;;     IF(       [.A229] &lt; [.$C$8];       &quot;Decel&quot;;       &quot;Stop&quot;     )   ) )" office:value-type="string" office:string-value="Cruise">
            <text:p>Cruise</text:p>
          </table:table-cell>
          <table:table-cell table:formula="of:=IF(   [.B229]=&quot;Accel&quot;;   [.$C$1];   IF(     [.B229]=&quot;Cruise&quot;;     0;     IF([.B229]=&quot;Decel&quot;; -[.$C$1]; 0)   ) )" office:value-type="float" office:value="0">
            <text:p>0</text:p>
          </table:table-cell>
          <table:table-cell table:formula="of:=IF(   [.B229]=&quot;Stop&quot;;   0;   MAX(     0;     MIN(       [.$C$2];       [.D228] + [.C229] * [.$C$4]     )   ) )" office:value-type="float" office:value="9.75">
            <text:p>9.75</text:p>
          </table:table-cell>
          <table:table-cell table:formula="of:=IF(   [.B229]=&quot;Stop&quot;;   [.$C$3];   [.E228] + [.D229] * [.$C$4] )" office:value-type="float" office:value="9.70125000000001">
            <text:p>9.70</text:p>
          </table:table-cell>
          <table:table-cell table:number-columns-repeated="872"/>
        </table:table-row>
        <table:table-row table:style-name="ro3">
          <table:table-cell table:formula="of:=[.A229]+[.$C$4]" office:value-type="float" office:value="1.095">
            <text:p>1.095</text:p>
          </table:table-cell>
          <table:table-cell table:formula="of:=IF(   [.A230] &lt; [.$C$5];   &quot;Accel&quot;;   IF(     [.A230] &lt; [.$C$5] + [.$C$7];     &quot;Cruise&quot;;     IF(       [.A230] &lt; [.$C$8];       &quot;Decel&quot;;       &quot;Stop&quot;     )   ) )" office:value-type="string" office:string-value="Cruise">
            <text:p>Cruise</text:p>
          </table:table-cell>
          <table:table-cell table:formula="of:=IF(   [.B230]=&quot;Accel&quot;;   [.$C$1];   IF(     [.B230]=&quot;Cruise&quot;;     0;     IF([.B230]=&quot;Decel&quot;; -[.$C$1]; 0)   ) )" office:value-type="float" office:value="0">
            <text:p>0</text:p>
          </table:table-cell>
          <table:table-cell table:formula="of:=IF(   [.B230]=&quot;Stop&quot;;   0;   MAX(     0;     MIN(       [.$C$2];       [.D229] + [.C230] * [.$C$4]     )   ) )" office:value-type="float" office:value="9.75">
            <text:p>9.75</text:p>
          </table:table-cell>
          <table:table-cell table:formula="of:=IF(   [.B230]=&quot;Stop&quot;;   [.$C$3];   [.E229] + [.D230] * [.$C$4] )" office:value-type="float" office:value="9.75000000000001">
            <text:p>9.75</text:p>
          </table:table-cell>
          <table:table-cell table:number-columns-repeated="872"/>
        </table:table-row>
        <table:table-row table:style-name="ro3">
          <table:table-cell table:formula="of:=[.A230]+[.$C$4]" office:value-type="float" office:value="1.1">
            <text:p>1.100</text:p>
          </table:table-cell>
          <table:table-cell table:formula="of:=IF(   [.A231] &lt; [.$C$5];   &quot;Accel&quot;;   IF(     [.A231] &lt; [.$C$5] + [.$C$7];     &quot;Cruise&quot;;     IF(       [.A231] &lt; [.$C$8];       &quot;Decel&quot;;       &quot;Stop&quot;     )   ) )" office:value-type="string" office:string-value="Cruise">
            <text:p>Cruise</text:p>
          </table:table-cell>
          <table:table-cell table:formula="of:=IF(   [.B231]=&quot;Accel&quot;;   [.$C$1];   IF(     [.B231]=&quot;Cruise&quot;;     0;     IF([.B231]=&quot;Decel&quot;; -[.$C$1]; 0)   ) )" office:value-type="float" office:value="0">
            <text:p>0</text:p>
          </table:table-cell>
          <table:table-cell table:formula="of:=IF(   [.B231]=&quot;Stop&quot;;   0;   MAX(     0;     MIN(       [.$C$2];       [.D230] + [.C231] * [.$C$4]     )   ) )" office:value-type="float" office:value="9.75">
            <text:p>9.75</text:p>
          </table:table-cell>
          <table:table-cell table:formula="of:=IF(   [.B231]=&quot;Stop&quot;;   [.$C$3];   [.E230] + [.D231] * [.$C$4] )" office:value-type="float" office:value="9.79875000000001">
            <text:p>9.80</text:p>
          </table:table-cell>
          <table:table-cell table:number-columns-repeated="872"/>
        </table:table-row>
        <table:table-row table:style-name="ro3">
          <table:table-cell table:formula="of:=[.A231]+[.$C$4]" office:value-type="float" office:value="1.105">
            <text:p>1.105</text:p>
          </table:table-cell>
          <table:table-cell table:formula="of:=IF(   [.A232] &lt; [.$C$5];   &quot;Accel&quot;;   IF(     [.A232] &lt; [.$C$5] + [.$C$7];     &quot;Cruise&quot;;     IF(       [.A232] &lt; [.$C$8];       &quot;Decel&quot;;       &quot;Stop&quot;     )   ) )" office:value-type="string" office:string-value="Cruise">
            <text:p>Cruise</text:p>
          </table:table-cell>
          <table:table-cell table:formula="of:=IF(   [.B232]=&quot;Accel&quot;;   [.$C$1];   IF(     [.B232]=&quot;Cruise&quot;;     0;     IF([.B232]=&quot;Decel&quot;; -[.$C$1]; 0)   ) )" office:value-type="float" office:value="0">
            <text:p>0</text:p>
          </table:table-cell>
          <table:table-cell table:formula="of:=IF(   [.B232]=&quot;Stop&quot;;   0;   MAX(     0;     MIN(       [.$C$2];       [.D231] + [.C232] * [.$C$4]     )   ) )" office:value-type="float" office:value="9.75">
            <text:p>9.75</text:p>
          </table:table-cell>
          <table:table-cell table:formula="of:=IF(   [.B232]=&quot;Stop&quot;;   [.$C$3];   [.E231] + [.D232] * [.$C$4] )" office:value-type="float" office:value="9.84750000000001">
            <text:p>9.85</text:p>
          </table:table-cell>
          <table:table-cell table:number-columns-repeated="872"/>
        </table:table-row>
        <table:table-row table:style-name="ro3">
          <table:table-cell table:formula="of:=[.A232]+[.$C$4]" office:value-type="float" office:value="1.11">
            <text:p>1.110</text:p>
          </table:table-cell>
          <table:table-cell table:formula="of:=IF(   [.A233] &lt; [.$C$5];   &quot;Accel&quot;;   IF(     [.A233] &lt; [.$C$5] + [.$C$7];     &quot;Cruise&quot;;     IF(       [.A233] &lt; [.$C$8];       &quot;Decel&quot;;       &quot;Stop&quot;     )   ) )" office:value-type="string" office:string-value="Cruise">
            <text:p>Cruise</text:p>
          </table:table-cell>
          <table:table-cell table:formula="of:=IF(   [.B233]=&quot;Accel&quot;;   [.$C$1];   IF(     [.B233]=&quot;Cruise&quot;;     0;     IF([.B233]=&quot;Decel&quot;; -[.$C$1]; 0)   ) )" office:value-type="float" office:value="0">
            <text:p>0</text:p>
          </table:table-cell>
          <table:table-cell table:formula="of:=IF(   [.B233]=&quot;Stop&quot;;   0;   MAX(     0;     MIN(       [.$C$2];       [.D232] + [.C233] * [.$C$4]     )   ) )" office:value-type="float" office:value="9.75">
            <text:p>9.75</text:p>
          </table:table-cell>
          <table:table-cell table:formula="of:=IF(   [.B233]=&quot;Stop&quot;;   [.$C$3];   [.E232] + [.D233] * [.$C$4] )" office:value-type="float" office:value="9.89625000000001">
            <text:p>9.90</text:p>
          </table:table-cell>
          <table:table-cell table:number-columns-repeated="872"/>
        </table:table-row>
        <table:table-row table:style-name="ro3">
          <table:table-cell table:formula="of:=[.A233]+[.$C$4]" office:value-type="float" office:value="1.115">
            <text:p>1.115</text:p>
          </table:table-cell>
          <table:table-cell table:formula="of:=IF(   [.A234] &lt; [.$C$5];   &quot;Accel&quot;;   IF(     [.A234] &lt; [.$C$5] + [.$C$7];     &quot;Cruise&quot;;     IF(       [.A234] &lt; [.$C$8];       &quot;Decel&quot;;       &quot;Stop&quot;     )   ) )" office:value-type="string" office:string-value="Cruise">
            <text:p>Cruise</text:p>
          </table:table-cell>
          <table:table-cell table:formula="of:=IF(   [.B234]=&quot;Accel&quot;;   [.$C$1];   IF(     [.B234]=&quot;Cruise&quot;;     0;     IF([.B234]=&quot;Decel&quot;; -[.$C$1]; 0)   ) )" office:value-type="float" office:value="0">
            <text:p>0</text:p>
          </table:table-cell>
          <table:table-cell table:formula="of:=IF(   [.B234]=&quot;Stop&quot;;   0;   MAX(     0;     MIN(       [.$C$2];       [.D233] + [.C234] * [.$C$4]     )   ) )" office:value-type="float" office:value="9.75">
            <text:p>9.75</text:p>
          </table:table-cell>
          <table:table-cell table:formula="of:=IF(   [.B234]=&quot;Stop&quot;;   [.$C$3];   [.E233] + [.D234] * [.$C$4] )" office:value-type="float" office:value="9.94500000000001">
            <text:p>9.95</text:p>
          </table:table-cell>
          <table:table-cell table:number-columns-repeated="872"/>
        </table:table-row>
        <table:table-row table:style-name="ro3">
          <table:table-cell table:formula="of:=[.A234]+[.$C$4]" office:value-type="float" office:value="1.12">
            <text:p>1.120</text:p>
          </table:table-cell>
          <table:table-cell table:formula="of:=IF(   [.A235] &lt; [.$C$5];   &quot;Accel&quot;;   IF(     [.A235] &lt; [.$C$5] + [.$C$7];     &quot;Cruise&quot;;     IF(       [.A235] &lt; [.$C$8];       &quot;Decel&quot;;       &quot;Stop&quot;     )   ) )" office:value-type="string" office:string-value="Cruise">
            <text:p>Cruise</text:p>
          </table:table-cell>
          <table:table-cell table:formula="of:=IF(   [.B235]=&quot;Accel&quot;;   [.$C$1];   IF(     [.B235]=&quot;Cruise&quot;;     0;     IF([.B235]=&quot;Decel&quot;; -[.$C$1]; 0)   ) )" office:value-type="float" office:value="0">
            <text:p>0</text:p>
          </table:table-cell>
          <table:table-cell table:formula="of:=IF(   [.B235]=&quot;Stop&quot;;   0;   MAX(     0;     MIN(       [.$C$2];       [.D234] + [.C235] * [.$C$4]     )   ) )" office:value-type="float" office:value="9.75">
            <text:p>9.75</text:p>
          </table:table-cell>
          <table:table-cell table:formula="of:=IF(   [.B235]=&quot;Stop&quot;;   [.$C$3];   [.E234] + [.D235] * [.$C$4] )" office:value-type="float" office:value="9.99375000000001">
            <text:p>9.99</text:p>
          </table:table-cell>
          <table:table-cell table:number-columns-repeated="872"/>
        </table:table-row>
        <table:table-row table:style-name="ro3">
          <table:table-cell table:formula="of:=[.A235]+[.$C$4]" office:value-type="float" office:value="1.125">
            <text:p>1.125</text:p>
          </table:table-cell>
          <table:table-cell table:formula="of:=IF(   [.A236] &lt; [.$C$5];   &quot;Accel&quot;;   IF(     [.A236] &lt; [.$C$5] + [.$C$7];     &quot;Cruise&quot;;     IF(       [.A236] &lt; [.$C$8];       &quot;Decel&quot;;       &quot;Stop&quot;     )   ) )" office:value-type="string" office:string-value="Cruise">
            <text:p>Cruise</text:p>
          </table:table-cell>
          <table:table-cell table:formula="of:=IF(   [.B236]=&quot;Accel&quot;;   [.$C$1];   IF(     [.B236]=&quot;Cruise&quot;;     0;     IF([.B236]=&quot;Decel&quot;; -[.$C$1]; 0)   ) )" office:value-type="float" office:value="0">
            <text:p>0</text:p>
          </table:table-cell>
          <table:table-cell table:formula="of:=IF(   [.B236]=&quot;Stop&quot;;   0;   MAX(     0;     MIN(       [.$C$2];       [.D235] + [.C236] * [.$C$4]     )   ) )" office:value-type="float" office:value="9.75">
            <text:p>9.75</text:p>
          </table:table-cell>
          <table:table-cell table:formula="of:=IF(   [.B236]=&quot;Stop&quot;;   [.$C$3];   [.E235] + [.D236] * [.$C$4] )" office:value-type="float" office:value="10.0425">
            <text:p>10.04</text:p>
          </table:table-cell>
          <table:table-cell table:number-columns-repeated="872"/>
        </table:table-row>
        <table:table-row table:style-name="ro3">
          <table:table-cell table:formula="of:=[.A236]+[.$C$4]" office:value-type="float" office:value="1.13">
            <text:p>1.130</text:p>
          </table:table-cell>
          <table:table-cell table:formula="of:=IF(   [.A237] &lt; [.$C$5];   &quot;Accel&quot;;   IF(     [.A237] &lt; [.$C$5] + [.$C$7];     &quot;Cruise&quot;;     IF(       [.A237] &lt; [.$C$8];       &quot;Decel&quot;;       &quot;Stop&quot;     )   ) )" office:value-type="string" office:string-value="Cruise">
            <text:p>Cruise</text:p>
          </table:table-cell>
          <table:table-cell table:formula="of:=IF(   [.B237]=&quot;Accel&quot;;   [.$C$1];   IF(     [.B237]=&quot;Cruise&quot;;     0;     IF([.B237]=&quot;Decel&quot;; -[.$C$1]; 0)   ) )" office:value-type="float" office:value="0">
            <text:p>0</text:p>
          </table:table-cell>
          <table:table-cell table:formula="of:=IF(   [.B237]=&quot;Stop&quot;;   0;   MAX(     0;     MIN(       [.$C$2];       [.D236] + [.C237] * [.$C$4]     )   ) )" office:value-type="float" office:value="9.75">
            <text:p>9.75</text:p>
          </table:table-cell>
          <table:table-cell table:formula="of:=IF(   [.B237]=&quot;Stop&quot;;   [.$C$3];   [.E236] + [.D237] * [.$C$4] )" office:value-type="float" office:value="10.09125">
            <text:p>10.09</text:p>
          </table:table-cell>
          <table:table-cell table:number-columns-repeated="872"/>
        </table:table-row>
        <table:table-row table:style-name="ro3">
          <table:table-cell table:formula="of:=[.A237]+[.$C$4]" office:value-type="float" office:value="1.135">
            <text:p>1.135</text:p>
          </table:table-cell>
          <table:table-cell table:formula="of:=IF(   [.A238] &lt; [.$C$5];   &quot;Accel&quot;;   IF(     [.A238] &lt; [.$C$5] + [.$C$7];     &quot;Cruise&quot;;     IF(       [.A238] &lt; [.$C$8];       &quot;Decel&quot;;       &quot;Stop&quot;     )   ) )" office:value-type="string" office:string-value="Cruise">
            <text:p>Cruise</text:p>
          </table:table-cell>
          <table:table-cell table:formula="of:=IF(   [.B238]=&quot;Accel&quot;;   [.$C$1];   IF(     [.B238]=&quot;Cruise&quot;;     0;     IF([.B238]=&quot;Decel&quot;; -[.$C$1]; 0)   ) )" office:value-type="float" office:value="0">
            <text:p>0</text:p>
          </table:table-cell>
          <table:table-cell table:formula="of:=IF(   [.B238]=&quot;Stop&quot;;   0;   MAX(     0;     MIN(       [.$C$2];       [.D237] + [.C238] * [.$C$4]     )   ) )" office:value-type="float" office:value="9.75">
            <text:p>9.75</text:p>
          </table:table-cell>
          <table:table-cell table:formula="of:=IF(   [.B238]=&quot;Stop&quot;;   [.$C$3];   [.E237] + [.D238] * [.$C$4] )" office:value-type="float" office:value="10.14">
            <text:p>10.14</text:p>
          </table:table-cell>
          <table:table-cell table:number-columns-repeated="872"/>
        </table:table-row>
        <table:table-row table:style-name="ro3">
          <table:table-cell table:formula="of:=[.A238]+[.$C$4]" office:value-type="float" office:value="1.14">
            <text:p>1.140</text:p>
          </table:table-cell>
          <table:table-cell table:formula="of:=IF(   [.A239] &lt; [.$C$5];   &quot;Accel&quot;;   IF(     [.A239] &lt; [.$C$5] + [.$C$7];     &quot;Cruise&quot;;     IF(       [.A239] &lt; [.$C$8];       &quot;Decel&quot;;       &quot;Stop&quot;     )   ) )" office:value-type="string" office:string-value="Cruise">
            <text:p>Cruise</text:p>
          </table:table-cell>
          <table:table-cell table:formula="of:=IF(   [.B239]=&quot;Accel&quot;;   [.$C$1];   IF(     [.B239]=&quot;Cruise&quot;;     0;     IF([.B239]=&quot;Decel&quot;; -[.$C$1]; 0)   ) )" office:value-type="float" office:value="0">
            <text:p>0</text:p>
          </table:table-cell>
          <table:table-cell table:formula="of:=IF(   [.B239]=&quot;Stop&quot;;   0;   MAX(     0;     MIN(       [.$C$2];       [.D238] + [.C239] * [.$C$4]     )   ) )" office:value-type="float" office:value="9.75">
            <text:p>9.75</text:p>
          </table:table-cell>
          <table:table-cell table:formula="of:=IF(   [.B239]=&quot;Stop&quot;;   [.$C$3];   [.E238] + [.D239] * [.$C$4] )" office:value-type="float" office:value="10.18875">
            <text:p>10.19</text:p>
          </table:table-cell>
          <table:table-cell table:number-columns-repeated="872"/>
        </table:table-row>
        <table:table-row table:style-name="ro3">
          <table:table-cell table:formula="of:=[.A239]+[.$C$4]" office:value-type="float" office:value="1.145">
            <text:p>1.145</text:p>
          </table:table-cell>
          <table:table-cell table:formula="of:=IF(   [.A240] &lt; [.$C$5];   &quot;Accel&quot;;   IF(     [.A240] &lt; [.$C$5] + [.$C$7];     &quot;Cruise&quot;;     IF(       [.A240] &lt; [.$C$8];       &quot;Decel&quot;;       &quot;Stop&quot;     )   ) )" office:value-type="string" office:string-value="Cruise">
            <text:p>Cruise</text:p>
          </table:table-cell>
          <table:table-cell table:formula="of:=IF(   [.B240]=&quot;Accel&quot;;   [.$C$1];   IF(     [.B240]=&quot;Cruise&quot;;     0;     IF([.B240]=&quot;Decel&quot;; -[.$C$1]; 0)   ) )" office:value-type="float" office:value="0">
            <text:p>0</text:p>
          </table:table-cell>
          <table:table-cell table:formula="of:=IF(   [.B240]=&quot;Stop&quot;;   0;   MAX(     0;     MIN(       [.$C$2];       [.D239] + [.C240] * [.$C$4]     )   ) )" office:value-type="float" office:value="9.75">
            <text:p>9.75</text:p>
          </table:table-cell>
          <table:table-cell table:formula="of:=IF(   [.B240]=&quot;Stop&quot;;   [.$C$3];   [.E239] + [.D240] * [.$C$4] )" office:value-type="float" office:value="10.2375">
            <text:p>10.24</text:p>
          </table:table-cell>
          <table:table-cell table:number-columns-repeated="872"/>
        </table:table-row>
        <table:table-row table:style-name="ro3">
          <table:table-cell table:formula="of:=[.A240]+[.$C$4]" office:value-type="float" office:value="1.15">
            <text:p>1.150</text:p>
          </table:table-cell>
          <table:table-cell table:formula="of:=IF(   [.A241] &lt; [.$C$5];   &quot;Accel&quot;;   IF(     [.A241] &lt; [.$C$5] + [.$C$7];     &quot;Cruise&quot;;     IF(       [.A241] &lt; [.$C$8];       &quot;Decel&quot;;       &quot;Stop&quot;     )   ) )" office:value-type="string" office:string-value="Cruise">
            <text:p>Cruise</text:p>
          </table:table-cell>
          <table:table-cell table:formula="of:=IF(   [.B241]=&quot;Accel&quot;;   [.$C$1];   IF(     [.B241]=&quot;Cruise&quot;;     0;     IF([.B241]=&quot;Decel&quot;; -[.$C$1]; 0)   ) )" office:value-type="float" office:value="0">
            <text:p>0</text:p>
          </table:table-cell>
          <table:table-cell table:formula="of:=IF(   [.B241]=&quot;Stop&quot;;   0;   MAX(     0;     MIN(       [.$C$2];       [.D240] + [.C241] * [.$C$4]     )   ) )" office:value-type="float" office:value="9.75">
            <text:p>9.75</text:p>
          </table:table-cell>
          <table:table-cell table:formula="of:=IF(   [.B241]=&quot;Stop&quot;;   [.$C$3];   [.E240] + [.D241] * [.$C$4] )" office:value-type="float" office:value="10.28625">
            <text:p>10.29</text:p>
          </table:table-cell>
          <table:table-cell table:number-columns-repeated="872"/>
        </table:table-row>
        <table:table-row table:style-name="ro3">
          <table:table-cell table:formula="of:=[.A241]+[.$C$4]" office:value-type="float" office:value="1.155">
            <text:p>1.155</text:p>
          </table:table-cell>
          <table:table-cell table:formula="of:=IF(   [.A242] &lt; [.$C$5];   &quot;Accel&quot;;   IF(     [.A242] &lt; [.$C$5] + [.$C$7];     &quot;Cruise&quot;;     IF(       [.A242] &lt; [.$C$8];       &quot;Decel&quot;;       &quot;Stop&quot;     )   ) )" office:value-type="string" office:string-value="Cruise">
            <text:p>Cruise</text:p>
          </table:table-cell>
          <table:table-cell table:formula="of:=IF(   [.B242]=&quot;Accel&quot;;   [.$C$1];   IF(     [.B242]=&quot;Cruise&quot;;     0;     IF([.B242]=&quot;Decel&quot;; -[.$C$1]; 0)   ) )" office:value-type="float" office:value="0">
            <text:p>0</text:p>
          </table:table-cell>
          <table:table-cell table:formula="of:=IF(   [.B242]=&quot;Stop&quot;;   0;   MAX(     0;     MIN(       [.$C$2];       [.D241] + [.C242] * [.$C$4]     )   ) )" office:value-type="float" office:value="9.75">
            <text:p>9.75</text:p>
          </table:table-cell>
          <table:table-cell table:formula="of:=IF(   [.B242]=&quot;Stop&quot;;   [.$C$3];   [.E241] + [.D242] * [.$C$4] )" office:value-type="float" office:value="10.335">
            <text:p>10.34</text:p>
          </table:table-cell>
          <table:table-cell table:number-columns-repeated="872"/>
        </table:table-row>
        <table:table-row table:style-name="ro3">
          <table:table-cell table:formula="of:=[.A242]+[.$C$4]" office:value-type="float" office:value="1.16">
            <text:p>1.160</text:p>
          </table:table-cell>
          <table:table-cell table:formula="of:=IF(   [.A243] &lt; [.$C$5];   &quot;Accel&quot;;   IF(     [.A243] &lt; [.$C$5] + [.$C$7];     &quot;Cruise&quot;;     IF(       [.A243] &lt; [.$C$8];       &quot;Decel&quot;;       &quot;Stop&quot;     )   ) )" office:value-type="string" office:string-value="Cruise">
            <text:p>Cruise</text:p>
          </table:table-cell>
          <table:table-cell table:formula="of:=IF(   [.B243]=&quot;Accel&quot;;   [.$C$1];   IF(     [.B243]=&quot;Cruise&quot;;     0;     IF([.B243]=&quot;Decel&quot;; -[.$C$1]; 0)   ) )" office:value-type="float" office:value="0">
            <text:p>0</text:p>
          </table:table-cell>
          <table:table-cell table:formula="of:=IF(   [.B243]=&quot;Stop&quot;;   0;   MAX(     0;     MIN(       [.$C$2];       [.D242] + [.C243] * [.$C$4]     )   ) )" office:value-type="float" office:value="9.75">
            <text:p>9.75</text:p>
          </table:table-cell>
          <table:table-cell table:formula="of:=IF(   [.B243]=&quot;Stop&quot;;   [.$C$3];   [.E242] + [.D243] * [.$C$4] )" office:value-type="float" office:value="10.38375">
            <text:p>10.38</text:p>
          </table:table-cell>
          <table:table-cell table:number-columns-repeated="872"/>
        </table:table-row>
        <table:table-row table:style-name="ro3">
          <table:table-cell table:formula="of:=[.A243]+[.$C$4]" office:value-type="float" office:value="1.165">
            <text:p>1.165</text:p>
          </table:table-cell>
          <table:table-cell table:formula="of:=IF(   [.A244] &lt; [.$C$5];   &quot;Accel&quot;;   IF(     [.A244] &lt; [.$C$5] + [.$C$7];     &quot;Cruise&quot;;     IF(       [.A244] &lt; [.$C$8];       &quot;Decel&quot;;       &quot;Stop&quot;     )   ) )" office:value-type="string" office:string-value="Cruise">
            <text:p>Cruise</text:p>
          </table:table-cell>
          <table:table-cell table:formula="of:=IF(   [.B244]=&quot;Accel&quot;;   [.$C$1];   IF(     [.B244]=&quot;Cruise&quot;;     0;     IF([.B244]=&quot;Decel&quot;; -[.$C$1]; 0)   ) )" office:value-type="float" office:value="0">
            <text:p>0</text:p>
          </table:table-cell>
          <table:table-cell table:formula="of:=IF(   [.B244]=&quot;Stop&quot;;   0;   MAX(     0;     MIN(       [.$C$2];       [.D243] + [.C244] * [.$C$4]     )   ) )" office:value-type="float" office:value="9.75">
            <text:p>9.75</text:p>
          </table:table-cell>
          <table:table-cell table:formula="of:=IF(   [.B244]=&quot;Stop&quot;;   [.$C$3];   [.E243] + [.D244] * [.$C$4] )" office:value-type="float" office:value="10.4325">
            <text:p>10.43</text:p>
          </table:table-cell>
          <table:table-cell table:number-columns-repeated="872"/>
        </table:table-row>
        <table:table-row table:style-name="ro3">
          <table:table-cell table:formula="of:=[.A244]+[.$C$4]" office:value-type="float" office:value="1.17">
            <text:p>1.170</text:p>
          </table:table-cell>
          <table:table-cell table:formula="of:=IF(   [.A245] &lt; [.$C$5];   &quot;Accel&quot;;   IF(     [.A245] &lt; [.$C$5] + [.$C$7];     &quot;Cruise&quot;;     IF(       [.A245] &lt; [.$C$8];       &quot;Decel&quot;;       &quot;Stop&quot;     )   ) )" office:value-type="string" office:string-value="Cruise">
            <text:p>Cruise</text:p>
          </table:table-cell>
          <table:table-cell table:formula="of:=IF(   [.B245]=&quot;Accel&quot;;   [.$C$1];   IF(     [.B245]=&quot;Cruise&quot;;     0;     IF([.B245]=&quot;Decel&quot;; -[.$C$1]; 0)   ) )" office:value-type="float" office:value="0">
            <text:p>0</text:p>
          </table:table-cell>
          <table:table-cell table:formula="of:=IF(   [.B245]=&quot;Stop&quot;;   0;   MAX(     0;     MIN(       [.$C$2];       [.D244] + [.C245] * [.$C$4]     )   ) )" office:value-type="float" office:value="9.75">
            <text:p>9.75</text:p>
          </table:table-cell>
          <table:table-cell table:formula="of:=IF(   [.B245]=&quot;Stop&quot;;   [.$C$3];   [.E244] + [.D245] * [.$C$4] )" office:value-type="float" office:value="10.48125">
            <text:p>10.48</text:p>
          </table:table-cell>
          <table:table-cell table:number-columns-repeated="872"/>
        </table:table-row>
        <table:table-row table:style-name="ro3">
          <table:table-cell table:formula="of:=[.A245]+[.$C$4]" office:value-type="float" office:value="1.175">
            <text:p>1.175</text:p>
          </table:table-cell>
          <table:table-cell table:formula="of:=IF(   [.A246] &lt; [.$C$5];   &quot;Accel&quot;;   IF(     [.A246] &lt; [.$C$5] + [.$C$7];     &quot;Cruise&quot;;     IF(       [.A246] &lt; [.$C$8];       &quot;Decel&quot;;       &quot;Stop&quot;     )   ) )" office:value-type="string" office:string-value="Cruise">
            <text:p>Cruise</text:p>
          </table:table-cell>
          <table:table-cell table:formula="of:=IF(   [.B246]=&quot;Accel&quot;;   [.$C$1];   IF(     [.B246]=&quot;Cruise&quot;;     0;     IF([.B246]=&quot;Decel&quot;; -[.$C$1]; 0)   ) )" office:value-type="float" office:value="0">
            <text:p>0</text:p>
          </table:table-cell>
          <table:table-cell table:formula="of:=IF(   [.B246]=&quot;Stop&quot;;   0;   MAX(     0;     MIN(       [.$C$2];       [.D245] + [.C246] * [.$C$4]     )   ) )" office:value-type="float" office:value="9.75">
            <text:p>9.75</text:p>
          </table:table-cell>
          <table:table-cell table:formula="of:=IF(   [.B246]=&quot;Stop&quot;;   [.$C$3];   [.E245] + [.D246] * [.$C$4] )" office:value-type="float" office:value="10.53">
            <text:p>10.53</text:p>
          </table:table-cell>
          <table:table-cell table:number-columns-repeated="872"/>
        </table:table-row>
        <table:table-row table:style-name="ro3">
          <table:table-cell table:formula="of:=[.A246]+[.$C$4]" office:value-type="float" office:value="1.18">
            <text:p>1.180</text:p>
          </table:table-cell>
          <table:table-cell table:formula="of:=IF(   [.A247] &lt; [.$C$5];   &quot;Accel&quot;;   IF(     [.A247] &lt; [.$C$5] + [.$C$7];     &quot;Cruise&quot;;     IF(       [.A247] &lt; [.$C$8];       &quot;Decel&quot;;       &quot;Stop&quot;     )   ) )" office:value-type="string" office:string-value="Cruise">
            <text:p>Cruise</text:p>
          </table:table-cell>
          <table:table-cell table:formula="of:=IF(   [.B247]=&quot;Accel&quot;;   [.$C$1];   IF(     [.B247]=&quot;Cruise&quot;;     0;     IF([.B247]=&quot;Decel&quot;; -[.$C$1]; 0)   ) )" office:value-type="float" office:value="0">
            <text:p>0</text:p>
          </table:table-cell>
          <table:table-cell table:formula="of:=IF(   [.B247]=&quot;Stop&quot;;   0;   MAX(     0;     MIN(       [.$C$2];       [.D246] + [.C247] * [.$C$4]     )   ) )" office:value-type="float" office:value="9.75">
            <text:p>9.75</text:p>
          </table:table-cell>
          <table:table-cell table:formula="of:=IF(   [.B247]=&quot;Stop&quot;;   [.$C$3];   [.E246] + [.D247] * [.$C$4] )" office:value-type="float" office:value="10.57875">
            <text:p>10.58</text:p>
          </table:table-cell>
          <table:table-cell table:number-columns-repeated="872"/>
        </table:table-row>
        <table:table-row table:style-name="ro3">
          <table:table-cell table:formula="of:=[.A247]+[.$C$4]" office:value-type="float" office:value="1.185">
            <text:p>1.185</text:p>
          </table:table-cell>
          <table:table-cell table:formula="of:=IF(   [.A248] &lt; [.$C$5];   &quot;Accel&quot;;   IF(     [.A248] &lt; [.$C$5] + [.$C$7];     &quot;Cruise&quot;;     IF(       [.A248] &lt; [.$C$8];       &quot;Decel&quot;;       &quot;Stop&quot;     )   ) )" office:value-type="string" office:string-value="Cruise">
            <text:p>Cruise</text:p>
          </table:table-cell>
          <table:table-cell table:formula="of:=IF(   [.B248]=&quot;Accel&quot;;   [.$C$1];   IF(     [.B248]=&quot;Cruise&quot;;     0;     IF([.B248]=&quot;Decel&quot;; -[.$C$1]; 0)   ) )" office:value-type="float" office:value="0">
            <text:p>0</text:p>
          </table:table-cell>
          <table:table-cell table:formula="of:=IF(   [.B248]=&quot;Stop&quot;;   0;   MAX(     0;     MIN(       [.$C$2];       [.D247] + [.C248] * [.$C$4]     )   ) )" office:value-type="float" office:value="9.75">
            <text:p>9.75</text:p>
          </table:table-cell>
          <table:table-cell table:formula="of:=IF(   [.B248]=&quot;Stop&quot;;   [.$C$3];   [.E247] + [.D248] * [.$C$4] )" office:value-type="float" office:value="10.6275">
            <text:p>10.63</text:p>
          </table:table-cell>
          <table:table-cell table:number-columns-repeated="872"/>
        </table:table-row>
        <table:table-row table:style-name="ro3">
          <table:table-cell table:formula="of:=[.A248]+[.$C$4]" office:value-type="float" office:value="1.19">
            <text:p>1.190</text:p>
          </table:table-cell>
          <table:table-cell table:formula="of:=IF(   [.A249] &lt; [.$C$5];   &quot;Accel&quot;;   IF(     [.A249] &lt; [.$C$5] + [.$C$7];     &quot;Cruise&quot;;     IF(       [.A249] &lt; [.$C$8];       &quot;Decel&quot;;       &quot;Stop&quot;     )   ) )" office:value-type="string" office:string-value="Cruise">
            <text:p>Cruise</text:p>
          </table:table-cell>
          <table:table-cell table:formula="of:=IF(   [.B249]=&quot;Accel&quot;;   [.$C$1];   IF(     [.B249]=&quot;Cruise&quot;;     0;     IF([.B249]=&quot;Decel&quot;; -[.$C$1]; 0)   ) )" office:value-type="float" office:value="0">
            <text:p>0</text:p>
          </table:table-cell>
          <table:table-cell table:formula="of:=IF(   [.B249]=&quot;Stop&quot;;   0;   MAX(     0;     MIN(       [.$C$2];       [.D248] + [.C249] * [.$C$4]     )   ) )" office:value-type="float" office:value="9.75">
            <text:p>9.75</text:p>
          </table:table-cell>
          <table:table-cell table:formula="of:=IF(   [.B249]=&quot;Stop&quot;;   [.$C$3];   [.E248] + [.D249] * [.$C$4] )" office:value-type="float" office:value="10.67625">
            <text:p>10.68</text:p>
          </table:table-cell>
          <table:table-cell table:number-columns-repeated="872"/>
        </table:table-row>
        <table:table-row table:style-name="ro3">
          <table:table-cell table:formula="of:=[.A249]+[.$C$4]" office:value-type="float" office:value="1.195">
            <text:p>1.195</text:p>
          </table:table-cell>
          <table:table-cell table:formula="of:=IF(   [.A250] &lt; [.$C$5];   &quot;Accel&quot;;   IF(     [.A250] &lt; [.$C$5] + [.$C$7];     &quot;Cruise&quot;;     IF(       [.A250] &lt; [.$C$8];       &quot;Decel&quot;;       &quot;Stop&quot;     )   ) )" office:value-type="string" office:string-value="Cruise">
            <text:p>Cruise</text:p>
          </table:table-cell>
          <table:table-cell table:formula="of:=IF(   [.B250]=&quot;Accel&quot;;   [.$C$1];   IF(     [.B250]=&quot;Cruise&quot;;     0;     IF([.B250]=&quot;Decel&quot;; -[.$C$1]; 0)   ) )" office:value-type="float" office:value="0">
            <text:p>0</text:p>
          </table:table-cell>
          <table:table-cell table:formula="of:=IF(   [.B250]=&quot;Stop&quot;;   0;   MAX(     0;     MIN(       [.$C$2];       [.D249] + [.C250] * [.$C$4]     )   ) )" office:value-type="float" office:value="9.75">
            <text:p>9.75</text:p>
          </table:table-cell>
          <table:table-cell table:formula="of:=IF(   [.B250]=&quot;Stop&quot;;   [.$C$3];   [.E249] + [.D250] * [.$C$4] )" office:value-type="float" office:value="10.725">
            <text:p>10.73</text:p>
          </table:table-cell>
          <table:table-cell table:number-columns-repeated="872"/>
        </table:table-row>
        <table:table-row table:style-name="ro3">
          <table:table-cell table:formula="of:=[.A250]+[.$C$4]" office:value-type="float" office:value="1.2">
            <text:p>1.200</text:p>
          </table:table-cell>
          <table:table-cell table:formula="of:=IF(   [.A251] &lt; [.$C$5];   &quot;Accel&quot;;   IF(     [.A251] &lt; [.$C$5] + [.$C$7];     &quot;Cruise&quot;;     IF(       [.A251] &lt; [.$C$8];       &quot;Decel&quot;;       &quot;Stop&quot;     )   ) )" office:value-type="string" office:string-value="Cruise">
            <text:p>Cruise</text:p>
          </table:table-cell>
          <table:table-cell table:formula="of:=IF(   [.B251]=&quot;Accel&quot;;   [.$C$1];   IF(     [.B251]=&quot;Cruise&quot;;     0;     IF([.B251]=&quot;Decel&quot;; -[.$C$1]; 0)   ) )" office:value-type="float" office:value="0">
            <text:p>0</text:p>
          </table:table-cell>
          <table:table-cell table:formula="of:=IF(   [.B251]=&quot;Stop&quot;;   0;   MAX(     0;     MIN(       [.$C$2];       [.D250] + [.C251] * [.$C$4]     )   ) )" office:value-type="float" office:value="9.75">
            <text:p>9.75</text:p>
          </table:table-cell>
          <table:table-cell table:formula="of:=IF(   [.B251]=&quot;Stop&quot;;   [.$C$3];   [.E250] + [.D251] * [.$C$4] )" office:value-type="float" office:value="10.77375">
            <text:p>10.77</text:p>
          </table:table-cell>
          <table:table-cell table:number-columns-repeated="872"/>
        </table:table-row>
        <table:table-row table:style-name="ro3">
          <table:table-cell table:formula="of:=[.A251]+[.$C$4]" office:value-type="float" office:value="1.205">
            <text:p>1.205</text:p>
          </table:table-cell>
          <table:table-cell table:formula="of:=IF(   [.A252] &lt; [.$C$5];   &quot;Accel&quot;;   IF(     [.A252] &lt; [.$C$5] + [.$C$7];     &quot;Cruise&quot;;     IF(       [.A252] &lt; [.$C$8];       &quot;Decel&quot;;       &quot;Stop&quot;     )   ) )" office:value-type="string" office:string-value="Cruise">
            <text:p>Cruise</text:p>
          </table:table-cell>
          <table:table-cell table:formula="of:=IF(   [.B252]=&quot;Accel&quot;;   [.$C$1];   IF(     [.B252]=&quot;Cruise&quot;;     0;     IF([.B252]=&quot;Decel&quot;; -[.$C$1]; 0)   ) )" office:value-type="float" office:value="0">
            <text:p>0</text:p>
          </table:table-cell>
          <table:table-cell table:formula="of:=IF(   [.B252]=&quot;Stop&quot;;   0;   MAX(     0;     MIN(       [.$C$2];       [.D251] + [.C252] * [.$C$4]     )   ) )" office:value-type="float" office:value="9.75">
            <text:p>9.75</text:p>
          </table:table-cell>
          <table:table-cell table:formula="of:=IF(   [.B252]=&quot;Stop&quot;;   [.$C$3];   [.E251] + [.D252] * [.$C$4] )" office:value-type="float" office:value="10.8225">
            <text:p>10.82</text:p>
          </table:table-cell>
          <table:table-cell table:number-columns-repeated="872"/>
        </table:table-row>
        <table:table-row table:style-name="ro3">
          <table:table-cell table:formula="of:=[.A252]+[.$C$4]" office:value-type="float" office:value="1.21">
            <text:p>1.210</text:p>
          </table:table-cell>
          <table:table-cell table:formula="of:=IF(   [.A253] &lt; [.$C$5];   &quot;Accel&quot;;   IF(     [.A253] &lt; [.$C$5] + [.$C$7];     &quot;Cruise&quot;;     IF(       [.A253] &lt; [.$C$8];       &quot;Decel&quot;;       &quot;Stop&quot;     )   ) )" office:value-type="string" office:string-value="Cruise">
            <text:p>Cruise</text:p>
          </table:table-cell>
          <table:table-cell table:formula="of:=IF(   [.B253]=&quot;Accel&quot;;   [.$C$1];   IF(     [.B253]=&quot;Cruise&quot;;     0;     IF([.B253]=&quot;Decel&quot;; -[.$C$1]; 0)   ) )" office:value-type="float" office:value="0">
            <text:p>0</text:p>
          </table:table-cell>
          <table:table-cell table:formula="of:=IF(   [.B253]=&quot;Stop&quot;;   0;   MAX(     0;     MIN(       [.$C$2];       [.D252] + [.C253] * [.$C$4]     )   ) )" office:value-type="float" office:value="9.75">
            <text:p>9.75</text:p>
          </table:table-cell>
          <table:table-cell table:formula="of:=IF(   [.B253]=&quot;Stop&quot;;   [.$C$3];   [.E252] + [.D253] * [.$C$4] )" office:value-type="float" office:value="10.87125">
            <text:p>10.87</text:p>
          </table:table-cell>
          <table:table-cell table:number-columns-repeated="872"/>
        </table:table-row>
        <table:table-row table:style-name="ro3">
          <table:table-cell table:formula="of:=[.A253]+[.$C$4]" office:value-type="float" office:value="1.215">
            <text:p>1.215</text:p>
          </table:table-cell>
          <table:table-cell table:formula="of:=IF(   [.A254] &lt; [.$C$5];   &quot;Accel&quot;;   IF(     [.A254] &lt; [.$C$5] + [.$C$7];     &quot;Cruise&quot;;     IF(       [.A254] &lt; [.$C$8];       &quot;Decel&quot;;       &quot;Stop&quot;     )   ) )" office:value-type="string" office:string-value="Cruise">
            <text:p>Cruise</text:p>
          </table:table-cell>
          <table:table-cell table:formula="of:=IF(   [.B254]=&quot;Accel&quot;;   [.$C$1];   IF(     [.B254]=&quot;Cruise&quot;;     0;     IF([.B254]=&quot;Decel&quot;; -[.$C$1]; 0)   ) )" office:value-type="float" office:value="0">
            <text:p>0</text:p>
          </table:table-cell>
          <table:table-cell table:formula="of:=IF(   [.B254]=&quot;Stop&quot;;   0;   MAX(     0;     MIN(       [.$C$2];       [.D253] + [.C254] * [.$C$4]     )   ) )" office:value-type="float" office:value="9.75">
            <text:p>9.75</text:p>
          </table:table-cell>
          <table:table-cell table:formula="of:=IF(   [.B254]=&quot;Stop&quot;;   [.$C$3];   [.E253] + [.D254] * [.$C$4] )" office:value-type="float" office:value="10.92">
            <text:p>10.92</text:p>
          </table:table-cell>
          <table:table-cell table:number-columns-repeated="872"/>
        </table:table-row>
        <table:table-row table:style-name="ro3">
          <table:table-cell table:formula="of:=[.A254]+[.$C$4]" office:value-type="float" office:value="1.22">
            <text:p>1.220</text:p>
          </table:table-cell>
          <table:table-cell table:formula="of:=IF(   [.A255] &lt; [.$C$5];   &quot;Accel&quot;;   IF(     [.A255] &lt; [.$C$5] + [.$C$7];     &quot;Cruise&quot;;     IF(       [.A255] &lt; [.$C$8];       &quot;Decel&quot;;       &quot;Stop&quot;     )   ) )" office:value-type="string" office:string-value="Cruise">
            <text:p>Cruise</text:p>
          </table:table-cell>
          <table:table-cell table:formula="of:=IF(   [.B255]=&quot;Accel&quot;;   [.$C$1];   IF(     [.B255]=&quot;Cruise&quot;;     0;     IF([.B255]=&quot;Decel&quot;; -[.$C$1]; 0)   ) )" office:value-type="float" office:value="0">
            <text:p>0</text:p>
          </table:table-cell>
          <table:table-cell table:formula="of:=IF(   [.B255]=&quot;Stop&quot;;   0;   MAX(     0;     MIN(       [.$C$2];       [.D254] + [.C255] * [.$C$4]     )   ) )" office:value-type="float" office:value="9.75">
            <text:p>9.75</text:p>
          </table:table-cell>
          <table:table-cell table:formula="of:=IF(   [.B255]=&quot;Stop&quot;;   [.$C$3];   [.E254] + [.D255] * [.$C$4] )" office:value-type="float" office:value="10.96875">
            <text:p>10.97</text:p>
          </table:table-cell>
          <table:table-cell table:number-columns-repeated="872"/>
        </table:table-row>
        <table:table-row table:style-name="ro3">
          <table:table-cell table:formula="of:=[.A255]+[.$C$4]" office:value-type="float" office:value="1.225">
            <text:p>1.225</text:p>
          </table:table-cell>
          <table:table-cell table:formula="of:=IF(   [.A256] &lt; [.$C$5];   &quot;Accel&quot;;   IF(     [.A256] &lt; [.$C$5] + [.$C$7];     &quot;Cruise&quot;;     IF(       [.A256] &lt; [.$C$8];       &quot;Decel&quot;;       &quot;Stop&quot;     )   ) )" office:value-type="string" office:string-value="Cruise">
            <text:p>Cruise</text:p>
          </table:table-cell>
          <table:table-cell table:formula="of:=IF(   [.B256]=&quot;Accel&quot;;   [.$C$1];   IF(     [.B256]=&quot;Cruise&quot;;     0;     IF([.B256]=&quot;Decel&quot;; -[.$C$1]; 0)   ) )" office:value-type="float" office:value="0">
            <text:p>0</text:p>
          </table:table-cell>
          <table:table-cell table:formula="of:=IF(   [.B256]=&quot;Stop&quot;;   0;   MAX(     0;     MIN(       [.$C$2];       [.D255] + [.C256] * [.$C$4]     )   ) )" office:value-type="float" office:value="9.75">
            <text:p>9.75</text:p>
          </table:table-cell>
          <table:table-cell table:formula="of:=IF(   [.B256]=&quot;Stop&quot;;   [.$C$3];   [.E255] + [.D256] * [.$C$4] )" office:value-type="float" office:value="11.0175">
            <text:p>11.02</text:p>
          </table:table-cell>
          <table:table-cell table:number-columns-repeated="872"/>
        </table:table-row>
        <table:table-row table:style-name="ro3">
          <table:table-cell table:formula="of:=[.A256]+[.$C$4]" office:value-type="float" office:value="1.23">
            <text:p>1.230</text:p>
          </table:table-cell>
          <table:table-cell table:formula="of:=IF(   [.A257] &lt; [.$C$5];   &quot;Accel&quot;;   IF(     [.A257] &lt; [.$C$5] + [.$C$7];     &quot;Cruise&quot;;     IF(       [.A257] &lt; [.$C$8];       &quot;Decel&quot;;       &quot;Stop&quot;     )   ) )" office:value-type="string" office:string-value="Cruise">
            <text:p>Cruise</text:p>
          </table:table-cell>
          <table:table-cell table:formula="of:=IF(   [.B257]=&quot;Accel&quot;;   [.$C$1];   IF(     [.B257]=&quot;Cruise&quot;;     0;     IF([.B257]=&quot;Decel&quot;; -[.$C$1]; 0)   ) )" office:value-type="float" office:value="0">
            <text:p>0</text:p>
          </table:table-cell>
          <table:table-cell table:formula="of:=IF(   [.B257]=&quot;Stop&quot;;   0;   MAX(     0;     MIN(       [.$C$2];       [.D256] + [.C257] * [.$C$4]     )   ) )" office:value-type="float" office:value="9.75">
            <text:p>9.75</text:p>
          </table:table-cell>
          <table:table-cell table:formula="of:=IF(   [.B257]=&quot;Stop&quot;;   [.$C$3];   [.E256] + [.D257] * [.$C$4] )" office:value-type="float" office:value="11.06625">
            <text:p>11.07</text:p>
          </table:table-cell>
          <table:table-cell table:number-columns-repeated="872"/>
        </table:table-row>
        <table:table-row table:style-name="ro3">
          <table:table-cell table:formula="of:=[.A257]+[.$C$4]" office:value-type="float" office:value="1.235">
            <text:p>1.235</text:p>
          </table:table-cell>
          <table:table-cell table:formula="of:=IF(   [.A258] &lt; [.$C$5];   &quot;Accel&quot;;   IF(     [.A258] &lt; [.$C$5] + [.$C$7];     &quot;Cruise&quot;;     IF(       [.A258] &lt; [.$C$8];       &quot;Decel&quot;;       &quot;Stop&quot;     )   ) )" office:value-type="string" office:string-value="Cruise">
            <text:p>Cruise</text:p>
          </table:table-cell>
          <table:table-cell table:formula="of:=IF(   [.B258]=&quot;Accel&quot;;   [.$C$1];   IF(     [.B258]=&quot;Cruise&quot;;     0;     IF([.B258]=&quot;Decel&quot;; -[.$C$1]; 0)   ) )" office:value-type="float" office:value="0">
            <text:p>0</text:p>
          </table:table-cell>
          <table:table-cell table:formula="of:=IF(   [.B258]=&quot;Stop&quot;;   0;   MAX(     0;     MIN(       [.$C$2];       [.D257] + [.C258] * [.$C$4]     )   ) )" office:value-type="float" office:value="9.75">
            <text:p>9.75</text:p>
          </table:table-cell>
          <table:table-cell table:formula="of:=IF(   [.B258]=&quot;Stop&quot;;   [.$C$3];   [.E257] + [.D258] * [.$C$4] )" office:value-type="float" office:value="11.115">
            <text:p>11.12</text:p>
          </table:table-cell>
          <table:table-cell table:number-columns-repeated="872"/>
        </table:table-row>
        <table:table-row table:style-name="ro3">
          <table:table-cell table:formula="of:=[.A258]+[.$C$4]" office:value-type="float" office:value="1.24">
            <text:p>1.240</text:p>
          </table:table-cell>
          <table:table-cell table:formula="of:=IF(   [.A259] &lt; [.$C$5];   &quot;Accel&quot;;   IF(     [.A259] &lt; [.$C$5] + [.$C$7];     &quot;Cruise&quot;;     IF(       [.A259] &lt; [.$C$8];       &quot;Decel&quot;;       &quot;Stop&quot;     )   ) )" office:value-type="string" office:string-value="Cruise">
            <text:p>Cruise</text:p>
          </table:table-cell>
          <table:table-cell table:formula="of:=IF(   [.B259]=&quot;Accel&quot;;   [.$C$1];   IF(     [.B259]=&quot;Cruise&quot;;     0;     IF([.B259]=&quot;Decel&quot;; -[.$C$1]; 0)   ) )" office:value-type="float" office:value="0">
            <text:p>0</text:p>
          </table:table-cell>
          <table:table-cell table:formula="of:=IF(   [.B259]=&quot;Stop&quot;;   0;   MAX(     0;     MIN(       [.$C$2];       [.D258] + [.C259] * [.$C$4]     )   ) )" office:value-type="float" office:value="9.75">
            <text:p>9.75</text:p>
          </table:table-cell>
          <table:table-cell table:formula="of:=IF(   [.B259]=&quot;Stop&quot;;   [.$C$3];   [.E258] + [.D259] * [.$C$4] )" office:value-type="float" office:value="11.16375">
            <text:p>11.16</text:p>
          </table:table-cell>
          <table:table-cell table:number-columns-repeated="872"/>
        </table:table-row>
        <table:table-row table:style-name="ro3">
          <table:table-cell table:formula="of:=[.A259]+[.$C$4]" office:value-type="float" office:value="1.245">
            <text:p>1.245</text:p>
          </table:table-cell>
          <table:table-cell table:formula="of:=IF(   [.A260] &lt; [.$C$5];   &quot;Accel&quot;;   IF(     [.A260] &lt; [.$C$5] + [.$C$7];     &quot;Cruise&quot;;     IF(       [.A260] &lt; [.$C$8];       &quot;Decel&quot;;       &quot;Stop&quot;     )   ) )" office:value-type="string" office:string-value="Cruise">
            <text:p>Cruise</text:p>
          </table:table-cell>
          <table:table-cell table:formula="of:=IF(   [.B260]=&quot;Accel&quot;;   [.$C$1];   IF(     [.B260]=&quot;Cruise&quot;;     0;     IF([.B260]=&quot;Decel&quot;; -[.$C$1]; 0)   ) )" office:value-type="float" office:value="0">
            <text:p>0</text:p>
          </table:table-cell>
          <table:table-cell table:formula="of:=IF(   [.B260]=&quot;Stop&quot;;   0;   MAX(     0;     MIN(       [.$C$2];       [.D259] + [.C260] * [.$C$4]     )   ) )" office:value-type="float" office:value="9.75">
            <text:p>9.75</text:p>
          </table:table-cell>
          <table:table-cell table:formula="of:=IF(   [.B260]=&quot;Stop&quot;;   [.$C$3];   [.E259] + [.D260] * [.$C$4] )" office:value-type="float" office:value="11.2125">
            <text:p>11.21</text:p>
          </table:table-cell>
          <table:table-cell table:number-columns-repeated="872"/>
        </table:table-row>
        <table:table-row table:style-name="ro3">
          <table:table-cell table:formula="of:=[.A260]+[.$C$4]" office:value-type="float" office:value="1.25">
            <text:p>1.250</text:p>
          </table:table-cell>
          <table:table-cell table:formula="of:=IF(   [.A261] &lt; [.$C$5];   &quot;Accel&quot;;   IF(     [.A261] &lt; [.$C$5] + [.$C$7];     &quot;Cruise&quot;;     IF(       [.A261] &lt; [.$C$8];       &quot;Decel&quot;;       &quot;Stop&quot;     )   ) )" office:value-type="string" office:string-value="Cruise">
            <text:p>Cruise</text:p>
          </table:table-cell>
          <table:table-cell table:formula="of:=IF(   [.B261]=&quot;Accel&quot;;   [.$C$1];   IF(     [.B261]=&quot;Cruise&quot;;     0;     IF([.B261]=&quot;Decel&quot;; -[.$C$1]; 0)   ) )" office:value-type="float" office:value="0">
            <text:p>0</text:p>
          </table:table-cell>
          <table:table-cell table:formula="of:=IF(   [.B261]=&quot;Stop&quot;;   0;   MAX(     0;     MIN(       [.$C$2];       [.D260] + [.C261] * [.$C$4]     )   ) )" office:value-type="float" office:value="9.75">
            <text:p>9.75</text:p>
          </table:table-cell>
          <table:table-cell table:formula="of:=IF(   [.B261]=&quot;Stop&quot;;   [.$C$3];   [.E260] + [.D261] * [.$C$4] )" office:value-type="float" office:value="11.26125">
            <text:p>11.26</text:p>
          </table:table-cell>
          <table:table-cell table:number-columns-repeated="872"/>
        </table:table-row>
        <table:table-row table:style-name="ro3">
          <table:table-cell table:formula="of:=[.A261]+[.$C$4]" office:value-type="float" office:value="1.255">
            <text:p>1.255</text:p>
          </table:table-cell>
          <table:table-cell table:formula="of:=IF(   [.A262] &lt; [.$C$5];   &quot;Accel&quot;;   IF(     [.A262] &lt; [.$C$5] + [.$C$7];     &quot;Cruise&quot;;     IF(       [.A262] &lt; [.$C$8];       &quot;Decel&quot;;       &quot;Stop&quot;     )   ) )" office:value-type="string" office:string-value="Cruise">
            <text:p>Cruise</text:p>
          </table:table-cell>
          <table:table-cell table:formula="of:=IF(   [.B262]=&quot;Accel&quot;;   [.$C$1];   IF(     [.B262]=&quot;Cruise&quot;;     0;     IF([.B262]=&quot;Decel&quot;; -[.$C$1]; 0)   ) )" office:value-type="float" office:value="0">
            <text:p>0</text:p>
          </table:table-cell>
          <table:table-cell table:formula="of:=IF(   [.B262]=&quot;Stop&quot;;   0;   MAX(     0;     MIN(       [.$C$2];       [.D261] + [.C262] * [.$C$4]     )   ) )" office:value-type="float" office:value="9.75">
            <text:p>9.75</text:p>
          </table:table-cell>
          <table:table-cell table:formula="of:=IF(   [.B262]=&quot;Stop&quot;;   [.$C$3];   [.E261] + [.D262] * [.$C$4] )" office:value-type="float" office:value="11.31">
            <text:p>11.31</text:p>
          </table:table-cell>
          <table:table-cell table:number-columns-repeated="872"/>
        </table:table-row>
        <table:table-row table:style-name="ro3">
          <table:table-cell table:formula="of:=[.A262]+[.$C$4]" office:value-type="float" office:value="1.26">
            <text:p>1.260</text:p>
          </table:table-cell>
          <table:table-cell table:formula="of:=IF(   [.A263] &lt; [.$C$5];   &quot;Accel&quot;;   IF(     [.A263] &lt; [.$C$5] + [.$C$7];     &quot;Cruise&quot;;     IF(       [.A263] &lt; [.$C$8];       &quot;Decel&quot;;       &quot;Stop&quot;     )   ) )" office:value-type="string" office:string-value="Cruise">
            <text:p>Cruise</text:p>
          </table:table-cell>
          <table:table-cell table:formula="of:=IF(   [.B263]=&quot;Accel&quot;;   [.$C$1];   IF(     [.B263]=&quot;Cruise&quot;;     0;     IF([.B263]=&quot;Decel&quot;; -[.$C$1]; 0)   ) )" office:value-type="float" office:value="0">
            <text:p>0</text:p>
          </table:table-cell>
          <table:table-cell table:formula="of:=IF(   [.B263]=&quot;Stop&quot;;   0;   MAX(     0;     MIN(       [.$C$2];       [.D262] + [.C263] * [.$C$4]     )   ) )" office:value-type="float" office:value="9.75">
            <text:p>9.75</text:p>
          </table:table-cell>
          <table:table-cell table:formula="of:=IF(   [.B263]=&quot;Stop&quot;;   [.$C$3];   [.E262] + [.D263] * [.$C$4] )" office:value-type="float" office:value="11.35875">
            <text:p>11.36</text:p>
          </table:table-cell>
          <table:table-cell table:number-columns-repeated="872"/>
        </table:table-row>
        <table:table-row table:style-name="ro3">
          <table:table-cell table:formula="of:=[.A263]+[.$C$4]" office:value-type="float" office:value="1.265">
            <text:p>1.265</text:p>
          </table:table-cell>
          <table:table-cell table:formula="of:=IF(   [.A264] &lt; [.$C$5];   &quot;Accel&quot;;   IF(     [.A264] &lt; [.$C$5] + [.$C$7];     &quot;Cruise&quot;;     IF(       [.A264] &lt; [.$C$8];       &quot;Decel&quot;;       &quot;Stop&quot;     )   ) )" office:value-type="string" office:string-value="Cruise">
            <text:p>Cruise</text:p>
          </table:table-cell>
          <table:table-cell table:formula="of:=IF(   [.B264]=&quot;Accel&quot;;   [.$C$1];   IF(     [.B264]=&quot;Cruise&quot;;     0;     IF([.B264]=&quot;Decel&quot;; -[.$C$1]; 0)   ) )" office:value-type="float" office:value="0">
            <text:p>0</text:p>
          </table:table-cell>
          <table:table-cell table:formula="of:=IF(   [.B264]=&quot;Stop&quot;;   0;   MAX(     0;     MIN(       [.$C$2];       [.D263] + [.C264] * [.$C$4]     )   ) )" office:value-type="float" office:value="9.75">
            <text:p>9.75</text:p>
          </table:table-cell>
          <table:table-cell table:formula="of:=IF(   [.B264]=&quot;Stop&quot;;   [.$C$3];   [.E263] + [.D264] * [.$C$4] )" office:value-type="float" office:value="11.4075">
            <text:p>11.41</text:p>
          </table:table-cell>
          <table:table-cell table:number-columns-repeated="872"/>
        </table:table-row>
        <table:table-row table:style-name="ro3">
          <table:table-cell table:formula="of:=[.A264]+[.$C$4]" office:value-type="float" office:value="1.27">
            <text:p>1.270</text:p>
          </table:table-cell>
          <table:table-cell table:formula="of:=IF(   [.A265] &lt; [.$C$5];   &quot;Accel&quot;;   IF(     [.A265] &lt; [.$C$5] + [.$C$7];     &quot;Cruise&quot;;     IF(       [.A265] &lt; [.$C$8];       &quot;Decel&quot;;       &quot;Stop&quot;     )   ) )" office:value-type="string" office:string-value="Cruise">
            <text:p>Cruise</text:p>
          </table:table-cell>
          <table:table-cell table:formula="of:=IF(   [.B265]=&quot;Accel&quot;;   [.$C$1];   IF(     [.B265]=&quot;Cruise&quot;;     0;     IF([.B265]=&quot;Decel&quot;; -[.$C$1]; 0)   ) )" office:value-type="float" office:value="0">
            <text:p>0</text:p>
          </table:table-cell>
          <table:table-cell table:formula="of:=IF(   [.B265]=&quot;Stop&quot;;   0;   MAX(     0;     MIN(       [.$C$2];       [.D264] + [.C265] * [.$C$4]     )   ) )" office:value-type="float" office:value="9.75">
            <text:p>9.75</text:p>
          </table:table-cell>
          <table:table-cell table:formula="of:=IF(   [.B265]=&quot;Stop&quot;;   [.$C$3];   [.E264] + [.D265] * [.$C$4] )" office:value-type="float" office:value="11.45625">
            <text:p>11.46</text:p>
          </table:table-cell>
          <table:table-cell table:number-columns-repeated="872"/>
        </table:table-row>
        <table:table-row table:style-name="ro3">
          <table:table-cell table:formula="of:=[.A265]+[.$C$4]" office:value-type="float" office:value="1.27499999999999">
            <text:p>1.275</text:p>
          </table:table-cell>
          <table:table-cell table:formula="of:=IF(   [.A266] &lt; [.$C$5];   &quot;Accel&quot;;   IF(     [.A266] &lt; [.$C$5] + [.$C$7];     &quot;Cruise&quot;;     IF(       [.A266] &lt; [.$C$8];       &quot;Decel&quot;;       &quot;Stop&quot;     )   ) )" office:value-type="string" office:string-value="Cruise">
            <text:p>Cruise</text:p>
          </table:table-cell>
          <table:table-cell table:formula="of:=IF(   [.B266]=&quot;Accel&quot;;   [.$C$1];   IF(     [.B266]=&quot;Cruise&quot;;     0;     IF([.B266]=&quot;Decel&quot;; -[.$C$1]; 0)   ) )" office:value-type="float" office:value="0">
            <text:p>0</text:p>
          </table:table-cell>
          <table:table-cell table:formula="of:=IF(   [.B266]=&quot;Stop&quot;;   0;   MAX(     0;     MIN(       [.$C$2];       [.D265] + [.C266] * [.$C$4]     )   ) )" office:value-type="float" office:value="9.75">
            <text:p>9.75</text:p>
          </table:table-cell>
          <table:table-cell table:formula="of:=IF(   [.B266]=&quot;Stop&quot;;   [.$C$3];   [.E265] + [.D266] * [.$C$4] )" office:value-type="float" office:value="11.505">
            <text:p>11.51</text:p>
          </table:table-cell>
          <table:table-cell table:number-columns-repeated="872"/>
        </table:table-row>
        <table:table-row table:style-name="ro3">
          <table:table-cell table:formula="of:=[.A266]+[.$C$4]" office:value-type="float" office:value="1.27999999999999">
            <text:p>1.280</text:p>
          </table:table-cell>
          <table:table-cell table:formula="of:=IF(   [.A267] &lt; [.$C$5];   &quot;Accel&quot;;   IF(     [.A267] &lt; [.$C$5] + [.$C$7];     &quot;Cruise&quot;;     IF(       [.A267] &lt; [.$C$8];       &quot;Decel&quot;;       &quot;Stop&quot;     )   ) )" office:value-type="string" office:string-value="Cruise">
            <text:p>Cruise</text:p>
          </table:table-cell>
          <table:table-cell table:formula="of:=IF(   [.B267]=&quot;Accel&quot;;   [.$C$1];   IF(     [.B267]=&quot;Cruise&quot;;     0;     IF([.B267]=&quot;Decel&quot;; -[.$C$1]; 0)   ) )" office:value-type="float" office:value="0">
            <text:p>0</text:p>
          </table:table-cell>
          <table:table-cell table:formula="of:=IF(   [.B267]=&quot;Stop&quot;;   0;   MAX(     0;     MIN(       [.$C$2];       [.D266] + [.C267] * [.$C$4]     )   ) )" office:value-type="float" office:value="9.75">
            <text:p>9.75</text:p>
          </table:table-cell>
          <table:table-cell table:formula="of:=IF(   [.B267]=&quot;Stop&quot;;   [.$C$3];   [.E266] + [.D267] * [.$C$4] )" office:value-type="float" office:value="11.55375">
            <text:p>11.55</text:p>
          </table:table-cell>
          <table:table-cell table:number-columns-repeated="872"/>
        </table:table-row>
        <table:table-row table:style-name="ro3">
          <table:table-cell table:formula="of:=[.A267]+[.$C$4]" office:value-type="float" office:value="1.28499999999999">
            <text:p>1.285</text:p>
          </table:table-cell>
          <table:table-cell table:formula="of:=IF(   [.A268] &lt; [.$C$5];   &quot;Accel&quot;;   IF(     [.A268] &lt; [.$C$5] + [.$C$7];     &quot;Cruise&quot;;     IF(       [.A268] &lt; [.$C$8];       &quot;Decel&quot;;       &quot;Stop&quot;     )   ) )" office:value-type="string" office:string-value="Cruise">
            <text:p>Cruise</text:p>
          </table:table-cell>
          <table:table-cell table:formula="of:=IF(   [.B268]=&quot;Accel&quot;;   [.$C$1];   IF(     [.B268]=&quot;Cruise&quot;;     0;     IF([.B268]=&quot;Decel&quot;; -[.$C$1]; 0)   ) )" office:value-type="float" office:value="0">
            <text:p>0</text:p>
          </table:table-cell>
          <table:table-cell table:formula="of:=IF(   [.B268]=&quot;Stop&quot;;   0;   MAX(     0;     MIN(       [.$C$2];       [.D267] + [.C268] * [.$C$4]     )   ) )" office:value-type="float" office:value="9.75">
            <text:p>9.75</text:p>
          </table:table-cell>
          <table:table-cell table:formula="of:=IF(   [.B268]=&quot;Stop&quot;;   [.$C$3];   [.E267] + [.D268] * [.$C$4] )" office:value-type="float" office:value="11.6025">
            <text:p>11.60</text:p>
          </table:table-cell>
          <table:table-cell table:number-columns-repeated="872"/>
        </table:table-row>
        <table:table-row table:style-name="ro3">
          <table:table-cell table:formula="of:=[.A268]+[.$C$4]" office:value-type="float" office:value="1.28999999999999">
            <text:p>1.290</text:p>
          </table:table-cell>
          <table:table-cell table:formula="of:=IF(   [.A269] &lt; [.$C$5];   &quot;Accel&quot;;   IF(     [.A269] &lt; [.$C$5] + [.$C$7];     &quot;Cruise&quot;;     IF(       [.A269] &lt; [.$C$8];       &quot;Decel&quot;;       &quot;Stop&quot;     )   ) )" office:value-type="string" office:string-value="Cruise">
            <text:p>Cruise</text:p>
          </table:table-cell>
          <table:table-cell table:formula="of:=IF(   [.B269]=&quot;Accel&quot;;   [.$C$1];   IF(     [.B269]=&quot;Cruise&quot;;     0;     IF([.B269]=&quot;Decel&quot;; -[.$C$1]; 0)   ) )" office:value-type="float" office:value="0">
            <text:p>0</text:p>
          </table:table-cell>
          <table:table-cell table:formula="of:=IF(   [.B269]=&quot;Stop&quot;;   0;   MAX(     0;     MIN(       [.$C$2];       [.D268] + [.C269] * [.$C$4]     )   ) )" office:value-type="float" office:value="9.75">
            <text:p>9.75</text:p>
          </table:table-cell>
          <table:table-cell table:formula="of:=IF(   [.B269]=&quot;Stop&quot;;   [.$C$3];   [.E268] + [.D269] * [.$C$4] )" office:value-type="float" office:value="11.65125">
            <text:p>11.65</text:p>
          </table:table-cell>
          <table:table-cell table:number-columns-repeated="872"/>
        </table:table-row>
        <table:table-row table:style-name="ro3">
          <table:table-cell table:formula="of:=[.A269]+[.$C$4]" office:value-type="float" office:value="1.29499999999999">
            <text:p>1.295</text:p>
          </table:table-cell>
          <table:table-cell table:formula="of:=IF(   [.A270] &lt; [.$C$5];   &quot;Accel&quot;;   IF(     [.A270] &lt; [.$C$5] + [.$C$7];     &quot;Cruise&quot;;     IF(       [.A270] &lt; [.$C$8];       &quot;Decel&quot;;       &quot;Stop&quot;     )   ) )" office:value-type="string" office:string-value="Cruise">
            <text:p>Cruise</text:p>
          </table:table-cell>
          <table:table-cell table:formula="of:=IF(   [.B270]=&quot;Accel&quot;;   [.$C$1];   IF(     [.B270]=&quot;Cruise&quot;;     0;     IF([.B270]=&quot;Decel&quot;; -[.$C$1]; 0)   ) )" office:value-type="float" office:value="0">
            <text:p>0</text:p>
          </table:table-cell>
          <table:table-cell table:formula="of:=IF(   [.B270]=&quot;Stop&quot;;   0;   MAX(     0;     MIN(       [.$C$2];       [.D269] + [.C270] * [.$C$4]     )   ) )" office:value-type="float" office:value="9.75">
            <text:p>9.75</text:p>
          </table:table-cell>
          <table:table-cell table:formula="of:=IF(   [.B270]=&quot;Stop&quot;;   [.$C$3];   [.E269] + [.D270] * [.$C$4] )" office:value-type="float" office:value="11.7">
            <text:p>11.70</text:p>
          </table:table-cell>
          <table:table-cell table:number-columns-repeated="872"/>
        </table:table-row>
        <table:table-row table:style-name="ro3">
          <table:table-cell table:formula="of:=[.A270]+[.$C$4]" office:value-type="float" office:value="1.29999999999999">
            <text:p>1.300</text:p>
          </table:table-cell>
          <table:table-cell table:formula="of:=IF(   [.A271] &lt; [.$C$5];   &quot;Accel&quot;;   IF(     [.A271] &lt; [.$C$5] + [.$C$7];     &quot;Cruise&quot;;     IF(       [.A271] &lt; [.$C$8];       &quot;Decel&quot;;       &quot;Stop&quot;     )   ) )" office:value-type="string" office:string-value="Cruise">
            <text:p>Cruise</text:p>
          </table:table-cell>
          <table:table-cell table:formula="of:=IF(   [.B271]=&quot;Accel&quot;;   [.$C$1];   IF(     [.B271]=&quot;Cruise&quot;;     0;     IF([.B271]=&quot;Decel&quot;; -[.$C$1]; 0)   ) )" office:value-type="float" office:value="0">
            <text:p>0</text:p>
          </table:table-cell>
          <table:table-cell table:formula="of:=IF(   [.B271]=&quot;Stop&quot;;   0;   MAX(     0;     MIN(       [.$C$2];       [.D270] + [.C271] * [.$C$4]     )   ) )" office:value-type="float" office:value="9.75">
            <text:p>9.75</text:p>
          </table:table-cell>
          <table:table-cell table:formula="of:=IF(   [.B271]=&quot;Stop&quot;;   [.$C$3];   [.E270] + [.D271] * [.$C$4] )" office:value-type="float" office:value="11.74875">
            <text:p>11.75</text:p>
          </table:table-cell>
          <table:table-cell table:number-columns-repeated="872"/>
        </table:table-row>
        <table:table-row table:style-name="ro3">
          <table:table-cell table:formula="of:=[.A271]+[.$C$4]" office:value-type="float" office:value="1.30499999999999">
            <text:p>1.305</text:p>
          </table:table-cell>
          <table:table-cell table:formula="of:=IF(   [.A272] &lt; [.$C$5];   &quot;Accel&quot;;   IF(     [.A272] &lt; [.$C$5] + [.$C$7];     &quot;Cruise&quot;;     IF(       [.A272] &lt; [.$C$8];       &quot;Decel&quot;;       &quot;Stop&quot;     )   ) )" office:value-type="string" office:string-value="Cruise">
            <text:p>Cruise</text:p>
          </table:table-cell>
          <table:table-cell table:formula="of:=IF(   [.B272]=&quot;Accel&quot;;   [.$C$1];   IF(     [.B272]=&quot;Cruise&quot;;     0;     IF([.B272]=&quot;Decel&quot;; -[.$C$1]; 0)   ) )" office:value-type="float" office:value="0">
            <text:p>0</text:p>
          </table:table-cell>
          <table:table-cell table:formula="of:=IF(   [.B272]=&quot;Stop&quot;;   0;   MAX(     0;     MIN(       [.$C$2];       [.D271] + [.C272] * [.$C$4]     )   ) )" office:value-type="float" office:value="9.75">
            <text:p>9.75</text:p>
          </table:table-cell>
          <table:table-cell table:formula="of:=IF(   [.B272]=&quot;Stop&quot;;   [.$C$3];   [.E271] + [.D272] * [.$C$4] )" office:value-type="float" office:value="11.7975">
            <text:p>11.80</text:p>
          </table:table-cell>
          <table:table-cell table:number-columns-repeated="872"/>
        </table:table-row>
        <table:table-row table:style-name="ro3">
          <table:table-cell table:formula="of:=[.A272]+[.$C$4]" office:value-type="float" office:value="1.30999999999999">
            <text:p>1.310</text:p>
          </table:table-cell>
          <table:table-cell table:formula="of:=IF(   [.A273] &lt; [.$C$5];   &quot;Accel&quot;;   IF(     [.A273] &lt; [.$C$5] + [.$C$7];     &quot;Cruise&quot;;     IF(       [.A273] &lt; [.$C$8];       &quot;Decel&quot;;       &quot;Stop&quot;     )   ) )" office:value-type="string" office:string-value="Cruise">
            <text:p>Cruise</text:p>
          </table:table-cell>
          <table:table-cell table:formula="of:=IF(   [.B273]=&quot;Accel&quot;;   [.$C$1];   IF(     [.B273]=&quot;Cruise&quot;;     0;     IF([.B273]=&quot;Decel&quot;; -[.$C$1]; 0)   ) )" office:value-type="float" office:value="0">
            <text:p>0</text:p>
          </table:table-cell>
          <table:table-cell table:formula="of:=IF(   [.B273]=&quot;Stop&quot;;   0;   MAX(     0;     MIN(       [.$C$2];       [.D272] + [.C273] * [.$C$4]     )   ) )" office:value-type="float" office:value="9.75">
            <text:p>9.75</text:p>
          </table:table-cell>
          <table:table-cell table:formula="of:=IF(   [.B273]=&quot;Stop&quot;;   [.$C$3];   [.E272] + [.D273] * [.$C$4] )" office:value-type="float" office:value="11.84625">
            <text:p>11.85</text:p>
          </table:table-cell>
          <table:table-cell table:number-columns-repeated="872"/>
        </table:table-row>
        <table:table-row table:style-name="ro3">
          <table:table-cell table:formula="of:=[.A273]+[.$C$4]" office:value-type="float" office:value="1.31499999999999">
            <text:p>1.315</text:p>
          </table:table-cell>
          <table:table-cell table:formula="of:=IF(   [.A274] &lt; [.$C$5];   &quot;Accel&quot;;   IF(     [.A274] &lt; [.$C$5] + [.$C$7];     &quot;Cruise&quot;;     IF(       [.A274] &lt; [.$C$8];       &quot;Decel&quot;;       &quot;Stop&quot;     )   ) )" office:value-type="string" office:string-value="Cruise">
            <text:p>Cruise</text:p>
          </table:table-cell>
          <table:table-cell table:formula="of:=IF(   [.B274]=&quot;Accel&quot;;   [.$C$1];   IF(     [.B274]=&quot;Cruise&quot;;     0;     IF([.B274]=&quot;Decel&quot;; -[.$C$1]; 0)   ) )" office:value-type="float" office:value="0">
            <text:p>0</text:p>
          </table:table-cell>
          <table:table-cell table:formula="of:=IF(   [.B274]=&quot;Stop&quot;;   0;   MAX(     0;     MIN(       [.$C$2];       [.D273] + [.C274] * [.$C$4]     )   ) )" office:value-type="float" office:value="9.75">
            <text:p>9.75</text:p>
          </table:table-cell>
          <table:table-cell table:formula="of:=IF(   [.B274]=&quot;Stop&quot;;   [.$C$3];   [.E273] + [.D274] * [.$C$4] )" office:value-type="float" office:value="11.895">
            <text:p>11.90</text:p>
          </table:table-cell>
          <table:table-cell table:number-columns-repeated="872"/>
        </table:table-row>
        <table:table-row table:style-name="ro3">
          <table:table-cell table:formula="of:=[.A274]+[.$C$4]" office:value-type="float" office:value="1.31999999999999">
            <text:p>1.320</text:p>
          </table:table-cell>
          <table:table-cell table:formula="of:=IF(   [.A275] &lt; [.$C$5];   &quot;Accel&quot;;   IF(     [.A275] &lt; [.$C$5] + [.$C$7];     &quot;Cruise&quot;;     IF(       [.A275] &lt; [.$C$8];       &quot;Decel&quot;;       &quot;Stop&quot;     )   ) )" office:value-type="string" office:string-value="Cruise">
            <text:p>Cruise</text:p>
          </table:table-cell>
          <table:table-cell table:formula="of:=IF(   [.B275]=&quot;Accel&quot;;   [.$C$1];   IF(     [.B275]=&quot;Cruise&quot;;     0;     IF([.B275]=&quot;Decel&quot;; -[.$C$1]; 0)   ) )" office:value-type="float" office:value="0">
            <text:p>0</text:p>
          </table:table-cell>
          <table:table-cell table:formula="of:=IF(   [.B275]=&quot;Stop&quot;;   0;   MAX(     0;     MIN(       [.$C$2];       [.D274] + [.C275] * [.$C$4]     )   ) )" office:value-type="float" office:value="9.75">
            <text:p>9.75</text:p>
          </table:table-cell>
          <table:table-cell table:formula="of:=IF(   [.B275]=&quot;Stop&quot;;   [.$C$3];   [.E274] + [.D275] * [.$C$4] )" office:value-type="float" office:value="11.94375">
            <text:p>11.94</text:p>
          </table:table-cell>
          <table:table-cell table:number-columns-repeated="872"/>
        </table:table-row>
        <table:table-row table:style-name="ro3">
          <table:table-cell table:formula="of:=[.A275]+[.$C$4]" office:value-type="float" office:value="1.32499999999999">
            <text:p>1.325</text:p>
          </table:table-cell>
          <table:table-cell table:formula="of:=IF(   [.A276] &lt; [.$C$5];   &quot;Accel&quot;;   IF(     [.A276] &lt; [.$C$5] + [.$C$7];     &quot;Cruise&quot;;     IF(       [.A276] &lt; [.$C$8];       &quot;Decel&quot;;       &quot;Stop&quot;     )   ) )" office:value-type="string" office:string-value="Cruise">
            <text:p>Cruise</text:p>
          </table:table-cell>
          <table:table-cell table:formula="of:=IF(   [.B276]=&quot;Accel&quot;;   [.$C$1];   IF(     [.B276]=&quot;Cruise&quot;;     0;     IF([.B276]=&quot;Decel&quot;; -[.$C$1]; 0)   ) )" office:value-type="float" office:value="0">
            <text:p>0</text:p>
          </table:table-cell>
          <table:table-cell table:formula="of:=IF(   [.B276]=&quot;Stop&quot;;   0;   MAX(     0;     MIN(       [.$C$2];       [.D275] + [.C276] * [.$C$4]     )   ) )" office:value-type="float" office:value="9.75">
            <text:p>9.75</text:p>
          </table:table-cell>
          <table:table-cell table:formula="of:=IF(   [.B276]=&quot;Stop&quot;;   [.$C$3];   [.E275] + [.D276] * [.$C$4] )" office:value-type="float" office:value="11.9925">
            <text:p>11.99</text:p>
          </table:table-cell>
          <table:table-cell table:number-columns-repeated="872"/>
        </table:table-row>
        <table:table-row table:style-name="ro3">
          <table:table-cell table:formula="of:=[.A276]+[.$C$4]" office:value-type="float" office:value="1.32999999999999">
            <text:p>1.330</text:p>
          </table:table-cell>
          <table:table-cell table:formula="of:=IF(   [.A277] &lt; [.$C$5];   &quot;Accel&quot;;   IF(     [.A277] &lt; [.$C$5] + [.$C$7];     &quot;Cruise&quot;;     IF(       [.A277] &lt; [.$C$8];       &quot;Decel&quot;;       &quot;Stop&quot;     )   ) )" office:value-type="string" office:string-value="Cruise">
            <text:p>Cruise</text:p>
          </table:table-cell>
          <table:table-cell table:formula="of:=IF(   [.B277]=&quot;Accel&quot;;   [.$C$1];   IF(     [.B277]=&quot;Cruise&quot;;     0;     IF([.B277]=&quot;Decel&quot;; -[.$C$1]; 0)   ) )" office:value-type="float" office:value="0">
            <text:p>0</text:p>
          </table:table-cell>
          <table:table-cell table:formula="of:=IF(   [.B277]=&quot;Stop&quot;;   0;   MAX(     0;     MIN(       [.$C$2];       [.D276] + [.C277] * [.$C$4]     )   ) )" office:value-type="float" office:value="9.75">
            <text:p>9.75</text:p>
          </table:table-cell>
          <table:table-cell table:formula="of:=IF(   [.B277]=&quot;Stop&quot;;   [.$C$3];   [.E276] + [.D277] * [.$C$4] )" office:value-type="float" office:value="12.04125">
            <text:p>12.04</text:p>
          </table:table-cell>
          <table:table-cell table:number-columns-repeated="872"/>
        </table:table-row>
        <table:table-row table:style-name="ro3">
          <table:table-cell table:formula="of:=[.A277]+[.$C$4]" office:value-type="float" office:value="1.33499999999999">
            <text:p>1.335</text:p>
          </table:table-cell>
          <table:table-cell table:formula="of:=IF(   [.A278] &lt; [.$C$5];   &quot;Accel&quot;;   IF(     [.A278] &lt; [.$C$5] + [.$C$7];     &quot;Cruise&quot;;     IF(       [.A278] &lt; [.$C$8];       &quot;Decel&quot;;       &quot;Stop&quot;     )   ) )" office:value-type="string" office:string-value="Cruise">
            <text:p>Cruise</text:p>
          </table:table-cell>
          <table:table-cell table:formula="of:=IF(   [.B278]=&quot;Accel&quot;;   [.$C$1];   IF(     [.B278]=&quot;Cruise&quot;;     0;     IF([.B278]=&quot;Decel&quot;; -[.$C$1]; 0)   ) )" office:value-type="float" office:value="0">
            <text:p>0</text:p>
          </table:table-cell>
          <table:table-cell table:formula="of:=IF(   [.B278]=&quot;Stop&quot;;   0;   MAX(     0;     MIN(       [.$C$2];       [.D277] + [.C278] * [.$C$4]     )   ) )" office:value-type="float" office:value="9.75">
            <text:p>9.75</text:p>
          </table:table-cell>
          <table:table-cell table:formula="of:=IF(   [.B278]=&quot;Stop&quot;;   [.$C$3];   [.E277] + [.D278] * [.$C$4] )" office:value-type="float" office:value="12.09">
            <text:p>12.09</text:p>
          </table:table-cell>
          <table:table-cell table:number-columns-repeated="872"/>
        </table:table-row>
        <table:table-row table:style-name="ro3">
          <table:table-cell table:formula="of:=[.A278]+[.$C$4]" office:value-type="float" office:value="1.33999999999999">
            <text:p>1.340</text:p>
          </table:table-cell>
          <table:table-cell table:formula="of:=IF(   [.A279] &lt; [.$C$5];   &quot;Accel&quot;;   IF(     [.A279] &lt; [.$C$5] + [.$C$7];     &quot;Cruise&quot;;     IF(       [.A279] &lt; [.$C$8];       &quot;Decel&quot;;       &quot;Stop&quot;     )   ) )" office:value-type="string" office:string-value="Cruise">
            <text:p>Cruise</text:p>
          </table:table-cell>
          <table:table-cell table:formula="of:=IF(   [.B279]=&quot;Accel&quot;;   [.$C$1];   IF(     [.B279]=&quot;Cruise&quot;;     0;     IF([.B279]=&quot;Decel&quot;; -[.$C$1]; 0)   ) )" office:value-type="float" office:value="0">
            <text:p>0</text:p>
          </table:table-cell>
          <table:table-cell table:formula="of:=IF(   [.B279]=&quot;Stop&quot;;   0;   MAX(     0;     MIN(       [.$C$2];       [.D278] + [.C279] * [.$C$4]     )   ) )" office:value-type="float" office:value="9.75">
            <text:p>9.75</text:p>
          </table:table-cell>
          <table:table-cell table:formula="of:=IF(   [.B279]=&quot;Stop&quot;;   [.$C$3];   [.E278] + [.D279] * [.$C$4] )" office:value-type="float" office:value="12.13875">
            <text:p>12.14</text:p>
          </table:table-cell>
          <table:table-cell table:number-columns-repeated="872"/>
        </table:table-row>
        <table:table-row table:style-name="ro3">
          <table:table-cell table:formula="of:=[.A279]+[.$C$4]" office:value-type="float" office:value="1.34499999999999">
            <text:p>1.345</text:p>
          </table:table-cell>
          <table:table-cell table:formula="of:=IF(   [.A280] &lt; [.$C$5];   &quot;Accel&quot;;   IF(     [.A280] &lt; [.$C$5] + [.$C$7];     &quot;Cruise&quot;;     IF(       [.A280] &lt; [.$C$8];       &quot;Decel&quot;;       &quot;Stop&quot;     )   ) )" office:value-type="string" office:string-value="Cruise">
            <text:p>Cruise</text:p>
          </table:table-cell>
          <table:table-cell table:formula="of:=IF(   [.B280]=&quot;Accel&quot;;   [.$C$1];   IF(     [.B280]=&quot;Cruise&quot;;     0;     IF([.B280]=&quot;Decel&quot;; -[.$C$1]; 0)   ) )" office:value-type="float" office:value="0">
            <text:p>0</text:p>
          </table:table-cell>
          <table:table-cell table:formula="of:=IF(   [.B280]=&quot;Stop&quot;;   0;   MAX(     0;     MIN(       [.$C$2];       [.D279] + [.C280] * [.$C$4]     )   ) )" office:value-type="float" office:value="9.75">
            <text:p>9.75</text:p>
          </table:table-cell>
          <table:table-cell table:formula="of:=IF(   [.B280]=&quot;Stop&quot;;   [.$C$3];   [.E279] + [.D280] * [.$C$4] )" office:value-type="float" office:value="12.1875">
            <text:p>12.19</text:p>
          </table:table-cell>
          <table:table-cell table:number-columns-repeated="872"/>
        </table:table-row>
        <table:table-row table:style-name="ro3">
          <table:table-cell table:formula="of:=[.A280]+[.$C$4]" office:value-type="float" office:value="1.34999999999999">
            <text:p>1.350</text:p>
          </table:table-cell>
          <table:table-cell table:formula="of:=IF(   [.A281] &lt; [.$C$5];   &quot;Accel&quot;;   IF(     [.A281] &lt; [.$C$5] + [.$C$7];     &quot;Cruise&quot;;     IF(       [.A281] &lt; [.$C$8];       &quot;Decel&quot;;       &quot;Stop&quot;     )   ) )" office:value-type="string" office:string-value="Cruise">
            <text:p>Cruise</text:p>
          </table:table-cell>
          <table:table-cell table:formula="of:=IF(   [.B281]=&quot;Accel&quot;;   [.$C$1];   IF(     [.B281]=&quot;Cruise&quot;;     0;     IF([.B281]=&quot;Decel&quot;; -[.$C$1]; 0)   ) )" office:value-type="float" office:value="0">
            <text:p>0</text:p>
          </table:table-cell>
          <table:table-cell table:formula="of:=IF(   [.B281]=&quot;Stop&quot;;   0;   MAX(     0;     MIN(       [.$C$2];       [.D280] + [.C281] * [.$C$4]     )   ) )" office:value-type="float" office:value="9.75">
            <text:p>9.75</text:p>
          </table:table-cell>
          <table:table-cell table:formula="of:=IF(   [.B281]=&quot;Stop&quot;;   [.$C$3];   [.E280] + [.D281] * [.$C$4] )" office:value-type="float" office:value="12.23625">
            <text:p>12.24</text:p>
          </table:table-cell>
          <table:table-cell table:number-columns-repeated="872"/>
        </table:table-row>
        <table:table-row table:style-name="ro3">
          <table:table-cell table:formula="of:=[.A281]+[.$C$4]" office:value-type="float" office:value="1.35499999999999">
            <text:p>1.355</text:p>
          </table:table-cell>
          <table:table-cell table:formula="of:=IF(   [.A282] &lt; [.$C$5];   &quot;Accel&quot;;   IF(     [.A282] &lt; [.$C$5] + [.$C$7];     &quot;Cruise&quot;;     IF(       [.A282] &lt; [.$C$8];       &quot;Decel&quot;;       &quot;Stop&quot;     )   ) )" office:value-type="string" office:string-value="Cruise">
            <text:p>Cruise</text:p>
          </table:table-cell>
          <table:table-cell table:formula="of:=IF(   [.B282]=&quot;Accel&quot;;   [.$C$1];   IF(     [.B282]=&quot;Cruise&quot;;     0;     IF([.B282]=&quot;Decel&quot;; -[.$C$1]; 0)   ) )" office:value-type="float" office:value="0">
            <text:p>0</text:p>
          </table:table-cell>
          <table:table-cell table:formula="of:=IF(   [.B282]=&quot;Stop&quot;;   0;   MAX(     0;     MIN(       [.$C$2];       [.D281] + [.C282] * [.$C$4]     )   ) )" office:value-type="float" office:value="9.75">
            <text:p>9.75</text:p>
          </table:table-cell>
          <table:table-cell table:formula="of:=IF(   [.B282]=&quot;Stop&quot;;   [.$C$3];   [.E281] + [.D282] * [.$C$4] )" office:value-type="float" office:value="12.285">
            <text:p>12.29</text:p>
          </table:table-cell>
          <table:table-cell table:number-columns-repeated="872"/>
        </table:table-row>
        <table:table-row table:style-name="ro3">
          <table:table-cell table:formula="of:=[.A282]+[.$C$4]" office:value-type="float" office:value="1.35999999999999">
            <text:p>1.360</text:p>
          </table:table-cell>
          <table:table-cell table:formula="of:=IF(   [.A283] &lt; [.$C$5];   &quot;Accel&quot;;   IF(     [.A283] &lt; [.$C$5] + [.$C$7];     &quot;Cruise&quot;;     IF(       [.A283] &lt; [.$C$8];       &quot;Decel&quot;;       &quot;Stop&quot;     )   ) )" office:value-type="string" office:string-value="Cruise">
            <text:p>Cruise</text:p>
          </table:table-cell>
          <table:table-cell table:formula="of:=IF(   [.B283]=&quot;Accel&quot;;   [.$C$1];   IF(     [.B283]=&quot;Cruise&quot;;     0;     IF([.B283]=&quot;Decel&quot;; -[.$C$1]; 0)   ) )" office:value-type="float" office:value="0">
            <text:p>0</text:p>
          </table:table-cell>
          <table:table-cell table:formula="of:=IF(   [.B283]=&quot;Stop&quot;;   0;   MAX(     0;     MIN(       [.$C$2];       [.D282] + [.C283] * [.$C$4]     )   ) )" office:value-type="float" office:value="9.75">
            <text:p>9.75</text:p>
          </table:table-cell>
          <table:table-cell table:formula="of:=IF(   [.B283]=&quot;Stop&quot;;   [.$C$3];   [.E282] + [.D283] * [.$C$4] )" office:value-type="float" office:value="12.33375">
            <text:p>12.33</text:p>
          </table:table-cell>
          <table:table-cell table:number-columns-repeated="872"/>
        </table:table-row>
        <table:table-row table:style-name="ro3">
          <table:table-cell table:formula="of:=[.A283]+[.$C$4]" office:value-type="float" office:value="1.36499999999999">
            <text:p>1.365</text:p>
          </table:table-cell>
          <table:table-cell table:formula="of:=IF(   [.A284] &lt; [.$C$5];   &quot;Accel&quot;;   IF(     [.A284] &lt; [.$C$5] + [.$C$7];     &quot;Cruise&quot;;     IF(       [.A284] &lt; [.$C$8];       &quot;Decel&quot;;       &quot;Stop&quot;     )   ) )" office:value-type="string" office:string-value="Cruise">
            <text:p>Cruise</text:p>
          </table:table-cell>
          <table:table-cell table:formula="of:=IF(   [.B284]=&quot;Accel&quot;;   [.$C$1];   IF(     [.B284]=&quot;Cruise&quot;;     0;     IF([.B284]=&quot;Decel&quot;; -[.$C$1]; 0)   ) )" office:value-type="float" office:value="0">
            <text:p>0</text:p>
          </table:table-cell>
          <table:table-cell table:formula="of:=IF(   [.B284]=&quot;Stop&quot;;   0;   MAX(     0;     MIN(       [.$C$2];       [.D283] + [.C284] * [.$C$4]     )   ) )" office:value-type="float" office:value="9.75">
            <text:p>9.75</text:p>
          </table:table-cell>
          <table:table-cell table:formula="of:=IF(   [.B284]=&quot;Stop&quot;;   [.$C$3];   [.E283] + [.D284] * [.$C$4] )" office:value-type="float" office:value="12.3825">
            <text:p>12.38</text:p>
          </table:table-cell>
          <table:table-cell table:number-columns-repeated="872"/>
        </table:table-row>
        <table:table-row table:style-name="ro3">
          <table:table-cell table:formula="of:=[.A284]+[.$C$4]" office:value-type="float" office:value="1.36999999999999">
            <text:p>1.370</text:p>
          </table:table-cell>
          <table:table-cell table:formula="of:=IF(   [.A285] &lt; [.$C$5];   &quot;Accel&quot;;   IF(     [.A285] &lt; [.$C$5] + [.$C$7];     &quot;Cruise&quot;;     IF(       [.A285] &lt; [.$C$8];       &quot;Decel&quot;;       &quot;Stop&quot;     )   ) )" office:value-type="string" office:string-value="Cruise">
            <text:p>Cruise</text:p>
          </table:table-cell>
          <table:table-cell table:formula="of:=IF(   [.B285]=&quot;Accel&quot;;   [.$C$1];   IF(     [.B285]=&quot;Cruise&quot;;     0;     IF([.B285]=&quot;Decel&quot;; -[.$C$1]; 0)   ) )" office:value-type="float" office:value="0">
            <text:p>0</text:p>
          </table:table-cell>
          <table:table-cell table:formula="of:=IF(   [.B285]=&quot;Stop&quot;;   0;   MAX(     0;     MIN(       [.$C$2];       [.D284] + [.C285] * [.$C$4]     )   ) )" office:value-type="float" office:value="9.75">
            <text:p>9.75</text:p>
          </table:table-cell>
          <table:table-cell table:formula="of:=IF(   [.B285]=&quot;Stop&quot;;   [.$C$3];   [.E284] + [.D285] * [.$C$4] )" office:value-type="float" office:value="12.43125">
            <text:p>12.43</text:p>
          </table:table-cell>
          <table:table-cell table:number-columns-repeated="872"/>
        </table:table-row>
        <table:table-row table:style-name="ro3">
          <table:table-cell table:formula="of:=[.A285]+[.$C$4]" office:value-type="float" office:value="1.37499999999999">
            <text:p>1.375</text:p>
          </table:table-cell>
          <table:table-cell table:formula="of:=IF(   [.A286] &lt; [.$C$5];   &quot;Accel&quot;;   IF(     [.A286] &lt; [.$C$5] + [.$C$7];     &quot;Cruise&quot;;     IF(       [.A286] &lt; [.$C$8];       &quot;Decel&quot;;       &quot;Stop&quot;     )   ) )" office:value-type="string" office:string-value="Cruise">
            <text:p>Cruise</text:p>
          </table:table-cell>
          <table:table-cell table:formula="of:=IF(   [.B286]=&quot;Accel&quot;;   [.$C$1];   IF(     [.B286]=&quot;Cruise&quot;;     0;     IF([.B286]=&quot;Decel&quot;; -[.$C$1]; 0)   ) )" office:value-type="float" office:value="0">
            <text:p>0</text:p>
          </table:table-cell>
          <table:table-cell table:formula="of:=IF(   [.B286]=&quot;Stop&quot;;   0;   MAX(     0;     MIN(       [.$C$2];       [.D285] + [.C286] * [.$C$4]     )   ) )" office:value-type="float" office:value="9.75">
            <text:p>9.75</text:p>
          </table:table-cell>
          <table:table-cell table:formula="of:=IF(   [.B286]=&quot;Stop&quot;;   [.$C$3];   [.E285] + [.D286] * [.$C$4] )" office:value-type="float" office:value="12.48">
            <text:p>12.48</text:p>
          </table:table-cell>
          <table:table-cell table:number-columns-repeated="872"/>
        </table:table-row>
        <table:table-row table:style-name="ro3">
          <table:table-cell table:formula="of:=[.A286]+[.$C$4]" office:value-type="float" office:value="1.37999999999999">
            <text:p>1.380</text:p>
          </table:table-cell>
          <table:table-cell table:formula="of:=IF(   [.A287] &lt; [.$C$5];   &quot;Accel&quot;;   IF(     [.A287] &lt; [.$C$5] + [.$C$7];     &quot;Cruise&quot;;     IF(       [.A287] &lt; [.$C$8];       &quot;Decel&quot;;       &quot;Stop&quot;     )   ) )" office:value-type="string" office:string-value="Cruise">
            <text:p>Cruise</text:p>
          </table:table-cell>
          <table:table-cell table:formula="of:=IF(   [.B287]=&quot;Accel&quot;;   [.$C$1];   IF(     [.B287]=&quot;Cruise&quot;;     0;     IF([.B287]=&quot;Decel&quot;; -[.$C$1]; 0)   ) )" office:value-type="float" office:value="0">
            <text:p>0</text:p>
          </table:table-cell>
          <table:table-cell table:formula="of:=IF(   [.B287]=&quot;Stop&quot;;   0;   MAX(     0;     MIN(       [.$C$2];       [.D286] + [.C287] * [.$C$4]     )   ) )" office:value-type="float" office:value="9.75">
            <text:p>9.75</text:p>
          </table:table-cell>
          <table:table-cell table:formula="of:=IF(   [.B287]=&quot;Stop&quot;;   [.$C$3];   [.E286] + [.D287] * [.$C$4] )" office:value-type="float" office:value="12.52875">
            <text:p>12.53</text:p>
          </table:table-cell>
          <table:table-cell table:number-columns-repeated="872"/>
        </table:table-row>
        <table:table-row table:style-name="ro3">
          <table:table-cell table:formula="of:=[.A287]+[.$C$4]" office:value-type="float" office:value="1.38499999999999">
            <text:p>1.385</text:p>
          </table:table-cell>
          <table:table-cell table:formula="of:=IF(   [.A288] &lt; [.$C$5];   &quot;Accel&quot;;   IF(     [.A288] &lt; [.$C$5] + [.$C$7];     &quot;Cruise&quot;;     IF(       [.A288] &lt; [.$C$8];       &quot;Decel&quot;;       &quot;Stop&quot;     )   ) )" office:value-type="string" office:string-value="Cruise">
            <text:p>Cruise</text:p>
          </table:table-cell>
          <table:table-cell table:formula="of:=IF(   [.B288]=&quot;Accel&quot;;   [.$C$1];   IF(     [.B288]=&quot;Cruise&quot;;     0;     IF([.B288]=&quot;Decel&quot;; -[.$C$1]; 0)   ) )" office:value-type="float" office:value="0">
            <text:p>0</text:p>
          </table:table-cell>
          <table:table-cell table:formula="of:=IF(   [.B288]=&quot;Stop&quot;;   0;   MAX(     0;     MIN(       [.$C$2];       [.D287] + [.C288] * [.$C$4]     )   ) )" office:value-type="float" office:value="9.75">
            <text:p>9.75</text:p>
          </table:table-cell>
          <table:table-cell table:formula="of:=IF(   [.B288]=&quot;Stop&quot;;   [.$C$3];   [.E287] + [.D288] * [.$C$4] )" office:value-type="float" office:value="12.5775">
            <text:p>12.58</text:p>
          </table:table-cell>
          <table:table-cell table:number-columns-repeated="872"/>
        </table:table-row>
        <table:table-row table:style-name="ro3">
          <table:table-cell table:formula="of:=[.A288]+[.$C$4]" office:value-type="float" office:value="1.38999999999999">
            <text:p>1.390</text:p>
          </table:table-cell>
          <table:table-cell table:formula="of:=IF(   [.A289] &lt; [.$C$5];   &quot;Accel&quot;;   IF(     [.A289] &lt; [.$C$5] + [.$C$7];     &quot;Cruise&quot;;     IF(       [.A289] &lt; [.$C$8];       &quot;Decel&quot;;       &quot;Stop&quot;     )   ) )" office:value-type="string" office:string-value="Cruise">
            <text:p>Cruise</text:p>
          </table:table-cell>
          <table:table-cell table:formula="of:=IF(   [.B289]=&quot;Accel&quot;;   [.$C$1];   IF(     [.B289]=&quot;Cruise&quot;;     0;     IF([.B289]=&quot;Decel&quot;; -[.$C$1]; 0)   ) )" office:value-type="float" office:value="0">
            <text:p>0</text:p>
          </table:table-cell>
          <table:table-cell table:formula="of:=IF(   [.B289]=&quot;Stop&quot;;   0;   MAX(     0;     MIN(       [.$C$2];       [.D288] + [.C289] * [.$C$4]     )   ) )" office:value-type="float" office:value="9.75">
            <text:p>9.75</text:p>
          </table:table-cell>
          <table:table-cell table:formula="of:=IF(   [.B289]=&quot;Stop&quot;;   [.$C$3];   [.E288] + [.D289] * [.$C$4] )" office:value-type="float" office:value="12.62625">
            <text:p>12.63</text:p>
          </table:table-cell>
          <table:table-cell table:number-columns-repeated="872"/>
        </table:table-row>
        <table:table-row table:style-name="ro3">
          <table:table-cell table:formula="of:=[.A289]+[.$C$4]" office:value-type="float" office:value="1.39499999999999">
            <text:p>1.395</text:p>
          </table:table-cell>
          <table:table-cell table:formula="of:=IF(   [.A290] &lt; [.$C$5];   &quot;Accel&quot;;   IF(     [.A290] &lt; [.$C$5] + [.$C$7];     &quot;Cruise&quot;;     IF(       [.A290] &lt; [.$C$8];       &quot;Decel&quot;;       &quot;Stop&quot;     )   ) )" office:value-type="string" office:string-value="Cruise">
            <text:p>Cruise</text:p>
          </table:table-cell>
          <table:table-cell table:formula="of:=IF(   [.B290]=&quot;Accel&quot;;   [.$C$1];   IF(     [.B290]=&quot;Cruise&quot;;     0;     IF([.B290]=&quot;Decel&quot;; -[.$C$1]; 0)   ) )" office:value-type="float" office:value="0">
            <text:p>0</text:p>
          </table:table-cell>
          <table:table-cell table:formula="of:=IF(   [.B290]=&quot;Stop&quot;;   0;   MAX(     0;     MIN(       [.$C$2];       [.D289] + [.C290] * [.$C$4]     )   ) )" office:value-type="float" office:value="9.75">
            <text:p>9.75</text:p>
          </table:table-cell>
          <table:table-cell table:formula="of:=IF(   [.B290]=&quot;Stop&quot;;   [.$C$3];   [.E289] + [.D290] * [.$C$4] )" office:value-type="float" office:value="12.675">
            <text:p>12.68</text:p>
          </table:table-cell>
          <table:table-cell table:number-columns-repeated="872"/>
        </table:table-row>
        <table:table-row table:style-name="ro3">
          <table:table-cell table:formula="of:=[.A290]+[.$C$4]" office:value-type="float" office:value="1.39999999999999">
            <text:p>1.400</text:p>
          </table:table-cell>
          <table:table-cell table:formula="of:=IF(   [.A291] &lt; [.$C$5];   &quot;Accel&quot;;   IF(     [.A291] &lt; [.$C$5] + [.$C$7];     &quot;Cruise&quot;;     IF(       [.A291] &lt; [.$C$8];       &quot;Decel&quot;;       &quot;Stop&quot;     )   ) )" office:value-type="string" office:string-value="Cruise">
            <text:p>Cruise</text:p>
          </table:table-cell>
          <table:table-cell table:formula="of:=IF(   [.B291]=&quot;Accel&quot;;   [.$C$1];   IF(     [.B291]=&quot;Cruise&quot;;     0;     IF([.B291]=&quot;Decel&quot;; -[.$C$1]; 0)   ) )" office:value-type="float" office:value="0">
            <text:p>0</text:p>
          </table:table-cell>
          <table:table-cell table:formula="of:=IF(   [.B291]=&quot;Stop&quot;;   0;   MAX(     0;     MIN(       [.$C$2];       [.D290] + [.C291] * [.$C$4]     )   ) )" office:value-type="float" office:value="9.75">
            <text:p>9.75</text:p>
          </table:table-cell>
          <table:table-cell table:formula="of:=IF(   [.B291]=&quot;Stop&quot;;   [.$C$3];   [.E290] + [.D291] * [.$C$4] )" office:value-type="float" office:value="12.72375">
            <text:p>12.72</text:p>
          </table:table-cell>
          <table:table-cell table:number-columns-repeated="872"/>
        </table:table-row>
        <table:table-row table:style-name="ro3">
          <table:table-cell table:formula="of:=[.A291]+[.$C$4]" office:value-type="float" office:value="1.40499999999999">
            <text:p>1.405</text:p>
          </table:table-cell>
          <table:table-cell table:formula="of:=IF(   [.A292] &lt; [.$C$5];   &quot;Accel&quot;;   IF(     [.A292] &lt; [.$C$5] + [.$C$7];     &quot;Cruise&quot;;     IF(       [.A292] &lt; [.$C$8];       &quot;Decel&quot;;       &quot;Stop&quot;     )   ) )" office:value-type="string" office:string-value="Cruise">
            <text:p>Cruise</text:p>
          </table:table-cell>
          <table:table-cell table:formula="of:=IF(   [.B292]=&quot;Accel&quot;;   [.$C$1];   IF(     [.B292]=&quot;Cruise&quot;;     0;     IF([.B292]=&quot;Decel&quot;; -[.$C$1]; 0)   ) )" office:value-type="float" office:value="0">
            <text:p>0</text:p>
          </table:table-cell>
          <table:table-cell table:formula="of:=IF(   [.B292]=&quot;Stop&quot;;   0;   MAX(     0;     MIN(       [.$C$2];       [.D291] + [.C292] * [.$C$4]     )   ) )" office:value-type="float" office:value="9.75">
            <text:p>9.75</text:p>
          </table:table-cell>
          <table:table-cell table:formula="of:=IF(   [.B292]=&quot;Stop&quot;;   [.$C$3];   [.E291] + [.D292] * [.$C$4] )" office:value-type="float" office:value="12.7725">
            <text:p>12.77</text:p>
          </table:table-cell>
          <table:table-cell table:number-columns-repeated="872"/>
        </table:table-row>
        <table:table-row table:style-name="ro3">
          <table:table-cell table:formula="of:=[.A292]+[.$C$4]" office:value-type="float" office:value="1.40999999999999">
            <text:p>1.410</text:p>
          </table:table-cell>
          <table:table-cell table:formula="of:=IF(   [.A293] &lt; [.$C$5];   &quot;Accel&quot;;   IF(     [.A293] &lt; [.$C$5] + [.$C$7];     &quot;Cruise&quot;;     IF(       [.A293] &lt; [.$C$8];       &quot;Decel&quot;;       &quot;Stop&quot;     )   ) )" office:value-type="string" office:string-value="Cruise">
            <text:p>Cruise</text:p>
          </table:table-cell>
          <table:table-cell table:formula="of:=IF(   [.B293]=&quot;Accel&quot;;   [.$C$1];   IF(     [.B293]=&quot;Cruise&quot;;     0;     IF([.B293]=&quot;Decel&quot;; -[.$C$1]; 0)   ) )" office:value-type="float" office:value="0">
            <text:p>0</text:p>
          </table:table-cell>
          <table:table-cell table:formula="of:=IF(   [.B293]=&quot;Stop&quot;;   0;   MAX(     0;     MIN(       [.$C$2];       [.D292] + [.C293] * [.$C$4]     )   ) )" office:value-type="float" office:value="9.75">
            <text:p>9.75</text:p>
          </table:table-cell>
          <table:table-cell table:formula="of:=IF(   [.B293]=&quot;Stop&quot;;   [.$C$3];   [.E292] + [.D293] * [.$C$4] )" office:value-type="float" office:value="12.82125">
            <text:p>12.82</text:p>
          </table:table-cell>
          <table:table-cell table:number-columns-repeated="872"/>
        </table:table-row>
        <table:table-row table:style-name="ro3">
          <table:table-cell table:formula="of:=[.A293]+[.$C$4]" office:value-type="float" office:value="1.41499999999999">
            <text:p>1.415</text:p>
          </table:table-cell>
          <table:table-cell table:formula="of:=IF(   [.A294] &lt; [.$C$5];   &quot;Accel&quot;;   IF(     [.A294] &lt; [.$C$5] + [.$C$7];     &quot;Cruise&quot;;     IF(       [.A294] &lt; [.$C$8];       &quot;Decel&quot;;       &quot;Stop&quot;     )   ) )" office:value-type="string" office:string-value="Cruise">
            <text:p>Cruise</text:p>
          </table:table-cell>
          <table:table-cell table:formula="of:=IF(   [.B294]=&quot;Accel&quot;;   [.$C$1];   IF(     [.B294]=&quot;Cruise&quot;;     0;     IF([.B294]=&quot;Decel&quot;; -[.$C$1]; 0)   ) )" office:value-type="float" office:value="0">
            <text:p>0</text:p>
          </table:table-cell>
          <table:table-cell table:formula="of:=IF(   [.B294]=&quot;Stop&quot;;   0;   MAX(     0;     MIN(       [.$C$2];       [.D293] + [.C294] * [.$C$4]     )   ) )" office:value-type="float" office:value="9.75">
            <text:p>9.75</text:p>
          </table:table-cell>
          <table:table-cell table:formula="of:=IF(   [.B294]=&quot;Stop&quot;;   [.$C$3];   [.E293] + [.D294] * [.$C$4] )" office:value-type="float" office:value="12.87">
            <text:p>12.87</text:p>
          </table:table-cell>
          <table:table-cell table:number-columns-repeated="872"/>
        </table:table-row>
        <table:table-row table:style-name="ro3">
          <table:table-cell table:formula="of:=[.A294]+[.$C$4]" office:value-type="float" office:value="1.41999999999999">
            <text:p>1.420</text:p>
          </table:table-cell>
          <table:table-cell table:formula="of:=IF(   [.A295] &lt; [.$C$5];   &quot;Accel&quot;;   IF(     [.A295] &lt; [.$C$5] + [.$C$7];     &quot;Cruise&quot;;     IF(       [.A295] &lt; [.$C$8];       &quot;Decel&quot;;       &quot;Stop&quot;     )   ) )" office:value-type="string" office:string-value="Cruise">
            <text:p>Cruise</text:p>
          </table:table-cell>
          <table:table-cell table:formula="of:=IF(   [.B295]=&quot;Accel&quot;;   [.$C$1];   IF(     [.B295]=&quot;Cruise&quot;;     0;     IF([.B295]=&quot;Decel&quot;; -[.$C$1]; 0)   ) )" office:value-type="float" office:value="0">
            <text:p>0</text:p>
          </table:table-cell>
          <table:table-cell table:formula="of:=IF(   [.B295]=&quot;Stop&quot;;   0;   MAX(     0;     MIN(       [.$C$2];       [.D294] + [.C295] * [.$C$4]     )   ) )" office:value-type="float" office:value="9.75">
            <text:p>9.75</text:p>
          </table:table-cell>
          <table:table-cell table:formula="of:=IF(   [.B295]=&quot;Stop&quot;;   [.$C$3];   [.E294] + [.D295] * [.$C$4] )" office:value-type="float" office:value="12.91875">
            <text:p>12.92</text:p>
          </table:table-cell>
          <table:table-cell table:number-columns-repeated="872"/>
        </table:table-row>
        <table:table-row table:style-name="ro3">
          <table:table-cell table:formula="of:=[.A295]+[.$C$4]" office:value-type="float" office:value="1.42499999999999">
            <text:p>1.425</text:p>
          </table:table-cell>
          <table:table-cell table:formula="of:=IF(   [.A296] &lt; [.$C$5];   &quot;Accel&quot;;   IF(     [.A296] &lt; [.$C$5] + [.$C$7];     &quot;Cruise&quot;;     IF(       [.A296] &lt; [.$C$8];       &quot;Decel&quot;;       &quot;Stop&quot;     )   ) )" office:value-type="string" office:string-value="Cruise">
            <text:p>Cruise</text:p>
          </table:table-cell>
          <table:table-cell table:formula="of:=IF(   [.B296]=&quot;Accel&quot;;   [.$C$1];   IF(     [.B296]=&quot;Cruise&quot;;     0;     IF([.B296]=&quot;Decel&quot;; -[.$C$1]; 0)   ) )" office:value-type="float" office:value="0">
            <text:p>0</text:p>
          </table:table-cell>
          <table:table-cell table:formula="of:=IF(   [.B296]=&quot;Stop&quot;;   0;   MAX(     0;     MIN(       [.$C$2];       [.D295] + [.C296] * [.$C$4]     )   ) )" office:value-type="float" office:value="9.75">
            <text:p>9.75</text:p>
          </table:table-cell>
          <table:table-cell table:formula="of:=IF(   [.B296]=&quot;Stop&quot;;   [.$C$3];   [.E295] + [.D296] * [.$C$4] )" office:value-type="float" office:value="12.9675">
            <text:p>12.97</text:p>
          </table:table-cell>
          <table:table-cell table:number-columns-repeated="872"/>
        </table:table-row>
        <table:table-row table:style-name="ro3">
          <table:table-cell table:formula="of:=[.A296]+[.$C$4]" office:value-type="float" office:value="1.42999999999999">
            <text:p>1.430</text:p>
          </table:table-cell>
          <table:table-cell table:formula="of:=IF(   [.A297] &lt; [.$C$5];   &quot;Accel&quot;;   IF(     [.A297] &lt; [.$C$5] + [.$C$7];     &quot;Cruise&quot;;     IF(       [.A297] &lt; [.$C$8];       &quot;Decel&quot;;       &quot;Stop&quot;     )   ) )" office:value-type="string" office:string-value="Cruise">
            <text:p>Cruise</text:p>
          </table:table-cell>
          <table:table-cell table:formula="of:=IF(   [.B297]=&quot;Accel&quot;;   [.$C$1];   IF(     [.B297]=&quot;Cruise&quot;;     0;     IF([.B297]=&quot;Decel&quot;; -[.$C$1]; 0)   ) )" office:value-type="float" office:value="0">
            <text:p>0</text:p>
          </table:table-cell>
          <table:table-cell table:formula="of:=IF(   [.B297]=&quot;Stop&quot;;   0;   MAX(     0;     MIN(       [.$C$2];       [.D296] + [.C297] * [.$C$4]     )   ) )" office:value-type="float" office:value="9.75">
            <text:p>9.75</text:p>
          </table:table-cell>
          <table:table-cell table:formula="of:=IF(   [.B297]=&quot;Stop&quot;;   [.$C$3];   [.E296] + [.D297] * [.$C$4] )" office:value-type="float" office:value="13.01625">
            <text:p>13.02</text:p>
          </table:table-cell>
          <table:table-cell table:number-columns-repeated="872"/>
        </table:table-row>
        <table:table-row table:style-name="ro3">
          <table:table-cell table:formula="of:=[.A297]+[.$C$4]" office:value-type="float" office:value="1.43499999999999">
            <text:p>1.435</text:p>
          </table:table-cell>
          <table:table-cell table:formula="of:=IF(   [.A298] &lt; [.$C$5];   &quot;Accel&quot;;   IF(     [.A298] &lt; [.$C$5] + [.$C$7];     &quot;Cruise&quot;;     IF(       [.A298] &lt; [.$C$8];       &quot;Decel&quot;;       &quot;Stop&quot;     )   ) )" office:value-type="string" office:string-value="Cruise">
            <text:p>Cruise</text:p>
          </table:table-cell>
          <table:table-cell table:formula="of:=IF(   [.B298]=&quot;Accel&quot;;   [.$C$1];   IF(     [.B298]=&quot;Cruise&quot;;     0;     IF([.B298]=&quot;Decel&quot;; -[.$C$1]; 0)   ) )" office:value-type="float" office:value="0">
            <text:p>0</text:p>
          </table:table-cell>
          <table:table-cell table:formula="of:=IF(   [.B298]=&quot;Stop&quot;;   0;   MAX(     0;     MIN(       [.$C$2];       [.D297] + [.C298] * [.$C$4]     )   ) )" office:value-type="float" office:value="9.75">
            <text:p>9.75</text:p>
          </table:table-cell>
          <table:table-cell table:formula="of:=IF(   [.B298]=&quot;Stop&quot;;   [.$C$3];   [.E297] + [.D298] * [.$C$4] )" office:value-type="float" office:value="13.065">
            <text:p>13.07</text:p>
          </table:table-cell>
          <table:table-cell table:number-columns-repeated="872"/>
        </table:table-row>
        <table:table-row table:style-name="ro3">
          <table:table-cell table:formula="of:=[.A298]+[.$C$4]" office:value-type="float" office:value="1.43999999999999">
            <text:p>1.440</text:p>
          </table:table-cell>
          <table:table-cell table:formula="of:=IF(   [.A299] &lt; [.$C$5];   &quot;Accel&quot;;   IF(     [.A299] &lt; [.$C$5] + [.$C$7];     &quot;Cruise&quot;;     IF(       [.A299] &lt; [.$C$8];       &quot;Decel&quot;;       &quot;Stop&quot;     )   ) )" office:value-type="string" office:string-value="Cruise">
            <text:p>Cruise</text:p>
          </table:table-cell>
          <table:table-cell table:formula="of:=IF(   [.B299]=&quot;Accel&quot;;   [.$C$1];   IF(     [.B299]=&quot;Cruise&quot;;     0;     IF([.B299]=&quot;Decel&quot;; -[.$C$1]; 0)   ) )" office:value-type="float" office:value="0">
            <text:p>0</text:p>
          </table:table-cell>
          <table:table-cell table:formula="of:=IF(   [.B299]=&quot;Stop&quot;;   0;   MAX(     0;     MIN(       [.$C$2];       [.D298] + [.C299] * [.$C$4]     )   ) )" office:value-type="float" office:value="9.75">
            <text:p>9.75</text:p>
          </table:table-cell>
          <table:table-cell table:formula="of:=IF(   [.B299]=&quot;Stop&quot;;   [.$C$3];   [.E298] + [.D299] * [.$C$4] )" office:value-type="float" office:value="13.11375">
            <text:p>13.11</text:p>
          </table:table-cell>
          <table:table-cell table:number-columns-repeated="872"/>
        </table:table-row>
        <table:table-row table:style-name="ro3">
          <table:table-cell table:formula="of:=[.A299]+[.$C$4]" office:value-type="float" office:value="1.44499999999999">
            <text:p>1.445</text:p>
          </table:table-cell>
          <table:table-cell table:formula="of:=IF(   [.A300] &lt; [.$C$5];   &quot;Accel&quot;;   IF(     [.A300] &lt; [.$C$5] + [.$C$7];     &quot;Cruise&quot;;     IF(       [.A300] &lt; [.$C$8];       &quot;Decel&quot;;       &quot;Stop&quot;     )   ) )" office:value-type="string" office:string-value="Cruise">
            <text:p>Cruise</text:p>
          </table:table-cell>
          <table:table-cell table:formula="of:=IF(   [.B300]=&quot;Accel&quot;;   [.$C$1];   IF(     [.B300]=&quot;Cruise&quot;;     0;     IF([.B300]=&quot;Decel&quot;; -[.$C$1]; 0)   ) )" office:value-type="float" office:value="0">
            <text:p>0</text:p>
          </table:table-cell>
          <table:table-cell table:formula="of:=IF(   [.B300]=&quot;Stop&quot;;   0;   MAX(     0;     MIN(       [.$C$2];       [.D299] + [.C300] * [.$C$4]     )   ) )" office:value-type="float" office:value="9.75">
            <text:p>9.75</text:p>
          </table:table-cell>
          <table:table-cell table:formula="of:=IF(   [.B300]=&quot;Stop&quot;;   [.$C$3];   [.E299] + [.D300] * [.$C$4] )" office:value-type="float" office:value="13.1625">
            <text:p>13.16</text:p>
          </table:table-cell>
          <table:table-cell table:number-columns-repeated="872"/>
        </table:table-row>
        <table:table-row table:style-name="ro3">
          <table:table-cell table:formula="of:=[.A300]+[.$C$4]" office:value-type="float" office:value="1.44999999999999">
            <text:p>1.450</text:p>
          </table:table-cell>
          <table:table-cell table:formula="of:=IF(   [.A301] &lt; [.$C$5];   &quot;Accel&quot;;   IF(     [.A301] &lt; [.$C$5] + [.$C$7];     &quot;Cruise&quot;;     IF(       [.A301] &lt; [.$C$8];       &quot;Decel&quot;;       &quot;Stop&quot;     )   ) )" office:value-type="string" office:string-value="Cruise">
            <text:p>Cruise</text:p>
          </table:table-cell>
          <table:table-cell table:formula="of:=IF(   [.B301]=&quot;Accel&quot;;   [.$C$1];   IF(     [.B301]=&quot;Cruise&quot;;     0;     IF([.B301]=&quot;Decel&quot;; -[.$C$1]; 0)   ) )" office:value-type="float" office:value="0">
            <text:p>0</text:p>
          </table:table-cell>
          <table:table-cell table:formula="of:=IF(   [.B301]=&quot;Stop&quot;;   0;   MAX(     0;     MIN(       [.$C$2];       [.D300] + [.C301] * [.$C$4]     )   ) )" office:value-type="float" office:value="9.75">
            <text:p>9.75</text:p>
          </table:table-cell>
          <table:table-cell table:formula="of:=IF(   [.B301]=&quot;Stop&quot;;   [.$C$3];   [.E300] + [.D301] * [.$C$4] )" office:value-type="float" office:value="13.21125">
            <text:p>13.21</text:p>
          </table:table-cell>
          <table:table-cell table:number-columns-repeated="872"/>
        </table:table-row>
        <table:table-row table:style-name="ro3">
          <table:table-cell table:formula="of:=[.A301]+[.$C$4]" office:value-type="float" office:value="1.45499999999999">
            <text:p>1.455</text:p>
          </table:table-cell>
          <table:table-cell table:formula="of:=IF(   [.A302] &lt; [.$C$5];   &quot;Accel&quot;;   IF(     [.A302] &lt; [.$C$5] + [.$C$7];     &quot;Cruise&quot;;     IF(       [.A302] &lt; [.$C$8];       &quot;Decel&quot;;       &quot;Stop&quot;     )   ) )" office:value-type="string" office:string-value="Cruise">
            <text:p>Cruise</text:p>
          </table:table-cell>
          <table:table-cell table:formula="of:=IF(   [.B302]=&quot;Accel&quot;;   [.$C$1];   IF(     [.B302]=&quot;Cruise&quot;;     0;     IF([.B302]=&quot;Decel&quot;; -[.$C$1]; 0)   ) )" office:value-type="float" office:value="0">
            <text:p>0</text:p>
          </table:table-cell>
          <table:table-cell table:formula="of:=IF(   [.B302]=&quot;Stop&quot;;   0;   MAX(     0;     MIN(       [.$C$2];       [.D301] + [.C302] * [.$C$4]     )   ) )" office:value-type="float" office:value="9.75">
            <text:p>9.75</text:p>
          </table:table-cell>
          <table:table-cell table:formula="of:=IF(   [.B302]=&quot;Stop&quot;;   [.$C$3];   [.E301] + [.D302] * [.$C$4] )" office:value-type="float" office:value="13.26">
            <text:p>13.26</text:p>
          </table:table-cell>
          <table:table-cell table:number-columns-repeated="872"/>
        </table:table-row>
        <table:table-row table:style-name="ro3">
          <table:table-cell table:formula="of:=[.A302]+[.$C$4]" office:value-type="float" office:value="1.45999999999999">
            <text:p>1.460</text:p>
          </table:table-cell>
          <table:table-cell table:formula="of:=IF(   [.A303] &lt; [.$C$5];   &quot;Accel&quot;;   IF(     [.A303] &lt; [.$C$5] + [.$C$7];     &quot;Cruise&quot;;     IF(       [.A303] &lt; [.$C$8];       &quot;Decel&quot;;       &quot;Stop&quot;     )   ) )" office:value-type="string" office:string-value="Cruise">
            <text:p>Cruise</text:p>
          </table:table-cell>
          <table:table-cell table:formula="of:=IF(   [.B303]=&quot;Accel&quot;;   [.$C$1];   IF(     [.B303]=&quot;Cruise&quot;;     0;     IF([.B303]=&quot;Decel&quot;; -[.$C$1]; 0)   ) )" office:value-type="float" office:value="0">
            <text:p>0</text:p>
          </table:table-cell>
          <table:table-cell table:formula="of:=IF(   [.B303]=&quot;Stop&quot;;   0;   MAX(     0;     MIN(       [.$C$2];       [.D302] + [.C303] * [.$C$4]     )   ) )" office:value-type="float" office:value="9.75">
            <text:p>9.75</text:p>
          </table:table-cell>
          <table:table-cell table:formula="of:=IF(   [.B303]=&quot;Stop&quot;;   [.$C$3];   [.E302] + [.D303] * [.$C$4] )" office:value-type="float" office:value="13.30875">
            <text:p>13.31</text:p>
          </table:table-cell>
          <table:table-cell table:number-columns-repeated="872"/>
        </table:table-row>
        <table:table-row table:style-name="ro3">
          <table:table-cell table:formula="of:=[.A303]+[.$C$4]" office:value-type="float" office:value="1.46499999999999">
            <text:p>1.465</text:p>
          </table:table-cell>
          <table:table-cell table:formula="of:=IF(   [.A304] &lt; [.$C$5];   &quot;Accel&quot;;   IF(     [.A304] &lt; [.$C$5] + [.$C$7];     &quot;Cruise&quot;;     IF(       [.A304] &lt; [.$C$8];       &quot;Decel&quot;;       &quot;Stop&quot;     )   ) )" office:value-type="string" office:string-value="Cruise">
            <text:p>Cruise</text:p>
          </table:table-cell>
          <table:table-cell table:formula="of:=IF(   [.B304]=&quot;Accel&quot;;   [.$C$1];   IF(     [.B304]=&quot;Cruise&quot;;     0;     IF([.B304]=&quot;Decel&quot;; -[.$C$1]; 0)   ) )" office:value-type="float" office:value="0">
            <text:p>0</text:p>
          </table:table-cell>
          <table:table-cell table:formula="of:=IF(   [.B304]=&quot;Stop&quot;;   0;   MAX(     0;     MIN(       [.$C$2];       [.D303] + [.C304] * [.$C$4]     )   ) )" office:value-type="float" office:value="9.75">
            <text:p>9.75</text:p>
          </table:table-cell>
          <table:table-cell table:formula="of:=IF(   [.B304]=&quot;Stop&quot;;   [.$C$3];   [.E303] + [.D304] * [.$C$4] )" office:value-type="float" office:value="13.3575">
            <text:p>13.36</text:p>
          </table:table-cell>
          <table:table-cell table:number-columns-repeated="872"/>
        </table:table-row>
        <table:table-row table:style-name="ro3">
          <table:table-cell table:formula="of:=[.A304]+[.$C$4]" office:value-type="float" office:value="1.46999999999999">
            <text:p>1.470</text:p>
          </table:table-cell>
          <table:table-cell table:formula="of:=IF(   [.A305] &lt; [.$C$5];   &quot;Accel&quot;;   IF(     [.A305] &lt; [.$C$5] + [.$C$7];     &quot;Cruise&quot;;     IF(       [.A305] &lt; [.$C$8];       &quot;Decel&quot;;       &quot;Stop&quot;     )   ) )" office:value-type="string" office:string-value="Cruise">
            <text:p>Cruise</text:p>
          </table:table-cell>
          <table:table-cell table:formula="of:=IF(   [.B305]=&quot;Accel&quot;;   [.$C$1];   IF(     [.B305]=&quot;Cruise&quot;;     0;     IF([.B305]=&quot;Decel&quot;; -[.$C$1]; 0)   ) )" office:value-type="float" office:value="0">
            <text:p>0</text:p>
          </table:table-cell>
          <table:table-cell table:formula="of:=IF(   [.B305]=&quot;Stop&quot;;   0;   MAX(     0;     MIN(       [.$C$2];       [.D304] + [.C305] * [.$C$4]     )   ) )" office:value-type="float" office:value="9.75">
            <text:p>9.75</text:p>
          </table:table-cell>
          <table:table-cell table:formula="of:=IF(   [.B305]=&quot;Stop&quot;;   [.$C$3];   [.E304] + [.D305] * [.$C$4] )" office:value-type="float" office:value="13.40625">
            <text:p>13.41</text:p>
          </table:table-cell>
          <table:table-cell table:number-columns-repeated="872"/>
        </table:table-row>
        <table:table-row table:style-name="ro3">
          <table:table-cell table:formula="of:=[.A305]+[.$C$4]" office:value-type="float" office:value="1.47499999999999">
            <text:p>1.475</text:p>
          </table:table-cell>
          <table:table-cell table:formula="of:=IF(   [.A306] &lt; [.$C$5];   &quot;Accel&quot;;   IF(     [.A306] &lt; [.$C$5] + [.$C$7];     &quot;Cruise&quot;;     IF(       [.A306] &lt; [.$C$8];       &quot;Decel&quot;;       &quot;Stop&quot;     )   ) )" office:value-type="string" office:string-value="Cruise">
            <text:p>Cruise</text:p>
          </table:table-cell>
          <table:table-cell table:formula="of:=IF(   [.B306]=&quot;Accel&quot;;   [.$C$1];   IF(     [.B306]=&quot;Cruise&quot;;     0;     IF([.B306]=&quot;Decel&quot;; -[.$C$1]; 0)   ) )" office:value-type="float" office:value="0">
            <text:p>0</text:p>
          </table:table-cell>
          <table:table-cell table:formula="of:=IF(   [.B306]=&quot;Stop&quot;;   0;   MAX(     0;     MIN(       [.$C$2];       [.D305] + [.C306] * [.$C$4]     )   ) )" office:value-type="float" office:value="9.75">
            <text:p>9.75</text:p>
          </table:table-cell>
          <table:table-cell table:formula="of:=IF(   [.B306]=&quot;Stop&quot;;   [.$C$3];   [.E305] + [.D306] * [.$C$4] )" office:value-type="float" office:value="13.455">
            <text:p>13.46</text:p>
          </table:table-cell>
          <table:table-cell table:number-columns-repeated="872"/>
        </table:table-row>
        <table:table-row table:style-name="ro3">
          <table:table-cell table:formula="of:=[.A306]+[.$C$4]" office:value-type="float" office:value="1.47999999999999">
            <text:p>1.480</text:p>
          </table:table-cell>
          <table:table-cell table:formula="of:=IF(   [.A307] &lt; [.$C$5];   &quot;Accel&quot;;   IF(     [.A307] &lt; [.$C$5] + [.$C$7];     &quot;Cruise&quot;;     IF(       [.A307] &lt; [.$C$8];       &quot;Decel&quot;;       &quot;Stop&quot;     )   ) )" office:value-type="string" office:string-value="Cruise">
            <text:p>Cruise</text:p>
          </table:table-cell>
          <table:table-cell table:formula="of:=IF(   [.B307]=&quot;Accel&quot;;   [.$C$1];   IF(     [.B307]=&quot;Cruise&quot;;     0;     IF([.B307]=&quot;Decel&quot;; -[.$C$1]; 0)   ) )" office:value-type="float" office:value="0">
            <text:p>0</text:p>
          </table:table-cell>
          <table:table-cell table:formula="of:=IF(   [.B307]=&quot;Stop&quot;;   0;   MAX(     0;     MIN(       [.$C$2];       [.D306] + [.C307] * [.$C$4]     )   ) )" office:value-type="float" office:value="9.75">
            <text:p>9.75</text:p>
          </table:table-cell>
          <table:table-cell table:formula="of:=IF(   [.B307]=&quot;Stop&quot;;   [.$C$3];   [.E306] + [.D307] * [.$C$4] )" office:value-type="float" office:value="13.50375">
            <text:p>13.50</text:p>
          </table:table-cell>
          <table:table-cell table:number-columns-repeated="872"/>
        </table:table-row>
        <table:table-row table:style-name="ro3">
          <table:table-cell table:formula="of:=[.A307]+[.$C$4]" office:value-type="float" office:value="1.48499999999999">
            <text:p>1.485</text:p>
          </table:table-cell>
          <table:table-cell table:formula="of:=IF(   [.A308] &lt; [.$C$5];   &quot;Accel&quot;;   IF(     [.A308] &lt; [.$C$5] + [.$C$7];     &quot;Cruise&quot;;     IF(       [.A308] &lt; [.$C$8];       &quot;Decel&quot;;       &quot;Stop&quot;     )   ) )" office:value-type="string" office:string-value="Cruise">
            <text:p>Cruise</text:p>
          </table:table-cell>
          <table:table-cell table:formula="of:=IF(   [.B308]=&quot;Accel&quot;;   [.$C$1];   IF(     [.B308]=&quot;Cruise&quot;;     0;     IF([.B308]=&quot;Decel&quot;; -[.$C$1]; 0)   ) )" office:value-type="float" office:value="0">
            <text:p>0</text:p>
          </table:table-cell>
          <table:table-cell table:formula="of:=IF(   [.B308]=&quot;Stop&quot;;   0;   MAX(     0;     MIN(       [.$C$2];       [.D307] + [.C308] * [.$C$4]     )   ) )" office:value-type="float" office:value="9.75">
            <text:p>9.75</text:p>
          </table:table-cell>
          <table:table-cell table:formula="of:=IF(   [.B308]=&quot;Stop&quot;;   [.$C$3];   [.E307] + [.D308] * [.$C$4] )" office:value-type="float" office:value="13.5525">
            <text:p>13.55</text:p>
          </table:table-cell>
          <table:table-cell table:number-columns-repeated="872"/>
        </table:table-row>
        <table:table-row table:style-name="ro3">
          <table:table-cell table:formula="of:=[.A308]+[.$C$4]" office:value-type="float" office:value="1.48999999999999">
            <text:p>1.490</text:p>
          </table:table-cell>
          <table:table-cell table:formula="of:=IF(   [.A309] &lt; [.$C$5];   &quot;Accel&quot;;   IF(     [.A309] &lt; [.$C$5] + [.$C$7];     &quot;Cruise&quot;;     IF(       [.A309] &lt; [.$C$8];       &quot;Decel&quot;;       &quot;Stop&quot;     )   ) )" office:value-type="string" office:string-value="Cruise">
            <text:p>Cruise</text:p>
          </table:table-cell>
          <table:table-cell table:formula="of:=IF(   [.B309]=&quot;Accel&quot;;   [.$C$1];   IF(     [.B309]=&quot;Cruise&quot;;     0;     IF([.B309]=&quot;Decel&quot;; -[.$C$1]; 0)   ) )" office:value-type="float" office:value="0">
            <text:p>0</text:p>
          </table:table-cell>
          <table:table-cell table:formula="of:=IF(   [.B309]=&quot;Stop&quot;;   0;   MAX(     0;     MIN(       [.$C$2];       [.D308] + [.C309] * [.$C$4]     )   ) )" office:value-type="float" office:value="9.75">
            <text:p>9.75</text:p>
          </table:table-cell>
          <table:table-cell table:formula="of:=IF(   [.B309]=&quot;Stop&quot;;   [.$C$3];   [.E308] + [.D309] * [.$C$4] )" office:value-type="float" office:value="13.60125">
            <text:p>13.60</text:p>
          </table:table-cell>
          <table:table-cell table:number-columns-repeated="872"/>
        </table:table-row>
        <table:table-row table:style-name="ro3">
          <table:table-cell table:formula="of:=[.A309]+[.$C$4]" office:value-type="float" office:value="1.49499999999999">
            <text:p>1.495</text:p>
          </table:table-cell>
          <table:table-cell table:formula="of:=IF(   [.A310] &lt; [.$C$5];   &quot;Accel&quot;;   IF(     [.A310] &lt; [.$C$5] + [.$C$7];     &quot;Cruise&quot;;     IF(       [.A310] &lt; [.$C$8];       &quot;Decel&quot;;       &quot;Stop&quot;     )   ) )" office:value-type="string" office:string-value="Cruise">
            <text:p>Cruise</text:p>
          </table:table-cell>
          <table:table-cell table:formula="of:=IF(   [.B310]=&quot;Accel&quot;;   [.$C$1];   IF(     [.B310]=&quot;Cruise&quot;;     0;     IF([.B310]=&quot;Decel&quot;; -[.$C$1]; 0)   ) )" office:value-type="float" office:value="0">
            <text:p>0</text:p>
          </table:table-cell>
          <table:table-cell table:formula="of:=IF(   [.B310]=&quot;Stop&quot;;   0;   MAX(     0;     MIN(       [.$C$2];       [.D309] + [.C310] * [.$C$4]     )   ) )" office:value-type="float" office:value="9.75">
            <text:p>9.75</text:p>
          </table:table-cell>
          <table:table-cell table:formula="of:=IF(   [.B310]=&quot;Stop&quot;;   [.$C$3];   [.E309] + [.D310] * [.$C$4] )" office:value-type="float" office:value="13.65">
            <text:p>13.65</text:p>
          </table:table-cell>
          <table:table-cell table:number-columns-repeated="872"/>
        </table:table-row>
        <table:table-row table:style-name="ro3">
          <table:table-cell table:formula="of:=[.A310]+[.$C$4]" office:value-type="float" office:value="1.49999999999999">
            <text:p>1.500</text:p>
          </table:table-cell>
          <table:table-cell table:formula="of:=IF(   [.A311] &lt; [.$C$5];   &quot;Accel&quot;;   IF(     [.A311] &lt; [.$C$5] + [.$C$7];     &quot;Cruise&quot;;     IF(       [.A311] &lt; [.$C$8];       &quot;Decel&quot;;       &quot;Stop&quot;     )   ) )" office:value-type="string" office:string-value="Cruise">
            <text:p>Cruise</text:p>
          </table:table-cell>
          <table:table-cell table:formula="of:=IF(   [.B311]=&quot;Accel&quot;;   [.$C$1];   IF(     [.B311]=&quot;Cruise&quot;;     0;     IF([.B311]=&quot;Decel&quot;; -[.$C$1]; 0)   ) )" office:value-type="float" office:value="0">
            <text:p>0</text:p>
          </table:table-cell>
          <table:table-cell table:formula="of:=IF(   [.B311]=&quot;Stop&quot;;   0;   MAX(     0;     MIN(       [.$C$2];       [.D310] + [.C311] * [.$C$4]     )   ) )" office:value-type="float" office:value="9.75">
            <text:p>9.75</text:p>
          </table:table-cell>
          <table:table-cell table:formula="of:=IF(   [.B311]=&quot;Stop&quot;;   [.$C$3];   [.E310] + [.D311] * [.$C$4] )" office:value-type="float" office:value="13.69875">
            <text:p>13.70</text:p>
          </table:table-cell>
          <table:table-cell table:number-columns-repeated="872"/>
        </table:table-row>
        <table:table-row table:style-name="ro3">
          <table:table-cell table:formula="of:=[.A311]+[.$C$4]" office:value-type="float" office:value="1.50499999999999">
            <text:p>1.505</text:p>
          </table:table-cell>
          <table:table-cell table:formula="of:=IF(   [.A312] &lt; [.$C$5];   &quot;Accel&quot;;   IF(     [.A312] &lt; [.$C$5] + [.$C$7];     &quot;Cruise&quot;;     IF(       [.A312] &lt; [.$C$8];       &quot;Decel&quot;;       &quot;Stop&quot;     )   ) )" office:value-type="string" office:string-value="Cruise">
            <text:p>Cruise</text:p>
          </table:table-cell>
          <table:table-cell table:formula="of:=IF(   [.B312]=&quot;Accel&quot;;   [.$C$1];   IF(     [.B312]=&quot;Cruise&quot;;     0;     IF([.B312]=&quot;Decel&quot;; -[.$C$1]; 0)   ) )" office:value-type="float" office:value="0">
            <text:p>0</text:p>
          </table:table-cell>
          <table:table-cell table:formula="of:=IF(   [.B312]=&quot;Stop&quot;;   0;   MAX(     0;     MIN(       [.$C$2];       [.D311] + [.C312] * [.$C$4]     )   ) )" office:value-type="float" office:value="9.75">
            <text:p>9.75</text:p>
          </table:table-cell>
          <table:table-cell table:formula="of:=IF(   [.B312]=&quot;Stop&quot;;   [.$C$3];   [.E311] + [.D312] * [.$C$4] )" office:value-type="float" office:value="13.7475">
            <text:p>13.75</text:p>
          </table:table-cell>
          <table:table-cell table:number-columns-repeated="872"/>
        </table:table-row>
        <table:table-row table:style-name="ro3">
          <table:table-cell table:formula="of:=[.A312]+[.$C$4]" office:value-type="float" office:value="1.50999999999999">
            <text:p>1.510</text:p>
          </table:table-cell>
          <table:table-cell table:formula="of:=IF(   [.A313] &lt; [.$C$5];   &quot;Accel&quot;;   IF(     [.A313] &lt; [.$C$5] + [.$C$7];     &quot;Cruise&quot;;     IF(       [.A313] &lt; [.$C$8];       &quot;Decel&quot;;       &quot;Stop&quot;     )   ) )" office:value-type="string" office:string-value="Cruise">
            <text:p>Cruise</text:p>
          </table:table-cell>
          <table:table-cell table:formula="of:=IF(   [.B313]=&quot;Accel&quot;;   [.$C$1];   IF(     [.B313]=&quot;Cruise&quot;;     0;     IF([.B313]=&quot;Decel&quot;; -[.$C$1]; 0)   ) )" office:value-type="float" office:value="0">
            <text:p>0</text:p>
          </table:table-cell>
          <table:table-cell table:formula="of:=IF(   [.B313]=&quot;Stop&quot;;   0;   MAX(     0;     MIN(       [.$C$2];       [.D312] + [.C313] * [.$C$4]     )   ) )" office:value-type="float" office:value="9.75">
            <text:p>9.75</text:p>
          </table:table-cell>
          <table:table-cell table:formula="of:=IF(   [.B313]=&quot;Stop&quot;;   [.$C$3];   [.E312] + [.D313] * [.$C$4] )" office:value-type="float" office:value="13.79625">
            <text:p>13.80</text:p>
          </table:table-cell>
          <table:table-cell table:number-columns-repeated="872"/>
        </table:table-row>
        <table:table-row table:style-name="ro3">
          <table:table-cell table:formula="of:=[.A313]+[.$C$4]" office:value-type="float" office:value="1.51499999999999">
            <text:p>1.515</text:p>
          </table:table-cell>
          <table:table-cell table:formula="of:=IF(   [.A314] &lt; [.$C$5];   &quot;Accel&quot;;   IF(     [.A314] &lt; [.$C$5] + [.$C$7];     &quot;Cruise&quot;;     IF(       [.A314] &lt; [.$C$8];       &quot;Decel&quot;;       &quot;Stop&quot;     )   ) )" office:value-type="string" office:string-value="Cruise">
            <text:p>Cruise</text:p>
          </table:table-cell>
          <table:table-cell table:formula="of:=IF(   [.B314]=&quot;Accel&quot;;   [.$C$1];   IF(     [.B314]=&quot;Cruise&quot;;     0;     IF([.B314]=&quot;Decel&quot;; -[.$C$1]; 0)   ) )" office:value-type="float" office:value="0">
            <text:p>0</text:p>
          </table:table-cell>
          <table:table-cell table:formula="of:=IF(   [.B314]=&quot;Stop&quot;;   0;   MAX(     0;     MIN(       [.$C$2];       [.D313] + [.C314] * [.$C$4]     )   ) )" office:value-type="float" office:value="9.75">
            <text:p>9.75</text:p>
          </table:table-cell>
          <table:table-cell table:formula="of:=IF(   [.B314]=&quot;Stop&quot;;   [.$C$3];   [.E313] + [.D314] * [.$C$4] )" office:value-type="float" office:value="13.845">
            <text:p>13.85</text:p>
          </table:table-cell>
          <table:table-cell table:number-columns-repeated="872"/>
        </table:table-row>
        <table:table-row table:style-name="ro3">
          <table:table-cell table:formula="of:=[.A314]+[.$C$4]" office:value-type="float" office:value="1.51999999999999">
            <text:p>1.520</text:p>
          </table:table-cell>
          <table:table-cell table:formula="of:=IF(   [.A315] &lt; [.$C$5];   &quot;Accel&quot;;   IF(     [.A315] &lt; [.$C$5] + [.$C$7];     &quot;Cruise&quot;;     IF(       [.A315] &lt; [.$C$8];       &quot;Decel&quot;;       &quot;Stop&quot;     )   ) )" office:value-type="string" office:string-value="Cruise">
            <text:p>Cruise</text:p>
          </table:table-cell>
          <table:table-cell table:formula="of:=IF(   [.B315]=&quot;Accel&quot;;   [.$C$1];   IF(     [.B315]=&quot;Cruise&quot;;     0;     IF([.B315]=&quot;Decel&quot;; -[.$C$1]; 0)   ) )" office:value-type="float" office:value="0">
            <text:p>0</text:p>
          </table:table-cell>
          <table:table-cell table:formula="of:=IF(   [.B315]=&quot;Stop&quot;;   0;   MAX(     0;     MIN(       [.$C$2];       [.D314] + [.C315] * [.$C$4]     )   ) )" office:value-type="float" office:value="9.75">
            <text:p>9.75</text:p>
          </table:table-cell>
          <table:table-cell table:formula="of:=IF(   [.B315]=&quot;Stop&quot;;   [.$C$3];   [.E314] + [.D315] * [.$C$4] )" office:value-type="float" office:value="13.89375">
            <text:p>13.89</text:p>
          </table:table-cell>
          <table:table-cell table:number-columns-repeated="872"/>
        </table:table-row>
        <table:table-row table:style-name="ro3">
          <table:table-cell table:formula="of:=[.A315]+[.$C$4]" office:value-type="float" office:value="1.52499999999999">
            <text:p>1.525</text:p>
          </table:table-cell>
          <table:table-cell table:formula="of:=IF(   [.A316] &lt; [.$C$5];   &quot;Accel&quot;;   IF(     [.A316] &lt; [.$C$5] + [.$C$7];     &quot;Cruise&quot;;     IF(       [.A316] &lt; [.$C$8];       &quot;Decel&quot;;       &quot;Stop&quot;     )   ) )" office:value-type="string" office:string-value="Cruise">
            <text:p>Cruise</text:p>
          </table:table-cell>
          <table:table-cell table:formula="of:=IF(   [.B316]=&quot;Accel&quot;;   [.$C$1];   IF(     [.B316]=&quot;Cruise&quot;;     0;     IF([.B316]=&quot;Decel&quot;; -[.$C$1]; 0)   ) )" office:value-type="float" office:value="0">
            <text:p>0</text:p>
          </table:table-cell>
          <table:table-cell table:formula="of:=IF(   [.B316]=&quot;Stop&quot;;   0;   MAX(     0;     MIN(       [.$C$2];       [.D315] + [.C316] * [.$C$4]     )   ) )" office:value-type="float" office:value="9.75">
            <text:p>9.75</text:p>
          </table:table-cell>
          <table:table-cell table:formula="of:=IF(   [.B316]=&quot;Stop&quot;;   [.$C$3];   [.E315] + [.D316] * [.$C$4] )" office:value-type="float" office:value="13.9425">
            <text:p>13.94</text:p>
          </table:table-cell>
          <table:table-cell table:number-columns-repeated="872"/>
        </table:table-row>
        <table:table-row table:style-name="ro3">
          <table:table-cell table:formula="of:=[.A316]+[.$C$4]" office:value-type="float" office:value="1.52999999999999">
            <text:p>1.530</text:p>
          </table:table-cell>
          <table:table-cell table:formula="of:=IF(   [.A317] &lt; [.$C$5];   &quot;Accel&quot;;   IF(     [.A317] &lt; [.$C$5] + [.$C$7];     &quot;Cruise&quot;;     IF(       [.A317] &lt; [.$C$8];       &quot;Decel&quot;;       &quot;Stop&quot;     )   ) )" office:value-type="string" office:string-value="Cruise">
            <text:p>Cruise</text:p>
          </table:table-cell>
          <table:table-cell table:formula="of:=IF(   [.B317]=&quot;Accel&quot;;   [.$C$1];   IF(     [.B317]=&quot;Cruise&quot;;     0;     IF([.B317]=&quot;Decel&quot;; -[.$C$1]; 0)   ) )" office:value-type="float" office:value="0">
            <text:p>0</text:p>
          </table:table-cell>
          <table:table-cell table:formula="of:=IF(   [.B317]=&quot;Stop&quot;;   0;   MAX(     0;     MIN(       [.$C$2];       [.D316] + [.C317] * [.$C$4]     )   ) )" office:value-type="float" office:value="9.75">
            <text:p>9.75</text:p>
          </table:table-cell>
          <table:table-cell table:formula="of:=IF(   [.B317]=&quot;Stop&quot;;   [.$C$3];   [.E316] + [.D317] * [.$C$4] )" office:value-type="float" office:value="13.99125">
            <text:p>13.99</text:p>
          </table:table-cell>
          <table:table-cell table:number-columns-repeated="872"/>
        </table:table-row>
        <table:table-row table:style-name="ro3">
          <table:table-cell table:formula="of:=[.A317]+[.$C$4]" office:value-type="float" office:value="1.53499999999999">
            <text:p>1.535</text:p>
          </table:table-cell>
          <table:table-cell table:formula="of:=IF(   [.A318] &lt; [.$C$5];   &quot;Accel&quot;;   IF(     [.A318] &lt; [.$C$5] + [.$C$7];     &quot;Cruise&quot;;     IF(       [.A318] &lt; [.$C$8];       &quot;Decel&quot;;       &quot;Stop&quot;     )   ) )" office:value-type="string" office:string-value="Cruise">
            <text:p>Cruise</text:p>
          </table:table-cell>
          <table:table-cell table:formula="of:=IF(   [.B318]=&quot;Accel&quot;;   [.$C$1];   IF(     [.B318]=&quot;Cruise&quot;;     0;     IF([.B318]=&quot;Decel&quot;; -[.$C$1]; 0)   ) )" office:value-type="float" office:value="0">
            <text:p>0</text:p>
          </table:table-cell>
          <table:table-cell table:formula="of:=IF(   [.B318]=&quot;Stop&quot;;   0;   MAX(     0;     MIN(       [.$C$2];       [.D317] + [.C318] * [.$C$4]     )   ) )" office:value-type="float" office:value="9.75">
            <text:p>9.75</text:p>
          </table:table-cell>
          <table:table-cell table:formula="of:=IF(   [.B318]=&quot;Stop&quot;;   [.$C$3];   [.E317] + [.D318] * [.$C$4] )" office:value-type="float" office:value="14.04">
            <text:p>14.04</text:p>
          </table:table-cell>
          <table:table-cell table:number-columns-repeated="872"/>
        </table:table-row>
        <table:table-row table:style-name="ro3">
          <table:table-cell table:formula="of:=[.A318]+[.$C$4]" office:value-type="float" office:value="1.53999999999999">
            <text:p>1.540</text:p>
          </table:table-cell>
          <table:table-cell table:formula="of:=IF(   [.A319] &lt; [.$C$5];   &quot;Accel&quot;;   IF(     [.A319] &lt; [.$C$5] + [.$C$7];     &quot;Cruise&quot;;     IF(       [.A319] &lt; [.$C$8];       &quot;Decel&quot;;       &quot;Stop&quot;     )   ) )" office:value-type="string" office:string-value="Cruise">
            <text:p>Cruise</text:p>
          </table:table-cell>
          <table:table-cell table:formula="of:=IF(   [.B319]=&quot;Accel&quot;;   [.$C$1];   IF(     [.B319]=&quot;Cruise&quot;;     0;     IF([.B319]=&quot;Decel&quot;; -[.$C$1]; 0)   ) )" office:value-type="float" office:value="0">
            <text:p>0</text:p>
          </table:table-cell>
          <table:table-cell table:formula="of:=IF(   [.B319]=&quot;Stop&quot;;   0;   MAX(     0;     MIN(       [.$C$2];       [.D318] + [.C319] * [.$C$4]     )   ) )" office:value-type="float" office:value="9.75">
            <text:p>9.75</text:p>
          </table:table-cell>
          <table:table-cell table:formula="of:=IF(   [.B319]=&quot;Stop&quot;;   [.$C$3];   [.E318] + [.D319] * [.$C$4] )" office:value-type="float" office:value="14.08875">
            <text:p>14.09</text:p>
          </table:table-cell>
          <table:table-cell table:number-columns-repeated="872"/>
        </table:table-row>
        <table:table-row table:style-name="ro3">
          <table:table-cell table:formula="of:=[.A319]+[.$C$4]" office:value-type="float" office:value="1.54499999999999">
            <text:p>1.545</text:p>
          </table:table-cell>
          <table:table-cell table:formula="of:=IF(   [.A320] &lt; [.$C$5];   &quot;Accel&quot;;   IF(     [.A320] &lt; [.$C$5] + [.$C$7];     &quot;Cruise&quot;;     IF(       [.A320] &lt; [.$C$8];       &quot;Decel&quot;;       &quot;Stop&quot;     )   ) )" office:value-type="string" office:string-value="Cruise">
            <text:p>Cruise</text:p>
          </table:table-cell>
          <table:table-cell table:formula="of:=IF(   [.B320]=&quot;Accel&quot;;   [.$C$1];   IF(     [.B320]=&quot;Cruise&quot;;     0;     IF([.B320]=&quot;Decel&quot;; -[.$C$1]; 0)   ) )" office:value-type="float" office:value="0">
            <text:p>0</text:p>
          </table:table-cell>
          <table:table-cell table:formula="of:=IF(   [.B320]=&quot;Stop&quot;;   0;   MAX(     0;     MIN(       [.$C$2];       [.D319] + [.C320] * [.$C$4]     )   ) )" office:value-type="float" office:value="9.75">
            <text:p>9.75</text:p>
          </table:table-cell>
          <table:table-cell table:formula="of:=IF(   [.B320]=&quot;Stop&quot;;   [.$C$3];   [.E319] + [.D320] * [.$C$4] )" office:value-type="float" office:value="14.1375">
            <text:p>14.14</text:p>
          </table:table-cell>
          <table:table-cell table:number-columns-repeated="872"/>
        </table:table-row>
        <table:table-row table:style-name="ro3">
          <table:table-cell table:formula="of:=[.A320]+[.$C$4]" office:value-type="float" office:value="1.54999999999999">
            <text:p>1.550</text:p>
          </table:table-cell>
          <table:table-cell table:formula="of:=IF(   [.A321] &lt; [.$C$5];   &quot;Accel&quot;;   IF(     [.A321] &lt; [.$C$5] + [.$C$7];     &quot;Cruise&quot;;     IF(       [.A321] &lt; [.$C$8];       &quot;Decel&quot;;       &quot;Stop&quot;     )   ) )" office:value-type="string" office:string-value="Cruise">
            <text:p>Cruise</text:p>
          </table:table-cell>
          <table:table-cell table:formula="of:=IF(   [.B321]=&quot;Accel&quot;;   [.$C$1];   IF(     [.B321]=&quot;Cruise&quot;;     0;     IF([.B321]=&quot;Decel&quot;; -[.$C$1]; 0)   ) )" office:value-type="float" office:value="0">
            <text:p>0</text:p>
          </table:table-cell>
          <table:table-cell table:formula="of:=IF(   [.B321]=&quot;Stop&quot;;   0;   MAX(     0;     MIN(       [.$C$2];       [.D320] + [.C321] * [.$C$4]     )   ) )" office:value-type="float" office:value="9.75">
            <text:p>9.75</text:p>
          </table:table-cell>
          <table:table-cell table:formula="of:=IF(   [.B321]=&quot;Stop&quot;;   [.$C$3];   [.E320] + [.D321] * [.$C$4] )" office:value-type="float" office:value="14.18625">
            <text:p>14.19</text:p>
          </table:table-cell>
          <table:table-cell table:number-columns-repeated="872"/>
        </table:table-row>
        <table:table-row table:style-name="ro3">
          <table:table-cell table:formula="of:=[.A321]+[.$C$4]" office:value-type="float" office:value="1.55499999999999">
            <text:p>1.555</text:p>
          </table:table-cell>
          <table:table-cell table:formula="of:=IF(   [.A322] &lt; [.$C$5];   &quot;Accel&quot;;   IF(     [.A322] &lt; [.$C$5] + [.$C$7];     &quot;Cruise&quot;;     IF(       [.A322] &lt; [.$C$8];       &quot;Decel&quot;;       &quot;Stop&quot;     )   ) )" office:value-type="string" office:string-value="Cruise">
            <text:p>Cruise</text:p>
          </table:table-cell>
          <table:table-cell table:formula="of:=IF(   [.B322]=&quot;Accel&quot;;   [.$C$1];   IF(     [.B322]=&quot;Cruise&quot;;     0;     IF([.B322]=&quot;Decel&quot;; -[.$C$1]; 0)   ) )" office:value-type="float" office:value="0">
            <text:p>0</text:p>
          </table:table-cell>
          <table:table-cell table:formula="of:=IF(   [.B322]=&quot;Stop&quot;;   0;   MAX(     0;     MIN(       [.$C$2];       [.D321] + [.C322] * [.$C$4]     )   ) )" office:value-type="float" office:value="9.75">
            <text:p>9.75</text:p>
          </table:table-cell>
          <table:table-cell table:formula="of:=IF(   [.B322]=&quot;Stop&quot;;   [.$C$3];   [.E321] + [.D322] * [.$C$4] )" office:value-type="float" office:value="14.235">
            <text:p>14.24</text:p>
          </table:table-cell>
          <table:table-cell table:number-columns-repeated="872"/>
        </table:table-row>
        <table:table-row table:style-name="ro3">
          <table:table-cell table:formula="of:=[.A322]+[.$C$4]" office:value-type="float" office:value="1.55999999999999">
            <text:p>1.560</text:p>
          </table:table-cell>
          <table:table-cell table:formula="of:=IF(   [.A323] &lt; [.$C$5];   &quot;Accel&quot;;   IF(     [.A323] &lt; [.$C$5] + [.$C$7];     &quot;Cruise&quot;;     IF(       [.A323] &lt; [.$C$8];       &quot;Decel&quot;;       &quot;Stop&quot;     )   ) )" office:value-type="string" office:string-value="Cruise">
            <text:p>Cruise</text:p>
          </table:table-cell>
          <table:table-cell table:formula="of:=IF(   [.B323]=&quot;Accel&quot;;   [.$C$1];   IF(     [.B323]=&quot;Cruise&quot;;     0;     IF([.B323]=&quot;Decel&quot;; -[.$C$1]; 0)   ) )" office:value-type="float" office:value="0">
            <text:p>0</text:p>
          </table:table-cell>
          <table:table-cell table:formula="of:=IF(   [.B323]=&quot;Stop&quot;;   0;   MAX(     0;     MIN(       [.$C$2];       [.D322] + [.C323] * [.$C$4]     )   ) )" office:value-type="float" office:value="9.75">
            <text:p>9.75</text:p>
          </table:table-cell>
          <table:table-cell table:formula="of:=IF(   [.B323]=&quot;Stop&quot;;   [.$C$3];   [.E322] + [.D323] * [.$C$4] )" office:value-type="float" office:value="14.28375">
            <text:p>14.28</text:p>
          </table:table-cell>
          <table:table-cell table:number-columns-repeated="872"/>
        </table:table-row>
        <table:table-row table:style-name="ro3">
          <table:table-cell table:formula="of:=[.A323]+[.$C$4]" office:value-type="float" office:value="1.56499999999999">
            <text:p>1.565</text:p>
          </table:table-cell>
          <table:table-cell table:formula="of:=IF(   [.A324] &lt; [.$C$5];   &quot;Accel&quot;;   IF(     [.A324] &lt; [.$C$5] + [.$C$7];     &quot;Cruise&quot;;     IF(       [.A324] &lt; [.$C$8];       &quot;Decel&quot;;       &quot;Stop&quot;     )   ) )" office:value-type="string" office:string-value="Cruise">
            <text:p>Cruise</text:p>
          </table:table-cell>
          <table:table-cell table:formula="of:=IF(   [.B324]=&quot;Accel&quot;;   [.$C$1];   IF(     [.B324]=&quot;Cruise&quot;;     0;     IF([.B324]=&quot;Decel&quot;; -[.$C$1]; 0)   ) )" office:value-type="float" office:value="0">
            <text:p>0</text:p>
          </table:table-cell>
          <table:table-cell table:formula="of:=IF(   [.B324]=&quot;Stop&quot;;   0;   MAX(     0;     MIN(       [.$C$2];       [.D323] + [.C324] * [.$C$4]     )   ) )" office:value-type="float" office:value="9.75">
            <text:p>9.75</text:p>
          </table:table-cell>
          <table:table-cell table:formula="of:=IF(   [.B324]=&quot;Stop&quot;;   [.$C$3];   [.E323] + [.D324] * [.$C$4] )" office:value-type="float" office:value="14.3325">
            <text:p>14.33</text:p>
          </table:table-cell>
          <table:table-cell table:number-columns-repeated="872"/>
        </table:table-row>
        <table:table-row table:style-name="ro3">
          <table:table-cell table:formula="of:=[.A324]+[.$C$4]" office:value-type="float" office:value="1.56999999999999">
            <text:p>1.570</text:p>
          </table:table-cell>
          <table:table-cell table:formula="of:=IF(   [.A325] &lt; [.$C$5];   &quot;Accel&quot;;   IF(     [.A325] &lt; [.$C$5] + [.$C$7];     &quot;Cruise&quot;;     IF(       [.A325] &lt; [.$C$8];       &quot;Decel&quot;;       &quot;Stop&quot;     )   ) )" office:value-type="string" office:string-value="Cruise">
            <text:p>Cruise</text:p>
          </table:table-cell>
          <table:table-cell table:formula="of:=IF(   [.B325]=&quot;Accel&quot;;   [.$C$1];   IF(     [.B325]=&quot;Cruise&quot;;     0;     IF([.B325]=&quot;Decel&quot;; -[.$C$1]; 0)   ) )" office:value-type="float" office:value="0">
            <text:p>0</text:p>
          </table:table-cell>
          <table:table-cell table:formula="of:=IF(   [.B325]=&quot;Stop&quot;;   0;   MAX(     0;     MIN(       [.$C$2];       [.D324] + [.C325] * [.$C$4]     )   ) )" office:value-type="float" office:value="9.75">
            <text:p>9.75</text:p>
          </table:table-cell>
          <table:table-cell table:formula="of:=IF(   [.B325]=&quot;Stop&quot;;   [.$C$3];   [.E324] + [.D325] * [.$C$4] )" office:value-type="float" office:value="14.38125">
            <text:p>14.38</text:p>
          </table:table-cell>
          <table:table-cell table:number-columns-repeated="872"/>
        </table:table-row>
        <table:table-row table:style-name="ro3">
          <table:table-cell table:formula="of:=[.A325]+[.$C$4]" office:value-type="float" office:value="1.57499999999999">
            <text:p>1.575</text:p>
          </table:table-cell>
          <table:table-cell table:formula="of:=IF(   [.A326] &lt; [.$C$5];   &quot;Accel&quot;;   IF(     [.A326] &lt; [.$C$5] + [.$C$7];     &quot;Cruise&quot;;     IF(       [.A326] &lt; [.$C$8];       &quot;Decel&quot;;       &quot;Stop&quot;     )   ) )" office:value-type="string" office:string-value="Cruise">
            <text:p>Cruise</text:p>
          </table:table-cell>
          <table:table-cell table:formula="of:=IF(   [.B326]=&quot;Accel&quot;;   [.$C$1];   IF(     [.B326]=&quot;Cruise&quot;;     0;     IF([.B326]=&quot;Decel&quot;; -[.$C$1]; 0)   ) )" office:value-type="float" office:value="0">
            <text:p>0</text:p>
          </table:table-cell>
          <table:table-cell table:formula="of:=IF(   [.B326]=&quot;Stop&quot;;   0;   MAX(     0;     MIN(       [.$C$2];       [.D325] + [.C326] * [.$C$4]     )   ) )" office:value-type="float" office:value="9.75">
            <text:p>9.75</text:p>
          </table:table-cell>
          <table:table-cell table:formula="of:=IF(   [.B326]=&quot;Stop&quot;;   [.$C$3];   [.E325] + [.D326] * [.$C$4] )" office:value-type="float" office:value="14.43">
            <text:p>14.43</text:p>
          </table:table-cell>
          <table:table-cell table:number-columns-repeated="872"/>
        </table:table-row>
        <table:table-row table:style-name="ro3">
          <table:table-cell table:formula="of:=[.A326]+[.$C$4]" office:value-type="float" office:value="1.57999999999999">
            <text:p>1.580</text:p>
          </table:table-cell>
          <table:table-cell table:formula="of:=IF(   [.A327] &lt; [.$C$5];   &quot;Accel&quot;;   IF(     [.A327] &lt; [.$C$5] + [.$C$7];     &quot;Cruise&quot;;     IF(       [.A327] &lt; [.$C$8];       &quot;Decel&quot;;       &quot;Stop&quot;     )   ) )" office:value-type="string" office:string-value="Cruise">
            <text:p>Cruise</text:p>
          </table:table-cell>
          <table:table-cell table:formula="of:=IF(   [.B327]=&quot;Accel&quot;;   [.$C$1];   IF(     [.B327]=&quot;Cruise&quot;;     0;     IF([.B327]=&quot;Decel&quot;; -[.$C$1]; 0)   ) )" office:value-type="float" office:value="0">
            <text:p>0</text:p>
          </table:table-cell>
          <table:table-cell table:formula="of:=IF(   [.B327]=&quot;Stop&quot;;   0;   MAX(     0;     MIN(       [.$C$2];       [.D326] + [.C327] * [.$C$4]     )   ) )" office:value-type="float" office:value="9.75">
            <text:p>9.75</text:p>
          </table:table-cell>
          <table:table-cell table:formula="of:=IF(   [.B327]=&quot;Stop&quot;;   [.$C$3];   [.E326] + [.D327] * [.$C$4] )" office:value-type="float" office:value="14.47875">
            <text:p>14.48</text:p>
          </table:table-cell>
          <table:table-cell table:number-columns-repeated="872"/>
        </table:table-row>
        <table:table-row table:style-name="ro3">
          <table:table-cell table:formula="of:=[.A327]+[.$C$4]" office:value-type="float" office:value="1.58499999999999">
            <text:p>1.585</text:p>
          </table:table-cell>
          <table:table-cell table:formula="of:=IF(   [.A328] &lt; [.$C$5];   &quot;Accel&quot;;   IF(     [.A328] &lt; [.$C$5] + [.$C$7];     &quot;Cruise&quot;;     IF(       [.A328] &lt; [.$C$8];       &quot;Decel&quot;;       &quot;Stop&quot;     )   ) )" office:value-type="string" office:string-value="Cruise">
            <text:p>Cruise</text:p>
          </table:table-cell>
          <table:table-cell table:formula="of:=IF(   [.B328]=&quot;Accel&quot;;   [.$C$1];   IF(     [.B328]=&quot;Cruise&quot;;     0;     IF([.B328]=&quot;Decel&quot;; -[.$C$1]; 0)   ) )" office:value-type="float" office:value="0">
            <text:p>0</text:p>
          </table:table-cell>
          <table:table-cell table:formula="of:=IF(   [.B328]=&quot;Stop&quot;;   0;   MAX(     0;     MIN(       [.$C$2];       [.D327] + [.C328] * [.$C$4]     )   ) )" office:value-type="float" office:value="9.75">
            <text:p>9.75</text:p>
          </table:table-cell>
          <table:table-cell table:formula="of:=IF(   [.B328]=&quot;Stop&quot;;   [.$C$3];   [.E327] + [.D328] * [.$C$4] )" office:value-type="float" office:value="14.5275">
            <text:p>14.53</text:p>
          </table:table-cell>
          <table:table-cell table:number-columns-repeated="872"/>
        </table:table-row>
        <table:table-row table:style-name="ro3">
          <table:table-cell table:formula="of:=[.A328]+[.$C$4]" office:value-type="float" office:value="1.58999999999999">
            <text:p>1.590</text:p>
          </table:table-cell>
          <table:table-cell table:formula="of:=IF(   [.A329] &lt; [.$C$5];   &quot;Accel&quot;;   IF(     [.A329] &lt; [.$C$5] + [.$C$7];     &quot;Cruise&quot;;     IF(       [.A329] &lt; [.$C$8];       &quot;Decel&quot;;       &quot;Stop&quot;     )   ) )" office:value-type="string" office:string-value="Cruise">
            <text:p>Cruise</text:p>
          </table:table-cell>
          <table:table-cell table:formula="of:=IF(   [.B329]=&quot;Accel&quot;;   [.$C$1];   IF(     [.B329]=&quot;Cruise&quot;;     0;     IF([.B329]=&quot;Decel&quot;; -[.$C$1]; 0)   ) )" office:value-type="float" office:value="0">
            <text:p>0</text:p>
          </table:table-cell>
          <table:table-cell table:formula="of:=IF(   [.B329]=&quot;Stop&quot;;   0;   MAX(     0;     MIN(       [.$C$2];       [.D328] + [.C329] * [.$C$4]     )   ) )" office:value-type="float" office:value="9.75">
            <text:p>9.75</text:p>
          </table:table-cell>
          <table:table-cell table:formula="of:=IF(   [.B329]=&quot;Stop&quot;;   [.$C$3];   [.E328] + [.D329] * [.$C$4] )" office:value-type="float" office:value="14.57625">
            <text:p>14.58</text:p>
          </table:table-cell>
          <table:table-cell table:number-columns-repeated="872"/>
        </table:table-row>
        <table:table-row table:style-name="ro3">
          <table:table-cell table:formula="of:=[.A329]+[.$C$4]" office:value-type="float" office:value="1.59499999999999">
            <text:p>1.595</text:p>
          </table:table-cell>
          <table:table-cell table:formula="of:=IF(   [.A330] &lt; [.$C$5];   &quot;Accel&quot;;   IF(     [.A330] &lt; [.$C$5] + [.$C$7];     &quot;Cruise&quot;;     IF(       [.A330] &lt; [.$C$8];       &quot;Decel&quot;;       &quot;Stop&quot;     )   ) )" office:value-type="string" office:string-value="Cruise">
            <text:p>Cruise</text:p>
          </table:table-cell>
          <table:table-cell table:formula="of:=IF(   [.B330]=&quot;Accel&quot;;   [.$C$1];   IF(     [.B330]=&quot;Cruise&quot;;     0;     IF([.B330]=&quot;Decel&quot;; -[.$C$1]; 0)   ) )" office:value-type="float" office:value="0">
            <text:p>0</text:p>
          </table:table-cell>
          <table:table-cell table:formula="of:=IF(   [.B330]=&quot;Stop&quot;;   0;   MAX(     0;     MIN(       [.$C$2];       [.D329] + [.C330] * [.$C$4]     )   ) )" office:value-type="float" office:value="9.75">
            <text:p>9.75</text:p>
          </table:table-cell>
          <table:table-cell table:formula="of:=IF(   [.B330]=&quot;Stop&quot;;   [.$C$3];   [.E329] + [.D330] * [.$C$4] )" office:value-type="float" office:value="14.625">
            <text:p>14.63</text:p>
          </table:table-cell>
          <table:table-cell table:number-columns-repeated="872"/>
        </table:table-row>
        <table:table-row table:style-name="ro3">
          <table:table-cell table:formula="of:=[.A330]+[.$C$4]" office:value-type="float" office:value="1.59999999999999">
            <text:p>1.600</text:p>
          </table:table-cell>
          <table:table-cell table:formula="of:=IF(   [.A331] &lt; [.$C$5];   &quot;Accel&quot;;   IF(     [.A331] &lt; [.$C$5] + [.$C$7];     &quot;Cruise&quot;;     IF(       [.A331] &lt; [.$C$8];       &quot;Decel&quot;;       &quot;Stop&quot;     )   ) )" office:value-type="string" office:string-value="Cruise">
            <text:p>Cruise</text:p>
          </table:table-cell>
          <table:table-cell table:formula="of:=IF(   [.B331]=&quot;Accel&quot;;   [.$C$1];   IF(     [.B331]=&quot;Cruise&quot;;     0;     IF([.B331]=&quot;Decel&quot;; -[.$C$1]; 0)   ) )" office:value-type="float" office:value="0">
            <text:p>0</text:p>
          </table:table-cell>
          <table:table-cell table:formula="of:=IF(   [.B331]=&quot;Stop&quot;;   0;   MAX(     0;     MIN(       [.$C$2];       [.D330] + [.C331] * [.$C$4]     )   ) )" office:value-type="float" office:value="9.75">
            <text:p>9.75</text:p>
          </table:table-cell>
          <table:table-cell table:formula="of:=IF(   [.B331]=&quot;Stop&quot;;   [.$C$3];   [.E330] + [.D331] * [.$C$4] )" office:value-type="float" office:value="14.67375">
            <text:p>14.67</text:p>
          </table:table-cell>
          <table:table-cell table:number-columns-repeated="872"/>
        </table:table-row>
        <table:table-row table:style-name="ro3">
          <table:table-cell table:formula="of:=[.A331]+[.$C$4]" office:value-type="float" office:value="1.60499999999999">
            <text:p>1.605</text:p>
          </table:table-cell>
          <table:table-cell table:formula="of:=IF(   [.A332] &lt; [.$C$5];   &quot;Accel&quot;;   IF(     [.A332] &lt; [.$C$5] + [.$C$7];     &quot;Cruise&quot;;     IF(       [.A332] &lt; [.$C$8];       &quot;Decel&quot;;       &quot;Stop&quot;     )   ) )" office:value-type="string" office:string-value="Cruise">
            <text:p>Cruise</text:p>
          </table:table-cell>
          <table:table-cell table:formula="of:=IF(   [.B332]=&quot;Accel&quot;;   [.$C$1];   IF(     [.B332]=&quot;Cruise&quot;;     0;     IF([.B332]=&quot;Decel&quot;; -[.$C$1]; 0)   ) )" office:value-type="float" office:value="0">
            <text:p>0</text:p>
          </table:table-cell>
          <table:table-cell table:formula="of:=IF(   [.B332]=&quot;Stop&quot;;   0;   MAX(     0;     MIN(       [.$C$2];       [.D331] + [.C332] * [.$C$4]     )   ) )" office:value-type="float" office:value="9.75">
            <text:p>9.75</text:p>
          </table:table-cell>
          <table:table-cell table:formula="of:=IF(   [.B332]=&quot;Stop&quot;;   [.$C$3];   [.E331] + [.D332] * [.$C$4] )" office:value-type="float" office:value="14.7225">
            <text:p>14.72</text:p>
          </table:table-cell>
          <table:table-cell table:number-columns-repeated="872"/>
        </table:table-row>
        <table:table-row table:style-name="ro3">
          <table:table-cell table:formula="of:=[.A332]+[.$C$4]" office:value-type="float" office:value="1.60999999999999">
            <text:p>1.610</text:p>
          </table:table-cell>
          <table:table-cell table:formula="of:=IF(   [.A333] &lt; [.$C$5];   &quot;Accel&quot;;   IF(     [.A333] &lt; [.$C$5] + [.$C$7];     &quot;Cruise&quot;;     IF(       [.A333] &lt; [.$C$8];       &quot;Decel&quot;;       &quot;Stop&quot;     )   ) )" office:value-type="string" office:string-value="Cruise">
            <text:p>Cruise</text:p>
          </table:table-cell>
          <table:table-cell table:formula="of:=IF(   [.B333]=&quot;Accel&quot;;   [.$C$1];   IF(     [.B333]=&quot;Cruise&quot;;     0;     IF([.B333]=&quot;Decel&quot;; -[.$C$1]; 0)   ) )" office:value-type="float" office:value="0">
            <text:p>0</text:p>
          </table:table-cell>
          <table:table-cell table:formula="of:=IF(   [.B333]=&quot;Stop&quot;;   0;   MAX(     0;     MIN(       [.$C$2];       [.D332] + [.C333] * [.$C$4]     )   ) )" office:value-type="float" office:value="9.75">
            <text:p>9.75</text:p>
          </table:table-cell>
          <table:table-cell table:formula="of:=IF(   [.B333]=&quot;Stop&quot;;   [.$C$3];   [.E332] + [.D333] * [.$C$4] )" office:value-type="float" office:value="14.77125">
            <text:p>14.77</text:p>
          </table:table-cell>
          <table:table-cell table:number-columns-repeated="872"/>
        </table:table-row>
        <table:table-row table:style-name="ro3">
          <table:table-cell table:formula="of:=[.A333]+[.$C$4]" office:value-type="float" office:value="1.61499999999999">
            <text:p>1.615</text:p>
          </table:table-cell>
          <table:table-cell table:formula="of:=IF(   [.A334] &lt; [.$C$5];   &quot;Accel&quot;;   IF(     [.A334] &lt; [.$C$5] + [.$C$7];     &quot;Cruise&quot;;     IF(       [.A334] &lt; [.$C$8];       &quot;Decel&quot;;       &quot;Stop&quot;     )   ) )" office:value-type="string" office:string-value="Cruise">
            <text:p>Cruise</text:p>
          </table:table-cell>
          <table:table-cell table:formula="of:=IF(   [.B334]=&quot;Accel&quot;;   [.$C$1];   IF(     [.B334]=&quot;Cruise&quot;;     0;     IF([.B334]=&quot;Decel&quot;; -[.$C$1]; 0)   ) )" office:value-type="float" office:value="0">
            <text:p>0</text:p>
          </table:table-cell>
          <table:table-cell table:formula="of:=IF(   [.B334]=&quot;Stop&quot;;   0;   MAX(     0;     MIN(       [.$C$2];       [.D333] + [.C334] * [.$C$4]     )   ) )" office:value-type="float" office:value="9.75">
            <text:p>9.75</text:p>
          </table:table-cell>
          <table:table-cell table:formula="of:=IF(   [.B334]=&quot;Stop&quot;;   [.$C$3];   [.E333] + [.D334] * [.$C$4] )" office:value-type="float" office:value="14.82">
            <text:p>14.82</text:p>
          </table:table-cell>
          <table:table-cell table:number-columns-repeated="872"/>
        </table:table-row>
        <table:table-row table:style-name="ro3">
          <table:table-cell table:formula="of:=[.A334]+[.$C$4]" office:value-type="float" office:value="1.61999999999999">
            <text:p>1.620</text:p>
          </table:table-cell>
          <table:table-cell table:formula="of:=IF(   [.A335] &lt; [.$C$5];   &quot;Accel&quot;;   IF(     [.A335] &lt; [.$C$5] + [.$C$7];     &quot;Cruise&quot;;     IF(       [.A335] &lt; [.$C$8];       &quot;Decel&quot;;       &quot;Stop&quot;     )   ) )" office:value-type="string" office:string-value="Cruise">
            <text:p>Cruise</text:p>
          </table:table-cell>
          <table:table-cell table:formula="of:=IF(   [.B335]=&quot;Accel&quot;;   [.$C$1];   IF(     [.B335]=&quot;Cruise&quot;;     0;     IF([.B335]=&quot;Decel&quot;; -[.$C$1]; 0)   ) )" office:value-type="float" office:value="0">
            <text:p>0</text:p>
          </table:table-cell>
          <table:table-cell table:formula="of:=IF(   [.B335]=&quot;Stop&quot;;   0;   MAX(     0;     MIN(       [.$C$2];       [.D334] + [.C335] * [.$C$4]     )   ) )" office:value-type="float" office:value="9.75">
            <text:p>9.75</text:p>
          </table:table-cell>
          <table:table-cell table:formula="of:=IF(   [.B335]=&quot;Stop&quot;;   [.$C$3];   [.E334] + [.D335] * [.$C$4] )" office:value-type="float" office:value="14.86875">
            <text:p>14.87</text:p>
          </table:table-cell>
          <table:table-cell table:number-columns-repeated="872"/>
        </table:table-row>
        <table:table-row table:style-name="ro3">
          <table:table-cell table:formula="of:=[.A335]+[.$C$4]" office:value-type="float" office:value="1.62499999999999">
            <text:p>1.625</text:p>
          </table:table-cell>
          <table:table-cell table:formula="of:=IF(   [.A336] &lt; [.$C$5];   &quot;Accel&quot;;   IF(     [.A336] &lt; [.$C$5] + [.$C$7];     &quot;Cruise&quot;;     IF(       [.A336] &lt; [.$C$8];       &quot;Decel&quot;;       &quot;Stop&quot;     )   ) )" office:value-type="string" office:string-value="Cruise">
            <text:p>Cruise</text:p>
          </table:table-cell>
          <table:table-cell table:formula="of:=IF(   [.B336]=&quot;Accel&quot;;   [.$C$1];   IF(     [.B336]=&quot;Cruise&quot;;     0;     IF([.B336]=&quot;Decel&quot;; -[.$C$1]; 0)   ) )" office:value-type="float" office:value="0">
            <text:p>0</text:p>
          </table:table-cell>
          <table:table-cell table:formula="of:=IF(   [.B336]=&quot;Stop&quot;;   0;   MAX(     0;     MIN(       [.$C$2];       [.D335] + [.C336] * [.$C$4]     )   ) )" office:value-type="float" office:value="9.75">
            <text:p>9.75</text:p>
          </table:table-cell>
          <table:table-cell table:formula="of:=IF(   [.B336]=&quot;Stop&quot;;   [.$C$3];   [.E335] + [.D336] * [.$C$4] )" office:value-type="float" office:value="14.9175">
            <text:p>14.92</text:p>
          </table:table-cell>
          <table:table-cell table:number-columns-repeated="872"/>
        </table:table-row>
        <table:table-row table:style-name="ro3">
          <table:table-cell table:formula="of:=[.A336]+[.$C$4]" office:value-type="float" office:value="1.62999999999999">
            <text:p>1.630</text:p>
          </table:table-cell>
          <table:table-cell table:formula="of:=IF(   [.A337] &lt; [.$C$5];   &quot;Accel&quot;;   IF(     [.A337] &lt; [.$C$5] + [.$C$7];     &quot;Cruise&quot;;     IF(       [.A337] &lt; [.$C$8];       &quot;Decel&quot;;       &quot;Stop&quot;     )   ) )" office:value-type="string" office:string-value="Cruise">
            <text:p>Cruise</text:p>
          </table:table-cell>
          <table:table-cell table:formula="of:=IF(   [.B337]=&quot;Accel&quot;;   [.$C$1];   IF(     [.B337]=&quot;Cruise&quot;;     0;     IF([.B337]=&quot;Decel&quot;; -[.$C$1]; 0)   ) )" office:value-type="float" office:value="0">
            <text:p>0</text:p>
          </table:table-cell>
          <table:table-cell table:formula="of:=IF(   [.B337]=&quot;Stop&quot;;   0;   MAX(     0;     MIN(       [.$C$2];       [.D336] + [.C337] * [.$C$4]     )   ) )" office:value-type="float" office:value="9.75">
            <text:p>9.75</text:p>
          </table:table-cell>
          <table:table-cell table:formula="of:=IF(   [.B337]=&quot;Stop&quot;;   [.$C$3];   [.E336] + [.D337] * [.$C$4] )" office:value-type="float" office:value="14.96625">
            <text:p>14.97</text:p>
          </table:table-cell>
          <table:table-cell table:number-columns-repeated="872"/>
        </table:table-row>
        <table:table-row table:style-name="ro3">
          <table:table-cell table:formula="of:=[.A337]+[.$C$4]" office:value-type="float" office:value="1.63499999999999">
            <text:p>1.635</text:p>
          </table:table-cell>
          <table:table-cell table:formula="of:=IF(   [.A338] &lt; [.$C$5];   &quot;Accel&quot;;   IF(     [.A338] &lt; [.$C$5] + [.$C$7];     &quot;Cruise&quot;;     IF(       [.A338] &lt; [.$C$8];       &quot;Decel&quot;;       &quot;Stop&quot;     )   ) )" office:value-type="string" office:string-value="Cruise">
            <text:p>Cruise</text:p>
          </table:table-cell>
          <table:table-cell table:formula="of:=IF(   [.B338]=&quot;Accel&quot;;   [.$C$1];   IF(     [.B338]=&quot;Cruise&quot;;     0;     IF([.B338]=&quot;Decel&quot;; -[.$C$1]; 0)   ) )" office:value-type="float" office:value="0">
            <text:p>0</text:p>
          </table:table-cell>
          <table:table-cell table:formula="of:=IF(   [.B338]=&quot;Stop&quot;;   0;   MAX(     0;     MIN(       [.$C$2];       [.D337] + [.C338] * [.$C$4]     )   ) )" office:value-type="float" office:value="9.75">
            <text:p>9.75</text:p>
          </table:table-cell>
          <table:table-cell table:formula="of:=IF(   [.B338]=&quot;Stop&quot;;   [.$C$3];   [.E337] + [.D338] * [.$C$4] )" office:value-type="float" office:value="15.015">
            <text:p>15.02</text:p>
          </table:table-cell>
          <table:table-cell table:number-columns-repeated="872"/>
        </table:table-row>
        <table:table-row table:style-name="ro3">
          <table:table-cell table:formula="of:=[.A338]+[.$C$4]" office:value-type="float" office:value="1.63999999999999">
            <text:p>1.640</text:p>
          </table:table-cell>
          <table:table-cell table:formula="of:=IF(   [.A339] &lt; [.$C$5];   &quot;Accel&quot;;   IF(     [.A339] &lt; [.$C$5] + [.$C$7];     &quot;Cruise&quot;;     IF(       [.A339] &lt; [.$C$8];       &quot;Decel&quot;;       &quot;Stop&quot;     )   ) )" office:value-type="string" office:string-value="Cruise">
            <text:p>Cruise</text:p>
          </table:table-cell>
          <table:table-cell table:formula="of:=IF(   [.B339]=&quot;Accel&quot;;   [.$C$1];   IF(     [.B339]=&quot;Cruise&quot;;     0;     IF([.B339]=&quot;Decel&quot;; -[.$C$1]; 0)   ) )" office:value-type="float" office:value="0">
            <text:p>0</text:p>
          </table:table-cell>
          <table:table-cell table:formula="of:=IF(   [.B339]=&quot;Stop&quot;;   0;   MAX(     0;     MIN(       [.$C$2];       [.D338] + [.C339] * [.$C$4]     )   ) )" office:value-type="float" office:value="9.75">
            <text:p>9.75</text:p>
          </table:table-cell>
          <table:table-cell table:formula="of:=IF(   [.B339]=&quot;Stop&quot;;   [.$C$3];   [.E338] + [.D339] * [.$C$4] )" office:value-type="float" office:value="15.06375">
            <text:p>15.06</text:p>
          </table:table-cell>
          <table:table-cell table:number-columns-repeated="872"/>
        </table:table-row>
        <table:table-row table:style-name="ro3">
          <table:table-cell table:formula="of:=[.A339]+[.$C$4]" office:value-type="float" office:value="1.64499999999999">
            <text:p>1.645</text:p>
          </table:table-cell>
          <table:table-cell table:formula="of:=IF(   [.A340] &lt; [.$C$5];   &quot;Accel&quot;;   IF(     [.A340] &lt; [.$C$5] + [.$C$7];     &quot;Cruise&quot;;     IF(       [.A340] &lt; [.$C$8];       &quot;Decel&quot;;       &quot;Stop&quot;     )   ) )" office:value-type="string" office:string-value="Cruise">
            <text:p>Cruise</text:p>
          </table:table-cell>
          <table:table-cell table:formula="of:=IF(   [.B340]=&quot;Accel&quot;;   [.$C$1];   IF(     [.B340]=&quot;Cruise&quot;;     0;     IF([.B340]=&quot;Decel&quot;; -[.$C$1]; 0)   ) )" office:value-type="float" office:value="0">
            <text:p>0</text:p>
          </table:table-cell>
          <table:table-cell table:formula="of:=IF(   [.B340]=&quot;Stop&quot;;   0;   MAX(     0;     MIN(       [.$C$2];       [.D339] + [.C340] * [.$C$4]     )   ) )" office:value-type="float" office:value="9.75">
            <text:p>9.75</text:p>
          </table:table-cell>
          <table:table-cell table:formula="of:=IF(   [.B340]=&quot;Stop&quot;;   [.$C$3];   [.E339] + [.D340] * [.$C$4] )" office:value-type="float" office:value="15.1125">
            <text:p>15.11</text:p>
          </table:table-cell>
          <table:table-cell table:number-columns-repeated="872"/>
        </table:table-row>
        <table:table-row table:style-name="ro3">
          <table:table-cell table:formula="of:=[.A340]+[.$C$4]" office:value-type="float" office:value="1.64999999999999">
            <text:p>1.650</text:p>
          </table:table-cell>
          <table:table-cell table:formula="of:=IF(   [.A341] &lt; [.$C$5];   &quot;Accel&quot;;   IF(     [.A341] &lt; [.$C$5] + [.$C$7];     &quot;Cruise&quot;;     IF(       [.A341] &lt; [.$C$8];       &quot;Decel&quot;;       &quot;Stop&quot;     )   ) )" office:value-type="string" office:string-value="Cruise">
            <text:p>Cruise</text:p>
          </table:table-cell>
          <table:table-cell table:formula="of:=IF(   [.B341]=&quot;Accel&quot;;   [.$C$1];   IF(     [.B341]=&quot;Cruise&quot;;     0;     IF([.B341]=&quot;Decel&quot;; -[.$C$1]; 0)   ) )" office:value-type="float" office:value="0">
            <text:p>0</text:p>
          </table:table-cell>
          <table:table-cell table:formula="of:=IF(   [.B341]=&quot;Stop&quot;;   0;   MAX(     0;     MIN(       [.$C$2];       [.D340] + [.C341] * [.$C$4]     )   ) )" office:value-type="float" office:value="9.75">
            <text:p>9.75</text:p>
          </table:table-cell>
          <table:table-cell table:formula="of:=IF(   [.B341]=&quot;Stop&quot;;   [.$C$3];   [.E340] + [.D341] * [.$C$4] )" office:value-type="float" office:value="15.16125">
            <text:p>15.16</text:p>
          </table:table-cell>
          <table:table-cell table:number-columns-repeated="872"/>
        </table:table-row>
        <table:table-row table:style-name="ro3">
          <table:table-cell table:formula="of:=[.A341]+[.$C$4]" office:value-type="float" office:value="1.65499999999999">
            <text:p>1.655</text:p>
          </table:table-cell>
          <table:table-cell table:formula="of:=IF(   [.A342] &lt; [.$C$5];   &quot;Accel&quot;;   IF(     [.A342] &lt; [.$C$5] + [.$C$7];     &quot;Cruise&quot;;     IF(       [.A342] &lt; [.$C$8];       &quot;Decel&quot;;       &quot;Stop&quot;     )   ) )" office:value-type="string" office:string-value="Cruise">
            <text:p>Cruise</text:p>
          </table:table-cell>
          <table:table-cell table:formula="of:=IF(   [.B342]=&quot;Accel&quot;;   [.$C$1];   IF(     [.B342]=&quot;Cruise&quot;;     0;     IF([.B342]=&quot;Decel&quot;; -[.$C$1]; 0)   ) )" office:value-type="float" office:value="0">
            <text:p>0</text:p>
          </table:table-cell>
          <table:table-cell table:formula="of:=IF(   [.B342]=&quot;Stop&quot;;   0;   MAX(     0;     MIN(       [.$C$2];       [.D341] + [.C342] * [.$C$4]     )   ) )" office:value-type="float" office:value="9.75">
            <text:p>9.75</text:p>
          </table:table-cell>
          <table:table-cell table:formula="of:=IF(   [.B342]=&quot;Stop&quot;;   [.$C$3];   [.E341] + [.D342] * [.$C$4] )" office:value-type="float" office:value="15.21">
            <text:p>15.21</text:p>
          </table:table-cell>
          <table:table-cell table:number-columns-repeated="872"/>
        </table:table-row>
        <table:table-row table:style-name="ro3">
          <table:table-cell table:formula="of:=[.A342]+[.$C$4]" office:value-type="float" office:value="1.65999999999999">
            <text:p>1.660</text:p>
          </table:table-cell>
          <table:table-cell table:formula="of:=IF(   [.A343] &lt; [.$C$5];   &quot;Accel&quot;;   IF(     [.A343] &lt; [.$C$5] + [.$C$7];     &quot;Cruise&quot;;     IF(       [.A343] &lt; [.$C$8];       &quot;Decel&quot;;       &quot;Stop&quot;     )   ) )" office:value-type="string" office:string-value="Cruise">
            <text:p>Cruise</text:p>
          </table:table-cell>
          <table:table-cell table:formula="of:=IF(   [.B343]=&quot;Accel&quot;;   [.$C$1];   IF(     [.B343]=&quot;Cruise&quot;;     0;     IF([.B343]=&quot;Decel&quot;; -[.$C$1]; 0)   ) )" office:value-type="float" office:value="0">
            <text:p>0</text:p>
          </table:table-cell>
          <table:table-cell table:formula="of:=IF(   [.B343]=&quot;Stop&quot;;   0;   MAX(     0;     MIN(       [.$C$2];       [.D342] + [.C343] * [.$C$4]     )   ) )" office:value-type="float" office:value="9.75">
            <text:p>9.75</text:p>
          </table:table-cell>
          <table:table-cell table:formula="of:=IF(   [.B343]=&quot;Stop&quot;;   [.$C$3];   [.E342] + [.D343] * [.$C$4] )" office:value-type="float" office:value="15.25875">
            <text:p>15.26</text:p>
          </table:table-cell>
          <table:table-cell table:number-columns-repeated="872"/>
        </table:table-row>
        <table:table-row table:style-name="ro3">
          <table:table-cell table:formula="of:=[.A343]+[.$C$4]" office:value-type="float" office:value="1.66499999999999">
            <text:p>1.665</text:p>
          </table:table-cell>
          <table:table-cell table:formula="of:=IF(   [.A344] &lt; [.$C$5];   &quot;Accel&quot;;   IF(     [.A344] &lt; [.$C$5] + [.$C$7];     &quot;Cruise&quot;;     IF(       [.A344] &lt; [.$C$8];       &quot;Decel&quot;;       &quot;Stop&quot;     )   ) )" office:value-type="string" office:string-value="Cruise">
            <text:p>Cruise</text:p>
          </table:table-cell>
          <table:table-cell table:formula="of:=IF(   [.B344]=&quot;Accel&quot;;   [.$C$1];   IF(     [.B344]=&quot;Cruise&quot;;     0;     IF([.B344]=&quot;Decel&quot;; -[.$C$1]; 0)   ) )" office:value-type="float" office:value="0">
            <text:p>0</text:p>
          </table:table-cell>
          <table:table-cell table:formula="of:=IF(   [.B344]=&quot;Stop&quot;;   0;   MAX(     0;     MIN(       [.$C$2];       [.D343] + [.C344] * [.$C$4]     )   ) )" office:value-type="float" office:value="9.75">
            <text:p>9.75</text:p>
          </table:table-cell>
          <table:table-cell table:formula="of:=IF(   [.B344]=&quot;Stop&quot;;   [.$C$3];   [.E343] + [.D344] * [.$C$4] )" office:value-type="float" office:value="15.3075">
            <text:p>15.31</text:p>
          </table:table-cell>
          <table:table-cell table:number-columns-repeated="872"/>
        </table:table-row>
        <table:table-row table:style-name="ro3">
          <table:table-cell table:formula="of:=[.A344]+[.$C$4]" office:value-type="float" office:value="1.66999999999999">
            <text:p>1.670</text:p>
          </table:table-cell>
          <table:table-cell table:formula="of:=IF(   [.A345] &lt; [.$C$5];   &quot;Accel&quot;;   IF(     [.A345] &lt; [.$C$5] + [.$C$7];     &quot;Cruise&quot;;     IF(       [.A345] &lt; [.$C$8];       &quot;Decel&quot;;       &quot;Stop&quot;     )   ) )" office:value-type="string" office:string-value="Cruise">
            <text:p>Cruise</text:p>
          </table:table-cell>
          <table:table-cell table:formula="of:=IF(   [.B345]=&quot;Accel&quot;;   [.$C$1];   IF(     [.B345]=&quot;Cruise&quot;;     0;     IF([.B345]=&quot;Decel&quot;; -[.$C$1]; 0)   ) )" office:value-type="float" office:value="0">
            <text:p>0</text:p>
          </table:table-cell>
          <table:table-cell table:formula="of:=IF(   [.B345]=&quot;Stop&quot;;   0;   MAX(     0;     MIN(       [.$C$2];       [.D344] + [.C345] * [.$C$4]     )   ) )" office:value-type="float" office:value="9.75">
            <text:p>9.75</text:p>
          </table:table-cell>
          <table:table-cell table:formula="of:=IF(   [.B345]=&quot;Stop&quot;;   [.$C$3];   [.E344] + [.D345] * [.$C$4] )" office:value-type="float" office:value="15.35625">
            <text:p>15.36</text:p>
          </table:table-cell>
          <table:table-cell table:number-columns-repeated="872"/>
        </table:table-row>
        <table:table-row table:style-name="ro3">
          <table:table-cell table:formula="of:=[.A345]+[.$C$4]" office:value-type="float" office:value="1.67499999999999">
            <text:p>1.675</text:p>
          </table:table-cell>
          <table:table-cell table:formula="of:=IF(   [.A346] &lt; [.$C$5];   &quot;Accel&quot;;   IF(     [.A346] &lt; [.$C$5] + [.$C$7];     &quot;Cruise&quot;;     IF(       [.A346] &lt; [.$C$8];       &quot;Decel&quot;;       &quot;Stop&quot;     )   ) )" office:value-type="string" office:string-value="Cruise">
            <text:p>Cruise</text:p>
          </table:table-cell>
          <table:table-cell table:formula="of:=IF(   [.B346]=&quot;Accel&quot;;   [.$C$1];   IF(     [.B346]=&quot;Cruise&quot;;     0;     IF([.B346]=&quot;Decel&quot;; -[.$C$1]; 0)   ) )" office:value-type="float" office:value="0">
            <text:p>0</text:p>
          </table:table-cell>
          <table:table-cell table:formula="of:=IF(   [.B346]=&quot;Stop&quot;;   0;   MAX(     0;     MIN(       [.$C$2];       [.D345] + [.C346] * [.$C$4]     )   ) )" office:value-type="float" office:value="9.75">
            <text:p>9.75</text:p>
          </table:table-cell>
          <table:table-cell table:formula="of:=IF(   [.B346]=&quot;Stop&quot;;   [.$C$3];   [.E345] + [.D346] * [.$C$4] )" office:value-type="float" office:value="15.405">
            <text:p>15.41</text:p>
          </table:table-cell>
          <table:table-cell table:number-columns-repeated="872"/>
        </table:table-row>
        <table:table-row table:style-name="ro3">
          <table:table-cell table:formula="of:=[.A346]+[.$C$4]" office:value-type="float" office:value="1.67999999999999">
            <text:p>1.680</text:p>
          </table:table-cell>
          <table:table-cell table:formula="of:=IF(   [.A347] &lt; [.$C$5];   &quot;Accel&quot;;   IF(     [.A347] &lt; [.$C$5] + [.$C$7];     &quot;Cruise&quot;;     IF(       [.A347] &lt; [.$C$8];       &quot;Decel&quot;;       &quot;Stop&quot;     )   ) )" office:value-type="string" office:string-value="Cruise">
            <text:p>Cruise</text:p>
          </table:table-cell>
          <table:table-cell table:formula="of:=IF(   [.B347]=&quot;Accel&quot;;   [.$C$1];   IF(     [.B347]=&quot;Cruise&quot;;     0;     IF([.B347]=&quot;Decel&quot;; -[.$C$1]; 0)   ) )" office:value-type="float" office:value="0">
            <text:p>0</text:p>
          </table:table-cell>
          <table:table-cell table:formula="of:=IF(   [.B347]=&quot;Stop&quot;;   0;   MAX(     0;     MIN(       [.$C$2];       [.D346] + [.C347] * [.$C$4]     )   ) )" office:value-type="float" office:value="9.75">
            <text:p>9.75</text:p>
          </table:table-cell>
          <table:table-cell table:formula="of:=IF(   [.B347]=&quot;Stop&quot;;   [.$C$3];   [.E346] + [.D347] * [.$C$4] )" office:value-type="float" office:value="15.45375">
            <text:p>15.45</text:p>
          </table:table-cell>
          <table:table-cell table:number-columns-repeated="872"/>
        </table:table-row>
        <table:table-row table:style-name="ro3">
          <table:table-cell table:formula="of:=[.A347]+[.$C$4]" office:value-type="float" office:value="1.68499999999999">
            <text:p>1.685</text:p>
          </table:table-cell>
          <table:table-cell table:formula="of:=IF(   [.A348] &lt; [.$C$5];   &quot;Accel&quot;;   IF(     [.A348] &lt; [.$C$5] + [.$C$7];     &quot;Cruise&quot;;     IF(       [.A348] &lt; [.$C$8];       &quot;Decel&quot;;       &quot;Stop&quot;     )   ) )" office:value-type="string" office:string-value="Cruise">
            <text:p>Cruise</text:p>
          </table:table-cell>
          <table:table-cell table:formula="of:=IF(   [.B348]=&quot;Accel&quot;;   [.$C$1];   IF(     [.B348]=&quot;Cruise&quot;;     0;     IF([.B348]=&quot;Decel&quot;; -[.$C$1]; 0)   ) )" office:value-type="float" office:value="0">
            <text:p>0</text:p>
          </table:table-cell>
          <table:table-cell table:formula="of:=IF(   [.B348]=&quot;Stop&quot;;   0;   MAX(     0;     MIN(       [.$C$2];       [.D347] + [.C348] * [.$C$4]     )   ) )" office:value-type="float" office:value="9.75">
            <text:p>9.75</text:p>
          </table:table-cell>
          <table:table-cell table:formula="of:=IF(   [.B348]=&quot;Stop&quot;;   [.$C$3];   [.E347] + [.D348] * [.$C$4] )" office:value-type="float" office:value="15.5025">
            <text:p>15.50</text:p>
          </table:table-cell>
          <table:table-cell table:number-columns-repeated="872"/>
        </table:table-row>
        <table:table-row table:style-name="ro3">
          <table:table-cell table:formula="of:=[.A348]+[.$C$4]" office:value-type="float" office:value="1.68999999999999">
            <text:p>1.690</text:p>
          </table:table-cell>
          <table:table-cell table:formula="of:=IF(   [.A349] &lt; [.$C$5];   &quot;Accel&quot;;   IF(     [.A349] &lt; [.$C$5] + [.$C$7];     &quot;Cruise&quot;;     IF(       [.A349] &lt; [.$C$8];       &quot;Decel&quot;;       &quot;Stop&quot;     )   ) )" office:value-type="string" office:string-value="Cruise">
            <text:p>Cruise</text:p>
          </table:table-cell>
          <table:table-cell table:formula="of:=IF(   [.B349]=&quot;Accel&quot;;   [.$C$1];   IF(     [.B349]=&quot;Cruise&quot;;     0;     IF([.B349]=&quot;Decel&quot;; -[.$C$1]; 0)   ) )" office:value-type="float" office:value="0">
            <text:p>0</text:p>
          </table:table-cell>
          <table:table-cell table:formula="of:=IF(   [.B349]=&quot;Stop&quot;;   0;   MAX(     0;     MIN(       [.$C$2];       [.D348] + [.C349] * [.$C$4]     )   ) )" office:value-type="float" office:value="9.75">
            <text:p>9.75</text:p>
          </table:table-cell>
          <table:table-cell table:formula="of:=IF(   [.B349]=&quot;Stop&quot;;   [.$C$3];   [.E348] + [.D349] * [.$C$4] )" office:value-type="float" office:value="15.55125">
            <text:p>15.55</text:p>
          </table:table-cell>
          <table:table-cell table:number-columns-repeated="872"/>
        </table:table-row>
        <table:table-row table:style-name="ro3">
          <table:table-cell table:formula="of:=[.A349]+[.$C$4]" office:value-type="float" office:value="1.69499999999999">
            <text:p>1.695</text:p>
          </table:table-cell>
          <table:table-cell table:formula="of:=IF(   [.A350] &lt; [.$C$5];   &quot;Accel&quot;;   IF(     [.A350] &lt; [.$C$5] + [.$C$7];     &quot;Cruise&quot;;     IF(       [.A350] &lt; [.$C$8];       &quot;Decel&quot;;       &quot;Stop&quot;     )   ) )" office:value-type="string" office:string-value="Cruise">
            <text:p>Cruise</text:p>
          </table:table-cell>
          <table:table-cell table:formula="of:=IF(   [.B350]=&quot;Accel&quot;;   [.$C$1];   IF(     [.B350]=&quot;Cruise&quot;;     0;     IF([.B350]=&quot;Decel&quot;; -[.$C$1]; 0)   ) )" office:value-type="float" office:value="0">
            <text:p>0</text:p>
          </table:table-cell>
          <table:table-cell table:formula="of:=IF(   [.B350]=&quot;Stop&quot;;   0;   MAX(     0;     MIN(       [.$C$2];       [.D349] + [.C350] * [.$C$4]     )   ) )" office:value-type="float" office:value="9.75">
            <text:p>9.75</text:p>
          </table:table-cell>
          <table:table-cell table:formula="of:=IF(   [.B350]=&quot;Stop&quot;;   [.$C$3];   [.E349] + [.D350] * [.$C$4] )" office:value-type="float" office:value="15.6">
            <text:p>15.60</text:p>
          </table:table-cell>
          <table:table-cell table:number-columns-repeated="872"/>
        </table:table-row>
        <table:table-row table:style-name="ro3">
          <table:table-cell table:formula="of:=[.A350]+[.$C$4]" office:value-type="float" office:value="1.69999999999999">
            <text:p>1.700</text:p>
          </table:table-cell>
          <table:table-cell table:formula="of:=IF(   [.A351] &lt; [.$C$5];   &quot;Accel&quot;;   IF(     [.A351] &lt; [.$C$5] + [.$C$7];     &quot;Cruise&quot;;     IF(       [.A351] &lt; [.$C$8];       &quot;Decel&quot;;       &quot;Stop&quot;     )   ) )" office:value-type="string" office:string-value="Cruise">
            <text:p>Cruise</text:p>
          </table:table-cell>
          <table:table-cell table:formula="of:=IF(   [.B351]=&quot;Accel&quot;;   [.$C$1];   IF(     [.B351]=&quot;Cruise&quot;;     0;     IF([.B351]=&quot;Decel&quot;; -[.$C$1]; 0)   ) )" office:value-type="float" office:value="0">
            <text:p>0</text:p>
          </table:table-cell>
          <table:table-cell table:formula="of:=IF(   [.B351]=&quot;Stop&quot;;   0;   MAX(     0;     MIN(       [.$C$2];       [.D350] + [.C351] * [.$C$4]     )   ) )" office:value-type="float" office:value="9.75">
            <text:p>9.75</text:p>
          </table:table-cell>
          <table:table-cell table:formula="of:=IF(   [.B351]=&quot;Stop&quot;;   [.$C$3];   [.E350] + [.D351] * [.$C$4] )" office:value-type="float" office:value="15.64875">
            <text:p>15.65</text:p>
          </table:table-cell>
          <table:table-cell table:number-columns-repeated="872"/>
        </table:table-row>
        <table:table-row table:style-name="ro3">
          <table:table-cell table:formula="of:=[.A351]+[.$C$4]" office:value-type="float" office:value="1.70499999999999">
            <text:p>1.705</text:p>
          </table:table-cell>
          <table:table-cell table:formula="of:=IF(   [.A352] &lt; [.$C$5];   &quot;Accel&quot;;   IF(     [.A352] &lt; [.$C$5] + [.$C$7];     &quot;Cruise&quot;;     IF(       [.A352] &lt; [.$C$8];       &quot;Decel&quot;;       &quot;Stop&quot;     )   ) )" office:value-type="string" office:string-value="Cruise">
            <text:p>Cruise</text:p>
          </table:table-cell>
          <table:table-cell table:formula="of:=IF(   [.B352]=&quot;Accel&quot;;   [.$C$1];   IF(     [.B352]=&quot;Cruise&quot;;     0;     IF([.B352]=&quot;Decel&quot;; -[.$C$1]; 0)   ) )" office:value-type="float" office:value="0">
            <text:p>0</text:p>
          </table:table-cell>
          <table:table-cell table:formula="of:=IF(   [.B352]=&quot;Stop&quot;;   0;   MAX(     0;     MIN(       [.$C$2];       [.D351] + [.C352] * [.$C$4]     )   ) )" office:value-type="float" office:value="9.75">
            <text:p>9.75</text:p>
          </table:table-cell>
          <table:table-cell table:formula="of:=IF(   [.B352]=&quot;Stop&quot;;   [.$C$3];   [.E351] + [.D352] * [.$C$4] )" office:value-type="float" office:value="15.6975">
            <text:p>15.70</text:p>
          </table:table-cell>
          <table:table-cell table:number-columns-repeated="872"/>
        </table:table-row>
        <table:table-row table:style-name="ro3">
          <table:table-cell table:formula="of:=[.A352]+[.$C$4]" office:value-type="float" office:value="1.70999999999999">
            <text:p>1.710</text:p>
          </table:table-cell>
          <table:table-cell table:formula="of:=IF(   [.A353] &lt; [.$C$5];   &quot;Accel&quot;;   IF(     [.A353] &lt; [.$C$5] + [.$C$7];     &quot;Cruise&quot;;     IF(       [.A353] &lt; [.$C$8];       &quot;Decel&quot;;       &quot;Stop&quot;     )   ) )" office:value-type="string" office:string-value="Cruise">
            <text:p>Cruise</text:p>
          </table:table-cell>
          <table:table-cell table:formula="of:=IF(   [.B353]=&quot;Accel&quot;;   [.$C$1];   IF(     [.B353]=&quot;Cruise&quot;;     0;     IF([.B353]=&quot;Decel&quot;; -[.$C$1]; 0)   ) )" office:value-type="float" office:value="0">
            <text:p>0</text:p>
          </table:table-cell>
          <table:table-cell table:formula="of:=IF(   [.B353]=&quot;Stop&quot;;   0;   MAX(     0;     MIN(       [.$C$2];       [.D352] + [.C353] * [.$C$4]     )   ) )" office:value-type="float" office:value="9.75">
            <text:p>9.75</text:p>
          </table:table-cell>
          <table:table-cell table:formula="of:=IF(   [.B353]=&quot;Stop&quot;;   [.$C$3];   [.E352] + [.D353] * [.$C$4] )" office:value-type="float" office:value="15.74625">
            <text:p>15.75</text:p>
          </table:table-cell>
          <table:table-cell table:number-columns-repeated="872"/>
        </table:table-row>
        <table:table-row table:style-name="ro3">
          <table:table-cell table:formula="of:=[.A353]+[.$C$4]" office:value-type="float" office:value="1.71499999999999">
            <text:p>1.715</text:p>
          </table:table-cell>
          <table:table-cell table:formula="of:=IF(   [.A354] &lt; [.$C$5];   &quot;Accel&quot;;   IF(     [.A354] &lt; [.$C$5] + [.$C$7];     &quot;Cruise&quot;;     IF(       [.A354] &lt; [.$C$8];       &quot;Decel&quot;;       &quot;Stop&quot;     )   ) )" office:value-type="string" office:string-value="Cruise">
            <text:p>Cruise</text:p>
          </table:table-cell>
          <table:table-cell table:formula="of:=IF(   [.B354]=&quot;Accel&quot;;   [.$C$1];   IF(     [.B354]=&quot;Cruise&quot;;     0;     IF([.B354]=&quot;Decel&quot;; -[.$C$1]; 0)   ) )" office:value-type="float" office:value="0">
            <text:p>0</text:p>
          </table:table-cell>
          <table:table-cell table:formula="of:=IF(   [.B354]=&quot;Stop&quot;;   0;   MAX(     0;     MIN(       [.$C$2];       [.D353] + [.C354] * [.$C$4]     )   ) )" office:value-type="float" office:value="9.75">
            <text:p>9.75</text:p>
          </table:table-cell>
          <table:table-cell table:formula="of:=IF(   [.B354]=&quot;Stop&quot;;   [.$C$3];   [.E353] + [.D354] * [.$C$4] )" office:value-type="float" office:value="15.795">
            <text:p>15.80</text:p>
          </table:table-cell>
          <table:table-cell table:number-columns-repeated="872"/>
        </table:table-row>
        <table:table-row table:style-name="ro3">
          <table:table-cell table:formula="of:=[.A354]+[.$C$4]" office:value-type="float" office:value="1.71999999999999">
            <text:p>1.720</text:p>
          </table:table-cell>
          <table:table-cell table:formula="of:=IF(   [.A355] &lt; [.$C$5];   &quot;Accel&quot;;   IF(     [.A355] &lt; [.$C$5] + [.$C$7];     &quot;Cruise&quot;;     IF(       [.A355] &lt; [.$C$8];       &quot;Decel&quot;;       &quot;Stop&quot;     )   ) )" office:value-type="string" office:string-value="Cruise">
            <text:p>Cruise</text:p>
          </table:table-cell>
          <table:table-cell table:formula="of:=IF(   [.B355]=&quot;Accel&quot;;   [.$C$1];   IF(     [.B355]=&quot;Cruise&quot;;     0;     IF([.B355]=&quot;Decel&quot;; -[.$C$1]; 0)   ) )" office:value-type="float" office:value="0">
            <text:p>0</text:p>
          </table:table-cell>
          <table:table-cell table:formula="of:=IF(   [.B355]=&quot;Stop&quot;;   0;   MAX(     0;     MIN(       [.$C$2];       [.D354] + [.C355] * [.$C$4]     )   ) )" office:value-type="float" office:value="9.75">
            <text:p>9.75</text:p>
          </table:table-cell>
          <table:table-cell table:formula="of:=IF(   [.B355]=&quot;Stop&quot;;   [.$C$3];   [.E354] + [.D355] * [.$C$4] )" office:value-type="float" office:value="15.84375">
            <text:p>15.84</text:p>
          </table:table-cell>
          <table:table-cell table:number-columns-repeated="872"/>
        </table:table-row>
        <table:table-row table:style-name="ro3">
          <table:table-cell table:formula="of:=[.A355]+[.$C$4]" office:value-type="float" office:value="1.72499999999999">
            <text:p>1.725</text:p>
          </table:table-cell>
          <table:table-cell table:formula="of:=IF(   [.A356] &lt; [.$C$5];   &quot;Accel&quot;;   IF(     [.A356] &lt; [.$C$5] + [.$C$7];     &quot;Cruise&quot;;     IF(       [.A356] &lt; [.$C$8];       &quot;Decel&quot;;       &quot;Stop&quot;     )   ) )" office:value-type="string" office:string-value="Cruise">
            <text:p>Cruise</text:p>
          </table:table-cell>
          <table:table-cell table:formula="of:=IF(   [.B356]=&quot;Accel&quot;;   [.$C$1];   IF(     [.B356]=&quot;Cruise&quot;;     0;     IF([.B356]=&quot;Decel&quot;; -[.$C$1]; 0)   ) )" office:value-type="float" office:value="0">
            <text:p>0</text:p>
          </table:table-cell>
          <table:table-cell table:formula="of:=IF(   [.B356]=&quot;Stop&quot;;   0;   MAX(     0;     MIN(       [.$C$2];       [.D355] + [.C356] * [.$C$4]     )   ) )" office:value-type="float" office:value="9.75">
            <text:p>9.75</text:p>
          </table:table-cell>
          <table:table-cell table:formula="of:=IF(   [.B356]=&quot;Stop&quot;;   [.$C$3];   [.E355] + [.D356] * [.$C$4] )" office:value-type="float" office:value="15.8925">
            <text:p>15.89</text:p>
          </table:table-cell>
          <table:table-cell table:number-columns-repeated="872"/>
        </table:table-row>
        <table:table-row table:style-name="ro3">
          <table:table-cell table:formula="of:=[.A356]+[.$C$4]" office:value-type="float" office:value="1.72999999999999">
            <text:p>1.730</text:p>
          </table:table-cell>
          <table:table-cell table:formula="of:=IF(   [.A357] &lt; [.$C$5];   &quot;Accel&quot;;   IF(     [.A357] &lt; [.$C$5] + [.$C$7];     &quot;Cruise&quot;;     IF(       [.A357] &lt; [.$C$8];       &quot;Decel&quot;;       &quot;Stop&quot;     )   ) )" office:value-type="string" office:string-value="Cruise">
            <text:p>Cruise</text:p>
          </table:table-cell>
          <table:table-cell table:formula="of:=IF(   [.B357]=&quot;Accel&quot;;   [.$C$1];   IF(     [.B357]=&quot;Cruise&quot;;     0;     IF([.B357]=&quot;Decel&quot;; -[.$C$1]; 0)   ) )" office:value-type="float" office:value="0">
            <text:p>0</text:p>
          </table:table-cell>
          <table:table-cell table:formula="of:=IF(   [.B357]=&quot;Stop&quot;;   0;   MAX(     0;     MIN(       [.$C$2];       [.D356] + [.C357] * [.$C$4]     )   ) )" office:value-type="float" office:value="9.75">
            <text:p>9.75</text:p>
          </table:table-cell>
          <table:table-cell table:formula="of:=IF(   [.B357]=&quot;Stop&quot;;   [.$C$3];   [.E356] + [.D357] * [.$C$4] )" office:value-type="float" office:value="15.94125">
            <text:p>15.94</text:p>
          </table:table-cell>
          <table:table-cell table:number-columns-repeated="872"/>
        </table:table-row>
        <table:table-row table:style-name="ro3">
          <table:table-cell table:formula="of:=[.A357]+[.$C$4]" office:value-type="float" office:value="1.73499999999999">
            <text:p>1.735</text:p>
          </table:table-cell>
          <table:table-cell table:formula="of:=IF(   [.A358] &lt; [.$C$5];   &quot;Accel&quot;;   IF(     [.A358] &lt; [.$C$5] + [.$C$7];     &quot;Cruise&quot;;     IF(       [.A358] &lt; [.$C$8];       &quot;Decel&quot;;       &quot;Stop&quot;     )   ) )" office:value-type="string" office:string-value="Cruise">
            <text:p>Cruise</text:p>
          </table:table-cell>
          <table:table-cell table:formula="of:=IF(   [.B358]=&quot;Accel&quot;;   [.$C$1];   IF(     [.B358]=&quot;Cruise&quot;;     0;     IF([.B358]=&quot;Decel&quot;; -[.$C$1]; 0)   ) )" office:value-type="float" office:value="0">
            <text:p>0</text:p>
          </table:table-cell>
          <table:table-cell table:formula="of:=IF(   [.B358]=&quot;Stop&quot;;   0;   MAX(     0;     MIN(       [.$C$2];       [.D357] + [.C358] * [.$C$4]     )   ) )" office:value-type="float" office:value="9.75">
            <text:p>9.75</text:p>
          </table:table-cell>
          <table:table-cell table:formula="of:=IF(   [.B358]=&quot;Stop&quot;;   [.$C$3];   [.E357] + [.D358] * [.$C$4] )" office:value-type="float" office:value="15.99">
            <text:p>15.99</text:p>
          </table:table-cell>
          <table:table-cell table:number-columns-repeated="872"/>
        </table:table-row>
        <table:table-row table:style-name="ro3">
          <table:table-cell table:formula="of:=[.A358]+[.$C$4]" office:value-type="float" office:value="1.73999999999998">
            <text:p>1.740</text:p>
          </table:table-cell>
          <table:table-cell table:formula="of:=IF(   [.A359] &lt; [.$C$5];   &quot;Accel&quot;;   IF(     [.A359] &lt; [.$C$5] + [.$C$7];     &quot;Cruise&quot;;     IF(       [.A359] &lt; [.$C$8];       &quot;Decel&quot;;       &quot;Stop&quot;     )   ) )" office:value-type="string" office:string-value="Cruise">
            <text:p>Cruise</text:p>
          </table:table-cell>
          <table:table-cell table:formula="of:=IF(   [.B359]=&quot;Accel&quot;;   [.$C$1];   IF(     [.B359]=&quot;Cruise&quot;;     0;     IF([.B359]=&quot;Decel&quot;; -[.$C$1]; 0)   ) )" office:value-type="float" office:value="0">
            <text:p>0</text:p>
          </table:table-cell>
          <table:table-cell table:formula="of:=IF(   [.B359]=&quot;Stop&quot;;   0;   MAX(     0;     MIN(       [.$C$2];       [.D358] + [.C359] * [.$C$4]     )   ) )" office:value-type="float" office:value="9.75">
            <text:p>9.75</text:p>
          </table:table-cell>
          <table:table-cell table:formula="of:=IF(   [.B359]=&quot;Stop&quot;;   [.$C$3];   [.E358] + [.D359] * [.$C$4] )" office:value-type="float" office:value="16.03875">
            <text:p>16.04</text:p>
          </table:table-cell>
          <table:table-cell table:number-columns-repeated="872"/>
        </table:table-row>
        <table:table-row table:style-name="ro3">
          <table:table-cell table:formula="of:=[.A359]+[.$C$4]" office:value-type="float" office:value="1.74499999999998">
            <text:p>1.745</text:p>
          </table:table-cell>
          <table:table-cell table:formula="of:=IF(   [.A360] &lt; [.$C$5];   &quot;Accel&quot;;   IF(     [.A360] &lt; [.$C$5] + [.$C$7];     &quot;Cruise&quot;;     IF(       [.A360] &lt; [.$C$8];       &quot;Decel&quot;;       &quot;Stop&quot;     )   ) )" office:value-type="string" office:string-value="Cruise">
            <text:p>Cruise</text:p>
          </table:table-cell>
          <table:table-cell table:formula="of:=IF(   [.B360]=&quot;Accel&quot;;   [.$C$1];   IF(     [.B360]=&quot;Cruise&quot;;     0;     IF([.B360]=&quot;Decel&quot;; -[.$C$1]; 0)   ) )" office:value-type="float" office:value="0">
            <text:p>0</text:p>
          </table:table-cell>
          <table:table-cell table:formula="of:=IF(   [.B360]=&quot;Stop&quot;;   0;   MAX(     0;     MIN(       [.$C$2];       [.D359] + [.C360] * [.$C$4]     )   ) )" office:value-type="float" office:value="9.75">
            <text:p>9.75</text:p>
          </table:table-cell>
          <table:table-cell table:formula="of:=IF(   [.B360]=&quot;Stop&quot;;   [.$C$3];   [.E359] + [.D360] * [.$C$4] )" office:value-type="float" office:value="16.0875">
            <text:p>16.09</text:p>
          </table:table-cell>
          <table:table-cell table:number-columns-repeated="872"/>
        </table:table-row>
        <table:table-row table:style-name="ro3">
          <table:table-cell table:formula="of:=[.A360]+[.$C$4]" office:value-type="float" office:value="1.74999999999998">
            <text:p>1.750</text:p>
          </table:table-cell>
          <table:table-cell table:formula="of:=IF(   [.A361] &lt; [.$C$5];   &quot;Accel&quot;;   IF(     [.A361] &lt; [.$C$5] + [.$C$7];     &quot;Cruise&quot;;     IF(       [.A361] &lt; [.$C$8];       &quot;Decel&quot;;       &quot;Stop&quot;     )   ) )" office:value-type="string" office:string-value="Cruise">
            <text:p>Cruise</text:p>
          </table:table-cell>
          <table:table-cell table:formula="of:=IF(   [.B361]=&quot;Accel&quot;;   [.$C$1];   IF(     [.B361]=&quot;Cruise&quot;;     0;     IF([.B361]=&quot;Decel&quot;; -[.$C$1]; 0)   ) )" office:value-type="float" office:value="0">
            <text:p>0</text:p>
          </table:table-cell>
          <table:table-cell table:formula="of:=IF(   [.B361]=&quot;Stop&quot;;   0;   MAX(     0;     MIN(       [.$C$2];       [.D360] + [.C361] * [.$C$4]     )   ) )" office:value-type="float" office:value="9.75">
            <text:p>9.75</text:p>
          </table:table-cell>
          <table:table-cell table:formula="of:=IF(   [.B361]=&quot;Stop&quot;;   [.$C$3];   [.E360] + [.D361] * [.$C$4] )" office:value-type="float" office:value="16.13625">
            <text:p>16.14</text:p>
          </table:table-cell>
          <table:table-cell table:number-columns-repeated="872"/>
        </table:table-row>
        <table:table-row table:style-name="ro3">
          <table:table-cell table:formula="of:=[.A361]+[.$C$4]" office:value-type="float" office:value="1.75499999999998">
            <text:p>1.755</text:p>
          </table:table-cell>
          <table:table-cell table:formula="of:=IF(   [.A362] &lt; [.$C$5];   &quot;Accel&quot;;   IF(     [.A362] &lt; [.$C$5] + [.$C$7];     &quot;Cruise&quot;;     IF(       [.A362] &lt; [.$C$8];       &quot;Decel&quot;;       &quot;Stop&quot;     )   ) )" office:value-type="string" office:string-value="Cruise">
            <text:p>Cruise</text:p>
          </table:table-cell>
          <table:table-cell table:formula="of:=IF(   [.B362]=&quot;Accel&quot;;   [.$C$1];   IF(     [.B362]=&quot;Cruise&quot;;     0;     IF([.B362]=&quot;Decel&quot;; -[.$C$1]; 0)   ) )" office:value-type="float" office:value="0">
            <text:p>0</text:p>
          </table:table-cell>
          <table:table-cell table:formula="of:=IF(   [.B362]=&quot;Stop&quot;;   0;   MAX(     0;     MIN(       [.$C$2];       [.D361] + [.C362] * [.$C$4]     )   ) )" office:value-type="float" office:value="9.75">
            <text:p>9.75</text:p>
          </table:table-cell>
          <table:table-cell table:formula="of:=IF(   [.B362]=&quot;Stop&quot;;   [.$C$3];   [.E361] + [.D362] * [.$C$4] )" office:value-type="float" office:value="16.185">
            <text:p>16.19</text:p>
          </table:table-cell>
          <table:table-cell table:number-columns-repeated="872"/>
        </table:table-row>
        <table:table-row table:style-name="ro3">
          <table:table-cell table:formula="of:=[.A362]+[.$C$4]" office:value-type="float" office:value="1.75999999999998">
            <text:p>1.760</text:p>
          </table:table-cell>
          <table:table-cell table:formula="of:=IF(   [.A363] &lt; [.$C$5];   &quot;Accel&quot;;   IF(     [.A363] &lt; [.$C$5] + [.$C$7];     &quot;Cruise&quot;;     IF(       [.A363] &lt; [.$C$8];       &quot;Decel&quot;;       &quot;Stop&quot;     )   ) )" office:value-type="string" office:string-value="Cruise">
            <text:p>Cruise</text:p>
          </table:table-cell>
          <table:table-cell table:formula="of:=IF(   [.B363]=&quot;Accel&quot;;   [.$C$1];   IF(     [.B363]=&quot;Cruise&quot;;     0;     IF([.B363]=&quot;Decel&quot;; -[.$C$1]; 0)   ) )" office:value-type="float" office:value="0">
            <text:p>0</text:p>
          </table:table-cell>
          <table:table-cell table:formula="of:=IF(   [.B363]=&quot;Stop&quot;;   0;   MAX(     0;     MIN(       [.$C$2];       [.D362] + [.C363] * [.$C$4]     )   ) )" office:value-type="float" office:value="9.75">
            <text:p>9.75</text:p>
          </table:table-cell>
          <table:table-cell table:formula="of:=IF(   [.B363]=&quot;Stop&quot;;   [.$C$3];   [.E362] + [.D363] * [.$C$4] )" office:value-type="float" office:value="16.23375">
            <text:p>16.23</text:p>
          </table:table-cell>
          <table:table-cell table:number-columns-repeated="872"/>
        </table:table-row>
        <table:table-row table:style-name="ro3">
          <table:table-cell table:formula="of:=[.A363]+[.$C$4]" office:value-type="float" office:value="1.76499999999998">
            <text:p>1.765</text:p>
          </table:table-cell>
          <table:table-cell table:formula="of:=IF(   [.A364] &lt; [.$C$5];   &quot;Accel&quot;;   IF(     [.A364] &lt; [.$C$5] + [.$C$7];     &quot;Cruise&quot;;     IF(       [.A364] &lt; [.$C$8];       &quot;Decel&quot;;       &quot;Stop&quot;     )   ) )" office:value-type="string" office:string-value="Cruise">
            <text:p>Cruise</text:p>
          </table:table-cell>
          <table:table-cell table:formula="of:=IF(   [.B364]=&quot;Accel&quot;;   [.$C$1];   IF(     [.B364]=&quot;Cruise&quot;;     0;     IF([.B364]=&quot;Decel&quot;; -[.$C$1]; 0)   ) )" office:value-type="float" office:value="0">
            <text:p>0</text:p>
          </table:table-cell>
          <table:table-cell table:formula="of:=IF(   [.B364]=&quot;Stop&quot;;   0;   MAX(     0;     MIN(       [.$C$2];       [.D363] + [.C364] * [.$C$4]     )   ) )" office:value-type="float" office:value="9.75">
            <text:p>9.75</text:p>
          </table:table-cell>
          <table:table-cell table:formula="of:=IF(   [.B364]=&quot;Stop&quot;;   [.$C$3];   [.E363] + [.D364] * [.$C$4] )" office:value-type="float" office:value="16.2825">
            <text:p>16.28</text:p>
          </table:table-cell>
          <table:table-cell table:number-columns-repeated="872"/>
        </table:table-row>
        <table:table-row table:style-name="ro3">
          <table:table-cell table:formula="of:=[.A364]+[.$C$4]" office:value-type="float" office:value="1.76999999999998">
            <text:p>1.770</text:p>
          </table:table-cell>
          <table:table-cell table:formula="of:=IF(   [.A365] &lt; [.$C$5];   &quot;Accel&quot;;   IF(     [.A365] &lt; [.$C$5] + [.$C$7];     &quot;Cruise&quot;;     IF(       [.A365] &lt; [.$C$8];       &quot;Decel&quot;;       &quot;Stop&quot;     )   ) )" office:value-type="string" office:string-value="Cruise">
            <text:p>Cruise</text:p>
          </table:table-cell>
          <table:table-cell table:formula="of:=IF(   [.B365]=&quot;Accel&quot;;   [.$C$1];   IF(     [.B365]=&quot;Cruise&quot;;     0;     IF([.B365]=&quot;Decel&quot;; -[.$C$1]; 0)   ) )" office:value-type="float" office:value="0">
            <text:p>0</text:p>
          </table:table-cell>
          <table:table-cell table:formula="of:=IF(   [.B365]=&quot;Stop&quot;;   0;   MAX(     0;     MIN(       [.$C$2];       [.D364] + [.C365] * [.$C$4]     )   ) )" office:value-type="float" office:value="9.75">
            <text:p>9.75</text:p>
          </table:table-cell>
          <table:table-cell table:formula="of:=IF(   [.B365]=&quot;Stop&quot;;   [.$C$3];   [.E364] + [.D365] * [.$C$4] )" office:value-type="float" office:value="16.33125">
            <text:p>16.33</text:p>
          </table:table-cell>
          <table:table-cell table:number-columns-repeated="872"/>
        </table:table-row>
        <table:table-row table:style-name="ro3">
          <table:table-cell table:formula="of:=[.A365]+[.$C$4]" office:value-type="float" office:value="1.77499999999998">
            <text:p>1.775</text:p>
          </table:table-cell>
          <table:table-cell table:formula="of:=IF(   [.A366] &lt; [.$C$5];   &quot;Accel&quot;;   IF(     [.A366] &lt; [.$C$5] + [.$C$7];     &quot;Cruise&quot;;     IF(       [.A366] &lt; [.$C$8];       &quot;Decel&quot;;       &quot;Stop&quot;     )   ) )" office:value-type="string" office:string-value="Cruise">
            <text:p>Cruise</text:p>
          </table:table-cell>
          <table:table-cell table:formula="of:=IF(   [.B366]=&quot;Accel&quot;;   [.$C$1];   IF(     [.B366]=&quot;Cruise&quot;;     0;     IF([.B366]=&quot;Decel&quot;; -[.$C$1]; 0)   ) )" office:value-type="float" office:value="0">
            <text:p>0</text:p>
          </table:table-cell>
          <table:table-cell table:formula="of:=IF(   [.B366]=&quot;Stop&quot;;   0;   MAX(     0;     MIN(       [.$C$2];       [.D365] + [.C366] * [.$C$4]     )   ) )" office:value-type="float" office:value="9.75">
            <text:p>9.75</text:p>
          </table:table-cell>
          <table:table-cell table:formula="of:=IF(   [.B366]=&quot;Stop&quot;;   [.$C$3];   [.E365] + [.D366] * [.$C$4] )" office:value-type="float" office:value="16.38">
            <text:p>16.38</text:p>
          </table:table-cell>
          <table:table-cell table:number-columns-repeated="872"/>
        </table:table-row>
        <table:table-row table:style-name="ro3">
          <table:table-cell table:formula="of:=[.A366]+[.$C$4]" office:value-type="float" office:value="1.77999999999998">
            <text:p>1.780</text:p>
          </table:table-cell>
          <table:table-cell table:formula="of:=IF(   [.A367] &lt; [.$C$5];   &quot;Accel&quot;;   IF(     [.A367] &lt; [.$C$5] + [.$C$7];     &quot;Cruise&quot;;     IF(       [.A367] &lt; [.$C$8];       &quot;Decel&quot;;       &quot;Stop&quot;     )   ) )" office:value-type="string" office:string-value="Cruise">
            <text:p>Cruise</text:p>
          </table:table-cell>
          <table:table-cell table:formula="of:=IF(   [.B367]=&quot;Accel&quot;;   [.$C$1];   IF(     [.B367]=&quot;Cruise&quot;;     0;     IF([.B367]=&quot;Decel&quot;; -[.$C$1]; 0)   ) )" office:value-type="float" office:value="0">
            <text:p>0</text:p>
          </table:table-cell>
          <table:table-cell table:formula="of:=IF(   [.B367]=&quot;Stop&quot;;   0;   MAX(     0;     MIN(       [.$C$2];       [.D366] + [.C367] * [.$C$4]     )   ) )" office:value-type="float" office:value="9.75">
            <text:p>9.75</text:p>
          </table:table-cell>
          <table:table-cell table:formula="of:=IF(   [.B367]=&quot;Stop&quot;;   [.$C$3];   [.E366] + [.D367] * [.$C$4] )" office:value-type="float" office:value="16.42875">
            <text:p>16.43</text:p>
          </table:table-cell>
          <table:table-cell table:number-columns-repeated="872"/>
        </table:table-row>
        <table:table-row table:style-name="ro3">
          <table:table-cell table:formula="of:=[.A367]+[.$C$4]" office:value-type="float" office:value="1.78499999999998">
            <text:p>1.785</text:p>
          </table:table-cell>
          <table:table-cell table:formula="of:=IF(   [.A368] &lt; [.$C$5];   &quot;Accel&quot;;   IF(     [.A368] &lt; [.$C$5] + [.$C$7];     &quot;Cruise&quot;;     IF(       [.A368] &lt; [.$C$8];       &quot;Decel&quot;;       &quot;Stop&quot;     )   ) )" office:value-type="string" office:string-value="Cruise">
            <text:p>Cruise</text:p>
          </table:table-cell>
          <table:table-cell table:formula="of:=IF(   [.B368]=&quot;Accel&quot;;   [.$C$1];   IF(     [.B368]=&quot;Cruise&quot;;     0;     IF([.B368]=&quot;Decel&quot;; -[.$C$1]; 0)   ) )" office:value-type="float" office:value="0">
            <text:p>0</text:p>
          </table:table-cell>
          <table:table-cell table:formula="of:=IF(   [.B368]=&quot;Stop&quot;;   0;   MAX(     0;     MIN(       [.$C$2];       [.D367] + [.C368] * [.$C$4]     )   ) )" office:value-type="float" office:value="9.75">
            <text:p>9.75</text:p>
          </table:table-cell>
          <table:table-cell table:formula="of:=IF(   [.B368]=&quot;Stop&quot;;   [.$C$3];   [.E367] + [.D368] * [.$C$4] )" office:value-type="float" office:value="16.4775">
            <text:p>16.48</text:p>
          </table:table-cell>
          <table:table-cell table:number-columns-repeated="872"/>
        </table:table-row>
        <table:table-row table:style-name="ro3">
          <table:table-cell table:formula="of:=[.A368]+[.$C$4]" office:value-type="float" office:value="1.78999999999998">
            <text:p>1.790</text:p>
          </table:table-cell>
          <table:table-cell table:formula="of:=IF(   [.A369] &lt; [.$C$5];   &quot;Accel&quot;;   IF(     [.A369] &lt; [.$C$5] + [.$C$7];     &quot;Cruise&quot;;     IF(       [.A369] &lt; [.$C$8];       &quot;Decel&quot;;       &quot;Stop&quot;     )   ) )" office:value-type="string" office:string-value="Cruise">
            <text:p>Cruise</text:p>
          </table:table-cell>
          <table:table-cell table:formula="of:=IF(   [.B369]=&quot;Accel&quot;;   [.$C$1];   IF(     [.B369]=&quot;Cruise&quot;;     0;     IF([.B369]=&quot;Decel&quot;; -[.$C$1]; 0)   ) )" office:value-type="float" office:value="0">
            <text:p>0</text:p>
          </table:table-cell>
          <table:table-cell table:formula="of:=IF(   [.B369]=&quot;Stop&quot;;   0;   MAX(     0;     MIN(       [.$C$2];       [.D368] + [.C369] * [.$C$4]     )   ) )" office:value-type="float" office:value="9.75">
            <text:p>9.75</text:p>
          </table:table-cell>
          <table:table-cell table:formula="of:=IF(   [.B369]=&quot;Stop&quot;;   [.$C$3];   [.E368] + [.D369] * [.$C$4] )" office:value-type="float" office:value="16.52625">
            <text:p>16.53</text:p>
          </table:table-cell>
          <table:table-cell table:number-columns-repeated="872"/>
        </table:table-row>
        <table:table-row table:style-name="ro3">
          <table:table-cell table:formula="of:=[.A369]+[.$C$4]" office:value-type="float" office:value="1.79499999999998">
            <text:p>1.795</text:p>
          </table:table-cell>
          <table:table-cell table:formula="of:=IF(   [.A370] &lt; [.$C$5];   &quot;Accel&quot;;   IF(     [.A370] &lt; [.$C$5] + [.$C$7];     &quot;Cruise&quot;;     IF(       [.A370] &lt; [.$C$8];       &quot;Decel&quot;;       &quot;Stop&quot;     )   ) )" office:value-type="string" office:string-value="Cruise">
            <text:p>Cruise</text:p>
          </table:table-cell>
          <table:table-cell table:formula="of:=IF(   [.B370]=&quot;Accel&quot;;   [.$C$1];   IF(     [.B370]=&quot;Cruise&quot;;     0;     IF([.B370]=&quot;Decel&quot;; -[.$C$1]; 0)   ) )" office:value-type="float" office:value="0">
            <text:p>0</text:p>
          </table:table-cell>
          <table:table-cell table:formula="of:=IF(   [.B370]=&quot;Stop&quot;;   0;   MAX(     0;     MIN(       [.$C$2];       [.D369] + [.C370] * [.$C$4]     )   ) )" office:value-type="float" office:value="9.75">
            <text:p>9.75</text:p>
          </table:table-cell>
          <table:table-cell table:formula="of:=IF(   [.B370]=&quot;Stop&quot;;   [.$C$3];   [.E369] + [.D370] * [.$C$4] )" office:value-type="float" office:value="16.575">
            <text:p>16.58</text:p>
          </table:table-cell>
          <table:table-cell table:number-columns-repeated="872"/>
        </table:table-row>
        <table:table-row table:style-name="ro3">
          <table:table-cell table:formula="of:=[.A370]+[.$C$4]" office:value-type="float" office:value="1.79999999999998">
            <text:p>1.800</text:p>
          </table:table-cell>
          <table:table-cell table:formula="of:=IF(   [.A371] &lt; [.$C$5];   &quot;Accel&quot;;   IF(     [.A371] &lt; [.$C$5] + [.$C$7];     &quot;Cruise&quot;;     IF(       [.A371] &lt; [.$C$8];       &quot;Decel&quot;;       &quot;Stop&quot;     )   ) )" office:value-type="string" office:string-value="Cruise">
            <text:p>Cruise</text:p>
          </table:table-cell>
          <table:table-cell table:formula="of:=IF(   [.B371]=&quot;Accel&quot;;   [.$C$1];   IF(     [.B371]=&quot;Cruise&quot;;     0;     IF([.B371]=&quot;Decel&quot;; -[.$C$1]; 0)   ) )" office:value-type="float" office:value="0">
            <text:p>0</text:p>
          </table:table-cell>
          <table:table-cell table:formula="of:=IF(   [.B371]=&quot;Stop&quot;;   0;   MAX(     0;     MIN(       [.$C$2];       [.D370] + [.C371] * [.$C$4]     )   ) )" office:value-type="float" office:value="9.75">
            <text:p>9.75</text:p>
          </table:table-cell>
          <table:table-cell table:formula="of:=IF(   [.B371]=&quot;Stop&quot;;   [.$C$3];   [.E370] + [.D371] * [.$C$4] )" office:value-type="float" office:value="16.62375">
            <text:p>16.62</text:p>
          </table:table-cell>
          <table:table-cell table:number-columns-repeated="872"/>
        </table:table-row>
        <table:table-row table:style-name="ro3">
          <table:table-cell table:formula="of:=[.A371]+[.$C$4]" office:value-type="float" office:value="1.80499999999998">
            <text:p>1.805</text:p>
          </table:table-cell>
          <table:table-cell table:formula="of:=IF(   [.A372] &lt; [.$C$5];   &quot;Accel&quot;;   IF(     [.A372] &lt; [.$C$5] + [.$C$7];     &quot;Cruise&quot;;     IF(       [.A372] &lt; [.$C$8];       &quot;Decel&quot;;       &quot;Stop&quot;     )   ) )" office:value-type="string" office:string-value="Cruise">
            <text:p>Cruise</text:p>
          </table:table-cell>
          <table:table-cell table:formula="of:=IF(   [.B372]=&quot;Accel&quot;;   [.$C$1];   IF(     [.B372]=&quot;Cruise&quot;;     0;     IF([.B372]=&quot;Decel&quot;; -[.$C$1]; 0)   ) )" office:value-type="float" office:value="0">
            <text:p>0</text:p>
          </table:table-cell>
          <table:table-cell table:formula="of:=IF(   [.B372]=&quot;Stop&quot;;   0;   MAX(     0;     MIN(       [.$C$2];       [.D371] + [.C372] * [.$C$4]     )   ) )" office:value-type="float" office:value="9.75">
            <text:p>9.75</text:p>
          </table:table-cell>
          <table:table-cell table:formula="of:=IF(   [.B372]=&quot;Stop&quot;;   [.$C$3];   [.E371] + [.D372] * [.$C$4] )" office:value-type="float" office:value="16.6725">
            <text:p>16.67</text:p>
          </table:table-cell>
          <table:table-cell table:number-columns-repeated="872"/>
        </table:table-row>
        <table:table-row table:style-name="ro3">
          <table:table-cell table:formula="of:=[.A372]+[.$C$4]" office:value-type="float" office:value="1.80999999999998">
            <text:p>1.810</text:p>
          </table:table-cell>
          <table:table-cell table:formula="of:=IF(   [.A373] &lt; [.$C$5];   &quot;Accel&quot;;   IF(     [.A373] &lt; [.$C$5] + [.$C$7];     &quot;Cruise&quot;;     IF(       [.A373] &lt; [.$C$8];       &quot;Decel&quot;;       &quot;Stop&quot;     )   ) )" office:value-type="string" office:string-value="Cruise">
            <text:p>Cruise</text:p>
          </table:table-cell>
          <table:table-cell table:formula="of:=IF(   [.B373]=&quot;Accel&quot;;   [.$C$1];   IF(     [.B373]=&quot;Cruise&quot;;     0;     IF([.B373]=&quot;Decel&quot;; -[.$C$1]; 0)   ) )" office:value-type="float" office:value="0">
            <text:p>0</text:p>
          </table:table-cell>
          <table:table-cell table:formula="of:=IF(   [.B373]=&quot;Stop&quot;;   0;   MAX(     0;     MIN(       [.$C$2];       [.D372] + [.C373] * [.$C$4]     )   ) )" office:value-type="float" office:value="9.75">
            <text:p>9.75</text:p>
          </table:table-cell>
          <table:table-cell table:formula="of:=IF(   [.B373]=&quot;Stop&quot;;   [.$C$3];   [.E372] + [.D373] * [.$C$4] )" office:value-type="float" office:value="16.72125">
            <text:p>16.72</text:p>
          </table:table-cell>
          <table:table-cell table:number-columns-repeated="872"/>
        </table:table-row>
        <table:table-row table:style-name="ro3">
          <table:table-cell table:formula="of:=[.A373]+[.$C$4]" office:value-type="float" office:value="1.81499999999998">
            <text:p>1.815</text:p>
          </table:table-cell>
          <table:table-cell table:formula="of:=IF(   [.A374] &lt; [.$C$5];   &quot;Accel&quot;;   IF(     [.A374] &lt; [.$C$5] + [.$C$7];     &quot;Cruise&quot;;     IF(       [.A374] &lt; [.$C$8];       &quot;Decel&quot;;       &quot;Stop&quot;     )   ) )" office:value-type="string" office:string-value="Cruise">
            <text:p>Cruise</text:p>
          </table:table-cell>
          <table:table-cell table:formula="of:=IF(   [.B374]=&quot;Accel&quot;;   [.$C$1];   IF(     [.B374]=&quot;Cruise&quot;;     0;     IF([.B374]=&quot;Decel&quot;; -[.$C$1]; 0)   ) )" office:value-type="float" office:value="0">
            <text:p>0</text:p>
          </table:table-cell>
          <table:table-cell table:formula="of:=IF(   [.B374]=&quot;Stop&quot;;   0;   MAX(     0;     MIN(       [.$C$2];       [.D373] + [.C374] * [.$C$4]     )   ) )" office:value-type="float" office:value="9.75">
            <text:p>9.75</text:p>
          </table:table-cell>
          <table:table-cell table:formula="of:=IF(   [.B374]=&quot;Stop&quot;;   [.$C$3];   [.E373] + [.D374] * [.$C$4] )" office:value-type="float" office:value="16.77">
            <text:p>16.77</text:p>
          </table:table-cell>
          <table:table-cell table:number-columns-repeated="872"/>
        </table:table-row>
        <table:table-row table:style-name="ro3">
          <table:table-cell table:formula="of:=[.A374]+[.$C$4]" office:value-type="float" office:value="1.81999999999998">
            <text:p>1.820</text:p>
          </table:table-cell>
          <table:table-cell table:formula="of:=IF(   [.A375] &lt; [.$C$5];   &quot;Accel&quot;;   IF(     [.A375] &lt; [.$C$5] + [.$C$7];     &quot;Cruise&quot;;     IF(       [.A375] &lt; [.$C$8];       &quot;Decel&quot;;       &quot;Stop&quot;     )   ) )" office:value-type="string" office:string-value="Cruise">
            <text:p>Cruise</text:p>
          </table:table-cell>
          <table:table-cell table:formula="of:=IF(   [.B375]=&quot;Accel&quot;;   [.$C$1];   IF(     [.B375]=&quot;Cruise&quot;;     0;     IF([.B375]=&quot;Decel&quot;; -[.$C$1]; 0)   ) )" office:value-type="float" office:value="0">
            <text:p>0</text:p>
          </table:table-cell>
          <table:table-cell table:formula="of:=IF(   [.B375]=&quot;Stop&quot;;   0;   MAX(     0;     MIN(       [.$C$2];       [.D374] + [.C375] * [.$C$4]     )   ) )" office:value-type="float" office:value="9.75">
            <text:p>9.75</text:p>
          </table:table-cell>
          <table:table-cell table:formula="of:=IF(   [.B375]=&quot;Stop&quot;;   [.$C$3];   [.E374] + [.D375] * [.$C$4] )" office:value-type="float" office:value="16.81875">
            <text:p>16.82</text:p>
          </table:table-cell>
          <table:table-cell table:number-columns-repeated="872"/>
        </table:table-row>
        <table:table-row table:style-name="ro3">
          <table:table-cell table:formula="of:=[.A375]+[.$C$4]" office:value-type="float" office:value="1.82499999999998">
            <text:p>1.825</text:p>
          </table:table-cell>
          <table:table-cell table:formula="of:=IF(   [.A376] &lt; [.$C$5];   &quot;Accel&quot;;   IF(     [.A376] &lt; [.$C$5] + [.$C$7];     &quot;Cruise&quot;;     IF(       [.A376] &lt; [.$C$8];       &quot;Decel&quot;;       &quot;Stop&quot;     )   ) )" office:value-type="string" office:string-value="Cruise">
            <text:p>Cruise</text:p>
          </table:table-cell>
          <table:table-cell table:formula="of:=IF(   [.B376]=&quot;Accel&quot;;   [.$C$1];   IF(     [.B376]=&quot;Cruise&quot;;     0;     IF([.B376]=&quot;Decel&quot;; -[.$C$1]; 0)   ) )" office:value-type="float" office:value="0">
            <text:p>0</text:p>
          </table:table-cell>
          <table:table-cell table:formula="of:=IF(   [.B376]=&quot;Stop&quot;;   0;   MAX(     0;     MIN(       [.$C$2];       [.D375] + [.C376] * [.$C$4]     )   ) )" office:value-type="float" office:value="9.75">
            <text:p>9.75</text:p>
          </table:table-cell>
          <table:table-cell table:formula="of:=IF(   [.B376]=&quot;Stop&quot;;   [.$C$3];   [.E375] + [.D376] * [.$C$4] )" office:value-type="float" office:value="16.8675">
            <text:p>16.87</text:p>
          </table:table-cell>
          <table:table-cell table:number-columns-repeated="872"/>
        </table:table-row>
        <table:table-row table:style-name="ro3">
          <table:table-cell table:formula="of:=[.A376]+[.$C$4]" office:value-type="float" office:value="1.82999999999998">
            <text:p>1.830</text:p>
          </table:table-cell>
          <table:table-cell table:formula="of:=IF(   [.A377] &lt; [.$C$5];   &quot;Accel&quot;;   IF(     [.A377] &lt; [.$C$5] + [.$C$7];     &quot;Cruise&quot;;     IF(       [.A377] &lt; [.$C$8];       &quot;Decel&quot;;       &quot;Stop&quot;     )   ) )" office:value-type="string" office:string-value="Cruise">
            <text:p>Cruise</text:p>
          </table:table-cell>
          <table:table-cell table:formula="of:=IF(   [.B377]=&quot;Accel&quot;;   [.$C$1];   IF(     [.B377]=&quot;Cruise&quot;;     0;     IF([.B377]=&quot;Decel&quot;; -[.$C$1]; 0)   ) )" office:value-type="float" office:value="0">
            <text:p>0</text:p>
          </table:table-cell>
          <table:table-cell table:formula="of:=IF(   [.B377]=&quot;Stop&quot;;   0;   MAX(     0;     MIN(       [.$C$2];       [.D376] + [.C377] * [.$C$4]     )   ) )" office:value-type="float" office:value="9.75">
            <text:p>9.75</text:p>
          </table:table-cell>
          <table:table-cell table:formula="of:=IF(   [.B377]=&quot;Stop&quot;;   [.$C$3];   [.E376] + [.D377] * [.$C$4] )" office:value-type="float" office:value="16.91625">
            <text:p>16.92</text:p>
          </table:table-cell>
          <table:table-cell table:number-columns-repeated="872"/>
        </table:table-row>
        <table:table-row table:style-name="ro3">
          <table:table-cell table:formula="of:=[.A377]+[.$C$4]" office:value-type="float" office:value="1.83499999999998">
            <text:p>1.835</text:p>
          </table:table-cell>
          <table:table-cell table:formula="of:=IF(   [.A378] &lt; [.$C$5];   &quot;Accel&quot;;   IF(     [.A378] &lt; [.$C$5] + [.$C$7];     &quot;Cruise&quot;;     IF(       [.A378] &lt; [.$C$8];       &quot;Decel&quot;;       &quot;Stop&quot;     )   ) )" office:value-type="string" office:string-value="Cruise">
            <text:p>Cruise</text:p>
          </table:table-cell>
          <table:table-cell table:formula="of:=IF(   [.B378]=&quot;Accel&quot;;   [.$C$1];   IF(     [.B378]=&quot;Cruise&quot;;     0;     IF([.B378]=&quot;Decel&quot;; -[.$C$1]; 0)   ) )" office:value-type="float" office:value="0">
            <text:p>0</text:p>
          </table:table-cell>
          <table:table-cell table:formula="of:=IF(   [.B378]=&quot;Stop&quot;;   0;   MAX(     0;     MIN(       [.$C$2];       [.D377] + [.C378] * [.$C$4]     )   ) )" office:value-type="float" office:value="9.75">
            <text:p>9.75</text:p>
          </table:table-cell>
          <table:table-cell table:formula="of:=IF(   [.B378]=&quot;Stop&quot;;   [.$C$3];   [.E377] + [.D378] * [.$C$4] )" office:value-type="float" office:value="16.965">
            <text:p>16.97</text:p>
          </table:table-cell>
          <table:table-cell table:number-columns-repeated="872"/>
        </table:table-row>
        <table:table-row table:style-name="ro3">
          <table:table-cell table:formula="of:=[.A378]+[.$C$4]" office:value-type="float" office:value="1.83999999999998">
            <text:p>1.840</text:p>
          </table:table-cell>
          <table:table-cell table:formula="of:=IF(   [.A379] &lt; [.$C$5];   &quot;Accel&quot;;   IF(     [.A379] &lt; [.$C$5] + [.$C$7];     &quot;Cruise&quot;;     IF(       [.A379] &lt; [.$C$8];       &quot;Decel&quot;;       &quot;Stop&quot;     )   ) )" office:value-type="string" office:string-value="Cruise">
            <text:p>Cruise</text:p>
          </table:table-cell>
          <table:table-cell table:formula="of:=IF(   [.B379]=&quot;Accel&quot;;   [.$C$1];   IF(     [.B379]=&quot;Cruise&quot;;     0;     IF([.B379]=&quot;Decel&quot;; -[.$C$1]; 0)   ) )" office:value-type="float" office:value="0">
            <text:p>0</text:p>
          </table:table-cell>
          <table:table-cell table:formula="of:=IF(   [.B379]=&quot;Stop&quot;;   0;   MAX(     0;     MIN(       [.$C$2];       [.D378] + [.C379] * [.$C$4]     )   ) )" office:value-type="float" office:value="9.75">
            <text:p>9.75</text:p>
          </table:table-cell>
          <table:table-cell table:formula="of:=IF(   [.B379]=&quot;Stop&quot;;   [.$C$3];   [.E378] + [.D379] * [.$C$4] )" office:value-type="float" office:value="17.01375">
            <text:p>17.01</text:p>
          </table:table-cell>
          <table:table-cell table:number-columns-repeated="872"/>
        </table:table-row>
        <table:table-row table:style-name="ro3">
          <table:table-cell table:formula="of:=[.A379]+[.$C$4]" office:value-type="float" office:value="1.84499999999998">
            <text:p>1.845</text:p>
          </table:table-cell>
          <table:table-cell table:formula="of:=IF(   [.A380] &lt; [.$C$5];   &quot;Accel&quot;;   IF(     [.A380] &lt; [.$C$5] + [.$C$7];     &quot;Cruise&quot;;     IF(       [.A380] &lt; [.$C$8];       &quot;Decel&quot;;       &quot;Stop&quot;     )   ) )" office:value-type="string" office:string-value="Cruise">
            <text:p>Cruise</text:p>
          </table:table-cell>
          <table:table-cell table:formula="of:=IF(   [.B380]=&quot;Accel&quot;;   [.$C$1];   IF(     [.B380]=&quot;Cruise&quot;;     0;     IF([.B380]=&quot;Decel&quot;; -[.$C$1]; 0)   ) )" office:value-type="float" office:value="0">
            <text:p>0</text:p>
          </table:table-cell>
          <table:table-cell table:formula="of:=IF(   [.B380]=&quot;Stop&quot;;   0;   MAX(     0;     MIN(       [.$C$2];       [.D379] + [.C380] * [.$C$4]     )   ) )" office:value-type="float" office:value="9.75">
            <text:p>9.75</text:p>
          </table:table-cell>
          <table:table-cell table:formula="of:=IF(   [.B380]=&quot;Stop&quot;;   [.$C$3];   [.E379] + [.D380] * [.$C$4] )" office:value-type="float" office:value="17.0625">
            <text:p>17.06</text:p>
          </table:table-cell>
          <table:table-cell table:number-columns-repeated="872"/>
        </table:table-row>
        <table:table-row table:style-name="ro3">
          <table:table-cell table:formula="of:=[.A380]+[.$C$4]" office:value-type="float" office:value="1.84999999999998">
            <text:p>1.850</text:p>
          </table:table-cell>
          <table:table-cell table:formula="of:=IF(   [.A381] &lt; [.$C$5];   &quot;Accel&quot;;   IF(     [.A381] &lt; [.$C$5] + [.$C$7];     &quot;Cruise&quot;;     IF(       [.A381] &lt; [.$C$8];       &quot;Decel&quot;;       &quot;Stop&quot;     )   ) )" office:value-type="string" office:string-value="Cruise">
            <text:p>Cruise</text:p>
          </table:table-cell>
          <table:table-cell table:formula="of:=IF(   [.B381]=&quot;Accel&quot;;   [.$C$1];   IF(     [.B381]=&quot;Cruise&quot;;     0;     IF([.B381]=&quot;Decel&quot;; -[.$C$1]; 0)   ) )" office:value-type="float" office:value="0">
            <text:p>0</text:p>
          </table:table-cell>
          <table:table-cell table:formula="of:=IF(   [.B381]=&quot;Stop&quot;;   0;   MAX(     0;     MIN(       [.$C$2];       [.D380] + [.C381] * [.$C$4]     )   ) )" office:value-type="float" office:value="9.75">
            <text:p>9.75</text:p>
          </table:table-cell>
          <table:table-cell table:formula="of:=IF(   [.B381]=&quot;Stop&quot;;   [.$C$3];   [.E380] + [.D381] * [.$C$4] )" office:value-type="float" office:value="17.11125">
            <text:p>17.11</text:p>
          </table:table-cell>
          <table:table-cell table:number-columns-repeated="872"/>
        </table:table-row>
        <table:table-row table:style-name="ro3">
          <table:table-cell table:formula="of:=[.A381]+[.$C$4]" office:value-type="float" office:value="1.85499999999998">
            <text:p>1.855</text:p>
          </table:table-cell>
          <table:table-cell table:formula="of:=IF(   [.A382] &lt; [.$C$5];   &quot;Accel&quot;;   IF(     [.A382] &lt; [.$C$5] + [.$C$7];     &quot;Cruise&quot;;     IF(       [.A382] &lt; [.$C$8];       &quot;Decel&quot;;       &quot;Stop&quot;     )   ) )" office:value-type="string" office:string-value="Cruise">
            <text:p>Cruise</text:p>
          </table:table-cell>
          <table:table-cell table:formula="of:=IF(   [.B382]=&quot;Accel&quot;;   [.$C$1];   IF(     [.B382]=&quot;Cruise&quot;;     0;     IF([.B382]=&quot;Decel&quot;; -[.$C$1]; 0)   ) )" office:value-type="float" office:value="0">
            <text:p>0</text:p>
          </table:table-cell>
          <table:table-cell table:formula="of:=IF(   [.B382]=&quot;Stop&quot;;   0;   MAX(     0;     MIN(       [.$C$2];       [.D381] + [.C382] * [.$C$4]     )   ) )" office:value-type="float" office:value="9.75">
            <text:p>9.75</text:p>
          </table:table-cell>
          <table:table-cell table:formula="of:=IF(   [.B382]=&quot;Stop&quot;;   [.$C$3];   [.E381] + [.D382] * [.$C$4] )" office:value-type="float" office:value="17.16">
            <text:p>17.16</text:p>
          </table:table-cell>
          <table:table-cell table:number-columns-repeated="872"/>
        </table:table-row>
        <table:table-row table:style-name="ro3">
          <table:table-cell table:formula="of:=[.A382]+[.$C$4]" office:value-type="float" office:value="1.85999999999998">
            <text:p>1.860</text:p>
          </table:table-cell>
          <table:table-cell table:formula="of:=IF(   [.A383] &lt; [.$C$5];   &quot;Accel&quot;;   IF(     [.A383] &lt; [.$C$5] + [.$C$7];     &quot;Cruise&quot;;     IF(       [.A383] &lt; [.$C$8];       &quot;Decel&quot;;       &quot;Stop&quot;     )   ) )" office:value-type="string" office:string-value="Cruise">
            <text:p>Cruise</text:p>
          </table:table-cell>
          <table:table-cell table:formula="of:=IF(   [.B383]=&quot;Accel&quot;;   [.$C$1];   IF(     [.B383]=&quot;Cruise&quot;;     0;     IF([.B383]=&quot;Decel&quot;; -[.$C$1]; 0)   ) )" office:value-type="float" office:value="0">
            <text:p>0</text:p>
          </table:table-cell>
          <table:table-cell table:formula="of:=IF(   [.B383]=&quot;Stop&quot;;   0;   MAX(     0;     MIN(       [.$C$2];       [.D382] + [.C383] * [.$C$4]     )   ) )" office:value-type="float" office:value="9.75">
            <text:p>9.75</text:p>
          </table:table-cell>
          <table:table-cell table:formula="of:=IF(   [.B383]=&quot;Stop&quot;;   [.$C$3];   [.E382] + [.D383] * [.$C$4] )" office:value-type="float" office:value="17.20875">
            <text:p>17.21</text:p>
          </table:table-cell>
          <table:table-cell table:number-columns-repeated="872"/>
        </table:table-row>
        <table:table-row table:style-name="ro3">
          <table:table-cell table:formula="of:=[.A383]+[.$C$4]" office:value-type="float" office:value="1.86499999999998">
            <text:p>1.865</text:p>
          </table:table-cell>
          <table:table-cell table:formula="of:=IF(   [.A384] &lt; [.$C$5];   &quot;Accel&quot;;   IF(     [.A384] &lt; [.$C$5] + [.$C$7];     &quot;Cruise&quot;;     IF(       [.A384] &lt; [.$C$8];       &quot;Decel&quot;;       &quot;Stop&quot;     )   ) )" office:value-type="string" office:string-value="Cruise">
            <text:p>Cruise</text:p>
          </table:table-cell>
          <table:table-cell table:formula="of:=IF(   [.B384]=&quot;Accel&quot;;   [.$C$1];   IF(     [.B384]=&quot;Cruise&quot;;     0;     IF([.B384]=&quot;Decel&quot;; -[.$C$1]; 0)   ) )" office:value-type="float" office:value="0">
            <text:p>0</text:p>
          </table:table-cell>
          <table:table-cell table:formula="of:=IF(   [.B384]=&quot;Stop&quot;;   0;   MAX(     0;     MIN(       [.$C$2];       [.D383] + [.C384] * [.$C$4]     )   ) )" office:value-type="float" office:value="9.75">
            <text:p>9.75</text:p>
          </table:table-cell>
          <table:table-cell table:formula="of:=IF(   [.B384]=&quot;Stop&quot;;   [.$C$3];   [.E383] + [.D384] * [.$C$4] )" office:value-type="float" office:value="17.2575">
            <text:p>17.26</text:p>
          </table:table-cell>
          <table:table-cell table:number-columns-repeated="872"/>
        </table:table-row>
        <table:table-row table:style-name="ro3">
          <table:table-cell table:formula="of:=[.A384]+[.$C$4]" office:value-type="float" office:value="1.86999999999998">
            <text:p>1.870</text:p>
          </table:table-cell>
          <table:table-cell table:formula="of:=IF(   [.A385] &lt; [.$C$5];   &quot;Accel&quot;;   IF(     [.A385] &lt; [.$C$5] + [.$C$7];     &quot;Cruise&quot;;     IF(       [.A385] &lt; [.$C$8];       &quot;Decel&quot;;       &quot;Stop&quot;     )   ) )" office:value-type="string" office:string-value="Cruise">
            <text:p>Cruise</text:p>
          </table:table-cell>
          <table:table-cell table:formula="of:=IF(   [.B385]=&quot;Accel&quot;;   [.$C$1];   IF(     [.B385]=&quot;Cruise&quot;;     0;     IF([.B385]=&quot;Decel&quot;; -[.$C$1]; 0)   ) )" office:value-type="float" office:value="0">
            <text:p>0</text:p>
          </table:table-cell>
          <table:table-cell table:formula="of:=IF(   [.B385]=&quot;Stop&quot;;   0;   MAX(     0;     MIN(       [.$C$2];       [.D384] + [.C385] * [.$C$4]     )   ) )" office:value-type="float" office:value="9.75">
            <text:p>9.75</text:p>
          </table:table-cell>
          <table:table-cell table:formula="of:=IF(   [.B385]=&quot;Stop&quot;;   [.$C$3];   [.E384] + [.D385] * [.$C$4] )" office:value-type="float" office:value="17.30625">
            <text:p>17.31</text:p>
          </table:table-cell>
          <table:table-cell table:number-columns-repeated="872"/>
        </table:table-row>
        <table:table-row table:style-name="ro3">
          <table:table-cell table:formula="of:=[.A385]+[.$C$4]" office:value-type="float" office:value="1.87499999999998">
            <text:p>1.875</text:p>
          </table:table-cell>
          <table:table-cell table:formula="of:=IF(   [.A386] &lt; [.$C$5];   &quot;Accel&quot;;   IF(     [.A386] &lt; [.$C$5] + [.$C$7];     &quot;Cruise&quot;;     IF(       [.A386] &lt; [.$C$8];       &quot;Decel&quot;;       &quot;Stop&quot;     )   ) )" office:value-type="string" office:string-value="Cruise">
            <text:p>Cruise</text:p>
          </table:table-cell>
          <table:table-cell table:formula="of:=IF(   [.B386]=&quot;Accel&quot;;   [.$C$1];   IF(     [.B386]=&quot;Cruise&quot;;     0;     IF([.B386]=&quot;Decel&quot;; -[.$C$1]; 0)   ) )" office:value-type="float" office:value="0">
            <text:p>0</text:p>
          </table:table-cell>
          <table:table-cell table:formula="of:=IF(   [.B386]=&quot;Stop&quot;;   0;   MAX(     0;     MIN(       [.$C$2];       [.D385] + [.C386] * [.$C$4]     )   ) )" office:value-type="float" office:value="9.75">
            <text:p>9.75</text:p>
          </table:table-cell>
          <table:table-cell table:formula="of:=IF(   [.B386]=&quot;Stop&quot;;   [.$C$3];   [.E385] + [.D386] * [.$C$4] )" office:value-type="float" office:value="17.355">
            <text:p>17.36</text:p>
          </table:table-cell>
          <table:table-cell table:number-columns-repeated="872"/>
        </table:table-row>
        <table:table-row table:style-name="ro3">
          <table:table-cell table:formula="of:=[.A386]+[.$C$4]" office:value-type="float" office:value="1.87999999999998">
            <text:p>1.880</text:p>
          </table:table-cell>
          <table:table-cell table:formula="of:=IF(   [.A387] &lt; [.$C$5];   &quot;Accel&quot;;   IF(     [.A387] &lt; [.$C$5] + [.$C$7];     &quot;Cruise&quot;;     IF(       [.A387] &lt; [.$C$8];       &quot;Decel&quot;;       &quot;Stop&quot;     )   ) )" office:value-type="string" office:string-value="Cruise">
            <text:p>Cruise</text:p>
          </table:table-cell>
          <table:table-cell table:formula="of:=IF(   [.B387]=&quot;Accel&quot;;   [.$C$1];   IF(     [.B387]=&quot;Cruise&quot;;     0;     IF([.B387]=&quot;Decel&quot;; -[.$C$1]; 0)   ) )" office:value-type="float" office:value="0">
            <text:p>0</text:p>
          </table:table-cell>
          <table:table-cell table:formula="of:=IF(   [.B387]=&quot;Stop&quot;;   0;   MAX(     0;     MIN(       [.$C$2];       [.D386] + [.C387] * [.$C$4]     )   ) )" office:value-type="float" office:value="9.75">
            <text:p>9.75</text:p>
          </table:table-cell>
          <table:table-cell table:formula="of:=IF(   [.B387]=&quot;Stop&quot;;   [.$C$3];   [.E386] + [.D387] * [.$C$4] )" office:value-type="float" office:value="17.40375">
            <text:p>17.40</text:p>
          </table:table-cell>
          <table:table-cell table:number-columns-repeated="872"/>
        </table:table-row>
        <table:table-row table:style-name="ro3">
          <table:table-cell table:formula="of:=[.A387]+[.$C$4]" office:value-type="float" office:value="1.88499999999998">
            <text:p>1.885</text:p>
          </table:table-cell>
          <table:table-cell table:formula="of:=IF(   [.A388] &lt; [.$C$5];   &quot;Accel&quot;;   IF(     [.A388] &lt; [.$C$5] + [.$C$7];     &quot;Cruise&quot;;     IF(       [.A388] &lt; [.$C$8];       &quot;Decel&quot;;       &quot;Stop&quot;     )   ) )" office:value-type="string" office:string-value="Cruise">
            <text:p>Cruise</text:p>
          </table:table-cell>
          <table:table-cell table:formula="of:=IF(   [.B388]=&quot;Accel&quot;;   [.$C$1];   IF(     [.B388]=&quot;Cruise&quot;;     0;     IF([.B388]=&quot;Decel&quot;; -[.$C$1]; 0)   ) )" office:value-type="float" office:value="0">
            <text:p>0</text:p>
          </table:table-cell>
          <table:table-cell table:formula="of:=IF(   [.B388]=&quot;Stop&quot;;   0;   MAX(     0;     MIN(       [.$C$2];       [.D387] + [.C388] * [.$C$4]     )   ) )" office:value-type="float" office:value="9.75">
            <text:p>9.75</text:p>
          </table:table-cell>
          <table:table-cell table:formula="of:=IF(   [.B388]=&quot;Stop&quot;;   [.$C$3];   [.E387] + [.D388] * [.$C$4] )" office:value-type="float" office:value="17.4525">
            <text:p>17.45</text:p>
          </table:table-cell>
          <table:table-cell table:number-columns-repeated="872"/>
        </table:table-row>
        <table:table-row table:style-name="ro3">
          <table:table-cell table:formula="of:=[.A388]+[.$C$4]" office:value-type="float" office:value="1.88999999999998">
            <text:p>1.890</text:p>
          </table:table-cell>
          <table:table-cell table:formula="of:=IF(   [.A389] &lt; [.$C$5];   &quot;Accel&quot;;   IF(     [.A389] &lt; [.$C$5] + [.$C$7];     &quot;Cruise&quot;;     IF(       [.A389] &lt; [.$C$8];       &quot;Decel&quot;;       &quot;Stop&quot;     )   ) )" office:value-type="string" office:string-value="Cruise">
            <text:p>Cruise</text:p>
          </table:table-cell>
          <table:table-cell table:formula="of:=IF(   [.B389]=&quot;Accel&quot;;   [.$C$1];   IF(     [.B389]=&quot;Cruise&quot;;     0;     IF([.B389]=&quot;Decel&quot;; -[.$C$1]; 0)   ) )" office:value-type="float" office:value="0">
            <text:p>0</text:p>
          </table:table-cell>
          <table:table-cell table:formula="of:=IF(   [.B389]=&quot;Stop&quot;;   0;   MAX(     0;     MIN(       [.$C$2];       [.D388] + [.C389] * [.$C$4]     )   ) )" office:value-type="float" office:value="9.75">
            <text:p>9.75</text:p>
          </table:table-cell>
          <table:table-cell table:formula="of:=IF(   [.B389]=&quot;Stop&quot;;   [.$C$3];   [.E388] + [.D389] * [.$C$4] )" office:value-type="float" office:value="17.50125">
            <text:p>17.50</text:p>
          </table:table-cell>
          <table:table-cell table:number-columns-repeated="872"/>
        </table:table-row>
        <table:table-row table:style-name="ro3">
          <table:table-cell table:formula="of:=[.A389]+[.$C$4]" office:value-type="float" office:value="1.89499999999998">
            <text:p>1.895</text:p>
          </table:table-cell>
          <table:table-cell table:formula="of:=IF(   [.A390] &lt; [.$C$5];   &quot;Accel&quot;;   IF(     [.A390] &lt; [.$C$5] + [.$C$7];     &quot;Cruise&quot;;     IF(       [.A390] &lt; [.$C$8];       &quot;Decel&quot;;       &quot;Stop&quot;     )   ) )" office:value-type="string" office:string-value="Cruise">
            <text:p>Cruise</text:p>
          </table:table-cell>
          <table:table-cell table:formula="of:=IF(   [.B390]=&quot;Accel&quot;;   [.$C$1];   IF(     [.B390]=&quot;Cruise&quot;;     0;     IF([.B390]=&quot;Decel&quot;; -[.$C$1]; 0)   ) )" office:value-type="float" office:value="0">
            <text:p>0</text:p>
          </table:table-cell>
          <table:table-cell table:formula="of:=IF(   [.B390]=&quot;Stop&quot;;   0;   MAX(     0;     MIN(       [.$C$2];       [.D389] + [.C390] * [.$C$4]     )   ) )" office:value-type="float" office:value="9.75">
            <text:p>9.75</text:p>
          </table:table-cell>
          <table:table-cell table:formula="of:=IF(   [.B390]=&quot;Stop&quot;;   [.$C$3];   [.E389] + [.D390] * [.$C$4] )" office:value-type="float" office:value="17.55">
            <text:p>17.55</text:p>
          </table:table-cell>
          <table:table-cell table:number-columns-repeated="872"/>
        </table:table-row>
        <table:table-row table:style-name="ro3">
          <table:table-cell table:formula="of:=[.A390]+[.$C$4]" office:value-type="float" office:value="1.89999999999998">
            <text:p>1.900</text:p>
          </table:table-cell>
          <table:table-cell table:formula="of:=IF(   [.A391] &lt; [.$C$5];   &quot;Accel&quot;;   IF(     [.A391] &lt; [.$C$5] + [.$C$7];     &quot;Cruise&quot;;     IF(       [.A391] &lt; [.$C$8];       &quot;Decel&quot;;       &quot;Stop&quot;     )   ) )" office:value-type="string" office:string-value="Cruise">
            <text:p>Cruise</text:p>
          </table:table-cell>
          <table:table-cell table:formula="of:=IF(   [.B391]=&quot;Accel&quot;;   [.$C$1];   IF(     [.B391]=&quot;Cruise&quot;;     0;     IF([.B391]=&quot;Decel&quot;; -[.$C$1]; 0)   ) )" office:value-type="float" office:value="0">
            <text:p>0</text:p>
          </table:table-cell>
          <table:table-cell table:formula="of:=IF(   [.B391]=&quot;Stop&quot;;   0;   MAX(     0;     MIN(       [.$C$2];       [.D390] + [.C391] * [.$C$4]     )   ) )" office:value-type="float" office:value="9.75">
            <text:p>9.75</text:p>
          </table:table-cell>
          <table:table-cell table:formula="of:=IF(   [.B391]=&quot;Stop&quot;;   [.$C$3];   [.E390] + [.D391] * [.$C$4] )" office:value-type="float" office:value="17.59875">
            <text:p>17.60</text:p>
          </table:table-cell>
          <table:table-cell table:number-columns-repeated="872"/>
        </table:table-row>
        <table:table-row table:style-name="ro3">
          <table:table-cell table:formula="of:=[.A391]+[.$C$4]" office:value-type="float" office:value="1.90499999999998">
            <text:p>1.905</text:p>
          </table:table-cell>
          <table:table-cell table:formula="of:=IF(   [.A392] &lt; [.$C$5];   &quot;Accel&quot;;   IF(     [.A392] &lt; [.$C$5] + [.$C$7];     &quot;Cruise&quot;;     IF(       [.A392] &lt; [.$C$8];       &quot;Decel&quot;;       &quot;Stop&quot;     )   ) )" office:value-type="string" office:string-value="Cruise">
            <text:p>Cruise</text:p>
          </table:table-cell>
          <table:table-cell table:formula="of:=IF(   [.B392]=&quot;Accel&quot;;   [.$C$1];   IF(     [.B392]=&quot;Cruise&quot;;     0;     IF([.B392]=&quot;Decel&quot;; -[.$C$1]; 0)   ) )" office:value-type="float" office:value="0">
            <text:p>0</text:p>
          </table:table-cell>
          <table:table-cell table:formula="of:=IF(   [.B392]=&quot;Stop&quot;;   0;   MAX(     0;     MIN(       [.$C$2];       [.D391] + [.C392] * [.$C$4]     )   ) )" office:value-type="float" office:value="9.75">
            <text:p>9.75</text:p>
          </table:table-cell>
          <table:table-cell table:formula="of:=IF(   [.B392]=&quot;Stop&quot;;   [.$C$3];   [.E391] + [.D392] * [.$C$4] )" office:value-type="float" office:value="17.6475">
            <text:p>17.65</text:p>
          </table:table-cell>
          <table:table-cell table:number-columns-repeated="872"/>
        </table:table-row>
        <table:table-row table:style-name="ro3">
          <table:table-cell table:formula="of:=[.A392]+[.$C$4]" office:value-type="float" office:value="1.90999999999998">
            <text:p>1.910</text:p>
          </table:table-cell>
          <table:table-cell table:formula="of:=IF(   [.A393] &lt; [.$C$5];   &quot;Accel&quot;;   IF(     [.A393] &lt; [.$C$5] + [.$C$7];     &quot;Cruise&quot;;     IF(       [.A393] &lt; [.$C$8];       &quot;Decel&quot;;       &quot;Stop&quot;     )   ) )" office:value-type="string" office:string-value="Cruise">
            <text:p>Cruise</text:p>
          </table:table-cell>
          <table:table-cell table:formula="of:=IF(   [.B393]=&quot;Accel&quot;;   [.$C$1];   IF(     [.B393]=&quot;Cruise&quot;;     0;     IF([.B393]=&quot;Decel&quot;; -[.$C$1]; 0)   ) )" office:value-type="float" office:value="0">
            <text:p>0</text:p>
          </table:table-cell>
          <table:table-cell table:formula="of:=IF(   [.B393]=&quot;Stop&quot;;   0;   MAX(     0;     MIN(       [.$C$2];       [.D392] + [.C393] * [.$C$4]     )   ) )" office:value-type="float" office:value="9.75">
            <text:p>9.75</text:p>
          </table:table-cell>
          <table:table-cell table:formula="of:=IF(   [.B393]=&quot;Stop&quot;;   [.$C$3];   [.E392] + [.D393] * [.$C$4] )" office:value-type="float" office:value="17.69625">
            <text:p>17.70</text:p>
          </table:table-cell>
          <table:table-cell table:number-columns-repeated="872"/>
        </table:table-row>
        <table:table-row table:style-name="ro3">
          <table:table-cell table:formula="of:=[.A393]+[.$C$4]" office:value-type="float" office:value="1.91499999999998">
            <text:p>1.915</text:p>
          </table:table-cell>
          <table:table-cell table:formula="of:=IF(   [.A394] &lt; [.$C$5];   &quot;Accel&quot;;   IF(     [.A394] &lt; [.$C$5] + [.$C$7];     &quot;Cruise&quot;;     IF(       [.A394] &lt; [.$C$8];       &quot;Decel&quot;;       &quot;Stop&quot;     )   ) )" office:value-type="string" office:string-value="Cruise">
            <text:p>Cruise</text:p>
          </table:table-cell>
          <table:table-cell table:formula="of:=IF(   [.B394]=&quot;Accel&quot;;   [.$C$1];   IF(     [.B394]=&quot;Cruise&quot;;     0;     IF([.B394]=&quot;Decel&quot;; -[.$C$1]; 0)   ) )" office:value-type="float" office:value="0">
            <text:p>0</text:p>
          </table:table-cell>
          <table:table-cell table:formula="of:=IF(   [.B394]=&quot;Stop&quot;;   0;   MAX(     0;     MIN(       [.$C$2];       [.D393] + [.C394] * [.$C$4]     )   ) )" office:value-type="float" office:value="9.75">
            <text:p>9.75</text:p>
          </table:table-cell>
          <table:table-cell table:formula="of:=IF(   [.B394]=&quot;Stop&quot;;   [.$C$3];   [.E393] + [.D394] * [.$C$4] )" office:value-type="float" office:value="17.745">
            <text:p>17.75</text:p>
          </table:table-cell>
          <table:table-cell table:number-columns-repeated="872"/>
        </table:table-row>
        <table:table-row table:style-name="ro3">
          <table:table-cell table:formula="of:=[.A394]+[.$C$4]" office:value-type="float" office:value="1.91999999999998">
            <text:p>1.920</text:p>
          </table:table-cell>
          <table:table-cell table:formula="of:=IF(   [.A395] &lt; [.$C$5];   &quot;Accel&quot;;   IF(     [.A395] &lt; [.$C$5] + [.$C$7];     &quot;Cruise&quot;;     IF(       [.A395] &lt; [.$C$8];       &quot;Decel&quot;;       &quot;Stop&quot;     )   ) )" office:value-type="string" office:string-value="Cruise">
            <text:p>Cruise</text:p>
          </table:table-cell>
          <table:table-cell table:formula="of:=IF(   [.B395]=&quot;Accel&quot;;   [.$C$1];   IF(     [.B395]=&quot;Cruise&quot;;     0;     IF([.B395]=&quot;Decel&quot;; -[.$C$1]; 0)   ) )" office:value-type="float" office:value="0">
            <text:p>0</text:p>
          </table:table-cell>
          <table:table-cell table:formula="of:=IF(   [.B395]=&quot;Stop&quot;;   0;   MAX(     0;     MIN(       [.$C$2];       [.D394] + [.C395] * [.$C$4]     )   ) )" office:value-type="float" office:value="9.75">
            <text:p>9.75</text:p>
          </table:table-cell>
          <table:table-cell table:formula="of:=IF(   [.B395]=&quot;Stop&quot;;   [.$C$3];   [.E394] + [.D395] * [.$C$4] )" office:value-type="float" office:value="17.79375">
            <text:p>17.79</text:p>
          </table:table-cell>
          <table:table-cell table:number-columns-repeated="872"/>
        </table:table-row>
        <table:table-row table:style-name="ro3">
          <table:table-cell table:formula="of:=[.A395]+[.$C$4]" office:value-type="float" office:value="1.92499999999998">
            <text:p>1.925</text:p>
          </table:table-cell>
          <table:table-cell table:formula="of:=IF(   [.A396] &lt; [.$C$5];   &quot;Accel&quot;;   IF(     [.A396] &lt; [.$C$5] + [.$C$7];     &quot;Cruise&quot;;     IF(       [.A396] &lt; [.$C$8];       &quot;Decel&quot;;       &quot;Stop&quot;     )   ) )" office:value-type="string" office:string-value="Cruise">
            <text:p>Cruise</text:p>
          </table:table-cell>
          <table:table-cell table:formula="of:=IF(   [.B396]=&quot;Accel&quot;;   [.$C$1];   IF(     [.B396]=&quot;Cruise&quot;;     0;     IF([.B396]=&quot;Decel&quot;; -[.$C$1]; 0)   ) )" office:value-type="float" office:value="0">
            <text:p>0</text:p>
          </table:table-cell>
          <table:table-cell table:formula="of:=IF(   [.B396]=&quot;Stop&quot;;   0;   MAX(     0;     MIN(       [.$C$2];       [.D395] + [.C396] * [.$C$4]     )   ) )" office:value-type="float" office:value="9.75">
            <text:p>9.75</text:p>
          </table:table-cell>
          <table:table-cell table:formula="of:=IF(   [.B396]=&quot;Stop&quot;;   [.$C$3];   [.E395] + [.D396] * [.$C$4] )" office:value-type="float" office:value="17.8425">
            <text:p>17.84</text:p>
          </table:table-cell>
          <table:table-cell table:number-columns-repeated="872"/>
        </table:table-row>
        <table:table-row table:style-name="ro3">
          <table:table-cell table:formula="of:=[.A396]+[.$C$4]" office:value-type="float" office:value="1.92999999999998">
            <text:p>1.930</text:p>
          </table:table-cell>
          <table:table-cell table:formula="of:=IF(   [.A397] &lt; [.$C$5];   &quot;Accel&quot;;   IF(     [.A397] &lt; [.$C$5] + [.$C$7];     &quot;Cruise&quot;;     IF(       [.A397] &lt; [.$C$8];       &quot;Decel&quot;;       &quot;Stop&quot;     )   ) )" office:value-type="string" office:string-value="Cruise">
            <text:p>Cruise</text:p>
          </table:table-cell>
          <table:table-cell table:formula="of:=IF(   [.B397]=&quot;Accel&quot;;   [.$C$1];   IF(     [.B397]=&quot;Cruise&quot;;     0;     IF([.B397]=&quot;Decel&quot;; -[.$C$1]; 0)   ) )" office:value-type="float" office:value="0">
            <text:p>0</text:p>
          </table:table-cell>
          <table:table-cell table:formula="of:=IF(   [.B397]=&quot;Stop&quot;;   0;   MAX(     0;     MIN(       [.$C$2];       [.D396] + [.C397] * [.$C$4]     )   ) )" office:value-type="float" office:value="9.75">
            <text:p>9.75</text:p>
          </table:table-cell>
          <table:table-cell table:formula="of:=IF(   [.B397]=&quot;Stop&quot;;   [.$C$3];   [.E396] + [.D397] * [.$C$4] )" office:value-type="float" office:value="17.89125">
            <text:p>17.89</text:p>
          </table:table-cell>
          <table:table-cell table:number-columns-repeated="872"/>
        </table:table-row>
        <table:table-row table:style-name="ro3">
          <table:table-cell table:formula="of:=[.A397]+[.$C$4]" office:value-type="float" office:value="1.93499999999998">
            <text:p>1.935</text:p>
          </table:table-cell>
          <table:table-cell table:formula="of:=IF(   [.A398] &lt; [.$C$5];   &quot;Accel&quot;;   IF(     [.A398] &lt; [.$C$5] + [.$C$7];     &quot;Cruise&quot;;     IF(       [.A398] &lt; [.$C$8];       &quot;Decel&quot;;       &quot;Stop&quot;     )   ) )" office:value-type="string" office:string-value="Cruise">
            <text:p>Cruise</text:p>
          </table:table-cell>
          <table:table-cell table:formula="of:=IF(   [.B398]=&quot;Accel&quot;;   [.$C$1];   IF(     [.B398]=&quot;Cruise&quot;;     0;     IF([.B398]=&quot;Decel&quot;; -[.$C$1]; 0)   ) )" office:value-type="float" office:value="0">
            <text:p>0</text:p>
          </table:table-cell>
          <table:table-cell table:formula="of:=IF(   [.B398]=&quot;Stop&quot;;   0;   MAX(     0;     MIN(       [.$C$2];       [.D397] + [.C398] * [.$C$4]     )   ) )" office:value-type="float" office:value="9.75">
            <text:p>9.75</text:p>
          </table:table-cell>
          <table:table-cell table:formula="of:=IF(   [.B398]=&quot;Stop&quot;;   [.$C$3];   [.E397] + [.D398] * [.$C$4] )" office:value-type="float" office:value="17.94">
            <text:p>17.94</text:p>
          </table:table-cell>
          <table:table-cell table:number-columns-repeated="872"/>
        </table:table-row>
        <table:table-row table:style-name="ro3">
          <table:table-cell table:formula="of:=[.A398]+[.$C$4]" office:value-type="float" office:value="1.93999999999998">
            <text:p>1.940</text:p>
          </table:table-cell>
          <table:table-cell table:formula="of:=IF(   [.A399] &lt; [.$C$5];   &quot;Accel&quot;;   IF(     [.A399] &lt; [.$C$5] + [.$C$7];     &quot;Cruise&quot;;     IF(       [.A399] &lt; [.$C$8];       &quot;Decel&quot;;       &quot;Stop&quot;     )   ) )" office:value-type="string" office:string-value="Cruise">
            <text:p>Cruise</text:p>
          </table:table-cell>
          <table:table-cell table:formula="of:=IF(   [.B399]=&quot;Accel&quot;;   [.$C$1];   IF(     [.B399]=&quot;Cruise&quot;;     0;     IF([.B399]=&quot;Decel&quot;; -[.$C$1]; 0)   ) )" office:value-type="float" office:value="0">
            <text:p>0</text:p>
          </table:table-cell>
          <table:table-cell table:formula="of:=IF(   [.B399]=&quot;Stop&quot;;   0;   MAX(     0;     MIN(       [.$C$2];       [.D398] + [.C399] * [.$C$4]     )   ) )" office:value-type="float" office:value="9.75">
            <text:p>9.75</text:p>
          </table:table-cell>
          <table:table-cell table:formula="of:=IF(   [.B399]=&quot;Stop&quot;;   [.$C$3];   [.E398] + [.D399] * [.$C$4] )" office:value-type="float" office:value="17.98875">
            <text:p>17.99</text:p>
          </table:table-cell>
          <table:table-cell table:number-columns-repeated="872"/>
        </table:table-row>
        <table:table-row table:style-name="ro3">
          <table:table-cell table:formula="of:=[.A399]+[.$C$4]" office:value-type="float" office:value="1.94499999999998">
            <text:p>1.945</text:p>
          </table:table-cell>
          <table:table-cell table:formula="of:=IF(   [.A400] &lt; [.$C$5];   &quot;Accel&quot;;   IF(     [.A400] &lt; [.$C$5] + [.$C$7];     &quot;Cruise&quot;;     IF(       [.A400] &lt; [.$C$8];       &quot;Decel&quot;;       &quot;Stop&quot;     )   ) )" office:value-type="string" office:string-value="Cruise">
            <text:p>Cruise</text:p>
          </table:table-cell>
          <table:table-cell table:formula="of:=IF(   [.B400]=&quot;Accel&quot;;   [.$C$1];   IF(     [.B400]=&quot;Cruise&quot;;     0;     IF([.B400]=&quot;Decel&quot;; -[.$C$1]; 0)   ) )" office:value-type="float" office:value="0">
            <text:p>0</text:p>
          </table:table-cell>
          <table:table-cell table:formula="of:=IF(   [.B400]=&quot;Stop&quot;;   0;   MAX(     0;     MIN(       [.$C$2];       [.D399] + [.C400] * [.$C$4]     )   ) )" office:value-type="float" office:value="9.75">
            <text:p>9.75</text:p>
          </table:table-cell>
          <table:table-cell table:formula="of:=IF(   [.B400]=&quot;Stop&quot;;   [.$C$3];   [.E399] + [.D400] * [.$C$4] )" office:value-type="float" office:value="18.0375">
            <text:p>18.04</text:p>
          </table:table-cell>
          <table:table-cell table:number-columns-repeated="872"/>
        </table:table-row>
        <table:table-row table:style-name="ro3">
          <table:table-cell table:formula="of:=[.A400]+[.$C$4]" office:value-type="float" office:value="1.94999999999998">
            <text:p>1.950</text:p>
          </table:table-cell>
          <table:table-cell table:formula="of:=IF(   [.A401] &lt; [.$C$5];   &quot;Accel&quot;;   IF(     [.A401] &lt; [.$C$5] + [.$C$7];     &quot;Cruise&quot;;     IF(       [.A401] &lt; [.$C$8];       &quot;Decel&quot;;       &quot;Stop&quot;     )   ) )" office:value-type="string" office:string-value="Cruise">
            <text:p>Cruise</text:p>
          </table:table-cell>
          <table:table-cell table:formula="of:=IF(   [.B401]=&quot;Accel&quot;;   [.$C$1];   IF(     [.B401]=&quot;Cruise&quot;;     0;     IF([.B401]=&quot;Decel&quot;; -[.$C$1]; 0)   ) )" office:value-type="float" office:value="0">
            <text:p>0</text:p>
          </table:table-cell>
          <table:table-cell table:formula="of:=IF(   [.B401]=&quot;Stop&quot;;   0;   MAX(     0;     MIN(       [.$C$2];       [.D400] + [.C401] * [.$C$4]     )   ) )" office:value-type="float" office:value="9.75">
            <text:p>9.75</text:p>
          </table:table-cell>
          <table:table-cell table:formula="of:=IF(   [.B401]=&quot;Stop&quot;;   [.$C$3];   [.E400] + [.D401] * [.$C$4] )" office:value-type="float" office:value="18.08625">
            <text:p>18.09</text:p>
          </table:table-cell>
          <table:table-cell table:number-columns-repeated="872"/>
        </table:table-row>
        <table:table-row table:style-name="ro3">
          <table:table-cell table:formula="of:=[.A401]+[.$C$4]" office:value-type="float" office:value="1.95499999999998">
            <text:p>1.955</text:p>
          </table:table-cell>
          <table:table-cell table:formula="of:=IF(   [.A402] &lt; [.$C$5];   &quot;Accel&quot;;   IF(     [.A402] &lt; [.$C$5] + [.$C$7];     &quot;Cruise&quot;;     IF(       [.A402] &lt; [.$C$8];       &quot;Decel&quot;;       &quot;Stop&quot;     )   ) )" office:value-type="string" office:string-value="Cruise">
            <text:p>Cruise</text:p>
          </table:table-cell>
          <table:table-cell table:formula="of:=IF(   [.B402]=&quot;Accel&quot;;   [.$C$1];   IF(     [.B402]=&quot;Cruise&quot;;     0;     IF([.B402]=&quot;Decel&quot;; -[.$C$1]; 0)   ) )" office:value-type="float" office:value="0">
            <text:p>0</text:p>
          </table:table-cell>
          <table:table-cell table:formula="of:=IF(   [.B402]=&quot;Stop&quot;;   0;   MAX(     0;     MIN(       [.$C$2];       [.D401] + [.C402] * [.$C$4]     )   ) )" office:value-type="float" office:value="9.75">
            <text:p>9.75</text:p>
          </table:table-cell>
          <table:table-cell table:formula="of:=IF(   [.B402]=&quot;Stop&quot;;   [.$C$3];   [.E401] + [.D402] * [.$C$4] )" office:value-type="float" office:value="18.1349999999999">
            <text:p>18.14</text:p>
          </table:table-cell>
          <table:table-cell table:number-columns-repeated="872"/>
        </table:table-row>
        <table:table-row table:style-name="ro3">
          <table:table-cell table:formula="of:=[.A402]+[.$C$4]" office:value-type="float" office:value="1.95999999999998">
            <text:p>1.960</text:p>
          </table:table-cell>
          <table:table-cell table:formula="of:=IF(   [.A403] &lt; [.$C$5];   &quot;Accel&quot;;   IF(     [.A403] &lt; [.$C$5] + [.$C$7];     &quot;Cruise&quot;;     IF(       [.A403] &lt; [.$C$8];       &quot;Decel&quot;;       &quot;Stop&quot;     )   ) )" office:value-type="string" office:string-value="Cruise">
            <text:p>Cruise</text:p>
          </table:table-cell>
          <table:table-cell table:formula="of:=IF(   [.B403]=&quot;Accel&quot;;   [.$C$1];   IF(     [.B403]=&quot;Cruise&quot;;     0;     IF([.B403]=&quot;Decel&quot;; -[.$C$1]; 0)   ) )" office:value-type="float" office:value="0">
            <text:p>0</text:p>
          </table:table-cell>
          <table:table-cell table:formula="of:=IF(   [.B403]=&quot;Stop&quot;;   0;   MAX(     0;     MIN(       [.$C$2];       [.D402] + [.C403] * [.$C$4]     )   ) )" office:value-type="float" office:value="9.75">
            <text:p>9.75</text:p>
          </table:table-cell>
          <table:table-cell table:formula="of:=IF(   [.B403]=&quot;Stop&quot;;   [.$C$3];   [.E402] + [.D403] * [.$C$4] )" office:value-type="float" office:value="18.1837499999999">
            <text:p>18.18</text:p>
          </table:table-cell>
          <table:table-cell table:number-columns-repeated="872"/>
        </table:table-row>
        <table:table-row table:style-name="ro3">
          <table:table-cell table:formula="of:=[.A403]+[.$C$4]" office:value-type="float" office:value="1.96499999999998">
            <text:p>1.965</text:p>
          </table:table-cell>
          <table:table-cell table:formula="of:=IF(   [.A404] &lt; [.$C$5];   &quot;Accel&quot;;   IF(     [.A404] &lt; [.$C$5] + [.$C$7];     &quot;Cruise&quot;;     IF(       [.A404] &lt; [.$C$8];       &quot;Decel&quot;;       &quot;Stop&quot;     )   ) )" office:value-type="string" office:string-value="Cruise">
            <text:p>Cruise</text:p>
          </table:table-cell>
          <table:table-cell table:formula="of:=IF(   [.B404]=&quot;Accel&quot;;   [.$C$1];   IF(     [.B404]=&quot;Cruise&quot;;     0;     IF([.B404]=&quot;Decel&quot;; -[.$C$1]; 0)   ) )" office:value-type="float" office:value="0">
            <text:p>0</text:p>
          </table:table-cell>
          <table:table-cell table:formula="of:=IF(   [.B404]=&quot;Stop&quot;;   0;   MAX(     0;     MIN(       [.$C$2];       [.D403] + [.C404] * [.$C$4]     )   ) )" office:value-type="float" office:value="9.75">
            <text:p>9.75</text:p>
          </table:table-cell>
          <table:table-cell table:formula="of:=IF(   [.B404]=&quot;Stop&quot;;   [.$C$3];   [.E403] + [.D404] * [.$C$4] )" office:value-type="float" office:value="18.2324999999999">
            <text:p>18.23</text:p>
          </table:table-cell>
          <table:table-cell table:number-columns-repeated="872"/>
        </table:table-row>
        <table:table-row table:style-name="ro3">
          <table:table-cell table:formula="of:=[.A404]+[.$C$4]" office:value-type="float" office:value="1.96999999999998">
            <text:p>1.970</text:p>
          </table:table-cell>
          <table:table-cell table:formula="of:=IF(   [.A405] &lt; [.$C$5];   &quot;Accel&quot;;   IF(     [.A405] &lt; [.$C$5] + [.$C$7];     &quot;Cruise&quot;;     IF(       [.A405] &lt; [.$C$8];       &quot;Decel&quot;;       &quot;Stop&quot;     )   ) )" office:value-type="string" office:string-value="Cruise">
            <text:p>Cruise</text:p>
          </table:table-cell>
          <table:table-cell table:formula="of:=IF(   [.B405]=&quot;Accel&quot;;   [.$C$1];   IF(     [.B405]=&quot;Cruise&quot;;     0;     IF([.B405]=&quot;Decel&quot;; -[.$C$1]; 0)   ) )" office:value-type="float" office:value="0">
            <text:p>0</text:p>
          </table:table-cell>
          <table:table-cell table:formula="of:=IF(   [.B405]=&quot;Stop&quot;;   0;   MAX(     0;     MIN(       [.$C$2];       [.D404] + [.C405] * [.$C$4]     )   ) )" office:value-type="float" office:value="9.75">
            <text:p>9.75</text:p>
          </table:table-cell>
          <table:table-cell table:formula="of:=IF(   [.B405]=&quot;Stop&quot;;   [.$C$3];   [.E404] + [.D405] * [.$C$4] )" office:value-type="float" office:value="18.2812499999999">
            <text:p>18.28</text:p>
          </table:table-cell>
          <table:table-cell table:number-columns-repeated="872"/>
        </table:table-row>
        <table:table-row table:style-name="ro3">
          <table:table-cell table:formula="of:=[.A405]+[.$C$4]" office:value-type="float" office:value="1.97499999999998">
            <text:p>1.975</text:p>
          </table:table-cell>
          <table:table-cell table:formula="of:=IF(   [.A406] &lt; [.$C$5];   &quot;Accel&quot;;   IF(     [.A406] &lt; [.$C$5] + [.$C$7];     &quot;Cruise&quot;;     IF(       [.A406] &lt; [.$C$8];       &quot;Decel&quot;;       &quot;Stop&quot;     )   ) )" office:value-type="string" office:string-value="Cruise">
            <text:p>Cruise</text:p>
          </table:table-cell>
          <table:table-cell table:formula="of:=IF(   [.B406]=&quot;Accel&quot;;   [.$C$1];   IF(     [.B406]=&quot;Cruise&quot;;     0;     IF([.B406]=&quot;Decel&quot;; -[.$C$1]; 0)   ) )" office:value-type="float" office:value="0">
            <text:p>0</text:p>
          </table:table-cell>
          <table:table-cell table:formula="of:=IF(   [.B406]=&quot;Stop&quot;;   0;   MAX(     0;     MIN(       [.$C$2];       [.D405] + [.C406] * [.$C$4]     )   ) )" office:value-type="float" office:value="9.75">
            <text:p>9.75</text:p>
          </table:table-cell>
          <table:table-cell table:formula="of:=IF(   [.B406]=&quot;Stop&quot;;   [.$C$3];   [.E405] + [.D406] * [.$C$4] )" office:value-type="float" office:value="18.3299999999999">
            <text:p>18.33</text:p>
          </table:table-cell>
          <table:table-cell table:number-columns-repeated="872"/>
        </table:table-row>
        <table:table-row table:style-name="ro3">
          <table:table-cell table:formula="of:=[.A406]+[.$C$4]" office:value-type="float" office:value="1.97999999999998">
            <text:p>1.980</text:p>
          </table:table-cell>
          <table:table-cell table:formula="of:=IF(   [.A407] &lt; [.$C$5];   &quot;Accel&quot;;   IF(     [.A407] &lt; [.$C$5] + [.$C$7];     &quot;Cruise&quot;;     IF(       [.A407] &lt; [.$C$8];       &quot;Decel&quot;;       &quot;Stop&quot;     )   ) )" office:value-type="string" office:string-value="Cruise">
            <text:p>Cruise</text:p>
          </table:table-cell>
          <table:table-cell table:formula="of:=IF(   [.B407]=&quot;Accel&quot;;   [.$C$1];   IF(     [.B407]=&quot;Cruise&quot;;     0;     IF([.B407]=&quot;Decel&quot;; -[.$C$1]; 0)   ) )" office:value-type="float" office:value="0">
            <text:p>0</text:p>
          </table:table-cell>
          <table:table-cell table:formula="of:=IF(   [.B407]=&quot;Stop&quot;;   0;   MAX(     0;     MIN(       [.$C$2];       [.D406] + [.C407] * [.$C$4]     )   ) )" office:value-type="float" office:value="9.75">
            <text:p>9.75</text:p>
          </table:table-cell>
          <table:table-cell table:formula="of:=IF(   [.B407]=&quot;Stop&quot;;   [.$C$3];   [.E406] + [.D407] * [.$C$4] )" office:value-type="float" office:value="18.3787499999999">
            <text:p>18.38</text:p>
          </table:table-cell>
          <table:table-cell table:number-columns-repeated="872"/>
        </table:table-row>
        <table:table-row table:style-name="ro3">
          <table:table-cell table:formula="of:=[.A407]+[.$C$4]" office:value-type="float" office:value="1.98499999999998">
            <text:p>1.985</text:p>
          </table:table-cell>
          <table:table-cell table:formula="of:=IF(   [.A408] &lt; [.$C$5];   &quot;Accel&quot;;   IF(     [.A408] &lt; [.$C$5] + [.$C$7];     &quot;Cruise&quot;;     IF(       [.A408] &lt; [.$C$8];       &quot;Decel&quot;;       &quot;Stop&quot;     )   ) )" office:value-type="string" office:string-value="Cruise">
            <text:p>Cruise</text:p>
          </table:table-cell>
          <table:table-cell table:formula="of:=IF(   [.B408]=&quot;Accel&quot;;   [.$C$1];   IF(     [.B408]=&quot;Cruise&quot;;     0;     IF([.B408]=&quot;Decel&quot;; -[.$C$1]; 0)   ) )" office:value-type="float" office:value="0">
            <text:p>0</text:p>
          </table:table-cell>
          <table:table-cell table:formula="of:=IF(   [.B408]=&quot;Stop&quot;;   0;   MAX(     0;     MIN(       [.$C$2];       [.D407] + [.C408] * [.$C$4]     )   ) )" office:value-type="float" office:value="9.75">
            <text:p>9.75</text:p>
          </table:table-cell>
          <table:table-cell table:formula="of:=IF(   [.B408]=&quot;Stop&quot;;   [.$C$3];   [.E407] + [.D408] * [.$C$4] )" office:value-type="float" office:value="18.4274999999999">
            <text:p>18.43</text:p>
          </table:table-cell>
          <table:table-cell table:number-columns-repeated="872"/>
        </table:table-row>
        <table:table-row table:style-name="ro3">
          <table:table-cell table:formula="of:=[.A408]+[.$C$4]" office:value-type="float" office:value="1.98999999999998">
            <text:p>1.990</text:p>
          </table:table-cell>
          <table:table-cell table:formula="of:=IF(   [.A409] &lt; [.$C$5];   &quot;Accel&quot;;   IF(     [.A409] &lt; [.$C$5] + [.$C$7];     &quot;Cruise&quot;;     IF(       [.A409] &lt; [.$C$8];       &quot;Decel&quot;;       &quot;Stop&quot;     )   ) )" office:value-type="string" office:string-value="Cruise">
            <text:p>Cruise</text:p>
          </table:table-cell>
          <table:table-cell table:formula="of:=IF(   [.B409]=&quot;Accel&quot;;   [.$C$1];   IF(     [.B409]=&quot;Cruise&quot;;     0;     IF([.B409]=&quot;Decel&quot;; -[.$C$1]; 0)   ) )" office:value-type="float" office:value="0">
            <text:p>0</text:p>
          </table:table-cell>
          <table:table-cell table:formula="of:=IF(   [.B409]=&quot;Stop&quot;;   0;   MAX(     0;     MIN(       [.$C$2];       [.D408] + [.C409] * [.$C$4]     )   ) )" office:value-type="float" office:value="9.75">
            <text:p>9.75</text:p>
          </table:table-cell>
          <table:table-cell table:formula="of:=IF(   [.B409]=&quot;Stop&quot;;   [.$C$3];   [.E408] + [.D409] * [.$C$4] )" office:value-type="float" office:value="18.4762499999999">
            <text:p>18.48</text:p>
          </table:table-cell>
          <table:table-cell table:number-columns-repeated="872"/>
        </table:table-row>
        <table:table-row table:style-name="ro3">
          <table:table-cell table:formula="of:=[.A409]+[.$C$4]" office:value-type="float" office:value="1.99499999999998">
            <text:p>1.995</text:p>
          </table:table-cell>
          <table:table-cell table:formula="of:=IF(   [.A410] &lt; [.$C$5];   &quot;Accel&quot;;   IF(     [.A410] &lt; [.$C$5] + [.$C$7];     &quot;Cruise&quot;;     IF(       [.A410] &lt; [.$C$8];       &quot;Decel&quot;;       &quot;Stop&quot;     )   ) )" office:value-type="string" office:string-value="Cruise">
            <text:p>Cruise</text:p>
          </table:table-cell>
          <table:table-cell table:formula="of:=IF(   [.B410]=&quot;Accel&quot;;   [.$C$1];   IF(     [.B410]=&quot;Cruise&quot;;     0;     IF([.B410]=&quot;Decel&quot;; -[.$C$1]; 0)   ) )" office:value-type="float" office:value="0">
            <text:p>0</text:p>
          </table:table-cell>
          <table:table-cell table:formula="of:=IF(   [.B410]=&quot;Stop&quot;;   0;   MAX(     0;     MIN(       [.$C$2];       [.D409] + [.C410] * [.$C$4]     )   ) )" office:value-type="float" office:value="9.75">
            <text:p>9.75</text:p>
          </table:table-cell>
          <table:table-cell table:formula="of:=IF(   [.B410]=&quot;Stop&quot;;   [.$C$3];   [.E409] + [.D410] * [.$C$4] )" office:value-type="float" office:value="18.5249999999999">
            <text:p>18.53</text:p>
          </table:table-cell>
          <table:table-cell table:number-columns-repeated="872"/>
        </table:table-row>
        <table:table-row table:style-name="ro3">
          <table:table-cell table:formula="of:=[.A410]+[.$C$4]" office:value-type="float" office:value="1.99999999999998">
            <text:p>2.000</text:p>
          </table:table-cell>
          <table:table-cell table:formula="of:=IF(   [.A411] &lt; [.$C$5];   &quot;Accel&quot;;   IF(     [.A411] &lt; [.$C$5] + [.$C$7];     &quot;Cruise&quot;;     IF(       [.A411] &lt; [.$C$8];       &quot;Decel&quot;;       &quot;Stop&quot;     )   ) )" office:value-type="string" office:string-value="Cruise">
            <text:p>Cruise</text:p>
          </table:table-cell>
          <table:table-cell table:formula="of:=IF(   [.B411]=&quot;Accel&quot;;   [.$C$1];   IF(     [.B411]=&quot;Cruise&quot;;     0;     IF([.B411]=&quot;Decel&quot;; -[.$C$1]; 0)   ) )" office:value-type="float" office:value="0">
            <text:p>0</text:p>
          </table:table-cell>
          <table:table-cell table:formula="of:=IF(   [.B411]=&quot;Stop&quot;;   0;   MAX(     0;     MIN(       [.$C$2];       [.D410] + [.C411] * [.$C$4]     )   ) )" office:value-type="float" office:value="9.75">
            <text:p>9.75</text:p>
          </table:table-cell>
          <table:table-cell table:formula="of:=IF(   [.B411]=&quot;Stop&quot;;   [.$C$3];   [.E410] + [.D411] * [.$C$4] )" office:value-type="float" office:value="18.5737499999999">
            <text:p>18.57</text:p>
          </table:table-cell>
          <table:table-cell table:number-columns-repeated="872"/>
        </table:table-row>
        <table:table-row table:style-name="ro3">
          <table:table-cell table:formula="of:=[.A411]+[.$C$4]" office:value-type="float" office:value="2.00499999999998">
            <text:p>2.005</text:p>
          </table:table-cell>
          <table:table-cell table:formula="of:=IF(   [.A412] &lt; [.$C$5];   &quot;Accel&quot;;   IF(     [.A412] &lt; [.$C$5] + [.$C$7];     &quot;Cruise&quot;;     IF(       [.A412] &lt; [.$C$8];       &quot;Decel&quot;;       &quot;Stop&quot;     )   ) )" office:value-type="string" office:string-value="Cruise">
            <text:p>Cruise</text:p>
          </table:table-cell>
          <table:table-cell table:formula="of:=IF(   [.B412]=&quot;Accel&quot;;   [.$C$1];   IF(     [.B412]=&quot;Cruise&quot;;     0;     IF([.B412]=&quot;Decel&quot;; -[.$C$1]; 0)   ) )" office:value-type="float" office:value="0">
            <text:p>0</text:p>
          </table:table-cell>
          <table:table-cell table:formula="of:=IF(   [.B412]=&quot;Stop&quot;;   0;   MAX(     0;     MIN(       [.$C$2];       [.D411] + [.C412] * [.$C$4]     )   ) )" office:value-type="float" office:value="9.75">
            <text:p>9.75</text:p>
          </table:table-cell>
          <table:table-cell table:formula="of:=IF(   [.B412]=&quot;Stop&quot;;   [.$C$3];   [.E411] + [.D412] * [.$C$4] )" office:value-type="float" office:value="18.6224999999999">
            <text:p>18.62</text:p>
          </table:table-cell>
          <table:table-cell table:number-columns-repeated="872"/>
        </table:table-row>
        <table:table-row table:style-name="ro3">
          <table:table-cell table:formula="of:=[.A412]+[.$C$4]" office:value-type="float" office:value="2.00999999999998">
            <text:p>2.010</text:p>
          </table:table-cell>
          <table:table-cell table:formula="of:=IF(   [.A413] &lt; [.$C$5];   &quot;Accel&quot;;   IF(     [.A413] &lt; [.$C$5] + [.$C$7];     &quot;Cruise&quot;;     IF(       [.A413] &lt; [.$C$8];       &quot;Decel&quot;;       &quot;Stop&quot;     )   ) )" office:value-type="string" office:string-value="Cruise">
            <text:p>Cruise</text:p>
          </table:table-cell>
          <table:table-cell table:formula="of:=IF(   [.B413]=&quot;Accel&quot;;   [.$C$1];   IF(     [.B413]=&quot;Cruise&quot;;     0;     IF([.B413]=&quot;Decel&quot;; -[.$C$1]; 0)   ) )" office:value-type="float" office:value="0">
            <text:p>0</text:p>
          </table:table-cell>
          <table:table-cell table:formula="of:=IF(   [.B413]=&quot;Stop&quot;;   0;   MAX(     0;     MIN(       [.$C$2];       [.D412] + [.C413] * [.$C$4]     )   ) )" office:value-type="float" office:value="9.75">
            <text:p>9.75</text:p>
          </table:table-cell>
          <table:table-cell table:formula="of:=IF(   [.B413]=&quot;Stop&quot;;   [.$C$3];   [.E412] + [.D413] * [.$C$4] )" office:value-type="float" office:value="18.6712499999999">
            <text:p>18.67</text:p>
          </table:table-cell>
          <table:table-cell table:number-columns-repeated="872"/>
        </table:table-row>
        <table:table-row table:style-name="ro3">
          <table:table-cell table:formula="of:=[.A413]+[.$C$4]" office:value-type="float" office:value="2.01499999999998">
            <text:p>2.015</text:p>
          </table:table-cell>
          <table:table-cell table:formula="of:=IF(   [.A414] &lt; [.$C$5];   &quot;Accel&quot;;   IF(     [.A414] &lt; [.$C$5] + [.$C$7];     &quot;Cruise&quot;;     IF(       [.A414] &lt; [.$C$8];       &quot;Decel&quot;;       &quot;Stop&quot;     )   ) )" office:value-type="string" office:string-value="Cruise">
            <text:p>Cruise</text:p>
          </table:table-cell>
          <table:table-cell table:formula="of:=IF(   [.B414]=&quot;Accel&quot;;   [.$C$1];   IF(     [.B414]=&quot;Cruise&quot;;     0;     IF([.B414]=&quot;Decel&quot;; -[.$C$1]; 0)   ) )" office:value-type="float" office:value="0">
            <text:p>0</text:p>
          </table:table-cell>
          <table:table-cell table:formula="of:=IF(   [.B414]=&quot;Stop&quot;;   0;   MAX(     0;     MIN(       [.$C$2];       [.D413] + [.C414] * [.$C$4]     )   ) )" office:value-type="float" office:value="9.75">
            <text:p>9.75</text:p>
          </table:table-cell>
          <table:table-cell table:formula="of:=IF(   [.B414]=&quot;Stop&quot;;   [.$C$3];   [.E413] + [.D414] * [.$C$4] )" office:value-type="float" office:value="18.7199999999999">
            <text:p>18.72</text:p>
          </table:table-cell>
          <table:table-cell table:number-columns-repeated="872"/>
        </table:table-row>
        <table:table-row table:style-name="ro3">
          <table:table-cell table:formula="of:=[.A414]+[.$C$4]" office:value-type="float" office:value="2.01999999999998">
            <text:p>2.020</text:p>
          </table:table-cell>
          <table:table-cell table:formula="of:=IF(   [.A415] &lt; [.$C$5];   &quot;Accel&quot;;   IF(     [.A415] &lt; [.$C$5] + [.$C$7];     &quot;Cruise&quot;;     IF(       [.A415] &lt; [.$C$8];       &quot;Decel&quot;;       &quot;Stop&quot;     )   ) )" office:value-type="string" office:string-value="Cruise">
            <text:p>Cruise</text:p>
          </table:table-cell>
          <table:table-cell table:formula="of:=IF(   [.B415]=&quot;Accel&quot;;   [.$C$1];   IF(     [.B415]=&quot;Cruise&quot;;     0;     IF([.B415]=&quot;Decel&quot;; -[.$C$1]; 0)   ) )" office:value-type="float" office:value="0">
            <text:p>0</text:p>
          </table:table-cell>
          <table:table-cell table:formula="of:=IF(   [.B415]=&quot;Stop&quot;;   0;   MAX(     0;     MIN(       [.$C$2];       [.D414] + [.C415] * [.$C$4]     )   ) )" office:value-type="float" office:value="9.75">
            <text:p>9.75</text:p>
          </table:table-cell>
          <table:table-cell table:formula="of:=IF(   [.B415]=&quot;Stop&quot;;   [.$C$3];   [.E414] + [.D415] * [.$C$4] )" office:value-type="float" office:value="18.7687499999999">
            <text:p>18.77</text:p>
          </table:table-cell>
          <table:table-cell table:number-columns-repeated="872"/>
        </table:table-row>
        <table:table-row table:style-name="ro3">
          <table:table-cell table:formula="of:=[.A415]+[.$C$4]" office:value-type="float" office:value="2.02499999999998">
            <text:p>2.025</text:p>
          </table:table-cell>
          <table:table-cell table:formula="of:=IF(   [.A416] &lt; [.$C$5];   &quot;Accel&quot;;   IF(     [.A416] &lt; [.$C$5] + [.$C$7];     &quot;Cruise&quot;;     IF(       [.A416] &lt; [.$C$8];       &quot;Decel&quot;;       &quot;Stop&quot;     )   ) )" office:value-type="string" office:string-value="Cruise">
            <text:p>Cruise</text:p>
          </table:table-cell>
          <table:table-cell table:formula="of:=IF(   [.B416]=&quot;Accel&quot;;   [.$C$1];   IF(     [.B416]=&quot;Cruise&quot;;     0;     IF([.B416]=&quot;Decel&quot;; -[.$C$1]; 0)   ) )" office:value-type="float" office:value="0">
            <text:p>0</text:p>
          </table:table-cell>
          <table:table-cell table:formula="of:=IF(   [.B416]=&quot;Stop&quot;;   0;   MAX(     0;     MIN(       [.$C$2];       [.D415] + [.C416] * [.$C$4]     )   ) )" office:value-type="float" office:value="9.75">
            <text:p>9.75</text:p>
          </table:table-cell>
          <table:table-cell table:formula="of:=IF(   [.B416]=&quot;Stop&quot;;   [.$C$3];   [.E415] + [.D416] * [.$C$4] )" office:value-type="float" office:value="18.8174999999999">
            <text:p>18.82</text:p>
          </table:table-cell>
          <table:table-cell table:number-columns-repeated="872"/>
        </table:table-row>
        <table:table-row table:style-name="ro3">
          <table:table-cell table:formula="of:=[.A416]+[.$C$4]" office:value-type="float" office:value="2.02999999999998">
            <text:p>2.030</text:p>
          </table:table-cell>
          <table:table-cell table:formula="of:=IF(   [.A417] &lt; [.$C$5];   &quot;Accel&quot;;   IF(     [.A417] &lt; [.$C$5] + [.$C$7];     &quot;Cruise&quot;;     IF(       [.A417] &lt; [.$C$8];       &quot;Decel&quot;;       &quot;Stop&quot;     )   ) )" office:value-type="string" office:string-value="Cruise">
            <text:p>Cruise</text:p>
          </table:table-cell>
          <table:table-cell table:formula="of:=IF(   [.B417]=&quot;Accel&quot;;   [.$C$1];   IF(     [.B417]=&quot;Cruise&quot;;     0;     IF([.B417]=&quot;Decel&quot;; -[.$C$1]; 0)   ) )" office:value-type="float" office:value="0">
            <text:p>0</text:p>
          </table:table-cell>
          <table:table-cell table:formula="of:=IF(   [.B417]=&quot;Stop&quot;;   0;   MAX(     0;     MIN(       [.$C$2];       [.D416] + [.C417] * [.$C$4]     )   ) )" office:value-type="float" office:value="9.75">
            <text:p>9.75</text:p>
          </table:table-cell>
          <table:table-cell table:formula="of:=IF(   [.B417]=&quot;Stop&quot;;   [.$C$3];   [.E416] + [.D417] * [.$C$4] )" office:value-type="float" office:value="18.8662499999999">
            <text:p>18.87</text:p>
          </table:table-cell>
          <table:table-cell table:number-columns-repeated="872"/>
        </table:table-row>
        <table:table-row table:style-name="ro3">
          <table:table-cell table:formula="of:=[.A417]+[.$C$4]" office:value-type="float" office:value="2.03499999999998">
            <text:p>2.035</text:p>
          </table:table-cell>
          <table:table-cell table:formula="of:=IF(   [.A418] &lt; [.$C$5];   &quot;Accel&quot;;   IF(     [.A418] &lt; [.$C$5] + [.$C$7];     &quot;Cruise&quot;;     IF(       [.A418] &lt; [.$C$8];       &quot;Decel&quot;;       &quot;Stop&quot;     )   ) )" office:value-type="string" office:string-value="Cruise">
            <text:p>Cruise</text:p>
          </table:table-cell>
          <table:table-cell table:formula="of:=IF(   [.B418]=&quot;Accel&quot;;   [.$C$1];   IF(     [.B418]=&quot;Cruise&quot;;     0;     IF([.B418]=&quot;Decel&quot;; -[.$C$1]; 0)   ) )" office:value-type="float" office:value="0">
            <text:p>0</text:p>
          </table:table-cell>
          <table:table-cell table:formula="of:=IF(   [.B418]=&quot;Stop&quot;;   0;   MAX(     0;     MIN(       [.$C$2];       [.D417] + [.C418] * [.$C$4]     )   ) )" office:value-type="float" office:value="9.75">
            <text:p>9.75</text:p>
          </table:table-cell>
          <table:table-cell table:formula="of:=IF(   [.B418]=&quot;Stop&quot;;   [.$C$3];   [.E417] + [.D418] * [.$C$4] )" office:value-type="float" office:value="18.9149999999999">
            <text:p>18.92</text:p>
          </table:table-cell>
          <table:table-cell table:number-columns-repeated="872"/>
        </table:table-row>
        <table:table-row table:style-name="ro3">
          <table:table-cell table:formula="of:=[.A418]+[.$C$4]" office:value-type="float" office:value="2.03999999999998">
            <text:p>2.040</text:p>
          </table:table-cell>
          <table:table-cell table:formula="of:=IF(   [.A419] &lt; [.$C$5];   &quot;Accel&quot;;   IF(     [.A419] &lt; [.$C$5] + [.$C$7];     &quot;Cruise&quot;;     IF(       [.A419] &lt; [.$C$8];       &quot;Decel&quot;;       &quot;Stop&quot;     )   ) )" office:value-type="string" office:string-value="Cruise">
            <text:p>Cruise</text:p>
          </table:table-cell>
          <table:table-cell table:formula="of:=IF(   [.B419]=&quot;Accel&quot;;   [.$C$1];   IF(     [.B419]=&quot;Cruise&quot;;     0;     IF([.B419]=&quot;Decel&quot;; -[.$C$1]; 0)   ) )" office:value-type="float" office:value="0">
            <text:p>0</text:p>
          </table:table-cell>
          <table:table-cell table:formula="of:=IF(   [.B419]=&quot;Stop&quot;;   0;   MAX(     0;     MIN(       [.$C$2];       [.D418] + [.C419] * [.$C$4]     )   ) )" office:value-type="float" office:value="9.75">
            <text:p>9.75</text:p>
          </table:table-cell>
          <table:table-cell table:formula="of:=IF(   [.B419]=&quot;Stop&quot;;   [.$C$3];   [.E418] + [.D419] * [.$C$4] )" office:value-type="float" office:value="18.9637499999999">
            <text:p>18.96</text:p>
          </table:table-cell>
          <table:table-cell table:number-columns-repeated="872"/>
        </table:table-row>
        <table:table-row table:style-name="ro3">
          <table:table-cell table:formula="of:=[.A419]+[.$C$4]" office:value-type="float" office:value="2.04499999999998">
            <text:p>2.045</text:p>
          </table:table-cell>
          <table:table-cell table:formula="of:=IF(   [.A420] &lt; [.$C$5];   &quot;Accel&quot;;   IF(     [.A420] &lt; [.$C$5] + [.$C$7];     &quot;Cruise&quot;;     IF(       [.A420] &lt; [.$C$8];       &quot;Decel&quot;;       &quot;Stop&quot;     )   ) )" office:value-type="string" office:string-value="Cruise">
            <text:p>Cruise</text:p>
          </table:table-cell>
          <table:table-cell table:formula="of:=IF(   [.B420]=&quot;Accel&quot;;   [.$C$1];   IF(     [.B420]=&quot;Cruise&quot;;     0;     IF([.B420]=&quot;Decel&quot;; -[.$C$1]; 0)   ) )" office:value-type="float" office:value="0">
            <text:p>0</text:p>
          </table:table-cell>
          <table:table-cell table:formula="of:=IF(   [.B420]=&quot;Stop&quot;;   0;   MAX(     0;     MIN(       [.$C$2];       [.D419] + [.C420] * [.$C$4]     )   ) )" office:value-type="float" office:value="9.75">
            <text:p>9.75</text:p>
          </table:table-cell>
          <table:table-cell table:formula="of:=IF(   [.B420]=&quot;Stop&quot;;   [.$C$3];   [.E419] + [.D420] * [.$C$4] )" office:value-type="float" office:value="19.0124999999999">
            <text:p>19.01</text:p>
          </table:table-cell>
          <table:table-cell table:number-columns-repeated="872"/>
        </table:table-row>
        <table:table-row table:style-name="ro3">
          <table:table-cell table:formula="of:=[.A420]+[.$C$4]" office:value-type="float" office:value="2.04999999999998">
            <text:p>2.050</text:p>
          </table:table-cell>
          <table:table-cell table:formula="of:=IF(   [.A421] &lt; [.$C$5];   &quot;Accel&quot;;   IF(     [.A421] &lt; [.$C$5] + [.$C$7];     &quot;Cruise&quot;;     IF(       [.A421] &lt; [.$C$8];       &quot;Decel&quot;;       &quot;Stop&quot;     )   ) )" office:value-type="string" office:string-value="Cruise">
            <text:p>Cruise</text:p>
          </table:table-cell>
          <table:table-cell table:formula="of:=IF(   [.B421]=&quot;Accel&quot;;   [.$C$1];   IF(     [.B421]=&quot;Cruise&quot;;     0;     IF([.B421]=&quot;Decel&quot;; -[.$C$1]; 0)   ) )" office:value-type="float" office:value="0">
            <text:p>0</text:p>
          </table:table-cell>
          <table:table-cell table:formula="of:=IF(   [.B421]=&quot;Stop&quot;;   0;   MAX(     0;     MIN(       [.$C$2];       [.D420] + [.C421] * [.$C$4]     )   ) )" office:value-type="float" office:value="9.75">
            <text:p>9.75</text:p>
          </table:table-cell>
          <table:table-cell table:formula="of:=IF(   [.B421]=&quot;Stop&quot;;   [.$C$3];   [.E420] + [.D421] * [.$C$4] )" office:value-type="float" office:value="19.0612499999999">
            <text:p>19.06</text:p>
          </table:table-cell>
          <table:table-cell table:number-columns-repeated="872"/>
        </table:table-row>
        <table:table-row table:style-name="ro3">
          <table:table-cell table:formula="of:=[.A421]+[.$C$4]" office:value-type="float" office:value="2.05499999999998">
            <text:p>2.055</text:p>
          </table:table-cell>
          <table:table-cell table:formula="of:=IF(   [.A422] &lt; [.$C$5];   &quot;Accel&quot;;   IF(     [.A422] &lt; [.$C$5] + [.$C$7];     &quot;Cruise&quot;;     IF(       [.A422] &lt; [.$C$8];       &quot;Decel&quot;;       &quot;Stop&quot;     )   ) )" office:value-type="string" office:string-value="Cruise">
            <text:p>Cruise</text:p>
          </table:table-cell>
          <table:table-cell table:formula="of:=IF(   [.B422]=&quot;Accel&quot;;   [.$C$1];   IF(     [.B422]=&quot;Cruise&quot;;     0;     IF([.B422]=&quot;Decel&quot;; -[.$C$1]; 0)   ) )" office:value-type="float" office:value="0">
            <text:p>0</text:p>
          </table:table-cell>
          <table:table-cell table:formula="of:=IF(   [.B422]=&quot;Stop&quot;;   0;   MAX(     0;     MIN(       [.$C$2];       [.D421] + [.C422] * [.$C$4]     )   ) )" office:value-type="float" office:value="9.75">
            <text:p>9.75</text:p>
          </table:table-cell>
          <table:table-cell table:formula="of:=IF(   [.B422]=&quot;Stop&quot;;   [.$C$3];   [.E421] + [.D422] * [.$C$4] )" office:value-type="float" office:value="19.1099999999999">
            <text:p>19.11</text:p>
          </table:table-cell>
          <table:table-cell table:number-columns-repeated="872"/>
        </table:table-row>
        <table:table-row table:style-name="ro3">
          <table:table-cell table:formula="of:=[.A422]+[.$C$4]" office:value-type="float" office:value="2.05999999999998">
            <text:p>2.060</text:p>
          </table:table-cell>
          <table:table-cell table:formula="of:=IF(   [.A423] &lt; [.$C$5];   &quot;Accel&quot;;   IF(     [.A423] &lt; [.$C$5] + [.$C$7];     &quot;Cruise&quot;;     IF(       [.A423] &lt; [.$C$8];       &quot;Decel&quot;;       &quot;Stop&quot;     )   ) )" office:value-type="string" office:string-value="Cruise">
            <text:p>Cruise</text:p>
          </table:table-cell>
          <table:table-cell table:formula="of:=IF(   [.B423]=&quot;Accel&quot;;   [.$C$1];   IF(     [.B423]=&quot;Cruise&quot;;     0;     IF([.B423]=&quot;Decel&quot;; -[.$C$1]; 0)   ) )" office:value-type="float" office:value="0">
            <text:p>0</text:p>
          </table:table-cell>
          <table:table-cell table:formula="of:=IF(   [.B423]=&quot;Stop&quot;;   0;   MAX(     0;     MIN(       [.$C$2];       [.D422] + [.C423] * [.$C$4]     )   ) )" office:value-type="float" office:value="9.75">
            <text:p>9.75</text:p>
          </table:table-cell>
          <table:table-cell table:formula="of:=IF(   [.B423]=&quot;Stop&quot;;   [.$C$3];   [.E422] + [.D423] * [.$C$4] )" office:value-type="float" office:value="19.1587499999999">
            <text:p>19.16</text:p>
          </table:table-cell>
          <table:table-cell table:number-columns-repeated="872"/>
        </table:table-row>
        <table:table-row table:style-name="ro3">
          <table:table-cell table:formula="of:=[.A423]+[.$C$4]" office:value-type="float" office:value="2.06499999999998">
            <text:p>2.065</text:p>
          </table:table-cell>
          <table:table-cell table:formula="of:=IF(   [.A424] &lt; [.$C$5];   &quot;Accel&quot;;   IF(     [.A424] &lt; [.$C$5] + [.$C$7];     &quot;Cruise&quot;;     IF(       [.A424] &lt; [.$C$8];       &quot;Decel&quot;;       &quot;Stop&quot;     )   ) )" office:value-type="string" office:string-value="Cruise">
            <text:p>Cruise</text:p>
          </table:table-cell>
          <table:table-cell table:formula="of:=IF(   [.B424]=&quot;Accel&quot;;   [.$C$1];   IF(     [.B424]=&quot;Cruise&quot;;     0;     IF([.B424]=&quot;Decel&quot;; -[.$C$1]; 0)   ) )" office:value-type="float" office:value="0">
            <text:p>0</text:p>
          </table:table-cell>
          <table:table-cell table:formula="of:=IF(   [.B424]=&quot;Stop&quot;;   0;   MAX(     0;     MIN(       [.$C$2];       [.D423] + [.C424] * [.$C$4]     )   ) )" office:value-type="float" office:value="9.75">
            <text:p>9.75</text:p>
          </table:table-cell>
          <table:table-cell table:formula="of:=IF(   [.B424]=&quot;Stop&quot;;   [.$C$3];   [.E423] + [.D424] * [.$C$4] )" office:value-type="float" office:value="19.2074999999999">
            <text:p>19.21</text:p>
          </table:table-cell>
          <table:table-cell table:number-columns-repeated="872"/>
        </table:table-row>
        <table:table-row table:style-name="ro3">
          <table:table-cell table:formula="of:=[.A424]+[.$C$4]" office:value-type="float" office:value="2.06999999999998">
            <text:p>2.070</text:p>
          </table:table-cell>
          <table:table-cell table:formula="of:=IF(   [.A425] &lt; [.$C$5];   &quot;Accel&quot;;   IF(     [.A425] &lt; [.$C$5] + [.$C$7];     &quot;Cruise&quot;;     IF(       [.A425] &lt; [.$C$8];       &quot;Decel&quot;;       &quot;Stop&quot;     )   ) )" office:value-type="string" office:string-value="Cruise">
            <text:p>Cruise</text:p>
          </table:table-cell>
          <table:table-cell table:formula="of:=IF(   [.B425]=&quot;Accel&quot;;   [.$C$1];   IF(     [.B425]=&quot;Cruise&quot;;     0;     IF([.B425]=&quot;Decel&quot;; -[.$C$1]; 0)   ) )" office:value-type="float" office:value="0">
            <text:p>0</text:p>
          </table:table-cell>
          <table:table-cell table:formula="of:=IF(   [.B425]=&quot;Stop&quot;;   0;   MAX(     0;     MIN(       [.$C$2];       [.D424] + [.C425] * [.$C$4]     )   ) )" office:value-type="float" office:value="9.75">
            <text:p>9.75</text:p>
          </table:table-cell>
          <table:table-cell table:formula="of:=IF(   [.B425]=&quot;Stop&quot;;   [.$C$3];   [.E424] + [.D425] * [.$C$4] )" office:value-type="float" office:value="19.2562499999999">
            <text:p>19.26</text:p>
          </table:table-cell>
          <table:table-cell table:number-columns-repeated="872"/>
        </table:table-row>
        <table:table-row table:style-name="ro3">
          <table:table-cell table:formula="of:=[.A425]+[.$C$4]" office:value-type="float" office:value="2.07499999999998">
            <text:p>2.075</text:p>
          </table:table-cell>
          <table:table-cell table:formula="of:=IF(   [.A426] &lt; [.$C$5];   &quot;Accel&quot;;   IF(     [.A426] &lt; [.$C$5] + [.$C$7];     &quot;Cruise&quot;;     IF(       [.A426] &lt; [.$C$8];       &quot;Decel&quot;;       &quot;Stop&quot;     )   ) )" office:value-type="string" office:string-value="Cruise">
            <text:p>Cruise</text:p>
          </table:table-cell>
          <table:table-cell table:formula="of:=IF(   [.B426]=&quot;Accel&quot;;   [.$C$1];   IF(     [.B426]=&quot;Cruise&quot;;     0;     IF([.B426]=&quot;Decel&quot;; -[.$C$1]; 0)   ) )" office:value-type="float" office:value="0">
            <text:p>0</text:p>
          </table:table-cell>
          <table:table-cell table:formula="of:=IF(   [.B426]=&quot;Stop&quot;;   0;   MAX(     0;     MIN(       [.$C$2];       [.D425] + [.C426] * [.$C$4]     )   ) )" office:value-type="float" office:value="9.75">
            <text:p>9.75</text:p>
          </table:table-cell>
          <table:table-cell table:formula="of:=IF(   [.B426]=&quot;Stop&quot;;   [.$C$3];   [.E425] + [.D426] * [.$C$4] )" office:value-type="float" office:value="19.3049999999999">
            <text:p>19.30</text:p>
          </table:table-cell>
          <table:table-cell table:number-columns-repeated="872"/>
        </table:table-row>
        <table:table-row table:style-name="ro3">
          <table:table-cell table:formula="of:=[.A426]+[.$C$4]" office:value-type="float" office:value="2.07999999999998">
            <text:p>2.080</text:p>
          </table:table-cell>
          <table:table-cell table:formula="of:=IF(   [.A427] &lt; [.$C$5];   &quot;Accel&quot;;   IF(     [.A427] &lt; [.$C$5] + [.$C$7];     &quot;Cruise&quot;;     IF(       [.A427] &lt; [.$C$8];       &quot;Decel&quot;;       &quot;Stop&quot;     )   ) )" office:value-type="string" office:string-value="Cruise">
            <text:p>Cruise</text:p>
          </table:table-cell>
          <table:table-cell table:formula="of:=IF(   [.B427]=&quot;Accel&quot;;   [.$C$1];   IF(     [.B427]=&quot;Cruise&quot;;     0;     IF([.B427]=&quot;Decel&quot;; -[.$C$1]; 0)   ) )" office:value-type="float" office:value="0">
            <text:p>0</text:p>
          </table:table-cell>
          <table:table-cell table:formula="of:=IF(   [.B427]=&quot;Stop&quot;;   0;   MAX(     0;     MIN(       [.$C$2];       [.D426] + [.C427] * [.$C$4]     )   ) )" office:value-type="float" office:value="9.75">
            <text:p>9.75</text:p>
          </table:table-cell>
          <table:table-cell table:formula="of:=IF(   [.B427]=&quot;Stop&quot;;   [.$C$3];   [.E426] + [.D427] * [.$C$4] )" office:value-type="float" office:value="19.3537499999999">
            <text:p>19.35</text:p>
          </table:table-cell>
          <table:table-cell table:number-columns-repeated="872"/>
        </table:table-row>
        <table:table-row table:style-name="ro3">
          <table:table-cell table:formula="of:=[.A427]+[.$C$4]" office:value-type="float" office:value="2.08499999999998">
            <text:p>2.085</text:p>
          </table:table-cell>
          <table:table-cell table:formula="of:=IF(   [.A428] &lt; [.$C$5];   &quot;Accel&quot;;   IF(     [.A428] &lt; [.$C$5] + [.$C$7];     &quot;Cruise&quot;;     IF(       [.A428] &lt; [.$C$8];       &quot;Decel&quot;;       &quot;Stop&quot;     )   ) )" office:value-type="string" office:string-value="Cruise">
            <text:p>Cruise</text:p>
          </table:table-cell>
          <table:table-cell table:formula="of:=IF(   [.B428]=&quot;Accel&quot;;   [.$C$1];   IF(     [.B428]=&quot;Cruise&quot;;     0;     IF([.B428]=&quot;Decel&quot;; -[.$C$1]; 0)   ) )" office:value-type="float" office:value="0">
            <text:p>0</text:p>
          </table:table-cell>
          <table:table-cell table:formula="of:=IF(   [.B428]=&quot;Stop&quot;;   0;   MAX(     0;     MIN(       [.$C$2];       [.D427] + [.C428] * [.$C$4]     )   ) )" office:value-type="float" office:value="9.75">
            <text:p>9.75</text:p>
          </table:table-cell>
          <table:table-cell table:formula="of:=IF(   [.B428]=&quot;Stop&quot;;   [.$C$3];   [.E427] + [.D428] * [.$C$4] )" office:value-type="float" office:value="19.4024999999999">
            <text:p>19.40</text:p>
          </table:table-cell>
          <table:table-cell table:number-columns-repeated="872"/>
        </table:table-row>
        <table:table-row table:style-name="ro3">
          <table:table-cell table:formula="of:=[.A428]+[.$C$4]" office:value-type="float" office:value="2.08999999999998">
            <text:p>2.090</text:p>
          </table:table-cell>
          <table:table-cell table:formula="of:=IF(   [.A429] &lt; [.$C$5];   &quot;Accel&quot;;   IF(     [.A429] &lt; [.$C$5] + [.$C$7];     &quot;Cruise&quot;;     IF(       [.A429] &lt; [.$C$8];       &quot;Decel&quot;;       &quot;Stop&quot;     )   ) )" office:value-type="string" office:string-value="Cruise">
            <text:p>Cruise</text:p>
          </table:table-cell>
          <table:table-cell table:formula="of:=IF(   [.B429]=&quot;Accel&quot;;   [.$C$1];   IF(     [.B429]=&quot;Cruise&quot;;     0;     IF([.B429]=&quot;Decel&quot;; -[.$C$1]; 0)   ) )" office:value-type="float" office:value="0">
            <text:p>0</text:p>
          </table:table-cell>
          <table:table-cell table:formula="of:=IF(   [.B429]=&quot;Stop&quot;;   0;   MAX(     0;     MIN(       [.$C$2];       [.D428] + [.C429] * [.$C$4]     )   ) )" office:value-type="float" office:value="9.75">
            <text:p>9.75</text:p>
          </table:table-cell>
          <table:table-cell table:formula="of:=IF(   [.B429]=&quot;Stop&quot;;   [.$C$3];   [.E428] + [.D429] * [.$C$4] )" office:value-type="float" office:value="19.4512499999999">
            <text:p>19.45</text:p>
          </table:table-cell>
          <table:table-cell table:number-columns-repeated="872"/>
        </table:table-row>
        <table:table-row table:style-name="ro3">
          <table:table-cell table:formula="of:=[.A429]+[.$C$4]" office:value-type="float" office:value="2.09499999999998">
            <text:p>2.095</text:p>
          </table:table-cell>
          <table:table-cell table:formula="of:=IF(   [.A430] &lt; [.$C$5];   &quot;Accel&quot;;   IF(     [.A430] &lt; [.$C$5] + [.$C$7];     &quot;Cruise&quot;;     IF(       [.A430] &lt; [.$C$8];       &quot;Decel&quot;;       &quot;Stop&quot;     )   ) )" office:value-type="string" office:string-value="Cruise">
            <text:p>Cruise</text:p>
          </table:table-cell>
          <table:table-cell table:formula="of:=IF(   [.B430]=&quot;Accel&quot;;   [.$C$1];   IF(     [.B430]=&quot;Cruise&quot;;     0;     IF([.B430]=&quot;Decel&quot;; -[.$C$1]; 0)   ) )" office:value-type="float" office:value="0">
            <text:p>0</text:p>
          </table:table-cell>
          <table:table-cell table:formula="of:=IF(   [.B430]=&quot;Stop&quot;;   0;   MAX(     0;     MIN(       [.$C$2];       [.D429] + [.C430] * [.$C$4]     )   ) )" office:value-type="float" office:value="9.75">
            <text:p>9.75</text:p>
          </table:table-cell>
          <table:table-cell table:formula="of:=IF(   [.B430]=&quot;Stop&quot;;   [.$C$3];   [.E429] + [.D430] * [.$C$4] )" office:value-type="float" office:value="19.4999999999999">
            <text:p>19.50</text:p>
          </table:table-cell>
          <table:table-cell table:number-columns-repeated="872"/>
        </table:table-row>
        <table:table-row table:style-name="ro3">
          <table:table-cell table:formula="of:=[.A430]+[.$C$4]" office:value-type="float" office:value="2.09999999999998">
            <text:p>2.100</text:p>
          </table:table-cell>
          <table:table-cell table:formula="of:=IF(   [.A431] &lt; [.$C$5];   &quot;Accel&quot;;   IF(     [.A431] &lt; [.$C$5] + [.$C$7];     &quot;Cruise&quot;;     IF(       [.A431] &lt; [.$C$8];       &quot;Decel&quot;;       &quot;Stop&quot;     )   ) )" office:value-type="string" office:string-value="Cruise">
            <text:p>Cruise</text:p>
          </table:table-cell>
          <table:table-cell table:formula="of:=IF(   [.B431]=&quot;Accel&quot;;   [.$C$1];   IF(     [.B431]=&quot;Cruise&quot;;     0;     IF([.B431]=&quot;Decel&quot;; -[.$C$1]; 0)   ) )" office:value-type="float" office:value="0">
            <text:p>0</text:p>
          </table:table-cell>
          <table:table-cell table:formula="of:=IF(   [.B431]=&quot;Stop&quot;;   0;   MAX(     0;     MIN(       [.$C$2];       [.D430] + [.C431] * [.$C$4]     )   ) )" office:value-type="float" office:value="9.75">
            <text:p>9.75</text:p>
          </table:table-cell>
          <table:table-cell table:formula="of:=IF(   [.B431]=&quot;Stop&quot;;   [.$C$3];   [.E430] + [.D431] * [.$C$4] )" office:value-type="float" office:value="19.5487499999999">
            <text:p>19.55</text:p>
          </table:table-cell>
          <table:table-cell table:number-columns-repeated="872"/>
        </table:table-row>
        <table:table-row table:style-name="ro3">
          <table:table-cell table:formula="of:=[.A431]+[.$C$4]" office:value-type="float" office:value="2.10499999999998">
            <text:p>2.105</text:p>
          </table:table-cell>
          <table:table-cell table:formula="of:=IF(   [.A432] &lt; [.$C$5];   &quot;Accel&quot;;   IF(     [.A432] &lt; [.$C$5] + [.$C$7];     &quot;Cruise&quot;;     IF(       [.A432] &lt; [.$C$8];       &quot;Decel&quot;;       &quot;Stop&quot;     )   ) )" office:value-type="string" office:string-value="Cruise">
            <text:p>Cruise</text:p>
          </table:table-cell>
          <table:table-cell table:formula="of:=IF(   [.B432]=&quot;Accel&quot;;   [.$C$1];   IF(     [.B432]=&quot;Cruise&quot;;     0;     IF([.B432]=&quot;Decel&quot;; -[.$C$1]; 0)   ) )" office:value-type="float" office:value="0">
            <text:p>0</text:p>
          </table:table-cell>
          <table:table-cell table:formula="of:=IF(   [.B432]=&quot;Stop&quot;;   0;   MAX(     0;     MIN(       [.$C$2];       [.D431] + [.C432] * [.$C$4]     )   ) )" office:value-type="float" office:value="9.75">
            <text:p>9.75</text:p>
          </table:table-cell>
          <table:table-cell table:formula="of:=IF(   [.B432]=&quot;Stop&quot;;   [.$C$3];   [.E431] + [.D432] * [.$C$4] )" office:value-type="float" office:value="19.5974999999999">
            <text:p>19.60</text:p>
          </table:table-cell>
          <table:table-cell table:number-columns-repeated="872"/>
        </table:table-row>
        <table:table-row table:style-name="ro3">
          <table:table-cell table:formula="of:=[.A432]+[.$C$4]" office:value-type="float" office:value="2.10999999999998">
            <text:p>2.110</text:p>
          </table:table-cell>
          <table:table-cell table:formula="of:=IF(   [.A433] &lt; [.$C$5];   &quot;Accel&quot;;   IF(     [.A433] &lt; [.$C$5] + [.$C$7];     &quot;Cruise&quot;;     IF(       [.A433] &lt; [.$C$8];       &quot;Decel&quot;;       &quot;Stop&quot;     )   ) )" office:value-type="string" office:string-value="Cruise">
            <text:p>Cruise</text:p>
          </table:table-cell>
          <table:table-cell table:formula="of:=IF(   [.B433]=&quot;Accel&quot;;   [.$C$1];   IF(     [.B433]=&quot;Cruise&quot;;     0;     IF([.B433]=&quot;Decel&quot;; -[.$C$1]; 0)   ) )" office:value-type="float" office:value="0">
            <text:p>0</text:p>
          </table:table-cell>
          <table:table-cell table:formula="of:=IF(   [.B433]=&quot;Stop&quot;;   0;   MAX(     0;     MIN(       [.$C$2];       [.D432] + [.C433] * [.$C$4]     )   ) )" office:value-type="float" office:value="9.75">
            <text:p>9.75</text:p>
          </table:table-cell>
          <table:table-cell table:formula="of:=IF(   [.B433]=&quot;Stop&quot;;   [.$C$3];   [.E432] + [.D433] * [.$C$4] )" office:value-type="float" office:value="19.6462499999999">
            <text:p>19.65</text:p>
          </table:table-cell>
          <table:table-cell table:number-columns-repeated="872"/>
        </table:table-row>
        <table:table-row table:style-name="ro3">
          <table:table-cell table:formula="of:=[.A433]+[.$C$4]" office:value-type="float" office:value="2.11499999999998">
            <text:p>2.115</text:p>
          </table:table-cell>
          <table:table-cell table:formula="of:=IF(   [.A434] &lt; [.$C$5];   &quot;Accel&quot;;   IF(     [.A434] &lt; [.$C$5] + [.$C$7];     &quot;Cruise&quot;;     IF(       [.A434] &lt; [.$C$8];       &quot;Decel&quot;;       &quot;Stop&quot;     )   ) )" office:value-type="string" office:string-value="Cruise">
            <text:p>Cruise</text:p>
          </table:table-cell>
          <table:table-cell table:formula="of:=IF(   [.B434]=&quot;Accel&quot;;   [.$C$1];   IF(     [.B434]=&quot;Cruise&quot;;     0;     IF([.B434]=&quot;Decel&quot;; -[.$C$1]; 0)   ) )" office:value-type="float" office:value="0">
            <text:p>0</text:p>
          </table:table-cell>
          <table:table-cell table:formula="of:=IF(   [.B434]=&quot;Stop&quot;;   0;   MAX(     0;     MIN(       [.$C$2];       [.D433] + [.C434] * [.$C$4]     )   ) )" office:value-type="float" office:value="9.75">
            <text:p>9.75</text:p>
          </table:table-cell>
          <table:table-cell table:formula="of:=IF(   [.B434]=&quot;Stop&quot;;   [.$C$3];   [.E433] + [.D434] * [.$C$4] )" office:value-type="float" office:value="19.6949999999999">
            <text:p>19.69</text:p>
          </table:table-cell>
          <table:table-cell table:number-columns-repeated="872"/>
        </table:table-row>
        <table:table-row table:style-name="ro3">
          <table:table-cell table:formula="of:=[.A434]+[.$C$4]" office:value-type="float" office:value="2.11999999999998">
            <text:p>2.120</text:p>
          </table:table-cell>
          <table:table-cell table:formula="of:=IF(   [.A435] &lt; [.$C$5];   &quot;Accel&quot;;   IF(     [.A435] &lt; [.$C$5] + [.$C$7];     &quot;Cruise&quot;;     IF(       [.A435] &lt; [.$C$8];       &quot;Decel&quot;;       &quot;Stop&quot;     )   ) )" office:value-type="string" office:string-value="Cruise">
            <text:p>Cruise</text:p>
          </table:table-cell>
          <table:table-cell table:formula="of:=IF(   [.B435]=&quot;Accel&quot;;   [.$C$1];   IF(     [.B435]=&quot;Cruise&quot;;     0;     IF([.B435]=&quot;Decel&quot;; -[.$C$1]; 0)   ) )" office:value-type="float" office:value="0">
            <text:p>0</text:p>
          </table:table-cell>
          <table:table-cell table:formula="of:=IF(   [.B435]=&quot;Stop&quot;;   0;   MAX(     0;     MIN(       [.$C$2];       [.D434] + [.C435] * [.$C$4]     )   ) )" office:value-type="float" office:value="9.75">
            <text:p>9.75</text:p>
          </table:table-cell>
          <table:table-cell table:formula="of:=IF(   [.B435]=&quot;Stop&quot;;   [.$C$3];   [.E434] + [.D435] * [.$C$4] )" office:value-type="float" office:value="19.7437499999999">
            <text:p>19.74</text:p>
          </table:table-cell>
          <table:table-cell table:number-columns-repeated="872"/>
        </table:table-row>
        <table:table-row table:style-name="ro3">
          <table:table-cell table:formula="of:=[.A435]+[.$C$4]" office:value-type="float" office:value="2.12499999999998">
            <text:p>2.125</text:p>
          </table:table-cell>
          <table:table-cell table:formula="of:=IF(   [.A436] &lt; [.$C$5];   &quot;Accel&quot;;   IF(     [.A436] &lt; [.$C$5] + [.$C$7];     &quot;Cruise&quot;;     IF(       [.A436] &lt; [.$C$8];       &quot;Decel&quot;;       &quot;Stop&quot;     )   ) )" office:value-type="string" office:string-value="Cruise">
            <text:p>Cruise</text:p>
          </table:table-cell>
          <table:table-cell table:formula="of:=IF(   [.B436]=&quot;Accel&quot;;   [.$C$1];   IF(     [.B436]=&quot;Cruise&quot;;     0;     IF([.B436]=&quot;Decel&quot;; -[.$C$1]; 0)   ) )" office:value-type="float" office:value="0">
            <text:p>0</text:p>
          </table:table-cell>
          <table:table-cell table:formula="of:=IF(   [.B436]=&quot;Stop&quot;;   0;   MAX(     0;     MIN(       [.$C$2];       [.D435] + [.C436] * [.$C$4]     )   ) )" office:value-type="float" office:value="9.75">
            <text:p>9.75</text:p>
          </table:table-cell>
          <table:table-cell table:formula="of:=IF(   [.B436]=&quot;Stop&quot;;   [.$C$3];   [.E435] + [.D436] * [.$C$4] )" office:value-type="float" office:value="19.7924999999999">
            <text:p>19.79</text:p>
          </table:table-cell>
          <table:table-cell table:number-columns-repeated="872"/>
        </table:table-row>
        <table:table-row table:style-name="ro3">
          <table:table-cell table:formula="of:=[.A436]+[.$C$4]" office:value-type="float" office:value="2.12999999999998">
            <text:p>2.130</text:p>
          </table:table-cell>
          <table:table-cell table:formula="of:=IF(   [.A437] &lt; [.$C$5];   &quot;Accel&quot;;   IF(     [.A437] &lt; [.$C$5] + [.$C$7];     &quot;Cruise&quot;;     IF(       [.A437] &lt; [.$C$8];       &quot;Decel&quot;;       &quot;Stop&quot;     )   ) )" office:value-type="string" office:string-value="Cruise">
            <text:p>Cruise</text:p>
          </table:table-cell>
          <table:table-cell table:formula="of:=IF(   [.B437]=&quot;Accel&quot;;   [.$C$1];   IF(     [.B437]=&quot;Cruise&quot;;     0;     IF([.B437]=&quot;Decel&quot;; -[.$C$1]; 0)   ) )" office:value-type="float" office:value="0">
            <text:p>0</text:p>
          </table:table-cell>
          <table:table-cell table:formula="of:=IF(   [.B437]=&quot;Stop&quot;;   0;   MAX(     0;     MIN(       [.$C$2];       [.D436] + [.C437] * [.$C$4]     )   ) )" office:value-type="float" office:value="9.75">
            <text:p>9.75</text:p>
          </table:table-cell>
          <table:table-cell table:formula="of:=IF(   [.B437]=&quot;Stop&quot;;   [.$C$3];   [.E436] + [.D437] * [.$C$4] )" office:value-type="float" office:value="19.8412499999999">
            <text:p>19.84</text:p>
          </table:table-cell>
          <table:table-cell table:number-columns-repeated="872"/>
        </table:table-row>
        <table:table-row table:style-name="ro3">
          <table:table-cell table:formula="of:=[.A437]+[.$C$4]" office:value-type="float" office:value="2.13499999999998">
            <text:p>2.135</text:p>
          </table:table-cell>
          <table:table-cell table:formula="of:=IF(   [.A438] &lt; [.$C$5];   &quot;Accel&quot;;   IF(     [.A438] &lt; [.$C$5] + [.$C$7];     &quot;Cruise&quot;;     IF(       [.A438] &lt; [.$C$8];       &quot;Decel&quot;;       &quot;Stop&quot;     )   ) )" office:value-type="string" office:string-value="Cruise">
            <text:p>Cruise</text:p>
          </table:table-cell>
          <table:table-cell table:formula="of:=IF(   [.B438]=&quot;Accel&quot;;   [.$C$1];   IF(     [.B438]=&quot;Cruise&quot;;     0;     IF([.B438]=&quot;Decel&quot;; -[.$C$1]; 0)   ) )" office:value-type="float" office:value="0">
            <text:p>0</text:p>
          </table:table-cell>
          <table:table-cell table:formula="of:=IF(   [.B438]=&quot;Stop&quot;;   0;   MAX(     0;     MIN(       [.$C$2];       [.D437] + [.C438] * [.$C$4]     )   ) )" office:value-type="float" office:value="9.75">
            <text:p>9.75</text:p>
          </table:table-cell>
          <table:table-cell table:formula="of:=IF(   [.B438]=&quot;Stop&quot;;   [.$C$3];   [.E437] + [.D438] * [.$C$4] )" office:value-type="float" office:value="19.8899999999999">
            <text:p>19.89</text:p>
          </table:table-cell>
          <table:table-cell table:number-columns-repeated="872"/>
        </table:table-row>
        <table:table-row table:style-name="ro3">
          <table:table-cell table:formula="of:=[.A438]+[.$C$4]" office:value-type="float" office:value="2.13999999999998">
            <text:p>2.140</text:p>
          </table:table-cell>
          <table:table-cell table:formula="of:=IF(   [.A439] &lt; [.$C$5];   &quot;Accel&quot;;   IF(     [.A439] &lt; [.$C$5] + [.$C$7];     &quot;Cruise&quot;;     IF(       [.A439] &lt; [.$C$8];       &quot;Decel&quot;;       &quot;Stop&quot;     )   ) )" office:value-type="string" office:string-value="Cruise">
            <text:p>Cruise</text:p>
          </table:table-cell>
          <table:table-cell table:formula="of:=IF(   [.B439]=&quot;Accel&quot;;   [.$C$1];   IF(     [.B439]=&quot;Cruise&quot;;     0;     IF([.B439]=&quot;Decel&quot;; -[.$C$1]; 0)   ) )" office:value-type="float" office:value="0">
            <text:p>0</text:p>
          </table:table-cell>
          <table:table-cell table:formula="of:=IF(   [.B439]=&quot;Stop&quot;;   0;   MAX(     0;     MIN(       [.$C$2];       [.D438] + [.C439] * [.$C$4]     )   ) )" office:value-type="float" office:value="9.75">
            <text:p>9.75</text:p>
          </table:table-cell>
          <table:table-cell table:formula="of:=IF(   [.B439]=&quot;Stop&quot;;   [.$C$3];   [.E438] + [.D439] * [.$C$4] )" office:value-type="float" office:value="19.9387499999999">
            <text:p>19.94</text:p>
          </table:table-cell>
          <table:table-cell table:number-columns-repeated="872"/>
        </table:table-row>
        <table:table-row table:style-name="ro3">
          <table:table-cell table:formula="of:=[.A439]+[.$C$4]" office:value-type="float" office:value="2.14499999999998">
            <text:p>2.145</text:p>
          </table:table-cell>
          <table:table-cell table:formula="of:=IF(   [.A440] &lt; [.$C$5];   &quot;Accel&quot;;   IF(     [.A440] &lt; [.$C$5] + [.$C$7];     &quot;Cruise&quot;;     IF(       [.A440] &lt; [.$C$8];       &quot;Decel&quot;;       &quot;Stop&quot;     )   ) )" office:value-type="string" office:string-value="Cruise">
            <text:p>Cruise</text:p>
          </table:table-cell>
          <table:table-cell table:formula="of:=IF(   [.B440]=&quot;Accel&quot;;   [.$C$1];   IF(     [.B440]=&quot;Cruise&quot;;     0;     IF([.B440]=&quot;Decel&quot;; -[.$C$1]; 0)   ) )" office:value-type="float" office:value="0">
            <text:p>0</text:p>
          </table:table-cell>
          <table:table-cell table:formula="of:=IF(   [.B440]=&quot;Stop&quot;;   0;   MAX(     0;     MIN(       [.$C$2];       [.D439] + [.C440] * [.$C$4]     )   ) )" office:value-type="float" office:value="9.75">
            <text:p>9.75</text:p>
          </table:table-cell>
          <table:table-cell table:formula="of:=IF(   [.B440]=&quot;Stop&quot;;   [.$C$3];   [.E439] + [.D440] * [.$C$4] )" office:value-type="float" office:value="19.9874999999999">
            <text:p>19.99</text:p>
          </table:table-cell>
          <table:table-cell table:number-columns-repeated="872"/>
        </table:table-row>
        <table:table-row table:style-name="ro3">
          <table:table-cell table:formula="of:=[.A440]+[.$C$4]" office:value-type="float" office:value="2.14999999999998">
            <text:p>2.150</text:p>
          </table:table-cell>
          <table:table-cell table:formula="of:=IF(   [.A441] &lt; [.$C$5];   &quot;Accel&quot;;   IF(     [.A441] &lt; [.$C$5] + [.$C$7];     &quot;Cruise&quot;;     IF(       [.A441] &lt; [.$C$8];       &quot;Decel&quot;;       &quot;Stop&quot;     )   ) )" office:value-type="string" office:string-value="Cruise">
            <text:p>Cruise</text:p>
          </table:table-cell>
          <table:table-cell table:formula="of:=IF(   [.B441]=&quot;Accel&quot;;   [.$C$1];   IF(     [.B441]=&quot;Cruise&quot;;     0;     IF([.B441]=&quot;Decel&quot;; -[.$C$1]; 0)   ) )" office:value-type="float" office:value="0">
            <text:p>0</text:p>
          </table:table-cell>
          <table:table-cell table:formula="of:=IF(   [.B441]=&quot;Stop&quot;;   0;   MAX(     0;     MIN(       [.$C$2];       [.D440] + [.C441] * [.$C$4]     )   ) )" office:value-type="float" office:value="9.75">
            <text:p>9.75</text:p>
          </table:table-cell>
          <table:table-cell table:formula="of:=IF(   [.B441]=&quot;Stop&quot;;   [.$C$3];   [.E440] + [.D441] * [.$C$4] )" office:value-type="float" office:value="20.0362499999999">
            <text:p>20.04</text:p>
          </table:table-cell>
          <table:table-cell table:number-columns-repeated="872"/>
        </table:table-row>
        <table:table-row table:style-name="ro3">
          <table:table-cell table:formula="of:=[.A441]+[.$C$4]" office:value-type="float" office:value="2.15499999999998">
            <text:p>2.155</text:p>
          </table:table-cell>
          <table:table-cell table:formula="of:=IF(   [.A442] &lt; [.$C$5];   &quot;Accel&quot;;   IF(     [.A442] &lt; [.$C$5] + [.$C$7];     &quot;Cruise&quot;;     IF(       [.A442] &lt; [.$C$8];       &quot;Decel&quot;;       &quot;Stop&quot;     )   ) )" office:value-type="string" office:string-value="Cruise">
            <text:p>Cruise</text:p>
          </table:table-cell>
          <table:table-cell table:formula="of:=IF(   [.B442]=&quot;Accel&quot;;   [.$C$1];   IF(     [.B442]=&quot;Cruise&quot;;     0;     IF([.B442]=&quot;Decel&quot;; -[.$C$1]; 0)   ) )" office:value-type="float" office:value="0">
            <text:p>0</text:p>
          </table:table-cell>
          <table:table-cell table:formula="of:=IF(   [.B442]=&quot;Stop&quot;;   0;   MAX(     0;     MIN(       [.$C$2];       [.D441] + [.C442] * [.$C$4]     )   ) )" office:value-type="float" office:value="9.75">
            <text:p>9.75</text:p>
          </table:table-cell>
          <table:table-cell table:formula="of:=IF(   [.B442]=&quot;Stop&quot;;   [.$C$3];   [.E441] + [.D442] * [.$C$4] )" office:value-type="float" office:value="20.0849999999999">
            <text:p>20.08</text:p>
          </table:table-cell>
          <table:table-cell table:number-columns-repeated="872"/>
        </table:table-row>
        <table:table-row table:style-name="ro3">
          <table:table-cell table:formula="of:=[.A442]+[.$C$4]" office:value-type="float" office:value="2.15999999999998">
            <text:p>2.160</text:p>
          </table:table-cell>
          <table:table-cell table:formula="of:=IF(   [.A443] &lt; [.$C$5];   &quot;Accel&quot;;   IF(     [.A443] &lt; [.$C$5] + [.$C$7];     &quot;Cruise&quot;;     IF(       [.A443] &lt; [.$C$8];       &quot;Decel&quot;;       &quot;Stop&quot;     )   ) )" office:value-type="string" office:string-value="Cruise">
            <text:p>Cruise</text:p>
          </table:table-cell>
          <table:table-cell table:formula="of:=IF(   [.B443]=&quot;Accel&quot;;   [.$C$1];   IF(     [.B443]=&quot;Cruise&quot;;     0;     IF([.B443]=&quot;Decel&quot;; -[.$C$1]; 0)   ) )" office:value-type="float" office:value="0">
            <text:p>0</text:p>
          </table:table-cell>
          <table:table-cell table:formula="of:=IF(   [.B443]=&quot;Stop&quot;;   0;   MAX(     0;     MIN(       [.$C$2];       [.D442] + [.C443] * [.$C$4]     )   ) )" office:value-type="float" office:value="9.75">
            <text:p>9.75</text:p>
          </table:table-cell>
          <table:table-cell table:formula="of:=IF(   [.B443]=&quot;Stop&quot;;   [.$C$3];   [.E442] + [.D443] * [.$C$4] )" office:value-type="float" office:value="20.1337499999999">
            <text:p>20.13</text:p>
          </table:table-cell>
          <table:table-cell table:number-columns-repeated="872"/>
        </table:table-row>
        <table:table-row table:style-name="ro3">
          <table:table-cell table:formula="of:=[.A443]+[.$C$4]" office:value-type="float" office:value="2.16499999999998">
            <text:p>2.165</text:p>
          </table:table-cell>
          <table:table-cell table:formula="of:=IF(   [.A444] &lt; [.$C$5];   &quot;Accel&quot;;   IF(     [.A444] &lt; [.$C$5] + [.$C$7];     &quot;Cruise&quot;;     IF(       [.A444] &lt; [.$C$8];       &quot;Decel&quot;;       &quot;Stop&quot;     )   ) )" office:value-type="string" office:string-value="Cruise">
            <text:p>Cruise</text:p>
          </table:table-cell>
          <table:table-cell table:formula="of:=IF(   [.B444]=&quot;Accel&quot;;   [.$C$1];   IF(     [.B444]=&quot;Cruise&quot;;     0;     IF([.B444]=&quot;Decel&quot;; -[.$C$1]; 0)   ) )" office:value-type="float" office:value="0">
            <text:p>0</text:p>
          </table:table-cell>
          <table:table-cell table:formula="of:=IF(   [.B444]=&quot;Stop&quot;;   0;   MAX(     0;     MIN(       [.$C$2];       [.D443] + [.C444] * [.$C$4]     )   ) )" office:value-type="float" office:value="9.75">
            <text:p>9.75</text:p>
          </table:table-cell>
          <table:table-cell table:formula="of:=IF(   [.B444]=&quot;Stop&quot;;   [.$C$3];   [.E443] + [.D444] * [.$C$4] )" office:value-type="float" office:value="20.1824999999999">
            <text:p>20.18</text:p>
          </table:table-cell>
          <table:table-cell table:number-columns-repeated="872"/>
        </table:table-row>
        <table:table-row table:style-name="ro3">
          <table:table-cell table:formula="of:=[.A444]+[.$C$4]" office:value-type="float" office:value="2.16999999999998">
            <text:p>2.170</text:p>
          </table:table-cell>
          <table:table-cell table:formula="of:=IF(   [.A445] &lt; [.$C$5];   &quot;Accel&quot;;   IF(     [.A445] &lt; [.$C$5] + [.$C$7];     &quot;Cruise&quot;;     IF(       [.A445] &lt; [.$C$8];       &quot;Decel&quot;;       &quot;Stop&quot;     )   ) )" office:value-type="string" office:string-value="Cruise">
            <text:p>Cruise</text:p>
          </table:table-cell>
          <table:table-cell table:formula="of:=IF(   [.B445]=&quot;Accel&quot;;   [.$C$1];   IF(     [.B445]=&quot;Cruise&quot;;     0;     IF([.B445]=&quot;Decel&quot;; -[.$C$1]; 0)   ) )" office:value-type="float" office:value="0">
            <text:p>0</text:p>
          </table:table-cell>
          <table:table-cell table:formula="of:=IF(   [.B445]=&quot;Stop&quot;;   0;   MAX(     0;     MIN(       [.$C$2];       [.D444] + [.C445] * [.$C$4]     )   ) )" office:value-type="float" office:value="9.75">
            <text:p>9.75</text:p>
          </table:table-cell>
          <table:table-cell table:formula="of:=IF(   [.B445]=&quot;Stop&quot;;   [.$C$3];   [.E444] + [.D445] * [.$C$4] )" office:value-type="float" office:value="20.2312499999999">
            <text:p>20.23</text:p>
          </table:table-cell>
          <table:table-cell table:number-columns-repeated="872"/>
        </table:table-row>
        <table:table-row table:style-name="ro3">
          <table:table-cell table:formula="of:=[.A445]+[.$C$4]" office:value-type="float" office:value="2.17499999999998">
            <text:p>2.175</text:p>
          </table:table-cell>
          <table:table-cell table:formula="of:=IF(   [.A446] &lt; [.$C$5];   &quot;Accel&quot;;   IF(     [.A446] &lt; [.$C$5] + [.$C$7];     &quot;Cruise&quot;;     IF(       [.A446] &lt; [.$C$8];       &quot;Decel&quot;;       &quot;Stop&quot;     )   ) )" office:value-type="string" office:string-value="Cruise">
            <text:p>Cruise</text:p>
          </table:table-cell>
          <table:table-cell table:formula="of:=IF(   [.B446]=&quot;Accel&quot;;   [.$C$1];   IF(     [.B446]=&quot;Cruise&quot;;     0;     IF([.B446]=&quot;Decel&quot;; -[.$C$1]; 0)   ) )" office:value-type="float" office:value="0">
            <text:p>0</text:p>
          </table:table-cell>
          <table:table-cell table:formula="of:=IF(   [.B446]=&quot;Stop&quot;;   0;   MAX(     0;     MIN(       [.$C$2];       [.D445] + [.C446] * [.$C$4]     )   ) )" office:value-type="float" office:value="9.75">
            <text:p>9.75</text:p>
          </table:table-cell>
          <table:table-cell table:formula="of:=IF(   [.B446]=&quot;Stop&quot;;   [.$C$3];   [.E445] + [.D446] * [.$C$4] )" office:value-type="float" office:value="20.2799999999999">
            <text:p>20.28</text:p>
          </table:table-cell>
          <table:table-cell table:number-columns-repeated="872"/>
        </table:table-row>
        <table:table-row table:style-name="ro3">
          <table:table-cell table:formula="of:=[.A446]+[.$C$4]" office:value-type="float" office:value="2.17999999999998">
            <text:p>2.180</text:p>
          </table:table-cell>
          <table:table-cell table:formula="of:=IF(   [.A447] &lt; [.$C$5];   &quot;Accel&quot;;   IF(     [.A447] &lt; [.$C$5] + [.$C$7];     &quot;Cruise&quot;;     IF(       [.A447] &lt; [.$C$8];       &quot;Decel&quot;;       &quot;Stop&quot;     )   ) )" office:value-type="string" office:string-value="Cruise">
            <text:p>Cruise</text:p>
          </table:table-cell>
          <table:table-cell table:formula="of:=IF(   [.B447]=&quot;Accel&quot;;   [.$C$1];   IF(     [.B447]=&quot;Cruise&quot;;     0;     IF([.B447]=&quot;Decel&quot;; -[.$C$1]; 0)   ) )" office:value-type="float" office:value="0">
            <text:p>0</text:p>
          </table:table-cell>
          <table:table-cell table:formula="of:=IF(   [.B447]=&quot;Stop&quot;;   0;   MAX(     0;     MIN(       [.$C$2];       [.D446] + [.C447] * [.$C$4]     )   ) )" office:value-type="float" office:value="9.75">
            <text:p>9.75</text:p>
          </table:table-cell>
          <table:table-cell table:formula="of:=IF(   [.B447]=&quot;Stop&quot;;   [.$C$3];   [.E446] + [.D447] * [.$C$4] )" office:value-type="float" office:value="20.3287499999999">
            <text:p>20.33</text:p>
          </table:table-cell>
          <table:table-cell table:number-columns-repeated="872"/>
        </table:table-row>
        <table:table-row table:style-name="ro3">
          <table:table-cell table:formula="of:=[.A447]+[.$C$4]" office:value-type="float" office:value="2.18499999999998">
            <text:p>2.185</text:p>
          </table:table-cell>
          <table:table-cell table:formula="of:=IF(   [.A448] &lt; [.$C$5];   &quot;Accel&quot;;   IF(     [.A448] &lt; [.$C$5] + [.$C$7];     &quot;Cruise&quot;;     IF(       [.A448] &lt; [.$C$8];       &quot;Decel&quot;;       &quot;Stop&quot;     )   ) )" office:value-type="string" office:string-value="Cruise">
            <text:p>Cruise</text:p>
          </table:table-cell>
          <table:table-cell table:formula="of:=IF(   [.B448]=&quot;Accel&quot;;   [.$C$1];   IF(     [.B448]=&quot;Cruise&quot;;     0;     IF([.B448]=&quot;Decel&quot;; -[.$C$1]; 0)   ) )" office:value-type="float" office:value="0">
            <text:p>0</text:p>
          </table:table-cell>
          <table:table-cell table:formula="of:=IF(   [.B448]=&quot;Stop&quot;;   0;   MAX(     0;     MIN(       [.$C$2];       [.D447] + [.C448] * [.$C$4]     )   ) )" office:value-type="float" office:value="9.75">
            <text:p>9.75</text:p>
          </table:table-cell>
          <table:table-cell table:formula="of:=IF(   [.B448]=&quot;Stop&quot;;   [.$C$3];   [.E447] + [.D448] * [.$C$4] )" office:value-type="float" office:value="20.3774999999999">
            <text:p>20.38</text:p>
          </table:table-cell>
          <table:table-cell table:number-columns-repeated="872"/>
        </table:table-row>
        <table:table-row table:style-name="ro3">
          <table:table-cell table:formula="of:=[.A448]+[.$C$4]" office:value-type="float" office:value="2.18999999999998">
            <text:p>2.190</text:p>
          </table:table-cell>
          <table:table-cell table:formula="of:=IF(   [.A449] &lt; [.$C$5];   &quot;Accel&quot;;   IF(     [.A449] &lt; [.$C$5] + [.$C$7];     &quot;Cruise&quot;;     IF(       [.A449] &lt; [.$C$8];       &quot;Decel&quot;;       &quot;Stop&quot;     )   ) )" office:value-type="string" office:string-value="Cruise">
            <text:p>Cruise</text:p>
          </table:table-cell>
          <table:table-cell table:formula="of:=IF(   [.B449]=&quot;Accel&quot;;   [.$C$1];   IF(     [.B449]=&quot;Cruise&quot;;     0;     IF([.B449]=&quot;Decel&quot;; -[.$C$1]; 0)   ) )" office:value-type="float" office:value="0">
            <text:p>0</text:p>
          </table:table-cell>
          <table:table-cell table:formula="of:=IF(   [.B449]=&quot;Stop&quot;;   0;   MAX(     0;     MIN(       [.$C$2];       [.D448] + [.C449] * [.$C$4]     )   ) )" office:value-type="float" office:value="9.75">
            <text:p>9.75</text:p>
          </table:table-cell>
          <table:table-cell table:formula="of:=IF(   [.B449]=&quot;Stop&quot;;   [.$C$3];   [.E448] + [.D449] * [.$C$4] )" office:value-type="float" office:value="20.4262499999999">
            <text:p>20.43</text:p>
          </table:table-cell>
          <table:table-cell table:number-columns-repeated="872"/>
        </table:table-row>
        <table:table-row table:style-name="ro3">
          <table:table-cell table:formula="of:=[.A449]+[.$C$4]" office:value-type="float" office:value="2.19499999999998">
            <text:p>2.195</text:p>
          </table:table-cell>
          <table:table-cell table:formula="of:=IF(   [.A450] &lt; [.$C$5];   &quot;Accel&quot;;   IF(     [.A450] &lt; [.$C$5] + [.$C$7];     &quot;Cruise&quot;;     IF(       [.A450] &lt; [.$C$8];       &quot;Decel&quot;;       &quot;Stop&quot;     )   ) )" office:value-type="string" office:string-value="Cruise">
            <text:p>Cruise</text:p>
          </table:table-cell>
          <table:table-cell table:formula="of:=IF(   [.B450]=&quot;Accel&quot;;   [.$C$1];   IF(     [.B450]=&quot;Cruise&quot;;     0;     IF([.B450]=&quot;Decel&quot;; -[.$C$1]; 0)   ) )" office:value-type="float" office:value="0">
            <text:p>0</text:p>
          </table:table-cell>
          <table:table-cell table:formula="of:=IF(   [.B450]=&quot;Stop&quot;;   0;   MAX(     0;     MIN(       [.$C$2];       [.D449] + [.C450] * [.$C$4]     )   ) )" office:value-type="float" office:value="9.75">
            <text:p>9.75</text:p>
          </table:table-cell>
          <table:table-cell table:formula="of:=IF(   [.B450]=&quot;Stop&quot;;   [.$C$3];   [.E449] + [.D450] * [.$C$4] )" office:value-type="float" office:value="20.4749999999999">
            <text:p>20.47</text:p>
          </table:table-cell>
          <table:table-cell table:number-columns-repeated="872"/>
        </table:table-row>
        <table:table-row table:style-name="ro3">
          <table:table-cell table:formula="of:=[.A450]+[.$C$4]" office:value-type="float" office:value="2.19999999999998">
            <text:p>2.200</text:p>
          </table:table-cell>
          <table:table-cell table:formula="of:=IF(   [.A451] &lt; [.$C$5];   &quot;Accel&quot;;   IF(     [.A451] &lt; [.$C$5] + [.$C$7];     &quot;Cruise&quot;;     IF(       [.A451] &lt; [.$C$8];       &quot;Decel&quot;;       &quot;Stop&quot;     )   ) )" office:value-type="string" office:string-value="Cruise">
            <text:p>Cruise</text:p>
          </table:table-cell>
          <table:table-cell table:formula="of:=IF(   [.B451]=&quot;Accel&quot;;   [.$C$1];   IF(     [.B451]=&quot;Cruise&quot;;     0;     IF([.B451]=&quot;Decel&quot;; -[.$C$1]; 0)   ) )" office:value-type="float" office:value="0">
            <text:p>0</text:p>
          </table:table-cell>
          <table:table-cell table:formula="of:=IF(   [.B451]=&quot;Stop&quot;;   0;   MAX(     0;     MIN(       [.$C$2];       [.D450] + [.C451] * [.$C$4]     )   ) )" office:value-type="float" office:value="9.75">
            <text:p>9.75</text:p>
          </table:table-cell>
          <table:table-cell table:formula="of:=IF(   [.B451]=&quot;Stop&quot;;   [.$C$3];   [.E450] + [.D451] * [.$C$4] )" office:value-type="float" office:value="20.5237499999999">
            <text:p>20.52</text:p>
          </table:table-cell>
          <table:table-cell table:number-columns-repeated="872"/>
        </table:table-row>
        <table:table-row table:style-name="ro3">
          <table:table-cell table:formula="of:=[.A451]+[.$C$4]" office:value-type="float" office:value="2.20499999999998">
            <text:p>2.205</text:p>
          </table:table-cell>
          <table:table-cell table:formula="of:=IF(   [.A452] &lt; [.$C$5];   &quot;Accel&quot;;   IF(     [.A452] &lt; [.$C$5] + [.$C$7];     &quot;Cruise&quot;;     IF(       [.A452] &lt; [.$C$8];       &quot;Decel&quot;;       &quot;Stop&quot;     )   ) )" office:value-type="string" office:string-value="Cruise">
            <text:p>Cruise</text:p>
          </table:table-cell>
          <table:table-cell table:formula="of:=IF(   [.B452]=&quot;Accel&quot;;   [.$C$1];   IF(     [.B452]=&quot;Cruise&quot;;     0;     IF([.B452]=&quot;Decel&quot;; -[.$C$1]; 0)   ) )" office:value-type="float" office:value="0">
            <text:p>0</text:p>
          </table:table-cell>
          <table:table-cell table:formula="of:=IF(   [.B452]=&quot;Stop&quot;;   0;   MAX(     0;     MIN(       [.$C$2];       [.D451] + [.C452] * [.$C$4]     )   ) )" office:value-type="float" office:value="9.75">
            <text:p>9.75</text:p>
          </table:table-cell>
          <table:table-cell table:formula="of:=IF(   [.B452]=&quot;Stop&quot;;   [.$C$3];   [.E451] + [.D452] * [.$C$4] )" office:value-type="float" office:value="20.5724999999999">
            <text:p>20.57</text:p>
          </table:table-cell>
          <table:table-cell table:number-columns-repeated="872"/>
        </table:table-row>
        <table:table-row table:style-name="ro3">
          <table:table-cell table:formula="of:=[.A452]+[.$C$4]" office:value-type="float" office:value="2.20999999999997">
            <text:p>2.210</text:p>
          </table:table-cell>
          <table:table-cell table:formula="of:=IF(   [.A453] &lt; [.$C$5];   &quot;Accel&quot;;   IF(     [.A453] &lt; [.$C$5] + [.$C$7];     &quot;Cruise&quot;;     IF(       [.A453] &lt; [.$C$8];       &quot;Decel&quot;;       &quot;Stop&quot;     )   ) )" office:value-type="string" office:string-value="Cruise">
            <text:p>Cruise</text:p>
          </table:table-cell>
          <table:table-cell table:formula="of:=IF(   [.B453]=&quot;Accel&quot;;   [.$C$1];   IF(     [.B453]=&quot;Cruise&quot;;     0;     IF([.B453]=&quot;Decel&quot;; -[.$C$1]; 0)   ) )" office:value-type="float" office:value="0">
            <text:p>0</text:p>
          </table:table-cell>
          <table:table-cell table:formula="of:=IF(   [.B453]=&quot;Stop&quot;;   0;   MAX(     0;     MIN(       [.$C$2];       [.D452] + [.C453] * [.$C$4]     )   ) )" office:value-type="float" office:value="9.75">
            <text:p>9.75</text:p>
          </table:table-cell>
          <table:table-cell table:formula="of:=IF(   [.B453]=&quot;Stop&quot;;   [.$C$3];   [.E452] + [.D453] * [.$C$4] )" office:value-type="float" office:value="20.6212499999999">
            <text:p>20.62</text:p>
          </table:table-cell>
          <table:table-cell table:number-columns-repeated="872"/>
        </table:table-row>
        <table:table-row table:style-name="ro3">
          <table:table-cell table:formula="of:=[.A453]+[.$C$4]" office:value-type="float" office:value="2.21499999999997">
            <text:p>2.215</text:p>
          </table:table-cell>
          <table:table-cell table:formula="of:=IF(   [.A454] &lt; [.$C$5];   &quot;Accel&quot;;   IF(     [.A454] &lt; [.$C$5] + [.$C$7];     &quot;Cruise&quot;;     IF(       [.A454] &lt; [.$C$8];       &quot;Decel&quot;;       &quot;Stop&quot;     )   ) )" office:value-type="string" office:string-value="Cruise">
            <text:p>Cruise</text:p>
          </table:table-cell>
          <table:table-cell table:formula="of:=IF(   [.B454]=&quot;Accel&quot;;   [.$C$1];   IF(     [.B454]=&quot;Cruise&quot;;     0;     IF([.B454]=&quot;Decel&quot;; -[.$C$1]; 0)   ) )" office:value-type="float" office:value="0">
            <text:p>0</text:p>
          </table:table-cell>
          <table:table-cell table:formula="of:=IF(   [.B454]=&quot;Stop&quot;;   0;   MAX(     0;     MIN(       [.$C$2];       [.D453] + [.C454] * [.$C$4]     )   ) )" office:value-type="float" office:value="9.75">
            <text:p>9.75</text:p>
          </table:table-cell>
          <table:table-cell table:formula="of:=IF(   [.B454]=&quot;Stop&quot;;   [.$C$3];   [.E453] + [.D454] * [.$C$4] )" office:value-type="float" office:value="20.6699999999999">
            <text:p>20.67</text:p>
          </table:table-cell>
          <table:table-cell table:number-columns-repeated="872"/>
        </table:table-row>
        <table:table-row table:style-name="ro3">
          <table:table-cell table:formula="of:=[.A454]+[.$C$4]" office:value-type="float" office:value="2.21999999999997">
            <text:p>2.220</text:p>
          </table:table-cell>
          <table:table-cell table:formula="of:=IF(   [.A455] &lt; [.$C$5];   &quot;Accel&quot;;   IF(     [.A455] &lt; [.$C$5] + [.$C$7];     &quot;Cruise&quot;;     IF(       [.A455] &lt; [.$C$8];       &quot;Decel&quot;;       &quot;Stop&quot;     )   ) )" office:value-type="string" office:string-value="Cruise">
            <text:p>Cruise</text:p>
          </table:table-cell>
          <table:table-cell table:formula="of:=IF(   [.B455]=&quot;Accel&quot;;   [.$C$1];   IF(     [.B455]=&quot;Cruise&quot;;     0;     IF([.B455]=&quot;Decel&quot;; -[.$C$1]; 0)   ) )" office:value-type="float" office:value="0">
            <text:p>0</text:p>
          </table:table-cell>
          <table:table-cell table:formula="of:=IF(   [.B455]=&quot;Stop&quot;;   0;   MAX(     0;     MIN(       [.$C$2];       [.D454] + [.C455] * [.$C$4]     )   ) )" office:value-type="float" office:value="9.75">
            <text:p>9.75</text:p>
          </table:table-cell>
          <table:table-cell table:formula="of:=IF(   [.B455]=&quot;Stop&quot;;   [.$C$3];   [.E454] + [.D455] * [.$C$4] )" office:value-type="float" office:value="20.7187499999999">
            <text:p>20.72</text:p>
          </table:table-cell>
          <table:table-cell table:number-columns-repeated="872"/>
        </table:table-row>
        <table:table-row table:style-name="ro3">
          <table:table-cell table:formula="of:=[.A455]+[.$C$4]" office:value-type="float" office:value="2.22499999999997">
            <text:p>2.225</text:p>
          </table:table-cell>
          <table:table-cell table:formula="of:=IF(   [.A456] &lt; [.$C$5];   &quot;Accel&quot;;   IF(     [.A456] &lt; [.$C$5] + [.$C$7];     &quot;Cruise&quot;;     IF(       [.A456] &lt; [.$C$8];       &quot;Decel&quot;;       &quot;Stop&quot;     )   ) )" office:value-type="string" office:string-value="Cruise">
            <text:p>Cruise</text:p>
          </table:table-cell>
          <table:table-cell table:formula="of:=IF(   [.B456]=&quot;Accel&quot;;   [.$C$1];   IF(     [.B456]=&quot;Cruise&quot;;     0;     IF([.B456]=&quot;Decel&quot;; -[.$C$1]; 0)   ) )" office:value-type="float" office:value="0">
            <text:p>0</text:p>
          </table:table-cell>
          <table:table-cell table:formula="of:=IF(   [.B456]=&quot;Stop&quot;;   0;   MAX(     0;     MIN(       [.$C$2];       [.D455] + [.C456] * [.$C$4]     )   ) )" office:value-type="float" office:value="9.75">
            <text:p>9.75</text:p>
          </table:table-cell>
          <table:table-cell table:formula="of:=IF(   [.B456]=&quot;Stop&quot;;   [.$C$3];   [.E455] + [.D456] * [.$C$4] )" office:value-type="float" office:value="20.7674999999999">
            <text:p>20.77</text:p>
          </table:table-cell>
          <table:table-cell table:number-columns-repeated="872"/>
        </table:table-row>
        <table:table-row table:style-name="ro3">
          <table:table-cell table:formula="of:=[.A456]+[.$C$4]" office:value-type="float" office:value="2.22999999999997">
            <text:p>2.230</text:p>
          </table:table-cell>
          <table:table-cell table:formula="of:=IF(   [.A457] &lt; [.$C$5];   &quot;Accel&quot;;   IF(     [.A457] &lt; [.$C$5] + [.$C$7];     &quot;Cruise&quot;;     IF(       [.A457] &lt; [.$C$8];       &quot;Decel&quot;;       &quot;Stop&quot;     )   ) )" office:value-type="string" office:string-value="Cruise">
            <text:p>Cruise</text:p>
          </table:table-cell>
          <table:table-cell table:formula="of:=IF(   [.B457]=&quot;Accel&quot;;   [.$C$1];   IF(     [.B457]=&quot;Cruise&quot;;     0;     IF([.B457]=&quot;Decel&quot;; -[.$C$1]; 0)   ) )" office:value-type="float" office:value="0">
            <text:p>0</text:p>
          </table:table-cell>
          <table:table-cell table:formula="of:=IF(   [.B457]=&quot;Stop&quot;;   0;   MAX(     0;     MIN(       [.$C$2];       [.D456] + [.C457] * [.$C$4]     )   ) )" office:value-type="float" office:value="9.75">
            <text:p>9.75</text:p>
          </table:table-cell>
          <table:table-cell table:formula="of:=IF(   [.B457]=&quot;Stop&quot;;   [.$C$3];   [.E456] + [.D457] * [.$C$4] )" office:value-type="float" office:value="20.8162499999999">
            <text:p>20.82</text:p>
          </table:table-cell>
          <table:table-cell table:number-columns-repeated="872"/>
        </table:table-row>
        <table:table-row table:style-name="ro3">
          <table:table-cell table:formula="of:=[.A457]+[.$C$4]" office:value-type="float" office:value="2.23499999999997">
            <text:p>2.235</text:p>
          </table:table-cell>
          <table:table-cell table:formula="of:=IF(   [.A458] &lt; [.$C$5];   &quot;Accel&quot;;   IF(     [.A458] &lt; [.$C$5] + [.$C$7];     &quot;Cruise&quot;;     IF(       [.A458] &lt; [.$C$8];       &quot;Decel&quot;;       &quot;Stop&quot;     )   ) )" office:value-type="string" office:string-value="Cruise">
            <text:p>Cruise</text:p>
          </table:table-cell>
          <table:table-cell table:formula="of:=IF(   [.B458]=&quot;Accel&quot;;   [.$C$1];   IF(     [.B458]=&quot;Cruise&quot;;     0;     IF([.B458]=&quot;Decel&quot;; -[.$C$1]; 0)   ) )" office:value-type="float" office:value="0">
            <text:p>0</text:p>
          </table:table-cell>
          <table:table-cell table:formula="of:=IF(   [.B458]=&quot;Stop&quot;;   0;   MAX(     0;     MIN(       [.$C$2];       [.D457] + [.C458] * [.$C$4]     )   ) )" office:value-type="float" office:value="9.75">
            <text:p>9.75</text:p>
          </table:table-cell>
          <table:table-cell table:formula="of:=IF(   [.B458]=&quot;Stop&quot;;   [.$C$3];   [.E457] + [.D458] * [.$C$4] )" office:value-type="float" office:value="20.8649999999999">
            <text:p>20.86</text:p>
          </table:table-cell>
          <table:table-cell table:number-columns-repeated="872"/>
        </table:table-row>
        <table:table-row table:style-name="ro3">
          <table:table-cell table:formula="of:=[.A458]+[.$C$4]" office:value-type="float" office:value="2.23999999999997">
            <text:p>2.240</text:p>
          </table:table-cell>
          <table:table-cell table:formula="of:=IF(   [.A459] &lt; [.$C$5];   &quot;Accel&quot;;   IF(     [.A459] &lt; [.$C$5] + [.$C$7];     &quot;Cruise&quot;;     IF(       [.A459] &lt; [.$C$8];       &quot;Decel&quot;;       &quot;Stop&quot;     )   ) )" office:value-type="string" office:string-value="Cruise">
            <text:p>Cruise</text:p>
          </table:table-cell>
          <table:table-cell table:formula="of:=IF(   [.B459]=&quot;Accel&quot;;   [.$C$1];   IF(     [.B459]=&quot;Cruise&quot;;     0;     IF([.B459]=&quot;Decel&quot;; -[.$C$1]; 0)   ) )" office:value-type="float" office:value="0">
            <text:p>0</text:p>
          </table:table-cell>
          <table:table-cell table:formula="of:=IF(   [.B459]=&quot;Stop&quot;;   0;   MAX(     0;     MIN(       [.$C$2];       [.D458] + [.C459] * [.$C$4]     )   ) )" office:value-type="float" office:value="9.75">
            <text:p>9.75</text:p>
          </table:table-cell>
          <table:table-cell table:formula="of:=IF(   [.B459]=&quot;Stop&quot;;   [.$C$3];   [.E458] + [.D459] * [.$C$4] )" office:value-type="float" office:value="20.9137499999998">
            <text:p>20.91</text:p>
          </table:table-cell>
          <table:table-cell table:number-columns-repeated="872"/>
        </table:table-row>
        <table:table-row table:style-name="ro3">
          <table:table-cell table:formula="of:=[.A459]+[.$C$4]" office:value-type="float" office:value="2.24499999999997">
            <text:p>2.245</text:p>
          </table:table-cell>
          <table:table-cell table:formula="of:=IF(   [.A460] &lt; [.$C$5];   &quot;Accel&quot;;   IF(     [.A460] &lt; [.$C$5] + [.$C$7];     &quot;Cruise&quot;;     IF(       [.A460] &lt; [.$C$8];       &quot;Decel&quot;;       &quot;Stop&quot;     )   ) )" office:value-type="string" office:string-value="Cruise">
            <text:p>Cruise</text:p>
          </table:table-cell>
          <table:table-cell table:formula="of:=IF(   [.B460]=&quot;Accel&quot;;   [.$C$1];   IF(     [.B460]=&quot;Cruise&quot;;     0;     IF([.B460]=&quot;Decel&quot;; -[.$C$1]; 0)   ) )" office:value-type="float" office:value="0">
            <text:p>0</text:p>
          </table:table-cell>
          <table:table-cell table:formula="of:=IF(   [.B460]=&quot;Stop&quot;;   0;   MAX(     0;     MIN(       [.$C$2];       [.D459] + [.C460] * [.$C$4]     )   ) )" office:value-type="float" office:value="9.75">
            <text:p>9.75</text:p>
          </table:table-cell>
          <table:table-cell table:formula="of:=IF(   [.B460]=&quot;Stop&quot;;   [.$C$3];   [.E459] + [.D460] * [.$C$4] )" office:value-type="float" office:value="20.9624999999998">
            <text:p>20.96</text:p>
          </table:table-cell>
          <table:table-cell table:number-columns-repeated="872"/>
        </table:table-row>
        <table:table-row table:style-name="ro3">
          <table:table-cell table:formula="of:=[.A460]+[.$C$4]" office:value-type="float" office:value="2.24999999999997">
            <text:p>2.250</text:p>
          </table:table-cell>
          <table:table-cell table:formula="of:=IF(   [.A461] &lt; [.$C$5];   &quot;Accel&quot;;   IF(     [.A461] &lt; [.$C$5] + [.$C$7];     &quot;Cruise&quot;;     IF(       [.A461] &lt; [.$C$8];       &quot;Decel&quot;;       &quot;Stop&quot;     )   ) )" office:value-type="string" office:string-value="Cruise">
            <text:p>Cruise</text:p>
          </table:table-cell>
          <table:table-cell table:formula="of:=IF(   [.B461]=&quot;Accel&quot;;   [.$C$1];   IF(     [.B461]=&quot;Cruise&quot;;     0;     IF([.B461]=&quot;Decel&quot;; -[.$C$1]; 0)   ) )" office:value-type="float" office:value="0">
            <text:p>0</text:p>
          </table:table-cell>
          <table:table-cell table:formula="of:=IF(   [.B461]=&quot;Stop&quot;;   0;   MAX(     0;     MIN(       [.$C$2];       [.D460] + [.C461] * [.$C$4]     )   ) )" office:value-type="float" office:value="9.75">
            <text:p>9.75</text:p>
          </table:table-cell>
          <table:table-cell table:formula="of:=IF(   [.B461]=&quot;Stop&quot;;   [.$C$3];   [.E460] + [.D461] * [.$C$4] )" office:value-type="float" office:value="21.0112499999998">
            <text:p>21.01</text:p>
          </table:table-cell>
          <table:table-cell table:number-columns-repeated="872"/>
        </table:table-row>
        <table:table-row table:style-name="ro3">
          <table:table-cell table:formula="of:=[.A461]+[.$C$4]" office:value-type="float" office:value="2.25499999999997">
            <text:p>2.255</text:p>
          </table:table-cell>
          <table:table-cell table:formula="of:=IF(   [.A462] &lt; [.$C$5];   &quot;Accel&quot;;   IF(     [.A462] &lt; [.$C$5] + [.$C$7];     &quot;Cruise&quot;;     IF(       [.A462] &lt; [.$C$8];       &quot;Decel&quot;;       &quot;Stop&quot;     )   ) )" office:value-type="string" office:string-value="Cruise">
            <text:p>Cruise</text:p>
          </table:table-cell>
          <table:table-cell table:formula="of:=IF(   [.B462]=&quot;Accel&quot;;   [.$C$1];   IF(     [.B462]=&quot;Cruise&quot;;     0;     IF([.B462]=&quot;Decel&quot;; -[.$C$1]; 0)   ) )" office:value-type="float" office:value="0">
            <text:p>0</text:p>
          </table:table-cell>
          <table:table-cell table:formula="of:=IF(   [.B462]=&quot;Stop&quot;;   0;   MAX(     0;     MIN(       [.$C$2];       [.D461] + [.C462] * [.$C$4]     )   ) )" office:value-type="float" office:value="9.75">
            <text:p>9.75</text:p>
          </table:table-cell>
          <table:table-cell table:formula="of:=IF(   [.B462]=&quot;Stop&quot;;   [.$C$3];   [.E461] + [.D462] * [.$C$4] )" office:value-type="float" office:value="21.0599999999998">
            <text:p>21.06</text:p>
          </table:table-cell>
          <table:table-cell table:number-columns-repeated="872"/>
        </table:table-row>
        <table:table-row table:style-name="ro3">
          <table:table-cell table:formula="of:=[.A462]+[.$C$4]" office:value-type="float" office:value="2.25999999999997">
            <text:p>2.260</text:p>
          </table:table-cell>
          <table:table-cell table:formula="of:=IF(   [.A463] &lt; [.$C$5];   &quot;Accel&quot;;   IF(     [.A463] &lt; [.$C$5] + [.$C$7];     &quot;Cruise&quot;;     IF(       [.A463] &lt; [.$C$8];       &quot;Decel&quot;;       &quot;Stop&quot;     )   ) )" office:value-type="string" office:string-value="Cruise">
            <text:p>Cruise</text:p>
          </table:table-cell>
          <table:table-cell table:formula="of:=IF(   [.B463]=&quot;Accel&quot;;   [.$C$1];   IF(     [.B463]=&quot;Cruise&quot;;     0;     IF([.B463]=&quot;Decel&quot;; -[.$C$1]; 0)   ) )" office:value-type="float" office:value="0">
            <text:p>0</text:p>
          </table:table-cell>
          <table:table-cell table:formula="of:=IF(   [.B463]=&quot;Stop&quot;;   0;   MAX(     0;     MIN(       [.$C$2];       [.D462] + [.C463] * [.$C$4]     )   ) )" office:value-type="float" office:value="9.75">
            <text:p>9.75</text:p>
          </table:table-cell>
          <table:table-cell table:formula="of:=IF(   [.B463]=&quot;Stop&quot;;   [.$C$3];   [.E462] + [.D463] * [.$C$4] )" office:value-type="float" office:value="21.1087499999998">
            <text:p>21.11</text:p>
          </table:table-cell>
          <table:table-cell table:number-columns-repeated="872"/>
        </table:table-row>
        <table:table-row table:style-name="ro3">
          <table:table-cell table:formula="of:=[.A463]+[.$C$4]" office:value-type="float" office:value="2.26499999999997">
            <text:p>2.265</text:p>
          </table:table-cell>
          <table:table-cell table:formula="of:=IF(   [.A464] &lt; [.$C$5];   &quot;Accel&quot;;   IF(     [.A464] &lt; [.$C$5] + [.$C$7];     &quot;Cruise&quot;;     IF(       [.A464] &lt; [.$C$8];       &quot;Decel&quot;;       &quot;Stop&quot;     )   ) )" office:value-type="string" office:string-value="Cruise">
            <text:p>Cruise</text:p>
          </table:table-cell>
          <table:table-cell table:formula="of:=IF(   [.B464]=&quot;Accel&quot;;   [.$C$1];   IF(     [.B464]=&quot;Cruise&quot;;     0;     IF([.B464]=&quot;Decel&quot;; -[.$C$1]; 0)   ) )" office:value-type="float" office:value="0">
            <text:p>0</text:p>
          </table:table-cell>
          <table:table-cell table:formula="of:=IF(   [.B464]=&quot;Stop&quot;;   0;   MAX(     0;     MIN(       [.$C$2];       [.D463] + [.C464] * [.$C$4]     )   ) )" office:value-type="float" office:value="9.75">
            <text:p>9.75</text:p>
          </table:table-cell>
          <table:table-cell table:formula="of:=IF(   [.B464]=&quot;Stop&quot;;   [.$C$3];   [.E463] + [.D464] * [.$C$4] )" office:value-type="float" office:value="21.1574999999998">
            <text:p>21.16</text:p>
          </table:table-cell>
          <table:table-cell table:number-columns-repeated="872"/>
        </table:table-row>
        <table:table-row table:style-name="ro3">
          <table:table-cell table:formula="of:=[.A464]+[.$C$4]" office:value-type="float" office:value="2.26999999999997">
            <text:p>2.270</text:p>
          </table:table-cell>
          <table:table-cell table:formula="of:=IF(   [.A465] &lt; [.$C$5];   &quot;Accel&quot;;   IF(     [.A465] &lt; [.$C$5] + [.$C$7];     &quot;Cruise&quot;;     IF(       [.A465] &lt; [.$C$8];       &quot;Decel&quot;;       &quot;Stop&quot;     )   ) )" office:value-type="string" office:string-value="Cruise">
            <text:p>Cruise</text:p>
          </table:table-cell>
          <table:table-cell table:formula="of:=IF(   [.B465]=&quot;Accel&quot;;   [.$C$1];   IF(     [.B465]=&quot;Cruise&quot;;     0;     IF([.B465]=&quot;Decel&quot;; -[.$C$1]; 0)   ) )" office:value-type="float" office:value="0">
            <text:p>0</text:p>
          </table:table-cell>
          <table:table-cell table:formula="of:=IF(   [.B465]=&quot;Stop&quot;;   0;   MAX(     0;     MIN(       [.$C$2];       [.D464] + [.C465] * [.$C$4]     )   ) )" office:value-type="float" office:value="9.75">
            <text:p>9.75</text:p>
          </table:table-cell>
          <table:table-cell table:formula="of:=IF(   [.B465]=&quot;Stop&quot;;   [.$C$3];   [.E464] + [.D465] * [.$C$4] )" office:value-type="float" office:value="21.2062499999998">
            <text:p>21.21</text:p>
          </table:table-cell>
          <table:table-cell table:number-columns-repeated="872"/>
        </table:table-row>
        <table:table-row table:style-name="ro3">
          <table:table-cell table:formula="of:=[.A465]+[.$C$4]" office:value-type="float" office:value="2.27499999999997">
            <text:p>2.275</text:p>
          </table:table-cell>
          <table:table-cell table:formula="of:=IF(   [.A466] &lt; [.$C$5];   &quot;Accel&quot;;   IF(     [.A466] &lt; [.$C$5] + [.$C$7];     &quot;Cruise&quot;;     IF(       [.A466] &lt; [.$C$8];       &quot;Decel&quot;;       &quot;Stop&quot;     )   ) )" office:value-type="string" office:string-value="Cruise">
            <text:p>Cruise</text:p>
          </table:table-cell>
          <table:table-cell table:formula="of:=IF(   [.B466]=&quot;Accel&quot;;   [.$C$1];   IF(     [.B466]=&quot;Cruise&quot;;     0;     IF([.B466]=&quot;Decel&quot;; -[.$C$1]; 0)   ) )" office:value-type="float" office:value="0">
            <text:p>0</text:p>
          </table:table-cell>
          <table:table-cell table:formula="of:=IF(   [.B466]=&quot;Stop&quot;;   0;   MAX(     0;     MIN(       [.$C$2];       [.D465] + [.C466] * [.$C$4]     )   ) )" office:value-type="float" office:value="9.75">
            <text:p>9.75</text:p>
          </table:table-cell>
          <table:table-cell table:formula="of:=IF(   [.B466]=&quot;Stop&quot;;   [.$C$3];   [.E465] + [.D466] * [.$C$4] )" office:value-type="float" office:value="21.2549999999998">
            <text:p>21.25</text:p>
          </table:table-cell>
          <table:table-cell table:number-columns-repeated="872"/>
        </table:table-row>
        <table:table-row table:style-name="ro3">
          <table:table-cell table:formula="of:=[.A466]+[.$C$4]" office:value-type="float" office:value="2.27999999999997">
            <text:p>2.280</text:p>
          </table:table-cell>
          <table:table-cell table:formula="of:=IF(   [.A467] &lt; [.$C$5];   &quot;Accel&quot;;   IF(     [.A467] &lt; [.$C$5] + [.$C$7];     &quot;Cruise&quot;;     IF(       [.A467] &lt; [.$C$8];       &quot;Decel&quot;;       &quot;Stop&quot;     )   ) )" office:value-type="string" office:string-value="Cruise">
            <text:p>Cruise</text:p>
          </table:table-cell>
          <table:table-cell table:formula="of:=IF(   [.B467]=&quot;Accel&quot;;   [.$C$1];   IF(     [.B467]=&quot;Cruise&quot;;     0;     IF([.B467]=&quot;Decel&quot;; -[.$C$1]; 0)   ) )" office:value-type="float" office:value="0">
            <text:p>0</text:p>
          </table:table-cell>
          <table:table-cell table:formula="of:=IF(   [.B467]=&quot;Stop&quot;;   0;   MAX(     0;     MIN(       [.$C$2];       [.D466] + [.C467] * [.$C$4]     )   ) )" office:value-type="float" office:value="9.75">
            <text:p>9.75</text:p>
          </table:table-cell>
          <table:table-cell table:formula="of:=IF(   [.B467]=&quot;Stop&quot;;   [.$C$3];   [.E466] + [.D467] * [.$C$4] )" office:value-type="float" office:value="21.3037499999998">
            <text:p>21.30</text:p>
          </table:table-cell>
          <table:table-cell table:number-columns-repeated="872"/>
        </table:table-row>
        <table:table-row table:style-name="ro3">
          <table:table-cell table:formula="of:=[.A467]+[.$C$4]" office:value-type="float" office:value="2.28499999999997">
            <text:p>2.285</text:p>
          </table:table-cell>
          <table:table-cell table:formula="of:=IF(   [.A468] &lt; [.$C$5];   &quot;Accel&quot;;   IF(     [.A468] &lt; [.$C$5] + [.$C$7];     &quot;Cruise&quot;;     IF(       [.A468] &lt; [.$C$8];       &quot;Decel&quot;;       &quot;Stop&quot;     )   ) )" office:value-type="string" office:string-value="Cruise">
            <text:p>Cruise</text:p>
          </table:table-cell>
          <table:table-cell table:formula="of:=IF(   [.B468]=&quot;Accel&quot;;   [.$C$1];   IF(     [.B468]=&quot;Cruise&quot;;     0;     IF([.B468]=&quot;Decel&quot;; -[.$C$1]; 0)   ) )" office:value-type="float" office:value="0">
            <text:p>0</text:p>
          </table:table-cell>
          <table:table-cell table:formula="of:=IF(   [.B468]=&quot;Stop&quot;;   0;   MAX(     0;     MIN(       [.$C$2];       [.D467] + [.C468] * [.$C$4]     )   ) )" office:value-type="float" office:value="9.75">
            <text:p>9.75</text:p>
          </table:table-cell>
          <table:table-cell table:formula="of:=IF(   [.B468]=&quot;Stop&quot;;   [.$C$3];   [.E467] + [.D468] * [.$C$4] )" office:value-type="float" office:value="21.3524999999998">
            <text:p>21.35</text:p>
          </table:table-cell>
          <table:table-cell table:number-columns-repeated="872"/>
        </table:table-row>
        <table:table-row table:style-name="ro3">
          <table:table-cell table:formula="of:=[.A468]+[.$C$4]" office:value-type="float" office:value="2.28999999999997">
            <text:p>2.290</text:p>
          </table:table-cell>
          <table:table-cell table:formula="of:=IF(   [.A469] &lt; [.$C$5];   &quot;Accel&quot;;   IF(     [.A469] &lt; [.$C$5] + [.$C$7];     &quot;Cruise&quot;;     IF(       [.A469] &lt; [.$C$8];       &quot;Decel&quot;;       &quot;Stop&quot;     )   ) )" office:value-type="string" office:string-value="Cruise">
            <text:p>Cruise</text:p>
          </table:table-cell>
          <table:table-cell table:formula="of:=IF(   [.B469]=&quot;Accel&quot;;   [.$C$1];   IF(     [.B469]=&quot;Cruise&quot;;     0;     IF([.B469]=&quot;Decel&quot;; -[.$C$1]; 0)   ) )" office:value-type="float" office:value="0">
            <text:p>0</text:p>
          </table:table-cell>
          <table:table-cell table:formula="of:=IF(   [.B469]=&quot;Stop&quot;;   0;   MAX(     0;     MIN(       [.$C$2];       [.D468] + [.C469] * [.$C$4]     )   ) )" office:value-type="float" office:value="9.75">
            <text:p>9.75</text:p>
          </table:table-cell>
          <table:table-cell table:formula="of:=IF(   [.B469]=&quot;Stop&quot;;   [.$C$3];   [.E468] + [.D469] * [.$C$4] )" office:value-type="float" office:value="21.4012499999998">
            <text:p>21.40</text:p>
          </table:table-cell>
          <table:table-cell table:number-columns-repeated="872"/>
        </table:table-row>
        <table:table-row table:style-name="ro3">
          <table:table-cell table:formula="of:=[.A469]+[.$C$4]" office:value-type="float" office:value="2.29499999999997">
            <text:p>2.295</text:p>
          </table:table-cell>
          <table:table-cell table:formula="of:=IF(   [.A470] &lt; [.$C$5];   &quot;Accel&quot;;   IF(     [.A470] &lt; [.$C$5] + [.$C$7];     &quot;Cruise&quot;;     IF(       [.A470] &lt; [.$C$8];       &quot;Decel&quot;;       &quot;Stop&quot;     )   ) )" office:value-type="string" office:string-value="Cruise">
            <text:p>Cruise</text:p>
          </table:table-cell>
          <table:table-cell table:formula="of:=IF(   [.B470]=&quot;Accel&quot;;   [.$C$1];   IF(     [.B470]=&quot;Cruise&quot;;     0;     IF([.B470]=&quot;Decel&quot;; -[.$C$1]; 0)   ) )" office:value-type="float" office:value="0">
            <text:p>0</text:p>
          </table:table-cell>
          <table:table-cell table:formula="of:=IF(   [.B470]=&quot;Stop&quot;;   0;   MAX(     0;     MIN(       [.$C$2];       [.D469] + [.C470] * [.$C$4]     )   ) )" office:value-type="float" office:value="9.75">
            <text:p>9.75</text:p>
          </table:table-cell>
          <table:table-cell table:formula="of:=IF(   [.B470]=&quot;Stop&quot;;   [.$C$3];   [.E469] + [.D470] * [.$C$4] )" office:value-type="float" office:value="21.4499999999998">
            <text:p>21.45</text:p>
          </table:table-cell>
          <table:table-cell table:number-columns-repeated="872"/>
        </table:table-row>
        <table:table-row table:style-name="ro3">
          <table:table-cell table:formula="of:=[.A470]+[.$C$4]" office:value-type="float" office:value="2.29999999999997">
            <text:p>2.300</text:p>
          </table:table-cell>
          <table:table-cell table:formula="of:=IF(   [.A471] &lt; [.$C$5];   &quot;Accel&quot;;   IF(     [.A471] &lt; [.$C$5] + [.$C$7];     &quot;Cruise&quot;;     IF(       [.A471] &lt; [.$C$8];       &quot;Decel&quot;;       &quot;Stop&quot;     )   ) )" office:value-type="string" office:string-value="Cruise">
            <text:p>Cruise</text:p>
          </table:table-cell>
          <table:table-cell table:formula="of:=IF(   [.B471]=&quot;Accel&quot;;   [.$C$1];   IF(     [.B471]=&quot;Cruise&quot;;     0;     IF([.B471]=&quot;Decel&quot;; -[.$C$1]; 0)   ) )" office:value-type="float" office:value="0">
            <text:p>0</text:p>
          </table:table-cell>
          <table:table-cell table:formula="of:=IF(   [.B471]=&quot;Stop&quot;;   0;   MAX(     0;     MIN(       [.$C$2];       [.D470] + [.C471] * [.$C$4]     )   ) )" office:value-type="float" office:value="9.75">
            <text:p>9.75</text:p>
          </table:table-cell>
          <table:table-cell table:formula="of:=IF(   [.B471]=&quot;Stop&quot;;   [.$C$3];   [.E470] + [.D471] * [.$C$4] )" office:value-type="float" office:value="21.4987499999998">
            <text:p>21.50</text:p>
          </table:table-cell>
          <table:table-cell table:number-columns-repeated="872"/>
        </table:table-row>
        <table:table-row table:style-name="ro3">
          <table:table-cell table:formula="of:=[.A471]+[.$C$4]" office:value-type="float" office:value="2.30499999999997">
            <text:p>2.305</text:p>
          </table:table-cell>
          <table:table-cell table:formula="of:=IF(   [.A472] &lt; [.$C$5];   &quot;Accel&quot;;   IF(     [.A472] &lt; [.$C$5] + [.$C$7];     &quot;Cruise&quot;;     IF(       [.A472] &lt; [.$C$8];       &quot;Decel&quot;;       &quot;Stop&quot;     )   ) )" office:value-type="string" office:string-value="Cruise">
            <text:p>Cruise</text:p>
          </table:table-cell>
          <table:table-cell table:formula="of:=IF(   [.B472]=&quot;Accel&quot;;   [.$C$1];   IF(     [.B472]=&quot;Cruise&quot;;     0;     IF([.B472]=&quot;Decel&quot;; -[.$C$1]; 0)   ) )" office:value-type="float" office:value="0">
            <text:p>0</text:p>
          </table:table-cell>
          <table:table-cell table:formula="of:=IF(   [.B472]=&quot;Stop&quot;;   0;   MAX(     0;     MIN(       [.$C$2];       [.D471] + [.C472] * [.$C$4]     )   ) )" office:value-type="float" office:value="9.75">
            <text:p>9.75</text:p>
          </table:table-cell>
          <table:table-cell table:formula="of:=IF(   [.B472]=&quot;Stop&quot;;   [.$C$3];   [.E471] + [.D472] * [.$C$4] )" office:value-type="float" office:value="21.5474999999998">
            <text:p>21.55</text:p>
          </table:table-cell>
          <table:table-cell table:number-columns-repeated="872"/>
        </table:table-row>
        <table:table-row table:style-name="ro3">
          <table:table-cell table:formula="of:=[.A472]+[.$C$4]" office:value-type="float" office:value="2.30999999999997">
            <text:p>2.310</text:p>
          </table:table-cell>
          <table:table-cell table:formula="of:=IF(   [.A473] &lt; [.$C$5];   &quot;Accel&quot;;   IF(     [.A473] &lt; [.$C$5] + [.$C$7];     &quot;Cruise&quot;;     IF(       [.A473] &lt; [.$C$8];       &quot;Decel&quot;;       &quot;Stop&quot;     )   ) )" office:value-type="string" office:string-value="Cruise">
            <text:p>Cruise</text:p>
          </table:table-cell>
          <table:table-cell table:formula="of:=IF(   [.B473]=&quot;Accel&quot;;   [.$C$1];   IF(     [.B473]=&quot;Cruise&quot;;     0;     IF([.B473]=&quot;Decel&quot;; -[.$C$1]; 0)   ) )" office:value-type="float" office:value="0">
            <text:p>0</text:p>
          </table:table-cell>
          <table:table-cell table:formula="of:=IF(   [.B473]=&quot;Stop&quot;;   0;   MAX(     0;     MIN(       [.$C$2];       [.D472] + [.C473] * [.$C$4]     )   ) )" office:value-type="float" office:value="9.75">
            <text:p>9.75</text:p>
          </table:table-cell>
          <table:table-cell table:formula="of:=IF(   [.B473]=&quot;Stop&quot;;   [.$C$3];   [.E472] + [.D473] * [.$C$4] )" office:value-type="float" office:value="21.5962499999998">
            <text:p>21.60</text:p>
          </table:table-cell>
          <table:table-cell table:number-columns-repeated="872"/>
        </table:table-row>
        <table:table-row table:style-name="ro3">
          <table:table-cell table:formula="of:=[.A473]+[.$C$4]" office:value-type="float" office:value="2.31499999999997">
            <text:p>2.315</text:p>
          </table:table-cell>
          <table:table-cell table:formula="of:=IF(   [.A474] &lt; [.$C$5];   &quot;Accel&quot;;   IF(     [.A474] &lt; [.$C$5] + [.$C$7];     &quot;Cruise&quot;;     IF(       [.A474] &lt; [.$C$8];       &quot;Decel&quot;;       &quot;Stop&quot;     )   ) )" office:value-type="string" office:string-value="Cruise">
            <text:p>Cruise</text:p>
          </table:table-cell>
          <table:table-cell table:formula="of:=IF(   [.B474]=&quot;Accel&quot;;   [.$C$1];   IF(     [.B474]=&quot;Cruise&quot;;     0;     IF([.B474]=&quot;Decel&quot;; -[.$C$1]; 0)   ) )" office:value-type="float" office:value="0">
            <text:p>0</text:p>
          </table:table-cell>
          <table:table-cell table:formula="of:=IF(   [.B474]=&quot;Stop&quot;;   0;   MAX(     0;     MIN(       [.$C$2];       [.D473] + [.C474] * [.$C$4]     )   ) )" office:value-type="float" office:value="9.75">
            <text:p>9.75</text:p>
          </table:table-cell>
          <table:table-cell table:formula="of:=IF(   [.B474]=&quot;Stop&quot;;   [.$C$3];   [.E473] + [.D474] * [.$C$4] )" office:value-type="float" office:value="21.6449999999998">
            <text:p>21.64</text:p>
          </table:table-cell>
          <table:table-cell table:number-columns-repeated="872"/>
        </table:table-row>
        <table:table-row table:style-name="ro3">
          <table:table-cell table:formula="of:=[.A474]+[.$C$4]" office:value-type="float" office:value="2.31999999999997">
            <text:p>2.320</text:p>
          </table:table-cell>
          <table:table-cell table:formula="of:=IF(   [.A475] &lt; [.$C$5];   &quot;Accel&quot;;   IF(     [.A475] &lt; [.$C$5] + [.$C$7];     &quot;Cruise&quot;;     IF(       [.A475] &lt; [.$C$8];       &quot;Decel&quot;;       &quot;Stop&quot;     )   ) )" office:value-type="string" office:string-value="Cruise">
            <text:p>Cruise</text:p>
          </table:table-cell>
          <table:table-cell table:formula="of:=IF(   [.B475]=&quot;Accel&quot;;   [.$C$1];   IF(     [.B475]=&quot;Cruise&quot;;     0;     IF([.B475]=&quot;Decel&quot;; -[.$C$1]; 0)   ) )" office:value-type="float" office:value="0">
            <text:p>0</text:p>
          </table:table-cell>
          <table:table-cell table:formula="of:=IF(   [.B475]=&quot;Stop&quot;;   0;   MAX(     0;     MIN(       [.$C$2];       [.D474] + [.C475] * [.$C$4]     )   ) )" office:value-type="float" office:value="9.75">
            <text:p>9.75</text:p>
          </table:table-cell>
          <table:table-cell table:formula="of:=IF(   [.B475]=&quot;Stop&quot;;   [.$C$3];   [.E474] + [.D475] * [.$C$4] )" office:value-type="float" office:value="21.6937499999998">
            <text:p>21.69</text:p>
          </table:table-cell>
          <table:table-cell table:number-columns-repeated="872"/>
        </table:table-row>
        <table:table-row table:style-name="ro3">
          <table:table-cell table:formula="of:=[.A475]+[.$C$4]" office:value-type="float" office:value="2.32499999999997">
            <text:p>2.325</text:p>
          </table:table-cell>
          <table:table-cell table:formula="of:=IF(   [.A476] &lt; [.$C$5];   &quot;Accel&quot;;   IF(     [.A476] &lt; [.$C$5] + [.$C$7];     &quot;Cruise&quot;;     IF(       [.A476] &lt; [.$C$8];       &quot;Decel&quot;;       &quot;Stop&quot;     )   ) )" office:value-type="string" office:string-value="Cruise">
            <text:p>Cruise</text:p>
          </table:table-cell>
          <table:table-cell table:formula="of:=IF(   [.B476]=&quot;Accel&quot;;   [.$C$1];   IF(     [.B476]=&quot;Cruise&quot;;     0;     IF([.B476]=&quot;Decel&quot;; -[.$C$1]; 0)   ) )" office:value-type="float" office:value="0">
            <text:p>0</text:p>
          </table:table-cell>
          <table:table-cell table:formula="of:=IF(   [.B476]=&quot;Stop&quot;;   0;   MAX(     0;     MIN(       [.$C$2];       [.D475] + [.C476] * [.$C$4]     )   ) )" office:value-type="float" office:value="9.75">
            <text:p>9.75</text:p>
          </table:table-cell>
          <table:table-cell table:formula="of:=IF(   [.B476]=&quot;Stop&quot;;   [.$C$3];   [.E475] + [.D476] * [.$C$4] )" office:value-type="float" office:value="21.7424999999998">
            <text:p>21.74</text:p>
          </table:table-cell>
          <table:table-cell table:number-columns-repeated="872"/>
        </table:table-row>
        <table:table-row table:style-name="ro3">
          <table:table-cell table:formula="of:=[.A476]+[.$C$4]" office:value-type="float" office:value="2.32999999999997">
            <text:p>2.330</text:p>
          </table:table-cell>
          <table:table-cell table:formula="of:=IF(   [.A477] &lt; [.$C$5];   &quot;Accel&quot;;   IF(     [.A477] &lt; [.$C$5] + [.$C$7];     &quot;Cruise&quot;;     IF(       [.A477] &lt; [.$C$8];       &quot;Decel&quot;;       &quot;Stop&quot;     )   ) )" office:value-type="string" office:string-value="Cruise">
            <text:p>Cruise</text:p>
          </table:table-cell>
          <table:table-cell table:formula="of:=IF(   [.B477]=&quot;Accel&quot;;   [.$C$1];   IF(     [.B477]=&quot;Cruise&quot;;     0;     IF([.B477]=&quot;Decel&quot;; -[.$C$1]; 0)   ) )" office:value-type="float" office:value="0">
            <text:p>0</text:p>
          </table:table-cell>
          <table:table-cell table:formula="of:=IF(   [.B477]=&quot;Stop&quot;;   0;   MAX(     0;     MIN(       [.$C$2];       [.D476] + [.C477] * [.$C$4]     )   ) )" office:value-type="float" office:value="9.75">
            <text:p>9.75</text:p>
          </table:table-cell>
          <table:table-cell table:formula="of:=IF(   [.B477]=&quot;Stop&quot;;   [.$C$3];   [.E476] + [.D477] * [.$C$4] )" office:value-type="float" office:value="21.7912499999998">
            <text:p>21.79</text:p>
          </table:table-cell>
          <table:table-cell table:number-columns-repeated="872"/>
        </table:table-row>
        <table:table-row table:style-name="ro3">
          <table:table-cell table:formula="of:=[.A477]+[.$C$4]" office:value-type="float" office:value="2.33499999999997">
            <text:p>2.335</text:p>
          </table:table-cell>
          <table:table-cell table:formula="of:=IF(   [.A478] &lt; [.$C$5];   &quot;Accel&quot;;   IF(     [.A478] &lt; [.$C$5] + [.$C$7];     &quot;Cruise&quot;;     IF(       [.A478] &lt; [.$C$8];       &quot;Decel&quot;;       &quot;Stop&quot;     )   ) )" office:value-type="string" office:string-value="Cruise">
            <text:p>Cruise</text:p>
          </table:table-cell>
          <table:table-cell table:formula="of:=IF(   [.B478]=&quot;Accel&quot;;   [.$C$1];   IF(     [.B478]=&quot;Cruise&quot;;     0;     IF([.B478]=&quot;Decel&quot;; -[.$C$1]; 0)   ) )" office:value-type="float" office:value="0">
            <text:p>0</text:p>
          </table:table-cell>
          <table:table-cell table:formula="of:=IF(   [.B478]=&quot;Stop&quot;;   0;   MAX(     0;     MIN(       [.$C$2];       [.D477] + [.C478] * [.$C$4]     )   ) )" office:value-type="float" office:value="9.75">
            <text:p>9.75</text:p>
          </table:table-cell>
          <table:table-cell table:formula="of:=IF(   [.B478]=&quot;Stop&quot;;   [.$C$3];   [.E477] + [.D478] * [.$C$4] )" office:value-type="float" office:value="21.8399999999998">
            <text:p>21.84</text:p>
          </table:table-cell>
          <table:table-cell table:number-columns-repeated="872"/>
        </table:table-row>
        <table:table-row table:style-name="ro3">
          <table:table-cell table:formula="of:=[.A478]+[.$C$4]" office:value-type="float" office:value="2.33999999999997">
            <text:p>2.340</text:p>
          </table:table-cell>
          <table:table-cell table:formula="of:=IF(   [.A479] &lt; [.$C$5];   &quot;Accel&quot;;   IF(     [.A479] &lt; [.$C$5] + [.$C$7];     &quot;Cruise&quot;;     IF(       [.A479] &lt; [.$C$8];       &quot;Decel&quot;;       &quot;Stop&quot;     )   ) )" office:value-type="string" office:string-value="Cruise">
            <text:p>Cruise</text:p>
          </table:table-cell>
          <table:table-cell table:formula="of:=IF(   [.B479]=&quot;Accel&quot;;   [.$C$1];   IF(     [.B479]=&quot;Cruise&quot;;     0;     IF([.B479]=&quot;Decel&quot;; -[.$C$1]; 0)   ) )" office:value-type="float" office:value="0">
            <text:p>0</text:p>
          </table:table-cell>
          <table:table-cell table:formula="of:=IF(   [.B479]=&quot;Stop&quot;;   0;   MAX(     0;     MIN(       [.$C$2];       [.D478] + [.C479] * [.$C$4]     )   ) )" office:value-type="float" office:value="9.75">
            <text:p>9.75</text:p>
          </table:table-cell>
          <table:table-cell table:formula="of:=IF(   [.B479]=&quot;Stop&quot;;   [.$C$3];   [.E478] + [.D479] * [.$C$4] )" office:value-type="float" office:value="21.8887499999998">
            <text:p>21.89</text:p>
          </table:table-cell>
          <table:table-cell table:number-columns-repeated="872"/>
        </table:table-row>
        <table:table-row table:style-name="ro3">
          <table:table-cell table:formula="of:=[.A479]+[.$C$4]" office:value-type="float" office:value="2.34499999999997">
            <text:p>2.345</text:p>
          </table:table-cell>
          <table:table-cell table:formula="of:=IF(   [.A480] &lt; [.$C$5];   &quot;Accel&quot;;   IF(     [.A480] &lt; [.$C$5] + [.$C$7];     &quot;Cruise&quot;;     IF(       [.A480] &lt; [.$C$8];       &quot;Decel&quot;;       &quot;Stop&quot;     )   ) )" office:value-type="string" office:string-value="Cruise">
            <text:p>Cruise</text:p>
          </table:table-cell>
          <table:table-cell table:formula="of:=IF(   [.B480]=&quot;Accel&quot;;   [.$C$1];   IF(     [.B480]=&quot;Cruise&quot;;     0;     IF([.B480]=&quot;Decel&quot;; -[.$C$1]; 0)   ) )" office:value-type="float" office:value="0">
            <text:p>0</text:p>
          </table:table-cell>
          <table:table-cell table:formula="of:=IF(   [.B480]=&quot;Stop&quot;;   0;   MAX(     0;     MIN(       [.$C$2];       [.D479] + [.C480] * [.$C$4]     )   ) )" office:value-type="float" office:value="9.75">
            <text:p>9.75</text:p>
          </table:table-cell>
          <table:table-cell table:formula="of:=IF(   [.B480]=&quot;Stop&quot;;   [.$C$3];   [.E479] + [.D480] * [.$C$4] )" office:value-type="float" office:value="21.9374999999998">
            <text:p>21.94</text:p>
          </table:table-cell>
          <table:table-cell table:number-columns-repeated="872"/>
        </table:table-row>
        <table:table-row table:style-name="ro3">
          <table:table-cell table:formula="of:=[.A480]+[.$C$4]" office:value-type="float" office:value="2.34999999999997">
            <text:p>2.350</text:p>
          </table:table-cell>
          <table:table-cell table:formula="of:=IF(   [.A481] &lt; [.$C$5];   &quot;Accel&quot;;   IF(     [.A481] &lt; [.$C$5] + [.$C$7];     &quot;Cruise&quot;;     IF(       [.A481] &lt; [.$C$8];       &quot;Decel&quot;;       &quot;Stop&quot;     )   ) )" office:value-type="string" office:string-value="Cruise">
            <text:p>Cruise</text:p>
          </table:table-cell>
          <table:table-cell table:formula="of:=IF(   [.B481]=&quot;Accel&quot;;   [.$C$1];   IF(     [.B481]=&quot;Cruise&quot;;     0;     IF([.B481]=&quot;Decel&quot;; -[.$C$1]; 0)   ) )" office:value-type="float" office:value="0">
            <text:p>0</text:p>
          </table:table-cell>
          <table:table-cell table:formula="of:=IF(   [.B481]=&quot;Stop&quot;;   0;   MAX(     0;     MIN(       [.$C$2];       [.D480] + [.C481] * [.$C$4]     )   ) )" office:value-type="float" office:value="9.75">
            <text:p>9.75</text:p>
          </table:table-cell>
          <table:table-cell table:formula="of:=IF(   [.B481]=&quot;Stop&quot;;   [.$C$3];   [.E480] + [.D481] * [.$C$4] )" office:value-type="float" office:value="21.9862499999998">
            <text:p>21.99</text:p>
          </table:table-cell>
          <table:table-cell table:number-columns-repeated="872"/>
        </table:table-row>
        <table:table-row table:style-name="ro3">
          <table:table-cell table:formula="of:=[.A481]+[.$C$4]" office:value-type="float" office:value="2.35499999999997">
            <text:p>2.355</text:p>
          </table:table-cell>
          <table:table-cell table:formula="of:=IF(   [.A482] &lt; [.$C$5];   &quot;Accel&quot;;   IF(     [.A482] &lt; [.$C$5] + [.$C$7];     &quot;Cruise&quot;;     IF(       [.A482] &lt; [.$C$8];       &quot;Decel&quot;;       &quot;Stop&quot;     )   ) )" office:value-type="string" office:string-value="Cruise">
            <text:p>Cruise</text:p>
          </table:table-cell>
          <table:table-cell table:formula="of:=IF(   [.B482]=&quot;Accel&quot;;   [.$C$1];   IF(     [.B482]=&quot;Cruise&quot;;     0;     IF([.B482]=&quot;Decel&quot;; -[.$C$1]; 0)   ) )" office:value-type="float" office:value="0">
            <text:p>0</text:p>
          </table:table-cell>
          <table:table-cell table:formula="of:=IF(   [.B482]=&quot;Stop&quot;;   0;   MAX(     0;     MIN(       [.$C$2];       [.D481] + [.C482] * [.$C$4]     )   ) )" office:value-type="float" office:value="9.75">
            <text:p>9.75</text:p>
          </table:table-cell>
          <table:table-cell table:formula="of:=IF(   [.B482]=&quot;Stop&quot;;   [.$C$3];   [.E481] + [.D482] * [.$C$4] )" office:value-type="float" office:value="22.0349999999998">
            <text:p>22.03</text:p>
          </table:table-cell>
          <table:table-cell table:number-columns-repeated="872"/>
        </table:table-row>
        <table:table-row table:style-name="ro3">
          <table:table-cell table:formula="of:=[.A482]+[.$C$4]" office:value-type="float" office:value="2.35999999999997">
            <text:p>2.360</text:p>
          </table:table-cell>
          <table:table-cell table:formula="of:=IF(   [.A483] &lt; [.$C$5];   &quot;Accel&quot;;   IF(     [.A483] &lt; [.$C$5] + [.$C$7];     &quot;Cruise&quot;;     IF(       [.A483] &lt; [.$C$8];       &quot;Decel&quot;;       &quot;Stop&quot;     )   ) )" office:value-type="string" office:string-value="Cruise">
            <text:p>Cruise</text:p>
          </table:table-cell>
          <table:table-cell table:formula="of:=IF(   [.B483]=&quot;Accel&quot;;   [.$C$1];   IF(     [.B483]=&quot;Cruise&quot;;     0;     IF([.B483]=&quot;Decel&quot;; -[.$C$1]; 0)   ) )" office:value-type="float" office:value="0">
            <text:p>0</text:p>
          </table:table-cell>
          <table:table-cell table:formula="of:=IF(   [.B483]=&quot;Stop&quot;;   0;   MAX(     0;     MIN(       [.$C$2];       [.D482] + [.C483] * [.$C$4]     )   ) )" office:value-type="float" office:value="9.75">
            <text:p>9.75</text:p>
          </table:table-cell>
          <table:table-cell table:formula="of:=IF(   [.B483]=&quot;Stop&quot;;   [.$C$3];   [.E482] + [.D483] * [.$C$4] )" office:value-type="float" office:value="22.0837499999998">
            <text:p>22.08</text:p>
          </table:table-cell>
          <table:table-cell table:number-columns-repeated="872"/>
        </table:table-row>
        <table:table-row table:style-name="ro3">
          <table:table-cell table:formula="of:=[.A483]+[.$C$4]" office:value-type="float" office:value="2.36499999999997">
            <text:p>2.365</text:p>
          </table:table-cell>
          <table:table-cell table:formula="of:=IF(   [.A484] &lt; [.$C$5];   &quot;Accel&quot;;   IF(     [.A484] &lt; [.$C$5] + [.$C$7];     &quot;Cruise&quot;;     IF(       [.A484] &lt; [.$C$8];       &quot;Decel&quot;;       &quot;Stop&quot;     )   ) )" office:value-type="string" office:string-value="Cruise">
            <text:p>Cruise</text:p>
          </table:table-cell>
          <table:table-cell table:formula="of:=IF(   [.B484]=&quot;Accel&quot;;   [.$C$1];   IF(     [.B484]=&quot;Cruise&quot;;     0;     IF([.B484]=&quot;Decel&quot;; -[.$C$1]; 0)   ) )" office:value-type="float" office:value="0">
            <text:p>0</text:p>
          </table:table-cell>
          <table:table-cell table:formula="of:=IF(   [.B484]=&quot;Stop&quot;;   0;   MAX(     0;     MIN(       [.$C$2];       [.D483] + [.C484] * [.$C$4]     )   ) )" office:value-type="float" office:value="9.75">
            <text:p>9.75</text:p>
          </table:table-cell>
          <table:table-cell table:formula="of:=IF(   [.B484]=&quot;Stop&quot;;   [.$C$3];   [.E483] + [.D484] * [.$C$4] )" office:value-type="float" office:value="22.1324999999998">
            <text:p>22.13</text:p>
          </table:table-cell>
          <table:table-cell table:number-columns-repeated="872"/>
        </table:table-row>
        <table:table-row table:style-name="ro3">
          <table:table-cell table:formula="of:=[.A484]+[.$C$4]" office:value-type="float" office:value="2.36999999999997">
            <text:p>2.370</text:p>
          </table:table-cell>
          <table:table-cell table:formula="of:=IF(   [.A485] &lt; [.$C$5];   &quot;Accel&quot;;   IF(     [.A485] &lt; [.$C$5] + [.$C$7];     &quot;Cruise&quot;;     IF(       [.A485] &lt; [.$C$8];       &quot;Decel&quot;;       &quot;Stop&quot;     )   ) )" office:value-type="string" office:string-value="Cruise">
            <text:p>Cruise</text:p>
          </table:table-cell>
          <table:table-cell table:formula="of:=IF(   [.B485]=&quot;Accel&quot;;   [.$C$1];   IF(     [.B485]=&quot;Cruise&quot;;     0;     IF([.B485]=&quot;Decel&quot;; -[.$C$1]; 0)   ) )" office:value-type="float" office:value="0">
            <text:p>0</text:p>
          </table:table-cell>
          <table:table-cell table:formula="of:=IF(   [.B485]=&quot;Stop&quot;;   0;   MAX(     0;     MIN(       [.$C$2];       [.D484] + [.C485] * [.$C$4]     )   ) )" office:value-type="float" office:value="9.75">
            <text:p>9.75</text:p>
          </table:table-cell>
          <table:table-cell table:formula="of:=IF(   [.B485]=&quot;Stop&quot;;   [.$C$3];   [.E484] + [.D485] * [.$C$4] )" office:value-type="float" office:value="22.1812499999998">
            <text:p>22.18</text:p>
          </table:table-cell>
          <table:table-cell table:number-columns-repeated="872"/>
        </table:table-row>
        <table:table-row table:style-name="ro3">
          <table:table-cell table:formula="of:=[.A485]+[.$C$4]" office:value-type="float" office:value="2.37499999999997">
            <text:p>2.375</text:p>
          </table:table-cell>
          <table:table-cell table:formula="of:=IF(   [.A486] &lt; [.$C$5];   &quot;Accel&quot;;   IF(     [.A486] &lt; [.$C$5] + [.$C$7];     &quot;Cruise&quot;;     IF(       [.A486] &lt; [.$C$8];       &quot;Decel&quot;;       &quot;Stop&quot;     )   ) )" office:value-type="string" office:string-value="Cruise">
            <text:p>Cruise</text:p>
          </table:table-cell>
          <table:table-cell table:formula="of:=IF(   [.B486]=&quot;Accel&quot;;   [.$C$1];   IF(     [.B486]=&quot;Cruise&quot;;     0;     IF([.B486]=&quot;Decel&quot;; -[.$C$1]; 0)   ) )" office:value-type="float" office:value="0">
            <text:p>0</text:p>
          </table:table-cell>
          <table:table-cell table:formula="of:=IF(   [.B486]=&quot;Stop&quot;;   0;   MAX(     0;     MIN(       [.$C$2];       [.D485] + [.C486] * [.$C$4]     )   ) )" office:value-type="float" office:value="9.75">
            <text:p>9.75</text:p>
          </table:table-cell>
          <table:table-cell table:formula="of:=IF(   [.B486]=&quot;Stop&quot;;   [.$C$3];   [.E485] + [.D486] * [.$C$4] )" office:value-type="float" office:value="22.2299999999998">
            <text:p>22.23</text:p>
          </table:table-cell>
          <table:table-cell table:number-columns-repeated="872"/>
        </table:table-row>
        <table:table-row table:style-name="ro3">
          <table:table-cell table:formula="of:=[.A486]+[.$C$4]" office:value-type="float" office:value="2.37999999999997">
            <text:p>2.380</text:p>
          </table:table-cell>
          <table:table-cell table:formula="of:=IF(   [.A487] &lt; [.$C$5];   &quot;Accel&quot;;   IF(     [.A487] &lt; [.$C$5] + [.$C$7];     &quot;Cruise&quot;;     IF(       [.A487] &lt; [.$C$8];       &quot;Decel&quot;;       &quot;Stop&quot;     )   ) )" office:value-type="string" office:string-value="Cruise">
            <text:p>Cruise</text:p>
          </table:table-cell>
          <table:table-cell table:formula="of:=IF(   [.B487]=&quot;Accel&quot;;   [.$C$1];   IF(     [.B487]=&quot;Cruise&quot;;     0;     IF([.B487]=&quot;Decel&quot;; -[.$C$1]; 0)   ) )" office:value-type="float" office:value="0">
            <text:p>0</text:p>
          </table:table-cell>
          <table:table-cell table:formula="of:=IF(   [.B487]=&quot;Stop&quot;;   0;   MAX(     0;     MIN(       [.$C$2];       [.D486] + [.C487] * [.$C$4]     )   ) )" office:value-type="float" office:value="9.75">
            <text:p>9.75</text:p>
          </table:table-cell>
          <table:table-cell table:formula="of:=IF(   [.B487]=&quot;Stop&quot;;   [.$C$3];   [.E486] + [.D487] * [.$C$4] )" office:value-type="float" office:value="22.2787499999998">
            <text:p>22.28</text:p>
          </table:table-cell>
          <table:table-cell table:number-columns-repeated="872"/>
        </table:table-row>
        <table:table-row table:style-name="ro3">
          <table:table-cell table:formula="of:=[.A487]+[.$C$4]" office:value-type="float" office:value="2.38499999999997">
            <text:p>2.385</text:p>
          </table:table-cell>
          <table:table-cell table:formula="of:=IF(   [.A488] &lt; [.$C$5];   &quot;Accel&quot;;   IF(     [.A488] &lt; [.$C$5] + [.$C$7];     &quot;Cruise&quot;;     IF(       [.A488] &lt; [.$C$8];       &quot;Decel&quot;;       &quot;Stop&quot;     )   ) )" office:value-type="string" office:string-value="Cruise">
            <text:p>Cruise</text:p>
          </table:table-cell>
          <table:table-cell table:formula="of:=IF(   [.B488]=&quot;Accel&quot;;   [.$C$1];   IF(     [.B488]=&quot;Cruise&quot;;     0;     IF([.B488]=&quot;Decel&quot;; -[.$C$1]; 0)   ) )" office:value-type="float" office:value="0">
            <text:p>0</text:p>
          </table:table-cell>
          <table:table-cell table:formula="of:=IF(   [.B488]=&quot;Stop&quot;;   0;   MAX(     0;     MIN(       [.$C$2];       [.D487] + [.C488] * [.$C$4]     )   ) )" office:value-type="float" office:value="9.75">
            <text:p>9.75</text:p>
          </table:table-cell>
          <table:table-cell table:formula="of:=IF(   [.B488]=&quot;Stop&quot;;   [.$C$3];   [.E487] + [.D488] * [.$C$4] )" office:value-type="float" office:value="22.3274999999998">
            <text:p>22.33</text:p>
          </table:table-cell>
          <table:table-cell table:number-columns-repeated="872"/>
        </table:table-row>
        <table:table-row table:style-name="ro3">
          <table:table-cell table:formula="of:=[.A488]+[.$C$4]" office:value-type="float" office:value="2.38999999999997">
            <text:p>2.390</text:p>
          </table:table-cell>
          <table:table-cell table:formula="of:=IF(   [.A489] &lt; [.$C$5];   &quot;Accel&quot;;   IF(     [.A489] &lt; [.$C$5] + [.$C$7];     &quot;Cruise&quot;;     IF(       [.A489] &lt; [.$C$8];       &quot;Decel&quot;;       &quot;Stop&quot;     )   ) )" office:value-type="string" office:string-value="Cruise">
            <text:p>Cruise</text:p>
          </table:table-cell>
          <table:table-cell table:formula="of:=IF(   [.B489]=&quot;Accel&quot;;   [.$C$1];   IF(     [.B489]=&quot;Cruise&quot;;     0;     IF([.B489]=&quot;Decel&quot;; -[.$C$1]; 0)   ) )" office:value-type="float" office:value="0">
            <text:p>0</text:p>
          </table:table-cell>
          <table:table-cell table:formula="of:=IF(   [.B489]=&quot;Stop&quot;;   0;   MAX(     0;     MIN(       [.$C$2];       [.D488] + [.C489] * [.$C$4]     )   ) )" office:value-type="float" office:value="9.75">
            <text:p>9.75</text:p>
          </table:table-cell>
          <table:table-cell table:formula="of:=IF(   [.B489]=&quot;Stop&quot;;   [.$C$3];   [.E488] + [.D489] * [.$C$4] )" office:value-type="float" office:value="22.3762499999998">
            <text:p>22.38</text:p>
          </table:table-cell>
          <table:table-cell table:number-columns-repeated="872"/>
        </table:table-row>
        <table:table-row table:style-name="ro3">
          <table:table-cell table:formula="of:=[.A489]+[.$C$4]" office:value-type="float" office:value="2.39499999999997">
            <text:p>2.395</text:p>
          </table:table-cell>
          <table:table-cell table:formula="of:=IF(   [.A490] &lt; [.$C$5];   &quot;Accel&quot;;   IF(     [.A490] &lt; [.$C$5] + [.$C$7];     &quot;Cruise&quot;;     IF(       [.A490] &lt; [.$C$8];       &quot;Decel&quot;;       &quot;Stop&quot;     )   ) )" office:value-type="string" office:string-value="Cruise">
            <text:p>Cruise</text:p>
          </table:table-cell>
          <table:table-cell table:formula="of:=IF(   [.B490]=&quot;Accel&quot;;   [.$C$1];   IF(     [.B490]=&quot;Cruise&quot;;     0;     IF([.B490]=&quot;Decel&quot;; -[.$C$1]; 0)   ) )" office:value-type="float" office:value="0">
            <text:p>0</text:p>
          </table:table-cell>
          <table:table-cell table:formula="of:=IF(   [.B490]=&quot;Stop&quot;;   0;   MAX(     0;     MIN(       [.$C$2];       [.D489] + [.C490] * [.$C$4]     )   ) )" office:value-type="float" office:value="9.75">
            <text:p>9.75</text:p>
          </table:table-cell>
          <table:table-cell table:formula="of:=IF(   [.B490]=&quot;Stop&quot;;   [.$C$3];   [.E489] + [.D490] * [.$C$4] )" office:value-type="float" office:value="22.4249999999998">
            <text:p>22.42</text:p>
          </table:table-cell>
          <table:table-cell table:number-columns-repeated="872"/>
        </table:table-row>
        <table:table-row table:style-name="ro3">
          <table:table-cell table:formula="of:=[.A490]+[.$C$4]" office:value-type="float" office:value="2.39999999999997">
            <text:p>2.400</text:p>
          </table:table-cell>
          <table:table-cell table:formula="of:=IF(   [.A491] &lt; [.$C$5];   &quot;Accel&quot;;   IF(     [.A491] &lt; [.$C$5] + [.$C$7];     &quot;Cruise&quot;;     IF(       [.A491] &lt; [.$C$8];       &quot;Decel&quot;;       &quot;Stop&quot;     )   ) )" office:value-type="string" office:string-value="Cruise">
            <text:p>Cruise</text:p>
          </table:table-cell>
          <table:table-cell table:formula="of:=IF(   [.B491]=&quot;Accel&quot;;   [.$C$1];   IF(     [.B491]=&quot;Cruise&quot;;     0;     IF([.B491]=&quot;Decel&quot;; -[.$C$1]; 0)   ) )" office:value-type="float" office:value="0">
            <text:p>0</text:p>
          </table:table-cell>
          <table:table-cell table:formula="of:=IF(   [.B491]=&quot;Stop&quot;;   0;   MAX(     0;     MIN(       [.$C$2];       [.D490] + [.C491] * [.$C$4]     )   ) )" office:value-type="float" office:value="9.75">
            <text:p>9.75</text:p>
          </table:table-cell>
          <table:table-cell table:formula="of:=IF(   [.B491]=&quot;Stop&quot;;   [.$C$3];   [.E490] + [.D491] * [.$C$4] )" office:value-type="float" office:value="22.4737499999998">
            <text:p>22.47</text:p>
          </table:table-cell>
          <table:table-cell table:number-columns-repeated="872"/>
        </table:table-row>
        <table:table-row table:style-name="ro3">
          <table:table-cell table:formula="of:=[.A491]+[.$C$4]" office:value-type="float" office:value="2.40499999999997">
            <text:p>2.405</text:p>
          </table:table-cell>
          <table:table-cell table:formula="of:=IF(   [.A492] &lt; [.$C$5];   &quot;Accel&quot;;   IF(     [.A492] &lt; [.$C$5] + [.$C$7];     &quot;Cruise&quot;;     IF(       [.A492] &lt; [.$C$8];       &quot;Decel&quot;;       &quot;Stop&quot;     )   ) )" office:value-type="string" office:string-value="Cruise">
            <text:p>Cruise</text:p>
          </table:table-cell>
          <table:table-cell table:formula="of:=IF(   [.B492]=&quot;Accel&quot;;   [.$C$1];   IF(     [.B492]=&quot;Cruise&quot;;     0;     IF([.B492]=&quot;Decel&quot;; -[.$C$1]; 0)   ) )" office:value-type="float" office:value="0">
            <text:p>0</text:p>
          </table:table-cell>
          <table:table-cell table:formula="of:=IF(   [.B492]=&quot;Stop&quot;;   0;   MAX(     0;     MIN(       [.$C$2];       [.D491] + [.C492] * [.$C$4]     )   ) )" office:value-type="float" office:value="9.75">
            <text:p>9.75</text:p>
          </table:table-cell>
          <table:table-cell table:formula="of:=IF(   [.B492]=&quot;Stop&quot;;   [.$C$3];   [.E491] + [.D492] * [.$C$4] )" office:value-type="float" office:value="22.5224999999998">
            <text:p>22.52</text:p>
          </table:table-cell>
          <table:table-cell table:number-columns-repeated="872"/>
        </table:table-row>
        <table:table-row table:style-name="ro3">
          <table:table-cell table:formula="of:=[.A492]+[.$C$4]" office:value-type="float" office:value="2.40999999999997">
            <text:p>2.410</text:p>
          </table:table-cell>
          <table:table-cell table:formula="of:=IF(   [.A493] &lt; [.$C$5];   &quot;Accel&quot;;   IF(     [.A493] &lt; [.$C$5] + [.$C$7];     &quot;Cruise&quot;;     IF(       [.A493] &lt; [.$C$8];       &quot;Decel&quot;;       &quot;Stop&quot;     )   ) )" office:value-type="string" office:string-value="Cruise">
            <text:p>Cruise</text:p>
          </table:table-cell>
          <table:table-cell table:formula="of:=IF(   [.B493]=&quot;Accel&quot;;   [.$C$1];   IF(     [.B493]=&quot;Cruise&quot;;     0;     IF([.B493]=&quot;Decel&quot;; -[.$C$1]; 0)   ) )" office:value-type="float" office:value="0">
            <text:p>0</text:p>
          </table:table-cell>
          <table:table-cell table:formula="of:=IF(   [.B493]=&quot;Stop&quot;;   0;   MAX(     0;     MIN(       [.$C$2];       [.D492] + [.C493] * [.$C$4]     )   ) )" office:value-type="float" office:value="9.75">
            <text:p>9.75</text:p>
          </table:table-cell>
          <table:table-cell table:formula="of:=IF(   [.B493]=&quot;Stop&quot;;   [.$C$3];   [.E492] + [.D493] * [.$C$4] )" office:value-type="float" office:value="22.5712499999998">
            <text:p>22.57</text:p>
          </table:table-cell>
          <table:table-cell table:number-columns-repeated="872"/>
        </table:table-row>
        <table:table-row table:style-name="ro3">
          <table:table-cell table:formula="of:=[.A493]+[.$C$4]" office:value-type="float" office:value="2.41499999999997">
            <text:p>2.415</text:p>
          </table:table-cell>
          <table:table-cell table:formula="of:=IF(   [.A494] &lt; [.$C$5];   &quot;Accel&quot;;   IF(     [.A494] &lt; [.$C$5] + [.$C$7];     &quot;Cruise&quot;;     IF(       [.A494] &lt; [.$C$8];       &quot;Decel&quot;;       &quot;Stop&quot;     )   ) )" office:value-type="string" office:string-value="Cruise">
            <text:p>Cruise</text:p>
          </table:table-cell>
          <table:table-cell table:formula="of:=IF(   [.B494]=&quot;Accel&quot;;   [.$C$1];   IF(     [.B494]=&quot;Cruise&quot;;     0;     IF([.B494]=&quot;Decel&quot;; -[.$C$1]; 0)   ) )" office:value-type="float" office:value="0">
            <text:p>0</text:p>
          </table:table-cell>
          <table:table-cell table:formula="of:=IF(   [.B494]=&quot;Stop&quot;;   0;   MAX(     0;     MIN(       [.$C$2];       [.D493] + [.C494] * [.$C$4]     )   ) )" office:value-type="float" office:value="9.75">
            <text:p>9.75</text:p>
          </table:table-cell>
          <table:table-cell table:formula="of:=IF(   [.B494]=&quot;Stop&quot;;   [.$C$3];   [.E493] + [.D494] * [.$C$4] )" office:value-type="float" office:value="22.6199999999998">
            <text:p>22.62</text:p>
          </table:table-cell>
          <table:table-cell table:number-columns-repeated="872"/>
        </table:table-row>
        <table:table-row table:style-name="ro3">
          <table:table-cell table:formula="of:=[.A494]+[.$C$4]" office:value-type="float" office:value="2.41999999999997">
            <text:p>2.420</text:p>
          </table:table-cell>
          <table:table-cell table:formula="of:=IF(   [.A495] &lt; [.$C$5];   &quot;Accel&quot;;   IF(     [.A495] &lt; [.$C$5] + [.$C$7];     &quot;Cruise&quot;;     IF(       [.A495] &lt; [.$C$8];       &quot;Decel&quot;;       &quot;Stop&quot;     )   ) )" office:value-type="string" office:string-value="Cruise">
            <text:p>Cruise</text:p>
          </table:table-cell>
          <table:table-cell table:formula="of:=IF(   [.B495]=&quot;Accel&quot;;   [.$C$1];   IF(     [.B495]=&quot;Cruise&quot;;     0;     IF([.B495]=&quot;Decel&quot;; -[.$C$1]; 0)   ) )" office:value-type="float" office:value="0">
            <text:p>0</text:p>
          </table:table-cell>
          <table:table-cell table:formula="of:=IF(   [.B495]=&quot;Stop&quot;;   0;   MAX(     0;     MIN(       [.$C$2];       [.D494] + [.C495] * [.$C$4]     )   ) )" office:value-type="float" office:value="9.75">
            <text:p>9.75</text:p>
          </table:table-cell>
          <table:table-cell table:formula="of:=IF(   [.B495]=&quot;Stop&quot;;   [.$C$3];   [.E494] + [.D495] * [.$C$4] )" office:value-type="float" office:value="22.6687499999998">
            <text:p>22.67</text:p>
          </table:table-cell>
          <table:table-cell table:number-columns-repeated="872"/>
        </table:table-row>
        <table:table-row table:style-name="ro3">
          <table:table-cell table:formula="of:=[.A495]+[.$C$4]" office:value-type="float" office:value="2.42499999999997">
            <text:p>2.425</text:p>
          </table:table-cell>
          <table:table-cell table:formula="of:=IF(   [.A496] &lt; [.$C$5];   &quot;Accel&quot;;   IF(     [.A496] &lt; [.$C$5] + [.$C$7];     &quot;Cruise&quot;;     IF(       [.A496] &lt; [.$C$8];       &quot;Decel&quot;;       &quot;Stop&quot;     )   ) )" office:value-type="string" office:string-value="Cruise">
            <text:p>Cruise</text:p>
          </table:table-cell>
          <table:table-cell table:formula="of:=IF(   [.B496]=&quot;Accel&quot;;   [.$C$1];   IF(     [.B496]=&quot;Cruise&quot;;     0;     IF([.B496]=&quot;Decel&quot;; -[.$C$1]; 0)   ) )" office:value-type="float" office:value="0">
            <text:p>0</text:p>
          </table:table-cell>
          <table:table-cell table:formula="of:=IF(   [.B496]=&quot;Stop&quot;;   0;   MAX(     0;     MIN(       [.$C$2];       [.D495] + [.C496] * [.$C$4]     )   ) )" office:value-type="float" office:value="9.75">
            <text:p>9.75</text:p>
          </table:table-cell>
          <table:table-cell table:formula="of:=IF(   [.B496]=&quot;Stop&quot;;   [.$C$3];   [.E495] + [.D496] * [.$C$4] )" office:value-type="float" office:value="22.7174999999998">
            <text:p>22.72</text:p>
          </table:table-cell>
          <table:table-cell table:number-columns-repeated="872"/>
        </table:table-row>
        <table:table-row table:style-name="ro3">
          <table:table-cell table:formula="of:=[.A496]+[.$C$4]" office:value-type="float" office:value="2.42999999999997">
            <text:p>2.430</text:p>
          </table:table-cell>
          <table:table-cell table:formula="of:=IF(   [.A497] &lt; [.$C$5];   &quot;Accel&quot;;   IF(     [.A497] &lt; [.$C$5] + [.$C$7];     &quot;Cruise&quot;;     IF(       [.A497] &lt; [.$C$8];       &quot;Decel&quot;;       &quot;Stop&quot;     )   ) )" office:value-type="string" office:string-value="Cruise">
            <text:p>Cruise</text:p>
          </table:table-cell>
          <table:table-cell table:formula="of:=IF(   [.B497]=&quot;Accel&quot;;   [.$C$1];   IF(     [.B497]=&quot;Cruise&quot;;     0;     IF([.B497]=&quot;Decel&quot;; -[.$C$1]; 0)   ) )" office:value-type="float" office:value="0">
            <text:p>0</text:p>
          </table:table-cell>
          <table:table-cell table:formula="of:=IF(   [.B497]=&quot;Stop&quot;;   0;   MAX(     0;     MIN(       [.$C$2];       [.D496] + [.C497] * [.$C$4]     )   ) )" office:value-type="float" office:value="9.75">
            <text:p>9.75</text:p>
          </table:table-cell>
          <table:table-cell table:formula="of:=IF(   [.B497]=&quot;Stop&quot;;   [.$C$3];   [.E496] + [.D497] * [.$C$4] )" office:value-type="float" office:value="22.7662499999998">
            <text:p>22.77</text:p>
          </table:table-cell>
          <table:table-cell table:number-columns-repeated="872"/>
        </table:table-row>
        <table:table-row table:style-name="ro3">
          <table:table-cell table:formula="of:=[.A497]+[.$C$4]" office:value-type="float" office:value="2.43499999999997">
            <text:p>2.435</text:p>
          </table:table-cell>
          <table:table-cell table:formula="of:=IF(   [.A498] &lt; [.$C$5];   &quot;Accel&quot;;   IF(     [.A498] &lt; [.$C$5] + [.$C$7];     &quot;Cruise&quot;;     IF(       [.A498] &lt; [.$C$8];       &quot;Decel&quot;;       &quot;Stop&quot;     )   ) )" office:value-type="string" office:string-value="Cruise">
            <text:p>Cruise</text:p>
          </table:table-cell>
          <table:table-cell table:formula="of:=IF(   [.B498]=&quot;Accel&quot;;   [.$C$1];   IF(     [.B498]=&quot;Cruise&quot;;     0;     IF([.B498]=&quot;Decel&quot;; -[.$C$1]; 0)   ) )" office:value-type="float" office:value="0">
            <text:p>0</text:p>
          </table:table-cell>
          <table:table-cell table:formula="of:=IF(   [.B498]=&quot;Stop&quot;;   0;   MAX(     0;     MIN(       [.$C$2];       [.D497] + [.C498] * [.$C$4]     )   ) )" office:value-type="float" office:value="9.75">
            <text:p>9.75</text:p>
          </table:table-cell>
          <table:table-cell table:formula="of:=IF(   [.B498]=&quot;Stop&quot;;   [.$C$3];   [.E497] + [.D498] * [.$C$4] )" office:value-type="float" office:value="22.8149999999998">
            <text:p>22.81</text:p>
          </table:table-cell>
          <table:table-cell table:number-columns-repeated="872"/>
        </table:table-row>
        <table:table-row table:style-name="ro3">
          <table:table-cell table:formula="of:=[.A498]+[.$C$4]" office:value-type="float" office:value="2.43999999999997">
            <text:p>2.440</text:p>
          </table:table-cell>
          <table:table-cell table:formula="of:=IF(   [.A499] &lt; [.$C$5];   &quot;Accel&quot;;   IF(     [.A499] &lt; [.$C$5] + [.$C$7];     &quot;Cruise&quot;;     IF(       [.A499] &lt; [.$C$8];       &quot;Decel&quot;;       &quot;Stop&quot;     )   ) )" office:value-type="string" office:string-value="Cruise">
            <text:p>Cruise</text:p>
          </table:table-cell>
          <table:table-cell table:formula="of:=IF(   [.B499]=&quot;Accel&quot;;   [.$C$1];   IF(     [.B499]=&quot;Cruise&quot;;     0;     IF([.B499]=&quot;Decel&quot;; -[.$C$1]; 0)   ) )" office:value-type="float" office:value="0">
            <text:p>0</text:p>
          </table:table-cell>
          <table:table-cell table:formula="of:=IF(   [.B499]=&quot;Stop&quot;;   0;   MAX(     0;     MIN(       [.$C$2];       [.D498] + [.C499] * [.$C$4]     )   ) )" office:value-type="float" office:value="9.75">
            <text:p>9.75</text:p>
          </table:table-cell>
          <table:table-cell table:formula="of:=IF(   [.B499]=&quot;Stop&quot;;   [.$C$3];   [.E498] + [.D499] * [.$C$4] )" office:value-type="float" office:value="22.8637499999998">
            <text:p>22.86</text:p>
          </table:table-cell>
          <table:table-cell table:number-columns-repeated="872"/>
        </table:table-row>
        <table:table-row table:style-name="ro3">
          <table:table-cell table:formula="of:=[.A499]+[.$C$4]" office:value-type="float" office:value="2.44499999999997">
            <text:p>2.445</text:p>
          </table:table-cell>
          <table:table-cell table:formula="of:=IF(   [.A500] &lt; [.$C$5];   &quot;Accel&quot;;   IF(     [.A500] &lt; [.$C$5] + [.$C$7];     &quot;Cruise&quot;;     IF(       [.A500] &lt; [.$C$8];       &quot;Decel&quot;;       &quot;Stop&quot;     )   ) )" office:value-type="string" office:string-value="Cruise">
            <text:p>Cruise</text:p>
          </table:table-cell>
          <table:table-cell table:formula="of:=IF(   [.B500]=&quot;Accel&quot;;   [.$C$1];   IF(     [.B500]=&quot;Cruise&quot;;     0;     IF([.B500]=&quot;Decel&quot;; -[.$C$1]; 0)   ) )" office:value-type="float" office:value="0">
            <text:p>0</text:p>
          </table:table-cell>
          <table:table-cell table:formula="of:=IF(   [.B500]=&quot;Stop&quot;;   0;   MAX(     0;     MIN(       [.$C$2];       [.D499] + [.C500] * [.$C$4]     )   ) )" office:value-type="float" office:value="9.75">
            <text:p>9.75</text:p>
          </table:table-cell>
          <table:table-cell table:formula="of:=IF(   [.B500]=&quot;Stop&quot;;   [.$C$3];   [.E499] + [.D500] * [.$C$4] )" office:value-type="float" office:value="22.9124999999998">
            <text:p>22.91</text:p>
          </table:table-cell>
          <table:table-cell table:number-columns-repeated="872"/>
        </table:table-row>
        <table:table-row table:style-name="ro3">
          <table:table-cell table:formula="of:=[.A500]+[.$C$4]" office:value-type="float" office:value="2.44999999999997">
            <text:p>2.450</text:p>
          </table:table-cell>
          <table:table-cell table:formula="of:=IF(   [.A501] &lt; [.$C$5];   &quot;Accel&quot;;   IF(     [.A501] &lt; [.$C$5] + [.$C$7];     &quot;Cruise&quot;;     IF(       [.A501] &lt; [.$C$8];       &quot;Decel&quot;;       &quot;Stop&quot;     )   ) )" office:value-type="string" office:string-value="Cruise">
            <text:p>Cruise</text:p>
          </table:table-cell>
          <table:table-cell table:formula="of:=IF(   [.B501]=&quot;Accel&quot;;   [.$C$1];   IF(     [.B501]=&quot;Cruise&quot;;     0;     IF([.B501]=&quot;Decel&quot;; -[.$C$1]; 0)   ) )" office:value-type="float" office:value="0">
            <text:p>0</text:p>
          </table:table-cell>
          <table:table-cell table:formula="of:=IF(   [.B501]=&quot;Stop&quot;;   0;   MAX(     0;     MIN(       [.$C$2];       [.D500] + [.C501] * [.$C$4]     )   ) )" office:value-type="float" office:value="9.75">
            <text:p>9.75</text:p>
          </table:table-cell>
          <table:table-cell table:formula="of:=IF(   [.B501]=&quot;Stop&quot;;   [.$C$3];   [.E500] + [.D501] * [.$C$4] )" office:value-type="float" office:value="22.9612499999998">
            <text:p>22.96</text:p>
          </table:table-cell>
          <table:table-cell table:number-columns-repeated="872"/>
        </table:table-row>
        <table:table-row table:style-name="ro3">
          <table:table-cell table:formula="of:=[.A501]+[.$C$4]" office:value-type="float" office:value="2.45499999999997">
            <text:p>2.455</text:p>
          </table:table-cell>
          <table:table-cell table:formula="of:=IF(   [.A502] &lt; [.$C$5];   &quot;Accel&quot;;   IF(     [.A502] &lt; [.$C$5] + [.$C$7];     &quot;Cruise&quot;;     IF(       [.A502] &lt; [.$C$8];       &quot;Decel&quot;;       &quot;Stop&quot;     )   ) )" office:value-type="string" office:string-value="Cruise">
            <text:p>Cruise</text:p>
          </table:table-cell>
          <table:table-cell table:formula="of:=IF(   [.B502]=&quot;Accel&quot;;   [.$C$1];   IF(     [.B502]=&quot;Cruise&quot;;     0;     IF([.B502]=&quot;Decel&quot;; -[.$C$1]; 0)   ) )" office:value-type="float" office:value="0">
            <text:p>0</text:p>
          </table:table-cell>
          <table:table-cell table:formula="of:=IF(   [.B502]=&quot;Stop&quot;;   0;   MAX(     0;     MIN(       [.$C$2];       [.D501] + [.C502] * [.$C$4]     )   ) )" office:value-type="float" office:value="9.75">
            <text:p>9.75</text:p>
          </table:table-cell>
          <table:table-cell table:formula="of:=IF(   [.B502]=&quot;Stop&quot;;   [.$C$3];   [.E501] + [.D502] * [.$C$4] )" office:value-type="float" office:value="23.0099999999998">
            <text:p>23.01</text:p>
          </table:table-cell>
          <table:table-cell table:number-columns-repeated="872"/>
        </table:table-row>
        <table:table-row table:style-name="ro3">
          <table:table-cell table:formula="of:=[.A502]+[.$C$4]" office:value-type="float" office:value="2.45999999999997">
            <text:p>2.460</text:p>
          </table:table-cell>
          <table:table-cell table:formula="of:=IF(   [.A503] &lt; [.$C$5];   &quot;Accel&quot;;   IF(     [.A503] &lt; [.$C$5] + [.$C$7];     &quot;Cruise&quot;;     IF(       [.A503] &lt; [.$C$8];       &quot;Decel&quot;;       &quot;Stop&quot;     )   ) )" office:value-type="string" office:string-value="Cruise">
            <text:p>Cruise</text:p>
          </table:table-cell>
          <table:table-cell table:formula="of:=IF(   [.B503]=&quot;Accel&quot;;   [.$C$1];   IF(     [.B503]=&quot;Cruise&quot;;     0;     IF([.B503]=&quot;Decel&quot;; -[.$C$1]; 0)   ) )" office:value-type="float" office:value="0">
            <text:p>0</text:p>
          </table:table-cell>
          <table:table-cell table:formula="of:=IF(   [.B503]=&quot;Stop&quot;;   0;   MAX(     0;     MIN(       [.$C$2];       [.D502] + [.C503] * [.$C$4]     )   ) )" office:value-type="float" office:value="9.75">
            <text:p>9.75</text:p>
          </table:table-cell>
          <table:table-cell table:formula="of:=IF(   [.B503]=&quot;Stop&quot;;   [.$C$3];   [.E502] + [.D503] * [.$C$4] )" office:value-type="float" office:value="23.0587499999998">
            <text:p>23.06</text:p>
          </table:table-cell>
          <table:table-cell table:number-columns-repeated="872"/>
        </table:table-row>
        <table:table-row table:style-name="ro3">
          <table:table-cell table:formula="of:=[.A503]+[.$C$4]" office:value-type="float" office:value="2.46499999999997">
            <text:p>2.465</text:p>
          </table:table-cell>
          <table:table-cell table:formula="of:=IF(   [.A504] &lt; [.$C$5];   &quot;Accel&quot;;   IF(     [.A504] &lt; [.$C$5] + [.$C$7];     &quot;Cruise&quot;;     IF(       [.A504] &lt; [.$C$8];       &quot;Decel&quot;;       &quot;Stop&quot;     )   ) )" office:value-type="string" office:string-value="Cruise">
            <text:p>Cruise</text:p>
          </table:table-cell>
          <table:table-cell table:formula="of:=IF(   [.B504]=&quot;Accel&quot;;   [.$C$1];   IF(     [.B504]=&quot;Cruise&quot;;     0;     IF([.B504]=&quot;Decel&quot;; -[.$C$1]; 0)   ) )" office:value-type="float" office:value="0">
            <text:p>0</text:p>
          </table:table-cell>
          <table:table-cell table:formula="of:=IF(   [.B504]=&quot;Stop&quot;;   0;   MAX(     0;     MIN(       [.$C$2];       [.D503] + [.C504] * [.$C$4]     )   ) )" office:value-type="float" office:value="9.75">
            <text:p>9.75</text:p>
          </table:table-cell>
          <table:table-cell table:formula="of:=IF(   [.B504]=&quot;Stop&quot;;   [.$C$3];   [.E503] + [.D504] * [.$C$4] )" office:value-type="float" office:value="23.1074999999998">
            <text:p>23.11</text:p>
          </table:table-cell>
          <table:table-cell table:number-columns-repeated="872"/>
        </table:table-row>
        <table:table-row table:style-name="ro3">
          <table:table-cell table:formula="of:=[.A504]+[.$C$4]" office:value-type="float" office:value="2.46999999999997">
            <text:p>2.470</text:p>
          </table:table-cell>
          <table:table-cell table:formula="of:=IF(   [.A505] &lt; [.$C$5];   &quot;Accel&quot;;   IF(     [.A505] &lt; [.$C$5] + [.$C$7];     &quot;Cruise&quot;;     IF(       [.A505] &lt; [.$C$8];       &quot;Decel&quot;;       &quot;Stop&quot;     )   ) )" office:value-type="string" office:string-value="Cruise">
            <text:p>Cruise</text:p>
          </table:table-cell>
          <table:table-cell table:formula="of:=IF(   [.B505]=&quot;Accel&quot;;   [.$C$1];   IF(     [.B505]=&quot;Cruise&quot;;     0;     IF([.B505]=&quot;Decel&quot;; -[.$C$1]; 0)   ) )" office:value-type="float" office:value="0">
            <text:p>0</text:p>
          </table:table-cell>
          <table:table-cell table:formula="of:=IF(   [.B505]=&quot;Stop&quot;;   0;   MAX(     0;     MIN(       [.$C$2];       [.D504] + [.C505] * [.$C$4]     )   ) )" office:value-type="float" office:value="9.75">
            <text:p>9.75</text:p>
          </table:table-cell>
          <table:table-cell table:formula="of:=IF(   [.B505]=&quot;Stop&quot;;   [.$C$3];   [.E504] + [.D505] * [.$C$4] )" office:value-type="float" office:value="23.1562499999998">
            <text:p>23.16</text:p>
          </table:table-cell>
          <table:table-cell table:number-columns-repeated="872"/>
        </table:table-row>
        <table:table-row table:style-name="ro3">
          <table:table-cell table:formula="of:=[.A505]+[.$C$4]" office:value-type="float" office:value="2.47499999999997">
            <text:p>2.475</text:p>
          </table:table-cell>
          <table:table-cell table:formula="of:=IF(   [.A506] &lt; [.$C$5];   &quot;Accel&quot;;   IF(     [.A506] &lt; [.$C$5] + [.$C$7];     &quot;Cruise&quot;;     IF(       [.A506] &lt; [.$C$8];       &quot;Decel&quot;;       &quot;Stop&quot;     )   ) )" office:value-type="string" office:string-value="Cruise">
            <text:p>Cruise</text:p>
          </table:table-cell>
          <table:table-cell table:formula="of:=IF(   [.B506]=&quot;Accel&quot;;   [.$C$1];   IF(     [.B506]=&quot;Cruise&quot;;     0;     IF([.B506]=&quot;Decel&quot;; -[.$C$1]; 0)   ) )" office:value-type="float" office:value="0">
            <text:p>0</text:p>
          </table:table-cell>
          <table:table-cell table:formula="of:=IF(   [.B506]=&quot;Stop&quot;;   0;   MAX(     0;     MIN(       [.$C$2];       [.D505] + [.C506] * [.$C$4]     )   ) )" office:value-type="float" office:value="9.75">
            <text:p>9.75</text:p>
          </table:table-cell>
          <table:table-cell table:formula="of:=IF(   [.B506]=&quot;Stop&quot;;   [.$C$3];   [.E505] + [.D506] * [.$C$4] )" office:value-type="float" office:value="23.2049999999998">
            <text:p>23.20</text:p>
          </table:table-cell>
          <table:table-cell table:number-columns-repeated="872"/>
        </table:table-row>
        <table:table-row table:style-name="ro3">
          <table:table-cell table:formula="of:=[.A506]+[.$C$4]" office:value-type="float" office:value="2.47999999999997">
            <text:p>2.480</text:p>
          </table:table-cell>
          <table:table-cell table:formula="of:=IF(   [.A507] &lt; [.$C$5];   &quot;Accel&quot;;   IF(     [.A507] &lt; [.$C$5] + [.$C$7];     &quot;Cruise&quot;;     IF(       [.A507] &lt; [.$C$8];       &quot;Decel&quot;;       &quot;Stop&quot;     )   ) )" office:value-type="string" office:string-value="Cruise">
            <text:p>Cruise</text:p>
          </table:table-cell>
          <table:table-cell table:formula="of:=IF(   [.B507]=&quot;Accel&quot;;   [.$C$1];   IF(     [.B507]=&quot;Cruise&quot;;     0;     IF([.B507]=&quot;Decel&quot;; -[.$C$1]; 0)   ) )" office:value-type="float" office:value="0">
            <text:p>0</text:p>
          </table:table-cell>
          <table:table-cell table:formula="of:=IF(   [.B507]=&quot;Stop&quot;;   0;   MAX(     0;     MIN(       [.$C$2];       [.D506] + [.C507] * [.$C$4]     )   ) )" office:value-type="float" office:value="9.75">
            <text:p>9.75</text:p>
          </table:table-cell>
          <table:table-cell table:formula="of:=IF(   [.B507]=&quot;Stop&quot;;   [.$C$3];   [.E506] + [.D507] * [.$C$4] )" office:value-type="float" office:value="23.2537499999998">
            <text:p>23.25</text:p>
          </table:table-cell>
          <table:table-cell table:number-columns-repeated="872"/>
        </table:table-row>
        <table:table-row table:style-name="ro3">
          <table:table-cell table:formula="of:=[.A507]+[.$C$4]" office:value-type="float" office:value="2.48499999999997">
            <text:p>2.485</text:p>
          </table:table-cell>
          <table:table-cell table:formula="of:=IF(   [.A508] &lt; [.$C$5];   &quot;Accel&quot;;   IF(     [.A508] &lt; [.$C$5] + [.$C$7];     &quot;Cruise&quot;;     IF(       [.A508] &lt; [.$C$8];       &quot;Decel&quot;;       &quot;Stop&quot;     )   ) )" office:value-type="string" office:string-value="Cruise">
            <text:p>Cruise</text:p>
          </table:table-cell>
          <table:table-cell table:formula="of:=IF(   [.B508]=&quot;Accel&quot;;   [.$C$1];   IF(     [.B508]=&quot;Cruise&quot;;     0;     IF([.B508]=&quot;Decel&quot;; -[.$C$1]; 0)   ) )" office:value-type="float" office:value="0">
            <text:p>0</text:p>
          </table:table-cell>
          <table:table-cell table:formula="of:=IF(   [.B508]=&quot;Stop&quot;;   0;   MAX(     0;     MIN(       [.$C$2];       [.D507] + [.C508] * [.$C$4]     )   ) )" office:value-type="float" office:value="9.75">
            <text:p>9.75</text:p>
          </table:table-cell>
          <table:table-cell table:formula="of:=IF(   [.B508]=&quot;Stop&quot;;   [.$C$3];   [.E507] + [.D508] * [.$C$4] )" office:value-type="float" office:value="23.3024999999998">
            <text:p>23.30</text:p>
          </table:table-cell>
          <table:table-cell table:number-columns-repeated="872"/>
        </table:table-row>
        <table:table-row table:style-name="ro3">
          <table:table-cell table:formula="of:=[.A508]+[.$C$4]" office:value-type="float" office:value="2.48999999999997">
            <text:p>2.490</text:p>
          </table:table-cell>
          <table:table-cell table:formula="of:=IF(   [.A509] &lt; [.$C$5];   &quot;Accel&quot;;   IF(     [.A509] &lt; [.$C$5] + [.$C$7];     &quot;Cruise&quot;;     IF(       [.A509] &lt; [.$C$8];       &quot;Decel&quot;;       &quot;Stop&quot;     )   ) )" office:value-type="string" office:string-value="Cruise">
            <text:p>Cruise</text:p>
          </table:table-cell>
          <table:table-cell table:formula="of:=IF(   [.B509]=&quot;Accel&quot;;   [.$C$1];   IF(     [.B509]=&quot;Cruise&quot;;     0;     IF([.B509]=&quot;Decel&quot;; -[.$C$1]; 0)   ) )" office:value-type="float" office:value="0">
            <text:p>0</text:p>
          </table:table-cell>
          <table:table-cell table:formula="of:=IF(   [.B509]=&quot;Stop&quot;;   0;   MAX(     0;     MIN(       [.$C$2];       [.D508] + [.C509] * [.$C$4]     )   ) )" office:value-type="float" office:value="9.75">
            <text:p>9.75</text:p>
          </table:table-cell>
          <table:table-cell table:formula="of:=IF(   [.B509]=&quot;Stop&quot;;   [.$C$3];   [.E508] + [.D509] * [.$C$4] )" office:value-type="float" office:value="23.3512499999998">
            <text:p>23.35</text:p>
          </table:table-cell>
          <table:table-cell table:number-columns-repeated="872"/>
        </table:table-row>
        <table:table-row table:style-name="ro3">
          <table:table-cell table:formula="of:=[.A509]+[.$C$4]" office:value-type="float" office:value="2.49499999999997">
            <text:p>2.495</text:p>
          </table:table-cell>
          <table:table-cell table:formula="of:=IF(   [.A510] &lt; [.$C$5];   &quot;Accel&quot;;   IF(     [.A510] &lt; [.$C$5] + [.$C$7];     &quot;Cruise&quot;;     IF(       [.A510] &lt; [.$C$8];       &quot;Decel&quot;;       &quot;Stop&quot;     )   ) )" office:value-type="string" office:string-value="Cruise">
            <text:p>Cruise</text:p>
          </table:table-cell>
          <table:table-cell table:formula="of:=IF(   [.B510]=&quot;Accel&quot;;   [.$C$1];   IF(     [.B510]=&quot;Cruise&quot;;     0;     IF([.B510]=&quot;Decel&quot;; -[.$C$1]; 0)   ) )" office:value-type="float" office:value="0">
            <text:p>0</text:p>
          </table:table-cell>
          <table:table-cell table:formula="of:=IF(   [.B510]=&quot;Stop&quot;;   0;   MAX(     0;     MIN(       [.$C$2];       [.D509] + [.C510] * [.$C$4]     )   ) )" office:value-type="float" office:value="9.75">
            <text:p>9.75</text:p>
          </table:table-cell>
          <table:table-cell table:formula="of:=IF(   [.B510]=&quot;Stop&quot;;   [.$C$3];   [.E509] + [.D510] * [.$C$4] )" office:value-type="float" office:value="23.3999999999998">
            <text:p>23.40</text:p>
          </table:table-cell>
          <table:table-cell table:number-columns-repeated="872"/>
        </table:table-row>
        <table:table-row table:style-name="ro3">
          <table:table-cell table:formula="of:=[.A510]+[.$C$4]" office:value-type="float" office:value="2.49999999999997">
            <text:p>2.500</text:p>
          </table:table-cell>
          <table:table-cell table:formula="of:=IF(   [.A511] &lt; [.$C$5];   &quot;Accel&quot;;   IF(     [.A511] &lt; [.$C$5] + [.$C$7];     &quot;Cruise&quot;;     IF(       [.A511] &lt; [.$C$8];       &quot;Decel&quot;;       &quot;Stop&quot;     )   ) )" office:value-type="string" office:string-value="Cruise">
            <text:p>Cruise</text:p>
          </table:table-cell>
          <table:table-cell table:formula="of:=IF(   [.B511]=&quot;Accel&quot;;   [.$C$1];   IF(     [.B511]=&quot;Cruise&quot;;     0;     IF([.B511]=&quot;Decel&quot;; -[.$C$1]; 0)   ) )" office:value-type="float" office:value="0">
            <text:p>0</text:p>
          </table:table-cell>
          <table:table-cell table:formula="of:=IF(   [.B511]=&quot;Stop&quot;;   0;   MAX(     0;     MIN(       [.$C$2];       [.D510] + [.C511] * [.$C$4]     )   ) )" office:value-type="float" office:value="9.75">
            <text:p>9.75</text:p>
          </table:table-cell>
          <table:table-cell table:formula="of:=IF(   [.B511]=&quot;Stop&quot;;   [.$C$3];   [.E510] + [.D511] * [.$C$4] )" office:value-type="float" office:value="23.4487499999998">
            <text:p>23.45</text:p>
          </table:table-cell>
          <table:table-cell table:number-columns-repeated="872"/>
        </table:table-row>
        <table:table-row table:style-name="ro3">
          <table:table-cell table:formula="of:=[.A511]+[.$C$4]" office:value-type="float" office:value="2.50499999999997">
            <text:p>2.505</text:p>
          </table:table-cell>
          <table:table-cell table:formula="of:=IF(   [.A512] &lt; [.$C$5];   &quot;Accel&quot;;   IF(     [.A512] &lt; [.$C$5] + [.$C$7];     &quot;Cruise&quot;;     IF(       [.A512] &lt; [.$C$8];       &quot;Decel&quot;;       &quot;Stop&quot;     )   ) )" office:value-type="string" office:string-value="Cruise">
            <text:p>Cruise</text:p>
          </table:table-cell>
          <table:table-cell table:formula="of:=IF(   [.B512]=&quot;Accel&quot;;   [.$C$1];   IF(     [.B512]=&quot;Cruise&quot;;     0;     IF([.B512]=&quot;Decel&quot;; -[.$C$1]; 0)   ) )" office:value-type="float" office:value="0">
            <text:p>0</text:p>
          </table:table-cell>
          <table:table-cell table:formula="of:=IF(   [.B512]=&quot;Stop&quot;;   0;   MAX(     0;     MIN(       [.$C$2];       [.D511] + [.C512] * [.$C$4]     )   ) )" office:value-type="float" office:value="9.75">
            <text:p>9.75</text:p>
          </table:table-cell>
          <table:table-cell table:formula="of:=IF(   [.B512]=&quot;Stop&quot;;   [.$C$3];   [.E511] + [.D512] * [.$C$4] )" office:value-type="float" office:value="23.4974999999998">
            <text:p>23.50</text:p>
          </table:table-cell>
          <table:table-cell table:number-columns-repeated="872"/>
        </table:table-row>
        <table:table-row table:style-name="ro3">
          <table:table-cell table:formula="of:=[.A512]+[.$C$4]" office:value-type="float" office:value="2.50999999999997">
            <text:p>2.510</text:p>
          </table:table-cell>
          <table:table-cell table:formula="of:=IF(   [.A513] &lt; [.$C$5];   &quot;Accel&quot;;   IF(     [.A513] &lt; [.$C$5] + [.$C$7];     &quot;Cruise&quot;;     IF(       [.A513] &lt; [.$C$8];       &quot;Decel&quot;;       &quot;Stop&quot;     )   ) )" office:value-type="string" office:string-value="Cruise">
            <text:p>Cruise</text:p>
          </table:table-cell>
          <table:table-cell table:formula="of:=IF(   [.B513]=&quot;Accel&quot;;   [.$C$1];   IF(     [.B513]=&quot;Cruise&quot;;     0;     IF([.B513]=&quot;Decel&quot;; -[.$C$1]; 0)   ) )" office:value-type="float" office:value="0">
            <text:p>0</text:p>
          </table:table-cell>
          <table:table-cell table:formula="of:=IF(   [.B513]=&quot;Stop&quot;;   0;   MAX(     0;     MIN(       [.$C$2];       [.D512] + [.C513] * [.$C$4]     )   ) )" office:value-type="float" office:value="9.75">
            <text:p>9.75</text:p>
          </table:table-cell>
          <table:table-cell table:formula="of:=IF(   [.B513]=&quot;Stop&quot;;   [.$C$3];   [.E512] + [.D513] * [.$C$4] )" office:value-type="float" office:value="23.5462499999998">
            <text:p>23.55</text:p>
          </table:table-cell>
          <table:table-cell table:number-columns-repeated="872"/>
        </table:table-row>
        <table:table-row table:style-name="ro3">
          <table:table-cell table:formula="of:=[.A513]+[.$C$4]" office:value-type="float" office:value="2.51499999999997">
            <text:p>2.515</text:p>
          </table:table-cell>
          <table:table-cell table:formula="of:=IF(   [.A514] &lt; [.$C$5];   &quot;Accel&quot;;   IF(     [.A514] &lt; [.$C$5] + [.$C$7];     &quot;Cruise&quot;;     IF(       [.A514] &lt; [.$C$8];       &quot;Decel&quot;;       &quot;Stop&quot;     )   ) )" office:value-type="string" office:string-value="Cruise">
            <text:p>Cruise</text:p>
          </table:table-cell>
          <table:table-cell table:formula="of:=IF(   [.B514]=&quot;Accel&quot;;   [.$C$1];   IF(     [.B514]=&quot;Cruise&quot;;     0;     IF([.B514]=&quot;Decel&quot;; -[.$C$1]; 0)   ) )" office:value-type="float" office:value="0">
            <text:p>0</text:p>
          </table:table-cell>
          <table:table-cell table:formula="of:=IF(   [.B514]=&quot;Stop&quot;;   0;   MAX(     0;     MIN(       [.$C$2];       [.D513] + [.C514] * [.$C$4]     )   ) )" office:value-type="float" office:value="9.75">
            <text:p>9.75</text:p>
          </table:table-cell>
          <table:table-cell table:formula="of:=IF(   [.B514]=&quot;Stop&quot;;   [.$C$3];   [.E513] + [.D514] * [.$C$4] )" office:value-type="float" office:value="23.5949999999998">
            <text:p>23.59</text:p>
          </table:table-cell>
          <table:table-cell table:number-columns-repeated="872"/>
        </table:table-row>
        <table:table-row table:style-name="ro3">
          <table:table-cell table:formula="of:=[.A514]+[.$C$4]" office:value-type="float" office:value="2.51999999999997">
            <text:p>2.520</text:p>
          </table:table-cell>
          <table:table-cell table:formula="of:=IF(   [.A515] &lt; [.$C$5];   &quot;Accel&quot;;   IF(     [.A515] &lt; [.$C$5] + [.$C$7];     &quot;Cruise&quot;;     IF(       [.A515] &lt; [.$C$8];       &quot;Decel&quot;;       &quot;Stop&quot;     )   ) )" office:value-type="string" office:string-value="Cruise">
            <text:p>Cruise</text:p>
          </table:table-cell>
          <table:table-cell table:formula="of:=IF(   [.B515]=&quot;Accel&quot;;   [.$C$1];   IF(     [.B515]=&quot;Cruise&quot;;     0;     IF([.B515]=&quot;Decel&quot;; -[.$C$1]; 0)   ) )" office:value-type="float" office:value="0">
            <text:p>0</text:p>
          </table:table-cell>
          <table:table-cell table:formula="of:=IF(   [.B515]=&quot;Stop&quot;;   0;   MAX(     0;     MIN(       [.$C$2];       [.D514] + [.C515] * [.$C$4]     )   ) )" office:value-type="float" office:value="9.75">
            <text:p>9.75</text:p>
          </table:table-cell>
          <table:table-cell table:formula="of:=IF(   [.B515]=&quot;Stop&quot;;   [.$C$3];   [.E514] + [.D515] * [.$C$4] )" office:value-type="float" office:value="23.6437499999998">
            <text:p>23.64</text:p>
          </table:table-cell>
          <table:table-cell table:number-columns-repeated="872"/>
        </table:table-row>
        <table:table-row table:style-name="ro3">
          <table:table-cell table:formula="of:=[.A515]+[.$C$4]" office:value-type="float" office:value="2.52499999999997">
            <text:p>2.525</text:p>
          </table:table-cell>
          <table:table-cell table:formula="of:=IF(   [.A516] &lt; [.$C$5];   &quot;Accel&quot;;   IF(     [.A516] &lt; [.$C$5] + [.$C$7];     &quot;Cruise&quot;;     IF(       [.A516] &lt; [.$C$8];       &quot;Decel&quot;;       &quot;Stop&quot;     )   ) )" office:value-type="string" office:string-value="Cruise">
            <text:p>Cruise</text:p>
          </table:table-cell>
          <table:table-cell table:formula="of:=IF(   [.B516]=&quot;Accel&quot;;   [.$C$1];   IF(     [.B516]=&quot;Cruise&quot;;     0;     IF([.B516]=&quot;Decel&quot;; -[.$C$1]; 0)   ) )" office:value-type="float" office:value="0">
            <text:p>0</text:p>
          </table:table-cell>
          <table:table-cell table:formula="of:=IF(   [.B516]=&quot;Stop&quot;;   0;   MAX(     0;     MIN(       [.$C$2];       [.D515] + [.C516] * [.$C$4]     )   ) )" office:value-type="float" office:value="9.75">
            <text:p>9.75</text:p>
          </table:table-cell>
          <table:table-cell table:formula="of:=IF(   [.B516]=&quot;Stop&quot;;   [.$C$3];   [.E515] + [.D516] * [.$C$4] )" office:value-type="float" office:value="23.6924999999998">
            <text:p>23.69</text:p>
          </table:table-cell>
          <table:table-cell table:number-columns-repeated="872"/>
        </table:table-row>
        <table:table-row table:style-name="ro3">
          <table:table-cell table:formula="of:=[.A516]+[.$C$4]" office:value-type="float" office:value="2.52999999999997">
            <text:p>2.530</text:p>
          </table:table-cell>
          <table:table-cell table:formula="of:=IF(   [.A517] &lt; [.$C$5];   &quot;Accel&quot;;   IF(     [.A517] &lt; [.$C$5] + [.$C$7];     &quot;Cruise&quot;;     IF(       [.A517] &lt; [.$C$8];       &quot;Decel&quot;;       &quot;Stop&quot;     )   ) )" office:value-type="string" office:string-value="Cruise">
            <text:p>Cruise</text:p>
          </table:table-cell>
          <table:table-cell table:formula="of:=IF(   [.B517]=&quot;Accel&quot;;   [.$C$1];   IF(     [.B517]=&quot;Cruise&quot;;     0;     IF([.B517]=&quot;Decel&quot;; -[.$C$1]; 0)   ) )" office:value-type="float" office:value="0">
            <text:p>0</text:p>
          </table:table-cell>
          <table:table-cell table:formula="of:=IF(   [.B517]=&quot;Stop&quot;;   0;   MAX(     0;     MIN(       [.$C$2];       [.D516] + [.C517] * [.$C$4]     )   ) )" office:value-type="float" office:value="9.75">
            <text:p>9.75</text:p>
          </table:table-cell>
          <table:table-cell table:formula="of:=IF(   [.B517]=&quot;Stop&quot;;   [.$C$3];   [.E516] + [.D517] * [.$C$4] )" office:value-type="float" office:value="23.7412499999998">
            <text:p>23.74</text:p>
          </table:table-cell>
          <table:table-cell table:number-columns-repeated="872"/>
        </table:table-row>
        <table:table-row table:style-name="ro3">
          <table:table-cell table:formula="of:=[.A517]+[.$C$4]" office:value-type="float" office:value="2.53499999999997">
            <text:p>2.535</text:p>
          </table:table-cell>
          <table:table-cell table:formula="of:=IF(   [.A518] &lt; [.$C$5];   &quot;Accel&quot;;   IF(     [.A518] &lt; [.$C$5] + [.$C$7];     &quot;Cruise&quot;;     IF(       [.A518] &lt; [.$C$8];       &quot;Decel&quot;;       &quot;Stop&quot;     )   ) )" office:value-type="string" office:string-value="Cruise">
            <text:p>Cruise</text:p>
          </table:table-cell>
          <table:table-cell table:formula="of:=IF(   [.B518]=&quot;Accel&quot;;   [.$C$1];   IF(     [.B518]=&quot;Cruise&quot;;     0;     IF([.B518]=&quot;Decel&quot;; -[.$C$1]; 0)   ) )" office:value-type="float" office:value="0">
            <text:p>0</text:p>
          </table:table-cell>
          <table:table-cell table:formula="of:=IF(   [.B518]=&quot;Stop&quot;;   0;   MAX(     0;     MIN(       [.$C$2];       [.D517] + [.C518] * [.$C$4]     )   ) )" office:value-type="float" office:value="9.75">
            <text:p>9.75</text:p>
          </table:table-cell>
          <table:table-cell table:formula="of:=IF(   [.B518]=&quot;Stop&quot;;   [.$C$3];   [.E517] + [.D518] * [.$C$4] )" office:value-type="float" office:value="23.7899999999998">
            <text:p>23.79</text:p>
          </table:table-cell>
          <table:table-cell table:number-columns-repeated="872"/>
        </table:table-row>
        <table:table-row table:style-name="ro3">
          <table:table-cell table:formula="of:=[.A518]+[.$C$4]" office:value-type="float" office:value="2.53999999999997">
            <text:p>2.540</text:p>
          </table:table-cell>
          <table:table-cell table:formula="of:=IF(   [.A519] &lt; [.$C$5];   &quot;Accel&quot;;   IF(     [.A519] &lt; [.$C$5] + [.$C$7];     &quot;Cruise&quot;;     IF(       [.A519] &lt; [.$C$8];       &quot;Decel&quot;;       &quot;Stop&quot;     )   ) )" office:value-type="string" office:string-value="Cruise">
            <text:p>Cruise</text:p>
          </table:table-cell>
          <table:table-cell table:formula="of:=IF(   [.B519]=&quot;Accel&quot;;   [.$C$1];   IF(     [.B519]=&quot;Cruise&quot;;     0;     IF([.B519]=&quot;Decel&quot;; -[.$C$1]; 0)   ) )" office:value-type="float" office:value="0">
            <text:p>0</text:p>
          </table:table-cell>
          <table:table-cell table:formula="of:=IF(   [.B519]=&quot;Stop&quot;;   0;   MAX(     0;     MIN(       [.$C$2];       [.D518] + [.C519] * [.$C$4]     )   ) )" office:value-type="float" office:value="9.75">
            <text:p>9.75</text:p>
          </table:table-cell>
          <table:table-cell table:formula="of:=IF(   [.B519]=&quot;Stop&quot;;   [.$C$3];   [.E518] + [.D519] * [.$C$4] )" office:value-type="float" office:value="23.8387499999997">
            <text:p>23.84</text:p>
          </table:table-cell>
          <table:table-cell table:number-columns-repeated="872"/>
        </table:table-row>
        <table:table-row table:style-name="ro3">
          <table:table-cell table:formula="of:=[.A519]+[.$C$4]" office:value-type="float" office:value="2.54499999999997">
            <text:p>2.545</text:p>
          </table:table-cell>
          <table:table-cell table:formula="of:=IF(   [.A520] &lt; [.$C$5];   &quot;Accel&quot;;   IF(     [.A520] &lt; [.$C$5] + [.$C$7];     &quot;Cruise&quot;;     IF(       [.A520] &lt; [.$C$8];       &quot;Decel&quot;;       &quot;Stop&quot;     )   ) )" office:value-type="string" office:string-value="Cruise">
            <text:p>Cruise</text:p>
          </table:table-cell>
          <table:table-cell table:formula="of:=IF(   [.B520]=&quot;Accel&quot;;   [.$C$1];   IF(     [.B520]=&quot;Cruise&quot;;     0;     IF([.B520]=&quot;Decel&quot;; -[.$C$1]; 0)   ) )" office:value-type="float" office:value="0">
            <text:p>0</text:p>
          </table:table-cell>
          <table:table-cell table:formula="of:=IF(   [.B520]=&quot;Stop&quot;;   0;   MAX(     0;     MIN(       [.$C$2];       [.D519] + [.C520] * [.$C$4]     )   ) )" office:value-type="float" office:value="9.75">
            <text:p>9.75</text:p>
          </table:table-cell>
          <table:table-cell table:formula="of:=IF(   [.B520]=&quot;Stop&quot;;   [.$C$3];   [.E519] + [.D520] * [.$C$4] )" office:value-type="float" office:value="23.8874999999997">
            <text:p>23.89</text:p>
          </table:table-cell>
          <table:table-cell table:number-columns-repeated="872"/>
        </table:table-row>
        <table:table-row table:style-name="ro3">
          <table:table-cell table:formula="of:=[.A520]+[.$C$4]" office:value-type="float" office:value="2.54999999999997">
            <text:p>2.550</text:p>
          </table:table-cell>
          <table:table-cell table:formula="of:=IF(   [.A521] &lt; [.$C$5];   &quot;Accel&quot;;   IF(     [.A521] &lt; [.$C$5] + [.$C$7];     &quot;Cruise&quot;;     IF(       [.A521] &lt; [.$C$8];       &quot;Decel&quot;;       &quot;Stop&quot;     )   ) )" office:value-type="string" office:string-value="Cruise">
            <text:p>Cruise</text:p>
          </table:table-cell>
          <table:table-cell table:formula="of:=IF(   [.B521]=&quot;Accel&quot;;   [.$C$1];   IF(     [.B521]=&quot;Cruise&quot;;     0;     IF([.B521]=&quot;Decel&quot;; -[.$C$1]; 0)   ) )" office:value-type="float" office:value="0">
            <text:p>0</text:p>
          </table:table-cell>
          <table:table-cell table:formula="of:=IF(   [.B521]=&quot;Stop&quot;;   0;   MAX(     0;     MIN(       [.$C$2];       [.D520] + [.C521] * [.$C$4]     )   ) )" office:value-type="float" office:value="9.75">
            <text:p>9.75</text:p>
          </table:table-cell>
          <table:table-cell table:formula="of:=IF(   [.B521]=&quot;Stop&quot;;   [.$C$3];   [.E520] + [.D521] * [.$C$4] )" office:value-type="float" office:value="23.9362499999997">
            <text:p>23.94</text:p>
          </table:table-cell>
          <table:table-cell table:number-columns-repeated="872"/>
        </table:table-row>
        <table:table-row table:style-name="ro3">
          <table:table-cell table:formula="of:=[.A521]+[.$C$4]" office:value-type="float" office:value="2.55499999999997">
            <text:p>2.555</text:p>
          </table:table-cell>
          <table:table-cell table:formula="of:=IF(   [.A522] &lt; [.$C$5];   &quot;Accel&quot;;   IF(     [.A522] &lt; [.$C$5] + [.$C$7];     &quot;Cruise&quot;;     IF(       [.A522] &lt; [.$C$8];       &quot;Decel&quot;;       &quot;Stop&quot;     )   ) )" office:value-type="string" office:string-value="Cruise">
            <text:p>Cruise</text:p>
          </table:table-cell>
          <table:table-cell table:formula="of:=IF(   [.B522]=&quot;Accel&quot;;   [.$C$1];   IF(     [.B522]=&quot;Cruise&quot;;     0;     IF([.B522]=&quot;Decel&quot;; -[.$C$1]; 0)   ) )" office:value-type="float" office:value="0">
            <text:p>0</text:p>
          </table:table-cell>
          <table:table-cell table:formula="of:=IF(   [.B522]=&quot;Stop&quot;;   0;   MAX(     0;     MIN(       [.$C$2];       [.D521] + [.C522] * [.$C$4]     )   ) )" office:value-type="float" office:value="9.75">
            <text:p>9.75</text:p>
          </table:table-cell>
          <table:table-cell table:formula="of:=IF(   [.B522]=&quot;Stop&quot;;   [.$C$3];   [.E521] + [.D522] * [.$C$4] )" office:value-type="float" office:value="23.9849999999997">
            <text:p>23.98</text:p>
          </table:table-cell>
          <table:table-cell table:number-columns-repeated="872"/>
        </table:table-row>
        <table:table-row table:style-name="ro3">
          <table:table-cell table:formula="of:=[.A522]+[.$C$4]" office:value-type="float" office:value="2.55999999999997">
            <text:p>2.560</text:p>
          </table:table-cell>
          <table:table-cell table:formula="of:=IF(   [.A523] &lt; [.$C$5];   &quot;Accel&quot;;   IF(     [.A523] &lt; [.$C$5] + [.$C$7];     &quot;Cruise&quot;;     IF(       [.A523] &lt; [.$C$8];       &quot;Decel&quot;;       &quot;Stop&quot;     )   ) )" office:value-type="string" office:string-value="Cruise">
            <text:p>Cruise</text:p>
          </table:table-cell>
          <table:table-cell table:formula="of:=IF(   [.B523]=&quot;Accel&quot;;   [.$C$1];   IF(     [.B523]=&quot;Cruise&quot;;     0;     IF([.B523]=&quot;Decel&quot;; -[.$C$1]; 0)   ) )" office:value-type="float" office:value="0">
            <text:p>0</text:p>
          </table:table-cell>
          <table:table-cell table:formula="of:=IF(   [.B523]=&quot;Stop&quot;;   0;   MAX(     0;     MIN(       [.$C$2];       [.D522] + [.C523] * [.$C$4]     )   ) )" office:value-type="float" office:value="9.75">
            <text:p>9.75</text:p>
          </table:table-cell>
          <table:table-cell table:formula="of:=IF(   [.B523]=&quot;Stop&quot;;   [.$C$3];   [.E522] + [.D523] * [.$C$4] )" office:value-type="float" office:value="24.0337499999997">
            <text:p>24.03</text:p>
          </table:table-cell>
          <table:table-cell table:number-columns-repeated="872"/>
        </table:table-row>
        <table:table-row table:style-name="ro3">
          <table:table-cell table:formula="of:=[.A523]+[.$C$4]" office:value-type="float" office:value="2.56499999999997">
            <text:p>2.565</text:p>
          </table:table-cell>
          <table:table-cell table:formula="of:=IF(   [.A524] &lt; [.$C$5];   &quot;Accel&quot;;   IF(     [.A524] &lt; [.$C$5] + [.$C$7];     &quot;Cruise&quot;;     IF(       [.A524] &lt; [.$C$8];       &quot;Decel&quot;;       &quot;Stop&quot;     )   ) )" office:value-type="string" office:string-value="Cruise">
            <text:p>Cruise</text:p>
          </table:table-cell>
          <table:table-cell table:formula="of:=IF(   [.B524]=&quot;Accel&quot;;   [.$C$1];   IF(     [.B524]=&quot;Cruise&quot;;     0;     IF([.B524]=&quot;Decel&quot;; -[.$C$1]; 0)   ) )" office:value-type="float" office:value="0">
            <text:p>0</text:p>
          </table:table-cell>
          <table:table-cell table:formula="of:=IF(   [.B524]=&quot;Stop&quot;;   0;   MAX(     0;     MIN(       [.$C$2];       [.D523] + [.C524] * [.$C$4]     )   ) )" office:value-type="float" office:value="9.75">
            <text:p>9.75</text:p>
          </table:table-cell>
          <table:table-cell table:formula="of:=IF(   [.B524]=&quot;Stop&quot;;   [.$C$3];   [.E523] + [.D524] * [.$C$4] )" office:value-type="float" office:value="24.0824999999997">
            <text:p>24.08</text:p>
          </table:table-cell>
          <table:table-cell table:number-columns-repeated="872"/>
        </table:table-row>
        <table:table-row table:style-name="ro3">
          <table:table-cell table:formula="of:=[.A524]+[.$C$4]" office:value-type="float" office:value="2.56999999999997">
            <text:p>2.570</text:p>
          </table:table-cell>
          <table:table-cell table:formula="of:=IF(   [.A525] &lt; [.$C$5];   &quot;Accel&quot;;   IF(     [.A525] &lt; [.$C$5] + [.$C$7];     &quot;Cruise&quot;;     IF(       [.A525] &lt; [.$C$8];       &quot;Decel&quot;;       &quot;Stop&quot;     )   ) )" office:value-type="string" office:string-value="Cruise">
            <text:p>Cruise</text:p>
          </table:table-cell>
          <table:table-cell table:formula="of:=IF(   [.B525]=&quot;Accel&quot;;   [.$C$1];   IF(     [.B525]=&quot;Cruise&quot;;     0;     IF([.B525]=&quot;Decel&quot;; -[.$C$1]; 0)   ) )" office:value-type="float" office:value="0">
            <text:p>0</text:p>
          </table:table-cell>
          <table:table-cell table:formula="of:=IF(   [.B525]=&quot;Stop&quot;;   0;   MAX(     0;     MIN(       [.$C$2];       [.D524] + [.C525] * [.$C$4]     )   ) )" office:value-type="float" office:value="9.75">
            <text:p>9.75</text:p>
          </table:table-cell>
          <table:table-cell table:formula="of:=IF(   [.B525]=&quot;Stop&quot;;   [.$C$3];   [.E524] + [.D525] * [.$C$4] )" office:value-type="float" office:value="24.1312499999997">
            <text:p>24.13</text:p>
          </table:table-cell>
          <table:table-cell table:number-columns-repeated="872"/>
        </table:table-row>
        <table:table-row table:style-name="ro3">
          <table:table-cell table:formula="of:=[.A525]+[.$C$4]" office:value-type="float" office:value="2.57499999999997">
            <text:p>2.575</text:p>
          </table:table-cell>
          <table:table-cell table:formula="of:=IF(   [.A526] &lt; [.$C$5];   &quot;Accel&quot;;   IF(     [.A526] &lt; [.$C$5] + [.$C$7];     &quot;Cruise&quot;;     IF(       [.A526] &lt; [.$C$8];       &quot;Decel&quot;;       &quot;Stop&quot;     )   ) )" office:value-type="string" office:string-value="Cruise">
            <text:p>Cruise</text:p>
          </table:table-cell>
          <table:table-cell table:formula="of:=IF(   [.B526]=&quot;Accel&quot;;   [.$C$1];   IF(     [.B526]=&quot;Cruise&quot;;     0;     IF([.B526]=&quot;Decel&quot;; -[.$C$1]; 0)   ) )" office:value-type="float" office:value="0">
            <text:p>0</text:p>
          </table:table-cell>
          <table:table-cell table:formula="of:=IF(   [.B526]=&quot;Stop&quot;;   0;   MAX(     0;     MIN(       [.$C$2];       [.D525] + [.C526] * [.$C$4]     )   ) )" office:value-type="float" office:value="9.75">
            <text:p>9.75</text:p>
          </table:table-cell>
          <table:table-cell table:formula="of:=IF(   [.B526]=&quot;Stop&quot;;   [.$C$3];   [.E525] + [.D526] * [.$C$4] )" office:value-type="float" office:value="24.1799999999997">
            <text:p>24.18</text:p>
          </table:table-cell>
          <table:table-cell table:number-columns-repeated="872"/>
        </table:table-row>
        <table:table-row table:style-name="ro3">
          <table:table-cell table:formula="of:=[.A526]+[.$C$4]" office:value-type="float" office:value="2.57999999999997">
            <text:p>2.580</text:p>
          </table:table-cell>
          <table:table-cell table:formula="of:=IF(   [.A527] &lt; [.$C$5];   &quot;Accel&quot;;   IF(     [.A527] &lt; [.$C$5] + [.$C$7];     &quot;Cruise&quot;;     IF(       [.A527] &lt; [.$C$8];       &quot;Decel&quot;;       &quot;Stop&quot;     )   ) )" office:value-type="string" office:string-value="Cruise">
            <text:p>Cruise</text:p>
          </table:table-cell>
          <table:table-cell table:formula="of:=IF(   [.B527]=&quot;Accel&quot;;   [.$C$1];   IF(     [.B527]=&quot;Cruise&quot;;     0;     IF([.B527]=&quot;Decel&quot;; -[.$C$1]; 0)   ) )" office:value-type="float" office:value="0">
            <text:p>0</text:p>
          </table:table-cell>
          <table:table-cell table:formula="of:=IF(   [.B527]=&quot;Stop&quot;;   0;   MAX(     0;     MIN(       [.$C$2];       [.D526] + [.C527] * [.$C$4]     )   ) )" office:value-type="float" office:value="9.75">
            <text:p>9.75</text:p>
          </table:table-cell>
          <table:table-cell table:formula="of:=IF(   [.B527]=&quot;Stop&quot;;   [.$C$3];   [.E526] + [.D527] * [.$C$4] )" office:value-type="float" office:value="24.2287499999997">
            <text:p>24.23</text:p>
          </table:table-cell>
          <table:table-cell table:number-columns-repeated="872"/>
        </table:table-row>
        <table:table-row table:style-name="ro3">
          <table:table-cell table:formula="of:=[.A527]+[.$C$4]" office:value-type="float" office:value="2.58499999999997">
            <text:p>2.585</text:p>
          </table:table-cell>
          <table:table-cell table:formula="of:=IF(   [.A528] &lt; [.$C$5];   &quot;Accel&quot;;   IF(     [.A528] &lt; [.$C$5] + [.$C$7];     &quot;Cruise&quot;;     IF(       [.A528] &lt; [.$C$8];       &quot;Decel&quot;;       &quot;Stop&quot;     )   ) )" office:value-type="string" office:string-value="Cruise">
            <text:p>Cruise</text:p>
          </table:table-cell>
          <table:table-cell table:formula="of:=IF(   [.B528]=&quot;Accel&quot;;   [.$C$1];   IF(     [.B528]=&quot;Cruise&quot;;     0;     IF([.B528]=&quot;Decel&quot;; -[.$C$1]; 0)   ) )" office:value-type="float" office:value="0">
            <text:p>0</text:p>
          </table:table-cell>
          <table:table-cell table:formula="of:=IF(   [.B528]=&quot;Stop&quot;;   0;   MAX(     0;     MIN(       [.$C$2];       [.D527] + [.C528] * [.$C$4]     )   ) )" office:value-type="float" office:value="9.75">
            <text:p>9.75</text:p>
          </table:table-cell>
          <table:table-cell table:formula="of:=IF(   [.B528]=&quot;Stop&quot;;   [.$C$3];   [.E527] + [.D528] * [.$C$4] )" office:value-type="float" office:value="24.2774999999997">
            <text:p>24.28</text:p>
          </table:table-cell>
          <table:table-cell table:number-columns-repeated="872"/>
        </table:table-row>
        <table:table-row table:style-name="ro3">
          <table:table-cell table:formula="of:=[.A528]+[.$C$4]" office:value-type="float" office:value="2.58999999999997">
            <text:p>2.590</text:p>
          </table:table-cell>
          <table:table-cell table:formula="of:=IF(   [.A529] &lt; [.$C$5];   &quot;Accel&quot;;   IF(     [.A529] &lt; [.$C$5] + [.$C$7];     &quot;Cruise&quot;;     IF(       [.A529] &lt; [.$C$8];       &quot;Decel&quot;;       &quot;Stop&quot;     )   ) )" office:value-type="string" office:string-value="Cruise">
            <text:p>Cruise</text:p>
          </table:table-cell>
          <table:table-cell table:formula="of:=IF(   [.B529]=&quot;Accel&quot;;   [.$C$1];   IF(     [.B529]=&quot;Cruise&quot;;     0;     IF([.B529]=&quot;Decel&quot;; -[.$C$1]; 0)   ) )" office:value-type="float" office:value="0">
            <text:p>0</text:p>
          </table:table-cell>
          <table:table-cell table:formula="of:=IF(   [.B529]=&quot;Stop&quot;;   0;   MAX(     0;     MIN(       [.$C$2];       [.D528] + [.C529] * [.$C$4]     )   ) )" office:value-type="float" office:value="9.75">
            <text:p>9.75</text:p>
          </table:table-cell>
          <table:table-cell table:formula="of:=IF(   [.B529]=&quot;Stop&quot;;   [.$C$3];   [.E528] + [.D529] * [.$C$4] )" office:value-type="float" office:value="24.3262499999997">
            <text:p>24.33</text:p>
          </table:table-cell>
          <table:table-cell table:number-columns-repeated="872"/>
        </table:table-row>
        <table:table-row table:style-name="ro3">
          <table:table-cell table:formula="of:=[.A529]+[.$C$4]" office:value-type="float" office:value="2.59499999999997">
            <text:p>2.595</text:p>
          </table:table-cell>
          <table:table-cell table:formula="of:=IF(   [.A530] &lt; [.$C$5];   &quot;Accel&quot;;   IF(     [.A530] &lt; [.$C$5] + [.$C$7];     &quot;Cruise&quot;;     IF(       [.A530] &lt; [.$C$8];       &quot;Decel&quot;;       &quot;Stop&quot;     )   ) )" office:value-type="string" office:string-value="Cruise">
            <text:p>Cruise</text:p>
          </table:table-cell>
          <table:table-cell table:formula="of:=IF(   [.B530]=&quot;Accel&quot;;   [.$C$1];   IF(     [.B530]=&quot;Cruise&quot;;     0;     IF([.B530]=&quot;Decel&quot;; -[.$C$1]; 0)   ) )" office:value-type="float" office:value="0">
            <text:p>0</text:p>
          </table:table-cell>
          <table:table-cell table:formula="of:=IF(   [.B530]=&quot;Stop&quot;;   0;   MAX(     0;     MIN(       [.$C$2];       [.D529] + [.C530] * [.$C$4]     )   ) )" office:value-type="float" office:value="9.75">
            <text:p>9.75</text:p>
          </table:table-cell>
          <table:table-cell table:formula="of:=IF(   [.B530]=&quot;Stop&quot;;   [.$C$3];   [.E529] + [.D530] * [.$C$4] )" office:value-type="float" office:value="24.3749999999997">
            <text:p>24.37</text:p>
          </table:table-cell>
          <table:table-cell table:number-columns-repeated="872"/>
        </table:table-row>
        <table:table-row table:style-name="ro3">
          <table:table-cell table:formula="of:=[.A530]+[.$C$4]" office:value-type="float" office:value="2.59999999999997">
            <text:p>2.600</text:p>
          </table:table-cell>
          <table:table-cell table:formula="of:=IF(   [.A531] &lt; [.$C$5];   &quot;Accel&quot;;   IF(     [.A531] &lt; [.$C$5] + [.$C$7];     &quot;Cruise&quot;;     IF(       [.A531] &lt; [.$C$8];       &quot;Decel&quot;;       &quot;Stop&quot;     )   ) )" office:value-type="string" office:string-value="Cruise">
            <text:p>Cruise</text:p>
          </table:table-cell>
          <table:table-cell table:formula="of:=IF(   [.B531]=&quot;Accel&quot;;   [.$C$1];   IF(     [.B531]=&quot;Cruise&quot;;     0;     IF([.B531]=&quot;Decel&quot;; -[.$C$1]; 0)   ) )" office:value-type="float" office:value="0">
            <text:p>0</text:p>
          </table:table-cell>
          <table:table-cell table:formula="of:=IF(   [.B531]=&quot;Stop&quot;;   0;   MAX(     0;     MIN(       [.$C$2];       [.D530] + [.C531] * [.$C$4]     )   ) )" office:value-type="float" office:value="9.75">
            <text:p>9.75</text:p>
          </table:table-cell>
          <table:table-cell table:formula="of:=IF(   [.B531]=&quot;Stop&quot;;   [.$C$3];   [.E530] + [.D531] * [.$C$4] )" office:value-type="float" office:value="24.4237499999997">
            <text:p>24.42</text:p>
          </table:table-cell>
          <table:table-cell table:number-columns-repeated="872"/>
        </table:table-row>
        <table:table-row table:style-name="ro3">
          <table:table-cell table:formula="of:=[.A531]+[.$C$4]" office:value-type="float" office:value="2.60499999999997">
            <text:p>2.605</text:p>
          </table:table-cell>
          <table:table-cell table:formula="of:=IF(   [.A532] &lt; [.$C$5];   &quot;Accel&quot;;   IF(     [.A532] &lt; [.$C$5] + [.$C$7];     &quot;Cruise&quot;;     IF(       [.A532] &lt; [.$C$8];       &quot;Decel&quot;;       &quot;Stop&quot;     )   ) )" office:value-type="string" office:string-value="Cruise">
            <text:p>Cruise</text:p>
          </table:table-cell>
          <table:table-cell table:formula="of:=IF(   [.B532]=&quot;Accel&quot;;   [.$C$1];   IF(     [.B532]=&quot;Cruise&quot;;     0;     IF([.B532]=&quot;Decel&quot;; -[.$C$1]; 0)   ) )" office:value-type="float" office:value="0">
            <text:p>0</text:p>
          </table:table-cell>
          <table:table-cell table:formula="of:=IF(   [.B532]=&quot;Stop&quot;;   0;   MAX(     0;     MIN(       [.$C$2];       [.D531] + [.C532] * [.$C$4]     )   ) )" office:value-type="float" office:value="9.75">
            <text:p>9.75</text:p>
          </table:table-cell>
          <table:table-cell table:formula="of:=IF(   [.B532]=&quot;Stop&quot;;   [.$C$3];   [.E531] + [.D532] * [.$C$4] )" office:value-type="float" office:value="24.4724999999997">
            <text:p>24.47</text:p>
          </table:table-cell>
          <table:table-cell table:number-columns-repeated="872"/>
        </table:table-row>
        <table:table-row table:style-name="ro3">
          <table:table-cell table:formula="of:=[.A532]+[.$C$4]" office:value-type="float" office:value="2.60999999999997">
            <text:p>2.610</text:p>
          </table:table-cell>
          <table:table-cell table:formula="of:=IF(   [.A533] &lt; [.$C$5];   &quot;Accel&quot;;   IF(     [.A533] &lt; [.$C$5] + [.$C$7];     &quot;Cruise&quot;;     IF(       [.A533] &lt; [.$C$8];       &quot;Decel&quot;;       &quot;Stop&quot;     )   ) )" office:value-type="string" office:string-value="Cruise">
            <text:p>Cruise</text:p>
          </table:table-cell>
          <table:table-cell table:formula="of:=IF(   [.B533]=&quot;Accel&quot;;   [.$C$1];   IF(     [.B533]=&quot;Cruise&quot;;     0;     IF([.B533]=&quot;Decel&quot;; -[.$C$1]; 0)   ) )" office:value-type="float" office:value="0">
            <text:p>0</text:p>
          </table:table-cell>
          <table:table-cell table:formula="of:=IF(   [.B533]=&quot;Stop&quot;;   0;   MAX(     0;     MIN(       [.$C$2];       [.D532] + [.C533] * [.$C$4]     )   ) )" office:value-type="float" office:value="9.75">
            <text:p>9.75</text:p>
          </table:table-cell>
          <table:table-cell table:formula="of:=IF(   [.B533]=&quot;Stop&quot;;   [.$C$3];   [.E532] + [.D533] * [.$C$4] )" office:value-type="float" office:value="24.5212499999997">
            <text:p>24.52</text:p>
          </table:table-cell>
          <table:table-cell table:number-columns-repeated="872"/>
        </table:table-row>
        <table:table-row table:style-name="ro3">
          <table:table-cell table:formula="of:=[.A533]+[.$C$4]" office:value-type="float" office:value="2.61499999999997">
            <text:p>2.615</text:p>
          </table:table-cell>
          <table:table-cell table:formula="of:=IF(   [.A534] &lt; [.$C$5];   &quot;Accel&quot;;   IF(     [.A534] &lt; [.$C$5] + [.$C$7];     &quot;Cruise&quot;;     IF(       [.A534] &lt; [.$C$8];       &quot;Decel&quot;;       &quot;Stop&quot;     )   ) )" office:value-type="string" office:string-value="Cruise">
            <text:p>Cruise</text:p>
          </table:table-cell>
          <table:table-cell table:formula="of:=IF(   [.B534]=&quot;Accel&quot;;   [.$C$1];   IF(     [.B534]=&quot;Cruise&quot;;     0;     IF([.B534]=&quot;Decel&quot;; -[.$C$1]; 0)   ) )" office:value-type="float" office:value="0">
            <text:p>0</text:p>
          </table:table-cell>
          <table:table-cell table:formula="of:=IF(   [.B534]=&quot;Stop&quot;;   0;   MAX(     0;     MIN(       [.$C$2];       [.D533] + [.C534] * [.$C$4]     )   ) )" office:value-type="float" office:value="9.75">
            <text:p>9.75</text:p>
          </table:table-cell>
          <table:table-cell table:formula="of:=IF(   [.B534]=&quot;Stop&quot;;   [.$C$3];   [.E533] + [.D534] * [.$C$4] )" office:value-type="float" office:value="24.5699999999997">
            <text:p>24.57</text:p>
          </table:table-cell>
          <table:table-cell table:number-columns-repeated="872"/>
        </table:table-row>
        <table:table-row table:style-name="ro3">
          <table:table-cell table:formula="of:=[.A534]+[.$C$4]" office:value-type="float" office:value="2.61999999999997">
            <text:p>2.620</text:p>
          </table:table-cell>
          <table:table-cell table:formula="of:=IF(   [.A535] &lt; [.$C$5];   &quot;Accel&quot;;   IF(     [.A535] &lt; [.$C$5] + [.$C$7];     &quot;Cruise&quot;;     IF(       [.A535] &lt; [.$C$8];       &quot;Decel&quot;;       &quot;Stop&quot;     )   ) )" office:value-type="string" office:string-value="Cruise">
            <text:p>Cruise</text:p>
          </table:table-cell>
          <table:table-cell table:formula="of:=IF(   [.B535]=&quot;Accel&quot;;   [.$C$1];   IF(     [.B535]=&quot;Cruise&quot;;     0;     IF([.B535]=&quot;Decel&quot;; -[.$C$1]; 0)   ) )" office:value-type="float" office:value="0">
            <text:p>0</text:p>
          </table:table-cell>
          <table:table-cell table:formula="of:=IF(   [.B535]=&quot;Stop&quot;;   0;   MAX(     0;     MIN(       [.$C$2];       [.D534] + [.C535] * [.$C$4]     )   ) )" office:value-type="float" office:value="9.75">
            <text:p>9.75</text:p>
          </table:table-cell>
          <table:table-cell table:formula="of:=IF(   [.B535]=&quot;Stop&quot;;   [.$C$3];   [.E534] + [.D535] * [.$C$4] )" office:value-type="float" office:value="24.6187499999997">
            <text:p>24.62</text:p>
          </table:table-cell>
          <table:table-cell table:number-columns-repeated="872"/>
        </table:table-row>
        <table:table-row table:style-name="ro3">
          <table:table-cell table:formula="of:=[.A535]+[.$C$4]" office:value-type="float" office:value="2.62499999999997">
            <text:p>2.625</text:p>
          </table:table-cell>
          <table:table-cell table:formula="of:=IF(   [.A536] &lt; [.$C$5];   &quot;Accel&quot;;   IF(     [.A536] &lt; [.$C$5] + [.$C$7];     &quot;Cruise&quot;;     IF(       [.A536] &lt; [.$C$8];       &quot;Decel&quot;;       &quot;Stop&quot;     )   ) )" office:value-type="string" office:string-value="Cruise">
            <text:p>Cruise</text:p>
          </table:table-cell>
          <table:table-cell table:formula="of:=IF(   [.B536]=&quot;Accel&quot;;   [.$C$1];   IF(     [.B536]=&quot;Cruise&quot;;     0;     IF([.B536]=&quot;Decel&quot;; -[.$C$1]; 0)   ) )" office:value-type="float" office:value="0">
            <text:p>0</text:p>
          </table:table-cell>
          <table:table-cell table:formula="of:=IF(   [.B536]=&quot;Stop&quot;;   0;   MAX(     0;     MIN(       [.$C$2];       [.D535] + [.C536] * [.$C$4]     )   ) )" office:value-type="float" office:value="9.75">
            <text:p>9.75</text:p>
          </table:table-cell>
          <table:table-cell table:formula="of:=IF(   [.B536]=&quot;Stop&quot;;   [.$C$3];   [.E535] + [.D536] * [.$C$4] )" office:value-type="float" office:value="24.6674999999997">
            <text:p>24.67</text:p>
          </table:table-cell>
          <table:table-cell table:number-columns-repeated="872"/>
        </table:table-row>
        <table:table-row table:style-name="ro3">
          <table:table-cell table:formula="of:=[.A536]+[.$C$4]" office:value-type="float" office:value="2.62999999999997">
            <text:p>2.630</text:p>
          </table:table-cell>
          <table:table-cell table:formula="of:=IF(   [.A537] &lt; [.$C$5];   &quot;Accel&quot;;   IF(     [.A537] &lt; [.$C$5] + [.$C$7];     &quot;Cruise&quot;;     IF(       [.A537] &lt; [.$C$8];       &quot;Decel&quot;;       &quot;Stop&quot;     )   ) )" office:value-type="string" office:string-value="Cruise">
            <text:p>Cruise</text:p>
          </table:table-cell>
          <table:table-cell table:formula="of:=IF(   [.B537]=&quot;Accel&quot;;   [.$C$1];   IF(     [.B537]=&quot;Cruise&quot;;     0;     IF([.B537]=&quot;Decel&quot;; -[.$C$1]; 0)   ) )" office:value-type="float" office:value="0">
            <text:p>0</text:p>
          </table:table-cell>
          <table:table-cell table:formula="of:=IF(   [.B537]=&quot;Stop&quot;;   0;   MAX(     0;     MIN(       [.$C$2];       [.D536] + [.C537] * [.$C$4]     )   ) )" office:value-type="float" office:value="9.75">
            <text:p>9.75</text:p>
          </table:table-cell>
          <table:table-cell table:formula="of:=IF(   [.B537]=&quot;Stop&quot;;   [.$C$3];   [.E536] + [.D537] * [.$C$4] )" office:value-type="float" office:value="24.7162499999997">
            <text:p>24.72</text:p>
          </table:table-cell>
          <table:table-cell table:number-columns-repeated="872"/>
        </table:table-row>
        <table:table-row table:style-name="ro3">
          <table:table-cell table:formula="of:=[.A537]+[.$C$4]" office:value-type="float" office:value="2.63499999999997">
            <text:p>2.635</text:p>
          </table:table-cell>
          <table:table-cell table:formula="of:=IF(   [.A538] &lt; [.$C$5];   &quot;Accel&quot;;   IF(     [.A538] &lt; [.$C$5] + [.$C$7];     &quot;Cruise&quot;;     IF(       [.A538] &lt; [.$C$8];       &quot;Decel&quot;;       &quot;Stop&quot;     )   ) )" office:value-type="string" office:string-value="Cruise">
            <text:p>Cruise</text:p>
          </table:table-cell>
          <table:table-cell table:formula="of:=IF(   [.B538]=&quot;Accel&quot;;   [.$C$1];   IF(     [.B538]=&quot;Cruise&quot;;     0;     IF([.B538]=&quot;Decel&quot;; -[.$C$1]; 0)   ) )" office:value-type="float" office:value="0">
            <text:p>0</text:p>
          </table:table-cell>
          <table:table-cell table:formula="of:=IF(   [.B538]=&quot;Stop&quot;;   0;   MAX(     0;     MIN(       [.$C$2];       [.D537] + [.C538] * [.$C$4]     )   ) )" office:value-type="float" office:value="9.75">
            <text:p>9.75</text:p>
          </table:table-cell>
          <table:table-cell table:formula="of:=IF(   [.B538]=&quot;Stop&quot;;   [.$C$3];   [.E537] + [.D538] * [.$C$4] )" office:value-type="float" office:value="24.7649999999997">
            <text:p>24.76</text:p>
          </table:table-cell>
          <table:table-cell table:number-columns-repeated="872"/>
        </table:table-row>
        <table:table-row table:style-name="ro3">
          <table:table-cell table:formula="of:=[.A538]+[.$C$4]" office:value-type="float" office:value="2.63999999999997">
            <text:p>2.640</text:p>
          </table:table-cell>
          <table:table-cell table:formula="of:=IF(   [.A539] &lt; [.$C$5];   &quot;Accel&quot;;   IF(     [.A539] &lt; [.$C$5] + [.$C$7];     &quot;Cruise&quot;;     IF(       [.A539] &lt; [.$C$8];       &quot;Decel&quot;;       &quot;Stop&quot;     )   ) )" office:value-type="string" office:string-value="Cruise">
            <text:p>Cruise</text:p>
          </table:table-cell>
          <table:table-cell table:formula="of:=IF(   [.B539]=&quot;Accel&quot;;   [.$C$1];   IF(     [.B539]=&quot;Cruise&quot;;     0;     IF([.B539]=&quot;Decel&quot;; -[.$C$1]; 0)   ) )" office:value-type="float" office:value="0">
            <text:p>0</text:p>
          </table:table-cell>
          <table:table-cell table:formula="of:=IF(   [.B539]=&quot;Stop&quot;;   0;   MAX(     0;     MIN(       [.$C$2];       [.D538] + [.C539] * [.$C$4]     )   ) )" office:value-type="float" office:value="9.75">
            <text:p>9.75</text:p>
          </table:table-cell>
          <table:table-cell table:formula="of:=IF(   [.B539]=&quot;Stop&quot;;   [.$C$3];   [.E538] + [.D539] * [.$C$4] )" office:value-type="float" office:value="24.8137499999997">
            <text:p>24.81</text:p>
          </table:table-cell>
          <table:table-cell table:number-columns-repeated="872"/>
        </table:table-row>
        <table:table-row table:style-name="ro3">
          <table:table-cell table:formula="of:=[.A539]+[.$C$4]" office:value-type="float" office:value="2.64499999999997">
            <text:p>2.645</text:p>
          </table:table-cell>
          <table:table-cell table:formula="of:=IF(   [.A540] &lt; [.$C$5];   &quot;Accel&quot;;   IF(     [.A540] &lt; [.$C$5] + [.$C$7];     &quot;Cruise&quot;;     IF(       [.A540] &lt; [.$C$8];       &quot;Decel&quot;;       &quot;Stop&quot;     )   ) )" office:value-type="string" office:string-value="Cruise">
            <text:p>Cruise</text:p>
          </table:table-cell>
          <table:table-cell table:formula="of:=IF(   [.B540]=&quot;Accel&quot;;   [.$C$1];   IF(     [.B540]=&quot;Cruise&quot;;     0;     IF([.B540]=&quot;Decel&quot;; -[.$C$1]; 0)   ) )" office:value-type="float" office:value="0">
            <text:p>0</text:p>
          </table:table-cell>
          <table:table-cell table:formula="of:=IF(   [.B540]=&quot;Stop&quot;;   0;   MAX(     0;     MIN(       [.$C$2];       [.D539] + [.C540] * [.$C$4]     )   ) )" office:value-type="float" office:value="9.75">
            <text:p>9.75</text:p>
          </table:table-cell>
          <table:table-cell table:formula="of:=IF(   [.B540]=&quot;Stop&quot;;   [.$C$3];   [.E539] + [.D540] * [.$C$4] )" office:value-type="float" office:value="24.8624999999997">
            <text:p>24.86</text:p>
          </table:table-cell>
          <table:table-cell table:number-columns-repeated="872"/>
        </table:table-row>
        <table:table-row table:style-name="ro3">
          <table:table-cell table:formula="of:=[.A540]+[.$C$4]" office:value-type="float" office:value="2.64999999999997">
            <text:p>2.650</text:p>
          </table:table-cell>
          <table:table-cell table:formula="of:=IF(   [.A541] &lt; [.$C$5];   &quot;Accel&quot;;   IF(     [.A541] &lt; [.$C$5] + [.$C$7];     &quot;Cruise&quot;;     IF(       [.A541] &lt; [.$C$8];       &quot;Decel&quot;;       &quot;Stop&quot;     )   ) )" office:value-type="string" office:string-value="Cruise">
            <text:p>Cruise</text:p>
          </table:table-cell>
          <table:table-cell table:formula="of:=IF(   [.B541]=&quot;Accel&quot;;   [.$C$1];   IF(     [.B541]=&quot;Cruise&quot;;     0;     IF([.B541]=&quot;Decel&quot;; -[.$C$1]; 0)   ) )" office:value-type="float" office:value="0">
            <text:p>0</text:p>
          </table:table-cell>
          <table:table-cell table:formula="of:=IF(   [.B541]=&quot;Stop&quot;;   0;   MAX(     0;     MIN(       [.$C$2];       [.D540] + [.C541] * [.$C$4]     )   ) )" office:value-type="float" office:value="9.75">
            <text:p>9.75</text:p>
          </table:table-cell>
          <table:table-cell table:formula="of:=IF(   [.B541]=&quot;Stop&quot;;   [.$C$3];   [.E540] + [.D541] * [.$C$4] )" office:value-type="float" office:value="24.9112499999997">
            <text:p>24.91</text:p>
          </table:table-cell>
          <table:table-cell table:number-columns-repeated="872"/>
        </table:table-row>
        <table:table-row table:style-name="ro3">
          <table:table-cell table:formula="of:=[.A541]+[.$C$4]" office:value-type="float" office:value="2.65499999999997">
            <text:p>2.655</text:p>
          </table:table-cell>
          <table:table-cell table:formula="of:=IF(   [.A542] &lt; [.$C$5];   &quot;Accel&quot;;   IF(     [.A542] &lt; [.$C$5] + [.$C$7];     &quot;Cruise&quot;;     IF(       [.A542] &lt; [.$C$8];       &quot;Decel&quot;;       &quot;Stop&quot;     )   ) )" office:value-type="string" office:string-value="Cruise">
            <text:p>Cruise</text:p>
          </table:table-cell>
          <table:table-cell table:formula="of:=IF(   [.B542]=&quot;Accel&quot;;   [.$C$1];   IF(     [.B542]=&quot;Cruise&quot;;     0;     IF([.B542]=&quot;Decel&quot;; -[.$C$1]; 0)   ) )" office:value-type="float" office:value="0">
            <text:p>0</text:p>
          </table:table-cell>
          <table:table-cell table:formula="of:=IF(   [.B542]=&quot;Stop&quot;;   0;   MAX(     0;     MIN(       [.$C$2];       [.D541] + [.C542] * [.$C$4]     )   ) )" office:value-type="float" office:value="9.75">
            <text:p>9.75</text:p>
          </table:table-cell>
          <table:table-cell table:formula="of:=IF(   [.B542]=&quot;Stop&quot;;   [.$C$3];   [.E541] + [.D542] * [.$C$4] )" office:value-type="float" office:value="24.9599999999997">
            <text:p>24.96</text:p>
          </table:table-cell>
          <table:table-cell table:number-columns-repeated="872"/>
        </table:table-row>
        <table:table-row table:style-name="ro3">
          <table:table-cell table:formula="of:=[.A542]+[.$C$4]" office:value-type="float" office:value="2.65999999999997">
            <text:p>2.660</text:p>
          </table:table-cell>
          <table:table-cell table:formula="of:=IF(   [.A543] &lt; [.$C$5];   &quot;Accel&quot;;   IF(     [.A543] &lt; [.$C$5] + [.$C$7];     &quot;Cruise&quot;;     IF(       [.A543] &lt; [.$C$8];       &quot;Decel&quot;;       &quot;Stop&quot;     )   ) )" office:value-type="string" office:string-value="Cruise">
            <text:p>Cruise</text:p>
          </table:table-cell>
          <table:table-cell table:formula="of:=IF(   [.B543]=&quot;Accel&quot;;   [.$C$1];   IF(     [.B543]=&quot;Cruise&quot;;     0;     IF([.B543]=&quot;Decel&quot;; -[.$C$1]; 0)   ) )" office:value-type="float" office:value="0">
            <text:p>0</text:p>
          </table:table-cell>
          <table:table-cell table:formula="of:=IF(   [.B543]=&quot;Stop&quot;;   0;   MAX(     0;     MIN(       [.$C$2];       [.D542] + [.C543] * [.$C$4]     )   ) )" office:value-type="float" office:value="9.75">
            <text:p>9.75</text:p>
          </table:table-cell>
          <table:table-cell table:formula="of:=IF(   [.B543]=&quot;Stop&quot;;   [.$C$3];   [.E542] + [.D543] * [.$C$4] )" office:value-type="float" office:value="25.0087499999997">
            <text:p>25.01</text:p>
          </table:table-cell>
          <table:table-cell table:number-columns-repeated="872"/>
        </table:table-row>
        <table:table-row table:style-name="ro3">
          <table:table-cell table:formula="of:=[.A543]+[.$C$4]" office:value-type="float" office:value="2.66499999999997">
            <text:p>2.665</text:p>
          </table:table-cell>
          <table:table-cell table:formula="of:=IF(   [.A544] &lt; [.$C$5];   &quot;Accel&quot;;   IF(     [.A544] &lt; [.$C$5] + [.$C$7];     &quot;Cruise&quot;;     IF(       [.A544] &lt; [.$C$8];       &quot;Decel&quot;;       &quot;Stop&quot;     )   ) )" office:value-type="string" office:string-value="Cruise">
            <text:p>Cruise</text:p>
          </table:table-cell>
          <table:table-cell table:formula="of:=IF(   [.B544]=&quot;Accel&quot;;   [.$C$1];   IF(     [.B544]=&quot;Cruise&quot;;     0;     IF([.B544]=&quot;Decel&quot;; -[.$C$1]; 0)   ) )" office:value-type="float" office:value="0">
            <text:p>0</text:p>
          </table:table-cell>
          <table:table-cell table:formula="of:=IF(   [.B544]=&quot;Stop&quot;;   0;   MAX(     0;     MIN(       [.$C$2];       [.D543] + [.C544] * [.$C$4]     )   ) )" office:value-type="float" office:value="9.75">
            <text:p>9.75</text:p>
          </table:table-cell>
          <table:table-cell table:formula="of:=IF(   [.B544]=&quot;Stop&quot;;   [.$C$3];   [.E543] + [.D544] * [.$C$4] )" office:value-type="float" office:value="25.0574999999997">
            <text:p>25.06</text:p>
          </table:table-cell>
          <table:table-cell table:number-columns-repeated="872"/>
        </table:table-row>
        <table:table-row table:style-name="ro3">
          <table:table-cell table:formula="of:=[.A544]+[.$C$4]" office:value-type="float" office:value="2.66999999999997">
            <text:p>2.670</text:p>
          </table:table-cell>
          <table:table-cell table:formula="of:=IF(   [.A545] &lt; [.$C$5];   &quot;Accel&quot;;   IF(     [.A545] &lt; [.$C$5] + [.$C$7];     &quot;Cruise&quot;;     IF(       [.A545] &lt; [.$C$8];       &quot;Decel&quot;;       &quot;Stop&quot;     )   ) )" office:value-type="string" office:string-value="Cruise">
            <text:p>Cruise</text:p>
          </table:table-cell>
          <table:table-cell table:formula="of:=IF(   [.B545]=&quot;Accel&quot;;   [.$C$1];   IF(     [.B545]=&quot;Cruise&quot;;     0;     IF([.B545]=&quot;Decel&quot;; -[.$C$1]; 0)   ) )" office:value-type="float" office:value="0">
            <text:p>0</text:p>
          </table:table-cell>
          <table:table-cell table:formula="of:=IF(   [.B545]=&quot;Stop&quot;;   0;   MAX(     0;     MIN(       [.$C$2];       [.D544] + [.C545] * [.$C$4]     )   ) )" office:value-type="float" office:value="9.75">
            <text:p>9.75</text:p>
          </table:table-cell>
          <table:table-cell table:formula="of:=IF(   [.B545]=&quot;Stop&quot;;   [.$C$3];   [.E544] + [.D545] * [.$C$4] )" office:value-type="float" office:value="25.1062499999997">
            <text:p>25.11</text:p>
          </table:table-cell>
          <table:table-cell table:number-columns-repeated="872"/>
        </table:table-row>
        <table:table-row table:style-name="ro3">
          <table:table-cell table:formula="of:=[.A545]+[.$C$4]" office:value-type="float" office:value="2.67499999999997">
            <text:p>2.675</text:p>
          </table:table-cell>
          <table:table-cell table:formula="of:=IF(   [.A546] &lt; [.$C$5];   &quot;Accel&quot;;   IF(     [.A546] &lt; [.$C$5] + [.$C$7];     &quot;Cruise&quot;;     IF(       [.A546] &lt; [.$C$8];       &quot;Decel&quot;;       &quot;Stop&quot;     )   ) )" office:value-type="string" office:string-value="Cruise">
            <text:p>Cruise</text:p>
          </table:table-cell>
          <table:table-cell table:formula="of:=IF(   [.B546]=&quot;Accel&quot;;   [.$C$1];   IF(     [.B546]=&quot;Cruise&quot;;     0;     IF([.B546]=&quot;Decel&quot;; -[.$C$1]; 0)   ) )" office:value-type="float" office:value="0">
            <text:p>0</text:p>
          </table:table-cell>
          <table:table-cell table:formula="of:=IF(   [.B546]=&quot;Stop&quot;;   0;   MAX(     0;     MIN(       [.$C$2];       [.D545] + [.C546] * [.$C$4]     )   ) )" office:value-type="float" office:value="9.75">
            <text:p>9.75</text:p>
          </table:table-cell>
          <table:table-cell table:formula="of:=IF(   [.B546]=&quot;Stop&quot;;   [.$C$3];   [.E545] + [.D546] * [.$C$4] )" office:value-type="float" office:value="25.1549999999997">
            <text:p>25.15</text:p>
          </table:table-cell>
          <table:table-cell table:number-columns-repeated="872"/>
        </table:table-row>
        <table:table-row table:style-name="ro3">
          <table:table-cell table:formula="of:=[.A546]+[.$C$4]" office:value-type="float" office:value="2.67999999999996">
            <text:p>2.680</text:p>
          </table:table-cell>
          <table:table-cell table:formula="of:=IF(   [.A547] &lt; [.$C$5];   &quot;Accel&quot;;   IF(     [.A547] &lt; [.$C$5] + [.$C$7];     &quot;Cruise&quot;;     IF(       [.A547] &lt; [.$C$8];       &quot;Decel&quot;;       &quot;Stop&quot;     )   ) )" office:value-type="string" office:string-value="Cruise">
            <text:p>Cruise</text:p>
          </table:table-cell>
          <table:table-cell table:formula="of:=IF(   [.B547]=&quot;Accel&quot;;   [.$C$1];   IF(     [.B547]=&quot;Cruise&quot;;     0;     IF([.B547]=&quot;Decel&quot;; -[.$C$1]; 0)   ) )" office:value-type="float" office:value="0">
            <text:p>0</text:p>
          </table:table-cell>
          <table:table-cell table:formula="of:=IF(   [.B547]=&quot;Stop&quot;;   0;   MAX(     0;     MIN(       [.$C$2];       [.D546] + [.C547] * [.$C$4]     )   ) )" office:value-type="float" office:value="9.75">
            <text:p>9.75</text:p>
          </table:table-cell>
          <table:table-cell table:formula="of:=IF(   [.B547]=&quot;Stop&quot;;   [.$C$3];   [.E546] + [.D547] * [.$C$4] )" office:value-type="float" office:value="25.2037499999997">
            <text:p>25.20</text:p>
          </table:table-cell>
          <table:table-cell table:number-columns-repeated="872"/>
        </table:table-row>
        <table:table-row table:style-name="ro3">
          <table:table-cell table:formula="of:=[.A547]+[.$C$4]" office:value-type="float" office:value="2.68499999999996">
            <text:p>2.685</text:p>
          </table:table-cell>
          <table:table-cell table:formula="of:=IF(   [.A548] &lt; [.$C$5];   &quot;Accel&quot;;   IF(     [.A548] &lt; [.$C$5] + [.$C$7];     &quot;Cruise&quot;;     IF(       [.A548] &lt; [.$C$8];       &quot;Decel&quot;;       &quot;Stop&quot;     )   ) )" office:value-type="string" office:string-value="Cruise">
            <text:p>Cruise</text:p>
          </table:table-cell>
          <table:table-cell table:formula="of:=IF(   [.B548]=&quot;Accel&quot;;   [.$C$1];   IF(     [.B548]=&quot;Cruise&quot;;     0;     IF([.B548]=&quot;Decel&quot;; -[.$C$1]; 0)   ) )" office:value-type="float" office:value="0">
            <text:p>0</text:p>
          </table:table-cell>
          <table:table-cell table:formula="of:=IF(   [.B548]=&quot;Stop&quot;;   0;   MAX(     0;     MIN(       [.$C$2];       [.D547] + [.C548] * [.$C$4]     )   ) )" office:value-type="float" office:value="9.75">
            <text:p>9.75</text:p>
          </table:table-cell>
          <table:table-cell table:formula="of:=IF(   [.B548]=&quot;Stop&quot;;   [.$C$3];   [.E547] + [.D548] * [.$C$4] )" office:value-type="float" office:value="25.2524999999997">
            <text:p>25.25</text:p>
          </table:table-cell>
          <table:table-cell table:number-columns-repeated="872"/>
        </table:table-row>
        <table:table-row table:style-name="ro3">
          <table:table-cell table:formula="of:=[.A548]+[.$C$4]" office:value-type="float" office:value="2.68999999999996">
            <text:p>2.690</text:p>
          </table:table-cell>
          <table:table-cell table:formula="of:=IF(   [.A549] &lt; [.$C$5];   &quot;Accel&quot;;   IF(     [.A549] &lt; [.$C$5] + [.$C$7];     &quot;Cruise&quot;;     IF(       [.A549] &lt; [.$C$8];       &quot;Decel&quot;;       &quot;Stop&quot;     )   ) )" office:value-type="string" office:string-value="Cruise">
            <text:p>Cruise</text:p>
          </table:table-cell>
          <table:table-cell table:formula="of:=IF(   [.B549]=&quot;Accel&quot;;   [.$C$1];   IF(     [.B549]=&quot;Cruise&quot;;     0;     IF([.B549]=&quot;Decel&quot;; -[.$C$1]; 0)   ) )" office:value-type="float" office:value="0">
            <text:p>0</text:p>
          </table:table-cell>
          <table:table-cell table:formula="of:=IF(   [.B549]=&quot;Stop&quot;;   0;   MAX(     0;     MIN(       [.$C$2];       [.D548] + [.C549] * [.$C$4]     )   ) )" office:value-type="float" office:value="9.75">
            <text:p>9.75</text:p>
          </table:table-cell>
          <table:table-cell table:formula="of:=IF(   [.B549]=&quot;Stop&quot;;   [.$C$3];   [.E548] + [.D549] * [.$C$4] )" office:value-type="float" office:value="25.3012499999997">
            <text:p>25.30</text:p>
          </table:table-cell>
          <table:table-cell table:number-columns-repeated="872"/>
        </table:table-row>
        <table:table-row table:style-name="ro3">
          <table:table-cell table:formula="of:=[.A549]+[.$C$4]" office:value-type="float" office:value="2.69499999999996">
            <text:p>2.695</text:p>
          </table:table-cell>
          <table:table-cell table:formula="of:=IF(   [.A550] &lt; [.$C$5];   &quot;Accel&quot;;   IF(     [.A550] &lt; [.$C$5] + [.$C$7];     &quot;Cruise&quot;;     IF(       [.A550] &lt; [.$C$8];       &quot;Decel&quot;;       &quot;Stop&quot;     )   ) )" office:value-type="string" office:string-value="Cruise">
            <text:p>Cruise</text:p>
          </table:table-cell>
          <table:table-cell table:formula="of:=IF(   [.B550]=&quot;Accel&quot;;   [.$C$1];   IF(     [.B550]=&quot;Cruise&quot;;     0;     IF([.B550]=&quot;Decel&quot;; -[.$C$1]; 0)   ) )" office:value-type="float" office:value="0">
            <text:p>0</text:p>
          </table:table-cell>
          <table:table-cell table:formula="of:=IF(   [.B550]=&quot;Stop&quot;;   0;   MAX(     0;     MIN(       [.$C$2];       [.D549] + [.C550] * [.$C$4]     )   ) )" office:value-type="float" office:value="9.75">
            <text:p>9.75</text:p>
          </table:table-cell>
          <table:table-cell table:formula="of:=IF(   [.B550]=&quot;Stop&quot;;   [.$C$3];   [.E549] + [.D550] * [.$C$4] )" office:value-type="float" office:value="25.3499999999997">
            <text:p>25.35</text:p>
          </table:table-cell>
          <table:table-cell table:number-columns-repeated="872"/>
        </table:table-row>
        <table:table-row table:style-name="ro3">
          <table:table-cell table:formula="of:=[.A550]+[.$C$4]" office:value-type="float" office:value="2.69999999999996">
            <text:p>2.700</text:p>
          </table:table-cell>
          <table:table-cell table:formula="of:=IF(   [.A551] &lt; [.$C$5];   &quot;Accel&quot;;   IF(     [.A551] &lt; [.$C$5] + [.$C$7];     &quot;Cruise&quot;;     IF(       [.A551] &lt; [.$C$8];       &quot;Decel&quot;;       &quot;Stop&quot;     )   ) )" office:value-type="string" office:string-value="Cruise">
            <text:p>Cruise</text:p>
          </table:table-cell>
          <table:table-cell table:formula="of:=IF(   [.B551]=&quot;Accel&quot;;   [.$C$1];   IF(     [.B551]=&quot;Cruise&quot;;     0;     IF([.B551]=&quot;Decel&quot;; -[.$C$1]; 0)   ) )" office:value-type="float" office:value="0">
            <text:p>0</text:p>
          </table:table-cell>
          <table:table-cell table:formula="of:=IF(   [.B551]=&quot;Stop&quot;;   0;   MAX(     0;     MIN(       [.$C$2];       [.D550] + [.C551] * [.$C$4]     )   ) )" office:value-type="float" office:value="9.75">
            <text:p>9.75</text:p>
          </table:table-cell>
          <table:table-cell table:formula="of:=IF(   [.B551]=&quot;Stop&quot;;   [.$C$3];   [.E550] + [.D551] * [.$C$4] )" office:value-type="float" office:value="25.3987499999997">
            <text:p>25.40</text:p>
          </table:table-cell>
          <table:table-cell table:number-columns-repeated="872"/>
        </table:table-row>
        <table:table-row table:style-name="ro3">
          <table:table-cell table:formula="of:=[.A551]+[.$C$4]" office:value-type="float" office:value="2.70499999999996">
            <text:p>2.705</text:p>
          </table:table-cell>
          <table:table-cell table:formula="of:=IF(   [.A552] &lt; [.$C$5];   &quot;Accel&quot;;   IF(     [.A552] &lt; [.$C$5] + [.$C$7];     &quot;Cruise&quot;;     IF(       [.A552] &lt; [.$C$8];       &quot;Decel&quot;;       &quot;Stop&quot;     )   ) )" office:value-type="string" office:string-value="Cruise">
            <text:p>Cruise</text:p>
          </table:table-cell>
          <table:table-cell table:formula="of:=IF(   [.B552]=&quot;Accel&quot;;   [.$C$1];   IF(     [.B552]=&quot;Cruise&quot;;     0;     IF([.B552]=&quot;Decel&quot;; -[.$C$1]; 0)   ) )" office:value-type="float" office:value="0">
            <text:p>0</text:p>
          </table:table-cell>
          <table:table-cell table:formula="of:=IF(   [.B552]=&quot;Stop&quot;;   0;   MAX(     0;     MIN(       [.$C$2];       [.D551] + [.C552] * [.$C$4]     )   ) )" office:value-type="float" office:value="9.75">
            <text:p>9.75</text:p>
          </table:table-cell>
          <table:table-cell table:formula="of:=IF(   [.B552]=&quot;Stop&quot;;   [.$C$3];   [.E551] + [.D552] * [.$C$4] )" office:value-type="float" office:value="25.4474999999997">
            <text:p>25.45</text:p>
          </table:table-cell>
          <table:table-cell table:number-columns-repeated="872"/>
        </table:table-row>
        <table:table-row table:style-name="ro3">
          <table:table-cell table:formula="of:=[.A552]+[.$C$4]" office:value-type="float" office:value="2.70999999999996">
            <text:p>2.710</text:p>
          </table:table-cell>
          <table:table-cell table:formula="of:=IF(   [.A553] &lt; [.$C$5];   &quot;Accel&quot;;   IF(     [.A553] &lt; [.$C$5] + [.$C$7];     &quot;Cruise&quot;;     IF(       [.A553] &lt; [.$C$8];       &quot;Decel&quot;;       &quot;Stop&quot;     )   ) )" office:value-type="string" office:string-value="Cruise">
            <text:p>Cruise</text:p>
          </table:table-cell>
          <table:table-cell table:formula="of:=IF(   [.B553]=&quot;Accel&quot;;   [.$C$1];   IF(     [.B553]=&quot;Cruise&quot;;     0;     IF([.B553]=&quot;Decel&quot;; -[.$C$1]; 0)   ) )" office:value-type="float" office:value="0">
            <text:p>0</text:p>
          </table:table-cell>
          <table:table-cell table:formula="of:=IF(   [.B553]=&quot;Stop&quot;;   0;   MAX(     0;     MIN(       [.$C$2];       [.D552] + [.C553] * [.$C$4]     )   ) )" office:value-type="float" office:value="9.75">
            <text:p>9.75</text:p>
          </table:table-cell>
          <table:table-cell table:formula="of:=IF(   [.B553]=&quot;Stop&quot;;   [.$C$3];   [.E552] + [.D553] * [.$C$4] )" office:value-type="float" office:value="25.4962499999997">
            <text:p>25.50</text:p>
          </table:table-cell>
          <table:table-cell table:number-columns-repeated="872"/>
        </table:table-row>
        <table:table-row table:style-name="ro3">
          <table:table-cell table:formula="of:=[.A553]+[.$C$4]" office:value-type="float" office:value="2.71499999999996">
            <text:p>2.715</text:p>
          </table:table-cell>
          <table:table-cell table:formula="of:=IF(   [.A554] &lt; [.$C$5];   &quot;Accel&quot;;   IF(     [.A554] &lt; [.$C$5] + [.$C$7];     &quot;Cruise&quot;;     IF(       [.A554] &lt; [.$C$8];       &quot;Decel&quot;;       &quot;Stop&quot;     )   ) )" office:value-type="string" office:string-value="Cruise">
            <text:p>Cruise</text:p>
          </table:table-cell>
          <table:table-cell table:formula="of:=IF(   [.B554]=&quot;Accel&quot;;   [.$C$1];   IF(     [.B554]=&quot;Cruise&quot;;     0;     IF([.B554]=&quot;Decel&quot;; -[.$C$1]; 0)   ) )" office:value-type="float" office:value="0">
            <text:p>0</text:p>
          </table:table-cell>
          <table:table-cell table:formula="of:=IF(   [.B554]=&quot;Stop&quot;;   0;   MAX(     0;     MIN(       [.$C$2];       [.D553] + [.C554] * [.$C$4]     )   ) )" office:value-type="float" office:value="9.75">
            <text:p>9.75</text:p>
          </table:table-cell>
          <table:table-cell table:formula="of:=IF(   [.B554]=&quot;Stop&quot;;   [.$C$3];   [.E553] + [.D554] * [.$C$4] )" office:value-type="float" office:value="25.5449999999997">
            <text:p>25.54</text:p>
          </table:table-cell>
          <table:table-cell table:number-columns-repeated="872"/>
        </table:table-row>
        <table:table-row table:style-name="ro3">
          <table:table-cell table:formula="of:=[.A554]+[.$C$4]" office:value-type="float" office:value="2.71999999999996">
            <text:p>2.720</text:p>
          </table:table-cell>
          <table:table-cell table:formula="of:=IF(   [.A555] &lt; [.$C$5];   &quot;Accel&quot;;   IF(     [.A555] &lt; [.$C$5] + [.$C$7];     &quot;Cruise&quot;;     IF(       [.A555] &lt; [.$C$8];       &quot;Decel&quot;;       &quot;Stop&quot;     )   ) )" office:value-type="string" office:string-value="Cruise">
            <text:p>Cruise</text:p>
          </table:table-cell>
          <table:table-cell table:formula="of:=IF(   [.B555]=&quot;Accel&quot;;   [.$C$1];   IF(     [.B555]=&quot;Cruise&quot;;     0;     IF([.B555]=&quot;Decel&quot;; -[.$C$1]; 0)   ) )" office:value-type="float" office:value="0">
            <text:p>0</text:p>
          </table:table-cell>
          <table:table-cell table:formula="of:=IF(   [.B555]=&quot;Stop&quot;;   0;   MAX(     0;     MIN(       [.$C$2];       [.D554] + [.C555] * [.$C$4]     )   ) )" office:value-type="float" office:value="9.75">
            <text:p>9.75</text:p>
          </table:table-cell>
          <table:table-cell table:formula="of:=IF(   [.B555]=&quot;Stop&quot;;   [.$C$3];   [.E554] + [.D555] * [.$C$4] )" office:value-type="float" office:value="25.5937499999997">
            <text:p>25.59</text:p>
          </table:table-cell>
          <table:table-cell table:number-columns-repeated="872"/>
        </table:table-row>
        <table:table-row table:style-name="ro3">
          <table:table-cell table:formula="of:=[.A555]+[.$C$4]" office:value-type="float" office:value="2.72499999999996">
            <text:p>2.725</text:p>
          </table:table-cell>
          <table:table-cell table:formula="of:=IF(   [.A556] &lt; [.$C$5];   &quot;Accel&quot;;   IF(     [.A556] &lt; [.$C$5] + [.$C$7];     &quot;Cruise&quot;;     IF(       [.A556] &lt; [.$C$8];       &quot;Decel&quot;;       &quot;Stop&quot;     )   ) )" office:value-type="string" office:string-value="Cruise">
            <text:p>Cruise</text:p>
          </table:table-cell>
          <table:table-cell table:formula="of:=IF(   [.B556]=&quot;Accel&quot;;   [.$C$1];   IF(     [.B556]=&quot;Cruise&quot;;     0;     IF([.B556]=&quot;Decel&quot;; -[.$C$1]; 0)   ) )" office:value-type="float" office:value="0">
            <text:p>0</text:p>
          </table:table-cell>
          <table:table-cell table:formula="of:=IF(   [.B556]=&quot;Stop&quot;;   0;   MAX(     0;     MIN(       [.$C$2];       [.D555] + [.C556] * [.$C$4]     )   ) )" office:value-type="float" office:value="9.75">
            <text:p>9.75</text:p>
          </table:table-cell>
          <table:table-cell table:formula="of:=IF(   [.B556]=&quot;Stop&quot;;   [.$C$3];   [.E555] + [.D556] * [.$C$4] )" office:value-type="float" office:value="25.6424999999997">
            <text:p>25.64</text:p>
          </table:table-cell>
          <table:table-cell table:number-columns-repeated="872"/>
        </table:table-row>
        <table:table-row table:style-name="ro3">
          <table:table-cell table:formula="of:=[.A556]+[.$C$4]" office:value-type="float" office:value="2.72999999999996">
            <text:p>2.730</text:p>
          </table:table-cell>
          <table:table-cell table:formula="of:=IF(   [.A557] &lt; [.$C$5];   &quot;Accel&quot;;   IF(     [.A557] &lt; [.$C$5] + [.$C$7];     &quot;Cruise&quot;;     IF(       [.A557] &lt; [.$C$8];       &quot;Decel&quot;;       &quot;Stop&quot;     )   ) )" office:value-type="string" office:string-value="Cruise">
            <text:p>Cruise</text:p>
          </table:table-cell>
          <table:table-cell table:formula="of:=IF(   [.B557]=&quot;Accel&quot;;   [.$C$1];   IF(     [.B557]=&quot;Cruise&quot;;     0;     IF([.B557]=&quot;Decel&quot;; -[.$C$1]; 0)   ) )" office:value-type="float" office:value="0">
            <text:p>0</text:p>
          </table:table-cell>
          <table:table-cell table:formula="of:=IF(   [.B557]=&quot;Stop&quot;;   0;   MAX(     0;     MIN(       [.$C$2];       [.D556] + [.C557] * [.$C$4]     )   ) )" office:value-type="float" office:value="9.75">
            <text:p>9.75</text:p>
          </table:table-cell>
          <table:table-cell table:formula="of:=IF(   [.B557]=&quot;Stop&quot;;   [.$C$3];   [.E556] + [.D557] * [.$C$4] )" office:value-type="float" office:value="25.6912499999997">
            <text:p>25.69</text:p>
          </table:table-cell>
          <table:table-cell table:number-columns-repeated="872"/>
        </table:table-row>
        <table:table-row table:style-name="ro3">
          <table:table-cell table:formula="of:=[.A557]+[.$C$4]" office:value-type="float" office:value="2.73499999999996">
            <text:p>2.735</text:p>
          </table:table-cell>
          <table:table-cell table:formula="of:=IF(   [.A558] &lt; [.$C$5];   &quot;Accel&quot;;   IF(     [.A558] &lt; [.$C$5] + [.$C$7];     &quot;Cruise&quot;;     IF(       [.A558] &lt; [.$C$8];       &quot;Decel&quot;;       &quot;Stop&quot;     )   ) )" office:value-type="string" office:string-value="Cruise">
            <text:p>Cruise</text:p>
          </table:table-cell>
          <table:table-cell table:formula="of:=IF(   [.B558]=&quot;Accel&quot;;   [.$C$1];   IF(     [.B558]=&quot;Cruise&quot;;     0;     IF([.B558]=&quot;Decel&quot;; -[.$C$1]; 0)   ) )" office:value-type="float" office:value="0">
            <text:p>0</text:p>
          </table:table-cell>
          <table:table-cell table:formula="of:=IF(   [.B558]=&quot;Stop&quot;;   0;   MAX(     0;     MIN(       [.$C$2];       [.D557] + [.C558] * [.$C$4]     )   ) )" office:value-type="float" office:value="9.75">
            <text:p>9.75</text:p>
          </table:table-cell>
          <table:table-cell table:formula="of:=IF(   [.B558]=&quot;Stop&quot;;   [.$C$3];   [.E557] + [.D558] * [.$C$4] )" office:value-type="float" office:value="25.7399999999997">
            <text:p>25.74</text:p>
          </table:table-cell>
          <table:table-cell table:number-columns-repeated="872"/>
        </table:table-row>
        <table:table-row table:style-name="ro3">
          <table:table-cell table:formula="of:=[.A558]+[.$C$4]" office:value-type="float" office:value="2.73999999999996">
            <text:p>2.740</text:p>
          </table:table-cell>
          <table:table-cell table:formula="of:=IF(   [.A559] &lt; [.$C$5];   &quot;Accel&quot;;   IF(     [.A559] &lt; [.$C$5] + [.$C$7];     &quot;Cruise&quot;;     IF(       [.A559] &lt; [.$C$8];       &quot;Decel&quot;;       &quot;Stop&quot;     )   ) )" office:value-type="string" office:string-value="Cruise">
            <text:p>Cruise</text:p>
          </table:table-cell>
          <table:table-cell table:formula="of:=IF(   [.B559]=&quot;Accel&quot;;   [.$C$1];   IF(     [.B559]=&quot;Cruise&quot;;     0;     IF([.B559]=&quot;Decel&quot;; -[.$C$1]; 0)   ) )" office:value-type="float" office:value="0">
            <text:p>0</text:p>
          </table:table-cell>
          <table:table-cell table:formula="of:=IF(   [.B559]=&quot;Stop&quot;;   0;   MAX(     0;     MIN(       [.$C$2];       [.D558] + [.C559] * [.$C$4]     )   ) )" office:value-type="float" office:value="9.75">
            <text:p>9.75</text:p>
          </table:table-cell>
          <table:table-cell table:formula="of:=IF(   [.B559]=&quot;Stop&quot;;   [.$C$3];   [.E558] + [.D559] * [.$C$4] )" office:value-type="float" office:value="25.7887499999997">
            <text:p>25.79</text:p>
          </table:table-cell>
          <table:table-cell table:number-columns-repeated="872"/>
        </table:table-row>
        <table:table-row table:style-name="ro3">
          <table:table-cell table:formula="of:=[.A559]+[.$C$4]" office:value-type="float" office:value="2.74499999999996">
            <text:p>2.745</text:p>
          </table:table-cell>
          <table:table-cell table:formula="of:=IF(   [.A560] &lt; [.$C$5];   &quot;Accel&quot;;   IF(     [.A560] &lt; [.$C$5] + [.$C$7];     &quot;Cruise&quot;;     IF(       [.A560] &lt; [.$C$8];       &quot;Decel&quot;;       &quot;Stop&quot;     )   ) )" office:value-type="string" office:string-value="Cruise">
            <text:p>Cruise</text:p>
          </table:table-cell>
          <table:table-cell table:formula="of:=IF(   [.B560]=&quot;Accel&quot;;   [.$C$1];   IF(     [.B560]=&quot;Cruise&quot;;     0;     IF([.B560]=&quot;Decel&quot;; -[.$C$1]; 0)   ) )" office:value-type="float" office:value="0">
            <text:p>0</text:p>
          </table:table-cell>
          <table:table-cell table:formula="of:=IF(   [.B560]=&quot;Stop&quot;;   0;   MAX(     0;     MIN(       [.$C$2];       [.D559] + [.C560] * [.$C$4]     )   ) )" office:value-type="float" office:value="9.75">
            <text:p>9.75</text:p>
          </table:table-cell>
          <table:table-cell table:formula="of:=IF(   [.B560]=&quot;Stop&quot;;   [.$C$3];   [.E559] + [.D560] * [.$C$4] )" office:value-type="float" office:value="25.8374999999997">
            <text:p>25.84</text:p>
          </table:table-cell>
          <table:table-cell table:number-columns-repeated="872"/>
        </table:table-row>
        <table:table-row table:style-name="ro3">
          <table:table-cell table:formula="of:=[.A560]+[.$C$4]" office:value-type="float" office:value="2.74999999999996">
            <text:p>2.750</text:p>
          </table:table-cell>
          <table:table-cell table:formula="of:=IF(   [.A561] &lt; [.$C$5];   &quot;Accel&quot;;   IF(     [.A561] &lt; [.$C$5] + [.$C$7];     &quot;Cruise&quot;;     IF(       [.A561] &lt; [.$C$8];       &quot;Decel&quot;;       &quot;Stop&quot;     )   ) )" office:value-type="string" office:string-value="Cruise">
            <text:p>Cruise</text:p>
          </table:table-cell>
          <table:table-cell table:formula="of:=IF(   [.B561]=&quot;Accel&quot;;   [.$C$1];   IF(     [.B561]=&quot;Cruise&quot;;     0;     IF([.B561]=&quot;Decel&quot;; -[.$C$1]; 0)   ) )" office:value-type="float" office:value="0">
            <text:p>0</text:p>
          </table:table-cell>
          <table:table-cell table:formula="of:=IF(   [.B561]=&quot;Stop&quot;;   0;   MAX(     0;     MIN(       [.$C$2];       [.D560] + [.C561] * [.$C$4]     )   ) )" office:value-type="float" office:value="9.75">
            <text:p>9.75</text:p>
          </table:table-cell>
          <table:table-cell table:formula="of:=IF(   [.B561]=&quot;Stop&quot;;   [.$C$3];   [.E560] + [.D561] * [.$C$4] )" office:value-type="float" office:value="25.8862499999997">
            <text:p>25.89</text:p>
          </table:table-cell>
          <table:table-cell table:number-columns-repeated="872"/>
        </table:table-row>
        <table:table-row table:style-name="ro3">
          <table:table-cell table:formula="of:=[.A561]+[.$C$4]" office:value-type="float" office:value="2.75499999999996">
            <text:p>2.755</text:p>
          </table:table-cell>
          <table:table-cell table:formula="of:=IF(   [.A562] &lt; [.$C$5];   &quot;Accel&quot;;   IF(     [.A562] &lt; [.$C$5] + [.$C$7];     &quot;Cruise&quot;;     IF(       [.A562] &lt; [.$C$8];       &quot;Decel&quot;;       &quot;Stop&quot;     )   ) )" office:value-type="string" office:string-value="Cruise">
            <text:p>Cruise</text:p>
          </table:table-cell>
          <table:table-cell table:formula="of:=IF(   [.B562]=&quot;Accel&quot;;   [.$C$1];   IF(     [.B562]=&quot;Cruise&quot;;     0;     IF([.B562]=&quot;Decel&quot;; -[.$C$1]; 0)   ) )" office:value-type="float" office:value="0">
            <text:p>0</text:p>
          </table:table-cell>
          <table:table-cell table:formula="of:=IF(   [.B562]=&quot;Stop&quot;;   0;   MAX(     0;     MIN(       [.$C$2];       [.D561] + [.C562] * [.$C$4]     )   ) )" office:value-type="float" office:value="9.75">
            <text:p>9.75</text:p>
          </table:table-cell>
          <table:table-cell table:formula="of:=IF(   [.B562]=&quot;Stop&quot;;   [.$C$3];   [.E561] + [.D562] * [.$C$4] )" office:value-type="float" office:value="25.9349999999997">
            <text:p>25.93</text:p>
          </table:table-cell>
          <table:table-cell table:number-columns-repeated="872"/>
        </table:table-row>
        <table:table-row table:style-name="ro3">
          <table:table-cell table:formula="of:=[.A562]+[.$C$4]" office:value-type="float" office:value="2.75999999999996">
            <text:p>2.760</text:p>
          </table:table-cell>
          <table:table-cell table:formula="of:=IF(   [.A563] &lt; [.$C$5];   &quot;Accel&quot;;   IF(     [.A563] &lt; [.$C$5] + [.$C$7];     &quot;Cruise&quot;;     IF(       [.A563] &lt; [.$C$8];       &quot;Decel&quot;;       &quot;Stop&quot;     )   ) )" office:value-type="string" office:string-value="Cruise">
            <text:p>Cruise</text:p>
          </table:table-cell>
          <table:table-cell table:formula="of:=IF(   [.B563]=&quot;Accel&quot;;   [.$C$1];   IF(     [.B563]=&quot;Cruise&quot;;     0;     IF([.B563]=&quot;Decel&quot;; -[.$C$1]; 0)   ) )" office:value-type="float" office:value="0">
            <text:p>0</text:p>
          </table:table-cell>
          <table:table-cell table:formula="of:=IF(   [.B563]=&quot;Stop&quot;;   0;   MAX(     0;     MIN(       [.$C$2];       [.D562] + [.C563] * [.$C$4]     )   ) )" office:value-type="float" office:value="9.75">
            <text:p>9.75</text:p>
          </table:table-cell>
          <table:table-cell table:formula="of:=IF(   [.B563]=&quot;Stop&quot;;   [.$C$3];   [.E562] + [.D563] * [.$C$4] )" office:value-type="float" office:value="25.9837499999997">
            <text:p>25.98</text:p>
          </table:table-cell>
          <table:table-cell table:number-columns-repeated="872"/>
        </table:table-row>
        <table:table-row table:style-name="ro3">
          <table:table-cell table:formula="of:=[.A563]+[.$C$4]" office:value-type="float" office:value="2.76499999999996">
            <text:p>2.765</text:p>
          </table:table-cell>
          <table:table-cell table:formula="of:=IF(   [.A564] &lt; [.$C$5];   &quot;Accel&quot;;   IF(     [.A564] &lt; [.$C$5] + [.$C$7];     &quot;Cruise&quot;;     IF(       [.A564] &lt; [.$C$8];       &quot;Decel&quot;;       &quot;Stop&quot;     )   ) )" office:value-type="string" office:string-value="Cruise">
            <text:p>Cruise</text:p>
          </table:table-cell>
          <table:table-cell table:formula="of:=IF(   [.B564]=&quot;Accel&quot;;   [.$C$1];   IF(     [.B564]=&quot;Cruise&quot;;     0;     IF([.B564]=&quot;Decel&quot;; -[.$C$1]; 0)   ) )" office:value-type="float" office:value="0">
            <text:p>0</text:p>
          </table:table-cell>
          <table:table-cell table:formula="of:=IF(   [.B564]=&quot;Stop&quot;;   0;   MAX(     0;     MIN(       [.$C$2];       [.D563] + [.C564] * [.$C$4]     )   ) )" office:value-type="float" office:value="9.75">
            <text:p>9.75</text:p>
          </table:table-cell>
          <table:table-cell table:formula="of:=IF(   [.B564]=&quot;Stop&quot;;   [.$C$3];   [.E563] + [.D564] * [.$C$4] )" office:value-type="float" office:value="26.0324999999997">
            <text:p>26.03</text:p>
          </table:table-cell>
          <table:table-cell table:number-columns-repeated="872"/>
        </table:table-row>
        <table:table-row table:style-name="ro3">
          <table:table-cell table:formula="of:=[.A564]+[.$C$4]" office:value-type="float" office:value="2.76999999999996">
            <text:p>2.770</text:p>
          </table:table-cell>
          <table:table-cell table:formula="of:=IF(   [.A565] &lt; [.$C$5];   &quot;Accel&quot;;   IF(     [.A565] &lt; [.$C$5] + [.$C$7];     &quot;Cruise&quot;;     IF(       [.A565] &lt; [.$C$8];       &quot;Decel&quot;;       &quot;Stop&quot;     )   ) )" office:value-type="string" office:string-value="Cruise">
            <text:p>Cruise</text:p>
          </table:table-cell>
          <table:table-cell table:formula="of:=IF(   [.B565]=&quot;Accel&quot;;   [.$C$1];   IF(     [.B565]=&quot;Cruise&quot;;     0;     IF([.B565]=&quot;Decel&quot;; -[.$C$1]; 0)   ) )" office:value-type="float" office:value="0">
            <text:p>0</text:p>
          </table:table-cell>
          <table:table-cell table:formula="of:=IF(   [.B565]=&quot;Stop&quot;;   0;   MAX(     0;     MIN(       [.$C$2];       [.D564] + [.C565] * [.$C$4]     )   ) )" office:value-type="float" office:value="9.75">
            <text:p>9.75</text:p>
          </table:table-cell>
          <table:table-cell table:formula="of:=IF(   [.B565]=&quot;Stop&quot;;   [.$C$3];   [.E564] + [.D565] * [.$C$4] )" office:value-type="float" office:value="26.0812499999997">
            <text:p>26.08</text:p>
          </table:table-cell>
          <table:table-cell table:number-columns-repeated="872"/>
        </table:table-row>
        <table:table-row table:style-name="ro3">
          <table:table-cell table:formula="of:=[.A565]+[.$C$4]" office:value-type="float" office:value="2.77499999999996">
            <text:p>2.775</text:p>
          </table:table-cell>
          <table:table-cell table:formula="of:=IF(   [.A566] &lt; [.$C$5];   &quot;Accel&quot;;   IF(     [.A566] &lt; [.$C$5] + [.$C$7];     &quot;Cruise&quot;;     IF(       [.A566] &lt; [.$C$8];       &quot;Decel&quot;;       &quot;Stop&quot;     )   ) )" office:value-type="string" office:string-value="Cruise">
            <text:p>Cruise</text:p>
          </table:table-cell>
          <table:table-cell table:formula="of:=IF(   [.B566]=&quot;Accel&quot;;   [.$C$1];   IF(     [.B566]=&quot;Cruise&quot;;     0;     IF([.B566]=&quot;Decel&quot;; -[.$C$1]; 0)   ) )" office:value-type="float" office:value="0">
            <text:p>0</text:p>
          </table:table-cell>
          <table:table-cell table:formula="of:=IF(   [.B566]=&quot;Stop&quot;;   0;   MAX(     0;     MIN(       [.$C$2];       [.D565] + [.C566] * [.$C$4]     )   ) )" office:value-type="float" office:value="9.75">
            <text:p>9.75</text:p>
          </table:table-cell>
          <table:table-cell table:formula="of:=IF(   [.B566]=&quot;Stop&quot;;   [.$C$3];   [.E565] + [.D566] * [.$C$4] )" office:value-type="float" office:value="26.1299999999997">
            <text:p>26.13</text:p>
          </table:table-cell>
          <table:table-cell table:number-columns-repeated="872"/>
        </table:table-row>
        <table:table-row table:style-name="ro3">
          <table:table-cell table:formula="of:=[.A566]+[.$C$4]" office:value-type="float" office:value="2.77999999999996">
            <text:p>2.780</text:p>
          </table:table-cell>
          <table:table-cell table:formula="of:=IF(   [.A567] &lt; [.$C$5];   &quot;Accel&quot;;   IF(     [.A567] &lt; [.$C$5] + [.$C$7];     &quot;Cruise&quot;;     IF(       [.A567] &lt; [.$C$8];       &quot;Decel&quot;;       &quot;Stop&quot;     )   ) )" office:value-type="string" office:string-value="Cruise">
            <text:p>Cruise</text:p>
          </table:table-cell>
          <table:table-cell table:formula="of:=IF(   [.B567]=&quot;Accel&quot;;   [.$C$1];   IF(     [.B567]=&quot;Cruise&quot;;     0;     IF([.B567]=&quot;Decel&quot;; -[.$C$1]; 0)   ) )" office:value-type="float" office:value="0">
            <text:p>0</text:p>
          </table:table-cell>
          <table:table-cell table:formula="of:=IF(   [.B567]=&quot;Stop&quot;;   0;   MAX(     0;     MIN(       [.$C$2];       [.D566] + [.C567] * [.$C$4]     )   ) )" office:value-type="float" office:value="9.75">
            <text:p>9.75</text:p>
          </table:table-cell>
          <table:table-cell table:formula="of:=IF(   [.B567]=&quot;Stop&quot;;   [.$C$3];   [.E566] + [.D567] * [.$C$4] )" office:value-type="float" office:value="26.1787499999997">
            <text:p>26.18</text:p>
          </table:table-cell>
          <table:table-cell table:number-columns-repeated="872"/>
        </table:table-row>
        <table:table-row table:style-name="ro3">
          <table:table-cell table:formula="of:=[.A567]+[.$C$4]" office:value-type="float" office:value="2.78499999999996">
            <text:p>2.785</text:p>
          </table:table-cell>
          <table:table-cell table:formula="of:=IF(   [.A568] &lt; [.$C$5];   &quot;Accel&quot;;   IF(     [.A568] &lt; [.$C$5] + [.$C$7];     &quot;Cruise&quot;;     IF(       [.A568] &lt; [.$C$8];       &quot;Decel&quot;;       &quot;Stop&quot;     )   ) )" office:value-type="string" office:string-value="Cruise">
            <text:p>Cruise</text:p>
          </table:table-cell>
          <table:table-cell table:formula="of:=IF(   [.B568]=&quot;Accel&quot;;   [.$C$1];   IF(     [.B568]=&quot;Cruise&quot;;     0;     IF([.B568]=&quot;Decel&quot;; -[.$C$1]; 0)   ) )" office:value-type="float" office:value="0">
            <text:p>0</text:p>
          </table:table-cell>
          <table:table-cell table:formula="of:=IF(   [.B568]=&quot;Stop&quot;;   0;   MAX(     0;     MIN(       [.$C$2];       [.D567] + [.C568] * [.$C$4]     )   ) )" office:value-type="float" office:value="9.75">
            <text:p>9.75</text:p>
          </table:table-cell>
          <table:table-cell table:formula="of:=IF(   [.B568]=&quot;Stop&quot;;   [.$C$3];   [.E567] + [.D568] * [.$C$4] )" office:value-type="float" office:value="26.2274999999997">
            <text:p>26.23</text:p>
          </table:table-cell>
          <table:table-cell table:number-columns-repeated="872"/>
        </table:table-row>
        <table:table-row table:style-name="ro3">
          <table:table-cell table:formula="of:=[.A568]+[.$C$4]" office:value-type="float" office:value="2.78999999999996">
            <text:p>2.790</text:p>
          </table:table-cell>
          <table:table-cell table:formula="of:=IF(   [.A569] &lt; [.$C$5];   &quot;Accel&quot;;   IF(     [.A569] &lt; [.$C$5] + [.$C$7];     &quot;Cruise&quot;;     IF(       [.A569] &lt; [.$C$8];       &quot;Decel&quot;;       &quot;Stop&quot;     )   ) )" office:value-type="string" office:string-value="Cruise">
            <text:p>Cruise</text:p>
          </table:table-cell>
          <table:table-cell table:formula="of:=IF(   [.B569]=&quot;Accel&quot;;   [.$C$1];   IF(     [.B569]=&quot;Cruise&quot;;     0;     IF([.B569]=&quot;Decel&quot;; -[.$C$1]; 0)   ) )" office:value-type="float" office:value="0">
            <text:p>0</text:p>
          </table:table-cell>
          <table:table-cell table:formula="of:=IF(   [.B569]=&quot;Stop&quot;;   0;   MAX(     0;     MIN(       [.$C$2];       [.D568] + [.C569] * [.$C$4]     )   ) )" office:value-type="float" office:value="9.75">
            <text:p>9.75</text:p>
          </table:table-cell>
          <table:table-cell table:formula="of:=IF(   [.B569]=&quot;Stop&quot;;   [.$C$3];   [.E568] + [.D569] * [.$C$4] )" office:value-type="float" office:value="26.2762499999997">
            <text:p>26.28</text:p>
          </table:table-cell>
          <table:table-cell table:number-columns-repeated="872"/>
        </table:table-row>
        <table:table-row table:style-name="ro3">
          <table:table-cell table:formula="of:=[.A569]+[.$C$4]" office:value-type="float" office:value="2.79499999999996">
            <text:p>2.795</text:p>
          </table:table-cell>
          <table:table-cell table:formula="of:=IF(   [.A570] &lt; [.$C$5];   &quot;Accel&quot;;   IF(     [.A570] &lt; [.$C$5] + [.$C$7];     &quot;Cruise&quot;;     IF(       [.A570] &lt; [.$C$8];       &quot;Decel&quot;;       &quot;Stop&quot;     )   ) )" office:value-type="string" office:string-value="Cruise">
            <text:p>Cruise</text:p>
          </table:table-cell>
          <table:table-cell table:formula="of:=IF(   [.B570]=&quot;Accel&quot;;   [.$C$1];   IF(     [.B570]=&quot;Cruise&quot;;     0;     IF([.B570]=&quot;Decel&quot;; -[.$C$1]; 0)   ) )" office:value-type="float" office:value="0">
            <text:p>0</text:p>
          </table:table-cell>
          <table:table-cell table:formula="of:=IF(   [.B570]=&quot;Stop&quot;;   0;   MAX(     0;     MIN(       [.$C$2];       [.D569] + [.C570] * [.$C$4]     )   ) )" office:value-type="float" office:value="9.75">
            <text:p>9.75</text:p>
          </table:table-cell>
          <table:table-cell table:formula="of:=IF(   [.B570]=&quot;Stop&quot;;   [.$C$3];   [.E569] + [.D570] * [.$C$4] )" office:value-type="float" office:value="26.3249999999997">
            <text:p>26.32</text:p>
          </table:table-cell>
          <table:table-cell table:number-columns-repeated="872"/>
        </table:table-row>
        <table:table-row table:style-name="ro3">
          <table:table-cell table:formula="of:=[.A570]+[.$C$4]" office:value-type="float" office:value="2.79999999999996">
            <text:p>2.800</text:p>
          </table:table-cell>
          <table:table-cell table:formula="of:=IF(   [.A571] &lt; [.$C$5];   &quot;Accel&quot;;   IF(     [.A571] &lt; [.$C$5] + [.$C$7];     &quot;Cruise&quot;;     IF(       [.A571] &lt; [.$C$8];       &quot;Decel&quot;;       &quot;Stop&quot;     )   ) )" office:value-type="string" office:string-value="Cruise">
            <text:p>Cruise</text:p>
          </table:table-cell>
          <table:table-cell table:formula="of:=IF(   [.B571]=&quot;Accel&quot;;   [.$C$1];   IF(     [.B571]=&quot;Cruise&quot;;     0;     IF([.B571]=&quot;Decel&quot;; -[.$C$1]; 0)   ) )" office:value-type="float" office:value="0">
            <text:p>0</text:p>
          </table:table-cell>
          <table:table-cell table:formula="of:=IF(   [.B571]=&quot;Stop&quot;;   0;   MAX(     0;     MIN(       [.$C$2];       [.D570] + [.C571] * [.$C$4]     )   ) )" office:value-type="float" office:value="9.75">
            <text:p>9.75</text:p>
          </table:table-cell>
          <table:table-cell table:formula="of:=IF(   [.B571]=&quot;Stop&quot;;   [.$C$3];   [.E570] + [.D571] * [.$C$4] )" office:value-type="float" office:value="26.3737499999997">
            <text:p>26.37</text:p>
          </table:table-cell>
          <table:table-cell table:number-columns-repeated="872"/>
        </table:table-row>
        <table:table-row table:style-name="ro3">
          <table:table-cell table:formula="of:=[.A571]+[.$C$4]" office:value-type="float" office:value="2.80499999999996">
            <text:p>2.805</text:p>
          </table:table-cell>
          <table:table-cell table:formula="of:=IF(   [.A572] &lt; [.$C$5];   &quot;Accel&quot;;   IF(     [.A572] &lt; [.$C$5] + [.$C$7];     &quot;Cruise&quot;;     IF(       [.A572] &lt; [.$C$8];       &quot;Decel&quot;;       &quot;Stop&quot;     )   ) )" office:value-type="string" office:string-value="Cruise">
            <text:p>Cruise</text:p>
          </table:table-cell>
          <table:table-cell table:formula="of:=IF(   [.B572]=&quot;Accel&quot;;   [.$C$1];   IF(     [.B572]=&quot;Cruise&quot;;     0;     IF([.B572]=&quot;Decel&quot;; -[.$C$1]; 0)   ) )" office:value-type="float" office:value="0">
            <text:p>0</text:p>
          </table:table-cell>
          <table:table-cell table:formula="of:=IF(   [.B572]=&quot;Stop&quot;;   0;   MAX(     0;     MIN(       [.$C$2];       [.D571] + [.C572] * [.$C$4]     )   ) )" office:value-type="float" office:value="9.75">
            <text:p>9.75</text:p>
          </table:table-cell>
          <table:table-cell table:formula="of:=IF(   [.B572]=&quot;Stop&quot;;   [.$C$3];   [.E571] + [.D572] * [.$C$4] )" office:value-type="float" office:value="26.4224999999997">
            <text:p>26.42</text:p>
          </table:table-cell>
          <table:table-cell table:number-columns-repeated="872"/>
        </table:table-row>
        <table:table-row table:style-name="ro3">
          <table:table-cell table:formula="of:=[.A572]+[.$C$4]" office:value-type="float" office:value="2.80999999999996">
            <text:p>2.810</text:p>
          </table:table-cell>
          <table:table-cell table:formula="of:=IF(   [.A573] &lt; [.$C$5];   &quot;Accel&quot;;   IF(     [.A573] &lt; [.$C$5] + [.$C$7];     &quot;Cruise&quot;;     IF(       [.A573] &lt; [.$C$8];       &quot;Decel&quot;;       &quot;Stop&quot;     )   ) )" office:value-type="string" office:string-value="Cruise">
            <text:p>Cruise</text:p>
          </table:table-cell>
          <table:table-cell table:formula="of:=IF(   [.B573]=&quot;Accel&quot;;   [.$C$1];   IF(     [.B573]=&quot;Cruise&quot;;     0;     IF([.B573]=&quot;Decel&quot;; -[.$C$1]; 0)   ) )" office:value-type="float" office:value="0">
            <text:p>0</text:p>
          </table:table-cell>
          <table:table-cell table:formula="of:=IF(   [.B573]=&quot;Stop&quot;;   0;   MAX(     0;     MIN(       [.$C$2];       [.D572] + [.C573] * [.$C$4]     )   ) )" office:value-type="float" office:value="9.75">
            <text:p>9.75</text:p>
          </table:table-cell>
          <table:table-cell table:formula="of:=IF(   [.B573]=&quot;Stop&quot;;   [.$C$3];   [.E572] + [.D573] * [.$C$4] )" office:value-type="float" office:value="26.4712499999997">
            <text:p>26.47</text:p>
          </table:table-cell>
          <table:table-cell table:number-columns-repeated="872"/>
        </table:table-row>
        <table:table-row table:style-name="ro3">
          <table:table-cell table:formula="of:=[.A573]+[.$C$4]" office:value-type="float" office:value="2.81499999999996">
            <text:p>2.815</text:p>
          </table:table-cell>
          <table:table-cell table:formula="of:=IF(   [.A574] &lt; [.$C$5];   &quot;Accel&quot;;   IF(     [.A574] &lt; [.$C$5] + [.$C$7];     &quot;Cruise&quot;;     IF(       [.A574] &lt; [.$C$8];       &quot;Decel&quot;;       &quot;Stop&quot;     )   ) )" office:value-type="string" office:string-value="Cruise">
            <text:p>Cruise</text:p>
          </table:table-cell>
          <table:table-cell table:formula="of:=IF(   [.B574]=&quot;Accel&quot;;   [.$C$1];   IF(     [.B574]=&quot;Cruise&quot;;     0;     IF([.B574]=&quot;Decel&quot;; -[.$C$1]; 0)   ) )" office:value-type="float" office:value="0">
            <text:p>0</text:p>
          </table:table-cell>
          <table:table-cell table:formula="of:=IF(   [.B574]=&quot;Stop&quot;;   0;   MAX(     0;     MIN(       [.$C$2];       [.D573] + [.C574] * [.$C$4]     )   ) )" office:value-type="float" office:value="9.75">
            <text:p>9.75</text:p>
          </table:table-cell>
          <table:table-cell table:formula="of:=IF(   [.B574]=&quot;Stop&quot;;   [.$C$3];   [.E573] + [.D574] * [.$C$4] )" office:value-type="float" office:value="26.5199999999997">
            <text:p>26.52</text:p>
          </table:table-cell>
          <table:table-cell table:number-columns-repeated="872"/>
        </table:table-row>
        <table:table-row table:style-name="ro3">
          <table:table-cell table:formula="of:=[.A574]+[.$C$4]" office:value-type="float" office:value="2.81999999999996">
            <text:p>2.820</text:p>
          </table:table-cell>
          <table:table-cell table:formula="of:=IF(   [.A575] &lt; [.$C$5];   &quot;Accel&quot;;   IF(     [.A575] &lt; [.$C$5] + [.$C$7];     &quot;Cruise&quot;;     IF(       [.A575] &lt; [.$C$8];       &quot;Decel&quot;;       &quot;Stop&quot;     )   ) )" office:value-type="string" office:string-value="Cruise">
            <text:p>Cruise</text:p>
          </table:table-cell>
          <table:table-cell table:formula="of:=IF(   [.B575]=&quot;Accel&quot;;   [.$C$1];   IF(     [.B575]=&quot;Cruise&quot;;     0;     IF([.B575]=&quot;Decel&quot;; -[.$C$1]; 0)   ) )" office:value-type="float" office:value="0">
            <text:p>0</text:p>
          </table:table-cell>
          <table:table-cell table:formula="of:=IF(   [.B575]=&quot;Stop&quot;;   0;   MAX(     0;     MIN(       [.$C$2];       [.D574] + [.C575] * [.$C$4]     )   ) )" office:value-type="float" office:value="9.75">
            <text:p>9.75</text:p>
          </table:table-cell>
          <table:table-cell table:formula="of:=IF(   [.B575]=&quot;Stop&quot;;   [.$C$3];   [.E574] + [.D575] * [.$C$4] )" office:value-type="float" office:value="26.5687499999997">
            <text:p>26.57</text:p>
          </table:table-cell>
          <table:table-cell table:number-columns-repeated="872"/>
        </table:table-row>
        <table:table-row table:style-name="ro3">
          <table:table-cell table:formula="of:=[.A575]+[.$C$4]" office:value-type="float" office:value="2.82499999999996">
            <text:p>2.825</text:p>
          </table:table-cell>
          <table:table-cell table:formula="of:=IF(   [.A576] &lt; [.$C$5];   &quot;Accel&quot;;   IF(     [.A576] &lt; [.$C$5] + [.$C$7];     &quot;Cruise&quot;;     IF(       [.A576] &lt; [.$C$8];       &quot;Decel&quot;;       &quot;Stop&quot;     )   ) )" office:value-type="string" office:string-value="Cruise">
            <text:p>Cruise</text:p>
          </table:table-cell>
          <table:table-cell table:formula="of:=IF(   [.B576]=&quot;Accel&quot;;   [.$C$1];   IF(     [.B576]=&quot;Cruise&quot;;     0;     IF([.B576]=&quot;Decel&quot;; -[.$C$1]; 0)   ) )" office:value-type="float" office:value="0">
            <text:p>0</text:p>
          </table:table-cell>
          <table:table-cell table:formula="of:=IF(   [.B576]=&quot;Stop&quot;;   0;   MAX(     0;     MIN(       [.$C$2];       [.D575] + [.C576] * [.$C$4]     )   ) )" office:value-type="float" office:value="9.75">
            <text:p>9.75</text:p>
          </table:table-cell>
          <table:table-cell table:formula="of:=IF(   [.B576]=&quot;Stop&quot;;   [.$C$3];   [.E575] + [.D576] * [.$C$4] )" office:value-type="float" office:value="26.6174999999996">
            <text:p>26.62</text:p>
          </table:table-cell>
          <table:table-cell table:number-columns-repeated="872"/>
        </table:table-row>
        <table:table-row table:style-name="ro3">
          <table:table-cell table:formula="of:=[.A576]+[.$C$4]" office:value-type="float" office:value="2.82999999999996">
            <text:p>2.830</text:p>
          </table:table-cell>
          <table:table-cell table:formula="of:=IF(   [.A577] &lt; [.$C$5];   &quot;Accel&quot;;   IF(     [.A577] &lt; [.$C$5] + [.$C$7];     &quot;Cruise&quot;;     IF(       [.A577] &lt; [.$C$8];       &quot;Decel&quot;;       &quot;Stop&quot;     )   ) )" office:value-type="string" office:string-value="Cruise">
            <text:p>Cruise</text:p>
          </table:table-cell>
          <table:table-cell table:formula="of:=IF(   [.B577]=&quot;Accel&quot;;   [.$C$1];   IF(     [.B577]=&quot;Cruise&quot;;     0;     IF([.B577]=&quot;Decel&quot;; -[.$C$1]; 0)   ) )" office:value-type="float" office:value="0">
            <text:p>0</text:p>
          </table:table-cell>
          <table:table-cell table:formula="of:=IF(   [.B577]=&quot;Stop&quot;;   0;   MAX(     0;     MIN(       [.$C$2];       [.D576] + [.C577] * [.$C$4]     )   ) )" office:value-type="float" office:value="9.75">
            <text:p>9.75</text:p>
          </table:table-cell>
          <table:table-cell table:formula="of:=IF(   [.B577]=&quot;Stop&quot;;   [.$C$3];   [.E576] + [.D577] * [.$C$4] )" office:value-type="float" office:value="26.6662499999997">
            <text:p>26.67</text:p>
          </table:table-cell>
          <table:table-cell table:number-columns-repeated="872"/>
        </table:table-row>
        <table:table-row table:style-name="ro3">
          <table:table-cell table:formula="of:=[.A577]+[.$C$4]" office:value-type="float" office:value="2.83499999999996">
            <text:p>2.835</text:p>
          </table:table-cell>
          <table:table-cell table:formula="of:=IF(   [.A578] &lt; [.$C$5];   &quot;Accel&quot;;   IF(     [.A578] &lt; [.$C$5] + [.$C$7];     &quot;Cruise&quot;;     IF(       [.A578] &lt; [.$C$8];       &quot;Decel&quot;;       &quot;Stop&quot;     )   ) )" office:value-type="string" office:string-value="Cruise">
            <text:p>Cruise</text:p>
          </table:table-cell>
          <table:table-cell table:formula="of:=IF(   [.B578]=&quot;Accel&quot;;   [.$C$1];   IF(     [.B578]=&quot;Cruise&quot;;     0;     IF([.B578]=&quot;Decel&quot;; -[.$C$1]; 0)   ) )" office:value-type="float" office:value="0">
            <text:p>0</text:p>
          </table:table-cell>
          <table:table-cell table:formula="of:=IF(   [.B578]=&quot;Stop&quot;;   0;   MAX(     0;     MIN(       [.$C$2];       [.D577] + [.C578] * [.$C$4]     )   ) )" office:value-type="float" office:value="9.75">
            <text:p>9.75</text:p>
          </table:table-cell>
          <table:table-cell table:formula="of:=IF(   [.B578]=&quot;Stop&quot;;   [.$C$3];   [.E577] + [.D578] * [.$C$4] )" office:value-type="float" office:value="26.7149999999996">
            <text:p>26.71</text:p>
          </table:table-cell>
          <table:table-cell table:number-columns-repeated="872"/>
        </table:table-row>
        <table:table-row table:style-name="ro3">
          <table:table-cell table:formula="of:=[.A578]+[.$C$4]" office:value-type="float" office:value="2.83999999999996">
            <text:p>2.840</text:p>
          </table:table-cell>
          <table:table-cell table:formula="of:=IF(   [.A579] &lt; [.$C$5];   &quot;Accel&quot;;   IF(     [.A579] &lt; [.$C$5] + [.$C$7];     &quot;Cruise&quot;;     IF(       [.A579] &lt; [.$C$8];       &quot;Decel&quot;;       &quot;Stop&quot;     )   ) )" office:value-type="string" office:string-value="Cruise">
            <text:p>Cruise</text:p>
          </table:table-cell>
          <table:table-cell table:formula="of:=IF(   [.B579]=&quot;Accel&quot;;   [.$C$1];   IF(     [.B579]=&quot;Cruise&quot;;     0;     IF([.B579]=&quot;Decel&quot;; -[.$C$1]; 0)   ) )" office:value-type="float" office:value="0">
            <text:p>0</text:p>
          </table:table-cell>
          <table:table-cell table:formula="of:=IF(   [.B579]=&quot;Stop&quot;;   0;   MAX(     0;     MIN(       [.$C$2];       [.D578] + [.C579] * [.$C$4]     )   ) )" office:value-type="float" office:value="9.75">
            <text:p>9.75</text:p>
          </table:table-cell>
          <table:table-cell table:formula="of:=IF(   [.B579]=&quot;Stop&quot;;   [.$C$3];   [.E578] + [.D579] * [.$C$4] )" office:value-type="float" office:value="26.7637499999996">
            <text:p>26.76</text:p>
          </table:table-cell>
          <table:table-cell table:number-columns-repeated="872"/>
        </table:table-row>
        <table:table-row table:style-name="ro3">
          <table:table-cell table:formula="of:=[.A579]+[.$C$4]" office:value-type="float" office:value="2.84499999999996">
            <text:p>2.845</text:p>
          </table:table-cell>
          <table:table-cell table:formula="of:=IF(   [.A580] &lt; [.$C$5];   &quot;Accel&quot;;   IF(     [.A580] &lt; [.$C$5] + [.$C$7];     &quot;Cruise&quot;;     IF(       [.A580] &lt; [.$C$8];       &quot;Decel&quot;;       &quot;Stop&quot;     )   ) )" office:value-type="string" office:string-value="Cruise">
            <text:p>Cruise</text:p>
          </table:table-cell>
          <table:table-cell table:formula="of:=IF(   [.B580]=&quot;Accel&quot;;   [.$C$1];   IF(     [.B580]=&quot;Cruise&quot;;     0;     IF([.B580]=&quot;Decel&quot;; -[.$C$1]; 0)   ) )" office:value-type="float" office:value="0">
            <text:p>0</text:p>
          </table:table-cell>
          <table:table-cell table:formula="of:=IF(   [.B580]=&quot;Stop&quot;;   0;   MAX(     0;     MIN(       [.$C$2];       [.D579] + [.C580] * [.$C$4]     )   ) )" office:value-type="float" office:value="9.75">
            <text:p>9.75</text:p>
          </table:table-cell>
          <table:table-cell table:formula="of:=IF(   [.B580]=&quot;Stop&quot;;   [.$C$3];   [.E579] + [.D580] * [.$C$4] )" office:value-type="float" office:value="26.8124999999996">
            <text:p>26.81</text:p>
          </table:table-cell>
          <table:table-cell table:number-columns-repeated="872"/>
        </table:table-row>
        <table:table-row table:style-name="ro3">
          <table:table-cell table:formula="of:=[.A580]+[.$C$4]" office:value-type="float" office:value="2.84999999999996">
            <text:p>2.850</text:p>
          </table:table-cell>
          <table:table-cell table:formula="of:=IF(   [.A581] &lt; [.$C$5];   &quot;Accel&quot;;   IF(     [.A581] &lt; [.$C$5] + [.$C$7];     &quot;Cruise&quot;;     IF(       [.A581] &lt; [.$C$8];       &quot;Decel&quot;;       &quot;Stop&quot;     )   ) )" office:value-type="string" office:string-value="Cruise">
            <text:p>Cruise</text:p>
          </table:table-cell>
          <table:table-cell table:formula="of:=IF(   [.B581]=&quot;Accel&quot;;   [.$C$1];   IF(     [.B581]=&quot;Cruise&quot;;     0;     IF([.B581]=&quot;Decel&quot;; -[.$C$1]; 0)   ) )" office:value-type="float" office:value="0">
            <text:p>0</text:p>
          </table:table-cell>
          <table:table-cell table:formula="of:=IF(   [.B581]=&quot;Stop&quot;;   0;   MAX(     0;     MIN(       [.$C$2];       [.D580] + [.C581] * [.$C$4]     )   ) )" office:value-type="float" office:value="9.75">
            <text:p>9.75</text:p>
          </table:table-cell>
          <table:table-cell table:formula="of:=IF(   [.B581]=&quot;Stop&quot;;   [.$C$3];   [.E580] + [.D581] * [.$C$4] )" office:value-type="float" office:value="26.8612499999996">
            <text:p>26.86</text:p>
          </table:table-cell>
          <table:table-cell table:number-columns-repeated="872"/>
        </table:table-row>
        <table:table-row table:style-name="ro3">
          <table:table-cell table:formula="of:=[.A581]+[.$C$4]" office:value-type="float" office:value="2.85499999999996">
            <text:p>2.855</text:p>
          </table:table-cell>
          <table:table-cell table:formula="of:=IF(   [.A582] &lt; [.$C$5];   &quot;Accel&quot;;   IF(     [.A582] &lt; [.$C$5] + [.$C$7];     &quot;Cruise&quot;;     IF(       [.A582] &lt; [.$C$8];       &quot;Decel&quot;;       &quot;Stop&quot;     )   ) )" office:value-type="string" office:string-value="Cruise">
            <text:p>Cruise</text:p>
          </table:table-cell>
          <table:table-cell table:formula="of:=IF(   [.B582]=&quot;Accel&quot;;   [.$C$1];   IF(     [.B582]=&quot;Cruise&quot;;     0;     IF([.B582]=&quot;Decel&quot;; -[.$C$1]; 0)   ) )" office:value-type="float" office:value="0">
            <text:p>0</text:p>
          </table:table-cell>
          <table:table-cell table:formula="of:=IF(   [.B582]=&quot;Stop&quot;;   0;   MAX(     0;     MIN(       [.$C$2];       [.D581] + [.C582] * [.$C$4]     )   ) )" office:value-type="float" office:value="9.75">
            <text:p>9.75</text:p>
          </table:table-cell>
          <table:table-cell table:formula="of:=IF(   [.B582]=&quot;Stop&quot;;   [.$C$3];   [.E581] + [.D582] * [.$C$4] )" office:value-type="float" office:value="26.9099999999996">
            <text:p>26.91</text:p>
          </table:table-cell>
          <table:table-cell table:number-columns-repeated="872"/>
        </table:table-row>
        <table:table-row table:style-name="ro3">
          <table:table-cell table:formula="of:=[.A582]+[.$C$4]" office:value-type="float" office:value="2.85999999999996">
            <text:p>2.860</text:p>
          </table:table-cell>
          <table:table-cell table:formula="of:=IF(   [.A583] &lt; [.$C$5];   &quot;Accel&quot;;   IF(     [.A583] &lt; [.$C$5] + [.$C$7];     &quot;Cruise&quot;;     IF(       [.A583] &lt; [.$C$8];       &quot;Decel&quot;;       &quot;Stop&quot;     )   ) )" office:value-type="string" office:string-value="Cruise">
            <text:p>Cruise</text:p>
          </table:table-cell>
          <table:table-cell table:formula="of:=IF(   [.B583]=&quot;Accel&quot;;   [.$C$1];   IF(     [.B583]=&quot;Cruise&quot;;     0;     IF([.B583]=&quot;Decel&quot;; -[.$C$1]; 0)   ) )" office:value-type="float" office:value="0">
            <text:p>0</text:p>
          </table:table-cell>
          <table:table-cell table:formula="of:=IF(   [.B583]=&quot;Stop&quot;;   0;   MAX(     0;     MIN(       [.$C$2];       [.D582] + [.C583] * [.$C$4]     )   ) )" office:value-type="float" office:value="9.75">
            <text:p>9.75</text:p>
          </table:table-cell>
          <table:table-cell table:formula="of:=IF(   [.B583]=&quot;Stop&quot;;   [.$C$3];   [.E582] + [.D583] * [.$C$4] )" office:value-type="float" office:value="26.9587499999996">
            <text:p>26.96</text:p>
          </table:table-cell>
          <table:table-cell table:number-columns-repeated="872"/>
        </table:table-row>
        <table:table-row table:style-name="ro3">
          <table:table-cell table:formula="of:=[.A583]+[.$C$4]" office:value-type="float" office:value="2.86499999999996">
            <text:p>2.865</text:p>
          </table:table-cell>
          <table:table-cell table:formula="of:=IF(   [.A584] &lt; [.$C$5];   &quot;Accel&quot;;   IF(     [.A584] &lt; [.$C$5] + [.$C$7];     &quot;Cruise&quot;;     IF(       [.A584] &lt; [.$C$8];       &quot;Decel&quot;;       &quot;Stop&quot;     )   ) )" office:value-type="string" office:string-value="Cruise">
            <text:p>Cruise</text:p>
          </table:table-cell>
          <table:table-cell table:formula="of:=IF(   [.B584]=&quot;Accel&quot;;   [.$C$1];   IF(     [.B584]=&quot;Cruise&quot;;     0;     IF([.B584]=&quot;Decel&quot;; -[.$C$1]; 0)   ) )" office:value-type="float" office:value="0">
            <text:p>0</text:p>
          </table:table-cell>
          <table:table-cell table:formula="of:=IF(   [.B584]=&quot;Stop&quot;;   0;   MAX(     0;     MIN(       [.$C$2];       [.D583] + [.C584] * [.$C$4]     )   ) )" office:value-type="float" office:value="9.75">
            <text:p>9.75</text:p>
          </table:table-cell>
          <table:table-cell table:formula="of:=IF(   [.B584]=&quot;Stop&quot;;   [.$C$3];   [.E583] + [.D584] * [.$C$4] )" office:value-type="float" office:value="27.0074999999996">
            <text:p>27.01</text:p>
          </table:table-cell>
          <table:table-cell table:number-columns-repeated="872"/>
        </table:table-row>
        <table:table-row table:style-name="ro3">
          <table:table-cell table:formula="of:=[.A584]+[.$C$4]" office:value-type="float" office:value="2.86999999999996">
            <text:p>2.870</text:p>
          </table:table-cell>
          <table:table-cell table:formula="of:=IF(   [.A585] &lt; [.$C$5];   &quot;Accel&quot;;   IF(     [.A585] &lt; [.$C$5] + [.$C$7];     &quot;Cruise&quot;;     IF(       [.A585] &lt; [.$C$8];       &quot;Decel&quot;;       &quot;Stop&quot;     )   ) )" office:value-type="string" office:string-value="Cruise">
            <text:p>Cruise</text:p>
          </table:table-cell>
          <table:table-cell table:formula="of:=IF(   [.B585]=&quot;Accel&quot;;   [.$C$1];   IF(     [.B585]=&quot;Cruise&quot;;     0;     IF([.B585]=&quot;Decel&quot;; -[.$C$1]; 0)   ) )" office:value-type="float" office:value="0">
            <text:p>0</text:p>
          </table:table-cell>
          <table:table-cell table:formula="of:=IF(   [.B585]=&quot;Stop&quot;;   0;   MAX(     0;     MIN(       [.$C$2];       [.D584] + [.C585] * [.$C$4]     )   ) )" office:value-type="float" office:value="9.75">
            <text:p>9.75</text:p>
          </table:table-cell>
          <table:table-cell table:formula="of:=IF(   [.B585]=&quot;Stop&quot;;   [.$C$3];   [.E584] + [.D585] * [.$C$4] )" office:value-type="float" office:value="27.0562499999996">
            <text:p>27.06</text:p>
          </table:table-cell>
          <table:table-cell table:number-columns-repeated="872"/>
        </table:table-row>
        <table:table-row table:style-name="ro3">
          <table:table-cell table:formula="of:=[.A585]+[.$C$4]" office:value-type="float" office:value="2.87499999999996">
            <text:p>2.875</text:p>
          </table:table-cell>
          <table:table-cell table:formula="of:=IF(   [.A586] &lt; [.$C$5];   &quot;Accel&quot;;   IF(     [.A586] &lt; [.$C$5] + [.$C$7];     &quot;Cruise&quot;;     IF(       [.A586] &lt; [.$C$8];       &quot;Decel&quot;;       &quot;Stop&quot;     )   ) )" office:value-type="string" office:string-value="Cruise">
            <text:p>Cruise</text:p>
          </table:table-cell>
          <table:table-cell table:formula="of:=IF(   [.B586]=&quot;Accel&quot;;   [.$C$1];   IF(     [.B586]=&quot;Cruise&quot;;     0;     IF([.B586]=&quot;Decel&quot;; -[.$C$1]; 0)   ) )" office:value-type="float" office:value="0">
            <text:p>0</text:p>
          </table:table-cell>
          <table:table-cell table:formula="of:=IF(   [.B586]=&quot;Stop&quot;;   0;   MAX(     0;     MIN(       [.$C$2];       [.D585] + [.C586] * [.$C$4]     )   ) )" office:value-type="float" office:value="9.75">
            <text:p>9.75</text:p>
          </table:table-cell>
          <table:table-cell table:formula="of:=IF(   [.B586]=&quot;Stop&quot;;   [.$C$3];   [.E585] + [.D586] * [.$C$4] )" office:value-type="float" office:value="27.1049999999996">
            <text:p>27.10</text:p>
          </table:table-cell>
          <table:table-cell table:number-columns-repeated="872"/>
        </table:table-row>
        <table:table-row table:style-name="ro3">
          <table:table-cell table:formula="of:=[.A586]+[.$C$4]" office:value-type="float" office:value="2.87999999999996">
            <text:p>2.880</text:p>
          </table:table-cell>
          <table:table-cell table:formula="of:=IF(   [.A587] &lt; [.$C$5];   &quot;Accel&quot;;   IF(     [.A587] &lt; [.$C$5] + [.$C$7];     &quot;Cruise&quot;;     IF(       [.A587] &lt; [.$C$8];       &quot;Decel&quot;;       &quot;Stop&quot;     )   ) )" office:value-type="string" office:string-value="Cruise">
            <text:p>Cruise</text:p>
          </table:table-cell>
          <table:table-cell table:formula="of:=IF(   [.B587]=&quot;Accel&quot;;   [.$C$1];   IF(     [.B587]=&quot;Cruise&quot;;     0;     IF([.B587]=&quot;Decel&quot;; -[.$C$1]; 0)   ) )" office:value-type="float" office:value="0">
            <text:p>0</text:p>
          </table:table-cell>
          <table:table-cell table:formula="of:=IF(   [.B587]=&quot;Stop&quot;;   0;   MAX(     0;     MIN(       [.$C$2];       [.D586] + [.C587] * [.$C$4]     )   ) )" office:value-type="float" office:value="9.75">
            <text:p>9.75</text:p>
          </table:table-cell>
          <table:table-cell table:formula="of:=IF(   [.B587]=&quot;Stop&quot;;   [.$C$3];   [.E586] + [.D587] * [.$C$4] )" office:value-type="float" office:value="27.1537499999996">
            <text:p>27.15</text:p>
          </table:table-cell>
          <table:table-cell table:number-columns-repeated="872"/>
        </table:table-row>
        <table:table-row table:style-name="ro3">
          <table:table-cell table:formula="of:=[.A587]+[.$C$4]" office:value-type="float" office:value="2.88499999999996">
            <text:p>2.885</text:p>
          </table:table-cell>
          <table:table-cell table:formula="of:=IF(   [.A588] &lt; [.$C$5];   &quot;Accel&quot;;   IF(     [.A588] &lt; [.$C$5] + [.$C$7];     &quot;Cruise&quot;;     IF(       [.A588] &lt; [.$C$8];       &quot;Decel&quot;;       &quot;Stop&quot;     )   ) )" office:value-type="string" office:string-value="Cruise">
            <text:p>Cruise</text:p>
          </table:table-cell>
          <table:table-cell table:formula="of:=IF(   [.B588]=&quot;Accel&quot;;   [.$C$1];   IF(     [.B588]=&quot;Cruise&quot;;     0;     IF([.B588]=&quot;Decel&quot;; -[.$C$1]; 0)   ) )" office:value-type="float" office:value="0">
            <text:p>0</text:p>
          </table:table-cell>
          <table:table-cell table:formula="of:=IF(   [.B588]=&quot;Stop&quot;;   0;   MAX(     0;     MIN(       [.$C$2];       [.D587] + [.C588] * [.$C$4]     )   ) )" office:value-type="float" office:value="9.75">
            <text:p>9.75</text:p>
          </table:table-cell>
          <table:table-cell table:formula="of:=IF(   [.B588]=&quot;Stop&quot;;   [.$C$3];   [.E587] + [.D588] * [.$C$4] )" office:value-type="float" office:value="27.2024999999996">
            <text:p>27.20</text:p>
          </table:table-cell>
          <table:table-cell table:number-columns-repeated="872"/>
        </table:table-row>
        <table:table-row table:style-name="ro3">
          <table:table-cell table:formula="of:=[.A588]+[.$C$4]" office:value-type="float" office:value="2.88999999999996">
            <text:p>2.890</text:p>
          </table:table-cell>
          <table:table-cell table:formula="of:=IF(   [.A589] &lt; [.$C$5];   &quot;Accel&quot;;   IF(     [.A589] &lt; [.$C$5] + [.$C$7];     &quot;Cruise&quot;;     IF(       [.A589] &lt; [.$C$8];       &quot;Decel&quot;;       &quot;Stop&quot;     )   ) )" office:value-type="string" office:string-value="Cruise">
            <text:p>Cruise</text:p>
          </table:table-cell>
          <table:table-cell table:formula="of:=IF(   [.B589]=&quot;Accel&quot;;   [.$C$1];   IF(     [.B589]=&quot;Cruise&quot;;     0;     IF([.B589]=&quot;Decel&quot;; -[.$C$1]; 0)   ) )" office:value-type="float" office:value="0">
            <text:p>0</text:p>
          </table:table-cell>
          <table:table-cell table:formula="of:=IF(   [.B589]=&quot;Stop&quot;;   0;   MAX(     0;     MIN(       [.$C$2];       [.D588] + [.C589] * [.$C$4]     )   ) )" office:value-type="float" office:value="9.75">
            <text:p>9.75</text:p>
          </table:table-cell>
          <table:table-cell table:formula="of:=IF(   [.B589]=&quot;Stop&quot;;   [.$C$3];   [.E588] + [.D589] * [.$C$4] )" office:value-type="float" office:value="27.2512499999996">
            <text:p>27.25</text:p>
          </table:table-cell>
          <table:table-cell table:number-columns-repeated="872"/>
        </table:table-row>
        <table:table-row table:style-name="ro3">
          <table:table-cell table:formula="of:=[.A589]+[.$C$4]" office:value-type="float" office:value="2.89499999999996">
            <text:p>2.895</text:p>
          </table:table-cell>
          <table:table-cell table:formula="of:=IF(   [.A590] &lt; [.$C$5];   &quot;Accel&quot;;   IF(     [.A590] &lt; [.$C$5] + [.$C$7];     &quot;Cruise&quot;;     IF(       [.A590] &lt; [.$C$8];       &quot;Decel&quot;;       &quot;Stop&quot;     )   ) )" office:value-type="string" office:string-value="Cruise">
            <text:p>Cruise</text:p>
          </table:table-cell>
          <table:table-cell table:formula="of:=IF(   [.B590]=&quot;Accel&quot;;   [.$C$1];   IF(     [.B590]=&quot;Cruise&quot;;     0;     IF([.B590]=&quot;Decel&quot;; -[.$C$1]; 0)   ) )" office:value-type="float" office:value="0">
            <text:p>0</text:p>
          </table:table-cell>
          <table:table-cell table:formula="of:=IF(   [.B590]=&quot;Stop&quot;;   0;   MAX(     0;     MIN(       [.$C$2];       [.D589] + [.C590] * [.$C$4]     )   ) )" office:value-type="float" office:value="9.75">
            <text:p>9.75</text:p>
          </table:table-cell>
          <table:table-cell table:formula="of:=IF(   [.B590]=&quot;Stop&quot;;   [.$C$3];   [.E589] + [.D590] * [.$C$4] )" office:value-type="float" office:value="27.2999999999996">
            <text:p>27.30</text:p>
          </table:table-cell>
          <table:table-cell table:number-columns-repeated="872"/>
        </table:table-row>
        <table:table-row table:style-name="ro3">
          <table:table-cell table:formula="of:=[.A590]+[.$C$4]" office:value-type="float" office:value="2.89999999999996">
            <text:p>2.900</text:p>
          </table:table-cell>
          <table:table-cell table:formula="of:=IF(   [.A591] &lt; [.$C$5];   &quot;Accel&quot;;   IF(     [.A591] &lt; [.$C$5] + [.$C$7];     &quot;Cruise&quot;;     IF(       [.A591] &lt; [.$C$8];       &quot;Decel&quot;;       &quot;Stop&quot;     )   ) )" office:value-type="string" office:string-value="Cruise">
            <text:p>Cruise</text:p>
          </table:table-cell>
          <table:table-cell table:formula="of:=IF(   [.B591]=&quot;Accel&quot;;   [.$C$1];   IF(     [.B591]=&quot;Cruise&quot;;     0;     IF([.B591]=&quot;Decel&quot;; -[.$C$1]; 0)   ) )" office:value-type="float" office:value="0">
            <text:p>0</text:p>
          </table:table-cell>
          <table:table-cell table:formula="of:=IF(   [.B591]=&quot;Stop&quot;;   0;   MAX(     0;     MIN(       [.$C$2];       [.D590] + [.C591] * [.$C$4]     )   ) )" office:value-type="float" office:value="9.75">
            <text:p>9.75</text:p>
          </table:table-cell>
          <table:table-cell table:formula="of:=IF(   [.B591]=&quot;Stop&quot;;   [.$C$3];   [.E590] + [.D591] * [.$C$4] )" office:value-type="float" office:value="27.3487499999996">
            <text:p>27.35</text:p>
          </table:table-cell>
          <table:table-cell table:number-columns-repeated="872"/>
        </table:table-row>
        <table:table-row table:style-name="ro3">
          <table:table-cell table:formula="of:=[.A591]+[.$C$4]" office:value-type="float" office:value="2.90499999999996">
            <text:p>2.905</text:p>
          </table:table-cell>
          <table:table-cell table:formula="of:=IF(   [.A592] &lt; [.$C$5];   &quot;Accel&quot;;   IF(     [.A592] &lt; [.$C$5] + [.$C$7];     &quot;Cruise&quot;;     IF(       [.A592] &lt; [.$C$8];       &quot;Decel&quot;;       &quot;Stop&quot;     )   ) )" office:value-type="string" office:string-value="Cruise">
            <text:p>Cruise</text:p>
          </table:table-cell>
          <table:table-cell table:formula="of:=IF(   [.B592]=&quot;Accel&quot;;   [.$C$1];   IF(     [.B592]=&quot;Cruise&quot;;     0;     IF([.B592]=&quot;Decel&quot;; -[.$C$1]; 0)   ) )" office:value-type="float" office:value="0">
            <text:p>0</text:p>
          </table:table-cell>
          <table:table-cell table:formula="of:=IF(   [.B592]=&quot;Stop&quot;;   0;   MAX(     0;     MIN(       [.$C$2];       [.D591] + [.C592] * [.$C$4]     )   ) )" office:value-type="float" office:value="9.75">
            <text:p>9.75</text:p>
          </table:table-cell>
          <table:table-cell table:formula="of:=IF(   [.B592]=&quot;Stop&quot;;   [.$C$3];   [.E591] + [.D592] * [.$C$4] )" office:value-type="float" office:value="27.3974999999996">
            <text:p>27.40</text:p>
          </table:table-cell>
          <table:table-cell table:number-columns-repeated="872"/>
        </table:table-row>
        <table:table-row table:style-name="ro3">
          <table:table-cell table:formula="of:=[.A592]+[.$C$4]" office:value-type="float" office:value="2.90999999999996">
            <text:p>2.910</text:p>
          </table:table-cell>
          <table:table-cell table:formula="of:=IF(   [.A593] &lt; [.$C$5];   &quot;Accel&quot;;   IF(     [.A593] &lt; [.$C$5] + [.$C$7];     &quot;Cruise&quot;;     IF(       [.A593] &lt; [.$C$8];       &quot;Decel&quot;;       &quot;Stop&quot;     )   ) )" office:value-type="string" office:string-value="Cruise">
            <text:p>Cruise</text:p>
          </table:table-cell>
          <table:table-cell table:formula="of:=IF(   [.B593]=&quot;Accel&quot;;   [.$C$1];   IF(     [.B593]=&quot;Cruise&quot;;     0;     IF([.B593]=&quot;Decel&quot;; -[.$C$1]; 0)   ) )" office:value-type="float" office:value="0">
            <text:p>0</text:p>
          </table:table-cell>
          <table:table-cell table:formula="of:=IF(   [.B593]=&quot;Stop&quot;;   0;   MAX(     0;     MIN(       [.$C$2];       [.D592] + [.C593] * [.$C$4]     )   ) )" office:value-type="float" office:value="9.75">
            <text:p>9.75</text:p>
          </table:table-cell>
          <table:table-cell table:formula="of:=IF(   [.B593]=&quot;Stop&quot;;   [.$C$3];   [.E592] + [.D593] * [.$C$4] )" office:value-type="float" office:value="27.4462499999996">
            <text:p>27.45</text:p>
          </table:table-cell>
          <table:table-cell table:number-columns-repeated="872"/>
        </table:table-row>
        <table:table-row table:style-name="ro3">
          <table:table-cell table:formula="of:=[.A593]+[.$C$4]" office:value-type="float" office:value="2.91499999999996">
            <text:p>2.915</text:p>
          </table:table-cell>
          <table:table-cell table:formula="of:=IF(   [.A594] &lt; [.$C$5];   &quot;Accel&quot;;   IF(     [.A594] &lt; [.$C$5] + [.$C$7];     &quot;Cruise&quot;;     IF(       [.A594] &lt; [.$C$8];       &quot;Decel&quot;;       &quot;Stop&quot;     )   ) )" office:value-type="string" office:string-value="Cruise">
            <text:p>Cruise</text:p>
          </table:table-cell>
          <table:table-cell table:formula="of:=IF(   [.B594]=&quot;Accel&quot;;   [.$C$1];   IF(     [.B594]=&quot;Cruise&quot;;     0;     IF([.B594]=&quot;Decel&quot;; -[.$C$1]; 0)   ) )" office:value-type="float" office:value="0">
            <text:p>0</text:p>
          </table:table-cell>
          <table:table-cell table:formula="of:=IF(   [.B594]=&quot;Stop&quot;;   0;   MAX(     0;     MIN(       [.$C$2];       [.D593] + [.C594] * [.$C$4]     )   ) )" office:value-type="float" office:value="9.75">
            <text:p>9.75</text:p>
          </table:table-cell>
          <table:table-cell table:formula="of:=IF(   [.B594]=&quot;Stop&quot;;   [.$C$3];   [.E593] + [.D594] * [.$C$4] )" office:value-type="float" office:value="27.4949999999996">
            <text:p>27.49</text:p>
          </table:table-cell>
          <table:table-cell table:number-columns-repeated="872"/>
        </table:table-row>
        <table:table-row table:style-name="ro3">
          <table:table-cell table:formula="of:=[.A594]+[.$C$4]" office:value-type="float" office:value="2.91999999999996">
            <text:p>2.920</text:p>
          </table:table-cell>
          <table:table-cell table:formula="of:=IF(   [.A595] &lt; [.$C$5];   &quot;Accel&quot;;   IF(     [.A595] &lt; [.$C$5] + [.$C$7];     &quot;Cruise&quot;;     IF(       [.A595] &lt; [.$C$8];       &quot;Decel&quot;;       &quot;Stop&quot;     )   ) )" office:value-type="string" office:string-value="Cruise">
            <text:p>Cruise</text:p>
          </table:table-cell>
          <table:table-cell table:formula="of:=IF(   [.B595]=&quot;Accel&quot;;   [.$C$1];   IF(     [.B595]=&quot;Cruise&quot;;     0;     IF([.B595]=&quot;Decel&quot;; -[.$C$1]; 0)   ) )" office:value-type="float" office:value="0">
            <text:p>0</text:p>
          </table:table-cell>
          <table:table-cell table:formula="of:=IF(   [.B595]=&quot;Stop&quot;;   0;   MAX(     0;     MIN(       [.$C$2];       [.D594] + [.C595] * [.$C$4]     )   ) )" office:value-type="float" office:value="9.75">
            <text:p>9.75</text:p>
          </table:table-cell>
          <table:table-cell table:formula="of:=IF(   [.B595]=&quot;Stop&quot;;   [.$C$3];   [.E594] + [.D595] * [.$C$4] )" office:value-type="float" office:value="27.5437499999996">
            <text:p>27.54</text:p>
          </table:table-cell>
          <table:table-cell table:number-columns-repeated="872"/>
        </table:table-row>
        <table:table-row table:style-name="ro3">
          <table:table-cell table:formula="of:=[.A595]+[.$C$4]" office:value-type="float" office:value="2.92499999999996">
            <text:p>2.925</text:p>
          </table:table-cell>
          <table:table-cell table:formula="of:=IF(   [.A596] &lt; [.$C$5];   &quot;Accel&quot;;   IF(     [.A596] &lt; [.$C$5] + [.$C$7];     &quot;Cruise&quot;;     IF(       [.A596] &lt; [.$C$8];       &quot;Decel&quot;;       &quot;Stop&quot;     )   ) )" office:value-type="string" office:string-value="Cruise">
            <text:p>Cruise</text:p>
          </table:table-cell>
          <table:table-cell table:formula="of:=IF(   [.B596]=&quot;Accel&quot;;   [.$C$1];   IF(     [.B596]=&quot;Cruise&quot;;     0;     IF([.B596]=&quot;Decel&quot;; -[.$C$1]; 0)   ) )" office:value-type="float" office:value="0">
            <text:p>0</text:p>
          </table:table-cell>
          <table:table-cell table:formula="of:=IF(   [.B596]=&quot;Stop&quot;;   0;   MAX(     0;     MIN(       [.$C$2];       [.D595] + [.C596] * [.$C$4]     )   ) )" office:value-type="float" office:value="9.75">
            <text:p>9.75</text:p>
          </table:table-cell>
          <table:table-cell table:formula="of:=IF(   [.B596]=&quot;Stop&quot;;   [.$C$3];   [.E595] + [.D596] * [.$C$4] )" office:value-type="float" office:value="27.5924999999996">
            <text:p>27.59</text:p>
          </table:table-cell>
          <table:table-cell table:number-columns-repeated="872"/>
        </table:table-row>
        <table:table-row table:style-name="ro3">
          <table:table-cell table:formula="of:=[.A596]+[.$C$4]" office:value-type="float" office:value="2.92999999999996">
            <text:p>2.930</text:p>
          </table:table-cell>
          <table:table-cell table:formula="of:=IF(   [.A597] &lt; [.$C$5];   &quot;Accel&quot;;   IF(     [.A597] &lt; [.$C$5] + [.$C$7];     &quot;Cruise&quot;;     IF(       [.A597] &lt; [.$C$8];       &quot;Decel&quot;;       &quot;Stop&quot;     )   ) )" office:value-type="string" office:string-value="Cruise">
            <text:p>Cruise</text:p>
          </table:table-cell>
          <table:table-cell table:formula="of:=IF(   [.B597]=&quot;Accel&quot;;   [.$C$1];   IF(     [.B597]=&quot;Cruise&quot;;     0;     IF([.B597]=&quot;Decel&quot;; -[.$C$1]; 0)   ) )" office:value-type="float" office:value="0">
            <text:p>0</text:p>
          </table:table-cell>
          <table:table-cell table:formula="of:=IF(   [.B597]=&quot;Stop&quot;;   0;   MAX(     0;     MIN(       [.$C$2];       [.D596] + [.C597] * [.$C$4]     )   ) )" office:value-type="float" office:value="9.75">
            <text:p>9.75</text:p>
          </table:table-cell>
          <table:table-cell table:formula="of:=IF(   [.B597]=&quot;Stop&quot;;   [.$C$3];   [.E596] + [.D597] * [.$C$4] )" office:value-type="float" office:value="27.6412499999996">
            <text:p>27.64</text:p>
          </table:table-cell>
          <table:table-cell table:number-columns-repeated="872"/>
        </table:table-row>
        <table:table-row table:style-name="ro3">
          <table:table-cell table:formula="of:=[.A597]+[.$C$4]" office:value-type="float" office:value="2.93499999999996">
            <text:p>2.935</text:p>
          </table:table-cell>
          <table:table-cell table:formula="of:=IF(   [.A598] &lt; [.$C$5];   &quot;Accel&quot;;   IF(     [.A598] &lt; [.$C$5] + [.$C$7];     &quot;Cruise&quot;;     IF(       [.A598] &lt; [.$C$8];       &quot;Decel&quot;;       &quot;Stop&quot;     )   ) )" office:value-type="string" office:string-value="Cruise">
            <text:p>Cruise</text:p>
          </table:table-cell>
          <table:table-cell table:formula="of:=IF(   [.B598]=&quot;Accel&quot;;   [.$C$1];   IF(     [.B598]=&quot;Cruise&quot;;     0;     IF([.B598]=&quot;Decel&quot;; -[.$C$1]; 0)   ) )" office:value-type="float" office:value="0">
            <text:p>0</text:p>
          </table:table-cell>
          <table:table-cell table:formula="of:=IF(   [.B598]=&quot;Stop&quot;;   0;   MAX(     0;     MIN(       [.$C$2];       [.D597] + [.C598] * [.$C$4]     )   ) )" office:value-type="float" office:value="9.75">
            <text:p>9.75</text:p>
          </table:table-cell>
          <table:table-cell table:formula="of:=IF(   [.B598]=&quot;Stop&quot;;   [.$C$3];   [.E597] + [.D598] * [.$C$4] )" office:value-type="float" office:value="27.6899999999996">
            <text:p>27.69</text:p>
          </table:table-cell>
          <table:table-cell table:number-columns-repeated="872"/>
        </table:table-row>
        <table:table-row table:style-name="ro3">
          <table:table-cell table:formula="of:=[.A598]+[.$C$4]" office:value-type="float" office:value="2.93999999999996">
            <text:p>2.940</text:p>
          </table:table-cell>
          <table:table-cell table:formula="of:=IF(   [.A599] &lt; [.$C$5];   &quot;Accel&quot;;   IF(     [.A599] &lt; [.$C$5] + [.$C$7];     &quot;Cruise&quot;;     IF(       [.A599] &lt; [.$C$8];       &quot;Decel&quot;;       &quot;Stop&quot;     )   ) )" office:value-type="string" office:string-value="Cruise">
            <text:p>Cruise</text:p>
          </table:table-cell>
          <table:table-cell table:formula="of:=IF(   [.B599]=&quot;Accel&quot;;   [.$C$1];   IF(     [.B599]=&quot;Cruise&quot;;     0;     IF([.B599]=&quot;Decel&quot;; -[.$C$1]; 0)   ) )" office:value-type="float" office:value="0">
            <text:p>0</text:p>
          </table:table-cell>
          <table:table-cell table:formula="of:=IF(   [.B599]=&quot;Stop&quot;;   0;   MAX(     0;     MIN(       [.$C$2];       [.D598] + [.C599] * [.$C$4]     )   ) )" office:value-type="float" office:value="9.75">
            <text:p>9.75</text:p>
          </table:table-cell>
          <table:table-cell table:formula="of:=IF(   [.B599]=&quot;Stop&quot;;   [.$C$3];   [.E598] + [.D599] * [.$C$4] )" office:value-type="float" office:value="27.7387499999996">
            <text:p>27.74</text:p>
          </table:table-cell>
          <table:table-cell table:number-columns-repeated="872"/>
        </table:table-row>
        <table:table-row table:style-name="ro3">
          <table:table-cell table:formula="of:=[.A599]+[.$C$4]" office:value-type="float" office:value="2.94499999999996">
            <text:p>2.945</text:p>
          </table:table-cell>
          <table:table-cell table:formula="of:=IF(   [.A600] &lt; [.$C$5];   &quot;Accel&quot;;   IF(     [.A600] &lt; [.$C$5] + [.$C$7];     &quot;Cruise&quot;;     IF(       [.A600] &lt; [.$C$8];       &quot;Decel&quot;;       &quot;Stop&quot;     )   ) )" office:value-type="string" office:string-value="Cruise">
            <text:p>Cruise</text:p>
          </table:table-cell>
          <table:table-cell table:formula="of:=IF(   [.B600]=&quot;Accel&quot;;   [.$C$1];   IF(     [.B600]=&quot;Cruise&quot;;     0;     IF([.B600]=&quot;Decel&quot;; -[.$C$1]; 0)   ) )" office:value-type="float" office:value="0">
            <text:p>0</text:p>
          </table:table-cell>
          <table:table-cell table:formula="of:=IF(   [.B600]=&quot;Stop&quot;;   0;   MAX(     0;     MIN(       [.$C$2];       [.D599] + [.C600] * [.$C$4]     )   ) )" office:value-type="float" office:value="9.75">
            <text:p>9.75</text:p>
          </table:table-cell>
          <table:table-cell table:formula="of:=IF(   [.B600]=&quot;Stop&quot;;   [.$C$3];   [.E599] + [.D600] * [.$C$4] )" office:value-type="float" office:value="27.7874999999996">
            <text:p>27.79</text:p>
          </table:table-cell>
          <table:table-cell table:number-columns-repeated="872"/>
        </table:table-row>
        <table:table-row table:style-name="ro3">
          <table:table-cell table:formula="of:=[.A600]+[.$C$4]" office:value-type="float" office:value="2.94999999999996">
            <text:p>2.950</text:p>
          </table:table-cell>
          <table:table-cell table:formula="of:=IF(   [.A601] &lt; [.$C$5];   &quot;Accel&quot;;   IF(     [.A601] &lt; [.$C$5] + [.$C$7];     &quot;Cruise&quot;;     IF(       [.A601] &lt; [.$C$8];       &quot;Decel&quot;;       &quot;Stop&quot;     )   ) )" office:value-type="string" office:string-value="Cruise">
            <text:p>Cruise</text:p>
          </table:table-cell>
          <table:table-cell table:formula="of:=IF(   [.B601]=&quot;Accel&quot;;   [.$C$1];   IF(     [.B601]=&quot;Cruise&quot;;     0;     IF([.B601]=&quot;Decel&quot;; -[.$C$1]; 0)   ) )" office:value-type="float" office:value="0">
            <text:p>0</text:p>
          </table:table-cell>
          <table:table-cell table:formula="of:=IF(   [.B601]=&quot;Stop&quot;;   0;   MAX(     0;     MIN(       [.$C$2];       [.D600] + [.C601] * [.$C$4]     )   ) )" office:value-type="float" office:value="9.75">
            <text:p>9.75</text:p>
          </table:table-cell>
          <table:table-cell table:formula="of:=IF(   [.B601]=&quot;Stop&quot;;   [.$C$3];   [.E600] + [.D601] * [.$C$4] )" office:value-type="float" office:value="27.8362499999996">
            <text:p>27.84</text:p>
          </table:table-cell>
          <table:table-cell table:number-columns-repeated="872"/>
        </table:table-row>
        <table:table-row table:style-name="ro3">
          <table:table-cell table:formula="of:=[.A601]+[.$C$4]" office:value-type="float" office:value="2.95499999999996">
            <text:p>2.955</text:p>
          </table:table-cell>
          <table:table-cell table:formula="of:=IF(   [.A602] &lt; [.$C$5];   &quot;Accel&quot;;   IF(     [.A602] &lt; [.$C$5] + [.$C$7];     &quot;Cruise&quot;;     IF(       [.A602] &lt; [.$C$8];       &quot;Decel&quot;;       &quot;Stop&quot;     )   ) )" office:value-type="string" office:string-value="Cruise">
            <text:p>Cruise</text:p>
          </table:table-cell>
          <table:table-cell table:formula="of:=IF(   [.B602]=&quot;Accel&quot;;   [.$C$1];   IF(     [.B602]=&quot;Cruise&quot;;     0;     IF([.B602]=&quot;Decel&quot;; -[.$C$1]; 0)   ) )" office:value-type="float" office:value="0">
            <text:p>0</text:p>
          </table:table-cell>
          <table:table-cell table:formula="of:=IF(   [.B602]=&quot;Stop&quot;;   0;   MAX(     0;     MIN(       [.$C$2];       [.D601] + [.C602] * [.$C$4]     )   ) )" office:value-type="float" office:value="9.75">
            <text:p>9.75</text:p>
          </table:table-cell>
          <table:table-cell table:formula="of:=IF(   [.B602]=&quot;Stop&quot;;   [.$C$3];   [.E601] + [.D602] * [.$C$4] )" office:value-type="float" office:value="27.8849999999996">
            <text:p>27.88</text:p>
          </table:table-cell>
          <table:table-cell table:number-columns-repeated="872"/>
        </table:table-row>
        <table:table-row table:style-name="ro3">
          <table:table-cell table:formula="of:=[.A602]+[.$C$4]" office:value-type="float" office:value="2.95999999999996">
            <text:p>2.960</text:p>
          </table:table-cell>
          <table:table-cell table:formula="of:=IF(   [.A603] &lt; [.$C$5];   &quot;Accel&quot;;   IF(     [.A603] &lt; [.$C$5] + [.$C$7];     &quot;Cruise&quot;;     IF(       [.A603] &lt; [.$C$8];       &quot;Decel&quot;;       &quot;Stop&quot;     )   ) )" office:value-type="string" office:string-value="Cruise">
            <text:p>Cruise</text:p>
          </table:table-cell>
          <table:table-cell table:formula="of:=IF(   [.B603]=&quot;Accel&quot;;   [.$C$1];   IF(     [.B603]=&quot;Cruise&quot;;     0;     IF([.B603]=&quot;Decel&quot;; -[.$C$1]; 0)   ) )" office:value-type="float" office:value="0">
            <text:p>0</text:p>
          </table:table-cell>
          <table:table-cell table:formula="of:=IF(   [.B603]=&quot;Stop&quot;;   0;   MAX(     0;     MIN(       [.$C$2];       [.D602] + [.C603] * [.$C$4]     )   ) )" office:value-type="float" office:value="9.75">
            <text:p>9.75</text:p>
          </table:table-cell>
          <table:table-cell table:formula="of:=IF(   [.B603]=&quot;Stop&quot;;   [.$C$3];   [.E602] + [.D603] * [.$C$4] )" office:value-type="float" office:value="27.9337499999996">
            <text:p>27.93</text:p>
          </table:table-cell>
          <table:table-cell table:number-columns-repeated="872"/>
        </table:table-row>
        <table:table-row table:style-name="ro3">
          <table:table-cell table:formula="of:=[.A603]+[.$C$4]" office:value-type="float" office:value="2.96499999999996">
            <text:p>2.965</text:p>
          </table:table-cell>
          <table:table-cell table:formula="of:=IF(   [.A604] &lt; [.$C$5];   &quot;Accel&quot;;   IF(     [.A604] &lt; [.$C$5] + [.$C$7];     &quot;Cruise&quot;;     IF(       [.A604] &lt; [.$C$8];       &quot;Decel&quot;;       &quot;Stop&quot;     )   ) )" office:value-type="string" office:string-value="Cruise">
            <text:p>Cruise</text:p>
          </table:table-cell>
          <table:table-cell table:formula="of:=IF(   [.B604]=&quot;Accel&quot;;   [.$C$1];   IF(     [.B604]=&quot;Cruise&quot;;     0;     IF([.B604]=&quot;Decel&quot;; -[.$C$1]; 0)   ) )" office:value-type="float" office:value="0">
            <text:p>0</text:p>
          </table:table-cell>
          <table:table-cell table:formula="of:=IF(   [.B604]=&quot;Stop&quot;;   0;   MAX(     0;     MIN(       [.$C$2];       [.D603] + [.C604] * [.$C$4]     )   ) )" office:value-type="float" office:value="9.75">
            <text:p>9.75</text:p>
          </table:table-cell>
          <table:table-cell table:formula="of:=IF(   [.B604]=&quot;Stop&quot;;   [.$C$3];   [.E603] + [.D604] * [.$C$4] )" office:value-type="float" office:value="27.9824999999996">
            <text:p>27.98</text:p>
          </table:table-cell>
          <table:table-cell table:number-columns-repeated="872"/>
        </table:table-row>
        <table:table-row table:style-name="ro3">
          <table:table-cell table:formula="of:=[.A604]+[.$C$4]" office:value-type="float" office:value="2.96999999999996">
            <text:p>2.970</text:p>
          </table:table-cell>
          <table:table-cell table:formula="of:=IF(   [.A605] &lt; [.$C$5];   &quot;Accel&quot;;   IF(     [.A605] &lt; [.$C$5] + [.$C$7];     &quot;Cruise&quot;;     IF(       [.A605] &lt; [.$C$8];       &quot;Decel&quot;;       &quot;Stop&quot;     )   ) )" office:value-type="string" office:string-value="Cruise">
            <text:p>Cruise</text:p>
          </table:table-cell>
          <table:table-cell table:formula="of:=IF(   [.B605]=&quot;Accel&quot;;   [.$C$1];   IF(     [.B605]=&quot;Cruise&quot;;     0;     IF([.B605]=&quot;Decel&quot;; -[.$C$1]; 0)   ) )" office:value-type="float" office:value="0">
            <text:p>0</text:p>
          </table:table-cell>
          <table:table-cell table:formula="of:=IF(   [.B605]=&quot;Stop&quot;;   0;   MAX(     0;     MIN(       [.$C$2];       [.D604] + [.C605] * [.$C$4]     )   ) )" office:value-type="float" office:value="9.75">
            <text:p>9.75</text:p>
          </table:table-cell>
          <table:table-cell table:formula="of:=IF(   [.B605]=&quot;Stop&quot;;   [.$C$3];   [.E604] + [.D605] * [.$C$4] )" office:value-type="float" office:value="28.0312499999996">
            <text:p>28.03</text:p>
          </table:table-cell>
          <table:table-cell table:number-columns-repeated="872"/>
        </table:table-row>
        <table:table-row table:style-name="ro3">
          <table:table-cell table:formula="of:=[.A605]+[.$C$4]" office:value-type="float" office:value="2.97499999999996">
            <text:p>2.975</text:p>
          </table:table-cell>
          <table:table-cell table:formula="of:=IF(   [.A606] &lt; [.$C$5];   &quot;Accel&quot;;   IF(     [.A606] &lt; [.$C$5] + [.$C$7];     &quot;Cruise&quot;;     IF(       [.A606] &lt; [.$C$8];       &quot;Decel&quot;;       &quot;Stop&quot;     )   ) )" office:value-type="string" office:string-value="Cruise">
            <text:p>Cruise</text:p>
          </table:table-cell>
          <table:table-cell table:formula="of:=IF(   [.B606]=&quot;Accel&quot;;   [.$C$1];   IF(     [.B606]=&quot;Cruise&quot;;     0;     IF([.B606]=&quot;Decel&quot;; -[.$C$1]; 0)   ) )" office:value-type="float" office:value="0">
            <text:p>0</text:p>
          </table:table-cell>
          <table:table-cell table:formula="of:=IF(   [.B606]=&quot;Stop&quot;;   0;   MAX(     0;     MIN(       [.$C$2];       [.D605] + [.C606] * [.$C$4]     )   ) )" office:value-type="float" office:value="9.75">
            <text:p>9.75</text:p>
          </table:table-cell>
          <table:table-cell table:formula="of:=IF(   [.B606]=&quot;Stop&quot;;   [.$C$3];   [.E605] + [.D606] * [.$C$4] )" office:value-type="float" office:value="28.0799999999996">
            <text:p>28.08</text:p>
          </table:table-cell>
          <table:table-cell table:number-columns-repeated="872"/>
        </table:table-row>
        <table:table-row table:style-name="ro3">
          <table:table-cell table:formula="of:=[.A606]+[.$C$4]" office:value-type="float" office:value="2.97999999999996">
            <text:p>2.980</text:p>
          </table:table-cell>
          <table:table-cell table:formula="of:=IF(   [.A607] &lt; [.$C$5];   &quot;Accel&quot;;   IF(     [.A607] &lt; [.$C$5] + [.$C$7];     &quot;Cruise&quot;;     IF(       [.A607] &lt; [.$C$8];       &quot;Decel&quot;;       &quot;Stop&quot;     )   ) )" office:value-type="string" office:string-value="Cruise">
            <text:p>Cruise</text:p>
          </table:table-cell>
          <table:table-cell table:formula="of:=IF(   [.B607]=&quot;Accel&quot;;   [.$C$1];   IF(     [.B607]=&quot;Cruise&quot;;     0;     IF([.B607]=&quot;Decel&quot;; -[.$C$1]; 0)   ) )" office:value-type="float" office:value="0">
            <text:p>0</text:p>
          </table:table-cell>
          <table:table-cell table:formula="of:=IF(   [.B607]=&quot;Stop&quot;;   0;   MAX(     0;     MIN(       [.$C$2];       [.D606] + [.C607] * [.$C$4]     )   ) )" office:value-type="float" office:value="9.75">
            <text:p>9.75</text:p>
          </table:table-cell>
          <table:table-cell table:formula="of:=IF(   [.B607]=&quot;Stop&quot;;   [.$C$3];   [.E606] + [.D607] * [.$C$4] )" office:value-type="float" office:value="28.1287499999996">
            <text:p>28.13</text:p>
          </table:table-cell>
          <table:table-cell table:number-columns-repeated="872"/>
        </table:table-row>
        <table:table-row table:style-name="ro3">
          <table:table-cell table:formula="of:=[.A607]+[.$C$4]" office:value-type="float" office:value="2.98499999999996">
            <text:p>2.985</text:p>
          </table:table-cell>
          <table:table-cell table:formula="of:=IF(   [.A608] &lt; [.$C$5];   &quot;Accel&quot;;   IF(     [.A608] &lt; [.$C$5] + [.$C$7];     &quot;Cruise&quot;;     IF(       [.A608] &lt; [.$C$8];       &quot;Decel&quot;;       &quot;Stop&quot;     )   ) )" office:value-type="string" office:string-value="Cruise">
            <text:p>Cruise</text:p>
          </table:table-cell>
          <table:table-cell table:formula="of:=IF(   [.B608]=&quot;Accel&quot;;   [.$C$1];   IF(     [.B608]=&quot;Cruise&quot;;     0;     IF([.B608]=&quot;Decel&quot;; -[.$C$1]; 0)   ) )" office:value-type="float" office:value="0">
            <text:p>0</text:p>
          </table:table-cell>
          <table:table-cell table:formula="of:=IF(   [.B608]=&quot;Stop&quot;;   0;   MAX(     0;     MIN(       [.$C$2];       [.D607] + [.C608] * [.$C$4]     )   ) )" office:value-type="float" office:value="9.75">
            <text:p>9.75</text:p>
          </table:table-cell>
          <table:table-cell table:formula="of:=IF(   [.B608]=&quot;Stop&quot;;   [.$C$3];   [.E607] + [.D608] * [.$C$4] )" office:value-type="float" office:value="28.1774999999996">
            <text:p>28.18</text:p>
          </table:table-cell>
          <table:table-cell table:number-columns-repeated="872"/>
        </table:table-row>
        <table:table-row table:style-name="ro3">
          <table:table-cell table:formula="of:=[.A608]+[.$C$4]" office:value-type="float" office:value="2.98999999999996">
            <text:p>2.990</text:p>
          </table:table-cell>
          <table:table-cell table:formula="of:=IF(   [.A609] &lt; [.$C$5];   &quot;Accel&quot;;   IF(     [.A609] &lt; [.$C$5] + [.$C$7];     &quot;Cruise&quot;;     IF(       [.A609] &lt; [.$C$8];       &quot;Decel&quot;;       &quot;Stop&quot;     )   ) )" office:value-type="string" office:string-value="Cruise">
            <text:p>Cruise</text:p>
          </table:table-cell>
          <table:table-cell table:formula="of:=IF(   [.B609]=&quot;Accel&quot;;   [.$C$1];   IF(     [.B609]=&quot;Cruise&quot;;     0;     IF([.B609]=&quot;Decel&quot;; -[.$C$1]; 0)   ) )" office:value-type="float" office:value="0">
            <text:p>0</text:p>
          </table:table-cell>
          <table:table-cell table:formula="of:=IF(   [.B609]=&quot;Stop&quot;;   0;   MAX(     0;     MIN(       [.$C$2];       [.D608] + [.C609] * [.$C$4]     )   ) )" office:value-type="float" office:value="9.75">
            <text:p>9.75</text:p>
          </table:table-cell>
          <table:table-cell table:formula="of:=IF(   [.B609]=&quot;Stop&quot;;   [.$C$3];   [.E608] + [.D609] * [.$C$4] )" office:value-type="float" office:value="28.2262499999996">
            <text:p>28.23</text:p>
          </table:table-cell>
          <table:table-cell table:number-columns-repeated="872"/>
        </table:table-row>
        <table:table-row table:style-name="ro3">
          <table:table-cell table:formula="of:=[.A609]+[.$C$4]" office:value-type="float" office:value="2.99499999999996">
            <text:p>2.995</text:p>
          </table:table-cell>
          <table:table-cell table:formula="of:=IF(   [.A610] &lt; [.$C$5];   &quot;Accel&quot;;   IF(     [.A610] &lt; [.$C$5] + [.$C$7];     &quot;Cruise&quot;;     IF(       [.A610] &lt; [.$C$8];       &quot;Decel&quot;;       &quot;Stop&quot;     )   ) )" office:value-type="string" office:string-value="Cruise">
            <text:p>Cruise</text:p>
          </table:table-cell>
          <table:table-cell table:formula="of:=IF(   [.B610]=&quot;Accel&quot;;   [.$C$1];   IF(     [.B610]=&quot;Cruise&quot;;     0;     IF([.B610]=&quot;Decel&quot;; -[.$C$1]; 0)   ) )" office:value-type="float" office:value="0">
            <text:p>0</text:p>
          </table:table-cell>
          <table:table-cell table:formula="of:=IF(   [.B610]=&quot;Stop&quot;;   0;   MAX(     0;     MIN(       [.$C$2];       [.D609] + [.C610] * [.$C$4]     )   ) )" office:value-type="float" office:value="9.75">
            <text:p>9.75</text:p>
          </table:table-cell>
          <table:table-cell table:formula="of:=IF(   [.B610]=&quot;Stop&quot;;   [.$C$3];   [.E609] + [.D610] * [.$C$4] )" office:value-type="float" office:value="28.2749999999996">
            <text:p>28.27</text:p>
          </table:table-cell>
          <table:table-cell table:number-columns-repeated="872"/>
        </table:table-row>
        <table:table-row table:style-name="ro3">
          <table:table-cell table:formula="of:=[.A610]+[.$C$4]" office:value-type="float" office:value="2.99999999999996">
            <text:p>3.000</text:p>
          </table:table-cell>
          <table:table-cell table:formula="of:=IF(   [.A611] &lt; [.$C$5];   &quot;Accel&quot;;   IF(     [.A611] &lt; [.$C$5] + [.$C$7];     &quot;Cruise&quot;;     IF(       [.A611] &lt; [.$C$8];       &quot;Decel&quot;;       &quot;Stop&quot;     )   ) )" office:value-type="string" office:string-value="Cruise">
            <text:p>Cruise</text:p>
          </table:table-cell>
          <table:table-cell table:formula="of:=IF(   [.B611]=&quot;Accel&quot;;   [.$C$1];   IF(     [.B611]=&quot;Cruise&quot;;     0;     IF([.B611]=&quot;Decel&quot;; -[.$C$1]; 0)   ) )" office:value-type="float" office:value="0">
            <text:p>0</text:p>
          </table:table-cell>
          <table:table-cell table:formula="of:=IF(   [.B611]=&quot;Stop&quot;;   0;   MAX(     0;     MIN(       [.$C$2];       [.D610] + [.C611] * [.$C$4]     )   ) )" office:value-type="float" office:value="9.75">
            <text:p>9.75</text:p>
          </table:table-cell>
          <table:table-cell table:formula="of:=IF(   [.B611]=&quot;Stop&quot;;   [.$C$3];   [.E610] + [.D611] * [.$C$4] )" office:value-type="float" office:value="28.3237499999996">
            <text:p>28.32</text:p>
          </table:table-cell>
          <table:table-cell table:number-columns-repeated="872"/>
        </table:table-row>
        <table:table-row table:style-name="ro3">
          <table:table-cell table:formula="of:=[.A611]+[.$C$4]" office:value-type="float" office:value="3.00499999999996">
            <text:p>3.005</text:p>
          </table:table-cell>
          <table:table-cell table:formula="of:=IF(   [.A612] &lt; [.$C$5];   &quot;Accel&quot;;   IF(     [.A612] &lt; [.$C$5] + [.$C$7];     &quot;Cruise&quot;;     IF(       [.A612] &lt; [.$C$8];       &quot;Decel&quot;;       &quot;Stop&quot;     )   ) )" office:value-type="string" office:string-value="Cruise">
            <text:p>Cruise</text:p>
          </table:table-cell>
          <table:table-cell table:formula="of:=IF(   [.B612]=&quot;Accel&quot;;   [.$C$1];   IF(     [.B612]=&quot;Cruise&quot;;     0;     IF([.B612]=&quot;Decel&quot;; -[.$C$1]; 0)   ) )" office:value-type="float" office:value="0">
            <text:p>0</text:p>
          </table:table-cell>
          <table:table-cell table:formula="of:=IF(   [.B612]=&quot;Stop&quot;;   0;   MAX(     0;     MIN(       [.$C$2];       [.D611] + [.C612] * [.$C$4]     )   ) )" office:value-type="float" office:value="9.75">
            <text:p>9.75</text:p>
          </table:table-cell>
          <table:table-cell table:formula="of:=IF(   [.B612]=&quot;Stop&quot;;   [.$C$3];   [.E611] + [.D612] * [.$C$4] )" office:value-type="float" office:value="28.3724999999996">
            <text:p>28.37</text:p>
          </table:table-cell>
          <table:table-cell table:number-columns-repeated="872"/>
        </table:table-row>
        <table:table-row table:style-name="ro3">
          <table:table-cell table:formula="of:=[.A612]+[.$C$4]" office:value-type="float" office:value="3.00999999999996">
            <text:p>3.010</text:p>
          </table:table-cell>
          <table:table-cell table:formula="of:=IF(   [.A613] &lt; [.$C$5];   &quot;Accel&quot;;   IF(     [.A613] &lt; [.$C$5] + [.$C$7];     &quot;Cruise&quot;;     IF(       [.A613] &lt; [.$C$8];       &quot;Decel&quot;;       &quot;Stop&quot;     )   ) )" office:value-type="string" office:string-value="Cruise">
            <text:p>Cruise</text:p>
          </table:table-cell>
          <table:table-cell table:formula="of:=IF(   [.B613]=&quot;Accel&quot;;   [.$C$1];   IF(     [.B613]=&quot;Cruise&quot;;     0;     IF([.B613]=&quot;Decel&quot;; -[.$C$1]; 0)   ) )" office:value-type="float" office:value="0">
            <text:p>0</text:p>
          </table:table-cell>
          <table:table-cell table:formula="of:=IF(   [.B613]=&quot;Stop&quot;;   0;   MAX(     0;     MIN(       [.$C$2];       [.D612] + [.C613] * [.$C$4]     )   ) )" office:value-type="float" office:value="9.75">
            <text:p>9.75</text:p>
          </table:table-cell>
          <table:table-cell table:formula="of:=IF(   [.B613]=&quot;Stop&quot;;   [.$C$3];   [.E612] + [.D613] * [.$C$4] )" office:value-type="float" office:value="28.4212499999996">
            <text:p>28.42</text:p>
          </table:table-cell>
          <table:table-cell table:number-columns-repeated="872"/>
        </table:table-row>
        <table:table-row table:style-name="ro3">
          <table:table-cell table:formula="of:=[.A613]+[.$C$4]" office:value-type="float" office:value="3.01499999999996">
            <text:p>3.015</text:p>
          </table:table-cell>
          <table:table-cell table:formula="of:=IF(   [.A614] &lt; [.$C$5];   &quot;Accel&quot;;   IF(     [.A614] &lt; [.$C$5] + [.$C$7];     &quot;Cruise&quot;;     IF(       [.A614] &lt; [.$C$8];       &quot;Decel&quot;;       &quot;Stop&quot;     )   ) )" office:value-type="string" office:string-value="Cruise">
            <text:p>Cruise</text:p>
          </table:table-cell>
          <table:table-cell table:formula="of:=IF(   [.B614]=&quot;Accel&quot;;   [.$C$1];   IF(     [.B614]=&quot;Cruise&quot;;     0;     IF([.B614]=&quot;Decel&quot;; -[.$C$1]; 0)   ) )" office:value-type="float" office:value="0">
            <text:p>0</text:p>
          </table:table-cell>
          <table:table-cell table:formula="of:=IF(   [.B614]=&quot;Stop&quot;;   0;   MAX(     0;     MIN(       [.$C$2];       [.D613] + [.C614] * [.$C$4]     )   ) )" office:value-type="float" office:value="9.75">
            <text:p>9.75</text:p>
          </table:table-cell>
          <table:table-cell table:formula="of:=IF(   [.B614]=&quot;Stop&quot;;   [.$C$3];   [.E613] + [.D614] * [.$C$4] )" office:value-type="float" office:value="28.4699999999996">
            <text:p>28.47</text:p>
          </table:table-cell>
          <table:table-cell table:number-columns-repeated="872"/>
        </table:table-row>
        <table:table-row table:style-name="ro3">
          <table:table-cell table:formula="of:=[.A614]+[.$C$4]" office:value-type="float" office:value="3.01999999999996">
            <text:p>3.020</text:p>
          </table:table-cell>
          <table:table-cell table:formula="of:=IF(   [.A615] &lt; [.$C$5];   &quot;Accel&quot;;   IF(     [.A615] &lt; [.$C$5] + [.$C$7];     &quot;Cruise&quot;;     IF(       [.A615] &lt; [.$C$8];       &quot;Decel&quot;;       &quot;Stop&quot;     )   ) )" office:value-type="string" office:string-value="Cruise">
            <text:p>Cruise</text:p>
          </table:table-cell>
          <table:table-cell table:formula="of:=IF(   [.B615]=&quot;Accel&quot;;   [.$C$1];   IF(     [.B615]=&quot;Cruise&quot;;     0;     IF([.B615]=&quot;Decel&quot;; -[.$C$1]; 0)   ) )" office:value-type="float" office:value="0">
            <text:p>0</text:p>
          </table:table-cell>
          <table:table-cell table:formula="of:=IF(   [.B615]=&quot;Stop&quot;;   0;   MAX(     0;     MIN(       [.$C$2];       [.D614] + [.C615] * [.$C$4]     )   ) )" office:value-type="float" office:value="9.75">
            <text:p>9.75</text:p>
          </table:table-cell>
          <table:table-cell table:formula="of:=IF(   [.B615]=&quot;Stop&quot;;   [.$C$3];   [.E614] + [.D615] * [.$C$4] )" office:value-type="float" office:value="28.5187499999996">
            <text:p>28.52</text:p>
          </table:table-cell>
          <table:table-cell table:number-columns-repeated="872"/>
        </table:table-row>
        <table:table-row table:style-name="ro3">
          <table:table-cell table:formula="of:=[.A615]+[.$C$4]" office:value-type="float" office:value="3.02499999999996">
            <text:p>3.025</text:p>
          </table:table-cell>
          <table:table-cell table:formula="of:=IF(   [.A616] &lt; [.$C$5];   &quot;Accel&quot;;   IF(     [.A616] &lt; [.$C$5] + [.$C$7];     &quot;Cruise&quot;;     IF(       [.A616] &lt; [.$C$8];       &quot;Decel&quot;;       &quot;Stop&quot;     )   ) )" office:value-type="string" office:string-value="Cruise">
            <text:p>Cruise</text:p>
          </table:table-cell>
          <table:table-cell table:formula="of:=IF(   [.B616]=&quot;Accel&quot;;   [.$C$1];   IF(     [.B616]=&quot;Cruise&quot;;     0;     IF([.B616]=&quot;Decel&quot;; -[.$C$1]; 0)   ) )" office:value-type="float" office:value="0">
            <text:p>0</text:p>
          </table:table-cell>
          <table:table-cell table:formula="of:=IF(   [.B616]=&quot;Stop&quot;;   0;   MAX(     0;     MIN(       [.$C$2];       [.D615] + [.C616] * [.$C$4]     )   ) )" office:value-type="float" office:value="9.75">
            <text:p>9.75</text:p>
          </table:table-cell>
          <table:table-cell table:formula="of:=IF(   [.B616]=&quot;Stop&quot;;   [.$C$3];   [.E615] + [.D616] * [.$C$4] )" office:value-type="float" office:value="28.5674999999996">
            <text:p>28.57</text:p>
          </table:table-cell>
          <table:table-cell table:number-columns-repeated="872"/>
        </table:table-row>
        <table:table-row table:style-name="ro3">
          <table:table-cell table:formula="of:=[.A616]+[.$C$4]" office:value-type="float" office:value="3.02999999999996">
            <text:p>3.030</text:p>
          </table:table-cell>
          <table:table-cell table:formula="of:=IF(   [.A617] &lt; [.$C$5];   &quot;Accel&quot;;   IF(     [.A617] &lt; [.$C$5] + [.$C$7];     &quot;Cruise&quot;;     IF(       [.A617] &lt; [.$C$8];       &quot;Decel&quot;;       &quot;Stop&quot;     )   ) )" office:value-type="string" office:string-value="Cruise">
            <text:p>Cruise</text:p>
          </table:table-cell>
          <table:table-cell table:formula="of:=IF(   [.B617]=&quot;Accel&quot;;   [.$C$1];   IF(     [.B617]=&quot;Cruise&quot;;     0;     IF([.B617]=&quot;Decel&quot;; -[.$C$1]; 0)   ) )" office:value-type="float" office:value="0">
            <text:p>0</text:p>
          </table:table-cell>
          <table:table-cell table:formula="of:=IF(   [.B617]=&quot;Stop&quot;;   0;   MAX(     0;     MIN(       [.$C$2];       [.D616] + [.C617] * [.$C$4]     )   ) )" office:value-type="float" office:value="9.75">
            <text:p>9.75</text:p>
          </table:table-cell>
          <table:table-cell table:formula="of:=IF(   [.B617]=&quot;Stop&quot;;   [.$C$3];   [.E616] + [.D617] * [.$C$4] )" office:value-type="float" office:value="28.6162499999996">
            <text:p>28.62</text:p>
          </table:table-cell>
          <table:table-cell table:number-columns-repeated="872"/>
        </table:table-row>
        <table:table-row table:style-name="ro3">
          <table:table-cell table:formula="of:=[.A617]+[.$C$4]" office:value-type="float" office:value="3.03499999999996">
            <text:p>3.035</text:p>
          </table:table-cell>
          <table:table-cell table:formula="of:=IF(   [.A618] &lt; [.$C$5];   &quot;Accel&quot;;   IF(     [.A618] &lt; [.$C$5] + [.$C$7];     &quot;Cruise&quot;;     IF(       [.A618] &lt; [.$C$8];       &quot;Decel&quot;;       &quot;Stop&quot;     )   ) )" office:value-type="string" office:string-value="Cruise">
            <text:p>Cruise</text:p>
          </table:table-cell>
          <table:table-cell table:formula="of:=IF(   [.B618]=&quot;Accel&quot;;   [.$C$1];   IF(     [.B618]=&quot;Cruise&quot;;     0;     IF([.B618]=&quot;Decel&quot;; -[.$C$1]; 0)   ) )" office:value-type="float" office:value="0">
            <text:p>0</text:p>
          </table:table-cell>
          <table:table-cell table:formula="of:=IF(   [.B618]=&quot;Stop&quot;;   0;   MAX(     0;     MIN(       [.$C$2];       [.D617] + [.C618] * [.$C$4]     )   ) )" office:value-type="float" office:value="9.75">
            <text:p>9.75</text:p>
          </table:table-cell>
          <table:table-cell table:formula="of:=IF(   [.B618]=&quot;Stop&quot;;   [.$C$3];   [.E617] + [.D618] * [.$C$4] )" office:value-type="float" office:value="28.6649999999996">
            <text:p>28.66</text:p>
          </table:table-cell>
          <table:table-cell table:number-columns-repeated="872"/>
        </table:table-row>
        <table:table-row table:style-name="ro3">
          <table:table-cell table:formula="of:=[.A618]+[.$C$4]" office:value-type="float" office:value="3.03999999999996">
            <text:p>3.040</text:p>
          </table:table-cell>
          <table:table-cell table:formula="of:=IF(   [.A619] &lt; [.$C$5];   &quot;Accel&quot;;   IF(     [.A619] &lt; [.$C$5] + [.$C$7];     &quot;Cruise&quot;;     IF(       [.A619] &lt; [.$C$8];       &quot;Decel&quot;;       &quot;Stop&quot;     )   ) )" office:value-type="string" office:string-value="Cruise">
            <text:p>Cruise</text:p>
          </table:table-cell>
          <table:table-cell table:formula="of:=IF(   [.B619]=&quot;Accel&quot;;   [.$C$1];   IF(     [.B619]=&quot;Cruise&quot;;     0;     IF([.B619]=&quot;Decel&quot;; -[.$C$1]; 0)   ) )" office:value-type="float" office:value="0">
            <text:p>0</text:p>
          </table:table-cell>
          <table:table-cell table:formula="of:=IF(   [.B619]=&quot;Stop&quot;;   0;   MAX(     0;     MIN(       [.$C$2];       [.D618] + [.C619] * [.$C$4]     )   ) )" office:value-type="float" office:value="9.75">
            <text:p>9.75</text:p>
          </table:table-cell>
          <table:table-cell table:formula="of:=IF(   [.B619]=&quot;Stop&quot;;   [.$C$3];   [.E618] + [.D619] * [.$C$4] )" office:value-type="float" office:value="28.7137499999996">
            <text:p>28.71</text:p>
          </table:table-cell>
          <table:table-cell table:number-columns-repeated="872"/>
        </table:table-row>
        <table:table-row table:style-name="ro3">
          <table:table-cell table:formula="of:=[.A619]+[.$C$4]" office:value-type="float" office:value="3.04499999999996">
            <text:p>3.045</text:p>
          </table:table-cell>
          <table:table-cell table:formula="of:=IF(   [.A620] &lt; [.$C$5];   &quot;Accel&quot;;   IF(     [.A620] &lt; [.$C$5] + [.$C$7];     &quot;Cruise&quot;;     IF(       [.A620] &lt; [.$C$8];       &quot;Decel&quot;;       &quot;Stop&quot;     )   ) )" office:value-type="string" office:string-value="Cruise">
            <text:p>Cruise</text:p>
          </table:table-cell>
          <table:table-cell table:formula="of:=IF(   [.B620]=&quot;Accel&quot;;   [.$C$1];   IF(     [.B620]=&quot;Cruise&quot;;     0;     IF([.B620]=&quot;Decel&quot;; -[.$C$1]; 0)   ) )" office:value-type="float" office:value="0">
            <text:p>0</text:p>
          </table:table-cell>
          <table:table-cell table:formula="of:=IF(   [.B620]=&quot;Stop&quot;;   0;   MAX(     0;     MIN(       [.$C$2];       [.D619] + [.C620] * [.$C$4]     )   ) )" office:value-type="float" office:value="9.75">
            <text:p>9.75</text:p>
          </table:table-cell>
          <table:table-cell table:formula="of:=IF(   [.B620]=&quot;Stop&quot;;   [.$C$3];   [.E619] + [.D620] * [.$C$4] )" office:value-type="float" office:value="28.7624999999996">
            <text:p>28.76</text:p>
          </table:table-cell>
          <table:table-cell table:number-columns-repeated="872"/>
        </table:table-row>
        <table:table-row table:style-name="ro3">
          <table:table-cell table:formula="of:=[.A620]+[.$C$4]" office:value-type="float" office:value="3.04999999999996">
            <text:p>3.050</text:p>
          </table:table-cell>
          <table:table-cell table:formula="of:=IF(   [.A621] &lt; [.$C$5];   &quot;Accel&quot;;   IF(     [.A621] &lt; [.$C$5] + [.$C$7];     &quot;Cruise&quot;;     IF(       [.A621] &lt; [.$C$8];       &quot;Decel&quot;;       &quot;Stop&quot;     )   ) )" office:value-type="string" office:string-value="Cruise">
            <text:p>Cruise</text:p>
          </table:table-cell>
          <table:table-cell table:formula="of:=IF(   [.B621]=&quot;Accel&quot;;   [.$C$1];   IF(     [.B621]=&quot;Cruise&quot;;     0;     IF([.B621]=&quot;Decel&quot;; -[.$C$1]; 0)   ) )" office:value-type="float" office:value="0">
            <text:p>0</text:p>
          </table:table-cell>
          <table:table-cell table:formula="of:=IF(   [.B621]=&quot;Stop&quot;;   0;   MAX(     0;     MIN(       [.$C$2];       [.D620] + [.C621] * [.$C$4]     )   ) )" office:value-type="float" office:value="9.75">
            <text:p>9.75</text:p>
          </table:table-cell>
          <table:table-cell table:formula="of:=IF(   [.B621]=&quot;Stop&quot;;   [.$C$3];   [.E620] + [.D621] * [.$C$4] )" office:value-type="float" office:value="28.8112499999996">
            <text:p>28.81</text:p>
          </table:table-cell>
          <table:table-cell table:number-columns-repeated="872"/>
        </table:table-row>
        <table:table-row table:style-name="ro3">
          <table:table-cell table:formula="of:=[.A621]+[.$C$4]" office:value-type="float" office:value="3.05499999999996">
            <text:p>3.055</text:p>
          </table:table-cell>
          <table:table-cell table:formula="of:=IF(   [.A622] &lt; [.$C$5];   &quot;Accel&quot;;   IF(     [.A622] &lt; [.$C$5] + [.$C$7];     &quot;Cruise&quot;;     IF(       [.A622] &lt; [.$C$8];       &quot;Decel&quot;;       &quot;Stop&quot;     )   ) )" office:value-type="string" office:string-value="Cruise">
            <text:p>Cruise</text:p>
          </table:table-cell>
          <table:table-cell table:formula="of:=IF(   [.B622]=&quot;Accel&quot;;   [.$C$1];   IF(     [.B622]=&quot;Cruise&quot;;     0;     IF([.B622]=&quot;Decel&quot;; -[.$C$1]; 0)   ) )" office:value-type="float" office:value="0">
            <text:p>0</text:p>
          </table:table-cell>
          <table:table-cell table:formula="of:=IF(   [.B622]=&quot;Stop&quot;;   0;   MAX(     0;     MIN(       [.$C$2];       [.D621] + [.C622] * [.$C$4]     )   ) )" office:value-type="float" office:value="9.75">
            <text:p>9.75</text:p>
          </table:table-cell>
          <table:table-cell table:formula="of:=IF(   [.B622]=&quot;Stop&quot;;   [.$C$3];   [.E621] + [.D622] * [.$C$4] )" office:value-type="float" office:value="28.8599999999996">
            <text:p>28.86</text:p>
          </table:table-cell>
          <table:table-cell table:number-columns-repeated="872"/>
        </table:table-row>
        <table:table-row table:style-name="ro3">
          <table:table-cell table:formula="of:=[.A622]+[.$C$4]" office:value-type="float" office:value="3.05999999999996">
            <text:p>3.060</text:p>
          </table:table-cell>
          <table:table-cell table:formula="of:=IF(   [.A623] &lt; [.$C$5];   &quot;Accel&quot;;   IF(     [.A623] &lt; [.$C$5] + [.$C$7];     &quot;Cruise&quot;;     IF(       [.A623] &lt; [.$C$8];       &quot;Decel&quot;;       &quot;Stop&quot;     )   ) )" office:value-type="string" office:string-value="Cruise">
            <text:p>Cruise</text:p>
          </table:table-cell>
          <table:table-cell table:formula="of:=IF(   [.B623]=&quot;Accel&quot;;   [.$C$1];   IF(     [.B623]=&quot;Cruise&quot;;     0;     IF([.B623]=&quot;Decel&quot;; -[.$C$1]; 0)   ) )" office:value-type="float" office:value="0">
            <text:p>0</text:p>
          </table:table-cell>
          <table:table-cell table:formula="of:=IF(   [.B623]=&quot;Stop&quot;;   0;   MAX(     0;     MIN(       [.$C$2];       [.D622] + [.C623] * [.$C$4]     )   ) )" office:value-type="float" office:value="9.75">
            <text:p>9.75</text:p>
          </table:table-cell>
          <table:table-cell table:formula="of:=IF(   [.B623]=&quot;Stop&quot;;   [.$C$3];   [.E622] + [.D623] * [.$C$4] )" office:value-type="float" office:value="28.9087499999996">
            <text:p>28.91</text:p>
          </table:table-cell>
          <table:table-cell table:number-columns-repeated="872"/>
        </table:table-row>
        <table:table-row table:style-name="ro3">
          <table:table-cell table:formula="of:=[.A623]+[.$C$4]" office:value-type="float" office:value="3.06499999999996">
            <text:p>3.065</text:p>
          </table:table-cell>
          <table:table-cell table:formula="of:=IF(   [.A624] &lt; [.$C$5];   &quot;Accel&quot;;   IF(     [.A624] &lt; [.$C$5] + [.$C$7];     &quot;Cruise&quot;;     IF(       [.A624] &lt; [.$C$8];       &quot;Decel&quot;;       &quot;Stop&quot;     )   ) )" office:value-type="string" office:string-value="Cruise">
            <text:p>Cruise</text:p>
          </table:table-cell>
          <table:table-cell table:formula="of:=IF(   [.B624]=&quot;Accel&quot;;   [.$C$1];   IF(     [.B624]=&quot;Cruise&quot;;     0;     IF([.B624]=&quot;Decel&quot;; -[.$C$1]; 0)   ) )" office:value-type="float" office:value="0">
            <text:p>0</text:p>
          </table:table-cell>
          <table:table-cell table:formula="of:=IF(   [.B624]=&quot;Stop&quot;;   0;   MAX(     0;     MIN(       [.$C$2];       [.D623] + [.C624] * [.$C$4]     )   ) )" office:value-type="float" office:value="9.75">
            <text:p>9.75</text:p>
          </table:table-cell>
          <table:table-cell table:formula="of:=IF(   [.B624]=&quot;Stop&quot;;   [.$C$3];   [.E623] + [.D624] * [.$C$4] )" office:value-type="float" office:value="28.9574999999996">
            <text:p>28.96</text:p>
          </table:table-cell>
          <table:table-cell table:number-columns-repeated="872"/>
        </table:table-row>
        <table:table-row table:style-name="ro3">
          <table:table-cell table:formula="of:=[.A624]+[.$C$4]" office:value-type="float" office:value="3.06999999999996">
            <text:p>3.070</text:p>
          </table:table-cell>
          <table:table-cell table:formula="of:=IF(   [.A625] &lt; [.$C$5];   &quot;Accel&quot;;   IF(     [.A625] &lt; [.$C$5] + [.$C$7];     &quot;Cruise&quot;;     IF(       [.A625] &lt; [.$C$8];       &quot;Decel&quot;;       &quot;Stop&quot;     )   ) )" office:value-type="string" office:string-value="Cruise">
            <text:p>Cruise</text:p>
          </table:table-cell>
          <table:table-cell table:formula="of:=IF(   [.B625]=&quot;Accel&quot;;   [.$C$1];   IF(     [.B625]=&quot;Cruise&quot;;     0;     IF([.B625]=&quot;Decel&quot;; -[.$C$1]; 0)   ) )" office:value-type="float" office:value="0">
            <text:p>0</text:p>
          </table:table-cell>
          <table:table-cell table:formula="of:=IF(   [.B625]=&quot;Stop&quot;;   0;   MAX(     0;     MIN(       [.$C$2];       [.D624] + [.C625] * [.$C$4]     )   ) )" office:value-type="float" office:value="9.75">
            <text:p>9.75</text:p>
          </table:table-cell>
          <table:table-cell table:formula="of:=IF(   [.B625]=&quot;Stop&quot;;   [.$C$3];   [.E624] + [.D625] * [.$C$4] )" office:value-type="float" office:value="29.0062499999996">
            <text:p>29.01</text:p>
          </table:table-cell>
          <table:table-cell table:number-columns-repeated="872"/>
        </table:table-row>
        <table:table-row table:style-name="ro3">
          <table:table-cell table:formula="of:=[.A625]+[.$C$4]" office:value-type="float" office:value="3.07499999999996">
            <text:p>3.075</text:p>
          </table:table-cell>
          <table:table-cell table:formula="of:=IF(   [.A626] &lt; [.$C$5];   &quot;Accel&quot;;   IF(     [.A626] &lt; [.$C$5] + [.$C$7];     &quot;Cruise&quot;;     IF(       [.A626] &lt; [.$C$8];       &quot;Decel&quot;;       &quot;Stop&quot;     )   ) )" office:value-type="string" office:string-value="Cruise">
            <text:p>Cruise</text:p>
          </table:table-cell>
          <table:table-cell table:formula="of:=IF(   [.B626]=&quot;Accel&quot;;   [.$C$1];   IF(     [.B626]=&quot;Cruise&quot;;     0;     IF([.B626]=&quot;Decel&quot;; -[.$C$1]; 0)   ) )" office:value-type="float" office:value="0">
            <text:p>0</text:p>
          </table:table-cell>
          <table:table-cell table:formula="of:=IF(   [.B626]=&quot;Stop&quot;;   0;   MAX(     0;     MIN(       [.$C$2];       [.D625] + [.C626] * [.$C$4]     )   ) )" office:value-type="float" office:value="9.75">
            <text:p>9.75</text:p>
          </table:table-cell>
          <table:table-cell table:formula="of:=IF(   [.B626]=&quot;Stop&quot;;   [.$C$3];   [.E625] + [.D626] * [.$C$4] )" office:value-type="float" office:value="29.0549999999996">
            <text:p>29.05</text:p>
          </table:table-cell>
          <table:table-cell table:number-columns-repeated="872"/>
        </table:table-row>
        <table:table-row table:style-name="ro3">
          <table:table-cell table:formula="of:=[.A626]+[.$C$4]" office:value-type="float" office:value="3.07999999999996">
            <text:p>3.080</text:p>
          </table:table-cell>
          <table:table-cell table:formula="of:=IF(   [.A627] &lt; [.$C$5];   &quot;Accel&quot;;   IF(     [.A627] &lt; [.$C$5] + [.$C$7];     &quot;Cruise&quot;;     IF(       [.A627] &lt; [.$C$8];       &quot;Decel&quot;;       &quot;Stop&quot;     )   ) )" office:value-type="string" office:string-value="Cruise">
            <text:p>Cruise</text:p>
          </table:table-cell>
          <table:table-cell table:formula="of:=IF(   [.B627]=&quot;Accel&quot;;   [.$C$1];   IF(     [.B627]=&quot;Cruise&quot;;     0;     IF([.B627]=&quot;Decel&quot;; -[.$C$1]; 0)   ) )" office:value-type="float" office:value="0">
            <text:p>0</text:p>
          </table:table-cell>
          <table:table-cell table:formula="of:=IF(   [.B627]=&quot;Stop&quot;;   0;   MAX(     0;     MIN(       [.$C$2];       [.D626] + [.C627] * [.$C$4]     )   ) )" office:value-type="float" office:value="9.75">
            <text:p>9.75</text:p>
          </table:table-cell>
          <table:table-cell table:formula="of:=IF(   [.B627]=&quot;Stop&quot;;   [.$C$3];   [.E626] + [.D627] * [.$C$4] )" office:value-type="float" office:value="29.1037499999996">
            <text:p>29.10</text:p>
          </table:table-cell>
          <table:table-cell table:number-columns-repeated="872"/>
        </table:table-row>
        <table:table-row table:style-name="ro3">
          <table:table-cell table:formula="of:=[.A627]+[.$C$4]" office:value-type="float" office:value="3.08499999999996">
            <text:p>3.085</text:p>
          </table:table-cell>
          <table:table-cell table:formula="of:=IF(   [.A628] &lt; [.$C$5];   &quot;Accel&quot;;   IF(     [.A628] &lt; [.$C$5] + [.$C$7];     &quot;Cruise&quot;;     IF(       [.A628] &lt; [.$C$8];       &quot;Decel&quot;;       &quot;Stop&quot;     )   ) )" office:value-type="string" office:string-value="Cruise">
            <text:p>Cruise</text:p>
          </table:table-cell>
          <table:table-cell table:formula="of:=IF(   [.B628]=&quot;Accel&quot;;   [.$C$1];   IF(     [.B628]=&quot;Cruise&quot;;     0;     IF([.B628]=&quot;Decel&quot;; -[.$C$1]; 0)   ) )" office:value-type="float" office:value="0">
            <text:p>0</text:p>
          </table:table-cell>
          <table:table-cell table:formula="of:=IF(   [.B628]=&quot;Stop&quot;;   0;   MAX(     0;     MIN(       [.$C$2];       [.D627] + [.C628] * [.$C$4]     )   ) )" office:value-type="float" office:value="9.75">
            <text:p>9.75</text:p>
          </table:table-cell>
          <table:table-cell table:formula="of:=IF(   [.B628]=&quot;Stop&quot;;   [.$C$3];   [.E627] + [.D628] * [.$C$4] )" office:value-type="float" office:value="29.1524999999996">
            <text:p>29.15</text:p>
          </table:table-cell>
          <table:table-cell table:number-columns-repeated="872"/>
        </table:table-row>
        <table:table-row table:style-name="ro3">
          <table:table-cell table:formula="of:=[.A628]+[.$C$4]" office:value-type="float" office:value="3.08999999999996">
            <text:p>3.090</text:p>
          </table:table-cell>
          <table:table-cell table:formula="of:=IF(   [.A629] &lt; [.$C$5];   &quot;Accel&quot;;   IF(     [.A629] &lt; [.$C$5] + [.$C$7];     &quot;Cruise&quot;;     IF(       [.A629] &lt; [.$C$8];       &quot;Decel&quot;;       &quot;Stop&quot;     )   ) )" office:value-type="string" office:string-value="Cruise">
            <text:p>Cruise</text:p>
          </table:table-cell>
          <table:table-cell table:formula="of:=IF(   [.B629]=&quot;Accel&quot;;   [.$C$1];   IF(     [.B629]=&quot;Cruise&quot;;     0;     IF([.B629]=&quot;Decel&quot;; -[.$C$1]; 0)   ) )" office:value-type="float" office:value="0">
            <text:p>0</text:p>
          </table:table-cell>
          <table:table-cell table:formula="of:=IF(   [.B629]=&quot;Stop&quot;;   0;   MAX(     0;     MIN(       [.$C$2];       [.D628] + [.C629] * [.$C$4]     )   ) )" office:value-type="float" office:value="9.75">
            <text:p>9.75</text:p>
          </table:table-cell>
          <table:table-cell table:formula="of:=IF(   [.B629]=&quot;Stop&quot;;   [.$C$3];   [.E628] + [.D629] * [.$C$4] )" office:value-type="float" office:value="29.2012499999996">
            <text:p>29.20</text:p>
          </table:table-cell>
          <table:table-cell table:number-columns-repeated="872"/>
        </table:table-row>
        <table:table-row table:style-name="ro3">
          <table:table-cell table:formula="of:=[.A629]+[.$C$4]" office:value-type="float" office:value="3.09499999999996">
            <text:p>3.095</text:p>
          </table:table-cell>
          <table:table-cell table:formula="of:=IF(   [.A630] &lt; [.$C$5];   &quot;Accel&quot;;   IF(     [.A630] &lt; [.$C$5] + [.$C$7];     &quot;Cruise&quot;;     IF(       [.A630] &lt; [.$C$8];       &quot;Decel&quot;;       &quot;Stop&quot;     )   ) )" office:value-type="string" office:string-value="Cruise">
            <text:p>Cruise</text:p>
          </table:table-cell>
          <table:table-cell table:formula="of:=IF(   [.B630]=&quot;Accel&quot;;   [.$C$1];   IF(     [.B630]=&quot;Cruise&quot;;     0;     IF([.B630]=&quot;Decel&quot;; -[.$C$1]; 0)   ) )" office:value-type="float" office:value="0">
            <text:p>0</text:p>
          </table:table-cell>
          <table:table-cell table:formula="of:=IF(   [.B630]=&quot;Stop&quot;;   0;   MAX(     0;     MIN(       [.$C$2];       [.D629] + [.C630] * [.$C$4]     )   ) )" office:value-type="float" office:value="9.75">
            <text:p>9.75</text:p>
          </table:table-cell>
          <table:table-cell table:formula="of:=IF(   [.B630]=&quot;Stop&quot;;   [.$C$3];   [.E629] + [.D630] * [.$C$4] )" office:value-type="float" office:value="29.2499999999996">
            <text:p>29.25</text:p>
          </table:table-cell>
          <table:table-cell table:number-columns-repeated="872"/>
        </table:table-row>
        <table:table-row table:style-name="ro3">
          <table:table-cell table:formula="of:=[.A630]+[.$C$4]" office:value-type="float" office:value="3.09999999999996">
            <text:p>3.100</text:p>
          </table:table-cell>
          <table:table-cell table:formula="of:=IF(   [.A631] &lt; [.$C$5];   &quot;Accel&quot;;   IF(     [.A631] &lt; [.$C$5] + [.$C$7];     &quot;Cruise&quot;;     IF(       [.A631] &lt; [.$C$8];       &quot;Decel&quot;;       &quot;Stop&quot;     )   ) )" office:value-type="string" office:string-value="Cruise">
            <text:p>Cruise</text:p>
          </table:table-cell>
          <table:table-cell table:formula="of:=IF(   [.B631]=&quot;Accel&quot;;   [.$C$1];   IF(     [.B631]=&quot;Cruise&quot;;     0;     IF([.B631]=&quot;Decel&quot;; -[.$C$1]; 0)   ) )" office:value-type="float" office:value="0">
            <text:p>0</text:p>
          </table:table-cell>
          <table:table-cell table:formula="of:=IF(   [.B631]=&quot;Stop&quot;;   0;   MAX(     0;     MIN(       [.$C$2];       [.D630] + [.C631] * [.$C$4]     )   ) )" office:value-type="float" office:value="9.75">
            <text:p>9.75</text:p>
          </table:table-cell>
          <table:table-cell table:formula="of:=IF(   [.B631]=&quot;Stop&quot;;   [.$C$3];   [.E630] + [.D631] * [.$C$4] )" office:value-type="float" office:value="29.2987499999996">
            <text:p>29.30</text:p>
          </table:table-cell>
          <table:table-cell table:number-columns-repeated="872"/>
        </table:table-row>
        <table:table-row table:style-name="ro3">
          <table:table-cell table:formula="of:=[.A631]+[.$C$4]" office:value-type="float" office:value="3.10499999999996">
            <text:p>3.105</text:p>
          </table:table-cell>
          <table:table-cell table:formula="of:=IF(   [.A632] &lt; [.$C$5];   &quot;Accel&quot;;   IF(     [.A632] &lt; [.$C$5] + [.$C$7];     &quot;Cruise&quot;;     IF(       [.A632] &lt; [.$C$8];       &quot;Decel&quot;;       &quot;Stop&quot;     )   ) )" office:value-type="string" office:string-value="Cruise">
            <text:p>Cruise</text:p>
          </table:table-cell>
          <table:table-cell table:formula="of:=IF(   [.B632]=&quot;Accel&quot;;   [.$C$1];   IF(     [.B632]=&quot;Cruise&quot;;     0;     IF([.B632]=&quot;Decel&quot;; -[.$C$1]; 0)   ) )" office:value-type="float" office:value="0">
            <text:p>0</text:p>
          </table:table-cell>
          <table:table-cell table:formula="of:=IF(   [.B632]=&quot;Stop&quot;;   0;   MAX(     0;     MIN(       [.$C$2];       [.D631] + [.C632] * [.$C$4]     )   ) )" office:value-type="float" office:value="9.75">
            <text:p>9.75</text:p>
          </table:table-cell>
          <table:table-cell table:formula="of:=IF(   [.B632]=&quot;Stop&quot;;   [.$C$3];   [.E631] + [.D632] * [.$C$4] )" office:value-type="float" office:value="29.3474999999996">
            <text:p>29.35</text:p>
          </table:table-cell>
          <table:table-cell table:number-columns-repeated="872"/>
        </table:table-row>
        <table:table-row table:style-name="ro3">
          <table:table-cell table:formula="of:=[.A632]+[.$C$4]" office:value-type="float" office:value="3.10999999999996">
            <text:p>3.110</text:p>
          </table:table-cell>
          <table:table-cell table:formula="of:=IF(   [.A633] &lt; [.$C$5];   &quot;Accel&quot;;   IF(     [.A633] &lt; [.$C$5] + [.$C$7];     &quot;Cruise&quot;;     IF(       [.A633] &lt; [.$C$8];       &quot;Decel&quot;;       &quot;Stop&quot;     )   ) )" office:value-type="string" office:string-value="Cruise">
            <text:p>Cruise</text:p>
          </table:table-cell>
          <table:table-cell table:formula="of:=IF(   [.B633]=&quot;Accel&quot;;   [.$C$1];   IF(     [.B633]=&quot;Cruise&quot;;     0;     IF([.B633]=&quot;Decel&quot;; -[.$C$1]; 0)   ) )" office:value-type="float" office:value="0">
            <text:p>0</text:p>
          </table:table-cell>
          <table:table-cell table:formula="of:=IF(   [.B633]=&quot;Stop&quot;;   0;   MAX(     0;     MIN(       [.$C$2];       [.D632] + [.C633] * [.$C$4]     )   ) )" office:value-type="float" office:value="9.75">
            <text:p>9.75</text:p>
          </table:table-cell>
          <table:table-cell table:formula="of:=IF(   [.B633]=&quot;Stop&quot;;   [.$C$3];   [.E632] + [.D633] * [.$C$4] )" office:value-type="float" office:value="29.3962499999996">
            <text:p>29.40</text:p>
          </table:table-cell>
          <table:table-cell table:number-columns-repeated="872"/>
        </table:table-row>
        <table:table-row table:style-name="ro3">
          <table:table-cell table:formula="of:=[.A633]+[.$C$4]" office:value-type="float" office:value="3.11499999999996">
            <text:p>3.115</text:p>
          </table:table-cell>
          <table:table-cell table:formula="of:=IF(   [.A634] &lt; [.$C$5];   &quot;Accel&quot;;   IF(     [.A634] &lt; [.$C$5] + [.$C$7];     &quot;Cruise&quot;;     IF(       [.A634] &lt; [.$C$8];       &quot;Decel&quot;;       &quot;Stop&quot;     )   ) )" office:value-type="string" office:string-value="Cruise">
            <text:p>Cruise</text:p>
          </table:table-cell>
          <table:table-cell table:formula="of:=IF(   [.B634]=&quot;Accel&quot;;   [.$C$1];   IF(     [.B634]=&quot;Cruise&quot;;     0;     IF([.B634]=&quot;Decel&quot;; -[.$C$1]; 0)   ) )" office:value-type="float" office:value="0">
            <text:p>0</text:p>
          </table:table-cell>
          <table:table-cell table:formula="of:=IF(   [.B634]=&quot;Stop&quot;;   0;   MAX(     0;     MIN(       [.$C$2];       [.D633] + [.C634] * [.$C$4]     )   ) )" office:value-type="float" office:value="9.75">
            <text:p>9.75</text:p>
          </table:table-cell>
          <table:table-cell table:formula="of:=IF(   [.B634]=&quot;Stop&quot;;   [.$C$3];   [.E633] + [.D634] * [.$C$4] )" office:value-type="float" office:value="29.4449999999996">
            <text:p>29.44</text:p>
          </table:table-cell>
          <table:table-cell table:number-columns-repeated="872"/>
        </table:table-row>
        <table:table-row table:style-name="ro3">
          <table:table-cell table:formula="of:=[.A634]+[.$C$4]" office:value-type="float" office:value="3.11999999999996">
            <text:p>3.120</text:p>
          </table:table-cell>
          <table:table-cell table:formula="of:=IF(   [.A635] &lt; [.$C$5];   &quot;Accel&quot;;   IF(     [.A635] &lt; [.$C$5] + [.$C$7];     &quot;Cruise&quot;;     IF(       [.A635] &lt; [.$C$8];       &quot;Decel&quot;;       &quot;Stop&quot;     )   ) )" office:value-type="string" office:string-value="Cruise">
            <text:p>Cruise</text:p>
          </table:table-cell>
          <table:table-cell table:formula="of:=IF(   [.B635]=&quot;Accel&quot;;   [.$C$1];   IF(     [.B635]=&quot;Cruise&quot;;     0;     IF([.B635]=&quot;Decel&quot;; -[.$C$1]; 0)   ) )" office:value-type="float" office:value="0">
            <text:p>0</text:p>
          </table:table-cell>
          <table:table-cell table:formula="of:=IF(   [.B635]=&quot;Stop&quot;;   0;   MAX(     0;     MIN(       [.$C$2];       [.D634] + [.C635] * [.$C$4]     )   ) )" office:value-type="float" office:value="9.75">
            <text:p>9.75</text:p>
          </table:table-cell>
          <table:table-cell table:formula="of:=IF(   [.B635]=&quot;Stop&quot;;   [.$C$3];   [.E634] + [.D635] * [.$C$4] )" office:value-type="float" office:value="29.4937499999995">
            <text:p>29.49</text:p>
          </table:table-cell>
          <table:table-cell table:number-columns-repeated="872"/>
        </table:table-row>
        <table:table-row table:style-name="ro3">
          <table:table-cell table:formula="of:=[.A635]+[.$C$4]" office:value-type="float" office:value="3.12499999999996">
            <text:p>3.125</text:p>
          </table:table-cell>
          <table:table-cell table:formula="of:=IF(   [.A636] &lt; [.$C$5];   &quot;Accel&quot;;   IF(     [.A636] &lt; [.$C$5] + [.$C$7];     &quot;Cruise&quot;;     IF(       [.A636] &lt; [.$C$8];       &quot;Decel&quot;;       &quot;Stop&quot;     )   ) )" office:value-type="string" office:string-value="Cruise">
            <text:p>Cruise</text:p>
          </table:table-cell>
          <table:table-cell table:formula="of:=IF(   [.B636]=&quot;Accel&quot;;   [.$C$1];   IF(     [.B636]=&quot;Cruise&quot;;     0;     IF([.B636]=&quot;Decel&quot;; -[.$C$1]; 0)   ) )" office:value-type="float" office:value="0">
            <text:p>0</text:p>
          </table:table-cell>
          <table:table-cell table:formula="of:=IF(   [.B636]=&quot;Stop&quot;;   0;   MAX(     0;     MIN(       [.$C$2];       [.D635] + [.C636] * [.$C$4]     )   ) )" office:value-type="float" office:value="9.75">
            <text:p>9.75</text:p>
          </table:table-cell>
          <table:table-cell table:formula="of:=IF(   [.B636]=&quot;Stop&quot;;   [.$C$3];   [.E635] + [.D636] * [.$C$4] )" office:value-type="float" office:value="29.5424999999995">
            <text:p>29.54</text:p>
          </table:table-cell>
          <table:table-cell table:number-columns-repeated="872"/>
        </table:table-row>
        <table:table-row table:style-name="ro3">
          <table:table-cell table:formula="of:=[.A636]+[.$C$4]" office:value-type="float" office:value="3.12999999999996">
            <text:p>3.130</text:p>
          </table:table-cell>
          <table:table-cell table:formula="of:=IF(   [.A637] &lt; [.$C$5];   &quot;Accel&quot;;   IF(     [.A637] &lt; [.$C$5] + [.$C$7];     &quot;Cruise&quot;;     IF(       [.A637] &lt; [.$C$8];       &quot;Decel&quot;;       &quot;Stop&quot;     )   ) )" office:value-type="string" office:string-value="Cruise">
            <text:p>Cruise</text:p>
          </table:table-cell>
          <table:table-cell table:formula="of:=IF(   [.B637]=&quot;Accel&quot;;   [.$C$1];   IF(     [.B637]=&quot;Cruise&quot;;     0;     IF([.B637]=&quot;Decel&quot;; -[.$C$1]; 0)   ) )" office:value-type="float" office:value="0">
            <text:p>0</text:p>
          </table:table-cell>
          <table:table-cell table:formula="of:=IF(   [.B637]=&quot;Stop&quot;;   0;   MAX(     0;     MIN(       [.$C$2];       [.D636] + [.C637] * [.$C$4]     )   ) )" office:value-type="float" office:value="9.75">
            <text:p>9.75</text:p>
          </table:table-cell>
          <table:table-cell table:formula="of:=IF(   [.B637]=&quot;Stop&quot;;   [.$C$3];   [.E636] + [.D637] * [.$C$4] )" office:value-type="float" office:value="29.5912499999995">
            <text:p>29.59</text:p>
          </table:table-cell>
          <table:table-cell table:number-columns-repeated="872"/>
        </table:table-row>
        <table:table-row table:style-name="ro3">
          <table:table-cell table:formula="of:=[.A637]+[.$C$4]" office:value-type="float" office:value="3.13499999999996">
            <text:p>3.135</text:p>
          </table:table-cell>
          <table:table-cell table:formula="of:=IF(   [.A638] &lt; [.$C$5];   &quot;Accel&quot;;   IF(     [.A638] &lt; [.$C$5] + [.$C$7];     &quot;Cruise&quot;;     IF(       [.A638] &lt; [.$C$8];       &quot;Decel&quot;;       &quot;Stop&quot;     )   ) )" office:value-type="string" office:string-value="Cruise">
            <text:p>Cruise</text:p>
          </table:table-cell>
          <table:table-cell table:formula="of:=IF(   [.B638]=&quot;Accel&quot;;   [.$C$1];   IF(     [.B638]=&quot;Cruise&quot;;     0;     IF([.B638]=&quot;Decel&quot;; -[.$C$1]; 0)   ) )" office:value-type="float" office:value="0">
            <text:p>0</text:p>
          </table:table-cell>
          <table:table-cell table:formula="of:=IF(   [.B638]=&quot;Stop&quot;;   0;   MAX(     0;     MIN(       [.$C$2];       [.D637] + [.C638] * [.$C$4]     )   ) )" office:value-type="float" office:value="9.75">
            <text:p>9.75</text:p>
          </table:table-cell>
          <table:table-cell table:formula="of:=IF(   [.B638]=&quot;Stop&quot;;   [.$C$3];   [.E637] + [.D638] * [.$C$4] )" office:value-type="float" office:value="29.6399999999995">
            <text:p>29.64</text:p>
          </table:table-cell>
          <table:table-cell table:number-columns-repeated="872"/>
        </table:table-row>
        <table:table-row table:style-name="ro3">
          <table:table-cell table:formula="of:=[.A638]+[.$C$4]" office:value-type="float" office:value="3.13999999999996">
            <text:p>3.140</text:p>
          </table:table-cell>
          <table:table-cell table:formula="of:=IF(   [.A639] &lt; [.$C$5];   &quot;Accel&quot;;   IF(     [.A639] &lt; [.$C$5] + [.$C$7];     &quot;Cruise&quot;;     IF(       [.A639] &lt; [.$C$8];       &quot;Decel&quot;;       &quot;Stop&quot;     )   ) )" office:value-type="string" office:string-value="Cruise">
            <text:p>Cruise</text:p>
          </table:table-cell>
          <table:table-cell table:formula="of:=IF(   [.B639]=&quot;Accel&quot;;   [.$C$1];   IF(     [.B639]=&quot;Cruise&quot;;     0;     IF([.B639]=&quot;Decel&quot;; -[.$C$1]; 0)   ) )" office:value-type="float" office:value="0">
            <text:p>0</text:p>
          </table:table-cell>
          <table:table-cell table:formula="of:=IF(   [.B639]=&quot;Stop&quot;;   0;   MAX(     0;     MIN(       [.$C$2];       [.D638] + [.C639] * [.$C$4]     )   ) )" office:value-type="float" office:value="9.75">
            <text:p>9.75</text:p>
          </table:table-cell>
          <table:table-cell table:formula="of:=IF(   [.B639]=&quot;Stop&quot;;   [.$C$3];   [.E638] + [.D639] * [.$C$4] )" office:value-type="float" office:value="29.6887499999995">
            <text:p>29.69</text:p>
          </table:table-cell>
          <table:table-cell table:number-columns-repeated="872"/>
        </table:table-row>
        <table:table-row table:style-name="ro3">
          <table:table-cell table:formula="of:=[.A639]+[.$C$4]" office:value-type="float" office:value="3.14499999999996">
            <text:p>3.145</text:p>
          </table:table-cell>
          <table:table-cell table:formula="of:=IF(   [.A640] &lt; [.$C$5];   &quot;Accel&quot;;   IF(     [.A640] &lt; [.$C$5] + [.$C$7];     &quot;Cruise&quot;;     IF(       [.A640] &lt; [.$C$8];       &quot;Decel&quot;;       &quot;Stop&quot;     )   ) )" office:value-type="string" office:string-value="Cruise">
            <text:p>Cruise</text:p>
          </table:table-cell>
          <table:table-cell table:formula="of:=IF(   [.B640]=&quot;Accel&quot;;   [.$C$1];   IF(     [.B640]=&quot;Cruise&quot;;     0;     IF([.B640]=&quot;Decel&quot;; -[.$C$1]; 0)   ) )" office:value-type="float" office:value="0">
            <text:p>0</text:p>
          </table:table-cell>
          <table:table-cell table:formula="of:=IF(   [.B640]=&quot;Stop&quot;;   0;   MAX(     0;     MIN(       [.$C$2];       [.D639] + [.C640] * [.$C$4]     )   ) )" office:value-type="float" office:value="9.75">
            <text:p>9.75</text:p>
          </table:table-cell>
          <table:table-cell table:formula="of:=IF(   [.B640]=&quot;Stop&quot;;   [.$C$3];   [.E639] + [.D640] * [.$C$4] )" office:value-type="float" office:value="29.7374999999995">
            <text:p>29.74</text:p>
          </table:table-cell>
          <table:table-cell table:number-columns-repeated="872"/>
        </table:table-row>
        <table:table-row table:style-name="ro3">
          <table:table-cell table:formula="of:=[.A640]+[.$C$4]" office:value-type="float" office:value="3.14999999999995">
            <text:p>3.150</text:p>
          </table:table-cell>
          <table:table-cell table:formula="of:=IF(   [.A641] &lt; [.$C$5];   &quot;Accel&quot;;   IF(     [.A641] &lt; [.$C$5] + [.$C$7];     &quot;Cruise&quot;;     IF(       [.A641] &lt; [.$C$8];       &quot;Decel&quot;;       &quot;Stop&quot;     )   ) )" office:value-type="string" office:string-value="Cruise">
            <text:p>Cruise</text:p>
          </table:table-cell>
          <table:table-cell table:formula="of:=IF(   [.B641]=&quot;Accel&quot;;   [.$C$1];   IF(     [.B641]=&quot;Cruise&quot;;     0;     IF([.B641]=&quot;Decel&quot;; -[.$C$1]; 0)   ) )" office:value-type="float" office:value="0">
            <text:p>0</text:p>
          </table:table-cell>
          <table:table-cell table:formula="of:=IF(   [.B641]=&quot;Stop&quot;;   0;   MAX(     0;     MIN(       [.$C$2];       [.D640] + [.C641] * [.$C$4]     )   ) )" office:value-type="float" office:value="9.75">
            <text:p>9.75</text:p>
          </table:table-cell>
          <table:table-cell table:formula="of:=IF(   [.B641]=&quot;Stop&quot;;   [.$C$3];   [.E640] + [.D641] * [.$C$4] )" office:value-type="float" office:value="29.7862499999995">
            <text:p>29.79</text:p>
          </table:table-cell>
          <table:table-cell table:number-columns-repeated="872"/>
        </table:table-row>
        <table:table-row table:style-name="ro3">
          <table:table-cell table:formula="of:=[.A641]+[.$C$4]" office:value-type="float" office:value="3.15499999999995">
            <text:p>3.155</text:p>
          </table:table-cell>
          <table:table-cell table:formula="of:=IF(   [.A642] &lt; [.$C$5];   &quot;Accel&quot;;   IF(     [.A642] &lt; [.$C$5] + [.$C$7];     &quot;Cruise&quot;;     IF(       [.A642] &lt; [.$C$8];       &quot;Decel&quot;;       &quot;Stop&quot;     )   ) )" office:value-type="string" office:string-value="Cruise">
            <text:p>Cruise</text:p>
          </table:table-cell>
          <table:table-cell table:formula="of:=IF(   [.B642]=&quot;Accel&quot;;   [.$C$1];   IF(     [.B642]=&quot;Cruise&quot;;     0;     IF([.B642]=&quot;Decel&quot;; -[.$C$1]; 0)   ) )" office:value-type="float" office:value="0">
            <text:p>0</text:p>
          </table:table-cell>
          <table:table-cell table:formula="of:=IF(   [.B642]=&quot;Stop&quot;;   0;   MAX(     0;     MIN(       [.$C$2];       [.D641] + [.C642] * [.$C$4]     )   ) )" office:value-type="float" office:value="9.75">
            <text:p>9.75</text:p>
          </table:table-cell>
          <table:table-cell table:formula="of:=IF(   [.B642]=&quot;Stop&quot;;   [.$C$3];   [.E641] + [.D642] * [.$C$4] )" office:value-type="float" office:value="29.8349999999995">
            <text:p>29.83</text:p>
          </table:table-cell>
          <table:table-cell table:number-columns-repeated="872"/>
        </table:table-row>
        <table:table-row table:style-name="ro3">
          <table:table-cell table:formula="of:=[.A642]+[.$C$4]" office:value-type="float" office:value="3.15999999999995">
            <text:p>3.160</text:p>
          </table:table-cell>
          <table:table-cell table:formula="of:=IF(   [.A643] &lt; [.$C$5];   &quot;Accel&quot;;   IF(     [.A643] &lt; [.$C$5] + [.$C$7];     &quot;Cruise&quot;;     IF(       [.A643] &lt; [.$C$8];       &quot;Decel&quot;;       &quot;Stop&quot;     )   ) )" office:value-type="string" office:string-value="Cruise">
            <text:p>Cruise</text:p>
          </table:table-cell>
          <table:table-cell table:formula="of:=IF(   [.B643]=&quot;Accel&quot;;   [.$C$1];   IF(     [.B643]=&quot;Cruise&quot;;     0;     IF([.B643]=&quot;Decel&quot;; -[.$C$1]; 0)   ) )" office:value-type="float" office:value="0">
            <text:p>0</text:p>
          </table:table-cell>
          <table:table-cell table:formula="of:=IF(   [.B643]=&quot;Stop&quot;;   0;   MAX(     0;     MIN(       [.$C$2];       [.D642] + [.C643] * [.$C$4]     )   ) )" office:value-type="float" office:value="9.75">
            <text:p>9.75</text:p>
          </table:table-cell>
          <table:table-cell table:formula="of:=IF(   [.B643]=&quot;Stop&quot;;   [.$C$3];   [.E642] + [.D643] * [.$C$4] )" office:value-type="float" office:value="29.8837499999995">
            <text:p>29.88</text:p>
          </table:table-cell>
          <table:table-cell table:number-columns-repeated="872"/>
        </table:table-row>
        <table:table-row table:style-name="ro3">
          <table:table-cell table:formula="of:=[.A643]+[.$C$4]" office:value-type="float" office:value="3.16499999999995">
            <text:p>3.165</text:p>
          </table:table-cell>
          <table:table-cell table:formula="of:=IF(   [.A644] &lt; [.$C$5];   &quot;Accel&quot;;   IF(     [.A644] &lt; [.$C$5] + [.$C$7];     &quot;Cruise&quot;;     IF(       [.A644] &lt; [.$C$8];       &quot;Decel&quot;;       &quot;Stop&quot;     )   ) )" office:value-type="string" office:string-value="Cruise">
            <text:p>Cruise</text:p>
          </table:table-cell>
          <table:table-cell table:formula="of:=IF(   [.B644]=&quot;Accel&quot;;   [.$C$1];   IF(     [.B644]=&quot;Cruise&quot;;     0;     IF([.B644]=&quot;Decel&quot;; -[.$C$1]; 0)   ) )" office:value-type="float" office:value="0">
            <text:p>0</text:p>
          </table:table-cell>
          <table:table-cell table:formula="of:=IF(   [.B644]=&quot;Stop&quot;;   0;   MAX(     0;     MIN(       [.$C$2];       [.D643] + [.C644] * [.$C$4]     )   ) )" office:value-type="float" office:value="9.75">
            <text:p>9.75</text:p>
          </table:table-cell>
          <table:table-cell table:formula="of:=IF(   [.B644]=&quot;Stop&quot;;   [.$C$3];   [.E643] + [.D644] * [.$C$4] )" office:value-type="float" office:value="29.9324999999995">
            <text:p>29.93</text:p>
          </table:table-cell>
          <table:table-cell table:number-columns-repeated="872"/>
        </table:table-row>
        <table:table-row table:style-name="ro3">
          <table:table-cell table:formula="of:=[.A644]+[.$C$4]" office:value-type="float" office:value="3.16999999999995">
            <text:p>3.170</text:p>
          </table:table-cell>
          <table:table-cell table:formula="of:=IF(   [.A645] &lt; [.$C$5];   &quot;Accel&quot;;   IF(     [.A645] &lt; [.$C$5] + [.$C$7];     &quot;Cruise&quot;;     IF(       [.A645] &lt; [.$C$8];       &quot;Decel&quot;;       &quot;Stop&quot;     )   ) )" office:value-type="string" office:string-value="Cruise">
            <text:p>Cruise</text:p>
          </table:table-cell>
          <table:table-cell table:formula="of:=IF(   [.B645]=&quot;Accel&quot;;   [.$C$1];   IF(     [.B645]=&quot;Cruise&quot;;     0;     IF([.B645]=&quot;Decel&quot;; -[.$C$1]; 0)   ) )" office:value-type="float" office:value="0">
            <text:p>0</text:p>
          </table:table-cell>
          <table:table-cell table:formula="of:=IF(   [.B645]=&quot;Stop&quot;;   0;   MAX(     0;     MIN(       [.$C$2];       [.D644] + [.C645] * [.$C$4]     )   ) )" office:value-type="float" office:value="9.75">
            <text:p>9.75</text:p>
          </table:table-cell>
          <table:table-cell table:formula="of:=IF(   [.B645]=&quot;Stop&quot;;   [.$C$3];   [.E644] + [.D645] * [.$C$4] )" office:value-type="float" office:value="29.9812499999995">
            <text:p>29.98</text:p>
          </table:table-cell>
          <table:table-cell table:number-columns-repeated="872"/>
        </table:table-row>
        <table:table-row table:style-name="ro3">
          <table:table-cell table:formula="of:=[.A645]+[.$C$4]" office:value-type="float" office:value="3.17499999999995">
            <text:p>3.175</text:p>
          </table:table-cell>
          <table:table-cell table:formula="of:=IF(   [.A646] &lt; [.$C$5];   &quot;Accel&quot;;   IF(     [.A646] &lt; [.$C$5] + [.$C$7];     &quot;Cruise&quot;;     IF(       [.A646] &lt; [.$C$8];       &quot;Decel&quot;;       &quot;Stop&quot;     )   ) )" office:value-type="string" office:string-value="Cruise">
            <text:p>Cruise</text:p>
          </table:table-cell>
          <table:table-cell table:formula="of:=IF(   [.B646]=&quot;Accel&quot;;   [.$C$1];   IF(     [.B646]=&quot;Cruise&quot;;     0;     IF([.B646]=&quot;Decel&quot;; -[.$C$1]; 0)   ) )" office:value-type="float" office:value="0">
            <text:p>0</text:p>
          </table:table-cell>
          <table:table-cell table:formula="of:=IF(   [.B646]=&quot;Stop&quot;;   0;   MAX(     0;     MIN(       [.$C$2];       [.D645] + [.C646] * [.$C$4]     )   ) )" office:value-type="float" office:value="9.75">
            <text:p>9.75</text:p>
          </table:table-cell>
          <table:table-cell table:formula="of:=IF(   [.B646]=&quot;Stop&quot;;   [.$C$3];   [.E645] + [.D646] * [.$C$4] )" office:value-type="float" office:value="30.0299999999995">
            <text:p>30.03</text:p>
          </table:table-cell>
          <table:table-cell table:number-columns-repeated="872"/>
        </table:table-row>
        <table:table-row table:style-name="ro3">
          <table:table-cell table:formula="of:=[.A646]+[.$C$4]" office:value-type="float" office:value="3.17999999999995">
            <text:p>3.180</text:p>
          </table:table-cell>
          <table:table-cell table:formula="of:=IF(   [.A647] &lt; [.$C$5];   &quot;Accel&quot;;   IF(     [.A647] &lt; [.$C$5] + [.$C$7];     &quot;Cruise&quot;;     IF(       [.A647] &lt; [.$C$8];       &quot;Decel&quot;;       &quot;Stop&quot;     )   ) )" office:value-type="string" office:string-value="Cruise">
            <text:p>Cruise</text:p>
          </table:table-cell>
          <table:table-cell table:formula="of:=IF(   [.B647]=&quot;Accel&quot;;   [.$C$1];   IF(     [.B647]=&quot;Cruise&quot;;     0;     IF([.B647]=&quot;Decel&quot;; -[.$C$1]; 0)   ) )" office:value-type="float" office:value="0">
            <text:p>0</text:p>
          </table:table-cell>
          <table:table-cell table:formula="of:=IF(   [.B647]=&quot;Stop&quot;;   0;   MAX(     0;     MIN(       [.$C$2];       [.D646] + [.C647] * [.$C$4]     )   ) )" office:value-type="float" office:value="9.75">
            <text:p>9.75</text:p>
          </table:table-cell>
          <table:table-cell table:formula="of:=IF(   [.B647]=&quot;Stop&quot;;   [.$C$3];   [.E646] + [.D647] * [.$C$4] )" office:value-type="float" office:value="30.0787499999995">
            <text:p>30.08</text:p>
          </table:table-cell>
          <table:table-cell table:number-columns-repeated="872"/>
        </table:table-row>
        <table:table-row table:style-name="ro3">
          <table:table-cell table:formula="of:=[.A647]+[.$C$4]" office:value-type="float" office:value="3.18499999999995">
            <text:p>3.185</text:p>
          </table:table-cell>
          <table:table-cell table:formula="of:=IF(   [.A648] &lt; [.$C$5];   &quot;Accel&quot;;   IF(     [.A648] &lt; [.$C$5] + [.$C$7];     &quot;Cruise&quot;;     IF(       [.A648] &lt; [.$C$8];       &quot;Decel&quot;;       &quot;Stop&quot;     )   ) )" office:value-type="string" office:string-value="Cruise">
            <text:p>Cruise</text:p>
          </table:table-cell>
          <table:table-cell table:formula="of:=IF(   [.B648]=&quot;Accel&quot;;   [.$C$1];   IF(     [.B648]=&quot;Cruise&quot;;     0;     IF([.B648]=&quot;Decel&quot;; -[.$C$1]; 0)   ) )" office:value-type="float" office:value="0">
            <text:p>0</text:p>
          </table:table-cell>
          <table:table-cell table:formula="of:=IF(   [.B648]=&quot;Stop&quot;;   0;   MAX(     0;     MIN(       [.$C$2];       [.D647] + [.C648] * [.$C$4]     )   ) )" office:value-type="float" office:value="9.75">
            <text:p>9.75</text:p>
          </table:table-cell>
          <table:table-cell table:formula="of:=IF(   [.B648]=&quot;Stop&quot;;   [.$C$3];   [.E647] + [.D648] * [.$C$4] )" office:value-type="float" office:value="30.1274999999995">
            <text:p>30.13</text:p>
          </table:table-cell>
          <table:table-cell table:number-columns-repeated="872"/>
        </table:table-row>
        <table:table-row table:style-name="ro3">
          <table:table-cell table:formula="of:=[.A648]+[.$C$4]" office:value-type="float" office:value="3.18999999999995">
            <text:p>3.190</text:p>
          </table:table-cell>
          <table:table-cell table:formula="of:=IF(   [.A649] &lt; [.$C$5];   &quot;Accel&quot;;   IF(     [.A649] &lt; [.$C$5] + [.$C$7];     &quot;Cruise&quot;;     IF(       [.A649] &lt; [.$C$8];       &quot;Decel&quot;;       &quot;Stop&quot;     )   ) )" office:value-type="string" office:string-value="Cruise">
            <text:p>Cruise</text:p>
          </table:table-cell>
          <table:table-cell table:formula="of:=IF(   [.B649]=&quot;Accel&quot;;   [.$C$1];   IF(     [.B649]=&quot;Cruise&quot;;     0;     IF([.B649]=&quot;Decel&quot;; -[.$C$1]; 0)   ) )" office:value-type="float" office:value="0">
            <text:p>0</text:p>
          </table:table-cell>
          <table:table-cell table:formula="of:=IF(   [.B649]=&quot;Stop&quot;;   0;   MAX(     0;     MIN(       [.$C$2];       [.D648] + [.C649] * [.$C$4]     )   ) )" office:value-type="float" office:value="9.75">
            <text:p>9.75</text:p>
          </table:table-cell>
          <table:table-cell table:formula="of:=IF(   [.B649]=&quot;Stop&quot;;   [.$C$3];   [.E648] + [.D649] * [.$C$4] )" office:value-type="float" office:value="30.1762499999995">
            <text:p>30.18</text:p>
          </table:table-cell>
          <table:table-cell table:number-columns-repeated="872"/>
        </table:table-row>
        <table:table-row table:style-name="ro3">
          <table:table-cell table:formula="of:=[.A649]+[.$C$4]" office:value-type="float" office:value="3.19499999999995">
            <text:p>3.195</text:p>
          </table:table-cell>
          <table:table-cell table:formula="of:=IF(   [.A650] &lt; [.$C$5];   &quot;Accel&quot;;   IF(     [.A650] &lt; [.$C$5] + [.$C$7];     &quot;Cruise&quot;;     IF(       [.A650] &lt; [.$C$8];       &quot;Decel&quot;;       &quot;Stop&quot;     )   ) )" office:value-type="string" office:string-value="Cruise">
            <text:p>Cruise</text:p>
          </table:table-cell>
          <table:table-cell table:formula="of:=IF(   [.B650]=&quot;Accel&quot;;   [.$C$1];   IF(     [.B650]=&quot;Cruise&quot;;     0;     IF([.B650]=&quot;Decel&quot;; -[.$C$1]; 0)   ) )" office:value-type="float" office:value="0">
            <text:p>0</text:p>
          </table:table-cell>
          <table:table-cell table:formula="of:=IF(   [.B650]=&quot;Stop&quot;;   0;   MAX(     0;     MIN(       [.$C$2];       [.D649] + [.C650] * [.$C$4]     )   ) )" office:value-type="float" office:value="9.75">
            <text:p>9.75</text:p>
          </table:table-cell>
          <table:table-cell table:formula="of:=IF(   [.B650]=&quot;Stop&quot;;   [.$C$3];   [.E649] + [.D650] * [.$C$4] )" office:value-type="float" office:value="30.2249999999995">
            <text:p>30.22</text:p>
          </table:table-cell>
          <table:table-cell table:number-columns-repeated="872"/>
        </table:table-row>
        <table:table-row table:style-name="ro3">
          <table:table-cell table:formula="of:=[.A650]+[.$C$4]" office:value-type="float" office:value="3.19999999999995">
            <text:p>3.200</text:p>
          </table:table-cell>
          <table:table-cell table:formula="of:=IF(   [.A651] &lt; [.$C$5];   &quot;Accel&quot;;   IF(     [.A651] &lt; [.$C$5] + [.$C$7];     &quot;Cruise&quot;;     IF(       [.A651] &lt; [.$C$8];       &quot;Decel&quot;;       &quot;Stop&quot;     )   ) )" office:value-type="string" office:string-value="Cruise">
            <text:p>Cruise</text:p>
          </table:table-cell>
          <table:table-cell table:formula="of:=IF(   [.B651]=&quot;Accel&quot;;   [.$C$1];   IF(     [.B651]=&quot;Cruise&quot;;     0;     IF([.B651]=&quot;Decel&quot;; -[.$C$1]; 0)   ) )" office:value-type="float" office:value="0">
            <text:p>0</text:p>
          </table:table-cell>
          <table:table-cell table:formula="of:=IF(   [.B651]=&quot;Stop&quot;;   0;   MAX(     0;     MIN(       [.$C$2];       [.D650] + [.C651] * [.$C$4]     )   ) )" office:value-type="float" office:value="9.75">
            <text:p>9.75</text:p>
          </table:table-cell>
          <table:table-cell table:formula="of:=IF(   [.B651]=&quot;Stop&quot;;   [.$C$3];   [.E650] + [.D651] * [.$C$4] )" office:value-type="float" office:value="30.2737499999995">
            <text:p>30.27</text:p>
          </table:table-cell>
          <table:table-cell table:number-columns-repeated="872"/>
        </table:table-row>
        <table:table-row table:style-name="ro3">
          <table:table-cell table:formula="of:=[.A651]+[.$C$4]" office:value-type="float" office:value="3.20499999999995">
            <text:p>3.205</text:p>
          </table:table-cell>
          <table:table-cell table:formula="of:=IF(   [.A652] &lt; [.$C$5];   &quot;Accel&quot;;   IF(     [.A652] &lt; [.$C$5] + [.$C$7];     &quot;Cruise&quot;;     IF(       [.A652] &lt; [.$C$8];       &quot;Decel&quot;;       &quot;Stop&quot;     )   ) )" office:value-type="string" office:string-value="Cruise">
            <text:p>Cruise</text:p>
          </table:table-cell>
          <table:table-cell table:formula="of:=IF(   [.B652]=&quot;Accel&quot;;   [.$C$1];   IF(     [.B652]=&quot;Cruise&quot;;     0;     IF([.B652]=&quot;Decel&quot;; -[.$C$1]; 0)   ) )" office:value-type="float" office:value="0">
            <text:p>0</text:p>
          </table:table-cell>
          <table:table-cell table:formula="of:=IF(   [.B652]=&quot;Stop&quot;;   0;   MAX(     0;     MIN(       [.$C$2];       [.D651] + [.C652] * [.$C$4]     )   ) )" office:value-type="float" office:value="9.75">
            <text:p>9.75</text:p>
          </table:table-cell>
          <table:table-cell table:formula="of:=IF(   [.B652]=&quot;Stop&quot;;   [.$C$3];   [.E651] + [.D652] * [.$C$4] )" office:value-type="float" office:value="30.3224999999995">
            <text:p>30.32</text:p>
          </table:table-cell>
          <table:table-cell table:number-columns-repeated="872"/>
        </table:table-row>
        <table:table-row table:style-name="ro3">
          <table:table-cell table:formula="of:=[.A652]+[.$C$4]" office:value-type="float" office:value="3.20999999999995">
            <text:p>3.210</text:p>
          </table:table-cell>
          <table:table-cell table:formula="of:=IF(   [.A653] &lt; [.$C$5];   &quot;Accel&quot;;   IF(     [.A653] &lt; [.$C$5] + [.$C$7];     &quot;Cruise&quot;;     IF(       [.A653] &lt; [.$C$8];       &quot;Decel&quot;;       &quot;Stop&quot;     )   ) )" office:value-type="string" office:string-value="Cruise">
            <text:p>Cruise</text:p>
          </table:table-cell>
          <table:table-cell table:formula="of:=IF(   [.B653]=&quot;Accel&quot;;   [.$C$1];   IF(     [.B653]=&quot;Cruise&quot;;     0;     IF([.B653]=&quot;Decel&quot;; -[.$C$1]; 0)   ) )" office:value-type="float" office:value="0">
            <text:p>0</text:p>
          </table:table-cell>
          <table:table-cell table:formula="of:=IF(   [.B653]=&quot;Stop&quot;;   0;   MAX(     0;     MIN(       [.$C$2];       [.D652] + [.C653] * [.$C$4]     )   ) )" office:value-type="float" office:value="9.75">
            <text:p>9.75</text:p>
          </table:table-cell>
          <table:table-cell table:formula="of:=IF(   [.B653]=&quot;Stop&quot;;   [.$C$3];   [.E652] + [.D653] * [.$C$4] )" office:value-type="float" office:value="30.3712499999995">
            <text:p>30.37</text:p>
          </table:table-cell>
          <table:table-cell table:number-columns-repeated="872"/>
        </table:table-row>
        <table:table-row table:style-name="ro3">
          <table:table-cell table:formula="of:=[.A653]+[.$C$4]" office:value-type="float" office:value="3.21499999999995">
            <text:p>3.215</text:p>
          </table:table-cell>
          <table:table-cell table:formula="of:=IF(   [.A654] &lt; [.$C$5];   &quot;Accel&quot;;   IF(     [.A654] &lt; [.$C$5] + [.$C$7];     &quot;Cruise&quot;;     IF(       [.A654] &lt; [.$C$8];       &quot;Decel&quot;;       &quot;Stop&quot;     )   ) )" office:value-type="string" office:string-value="Cruise">
            <text:p>Cruise</text:p>
          </table:table-cell>
          <table:table-cell table:formula="of:=IF(   [.B654]=&quot;Accel&quot;;   [.$C$1];   IF(     [.B654]=&quot;Cruise&quot;;     0;     IF([.B654]=&quot;Decel&quot;; -[.$C$1]; 0)   ) )" office:value-type="float" office:value="0">
            <text:p>0</text:p>
          </table:table-cell>
          <table:table-cell table:formula="of:=IF(   [.B654]=&quot;Stop&quot;;   0;   MAX(     0;     MIN(       [.$C$2];       [.D653] + [.C654] * [.$C$4]     )   ) )" office:value-type="float" office:value="9.75">
            <text:p>9.75</text:p>
          </table:table-cell>
          <table:table-cell table:formula="of:=IF(   [.B654]=&quot;Stop&quot;;   [.$C$3];   [.E653] + [.D654] * [.$C$4] )" office:value-type="float" office:value="30.4199999999995">
            <text:p>30.42</text:p>
          </table:table-cell>
          <table:table-cell table:number-columns-repeated="872"/>
        </table:table-row>
        <table:table-row table:style-name="ro3">
          <table:table-cell table:formula="of:=[.A654]+[.$C$4]" office:value-type="float" office:value="3.21999999999995">
            <text:p>3.220</text:p>
          </table:table-cell>
          <table:table-cell table:formula="of:=IF(   [.A655] &lt; [.$C$5];   &quot;Accel&quot;;   IF(     [.A655] &lt; [.$C$5] + [.$C$7];     &quot;Cruise&quot;;     IF(       [.A655] &lt; [.$C$8];       &quot;Decel&quot;;       &quot;Stop&quot;     )   ) )" office:value-type="string" office:string-value="Cruise">
            <text:p>Cruise</text:p>
          </table:table-cell>
          <table:table-cell table:formula="of:=IF(   [.B655]=&quot;Accel&quot;;   [.$C$1];   IF(     [.B655]=&quot;Cruise&quot;;     0;     IF([.B655]=&quot;Decel&quot;; -[.$C$1]; 0)   ) )" office:value-type="float" office:value="0">
            <text:p>0</text:p>
          </table:table-cell>
          <table:table-cell table:formula="of:=IF(   [.B655]=&quot;Stop&quot;;   0;   MAX(     0;     MIN(       [.$C$2];       [.D654] + [.C655] * [.$C$4]     )   ) )" office:value-type="float" office:value="9.75">
            <text:p>9.75</text:p>
          </table:table-cell>
          <table:table-cell table:formula="of:=IF(   [.B655]=&quot;Stop&quot;;   [.$C$3];   [.E654] + [.D655] * [.$C$4] )" office:value-type="float" office:value="30.4687499999995">
            <text:p>30.47</text:p>
          </table:table-cell>
          <table:table-cell table:number-columns-repeated="872"/>
        </table:table-row>
        <table:table-row table:style-name="ro3">
          <table:table-cell table:formula="of:=[.A655]+[.$C$4]" office:value-type="float" office:value="3.22499999999995">
            <text:p>3.225</text:p>
          </table:table-cell>
          <table:table-cell table:formula="of:=IF(   [.A656] &lt; [.$C$5];   &quot;Accel&quot;;   IF(     [.A656] &lt; [.$C$5] + [.$C$7];     &quot;Cruise&quot;;     IF(       [.A656] &lt; [.$C$8];       &quot;Decel&quot;;       &quot;Stop&quot;     )   ) )" office:value-type="string" office:string-value="Cruise">
            <text:p>Cruise</text:p>
          </table:table-cell>
          <table:table-cell table:formula="of:=IF(   [.B656]=&quot;Accel&quot;;   [.$C$1];   IF(     [.B656]=&quot;Cruise&quot;;     0;     IF([.B656]=&quot;Decel&quot;; -[.$C$1]; 0)   ) )" office:value-type="float" office:value="0">
            <text:p>0</text:p>
          </table:table-cell>
          <table:table-cell table:formula="of:=IF(   [.B656]=&quot;Stop&quot;;   0;   MAX(     0;     MIN(       [.$C$2];       [.D655] + [.C656] * [.$C$4]     )   ) )" office:value-type="float" office:value="9.75">
            <text:p>9.75</text:p>
          </table:table-cell>
          <table:table-cell table:formula="of:=IF(   [.B656]=&quot;Stop&quot;;   [.$C$3];   [.E655] + [.D656] * [.$C$4] )" office:value-type="float" office:value="30.5174999999995">
            <text:p>30.52</text:p>
          </table:table-cell>
          <table:table-cell table:number-columns-repeated="872"/>
        </table:table-row>
        <table:table-row table:style-name="ro3">
          <table:table-cell table:formula="of:=[.A656]+[.$C$4]" office:value-type="float" office:value="3.22999999999995">
            <text:p>3.230</text:p>
          </table:table-cell>
          <table:table-cell table:formula="of:=IF(   [.A657] &lt; [.$C$5];   &quot;Accel&quot;;   IF(     [.A657] &lt; [.$C$5] + [.$C$7];     &quot;Cruise&quot;;     IF(       [.A657] &lt; [.$C$8];       &quot;Decel&quot;;       &quot;Stop&quot;     )   ) )" office:value-type="string" office:string-value="Cruise">
            <text:p>Cruise</text:p>
          </table:table-cell>
          <table:table-cell table:formula="of:=IF(   [.B657]=&quot;Accel&quot;;   [.$C$1];   IF(     [.B657]=&quot;Cruise&quot;;     0;     IF([.B657]=&quot;Decel&quot;; -[.$C$1]; 0)   ) )" office:value-type="float" office:value="0">
            <text:p>0</text:p>
          </table:table-cell>
          <table:table-cell table:formula="of:=IF(   [.B657]=&quot;Stop&quot;;   0;   MAX(     0;     MIN(       [.$C$2];       [.D656] + [.C657] * [.$C$4]     )   ) )" office:value-type="float" office:value="9.75">
            <text:p>9.75</text:p>
          </table:table-cell>
          <table:table-cell table:formula="of:=IF(   [.B657]=&quot;Stop&quot;;   [.$C$3];   [.E656] + [.D657] * [.$C$4] )" office:value-type="float" office:value="30.5662499999995">
            <text:p>30.57</text:p>
          </table:table-cell>
          <table:table-cell table:number-columns-repeated="872"/>
        </table:table-row>
        <table:table-row table:style-name="ro3">
          <table:table-cell table:formula="of:=[.A657]+[.$C$4]" office:value-type="float" office:value="3.23499999999995">
            <text:p>3.235</text:p>
          </table:table-cell>
          <table:table-cell table:formula="of:=IF(   [.A658] &lt; [.$C$5];   &quot;Accel&quot;;   IF(     [.A658] &lt; [.$C$5] + [.$C$7];     &quot;Cruise&quot;;     IF(       [.A658] &lt; [.$C$8];       &quot;Decel&quot;;       &quot;Stop&quot;     )   ) )" office:value-type="string" office:string-value="Cruise">
            <text:p>Cruise</text:p>
          </table:table-cell>
          <table:table-cell table:formula="of:=IF(   [.B658]=&quot;Accel&quot;;   [.$C$1];   IF(     [.B658]=&quot;Cruise&quot;;     0;     IF([.B658]=&quot;Decel&quot;; -[.$C$1]; 0)   ) )" office:value-type="float" office:value="0">
            <text:p>0</text:p>
          </table:table-cell>
          <table:table-cell table:formula="of:=IF(   [.B658]=&quot;Stop&quot;;   0;   MAX(     0;     MIN(       [.$C$2];       [.D657] + [.C658] * [.$C$4]     )   ) )" office:value-type="float" office:value="9.75">
            <text:p>9.75</text:p>
          </table:table-cell>
          <table:table-cell table:formula="of:=IF(   [.B658]=&quot;Stop&quot;;   [.$C$3];   [.E657] + [.D658] * [.$C$4] )" office:value-type="float" office:value="30.6149999999995">
            <text:p>30.61</text:p>
          </table:table-cell>
          <table:table-cell table:number-columns-repeated="872"/>
        </table:table-row>
        <table:table-row table:style-name="ro3">
          <table:table-cell table:formula="of:=[.A658]+[.$C$4]" office:value-type="float" office:value="3.23999999999995">
            <text:p>3.240</text:p>
          </table:table-cell>
          <table:table-cell table:formula="of:=IF(   [.A659] &lt; [.$C$5];   &quot;Accel&quot;;   IF(     [.A659] &lt; [.$C$5] + [.$C$7];     &quot;Cruise&quot;;     IF(       [.A659] &lt; [.$C$8];       &quot;Decel&quot;;       &quot;Stop&quot;     )   ) )" office:value-type="string" office:string-value="Cruise">
            <text:p>Cruise</text:p>
          </table:table-cell>
          <table:table-cell table:formula="of:=IF(   [.B659]=&quot;Accel&quot;;   [.$C$1];   IF(     [.B659]=&quot;Cruise&quot;;     0;     IF([.B659]=&quot;Decel&quot;; -[.$C$1]; 0)   ) )" office:value-type="float" office:value="0">
            <text:p>0</text:p>
          </table:table-cell>
          <table:table-cell table:formula="of:=IF(   [.B659]=&quot;Stop&quot;;   0;   MAX(     0;     MIN(       [.$C$2];       [.D658] + [.C659] * [.$C$4]     )   ) )" office:value-type="float" office:value="9.75">
            <text:p>9.75</text:p>
          </table:table-cell>
          <table:table-cell table:formula="of:=IF(   [.B659]=&quot;Stop&quot;;   [.$C$3];   [.E658] + [.D659] * [.$C$4] )" office:value-type="float" office:value="30.6637499999995">
            <text:p>30.66</text:p>
          </table:table-cell>
          <table:table-cell table:number-columns-repeated="872"/>
        </table:table-row>
        <table:table-row table:style-name="ro3">
          <table:table-cell table:formula="of:=[.A659]+[.$C$4]" office:value-type="float" office:value="3.24499999999995">
            <text:p>3.245</text:p>
          </table:table-cell>
          <table:table-cell table:formula="of:=IF(   [.A660] &lt; [.$C$5];   &quot;Accel&quot;;   IF(     [.A660] &lt; [.$C$5] + [.$C$7];     &quot;Cruise&quot;;     IF(       [.A660] &lt; [.$C$8];       &quot;Decel&quot;;       &quot;Stop&quot;     )   ) )" office:value-type="string" office:string-value="Cruise">
            <text:p>Cruise</text:p>
          </table:table-cell>
          <table:table-cell table:formula="of:=IF(   [.B660]=&quot;Accel&quot;;   [.$C$1];   IF(     [.B660]=&quot;Cruise&quot;;     0;     IF([.B660]=&quot;Decel&quot;; -[.$C$1]; 0)   ) )" office:value-type="float" office:value="0">
            <text:p>0</text:p>
          </table:table-cell>
          <table:table-cell table:formula="of:=IF(   [.B660]=&quot;Stop&quot;;   0;   MAX(     0;     MIN(       [.$C$2];       [.D659] + [.C660] * [.$C$4]     )   ) )" office:value-type="float" office:value="9.75">
            <text:p>9.75</text:p>
          </table:table-cell>
          <table:table-cell table:formula="of:=IF(   [.B660]=&quot;Stop&quot;;   [.$C$3];   [.E659] + [.D660] * [.$C$4] )" office:value-type="float" office:value="30.7124999999995">
            <text:p>30.71</text:p>
          </table:table-cell>
          <table:table-cell table:number-columns-repeated="872"/>
        </table:table-row>
        <table:table-row table:style-name="ro3">
          <table:table-cell table:formula="of:=[.A660]+[.$C$4]" office:value-type="float" office:value="3.24999999999995">
            <text:p>3.250</text:p>
          </table:table-cell>
          <table:table-cell table:formula="of:=IF(   [.A661] &lt; [.$C$5];   &quot;Accel&quot;;   IF(     [.A661] &lt; [.$C$5] + [.$C$7];     &quot;Cruise&quot;;     IF(       [.A661] &lt; [.$C$8];       &quot;Decel&quot;;       &quot;Stop&quot;     )   ) )" office:value-type="string" office:string-value="Cruise">
            <text:p>Cruise</text:p>
          </table:table-cell>
          <table:table-cell table:formula="of:=IF(   [.B661]=&quot;Accel&quot;;   [.$C$1];   IF(     [.B661]=&quot;Cruise&quot;;     0;     IF([.B661]=&quot;Decel&quot;; -[.$C$1]; 0)   ) )" office:value-type="float" office:value="0">
            <text:p>0</text:p>
          </table:table-cell>
          <table:table-cell table:formula="of:=IF(   [.B661]=&quot;Stop&quot;;   0;   MAX(     0;     MIN(       [.$C$2];       [.D660] + [.C661] * [.$C$4]     )   ) )" office:value-type="float" office:value="9.75">
            <text:p>9.75</text:p>
          </table:table-cell>
          <table:table-cell table:formula="of:=IF(   [.B661]=&quot;Stop&quot;;   [.$C$3];   [.E660] + [.D661] * [.$C$4] )" office:value-type="float" office:value="30.7612499999995">
            <text:p>30.76</text:p>
          </table:table-cell>
          <table:table-cell table:number-columns-repeated="872"/>
        </table:table-row>
        <table:table-row table:style-name="ro3">
          <table:table-cell table:formula="of:=[.A661]+[.$C$4]" office:value-type="float" office:value="3.25499999999995">
            <text:p>3.255</text:p>
          </table:table-cell>
          <table:table-cell table:formula="of:=IF(   [.A662] &lt; [.$C$5];   &quot;Accel&quot;;   IF(     [.A662] &lt; [.$C$5] + [.$C$7];     &quot;Cruise&quot;;     IF(       [.A662] &lt; [.$C$8];       &quot;Decel&quot;;       &quot;Stop&quot;     )   ) )" office:value-type="string" office:string-value="Cruise">
            <text:p>Cruise</text:p>
          </table:table-cell>
          <table:table-cell table:formula="of:=IF(   [.B662]=&quot;Accel&quot;;   [.$C$1];   IF(     [.B662]=&quot;Cruise&quot;;     0;     IF([.B662]=&quot;Decel&quot;; -[.$C$1]; 0)   ) )" office:value-type="float" office:value="0">
            <text:p>0</text:p>
          </table:table-cell>
          <table:table-cell table:formula="of:=IF(   [.B662]=&quot;Stop&quot;;   0;   MAX(     0;     MIN(       [.$C$2];       [.D661] + [.C662] * [.$C$4]     )   ) )" office:value-type="float" office:value="9.75">
            <text:p>9.75</text:p>
          </table:table-cell>
          <table:table-cell table:formula="of:=IF(   [.B662]=&quot;Stop&quot;;   [.$C$3];   [.E661] + [.D662] * [.$C$4] )" office:value-type="float" office:value="30.8099999999995">
            <text:p>30.81</text:p>
          </table:table-cell>
          <table:table-cell table:number-columns-repeated="872"/>
        </table:table-row>
        <table:table-row table:style-name="ro3">
          <table:table-cell table:formula="of:=[.A662]+[.$C$4]" office:value-type="float" office:value="3.25999999999995">
            <text:p>3.260</text:p>
          </table:table-cell>
          <table:table-cell table:formula="of:=IF(   [.A663] &lt; [.$C$5];   &quot;Accel&quot;;   IF(     [.A663] &lt; [.$C$5] + [.$C$7];     &quot;Cruise&quot;;     IF(       [.A663] &lt; [.$C$8];       &quot;Decel&quot;;       &quot;Stop&quot;     )   ) )" office:value-type="string" office:string-value="Cruise">
            <text:p>Cruise</text:p>
          </table:table-cell>
          <table:table-cell table:formula="of:=IF(   [.B663]=&quot;Accel&quot;;   [.$C$1];   IF(     [.B663]=&quot;Cruise&quot;;     0;     IF([.B663]=&quot;Decel&quot;; -[.$C$1]; 0)   ) )" office:value-type="float" office:value="0">
            <text:p>0</text:p>
          </table:table-cell>
          <table:table-cell table:formula="of:=IF(   [.B663]=&quot;Stop&quot;;   0;   MAX(     0;     MIN(       [.$C$2];       [.D662] + [.C663] * [.$C$4]     )   ) )" office:value-type="float" office:value="9.75">
            <text:p>9.75</text:p>
          </table:table-cell>
          <table:table-cell table:formula="of:=IF(   [.B663]=&quot;Stop&quot;;   [.$C$3];   [.E662] + [.D663] * [.$C$4] )" office:value-type="float" office:value="30.8587499999995">
            <text:p>30.86</text:p>
          </table:table-cell>
          <table:table-cell table:number-columns-repeated="872"/>
        </table:table-row>
        <table:table-row table:style-name="ro3">
          <table:table-cell table:formula="of:=[.A663]+[.$C$4]" office:value-type="float" office:value="3.26499999999995">
            <text:p>3.265</text:p>
          </table:table-cell>
          <table:table-cell table:formula="of:=IF(   [.A664] &lt; [.$C$5];   &quot;Accel&quot;;   IF(     [.A664] &lt; [.$C$5] + [.$C$7];     &quot;Cruise&quot;;     IF(       [.A664] &lt; [.$C$8];       &quot;Decel&quot;;       &quot;Stop&quot;     )   ) )" office:value-type="string" office:string-value="Cruise">
            <text:p>Cruise</text:p>
          </table:table-cell>
          <table:table-cell table:formula="of:=IF(   [.B664]=&quot;Accel&quot;;   [.$C$1];   IF(     [.B664]=&quot;Cruise&quot;;     0;     IF([.B664]=&quot;Decel&quot;; -[.$C$1]; 0)   ) )" office:value-type="float" office:value="0">
            <text:p>0</text:p>
          </table:table-cell>
          <table:table-cell table:formula="of:=IF(   [.B664]=&quot;Stop&quot;;   0;   MAX(     0;     MIN(       [.$C$2];       [.D663] + [.C664] * [.$C$4]     )   ) )" office:value-type="float" office:value="9.75">
            <text:p>9.75</text:p>
          </table:table-cell>
          <table:table-cell table:formula="of:=IF(   [.B664]=&quot;Stop&quot;;   [.$C$3];   [.E663] + [.D664] * [.$C$4] )" office:value-type="float" office:value="30.9074999999995">
            <text:p>30.91</text:p>
          </table:table-cell>
          <table:table-cell table:number-columns-repeated="872"/>
        </table:table-row>
        <table:table-row table:style-name="ro3">
          <table:table-cell table:formula="of:=[.A664]+[.$C$4]" office:value-type="float" office:value="3.26999999999995">
            <text:p>3.270</text:p>
          </table:table-cell>
          <table:table-cell table:formula="of:=IF(   [.A665] &lt; [.$C$5];   &quot;Accel&quot;;   IF(     [.A665] &lt; [.$C$5] + [.$C$7];     &quot;Cruise&quot;;     IF(       [.A665] &lt; [.$C$8];       &quot;Decel&quot;;       &quot;Stop&quot;     )   ) )" office:value-type="string" office:string-value="Cruise">
            <text:p>Cruise</text:p>
          </table:table-cell>
          <table:table-cell table:formula="of:=IF(   [.B665]=&quot;Accel&quot;;   [.$C$1];   IF(     [.B665]=&quot;Cruise&quot;;     0;     IF([.B665]=&quot;Decel&quot;; -[.$C$1]; 0)   ) )" office:value-type="float" office:value="0">
            <text:p>0</text:p>
          </table:table-cell>
          <table:table-cell table:formula="of:=IF(   [.B665]=&quot;Stop&quot;;   0;   MAX(     0;     MIN(       [.$C$2];       [.D664] + [.C665] * [.$C$4]     )   ) )" office:value-type="float" office:value="9.75">
            <text:p>9.75</text:p>
          </table:table-cell>
          <table:table-cell table:formula="of:=IF(   [.B665]=&quot;Stop&quot;;   [.$C$3];   [.E664] + [.D665] * [.$C$4] )" office:value-type="float" office:value="30.9562499999995">
            <text:p>30.96</text:p>
          </table:table-cell>
          <table:table-cell table:number-columns-repeated="872"/>
        </table:table-row>
        <table:table-row table:style-name="ro3">
          <table:table-cell table:formula="of:=[.A665]+[.$C$4]" office:value-type="float" office:value="3.27499999999995">
            <text:p>3.275</text:p>
          </table:table-cell>
          <table:table-cell table:formula="of:=IF(   [.A666] &lt; [.$C$5];   &quot;Accel&quot;;   IF(     [.A666] &lt; [.$C$5] + [.$C$7];     &quot;Cruise&quot;;     IF(       [.A666] &lt; [.$C$8];       &quot;Decel&quot;;       &quot;Stop&quot;     )   ) )" office:value-type="string" office:string-value="Cruise">
            <text:p>Cruise</text:p>
          </table:table-cell>
          <table:table-cell table:formula="of:=IF(   [.B666]=&quot;Accel&quot;;   [.$C$1];   IF(     [.B666]=&quot;Cruise&quot;;     0;     IF([.B666]=&quot;Decel&quot;; -[.$C$1]; 0)   ) )" office:value-type="float" office:value="0">
            <text:p>0</text:p>
          </table:table-cell>
          <table:table-cell table:formula="of:=IF(   [.B666]=&quot;Stop&quot;;   0;   MAX(     0;     MIN(       [.$C$2];       [.D665] + [.C666] * [.$C$4]     )   ) )" office:value-type="float" office:value="9.75">
            <text:p>9.75</text:p>
          </table:table-cell>
          <table:table-cell table:formula="of:=IF(   [.B666]=&quot;Stop&quot;;   [.$C$3];   [.E665] + [.D666] * [.$C$4] )" office:value-type="float" office:value="31.0049999999995">
            <text:p>31.00</text:p>
          </table:table-cell>
          <table:table-cell table:number-columns-repeated="872"/>
        </table:table-row>
        <table:table-row table:style-name="ro3">
          <table:table-cell table:formula="of:=[.A666]+[.$C$4]" office:value-type="float" office:value="3.27999999999995">
            <text:p>3.280</text:p>
          </table:table-cell>
          <table:table-cell table:formula="of:=IF(   [.A667] &lt; [.$C$5];   &quot;Accel&quot;;   IF(     [.A667] &lt; [.$C$5] + [.$C$7];     &quot;Cruise&quot;;     IF(       [.A667] &lt; [.$C$8];       &quot;Decel&quot;;       &quot;Stop&quot;     )   ) )" office:value-type="string" office:string-value="Cruise">
            <text:p>Cruise</text:p>
          </table:table-cell>
          <table:table-cell table:formula="of:=IF(   [.B667]=&quot;Accel&quot;;   [.$C$1];   IF(     [.B667]=&quot;Cruise&quot;;     0;     IF([.B667]=&quot;Decel&quot;; -[.$C$1]; 0)   ) )" office:value-type="float" office:value="0">
            <text:p>0</text:p>
          </table:table-cell>
          <table:table-cell table:formula="of:=IF(   [.B667]=&quot;Stop&quot;;   0;   MAX(     0;     MIN(       [.$C$2];       [.D666] + [.C667] * [.$C$4]     )   ) )" office:value-type="float" office:value="9.75">
            <text:p>9.75</text:p>
          </table:table-cell>
          <table:table-cell table:formula="of:=IF(   [.B667]=&quot;Stop&quot;;   [.$C$3];   [.E666] + [.D667] * [.$C$4] )" office:value-type="float" office:value="31.0537499999995">
            <text:p>31.05</text:p>
          </table:table-cell>
          <table:table-cell table:number-columns-repeated="872"/>
        </table:table-row>
        <table:table-row table:style-name="ro3">
          <table:table-cell table:formula="of:=[.A667]+[.$C$4]" office:value-type="float" office:value="3.28499999999995">
            <text:p>3.285</text:p>
          </table:table-cell>
          <table:table-cell table:formula="of:=IF(   [.A668] &lt; [.$C$5];   &quot;Accel&quot;;   IF(     [.A668] &lt; [.$C$5] + [.$C$7];     &quot;Cruise&quot;;     IF(       [.A668] &lt; [.$C$8];       &quot;Decel&quot;;       &quot;Stop&quot;     )   ) )" office:value-type="string" office:string-value="Cruise">
            <text:p>Cruise</text:p>
          </table:table-cell>
          <table:table-cell table:formula="of:=IF(   [.B668]=&quot;Accel&quot;;   [.$C$1];   IF(     [.B668]=&quot;Cruise&quot;;     0;     IF([.B668]=&quot;Decel&quot;; -[.$C$1]; 0)   ) )" office:value-type="float" office:value="0">
            <text:p>0</text:p>
          </table:table-cell>
          <table:table-cell table:formula="of:=IF(   [.B668]=&quot;Stop&quot;;   0;   MAX(     0;     MIN(       [.$C$2];       [.D667] + [.C668] * [.$C$4]     )   ) )" office:value-type="float" office:value="9.75">
            <text:p>9.75</text:p>
          </table:table-cell>
          <table:table-cell table:formula="of:=IF(   [.B668]=&quot;Stop&quot;;   [.$C$3];   [.E667] + [.D668] * [.$C$4] )" office:value-type="float" office:value="31.1024999999995">
            <text:p>31.10</text:p>
          </table:table-cell>
          <table:table-cell table:number-columns-repeated="872"/>
        </table:table-row>
        <table:table-row table:style-name="ro3">
          <table:table-cell table:formula="of:=[.A668]+[.$C$4]" office:value-type="float" office:value="3.28999999999995">
            <text:p>3.290</text:p>
          </table:table-cell>
          <table:table-cell table:formula="of:=IF(   [.A669] &lt; [.$C$5];   &quot;Accel&quot;;   IF(     [.A669] &lt; [.$C$5] + [.$C$7];     &quot;Cruise&quot;;     IF(       [.A669] &lt; [.$C$8];       &quot;Decel&quot;;       &quot;Stop&quot;     )   ) )" office:value-type="string" office:string-value="Cruise">
            <text:p>Cruise</text:p>
          </table:table-cell>
          <table:table-cell table:formula="of:=IF(   [.B669]=&quot;Accel&quot;;   [.$C$1];   IF(     [.B669]=&quot;Cruise&quot;;     0;     IF([.B669]=&quot;Decel&quot;; -[.$C$1]; 0)   ) )" office:value-type="float" office:value="0">
            <text:p>0</text:p>
          </table:table-cell>
          <table:table-cell table:formula="of:=IF(   [.B669]=&quot;Stop&quot;;   0;   MAX(     0;     MIN(       [.$C$2];       [.D668] + [.C669] * [.$C$4]     )   ) )" office:value-type="float" office:value="9.75">
            <text:p>9.75</text:p>
          </table:table-cell>
          <table:table-cell table:formula="of:=IF(   [.B669]=&quot;Stop&quot;;   [.$C$3];   [.E668] + [.D669] * [.$C$4] )" office:value-type="float" office:value="31.1512499999995">
            <text:p>31.15</text:p>
          </table:table-cell>
          <table:table-cell table:number-columns-repeated="872"/>
        </table:table-row>
        <table:table-row table:style-name="ro3">
          <table:table-cell table:formula="of:=[.A669]+[.$C$4]" office:value-type="float" office:value="3.29499999999995">
            <text:p>3.295</text:p>
          </table:table-cell>
          <table:table-cell table:formula="of:=IF(   [.A670] &lt; [.$C$5];   &quot;Accel&quot;;   IF(     [.A670] &lt; [.$C$5] + [.$C$7];     &quot;Cruise&quot;;     IF(       [.A670] &lt; [.$C$8];       &quot;Decel&quot;;       &quot;Stop&quot;     )   ) )" office:value-type="string" office:string-value="Cruise">
            <text:p>Cruise</text:p>
          </table:table-cell>
          <table:table-cell table:formula="of:=IF(   [.B670]=&quot;Accel&quot;;   [.$C$1];   IF(     [.B670]=&quot;Cruise&quot;;     0;     IF([.B670]=&quot;Decel&quot;; -[.$C$1]; 0)   ) )" office:value-type="float" office:value="0">
            <text:p>0</text:p>
          </table:table-cell>
          <table:table-cell table:formula="of:=IF(   [.B670]=&quot;Stop&quot;;   0;   MAX(     0;     MIN(       [.$C$2];       [.D669] + [.C670] * [.$C$4]     )   ) )" office:value-type="float" office:value="9.75">
            <text:p>9.75</text:p>
          </table:table-cell>
          <table:table-cell table:formula="of:=IF(   [.B670]=&quot;Stop&quot;;   [.$C$3];   [.E669] + [.D670] * [.$C$4] )" office:value-type="float" office:value="31.1999999999995">
            <text:p>31.20</text:p>
          </table:table-cell>
          <table:table-cell table:number-columns-repeated="872"/>
        </table:table-row>
        <table:table-row table:style-name="ro3">
          <table:table-cell table:formula="of:=[.A670]+[.$C$4]" office:value-type="float" office:value="3.29999999999995">
            <text:p>3.300</text:p>
          </table:table-cell>
          <table:table-cell table:formula="of:=IF(   [.A671] &lt; [.$C$5];   &quot;Accel&quot;;   IF(     [.A671] &lt; [.$C$5] + [.$C$7];     &quot;Cruise&quot;;     IF(       [.A671] &lt; [.$C$8];       &quot;Decel&quot;;       &quot;Stop&quot;     )   ) )" office:value-type="string" office:string-value="Cruise">
            <text:p>Cruise</text:p>
          </table:table-cell>
          <table:table-cell table:formula="of:=IF(   [.B671]=&quot;Accel&quot;;   [.$C$1];   IF(     [.B671]=&quot;Cruise&quot;;     0;     IF([.B671]=&quot;Decel&quot;; -[.$C$1]; 0)   ) )" office:value-type="float" office:value="0">
            <text:p>0</text:p>
          </table:table-cell>
          <table:table-cell table:formula="of:=IF(   [.B671]=&quot;Stop&quot;;   0;   MAX(     0;     MIN(       [.$C$2];       [.D670] + [.C671] * [.$C$4]     )   ) )" office:value-type="float" office:value="9.75">
            <text:p>9.75</text:p>
          </table:table-cell>
          <table:table-cell table:formula="of:=IF(   [.B671]=&quot;Stop&quot;;   [.$C$3];   [.E670] + [.D671] * [.$C$4] )" office:value-type="float" office:value="31.2487499999995">
            <text:p>31.25</text:p>
          </table:table-cell>
          <table:table-cell table:number-columns-repeated="872"/>
        </table:table-row>
        <table:table-row table:style-name="ro3">
          <table:table-cell table:formula="of:=[.A671]+[.$C$4]" office:value-type="float" office:value="3.30499999999995">
            <text:p>3.305</text:p>
          </table:table-cell>
          <table:table-cell table:formula="of:=IF(   [.A672] &lt; [.$C$5];   &quot;Accel&quot;;   IF(     [.A672] &lt; [.$C$5] + [.$C$7];     &quot;Cruise&quot;;     IF(       [.A672] &lt; [.$C$8];       &quot;Decel&quot;;       &quot;Stop&quot;     )   ) )" office:value-type="string" office:string-value="Cruise">
            <text:p>Cruise</text:p>
          </table:table-cell>
          <table:table-cell table:formula="of:=IF(   [.B672]=&quot;Accel&quot;;   [.$C$1];   IF(     [.B672]=&quot;Cruise&quot;;     0;     IF([.B672]=&quot;Decel&quot;; -[.$C$1]; 0)   ) )" office:value-type="float" office:value="0">
            <text:p>0</text:p>
          </table:table-cell>
          <table:table-cell table:formula="of:=IF(   [.B672]=&quot;Stop&quot;;   0;   MAX(     0;     MIN(       [.$C$2];       [.D671] + [.C672] * [.$C$4]     )   ) )" office:value-type="float" office:value="9.75">
            <text:p>9.75</text:p>
          </table:table-cell>
          <table:table-cell table:formula="of:=IF(   [.B672]=&quot;Stop&quot;;   [.$C$3];   [.E671] + [.D672] * [.$C$4] )" office:value-type="float" office:value="31.2974999999995">
            <text:p>31.30</text:p>
          </table:table-cell>
          <table:table-cell table:number-columns-repeated="872"/>
        </table:table-row>
        <table:table-row table:style-name="ro3">
          <table:table-cell table:formula="of:=[.A672]+[.$C$4]" office:value-type="float" office:value="3.30999999999995">
            <text:p>3.310</text:p>
          </table:table-cell>
          <table:table-cell table:formula="of:=IF(   [.A673] &lt; [.$C$5];   &quot;Accel&quot;;   IF(     [.A673] &lt; [.$C$5] + [.$C$7];     &quot;Cruise&quot;;     IF(       [.A673] &lt; [.$C$8];       &quot;Decel&quot;;       &quot;Stop&quot;     )   ) )" office:value-type="string" office:string-value="Cruise">
            <text:p>Cruise</text:p>
          </table:table-cell>
          <table:table-cell table:formula="of:=IF(   [.B673]=&quot;Accel&quot;;   [.$C$1];   IF(     [.B673]=&quot;Cruise&quot;;     0;     IF([.B673]=&quot;Decel&quot;; -[.$C$1]; 0)   ) )" office:value-type="float" office:value="0">
            <text:p>0</text:p>
          </table:table-cell>
          <table:table-cell table:formula="of:=IF(   [.B673]=&quot;Stop&quot;;   0;   MAX(     0;     MIN(       [.$C$2];       [.D672] + [.C673] * [.$C$4]     )   ) )" office:value-type="float" office:value="9.75">
            <text:p>9.75</text:p>
          </table:table-cell>
          <table:table-cell table:formula="of:=IF(   [.B673]=&quot;Stop&quot;;   [.$C$3];   [.E672] + [.D673] * [.$C$4] )" office:value-type="float" office:value="31.3462499999995">
            <text:p>31.35</text:p>
          </table:table-cell>
          <table:table-cell table:number-columns-repeated="872"/>
        </table:table-row>
        <table:table-row table:style-name="ro3">
          <table:table-cell table:formula="of:=[.A673]+[.$C$4]" office:value-type="float" office:value="3.31499999999995">
            <text:p>3.315</text:p>
          </table:table-cell>
          <table:table-cell table:formula="of:=IF(   [.A674] &lt; [.$C$5];   &quot;Accel&quot;;   IF(     [.A674] &lt; [.$C$5] + [.$C$7];     &quot;Cruise&quot;;     IF(       [.A674] &lt; [.$C$8];       &quot;Decel&quot;;       &quot;Stop&quot;     )   ) )" office:value-type="string" office:string-value="Cruise">
            <text:p>Cruise</text:p>
          </table:table-cell>
          <table:table-cell table:formula="of:=IF(   [.B674]=&quot;Accel&quot;;   [.$C$1];   IF(     [.B674]=&quot;Cruise&quot;;     0;     IF([.B674]=&quot;Decel&quot;; -[.$C$1]; 0)   ) )" office:value-type="float" office:value="0">
            <text:p>0</text:p>
          </table:table-cell>
          <table:table-cell table:formula="of:=IF(   [.B674]=&quot;Stop&quot;;   0;   MAX(     0;     MIN(       [.$C$2];       [.D673] + [.C674] * [.$C$4]     )   ) )" office:value-type="float" office:value="9.75">
            <text:p>9.75</text:p>
          </table:table-cell>
          <table:table-cell table:formula="of:=IF(   [.B674]=&quot;Stop&quot;;   [.$C$3];   [.E673] + [.D674] * [.$C$4] )" office:value-type="float" office:value="31.3949999999995">
            <text:p>31.39</text:p>
          </table:table-cell>
          <table:table-cell table:number-columns-repeated="872"/>
        </table:table-row>
        <table:table-row table:style-name="ro3">
          <table:table-cell table:formula="of:=[.A674]+[.$C$4]" office:value-type="float" office:value="3.31999999999995">
            <text:p>3.320</text:p>
          </table:table-cell>
          <table:table-cell table:formula="of:=IF(   [.A675] &lt; [.$C$5];   &quot;Accel&quot;;   IF(     [.A675] &lt; [.$C$5] + [.$C$7];     &quot;Cruise&quot;;     IF(       [.A675] &lt; [.$C$8];       &quot;Decel&quot;;       &quot;Stop&quot;     )   ) )" office:value-type="string" office:string-value="Cruise">
            <text:p>Cruise</text:p>
          </table:table-cell>
          <table:table-cell table:formula="of:=IF(   [.B675]=&quot;Accel&quot;;   [.$C$1];   IF(     [.B675]=&quot;Cruise&quot;;     0;     IF([.B675]=&quot;Decel&quot;; -[.$C$1]; 0)   ) )" office:value-type="float" office:value="0">
            <text:p>0</text:p>
          </table:table-cell>
          <table:table-cell table:formula="of:=IF(   [.B675]=&quot;Stop&quot;;   0;   MAX(     0;     MIN(       [.$C$2];       [.D674] + [.C675] * [.$C$4]     )   ) )" office:value-type="float" office:value="9.75">
            <text:p>9.75</text:p>
          </table:table-cell>
          <table:table-cell table:formula="of:=IF(   [.B675]=&quot;Stop&quot;;   [.$C$3];   [.E674] + [.D675] * [.$C$4] )" office:value-type="float" office:value="31.4437499999995">
            <text:p>31.44</text:p>
          </table:table-cell>
          <table:table-cell table:number-columns-repeated="872"/>
        </table:table-row>
        <table:table-row table:style-name="ro3">
          <table:table-cell table:formula="of:=[.A675]+[.$C$4]" office:value-type="float" office:value="3.32499999999995">
            <text:p>3.325</text:p>
          </table:table-cell>
          <table:table-cell table:formula="of:=IF(   [.A676] &lt; [.$C$5];   &quot;Accel&quot;;   IF(     [.A676] &lt; [.$C$5] + [.$C$7];     &quot;Cruise&quot;;     IF(       [.A676] &lt; [.$C$8];       &quot;Decel&quot;;       &quot;Stop&quot;     )   ) )" office:value-type="string" office:string-value="Cruise">
            <text:p>Cruise</text:p>
          </table:table-cell>
          <table:table-cell table:formula="of:=IF(   [.B676]=&quot;Accel&quot;;   [.$C$1];   IF(     [.B676]=&quot;Cruise&quot;;     0;     IF([.B676]=&quot;Decel&quot;; -[.$C$1]; 0)   ) )" office:value-type="float" office:value="0">
            <text:p>0</text:p>
          </table:table-cell>
          <table:table-cell table:formula="of:=IF(   [.B676]=&quot;Stop&quot;;   0;   MAX(     0;     MIN(       [.$C$2];       [.D675] + [.C676] * [.$C$4]     )   ) )" office:value-type="float" office:value="9.75">
            <text:p>9.75</text:p>
          </table:table-cell>
          <table:table-cell table:formula="of:=IF(   [.B676]=&quot;Stop&quot;;   [.$C$3];   [.E675] + [.D676] * [.$C$4] )" office:value-type="float" office:value="31.4924999999995">
            <text:p>31.49</text:p>
          </table:table-cell>
          <table:table-cell table:number-columns-repeated="872"/>
        </table:table-row>
        <table:table-row table:style-name="ro3">
          <table:table-cell table:formula="of:=[.A676]+[.$C$4]" office:value-type="float" office:value="3.32999999999995">
            <text:p>3.330</text:p>
          </table:table-cell>
          <table:table-cell table:formula="of:=IF(   [.A677] &lt; [.$C$5];   &quot;Accel&quot;;   IF(     [.A677] &lt; [.$C$5] + [.$C$7];     &quot;Cruise&quot;;     IF(       [.A677] &lt; [.$C$8];       &quot;Decel&quot;;       &quot;Stop&quot;     )   ) )" office:value-type="string" office:string-value="Cruise">
            <text:p>Cruise</text:p>
          </table:table-cell>
          <table:table-cell table:formula="of:=IF(   [.B677]=&quot;Accel&quot;;   [.$C$1];   IF(     [.B677]=&quot;Cruise&quot;;     0;     IF([.B677]=&quot;Decel&quot;; -[.$C$1]; 0)   ) )" office:value-type="float" office:value="0">
            <text:p>0</text:p>
          </table:table-cell>
          <table:table-cell table:formula="of:=IF(   [.B677]=&quot;Stop&quot;;   0;   MAX(     0;     MIN(       [.$C$2];       [.D676] + [.C677] * [.$C$4]     )   ) )" office:value-type="float" office:value="9.75">
            <text:p>9.75</text:p>
          </table:table-cell>
          <table:table-cell table:formula="of:=IF(   [.B677]=&quot;Stop&quot;;   [.$C$3];   [.E676] + [.D677] * [.$C$4] )" office:value-type="float" office:value="31.5412499999995">
            <text:p>31.54</text:p>
          </table:table-cell>
          <table:table-cell table:number-columns-repeated="872"/>
        </table:table-row>
        <table:table-row table:style-name="ro3">
          <table:table-cell table:formula="of:=[.A677]+[.$C$4]" office:value-type="float" office:value="3.33499999999995">
            <text:p>3.335</text:p>
          </table:table-cell>
          <table:table-cell table:formula="of:=IF(   [.A678] &lt; [.$C$5];   &quot;Accel&quot;;   IF(     [.A678] &lt; [.$C$5] + [.$C$7];     &quot;Cruise&quot;;     IF(       [.A678] &lt; [.$C$8];       &quot;Decel&quot;;       &quot;Stop&quot;     )   ) )" office:value-type="string" office:string-value="Cruise">
            <text:p>Cruise</text:p>
          </table:table-cell>
          <table:table-cell table:formula="of:=IF(   [.B678]=&quot;Accel&quot;;   [.$C$1];   IF(     [.B678]=&quot;Cruise&quot;;     0;     IF([.B678]=&quot;Decel&quot;; -[.$C$1]; 0)   ) )" office:value-type="float" office:value="0">
            <text:p>0</text:p>
          </table:table-cell>
          <table:table-cell table:formula="of:=IF(   [.B678]=&quot;Stop&quot;;   0;   MAX(     0;     MIN(       [.$C$2];       [.D677] + [.C678] * [.$C$4]     )   ) )" office:value-type="float" office:value="9.75">
            <text:p>9.75</text:p>
          </table:table-cell>
          <table:table-cell table:formula="of:=IF(   [.B678]=&quot;Stop&quot;;   [.$C$3];   [.E677] + [.D678] * [.$C$4] )" office:value-type="float" office:value="31.5899999999995">
            <text:p>31.59</text:p>
          </table:table-cell>
          <table:table-cell table:number-columns-repeated="872"/>
        </table:table-row>
        <table:table-row table:style-name="ro3">
          <table:table-cell table:formula="of:=[.A678]+[.$C$4]" office:value-type="float" office:value="3.33999999999995">
            <text:p>3.340</text:p>
          </table:table-cell>
          <table:table-cell table:formula="of:=IF(   [.A679] &lt; [.$C$5];   &quot;Accel&quot;;   IF(     [.A679] &lt; [.$C$5] + [.$C$7];     &quot;Cruise&quot;;     IF(       [.A679] &lt; [.$C$8];       &quot;Decel&quot;;       &quot;Stop&quot;     )   ) )" office:value-type="string" office:string-value="Cruise">
            <text:p>Cruise</text:p>
          </table:table-cell>
          <table:table-cell table:formula="of:=IF(   [.B679]=&quot;Accel&quot;;   [.$C$1];   IF(     [.B679]=&quot;Cruise&quot;;     0;     IF([.B679]=&quot;Decel&quot;; -[.$C$1]; 0)   ) )" office:value-type="float" office:value="0">
            <text:p>0</text:p>
          </table:table-cell>
          <table:table-cell table:formula="of:=IF(   [.B679]=&quot;Stop&quot;;   0;   MAX(     0;     MIN(       [.$C$2];       [.D678] + [.C679] * [.$C$4]     )   ) )" office:value-type="float" office:value="9.75">
            <text:p>9.75</text:p>
          </table:table-cell>
          <table:table-cell table:formula="of:=IF(   [.B679]=&quot;Stop&quot;;   [.$C$3];   [.E678] + [.D679] * [.$C$4] )" office:value-type="float" office:value="31.6387499999995">
            <text:p>31.64</text:p>
          </table:table-cell>
          <table:table-cell table:number-columns-repeated="872"/>
        </table:table-row>
        <table:table-row table:style-name="ro3">
          <table:table-cell table:formula="of:=[.A679]+[.$C$4]" office:value-type="float" office:value="3.34499999999995">
            <text:p>3.345</text:p>
          </table:table-cell>
          <table:table-cell table:formula="of:=IF(   [.A680] &lt; [.$C$5];   &quot;Accel&quot;;   IF(     [.A680] &lt; [.$C$5] + [.$C$7];     &quot;Cruise&quot;;     IF(       [.A680] &lt; [.$C$8];       &quot;Decel&quot;;       &quot;Stop&quot;     )   ) )" office:value-type="string" office:string-value="Cruise">
            <text:p>Cruise</text:p>
          </table:table-cell>
          <table:table-cell table:formula="of:=IF(   [.B680]=&quot;Accel&quot;;   [.$C$1];   IF(     [.B680]=&quot;Cruise&quot;;     0;     IF([.B680]=&quot;Decel&quot;; -[.$C$1]; 0)   ) )" office:value-type="float" office:value="0">
            <text:p>0</text:p>
          </table:table-cell>
          <table:table-cell table:formula="of:=IF(   [.B680]=&quot;Stop&quot;;   0;   MAX(     0;     MIN(       [.$C$2];       [.D679] + [.C680] * [.$C$4]     )   ) )" office:value-type="float" office:value="9.75">
            <text:p>9.75</text:p>
          </table:table-cell>
          <table:table-cell table:formula="of:=IF(   [.B680]=&quot;Stop&quot;;   [.$C$3];   [.E679] + [.D680] * [.$C$4] )" office:value-type="float" office:value="31.6874999999995">
            <text:p>31.69</text:p>
          </table:table-cell>
          <table:table-cell table:number-columns-repeated="872"/>
        </table:table-row>
        <table:table-row table:style-name="ro3">
          <table:table-cell table:formula="of:=[.A680]+[.$C$4]" office:value-type="float" office:value="3.34999999999995">
            <text:p>3.350</text:p>
          </table:table-cell>
          <table:table-cell table:formula="of:=IF(   [.A681] &lt; [.$C$5];   &quot;Accel&quot;;   IF(     [.A681] &lt; [.$C$5] + [.$C$7];     &quot;Cruise&quot;;     IF(       [.A681] &lt; [.$C$8];       &quot;Decel&quot;;       &quot;Stop&quot;     )   ) )" office:value-type="string" office:string-value="Cruise">
            <text:p>Cruise</text:p>
          </table:table-cell>
          <table:table-cell table:formula="of:=IF(   [.B681]=&quot;Accel&quot;;   [.$C$1];   IF(     [.B681]=&quot;Cruise&quot;;     0;     IF([.B681]=&quot;Decel&quot;; -[.$C$1]; 0)   ) )" office:value-type="float" office:value="0">
            <text:p>0</text:p>
          </table:table-cell>
          <table:table-cell table:formula="of:=IF(   [.B681]=&quot;Stop&quot;;   0;   MAX(     0;     MIN(       [.$C$2];       [.D680] + [.C681] * [.$C$4]     )   ) )" office:value-type="float" office:value="9.75">
            <text:p>9.75</text:p>
          </table:table-cell>
          <table:table-cell table:formula="of:=IF(   [.B681]=&quot;Stop&quot;;   [.$C$3];   [.E680] + [.D681] * [.$C$4] )" office:value-type="float" office:value="31.7362499999995">
            <text:p>31.74</text:p>
          </table:table-cell>
          <table:table-cell table:number-columns-repeated="872"/>
        </table:table-row>
        <table:table-row table:style-name="ro3">
          <table:table-cell table:formula="of:=[.A681]+[.$C$4]" office:value-type="float" office:value="3.35499999999995">
            <text:p>3.355</text:p>
          </table:table-cell>
          <table:table-cell table:formula="of:=IF(   [.A682] &lt; [.$C$5];   &quot;Accel&quot;;   IF(     [.A682] &lt; [.$C$5] + [.$C$7];     &quot;Cruise&quot;;     IF(       [.A682] &lt; [.$C$8];       &quot;Decel&quot;;       &quot;Stop&quot;     )   ) )" office:value-type="string" office:string-value="Cruise">
            <text:p>Cruise</text:p>
          </table:table-cell>
          <table:table-cell table:formula="of:=IF(   [.B682]=&quot;Accel&quot;;   [.$C$1];   IF(     [.B682]=&quot;Cruise&quot;;     0;     IF([.B682]=&quot;Decel&quot;; -[.$C$1]; 0)   ) )" office:value-type="float" office:value="0">
            <text:p>0</text:p>
          </table:table-cell>
          <table:table-cell table:formula="of:=IF(   [.B682]=&quot;Stop&quot;;   0;   MAX(     0;     MIN(       [.$C$2];       [.D681] + [.C682] * [.$C$4]     )   ) )" office:value-type="float" office:value="9.75">
            <text:p>9.75</text:p>
          </table:table-cell>
          <table:table-cell table:formula="of:=IF(   [.B682]=&quot;Stop&quot;;   [.$C$3];   [.E681] + [.D682] * [.$C$4] )" office:value-type="float" office:value="31.7849999999995">
            <text:p>31.78</text:p>
          </table:table-cell>
          <table:table-cell table:number-columns-repeated="872"/>
        </table:table-row>
        <table:table-row table:style-name="ro3">
          <table:table-cell table:formula="of:=[.A682]+[.$C$4]" office:value-type="float" office:value="3.35999999999995">
            <text:p>3.360</text:p>
          </table:table-cell>
          <table:table-cell table:formula="of:=IF(   [.A683] &lt; [.$C$5];   &quot;Accel&quot;;   IF(     [.A683] &lt; [.$C$5] + [.$C$7];     &quot;Cruise&quot;;     IF(       [.A683] &lt; [.$C$8];       &quot;Decel&quot;;       &quot;Stop&quot;     )   ) )" office:value-type="string" office:string-value="Cruise">
            <text:p>Cruise</text:p>
          </table:table-cell>
          <table:table-cell table:formula="of:=IF(   [.B683]=&quot;Accel&quot;;   [.$C$1];   IF(     [.B683]=&quot;Cruise&quot;;     0;     IF([.B683]=&quot;Decel&quot;; -[.$C$1]; 0)   ) )" office:value-type="float" office:value="0">
            <text:p>0</text:p>
          </table:table-cell>
          <table:table-cell table:formula="of:=IF(   [.B683]=&quot;Stop&quot;;   0;   MAX(     0;     MIN(       [.$C$2];       [.D682] + [.C683] * [.$C$4]     )   ) )" office:value-type="float" office:value="9.75">
            <text:p>9.75</text:p>
          </table:table-cell>
          <table:table-cell table:formula="of:=IF(   [.B683]=&quot;Stop&quot;;   [.$C$3];   [.E682] + [.D683] * [.$C$4] )" office:value-type="float" office:value="31.8337499999995">
            <text:p>31.83</text:p>
          </table:table-cell>
          <table:table-cell table:number-columns-repeated="872"/>
        </table:table-row>
        <table:table-row table:style-name="ro3">
          <table:table-cell table:formula="of:=[.A683]+[.$C$4]" office:value-type="float" office:value="3.36499999999995">
            <text:p>3.365</text:p>
          </table:table-cell>
          <table:table-cell table:formula="of:=IF(   [.A684] &lt; [.$C$5];   &quot;Accel&quot;;   IF(     [.A684] &lt; [.$C$5] + [.$C$7];     &quot;Cruise&quot;;     IF(       [.A684] &lt; [.$C$8];       &quot;Decel&quot;;       &quot;Stop&quot;     )   ) )" office:value-type="string" office:string-value="Cruise">
            <text:p>Cruise</text:p>
          </table:table-cell>
          <table:table-cell table:formula="of:=IF(   [.B684]=&quot;Accel&quot;;   [.$C$1];   IF(     [.B684]=&quot;Cruise&quot;;     0;     IF([.B684]=&quot;Decel&quot;; -[.$C$1]; 0)   ) )" office:value-type="float" office:value="0">
            <text:p>0</text:p>
          </table:table-cell>
          <table:table-cell table:formula="of:=IF(   [.B684]=&quot;Stop&quot;;   0;   MAX(     0;     MIN(       [.$C$2];       [.D683] + [.C684] * [.$C$4]     )   ) )" office:value-type="float" office:value="9.75">
            <text:p>9.75</text:p>
          </table:table-cell>
          <table:table-cell table:formula="of:=IF(   [.B684]=&quot;Stop&quot;;   [.$C$3];   [.E683] + [.D684] * [.$C$4] )" office:value-type="float" office:value="31.8824999999995">
            <text:p>31.88</text:p>
          </table:table-cell>
          <table:table-cell table:number-columns-repeated="872"/>
        </table:table-row>
        <table:table-row table:style-name="ro3">
          <table:table-cell table:formula="of:=[.A684]+[.$C$4]" office:value-type="float" office:value="3.36999999999995">
            <text:p>3.370</text:p>
          </table:table-cell>
          <table:table-cell table:formula="of:=IF(   [.A685] &lt; [.$C$5];   &quot;Accel&quot;;   IF(     [.A685] &lt; [.$C$5] + [.$C$7];     &quot;Cruise&quot;;     IF(       [.A685] &lt; [.$C$8];       &quot;Decel&quot;;       &quot;Stop&quot;     )   ) )" office:value-type="string" office:string-value="Cruise">
            <text:p>Cruise</text:p>
          </table:table-cell>
          <table:table-cell table:formula="of:=IF(   [.B685]=&quot;Accel&quot;;   [.$C$1];   IF(     [.B685]=&quot;Cruise&quot;;     0;     IF([.B685]=&quot;Decel&quot;; -[.$C$1]; 0)   ) )" office:value-type="float" office:value="0">
            <text:p>0</text:p>
          </table:table-cell>
          <table:table-cell table:formula="of:=IF(   [.B685]=&quot;Stop&quot;;   0;   MAX(     0;     MIN(       [.$C$2];       [.D684] + [.C685] * [.$C$4]     )   ) )" office:value-type="float" office:value="9.75">
            <text:p>9.75</text:p>
          </table:table-cell>
          <table:table-cell table:formula="of:=IF(   [.B685]=&quot;Stop&quot;;   [.$C$3];   [.E684] + [.D685] * [.$C$4] )" office:value-type="float" office:value="31.9312499999995">
            <text:p>31.93</text:p>
          </table:table-cell>
          <table:table-cell table:number-columns-repeated="872"/>
        </table:table-row>
        <table:table-row table:style-name="ro3">
          <table:table-cell table:formula="of:=[.A685]+[.$C$4]" office:value-type="float" office:value="3.37499999999995">
            <text:p>3.375</text:p>
          </table:table-cell>
          <table:table-cell table:formula="of:=IF(   [.A686] &lt; [.$C$5];   &quot;Accel&quot;;   IF(     [.A686] &lt; [.$C$5] + [.$C$7];     &quot;Cruise&quot;;     IF(       [.A686] &lt; [.$C$8];       &quot;Decel&quot;;       &quot;Stop&quot;     )   ) )" office:value-type="string" office:string-value="Cruise">
            <text:p>Cruise</text:p>
          </table:table-cell>
          <table:table-cell table:formula="of:=IF(   [.B686]=&quot;Accel&quot;;   [.$C$1];   IF(     [.B686]=&quot;Cruise&quot;;     0;     IF([.B686]=&quot;Decel&quot;; -[.$C$1]; 0)   ) )" office:value-type="float" office:value="0">
            <text:p>0</text:p>
          </table:table-cell>
          <table:table-cell table:formula="of:=IF(   [.B686]=&quot;Stop&quot;;   0;   MAX(     0;     MIN(       [.$C$2];       [.D685] + [.C686] * [.$C$4]     )   ) )" office:value-type="float" office:value="9.75">
            <text:p>9.75</text:p>
          </table:table-cell>
          <table:table-cell table:formula="of:=IF(   [.B686]=&quot;Stop&quot;;   [.$C$3];   [.E685] + [.D686] * [.$C$4] )" office:value-type="float" office:value="31.9799999999995">
            <text:p>31.98</text:p>
          </table:table-cell>
          <table:table-cell table:number-columns-repeated="872"/>
        </table:table-row>
        <table:table-row table:style-name="ro3">
          <table:table-cell table:formula="of:=[.A686]+[.$C$4]" office:value-type="float" office:value="3.37999999999995">
            <text:p>3.380</text:p>
          </table:table-cell>
          <table:table-cell table:formula="of:=IF(   [.A687] &lt; [.$C$5];   &quot;Accel&quot;;   IF(     [.A687] &lt; [.$C$5] + [.$C$7];     &quot;Cruise&quot;;     IF(       [.A687] &lt; [.$C$8];       &quot;Decel&quot;;       &quot;Stop&quot;     )   ) )" office:value-type="string" office:string-value="Cruise">
            <text:p>Cruise</text:p>
          </table:table-cell>
          <table:table-cell table:formula="of:=IF(   [.B687]=&quot;Accel&quot;;   [.$C$1];   IF(     [.B687]=&quot;Cruise&quot;;     0;     IF([.B687]=&quot;Decel&quot;; -[.$C$1]; 0)   ) )" office:value-type="float" office:value="0">
            <text:p>0</text:p>
          </table:table-cell>
          <table:table-cell table:formula="of:=IF(   [.B687]=&quot;Stop&quot;;   0;   MAX(     0;     MIN(       [.$C$2];       [.D686] + [.C687] * [.$C$4]     )   ) )" office:value-type="float" office:value="9.75">
            <text:p>9.75</text:p>
          </table:table-cell>
          <table:table-cell table:formula="of:=IF(   [.B687]=&quot;Stop&quot;;   [.$C$3];   [.E686] + [.D687] * [.$C$4] )" office:value-type="float" office:value="32.0287499999995">
            <text:p>32.03</text:p>
          </table:table-cell>
          <table:table-cell table:number-columns-repeated="872"/>
        </table:table-row>
        <table:table-row table:style-name="ro3">
          <table:table-cell table:formula="of:=[.A687]+[.$C$4]" office:value-type="float" office:value="3.38499999999995">
            <text:p>3.385</text:p>
          </table:table-cell>
          <table:table-cell table:formula="of:=IF(   [.A688] &lt; [.$C$5];   &quot;Accel&quot;;   IF(     [.A688] &lt; [.$C$5] + [.$C$7];     &quot;Cruise&quot;;     IF(       [.A688] &lt; [.$C$8];       &quot;Decel&quot;;       &quot;Stop&quot;     )   ) )" office:value-type="string" office:string-value="Cruise">
            <text:p>Cruise</text:p>
          </table:table-cell>
          <table:table-cell table:formula="of:=IF(   [.B688]=&quot;Accel&quot;;   [.$C$1];   IF(     [.B688]=&quot;Cruise&quot;;     0;     IF([.B688]=&quot;Decel&quot;; -[.$C$1]; 0)   ) )" office:value-type="float" office:value="0">
            <text:p>0</text:p>
          </table:table-cell>
          <table:table-cell table:formula="of:=IF(   [.B688]=&quot;Stop&quot;;   0;   MAX(     0;     MIN(       [.$C$2];       [.D687] + [.C688] * [.$C$4]     )   ) )" office:value-type="float" office:value="9.75">
            <text:p>9.75</text:p>
          </table:table-cell>
          <table:table-cell table:formula="of:=IF(   [.B688]=&quot;Stop&quot;;   [.$C$3];   [.E687] + [.D688] * [.$C$4] )" office:value-type="float" office:value="32.0774999999995">
            <text:p>32.08</text:p>
          </table:table-cell>
          <table:table-cell table:number-columns-repeated="872"/>
        </table:table-row>
        <table:table-row table:style-name="ro3">
          <table:table-cell table:formula="of:=[.A688]+[.$C$4]" office:value-type="float" office:value="3.38999999999995">
            <text:p>3.390</text:p>
          </table:table-cell>
          <table:table-cell table:formula="of:=IF(   [.A689] &lt; [.$C$5];   &quot;Accel&quot;;   IF(     [.A689] &lt; [.$C$5] + [.$C$7];     &quot;Cruise&quot;;     IF(       [.A689] &lt; [.$C$8];       &quot;Decel&quot;;       &quot;Stop&quot;     )   ) )" office:value-type="string" office:string-value="Cruise">
            <text:p>Cruise</text:p>
          </table:table-cell>
          <table:table-cell table:formula="of:=IF(   [.B689]=&quot;Accel&quot;;   [.$C$1];   IF(     [.B689]=&quot;Cruise&quot;;     0;     IF([.B689]=&quot;Decel&quot;; -[.$C$1]; 0)   ) )" office:value-type="float" office:value="0">
            <text:p>0</text:p>
          </table:table-cell>
          <table:table-cell table:formula="of:=IF(   [.B689]=&quot;Stop&quot;;   0;   MAX(     0;     MIN(       [.$C$2];       [.D688] + [.C689] * [.$C$4]     )   ) )" office:value-type="float" office:value="9.75">
            <text:p>9.75</text:p>
          </table:table-cell>
          <table:table-cell table:formula="of:=IF(   [.B689]=&quot;Stop&quot;;   [.$C$3];   [.E688] + [.D689] * [.$C$4] )" office:value-type="float" office:value="32.1262499999995">
            <text:p>32.13</text:p>
          </table:table-cell>
          <table:table-cell table:number-columns-repeated="872"/>
        </table:table-row>
        <table:table-row table:style-name="ro3">
          <table:table-cell table:formula="of:=[.A689]+[.$C$4]" office:value-type="float" office:value="3.39499999999995">
            <text:p>3.395</text:p>
          </table:table-cell>
          <table:table-cell table:formula="of:=IF(   [.A690] &lt; [.$C$5];   &quot;Accel&quot;;   IF(     [.A690] &lt; [.$C$5] + [.$C$7];     &quot;Cruise&quot;;     IF(       [.A690] &lt; [.$C$8];       &quot;Decel&quot;;       &quot;Stop&quot;     )   ) )" office:value-type="string" office:string-value="Cruise">
            <text:p>Cruise</text:p>
          </table:table-cell>
          <table:table-cell table:formula="of:=IF(   [.B690]=&quot;Accel&quot;;   [.$C$1];   IF(     [.B690]=&quot;Cruise&quot;;     0;     IF([.B690]=&quot;Decel&quot;; -[.$C$1]; 0)   ) )" office:value-type="float" office:value="0">
            <text:p>0</text:p>
          </table:table-cell>
          <table:table-cell table:formula="of:=IF(   [.B690]=&quot;Stop&quot;;   0;   MAX(     0;     MIN(       [.$C$2];       [.D689] + [.C690] * [.$C$4]     )   ) )" office:value-type="float" office:value="9.75">
            <text:p>9.75</text:p>
          </table:table-cell>
          <table:table-cell table:formula="of:=IF(   [.B690]=&quot;Stop&quot;;   [.$C$3];   [.E689] + [.D690] * [.$C$4] )" office:value-type="float" office:value="32.1749999999995">
            <text:p>32.17</text:p>
          </table:table-cell>
          <table:table-cell table:number-columns-repeated="872"/>
        </table:table-row>
        <table:table-row table:style-name="ro3">
          <table:table-cell table:formula="of:=[.A690]+[.$C$4]" office:value-type="float" office:value="3.39999999999995">
            <text:p>3.400</text:p>
          </table:table-cell>
          <table:table-cell table:formula="of:=IF(   [.A691] &lt; [.$C$5];   &quot;Accel&quot;;   IF(     [.A691] &lt; [.$C$5] + [.$C$7];     &quot;Cruise&quot;;     IF(       [.A691] &lt; [.$C$8];       &quot;Decel&quot;;       &quot;Stop&quot;     )   ) )" office:value-type="string" office:string-value="Cruise">
            <text:p>Cruise</text:p>
          </table:table-cell>
          <table:table-cell table:formula="of:=IF(   [.B691]=&quot;Accel&quot;;   [.$C$1];   IF(     [.B691]=&quot;Cruise&quot;;     0;     IF([.B691]=&quot;Decel&quot;; -[.$C$1]; 0)   ) )" office:value-type="float" office:value="0">
            <text:p>0</text:p>
          </table:table-cell>
          <table:table-cell table:formula="of:=IF(   [.B691]=&quot;Stop&quot;;   0;   MAX(     0;     MIN(       [.$C$2];       [.D690] + [.C691] * [.$C$4]     )   ) )" office:value-type="float" office:value="9.75">
            <text:p>9.75</text:p>
          </table:table-cell>
          <table:table-cell table:formula="of:=IF(   [.B691]=&quot;Stop&quot;;   [.$C$3];   [.E690] + [.D691] * [.$C$4] )" office:value-type="float" office:value="32.2237499999995">
            <text:p>32.22</text:p>
          </table:table-cell>
          <table:table-cell table:number-columns-repeated="872"/>
        </table:table-row>
        <table:table-row table:style-name="ro3">
          <table:table-cell table:formula="of:=[.A691]+[.$C$4]" office:value-type="float" office:value="3.40499999999995">
            <text:p>3.405</text:p>
          </table:table-cell>
          <table:table-cell table:formula="of:=IF(   [.A692] &lt; [.$C$5];   &quot;Accel&quot;;   IF(     [.A692] &lt; [.$C$5] + [.$C$7];     &quot;Cruise&quot;;     IF(       [.A692] &lt; [.$C$8];       &quot;Decel&quot;;       &quot;Stop&quot;     )   ) )" office:value-type="string" office:string-value="Cruise">
            <text:p>Cruise</text:p>
          </table:table-cell>
          <table:table-cell table:formula="of:=IF(   [.B692]=&quot;Accel&quot;;   [.$C$1];   IF(     [.B692]=&quot;Cruise&quot;;     0;     IF([.B692]=&quot;Decel&quot;; -[.$C$1]; 0)   ) )" office:value-type="float" office:value="0">
            <text:p>0</text:p>
          </table:table-cell>
          <table:table-cell table:formula="of:=IF(   [.B692]=&quot;Stop&quot;;   0;   MAX(     0;     MIN(       [.$C$2];       [.D691] + [.C692] * [.$C$4]     )   ) )" office:value-type="float" office:value="9.75">
            <text:p>9.75</text:p>
          </table:table-cell>
          <table:table-cell table:formula="of:=IF(   [.B692]=&quot;Stop&quot;;   [.$C$3];   [.E691] + [.D692] * [.$C$4] )" office:value-type="float" office:value="32.2724999999995">
            <text:p>32.27</text:p>
          </table:table-cell>
          <table:table-cell table:number-columns-repeated="872"/>
        </table:table-row>
        <table:table-row table:style-name="ro3">
          <table:table-cell table:formula="of:=[.A692]+[.$C$4]" office:value-type="float" office:value="3.40999999999995">
            <text:p>3.410</text:p>
          </table:table-cell>
          <table:table-cell table:formula="of:=IF(   [.A693] &lt; [.$C$5];   &quot;Accel&quot;;   IF(     [.A693] &lt; [.$C$5] + [.$C$7];     &quot;Cruise&quot;;     IF(       [.A693] &lt; [.$C$8];       &quot;Decel&quot;;       &quot;Stop&quot;     )   ) )" office:value-type="string" office:string-value="Cruise">
            <text:p>Cruise</text:p>
          </table:table-cell>
          <table:table-cell table:formula="of:=IF(   [.B693]=&quot;Accel&quot;;   [.$C$1];   IF(     [.B693]=&quot;Cruise&quot;;     0;     IF([.B693]=&quot;Decel&quot;; -[.$C$1]; 0)   ) )" office:value-type="float" office:value="0">
            <text:p>0</text:p>
          </table:table-cell>
          <table:table-cell table:formula="of:=IF(   [.B693]=&quot;Stop&quot;;   0;   MAX(     0;     MIN(       [.$C$2];       [.D692] + [.C693] * [.$C$4]     )   ) )" office:value-type="float" office:value="9.75">
            <text:p>9.75</text:p>
          </table:table-cell>
          <table:table-cell table:formula="of:=IF(   [.B693]=&quot;Stop&quot;;   [.$C$3];   [.E692] + [.D693] * [.$C$4] )" office:value-type="float" office:value="32.3212499999995">
            <text:p>32.32</text:p>
          </table:table-cell>
          <table:table-cell table:number-columns-repeated="872"/>
        </table:table-row>
        <table:table-row table:style-name="ro3">
          <table:table-cell table:formula="of:=[.A693]+[.$C$4]" office:value-type="float" office:value="3.41499999999995">
            <text:p>3.415</text:p>
          </table:table-cell>
          <table:table-cell table:formula="of:=IF(   [.A694] &lt; [.$C$5];   &quot;Accel&quot;;   IF(     [.A694] &lt; [.$C$5] + [.$C$7];     &quot;Cruise&quot;;     IF(       [.A694] &lt; [.$C$8];       &quot;Decel&quot;;       &quot;Stop&quot;     )   ) )" office:value-type="string" office:string-value="Cruise">
            <text:p>Cruise</text:p>
          </table:table-cell>
          <table:table-cell table:formula="of:=IF(   [.B694]=&quot;Accel&quot;;   [.$C$1];   IF(     [.B694]=&quot;Cruise&quot;;     0;     IF([.B694]=&quot;Decel&quot;; -[.$C$1]; 0)   ) )" office:value-type="float" office:value="0">
            <text:p>0</text:p>
          </table:table-cell>
          <table:table-cell table:formula="of:=IF(   [.B694]=&quot;Stop&quot;;   0;   MAX(     0;     MIN(       [.$C$2];       [.D693] + [.C694] * [.$C$4]     )   ) )" office:value-type="float" office:value="9.75">
            <text:p>9.75</text:p>
          </table:table-cell>
          <table:table-cell table:formula="of:=IF(   [.B694]=&quot;Stop&quot;;   [.$C$3];   [.E693] + [.D694] * [.$C$4] )" office:value-type="float" office:value="32.3699999999994">
            <text:p>32.37</text:p>
          </table:table-cell>
          <table:table-cell table:number-columns-repeated="872"/>
        </table:table-row>
        <table:table-row table:style-name="ro3">
          <table:table-cell table:formula="of:=[.A694]+[.$C$4]" office:value-type="float" office:value="3.41999999999995">
            <text:p>3.420</text:p>
          </table:table-cell>
          <table:table-cell table:formula="of:=IF(   [.A695] &lt; [.$C$5];   &quot;Accel&quot;;   IF(     [.A695] &lt; [.$C$5] + [.$C$7];     &quot;Cruise&quot;;     IF(       [.A695] &lt; [.$C$8];       &quot;Decel&quot;;       &quot;Stop&quot;     )   ) )" office:value-type="string" office:string-value="Cruise">
            <text:p>Cruise</text:p>
          </table:table-cell>
          <table:table-cell table:formula="of:=IF(   [.B695]=&quot;Accel&quot;;   [.$C$1];   IF(     [.B695]=&quot;Cruise&quot;;     0;     IF([.B695]=&quot;Decel&quot;; -[.$C$1]; 0)   ) )" office:value-type="float" office:value="0">
            <text:p>0</text:p>
          </table:table-cell>
          <table:table-cell table:formula="of:=IF(   [.B695]=&quot;Stop&quot;;   0;   MAX(     0;     MIN(       [.$C$2];       [.D694] + [.C695] * [.$C$4]     )   ) )" office:value-type="float" office:value="9.75">
            <text:p>9.75</text:p>
          </table:table-cell>
          <table:table-cell table:formula="of:=IF(   [.B695]=&quot;Stop&quot;;   [.$C$3];   [.E694] + [.D695] * [.$C$4] )" office:value-type="float" office:value="32.4187499999994">
            <text:p>32.42</text:p>
          </table:table-cell>
          <table:table-cell table:number-columns-repeated="872"/>
        </table:table-row>
        <table:table-row table:style-name="ro3">
          <table:table-cell table:formula="of:=[.A695]+[.$C$4]" office:value-type="float" office:value="3.42499999999995">
            <text:p>3.425</text:p>
          </table:table-cell>
          <table:table-cell table:formula="of:=IF(   [.A696] &lt; [.$C$5];   &quot;Accel&quot;;   IF(     [.A696] &lt; [.$C$5] + [.$C$7];     &quot;Cruise&quot;;     IF(       [.A696] &lt; [.$C$8];       &quot;Decel&quot;;       &quot;Stop&quot;     )   ) )" office:value-type="string" office:string-value="Cruise">
            <text:p>Cruise</text:p>
          </table:table-cell>
          <table:table-cell table:formula="of:=IF(   [.B696]=&quot;Accel&quot;;   [.$C$1];   IF(     [.B696]=&quot;Cruise&quot;;     0;     IF([.B696]=&quot;Decel&quot;; -[.$C$1]; 0)   ) )" office:value-type="float" office:value="0">
            <text:p>0</text:p>
          </table:table-cell>
          <table:table-cell table:formula="of:=IF(   [.B696]=&quot;Stop&quot;;   0;   MAX(     0;     MIN(       [.$C$2];       [.D695] + [.C696] * [.$C$4]     )   ) )" office:value-type="float" office:value="9.75">
            <text:p>9.75</text:p>
          </table:table-cell>
          <table:table-cell table:formula="of:=IF(   [.B696]=&quot;Stop&quot;;   [.$C$3];   [.E695] + [.D696] * [.$C$4] )" office:value-type="float" office:value="32.4674999999994">
            <text:p>32.47</text:p>
          </table:table-cell>
          <table:table-cell table:number-columns-repeated="872"/>
        </table:table-row>
        <table:table-row table:style-name="ro3">
          <table:table-cell table:formula="of:=[.A696]+[.$C$4]" office:value-type="float" office:value="3.42999999999995">
            <text:p>3.430</text:p>
          </table:table-cell>
          <table:table-cell table:formula="of:=IF(   [.A697] &lt; [.$C$5];   &quot;Accel&quot;;   IF(     [.A697] &lt; [.$C$5] + [.$C$7];     &quot;Cruise&quot;;     IF(       [.A697] &lt; [.$C$8];       &quot;Decel&quot;;       &quot;Stop&quot;     )   ) )" office:value-type="string" office:string-value="Cruise">
            <text:p>Cruise</text:p>
          </table:table-cell>
          <table:table-cell table:formula="of:=IF(   [.B697]=&quot;Accel&quot;;   [.$C$1];   IF(     [.B697]=&quot;Cruise&quot;;     0;     IF([.B697]=&quot;Decel&quot;; -[.$C$1]; 0)   ) )" office:value-type="float" office:value="0">
            <text:p>0</text:p>
          </table:table-cell>
          <table:table-cell table:formula="of:=IF(   [.B697]=&quot;Stop&quot;;   0;   MAX(     0;     MIN(       [.$C$2];       [.D696] + [.C697] * [.$C$4]     )   ) )" office:value-type="float" office:value="9.75">
            <text:p>9.75</text:p>
          </table:table-cell>
          <table:table-cell table:formula="of:=IF(   [.B697]=&quot;Stop&quot;;   [.$C$3];   [.E696] + [.D697] * [.$C$4] )" office:value-type="float" office:value="32.5162499999994">
            <text:p>32.52</text:p>
          </table:table-cell>
          <table:table-cell table:number-columns-repeated="872"/>
        </table:table-row>
        <table:table-row table:style-name="ro3">
          <table:table-cell table:formula="of:=[.A697]+[.$C$4]" office:value-type="float" office:value="3.43499999999995">
            <text:p>3.435</text:p>
          </table:table-cell>
          <table:table-cell table:formula="of:=IF(   [.A698] &lt; [.$C$5];   &quot;Accel&quot;;   IF(     [.A698] &lt; [.$C$5] + [.$C$7];     &quot;Cruise&quot;;     IF(       [.A698] &lt; [.$C$8];       &quot;Decel&quot;;       &quot;Stop&quot;     )   ) )" office:value-type="string" office:string-value="Cruise">
            <text:p>Cruise</text:p>
          </table:table-cell>
          <table:table-cell table:formula="of:=IF(   [.B698]=&quot;Accel&quot;;   [.$C$1];   IF(     [.B698]=&quot;Cruise&quot;;     0;     IF([.B698]=&quot;Decel&quot;; -[.$C$1]; 0)   ) )" office:value-type="float" office:value="0">
            <text:p>0</text:p>
          </table:table-cell>
          <table:table-cell table:formula="of:=IF(   [.B698]=&quot;Stop&quot;;   0;   MAX(     0;     MIN(       [.$C$2];       [.D697] + [.C698] * [.$C$4]     )   ) )" office:value-type="float" office:value="9.75">
            <text:p>9.75</text:p>
          </table:table-cell>
          <table:table-cell table:formula="of:=IF(   [.B698]=&quot;Stop&quot;;   [.$C$3];   [.E697] + [.D698] * [.$C$4] )" office:value-type="float" office:value="32.5649999999994">
            <text:p>32.56</text:p>
          </table:table-cell>
          <table:table-cell table:number-columns-repeated="872"/>
        </table:table-row>
        <table:table-row table:style-name="ro3">
          <table:table-cell table:formula="of:=[.A698]+[.$C$4]" office:value-type="float" office:value="3.43999999999995">
            <text:p>3.440</text:p>
          </table:table-cell>
          <table:table-cell table:formula="of:=IF(   [.A699] &lt; [.$C$5];   &quot;Accel&quot;;   IF(     [.A699] &lt; [.$C$5] + [.$C$7];     &quot;Cruise&quot;;     IF(       [.A699] &lt; [.$C$8];       &quot;Decel&quot;;       &quot;Stop&quot;     )   ) )" office:value-type="string" office:string-value="Cruise">
            <text:p>Cruise</text:p>
          </table:table-cell>
          <table:table-cell table:formula="of:=IF(   [.B699]=&quot;Accel&quot;;   [.$C$1];   IF(     [.B699]=&quot;Cruise&quot;;     0;     IF([.B699]=&quot;Decel&quot;; -[.$C$1]; 0)   ) )" office:value-type="float" office:value="0">
            <text:p>0</text:p>
          </table:table-cell>
          <table:table-cell table:formula="of:=IF(   [.B699]=&quot;Stop&quot;;   0;   MAX(     0;     MIN(       [.$C$2];       [.D698] + [.C699] * [.$C$4]     )   ) )" office:value-type="float" office:value="9.75">
            <text:p>9.75</text:p>
          </table:table-cell>
          <table:table-cell table:formula="of:=IF(   [.B699]=&quot;Stop&quot;;   [.$C$3];   [.E698] + [.D699] * [.$C$4] )" office:value-type="float" office:value="32.6137499999994">
            <text:p>32.61</text:p>
          </table:table-cell>
          <table:table-cell table:number-columns-repeated="872"/>
        </table:table-row>
        <table:table-row table:style-name="ro3">
          <table:table-cell table:formula="of:=[.A699]+[.$C$4]" office:value-type="float" office:value="3.44499999999995">
            <text:p>3.445</text:p>
          </table:table-cell>
          <table:table-cell table:formula="of:=IF(   [.A700] &lt; [.$C$5];   &quot;Accel&quot;;   IF(     [.A700] &lt; [.$C$5] + [.$C$7];     &quot;Cruise&quot;;     IF(       [.A700] &lt; [.$C$8];       &quot;Decel&quot;;       &quot;Stop&quot;     )   ) )" office:value-type="string" office:string-value="Cruise">
            <text:p>Cruise</text:p>
          </table:table-cell>
          <table:table-cell table:formula="of:=IF(   [.B700]=&quot;Accel&quot;;   [.$C$1];   IF(     [.B700]=&quot;Cruise&quot;;     0;     IF([.B700]=&quot;Decel&quot;; -[.$C$1]; 0)   ) )" office:value-type="float" office:value="0">
            <text:p>0</text:p>
          </table:table-cell>
          <table:table-cell table:formula="of:=IF(   [.B700]=&quot;Stop&quot;;   0;   MAX(     0;     MIN(       [.$C$2];       [.D699] + [.C700] * [.$C$4]     )   ) )" office:value-type="float" office:value="9.75">
            <text:p>9.75</text:p>
          </table:table-cell>
          <table:table-cell table:formula="of:=IF(   [.B700]=&quot;Stop&quot;;   [.$C$3];   [.E699] + [.D700] * [.$C$4] )" office:value-type="float" office:value="32.6624999999994">
            <text:p>32.66</text:p>
          </table:table-cell>
          <table:table-cell table:number-columns-repeated="872"/>
        </table:table-row>
        <table:table-row table:style-name="ro3">
          <table:table-cell table:formula="of:=[.A700]+[.$C$4]" office:value-type="float" office:value="3.44999999999995">
            <text:p>3.450</text:p>
          </table:table-cell>
          <table:table-cell table:formula="of:=IF(   [.A701] &lt; [.$C$5];   &quot;Accel&quot;;   IF(     [.A701] &lt; [.$C$5] + [.$C$7];     &quot;Cruise&quot;;     IF(       [.A701] &lt; [.$C$8];       &quot;Decel&quot;;       &quot;Stop&quot;     )   ) )" office:value-type="string" office:string-value="Cruise">
            <text:p>Cruise</text:p>
          </table:table-cell>
          <table:table-cell table:formula="of:=IF(   [.B701]=&quot;Accel&quot;;   [.$C$1];   IF(     [.B701]=&quot;Cruise&quot;;     0;     IF([.B701]=&quot;Decel&quot;; -[.$C$1]; 0)   ) )" office:value-type="float" office:value="0">
            <text:p>0</text:p>
          </table:table-cell>
          <table:table-cell table:formula="of:=IF(   [.B701]=&quot;Stop&quot;;   0;   MAX(     0;     MIN(       [.$C$2];       [.D700] + [.C701] * [.$C$4]     )   ) )" office:value-type="float" office:value="9.75">
            <text:p>9.75</text:p>
          </table:table-cell>
          <table:table-cell table:formula="of:=IF(   [.B701]=&quot;Stop&quot;;   [.$C$3];   [.E700] + [.D701] * [.$C$4] )" office:value-type="float" office:value="32.7112499999994">
            <text:p>32.71</text:p>
          </table:table-cell>
          <table:table-cell table:number-columns-repeated="872"/>
        </table:table-row>
        <table:table-row table:style-name="ro3">
          <table:table-cell table:formula="of:=[.A701]+[.$C$4]" office:value-type="float" office:value="3.45499999999995">
            <text:p>3.455</text:p>
          </table:table-cell>
          <table:table-cell table:formula="of:=IF(   [.A702] &lt; [.$C$5];   &quot;Accel&quot;;   IF(     [.A702] &lt; [.$C$5] + [.$C$7];     &quot;Cruise&quot;;     IF(       [.A702] &lt; [.$C$8];       &quot;Decel&quot;;       &quot;Stop&quot;     )   ) )" office:value-type="string" office:string-value="Cruise">
            <text:p>Cruise</text:p>
          </table:table-cell>
          <table:table-cell table:formula="of:=IF(   [.B702]=&quot;Accel&quot;;   [.$C$1];   IF(     [.B702]=&quot;Cruise&quot;;     0;     IF([.B702]=&quot;Decel&quot;; -[.$C$1]; 0)   ) )" office:value-type="float" office:value="0">
            <text:p>0</text:p>
          </table:table-cell>
          <table:table-cell table:formula="of:=IF(   [.B702]=&quot;Stop&quot;;   0;   MAX(     0;     MIN(       [.$C$2];       [.D701] + [.C702] * [.$C$4]     )   ) )" office:value-type="float" office:value="9.75">
            <text:p>9.75</text:p>
          </table:table-cell>
          <table:table-cell table:formula="of:=IF(   [.B702]=&quot;Stop&quot;;   [.$C$3];   [.E701] + [.D702] * [.$C$4] )" office:value-type="float" office:value="32.7599999999994">
            <text:p>32.76</text:p>
          </table:table-cell>
          <table:table-cell table:number-columns-repeated="872"/>
        </table:table-row>
        <table:table-row table:style-name="ro3">
          <table:table-cell table:formula="of:=[.A702]+[.$C$4]" office:value-type="float" office:value="3.45999999999995">
            <text:p>3.460</text:p>
          </table:table-cell>
          <table:table-cell table:formula="of:=IF(   [.A703] &lt; [.$C$5];   &quot;Accel&quot;;   IF(     [.A703] &lt; [.$C$5] + [.$C$7];     &quot;Cruise&quot;;     IF(       [.A703] &lt; [.$C$8];       &quot;Decel&quot;;       &quot;Stop&quot;     )   ) )" office:value-type="string" office:string-value="Cruise">
            <text:p>Cruise</text:p>
          </table:table-cell>
          <table:table-cell table:formula="of:=IF(   [.B703]=&quot;Accel&quot;;   [.$C$1];   IF(     [.B703]=&quot;Cruise&quot;;     0;     IF([.B703]=&quot;Decel&quot;; -[.$C$1]; 0)   ) )" office:value-type="float" office:value="0">
            <text:p>0</text:p>
          </table:table-cell>
          <table:table-cell table:formula="of:=IF(   [.B703]=&quot;Stop&quot;;   0;   MAX(     0;     MIN(       [.$C$2];       [.D702] + [.C703] * [.$C$4]     )   ) )" office:value-type="float" office:value="9.75">
            <text:p>9.75</text:p>
          </table:table-cell>
          <table:table-cell table:formula="of:=IF(   [.B703]=&quot;Stop&quot;;   [.$C$3];   [.E702] + [.D703] * [.$C$4] )" office:value-type="float" office:value="32.8087499999994">
            <text:p>32.81</text:p>
          </table:table-cell>
          <table:table-cell table:number-columns-repeated="872"/>
        </table:table-row>
        <table:table-row table:style-name="ro3">
          <table:table-cell table:formula="of:=[.A703]+[.$C$4]" office:value-type="float" office:value="3.46499999999995">
            <text:p>3.465</text:p>
          </table:table-cell>
          <table:table-cell table:formula="of:=IF(   [.A704] &lt; [.$C$5];   &quot;Accel&quot;;   IF(     [.A704] &lt; [.$C$5] + [.$C$7];     &quot;Cruise&quot;;     IF(       [.A704] &lt; [.$C$8];       &quot;Decel&quot;;       &quot;Stop&quot;     )   ) )" office:value-type="string" office:string-value="Cruise">
            <text:p>Cruise</text:p>
          </table:table-cell>
          <table:table-cell table:formula="of:=IF(   [.B704]=&quot;Accel&quot;;   [.$C$1];   IF(     [.B704]=&quot;Cruise&quot;;     0;     IF([.B704]=&quot;Decel&quot;; -[.$C$1]; 0)   ) )" office:value-type="float" office:value="0">
            <text:p>0</text:p>
          </table:table-cell>
          <table:table-cell table:formula="of:=IF(   [.B704]=&quot;Stop&quot;;   0;   MAX(     0;     MIN(       [.$C$2];       [.D703] + [.C704] * [.$C$4]     )   ) )" office:value-type="float" office:value="9.75">
            <text:p>9.75</text:p>
          </table:table-cell>
          <table:table-cell table:formula="of:=IF(   [.B704]=&quot;Stop&quot;;   [.$C$3];   [.E703] + [.D704] * [.$C$4] )" office:value-type="float" office:value="32.8574999999994">
            <text:p>32.86</text:p>
          </table:table-cell>
          <table:table-cell table:number-columns-repeated="872"/>
        </table:table-row>
        <table:table-row table:style-name="ro3">
          <table:table-cell table:formula="of:=[.A704]+[.$C$4]" office:value-type="float" office:value="3.46999999999995">
            <text:p>3.470</text:p>
          </table:table-cell>
          <table:table-cell table:formula="of:=IF(   [.A705] &lt; [.$C$5];   &quot;Accel&quot;;   IF(     [.A705] &lt; [.$C$5] + [.$C$7];     &quot;Cruise&quot;;     IF(       [.A705] &lt; [.$C$8];       &quot;Decel&quot;;       &quot;Stop&quot;     )   ) )" office:value-type="string" office:string-value="Cruise">
            <text:p>Cruise</text:p>
          </table:table-cell>
          <table:table-cell table:formula="of:=IF(   [.B705]=&quot;Accel&quot;;   [.$C$1];   IF(     [.B705]=&quot;Cruise&quot;;     0;     IF([.B705]=&quot;Decel&quot;; -[.$C$1]; 0)   ) )" office:value-type="float" office:value="0">
            <text:p>0</text:p>
          </table:table-cell>
          <table:table-cell table:formula="of:=IF(   [.B705]=&quot;Stop&quot;;   0;   MAX(     0;     MIN(       [.$C$2];       [.D704] + [.C705] * [.$C$4]     )   ) )" office:value-type="float" office:value="9.75">
            <text:p>9.75</text:p>
          </table:table-cell>
          <table:table-cell table:formula="of:=IF(   [.B705]=&quot;Stop&quot;;   [.$C$3];   [.E704] + [.D705] * [.$C$4] )" office:value-type="float" office:value="32.9062499999994">
            <text:p>32.91</text:p>
          </table:table-cell>
          <table:table-cell table:number-columns-repeated="872"/>
        </table:table-row>
        <table:table-row table:style-name="ro3">
          <table:table-cell table:formula="of:=[.A705]+[.$C$4]" office:value-type="float" office:value="3.47499999999995">
            <text:p>3.475</text:p>
          </table:table-cell>
          <table:table-cell table:formula="of:=IF(   [.A706] &lt; [.$C$5];   &quot;Accel&quot;;   IF(     [.A706] &lt; [.$C$5] + [.$C$7];     &quot;Cruise&quot;;     IF(       [.A706] &lt; [.$C$8];       &quot;Decel&quot;;       &quot;Stop&quot;     )   ) )" office:value-type="string" office:string-value="Cruise">
            <text:p>Cruise</text:p>
          </table:table-cell>
          <table:table-cell table:formula="of:=IF(   [.B706]=&quot;Accel&quot;;   [.$C$1];   IF(     [.B706]=&quot;Cruise&quot;;     0;     IF([.B706]=&quot;Decel&quot;; -[.$C$1]; 0)   ) )" office:value-type="float" office:value="0">
            <text:p>0</text:p>
          </table:table-cell>
          <table:table-cell table:formula="of:=IF(   [.B706]=&quot;Stop&quot;;   0;   MAX(     0;     MIN(       [.$C$2];       [.D705] + [.C706] * [.$C$4]     )   ) )" office:value-type="float" office:value="9.75">
            <text:p>9.75</text:p>
          </table:table-cell>
          <table:table-cell table:formula="of:=IF(   [.B706]=&quot;Stop&quot;;   [.$C$3];   [.E705] + [.D706] * [.$C$4] )" office:value-type="float" office:value="32.9549999999994">
            <text:p>32.95</text:p>
          </table:table-cell>
          <table:table-cell table:number-columns-repeated="872"/>
        </table:table-row>
        <table:table-row table:style-name="ro3">
          <table:table-cell table:formula="of:=[.A706]+[.$C$4]" office:value-type="float" office:value="3.47999999999995">
            <text:p>3.480</text:p>
          </table:table-cell>
          <table:table-cell table:formula="of:=IF(   [.A707] &lt; [.$C$5];   &quot;Accel&quot;;   IF(     [.A707] &lt; [.$C$5] + [.$C$7];     &quot;Cruise&quot;;     IF(       [.A707] &lt; [.$C$8];       &quot;Decel&quot;;       &quot;Stop&quot;     )   ) )" office:value-type="string" office:string-value="Cruise">
            <text:p>Cruise</text:p>
          </table:table-cell>
          <table:table-cell table:formula="of:=IF(   [.B707]=&quot;Accel&quot;;   [.$C$1];   IF(     [.B707]=&quot;Cruise&quot;;     0;     IF([.B707]=&quot;Decel&quot;; -[.$C$1]; 0)   ) )" office:value-type="float" office:value="0">
            <text:p>0</text:p>
          </table:table-cell>
          <table:table-cell table:formula="of:=IF(   [.B707]=&quot;Stop&quot;;   0;   MAX(     0;     MIN(       [.$C$2];       [.D706] + [.C707] * [.$C$4]     )   ) )" office:value-type="float" office:value="9.75">
            <text:p>9.75</text:p>
          </table:table-cell>
          <table:table-cell table:formula="of:=IF(   [.B707]=&quot;Stop&quot;;   [.$C$3];   [.E706] + [.D707] * [.$C$4] )" office:value-type="float" office:value="33.0037499999994">
            <text:p>33.00</text:p>
          </table:table-cell>
          <table:table-cell table:number-columns-repeated="872"/>
        </table:table-row>
        <table:table-row table:style-name="ro3">
          <table:table-cell table:formula="of:=[.A707]+[.$C$4]" office:value-type="float" office:value="3.48499999999995">
            <text:p>3.485</text:p>
          </table:table-cell>
          <table:table-cell table:formula="of:=IF(   [.A708] &lt; [.$C$5];   &quot;Accel&quot;;   IF(     [.A708] &lt; [.$C$5] + [.$C$7];     &quot;Cruise&quot;;     IF(       [.A708] &lt; [.$C$8];       &quot;Decel&quot;;       &quot;Stop&quot;     )   ) )" office:value-type="string" office:string-value="Cruise">
            <text:p>Cruise</text:p>
          </table:table-cell>
          <table:table-cell table:formula="of:=IF(   [.B708]=&quot;Accel&quot;;   [.$C$1];   IF(     [.B708]=&quot;Cruise&quot;;     0;     IF([.B708]=&quot;Decel&quot;; -[.$C$1]; 0)   ) )" office:value-type="float" office:value="0">
            <text:p>0</text:p>
          </table:table-cell>
          <table:table-cell table:formula="of:=IF(   [.B708]=&quot;Stop&quot;;   0;   MAX(     0;     MIN(       [.$C$2];       [.D707] + [.C708] * [.$C$4]     )   ) )" office:value-type="float" office:value="9.75">
            <text:p>9.75</text:p>
          </table:table-cell>
          <table:table-cell table:formula="of:=IF(   [.B708]=&quot;Stop&quot;;   [.$C$3];   [.E707] + [.D708] * [.$C$4] )" office:value-type="float" office:value="33.0524999999994">
            <text:p>33.05</text:p>
          </table:table-cell>
          <table:table-cell table:number-columns-repeated="872"/>
        </table:table-row>
        <table:table-row table:style-name="ro3">
          <table:table-cell table:formula="of:=[.A708]+[.$C$4]" office:value-type="float" office:value="3.48999999999995">
            <text:p>3.490</text:p>
          </table:table-cell>
          <table:table-cell table:formula="of:=IF(   [.A709] &lt; [.$C$5];   &quot;Accel&quot;;   IF(     [.A709] &lt; [.$C$5] + [.$C$7];     &quot;Cruise&quot;;     IF(       [.A709] &lt; [.$C$8];       &quot;Decel&quot;;       &quot;Stop&quot;     )   ) )" office:value-type="string" office:string-value="Cruise">
            <text:p>Cruise</text:p>
          </table:table-cell>
          <table:table-cell table:formula="of:=IF(   [.B709]=&quot;Accel&quot;;   [.$C$1];   IF(     [.B709]=&quot;Cruise&quot;;     0;     IF([.B709]=&quot;Decel&quot;; -[.$C$1]; 0)   ) )" office:value-type="float" office:value="0">
            <text:p>0</text:p>
          </table:table-cell>
          <table:table-cell table:formula="of:=IF(   [.B709]=&quot;Stop&quot;;   0;   MAX(     0;     MIN(       [.$C$2];       [.D708] + [.C709] * [.$C$4]     )   ) )" office:value-type="float" office:value="9.75">
            <text:p>9.75</text:p>
          </table:table-cell>
          <table:table-cell table:formula="of:=IF(   [.B709]=&quot;Stop&quot;;   [.$C$3];   [.E708] + [.D709] * [.$C$4] )" office:value-type="float" office:value="33.1012499999994">
            <text:p>33.10</text:p>
          </table:table-cell>
          <table:table-cell table:number-columns-repeated="872"/>
        </table:table-row>
        <table:table-row table:style-name="ro3">
          <table:table-cell table:formula="of:=[.A709]+[.$C$4]" office:value-type="float" office:value="3.49499999999995">
            <text:p>3.495</text:p>
          </table:table-cell>
          <table:table-cell table:formula="of:=IF(   [.A710] &lt; [.$C$5];   &quot;Accel&quot;;   IF(     [.A710] &lt; [.$C$5] + [.$C$7];     &quot;Cruise&quot;;     IF(       [.A710] &lt; [.$C$8];       &quot;Decel&quot;;       &quot;Stop&quot;     )   ) )" office:value-type="string" office:string-value="Cruise">
            <text:p>Cruise</text:p>
          </table:table-cell>
          <table:table-cell table:formula="of:=IF(   [.B710]=&quot;Accel&quot;;   [.$C$1];   IF(     [.B710]=&quot;Cruise&quot;;     0;     IF([.B710]=&quot;Decel&quot;; -[.$C$1]; 0)   ) )" office:value-type="float" office:value="0">
            <text:p>0</text:p>
          </table:table-cell>
          <table:table-cell table:formula="of:=IF(   [.B710]=&quot;Stop&quot;;   0;   MAX(     0;     MIN(       [.$C$2];       [.D709] + [.C710] * [.$C$4]     )   ) )" office:value-type="float" office:value="9.75">
            <text:p>9.75</text:p>
          </table:table-cell>
          <table:table-cell table:formula="of:=IF(   [.B710]=&quot;Stop&quot;;   [.$C$3];   [.E709] + [.D710] * [.$C$4] )" office:value-type="float" office:value="33.1499999999994">
            <text:p>33.15</text:p>
          </table:table-cell>
          <table:table-cell table:number-columns-repeated="872"/>
        </table:table-row>
        <table:table-row table:style-name="ro3">
          <table:table-cell table:formula="of:=[.A710]+[.$C$4]" office:value-type="float" office:value="3.49999999999995">
            <text:p>3.500</text:p>
          </table:table-cell>
          <table:table-cell table:formula="of:=IF(   [.A711] &lt; [.$C$5];   &quot;Accel&quot;;   IF(     [.A711] &lt; [.$C$5] + [.$C$7];     &quot;Cruise&quot;;     IF(       [.A711] &lt; [.$C$8];       &quot;Decel&quot;;       &quot;Stop&quot;     )   ) )" office:value-type="string" office:string-value="Cruise">
            <text:p>Cruise</text:p>
          </table:table-cell>
          <table:table-cell table:formula="of:=IF(   [.B711]=&quot;Accel&quot;;   [.$C$1];   IF(     [.B711]=&quot;Cruise&quot;;     0;     IF([.B711]=&quot;Decel&quot;; -[.$C$1]; 0)   ) )" office:value-type="float" office:value="0">
            <text:p>0</text:p>
          </table:table-cell>
          <table:table-cell table:formula="of:=IF(   [.B711]=&quot;Stop&quot;;   0;   MAX(     0;     MIN(       [.$C$2];       [.D710] + [.C711] * [.$C$4]     )   ) )" office:value-type="float" office:value="9.75">
            <text:p>9.75</text:p>
          </table:table-cell>
          <table:table-cell table:formula="of:=IF(   [.B711]=&quot;Stop&quot;;   [.$C$3];   [.E710] + [.D711] * [.$C$4] )" office:value-type="float" office:value="33.1987499999994">
            <text:p>33.20</text:p>
          </table:table-cell>
          <table:table-cell table:number-columns-repeated="872"/>
        </table:table-row>
        <table:table-row table:style-name="ro3">
          <table:table-cell table:formula="of:=[.A711]+[.$C$4]" office:value-type="float" office:value="3.50499999999995">
            <text:p>3.505</text:p>
          </table:table-cell>
          <table:table-cell table:formula="of:=IF(   [.A712] &lt; [.$C$5];   &quot;Accel&quot;;   IF(     [.A712] &lt; [.$C$5] + [.$C$7];     &quot;Cruise&quot;;     IF(       [.A712] &lt; [.$C$8];       &quot;Decel&quot;;       &quot;Stop&quot;     )   ) )" office:value-type="string" office:string-value="Cruise">
            <text:p>Cruise</text:p>
          </table:table-cell>
          <table:table-cell table:formula="of:=IF(   [.B712]=&quot;Accel&quot;;   [.$C$1];   IF(     [.B712]=&quot;Cruise&quot;;     0;     IF([.B712]=&quot;Decel&quot;; -[.$C$1]; 0)   ) )" office:value-type="float" office:value="0">
            <text:p>0</text:p>
          </table:table-cell>
          <table:table-cell table:formula="of:=IF(   [.B712]=&quot;Stop&quot;;   0;   MAX(     0;     MIN(       [.$C$2];       [.D711] + [.C712] * [.$C$4]     )   ) )" office:value-type="float" office:value="9.75">
            <text:p>9.75</text:p>
          </table:table-cell>
          <table:table-cell table:formula="of:=IF(   [.B712]=&quot;Stop&quot;;   [.$C$3];   [.E711] + [.D712] * [.$C$4] )" office:value-type="float" office:value="33.2474999999994">
            <text:p>33.25</text:p>
          </table:table-cell>
          <table:table-cell table:number-columns-repeated="872"/>
        </table:table-row>
        <table:table-row table:style-name="ro3">
          <table:table-cell table:formula="of:=[.A712]+[.$C$4]" office:value-type="float" office:value="3.50999999999995">
            <text:p>3.510</text:p>
          </table:table-cell>
          <table:table-cell table:formula="of:=IF(   [.A713] &lt; [.$C$5];   &quot;Accel&quot;;   IF(     [.A713] &lt; [.$C$5] + [.$C$7];     &quot;Cruise&quot;;     IF(       [.A713] &lt; [.$C$8];       &quot;Decel&quot;;       &quot;Stop&quot;     )   ) )" office:value-type="string" office:string-value="Cruise">
            <text:p>Cruise</text:p>
          </table:table-cell>
          <table:table-cell table:formula="of:=IF(   [.B713]=&quot;Accel&quot;;   [.$C$1];   IF(     [.B713]=&quot;Cruise&quot;;     0;     IF([.B713]=&quot;Decel&quot;; -[.$C$1]; 0)   ) )" office:value-type="float" office:value="0">
            <text:p>0</text:p>
          </table:table-cell>
          <table:table-cell table:formula="of:=IF(   [.B713]=&quot;Stop&quot;;   0;   MAX(     0;     MIN(       [.$C$2];       [.D712] + [.C713] * [.$C$4]     )   ) )" office:value-type="float" office:value="9.75">
            <text:p>9.75</text:p>
          </table:table-cell>
          <table:table-cell table:formula="of:=IF(   [.B713]=&quot;Stop&quot;;   [.$C$3];   [.E712] + [.D713] * [.$C$4] )" office:value-type="float" office:value="33.2962499999994">
            <text:p>33.30</text:p>
          </table:table-cell>
          <table:table-cell table:number-columns-repeated="872"/>
        </table:table-row>
        <table:table-row table:style-name="ro3">
          <table:table-cell table:formula="of:=[.A713]+[.$C$4]" office:value-type="float" office:value="3.51499999999995">
            <text:p>3.515</text:p>
          </table:table-cell>
          <table:table-cell table:formula="of:=IF(   [.A714] &lt; [.$C$5];   &quot;Accel&quot;;   IF(     [.A714] &lt; [.$C$5] + [.$C$7];     &quot;Cruise&quot;;     IF(       [.A714] &lt; [.$C$8];       &quot;Decel&quot;;       &quot;Stop&quot;     )   ) )" office:value-type="string" office:string-value="Cruise">
            <text:p>Cruise</text:p>
          </table:table-cell>
          <table:table-cell table:formula="of:=IF(   [.B714]=&quot;Accel&quot;;   [.$C$1];   IF(     [.B714]=&quot;Cruise&quot;;     0;     IF([.B714]=&quot;Decel&quot;; -[.$C$1]; 0)   ) )" office:value-type="float" office:value="0">
            <text:p>0</text:p>
          </table:table-cell>
          <table:table-cell table:formula="of:=IF(   [.B714]=&quot;Stop&quot;;   0;   MAX(     0;     MIN(       [.$C$2];       [.D713] + [.C714] * [.$C$4]     )   ) )" office:value-type="float" office:value="9.75">
            <text:p>9.75</text:p>
          </table:table-cell>
          <table:table-cell table:formula="of:=IF(   [.B714]=&quot;Stop&quot;;   [.$C$3];   [.E713] + [.D714] * [.$C$4] )" office:value-type="float" office:value="33.3449999999994">
            <text:p>33.34</text:p>
          </table:table-cell>
          <table:table-cell table:number-columns-repeated="872"/>
        </table:table-row>
        <table:table-row table:style-name="ro3">
          <table:table-cell table:formula="of:=[.A714]+[.$C$4]" office:value-type="float" office:value="3.51999999999995">
            <text:p>3.520</text:p>
          </table:table-cell>
          <table:table-cell table:formula="of:=IF(   [.A715] &lt; [.$C$5];   &quot;Accel&quot;;   IF(     [.A715] &lt; [.$C$5] + [.$C$7];     &quot;Cruise&quot;;     IF(       [.A715] &lt; [.$C$8];       &quot;Decel&quot;;       &quot;Stop&quot;     )   ) )" office:value-type="string" office:string-value="Cruise">
            <text:p>Cruise</text:p>
          </table:table-cell>
          <table:table-cell table:formula="of:=IF(   [.B715]=&quot;Accel&quot;;   [.$C$1];   IF(     [.B715]=&quot;Cruise&quot;;     0;     IF([.B715]=&quot;Decel&quot;; -[.$C$1]; 0)   ) )" office:value-type="float" office:value="0">
            <text:p>0</text:p>
          </table:table-cell>
          <table:table-cell table:formula="of:=IF(   [.B715]=&quot;Stop&quot;;   0;   MAX(     0;     MIN(       [.$C$2];       [.D714] + [.C715] * [.$C$4]     )   ) )" office:value-type="float" office:value="9.75">
            <text:p>9.75</text:p>
          </table:table-cell>
          <table:table-cell table:formula="of:=IF(   [.B715]=&quot;Stop&quot;;   [.$C$3];   [.E714] + [.D715] * [.$C$4] )" office:value-type="float" office:value="33.3937499999994">
            <text:p>33.39</text:p>
          </table:table-cell>
          <table:table-cell table:number-columns-repeated="872"/>
        </table:table-row>
        <table:table-row table:style-name="ro3">
          <table:table-cell table:formula="of:=[.A715]+[.$C$4]" office:value-type="float" office:value="3.52499999999995">
            <text:p>3.525</text:p>
          </table:table-cell>
          <table:table-cell table:formula="of:=IF(   [.A716] &lt; [.$C$5];   &quot;Accel&quot;;   IF(     [.A716] &lt; [.$C$5] + [.$C$7];     &quot;Cruise&quot;;     IF(       [.A716] &lt; [.$C$8];       &quot;Decel&quot;;       &quot;Stop&quot;     )   ) )" office:value-type="string" office:string-value="Cruise">
            <text:p>Cruise</text:p>
          </table:table-cell>
          <table:table-cell table:formula="of:=IF(   [.B716]=&quot;Accel&quot;;   [.$C$1];   IF(     [.B716]=&quot;Cruise&quot;;     0;     IF([.B716]=&quot;Decel&quot;; -[.$C$1]; 0)   ) )" office:value-type="float" office:value="0">
            <text:p>0</text:p>
          </table:table-cell>
          <table:table-cell table:formula="of:=IF(   [.B716]=&quot;Stop&quot;;   0;   MAX(     0;     MIN(       [.$C$2];       [.D715] + [.C716] * [.$C$4]     )   ) )" office:value-type="float" office:value="9.75">
            <text:p>9.75</text:p>
          </table:table-cell>
          <table:table-cell table:formula="of:=IF(   [.B716]=&quot;Stop&quot;;   [.$C$3];   [.E715] + [.D716] * [.$C$4] )" office:value-type="float" office:value="33.4424999999994">
            <text:p>33.44</text:p>
          </table:table-cell>
          <table:table-cell table:number-columns-repeated="872"/>
        </table:table-row>
        <table:table-row table:style-name="ro3">
          <table:table-cell table:formula="of:=[.A716]+[.$C$4]" office:value-type="float" office:value="3.52999999999995">
            <text:p>3.530</text:p>
          </table:table-cell>
          <table:table-cell table:formula="of:=IF(   [.A717] &lt; [.$C$5];   &quot;Accel&quot;;   IF(     [.A717] &lt; [.$C$5] + [.$C$7];     &quot;Cruise&quot;;     IF(       [.A717] &lt; [.$C$8];       &quot;Decel&quot;;       &quot;Stop&quot;     )   ) )" office:value-type="string" office:string-value="Cruise">
            <text:p>Cruise</text:p>
          </table:table-cell>
          <table:table-cell table:formula="of:=IF(   [.B717]=&quot;Accel&quot;;   [.$C$1];   IF(     [.B717]=&quot;Cruise&quot;;     0;     IF([.B717]=&quot;Decel&quot;; -[.$C$1]; 0)   ) )" office:value-type="float" office:value="0">
            <text:p>0</text:p>
          </table:table-cell>
          <table:table-cell table:formula="of:=IF(   [.B717]=&quot;Stop&quot;;   0;   MAX(     0;     MIN(       [.$C$2];       [.D716] + [.C717] * [.$C$4]     )   ) )" office:value-type="float" office:value="9.75">
            <text:p>9.75</text:p>
          </table:table-cell>
          <table:table-cell table:formula="of:=IF(   [.B717]=&quot;Stop&quot;;   [.$C$3];   [.E716] + [.D717] * [.$C$4] )" office:value-type="float" office:value="33.4912499999994">
            <text:p>33.49</text:p>
          </table:table-cell>
          <table:table-cell table:number-columns-repeated="872"/>
        </table:table-row>
        <table:table-row table:style-name="ro3">
          <table:table-cell table:formula="of:=[.A717]+[.$C$4]" office:value-type="float" office:value="3.53499999999995">
            <text:p>3.535</text:p>
          </table:table-cell>
          <table:table-cell table:formula="of:=IF(   [.A718] &lt; [.$C$5];   &quot;Accel&quot;;   IF(     [.A718] &lt; [.$C$5] + [.$C$7];     &quot;Cruise&quot;;     IF(       [.A718] &lt; [.$C$8];       &quot;Decel&quot;;       &quot;Stop&quot;     )   ) )" office:value-type="string" office:string-value="Cruise">
            <text:p>Cruise</text:p>
          </table:table-cell>
          <table:table-cell table:formula="of:=IF(   [.B718]=&quot;Accel&quot;;   [.$C$1];   IF(     [.B718]=&quot;Cruise&quot;;     0;     IF([.B718]=&quot;Decel&quot;; -[.$C$1]; 0)   ) )" office:value-type="float" office:value="0">
            <text:p>0</text:p>
          </table:table-cell>
          <table:table-cell table:formula="of:=IF(   [.B718]=&quot;Stop&quot;;   0;   MAX(     0;     MIN(       [.$C$2];       [.D717] + [.C718] * [.$C$4]     )   ) )" office:value-type="float" office:value="9.75">
            <text:p>9.75</text:p>
          </table:table-cell>
          <table:table-cell table:formula="of:=IF(   [.B718]=&quot;Stop&quot;;   [.$C$3];   [.E717] + [.D718] * [.$C$4] )" office:value-type="float" office:value="33.5399999999994">
            <text:p>33.54</text:p>
          </table:table-cell>
          <table:table-cell table:number-columns-repeated="872"/>
        </table:table-row>
        <table:table-row table:style-name="ro3">
          <table:table-cell table:formula="of:=[.A718]+[.$C$4]" office:value-type="float" office:value="3.53999999999995">
            <text:p>3.540</text:p>
          </table:table-cell>
          <table:table-cell table:formula="of:=IF(   [.A719] &lt; [.$C$5];   &quot;Accel&quot;;   IF(     [.A719] &lt; [.$C$5] + [.$C$7];     &quot;Cruise&quot;;     IF(       [.A719] &lt; [.$C$8];       &quot;Decel&quot;;       &quot;Stop&quot;     )   ) )" office:value-type="string" office:string-value="Cruise">
            <text:p>Cruise</text:p>
          </table:table-cell>
          <table:table-cell table:formula="of:=IF(   [.B719]=&quot;Accel&quot;;   [.$C$1];   IF(     [.B719]=&quot;Cruise&quot;;     0;     IF([.B719]=&quot;Decel&quot;; -[.$C$1]; 0)   ) )" office:value-type="float" office:value="0">
            <text:p>0</text:p>
          </table:table-cell>
          <table:table-cell table:formula="of:=IF(   [.B719]=&quot;Stop&quot;;   0;   MAX(     0;     MIN(       [.$C$2];       [.D718] + [.C719] * [.$C$4]     )   ) )" office:value-type="float" office:value="9.75">
            <text:p>9.75</text:p>
          </table:table-cell>
          <table:table-cell table:formula="of:=IF(   [.B719]=&quot;Stop&quot;;   [.$C$3];   [.E718] + [.D719] * [.$C$4] )" office:value-type="float" office:value="33.5887499999994">
            <text:p>33.59</text:p>
          </table:table-cell>
          <table:table-cell table:number-columns-repeated="872"/>
        </table:table-row>
        <table:table-row table:style-name="ro3">
          <table:table-cell table:formula="of:=[.A719]+[.$C$4]" office:value-type="float" office:value="3.54499999999995">
            <text:p>3.545</text:p>
          </table:table-cell>
          <table:table-cell table:formula="of:=IF(   [.A720] &lt; [.$C$5];   &quot;Accel&quot;;   IF(     [.A720] &lt; [.$C$5] + [.$C$7];     &quot;Cruise&quot;;     IF(       [.A720] &lt; [.$C$8];       &quot;Decel&quot;;       &quot;Stop&quot;     )   ) )" office:value-type="string" office:string-value="Cruise">
            <text:p>Cruise</text:p>
          </table:table-cell>
          <table:table-cell table:formula="of:=IF(   [.B720]=&quot;Accel&quot;;   [.$C$1];   IF(     [.B720]=&quot;Cruise&quot;;     0;     IF([.B720]=&quot;Decel&quot;; -[.$C$1]; 0)   ) )" office:value-type="float" office:value="0">
            <text:p>0</text:p>
          </table:table-cell>
          <table:table-cell table:formula="of:=IF(   [.B720]=&quot;Stop&quot;;   0;   MAX(     0;     MIN(       [.$C$2];       [.D719] + [.C720] * [.$C$4]     )   ) )" office:value-type="float" office:value="9.75">
            <text:p>9.75</text:p>
          </table:table-cell>
          <table:table-cell table:formula="of:=IF(   [.B720]=&quot;Stop&quot;;   [.$C$3];   [.E719] + [.D720] * [.$C$4] )" office:value-type="float" office:value="33.6374999999994">
            <text:p>33.64</text:p>
          </table:table-cell>
          <table:table-cell table:number-columns-repeated="872"/>
        </table:table-row>
        <table:table-row table:style-name="ro3">
          <table:table-cell table:formula="of:=[.A720]+[.$C$4]" office:value-type="float" office:value="3.54999999999995">
            <text:p>3.550</text:p>
          </table:table-cell>
          <table:table-cell table:formula="of:=IF(   [.A721] &lt; [.$C$5];   &quot;Accel&quot;;   IF(     [.A721] &lt; [.$C$5] + [.$C$7];     &quot;Cruise&quot;;     IF(       [.A721] &lt; [.$C$8];       &quot;Decel&quot;;       &quot;Stop&quot;     )   ) )" office:value-type="string" office:string-value="Cruise">
            <text:p>Cruise</text:p>
          </table:table-cell>
          <table:table-cell table:formula="of:=IF(   [.B721]=&quot;Accel&quot;;   [.$C$1];   IF(     [.B721]=&quot;Cruise&quot;;     0;     IF([.B721]=&quot;Decel&quot;; -[.$C$1]; 0)   ) )" office:value-type="float" office:value="0">
            <text:p>0</text:p>
          </table:table-cell>
          <table:table-cell table:formula="of:=IF(   [.B721]=&quot;Stop&quot;;   0;   MAX(     0;     MIN(       [.$C$2];       [.D720] + [.C721] * [.$C$4]     )   ) )" office:value-type="float" office:value="9.75">
            <text:p>9.75</text:p>
          </table:table-cell>
          <table:table-cell table:formula="of:=IF(   [.B721]=&quot;Stop&quot;;   [.$C$3];   [.E720] + [.D721] * [.$C$4] )" office:value-type="float" office:value="33.6862499999994">
            <text:p>33.69</text:p>
          </table:table-cell>
          <table:table-cell table:number-columns-repeated="872"/>
        </table:table-row>
        <table:table-row table:style-name="ro3">
          <table:table-cell table:formula="of:=[.A721]+[.$C$4]" office:value-type="float" office:value="3.55499999999995">
            <text:p>3.555</text:p>
          </table:table-cell>
          <table:table-cell table:formula="of:=IF(   [.A722] &lt; [.$C$5];   &quot;Accel&quot;;   IF(     [.A722] &lt; [.$C$5] + [.$C$7];     &quot;Cruise&quot;;     IF(       [.A722] &lt; [.$C$8];       &quot;Decel&quot;;       &quot;Stop&quot;     )   ) )" office:value-type="string" office:string-value="Cruise">
            <text:p>Cruise</text:p>
          </table:table-cell>
          <table:table-cell table:formula="of:=IF(   [.B722]=&quot;Accel&quot;;   [.$C$1];   IF(     [.B722]=&quot;Cruise&quot;;     0;     IF([.B722]=&quot;Decel&quot;; -[.$C$1]; 0)   ) )" office:value-type="float" office:value="0">
            <text:p>0</text:p>
          </table:table-cell>
          <table:table-cell table:formula="of:=IF(   [.B722]=&quot;Stop&quot;;   0;   MAX(     0;     MIN(       [.$C$2];       [.D721] + [.C722] * [.$C$4]     )   ) )" office:value-type="float" office:value="9.75">
            <text:p>9.75</text:p>
          </table:table-cell>
          <table:table-cell table:formula="of:=IF(   [.B722]=&quot;Stop&quot;;   [.$C$3];   [.E721] + [.D722] * [.$C$4] )" office:value-type="float" office:value="33.7349999999994">
            <text:p>33.73</text:p>
          </table:table-cell>
          <table:table-cell table:number-columns-repeated="872"/>
        </table:table-row>
        <table:table-row table:style-name="ro3">
          <table:table-cell table:formula="of:=[.A722]+[.$C$4]" office:value-type="float" office:value="3.55999999999995">
            <text:p>3.560</text:p>
          </table:table-cell>
          <table:table-cell table:formula="of:=IF(   [.A723] &lt; [.$C$5];   &quot;Accel&quot;;   IF(     [.A723] &lt; [.$C$5] + [.$C$7];     &quot;Cruise&quot;;     IF(       [.A723] &lt; [.$C$8];       &quot;Decel&quot;;       &quot;Stop&quot;     )   ) )" office:value-type="string" office:string-value="Cruise">
            <text:p>Cruise</text:p>
          </table:table-cell>
          <table:table-cell table:formula="of:=IF(   [.B723]=&quot;Accel&quot;;   [.$C$1];   IF(     [.B723]=&quot;Cruise&quot;;     0;     IF([.B723]=&quot;Decel&quot;; -[.$C$1]; 0)   ) )" office:value-type="float" office:value="0">
            <text:p>0</text:p>
          </table:table-cell>
          <table:table-cell table:formula="of:=IF(   [.B723]=&quot;Stop&quot;;   0;   MAX(     0;     MIN(       [.$C$2];       [.D722] + [.C723] * [.$C$4]     )   ) )" office:value-type="float" office:value="9.75">
            <text:p>9.75</text:p>
          </table:table-cell>
          <table:table-cell table:formula="of:=IF(   [.B723]=&quot;Stop&quot;;   [.$C$3];   [.E722] + [.D723] * [.$C$4] )" office:value-type="float" office:value="33.7837499999994">
            <text:p>33.78</text:p>
          </table:table-cell>
          <table:table-cell table:number-columns-repeated="872"/>
        </table:table-row>
        <table:table-row table:style-name="ro3">
          <table:table-cell table:formula="of:=[.A723]+[.$C$4]" office:value-type="float" office:value="3.56499999999995">
            <text:p>3.565</text:p>
          </table:table-cell>
          <table:table-cell table:formula="of:=IF(   [.A724] &lt; [.$C$5];   &quot;Accel&quot;;   IF(     [.A724] &lt; [.$C$5] + [.$C$7];     &quot;Cruise&quot;;     IF(       [.A724] &lt; [.$C$8];       &quot;Decel&quot;;       &quot;Stop&quot;     )   ) )" office:value-type="string" office:string-value="Cruise">
            <text:p>Cruise</text:p>
          </table:table-cell>
          <table:table-cell table:formula="of:=IF(   [.B724]=&quot;Accel&quot;;   [.$C$1];   IF(     [.B724]=&quot;Cruise&quot;;     0;     IF([.B724]=&quot;Decel&quot;; -[.$C$1]; 0)   ) )" office:value-type="float" office:value="0">
            <text:p>0</text:p>
          </table:table-cell>
          <table:table-cell table:formula="of:=IF(   [.B724]=&quot;Stop&quot;;   0;   MAX(     0;     MIN(       [.$C$2];       [.D723] + [.C724] * [.$C$4]     )   ) )" office:value-type="float" office:value="9.75">
            <text:p>9.75</text:p>
          </table:table-cell>
          <table:table-cell table:formula="of:=IF(   [.B724]=&quot;Stop&quot;;   [.$C$3];   [.E723] + [.D724] * [.$C$4] )" office:value-type="float" office:value="33.8324999999994">
            <text:p>33.83</text:p>
          </table:table-cell>
          <table:table-cell table:number-columns-repeated="872"/>
        </table:table-row>
        <table:table-row table:style-name="ro3">
          <table:table-cell table:formula="of:=[.A724]+[.$C$4]" office:value-type="float" office:value="3.56999999999995">
            <text:p>3.570</text:p>
          </table:table-cell>
          <table:table-cell table:formula="of:=IF(   [.A725] &lt; [.$C$5];   &quot;Accel&quot;;   IF(     [.A725] &lt; [.$C$5] + [.$C$7];     &quot;Cruise&quot;;     IF(       [.A725] &lt; [.$C$8];       &quot;Decel&quot;;       &quot;Stop&quot;     )   ) )" office:value-type="string" office:string-value="Cruise">
            <text:p>Cruise</text:p>
          </table:table-cell>
          <table:table-cell table:formula="of:=IF(   [.B725]=&quot;Accel&quot;;   [.$C$1];   IF(     [.B725]=&quot;Cruise&quot;;     0;     IF([.B725]=&quot;Decel&quot;; -[.$C$1]; 0)   ) )" office:value-type="float" office:value="0">
            <text:p>0</text:p>
          </table:table-cell>
          <table:table-cell table:formula="of:=IF(   [.B725]=&quot;Stop&quot;;   0;   MAX(     0;     MIN(       [.$C$2];       [.D724] + [.C725] * [.$C$4]     )   ) )" office:value-type="float" office:value="9.75">
            <text:p>9.75</text:p>
          </table:table-cell>
          <table:table-cell table:formula="of:=IF(   [.B725]=&quot;Stop&quot;;   [.$C$3];   [.E724] + [.D725] * [.$C$4] )" office:value-type="float" office:value="33.8812499999994">
            <text:p>33.88</text:p>
          </table:table-cell>
          <table:table-cell table:number-columns-repeated="872"/>
        </table:table-row>
        <table:table-row table:style-name="ro3">
          <table:table-cell table:formula="of:=[.A725]+[.$C$4]" office:value-type="float" office:value="3.57499999999995">
            <text:p>3.575</text:p>
          </table:table-cell>
          <table:table-cell table:formula="of:=IF(   [.A726] &lt; [.$C$5];   &quot;Accel&quot;;   IF(     [.A726] &lt; [.$C$5] + [.$C$7];     &quot;Cruise&quot;;     IF(       [.A726] &lt; [.$C$8];       &quot;Decel&quot;;       &quot;Stop&quot;     )   ) )" office:value-type="string" office:string-value="Cruise">
            <text:p>Cruise</text:p>
          </table:table-cell>
          <table:table-cell table:formula="of:=IF(   [.B726]=&quot;Accel&quot;;   [.$C$1];   IF(     [.B726]=&quot;Cruise&quot;;     0;     IF([.B726]=&quot;Decel&quot;; -[.$C$1]; 0)   ) )" office:value-type="float" office:value="0">
            <text:p>0</text:p>
          </table:table-cell>
          <table:table-cell table:formula="of:=IF(   [.B726]=&quot;Stop&quot;;   0;   MAX(     0;     MIN(       [.$C$2];       [.D725] + [.C726] * [.$C$4]     )   ) )" office:value-type="float" office:value="9.75">
            <text:p>9.75</text:p>
          </table:table-cell>
          <table:table-cell table:formula="of:=IF(   [.B726]=&quot;Stop&quot;;   [.$C$3];   [.E725] + [.D726] * [.$C$4] )" office:value-type="float" office:value="33.9299999999994">
            <text:p>33.93</text:p>
          </table:table-cell>
          <table:table-cell table:number-columns-repeated="872"/>
        </table:table-row>
        <table:table-row table:style-name="ro3">
          <table:table-cell table:formula="of:=[.A726]+[.$C$4]" office:value-type="float" office:value="3.57999999999995">
            <text:p>3.580</text:p>
          </table:table-cell>
          <table:table-cell table:formula="of:=IF(   [.A727] &lt; [.$C$5];   &quot;Accel&quot;;   IF(     [.A727] &lt; [.$C$5] + [.$C$7];     &quot;Cruise&quot;;     IF(       [.A727] &lt; [.$C$8];       &quot;Decel&quot;;       &quot;Stop&quot;     )   ) )" office:value-type="string" office:string-value="Cruise">
            <text:p>Cruise</text:p>
          </table:table-cell>
          <table:table-cell table:formula="of:=IF(   [.B727]=&quot;Accel&quot;;   [.$C$1];   IF(     [.B727]=&quot;Cruise&quot;;     0;     IF([.B727]=&quot;Decel&quot;; -[.$C$1]; 0)   ) )" office:value-type="float" office:value="0">
            <text:p>0</text:p>
          </table:table-cell>
          <table:table-cell table:formula="of:=IF(   [.B727]=&quot;Stop&quot;;   0;   MAX(     0;     MIN(       [.$C$2];       [.D726] + [.C727] * [.$C$4]     )   ) )" office:value-type="float" office:value="9.75">
            <text:p>9.75</text:p>
          </table:table-cell>
          <table:table-cell table:formula="of:=IF(   [.B727]=&quot;Stop&quot;;   [.$C$3];   [.E726] + [.D727] * [.$C$4] )" office:value-type="float" office:value="33.9787499999994">
            <text:p>33.98</text:p>
          </table:table-cell>
          <table:table-cell table:number-columns-repeated="872"/>
        </table:table-row>
        <table:table-row table:style-name="ro3">
          <table:table-cell table:formula="of:=[.A727]+[.$C$4]" office:value-type="float" office:value="3.58499999999995">
            <text:p>3.585</text:p>
          </table:table-cell>
          <table:table-cell table:formula="of:=IF(   [.A728] &lt; [.$C$5];   &quot;Accel&quot;;   IF(     [.A728] &lt; [.$C$5] + [.$C$7];     &quot;Cruise&quot;;     IF(       [.A728] &lt; [.$C$8];       &quot;Decel&quot;;       &quot;Stop&quot;     )   ) )" office:value-type="string" office:string-value="Cruise">
            <text:p>Cruise</text:p>
          </table:table-cell>
          <table:table-cell table:formula="of:=IF(   [.B728]=&quot;Accel&quot;;   [.$C$1];   IF(     [.B728]=&quot;Cruise&quot;;     0;     IF([.B728]=&quot;Decel&quot;; -[.$C$1]; 0)   ) )" office:value-type="float" office:value="0">
            <text:p>0</text:p>
          </table:table-cell>
          <table:table-cell table:formula="of:=IF(   [.B728]=&quot;Stop&quot;;   0;   MAX(     0;     MIN(       [.$C$2];       [.D727] + [.C728] * [.$C$4]     )   ) )" office:value-type="float" office:value="9.75">
            <text:p>9.75</text:p>
          </table:table-cell>
          <table:table-cell table:formula="of:=IF(   [.B728]=&quot;Stop&quot;;   [.$C$3];   [.E727] + [.D728] * [.$C$4] )" office:value-type="float" office:value="34.0274999999994">
            <text:p>34.03</text:p>
          </table:table-cell>
          <table:table-cell table:number-columns-repeated="872"/>
        </table:table-row>
        <table:table-row table:style-name="ro3">
          <table:table-cell table:formula="of:=[.A728]+[.$C$4]" office:value-type="float" office:value="3.58999999999995">
            <text:p>3.590</text:p>
          </table:table-cell>
          <table:table-cell table:formula="of:=IF(   [.A729] &lt; [.$C$5];   &quot;Accel&quot;;   IF(     [.A729] &lt; [.$C$5] + [.$C$7];     &quot;Cruise&quot;;     IF(       [.A729] &lt; [.$C$8];       &quot;Decel&quot;;       &quot;Stop&quot;     )   ) )" office:value-type="string" office:string-value="Cruise">
            <text:p>Cruise</text:p>
          </table:table-cell>
          <table:table-cell table:formula="of:=IF(   [.B729]=&quot;Accel&quot;;   [.$C$1];   IF(     [.B729]=&quot;Cruise&quot;;     0;     IF([.B729]=&quot;Decel&quot;; -[.$C$1]; 0)   ) )" office:value-type="float" office:value="0">
            <text:p>0</text:p>
          </table:table-cell>
          <table:table-cell table:formula="of:=IF(   [.B729]=&quot;Stop&quot;;   0;   MAX(     0;     MIN(       [.$C$2];       [.D728] + [.C729] * [.$C$4]     )   ) )" office:value-type="float" office:value="9.75">
            <text:p>9.75</text:p>
          </table:table-cell>
          <table:table-cell table:formula="of:=IF(   [.B729]=&quot;Stop&quot;;   [.$C$3];   [.E728] + [.D729] * [.$C$4] )" office:value-type="float" office:value="34.0762499999994">
            <text:p>34.08</text:p>
          </table:table-cell>
          <table:table-cell table:number-columns-repeated="872"/>
        </table:table-row>
        <table:table-row table:style-name="ro3">
          <table:table-cell table:formula="of:=[.A729]+[.$C$4]" office:value-type="float" office:value="3.59499999999995">
            <text:p>3.595</text:p>
          </table:table-cell>
          <table:table-cell table:formula="of:=IF(   [.A730] &lt; [.$C$5];   &quot;Accel&quot;;   IF(     [.A730] &lt; [.$C$5] + [.$C$7];     &quot;Cruise&quot;;     IF(       [.A730] &lt; [.$C$8];       &quot;Decel&quot;;       &quot;Stop&quot;     )   ) )" office:value-type="string" office:string-value="Cruise">
            <text:p>Cruise</text:p>
          </table:table-cell>
          <table:table-cell table:formula="of:=IF(   [.B730]=&quot;Accel&quot;;   [.$C$1];   IF(     [.B730]=&quot;Cruise&quot;;     0;     IF([.B730]=&quot;Decel&quot;; -[.$C$1]; 0)   ) )" office:value-type="float" office:value="0">
            <text:p>0</text:p>
          </table:table-cell>
          <table:table-cell table:formula="of:=IF(   [.B730]=&quot;Stop&quot;;   0;   MAX(     0;     MIN(       [.$C$2];       [.D729] + [.C730] * [.$C$4]     )   ) )" office:value-type="float" office:value="9.75">
            <text:p>9.75</text:p>
          </table:table-cell>
          <table:table-cell table:formula="of:=IF(   [.B730]=&quot;Stop&quot;;   [.$C$3];   [.E729] + [.D730] * [.$C$4] )" office:value-type="float" office:value="34.1249999999994">
            <text:p>34.12</text:p>
          </table:table-cell>
          <table:table-cell table:number-columns-repeated="872"/>
        </table:table-row>
        <table:table-row table:style-name="ro3">
          <table:table-cell table:formula="of:=[.A730]+[.$C$4]" office:value-type="float" office:value="3.59999999999995">
            <text:p>3.600</text:p>
          </table:table-cell>
          <table:table-cell table:formula="of:=IF(   [.A731] &lt; [.$C$5];   &quot;Accel&quot;;   IF(     [.A731] &lt; [.$C$5] + [.$C$7];     &quot;Cruise&quot;;     IF(       [.A731] &lt; [.$C$8];       &quot;Decel&quot;;       &quot;Stop&quot;     )   ) )" office:value-type="string" office:string-value="Cruise">
            <text:p>Cruise</text:p>
          </table:table-cell>
          <table:table-cell table:formula="of:=IF(   [.B731]=&quot;Accel&quot;;   [.$C$1];   IF(     [.B731]=&quot;Cruise&quot;;     0;     IF([.B731]=&quot;Decel&quot;; -[.$C$1]; 0)   ) )" office:value-type="float" office:value="0">
            <text:p>0</text:p>
          </table:table-cell>
          <table:table-cell table:formula="of:=IF(   [.B731]=&quot;Stop&quot;;   0;   MAX(     0;     MIN(       [.$C$2];       [.D730] + [.C731] * [.$C$4]     )   ) )" office:value-type="float" office:value="9.75">
            <text:p>9.75</text:p>
          </table:table-cell>
          <table:table-cell table:formula="of:=IF(   [.B731]=&quot;Stop&quot;;   [.$C$3];   [.E730] + [.D731] * [.$C$4] )" office:value-type="float" office:value="34.1737499999994">
            <text:p>34.17</text:p>
          </table:table-cell>
          <table:table-cell table:number-columns-repeated="872"/>
        </table:table-row>
        <table:table-row table:style-name="ro3">
          <table:table-cell table:formula="of:=[.A731]+[.$C$4]" office:value-type="float" office:value="3.60499999999995">
            <text:p>3.605</text:p>
          </table:table-cell>
          <table:table-cell table:formula="of:=IF(   [.A732] &lt; [.$C$5];   &quot;Accel&quot;;   IF(     [.A732] &lt; [.$C$5] + [.$C$7];     &quot;Cruise&quot;;     IF(       [.A732] &lt; [.$C$8];       &quot;Decel&quot;;       &quot;Stop&quot;     )   ) )" office:value-type="string" office:string-value="Cruise">
            <text:p>Cruise</text:p>
          </table:table-cell>
          <table:table-cell table:formula="of:=IF(   [.B732]=&quot;Accel&quot;;   [.$C$1];   IF(     [.B732]=&quot;Cruise&quot;;     0;     IF([.B732]=&quot;Decel&quot;; -[.$C$1]; 0)   ) )" office:value-type="float" office:value="0">
            <text:p>0</text:p>
          </table:table-cell>
          <table:table-cell table:formula="of:=IF(   [.B732]=&quot;Stop&quot;;   0;   MAX(     0;     MIN(       [.$C$2];       [.D731] + [.C732] * [.$C$4]     )   ) )" office:value-type="float" office:value="9.75">
            <text:p>9.75</text:p>
          </table:table-cell>
          <table:table-cell table:formula="of:=IF(   [.B732]=&quot;Stop&quot;;   [.$C$3];   [.E731] + [.D732] * [.$C$4] )" office:value-type="float" office:value="34.2224999999994">
            <text:p>34.22</text:p>
          </table:table-cell>
          <table:table-cell table:number-columns-repeated="872"/>
        </table:table-row>
        <table:table-row table:style-name="ro3">
          <table:table-cell table:formula="of:=[.A732]+[.$C$4]" office:value-type="float" office:value="3.60999999999995">
            <text:p>3.610</text:p>
          </table:table-cell>
          <table:table-cell table:formula="of:=IF(   [.A733] &lt; [.$C$5];   &quot;Accel&quot;;   IF(     [.A733] &lt; [.$C$5] + [.$C$7];     &quot;Cruise&quot;;     IF(       [.A733] &lt; [.$C$8];       &quot;Decel&quot;;       &quot;Stop&quot;     )   ) )" office:value-type="string" office:string-value="Cruise">
            <text:p>Cruise</text:p>
          </table:table-cell>
          <table:table-cell table:formula="of:=IF(   [.B733]=&quot;Accel&quot;;   [.$C$1];   IF(     [.B733]=&quot;Cruise&quot;;     0;     IF([.B733]=&quot;Decel&quot;; -[.$C$1]; 0)   ) )" office:value-type="float" office:value="0">
            <text:p>0</text:p>
          </table:table-cell>
          <table:table-cell table:formula="of:=IF(   [.B733]=&quot;Stop&quot;;   0;   MAX(     0;     MIN(       [.$C$2];       [.D732] + [.C733] * [.$C$4]     )   ) )" office:value-type="float" office:value="9.75">
            <text:p>9.75</text:p>
          </table:table-cell>
          <table:table-cell table:formula="of:=IF(   [.B733]=&quot;Stop&quot;;   [.$C$3];   [.E732] + [.D733] * [.$C$4] )" office:value-type="float" office:value="34.2712499999994">
            <text:p>34.27</text:p>
          </table:table-cell>
          <table:table-cell table:number-columns-repeated="872"/>
        </table:table-row>
        <table:table-row table:style-name="ro3">
          <table:table-cell table:formula="of:=[.A733]+[.$C$4]" office:value-type="float" office:value="3.61499999999995">
            <text:p>3.615</text:p>
          </table:table-cell>
          <table:table-cell table:formula="of:=IF(   [.A734] &lt; [.$C$5];   &quot;Accel&quot;;   IF(     [.A734] &lt; [.$C$5] + [.$C$7];     &quot;Cruise&quot;;     IF(       [.A734] &lt; [.$C$8];       &quot;Decel&quot;;       &quot;Stop&quot;     )   ) )" office:value-type="string" office:string-value="Cruise">
            <text:p>Cruise</text:p>
          </table:table-cell>
          <table:table-cell table:formula="of:=IF(   [.B734]=&quot;Accel&quot;;   [.$C$1];   IF(     [.B734]=&quot;Cruise&quot;;     0;     IF([.B734]=&quot;Decel&quot;; -[.$C$1]; 0)   ) )" office:value-type="float" office:value="0">
            <text:p>0</text:p>
          </table:table-cell>
          <table:table-cell table:formula="of:=IF(   [.B734]=&quot;Stop&quot;;   0;   MAX(     0;     MIN(       [.$C$2];       [.D733] + [.C734] * [.$C$4]     )   ) )" office:value-type="float" office:value="9.75">
            <text:p>9.75</text:p>
          </table:table-cell>
          <table:table-cell table:formula="of:=IF(   [.B734]=&quot;Stop&quot;;   [.$C$3];   [.E733] + [.D734] * [.$C$4] )" office:value-type="float" office:value="34.3199999999994">
            <text:p>34.32</text:p>
          </table:table-cell>
          <table:table-cell table:number-columns-repeated="872"/>
        </table:table-row>
        <table:table-row table:style-name="ro3">
          <table:table-cell table:formula="of:=[.A734]+[.$C$4]" office:value-type="float" office:value="3.61999999999994">
            <text:p>3.620</text:p>
          </table:table-cell>
          <table:table-cell table:formula="of:=IF(   [.A735] &lt; [.$C$5];   &quot;Accel&quot;;   IF(     [.A735] &lt; [.$C$5] + [.$C$7];     &quot;Cruise&quot;;     IF(       [.A735] &lt; [.$C$8];       &quot;Decel&quot;;       &quot;Stop&quot;     )   ) )" office:value-type="string" office:string-value="Cruise">
            <text:p>Cruise</text:p>
          </table:table-cell>
          <table:table-cell table:formula="of:=IF(   [.B735]=&quot;Accel&quot;;   [.$C$1];   IF(     [.B735]=&quot;Cruise&quot;;     0;     IF([.B735]=&quot;Decel&quot;; -[.$C$1]; 0)   ) )" office:value-type="float" office:value="0">
            <text:p>0</text:p>
          </table:table-cell>
          <table:table-cell table:formula="of:=IF(   [.B735]=&quot;Stop&quot;;   0;   MAX(     0;     MIN(       [.$C$2];       [.D734] + [.C735] * [.$C$4]     )   ) )" office:value-type="float" office:value="9.75">
            <text:p>9.75</text:p>
          </table:table-cell>
          <table:table-cell table:formula="of:=IF(   [.B735]=&quot;Stop&quot;;   [.$C$3];   [.E734] + [.D735] * [.$C$4] )" office:value-type="float" office:value="34.3687499999994">
            <text:p>34.37</text:p>
          </table:table-cell>
          <table:table-cell table:number-columns-repeated="872"/>
        </table:table-row>
        <table:table-row table:style-name="ro3">
          <table:table-cell table:formula="of:=[.A735]+[.$C$4]" office:value-type="float" office:value="3.62499999999994">
            <text:p>3.625</text:p>
          </table:table-cell>
          <table:table-cell table:formula="of:=IF(   [.A736] &lt; [.$C$5];   &quot;Accel&quot;;   IF(     [.A736] &lt; [.$C$5] + [.$C$7];     &quot;Cruise&quot;;     IF(       [.A736] &lt; [.$C$8];       &quot;Decel&quot;;       &quot;Stop&quot;     )   ) )" office:value-type="string" office:string-value="Cruise">
            <text:p>Cruise</text:p>
          </table:table-cell>
          <table:table-cell table:formula="of:=IF(   [.B736]=&quot;Accel&quot;;   [.$C$1];   IF(     [.B736]=&quot;Cruise&quot;;     0;     IF([.B736]=&quot;Decel&quot;; -[.$C$1]; 0)   ) )" office:value-type="float" office:value="0">
            <text:p>0</text:p>
          </table:table-cell>
          <table:table-cell table:formula="of:=IF(   [.B736]=&quot;Stop&quot;;   0;   MAX(     0;     MIN(       [.$C$2];       [.D735] + [.C736] * [.$C$4]     )   ) )" office:value-type="float" office:value="9.75">
            <text:p>9.75</text:p>
          </table:table-cell>
          <table:table-cell table:formula="of:=IF(   [.B736]=&quot;Stop&quot;;   [.$C$3];   [.E735] + [.D736] * [.$C$4] )" office:value-type="float" office:value="34.4174999999994">
            <text:p>34.42</text:p>
          </table:table-cell>
          <table:table-cell table:number-columns-repeated="872"/>
        </table:table-row>
        <table:table-row table:style-name="ro3">
          <table:table-cell table:formula="of:=[.A736]+[.$C$4]" office:value-type="float" office:value="3.62999999999994">
            <text:p>3.630</text:p>
          </table:table-cell>
          <table:table-cell table:formula="of:=IF(   [.A737] &lt; [.$C$5];   &quot;Accel&quot;;   IF(     [.A737] &lt; [.$C$5] + [.$C$7];     &quot;Cruise&quot;;     IF(       [.A737] &lt; [.$C$8];       &quot;Decel&quot;;       &quot;Stop&quot;     )   ) )" office:value-type="string" office:string-value="Cruise">
            <text:p>Cruise</text:p>
          </table:table-cell>
          <table:table-cell table:formula="of:=IF(   [.B737]=&quot;Accel&quot;;   [.$C$1];   IF(     [.B737]=&quot;Cruise&quot;;     0;     IF([.B737]=&quot;Decel&quot;; -[.$C$1]; 0)   ) )" office:value-type="float" office:value="0">
            <text:p>0</text:p>
          </table:table-cell>
          <table:table-cell table:formula="of:=IF(   [.B737]=&quot;Stop&quot;;   0;   MAX(     0;     MIN(       [.$C$2];       [.D736] + [.C737] * [.$C$4]     )   ) )" office:value-type="float" office:value="9.75">
            <text:p>9.75</text:p>
          </table:table-cell>
          <table:table-cell table:formula="of:=IF(   [.B737]=&quot;Stop&quot;;   [.$C$3];   [.E736] + [.D737] * [.$C$4] )" office:value-type="float" office:value="34.4662499999994">
            <text:p>34.47</text:p>
          </table:table-cell>
          <table:table-cell table:number-columns-repeated="872"/>
        </table:table-row>
        <table:table-row table:style-name="ro3">
          <table:table-cell table:formula="of:=[.A737]+[.$C$4]" office:value-type="float" office:value="3.63499999999994">
            <text:p>3.635</text:p>
          </table:table-cell>
          <table:table-cell table:formula="of:=IF(   [.A738] &lt; [.$C$5];   &quot;Accel&quot;;   IF(     [.A738] &lt; [.$C$5] + [.$C$7];     &quot;Cruise&quot;;     IF(       [.A738] &lt; [.$C$8];       &quot;Decel&quot;;       &quot;Stop&quot;     )   ) )" office:value-type="string" office:string-value="Cruise">
            <text:p>Cruise</text:p>
          </table:table-cell>
          <table:table-cell table:formula="of:=IF(   [.B738]=&quot;Accel&quot;;   [.$C$1];   IF(     [.B738]=&quot;Cruise&quot;;     0;     IF([.B738]=&quot;Decel&quot;; -[.$C$1]; 0)   ) )" office:value-type="float" office:value="0">
            <text:p>0</text:p>
          </table:table-cell>
          <table:table-cell table:formula="of:=IF(   [.B738]=&quot;Stop&quot;;   0;   MAX(     0;     MIN(       [.$C$2];       [.D737] + [.C738] * [.$C$4]     )   ) )" office:value-type="float" office:value="9.75">
            <text:p>9.75</text:p>
          </table:table-cell>
          <table:table-cell table:formula="of:=IF(   [.B738]=&quot;Stop&quot;;   [.$C$3];   [.E737] + [.D738] * [.$C$4] )" office:value-type="float" office:value="34.5149999999994">
            <text:p>34.51</text:p>
          </table:table-cell>
          <table:table-cell table:number-columns-repeated="872"/>
        </table:table-row>
        <table:table-row table:style-name="ro3">
          <table:table-cell table:formula="of:=[.A738]+[.$C$4]" office:value-type="float" office:value="3.63999999999994">
            <text:p>3.640</text:p>
          </table:table-cell>
          <table:table-cell table:formula="of:=IF(   [.A739] &lt; [.$C$5];   &quot;Accel&quot;;   IF(     [.A739] &lt; [.$C$5] + [.$C$7];     &quot;Cruise&quot;;     IF(       [.A739] &lt; [.$C$8];       &quot;Decel&quot;;       &quot;Stop&quot;     )   ) )" office:value-type="string" office:string-value="Cruise">
            <text:p>Cruise</text:p>
          </table:table-cell>
          <table:table-cell table:formula="of:=IF(   [.B739]=&quot;Accel&quot;;   [.$C$1];   IF(     [.B739]=&quot;Cruise&quot;;     0;     IF([.B739]=&quot;Decel&quot;; -[.$C$1]; 0)   ) )" office:value-type="float" office:value="0">
            <text:p>0</text:p>
          </table:table-cell>
          <table:table-cell table:formula="of:=IF(   [.B739]=&quot;Stop&quot;;   0;   MAX(     0;     MIN(       [.$C$2];       [.D738] + [.C739] * [.$C$4]     )   ) )" office:value-type="float" office:value="9.75">
            <text:p>9.75</text:p>
          </table:table-cell>
          <table:table-cell table:formula="of:=IF(   [.B739]=&quot;Stop&quot;;   [.$C$3];   [.E738] + [.D739] * [.$C$4] )" office:value-type="float" office:value="34.5637499999994">
            <text:p>34.56</text:p>
          </table:table-cell>
          <table:table-cell table:number-columns-repeated="872"/>
        </table:table-row>
        <table:table-row table:style-name="ro3">
          <table:table-cell table:formula="of:=[.A739]+[.$C$4]" office:value-type="float" office:value="3.64499999999994">
            <text:p>3.645</text:p>
          </table:table-cell>
          <table:table-cell table:formula="of:=IF(   [.A740] &lt; [.$C$5];   &quot;Accel&quot;;   IF(     [.A740] &lt; [.$C$5] + [.$C$7];     &quot;Cruise&quot;;     IF(       [.A740] &lt; [.$C$8];       &quot;Decel&quot;;       &quot;Stop&quot;     )   ) )" office:value-type="string" office:string-value="Cruise">
            <text:p>Cruise</text:p>
          </table:table-cell>
          <table:table-cell table:formula="of:=IF(   [.B740]=&quot;Accel&quot;;   [.$C$1];   IF(     [.B740]=&quot;Cruise&quot;;     0;     IF([.B740]=&quot;Decel&quot;; -[.$C$1]; 0)   ) )" office:value-type="float" office:value="0">
            <text:p>0</text:p>
          </table:table-cell>
          <table:table-cell table:formula="of:=IF(   [.B740]=&quot;Stop&quot;;   0;   MAX(     0;     MIN(       [.$C$2];       [.D739] + [.C740] * [.$C$4]     )   ) )" office:value-type="float" office:value="9.75">
            <text:p>9.75</text:p>
          </table:table-cell>
          <table:table-cell table:formula="of:=IF(   [.B740]=&quot;Stop&quot;;   [.$C$3];   [.E739] + [.D740] * [.$C$4] )" office:value-type="float" office:value="34.6124999999994">
            <text:p>34.61</text:p>
          </table:table-cell>
          <table:table-cell table:number-columns-repeated="872"/>
        </table:table-row>
        <table:table-row table:style-name="ro3">
          <table:table-cell table:formula="of:=[.A740]+[.$C$4]" office:value-type="float" office:value="3.64999999999994">
            <text:p>3.650</text:p>
          </table:table-cell>
          <table:table-cell table:formula="of:=IF(   [.A741] &lt; [.$C$5];   &quot;Accel&quot;;   IF(     [.A741] &lt; [.$C$5] + [.$C$7];     &quot;Cruise&quot;;     IF(       [.A741] &lt; [.$C$8];       &quot;Decel&quot;;       &quot;Stop&quot;     )   ) )" office:value-type="string" office:string-value="Cruise">
            <text:p>Cruise</text:p>
          </table:table-cell>
          <table:table-cell table:formula="of:=IF(   [.B741]=&quot;Accel&quot;;   [.$C$1];   IF(     [.B741]=&quot;Cruise&quot;;     0;     IF([.B741]=&quot;Decel&quot;; -[.$C$1]; 0)   ) )" office:value-type="float" office:value="0">
            <text:p>0</text:p>
          </table:table-cell>
          <table:table-cell table:formula="of:=IF(   [.B741]=&quot;Stop&quot;;   0;   MAX(     0;     MIN(       [.$C$2];       [.D740] + [.C741] * [.$C$4]     )   ) )" office:value-type="float" office:value="9.75">
            <text:p>9.75</text:p>
          </table:table-cell>
          <table:table-cell table:formula="of:=IF(   [.B741]=&quot;Stop&quot;;   [.$C$3];   [.E740] + [.D741] * [.$C$4] )" office:value-type="float" office:value="34.6612499999994">
            <text:p>34.66</text:p>
          </table:table-cell>
          <table:table-cell table:number-columns-repeated="872"/>
        </table:table-row>
        <table:table-row table:style-name="ro3">
          <table:table-cell table:formula="of:=[.A741]+[.$C$4]" office:value-type="float" office:value="3.65499999999994">
            <text:p>3.655</text:p>
          </table:table-cell>
          <table:table-cell table:formula="of:=IF(   [.A742] &lt; [.$C$5];   &quot;Accel&quot;;   IF(     [.A742] &lt; [.$C$5] + [.$C$7];     &quot;Cruise&quot;;     IF(       [.A742] &lt; [.$C$8];       &quot;Decel&quot;;       &quot;Stop&quot;     )   ) )" office:value-type="string" office:string-value="Cruise">
            <text:p>Cruise</text:p>
          </table:table-cell>
          <table:table-cell table:formula="of:=IF(   [.B742]=&quot;Accel&quot;;   [.$C$1];   IF(     [.B742]=&quot;Cruise&quot;;     0;     IF([.B742]=&quot;Decel&quot;; -[.$C$1]; 0)   ) )" office:value-type="float" office:value="0">
            <text:p>0</text:p>
          </table:table-cell>
          <table:table-cell table:formula="of:=IF(   [.B742]=&quot;Stop&quot;;   0;   MAX(     0;     MIN(       [.$C$2];       [.D741] + [.C742] * [.$C$4]     )   ) )" office:value-type="float" office:value="9.75">
            <text:p>9.75</text:p>
          </table:table-cell>
          <table:table-cell table:formula="of:=IF(   [.B742]=&quot;Stop&quot;;   [.$C$3];   [.E741] + [.D742] * [.$C$4] )" office:value-type="float" office:value="34.7099999999994">
            <text:p>34.71</text:p>
          </table:table-cell>
          <table:table-cell table:number-columns-repeated="872"/>
        </table:table-row>
        <table:table-row table:style-name="ro3">
          <table:table-cell table:formula="of:=[.A742]+[.$C$4]" office:value-type="float" office:value="3.65999999999994">
            <text:p>3.660</text:p>
          </table:table-cell>
          <table:table-cell table:formula="of:=IF(   [.A743] &lt; [.$C$5];   &quot;Accel&quot;;   IF(     [.A743] &lt; [.$C$5] + [.$C$7];     &quot;Cruise&quot;;     IF(       [.A743] &lt; [.$C$8];       &quot;Decel&quot;;       &quot;Stop&quot;     )   ) )" office:value-type="string" office:string-value="Cruise">
            <text:p>Cruise</text:p>
          </table:table-cell>
          <table:table-cell table:formula="of:=IF(   [.B743]=&quot;Accel&quot;;   [.$C$1];   IF(     [.B743]=&quot;Cruise&quot;;     0;     IF([.B743]=&quot;Decel&quot;; -[.$C$1]; 0)   ) )" office:value-type="float" office:value="0">
            <text:p>0</text:p>
          </table:table-cell>
          <table:table-cell table:formula="of:=IF(   [.B743]=&quot;Stop&quot;;   0;   MAX(     0;     MIN(       [.$C$2];       [.D742] + [.C743] * [.$C$4]     )   ) )" office:value-type="float" office:value="9.75">
            <text:p>9.75</text:p>
          </table:table-cell>
          <table:table-cell table:formula="of:=IF(   [.B743]=&quot;Stop&quot;;   [.$C$3];   [.E742] + [.D743] * [.$C$4] )" office:value-type="float" office:value="34.7587499999994">
            <text:p>34.76</text:p>
          </table:table-cell>
          <table:table-cell table:number-columns-repeated="872"/>
        </table:table-row>
        <table:table-row table:style-name="ro3">
          <table:table-cell table:formula="of:=[.A743]+[.$C$4]" office:value-type="float" office:value="3.66499999999994">
            <text:p>3.665</text:p>
          </table:table-cell>
          <table:table-cell table:formula="of:=IF(   [.A744] &lt; [.$C$5];   &quot;Accel&quot;;   IF(     [.A744] &lt; [.$C$5] + [.$C$7];     &quot;Cruise&quot;;     IF(       [.A744] &lt; [.$C$8];       &quot;Decel&quot;;       &quot;Stop&quot;     )   ) )" office:value-type="string" office:string-value="Cruise">
            <text:p>Cruise</text:p>
          </table:table-cell>
          <table:table-cell table:formula="of:=IF(   [.B744]=&quot;Accel&quot;;   [.$C$1];   IF(     [.B744]=&quot;Cruise&quot;;     0;     IF([.B744]=&quot;Decel&quot;; -[.$C$1]; 0)   ) )" office:value-type="float" office:value="0">
            <text:p>0</text:p>
          </table:table-cell>
          <table:table-cell table:formula="of:=IF(   [.B744]=&quot;Stop&quot;;   0;   MAX(     0;     MIN(       [.$C$2];       [.D743] + [.C744] * [.$C$4]     )   ) )" office:value-type="float" office:value="9.75">
            <text:p>9.75</text:p>
          </table:table-cell>
          <table:table-cell table:formula="of:=IF(   [.B744]=&quot;Stop&quot;;   [.$C$3];   [.E743] + [.D744] * [.$C$4] )" office:value-type="float" office:value="34.8074999999994">
            <text:p>34.81</text:p>
          </table:table-cell>
          <table:table-cell table:number-columns-repeated="872"/>
        </table:table-row>
        <table:table-row table:style-name="ro3">
          <table:table-cell table:formula="of:=[.A744]+[.$C$4]" office:value-type="float" office:value="3.66999999999994">
            <text:p>3.670</text:p>
          </table:table-cell>
          <table:table-cell table:formula="of:=IF(   [.A745] &lt; [.$C$5];   &quot;Accel&quot;;   IF(     [.A745] &lt; [.$C$5] + [.$C$7];     &quot;Cruise&quot;;     IF(       [.A745] &lt; [.$C$8];       &quot;Decel&quot;;       &quot;Stop&quot;     )   ) )" office:value-type="string" office:string-value="Cruise">
            <text:p>Cruise</text:p>
          </table:table-cell>
          <table:table-cell table:formula="of:=IF(   [.B745]=&quot;Accel&quot;;   [.$C$1];   IF(     [.B745]=&quot;Cruise&quot;;     0;     IF([.B745]=&quot;Decel&quot;; -[.$C$1]; 0)   ) )" office:value-type="float" office:value="0">
            <text:p>0</text:p>
          </table:table-cell>
          <table:table-cell table:formula="of:=IF(   [.B745]=&quot;Stop&quot;;   0;   MAX(     0;     MIN(       [.$C$2];       [.D744] + [.C745] * [.$C$4]     )   ) )" office:value-type="float" office:value="9.75">
            <text:p>9.75</text:p>
          </table:table-cell>
          <table:table-cell table:formula="of:=IF(   [.B745]=&quot;Stop&quot;;   [.$C$3];   [.E744] + [.D745] * [.$C$4] )" office:value-type="float" office:value="34.8562499999994">
            <text:p>34.86</text:p>
          </table:table-cell>
          <table:table-cell table:number-columns-repeated="872"/>
        </table:table-row>
        <table:table-row table:style-name="ro3">
          <table:table-cell table:formula="of:=[.A745]+[.$C$4]" office:value-type="float" office:value="3.67499999999994">
            <text:p>3.675</text:p>
          </table:table-cell>
          <table:table-cell table:formula="of:=IF(   [.A746] &lt; [.$C$5];   &quot;Accel&quot;;   IF(     [.A746] &lt; [.$C$5] + [.$C$7];     &quot;Cruise&quot;;     IF(       [.A746] &lt; [.$C$8];       &quot;Decel&quot;;       &quot;Stop&quot;     )   ) )" office:value-type="string" office:string-value="Cruise">
            <text:p>Cruise</text:p>
          </table:table-cell>
          <table:table-cell table:formula="of:=IF(   [.B746]=&quot;Accel&quot;;   [.$C$1];   IF(     [.B746]=&quot;Cruise&quot;;     0;     IF([.B746]=&quot;Decel&quot;; -[.$C$1]; 0)   ) )" office:value-type="float" office:value="0">
            <text:p>0</text:p>
          </table:table-cell>
          <table:table-cell table:formula="of:=IF(   [.B746]=&quot;Stop&quot;;   0;   MAX(     0;     MIN(       [.$C$2];       [.D745] + [.C746] * [.$C$4]     )   ) )" office:value-type="float" office:value="9.75">
            <text:p>9.75</text:p>
          </table:table-cell>
          <table:table-cell table:formula="of:=IF(   [.B746]=&quot;Stop&quot;;   [.$C$3];   [.E745] + [.D746] * [.$C$4] )" office:value-type="float" office:value="34.9049999999994">
            <text:p>34.90</text:p>
          </table:table-cell>
          <table:table-cell table:number-columns-repeated="872"/>
        </table:table-row>
        <table:table-row table:style-name="ro3">
          <table:table-cell table:formula="of:=[.A746]+[.$C$4]" office:value-type="float" office:value="3.67999999999994">
            <text:p>3.680</text:p>
          </table:table-cell>
          <table:table-cell table:formula="of:=IF(   [.A747] &lt; [.$C$5];   &quot;Accel&quot;;   IF(     [.A747] &lt; [.$C$5] + [.$C$7];     &quot;Cruise&quot;;     IF(       [.A747] &lt; [.$C$8];       &quot;Decel&quot;;       &quot;Stop&quot;     )   ) )" office:value-type="string" office:string-value="Cruise">
            <text:p>Cruise</text:p>
          </table:table-cell>
          <table:table-cell table:formula="of:=IF(   [.B747]=&quot;Accel&quot;;   [.$C$1];   IF(     [.B747]=&quot;Cruise&quot;;     0;     IF([.B747]=&quot;Decel&quot;; -[.$C$1]; 0)   ) )" office:value-type="float" office:value="0">
            <text:p>0</text:p>
          </table:table-cell>
          <table:table-cell table:formula="of:=IF(   [.B747]=&quot;Stop&quot;;   0;   MAX(     0;     MIN(       [.$C$2];       [.D746] + [.C747] * [.$C$4]     )   ) )" office:value-type="float" office:value="9.75">
            <text:p>9.75</text:p>
          </table:table-cell>
          <table:table-cell table:formula="of:=IF(   [.B747]=&quot;Stop&quot;;   [.$C$3];   [.E746] + [.D747] * [.$C$4] )" office:value-type="float" office:value="34.9537499999994">
            <text:p>34.95</text:p>
          </table:table-cell>
          <table:table-cell table:number-columns-repeated="872"/>
        </table:table-row>
        <table:table-row table:style-name="ro3">
          <table:table-cell table:formula="of:=[.A747]+[.$C$4]" office:value-type="float" office:value="3.68499999999994">
            <text:p>3.685</text:p>
          </table:table-cell>
          <table:table-cell table:formula="of:=IF(   [.A748] &lt; [.$C$5];   &quot;Accel&quot;;   IF(     [.A748] &lt; [.$C$5] + [.$C$7];     &quot;Cruise&quot;;     IF(       [.A748] &lt; [.$C$8];       &quot;Decel&quot;;       &quot;Stop&quot;     )   ) )" office:value-type="string" office:string-value="Cruise">
            <text:p>Cruise</text:p>
          </table:table-cell>
          <table:table-cell table:formula="of:=IF(   [.B748]=&quot;Accel&quot;;   [.$C$1];   IF(     [.B748]=&quot;Cruise&quot;;     0;     IF([.B748]=&quot;Decel&quot;; -[.$C$1]; 0)   ) )" office:value-type="float" office:value="0">
            <text:p>0</text:p>
          </table:table-cell>
          <table:table-cell table:formula="of:=IF(   [.B748]=&quot;Stop&quot;;   0;   MAX(     0;     MIN(       [.$C$2];       [.D747] + [.C748] * [.$C$4]     )   ) )" office:value-type="float" office:value="9.75">
            <text:p>9.75</text:p>
          </table:table-cell>
          <table:table-cell table:formula="of:=IF(   [.B748]=&quot;Stop&quot;;   [.$C$3];   [.E747] + [.D748] * [.$C$4] )" office:value-type="float" office:value="35.0024999999994">
            <text:p>35.00</text:p>
          </table:table-cell>
          <table:table-cell table:number-columns-repeated="872"/>
        </table:table-row>
        <table:table-row table:style-name="ro3">
          <table:table-cell table:formula="of:=[.A748]+[.$C$4]" office:value-type="float" office:value="3.68999999999994">
            <text:p>3.690</text:p>
          </table:table-cell>
          <table:table-cell table:formula="of:=IF(   [.A749] &lt; [.$C$5];   &quot;Accel&quot;;   IF(     [.A749] &lt; [.$C$5] + [.$C$7];     &quot;Cruise&quot;;     IF(       [.A749] &lt; [.$C$8];       &quot;Decel&quot;;       &quot;Stop&quot;     )   ) )" office:value-type="string" office:string-value="Cruise">
            <text:p>Cruise</text:p>
          </table:table-cell>
          <table:table-cell table:formula="of:=IF(   [.B749]=&quot;Accel&quot;;   [.$C$1];   IF(     [.B749]=&quot;Cruise&quot;;     0;     IF([.B749]=&quot;Decel&quot;; -[.$C$1]; 0)   ) )" office:value-type="float" office:value="0">
            <text:p>0</text:p>
          </table:table-cell>
          <table:table-cell table:formula="of:=IF(   [.B749]=&quot;Stop&quot;;   0;   MAX(     0;     MIN(       [.$C$2];       [.D748] + [.C749] * [.$C$4]     )   ) )" office:value-type="float" office:value="9.75">
            <text:p>9.75</text:p>
          </table:table-cell>
          <table:table-cell table:formula="of:=IF(   [.B749]=&quot;Stop&quot;;   [.$C$3];   [.E748] + [.D749] * [.$C$4] )" office:value-type="float" office:value="35.0512499999994">
            <text:p>35.05</text:p>
          </table:table-cell>
          <table:table-cell table:number-columns-repeated="872"/>
        </table:table-row>
        <table:table-row table:style-name="ro3">
          <table:table-cell table:formula="of:=[.A749]+[.$C$4]" office:value-type="float" office:value="3.69499999999994">
            <text:p>3.695</text:p>
          </table:table-cell>
          <table:table-cell table:formula="of:=IF(   [.A750] &lt; [.$C$5];   &quot;Accel&quot;;   IF(     [.A750] &lt; [.$C$5] + [.$C$7];     &quot;Cruise&quot;;     IF(       [.A750] &lt; [.$C$8];       &quot;Decel&quot;;       &quot;Stop&quot;     )   ) )" office:value-type="string" office:string-value="Cruise">
            <text:p>Cruise</text:p>
          </table:table-cell>
          <table:table-cell table:formula="of:=IF(   [.B750]=&quot;Accel&quot;;   [.$C$1];   IF(     [.B750]=&quot;Cruise&quot;;     0;     IF([.B750]=&quot;Decel&quot;; -[.$C$1]; 0)   ) )" office:value-type="float" office:value="0">
            <text:p>0</text:p>
          </table:table-cell>
          <table:table-cell table:formula="of:=IF(   [.B750]=&quot;Stop&quot;;   0;   MAX(     0;     MIN(       [.$C$2];       [.D749] + [.C750] * [.$C$4]     )   ) )" office:value-type="float" office:value="9.75">
            <text:p>9.75</text:p>
          </table:table-cell>
          <table:table-cell table:formula="of:=IF(   [.B750]=&quot;Stop&quot;;   [.$C$3];   [.E749] + [.D750] * [.$C$4] )" office:value-type="float" office:value="35.0999999999994">
            <text:p>35.10</text:p>
          </table:table-cell>
          <table:table-cell table:number-columns-repeated="872"/>
        </table:table-row>
        <table:table-row table:style-name="ro3">
          <table:table-cell table:formula="of:=[.A750]+[.$C$4]" office:value-type="float" office:value="3.69999999999994">
            <text:p>3.700</text:p>
          </table:table-cell>
          <table:table-cell table:formula="of:=IF(   [.A751] &lt; [.$C$5];   &quot;Accel&quot;;   IF(     [.A751] &lt; [.$C$5] + [.$C$7];     &quot;Cruise&quot;;     IF(       [.A751] &lt; [.$C$8];       &quot;Decel&quot;;       &quot;Stop&quot;     )   ) )" office:value-type="string" office:string-value="Cruise">
            <text:p>Cruise</text:p>
          </table:table-cell>
          <table:table-cell table:formula="of:=IF(   [.B751]=&quot;Accel&quot;;   [.$C$1];   IF(     [.B751]=&quot;Cruise&quot;;     0;     IF([.B751]=&quot;Decel&quot;; -[.$C$1]; 0)   ) )" office:value-type="float" office:value="0">
            <text:p>0</text:p>
          </table:table-cell>
          <table:table-cell table:formula="of:=IF(   [.B751]=&quot;Stop&quot;;   0;   MAX(     0;     MIN(       [.$C$2];       [.D750] + [.C751] * [.$C$4]     )   ) )" office:value-type="float" office:value="9.75">
            <text:p>9.75</text:p>
          </table:table-cell>
          <table:table-cell table:formula="of:=IF(   [.B751]=&quot;Stop&quot;;   [.$C$3];   [.E750] + [.D751] * [.$C$4] )" office:value-type="float" office:value="35.1487499999994">
            <text:p>35.15</text:p>
          </table:table-cell>
          <table:table-cell table:number-columns-repeated="872"/>
        </table:table-row>
        <table:table-row table:style-name="ro3">
          <table:table-cell table:formula="of:=[.A751]+[.$C$4]" office:value-type="float" office:value="3.70499999999994">
            <text:p>3.705</text:p>
          </table:table-cell>
          <table:table-cell table:formula="of:=IF(   [.A752] &lt; [.$C$5];   &quot;Accel&quot;;   IF(     [.A752] &lt; [.$C$5] + [.$C$7];     &quot;Cruise&quot;;     IF(       [.A752] &lt; [.$C$8];       &quot;Decel&quot;;       &quot;Stop&quot;     )   ) )" office:value-type="string" office:string-value="Cruise">
            <text:p>Cruise</text:p>
          </table:table-cell>
          <table:table-cell table:formula="of:=IF(   [.B752]=&quot;Accel&quot;;   [.$C$1];   IF(     [.B752]=&quot;Cruise&quot;;     0;     IF([.B752]=&quot;Decel&quot;; -[.$C$1]; 0)   ) )" office:value-type="float" office:value="0">
            <text:p>0</text:p>
          </table:table-cell>
          <table:table-cell table:formula="of:=IF(   [.B752]=&quot;Stop&quot;;   0;   MAX(     0;     MIN(       [.$C$2];       [.D751] + [.C752] * [.$C$4]     )   ) )" office:value-type="float" office:value="9.75">
            <text:p>9.75</text:p>
          </table:table-cell>
          <table:table-cell table:formula="of:=IF(   [.B752]=&quot;Stop&quot;;   [.$C$3];   [.E751] + [.D752] * [.$C$4] )" office:value-type="float" office:value="35.1974999999994">
            <text:p>35.20</text:p>
          </table:table-cell>
          <table:table-cell table:number-columns-repeated="872"/>
        </table:table-row>
        <table:table-row table:style-name="ro3">
          <table:table-cell table:formula="of:=[.A752]+[.$C$4]" office:value-type="float" office:value="3.70999999999994">
            <text:p>3.710</text:p>
          </table:table-cell>
          <table:table-cell table:formula="of:=IF(   [.A753] &lt; [.$C$5];   &quot;Accel&quot;;   IF(     [.A753] &lt; [.$C$5] + [.$C$7];     &quot;Cruise&quot;;     IF(       [.A753] &lt; [.$C$8];       &quot;Decel&quot;;       &quot;Stop&quot;     )   ) )" office:value-type="string" office:string-value="Cruise">
            <text:p>Cruise</text:p>
          </table:table-cell>
          <table:table-cell table:formula="of:=IF(   [.B753]=&quot;Accel&quot;;   [.$C$1];   IF(     [.B753]=&quot;Cruise&quot;;     0;     IF([.B753]=&quot;Decel&quot;; -[.$C$1]; 0)   ) )" office:value-type="float" office:value="0">
            <text:p>0</text:p>
          </table:table-cell>
          <table:table-cell table:formula="of:=IF(   [.B753]=&quot;Stop&quot;;   0;   MAX(     0;     MIN(       [.$C$2];       [.D752] + [.C753] * [.$C$4]     )   ) )" office:value-type="float" office:value="9.75">
            <text:p>9.75</text:p>
          </table:table-cell>
          <table:table-cell table:formula="of:=IF(   [.B753]=&quot;Stop&quot;;   [.$C$3];   [.E752] + [.D753] * [.$C$4] )" office:value-type="float" office:value="35.2462499999993">
            <text:p>35.25</text:p>
          </table:table-cell>
          <table:table-cell table:number-columns-repeated="872"/>
        </table:table-row>
        <table:table-row table:style-name="ro3">
          <table:table-cell table:formula="of:=[.A753]+[.$C$4]" office:value-type="float" office:value="3.71499999999994">
            <text:p>3.715</text:p>
          </table:table-cell>
          <table:table-cell table:formula="of:=IF(   [.A754] &lt; [.$C$5];   &quot;Accel&quot;;   IF(     [.A754] &lt; [.$C$5] + [.$C$7];     &quot;Cruise&quot;;     IF(       [.A754] &lt; [.$C$8];       &quot;Decel&quot;;       &quot;Stop&quot;     )   ) )" office:value-type="string" office:string-value="Cruise">
            <text:p>Cruise</text:p>
          </table:table-cell>
          <table:table-cell table:formula="of:=IF(   [.B754]=&quot;Accel&quot;;   [.$C$1];   IF(     [.B754]=&quot;Cruise&quot;;     0;     IF([.B754]=&quot;Decel&quot;; -[.$C$1]; 0)   ) )" office:value-type="float" office:value="0">
            <text:p>0</text:p>
          </table:table-cell>
          <table:table-cell table:formula="of:=IF(   [.B754]=&quot;Stop&quot;;   0;   MAX(     0;     MIN(       [.$C$2];       [.D753] + [.C754] * [.$C$4]     )   ) )" office:value-type="float" office:value="9.75">
            <text:p>9.75</text:p>
          </table:table-cell>
          <table:table-cell table:formula="of:=IF(   [.B754]=&quot;Stop&quot;;   [.$C$3];   [.E753] + [.D754] * [.$C$4] )" office:value-type="float" office:value="35.2949999999993">
            <text:p>35.29</text:p>
          </table:table-cell>
          <table:table-cell table:number-columns-repeated="872"/>
        </table:table-row>
        <table:table-row table:style-name="ro3">
          <table:table-cell table:formula="of:=[.A754]+[.$C$4]" office:value-type="float" office:value="3.71999999999994">
            <text:p>3.720</text:p>
          </table:table-cell>
          <table:table-cell table:formula="of:=IF(   [.A755] &lt; [.$C$5];   &quot;Accel&quot;;   IF(     [.A755] &lt; [.$C$5] + [.$C$7];     &quot;Cruise&quot;;     IF(       [.A755] &lt; [.$C$8];       &quot;Decel&quot;;       &quot;Stop&quot;     )   ) )" office:value-type="string" office:string-value="Cruise">
            <text:p>Cruise</text:p>
          </table:table-cell>
          <table:table-cell table:formula="of:=IF(   [.B755]=&quot;Accel&quot;;   [.$C$1];   IF(     [.B755]=&quot;Cruise&quot;;     0;     IF([.B755]=&quot;Decel&quot;; -[.$C$1]; 0)   ) )" office:value-type="float" office:value="0">
            <text:p>0</text:p>
          </table:table-cell>
          <table:table-cell table:formula="of:=IF(   [.B755]=&quot;Stop&quot;;   0;   MAX(     0;     MIN(       [.$C$2];       [.D754] + [.C755] * [.$C$4]     )   ) )" office:value-type="float" office:value="9.75">
            <text:p>9.75</text:p>
          </table:table-cell>
          <table:table-cell table:formula="of:=IF(   [.B755]=&quot;Stop&quot;;   [.$C$3];   [.E754] + [.D755] * [.$C$4] )" office:value-type="float" office:value="35.3437499999993">
            <text:p>35.34</text:p>
          </table:table-cell>
          <table:table-cell table:number-columns-repeated="872"/>
        </table:table-row>
        <table:table-row table:style-name="ro3">
          <table:table-cell table:formula="of:=[.A755]+[.$C$4]" office:value-type="float" office:value="3.72499999999994">
            <text:p>3.725</text:p>
          </table:table-cell>
          <table:table-cell table:formula="of:=IF(   [.A756] &lt; [.$C$5];   &quot;Accel&quot;;   IF(     [.A756] &lt; [.$C$5] + [.$C$7];     &quot;Cruise&quot;;     IF(       [.A756] &lt; [.$C$8];       &quot;Decel&quot;;       &quot;Stop&quot;     )   ) )" office:value-type="string" office:string-value="Cruise">
            <text:p>Cruise</text:p>
          </table:table-cell>
          <table:table-cell table:formula="of:=IF(   [.B756]=&quot;Accel&quot;;   [.$C$1];   IF(     [.B756]=&quot;Cruise&quot;;     0;     IF([.B756]=&quot;Decel&quot;; -[.$C$1]; 0)   ) )" office:value-type="float" office:value="0">
            <text:p>0</text:p>
          </table:table-cell>
          <table:table-cell table:formula="of:=IF(   [.B756]=&quot;Stop&quot;;   0;   MAX(     0;     MIN(       [.$C$2];       [.D755] + [.C756] * [.$C$4]     )   ) )" office:value-type="float" office:value="9.75">
            <text:p>9.75</text:p>
          </table:table-cell>
          <table:table-cell table:formula="of:=IF(   [.B756]=&quot;Stop&quot;;   [.$C$3];   [.E755] + [.D756] * [.$C$4] )" office:value-type="float" office:value="35.3924999999993">
            <text:p>35.39</text:p>
          </table:table-cell>
          <table:table-cell table:number-columns-repeated="872"/>
        </table:table-row>
        <table:table-row table:style-name="ro3">
          <table:table-cell table:formula="of:=[.A756]+[.$C$4]" office:value-type="float" office:value="3.72999999999994">
            <text:p>3.730</text:p>
          </table:table-cell>
          <table:table-cell table:formula="of:=IF(   [.A757] &lt; [.$C$5];   &quot;Accel&quot;;   IF(     [.A757] &lt; [.$C$5] + [.$C$7];     &quot;Cruise&quot;;     IF(       [.A757] &lt; [.$C$8];       &quot;Decel&quot;;       &quot;Stop&quot;     )   ) )" office:value-type="string" office:string-value="Cruise">
            <text:p>Cruise</text:p>
          </table:table-cell>
          <table:table-cell table:formula="of:=IF(   [.B757]=&quot;Accel&quot;;   [.$C$1];   IF(     [.B757]=&quot;Cruise&quot;;     0;     IF([.B757]=&quot;Decel&quot;; -[.$C$1]; 0)   ) )" office:value-type="float" office:value="0">
            <text:p>0</text:p>
          </table:table-cell>
          <table:table-cell table:formula="of:=IF(   [.B757]=&quot;Stop&quot;;   0;   MAX(     0;     MIN(       [.$C$2];       [.D756] + [.C757] * [.$C$4]     )   ) )" office:value-type="float" office:value="9.75">
            <text:p>9.75</text:p>
          </table:table-cell>
          <table:table-cell table:formula="of:=IF(   [.B757]=&quot;Stop&quot;;   [.$C$3];   [.E756] + [.D757] * [.$C$4] )" office:value-type="float" office:value="35.4412499999993">
            <text:p>35.44</text:p>
          </table:table-cell>
          <table:table-cell table:number-columns-repeated="872"/>
        </table:table-row>
        <table:table-row table:style-name="ro3">
          <table:table-cell table:formula="of:=[.A757]+[.$C$4]" office:value-type="float" office:value="3.73499999999994">
            <text:p>3.735</text:p>
          </table:table-cell>
          <table:table-cell table:formula="of:=IF(   [.A758] &lt; [.$C$5];   &quot;Accel&quot;;   IF(     [.A758] &lt; [.$C$5] + [.$C$7];     &quot;Cruise&quot;;     IF(       [.A758] &lt; [.$C$8];       &quot;Decel&quot;;       &quot;Stop&quot;     )   ) )" office:value-type="string" office:string-value="Cruise">
            <text:p>Cruise</text:p>
          </table:table-cell>
          <table:table-cell table:formula="of:=IF(   [.B758]=&quot;Accel&quot;;   [.$C$1];   IF(     [.B758]=&quot;Cruise&quot;;     0;     IF([.B758]=&quot;Decel&quot;; -[.$C$1]; 0)   ) )" office:value-type="float" office:value="0">
            <text:p>0</text:p>
          </table:table-cell>
          <table:table-cell table:formula="of:=IF(   [.B758]=&quot;Stop&quot;;   0;   MAX(     0;     MIN(       [.$C$2];       [.D757] + [.C758] * [.$C$4]     )   ) )" office:value-type="float" office:value="9.75">
            <text:p>9.75</text:p>
          </table:table-cell>
          <table:table-cell table:formula="of:=IF(   [.B758]=&quot;Stop&quot;;   [.$C$3];   [.E757] + [.D758] * [.$C$4] )" office:value-type="float" office:value="35.4899999999993">
            <text:p>35.49</text:p>
          </table:table-cell>
          <table:table-cell table:number-columns-repeated="872"/>
        </table:table-row>
        <table:table-row table:style-name="ro3">
          <table:table-cell table:formula="of:=[.A758]+[.$C$4]" office:value-type="float" office:value="3.73999999999994">
            <text:p>3.740</text:p>
          </table:table-cell>
          <table:table-cell table:formula="of:=IF(   [.A759] &lt; [.$C$5];   &quot;Accel&quot;;   IF(     [.A759] &lt; [.$C$5] + [.$C$7];     &quot;Cruise&quot;;     IF(       [.A759] &lt; [.$C$8];       &quot;Decel&quot;;       &quot;Stop&quot;     )   ) )" office:value-type="string" office:string-value="Cruise">
            <text:p>Cruise</text:p>
          </table:table-cell>
          <table:table-cell table:formula="of:=IF(   [.B759]=&quot;Accel&quot;;   [.$C$1];   IF(     [.B759]=&quot;Cruise&quot;;     0;     IF([.B759]=&quot;Decel&quot;; -[.$C$1]; 0)   ) )" office:value-type="float" office:value="0">
            <text:p>0</text:p>
          </table:table-cell>
          <table:table-cell table:formula="of:=IF(   [.B759]=&quot;Stop&quot;;   0;   MAX(     0;     MIN(       [.$C$2];       [.D758] + [.C759] * [.$C$4]     )   ) )" office:value-type="float" office:value="9.75">
            <text:p>9.75</text:p>
          </table:table-cell>
          <table:table-cell table:formula="of:=IF(   [.B759]=&quot;Stop&quot;;   [.$C$3];   [.E758] + [.D759] * [.$C$4] )" office:value-type="float" office:value="35.5387499999993">
            <text:p>35.54</text:p>
          </table:table-cell>
          <table:table-cell table:number-columns-repeated="872"/>
        </table:table-row>
        <table:table-row table:style-name="ro3">
          <table:table-cell table:formula="of:=[.A759]+[.$C$4]" office:value-type="float" office:value="3.74499999999994">
            <text:p>3.745</text:p>
          </table:table-cell>
          <table:table-cell table:formula="of:=IF(   [.A760] &lt; [.$C$5];   &quot;Accel&quot;;   IF(     [.A760] &lt; [.$C$5] + [.$C$7];     &quot;Cruise&quot;;     IF(       [.A760] &lt; [.$C$8];       &quot;Decel&quot;;       &quot;Stop&quot;     )   ) )" office:value-type="string" office:string-value="Cruise">
            <text:p>Cruise</text:p>
          </table:table-cell>
          <table:table-cell table:formula="of:=IF(   [.B760]=&quot;Accel&quot;;   [.$C$1];   IF(     [.B760]=&quot;Cruise&quot;;     0;     IF([.B760]=&quot;Decel&quot;; -[.$C$1]; 0)   ) )" office:value-type="float" office:value="0">
            <text:p>0</text:p>
          </table:table-cell>
          <table:table-cell table:formula="of:=IF(   [.B760]=&quot;Stop&quot;;   0;   MAX(     0;     MIN(       [.$C$2];       [.D759] + [.C760] * [.$C$4]     )   ) )" office:value-type="float" office:value="9.75">
            <text:p>9.75</text:p>
          </table:table-cell>
          <table:table-cell table:formula="of:=IF(   [.B760]=&quot;Stop&quot;;   [.$C$3];   [.E759] + [.D760] * [.$C$4] )" office:value-type="float" office:value="35.5874999999993">
            <text:p>35.59</text:p>
          </table:table-cell>
          <table:table-cell table:number-columns-repeated="872"/>
        </table:table-row>
        <table:table-row table:style-name="ro3">
          <table:table-cell table:formula="of:=[.A760]+[.$C$4]" office:value-type="float" office:value="3.74999999999994">
            <text:p>3.750</text:p>
          </table:table-cell>
          <table:table-cell table:formula="of:=IF(   [.A761] &lt; [.$C$5];   &quot;Accel&quot;;   IF(     [.A761] &lt; [.$C$5] + [.$C$7];     &quot;Cruise&quot;;     IF(       [.A761] &lt; [.$C$8];       &quot;Decel&quot;;       &quot;Stop&quot;     )   ) )" office:value-type="string" office:string-value="Cruise">
            <text:p>Cruise</text:p>
          </table:table-cell>
          <table:table-cell table:formula="of:=IF(   [.B761]=&quot;Accel&quot;;   [.$C$1];   IF(     [.B761]=&quot;Cruise&quot;;     0;     IF([.B761]=&quot;Decel&quot;; -[.$C$1]; 0)   ) )" office:value-type="float" office:value="0">
            <text:p>0</text:p>
          </table:table-cell>
          <table:table-cell table:formula="of:=IF(   [.B761]=&quot;Stop&quot;;   0;   MAX(     0;     MIN(       [.$C$2];       [.D760] + [.C761] * [.$C$4]     )   ) )" office:value-type="float" office:value="9.75">
            <text:p>9.75</text:p>
          </table:table-cell>
          <table:table-cell table:formula="of:=IF(   [.B761]=&quot;Stop&quot;;   [.$C$3];   [.E760] + [.D761] * [.$C$4] )" office:value-type="float" office:value="35.6362499999993">
            <text:p>35.64</text:p>
          </table:table-cell>
          <table:table-cell table:number-columns-repeated="872"/>
        </table:table-row>
        <table:table-row table:style-name="ro3">
          <table:table-cell table:formula="of:=[.A761]+[.$C$4]" office:value-type="float" office:value="3.75499999999994">
            <text:p>3.755</text:p>
          </table:table-cell>
          <table:table-cell table:formula="of:=IF(   [.A762] &lt; [.$C$5];   &quot;Accel&quot;;   IF(     [.A762] &lt; [.$C$5] + [.$C$7];     &quot;Cruise&quot;;     IF(       [.A762] &lt; [.$C$8];       &quot;Decel&quot;;       &quot;Stop&quot;     )   ) )" office:value-type="string" office:string-value="Cruise">
            <text:p>Cruise</text:p>
          </table:table-cell>
          <table:table-cell table:formula="of:=IF(   [.B762]=&quot;Accel&quot;;   [.$C$1];   IF(     [.B762]=&quot;Cruise&quot;;     0;     IF([.B762]=&quot;Decel&quot;; -[.$C$1]; 0)   ) )" office:value-type="float" office:value="0">
            <text:p>0</text:p>
          </table:table-cell>
          <table:table-cell table:formula="of:=IF(   [.B762]=&quot;Stop&quot;;   0;   MAX(     0;     MIN(       [.$C$2];       [.D761] + [.C762] * [.$C$4]     )   ) )" office:value-type="float" office:value="9.75">
            <text:p>9.75</text:p>
          </table:table-cell>
          <table:table-cell table:formula="of:=IF(   [.B762]=&quot;Stop&quot;;   [.$C$3];   [.E761] + [.D762] * [.$C$4] )" office:value-type="float" office:value="35.6849999999993">
            <text:p>35.68</text:p>
          </table:table-cell>
          <table:table-cell table:number-columns-repeated="872"/>
        </table:table-row>
        <table:table-row table:style-name="ro3">
          <table:table-cell table:formula="of:=[.A762]+[.$C$4]" office:value-type="float" office:value="3.75999999999994">
            <text:p>3.760</text:p>
          </table:table-cell>
          <table:table-cell table:formula="of:=IF(   [.A763] &lt; [.$C$5];   &quot;Accel&quot;;   IF(     [.A763] &lt; [.$C$5] + [.$C$7];     &quot;Cruise&quot;;     IF(       [.A763] &lt; [.$C$8];       &quot;Decel&quot;;       &quot;Stop&quot;     )   ) )" office:value-type="string" office:string-value="Cruise">
            <text:p>Cruise</text:p>
          </table:table-cell>
          <table:table-cell table:formula="of:=IF(   [.B763]=&quot;Accel&quot;;   [.$C$1];   IF(     [.B763]=&quot;Cruise&quot;;     0;     IF([.B763]=&quot;Decel&quot;; -[.$C$1]; 0)   ) )" office:value-type="float" office:value="0">
            <text:p>0</text:p>
          </table:table-cell>
          <table:table-cell table:formula="of:=IF(   [.B763]=&quot;Stop&quot;;   0;   MAX(     0;     MIN(       [.$C$2];       [.D762] + [.C763] * [.$C$4]     )   ) )" office:value-type="float" office:value="9.75">
            <text:p>9.75</text:p>
          </table:table-cell>
          <table:table-cell table:formula="of:=IF(   [.B763]=&quot;Stop&quot;;   [.$C$3];   [.E762] + [.D763] * [.$C$4] )" office:value-type="float" office:value="35.7337499999993">
            <text:p>35.73</text:p>
          </table:table-cell>
          <table:table-cell table:number-columns-repeated="872"/>
        </table:table-row>
        <table:table-row table:style-name="ro3">
          <table:table-cell table:formula="of:=[.A763]+[.$C$4]" office:value-type="float" office:value="3.76499999999994">
            <text:p>3.765</text:p>
          </table:table-cell>
          <table:table-cell table:formula="of:=IF(   [.A764] &lt; [.$C$5];   &quot;Accel&quot;;   IF(     [.A764] &lt; [.$C$5] + [.$C$7];     &quot;Cruise&quot;;     IF(       [.A764] &lt; [.$C$8];       &quot;Decel&quot;;       &quot;Stop&quot;     )   ) )" office:value-type="string" office:string-value="Cruise">
            <text:p>Cruise</text:p>
          </table:table-cell>
          <table:table-cell table:formula="of:=IF(   [.B764]=&quot;Accel&quot;;   [.$C$1];   IF(     [.B764]=&quot;Cruise&quot;;     0;     IF([.B764]=&quot;Decel&quot;; -[.$C$1]; 0)   ) )" office:value-type="float" office:value="0">
            <text:p>0</text:p>
          </table:table-cell>
          <table:table-cell table:formula="of:=IF(   [.B764]=&quot;Stop&quot;;   0;   MAX(     0;     MIN(       [.$C$2];       [.D763] + [.C764] * [.$C$4]     )   ) )" office:value-type="float" office:value="9.75">
            <text:p>9.75</text:p>
          </table:table-cell>
          <table:table-cell table:formula="of:=IF(   [.B764]=&quot;Stop&quot;;   [.$C$3];   [.E763] + [.D764] * [.$C$4] )" office:value-type="float" office:value="35.7824999999993">
            <text:p>35.78</text:p>
          </table:table-cell>
          <table:table-cell table:number-columns-repeated="872"/>
        </table:table-row>
        <table:table-row table:style-name="ro3">
          <table:table-cell table:formula="of:=[.A764]+[.$C$4]" office:value-type="float" office:value="3.76999999999994">
            <text:p>3.770</text:p>
          </table:table-cell>
          <table:table-cell table:formula="of:=IF(   [.A765] &lt; [.$C$5];   &quot;Accel&quot;;   IF(     [.A765] &lt; [.$C$5] + [.$C$7];     &quot;Cruise&quot;;     IF(       [.A765] &lt; [.$C$8];       &quot;Decel&quot;;       &quot;Stop&quot;     )   ) )" office:value-type="string" office:string-value="Cruise">
            <text:p>Cruise</text:p>
          </table:table-cell>
          <table:table-cell table:formula="of:=IF(   [.B765]=&quot;Accel&quot;;   [.$C$1];   IF(     [.B765]=&quot;Cruise&quot;;     0;     IF([.B765]=&quot;Decel&quot;; -[.$C$1]; 0)   ) )" office:value-type="float" office:value="0">
            <text:p>0</text:p>
          </table:table-cell>
          <table:table-cell table:formula="of:=IF(   [.B765]=&quot;Stop&quot;;   0;   MAX(     0;     MIN(       [.$C$2];       [.D764] + [.C765] * [.$C$4]     )   ) )" office:value-type="float" office:value="9.75">
            <text:p>9.75</text:p>
          </table:table-cell>
          <table:table-cell table:formula="of:=IF(   [.B765]=&quot;Stop&quot;;   [.$C$3];   [.E764] + [.D765] * [.$C$4] )" office:value-type="float" office:value="35.8312499999993">
            <text:p>35.83</text:p>
          </table:table-cell>
          <table:table-cell table:number-columns-repeated="872"/>
        </table:table-row>
        <table:table-row table:style-name="ro3">
          <table:table-cell table:formula="of:=[.A765]+[.$C$4]" office:value-type="float" office:value="3.77499999999994">
            <text:p>3.775</text:p>
          </table:table-cell>
          <table:table-cell table:formula="of:=IF(   [.A766] &lt; [.$C$5];   &quot;Accel&quot;;   IF(     [.A766] &lt; [.$C$5] + [.$C$7];     &quot;Cruise&quot;;     IF(       [.A766] &lt; [.$C$8];       &quot;Decel&quot;;       &quot;Stop&quot;     )   ) )" office:value-type="string" office:string-value="Cruise">
            <text:p>Cruise</text:p>
          </table:table-cell>
          <table:table-cell table:formula="of:=IF(   [.B766]=&quot;Accel&quot;;   [.$C$1];   IF(     [.B766]=&quot;Cruise&quot;;     0;     IF([.B766]=&quot;Decel&quot;; -[.$C$1]; 0)   ) )" office:value-type="float" office:value="0">
            <text:p>0</text:p>
          </table:table-cell>
          <table:table-cell table:formula="of:=IF(   [.B766]=&quot;Stop&quot;;   0;   MAX(     0;     MIN(       [.$C$2];       [.D765] + [.C766] * [.$C$4]     )   ) )" office:value-type="float" office:value="9.75">
            <text:p>9.75</text:p>
          </table:table-cell>
          <table:table-cell table:formula="of:=IF(   [.B766]=&quot;Stop&quot;;   [.$C$3];   [.E765] + [.D766] * [.$C$4] )" office:value-type="float" office:value="35.8799999999993">
            <text:p>35.88</text:p>
          </table:table-cell>
          <table:table-cell table:number-columns-repeated="872"/>
        </table:table-row>
        <table:table-row table:style-name="ro3">
          <table:table-cell table:formula="of:=[.A766]+[.$C$4]" office:value-type="float" office:value="3.77999999999994">
            <text:p>3.780</text:p>
          </table:table-cell>
          <table:table-cell table:formula="of:=IF(   [.A767] &lt; [.$C$5];   &quot;Accel&quot;;   IF(     [.A767] &lt; [.$C$5] + [.$C$7];     &quot;Cruise&quot;;     IF(       [.A767] &lt; [.$C$8];       &quot;Decel&quot;;       &quot;Stop&quot;     )   ) )" office:value-type="string" office:string-value="Cruise">
            <text:p>Cruise</text:p>
          </table:table-cell>
          <table:table-cell table:formula="of:=IF(   [.B767]=&quot;Accel&quot;;   [.$C$1];   IF(     [.B767]=&quot;Cruise&quot;;     0;     IF([.B767]=&quot;Decel&quot;; -[.$C$1]; 0)   ) )" office:value-type="float" office:value="0">
            <text:p>0</text:p>
          </table:table-cell>
          <table:table-cell table:formula="of:=IF(   [.B767]=&quot;Stop&quot;;   0;   MAX(     0;     MIN(       [.$C$2];       [.D766] + [.C767] * [.$C$4]     )   ) )" office:value-type="float" office:value="9.75">
            <text:p>9.75</text:p>
          </table:table-cell>
          <table:table-cell table:formula="of:=IF(   [.B767]=&quot;Stop&quot;;   [.$C$3];   [.E766] + [.D767] * [.$C$4] )" office:value-type="float" office:value="35.9287499999993">
            <text:p>35.93</text:p>
          </table:table-cell>
          <table:table-cell table:number-columns-repeated="872"/>
        </table:table-row>
        <table:table-row table:style-name="ro3">
          <table:table-cell table:formula="of:=[.A767]+[.$C$4]" office:value-type="float" office:value="3.78499999999994">
            <text:p>3.785</text:p>
          </table:table-cell>
          <table:table-cell table:formula="of:=IF(   [.A768] &lt; [.$C$5];   &quot;Accel&quot;;   IF(     [.A768] &lt; [.$C$5] + [.$C$7];     &quot;Cruise&quot;;     IF(       [.A768] &lt; [.$C$8];       &quot;Decel&quot;;       &quot;Stop&quot;     )   ) )" office:value-type="string" office:string-value="Cruise">
            <text:p>Cruise</text:p>
          </table:table-cell>
          <table:table-cell table:formula="of:=IF(   [.B768]=&quot;Accel&quot;;   [.$C$1];   IF(     [.B768]=&quot;Cruise&quot;;     0;     IF([.B768]=&quot;Decel&quot;; -[.$C$1]; 0)   ) )" office:value-type="float" office:value="0">
            <text:p>0</text:p>
          </table:table-cell>
          <table:table-cell table:formula="of:=IF(   [.B768]=&quot;Stop&quot;;   0;   MAX(     0;     MIN(       [.$C$2];       [.D767] + [.C768] * [.$C$4]     )   ) )" office:value-type="float" office:value="9.75">
            <text:p>9.75</text:p>
          </table:table-cell>
          <table:table-cell table:formula="of:=IF(   [.B768]=&quot;Stop&quot;;   [.$C$3];   [.E767] + [.D768] * [.$C$4] )" office:value-type="float" office:value="35.9774999999993">
            <text:p>35.98</text:p>
          </table:table-cell>
          <table:table-cell table:number-columns-repeated="872"/>
        </table:table-row>
        <table:table-row table:style-name="ro3">
          <table:table-cell table:formula="of:=[.A768]+[.$C$4]" office:value-type="float" office:value="3.78999999999994">
            <text:p>3.790</text:p>
          </table:table-cell>
          <table:table-cell table:formula="of:=IF(   [.A769] &lt; [.$C$5];   &quot;Accel&quot;;   IF(     [.A769] &lt; [.$C$5] + [.$C$7];     &quot;Cruise&quot;;     IF(       [.A769] &lt; [.$C$8];       &quot;Decel&quot;;       &quot;Stop&quot;     )   ) )" office:value-type="string" office:string-value="Cruise">
            <text:p>Cruise</text:p>
          </table:table-cell>
          <table:table-cell table:formula="of:=IF(   [.B769]=&quot;Accel&quot;;   [.$C$1];   IF(     [.B769]=&quot;Cruise&quot;;     0;     IF([.B769]=&quot;Decel&quot;; -[.$C$1]; 0)   ) )" office:value-type="float" office:value="0">
            <text:p>0</text:p>
          </table:table-cell>
          <table:table-cell table:formula="of:=IF(   [.B769]=&quot;Stop&quot;;   0;   MAX(     0;     MIN(       [.$C$2];       [.D768] + [.C769] * [.$C$4]     )   ) )" office:value-type="float" office:value="9.75">
            <text:p>9.75</text:p>
          </table:table-cell>
          <table:table-cell table:formula="of:=IF(   [.B769]=&quot;Stop&quot;;   [.$C$3];   [.E768] + [.D769] * [.$C$4] )" office:value-type="float" office:value="36.0262499999993">
            <text:p>36.03</text:p>
          </table:table-cell>
          <table:table-cell table:number-columns-repeated="872"/>
        </table:table-row>
        <table:table-row table:style-name="ro3">
          <table:table-cell table:formula="of:=[.A769]+[.$C$4]" office:value-type="float" office:value="3.79499999999994">
            <text:p>3.795</text:p>
          </table:table-cell>
          <table:table-cell table:formula="of:=IF(   [.A770] &lt; [.$C$5];   &quot;Accel&quot;;   IF(     [.A770] &lt; [.$C$5] + [.$C$7];     &quot;Cruise&quot;;     IF(       [.A770] &lt; [.$C$8];       &quot;Decel&quot;;       &quot;Stop&quot;     )   ) )" office:value-type="string" office:string-value="Cruise">
            <text:p>Cruise</text:p>
          </table:table-cell>
          <table:table-cell table:formula="of:=IF(   [.B770]=&quot;Accel&quot;;   [.$C$1];   IF(     [.B770]=&quot;Cruise&quot;;     0;     IF([.B770]=&quot;Decel&quot;; -[.$C$1]; 0)   ) )" office:value-type="float" office:value="0">
            <text:p>0</text:p>
          </table:table-cell>
          <table:table-cell table:formula="of:=IF(   [.B770]=&quot;Stop&quot;;   0;   MAX(     0;     MIN(       [.$C$2];       [.D769] + [.C770] * [.$C$4]     )   ) )" office:value-type="float" office:value="9.75">
            <text:p>9.75</text:p>
          </table:table-cell>
          <table:table-cell table:formula="of:=IF(   [.B770]=&quot;Stop&quot;;   [.$C$3];   [.E769] + [.D770] * [.$C$4] )" office:value-type="float" office:value="36.0749999999993">
            <text:p>36.07</text:p>
          </table:table-cell>
          <table:table-cell table:number-columns-repeated="872"/>
        </table:table-row>
        <table:table-row table:style-name="ro3">
          <table:table-cell table:formula="of:=[.A770]+[.$C$4]" office:value-type="float" office:value="3.79999999999994">
            <text:p>3.800</text:p>
          </table:table-cell>
          <table:table-cell table:formula="of:=IF(   [.A771] &lt; [.$C$5];   &quot;Accel&quot;;   IF(     [.A771] &lt; [.$C$5] + [.$C$7];     &quot;Cruise&quot;;     IF(       [.A771] &lt; [.$C$8];       &quot;Decel&quot;;       &quot;Stop&quot;     )   ) )" office:value-type="string" office:string-value="Cruise">
            <text:p>Cruise</text:p>
          </table:table-cell>
          <table:table-cell table:formula="of:=IF(   [.B771]=&quot;Accel&quot;;   [.$C$1];   IF(     [.B771]=&quot;Cruise&quot;;     0;     IF([.B771]=&quot;Decel&quot;; -[.$C$1]; 0)   ) )" office:value-type="float" office:value="0">
            <text:p>0</text:p>
          </table:table-cell>
          <table:table-cell table:formula="of:=IF(   [.B771]=&quot;Stop&quot;;   0;   MAX(     0;     MIN(       [.$C$2];       [.D770] + [.C771] * [.$C$4]     )   ) )" office:value-type="float" office:value="9.75">
            <text:p>9.75</text:p>
          </table:table-cell>
          <table:table-cell table:formula="of:=IF(   [.B771]=&quot;Stop&quot;;   [.$C$3];   [.E770] + [.D771] * [.$C$4] )" office:value-type="float" office:value="36.1237499999993">
            <text:p>36.12</text:p>
          </table:table-cell>
          <table:table-cell table:number-columns-repeated="872"/>
        </table:table-row>
        <table:table-row table:style-name="ro3">
          <table:table-cell table:formula="of:=[.A771]+[.$C$4]" office:value-type="float" office:value="3.80499999999994">
            <text:p>3.805</text:p>
          </table:table-cell>
          <table:table-cell table:formula="of:=IF(   [.A772] &lt; [.$C$5];   &quot;Accel&quot;;   IF(     [.A772] &lt; [.$C$5] + [.$C$7];     &quot;Cruise&quot;;     IF(       [.A772] &lt; [.$C$8];       &quot;Decel&quot;;       &quot;Stop&quot;     )   ) )" office:value-type="string" office:string-value="Cruise">
            <text:p>Cruise</text:p>
          </table:table-cell>
          <table:table-cell table:formula="of:=IF(   [.B772]=&quot;Accel&quot;;   [.$C$1];   IF(     [.B772]=&quot;Cruise&quot;;     0;     IF([.B772]=&quot;Decel&quot;; -[.$C$1]; 0)   ) )" office:value-type="float" office:value="0">
            <text:p>0</text:p>
          </table:table-cell>
          <table:table-cell table:formula="of:=IF(   [.B772]=&quot;Stop&quot;;   0;   MAX(     0;     MIN(       [.$C$2];       [.D771] + [.C772] * [.$C$4]     )   ) )" office:value-type="float" office:value="9.75">
            <text:p>9.75</text:p>
          </table:table-cell>
          <table:table-cell table:formula="of:=IF(   [.B772]=&quot;Stop&quot;;   [.$C$3];   [.E771] + [.D772] * [.$C$4] )" office:value-type="float" office:value="36.1724999999993">
            <text:p>36.17</text:p>
          </table:table-cell>
          <table:table-cell table:number-columns-repeated="872"/>
        </table:table-row>
        <table:table-row table:style-name="ro3">
          <table:table-cell table:formula="of:=[.A772]+[.$C$4]" office:value-type="float" office:value="3.80999999999994">
            <text:p>3.810</text:p>
          </table:table-cell>
          <table:table-cell table:formula="of:=IF(   [.A773] &lt; [.$C$5];   &quot;Accel&quot;;   IF(     [.A773] &lt; [.$C$5] + [.$C$7];     &quot;Cruise&quot;;     IF(       [.A773] &lt; [.$C$8];       &quot;Decel&quot;;       &quot;Stop&quot;     )   ) )" office:value-type="string" office:string-value="Cruise">
            <text:p>Cruise</text:p>
          </table:table-cell>
          <table:table-cell table:formula="of:=IF(   [.B773]=&quot;Accel&quot;;   [.$C$1];   IF(     [.B773]=&quot;Cruise&quot;;     0;     IF([.B773]=&quot;Decel&quot;; -[.$C$1]; 0)   ) )" office:value-type="float" office:value="0">
            <text:p>0</text:p>
          </table:table-cell>
          <table:table-cell table:formula="of:=IF(   [.B773]=&quot;Stop&quot;;   0;   MAX(     0;     MIN(       [.$C$2];       [.D772] + [.C773] * [.$C$4]     )   ) )" office:value-type="float" office:value="9.75">
            <text:p>9.75</text:p>
          </table:table-cell>
          <table:table-cell table:formula="of:=IF(   [.B773]=&quot;Stop&quot;;   [.$C$3];   [.E772] + [.D773] * [.$C$4] )" office:value-type="float" office:value="36.2212499999993">
            <text:p>36.22</text:p>
          </table:table-cell>
          <table:table-cell table:number-columns-repeated="872"/>
        </table:table-row>
        <table:table-row table:style-name="ro3">
          <table:table-cell table:formula="of:=[.A773]+[.$C$4]" office:value-type="float" office:value="3.81499999999994">
            <text:p>3.815</text:p>
          </table:table-cell>
          <table:table-cell table:formula="of:=IF(   [.A774] &lt; [.$C$5];   &quot;Accel&quot;;   IF(     [.A774] &lt; [.$C$5] + [.$C$7];     &quot;Cruise&quot;;     IF(       [.A774] &lt; [.$C$8];       &quot;Decel&quot;;       &quot;Stop&quot;     )   ) )" office:value-type="string" office:string-value="Cruise">
            <text:p>Cruise</text:p>
          </table:table-cell>
          <table:table-cell table:formula="of:=IF(   [.B774]=&quot;Accel&quot;;   [.$C$1];   IF(     [.B774]=&quot;Cruise&quot;;     0;     IF([.B774]=&quot;Decel&quot;; -[.$C$1]; 0)   ) )" office:value-type="float" office:value="0">
            <text:p>0</text:p>
          </table:table-cell>
          <table:table-cell table:formula="of:=IF(   [.B774]=&quot;Stop&quot;;   0;   MAX(     0;     MIN(       [.$C$2];       [.D773] + [.C774] * [.$C$4]     )   ) )" office:value-type="float" office:value="9.75">
            <text:p>9.75</text:p>
          </table:table-cell>
          <table:table-cell table:formula="of:=IF(   [.B774]=&quot;Stop&quot;;   [.$C$3];   [.E773] + [.D774] * [.$C$4] )" office:value-type="float" office:value="36.2699999999993">
            <text:p>36.27</text:p>
          </table:table-cell>
          <table:table-cell table:number-columns-repeated="872"/>
        </table:table-row>
        <table:table-row table:style-name="ro3">
          <table:table-cell table:formula="of:=[.A774]+[.$C$4]" office:value-type="float" office:value="3.81999999999994">
            <text:p>3.820</text:p>
          </table:table-cell>
          <table:table-cell table:formula="of:=IF(   [.A775] &lt; [.$C$5];   &quot;Accel&quot;;   IF(     [.A775] &lt; [.$C$5] + [.$C$7];     &quot;Cruise&quot;;     IF(       [.A775] &lt; [.$C$8];       &quot;Decel&quot;;       &quot;Stop&quot;     )   ) )" office:value-type="string" office:string-value="Cruise">
            <text:p>Cruise</text:p>
          </table:table-cell>
          <table:table-cell table:formula="of:=IF(   [.B775]=&quot;Accel&quot;;   [.$C$1];   IF(     [.B775]=&quot;Cruise&quot;;     0;     IF([.B775]=&quot;Decel&quot;; -[.$C$1]; 0)   ) )" office:value-type="float" office:value="0">
            <text:p>0</text:p>
          </table:table-cell>
          <table:table-cell table:formula="of:=IF(   [.B775]=&quot;Stop&quot;;   0;   MAX(     0;     MIN(       [.$C$2];       [.D774] + [.C775] * [.$C$4]     )   ) )" office:value-type="float" office:value="9.75">
            <text:p>9.75</text:p>
          </table:table-cell>
          <table:table-cell table:formula="of:=IF(   [.B775]=&quot;Stop&quot;;   [.$C$3];   [.E774] + [.D775] * [.$C$4] )" office:value-type="float" office:value="36.3187499999993">
            <text:p>36.32</text:p>
          </table:table-cell>
          <table:table-cell table:number-columns-repeated="872"/>
        </table:table-row>
        <table:table-row table:style-name="ro3">
          <table:table-cell table:formula="of:=[.A775]+[.$C$4]" office:value-type="float" office:value="3.82499999999994">
            <text:p>3.825</text:p>
          </table:table-cell>
          <table:table-cell table:formula="of:=IF(   [.A776] &lt; [.$C$5];   &quot;Accel&quot;;   IF(     [.A776] &lt; [.$C$5] + [.$C$7];     &quot;Cruise&quot;;     IF(       [.A776] &lt; [.$C$8];       &quot;Decel&quot;;       &quot;Stop&quot;     )   ) )" office:value-type="string" office:string-value="Cruise">
            <text:p>Cruise</text:p>
          </table:table-cell>
          <table:table-cell table:formula="of:=IF(   [.B776]=&quot;Accel&quot;;   [.$C$1];   IF(     [.B776]=&quot;Cruise&quot;;     0;     IF([.B776]=&quot;Decel&quot;; -[.$C$1]; 0)   ) )" office:value-type="float" office:value="0">
            <text:p>0</text:p>
          </table:table-cell>
          <table:table-cell table:formula="of:=IF(   [.B776]=&quot;Stop&quot;;   0;   MAX(     0;     MIN(       [.$C$2];       [.D775] + [.C776] * [.$C$4]     )   ) )" office:value-type="float" office:value="9.75">
            <text:p>9.75</text:p>
          </table:table-cell>
          <table:table-cell table:formula="of:=IF(   [.B776]=&quot;Stop&quot;;   [.$C$3];   [.E775] + [.D776] * [.$C$4] )" office:value-type="float" office:value="36.3674999999993">
            <text:p>36.37</text:p>
          </table:table-cell>
          <table:table-cell table:number-columns-repeated="872"/>
        </table:table-row>
        <table:table-row table:style-name="ro3">
          <table:table-cell table:formula="of:=[.A776]+[.$C$4]" office:value-type="float" office:value="3.82999999999994">
            <text:p>3.830</text:p>
          </table:table-cell>
          <table:table-cell table:formula="of:=IF(   [.A777] &lt; [.$C$5];   &quot;Accel&quot;;   IF(     [.A777] &lt; [.$C$5] + [.$C$7];     &quot;Cruise&quot;;     IF(       [.A777] &lt; [.$C$8];       &quot;Decel&quot;;       &quot;Stop&quot;     )   ) )" office:value-type="string" office:string-value="Cruise">
            <text:p>Cruise</text:p>
          </table:table-cell>
          <table:table-cell table:formula="of:=IF(   [.B777]=&quot;Accel&quot;;   [.$C$1];   IF(     [.B777]=&quot;Cruise&quot;;     0;     IF([.B777]=&quot;Decel&quot;; -[.$C$1]; 0)   ) )" office:value-type="float" office:value="0">
            <text:p>0</text:p>
          </table:table-cell>
          <table:table-cell table:formula="of:=IF(   [.B777]=&quot;Stop&quot;;   0;   MAX(     0;     MIN(       [.$C$2];       [.D776] + [.C777] * [.$C$4]     )   ) )" office:value-type="float" office:value="9.75">
            <text:p>9.75</text:p>
          </table:table-cell>
          <table:table-cell table:formula="of:=IF(   [.B777]=&quot;Stop&quot;;   [.$C$3];   [.E776] + [.D777] * [.$C$4] )" office:value-type="float" office:value="36.4162499999993">
            <text:p>36.42</text:p>
          </table:table-cell>
          <table:table-cell table:number-columns-repeated="872"/>
        </table:table-row>
        <table:table-row table:style-name="ro3">
          <table:table-cell table:formula="of:=[.A777]+[.$C$4]" office:value-type="float" office:value="3.83499999999994">
            <text:p>3.835</text:p>
          </table:table-cell>
          <table:table-cell table:formula="of:=IF(   [.A778] &lt; [.$C$5];   &quot;Accel&quot;;   IF(     [.A778] &lt; [.$C$5] + [.$C$7];     &quot;Cruise&quot;;     IF(       [.A778] &lt; [.$C$8];       &quot;Decel&quot;;       &quot;Stop&quot;     )   ) )" office:value-type="string" office:string-value="Cruise">
            <text:p>Cruise</text:p>
          </table:table-cell>
          <table:table-cell table:formula="of:=IF(   [.B778]=&quot;Accel&quot;;   [.$C$1];   IF(     [.B778]=&quot;Cruise&quot;;     0;     IF([.B778]=&quot;Decel&quot;; -[.$C$1]; 0)   ) )" office:value-type="float" office:value="0">
            <text:p>0</text:p>
          </table:table-cell>
          <table:table-cell table:formula="of:=IF(   [.B778]=&quot;Stop&quot;;   0;   MAX(     0;     MIN(       [.$C$2];       [.D777] + [.C778] * [.$C$4]     )   ) )" office:value-type="float" office:value="9.75">
            <text:p>9.75</text:p>
          </table:table-cell>
          <table:table-cell table:formula="of:=IF(   [.B778]=&quot;Stop&quot;;   [.$C$3];   [.E777] + [.D778] * [.$C$4] )" office:value-type="float" office:value="36.4649999999993">
            <text:p>36.46</text:p>
          </table:table-cell>
          <table:table-cell table:number-columns-repeated="872"/>
        </table:table-row>
        <table:table-row table:style-name="ro3">
          <table:table-cell table:formula="of:=[.A778]+[.$C$4]" office:value-type="float" office:value="3.83999999999994">
            <text:p>3.840</text:p>
          </table:table-cell>
          <table:table-cell table:formula="of:=IF(   [.A779] &lt; [.$C$5];   &quot;Accel&quot;;   IF(     [.A779] &lt; [.$C$5] + [.$C$7];     &quot;Cruise&quot;;     IF(       [.A779] &lt; [.$C$8];       &quot;Decel&quot;;       &quot;Stop&quot;     )   ) )" office:value-type="string" office:string-value="Cruise">
            <text:p>Cruise</text:p>
          </table:table-cell>
          <table:table-cell table:formula="of:=IF(   [.B779]=&quot;Accel&quot;;   [.$C$1];   IF(     [.B779]=&quot;Cruise&quot;;     0;     IF([.B779]=&quot;Decel&quot;; -[.$C$1]; 0)   ) )" office:value-type="float" office:value="0">
            <text:p>0</text:p>
          </table:table-cell>
          <table:table-cell table:formula="of:=IF(   [.B779]=&quot;Stop&quot;;   0;   MAX(     0;     MIN(       [.$C$2];       [.D778] + [.C779] * [.$C$4]     )   ) )" office:value-type="float" office:value="9.75">
            <text:p>9.75</text:p>
          </table:table-cell>
          <table:table-cell table:formula="of:=IF(   [.B779]=&quot;Stop&quot;;   [.$C$3];   [.E778] + [.D779] * [.$C$4] )" office:value-type="float" office:value="36.5137499999993">
            <text:p>36.51</text:p>
          </table:table-cell>
          <table:table-cell table:number-columns-repeated="872"/>
        </table:table-row>
        <table:table-row table:style-name="ro3">
          <table:table-cell table:formula="of:=[.A779]+[.$C$4]" office:value-type="float" office:value="3.84499999999994">
            <text:p>3.845</text:p>
          </table:table-cell>
          <table:table-cell table:formula="of:=IF(   [.A780] &lt; [.$C$5];   &quot;Accel&quot;;   IF(     [.A780] &lt; [.$C$5] + [.$C$7];     &quot;Cruise&quot;;     IF(       [.A780] &lt; [.$C$8];       &quot;Decel&quot;;       &quot;Stop&quot;     )   ) )" office:value-type="string" office:string-value="Cruise">
            <text:p>Cruise</text:p>
          </table:table-cell>
          <table:table-cell table:formula="of:=IF(   [.B780]=&quot;Accel&quot;;   [.$C$1];   IF(     [.B780]=&quot;Cruise&quot;;     0;     IF([.B780]=&quot;Decel&quot;; -[.$C$1]; 0)   ) )" office:value-type="float" office:value="0">
            <text:p>0</text:p>
          </table:table-cell>
          <table:table-cell table:formula="of:=IF(   [.B780]=&quot;Stop&quot;;   0;   MAX(     0;     MIN(       [.$C$2];       [.D779] + [.C780] * [.$C$4]     )   ) )" office:value-type="float" office:value="9.75">
            <text:p>9.75</text:p>
          </table:table-cell>
          <table:table-cell table:formula="of:=IF(   [.B780]=&quot;Stop&quot;;   [.$C$3];   [.E779] + [.D780] * [.$C$4] )" office:value-type="float" office:value="36.5624999999993">
            <text:p>36.56</text:p>
          </table:table-cell>
          <table:table-cell table:number-columns-repeated="872"/>
        </table:table-row>
        <table:table-row table:style-name="ro3">
          <table:table-cell table:formula="of:=[.A780]+[.$C$4]" office:value-type="float" office:value="3.84999999999994">
            <text:p>3.850</text:p>
          </table:table-cell>
          <table:table-cell table:formula="of:=IF(   [.A781] &lt; [.$C$5];   &quot;Accel&quot;;   IF(     [.A781] &lt; [.$C$5] + [.$C$7];     &quot;Cruise&quot;;     IF(       [.A781] &lt; [.$C$8];       &quot;Decel&quot;;       &quot;Stop&quot;     )   ) )" office:value-type="string" office:string-value="Cruise">
            <text:p>Cruise</text:p>
          </table:table-cell>
          <table:table-cell table:formula="of:=IF(   [.B781]=&quot;Accel&quot;;   [.$C$1];   IF(     [.B781]=&quot;Cruise&quot;;     0;     IF([.B781]=&quot;Decel&quot;; -[.$C$1]; 0)   ) )" office:value-type="float" office:value="0">
            <text:p>0</text:p>
          </table:table-cell>
          <table:table-cell table:formula="of:=IF(   [.B781]=&quot;Stop&quot;;   0;   MAX(     0;     MIN(       [.$C$2];       [.D780] + [.C781] * [.$C$4]     )   ) )" office:value-type="float" office:value="9.75">
            <text:p>9.75</text:p>
          </table:table-cell>
          <table:table-cell table:formula="of:=IF(   [.B781]=&quot;Stop&quot;;   [.$C$3];   [.E780] + [.D781] * [.$C$4] )" office:value-type="float" office:value="36.6112499999993">
            <text:p>36.61</text:p>
          </table:table-cell>
          <table:table-cell table:number-columns-repeated="872"/>
        </table:table-row>
        <table:table-row table:style-name="ro3">
          <table:table-cell table:formula="of:=[.A781]+[.$C$4]" office:value-type="float" office:value="3.85499999999994">
            <text:p>3.855</text:p>
          </table:table-cell>
          <table:table-cell table:formula="of:=IF(   [.A782] &lt; [.$C$5];   &quot;Accel&quot;;   IF(     [.A782] &lt; [.$C$5] + [.$C$7];     &quot;Cruise&quot;;     IF(       [.A782] &lt; [.$C$8];       &quot;Decel&quot;;       &quot;Stop&quot;     )   ) )" office:value-type="string" office:string-value="Cruise">
            <text:p>Cruise</text:p>
          </table:table-cell>
          <table:table-cell table:formula="of:=IF(   [.B782]=&quot;Accel&quot;;   [.$C$1];   IF(     [.B782]=&quot;Cruise&quot;;     0;     IF([.B782]=&quot;Decel&quot;; -[.$C$1]; 0)   ) )" office:value-type="float" office:value="0">
            <text:p>0</text:p>
          </table:table-cell>
          <table:table-cell table:formula="of:=IF(   [.B782]=&quot;Stop&quot;;   0;   MAX(     0;     MIN(       [.$C$2];       [.D781] + [.C782] * [.$C$4]     )   ) )" office:value-type="float" office:value="9.75">
            <text:p>9.75</text:p>
          </table:table-cell>
          <table:table-cell table:formula="of:=IF(   [.B782]=&quot;Stop&quot;;   [.$C$3];   [.E781] + [.D782] * [.$C$4] )" office:value-type="float" office:value="36.6599999999993">
            <text:p>36.66</text:p>
          </table:table-cell>
          <table:table-cell table:number-columns-repeated="872"/>
        </table:table-row>
        <table:table-row table:style-name="ro3">
          <table:table-cell table:formula="of:=[.A782]+[.$C$4]" office:value-type="float" office:value="3.85999999999994">
            <text:p>3.860</text:p>
          </table:table-cell>
          <table:table-cell table:formula="of:=IF(   [.A783] &lt; [.$C$5];   &quot;Accel&quot;;   IF(     [.A783] &lt; [.$C$5] + [.$C$7];     &quot;Cruise&quot;;     IF(       [.A783] &lt; [.$C$8];       &quot;Decel&quot;;       &quot;Stop&quot;     )   ) )" office:value-type="string" office:string-value="Cruise">
            <text:p>Cruise</text:p>
          </table:table-cell>
          <table:table-cell table:formula="of:=IF(   [.B783]=&quot;Accel&quot;;   [.$C$1];   IF(     [.B783]=&quot;Cruise&quot;;     0;     IF([.B783]=&quot;Decel&quot;; -[.$C$1]; 0)   ) )" office:value-type="float" office:value="0">
            <text:p>0</text:p>
          </table:table-cell>
          <table:table-cell table:formula="of:=IF(   [.B783]=&quot;Stop&quot;;   0;   MAX(     0;     MIN(       [.$C$2];       [.D782] + [.C783] * [.$C$4]     )   ) )" office:value-type="float" office:value="9.75">
            <text:p>9.75</text:p>
          </table:table-cell>
          <table:table-cell table:formula="of:=IF(   [.B783]=&quot;Stop&quot;;   [.$C$3];   [.E782] + [.D783] * [.$C$4] )" office:value-type="float" office:value="36.7087499999993">
            <text:p>36.71</text:p>
          </table:table-cell>
          <table:table-cell table:number-columns-repeated="872"/>
        </table:table-row>
        <table:table-row table:style-name="ro3">
          <table:table-cell table:formula="of:=[.A783]+[.$C$4]" office:value-type="float" office:value="3.86499999999994">
            <text:p>3.865</text:p>
          </table:table-cell>
          <table:table-cell table:formula="of:=IF(   [.A784] &lt; [.$C$5];   &quot;Accel&quot;;   IF(     [.A784] &lt; [.$C$5] + [.$C$7];     &quot;Cruise&quot;;     IF(       [.A784] &lt; [.$C$8];       &quot;Decel&quot;;       &quot;Stop&quot;     )   ) )" office:value-type="string" office:string-value="Cruise">
            <text:p>Cruise</text:p>
          </table:table-cell>
          <table:table-cell table:formula="of:=IF(   [.B784]=&quot;Accel&quot;;   [.$C$1];   IF(     [.B784]=&quot;Cruise&quot;;     0;     IF([.B784]=&quot;Decel&quot;; -[.$C$1]; 0)   ) )" office:value-type="float" office:value="0">
            <text:p>0</text:p>
          </table:table-cell>
          <table:table-cell table:formula="of:=IF(   [.B784]=&quot;Stop&quot;;   0;   MAX(     0;     MIN(       [.$C$2];       [.D783] + [.C784] * [.$C$4]     )   ) )" office:value-type="float" office:value="9.75">
            <text:p>9.75</text:p>
          </table:table-cell>
          <table:table-cell table:formula="of:=IF(   [.B784]=&quot;Stop&quot;;   [.$C$3];   [.E783] + [.D784] * [.$C$4] )" office:value-type="float" office:value="36.7574999999993">
            <text:p>36.76</text:p>
          </table:table-cell>
          <table:table-cell table:number-columns-repeated="872"/>
        </table:table-row>
        <table:table-row table:style-name="ro3">
          <table:table-cell table:formula="of:=[.A784]+[.$C$4]" office:value-type="float" office:value="3.86999999999994">
            <text:p>3.870</text:p>
          </table:table-cell>
          <table:table-cell table:formula="of:=IF(   [.A785] &lt; [.$C$5];   &quot;Accel&quot;;   IF(     [.A785] &lt; [.$C$5] + [.$C$7];     &quot;Cruise&quot;;     IF(       [.A785] &lt; [.$C$8];       &quot;Decel&quot;;       &quot;Stop&quot;     )   ) )" office:value-type="string" office:string-value="Cruise">
            <text:p>Cruise</text:p>
          </table:table-cell>
          <table:table-cell table:formula="of:=IF(   [.B785]=&quot;Accel&quot;;   [.$C$1];   IF(     [.B785]=&quot;Cruise&quot;;     0;     IF([.B785]=&quot;Decel&quot;; -[.$C$1]; 0)   ) )" office:value-type="float" office:value="0">
            <text:p>0</text:p>
          </table:table-cell>
          <table:table-cell table:formula="of:=IF(   [.B785]=&quot;Stop&quot;;   0;   MAX(     0;     MIN(       [.$C$2];       [.D784] + [.C785] * [.$C$4]     )   ) )" office:value-type="float" office:value="9.75">
            <text:p>9.75</text:p>
          </table:table-cell>
          <table:table-cell table:formula="of:=IF(   [.B785]=&quot;Stop&quot;;   [.$C$3];   [.E784] + [.D785] * [.$C$4] )" office:value-type="float" office:value="36.8062499999993">
            <text:p>36.81</text:p>
          </table:table-cell>
          <table:table-cell table:number-columns-repeated="872"/>
        </table:table-row>
        <table:table-row table:style-name="ro3">
          <table:table-cell table:formula="of:=[.A785]+[.$C$4]" office:value-type="float" office:value="3.87499999999994">
            <text:p>3.875</text:p>
          </table:table-cell>
          <table:table-cell table:formula="of:=IF(   [.A786] &lt; [.$C$5];   &quot;Accel&quot;;   IF(     [.A786] &lt; [.$C$5] + [.$C$7];     &quot;Cruise&quot;;     IF(       [.A786] &lt; [.$C$8];       &quot;Decel&quot;;       &quot;Stop&quot;     )   ) )" office:value-type="string" office:string-value="Cruise">
            <text:p>Cruise</text:p>
          </table:table-cell>
          <table:table-cell table:formula="of:=IF(   [.B786]=&quot;Accel&quot;;   [.$C$1];   IF(     [.B786]=&quot;Cruise&quot;;     0;     IF([.B786]=&quot;Decel&quot;; -[.$C$1]; 0)   ) )" office:value-type="float" office:value="0">
            <text:p>0</text:p>
          </table:table-cell>
          <table:table-cell table:formula="of:=IF(   [.B786]=&quot;Stop&quot;;   0;   MAX(     0;     MIN(       [.$C$2];       [.D785] + [.C786] * [.$C$4]     )   ) )" office:value-type="float" office:value="9.75">
            <text:p>9.75</text:p>
          </table:table-cell>
          <table:table-cell table:formula="of:=IF(   [.B786]=&quot;Stop&quot;;   [.$C$3];   [.E785] + [.D786] * [.$C$4] )" office:value-type="float" office:value="36.8549999999993">
            <text:p>36.85</text:p>
          </table:table-cell>
          <table:table-cell table:number-columns-repeated="872"/>
        </table:table-row>
        <table:table-row table:style-name="ro3">
          <table:table-cell table:formula="of:=[.A786]+[.$C$4]" office:value-type="float" office:value="3.87999999999994">
            <text:p>3.880</text:p>
          </table:table-cell>
          <table:table-cell table:formula="of:=IF(   [.A787] &lt; [.$C$5];   &quot;Accel&quot;;   IF(     [.A787] &lt; [.$C$5] + [.$C$7];     &quot;Cruise&quot;;     IF(       [.A787] &lt; [.$C$8];       &quot;Decel&quot;;       &quot;Stop&quot;     )   ) )" office:value-type="string" office:string-value="Cruise">
            <text:p>Cruise</text:p>
          </table:table-cell>
          <table:table-cell table:formula="of:=IF(   [.B787]=&quot;Accel&quot;;   [.$C$1];   IF(     [.B787]=&quot;Cruise&quot;;     0;     IF([.B787]=&quot;Decel&quot;; -[.$C$1]; 0)   ) )" office:value-type="float" office:value="0">
            <text:p>0</text:p>
          </table:table-cell>
          <table:table-cell table:formula="of:=IF(   [.B787]=&quot;Stop&quot;;   0;   MAX(     0;     MIN(       [.$C$2];       [.D786] + [.C787] * [.$C$4]     )   ) )" office:value-type="float" office:value="9.75">
            <text:p>9.75</text:p>
          </table:table-cell>
          <table:table-cell table:formula="of:=IF(   [.B787]=&quot;Stop&quot;;   [.$C$3];   [.E786] + [.D787] * [.$C$4] )" office:value-type="float" office:value="36.9037499999993">
            <text:p>36.90</text:p>
          </table:table-cell>
          <table:table-cell table:number-columns-repeated="872"/>
        </table:table-row>
        <table:table-row table:style-name="ro3">
          <table:table-cell table:formula="of:=[.A787]+[.$C$4]" office:value-type="float" office:value="3.88499999999994">
            <text:p>3.885</text:p>
          </table:table-cell>
          <table:table-cell table:formula="of:=IF(   [.A788] &lt; [.$C$5];   &quot;Accel&quot;;   IF(     [.A788] &lt; [.$C$5] + [.$C$7];     &quot;Cruise&quot;;     IF(       [.A788] &lt; [.$C$8];       &quot;Decel&quot;;       &quot;Stop&quot;     )   ) )" office:value-type="string" office:string-value="Cruise">
            <text:p>Cruise</text:p>
          </table:table-cell>
          <table:table-cell table:formula="of:=IF(   [.B788]=&quot;Accel&quot;;   [.$C$1];   IF(     [.B788]=&quot;Cruise&quot;;     0;     IF([.B788]=&quot;Decel&quot;; -[.$C$1]; 0)   ) )" office:value-type="float" office:value="0">
            <text:p>0</text:p>
          </table:table-cell>
          <table:table-cell table:formula="of:=IF(   [.B788]=&quot;Stop&quot;;   0;   MAX(     0;     MIN(       [.$C$2];       [.D787] + [.C788] * [.$C$4]     )   ) )" office:value-type="float" office:value="9.75">
            <text:p>9.75</text:p>
          </table:table-cell>
          <table:table-cell table:formula="of:=IF(   [.B788]=&quot;Stop&quot;;   [.$C$3];   [.E787] + [.D788] * [.$C$4] )" office:value-type="float" office:value="36.9524999999993">
            <text:p>36.95</text:p>
          </table:table-cell>
          <table:table-cell table:number-columns-repeated="872"/>
        </table:table-row>
        <table:table-row table:style-name="ro3">
          <table:table-cell table:formula="of:=[.A788]+[.$C$4]" office:value-type="float" office:value="3.88999999999994">
            <text:p>3.890</text:p>
          </table:table-cell>
          <table:table-cell table:formula="of:=IF(   [.A789] &lt; [.$C$5];   &quot;Accel&quot;;   IF(     [.A789] &lt; [.$C$5] + [.$C$7];     &quot;Cruise&quot;;     IF(       [.A789] &lt; [.$C$8];       &quot;Decel&quot;;       &quot;Stop&quot;     )   ) )" office:value-type="string" office:string-value="Cruise">
            <text:p>Cruise</text:p>
          </table:table-cell>
          <table:table-cell table:formula="of:=IF(   [.B789]=&quot;Accel&quot;;   [.$C$1];   IF(     [.B789]=&quot;Cruise&quot;;     0;     IF([.B789]=&quot;Decel&quot;; -[.$C$1]; 0)   ) )" office:value-type="float" office:value="0">
            <text:p>0</text:p>
          </table:table-cell>
          <table:table-cell table:formula="of:=IF(   [.B789]=&quot;Stop&quot;;   0;   MAX(     0;     MIN(       [.$C$2];       [.D788] + [.C789] * [.$C$4]     )   ) )" office:value-type="float" office:value="9.75">
            <text:p>9.75</text:p>
          </table:table-cell>
          <table:table-cell table:formula="of:=IF(   [.B789]=&quot;Stop&quot;;   [.$C$3];   [.E788] + [.D789] * [.$C$4] )" office:value-type="float" office:value="37.0012499999993">
            <text:p>37.00</text:p>
          </table:table-cell>
          <table:table-cell table:number-columns-repeated="872"/>
        </table:table-row>
        <table:table-row table:style-name="ro3">
          <table:table-cell table:formula="of:=[.A789]+[.$C$4]" office:value-type="float" office:value="3.89499999999994">
            <text:p>3.895</text:p>
          </table:table-cell>
          <table:table-cell table:formula="of:=IF(   [.A790] &lt; [.$C$5];   &quot;Accel&quot;;   IF(     [.A790] &lt; [.$C$5] + [.$C$7];     &quot;Cruise&quot;;     IF(       [.A790] &lt; [.$C$8];       &quot;Decel&quot;;       &quot;Stop&quot;     )   ) )" office:value-type="string" office:string-value="Cruise">
            <text:p>Cruise</text:p>
          </table:table-cell>
          <table:table-cell table:formula="of:=IF(   [.B790]=&quot;Accel&quot;;   [.$C$1];   IF(     [.B790]=&quot;Cruise&quot;;     0;     IF([.B790]=&quot;Decel&quot;; -[.$C$1]; 0)   ) )" office:value-type="float" office:value="0">
            <text:p>0</text:p>
          </table:table-cell>
          <table:table-cell table:formula="of:=IF(   [.B790]=&quot;Stop&quot;;   0;   MAX(     0;     MIN(       [.$C$2];       [.D789] + [.C790] * [.$C$4]     )   ) )" office:value-type="float" office:value="9.75">
            <text:p>9.75</text:p>
          </table:table-cell>
          <table:table-cell table:formula="of:=IF(   [.B790]=&quot;Stop&quot;;   [.$C$3];   [.E789] + [.D790] * [.$C$4] )" office:value-type="float" office:value="37.0499999999993">
            <text:p>37.05</text:p>
          </table:table-cell>
          <table:table-cell table:number-columns-repeated="872"/>
        </table:table-row>
        <table:table-row table:style-name="ro3">
          <table:table-cell table:formula="of:=[.A790]+[.$C$4]" office:value-type="float" office:value="3.89999999999994">
            <text:p>3.900</text:p>
          </table:table-cell>
          <table:table-cell table:formula="of:=IF(   [.A791] &lt; [.$C$5];   &quot;Accel&quot;;   IF(     [.A791] &lt; [.$C$5] + [.$C$7];     &quot;Cruise&quot;;     IF(       [.A791] &lt; [.$C$8];       &quot;Decel&quot;;       &quot;Stop&quot;     )   ) )" office:value-type="string" office:string-value="Cruise">
            <text:p>Cruise</text:p>
          </table:table-cell>
          <table:table-cell table:formula="of:=IF(   [.B791]=&quot;Accel&quot;;   [.$C$1];   IF(     [.B791]=&quot;Cruise&quot;;     0;     IF([.B791]=&quot;Decel&quot;; -[.$C$1]; 0)   ) )" office:value-type="float" office:value="0">
            <text:p>0</text:p>
          </table:table-cell>
          <table:table-cell table:formula="of:=IF(   [.B791]=&quot;Stop&quot;;   0;   MAX(     0;     MIN(       [.$C$2];       [.D790] + [.C791] * [.$C$4]     )   ) )" office:value-type="float" office:value="9.75">
            <text:p>9.75</text:p>
          </table:table-cell>
          <table:table-cell table:formula="of:=IF(   [.B791]=&quot;Stop&quot;;   [.$C$3];   [.E790] + [.D791] * [.$C$4] )" office:value-type="float" office:value="37.0987499999993">
            <text:p>37.10</text:p>
          </table:table-cell>
          <table:table-cell table:number-columns-repeated="872"/>
        </table:table-row>
        <table:table-row table:style-name="ro3">
          <table:table-cell table:formula="of:=[.A791]+[.$C$4]" office:value-type="float" office:value="3.90499999999994">
            <text:p>3.905</text:p>
          </table:table-cell>
          <table:table-cell table:formula="of:=IF(   [.A792] &lt; [.$C$5];   &quot;Accel&quot;;   IF(     [.A792] &lt; [.$C$5] + [.$C$7];     &quot;Cruise&quot;;     IF(       [.A792] &lt; [.$C$8];       &quot;Decel&quot;;       &quot;Stop&quot;     )   ) )" office:value-type="string" office:string-value="Cruise">
            <text:p>Cruise</text:p>
          </table:table-cell>
          <table:table-cell table:formula="of:=IF(   [.B792]=&quot;Accel&quot;;   [.$C$1];   IF(     [.B792]=&quot;Cruise&quot;;     0;     IF([.B792]=&quot;Decel&quot;; -[.$C$1]; 0)   ) )" office:value-type="float" office:value="0">
            <text:p>0</text:p>
          </table:table-cell>
          <table:table-cell table:formula="of:=IF(   [.B792]=&quot;Stop&quot;;   0;   MAX(     0;     MIN(       [.$C$2];       [.D791] + [.C792] * [.$C$4]     )   ) )" office:value-type="float" office:value="9.75">
            <text:p>9.75</text:p>
          </table:table-cell>
          <table:table-cell table:formula="of:=IF(   [.B792]=&quot;Stop&quot;;   [.$C$3];   [.E791] + [.D792] * [.$C$4] )" office:value-type="float" office:value="37.1474999999993">
            <text:p>37.15</text:p>
          </table:table-cell>
          <table:table-cell table:number-columns-repeated="872"/>
        </table:table-row>
        <table:table-row table:style-name="ro3">
          <table:table-cell table:formula="of:=[.A792]+[.$C$4]" office:value-type="float" office:value="3.90999999999994">
            <text:p>3.910</text:p>
          </table:table-cell>
          <table:table-cell table:formula="of:=IF(   [.A793] &lt; [.$C$5];   &quot;Accel&quot;;   IF(     [.A793] &lt; [.$C$5] + [.$C$7];     &quot;Cruise&quot;;     IF(       [.A793] &lt; [.$C$8];       &quot;Decel&quot;;       &quot;Stop&quot;     )   ) )" office:value-type="string" office:string-value="Cruise">
            <text:p>Cruise</text:p>
          </table:table-cell>
          <table:table-cell table:formula="of:=IF(   [.B793]=&quot;Accel&quot;;   [.$C$1];   IF(     [.B793]=&quot;Cruise&quot;;     0;     IF([.B793]=&quot;Decel&quot;; -[.$C$1]; 0)   ) )" office:value-type="float" office:value="0">
            <text:p>0</text:p>
          </table:table-cell>
          <table:table-cell table:formula="of:=IF(   [.B793]=&quot;Stop&quot;;   0;   MAX(     0;     MIN(       [.$C$2];       [.D792] + [.C793] * [.$C$4]     )   ) )" office:value-type="float" office:value="9.75">
            <text:p>9.75</text:p>
          </table:table-cell>
          <table:table-cell table:formula="of:=IF(   [.B793]=&quot;Stop&quot;;   [.$C$3];   [.E792] + [.D793] * [.$C$4] )" office:value-type="float" office:value="37.1962499999993">
            <text:p>37.20</text:p>
          </table:table-cell>
          <table:table-cell table:number-columns-repeated="872"/>
        </table:table-row>
        <table:table-row table:style-name="ro3">
          <table:table-cell table:formula="of:=[.A793]+[.$C$4]" office:value-type="float" office:value="3.91499999999994">
            <text:p>3.915</text:p>
          </table:table-cell>
          <table:table-cell table:formula="of:=IF(   [.A794] &lt; [.$C$5];   &quot;Accel&quot;;   IF(     [.A794] &lt; [.$C$5] + [.$C$7];     &quot;Cruise&quot;;     IF(       [.A794] &lt; [.$C$8];       &quot;Decel&quot;;       &quot;Stop&quot;     )   ) )" office:value-type="string" office:string-value="Cruise">
            <text:p>Cruise</text:p>
          </table:table-cell>
          <table:table-cell table:formula="of:=IF(   [.B794]=&quot;Accel&quot;;   [.$C$1];   IF(     [.B794]=&quot;Cruise&quot;;     0;     IF([.B794]=&quot;Decel&quot;; -[.$C$1]; 0)   ) )" office:value-type="float" office:value="0">
            <text:p>0</text:p>
          </table:table-cell>
          <table:table-cell table:formula="of:=IF(   [.B794]=&quot;Stop&quot;;   0;   MAX(     0;     MIN(       [.$C$2];       [.D793] + [.C794] * [.$C$4]     )   ) )" office:value-type="float" office:value="9.75">
            <text:p>9.75</text:p>
          </table:table-cell>
          <table:table-cell table:formula="of:=IF(   [.B794]=&quot;Stop&quot;;   [.$C$3];   [.E793] + [.D794] * [.$C$4] )" office:value-type="float" office:value="37.2449999999993">
            <text:p>37.24</text:p>
          </table:table-cell>
          <table:table-cell table:number-columns-repeated="872"/>
        </table:table-row>
        <table:table-row table:style-name="ro3">
          <table:table-cell table:formula="of:=[.A794]+[.$C$4]" office:value-type="float" office:value="3.91999999999994">
            <text:p>3.920</text:p>
          </table:table-cell>
          <table:table-cell table:formula="of:=IF(   [.A795] &lt; [.$C$5];   &quot;Accel&quot;;   IF(     [.A795] &lt; [.$C$5] + [.$C$7];     &quot;Cruise&quot;;     IF(       [.A795] &lt; [.$C$8];       &quot;Decel&quot;;       &quot;Stop&quot;     )   ) )" office:value-type="string" office:string-value="Cruise">
            <text:p>Cruise</text:p>
          </table:table-cell>
          <table:table-cell table:formula="of:=IF(   [.B795]=&quot;Accel&quot;;   [.$C$1];   IF(     [.B795]=&quot;Cruise&quot;;     0;     IF([.B795]=&quot;Decel&quot;; -[.$C$1]; 0)   ) )" office:value-type="float" office:value="0">
            <text:p>0</text:p>
          </table:table-cell>
          <table:table-cell table:formula="of:=IF(   [.B795]=&quot;Stop&quot;;   0;   MAX(     0;     MIN(       [.$C$2];       [.D794] + [.C795] * [.$C$4]     )   ) )" office:value-type="float" office:value="9.75">
            <text:p>9.75</text:p>
          </table:table-cell>
          <table:table-cell table:formula="of:=IF(   [.B795]=&quot;Stop&quot;;   [.$C$3];   [.E794] + [.D795] * [.$C$4] )" office:value-type="float" office:value="37.2937499999993">
            <text:p>37.29</text:p>
          </table:table-cell>
          <table:table-cell table:number-columns-repeated="872"/>
        </table:table-row>
        <table:table-row table:style-name="ro3">
          <table:table-cell table:formula="of:=[.A795]+[.$C$4]" office:value-type="float" office:value="3.92499999999994">
            <text:p>3.925</text:p>
          </table:table-cell>
          <table:table-cell table:formula="of:=IF(   [.A796] &lt; [.$C$5];   &quot;Accel&quot;;   IF(     [.A796] &lt; [.$C$5] + [.$C$7];     &quot;Cruise&quot;;     IF(       [.A796] &lt; [.$C$8];       &quot;Decel&quot;;       &quot;Stop&quot;     )   ) )" office:value-type="string" office:string-value="Cruise">
            <text:p>Cruise</text:p>
          </table:table-cell>
          <table:table-cell table:formula="of:=IF(   [.B796]=&quot;Accel&quot;;   [.$C$1];   IF(     [.B796]=&quot;Cruise&quot;;     0;     IF([.B796]=&quot;Decel&quot;; -[.$C$1]; 0)   ) )" office:value-type="float" office:value="0">
            <text:p>0</text:p>
          </table:table-cell>
          <table:table-cell table:formula="of:=IF(   [.B796]=&quot;Stop&quot;;   0;   MAX(     0;     MIN(       [.$C$2];       [.D795] + [.C796] * [.$C$4]     )   ) )" office:value-type="float" office:value="9.75">
            <text:p>9.75</text:p>
          </table:table-cell>
          <table:table-cell table:formula="of:=IF(   [.B796]=&quot;Stop&quot;;   [.$C$3];   [.E795] + [.D796] * [.$C$4] )" office:value-type="float" office:value="37.3424999999993">
            <text:p>37.34</text:p>
          </table:table-cell>
          <table:table-cell table:number-columns-repeated="872"/>
        </table:table-row>
        <table:table-row table:style-name="ro3">
          <table:table-cell table:formula="of:=[.A796]+[.$C$4]" office:value-type="float" office:value="3.92999999999994">
            <text:p>3.930</text:p>
          </table:table-cell>
          <table:table-cell table:formula="of:=IF(   [.A797] &lt; [.$C$5];   &quot;Accel&quot;;   IF(     [.A797] &lt; [.$C$5] + [.$C$7];     &quot;Cruise&quot;;     IF(       [.A797] &lt; [.$C$8];       &quot;Decel&quot;;       &quot;Stop&quot;     )   ) )" office:value-type="string" office:string-value="Cruise">
            <text:p>Cruise</text:p>
          </table:table-cell>
          <table:table-cell table:formula="of:=IF(   [.B797]=&quot;Accel&quot;;   [.$C$1];   IF(     [.B797]=&quot;Cruise&quot;;     0;     IF([.B797]=&quot;Decel&quot;; -[.$C$1]; 0)   ) )" office:value-type="float" office:value="0">
            <text:p>0</text:p>
          </table:table-cell>
          <table:table-cell table:formula="of:=IF(   [.B797]=&quot;Stop&quot;;   0;   MAX(     0;     MIN(       [.$C$2];       [.D796] + [.C797] * [.$C$4]     )   ) )" office:value-type="float" office:value="9.75">
            <text:p>9.75</text:p>
          </table:table-cell>
          <table:table-cell table:formula="of:=IF(   [.B797]=&quot;Stop&quot;;   [.$C$3];   [.E796] + [.D797] * [.$C$4] )" office:value-type="float" office:value="37.3912499999993">
            <text:p>37.39</text:p>
          </table:table-cell>
          <table:table-cell table:number-columns-repeated="872"/>
        </table:table-row>
        <table:table-row table:style-name="ro3">
          <table:table-cell table:formula="of:=[.A797]+[.$C$4]" office:value-type="float" office:value="3.93499999999994">
            <text:p>3.935</text:p>
          </table:table-cell>
          <table:table-cell table:formula="of:=IF(   [.A798] &lt; [.$C$5];   &quot;Accel&quot;;   IF(     [.A798] &lt; [.$C$5] + [.$C$7];     &quot;Cruise&quot;;     IF(       [.A798] &lt; [.$C$8];       &quot;Decel&quot;;       &quot;Stop&quot;     )   ) )" office:value-type="string" office:string-value="Cruise">
            <text:p>Cruise</text:p>
          </table:table-cell>
          <table:table-cell table:formula="of:=IF(   [.B798]=&quot;Accel&quot;;   [.$C$1];   IF(     [.B798]=&quot;Cruise&quot;;     0;     IF([.B798]=&quot;Decel&quot;; -[.$C$1]; 0)   ) )" office:value-type="float" office:value="0">
            <text:p>0</text:p>
          </table:table-cell>
          <table:table-cell table:formula="of:=IF(   [.B798]=&quot;Stop&quot;;   0;   MAX(     0;     MIN(       [.$C$2];       [.D797] + [.C798] * [.$C$4]     )   ) )" office:value-type="float" office:value="9.75">
            <text:p>9.75</text:p>
          </table:table-cell>
          <table:table-cell table:formula="of:=IF(   [.B798]=&quot;Stop&quot;;   [.$C$3];   [.E797] + [.D798] * [.$C$4] )" office:value-type="float" office:value="37.4399999999993">
            <text:p>37.44</text:p>
          </table:table-cell>
          <table:table-cell table:number-columns-repeated="872"/>
        </table:table-row>
        <table:table-row table:style-name="ro3">
          <table:table-cell table:formula="of:=[.A798]+[.$C$4]" office:value-type="float" office:value="3.93999999999994">
            <text:p>3.940</text:p>
          </table:table-cell>
          <table:table-cell table:formula="of:=IF(   [.A799] &lt; [.$C$5];   &quot;Accel&quot;;   IF(     [.A799] &lt; [.$C$5] + [.$C$7];     &quot;Cruise&quot;;     IF(       [.A799] &lt; [.$C$8];       &quot;Decel&quot;;       &quot;Stop&quot;     )   ) )" office:value-type="string" office:string-value="Cruise">
            <text:p>Cruise</text:p>
          </table:table-cell>
          <table:table-cell table:formula="of:=IF(   [.B799]=&quot;Accel&quot;;   [.$C$1];   IF(     [.B799]=&quot;Cruise&quot;;     0;     IF([.B799]=&quot;Decel&quot;; -[.$C$1]; 0)   ) )" office:value-type="float" office:value="0">
            <text:p>0</text:p>
          </table:table-cell>
          <table:table-cell table:formula="of:=IF(   [.B799]=&quot;Stop&quot;;   0;   MAX(     0;     MIN(       [.$C$2];       [.D798] + [.C799] * [.$C$4]     )   ) )" office:value-type="float" office:value="9.75">
            <text:p>9.75</text:p>
          </table:table-cell>
          <table:table-cell table:formula="of:=IF(   [.B799]=&quot;Stop&quot;;   [.$C$3];   [.E798] + [.D799] * [.$C$4] )" office:value-type="float" office:value="37.4887499999993">
            <text:p>37.49</text:p>
          </table:table-cell>
          <table:table-cell table:number-columns-repeated="872"/>
        </table:table-row>
        <table:table-row table:style-name="ro3">
          <table:table-cell table:formula="of:=[.A799]+[.$C$4]" office:value-type="float" office:value="3.94499999999994">
            <text:p>3.945</text:p>
          </table:table-cell>
          <table:table-cell table:formula="of:=IF(   [.A800] &lt; [.$C$5];   &quot;Accel&quot;;   IF(     [.A800] &lt; [.$C$5] + [.$C$7];     &quot;Cruise&quot;;     IF(       [.A800] &lt; [.$C$8];       &quot;Decel&quot;;       &quot;Stop&quot;     )   ) )" office:value-type="string" office:string-value="Cruise">
            <text:p>Cruise</text:p>
          </table:table-cell>
          <table:table-cell table:formula="of:=IF(   [.B800]=&quot;Accel&quot;;   [.$C$1];   IF(     [.B800]=&quot;Cruise&quot;;     0;     IF([.B800]=&quot;Decel&quot;; -[.$C$1]; 0)   ) )" office:value-type="float" office:value="0">
            <text:p>0</text:p>
          </table:table-cell>
          <table:table-cell table:formula="of:=IF(   [.B800]=&quot;Stop&quot;;   0;   MAX(     0;     MIN(       [.$C$2];       [.D799] + [.C800] * [.$C$4]     )   ) )" office:value-type="float" office:value="9.75">
            <text:p>9.75</text:p>
          </table:table-cell>
          <table:table-cell table:formula="of:=IF(   [.B800]=&quot;Stop&quot;;   [.$C$3];   [.E799] + [.D800] * [.$C$4] )" office:value-type="float" office:value="37.5374999999993">
            <text:p>37.54</text:p>
          </table:table-cell>
          <table:table-cell table:number-columns-repeated="872"/>
        </table:table-row>
        <table:table-row table:style-name="ro3">
          <table:table-cell table:formula="of:=[.A800]+[.$C$4]" office:value-type="float" office:value="3.94999999999994">
            <text:p>3.950</text:p>
          </table:table-cell>
          <table:table-cell table:formula="of:=IF(   [.A801] &lt; [.$C$5];   &quot;Accel&quot;;   IF(     [.A801] &lt; [.$C$5] + [.$C$7];     &quot;Cruise&quot;;     IF(       [.A801] &lt; [.$C$8];       &quot;Decel&quot;;       &quot;Stop&quot;     )   ) )" office:value-type="string" office:string-value="Cruise">
            <text:p>Cruise</text:p>
          </table:table-cell>
          <table:table-cell table:formula="of:=IF(   [.B801]=&quot;Accel&quot;;   [.$C$1];   IF(     [.B801]=&quot;Cruise&quot;;     0;     IF([.B801]=&quot;Decel&quot;; -[.$C$1]; 0)   ) )" office:value-type="float" office:value="0">
            <text:p>0</text:p>
          </table:table-cell>
          <table:table-cell table:formula="of:=IF(   [.B801]=&quot;Stop&quot;;   0;   MAX(     0;     MIN(       [.$C$2];       [.D800] + [.C801] * [.$C$4]     )   ) )" office:value-type="float" office:value="9.75">
            <text:p>9.75</text:p>
          </table:table-cell>
          <table:table-cell table:formula="of:=IF(   [.B801]=&quot;Stop&quot;;   [.$C$3];   [.E800] + [.D801] * [.$C$4] )" office:value-type="float" office:value="37.5862499999993">
            <text:p>37.59</text:p>
          </table:table-cell>
          <table:table-cell table:number-columns-repeated="872"/>
        </table:table-row>
        <table:table-row table:style-name="ro3">
          <table:table-cell table:formula="of:=[.A801]+[.$C$4]" office:value-type="float" office:value="3.95499999999994">
            <text:p>3.955</text:p>
          </table:table-cell>
          <table:table-cell table:formula="of:=IF(   [.A802] &lt; [.$C$5];   &quot;Accel&quot;;   IF(     [.A802] &lt; [.$C$5] + [.$C$7];     &quot;Cruise&quot;;     IF(       [.A802] &lt; [.$C$8];       &quot;Decel&quot;;       &quot;Stop&quot;     )   ) )" office:value-type="string" office:string-value="Cruise">
            <text:p>Cruise</text:p>
          </table:table-cell>
          <table:table-cell table:formula="of:=IF(   [.B802]=&quot;Accel&quot;;   [.$C$1];   IF(     [.B802]=&quot;Cruise&quot;;     0;     IF([.B802]=&quot;Decel&quot;; -[.$C$1]; 0)   ) )" office:value-type="float" office:value="0">
            <text:p>0</text:p>
          </table:table-cell>
          <table:table-cell table:formula="of:=IF(   [.B802]=&quot;Stop&quot;;   0;   MAX(     0;     MIN(       [.$C$2];       [.D801] + [.C802] * [.$C$4]     )   ) )" office:value-type="float" office:value="9.75">
            <text:p>9.75</text:p>
          </table:table-cell>
          <table:table-cell table:formula="of:=IF(   [.B802]=&quot;Stop&quot;;   [.$C$3];   [.E801] + [.D802] * [.$C$4] )" office:value-type="float" office:value="37.6349999999993">
            <text:p>37.63</text:p>
          </table:table-cell>
          <table:table-cell table:number-columns-repeated="872"/>
        </table:table-row>
        <table:table-row table:style-name="ro3">
          <table:table-cell table:formula="of:=[.A802]+[.$C$4]" office:value-type="float" office:value="3.95999999999994">
            <text:p>3.960</text:p>
          </table:table-cell>
          <table:table-cell table:formula="of:=IF(   [.A803] &lt; [.$C$5];   &quot;Accel&quot;;   IF(     [.A803] &lt; [.$C$5] + [.$C$7];     &quot;Cruise&quot;;     IF(       [.A803] &lt; [.$C$8];       &quot;Decel&quot;;       &quot;Stop&quot;     )   ) )" office:value-type="string" office:string-value="Cruise">
            <text:p>Cruise</text:p>
          </table:table-cell>
          <table:table-cell table:formula="of:=IF(   [.B803]=&quot;Accel&quot;;   [.$C$1];   IF(     [.B803]=&quot;Cruise&quot;;     0;     IF([.B803]=&quot;Decel&quot;; -[.$C$1]; 0)   ) )" office:value-type="float" office:value="0">
            <text:p>0</text:p>
          </table:table-cell>
          <table:table-cell table:formula="of:=IF(   [.B803]=&quot;Stop&quot;;   0;   MAX(     0;     MIN(       [.$C$2];       [.D802] + [.C803] * [.$C$4]     )   ) )" office:value-type="float" office:value="9.75">
            <text:p>9.75</text:p>
          </table:table-cell>
          <table:table-cell table:formula="of:=IF(   [.B803]=&quot;Stop&quot;;   [.$C$3];   [.E802] + [.D803] * [.$C$4] )" office:value-type="float" office:value="37.6837499999993">
            <text:p>37.68</text:p>
          </table:table-cell>
          <table:table-cell table:number-columns-repeated="872"/>
        </table:table-row>
        <table:table-row table:style-name="ro3">
          <table:table-cell table:formula="of:=[.A803]+[.$C$4]" office:value-type="float" office:value="3.96499999999994">
            <text:p>3.965</text:p>
          </table:table-cell>
          <table:table-cell table:formula="of:=IF(   [.A804] &lt; [.$C$5];   &quot;Accel&quot;;   IF(     [.A804] &lt; [.$C$5] + [.$C$7];     &quot;Cruise&quot;;     IF(       [.A804] &lt; [.$C$8];       &quot;Decel&quot;;       &quot;Stop&quot;     )   ) )" office:value-type="string" office:string-value="Cruise">
            <text:p>Cruise</text:p>
          </table:table-cell>
          <table:table-cell table:formula="of:=IF(   [.B804]=&quot;Accel&quot;;   [.$C$1];   IF(     [.B804]=&quot;Cruise&quot;;     0;     IF([.B804]=&quot;Decel&quot;; -[.$C$1]; 0)   ) )" office:value-type="float" office:value="0">
            <text:p>0</text:p>
          </table:table-cell>
          <table:table-cell table:formula="of:=IF(   [.B804]=&quot;Stop&quot;;   0;   MAX(     0;     MIN(       [.$C$2];       [.D803] + [.C804] * [.$C$4]     )   ) )" office:value-type="float" office:value="9.75">
            <text:p>9.75</text:p>
          </table:table-cell>
          <table:table-cell table:formula="of:=IF(   [.B804]=&quot;Stop&quot;;   [.$C$3];   [.E803] + [.D804] * [.$C$4] )" office:value-type="float" office:value="37.7324999999993">
            <text:p>37.73</text:p>
          </table:table-cell>
          <table:table-cell table:number-columns-repeated="872"/>
        </table:table-row>
        <table:table-row table:style-name="ro3">
          <table:table-cell table:formula="of:=[.A804]+[.$C$4]" office:value-type="float" office:value="3.96999999999994">
            <text:p>3.970</text:p>
          </table:table-cell>
          <table:table-cell table:formula="of:=IF(   [.A805] &lt; [.$C$5];   &quot;Accel&quot;;   IF(     [.A805] &lt; [.$C$5] + [.$C$7];     &quot;Cruise&quot;;     IF(       [.A805] &lt; [.$C$8];       &quot;Decel&quot;;       &quot;Stop&quot;     )   ) )" office:value-type="string" office:string-value="Cruise">
            <text:p>Cruise</text:p>
          </table:table-cell>
          <table:table-cell table:formula="of:=IF(   [.B805]=&quot;Accel&quot;;   [.$C$1];   IF(     [.B805]=&quot;Cruise&quot;;     0;     IF([.B805]=&quot;Decel&quot;; -[.$C$1]; 0)   ) )" office:value-type="float" office:value="0">
            <text:p>0</text:p>
          </table:table-cell>
          <table:table-cell table:formula="of:=IF(   [.B805]=&quot;Stop&quot;;   0;   MAX(     0;     MIN(       [.$C$2];       [.D804] + [.C805] * [.$C$4]     )   ) )" office:value-type="float" office:value="9.75">
            <text:p>9.75</text:p>
          </table:table-cell>
          <table:table-cell table:formula="of:=IF(   [.B805]=&quot;Stop&quot;;   [.$C$3];   [.E804] + [.D805] * [.$C$4] )" office:value-type="float" office:value="37.7812499999993">
            <text:p>37.78</text:p>
          </table:table-cell>
          <table:table-cell table:number-columns-repeated="872"/>
        </table:table-row>
        <table:table-row table:style-name="ro3">
          <table:table-cell table:formula="of:=[.A805]+[.$C$4]" office:value-type="float" office:value="3.97499999999994">
            <text:p>3.975</text:p>
          </table:table-cell>
          <table:table-cell table:formula="of:=IF(   [.A806] &lt; [.$C$5];   &quot;Accel&quot;;   IF(     [.A806] &lt; [.$C$5] + [.$C$7];     &quot;Cruise&quot;;     IF(       [.A806] &lt; [.$C$8];       &quot;Decel&quot;;       &quot;Stop&quot;     )   ) )" office:value-type="string" office:string-value="Cruise">
            <text:p>Cruise</text:p>
          </table:table-cell>
          <table:table-cell table:formula="of:=IF(   [.B806]=&quot;Accel&quot;;   [.$C$1];   IF(     [.B806]=&quot;Cruise&quot;;     0;     IF([.B806]=&quot;Decel&quot;; -[.$C$1]; 0)   ) )" office:value-type="float" office:value="0">
            <text:p>0</text:p>
          </table:table-cell>
          <table:table-cell table:formula="of:=IF(   [.B806]=&quot;Stop&quot;;   0;   MAX(     0;     MIN(       [.$C$2];       [.D805] + [.C806] * [.$C$4]     )   ) )" office:value-type="float" office:value="9.75">
            <text:p>9.75</text:p>
          </table:table-cell>
          <table:table-cell table:formula="of:=IF(   [.B806]=&quot;Stop&quot;;   [.$C$3];   [.E805] + [.D806] * [.$C$4] )" office:value-type="float" office:value="37.8299999999993">
            <text:p>37.83</text:p>
          </table:table-cell>
          <table:table-cell table:number-columns-repeated="872"/>
        </table:table-row>
        <table:table-row table:style-name="ro3">
          <table:table-cell table:formula="of:=[.A806]+[.$C$4]" office:value-type="float" office:value="3.97999999999994">
            <text:p>3.980</text:p>
          </table:table-cell>
          <table:table-cell table:formula="of:=IF(   [.A807] &lt; [.$C$5];   &quot;Accel&quot;;   IF(     [.A807] &lt; [.$C$5] + [.$C$7];     &quot;Cruise&quot;;     IF(       [.A807] &lt; [.$C$8];       &quot;Decel&quot;;       &quot;Stop&quot;     )   ) )" office:value-type="string" office:string-value="Cruise">
            <text:p>Cruise</text:p>
          </table:table-cell>
          <table:table-cell table:formula="of:=IF(   [.B807]=&quot;Accel&quot;;   [.$C$1];   IF(     [.B807]=&quot;Cruise&quot;;     0;     IF([.B807]=&quot;Decel&quot;; -[.$C$1]; 0)   ) )" office:value-type="float" office:value="0">
            <text:p>0</text:p>
          </table:table-cell>
          <table:table-cell table:formula="of:=IF(   [.B807]=&quot;Stop&quot;;   0;   MAX(     0;     MIN(       [.$C$2];       [.D806] + [.C807] * [.$C$4]     )   ) )" office:value-type="float" office:value="9.75">
            <text:p>9.75</text:p>
          </table:table-cell>
          <table:table-cell table:formula="of:=IF(   [.B807]=&quot;Stop&quot;;   [.$C$3];   [.E806] + [.D807] * [.$C$4] )" office:value-type="float" office:value="37.8787499999993">
            <text:p>37.88</text:p>
          </table:table-cell>
          <table:table-cell table:number-columns-repeated="872"/>
        </table:table-row>
        <table:table-row table:style-name="ro3">
          <table:table-cell table:formula="of:=[.A807]+[.$C$4]" office:value-type="float" office:value="3.98499999999994">
            <text:p>3.985</text:p>
          </table:table-cell>
          <table:table-cell table:formula="of:=IF(   [.A808] &lt; [.$C$5];   &quot;Accel&quot;;   IF(     [.A808] &lt; [.$C$5] + [.$C$7];     &quot;Cruise&quot;;     IF(       [.A808] &lt; [.$C$8];       &quot;Decel&quot;;       &quot;Stop&quot;     )   ) )" office:value-type="string" office:string-value="Cruise">
            <text:p>Cruise</text:p>
          </table:table-cell>
          <table:table-cell table:formula="of:=IF(   [.B808]=&quot;Accel&quot;;   [.$C$1];   IF(     [.B808]=&quot;Cruise&quot;;     0;     IF([.B808]=&quot;Decel&quot;; -[.$C$1]; 0)   ) )" office:value-type="float" office:value="0">
            <text:p>0</text:p>
          </table:table-cell>
          <table:table-cell table:formula="of:=IF(   [.B808]=&quot;Stop&quot;;   0;   MAX(     0;     MIN(       [.$C$2];       [.D807] + [.C808] * [.$C$4]     )   ) )" office:value-type="float" office:value="9.75">
            <text:p>9.75</text:p>
          </table:table-cell>
          <table:table-cell table:formula="of:=IF(   [.B808]=&quot;Stop&quot;;   [.$C$3];   [.E807] + [.D808] * [.$C$4] )" office:value-type="float" office:value="37.9274999999993">
            <text:p>37.93</text:p>
          </table:table-cell>
          <table:table-cell table:number-columns-repeated="872"/>
        </table:table-row>
        <table:table-row table:style-name="ro3">
          <table:table-cell table:formula="of:=[.A808]+[.$C$4]" office:value-type="float" office:value="3.98999999999994">
            <text:p>3.990</text:p>
          </table:table-cell>
          <table:table-cell table:formula="of:=IF(   [.A809] &lt; [.$C$5];   &quot;Accel&quot;;   IF(     [.A809] &lt; [.$C$5] + [.$C$7];     &quot;Cruise&quot;;     IF(       [.A809] &lt; [.$C$8];       &quot;Decel&quot;;       &quot;Stop&quot;     )   ) )" office:value-type="string" office:string-value="Cruise">
            <text:p>Cruise</text:p>
          </table:table-cell>
          <table:table-cell table:formula="of:=IF(   [.B809]=&quot;Accel&quot;;   [.$C$1];   IF(     [.B809]=&quot;Cruise&quot;;     0;     IF([.B809]=&quot;Decel&quot;; -[.$C$1]; 0)   ) )" office:value-type="float" office:value="0">
            <text:p>0</text:p>
          </table:table-cell>
          <table:table-cell table:formula="of:=IF(   [.B809]=&quot;Stop&quot;;   0;   MAX(     0;     MIN(       [.$C$2];       [.D808] + [.C809] * [.$C$4]     )   ) )" office:value-type="float" office:value="9.75">
            <text:p>9.75</text:p>
          </table:table-cell>
          <table:table-cell table:formula="of:=IF(   [.B809]=&quot;Stop&quot;;   [.$C$3];   [.E808] + [.D809] * [.$C$4] )" office:value-type="float" office:value="37.9762499999993">
            <text:p>37.98</text:p>
          </table:table-cell>
          <table:table-cell table:number-columns-repeated="872"/>
        </table:table-row>
        <table:table-row table:style-name="ro3">
          <table:table-cell table:formula="of:=[.A809]+[.$C$4]" office:value-type="float" office:value="3.99499999999994">
            <text:p>3.995</text:p>
          </table:table-cell>
          <table:table-cell table:formula="of:=IF(   [.A810] &lt; [.$C$5];   &quot;Accel&quot;;   IF(     [.A810] &lt; [.$C$5] + [.$C$7];     &quot;Cruise&quot;;     IF(       [.A810] &lt; [.$C$8];       &quot;Decel&quot;;       &quot;Stop&quot;     )   ) )" office:value-type="string" office:string-value="Cruise">
            <text:p>Cruise</text:p>
          </table:table-cell>
          <table:table-cell table:formula="of:=IF(   [.B810]=&quot;Accel&quot;;   [.$C$1];   IF(     [.B810]=&quot;Cruise&quot;;     0;     IF([.B810]=&quot;Decel&quot;; -[.$C$1]; 0)   ) )" office:value-type="float" office:value="0">
            <text:p>0</text:p>
          </table:table-cell>
          <table:table-cell table:formula="of:=IF(   [.B810]=&quot;Stop&quot;;   0;   MAX(     0;     MIN(       [.$C$2];       [.D809] + [.C810] * [.$C$4]     )   ) )" office:value-type="float" office:value="9.75">
            <text:p>9.75</text:p>
          </table:table-cell>
          <table:table-cell table:formula="of:=IF(   [.B810]=&quot;Stop&quot;;   [.$C$3];   [.E809] + [.D810] * [.$C$4] )" office:value-type="float" office:value="38.0249999999993">
            <text:p>38.02</text:p>
          </table:table-cell>
          <table:table-cell table:number-columns-repeated="872"/>
        </table:table-row>
        <table:table-row table:style-name="ro3">
          <table:table-cell table:formula="of:=[.A810]+[.$C$4]" office:value-type="float" office:value="3.99999999999994">
            <text:p>4.000</text:p>
          </table:table-cell>
          <table:table-cell table:formula="of:=IF(   [.A811] &lt; [.$C$5];   &quot;Accel&quot;;   IF(     [.A811] &lt; [.$C$5] + [.$C$7];     &quot;Cruise&quot;;     IF(       [.A811] &lt; [.$C$8];       &quot;Decel&quot;;       &quot;Stop&quot;     )   ) )" office:value-type="string" office:string-value="Cruise">
            <text:p>Cruise</text:p>
          </table:table-cell>
          <table:table-cell table:formula="of:=IF(   [.B811]=&quot;Accel&quot;;   [.$C$1];   IF(     [.B811]=&quot;Cruise&quot;;     0;     IF([.B811]=&quot;Decel&quot;; -[.$C$1]; 0)   ) )" office:value-type="float" office:value="0">
            <text:p>0</text:p>
          </table:table-cell>
          <table:table-cell table:formula="of:=IF(   [.B811]=&quot;Stop&quot;;   0;   MAX(     0;     MIN(       [.$C$2];       [.D810] + [.C811] * [.$C$4]     )   ) )" office:value-type="float" office:value="9.75">
            <text:p>9.75</text:p>
          </table:table-cell>
          <table:table-cell table:formula="of:=IF(   [.B811]=&quot;Stop&quot;;   [.$C$3];   [.E810] + [.D811] * [.$C$4] )" office:value-type="float" office:value="38.0737499999992">
            <text:p>38.07</text:p>
          </table:table-cell>
          <table:table-cell table:number-columns-repeated="872"/>
        </table:table-row>
        <table:table-row table:style-name="ro3">
          <table:table-cell table:formula="of:=[.A811]+[.$C$4]" office:value-type="float" office:value="4.00499999999994">
            <text:p>4.005</text:p>
          </table:table-cell>
          <table:table-cell table:formula="of:=IF(   [.A812] &lt; [.$C$5];   &quot;Accel&quot;;   IF(     [.A812] &lt; [.$C$5] + [.$C$7];     &quot;Cruise&quot;;     IF(       [.A812] &lt; [.$C$8];       &quot;Decel&quot;;       &quot;Stop&quot;     )   ) )" office:value-type="string" office:string-value="Cruise">
            <text:p>Cruise</text:p>
          </table:table-cell>
          <table:table-cell table:formula="of:=IF(   [.B812]=&quot;Accel&quot;;   [.$C$1];   IF(     [.B812]=&quot;Cruise&quot;;     0;     IF([.B812]=&quot;Decel&quot;; -[.$C$1]; 0)   ) )" office:value-type="float" office:value="0">
            <text:p>0</text:p>
          </table:table-cell>
          <table:table-cell table:formula="of:=IF(   [.B812]=&quot;Stop&quot;;   0;   MAX(     0;     MIN(       [.$C$2];       [.D811] + [.C812] * [.$C$4]     )   ) )" office:value-type="float" office:value="9.75">
            <text:p>9.75</text:p>
          </table:table-cell>
          <table:table-cell table:formula="of:=IF(   [.B812]=&quot;Stop&quot;;   [.$C$3];   [.E811] + [.D812] * [.$C$4] )" office:value-type="float" office:value="38.1224999999992">
            <text:p>38.12</text:p>
          </table:table-cell>
          <table:table-cell table:number-columns-repeated="872"/>
        </table:table-row>
        <table:table-row table:style-name="ro3">
          <table:table-cell table:formula="of:=[.A812]+[.$C$4]" office:value-type="float" office:value="4.00999999999994">
            <text:p>4.010</text:p>
          </table:table-cell>
          <table:table-cell table:formula="of:=IF(   [.A813] &lt; [.$C$5];   &quot;Accel&quot;;   IF(     [.A813] &lt; [.$C$5] + [.$C$7];     &quot;Cruise&quot;;     IF(       [.A813] &lt; [.$C$8];       &quot;Decel&quot;;       &quot;Stop&quot;     )   ) )" office:value-type="string" office:string-value="Cruise">
            <text:p>Cruise</text:p>
          </table:table-cell>
          <table:table-cell table:formula="of:=IF(   [.B813]=&quot;Accel&quot;;   [.$C$1];   IF(     [.B813]=&quot;Cruise&quot;;     0;     IF([.B813]=&quot;Decel&quot;; -[.$C$1]; 0)   ) )" office:value-type="float" office:value="0">
            <text:p>0</text:p>
          </table:table-cell>
          <table:table-cell table:formula="of:=IF(   [.B813]=&quot;Stop&quot;;   0;   MAX(     0;     MIN(       [.$C$2];       [.D812] + [.C813] * [.$C$4]     )   ) )" office:value-type="float" office:value="9.75">
            <text:p>9.75</text:p>
          </table:table-cell>
          <table:table-cell table:formula="of:=IF(   [.B813]=&quot;Stop&quot;;   [.$C$3];   [.E812] + [.D813] * [.$C$4] )" office:value-type="float" office:value="38.1712499999992">
            <text:p>38.17</text:p>
          </table:table-cell>
          <table:table-cell table:number-columns-repeated="872"/>
        </table:table-row>
        <table:table-row table:style-name="ro3">
          <table:table-cell table:formula="of:=[.A813]+[.$C$4]" office:value-type="float" office:value="4.01499999999994">
            <text:p>4.015</text:p>
          </table:table-cell>
          <table:table-cell table:formula="of:=IF(   [.A814] &lt; [.$C$5];   &quot;Accel&quot;;   IF(     [.A814] &lt; [.$C$5] + [.$C$7];     &quot;Cruise&quot;;     IF(       [.A814] &lt; [.$C$8];       &quot;Decel&quot;;       &quot;Stop&quot;     )   ) )" office:value-type="string" office:string-value="Cruise">
            <text:p>Cruise</text:p>
          </table:table-cell>
          <table:table-cell table:formula="of:=IF(   [.B814]=&quot;Accel&quot;;   [.$C$1];   IF(     [.B814]=&quot;Cruise&quot;;     0;     IF([.B814]=&quot;Decel&quot;; -[.$C$1]; 0)   ) )" office:value-type="float" office:value="0">
            <text:p>0</text:p>
          </table:table-cell>
          <table:table-cell table:formula="of:=IF(   [.B814]=&quot;Stop&quot;;   0;   MAX(     0;     MIN(       [.$C$2];       [.D813] + [.C814] * [.$C$4]     )   ) )" office:value-type="float" office:value="9.75">
            <text:p>9.75</text:p>
          </table:table-cell>
          <table:table-cell table:formula="of:=IF(   [.B814]=&quot;Stop&quot;;   [.$C$3];   [.E813] + [.D814] * [.$C$4] )" office:value-type="float" office:value="38.2199999999992">
            <text:p>38.22</text:p>
          </table:table-cell>
          <table:table-cell table:number-columns-repeated="872"/>
        </table:table-row>
        <table:table-row table:style-name="ro3">
          <table:table-cell table:formula="of:=[.A814]+[.$C$4]" office:value-type="float" office:value="4.01999999999994">
            <text:p>4.020</text:p>
          </table:table-cell>
          <table:table-cell table:formula="of:=IF(   [.A815] &lt; [.$C$5];   &quot;Accel&quot;;   IF(     [.A815] &lt; [.$C$5] + [.$C$7];     &quot;Cruise&quot;;     IF(       [.A815] &lt; [.$C$8];       &quot;Decel&quot;;       &quot;Stop&quot;     )   ) )" office:value-type="string" office:string-value="Cruise">
            <text:p>Cruise</text:p>
          </table:table-cell>
          <table:table-cell table:formula="of:=IF(   [.B815]=&quot;Accel&quot;;   [.$C$1];   IF(     [.B815]=&quot;Cruise&quot;;     0;     IF([.B815]=&quot;Decel&quot;; -[.$C$1]; 0)   ) )" office:value-type="float" office:value="0">
            <text:p>0</text:p>
          </table:table-cell>
          <table:table-cell table:formula="of:=IF(   [.B815]=&quot;Stop&quot;;   0;   MAX(     0;     MIN(       [.$C$2];       [.D814] + [.C815] * [.$C$4]     )   ) )" office:value-type="float" office:value="9.75">
            <text:p>9.75</text:p>
          </table:table-cell>
          <table:table-cell table:formula="of:=IF(   [.B815]=&quot;Stop&quot;;   [.$C$3];   [.E814] + [.D815] * [.$C$4] )" office:value-type="float" office:value="38.2687499999992">
            <text:p>38.27</text:p>
          </table:table-cell>
          <table:table-cell table:number-columns-repeated="872"/>
        </table:table-row>
        <table:table-row table:style-name="ro3">
          <table:table-cell table:formula="of:=[.A815]+[.$C$4]" office:value-type="float" office:value="4.02499999999994">
            <text:p>4.025</text:p>
          </table:table-cell>
          <table:table-cell table:formula="of:=IF(   [.A816] &lt; [.$C$5];   &quot;Accel&quot;;   IF(     [.A816] &lt; [.$C$5] + [.$C$7];     &quot;Cruise&quot;;     IF(       [.A816] &lt; [.$C$8];       &quot;Decel&quot;;       &quot;Stop&quot;     )   ) )" office:value-type="string" office:string-value="Cruise">
            <text:p>Cruise</text:p>
          </table:table-cell>
          <table:table-cell table:formula="of:=IF(   [.B816]=&quot;Accel&quot;;   [.$C$1];   IF(     [.B816]=&quot;Cruise&quot;;     0;     IF([.B816]=&quot;Decel&quot;; -[.$C$1]; 0)   ) )" office:value-type="float" office:value="0">
            <text:p>0</text:p>
          </table:table-cell>
          <table:table-cell table:formula="of:=IF(   [.B816]=&quot;Stop&quot;;   0;   MAX(     0;     MIN(       [.$C$2];       [.D815] + [.C816] * [.$C$4]     )   ) )" office:value-type="float" office:value="9.75">
            <text:p>9.75</text:p>
          </table:table-cell>
          <table:table-cell table:formula="of:=IF(   [.B816]=&quot;Stop&quot;;   [.$C$3];   [.E815] + [.D816] * [.$C$4] )" office:value-type="float" office:value="38.3174999999992">
            <text:p>38.32</text:p>
          </table:table-cell>
          <table:table-cell table:number-columns-repeated="872"/>
        </table:table-row>
        <table:table-row table:style-name="ro3">
          <table:table-cell table:formula="of:=[.A816]+[.$C$4]" office:value-type="float" office:value="4.02999999999994">
            <text:p>4.030</text:p>
          </table:table-cell>
          <table:table-cell table:formula="of:=IF(   [.A817] &lt; [.$C$5];   &quot;Accel&quot;;   IF(     [.A817] &lt; [.$C$5] + [.$C$7];     &quot;Cruise&quot;;     IF(       [.A817] &lt; [.$C$8];       &quot;Decel&quot;;       &quot;Stop&quot;     )   ) )" office:value-type="string" office:string-value="Cruise">
            <text:p>Cruise</text:p>
          </table:table-cell>
          <table:table-cell table:formula="of:=IF(   [.B817]=&quot;Accel&quot;;   [.$C$1];   IF(     [.B817]=&quot;Cruise&quot;;     0;     IF([.B817]=&quot;Decel&quot;; -[.$C$1]; 0)   ) )" office:value-type="float" office:value="0">
            <text:p>0</text:p>
          </table:table-cell>
          <table:table-cell table:formula="of:=IF(   [.B817]=&quot;Stop&quot;;   0;   MAX(     0;     MIN(       [.$C$2];       [.D816] + [.C817] * [.$C$4]     )   ) )" office:value-type="float" office:value="9.75">
            <text:p>9.75</text:p>
          </table:table-cell>
          <table:table-cell table:formula="of:=IF(   [.B817]=&quot;Stop&quot;;   [.$C$3];   [.E816] + [.D817] * [.$C$4] )" office:value-type="float" office:value="38.3662499999992">
            <text:p>38.37</text:p>
          </table:table-cell>
          <table:table-cell table:number-columns-repeated="872"/>
        </table:table-row>
        <table:table-row table:style-name="ro3">
          <table:table-cell table:formula="of:=[.A817]+[.$C$4]" office:value-type="float" office:value="4.03499999999994">
            <text:p>4.035</text:p>
          </table:table-cell>
          <table:table-cell table:formula="of:=IF(   [.A818] &lt; [.$C$5];   &quot;Accel&quot;;   IF(     [.A818] &lt; [.$C$5] + [.$C$7];     &quot;Cruise&quot;;     IF(       [.A818] &lt; [.$C$8];       &quot;Decel&quot;;       &quot;Stop&quot;     )   ) )" office:value-type="string" office:string-value="Cruise">
            <text:p>Cruise</text:p>
          </table:table-cell>
          <table:table-cell table:formula="of:=IF(   [.B818]=&quot;Accel&quot;;   [.$C$1];   IF(     [.B818]=&quot;Cruise&quot;;     0;     IF([.B818]=&quot;Decel&quot;; -[.$C$1]; 0)   ) )" office:value-type="float" office:value="0">
            <text:p>0</text:p>
          </table:table-cell>
          <table:table-cell table:formula="of:=IF(   [.B818]=&quot;Stop&quot;;   0;   MAX(     0;     MIN(       [.$C$2];       [.D817] + [.C818] * [.$C$4]     )   ) )" office:value-type="float" office:value="9.75">
            <text:p>9.75</text:p>
          </table:table-cell>
          <table:table-cell table:formula="of:=IF(   [.B818]=&quot;Stop&quot;;   [.$C$3];   [.E817] + [.D818] * [.$C$4] )" office:value-type="float" office:value="38.4149999999992">
            <text:p>38.41</text:p>
          </table:table-cell>
          <table:table-cell table:number-columns-repeated="872"/>
        </table:table-row>
        <table:table-row table:style-name="ro3">
          <table:table-cell table:formula="of:=[.A818]+[.$C$4]" office:value-type="float" office:value="4.03999999999994">
            <text:p>4.040</text:p>
          </table:table-cell>
          <table:table-cell table:formula="of:=IF(   [.A819] &lt; [.$C$5];   &quot;Accel&quot;;   IF(     [.A819] &lt; [.$C$5] + [.$C$7];     &quot;Cruise&quot;;     IF(       [.A819] &lt; [.$C$8];       &quot;Decel&quot;;       &quot;Stop&quot;     )   ) )" office:value-type="string" office:string-value="Cruise">
            <text:p>Cruise</text:p>
          </table:table-cell>
          <table:table-cell table:formula="of:=IF(   [.B819]=&quot;Accel&quot;;   [.$C$1];   IF(     [.B819]=&quot;Cruise&quot;;     0;     IF([.B819]=&quot;Decel&quot;; -[.$C$1]; 0)   ) )" office:value-type="float" office:value="0">
            <text:p>0</text:p>
          </table:table-cell>
          <table:table-cell table:formula="of:=IF(   [.B819]=&quot;Stop&quot;;   0;   MAX(     0;     MIN(       [.$C$2];       [.D818] + [.C819] * [.$C$4]     )   ) )" office:value-type="float" office:value="9.75">
            <text:p>9.75</text:p>
          </table:table-cell>
          <table:table-cell table:formula="of:=IF(   [.B819]=&quot;Stop&quot;;   [.$C$3];   [.E818] + [.D819] * [.$C$4] )" office:value-type="float" office:value="38.4637499999992">
            <text:p>38.46</text:p>
          </table:table-cell>
          <table:table-cell table:number-columns-repeated="872"/>
        </table:table-row>
        <table:table-row table:style-name="ro3">
          <table:table-cell table:formula="of:=[.A819]+[.$C$4]" office:value-type="float" office:value="4.04499999999994">
            <text:p>4.045</text:p>
          </table:table-cell>
          <table:table-cell table:formula="of:=IF(   [.A820] &lt; [.$C$5];   &quot;Accel&quot;;   IF(     [.A820] &lt; [.$C$5] + [.$C$7];     &quot;Cruise&quot;;     IF(       [.A820] &lt; [.$C$8];       &quot;Decel&quot;;       &quot;Stop&quot;     )   ) )" office:value-type="string" office:string-value="Cruise">
            <text:p>Cruise</text:p>
          </table:table-cell>
          <table:table-cell table:formula="of:=IF(   [.B820]=&quot;Accel&quot;;   [.$C$1];   IF(     [.B820]=&quot;Cruise&quot;;     0;     IF([.B820]=&quot;Decel&quot;; -[.$C$1]; 0)   ) )" office:value-type="float" office:value="0">
            <text:p>0</text:p>
          </table:table-cell>
          <table:table-cell table:formula="of:=IF(   [.B820]=&quot;Stop&quot;;   0;   MAX(     0;     MIN(       [.$C$2];       [.D819] + [.C820] * [.$C$4]     )   ) )" office:value-type="float" office:value="9.75">
            <text:p>9.75</text:p>
          </table:table-cell>
          <table:table-cell table:formula="of:=IF(   [.B820]=&quot;Stop&quot;;   [.$C$3];   [.E819] + [.D820] * [.$C$4] )" office:value-type="float" office:value="38.5124999999992">
            <text:p>38.51</text:p>
          </table:table-cell>
          <table:table-cell table:number-columns-repeated="872"/>
        </table:table-row>
        <table:table-row table:style-name="ro3">
          <table:table-cell table:formula="of:=[.A820]+[.$C$4]" office:value-type="float" office:value="4.04999999999994">
            <text:p>4.050</text:p>
          </table:table-cell>
          <table:table-cell table:formula="of:=IF(   [.A821] &lt; [.$C$5];   &quot;Accel&quot;;   IF(     [.A821] &lt; [.$C$5] + [.$C$7];     &quot;Cruise&quot;;     IF(       [.A821] &lt; [.$C$8];       &quot;Decel&quot;;       &quot;Stop&quot;     )   ) )" office:value-type="string" office:string-value="Cruise">
            <text:p>Cruise</text:p>
          </table:table-cell>
          <table:table-cell table:formula="of:=IF(   [.B821]=&quot;Accel&quot;;   [.$C$1];   IF(     [.B821]=&quot;Cruise&quot;;     0;     IF([.B821]=&quot;Decel&quot;; -[.$C$1]; 0)   ) )" office:value-type="float" office:value="0">
            <text:p>0</text:p>
          </table:table-cell>
          <table:table-cell table:formula="of:=IF(   [.B821]=&quot;Stop&quot;;   0;   MAX(     0;     MIN(       [.$C$2];       [.D820] + [.C821] * [.$C$4]     )   ) )" office:value-type="float" office:value="9.75">
            <text:p>9.75</text:p>
          </table:table-cell>
          <table:table-cell table:formula="of:=IF(   [.B821]=&quot;Stop&quot;;   [.$C$3];   [.E820] + [.D821] * [.$C$4] )" office:value-type="float" office:value="38.5612499999992">
            <text:p>38.56</text:p>
          </table:table-cell>
          <table:table-cell table:number-columns-repeated="872"/>
        </table:table-row>
        <table:table-row table:style-name="ro3">
          <table:table-cell table:formula="of:=[.A821]+[.$C$4]" office:value-type="float" office:value="4.05499999999994">
            <text:p>4.055</text:p>
          </table:table-cell>
          <table:table-cell table:formula="of:=IF(   [.A822] &lt; [.$C$5];   &quot;Accel&quot;;   IF(     [.A822] &lt; [.$C$5] + [.$C$7];     &quot;Cruise&quot;;     IF(       [.A822] &lt; [.$C$8];       &quot;Decel&quot;;       &quot;Stop&quot;     )   ) )" office:value-type="string" office:string-value="Cruise">
            <text:p>Cruise</text:p>
          </table:table-cell>
          <table:table-cell table:formula="of:=IF(   [.B822]=&quot;Accel&quot;;   [.$C$1];   IF(     [.B822]=&quot;Cruise&quot;;     0;     IF([.B822]=&quot;Decel&quot;; -[.$C$1]; 0)   ) )" office:value-type="float" office:value="0">
            <text:p>0</text:p>
          </table:table-cell>
          <table:table-cell table:formula="of:=IF(   [.B822]=&quot;Stop&quot;;   0;   MAX(     0;     MIN(       [.$C$2];       [.D821] + [.C822] * [.$C$4]     )   ) )" office:value-type="float" office:value="9.75">
            <text:p>9.75</text:p>
          </table:table-cell>
          <table:table-cell table:formula="of:=IF(   [.B822]=&quot;Stop&quot;;   [.$C$3];   [.E821] + [.D822] * [.$C$4] )" office:value-type="float" office:value="38.6099999999992">
            <text:p>38.61</text:p>
          </table:table-cell>
          <table:table-cell table:number-columns-repeated="872"/>
        </table:table-row>
        <table:table-row table:style-name="ro3">
          <table:table-cell table:formula="of:=[.A822]+[.$C$4]" office:value-type="float" office:value="4.05999999999994">
            <text:p>4.060</text:p>
          </table:table-cell>
          <table:table-cell table:formula="of:=IF(   [.A823] &lt; [.$C$5];   &quot;Accel&quot;;   IF(     [.A823] &lt; [.$C$5] + [.$C$7];     &quot;Cruise&quot;;     IF(       [.A823] &lt; [.$C$8];       &quot;Decel&quot;;       &quot;Stop&quot;     )   ) )" office:value-type="string" office:string-value="Cruise">
            <text:p>Cruise</text:p>
          </table:table-cell>
          <table:table-cell table:formula="of:=IF(   [.B823]=&quot;Accel&quot;;   [.$C$1];   IF(     [.B823]=&quot;Cruise&quot;;     0;     IF([.B823]=&quot;Decel&quot;; -[.$C$1]; 0)   ) )" office:value-type="float" office:value="0">
            <text:p>0</text:p>
          </table:table-cell>
          <table:table-cell table:formula="of:=IF(   [.B823]=&quot;Stop&quot;;   0;   MAX(     0;     MIN(       [.$C$2];       [.D822] + [.C823] * [.$C$4]     )   ) )" office:value-type="float" office:value="9.75">
            <text:p>9.75</text:p>
          </table:table-cell>
          <table:table-cell table:formula="of:=IF(   [.B823]=&quot;Stop&quot;;   [.$C$3];   [.E822] + [.D823] * [.$C$4] )" office:value-type="float" office:value="38.6587499999992">
            <text:p>38.66</text:p>
          </table:table-cell>
          <table:table-cell table:number-columns-repeated="872"/>
        </table:table-row>
        <table:table-row table:style-name="ro3">
          <table:table-cell table:formula="of:=[.A823]+[.$C$4]" office:value-type="float" office:value="4.06499999999994">
            <text:p>4.065</text:p>
          </table:table-cell>
          <table:table-cell table:formula="of:=IF(   [.A824] &lt; [.$C$5];   &quot;Accel&quot;;   IF(     [.A824] &lt; [.$C$5] + [.$C$7];     &quot;Cruise&quot;;     IF(       [.A824] &lt; [.$C$8];       &quot;Decel&quot;;       &quot;Stop&quot;     )   ) )" office:value-type="string" office:string-value="Cruise">
            <text:p>Cruise</text:p>
          </table:table-cell>
          <table:table-cell table:formula="of:=IF(   [.B824]=&quot;Accel&quot;;   [.$C$1];   IF(     [.B824]=&quot;Cruise&quot;;     0;     IF([.B824]=&quot;Decel&quot;; -[.$C$1]; 0)   ) )" office:value-type="float" office:value="0">
            <text:p>0</text:p>
          </table:table-cell>
          <table:table-cell table:formula="of:=IF(   [.B824]=&quot;Stop&quot;;   0;   MAX(     0;     MIN(       [.$C$2];       [.D823] + [.C824] * [.$C$4]     )   ) )" office:value-type="float" office:value="9.75">
            <text:p>9.75</text:p>
          </table:table-cell>
          <table:table-cell table:formula="of:=IF(   [.B824]=&quot;Stop&quot;;   [.$C$3];   [.E823] + [.D824] * [.$C$4] )" office:value-type="float" office:value="38.7074999999992">
            <text:p>38.71</text:p>
          </table:table-cell>
          <table:table-cell table:number-columns-repeated="872"/>
        </table:table-row>
        <table:table-row table:style-name="ro3">
          <table:table-cell table:formula="of:=[.A824]+[.$C$4]" office:value-type="float" office:value="4.06999999999994">
            <text:p>4.070</text:p>
          </table:table-cell>
          <table:table-cell table:formula="of:=IF(   [.A825] &lt; [.$C$5];   &quot;Accel&quot;;   IF(     [.A825] &lt; [.$C$5] + [.$C$7];     &quot;Cruise&quot;;     IF(       [.A825] &lt; [.$C$8];       &quot;Decel&quot;;       &quot;Stop&quot;     )   ) )" office:value-type="string" office:string-value="Cruise">
            <text:p>Cruise</text:p>
          </table:table-cell>
          <table:table-cell table:formula="of:=IF(   [.B825]=&quot;Accel&quot;;   [.$C$1];   IF(     [.B825]=&quot;Cruise&quot;;     0;     IF([.B825]=&quot;Decel&quot;; -[.$C$1]; 0)   ) )" office:value-type="float" office:value="0">
            <text:p>0</text:p>
          </table:table-cell>
          <table:table-cell table:formula="of:=IF(   [.B825]=&quot;Stop&quot;;   0;   MAX(     0;     MIN(       [.$C$2];       [.D824] + [.C825] * [.$C$4]     )   ) )" office:value-type="float" office:value="9.75">
            <text:p>9.75</text:p>
          </table:table-cell>
          <table:table-cell table:formula="of:=IF(   [.B825]=&quot;Stop&quot;;   [.$C$3];   [.E824] + [.D825] * [.$C$4] )" office:value-type="float" office:value="38.7562499999992">
            <text:p>38.76</text:p>
          </table:table-cell>
          <table:table-cell table:number-columns-repeated="872"/>
        </table:table-row>
        <table:table-row table:style-name="ro3">
          <table:table-cell table:formula="of:=[.A825]+[.$C$4]" office:value-type="float" office:value="4.07499999999994">
            <text:p>4.075</text:p>
          </table:table-cell>
          <table:table-cell table:formula="of:=IF(   [.A826] &lt; [.$C$5];   &quot;Accel&quot;;   IF(     [.A826] &lt; [.$C$5] + [.$C$7];     &quot;Cruise&quot;;     IF(       [.A826] &lt; [.$C$8];       &quot;Decel&quot;;       &quot;Stop&quot;     )   ) )" office:value-type="string" office:string-value="Cruise">
            <text:p>Cruise</text:p>
          </table:table-cell>
          <table:table-cell table:formula="of:=IF(   [.B826]=&quot;Accel&quot;;   [.$C$1];   IF(     [.B826]=&quot;Cruise&quot;;     0;     IF([.B826]=&quot;Decel&quot;; -[.$C$1]; 0)   ) )" office:value-type="float" office:value="0">
            <text:p>0</text:p>
          </table:table-cell>
          <table:table-cell table:formula="of:=IF(   [.B826]=&quot;Stop&quot;;   0;   MAX(     0;     MIN(       [.$C$2];       [.D825] + [.C826] * [.$C$4]     )   ) )" office:value-type="float" office:value="9.75">
            <text:p>9.75</text:p>
          </table:table-cell>
          <table:table-cell table:formula="of:=IF(   [.B826]=&quot;Stop&quot;;   [.$C$3];   [.E825] + [.D826] * [.$C$4] )" office:value-type="float" office:value="38.8049999999992">
            <text:p>38.80</text:p>
          </table:table-cell>
          <table:table-cell table:number-columns-repeated="872"/>
        </table:table-row>
        <table:table-row table:style-name="ro3">
          <table:table-cell table:formula="of:=[.A826]+[.$C$4]" office:value-type="float" office:value="4.07999999999994">
            <text:p>4.080</text:p>
          </table:table-cell>
          <table:table-cell table:formula="of:=IF(   [.A827] &lt; [.$C$5];   &quot;Accel&quot;;   IF(     [.A827] &lt; [.$C$5] + [.$C$7];     &quot;Cruise&quot;;     IF(       [.A827] &lt; [.$C$8];       &quot;Decel&quot;;       &quot;Stop&quot;     )   ) )" office:value-type="string" office:string-value="Cruise">
            <text:p>Cruise</text:p>
          </table:table-cell>
          <table:table-cell table:formula="of:=IF(   [.B827]=&quot;Accel&quot;;   [.$C$1];   IF(     [.B827]=&quot;Cruise&quot;;     0;     IF([.B827]=&quot;Decel&quot;; -[.$C$1]; 0)   ) )" office:value-type="float" office:value="0">
            <text:p>0</text:p>
          </table:table-cell>
          <table:table-cell table:formula="of:=IF(   [.B827]=&quot;Stop&quot;;   0;   MAX(     0;     MIN(       [.$C$2];       [.D826] + [.C827] * [.$C$4]     )   ) )" office:value-type="float" office:value="9.75">
            <text:p>9.75</text:p>
          </table:table-cell>
          <table:table-cell table:formula="of:=IF(   [.B827]=&quot;Stop&quot;;   [.$C$3];   [.E826] + [.D827] * [.$C$4] )" office:value-type="float" office:value="38.8537499999992">
            <text:p>38.85</text:p>
          </table:table-cell>
          <table:table-cell table:number-columns-repeated="872"/>
        </table:table-row>
        <table:table-row table:style-name="ro3">
          <table:table-cell table:formula="of:=[.A827]+[.$C$4]" office:value-type="float" office:value="4.08499999999994">
            <text:p>4.085</text:p>
          </table:table-cell>
          <table:table-cell table:formula="of:=IF(   [.A828] &lt; [.$C$5];   &quot;Accel&quot;;   IF(     [.A828] &lt; [.$C$5] + [.$C$7];     &quot;Cruise&quot;;     IF(       [.A828] &lt; [.$C$8];       &quot;Decel&quot;;       &quot;Stop&quot;     )   ) )" office:value-type="string" office:string-value="Cruise">
            <text:p>Cruise</text:p>
          </table:table-cell>
          <table:table-cell table:formula="of:=IF(   [.B828]=&quot;Accel&quot;;   [.$C$1];   IF(     [.B828]=&quot;Cruise&quot;;     0;     IF([.B828]=&quot;Decel&quot;; -[.$C$1]; 0)   ) )" office:value-type="float" office:value="0">
            <text:p>0</text:p>
          </table:table-cell>
          <table:table-cell table:formula="of:=IF(   [.B828]=&quot;Stop&quot;;   0;   MAX(     0;     MIN(       [.$C$2];       [.D827] + [.C828] * [.$C$4]     )   ) )" office:value-type="float" office:value="9.75">
            <text:p>9.75</text:p>
          </table:table-cell>
          <table:table-cell table:formula="of:=IF(   [.B828]=&quot;Stop&quot;;   [.$C$3];   [.E827] + [.D828] * [.$C$4] )" office:value-type="float" office:value="38.9024999999992">
            <text:p>38.90</text:p>
          </table:table-cell>
          <table:table-cell table:number-columns-repeated="872"/>
        </table:table-row>
        <table:table-row table:style-name="ro3">
          <table:table-cell table:formula="of:=[.A828]+[.$C$4]" office:value-type="float" office:value="4.08999999999994">
            <text:p>4.090</text:p>
          </table:table-cell>
          <table:table-cell table:formula="of:=IF(   [.A829] &lt; [.$C$5];   &quot;Accel&quot;;   IF(     [.A829] &lt; [.$C$5] + [.$C$7];     &quot;Cruise&quot;;     IF(       [.A829] &lt; [.$C$8];       &quot;Decel&quot;;       &quot;Stop&quot;     )   ) )" office:value-type="string" office:string-value="Cruise">
            <text:p>Cruise</text:p>
          </table:table-cell>
          <table:table-cell table:formula="of:=IF(   [.B829]=&quot;Accel&quot;;   [.$C$1];   IF(     [.B829]=&quot;Cruise&quot;;     0;     IF([.B829]=&quot;Decel&quot;; -[.$C$1]; 0)   ) )" office:value-type="float" office:value="0">
            <text:p>0</text:p>
          </table:table-cell>
          <table:table-cell table:formula="of:=IF(   [.B829]=&quot;Stop&quot;;   0;   MAX(     0;     MIN(       [.$C$2];       [.D828] + [.C829] * [.$C$4]     )   ) )" office:value-type="float" office:value="9.75">
            <text:p>9.75</text:p>
          </table:table-cell>
          <table:table-cell table:formula="of:=IF(   [.B829]=&quot;Stop&quot;;   [.$C$3];   [.E828] + [.D829] * [.$C$4] )" office:value-type="float" office:value="38.9512499999992">
            <text:p>38.95</text:p>
          </table:table-cell>
          <table:table-cell table:number-columns-repeated="872"/>
        </table:table-row>
        <table:table-row table:style-name="ro3">
          <table:table-cell table:formula="of:=[.A829]+[.$C$4]" office:value-type="float" office:value="4.09499999999994">
            <text:p>4.095</text:p>
          </table:table-cell>
          <table:table-cell table:formula="of:=IF(   [.A830] &lt; [.$C$5];   &quot;Accel&quot;;   IF(     [.A830] &lt; [.$C$5] + [.$C$7];     &quot;Cruise&quot;;     IF(       [.A830] &lt; [.$C$8];       &quot;Decel&quot;;       &quot;Stop&quot;     )   ) )" office:value-type="string" office:string-value="Cruise">
            <text:p>Cruise</text:p>
          </table:table-cell>
          <table:table-cell table:formula="of:=IF(   [.B830]=&quot;Accel&quot;;   [.$C$1];   IF(     [.B830]=&quot;Cruise&quot;;     0;     IF([.B830]=&quot;Decel&quot;; -[.$C$1]; 0)   ) )" office:value-type="float" office:value="0">
            <text:p>0</text:p>
          </table:table-cell>
          <table:table-cell table:formula="of:=IF(   [.B830]=&quot;Stop&quot;;   0;   MAX(     0;     MIN(       [.$C$2];       [.D829] + [.C830] * [.$C$4]     )   ) )" office:value-type="float" office:value="9.75">
            <text:p>9.75</text:p>
          </table:table-cell>
          <table:table-cell table:formula="of:=IF(   [.B830]=&quot;Stop&quot;;   [.$C$3];   [.E829] + [.D830] * [.$C$4] )" office:value-type="float" office:value="38.9999999999992">
            <text:p>39.00</text:p>
          </table:table-cell>
          <table:table-cell table:number-columns-repeated="872"/>
        </table:table-row>
        <table:table-row table:style-name="ro3">
          <table:table-cell table:formula="of:=[.A830]+[.$C$4]" office:value-type="float" office:value="4.09999999999994">
            <text:p>4.100</text:p>
          </table:table-cell>
          <table:table-cell table:formula="of:=IF(   [.A831] &lt; [.$C$5];   &quot;Accel&quot;;   IF(     [.A831] &lt; [.$C$5] + [.$C$7];     &quot;Cruise&quot;;     IF(       [.A831] &lt; [.$C$8];       &quot;Decel&quot;;       &quot;Stop&quot;     )   ) )" office:value-type="string" office:string-value="Cruise">
            <text:p>Cruise</text:p>
          </table:table-cell>
          <table:table-cell table:formula="of:=IF(   [.B831]=&quot;Accel&quot;;   [.$C$1];   IF(     [.B831]=&quot;Cruise&quot;;     0;     IF([.B831]=&quot;Decel&quot;; -[.$C$1]; 0)   ) )" office:value-type="float" office:value="0">
            <text:p>0</text:p>
          </table:table-cell>
          <table:table-cell table:formula="of:=IF(   [.B831]=&quot;Stop&quot;;   0;   MAX(     0;     MIN(       [.$C$2];       [.D830] + [.C831] * [.$C$4]     )   ) )" office:value-type="float" office:value="9.75">
            <text:p>9.75</text:p>
          </table:table-cell>
          <table:table-cell table:formula="of:=IF(   [.B831]=&quot;Stop&quot;;   [.$C$3];   [.E830] + [.D831] * [.$C$4] )" office:value-type="float" office:value="39.0487499999992">
            <text:p>39.05</text:p>
          </table:table-cell>
          <table:table-cell table:number-columns-repeated="872"/>
        </table:table-row>
        <table:table-row table:style-name="ro3">
          <table:table-cell table:formula="of:=[.A831]+[.$C$4]" office:value-type="float" office:value="4.10499999999994">
            <text:p>4.105</text:p>
          </table:table-cell>
          <table:table-cell table:formula="of:=IF(   [.A832] &lt; [.$C$5];   &quot;Accel&quot;;   IF(     [.A832] &lt; [.$C$5] + [.$C$7];     &quot;Cruise&quot;;     IF(       [.A832] &lt; [.$C$8];       &quot;Decel&quot;;       &quot;Stop&quot;     )   ) )" office:value-type="string" office:string-value="Cruise">
            <text:p>Cruise</text:p>
          </table:table-cell>
          <table:table-cell table:formula="of:=IF(   [.B832]=&quot;Accel&quot;;   [.$C$1];   IF(     [.B832]=&quot;Cruise&quot;;     0;     IF([.B832]=&quot;Decel&quot;; -[.$C$1]; 0)   ) )" office:value-type="float" office:value="0">
            <text:p>0</text:p>
          </table:table-cell>
          <table:table-cell table:formula="of:=IF(   [.B832]=&quot;Stop&quot;;   0;   MAX(     0;     MIN(       [.$C$2];       [.D831] + [.C832] * [.$C$4]     )   ) )" office:value-type="float" office:value="9.75">
            <text:p>9.75</text:p>
          </table:table-cell>
          <table:table-cell table:formula="of:=IF(   [.B832]=&quot;Stop&quot;;   [.$C$3];   [.E831] + [.D832] * [.$C$4] )" office:value-type="float" office:value="39.0974999999992">
            <text:p>39.10</text:p>
          </table:table-cell>
          <table:table-cell table:number-columns-repeated="872"/>
        </table:table-row>
        <table:table-row table:style-name="ro3">
          <table:table-cell table:formula="of:=[.A832]+[.$C$4]" office:value-type="float" office:value="4.10999999999993">
            <text:p>4.110</text:p>
          </table:table-cell>
          <table:table-cell table:formula="of:=IF(   [.A833] &lt; [.$C$5];   &quot;Accel&quot;;   IF(     [.A833] &lt; [.$C$5] + [.$C$7];     &quot;Cruise&quot;;     IF(       [.A833] &lt; [.$C$8];       &quot;Decel&quot;;       &quot;Stop&quot;     )   ) )" office:value-type="string" office:string-value="Cruise">
            <text:p>Cruise</text:p>
          </table:table-cell>
          <table:table-cell table:formula="of:=IF(   [.B833]=&quot;Accel&quot;;   [.$C$1];   IF(     [.B833]=&quot;Cruise&quot;;     0;     IF([.B833]=&quot;Decel&quot;; -[.$C$1]; 0)   ) )" office:value-type="float" office:value="0">
            <text:p>0</text:p>
          </table:table-cell>
          <table:table-cell table:formula="of:=IF(   [.B833]=&quot;Stop&quot;;   0;   MAX(     0;     MIN(       [.$C$2];       [.D832] + [.C833] * [.$C$4]     )   ) )" office:value-type="float" office:value="9.75">
            <text:p>9.75</text:p>
          </table:table-cell>
          <table:table-cell table:formula="of:=IF(   [.B833]=&quot;Stop&quot;;   [.$C$3];   [.E832] + [.D833] * [.$C$4] )" office:value-type="float" office:value="39.1462499999992">
            <text:p>39.15</text:p>
          </table:table-cell>
          <table:table-cell table:number-columns-repeated="872"/>
        </table:table-row>
        <table:table-row table:style-name="ro3">
          <table:table-cell table:formula="of:=[.A833]+[.$C$4]" office:value-type="float" office:value="4.11499999999993">
            <text:p>4.115</text:p>
          </table:table-cell>
          <table:table-cell table:formula="of:=IF(   [.A834] &lt; [.$C$5];   &quot;Accel&quot;;   IF(     [.A834] &lt; [.$C$5] + [.$C$7];     &quot;Cruise&quot;;     IF(       [.A834] &lt; [.$C$8];       &quot;Decel&quot;;       &quot;Stop&quot;     )   ) )" office:value-type="string" office:string-value="Cruise">
            <text:p>Cruise</text:p>
          </table:table-cell>
          <table:table-cell table:formula="of:=IF(   [.B834]=&quot;Accel&quot;;   [.$C$1];   IF(     [.B834]=&quot;Cruise&quot;;     0;     IF([.B834]=&quot;Decel&quot;; -[.$C$1]; 0)   ) )" office:value-type="float" office:value="0">
            <text:p>0</text:p>
          </table:table-cell>
          <table:table-cell table:formula="of:=IF(   [.B834]=&quot;Stop&quot;;   0;   MAX(     0;     MIN(       [.$C$2];       [.D833] + [.C834] * [.$C$4]     )   ) )" office:value-type="float" office:value="9.75">
            <text:p>9.75</text:p>
          </table:table-cell>
          <table:table-cell table:formula="of:=IF(   [.B834]=&quot;Stop&quot;;   [.$C$3];   [.E833] + [.D834] * [.$C$4] )" office:value-type="float" office:value="39.1949999999992">
            <text:p>39.19</text:p>
          </table:table-cell>
          <table:table-cell table:number-columns-repeated="872"/>
        </table:table-row>
        <table:table-row table:style-name="ro3">
          <table:table-cell table:formula="of:=[.A834]+[.$C$4]" office:value-type="float" office:value="4.11999999999993">
            <text:p>4.120</text:p>
          </table:table-cell>
          <table:table-cell table:formula="of:=IF(   [.A835] &lt; [.$C$5];   &quot;Accel&quot;;   IF(     [.A835] &lt; [.$C$5] + [.$C$7];     &quot;Cruise&quot;;     IF(       [.A835] &lt; [.$C$8];       &quot;Decel&quot;;       &quot;Stop&quot;     )   ) )" office:value-type="string" office:string-value="Cruise">
            <text:p>Cruise</text:p>
          </table:table-cell>
          <table:table-cell table:formula="of:=IF(   [.B835]=&quot;Accel&quot;;   [.$C$1];   IF(     [.B835]=&quot;Cruise&quot;;     0;     IF([.B835]=&quot;Decel&quot;; -[.$C$1]; 0)   ) )" office:value-type="float" office:value="0">
            <text:p>0</text:p>
          </table:table-cell>
          <table:table-cell table:formula="of:=IF(   [.B835]=&quot;Stop&quot;;   0;   MAX(     0;     MIN(       [.$C$2];       [.D834] + [.C835] * [.$C$4]     )   ) )" office:value-type="float" office:value="9.75">
            <text:p>9.75</text:p>
          </table:table-cell>
          <table:table-cell table:formula="of:=IF(   [.B835]=&quot;Stop&quot;;   [.$C$3];   [.E834] + [.D835] * [.$C$4] )" office:value-type="float" office:value="39.2437499999992">
            <text:p>39.24</text:p>
          </table:table-cell>
          <table:table-cell table:number-columns-repeated="872"/>
        </table:table-row>
        <table:table-row table:style-name="ro3">
          <table:table-cell table:formula="of:=[.A835]+[.$C$4]" office:value-type="float" office:value="4.12499999999993">
            <text:p>4.125</text:p>
          </table:table-cell>
          <table:table-cell table:formula="of:=IF(   [.A836] &lt; [.$C$5];   &quot;Accel&quot;;   IF(     [.A836] &lt; [.$C$5] + [.$C$7];     &quot;Cruise&quot;;     IF(       [.A836] &lt; [.$C$8];       &quot;Decel&quot;;       &quot;Stop&quot;     )   ) )" office:value-type="string" office:string-value="Cruise">
            <text:p>Cruise</text:p>
          </table:table-cell>
          <table:table-cell table:formula="of:=IF(   [.B836]=&quot;Accel&quot;;   [.$C$1];   IF(     [.B836]=&quot;Cruise&quot;;     0;     IF([.B836]=&quot;Decel&quot;; -[.$C$1]; 0)   ) )" office:value-type="float" office:value="0">
            <text:p>0</text:p>
          </table:table-cell>
          <table:table-cell table:formula="of:=IF(   [.B836]=&quot;Stop&quot;;   0;   MAX(     0;     MIN(       [.$C$2];       [.D835] + [.C836] * [.$C$4]     )   ) )" office:value-type="float" office:value="9.75">
            <text:p>9.75</text:p>
          </table:table-cell>
          <table:table-cell table:formula="of:=IF(   [.B836]=&quot;Stop&quot;;   [.$C$3];   [.E835] + [.D836] * [.$C$4] )" office:value-type="float" office:value="39.2924999999992">
            <text:p>39.29</text:p>
          </table:table-cell>
          <table:table-cell table:number-columns-repeated="872"/>
        </table:table-row>
        <table:table-row table:style-name="ro3">
          <table:table-cell table:formula="of:=[.A836]+[.$C$4]" office:value-type="float" office:value="4.12999999999993">
            <text:p>4.130</text:p>
          </table:table-cell>
          <table:table-cell table:formula="of:=IF(   [.A837] &lt; [.$C$5];   &quot;Accel&quot;;   IF(     [.A837] &lt; [.$C$5] + [.$C$7];     &quot;Cruise&quot;;     IF(       [.A837] &lt; [.$C$8];       &quot;Decel&quot;;       &quot;Stop&quot;     )   ) )" office:value-type="string" office:string-value="Cruise">
            <text:p>Cruise</text:p>
          </table:table-cell>
          <table:table-cell table:formula="of:=IF(   [.B837]=&quot;Accel&quot;;   [.$C$1];   IF(     [.B837]=&quot;Cruise&quot;;     0;     IF([.B837]=&quot;Decel&quot;; -[.$C$1]; 0)   ) )" office:value-type="float" office:value="0">
            <text:p>0</text:p>
          </table:table-cell>
          <table:table-cell table:formula="of:=IF(   [.B837]=&quot;Stop&quot;;   0;   MAX(     0;     MIN(       [.$C$2];       [.D836] + [.C837] * [.$C$4]     )   ) )" office:value-type="float" office:value="9.75">
            <text:p>9.75</text:p>
          </table:table-cell>
          <table:table-cell table:formula="of:=IF(   [.B837]=&quot;Stop&quot;;   [.$C$3];   [.E836] + [.D837] * [.$C$4] )" office:value-type="float" office:value="39.3412499999992">
            <text:p>39.34</text:p>
          </table:table-cell>
          <table:table-cell table:number-columns-repeated="872"/>
        </table:table-row>
        <table:table-row table:style-name="ro3">
          <table:table-cell table:formula="of:=[.A837]+[.$C$4]" office:value-type="float" office:value="4.13499999999993">
            <text:p>4.135</text:p>
          </table:table-cell>
          <table:table-cell table:formula="of:=IF(   [.A838] &lt; [.$C$5];   &quot;Accel&quot;;   IF(     [.A838] &lt; [.$C$5] + [.$C$7];     &quot;Cruise&quot;;     IF(       [.A838] &lt; [.$C$8];       &quot;Decel&quot;;       &quot;Stop&quot;     )   ) )" office:value-type="string" office:string-value="Cruise">
            <text:p>Cruise</text:p>
          </table:table-cell>
          <table:table-cell table:formula="of:=IF(   [.B838]=&quot;Accel&quot;;   [.$C$1];   IF(     [.B838]=&quot;Cruise&quot;;     0;     IF([.B838]=&quot;Decel&quot;; -[.$C$1]; 0)   ) )" office:value-type="float" office:value="0">
            <text:p>0</text:p>
          </table:table-cell>
          <table:table-cell table:formula="of:=IF(   [.B838]=&quot;Stop&quot;;   0;   MAX(     0;     MIN(       [.$C$2];       [.D837] + [.C838] * [.$C$4]     )   ) )" office:value-type="float" office:value="9.75">
            <text:p>9.75</text:p>
          </table:table-cell>
          <table:table-cell table:formula="of:=IF(   [.B838]=&quot;Stop&quot;;   [.$C$3];   [.E837] + [.D838] * [.$C$4] )" office:value-type="float" office:value="39.3899999999992">
            <text:p>39.39</text:p>
          </table:table-cell>
          <table:table-cell table:number-columns-repeated="872"/>
        </table:table-row>
        <table:table-row table:style-name="ro3">
          <table:table-cell table:formula="of:=[.A838]+[.$C$4]" office:value-type="float" office:value="4.13999999999993">
            <text:p>4.140</text:p>
          </table:table-cell>
          <table:table-cell table:formula="of:=IF(   [.A839] &lt; [.$C$5];   &quot;Accel&quot;;   IF(     [.A839] &lt; [.$C$5] + [.$C$7];     &quot;Cruise&quot;;     IF(       [.A839] &lt; [.$C$8];       &quot;Decel&quot;;       &quot;Stop&quot;     )   ) )" office:value-type="string" office:string-value="Cruise">
            <text:p>Cruise</text:p>
          </table:table-cell>
          <table:table-cell table:formula="of:=IF(   [.B839]=&quot;Accel&quot;;   [.$C$1];   IF(     [.B839]=&quot;Cruise&quot;;     0;     IF([.B839]=&quot;Decel&quot;; -[.$C$1]; 0)   ) )" office:value-type="float" office:value="0">
            <text:p>0</text:p>
          </table:table-cell>
          <table:table-cell table:formula="of:=IF(   [.B839]=&quot;Stop&quot;;   0;   MAX(     0;     MIN(       [.$C$2];       [.D838] + [.C839] * [.$C$4]     )   ) )" office:value-type="float" office:value="9.75">
            <text:p>9.75</text:p>
          </table:table-cell>
          <table:table-cell table:formula="of:=IF(   [.B839]=&quot;Stop&quot;;   [.$C$3];   [.E838] + [.D839] * [.$C$4] )" office:value-type="float" office:value="39.4387499999992">
            <text:p>39.44</text:p>
          </table:table-cell>
          <table:table-cell table:number-columns-repeated="872"/>
        </table:table-row>
        <table:table-row table:style-name="ro3">
          <table:table-cell table:formula="of:=[.A839]+[.$C$4]" office:value-type="float" office:value="4.14499999999993">
            <text:p>4.145</text:p>
          </table:table-cell>
          <table:table-cell table:formula="of:=IF(   [.A840] &lt; [.$C$5];   &quot;Accel&quot;;   IF(     [.A840] &lt; [.$C$5] + [.$C$7];     &quot;Cruise&quot;;     IF(       [.A840] &lt; [.$C$8];       &quot;Decel&quot;;       &quot;Stop&quot;     )   ) )" office:value-type="string" office:string-value="Cruise">
            <text:p>Cruise</text:p>
          </table:table-cell>
          <table:table-cell table:formula="of:=IF(   [.B840]=&quot;Accel&quot;;   [.$C$1];   IF(     [.B840]=&quot;Cruise&quot;;     0;     IF([.B840]=&quot;Decel&quot;; -[.$C$1]; 0)   ) )" office:value-type="float" office:value="0">
            <text:p>0</text:p>
          </table:table-cell>
          <table:table-cell table:formula="of:=IF(   [.B840]=&quot;Stop&quot;;   0;   MAX(     0;     MIN(       [.$C$2];       [.D839] + [.C840] * [.$C$4]     )   ) )" office:value-type="float" office:value="9.75">
            <text:p>9.75</text:p>
          </table:table-cell>
          <table:table-cell table:formula="of:=IF(   [.B840]=&quot;Stop&quot;;   [.$C$3];   [.E839] + [.D840] * [.$C$4] )" office:value-type="float" office:value="39.4874999999992">
            <text:p>39.49</text:p>
          </table:table-cell>
          <table:table-cell table:number-columns-repeated="872"/>
        </table:table-row>
        <table:table-row table:style-name="ro3">
          <table:table-cell table:formula="of:=[.A840]+[.$C$4]" office:value-type="float" office:value="4.14999999999993">
            <text:p>4.150</text:p>
          </table:table-cell>
          <table:table-cell table:formula="of:=IF(   [.A841] &lt; [.$C$5];   &quot;Accel&quot;;   IF(     [.A841] &lt; [.$C$5] + [.$C$7];     &quot;Cruise&quot;;     IF(       [.A841] &lt; [.$C$8];       &quot;Decel&quot;;       &quot;Stop&quot;     )   ) )" office:value-type="string" office:string-value="Cruise">
            <text:p>Cruise</text:p>
          </table:table-cell>
          <table:table-cell table:formula="of:=IF(   [.B841]=&quot;Accel&quot;;   [.$C$1];   IF(     [.B841]=&quot;Cruise&quot;;     0;     IF([.B841]=&quot;Decel&quot;; -[.$C$1]; 0)   ) )" office:value-type="float" office:value="0">
            <text:p>0</text:p>
          </table:table-cell>
          <table:table-cell table:formula="of:=IF(   [.B841]=&quot;Stop&quot;;   0;   MAX(     0;     MIN(       [.$C$2];       [.D840] + [.C841] * [.$C$4]     )   ) )" office:value-type="float" office:value="9.75">
            <text:p>9.75</text:p>
          </table:table-cell>
          <table:table-cell table:formula="of:=IF(   [.B841]=&quot;Stop&quot;;   [.$C$3];   [.E840] + [.D841] * [.$C$4] )" office:value-type="float" office:value="39.5362499999992">
            <text:p>39.54</text:p>
          </table:table-cell>
          <table:table-cell table:number-columns-repeated="872"/>
        </table:table-row>
        <table:table-row table:style-name="ro3">
          <table:table-cell table:formula="of:=[.A841]+[.$C$4]" office:value-type="float" office:value="4.15499999999993">
            <text:p>4.155</text:p>
          </table:table-cell>
          <table:table-cell table:formula="of:=IF(   [.A842] &lt; [.$C$5];   &quot;Accel&quot;;   IF(     [.A842] &lt; [.$C$5] + [.$C$7];     &quot;Cruise&quot;;     IF(       [.A842] &lt; [.$C$8];       &quot;Decel&quot;;       &quot;Stop&quot;     )   ) )" office:value-type="string" office:string-value="Cruise">
            <text:p>Cruise</text:p>
          </table:table-cell>
          <table:table-cell table:formula="of:=IF(   [.B842]=&quot;Accel&quot;;   [.$C$1];   IF(     [.B842]=&quot;Cruise&quot;;     0;     IF([.B842]=&quot;Decel&quot;; -[.$C$1]; 0)   ) )" office:value-type="float" office:value="0">
            <text:p>0</text:p>
          </table:table-cell>
          <table:table-cell table:formula="of:=IF(   [.B842]=&quot;Stop&quot;;   0;   MAX(     0;     MIN(       [.$C$2];       [.D841] + [.C842] * [.$C$4]     )   ) )" office:value-type="float" office:value="9.75">
            <text:p>9.75</text:p>
          </table:table-cell>
          <table:table-cell table:formula="of:=IF(   [.B842]=&quot;Stop&quot;;   [.$C$3];   [.E841] + [.D842] * [.$C$4] )" office:value-type="float" office:value="39.5849999999992">
            <text:p>39.58</text:p>
          </table:table-cell>
          <table:table-cell table:number-columns-repeated="872"/>
        </table:table-row>
        <table:table-row table:style-name="ro3">
          <table:table-cell table:formula="of:=[.A842]+[.$C$4]" office:value-type="float" office:value="4.15999999999993">
            <text:p>4.160</text:p>
          </table:table-cell>
          <table:table-cell table:formula="of:=IF(   [.A843] &lt; [.$C$5];   &quot;Accel&quot;;   IF(     [.A843] &lt; [.$C$5] + [.$C$7];     &quot;Cruise&quot;;     IF(       [.A843] &lt; [.$C$8];       &quot;Decel&quot;;       &quot;Stop&quot;     )   ) )" office:value-type="string" office:string-value="Cruise">
            <text:p>Cruise</text:p>
          </table:table-cell>
          <table:table-cell table:formula="of:=IF(   [.B843]=&quot;Accel&quot;;   [.$C$1];   IF(     [.B843]=&quot;Cruise&quot;;     0;     IF([.B843]=&quot;Decel&quot;; -[.$C$1]; 0)   ) )" office:value-type="float" office:value="0">
            <text:p>0</text:p>
          </table:table-cell>
          <table:table-cell table:formula="of:=IF(   [.B843]=&quot;Stop&quot;;   0;   MAX(     0;     MIN(       [.$C$2];       [.D842] + [.C843] * [.$C$4]     )   ) )" office:value-type="float" office:value="9.75">
            <text:p>9.75</text:p>
          </table:table-cell>
          <table:table-cell table:formula="of:=IF(   [.B843]=&quot;Stop&quot;;   [.$C$3];   [.E842] + [.D843] * [.$C$4] )" office:value-type="float" office:value="39.6337499999992">
            <text:p>39.63</text:p>
          </table:table-cell>
          <table:table-cell table:number-columns-repeated="872"/>
        </table:table-row>
        <table:table-row table:style-name="ro3">
          <table:table-cell table:formula="of:=[.A843]+[.$C$4]" office:value-type="float" office:value="4.16499999999993">
            <text:p>4.165</text:p>
          </table:table-cell>
          <table:table-cell table:formula="of:=IF(   [.A844] &lt; [.$C$5];   &quot;Accel&quot;;   IF(     [.A844] &lt; [.$C$5] + [.$C$7];     &quot;Cruise&quot;;     IF(       [.A844] &lt; [.$C$8];       &quot;Decel&quot;;       &quot;Stop&quot;     )   ) )" office:value-type="string" office:string-value="Cruise">
            <text:p>Cruise</text:p>
          </table:table-cell>
          <table:table-cell table:formula="of:=IF(   [.B844]=&quot;Accel&quot;;   [.$C$1];   IF(     [.B844]=&quot;Cruise&quot;;     0;     IF([.B844]=&quot;Decel&quot;; -[.$C$1]; 0)   ) )" office:value-type="float" office:value="0">
            <text:p>0</text:p>
          </table:table-cell>
          <table:table-cell table:formula="of:=IF(   [.B844]=&quot;Stop&quot;;   0;   MAX(     0;     MIN(       [.$C$2];       [.D843] + [.C844] * [.$C$4]     )   ) )" office:value-type="float" office:value="9.75">
            <text:p>9.75</text:p>
          </table:table-cell>
          <table:table-cell table:formula="of:=IF(   [.B844]=&quot;Stop&quot;;   [.$C$3];   [.E843] + [.D844] * [.$C$4] )" office:value-type="float" office:value="39.6824999999992">
            <text:p>39.68</text:p>
          </table:table-cell>
          <table:table-cell table:number-columns-repeated="872"/>
        </table:table-row>
        <table:table-row table:style-name="ro3">
          <table:table-cell table:formula="of:=[.A844]+[.$C$4]" office:value-type="float" office:value="4.16999999999993">
            <text:p>4.170</text:p>
          </table:table-cell>
          <table:table-cell table:formula="of:=IF(   [.A845] &lt; [.$C$5];   &quot;Accel&quot;;   IF(     [.A845] &lt; [.$C$5] + [.$C$7];     &quot;Cruise&quot;;     IF(       [.A845] &lt; [.$C$8];       &quot;Decel&quot;;       &quot;Stop&quot;     )   ) )" office:value-type="string" office:string-value="Cruise">
            <text:p>Cruise</text:p>
          </table:table-cell>
          <table:table-cell table:formula="of:=IF(   [.B845]=&quot;Accel&quot;;   [.$C$1];   IF(     [.B845]=&quot;Cruise&quot;;     0;     IF([.B845]=&quot;Decel&quot;; -[.$C$1]; 0)   ) )" office:value-type="float" office:value="0">
            <text:p>0</text:p>
          </table:table-cell>
          <table:table-cell table:formula="of:=IF(   [.B845]=&quot;Stop&quot;;   0;   MAX(     0;     MIN(       [.$C$2];       [.D844] + [.C845] * [.$C$4]     )   ) )" office:value-type="float" office:value="9.75">
            <text:p>9.75</text:p>
          </table:table-cell>
          <table:table-cell table:formula="of:=IF(   [.B845]=&quot;Stop&quot;;   [.$C$3];   [.E844] + [.D845] * [.$C$4] )" office:value-type="float" office:value="39.7312499999992">
            <text:p>39.73</text:p>
          </table:table-cell>
          <table:table-cell table:number-columns-repeated="872"/>
        </table:table-row>
        <table:table-row table:style-name="ro3">
          <table:table-cell table:formula="of:=[.A845]+[.$C$4]" office:value-type="float" office:value="4.17499999999993">
            <text:p>4.175</text:p>
          </table:table-cell>
          <table:table-cell table:formula="of:=IF(   [.A846] &lt; [.$C$5];   &quot;Accel&quot;;   IF(     [.A846] &lt; [.$C$5] + [.$C$7];     &quot;Cruise&quot;;     IF(       [.A846] &lt; [.$C$8];       &quot;Decel&quot;;       &quot;Stop&quot;     )   ) )" office:value-type="string" office:string-value="Cruise">
            <text:p>Cruise</text:p>
          </table:table-cell>
          <table:table-cell table:formula="of:=IF(   [.B846]=&quot;Accel&quot;;   [.$C$1];   IF(     [.B846]=&quot;Cruise&quot;;     0;     IF([.B846]=&quot;Decel&quot;; -[.$C$1]; 0)   ) )" office:value-type="float" office:value="0">
            <text:p>0</text:p>
          </table:table-cell>
          <table:table-cell table:formula="of:=IF(   [.B846]=&quot;Stop&quot;;   0;   MAX(     0;     MIN(       [.$C$2];       [.D845] + [.C846] * [.$C$4]     )   ) )" office:value-type="float" office:value="9.75">
            <text:p>9.75</text:p>
          </table:table-cell>
          <table:table-cell table:formula="of:=IF(   [.B846]=&quot;Stop&quot;;   [.$C$3];   [.E845] + [.D846] * [.$C$4] )" office:value-type="float" office:value="39.7799999999992">
            <text:p>39.78</text:p>
          </table:table-cell>
          <table:table-cell table:number-columns-repeated="872"/>
        </table:table-row>
        <table:table-row table:style-name="ro3">
          <table:table-cell table:formula="of:=[.A846]+[.$C$4]" office:value-type="float" office:value="4.17999999999993">
            <text:p>4.180</text:p>
          </table:table-cell>
          <table:table-cell table:formula="of:=IF(   [.A847] &lt; [.$C$5];   &quot;Accel&quot;;   IF(     [.A847] &lt; [.$C$5] + [.$C$7];     &quot;Cruise&quot;;     IF(       [.A847] &lt; [.$C$8];       &quot;Decel&quot;;       &quot;Stop&quot;     )   ) )" office:value-type="string" office:string-value="Cruise">
            <text:p>Cruise</text:p>
          </table:table-cell>
          <table:table-cell table:formula="of:=IF(   [.B847]=&quot;Accel&quot;;   [.$C$1];   IF(     [.B847]=&quot;Cruise&quot;;     0;     IF([.B847]=&quot;Decel&quot;; -[.$C$1]; 0)   ) )" office:value-type="float" office:value="0">
            <text:p>0</text:p>
          </table:table-cell>
          <table:table-cell table:formula="of:=IF(   [.B847]=&quot;Stop&quot;;   0;   MAX(     0;     MIN(       [.$C$2];       [.D846] + [.C847] * [.$C$4]     )   ) )" office:value-type="float" office:value="9.75">
            <text:p>9.75</text:p>
          </table:table-cell>
          <table:table-cell table:formula="of:=IF(   [.B847]=&quot;Stop&quot;;   [.$C$3];   [.E846] + [.D847] * [.$C$4] )" office:value-type="float" office:value="39.8287499999992">
            <text:p>39.83</text:p>
          </table:table-cell>
          <table:table-cell table:number-columns-repeated="872"/>
        </table:table-row>
        <table:table-row table:style-name="ro3">
          <table:table-cell table:formula="of:=[.A847]+[.$C$4]" office:value-type="float" office:value="4.18499999999993">
            <text:p>4.185</text:p>
          </table:table-cell>
          <table:table-cell table:formula="of:=IF(   [.A848] &lt; [.$C$5];   &quot;Accel&quot;;   IF(     [.A848] &lt; [.$C$5] + [.$C$7];     &quot;Cruise&quot;;     IF(       [.A848] &lt; [.$C$8];       &quot;Decel&quot;;       &quot;Stop&quot;     )   ) )" office:value-type="string" office:string-value="Cruise">
            <text:p>Cruise</text:p>
          </table:table-cell>
          <table:table-cell table:formula="of:=IF(   [.B848]=&quot;Accel&quot;;   [.$C$1];   IF(     [.B848]=&quot;Cruise&quot;;     0;     IF([.B848]=&quot;Decel&quot;; -[.$C$1]; 0)   ) )" office:value-type="float" office:value="0">
            <text:p>0</text:p>
          </table:table-cell>
          <table:table-cell table:formula="of:=IF(   [.B848]=&quot;Stop&quot;;   0;   MAX(     0;     MIN(       [.$C$2];       [.D847] + [.C848] * [.$C$4]     )   ) )" office:value-type="float" office:value="9.75">
            <text:p>9.75</text:p>
          </table:table-cell>
          <table:table-cell table:formula="of:=IF(   [.B848]=&quot;Stop&quot;;   [.$C$3];   [.E847] + [.D848] * [.$C$4] )" office:value-type="float" office:value="39.8774999999992">
            <text:p>39.88</text:p>
          </table:table-cell>
          <table:table-cell table:number-columns-repeated="872"/>
        </table:table-row>
        <table:table-row table:style-name="ro3">
          <table:table-cell table:formula="of:=[.A848]+[.$C$4]" office:value-type="float" office:value="4.18999999999993">
            <text:p>4.190</text:p>
          </table:table-cell>
          <table:table-cell table:formula="of:=IF(   [.A849] &lt; [.$C$5];   &quot;Accel&quot;;   IF(     [.A849] &lt; [.$C$5] + [.$C$7];     &quot;Cruise&quot;;     IF(       [.A849] &lt; [.$C$8];       &quot;Decel&quot;;       &quot;Stop&quot;     )   ) )" office:value-type="string" office:string-value="Cruise">
            <text:p>Cruise</text:p>
          </table:table-cell>
          <table:table-cell table:formula="of:=IF(   [.B849]=&quot;Accel&quot;;   [.$C$1];   IF(     [.B849]=&quot;Cruise&quot;;     0;     IF([.B849]=&quot;Decel&quot;; -[.$C$1]; 0)   ) )" office:value-type="float" office:value="0">
            <text:p>0</text:p>
          </table:table-cell>
          <table:table-cell table:formula="of:=IF(   [.B849]=&quot;Stop&quot;;   0;   MAX(     0;     MIN(       [.$C$2];       [.D848] + [.C849] * [.$C$4]     )   ) )" office:value-type="float" office:value="9.75">
            <text:p>9.75</text:p>
          </table:table-cell>
          <table:table-cell table:formula="of:=IF(   [.B849]=&quot;Stop&quot;;   [.$C$3];   [.E848] + [.D849] * [.$C$4] )" office:value-type="float" office:value="39.9262499999992">
            <text:p>39.93</text:p>
          </table:table-cell>
          <table:table-cell table:number-columns-repeated="872"/>
        </table:table-row>
        <table:table-row table:style-name="ro3">
          <table:table-cell table:formula="of:=[.A849]+[.$C$4]" office:value-type="float" office:value="4.19499999999993">
            <text:p>4.195</text:p>
          </table:table-cell>
          <table:table-cell table:formula="of:=IF(   [.A850] &lt; [.$C$5];   &quot;Accel&quot;;   IF(     [.A850] &lt; [.$C$5] + [.$C$7];     &quot;Cruise&quot;;     IF(       [.A850] &lt; [.$C$8];       &quot;Decel&quot;;       &quot;Stop&quot;     )   ) )" office:value-type="string" office:string-value="Cruise">
            <text:p>Cruise</text:p>
          </table:table-cell>
          <table:table-cell table:formula="of:=IF(   [.B850]=&quot;Accel&quot;;   [.$C$1];   IF(     [.B850]=&quot;Cruise&quot;;     0;     IF([.B850]=&quot;Decel&quot;; -[.$C$1]; 0)   ) )" office:value-type="float" office:value="0">
            <text:p>0</text:p>
          </table:table-cell>
          <table:table-cell table:formula="of:=IF(   [.B850]=&quot;Stop&quot;;   0;   MAX(     0;     MIN(       [.$C$2];       [.D849] + [.C850] * [.$C$4]     )   ) )" office:value-type="float" office:value="9.75">
            <text:p>9.75</text:p>
          </table:table-cell>
          <table:table-cell table:formula="of:=IF(   [.B850]=&quot;Stop&quot;;   [.$C$3];   [.E849] + [.D850] * [.$C$4] )" office:value-type="float" office:value="39.9749999999992">
            <text:p>39.97</text:p>
          </table:table-cell>
          <table:table-cell table:number-columns-repeated="872"/>
        </table:table-row>
        <table:table-row table:style-name="ro3">
          <table:table-cell table:formula="of:=[.A850]+[.$C$4]" office:value-type="float" office:value="4.19999999999993">
            <text:p>4.200</text:p>
          </table:table-cell>
          <table:table-cell table:formula="of:=IF(   [.A851] &lt; [.$C$5];   &quot;Accel&quot;;   IF(     [.A851] &lt; [.$C$5] + [.$C$7];     &quot;Cruise&quot;;     IF(       [.A851] &lt; [.$C$8];       &quot;Decel&quot;;       &quot;Stop&quot;     )   ) )" office:value-type="string" office:string-value="Cruise">
            <text:p>Cruise</text:p>
          </table:table-cell>
          <table:table-cell table:formula="of:=IF(   [.B851]=&quot;Accel&quot;;   [.$C$1];   IF(     [.B851]=&quot;Cruise&quot;;     0;     IF([.B851]=&quot;Decel&quot;; -[.$C$1]; 0)   ) )" office:value-type="float" office:value="0">
            <text:p>0</text:p>
          </table:table-cell>
          <table:table-cell table:formula="of:=IF(   [.B851]=&quot;Stop&quot;;   0;   MAX(     0;     MIN(       [.$C$2];       [.D850] + [.C851] * [.$C$4]     )   ) )" office:value-type="float" office:value="9.75">
            <text:p>9.75</text:p>
          </table:table-cell>
          <table:table-cell table:formula="of:=IF(   [.B851]=&quot;Stop&quot;;   [.$C$3];   [.E850] + [.D851] * [.$C$4] )" office:value-type="float" office:value="40.0237499999992">
            <text:p>40.02</text:p>
          </table:table-cell>
          <table:table-cell table:number-columns-repeated="872"/>
        </table:table-row>
        <table:table-row table:style-name="ro3">
          <table:table-cell table:formula="of:=[.A851]+[.$C$4]" office:value-type="float" office:value="4.20499999999993">
            <text:p>4.205</text:p>
          </table:table-cell>
          <table:table-cell table:formula="of:=IF(   [.A852] &lt; [.$C$5];   &quot;Accel&quot;;   IF(     [.A852] &lt; [.$C$5] + [.$C$7];     &quot;Cruise&quot;;     IF(       [.A852] &lt; [.$C$8];       &quot;Decel&quot;;       &quot;Stop&quot;     )   ) )" office:value-type="string" office:string-value="Cruise">
            <text:p>Cruise</text:p>
          </table:table-cell>
          <table:table-cell table:formula="of:=IF(   [.B852]=&quot;Accel&quot;;   [.$C$1];   IF(     [.B852]=&quot;Cruise&quot;;     0;     IF([.B852]=&quot;Decel&quot;; -[.$C$1]; 0)   ) )" office:value-type="float" office:value="0">
            <text:p>0</text:p>
          </table:table-cell>
          <table:table-cell table:formula="of:=IF(   [.B852]=&quot;Stop&quot;;   0;   MAX(     0;     MIN(       [.$C$2];       [.D851] + [.C852] * [.$C$4]     )   ) )" office:value-type="float" office:value="9.75">
            <text:p>9.75</text:p>
          </table:table-cell>
          <table:table-cell table:formula="of:=IF(   [.B852]=&quot;Stop&quot;;   [.$C$3];   [.E851] + [.D852] * [.$C$4] )" office:value-type="float" office:value="40.0724999999992">
            <text:p>40.07</text:p>
          </table:table-cell>
          <table:table-cell table:number-columns-repeated="872"/>
        </table:table-row>
        <table:table-row table:style-name="ro3">
          <table:table-cell table:formula="of:=[.A852]+[.$C$4]" office:value-type="float" office:value="4.20999999999993">
            <text:p>4.210</text:p>
          </table:table-cell>
          <table:table-cell table:formula="of:=IF(   [.A853] &lt; [.$C$5];   &quot;Accel&quot;;   IF(     [.A853] &lt; [.$C$5] + [.$C$7];     &quot;Cruise&quot;;     IF(       [.A853] &lt; [.$C$8];       &quot;Decel&quot;;       &quot;Stop&quot;     )   ) )" office:value-type="string" office:string-value="Cruise">
            <text:p>Cruise</text:p>
          </table:table-cell>
          <table:table-cell table:formula="of:=IF(   [.B853]=&quot;Accel&quot;;   [.$C$1];   IF(     [.B853]=&quot;Cruise&quot;;     0;     IF([.B853]=&quot;Decel&quot;; -[.$C$1]; 0)   ) )" office:value-type="float" office:value="0">
            <text:p>0</text:p>
          </table:table-cell>
          <table:table-cell table:formula="of:=IF(   [.B853]=&quot;Stop&quot;;   0;   MAX(     0;     MIN(       [.$C$2];       [.D852] + [.C853] * [.$C$4]     )   ) )" office:value-type="float" office:value="9.75">
            <text:p>9.75</text:p>
          </table:table-cell>
          <table:table-cell table:formula="of:=IF(   [.B853]=&quot;Stop&quot;;   [.$C$3];   [.E852] + [.D853] * [.$C$4] )" office:value-type="float" office:value="40.1212499999992">
            <text:p>40.12</text:p>
          </table:table-cell>
          <table:table-cell table:number-columns-repeated="872"/>
        </table:table-row>
        <table:table-row table:style-name="ro3">
          <table:table-cell table:formula="of:=[.A853]+[.$C$4]" office:value-type="float" office:value="4.21499999999993">
            <text:p>4.215</text:p>
          </table:table-cell>
          <table:table-cell table:formula="of:=IF(   [.A854] &lt; [.$C$5];   &quot;Accel&quot;;   IF(     [.A854] &lt; [.$C$5] + [.$C$7];     &quot;Cruise&quot;;     IF(       [.A854] &lt; [.$C$8];       &quot;Decel&quot;;       &quot;Stop&quot;     )   ) )" office:value-type="string" office:string-value="Cruise">
            <text:p>Cruise</text:p>
          </table:table-cell>
          <table:table-cell table:formula="of:=IF(   [.B854]=&quot;Accel&quot;;   [.$C$1];   IF(     [.B854]=&quot;Cruise&quot;;     0;     IF([.B854]=&quot;Decel&quot;; -[.$C$1]; 0)   ) )" office:value-type="float" office:value="0">
            <text:p>0</text:p>
          </table:table-cell>
          <table:table-cell table:formula="of:=IF(   [.B854]=&quot;Stop&quot;;   0;   MAX(     0;     MIN(       [.$C$2];       [.D853] + [.C854] * [.$C$4]     )   ) )" office:value-type="float" office:value="9.75">
            <text:p>9.75</text:p>
          </table:table-cell>
          <table:table-cell table:formula="of:=IF(   [.B854]=&quot;Stop&quot;;   [.$C$3];   [.E853] + [.D854] * [.$C$4] )" office:value-type="float" office:value="40.1699999999992">
            <text:p>40.17</text:p>
          </table:table-cell>
          <table:table-cell table:number-columns-repeated="872"/>
        </table:table-row>
        <table:table-row table:style-name="ro3">
          <table:table-cell table:formula="of:=[.A854]+[.$C$4]" office:value-type="float" office:value="4.21999999999993">
            <text:p>4.220</text:p>
          </table:table-cell>
          <table:table-cell table:formula="of:=IF(   [.A855] &lt; [.$C$5];   &quot;Accel&quot;;   IF(     [.A855] &lt; [.$C$5] + [.$C$7];     &quot;Cruise&quot;;     IF(       [.A855] &lt; [.$C$8];       &quot;Decel&quot;;       &quot;Stop&quot;     )   ) )" office:value-type="string" office:string-value="Cruise">
            <text:p>Cruise</text:p>
          </table:table-cell>
          <table:table-cell table:formula="of:=IF(   [.B855]=&quot;Accel&quot;;   [.$C$1];   IF(     [.B855]=&quot;Cruise&quot;;     0;     IF([.B855]=&quot;Decel&quot;; -[.$C$1]; 0)   ) )" office:value-type="float" office:value="0">
            <text:p>0</text:p>
          </table:table-cell>
          <table:table-cell table:formula="of:=IF(   [.B855]=&quot;Stop&quot;;   0;   MAX(     0;     MIN(       [.$C$2];       [.D854] + [.C855] * [.$C$4]     )   ) )" office:value-type="float" office:value="9.75">
            <text:p>9.75</text:p>
          </table:table-cell>
          <table:table-cell table:formula="of:=IF(   [.B855]=&quot;Stop&quot;;   [.$C$3];   [.E854] + [.D855] * [.$C$4] )" office:value-type="float" office:value="40.2187499999992">
            <text:p>40.22</text:p>
          </table:table-cell>
          <table:table-cell table:number-columns-repeated="872"/>
        </table:table-row>
        <table:table-row table:style-name="ro3">
          <table:table-cell table:formula="of:=[.A855]+[.$C$4]" office:value-type="float" office:value="4.22499999999993">
            <text:p>4.225</text:p>
          </table:table-cell>
          <table:table-cell table:formula="of:=IF(   [.A856] &lt; [.$C$5];   &quot;Accel&quot;;   IF(     [.A856] &lt; [.$C$5] + [.$C$7];     &quot;Cruise&quot;;     IF(       [.A856] &lt; [.$C$8];       &quot;Decel&quot;;       &quot;Stop&quot;     )   ) )" office:value-type="string" office:string-value="Cruise">
            <text:p>Cruise</text:p>
          </table:table-cell>
          <table:table-cell table:formula="of:=IF(   [.B856]=&quot;Accel&quot;;   [.$C$1];   IF(     [.B856]=&quot;Cruise&quot;;     0;     IF([.B856]=&quot;Decel&quot;; -[.$C$1]; 0)   ) )" office:value-type="float" office:value="0">
            <text:p>0</text:p>
          </table:table-cell>
          <table:table-cell table:formula="of:=IF(   [.B856]=&quot;Stop&quot;;   0;   MAX(     0;     MIN(       [.$C$2];       [.D855] + [.C856] * [.$C$4]     )   ) )" office:value-type="float" office:value="9.75">
            <text:p>9.75</text:p>
          </table:table-cell>
          <table:table-cell table:formula="of:=IF(   [.B856]=&quot;Stop&quot;;   [.$C$3];   [.E855] + [.D856] * [.$C$4] )" office:value-type="float" office:value="40.2674999999992">
            <text:p>40.27</text:p>
          </table:table-cell>
          <table:table-cell table:number-columns-repeated="872"/>
        </table:table-row>
        <table:table-row table:style-name="ro3">
          <table:table-cell table:formula="of:=[.A856]+[.$C$4]" office:value-type="float" office:value="4.22999999999993">
            <text:p>4.230</text:p>
          </table:table-cell>
          <table:table-cell table:formula="of:=IF(   [.A857] &lt; [.$C$5];   &quot;Accel&quot;;   IF(     [.A857] &lt; [.$C$5] + [.$C$7];     &quot;Cruise&quot;;     IF(       [.A857] &lt; [.$C$8];       &quot;Decel&quot;;       &quot;Stop&quot;     )   ) )" office:value-type="string" office:string-value="Cruise">
            <text:p>Cruise</text:p>
          </table:table-cell>
          <table:table-cell table:formula="of:=IF(   [.B857]=&quot;Accel&quot;;   [.$C$1];   IF(     [.B857]=&quot;Cruise&quot;;     0;     IF([.B857]=&quot;Decel&quot;; -[.$C$1]; 0)   ) )" office:value-type="float" office:value="0">
            <text:p>0</text:p>
          </table:table-cell>
          <table:table-cell table:formula="of:=IF(   [.B857]=&quot;Stop&quot;;   0;   MAX(     0;     MIN(       [.$C$2];       [.D856] + [.C857] * [.$C$4]     )   ) )" office:value-type="float" office:value="9.75">
            <text:p>9.75</text:p>
          </table:table-cell>
          <table:table-cell table:formula="of:=IF(   [.B857]=&quot;Stop&quot;;   [.$C$3];   [.E856] + [.D857] * [.$C$4] )" office:value-type="float" office:value="40.3162499999992">
            <text:p>40.32</text:p>
          </table:table-cell>
          <table:table-cell table:number-columns-repeated="872"/>
        </table:table-row>
        <table:table-row table:style-name="ro3">
          <table:table-cell table:formula="of:=[.A857]+[.$C$4]" office:value-type="float" office:value="4.23499999999993">
            <text:p>4.235</text:p>
          </table:table-cell>
          <table:table-cell table:formula="of:=IF(   [.A858] &lt; [.$C$5];   &quot;Accel&quot;;   IF(     [.A858] &lt; [.$C$5] + [.$C$7];     &quot;Cruise&quot;;     IF(       [.A858] &lt; [.$C$8];       &quot;Decel&quot;;       &quot;Stop&quot;     )   ) )" office:value-type="string" office:string-value="Cruise">
            <text:p>Cruise</text:p>
          </table:table-cell>
          <table:table-cell table:formula="of:=IF(   [.B858]=&quot;Accel&quot;;   [.$C$1];   IF(     [.B858]=&quot;Cruise&quot;;     0;     IF([.B858]=&quot;Decel&quot;; -[.$C$1]; 0)   ) )" office:value-type="float" office:value="0">
            <text:p>0</text:p>
          </table:table-cell>
          <table:table-cell table:formula="of:=IF(   [.B858]=&quot;Stop&quot;;   0;   MAX(     0;     MIN(       [.$C$2];       [.D857] + [.C858] * [.$C$4]     )   ) )" office:value-type="float" office:value="9.75">
            <text:p>9.75</text:p>
          </table:table-cell>
          <table:table-cell table:formula="of:=IF(   [.B858]=&quot;Stop&quot;;   [.$C$3];   [.E857] + [.D858] * [.$C$4] )" office:value-type="float" office:value="40.3649999999992">
            <text:p>40.36</text:p>
          </table:table-cell>
          <table:table-cell table:number-columns-repeated="872"/>
        </table:table-row>
        <table:table-row table:style-name="ro3">
          <table:table-cell table:formula="of:=[.A858]+[.$C$4]" office:value-type="float" office:value="4.23999999999993">
            <text:p>4.240</text:p>
          </table:table-cell>
          <table:table-cell table:formula="of:=IF(   [.A859] &lt; [.$C$5];   &quot;Accel&quot;;   IF(     [.A859] &lt; [.$C$5] + [.$C$7];     &quot;Cruise&quot;;     IF(       [.A859] &lt; [.$C$8];       &quot;Decel&quot;;       &quot;Stop&quot;     )   ) )" office:value-type="string" office:string-value="Cruise">
            <text:p>Cruise</text:p>
          </table:table-cell>
          <table:table-cell table:formula="of:=IF(   [.B859]=&quot;Accel&quot;;   [.$C$1];   IF(     [.B859]=&quot;Cruise&quot;;     0;     IF([.B859]=&quot;Decel&quot;; -[.$C$1]; 0)   ) )" office:value-type="float" office:value="0">
            <text:p>0</text:p>
          </table:table-cell>
          <table:table-cell table:formula="of:=IF(   [.B859]=&quot;Stop&quot;;   0;   MAX(     0;     MIN(       [.$C$2];       [.D858] + [.C859] * [.$C$4]     )   ) )" office:value-type="float" office:value="9.75">
            <text:p>9.75</text:p>
          </table:table-cell>
          <table:table-cell table:formula="of:=IF(   [.B859]=&quot;Stop&quot;;   [.$C$3];   [.E858] + [.D859] * [.$C$4] )" office:value-type="float" office:value="40.4137499999992">
            <text:p>40.41</text:p>
          </table:table-cell>
          <table:table-cell table:number-columns-repeated="872"/>
        </table:table-row>
        <table:table-row table:style-name="ro3">
          <table:table-cell table:formula="of:=[.A859]+[.$C$4]" office:value-type="float" office:value="4.24499999999993">
            <text:p>4.245</text:p>
          </table:table-cell>
          <table:table-cell table:formula="of:=IF(   [.A860] &lt; [.$C$5];   &quot;Accel&quot;;   IF(     [.A860] &lt; [.$C$5] + [.$C$7];     &quot;Cruise&quot;;     IF(       [.A860] &lt; [.$C$8];       &quot;Decel&quot;;       &quot;Stop&quot;     )   ) )" office:value-type="string" office:string-value="Cruise">
            <text:p>Cruise</text:p>
          </table:table-cell>
          <table:table-cell table:formula="of:=IF(   [.B860]=&quot;Accel&quot;;   [.$C$1];   IF(     [.B860]=&quot;Cruise&quot;;     0;     IF([.B860]=&quot;Decel&quot;; -[.$C$1]; 0)   ) )" office:value-type="float" office:value="0">
            <text:p>0</text:p>
          </table:table-cell>
          <table:table-cell table:formula="of:=IF(   [.B860]=&quot;Stop&quot;;   0;   MAX(     0;     MIN(       [.$C$2];       [.D859] + [.C860] * [.$C$4]     )   ) )" office:value-type="float" office:value="9.75">
            <text:p>9.75</text:p>
          </table:table-cell>
          <table:table-cell table:formula="of:=IF(   [.B860]=&quot;Stop&quot;;   [.$C$3];   [.E859] + [.D860] * [.$C$4] )" office:value-type="float" office:value="40.4624999999992">
            <text:p>40.46</text:p>
          </table:table-cell>
          <table:table-cell table:number-columns-repeated="872"/>
        </table:table-row>
        <table:table-row table:style-name="ro3">
          <table:table-cell table:formula="of:=[.A860]+[.$C$4]" office:value-type="float" office:value="4.24999999999993">
            <text:p>4.250</text:p>
          </table:table-cell>
          <table:table-cell table:formula="of:=IF(   [.A861] &lt; [.$C$5];   &quot;Accel&quot;;   IF(     [.A861] &lt; [.$C$5] + [.$C$7];     &quot;Cruise&quot;;     IF(       [.A861] &lt; [.$C$8];       &quot;Decel&quot;;       &quot;Stop&quot;     )   ) )" office:value-type="string" office:string-value="Cruise">
            <text:p>Cruise</text:p>
          </table:table-cell>
          <table:table-cell table:formula="of:=IF(   [.B861]=&quot;Accel&quot;;   [.$C$1];   IF(     [.B861]=&quot;Cruise&quot;;     0;     IF([.B861]=&quot;Decel&quot;; -[.$C$1]; 0)   ) )" office:value-type="float" office:value="0">
            <text:p>0</text:p>
          </table:table-cell>
          <table:table-cell table:formula="of:=IF(   [.B861]=&quot;Stop&quot;;   0;   MAX(     0;     MIN(       [.$C$2];       [.D860] + [.C861] * [.$C$4]     )   ) )" office:value-type="float" office:value="9.75">
            <text:p>9.75</text:p>
          </table:table-cell>
          <table:table-cell table:formula="of:=IF(   [.B861]=&quot;Stop&quot;;   [.$C$3];   [.E860] + [.D861] * [.$C$4] )" office:value-type="float" office:value="40.5112499999992">
            <text:p>40.51</text:p>
          </table:table-cell>
          <table:table-cell table:number-columns-repeated="872"/>
        </table:table-row>
        <table:table-row table:style-name="ro3">
          <table:table-cell table:formula="of:=[.A861]+[.$C$4]" office:value-type="float" office:value="4.25499999999993">
            <text:p>4.255</text:p>
          </table:table-cell>
          <table:table-cell table:formula="of:=IF(   [.A862] &lt; [.$C$5];   &quot;Accel&quot;;   IF(     [.A862] &lt; [.$C$5] + [.$C$7];     &quot;Cruise&quot;;     IF(       [.A862] &lt; [.$C$8];       &quot;Decel&quot;;       &quot;Stop&quot;     )   ) )" office:value-type="string" office:string-value="Cruise">
            <text:p>Cruise</text:p>
          </table:table-cell>
          <table:table-cell table:formula="of:=IF(   [.B862]=&quot;Accel&quot;;   [.$C$1];   IF(     [.B862]=&quot;Cruise&quot;;     0;     IF([.B862]=&quot;Decel&quot;; -[.$C$1]; 0)   ) )" office:value-type="float" office:value="0">
            <text:p>0</text:p>
          </table:table-cell>
          <table:table-cell table:formula="of:=IF(   [.B862]=&quot;Stop&quot;;   0;   MAX(     0;     MIN(       [.$C$2];       [.D861] + [.C862] * [.$C$4]     )   ) )" office:value-type="float" office:value="9.75">
            <text:p>9.75</text:p>
          </table:table-cell>
          <table:table-cell table:formula="of:=IF(   [.B862]=&quot;Stop&quot;;   [.$C$3];   [.E861] + [.D862] * [.$C$4] )" office:value-type="float" office:value="40.5599999999992">
            <text:p>40.56</text:p>
          </table:table-cell>
          <table:table-cell table:number-columns-repeated="872"/>
        </table:table-row>
        <table:table-row table:style-name="ro3">
          <table:table-cell table:formula="of:=[.A862]+[.$C$4]" office:value-type="float" office:value="4.25999999999993">
            <text:p>4.260</text:p>
          </table:table-cell>
          <table:table-cell table:formula="of:=IF(   [.A863] &lt; [.$C$5];   &quot;Accel&quot;;   IF(     [.A863] &lt; [.$C$5] + [.$C$7];     &quot;Cruise&quot;;     IF(       [.A863] &lt; [.$C$8];       &quot;Decel&quot;;       &quot;Stop&quot;     )   ) )" office:value-type="string" office:string-value="Cruise">
            <text:p>Cruise</text:p>
          </table:table-cell>
          <table:table-cell table:formula="of:=IF(   [.B863]=&quot;Accel&quot;;   [.$C$1];   IF(     [.B863]=&quot;Cruise&quot;;     0;     IF([.B863]=&quot;Decel&quot;; -[.$C$1]; 0)   ) )" office:value-type="float" office:value="0">
            <text:p>0</text:p>
          </table:table-cell>
          <table:table-cell table:formula="of:=IF(   [.B863]=&quot;Stop&quot;;   0;   MAX(     0;     MIN(       [.$C$2];       [.D862] + [.C863] * [.$C$4]     )   ) )" office:value-type="float" office:value="9.75">
            <text:p>9.75</text:p>
          </table:table-cell>
          <table:table-cell table:formula="of:=IF(   [.B863]=&quot;Stop&quot;;   [.$C$3];   [.E862] + [.D863] * [.$C$4] )" office:value-type="float" office:value="40.6087499999992">
            <text:p>40.61</text:p>
          </table:table-cell>
          <table:table-cell table:number-columns-repeated="872"/>
        </table:table-row>
        <table:table-row table:style-name="ro3">
          <table:table-cell table:formula="of:=[.A863]+[.$C$4]" office:value-type="float" office:value="4.26499999999993">
            <text:p>4.265</text:p>
          </table:table-cell>
          <table:table-cell table:formula="of:=IF(   [.A864] &lt; [.$C$5];   &quot;Accel&quot;;   IF(     [.A864] &lt; [.$C$5] + [.$C$7];     &quot;Cruise&quot;;     IF(       [.A864] &lt; [.$C$8];       &quot;Decel&quot;;       &quot;Stop&quot;     )   ) )" office:value-type="string" office:string-value="Cruise">
            <text:p>Cruise</text:p>
          </table:table-cell>
          <table:table-cell table:formula="of:=IF(   [.B864]=&quot;Accel&quot;;   [.$C$1];   IF(     [.B864]=&quot;Cruise&quot;;     0;     IF([.B864]=&quot;Decel&quot;; -[.$C$1]; 0)   ) )" office:value-type="float" office:value="0">
            <text:p>0</text:p>
          </table:table-cell>
          <table:table-cell table:formula="of:=IF(   [.B864]=&quot;Stop&quot;;   0;   MAX(     0;     MIN(       [.$C$2];       [.D863] + [.C864] * [.$C$4]     )   ) )" office:value-type="float" office:value="9.75">
            <text:p>9.75</text:p>
          </table:table-cell>
          <table:table-cell table:formula="of:=IF(   [.B864]=&quot;Stop&quot;;   [.$C$3];   [.E863] + [.D864] * [.$C$4] )" office:value-type="float" office:value="40.6574999999992">
            <text:p>40.66</text:p>
          </table:table-cell>
          <table:table-cell table:number-columns-repeated="872"/>
        </table:table-row>
        <table:table-row table:style-name="ro3">
          <table:table-cell table:formula="of:=[.A864]+[.$C$4]" office:value-type="float" office:value="4.26999999999993">
            <text:p>4.270</text:p>
          </table:table-cell>
          <table:table-cell table:formula="of:=IF(   [.A865] &lt; [.$C$5];   &quot;Accel&quot;;   IF(     [.A865] &lt; [.$C$5] + [.$C$7];     &quot;Cruise&quot;;     IF(       [.A865] &lt; [.$C$8];       &quot;Decel&quot;;       &quot;Stop&quot;     )   ) )" office:value-type="string" office:string-value="Cruise">
            <text:p>Cruise</text:p>
          </table:table-cell>
          <table:table-cell table:formula="of:=IF(   [.B865]=&quot;Accel&quot;;   [.$C$1];   IF(     [.B865]=&quot;Cruise&quot;;     0;     IF([.B865]=&quot;Decel&quot;; -[.$C$1]; 0)   ) )" office:value-type="float" office:value="0">
            <text:p>0</text:p>
          </table:table-cell>
          <table:table-cell table:formula="of:=IF(   [.B865]=&quot;Stop&quot;;   0;   MAX(     0;     MIN(       [.$C$2];       [.D864] + [.C865] * [.$C$4]     )   ) )" office:value-type="float" office:value="9.75">
            <text:p>9.75</text:p>
          </table:table-cell>
          <table:table-cell table:formula="of:=IF(   [.B865]=&quot;Stop&quot;;   [.$C$3];   [.E864] + [.D865] * [.$C$4] )" office:value-type="float" office:value="40.7062499999992">
            <text:p>40.71</text:p>
          </table:table-cell>
          <table:table-cell table:number-columns-repeated="872"/>
        </table:table-row>
        <table:table-row table:style-name="ro3">
          <table:table-cell table:formula="of:=[.A865]+[.$C$4]" office:value-type="float" office:value="4.27499999999993">
            <text:p>4.275</text:p>
          </table:table-cell>
          <table:table-cell table:formula="of:=IF(   [.A866] &lt; [.$C$5];   &quot;Accel&quot;;   IF(     [.A866] &lt; [.$C$5] + [.$C$7];     &quot;Cruise&quot;;     IF(       [.A866] &lt; [.$C$8];       &quot;Decel&quot;;       &quot;Stop&quot;     )   ) )" office:value-type="string" office:string-value="Cruise">
            <text:p>Cruise</text:p>
          </table:table-cell>
          <table:table-cell table:formula="of:=IF(   [.B866]=&quot;Accel&quot;;   [.$C$1];   IF(     [.B866]=&quot;Cruise&quot;;     0;     IF([.B866]=&quot;Decel&quot;; -[.$C$1]; 0)   ) )" office:value-type="float" office:value="0">
            <text:p>0</text:p>
          </table:table-cell>
          <table:table-cell table:formula="of:=IF(   [.B866]=&quot;Stop&quot;;   0;   MAX(     0;     MIN(       [.$C$2];       [.D865] + [.C866] * [.$C$4]     )   ) )" office:value-type="float" office:value="9.75">
            <text:p>9.75</text:p>
          </table:table-cell>
          <table:table-cell table:formula="of:=IF(   [.B866]=&quot;Stop&quot;;   [.$C$3];   [.E865] + [.D866] * [.$C$4] )" office:value-type="float" office:value="40.7549999999992">
            <text:p>40.75</text:p>
          </table:table-cell>
          <table:table-cell table:number-columns-repeated="872"/>
        </table:table-row>
        <table:table-row table:style-name="ro3">
          <table:table-cell table:formula="of:=[.A866]+[.$C$4]" office:value-type="float" office:value="4.27999999999993">
            <text:p>4.280</text:p>
          </table:table-cell>
          <table:table-cell table:formula="of:=IF(   [.A867] &lt; [.$C$5];   &quot;Accel&quot;;   IF(     [.A867] &lt; [.$C$5] + [.$C$7];     &quot;Cruise&quot;;     IF(       [.A867] &lt; [.$C$8];       &quot;Decel&quot;;       &quot;Stop&quot;     )   ) )" office:value-type="string" office:string-value="Cruise">
            <text:p>Cruise</text:p>
          </table:table-cell>
          <table:table-cell table:formula="of:=IF(   [.B867]=&quot;Accel&quot;;   [.$C$1];   IF(     [.B867]=&quot;Cruise&quot;;     0;     IF([.B867]=&quot;Decel&quot;; -[.$C$1]; 0)   ) )" office:value-type="float" office:value="0">
            <text:p>0</text:p>
          </table:table-cell>
          <table:table-cell table:formula="of:=IF(   [.B867]=&quot;Stop&quot;;   0;   MAX(     0;     MIN(       [.$C$2];       [.D866] + [.C867] * [.$C$4]     )   ) )" office:value-type="float" office:value="9.75">
            <text:p>9.75</text:p>
          </table:table-cell>
          <table:table-cell table:formula="of:=IF(   [.B867]=&quot;Stop&quot;;   [.$C$3];   [.E866] + [.D867] * [.$C$4] )" office:value-type="float" office:value="40.8037499999992">
            <text:p>40.80</text:p>
          </table:table-cell>
          <table:table-cell table:number-columns-repeated="872"/>
        </table:table-row>
        <table:table-row table:style-name="ro3">
          <table:table-cell table:formula="of:=[.A867]+[.$C$4]" office:value-type="float" office:value="4.28499999999993">
            <text:p>4.285</text:p>
          </table:table-cell>
          <table:table-cell table:formula="of:=IF(   [.A868] &lt; [.$C$5];   &quot;Accel&quot;;   IF(     [.A868] &lt; [.$C$5] + [.$C$7];     &quot;Cruise&quot;;     IF(       [.A868] &lt; [.$C$8];       &quot;Decel&quot;;       &quot;Stop&quot;     )   ) )" office:value-type="string" office:string-value="Cruise">
            <text:p>Cruise</text:p>
          </table:table-cell>
          <table:table-cell table:formula="of:=IF(   [.B868]=&quot;Accel&quot;;   [.$C$1];   IF(     [.B868]=&quot;Cruise&quot;;     0;     IF([.B868]=&quot;Decel&quot;; -[.$C$1]; 0)   ) )" office:value-type="float" office:value="0">
            <text:p>0</text:p>
          </table:table-cell>
          <table:table-cell table:formula="of:=IF(   [.B868]=&quot;Stop&quot;;   0;   MAX(     0;     MIN(       [.$C$2];       [.D867] + [.C868] * [.$C$4]     )   ) )" office:value-type="float" office:value="9.75">
            <text:p>9.75</text:p>
          </table:table-cell>
          <table:table-cell table:formula="of:=IF(   [.B868]=&quot;Stop&quot;;   [.$C$3];   [.E867] + [.D868] * [.$C$4] )" office:value-type="float" office:value="40.8524999999992">
            <text:p>40.85</text:p>
          </table:table-cell>
          <table:table-cell table:number-columns-repeated="872"/>
        </table:table-row>
        <table:table-row table:style-name="ro3">
          <table:table-cell table:formula="of:=[.A868]+[.$C$4]" office:value-type="float" office:value="4.28999999999993">
            <text:p>4.290</text:p>
          </table:table-cell>
          <table:table-cell table:formula="of:=IF(   [.A869] &lt; [.$C$5];   &quot;Accel&quot;;   IF(     [.A869] &lt; [.$C$5] + [.$C$7];     &quot;Cruise&quot;;     IF(       [.A869] &lt; [.$C$8];       &quot;Decel&quot;;       &quot;Stop&quot;     )   ) )" office:value-type="string" office:string-value="Cruise">
            <text:p>Cruise</text:p>
          </table:table-cell>
          <table:table-cell table:formula="of:=IF(   [.B869]=&quot;Accel&quot;;   [.$C$1];   IF(     [.B869]=&quot;Cruise&quot;;     0;     IF([.B869]=&quot;Decel&quot;; -[.$C$1]; 0)   ) )" office:value-type="float" office:value="0">
            <text:p>0</text:p>
          </table:table-cell>
          <table:table-cell table:formula="of:=IF(   [.B869]=&quot;Stop&quot;;   0;   MAX(     0;     MIN(       [.$C$2];       [.D868] + [.C869] * [.$C$4]     )   ) )" office:value-type="float" office:value="9.75">
            <text:p>9.75</text:p>
          </table:table-cell>
          <table:table-cell table:formula="of:=IF(   [.B869]=&quot;Stop&quot;;   [.$C$3];   [.E868] + [.D869] * [.$C$4] )" office:value-type="float" office:value="40.9012499999992">
            <text:p>40.90</text:p>
          </table:table-cell>
          <table:table-cell table:number-columns-repeated="872"/>
        </table:table-row>
        <table:table-row table:style-name="ro3">
          <table:table-cell table:formula="of:=[.A869]+[.$C$4]" office:value-type="float" office:value="4.29499999999993">
            <text:p>4.295</text:p>
          </table:table-cell>
          <table:table-cell table:formula="of:=IF(   [.A870] &lt; [.$C$5];   &quot;Accel&quot;;   IF(     [.A870] &lt; [.$C$5] + [.$C$7];     &quot;Cruise&quot;;     IF(       [.A870] &lt; [.$C$8];       &quot;Decel&quot;;       &quot;Stop&quot;     )   ) )" office:value-type="string" office:string-value="Cruise">
            <text:p>Cruise</text:p>
          </table:table-cell>
          <table:table-cell table:formula="of:=IF(   [.B870]=&quot;Accel&quot;;   [.$C$1];   IF(     [.B870]=&quot;Cruise&quot;;     0;     IF([.B870]=&quot;Decel&quot;; -[.$C$1]; 0)   ) )" office:value-type="float" office:value="0">
            <text:p>0</text:p>
          </table:table-cell>
          <table:table-cell table:formula="of:=IF(   [.B870]=&quot;Stop&quot;;   0;   MAX(     0;     MIN(       [.$C$2];       [.D869] + [.C870] * [.$C$4]     )   ) )" office:value-type="float" office:value="9.75">
            <text:p>9.75</text:p>
          </table:table-cell>
          <table:table-cell table:formula="of:=IF(   [.B870]=&quot;Stop&quot;;   [.$C$3];   [.E869] + [.D870] * [.$C$4] )" office:value-type="float" office:value="40.9499999999992">
            <text:p>40.95</text:p>
          </table:table-cell>
          <table:table-cell table:number-columns-repeated="872"/>
        </table:table-row>
        <table:table-row table:style-name="ro3">
          <table:table-cell table:formula="of:=[.A870]+[.$C$4]" office:value-type="float" office:value="4.29999999999993">
            <text:p>4.300</text:p>
          </table:table-cell>
          <table:table-cell table:formula="of:=IF(   [.A871] &lt; [.$C$5];   &quot;Accel&quot;;   IF(     [.A871] &lt; [.$C$5] + [.$C$7];     &quot;Cruise&quot;;     IF(       [.A871] &lt; [.$C$8];       &quot;Decel&quot;;       &quot;Stop&quot;     )   ) )" office:value-type="string" office:string-value="Cruise">
            <text:p>Cruise</text:p>
          </table:table-cell>
          <table:table-cell table:formula="of:=IF(   [.B871]=&quot;Accel&quot;;   [.$C$1];   IF(     [.B871]=&quot;Cruise&quot;;     0;     IF([.B871]=&quot;Decel&quot;; -[.$C$1]; 0)   ) )" office:value-type="float" office:value="0">
            <text:p>0</text:p>
          </table:table-cell>
          <table:table-cell table:formula="of:=IF(   [.B871]=&quot;Stop&quot;;   0;   MAX(     0;     MIN(       [.$C$2];       [.D870] + [.C871] * [.$C$4]     )   ) )" office:value-type="float" office:value="9.75">
            <text:p>9.75</text:p>
          </table:table-cell>
          <table:table-cell table:formula="of:=IF(   [.B871]=&quot;Stop&quot;;   [.$C$3];   [.E870] + [.D871] * [.$C$4] )" office:value-type="float" office:value="40.9987499999991">
            <text:p>41.00</text:p>
          </table:table-cell>
          <table:table-cell table:number-columns-repeated="872"/>
        </table:table-row>
        <table:table-row table:style-name="ro3">
          <table:table-cell table:formula="of:=[.A871]+[.$C$4]" office:value-type="float" office:value="4.30499999999993">
            <text:p>4.305</text:p>
          </table:table-cell>
          <table:table-cell table:formula="of:=IF(   [.A872] &lt; [.$C$5];   &quot;Accel&quot;;   IF(     [.A872] &lt; [.$C$5] + [.$C$7];     &quot;Cruise&quot;;     IF(       [.A872] &lt; [.$C$8];       &quot;Decel&quot;;       &quot;Stop&quot;     )   ) )" office:value-type="string" office:string-value="Cruise">
            <text:p>Cruise</text:p>
          </table:table-cell>
          <table:table-cell table:formula="of:=IF(   [.B872]=&quot;Accel&quot;;   [.$C$1];   IF(     [.B872]=&quot;Cruise&quot;;     0;     IF([.B872]=&quot;Decel&quot;; -[.$C$1]; 0)   ) )" office:value-type="float" office:value="0">
            <text:p>0</text:p>
          </table:table-cell>
          <table:table-cell table:formula="of:=IF(   [.B872]=&quot;Stop&quot;;   0;   MAX(     0;     MIN(       [.$C$2];       [.D871] + [.C872] * [.$C$4]     )   ) )" office:value-type="float" office:value="9.75">
            <text:p>9.75</text:p>
          </table:table-cell>
          <table:table-cell table:formula="of:=IF(   [.B872]=&quot;Stop&quot;;   [.$C$3];   [.E871] + [.D872] * [.$C$4] )" office:value-type="float" office:value="41.0474999999992">
            <text:p>41.05</text:p>
          </table:table-cell>
          <table:table-cell table:number-columns-repeated="872"/>
        </table:table-row>
        <table:table-row table:style-name="ro3">
          <table:table-cell table:formula="of:=[.A872]+[.$C$4]" office:value-type="float" office:value="4.30999999999993">
            <text:p>4.310</text:p>
          </table:table-cell>
          <table:table-cell table:formula="of:=IF(   [.A873] &lt; [.$C$5];   &quot;Accel&quot;;   IF(     [.A873] &lt; [.$C$5] + [.$C$7];     &quot;Cruise&quot;;     IF(       [.A873] &lt; [.$C$8];       &quot;Decel&quot;;       &quot;Stop&quot;     )   ) )" office:value-type="string" office:string-value="Cruise">
            <text:p>Cruise</text:p>
          </table:table-cell>
          <table:table-cell table:formula="of:=IF(   [.B873]=&quot;Accel&quot;;   [.$C$1];   IF(     [.B873]=&quot;Cruise&quot;;     0;     IF([.B873]=&quot;Decel&quot;; -[.$C$1]; 0)   ) )" office:value-type="float" office:value="0">
            <text:p>0</text:p>
          </table:table-cell>
          <table:table-cell table:formula="of:=IF(   [.B873]=&quot;Stop&quot;;   0;   MAX(     0;     MIN(       [.$C$2];       [.D872] + [.C873] * [.$C$4]     )   ) )" office:value-type="float" office:value="9.75">
            <text:p>9.75</text:p>
          </table:table-cell>
          <table:table-cell table:formula="of:=IF(   [.B873]=&quot;Stop&quot;;   [.$C$3];   [.E872] + [.D873] * [.$C$4] )" office:value-type="float" office:value="41.0962499999991">
            <text:p>41.10</text:p>
          </table:table-cell>
          <table:table-cell table:number-columns-repeated="872"/>
        </table:table-row>
        <table:table-row table:style-name="ro3">
          <table:table-cell table:formula="of:=[.A873]+[.$C$4]" office:value-type="float" office:value="4.31499999999993">
            <text:p>4.315</text:p>
          </table:table-cell>
          <table:table-cell table:formula="of:=IF(   [.A874] &lt; [.$C$5];   &quot;Accel&quot;;   IF(     [.A874] &lt; [.$C$5] + [.$C$7];     &quot;Cruise&quot;;     IF(       [.A874] &lt; [.$C$8];       &quot;Decel&quot;;       &quot;Stop&quot;     )   ) )" office:value-type="string" office:string-value="Cruise">
            <text:p>Cruise</text:p>
          </table:table-cell>
          <table:table-cell table:formula="of:=IF(   [.B874]=&quot;Accel&quot;;   [.$C$1];   IF(     [.B874]=&quot;Cruise&quot;;     0;     IF([.B874]=&quot;Decel&quot;; -[.$C$1]; 0)   ) )" office:value-type="float" office:value="0">
            <text:p>0</text:p>
          </table:table-cell>
          <table:table-cell table:formula="of:=IF(   [.B874]=&quot;Stop&quot;;   0;   MAX(     0;     MIN(       [.$C$2];       [.D873] + [.C874] * [.$C$4]     )   ) )" office:value-type="float" office:value="9.75">
            <text:p>9.75</text:p>
          </table:table-cell>
          <table:table-cell table:formula="of:=IF(   [.B874]=&quot;Stop&quot;;   [.$C$3];   [.E873] + [.D874] * [.$C$4] )" office:value-type="float" office:value="41.1449999999991">
            <text:p>41.14</text:p>
          </table:table-cell>
          <table:table-cell table:number-columns-repeated="872"/>
        </table:table-row>
        <table:table-row table:style-name="ro3">
          <table:table-cell table:formula="of:=[.A874]+[.$C$4]" office:value-type="float" office:value="4.31999999999993">
            <text:p>4.320</text:p>
          </table:table-cell>
          <table:table-cell table:formula="of:=IF(   [.A875] &lt; [.$C$5];   &quot;Accel&quot;;   IF(     [.A875] &lt; [.$C$5] + [.$C$7];     &quot;Cruise&quot;;     IF(       [.A875] &lt; [.$C$8];       &quot;Decel&quot;;       &quot;Stop&quot;     )   ) )" office:value-type="string" office:string-value="Cruise">
            <text:p>Cruise</text:p>
          </table:table-cell>
          <table:table-cell table:formula="of:=IF(   [.B875]=&quot;Accel&quot;;   [.$C$1];   IF(     [.B875]=&quot;Cruise&quot;;     0;     IF([.B875]=&quot;Decel&quot;; -[.$C$1]; 0)   ) )" office:value-type="float" office:value="0">
            <text:p>0</text:p>
          </table:table-cell>
          <table:table-cell table:formula="of:=IF(   [.B875]=&quot;Stop&quot;;   0;   MAX(     0;     MIN(       [.$C$2];       [.D874] + [.C875] * [.$C$4]     )   ) )" office:value-type="float" office:value="9.75">
            <text:p>9.75</text:p>
          </table:table-cell>
          <table:table-cell table:formula="of:=IF(   [.B875]=&quot;Stop&quot;;   [.$C$3];   [.E874] + [.D875] * [.$C$4] )" office:value-type="float" office:value="41.1937499999991">
            <text:p>41.19</text:p>
          </table:table-cell>
          <table:table-cell table:number-columns-repeated="872"/>
        </table:table-row>
        <table:table-row table:style-name="ro3">
          <table:table-cell table:formula="of:=[.A875]+[.$C$4]" office:value-type="float" office:value="4.32499999999993">
            <text:p>4.325</text:p>
          </table:table-cell>
          <table:table-cell table:formula="of:=IF(   [.A876] &lt; [.$C$5];   &quot;Accel&quot;;   IF(     [.A876] &lt; [.$C$5] + [.$C$7];     &quot;Cruise&quot;;     IF(       [.A876] &lt; [.$C$8];       &quot;Decel&quot;;       &quot;Stop&quot;     )   ) )" office:value-type="string" office:string-value="Cruise">
            <text:p>Cruise</text:p>
          </table:table-cell>
          <table:table-cell table:formula="of:=IF(   [.B876]=&quot;Accel&quot;;   [.$C$1];   IF(     [.B876]=&quot;Cruise&quot;;     0;     IF([.B876]=&quot;Decel&quot;; -[.$C$1]; 0)   ) )" office:value-type="float" office:value="0">
            <text:p>0</text:p>
          </table:table-cell>
          <table:table-cell table:formula="of:=IF(   [.B876]=&quot;Stop&quot;;   0;   MAX(     0;     MIN(       [.$C$2];       [.D875] + [.C876] * [.$C$4]     )   ) )" office:value-type="float" office:value="9.75">
            <text:p>9.75</text:p>
          </table:table-cell>
          <table:table-cell table:formula="of:=IF(   [.B876]=&quot;Stop&quot;;   [.$C$3];   [.E875] + [.D876] * [.$C$4] )" office:value-type="float" office:value="41.2424999999991">
            <text:p>41.24</text:p>
          </table:table-cell>
          <table:table-cell table:number-columns-repeated="872"/>
        </table:table-row>
        <table:table-row table:style-name="ro3">
          <table:table-cell table:formula="of:=[.A876]+[.$C$4]" office:value-type="float" office:value="4.32999999999993">
            <text:p>4.330</text:p>
          </table:table-cell>
          <table:table-cell table:formula="of:=IF(   [.A877] &lt; [.$C$5];   &quot;Accel&quot;;   IF(     [.A877] &lt; [.$C$5] + [.$C$7];     &quot;Cruise&quot;;     IF(       [.A877] &lt; [.$C$8];       &quot;Decel&quot;;       &quot;Stop&quot;     )   ) )" office:value-type="string" office:string-value="Cruise">
            <text:p>Cruise</text:p>
          </table:table-cell>
          <table:table-cell table:formula="of:=IF(   [.B877]=&quot;Accel&quot;;   [.$C$1];   IF(     [.B877]=&quot;Cruise&quot;;     0;     IF([.B877]=&quot;Decel&quot;; -[.$C$1]; 0)   ) )" office:value-type="float" office:value="0">
            <text:p>0</text:p>
          </table:table-cell>
          <table:table-cell table:formula="of:=IF(   [.B877]=&quot;Stop&quot;;   0;   MAX(     0;     MIN(       [.$C$2];       [.D876] + [.C877] * [.$C$4]     )   ) )" office:value-type="float" office:value="9.75">
            <text:p>9.75</text:p>
          </table:table-cell>
          <table:table-cell table:formula="of:=IF(   [.B877]=&quot;Stop&quot;;   [.$C$3];   [.E876] + [.D877] * [.$C$4] )" office:value-type="float" office:value="41.2912499999991">
            <text:p>41.29</text:p>
          </table:table-cell>
          <table:table-cell table:number-columns-repeated="872"/>
        </table:table-row>
        <table:table-row table:style-name="ro3">
          <table:table-cell table:formula="of:=[.A877]+[.$C$4]" office:value-type="float" office:value="4.33499999999993">
            <text:p>4.335</text:p>
          </table:table-cell>
          <table:table-cell table:formula="of:=IF(   [.A878] &lt; [.$C$5];   &quot;Accel&quot;;   IF(     [.A878] &lt; [.$C$5] + [.$C$7];     &quot;Cruise&quot;;     IF(       [.A878] &lt; [.$C$8];       &quot;Decel&quot;;       &quot;Stop&quot;     )   ) )" office:value-type="string" office:string-value="Cruise">
            <text:p>Cruise</text:p>
          </table:table-cell>
          <table:table-cell table:formula="of:=IF(   [.B878]=&quot;Accel&quot;;   [.$C$1];   IF(     [.B878]=&quot;Cruise&quot;;     0;     IF([.B878]=&quot;Decel&quot;; -[.$C$1]; 0)   ) )" office:value-type="float" office:value="0">
            <text:p>0</text:p>
          </table:table-cell>
          <table:table-cell table:formula="of:=IF(   [.B878]=&quot;Stop&quot;;   0;   MAX(     0;     MIN(       [.$C$2];       [.D877] + [.C878] * [.$C$4]     )   ) )" office:value-type="float" office:value="9.75">
            <text:p>9.75</text:p>
          </table:table-cell>
          <table:table-cell table:formula="of:=IF(   [.B878]=&quot;Stop&quot;;   [.$C$3];   [.E877] + [.D878] * [.$C$4] )" office:value-type="float" office:value="41.3399999999991">
            <text:p>41.34</text:p>
          </table:table-cell>
          <table:table-cell table:number-columns-repeated="872"/>
        </table:table-row>
        <table:table-row table:style-name="ro3">
          <table:table-cell table:formula="of:=[.A878]+[.$C$4]" office:value-type="float" office:value="4.33999999999993">
            <text:p>4.340</text:p>
          </table:table-cell>
          <table:table-cell table:formula="of:=IF(   [.A879] &lt; [.$C$5];   &quot;Accel&quot;;   IF(     [.A879] &lt; [.$C$5] + [.$C$7];     &quot;Cruise&quot;;     IF(       [.A879] &lt; [.$C$8];       &quot;Decel&quot;;       &quot;Stop&quot;     )   ) )" office:value-type="string" office:string-value="Cruise">
            <text:p>Cruise</text:p>
          </table:table-cell>
          <table:table-cell table:formula="of:=IF(   [.B879]=&quot;Accel&quot;;   [.$C$1];   IF(     [.B879]=&quot;Cruise&quot;;     0;     IF([.B879]=&quot;Decel&quot;; -[.$C$1]; 0)   ) )" office:value-type="float" office:value="0">
            <text:p>0</text:p>
          </table:table-cell>
          <table:table-cell table:formula="of:=IF(   [.B879]=&quot;Stop&quot;;   0;   MAX(     0;     MIN(       [.$C$2];       [.D878] + [.C879] * [.$C$4]     )   ) )" office:value-type="float" office:value="9.75">
            <text:p>9.75</text:p>
          </table:table-cell>
          <table:table-cell table:formula="of:=IF(   [.B879]=&quot;Stop&quot;;   [.$C$3];   [.E878] + [.D879] * [.$C$4] )" office:value-type="float" office:value="41.3887499999991">
            <text:p>41.39</text:p>
          </table:table-cell>
          <table:table-cell table:number-columns-repeated="872"/>
        </table:table-row>
        <table:table-row table:style-name="ro3">
          <table:table-cell table:formula="of:=[.A879]+[.$C$4]" office:value-type="float" office:value="4.34499999999993">
            <text:p>4.345</text:p>
          </table:table-cell>
          <table:table-cell table:formula="of:=IF(   [.A880] &lt; [.$C$5];   &quot;Accel&quot;;   IF(     [.A880] &lt; [.$C$5] + [.$C$7];     &quot;Cruise&quot;;     IF(       [.A880] &lt; [.$C$8];       &quot;Decel&quot;;       &quot;Stop&quot;     )   ) )" office:value-type="string" office:string-value="Cruise">
            <text:p>Cruise</text:p>
          </table:table-cell>
          <table:table-cell table:formula="of:=IF(   [.B880]=&quot;Accel&quot;;   [.$C$1];   IF(     [.B880]=&quot;Cruise&quot;;     0;     IF([.B880]=&quot;Decel&quot;; -[.$C$1]; 0)   ) )" office:value-type="float" office:value="0">
            <text:p>0</text:p>
          </table:table-cell>
          <table:table-cell table:formula="of:=IF(   [.B880]=&quot;Stop&quot;;   0;   MAX(     0;     MIN(       [.$C$2];       [.D879] + [.C880] * [.$C$4]     )   ) )" office:value-type="float" office:value="9.75">
            <text:p>9.75</text:p>
          </table:table-cell>
          <table:table-cell table:formula="of:=IF(   [.B880]=&quot;Stop&quot;;   [.$C$3];   [.E879] + [.D880] * [.$C$4] )" office:value-type="float" office:value="41.4374999999991">
            <text:p>41.44</text:p>
          </table:table-cell>
          <table:table-cell table:number-columns-repeated="872"/>
        </table:table-row>
        <table:table-row table:style-name="ro3">
          <table:table-cell table:formula="of:=[.A880]+[.$C$4]" office:value-type="float" office:value="4.34999999999993">
            <text:p>4.350</text:p>
          </table:table-cell>
          <table:table-cell table:formula="of:=IF(   [.A881] &lt; [.$C$5];   &quot;Accel&quot;;   IF(     [.A881] &lt; [.$C$5] + [.$C$7];     &quot;Cruise&quot;;     IF(       [.A881] &lt; [.$C$8];       &quot;Decel&quot;;       &quot;Stop&quot;     )   ) )" office:value-type="string" office:string-value="Cruise">
            <text:p>Cruise</text:p>
          </table:table-cell>
          <table:table-cell table:formula="of:=IF(   [.B881]=&quot;Accel&quot;;   [.$C$1];   IF(     [.B881]=&quot;Cruise&quot;;     0;     IF([.B881]=&quot;Decel&quot;; -[.$C$1]; 0)   ) )" office:value-type="float" office:value="0">
            <text:p>0</text:p>
          </table:table-cell>
          <table:table-cell table:formula="of:=IF(   [.B881]=&quot;Stop&quot;;   0;   MAX(     0;     MIN(       [.$C$2];       [.D880] + [.C881] * [.$C$4]     )   ) )" office:value-type="float" office:value="9.75">
            <text:p>9.75</text:p>
          </table:table-cell>
          <table:table-cell table:formula="of:=IF(   [.B881]=&quot;Stop&quot;;   [.$C$3];   [.E880] + [.D881] * [.$C$4] )" office:value-type="float" office:value="41.4862499999991">
            <text:p>41.49</text:p>
          </table:table-cell>
          <table:table-cell table:number-columns-repeated="872"/>
        </table:table-row>
        <table:table-row table:style-name="ro3">
          <table:table-cell table:formula="of:=[.A881]+[.$C$4]" office:value-type="float" office:value="4.35499999999993">
            <text:p>4.355</text:p>
          </table:table-cell>
          <table:table-cell table:formula="of:=IF(   [.A882] &lt; [.$C$5];   &quot;Accel&quot;;   IF(     [.A882] &lt; [.$C$5] + [.$C$7];     &quot;Cruise&quot;;     IF(       [.A882] &lt; [.$C$8];       &quot;Decel&quot;;       &quot;Stop&quot;     )   ) )" office:value-type="string" office:string-value="Cruise">
            <text:p>Cruise</text:p>
          </table:table-cell>
          <table:table-cell table:formula="of:=IF(   [.B882]=&quot;Accel&quot;;   [.$C$1];   IF(     [.B882]=&quot;Cruise&quot;;     0;     IF([.B882]=&quot;Decel&quot;; -[.$C$1]; 0)   ) )" office:value-type="float" office:value="0">
            <text:p>0</text:p>
          </table:table-cell>
          <table:table-cell table:formula="of:=IF(   [.B882]=&quot;Stop&quot;;   0;   MAX(     0;     MIN(       [.$C$2];       [.D881] + [.C882] * [.$C$4]     )   ) )" office:value-type="float" office:value="9.75">
            <text:p>9.75</text:p>
          </table:table-cell>
          <table:table-cell table:formula="of:=IF(   [.B882]=&quot;Stop&quot;;   [.$C$3];   [.E881] + [.D882] * [.$C$4] )" office:value-type="float" office:value="41.5349999999991">
            <text:p>41.53</text:p>
          </table:table-cell>
          <table:table-cell table:number-columns-repeated="872"/>
        </table:table-row>
        <table:table-row table:style-name="ro3">
          <table:table-cell table:formula="of:=[.A882]+[.$C$4]" office:value-type="float" office:value="4.35999999999993">
            <text:p>4.360</text:p>
          </table:table-cell>
          <table:table-cell table:formula="of:=IF(   [.A883] &lt; [.$C$5];   &quot;Accel&quot;;   IF(     [.A883] &lt; [.$C$5] + [.$C$7];     &quot;Cruise&quot;;     IF(       [.A883] &lt; [.$C$8];       &quot;Decel&quot;;       &quot;Stop&quot;     )   ) )" office:value-type="string" office:string-value="Cruise">
            <text:p>Cruise</text:p>
          </table:table-cell>
          <table:table-cell table:formula="of:=IF(   [.B883]=&quot;Accel&quot;;   [.$C$1];   IF(     [.B883]=&quot;Cruise&quot;;     0;     IF([.B883]=&quot;Decel&quot;; -[.$C$1]; 0)   ) )" office:value-type="float" office:value="0">
            <text:p>0</text:p>
          </table:table-cell>
          <table:table-cell table:formula="of:=IF(   [.B883]=&quot;Stop&quot;;   0;   MAX(     0;     MIN(       [.$C$2];       [.D882] + [.C883] * [.$C$4]     )   ) )" office:value-type="float" office:value="9.75">
            <text:p>9.75</text:p>
          </table:table-cell>
          <table:table-cell table:formula="of:=IF(   [.B883]=&quot;Stop&quot;;   [.$C$3];   [.E882] + [.D883] * [.$C$4] )" office:value-type="float" office:value="41.5837499999991">
            <text:p>41.58</text:p>
          </table:table-cell>
          <table:table-cell table:number-columns-repeated="872"/>
        </table:table-row>
        <table:table-row table:style-name="ro3">
          <table:table-cell table:formula="of:=[.A883]+[.$C$4]" office:value-type="float" office:value="4.36499999999993">
            <text:p>4.365</text:p>
          </table:table-cell>
          <table:table-cell table:formula="of:=IF(   [.A884] &lt; [.$C$5];   &quot;Accel&quot;;   IF(     [.A884] &lt; [.$C$5] + [.$C$7];     &quot;Cruise&quot;;     IF(       [.A884] &lt; [.$C$8];       &quot;Decel&quot;;       &quot;Stop&quot;     )   ) )" office:value-type="string" office:string-value="Cruise">
            <text:p>Cruise</text:p>
          </table:table-cell>
          <table:table-cell table:formula="of:=IF(   [.B884]=&quot;Accel&quot;;   [.$C$1];   IF(     [.B884]=&quot;Cruise&quot;;     0;     IF([.B884]=&quot;Decel&quot;; -[.$C$1]; 0)   ) )" office:value-type="float" office:value="0">
            <text:p>0</text:p>
          </table:table-cell>
          <table:table-cell table:formula="of:=IF(   [.B884]=&quot;Stop&quot;;   0;   MAX(     0;     MIN(       [.$C$2];       [.D883] + [.C884] * [.$C$4]     )   ) )" office:value-type="float" office:value="9.75">
            <text:p>9.75</text:p>
          </table:table-cell>
          <table:table-cell table:formula="of:=IF(   [.B884]=&quot;Stop&quot;;   [.$C$3];   [.E883] + [.D884] * [.$C$4] )" office:value-type="float" office:value="41.6324999999991">
            <text:p>41.63</text:p>
          </table:table-cell>
          <table:table-cell table:number-columns-repeated="872"/>
        </table:table-row>
        <table:table-row table:style-name="ro3">
          <table:table-cell table:formula="of:=[.A884]+[.$C$4]" office:value-type="float" office:value="4.36999999999993">
            <text:p>4.370</text:p>
          </table:table-cell>
          <table:table-cell table:formula="of:=IF(   [.A885] &lt; [.$C$5];   &quot;Accel&quot;;   IF(     [.A885] &lt; [.$C$5] + [.$C$7];     &quot;Cruise&quot;;     IF(       [.A885] &lt; [.$C$8];       &quot;Decel&quot;;       &quot;Stop&quot;     )   ) )" office:value-type="string" office:string-value="Cruise">
            <text:p>Cruise</text:p>
          </table:table-cell>
          <table:table-cell table:formula="of:=IF(   [.B885]=&quot;Accel&quot;;   [.$C$1];   IF(     [.B885]=&quot;Cruise&quot;;     0;     IF([.B885]=&quot;Decel&quot;; -[.$C$1]; 0)   ) )" office:value-type="float" office:value="0">
            <text:p>0</text:p>
          </table:table-cell>
          <table:table-cell table:formula="of:=IF(   [.B885]=&quot;Stop&quot;;   0;   MAX(     0;     MIN(       [.$C$2];       [.D884] + [.C885] * [.$C$4]     )   ) )" office:value-type="float" office:value="9.75">
            <text:p>9.75</text:p>
          </table:table-cell>
          <table:table-cell table:formula="of:=IF(   [.B885]=&quot;Stop&quot;;   [.$C$3];   [.E884] + [.D885] * [.$C$4] )" office:value-type="float" office:value="41.6812499999991">
            <text:p>41.68</text:p>
          </table:table-cell>
          <table:table-cell table:number-columns-repeated="872"/>
        </table:table-row>
        <table:table-row table:style-name="ro3">
          <table:table-cell table:formula="of:=[.A885]+[.$C$4]" office:value-type="float" office:value="4.37499999999993">
            <text:p>4.375</text:p>
          </table:table-cell>
          <table:table-cell table:formula="of:=IF(   [.A886] &lt; [.$C$5];   &quot;Accel&quot;;   IF(     [.A886] &lt; [.$C$5] + [.$C$7];     &quot;Cruise&quot;;     IF(       [.A886] &lt; [.$C$8];       &quot;Decel&quot;;       &quot;Stop&quot;     )   ) )" office:value-type="string" office:string-value="Cruise">
            <text:p>Cruise</text:p>
          </table:table-cell>
          <table:table-cell table:formula="of:=IF(   [.B886]=&quot;Accel&quot;;   [.$C$1];   IF(     [.B886]=&quot;Cruise&quot;;     0;     IF([.B886]=&quot;Decel&quot;; -[.$C$1]; 0)   ) )" office:value-type="float" office:value="0">
            <text:p>0</text:p>
          </table:table-cell>
          <table:table-cell table:formula="of:=IF(   [.B886]=&quot;Stop&quot;;   0;   MAX(     0;     MIN(       [.$C$2];       [.D885] + [.C886] * [.$C$4]     )   ) )" office:value-type="float" office:value="9.75">
            <text:p>9.75</text:p>
          </table:table-cell>
          <table:table-cell table:formula="of:=IF(   [.B886]=&quot;Stop&quot;;   [.$C$3];   [.E885] + [.D886] * [.$C$4] )" office:value-type="float" office:value="41.7299999999991">
            <text:p>41.73</text:p>
          </table:table-cell>
          <table:table-cell table:number-columns-repeated="872"/>
        </table:table-row>
        <table:table-row table:style-name="ro3">
          <table:table-cell table:formula="of:=[.A886]+[.$C$4]" office:value-type="float" office:value="4.37999999999993">
            <text:p>4.380</text:p>
          </table:table-cell>
          <table:table-cell table:formula="of:=IF(   [.A887] &lt; [.$C$5];   &quot;Accel&quot;;   IF(     [.A887] &lt; [.$C$5] + [.$C$7];     &quot;Cruise&quot;;     IF(       [.A887] &lt; [.$C$8];       &quot;Decel&quot;;       &quot;Stop&quot;     )   ) )" office:value-type="string" office:string-value="Cruise">
            <text:p>Cruise</text:p>
          </table:table-cell>
          <table:table-cell table:formula="of:=IF(   [.B887]=&quot;Accel&quot;;   [.$C$1];   IF(     [.B887]=&quot;Cruise&quot;;     0;     IF([.B887]=&quot;Decel&quot;; -[.$C$1]; 0)   ) )" office:value-type="float" office:value="0">
            <text:p>0</text:p>
          </table:table-cell>
          <table:table-cell table:formula="of:=IF(   [.B887]=&quot;Stop&quot;;   0;   MAX(     0;     MIN(       [.$C$2];       [.D886] + [.C887] * [.$C$4]     )   ) )" office:value-type="float" office:value="9.75">
            <text:p>9.75</text:p>
          </table:table-cell>
          <table:table-cell table:formula="of:=IF(   [.B887]=&quot;Stop&quot;;   [.$C$3];   [.E886] + [.D887] * [.$C$4] )" office:value-type="float" office:value="41.7787499999991">
            <text:p>41.78</text:p>
          </table:table-cell>
          <table:table-cell table:number-columns-repeated="872"/>
        </table:table-row>
        <table:table-row table:style-name="ro3">
          <table:table-cell table:formula="of:=[.A887]+[.$C$4]" office:value-type="float" office:value="4.38499999999993">
            <text:p>4.385</text:p>
          </table:table-cell>
          <table:table-cell table:formula="of:=IF(   [.A888] &lt; [.$C$5];   &quot;Accel&quot;;   IF(     [.A888] &lt; [.$C$5] + [.$C$7];     &quot;Cruise&quot;;     IF(       [.A888] &lt; [.$C$8];       &quot;Decel&quot;;       &quot;Stop&quot;     )   ) )" office:value-type="string" office:string-value="Cruise">
            <text:p>Cruise</text:p>
          </table:table-cell>
          <table:table-cell table:formula="of:=IF(   [.B888]=&quot;Accel&quot;;   [.$C$1];   IF(     [.B888]=&quot;Cruise&quot;;     0;     IF([.B888]=&quot;Decel&quot;; -[.$C$1]; 0)   ) )" office:value-type="float" office:value="0">
            <text:p>0</text:p>
          </table:table-cell>
          <table:table-cell table:formula="of:=IF(   [.B888]=&quot;Stop&quot;;   0;   MAX(     0;     MIN(       [.$C$2];       [.D887] + [.C888] * [.$C$4]     )   ) )" office:value-type="float" office:value="9.75">
            <text:p>9.75</text:p>
          </table:table-cell>
          <table:table-cell table:formula="of:=IF(   [.B888]=&quot;Stop&quot;;   [.$C$3];   [.E887] + [.D888] * [.$C$4] )" office:value-type="float" office:value="41.8274999999991">
            <text:p>41.83</text:p>
          </table:table-cell>
          <table:table-cell table:number-columns-repeated="872"/>
        </table:table-row>
        <table:table-row table:style-name="ro3">
          <table:table-cell table:formula="of:=[.A888]+[.$C$4]" office:value-type="float" office:value="4.38999999999993">
            <text:p>4.390</text:p>
          </table:table-cell>
          <table:table-cell table:formula="of:=IF(   [.A889] &lt; [.$C$5];   &quot;Accel&quot;;   IF(     [.A889] &lt; [.$C$5] + [.$C$7];     &quot;Cruise&quot;;     IF(       [.A889] &lt; [.$C$8];       &quot;Decel&quot;;       &quot;Stop&quot;     )   ) )" office:value-type="string" office:string-value="Cruise">
            <text:p>Cruise</text:p>
          </table:table-cell>
          <table:table-cell table:formula="of:=IF(   [.B889]=&quot;Accel&quot;;   [.$C$1];   IF(     [.B889]=&quot;Cruise&quot;;     0;     IF([.B889]=&quot;Decel&quot;; -[.$C$1]; 0)   ) )" office:value-type="float" office:value="0">
            <text:p>0</text:p>
          </table:table-cell>
          <table:table-cell table:formula="of:=IF(   [.B889]=&quot;Stop&quot;;   0;   MAX(     0;     MIN(       [.$C$2];       [.D888] + [.C889] * [.$C$4]     )   ) )" office:value-type="float" office:value="9.75">
            <text:p>9.75</text:p>
          </table:table-cell>
          <table:table-cell table:formula="of:=IF(   [.B889]=&quot;Stop&quot;;   [.$C$3];   [.E888] + [.D889] * [.$C$4] )" office:value-type="float" office:value="41.8762499999991">
            <text:p>41.88</text:p>
          </table:table-cell>
          <table:table-cell table:number-columns-repeated="872"/>
        </table:table-row>
        <table:table-row table:style-name="ro3">
          <table:table-cell table:formula="of:=[.A889]+[.$C$4]" office:value-type="float" office:value="4.39499999999993">
            <text:p>4.395</text:p>
          </table:table-cell>
          <table:table-cell table:formula="of:=IF(   [.A890] &lt; [.$C$5];   &quot;Accel&quot;;   IF(     [.A890] &lt; [.$C$5] + [.$C$7];     &quot;Cruise&quot;;     IF(       [.A890] &lt; [.$C$8];       &quot;Decel&quot;;       &quot;Stop&quot;     )   ) )" office:value-type="string" office:string-value="Cruise">
            <text:p>Cruise</text:p>
          </table:table-cell>
          <table:table-cell table:formula="of:=IF(   [.B890]=&quot;Accel&quot;;   [.$C$1];   IF(     [.B890]=&quot;Cruise&quot;;     0;     IF([.B890]=&quot;Decel&quot;; -[.$C$1]; 0)   ) )" office:value-type="float" office:value="0">
            <text:p>0</text:p>
          </table:table-cell>
          <table:table-cell table:formula="of:=IF(   [.B890]=&quot;Stop&quot;;   0;   MAX(     0;     MIN(       [.$C$2];       [.D889] + [.C890] * [.$C$4]     )   ) )" office:value-type="float" office:value="9.75">
            <text:p>9.75</text:p>
          </table:table-cell>
          <table:table-cell table:formula="of:=IF(   [.B890]=&quot;Stop&quot;;   [.$C$3];   [.E889] + [.D890] * [.$C$4] )" office:value-type="float" office:value="41.9249999999991">
            <text:p>41.92</text:p>
          </table:table-cell>
          <table:table-cell table:number-columns-repeated="872"/>
        </table:table-row>
        <table:table-row table:style-name="ro3">
          <table:table-cell table:formula="of:=[.A890]+[.$C$4]" office:value-type="float" office:value="4.39999999999993">
            <text:p>4.400</text:p>
          </table:table-cell>
          <table:table-cell table:formula="of:=IF(   [.A891] &lt; [.$C$5];   &quot;Accel&quot;;   IF(     [.A891] &lt; [.$C$5] + [.$C$7];     &quot;Cruise&quot;;     IF(       [.A891] &lt; [.$C$8];       &quot;Decel&quot;;       &quot;Stop&quot;     )   ) )" office:value-type="string" office:string-value="Cruise">
            <text:p>Cruise</text:p>
          </table:table-cell>
          <table:table-cell table:formula="of:=IF(   [.B891]=&quot;Accel&quot;;   [.$C$1];   IF(     [.B891]=&quot;Cruise&quot;;     0;     IF([.B891]=&quot;Decel&quot;; -[.$C$1]; 0)   ) )" office:value-type="float" office:value="0">
            <text:p>0</text:p>
          </table:table-cell>
          <table:table-cell table:formula="of:=IF(   [.B891]=&quot;Stop&quot;;   0;   MAX(     0;     MIN(       [.$C$2];       [.D890] + [.C891] * [.$C$4]     )   ) )" office:value-type="float" office:value="9.75">
            <text:p>9.75</text:p>
          </table:table-cell>
          <table:table-cell table:formula="of:=IF(   [.B891]=&quot;Stop&quot;;   [.$C$3];   [.E890] + [.D891] * [.$C$4] )" office:value-type="float" office:value="41.9737499999991">
            <text:p>41.97</text:p>
          </table:table-cell>
          <table:table-cell table:number-columns-repeated="872"/>
        </table:table-row>
        <table:table-row table:style-name="ro3">
          <table:table-cell table:formula="of:=[.A891]+[.$C$4]" office:value-type="float" office:value="4.40499999999993">
            <text:p>4.405</text:p>
          </table:table-cell>
          <table:table-cell table:formula="of:=IF(   [.A892] &lt; [.$C$5];   &quot;Accel&quot;;   IF(     [.A892] &lt; [.$C$5] + [.$C$7];     &quot;Cruise&quot;;     IF(       [.A892] &lt; [.$C$8];       &quot;Decel&quot;;       &quot;Stop&quot;     )   ) )" office:value-type="string" office:string-value="Cruise">
            <text:p>Cruise</text:p>
          </table:table-cell>
          <table:table-cell table:formula="of:=IF(   [.B892]=&quot;Accel&quot;;   [.$C$1];   IF(     [.B892]=&quot;Cruise&quot;;     0;     IF([.B892]=&quot;Decel&quot;; -[.$C$1]; 0)   ) )" office:value-type="float" office:value="0">
            <text:p>0</text:p>
          </table:table-cell>
          <table:table-cell table:formula="of:=IF(   [.B892]=&quot;Stop&quot;;   0;   MAX(     0;     MIN(       [.$C$2];       [.D891] + [.C892] * [.$C$4]     )   ) )" office:value-type="float" office:value="9.75">
            <text:p>9.75</text:p>
          </table:table-cell>
          <table:table-cell table:formula="of:=IF(   [.B892]=&quot;Stop&quot;;   [.$C$3];   [.E891] + [.D892] * [.$C$4] )" office:value-type="float" office:value="42.0224999999991">
            <text:p>42.02</text:p>
          </table:table-cell>
          <table:table-cell table:number-columns-repeated="872"/>
        </table:table-row>
        <table:table-row table:style-name="ro3">
          <table:table-cell table:formula="of:=[.A892]+[.$C$4]" office:value-type="float" office:value="4.40999999999993">
            <text:p>4.410</text:p>
          </table:table-cell>
          <table:table-cell table:formula="of:=IF(   [.A893] &lt; [.$C$5];   &quot;Accel&quot;;   IF(     [.A893] &lt; [.$C$5] + [.$C$7];     &quot;Cruise&quot;;     IF(       [.A893] &lt; [.$C$8];       &quot;Decel&quot;;       &quot;Stop&quot;     )   ) )" office:value-type="string" office:string-value="Cruise">
            <text:p>Cruise</text:p>
          </table:table-cell>
          <table:table-cell table:formula="of:=IF(   [.B893]=&quot;Accel&quot;;   [.$C$1];   IF(     [.B893]=&quot;Cruise&quot;;     0;     IF([.B893]=&quot;Decel&quot;; -[.$C$1]; 0)   ) )" office:value-type="float" office:value="0">
            <text:p>0</text:p>
          </table:table-cell>
          <table:table-cell table:formula="of:=IF(   [.B893]=&quot;Stop&quot;;   0;   MAX(     0;     MIN(       [.$C$2];       [.D892] + [.C893] * [.$C$4]     )   ) )" office:value-type="float" office:value="9.75">
            <text:p>9.75</text:p>
          </table:table-cell>
          <table:table-cell table:formula="of:=IF(   [.B893]=&quot;Stop&quot;;   [.$C$3];   [.E892] + [.D893] * [.$C$4] )" office:value-type="float" office:value="42.0712499999991">
            <text:p>42.07</text:p>
          </table:table-cell>
          <table:table-cell table:number-columns-repeated="872"/>
        </table:table-row>
        <table:table-row table:style-name="ro3">
          <table:table-cell table:formula="of:=[.A893]+[.$C$4]" office:value-type="float" office:value="4.41499999999993">
            <text:p>4.415</text:p>
          </table:table-cell>
          <table:table-cell table:formula="of:=IF(   [.A894] &lt; [.$C$5];   &quot;Accel&quot;;   IF(     [.A894] &lt; [.$C$5] + [.$C$7];     &quot;Cruise&quot;;     IF(       [.A894] &lt; [.$C$8];       &quot;Decel&quot;;       &quot;Stop&quot;     )   ) )" office:value-type="string" office:string-value="Cruise">
            <text:p>Cruise</text:p>
          </table:table-cell>
          <table:table-cell table:formula="of:=IF(   [.B894]=&quot;Accel&quot;;   [.$C$1];   IF(     [.B894]=&quot;Cruise&quot;;     0;     IF([.B894]=&quot;Decel&quot;; -[.$C$1]; 0)   ) )" office:value-type="float" office:value="0">
            <text:p>0</text:p>
          </table:table-cell>
          <table:table-cell table:formula="of:=IF(   [.B894]=&quot;Stop&quot;;   0;   MAX(     0;     MIN(       [.$C$2];       [.D893] + [.C894] * [.$C$4]     )   ) )" office:value-type="float" office:value="9.75">
            <text:p>9.75</text:p>
          </table:table-cell>
          <table:table-cell table:formula="of:=IF(   [.B894]=&quot;Stop&quot;;   [.$C$3];   [.E893] + [.D894] * [.$C$4] )" office:value-type="float" office:value="42.1199999999991">
            <text:p>42.12</text:p>
          </table:table-cell>
          <table:table-cell table:number-columns-repeated="872"/>
        </table:table-row>
        <table:table-row table:style-name="ro3">
          <table:table-cell table:formula="of:=[.A894]+[.$C$4]" office:value-type="float" office:value="4.41999999999993">
            <text:p>4.420</text:p>
          </table:table-cell>
          <table:table-cell table:formula="of:=IF(   [.A895] &lt; [.$C$5];   &quot;Accel&quot;;   IF(     [.A895] &lt; [.$C$5] + [.$C$7];     &quot;Cruise&quot;;     IF(       [.A895] &lt; [.$C$8];       &quot;Decel&quot;;       &quot;Stop&quot;     )   ) )" office:value-type="string" office:string-value="Cruise">
            <text:p>Cruise</text:p>
          </table:table-cell>
          <table:table-cell table:formula="of:=IF(   [.B895]=&quot;Accel&quot;;   [.$C$1];   IF(     [.B895]=&quot;Cruise&quot;;     0;     IF([.B895]=&quot;Decel&quot;; -[.$C$1]; 0)   ) )" office:value-type="float" office:value="0">
            <text:p>0</text:p>
          </table:table-cell>
          <table:table-cell table:formula="of:=IF(   [.B895]=&quot;Stop&quot;;   0;   MAX(     0;     MIN(       [.$C$2];       [.D894] + [.C895] * [.$C$4]     )   ) )" office:value-type="float" office:value="9.75">
            <text:p>9.75</text:p>
          </table:table-cell>
          <table:table-cell table:formula="of:=IF(   [.B895]=&quot;Stop&quot;;   [.$C$3];   [.E894] + [.D895] * [.$C$4] )" office:value-type="float" office:value="42.1687499999991">
            <text:p>42.17</text:p>
          </table:table-cell>
          <table:table-cell table:number-columns-repeated="872"/>
        </table:table-row>
        <table:table-row table:style-name="ro3">
          <table:table-cell table:formula="of:=[.A895]+[.$C$4]" office:value-type="float" office:value="4.42499999999993">
            <text:p>4.425</text:p>
          </table:table-cell>
          <table:table-cell table:formula="of:=IF(   [.A896] &lt; [.$C$5];   &quot;Accel&quot;;   IF(     [.A896] &lt; [.$C$5] + [.$C$7];     &quot;Cruise&quot;;     IF(       [.A896] &lt; [.$C$8];       &quot;Decel&quot;;       &quot;Stop&quot;     )   ) )" office:value-type="string" office:string-value="Cruise">
            <text:p>Cruise</text:p>
          </table:table-cell>
          <table:table-cell table:formula="of:=IF(   [.B896]=&quot;Accel&quot;;   [.$C$1];   IF(     [.B896]=&quot;Cruise&quot;;     0;     IF([.B896]=&quot;Decel&quot;; -[.$C$1]; 0)   ) )" office:value-type="float" office:value="0">
            <text:p>0</text:p>
          </table:table-cell>
          <table:table-cell table:formula="of:=IF(   [.B896]=&quot;Stop&quot;;   0;   MAX(     0;     MIN(       [.$C$2];       [.D895] + [.C896] * [.$C$4]     )   ) )" office:value-type="float" office:value="9.75">
            <text:p>9.75</text:p>
          </table:table-cell>
          <table:table-cell table:formula="of:=IF(   [.B896]=&quot;Stop&quot;;   [.$C$3];   [.E895] + [.D896] * [.$C$4] )" office:value-type="float" office:value="42.2174999999991">
            <text:p>42.22</text:p>
          </table:table-cell>
          <table:table-cell table:number-columns-repeated="872"/>
        </table:table-row>
        <table:table-row table:style-name="ro3">
          <table:table-cell table:formula="of:=[.A896]+[.$C$4]" office:value-type="float" office:value="4.42999999999993">
            <text:p>4.430</text:p>
          </table:table-cell>
          <table:table-cell table:formula="of:=IF(   [.A897] &lt; [.$C$5];   &quot;Accel&quot;;   IF(     [.A897] &lt; [.$C$5] + [.$C$7];     &quot;Cruise&quot;;     IF(       [.A897] &lt; [.$C$8];       &quot;Decel&quot;;       &quot;Stop&quot;     )   ) )" office:value-type="string" office:string-value="Cruise">
            <text:p>Cruise</text:p>
          </table:table-cell>
          <table:table-cell table:formula="of:=IF(   [.B897]=&quot;Accel&quot;;   [.$C$1];   IF(     [.B897]=&quot;Cruise&quot;;     0;     IF([.B897]=&quot;Decel&quot;; -[.$C$1]; 0)   ) )" office:value-type="float" office:value="0">
            <text:p>0</text:p>
          </table:table-cell>
          <table:table-cell table:formula="of:=IF(   [.B897]=&quot;Stop&quot;;   0;   MAX(     0;     MIN(       [.$C$2];       [.D896] + [.C897] * [.$C$4]     )   ) )" office:value-type="float" office:value="9.75">
            <text:p>9.75</text:p>
          </table:table-cell>
          <table:table-cell table:formula="of:=IF(   [.B897]=&quot;Stop&quot;;   [.$C$3];   [.E896] + [.D897] * [.$C$4] )" office:value-type="float" office:value="42.2662499999991">
            <text:p>42.27</text:p>
          </table:table-cell>
          <table:table-cell table:number-columns-repeated="872"/>
        </table:table-row>
        <table:table-row table:style-name="ro3">
          <table:table-cell table:formula="of:=[.A897]+[.$C$4]" office:value-type="float" office:value="4.43499999999993">
            <text:p>4.435</text:p>
          </table:table-cell>
          <table:table-cell table:formula="of:=IF(   [.A898] &lt; [.$C$5];   &quot;Accel&quot;;   IF(     [.A898] &lt; [.$C$5] + [.$C$7];     &quot;Cruise&quot;;     IF(       [.A898] &lt; [.$C$8];       &quot;Decel&quot;;       &quot;Stop&quot;     )   ) )" office:value-type="string" office:string-value="Cruise">
            <text:p>Cruise</text:p>
          </table:table-cell>
          <table:table-cell table:formula="of:=IF(   [.B898]=&quot;Accel&quot;;   [.$C$1];   IF(     [.B898]=&quot;Cruise&quot;;     0;     IF([.B898]=&quot;Decel&quot;; -[.$C$1]; 0)   ) )" office:value-type="float" office:value="0">
            <text:p>0</text:p>
          </table:table-cell>
          <table:table-cell table:formula="of:=IF(   [.B898]=&quot;Stop&quot;;   0;   MAX(     0;     MIN(       [.$C$2];       [.D897] + [.C898] * [.$C$4]     )   ) )" office:value-type="float" office:value="9.75">
            <text:p>9.75</text:p>
          </table:table-cell>
          <table:table-cell table:formula="of:=IF(   [.B898]=&quot;Stop&quot;;   [.$C$3];   [.E897] + [.D898] * [.$C$4] )" office:value-type="float" office:value="42.3149999999991">
            <text:p>42.31</text:p>
          </table:table-cell>
          <table:table-cell table:number-columns-repeated="872"/>
        </table:table-row>
        <table:table-row table:style-name="ro3">
          <table:table-cell table:formula="of:=[.A898]+[.$C$4]" office:value-type="float" office:value="4.43999999999993">
            <text:p>4.440</text:p>
          </table:table-cell>
          <table:table-cell table:formula="of:=IF(   [.A899] &lt; [.$C$5];   &quot;Accel&quot;;   IF(     [.A899] &lt; [.$C$5] + [.$C$7];     &quot;Cruise&quot;;     IF(       [.A899] &lt; [.$C$8];       &quot;Decel&quot;;       &quot;Stop&quot;     )   ) )" office:value-type="string" office:string-value="Cruise">
            <text:p>Cruise</text:p>
          </table:table-cell>
          <table:table-cell table:formula="of:=IF(   [.B899]=&quot;Accel&quot;;   [.$C$1];   IF(     [.B899]=&quot;Cruise&quot;;     0;     IF([.B899]=&quot;Decel&quot;; -[.$C$1]; 0)   ) )" office:value-type="float" office:value="0">
            <text:p>0</text:p>
          </table:table-cell>
          <table:table-cell table:formula="of:=IF(   [.B899]=&quot;Stop&quot;;   0;   MAX(     0;     MIN(       [.$C$2];       [.D898] + [.C899] * [.$C$4]     )   ) )" office:value-type="float" office:value="9.75">
            <text:p>9.75</text:p>
          </table:table-cell>
          <table:table-cell table:formula="of:=IF(   [.B899]=&quot;Stop&quot;;   [.$C$3];   [.E898] + [.D899] * [.$C$4] )" office:value-type="float" office:value="42.3637499999991">
            <text:p>42.36</text:p>
          </table:table-cell>
          <table:table-cell table:number-columns-repeated="872"/>
        </table:table-row>
        <table:table-row table:style-name="ro3">
          <table:table-cell table:formula="of:=[.A899]+[.$C$4]" office:value-type="float" office:value="4.44499999999993">
            <text:p>4.445</text:p>
          </table:table-cell>
          <table:table-cell table:formula="of:=IF(   [.A900] &lt; [.$C$5];   &quot;Accel&quot;;   IF(     [.A900] &lt; [.$C$5] + [.$C$7];     &quot;Cruise&quot;;     IF(       [.A900] &lt; [.$C$8];       &quot;Decel&quot;;       &quot;Stop&quot;     )   ) )" office:value-type="string" office:string-value="Cruise">
            <text:p>Cruise</text:p>
          </table:table-cell>
          <table:table-cell table:formula="of:=IF(   [.B900]=&quot;Accel&quot;;   [.$C$1];   IF(     [.B900]=&quot;Cruise&quot;;     0;     IF([.B900]=&quot;Decel&quot;; -[.$C$1]; 0)   ) )" office:value-type="float" office:value="0">
            <text:p>0</text:p>
          </table:table-cell>
          <table:table-cell table:formula="of:=IF(   [.B900]=&quot;Stop&quot;;   0;   MAX(     0;     MIN(       [.$C$2];       [.D899] + [.C900] * [.$C$4]     )   ) )" office:value-type="float" office:value="9.75">
            <text:p>9.75</text:p>
          </table:table-cell>
          <table:table-cell table:formula="of:=IF(   [.B900]=&quot;Stop&quot;;   [.$C$3];   [.E899] + [.D900] * [.$C$4] )" office:value-type="float" office:value="42.4124999999991">
            <text:p>42.41</text:p>
          </table:table-cell>
          <table:table-cell table:number-columns-repeated="872"/>
        </table:table-row>
        <table:table-row table:style-name="ro3">
          <table:table-cell table:formula="of:=[.A900]+[.$C$4]" office:value-type="float" office:value="4.44999999999993">
            <text:p>4.450</text:p>
          </table:table-cell>
          <table:table-cell table:formula="of:=IF(   [.A901] &lt; [.$C$5];   &quot;Accel&quot;;   IF(     [.A901] &lt; [.$C$5] + [.$C$7];     &quot;Cruise&quot;;     IF(       [.A901] &lt; [.$C$8];       &quot;Decel&quot;;       &quot;Stop&quot;     )   ) )" office:value-type="string" office:string-value="Cruise">
            <text:p>Cruise</text:p>
          </table:table-cell>
          <table:table-cell table:formula="of:=IF(   [.B901]=&quot;Accel&quot;;   [.$C$1];   IF(     [.B901]=&quot;Cruise&quot;;     0;     IF([.B901]=&quot;Decel&quot;; -[.$C$1]; 0)   ) )" office:value-type="float" office:value="0">
            <text:p>0</text:p>
          </table:table-cell>
          <table:table-cell table:formula="of:=IF(   [.B901]=&quot;Stop&quot;;   0;   MAX(     0;     MIN(       [.$C$2];       [.D900] + [.C901] * [.$C$4]     )   ) )" office:value-type="float" office:value="9.75">
            <text:p>9.75</text:p>
          </table:table-cell>
          <table:table-cell table:formula="of:=IF(   [.B901]=&quot;Stop&quot;;   [.$C$3];   [.E900] + [.D901] * [.$C$4] )" office:value-type="float" office:value="42.4612499999991">
            <text:p>42.46</text:p>
          </table:table-cell>
          <table:table-cell table:number-columns-repeated="872"/>
        </table:table-row>
        <table:table-row table:style-name="ro3">
          <table:table-cell table:formula="of:=[.A901]+[.$C$4]" office:value-type="float" office:value="4.45499999999993">
            <text:p>4.455</text:p>
          </table:table-cell>
          <table:table-cell table:formula="of:=IF(   [.A902] &lt; [.$C$5];   &quot;Accel&quot;;   IF(     [.A902] &lt; [.$C$5] + [.$C$7];     &quot;Cruise&quot;;     IF(       [.A902] &lt; [.$C$8];       &quot;Decel&quot;;       &quot;Stop&quot;     )   ) )" office:value-type="string" office:string-value="Cruise">
            <text:p>Cruise</text:p>
          </table:table-cell>
          <table:table-cell table:formula="of:=IF(   [.B902]=&quot;Accel&quot;;   [.$C$1];   IF(     [.B902]=&quot;Cruise&quot;;     0;     IF([.B902]=&quot;Decel&quot;; -[.$C$1]; 0)   ) )" office:value-type="float" office:value="0">
            <text:p>0</text:p>
          </table:table-cell>
          <table:table-cell table:formula="of:=IF(   [.B902]=&quot;Stop&quot;;   0;   MAX(     0;     MIN(       [.$C$2];       [.D901] + [.C902] * [.$C$4]     )   ) )" office:value-type="float" office:value="9.75">
            <text:p>9.75</text:p>
          </table:table-cell>
          <table:table-cell table:formula="of:=IF(   [.B902]=&quot;Stop&quot;;   [.$C$3];   [.E901] + [.D902] * [.$C$4] )" office:value-type="float" office:value="42.5099999999991">
            <text:p>42.51</text:p>
          </table:table-cell>
          <table:table-cell table:number-columns-repeated="872"/>
        </table:table-row>
        <table:table-row table:style-name="ro3">
          <table:table-cell table:formula="of:=[.A902]+[.$C$4]" office:value-type="float" office:value="4.45999999999993">
            <text:p>4.460</text:p>
          </table:table-cell>
          <table:table-cell table:formula="of:=IF(   [.A903] &lt; [.$C$5];   &quot;Accel&quot;;   IF(     [.A903] &lt; [.$C$5] + [.$C$7];     &quot;Cruise&quot;;     IF(       [.A903] &lt; [.$C$8];       &quot;Decel&quot;;       &quot;Stop&quot;     )   ) )" office:value-type="string" office:string-value="Cruise">
            <text:p>Cruise</text:p>
          </table:table-cell>
          <table:table-cell table:formula="of:=IF(   [.B903]=&quot;Accel&quot;;   [.$C$1];   IF(     [.B903]=&quot;Cruise&quot;;     0;     IF([.B903]=&quot;Decel&quot;; -[.$C$1]; 0)   ) )" office:value-type="float" office:value="0">
            <text:p>0</text:p>
          </table:table-cell>
          <table:table-cell table:formula="of:=IF(   [.B903]=&quot;Stop&quot;;   0;   MAX(     0;     MIN(       [.$C$2];       [.D902] + [.C903] * [.$C$4]     )   ) )" office:value-type="float" office:value="9.75">
            <text:p>9.75</text:p>
          </table:table-cell>
          <table:table-cell table:formula="of:=IF(   [.B903]=&quot;Stop&quot;;   [.$C$3];   [.E902] + [.D903] * [.$C$4] )" office:value-type="float" office:value="42.5587499999991">
            <text:p>42.56</text:p>
          </table:table-cell>
          <table:table-cell table:number-columns-repeated="872"/>
        </table:table-row>
        <table:table-row table:style-name="ro3">
          <table:table-cell table:formula="of:=[.A903]+[.$C$4]" office:value-type="float" office:value="4.46499999999993">
            <text:p>4.465</text:p>
          </table:table-cell>
          <table:table-cell table:formula="of:=IF(   [.A904] &lt; [.$C$5];   &quot;Accel&quot;;   IF(     [.A904] &lt; [.$C$5] + [.$C$7];     &quot;Cruise&quot;;     IF(       [.A904] &lt; [.$C$8];       &quot;Decel&quot;;       &quot;Stop&quot;     )   ) )" office:value-type="string" office:string-value="Cruise">
            <text:p>Cruise</text:p>
          </table:table-cell>
          <table:table-cell table:formula="of:=IF(   [.B904]=&quot;Accel&quot;;   [.$C$1];   IF(     [.B904]=&quot;Cruise&quot;;     0;     IF([.B904]=&quot;Decel&quot;; -[.$C$1]; 0)   ) )" office:value-type="float" office:value="0">
            <text:p>0</text:p>
          </table:table-cell>
          <table:table-cell table:formula="of:=IF(   [.B904]=&quot;Stop&quot;;   0;   MAX(     0;     MIN(       [.$C$2];       [.D903] + [.C904] * [.$C$4]     )   ) )" office:value-type="float" office:value="9.75">
            <text:p>9.75</text:p>
          </table:table-cell>
          <table:table-cell table:formula="of:=IF(   [.B904]=&quot;Stop&quot;;   [.$C$3];   [.E903] + [.D904] * [.$C$4] )" office:value-type="float" office:value="42.6074999999991">
            <text:p>42.61</text:p>
          </table:table-cell>
          <table:table-cell table:number-columns-repeated="872"/>
        </table:table-row>
        <table:table-row table:style-name="ro3">
          <table:table-cell table:formula="of:=[.A904]+[.$C$4]" office:value-type="float" office:value="4.46999999999993">
            <text:p>4.470</text:p>
          </table:table-cell>
          <table:table-cell table:formula="of:=IF(   [.A905] &lt; [.$C$5];   &quot;Accel&quot;;   IF(     [.A905] &lt; [.$C$5] + [.$C$7];     &quot;Cruise&quot;;     IF(       [.A905] &lt; [.$C$8];       &quot;Decel&quot;;       &quot;Stop&quot;     )   ) )" office:value-type="string" office:string-value="Cruise">
            <text:p>Cruise</text:p>
          </table:table-cell>
          <table:table-cell table:formula="of:=IF(   [.B905]=&quot;Accel&quot;;   [.$C$1];   IF(     [.B905]=&quot;Cruise&quot;;     0;     IF([.B905]=&quot;Decel&quot;; -[.$C$1]; 0)   ) )" office:value-type="float" office:value="0">
            <text:p>0</text:p>
          </table:table-cell>
          <table:table-cell table:formula="of:=IF(   [.B905]=&quot;Stop&quot;;   0;   MAX(     0;     MIN(       [.$C$2];       [.D904] + [.C905] * [.$C$4]     )   ) )" office:value-type="float" office:value="9.75">
            <text:p>9.75</text:p>
          </table:table-cell>
          <table:table-cell table:formula="of:=IF(   [.B905]=&quot;Stop&quot;;   [.$C$3];   [.E904] + [.D905] * [.$C$4] )" office:value-type="float" office:value="42.6562499999991">
            <text:p>42.66</text:p>
          </table:table-cell>
          <table:table-cell table:number-columns-repeated="872"/>
        </table:table-row>
        <table:table-row table:style-name="ro3">
          <table:table-cell table:formula="of:=[.A905]+[.$C$4]" office:value-type="float" office:value="4.47499999999993">
            <text:p>4.475</text:p>
          </table:table-cell>
          <table:table-cell table:formula="of:=IF(   [.A906] &lt; [.$C$5];   &quot;Accel&quot;;   IF(     [.A906] &lt; [.$C$5] + [.$C$7];     &quot;Cruise&quot;;     IF(       [.A906] &lt; [.$C$8];       &quot;Decel&quot;;       &quot;Stop&quot;     )   ) )" office:value-type="string" office:string-value="Cruise">
            <text:p>Cruise</text:p>
          </table:table-cell>
          <table:table-cell table:formula="of:=IF(   [.B906]=&quot;Accel&quot;;   [.$C$1];   IF(     [.B906]=&quot;Cruise&quot;;     0;     IF([.B906]=&quot;Decel&quot;; -[.$C$1]; 0)   ) )" office:value-type="float" office:value="0">
            <text:p>0</text:p>
          </table:table-cell>
          <table:table-cell table:formula="of:=IF(   [.B906]=&quot;Stop&quot;;   0;   MAX(     0;     MIN(       [.$C$2];       [.D905] + [.C906] * [.$C$4]     )   ) )" office:value-type="float" office:value="9.75">
            <text:p>9.75</text:p>
          </table:table-cell>
          <table:table-cell table:formula="of:=IF(   [.B906]=&quot;Stop&quot;;   [.$C$3];   [.E905] + [.D906] * [.$C$4] )" office:value-type="float" office:value="42.7049999999991">
            <text:p>42.70</text:p>
          </table:table-cell>
          <table:table-cell table:number-columns-repeated="872"/>
        </table:table-row>
        <table:table-row table:style-name="ro3">
          <table:table-cell table:formula="of:=[.A906]+[.$C$4]" office:value-type="float" office:value="4.47999999999993">
            <text:p>4.480</text:p>
          </table:table-cell>
          <table:table-cell table:formula="of:=IF(   [.A907] &lt; [.$C$5];   &quot;Accel&quot;;   IF(     [.A907] &lt; [.$C$5] + [.$C$7];     &quot;Cruise&quot;;     IF(       [.A907] &lt; [.$C$8];       &quot;Decel&quot;;       &quot;Stop&quot;     )   ) )" office:value-type="string" office:string-value="Cruise">
            <text:p>Cruise</text:p>
          </table:table-cell>
          <table:table-cell table:formula="of:=IF(   [.B907]=&quot;Accel&quot;;   [.$C$1];   IF(     [.B907]=&quot;Cruise&quot;;     0;     IF([.B907]=&quot;Decel&quot;; -[.$C$1]; 0)   ) )" office:value-type="float" office:value="0">
            <text:p>0</text:p>
          </table:table-cell>
          <table:table-cell table:formula="of:=IF(   [.B907]=&quot;Stop&quot;;   0;   MAX(     0;     MIN(       [.$C$2];       [.D906] + [.C907] * [.$C$4]     )   ) )" office:value-type="float" office:value="9.75">
            <text:p>9.75</text:p>
          </table:table-cell>
          <table:table-cell table:formula="of:=IF(   [.B907]=&quot;Stop&quot;;   [.$C$3];   [.E906] + [.D907] * [.$C$4] )" office:value-type="float" office:value="42.7537499999991">
            <text:p>42.75</text:p>
          </table:table-cell>
          <table:table-cell table:number-columns-repeated="872"/>
        </table:table-row>
        <table:table-row table:style-name="ro3">
          <table:table-cell table:formula="of:=[.A907]+[.$C$4]" office:value-type="float" office:value="4.48499999999993">
            <text:p>4.485</text:p>
          </table:table-cell>
          <table:table-cell table:formula="of:=IF(   [.A908] &lt; [.$C$5];   &quot;Accel&quot;;   IF(     [.A908] &lt; [.$C$5] + [.$C$7];     &quot;Cruise&quot;;     IF(       [.A908] &lt; [.$C$8];       &quot;Decel&quot;;       &quot;Stop&quot;     )   ) )" office:value-type="string" office:string-value="Cruise">
            <text:p>Cruise</text:p>
          </table:table-cell>
          <table:table-cell table:formula="of:=IF(   [.B908]=&quot;Accel&quot;;   [.$C$1];   IF(     [.B908]=&quot;Cruise&quot;;     0;     IF([.B908]=&quot;Decel&quot;; -[.$C$1]; 0)   ) )" office:value-type="float" office:value="0">
            <text:p>0</text:p>
          </table:table-cell>
          <table:table-cell table:formula="of:=IF(   [.B908]=&quot;Stop&quot;;   0;   MAX(     0;     MIN(       [.$C$2];       [.D907] + [.C908] * [.$C$4]     )   ) )" office:value-type="float" office:value="9.75">
            <text:p>9.75</text:p>
          </table:table-cell>
          <table:table-cell table:formula="of:=IF(   [.B908]=&quot;Stop&quot;;   [.$C$3];   [.E907] + [.D908] * [.$C$4] )" office:value-type="float" office:value="42.8024999999991">
            <text:p>42.80</text:p>
          </table:table-cell>
          <table:table-cell table:number-columns-repeated="872"/>
        </table:table-row>
        <table:table-row table:style-name="ro3">
          <table:table-cell table:formula="of:=[.A908]+[.$C$4]" office:value-type="float" office:value="4.48999999999993">
            <text:p>4.490</text:p>
          </table:table-cell>
          <table:table-cell table:formula="of:=IF(   [.A909] &lt; [.$C$5];   &quot;Accel&quot;;   IF(     [.A909] &lt; [.$C$5] + [.$C$7];     &quot;Cruise&quot;;     IF(       [.A909] &lt; [.$C$8];       &quot;Decel&quot;;       &quot;Stop&quot;     )   ) )" office:value-type="string" office:string-value="Cruise">
            <text:p>Cruise</text:p>
          </table:table-cell>
          <table:table-cell table:formula="of:=IF(   [.B909]=&quot;Accel&quot;;   [.$C$1];   IF(     [.B909]=&quot;Cruise&quot;;     0;     IF([.B909]=&quot;Decel&quot;; -[.$C$1]; 0)   ) )" office:value-type="float" office:value="0">
            <text:p>0</text:p>
          </table:table-cell>
          <table:table-cell table:formula="of:=IF(   [.B909]=&quot;Stop&quot;;   0;   MAX(     0;     MIN(       [.$C$2];       [.D908] + [.C909] * [.$C$4]     )   ) )" office:value-type="float" office:value="9.75">
            <text:p>9.75</text:p>
          </table:table-cell>
          <table:table-cell table:formula="of:=IF(   [.B909]=&quot;Stop&quot;;   [.$C$3];   [.E908] + [.D909] * [.$C$4] )" office:value-type="float" office:value="42.8512499999991">
            <text:p>42.85</text:p>
          </table:table-cell>
          <table:table-cell table:number-columns-repeated="872"/>
        </table:table-row>
        <table:table-row table:style-name="ro3">
          <table:table-cell table:formula="of:=[.A909]+[.$C$4]" office:value-type="float" office:value="4.49499999999993">
            <text:p>4.495</text:p>
          </table:table-cell>
          <table:table-cell table:formula="of:=IF(   [.A910] &lt; [.$C$5];   &quot;Accel&quot;;   IF(     [.A910] &lt; [.$C$5] + [.$C$7];     &quot;Cruise&quot;;     IF(       [.A910] &lt; [.$C$8];       &quot;Decel&quot;;       &quot;Stop&quot;     )   ) )" office:value-type="string" office:string-value="Cruise">
            <text:p>Cruise</text:p>
          </table:table-cell>
          <table:table-cell table:formula="of:=IF(   [.B910]=&quot;Accel&quot;;   [.$C$1];   IF(     [.B910]=&quot;Cruise&quot;;     0;     IF([.B910]=&quot;Decel&quot;; -[.$C$1]; 0)   ) )" office:value-type="float" office:value="0">
            <text:p>0</text:p>
          </table:table-cell>
          <table:table-cell table:formula="of:=IF(   [.B910]=&quot;Stop&quot;;   0;   MAX(     0;     MIN(       [.$C$2];       [.D909] + [.C910] * [.$C$4]     )   ) )" office:value-type="float" office:value="9.75">
            <text:p>9.75</text:p>
          </table:table-cell>
          <table:table-cell table:formula="of:=IF(   [.B910]=&quot;Stop&quot;;   [.$C$3];   [.E909] + [.D910] * [.$C$4] )" office:value-type="float" office:value="42.8999999999991">
            <text:p>42.90</text:p>
          </table:table-cell>
          <table:table-cell table:number-columns-repeated="872"/>
        </table:table-row>
        <table:table-row table:style-name="ro3">
          <table:table-cell table:formula="of:=[.A910]+[.$C$4]" office:value-type="float" office:value="4.49999999999993">
            <text:p>4.500</text:p>
          </table:table-cell>
          <table:table-cell table:formula="of:=IF(   [.A911] &lt; [.$C$5];   &quot;Accel&quot;;   IF(     [.A911] &lt; [.$C$5] + [.$C$7];     &quot;Cruise&quot;;     IF(       [.A911] &lt; [.$C$8];       &quot;Decel&quot;;       &quot;Stop&quot;     )   ) )" office:value-type="string" office:string-value="Cruise">
            <text:p>Cruise</text:p>
          </table:table-cell>
          <table:table-cell table:formula="of:=IF(   [.B911]=&quot;Accel&quot;;   [.$C$1];   IF(     [.B911]=&quot;Cruise&quot;;     0;     IF([.B911]=&quot;Decel&quot;; -[.$C$1]; 0)   ) )" office:value-type="float" office:value="0">
            <text:p>0</text:p>
          </table:table-cell>
          <table:table-cell table:formula="of:=IF(   [.B911]=&quot;Stop&quot;;   0;   MAX(     0;     MIN(       [.$C$2];       [.D910] + [.C911] * [.$C$4]     )   ) )" office:value-type="float" office:value="9.75">
            <text:p>9.75</text:p>
          </table:table-cell>
          <table:table-cell table:formula="of:=IF(   [.B911]=&quot;Stop&quot;;   [.$C$3];   [.E910] + [.D911] * [.$C$4] )" office:value-type="float" office:value="42.9487499999991">
            <text:p>42.95</text:p>
          </table:table-cell>
          <table:table-cell table:number-columns-repeated="872"/>
        </table:table-row>
        <table:table-row table:style-name="ro3">
          <table:table-cell table:formula="of:=[.A911]+[.$C$4]" office:value-type="float" office:value="4.50499999999993">
            <text:p>4.505</text:p>
          </table:table-cell>
          <table:table-cell table:formula="of:=IF(   [.A912] &lt; [.$C$5];   &quot;Accel&quot;;   IF(     [.A912] &lt; [.$C$5] + [.$C$7];     &quot;Cruise&quot;;     IF(       [.A912] &lt; [.$C$8];       &quot;Decel&quot;;       &quot;Stop&quot;     )   ) )" office:value-type="string" office:string-value="Cruise">
            <text:p>Cruise</text:p>
          </table:table-cell>
          <table:table-cell table:formula="of:=IF(   [.B912]=&quot;Accel&quot;;   [.$C$1];   IF(     [.B912]=&quot;Cruise&quot;;     0;     IF([.B912]=&quot;Decel&quot;; -[.$C$1]; 0)   ) )" office:value-type="float" office:value="0">
            <text:p>0</text:p>
          </table:table-cell>
          <table:table-cell table:formula="of:=IF(   [.B912]=&quot;Stop&quot;;   0;   MAX(     0;     MIN(       [.$C$2];       [.D911] + [.C912] * [.$C$4]     )   ) )" office:value-type="float" office:value="9.75">
            <text:p>9.75</text:p>
          </table:table-cell>
          <table:table-cell table:formula="of:=IF(   [.B912]=&quot;Stop&quot;;   [.$C$3];   [.E911] + [.D912] * [.$C$4] )" office:value-type="float" office:value="42.9974999999991">
            <text:p>43.00</text:p>
          </table:table-cell>
          <table:table-cell table:number-columns-repeated="872"/>
        </table:table-row>
        <table:table-row table:style-name="ro3">
          <table:table-cell table:formula="of:=[.A912]+[.$C$4]" office:value-type="float" office:value="4.50999999999993">
            <text:p>4.510</text:p>
          </table:table-cell>
          <table:table-cell table:formula="of:=IF(   [.A913] &lt; [.$C$5];   &quot;Accel&quot;;   IF(     [.A913] &lt; [.$C$5] + [.$C$7];     &quot;Cruise&quot;;     IF(       [.A913] &lt; [.$C$8];       &quot;Decel&quot;;       &quot;Stop&quot;     )   ) )" office:value-type="string" office:string-value="Cruise">
            <text:p>Cruise</text:p>
          </table:table-cell>
          <table:table-cell table:formula="of:=IF(   [.B913]=&quot;Accel&quot;;   [.$C$1];   IF(     [.B913]=&quot;Cruise&quot;;     0;     IF([.B913]=&quot;Decel&quot;; -[.$C$1]; 0)   ) )" office:value-type="float" office:value="0">
            <text:p>0</text:p>
          </table:table-cell>
          <table:table-cell table:formula="of:=IF(   [.B913]=&quot;Stop&quot;;   0;   MAX(     0;     MIN(       [.$C$2];       [.D912] + [.C913] * [.$C$4]     )   ) )" office:value-type="float" office:value="9.75">
            <text:p>9.75</text:p>
          </table:table-cell>
          <table:table-cell table:formula="of:=IF(   [.B913]=&quot;Stop&quot;;   [.$C$3];   [.E912] + [.D913] * [.$C$4] )" office:value-type="float" office:value="43.0462499999991">
            <text:p>43.05</text:p>
          </table:table-cell>
          <table:table-cell table:number-columns-repeated="872"/>
        </table:table-row>
        <table:table-row table:style-name="ro3">
          <table:table-cell table:formula="of:=[.A913]+[.$C$4]" office:value-type="float" office:value="4.51499999999993">
            <text:p>4.515</text:p>
          </table:table-cell>
          <table:table-cell table:formula="of:=IF(   [.A914] &lt; [.$C$5];   &quot;Accel&quot;;   IF(     [.A914] &lt; [.$C$5] + [.$C$7];     &quot;Cruise&quot;;     IF(       [.A914] &lt; [.$C$8];       &quot;Decel&quot;;       &quot;Stop&quot;     )   ) )" office:value-type="string" office:string-value="Cruise">
            <text:p>Cruise</text:p>
          </table:table-cell>
          <table:table-cell table:formula="of:=IF(   [.B914]=&quot;Accel&quot;;   [.$C$1];   IF(     [.B914]=&quot;Cruise&quot;;     0;     IF([.B914]=&quot;Decel&quot;; -[.$C$1]; 0)   ) )" office:value-type="float" office:value="0">
            <text:p>0</text:p>
          </table:table-cell>
          <table:table-cell table:formula="of:=IF(   [.B914]=&quot;Stop&quot;;   0;   MAX(     0;     MIN(       [.$C$2];       [.D913] + [.C914] * [.$C$4]     )   ) )" office:value-type="float" office:value="9.75">
            <text:p>9.75</text:p>
          </table:table-cell>
          <table:table-cell table:formula="of:=IF(   [.B914]=&quot;Stop&quot;;   [.$C$3];   [.E913] + [.D914] * [.$C$4] )" office:value-type="float" office:value="43.0949999999991">
            <text:p>43.09</text:p>
          </table:table-cell>
          <table:table-cell table:number-columns-repeated="872"/>
        </table:table-row>
        <table:table-row table:style-name="ro3">
          <table:table-cell table:formula="of:=[.A914]+[.$C$4]" office:value-type="float" office:value="4.51999999999993">
            <text:p>4.520</text:p>
          </table:table-cell>
          <table:table-cell table:formula="of:=IF(   [.A915] &lt; [.$C$5];   &quot;Accel&quot;;   IF(     [.A915] &lt; [.$C$5] + [.$C$7];     &quot;Cruise&quot;;     IF(       [.A915] &lt; [.$C$8];       &quot;Decel&quot;;       &quot;Stop&quot;     )   ) )" office:value-type="string" office:string-value="Cruise">
            <text:p>Cruise</text:p>
          </table:table-cell>
          <table:table-cell table:formula="of:=IF(   [.B915]=&quot;Accel&quot;;   [.$C$1];   IF(     [.B915]=&quot;Cruise&quot;;     0;     IF([.B915]=&quot;Decel&quot;; -[.$C$1]; 0)   ) )" office:value-type="float" office:value="0">
            <text:p>0</text:p>
          </table:table-cell>
          <table:table-cell table:formula="of:=IF(   [.B915]=&quot;Stop&quot;;   0;   MAX(     0;     MIN(       [.$C$2];       [.D914] + [.C915] * [.$C$4]     )   ) )" office:value-type="float" office:value="9.75">
            <text:p>9.75</text:p>
          </table:table-cell>
          <table:table-cell table:formula="of:=IF(   [.B915]=&quot;Stop&quot;;   [.$C$3];   [.E914] + [.D915] * [.$C$4] )" office:value-type="float" office:value="43.1437499999991">
            <text:p>43.14</text:p>
          </table:table-cell>
          <table:table-cell table:number-columns-repeated="872"/>
        </table:table-row>
        <table:table-row table:style-name="ro3">
          <table:table-cell table:formula="of:=[.A915]+[.$C$4]" office:value-type="float" office:value="4.52499999999993">
            <text:p>4.525</text:p>
          </table:table-cell>
          <table:table-cell table:formula="of:=IF(   [.A916] &lt; [.$C$5];   &quot;Accel&quot;;   IF(     [.A916] &lt; [.$C$5] + [.$C$7];     &quot;Cruise&quot;;     IF(       [.A916] &lt; [.$C$8];       &quot;Decel&quot;;       &quot;Stop&quot;     )   ) )" office:value-type="string" office:string-value="Cruise">
            <text:p>Cruise</text:p>
          </table:table-cell>
          <table:table-cell table:formula="of:=IF(   [.B916]=&quot;Accel&quot;;   [.$C$1];   IF(     [.B916]=&quot;Cruise&quot;;     0;     IF([.B916]=&quot;Decel&quot;; -[.$C$1]; 0)   ) )" office:value-type="float" office:value="0">
            <text:p>0</text:p>
          </table:table-cell>
          <table:table-cell table:formula="of:=IF(   [.B916]=&quot;Stop&quot;;   0;   MAX(     0;     MIN(       [.$C$2];       [.D915] + [.C916] * [.$C$4]     )   ) )" office:value-type="float" office:value="9.75">
            <text:p>9.75</text:p>
          </table:table-cell>
          <table:table-cell table:formula="of:=IF(   [.B916]=&quot;Stop&quot;;   [.$C$3];   [.E915] + [.D916] * [.$C$4] )" office:value-type="float" office:value="43.1924999999991">
            <text:p>43.19</text:p>
          </table:table-cell>
          <table:table-cell table:number-columns-repeated="872"/>
        </table:table-row>
        <table:table-row table:style-name="ro3">
          <table:table-cell table:formula="of:=[.A916]+[.$C$4]" office:value-type="float" office:value="4.52999999999993">
            <text:p>4.530</text:p>
          </table:table-cell>
          <table:table-cell table:formula="of:=IF(   [.A917] &lt; [.$C$5];   &quot;Accel&quot;;   IF(     [.A917] &lt; [.$C$5] + [.$C$7];     &quot;Cruise&quot;;     IF(       [.A917] &lt; [.$C$8];       &quot;Decel&quot;;       &quot;Stop&quot;     )   ) )" office:value-type="string" office:string-value="Cruise">
            <text:p>Cruise</text:p>
          </table:table-cell>
          <table:table-cell table:formula="of:=IF(   [.B917]=&quot;Accel&quot;;   [.$C$1];   IF(     [.B917]=&quot;Cruise&quot;;     0;     IF([.B917]=&quot;Decel&quot;; -[.$C$1]; 0)   ) )" office:value-type="float" office:value="0">
            <text:p>0</text:p>
          </table:table-cell>
          <table:table-cell table:formula="of:=IF(   [.B917]=&quot;Stop&quot;;   0;   MAX(     0;     MIN(       [.$C$2];       [.D916] + [.C917] * [.$C$4]     )   ) )" office:value-type="float" office:value="9.75">
            <text:p>9.75</text:p>
          </table:table-cell>
          <table:table-cell table:formula="of:=IF(   [.B917]=&quot;Stop&quot;;   [.$C$3];   [.E916] + [.D917] * [.$C$4] )" office:value-type="float" office:value="43.2412499999991">
            <text:p>43.24</text:p>
          </table:table-cell>
          <table:table-cell table:number-columns-repeated="872"/>
        </table:table-row>
        <table:table-row table:style-name="ro3">
          <table:table-cell table:formula="of:=[.A917]+[.$C$4]" office:value-type="float" office:value="4.53499999999993">
            <text:p>4.535</text:p>
          </table:table-cell>
          <table:table-cell table:formula="of:=IF(   [.A918] &lt; [.$C$5];   &quot;Accel&quot;;   IF(     [.A918] &lt; [.$C$5] + [.$C$7];     &quot;Cruise&quot;;     IF(       [.A918] &lt; [.$C$8];       &quot;Decel&quot;;       &quot;Stop&quot;     )   ) )" office:value-type="string" office:string-value="Cruise">
            <text:p>Cruise</text:p>
          </table:table-cell>
          <table:table-cell table:formula="of:=IF(   [.B918]=&quot;Accel&quot;;   [.$C$1];   IF(     [.B918]=&quot;Cruise&quot;;     0;     IF([.B918]=&quot;Decel&quot;; -[.$C$1]; 0)   ) )" office:value-type="float" office:value="0">
            <text:p>0</text:p>
          </table:table-cell>
          <table:table-cell table:formula="of:=IF(   [.B918]=&quot;Stop&quot;;   0;   MAX(     0;     MIN(       [.$C$2];       [.D917] + [.C918] * [.$C$4]     )   ) )" office:value-type="float" office:value="9.75">
            <text:p>9.75</text:p>
          </table:table-cell>
          <table:table-cell table:formula="of:=IF(   [.B918]=&quot;Stop&quot;;   [.$C$3];   [.E917] + [.D918] * [.$C$4] )" office:value-type="float" office:value="43.2899999999991">
            <text:p>43.29</text:p>
          </table:table-cell>
          <table:table-cell table:number-columns-repeated="872"/>
        </table:table-row>
        <table:table-row table:style-name="ro3">
          <table:table-cell table:formula="of:=[.A918]+[.$C$4]" office:value-type="float" office:value="4.53999999999993">
            <text:p>4.540</text:p>
          </table:table-cell>
          <table:table-cell table:formula="of:=IF(   [.A919] &lt; [.$C$5];   &quot;Accel&quot;;   IF(     [.A919] &lt; [.$C$5] + [.$C$7];     &quot;Cruise&quot;;     IF(       [.A919] &lt; [.$C$8];       &quot;Decel&quot;;       &quot;Stop&quot;     )   ) )" office:value-type="string" office:string-value="Cruise">
            <text:p>Cruise</text:p>
          </table:table-cell>
          <table:table-cell table:formula="of:=IF(   [.B919]=&quot;Accel&quot;;   [.$C$1];   IF(     [.B919]=&quot;Cruise&quot;;     0;     IF([.B919]=&quot;Decel&quot;; -[.$C$1]; 0)   ) )" office:value-type="float" office:value="0">
            <text:p>0</text:p>
          </table:table-cell>
          <table:table-cell table:formula="of:=IF(   [.B919]=&quot;Stop&quot;;   0;   MAX(     0;     MIN(       [.$C$2];       [.D918] + [.C919] * [.$C$4]     )   ) )" office:value-type="float" office:value="9.75">
            <text:p>9.75</text:p>
          </table:table-cell>
          <table:table-cell table:formula="of:=IF(   [.B919]=&quot;Stop&quot;;   [.$C$3];   [.E918] + [.D919] * [.$C$4] )" office:value-type="float" office:value="43.3387499999991">
            <text:p>43.34</text:p>
          </table:table-cell>
          <table:table-cell table:number-columns-repeated="872"/>
        </table:table-row>
        <table:table-row table:style-name="ro3">
          <table:table-cell table:formula="of:=[.A919]+[.$C$4]" office:value-type="float" office:value="4.54499999999993">
            <text:p>4.545</text:p>
          </table:table-cell>
          <table:table-cell table:formula="of:=IF(   [.A920] &lt; [.$C$5];   &quot;Accel&quot;;   IF(     [.A920] &lt; [.$C$5] + [.$C$7];     &quot;Cruise&quot;;     IF(       [.A920] &lt; [.$C$8];       &quot;Decel&quot;;       &quot;Stop&quot;     )   ) )" office:value-type="string" office:string-value="Cruise">
            <text:p>Cruise</text:p>
          </table:table-cell>
          <table:table-cell table:formula="of:=IF(   [.B920]=&quot;Accel&quot;;   [.$C$1];   IF(     [.B920]=&quot;Cruise&quot;;     0;     IF([.B920]=&quot;Decel&quot;; -[.$C$1]; 0)   ) )" office:value-type="float" office:value="0">
            <text:p>0</text:p>
          </table:table-cell>
          <table:table-cell table:formula="of:=IF(   [.B920]=&quot;Stop&quot;;   0;   MAX(     0;     MIN(       [.$C$2];       [.D919] + [.C920] * [.$C$4]     )   ) )" office:value-type="float" office:value="9.75">
            <text:p>9.75</text:p>
          </table:table-cell>
          <table:table-cell table:formula="of:=IF(   [.B920]=&quot;Stop&quot;;   [.$C$3];   [.E919] + [.D920] * [.$C$4] )" office:value-type="float" office:value="43.3874999999991">
            <text:p>43.39</text:p>
          </table:table-cell>
          <table:table-cell table:number-columns-repeated="872"/>
        </table:table-row>
        <table:table-row table:style-name="ro3">
          <table:table-cell table:formula="of:=[.A920]+[.$C$4]" office:value-type="float" office:value="4.54999999999993">
            <text:p>4.550</text:p>
          </table:table-cell>
          <table:table-cell table:formula="of:=IF(   [.A921] &lt; [.$C$5];   &quot;Accel&quot;;   IF(     [.A921] &lt; [.$C$5] + [.$C$7];     &quot;Cruise&quot;;     IF(       [.A921] &lt; [.$C$8];       &quot;Decel&quot;;       &quot;Stop&quot;     )   ) )" office:value-type="string" office:string-value="Cruise">
            <text:p>Cruise</text:p>
          </table:table-cell>
          <table:table-cell table:formula="of:=IF(   [.B921]=&quot;Accel&quot;;   [.$C$1];   IF(     [.B921]=&quot;Cruise&quot;;     0;     IF([.B921]=&quot;Decel&quot;; -[.$C$1]; 0)   ) )" office:value-type="float" office:value="0">
            <text:p>0</text:p>
          </table:table-cell>
          <table:table-cell table:formula="of:=IF(   [.B921]=&quot;Stop&quot;;   0;   MAX(     0;     MIN(       [.$C$2];       [.D920] + [.C921] * [.$C$4]     )   ) )" office:value-type="float" office:value="9.75">
            <text:p>9.75</text:p>
          </table:table-cell>
          <table:table-cell table:formula="of:=IF(   [.B921]=&quot;Stop&quot;;   [.$C$3];   [.E920] + [.D921] * [.$C$4] )" office:value-type="float" office:value="43.4362499999991">
            <text:p>43.44</text:p>
          </table:table-cell>
          <table:table-cell table:number-columns-repeated="872"/>
        </table:table-row>
        <table:table-row table:style-name="ro3">
          <table:table-cell table:formula="of:=[.A921]+[.$C$4]" office:value-type="float" office:value="4.55499999999993">
            <text:p>4.555</text:p>
          </table:table-cell>
          <table:table-cell table:formula="of:=IF(   [.A922] &lt; [.$C$5];   &quot;Accel&quot;;   IF(     [.A922] &lt; [.$C$5] + [.$C$7];     &quot;Cruise&quot;;     IF(       [.A922] &lt; [.$C$8];       &quot;Decel&quot;;       &quot;Stop&quot;     )   ) )" office:value-type="string" office:string-value="Cruise">
            <text:p>Cruise</text:p>
          </table:table-cell>
          <table:table-cell table:formula="of:=IF(   [.B922]=&quot;Accel&quot;;   [.$C$1];   IF(     [.B922]=&quot;Cruise&quot;;     0;     IF([.B922]=&quot;Decel&quot;; -[.$C$1]; 0)   ) )" office:value-type="float" office:value="0">
            <text:p>0</text:p>
          </table:table-cell>
          <table:table-cell table:formula="of:=IF(   [.B922]=&quot;Stop&quot;;   0;   MAX(     0;     MIN(       [.$C$2];       [.D921] + [.C922] * [.$C$4]     )   ) )" office:value-type="float" office:value="9.75">
            <text:p>9.75</text:p>
          </table:table-cell>
          <table:table-cell table:formula="of:=IF(   [.B922]=&quot;Stop&quot;;   [.$C$3];   [.E921] + [.D922] * [.$C$4] )" office:value-type="float" office:value="43.4849999999991">
            <text:p>43.48</text:p>
          </table:table-cell>
          <table:table-cell table:number-columns-repeated="872"/>
        </table:table-row>
        <table:table-row table:style-name="ro3">
          <table:table-cell table:formula="of:=[.A922]+[.$C$4]" office:value-type="float" office:value="4.55999999999993">
            <text:p>4.560</text:p>
          </table:table-cell>
          <table:table-cell table:formula="of:=IF(   [.A923] &lt; [.$C$5];   &quot;Accel&quot;;   IF(     [.A923] &lt; [.$C$5] + [.$C$7];     &quot;Cruise&quot;;     IF(       [.A923] &lt; [.$C$8];       &quot;Decel&quot;;       &quot;Stop&quot;     )   ) )" office:value-type="string" office:string-value="Cruise">
            <text:p>Cruise</text:p>
          </table:table-cell>
          <table:table-cell table:formula="of:=IF(   [.B923]=&quot;Accel&quot;;   [.$C$1];   IF(     [.B923]=&quot;Cruise&quot;;     0;     IF([.B923]=&quot;Decel&quot;; -[.$C$1]; 0)   ) )" office:value-type="float" office:value="0">
            <text:p>0</text:p>
          </table:table-cell>
          <table:table-cell table:formula="of:=IF(   [.B923]=&quot;Stop&quot;;   0;   MAX(     0;     MIN(       [.$C$2];       [.D922] + [.C923] * [.$C$4]     )   ) )" office:value-type="float" office:value="9.75">
            <text:p>9.75</text:p>
          </table:table-cell>
          <table:table-cell table:formula="of:=IF(   [.B923]=&quot;Stop&quot;;   [.$C$3];   [.E922] + [.D923] * [.$C$4] )" office:value-type="float" office:value="43.5337499999991">
            <text:p>43.53</text:p>
          </table:table-cell>
          <table:table-cell table:number-columns-repeated="872"/>
        </table:table-row>
        <table:table-row table:style-name="ro3">
          <table:table-cell table:formula="of:=[.A923]+[.$C$4]" office:value-type="float" office:value="4.56499999999993">
            <text:p>4.565</text:p>
          </table:table-cell>
          <table:table-cell table:formula="of:=IF(   [.A924] &lt; [.$C$5];   &quot;Accel&quot;;   IF(     [.A924] &lt; [.$C$5] + [.$C$7];     &quot;Cruise&quot;;     IF(       [.A924] &lt; [.$C$8];       &quot;Decel&quot;;       &quot;Stop&quot;     )   ) )" office:value-type="string" office:string-value="Cruise">
            <text:p>Cruise</text:p>
          </table:table-cell>
          <table:table-cell table:formula="of:=IF(   [.B924]=&quot;Accel&quot;;   [.$C$1];   IF(     [.B924]=&quot;Cruise&quot;;     0;     IF([.B924]=&quot;Decel&quot;; -[.$C$1]; 0)   ) )" office:value-type="float" office:value="0">
            <text:p>0</text:p>
          </table:table-cell>
          <table:table-cell table:formula="of:=IF(   [.B924]=&quot;Stop&quot;;   0;   MAX(     0;     MIN(       [.$C$2];       [.D923] + [.C924] * [.$C$4]     )   ) )" office:value-type="float" office:value="9.75">
            <text:p>9.75</text:p>
          </table:table-cell>
          <table:table-cell table:formula="of:=IF(   [.B924]=&quot;Stop&quot;;   [.$C$3];   [.E923] + [.D924] * [.$C$4] )" office:value-type="float" office:value="43.5824999999991">
            <text:p>43.58</text:p>
          </table:table-cell>
          <table:table-cell table:number-columns-repeated="872"/>
        </table:table-row>
        <table:table-row table:style-name="ro3">
          <table:table-cell table:formula="of:=[.A924]+[.$C$4]" office:value-type="float" office:value="4.56999999999993">
            <text:p>4.570</text:p>
          </table:table-cell>
          <table:table-cell table:formula="of:=IF(   [.A925] &lt; [.$C$5];   &quot;Accel&quot;;   IF(     [.A925] &lt; [.$C$5] + [.$C$7];     &quot;Cruise&quot;;     IF(       [.A925] &lt; [.$C$8];       &quot;Decel&quot;;       &quot;Stop&quot;     )   ) )" office:value-type="string" office:string-value="Cruise">
            <text:p>Cruise</text:p>
          </table:table-cell>
          <table:table-cell table:formula="of:=IF(   [.B925]=&quot;Accel&quot;;   [.$C$1];   IF(     [.B925]=&quot;Cruise&quot;;     0;     IF([.B925]=&quot;Decel&quot;; -[.$C$1]; 0)   ) )" office:value-type="float" office:value="0">
            <text:p>0</text:p>
          </table:table-cell>
          <table:table-cell table:formula="of:=IF(   [.B925]=&quot;Stop&quot;;   0;   MAX(     0;     MIN(       [.$C$2];       [.D924] + [.C925] * [.$C$4]     )   ) )" office:value-type="float" office:value="9.75">
            <text:p>9.75</text:p>
          </table:table-cell>
          <table:table-cell table:formula="of:=IF(   [.B925]=&quot;Stop&quot;;   [.$C$3];   [.E924] + [.D925] * [.$C$4] )" office:value-type="float" office:value="43.6312499999991">
            <text:p>43.63</text:p>
          </table:table-cell>
          <table:table-cell table:number-columns-repeated="872"/>
        </table:table-row>
        <table:table-row table:style-name="ro3">
          <table:table-cell table:formula="of:=[.A925]+[.$C$4]" office:value-type="float" office:value="4.57499999999993">
            <text:p>4.575</text:p>
          </table:table-cell>
          <table:table-cell table:formula="of:=IF(   [.A926] &lt; [.$C$5];   &quot;Accel&quot;;   IF(     [.A926] &lt; [.$C$5] + [.$C$7];     &quot;Cruise&quot;;     IF(       [.A926] &lt; [.$C$8];       &quot;Decel&quot;;       &quot;Stop&quot;     )   ) )" office:value-type="string" office:string-value="Cruise">
            <text:p>Cruise</text:p>
          </table:table-cell>
          <table:table-cell table:formula="of:=IF(   [.B926]=&quot;Accel&quot;;   [.$C$1];   IF(     [.B926]=&quot;Cruise&quot;;     0;     IF([.B926]=&quot;Decel&quot;; -[.$C$1]; 0)   ) )" office:value-type="float" office:value="0">
            <text:p>0</text:p>
          </table:table-cell>
          <table:table-cell table:formula="of:=IF(   [.B926]=&quot;Stop&quot;;   0;   MAX(     0;     MIN(       [.$C$2];       [.D925] + [.C926] * [.$C$4]     )   ) )" office:value-type="float" office:value="9.75">
            <text:p>9.75</text:p>
          </table:table-cell>
          <table:table-cell table:formula="of:=IF(   [.B926]=&quot;Stop&quot;;   [.$C$3];   [.E925] + [.D926] * [.$C$4] )" office:value-type="float" office:value="43.6799999999991">
            <text:p>43.68</text:p>
          </table:table-cell>
          <table:table-cell table:number-columns-repeated="872"/>
        </table:table-row>
        <table:table-row table:style-name="ro3">
          <table:table-cell table:formula="of:=[.A926]+[.$C$4]" office:value-type="float" office:value="4.57999999999992">
            <text:p>4.580</text:p>
          </table:table-cell>
          <table:table-cell table:formula="of:=IF(   [.A927] &lt; [.$C$5];   &quot;Accel&quot;;   IF(     [.A927] &lt; [.$C$5] + [.$C$7];     &quot;Cruise&quot;;     IF(       [.A927] &lt; [.$C$8];       &quot;Decel&quot;;       &quot;Stop&quot;     )   ) )" office:value-type="string" office:string-value="Cruise">
            <text:p>Cruise</text:p>
          </table:table-cell>
          <table:table-cell table:formula="of:=IF(   [.B927]=&quot;Accel&quot;;   [.$C$1];   IF(     [.B927]=&quot;Cruise&quot;;     0;     IF([.B927]=&quot;Decel&quot;; -[.$C$1]; 0)   ) )" office:value-type="float" office:value="0">
            <text:p>0</text:p>
          </table:table-cell>
          <table:table-cell table:formula="of:=IF(   [.B927]=&quot;Stop&quot;;   0;   MAX(     0;     MIN(       [.$C$2];       [.D926] + [.C927] * [.$C$4]     )   ) )" office:value-type="float" office:value="9.75">
            <text:p>9.75</text:p>
          </table:table-cell>
          <table:table-cell table:formula="of:=IF(   [.B927]=&quot;Stop&quot;;   [.$C$3];   [.E926] + [.D927] * [.$C$4] )" office:value-type="float" office:value="43.7287499999991">
            <text:p>43.73</text:p>
          </table:table-cell>
          <table:table-cell table:number-columns-repeated="872"/>
        </table:table-row>
        <table:table-row table:style-name="ro3">
          <table:table-cell table:formula="of:=[.A927]+[.$C$4]" office:value-type="float" office:value="4.58499999999992">
            <text:p>4.585</text:p>
          </table:table-cell>
          <table:table-cell table:formula="of:=IF(   [.A928] &lt; [.$C$5];   &quot;Accel&quot;;   IF(     [.A928] &lt; [.$C$5] + [.$C$7];     &quot;Cruise&quot;;     IF(       [.A928] &lt; [.$C$8];       &quot;Decel&quot;;       &quot;Stop&quot;     )   ) )" office:value-type="string" office:string-value="Cruise">
            <text:p>Cruise</text:p>
          </table:table-cell>
          <table:table-cell table:formula="of:=IF(   [.B928]=&quot;Accel&quot;;   [.$C$1];   IF(     [.B928]=&quot;Cruise&quot;;     0;     IF([.B928]=&quot;Decel&quot;; -[.$C$1]; 0)   ) )" office:value-type="float" office:value="0">
            <text:p>0</text:p>
          </table:table-cell>
          <table:table-cell table:formula="of:=IF(   [.B928]=&quot;Stop&quot;;   0;   MAX(     0;     MIN(       [.$C$2];       [.D927] + [.C928] * [.$C$4]     )   ) )" office:value-type="float" office:value="9.75">
            <text:p>9.75</text:p>
          </table:table-cell>
          <table:table-cell table:formula="of:=IF(   [.B928]=&quot;Stop&quot;;   [.$C$3];   [.E927] + [.D928] * [.$C$4] )" office:value-type="float" office:value="43.7774999999991">
            <text:p>43.78</text:p>
          </table:table-cell>
          <table:table-cell table:number-columns-repeated="872"/>
        </table:table-row>
        <table:table-row table:style-name="ro3">
          <table:table-cell table:formula="of:=[.A928]+[.$C$4]" office:value-type="float" office:value="4.58999999999992">
            <text:p>4.590</text:p>
          </table:table-cell>
          <table:table-cell table:formula="of:=IF(   [.A929] &lt; [.$C$5];   &quot;Accel&quot;;   IF(     [.A929] &lt; [.$C$5] + [.$C$7];     &quot;Cruise&quot;;     IF(       [.A929] &lt; [.$C$8];       &quot;Decel&quot;;       &quot;Stop&quot;     )   ) )" office:value-type="string" office:string-value="Cruise">
            <text:p>Cruise</text:p>
          </table:table-cell>
          <table:table-cell table:formula="of:=IF(   [.B929]=&quot;Accel&quot;;   [.$C$1];   IF(     [.B929]=&quot;Cruise&quot;;     0;     IF([.B929]=&quot;Decel&quot;; -[.$C$1]; 0)   ) )" office:value-type="float" office:value="0">
            <text:p>0</text:p>
          </table:table-cell>
          <table:table-cell table:formula="of:=IF(   [.B929]=&quot;Stop&quot;;   0;   MAX(     0;     MIN(       [.$C$2];       [.D928] + [.C929] * [.$C$4]     )   ) )" office:value-type="float" office:value="9.75">
            <text:p>9.75</text:p>
          </table:table-cell>
          <table:table-cell table:formula="of:=IF(   [.B929]=&quot;Stop&quot;;   [.$C$3];   [.E928] + [.D929] * [.$C$4] )" office:value-type="float" office:value="43.8262499999991">
            <text:p>43.83</text:p>
          </table:table-cell>
          <table:table-cell table:number-columns-repeated="872"/>
        </table:table-row>
        <table:table-row table:style-name="ro3">
          <table:table-cell table:formula="of:=[.A929]+[.$C$4]" office:value-type="float" office:value="4.59499999999992">
            <text:p>4.595</text:p>
          </table:table-cell>
          <table:table-cell table:formula="of:=IF(   [.A930] &lt; [.$C$5];   &quot;Accel&quot;;   IF(     [.A930] &lt; [.$C$5] + [.$C$7];     &quot;Cruise&quot;;     IF(       [.A930] &lt; [.$C$8];       &quot;Decel&quot;;       &quot;Stop&quot;     )   ) )" office:value-type="string" office:string-value="Cruise">
            <text:p>Cruise</text:p>
          </table:table-cell>
          <table:table-cell table:formula="of:=IF(   [.B930]=&quot;Accel&quot;;   [.$C$1];   IF(     [.B930]=&quot;Cruise&quot;;     0;     IF([.B930]=&quot;Decel&quot;; -[.$C$1]; 0)   ) )" office:value-type="float" office:value="0">
            <text:p>0</text:p>
          </table:table-cell>
          <table:table-cell table:formula="of:=IF(   [.B930]=&quot;Stop&quot;;   0;   MAX(     0;     MIN(       [.$C$2];       [.D929] + [.C930] * [.$C$4]     )   ) )" office:value-type="float" office:value="9.75">
            <text:p>9.75</text:p>
          </table:table-cell>
          <table:table-cell table:formula="of:=IF(   [.B930]=&quot;Stop&quot;;   [.$C$3];   [.E929] + [.D930] * [.$C$4] )" office:value-type="float" office:value="43.8749999999991">
            <text:p>43.87</text:p>
          </table:table-cell>
          <table:table-cell table:number-columns-repeated="872"/>
        </table:table-row>
        <table:table-row table:style-name="ro3">
          <table:table-cell table:formula="of:=[.A930]+[.$C$4]" office:value-type="float" office:value="4.59999999999992">
            <text:p>4.600</text:p>
          </table:table-cell>
          <table:table-cell table:formula="of:=IF(   [.A931] &lt; [.$C$5];   &quot;Accel&quot;;   IF(     [.A931] &lt; [.$C$5] + [.$C$7];     &quot;Cruise&quot;;     IF(       [.A931] &lt; [.$C$8];       &quot;Decel&quot;;       &quot;Stop&quot;     )   ) )" office:value-type="string" office:string-value="Cruise">
            <text:p>Cruise</text:p>
          </table:table-cell>
          <table:table-cell table:formula="of:=IF(   [.B931]=&quot;Accel&quot;;   [.$C$1];   IF(     [.B931]=&quot;Cruise&quot;;     0;     IF([.B931]=&quot;Decel&quot;; -[.$C$1]; 0)   ) )" office:value-type="float" office:value="0">
            <text:p>0</text:p>
          </table:table-cell>
          <table:table-cell table:formula="of:=IF(   [.B931]=&quot;Stop&quot;;   0;   MAX(     0;     MIN(       [.$C$2];       [.D930] + [.C931] * [.$C$4]     )   ) )" office:value-type="float" office:value="9.75">
            <text:p>9.75</text:p>
          </table:table-cell>
          <table:table-cell table:formula="of:=IF(   [.B931]=&quot;Stop&quot;;   [.$C$3];   [.E930] + [.D931] * [.$C$4] )" office:value-type="float" office:value="43.923749999999">
            <text:p>43.92</text:p>
          </table:table-cell>
          <table:table-cell table:number-columns-repeated="872"/>
        </table:table-row>
        <table:table-row table:style-name="ro3">
          <table:table-cell table:formula="of:=[.A931]+[.$C$4]" office:value-type="float" office:value="4.60499999999992">
            <text:p>4.605</text:p>
          </table:table-cell>
          <table:table-cell table:formula="of:=IF(   [.A932] &lt; [.$C$5];   &quot;Accel&quot;;   IF(     [.A932] &lt; [.$C$5] + [.$C$7];     &quot;Cruise&quot;;     IF(       [.A932] &lt; [.$C$8];       &quot;Decel&quot;;       &quot;Stop&quot;     )   ) )" office:value-type="string" office:string-value="Cruise">
            <text:p>Cruise</text:p>
          </table:table-cell>
          <table:table-cell table:formula="of:=IF(   [.B932]=&quot;Accel&quot;;   [.$C$1];   IF(     [.B932]=&quot;Cruise&quot;;     0;     IF([.B932]=&quot;Decel&quot;; -[.$C$1]; 0)   ) )" office:value-type="float" office:value="0">
            <text:p>0</text:p>
          </table:table-cell>
          <table:table-cell table:formula="of:=IF(   [.B932]=&quot;Stop&quot;;   0;   MAX(     0;     MIN(       [.$C$2];       [.D931] + [.C932] * [.$C$4]     )   ) )" office:value-type="float" office:value="9.75">
            <text:p>9.75</text:p>
          </table:table-cell>
          <table:table-cell table:formula="of:=IF(   [.B932]=&quot;Stop&quot;;   [.$C$3];   [.E931] + [.D932] * [.$C$4] )" office:value-type="float" office:value="43.972499999999">
            <text:p>43.97</text:p>
          </table:table-cell>
          <table:table-cell table:number-columns-repeated="872"/>
        </table:table-row>
        <table:table-row table:style-name="ro3">
          <table:table-cell table:formula="of:=[.A932]+[.$C$4]" office:value-type="float" office:value="4.60999999999992">
            <text:p>4.610</text:p>
          </table:table-cell>
          <table:table-cell table:formula="of:=IF(   [.A933] &lt; [.$C$5];   &quot;Accel&quot;;   IF(     [.A933] &lt; [.$C$5] + [.$C$7];     &quot;Cruise&quot;;     IF(       [.A933] &lt; [.$C$8];       &quot;Decel&quot;;       &quot;Stop&quot;     )   ) )" office:value-type="string" office:string-value="Cruise">
            <text:p>Cruise</text:p>
          </table:table-cell>
          <table:table-cell table:formula="of:=IF(   [.B933]=&quot;Accel&quot;;   [.$C$1];   IF(     [.B933]=&quot;Cruise&quot;;     0;     IF([.B933]=&quot;Decel&quot;; -[.$C$1]; 0)   ) )" office:value-type="float" office:value="0">
            <text:p>0</text:p>
          </table:table-cell>
          <table:table-cell table:formula="of:=IF(   [.B933]=&quot;Stop&quot;;   0;   MAX(     0;     MIN(       [.$C$2];       [.D932] + [.C933] * [.$C$4]     )   ) )" office:value-type="float" office:value="9.75">
            <text:p>9.75</text:p>
          </table:table-cell>
          <table:table-cell table:formula="of:=IF(   [.B933]=&quot;Stop&quot;;   [.$C$3];   [.E932] + [.D933] * [.$C$4] )" office:value-type="float" office:value="44.021249999999">
            <text:p>44.02</text:p>
          </table:table-cell>
          <table:table-cell table:number-columns-repeated="872"/>
        </table:table-row>
        <table:table-row table:style-name="ro3">
          <table:table-cell table:formula="of:=[.A933]+[.$C$4]" office:value-type="float" office:value="4.61499999999992">
            <text:p>4.615</text:p>
          </table:table-cell>
          <table:table-cell table:formula="of:=IF(   [.A934] &lt; [.$C$5];   &quot;Accel&quot;;   IF(     [.A934] &lt; [.$C$5] + [.$C$7];     &quot;Cruise&quot;;     IF(       [.A934] &lt; [.$C$8];       &quot;Decel&quot;;       &quot;Stop&quot;     )   ) )" office:value-type="string" office:string-value="Cruise">
            <text:p>Cruise</text:p>
          </table:table-cell>
          <table:table-cell table:formula="of:=IF(   [.B934]=&quot;Accel&quot;;   [.$C$1];   IF(     [.B934]=&quot;Cruise&quot;;     0;     IF([.B934]=&quot;Decel&quot;; -[.$C$1]; 0)   ) )" office:value-type="float" office:value="0">
            <text:p>0</text:p>
          </table:table-cell>
          <table:table-cell table:formula="of:=IF(   [.B934]=&quot;Stop&quot;;   0;   MAX(     0;     MIN(       [.$C$2];       [.D933] + [.C934] * [.$C$4]     )   ) )" office:value-type="float" office:value="9.75">
            <text:p>9.75</text:p>
          </table:table-cell>
          <table:table-cell table:formula="of:=IF(   [.B934]=&quot;Stop&quot;;   [.$C$3];   [.E933] + [.D934] * [.$C$4] )" office:value-type="float" office:value="44.069999999999">
            <text:p>44.07</text:p>
          </table:table-cell>
          <table:table-cell table:number-columns-repeated="872"/>
        </table:table-row>
        <table:table-row table:style-name="ro3">
          <table:table-cell table:formula="of:=[.A934]+[.$C$4]" office:value-type="float" office:value="4.61999999999992">
            <text:p>4.620</text:p>
          </table:table-cell>
          <table:table-cell table:formula="of:=IF(   [.A935] &lt; [.$C$5];   &quot;Accel&quot;;   IF(     [.A935] &lt; [.$C$5] + [.$C$7];     &quot;Cruise&quot;;     IF(       [.A935] &lt; [.$C$8];       &quot;Decel&quot;;       &quot;Stop&quot;     )   ) )" office:value-type="string" office:string-value="Cruise">
            <text:p>Cruise</text:p>
          </table:table-cell>
          <table:table-cell table:formula="of:=IF(   [.B935]=&quot;Accel&quot;;   [.$C$1];   IF(     [.B935]=&quot;Cruise&quot;;     0;     IF([.B935]=&quot;Decel&quot;; -[.$C$1]; 0)   ) )" office:value-type="float" office:value="0">
            <text:p>0</text:p>
          </table:table-cell>
          <table:table-cell table:formula="of:=IF(   [.B935]=&quot;Stop&quot;;   0;   MAX(     0;     MIN(       [.$C$2];       [.D934] + [.C935] * [.$C$4]     )   ) )" office:value-type="float" office:value="9.75">
            <text:p>9.75</text:p>
          </table:table-cell>
          <table:table-cell table:formula="of:=IF(   [.B935]=&quot;Stop&quot;;   [.$C$3];   [.E934] + [.D935] * [.$C$4] )" office:value-type="float" office:value="44.118749999999">
            <text:p>44.12</text:p>
          </table:table-cell>
          <table:table-cell table:number-columns-repeated="872"/>
        </table:table-row>
        <table:table-row table:style-name="ro3">
          <table:table-cell table:formula="of:=[.A935]+[.$C$4]" office:value-type="float" office:value="4.62499999999992">
            <text:p>4.625</text:p>
          </table:table-cell>
          <table:table-cell table:formula="of:=IF(   [.A936] &lt; [.$C$5];   &quot;Accel&quot;;   IF(     [.A936] &lt; [.$C$5] + [.$C$7];     &quot;Cruise&quot;;     IF(       [.A936] &lt; [.$C$8];       &quot;Decel&quot;;       &quot;Stop&quot;     )   ) )" office:value-type="string" office:string-value="Cruise">
            <text:p>Cruise</text:p>
          </table:table-cell>
          <table:table-cell table:formula="of:=IF(   [.B936]=&quot;Accel&quot;;   [.$C$1];   IF(     [.B936]=&quot;Cruise&quot;;     0;     IF([.B936]=&quot;Decel&quot;; -[.$C$1]; 0)   ) )" office:value-type="float" office:value="0">
            <text:p>0</text:p>
          </table:table-cell>
          <table:table-cell table:formula="of:=IF(   [.B936]=&quot;Stop&quot;;   0;   MAX(     0;     MIN(       [.$C$2];       [.D935] + [.C936] * [.$C$4]     )   ) )" office:value-type="float" office:value="9.75">
            <text:p>9.75</text:p>
          </table:table-cell>
          <table:table-cell table:formula="of:=IF(   [.B936]=&quot;Stop&quot;;   [.$C$3];   [.E935] + [.D936] * [.$C$4] )" office:value-type="float" office:value="44.167499999999">
            <text:p>44.17</text:p>
          </table:table-cell>
          <table:table-cell table:number-columns-repeated="872"/>
        </table:table-row>
        <table:table-row table:style-name="ro3">
          <table:table-cell table:formula="of:=[.A936]+[.$C$4]" office:value-type="float" office:value="4.62999999999992">
            <text:p>4.630</text:p>
          </table:table-cell>
          <table:table-cell table:formula="of:=IF(   [.A937] &lt; [.$C$5];   &quot;Accel&quot;;   IF(     [.A937] &lt; [.$C$5] + [.$C$7];     &quot;Cruise&quot;;     IF(       [.A937] &lt; [.$C$8];       &quot;Decel&quot;;       &quot;Stop&quot;     )   ) )" office:value-type="string" office:string-value="Cruise">
            <text:p>Cruise</text:p>
          </table:table-cell>
          <table:table-cell table:formula="of:=IF(   [.B937]=&quot;Accel&quot;;   [.$C$1];   IF(     [.B937]=&quot;Cruise&quot;;     0;     IF([.B937]=&quot;Decel&quot;; -[.$C$1]; 0)   ) )" office:value-type="float" office:value="0">
            <text:p>0</text:p>
          </table:table-cell>
          <table:table-cell table:formula="of:=IF(   [.B937]=&quot;Stop&quot;;   0;   MAX(     0;     MIN(       [.$C$2];       [.D936] + [.C937] * [.$C$4]     )   ) )" office:value-type="float" office:value="9.75">
            <text:p>9.75</text:p>
          </table:table-cell>
          <table:table-cell table:formula="of:=IF(   [.B937]=&quot;Stop&quot;;   [.$C$3];   [.E936] + [.D937] * [.$C$4] )" office:value-type="float" office:value="44.216249999999">
            <text:p>44.22</text:p>
          </table:table-cell>
          <table:table-cell table:number-columns-repeated="872"/>
        </table:table-row>
        <table:table-row table:style-name="ro3">
          <table:table-cell table:formula="of:=[.A937]+[.$C$4]" office:value-type="float" office:value="4.63499999999992">
            <text:p>4.635</text:p>
          </table:table-cell>
          <table:table-cell table:formula="of:=IF(   [.A938] &lt; [.$C$5];   &quot;Accel&quot;;   IF(     [.A938] &lt; [.$C$5] + [.$C$7];     &quot;Cruise&quot;;     IF(       [.A938] &lt; [.$C$8];       &quot;Decel&quot;;       &quot;Stop&quot;     )   ) )" office:value-type="string" office:string-value="Cruise">
            <text:p>Cruise</text:p>
          </table:table-cell>
          <table:table-cell table:formula="of:=IF(   [.B938]=&quot;Accel&quot;;   [.$C$1];   IF(     [.B938]=&quot;Cruise&quot;;     0;     IF([.B938]=&quot;Decel&quot;; -[.$C$1]; 0)   ) )" office:value-type="float" office:value="0">
            <text:p>0</text:p>
          </table:table-cell>
          <table:table-cell table:formula="of:=IF(   [.B938]=&quot;Stop&quot;;   0;   MAX(     0;     MIN(       [.$C$2];       [.D937] + [.C938] * [.$C$4]     )   ) )" office:value-type="float" office:value="9.75">
            <text:p>9.75</text:p>
          </table:table-cell>
          <table:table-cell table:formula="of:=IF(   [.B938]=&quot;Stop&quot;;   [.$C$3];   [.E937] + [.D938] * [.$C$4] )" office:value-type="float" office:value="44.264999999999">
            <text:p>44.26</text:p>
          </table:table-cell>
          <table:table-cell table:number-columns-repeated="872"/>
        </table:table-row>
        <table:table-row table:style-name="ro3">
          <table:table-cell table:formula="of:=[.A938]+[.$C$4]" office:value-type="float" office:value="4.63999999999992">
            <text:p>4.640</text:p>
          </table:table-cell>
          <table:table-cell table:formula="of:=IF(   [.A939] &lt; [.$C$5];   &quot;Accel&quot;;   IF(     [.A939] &lt; [.$C$5] + [.$C$7];     &quot;Cruise&quot;;     IF(       [.A939] &lt; [.$C$8];       &quot;Decel&quot;;       &quot;Stop&quot;     )   ) )" office:value-type="string" office:string-value="Cruise">
            <text:p>Cruise</text:p>
          </table:table-cell>
          <table:table-cell table:formula="of:=IF(   [.B939]=&quot;Accel&quot;;   [.$C$1];   IF(     [.B939]=&quot;Cruise&quot;;     0;     IF([.B939]=&quot;Decel&quot;; -[.$C$1]; 0)   ) )" office:value-type="float" office:value="0">
            <text:p>0</text:p>
          </table:table-cell>
          <table:table-cell table:formula="of:=IF(   [.B939]=&quot;Stop&quot;;   0;   MAX(     0;     MIN(       [.$C$2];       [.D938] + [.C939] * [.$C$4]     )   ) )" office:value-type="float" office:value="9.75">
            <text:p>9.75</text:p>
          </table:table-cell>
          <table:table-cell table:formula="of:=IF(   [.B939]=&quot;Stop&quot;;   [.$C$3];   [.E938] + [.D939] * [.$C$4] )" office:value-type="float" office:value="44.313749999999">
            <text:p>44.31</text:p>
          </table:table-cell>
          <table:table-cell table:number-columns-repeated="872"/>
        </table:table-row>
        <table:table-row table:style-name="ro3">
          <table:table-cell table:formula="of:=[.A939]+[.$C$4]" office:value-type="float" office:value="4.64499999999992">
            <text:p>4.645</text:p>
          </table:table-cell>
          <table:table-cell table:formula="of:=IF(   [.A940] &lt; [.$C$5];   &quot;Accel&quot;;   IF(     [.A940] &lt; [.$C$5] + [.$C$7];     &quot;Cruise&quot;;     IF(       [.A940] &lt; [.$C$8];       &quot;Decel&quot;;       &quot;Stop&quot;     )   ) )" office:value-type="string" office:string-value="Cruise">
            <text:p>Cruise</text:p>
          </table:table-cell>
          <table:table-cell table:formula="of:=IF(   [.B940]=&quot;Accel&quot;;   [.$C$1];   IF(     [.B940]=&quot;Cruise&quot;;     0;     IF([.B940]=&quot;Decel&quot;; -[.$C$1]; 0)   ) )" office:value-type="float" office:value="0">
            <text:p>0</text:p>
          </table:table-cell>
          <table:table-cell table:formula="of:=IF(   [.B940]=&quot;Stop&quot;;   0;   MAX(     0;     MIN(       [.$C$2];       [.D939] + [.C940] * [.$C$4]     )   ) )" office:value-type="float" office:value="9.75">
            <text:p>9.75</text:p>
          </table:table-cell>
          <table:table-cell table:formula="of:=IF(   [.B940]=&quot;Stop&quot;;   [.$C$3];   [.E939] + [.D940] * [.$C$4] )" office:value-type="float" office:value="44.362499999999">
            <text:p>44.36</text:p>
          </table:table-cell>
          <table:table-cell table:number-columns-repeated="872"/>
        </table:table-row>
        <table:table-row table:style-name="ro3">
          <table:table-cell table:formula="of:=[.A940]+[.$C$4]" office:value-type="float" office:value="4.64999999999992">
            <text:p>4.650</text:p>
          </table:table-cell>
          <table:table-cell table:formula="of:=IF(   [.A941] &lt; [.$C$5];   &quot;Accel&quot;;   IF(     [.A941] &lt; [.$C$5] + [.$C$7];     &quot;Cruise&quot;;     IF(       [.A941] &lt; [.$C$8];       &quot;Decel&quot;;       &quot;Stop&quot;     )   ) )" office:value-type="string" office:string-value="Cruise">
            <text:p>Cruise</text:p>
          </table:table-cell>
          <table:table-cell table:formula="of:=IF(   [.B941]=&quot;Accel&quot;;   [.$C$1];   IF(     [.B941]=&quot;Cruise&quot;;     0;     IF([.B941]=&quot;Decel&quot;; -[.$C$1]; 0)   ) )" office:value-type="float" office:value="0">
            <text:p>0</text:p>
          </table:table-cell>
          <table:table-cell table:formula="of:=IF(   [.B941]=&quot;Stop&quot;;   0;   MAX(     0;     MIN(       [.$C$2];       [.D940] + [.C941] * [.$C$4]     )   ) )" office:value-type="float" office:value="9.75">
            <text:p>9.75</text:p>
          </table:table-cell>
          <table:table-cell table:formula="of:=IF(   [.B941]=&quot;Stop&quot;;   [.$C$3];   [.E940] + [.D941] * [.$C$4] )" office:value-type="float" office:value="44.411249999999">
            <text:p>44.41</text:p>
          </table:table-cell>
          <table:table-cell table:number-columns-repeated="872"/>
        </table:table-row>
        <table:table-row table:style-name="ro3">
          <table:table-cell table:formula="of:=[.A941]+[.$C$4]" office:value-type="float" office:value="4.65499999999992">
            <text:p>4.655</text:p>
          </table:table-cell>
          <table:table-cell table:formula="of:=IF(   [.A942] &lt; [.$C$5];   &quot;Accel&quot;;   IF(     [.A942] &lt; [.$C$5] + [.$C$7];     &quot;Cruise&quot;;     IF(       [.A942] &lt; [.$C$8];       &quot;Decel&quot;;       &quot;Stop&quot;     )   ) )" office:value-type="string" office:string-value="Cruise">
            <text:p>Cruise</text:p>
          </table:table-cell>
          <table:table-cell table:formula="of:=IF(   [.B942]=&quot;Accel&quot;;   [.$C$1];   IF(     [.B942]=&quot;Cruise&quot;;     0;     IF([.B942]=&quot;Decel&quot;; -[.$C$1]; 0)   ) )" office:value-type="float" office:value="0">
            <text:p>0</text:p>
          </table:table-cell>
          <table:table-cell table:formula="of:=IF(   [.B942]=&quot;Stop&quot;;   0;   MAX(     0;     MIN(       [.$C$2];       [.D941] + [.C942] * [.$C$4]     )   ) )" office:value-type="float" office:value="9.75">
            <text:p>9.75</text:p>
          </table:table-cell>
          <table:table-cell table:formula="of:=IF(   [.B942]=&quot;Stop&quot;;   [.$C$3];   [.E941] + [.D942] * [.$C$4] )" office:value-type="float" office:value="44.459999999999">
            <text:p>44.46</text:p>
          </table:table-cell>
          <table:table-cell table:number-columns-repeated="872"/>
        </table:table-row>
        <table:table-row table:style-name="ro3">
          <table:table-cell table:formula="of:=[.A942]+[.$C$4]" office:value-type="float" office:value="4.65999999999992">
            <text:p>4.660</text:p>
          </table:table-cell>
          <table:table-cell table:formula="of:=IF(   [.A943] &lt; [.$C$5];   &quot;Accel&quot;;   IF(     [.A943] &lt; [.$C$5] + [.$C$7];     &quot;Cruise&quot;;     IF(       [.A943] &lt; [.$C$8];       &quot;Decel&quot;;       &quot;Stop&quot;     )   ) )" office:value-type="string" office:string-value="Cruise">
            <text:p>Cruise</text:p>
          </table:table-cell>
          <table:table-cell table:formula="of:=IF(   [.B943]=&quot;Accel&quot;;   [.$C$1];   IF(     [.B943]=&quot;Cruise&quot;;     0;     IF([.B943]=&quot;Decel&quot;; -[.$C$1]; 0)   ) )" office:value-type="float" office:value="0">
            <text:p>0</text:p>
          </table:table-cell>
          <table:table-cell table:formula="of:=IF(   [.B943]=&quot;Stop&quot;;   0;   MAX(     0;     MIN(       [.$C$2];       [.D942] + [.C943] * [.$C$4]     )   ) )" office:value-type="float" office:value="9.75">
            <text:p>9.75</text:p>
          </table:table-cell>
          <table:table-cell table:formula="of:=IF(   [.B943]=&quot;Stop&quot;;   [.$C$3];   [.E942] + [.D943] * [.$C$4] )" office:value-type="float" office:value="44.508749999999">
            <text:p>44.51</text:p>
          </table:table-cell>
          <table:table-cell table:number-columns-repeated="872"/>
        </table:table-row>
        <table:table-row table:style-name="ro3">
          <table:table-cell table:formula="of:=[.A943]+[.$C$4]" office:value-type="float" office:value="4.66499999999992">
            <text:p>4.665</text:p>
          </table:table-cell>
          <table:table-cell table:formula="of:=IF(   [.A944] &lt; [.$C$5];   &quot;Accel&quot;;   IF(     [.A944] &lt; [.$C$5] + [.$C$7];     &quot;Cruise&quot;;     IF(       [.A944] &lt; [.$C$8];       &quot;Decel&quot;;       &quot;Stop&quot;     )   ) )" office:value-type="string" office:string-value="Cruise">
            <text:p>Cruise</text:p>
          </table:table-cell>
          <table:table-cell table:formula="of:=IF(   [.B944]=&quot;Accel&quot;;   [.$C$1];   IF(     [.B944]=&quot;Cruise&quot;;     0;     IF([.B944]=&quot;Decel&quot;; -[.$C$1]; 0)   ) )" office:value-type="float" office:value="0">
            <text:p>0</text:p>
          </table:table-cell>
          <table:table-cell table:formula="of:=IF(   [.B944]=&quot;Stop&quot;;   0;   MAX(     0;     MIN(       [.$C$2];       [.D943] + [.C944] * [.$C$4]     )   ) )" office:value-type="float" office:value="9.75">
            <text:p>9.75</text:p>
          </table:table-cell>
          <table:table-cell table:formula="of:=IF(   [.B944]=&quot;Stop&quot;;   [.$C$3];   [.E943] + [.D944] * [.$C$4] )" office:value-type="float" office:value="44.557499999999">
            <text:p>44.56</text:p>
          </table:table-cell>
          <table:table-cell table:number-columns-repeated="872"/>
        </table:table-row>
        <table:table-row table:style-name="ro3">
          <table:table-cell table:formula="of:=[.A944]+[.$C$4]" office:value-type="float" office:value="4.66999999999992">
            <text:p>4.670</text:p>
          </table:table-cell>
          <table:table-cell table:formula="of:=IF(   [.A945] &lt; [.$C$5];   &quot;Accel&quot;;   IF(     [.A945] &lt; [.$C$5] + [.$C$7];     &quot;Cruise&quot;;     IF(       [.A945] &lt; [.$C$8];       &quot;Decel&quot;;       &quot;Stop&quot;     )   ) )" office:value-type="string" office:string-value="Cruise">
            <text:p>Cruise</text:p>
          </table:table-cell>
          <table:table-cell table:formula="of:=IF(   [.B945]=&quot;Accel&quot;;   [.$C$1];   IF(     [.B945]=&quot;Cruise&quot;;     0;     IF([.B945]=&quot;Decel&quot;; -[.$C$1]; 0)   ) )" office:value-type="float" office:value="0">
            <text:p>0</text:p>
          </table:table-cell>
          <table:table-cell table:formula="of:=IF(   [.B945]=&quot;Stop&quot;;   0;   MAX(     0;     MIN(       [.$C$2];       [.D944] + [.C945] * [.$C$4]     )   ) )" office:value-type="float" office:value="9.75">
            <text:p>9.75</text:p>
          </table:table-cell>
          <table:table-cell table:formula="of:=IF(   [.B945]=&quot;Stop&quot;;   [.$C$3];   [.E944] + [.D945] * [.$C$4] )" office:value-type="float" office:value="44.606249999999">
            <text:p>44.61</text:p>
          </table:table-cell>
          <table:table-cell table:number-columns-repeated="872"/>
        </table:table-row>
        <table:table-row table:style-name="ro3">
          <table:table-cell table:formula="of:=[.A945]+[.$C$4]" office:value-type="float" office:value="4.67499999999992">
            <text:p>4.675</text:p>
          </table:table-cell>
          <table:table-cell table:formula="of:=IF(   [.A946] &lt; [.$C$5];   &quot;Accel&quot;;   IF(     [.A946] &lt; [.$C$5] + [.$C$7];     &quot;Cruise&quot;;     IF(       [.A946] &lt; [.$C$8];       &quot;Decel&quot;;       &quot;Stop&quot;     )   ) )" office:value-type="string" office:string-value="Cruise">
            <text:p>Cruise</text:p>
          </table:table-cell>
          <table:table-cell table:formula="of:=IF(   [.B946]=&quot;Accel&quot;;   [.$C$1];   IF(     [.B946]=&quot;Cruise&quot;;     0;     IF([.B946]=&quot;Decel&quot;; -[.$C$1]; 0)   ) )" office:value-type="float" office:value="0">
            <text:p>0</text:p>
          </table:table-cell>
          <table:table-cell table:formula="of:=IF(   [.B946]=&quot;Stop&quot;;   0;   MAX(     0;     MIN(       [.$C$2];       [.D945] + [.C946] * [.$C$4]     )   ) )" office:value-type="float" office:value="9.75">
            <text:p>9.75</text:p>
          </table:table-cell>
          <table:table-cell table:formula="of:=IF(   [.B946]=&quot;Stop&quot;;   [.$C$3];   [.E945] + [.D946] * [.$C$4] )" office:value-type="float" office:value="44.654999999999">
            <text:p>44.65</text:p>
          </table:table-cell>
          <table:table-cell table:number-columns-repeated="872"/>
        </table:table-row>
        <table:table-row table:style-name="ro3">
          <table:table-cell table:formula="of:=[.A946]+[.$C$4]" office:value-type="float" office:value="4.67999999999992">
            <text:p>4.680</text:p>
          </table:table-cell>
          <table:table-cell table:formula="of:=IF(   [.A947] &lt; [.$C$5];   &quot;Accel&quot;;   IF(     [.A947] &lt; [.$C$5] + [.$C$7];     &quot;Cruise&quot;;     IF(       [.A947] &lt; [.$C$8];       &quot;Decel&quot;;       &quot;Stop&quot;     )   ) )" office:value-type="string" office:string-value="Cruise">
            <text:p>Cruise</text:p>
          </table:table-cell>
          <table:table-cell table:formula="of:=IF(   [.B947]=&quot;Accel&quot;;   [.$C$1];   IF(     [.B947]=&quot;Cruise&quot;;     0;     IF([.B947]=&quot;Decel&quot;; -[.$C$1]; 0)   ) )" office:value-type="float" office:value="0">
            <text:p>0</text:p>
          </table:table-cell>
          <table:table-cell table:formula="of:=IF(   [.B947]=&quot;Stop&quot;;   0;   MAX(     0;     MIN(       [.$C$2];       [.D946] + [.C947] * [.$C$4]     )   ) )" office:value-type="float" office:value="9.75">
            <text:p>9.75</text:p>
          </table:table-cell>
          <table:table-cell table:formula="of:=IF(   [.B947]=&quot;Stop&quot;;   [.$C$3];   [.E946] + [.D947] * [.$C$4] )" office:value-type="float" office:value="44.703749999999">
            <text:p>44.70</text:p>
          </table:table-cell>
          <table:table-cell table:number-columns-repeated="872"/>
        </table:table-row>
        <table:table-row table:style-name="ro3">
          <table:table-cell table:formula="of:=[.A947]+[.$C$4]" office:value-type="float" office:value="4.68499999999992">
            <text:p>4.685</text:p>
          </table:table-cell>
          <table:table-cell table:formula="of:=IF(   [.A948] &lt; [.$C$5];   &quot;Accel&quot;;   IF(     [.A948] &lt; [.$C$5] + [.$C$7];     &quot;Cruise&quot;;     IF(       [.A948] &lt; [.$C$8];       &quot;Decel&quot;;       &quot;Stop&quot;     )   ) )" office:value-type="string" office:string-value="Cruise">
            <text:p>Cruise</text:p>
          </table:table-cell>
          <table:table-cell table:formula="of:=IF(   [.B948]=&quot;Accel&quot;;   [.$C$1];   IF(     [.B948]=&quot;Cruise&quot;;     0;     IF([.B948]=&quot;Decel&quot;; -[.$C$1]; 0)   ) )" office:value-type="float" office:value="0">
            <text:p>0</text:p>
          </table:table-cell>
          <table:table-cell table:formula="of:=IF(   [.B948]=&quot;Stop&quot;;   0;   MAX(     0;     MIN(       [.$C$2];       [.D947] + [.C948] * [.$C$4]     )   ) )" office:value-type="float" office:value="9.75">
            <text:p>9.75</text:p>
          </table:table-cell>
          <table:table-cell table:formula="of:=IF(   [.B948]=&quot;Stop&quot;;   [.$C$3];   [.E947] + [.D948] * [.$C$4] )" office:value-type="float" office:value="44.752499999999">
            <text:p>44.75</text:p>
          </table:table-cell>
          <table:table-cell table:number-columns-repeated="872"/>
        </table:table-row>
        <table:table-row table:style-name="ro3">
          <table:table-cell table:formula="of:=[.A948]+[.$C$4]" office:value-type="float" office:value="4.68999999999992">
            <text:p>4.690</text:p>
          </table:table-cell>
          <table:table-cell table:formula="of:=IF(   [.A949] &lt; [.$C$5];   &quot;Accel&quot;;   IF(     [.A949] &lt; [.$C$5] + [.$C$7];     &quot;Cruise&quot;;     IF(       [.A949] &lt; [.$C$8];       &quot;Decel&quot;;       &quot;Stop&quot;     )   ) )" office:value-type="string" office:string-value="Cruise">
            <text:p>Cruise</text:p>
          </table:table-cell>
          <table:table-cell table:formula="of:=IF(   [.B949]=&quot;Accel&quot;;   [.$C$1];   IF(     [.B949]=&quot;Cruise&quot;;     0;     IF([.B949]=&quot;Decel&quot;; -[.$C$1]; 0)   ) )" office:value-type="float" office:value="0">
            <text:p>0</text:p>
          </table:table-cell>
          <table:table-cell table:formula="of:=IF(   [.B949]=&quot;Stop&quot;;   0;   MAX(     0;     MIN(       [.$C$2];       [.D948] + [.C949] * [.$C$4]     )   ) )" office:value-type="float" office:value="9.75">
            <text:p>9.75</text:p>
          </table:table-cell>
          <table:table-cell table:formula="of:=IF(   [.B949]=&quot;Stop&quot;;   [.$C$3];   [.E948] + [.D949] * [.$C$4] )" office:value-type="float" office:value="44.801249999999">
            <text:p>44.80</text:p>
          </table:table-cell>
          <table:table-cell table:number-columns-repeated="872"/>
        </table:table-row>
        <table:table-row table:style-name="ro3">
          <table:table-cell table:formula="of:=[.A949]+[.$C$4]" office:value-type="float" office:value="4.69499999999992">
            <text:p>4.695</text:p>
          </table:table-cell>
          <table:table-cell table:formula="of:=IF(   [.A950] &lt; [.$C$5];   &quot;Accel&quot;;   IF(     [.A950] &lt; [.$C$5] + [.$C$7];     &quot;Cruise&quot;;     IF(       [.A950] &lt; [.$C$8];       &quot;Decel&quot;;       &quot;Stop&quot;     )   ) )" office:value-type="string" office:string-value="Cruise">
            <text:p>Cruise</text:p>
          </table:table-cell>
          <table:table-cell table:formula="of:=IF(   [.B950]=&quot;Accel&quot;;   [.$C$1];   IF(     [.B950]=&quot;Cruise&quot;;     0;     IF([.B950]=&quot;Decel&quot;; -[.$C$1]; 0)   ) )" office:value-type="float" office:value="0">
            <text:p>0</text:p>
          </table:table-cell>
          <table:table-cell table:formula="of:=IF(   [.B950]=&quot;Stop&quot;;   0;   MAX(     0;     MIN(       [.$C$2];       [.D949] + [.C950] * [.$C$4]     )   ) )" office:value-type="float" office:value="9.75">
            <text:p>9.75</text:p>
          </table:table-cell>
          <table:table-cell table:formula="of:=IF(   [.B950]=&quot;Stop&quot;;   [.$C$3];   [.E949] + [.D950] * [.$C$4] )" office:value-type="float" office:value="44.849999999999">
            <text:p>44.85</text:p>
          </table:table-cell>
          <table:table-cell table:number-columns-repeated="872"/>
        </table:table-row>
        <table:table-row table:style-name="ro3">
          <table:table-cell table:formula="of:=[.A950]+[.$C$4]" office:value-type="float" office:value="4.69999999999992">
            <text:p>4.700</text:p>
          </table:table-cell>
          <table:table-cell table:formula="of:=IF(   [.A951] &lt; [.$C$5];   &quot;Accel&quot;;   IF(     [.A951] &lt; [.$C$5] + [.$C$7];     &quot;Cruise&quot;;     IF(       [.A951] &lt; [.$C$8];       &quot;Decel&quot;;       &quot;Stop&quot;     )   ) )" office:value-type="string" office:string-value="Cruise">
            <text:p>Cruise</text:p>
          </table:table-cell>
          <table:table-cell table:formula="of:=IF(   [.B951]=&quot;Accel&quot;;   [.$C$1];   IF(     [.B951]=&quot;Cruise&quot;;     0;     IF([.B951]=&quot;Decel&quot;; -[.$C$1]; 0)   ) )" office:value-type="float" office:value="0">
            <text:p>0</text:p>
          </table:table-cell>
          <table:table-cell table:formula="of:=IF(   [.B951]=&quot;Stop&quot;;   0;   MAX(     0;     MIN(       [.$C$2];       [.D950] + [.C951] * [.$C$4]     )   ) )" office:value-type="float" office:value="9.75">
            <text:p>9.75</text:p>
          </table:table-cell>
          <table:table-cell table:formula="of:=IF(   [.B951]=&quot;Stop&quot;;   [.$C$3];   [.E950] + [.D951] * [.$C$4] )" office:value-type="float" office:value="44.898749999999">
            <text:p>44.90</text:p>
          </table:table-cell>
          <table:table-cell table:number-columns-repeated="872"/>
        </table:table-row>
        <table:table-row table:style-name="ro3">
          <table:table-cell table:formula="of:=[.A951]+[.$C$4]" office:value-type="float" office:value="4.70499999999992">
            <text:p>4.705</text:p>
          </table:table-cell>
          <table:table-cell table:formula="of:=IF(   [.A952] &lt; [.$C$5];   &quot;Accel&quot;;   IF(     [.A952] &lt; [.$C$5] + [.$C$7];     &quot;Cruise&quot;;     IF(       [.A952] &lt; [.$C$8];       &quot;Decel&quot;;       &quot;Stop&quot;     )   ) )" office:value-type="string" office:string-value="Cruise">
            <text:p>Cruise</text:p>
          </table:table-cell>
          <table:table-cell table:formula="of:=IF(   [.B952]=&quot;Accel&quot;;   [.$C$1];   IF(     [.B952]=&quot;Cruise&quot;;     0;     IF([.B952]=&quot;Decel&quot;; -[.$C$1]; 0)   ) )" office:value-type="float" office:value="0">
            <text:p>0</text:p>
          </table:table-cell>
          <table:table-cell table:formula="of:=IF(   [.B952]=&quot;Stop&quot;;   0;   MAX(     0;     MIN(       [.$C$2];       [.D951] + [.C952] * [.$C$4]     )   ) )" office:value-type="float" office:value="9.75">
            <text:p>9.75</text:p>
          </table:table-cell>
          <table:table-cell table:formula="of:=IF(   [.B952]=&quot;Stop&quot;;   [.$C$3];   [.E951] + [.D952] * [.$C$4] )" office:value-type="float" office:value="44.947499999999">
            <text:p>44.95</text:p>
          </table:table-cell>
          <table:table-cell table:number-columns-repeated="872"/>
        </table:table-row>
        <table:table-row table:style-name="ro3">
          <table:table-cell table:formula="of:=[.A952]+[.$C$4]" office:value-type="float" office:value="4.70999999999992">
            <text:p>4.710</text:p>
          </table:table-cell>
          <table:table-cell table:formula="of:=IF(   [.A953] &lt; [.$C$5];   &quot;Accel&quot;;   IF(     [.A953] &lt; [.$C$5] + [.$C$7];     &quot;Cruise&quot;;     IF(       [.A953] &lt; [.$C$8];       &quot;Decel&quot;;       &quot;Stop&quot;     )   ) )" office:value-type="string" office:string-value="Cruise">
            <text:p>Cruise</text:p>
          </table:table-cell>
          <table:table-cell table:formula="of:=IF(   [.B953]=&quot;Accel&quot;;   [.$C$1];   IF(     [.B953]=&quot;Cruise&quot;;     0;     IF([.B953]=&quot;Decel&quot;; -[.$C$1]; 0)   ) )" office:value-type="float" office:value="0">
            <text:p>0</text:p>
          </table:table-cell>
          <table:table-cell table:formula="of:=IF(   [.B953]=&quot;Stop&quot;;   0;   MAX(     0;     MIN(       [.$C$2];       [.D952] + [.C953] * [.$C$4]     )   ) )" office:value-type="float" office:value="9.75">
            <text:p>9.75</text:p>
          </table:table-cell>
          <table:table-cell table:formula="of:=IF(   [.B953]=&quot;Stop&quot;;   [.$C$3];   [.E952] + [.D953] * [.$C$4] )" office:value-type="float" office:value="44.996249999999">
            <text:p>45.00</text:p>
          </table:table-cell>
          <table:table-cell table:number-columns-repeated="872"/>
        </table:table-row>
        <table:table-row table:style-name="ro3">
          <table:table-cell table:formula="of:=[.A953]+[.$C$4]" office:value-type="float" office:value="4.71499999999992">
            <text:p>4.715</text:p>
          </table:table-cell>
          <table:table-cell table:formula="of:=IF(   [.A954] &lt; [.$C$5];   &quot;Accel&quot;;   IF(     [.A954] &lt; [.$C$5] + [.$C$7];     &quot;Cruise&quot;;     IF(       [.A954] &lt; [.$C$8];       &quot;Decel&quot;;       &quot;Stop&quot;     )   ) )" office:value-type="string" office:string-value="Cruise">
            <text:p>Cruise</text:p>
          </table:table-cell>
          <table:table-cell table:formula="of:=IF(   [.B954]=&quot;Accel&quot;;   [.$C$1];   IF(     [.B954]=&quot;Cruise&quot;;     0;     IF([.B954]=&quot;Decel&quot;; -[.$C$1]; 0)   ) )" office:value-type="float" office:value="0">
            <text:p>0</text:p>
          </table:table-cell>
          <table:table-cell table:formula="of:=IF(   [.B954]=&quot;Stop&quot;;   0;   MAX(     0;     MIN(       [.$C$2];       [.D953] + [.C954] * [.$C$4]     )   ) )" office:value-type="float" office:value="9.75">
            <text:p>9.75</text:p>
          </table:table-cell>
          <table:table-cell table:formula="of:=IF(   [.B954]=&quot;Stop&quot;;   [.$C$3];   [.E953] + [.D954] * [.$C$4] )" office:value-type="float" office:value="45.044999999999">
            <text:p>45.04</text:p>
          </table:table-cell>
          <table:table-cell table:number-columns-repeated="872"/>
        </table:table-row>
        <table:table-row table:style-name="ro3">
          <table:table-cell table:formula="of:=[.A954]+[.$C$4]" office:value-type="float" office:value="4.71999999999992">
            <text:p>4.720</text:p>
          </table:table-cell>
          <table:table-cell table:formula="of:=IF(   [.A955] &lt; [.$C$5];   &quot;Accel&quot;;   IF(     [.A955] &lt; [.$C$5] + [.$C$7];     &quot;Cruise&quot;;     IF(       [.A955] &lt; [.$C$8];       &quot;Decel&quot;;       &quot;Stop&quot;     )   ) )" office:value-type="string" office:string-value="Cruise">
            <text:p>Cruise</text:p>
          </table:table-cell>
          <table:table-cell table:formula="of:=IF(   [.B955]=&quot;Accel&quot;;   [.$C$1];   IF(     [.B955]=&quot;Cruise&quot;;     0;     IF([.B955]=&quot;Decel&quot;; -[.$C$1]; 0)   ) )" office:value-type="float" office:value="0">
            <text:p>0</text:p>
          </table:table-cell>
          <table:table-cell table:formula="of:=IF(   [.B955]=&quot;Stop&quot;;   0;   MAX(     0;     MIN(       [.$C$2];       [.D954] + [.C955] * [.$C$4]     )   ) )" office:value-type="float" office:value="9.75">
            <text:p>9.75</text:p>
          </table:table-cell>
          <table:table-cell table:formula="of:=IF(   [.B955]=&quot;Stop&quot;;   [.$C$3];   [.E954] + [.D955] * [.$C$4] )" office:value-type="float" office:value="45.093749999999">
            <text:p>45.09</text:p>
          </table:table-cell>
          <table:table-cell table:number-columns-repeated="872"/>
        </table:table-row>
        <table:table-row table:style-name="ro3">
          <table:table-cell table:formula="of:=[.A955]+[.$C$4]" office:value-type="float" office:value="4.72499999999992">
            <text:p>4.725</text:p>
          </table:table-cell>
          <table:table-cell table:formula="of:=IF(   [.A956] &lt; [.$C$5];   &quot;Accel&quot;;   IF(     [.A956] &lt; [.$C$5] + [.$C$7];     &quot;Cruise&quot;;     IF(       [.A956] &lt; [.$C$8];       &quot;Decel&quot;;       &quot;Stop&quot;     )   ) )" office:value-type="string" office:string-value="Cruise">
            <text:p>Cruise</text:p>
          </table:table-cell>
          <table:table-cell table:formula="of:=IF(   [.B956]=&quot;Accel&quot;;   [.$C$1];   IF(     [.B956]=&quot;Cruise&quot;;     0;     IF([.B956]=&quot;Decel&quot;; -[.$C$1]; 0)   ) )" office:value-type="float" office:value="0">
            <text:p>0</text:p>
          </table:table-cell>
          <table:table-cell table:formula="of:=IF(   [.B956]=&quot;Stop&quot;;   0;   MAX(     0;     MIN(       [.$C$2];       [.D955] + [.C956] * [.$C$4]     )   ) )" office:value-type="float" office:value="9.75">
            <text:p>9.75</text:p>
          </table:table-cell>
          <table:table-cell table:formula="of:=IF(   [.B956]=&quot;Stop&quot;;   [.$C$3];   [.E955] + [.D956] * [.$C$4] )" office:value-type="float" office:value="45.142499999999">
            <text:p>45.14</text:p>
          </table:table-cell>
          <table:table-cell table:number-columns-repeated="872"/>
        </table:table-row>
        <table:table-row table:style-name="ro3">
          <table:table-cell table:formula="of:=[.A956]+[.$C$4]" office:value-type="float" office:value="4.72999999999992">
            <text:p>4.730</text:p>
          </table:table-cell>
          <table:table-cell table:formula="of:=IF(   [.A957] &lt; [.$C$5];   &quot;Accel&quot;;   IF(     [.A957] &lt; [.$C$5] + [.$C$7];     &quot;Cruise&quot;;     IF(       [.A957] &lt; [.$C$8];       &quot;Decel&quot;;       &quot;Stop&quot;     )   ) )" office:value-type="string" office:string-value="Cruise">
            <text:p>Cruise</text:p>
          </table:table-cell>
          <table:table-cell table:formula="of:=IF(   [.B957]=&quot;Accel&quot;;   [.$C$1];   IF(     [.B957]=&quot;Cruise&quot;;     0;     IF([.B957]=&quot;Decel&quot;; -[.$C$1]; 0)   ) )" office:value-type="float" office:value="0">
            <text:p>0</text:p>
          </table:table-cell>
          <table:table-cell table:formula="of:=IF(   [.B957]=&quot;Stop&quot;;   0;   MAX(     0;     MIN(       [.$C$2];       [.D956] + [.C957] * [.$C$4]     )   ) )" office:value-type="float" office:value="9.75">
            <text:p>9.75</text:p>
          </table:table-cell>
          <table:table-cell table:formula="of:=IF(   [.B957]=&quot;Stop&quot;;   [.$C$3];   [.E956] + [.D957] * [.$C$4] )" office:value-type="float" office:value="45.191249999999">
            <text:p>45.19</text:p>
          </table:table-cell>
          <table:table-cell table:number-columns-repeated="872"/>
        </table:table-row>
        <table:table-row table:style-name="ro3">
          <table:table-cell table:formula="of:=[.A957]+[.$C$4]" office:value-type="float" office:value="4.73499999999992">
            <text:p>4.735</text:p>
          </table:table-cell>
          <table:table-cell table:formula="of:=IF(   [.A958] &lt; [.$C$5];   &quot;Accel&quot;;   IF(     [.A958] &lt; [.$C$5] + [.$C$7];     &quot;Cruise&quot;;     IF(       [.A958] &lt; [.$C$8];       &quot;Decel&quot;;       &quot;Stop&quot;     )   ) )" office:value-type="string" office:string-value="Cruise">
            <text:p>Cruise</text:p>
          </table:table-cell>
          <table:table-cell table:formula="of:=IF(   [.B958]=&quot;Accel&quot;;   [.$C$1];   IF(     [.B958]=&quot;Cruise&quot;;     0;     IF([.B958]=&quot;Decel&quot;; -[.$C$1]; 0)   ) )" office:value-type="float" office:value="0">
            <text:p>0</text:p>
          </table:table-cell>
          <table:table-cell table:formula="of:=IF(   [.B958]=&quot;Stop&quot;;   0;   MAX(     0;     MIN(       [.$C$2];       [.D957] + [.C958] * [.$C$4]     )   ) )" office:value-type="float" office:value="9.75">
            <text:p>9.75</text:p>
          </table:table-cell>
          <table:table-cell table:formula="of:=IF(   [.B958]=&quot;Stop&quot;;   [.$C$3];   [.E957] + [.D958] * [.$C$4] )" office:value-type="float" office:value="45.239999999999">
            <text:p>45.24</text:p>
          </table:table-cell>
          <table:table-cell table:number-columns-repeated="872"/>
        </table:table-row>
        <table:table-row table:style-name="ro3">
          <table:table-cell table:formula="of:=[.A958]+[.$C$4]" office:value-type="float" office:value="4.73999999999992">
            <text:p>4.740</text:p>
          </table:table-cell>
          <table:table-cell table:formula="of:=IF(   [.A959] &lt; [.$C$5];   &quot;Accel&quot;;   IF(     [.A959] &lt; [.$C$5] + [.$C$7];     &quot;Cruise&quot;;     IF(       [.A959] &lt; [.$C$8];       &quot;Decel&quot;;       &quot;Stop&quot;     )   ) )" office:value-type="string" office:string-value="Cruise">
            <text:p>Cruise</text:p>
          </table:table-cell>
          <table:table-cell table:formula="of:=IF(   [.B959]=&quot;Accel&quot;;   [.$C$1];   IF(     [.B959]=&quot;Cruise&quot;;     0;     IF([.B959]=&quot;Decel&quot;; -[.$C$1]; 0)   ) )" office:value-type="float" office:value="0">
            <text:p>0</text:p>
          </table:table-cell>
          <table:table-cell table:formula="of:=IF(   [.B959]=&quot;Stop&quot;;   0;   MAX(     0;     MIN(       [.$C$2];       [.D958] + [.C959] * [.$C$4]     )   ) )" office:value-type="float" office:value="9.75">
            <text:p>9.75</text:p>
          </table:table-cell>
          <table:table-cell table:formula="of:=IF(   [.B959]=&quot;Stop&quot;;   [.$C$3];   [.E958] + [.D959] * [.$C$4] )" office:value-type="float" office:value="45.288749999999">
            <text:p>45.29</text:p>
          </table:table-cell>
          <table:table-cell table:number-columns-repeated="872"/>
        </table:table-row>
        <table:table-row table:style-name="ro3">
          <table:table-cell table:formula="of:=[.A959]+[.$C$4]" office:value-type="float" office:value="4.74499999999992">
            <text:p>4.745</text:p>
          </table:table-cell>
          <table:table-cell table:formula="of:=IF(   [.A960] &lt; [.$C$5];   &quot;Accel&quot;;   IF(     [.A960] &lt; [.$C$5] + [.$C$7];     &quot;Cruise&quot;;     IF(       [.A960] &lt; [.$C$8];       &quot;Decel&quot;;       &quot;Stop&quot;     )   ) )" office:value-type="string" office:string-value="Cruise">
            <text:p>Cruise</text:p>
          </table:table-cell>
          <table:table-cell table:formula="of:=IF(   [.B960]=&quot;Accel&quot;;   [.$C$1];   IF(     [.B960]=&quot;Cruise&quot;;     0;     IF([.B960]=&quot;Decel&quot;; -[.$C$1]; 0)   ) )" office:value-type="float" office:value="0">
            <text:p>0</text:p>
          </table:table-cell>
          <table:table-cell table:formula="of:=IF(   [.B960]=&quot;Stop&quot;;   0;   MAX(     0;     MIN(       [.$C$2];       [.D959] + [.C960] * [.$C$4]     )   ) )" office:value-type="float" office:value="9.75">
            <text:p>9.75</text:p>
          </table:table-cell>
          <table:table-cell table:formula="of:=IF(   [.B960]=&quot;Stop&quot;;   [.$C$3];   [.E959] + [.D960] * [.$C$4] )" office:value-type="float" office:value="45.337499999999">
            <text:p>45.34</text:p>
          </table:table-cell>
          <table:table-cell table:number-columns-repeated="872"/>
        </table:table-row>
        <table:table-row table:style-name="ro3">
          <table:table-cell table:formula="of:=[.A960]+[.$C$4]" office:value-type="float" office:value="4.74999999999992">
            <text:p>4.750</text:p>
          </table:table-cell>
          <table:table-cell table:formula="of:=IF(   [.A961] &lt; [.$C$5];   &quot;Accel&quot;;   IF(     [.A961] &lt; [.$C$5] + [.$C$7];     &quot;Cruise&quot;;     IF(       [.A961] &lt; [.$C$8];       &quot;Decel&quot;;       &quot;Stop&quot;     )   ) )" office:value-type="string" office:string-value="Cruise">
            <text:p>Cruise</text:p>
          </table:table-cell>
          <table:table-cell table:formula="of:=IF(   [.B961]=&quot;Accel&quot;;   [.$C$1];   IF(     [.B961]=&quot;Cruise&quot;;     0;     IF([.B961]=&quot;Decel&quot;; -[.$C$1]; 0)   ) )" office:value-type="float" office:value="0">
            <text:p>0</text:p>
          </table:table-cell>
          <table:table-cell table:formula="of:=IF(   [.B961]=&quot;Stop&quot;;   0;   MAX(     0;     MIN(       [.$C$2];       [.D960] + [.C961] * [.$C$4]     )   ) )" office:value-type="float" office:value="9.75">
            <text:p>9.75</text:p>
          </table:table-cell>
          <table:table-cell table:formula="of:=IF(   [.B961]=&quot;Stop&quot;;   [.$C$3];   [.E960] + [.D961] * [.$C$4] )" office:value-type="float" office:value="45.386249999999">
            <text:p>45.39</text:p>
          </table:table-cell>
          <table:table-cell table:number-columns-repeated="872"/>
        </table:table-row>
        <table:table-row table:style-name="ro3">
          <table:table-cell table:formula="of:=[.A961]+[.$C$4]" office:value-type="float" office:value="4.75499999999992">
            <text:p>4.755</text:p>
          </table:table-cell>
          <table:table-cell table:formula="of:=IF(   [.A962] &lt; [.$C$5];   &quot;Accel&quot;;   IF(     [.A962] &lt; [.$C$5] + [.$C$7];     &quot;Cruise&quot;;     IF(       [.A962] &lt; [.$C$8];       &quot;Decel&quot;;       &quot;Stop&quot;     )   ) )" office:value-type="string" office:string-value="Cruise">
            <text:p>Cruise</text:p>
          </table:table-cell>
          <table:table-cell table:formula="of:=IF(   [.B962]=&quot;Accel&quot;;   [.$C$1];   IF(     [.B962]=&quot;Cruise&quot;;     0;     IF([.B962]=&quot;Decel&quot;; -[.$C$1]; 0)   ) )" office:value-type="float" office:value="0">
            <text:p>0</text:p>
          </table:table-cell>
          <table:table-cell table:formula="of:=IF(   [.B962]=&quot;Stop&quot;;   0;   MAX(     0;     MIN(       [.$C$2];       [.D961] + [.C962] * [.$C$4]     )   ) )" office:value-type="float" office:value="9.75">
            <text:p>9.75</text:p>
          </table:table-cell>
          <table:table-cell table:formula="of:=IF(   [.B962]=&quot;Stop&quot;;   [.$C$3];   [.E961] + [.D962] * [.$C$4] )" office:value-type="float" office:value="45.434999999999">
            <text:p>45.43</text:p>
          </table:table-cell>
          <table:table-cell table:number-columns-repeated="872"/>
        </table:table-row>
        <table:table-row table:style-name="ro3">
          <table:table-cell table:formula="of:=[.A962]+[.$C$4]" office:value-type="float" office:value="4.75999999999992">
            <text:p>4.760</text:p>
          </table:table-cell>
          <table:table-cell table:formula="of:=IF(   [.A963] &lt; [.$C$5];   &quot;Accel&quot;;   IF(     [.A963] &lt; [.$C$5] + [.$C$7];     &quot;Cruise&quot;;     IF(       [.A963] &lt; [.$C$8];       &quot;Decel&quot;;       &quot;Stop&quot;     )   ) )" office:value-type="string" office:string-value="Cruise">
            <text:p>Cruise</text:p>
          </table:table-cell>
          <table:table-cell table:formula="of:=IF(   [.B963]=&quot;Accel&quot;;   [.$C$1];   IF(     [.B963]=&quot;Cruise&quot;;     0;     IF([.B963]=&quot;Decel&quot;; -[.$C$1]; 0)   ) )" office:value-type="float" office:value="0">
            <text:p>0</text:p>
          </table:table-cell>
          <table:table-cell table:formula="of:=IF(   [.B963]=&quot;Stop&quot;;   0;   MAX(     0;     MIN(       [.$C$2];       [.D962] + [.C963] * [.$C$4]     )   ) )" office:value-type="float" office:value="9.75">
            <text:p>9.75</text:p>
          </table:table-cell>
          <table:table-cell table:formula="of:=IF(   [.B963]=&quot;Stop&quot;;   [.$C$3];   [.E962] + [.D963] * [.$C$4] )" office:value-type="float" office:value="45.483749999999">
            <text:p>45.48</text:p>
          </table:table-cell>
          <table:table-cell table:number-columns-repeated="872"/>
        </table:table-row>
        <table:table-row table:style-name="ro3">
          <table:table-cell table:formula="of:=[.A963]+[.$C$4]" office:value-type="float" office:value="4.76499999999992">
            <text:p>4.765</text:p>
          </table:table-cell>
          <table:table-cell table:formula="of:=IF(   [.A964] &lt; [.$C$5];   &quot;Accel&quot;;   IF(     [.A964] &lt; [.$C$5] + [.$C$7];     &quot;Cruise&quot;;     IF(       [.A964] &lt; [.$C$8];       &quot;Decel&quot;;       &quot;Stop&quot;     )   ) )" office:value-type="string" office:string-value="Cruise">
            <text:p>Cruise</text:p>
          </table:table-cell>
          <table:table-cell table:formula="of:=IF(   [.B964]=&quot;Accel&quot;;   [.$C$1];   IF(     [.B964]=&quot;Cruise&quot;;     0;     IF([.B964]=&quot;Decel&quot;; -[.$C$1]; 0)   ) )" office:value-type="float" office:value="0">
            <text:p>0</text:p>
          </table:table-cell>
          <table:table-cell table:formula="of:=IF(   [.B964]=&quot;Stop&quot;;   0;   MAX(     0;     MIN(       [.$C$2];       [.D963] + [.C964] * [.$C$4]     )   ) )" office:value-type="float" office:value="9.75">
            <text:p>9.75</text:p>
          </table:table-cell>
          <table:table-cell table:formula="of:=IF(   [.B964]=&quot;Stop&quot;;   [.$C$3];   [.E963] + [.D964] * [.$C$4] )" office:value-type="float" office:value="45.532499999999">
            <text:p>45.53</text:p>
          </table:table-cell>
          <table:table-cell table:number-columns-repeated="872"/>
        </table:table-row>
        <table:table-row table:style-name="ro3">
          <table:table-cell table:formula="of:=[.A964]+[.$C$4]" office:value-type="float" office:value="4.76999999999992">
            <text:p>4.770</text:p>
          </table:table-cell>
          <table:table-cell table:formula="of:=IF(   [.A965] &lt; [.$C$5];   &quot;Accel&quot;;   IF(     [.A965] &lt; [.$C$5] + [.$C$7];     &quot;Cruise&quot;;     IF(       [.A965] &lt; [.$C$8];       &quot;Decel&quot;;       &quot;Stop&quot;     )   ) )" office:value-type="string" office:string-value="Cruise">
            <text:p>Cruise</text:p>
          </table:table-cell>
          <table:table-cell table:formula="of:=IF(   [.B965]=&quot;Accel&quot;;   [.$C$1];   IF(     [.B965]=&quot;Cruise&quot;;     0;     IF([.B965]=&quot;Decel&quot;; -[.$C$1]; 0)   ) )" office:value-type="float" office:value="0">
            <text:p>0</text:p>
          </table:table-cell>
          <table:table-cell table:formula="of:=IF(   [.B965]=&quot;Stop&quot;;   0;   MAX(     0;     MIN(       [.$C$2];       [.D964] + [.C965] * [.$C$4]     )   ) )" office:value-type="float" office:value="9.75">
            <text:p>9.75</text:p>
          </table:table-cell>
          <table:table-cell table:formula="of:=IF(   [.B965]=&quot;Stop&quot;;   [.$C$3];   [.E964] + [.D965] * [.$C$4] )" office:value-type="float" office:value="45.581249999999">
            <text:p>45.58</text:p>
          </table:table-cell>
          <table:table-cell table:number-columns-repeated="872"/>
        </table:table-row>
        <table:table-row table:style-name="ro3">
          <table:table-cell table:formula="of:=[.A965]+[.$C$4]" office:value-type="float" office:value="4.77499999999992">
            <text:p>4.775</text:p>
          </table:table-cell>
          <table:table-cell table:formula="of:=IF(   [.A966] &lt; [.$C$5];   &quot;Accel&quot;;   IF(     [.A966] &lt; [.$C$5] + [.$C$7];     &quot;Cruise&quot;;     IF(       [.A966] &lt; [.$C$8];       &quot;Decel&quot;;       &quot;Stop&quot;     )   ) )" office:value-type="string" office:string-value="Cruise">
            <text:p>Cruise</text:p>
          </table:table-cell>
          <table:table-cell table:formula="of:=IF(   [.B966]=&quot;Accel&quot;;   [.$C$1];   IF(     [.B966]=&quot;Cruise&quot;;     0;     IF([.B966]=&quot;Decel&quot;; -[.$C$1]; 0)   ) )" office:value-type="float" office:value="0">
            <text:p>0</text:p>
          </table:table-cell>
          <table:table-cell table:formula="of:=IF(   [.B966]=&quot;Stop&quot;;   0;   MAX(     0;     MIN(       [.$C$2];       [.D965] + [.C966] * [.$C$4]     )   ) )" office:value-type="float" office:value="9.75">
            <text:p>9.75</text:p>
          </table:table-cell>
          <table:table-cell table:formula="of:=IF(   [.B966]=&quot;Stop&quot;;   [.$C$3];   [.E965] + [.D966] * [.$C$4] )" office:value-type="float" office:value="45.629999999999">
            <text:p>45.63</text:p>
          </table:table-cell>
          <table:table-cell table:number-columns-repeated="872"/>
        </table:table-row>
        <table:table-row table:style-name="ro3">
          <table:table-cell table:formula="of:=[.A966]+[.$C$4]" office:value-type="float" office:value="4.77999999999992">
            <text:p>4.780</text:p>
          </table:table-cell>
          <table:table-cell table:formula="of:=IF(   [.A967] &lt; [.$C$5];   &quot;Accel&quot;;   IF(     [.A967] &lt; [.$C$5] + [.$C$7];     &quot;Cruise&quot;;     IF(       [.A967] &lt; [.$C$8];       &quot;Decel&quot;;       &quot;Stop&quot;     )   ) )" office:value-type="string" office:string-value="Cruise">
            <text:p>Cruise</text:p>
          </table:table-cell>
          <table:table-cell table:formula="of:=IF(   [.B967]=&quot;Accel&quot;;   [.$C$1];   IF(     [.B967]=&quot;Cruise&quot;;     0;     IF([.B967]=&quot;Decel&quot;; -[.$C$1]; 0)   ) )" office:value-type="float" office:value="0">
            <text:p>0</text:p>
          </table:table-cell>
          <table:table-cell table:formula="of:=IF(   [.B967]=&quot;Stop&quot;;   0;   MAX(     0;     MIN(       [.$C$2];       [.D966] + [.C967] * [.$C$4]     )   ) )" office:value-type="float" office:value="9.75">
            <text:p>9.75</text:p>
          </table:table-cell>
          <table:table-cell table:formula="of:=IF(   [.B967]=&quot;Stop&quot;;   [.$C$3];   [.E966] + [.D967] * [.$C$4] )" office:value-type="float" office:value="45.678749999999">
            <text:p>45.68</text:p>
          </table:table-cell>
          <table:table-cell table:number-columns-repeated="872"/>
        </table:table-row>
        <table:table-row table:style-name="ro3">
          <table:table-cell table:formula="of:=[.A967]+[.$C$4]" office:value-type="float" office:value="4.78499999999992">
            <text:p>4.785</text:p>
          </table:table-cell>
          <table:table-cell table:formula="of:=IF(   [.A968] &lt; [.$C$5];   &quot;Accel&quot;;   IF(     [.A968] &lt; [.$C$5] + [.$C$7];     &quot;Cruise&quot;;     IF(       [.A968] &lt; [.$C$8];       &quot;Decel&quot;;       &quot;Stop&quot;     )   ) )" office:value-type="string" office:string-value="Cruise">
            <text:p>Cruise</text:p>
          </table:table-cell>
          <table:table-cell table:formula="of:=IF(   [.B968]=&quot;Accel&quot;;   [.$C$1];   IF(     [.B968]=&quot;Cruise&quot;;     0;     IF([.B968]=&quot;Decel&quot;; -[.$C$1]; 0)   ) )" office:value-type="float" office:value="0">
            <text:p>0</text:p>
          </table:table-cell>
          <table:table-cell table:formula="of:=IF(   [.B968]=&quot;Stop&quot;;   0;   MAX(     0;     MIN(       [.$C$2];       [.D967] + [.C968] * [.$C$4]     )   ) )" office:value-type="float" office:value="9.75">
            <text:p>9.75</text:p>
          </table:table-cell>
          <table:table-cell table:formula="of:=IF(   [.B968]=&quot;Stop&quot;;   [.$C$3];   [.E967] + [.D968] * [.$C$4] )" office:value-type="float" office:value="45.727499999999">
            <text:p>45.73</text:p>
          </table:table-cell>
          <table:table-cell table:number-columns-repeated="872"/>
        </table:table-row>
        <table:table-row table:style-name="ro3">
          <table:table-cell table:formula="of:=[.A968]+[.$C$4]" office:value-type="float" office:value="4.78999999999992">
            <text:p>4.790</text:p>
          </table:table-cell>
          <table:table-cell table:formula="of:=IF(   [.A969] &lt; [.$C$5];   &quot;Accel&quot;;   IF(     [.A969] &lt; [.$C$5] + [.$C$7];     &quot;Cruise&quot;;     IF(       [.A969] &lt; [.$C$8];       &quot;Decel&quot;;       &quot;Stop&quot;     )   ) )" office:value-type="string" office:string-value="Cruise">
            <text:p>Cruise</text:p>
          </table:table-cell>
          <table:table-cell table:formula="of:=IF(   [.B969]=&quot;Accel&quot;;   [.$C$1];   IF(     [.B969]=&quot;Cruise&quot;;     0;     IF([.B969]=&quot;Decel&quot;; -[.$C$1]; 0)   ) )" office:value-type="float" office:value="0">
            <text:p>0</text:p>
          </table:table-cell>
          <table:table-cell table:formula="of:=IF(   [.B969]=&quot;Stop&quot;;   0;   MAX(     0;     MIN(       [.$C$2];       [.D968] + [.C969] * [.$C$4]     )   ) )" office:value-type="float" office:value="9.75">
            <text:p>9.75</text:p>
          </table:table-cell>
          <table:table-cell table:formula="of:=IF(   [.B969]=&quot;Stop&quot;;   [.$C$3];   [.E968] + [.D969] * [.$C$4] )" office:value-type="float" office:value="45.776249999999">
            <text:p>45.78</text:p>
          </table:table-cell>
          <table:table-cell table:number-columns-repeated="872"/>
        </table:table-row>
        <table:table-row table:style-name="ro3">
          <table:table-cell table:formula="of:=[.A969]+[.$C$4]" office:value-type="float" office:value="4.79499999999992">
            <text:p>4.795</text:p>
          </table:table-cell>
          <table:table-cell table:formula="of:=IF(   [.A970] &lt; [.$C$5];   &quot;Accel&quot;;   IF(     [.A970] &lt; [.$C$5] + [.$C$7];     &quot;Cruise&quot;;     IF(       [.A970] &lt; [.$C$8];       &quot;Decel&quot;;       &quot;Stop&quot;     )   ) )" office:value-type="string" office:string-value="Cruise">
            <text:p>Cruise</text:p>
          </table:table-cell>
          <table:table-cell table:formula="of:=IF(   [.B970]=&quot;Accel&quot;;   [.$C$1];   IF(     [.B970]=&quot;Cruise&quot;;     0;     IF([.B970]=&quot;Decel&quot;; -[.$C$1]; 0)   ) )" office:value-type="float" office:value="0">
            <text:p>0</text:p>
          </table:table-cell>
          <table:table-cell table:formula="of:=IF(   [.B970]=&quot;Stop&quot;;   0;   MAX(     0;     MIN(       [.$C$2];       [.D969] + [.C970] * [.$C$4]     )   ) )" office:value-type="float" office:value="9.75">
            <text:p>9.75</text:p>
          </table:table-cell>
          <table:table-cell table:formula="of:=IF(   [.B970]=&quot;Stop&quot;;   [.$C$3];   [.E969] + [.D970] * [.$C$4] )" office:value-type="float" office:value="45.824999999999">
            <text:p>45.82</text:p>
          </table:table-cell>
          <table:table-cell table:number-columns-repeated="872"/>
        </table:table-row>
        <table:table-row table:style-name="ro3">
          <table:table-cell table:formula="of:=[.A970]+[.$C$4]" office:value-type="float" office:value="4.79999999999992">
            <text:p>4.800</text:p>
          </table:table-cell>
          <table:table-cell table:formula="of:=IF(   [.A971] &lt; [.$C$5];   &quot;Accel&quot;;   IF(     [.A971] &lt; [.$C$5] + [.$C$7];     &quot;Cruise&quot;;     IF(       [.A971] &lt; [.$C$8];       &quot;Decel&quot;;       &quot;Stop&quot;     )   ) )" office:value-type="string" office:string-value="Cruise">
            <text:p>Cruise</text:p>
          </table:table-cell>
          <table:table-cell table:formula="of:=IF(   [.B971]=&quot;Accel&quot;;   [.$C$1];   IF(     [.B971]=&quot;Cruise&quot;;     0;     IF([.B971]=&quot;Decel&quot;; -[.$C$1]; 0)   ) )" office:value-type="float" office:value="0">
            <text:p>0</text:p>
          </table:table-cell>
          <table:table-cell table:formula="of:=IF(   [.B971]=&quot;Stop&quot;;   0;   MAX(     0;     MIN(       [.$C$2];       [.D970] + [.C971] * [.$C$4]     )   ) )" office:value-type="float" office:value="9.75">
            <text:p>9.75</text:p>
          </table:table-cell>
          <table:table-cell table:formula="of:=IF(   [.B971]=&quot;Stop&quot;;   [.$C$3];   [.E970] + [.D971] * [.$C$4] )" office:value-type="float" office:value="45.873749999999">
            <text:p>45.87</text:p>
          </table:table-cell>
          <table:table-cell table:number-columns-repeated="872"/>
        </table:table-row>
        <table:table-row table:style-name="ro3">
          <table:table-cell table:formula="of:=[.A971]+[.$C$4]" office:value-type="float" office:value="4.80499999999992">
            <text:p>4.805</text:p>
          </table:table-cell>
          <table:table-cell table:formula="of:=IF(   [.A972] &lt; [.$C$5];   &quot;Accel&quot;;   IF(     [.A972] &lt; [.$C$5] + [.$C$7];     &quot;Cruise&quot;;     IF(       [.A972] &lt; [.$C$8];       &quot;Decel&quot;;       &quot;Stop&quot;     )   ) )" office:value-type="string" office:string-value="Cruise">
            <text:p>Cruise</text:p>
          </table:table-cell>
          <table:table-cell table:formula="of:=IF(   [.B972]=&quot;Accel&quot;;   [.$C$1];   IF(     [.B972]=&quot;Cruise&quot;;     0;     IF([.B972]=&quot;Decel&quot;; -[.$C$1]; 0)   ) )" office:value-type="float" office:value="0">
            <text:p>0</text:p>
          </table:table-cell>
          <table:table-cell table:formula="of:=IF(   [.B972]=&quot;Stop&quot;;   0;   MAX(     0;     MIN(       [.$C$2];       [.D971] + [.C972] * [.$C$4]     )   ) )" office:value-type="float" office:value="9.75">
            <text:p>9.75</text:p>
          </table:table-cell>
          <table:table-cell table:formula="of:=IF(   [.B972]=&quot;Stop&quot;;   [.$C$3];   [.E971] + [.D972] * [.$C$4] )" office:value-type="float" office:value="45.922499999999">
            <text:p>45.92</text:p>
          </table:table-cell>
          <table:table-cell table:number-columns-repeated="872"/>
        </table:table-row>
        <table:table-row table:style-name="ro3">
          <table:table-cell table:formula="of:=[.A972]+[.$C$4]" office:value-type="float" office:value="4.80999999999992">
            <text:p>4.810</text:p>
          </table:table-cell>
          <table:table-cell table:formula="of:=IF(   [.A973] &lt; [.$C$5];   &quot;Accel&quot;;   IF(     [.A973] &lt; [.$C$5] + [.$C$7];     &quot;Cruise&quot;;     IF(       [.A973] &lt; [.$C$8];       &quot;Decel&quot;;       &quot;Stop&quot;     )   ) )" office:value-type="string" office:string-value="Cruise">
            <text:p>Cruise</text:p>
          </table:table-cell>
          <table:table-cell table:formula="of:=IF(   [.B973]=&quot;Accel&quot;;   [.$C$1];   IF(     [.B973]=&quot;Cruise&quot;;     0;     IF([.B973]=&quot;Decel&quot;; -[.$C$1]; 0)   ) )" office:value-type="float" office:value="0">
            <text:p>0</text:p>
          </table:table-cell>
          <table:table-cell table:formula="of:=IF(   [.B973]=&quot;Stop&quot;;   0;   MAX(     0;     MIN(       [.$C$2];       [.D972] + [.C973] * [.$C$4]     )   ) )" office:value-type="float" office:value="9.75">
            <text:p>9.75</text:p>
          </table:table-cell>
          <table:table-cell table:formula="of:=IF(   [.B973]=&quot;Stop&quot;;   [.$C$3];   [.E972] + [.D973] * [.$C$4] )" office:value-type="float" office:value="45.971249999999">
            <text:p>45.97</text:p>
          </table:table-cell>
          <table:table-cell table:number-columns-repeated="872"/>
        </table:table-row>
        <table:table-row table:style-name="ro3">
          <table:table-cell table:formula="of:=[.A973]+[.$C$4]" office:value-type="float" office:value="4.81499999999992">
            <text:p>4.815</text:p>
          </table:table-cell>
          <table:table-cell table:formula="of:=IF(   [.A974] &lt; [.$C$5];   &quot;Accel&quot;;   IF(     [.A974] &lt; [.$C$5] + [.$C$7];     &quot;Cruise&quot;;     IF(       [.A974] &lt; [.$C$8];       &quot;Decel&quot;;       &quot;Stop&quot;     )   ) )" office:value-type="string" office:string-value="Cruise">
            <text:p>Cruise</text:p>
          </table:table-cell>
          <table:table-cell table:formula="of:=IF(   [.B974]=&quot;Accel&quot;;   [.$C$1];   IF(     [.B974]=&quot;Cruise&quot;;     0;     IF([.B974]=&quot;Decel&quot;; -[.$C$1]; 0)   ) )" office:value-type="float" office:value="0">
            <text:p>0</text:p>
          </table:table-cell>
          <table:table-cell table:formula="of:=IF(   [.B974]=&quot;Stop&quot;;   0;   MAX(     0;     MIN(       [.$C$2];       [.D973] + [.C974] * [.$C$4]     )   ) )" office:value-type="float" office:value="9.75">
            <text:p>9.75</text:p>
          </table:table-cell>
          <table:table-cell table:formula="of:=IF(   [.B974]=&quot;Stop&quot;;   [.$C$3];   [.E973] + [.D974] * [.$C$4] )" office:value-type="float" office:value="46.019999999999">
            <text:p>46.02</text:p>
          </table:table-cell>
          <table:table-cell table:number-columns-repeated="872"/>
        </table:table-row>
        <table:table-row table:style-name="ro3">
          <table:table-cell table:formula="of:=[.A974]+[.$C$4]" office:value-type="float" office:value="4.81999999999992">
            <text:p>4.820</text:p>
          </table:table-cell>
          <table:table-cell table:formula="of:=IF(   [.A975] &lt; [.$C$5];   &quot;Accel&quot;;   IF(     [.A975] &lt; [.$C$5] + [.$C$7];     &quot;Cruise&quot;;     IF(       [.A975] &lt; [.$C$8];       &quot;Decel&quot;;       &quot;Stop&quot;     )   ) )" office:value-type="string" office:string-value="Cruise">
            <text:p>Cruise</text:p>
          </table:table-cell>
          <table:table-cell table:formula="of:=IF(   [.B975]=&quot;Accel&quot;;   [.$C$1];   IF(     [.B975]=&quot;Cruise&quot;;     0;     IF([.B975]=&quot;Decel&quot;; -[.$C$1]; 0)   ) )" office:value-type="float" office:value="0">
            <text:p>0</text:p>
          </table:table-cell>
          <table:table-cell table:formula="of:=IF(   [.B975]=&quot;Stop&quot;;   0;   MAX(     0;     MIN(       [.$C$2];       [.D974] + [.C975] * [.$C$4]     )   ) )" office:value-type="float" office:value="9.75">
            <text:p>9.75</text:p>
          </table:table-cell>
          <table:table-cell table:formula="of:=IF(   [.B975]=&quot;Stop&quot;;   [.$C$3];   [.E974] + [.D975] * [.$C$4] )" office:value-type="float" office:value="46.068749999999">
            <text:p>46.07</text:p>
          </table:table-cell>
          <table:table-cell table:number-columns-repeated="872"/>
        </table:table-row>
        <table:table-row table:style-name="ro3">
          <table:table-cell table:formula="of:=[.A975]+[.$C$4]" office:value-type="float" office:value="4.82499999999992">
            <text:p>4.825</text:p>
          </table:table-cell>
          <table:table-cell table:formula="of:=IF(   [.A976] &lt; [.$C$5];   &quot;Accel&quot;;   IF(     [.A976] &lt; [.$C$5] + [.$C$7];     &quot;Cruise&quot;;     IF(       [.A976] &lt; [.$C$8];       &quot;Decel&quot;;       &quot;Stop&quot;     )   ) )" office:value-type="string" office:string-value="Cruise">
            <text:p>Cruise</text:p>
          </table:table-cell>
          <table:table-cell table:formula="of:=IF(   [.B976]=&quot;Accel&quot;;   [.$C$1];   IF(     [.B976]=&quot;Cruise&quot;;     0;     IF([.B976]=&quot;Decel&quot;; -[.$C$1]; 0)   ) )" office:value-type="float" office:value="0">
            <text:p>0</text:p>
          </table:table-cell>
          <table:table-cell table:formula="of:=IF(   [.B976]=&quot;Stop&quot;;   0;   MAX(     0;     MIN(       [.$C$2];       [.D975] + [.C976] * [.$C$4]     )   ) )" office:value-type="float" office:value="9.75">
            <text:p>9.75</text:p>
          </table:table-cell>
          <table:table-cell table:formula="of:=IF(   [.B976]=&quot;Stop&quot;;   [.$C$3];   [.E975] + [.D976] * [.$C$4] )" office:value-type="float" office:value="46.117499999999">
            <text:p>46.12</text:p>
          </table:table-cell>
          <table:table-cell table:number-columns-repeated="872"/>
        </table:table-row>
        <table:table-row table:style-name="ro3">
          <table:table-cell table:formula="of:=[.A976]+[.$C$4]" office:value-type="float" office:value="4.82999999999992">
            <text:p>4.830</text:p>
          </table:table-cell>
          <table:table-cell table:formula="of:=IF(   [.A977] &lt; [.$C$5];   &quot;Accel&quot;;   IF(     [.A977] &lt; [.$C$5] + [.$C$7];     &quot;Cruise&quot;;     IF(       [.A977] &lt; [.$C$8];       &quot;Decel&quot;;       &quot;Stop&quot;     )   ) )" office:value-type="string" office:string-value="Cruise">
            <text:p>Cruise</text:p>
          </table:table-cell>
          <table:table-cell table:formula="of:=IF(   [.B977]=&quot;Accel&quot;;   [.$C$1];   IF(     [.B977]=&quot;Cruise&quot;;     0;     IF([.B977]=&quot;Decel&quot;; -[.$C$1]; 0)   ) )" office:value-type="float" office:value="0">
            <text:p>0</text:p>
          </table:table-cell>
          <table:table-cell table:formula="of:=IF(   [.B977]=&quot;Stop&quot;;   0;   MAX(     0;     MIN(       [.$C$2];       [.D976] + [.C977] * [.$C$4]     )   ) )" office:value-type="float" office:value="9.75">
            <text:p>9.75</text:p>
          </table:table-cell>
          <table:table-cell table:formula="of:=IF(   [.B977]=&quot;Stop&quot;;   [.$C$3];   [.E976] + [.D977] * [.$C$4] )" office:value-type="float" office:value="46.166249999999">
            <text:p>46.17</text:p>
          </table:table-cell>
          <table:table-cell table:number-columns-repeated="872"/>
        </table:table-row>
        <table:table-row table:style-name="ro3">
          <table:table-cell table:formula="of:=[.A977]+[.$C$4]" office:value-type="float" office:value="4.83499999999992">
            <text:p>4.835</text:p>
          </table:table-cell>
          <table:table-cell table:formula="of:=IF(   [.A978] &lt; [.$C$5];   &quot;Accel&quot;;   IF(     [.A978] &lt; [.$C$5] + [.$C$7];     &quot;Cruise&quot;;     IF(       [.A978] &lt; [.$C$8];       &quot;Decel&quot;;       &quot;Stop&quot;     )   ) )" office:value-type="string" office:string-value="Cruise">
            <text:p>Cruise</text:p>
          </table:table-cell>
          <table:table-cell table:formula="of:=IF(   [.B978]=&quot;Accel&quot;;   [.$C$1];   IF(     [.B978]=&quot;Cruise&quot;;     0;     IF([.B978]=&quot;Decel&quot;; -[.$C$1]; 0)   ) )" office:value-type="float" office:value="0">
            <text:p>0</text:p>
          </table:table-cell>
          <table:table-cell table:formula="of:=IF(   [.B978]=&quot;Stop&quot;;   0;   MAX(     0;     MIN(       [.$C$2];       [.D977] + [.C978] * [.$C$4]     )   ) )" office:value-type="float" office:value="9.75">
            <text:p>9.75</text:p>
          </table:table-cell>
          <table:table-cell table:formula="of:=IF(   [.B978]=&quot;Stop&quot;;   [.$C$3];   [.E977] + [.D978] * [.$C$4] )" office:value-type="float" office:value="46.214999999999">
            <text:p>46.21</text:p>
          </table:table-cell>
          <table:table-cell table:number-columns-repeated="872"/>
        </table:table-row>
        <table:table-row table:style-name="ro3">
          <table:table-cell table:formula="of:=[.A978]+[.$C$4]" office:value-type="float" office:value="4.83999999999992">
            <text:p>4.840</text:p>
          </table:table-cell>
          <table:table-cell table:formula="of:=IF(   [.A979] &lt; [.$C$5];   &quot;Accel&quot;;   IF(     [.A979] &lt; [.$C$5] + [.$C$7];     &quot;Cruise&quot;;     IF(       [.A979] &lt; [.$C$8];       &quot;Decel&quot;;       &quot;Stop&quot;     )   ) )" office:value-type="string" office:string-value="Cruise">
            <text:p>Cruise</text:p>
          </table:table-cell>
          <table:table-cell table:formula="of:=IF(   [.B979]=&quot;Accel&quot;;   [.$C$1];   IF(     [.B979]=&quot;Cruise&quot;;     0;     IF([.B979]=&quot;Decel&quot;; -[.$C$1]; 0)   ) )" office:value-type="float" office:value="0">
            <text:p>0</text:p>
          </table:table-cell>
          <table:table-cell table:formula="of:=IF(   [.B979]=&quot;Stop&quot;;   0;   MAX(     0;     MIN(       [.$C$2];       [.D978] + [.C979] * [.$C$4]     )   ) )" office:value-type="float" office:value="9.75">
            <text:p>9.75</text:p>
          </table:table-cell>
          <table:table-cell table:formula="of:=IF(   [.B979]=&quot;Stop&quot;;   [.$C$3];   [.E978] + [.D979] * [.$C$4] )" office:value-type="float" office:value="46.263749999999">
            <text:p>46.26</text:p>
          </table:table-cell>
          <table:table-cell table:number-columns-repeated="872"/>
        </table:table-row>
        <table:table-row table:style-name="ro3">
          <table:table-cell table:formula="of:=[.A979]+[.$C$4]" office:value-type="float" office:value="4.84499999999992">
            <text:p>4.845</text:p>
          </table:table-cell>
          <table:table-cell table:formula="of:=IF(   [.A980] &lt; [.$C$5];   &quot;Accel&quot;;   IF(     [.A980] &lt; [.$C$5] + [.$C$7];     &quot;Cruise&quot;;     IF(       [.A980] &lt; [.$C$8];       &quot;Decel&quot;;       &quot;Stop&quot;     )   ) )" office:value-type="string" office:string-value="Cruise">
            <text:p>Cruise</text:p>
          </table:table-cell>
          <table:table-cell table:formula="of:=IF(   [.B980]=&quot;Accel&quot;;   [.$C$1];   IF(     [.B980]=&quot;Cruise&quot;;     0;     IF([.B980]=&quot;Decel&quot;; -[.$C$1]; 0)   ) )" office:value-type="float" office:value="0">
            <text:p>0</text:p>
          </table:table-cell>
          <table:table-cell table:formula="of:=IF(   [.B980]=&quot;Stop&quot;;   0;   MAX(     0;     MIN(       [.$C$2];       [.D979] + [.C980] * [.$C$4]     )   ) )" office:value-type="float" office:value="9.75">
            <text:p>9.75</text:p>
          </table:table-cell>
          <table:table-cell table:formula="of:=IF(   [.B980]=&quot;Stop&quot;;   [.$C$3];   [.E979] + [.D980] * [.$C$4] )" office:value-type="float" office:value="46.312499999999">
            <text:p>46.31</text:p>
          </table:table-cell>
          <table:table-cell table:number-columns-repeated="872"/>
        </table:table-row>
        <table:table-row table:style-name="ro3">
          <table:table-cell table:formula="of:=[.A980]+[.$C$4]" office:value-type="float" office:value="4.84999999999992">
            <text:p>4.850</text:p>
          </table:table-cell>
          <table:table-cell table:formula="of:=IF(   [.A981] &lt; [.$C$5];   &quot;Accel&quot;;   IF(     [.A981] &lt; [.$C$5] + [.$C$7];     &quot;Cruise&quot;;     IF(       [.A981] &lt; [.$C$8];       &quot;Decel&quot;;       &quot;Stop&quot;     )   ) )" office:value-type="string" office:string-value="Cruise">
            <text:p>Cruise</text:p>
          </table:table-cell>
          <table:table-cell table:formula="of:=IF(   [.B981]=&quot;Accel&quot;;   [.$C$1];   IF(     [.B981]=&quot;Cruise&quot;;     0;     IF([.B981]=&quot;Decel&quot;; -[.$C$1]; 0)   ) )" office:value-type="float" office:value="0">
            <text:p>0</text:p>
          </table:table-cell>
          <table:table-cell table:formula="of:=IF(   [.B981]=&quot;Stop&quot;;   0;   MAX(     0;     MIN(       [.$C$2];       [.D980] + [.C981] * [.$C$4]     )   ) )" office:value-type="float" office:value="9.75">
            <text:p>9.75</text:p>
          </table:table-cell>
          <table:table-cell table:formula="of:=IF(   [.B981]=&quot;Stop&quot;;   [.$C$3];   [.E980] + [.D981] * [.$C$4] )" office:value-type="float" office:value="46.361249999999">
            <text:p>46.36</text:p>
          </table:table-cell>
          <table:table-cell table:number-columns-repeated="872"/>
        </table:table-row>
        <table:table-row table:style-name="ro3">
          <table:table-cell table:formula="of:=[.A981]+[.$C$4]" office:value-type="float" office:value="4.85499999999992">
            <text:p>4.855</text:p>
          </table:table-cell>
          <table:table-cell table:formula="of:=IF(   [.A982] &lt; [.$C$5];   &quot;Accel&quot;;   IF(     [.A982] &lt; [.$C$5] + [.$C$7];     &quot;Cruise&quot;;     IF(       [.A982] &lt; [.$C$8];       &quot;Decel&quot;;       &quot;Stop&quot;     )   ) )" office:value-type="string" office:string-value="Cruise">
            <text:p>Cruise</text:p>
          </table:table-cell>
          <table:table-cell table:formula="of:=IF(   [.B982]=&quot;Accel&quot;;   [.$C$1];   IF(     [.B982]=&quot;Cruise&quot;;     0;     IF([.B982]=&quot;Decel&quot;; -[.$C$1]; 0)   ) )" office:value-type="float" office:value="0">
            <text:p>0</text:p>
          </table:table-cell>
          <table:table-cell table:formula="of:=IF(   [.B982]=&quot;Stop&quot;;   0;   MAX(     0;     MIN(       [.$C$2];       [.D981] + [.C982] * [.$C$4]     )   ) )" office:value-type="float" office:value="9.75">
            <text:p>9.75</text:p>
          </table:table-cell>
          <table:table-cell table:formula="of:=IF(   [.B982]=&quot;Stop&quot;;   [.$C$3];   [.E981] + [.D982] * [.$C$4] )" office:value-type="float" office:value="46.409999999999">
            <text:p>46.41</text:p>
          </table:table-cell>
          <table:table-cell table:number-columns-repeated="872"/>
        </table:table-row>
        <table:table-row table:style-name="ro3">
          <table:table-cell table:formula="of:=[.A982]+[.$C$4]" office:value-type="float" office:value="4.85999999999992">
            <text:p>4.860</text:p>
          </table:table-cell>
          <table:table-cell table:formula="of:=IF(   [.A983] &lt; [.$C$5];   &quot;Accel&quot;;   IF(     [.A983] &lt; [.$C$5] + [.$C$7];     &quot;Cruise&quot;;     IF(       [.A983] &lt; [.$C$8];       &quot;Decel&quot;;       &quot;Stop&quot;     )   ) )" office:value-type="string" office:string-value="Cruise">
            <text:p>Cruise</text:p>
          </table:table-cell>
          <table:table-cell table:formula="of:=IF(   [.B983]=&quot;Accel&quot;;   [.$C$1];   IF(     [.B983]=&quot;Cruise&quot;;     0;     IF([.B983]=&quot;Decel&quot;; -[.$C$1]; 0)   ) )" office:value-type="float" office:value="0">
            <text:p>0</text:p>
          </table:table-cell>
          <table:table-cell table:formula="of:=IF(   [.B983]=&quot;Stop&quot;;   0;   MAX(     0;     MIN(       [.$C$2];       [.D982] + [.C983] * [.$C$4]     )   ) )" office:value-type="float" office:value="9.75">
            <text:p>9.75</text:p>
          </table:table-cell>
          <table:table-cell table:formula="of:=IF(   [.B983]=&quot;Stop&quot;;   [.$C$3];   [.E982] + [.D983] * [.$C$4] )" office:value-type="float" office:value="46.458749999999">
            <text:p>46.46</text:p>
          </table:table-cell>
          <table:table-cell table:number-columns-repeated="872"/>
        </table:table-row>
        <table:table-row table:style-name="ro3">
          <table:table-cell table:formula="of:=[.A983]+[.$C$4]" office:value-type="float" office:value="4.86499999999992">
            <text:p>4.865</text:p>
          </table:table-cell>
          <table:table-cell table:formula="of:=IF(   [.A984] &lt; [.$C$5];   &quot;Accel&quot;;   IF(     [.A984] &lt; [.$C$5] + [.$C$7];     &quot;Cruise&quot;;     IF(       [.A984] &lt; [.$C$8];       &quot;Decel&quot;;       &quot;Stop&quot;     )   ) )" office:value-type="string" office:string-value="Cruise">
            <text:p>Cruise</text:p>
          </table:table-cell>
          <table:table-cell table:formula="of:=IF(   [.B984]=&quot;Accel&quot;;   [.$C$1];   IF(     [.B984]=&quot;Cruise&quot;;     0;     IF([.B984]=&quot;Decel&quot;; -[.$C$1]; 0)   ) )" office:value-type="float" office:value="0">
            <text:p>0</text:p>
          </table:table-cell>
          <table:table-cell table:formula="of:=IF(   [.B984]=&quot;Stop&quot;;   0;   MAX(     0;     MIN(       [.$C$2];       [.D983] + [.C984] * [.$C$4]     )   ) )" office:value-type="float" office:value="9.75">
            <text:p>9.75</text:p>
          </table:table-cell>
          <table:table-cell table:formula="of:=IF(   [.B984]=&quot;Stop&quot;;   [.$C$3];   [.E983] + [.D984] * [.$C$4] )" office:value-type="float" office:value="46.507499999999">
            <text:p>46.51</text:p>
          </table:table-cell>
          <table:table-cell table:number-columns-repeated="872"/>
        </table:table-row>
        <table:table-row table:style-name="ro3">
          <table:table-cell table:formula="of:=[.A984]+[.$C$4]" office:value-type="float" office:value="4.86999999999992">
            <text:p>4.870</text:p>
          </table:table-cell>
          <table:table-cell table:formula="of:=IF(   [.A985] &lt; [.$C$5];   &quot;Accel&quot;;   IF(     [.A985] &lt; [.$C$5] + [.$C$7];     &quot;Cruise&quot;;     IF(       [.A985] &lt; [.$C$8];       &quot;Decel&quot;;       &quot;Stop&quot;     )   ) )" office:value-type="string" office:string-value="Cruise">
            <text:p>Cruise</text:p>
          </table:table-cell>
          <table:table-cell table:formula="of:=IF(   [.B985]=&quot;Accel&quot;;   [.$C$1];   IF(     [.B985]=&quot;Cruise&quot;;     0;     IF([.B985]=&quot;Decel&quot;; -[.$C$1]; 0)   ) )" office:value-type="float" office:value="0">
            <text:p>0</text:p>
          </table:table-cell>
          <table:table-cell table:formula="of:=IF(   [.B985]=&quot;Stop&quot;;   0;   MAX(     0;     MIN(       [.$C$2];       [.D984] + [.C985] * [.$C$4]     )   ) )" office:value-type="float" office:value="9.75">
            <text:p>9.75</text:p>
          </table:table-cell>
          <table:table-cell table:formula="of:=IF(   [.B985]=&quot;Stop&quot;;   [.$C$3];   [.E984] + [.D985] * [.$C$4] )" office:value-type="float" office:value="46.556249999999">
            <text:p>46.56</text:p>
          </table:table-cell>
          <table:table-cell table:number-columns-repeated="872"/>
        </table:table-row>
        <table:table-row table:style-name="ro3">
          <table:table-cell table:formula="of:=[.A985]+[.$C$4]" office:value-type="float" office:value="4.87499999999992">
            <text:p>4.875</text:p>
          </table:table-cell>
          <table:table-cell table:formula="of:=IF(   [.A986] &lt; [.$C$5];   &quot;Accel&quot;;   IF(     [.A986] &lt; [.$C$5] + [.$C$7];     &quot;Cruise&quot;;     IF(       [.A986] &lt; [.$C$8];       &quot;Decel&quot;;       &quot;Stop&quot;     )   ) )" office:value-type="string" office:string-value="Cruise">
            <text:p>Cruise</text:p>
          </table:table-cell>
          <table:table-cell table:formula="of:=IF(   [.B986]=&quot;Accel&quot;;   [.$C$1];   IF(     [.B986]=&quot;Cruise&quot;;     0;     IF([.B986]=&quot;Decel&quot;; -[.$C$1]; 0)   ) )" office:value-type="float" office:value="0">
            <text:p>0</text:p>
          </table:table-cell>
          <table:table-cell table:formula="of:=IF(   [.B986]=&quot;Stop&quot;;   0;   MAX(     0;     MIN(       [.$C$2];       [.D985] + [.C986] * [.$C$4]     )   ) )" office:value-type="float" office:value="9.75">
            <text:p>9.75</text:p>
          </table:table-cell>
          <table:table-cell table:formula="of:=IF(   [.B986]=&quot;Stop&quot;;   [.$C$3];   [.E985] + [.D986] * [.$C$4] )" office:value-type="float" office:value="46.604999999999">
            <text:p>46.60</text:p>
          </table:table-cell>
          <table:table-cell table:number-columns-repeated="872"/>
        </table:table-row>
        <table:table-row table:style-name="ro3">
          <table:table-cell table:formula="of:=[.A986]+[.$C$4]" office:value-type="float" office:value="4.87999999999992">
            <text:p>4.880</text:p>
          </table:table-cell>
          <table:table-cell table:formula="of:=IF(   [.A987] &lt; [.$C$5];   &quot;Accel&quot;;   IF(     [.A987] &lt; [.$C$5] + [.$C$7];     &quot;Cruise&quot;;     IF(       [.A987] &lt; [.$C$8];       &quot;Decel&quot;;       &quot;Stop&quot;     )   ) )" office:value-type="string" office:string-value="Cruise">
            <text:p>Cruise</text:p>
          </table:table-cell>
          <table:table-cell table:formula="of:=IF(   [.B987]=&quot;Accel&quot;;   [.$C$1];   IF(     [.B987]=&quot;Cruise&quot;;     0;     IF([.B987]=&quot;Decel&quot;; -[.$C$1]; 0)   ) )" office:value-type="float" office:value="0">
            <text:p>0</text:p>
          </table:table-cell>
          <table:table-cell table:formula="of:=IF(   [.B987]=&quot;Stop&quot;;   0;   MAX(     0;     MIN(       [.$C$2];       [.D986] + [.C987] * [.$C$4]     )   ) )" office:value-type="float" office:value="9.75">
            <text:p>9.75</text:p>
          </table:table-cell>
          <table:table-cell table:formula="of:=IF(   [.B987]=&quot;Stop&quot;;   [.$C$3];   [.E986] + [.D987] * [.$C$4] )" office:value-type="float" office:value="46.653749999999">
            <text:p>46.65</text:p>
          </table:table-cell>
          <table:table-cell table:number-columns-repeated="872"/>
        </table:table-row>
        <table:table-row table:style-name="ro3">
          <table:table-cell table:formula="of:=[.A987]+[.$C$4]" office:value-type="float" office:value="4.88499999999992">
            <text:p>4.885</text:p>
          </table:table-cell>
          <table:table-cell table:formula="of:=IF(   [.A988] &lt; [.$C$5];   &quot;Accel&quot;;   IF(     [.A988] &lt; [.$C$5] + [.$C$7];     &quot;Cruise&quot;;     IF(       [.A988] &lt; [.$C$8];       &quot;Decel&quot;;       &quot;Stop&quot;     )   ) )" office:value-type="string" office:string-value="Cruise">
            <text:p>Cruise</text:p>
          </table:table-cell>
          <table:table-cell table:formula="of:=IF(   [.B988]=&quot;Accel&quot;;   [.$C$1];   IF(     [.B988]=&quot;Cruise&quot;;     0;     IF([.B988]=&quot;Decel&quot;; -[.$C$1]; 0)   ) )" office:value-type="float" office:value="0">
            <text:p>0</text:p>
          </table:table-cell>
          <table:table-cell table:formula="of:=IF(   [.B988]=&quot;Stop&quot;;   0;   MAX(     0;     MIN(       [.$C$2];       [.D987] + [.C988] * [.$C$4]     )   ) )" office:value-type="float" office:value="9.75">
            <text:p>9.75</text:p>
          </table:table-cell>
          <table:table-cell table:formula="of:=IF(   [.B988]=&quot;Stop&quot;;   [.$C$3];   [.E987] + [.D988] * [.$C$4] )" office:value-type="float" office:value="46.7024999999989">
            <text:p>46.70</text:p>
          </table:table-cell>
          <table:table-cell table:number-columns-repeated="872"/>
        </table:table-row>
        <table:table-row table:style-name="ro3">
          <table:table-cell table:formula="of:=[.A988]+[.$C$4]" office:value-type="float" office:value="4.88999999999992">
            <text:p>4.890</text:p>
          </table:table-cell>
          <table:table-cell table:formula="of:=IF(   [.A989] &lt; [.$C$5];   &quot;Accel&quot;;   IF(     [.A989] &lt; [.$C$5] + [.$C$7];     &quot;Cruise&quot;;     IF(       [.A989] &lt; [.$C$8];       &quot;Decel&quot;;       &quot;Stop&quot;     )   ) )" office:value-type="string" office:string-value="Cruise">
            <text:p>Cruise</text:p>
          </table:table-cell>
          <table:table-cell table:formula="of:=IF(   [.B989]=&quot;Accel&quot;;   [.$C$1];   IF(     [.B989]=&quot;Cruise&quot;;     0;     IF([.B989]=&quot;Decel&quot;; -[.$C$1]; 0)   ) )" office:value-type="float" office:value="0">
            <text:p>0</text:p>
          </table:table-cell>
          <table:table-cell table:formula="of:=IF(   [.B989]=&quot;Stop&quot;;   0;   MAX(     0;     MIN(       [.$C$2];       [.D988] + [.C989] * [.$C$4]     )   ) )" office:value-type="float" office:value="9.75">
            <text:p>9.75</text:p>
          </table:table-cell>
          <table:table-cell table:formula="of:=IF(   [.B989]=&quot;Stop&quot;;   [.$C$3];   [.E988] + [.D989] * [.$C$4] )" office:value-type="float" office:value="46.751249999999">
            <text:p>46.75</text:p>
          </table:table-cell>
          <table:table-cell table:number-columns-repeated="872"/>
        </table:table-row>
        <table:table-row table:style-name="ro3">
          <table:table-cell table:formula="of:=[.A989]+[.$C$4]" office:value-type="float" office:value="4.89499999999992">
            <text:p>4.895</text:p>
          </table:table-cell>
          <table:table-cell table:formula="of:=IF(   [.A990] &lt; [.$C$5];   &quot;Accel&quot;;   IF(     [.A990] &lt; [.$C$5] + [.$C$7];     &quot;Cruise&quot;;     IF(       [.A990] &lt; [.$C$8];       &quot;Decel&quot;;       &quot;Stop&quot;     )   ) )" office:value-type="string" office:string-value="Cruise">
            <text:p>Cruise</text:p>
          </table:table-cell>
          <table:table-cell table:formula="of:=IF(   [.B990]=&quot;Accel&quot;;   [.$C$1];   IF(     [.B990]=&quot;Cruise&quot;;     0;     IF([.B990]=&quot;Decel&quot;; -[.$C$1]; 0)   ) )" office:value-type="float" office:value="0">
            <text:p>0</text:p>
          </table:table-cell>
          <table:table-cell table:formula="of:=IF(   [.B990]=&quot;Stop&quot;;   0;   MAX(     0;     MIN(       [.$C$2];       [.D989] + [.C990] * [.$C$4]     )   ) )" office:value-type="float" office:value="9.75">
            <text:p>9.75</text:p>
          </table:table-cell>
          <table:table-cell table:formula="of:=IF(   [.B990]=&quot;Stop&quot;;   [.$C$3];   [.E989] + [.D990] * [.$C$4] )" office:value-type="float" office:value="46.799999999999">
            <text:p>46.80</text:p>
          </table:table-cell>
          <table:table-cell table:number-columns-repeated="872"/>
        </table:table-row>
        <table:table-row table:style-name="ro3">
          <table:table-cell table:formula="of:=[.A990]+[.$C$4]" office:value-type="float" office:value="4.89999999999992">
            <text:p>4.900</text:p>
          </table:table-cell>
          <table:table-cell table:formula="of:=IF(   [.A991] &lt; [.$C$5];   &quot;Accel&quot;;   IF(     [.A991] &lt; [.$C$5] + [.$C$7];     &quot;Cruise&quot;;     IF(       [.A991] &lt; [.$C$8];       &quot;Decel&quot;;       &quot;Stop&quot;     )   ) )" office:value-type="string" office:string-value="Cruise">
            <text:p>Cruise</text:p>
          </table:table-cell>
          <table:table-cell table:formula="of:=IF(   [.B991]=&quot;Accel&quot;;   [.$C$1];   IF(     [.B991]=&quot;Cruise&quot;;     0;     IF([.B991]=&quot;Decel&quot;; -[.$C$1]; 0)   ) )" office:value-type="float" office:value="0">
            <text:p>0</text:p>
          </table:table-cell>
          <table:table-cell table:formula="of:=IF(   [.B991]=&quot;Stop&quot;;   0;   MAX(     0;     MIN(       [.$C$2];       [.D990] + [.C991] * [.$C$4]     )   ) )" office:value-type="float" office:value="9.75">
            <text:p>9.75</text:p>
          </table:table-cell>
          <table:table-cell table:formula="of:=IF(   [.B991]=&quot;Stop&quot;;   [.$C$3];   [.E990] + [.D991] * [.$C$4] )" office:value-type="float" office:value="46.8487499999989">
            <text:p>46.85</text:p>
          </table:table-cell>
          <table:table-cell table:number-columns-repeated="872"/>
        </table:table-row>
        <table:table-row table:style-name="ro3">
          <table:table-cell table:formula="of:=[.A991]+[.$C$4]" office:value-type="float" office:value="4.90499999999992">
            <text:p>4.905</text:p>
          </table:table-cell>
          <table:table-cell table:formula="of:=IF(   [.A992] &lt; [.$C$5];   &quot;Accel&quot;;   IF(     [.A992] &lt; [.$C$5] + [.$C$7];     &quot;Cruise&quot;;     IF(       [.A992] &lt; [.$C$8];       &quot;Decel&quot;;       &quot;Stop&quot;     )   ) )" office:value-type="string" office:string-value="Cruise">
            <text:p>Cruise</text:p>
          </table:table-cell>
          <table:table-cell table:formula="of:=IF(   [.B992]=&quot;Accel&quot;;   [.$C$1];   IF(     [.B992]=&quot;Cruise&quot;;     0;     IF([.B992]=&quot;Decel&quot;; -[.$C$1]; 0)   ) )" office:value-type="float" office:value="0">
            <text:p>0</text:p>
          </table:table-cell>
          <table:table-cell table:formula="of:=IF(   [.B992]=&quot;Stop&quot;;   0;   MAX(     0;     MIN(       [.$C$2];       [.D991] + [.C992] * [.$C$4]     )   ) )" office:value-type="float" office:value="9.75">
            <text:p>9.75</text:p>
          </table:table-cell>
          <table:table-cell table:formula="of:=IF(   [.B992]=&quot;Stop&quot;;   [.$C$3];   [.E991] + [.D992] * [.$C$4] )" office:value-type="float" office:value="46.8974999999989">
            <text:p>46.90</text:p>
          </table:table-cell>
          <table:table-cell table:number-columns-repeated="872"/>
        </table:table-row>
        <table:table-row table:style-name="ro3">
          <table:table-cell table:formula="of:=[.A992]+[.$C$4]" office:value-type="float" office:value="4.90999999999992">
            <text:p>4.910</text:p>
          </table:table-cell>
          <table:table-cell table:formula="of:=IF(   [.A993] &lt; [.$C$5];   &quot;Accel&quot;;   IF(     [.A993] &lt; [.$C$5] + [.$C$7];     &quot;Cruise&quot;;     IF(       [.A993] &lt; [.$C$8];       &quot;Decel&quot;;       &quot;Stop&quot;     )   ) )" office:value-type="string" office:string-value="Cruise">
            <text:p>Cruise</text:p>
          </table:table-cell>
          <table:table-cell table:formula="of:=IF(   [.B993]=&quot;Accel&quot;;   [.$C$1];   IF(     [.B993]=&quot;Cruise&quot;;     0;     IF([.B993]=&quot;Decel&quot;; -[.$C$1]; 0)   ) )" office:value-type="float" office:value="0">
            <text:p>0</text:p>
          </table:table-cell>
          <table:table-cell table:formula="of:=IF(   [.B993]=&quot;Stop&quot;;   0;   MAX(     0;     MIN(       [.$C$2];       [.D992] + [.C993] * [.$C$4]     )   ) )" office:value-type="float" office:value="9.75">
            <text:p>9.75</text:p>
          </table:table-cell>
          <table:table-cell table:formula="of:=IF(   [.B993]=&quot;Stop&quot;;   [.$C$3];   [.E992] + [.D993] * [.$C$4] )" office:value-type="float" office:value="46.9462499999989">
            <text:p>46.95</text:p>
          </table:table-cell>
          <table:table-cell table:number-columns-repeated="872"/>
        </table:table-row>
        <table:table-row table:style-name="ro3">
          <table:table-cell table:formula="of:=[.A993]+[.$C$4]" office:value-type="float" office:value="4.91499999999992">
            <text:p>4.915</text:p>
          </table:table-cell>
          <table:table-cell table:formula="of:=IF(   [.A994] &lt; [.$C$5];   &quot;Accel&quot;;   IF(     [.A994] &lt; [.$C$5] + [.$C$7];     &quot;Cruise&quot;;     IF(       [.A994] &lt; [.$C$8];       &quot;Decel&quot;;       &quot;Stop&quot;     )   ) )" office:value-type="string" office:string-value="Cruise">
            <text:p>Cruise</text:p>
          </table:table-cell>
          <table:table-cell table:formula="of:=IF(   [.B994]=&quot;Accel&quot;;   [.$C$1];   IF(     [.B994]=&quot;Cruise&quot;;     0;     IF([.B994]=&quot;Decel&quot;; -[.$C$1]; 0)   ) )" office:value-type="float" office:value="0">
            <text:p>0</text:p>
          </table:table-cell>
          <table:table-cell table:formula="of:=IF(   [.B994]=&quot;Stop&quot;;   0;   MAX(     0;     MIN(       [.$C$2];       [.D993] + [.C994] * [.$C$4]     )   ) )" office:value-type="float" office:value="9.75">
            <text:p>9.75</text:p>
          </table:table-cell>
          <table:table-cell table:formula="of:=IF(   [.B994]=&quot;Stop&quot;;   [.$C$3];   [.E993] + [.D994] * [.$C$4] )" office:value-type="float" office:value="46.9949999999989">
            <text:p>46.99</text:p>
          </table:table-cell>
          <table:table-cell table:number-columns-repeated="872"/>
        </table:table-row>
        <table:table-row table:style-name="ro3">
          <table:table-cell table:formula="of:=[.A994]+[.$C$4]" office:value-type="float" office:value="4.91999999999992">
            <text:p>4.920</text:p>
          </table:table-cell>
          <table:table-cell table:formula="of:=IF(   [.A995] &lt; [.$C$5];   &quot;Accel&quot;;   IF(     [.A995] &lt; [.$C$5] + [.$C$7];     &quot;Cruise&quot;;     IF(       [.A995] &lt; [.$C$8];       &quot;Decel&quot;;       &quot;Stop&quot;     )   ) )" office:value-type="string" office:string-value="Cruise">
            <text:p>Cruise</text:p>
          </table:table-cell>
          <table:table-cell table:formula="of:=IF(   [.B995]=&quot;Accel&quot;;   [.$C$1];   IF(     [.B995]=&quot;Cruise&quot;;     0;     IF([.B995]=&quot;Decel&quot;; -[.$C$1]; 0)   ) )" office:value-type="float" office:value="0">
            <text:p>0</text:p>
          </table:table-cell>
          <table:table-cell table:formula="of:=IF(   [.B995]=&quot;Stop&quot;;   0;   MAX(     0;     MIN(       [.$C$2];       [.D994] + [.C995] * [.$C$4]     )   ) )" office:value-type="float" office:value="9.75">
            <text:p>9.75</text:p>
          </table:table-cell>
          <table:table-cell table:formula="of:=IF(   [.B995]=&quot;Stop&quot;;   [.$C$3];   [.E994] + [.D995] * [.$C$4] )" office:value-type="float" office:value="47.0437499999989">
            <text:p>47.04</text:p>
          </table:table-cell>
          <table:table-cell table:number-columns-repeated="872"/>
        </table:table-row>
        <table:table-row table:style-name="ro3">
          <table:table-cell table:formula="of:=[.A995]+[.$C$4]" office:value-type="float" office:value="4.92499999999992">
            <text:p>4.925</text:p>
          </table:table-cell>
          <table:table-cell table:formula="of:=IF(   [.A996] &lt; [.$C$5];   &quot;Accel&quot;;   IF(     [.A996] &lt; [.$C$5] + [.$C$7];     &quot;Cruise&quot;;     IF(       [.A996] &lt; [.$C$8];       &quot;Decel&quot;;       &quot;Stop&quot;     )   ) )" office:value-type="string" office:string-value="Cruise">
            <text:p>Cruise</text:p>
          </table:table-cell>
          <table:table-cell table:formula="of:=IF(   [.B996]=&quot;Accel&quot;;   [.$C$1];   IF(     [.B996]=&quot;Cruise&quot;;     0;     IF([.B996]=&quot;Decel&quot;; -[.$C$1]; 0)   ) )" office:value-type="float" office:value="0">
            <text:p>0</text:p>
          </table:table-cell>
          <table:table-cell table:formula="of:=IF(   [.B996]=&quot;Stop&quot;;   0;   MAX(     0;     MIN(       [.$C$2];       [.D995] + [.C996] * [.$C$4]     )   ) )" office:value-type="float" office:value="9.75">
            <text:p>9.75</text:p>
          </table:table-cell>
          <table:table-cell table:formula="of:=IF(   [.B996]=&quot;Stop&quot;;   [.$C$3];   [.E995] + [.D996] * [.$C$4] )" office:value-type="float" office:value="47.0924999999989">
            <text:p>47.09</text:p>
          </table:table-cell>
          <table:table-cell table:number-columns-repeated="872"/>
        </table:table-row>
        <table:table-row table:style-name="ro3">
          <table:table-cell table:formula="of:=[.A996]+[.$C$4]" office:value-type="float" office:value="4.92999999999992">
            <text:p>4.930</text:p>
          </table:table-cell>
          <table:table-cell table:formula="of:=IF(   [.A997] &lt; [.$C$5];   &quot;Accel&quot;;   IF(     [.A997] &lt; [.$C$5] + [.$C$7];     &quot;Cruise&quot;;     IF(       [.A997] &lt; [.$C$8];       &quot;Decel&quot;;       &quot;Stop&quot;     )   ) )" office:value-type="string" office:string-value="Cruise">
            <text:p>Cruise</text:p>
          </table:table-cell>
          <table:table-cell table:formula="of:=IF(   [.B997]=&quot;Accel&quot;;   [.$C$1];   IF(     [.B997]=&quot;Cruise&quot;;     0;     IF([.B997]=&quot;Decel&quot;; -[.$C$1]; 0)   ) )" office:value-type="float" office:value="0">
            <text:p>0</text:p>
          </table:table-cell>
          <table:table-cell table:formula="of:=IF(   [.B997]=&quot;Stop&quot;;   0;   MAX(     0;     MIN(       [.$C$2];       [.D996] + [.C997] * [.$C$4]     )   ) )" office:value-type="float" office:value="9.75">
            <text:p>9.75</text:p>
          </table:table-cell>
          <table:table-cell table:formula="of:=IF(   [.B997]=&quot;Stop&quot;;   [.$C$3];   [.E996] + [.D997] * [.$C$4] )" office:value-type="float" office:value="47.1412499999989">
            <text:p>47.14</text:p>
          </table:table-cell>
          <table:table-cell table:number-columns-repeated="872"/>
        </table:table-row>
        <table:table-row table:style-name="ro3">
          <table:table-cell table:formula="of:=[.A997]+[.$C$4]" office:value-type="float" office:value="4.93499999999992">
            <text:p>4.935</text:p>
          </table:table-cell>
          <table:table-cell table:formula="of:=IF(   [.A998] &lt; [.$C$5];   &quot;Accel&quot;;   IF(     [.A998] &lt; [.$C$5] + [.$C$7];     &quot;Cruise&quot;;     IF(       [.A998] &lt; [.$C$8];       &quot;Decel&quot;;       &quot;Stop&quot;     )   ) )" office:value-type="string" office:string-value="Cruise">
            <text:p>Cruise</text:p>
          </table:table-cell>
          <table:table-cell table:formula="of:=IF(   [.B998]=&quot;Accel&quot;;   [.$C$1];   IF(     [.B998]=&quot;Cruise&quot;;     0;     IF([.B998]=&quot;Decel&quot;; -[.$C$1]; 0)   ) )" office:value-type="float" office:value="0">
            <text:p>0</text:p>
          </table:table-cell>
          <table:table-cell table:formula="of:=IF(   [.B998]=&quot;Stop&quot;;   0;   MAX(     0;     MIN(       [.$C$2];       [.D997] + [.C998] * [.$C$4]     )   ) )" office:value-type="float" office:value="9.75">
            <text:p>9.75</text:p>
          </table:table-cell>
          <table:table-cell table:formula="of:=IF(   [.B998]=&quot;Stop&quot;;   [.$C$3];   [.E997] + [.D998] * [.$C$4] )" office:value-type="float" office:value="47.1899999999989">
            <text:p>47.19</text:p>
          </table:table-cell>
          <table:table-cell table:number-columns-repeated="872"/>
        </table:table-row>
        <table:table-row table:style-name="ro3">
          <table:table-cell table:formula="of:=[.A998]+[.$C$4]" office:value-type="float" office:value="4.93999999999992">
            <text:p>4.940</text:p>
          </table:table-cell>
          <table:table-cell table:formula="of:=IF(   [.A999] &lt; [.$C$5];   &quot;Accel&quot;;   IF(     [.A999] &lt; [.$C$5] + [.$C$7];     &quot;Cruise&quot;;     IF(       [.A999] &lt; [.$C$8];       &quot;Decel&quot;;       &quot;Stop&quot;     )   ) )" office:value-type="string" office:string-value="Cruise">
            <text:p>Cruise</text:p>
          </table:table-cell>
          <table:table-cell table:formula="of:=IF(   [.B999]=&quot;Accel&quot;;   [.$C$1];   IF(     [.B999]=&quot;Cruise&quot;;     0;     IF([.B999]=&quot;Decel&quot;; -[.$C$1]; 0)   ) )" office:value-type="float" office:value="0">
            <text:p>0</text:p>
          </table:table-cell>
          <table:table-cell table:formula="of:=IF(   [.B999]=&quot;Stop&quot;;   0;   MAX(     0;     MIN(       [.$C$2];       [.D998] + [.C999] * [.$C$4]     )   ) )" office:value-type="float" office:value="9.75">
            <text:p>9.75</text:p>
          </table:table-cell>
          <table:table-cell table:formula="of:=IF(   [.B999]=&quot;Stop&quot;;   [.$C$3];   [.E998] + [.D999] * [.$C$4] )" office:value-type="float" office:value="47.2387499999989">
            <text:p>47.24</text:p>
          </table:table-cell>
          <table:table-cell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 table:number-columns-repeated="2"/>
          <table:table-cell table:number-columns-repeated="3"/>
          <table:table-cell/>
        </table:table-row>
        <table:table-row table:style-name="ro3">
          <table:table-cell table:formula="of:=[.A999]+[.$C$4]" office:value-type="float" office:value="4.94499999999992">
            <text:p>4.945</text:p>
          </table:table-cell>
          <table:table-cell table:formula="of:=IF(   [.A1000] &lt; [.$C$5];   &quot;Accel&quot;;   IF(     [.A1000] &lt; [.$C$5] + [.$C$7];     &quot;Cruise&quot;;     IF(       [.A1000] &lt; [.$C$8];       &quot;Decel&quot;;       &quot;Stop&quot;     )   ) )" office:value-type="string" office:string-value="Cruise">
            <text:p>Cruise</text:p>
          </table:table-cell>
          <table:table-cell table:formula="of:=IF(   [.B1000]=&quot;Accel&quot;;   [.$C$1];   IF(     [.B1000]=&quot;Cruise&quot;;     0;     IF([.B1000]=&quot;Decel&quot;; -[.$C$1]; 0)   ) )" office:value-type="float" office:value="0">
            <text:p>0</text:p>
          </table:table-cell>
          <table:table-cell table:formula="of:=IF(   [.B1000]=&quot;Stop&quot;;   0;   MAX(     0;     MIN(       [.$C$2];       [.D999] + [.C1000] * [.$C$4]     )   ) )" office:value-type="float" office:value="9.75">
            <text:p>9.75</text:p>
          </table:table-cell>
          <table:table-cell table:formula="of:=IF(   [.B1000]=&quot;Stop&quot;;   [.$C$3];   [.E999] + [.D1000] * [.$C$4] )" office:value-type="float" office:value="47.2874999999989">
            <text:p>47.29</text:p>
          </table:table-cell>
          <table:table-cell table:style-name="ce5" table:formula="of:=[.F999]+[.$C$4]" office:value-type="float" office:value="0.005">
            <text:p>0.005</text:p>
          </table:table-cell>
          <table:table-cell table:formula="of:=IF(   [.F1000] &lt; [.$C$5];   &quot;Accel&quot;;   IF(     [.F1000] &lt; [.$C$5] + [.$C$7];     &quot;Cruise&quot;;     IF(       [.F1000] &lt; [.$C$8];       &quot;Decel&quot;;       &quot;Stop&quot;     )   ) )" office:value-type="string" office:string-value="Accel">
            <text:p>Accel</text:p>
          </table:table-cell>
          <table:table-cell table:formula="of:=IF(   [.G1000]=&quot;Accel&quot;;   [.$C$1];   IF(     [.G1000]=&quot;Cruise&quot;;     0;     IF([.G1000]=&quot;Decel&quot;; -[.$C$1]; 0)   ) )" office:value-type="float" office:value="50">
            <text:p>50</text:p>
          </table:table-cell>
          <table:table-cell table:style-name="ce9" table:formula="of:=IF(   [.G1000]=&quot;Stop&quot;;   0;   MAX(     0;     MIN(       [.$C$2];       [.I999] + [.H1000] * [.$C$4]     )   ) )" office:value-type="float" office:value="0.25">
            <text:p>0.25</text:p>
          </table:table-cell>
          <table:table-cell table:style-name="ce9" table:formula="of:=IF(   [.G1000]=&quot;Stop&quot;;   [.$C$3];   [.J999] + [.I1000] * [.$C$4] )" office:value-type="float" office:value="0.00125">
            <text:p>0.00</text:p>
          </table:table-cell>
          <table:table-cell table:style-name="ce5" table:formula="of:=[.K999]+[.$C$4]" office:value-type="float" office:value="0.005">
            <text:p>0.005</text:p>
          </table:table-cell>
          <table:table-cell table:formula="of:=IF(   [.K1000] &lt; [.$C$5];   &quot;Accel&quot;;   IF(     [.K1000] &lt; [.$C$5] + [.$C$7];     &quot;Cruise&quot;;     IF(       [.K1000] &lt; [.$C$8];       &quot;Decel&quot;;       &quot;Stop&quot;     )   ) )" office:value-type="string" office:string-value="Accel">
            <text:p>Accel</text:p>
          </table:table-cell>
          <table:table-cell table:formula="of:=IF(   [.L1000]=&quot;Accel&quot;;   [.$C$1];   IF(     [.L1000]=&quot;Cruise&quot;;     0;     IF([.L1000]=&quot;Decel&quot;; -[.$C$1]; 0)   ) )" office:value-type="float" office:value="50">
            <text:p>50</text:p>
          </table:table-cell>
          <table:table-cell table:style-name="ce9" table:formula="of:=IF(   [.L1000]=&quot;Stop&quot;;   0;   MAX(     0;     MIN(       [.$C$2];       [.N999] + [.M1000] * [.$C$4]     )   ) )" office:value-type="float" office:value="0.25">
            <text:p>0.25</text:p>
          </table:table-cell>
          <table:table-cell table:style-name="ce9" table:formula="of:=IF(   [.L1000]=&quot;Stop&quot;;   [.$C$3];   [.O999] + [.N1000] * [.$C$4] )" office:value-type="float" office:value="0.00125">
            <text:p>0.00</text:p>
          </table:table-cell>
          <table:table-cell table:style-name="ce5" table:formula="of:=[.P999]+[.$C$4]" office:value-type="float" office:value="0.005">
            <text:p>0.005</text:p>
          </table:table-cell>
          <table:table-cell table:formula="of:=IF(   [.P1000] &lt; [.$C$5];   &quot;Accel&quot;;   IF(     [.P1000] &lt; [.$C$5] + [.$C$7];     &quot;Cruise&quot;;     IF(       [.P1000] &lt; [.$C$8];       &quot;Decel&quot;;       &quot;Stop&quot;     )   ) )" office:value-type="string" office:string-value="Accel">
            <text:p>Accel</text:p>
          </table:table-cell>
          <table:table-cell table:formula="of:=IF(   [.Q1000]=&quot;Accel&quot;;   [.$C$1];   IF(     [.Q1000]=&quot;Cruise&quot;;     0;     IF([.Q1000]=&quot;Decel&quot;; -[.$C$1]; 0)   ) )" office:value-type="float" office:value="50">
            <text:p>50</text:p>
          </table:table-cell>
          <table:table-cell table:style-name="ce9" table:formula="of:=IF(   [.Q1000]=&quot;Stop&quot;;   0;   MAX(     0;     MIN(       [.$C$2];       [.S999] + [.R1000] * [.$C$4]     )   ) )" office:value-type="float" office:value="0.25">
            <text:p>0.25</text:p>
          </table:table-cell>
          <table:table-cell table:style-name="ce9" table:formula="of:=IF(   [.Q1000]=&quot;Stop&quot;;   [.$C$3];   [.T999] + [.S1000] * [.$C$4] )" office:value-type="float" office:value="0.00125">
            <text:p>0.00</text:p>
          </table:table-cell>
          <table:table-cell table:style-name="ce5" table:formula="of:=[.U999]+[.$C$4]" office:value-type="float" office:value="0.005">
            <text:p>0.005</text:p>
          </table:table-cell>
          <table:table-cell table:formula="of:=IF(   [.U1000] &lt; [.$C$5];   &quot;Accel&quot;;   IF(     [.U1000] &lt; [.$C$5] + [.$C$7];     &quot;Cruise&quot;;     IF(       [.U1000] &lt; [.$C$8];       &quot;Decel&quot;;       &quot;Stop&quot;     )   ) )" office:value-type="string" office:string-value="Accel">
            <text:p>Accel</text:p>
          </table:table-cell>
          <table:table-cell table:formula="of:=IF(   [.V1000]=&quot;Accel&quot;;   [.$C$1];   IF(     [.V1000]=&quot;Cruise&quot;;     0;     IF([.V1000]=&quot;Decel&quot;; -[.$C$1]; 0)   ) )" office:value-type="float" office:value="50">
            <text:p>50</text:p>
          </table:table-cell>
          <table:table-cell table:style-name="ce9" table:formula="of:=IF(   [.V1000]=&quot;Stop&quot;;   0;   MAX(     0;     MIN(       [.$C$2];       [.X999] + [.W1000] * [.$C$4]     )   ) )" office:value-type="float" office:value="0.25">
            <text:p>0.25</text:p>
          </table:table-cell>
          <table:table-cell table:style-name="ce9" table:formula="of:=IF(   [.V1000]=&quot;Stop&quot;;   [.$C$3];   [.Y999] + [.X1000] * [.$C$4] )" office:value-type="float" office:value="0.00125">
            <text:p>0.00</text:p>
          </table:table-cell>
          <table:table-cell table:style-name="ce5" table:formula="of:=[.Z999]+[.$C$4]" office:value-type="float" office:value="0.005">
            <text:p>0.005</text:p>
          </table:table-cell>
          <table:table-cell table:formula="of:=IF(   [.Z1000] &lt; [.$C$5];   &quot;Accel&quot;;   IF(     [.Z1000] &lt; [.$C$5] + [.$C$7];     &quot;Cruise&quot;;     IF(       [.Z1000] &lt; [.$C$8];       &quot;Decel&quot;;       &quot;Stop&quot;     )   ) )" office:value-type="string" office:string-value="Accel">
            <text:p>Accel</text:p>
          </table:table-cell>
          <table:table-cell table:formula="of:=IF(   [.AA1000]=&quot;Accel&quot;;   [.$C$1];   IF(     [.AA1000]=&quot;Cruise&quot;;     0;     IF([.AA1000]=&quot;Decel&quot;; -[.$C$1]; 0)   ) )" office:value-type="float" office:value="50">
            <text:p>50</text:p>
          </table:table-cell>
          <table:table-cell table:style-name="ce9" table:formula="of:=IF(   [.AA1000]=&quot;Stop&quot;;   0;   MAX(     0;     MIN(       [.$C$2];       [.AC999] + [.AB1000] * [.$C$4]     )   ) )" office:value-type="float" office:value="0.25">
            <text:p>0.25</text:p>
          </table:table-cell>
          <table:table-cell table:style-name="ce9" table:formula="of:=IF(   [.AA1000]=&quot;Stop&quot;;   [.$C$3];   [.AD999] + [.AC1000] * [.$C$4] )" office:value-type="float" office:value="0.00125">
            <text:p>0.00</text:p>
          </table:table-cell>
          <table:table-cell table:style-name="ce5" table:formula="of:=[.AE999]+[.$C$4]" office:value-type="float" office:value="0.005">
            <text:p>0.005</text:p>
          </table:table-cell>
          <table:table-cell table:formula="of:=IF(   [.AE1000] &lt; [.$C$5];   &quot;Accel&quot;;   IF(     [.AE1000] &lt; [.$C$5] + [.$C$7];     &quot;Cruise&quot;;     IF(       [.AE1000] &lt; [.$C$8];       &quot;Decel&quot;;       &quot;Stop&quot;     )   ) )" office:value-type="string" office:string-value="Accel">
            <text:p>Accel</text:p>
          </table:table-cell>
          <table:table-cell table:formula="of:=IF(   [.AF1000]=&quot;Accel&quot;;   [.$C$1];   IF(     [.AF1000]=&quot;Cruise&quot;;     0;     IF([.AF1000]=&quot;Decel&quot;; -[.$C$1]; 0)   ) )" office:value-type="float" office:value="50">
            <text:p>50</text:p>
          </table:table-cell>
          <table:table-cell table:style-name="ce9" table:formula="of:=IF(   [.AF1000]=&quot;Stop&quot;;   0;   MAX(     0;     MIN(       [.$C$2];       [.AH999] + [.AG1000] * [.$C$4]     )   ) )" office:value-type="float" office:value="0.25">
            <text:p>0.25</text:p>
          </table:table-cell>
          <table:table-cell table:style-name="ce9" table:formula="of:=IF(   [.AF1000]=&quot;Stop&quot;;   [.$C$3];   [.AI999] + [.AH1000] * [.$C$4] )" office:value-type="float" office:value="0.00125">
            <text:p>0.00</text:p>
          </table:table-cell>
          <table:table-cell table:style-name="ce5" table:formula="of:=[.AJ999]+[.$C$4]" office:value-type="float" office:value="0.005">
            <text:p>0.005</text:p>
          </table:table-cell>
          <table:table-cell table:formula="of:=IF(   [.AJ1000] &lt; [.$C$5];   &quot;Accel&quot;;   IF(     [.AJ1000] &lt; [.$C$5] + [.$C$7];     &quot;Cruise&quot;;     IF(       [.AJ1000] &lt; [.$C$8];       &quot;Decel&quot;;       &quot;Stop&quot;     )   ) )" office:value-type="string" office:string-value="Accel">
            <text:p>Accel</text:p>
          </table:table-cell>
          <table:table-cell table:formula="of:=IF(   [.AK1000]=&quot;Accel&quot;;   [.$C$1];   IF(     [.AK1000]=&quot;Cruise&quot;;     0;     IF([.AK1000]=&quot;Decel&quot;; -[.$C$1]; 0)   ) )" office:value-type="float" office:value="50">
            <text:p>50</text:p>
          </table:table-cell>
          <table:table-cell table:style-name="ce9" table:formula="of:=IF(   [.AK1000]=&quot;Stop&quot;;   0;   MAX(     0;     MIN(       [.$C$2];       [.AM999] + [.AL1000] * [.$C$4]     )   ) )" office:value-type="float" office:value="0.25">
            <text:p>0.25</text:p>
          </table:table-cell>
          <table:table-cell table:style-name="ce9" table:formula="of:=IF(   [.AK1000]=&quot;Stop&quot;;   [.$C$3];   [.AN999] + [.AM1000] * [.$C$4] )" office:value-type="float" office:value="0.00125">
            <text:p>0.00</text:p>
          </table:table-cell>
          <table:table-cell table:style-name="ce5" table:formula="of:=[.AO999]+[.$C$4]" office:value-type="float" office:value="0.005">
            <text:p>0.005</text:p>
          </table:table-cell>
          <table:table-cell table:formula="of:=IF(   [.AO1000] &lt; [.$C$5];   &quot;Accel&quot;;   IF(     [.AO1000] &lt; [.$C$5] + [.$C$7];     &quot;Cruise&quot;;     IF(       [.AO1000] &lt; [.$C$8];       &quot;Decel&quot;;       &quot;Stop&quot;     )   ) )" office:value-type="string" office:string-value="Accel">
            <text:p>Accel</text:p>
          </table:table-cell>
          <table:table-cell table:formula="of:=IF(   [.AP1000]=&quot;Accel&quot;;   [.$C$1];   IF(     [.AP1000]=&quot;Cruise&quot;;     0;     IF([.AP1000]=&quot;Decel&quot;; -[.$C$1]; 0)   ) )" office:value-type="float" office:value="50">
            <text:p>50</text:p>
          </table:table-cell>
          <table:table-cell table:style-name="ce9" table:formula="of:=IF(   [.AP1000]=&quot;Stop&quot;;   0;   MAX(     0;     MIN(       [.$C$2];       [.AR999] + [.AQ1000] * [.$C$4]     )   ) )" office:value-type="float" office:value="0.25">
            <text:p>0.25</text:p>
          </table:table-cell>
          <table:table-cell table:style-name="ce9" table:formula="of:=IF(   [.AP1000]=&quot;Stop&quot;;   [.$C$3];   [.AS999] + [.AR1000] * [.$C$4] )" office:value-type="float" office:value="0.00125">
            <text:p>0.00</text:p>
          </table:table-cell>
          <table:table-cell table:style-name="ce5" table:formula="of:=[.AT999]+[.$C$4]" office:value-type="float" office:value="0.005">
            <text:p>0.005</text:p>
          </table:table-cell>
          <table:table-cell table:formula="of:=IF(   [.AT1000] &lt; [.$C$5];   &quot;Accel&quot;;   IF(     [.AT1000] &lt; [.$C$5] + [.$C$7];     &quot;Cruise&quot;;     IF(       [.AT1000] &lt; [.$C$8];       &quot;Decel&quot;;       &quot;Stop&quot;     )   ) )" office:value-type="string" office:string-value="Accel">
            <text:p>Accel</text:p>
          </table:table-cell>
          <table:table-cell table:formula="of:=IF(   [.AU1000]=&quot;Accel&quot;;   [.$C$1];   IF(     [.AU1000]=&quot;Cruise&quot;;     0;     IF([.AU1000]=&quot;Decel&quot;; -[.$C$1]; 0)   ) )" office:value-type="float" office:value="50">
            <text:p>50</text:p>
          </table:table-cell>
          <table:table-cell table:style-name="ce9" table:formula="of:=IF(   [.AU1000]=&quot;Stop&quot;;   0;   MAX(     0;     MIN(       [.$C$2];       [.AW999] + [.AV1000] * [.$C$4]     )   ) )" office:value-type="float" office:value="0.25">
            <text:p>0.25</text:p>
          </table:table-cell>
          <table:table-cell table:style-name="ce9" table:formula="of:=IF(   [.AU1000]=&quot;Stop&quot;;   [.$C$3];   [.AX999] + [.AW1000] * [.$C$4] )" office:value-type="float" office:value="0.00125">
            <text:p>0.00</text:p>
          </table:table-cell>
          <table:table-cell table:style-name="ce5" table:formula="of:=[.AY999]+[.$C$4]" office:value-type="float" office:value="0.005">
            <text:p>0.005</text:p>
          </table:table-cell>
          <table:table-cell table:formula="of:=IF(   [.AY1000] &lt; [.$C$5];   &quot;Accel&quot;;   IF(     [.AY1000] &lt; [.$C$5] + [.$C$7];     &quot;Cruise&quot;;     IF(       [.AY1000] &lt; [.$C$8];       &quot;Decel&quot;;       &quot;Stop&quot;     )   ) )" office:value-type="string" office:string-value="Accel">
            <text:p>Accel</text:p>
          </table:table-cell>
          <table:table-cell table:formula="of:=IF(   [.AZ1000]=&quot;Accel&quot;;   [.$C$1];   IF(     [.AZ1000]=&quot;Cruise&quot;;     0;     IF([.AZ1000]=&quot;Decel&quot;; -[.$C$1]; 0)   ) )" office:value-type="float" office:value="50">
            <text:p>50</text:p>
          </table:table-cell>
          <table:table-cell table:style-name="ce9" table:formula="of:=IF(   [.AZ1000]=&quot;Stop&quot;;   0;   MAX(     0;     MIN(       [.$C$2];       [.BB999] + [.BA1000] * [.$C$4]     )   ) )" office:value-type="float" office:value="0.25">
            <text:p>0.25</text:p>
          </table:table-cell>
          <table:table-cell table:style-name="ce9" table:formula="of:=IF(   [.AZ1000]=&quot;Stop&quot;;   [.$C$3];   [.BC999] + [.BB1000] * [.$C$4] )" office:value-type="float" office:value="0.00125">
            <text:p>0.00</text:p>
          </table:table-cell>
          <table:table-cell table:style-name="ce5" table:formula="of:=[.BD999]+[.$C$4]" office:value-type="float" office:value="0.005">
            <text:p>0.005</text:p>
          </table:table-cell>
          <table:table-cell table:formula="of:=IF(   [.BD1000] &lt; [.$C$5];   &quot;Accel&quot;;   IF(     [.BD1000] &lt; [.$C$5] + [.$C$7];     &quot;Cruise&quot;;     IF(       [.BD1000] &lt; [.$C$8];       &quot;Decel&quot;;       &quot;Stop&quot;     )   ) )" office:value-type="string" office:string-value="Accel">
            <text:p>Accel</text:p>
          </table:table-cell>
          <table:table-cell table:formula="of:=IF(   [.BE1000]=&quot;Accel&quot;;   [.$C$1];   IF(     [.BE1000]=&quot;Cruise&quot;;     0;     IF([.BE1000]=&quot;Decel&quot;; -[.$C$1]; 0)   ) )" office:value-type="float" office:value="50">
            <text:p>50</text:p>
          </table:table-cell>
          <table:table-cell table:style-name="ce9" table:formula="of:=IF(   [.BE1000]=&quot;Stop&quot;;   0;   MAX(     0;     MIN(       [.$C$2];       [.BG999] + [.BF1000] * [.$C$4]     )   ) )" office:value-type="float" office:value="0.25">
            <text:p>0.25</text:p>
          </table:table-cell>
          <table:table-cell table:style-name="ce9" table:formula="of:=IF(   [.BE1000]=&quot;Stop&quot;;   [.$C$3];   [.BH999] + [.BG1000] * [.$C$4] )" office:value-type="float" office:value="0.00125">
            <text:p>0.00</text:p>
          </table:table-cell>
          <table:table-cell table:style-name="ce5" table:formula="of:=[.BI999]+[.$C$4]" office:value-type="float" office:value="0.005">
            <text:p>0.005</text:p>
          </table:table-cell>
          <table:table-cell table:formula="of:=IF(   [.BI1000] &lt; [.$C$5];   &quot;Accel&quot;;   IF(     [.BI1000] &lt; [.$C$5] + [.$C$7];     &quot;Cruise&quot;;     IF(       [.BI1000] &lt; [.$C$8];       &quot;Decel&quot;;       &quot;Stop&quot;     )   ) )" office:value-type="string" office:string-value="Accel">
            <text:p>Accel</text:p>
          </table:table-cell>
          <table:table-cell table:formula="of:=IF(   [.BJ1000]=&quot;Accel&quot;;   [.$C$1];   IF(     [.BJ1000]=&quot;Cruise&quot;;     0;     IF([.BJ1000]=&quot;Decel&quot;; -[.$C$1]; 0)   ) )" office:value-type="float" office:value="50">
            <text:p>50</text:p>
          </table:table-cell>
          <table:table-cell table:style-name="ce9" table:formula="of:=IF(   [.BJ1000]=&quot;Stop&quot;;   0;   MAX(     0;     MIN(       [.$C$2];       [.BL999] + [.BK1000] * [.$C$4]     )   ) )" office:value-type="float" office:value="0.25">
            <text:p>0.25</text:p>
          </table:table-cell>
          <table:table-cell table:style-name="ce9" table:formula="of:=IF(   [.BJ1000]=&quot;Stop&quot;;   [.$C$3];   [.BM999] + [.BL1000] * [.$C$4] )" office:value-type="float" office:value="0.00125">
            <text:p>0.00</text:p>
          </table:table-cell>
          <table:table-cell table:style-name="ce5" table:formula="of:=[.BN999]+[.$C$4]" office:value-type="float" office:value="0.005">
            <text:p>0.005</text:p>
          </table:table-cell>
          <table:table-cell table:formula="of:=IF(   [.BN1000] &lt; [.$C$5];   &quot;Accel&quot;;   IF(     [.BN1000] &lt; [.$C$5] + [.$C$7];     &quot;Cruise&quot;;     IF(       [.BN1000] &lt; [.$C$8];       &quot;Decel&quot;;       &quot;Stop&quot;     )   ) )" office:value-type="string" office:string-value="Accel">
            <text:p>Accel</text:p>
          </table:table-cell>
          <table:table-cell table:formula="of:=IF(   [.BO1000]=&quot;Accel&quot;;   [.$C$1];   IF(     [.BO1000]=&quot;Cruise&quot;;     0;     IF([.BO1000]=&quot;Decel&quot;; -[.$C$1]; 0)   ) )" office:value-type="float" office:value="50">
            <text:p>50</text:p>
          </table:table-cell>
          <table:table-cell table:style-name="ce9" table:formula="of:=IF(   [.BO1000]=&quot;Stop&quot;;   0;   MAX(     0;     MIN(       [.$C$2];       [.BQ999] + [.BP1000] * [.$C$4]     )   ) )" office:value-type="float" office:value="0.25">
            <text:p>0.25</text:p>
          </table:table-cell>
          <table:table-cell table:style-name="ce9" table:formula="of:=IF(   [.BO1000]=&quot;Stop&quot;;   [.$C$3];   [.BR999] + [.BQ1000] * [.$C$4] )" office:value-type="float" office:value="0.00125">
            <text:p>0.00</text:p>
          </table:table-cell>
          <table:table-cell table:style-name="ce5" table:formula="of:=[.BS999]+[.$C$4]" office:value-type="float" office:value="0.005">
            <text:p>0.005</text:p>
          </table:table-cell>
          <table:table-cell table:formula="of:=IF(   [.BS1000] &lt; [.$C$5];   &quot;Accel&quot;;   IF(     [.BS1000] &lt; [.$C$5] + [.$C$7];     &quot;Cruise&quot;;     IF(       [.BS1000] &lt; [.$C$8];       &quot;Decel&quot;;       &quot;Stop&quot;     )   ) )" office:value-type="string" office:string-value="Accel">
            <text:p>Accel</text:p>
          </table:table-cell>
          <table:table-cell table:formula="of:=IF(   [.BT1000]=&quot;Accel&quot;;   [.$C$1];   IF(     [.BT1000]=&quot;Cruise&quot;;     0;     IF([.BT1000]=&quot;Decel&quot;; -[.$C$1]; 0)   ) )" office:value-type="float" office:value="50">
            <text:p>50</text:p>
          </table:table-cell>
          <table:table-cell table:style-name="ce9" table:formula="of:=IF(   [.BT1000]=&quot;Stop&quot;;   0;   MAX(     0;     MIN(       [.$C$2];       [.BV999] + [.BU1000] * [.$C$4]     )   ) )" office:value-type="float" office:value="0.25">
            <text:p>0.25</text:p>
          </table:table-cell>
          <table:table-cell table:style-name="ce9" table:formula="of:=IF(   [.BT1000]=&quot;Stop&quot;;   [.$C$3];   [.BW999] + [.BV1000] * [.$C$4] )" office:value-type="float" office:value="0.00125">
            <text:p>0.00</text:p>
          </table:table-cell>
          <table:table-cell table:style-name="ce5" table:formula="of:=[.BX999]+[.$C$4]" office:value-type="float" office:value="0.005">
            <text:p>0.005</text:p>
          </table:table-cell>
          <table:table-cell table:formula="of:=IF(   [.BX1000] &lt; [.$C$5];   &quot;Accel&quot;;   IF(     [.BX1000] &lt; [.$C$5] + [.$C$7];     &quot;Cruise&quot;;     IF(       [.BX1000] &lt; [.$C$8];       &quot;Decel&quot;;       &quot;Stop&quot;     )   ) )" office:value-type="string" office:string-value="Accel">
            <text:p>Accel</text:p>
          </table:table-cell>
          <table:table-cell table:formula="of:=IF(   [.BY1000]=&quot;Accel&quot;;   [.$C$1];   IF(     [.BY1000]=&quot;Cruise&quot;;     0;     IF([.BY1000]=&quot;Decel&quot;; -[.$C$1]; 0)   ) )" office:value-type="float" office:value="50">
            <text:p>50</text:p>
          </table:table-cell>
          <table:table-cell table:style-name="ce9" table:formula="of:=IF(   [.BY1000]=&quot;Stop&quot;;   0;   MAX(     0;     MIN(       [.$C$2];       [.CA999] + [.BZ1000] * [.$C$4]     )   ) )" office:value-type="float" office:value="0.25">
            <text:p>0.25</text:p>
          </table:table-cell>
          <table:table-cell table:style-name="ce9" table:formula="of:=IF(   [.BY1000]=&quot;Stop&quot;;   [.$C$3];   [.CB999] + [.CA1000] * [.$C$4] )" office:value-type="float" office:value="0.00125">
            <text:p>0.00</text:p>
          </table:table-cell>
          <table:table-cell table:style-name="ce5" table:formula="of:=[.CC999]+[.$C$4]" office:value-type="float" office:value="0.005">
            <text:p>0.005</text:p>
          </table:table-cell>
          <table:table-cell table:formula="of:=IF(   [.CC1000] &lt; [.$C$5];   &quot;Accel&quot;;   IF(     [.CC1000] &lt; [.$C$5] + [.$C$7];     &quot;Cruise&quot;;     IF(       [.CC1000] &lt; [.$C$8];       &quot;Decel&quot;;       &quot;Stop&quot;     )   ) )" office:value-type="string" office:string-value="Accel">
            <text:p>Accel</text:p>
          </table:table-cell>
          <table:table-cell table:formula="of:=IF(   [.CD1000]=&quot;Accel&quot;;   [.$C$1];   IF(     [.CD1000]=&quot;Cruise&quot;;     0;     IF([.CD1000]=&quot;Decel&quot;; -[.$C$1]; 0)   ) )" office:value-type="float" office:value="50">
            <text:p>50</text:p>
          </table:table-cell>
          <table:table-cell table:style-name="ce9" table:formula="of:=IF(   [.CD1000]=&quot;Stop&quot;;   0;   MAX(     0;     MIN(       [.$C$2];       [.CF999] + [.CE1000] * [.$C$4]     )   ) )" office:value-type="float" office:value="0.25">
            <text:p>0.25</text:p>
          </table:table-cell>
          <table:table-cell table:style-name="ce9" table:formula="of:=IF(   [.CD1000]=&quot;Stop&quot;;   [.$C$3];   [.CG999] + [.CF1000] * [.$C$4] )" office:value-type="float" office:value="0.00125">
            <text:p>0.00</text:p>
          </table:table-cell>
          <table:table-cell table:style-name="ce5" table:formula="of:=[.CH999]+[.$C$4]" office:value-type="float" office:value="0.005">
            <text:p>0.005</text:p>
          </table:table-cell>
          <table:table-cell table:formula="of:=IF(   [.CH1000] &lt; [.$C$5];   &quot;Accel&quot;;   IF(     [.CH1000] &lt; [.$C$5] + [.$C$7];     &quot;Cruise&quot;;     IF(       [.CH1000] &lt; [.$C$8];       &quot;Decel&quot;;       &quot;Stop&quot;     )   ) )" office:value-type="string" office:string-value="Accel">
            <text:p>Accel</text:p>
          </table:table-cell>
          <table:table-cell table:formula="of:=IF(   [.CI1000]=&quot;Accel&quot;;   [.$C$1];   IF(     [.CI1000]=&quot;Cruise&quot;;     0;     IF([.CI1000]=&quot;Decel&quot;; -[.$C$1]; 0)   ) )" office:value-type="float" office:value="50">
            <text:p>50</text:p>
          </table:table-cell>
          <table:table-cell table:style-name="ce9" table:formula="of:=IF(   [.CI1000]=&quot;Stop&quot;;   0;   MAX(     0;     MIN(       [.$C$2];       [.CK999] + [.CJ1000] * [.$C$4]     )   ) )" office:value-type="float" office:value="0.25">
            <text:p>0.25</text:p>
          </table:table-cell>
          <table:table-cell table:style-name="ce9" table:formula="of:=IF(   [.CI1000]=&quot;Stop&quot;;   [.$C$3];   [.CL999] + [.CK1000] * [.$C$4] )" office:value-type="float" office:value="0.00125">
            <text:p>0.00</text:p>
          </table:table-cell>
          <table:table-cell table:style-name="ce5" table:formula="of:=[.CM999]+[.$C$4]" office:value-type="float" office:value="0.005">
            <text:p>0.005</text:p>
          </table:table-cell>
          <table:table-cell table:formula="of:=IF(   [.CM1000] &lt; [.$C$5];   &quot;Accel&quot;;   IF(     [.CM1000] &lt; [.$C$5] + [.$C$7];     &quot;Cruise&quot;;     IF(       [.CM1000] &lt; [.$C$8];       &quot;Decel&quot;;       &quot;Stop&quot;     )   ) )" office:value-type="string" office:string-value="Accel">
            <text:p>Accel</text:p>
          </table:table-cell>
          <table:table-cell table:formula="of:=IF(   [.CN1000]=&quot;Accel&quot;;   [.$C$1];   IF(     [.CN1000]=&quot;Cruise&quot;;     0;     IF([.CN1000]=&quot;Decel&quot;; -[.$C$1]; 0)   ) )" office:value-type="float" office:value="50">
            <text:p>50</text:p>
          </table:table-cell>
          <table:table-cell table:style-name="ce9" table:formula="of:=IF(   [.CN1000]=&quot;Stop&quot;;   0;   MAX(     0;     MIN(       [.$C$2];       [.CP999] + [.CO1000] * [.$C$4]     )   ) )" office:value-type="float" office:value="0.25">
            <text:p>0.25</text:p>
          </table:table-cell>
          <table:table-cell table:style-name="ce9" table:formula="of:=IF(   [.CN1000]=&quot;Stop&quot;;   [.$C$3];   [.CQ999] + [.CP1000] * [.$C$4] )" office:value-type="float" office:value="0.00125">
            <text:p>0.00</text:p>
          </table:table-cell>
          <table:table-cell table:style-name="ce5" table:formula="of:=[.CR999]+[.$C$4]" office:value-type="float" office:value="0.005">
            <text:p>0.005</text:p>
          </table:table-cell>
          <table:table-cell table:formula="of:=IF(   [.CR1000] &lt; [.$C$5];   &quot;Accel&quot;;   IF(     [.CR1000] &lt; [.$C$5] + [.$C$7];     &quot;Cruise&quot;;     IF(       [.CR1000] &lt; [.$C$8];       &quot;Decel&quot;;       &quot;Stop&quot;     )   ) )" office:value-type="string" office:string-value="Accel">
            <text:p>Accel</text:p>
          </table:table-cell>
          <table:table-cell table:formula="of:=IF(   [.CS1000]=&quot;Accel&quot;;   [.$C$1];   IF(     [.CS1000]=&quot;Cruise&quot;;     0;     IF([.CS1000]=&quot;Decel&quot;; -[.$C$1]; 0)   ) )" office:value-type="float" office:value="50">
            <text:p>50</text:p>
          </table:table-cell>
          <table:table-cell table:style-name="ce9" table:formula="of:=IF(   [.CS1000]=&quot;Stop&quot;;   0;   MAX(     0;     MIN(       [.$C$2];       [.CU999] + [.CT1000] * [.$C$4]     )   ) )" office:value-type="float" office:value="0.25">
            <text:p>0.25</text:p>
          </table:table-cell>
          <table:table-cell table:style-name="ce9" table:formula="of:=IF(   [.CS1000]=&quot;Stop&quot;;   [.$C$3];   [.CV999] + [.CU1000] * [.$C$4] )" office:value-type="float" office:value="0.00125">
            <text:p>0.00</text:p>
          </table:table-cell>
          <table:table-cell table:style-name="ce5" table:formula="of:=[.CW999]+[.$C$4]" office:value-type="float" office:value="0.005">
            <text:p>0.005</text:p>
          </table:table-cell>
          <table:table-cell table:formula="of:=IF(   [.CW1000] &lt; [.$C$5];   &quot;Accel&quot;;   IF(     [.CW1000] &lt; [.$C$5] + [.$C$7];     &quot;Cruise&quot;;     IF(       [.CW1000] &lt; [.$C$8];       &quot;Decel&quot;;       &quot;Stop&quot;     )   ) )" office:value-type="string" office:string-value="Accel">
            <text:p>Accel</text:p>
          </table:table-cell>
          <table:table-cell table:formula="of:=IF(   [.CX1000]=&quot;Accel&quot;;   [.$C$1];   IF(     [.CX1000]=&quot;Cruise&quot;;     0;     IF([.CX1000]=&quot;Decel&quot;; -[.$C$1]; 0)   ) )" office:value-type="float" office:value="50">
            <text:p>50</text:p>
          </table:table-cell>
          <table:table-cell table:style-name="ce9" table:formula="of:=IF(   [.CX1000]=&quot;Stop&quot;;   0;   MAX(     0;     MIN(       [.$C$2];       [.CZ999] + [.CY1000] * [.$C$4]     )   ) )" office:value-type="float" office:value="0.25">
            <text:p>0.25</text:p>
          </table:table-cell>
          <table:table-cell table:style-name="ce9" table:formula="of:=IF(   [.CX1000]=&quot;Stop&quot;;   [.$C$3];   [.DA999] + [.CZ1000] * [.$C$4] )" office:value-type="float" office:value="0.00125">
            <text:p>0.00</text:p>
          </table:table-cell>
          <table:table-cell table:style-name="ce5" table:formula="of:=[.DB999]+[.$C$4]" office:value-type="float" office:value="0.005">
            <text:p>0.005</text:p>
          </table:table-cell>
          <table:table-cell table:formula="of:=IF(   [.DB1000] &lt; [.$C$5];   &quot;Accel&quot;;   IF(     [.DB1000] &lt; [.$C$5] + [.$C$7];     &quot;Cruise&quot;;     IF(       [.DB1000] &lt; [.$C$8];       &quot;Decel&quot;;       &quot;Stop&quot;     )   ) )" office:value-type="string" office:string-value="Accel">
            <text:p>Accel</text:p>
          </table:table-cell>
          <table:table-cell table:formula="of:=IF(   [.DC1000]=&quot;Accel&quot;;   [.$C$1];   IF(     [.DC1000]=&quot;Cruise&quot;;     0;     IF([.DC1000]=&quot;Decel&quot;; -[.$C$1]; 0)   ) )" office:value-type="float" office:value="50">
            <text:p>50</text:p>
          </table:table-cell>
          <table:table-cell table:style-name="ce9" table:formula="of:=IF(   [.DC1000]=&quot;Stop&quot;;   0;   MAX(     0;     MIN(       [.$C$2];       [.DE999] + [.DD1000] * [.$C$4]     )   ) )" office:value-type="float" office:value="0.25">
            <text:p>0.25</text:p>
          </table:table-cell>
          <table:table-cell table:style-name="ce9" table:formula="of:=IF(   [.DC1000]=&quot;Stop&quot;;   [.$C$3];   [.DF999] + [.DE1000] * [.$C$4] )" office:value-type="float" office:value="0.00125">
            <text:p>0.00</text:p>
          </table:table-cell>
          <table:table-cell table:style-name="ce5" table:formula="of:=[.DG999]+[.$C$4]" office:value-type="float" office:value="0.005">
            <text:p>0.005</text:p>
          </table:table-cell>
          <table:table-cell table:formula="of:=IF(   [.DG1000] &lt; [.$C$5];   &quot;Accel&quot;;   IF(     [.DG1000] &lt; [.$C$5] + [.$C$7];     &quot;Cruise&quot;;     IF(       [.DG1000] &lt; [.$C$8];       &quot;Decel&quot;;       &quot;Stop&quot;     )   ) )" office:value-type="string" office:string-value="Accel">
            <text:p>Accel</text:p>
          </table:table-cell>
          <table:table-cell table:formula="of:=IF(   [.DH1000]=&quot;Accel&quot;;   [.$C$1];   IF(     [.DH1000]=&quot;Cruise&quot;;     0;     IF([.DH1000]=&quot;Decel&quot;; -[.$C$1]; 0)   ) )" office:value-type="float" office:value="50">
            <text:p>50</text:p>
          </table:table-cell>
          <table:table-cell table:style-name="ce9" table:formula="of:=IF(   [.DH1000]=&quot;Stop&quot;;   0;   MAX(     0;     MIN(       [.$C$2];       [.DJ999] + [.DI1000] * [.$C$4]     )   ) )" office:value-type="float" office:value="0.25">
            <text:p>0.25</text:p>
          </table:table-cell>
          <table:table-cell table:style-name="ce9" table:formula="of:=IF(   [.DH1000]=&quot;Stop&quot;;   [.$C$3];   [.DK999] + [.DJ1000] * [.$C$4] )" office:value-type="float" office:value="0.00125">
            <text:p>0.00</text:p>
          </table:table-cell>
          <table:table-cell table:style-name="ce5" table:formula="of:=[.DL999]+[.$C$4]" office:value-type="float" office:value="0.005">
            <text:p>0.005</text:p>
          </table:table-cell>
          <table:table-cell table:formula="of:=IF(   [.DL1000] &lt; [.$C$5];   &quot;Accel&quot;;   IF(     [.DL1000] &lt; [.$C$5] + [.$C$7];     &quot;Cruise&quot;;     IF(       [.DL1000] &lt; [.$C$8];       &quot;Decel&quot;;       &quot;Stop&quot;     )   ) )" office:value-type="string" office:string-value="Accel">
            <text:p>Accel</text:p>
          </table:table-cell>
          <table:table-cell table:formula="of:=IF(   [.DM1000]=&quot;Accel&quot;;   [.$C$1];   IF(     [.DM1000]=&quot;Cruise&quot;;     0;     IF([.DM1000]=&quot;Decel&quot;; -[.$C$1]; 0)   ) )" office:value-type="float" office:value="50">
            <text:p>50</text:p>
          </table:table-cell>
          <table:table-cell table:style-name="ce9" table:formula="of:=IF(   [.DM1000]=&quot;Stop&quot;;   0;   MAX(     0;     MIN(       [.$C$2];       [.DO999] + [.DN1000] * [.$C$4]     )   ) )" office:value-type="float" office:value="0.25">
            <text:p>0.25</text:p>
          </table:table-cell>
          <table:table-cell table:style-name="ce9" table:formula="of:=IF(   [.DM1000]=&quot;Stop&quot;;   [.$C$3];   [.DP999] + [.DO1000] * [.$C$4] )" office:value-type="float" office:value="0.00125">
            <text:p>0.00</text:p>
          </table:table-cell>
          <table:table-cell table:style-name="ce5" table:formula="of:=[.DQ999]+[.$C$4]" office:value-type="float" office:value="0.005">
            <text:p>0.005</text:p>
          </table:table-cell>
          <table:table-cell table:formula="of:=IF(   [.DQ1000] &lt; [.$C$5];   &quot;Accel&quot;;   IF(     [.DQ1000] &lt; [.$C$5] + [.$C$7];     &quot;Cruise&quot;;     IF(       [.DQ1000] &lt; [.$C$8];       &quot;Decel&quot;;       &quot;Stop&quot;     )   ) )" office:value-type="string" office:string-value="Accel">
            <text:p>Accel</text:p>
          </table:table-cell>
          <table:table-cell table:formula="of:=IF(   [.DR1000]=&quot;Accel&quot;;   [.$C$1];   IF(     [.DR1000]=&quot;Cruise&quot;;     0;     IF([.DR1000]=&quot;Decel&quot;; -[.$C$1]; 0)   ) )" office:value-type="float" office:value="50">
            <text:p>50</text:p>
          </table:table-cell>
          <table:table-cell table:style-name="ce9" table:formula="of:=IF(   [.DR1000]=&quot;Stop&quot;;   0;   MAX(     0;     MIN(       [.$C$2];       [.DT999] + [.DS1000] * [.$C$4]     )   ) )" office:value-type="float" office:value="0.25">
            <text:p>0.25</text:p>
          </table:table-cell>
          <table:table-cell table:style-name="ce9" table:formula="of:=IF(   [.DR1000]=&quot;Stop&quot;;   [.$C$3];   [.DU999] + [.DT1000] * [.$C$4] )" office:value-type="float" office:value="0.00125">
            <text:p>0.00</text:p>
          </table:table-cell>
          <table:table-cell table:style-name="ce5" table:formula="of:=[.DV999]+[.$C$4]" office:value-type="float" office:value="0.005">
            <text:p>0.005</text:p>
          </table:table-cell>
          <table:table-cell table:formula="of:=IF(   [.DV1000] &lt; [.$C$5];   &quot;Accel&quot;;   IF(     [.DV1000] &lt; [.$C$5] + [.$C$7];     &quot;Cruise&quot;;     IF(       [.DV1000] &lt; [.$C$8];       &quot;Decel&quot;;       &quot;Stop&quot;     )   ) )" office:value-type="string" office:string-value="Accel">
            <text:p>Accel</text:p>
          </table:table-cell>
          <table:table-cell table:formula="of:=IF(   [.DW1000]=&quot;Accel&quot;;   [.$C$1];   IF(     [.DW1000]=&quot;Cruise&quot;;     0;     IF([.DW1000]=&quot;Decel&quot;; -[.$C$1]; 0)   ) )" office:value-type="float" office:value="50">
            <text:p>50</text:p>
          </table:table-cell>
          <table:table-cell table:style-name="ce9" table:formula="of:=IF(   [.DW1000]=&quot;Stop&quot;;   0;   MAX(     0;     MIN(       [.$C$2];       [.DY999] + [.DX1000] * [.$C$4]     )   ) )" office:value-type="float" office:value="0.25">
            <text:p>0.25</text:p>
          </table:table-cell>
          <table:table-cell table:style-name="ce9" table:formula="of:=IF(   [.DW1000]=&quot;Stop&quot;;   [.$C$3];   [.DZ999] + [.DY1000] * [.$C$4] )" office:value-type="float" office:value="0.00125">
            <text:p>0.00</text:p>
          </table:table-cell>
          <table:table-cell table:style-name="ce5" table:formula="of:=[.EA999]+[.$C$4]" office:value-type="float" office:value="0.005">
            <text:p>0.005</text:p>
          </table:table-cell>
          <table:table-cell table:formula="of:=IF(   [.EA1000] &lt; [.$C$5];   &quot;Accel&quot;;   IF(     [.EA1000] &lt; [.$C$5] + [.$C$7];     &quot;Cruise&quot;;     IF(       [.EA1000] &lt; [.$C$8];       &quot;Decel&quot;;       &quot;Stop&quot;     )   ) )" office:value-type="string" office:string-value="Accel">
            <text:p>Accel</text:p>
          </table:table-cell>
          <table:table-cell table:formula="of:=IF(   [.EB1000]=&quot;Accel&quot;;   [.$C$1];   IF(     [.EB1000]=&quot;Cruise&quot;;     0;     IF([.EB1000]=&quot;Decel&quot;; -[.$C$1]; 0)   ) )" office:value-type="float" office:value="50">
            <text:p>50</text:p>
          </table:table-cell>
          <table:table-cell table:style-name="ce9" table:formula="of:=IF(   [.EB1000]=&quot;Stop&quot;;   0;   MAX(     0;     MIN(       [.$C$2];       [.ED999] + [.EC1000] * [.$C$4]     )   ) )" office:value-type="float" office:value="0.25">
            <text:p>0.25</text:p>
          </table:table-cell>
          <table:table-cell table:style-name="ce9" table:formula="of:=IF(   [.EB1000]=&quot;Stop&quot;;   [.$C$3];   [.EE999] + [.ED1000] * [.$C$4] )" office:value-type="float" office:value="0.00125">
            <text:p>0.00</text:p>
          </table:table-cell>
          <table:table-cell table:style-name="ce5" table:formula="of:=[.EF999]+[.$C$4]" office:value-type="float" office:value="0.005">
            <text:p>0.005</text:p>
          </table:table-cell>
          <table:table-cell table:formula="of:=IF(   [.EF1000] &lt; [.$C$5];   &quot;Accel&quot;;   IF(     [.EF1000] &lt; [.$C$5] + [.$C$7];     &quot;Cruise&quot;;     IF(       [.EF1000] &lt; [.$C$8];       &quot;Decel&quot;;       &quot;Stop&quot;     )   ) )" office:value-type="string" office:string-value="Accel">
            <text:p>Accel</text:p>
          </table:table-cell>
          <table:table-cell table:formula="of:=IF(   [.EG1000]=&quot;Accel&quot;;   [.$C$1];   IF(     [.EG1000]=&quot;Cruise&quot;;     0;     IF([.EG1000]=&quot;Decel&quot;; -[.$C$1]; 0)   ) )" office:value-type="float" office:value="50">
            <text:p>50</text:p>
          </table:table-cell>
          <table:table-cell table:style-name="ce9" table:formula="of:=IF(   [.EG1000]=&quot;Stop&quot;;   0;   MAX(     0;     MIN(       [.$C$2];       [.EI999] + [.EH1000] * [.$C$4]     )   ) )" office:value-type="float" office:value="0.25">
            <text:p>0.25</text:p>
          </table:table-cell>
          <table:table-cell table:style-name="ce9" table:formula="of:=IF(   [.EG1000]=&quot;Stop&quot;;   [.$C$3];   [.EJ999] + [.EI1000] * [.$C$4] )" office:value-type="float" office:value="0.00125">
            <text:p>0.00</text:p>
          </table:table-cell>
          <table:table-cell table:style-name="ce5" table:formula="of:=[.EK999]+[.$C$4]" office:value-type="float" office:value="0.005">
            <text:p>0.005</text:p>
          </table:table-cell>
          <table:table-cell table:formula="of:=IF(   [.EK1000] &lt; [.$C$5];   &quot;Accel&quot;;   IF(     [.EK1000] &lt; [.$C$5] + [.$C$7];     &quot;Cruise&quot;;     IF(       [.EK1000] &lt; [.$C$8];       &quot;Decel&quot;;       &quot;Stop&quot;     )   ) )" office:value-type="string" office:string-value="Accel">
            <text:p>Accel</text:p>
          </table:table-cell>
          <table:table-cell table:formula="of:=IF(   [.EL1000]=&quot;Accel&quot;;   [.$C$1];   IF(     [.EL1000]=&quot;Cruise&quot;;     0;     IF([.EL1000]=&quot;Decel&quot;; -[.$C$1]; 0)   ) )" office:value-type="float" office:value="50">
            <text:p>50</text:p>
          </table:table-cell>
          <table:table-cell table:style-name="ce9" table:formula="of:=IF(   [.EL1000]=&quot;Stop&quot;;   0;   MAX(     0;     MIN(       [.$C$2];       [.EN999] + [.EM1000] * [.$C$4]     )   ) )" office:value-type="float" office:value="0.25">
            <text:p>0.25</text:p>
          </table:table-cell>
          <table:table-cell table:style-name="ce9" table:formula="of:=IF(   [.EL1000]=&quot;Stop&quot;;   [.$C$3];   [.EO999] + [.EN1000] * [.$C$4] )" office:value-type="float" office:value="0.00125">
            <text:p>0.00</text:p>
          </table:table-cell>
          <table:table-cell table:style-name="ce5" table:formula="of:=[.EP999]+[.$C$4]" office:value-type="float" office:value="0.005">
            <text:p>0.005</text:p>
          </table:table-cell>
          <table:table-cell table:formula="of:=IF(   [.EP1000] &lt; [.$C$5];   &quot;Accel&quot;;   IF(     [.EP1000] &lt; [.$C$5] + [.$C$7];     &quot;Cruise&quot;;     IF(       [.EP1000] &lt; [.$C$8];       &quot;Decel&quot;;       &quot;Stop&quot;     )   ) )" office:value-type="string" office:string-value="Accel">
            <text:p>Accel</text:p>
          </table:table-cell>
          <table:table-cell table:formula="of:=IF(   [.EQ1000]=&quot;Accel&quot;;   [.$C$1];   IF(     [.EQ1000]=&quot;Cruise&quot;;     0;     IF([.EQ1000]=&quot;Decel&quot;; -[.$C$1]; 0)   ) )" office:value-type="float" office:value="50">
            <text:p>50</text:p>
          </table:table-cell>
          <table:table-cell table:style-name="ce9" table:formula="of:=IF(   [.EQ1000]=&quot;Stop&quot;;   0;   MAX(     0;     MIN(       [.$C$2];       [.ES999] + [.ER1000] * [.$C$4]     )   ) )" office:value-type="float" office:value="0.25">
            <text:p>0.25</text:p>
          </table:table-cell>
          <table:table-cell table:style-name="ce9" table:formula="of:=IF(   [.EQ1000]=&quot;Stop&quot;;   [.$C$3];   [.ET999] + [.ES1000] * [.$C$4] )" office:value-type="float" office:value="0.00125">
            <text:p>0.00</text:p>
          </table:table-cell>
          <table:table-cell table:style-name="ce5" table:formula="of:=[.EU999]+[.$C$4]" office:value-type="float" office:value="0.005">
            <text:p>0.005</text:p>
          </table:table-cell>
          <table:table-cell table:formula="of:=IF(   [.EU1000] &lt; [.$C$5];   &quot;Accel&quot;;   IF(     [.EU1000] &lt; [.$C$5] + [.$C$7];     &quot;Cruise&quot;;     IF(       [.EU1000] &lt; [.$C$8];       &quot;Decel&quot;;       &quot;Stop&quot;     )   ) )" office:value-type="string" office:string-value="Accel">
            <text:p>Accel</text:p>
          </table:table-cell>
          <table:table-cell table:formula="of:=IF(   [.EV1000]=&quot;Accel&quot;;   [.$C$1];   IF(     [.EV1000]=&quot;Cruise&quot;;     0;     IF([.EV1000]=&quot;Decel&quot;; -[.$C$1]; 0)   ) )" office:value-type="float" office:value="50">
            <text:p>50</text:p>
          </table:table-cell>
          <table:table-cell table:style-name="ce9" table:formula="of:=IF(   [.EV1000]=&quot;Stop&quot;;   0;   MAX(     0;     MIN(       [.$C$2];       [.EX999] + [.EW1000] * [.$C$4]     )   ) )" office:value-type="float" office:value="0.25">
            <text:p>0.25</text:p>
          </table:table-cell>
          <table:table-cell table:style-name="ce9" table:formula="of:=IF(   [.EV1000]=&quot;Stop&quot;;   [.$C$3];   [.EY999] + [.EX1000] * [.$C$4] )" office:value-type="float" office:value="0.00125">
            <text:p>0.00</text:p>
          </table:table-cell>
          <table:table-cell table:style-name="ce5" table:formula="of:=[.EZ999]+[.$C$4]" office:value-type="float" office:value="0.005">
            <text:p>0.005</text:p>
          </table:table-cell>
          <table:table-cell table:formula="of:=IF(   [.EZ1000] &lt; [.$C$5];   &quot;Accel&quot;;   IF(     [.EZ1000] &lt; [.$C$5] + [.$C$7];     &quot;Cruise&quot;;     IF(       [.EZ1000] &lt; [.$C$8];       &quot;Decel&quot;;       &quot;Stop&quot;     )   ) )" office:value-type="string" office:string-value="Accel">
            <text:p>Accel</text:p>
          </table:table-cell>
          <table:table-cell table:formula="of:=IF(   [.FA1000]=&quot;Accel&quot;;   [.$C$1];   IF(     [.FA1000]=&quot;Cruise&quot;;     0;     IF([.FA1000]=&quot;Decel&quot;; -[.$C$1]; 0)   ) )" office:value-type="float" office:value="50">
            <text:p>50</text:p>
          </table:table-cell>
          <table:table-cell table:style-name="ce9" table:formula="of:=IF(   [.FA1000]=&quot;Stop&quot;;   0;   MAX(     0;     MIN(       [.$C$2];       [.FC999] + [.FB1000] * [.$C$4]     )   ) )" office:value-type="float" office:value="0.25">
            <text:p>0.25</text:p>
          </table:table-cell>
          <table:table-cell table:style-name="ce9" table:formula="of:=IF(   [.FA1000]=&quot;Stop&quot;;   [.$C$3];   [.FD999] + [.FC1000] * [.$C$4] )" office:value-type="float" office:value="0.00125">
            <text:p>0.00</text:p>
          </table:table-cell>
          <table:table-cell table:style-name="ce5" table:formula="of:=[.FE999]+[.$C$4]" office:value-type="float" office:value="0.005">
            <text:p>0.005</text:p>
          </table:table-cell>
          <table:table-cell table:formula="of:=IF(   [.FE1000] &lt; [.$C$5];   &quot;Accel&quot;;   IF(     [.FE1000] &lt; [.$C$5] + [.$C$7];     &quot;Cruise&quot;;     IF(       [.FE1000] &lt; [.$C$8];       &quot;Decel&quot;;       &quot;Stop&quot;     )   ) )" office:value-type="string" office:string-value="Accel">
            <text:p>Accel</text:p>
          </table:table-cell>
          <table:table-cell table:formula="of:=IF(   [.FF1000]=&quot;Accel&quot;;   [.$C$1];   IF(     [.FF1000]=&quot;Cruise&quot;;     0;     IF([.FF1000]=&quot;Decel&quot;; -[.$C$1]; 0)   ) )" office:value-type="float" office:value="50">
            <text:p>50</text:p>
          </table:table-cell>
          <table:table-cell table:style-name="ce9" table:formula="of:=IF(   [.FF1000]=&quot;Stop&quot;;   0;   MAX(     0;     MIN(       [.$C$2];       [.FH999] + [.FG1000] * [.$C$4]     )   ) )" office:value-type="float" office:value="0.25">
            <text:p>0.25</text:p>
          </table:table-cell>
          <table:table-cell table:style-name="ce9" table:formula="of:=IF(   [.FF1000]=&quot;Stop&quot;;   [.$C$3];   [.FI999] + [.FH1000] * [.$C$4] )" office:value-type="float" office:value="0.00125">
            <text:p>0.00</text:p>
          </table:table-cell>
          <table:table-cell table:style-name="ce5" table:formula="of:=[.FJ999]+[.$C$4]" office:value-type="float" office:value="0.005">
            <text:p>0.005</text:p>
          </table:table-cell>
          <table:table-cell table:formula="of:=IF(   [.FJ1000] &lt; [.$C$5];   &quot;Accel&quot;;   IF(     [.FJ1000] &lt; [.$C$5] + [.$C$7];     &quot;Cruise&quot;;     IF(       [.FJ1000] &lt; [.$C$8];       &quot;Decel&quot;;       &quot;Stop&quot;     )   ) )" office:value-type="string" office:string-value="Accel">
            <text:p>Accel</text:p>
          </table:table-cell>
          <table:table-cell table:formula="of:=IF(   [.FK1000]=&quot;Accel&quot;;   [.$C$1];   IF(     [.FK1000]=&quot;Cruise&quot;;     0;     IF([.FK1000]=&quot;Decel&quot;; -[.$C$1]; 0)   ) )" office:value-type="float" office:value="50">
            <text:p>50</text:p>
          </table:table-cell>
          <table:table-cell table:style-name="ce9" table:formula="of:=IF(   [.FK1000]=&quot;Stop&quot;;   0;   MAX(     0;     MIN(       [.$C$2];       [.FM999] + [.FL1000] * [.$C$4]     )   ) )" office:value-type="float" office:value="0.25">
            <text:p>0.25</text:p>
          </table:table-cell>
          <table:table-cell table:style-name="ce9" table:formula="of:=IF(   [.FK1000]=&quot;Stop&quot;;   [.$C$3];   [.FN999] + [.FM1000] * [.$C$4] )" office:value-type="float" office:value="0.00125">
            <text:p>0.00</text:p>
          </table:table-cell>
          <table:table-cell table:style-name="ce5" table:formula="of:=[.FO999]+[.$C$4]" office:value-type="float" office:value="0.005">
            <text:p>0.005</text:p>
          </table:table-cell>
          <table:table-cell table:formula="of:=IF(   [.FO1000] &lt; [.$C$5];   &quot;Accel&quot;;   IF(     [.FO1000] &lt; [.$C$5] + [.$C$7];     &quot;Cruise&quot;;     IF(       [.FO1000] &lt; [.$C$8];       &quot;Decel&quot;;       &quot;Stop&quot;     )   ) )" office:value-type="string" office:string-value="Accel">
            <text:p>Accel</text:p>
          </table:table-cell>
          <table:table-cell table:formula="of:=IF(   [.FP1000]=&quot;Accel&quot;;   [.$C$1];   IF(     [.FP1000]=&quot;Cruise&quot;;     0;     IF([.FP1000]=&quot;Decel&quot;; -[.$C$1]; 0)   ) )" office:value-type="float" office:value="50">
            <text:p>50</text:p>
          </table:table-cell>
          <table:table-cell table:style-name="ce9" table:formula="of:=IF(   [.FP1000]=&quot;Stop&quot;;   0;   MAX(     0;     MIN(       [.$C$2];       [.FR999] + [.FQ1000] * [.$C$4]     )   ) )" office:value-type="float" office:value="0.25">
            <text:p>0.25</text:p>
          </table:table-cell>
          <table:table-cell table:style-name="ce9" table:formula="of:=IF(   [.FP1000]=&quot;Stop&quot;;   [.$C$3];   [.FS999] + [.FR1000] * [.$C$4] )" office:value-type="float" office:value="0.00125">
            <text:p>0.00</text:p>
          </table:table-cell>
          <table:table-cell table:style-name="ce5" table:formula="of:=[.FT999]+[.$C$4]" office:value-type="float" office:value="0.005">
            <text:p>0.005</text:p>
          </table:table-cell>
          <table:table-cell table:formula="of:=IF(   [.FT1000] &lt; [.$C$5];   &quot;Accel&quot;;   IF(     [.FT1000] &lt; [.$C$5] + [.$C$7];     &quot;Cruise&quot;;     IF(       [.FT1000] &lt; [.$C$8];       &quot;Decel&quot;;       &quot;Stop&quot;     )   ) )" office:value-type="string" office:string-value="Accel">
            <text:p>Accel</text:p>
          </table:table-cell>
          <table:table-cell table:formula="of:=IF(   [.FU1000]=&quot;Accel&quot;;   [.$C$1];   IF(     [.FU1000]=&quot;Cruise&quot;;     0;     IF([.FU1000]=&quot;Decel&quot;; -[.$C$1]; 0)   ) )" office:value-type="float" office:value="50">
            <text:p>50</text:p>
          </table:table-cell>
          <table:table-cell table:style-name="ce9" table:formula="of:=IF(   [.FU1000]=&quot;Stop&quot;;   0;   MAX(     0;     MIN(       [.$C$2];       [.FW999] + [.FV1000] * [.$C$4]     )   ) )" office:value-type="float" office:value="0.25">
            <text:p>0.25</text:p>
          </table:table-cell>
          <table:table-cell table:style-name="ce9" table:formula="of:=IF(   [.FU1000]=&quot;Stop&quot;;   [.$C$3];   [.FX999] + [.FW1000] * [.$C$4] )" office:value-type="float" office:value="0.00125">
            <text:p>0.00</text:p>
          </table:table-cell>
          <table:table-cell table:style-name="ce5" table:formula="of:=[.FY999]+[.$C$4]" office:value-type="float" office:value="0.005">
            <text:p>0.005</text:p>
          </table:table-cell>
          <table:table-cell table:formula="of:=IF(   [.FY1000] &lt; [.$C$5];   &quot;Accel&quot;;   IF(     [.FY1000] &lt; [.$C$5] + [.$C$7];     &quot;Cruise&quot;;     IF(       [.FY1000] &lt; [.$C$8];       &quot;Decel&quot;;       &quot;Stop&quot;     )   ) )" office:value-type="string" office:string-value="Accel">
            <text:p>Accel</text:p>
          </table:table-cell>
          <table:table-cell table:formula="of:=IF(   [.FZ1000]=&quot;Accel&quot;;   [.$C$1];   IF(     [.FZ1000]=&quot;Cruise&quot;;     0;     IF([.FZ1000]=&quot;Decel&quot;; -[.$C$1]; 0)   ) )" office:value-type="float" office:value="50">
            <text:p>50</text:p>
          </table:table-cell>
          <table:table-cell table:style-name="ce9" table:formula="of:=IF(   [.FZ1000]=&quot;Stop&quot;;   0;   MAX(     0;     MIN(       [.$C$2];       [.GB999] + [.GA1000] * [.$C$4]     )   ) )" office:value-type="float" office:value="0.25">
            <text:p>0.25</text:p>
          </table:table-cell>
          <table:table-cell table:style-name="ce9" table:formula="of:=IF(   [.FZ1000]=&quot;Stop&quot;;   [.$C$3];   [.GC999] + [.GB1000] * [.$C$4] )" office:value-type="float" office:value="0.00125">
            <text:p>0.00</text:p>
          </table:table-cell>
          <table:table-cell table:style-name="ce5" table:formula="of:=[.GD999]+[.$C$4]" office:value-type="float" office:value="0.005">
            <text:p>0.005</text:p>
          </table:table-cell>
          <table:table-cell table:formula="of:=IF(   [.GD1000] &lt; [.$C$5];   &quot;Accel&quot;;   IF(     [.GD1000] &lt; [.$C$5] + [.$C$7];     &quot;Cruise&quot;;     IF(       [.GD1000] &lt; [.$C$8];       &quot;Decel&quot;;       &quot;Stop&quot;     )   ) )" office:value-type="string" office:string-value="Accel">
            <text:p>Accel</text:p>
          </table:table-cell>
          <table:table-cell table:formula="of:=IF(   [.GE1000]=&quot;Accel&quot;;   [.$C$1];   IF(     [.GE1000]=&quot;Cruise&quot;;     0;     IF([.GE1000]=&quot;Decel&quot;; -[.$C$1]; 0)   ) )" office:value-type="float" office:value="50">
            <text:p>50</text:p>
          </table:table-cell>
          <table:table-cell table:style-name="ce9" table:formula="of:=IF(   [.GE1000]=&quot;Stop&quot;;   0;   MAX(     0;     MIN(       [.$C$2];       [.GG999] + [.GF1000] * [.$C$4]     )   ) )" office:value-type="float" office:value="0.25">
            <text:p>0.25</text:p>
          </table:table-cell>
          <table:table-cell table:style-name="ce9" table:formula="of:=IF(   [.GE1000]=&quot;Stop&quot;;   [.$C$3];   [.GH999] + [.GG1000] * [.$C$4] )" office:value-type="float" office:value="0.00125">
            <text:p>0.00</text:p>
          </table:table-cell>
          <table:table-cell table:style-name="ce5" table:formula="of:=[.GI999]+[.$C$4]" office:value-type="float" office:value="0.005">
            <text:p>0.005</text:p>
          </table:table-cell>
          <table:table-cell table:formula="of:=IF(   [.GI1000] &lt; [.$C$5];   &quot;Accel&quot;;   IF(     [.GI1000] &lt; [.$C$5] + [.$C$7];     &quot;Cruise&quot;;     IF(       [.GI1000] &lt; [.$C$8];       &quot;Decel&quot;;       &quot;Stop&quot;     )   ) )" office:value-type="string" office:string-value="Accel">
            <text:p>Accel</text:p>
          </table:table-cell>
          <table:table-cell table:formula="of:=IF(   [.GJ1000]=&quot;Accel&quot;;   [.$C$1];   IF(     [.GJ1000]=&quot;Cruise&quot;;     0;     IF([.GJ1000]=&quot;Decel&quot;; -[.$C$1]; 0)   ) )" office:value-type="float" office:value="50">
            <text:p>50</text:p>
          </table:table-cell>
          <table:table-cell table:style-name="ce9" table:formula="of:=IF(   [.GJ1000]=&quot;Stop&quot;;   0;   MAX(     0;     MIN(       [.$C$2];       [.GL999] + [.GK1000] * [.$C$4]     )   ) )" office:value-type="float" office:value="0.25">
            <text:p>0.25</text:p>
          </table:table-cell>
          <table:table-cell table:style-name="ce9" table:formula="of:=IF(   [.GJ1000]=&quot;Stop&quot;;   [.$C$3];   [.GM999] + [.GL1000] * [.$C$4] )" office:value-type="float" office:value="0.00125">
            <text:p>0.00</text:p>
          </table:table-cell>
          <table:table-cell table:style-name="ce5" table:formula="of:=[.GN999]+[.$C$4]" office:value-type="float" office:value="0.005">
            <text:p>0.005</text:p>
          </table:table-cell>
          <table:table-cell table:formula="of:=IF(   [.GN1000] &lt; [.$C$5];   &quot;Accel&quot;;   IF(     [.GN1000] &lt; [.$C$5] + [.$C$7];     &quot;Cruise&quot;;     IF(       [.GN1000] &lt; [.$C$8];       &quot;Decel&quot;;       &quot;Stop&quot;     )   ) )" office:value-type="string" office:string-value="Accel">
            <text:p>Accel</text:p>
          </table:table-cell>
          <table:table-cell table:formula="of:=IF(   [.GO1000]=&quot;Accel&quot;;   [.$C$1];   IF(     [.GO1000]=&quot;Cruise&quot;;     0;     IF([.GO1000]=&quot;Decel&quot;; -[.$C$1]; 0)   ) )" office:value-type="float" office:value="50">
            <text:p>50</text:p>
          </table:table-cell>
          <table:table-cell table:style-name="ce9" table:formula="of:=IF(   [.GO1000]=&quot;Stop&quot;;   0;   MAX(     0;     MIN(       [.$C$2];       [.GQ999] + [.GP1000] * [.$C$4]     )   ) )" office:value-type="float" office:value="0.25">
            <text:p>0.25</text:p>
          </table:table-cell>
          <table:table-cell table:style-name="ce9" table:formula="of:=IF(   [.GO1000]=&quot;Stop&quot;;   [.$C$3];   [.GR999] + [.GQ1000] * [.$C$4] )" office:value-type="float" office:value="0.00125">
            <text:p>0.00</text:p>
          </table:table-cell>
          <table:table-cell table:style-name="ce5" table:formula="of:=[.GS999]+[.$C$4]" office:value-type="float" office:value="0.005">
            <text:p>0.005</text:p>
          </table:table-cell>
          <table:table-cell table:formula="of:=IF(   [.GS1000] &lt; [.$C$5];   &quot;Accel&quot;;   IF(     [.GS1000] &lt; [.$C$5] + [.$C$7];     &quot;Cruise&quot;;     IF(       [.GS1000] &lt; [.$C$8];       &quot;Decel&quot;;       &quot;Stop&quot;     )   ) )" office:value-type="string" office:string-value="Accel">
            <text:p>Accel</text:p>
          </table:table-cell>
          <table:table-cell table:formula="of:=IF(   [.GT1000]=&quot;Accel&quot;;   [.$C$1];   IF(     [.GT1000]=&quot;Cruise&quot;;     0;     IF([.GT1000]=&quot;Decel&quot;; -[.$C$1]; 0)   ) )" office:value-type="float" office:value="50">
            <text:p>50</text:p>
          </table:table-cell>
          <table:table-cell table:style-name="ce9" table:formula="of:=IF(   [.GT1000]=&quot;Stop&quot;;   0;   MAX(     0;     MIN(       [.$C$2];       [.GV999] + [.GU1000] * [.$C$4]     )   ) )" office:value-type="float" office:value="0.25">
            <text:p>0.25</text:p>
          </table:table-cell>
          <table:table-cell table:style-name="ce9" table:formula="of:=IF(   [.GT1000]=&quot;Stop&quot;;   [.$C$3];   [.GW999] + [.GV1000] * [.$C$4] )" office:value-type="float" office:value="0.00125">
            <text:p>0.00</text:p>
          </table:table-cell>
          <table:table-cell table:style-name="ce5" table:formula="of:=[.GX999]+[.$C$4]" office:value-type="float" office:value="0.005">
            <text:p>0.005</text:p>
          </table:table-cell>
          <table:table-cell table:formula="of:=IF(   [.GX1000] &lt; [.$C$5];   &quot;Accel&quot;;   IF(     [.GX1000] &lt; [.$C$5] + [.$C$7];     &quot;Cruise&quot;;     IF(       [.GX1000] &lt; [.$C$8];       &quot;Decel&quot;;       &quot;Stop&quot;     )   ) )" office:value-type="string" office:string-value="Accel">
            <text:p>Accel</text:p>
          </table:table-cell>
          <table:table-cell table:formula="of:=IF(   [.GY1000]=&quot;Accel&quot;;   [.$C$1];   IF(     [.GY1000]=&quot;Cruise&quot;;     0;     IF([.GY1000]=&quot;Decel&quot;; -[.$C$1]; 0)   ) )" office:value-type="float" office:value="50">
            <text:p>50</text:p>
          </table:table-cell>
          <table:table-cell table:style-name="ce9" table:formula="of:=IF(   [.GY1000]=&quot;Stop&quot;;   0;   MAX(     0;     MIN(       [.$C$2];       [.HA999] + [.GZ1000] * [.$C$4]     )   ) )" office:value-type="float" office:value="0.25">
            <text:p>0.25</text:p>
          </table:table-cell>
          <table:table-cell table:style-name="ce9" table:formula="of:=IF(   [.GY1000]=&quot;Stop&quot;;   [.$C$3];   [.HB999] + [.HA1000] * [.$C$4] )" office:value-type="float" office:value="0.00125">
            <text:p>0.00</text:p>
          </table:table-cell>
          <table:table-cell table:style-name="ce5" table:formula="of:=[.HC999]+[.$C$4]" office:value-type="float" office:value="0.005">
            <text:p>0.005</text:p>
          </table:table-cell>
          <table:table-cell table:formula="of:=IF(   [.HC1000] &lt; [.$C$5];   &quot;Accel&quot;;   IF(     [.HC1000] &lt; [.$C$5] + [.$C$7];     &quot;Cruise&quot;;     IF(       [.HC1000] &lt; [.$C$8];       &quot;Decel&quot;;       &quot;Stop&quot;     )   ) )" office:value-type="string" office:string-value="Accel">
            <text:p>Accel</text:p>
          </table:table-cell>
          <table:table-cell table:formula="of:=IF(   [.HD1000]=&quot;Accel&quot;;   [.$C$1];   IF(     [.HD1000]=&quot;Cruise&quot;;     0;     IF([.HD1000]=&quot;Decel&quot;; -[.$C$1]; 0)   ) )" office:value-type="float" office:value="50">
            <text:p>50</text:p>
          </table:table-cell>
          <table:table-cell table:style-name="ce9" table:formula="of:=IF(   [.HD1000]=&quot;Stop&quot;;   0;   MAX(     0;     MIN(       [.$C$2];       [.HF999] + [.HE1000] * [.$C$4]     )   ) )" office:value-type="float" office:value="0.25">
            <text:p>0.25</text:p>
          </table:table-cell>
          <table:table-cell table:style-name="ce9" table:formula="of:=IF(   [.HD1000]=&quot;Stop&quot;;   [.$C$3];   [.HG999] + [.HF1000] * [.$C$4] )" office:value-type="float" office:value="0.00125">
            <text:p>0.00</text:p>
          </table:table-cell>
          <table:table-cell table:style-name="ce5" table:formula="of:=[.HH999]+[.$C$4]" office:value-type="float" office:value="0.005">
            <text:p>0.005</text:p>
          </table:table-cell>
          <table:table-cell table:formula="of:=IF(   [.HH1000] &lt; [.$C$5];   &quot;Accel&quot;;   IF(     [.HH1000] &lt; [.$C$5] + [.$C$7];     &quot;Cruise&quot;;     IF(       [.HH1000] &lt; [.$C$8];       &quot;Decel&quot;;       &quot;Stop&quot;     )   ) )" office:value-type="string" office:string-value="Accel">
            <text:p>Accel</text:p>
          </table:table-cell>
          <table:table-cell table:formula="of:=IF(   [.HI1000]=&quot;Accel&quot;;   [.$C$1];   IF(     [.HI1000]=&quot;Cruise&quot;;     0;     IF([.HI1000]=&quot;Decel&quot;; -[.$C$1]; 0)   ) )" office:value-type="float" office:value="50">
            <text:p>50</text:p>
          </table:table-cell>
          <table:table-cell table:style-name="ce9" table:formula="of:=IF(   [.HI1000]=&quot;Stop&quot;;   0;   MAX(     0;     MIN(       [.$C$2];       [.HK999] + [.HJ1000] * [.$C$4]     )   ) )" office:value-type="float" office:value="0.25">
            <text:p>0.25</text:p>
          </table:table-cell>
          <table:table-cell table:style-name="ce9" table:formula="of:=IF(   [.HI1000]=&quot;Stop&quot;;   [.$C$3];   [.HL999] + [.HK1000] * [.$C$4] )" office:value-type="float" office:value="0.00125">
            <text:p>0.00</text:p>
          </table:table-cell>
          <table:table-cell table:style-name="ce5" table:formula="of:=[.HM999]+[.$C$4]" office:value-type="float" office:value="0.005">
            <text:p>0.005</text:p>
          </table:table-cell>
          <table:table-cell table:formula="of:=IF(   [.HM1000] &lt; [.$C$5];   &quot;Accel&quot;;   IF(     [.HM1000] &lt; [.$C$5] + [.$C$7];     &quot;Cruise&quot;;     IF(       [.HM1000] &lt; [.$C$8];       &quot;Decel&quot;;       &quot;Stop&quot;     )   ) )" office:value-type="string" office:string-value="Accel">
            <text:p>Accel</text:p>
          </table:table-cell>
          <table:table-cell table:formula="of:=IF(   [.HN1000]=&quot;Accel&quot;;   [.$C$1];   IF(     [.HN1000]=&quot;Cruise&quot;;     0;     IF([.HN1000]=&quot;Decel&quot;; -[.$C$1]; 0)   ) )" office:value-type="float" office:value="50">
            <text:p>50</text:p>
          </table:table-cell>
          <table:table-cell table:style-name="ce9" table:formula="of:=IF(   [.HN1000]=&quot;Stop&quot;;   0;   MAX(     0;     MIN(       [.$C$2];       [.HP999] + [.HO1000] * [.$C$4]     )   ) )" office:value-type="float" office:value="0.25">
            <text:p>0.25</text:p>
          </table:table-cell>
          <table:table-cell table:style-name="ce9" table:formula="of:=IF(   [.HN1000]=&quot;Stop&quot;;   [.$C$3];   [.HQ999] + [.HP1000] * [.$C$4] )" office:value-type="float" office:value="0.00125">
            <text:p>0.00</text:p>
          </table:table-cell>
          <table:table-cell table:style-name="ce5" table:formula="of:=[.HR999]+[.$C$4]" office:value-type="float" office:value="0.005">
            <text:p>0.005</text:p>
          </table:table-cell>
          <table:table-cell table:formula="of:=IF(   [.HR1000] &lt; [.$C$5];   &quot;Accel&quot;;   IF(     [.HR1000] &lt; [.$C$5] + [.$C$7];     &quot;Cruise&quot;;     IF(       [.HR1000] &lt; [.$C$8];       &quot;Decel&quot;;       &quot;Stop&quot;     )   ) )" office:value-type="string" office:string-value="Accel">
            <text:p>Accel</text:p>
          </table:table-cell>
          <table:table-cell table:formula="of:=IF(   [.HS1000]=&quot;Accel&quot;;   [.$C$1];   IF(     [.HS1000]=&quot;Cruise&quot;;     0;     IF([.HS1000]=&quot;Decel&quot;; -[.$C$1]; 0)   ) )" office:value-type="float" office:value="50">
            <text:p>50</text:p>
          </table:table-cell>
          <table:table-cell table:style-name="ce9" table:formula="of:=IF(   [.HS1000]=&quot;Stop&quot;;   0;   MAX(     0;     MIN(       [.$C$2];       [.HU999] + [.HT1000] * [.$C$4]     )   ) )" office:value-type="float" office:value="0.25">
            <text:p>0.25</text:p>
          </table:table-cell>
          <table:table-cell table:style-name="ce9" table:formula="of:=IF(   [.HS1000]=&quot;Stop&quot;;   [.$C$3];   [.HV999] + [.HU1000] * [.$C$4] )" office:value-type="float" office:value="0.00125">
            <text:p>0.00</text:p>
          </table:table-cell>
          <table:table-cell table:style-name="ce5" table:formula="of:=[.HW999]+[.$C$4]" office:value-type="float" office:value="0.005">
            <text:p>0.005</text:p>
          </table:table-cell>
          <table:table-cell table:formula="of:=IF(   [.HW1000] &lt; [.$C$5];   &quot;Accel&quot;;   IF(     [.HW1000] &lt; [.$C$5] + [.$C$7];     &quot;Cruise&quot;;     IF(       [.HW1000] &lt; [.$C$8];       &quot;Decel&quot;;       &quot;Stop&quot;     )   ) )" office:value-type="string" office:string-value="Accel">
            <text:p>Accel</text:p>
          </table:table-cell>
          <table:table-cell table:formula="of:=IF(   [.HX1000]=&quot;Accel&quot;;   [.$C$1];   IF(     [.HX1000]=&quot;Cruise&quot;;     0;     IF([.HX1000]=&quot;Decel&quot;; -[.$C$1]; 0)   ) )" office:value-type="float" office:value="50">
            <text:p>50</text:p>
          </table:table-cell>
          <table:table-cell table:style-name="ce9" table:formula="of:=IF(   [.HX1000]=&quot;Stop&quot;;   0;   MAX(     0;     MIN(       [.$C$2];       [.HZ999] + [.HY1000] * [.$C$4]     )   ) )" office:value-type="float" office:value="0.25">
            <text:p>0.25</text:p>
          </table:table-cell>
          <table:table-cell table:style-name="ce9" table:formula="of:=IF(   [.HX1000]=&quot;Stop&quot;;   [.$C$3];   [.IA999] + [.HZ1000] * [.$C$4] )" office:value-type="float" office:value="0.00125">
            <text:p>0.00</text:p>
          </table:table-cell>
          <table:table-cell table:style-name="ce5" table:formula="of:=[.IB999]+[.$C$4]" office:value-type="float" office:value="0.005">
            <text:p>0.005</text:p>
          </table:table-cell>
          <table:table-cell table:formula="of:=IF(   [.IB1000] &lt; [.$C$5];   &quot;Accel&quot;;   IF(     [.IB1000] &lt; [.$C$5] + [.$C$7];     &quot;Cruise&quot;;     IF(       [.IB1000] &lt; [.$C$8];       &quot;Decel&quot;;       &quot;Stop&quot;     )   ) )" office:value-type="string" office:string-value="Accel">
            <text:p>Accel</text:p>
          </table:table-cell>
          <table:table-cell table:formula="of:=IF(   [.IC1000]=&quot;Accel&quot;;   [.$C$1];   IF(     [.IC1000]=&quot;Cruise&quot;;     0;     IF([.IC1000]=&quot;Decel&quot;; -[.$C$1]; 0)   ) )" office:value-type="float" office:value="50">
            <text:p>50</text:p>
          </table:table-cell>
          <table:table-cell table:style-name="ce9" table:formula="of:=IF(   [.IC1000]=&quot;Stop&quot;;   0;   MAX(     0;     MIN(       [.$C$2];       [.IE999] + [.ID1000] * [.$C$4]     )   ) )" office:value-type="float" office:value="0.25">
            <text:p>0.25</text:p>
          </table:table-cell>
          <table:table-cell table:style-name="ce9" table:formula="of:=IF(   [.IC1000]=&quot;Stop&quot;;   [.$C$3];   [.IF999] + [.IE1000] * [.$C$4] )" office:value-type="float" office:value="0.00125">
            <text:p>0.00</text:p>
          </table:table-cell>
          <table:table-cell table:style-name="ce5" table:formula="of:=[.IG999]+[.$C$4]" office:value-type="float" office:value="0.005">
            <text:p>0.005</text:p>
          </table:table-cell>
          <table:table-cell table:formula="of:=IF(   [.IG1000] &lt; [.$C$5];   &quot;Accel&quot;;   IF(     [.IG1000] &lt; [.$C$5] + [.$C$7];     &quot;Cruise&quot;;     IF(       [.IG1000] &lt; [.$C$8];       &quot;Decel&quot;;       &quot;Stop&quot;     )   ) )" office:value-type="string" office:string-value="Accel">
            <text:p>Accel</text:p>
          </table:table-cell>
          <table:table-cell table:formula="of:=IF(   [.IH1000]=&quot;Accel&quot;;   [.$C$1];   IF(     [.IH1000]=&quot;Cruise&quot;;     0;     IF([.IH1000]=&quot;Decel&quot;; -[.$C$1]; 0)   ) )" office:value-type="float" office:value="50">
            <text:p>50</text:p>
          </table:table-cell>
          <table:table-cell table:style-name="ce9" table:formula="of:=IF(   [.IH1000]=&quot;Stop&quot;;   0;   MAX(     0;     MIN(       [.$C$2];       [.IJ999] + [.II1000] * [.$C$4]     )   ) )" office:value-type="float" office:value="0.25">
            <text:p>0.25</text:p>
          </table:table-cell>
          <table:table-cell table:style-name="ce9" table:formula="of:=IF(   [.IH1000]=&quot;Stop&quot;;   [.$C$3];   [.IK999] + [.IJ1000] * [.$C$4] )" office:value-type="float" office:value="0.00125">
            <text:p>0.00</text:p>
          </table:table-cell>
          <table:table-cell table:style-name="ce5" table:formula="of:=[.IL999]+[.$C$4]" office:value-type="float" office:value="0.005">
            <text:p>0.005</text:p>
          </table:table-cell>
          <table:table-cell table:formula="of:=IF(   [.IL1000] &lt; [.$C$5];   &quot;Accel&quot;;   IF(     [.IL1000] &lt; [.$C$5] + [.$C$7];     &quot;Cruise&quot;;     IF(       [.IL1000] &lt; [.$C$8];       &quot;Decel&quot;;       &quot;Stop&quot;     )   ) )" office:value-type="string" office:string-value="Accel">
            <text:p>Accel</text:p>
          </table:table-cell>
          <table:table-cell table:formula="of:=IF(   [.IM1000]=&quot;Accel&quot;;   [.$C$1];   IF(     [.IM1000]=&quot;Cruise&quot;;     0;     IF([.IM1000]=&quot;Decel&quot;; -[.$C$1]; 0)   ) )" office:value-type="float" office:value="50">
            <text:p>50</text:p>
          </table:table-cell>
          <table:table-cell table:style-name="ce9" table:formula="of:=IF(   [.IM1000]=&quot;Stop&quot;;   0;   MAX(     0;     MIN(       [.$C$2];       [.IO999] + [.IN1000] * [.$C$4]     )   ) )" office:value-type="float" office:value="0.25">
            <text:p>0.25</text:p>
          </table:table-cell>
          <table:table-cell table:style-name="ce9" table:formula="of:=IF(   [.IM1000]=&quot;Stop&quot;;   [.$C$3];   [.IP999] + [.IO1000] * [.$C$4] )" office:value-type="float" office:value="0.00125">
            <text:p>0.00</text:p>
          </table:table-cell>
          <table:table-cell table:style-name="ce5" table:formula="of:=[.IQ999]+[.$C$4]" office:value-type="float" office:value="0.005">
            <text:p>0.005</text:p>
          </table:table-cell>
          <table:table-cell table:formula="of:=IF(   [.IQ1000] &lt; [.$C$5];   &quot;Accel&quot;;   IF(     [.IQ1000] &lt; [.$C$5] + [.$C$7];     &quot;Cruise&quot;;     IF(       [.IQ1000] &lt; [.$C$8];       &quot;Decel&quot;;       &quot;Stop&quot;     )   ) )" office:value-type="string" office:string-value="Accel">
            <text:p>Accel</text:p>
          </table:table-cell>
          <table:table-cell table:formula="of:=IF(   [.IR1000]=&quot;Accel&quot;;   [.$C$1];   IF(     [.IR1000]=&quot;Cruise&quot;;     0;     IF([.IR1000]=&quot;Decel&quot;; -[.$C$1]; 0)   ) )" office:value-type="float" office:value="50">
            <text:p>50</text:p>
          </table:table-cell>
          <table:table-cell table:style-name="ce9" table:formula="of:=IF(   [.IR1000]=&quot;Stop&quot;;   0;   MAX(     0;     MIN(       [.$C$2];       [.IT999] + [.IS1000] * [.$C$4]     )   ) )" office:value-type="float" office:value="0.25">
            <text:p>0.25</text:p>
          </table:table-cell>
          <table:table-cell table:style-name="ce9" table:formula="of:=IF(   [.IR1000]=&quot;Stop&quot;;   [.$C$3];   [.IU999] + [.IT1000] * [.$C$4] )" office:value-type="float" office:value="0.00125">
            <text:p>0.00</text:p>
          </table:table-cell>
          <table:table-cell table:style-name="ce5" table:formula="of:=[.IV999]+[.$C$4]" office:value-type="float" office:value="0.005">
            <text:p>0.005</text:p>
          </table:table-cell>
          <table:table-cell table:formula="of:=IF(   [.IV1000] &lt; [.$C$5];   &quot;Accel&quot;;   IF(     [.IV1000] &lt; [.$C$5] + [.$C$7];     &quot;Cruise&quot;;     IF(       [.IV1000] &lt; [.$C$8];       &quot;Decel&quot;;       &quot;Stop&quot;     )   ) )" office:value-type="string" office:string-value="Accel">
            <text:p>Accel</text:p>
          </table:table-cell>
          <table:table-cell table:formula="of:=IF(   [.IW1000]=&quot;Accel&quot;;   [.$C$1];   IF(     [.IW1000]=&quot;Cruise&quot;;     0;     IF([.IW1000]=&quot;Decel&quot;; -[.$C$1]; 0)   ) )" office:value-type="float" office:value="50">
            <text:p>50</text:p>
          </table:table-cell>
          <table:table-cell table:style-name="ce9" table:formula="of:=IF(   [.IW1000]=&quot;Stop&quot;;   0;   MAX(     0;     MIN(       [.$C$2];       [.IY999] + [.IX1000] * [.$C$4]     )   ) )" office:value-type="float" office:value="0.25">
            <text:p>0.25</text:p>
          </table:table-cell>
          <table:table-cell table:style-name="ce9" table:formula="of:=IF(   [.IW1000]=&quot;Stop&quot;;   [.$C$3];   [.IZ999] + [.IY1000] * [.$C$4] )" office:value-type="float" office:value="0.00125">
            <text:p>0.00</text:p>
          </table:table-cell>
          <table:table-cell table:style-name="ce5" table:formula="of:=[.JA999]+[.$C$4]" office:value-type="float" office:value="0.005">
            <text:p>0.005</text:p>
          </table:table-cell>
          <table:table-cell table:formula="of:=IF(   [.JA1000] &lt; [.$C$5];   &quot;Accel&quot;;   IF(     [.JA1000] &lt; [.$C$5] + [.$C$7];     &quot;Cruise&quot;;     IF(       [.JA1000] &lt; [.$C$8];       &quot;Decel&quot;;       &quot;Stop&quot;     )   ) )" office:value-type="string" office:string-value="Accel">
            <text:p>Accel</text:p>
          </table:table-cell>
          <table:table-cell table:formula="of:=IF(   [.JB1000]=&quot;Accel&quot;;   [.$C$1];   IF(     [.JB1000]=&quot;Cruise&quot;;     0;     IF([.JB1000]=&quot;Decel&quot;; -[.$C$1]; 0)   ) )" office:value-type="float" office:value="50">
            <text:p>50</text:p>
          </table:table-cell>
          <table:table-cell table:style-name="ce9" table:formula="of:=IF(   [.JB1000]=&quot;Stop&quot;;   0;   MAX(     0;     MIN(       [.$C$2];       [.JD999] + [.JC1000] * [.$C$4]     )   ) )" office:value-type="float" office:value="0.25">
            <text:p>0.25</text:p>
          </table:table-cell>
          <table:table-cell table:style-name="ce9" table:formula="of:=IF(   [.JB1000]=&quot;Stop&quot;;   [.$C$3];   [.JE999] + [.JD1000] * [.$C$4] )" office:value-type="float" office:value="0.00125">
            <text:p>0.00</text:p>
          </table:table-cell>
          <table:table-cell table:style-name="ce5" table:formula="of:=[.JF999]+[.$C$4]" office:value-type="float" office:value="0.005">
            <text:p>0.005</text:p>
          </table:table-cell>
          <table:table-cell table:formula="of:=IF(   [.JF1000] &lt; [.$C$5];   &quot;Accel&quot;;   IF(     [.JF1000] &lt; [.$C$5] + [.$C$7];     &quot;Cruise&quot;;     IF(       [.JF1000] &lt; [.$C$8];       &quot;Decel&quot;;       &quot;Stop&quot;     )   ) )" office:value-type="string" office:string-value="Accel">
            <text:p>Accel</text:p>
          </table:table-cell>
          <table:table-cell table:formula="of:=IF(   [.JG1000]=&quot;Accel&quot;;   [.$C$1];   IF(     [.JG1000]=&quot;Cruise&quot;;     0;     IF([.JG1000]=&quot;Decel&quot;; -[.$C$1]; 0)   ) )" office:value-type="float" office:value="50">
            <text:p>50</text:p>
          </table:table-cell>
          <table:table-cell table:style-name="ce9" table:formula="of:=IF(   [.JG1000]=&quot;Stop&quot;;   0;   MAX(     0;     MIN(       [.$C$2];       [.JI999] + [.JH1000] * [.$C$4]     )   ) )" office:value-type="float" office:value="0.25">
            <text:p>0.25</text:p>
          </table:table-cell>
          <table:table-cell table:style-name="ce9" table:formula="of:=IF(   [.JG1000]=&quot;Stop&quot;;   [.$C$3];   [.JJ999] + [.JI1000] * [.$C$4] )" office:value-type="float" office:value="0.00125">
            <text:p>0.00</text:p>
          </table:table-cell>
          <table:table-cell table:style-name="ce5" table:formula="of:=[.JK999]+[.$C$4]" office:value-type="float" office:value="0.005">
            <text:p>0.005</text:p>
          </table:table-cell>
          <table:table-cell table:formula="of:=IF(   [.JK1000] &lt; [.$C$5];   &quot;Accel&quot;;   IF(     [.JK1000] &lt; [.$C$5] + [.$C$7];     &quot;Cruise&quot;;     IF(       [.JK1000] &lt; [.$C$8];       &quot;Decel&quot;;       &quot;Stop&quot;     )   ) )" office:value-type="string" office:string-value="Accel">
            <text:p>Accel</text:p>
          </table:table-cell>
          <table:table-cell table:formula="of:=IF(   [.JL1000]=&quot;Accel&quot;;   [.$C$1];   IF(     [.JL1000]=&quot;Cruise&quot;;     0;     IF([.JL1000]=&quot;Decel&quot;; -[.$C$1]; 0)   ) )" office:value-type="float" office:value="50">
            <text:p>50</text:p>
          </table:table-cell>
          <table:table-cell table:style-name="ce9" table:formula="of:=IF(   [.JL1000]=&quot;Stop&quot;;   0;   MAX(     0;     MIN(       [.$C$2];       [.JN999] + [.JM1000] * [.$C$4]     )   ) )" office:value-type="float" office:value="0.25">
            <text:p>0.25</text:p>
          </table:table-cell>
          <table:table-cell table:style-name="ce9" table:formula="of:=IF(   [.JL1000]=&quot;Stop&quot;;   [.$C$3];   [.JO999] + [.JN1000] * [.$C$4] )" office:value-type="float" office:value="0.00125">
            <text:p>0.00</text:p>
          </table:table-cell>
          <table:table-cell table:style-name="ce5" table:formula="of:=[.JP999]+[.$C$4]" office:value-type="float" office:value="0.005">
            <text:p>0.005</text:p>
          </table:table-cell>
          <table:table-cell table:formula="of:=IF(   [.JP1000] &lt; [.$C$5];   &quot;Accel&quot;;   IF(     [.JP1000] &lt; [.$C$5] + [.$C$7];     &quot;Cruise&quot;;     IF(       [.JP1000] &lt; [.$C$8];       &quot;Decel&quot;;       &quot;Stop&quot;     )   ) )" office:value-type="string" office:string-value="Accel">
            <text:p>Accel</text:p>
          </table:table-cell>
          <table:table-cell table:formula="of:=IF(   [.JQ1000]=&quot;Accel&quot;;   [.$C$1];   IF(     [.JQ1000]=&quot;Cruise&quot;;     0;     IF([.JQ1000]=&quot;Decel&quot;; -[.$C$1]; 0)   ) )" office:value-type="float" office:value="50">
            <text:p>50</text:p>
          </table:table-cell>
          <table:table-cell table:style-name="ce9" table:formula="of:=IF(   [.JQ1000]=&quot;Stop&quot;;   0;   MAX(     0;     MIN(       [.$C$2];       [.JS999] + [.JR1000] * [.$C$4]     )   ) )" office:value-type="float" office:value="0.25">
            <text:p>0.25</text:p>
          </table:table-cell>
          <table:table-cell table:style-name="ce9" table:formula="of:=IF(   [.JQ1000]=&quot;Stop&quot;;   [.$C$3];   [.JT999] + [.JS1000] * [.$C$4] )" office:value-type="float" office:value="0.00125">
            <text:p>0.00</text:p>
          </table:table-cell>
          <table:table-cell table:style-name="ce5" table:formula="of:=[.JU999]+[.$C$4]" office:value-type="float" office:value="0.005">
            <text:p>0.005</text:p>
          </table:table-cell>
          <table:table-cell table:formula="of:=IF(   [.JU1000] &lt; [.$C$5];   &quot;Accel&quot;;   IF(     [.JU1000] &lt; [.$C$5] + [.$C$7];     &quot;Cruise&quot;;     IF(       [.JU1000] &lt; [.$C$8];       &quot;Decel&quot;;       &quot;Stop&quot;     )   ) )" office:value-type="string" office:string-value="Accel">
            <text:p>Accel</text:p>
          </table:table-cell>
          <table:table-cell table:formula="of:=IF(   [.JV1000]=&quot;Accel&quot;;   [.$C$1];   IF(     [.JV1000]=&quot;Cruise&quot;;     0;     IF([.JV1000]=&quot;Decel&quot;; -[.$C$1]; 0)   ) )" office:value-type="float" office:value="50">
            <text:p>50</text:p>
          </table:table-cell>
          <table:table-cell table:style-name="ce9" table:formula="of:=IF(   [.JV1000]=&quot;Stop&quot;;   0;   MAX(     0;     MIN(       [.$C$2];       [.JX999] + [.JW1000] * [.$C$4]     )   ) )" office:value-type="float" office:value="0.25">
            <text:p>0.25</text:p>
          </table:table-cell>
          <table:table-cell table:style-name="ce9" table:formula="of:=IF(   [.JV1000]=&quot;Stop&quot;;   [.$C$3];   [.JY999] + [.JX1000] * [.$C$4] )" office:value-type="float" office:value="0.00125">
            <text:p>0.00</text:p>
          </table:table-cell>
          <table:table-cell table:style-name="ce5" table:formula="of:=[.JZ999]+[.$C$4]" office:value-type="float" office:value="0.005">
            <text:p>0.005</text:p>
          </table:table-cell>
          <table:table-cell table:formula="of:=IF(   [.JZ1000] &lt; [.$C$5];   &quot;Accel&quot;;   IF(     [.JZ1000] &lt; [.$C$5] + [.$C$7];     &quot;Cruise&quot;;     IF(       [.JZ1000] &lt; [.$C$8];       &quot;Decel&quot;;       &quot;Stop&quot;     )   ) )" office:value-type="string" office:string-value="Accel">
            <text:p>Accel</text:p>
          </table:table-cell>
          <table:table-cell table:formula="of:=IF(   [.KA1000]=&quot;Accel&quot;;   [.$C$1];   IF(     [.KA1000]=&quot;Cruise&quot;;     0;     IF([.KA1000]=&quot;Decel&quot;; -[.$C$1]; 0)   ) )" office:value-type="float" office:value="50">
            <text:p>50</text:p>
          </table:table-cell>
          <table:table-cell table:style-name="ce9" table:formula="of:=IF(   [.KA1000]=&quot;Stop&quot;;   0;   MAX(     0;     MIN(       [.$C$2];       [.KC999] + [.KB1000] * [.$C$4]     )   ) )" office:value-type="float" office:value="0.25">
            <text:p>0.25</text:p>
          </table:table-cell>
          <table:table-cell table:style-name="ce9" table:formula="of:=IF(   [.KA1000]=&quot;Stop&quot;;   [.$C$3];   [.KD999] + [.KC1000] * [.$C$4] )" office:value-type="float" office:value="0.00125">
            <text:p>0.00</text:p>
          </table:table-cell>
          <table:table-cell table:style-name="ce5" table:formula="of:=[.KE999]+[.$C$4]" office:value-type="float" office:value="0.005">
            <text:p>0.005</text:p>
          </table:table-cell>
          <table:table-cell table:formula="of:=IF(   [.KE1000] &lt; [.$C$5];   &quot;Accel&quot;;   IF(     [.KE1000] &lt; [.$C$5] + [.$C$7];     &quot;Cruise&quot;;     IF(       [.KE1000] &lt; [.$C$8];       &quot;Decel&quot;;       &quot;Stop&quot;     )   ) )" office:value-type="string" office:string-value="Accel">
            <text:p>Accel</text:p>
          </table:table-cell>
          <table:table-cell table:formula="of:=IF(   [.KF1000]=&quot;Accel&quot;;   [.$C$1];   IF(     [.KF1000]=&quot;Cruise&quot;;     0;     IF([.KF1000]=&quot;Decel&quot;; -[.$C$1]; 0)   ) )" office:value-type="float" office:value="50">
            <text:p>50</text:p>
          </table:table-cell>
          <table:table-cell table:style-name="ce9" table:formula="of:=IF(   [.KF1000]=&quot;Stop&quot;;   0;   MAX(     0;     MIN(       [.$C$2];       [.KH999] + [.KG1000] * [.$C$4]     )   ) )" office:value-type="float" office:value="0.25">
            <text:p>0.25</text:p>
          </table:table-cell>
          <table:table-cell table:style-name="ce9" table:formula="of:=IF(   [.KF1000]=&quot;Stop&quot;;   [.$C$3];   [.KI999] + [.KH1000] * [.$C$4] )" office:value-type="float" office:value="0.00125">
            <text:p>0.00</text:p>
          </table:table-cell>
          <table:table-cell table:style-name="ce5" table:formula="of:=[.KJ999]+[.$C$4]" office:value-type="float" office:value="0.005">
            <text:p>0.005</text:p>
          </table:table-cell>
          <table:table-cell table:formula="of:=IF(   [.KJ1000] &lt; [.$C$5];   &quot;Accel&quot;;   IF(     [.KJ1000] &lt; [.$C$5] + [.$C$7];     &quot;Cruise&quot;;     IF(       [.KJ1000] &lt; [.$C$8];       &quot;Decel&quot;;       &quot;Stop&quot;     )   ) )" office:value-type="string" office:string-value="Accel">
            <text:p>Accel</text:p>
          </table:table-cell>
          <table:table-cell table:formula="of:=IF(   [.KK1000]=&quot;Accel&quot;;   [.$C$1];   IF(     [.KK1000]=&quot;Cruise&quot;;     0;     IF([.KK1000]=&quot;Decel&quot;; -[.$C$1]; 0)   ) )" office:value-type="float" office:value="50">
            <text:p>50</text:p>
          </table:table-cell>
          <table:table-cell table:style-name="ce9" table:formula="of:=IF(   [.KK1000]=&quot;Stop&quot;;   0;   MAX(     0;     MIN(       [.$C$2];       [.KM999] + [.KL1000] * [.$C$4]     )   ) )" office:value-type="float" office:value="0.25">
            <text:p>0.25</text:p>
          </table:table-cell>
          <table:table-cell table:style-name="ce9" table:formula="of:=IF(   [.KK1000]=&quot;Stop&quot;;   [.$C$3];   [.KN999] + [.KM1000] * [.$C$4] )" office:value-type="float" office:value="0.00125">
            <text:p>0.00</text:p>
          </table:table-cell>
          <table:table-cell table:style-name="ce5" table:formula="of:=[.KO999]+[.$C$4]" office:value-type="float" office:value="0.005">
            <text:p>0.005</text:p>
          </table:table-cell>
          <table:table-cell table:formula="of:=IF(   [.KO1000] &lt; [.$C$5];   &quot;Accel&quot;;   IF(     [.KO1000] &lt; [.$C$5] + [.$C$7];     &quot;Cruise&quot;;     IF(       [.KO1000] &lt; [.$C$8];       &quot;Decel&quot;;       &quot;Stop&quot;     )   ) )" office:value-type="string" office:string-value="Accel">
            <text:p>Accel</text:p>
          </table:table-cell>
          <table:table-cell table:formula="of:=IF(   [.KP1000]=&quot;Accel&quot;;   [.$C$1];   IF(     [.KP1000]=&quot;Cruise&quot;;     0;     IF([.KP1000]=&quot;Decel&quot;; -[.$C$1]; 0)   ) )" office:value-type="float" office:value="50">
            <text:p>50</text:p>
          </table:table-cell>
          <table:table-cell table:style-name="ce9" table:formula="of:=IF(   [.KP1000]=&quot;Stop&quot;;   0;   MAX(     0;     MIN(       [.$C$2];       [.KR999] + [.KQ1000] * [.$C$4]     )   ) )" office:value-type="float" office:value="0.25">
            <text:p>0.25</text:p>
          </table:table-cell>
          <table:table-cell table:style-name="ce9" table:formula="of:=IF(   [.KP1000]=&quot;Stop&quot;;   [.$C$3];   [.KS999] + [.KR1000] * [.$C$4] )" office:value-type="float" office:value="0.00125">
            <text:p>0.00</text:p>
          </table:table-cell>
          <table:table-cell table:style-name="ce5" table:formula="of:=[.KT999]+[.$C$4]" office:value-type="float" office:value="0.005">
            <text:p>0.005</text:p>
          </table:table-cell>
          <table:table-cell table:formula="of:=IF(   [.KT1000] &lt; [.$C$5];   &quot;Accel&quot;;   IF(     [.KT1000] &lt; [.$C$5] + [.$C$7];     &quot;Cruise&quot;;     IF(       [.KT1000] &lt; [.$C$8];       &quot;Decel&quot;;       &quot;Stop&quot;     )   ) )" office:value-type="string" office:string-value="Accel">
            <text:p>Accel</text:p>
          </table:table-cell>
          <table:table-cell table:formula="of:=IF(   [.KU1000]=&quot;Accel&quot;;   [.$C$1];   IF(     [.KU1000]=&quot;Cruise&quot;;     0;     IF([.KU1000]=&quot;Decel&quot;; -[.$C$1]; 0)   ) )" office:value-type="float" office:value="50">
            <text:p>50</text:p>
          </table:table-cell>
          <table:table-cell table:style-name="ce9" table:formula="of:=IF(   [.KU1000]=&quot;Stop&quot;;   0;   MAX(     0;     MIN(       [.$C$2];       [.KW999] + [.KV1000] * [.$C$4]     )   ) )" office:value-type="float" office:value="0.25">
            <text:p>0.25</text:p>
          </table:table-cell>
          <table:table-cell table:style-name="ce9" table:formula="of:=IF(   [.KU1000]=&quot;Stop&quot;;   [.$C$3];   [.KX999] + [.KW1000] * [.$C$4] )" office:value-type="float" office:value="0.00125">
            <text:p>0.00</text:p>
          </table:table-cell>
          <table:table-cell table:style-name="ce5" table:formula="of:=[.KY999]+[.$C$4]" office:value-type="float" office:value="0.005">
            <text:p>0.005</text:p>
          </table:table-cell>
          <table:table-cell table:formula="of:=IF(   [.KY1000] &lt; [.$C$5];   &quot;Accel&quot;;   IF(     [.KY1000] &lt; [.$C$5] + [.$C$7];     &quot;Cruise&quot;;     IF(       [.KY1000] &lt; [.$C$8];       &quot;Decel&quot;;       &quot;Stop&quot;     )   ) )" office:value-type="string" office:string-value="Accel">
            <text:p>Accel</text:p>
          </table:table-cell>
          <table:table-cell table:formula="of:=IF(   [.KZ1000]=&quot;Accel&quot;;   [.$C$1];   IF(     [.KZ1000]=&quot;Cruise&quot;;     0;     IF([.KZ1000]=&quot;Decel&quot;; -[.$C$1]; 0)   ) )" office:value-type="float" office:value="50">
            <text:p>50</text:p>
          </table:table-cell>
          <table:table-cell table:style-name="ce9" table:formula="of:=IF(   [.KZ1000]=&quot;Stop&quot;;   0;   MAX(     0;     MIN(       [.$C$2];       [.LB999] + [.LA1000] * [.$C$4]     )   ) )" office:value-type="float" office:value="0.25">
            <text:p>0.25</text:p>
          </table:table-cell>
          <table:table-cell table:style-name="ce9" table:formula="of:=IF(   [.KZ1000]=&quot;Stop&quot;;   [.$C$3];   [.LC999] + [.LB1000] * [.$C$4] )" office:value-type="float" office:value="0.00125">
            <text:p>0.00</text:p>
          </table:table-cell>
          <table:table-cell table:style-name="ce5" table:formula="of:=[.LD999]+[.$C$4]" office:value-type="float" office:value="0.005">
            <text:p>0.005</text:p>
          </table:table-cell>
          <table:table-cell table:formula="of:=IF(   [.LD1000] &lt; [.$C$5];   &quot;Accel&quot;;   IF(     [.LD1000] &lt; [.$C$5] + [.$C$7];     &quot;Cruise&quot;;     IF(       [.LD1000] &lt; [.$C$8];       &quot;Decel&quot;;       &quot;Stop&quot;     )   ) )" office:value-type="string" office:string-value="Accel">
            <text:p>Accel</text:p>
          </table:table-cell>
          <table:table-cell table:formula="of:=IF(   [.LE1000]=&quot;Accel&quot;;   [.$C$1];   IF(     [.LE1000]=&quot;Cruise&quot;;     0;     IF([.LE1000]=&quot;Decel&quot;; -[.$C$1]; 0)   ) )" office:value-type="float" office:value="50">
            <text:p>50</text:p>
          </table:table-cell>
          <table:table-cell table:style-name="ce9" table:formula="of:=IF(   [.LE1000]=&quot;Stop&quot;;   0;   MAX(     0;     MIN(       [.$C$2];       [.LG999] + [.LF1000] * [.$C$4]     )   ) )" office:value-type="float" office:value="0.25">
            <text:p>0.25</text:p>
          </table:table-cell>
          <table:table-cell table:style-name="ce9" table:formula="of:=IF(   [.LE1000]=&quot;Stop&quot;;   [.$C$3];   [.LH999] + [.LG1000] * [.$C$4] )" office:value-type="float" office:value="0.00125">
            <text:p>0.00</text:p>
          </table:table-cell>
          <table:table-cell table:style-name="ce5" table:formula="of:=[.LI999]+[.$C$4]" office:value-type="float" office:value="0.005">
            <text:p>0.005</text:p>
          </table:table-cell>
          <table:table-cell table:formula="of:=IF(   [.LI1000] &lt; [.$C$5];   &quot;Accel&quot;;   IF(     [.LI1000] &lt; [.$C$5] + [.$C$7];     &quot;Cruise&quot;;     IF(       [.LI1000] &lt; [.$C$8];       &quot;Decel&quot;;       &quot;Stop&quot;     )   ) )" office:value-type="string" office:string-value="Accel">
            <text:p>Accel</text:p>
          </table:table-cell>
          <table:table-cell table:formula="of:=IF(   [.LJ1000]=&quot;Accel&quot;;   [.$C$1];   IF(     [.LJ1000]=&quot;Cruise&quot;;     0;     IF([.LJ1000]=&quot;Decel&quot;; -[.$C$1]; 0)   ) )" office:value-type="float" office:value="50">
            <text:p>50</text:p>
          </table:table-cell>
          <table:table-cell table:style-name="ce9" table:formula="of:=IF(   [.LJ1000]=&quot;Stop&quot;;   0;   MAX(     0;     MIN(       [.$C$2];       [.LL999] + [.LK1000] * [.$C$4]     )   ) )" office:value-type="float" office:value="0.25">
            <text:p>0.25</text:p>
          </table:table-cell>
          <table:table-cell table:style-name="ce9" table:formula="of:=IF(   [.LJ1000]=&quot;Stop&quot;;   [.$C$3];   [.LM999] + [.LL1000] * [.$C$4] )" office:value-type="float" office:value="0.00125">
            <text:p>0.00</text:p>
          </table:table-cell>
          <table:table-cell table:style-name="ce5" table:formula="of:=[.LN999]+[.$C$4]" office:value-type="float" office:value="0.005">
            <text:p>0.005</text:p>
          </table:table-cell>
          <table:table-cell table:formula="of:=IF(   [.LN1000] &lt; [.$C$5];   &quot;Accel&quot;;   IF(     [.LN1000] &lt; [.$C$5] + [.$C$7];     &quot;Cruise&quot;;     IF(       [.LN1000] &lt; [.$C$8];       &quot;Decel&quot;;       &quot;Stop&quot;     )   ) )" office:value-type="string" office:string-value="Accel">
            <text:p>Accel</text:p>
          </table:table-cell>
          <table:table-cell table:formula="of:=IF(   [.LO1000]=&quot;Accel&quot;;   [.$C$1];   IF(     [.LO1000]=&quot;Cruise&quot;;     0;     IF([.LO1000]=&quot;Decel&quot;; -[.$C$1]; 0)   ) )" office:value-type="float" office:value="50">
            <text:p>50</text:p>
          </table:table-cell>
          <table:table-cell table:style-name="ce9" table:formula="of:=IF(   [.LO1000]=&quot;Stop&quot;;   0;   MAX(     0;     MIN(       [.$C$2];       [.LQ999] + [.LP1000] * [.$C$4]     )   ) )" office:value-type="float" office:value="0.25">
            <text:p>0.25</text:p>
          </table:table-cell>
          <table:table-cell table:style-name="ce9" table:formula="of:=IF(   [.LO1000]=&quot;Stop&quot;;   [.$C$3];   [.LR999] + [.LQ1000] * [.$C$4] )" office:value-type="float" office:value="0.00125">
            <text:p>0.00</text:p>
          </table:table-cell>
          <table:table-cell table:style-name="ce5" table:formula="of:=[.LS999]+[.$C$4]" office:value-type="float" office:value="0.005">
            <text:p>0.005</text:p>
          </table:table-cell>
          <table:table-cell table:formula="of:=IF(   [.LS1000] &lt; [.$C$5];   &quot;Accel&quot;;   IF(     [.LS1000] &lt; [.$C$5] + [.$C$7];     &quot;Cruise&quot;;     IF(       [.LS1000] &lt; [.$C$8];       &quot;Decel&quot;;       &quot;Stop&quot;     )   ) )" office:value-type="string" office:string-value="Accel">
            <text:p>Accel</text:p>
          </table:table-cell>
          <table:table-cell table:formula="of:=IF(   [.LT1000]=&quot;Accel&quot;;   [.$C$1];   IF(     [.LT1000]=&quot;Cruise&quot;;     0;     IF([.LT1000]=&quot;Decel&quot;; -[.$C$1]; 0)   ) )" office:value-type="float" office:value="50">
            <text:p>50</text:p>
          </table:table-cell>
          <table:table-cell table:style-name="ce9" table:formula="of:=IF(   [.LT1000]=&quot;Stop&quot;;   0;   MAX(     0;     MIN(       [.$C$2];       [.LV999] + [.LU1000] * [.$C$4]     )   ) )" office:value-type="float" office:value="0.25">
            <text:p>0.25</text:p>
          </table:table-cell>
          <table:table-cell table:style-name="ce9" table:formula="of:=IF(   [.LT1000]=&quot;Stop&quot;;   [.$C$3];   [.LW999] + [.LV1000] * [.$C$4] )" office:value-type="float" office:value="0.00125">
            <text:p>0.00</text:p>
          </table:table-cell>
          <table:table-cell table:style-name="ce5" table:formula="of:=[.LX999]+[.$C$4]" office:value-type="float" office:value="0.005">
            <text:p>0.005</text:p>
          </table:table-cell>
          <table:table-cell table:formula="of:=IF(   [.LX1000] &lt; [.$C$5];   &quot;Accel&quot;;   IF(     [.LX1000] &lt; [.$C$5] + [.$C$7];     &quot;Cruise&quot;;     IF(       [.LX1000] &lt; [.$C$8];       &quot;Decel&quot;;       &quot;Stop&quot;     )   ) )" office:value-type="string" office:string-value="Accel">
            <text:p>Accel</text:p>
          </table:table-cell>
          <table:table-cell table:formula="of:=IF(   [.LY1000]=&quot;Accel&quot;;   [.$C$1];   IF(     [.LY1000]=&quot;Cruise&quot;;     0;     IF([.LY1000]=&quot;Decel&quot;; -[.$C$1]; 0)   ) )" office:value-type="float" office:value="50">
            <text:p>50</text:p>
          </table:table-cell>
          <table:table-cell table:style-name="ce9" table:formula="of:=IF(   [.LY1000]=&quot;Stop&quot;;   0;   MAX(     0;     MIN(       [.$C$2];       [.MA999] + [.LZ1000] * [.$C$4]     )   ) )" office:value-type="float" office:value="0.25">
            <text:p>0.25</text:p>
          </table:table-cell>
          <table:table-cell table:style-name="ce9" table:formula="of:=IF(   [.LY1000]=&quot;Stop&quot;;   [.$C$3];   [.MB999] + [.MA1000] * [.$C$4] )" office:value-type="float" office:value="0.00125">
            <text:p>0.00</text:p>
          </table:table-cell>
          <table:table-cell table:style-name="ce5" table:formula="of:=[.MC999]+[.$C$4]" office:value-type="float" office:value="0.005">
            <text:p>0.005</text:p>
          </table:table-cell>
          <table:table-cell table:formula="of:=IF(   [.MC1000] &lt; [.$C$5];   &quot;Accel&quot;;   IF(     [.MC1000] &lt; [.$C$5] + [.$C$7];     &quot;Cruise&quot;;     IF(       [.MC1000] &lt; [.$C$8];       &quot;Decel&quot;;       &quot;Stop&quot;     )   ) )" office:value-type="string" office:string-value="Accel">
            <text:p>Accel</text:p>
          </table:table-cell>
          <table:table-cell table:formula="of:=IF(   [.MD1000]=&quot;Accel&quot;;   [.$C$1];   IF(     [.MD1000]=&quot;Cruise&quot;;     0;     IF([.MD1000]=&quot;Decel&quot;; -[.$C$1]; 0)   ) )" office:value-type="float" office:value="50">
            <text:p>50</text:p>
          </table:table-cell>
          <table:table-cell table:style-name="ce9" table:formula="of:=IF(   [.MD1000]=&quot;Stop&quot;;   0;   MAX(     0;     MIN(       [.$C$2];       [.MF999] + [.ME1000] * [.$C$4]     )   ) )" office:value-type="float" office:value="0.25">
            <text:p>0.25</text:p>
          </table:table-cell>
          <table:table-cell table:style-name="ce9" table:formula="of:=IF(   [.MD1000]=&quot;Stop&quot;;   [.$C$3];   [.MG999] + [.MF1000] * [.$C$4] )" office:value-type="float" office:value="0.00125">
            <text:p>0.00</text:p>
          </table:table-cell>
          <table:table-cell table:style-name="ce5" table:formula="of:=[.MH999]+[.$C$4]" office:value-type="float" office:value="0.005">
            <text:p>0.005</text:p>
          </table:table-cell>
          <table:table-cell table:formula="of:=IF(   [.MH1000] &lt; [.$C$5];   &quot;Accel&quot;;   IF(     [.MH1000] &lt; [.$C$5] + [.$C$7];     &quot;Cruise&quot;;     IF(       [.MH1000] &lt; [.$C$8];       &quot;Decel&quot;;       &quot;Stop&quot;     )   ) )" office:value-type="string" office:string-value="Accel">
            <text:p>Accel</text:p>
          </table:table-cell>
          <table:table-cell table:formula="of:=IF(   [.MI1000]=&quot;Accel&quot;;   [.$C$1];   IF(     [.MI1000]=&quot;Cruise&quot;;     0;     IF([.MI1000]=&quot;Decel&quot;; -[.$C$1]; 0)   ) )" office:value-type="float" office:value="50">
            <text:p>50</text:p>
          </table:table-cell>
          <table:table-cell table:style-name="ce9" table:formula="of:=IF(   [.MI1000]=&quot;Stop&quot;;   0;   MAX(     0;     MIN(       [.$C$2];       [.MK999] + [.MJ1000] * [.$C$4]     )   ) )" office:value-type="float" office:value="0.25">
            <text:p>0.25</text:p>
          </table:table-cell>
          <table:table-cell table:style-name="ce9" table:formula="of:=IF(   [.MI1000]=&quot;Stop&quot;;   [.$C$3];   [.ML999] + [.MK1000] * [.$C$4] )" office:value-type="float" office:value="0.00125">
            <text:p>0.00</text:p>
          </table:table-cell>
          <table:table-cell table:style-name="ce5" table:formula="of:=[.MM999]+[.$C$4]" office:value-type="float" office:value="0.005">
            <text:p>0.005</text:p>
          </table:table-cell>
          <table:table-cell table:formula="of:=IF(   [.MM1000] &lt; [.$C$5];   &quot;Accel&quot;;   IF(     [.MM1000] &lt; [.$C$5] + [.$C$7];     &quot;Cruise&quot;;     IF(       [.MM1000] &lt; [.$C$8];       &quot;Decel&quot;;       &quot;Stop&quot;     )   ) )" office:value-type="string" office:string-value="Accel">
            <text:p>Accel</text:p>
          </table:table-cell>
          <table:table-cell table:formula="of:=IF(   [.MN1000]=&quot;Accel&quot;;   [.$C$1];   IF(     [.MN1000]=&quot;Cruise&quot;;     0;     IF([.MN1000]=&quot;Decel&quot;; -[.$C$1]; 0)   ) )" office:value-type="float" office:value="50">
            <text:p>50</text:p>
          </table:table-cell>
          <table:table-cell table:style-name="ce9" table:formula="of:=IF(   [.MN1000]=&quot;Stop&quot;;   0;   MAX(     0;     MIN(       [.$C$2];       [.MP999] + [.MO1000] * [.$C$4]     )   ) )" office:value-type="float" office:value="0.25">
            <text:p>0.25</text:p>
          </table:table-cell>
          <table:table-cell table:style-name="ce9" table:formula="of:=IF(   [.MN1000]=&quot;Stop&quot;;   [.$C$3];   [.MQ999] + [.MP1000] * [.$C$4] )" office:value-type="float" office:value="0.00125">
            <text:p>0.00</text:p>
          </table:table-cell>
          <table:table-cell table:style-name="ce5" table:formula="of:=[.MR999]+[.$C$4]" office:value-type="float" office:value="0.005">
            <text:p>0.005</text:p>
          </table:table-cell>
          <table:table-cell table:formula="of:=IF(   [.MR1000] &lt; [.$C$5];   &quot;Accel&quot;;   IF(     [.MR1000] &lt; [.$C$5] + [.$C$7];     &quot;Cruise&quot;;     IF(       [.MR1000] &lt; [.$C$8];       &quot;Decel&quot;;       &quot;Stop&quot;     )   ) )" office:value-type="string" office:string-value="Accel">
            <text:p>Accel</text:p>
          </table:table-cell>
          <table:table-cell table:formula="of:=IF(   [.MS1000]=&quot;Accel&quot;;   [.$C$1];   IF(     [.MS1000]=&quot;Cruise&quot;;     0;     IF([.MS1000]=&quot;Decel&quot;; -[.$C$1]; 0)   ) )" office:value-type="float" office:value="50">
            <text:p>50</text:p>
          </table:table-cell>
          <table:table-cell table:style-name="ce9" table:formula="of:=IF(   [.MS1000]=&quot;Stop&quot;;   0;   MAX(     0;     MIN(       [.$C$2];       [.MU999] + [.MT1000] * [.$C$4]     )   ) )" office:value-type="float" office:value="0.25">
            <text:p>0.25</text:p>
          </table:table-cell>
          <table:table-cell table:style-name="ce9" table:formula="of:=IF(   [.MS1000]=&quot;Stop&quot;;   [.$C$3];   [.MV999] + [.MU1000] * [.$C$4] )" office:value-type="float" office:value="0.00125">
            <text:p>0.00</text:p>
          </table:table-cell>
          <table:table-cell table:style-name="ce5" table:formula="of:=[.MW999]+[.$C$4]" office:value-type="float" office:value="0.005">
            <text:p>0.005</text:p>
          </table:table-cell>
          <table:table-cell table:formula="of:=IF(   [.MW1000] &lt; [.$C$5];   &quot;Accel&quot;;   IF(     [.MW1000] &lt; [.$C$5] + [.$C$7];     &quot;Cruise&quot;;     IF(       [.MW1000] &lt; [.$C$8];       &quot;Decel&quot;;       &quot;Stop&quot;     )   ) )" office:value-type="string" office:string-value="Accel">
            <text:p>Accel</text:p>
          </table:table-cell>
          <table:table-cell table:formula="of:=IF(   [.MX1000]=&quot;Accel&quot;;   [.$C$1];   IF(     [.MX1000]=&quot;Cruise&quot;;     0;     IF([.MX1000]=&quot;Decel&quot;; -[.$C$1]; 0)   ) )" office:value-type="float" office:value="50">
            <text:p>50</text:p>
          </table:table-cell>
          <table:table-cell table:style-name="ce9" table:formula="of:=IF(   [.MX1000]=&quot;Stop&quot;;   0;   MAX(     0;     MIN(       [.$C$2];       [.MZ999] + [.MY1000] * [.$C$4]     )   ) )" office:value-type="float" office:value="0.25">
            <text:p>0.25</text:p>
          </table:table-cell>
          <table:table-cell table:style-name="ce9" table:formula="of:=IF(   [.MX1000]=&quot;Stop&quot;;   [.$C$3];   [.NA999] + [.MZ1000] * [.$C$4] )" office:value-type="float" office:value="0.00125">
            <text:p>0.00</text:p>
          </table:table-cell>
          <table:table-cell table:style-name="ce5" table:formula="of:=[.NB999]+[.$C$4]" office:value-type="float" office:value="0.005">
            <text:p>0.005</text:p>
          </table:table-cell>
          <table:table-cell table:formula="of:=IF(   [.NB1000] &lt; [.$C$5];   &quot;Accel&quot;;   IF(     [.NB1000] &lt; [.$C$5] + [.$C$7];     &quot;Cruise&quot;;     IF(       [.NB1000] &lt; [.$C$8];       &quot;Decel&quot;;       &quot;Stop&quot;     )   ) )" office:value-type="string" office:string-value="Accel">
            <text:p>Accel</text:p>
          </table:table-cell>
          <table:table-cell table:formula="of:=IF(   [.NC1000]=&quot;Accel&quot;;   [.$C$1];   IF(     [.NC1000]=&quot;Cruise&quot;;     0;     IF([.NC1000]=&quot;Decel&quot;; -[.$C$1]; 0)   ) )" office:value-type="float" office:value="50">
            <text:p>50</text:p>
          </table:table-cell>
          <table:table-cell table:style-name="ce9" table:formula="of:=IF(   [.NC1000]=&quot;Stop&quot;;   0;   MAX(     0;     MIN(       [.$C$2];       [.NE999] + [.ND1000] * [.$C$4]     )   ) )" office:value-type="float" office:value="0.25">
            <text:p>0.25</text:p>
          </table:table-cell>
          <table:table-cell table:style-name="ce9" table:formula="of:=IF(   [.NC1000]=&quot;Stop&quot;;   [.$C$3];   [.NF999] + [.NE1000] * [.$C$4] )" office:value-type="float" office:value="0.00125">
            <text:p>0.00</text:p>
          </table:table-cell>
          <table:table-cell table:style-name="ce5" table:formula="of:=[.NG999]+[.$C$4]" office:value-type="float" office:value="0.005">
            <text:p>0.005</text:p>
          </table:table-cell>
          <table:table-cell table:formula="of:=IF(   [.NG1000] &lt; [.$C$5];   &quot;Accel&quot;;   IF(     [.NG1000] &lt; [.$C$5] + [.$C$7];     &quot;Cruise&quot;;     IF(       [.NG1000] &lt; [.$C$8];       &quot;Decel&quot;;       &quot;Stop&quot;     )   ) )" office:value-type="string" office:string-value="Accel">
            <text:p>Accel</text:p>
          </table:table-cell>
          <table:table-cell table:formula="of:=IF(   [.NH1000]=&quot;Accel&quot;;   [.$C$1];   IF(     [.NH1000]=&quot;Cruise&quot;;     0;     IF([.NH1000]=&quot;Decel&quot;; -[.$C$1]; 0)   ) )" office:value-type="float" office:value="50">
            <text:p>50</text:p>
          </table:table-cell>
          <table:table-cell table:style-name="ce9" table:formula="of:=IF(   [.NH1000]=&quot;Stop&quot;;   0;   MAX(     0;     MIN(       [.$C$2];       [.NJ999] + [.NI1000] * [.$C$4]     )   ) )" office:value-type="float" office:value="0.25">
            <text:p>0.25</text:p>
          </table:table-cell>
          <table:table-cell table:style-name="ce9" table:formula="of:=IF(   [.NH1000]=&quot;Stop&quot;;   [.$C$3];   [.NK999] + [.NJ1000] * [.$C$4] )" office:value-type="float" office:value="0.00125">
            <text:p>0.00</text:p>
          </table:table-cell>
          <table:table-cell table:style-name="ce5" table:formula="of:=[.NL999]+[.$C$4]" office:value-type="float" office:value="0.005">
            <text:p>0.005</text:p>
          </table:table-cell>
          <table:table-cell table:formula="of:=IF(   [.NL1000] &lt; [.$C$5];   &quot;Accel&quot;;   IF(     [.NL1000] &lt; [.$C$5] + [.$C$7];     &quot;Cruise&quot;;     IF(       [.NL1000] &lt; [.$C$8];       &quot;Decel&quot;;       &quot;Stop&quot;     )   ) )" office:value-type="string" office:string-value="Accel">
            <text:p>Accel</text:p>
          </table:table-cell>
          <table:table-cell table:formula="of:=IF(   [.NM1000]=&quot;Accel&quot;;   [.$C$1];   IF(     [.NM1000]=&quot;Cruise&quot;;     0;     IF([.NM1000]=&quot;Decel&quot;; -[.$C$1]; 0)   ) )" office:value-type="float" office:value="50">
            <text:p>50</text:p>
          </table:table-cell>
          <table:table-cell table:style-name="ce9" table:formula="of:=IF(   [.NM1000]=&quot;Stop&quot;;   0;   MAX(     0;     MIN(       [.$C$2];       [.NO999] + [.NN1000] * [.$C$4]     )   ) )" office:value-type="float" office:value="0.25">
            <text:p>0.25</text:p>
          </table:table-cell>
          <table:table-cell table:style-name="ce9" table:formula="of:=IF(   [.NM1000]=&quot;Stop&quot;;   [.$C$3];   [.NP999] + [.NO1000] * [.$C$4] )" office:value-type="float" office:value="0.00125">
            <text:p>0.00</text:p>
          </table:table-cell>
          <table:table-cell table:style-name="ce5" table:formula="of:=[.NQ999]+[.$C$4]" office:value-type="float" office:value="0.005">
            <text:p>0.005</text:p>
          </table:table-cell>
          <table:table-cell table:formula="of:=IF(   [.NQ1000] &lt; [.$C$5];   &quot;Accel&quot;;   IF(     [.NQ1000] &lt; [.$C$5] + [.$C$7];     &quot;Cruise&quot;;     IF(       [.NQ1000] &lt; [.$C$8];       &quot;Decel&quot;;       &quot;Stop&quot;     )   ) )" office:value-type="string" office:string-value="Accel">
            <text:p>Accel</text:p>
          </table:table-cell>
          <table:table-cell table:formula="of:=IF(   [.NR1000]=&quot;Accel&quot;;   [.$C$1];   IF(     [.NR1000]=&quot;Cruise&quot;;     0;     IF([.NR1000]=&quot;Decel&quot;; -[.$C$1]; 0)   ) )" office:value-type="float" office:value="50">
            <text:p>50</text:p>
          </table:table-cell>
          <table:table-cell table:style-name="ce9" table:formula="of:=IF(   [.NR1000]=&quot;Stop&quot;;   0;   MAX(     0;     MIN(       [.$C$2];       [.NT999] + [.NS1000] * [.$C$4]     )   ) )" office:value-type="float" office:value="0.25">
            <text:p>0.25</text:p>
          </table:table-cell>
          <table:table-cell table:style-name="ce9" table:formula="of:=IF(   [.NR1000]=&quot;Stop&quot;;   [.$C$3];   [.NU999] + [.NT1000] * [.$C$4] )" office:value-type="float" office:value="0.00125">
            <text:p>0.00</text:p>
          </table:table-cell>
          <table:table-cell table:style-name="ce5" table:formula="of:=[.NV999]+[.$C$4]" office:value-type="float" office:value="0.005">
            <text:p>0.005</text:p>
          </table:table-cell>
          <table:table-cell table:formula="of:=IF(   [.NV1000] &lt; [.$C$5];   &quot;Accel&quot;;   IF(     [.NV1000] &lt; [.$C$5] + [.$C$7];     &quot;Cruise&quot;;     IF(       [.NV1000] &lt; [.$C$8];       &quot;Decel&quot;;       &quot;Stop&quot;     )   ) )" office:value-type="string" office:string-value="Accel">
            <text:p>Accel</text:p>
          </table:table-cell>
          <table:table-cell table:formula="of:=IF(   [.NW1000]=&quot;Accel&quot;;   [.$C$1];   IF(     [.NW1000]=&quot;Cruise&quot;;     0;     IF([.NW1000]=&quot;Decel&quot;; -[.$C$1]; 0)   ) )" office:value-type="float" office:value="50">
            <text:p>50</text:p>
          </table:table-cell>
          <table:table-cell table:style-name="ce9" table:formula="of:=IF(   [.NW1000]=&quot;Stop&quot;;   0;   MAX(     0;     MIN(       [.$C$2];       [.NY999] + [.NX1000] * [.$C$4]     )   ) )" office:value-type="float" office:value="0.25">
            <text:p>0.25</text:p>
          </table:table-cell>
          <table:table-cell table:style-name="ce9" table:formula="of:=IF(   [.NW1000]=&quot;Stop&quot;;   [.$C$3];   [.NZ999] + [.NY1000] * [.$C$4] )" office:value-type="float" office:value="0.00125">
            <text:p>0.00</text:p>
          </table:table-cell>
          <table:table-cell table:style-name="ce5" table:formula="of:=[.OA999]+[.$C$4]" office:value-type="float" office:value="0.005">
            <text:p>0.005</text:p>
          </table:table-cell>
          <table:table-cell table:formula="of:=IF(   [.OA1000] &lt; [.$C$5];   &quot;Accel&quot;;   IF(     [.OA1000] &lt; [.$C$5] + [.$C$7];     &quot;Cruise&quot;;     IF(       [.OA1000] &lt; [.$C$8];       &quot;Decel&quot;;       &quot;Stop&quot;     )   ) )" office:value-type="string" office:string-value="Accel">
            <text:p>Accel</text:p>
          </table:table-cell>
          <table:table-cell table:formula="of:=IF(   [.OB1000]=&quot;Accel&quot;;   [.$C$1];   IF(     [.OB1000]=&quot;Cruise&quot;;     0;     IF([.OB1000]=&quot;Decel&quot;; -[.$C$1]; 0)   ) )" office:value-type="float" office:value="50">
            <text:p>50</text:p>
          </table:table-cell>
          <table:table-cell table:style-name="ce9" table:formula="of:=IF(   [.OB1000]=&quot;Stop&quot;;   0;   MAX(     0;     MIN(       [.$C$2];       [.OD999] + [.OC1000] * [.$C$4]     )   ) )" office:value-type="float" office:value="0.25">
            <text:p>0.25</text:p>
          </table:table-cell>
          <table:table-cell table:style-name="ce9" table:formula="of:=IF(   [.OB1000]=&quot;Stop&quot;;   [.$C$3];   [.OE999] + [.OD1000] * [.$C$4] )" office:value-type="float" office:value="0.00125">
            <text:p>0.00</text:p>
          </table:table-cell>
          <table:table-cell table:style-name="ce5" table:formula="of:=[.OF999]+[.$C$4]" office:value-type="float" office:value="0.005">
            <text:p>0.005</text:p>
          </table:table-cell>
          <table:table-cell table:formula="of:=IF(   [.OF1000] &lt; [.$C$5];   &quot;Accel&quot;;   IF(     [.OF1000] &lt; [.$C$5] + [.$C$7];     &quot;Cruise&quot;;     IF(       [.OF1000] &lt; [.$C$8];       &quot;Decel&quot;;       &quot;Stop&quot;     )   ) )" office:value-type="string" office:string-value="Accel">
            <text:p>Accel</text:p>
          </table:table-cell>
          <table:table-cell table:formula="of:=IF(   [.OG1000]=&quot;Accel&quot;;   [.$C$1];   IF(     [.OG1000]=&quot;Cruise&quot;;     0;     IF([.OG1000]=&quot;Decel&quot;; -[.$C$1]; 0)   ) )" office:value-type="float" office:value="50">
            <text:p>50</text:p>
          </table:table-cell>
          <table:table-cell table:style-name="ce9" table:formula="of:=IF(   [.OG1000]=&quot;Stop&quot;;   0;   MAX(     0;     MIN(       [.$C$2];       [.OI999] + [.OH1000] * [.$C$4]     )   ) )" office:value-type="float" office:value="0.25">
            <text:p>0.25</text:p>
          </table:table-cell>
          <table:table-cell table:style-name="ce9" table:formula="of:=IF(   [.OG1000]=&quot;Stop&quot;;   [.$C$3];   [.OJ999] + [.OI1000] * [.$C$4] )" office:value-type="float" office:value="0.00125">
            <text:p>0.00</text:p>
          </table:table-cell>
          <table:table-cell table:style-name="ce5" table:formula="of:=[.OK999]+[.$C$4]" office:value-type="float" office:value="0.005">
            <text:p>0.005</text:p>
          </table:table-cell>
          <table:table-cell table:formula="of:=IF(   [.OK1000] &lt; [.$C$5];   &quot;Accel&quot;;   IF(     [.OK1000] &lt; [.$C$5] + [.$C$7];     &quot;Cruise&quot;;     IF(       [.OK1000] &lt; [.$C$8];       &quot;Decel&quot;;       &quot;Stop&quot;     )   ) )" office:value-type="string" office:string-value="Accel">
            <text:p>Accel</text:p>
          </table:table-cell>
          <table:table-cell table:formula="of:=IF(   [.OL1000]=&quot;Accel&quot;;   [.$C$1];   IF(     [.OL1000]=&quot;Cruise&quot;;     0;     IF([.OL1000]=&quot;Decel&quot;; -[.$C$1]; 0)   ) )" office:value-type="float" office:value="50">
            <text:p>50</text:p>
          </table:table-cell>
          <table:table-cell table:style-name="ce9" table:formula="of:=IF(   [.OL1000]=&quot;Stop&quot;;   0;   MAX(     0;     MIN(       [.$C$2];       [.ON999] + [.OM1000] * [.$C$4]     )   ) )" office:value-type="float" office:value="0.25">
            <text:p>0.25</text:p>
          </table:table-cell>
          <table:table-cell table:style-name="ce9" table:formula="of:=IF(   [.OL1000]=&quot;Stop&quot;;   [.$C$3];   [.OO999] + [.ON1000] * [.$C$4] )" office:value-type="float" office:value="0.00125">
            <text:p>0.00</text:p>
          </table:table-cell>
          <table:table-cell table:style-name="ce5" table:formula="of:=[.OP999]+[.$C$4]" office:value-type="float" office:value="0.005">
            <text:p>0.005</text:p>
          </table:table-cell>
          <table:table-cell table:formula="of:=IF(   [.OP1000] &lt; [.$C$5];   &quot;Accel&quot;;   IF(     [.OP1000] &lt; [.$C$5] + [.$C$7];     &quot;Cruise&quot;;     IF(       [.OP1000] &lt; [.$C$8];       &quot;Decel&quot;;       &quot;Stop&quot;     )   ) )" office:value-type="string" office:string-value="Accel">
            <text:p>Accel</text:p>
          </table:table-cell>
          <table:table-cell table:formula="of:=IF(   [.OQ1000]=&quot;Accel&quot;;   [.$C$1];   IF(     [.OQ1000]=&quot;Cruise&quot;;     0;     IF([.OQ1000]=&quot;Decel&quot;; -[.$C$1]; 0)   ) )" office:value-type="float" office:value="50">
            <text:p>50</text:p>
          </table:table-cell>
          <table:table-cell table:style-name="ce9" table:formula="of:=IF(   [.OQ1000]=&quot;Stop&quot;;   0;   MAX(     0;     MIN(       [.$C$2];       [.OS999] + [.OR1000] * [.$C$4]     )   ) )" office:value-type="float" office:value="0.25">
            <text:p>0.25</text:p>
          </table:table-cell>
          <table:table-cell table:style-name="ce9" table:formula="of:=IF(   [.OQ1000]=&quot;Stop&quot;;   [.$C$3];   [.OT999] + [.OS1000] * [.$C$4] )" office:value-type="float" office:value="0.00125">
            <text:p>0.00</text:p>
          </table:table-cell>
          <table:table-cell table:style-name="ce5" table:formula="of:=[.OU999]+[.$C$4]" office:value-type="float" office:value="0.005">
            <text:p>0.005</text:p>
          </table:table-cell>
          <table:table-cell table:formula="of:=IF(   [.OU1000] &lt; [.$C$5];   &quot;Accel&quot;;   IF(     [.OU1000] &lt; [.$C$5] + [.$C$7];     &quot;Cruise&quot;;     IF(       [.OU1000] &lt; [.$C$8];       &quot;Decel&quot;;       &quot;Stop&quot;     )   ) )" office:value-type="string" office:string-value="Accel">
            <text:p>Accel</text:p>
          </table:table-cell>
          <table:table-cell table:formula="of:=IF(   [.OV1000]=&quot;Accel&quot;;   [.$C$1];   IF(     [.OV1000]=&quot;Cruise&quot;;     0;     IF([.OV1000]=&quot;Decel&quot;; -[.$C$1]; 0)   ) )" office:value-type="float" office:value="50">
            <text:p>50</text:p>
          </table:table-cell>
          <table:table-cell table:style-name="ce9" table:formula="of:=IF(   [.OV1000]=&quot;Stop&quot;;   0;   MAX(     0;     MIN(       [.$C$2];       [.OX999] + [.OW1000] * [.$C$4]     )   ) )" office:value-type="float" office:value="0.25">
            <text:p>0.25</text:p>
          </table:table-cell>
          <table:table-cell table:style-name="ce9" table:formula="of:=IF(   [.OV1000]=&quot;Stop&quot;;   [.$C$3];   [.OY999] + [.OX1000] * [.$C$4] )" office:value-type="float" office:value="0.00125">
            <text:p>0.00</text:p>
          </table:table-cell>
          <table:table-cell table:style-name="ce5" table:formula="of:=[.OZ999]+[.$C$4]" office:value-type="float" office:value="0.005">
            <text:p>0.005</text:p>
          </table:table-cell>
          <table:table-cell table:formula="of:=IF(   [.OZ1000] &lt; [.$C$5];   &quot;Accel&quot;;   IF(     [.OZ1000] &lt; [.$C$5] + [.$C$7];     &quot;Cruise&quot;;     IF(       [.OZ1000] &lt; [.$C$8];       &quot;Decel&quot;;       &quot;Stop&quot;     )   ) )" office:value-type="string" office:string-value="Accel">
            <text:p>Accel</text:p>
          </table:table-cell>
          <table:table-cell table:formula="of:=IF(   [.PA1000]=&quot;Accel&quot;;   [.$C$1];   IF(     [.PA1000]=&quot;Cruise&quot;;     0;     IF([.PA1000]=&quot;Decel&quot;; -[.$C$1]; 0)   ) )" office:value-type="float" office:value="50">
            <text:p>50</text:p>
          </table:table-cell>
          <table:table-cell table:style-name="ce9" table:formula="of:=IF(   [.PA1000]=&quot;Stop&quot;;   0;   MAX(     0;     MIN(       [.$C$2];       [.PC999] + [.PB1000] * [.$C$4]     )   ) )" office:value-type="float" office:value="0.25">
            <text:p>0.25</text:p>
          </table:table-cell>
          <table:table-cell table:style-name="ce9" table:formula="of:=IF(   [.PA1000]=&quot;Stop&quot;;   [.$C$3];   [.PD999] + [.PC1000] * [.$C$4] )" office:value-type="float" office:value="0.00125">
            <text:p>0.00</text:p>
          </table:table-cell>
          <table:table-cell table:style-name="ce5" table:formula="of:=[.PE999]+[.$C$4]" office:value-type="float" office:value="0.005">
            <text:p>0.005</text:p>
          </table:table-cell>
          <table:table-cell table:formula="of:=IF(   [.PE1000] &lt; [.$C$5];   &quot;Accel&quot;;   IF(     [.PE1000] &lt; [.$C$5] + [.$C$7];     &quot;Cruise&quot;;     IF(       [.PE1000] &lt; [.$C$8];       &quot;Decel&quot;;       &quot;Stop&quot;     )   ) )" office:value-type="string" office:string-value="Accel">
            <text:p>Accel</text:p>
          </table:table-cell>
          <table:table-cell table:formula="of:=IF(   [.PF1000]=&quot;Accel&quot;;   [.$C$1];   IF(     [.PF1000]=&quot;Cruise&quot;;     0;     IF([.PF1000]=&quot;Decel&quot;; -[.$C$1]; 0)   ) )" office:value-type="float" office:value="50">
            <text:p>50</text:p>
          </table:table-cell>
          <table:table-cell table:style-name="ce9" table:formula="of:=IF(   [.PF1000]=&quot;Stop&quot;;   0;   MAX(     0;     MIN(       [.$C$2];       [.PH999] + [.PG1000] * [.$C$4]     )   ) )" office:value-type="float" office:value="0.25">
            <text:p>0.25</text:p>
          </table:table-cell>
          <table:table-cell table:style-name="ce9" table:formula="of:=IF(   [.PF1000]=&quot;Stop&quot;;   [.$C$3];   [.PI999] + [.PH1000] * [.$C$4] )" office:value-type="float" office:value="0.00125">
            <text:p>0.00</text:p>
          </table:table-cell>
          <table:table-cell table:style-name="ce5" table:formula="of:=[.PJ999]+[.$C$4]" office:value-type="float" office:value="0.005">
            <text:p>0.005</text:p>
          </table:table-cell>
          <table:table-cell table:formula="of:=IF(   [.PJ1000] &lt; [.$C$5];   &quot;Accel&quot;;   IF(     [.PJ1000] &lt; [.$C$5] + [.$C$7];     &quot;Cruise&quot;;     IF(       [.PJ1000] &lt; [.$C$8];       &quot;Decel&quot;;       &quot;Stop&quot;     )   ) )" office:value-type="string" office:string-value="Accel">
            <text:p>Accel</text:p>
          </table:table-cell>
          <table:table-cell table:formula="of:=IF(   [.PK1000]=&quot;Accel&quot;;   [.$C$1];   IF(     [.PK1000]=&quot;Cruise&quot;;     0;     IF([.PK1000]=&quot;Decel&quot;; -[.$C$1]; 0)   ) )" office:value-type="float" office:value="50">
            <text:p>50</text:p>
          </table:table-cell>
          <table:table-cell table:style-name="ce9" table:formula="of:=IF(   [.PK1000]=&quot;Stop&quot;;   0;   MAX(     0;     MIN(       [.$C$2];       [.PM999] + [.PL1000] * [.$C$4]     )   ) )" office:value-type="float" office:value="0.25">
            <text:p>0.25</text:p>
          </table:table-cell>
          <table:table-cell table:style-name="ce9" table:formula="of:=IF(   [.PK1000]=&quot;Stop&quot;;   [.$C$3];   [.PN999] + [.PM1000] * [.$C$4] )" office:value-type="float" office:value="0.00125">
            <text:p>0.00</text:p>
          </table:table-cell>
          <table:table-cell table:style-name="ce5" table:formula="of:=[.PO999]+[.$C$4]" office:value-type="float" office:value="0.005">
            <text:p>0.005</text:p>
          </table:table-cell>
          <table:table-cell table:formula="of:=IF(   [.PO1000] &lt; [.$C$5];   &quot;Accel&quot;;   IF(     [.PO1000] &lt; [.$C$5] + [.$C$7];     &quot;Cruise&quot;;     IF(       [.PO1000] &lt; [.$C$8];       &quot;Decel&quot;;       &quot;Stop&quot;     )   ) )" office:value-type="string" office:string-value="Accel">
            <text:p>Accel</text:p>
          </table:table-cell>
          <table:table-cell table:formula="of:=IF(   [.PP1000]=&quot;Accel&quot;;   [.$C$1];   IF(     [.PP1000]=&quot;Cruise&quot;;     0;     IF([.PP1000]=&quot;Decel&quot;; -[.$C$1]; 0)   ) )" office:value-type="float" office:value="50">
            <text:p>50</text:p>
          </table:table-cell>
          <table:table-cell table:style-name="ce9" table:formula="of:=IF(   [.PP1000]=&quot;Stop&quot;;   0;   MAX(     0;     MIN(       [.$C$2];       [.PR999] + [.PQ1000] * [.$C$4]     )   ) )" office:value-type="float" office:value="0.25">
            <text:p>0.25</text:p>
          </table:table-cell>
          <table:table-cell table:style-name="ce9" table:formula="of:=IF(   [.PP1000]=&quot;Stop&quot;;   [.$C$3];   [.PS999] + [.PR1000] * [.$C$4] )" office:value-type="float" office:value="0.00125">
            <text:p>0.00</text:p>
          </table:table-cell>
          <table:table-cell table:style-name="ce5" table:formula="of:=[.PT999]+[.$C$4]" office:value-type="float" office:value="0.005">
            <text:p>0.005</text:p>
          </table:table-cell>
          <table:table-cell table:formula="of:=IF(   [.PT1000] &lt; [.$C$5];   &quot;Accel&quot;;   IF(     [.PT1000] &lt; [.$C$5] + [.$C$7];     &quot;Cruise&quot;;     IF(       [.PT1000] &lt; [.$C$8];       &quot;Decel&quot;;       &quot;Stop&quot;     )   ) )" office:value-type="string" office:string-value="Accel">
            <text:p>Accel</text:p>
          </table:table-cell>
          <table:table-cell table:formula="of:=IF(   [.PU1000]=&quot;Accel&quot;;   [.$C$1];   IF(     [.PU1000]=&quot;Cruise&quot;;     0;     IF([.PU1000]=&quot;Decel&quot;; -[.$C$1]; 0)   ) )" office:value-type="float" office:value="50">
            <text:p>50</text:p>
          </table:table-cell>
          <table:table-cell table:style-name="ce9" table:formula="of:=IF(   [.PU1000]=&quot;Stop&quot;;   0;   MAX(     0;     MIN(       [.$C$2];       [.PW999] + [.PV1000] * [.$C$4]     )   ) )" office:value-type="float" office:value="0.25">
            <text:p>0.25</text:p>
          </table:table-cell>
          <table:table-cell table:style-name="ce9" table:formula="of:=IF(   [.PU1000]=&quot;Stop&quot;;   [.$C$3];   [.PX999] + [.PW1000] * [.$C$4] )" office:value-type="float" office:value="0.00125">
            <text:p>0.00</text:p>
          </table:table-cell>
          <table:table-cell table:style-name="ce5" table:formula="of:=[.PY999]+[.$C$4]" office:value-type="float" office:value="0.005">
            <text:p>0.005</text:p>
          </table:table-cell>
          <table:table-cell table:formula="of:=IF(   [.PY1000] &lt; [.$C$5];   &quot;Accel&quot;;   IF(     [.PY1000] &lt; [.$C$5] + [.$C$7];     &quot;Cruise&quot;;     IF(       [.PY1000] &lt; [.$C$8];       &quot;Decel&quot;;       &quot;Stop&quot;     )   ) )" office:value-type="string" office:string-value="Accel">
            <text:p>Accel</text:p>
          </table:table-cell>
          <table:table-cell table:formula="of:=IF(   [.PZ1000]=&quot;Accel&quot;;   [.$C$1];   IF(     [.PZ1000]=&quot;Cruise&quot;;     0;     IF([.PZ1000]=&quot;Decel&quot;; -[.$C$1]; 0)   ) )" office:value-type="float" office:value="50">
            <text:p>50</text:p>
          </table:table-cell>
          <table:table-cell table:style-name="ce9" table:formula="of:=IF(   [.PZ1000]=&quot;Stop&quot;;   0;   MAX(     0;     MIN(       [.$C$2];       [.QB999] + [.QA1000] * [.$C$4]     )   ) )" office:value-type="float" office:value="0.25">
            <text:p>0.25</text:p>
          </table:table-cell>
          <table:table-cell table:style-name="ce9" table:formula="of:=IF(   [.PZ1000]=&quot;Stop&quot;;   [.$C$3];   [.QC999] + [.QB1000] * [.$C$4] )" office:value-type="float" office:value="0.00125">
            <text:p>0.00</text:p>
          </table:table-cell>
          <table:table-cell table:style-name="ce5" table:formula="of:=[.QD999]+[.$C$4]" office:value-type="float" office:value="0.005">
            <text:p>0.005</text:p>
          </table:table-cell>
          <table:table-cell table:formula="of:=IF(   [.QD1000] &lt; [.$C$5];   &quot;Accel&quot;;   IF(     [.QD1000] &lt; [.$C$5] + [.$C$7];     &quot;Cruise&quot;;     IF(       [.QD1000] &lt; [.$C$8];       &quot;Decel&quot;;       &quot;Stop&quot;     )   ) )" office:value-type="string" office:string-value="Accel">
            <text:p>Accel</text:p>
          </table:table-cell>
          <table:table-cell table:formula="of:=IF(   [.QE1000]=&quot;Accel&quot;;   [.$C$1];   IF(     [.QE1000]=&quot;Cruise&quot;;     0;     IF([.QE1000]=&quot;Decel&quot;; -[.$C$1]; 0)   ) )" office:value-type="float" office:value="50">
            <text:p>50</text:p>
          </table:table-cell>
          <table:table-cell table:style-name="ce9" table:formula="of:=IF(   [.QE1000]=&quot;Stop&quot;;   0;   MAX(     0;     MIN(       [.$C$2];       [.QG999] + [.QF1000] * [.$C$4]     )   ) )" office:value-type="float" office:value="0.25">
            <text:p>0.25</text:p>
          </table:table-cell>
          <table:table-cell table:style-name="ce9" table:formula="of:=IF(   [.QE1000]=&quot;Stop&quot;;   [.$C$3];   [.QH999] + [.QG1000] * [.$C$4] )" office:value-type="float" office:value="0.00125">
            <text:p>0.00</text:p>
          </table:table-cell>
          <table:table-cell table:style-name="ce5" table:formula="of:=[.QI999]+[.$C$4]" office:value-type="float" office:value="0.005">
            <text:p>0.005</text:p>
          </table:table-cell>
          <table:table-cell table:formula="of:=IF(   [.QI1000] &lt; [.$C$5];   &quot;Accel&quot;;   IF(     [.QI1000] &lt; [.$C$5] + [.$C$7];     &quot;Cruise&quot;;     IF(       [.QI1000] &lt; [.$C$8];       &quot;Decel&quot;;       &quot;Stop&quot;     )   ) )" office:value-type="string" office:string-value="Accel">
            <text:p>Accel</text:p>
          </table:table-cell>
          <table:table-cell table:formula="of:=IF(   [.QJ1000]=&quot;Accel&quot;;   [.$C$1];   IF(     [.QJ1000]=&quot;Cruise&quot;;     0;     IF([.QJ1000]=&quot;Decel&quot;; -[.$C$1]; 0)   ) )" office:value-type="float" office:value="50">
            <text:p>50</text:p>
          </table:table-cell>
          <table:table-cell table:style-name="ce9" table:formula="of:=IF(   [.QJ1000]=&quot;Stop&quot;;   0;   MAX(     0;     MIN(       [.$C$2];       [.QL999] + [.QK1000] * [.$C$4]     )   ) )" office:value-type="float" office:value="0.25">
            <text:p>0.25</text:p>
          </table:table-cell>
          <table:table-cell table:style-name="ce9" table:formula="of:=IF(   [.QJ1000]=&quot;Stop&quot;;   [.$C$3];   [.QM999] + [.QL1000] * [.$C$4] )" office:value-type="float" office:value="0.00125">
            <text:p>0.00</text:p>
          </table:table-cell>
          <table:table-cell table:style-name="ce5" table:formula="of:=[.QN999]+[.$C$4]" office:value-type="float" office:value="0.005">
            <text:p>0.005</text:p>
          </table:table-cell>
          <table:table-cell table:formula="of:=IF(   [.QN1000] &lt; [.$C$5];   &quot;Accel&quot;;   IF(     [.QN1000] &lt; [.$C$5] + [.$C$7];     &quot;Cruise&quot;;     IF(       [.QN1000] &lt; [.$C$8];       &quot;Decel&quot;;       &quot;Stop&quot;     )   ) )" office:value-type="string" office:string-value="Accel">
            <text:p>Accel</text:p>
          </table:table-cell>
          <table:table-cell table:formula="of:=IF(   [.QO1000]=&quot;Accel&quot;;   [.$C$1];   IF(     [.QO1000]=&quot;Cruise&quot;;     0;     IF([.QO1000]=&quot;Decel&quot;; -[.$C$1]; 0)   ) )" office:value-type="float" office:value="50">
            <text:p>50</text:p>
          </table:table-cell>
          <table:table-cell table:style-name="ce9" table:formula="of:=IF(   [.QO1000]=&quot;Stop&quot;;   0;   MAX(     0;     MIN(       [.$C$2];       [.QQ999] + [.QP1000] * [.$C$4]     )   ) )" office:value-type="float" office:value="0.25">
            <text:p>0.25</text:p>
          </table:table-cell>
          <table:table-cell table:style-name="ce9" table:formula="of:=IF(   [.QO1000]=&quot;Stop&quot;;   [.$C$3];   [.QR999] + [.QQ1000] * [.$C$4] )" office:value-type="float" office:value="0.00125">
            <text:p>0.00</text:p>
          </table:table-cell>
          <table:table-cell table:style-name="ce5" table:formula="of:=[.QS999]+[.$C$4]" office:value-type="float" office:value="0.005">
            <text:p>0.005</text:p>
          </table:table-cell>
          <table:table-cell table:formula="of:=IF(   [.QS1000] &lt; [.$C$5];   &quot;Accel&quot;;   IF(     [.QS1000] &lt; [.$C$5] + [.$C$7];     &quot;Cruise&quot;;     IF(       [.QS1000] &lt; [.$C$8];       &quot;Decel&quot;;       &quot;Stop&quot;     )   ) )" office:value-type="string" office:string-value="Accel">
            <text:p>Accel</text:p>
          </table:table-cell>
          <table:table-cell table:formula="of:=IF(   [.QT1000]=&quot;Accel&quot;;   [.$C$1];   IF(     [.QT1000]=&quot;Cruise&quot;;     0;     IF([.QT1000]=&quot;Decel&quot;; -[.$C$1]; 0)   ) )" office:value-type="float" office:value="50">
            <text:p>50</text:p>
          </table:table-cell>
          <table:table-cell table:style-name="ce9" table:formula="of:=IF(   [.QT1000]=&quot;Stop&quot;;   0;   MAX(     0;     MIN(       [.$C$2];       [.QV999] + [.QU1000] * [.$C$4]     )   ) )" office:value-type="float" office:value="0.25">
            <text:p>0.25</text:p>
          </table:table-cell>
          <table:table-cell table:style-name="ce9" table:formula="of:=IF(   [.QT1000]=&quot;Stop&quot;;   [.$C$3];   [.QW999] + [.QV1000] * [.$C$4] )" office:value-type="float" office:value="0.00125">
            <text:p>0.00</text:p>
          </table:table-cell>
          <table:table-cell table:style-name="ce5" table:formula="of:=[.QX999]+[.$C$4]" office:value-type="float" office:value="0.005">
            <text:p>0.005</text:p>
          </table:table-cell>
          <table:table-cell table:formula="of:=IF(   [.QX1000] &lt; [.$C$5];   &quot;Accel&quot;;   IF(     [.QX1000] &lt; [.$C$5] + [.$C$7];     &quot;Cruise&quot;;     IF(       [.QX1000] &lt; [.$C$8];       &quot;Decel&quot;;       &quot;Stop&quot;     )   ) )" office:value-type="string" office:string-value="Accel">
            <text:p>Accel</text:p>
          </table:table-cell>
          <table:table-cell table:formula="of:=IF(   [.QY1000]=&quot;Accel&quot;;   [.$C$1];   IF(     [.QY1000]=&quot;Cruise&quot;;     0;     IF([.QY1000]=&quot;Decel&quot;; -[.$C$1]; 0)   ) )" office:value-type="float" office:value="50">
            <text:p>50</text:p>
          </table:table-cell>
          <table:table-cell table:style-name="ce9" table:formula="of:=IF(   [.QY1000]=&quot;Stop&quot;;   0;   MAX(     0;     MIN(       [.$C$2];       [.RA999] + [.QZ1000] * [.$C$4]     )   ) )" office:value-type="float" office:value="0.25">
            <text:p>0.25</text:p>
          </table:table-cell>
          <table:table-cell table:style-name="ce9" table:formula="of:=IF(   [.QY1000]=&quot;Stop&quot;;   [.$C$3];   [.RB999] + [.RA1000] * [.$C$4] )" office:value-type="float" office:value="0.00125">
            <text:p>0.00</text:p>
          </table:table-cell>
          <table:table-cell table:style-name="ce5" table:formula="of:=[.RC999]+[.$C$4]" office:value-type="float" office:value="0.005">
            <text:p>0.005</text:p>
          </table:table-cell>
          <table:table-cell table:formula="of:=IF(   [.RC1000] &lt; [.$C$5];   &quot;Accel&quot;;   IF(     [.RC1000] &lt; [.$C$5] + [.$C$7];     &quot;Cruise&quot;;     IF(       [.RC1000] &lt; [.$C$8];       &quot;Decel&quot;;       &quot;Stop&quot;     )   ) )" office:value-type="string" office:string-value="Accel">
            <text:p>Accel</text:p>
          </table:table-cell>
          <table:table-cell table:formula="of:=IF(   [.RD1000]=&quot;Accel&quot;;   [.$C$1];   IF(     [.RD1000]=&quot;Cruise&quot;;     0;     IF([.RD1000]=&quot;Decel&quot;; -[.$C$1]; 0)   ) )" office:value-type="float" office:value="50">
            <text:p>50</text:p>
          </table:table-cell>
          <table:table-cell table:style-name="ce9" table:formula="of:=IF(   [.RD1000]=&quot;Stop&quot;;   0;   MAX(     0;     MIN(       [.$C$2];       [.RF999] + [.RE1000] * [.$C$4]     )   ) )" office:value-type="float" office:value="0.25">
            <text:p>0.25</text:p>
          </table:table-cell>
          <table:table-cell table:style-name="ce9" table:formula="of:=IF(   [.RD1000]=&quot;Stop&quot;;   [.$C$3];   [.RG999] + [.RF1000] * [.$C$4] )" office:value-type="float" office:value="0.00125">
            <text:p>0.00</text:p>
          </table:table-cell>
          <table:table-cell table:style-name="ce5" table:formula="of:=[.RH999]+[.$C$4]" office:value-type="float" office:value="0.005">
            <text:p>0.005</text:p>
          </table:table-cell>
          <table:table-cell table:formula="of:=IF(   [.RH1000] &lt; [.$C$5];   &quot;Accel&quot;;   IF(     [.RH1000] &lt; [.$C$5] + [.$C$7];     &quot;Cruise&quot;;     IF(       [.RH1000] &lt; [.$C$8];       &quot;Decel&quot;;       &quot;Stop&quot;     )   ) )" office:value-type="string" office:string-value="Accel">
            <text:p>Accel</text:p>
          </table:table-cell>
          <table:table-cell table:formula="of:=IF(   [.RI1000]=&quot;Accel&quot;;   [.$C$1];   IF(     [.RI1000]=&quot;Cruise&quot;;     0;     IF([.RI1000]=&quot;Decel&quot;; -[.$C$1]; 0)   ) )" office:value-type="float" office:value="50">
            <text:p>50</text:p>
          </table:table-cell>
          <table:table-cell table:style-name="ce9" table:formula="of:=IF(   [.RI1000]=&quot;Stop&quot;;   0;   MAX(     0;     MIN(       [.$C$2];       [.RK999] + [.RJ1000] * [.$C$4]     )   ) )" office:value-type="float" office:value="0.25">
            <text:p>0.25</text:p>
          </table:table-cell>
          <table:table-cell table:style-name="ce9" table:formula="of:=IF(   [.RI1000]=&quot;Stop&quot;;   [.$C$3];   [.RL999] + [.RK1000] * [.$C$4] )" office:value-type="float" office:value="0.00125">
            <text:p>0.00</text:p>
          </table:table-cell>
          <table:table-cell table:style-name="ce5" table:formula="of:=[.RM999]+[.$C$4]" office:value-type="float" office:value="0.005">
            <text:p>0.005</text:p>
          </table:table-cell>
          <table:table-cell table:formula="of:=IF(   [.RM1000] &lt; [.$C$5];   &quot;Accel&quot;;   IF(     [.RM1000] &lt; [.$C$5] + [.$C$7];     &quot;Cruise&quot;;     IF(       [.RM1000] &lt; [.$C$8];       &quot;Decel&quot;;       &quot;Stop&quot;     )   ) )" office:value-type="string" office:string-value="Accel">
            <text:p>Accel</text:p>
          </table:table-cell>
          <table:table-cell table:formula="of:=IF(   [.RN1000]=&quot;Accel&quot;;   [.$C$1];   IF(     [.RN1000]=&quot;Cruise&quot;;     0;     IF([.RN1000]=&quot;Decel&quot;; -[.$C$1]; 0)   ) )" office:value-type="float" office:value="50">
            <text:p>50</text:p>
          </table:table-cell>
          <table:table-cell table:style-name="ce9" table:formula="of:=IF(   [.RN1000]=&quot;Stop&quot;;   0;   MAX(     0;     MIN(       [.$C$2];       [.RP999] + [.RO1000] * [.$C$4]     )   ) )" office:value-type="float" office:value="0.25">
            <text:p>0.25</text:p>
          </table:table-cell>
          <table:table-cell table:style-name="ce9" table:formula="of:=IF(   [.RN1000]=&quot;Stop&quot;;   [.$C$3];   [.RQ999] + [.RP1000] * [.$C$4] )" office:value-type="float" office:value="0.00125">
            <text:p>0.00</text:p>
          </table:table-cell>
          <table:table-cell table:style-name="ce5" table:formula="of:=[.RR999]+[.$C$4]" office:value-type="float" office:value="0.005">
            <text:p>0.005</text:p>
          </table:table-cell>
          <table:table-cell table:formula="of:=IF(   [.RR1000] &lt; [.$C$5];   &quot;Accel&quot;;   IF(     [.RR1000] &lt; [.$C$5] + [.$C$7];     &quot;Cruise&quot;;     IF(       [.RR1000] &lt; [.$C$8];       &quot;Decel&quot;;       &quot;Stop&quot;     )   ) )" office:value-type="string" office:string-value="Accel">
            <text:p>Accel</text:p>
          </table:table-cell>
          <table:table-cell table:formula="of:=IF(   [.RS1000]=&quot;Accel&quot;;   [.$C$1];   IF(     [.RS1000]=&quot;Cruise&quot;;     0;     IF([.RS1000]=&quot;Decel&quot;; -[.$C$1]; 0)   ) )" office:value-type="float" office:value="50">
            <text:p>50</text:p>
          </table:table-cell>
          <table:table-cell table:style-name="ce9" table:formula="of:=IF(   [.RS1000]=&quot;Stop&quot;;   0;   MAX(     0;     MIN(       [.$C$2];       [.RU999] + [.RT1000] * [.$C$4]     )   ) )" office:value-type="float" office:value="0.25">
            <text:p>0.25</text:p>
          </table:table-cell>
          <table:table-cell table:style-name="ce9" table:formula="of:=IF(   [.RS1000]=&quot;Stop&quot;;   [.$C$3];   [.RV999] + [.RU1000] * [.$C$4] )" office:value-type="float" office:value="0.00125">
            <text:p>0.00</text:p>
          </table:table-cell>
          <table:table-cell table:style-name="ce5" table:formula="of:=[.RW999]+[.$C$4]" office:value-type="float" office:value="0.005">
            <text:p>0.005</text:p>
          </table:table-cell>
          <table:table-cell table:formula="of:=IF(   [.RW1000] &lt; [.$C$5];   &quot;Accel&quot;;   IF(     [.RW1000] &lt; [.$C$5] + [.$C$7];     &quot;Cruise&quot;;     IF(       [.RW1000] &lt; [.$C$8];       &quot;Decel&quot;;       &quot;Stop&quot;     )   ) )" office:value-type="string" office:string-value="Accel">
            <text:p>Accel</text:p>
          </table:table-cell>
          <table:table-cell table:formula="of:=IF(   [.RX1000]=&quot;Accel&quot;;   [.$C$1];   IF(     [.RX1000]=&quot;Cruise&quot;;     0;     IF([.RX1000]=&quot;Decel&quot;; -[.$C$1]; 0)   ) )" office:value-type="float" office:value="50">
            <text:p>50</text:p>
          </table:table-cell>
          <table:table-cell table:style-name="ce9" table:formula="of:=IF(   [.RX1000]=&quot;Stop&quot;;   0;   MAX(     0;     MIN(       [.$C$2];       [.RZ999] + [.RY1000] * [.$C$4]     )   ) )" office:value-type="float" office:value="0.25">
            <text:p>0.25</text:p>
          </table:table-cell>
          <table:table-cell table:style-name="ce9" table:formula="of:=IF(   [.RX1000]=&quot;Stop&quot;;   [.$C$3];   [.SA999] + [.RZ1000] * [.$C$4] )" office:value-type="float" office:value="0.00125">
            <text:p>0.00</text:p>
          </table:table-cell>
          <table:table-cell table:style-name="ce5" table:formula="of:=[.SB999]+[.$C$4]" office:value-type="float" office:value="0.005">
            <text:p>0.005</text:p>
          </table:table-cell>
          <table:table-cell table:formula="of:=IF(   [.SB1000] &lt; [.$C$5];   &quot;Accel&quot;;   IF(     [.SB1000] &lt; [.$C$5] + [.$C$7];     &quot;Cruise&quot;;     IF(       [.SB1000] &lt; [.$C$8];       &quot;Decel&quot;;       &quot;Stop&quot;     )   ) )" office:value-type="string" office:string-value="Accel">
            <text:p>Accel</text:p>
          </table:table-cell>
          <table:table-cell table:formula="of:=IF(   [.SC1000]=&quot;Accel&quot;;   [.$C$1];   IF(     [.SC1000]=&quot;Cruise&quot;;     0;     IF([.SC1000]=&quot;Decel&quot;; -[.$C$1]; 0)   ) )" office:value-type="float" office:value="50">
            <text:p>50</text:p>
          </table:table-cell>
          <table:table-cell table:style-name="ce9" table:formula="of:=IF(   [.SC1000]=&quot;Stop&quot;;   0;   MAX(     0;     MIN(       [.$C$2];       [.SE999] + [.SD1000] * [.$C$4]     )   ) )" office:value-type="float" office:value="0.25">
            <text:p>0.25</text:p>
          </table:table-cell>
          <table:table-cell table:style-name="ce9" table:formula="of:=IF(   [.SC1000]=&quot;Stop&quot;;   [.$C$3];   [.SF999] + [.SE1000] * [.$C$4] )" office:value-type="float" office:value="0.00125">
            <text:p>0.00</text:p>
          </table:table-cell>
          <table:table-cell table:style-name="ce5" table:formula="of:=[.SG999]+[.$C$4]" office:value-type="float" office:value="0.005">
            <text:p>0.005</text:p>
          </table:table-cell>
          <table:table-cell table:formula="of:=IF(   [.SG1000] &lt; [.$C$5];   &quot;Accel&quot;;   IF(     [.SG1000] &lt; [.$C$5] + [.$C$7];     &quot;Cruise&quot;;     IF(       [.SG1000] &lt; [.$C$8];       &quot;Decel&quot;;       &quot;Stop&quot;     )   ) )" office:value-type="string" office:string-value="Accel">
            <text:p>Accel</text:p>
          </table:table-cell>
          <table:table-cell table:formula="of:=IF(   [.SH1000]=&quot;Accel&quot;;   [.$C$1];   IF(     [.SH1000]=&quot;Cruise&quot;;     0;     IF([.SH1000]=&quot;Decel&quot;; -[.$C$1]; 0)   ) )" office:value-type="float" office:value="50">
            <text:p>50</text:p>
          </table:table-cell>
          <table:table-cell table:style-name="ce9" table:formula="of:=IF(   [.SH1000]=&quot;Stop&quot;;   0;   MAX(     0;     MIN(       [.$C$2];       [.SJ999] + [.SI1000] * [.$C$4]     )   ) )" office:value-type="float" office:value="0.25">
            <text:p>0.25</text:p>
          </table:table-cell>
          <table:table-cell table:style-name="ce9" table:formula="of:=IF(   [.SH1000]=&quot;Stop&quot;;   [.$C$3];   [.SK999] + [.SJ1000] * [.$C$4] )" office:value-type="float" office:value="0.00125">
            <text:p>0.00</text:p>
          </table:table-cell>
          <table:table-cell table:style-name="ce5" table:formula="of:=[.SL999]+[.$C$4]" office:value-type="float" office:value="0.005">
            <text:p>0.005</text:p>
          </table:table-cell>
          <table:table-cell table:formula="of:=IF(   [.SL1000] &lt; [.$C$5];   &quot;Accel&quot;;   IF(     [.SL1000] &lt; [.$C$5] + [.$C$7];     &quot;Cruise&quot;;     IF(       [.SL1000] &lt; [.$C$8];       &quot;Decel&quot;;       &quot;Stop&quot;     )   ) )" office:value-type="string" office:string-value="Accel">
            <text:p>Accel</text:p>
          </table:table-cell>
          <table:table-cell table:formula="of:=IF(   [.SM1000]=&quot;Accel&quot;;   [.$C$1];   IF(     [.SM1000]=&quot;Cruise&quot;;     0;     IF([.SM1000]=&quot;Decel&quot;; -[.$C$1]; 0)   ) )" office:value-type="float" office:value="50">
            <text:p>50</text:p>
          </table:table-cell>
          <table:table-cell table:style-name="ce9" table:formula="of:=IF(   [.SM1000]=&quot;Stop&quot;;   0;   MAX(     0;     MIN(       [.$C$2];       [.SO999] + [.SN1000] * [.$C$4]     )   ) )" office:value-type="float" office:value="0.25">
            <text:p>0.25</text:p>
          </table:table-cell>
          <table:table-cell table:style-name="ce9" table:formula="of:=IF(   [.SM1000]=&quot;Stop&quot;;   [.$C$3];   [.SP999] + [.SO1000] * [.$C$4] )" office:value-type="float" office:value="0.00125">
            <text:p>0.00</text:p>
          </table:table-cell>
          <table:table-cell table:style-name="ce5" table:formula="of:=[.SQ999]+[.$C$4]" office:value-type="float" office:value="0.005">
            <text:p>0.005</text:p>
          </table:table-cell>
          <table:table-cell table:formula="of:=IF(   [.SQ1000] &lt; [.$C$5];   &quot;Accel&quot;;   IF(     [.SQ1000] &lt; [.$C$5] + [.$C$7];     &quot;Cruise&quot;;     IF(       [.SQ1000] &lt; [.$C$8];       &quot;Decel&quot;;       &quot;Stop&quot;     )   ) )" office:value-type="string" office:string-value="Accel">
            <text:p>Accel</text:p>
          </table:table-cell>
          <table:table-cell table:formula="of:=IF(   [.SR1000]=&quot;Accel&quot;;   [.$C$1];   IF(     [.SR1000]=&quot;Cruise&quot;;     0;     IF([.SR1000]=&quot;Decel&quot;; -[.$C$1]; 0)   ) )" office:value-type="float" office:value="50">
            <text:p>50</text:p>
          </table:table-cell>
          <table:table-cell table:style-name="ce9" table:formula="of:=IF(   [.SR1000]=&quot;Stop&quot;;   0;   MAX(     0;     MIN(       [.$C$2];       [.ST999] + [.SS1000] * [.$C$4]     )   ) )" office:value-type="float" office:value="0.25">
            <text:p>0.25</text:p>
          </table:table-cell>
          <table:table-cell table:style-name="ce9" table:formula="of:=IF(   [.SR1000]=&quot;Stop&quot;;   [.$C$3];   [.SU999] + [.ST1000] * [.$C$4] )" office:value-type="float" office:value="0.00125">
            <text:p>0.00</text:p>
          </table:table-cell>
          <table:table-cell table:style-name="ce5" table:formula="of:=[.SV999]+[.$C$4]" office:value-type="float" office:value="0.005">
            <text:p>0.005</text:p>
          </table:table-cell>
          <table:table-cell table:formula="of:=IF(   [.SV1000] &lt; [.$C$5];   &quot;Accel&quot;;   IF(     [.SV1000] &lt; [.$C$5] + [.$C$7];     &quot;Cruise&quot;;     IF(       [.SV1000] &lt; [.$C$8];       &quot;Decel&quot;;       &quot;Stop&quot;     )   ) )" office:value-type="string" office:string-value="Accel">
            <text:p>Accel</text:p>
          </table:table-cell>
          <table:table-cell table:formula="of:=IF(   [.SW1000]=&quot;Accel&quot;;   [.$C$1];   IF(     [.SW1000]=&quot;Cruise&quot;;     0;     IF([.SW1000]=&quot;Decel&quot;; -[.$C$1]; 0)   ) )" office:value-type="float" office:value="50">
            <text:p>50</text:p>
          </table:table-cell>
          <table:table-cell table:style-name="ce9" table:formula="of:=IF(   [.SW1000]=&quot;Stop&quot;;   0;   MAX(     0;     MIN(       [.$C$2];       [.SY999] + [.SX1000] * [.$C$4]     )   ) )" office:value-type="float" office:value="0.25">
            <text:p>0.25</text:p>
          </table:table-cell>
          <table:table-cell table:style-name="ce9" table:formula="of:=IF(   [.SW1000]=&quot;Stop&quot;;   [.$C$3];   [.SZ999] + [.SY1000] * [.$C$4] )" office:value-type="float" office:value="0.00125">
            <text:p>0.00</text:p>
          </table:table-cell>
          <table:table-cell table:style-name="ce5" table:formula="of:=[.TA999]+[.$C$4]" office:value-type="float" office:value="0.005">
            <text:p>0.005</text:p>
          </table:table-cell>
          <table:table-cell table:formula="of:=IF(   [.TA1000] &lt; [.$C$5];   &quot;Accel&quot;;   IF(     [.TA1000] &lt; [.$C$5] + [.$C$7];     &quot;Cruise&quot;;     IF(       [.TA1000] &lt; [.$C$8];       &quot;Decel&quot;;       &quot;Stop&quot;     )   ) )" office:value-type="string" office:string-value="Accel">
            <text:p>Accel</text:p>
          </table:table-cell>
          <table:table-cell table:formula="of:=IF(   [.TB1000]=&quot;Accel&quot;;   [.$C$1];   IF(     [.TB1000]=&quot;Cruise&quot;;     0;     IF([.TB1000]=&quot;Decel&quot;; -[.$C$1]; 0)   ) )" office:value-type="float" office:value="50">
            <text:p>50</text:p>
          </table:table-cell>
          <table:table-cell table:style-name="ce9" table:formula="of:=IF(   [.TB1000]=&quot;Stop&quot;;   0;   MAX(     0;     MIN(       [.$C$2];       [.TD999] + [.TC1000] * [.$C$4]     )   ) )" office:value-type="float" office:value="0.25">
            <text:p>0.25</text:p>
          </table:table-cell>
          <table:table-cell table:style-name="ce9" table:formula="of:=IF(   [.TB1000]=&quot;Stop&quot;;   [.$C$3];   [.TE999] + [.TD1000] * [.$C$4] )" office:value-type="float" office:value="0.00125">
            <text:p>0.00</text:p>
          </table:table-cell>
          <table:table-cell table:style-name="ce5" table:formula="of:=[.TF999]+[.$C$4]" office:value-type="float" office:value="0.005">
            <text:p>0.005</text:p>
          </table:table-cell>
          <table:table-cell table:formula="of:=IF(   [.TF1000] &lt; [.$C$5];   &quot;Accel&quot;;   IF(     [.TF1000] &lt; [.$C$5] + [.$C$7];     &quot;Cruise&quot;;     IF(       [.TF1000] &lt; [.$C$8];       &quot;Decel&quot;;       &quot;Stop&quot;     )   ) )" office:value-type="string" office:string-value="Accel">
            <text:p>Accel</text:p>
          </table:table-cell>
          <table:table-cell table:formula="of:=IF(   [.TG1000]=&quot;Accel&quot;;   [.$C$1];   IF(     [.TG1000]=&quot;Cruise&quot;;     0;     IF([.TG1000]=&quot;Decel&quot;; -[.$C$1]; 0)   ) )" office:value-type="float" office:value="50">
            <text:p>50</text:p>
          </table:table-cell>
          <table:table-cell table:style-name="ce9" table:formula="of:=IF(   [.TG1000]=&quot;Stop&quot;;   0;   MAX(     0;     MIN(       [.$C$2];       [.TI999] + [.TH1000] * [.$C$4]     )   ) )" office:value-type="float" office:value="0.25">
            <text:p>0.25</text:p>
          </table:table-cell>
          <table:table-cell table:style-name="ce9" table:formula="of:=IF(   [.TG1000]=&quot;Stop&quot;;   [.$C$3];   [.TJ999] + [.TI1000] * [.$C$4] )" office:value-type="float" office:value="0.00125">
            <text:p>0.00</text:p>
          </table:table-cell>
          <table:table-cell table:style-name="ce5" table:formula="of:=[.TK999]+[.$C$4]" office:value-type="float" office:value="0.005">
            <text:p>0.005</text:p>
          </table:table-cell>
          <table:table-cell table:formula="of:=IF(   [.TK1000] &lt; [.$C$5];   &quot;Accel&quot;;   IF(     [.TK1000] &lt; [.$C$5] + [.$C$7];     &quot;Cruise&quot;;     IF(       [.TK1000] &lt; [.$C$8];       &quot;Decel&quot;;       &quot;Stop&quot;     )   ) )" office:value-type="string" office:string-value="Accel">
            <text:p>Accel</text:p>
          </table:table-cell>
          <table:table-cell table:formula="of:=IF(   [.TL1000]=&quot;Accel&quot;;   [.$C$1];   IF(     [.TL1000]=&quot;Cruise&quot;;     0;     IF([.TL1000]=&quot;Decel&quot;; -[.$C$1]; 0)   ) )" office:value-type="float" office:value="50">
            <text:p>50</text:p>
          </table:table-cell>
          <table:table-cell table:style-name="ce9" table:formula="of:=IF(   [.TL1000]=&quot;Stop&quot;;   0;   MAX(     0;     MIN(       [.$C$2];       [.TN999] + [.TM1000] * [.$C$4]     )   ) )" office:value-type="float" office:value="0.25">
            <text:p>0.25</text:p>
          </table:table-cell>
          <table:table-cell table:style-name="ce9" table:formula="of:=IF(   [.TL1000]=&quot;Stop&quot;;   [.$C$3];   [.TO999] + [.TN1000] * [.$C$4] )" office:value-type="float" office:value="0.00125">
            <text:p>0.00</text:p>
          </table:table-cell>
          <table:table-cell table:style-name="ce5" table:formula="of:=[.TP999]+[.$C$4]" office:value-type="float" office:value="0.005">
            <text:p>0.005</text:p>
          </table:table-cell>
          <table:table-cell table:formula="of:=IF(   [.TP1000] &lt; [.$C$5];   &quot;Accel&quot;;   IF(     [.TP1000] &lt; [.$C$5] + [.$C$7];     &quot;Cruise&quot;;     IF(       [.TP1000] &lt; [.$C$8];       &quot;Decel&quot;;       &quot;Stop&quot;     )   ) )" office:value-type="string" office:string-value="Accel">
            <text:p>Accel</text:p>
          </table:table-cell>
          <table:table-cell table:formula="of:=IF(   [.TQ1000]=&quot;Accel&quot;;   [.$C$1];   IF(     [.TQ1000]=&quot;Cruise&quot;;     0;     IF([.TQ1000]=&quot;Decel&quot;; -[.$C$1]; 0)   ) )" office:value-type="float" office:value="50">
            <text:p>50</text:p>
          </table:table-cell>
          <table:table-cell table:style-name="ce9" table:formula="of:=IF(   [.TQ1000]=&quot;Stop&quot;;   0;   MAX(     0;     MIN(       [.$C$2];       [.TS999] + [.TR1000] * [.$C$4]     )   ) )" office:value-type="float" office:value="0.25">
            <text:p>0.25</text:p>
          </table:table-cell>
          <table:table-cell table:style-name="ce9" table:formula="of:=IF(   [.TQ1000]=&quot;Stop&quot;;   [.$C$3];   [.TT999] + [.TS1000] * [.$C$4] )" office:value-type="float" office:value="0.00125">
            <text:p>0.00</text:p>
          </table:table-cell>
          <table:table-cell table:style-name="ce5" table:formula="of:=[.TU999]+[.$C$4]" office:value-type="float" office:value="0.005">
            <text:p>0.005</text:p>
          </table:table-cell>
          <table:table-cell table:formula="of:=IF(   [.TU1000] &lt; [.$C$5];   &quot;Accel&quot;;   IF(     [.TU1000] &lt; [.$C$5] + [.$C$7];     &quot;Cruise&quot;;     IF(       [.TU1000] &lt; [.$C$8];       &quot;Decel&quot;;       &quot;Stop&quot;     )   ) )" office:value-type="string" office:string-value="Accel">
            <text:p>Accel</text:p>
          </table:table-cell>
          <table:table-cell table:formula="of:=IF(   [.TV1000]=&quot;Accel&quot;;   [.$C$1];   IF(     [.TV1000]=&quot;Cruise&quot;;     0;     IF([.TV1000]=&quot;Decel&quot;; -[.$C$1]; 0)   ) )" office:value-type="float" office:value="50">
            <text:p>50</text:p>
          </table:table-cell>
          <table:table-cell table:style-name="ce9" table:formula="of:=IF(   [.TV1000]=&quot;Stop&quot;;   0;   MAX(     0;     MIN(       [.$C$2];       [.TX999] + [.TW1000] * [.$C$4]     )   ) )" office:value-type="float" office:value="0.25">
            <text:p>0.25</text:p>
          </table:table-cell>
          <table:table-cell table:style-name="ce9" table:formula="of:=IF(   [.TV1000]=&quot;Stop&quot;;   [.$C$3];   [.TY999] + [.TX1000] * [.$C$4] )" office:value-type="float" office:value="0.00125">
            <text:p>0.00</text:p>
          </table:table-cell>
          <table:table-cell table:style-name="ce5" table:formula="of:=[.TZ999]+[.$C$4]" office:value-type="float" office:value="0.005">
            <text:p>0.005</text:p>
          </table:table-cell>
          <table:table-cell table:formula="of:=IF(   [.TZ1000] &lt; [.$C$5];   &quot;Accel&quot;;   IF(     [.TZ1000] &lt; [.$C$5] + [.$C$7];     &quot;Cruise&quot;;     IF(       [.TZ1000] &lt; [.$C$8];       &quot;Decel&quot;;       &quot;Stop&quot;     )   ) )" office:value-type="string" office:string-value="Accel">
            <text:p>Accel</text:p>
          </table:table-cell>
          <table:table-cell table:formula="of:=IF(   [.UA1000]=&quot;Accel&quot;;   [.$C$1];   IF(     [.UA1000]=&quot;Cruise&quot;;     0;     IF([.UA1000]=&quot;Decel&quot;; -[.$C$1]; 0)   ) )" office:value-type="float" office:value="50">
            <text:p>50</text:p>
          </table:table-cell>
          <table:table-cell table:style-name="ce9" table:formula="of:=IF(   [.UA1000]=&quot;Stop&quot;;   0;   MAX(     0;     MIN(       [.$C$2];       [.UC999] + [.UB1000] * [.$C$4]     )   ) )" office:value-type="float" office:value="0.25">
            <text:p>0.25</text:p>
          </table:table-cell>
          <table:table-cell table:style-name="ce9" table:formula="of:=IF(   [.UA1000]=&quot;Stop&quot;;   [.$C$3];   [.UD999] + [.UC1000] * [.$C$4] )" office:value-type="float" office:value="0.00125">
            <text:p>0.00</text:p>
          </table:table-cell>
          <table:table-cell table:style-name="ce5" table:formula="of:=[.UE999]+[.$C$4]" office:value-type="float" office:value="0.005">
            <text:p>0.005</text:p>
          </table:table-cell>
          <table:table-cell table:formula="of:=IF(   [.UE1000] &lt; [.$C$5];   &quot;Accel&quot;;   IF(     [.UE1000] &lt; [.$C$5] + [.$C$7];     &quot;Cruise&quot;;     IF(       [.UE1000] &lt; [.$C$8];       &quot;Decel&quot;;       &quot;Stop&quot;     )   ) )" office:value-type="string" office:string-value="Accel">
            <text:p>Accel</text:p>
          </table:table-cell>
          <table:table-cell table:formula="of:=IF(   [.UF1000]=&quot;Accel&quot;;   [.$C$1];   IF(     [.UF1000]=&quot;Cruise&quot;;     0;     IF([.UF1000]=&quot;Decel&quot;; -[.$C$1]; 0)   ) )" office:value-type="float" office:value="50">
            <text:p>50</text:p>
          </table:table-cell>
          <table:table-cell table:style-name="ce9" table:formula="of:=IF(   [.UF1000]=&quot;Stop&quot;;   0;   MAX(     0;     MIN(       [.$C$2];       [.UH999] + [.UG1000] * [.$C$4]     )   ) )" office:value-type="float" office:value="0.25">
            <text:p>0.25</text:p>
          </table:table-cell>
          <table:table-cell table:style-name="ce9" table:formula="of:=IF(   [.UF1000]=&quot;Stop&quot;;   [.$C$3];   [.UI999] + [.UH1000] * [.$C$4] )" office:value-type="float" office:value="0.00125">
            <text:p>0.00</text:p>
          </table:table-cell>
          <table:table-cell table:style-name="ce5" table:formula="of:=[.UJ999]+[.$C$4]" office:value-type="float" office:value="0.005">
            <text:p>0.005</text:p>
          </table:table-cell>
          <table:table-cell table:formula="of:=IF(   [.UJ1000] &lt; [.$C$5];   &quot;Accel&quot;;   IF(     [.UJ1000] &lt; [.$C$5] + [.$C$7];     &quot;Cruise&quot;;     IF(       [.UJ1000] &lt; [.$C$8];       &quot;Decel&quot;;       &quot;Stop&quot;     )   ) )" office:value-type="string" office:string-value="Accel">
            <text:p>Accel</text:p>
          </table:table-cell>
          <table:table-cell table:formula="of:=IF(   [.UK1000]=&quot;Accel&quot;;   [.$C$1];   IF(     [.UK1000]=&quot;Cruise&quot;;     0;     IF([.UK1000]=&quot;Decel&quot;; -[.$C$1]; 0)   ) )" office:value-type="float" office:value="50">
            <text:p>50</text:p>
          </table:table-cell>
          <table:table-cell table:style-name="ce9" table:formula="of:=IF(   [.UK1000]=&quot;Stop&quot;;   0;   MAX(     0;     MIN(       [.$C$2];       [.UM999] + [.UL1000] * [.$C$4]     )   ) )" office:value-type="float" office:value="0.25">
            <text:p>0.25</text:p>
          </table:table-cell>
          <table:table-cell table:style-name="ce9" table:formula="of:=IF(   [.UK1000]=&quot;Stop&quot;;   [.$C$3];   [.UN999] + [.UM1000] * [.$C$4] )" office:value-type="float" office:value="0.00125">
            <text:p>0.00</text:p>
          </table:table-cell>
          <table:table-cell table:style-name="ce5" table:formula="of:=[.UO999]+[.$C$4]" office:value-type="float" office:value="0.005">
            <text:p>0.005</text:p>
          </table:table-cell>
          <table:table-cell table:formula="of:=IF(   [.UO1000] &lt; [.$C$5];   &quot;Accel&quot;;   IF(     [.UO1000] &lt; [.$C$5] + [.$C$7];     &quot;Cruise&quot;;     IF(       [.UO1000] &lt; [.$C$8];       &quot;Decel&quot;;       &quot;Stop&quot;     )   ) )" office:value-type="string" office:string-value="Accel">
            <text:p>Accel</text:p>
          </table:table-cell>
          <table:table-cell table:formula="of:=IF(   [.UP1000]=&quot;Accel&quot;;   [.$C$1];   IF(     [.UP1000]=&quot;Cruise&quot;;     0;     IF([.UP1000]=&quot;Decel&quot;; -[.$C$1]; 0)   ) )" office:value-type="float" office:value="50">
            <text:p>50</text:p>
          </table:table-cell>
          <table:table-cell table:style-name="ce9" table:formula="of:=IF(   [.UP1000]=&quot;Stop&quot;;   0;   MAX(     0;     MIN(       [.$C$2];       [.UR999] + [.UQ1000] * [.$C$4]     )   ) )" office:value-type="float" office:value="0.25">
            <text:p>0.25</text:p>
          </table:table-cell>
          <table:table-cell table:style-name="ce9" table:formula="of:=IF(   [.UP1000]=&quot;Stop&quot;;   [.$C$3];   [.US999] + [.UR1000] * [.$C$4] )" office:value-type="float" office:value="0.00125">
            <text:p>0.00</text:p>
          </table:table-cell>
          <table:table-cell table:style-name="ce5" table:formula="of:=[.UT999]+[.$C$4]" office:value-type="float" office:value="0.005">
            <text:p>0.005</text:p>
          </table:table-cell>
          <table:table-cell table:formula="of:=IF(   [.UT1000] &lt; [.$C$5];   &quot;Accel&quot;;   IF(     [.UT1000] &lt; [.$C$5] + [.$C$7];     &quot;Cruise&quot;;     IF(       [.UT1000] &lt; [.$C$8];       &quot;Decel&quot;;       &quot;Stop&quot;     )   ) )" office:value-type="string" office:string-value="Accel">
            <text:p>Accel</text:p>
          </table:table-cell>
          <table:table-cell table:formula="of:=IF(   [.UU1000]=&quot;Accel&quot;;   [.$C$1];   IF(     [.UU1000]=&quot;Cruise&quot;;     0;     IF([.UU1000]=&quot;Decel&quot;; -[.$C$1]; 0)   ) )" office:value-type="float" office:value="50">
            <text:p>50</text:p>
          </table:table-cell>
          <table:table-cell table:style-name="ce9" table:formula="of:=IF(   [.UU1000]=&quot;Stop&quot;;   0;   MAX(     0;     MIN(       [.$C$2];       [.UW999] + [.UV1000] * [.$C$4]     )   ) )" office:value-type="float" office:value="0.25">
            <text:p>0.25</text:p>
          </table:table-cell>
          <table:table-cell table:style-name="ce9" table:formula="of:=IF(   [.UU1000]=&quot;Stop&quot;;   [.$C$3];   [.UX999] + [.UW1000] * [.$C$4] )" office:value-type="float" office:value="0.00125">
            <text:p>0.00</text:p>
          </table:table-cell>
          <table:table-cell table:style-name="ce5" table:formula="of:=[.UY999]+[.$C$4]" office:value-type="float" office:value="0.005">
            <text:p>0.005</text:p>
          </table:table-cell>
          <table:table-cell table:formula="of:=IF(   [.UY1000] &lt; [.$C$5];   &quot;Accel&quot;;   IF(     [.UY1000] &lt; [.$C$5] + [.$C$7];     &quot;Cruise&quot;;     IF(       [.UY1000] &lt; [.$C$8];       &quot;Decel&quot;;       &quot;Stop&quot;     )   ) )" office:value-type="string" office:string-value="Accel">
            <text:p>Accel</text:p>
          </table:table-cell>
          <table:table-cell table:formula="of:=IF(   [.UZ1000]=&quot;Accel&quot;;   [.$C$1];   IF(     [.UZ1000]=&quot;Cruise&quot;;     0;     IF([.UZ1000]=&quot;Decel&quot;; -[.$C$1]; 0)   ) )" office:value-type="float" office:value="50">
            <text:p>50</text:p>
          </table:table-cell>
          <table:table-cell table:style-name="ce9" table:formula="of:=IF(   [.UZ1000]=&quot;Stop&quot;;   0;   MAX(     0;     MIN(       [.$C$2];       [.VB999] + [.VA1000] * [.$C$4]     )   ) )" office:value-type="float" office:value="0.25">
            <text:p>0.25</text:p>
          </table:table-cell>
          <table:table-cell table:style-name="ce9" table:formula="of:=IF(   [.UZ1000]=&quot;Stop&quot;;   [.$C$3];   [.VC999] + [.VB1000] * [.$C$4] )" office:value-type="float" office:value="0.00125">
            <text:p>0.00</text:p>
          </table:table-cell>
          <table:table-cell table:style-name="ce5" table:formula="of:=[.VD999]+[.$C$4]" office:value-type="float" office:value="0.005">
            <text:p>0.005</text:p>
          </table:table-cell>
          <table:table-cell table:formula="of:=IF(   [.VD1000] &lt; [.$C$5];   &quot;Accel&quot;;   IF(     [.VD1000] &lt; [.$C$5] + [.$C$7];     &quot;Cruise&quot;;     IF(       [.VD1000] &lt; [.$C$8];       &quot;Decel&quot;;       &quot;Stop&quot;     )   ) )" office:value-type="string" office:string-value="Accel">
            <text:p>Accel</text:p>
          </table:table-cell>
          <table:table-cell table:formula="of:=IF(   [.VE1000]=&quot;Accel&quot;;   [.$C$1];   IF(     [.VE1000]=&quot;Cruise&quot;;     0;     IF([.VE1000]=&quot;Decel&quot;; -[.$C$1]; 0)   ) )" office:value-type="float" office:value="50">
            <text:p>50</text:p>
          </table:table-cell>
          <table:table-cell table:style-name="ce9" table:formula="of:=IF(   [.VE1000]=&quot;Stop&quot;;   0;   MAX(     0;     MIN(       [.$C$2];       [.VG999] + [.VF1000] * [.$C$4]     )   ) )" office:value-type="float" office:value="0.25">
            <text:p>0.25</text:p>
          </table:table-cell>
          <table:table-cell table:style-name="ce9" table:formula="of:=IF(   [.VE1000]=&quot;Stop&quot;;   [.$C$3];   [.VH999] + [.VG1000] * [.$C$4] )" office:value-type="float" office:value="0.00125">
            <text:p>0.00</text:p>
          </table:table-cell>
          <table:table-cell table:style-name="ce5" table:formula="of:=[.VI999]+[.$C$4]" office:value-type="float" office:value="0.005">
            <text:p>0.005</text:p>
          </table:table-cell>
          <table:table-cell table:formula="of:=IF(   [.VI1000] &lt; [.$C$5];   &quot;Accel&quot;;   IF(     [.VI1000] &lt; [.$C$5] + [.$C$7];     &quot;Cruise&quot;;     IF(       [.VI1000] &lt; [.$C$8];       &quot;Decel&quot;;       &quot;Stop&quot;     )   ) )" office:value-type="string" office:string-value="Accel">
            <text:p>Accel</text:p>
          </table:table-cell>
          <table:table-cell table:formula="of:=IF(   [.VJ1000]=&quot;Accel&quot;;   [.$C$1];   IF(     [.VJ1000]=&quot;Cruise&quot;;     0;     IF([.VJ1000]=&quot;Decel&quot;; -[.$C$1]; 0)   ) )" office:value-type="float" office:value="50">
            <text:p>50</text:p>
          </table:table-cell>
          <table:table-cell table:style-name="ce9" table:formula="of:=IF(   [.VJ1000]=&quot;Stop&quot;;   0;   MAX(     0;     MIN(       [.$C$2];       [.VL999] + [.VK1000] * [.$C$4]     )   ) )" office:value-type="float" office:value="0.25">
            <text:p>0.25</text:p>
          </table:table-cell>
          <table:table-cell table:style-name="ce9" table:formula="of:=IF(   [.VJ1000]=&quot;Stop&quot;;   [.$C$3];   [.VM999] + [.VL1000] * [.$C$4] )" office:value-type="float" office:value="0.00125">
            <text:p>0.00</text:p>
          </table:table-cell>
          <table:table-cell table:style-name="ce5" table:formula="of:=[.VN999]+[.$C$4]" office:value-type="float" office:value="0.005">
            <text:p>0.005</text:p>
          </table:table-cell>
          <table:table-cell table:formula="of:=IF(   [.VN1000] &lt; [.$C$5];   &quot;Accel&quot;;   IF(     [.VN1000] &lt; [.$C$5] + [.$C$7];     &quot;Cruise&quot;;     IF(       [.VN1000] &lt; [.$C$8];       &quot;Decel&quot;;       &quot;Stop&quot;     )   ) )" office:value-type="string" office:string-value="Accel">
            <text:p>Accel</text:p>
          </table:table-cell>
          <table:table-cell table:formula="of:=IF(   [.VO1000]=&quot;Accel&quot;;   [.$C$1];   IF(     [.VO1000]=&quot;Cruise&quot;;     0;     IF([.VO1000]=&quot;Decel&quot;; -[.$C$1]; 0)   ) )" office:value-type="float" office:value="50">
            <text:p>50</text:p>
          </table:table-cell>
          <table:table-cell table:style-name="ce9" table:formula="of:=IF(   [.VO1000]=&quot;Stop&quot;;   0;   MAX(     0;     MIN(       [.$C$2];       [.VQ999] + [.VP1000] * [.$C$4]     )   ) )" office:value-type="float" office:value="0.25">
            <text:p>0.25</text:p>
          </table:table-cell>
          <table:table-cell table:style-name="ce9" table:formula="of:=IF(   [.VO1000]=&quot;Stop&quot;;   [.$C$3];   [.VR999] + [.VQ1000] * [.$C$4] )" office:value-type="float" office:value="0.00125">
            <text:p>0.00</text:p>
          </table:table-cell>
          <table:table-cell table:style-name="ce5" table:formula="of:=[.VS999]+[.$C$4]" office:value-type="float" office:value="0.005">
            <text:p>0.005</text:p>
          </table:table-cell>
          <table:table-cell table:formula="of:=IF(   [.VS1000] &lt; [.$C$5];   &quot;Accel&quot;;   IF(     [.VS1000] &lt; [.$C$5] + [.$C$7];     &quot;Cruise&quot;;     IF(       [.VS1000] &lt; [.$C$8];       &quot;Decel&quot;;       &quot;Stop&quot;     )   ) )" office:value-type="string" office:string-value="Accel">
            <text:p>Accel</text:p>
          </table:table-cell>
          <table:table-cell table:formula="of:=IF(   [.VT1000]=&quot;Accel&quot;;   [.$C$1];   IF(     [.VT1000]=&quot;Cruise&quot;;     0;     IF([.VT1000]=&quot;Decel&quot;; -[.$C$1]; 0)   ) )" office:value-type="float" office:value="50">
            <text:p>50</text:p>
          </table:table-cell>
          <table:table-cell table:style-name="ce9" table:formula="of:=IF(   [.VT1000]=&quot;Stop&quot;;   0;   MAX(     0;     MIN(       [.$C$2];       [.VV999] + [.VU1000] * [.$C$4]     )   ) )" office:value-type="float" office:value="0.25">
            <text:p>0.25</text:p>
          </table:table-cell>
          <table:table-cell table:style-name="ce9" table:formula="of:=IF(   [.VT1000]=&quot;Stop&quot;;   [.$C$3];   [.VW999] + [.VV1000] * [.$C$4] )" office:value-type="float" office:value="0.00125">
            <text:p>0.00</text:p>
          </table:table-cell>
          <table:table-cell table:style-name="ce5" table:formula="of:=[.VX999]+[.$C$4]" office:value-type="float" office:value="0.005">
            <text:p>0.005</text:p>
          </table:table-cell>
          <table:table-cell table:formula="of:=IF(   [.VX1000] &lt; [.$C$5];   &quot;Accel&quot;;   IF(     [.VX1000] &lt; [.$C$5] + [.$C$7];     &quot;Cruise&quot;;     IF(       [.VX1000] &lt; [.$C$8];       &quot;Decel&quot;;       &quot;Stop&quot;     )   ) )" office:value-type="string" office:string-value="Accel">
            <text:p>Accel</text:p>
          </table:table-cell>
          <table:table-cell table:formula="of:=IF(   [.VY1000]=&quot;Accel&quot;;   [.$C$1];   IF(     [.VY1000]=&quot;Cruise&quot;;     0;     IF([.VY1000]=&quot;Decel&quot;; -[.$C$1]; 0)   ) )" office:value-type="float" office:value="50">
            <text:p>50</text:p>
          </table:table-cell>
          <table:table-cell table:style-name="ce9" table:formula="of:=IF(   [.VY1000]=&quot;Stop&quot;;   0;   MAX(     0;     MIN(       [.$C$2];       [.WA999] + [.VZ1000] * [.$C$4]     )   ) )" office:value-type="float" office:value="0.25">
            <text:p>0.25</text:p>
          </table:table-cell>
          <table:table-cell table:style-name="ce9" table:formula="of:=IF(   [.VY1000]=&quot;Stop&quot;;   [.$C$3];   [.WB999] + [.WA1000] * [.$C$4] )" office:value-type="float" office:value="0.00125">
            <text:p>0.00</text:p>
          </table:table-cell>
          <table:table-cell table:style-name="ce5" table:formula="of:=[.WC999]+[.$C$4]" office:value-type="float" office:value="0.005">
            <text:p>0.005</text:p>
          </table:table-cell>
          <table:table-cell table:formula="of:=IF(   [.WC1000] &lt; [.$C$5];   &quot;Accel&quot;;   IF(     [.WC1000] &lt; [.$C$5] + [.$C$7];     &quot;Cruise&quot;;     IF(       [.WC1000] &lt; [.$C$8];       &quot;Decel&quot;;       &quot;Stop&quot;     )   ) )" office:value-type="string" office:string-value="Accel">
            <text:p>Accel</text:p>
          </table:table-cell>
          <table:table-cell table:formula="of:=IF(   [.WD1000]=&quot;Accel&quot;;   [.$C$1];   IF(     [.WD1000]=&quot;Cruise&quot;;     0;     IF([.WD1000]=&quot;Decel&quot;; -[.$C$1]; 0)   ) )" office:value-type="float" office:value="50">
            <text:p>50</text:p>
          </table:table-cell>
          <table:table-cell table:style-name="ce9" table:formula="of:=IF(   [.WD1000]=&quot;Stop&quot;;   0;   MAX(     0;     MIN(       [.$C$2];       [.WF999] + [.WE1000] * [.$C$4]     )   ) )" office:value-type="float" office:value="0.25">
            <text:p>0.25</text:p>
          </table:table-cell>
          <table:table-cell table:style-name="ce9" table:formula="of:=IF(   [.WD1000]=&quot;Stop&quot;;   [.$C$3];   [.WG999] + [.WF1000] * [.$C$4] )" office:value-type="float" office:value="0.00125">
            <text:p>0.00</text:p>
          </table:table-cell>
          <table:table-cell table:style-name="ce5" table:formula="of:=[.WH999]+[.$C$4]" office:value-type="float" office:value="0.005">
            <text:p>0.005</text:p>
          </table:table-cell>
          <table:table-cell table:formula="of:=IF(   [.WH1000] &lt; [.$C$5];   &quot;Accel&quot;;   IF(     [.WH1000] &lt; [.$C$5] + [.$C$7];     &quot;Cruise&quot;;     IF(       [.WH1000] &lt; [.$C$8];       &quot;Decel&quot;;       &quot;Stop&quot;     )   ) )" office:value-type="string" office:string-value="Accel">
            <text:p>Accel</text:p>
          </table:table-cell>
          <table:table-cell table:formula="of:=IF(   [.WI1000]=&quot;Accel&quot;;   [.$C$1];   IF(     [.WI1000]=&quot;Cruise&quot;;     0;     IF([.WI1000]=&quot;Decel&quot;; -[.$C$1]; 0)   ) )" office:value-type="float" office:value="50">
            <text:p>50</text:p>
          </table:table-cell>
          <table:table-cell table:style-name="ce9" table:formula="of:=IF(   [.WI1000]=&quot;Stop&quot;;   0;   MAX(     0;     MIN(       [.$C$2];       [.WK999] + [.WJ1000] * [.$C$4]     )   ) )" office:value-type="float" office:value="0.25">
            <text:p>0.25</text:p>
          </table:table-cell>
          <table:table-cell table:style-name="ce9" table:formula="of:=IF(   [.WI1000]=&quot;Stop&quot;;   [.$C$3];   [.WL999] + [.WK1000] * [.$C$4] )" office:value-type="float" office:value="0.00125">
            <text:p>0.00</text:p>
          </table:table-cell>
          <table:table-cell table:style-name="ce5" table:formula="of:=[.WM999]+[.$C$4]" office:value-type="float" office:value="0.005">
            <text:p>0.005</text:p>
          </table:table-cell>
          <table:table-cell table:formula="of:=IF(   [.WM1000] &lt; [.$C$5];   &quot;Accel&quot;;   IF(     [.WM1000] &lt; [.$C$5] + [.$C$7];     &quot;Cruise&quot;;     IF(       [.WM1000] &lt; [.$C$8];       &quot;Decel&quot;;       &quot;Stop&quot;     )   ) )" office:value-type="string" office:string-value="Accel">
            <text:p>Accel</text:p>
          </table:table-cell>
          <table:table-cell table:formula="of:=IF(   [.WN1000]=&quot;Accel&quot;;   [.$C$1];   IF(     [.WN1000]=&quot;Cruise&quot;;     0;     IF([.WN1000]=&quot;Decel&quot;; -[.$C$1]; 0)   ) )" office:value-type="float" office:value="50">
            <text:p>50</text:p>
          </table:table-cell>
          <table:table-cell table:style-name="ce9" table:formula="of:=IF(   [.WN1000]=&quot;Stop&quot;;   0;   MAX(     0;     MIN(       [.$C$2];       [.WP999] + [.WO1000] * [.$C$4]     )   ) )" office:value-type="float" office:value="0.25">
            <text:p>0.25</text:p>
          </table:table-cell>
          <table:table-cell table:style-name="ce9" table:formula="of:=IF(   [.WN1000]=&quot;Stop&quot;;   [.$C$3];   [.WQ999] + [.WP1000] * [.$C$4] )" office:value-type="float" office:value="0.00125">
            <text:p>0.00</text:p>
          </table:table-cell>
          <table:table-cell table:style-name="ce5" table:formula="of:=[.WR999]+[.$C$4]" office:value-type="float" office:value="0.005">
            <text:p>0.005</text:p>
          </table:table-cell>
          <table:table-cell table:formula="of:=IF(   [.WR1000] &lt; [.$C$5];   &quot;Accel&quot;;   IF(     [.WR1000] &lt; [.$C$5] + [.$C$7];     &quot;Cruise&quot;;     IF(       [.WR1000] &lt; [.$C$8];       &quot;Decel&quot;;       &quot;Stop&quot;     )   ) )" office:value-type="string" office:string-value="Accel">
            <text:p>Accel</text:p>
          </table:table-cell>
          <table:table-cell table:formula="of:=IF(   [.WS1000]=&quot;Accel&quot;;   [.$C$1];   IF(     [.WS1000]=&quot;Cruise&quot;;     0;     IF([.WS1000]=&quot;Decel&quot;; -[.$C$1]; 0)   ) )" office:value-type="float" office:value="50">
            <text:p>50</text:p>
          </table:table-cell>
          <table:table-cell table:style-name="ce9" table:formula="of:=IF(   [.WS1000]=&quot;Stop&quot;;   0;   MAX(     0;     MIN(       [.$C$2];       [.WU999] + [.WT1000] * [.$C$4]     )   ) )" office:value-type="float" office:value="0.25">
            <text:p>0.25</text:p>
          </table:table-cell>
          <table:table-cell table:style-name="ce9" table:formula="of:=IF(   [.WS1000]=&quot;Stop&quot;;   [.$C$3];   [.WV999] + [.WU1000] * [.$C$4] )" office:value-type="float" office:value="0.00125">
            <text:p>0.00</text:p>
          </table:table-cell>
          <table:table-cell table:style-name="ce5" table:formula="of:=[.WW999]+[.$C$4]" office:value-type="float" office:value="0.005">
            <text:p>0.005</text:p>
          </table:table-cell>
          <table:table-cell table:formula="of:=IF(   [.WW1000] &lt; [.$C$5];   &quot;Accel&quot;;   IF(     [.WW1000] &lt; [.$C$5] + [.$C$7];     &quot;Cruise&quot;;     IF(       [.WW1000] &lt; [.$C$8];       &quot;Decel&quot;;       &quot;Stop&quot;     )   ) )" office:value-type="string" office:string-value="Accel">
            <text:p>Accel</text:p>
          </table:table-cell>
          <table:table-cell table:formula="of:=IF(   [.WX1000]=&quot;Accel&quot;;   [.$C$1];   IF(     [.WX1000]=&quot;Cruise&quot;;     0;     IF([.WX1000]=&quot;Decel&quot;; -[.$C$1]; 0)   ) )" office:value-type="float" office:value="50">
            <text:p>50</text:p>
          </table:table-cell>
          <table:table-cell table:style-name="ce9" table:formula="of:=IF(   [.WX1000]=&quot;Stop&quot;;   0;   MAX(     0;     MIN(       [.$C$2];       [.WZ999] + [.WY1000] * [.$C$4]     )   ) )" office:value-type="float" office:value="0.25">
            <text:p>0.25</text:p>
          </table:table-cell>
          <table:table-cell table:style-name="ce9" table:formula="of:=IF(   [.WX1000]=&quot;Stop&quot;;   [.$C$3];   [.XA999] + [.WZ1000] * [.$C$4] )" office:value-type="float" office:value="0.00125">
            <text:p>0.00</text:p>
          </table:table-cell>
          <table:table-cell table:style-name="ce5" table:formula="of:=[.XB999]+[.$C$4]" office:value-type="float" office:value="0.005">
            <text:p>0.005</text:p>
          </table:table-cell>
          <table:table-cell table:formula="of:=IF(   [.XB1000] &lt; [.$C$5];   &quot;Accel&quot;;   IF(     [.XB1000] &lt; [.$C$5] + [.$C$7];     &quot;Cruise&quot;;     IF(       [.XB1000] &lt; [.$C$8];       &quot;Decel&quot;;       &quot;Stop&quot;     )   ) )" office:value-type="string" office:string-value="Accel">
            <text:p>Accel</text:p>
          </table:table-cell>
          <table:table-cell table:formula="of:=IF(   [.XC1000]=&quot;Accel&quot;;   [.$C$1];   IF(     [.XC1000]=&quot;Cruise&quot;;     0;     IF([.XC1000]=&quot;Decel&quot;; -[.$C$1]; 0)   ) )" office:value-type="float" office:value="50">
            <text:p>50</text:p>
          </table:table-cell>
          <table:table-cell table:style-name="ce9" table:formula="of:=IF(   [.XC1000]=&quot;Stop&quot;;   0;   MAX(     0;     MIN(       [.$C$2];       [.XE999] + [.XD1000] * [.$C$4]     )   ) )" office:value-type="float" office:value="0.25">
            <text:p>0.25</text:p>
          </table:table-cell>
          <table:table-cell table:style-name="ce9" table:formula="of:=IF(   [.XC1000]=&quot;Stop&quot;;   [.$C$3];   [.XF999] + [.XE1000] * [.$C$4] )" office:value-type="float" office:value="0.00125">
            <text:p>0.00</text:p>
          </table:table-cell>
          <table:table-cell table:style-name="ce5" table:formula="of:=[.XG999]+[.$C$4]" office:value-type="float" office:value="0.005">
            <text:p>0.005</text:p>
          </table:table-cell>
          <table:table-cell table:formula="of:=IF(   [.XG1000] &lt; [.$C$5];   &quot;Accel&quot;;   IF(     [.XG1000] &lt; [.$C$5] + [.$C$7];     &quot;Cruise&quot;;     IF(       [.XG1000] &lt; [.$C$8];       &quot;Decel&quot;;       &quot;Stop&quot;     )   ) )" office:value-type="string" office:string-value="Accel">
            <text:p>Accel</text:p>
          </table:table-cell>
          <table:table-cell table:formula="of:=IF(   [.XH1000]=&quot;Accel&quot;;   [.$C$1];   IF(     [.XH1000]=&quot;Cruise&quot;;     0;     IF([.XH1000]=&quot;Decel&quot;; -[.$C$1]; 0)   ) )" office:value-type="float" office:value="50">
            <text:p>50</text:p>
          </table:table-cell>
          <table:table-cell table:style-name="ce9" table:formula="of:=IF(   [.XH1000]=&quot;Stop&quot;;   0;   MAX(     0;     MIN(       [.$C$2];       [.XJ999] + [.XI1000] * [.$C$4]     )   ) )" office:value-type="float" office:value="0.25">
            <text:p>0.25</text:p>
          </table:table-cell>
          <table:table-cell table:style-name="ce9" table:formula="of:=IF(   [.XH1000]=&quot;Stop&quot;;   [.$C$3];   [.XK999] + [.XJ1000] * [.$C$4] )" office:value-type="float" office:value="0.00125">
            <text:p>0.00</text:p>
          </table:table-cell>
          <table:table-cell table:style-name="ce5" table:formula="of:=[.XL999]+[.$C$4]" office:value-type="float" office:value="0.005">
            <text:p>0.005</text:p>
          </table:table-cell>
          <table:table-cell table:formula="of:=IF(   [.XL1000] &lt; [.$C$5];   &quot;Accel&quot;;   IF(     [.XL1000] &lt; [.$C$5] + [.$C$7];     &quot;Cruise&quot;;     IF(       [.XL1000] &lt; [.$C$8];       &quot;Decel&quot;;       &quot;Stop&quot;     )   ) )" office:value-type="string" office:string-value="Accel">
            <text:p>Accel</text:p>
          </table:table-cell>
          <table:table-cell table:formula="of:=IF(   [.XM1000]=&quot;Accel&quot;;   [.$C$1];   IF(     [.XM1000]=&quot;Cruise&quot;;     0;     IF([.XM1000]=&quot;Decel&quot;; -[.$C$1]; 0)   ) )" office:value-type="float" office:value="50">
            <text:p>50</text:p>
          </table:table-cell>
          <table:table-cell table:style-name="ce9" table:formula="of:=IF(   [.XM1000]=&quot;Stop&quot;;   0;   MAX(     0;     MIN(       [.$C$2];       [.XO999] + [.XN1000] * [.$C$4]     )   ) )" office:value-type="float" office:value="0.25">
            <text:p>0.25</text:p>
          </table:table-cell>
          <table:table-cell table:style-name="ce9" table:formula="of:=IF(   [.XM1000]=&quot;Stop&quot;;   [.$C$3];   [.XP999] + [.XO1000] * [.$C$4] )" office:value-type="float" office:value="0.00125">
            <text:p>0.00</text:p>
          </table:table-cell>
          <table:table-cell table:style-name="ce5" table:formula="of:=[.XQ999]+[.$C$4]" office:value-type="float" office:value="0.005">
            <text:p>0.005</text:p>
          </table:table-cell>
          <table:table-cell table:formula="of:=IF(   [.XQ1000] &lt; [.$C$5];   &quot;Accel&quot;;   IF(     [.XQ1000] &lt; [.$C$5] + [.$C$7];     &quot;Cruise&quot;;     IF(       [.XQ1000] &lt; [.$C$8];       &quot;Decel&quot;;       &quot;Stop&quot;     )   ) )" office:value-type="string" office:string-value="Accel">
            <text:p>Accel</text:p>
          </table:table-cell>
          <table:table-cell table:formula="of:=IF(   [.XR1000]=&quot;Accel&quot;;   [.$C$1];   IF(     [.XR1000]=&quot;Cruise&quot;;     0;     IF([.XR1000]=&quot;Decel&quot;; -[.$C$1]; 0)   ) )" office:value-type="float" office:value="50">
            <text:p>50</text:p>
          </table:table-cell>
          <table:table-cell table:style-name="ce9" table:formula="of:=IF(   [.XR1000]=&quot;Stop&quot;;   0;   MAX(     0;     MIN(       [.$C$2];       [.XT999] + [.XS1000] * [.$C$4]     )   ) )" office:value-type="float" office:value="0.25">
            <text:p>0.25</text:p>
          </table:table-cell>
          <table:table-cell table:style-name="ce9" table:formula="of:=IF(   [.XR1000]=&quot;Stop&quot;;   [.$C$3];   [.XU999] + [.XT1000] * [.$C$4] )" office:value-type="float" office:value="0.00125">
            <text:p>0.00</text:p>
          </table:table-cell>
          <table:table-cell table:style-name="ce5" table:formula="of:=[.XV999]+[.$C$4]" office:value-type="float" office:value="0.005">
            <text:p>0.005</text:p>
          </table:table-cell>
          <table:table-cell table:formula="of:=IF(   [.XV1000] &lt; [.$C$5];   &quot;Accel&quot;;   IF(     [.XV1000] &lt; [.$C$5] + [.$C$7];     &quot;Cruise&quot;;     IF(       [.XV1000] &lt; [.$C$8];       &quot;Decel&quot;;       &quot;Stop&quot;     )   ) )" office:value-type="string" office:string-value="Accel">
            <text:p>Accel</text:p>
          </table:table-cell>
          <table:table-cell table:formula="of:=IF(   [.XW1000]=&quot;Accel&quot;;   [.$C$1];   IF(     [.XW1000]=&quot;Cruise&quot;;     0;     IF([.XW1000]=&quot;Decel&quot;; -[.$C$1]; 0)   ) )" office:value-type="float" office:value="50">
            <text:p>50</text:p>
          </table:table-cell>
          <table:table-cell table:style-name="ce9" table:formula="of:=IF(   [.XW1000]=&quot;Stop&quot;;   0;   MAX(     0;     MIN(       [.$C$2];       [.XY999] + [.XX1000] * [.$C$4]     )   ) )" office:value-type="float" office:value="0.25">
            <text:p>0.25</text:p>
          </table:table-cell>
          <table:table-cell table:style-name="ce9" table:formula="of:=IF(   [.XW1000]=&quot;Stop&quot;;   [.$C$3];   [.XZ999] + [.XY1000] * [.$C$4] )" office:value-type="float" office:value="0.00125">
            <text:p>0.00</text:p>
          </table:table-cell>
          <table:table-cell table:style-name="ce5" table:formula="of:=[.YA999]+[.$C$4]" office:value-type="float" office:value="0.005">
            <text:p>0.005</text:p>
          </table:table-cell>
          <table:table-cell table:formula="of:=IF(   [.YA1000] &lt; [.$C$5];   &quot;Accel&quot;;   IF(     [.YA1000] &lt; [.$C$5] + [.$C$7];     &quot;Cruise&quot;;     IF(       [.YA1000] &lt; [.$C$8];       &quot;Decel&quot;;       &quot;Stop&quot;     )   ) )" office:value-type="string" office:string-value="Accel">
            <text:p>Accel</text:p>
          </table:table-cell>
          <table:table-cell table:formula="of:=IF(   [.YB1000]=&quot;Accel&quot;;   [.$C$1];   IF(     [.YB1000]=&quot;Cruise&quot;;     0;     IF([.YB1000]=&quot;Decel&quot;; -[.$C$1]; 0)   ) )" office:value-type="float" office:value="50">
            <text:p>50</text:p>
          </table:table-cell>
          <table:table-cell table:style-name="ce9" table:formula="of:=IF(   [.YB1000]=&quot;Stop&quot;;   0;   MAX(     0;     MIN(       [.$C$2];       [.YD999] + [.YC1000] * [.$C$4]     )   ) )" office:value-type="float" office:value="0.25">
            <text:p>0.25</text:p>
          </table:table-cell>
          <table:table-cell table:style-name="ce9" table:formula="of:=IF(   [.YB1000]=&quot;Stop&quot;;   [.$C$3];   [.YE999] + [.YD1000] * [.$C$4] )" office:value-type="float" office:value="0.00125">
            <text:p>0.00</text:p>
          </table:table-cell>
          <table:table-cell table:style-name="ce5" table:formula="of:=[.YF999]+[.$C$4]" office:value-type="float" office:value="0.005">
            <text:p>0.005</text:p>
          </table:table-cell>
          <table:table-cell table:formula="of:=IF(   [.YF1000] &lt; [.$C$5];   &quot;Accel&quot;;   IF(     [.YF1000] &lt; [.$C$5] + [.$C$7];     &quot;Cruise&quot;;     IF(       [.YF1000] &lt; [.$C$8];       &quot;Decel&quot;;       &quot;Stop&quot;     )   ) )" office:value-type="string" office:string-value="Accel">
            <text:p>Accel</text:p>
          </table:table-cell>
          <table:table-cell table:formula="of:=IF(   [.YG1000]=&quot;Accel&quot;;   [.$C$1];   IF(     [.YG1000]=&quot;Cruise&quot;;     0;     IF([.YG1000]=&quot;Decel&quot;; -[.$C$1]; 0)   ) )" office:value-type="float" office:value="50">
            <text:p>50</text:p>
          </table:table-cell>
          <table:table-cell table:style-name="ce9" table:formula="of:=IF(   [.YG1000]=&quot;Stop&quot;;   0;   MAX(     0;     MIN(       [.$C$2];       [.YI999] + [.YH1000] * [.$C$4]     )   ) )" office:value-type="float" office:value="0.25">
            <text:p>0.25</text:p>
          </table:table-cell>
          <table:table-cell table:style-name="ce9" table:formula="of:=IF(   [.YG1000]=&quot;Stop&quot;;   [.$C$3];   [.YJ999] + [.YI1000] * [.$C$4] )" office:value-type="float" office:value="0.00125">
            <text:p>0.00</text:p>
          </table:table-cell>
          <table:table-cell table:style-name="ce5" table:formula="of:=[.YK999]+[.$C$4]" office:value-type="float" office:value="0.005">
            <text:p>0.005</text:p>
          </table:table-cell>
          <table:table-cell table:formula="of:=IF(   [.YK1000] &lt; [.$C$5];   &quot;Accel&quot;;   IF(     [.YK1000] &lt; [.$C$5] + [.$C$7];     &quot;Cruise&quot;;     IF(       [.YK1000] &lt; [.$C$8];       &quot;Decel&quot;;       &quot;Stop&quot;     )   ) )" office:value-type="string" office:string-value="Accel">
            <text:p>Accel</text:p>
          </table:table-cell>
          <table:table-cell table:formula="of:=IF(   [.YL1000]=&quot;Accel&quot;;   [.$C$1];   IF(     [.YL1000]=&quot;Cruise&quot;;     0;     IF([.YL1000]=&quot;Decel&quot;; -[.$C$1]; 0)   ) )" office:value-type="float" office:value="50">
            <text:p>50</text:p>
          </table:table-cell>
          <table:table-cell table:style-name="ce9" table:formula="of:=IF(   [.YL1000]=&quot;Stop&quot;;   0;   MAX(     0;     MIN(       [.$C$2];       [.YN999] + [.YM1000] * [.$C$4]     )   ) )" office:value-type="float" office:value="0.25">
            <text:p>0.25</text:p>
          </table:table-cell>
          <table:table-cell table:style-name="ce9" table:formula="of:=IF(   [.YL1000]=&quot;Stop&quot;;   [.$C$3];   [.YO999] + [.YN1000] * [.$C$4] )" office:value-type="float" office:value="0.00125">
            <text:p>0.00</text:p>
          </table:table-cell>
          <table:table-cell table:style-name="ce5" table:formula="of:=[.YP999]+[.$C$4]" office:value-type="float" office:value="0.005">
            <text:p>0.005</text:p>
          </table:table-cell>
          <table:table-cell table:formula="of:=IF(   [.YP1000] &lt; [.$C$5];   &quot;Accel&quot;;   IF(     [.YP1000] &lt; [.$C$5] + [.$C$7];     &quot;Cruise&quot;;     IF(       [.YP1000] &lt; [.$C$8];       &quot;Decel&quot;;       &quot;Stop&quot;     )   ) )" office:value-type="string" office:string-value="Accel">
            <text:p>Accel</text:p>
          </table:table-cell>
          <table:table-cell table:formula="of:=IF(   [.YQ1000]=&quot;Accel&quot;;   [.$C$1];   IF(     [.YQ1000]=&quot;Cruise&quot;;     0;     IF([.YQ1000]=&quot;Decel&quot;; -[.$C$1]; 0)   ) )" office:value-type="float" office:value="50">
            <text:p>50</text:p>
          </table:table-cell>
          <table:table-cell table:style-name="ce9" table:formula="of:=IF(   [.YQ1000]=&quot;Stop&quot;;   0;   MAX(     0;     MIN(       [.$C$2];       [.YS999] + [.YR1000] * [.$C$4]     )   ) )" office:value-type="float" office:value="0.25">
            <text:p>0.25</text:p>
          </table:table-cell>
          <table:table-cell table:style-name="ce9" table:formula="of:=IF(   [.YQ1000]=&quot;Stop&quot;;   [.$C$3];   [.YT999] + [.YS1000] * [.$C$4] )" office:value-type="float" office:value="0.00125">
            <text:p>0.00</text:p>
          </table:table-cell>
          <table:table-cell table:style-name="ce5" table:formula="of:=[.YU999]+[.$C$4]" office:value-type="float" office:value="0.005">
            <text:p>0.005</text:p>
          </table:table-cell>
          <table:table-cell table:formula="of:=IF(   [.YU1000] &lt; [.$C$5];   &quot;Accel&quot;;   IF(     [.YU1000] &lt; [.$C$5] + [.$C$7];     &quot;Cruise&quot;;     IF(       [.YU1000] &lt; [.$C$8];       &quot;Decel&quot;;       &quot;Stop&quot;     )   ) )" office:value-type="string" office:string-value="Accel">
            <text:p>Accel</text:p>
          </table:table-cell>
          <table:table-cell table:formula="of:=IF(   [.YV1000]=&quot;Accel&quot;;   [.$C$1];   IF(     [.YV1000]=&quot;Cruise&quot;;     0;     IF([.YV1000]=&quot;Decel&quot;; -[.$C$1]; 0)   ) )" office:value-type="float" office:value="50">
            <text:p>50</text:p>
          </table:table-cell>
          <table:table-cell table:style-name="ce9" table:formula="of:=IF(   [.YV1000]=&quot;Stop&quot;;   0;   MAX(     0;     MIN(       [.$C$2];       [.YX999] + [.YW1000] * [.$C$4]     )   ) )" office:value-type="float" office:value="0.25">
            <text:p>0.25</text:p>
          </table:table-cell>
          <table:table-cell table:style-name="ce9" table:formula="of:=IF(   [.YV1000]=&quot;Stop&quot;;   [.$C$3];   [.YY999] + [.YX1000] * [.$C$4] )" office:value-type="float" office:value="0.00125">
            <text:p>0.00</text:p>
          </table:table-cell>
          <table:table-cell table:style-name="ce5" table:formula="of:=[.YZ999]+[.$C$4]" office:value-type="float" office:value="0.005">
            <text:p>0.005</text:p>
          </table:table-cell>
          <table:table-cell table:formula="of:=IF(   [.YZ1000] &lt; [.$C$5];   &quot;Accel&quot;;   IF(     [.YZ1000] &lt; [.$C$5] + [.$C$7];     &quot;Cruise&quot;;     IF(       [.YZ1000] &lt; [.$C$8];       &quot;Decel&quot;;       &quot;Stop&quot;     )   ) )" office:value-type="string" office:string-value="Accel">
            <text:p>Accel</text:p>
          </table:table-cell>
          <table:table-cell table:formula="of:=IF(   [.ZA1000]=&quot;Accel&quot;;   [.$C$1];   IF(     [.ZA1000]=&quot;Cruise&quot;;     0;     IF([.ZA1000]=&quot;Decel&quot;; -[.$C$1]; 0)   ) )" office:value-type="float" office:value="50">
            <text:p>50</text:p>
          </table:table-cell>
          <table:table-cell table:style-name="ce9" table:formula="of:=IF(   [.ZA1000]=&quot;Stop&quot;;   0;   MAX(     0;     MIN(       [.$C$2];       [.ZC999] + [.ZB1000] * [.$C$4]     )   ) )" office:value-type="float" office:value="0.25">
            <text:p>0.25</text:p>
          </table:table-cell>
          <table:table-cell table:style-name="ce9" table:formula="of:=IF(   [.ZA1000]=&quot;Stop&quot;;   [.$C$3];   [.ZD999] + [.ZC1000] * [.$C$4] )" office:value-type="float" office:value="0.00125">
            <text:p>0.00</text:p>
          </table:table-cell>
          <table:table-cell table:style-name="ce5" table:formula="of:=[.ZE999]+[.$C$4]" office:value-type="float" office:value="0.005">
            <text:p>0.005</text:p>
          </table:table-cell>
          <table:table-cell table:formula="of:=IF(   [.ZE1000] &lt; [.$C$5];   &quot;Accel&quot;;   IF(     [.ZE1000] &lt; [.$C$5] + [.$C$7];     &quot;Cruise&quot;;     IF(       [.ZE1000] &lt; [.$C$8];       &quot;Decel&quot;;       &quot;Stop&quot;     )   ) )" office:value-type="string" office:string-value="Accel">
            <text:p>Accel</text:p>
          </table:table-cell>
          <table:table-cell table:formula="of:=IF(   [.ZF1000]=&quot;Accel&quot;;   [.$C$1];   IF(     [.ZF1000]=&quot;Cruise&quot;;     0;     IF([.ZF1000]=&quot;Decel&quot;; -[.$C$1]; 0)   ) )" office:value-type="float" office:value="50">
            <text:p>50</text:p>
          </table:table-cell>
          <table:table-cell table:style-name="ce9" table:formula="of:=IF(   [.ZF1000]=&quot;Stop&quot;;   0;   MAX(     0;     MIN(       [.$C$2];       [.ZH999] + [.ZG1000] * [.$C$4]     )   ) )" office:value-type="float" office:value="0.25">
            <text:p>0.25</text:p>
          </table:table-cell>
          <table:table-cell table:style-name="ce9" table:formula="of:=IF(   [.ZF1000]=&quot;Stop&quot;;   [.$C$3];   [.ZI999] + [.ZH1000] * [.$C$4] )" office:value-type="float" office:value="0.00125">
            <text:p>0.00</text:p>
          </table:table-cell>
          <table:table-cell table:style-name="ce5" table:formula="of:=[.ZJ999]+[.$C$4]" office:value-type="float" office:value="0.005">
            <text:p>0.005</text:p>
          </table:table-cell>
          <table:table-cell table:formula="of:=IF(   [.ZJ1000] &lt; [.$C$5];   &quot;Accel&quot;;   IF(     [.ZJ1000] &lt; [.$C$5] + [.$C$7];     &quot;Cruise&quot;;     IF(       [.ZJ1000] &lt; [.$C$8];       &quot;Decel&quot;;       &quot;Stop&quot;     )   ) )" office:value-type="string" office:string-value="Accel">
            <text:p>Accel</text:p>
          </table:table-cell>
          <table:table-cell table:formula="of:=IF(   [.ZK1000]=&quot;Accel&quot;;   [.$C$1];   IF(     [.ZK1000]=&quot;Cruise&quot;;     0;     IF([.ZK1000]=&quot;Decel&quot;; -[.$C$1]; 0)   ) )" office:value-type="float" office:value="50">
            <text:p>50</text:p>
          </table:table-cell>
          <table:table-cell table:style-name="ce9" table:formula="of:=IF(   [.ZK1000]=&quot;Stop&quot;;   0;   MAX(     0;     MIN(       [.$C$2];       [.ZM999] + [.ZL1000] * [.$C$4]     )   ) )" office:value-type="float" office:value="0.25">
            <text:p>0.25</text:p>
          </table:table-cell>
          <table:table-cell table:style-name="ce9" table:formula="of:=IF(   [.ZK1000]=&quot;Stop&quot;;   [.$C$3];   [.ZN999] + [.ZM1000] * [.$C$4] )" office:value-type="float" office:value="0.00125">
            <text:p>0.00</text:p>
          </table:table-cell>
          <table:table-cell table:style-name="ce5" table:formula="of:=[.ZO999]+[.$C$4]" office:value-type="float" office:value="0.005">
            <text:p>0.005</text:p>
          </table:table-cell>
          <table:table-cell table:formula="of:=IF(   [.ZO1000] &lt; [.$C$5];   &quot;Accel&quot;;   IF(     [.ZO1000] &lt; [.$C$5] + [.$C$7];     &quot;Cruise&quot;;     IF(       [.ZO1000] &lt; [.$C$8];       &quot;Decel&quot;;       &quot;Stop&quot;     )   ) )" office:value-type="string" office:string-value="Accel">
            <text:p>Accel</text:p>
          </table:table-cell>
          <table:table-cell table:formula="of:=IF(   [.ZP1000]=&quot;Accel&quot;;   [.$C$1];   IF(     [.ZP1000]=&quot;Cruise&quot;;     0;     IF([.ZP1000]=&quot;Decel&quot;; -[.$C$1]; 0)   ) )" office:value-type="float" office:value="50">
            <text:p>50</text:p>
          </table:table-cell>
          <table:table-cell table:style-name="ce9" table:formula="of:=IF(   [.ZP1000]=&quot;Stop&quot;;   0;   MAX(     0;     MIN(       [.$C$2];       [.ZR999] + [.ZQ1000] * [.$C$4]     )   ) )" office:value-type="float" office:value="0.25">
            <text:p>0.25</text:p>
          </table:table-cell>
          <table:table-cell table:style-name="ce9" table:formula="of:=IF(   [.ZP1000]=&quot;Stop&quot;;   [.$C$3];   [.ZS999] + [.ZR1000] * [.$C$4] )" office:value-type="float" office:value="0.00125">
            <text:p>0.00</text:p>
          </table:table-cell>
          <table:table-cell table:style-name="ce5" table:formula="of:=[.ZT999]+[.$C$4]" office:value-type="float" office:value="0.005">
            <text:p>0.005</text:p>
          </table:table-cell>
          <table:table-cell table:formula="of:=IF(   [.ZT1000] &lt; [.$C$5];   &quot;Accel&quot;;   IF(     [.ZT1000] &lt; [.$C$5] + [.$C$7];     &quot;Cruise&quot;;     IF(       [.ZT1000] &lt; [.$C$8];       &quot;Decel&quot;;       &quot;Stop&quot;     )   ) )" office:value-type="string" office:string-value="Accel">
            <text:p>Accel</text:p>
          </table:table-cell>
          <table:table-cell table:formula="of:=IF(   [.ZU1000]=&quot;Accel&quot;;   [.$C$1];   IF(     [.ZU1000]=&quot;Cruise&quot;;     0;     IF([.ZU1000]=&quot;Decel&quot;; -[.$C$1]; 0)   ) )" office:value-type="float" office:value="50">
            <text:p>50</text:p>
          </table:table-cell>
          <table:table-cell table:style-name="ce9" table:formula="of:=IF(   [.ZU1000]=&quot;Stop&quot;;   0;   MAX(     0;     MIN(       [.$C$2];       [.ZW999] + [.ZV1000] * [.$C$4]     )   ) )" office:value-type="float" office:value="0.25">
            <text:p>0.25</text:p>
          </table:table-cell>
          <table:table-cell table:style-name="ce9" table:formula="of:=IF(   [.ZU1000]=&quot;Stop&quot;;   [.$C$3];   [.ZX999] + [.ZW1000] * [.$C$4] )" office:value-type="float" office:value="0.00125">
            <text:p>0.00</text:p>
          </table:table-cell>
          <table:table-cell table:style-name="ce5" table:formula="of:=[.ZY999]+[.$C$4]" office:value-type="float" office:value="0.005">
            <text:p>0.005</text:p>
          </table:table-cell>
          <table:table-cell table:formula="of:=IF(   [.ZY1000] &lt; [.$C$5];   &quot;Accel&quot;;   IF(     [.ZY1000] &lt; [.$C$5] + [.$C$7];     &quot;Cruise&quot;;     IF(       [.ZY1000] &lt; [.$C$8];       &quot;Decel&quot;;       &quot;Stop&quot;     )   ) )" office:value-type="string" office:string-value="Accel">
            <text:p>Accel</text:p>
          </table:table-cell>
          <table:table-cell table:formula="of:=IF(   [.ZZ1000]=&quot;Accel&quot;;   [.$C$1];   IF(     [.ZZ1000]=&quot;Cruise&quot;;     0;     IF([.ZZ1000]=&quot;Decel&quot;; -[.$C$1]; 0)   ) )" office:value-type="float" office:value="50">
            <text:p>50</text:p>
          </table:table-cell>
          <table:table-cell table:style-name="ce9" table:formula="of:=IF(   [.ZZ1000]=&quot;Stop&quot;;   0;   MAX(     0;     MIN(       [.$C$2];       [.AAB999] + [.AAA1000] * [.$C$4]     )   ) )" office:value-type="float" office:value="0.25">
            <text:p>0.25</text:p>
          </table:table-cell>
          <table:table-cell table:style-name="ce9" table:formula="of:=IF(   [.ZZ1000]=&quot;Stop&quot;;   [.$C$3];   [.AAC999] + [.AAB1000] * [.$C$4] )" office:value-type="float" office:value="0.00125">
            <text:p>0.00</text:p>
          </table:table-cell>
          <table:table-cell table:style-name="ce5" table:formula="of:=[.AAD999]+[.$C$4]" office:value-type="float" office:value="0.005">
            <text:p>0.005</text:p>
          </table:table-cell>
          <table:table-cell table:formula="of:=IF(   [.AAD1000] &lt; [.$C$5];   &quot;Accel&quot;;   IF(     [.AAD1000] &lt; [.$C$5] + [.$C$7];     &quot;Cruise&quot;;     IF(       [.AAD1000] &lt; [.$C$8];       &quot;Decel&quot;;       &quot;Stop&quot;     )   ) )" office:value-type="string" office:string-value="Accel">
            <text:p>Accel</text:p>
          </table:table-cell>
          <table:table-cell table:formula="of:=IF(   [.AAE1000]=&quot;Accel&quot;;   [.$C$1];   IF(     [.AAE1000]=&quot;Cruise&quot;;     0;     IF([.AAE1000]=&quot;Decel&quot;; -[.$C$1]; 0)   ) )" office:value-type="float" office:value="50">
            <text:p>50</text:p>
          </table:table-cell>
          <table:table-cell table:style-name="ce9" table:formula="of:=IF(   [.AAE1000]=&quot;Stop&quot;;   0;   MAX(     0;     MIN(       [.$C$2];       [.AAG999] + [.AAF1000] * [.$C$4]     )   ) )" office:value-type="float" office:value="0.25">
            <text:p>0.25</text:p>
          </table:table-cell>
          <table:table-cell table:style-name="ce9" table:formula="of:=IF(   [.AAE1000]=&quot;Stop&quot;;   [.$C$3];   [.AAH999] + [.AAG1000] * [.$C$4] )" office:value-type="float" office:value="0.00125">
            <text:p>0.00</text:p>
          </table:table-cell>
          <table:table-cell table:style-name="ce5" table:formula="of:=[.AAI999]+[.$C$4]" office:value-type="float" office:value="0.005">
            <text:p>0.005</text:p>
          </table:table-cell>
          <table:table-cell table:formula="of:=IF(   [.AAI1000] &lt; [.$C$5];   &quot;Accel&quot;;   IF(     [.AAI1000] &lt; [.$C$5] + [.$C$7];     &quot;Cruise&quot;;     IF(       [.AAI1000] &lt; [.$C$8];       &quot;Decel&quot;;       &quot;Stop&quot;     )   ) )" office:value-type="string" office:string-value="Accel">
            <text:p>Accel</text:p>
          </table:table-cell>
          <table:table-cell table:formula="of:=IF(   [.AAJ1000]=&quot;Accel&quot;;   [.$C$1];   IF(     [.AAJ1000]=&quot;Cruise&quot;;     0;     IF([.AAJ1000]=&quot;Decel&quot;; -[.$C$1]; 0)   ) )" office:value-type="float" office:value="50">
            <text:p>50</text:p>
          </table:table-cell>
          <table:table-cell table:style-name="ce9" table:formula="of:=IF(   [.AAJ1000]=&quot;Stop&quot;;   0;   MAX(     0;     MIN(       [.$C$2];       [.AAL999] + [.AAK1000] * [.$C$4]     )   ) )" office:value-type="float" office:value="0.25">
            <text:p>0.25</text:p>
          </table:table-cell>
          <table:table-cell table:style-name="ce9" table:formula="of:=IF(   [.AAJ1000]=&quot;Stop&quot;;   [.$C$3];   [.AAM999] + [.AAL1000] * [.$C$4] )" office:value-type="float" office:value="0.00125">
            <text:p>0.00</text:p>
          </table:table-cell>
          <table:table-cell table:style-name="ce5" table:formula="of:=[.AAN999]+[.$C$4]" office:value-type="float" office:value="0.005">
            <text:p>0.005</text:p>
          </table:table-cell>
          <table:table-cell table:formula="of:=IF(   [.AAN1000] &lt; [.$C$5];   &quot;Accel&quot;;   IF(     [.AAN1000] &lt; [.$C$5] + [.$C$7];     &quot;Cruise&quot;;     IF(       [.AAN1000] &lt; [.$C$8];       &quot;Decel&quot;;       &quot;Stop&quot;     )   ) )" office:value-type="string" office:string-value="Accel">
            <text:p>Accel</text:p>
          </table:table-cell>
          <table:table-cell table:formula="of:=IF(   [.AAO1000]=&quot;Accel&quot;;   [.$C$1];   IF(     [.AAO1000]=&quot;Cruise&quot;;     0;     IF([.AAO1000]=&quot;Decel&quot;; -[.$C$1]; 0)   ) )" office:value-type="float" office:value="50">
            <text:p>50</text:p>
          </table:table-cell>
          <table:table-cell table:style-name="ce9" table:formula="of:=IF(   [.AAO1000]=&quot;Stop&quot;;   0;   MAX(     0;     MIN(       [.$C$2];       [.AAQ999] + [.AAP1000] * [.$C$4]     )   ) )" office:value-type="float" office:value="0.25">
            <text:p>0.25</text:p>
          </table:table-cell>
          <table:table-cell table:style-name="ce9" table:formula="of:=IF(   [.AAO1000]=&quot;Stop&quot;;   [.$C$3];   [.AAR999] + [.AAQ1000] * [.$C$4] )" office:value-type="float" office:value="0.00125">
            <text:p>0.00</text:p>
          </table:table-cell>
          <table:table-cell table:style-name="ce5" table:formula="of:=[.AAS999]+[.$C$4]" office:value-type="float" office:value="0.005">
            <text:p>0.005</text:p>
          </table:table-cell>
          <table:table-cell table:formula="of:=IF(   [.AAS1000] &lt; [.$C$5];   &quot;Accel&quot;;   IF(     [.AAS1000] &lt; [.$C$5] + [.$C$7];     &quot;Cruise&quot;;     IF(       [.AAS1000] &lt; [.$C$8];       &quot;Decel&quot;;       &quot;Stop&quot;     )   ) )" office:value-type="string" office:string-value="Accel">
            <text:p>Accel</text:p>
          </table:table-cell>
          <table:table-cell table:formula="of:=IF(   [.AAT1000]=&quot;Accel&quot;;   [.$C$1];   IF(     [.AAT1000]=&quot;Cruise&quot;;     0;     IF([.AAT1000]=&quot;Decel&quot;; -[.$C$1]; 0)   ) )" office:value-type="float" office:value="50">
            <text:p>50</text:p>
          </table:table-cell>
          <table:table-cell table:style-name="ce9" table:formula="of:=IF(   [.AAT1000]=&quot;Stop&quot;;   0;   MAX(     0;     MIN(       [.$C$2];       [.AAV999] + [.AAU1000] * [.$C$4]     )   ) )" office:value-type="float" office:value="0.25">
            <text:p>0.25</text:p>
          </table:table-cell>
          <table:table-cell table:style-name="ce9" table:formula="of:=IF(   [.AAT1000]=&quot;Stop&quot;;   [.$C$3];   [.AAW999] + [.AAV1000] * [.$C$4] )" office:value-type="float" office:value="0.00125">
            <text:p>0.00</text:p>
          </table:table-cell>
          <table:table-cell table:style-name="ce5" table:formula="of:=[.AAX999]+[.$C$4]" office:value-type="float" office:value="0.005">
            <text:p>0.005</text:p>
          </table:table-cell>
          <table:table-cell table:formula="of:=IF(   [.AAX1000] &lt; [.$C$5];   &quot;Accel&quot;;   IF(     [.AAX1000] &lt; [.$C$5] + [.$C$7];     &quot;Cruise&quot;;     IF(       [.AAX1000] &lt; [.$C$8];       &quot;Decel&quot;;       &quot;Stop&quot;     )   ) )" office:value-type="string" office:string-value="Accel">
            <text:p>Accel</text:p>
          </table:table-cell>
          <table:table-cell table:formula="of:=IF(   [.AAY1000]=&quot;Accel&quot;;   [.$C$1];   IF(     [.AAY1000]=&quot;Cruise&quot;;     0;     IF([.AAY1000]=&quot;Decel&quot;; -[.$C$1]; 0)   ) )" office:value-type="float" office:value="50">
            <text:p>50</text:p>
          </table:table-cell>
          <table:table-cell table:style-name="ce9" table:formula="of:=IF(   [.AAY1000]=&quot;Stop&quot;;   0;   MAX(     0;     MIN(       [.$C$2];       [.ABA999] + [.AAZ1000] * [.$C$4]     )   ) )" office:value-type="float" office:value="0.25">
            <text:p>0.25</text:p>
          </table:table-cell>
          <table:table-cell table:style-name="ce9" table:formula="of:=IF(   [.AAY1000]=&quot;Stop&quot;;   [.$C$3];   [.ABB999] + [.ABA1000] * [.$C$4] )" office:value-type="float" office:value="0.00125">
            <text:p>0.00</text:p>
          </table:table-cell>
          <table:table-cell table:style-name="ce5" table:formula="of:=[.ABC999]+[.$C$4]" office:value-type="float" office:value="0.005">
            <text:p>0.005</text:p>
          </table:table-cell>
          <table:table-cell table:formula="of:=IF(   [.ABC1000] &lt; [.$C$5];   &quot;Accel&quot;;   IF(     [.ABC1000] &lt; [.$C$5] + [.$C$7];     &quot;Cruise&quot;;     IF(       [.ABC1000] &lt; [.$C$8];       &quot;Decel&quot;;       &quot;Stop&quot;     )   ) )" office:value-type="string" office:string-value="Accel">
            <text:p>Accel</text:p>
          </table:table-cell>
          <table:table-cell table:formula="of:=IF(   [.ABD1000]=&quot;Accel&quot;;   [.$C$1];   IF(     [.ABD1000]=&quot;Cruise&quot;;     0;     IF([.ABD1000]=&quot;Decel&quot;; -[.$C$1]; 0)   ) )" office:value-type="float" office:value="50">
            <text:p>50</text:p>
          </table:table-cell>
          <table:table-cell table:style-name="ce9" table:formula="of:=IF(   [.ABD1000]=&quot;Stop&quot;;   0;   MAX(     0;     MIN(       [.$C$2];       [.ABF999] + [.ABE1000] * [.$C$4]     )   ) )" office:value-type="float" office:value="0.25">
            <text:p>0.25</text:p>
          </table:table-cell>
          <table:table-cell table:style-name="ce9" table:formula="of:=IF(   [.ABD1000]=&quot;Stop&quot;;   [.$C$3];   [.ABG999] + [.ABF1000] * [.$C$4] )" office:value-type="float" office:value="0.00125">
            <text:p>0.00</text:p>
          </table:table-cell>
          <table:table-cell table:style-name="ce5" table:formula="of:=[.ABH999]+[.$C$4]" office:value-type="float" office:value="0.005">
            <text:p>0.005</text:p>
          </table:table-cell>
          <table:table-cell table:formula="of:=IF(   [.ABH1000] &lt; [.$C$5];   &quot;Accel&quot;;   IF(     [.ABH1000] &lt; [.$C$5] + [.$C$7];     &quot;Cruise&quot;;     IF(       [.ABH1000] &lt; [.$C$8];       &quot;Decel&quot;;       &quot;Stop&quot;     )   ) )" office:value-type="string" office:string-value="Accel">
            <text:p>Accel</text:p>
          </table:table-cell>
          <table:table-cell table:formula="of:=IF(   [.ABI1000]=&quot;Accel&quot;;   [.$C$1];   IF(     [.ABI1000]=&quot;Cruise&quot;;     0;     IF([.ABI1000]=&quot;Decel&quot;; -[.$C$1]; 0)   ) )" office:value-type="float" office:value="50">
            <text:p>50</text:p>
          </table:table-cell>
          <table:table-cell table:style-name="ce9" table:formula="of:=IF(   [.ABI1000]=&quot;Stop&quot;;   0;   MAX(     0;     MIN(       [.$C$2];       [.ABK999] + [.ABJ1000] * [.$C$4]     )   ) )" office:value-type="float" office:value="0.25">
            <text:p>0.25</text:p>
          </table:table-cell>
          <table:table-cell table:style-name="ce9" table:formula="of:=IF(   [.ABI1000]=&quot;Stop&quot;;   [.$C$3];   [.ABL999] + [.ABK1000] * [.$C$4] )" office:value-type="float" office:value="0.00125">
            <text:p>0.00</text:p>
          </table:table-cell>
          <table:table-cell table:style-name="ce5" table:formula="of:=[.ABM999]+[.$C$4]" office:value-type="float" office:value="0.005">
            <text:p>0.005</text:p>
          </table:table-cell>
          <table:table-cell table:formula="of:=IF(   [.ABM1000] &lt; [.$C$5];   &quot;Accel&quot;;   IF(     [.ABM1000] &lt; [.$C$5] + [.$C$7];     &quot;Cruise&quot;;     IF(       [.ABM1000] &lt; [.$C$8];       &quot;Decel&quot;;       &quot;Stop&quot;     )   ) )" office:value-type="string" office:string-value="Accel">
            <text:p>Accel</text:p>
          </table:table-cell>
          <table:table-cell table:formula="of:=IF(   [.ABN1000]=&quot;Accel&quot;;   [.$C$1];   IF(     [.ABN1000]=&quot;Cruise&quot;;     0;     IF([.ABN1000]=&quot;Decel&quot;; -[.$C$1]; 0)   ) )" office:value-type="float" office:value="50">
            <text:p>50</text:p>
          </table:table-cell>
          <table:table-cell table:style-name="ce9" table:formula="of:=IF(   [.ABN1000]=&quot;Stop&quot;;   0;   MAX(     0;     MIN(       [.$C$2];       [.ABP999] + [.ABO1000] * [.$C$4]     )   ) )" office:value-type="float" office:value="0.25">
            <text:p>0.25</text:p>
          </table:table-cell>
          <table:table-cell table:style-name="ce9" table:formula="of:=IF(   [.ABN1000]=&quot;Stop&quot;;   [.$C$3];   [.ABQ999] + [.ABP1000] * [.$C$4] )" office:value-type="float" office:value="0.00125">
            <text:p>0.00</text:p>
          </table:table-cell>
          <table:table-cell table:style-name="ce5" table:formula="of:=[.ABR999]+[.$C$4]" office:value-type="float" office:value="0.005">
            <text:p>0.005</text:p>
          </table:table-cell>
          <table:table-cell table:formula="of:=IF(   [.ABR1000] &lt; [.$C$5];   &quot;Accel&quot;;   IF(     [.ABR1000] &lt; [.$C$5] + [.$C$7];     &quot;Cruise&quot;;     IF(       [.ABR1000] &lt; [.$C$8];       &quot;Decel&quot;;       &quot;Stop&quot;     )   ) )" office:value-type="string" office:string-value="Accel">
            <text:p>Accel</text:p>
          </table:table-cell>
          <table:table-cell table:formula="of:=IF(   [.ABS1000]=&quot;Accel&quot;;   [.$C$1];   IF(     [.ABS1000]=&quot;Cruise&quot;;     0;     IF([.ABS1000]=&quot;Decel&quot;; -[.$C$1]; 0)   ) )" office:value-type="float" office:value="50">
            <text:p>50</text:p>
          </table:table-cell>
          <table:table-cell table:style-name="ce9" table:formula="of:=IF(   [.ABS1000]=&quot;Stop&quot;;   0;   MAX(     0;     MIN(       [.$C$2];       [.ABU999] + [.ABT1000] * [.$C$4]     )   ) )" office:value-type="float" office:value="0.25">
            <text:p>0.25</text:p>
          </table:table-cell>
          <table:table-cell table:style-name="ce9" table:formula="of:=IF(   [.ABS1000]=&quot;Stop&quot;;   [.$C$3];   [.ABV999] + [.ABU1000] * [.$C$4] )" office:value-type="float" office:value="0.00125">
            <text:p>0.00</text:p>
          </table:table-cell>
          <table:table-cell table:style-name="ce5" table:formula="of:=[.ABW999]+[.$C$4]" office:value-type="float" office:value="0.005">
            <text:p>0.005</text:p>
          </table:table-cell>
          <table:table-cell table:formula="of:=IF(   [.ABW1000] &lt; [.$C$5];   &quot;Accel&quot;;   IF(     [.ABW1000] &lt; [.$C$5] + [.$C$7];     &quot;Cruise&quot;;     IF(       [.ABW1000] &lt; [.$C$8];       &quot;Decel&quot;;       &quot;Stop&quot;     )   ) )" office:value-type="string" office:string-value="Accel">
            <text:p>Accel</text:p>
          </table:table-cell>
          <table:table-cell table:formula="of:=IF(   [.ABX1000]=&quot;Accel&quot;;   [.$C$1];   IF(     [.ABX1000]=&quot;Cruise&quot;;     0;     IF([.ABX1000]=&quot;Decel&quot;; -[.$C$1]; 0)   ) )" office:value-type="float" office:value="50">
            <text:p>50</text:p>
          </table:table-cell>
          <table:table-cell table:style-name="ce9" table:formula="of:=IF(   [.ABX1000]=&quot;Stop&quot;;   0;   MAX(     0;     MIN(       [.$C$2];       [.ABZ999] + [.ABY1000] * [.$C$4]     )   ) )" office:value-type="float" office:value="0.25">
            <text:p>0.25</text:p>
          </table:table-cell>
          <table:table-cell table:style-name="ce9" table:formula="of:=IF(   [.ABX1000]=&quot;Stop&quot;;   [.$C$3];   [.ACA999] + [.ABZ1000] * [.$C$4] )" office:value-type="float" office:value="0.00125">
            <text:p>0.00</text:p>
          </table:table-cell>
          <table:table-cell table:style-name="ce5" table:formula="of:=[.ACB999]+[.$C$4]" office:value-type="float" office:value="0.005">
            <text:p>0.005</text:p>
          </table:table-cell>
          <table:table-cell table:formula="of:=IF(   [.ACB1000] &lt; [.$C$5];   &quot;Accel&quot;;   IF(     [.ACB1000] &lt; [.$C$5] + [.$C$7];     &quot;Cruise&quot;;     IF(       [.ACB1000] &lt; [.$C$8];       &quot;Decel&quot;;       &quot;Stop&quot;     )   ) )" office:value-type="string" office:string-value="Accel">
            <text:p>Accel</text:p>
          </table:table-cell>
          <table:table-cell table:formula="of:=IF(   [.ACC1000]=&quot;Accel&quot;;   [.$C$1];   IF(     [.ACC1000]=&quot;Cruise&quot;;     0;     IF([.ACC1000]=&quot;Decel&quot;; -[.$C$1]; 0)   ) )" office:value-type="float" office:value="50">
            <text:p>50</text:p>
          </table:table-cell>
          <table:table-cell table:style-name="ce9" table:formula="of:=IF(   [.ACC1000]=&quot;Stop&quot;;   0;   MAX(     0;     MIN(       [.$C$2];       [.ACE999] + [.ACD1000] * [.$C$4]     )   ) )" office:value-type="float" office:value="0.25">
            <text:p>0.25</text:p>
          </table:table-cell>
          <table:table-cell table:style-name="ce9" table:formula="of:=IF(   [.ACC1000]=&quot;Stop&quot;;   [.$C$3];   [.ACF999] + [.ACE1000] * [.$C$4] )" office:value-type="float" office:value="0.00125">
            <text:p>0.00</text:p>
          </table:table-cell>
          <table:table-cell table:style-name="ce5" table:formula="of:=[.ACG999]+[.$C$4]" office:value-type="float" office:value="0.005">
            <text:p>0.005</text:p>
          </table:table-cell>
          <table:table-cell table:formula="of:=IF(   [.ACG1000] &lt; [.$C$5];   &quot;Accel&quot;;   IF(     [.ACG1000] &lt; [.$C$5] + [.$C$7];     &quot;Cruise&quot;;     IF(       [.ACG1000] &lt; [.$C$8];       &quot;Decel&quot;;       &quot;Stop&quot;     )   ) )" office:value-type="string" office:string-value="Accel">
            <text:p>Accel</text:p>
          </table:table-cell>
          <table:table-cell table:formula="of:=IF(   [.ACH1000]=&quot;Accel&quot;;   [.$C$1];   IF(     [.ACH1000]=&quot;Cruise&quot;;     0;     IF([.ACH1000]=&quot;Decel&quot;; -[.$C$1]; 0)   ) )" office:value-type="float" office:value="50">
            <text:p>50</text:p>
          </table:table-cell>
          <table:table-cell table:style-name="ce9" table:formula="of:=IF(   [.ACH1000]=&quot;Stop&quot;;   0;   MAX(     0;     MIN(       [.$C$2];       [.ACJ999] + [.ACI1000] * [.$C$4]     )   ) )" office:value-type="float" office:value="0.25">
            <text:p>0.25</text:p>
          </table:table-cell>
          <table:table-cell table:style-name="ce9" table:formula="of:=IF(   [.ACH1000]=&quot;Stop&quot;;   [.$C$3];   [.ACK999] + [.ACJ1000] * [.$C$4] )" office:value-type="float" office:value="0.00125">
            <text:p>0.00</text:p>
          </table:table-cell>
          <table:table-cell table:style-name="ce5" table:formula="of:=[.ACL999]+[.$C$4]" office:value-type="float" office:value="0.005">
            <text:p>0.005</text:p>
          </table:table-cell>
          <table:table-cell table:formula="of:=IF(   [.ACL1000] &lt; [.$C$5];   &quot;Accel&quot;;   IF(     [.ACL1000] &lt; [.$C$5] + [.$C$7];     &quot;Cruise&quot;;     IF(       [.ACL1000] &lt; [.$C$8];       &quot;Decel&quot;;       &quot;Stop&quot;     )   ) )" office:value-type="string" office:string-value="Accel">
            <text:p>Accel</text:p>
          </table:table-cell>
          <table:table-cell table:formula="of:=IF(   [.ACM1000]=&quot;Accel&quot;;   [.$C$1];   IF(     [.ACM1000]=&quot;Cruise&quot;;     0;     IF([.ACM1000]=&quot;Decel&quot;; -[.$C$1]; 0)   ) )" office:value-type="float" office:value="50">
            <text:p>50</text:p>
          </table:table-cell>
          <table:table-cell table:style-name="ce9" table:formula="of:=IF(   [.ACM1000]=&quot;Stop&quot;;   0;   MAX(     0;     MIN(       [.$C$2];       [.ACO999] + [.ACN1000] * [.$C$4]     )   ) )" office:value-type="float" office:value="0.25">
            <text:p>0.25</text:p>
          </table:table-cell>
          <table:table-cell table:style-name="ce9" table:formula="of:=IF(   [.ACM1000]=&quot;Stop&quot;;   [.$C$3];   [.ACP999] + [.ACO1000] * [.$C$4] )" office:value-type="float" office:value="0.00125">
            <text:p>0.00</text:p>
          </table:table-cell>
          <table:table-cell table:style-name="ce5" table:formula="of:=[.ACQ999]+[.$C$4]" office:value-type="float" office:value="0.005">
            <text:p>0.005</text:p>
          </table:table-cell>
          <table:table-cell table:formula="of:=IF(   [.ACQ1000] &lt; [.$C$5];   &quot;Accel&quot;;   IF(     [.ACQ1000] &lt; [.$C$5] + [.$C$7];     &quot;Cruise&quot;;     IF(       [.ACQ1000] &lt; [.$C$8];       &quot;Decel&quot;;       &quot;Stop&quot;     )   ) )" office:value-type="string" office:string-value="Accel">
            <text:p>Accel</text:p>
          </table:table-cell>
          <table:table-cell table:formula="of:=IF(   [.ACR1000]=&quot;Accel&quot;;   [.$C$1];   IF(     [.ACR1000]=&quot;Cruise&quot;;     0;     IF([.ACR1000]=&quot;Decel&quot;; -[.$C$1]; 0)   ) )" office:value-type="float" office:value="50">
            <text:p>50</text:p>
          </table:table-cell>
          <table:table-cell table:style-name="ce9" table:formula="of:=IF(   [.ACR1000]=&quot;Stop&quot;;   0;   MAX(     0;     MIN(       [.$C$2];       [.ACT999] + [.ACS1000] * [.$C$4]     )   ) )" office:value-type="float" office:value="0.25">
            <text:p>0.25</text:p>
          </table:table-cell>
          <table:table-cell table:style-name="ce9" table:formula="of:=IF(   [.ACR1000]=&quot;Stop&quot;;   [.$C$3];   [.ACU999] + [.ACT1000] * [.$C$4] )" office:value-type="float" office:value="0.00125">
            <text:p>0.00</text:p>
          </table:table-cell>
          <table:table-cell table:style-name="ce5" table:formula="of:=[.ACV999]+[.$C$4]" office:value-type="float" office:value="0.005">
            <text:p>0.005</text:p>
          </table:table-cell>
          <table:table-cell table:formula="of:=IF(   [.ACV1000] &lt; [.$C$5];   &quot;Accel&quot;;   IF(     [.ACV1000] &lt; [.$C$5] + [.$C$7];     &quot;Cruise&quot;;     IF(       [.ACV1000] &lt; [.$C$8];       &quot;Decel&quot;;       &quot;Stop&quot;     )   ) )" office:value-type="string" office:string-value="Accel">
            <text:p>Accel</text:p>
          </table:table-cell>
          <table:table-cell table:formula="of:=IF(   [.ACW1000]=&quot;Accel&quot;;   [.$C$1];   IF(     [.ACW1000]=&quot;Cruise&quot;;     0;     IF([.ACW1000]=&quot;Decel&quot;; -[.$C$1]; 0)   ) )" office:value-type="float" office:value="50">
            <text:p>50</text:p>
          </table:table-cell>
          <table:table-cell table:style-name="ce9" table:formula="of:=IF(   [.ACW1000]=&quot;Stop&quot;;   0;   MAX(     0;     MIN(       [.$C$2];       [.ACY999] + [.ACX1000] * [.$C$4]     )   ) )" office:value-type="float" office:value="0.25">
            <text:p>0.25</text:p>
          </table:table-cell>
          <table:table-cell table:style-name="ce9" table:formula="of:=IF(   [.ACW1000]=&quot;Stop&quot;;   [.$C$3];   [.ACZ999] + [.ACY1000] * [.$C$4] )" office:value-type="float" office:value="0.00125">
            <text:p>0.00</text:p>
          </table:table-cell>
          <table:table-cell table:style-name="ce5" table:formula="of:=[.ADA999]+[.$C$4]" office:value-type="float" office:value="0.005">
            <text:p>0.005</text:p>
          </table:table-cell>
          <table:table-cell table:formula="of:=IF(   [.ADA1000] &lt; [.$C$5];   &quot;Accel&quot;;   IF(     [.ADA1000] &lt; [.$C$5] + [.$C$7];     &quot;Cruise&quot;;     IF(       [.ADA1000] &lt; [.$C$8];       &quot;Decel&quot;;       &quot;Stop&quot;     )   ) )" office:value-type="string" office:string-value="Accel">
            <text:p>Accel</text:p>
          </table:table-cell>
          <table:table-cell table:formula="of:=IF(   [.ADB1000]=&quot;Accel&quot;;   [.$C$1];   IF(     [.ADB1000]=&quot;Cruise&quot;;     0;     IF([.ADB1000]=&quot;Decel&quot;; -[.$C$1]; 0)   ) )" office:value-type="float" office:value="50">
            <text:p>50</text:p>
          </table:table-cell>
          <table:table-cell table:style-name="ce9" table:formula="of:=IF(   [.ADB1000]=&quot;Stop&quot;;   0;   MAX(     0;     MIN(       [.$C$2];       [.ADD999] + [.ADC1000] * [.$C$4]     )   ) )" office:value-type="float" office:value="0.25">
            <text:p>0.25</text:p>
          </table:table-cell>
          <table:table-cell table:style-name="ce9" table:formula="of:=IF(   [.ADB1000]=&quot;Stop&quot;;   [.$C$3];   [.ADE999] + [.ADD1000] * [.$C$4] )" office:value-type="float" office:value="0.00125">
            <text:p>0.00</text:p>
          </table:table-cell>
          <table:table-cell table:style-name="ce5" table:formula="of:=[.ADF999]+[.$C$4]" office:value-type="float" office:value="0.005">
            <text:p>0.005</text:p>
          </table:table-cell>
          <table:table-cell table:formula="of:=IF(   [.ADF1000] &lt; [.$C$5];   &quot;Accel&quot;;   IF(     [.ADF1000] &lt; [.$C$5] + [.$C$7];     &quot;Cruise&quot;;     IF(       [.ADF1000] &lt; [.$C$8];       &quot;Decel&quot;;       &quot;Stop&quot;     )   ) )" office:value-type="string" office:string-value="Accel">
            <text:p>Accel</text:p>
          </table:table-cell>
          <table:table-cell table:formula="of:=IF(   [.ADG1000]=&quot;Accel&quot;;   [.$C$1];   IF(     [.ADG1000]=&quot;Cruise&quot;;     0;     IF([.ADG1000]=&quot;Decel&quot;; -[.$C$1]; 0)   ) )" office:value-type="float" office:value="50">
            <text:p>50</text:p>
          </table:table-cell>
          <table:table-cell table:style-name="ce9" table:formula="of:=IF(   [.ADG1000]=&quot;Stop&quot;;   0;   MAX(     0;     MIN(       [.$C$2];       [.ADI999] + [.ADH1000] * [.$C$4]     )   ) )" office:value-type="float" office:value="0.25">
            <text:p>0.25</text:p>
          </table:table-cell>
          <table:table-cell table:style-name="ce9" table:formula="of:=IF(   [.ADG1000]=&quot;Stop&quot;;   [.$C$3];   [.ADJ999] + [.ADI1000] * [.$C$4] )" office:value-type="float" office:value="0.00125">
            <text:p>0.00</text:p>
          </table:table-cell>
          <table:table-cell table:style-name="ce5" table:formula="of:=[.ADK999]+[.$C$4]" office:value-type="float" office:value="0.005">
            <text:p>0.005</text:p>
          </table:table-cell>
          <table:table-cell table:formula="of:=IF(   [.ADK1000] &lt; [.$C$5];   &quot;Accel&quot;;   IF(     [.ADK1000] &lt; [.$C$5] + [.$C$7];     &quot;Cruise&quot;;     IF(       [.ADK1000] &lt; [.$C$8];       &quot;Decel&quot;;       &quot;Stop&quot;     )   ) )" office:value-type="string" office:string-value="Accel">
            <text:p>Accel</text:p>
          </table:table-cell>
          <table:table-cell table:formula="of:=IF(   [.ADL1000]=&quot;Accel&quot;;   [.$C$1];   IF(     [.ADL1000]=&quot;Cruise&quot;;     0;     IF([.ADL1000]=&quot;Decel&quot;; -[.$C$1]; 0)   ) )" office:value-type="float" office:value="50">
            <text:p>50</text:p>
          </table:table-cell>
          <table:table-cell table:style-name="ce9" table:formula="of:=IF(   [.ADL1000]=&quot;Stop&quot;;   0;   MAX(     0;     MIN(       [.$C$2];       [.ADN999] + [.ADM1000] * [.$C$4]     )   ) )" office:value-type="float" office:value="0.25">
            <text:p>0.25</text:p>
          </table:table-cell>
          <table:table-cell table:style-name="ce9" table:formula="of:=IF(   [.ADL1000]=&quot;Stop&quot;;   [.$C$3];   [.ADO999] + [.ADN1000] * [.$C$4] )" office:value-type="float" office:value="0.00125">
            <text:p>0.00</text:p>
          </table:table-cell>
          <table:table-cell table:style-name="ce5" table:formula="of:=[.ADP999]+[.$C$4]" office:value-type="float" office:value="0.005">
            <text:p>0.005</text:p>
          </table:table-cell>
          <table:table-cell table:formula="of:=IF(   [.ADP1000] &lt; [.$C$5];   &quot;Accel&quot;;   IF(     [.ADP1000] &lt; [.$C$5] + [.$C$7];     &quot;Cruise&quot;;     IF(       [.ADP1000] &lt; [.$C$8];       &quot;Decel&quot;;       &quot;Stop&quot;     )   ) )" office:value-type="string" office:string-value="Accel">
            <text:p>Accel</text:p>
          </table:table-cell>
          <table:table-cell table:formula="of:=IF(   [.ADQ1000]=&quot;Accel&quot;;   [.$C$1];   IF(     [.ADQ1000]=&quot;Cruise&quot;;     0;     IF([.ADQ1000]=&quot;Decel&quot;; -[.$C$1]; 0)   ) )" office:value-type="float" office:value="50">
            <text:p>50</text:p>
          </table:table-cell>
          <table:table-cell table:style-name="ce9" table:formula="of:=IF(   [.ADQ1000]=&quot;Stop&quot;;   0;   MAX(     0;     MIN(       [.$C$2];       [.ADS999] + [.ADR1000] * [.$C$4]     )   ) )" office:value-type="float" office:value="0.25">
            <text:p>0.25</text:p>
          </table:table-cell>
          <table:table-cell table:style-name="ce9" table:formula="of:=IF(   [.ADQ1000]=&quot;Stop&quot;;   [.$C$3];   [.ADT999] + [.ADS1000] * [.$C$4] )" office:value-type="float" office:value="0.00125">
            <text:p>0.00</text:p>
          </table:table-cell>
          <table:table-cell table:style-name="ce5" table:formula="of:=[.ADU999]+[.$C$4]" office:value-type="float" office:value="0.005">
            <text:p>0.005</text:p>
          </table:table-cell>
          <table:table-cell table:formula="of:=IF(   [.ADU1000] &lt; [.$C$5];   &quot;Accel&quot;;   IF(     [.ADU1000] &lt; [.$C$5] + [.$C$7];     &quot;Cruise&quot;;     IF(       [.ADU1000] &lt; [.$C$8];       &quot;Decel&quot;;       &quot;Stop&quot;     )   ) )" office:value-type="string" office:string-value="Accel">
            <text:p>Accel</text:p>
          </table:table-cell>
          <table:table-cell table:formula="of:=IF(   [.ADV1000]=&quot;Accel&quot;;   [.$C$1];   IF(     [.ADV1000]=&quot;Cruise&quot;;     0;     IF([.ADV1000]=&quot;Decel&quot;; -[.$C$1]; 0)   ) )" office:value-type="float" office:value="50">
            <text:p>50</text:p>
          </table:table-cell>
          <table:table-cell table:style-name="ce9" table:formula="of:=IF(   [.ADV1000]=&quot;Stop&quot;;   0;   MAX(     0;     MIN(       [.$C$2];       [.ADX999] + [.ADW1000] * [.$C$4]     )   ) )" office:value-type="float" office:value="0.25">
            <text:p>0.25</text:p>
          </table:table-cell>
          <table:table-cell table:style-name="ce9" table:formula="of:=IF(   [.ADV1000]=&quot;Stop&quot;;   [.$C$3];   [.ADY999] + [.ADX1000] * [.$C$4] )" office:value-type="float" office:value="0.00125">
            <text:p>0.00</text:p>
          </table:table-cell>
          <table:table-cell table:style-name="ce5" table:formula="of:=[.ADZ999]+[.$C$4]" office:value-type="float" office:value="0.005">
            <text:p>0.005</text:p>
          </table:table-cell>
          <table:table-cell table:formula="of:=IF(   [.ADZ1000] &lt; [.$C$5];   &quot;Accel&quot;;   IF(     [.ADZ1000] &lt; [.$C$5] + [.$C$7];     &quot;Cruise&quot;;     IF(       [.ADZ1000] &lt; [.$C$8];       &quot;Decel&quot;;       &quot;Stop&quot;     )   ) )" office:value-type="string" office:string-value="Accel">
            <text:p>Accel</text:p>
          </table:table-cell>
          <table:table-cell table:formula="of:=IF(   [.AEA1000]=&quot;Accel&quot;;   [.$C$1];   IF(     [.AEA1000]=&quot;Cruise&quot;;     0;     IF([.AEA1000]=&quot;Decel&quot;; -[.$C$1]; 0)   ) )" office:value-type="float" office:value="50">
            <text:p>50</text:p>
          </table:table-cell>
          <table:table-cell table:style-name="ce9" table:formula="of:=IF(   [.AEA1000]=&quot;Stop&quot;;   0;   MAX(     0;     MIN(       [.$C$2];       [.AEC999] + [.AEB1000] * [.$C$4]     )   ) )" office:value-type="float" office:value="0.25">
            <text:p>0.25</text:p>
          </table:table-cell>
          <table:table-cell table:style-name="ce9" table:formula="of:=IF(   [.AEA1000]=&quot;Stop&quot;;   [.$C$3];   [.AED999] + [.AEC1000] * [.$C$4] )" office:value-type="float" office:value="0.00125">
            <text:p>0.00</text:p>
          </table:table-cell>
          <table:table-cell table:style-name="ce5" table:formula="of:=[.AEE999]+[.$C$4]" office:value-type="float" office:value="0.005">
            <text:p>0.005</text:p>
          </table:table-cell>
          <table:table-cell table:formula="of:=IF(   [.AEE1000] &lt; [.$C$5];   &quot;Accel&quot;;   IF(     [.AEE1000] &lt; [.$C$5] + [.$C$7];     &quot;Cruise&quot;;     IF(       [.AEE1000] &lt; [.$C$8];       &quot;Decel&quot;;       &quot;Stop&quot;     )   ) )" office:value-type="string" office:string-value="Accel">
            <text:p>Accel</text:p>
          </table:table-cell>
          <table:table-cell table:formula="of:=IF(   [.AEF1000]=&quot;Accel&quot;;   [.$C$1];   IF(     [.AEF1000]=&quot;Cruise&quot;;     0;     IF([.AEF1000]=&quot;Decel&quot;; -[.$C$1]; 0)   ) )" office:value-type="float" office:value="50">
            <text:p>50</text:p>
          </table:table-cell>
          <table:table-cell table:style-name="ce9" table:formula="of:=IF(   [.AEF1000]=&quot;Stop&quot;;   0;   MAX(     0;     MIN(       [.$C$2];       [.AEH999] + [.AEG1000] * [.$C$4]     )   ) )" office:value-type="float" office:value="0.25">
            <text:p>0.25</text:p>
          </table:table-cell>
          <table:table-cell table:style-name="ce9" table:formula="of:=IF(   [.AEF1000]=&quot;Stop&quot;;   [.$C$3];   [.AEI999] + [.AEH1000] * [.$C$4] )" office:value-type="float" office:value="0.00125">
            <text:p>0.00</text:p>
          </table:table-cell>
          <table:table-cell table:style-name="ce5" table:formula="of:=[.AEJ999]+[.$C$4]" office:value-type="float" office:value="0.005">
            <text:p>0.005</text:p>
          </table:table-cell>
          <table:table-cell table:formula="of:=IF(   [.AEJ1000] &lt; [.$C$5];   &quot;Accel&quot;;   IF(     [.AEJ1000] &lt; [.$C$5] + [.$C$7];     &quot;Cruise&quot;;     IF(       [.AEJ1000] &lt; [.$C$8];       &quot;Decel&quot;;       &quot;Stop&quot;     )   ) )" office:value-type="string" office:string-value="Accel">
            <text:p>Accel</text:p>
          </table:table-cell>
          <table:table-cell table:formula="of:=IF(   [.AEK1000]=&quot;Accel&quot;;   [.$C$1];   IF(     [.AEK1000]=&quot;Cruise&quot;;     0;     IF([.AEK1000]=&quot;Decel&quot;; -[.$C$1]; 0)   ) )" office:value-type="float" office:value="50">
            <text:p>50</text:p>
          </table:table-cell>
          <table:table-cell table:style-name="ce9" table:formula="of:=IF(   [.AEK1000]=&quot;Stop&quot;;   0;   MAX(     0;     MIN(       [.$C$2];       [.AEM999] + [.AEL1000] * [.$C$4]     )   ) )" office:value-type="float" office:value="0.25">
            <text:p>0.25</text:p>
          </table:table-cell>
          <table:table-cell table:style-name="ce9" table:formula="of:=IF(   [.AEK1000]=&quot;Stop&quot;;   [.$C$3];   [.AEN999] + [.AEM1000] * [.$C$4] )" office:value-type="float" office:value="0.00125">
            <text:p>0.00</text:p>
          </table:table-cell>
          <table:table-cell table:style-name="ce5" table:formula="of:=[.AEO999]+[.$C$4]" office:value-type="float" office:value="0.005">
            <text:p>0.005</text:p>
          </table:table-cell>
          <table:table-cell table:formula="of:=IF(   [.AEO1000] &lt; [.$C$5];   &quot;Accel&quot;;   IF(     [.AEO1000] &lt; [.$C$5] + [.$C$7];     &quot;Cruise&quot;;     IF(       [.AEO1000] &lt; [.$C$8];       &quot;Decel&quot;;       &quot;Stop&quot;     )   ) )" office:value-type="string" office:string-value="Accel">
            <text:p>Accel</text:p>
          </table:table-cell>
          <table:table-cell table:formula="of:=IF(   [.AEP1000]=&quot;Accel&quot;;   [.$C$1];   IF(     [.AEP1000]=&quot;Cruise&quot;;     0;     IF([.AEP1000]=&quot;Decel&quot;; -[.$C$1]; 0)   ) )" office:value-type="float" office:value="50">
            <text:p>50</text:p>
          </table:table-cell>
          <table:table-cell table:style-name="ce9" table:formula="of:=IF(   [.AEP1000]=&quot;Stop&quot;;   0;   MAX(     0;     MIN(       [.$C$2];       [.AER999] + [.AEQ1000] * [.$C$4]     )   ) )" office:value-type="float" office:value="0.25">
            <text:p>0.25</text:p>
          </table:table-cell>
          <table:table-cell table:style-name="ce9" table:formula="of:=IF(   [.AEP1000]=&quot;Stop&quot;;   [.$C$3];   [.AES999] + [.AER1000] * [.$C$4] )" office:value-type="float" office:value="0.00125">
            <text:p>0.00</text:p>
          </table:table-cell>
          <table:table-cell table:style-name="ce5" table:formula="of:=[.AET999]+[.$C$4]" office:value-type="float" office:value="0.005">
            <text:p>0.005</text:p>
          </table:table-cell>
          <table:table-cell table:formula="of:=IF(   [.AET1000] &lt; [.$C$5];   &quot;Accel&quot;;   IF(     [.AET1000] &lt; [.$C$5] + [.$C$7];     &quot;Cruise&quot;;     IF(       [.AET1000] &lt; [.$C$8];       &quot;Decel&quot;;       &quot;Stop&quot;     )   ) )" office:value-type="string" office:string-value="Accel">
            <text:p>Accel</text:p>
          </table:table-cell>
          <table:table-cell table:formula="of:=IF(   [.AEU1000]=&quot;Accel&quot;;   [.$C$1];   IF(     [.AEU1000]=&quot;Cruise&quot;;     0;     IF([.AEU1000]=&quot;Decel&quot;; -[.$C$1]; 0)   ) )" office:value-type="float" office:value="50">
            <text:p>50</text:p>
          </table:table-cell>
          <table:table-cell table:style-name="ce9" table:formula="of:=IF(   [.AEU1000]=&quot;Stop&quot;;   0;   MAX(     0;     MIN(       [.$C$2];       [.AEW999] + [.AEV1000] * [.$C$4]     )   ) )" office:value-type="float" office:value="0.25">
            <text:p>0.25</text:p>
          </table:table-cell>
          <table:table-cell table:style-name="ce9" table:formula="of:=IF(   [.AEU1000]=&quot;Stop&quot;;   [.$C$3];   [.AEX999] + [.AEW1000] * [.$C$4] )" office:value-type="float" office:value="0.00125">
            <text:p>0.00</text:p>
          </table:table-cell>
          <table:table-cell table:style-name="ce5" table:formula="of:=[.AEY999]+[.$C$4]" office:value-type="float" office:value="0.005">
            <text:p>0.005</text:p>
          </table:table-cell>
          <table:table-cell table:formula="of:=IF(   [.AEY1000] &lt; [.$C$5];   &quot;Accel&quot;;   IF(     [.AEY1000] &lt; [.$C$5] + [.$C$7];     &quot;Cruise&quot;;     IF(       [.AEY1000] &lt; [.$C$8];       &quot;Decel&quot;;       &quot;Stop&quot;     )   ) )" office:value-type="string" office:string-value="Accel">
            <text:p>Accel</text:p>
          </table:table-cell>
          <table:table-cell table:formula="of:=IF(   [.AEZ1000]=&quot;Accel&quot;;   [.$C$1];   IF(     [.AEZ1000]=&quot;Cruise&quot;;     0;     IF([.AEZ1000]=&quot;Decel&quot;; -[.$C$1]; 0)   ) )" office:value-type="float" office:value="50">
            <text:p>50</text:p>
          </table:table-cell>
          <table:table-cell table:style-name="ce9" table:formula="of:=IF(   [.AEZ1000]=&quot;Stop&quot;;   0;   MAX(     0;     MIN(       [.$C$2];       [.AFB999] + [.AFA1000] * [.$C$4]     )   ) )" office:value-type="float" office:value="0.25">
            <text:p>0.25</text:p>
          </table:table-cell>
          <table:table-cell table:style-name="ce9" table:formula="of:=IF(   [.AEZ1000]=&quot;Stop&quot;;   [.$C$3];   [.AFC999] + [.AFB1000] * [.$C$4] )" office:value-type="float" office:value="0.00125">
            <text:p>0.00</text:p>
          </table:table-cell>
          <table:table-cell table:style-name="ce5" table:formula="of:=[.AFD999]+[.$C$4]" office:value-type="float" office:value="0.005">
            <text:p>0.005</text:p>
          </table:table-cell>
          <table:table-cell table:formula="of:=IF(   [.AFD1000] &lt; [.$C$5];   &quot;Accel&quot;;   IF(     [.AFD1000] &lt; [.$C$5] + [.$C$7];     &quot;Cruise&quot;;     IF(       [.AFD1000] &lt; [.$C$8];       &quot;Decel&quot;;       &quot;Stop&quot;     )   ) )" office:value-type="string" office:string-value="Accel">
            <text:p>Accel</text:p>
          </table:table-cell>
          <table:table-cell table:formula="of:=IF(   [.AFE1000]=&quot;Accel&quot;;   [.$C$1];   IF(     [.AFE1000]=&quot;Cruise&quot;;     0;     IF([.AFE1000]=&quot;Decel&quot;; -[.$C$1]; 0)   ) )" office:value-type="float" office:value="50">
            <text:p>50</text:p>
          </table:table-cell>
          <table:table-cell table:style-name="ce9" table:formula="of:=IF(   [.AFE1000]=&quot;Stop&quot;;   0;   MAX(     0;     MIN(       [.$C$2];       [.AFG999] + [.AFF1000] * [.$C$4]     )   ) )" office:value-type="float" office:value="0.25">
            <text:p>0.25</text:p>
          </table:table-cell>
          <table:table-cell table:style-name="ce9" table:formula="of:=IF(   [.AFE1000]=&quot;Stop&quot;;   [.$C$3];   [.AFH999] + [.AFG1000] * [.$C$4] )" office:value-type="float" office:value="0.00125">
            <text:p>0.00</text:p>
          </table:table-cell>
          <table:table-cell table:style-name="ce5" table:formula="of:=[.AFI999]+[.$C$4]" office:value-type="float" office:value="0.005">
            <text:p>0.005</text:p>
          </table:table-cell>
          <table:table-cell table:formula="of:=IF(   [.AFI1000] &lt; [.$C$5];   &quot;Accel&quot;;   IF(     [.AFI1000] &lt; [.$C$5] + [.$C$7];     &quot;Cruise&quot;;     IF(       [.AFI1000] &lt; [.$C$8];       &quot;Decel&quot;;       &quot;Stop&quot;     )   ) )" office:value-type="string" office:string-value="Accel">
            <text:p>Accel</text:p>
          </table:table-cell>
          <table:table-cell table:formula="of:=IF(   [.AFJ1000]=&quot;Accel&quot;;   [.$C$1];   IF(     [.AFJ1000]=&quot;Cruise&quot;;     0;     IF([.AFJ1000]=&quot;Decel&quot;; -[.$C$1]; 0)   ) )" office:value-type="float" office:value="50">
            <text:p>50</text:p>
          </table:table-cell>
          <table:table-cell table:style-name="ce9" table:formula="of:=IF(   [.AFJ1000]=&quot;Stop&quot;;   0;   MAX(     0;     MIN(       [.$C$2];       [.AFL999] + [.AFK1000] * [.$C$4]     )   ) )" office:value-type="float" office:value="0.25">
            <text:p>0.25</text:p>
          </table:table-cell>
          <table:table-cell table:style-name="ce9" table:formula="of:=IF(   [.AFJ1000]=&quot;Stop&quot;;   [.$C$3];   [.AFM999] + [.AFL1000] * [.$C$4] )" office:value-type="float" office:value="0.00125">
            <text:p>0.00</text:p>
          </table:table-cell>
          <table:table-cell table:style-name="ce5" table:formula="of:=[.AFN999]+[.$C$4]" office:value-type="float" office:value="0.005">
            <text:p>0.005</text:p>
          </table:table-cell>
          <table:table-cell table:formula="of:=IF(   [.AFN1000] &lt; [.$C$5];   &quot;Accel&quot;;   IF(     [.AFN1000] &lt; [.$C$5] + [.$C$7];     &quot;Cruise&quot;;     IF(       [.AFN1000] &lt; [.$C$8];       &quot;Decel&quot;;       &quot;Stop&quot;     )   ) )" office:value-type="string" office:string-value="Accel">
            <text:p>Accel</text:p>
          </table:table-cell>
          <table:table-cell table:formula="of:=IF(   [.AFO1000]=&quot;Accel&quot;;   [.$C$1];   IF(     [.AFO1000]=&quot;Cruise&quot;;     0;     IF([.AFO1000]=&quot;Decel&quot;; -[.$C$1]; 0)   ) )" office:value-type="float" office:value="50">
            <text:p>50</text:p>
          </table:table-cell>
          <table:table-cell table:style-name="ce9" table:formula="of:=IF(   [.AFO1000]=&quot;Stop&quot;;   0;   MAX(     0;     MIN(       [.$C$2];       [.AFQ999] + [.AFP1000] * [.$C$4]     )   ) )" office:value-type="float" office:value="0.25">
            <text:p>0.25</text:p>
          </table:table-cell>
          <table:table-cell table:style-name="ce9" table:formula="of:=IF(   [.AFO1000]=&quot;Stop&quot;;   [.$C$3];   [.AFR999] + [.AFQ1000] * [.$C$4] )" office:value-type="float" office:value="0.00125">
            <text:p>0.00</text:p>
          </table:table-cell>
          <table:table-cell table:style-name="ce5" table:formula="of:=[.AFS999]+[.$C$4]" office:value-type="float" office:value="0.005">
            <text:p>0.005</text:p>
          </table:table-cell>
          <table:table-cell table:formula="of:=IF(   [.AFS1000] &lt; [.$C$5];   &quot;Accel&quot;;   IF(     [.AFS1000] &lt; [.$C$5] + [.$C$7];     &quot;Cruise&quot;;     IF(       [.AFS1000] &lt; [.$C$8];       &quot;Decel&quot;;       &quot;Stop&quot;     )   ) )" office:value-type="string" office:string-value="Accel">
            <text:p>Accel</text:p>
          </table:table-cell>
          <table:table-cell table:formula="of:=IF(   [.AFT1000]=&quot;Accel&quot;;   [.$C$1];   IF(     [.AFT1000]=&quot;Cruise&quot;;     0;     IF([.AFT1000]=&quot;Decel&quot;; -[.$C$1]; 0)   ) )" office:value-type="float" office:value="50">
            <text:p>50</text:p>
          </table:table-cell>
          <table:table-cell table:style-name="ce9" table:formula="of:=IF(   [.AFT1000]=&quot;Stop&quot;;   0;   MAX(     0;     MIN(       [.$C$2];       [.AFV999] + [.AFU1000] * [.$C$4]     )   ) )" office:value-type="float" office:value="0.25">
            <text:p>0.25</text:p>
          </table:table-cell>
          <table:table-cell table:style-name="ce9" table:formula="of:=IF(   [.AFT1000]=&quot;Stop&quot;;   [.$C$3];   [.AFW999] + [.AFV1000] * [.$C$4] )" office:value-type="float" office:value="0.00125">
            <text:p>0.00</text:p>
          </table:table-cell>
          <table:table-cell table:style-name="ce5" table:formula="of:=[.AFX999]+[.$C$4]" office:value-type="float" office:value="0.005">
            <text:p>0.005</text:p>
          </table:table-cell>
          <table:table-cell table:formula="of:=IF(   [.AFX1000] &lt; [.$C$5];   &quot;Accel&quot;;   IF(     [.AFX1000] &lt; [.$C$5] + [.$C$7];     &quot;Cruise&quot;;     IF(       [.AFX1000] &lt; [.$C$8];       &quot;Decel&quot;;       &quot;Stop&quot;     )   ) )" office:value-type="string" office:string-value="Accel">
            <text:p>Accel</text:p>
          </table:table-cell>
          <table:table-cell table:formula="of:=IF(   [.AFY1000]=&quot;Accel&quot;;   [.$C$1];   IF(     [.AFY1000]=&quot;Cruise&quot;;     0;     IF([.AFY1000]=&quot;Decel&quot;; -[.$C$1]; 0)   ) )" office:value-type="float" office:value="50">
            <text:p>50</text:p>
          </table:table-cell>
          <table:table-cell table:style-name="ce9" table:formula="of:=IF(   [.AFY1000]=&quot;Stop&quot;;   0;   MAX(     0;     MIN(       [.$C$2];       [.AGA999] + [.AFZ1000] * [.$C$4]     )   ) )" office:value-type="float" office:value="0.25">
            <text:p>0.25</text:p>
          </table:table-cell>
          <table:table-cell table:style-name="ce9" table:formula="of:=IF(   [.AFY1000]=&quot;Stop&quot;;   [.$C$3];   [.AGB999] + [.AGA1000] * [.$C$4] )" office:value-type="float" office:value="0.00125">
            <text:p>0.00</text:p>
          </table:table-cell>
          <table:table-cell table:style-name="ce5" table:formula="of:=[.AGC999]+[.$C$4]" office:value-type="float" office:value="0.005">
            <text:p>0.005</text:p>
          </table:table-cell>
          <table:table-cell table:formula="of:=IF(   [.AGC1000] &lt; [.$C$5];   &quot;Accel&quot;;   IF(     [.AGC1000] &lt; [.$C$5] + [.$C$7];     &quot;Cruise&quot;;     IF(       [.AGC1000] &lt; [.$C$8];       &quot;Decel&quot;;       &quot;Stop&quot;     )   ) )" office:value-type="string" office:string-value="Accel">
            <text:p>Accel</text:p>
          </table:table-cell>
          <table:table-cell table:formula="of:=IF(   [.AGD1000]=&quot;Accel&quot;;   [.$C$1];   IF(     [.AGD1000]=&quot;Cruise&quot;;     0;     IF([.AGD1000]=&quot;Decel&quot;; -[.$C$1]; 0)   ) )" office:value-type="float" office:value="50">
            <text:p>50</text:p>
          </table:table-cell>
          <table:table-cell table:style-name="ce9" table:formula="of:=IF(   [.AGD1000]=&quot;Stop&quot;;   0;   MAX(     0;     MIN(       [.$C$2];       [.AGF999] + [.AGE1000] * [.$C$4]     )   ) )" office:value-type="float" office:value="0.25">
            <text:p>0.25</text:p>
          </table:table-cell>
          <table:table-cell table:style-name="ce9" table:formula="of:=IF(   [.AGD1000]=&quot;Stop&quot;;   [.$C$3];   [.AGG999] + [.AGF1000] * [.$C$4] )" office:value-type="float" office:value="0.00125">
            <text:p>0.00</text:p>
          </table:table-cell>
          <table:table-cell table:style-name="ce5" table:formula="of:=[.AGH999]+[.$C$4]" office:value-type="float" office:value="0.005">
            <text:p>0.005</text:p>
          </table:table-cell>
          <table:table-cell table:formula="of:=IF(   [.AGH1000] &lt; [.$C$5];   &quot;Accel&quot;;   IF(     [.AGH1000] &lt; [.$C$5] + [.$C$7];     &quot;Cruise&quot;;     IF(       [.AGH1000] &lt; [.$C$8];       &quot;Decel&quot;;       &quot;Stop&quot;     )   ) )" office:value-type="string" office:string-value="Accel">
            <text:p>Accel</text:p>
          </table:table-cell>
          <table:table-cell table:formula="of:=IF(   [.AGI1000]=&quot;Accel&quot;;   [.$C$1];   IF(     [.AGI1000]=&quot;Cruise&quot;;     0;     IF([.AGI1000]=&quot;Decel&quot;; -[.$C$1]; 0)   ) )" office:value-type="float" office:value="50">
            <text:p>50</text:p>
          </table:table-cell>
          <table:table-cell table:style-name="ce9" table:formula="of:=IF(   [.AGI1000]=&quot;Stop&quot;;   0;   MAX(     0;     MIN(       [.$C$2];       [.AGK999] + [.AGJ1000] * [.$C$4]     )   ) )" office:value-type="float" office:value="0.25">
            <text:p>0.25</text:p>
          </table:table-cell>
          <table:table-cell table:style-name="ce9" table:formula="of:=IF(   [.AGI1000]=&quot;Stop&quot;;   [.$C$3];   [.AGL999] + [.AGK1000] * [.$C$4] )" office:value-type="float" office:value="0.00125">
            <text:p>0.00</text:p>
          </table:table-cell>
          <table:table-cell table:style-name="ce5" table:formula="of:=[.AGM999]+[.$C$4]" office:value-type="float" office:value="0.005">
            <text:p>0.005</text:p>
          </table:table-cell>
          <table:table-cell table:formula="of:=IF(   [.AGM1000] &lt; [.$C$5];   &quot;Accel&quot;;   IF(     [.AGM1000] &lt; [.$C$5] + [.$C$7];     &quot;Cruise&quot;;     IF(       [.AGM1000] &lt; [.$C$8];       &quot;Decel&quot;;       &quot;Stop&quot;     )   ) )" office:value-type="string" office:string-value="Accel">
            <text:p>Accel</text:p>
          </table:table-cell>
          <table:table-cell table:formula="of:=IF(   [.AGN1000]=&quot;Accel&quot;;   [.$C$1];   IF(     [.AGN1000]=&quot;Cruise&quot;;     0;     IF([.AGN1000]=&quot;Decel&quot;; -[.$C$1]; 0)   ) )" office:value-type="float" office:value="50">
            <text:p>50</text:p>
          </table:table-cell>
          <table:table-cell table:style-name="ce9" table:formula="of:=IF(   [.AGN1000]=&quot;Stop&quot;;   0;   MAX(     0;     MIN(       [.$C$2];       [.AGP999] + [.AGO1000] * [.$C$4]     )   ) )" office:value-type="float" office:value="0.25">
            <text:p>0.25</text:p>
          </table:table-cell>
          <table:table-cell table:style-name="ce9" table:formula="of:=IF(   [.AGN1000]=&quot;Stop&quot;;   [.$C$3];   [.AGQ999] + [.AGP1000] * [.$C$4] )" office:value-type="float" office:value="0.00125">
            <text:p>0.00</text:p>
          </table:table-cell>
          <table:table-cell table:style-name="ce5" table:formula="of:=[.AGR999]+[.$C$4]" office:value-type="float" office:value="0.005">
            <text:p>0.005</text:p>
          </table:table-cell>
          <table:table-cell table:formula="of:=IF(   [.AGR1000] &lt; [.$C$5];   &quot;Accel&quot;;   IF(     [.AGR1000] &lt; [.$C$5] + [.$C$7];     &quot;Cruise&quot;;     IF(       [.AGR1000] &lt; [.$C$8];       &quot;Decel&quot;;       &quot;Stop&quot;     )   ) )" office:value-type="string" office:string-value="Accel">
            <text:p>Accel</text:p>
          </table:table-cell>
        </table:table-row>
        <table:table-row table:style-name="ro3">
          <table:table-cell table:formula="of:=[.A1000]+[.$C$4]" office:value-type="float" office:value="4.94999999999992">
            <text:p>4.950</text:p>
          </table:table-cell>
          <table:table-cell table:formula="of:=IF(   [.A1001] &lt; [.$C$5];   &quot;Accel&quot;;   IF(     [.A1001] &lt; [.$C$5] + [.$C$7];     &quot;Cruise&quot;;     IF(       [.A1001] &lt; [.$C$8];       &quot;Decel&quot;;       &quot;Stop&quot;     )   ) )" office:value-type="string" office:string-value="Cruise">
            <text:p>Cruise</text:p>
          </table:table-cell>
          <table:table-cell table:formula="of:=IF(   [.B1001]=&quot;Accel&quot;;   [.$C$1];   IF(     [.B1001]=&quot;Cruise&quot;;     0;     IF([.B1001]=&quot;Decel&quot;; -[.$C$1]; 0)   ) )" office:value-type="float" office:value="0">
            <text:p>0</text:p>
          </table:table-cell>
          <table:table-cell table:formula="of:=IF(   [.B1001]=&quot;Stop&quot;;   0;   MAX(     0;     MIN(       [.$C$2];       [.D1000] + [.C1001] * [.$C$4]     )   ) )" office:value-type="float" office:value="9.75">
            <text:p>9.75</text:p>
          </table:table-cell>
          <table:table-cell table:formula="of:=IF(   [.B1001]=&quot;Stop&quot;;   [.$C$3];   [.E1000] + [.D1001] * [.$C$4] )" office:value-type="float" office:value="47.3362499999989">
            <text:p>47.34</text:p>
          </table:table-cell>
          <table:table-cell table:number-columns-repeated="872"/>
        </table:table-row>
        <table:table-row table:style-name="ro3">
          <table:table-cell table:formula="of:=[.A1001]+[.$C$4]" office:value-type="float" office:value="4.95499999999992">
            <text:p>4.955</text:p>
          </table:table-cell>
          <table:table-cell table:formula="of:=IF(   [.A1002] &lt; [.$C$5];   &quot;Accel&quot;;   IF(     [.A1002] &lt; [.$C$5] + [.$C$7];     &quot;Cruise&quot;;     IF(       [.A1002] &lt; [.$C$8];       &quot;Decel&quot;;       &quot;Stop&quot;     )   ) )" office:value-type="string" office:string-value="Cruise">
            <text:p>Cruise</text:p>
          </table:table-cell>
          <table:table-cell table:formula="of:=IF(   [.B1002]=&quot;Accel&quot;;   [.$C$1];   IF(     [.B1002]=&quot;Cruise&quot;;     0;     IF([.B1002]=&quot;Decel&quot;; -[.$C$1]; 0)   ) )" office:value-type="float" office:value="0">
            <text:p>0</text:p>
          </table:table-cell>
          <table:table-cell table:formula="of:=IF(   [.B1002]=&quot;Stop&quot;;   0;   MAX(     0;     MIN(       [.$C$2];       [.D1001] + [.C1002] * [.$C$4]     )   ) )" office:value-type="float" office:value="9.75">
            <text:p>9.75</text:p>
          </table:table-cell>
          <table:table-cell table:formula="of:=IF(   [.B1002]=&quot;Stop&quot;;   [.$C$3];   [.E1001] + [.D1002] * [.$C$4] )" office:value-type="float" office:value="47.3849999999989">
            <text:p>47.38</text:p>
          </table:table-cell>
          <table:table-cell table:number-columns-repeated="872"/>
        </table:table-row>
        <table:table-row table:style-name="ro3">
          <table:table-cell table:formula="of:=[.A1002]+[.$C$4]" office:value-type="float" office:value="4.95999999999992">
            <text:p>4.960</text:p>
          </table:table-cell>
          <table:table-cell table:formula="of:=IF(   [.A1003] &lt; [.$C$5];   &quot;Accel&quot;;   IF(     [.A1003] &lt; [.$C$5] + [.$C$7];     &quot;Cruise&quot;;     IF(       [.A1003] &lt; [.$C$8];       &quot;Decel&quot;;       &quot;Stop&quot;     )   ) )" office:value-type="string" office:string-value="Cruise">
            <text:p>Cruise</text:p>
          </table:table-cell>
          <table:table-cell table:formula="of:=IF(   [.B1003]=&quot;Accel&quot;;   [.$C$1];   IF(     [.B1003]=&quot;Cruise&quot;;     0;     IF([.B1003]=&quot;Decel&quot;; -[.$C$1]; 0)   ) )" office:value-type="float" office:value="0">
            <text:p>0</text:p>
          </table:table-cell>
          <table:table-cell table:formula="of:=IF(   [.B1003]=&quot;Stop&quot;;   0;   MAX(     0;     MIN(       [.$C$2];       [.D1002] + [.C1003] * [.$C$4]     )   ) )" office:value-type="float" office:value="9.75">
            <text:p>9.75</text:p>
          </table:table-cell>
          <table:table-cell table:formula="of:=IF(   [.B1003]=&quot;Stop&quot;;   [.$C$3];   [.E1002] + [.D1003] * [.$C$4] )" office:value-type="float" office:value="47.4337499999989">
            <text:p>47.43</text:p>
          </table:table-cell>
          <table:table-cell table:number-columns-repeated="872"/>
        </table:table-row>
        <table:table-row table:style-name="ro3">
          <table:table-cell table:formula="of:=[.A1003]+[.$C$4]" office:value-type="float" office:value="4.96499999999992">
            <text:p>4.965</text:p>
          </table:table-cell>
          <table:table-cell table:formula="of:=IF(   [.A1004] &lt; [.$C$5];   &quot;Accel&quot;;   IF(     [.A1004] &lt; [.$C$5] + [.$C$7];     &quot;Cruise&quot;;     IF(       [.A1004] &lt; [.$C$8];       &quot;Decel&quot;;       &quot;Stop&quot;     )   ) )" office:value-type="string" office:string-value="Cruise">
            <text:p>Cruise</text:p>
          </table:table-cell>
          <table:table-cell table:formula="of:=IF(   [.B1004]=&quot;Accel&quot;;   [.$C$1];   IF(     [.B1004]=&quot;Cruise&quot;;     0;     IF([.B1004]=&quot;Decel&quot;; -[.$C$1]; 0)   ) )" office:value-type="float" office:value="0">
            <text:p>0</text:p>
          </table:table-cell>
          <table:table-cell table:formula="of:=IF(   [.B1004]=&quot;Stop&quot;;   0;   MAX(     0;     MIN(       [.$C$2];       [.D1003] + [.C1004] * [.$C$4]     )   ) )" office:value-type="float" office:value="9.75">
            <text:p>9.75</text:p>
          </table:table-cell>
          <table:table-cell table:formula="of:=IF(   [.B1004]=&quot;Stop&quot;;   [.$C$3];   [.E1003] + [.D1004] * [.$C$4] )" office:value-type="float" office:value="47.4824999999989">
            <text:p>47.48</text:p>
          </table:table-cell>
          <table:table-cell table:number-columns-repeated="872"/>
        </table:table-row>
        <table:table-row table:style-name="ro3">
          <table:table-cell table:formula="of:=[.A1004]+[.$C$4]" office:value-type="float" office:value="4.96999999999992">
            <text:p>4.970</text:p>
          </table:table-cell>
          <table:table-cell table:formula="of:=IF(   [.A1005] &lt; [.$C$5];   &quot;Accel&quot;;   IF(     [.A1005] &lt; [.$C$5] + [.$C$7];     &quot;Cruise&quot;;     IF(       [.A1005] &lt; [.$C$8];       &quot;Decel&quot;;       &quot;Stop&quot;     )   ) )" office:value-type="string" office:string-value="Cruise">
            <text:p>Cruise</text:p>
          </table:table-cell>
          <table:table-cell table:formula="of:=IF(   [.B1005]=&quot;Accel&quot;;   [.$C$1];   IF(     [.B1005]=&quot;Cruise&quot;;     0;     IF([.B1005]=&quot;Decel&quot;; -[.$C$1]; 0)   ) )" office:value-type="float" office:value="0">
            <text:p>0</text:p>
          </table:table-cell>
          <table:table-cell table:formula="of:=IF(   [.B1005]=&quot;Stop&quot;;   0;   MAX(     0;     MIN(       [.$C$2];       [.D1004] + [.C1005] * [.$C$4]     )   ) )" office:value-type="float" office:value="9.75">
            <text:p>9.75</text:p>
          </table:table-cell>
          <table:table-cell table:formula="of:=IF(   [.B1005]=&quot;Stop&quot;;   [.$C$3];   [.E1004] + [.D1005] * [.$C$4] )" office:value-type="float" office:value="47.5312499999989">
            <text:p>47.53</text:p>
          </table:table-cell>
          <table:table-cell table:number-columns-repeated="872"/>
        </table:table-row>
        <table:table-row table:style-name="ro3">
          <table:table-cell table:formula="of:=[.A1005]+[.$C$4]" office:value-type="float" office:value="4.97499999999992">
            <text:p>4.975</text:p>
          </table:table-cell>
          <table:table-cell table:formula="of:=IF(   [.A1006] &lt; [.$C$5];   &quot;Accel&quot;;   IF(     [.A1006] &lt; [.$C$5] + [.$C$7];     &quot;Cruise&quot;;     IF(       [.A1006] &lt; [.$C$8];       &quot;Decel&quot;;       &quot;Stop&quot;     )   ) )" office:value-type="string" office:string-value="Cruise">
            <text:p>Cruise</text:p>
          </table:table-cell>
          <table:table-cell table:formula="of:=IF(   [.B1006]=&quot;Accel&quot;;   [.$C$1];   IF(     [.B1006]=&quot;Cruise&quot;;     0;     IF([.B1006]=&quot;Decel&quot;; -[.$C$1]; 0)   ) )" office:value-type="float" office:value="0">
            <text:p>0</text:p>
          </table:table-cell>
          <table:table-cell table:formula="of:=IF(   [.B1006]=&quot;Stop&quot;;   0;   MAX(     0;     MIN(       [.$C$2];       [.D1005] + [.C1006] * [.$C$4]     )   ) )" office:value-type="float" office:value="9.75">
            <text:p>9.75</text:p>
          </table:table-cell>
          <table:table-cell table:formula="of:=IF(   [.B1006]=&quot;Stop&quot;;   [.$C$3];   [.E1005] + [.D1006] * [.$C$4] )" office:value-type="float" office:value="47.5799999999989">
            <text:p>47.58</text:p>
          </table:table-cell>
          <table:table-cell table:number-columns-repeated="872"/>
        </table:table-row>
        <table:table-row table:style-name="ro3">
          <table:table-cell table:formula="of:=[.A1006]+[.$C$4]" office:value-type="float" office:value="4.97999999999992">
            <text:p>4.980</text:p>
          </table:table-cell>
          <table:table-cell table:formula="of:=IF(   [.A1007] &lt; [.$C$5];   &quot;Accel&quot;;   IF(     [.A1007] &lt; [.$C$5] + [.$C$7];     &quot;Cruise&quot;;     IF(       [.A1007] &lt; [.$C$8];       &quot;Decel&quot;;       &quot;Stop&quot;     )   ) )" office:value-type="string" office:string-value="Cruise">
            <text:p>Cruise</text:p>
          </table:table-cell>
          <table:table-cell table:formula="of:=IF(   [.B1007]=&quot;Accel&quot;;   [.$C$1];   IF(     [.B1007]=&quot;Cruise&quot;;     0;     IF([.B1007]=&quot;Decel&quot;; -[.$C$1]; 0)   ) )" office:value-type="float" office:value="0">
            <text:p>0</text:p>
          </table:table-cell>
          <table:table-cell table:formula="of:=IF(   [.B1007]=&quot;Stop&quot;;   0;   MAX(     0;     MIN(       [.$C$2];       [.D1006] + [.C1007] * [.$C$4]     )   ) )" office:value-type="float" office:value="9.75">
            <text:p>9.75</text:p>
          </table:table-cell>
          <table:table-cell table:formula="of:=IF(   [.B1007]=&quot;Stop&quot;;   [.$C$3];   [.E1006] + [.D1007] * [.$C$4] )" office:value-type="float" office:value="47.6287499999989">
            <text:p>47.63</text:p>
          </table:table-cell>
          <table:table-cell table:number-columns-repeated="872"/>
        </table:table-row>
        <table:table-row table:style-name="ro3">
          <table:table-cell table:formula="of:=[.A1007]+[.$C$4]" office:value-type="float" office:value="4.98499999999992">
            <text:p>4.985</text:p>
          </table:table-cell>
          <table:table-cell table:formula="of:=IF(   [.A1008] &lt; [.$C$5];   &quot;Accel&quot;;   IF(     [.A1008] &lt; [.$C$5] + [.$C$7];     &quot;Cruise&quot;;     IF(       [.A1008] &lt; [.$C$8];       &quot;Decel&quot;;       &quot;Stop&quot;     )   ) )" office:value-type="string" office:string-value="Cruise">
            <text:p>Cruise</text:p>
          </table:table-cell>
          <table:table-cell table:formula="of:=IF(   [.B1008]=&quot;Accel&quot;;   [.$C$1];   IF(     [.B1008]=&quot;Cruise&quot;;     0;     IF([.B1008]=&quot;Decel&quot;; -[.$C$1]; 0)   ) )" office:value-type="float" office:value="0">
            <text:p>0</text:p>
          </table:table-cell>
          <table:table-cell table:formula="of:=IF(   [.B1008]=&quot;Stop&quot;;   0;   MAX(     0;     MIN(       [.$C$2];       [.D1007] + [.C1008] * [.$C$4]     )   ) )" office:value-type="float" office:value="9.75">
            <text:p>9.75</text:p>
          </table:table-cell>
          <table:table-cell table:formula="of:=IF(   [.B1008]=&quot;Stop&quot;;   [.$C$3];   [.E1007] + [.D1008] * [.$C$4] )" office:value-type="float" office:value="47.6774999999989">
            <text:p>47.68</text:p>
          </table:table-cell>
          <table:table-cell table:number-columns-repeated="872"/>
        </table:table-row>
        <table:table-row table:style-name="ro3">
          <table:table-cell table:formula="of:=[.A1008]+[.$C$4]" office:value-type="float" office:value="4.98999999999992">
            <text:p>4.990</text:p>
          </table:table-cell>
          <table:table-cell table:formula="of:=IF(   [.A1009] &lt; [.$C$5];   &quot;Accel&quot;;   IF(     [.A1009] &lt; [.$C$5] + [.$C$7];     &quot;Cruise&quot;;     IF(       [.A1009] &lt; [.$C$8];       &quot;Decel&quot;;       &quot;Stop&quot;     )   ) )" office:value-type="string" office:string-value="Cruise">
            <text:p>Cruise</text:p>
          </table:table-cell>
          <table:table-cell table:formula="of:=IF(   [.B1009]=&quot;Accel&quot;;   [.$C$1];   IF(     [.B1009]=&quot;Cruise&quot;;     0;     IF([.B1009]=&quot;Decel&quot;; -[.$C$1]; 0)   ) )" office:value-type="float" office:value="0">
            <text:p>0</text:p>
          </table:table-cell>
          <table:table-cell table:formula="of:=IF(   [.B1009]=&quot;Stop&quot;;   0;   MAX(     0;     MIN(       [.$C$2];       [.D1008] + [.C1009] * [.$C$4]     )   ) )" office:value-type="float" office:value="9.75">
            <text:p>9.75</text:p>
          </table:table-cell>
          <table:table-cell table:formula="of:=IF(   [.B1009]=&quot;Stop&quot;;   [.$C$3];   [.E1008] + [.D1009] * [.$C$4] )" office:value-type="float" office:value="47.7262499999989">
            <text:p>47.73</text:p>
          </table:table-cell>
          <table:table-cell table:number-columns-repeated="872"/>
        </table:table-row>
        <table:table-row table:style-name="ro3">
          <table:table-cell table:formula="of:=[.A1009]+[.$C$4]" office:value-type="float" office:value="4.99499999999992">
            <text:p>4.995</text:p>
          </table:table-cell>
          <table:table-cell table:formula="of:=IF(   [.A1010] &lt; [.$C$5];   &quot;Accel&quot;;   IF(     [.A1010] &lt; [.$C$5] + [.$C$7];     &quot;Cruise&quot;;     IF(       [.A1010] &lt; [.$C$8];       &quot;Decel&quot;;       &quot;Stop&quot;     )   ) )" office:value-type="string" office:string-value="Cruise">
            <text:p>Cruise</text:p>
          </table:table-cell>
          <table:table-cell table:formula="of:=IF(   [.B1010]=&quot;Accel&quot;;   [.$C$1];   IF(     [.B1010]=&quot;Cruise&quot;;     0;     IF([.B1010]=&quot;Decel&quot;; -[.$C$1]; 0)   ) )" office:value-type="float" office:value="0">
            <text:p>0</text:p>
          </table:table-cell>
          <table:table-cell table:formula="of:=IF(   [.B1010]=&quot;Stop&quot;;   0;   MAX(     0;     MIN(       [.$C$2];       [.D1009] + [.C1010] * [.$C$4]     )   ) )" office:value-type="float" office:value="9.75">
            <text:p>9.75</text:p>
          </table:table-cell>
          <table:table-cell table:formula="of:=IF(   [.B1010]=&quot;Stop&quot;;   [.$C$3];   [.E1009] + [.D1010] * [.$C$4] )" office:value-type="float" office:value="47.7749999999989">
            <text:p>47.77</text:p>
          </table:table-cell>
          <table:table-cell table:number-columns-repeated="872"/>
        </table:table-row>
        <table:table-row table:style-name="ro3">
          <table:table-cell table:formula="of:=[.A1010]+[.$C$4]" office:value-type="float" office:value="4.99999999999992">
            <text:p>5.000</text:p>
          </table:table-cell>
          <table:table-cell table:formula="of:=IF(   [.A1011] &lt; [.$C$5];   &quot;Accel&quot;;   IF(     [.A1011] &lt; [.$C$5] + [.$C$7];     &quot;Cruise&quot;;     IF(       [.A1011] &lt; [.$C$8];       &quot;Decel&quot;;       &quot;Stop&quot;     )   ) )" office:value-type="string" office:string-value="Cruise">
            <text:p>Cruise</text:p>
          </table:table-cell>
          <table:table-cell table:formula="of:=IF(   [.B1011]=&quot;Accel&quot;;   [.$C$1];   IF(     [.B1011]=&quot;Cruise&quot;;     0;     IF([.B1011]=&quot;Decel&quot;; -[.$C$1]; 0)   ) )" office:value-type="float" office:value="0">
            <text:p>0</text:p>
          </table:table-cell>
          <table:table-cell table:formula="of:=IF(   [.B1011]=&quot;Stop&quot;;   0;   MAX(     0;     MIN(       [.$C$2];       [.D1010] + [.C1011] * [.$C$4]     )   ) )" office:value-type="float" office:value="9.75">
            <text:p>9.75</text:p>
          </table:table-cell>
          <table:table-cell table:formula="of:=IF(   [.B1011]=&quot;Stop&quot;;   [.$C$3];   [.E1010] + [.D1011] * [.$C$4] )" office:value-type="float" office:value="47.8237499999989">
            <text:p>47.82</text:p>
          </table:table-cell>
          <table:table-cell table:number-columns-repeated="872"/>
        </table:table-row>
        <table:table-row table:style-name="ro3">
          <table:table-cell table:formula="of:=[.A1011]+[.$C$4]" office:value-type="float" office:value="5.00499999999992">
            <text:p>5.005</text:p>
          </table:table-cell>
          <table:table-cell table:formula="of:=IF(   [.A1012] &lt; [.$C$5];   &quot;Accel&quot;;   IF(     [.A1012] &lt; [.$C$5] + [.$C$7];     &quot;Cruise&quot;;     IF(       [.A1012] &lt; [.$C$8];       &quot;Decel&quot;;       &quot;Stop&quot;     )   ) )" office:value-type="string" office:string-value="Cruise">
            <text:p>Cruise</text:p>
          </table:table-cell>
          <table:table-cell table:formula="of:=IF(   [.B1012]=&quot;Accel&quot;;   [.$C$1];   IF(     [.B1012]=&quot;Cruise&quot;;     0;     IF([.B1012]=&quot;Decel&quot;; -[.$C$1]; 0)   ) )" office:value-type="float" office:value="0">
            <text:p>0</text:p>
          </table:table-cell>
          <table:table-cell table:formula="of:=IF(   [.B1012]=&quot;Stop&quot;;   0;   MAX(     0;     MIN(       [.$C$2];       [.D1011] + [.C1012] * [.$C$4]     )   ) )" office:value-type="float" office:value="9.75">
            <text:p>9.75</text:p>
          </table:table-cell>
          <table:table-cell table:formula="of:=IF(   [.B1012]=&quot;Stop&quot;;   [.$C$3];   [.E1011] + [.D1012] * [.$C$4] )" office:value-type="float" office:value="47.8724999999989">
            <text:p>47.87</text:p>
          </table:table-cell>
          <table:table-cell table:number-columns-repeated="872"/>
        </table:table-row>
        <table:table-row table:style-name="ro3">
          <table:table-cell table:formula="of:=[.A1012]+[.$C$4]" office:value-type="float" office:value="5.00999999999992">
            <text:p>5.010</text:p>
          </table:table-cell>
          <table:table-cell table:formula="of:=IF(   [.A1013] &lt; [.$C$5];   &quot;Accel&quot;;   IF(     [.A1013] &lt; [.$C$5] + [.$C$7];     &quot;Cruise&quot;;     IF(       [.A1013] &lt; [.$C$8];       &quot;Decel&quot;;       &quot;Stop&quot;     )   ) )" office:value-type="string" office:string-value="Cruise">
            <text:p>Cruise</text:p>
          </table:table-cell>
          <table:table-cell table:formula="of:=IF(   [.B1013]=&quot;Accel&quot;;   [.$C$1];   IF(     [.B1013]=&quot;Cruise&quot;;     0;     IF([.B1013]=&quot;Decel&quot;; -[.$C$1]; 0)   ) )" office:value-type="float" office:value="0">
            <text:p>0</text:p>
          </table:table-cell>
          <table:table-cell table:formula="of:=IF(   [.B1013]=&quot;Stop&quot;;   0;   MAX(     0;     MIN(       [.$C$2];       [.D1012] + [.C1013] * [.$C$4]     )   ) )" office:value-type="float" office:value="9.75">
            <text:p>9.75</text:p>
          </table:table-cell>
          <table:table-cell table:formula="of:=IF(   [.B1013]=&quot;Stop&quot;;   [.$C$3];   [.E1012] + [.D1013] * [.$C$4] )" office:value-type="float" office:value="47.9212499999989">
            <text:p>47.92</text:p>
          </table:table-cell>
          <table:table-cell table:number-columns-repeated="872"/>
        </table:table-row>
        <table:table-row table:style-name="ro3">
          <table:table-cell table:formula="of:=[.A1013]+[.$C$4]" office:value-type="float" office:value="5.01499999999992">
            <text:p>5.015</text:p>
          </table:table-cell>
          <table:table-cell table:formula="of:=IF(   [.A1014] &lt; [.$C$5];   &quot;Accel&quot;;   IF(     [.A1014] &lt; [.$C$5] + [.$C$7];     &quot;Cruise&quot;;     IF(       [.A1014] &lt; [.$C$8];       &quot;Decel&quot;;       &quot;Stop&quot;     )   ) )" office:value-type="string" office:string-value="Cruise">
            <text:p>Cruise</text:p>
          </table:table-cell>
          <table:table-cell table:formula="of:=IF(   [.B1014]=&quot;Accel&quot;;   [.$C$1];   IF(     [.B1014]=&quot;Cruise&quot;;     0;     IF([.B1014]=&quot;Decel&quot;; -[.$C$1]; 0)   ) )" office:value-type="float" office:value="0">
            <text:p>0</text:p>
          </table:table-cell>
          <table:table-cell table:formula="of:=IF(   [.B1014]=&quot;Stop&quot;;   0;   MAX(     0;     MIN(       [.$C$2];       [.D1013] + [.C1014] * [.$C$4]     )   ) )" office:value-type="float" office:value="9.75">
            <text:p>9.75</text:p>
          </table:table-cell>
          <table:table-cell table:formula="of:=IF(   [.B1014]=&quot;Stop&quot;;   [.$C$3];   [.E1013] + [.D1014] * [.$C$4] )" office:value-type="float" office:value="47.9699999999989">
            <text:p>47.97</text:p>
          </table:table-cell>
          <table:table-cell table:number-columns-repeated="872"/>
        </table:table-row>
        <table:table-row table:style-name="ro3">
          <table:table-cell table:formula="of:=[.A1014]+[.$C$4]" office:value-type="float" office:value="5.01999999999992">
            <text:p>5.020</text:p>
          </table:table-cell>
          <table:table-cell table:formula="of:=IF(   [.A1015] &lt; [.$C$5];   &quot;Accel&quot;;   IF(     [.A1015] &lt; [.$C$5] + [.$C$7];     &quot;Cruise&quot;;     IF(       [.A1015] &lt; [.$C$8];       &quot;Decel&quot;;       &quot;Stop&quot;     )   ) )" office:value-type="string" office:string-value="Cruise">
            <text:p>Cruise</text:p>
          </table:table-cell>
          <table:table-cell table:formula="of:=IF(   [.B1015]=&quot;Accel&quot;;   [.$C$1];   IF(     [.B1015]=&quot;Cruise&quot;;     0;     IF([.B1015]=&quot;Decel&quot;; -[.$C$1]; 0)   ) )" office:value-type="float" office:value="0">
            <text:p>0</text:p>
          </table:table-cell>
          <table:table-cell table:formula="of:=IF(   [.B1015]=&quot;Stop&quot;;   0;   MAX(     0;     MIN(       [.$C$2];       [.D1014] + [.C1015] * [.$C$4]     )   ) )" office:value-type="float" office:value="9.75">
            <text:p>9.75</text:p>
          </table:table-cell>
          <table:table-cell table:formula="of:=IF(   [.B1015]=&quot;Stop&quot;;   [.$C$3];   [.E1014] + [.D1015] * [.$C$4] )" office:value-type="float" office:value="48.0187499999989">
            <text:p>48.02</text:p>
          </table:table-cell>
          <table:table-cell table:number-columns-repeated="872"/>
        </table:table-row>
        <table:table-row table:style-name="ro3">
          <table:table-cell table:formula="of:=[.A1015]+[.$C$4]" office:value-type="float" office:value="5.02499999999992">
            <text:p>5.025</text:p>
          </table:table-cell>
          <table:table-cell table:formula="of:=IF(   [.A1016] &lt; [.$C$5];   &quot;Accel&quot;;   IF(     [.A1016] &lt; [.$C$5] + [.$C$7];     &quot;Cruise&quot;;     IF(       [.A1016] &lt; [.$C$8];       &quot;Decel&quot;;       &quot;Stop&quot;     )   ) )" office:value-type="string" office:string-value="Cruise">
            <text:p>Cruise</text:p>
          </table:table-cell>
          <table:table-cell table:formula="of:=IF(   [.B1016]=&quot;Accel&quot;;   [.$C$1];   IF(     [.B1016]=&quot;Cruise&quot;;     0;     IF([.B1016]=&quot;Decel&quot;; -[.$C$1]; 0)   ) )" office:value-type="float" office:value="0">
            <text:p>0</text:p>
          </table:table-cell>
          <table:table-cell table:formula="of:=IF(   [.B1016]=&quot;Stop&quot;;   0;   MAX(     0;     MIN(       [.$C$2];       [.D1015] + [.C1016] * [.$C$4]     )   ) )" office:value-type="float" office:value="9.75">
            <text:p>9.75</text:p>
          </table:table-cell>
          <table:table-cell table:formula="of:=IF(   [.B1016]=&quot;Stop&quot;;   [.$C$3];   [.E1015] + [.D1016] * [.$C$4] )" office:value-type="float" office:value="48.0674999999989">
            <text:p>48.07</text:p>
          </table:table-cell>
          <table:table-cell table:number-columns-repeated="872"/>
        </table:table-row>
        <table:table-row table:style-name="ro3">
          <table:table-cell table:formula="of:=[.A1016]+[.$C$4]" office:value-type="float" office:value="5.02999999999992">
            <text:p>5.030</text:p>
          </table:table-cell>
          <table:table-cell table:formula="of:=IF(   [.A1017] &lt; [.$C$5];   &quot;Accel&quot;;   IF(     [.A1017] &lt; [.$C$5] + [.$C$7];     &quot;Cruise&quot;;     IF(       [.A1017] &lt; [.$C$8];       &quot;Decel&quot;;       &quot;Stop&quot;     )   ) )" office:value-type="string" office:string-value="Cruise">
            <text:p>Cruise</text:p>
          </table:table-cell>
          <table:table-cell table:formula="of:=IF(   [.B1017]=&quot;Accel&quot;;   [.$C$1];   IF(     [.B1017]=&quot;Cruise&quot;;     0;     IF([.B1017]=&quot;Decel&quot;; -[.$C$1]; 0)   ) )" office:value-type="float" office:value="0">
            <text:p>0</text:p>
          </table:table-cell>
          <table:table-cell table:formula="of:=IF(   [.B1017]=&quot;Stop&quot;;   0;   MAX(     0;     MIN(       [.$C$2];       [.D1016] + [.C1017] * [.$C$4]     )   ) )" office:value-type="float" office:value="9.75">
            <text:p>9.75</text:p>
          </table:table-cell>
          <table:table-cell table:formula="of:=IF(   [.B1017]=&quot;Stop&quot;;   [.$C$3];   [.E1016] + [.D1017] * [.$C$4] )" office:value-type="float" office:value="48.1162499999989">
            <text:p>48.12</text:p>
          </table:table-cell>
          <table:table-cell table:number-columns-repeated="872"/>
        </table:table-row>
        <table:table-row table:style-name="ro3">
          <table:table-cell table:formula="of:=[.A1017]+[.$C$4]" office:value-type="float" office:value="5.03499999999992">
            <text:p>5.035</text:p>
          </table:table-cell>
          <table:table-cell table:formula="of:=IF(   [.A1018] &lt; [.$C$5];   &quot;Accel&quot;;   IF(     [.A1018] &lt; [.$C$5] + [.$C$7];     &quot;Cruise&quot;;     IF(       [.A1018] &lt; [.$C$8];       &quot;Decel&quot;;       &quot;Stop&quot;     )   ) )" office:value-type="string" office:string-value="Cruise">
            <text:p>Cruise</text:p>
          </table:table-cell>
          <table:table-cell table:formula="of:=IF(   [.B1018]=&quot;Accel&quot;;   [.$C$1];   IF(     [.B1018]=&quot;Cruise&quot;;     0;     IF([.B1018]=&quot;Decel&quot;; -[.$C$1]; 0)   ) )" office:value-type="float" office:value="0">
            <text:p>0</text:p>
          </table:table-cell>
          <table:table-cell table:formula="of:=IF(   [.B1018]=&quot;Stop&quot;;   0;   MAX(     0;     MIN(       [.$C$2];       [.D1017] + [.C1018] * [.$C$4]     )   ) )" office:value-type="float" office:value="9.75">
            <text:p>9.75</text:p>
          </table:table-cell>
          <table:table-cell table:formula="of:=IF(   [.B1018]=&quot;Stop&quot;;   [.$C$3];   [.E1017] + [.D1018] * [.$C$4] )" office:value-type="float" office:value="48.1649999999989">
            <text:p>48.16</text:p>
          </table:table-cell>
          <table:table-cell table:number-columns-repeated="872"/>
        </table:table-row>
        <table:table-row table:style-name="ro3">
          <table:table-cell table:formula="of:=[.A1018]+[.$C$4]" office:value-type="float" office:value="5.03999999999992">
            <text:p>5.040</text:p>
          </table:table-cell>
          <table:table-cell table:formula="of:=IF(   [.A1019] &lt; [.$C$5];   &quot;Accel&quot;;   IF(     [.A1019] &lt; [.$C$5] + [.$C$7];     &quot;Cruise&quot;;     IF(       [.A1019] &lt; [.$C$8];       &quot;Decel&quot;;       &quot;Stop&quot;     )   ) )" office:value-type="string" office:string-value="Cruise">
            <text:p>Cruise</text:p>
          </table:table-cell>
          <table:table-cell table:formula="of:=IF(   [.B1019]=&quot;Accel&quot;;   [.$C$1];   IF(     [.B1019]=&quot;Cruise&quot;;     0;     IF([.B1019]=&quot;Decel&quot;; -[.$C$1]; 0)   ) )" office:value-type="float" office:value="0">
            <text:p>0</text:p>
          </table:table-cell>
          <table:table-cell table:formula="of:=IF(   [.B1019]=&quot;Stop&quot;;   0;   MAX(     0;     MIN(       [.$C$2];       [.D1018] + [.C1019] * [.$C$4]     )   ) )" office:value-type="float" office:value="9.75">
            <text:p>9.75</text:p>
          </table:table-cell>
          <table:table-cell table:formula="of:=IF(   [.B1019]=&quot;Stop&quot;;   [.$C$3];   [.E1018] + [.D1019] * [.$C$4] )" office:value-type="float" office:value="48.2137499999989">
            <text:p>48.21</text:p>
          </table:table-cell>
          <table:table-cell table:number-columns-repeated="872"/>
        </table:table-row>
        <table:table-row table:style-name="ro3">
          <table:table-cell table:formula="of:=[.A1019]+[.$C$4]" office:value-type="float" office:value="5.04499999999991">
            <text:p>5.045</text:p>
          </table:table-cell>
          <table:table-cell table:formula="of:=IF(   [.A1020] &lt; [.$C$5];   &quot;Accel&quot;;   IF(     [.A1020] &lt; [.$C$5] + [.$C$7];     &quot;Cruise&quot;;     IF(       [.A1020] &lt; [.$C$8];       &quot;Decel&quot;;       &quot;Stop&quot;     )   ) )" office:value-type="string" office:string-value="Cruise">
            <text:p>Cruise</text:p>
          </table:table-cell>
          <table:table-cell table:formula="of:=IF(   [.B1020]=&quot;Accel&quot;;   [.$C$1];   IF(     [.B1020]=&quot;Cruise&quot;;     0;     IF([.B1020]=&quot;Decel&quot;; -[.$C$1]; 0)   ) )" office:value-type="float" office:value="0">
            <text:p>0</text:p>
          </table:table-cell>
          <table:table-cell table:formula="of:=IF(   [.B1020]=&quot;Stop&quot;;   0;   MAX(     0;     MIN(       [.$C$2];       [.D1019] + [.C1020] * [.$C$4]     )   ) )" office:value-type="float" office:value="9.75">
            <text:p>9.75</text:p>
          </table:table-cell>
          <table:table-cell table:formula="of:=IF(   [.B1020]=&quot;Stop&quot;;   [.$C$3];   [.E1019] + [.D1020] * [.$C$4] )" office:value-type="float" office:value="48.2624999999989">
            <text:p>48.26</text:p>
          </table:table-cell>
          <table:table-cell table:number-columns-repeated="872"/>
        </table:table-row>
        <table:table-row table:style-name="ro3">
          <table:table-cell table:formula="of:=[.A1020]+[.$C$4]" office:value-type="float" office:value="5.04999999999991">
            <text:p>5.050</text:p>
          </table:table-cell>
          <table:table-cell table:formula="of:=IF(   [.A1021] &lt; [.$C$5];   &quot;Accel&quot;;   IF(     [.A1021] &lt; [.$C$5] + [.$C$7];     &quot;Cruise&quot;;     IF(       [.A1021] &lt; [.$C$8];       &quot;Decel&quot;;       &quot;Stop&quot;     )   ) )" office:value-type="string" office:string-value="Cruise">
            <text:p>Cruise</text:p>
          </table:table-cell>
          <table:table-cell table:formula="of:=IF(   [.B1021]=&quot;Accel&quot;;   [.$C$1];   IF(     [.B1021]=&quot;Cruise&quot;;     0;     IF([.B1021]=&quot;Decel&quot;; -[.$C$1]; 0)   ) )" office:value-type="float" office:value="0">
            <text:p>0</text:p>
          </table:table-cell>
          <table:table-cell table:formula="of:=IF(   [.B1021]=&quot;Stop&quot;;   0;   MAX(     0;     MIN(       [.$C$2];       [.D1020] + [.C1021] * [.$C$4]     )   ) )" office:value-type="float" office:value="9.75">
            <text:p>9.75</text:p>
          </table:table-cell>
          <table:table-cell table:formula="of:=IF(   [.B1021]=&quot;Stop&quot;;   [.$C$3];   [.E1020] + [.D1021] * [.$C$4] )" office:value-type="float" office:value="48.3112499999989">
            <text:p>48.31</text:p>
          </table:table-cell>
          <table:table-cell table:number-columns-repeated="872"/>
        </table:table-row>
        <table:table-row table:style-name="ro3">
          <table:table-cell table:formula="of:=[.A1021]+[.$C$4]" office:value-type="float" office:value="5.05499999999991">
            <text:p>5.055</text:p>
          </table:table-cell>
          <table:table-cell table:formula="of:=IF(   [.A1022] &lt; [.$C$5];   &quot;Accel&quot;;   IF(     [.A1022] &lt; [.$C$5] + [.$C$7];     &quot;Cruise&quot;;     IF(       [.A1022] &lt; [.$C$8];       &quot;Decel&quot;;       &quot;Stop&quot;     )   ) )" office:value-type="string" office:string-value="Cruise">
            <text:p>Cruise</text:p>
          </table:table-cell>
          <table:table-cell table:formula="of:=IF(   [.B1022]=&quot;Accel&quot;;   [.$C$1];   IF(     [.B1022]=&quot;Cruise&quot;;     0;     IF([.B1022]=&quot;Decel&quot;; -[.$C$1]; 0)   ) )" office:value-type="float" office:value="0">
            <text:p>0</text:p>
          </table:table-cell>
          <table:table-cell table:formula="of:=IF(   [.B1022]=&quot;Stop&quot;;   0;   MAX(     0;     MIN(       [.$C$2];       [.D1021] + [.C1022] * [.$C$4]     )   ) )" office:value-type="float" office:value="9.75">
            <text:p>9.75</text:p>
          </table:table-cell>
          <table:table-cell table:formula="of:=IF(   [.B1022]=&quot;Stop&quot;;   [.$C$3];   [.E1021] + [.D1022] * [.$C$4] )" office:value-type="float" office:value="48.3599999999989">
            <text:p>48.36</text:p>
          </table:table-cell>
          <table:table-cell table:number-columns-repeated="872"/>
        </table:table-row>
        <table:table-row table:style-name="ro3">
          <table:table-cell table:formula="of:=[.A1022]+[.$C$4]" office:value-type="float" office:value="5.05999999999991">
            <text:p>5.060</text:p>
          </table:table-cell>
          <table:table-cell table:formula="of:=IF(   [.A1023] &lt; [.$C$5];   &quot;Accel&quot;;   IF(     [.A1023] &lt; [.$C$5] + [.$C$7];     &quot;Cruise&quot;;     IF(       [.A1023] &lt; [.$C$8];       &quot;Decel&quot;;       &quot;Stop&quot;     )   ) )" office:value-type="string" office:string-value="Cruise">
            <text:p>Cruise</text:p>
          </table:table-cell>
          <table:table-cell table:formula="of:=IF(   [.B1023]=&quot;Accel&quot;;   [.$C$1];   IF(     [.B1023]=&quot;Cruise&quot;;     0;     IF([.B1023]=&quot;Decel&quot;; -[.$C$1]; 0)   ) )" office:value-type="float" office:value="0">
            <text:p>0</text:p>
          </table:table-cell>
          <table:table-cell table:formula="of:=IF(   [.B1023]=&quot;Stop&quot;;   0;   MAX(     0;     MIN(       [.$C$2];       [.D1022] + [.C1023] * [.$C$4]     )   ) )" office:value-type="float" office:value="9.75">
            <text:p>9.75</text:p>
          </table:table-cell>
          <table:table-cell table:formula="of:=IF(   [.B1023]=&quot;Stop&quot;;   [.$C$3];   [.E1022] + [.D1023] * [.$C$4] )" office:value-type="float" office:value="48.4087499999989">
            <text:p>48.41</text:p>
          </table:table-cell>
          <table:table-cell table:number-columns-repeated="872"/>
        </table:table-row>
        <table:table-row table:style-name="ro3">
          <table:table-cell table:formula="of:=[.A1023]+[.$C$4]" office:value-type="float" office:value="5.06499999999991">
            <text:p>5.065</text:p>
          </table:table-cell>
          <table:table-cell table:formula="of:=IF(   [.A1024] &lt; [.$C$5];   &quot;Accel&quot;;   IF(     [.A1024] &lt; [.$C$5] + [.$C$7];     &quot;Cruise&quot;;     IF(       [.A1024] &lt; [.$C$8];       &quot;Decel&quot;;       &quot;Stop&quot;     )   ) )" office:value-type="string" office:string-value="Cruise">
            <text:p>Cruise</text:p>
          </table:table-cell>
          <table:table-cell table:formula="of:=IF(   [.B1024]=&quot;Accel&quot;;   [.$C$1];   IF(     [.B1024]=&quot;Cruise&quot;;     0;     IF([.B1024]=&quot;Decel&quot;; -[.$C$1]; 0)   ) )" office:value-type="float" office:value="0">
            <text:p>0</text:p>
          </table:table-cell>
          <table:table-cell table:formula="of:=IF(   [.B1024]=&quot;Stop&quot;;   0;   MAX(     0;     MIN(       [.$C$2];       [.D1023] + [.C1024] * [.$C$4]     )   ) )" office:value-type="float" office:value="9.75">
            <text:p>9.75</text:p>
          </table:table-cell>
          <table:table-cell table:formula="of:=IF(   [.B1024]=&quot;Stop&quot;;   [.$C$3];   [.E1023] + [.D1024] * [.$C$4] )" office:value-type="float" office:value="48.4574999999989">
            <text:p>48.46</text:p>
          </table:table-cell>
          <table:table-cell table:number-columns-repeated="872"/>
        </table:table-row>
        <table:table-row table:style-name="ro3">
          <table:table-cell table:formula="of:=[.A1024]+[.$C$4]" office:value-type="float" office:value="5.06999999999991">
            <text:p>5.070</text:p>
          </table:table-cell>
          <table:table-cell table:formula="of:=IF(   [.A1025] &lt; [.$C$5];   &quot;Accel&quot;;   IF(     [.A1025] &lt; [.$C$5] + [.$C$7];     &quot;Cruise&quot;;     IF(       [.A1025] &lt; [.$C$8];       &quot;Decel&quot;;       &quot;Stop&quot;     )   ) )" office:value-type="string" office:string-value="Cruise">
            <text:p>Cruise</text:p>
          </table:table-cell>
          <table:table-cell table:formula="of:=IF(   [.B1025]=&quot;Accel&quot;;   [.$C$1];   IF(     [.B1025]=&quot;Cruise&quot;;     0;     IF([.B1025]=&quot;Decel&quot;; -[.$C$1]; 0)   ) )" office:value-type="float" office:value="0">
            <text:p>0</text:p>
          </table:table-cell>
          <table:table-cell table:formula="of:=IF(   [.B1025]=&quot;Stop&quot;;   0;   MAX(     0;     MIN(       [.$C$2];       [.D1024] + [.C1025] * [.$C$4]     )   ) )" office:value-type="float" office:value="9.75">
            <text:p>9.75</text:p>
          </table:table-cell>
          <table:table-cell table:formula="of:=IF(   [.B1025]=&quot;Stop&quot;;   [.$C$3];   [.E1024] + [.D1025] * [.$C$4] )" office:value-type="float" office:value="48.5062499999989">
            <text:p>48.51</text:p>
          </table:table-cell>
          <table:table-cell table:number-columns-repeated="872"/>
        </table:table-row>
        <table:table-row table:style-name="ro3">
          <table:table-cell table:formula="of:=[.A1025]+[.$C$4]" office:value-type="float" office:value="5.07499999999991">
            <text:p>5.075</text:p>
          </table:table-cell>
          <table:table-cell table:formula="of:=IF(   [.A1026] &lt; [.$C$5];   &quot;Accel&quot;;   IF(     [.A1026] &lt; [.$C$5] + [.$C$7];     &quot;Cruise&quot;;     IF(       [.A1026] &lt; [.$C$8];       &quot;Decel&quot;;       &quot;Stop&quot;     )   ) )" office:value-type="string" office:string-value="Cruise">
            <text:p>Cruise</text:p>
          </table:table-cell>
          <table:table-cell table:formula="of:=IF(   [.B1026]=&quot;Accel&quot;;   [.$C$1];   IF(     [.B1026]=&quot;Cruise&quot;;     0;     IF([.B1026]=&quot;Decel&quot;; -[.$C$1]; 0)   ) )" office:value-type="float" office:value="0">
            <text:p>0</text:p>
          </table:table-cell>
          <table:table-cell table:formula="of:=IF(   [.B1026]=&quot;Stop&quot;;   0;   MAX(     0;     MIN(       [.$C$2];       [.D1025] + [.C1026] * [.$C$4]     )   ) )" office:value-type="float" office:value="9.75">
            <text:p>9.75</text:p>
          </table:table-cell>
          <table:table-cell table:formula="of:=IF(   [.B1026]=&quot;Stop&quot;;   [.$C$3];   [.E1025] + [.D1026] * [.$C$4] )" office:value-type="float" office:value="48.5549999999989">
            <text:p>48.55</text:p>
          </table:table-cell>
          <table:table-cell table:number-columns-repeated="872"/>
        </table:table-row>
        <table:table-row table:style-name="ro3">
          <table:table-cell table:formula="of:=[.A1026]+[.$C$4]" office:value-type="float" office:value="5.07999999999991">
            <text:p>5.080</text:p>
          </table:table-cell>
          <table:table-cell table:formula="of:=IF(   [.A1027] &lt; [.$C$5];   &quot;Accel&quot;;   IF(     [.A1027] &lt; [.$C$5] + [.$C$7];     &quot;Cruise&quot;;     IF(       [.A1027] &lt; [.$C$8];       &quot;Decel&quot;;       &quot;Stop&quot;     )   ) )" office:value-type="string" office:string-value="Cruise">
            <text:p>Cruise</text:p>
          </table:table-cell>
          <table:table-cell table:formula="of:=IF(   [.B1027]=&quot;Accel&quot;;   [.$C$1];   IF(     [.B1027]=&quot;Cruise&quot;;     0;     IF([.B1027]=&quot;Decel&quot;; -[.$C$1]; 0)   ) )" office:value-type="float" office:value="0">
            <text:p>0</text:p>
          </table:table-cell>
          <table:table-cell table:formula="of:=IF(   [.B1027]=&quot;Stop&quot;;   0;   MAX(     0;     MIN(       [.$C$2];       [.D1026] + [.C1027] * [.$C$4]     )   ) )" office:value-type="float" office:value="9.75">
            <text:p>9.75</text:p>
          </table:table-cell>
          <table:table-cell table:formula="of:=IF(   [.B1027]=&quot;Stop&quot;;   [.$C$3];   [.E1026] + [.D1027] * [.$C$4] )" office:value-type="float" office:value="48.6037499999989">
            <text:p>48.60</text:p>
          </table:table-cell>
          <table:table-cell table:number-columns-repeated="872"/>
        </table:table-row>
        <table:table-row table:style-name="ro3">
          <table:table-cell table:formula="of:=[.A1027]+[.$C$4]" office:value-type="float" office:value="5.08499999999991">
            <text:p>5.085</text:p>
          </table:table-cell>
          <table:table-cell table:formula="of:=IF(   [.A1028] &lt; [.$C$5];   &quot;Accel&quot;;   IF(     [.A1028] &lt; [.$C$5] + [.$C$7];     &quot;Cruise&quot;;     IF(       [.A1028] &lt; [.$C$8];       &quot;Decel&quot;;       &quot;Stop&quot;     )   ) )" office:value-type="string" office:string-value="Cruise">
            <text:p>Cruise</text:p>
          </table:table-cell>
          <table:table-cell table:formula="of:=IF(   [.B1028]=&quot;Accel&quot;;   [.$C$1];   IF(     [.B1028]=&quot;Cruise&quot;;     0;     IF([.B1028]=&quot;Decel&quot;; -[.$C$1]; 0)   ) )" office:value-type="float" office:value="0">
            <text:p>0</text:p>
          </table:table-cell>
          <table:table-cell table:formula="of:=IF(   [.B1028]=&quot;Stop&quot;;   0;   MAX(     0;     MIN(       [.$C$2];       [.D1027] + [.C1028] * [.$C$4]     )   ) )" office:value-type="float" office:value="9.75">
            <text:p>9.75</text:p>
          </table:table-cell>
          <table:table-cell table:formula="of:=IF(   [.B1028]=&quot;Stop&quot;;   [.$C$3];   [.E1027] + [.D1028] * [.$C$4] )" office:value-type="float" office:value="48.6524999999989">
            <text:p>48.65</text:p>
          </table:table-cell>
          <table:table-cell table:number-columns-repeated="872"/>
        </table:table-row>
        <table:table-row table:style-name="ro3">
          <table:table-cell table:formula="of:=[.A1028]+[.$C$4]" office:value-type="float" office:value="5.08999999999991">
            <text:p>5.090</text:p>
          </table:table-cell>
          <table:table-cell table:formula="of:=IF(   [.A1029] &lt; [.$C$5];   &quot;Accel&quot;;   IF(     [.A1029] &lt; [.$C$5] + [.$C$7];     &quot;Cruise&quot;;     IF(       [.A1029] &lt; [.$C$8];       &quot;Decel&quot;;       &quot;Stop&quot;     )   ) )" office:value-type="string" office:string-value="Cruise">
            <text:p>Cruise</text:p>
          </table:table-cell>
          <table:table-cell table:formula="of:=IF(   [.B1029]=&quot;Accel&quot;;   [.$C$1];   IF(     [.B1029]=&quot;Cruise&quot;;     0;     IF([.B1029]=&quot;Decel&quot;; -[.$C$1]; 0)   ) )" office:value-type="float" office:value="0">
            <text:p>0</text:p>
          </table:table-cell>
          <table:table-cell table:formula="of:=IF(   [.B1029]=&quot;Stop&quot;;   0;   MAX(     0;     MIN(       [.$C$2];       [.D1028] + [.C1029] * [.$C$4]     )   ) )" office:value-type="float" office:value="9.75">
            <text:p>9.75</text:p>
          </table:table-cell>
          <table:table-cell table:formula="of:=IF(   [.B1029]=&quot;Stop&quot;;   [.$C$3];   [.E1028] + [.D1029] * [.$C$4] )" office:value-type="float" office:value="48.7012499999989">
            <text:p>48.70</text:p>
          </table:table-cell>
          <table:table-cell table:number-columns-repeated="872"/>
        </table:table-row>
        <table:table-row table:style-name="ro3">
          <table:table-cell table:formula="of:=[.A1029]+[.$C$4]" office:value-type="float" office:value="5.09499999999991">
            <text:p>5.095</text:p>
          </table:table-cell>
          <table:table-cell table:formula="of:=IF(   [.A1030] &lt; [.$C$5];   &quot;Accel&quot;;   IF(     [.A1030] &lt; [.$C$5] + [.$C$7];     &quot;Cruise&quot;;     IF(       [.A1030] &lt; [.$C$8];       &quot;Decel&quot;;       &quot;Stop&quot;     )   ) )" office:value-type="string" office:string-value="Cruise">
            <text:p>Cruise</text:p>
          </table:table-cell>
          <table:table-cell table:formula="of:=IF(   [.B1030]=&quot;Accel&quot;;   [.$C$1];   IF(     [.B1030]=&quot;Cruise&quot;;     0;     IF([.B1030]=&quot;Decel&quot;; -[.$C$1]; 0)   ) )" office:value-type="float" office:value="0">
            <text:p>0</text:p>
          </table:table-cell>
          <table:table-cell table:formula="of:=IF(   [.B1030]=&quot;Stop&quot;;   0;   MAX(     0;     MIN(       [.$C$2];       [.D1029] + [.C1030] * [.$C$4]     )   ) )" office:value-type="float" office:value="9.75">
            <text:p>9.75</text:p>
          </table:table-cell>
          <table:table-cell table:formula="of:=IF(   [.B1030]=&quot;Stop&quot;;   [.$C$3];   [.E1029] + [.D1030] * [.$C$4] )" office:value-type="float" office:value="48.7499999999989">
            <text:p>48.75</text:p>
          </table:table-cell>
          <table:table-cell table:number-columns-repeated="872"/>
        </table:table-row>
        <table:table-row table:style-name="ro3">
          <table:table-cell table:formula="of:=[.A1030]+[.$C$4]" office:value-type="float" office:value="5.09999999999991">
            <text:p>5.100</text:p>
          </table:table-cell>
          <table:table-cell table:formula="of:=IF(   [.A1031] &lt; [.$C$5];   &quot;Accel&quot;;   IF(     [.A1031] &lt; [.$C$5] + [.$C$7];     &quot;Cruise&quot;;     IF(       [.A1031] &lt; [.$C$8];       &quot;Decel&quot;;       &quot;Stop&quot;     )   ) )" office:value-type="string" office:string-value="Cruise">
            <text:p>Cruise</text:p>
          </table:table-cell>
          <table:table-cell table:formula="of:=IF(   [.B1031]=&quot;Accel&quot;;   [.$C$1];   IF(     [.B1031]=&quot;Cruise&quot;;     0;     IF([.B1031]=&quot;Decel&quot;; -[.$C$1]; 0)   ) )" office:value-type="float" office:value="0">
            <text:p>0</text:p>
          </table:table-cell>
          <table:table-cell table:formula="of:=IF(   [.B1031]=&quot;Stop&quot;;   0;   MAX(     0;     MIN(       [.$C$2];       [.D1030] + [.C1031] * [.$C$4]     )   ) )" office:value-type="float" office:value="9.75">
            <text:p>9.75</text:p>
          </table:table-cell>
          <table:table-cell table:formula="of:=IF(   [.B1031]=&quot;Stop&quot;;   [.$C$3];   [.E1030] + [.D1031] * [.$C$4] )" office:value-type="float" office:value="48.7987499999989">
            <text:p>48.80</text:p>
          </table:table-cell>
          <table:table-cell table:number-columns-repeated="872"/>
        </table:table-row>
        <table:table-row table:style-name="ro3">
          <table:table-cell table:formula="of:=[.A1031]+[.$C$4]" office:value-type="float" office:value="5.10499999999991">
            <text:p>5.105</text:p>
          </table:table-cell>
          <table:table-cell table:formula="of:=IF(   [.A1032] &lt; [.$C$5];   &quot;Accel&quot;;   IF(     [.A1032] &lt; [.$C$5] + [.$C$7];     &quot;Cruise&quot;;     IF(       [.A1032] &lt; [.$C$8];       &quot;Decel&quot;;       &quot;Stop&quot;     )   ) )" office:value-type="string" office:string-value="Cruise">
            <text:p>Cruise</text:p>
          </table:table-cell>
          <table:table-cell table:formula="of:=IF(   [.B1032]=&quot;Accel&quot;;   [.$C$1];   IF(     [.B1032]=&quot;Cruise&quot;;     0;     IF([.B1032]=&quot;Decel&quot;; -[.$C$1]; 0)   ) )" office:value-type="float" office:value="0">
            <text:p>0</text:p>
          </table:table-cell>
          <table:table-cell table:formula="of:=IF(   [.B1032]=&quot;Stop&quot;;   0;   MAX(     0;     MIN(       [.$C$2];       [.D1031] + [.C1032] * [.$C$4]     )   ) )" office:value-type="float" office:value="9.75">
            <text:p>9.75</text:p>
          </table:table-cell>
          <table:table-cell table:formula="of:=IF(   [.B1032]=&quot;Stop&quot;;   [.$C$3];   [.E1031] + [.D1032] * [.$C$4] )" office:value-type="float" office:value="48.8474999999989">
            <text:p>48.85</text:p>
          </table:table-cell>
          <table:table-cell table:number-columns-repeated="872"/>
        </table:table-row>
        <table:table-row table:style-name="ro3">
          <table:table-cell table:formula="of:=[.A1032]+[.$C$4]" office:value-type="float" office:value="5.10999999999991">
            <text:p>5.110</text:p>
          </table:table-cell>
          <table:table-cell table:formula="of:=IF(   [.A1033] &lt; [.$C$5];   &quot;Accel&quot;;   IF(     [.A1033] &lt; [.$C$5] + [.$C$7];     &quot;Cruise&quot;;     IF(       [.A1033] &lt; [.$C$8];       &quot;Decel&quot;;       &quot;Stop&quot;     )   ) )" office:value-type="string" office:string-value="Cruise">
            <text:p>Cruise</text:p>
          </table:table-cell>
          <table:table-cell table:formula="of:=IF(   [.B1033]=&quot;Accel&quot;;   [.$C$1];   IF(     [.B1033]=&quot;Cruise&quot;;     0;     IF([.B1033]=&quot;Decel&quot;; -[.$C$1]; 0)   ) )" office:value-type="float" office:value="0">
            <text:p>0</text:p>
          </table:table-cell>
          <table:table-cell table:formula="of:=IF(   [.B1033]=&quot;Stop&quot;;   0;   MAX(     0;     MIN(       [.$C$2];       [.D1032] + [.C1033] * [.$C$4]     )   ) )" office:value-type="float" office:value="9.75">
            <text:p>9.75</text:p>
          </table:table-cell>
          <table:table-cell table:formula="of:=IF(   [.B1033]=&quot;Stop&quot;;   [.$C$3];   [.E1032] + [.D1033] * [.$C$4] )" office:value-type="float" office:value="48.8962499999989">
            <text:p>48.90</text:p>
          </table:table-cell>
          <table:table-cell table:number-columns-repeated="872"/>
        </table:table-row>
        <table:table-row table:style-name="ro3">
          <table:table-cell table:formula="of:=[.A1033]+[.$C$4]" office:value-type="float" office:value="5.11499999999991">
            <text:p>5.115</text:p>
          </table:table-cell>
          <table:table-cell table:formula="of:=IF(   [.A1034] &lt; [.$C$5];   &quot;Accel&quot;;   IF(     [.A1034] &lt; [.$C$5] + [.$C$7];     &quot;Cruise&quot;;     IF(       [.A1034] &lt; [.$C$8];       &quot;Decel&quot;;       &quot;Stop&quot;     )   ) )" office:value-type="string" office:string-value="Cruise">
            <text:p>Cruise</text:p>
          </table:table-cell>
          <table:table-cell table:formula="of:=IF(   [.B1034]=&quot;Accel&quot;;   [.$C$1];   IF(     [.B1034]=&quot;Cruise&quot;;     0;     IF([.B1034]=&quot;Decel&quot;; -[.$C$1]; 0)   ) )" office:value-type="float" office:value="0">
            <text:p>0</text:p>
          </table:table-cell>
          <table:table-cell table:formula="of:=IF(   [.B1034]=&quot;Stop&quot;;   0;   MAX(     0;     MIN(       [.$C$2];       [.D1033] + [.C1034] * [.$C$4]     )   ) )" office:value-type="float" office:value="9.75">
            <text:p>9.75</text:p>
          </table:table-cell>
          <table:table-cell table:formula="of:=IF(   [.B1034]=&quot;Stop&quot;;   [.$C$3];   [.E1033] + [.D1034] * [.$C$4] )" office:value-type="float" office:value="48.9449999999989">
            <text:p>48.94</text:p>
          </table:table-cell>
          <table:table-cell table:number-columns-repeated="872"/>
        </table:table-row>
        <table:table-row table:style-name="ro3">
          <table:table-cell table:formula="of:=[.A1034]+[.$C$4]" office:value-type="float" office:value="5.11999999999991">
            <text:p>5.120</text:p>
          </table:table-cell>
          <table:table-cell table:formula="of:=IF(   [.A1035] &lt; [.$C$5];   &quot;Accel&quot;;   IF(     [.A1035] &lt; [.$C$5] + [.$C$7];     &quot;Cruise&quot;;     IF(       [.A1035] &lt; [.$C$8];       &quot;Decel&quot;;       &quot;Stop&quot;     )   ) )" office:value-type="string" office:string-value="Cruise">
            <text:p>Cruise</text:p>
          </table:table-cell>
          <table:table-cell table:formula="of:=IF(   [.B1035]=&quot;Accel&quot;;   [.$C$1];   IF(     [.B1035]=&quot;Cruise&quot;;     0;     IF([.B1035]=&quot;Decel&quot;; -[.$C$1]; 0)   ) )" office:value-type="float" office:value="0">
            <text:p>0</text:p>
          </table:table-cell>
          <table:table-cell table:formula="of:=IF(   [.B1035]=&quot;Stop&quot;;   0;   MAX(     0;     MIN(       [.$C$2];       [.D1034] + [.C1035] * [.$C$4]     )   ) )" office:value-type="float" office:value="9.75">
            <text:p>9.75</text:p>
          </table:table-cell>
          <table:table-cell table:formula="of:=IF(   [.B1035]=&quot;Stop&quot;;   [.$C$3];   [.E1034] + [.D1035] * [.$C$4] )" office:value-type="float" office:value="48.9937499999989">
            <text:p>48.99</text:p>
          </table:table-cell>
          <table:table-cell table:number-columns-repeated="872"/>
        </table:table-row>
        <table:table-row table:style-name="ro3">
          <table:table-cell table:formula="of:=[.A1035]+[.$C$4]" office:value-type="float" office:value="5.12499999999991">
            <text:p>5.125</text:p>
          </table:table-cell>
          <table:table-cell table:formula="of:=IF(   [.A1036] &lt; [.$C$5];   &quot;Accel&quot;;   IF(     [.A1036] &lt; [.$C$5] + [.$C$7];     &quot;Cruise&quot;;     IF(       [.A1036] &lt; [.$C$8];       &quot;Decel&quot;;       &quot;Stop&quot;     )   ) )" office:value-type="string" office:string-value="Cruise">
            <text:p>Cruise</text:p>
          </table:table-cell>
          <table:table-cell table:formula="of:=IF(   [.B1036]=&quot;Accel&quot;;   [.$C$1];   IF(     [.B1036]=&quot;Cruise&quot;;     0;     IF([.B1036]=&quot;Decel&quot;; -[.$C$1]; 0)   ) )" office:value-type="float" office:value="0">
            <text:p>0</text:p>
          </table:table-cell>
          <table:table-cell table:formula="of:=IF(   [.B1036]=&quot;Stop&quot;;   0;   MAX(     0;     MIN(       [.$C$2];       [.D1035] + [.C1036] * [.$C$4]     )   ) )" office:value-type="float" office:value="9.75">
            <text:p>9.75</text:p>
          </table:table-cell>
          <table:table-cell table:formula="of:=IF(   [.B1036]=&quot;Stop&quot;;   [.$C$3];   [.E1035] + [.D1036] * [.$C$4] )" office:value-type="float" office:value="49.0424999999989">
            <text:p>49.04</text:p>
          </table:table-cell>
          <table:table-cell table:number-columns-repeated="872"/>
        </table:table-row>
        <table:table-row table:style-name="ro3">
          <table:table-cell table:formula="of:=[.A1036]+[.$C$4]" office:value-type="float" office:value="5.12999999999991">
            <text:p>5.130</text:p>
          </table:table-cell>
          <table:table-cell table:formula="of:=IF(   [.A1037] &lt; [.$C$5];   &quot;Accel&quot;;   IF(     [.A1037] &lt; [.$C$5] + [.$C$7];     &quot;Cruise&quot;;     IF(       [.A1037] &lt; [.$C$8];       &quot;Decel&quot;;       &quot;Stop&quot;     )   ) )" office:value-type="string" office:string-value="Cruise">
            <text:p>Cruise</text:p>
          </table:table-cell>
          <table:table-cell table:formula="of:=IF(   [.B1037]=&quot;Accel&quot;;   [.$C$1];   IF(     [.B1037]=&quot;Cruise&quot;;     0;     IF([.B1037]=&quot;Decel&quot;; -[.$C$1]; 0)   ) )" office:value-type="float" office:value="0">
            <text:p>0</text:p>
          </table:table-cell>
          <table:table-cell table:formula="of:=IF(   [.B1037]=&quot;Stop&quot;;   0;   MAX(     0;     MIN(       [.$C$2];       [.D1036] + [.C1037] * [.$C$4]     )   ) )" office:value-type="float" office:value="9.75">
            <text:p>9.75</text:p>
          </table:table-cell>
          <table:table-cell table:formula="of:=IF(   [.B1037]=&quot;Stop&quot;;   [.$C$3];   [.E1036] + [.D1037] * [.$C$4] )" office:value-type="float" office:value="49.0912499999989">
            <text:p>49.09</text:p>
          </table:table-cell>
          <table:table-cell table:number-columns-repeated="872"/>
        </table:table-row>
        <table:table-row table:style-name="ro3">
          <table:table-cell table:formula="of:=[.A1037]+[.$C$4]" office:value-type="float" office:value="5.13499999999991">
            <text:p>5.135</text:p>
          </table:table-cell>
          <table:table-cell table:formula="of:=IF(   [.A1038] &lt; [.$C$5];   &quot;Accel&quot;;   IF(     [.A1038] &lt; [.$C$5] + [.$C$7];     &quot;Cruise&quot;;     IF(       [.A1038] &lt; [.$C$8];       &quot;Decel&quot;;       &quot;Stop&quot;     )   ) )" office:value-type="string" office:string-value="Cruise">
            <text:p>Cruise</text:p>
          </table:table-cell>
          <table:table-cell table:formula="of:=IF(   [.B1038]=&quot;Accel&quot;;   [.$C$1];   IF(     [.B1038]=&quot;Cruise&quot;;     0;     IF([.B1038]=&quot;Decel&quot;; -[.$C$1]; 0)   ) )" office:value-type="float" office:value="0">
            <text:p>0</text:p>
          </table:table-cell>
          <table:table-cell table:formula="of:=IF(   [.B1038]=&quot;Stop&quot;;   0;   MAX(     0;     MIN(       [.$C$2];       [.D1037] + [.C1038] * [.$C$4]     )   ) )" office:value-type="float" office:value="9.75">
            <text:p>9.75</text:p>
          </table:table-cell>
          <table:table-cell table:formula="of:=IF(   [.B1038]=&quot;Stop&quot;;   [.$C$3];   [.E1037] + [.D1038] * [.$C$4] )" office:value-type="float" office:value="49.1399999999989">
            <text:p>49.14</text:p>
          </table:table-cell>
          <table:table-cell table:number-columns-repeated="872"/>
        </table:table-row>
        <table:table-row table:style-name="ro3">
          <table:table-cell table:formula="of:=[.A1038]+[.$C$4]" office:value-type="float" office:value="5.13999999999991">
            <text:p>5.140</text:p>
          </table:table-cell>
          <table:table-cell table:formula="of:=IF(   [.A1039] &lt; [.$C$5];   &quot;Accel&quot;;   IF(     [.A1039] &lt; [.$C$5] + [.$C$7];     &quot;Cruise&quot;;     IF(       [.A1039] &lt; [.$C$8];       &quot;Decel&quot;;       &quot;Stop&quot;     )   ) )" office:value-type="string" office:string-value="Cruise">
            <text:p>Cruise</text:p>
          </table:table-cell>
          <table:table-cell table:formula="of:=IF(   [.B1039]=&quot;Accel&quot;;   [.$C$1];   IF(     [.B1039]=&quot;Cruise&quot;;     0;     IF([.B1039]=&quot;Decel&quot;; -[.$C$1]; 0)   ) )" office:value-type="float" office:value="0">
            <text:p>0</text:p>
          </table:table-cell>
          <table:table-cell table:formula="of:=IF(   [.B1039]=&quot;Stop&quot;;   0;   MAX(     0;     MIN(       [.$C$2];       [.D1038] + [.C1039] * [.$C$4]     )   ) )" office:value-type="float" office:value="9.75">
            <text:p>9.75</text:p>
          </table:table-cell>
          <table:table-cell table:formula="of:=IF(   [.B1039]=&quot;Stop&quot;;   [.$C$3];   [.E1038] + [.D1039] * [.$C$4] )" office:value-type="float" office:value="49.1887499999989">
            <text:p>49.19</text:p>
          </table:table-cell>
          <table:table-cell table:number-columns-repeated="872"/>
        </table:table-row>
        <table:table-row table:style-name="ro3">
          <table:table-cell table:formula="of:=[.A1039]+[.$C$4]" office:value-type="float" office:value="5.14499999999991">
            <text:p>5.145</text:p>
          </table:table-cell>
          <table:table-cell table:formula="of:=IF(   [.A1040] &lt; [.$C$5];   &quot;Accel&quot;;   IF(     [.A1040] &lt; [.$C$5] + [.$C$7];     &quot;Cruise&quot;;     IF(       [.A1040] &lt; [.$C$8];       &quot;Decel&quot;;       &quot;Stop&quot;     )   ) )" office:value-type="string" office:string-value="Cruise">
            <text:p>Cruise</text:p>
          </table:table-cell>
          <table:table-cell table:formula="of:=IF(   [.B1040]=&quot;Accel&quot;;   [.$C$1];   IF(     [.B1040]=&quot;Cruise&quot;;     0;     IF([.B1040]=&quot;Decel&quot;; -[.$C$1]; 0)   ) )" office:value-type="float" office:value="0">
            <text:p>0</text:p>
          </table:table-cell>
          <table:table-cell table:formula="of:=IF(   [.B1040]=&quot;Stop&quot;;   0;   MAX(     0;     MIN(       [.$C$2];       [.D1039] + [.C1040] * [.$C$4]     )   ) )" office:value-type="float" office:value="9.75">
            <text:p>9.75</text:p>
          </table:table-cell>
          <table:table-cell table:formula="of:=IF(   [.B1040]=&quot;Stop&quot;;   [.$C$3];   [.E1039] + [.D1040] * [.$C$4] )" office:value-type="float" office:value="49.2374999999989">
            <text:p>49.24</text:p>
          </table:table-cell>
          <table:table-cell table:number-columns-repeated="872"/>
        </table:table-row>
        <table:table-row table:style-name="ro3">
          <table:table-cell table:formula="of:=[.A1040]+[.$C$4]" office:value-type="float" office:value="5.14999999999991">
            <text:p>5.150</text:p>
          </table:table-cell>
          <table:table-cell table:formula="of:=IF(   [.A1041] &lt; [.$C$5];   &quot;Accel&quot;;   IF(     [.A1041] &lt; [.$C$5] + [.$C$7];     &quot;Cruise&quot;;     IF(       [.A1041] &lt; [.$C$8];       &quot;Decel&quot;;       &quot;Stop&quot;     )   ) )" office:value-type="string" office:string-value="Cruise">
            <text:p>Cruise</text:p>
          </table:table-cell>
          <table:table-cell table:formula="of:=IF(   [.B1041]=&quot;Accel&quot;;   [.$C$1];   IF(     [.B1041]=&quot;Cruise&quot;;     0;     IF([.B1041]=&quot;Decel&quot;; -[.$C$1]; 0)   ) )" office:value-type="float" office:value="0">
            <text:p>0</text:p>
          </table:table-cell>
          <table:table-cell table:formula="of:=IF(   [.B1041]=&quot;Stop&quot;;   0;   MAX(     0;     MIN(       [.$C$2];       [.D1040] + [.C1041] * [.$C$4]     )   ) )" office:value-type="float" office:value="9.75">
            <text:p>9.75</text:p>
          </table:table-cell>
          <table:table-cell table:formula="of:=IF(   [.B1041]=&quot;Stop&quot;;   [.$C$3];   [.E1040] + [.D1041] * [.$C$4] )" office:value-type="float" office:value="49.2862499999989">
            <text:p>49.29</text:p>
          </table:table-cell>
          <table:table-cell table:number-columns-repeated="872"/>
        </table:table-row>
        <table:table-row table:style-name="ro3">
          <table:table-cell table:formula="of:=[.A1041]+[.$C$4]" office:value-type="float" office:value="5.15499999999991">
            <text:p>5.155</text:p>
          </table:table-cell>
          <table:table-cell table:formula="of:=IF(   [.A1042] &lt; [.$C$5];   &quot;Accel&quot;;   IF(     [.A1042] &lt; [.$C$5] + [.$C$7];     &quot;Cruise&quot;;     IF(       [.A1042] &lt; [.$C$8];       &quot;Decel&quot;;       &quot;Stop&quot;     )   ) )" office:value-type="string" office:string-value="Cruise">
            <text:p>Cruise</text:p>
          </table:table-cell>
          <table:table-cell table:formula="of:=IF(   [.B1042]=&quot;Accel&quot;;   [.$C$1];   IF(     [.B1042]=&quot;Cruise&quot;;     0;     IF([.B1042]=&quot;Decel&quot;; -[.$C$1]; 0)   ) )" office:value-type="float" office:value="0">
            <text:p>0</text:p>
          </table:table-cell>
          <table:table-cell table:formula="of:=IF(   [.B1042]=&quot;Stop&quot;;   0;   MAX(     0;     MIN(       [.$C$2];       [.D1041] + [.C1042] * [.$C$4]     )   ) )" office:value-type="float" office:value="9.75">
            <text:p>9.75</text:p>
          </table:table-cell>
          <table:table-cell table:formula="of:=IF(   [.B1042]=&quot;Stop&quot;;   [.$C$3];   [.E1041] + [.D1042] * [.$C$4] )" office:value-type="float" office:value="49.3349999999989">
            <text:p>49.33</text:p>
          </table:table-cell>
          <table:table-cell table:number-columns-repeated="872"/>
        </table:table-row>
        <table:table-row table:style-name="ro3">
          <table:table-cell table:formula="of:=[.A1042]+[.$C$4]" office:value-type="float" office:value="5.15999999999991">
            <text:p>5.160</text:p>
          </table:table-cell>
          <table:table-cell table:formula="of:=IF(   [.A1043] &lt; [.$C$5];   &quot;Accel&quot;;   IF(     [.A1043] &lt; [.$C$5] + [.$C$7];     &quot;Cruise&quot;;     IF(       [.A1043] &lt; [.$C$8];       &quot;Decel&quot;;       &quot;Stop&quot;     )   ) )" office:value-type="string" office:string-value="Cruise">
            <text:p>Cruise</text:p>
          </table:table-cell>
          <table:table-cell table:formula="of:=IF(   [.B1043]=&quot;Accel&quot;;   [.$C$1];   IF(     [.B1043]=&quot;Cruise&quot;;     0;     IF([.B1043]=&quot;Decel&quot;; -[.$C$1]; 0)   ) )" office:value-type="float" office:value="0">
            <text:p>0</text:p>
          </table:table-cell>
          <table:table-cell table:formula="of:=IF(   [.B1043]=&quot;Stop&quot;;   0;   MAX(     0;     MIN(       [.$C$2];       [.D1042] + [.C1043] * [.$C$4]     )   ) )" office:value-type="float" office:value="9.75">
            <text:p>9.75</text:p>
          </table:table-cell>
          <table:table-cell table:formula="of:=IF(   [.B1043]=&quot;Stop&quot;;   [.$C$3];   [.E1042] + [.D1043] * [.$C$4] )" office:value-type="float" office:value="49.3837499999989">
            <text:p>49.38</text:p>
          </table:table-cell>
          <table:table-cell table:number-columns-repeated="872"/>
        </table:table-row>
        <table:table-row table:style-name="ro3">
          <table:table-cell table:formula="of:=[.A1043]+[.$C$4]" office:value-type="float" office:value="5.16499999999991">
            <text:p>5.165</text:p>
          </table:table-cell>
          <table:table-cell table:formula="of:=IF(   [.A1044] &lt; [.$C$5];   &quot;Accel&quot;;   IF(     [.A1044] &lt; [.$C$5] + [.$C$7];     &quot;Cruise&quot;;     IF(       [.A1044] &lt; [.$C$8];       &quot;Decel&quot;;       &quot;Stop&quot;     )   ) )" office:value-type="string" office:string-value="Cruise">
            <text:p>Cruise</text:p>
          </table:table-cell>
          <table:table-cell table:formula="of:=IF(   [.B1044]=&quot;Accel&quot;;   [.$C$1];   IF(     [.B1044]=&quot;Cruise&quot;;     0;     IF([.B1044]=&quot;Decel&quot;; -[.$C$1]; 0)   ) )" office:value-type="float" office:value="0">
            <text:p>0</text:p>
          </table:table-cell>
          <table:table-cell table:formula="of:=IF(   [.B1044]=&quot;Stop&quot;;   0;   MAX(     0;     MIN(       [.$C$2];       [.D1043] + [.C1044] * [.$C$4]     )   ) )" office:value-type="float" office:value="9.75">
            <text:p>9.75</text:p>
          </table:table-cell>
          <table:table-cell table:formula="of:=IF(   [.B1044]=&quot;Stop&quot;;   [.$C$3];   [.E1043] + [.D1044] * [.$C$4] )" office:value-type="float" office:value="49.4324999999989">
            <text:p>49.43</text:p>
          </table:table-cell>
          <table:table-cell table:number-columns-repeated="872"/>
        </table:table-row>
        <table:table-row table:style-name="ro3">
          <table:table-cell table:formula="of:=[.A1044]+[.$C$4]" office:value-type="float" office:value="5.16999999999991">
            <text:p>5.170</text:p>
          </table:table-cell>
          <table:table-cell table:formula="of:=IF(   [.A1045] &lt; [.$C$5];   &quot;Accel&quot;;   IF(     [.A1045] &lt; [.$C$5] + [.$C$7];     &quot;Cruise&quot;;     IF(       [.A1045] &lt; [.$C$8];       &quot;Decel&quot;;       &quot;Stop&quot;     )   ) )" office:value-type="string" office:string-value="Cruise">
            <text:p>Cruise</text:p>
          </table:table-cell>
          <table:table-cell table:formula="of:=IF(   [.B1045]=&quot;Accel&quot;;   [.$C$1];   IF(     [.B1045]=&quot;Cruise&quot;;     0;     IF([.B1045]=&quot;Decel&quot;; -[.$C$1]; 0)   ) )" office:value-type="float" office:value="0">
            <text:p>0</text:p>
          </table:table-cell>
          <table:table-cell table:formula="of:=IF(   [.B1045]=&quot;Stop&quot;;   0;   MAX(     0;     MIN(       [.$C$2];       [.D1044] + [.C1045] * [.$C$4]     )   ) )" office:value-type="float" office:value="9.75">
            <text:p>9.75</text:p>
          </table:table-cell>
          <table:table-cell table:formula="of:=IF(   [.B1045]=&quot;Stop&quot;;   [.$C$3];   [.E1044] + [.D1045] * [.$C$4] )" office:value-type="float" office:value="49.4812499999989">
            <text:p>49.48</text:p>
          </table:table-cell>
          <table:table-cell table:number-columns-repeated="872"/>
        </table:table-row>
        <table:table-row table:style-name="ro3">
          <table:table-cell table:formula="of:=[.A1045]+[.$C$4]" office:value-type="float" office:value="5.17499999999991">
            <text:p>5.175</text:p>
          </table:table-cell>
          <table:table-cell table:formula="of:=IF(   [.A1046] &lt; [.$C$5];   &quot;Accel&quot;;   IF(     [.A1046] &lt; [.$C$5] + [.$C$7];     &quot;Cruise&quot;;     IF(       [.A1046] &lt; [.$C$8];       &quot;Decel&quot;;       &quot;Stop&quot;     )   ) )" office:value-type="string" office:string-value="Cruise">
            <text:p>Cruise</text:p>
          </table:table-cell>
          <table:table-cell table:formula="of:=IF(   [.B1046]=&quot;Accel&quot;;   [.$C$1];   IF(     [.B1046]=&quot;Cruise&quot;;     0;     IF([.B1046]=&quot;Decel&quot;; -[.$C$1]; 0)   ) )" office:value-type="float" office:value="0">
            <text:p>0</text:p>
          </table:table-cell>
          <table:table-cell table:formula="of:=IF(   [.B1046]=&quot;Stop&quot;;   0;   MAX(     0;     MIN(       [.$C$2];       [.D1045] + [.C1046] * [.$C$4]     )   ) )" office:value-type="float" office:value="9.75">
            <text:p>9.75</text:p>
          </table:table-cell>
          <table:table-cell table:formula="of:=IF(   [.B1046]=&quot;Stop&quot;;   [.$C$3];   [.E1045] + [.D1046] * [.$C$4] )" office:value-type="float" office:value="49.5299999999989">
            <text:p>49.53</text:p>
          </table:table-cell>
          <table:table-cell table:number-columns-repeated="872"/>
        </table:table-row>
        <table:table-row table:style-name="ro3">
          <table:table-cell table:formula="of:=[.A1046]+[.$C$4]" office:value-type="float" office:value="5.17999999999991">
            <text:p>5.180</text:p>
          </table:table-cell>
          <table:table-cell table:formula="of:=IF(   [.A1047] &lt; [.$C$5];   &quot;Accel&quot;;   IF(     [.A1047] &lt; [.$C$5] + [.$C$7];     &quot;Cruise&quot;;     IF(       [.A1047] &lt; [.$C$8];       &quot;Decel&quot;;       &quot;Stop&quot;     )   ) )" office:value-type="string" office:string-value="Cruise">
            <text:p>Cruise</text:p>
          </table:table-cell>
          <table:table-cell table:formula="of:=IF(   [.B1047]=&quot;Accel&quot;;   [.$C$1];   IF(     [.B1047]=&quot;Cruise&quot;;     0;     IF([.B1047]=&quot;Decel&quot;; -[.$C$1]; 0)   ) )" office:value-type="float" office:value="0">
            <text:p>0</text:p>
          </table:table-cell>
          <table:table-cell table:formula="of:=IF(   [.B1047]=&quot;Stop&quot;;   0;   MAX(     0;     MIN(       [.$C$2];       [.D1046] + [.C1047] * [.$C$4]     )   ) )" office:value-type="float" office:value="9.75">
            <text:p>9.75</text:p>
          </table:table-cell>
          <table:table-cell table:formula="of:=IF(   [.B1047]=&quot;Stop&quot;;   [.$C$3];   [.E1046] + [.D1047] * [.$C$4] )" office:value-type="float" office:value="49.5787499999989">
            <text:p>49.58</text:p>
          </table:table-cell>
          <table:table-cell table:number-columns-repeated="872"/>
        </table:table-row>
        <table:table-row table:style-name="ro3">
          <table:table-cell table:formula="of:=[.A1047]+[.$C$4]" office:value-type="float" office:value="5.18499999999991">
            <text:p>5.185</text:p>
          </table:table-cell>
          <table:table-cell table:formula="of:=IF(   [.A1048] &lt; [.$C$5];   &quot;Accel&quot;;   IF(     [.A1048] &lt; [.$C$5] + [.$C$7];     &quot;Cruise&quot;;     IF(       [.A1048] &lt; [.$C$8];       &quot;Decel&quot;;       &quot;Stop&quot;     )   ) )" office:value-type="string" office:string-value="Cruise">
            <text:p>Cruise</text:p>
          </table:table-cell>
          <table:table-cell table:formula="of:=IF(   [.B1048]=&quot;Accel&quot;;   [.$C$1];   IF(     [.B1048]=&quot;Cruise&quot;;     0;     IF([.B1048]=&quot;Decel&quot;; -[.$C$1]; 0)   ) )" office:value-type="float" office:value="0">
            <text:p>0</text:p>
          </table:table-cell>
          <table:table-cell table:formula="of:=IF(   [.B1048]=&quot;Stop&quot;;   0;   MAX(     0;     MIN(       [.$C$2];       [.D1047] + [.C1048] * [.$C$4]     )   ) )" office:value-type="float" office:value="9.75">
            <text:p>9.75</text:p>
          </table:table-cell>
          <table:table-cell table:formula="of:=IF(   [.B1048]=&quot;Stop&quot;;   [.$C$3];   [.E1047] + [.D1048] * [.$C$4] )" office:value-type="float" office:value="49.6274999999988">
            <text:p>49.63</text:p>
          </table:table-cell>
          <table:table-cell table:number-columns-repeated="872"/>
        </table:table-row>
        <table:table-row table:style-name="ro3">
          <table:table-cell table:formula="of:=[.A1048]+[.$C$4]" office:value-type="float" office:value="5.18999999999991">
            <text:p>5.190</text:p>
          </table:table-cell>
          <table:table-cell table:formula="of:=IF(   [.A1049] &lt; [.$C$5];   &quot;Accel&quot;;   IF(     [.A1049] &lt; [.$C$5] + [.$C$7];     &quot;Cruise&quot;;     IF(       [.A1049] &lt; [.$C$8];       &quot;Decel&quot;;       &quot;Stop&quot;     )   ) )" office:value-type="string" office:string-value="Cruise">
            <text:p>Cruise</text:p>
          </table:table-cell>
          <table:table-cell table:formula="of:=IF(   [.B1049]=&quot;Accel&quot;;   [.$C$1];   IF(     [.B1049]=&quot;Cruise&quot;;     0;     IF([.B1049]=&quot;Decel&quot;; -[.$C$1]; 0)   ) )" office:value-type="float" office:value="0">
            <text:p>0</text:p>
          </table:table-cell>
          <table:table-cell table:formula="of:=IF(   [.B1049]=&quot;Stop&quot;;   0;   MAX(     0;     MIN(       [.$C$2];       [.D1048] + [.C1049] * [.$C$4]     )   ) )" office:value-type="float" office:value="9.75">
            <text:p>9.75</text:p>
          </table:table-cell>
          <table:table-cell table:formula="of:=IF(   [.B1049]=&quot;Stop&quot;;   [.$C$3];   [.E1048] + [.D1049] * [.$C$4] )" office:value-type="float" office:value="49.6762499999988">
            <text:p>49.68</text:p>
          </table:table-cell>
          <table:table-cell table:number-columns-repeated="872"/>
        </table:table-row>
        <table:table-row table:style-name="ro3">
          <table:table-cell table:formula="of:=[.A1049]+[.$C$4]" office:value-type="float" office:value="5.19499999999991">
            <text:p>5.195</text:p>
          </table:table-cell>
          <table:table-cell table:formula="of:=IF(   [.A1050] &lt; [.$C$5];   &quot;Accel&quot;;   IF(     [.A1050] &lt; [.$C$5] + [.$C$7];     &quot;Cruise&quot;;     IF(       [.A1050] &lt; [.$C$8];       &quot;Decel&quot;;       &quot;Stop&quot;     )   ) )" office:value-type="string" office:string-value="Cruise">
            <text:p>Cruise</text:p>
          </table:table-cell>
          <table:table-cell table:formula="of:=IF(   [.B1050]=&quot;Accel&quot;;   [.$C$1];   IF(     [.B1050]=&quot;Cruise&quot;;     0;     IF([.B1050]=&quot;Decel&quot;; -[.$C$1]; 0)   ) )" office:value-type="float" office:value="0">
            <text:p>0</text:p>
          </table:table-cell>
          <table:table-cell table:formula="of:=IF(   [.B1050]=&quot;Stop&quot;;   0;   MAX(     0;     MIN(       [.$C$2];       [.D1049] + [.C1050] * [.$C$4]     )   ) )" office:value-type="float" office:value="9.75">
            <text:p>9.75</text:p>
          </table:table-cell>
          <table:table-cell table:formula="of:=IF(   [.B1050]=&quot;Stop&quot;;   [.$C$3];   [.E1049] + [.D1050] * [.$C$4] )" office:value-type="float" office:value="49.7249999999989">
            <text:p>49.72</text:p>
          </table:table-cell>
          <table:table-cell table:number-columns-repeated="872"/>
        </table:table-row>
        <table:table-row table:style-name="ro3">
          <table:table-cell table:formula="of:=[.A1050]+[.$C$4]" office:value-type="float" office:value="5.19999999999991">
            <text:p>5.200</text:p>
          </table:table-cell>
          <table:table-cell table:formula="of:=IF(   [.A1051] &lt; [.$C$5];   &quot;Accel&quot;;   IF(     [.A1051] &lt; [.$C$5] + [.$C$7];     &quot;Cruise&quot;;     IF(       [.A1051] &lt; [.$C$8];       &quot;Decel&quot;;       &quot;Stop&quot;     )   ) )" office:value-type="string" office:string-value="Cruise">
            <text:p>Cruise</text:p>
          </table:table-cell>
          <table:table-cell table:formula="of:=IF(   [.B1051]=&quot;Accel&quot;;   [.$C$1];   IF(     [.B1051]=&quot;Cruise&quot;;     0;     IF([.B1051]=&quot;Decel&quot;; -[.$C$1]; 0)   ) )" office:value-type="float" office:value="0">
            <text:p>0</text:p>
          </table:table-cell>
          <table:table-cell table:formula="of:=IF(   [.B1051]=&quot;Stop&quot;;   0;   MAX(     0;     MIN(       [.$C$2];       [.D1050] + [.C1051] * [.$C$4]     )   ) )" office:value-type="float" office:value="9.75">
            <text:p>9.75</text:p>
          </table:table-cell>
          <table:table-cell table:formula="of:=IF(   [.B1051]=&quot;Stop&quot;;   [.$C$3];   [.E1050] + [.D1051] * [.$C$4] )" office:value-type="float" office:value="49.7737499999988">
            <text:p>49.77</text:p>
          </table:table-cell>
          <table:table-cell table:number-columns-repeated="872"/>
        </table:table-row>
        <table:table-row table:style-name="ro3">
          <table:table-cell table:formula="of:=[.A1051]+[.$C$4]" office:value-type="float" office:value="5.20499999999991">
            <text:p>5.205</text:p>
          </table:table-cell>
          <table:table-cell table:formula="of:=IF(   [.A1052] &lt; [.$C$5];   &quot;Accel&quot;;   IF(     [.A1052] &lt; [.$C$5] + [.$C$7];     &quot;Cruise&quot;;     IF(       [.A1052] &lt; [.$C$8];       &quot;Decel&quot;;       &quot;Stop&quot;     )   ) )" office:value-type="string" office:string-value="Cruise">
            <text:p>Cruise</text:p>
          </table:table-cell>
          <table:table-cell table:formula="of:=IF(   [.B1052]=&quot;Accel&quot;;   [.$C$1];   IF(     [.B1052]=&quot;Cruise&quot;;     0;     IF([.B1052]=&quot;Decel&quot;; -[.$C$1]; 0)   ) )" office:value-type="float" office:value="0">
            <text:p>0</text:p>
          </table:table-cell>
          <table:table-cell table:formula="of:=IF(   [.B1052]=&quot;Stop&quot;;   0;   MAX(     0;     MIN(       [.$C$2];       [.D1051] + [.C1052] * [.$C$4]     )   ) )" office:value-type="float" office:value="9.75">
            <text:p>9.75</text:p>
          </table:table-cell>
          <table:table-cell table:formula="of:=IF(   [.B1052]=&quot;Stop&quot;;   [.$C$3];   [.E1051] + [.D1052] * [.$C$4] )" office:value-type="float" office:value="49.8224999999988">
            <text:p>49.82</text:p>
          </table:table-cell>
          <table:table-cell table:number-columns-repeated="872"/>
        </table:table-row>
        <table:table-row table:style-name="ro3">
          <table:table-cell table:formula="of:=[.A1052]+[.$C$4]" office:value-type="float" office:value="5.20999999999991">
            <text:p>5.210</text:p>
          </table:table-cell>
          <table:table-cell table:formula="of:=IF(   [.A1053] &lt; [.$C$5];   &quot;Accel&quot;;   IF(     [.A1053] &lt; [.$C$5] + [.$C$7];     &quot;Cruise&quot;;     IF(       [.A1053] &lt; [.$C$8];       &quot;Decel&quot;;       &quot;Stop&quot;     )   ) )" office:value-type="string" office:string-value="Cruise">
            <text:p>Cruise</text:p>
          </table:table-cell>
          <table:table-cell table:formula="of:=IF(   [.B1053]=&quot;Accel&quot;;   [.$C$1];   IF(     [.B1053]=&quot;Cruise&quot;;     0;     IF([.B1053]=&quot;Decel&quot;; -[.$C$1]; 0)   ) )" office:value-type="float" office:value="0">
            <text:p>0</text:p>
          </table:table-cell>
          <table:table-cell table:formula="of:=IF(   [.B1053]=&quot;Stop&quot;;   0;   MAX(     0;     MIN(       [.$C$2];       [.D1052] + [.C1053] * [.$C$4]     )   ) )" office:value-type="float" office:value="9.75">
            <text:p>9.75</text:p>
          </table:table-cell>
          <table:table-cell table:formula="of:=IF(   [.B1053]=&quot;Stop&quot;;   [.$C$3];   [.E1052] + [.D1053] * [.$C$4] )" office:value-type="float" office:value="49.8712499999988">
            <text:p>49.87</text:p>
          </table:table-cell>
          <table:table-cell table:number-columns-repeated="872"/>
        </table:table-row>
        <table:table-row table:style-name="ro3">
          <table:table-cell table:formula="of:=[.A1053]+[.$C$4]" office:value-type="float" office:value="5.21499999999991">
            <text:p>5.215</text:p>
          </table:table-cell>
          <table:table-cell table:formula="of:=IF(   [.A1054] &lt; [.$C$5];   &quot;Accel&quot;;   IF(     [.A1054] &lt; [.$C$5] + [.$C$7];     &quot;Cruise&quot;;     IF(       [.A1054] &lt; [.$C$8];       &quot;Decel&quot;;       &quot;Stop&quot;     )   ) )" office:value-type="string" office:string-value="Cruise">
            <text:p>Cruise</text:p>
          </table:table-cell>
          <table:table-cell table:formula="of:=IF(   [.B1054]=&quot;Accel&quot;;   [.$C$1];   IF(     [.B1054]=&quot;Cruise&quot;;     0;     IF([.B1054]=&quot;Decel&quot;; -[.$C$1]; 0)   ) )" office:value-type="float" office:value="0">
            <text:p>0</text:p>
          </table:table-cell>
          <table:table-cell table:formula="of:=IF(   [.B1054]=&quot;Stop&quot;;   0;   MAX(     0;     MIN(       [.$C$2];       [.D1053] + [.C1054] * [.$C$4]     )   ) )" office:value-type="float" office:value="9.75">
            <text:p>9.75</text:p>
          </table:table-cell>
          <table:table-cell table:formula="of:=IF(   [.B1054]=&quot;Stop&quot;;   [.$C$3];   [.E1053] + [.D1054] * [.$C$4] )" office:value-type="float" office:value="49.9199999999988">
            <text:p>49.92</text:p>
          </table:table-cell>
          <table:table-cell table:number-columns-repeated="872"/>
        </table:table-row>
        <table:table-row table:style-name="ro3">
          <table:table-cell table:formula="of:=[.A1054]+[.$C$4]" office:value-type="float" office:value="5.21999999999991">
            <text:p>5.220</text:p>
          </table:table-cell>
          <table:table-cell table:formula="of:=IF(   [.A1055] &lt; [.$C$5];   &quot;Accel&quot;;   IF(     [.A1055] &lt; [.$C$5] + [.$C$7];     &quot;Cruise&quot;;     IF(       [.A1055] &lt; [.$C$8];       &quot;Decel&quot;;       &quot;Stop&quot;     )   ) )" office:value-type="string" office:string-value="Cruise">
            <text:p>Cruise</text:p>
          </table:table-cell>
          <table:table-cell table:formula="of:=IF(   [.B1055]=&quot;Accel&quot;;   [.$C$1];   IF(     [.B1055]=&quot;Cruise&quot;;     0;     IF([.B1055]=&quot;Decel&quot;; -[.$C$1]; 0)   ) )" office:value-type="float" office:value="0">
            <text:p>0</text:p>
          </table:table-cell>
          <table:table-cell table:formula="of:=IF(   [.B1055]=&quot;Stop&quot;;   0;   MAX(     0;     MIN(       [.$C$2];       [.D1054] + [.C1055] * [.$C$4]     )   ) )" office:value-type="float" office:value="9.75">
            <text:p>9.75</text:p>
          </table:table-cell>
          <table:table-cell table:formula="of:=IF(   [.B1055]=&quot;Stop&quot;;   [.$C$3];   [.E1054] + [.D1055] * [.$C$4] )" office:value-type="float" office:value="49.9687499999988">
            <text:p>49.97</text:p>
          </table:table-cell>
          <table:table-cell table:number-columns-repeated="872"/>
        </table:table-row>
        <table:table-row table:style-name="ro3">
          <table:table-cell table:formula="of:=[.A1055]+[.$C$4]" office:value-type="float" office:value="5.22499999999991">
            <text:p>5.225</text:p>
          </table:table-cell>
          <table:table-cell table:formula="of:=IF(   [.A1056] &lt; [.$C$5];   &quot;Accel&quot;;   IF(     [.A1056] &lt; [.$C$5] + [.$C$7];     &quot;Cruise&quot;;     IF(       [.A1056] &lt; [.$C$8];       &quot;Decel&quot;;       &quot;Stop&quot;     )   ) )" office:value-type="string" office:string-value="Cruise">
            <text:p>Cruise</text:p>
          </table:table-cell>
          <table:table-cell table:formula="of:=IF(   [.B1056]=&quot;Accel&quot;;   [.$C$1];   IF(     [.B1056]=&quot;Cruise&quot;;     0;     IF([.B1056]=&quot;Decel&quot;; -[.$C$1]; 0)   ) )" office:value-type="float" office:value="0">
            <text:p>0</text:p>
          </table:table-cell>
          <table:table-cell table:formula="of:=IF(   [.B1056]=&quot;Stop&quot;;   0;   MAX(     0;     MIN(       [.$C$2];       [.D1055] + [.C1056] * [.$C$4]     )   ) )" office:value-type="float" office:value="9.75">
            <text:p>9.75</text:p>
          </table:table-cell>
          <table:table-cell table:formula="of:=IF(   [.B1056]=&quot;Stop&quot;;   [.$C$3];   [.E1055] + [.D1056] * [.$C$4] )" office:value-type="float" office:value="50.0174999999988">
            <text:p>50.02</text:p>
          </table:table-cell>
          <table:table-cell table:number-columns-repeated="872"/>
        </table:table-row>
        <table:table-row table:style-name="ro3">
          <table:table-cell table:formula="of:=[.A1056]+[.$C$4]" office:value-type="float" office:value="5.22999999999991">
            <text:p>5.230</text:p>
          </table:table-cell>
          <table:table-cell table:formula="of:=IF(   [.A1057] &lt; [.$C$5];   &quot;Accel&quot;;   IF(     [.A1057] &lt; [.$C$5] + [.$C$7];     &quot;Cruise&quot;;     IF(       [.A1057] &lt; [.$C$8];       &quot;Decel&quot;;       &quot;Stop&quot;     )   ) )" office:value-type="string" office:string-value="Cruise">
            <text:p>Cruise</text:p>
          </table:table-cell>
          <table:table-cell table:formula="of:=IF(   [.B1057]=&quot;Accel&quot;;   [.$C$1];   IF(     [.B1057]=&quot;Cruise&quot;;     0;     IF([.B1057]=&quot;Decel&quot;; -[.$C$1]; 0)   ) )" office:value-type="float" office:value="0">
            <text:p>0</text:p>
          </table:table-cell>
          <table:table-cell table:formula="of:=IF(   [.B1057]=&quot;Stop&quot;;   0;   MAX(     0;     MIN(       [.$C$2];       [.D1056] + [.C1057] * [.$C$4]     )   ) )" office:value-type="float" office:value="9.75">
            <text:p>9.75</text:p>
          </table:table-cell>
          <table:table-cell table:formula="of:=IF(   [.B1057]=&quot;Stop&quot;;   [.$C$3];   [.E1056] + [.D1057] * [.$C$4] )" office:value-type="float" office:value="50.0662499999988">
            <text:p>50.07</text:p>
          </table:table-cell>
          <table:table-cell table:number-columns-repeated="872"/>
        </table:table-row>
        <table:table-row table:style-name="ro3">
          <table:table-cell table:formula="of:=[.A1057]+[.$C$4]" office:value-type="float" office:value="5.23499999999991">
            <text:p>5.235</text:p>
          </table:table-cell>
          <table:table-cell table:formula="of:=IF(   [.A1058] &lt; [.$C$5];   &quot;Accel&quot;;   IF(     [.A1058] &lt; [.$C$5] + [.$C$7];     &quot;Cruise&quot;;     IF(       [.A1058] &lt; [.$C$8];       &quot;Decel&quot;;       &quot;Stop&quot;     )   ) )" office:value-type="string" office:string-value="Cruise">
            <text:p>Cruise</text:p>
          </table:table-cell>
          <table:table-cell table:formula="of:=IF(   [.B1058]=&quot;Accel&quot;;   [.$C$1];   IF(     [.B1058]=&quot;Cruise&quot;;     0;     IF([.B1058]=&quot;Decel&quot;; -[.$C$1]; 0)   ) )" office:value-type="float" office:value="0">
            <text:p>0</text:p>
          </table:table-cell>
          <table:table-cell table:formula="of:=IF(   [.B1058]=&quot;Stop&quot;;   0;   MAX(     0;     MIN(       [.$C$2];       [.D1057] + [.C1058] * [.$C$4]     )   ) )" office:value-type="float" office:value="9.75">
            <text:p>9.75</text:p>
          </table:table-cell>
          <table:table-cell table:formula="of:=IF(   [.B1058]=&quot;Stop&quot;;   [.$C$3];   [.E1057] + [.D1058] * [.$C$4] )" office:value-type="float" office:value="50.1149999999988">
            <text:p>50.11</text:p>
          </table:table-cell>
          <table:table-cell table:number-columns-repeated="872"/>
        </table:table-row>
        <table:table-row table:style-name="ro3">
          <table:table-cell table:formula="of:=[.A1058]+[.$C$4]" office:value-type="float" office:value="5.23999999999991">
            <text:p>5.240</text:p>
          </table:table-cell>
          <table:table-cell table:formula="of:=IF(   [.A1059] &lt; [.$C$5];   &quot;Accel&quot;;   IF(     [.A1059] &lt; [.$C$5] + [.$C$7];     &quot;Cruise&quot;;     IF(       [.A1059] &lt; [.$C$8];       &quot;Decel&quot;;       &quot;Stop&quot;     )   ) )" office:value-type="string" office:string-value="Cruise">
            <text:p>Cruise</text:p>
          </table:table-cell>
          <table:table-cell table:formula="of:=IF(   [.B1059]=&quot;Accel&quot;;   [.$C$1];   IF(     [.B1059]=&quot;Cruise&quot;;     0;     IF([.B1059]=&quot;Decel&quot;; -[.$C$1]; 0)   ) )" office:value-type="float" office:value="0">
            <text:p>0</text:p>
          </table:table-cell>
          <table:table-cell table:formula="of:=IF(   [.B1059]=&quot;Stop&quot;;   0;   MAX(     0;     MIN(       [.$C$2];       [.D1058] + [.C1059] * [.$C$4]     )   ) )" office:value-type="float" office:value="9.75">
            <text:p>9.75</text:p>
          </table:table-cell>
          <table:table-cell table:formula="of:=IF(   [.B1059]=&quot;Stop&quot;;   [.$C$3];   [.E1058] + [.D1059] * [.$C$4] )" office:value-type="float" office:value="50.1637499999988">
            <text:p>50.16</text:p>
          </table:table-cell>
          <table:table-cell table:number-columns-repeated="872"/>
        </table:table-row>
        <table:table-row table:style-name="ro3">
          <table:table-cell table:formula="of:=[.A1059]+[.$C$4]" office:value-type="float" office:value="5.24499999999991">
            <text:p>5.245</text:p>
          </table:table-cell>
          <table:table-cell table:formula="of:=IF(   [.A1060] &lt; [.$C$5];   &quot;Accel&quot;;   IF(     [.A1060] &lt; [.$C$5] + [.$C$7];     &quot;Cruise&quot;;     IF(       [.A1060] &lt; [.$C$8];       &quot;Decel&quot;;       &quot;Stop&quot;     )   ) )" office:value-type="string" office:string-value="Cruise">
            <text:p>Cruise</text:p>
          </table:table-cell>
          <table:table-cell table:formula="of:=IF(   [.B1060]=&quot;Accel&quot;;   [.$C$1];   IF(     [.B1060]=&quot;Cruise&quot;;     0;     IF([.B1060]=&quot;Decel&quot;; -[.$C$1]; 0)   ) )" office:value-type="float" office:value="0">
            <text:p>0</text:p>
          </table:table-cell>
          <table:table-cell table:formula="of:=IF(   [.B1060]=&quot;Stop&quot;;   0;   MAX(     0;     MIN(       [.$C$2];       [.D1059] + [.C1060] * [.$C$4]     )   ) )" office:value-type="float" office:value="9.75">
            <text:p>9.75</text:p>
          </table:table-cell>
          <table:table-cell table:formula="of:=IF(   [.B1060]=&quot;Stop&quot;;   [.$C$3];   [.E1059] + [.D1060] * [.$C$4] )" office:value-type="float" office:value="50.2124999999988">
            <text:p>50.21</text:p>
          </table:table-cell>
          <table:table-cell table:number-columns-repeated="872"/>
        </table:table-row>
        <table:table-row table:style-name="ro3">
          <table:table-cell table:formula="of:=[.A1060]+[.$C$4]" office:value-type="float" office:value="5.24999999999991">
            <text:p>5.250</text:p>
          </table:table-cell>
          <table:table-cell table:formula="of:=IF(   [.A1061] &lt; [.$C$5];   &quot;Accel&quot;;   IF(     [.A1061] &lt; [.$C$5] + [.$C$7];     &quot;Cruise&quot;;     IF(       [.A1061] &lt; [.$C$8];       &quot;Decel&quot;;       &quot;Stop&quot;     )   ) )" office:value-type="string" office:string-value="Cruise">
            <text:p>Cruise</text:p>
          </table:table-cell>
          <table:table-cell table:formula="of:=IF(   [.B1061]=&quot;Accel&quot;;   [.$C$1];   IF(     [.B1061]=&quot;Cruise&quot;;     0;     IF([.B1061]=&quot;Decel&quot;; -[.$C$1]; 0)   ) )" office:value-type="float" office:value="0">
            <text:p>0</text:p>
          </table:table-cell>
          <table:table-cell table:formula="of:=IF(   [.B1061]=&quot;Stop&quot;;   0;   MAX(     0;     MIN(       [.$C$2];       [.D1060] + [.C1061] * [.$C$4]     )   ) )" office:value-type="float" office:value="9.75">
            <text:p>9.75</text:p>
          </table:table-cell>
          <table:table-cell table:formula="of:=IF(   [.B1061]=&quot;Stop&quot;;   [.$C$3];   [.E1060] + [.D1061] * [.$C$4] )" office:value-type="float" office:value="50.2612499999988">
            <text:p>50.26</text:p>
          </table:table-cell>
          <table:table-cell table:number-columns-repeated="872"/>
        </table:table-row>
        <table:table-row table:style-name="ro3">
          <table:table-cell table:formula="of:=[.A1061]+[.$C$4]" office:value-type="float" office:value="5.25499999999991">
            <text:p>5.255</text:p>
          </table:table-cell>
          <table:table-cell table:formula="of:=IF(   [.A1062] &lt; [.$C$5];   &quot;Accel&quot;;   IF(     [.A1062] &lt; [.$C$5] + [.$C$7];     &quot;Cruise&quot;;     IF(       [.A1062] &lt; [.$C$8];       &quot;Decel&quot;;       &quot;Stop&quot;     )   ) )" office:value-type="string" office:string-value="Cruise">
            <text:p>Cruise</text:p>
          </table:table-cell>
          <table:table-cell table:formula="of:=IF(   [.B1062]=&quot;Accel&quot;;   [.$C$1];   IF(     [.B1062]=&quot;Cruise&quot;;     0;     IF([.B1062]=&quot;Decel&quot;; -[.$C$1]; 0)   ) )" office:value-type="float" office:value="0">
            <text:p>0</text:p>
          </table:table-cell>
          <table:table-cell table:formula="of:=IF(   [.B1062]=&quot;Stop&quot;;   0;   MAX(     0;     MIN(       [.$C$2];       [.D1061] + [.C1062] * [.$C$4]     )   ) )" office:value-type="float" office:value="9.75">
            <text:p>9.75</text:p>
          </table:table-cell>
          <table:table-cell table:formula="of:=IF(   [.B1062]=&quot;Stop&quot;;   [.$C$3];   [.E1061] + [.D1062] * [.$C$4] )" office:value-type="float" office:value="50.3099999999988">
            <text:p>50.31</text:p>
          </table:table-cell>
          <table:table-cell table:number-columns-repeated="872"/>
        </table:table-row>
        <table:table-row table:style-name="ro3">
          <table:table-cell table:formula="of:=[.A1062]+[.$C$4]" office:value-type="float" office:value="5.25999999999991">
            <text:p>5.260</text:p>
          </table:table-cell>
          <table:table-cell table:formula="of:=IF(   [.A1063] &lt; [.$C$5];   &quot;Accel&quot;;   IF(     [.A1063] &lt; [.$C$5] + [.$C$7];     &quot;Cruise&quot;;     IF(       [.A1063] &lt; [.$C$8];       &quot;Decel&quot;;       &quot;Stop&quot;     )   ) )" office:value-type="string" office:string-value="Cruise">
            <text:p>Cruise</text:p>
          </table:table-cell>
          <table:table-cell table:formula="of:=IF(   [.B1063]=&quot;Accel&quot;;   [.$C$1];   IF(     [.B1063]=&quot;Cruise&quot;;     0;     IF([.B1063]=&quot;Decel&quot;; -[.$C$1]; 0)   ) )" office:value-type="float" office:value="0">
            <text:p>0</text:p>
          </table:table-cell>
          <table:table-cell table:formula="of:=IF(   [.B1063]=&quot;Stop&quot;;   0;   MAX(     0;     MIN(       [.$C$2];       [.D1062] + [.C1063] * [.$C$4]     )   ) )" office:value-type="float" office:value="9.75">
            <text:p>9.75</text:p>
          </table:table-cell>
          <table:table-cell table:formula="of:=IF(   [.B1063]=&quot;Stop&quot;;   [.$C$3];   [.E1062] + [.D1063] * [.$C$4] )" office:value-type="float" office:value="50.3587499999988">
            <text:p>50.36</text:p>
          </table:table-cell>
          <table:table-cell table:number-columns-repeated="872"/>
        </table:table-row>
        <table:table-row table:style-name="ro3">
          <table:table-cell table:formula="of:=[.A1063]+[.$C$4]" office:value-type="float" office:value="5.26499999999991">
            <text:p>5.265</text:p>
          </table:table-cell>
          <table:table-cell table:formula="of:=IF(   [.A1064] &lt; [.$C$5];   &quot;Accel&quot;;   IF(     [.A1064] &lt; [.$C$5] + [.$C$7];     &quot;Cruise&quot;;     IF(       [.A1064] &lt; [.$C$8];       &quot;Decel&quot;;       &quot;Stop&quot;     )   ) )" office:value-type="string" office:string-value="Cruise">
            <text:p>Cruise</text:p>
          </table:table-cell>
          <table:table-cell table:formula="of:=IF(   [.B1064]=&quot;Accel&quot;;   [.$C$1];   IF(     [.B1064]=&quot;Cruise&quot;;     0;     IF([.B1064]=&quot;Decel&quot;; -[.$C$1]; 0)   ) )" office:value-type="float" office:value="0">
            <text:p>0</text:p>
          </table:table-cell>
          <table:table-cell table:formula="of:=IF(   [.B1064]=&quot;Stop&quot;;   0;   MAX(     0;     MIN(       [.$C$2];       [.D1063] + [.C1064] * [.$C$4]     )   ) )" office:value-type="float" office:value="9.75">
            <text:p>9.75</text:p>
          </table:table-cell>
          <table:table-cell table:formula="of:=IF(   [.B1064]=&quot;Stop&quot;;   [.$C$3];   [.E1063] + [.D1064] * [.$C$4] )" office:value-type="float" office:value="50.4074999999988">
            <text:p>50.41</text:p>
          </table:table-cell>
          <table:table-cell table:number-columns-repeated="872"/>
        </table:table-row>
        <table:table-row table:style-name="ro3">
          <table:table-cell table:formula="of:=[.A1064]+[.$C$4]" office:value-type="float" office:value="5.26999999999991">
            <text:p>5.270</text:p>
          </table:table-cell>
          <table:table-cell table:formula="of:=IF(   [.A1065] &lt; [.$C$5];   &quot;Accel&quot;;   IF(     [.A1065] &lt; [.$C$5] + [.$C$7];     &quot;Cruise&quot;;     IF(       [.A1065] &lt; [.$C$8];       &quot;Decel&quot;;       &quot;Stop&quot;     )   ) )" office:value-type="string" office:string-value="Cruise">
            <text:p>Cruise</text:p>
          </table:table-cell>
          <table:table-cell table:formula="of:=IF(   [.B1065]=&quot;Accel&quot;;   [.$C$1];   IF(     [.B1065]=&quot;Cruise&quot;;     0;     IF([.B1065]=&quot;Decel&quot;; -[.$C$1]; 0)   ) )" office:value-type="float" office:value="0">
            <text:p>0</text:p>
          </table:table-cell>
          <table:table-cell table:formula="of:=IF(   [.B1065]=&quot;Stop&quot;;   0;   MAX(     0;     MIN(       [.$C$2];       [.D1064] + [.C1065] * [.$C$4]     )   ) )" office:value-type="float" office:value="9.75">
            <text:p>9.75</text:p>
          </table:table-cell>
          <table:table-cell table:formula="of:=IF(   [.B1065]=&quot;Stop&quot;;   [.$C$3];   [.E1064] + [.D1065] * [.$C$4] )" office:value-type="float" office:value="50.4562499999988">
            <text:p>50.46</text:p>
          </table:table-cell>
          <table:table-cell table:number-columns-repeated="872"/>
        </table:table-row>
        <table:table-row table:style-name="ro3">
          <table:table-cell table:formula="of:=[.A1065]+[.$C$4]" office:value-type="float" office:value="5.27499999999991">
            <text:p>5.275</text:p>
          </table:table-cell>
          <table:table-cell table:formula="of:=IF(   [.A1066] &lt; [.$C$5];   &quot;Accel&quot;;   IF(     [.A1066] &lt; [.$C$5] + [.$C$7];     &quot;Cruise&quot;;     IF(       [.A1066] &lt; [.$C$8];       &quot;Decel&quot;;       &quot;Stop&quot;     )   ) )" office:value-type="string" office:string-value="Cruise">
            <text:p>Cruise</text:p>
          </table:table-cell>
          <table:table-cell table:formula="of:=IF(   [.B1066]=&quot;Accel&quot;;   [.$C$1];   IF(     [.B1066]=&quot;Cruise&quot;;     0;     IF([.B1066]=&quot;Decel&quot;; -[.$C$1]; 0)   ) )" office:value-type="float" office:value="0">
            <text:p>0</text:p>
          </table:table-cell>
          <table:table-cell table:formula="of:=IF(   [.B1066]=&quot;Stop&quot;;   0;   MAX(     0;     MIN(       [.$C$2];       [.D1065] + [.C1066] * [.$C$4]     )   ) )" office:value-type="float" office:value="9.75">
            <text:p>9.75</text:p>
          </table:table-cell>
          <table:table-cell table:formula="of:=IF(   [.B1066]=&quot;Stop&quot;;   [.$C$3];   [.E1065] + [.D1066] * [.$C$4] )" office:value-type="float" office:value="50.5049999999988">
            <text:p>50.50</text:p>
          </table:table-cell>
          <table:table-cell table:number-columns-repeated="872"/>
        </table:table-row>
        <table:table-row table:style-name="ro3">
          <table:table-cell table:formula="of:=[.A1066]+[.$C$4]" office:value-type="float" office:value="5.27999999999991">
            <text:p>5.280</text:p>
          </table:table-cell>
          <table:table-cell table:formula="of:=IF(   [.A1067] &lt; [.$C$5];   &quot;Accel&quot;;   IF(     [.A1067] &lt; [.$C$5] + [.$C$7];     &quot;Cruise&quot;;     IF(       [.A1067] &lt; [.$C$8];       &quot;Decel&quot;;       &quot;Stop&quot;     )   ) )" office:value-type="string" office:string-value="Cruise">
            <text:p>Cruise</text:p>
          </table:table-cell>
          <table:table-cell table:formula="of:=IF(   [.B1067]=&quot;Accel&quot;;   [.$C$1];   IF(     [.B1067]=&quot;Cruise&quot;;     0;     IF([.B1067]=&quot;Decel&quot;; -[.$C$1]; 0)   ) )" office:value-type="float" office:value="0">
            <text:p>0</text:p>
          </table:table-cell>
          <table:table-cell table:formula="of:=IF(   [.B1067]=&quot;Stop&quot;;   0;   MAX(     0;     MIN(       [.$C$2];       [.D1066] + [.C1067] * [.$C$4]     )   ) )" office:value-type="float" office:value="9.75">
            <text:p>9.75</text:p>
          </table:table-cell>
          <table:table-cell table:formula="of:=IF(   [.B1067]=&quot;Stop&quot;;   [.$C$3];   [.E1066] + [.D1067] * [.$C$4] )" office:value-type="float" office:value="50.5537499999988">
            <text:p>50.55</text:p>
          </table:table-cell>
          <table:table-cell table:number-columns-repeated="872"/>
        </table:table-row>
        <table:table-row table:style-name="ro3">
          <table:table-cell table:formula="of:=[.A1067]+[.$C$4]" office:value-type="float" office:value="5.28499999999991">
            <text:p>5.285</text:p>
          </table:table-cell>
          <table:table-cell table:formula="of:=IF(   [.A1068] &lt; [.$C$5];   &quot;Accel&quot;;   IF(     [.A1068] &lt; [.$C$5] + [.$C$7];     &quot;Cruise&quot;;     IF(       [.A1068] &lt; [.$C$8];       &quot;Decel&quot;;       &quot;Stop&quot;     )   ) )" office:value-type="string" office:string-value="Cruise">
            <text:p>Cruise</text:p>
          </table:table-cell>
          <table:table-cell table:formula="of:=IF(   [.B1068]=&quot;Accel&quot;;   [.$C$1];   IF(     [.B1068]=&quot;Cruise&quot;;     0;     IF([.B1068]=&quot;Decel&quot;; -[.$C$1]; 0)   ) )" office:value-type="float" office:value="0">
            <text:p>0</text:p>
          </table:table-cell>
          <table:table-cell table:formula="of:=IF(   [.B1068]=&quot;Stop&quot;;   0;   MAX(     0;     MIN(       [.$C$2];       [.D1067] + [.C1068] * [.$C$4]     )   ) )" office:value-type="float" office:value="9.75">
            <text:p>9.75</text:p>
          </table:table-cell>
          <table:table-cell table:formula="of:=IF(   [.B1068]=&quot;Stop&quot;;   [.$C$3];   [.E1067] + [.D1068] * [.$C$4] )" office:value-type="float" office:value="50.6024999999988">
            <text:p>50.60</text:p>
          </table:table-cell>
          <table:table-cell table:number-columns-repeated="872"/>
        </table:table-row>
        <table:table-row table:style-name="ro3">
          <table:table-cell table:formula="of:=[.A1068]+[.$C$4]" office:value-type="float" office:value="5.28999999999991">
            <text:p>5.290</text:p>
          </table:table-cell>
          <table:table-cell table:formula="of:=IF(   [.A1069] &lt; [.$C$5];   &quot;Accel&quot;;   IF(     [.A1069] &lt; [.$C$5] + [.$C$7];     &quot;Cruise&quot;;     IF(       [.A1069] &lt; [.$C$8];       &quot;Decel&quot;;       &quot;Stop&quot;     )   ) )" office:value-type="string" office:string-value="Cruise">
            <text:p>Cruise</text:p>
          </table:table-cell>
          <table:table-cell table:formula="of:=IF(   [.B1069]=&quot;Accel&quot;;   [.$C$1];   IF(     [.B1069]=&quot;Cruise&quot;;     0;     IF([.B1069]=&quot;Decel&quot;; -[.$C$1]; 0)   ) )" office:value-type="float" office:value="0">
            <text:p>0</text:p>
          </table:table-cell>
          <table:table-cell table:formula="of:=IF(   [.B1069]=&quot;Stop&quot;;   0;   MAX(     0;     MIN(       [.$C$2];       [.D1068] + [.C1069] * [.$C$4]     )   ) )" office:value-type="float" office:value="9.75">
            <text:p>9.75</text:p>
          </table:table-cell>
          <table:table-cell table:formula="of:=IF(   [.B1069]=&quot;Stop&quot;;   [.$C$3];   [.E1068] + [.D1069] * [.$C$4] )" office:value-type="float" office:value="50.6512499999988">
            <text:p>50.65</text:p>
          </table:table-cell>
          <table:table-cell table:number-columns-repeated="872"/>
        </table:table-row>
        <table:table-row table:style-name="ro3">
          <table:table-cell table:formula="of:=[.A1069]+[.$C$4]" office:value-type="float" office:value="5.29499999999991">
            <text:p>5.295</text:p>
          </table:table-cell>
          <table:table-cell table:formula="of:=IF(   [.A1070] &lt; [.$C$5];   &quot;Accel&quot;;   IF(     [.A1070] &lt; [.$C$5] + [.$C$7];     &quot;Cruise&quot;;     IF(       [.A1070] &lt; [.$C$8];       &quot;Decel&quot;;       &quot;Stop&quot;     )   ) )" office:value-type="string" office:string-value="Cruise">
            <text:p>Cruise</text:p>
          </table:table-cell>
          <table:table-cell table:formula="of:=IF(   [.B1070]=&quot;Accel&quot;;   [.$C$1];   IF(     [.B1070]=&quot;Cruise&quot;;     0;     IF([.B1070]=&quot;Decel&quot;; -[.$C$1]; 0)   ) )" office:value-type="float" office:value="0">
            <text:p>0</text:p>
          </table:table-cell>
          <table:table-cell table:formula="of:=IF(   [.B1070]=&quot;Stop&quot;;   0;   MAX(     0;     MIN(       [.$C$2];       [.D1069] + [.C1070] * [.$C$4]     )   ) )" office:value-type="float" office:value="9.75">
            <text:p>9.75</text:p>
          </table:table-cell>
          <table:table-cell table:formula="of:=IF(   [.B1070]=&quot;Stop&quot;;   [.$C$3];   [.E1069] + [.D1070] * [.$C$4] )" office:value-type="float" office:value="50.6999999999988">
            <text:p>50.70</text:p>
          </table:table-cell>
          <table:table-cell table:number-columns-repeated="872"/>
        </table:table-row>
        <table:table-row table:style-name="ro3">
          <table:table-cell table:formula="of:=[.A1070]+[.$C$4]" office:value-type="float" office:value="5.29999999999991">
            <text:p>5.300</text:p>
          </table:table-cell>
          <table:table-cell table:formula="of:=IF(   [.A1071] &lt; [.$C$5];   &quot;Accel&quot;;   IF(     [.A1071] &lt; [.$C$5] + [.$C$7];     &quot;Cruise&quot;;     IF(       [.A1071] &lt; [.$C$8];       &quot;Decel&quot;;       &quot;Stop&quot;     )   ) )" office:value-type="string" office:string-value="Cruise">
            <text:p>Cruise</text:p>
          </table:table-cell>
          <table:table-cell table:formula="of:=IF(   [.B1071]=&quot;Accel&quot;;   [.$C$1];   IF(     [.B1071]=&quot;Cruise&quot;;     0;     IF([.B1071]=&quot;Decel&quot;; -[.$C$1]; 0)   ) )" office:value-type="float" office:value="0">
            <text:p>0</text:p>
          </table:table-cell>
          <table:table-cell table:formula="of:=IF(   [.B1071]=&quot;Stop&quot;;   0;   MAX(     0;     MIN(       [.$C$2];       [.D1070] + [.C1071] * [.$C$4]     )   ) )" office:value-type="float" office:value="9.75">
            <text:p>9.75</text:p>
          </table:table-cell>
          <table:table-cell table:formula="of:=IF(   [.B1071]=&quot;Stop&quot;;   [.$C$3];   [.E1070] + [.D1071] * [.$C$4] )" office:value-type="float" office:value="50.7487499999988">
            <text:p>50.75</text:p>
          </table:table-cell>
          <table:table-cell table:number-columns-repeated="872"/>
        </table:table-row>
        <table:table-row table:style-name="ro3">
          <table:table-cell table:formula="of:=[.A1071]+[.$C$4]" office:value-type="float" office:value="5.30499999999991">
            <text:p>5.305</text:p>
          </table:table-cell>
          <table:table-cell table:formula="of:=IF(   [.A1072] &lt; [.$C$5];   &quot;Accel&quot;;   IF(     [.A1072] &lt; [.$C$5] + [.$C$7];     &quot;Cruise&quot;;     IF(       [.A1072] &lt; [.$C$8];       &quot;Decel&quot;;       &quot;Stop&quot;     )   ) )" office:value-type="string" office:string-value="Cruise">
            <text:p>Cruise</text:p>
          </table:table-cell>
          <table:table-cell table:formula="of:=IF(   [.B1072]=&quot;Accel&quot;;   [.$C$1];   IF(     [.B1072]=&quot;Cruise&quot;;     0;     IF([.B1072]=&quot;Decel&quot;; -[.$C$1]; 0)   ) )" office:value-type="float" office:value="0">
            <text:p>0</text:p>
          </table:table-cell>
          <table:table-cell table:formula="of:=IF(   [.B1072]=&quot;Stop&quot;;   0;   MAX(     0;     MIN(       [.$C$2];       [.D1071] + [.C1072] * [.$C$4]     )   ) )" office:value-type="float" office:value="9.75">
            <text:p>9.75</text:p>
          </table:table-cell>
          <table:table-cell table:formula="of:=IF(   [.B1072]=&quot;Stop&quot;;   [.$C$3];   [.E1071] + [.D1072] * [.$C$4] )" office:value-type="float" office:value="50.7974999999988">
            <text:p>50.80</text:p>
          </table:table-cell>
          <table:table-cell table:number-columns-repeated="872"/>
        </table:table-row>
        <table:table-row table:style-name="ro3">
          <table:table-cell table:formula="of:=[.A1072]+[.$C$4]" office:value-type="float" office:value="5.30999999999991">
            <text:p>5.310</text:p>
          </table:table-cell>
          <table:table-cell table:formula="of:=IF(   [.A1073] &lt; [.$C$5];   &quot;Accel&quot;;   IF(     [.A1073] &lt; [.$C$5] + [.$C$7];     &quot;Cruise&quot;;     IF(       [.A1073] &lt; [.$C$8];       &quot;Decel&quot;;       &quot;Stop&quot;     )   ) )" office:value-type="string" office:string-value="Cruise">
            <text:p>Cruise</text:p>
          </table:table-cell>
          <table:table-cell table:formula="of:=IF(   [.B1073]=&quot;Accel&quot;;   [.$C$1];   IF(     [.B1073]=&quot;Cruise&quot;;     0;     IF([.B1073]=&quot;Decel&quot;; -[.$C$1]; 0)   ) )" office:value-type="float" office:value="0">
            <text:p>0</text:p>
          </table:table-cell>
          <table:table-cell table:formula="of:=IF(   [.B1073]=&quot;Stop&quot;;   0;   MAX(     0;     MIN(       [.$C$2];       [.D1072] + [.C1073] * [.$C$4]     )   ) )" office:value-type="float" office:value="9.75">
            <text:p>9.75</text:p>
          </table:table-cell>
          <table:table-cell table:formula="of:=IF(   [.B1073]=&quot;Stop&quot;;   [.$C$3];   [.E1072] + [.D1073] * [.$C$4] )" office:value-type="float" office:value="50.8462499999988">
            <text:p>50.85</text:p>
          </table:table-cell>
          <table:table-cell table:number-columns-repeated="872"/>
        </table:table-row>
        <table:table-row table:style-name="ro3">
          <table:table-cell table:formula="of:=[.A1073]+[.$C$4]" office:value-type="float" office:value="5.31499999999991">
            <text:p>5.315</text:p>
          </table:table-cell>
          <table:table-cell table:formula="of:=IF(   [.A1074] &lt; [.$C$5];   &quot;Accel&quot;;   IF(     [.A1074] &lt; [.$C$5] + [.$C$7];     &quot;Cruise&quot;;     IF(       [.A1074] &lt; [.$C$8];       &quot;Decel&quot;;       &quot;Stop&quot;     )   ) )" office:value-type="string" office:string-value="Cruise">
            <text:p>Cruise</text:p>
          </table:table-cell>
          <table:table-cell table:formula="of:=IF(   [.B1074]=&quot;Accel&quot;;   [.$C$1];   IF(     [.B1074]=&quot;Cruise&quot;;     0;     IF([.B1074]=&quot;Decel&quot;; -[.$C$1]; 0)   ) )" office:value-type="float" office:value="0">
            <text:p>0</text:p>
          </table:table-cell>
          <table:table-cell table:formula="of:=IF(   [.B1074]=&quot;Stop&quot;;   0;   MAX(     0;     MIN(       [.$C$2];       [.D1073] + [.C1074] * [.$C$4]     )   ) )" office:value-type="float" office:value="9.75">
            <text:p>9.75</text:p>
          </table:table-cell>
          <table:table-cell table:formula="of:=IF(   [.B1074]=&quot;Stop&quot;;   [.$C$3];   [.E1073] + [.D1074] * [.$C$4] )" office:value-type="float" office:value="50.8949999999988">
            <text:p>50.89</text:p>
          </table:table-cell>
          <table:table-cell table:number-columns-repeated="872"/>
        </table:table-row>
        <table:table-row table:style-name="ro3">
          <table:table-cell table:formula="of:=[.A1074]+[.$C$4]" office:value-type="float" office:value="5.31999999999991">
            <text:p>5.320</text:p>
          </table:table-cell>
          <table:table-cell table:formula="of:=IF(   [.A1075] &lt; [.$C$5];   &quot;Accel&quot;;   IF(     [.A1075] &lt; [.$C$5] + [.$C$7];     &quot;Cruise&quot;;     IF(       [.A1075] &lt; [.$C$8];       &quot;Decel&quot;;       &quot;Stop&quot;     )   ) )" office:value-type="string" office:string-value="Cruise">
            <text:p>Cruise</text:p>
          </table:table-cell>
          <table:table-cell table:formula="of:=IF(   [.B1075]=&quot;Accel&quot;;   [.$C$1];   IF(     [.B1075]=&quot;Cruise&quot;;     0;     IF([.B1075]=&quot;Decel&quot;; -[.$C$1]; 0)   ) )" office:value-type="float" office:value="0">
            <text:p>0</text:p>
          </table:table-cell>
          <table:table-cell table:formula="of:=IF(   [.B1075]=&quot;Stop&quot;;   0;   MAX(     0;     MIN(       [.$C$2];       [.D1074] + [.C1075] * [.$C$4]     )   ) )" office:value-type="float" office:value="9.75">
            <text:p>9.75</text:p>
          </table:table-cell>
          <table:table-cell table:formula="of:=IF(   [.B1075]=&quot;Stop&quot;;   [.$C$3];   [.E1074] + [.D1075] * [.$C$4] )" office:value-type="float" office:value="50.9437499999988">
            <text:p>50.94</text:p>
          </table:table-cell>
          <table:table-cell table:number-columns-repeated="872"/>
        </table:table-row>
        <table:table-row table:style-name="ro3">
          <table:table-cell table:formula="of:=[.A1075]+[.$C$4]" office:value-type="float" office:value="5.32499999999991">
            <text:p>5.325</text:p>
          </table:table-cell>
          <table:table-cell table:formula="of:=IF(   [.A1076] &lt; [.$C$5];   &quot;Accel&quot;;   IF(     [.A1076] &lt; [.$C$5] + [.$C$7];     &quot;Cruise&quot;;     IF(       [.A1076] &lt; [.$C$8];       &quot;Decel&quot;;       &quot;Stop&quot;     )   ) )" office:value-type="string" office:string-value="Cruise">
            <text:p>Cruise</text:p>
          </table:table-cell>
          <table:table-cell table:formula="of:=IF(   [.B1076]=&quot;Accel&quot;;   [.$C$1];   IF(     [.B1076]=&quot;Cruise&quot;;     0;     IF([.B1076]=&quot;Decel&quot;; -[.$C$1]; 0)   ) )" office:value-type="float" office:value="0">
            <text:p>0</text:p>
          </table:table-cell>
          <table:table-cell table:formula="of:=IF(   [.B1076]=&quot;Stop&quot;;   0;   MAX(     0;     MIN(       [.$C$2];       [.D1075] + [.C1076] * [.$C$4]     )   ) )" office:value-type="float" office:value="9.75">
            <text:p>9.75</text:p>
          </table:table-cell>
          <table:table-cell table:formula="of:=IF(   [.B1076]=&quot;Stop&quot;;   [.$C$3];   [.E1075] + [.D1076] * [.$C$4] )" office:value-type="float" office:value="50.9924999999988">
            <text:p>50.99</text:p>
          </table:table-cell>
          <table:table-cell table:number-columns-repeated="872"/>
        </table:table-row>
        <table:table-row table:style-name="ro3">
          <table:table-cell table:formula="of:=[.A1076]+[.$C$4]" office:value-type="float" office:value="5.32999999999991">
            <text:p>5.330</text:p>
          </table:table-cell>
          <table:table-cell table:formula="of:=IF(   [.A1077] &lt; [.$C$5];   &quot;Accel&quot;;   IF(     [.A1077] &lt; [.$C$5] + [.$C$7];     &quot;Cruise&quot;;     IF(       [.A1077] &lt; [.$C$8];       &quot;Decel&quot;;       &quot;Stop&quot;     )   ) )" office:value-type="string" office:string-value="Cruise">
            <text:p>Cruise</text:p>
          </table:table-cell>
          <table:table-cell table:formula="of:=IF(   [.B1077]=&quot;Accel&quot;;   [.$C$1];   IF(     [.B1077]=&quot;Cruise&quot;;     0;     IF([.B1077]=&quot;Decel&quot;; -[.$C$1]; 0)   ) )" office:value-type="float" office:value="0">
            <text:p>0</text:p>
          </table:table-cell>
          <table:table-cell table:formula="of:=IF(   [.B1077]=&quot;Stop&quot;;   0;   MAX(     0;     MIN(       [.$C$2];       [.D1076] + [.C1077] * [.$C$4]     )   ) )" office:value-type="float" office:value="9.75">
            <text:p>9.75</text:p>
          </table:table-cell>
          <table:table-cell table:formula="of:=IF(   [.B1077]=&quot;Stop&quot;;   [.$C$3];   [.E1076] + [.D1077] * [.$C$4] )" office:value-type="float" office:value="51.0412499999988">
            <text:p>51.04</text:p>
          </table:table-cell>
          <table:table-cell table:number-columns-repeated="872"/>
        </table:table-row>
        <table:table-row table:style-name="ro3">
          <table:table-cell table:formula="of:=[.A1077]+[.$C$4]" office:value-type="float" office:value="5.33499999999991">
            <text:p>5.335</text:p>
          </table:table-cell>
          <table:table-cell table:formula="of:=IF(   [.A1078] &lt; [.$C$5];   &quot;Accel&quot;;   IF(     [.A1078] &lt; [.$C$5] + [.$C$7];     &quot;Cruise&quot;;     IF(       [.A1078] &lt; [.$C$8];       &quot;Decel&quot;;       &quot;Stop&quot;     )   ) )" office:value-type="string" office:string-value="Cruise">
            <text:p>Cruise</text:p>
          </table:table-cell>
          <table:table-cell table:formula="of:=IF(   [.B1078]=&quot;Accel&quot;;   [.$C$1];   IF(     [.B1078]=&quot;Cruise&quot;;     0;     IF([.B1078]=&quot;Decel&quot;; -[.$C$1]; 0)   ) )" office:value-type="float" office:value="0">
            <text:p>0</text:p>
          </table:table-cell>
          <table:table-cell table:formula="of:=IF(   [.B1078]=&quot;Stop&quot;;   0;   MAX(     0;     MIN(       [.$C$2];       [.D1077] + [.C1078] * [.$C$4]     )   ) )" office:value-type="float" office:value="9.75">
            <text:p>9.75</text:p>
          </table:table-cell>
          <table:table-cell table:formula="of:=IF(   [.B1078]=&quot;Stop&quot;;   [.$C$3];   [.E1077] + [.D1078] * [.$C$4] )" office:value-type="float" office:value="51.0899999999988">
            <text:p>51.09</text:p>
          </table:table-cell>
          <table:table-cell table:number-columns-repeated="872"/>
        </table:table-row>
        <table:table-row table:style-name="ro3">
          <table:table-cell table:formula="of:=[.A1078]+[.$C$4]" office:value-type="float" office:value="5.33999999999991">
            <text:p>5.340</text:p>
          </table:table-cell>
          <table:table-cell table:formula="of:=IF(   [.A1079] &lt; [.$C$5];   &quot;Accel&quot;;   IF(     [.A1079] &lt; [.$C$5] + [.$C$7];     &quot;Cruise&quot;;     IF(       [.A1079] &lt; [.$C$8];       &quot;Decel&quot;;       &quot;Stop&quot;     )   ) )" office:value-type="string" office:string-value="Cruise">
            <text:p>Cruise</text:p>
          </table:table-cell>
          <table:table-cell table:formula="of:=IF(   [.B1079]=&quot;Accel&quot;;   [.$C$1];   IF(     [.B1079]=&quot;Cruise&quot;;     0;     IF([.B1079]=&quot;Decel&quot;; -[.$C$1]; 0)   ) )" office:value-type="float" office:value="0">
            <text:p>0</text:p>
          </table:table-cell>
          <table:table-cell table:formula="of:=IF(   [.B1079]=&quot;Stop&quot;;   0;   MAX(     0;     MIN(       [.$C$2];       [.D1078] + [.C1079] * [.$C$4]     )   ) )" office:value-type="float" office:value="9.75">
            <text:p>9.75</text:p>
          </table:table-cell>
          <table:table-cell table:formula="of:=IF(   [.B1079]=&quot;Stop&quot;;   [.$C$3];   [.E1078] + [.D1079] * [.$C$4] )" office:value-type="float" office:value="51.1387499999988">
            <text:p>51.14</text:p>
          </table:table-cell>
          <table:table-cell table:number-columns-repeated="872"/>
        </table:table-row>
        <table:table-row table:style-name="ro3">
          <table:table-cell table:formula="of:=[.A1079]+[.$C$4]" office:value-type="float" office:value="5.34499999999991">
            <text:p>5.345</text:p>
          </table:table-cell>
          <table:table-cell table:formula="of:=IF(   [.A1080] &lt; [.$C$5];   &quot;Accel&quot;;   IF(     [.A1080] &lt; [.$C$5] + [.$C$7];     &quot;Cruise&quot;;     IF(       [.A1080] &lt; [.$C$8];       &quot;Decel&quot;;       &quot;Stop&quot;     )   ) )" office:value-type="string" office:string-value="Cruise">
            <text:p>Cruise</text:p>
          </table:table-cell>
          <table:table-cell table:formula="of:=IF(   [.B1080]=&quot;Accel&quot;;   [.$C$1];   IF(     [.B1080]=&quot;Cruise&quot;;     0;     IF([.B1080]=&quot;Decel&quot;; -[.$C$1]; 0)   ) )" office:value-type="float" office:value="0">
            <text:p>0</text:p>
          </table:table-cell>
          <table:table-cell table:formula="of:=IF(   [.B1080]=&quot;Stop&quot;;   0;   MAX(     0;     MIN(       [.$C$2];       [.D1079] + [.C1080] * [.$C$4]     )   ) )" office:value-type="float" office:value="9.75">
            <text:p>9.75</text:p>
          </table:table-cell>
          <table:table-cell table:formula="of:=IF(   [.B1080]=&quot;Stop&quot;;   [.$C$3];   [.E1079] + [.D1080] * [.$C$4] )" office:value-type="float" office:value="51.1874999999988">
            <text:p>51.19</text:p>
          </table:table-cell>
          <table:table-cell table:number-columns-repeated="872"/>
        </table:table-row>
        <table:table-row table:style-name="ro3">
          <table:table-cell table:formula="of:=[.A1080]+[.$C$4]" office:value-type="float" office:value="5.34999999999991">
            <text:p>5.350</text:p>
          </table:table-cell>
          <table:table-cell table:formula="of:=IF(   [.A1081] &lt; [.$C$5];   &quot;Accel&quot;;   IF(     [.A1081] &lt; [.$C$5] + [.$C$7];     &quot;Cruise&quot;;     IF(       [.A1081] &lt; [.$C$8];       &quot;Decel&quot;;       &quot;Stop&quot;     )   ) )" office:value-type="string" office:string-value="Cruise">
            <text:p>Cruise</text:p>
          </table:table-cell>
          <table:table-cell table:formula="of:=IF(   [.B1081]=&quot;Accel&quot;;   [.$C$1];   IF(     [.B1081]=&quot;Cruise&quot;;     0;     IF([.B1081]=&quot;Decel&quot;; -[.$C$1]; 0)   ) )" office:value-type="float" office:value="0">
            <text:p>0</text:p>
          </table:table-cell>
          <table:table-cell table:formula="of:=IF(   [.B1081]=&quot;Stop&quot;;   0;   MAX(     0;     MIN(       [.$C$2];       [.D1080] + [.C1081] * [.$C$4]     )   ) )" office:value-type="float" office:value="9.75">
            <text:p>9.75</text:p>
          </table:table-cell>
          <table:table-cell table:formula="of:=IF(   [.B1081]=&quot;Stop&quot;;   [.$C$3];   [.E1080] + [.D1081] * [.$C$4] )" office:value-type="float" office:value="51.2362499999988">
            <text:p>51.24</text:p>
          </table:table-cell>
          <table:table-cell table:number-columns-repeated="872"/>
        </table:table-row>
        <table:table-row table:style-name="ro3">
          <table:table-cell table:formula="of:=[.A1081]+[.$C$4]" office:value-type="float" office:value="5.35499999999991">
            <text:p>5.355</text:p>
          </table:table-cell>
          <table:table-cell table:formula="of:=IF(   [.A1082] &lt; [.$C$5];   &quot;Accel&quot;;   IF(     [.A1082] &lt; [.$C$5] + [.$C$7];     &quot;Cruise&quot;;     IF(       [.A1082] &lt; [.$C$8];       &quot;Decel&quot;;       &quot;Stop&quot;     )   ) )" office:value-type="string" office:string-value="Cruise">
            <text:p>Cruise</text:p>
          </table:table-cell>
          <table:table-cell table:formula="of:=IF(   [.B1082]=&quot;Accel&quot;;   [.$C$1];   IF(     [.B1082]=&quot;Cruise&quot;;     0;     IF([.B1082]=&quot;Decel&quot;; -[.$C$1]; 0)   ) )" office:value-type="float" office:value="0">
            <text:p>0</text:p>
          </table:table-cell>
          <table:table-cell table:formula="of:=IF(   [.B1082]=&quot;Stop&quot;;   0;   MAX(     0;     MIN(       [.$C$2];       [.D1081] + [.C1082] * [.$C$4]     )   ) )" office:value-type="float" office:value="9.75">
            <text:p>9.75</text:p>
          </table:table-cell>
          <table:table-cell table:formula="of:=IF(   [.B1082]=&quot;Stop&quot;;   [.$C$3];   [.E1081] + [.D1082] * [.$C$4] )" office:value-type="float" office:value="51.2849999999988">
            <text:p>51.28</text:p>
          </table:table-cell>
          <table:table-cell table:number-columns-repeated="872"/>
        </table:table-row>
        <table:table-row table:style-name="ro3">
          <table:table-cell table:formula="of:=[.A1082]+[.$C$4]" office:value-type="float" office:value="5.35999999999991">
            <text:p>5.360</text:p>
          </table:table-cell>
          <table:table-cell table:formula="of:=IF(   [.A1083] &lt; [.$C$5];   &quot;Accel&quot;;   IF(     [.A1083] &lt; [.$C$5] + [.$C$7];     &quot;Cruise&quot;;     IF(       [.A1083] &lt; [.$C$8];       &quot;Decel&quot;;       &quot;Stop&quot;     )   ) )" office:value-type="string" office:string-value="Cruise">
            <text:p>Cruise</text:p>
          </table:table-cell>
          <table:table-cell table:formula="of:=IF(   [.B1083]=&quot;Accel&quot;;   [.$C$1];   IF(     [.B1083]=&quot;Cruise&quot;;     0;     IF([.B1083]=&quot;Decel&quot;; -[.$C$1]; 0)   ) )" office:value-type="float" office:value="0">
            <text:p>0</text:p>
          </table:table-cell>
          <table:table-cell table:formula="of:=IF(   [.B1083]=&quot;Stop&quot;;   0;   MAX(     0;     MIN(       [.$C$2];       [.D1082] + [.C1083] * [.$C$4]     )   ) )" office:value-type="float" office:value="9.75">
            <text:p>9.75</text:p>
          </table:table-cell>
          <table:table-cell table:formula="of:=IF(   [.B1083]=&quot;Stop&quot;;   [.$C$3];   [.E1082] + [.D1083] * [.$C$4] )" office:value-type="float" office:value="51.3337499999988">
            <text:p>51.33</text:p>
          </table:table-cell>
          <table:table-cell table:number-columns-repeated="872"/>
        </table:table-row>
        <table:table-row table:style-name="ro3">
          <table:table-cell table:formula="of:=[.A1083]+[.$C$4]" office:value-type="float" office:value="5.36499999999991">
            <text:p>5.365</text:p>
          </table:table-cell>
          <table:table-cell table:formula="of:=IF(   [.A1084] &lt; [.$C$5];   &quot;Accel&quot;;   IF(     [.A1084] &lt; [.$C$5] + [.$C$7];     &quot;Cruise&quot;;     IF(       [.A1084] &lt; [.$C$8];       &quot;Decel&quot;;       &quot;Stop&quot;     )   ) )" office:value-type="string" office:string-value="Cruise">
            <text:p>Cruise</text:p>
          </table:table-cell>
          <table:table-cell table:formula="of:=IF(   [.B1084]=&quot;Accel&quot;;   [.$C$1];   IF(     [.B1084]=&quot;Cruise&quot;;     0;     IF([.B1084]=&quot;Decel&quot;; -[.$C$1]; 0)   ) )" office:value-type="float" office:value="0">
            <text:p>0</text:p>
          </table:table-cell>
          <table:table-cell table:formula="of:=IF(   [.B1084]=&quot;Stop&quot;;   0;   MAX(     0;     MIN(       [.$C$2];       [.D1083] + [.C1084] * [.$C$4]     )   ) )" office:value-type="float" office:value="9.75">
            <text:p>9.75</text:p>
          </table:table-cell>
          <table:table-cell table:formula="of:=IF(   [.B1084]=&quot;Stop&quot;;   [.$C$3];   [.E1083] + [.D1084] * [.$C$4] )" office:value-type="float" office:value="51.3824999999988">
            <text:p>51.38</text:p>
          </table:table-cell>
          <table:table-cell table:number-columns-repeated="872"/>
        </table:table-row>
        <table:table-row table:style-name="ro3">
          <table:table-cell table:formula="of:=[.A1084]+[.$C$4]" office:value-type="float" office:value="5.36999999999991">
            <text:p>5.370</text:p>
          </table:table-cell>
          <table:table-cell table:formula="of:=IF(   [.A1085] &lt; [.$C$5];   &quot;Accel&quot;;   IF(     [.A1085] &lt; [.$C$5] + [.$C$7];     &quot;Cruise&quot;;     IF(       [.A1085] &lt; [.$C$8];       &quot;Decel&quot;;       &quot;Stop&quot;     )   ) )" office:value-type="string" office:string-value="Cruise">
            <text:p>Cruise</text:p>
          </table:table-cell>
          <table:table-cell table:formula="of:=IF(   [.B1085]=&quot;Accel&quot;;   [.$C$1];   IF(     [.B1085]=&quot;Cruise&quot;;     0;     IF([.B1085]=&quot;Decel&quot;; -[.$C$1]; 0)   ) )" office:value-type="float" office:value="0">
            <text:p>0</text:p>
          </table:table-cell>
          <table:table-cell table:formula="of:=IF(   [.B1085]=&quot;Stop&quot;;   0;   MAX(     0;     MIN(       [.$C$2];       [.D1084] + [.C1085] * [.$C$4]     )   ) )" office:value-type="float" office:value="9.75">
            <text:p>9.75</text:p>
          </table:table-cell>
          <table:table-cell table:formula="of:=IF(   [.B1085]=&quot;Stop&quot;;   [.$C$3];   [.E1084] + [.D1085] * [.$C$4] )" office:value-type="float" office:value="51.4312499999988">
            <text:p>51.43</text:p>
          </table:table-cell>
          <table:table-cell table:number-columns-repeated="872"/>
        </table:table-row>
        <table:table-row table:style-name="ro3">
          <table:table-cell table:formula="of:=[.A1085]+[.$C$4]" office:value-type="float" office:value="5.37499999999991">
            <text:p>5.375</text:p>
          </table:table-cell>
          <table:table-cell table:formula="of:=IF(   [.A1086] &lt; [.$C$5];   &quot;Accel&quot;;   IF(     [.A1086] &lt; [.$C$5] + [.$C$7];     &quot;Cruise&quot;;     IF(       [.A1086] &lt; [.$C$8];       &quot;Decel&quot;;       &quot;Stop&quot;     )   ) )" office:value-type="string" office:string-value="Cruise">
            <text:p>Cruise</text:p>
          </table:table-cell>
          <table:table-cell table:formula="of:=IF(   [.B1086]=&quot;Accel&quot;;   [.$C$1];   IF(     [.B1086]=&quot;Cruise&quot;;     0;     IF([.B1086]=&quot;Decel&quot;; -[.$C$1]; 0)   ) )" office:value-type="float" office:value="0">
            <text:p>0</text:p>
          </table:table-cell>
          <table:table-cell table:formula="of:=IF(   [.B1086]=&quot;Stop&quot;;   0;   MAX(     0;     MIN(       [.$C$2];       [.D1085] + [.C1086] * [.$C$4]     )   ) )" office:value-type="float" office:value="9.75">
            <text:p>9.75</text:p>
          </table:table-cell>
          <table:table-cell table:formula="of:=IF(   [.B1086]=&quot;Stop&quot;;   [.$C$3];   [.E1085] + [.D1086] * [.$C$4] )" office:value-type="float" office:value="51.4799999999988">
            <text:p>51.48</text:p>
          </table:table-cell>
          <table:table-cell table:number-columns-repeated="872"/>
        </table:table-row>
        <table:table-row table:style-name="ro3">
          <table:table-cell table:formula="of:=[.A1086]+[.$C$4]" office:value-type="float" office:value="5.37999999999991">
            <text:p>5.380</text:p>
          </table:table-cell>
          <table:table-cell table:formula="of:=IF(   [.A1087] &lt; [.$C$5];   &quot;Accel&quot;;   IF(     [.A1087] &lt; [.$C$5] + [.$C$7];     &quot;Cruise&quot;;     IF(       [.A1087] &lt; [.$C$8];       &quot;Decel&quot;;       &quot;Stop&quot;     )   ) )" office:value-type="string" office:string-value="Cruise">
            <text:p>Cruise</text:p>
          </table:table-cell>
          <table:table-cell table:formula="of:=IF(   [.B1087]=&quot;Accel&quot;;   [.$C$1];   IF(     [.B1087]=&quot;Cruise&quot;;     0;     IF([.B1087]=&quot;Decel&quot;; -[.$C$1]; 0)   ) )" office:value-type="float" office:value="0">
            <text:p>0</text:p>
          </table:table-cell>
          <table:table-cell table:formula="of:=IF(   [.B1087]=&quot;Stop&quot;;   0;   MAX(     0;     MIN(       [.$C$2];       [.D1086] + [.C1087] * [.$C$4]     )   ) )" office:value-type="float" office:value="9.75">
            <text:p>9.75</text:p>
          </table:table-cell>
          <table:table-cell table:formula="of:=IF(   [.B1087]=&quot;Stop&quot;;   [.$C$3];   [.E1086] + [.D1087] * [.$C$4] )" office:value-type="float" office:value="51.5287499999988">
            <text:p>51.53</text:p>
          </table:table-cell>
          <table:table-cell table:number-columns-repeated="872"/>
        </table:table-row>
        <table:table-row table:style-name="ro3">
          <table:table-cell table:formula="of:=[.A1087]+[.$C$4]" office:value-type="float" office:value="5.38499999999991">
            <text:p>5.385</text:p>
          </table:table-cell>
          <table:table-cell table:formula="of:=IF(   [.A1088] &lt; [.$C$5];   &quot;Accel&quot;;   IF(     [.A1088] &lt; [.$C$5] + [.$C$7];     &quot;Cruise&quot;;     IF(       [.A1088] &lt; [.$C$8];       &quot;Decel&quot;;       &quot;Stop&quot;     )   ) )" office:value-type="string" office:string-value="Cruise">
            <text:p>Cruise</text:p>
          </table:table-cell>
          <table:table-cell table:formula="of:=IF(   [.B1088]=&quot;Accel&quot;;   [.$C$1];   IF(     [.B1088]=&quot;Cruise&quot;;     0;     IF([.B1088]=&quot;Decel&quot;; -[.$C$1]; 0)   ) )" office:value-type="float" office:value="0">
            <text:p>0</text:p>
          </table:table-cell>
          <table:table-cell table:formula="of:=IF(   [.B1088]=&quot;Stop&quot;;   0;   MAX(     0;     MIN(       [.$C$2];       [.D1087] + [.C1088] * [.$C$4]     )   ) )" office:value-type="float" office:value="9.75">
            <text:p>9.75</text:p>
          </table:table-cell>
          <table:table-cell table:formula="of:=IF(   [.B1088]=&quot;Stop&quot;;   [.$C$3];   [.E1087] + [.D1088] * [.$C$4] )" office:value-type="float" office:value="51.5774999999988">
            <text:p>51.58</text:p>
          </table:table-cell>
          <table:table-cell table:number-columns-repeated="872"/>
        </table:table-row>
        <table:table-row table:style-name="ro3">
          <table:table-cell table:formula="of:=[.A1088]+[.$C$4]" office:value-type="float" office:value="5.38999999999991">
            <text:p>5.390</text:p>
          </table:table-cell>
          <table:table-cell table:formula="of:=IF(   [.A1089] &lt; [.$C$5];   &quot;Accel&quot;;   IF(     [.A1089] &lt; [.$C$5] + [.$C$7];     &quot;Cruise&quot;;     IF(       [.A1089] &lt; [.$C$8];       &quot;Decel&quot;;       &quot;Stop&quot;     )   ) )" office:value-type="string" office:string-value="Cruise">
            <text:p>Cruise</text:p>
          </table:table-cell>
          <table:table-cell table:formula="of:=IF(   [.B1089]=&quot;Accel&quot;;   [.$C$1];   IF(     [.B1089]=&quot;Cruise&quot;;     0;     IF([.B1089]=&quot;Decel&quot;; -[.$C$1]; 0)   ) )" office:value-type="float" office:value="0">
            <text:p>0</text:p>
          </table:table-cell>
          <table:table-cell table:formula="of:=IF(   [.B1089]=&quot;Stop&quot;;   0;   MAX(     0;     MIN(       [.$C$2];       [.D1088] + [.C1089] * [.$C$4]     )   ) )" office:value-type="float" office:value="9.75">
            <text:p>9.75</text:p>
          </table:table-cell>
          <table:table-cell table:formula="of:=IF(   [.B1089]=&quot;Stop&quot;;   [.$C$3];   [.E1088] + [.D1089] * [.$C$4] )" office:value-type="float" office:value="51.6262499999988">
            <text:p>51.63</text:p>
          </table:table-cell>
          <table:table-cell table:number-columns-repeated="872"/>
        </table:table-row>
        <table:table-row table:style-name="ro3">
          <table:table-cell table:formula="of:=[.A1089]+[.$C$4]" office:value-type="float" office:value="5.39499999999991">
            <text:p>5.395</text:p>
          </table:table-cell>
          <table:table-cell table:formula="of:=IF(   [.A1090] &lt; [.$C$5];   &quot;Accel&quot;;   IF(     [.A1090] &lt; [.$C$5] + [.$C$7];     &quot;Cruise&quot;;     IF(       [.A1090] &lt; [.$C$8];       &quot;Decel&quot;;       &quot;Stop&quot;     )   ) )" office:value-type="string" office:string-value="Cruise">
            <text:p>Cruise</text:p>
          </table:table-cell>
          <table:table-cell table:formula="of:=IF(   [.B1090]=&quot;Accel&quot;;   [.$C$1];   IF(     [.B1090]=&quot;Cruise&quot;;     0;     IF([.B1090]=&quot;Decel&quot;; -[.$C$1]; 0)   ) )" office:value-type="float" office:value="0">
            <text:p>0</text:p>
          </table:table-cell>
          <table:table-cell table:formula="of:=IF(   [.B1090]=&quot;Stop&quot;;   0;   MAX(     0;     MIN(       [.$C$2];       [.D1089] + [.C1090] * [.$C$4]     )   ) )" office:value-type="float" office:value="9.75">
            <text:p>9.75</text:p>
          </table:table-cell>
          <table:table-cell table:formula="of:=IF(   [.B1090]=&quot;Stop&quot;;   [.$C$3];   [.E1089] + [.D1090] * [.$C$4] )" office:value-type="float" office:value="51.6749999999988">
            <text:p>51.67</text:p>
          </table:table-cell>
          <table:table-cell table:number-columns-repeated="872"/>
        </table:table-row>
        <table:table-row table:style-name="ro3">
          <table:table-cell table:formula="of:=[.A1090]+[.$C$4]" office:value-type="float" office:value="5.39999999999991">
            <text:p>5.400</text:p>
          </table:table-cell>
          <table:table-cell table:formula="of:=IF(   [.A1091] &lt; [.$C$5];   &quot;Accel&quot;;   IF(     [.A1091] &lt; [.$C$5] + [.$C$7];     &quot;Cruise&quot;;     IF(       [.A1091] &lt; [.$C$8];       &quot;Decel&quot;;       &quot;Stop&quot;     )   ) )" office:value-type="string" office:string-value="Cruise">
            <text:p>Cruise</text:p>
          </table:table-cell>
          <table:table-cell table:formula="of:=IF(   [.B1091]=&quot;Accel&quot;;   [.$C$1];   IF(     [.B1091]=&quot;Cruise&quot;;     0;     IF([.B1091]=&quot;Decel&quot;; -[.$C$1]; 0)   ) )" office:value-type="float" office:value="0">
            <text:p>0</text:p>
          </table:table-cell>
          <table:table-cell table:formula="of:=IF(   [.B1091]=&quot;Stop&quot;;   0;   MAX(     0;     MIN(       [.$C$2];       [.D1090] + [.C1091] * [.$C$4]     )   ) )" office:value-type="float" office:value="9.75">
            <text:p>9.75</text:p>
          </table:table-cell>
          <table:table-cell table:formula="of:=IF(   [.B1091]=&quot;Stop&quot;;   [.$C$3];   [.E1090] + [.D1091] * [.$C$4] )" office:value-type="float" office:value="51.7237499999988">
            <text:p>51.72</text:p>
          </table:table-cell>
          <table:table-cell table:number-columns-repeated="872"/>
        </table:table-row>
        <table:table-row table:style-name="ro3">
          <table:table-cell table:formula="of:=[.A1091]+[.$C$4]" office:value-type="float" office:value="5.40499999999991">
            <text:p>5.405</text:p>
          </table:table-cell>
          <table:table-cell table:formula="of:=IF(   [.A1092] &lt; [.$C$5];   &quot;Accel&quot;;   IF(     [.A1092] &lt; [.$C$5] + [.$C$7];     &quot;Cruise&quot;;     IF(       [.A1092] &lt; [.$C$8];       &quot;Decel&quot;;       &quot;Stop&quot;     )   ) )" office:value-type="string" office:string-value="Cruise">
            <text:p>Cruise</text:p>
          </table:table-cell>
          <table:table-cell table:formula="of:=IF(   [.B1092]=&quot;Accel&quot;;   [.$C$1];   IF(     [.B1092]=&quot;Cruise&quot;;     0;     IF([.B1092]=&quot;Decel&quot;; -[.$C$1]; 0)   ) )" office:value-type="float" office:value="0">
            <text:p>0</text:p>
          </table:table-cell>
          <table:table-cell table:formula="of:=IF(   [.B1092]=&quot;Stop&quot;;   0;   MAX(     0;     MIN(       [.$C$2];       [.D1091] + [.C1092] * [.$C$4]     )   ) )" office:value-type="float" office:value="9.75">
            <text:p>9.75</text:p>
          </table:table-cell>
          <table:table-cell table:formula="of:=IF(   [.B1092]=&quot;Stop&quot;;   [.$C$3];   [.E1091] + [.D1092] * [.$C$4] )" office:value-type="float" office:value="51.7724999999988">
            <text:p>51.77</text:p>
          </table:table-cell>
          <table:table-cell table:number-columns-repeated="872"/>
        </table:table-row>
        <table:table-row table:style-name="ro3">
          <table:table-cell table:formula="of:=[.A1092]+[.$C$4]" office:value-type="float" office:value="5.40999999999991">
            <text:p>5.410</text:p>
          </table:table-cell>
          <table:table-cell table:formula="of:=IF(   [.A1093] &lt; [.$C$5];   &quot;Accel&quot;;   IF(     [.A1093] &lt; [.$C$5] + [.$C$7];     &quot;Cruise&quot;;     IF(       [.A1093] &lt; [.$C$8];       &quot;Decel&quot;;       &quot;Stop&quot;     )   ) )" office:value-type="string" office:string-value="Cruise">
            <text:p>Cruise</text:p>
          </table:table-cell>
          <table:table-cell table:formula="of:=IF(   [.B1093]=&quot;Accel&quot;;   [.$C$1];   IF(     [.B1093]=&quot;Cruise&quot;;     0;     IF([.B1093]=&quot;Decel&quot;; -[.$C$1]; 0)   ) )" office:value-type="float" office:value="0">
            <text:p>0</text:p>
          </table:table-cell>
          <table:table-cell table:formula="of:=IF(   [.B1093]=&quot;Stop&quot;;   0;   MAX(     0;     MIN(       [.$C$2];       [.D1092] + [.C1093] * [.$C$4]     )   ) )" office:value-type="float" office:value="9.75">
            <text:p>9.75</text:p>
          </table:table-cell>
          <table:table-cell table:formula="of:=IF(   [.B1093]=&quot;Stop&quot;;   [.$C$3];   [.E1092] + [.D1093] * [.$C$4] )" office:value-type="float" office:value="51.8212499999988">
            <text:p>51.82</text:p>
          </table:table-cell>
          <table:table-cell table:number-columns-repeated="872"/>
        </table:table-row>
        <table:table-row table:style-name="ro3">
          <table:table-cell table:formula="of:=[.A1093]+[.$C$4]" office:value-type="float" office:value="5.41499999999991">
            <text:p>5.415</text:p>
          </table:table-cell>
          <table:table-cell table:formula="of:=IF(   [.A1094] &lt; [.$C$5];   &quot;Accel&quot;;   IF(     [.A1094] &lt; [.$C$5] + [.$C$7];     &quot;Cruise&quot;;     IF(       [.A1094] &lt; [.$C$8];       &quot;Decel&quot;;       &quot;Stop&quot;     )   ) )" office:value-type="string" office:string-value="Cruise">
            <text:p>Cruise</text:p>
          </table:table-cell>
          <table:table-cell table:formula="of:=IF(   [.B1094]=&quot;Accel&quot;;   [.$C$1];   IF(     [.B1094]=&quot;Cruise&quot;;     0;     IF([.B1094]=&quot;Decel&quot;; -[.$C$1]; 0)   ) )" office:value-type="float" office:value="0">
            <text:p>0</text:p>
          </table:table-cell>
          <table:table-cell table:formula="of:=IF(   [.B1094]=&quot;Stop&quot;;   0;   MAX(     0;     MIN(       [.$C$2];       [.D1093] + [.C1094] * [.$C$4]     )   ) )" office:value-type="float" office:value="9.75">
            <text:p>9.75</text:p>
          </table:table-cell>
          <table:table-cell table:formula="of:=IF(   [.B1094]=&quot;Stop&quot;;   [.$C$3];   [.E1093] + [.D1094] * [.$C$4] )" office:value-type="float" office:value="51.8699999999988">
            <text:p>51.87</text:p>
          </table:table-cell>
          <table:table-cell table:number-columns-repeated="872"/>
        </table:table-row>
        <table:table-row table:style-name="ro3">
          <table:table-cell table:formula="of:=[.A1094]+[.$C$4]" office:value-type="float" office:value="5.41999999999991">
            <text:p>5.420</text:p>
          </table:table-cell>
          <table:table-cell table:formula="of:=IF(   [.A1095] &lt; [.$C$5];   &quot;Accel&quot;;   IF(     [.A1095] &lt; [.$C$5] + [.$C$7];     &quot;Cruise&quot;;     IF(       [.A1095] &lt; [.$C$8];       &quot;Decel&quot;;       &quot;Stop&quot;     )   ) )" office:value-type="string" office:string-value="Cruise">
            <text:p>Cruise</text:p>
          </table:table-cell>
          <table:table-cell table:formula="of:=IF(   [.B1095]=&quot;Accel&quot;;   [.$C$1];   IF(     [.B1095]=&quot;Cruise&quot;;     0;     IF([.B1095]=&quot;Decel&quot;; -[.$C$1]; 0)   ) )" office:value-type="float" office:value="0">
            <text:p>0</text:p>
          </table:table-cell>
          <table:table-cell table:formula="of:=IF(   [.B1095]=&quot;Stop&quot;;   0;   MAX(     0;     MIN(       [.$C$2];       [.D1094] + [.C1095] * [.$C$4]     )   ) )" office:value-type="float" office:value="9.75">
            <text:p>9.75</text:p>
          </table:table-cell>
          <table:table-cell table:formula="of:=IF(   [.B1095]=&quot;Stop&quot;;   [.$C$3];   [.E1094] + [.D1095] * [.$C$4] )" office:value-type="float" office:value="51.9187499999988">
            <text:p>51.92</text:p>
          </table:table-cell>
          <table:table-cell table:number-columns-repeated="872"/>
        </table:table-row>
        <table:table-row table:style-name="ro3">
          <table:table-cell table:formula="of:=[.A1095]+[.$C$4]" office:value-type="float" office:value="5.42499999999991">
            <text:p>5.425</text:p>
          </table:table-cell>
          <table:table-cell table:formula="of:=IF(   [.A1096] &lt; [.$C$5];   &quot;Accel&quot;;   IF(     [.A1096] &lt; [.$C$5] + [.$C$7];     &quot;Cruise&quot;;     IF(       [.A1096] &lt; [.$C$8];       &quot;Decel&quot;;       &quot;Stop&quot;     )   ) )" office:value-type="string" office:string-value="Cruise">
            <text:p>Cruise</text:p>
          </table:table-cell>
          <table:table-cell table:formula="of:=IF(   [.B1096]=&quot;Accel&quot;;   [.$C$1];   IF(     [.B1096]=&quot;Cruise&quot;;     0;     IF([.B1096]=&quot;Decel&quot;; -[.$C$1]; 0)   ) )" office:value-type="float" office:value="0">
            <text:p>0</text:p>
          </table:table-cell>
          <table:table-cell table:formula="of:=IF(   [.B1096]=&quot;Stop&quot;;   0;   MAX(     0;     MIN(       [.$C$2];       [.D1095] + [.C1096] * [.$C$4]     )   ) )" office:value-type="float" office:value="9.75">
            <text:p>9.75</text:p>
          </table:table-cell>
          <table:table-cell table:formula="of:=IF(   [.B1096]=&quot;Stop&quot;;   [.$C$3];   [.E1095] + [.D1096] * [.$C$4] )" office:value-type="float" office:value="51.9674999999988">
            <text:p>51.97</text:p>
          </table:table-cell>
          <table:table-cell table:number-columns-repeated="872"/>
        </table:table-row>
        <table:table-row table:style-name="ro3">
          <table:table-cell table:formula="of:=[.A1096]+[.$C$4]" office:value-type="float" office:value="5.42999999999991">
            <text:p>5.430</text:p>
          </table:table-cell>
          <table:table-cell table:formula="of:=IF(   [.A1097] &lt; [.$C$5];   &quot;Accel&quot;;   IF(     [.A1097] &lt; [.$C$5] + [.$C$7];     &quot;Cruise&quot;;     IF(       [.A1097] &lt; [.$C$8];       &quot;Decel&quot;;       &quot;Stop&quot;     )   ) )" office:value-type="string" office:string-value="Cruise">
            <text:p>Cruise</text:p>
          </table:table-cell>
          <table:table-cell table:formula="of:=IF(   [.B1097]=&quot;Accel&quot;;   [.$C$1];   IF(     [.B1097]=&quot;Cruise&quot;;     0;     IF([.B1097]=&quot;Decel&quot;; -[.$C$1]; 0)   ) )" office:value-type="float" office:value="0">
            <text:p>0</text:p>
          </table:table-cell>
          <table:table-cell table:formula="of:=IF(   [.B1097]=&quot;Stop&quot;;   0;   MAX(     0;     MIN(       [.$C$2];       [.D1096] + [.C1097] * [.$C$4]     )   ) )" office:value-type="float" office:value="9.75">
            <text:p>9.75</text:p>
          </table:table-cell>
          <table:table-cell table:formula="of:=IF(   [.B1097]=&quot;Stop&quot;;   [.$C$3];   [.E1096] + [.D1097] * [.$C$4] )" office:value-type="float" office:value="52.0162499999988">
            <text:p>52.02</text:p>
          </table:table-cell>
          <table:table-cell table:number-columns-repeated="872"/>
        </table:table-row>
        <table:table-row table:style-name="ro3">
          <table:table-cell table:formula="of:=[.A1097]+[.$C$4]" office:value-type="float" office:value="5.43499999999991">
            <text:p>5.435</text:p>
          </table:table-cell>
          <table:table-cell table:formula="of:=IF(   [.A1098] &lt; [.$C$5];   &quot;Accel&quot;;   IF(     [.A1098] &lt; [.$C$5] + [.$C$7];     &quot;Cruise&quot;;     IF(       [.A1098] &lt; [.$C$8];       &quot;Decel&quot;;       &quot;Stop&quot;     )   ) )" office:value-type="string" office:string-value="Cruise">
            <text:p>Cruise</text:p>
          </table:table-cell>
          <table:table-cell table:formula="of:=IF(   [.B1098]=&quot;Accel&quot;;   [.$C$1];   IF(     [.B1098]=&quot;Cruise&quot;;     0;     IF([.B1098]=&quot;Decel&quot;; -[.$C$1]; 0)   ) )" office:value-type="float" office:value="0">
            <text:p>0</text:p>
          </table:table-cell>
          <table:table-cell table:formula="of:=IF(   [.B1098]=&quot;Stop&quot;;   0;   MAX(     0;     MIN(       [.$C$2];       [.D1097] + [.C1098] * [.$C$4]     )   ) )" office:value-type="float" office:value="9.75">
            <text:p>9.75</text:p>
          </table:table-cell>
          <table:table-cell table:formula="of:=IF(   [.B1098]=&quot;Stop&quot;;   [.$C$3];   [.E1097] + [.D1098] * [.$C$4] )" office:value-type="float" office:value="52.0649999999988">
            <text:p>52.06</text:p>
          </table:table-cell>
          <table:table-cell table:number-columns-repeated="872"/>
        </table:table-row>
        <table:table-row table:style-name="ro3">
          <table:table-cell table:formula="of:=[.A1098]+[.$C$4]" office:value-type="float" office:value="5.43999999999991">
            <text:p>5.440</text:p>
          </table:table-cell>
          <table:table-cell table:formula="of:=IF(   [.A1099] &lt; [.$C$5];   &quot;Accel&quot;;   IF(     [.A1099] &lt; [.$C$5] + [.$C$7];     &quot;Cruise&quot;;     IF(       [.A1099] &lt; [.$C$8];       &quot;Decel&quot;;       &quot;Stop&quot;     )   ) )" office:value-type="string" office:string-value="Cruise">
            <text:p>Cruise</text:p>
          </table:table-cell>
          <table:table-cell table:formula="of:=IF(   [.B1099]=&quot;Accel&quot;;   [.$C$1];   IF(     [.B1099]=&quot;Cruise&quot;;     0;     IF([.B1099]=&quot;Decel&quot;; -[.$C$1]; 0)   ) )" office:value-type="float" office:value="0">
            <text:p>0</text:p>
          </table:table-cell>
          <table:table-cell table:formula="of:=IF(   [.B1099]=&quot;Stop&quot;;   0;   MAX(     0;     MIN(       [.$C$2];       [.D1098] + [.C1099] * [.$C$4]     )   ) )" office:value-type="float" office:value="9.75">
            <text:p>9.75</text:p>
          </table:table-cell>
          <table:table-cell table:formula="of:=IF(   [.B1099]=&quot;Stop&quot;;   [.$C$3];   [.E1098] + [.D1099] * [.$C$4] )" office:value-type="float" office:value="52.1137499999988">
            <text:p>52.11</text:p>
          </table:table-cell>
          <table:table-cell table:number-columns-repeated="872"/>
        </table:table-row>
        <table:table-row table:style-name="ro3">
          <table:table-cell table:formula="of:=[.A1099]+[.$C$4]" office:value-type="float" office:value="5.44499999999991">
            <text:p>5.445</text:p>
          </table:table-cell>
          <table:table-cell table:formula="of:=IF(   [.A1100] &lt; [.$C$5];   &quot;Accel&quot;;   IF(     [.A1100] &lt; [.$C$5] + [.$C$7];     &quot;Cruise&quot;;     IF(       [.A1100] &lt; [.$C$8];       &quot;Decel&quot;;       &quot;Stop&quot;     )   ) )" office:value-type="string" office:string-value="Cruise">
            <text:p>Cruise</text:p>
          </table:table-cell>
          <table:table-cell table:formula="of:=IF(   [.B1100]=&quot;Accel&quot;;   [.$C$1];   IF(     [.B1100]=&quot;Cruise&quot;;     0;     IF([.B1100]=&quot;Decel&quot;; -[.$C$1]; 0)   ) )" office:value-type="float" office:value="0">
            <text:p>0</text:p>
          </table:table-cell>
          <table:table-cell table:formula="of:=IF(   [.B1100]=&quot;Stop&quot;;   0;   MAX(     0;     MIN(       [.$C$2];       [.D1099] + [.C1100] * [.$C$4]     )   ) )" office:value-type="float" office:value="9.75">
            <text:p>9.75</text:p>
          </table:table-cell>
          <table:table-cell table:formula="of:=IF(   [.B1100]=&quot;Stop&quot;;   [.$C$3];   [.E1099] + [.D1100] * [.$C$4] )" office:value-type="float" office:value="52.1624999999988">
            <text:p>52.16</text:p>
          </table:table-cell>
          <table:table-cell table:number-columns-repeated="872"/>
        </table:table-row>
        <table:table-row table:style-name="ro3">
          <table:table-cell table:formula="of:=[.A1100]+[.$C$4]" office:value-type="float" office:value="5.44999999999991">
            <text:p>5.450</text:p>
          </table:table-cell>
          <table:table-cell table:formula="of:=IF(   [.A1101] &lt; [.$C$5];   &quot;Accel&quot;;   IF(     [.A1101] &lt; [.$C$5] + [.$C$7];     &quot;Cruise&quot;;     IF(       [.A1101] &lt; [.$C$8];       &quot;Decel&quot;;       &quot;Stop&quot;     )   ) )" office:value-type="string" office:string-value="Cruise">
            <text:p>Cruise</text:p>
          </table:table-cell>
          <table:table-cell table:formula="of:=IF(   [.B1101]=&quot;Accel&quot;;   [.$C$1];   IF(     [.B1101]=&quot;Cruise&quot;;     0;     IF([.B1101]=&quot;Decel&quot;; -[.$C$1]; 0)   ) )" office:value-type="float" office:value="0">
            <text:p>0</text:p>
          </table:table-cell>
          <table:table-cell table:formula="of:=IF(   [.B1101]=&quot;Stop&quot;;   0;   MAX(     0;     MIN(       [.$C$2];       [.D1100] + [.C1101] * [.$C$4]     )   ) )" office:value-type="float" office:value="9.75">
            <text:p>9.75</text:p>
          </table:table-cell>
          <table:table-cell table:formula="of:=IF(   [.B1101]=&quot;Stop&quot;;   [.$C$3];   [.E1100] + [.D1101] * [.$C$4] )" office:value-type="float" office:value="52.2112499999988">
            <text:p>52.21</text:p>
          </table:table-cell>
          <table:table-cell table:number-columns-repeated="872"/>
        </table:table-row>
        <table:table-row table:style-name="ro3">
          <table:table-cell table:formula="of:=[.A1101]+[.$C$4]" office:value-type="float" office:value="5.45499999999991">
            <text:p>5.455</text:p>
          </table:table-cell>
          <table:table-cell table:formula="of:=IF(   [.A1102] &lt; [.$C$5];   &quot;Accel&quot;;   IF(     [.A1102] &lt; [.$C$5] + [.$C$7];     &quot;Cruise&quot;;     IF(       [.A1102] &lt; [.$C$8];       &quot;Decel&quot;;       &quot;Stop&quot;     )   ) )" office:value-type="string" office:string-value="Cruise">
            <text:p>Cruise</text:p>
          </table:table-cell>
          <table:table-cell table:formula="of:=IF(   [.B1102]=&quot;Accel&quot;;   [.$C$1];   IF(     [.B1102]=&quot;Cruise&quot;;     0;     IF([.B1102]=&quot;Decel&quot;; -[.$C$1]; 0)   ) )" office:value-type="float" office:value="0">
            <text:p>0</text:p>
          </table:table-cell>
          <table:table-cell table:formula="of:=IF(   [.B1102]=&quot;Stop&quot;;   0;   MAX(     0;     MIN(       [.$C$2];       [.D1101] + [.C1102] * [.$C$4]     )   ) )" office:value-type="float" office:value="9.75">
            <text:p>9.75</text:p>
          </table:table-cell>
          <table:table-cell table:formula="of:=IF(   [.B1102]=&quot;Stop&quot;;   [.$C$3];   [.E1101] + [.D1102] * [.$C$4] )" office:value-type="float" office:value="52.2599999999988">
            <text:p>52.26</text:p>
          </table:table-cell>
          <table:table-cell table:number-columns-repeated="872"/>
        </table:table-row>
        <table:table-row table:style-name="ro3">
          <table:table-cell table:formula="of:=[.A1102]+[.$C$4]" office:value-type="float" office:value="5.45999999999991">
            <text:p>5.460</text:p>
          </table:table-cell>
          <table:table-cell table:formula="of:=IF(   [.A1103] &lt; [.$C$5];   &quot;Accel&quot;;   IF(     [.A1103] &lt; [.$C$5] + [.$C$7];     &quot;Cruise&quot;;     IF(       [.A1103] &lt; [.$C$8];       &quot;Decel&quot;;       &quot;Stop&quot;     )   ) )" office:value-type="string" office:string-value="Cruise">
            <text:p>Cruise</text:p>
          </table:table-cell>
          <table:table-cell table:formula="of:=IF(   [.B1103]=&quot;Accel&quot;;   [.$C$1];   IF(     [.B1103]=&quot;Cruise&quot;;     0;     IF([.B1103]=&quot;Decel&quot;; -[.$C$1]; 0)   ) )" office:value-type="float" office:value="0">
            <text:p>0</text:p>
          </table:table-cell>
          <table:table-cell table:formula="of:=IF(   [.B1103]=&quot;Stop&quot;;   0;   MAX(     0;     MIN(       [.$C$2];       [.D1102] + [.C1103] * [.$C$4]     )   ) )" office:value-type="float" office:value="9.75">
            <text:p>9.75</text:p>
          </table:table-cell>
          <table:table-cell table:formula="of:=IF(   [.B1103]=&quot;Stop&quot;;   [.$C$3];   [.E1102] + [.D1103] * [.$C$4] )" office:value-type="float" office:value="52.3087499999988">
            <text:p>52.31</text:p>
          </table:table-cell>
          <table:table-cell table:number-columns-repeated="872"/>
        </table:table-row>
        <table:table-row table:style-name="ro3">
          <table:table-cell table:formula="of:=[.A1103]+[.$C$4]" office:value-type="float" office:value="5.46499999999991">
            <text:p>5.465</text:p>
          </table:table-cell>
          <table:table-cell table:formula="of:=IF(   [.A1104] &lt; [.$C$5];   &quot;Accel&quot;;   IF(     [.A1104] &lt; [.$C$5] + [.$C$7];     &quot;Cruise&quot;;     IF(       [.A1104] &lt; [.$C$8];       &quot;Decel&quot;;       &quot;Stop&quot;     )   ) )" office:value-type="string" office:string-value="Cruise">
            <text:p>Cruise</text:p>
          </table:table-cell>
          <table:table-cell table:formula="of:=IF(   [.B1104]=&quot;Accel&quot;;   [.$C$1];   IF(     [.B1104]=&quot;Cruise&quot;;     0;     IF([.B1104]=&quot;Decel&quot;; -[.$C$1]; 0)   ) )" office:value-type="float" office:value="0">
            <text:p>0</text:p>
          </table:table-cell>
          <table:table-cell table:formula="of:=IF(   [.B1104]=&quot;Stop&quot;;   0;   MAX(     0;     MIN(       [.$C$2];       [.D1103] + [.C1104] * [.$C$4]     )   ) )" office:value-type="float" office:value="9.75">
            <text:p>9.75</text:p>
          </table:table-cell>
          <table:table-cell table:formula="of:=IF(   [.B1104]=&quot;Stop&quot;;   [.$C$3];   [.E1103] + [.D1104] * [.$C$4] )" office:value-type="float" office:value="52.3574999999988">
            <text:p>52.36</text:p>
          </table:table-cell>
          <table:table-cell table:number-columns-repeated="872"/>
        </table:table-row>
        <table:table-row table:style-name="ro3">
          <table:table-cell table:formula="of:=[.A1104]+[.$C$4]" office:value-type="float" office:value="5.46999999999991">
            <text:p>5.470</text:p>
          </table:table-cell>
          <table:table-cell table:formula="of:=IF(   [.A1105] &lt; [.$C$5];   &quot;Accel&quot;;   IF(     [.A1105] &lt; [.$C$5] + [.$C$7];     &quot;Cruise&quot;;     IF(       [.A1105] &lt; [.$C$8];       &quot;Decel&quot;;       &quot;Stop&quot;     )   ) )" office:value-type="string" office:string-value="Cruise">
            <text:p>Cruise</text:p>
          </table:table-cell>
          <table:table-cell table:formula="of:=IF(   [.B1105]=&quot;Accel&quot;;   [.$C$1];   IF(     [.B1105]=&quot;Cruise&quot;;     0;     IF([.B1105]=&quot;Decel&quot;; -[.$C$1]; 0)   ) )" office:value-type="float" office:value="0">
            <text:p>0</text:p>
          </table:table-cell>
          <table:table-cell table:formula="of:=IF(   [.B1105]=&quot;Stop&quot;;   0;   MAX(     0;     MIN(       [.$C$2];       [.D1104] + [.C1105] * [.$C$4]     )   ) )" office:value-type="float" office:value="9.75">
            <text:p>9.75</text:p>
          </table:table-cell>
          <table:table-cell table:formula="of:=IF(   [.B1105]=&quot;Stop&quot;;   [.$C$3];   [.E1104] + [.D1105] * [.$C$4] )" office:value-type="float" office:value="52.4062499999988">
            <text:p>52.41</text:p>
          </table:table-cell>
          <table:table-cell table:number-columns-repeated="872"/>
        </table:table-row>
        <table:table-row table:style-name="ro3">
          <table:table-cell table:formula="of:=[.A1105]+[.$C$4]" office:value-type="float" office:value="5.47499999999991">
            <text:p>5.475</text:p>
          </table:table-cell>
          <table:table-cell table:formula="of:=IF(   [.A1106] &lt; [.$C$5];   &quot;Accel&quot;;   IF(     [.A1106] &lt; [.$C$5] + [.$C$7];     &quot;Cruise&quot;;     IF(       [.A1106] &lt; [.$C$8];       &quot;Decel&quot;;       &quot;Stop&quot;     )   ) )" office:value-type="string" office:string-value="Cruise">
            <text:p>Cruise</text:p>
          </table:table-cell>
          <table:table-cell table:formula="of:=IF(   [.B1106]=&quot;Accel&quot;;   [.$C$1];   IF(     [.B1106]=&quot;Cruise&quot;;     0;     IF([.B1106]=&quot;Decel&quot;; -[.$C$1]; 0)   ) )" office:value-type="float" office:value="0">
            <text:p>0</text:p>
          </table:table-cell>
          <table:table-cell table:formula="of:=IF(   [.B1106]=&quot;Stop&quot;;   0;   MAX(     0;     MIN(       [.$C$2];       [.D1105] + [.C1106] * [.$C$4]     )   ) )" office:value-type="float" office:value="9.75">
            <text:p>9.75</text:p>
          </table:table-cell>
          <table:table-cell table:formula="of:=IF(   [.B1106]=&quot;Stop&quot;;   [.$C$3];   [.E1105] + [.D1106] * [.$C$4] )" office:value-type="float" office:value="52.4549999999987">
            <text:p>52.45</text:p>
          </table:table-cell>
          <table:table-cell table:number-columns-repeated="872"/>
        </table:table-row>
        <table:table-row table:style-name="ro3">
          <table:table-cell table:formula="of:=[.A1106]+[.$C$4]" office:value-type="float" office:value="5.47999999999991">
            <text:p>5.480</text:p>
          </table:table-cell>
          <table:table-cell table:formula="of:=IF(   [.A1107] &lt; [.$C$5];   &quot;Accel&quot;;   IF(     [.A1107] &lt; [.$C$5] + [.$C$7];     &quot;Cruise&quot;;     IF(       [.A1107] &lt; [.$C$8];       &quot;Decel&quot;;       &quot;Stop&quot;     )   ) )" office:value-type="string" office:string-value="Cruise">
            <text:p>Cruise</text:p>
          </table:table-cell>
          <table:table-cell table:formula="of:=IF(   [.B1107]=&quot;Accel&quot;;   [.$C$1];   IF(     [.B1107]=&quot;Cruise&quot;;     0;     IF([.B1107]=&quot;Decel&quot;; -[.$C$1]; 0)   ) )" office:value-type="float" office:value="0">
            <text:p>0</text:p>
          </table:table-cell>
          <table:table-cell table:formula="of:=IF(   [.B1107]=&quot;Stop&quot;;   0;   MAX(     0;     MIN(       [.$C$2];       [.D1106] + [.C1107] * [.$C$4]     )   ) )" office:value-type="float" office:value="9.75">
            <text:p>9.75</text:p>
          </table:table-cell>
          <table:table-cell table:formula="of:=IF(   [.B1107]=&quot;Stop&quot;;   [.$C$3];   [.E1106] + [.D1107] * [.$C$4] )" office:value-type="float" office:value="52.5037499999988">
            <text:p>52.50</text:p>
          </table:table-cell>
          <table:table-cell table:number-columns-repeated="872"/>
        </table:table-row>
        <table:table-row table:style-name="ro3">
          <table:table-cell table:formula="of:=[.A1107]+[.$C$4]" office:value-type="float" office:value="5.48499999999991">
            <text:p>5.485</text:p>
          </table:table-cell>
          <table:table-cell table:formula="of:=IF(   [.A1108] &lt; [.$C$5];   &quot;Accel&quot;;   IF(     [.A1108] &lt; [.$C$5] + [.$C$7];     &quot;Cruise&quot;;     IF(       [.A1108] &lt; [.$C$8];       &quot;Decel&quot;;       &quot;Stop&quot;     )   ) )" office:value-type="string" office:string-value="Cruise">
            <text:p>Cruise</text:p>
          </table:table-cell>
          <table:table-cell table:formula="of:=IF(   [.B1108]=&quot;Accel&quot;;   [.$C$1];   IF(     [.B1108]=&quot;Cruise&quot;;     0;     IF([.B1108]=&quot;Decel&quot;; -[.$C$1]; 0)   ) )" office:value-type="float" office:value="0">
            <text:p>0</text:p>
          </table:table-cell>
          <table:table-cell table:formula="of:=IF(   [.B1108]=&quot;Stop&quot;;   0;   MAX(     0;     MIN(       [.$C$2];       [.D1107] + [.C1108] * [.$C$4]     )   ) )" office:value-type="float" office:value="9.75">
            <text:p>9.75</text:p>
          </table:table-cell>
          <table:table-cell table:formula="of:=IF(   [.B1108]=&quot;Stop&quot;;   [.$C$3];   [.E1107] + [.D1108] * [.$C$4] )" office:value-type="float" office:value="52.5524999999987">
            <text:p>52.55</text:p>
          </table:table-cell>
          <table:table-cell table:number-columns-repeated="872"/>
        </table:table-row>
        <table:table-row table:style-name="ro3">
          <table:table-cell table:formula="of:=[.A1108]+[.$C$4]" office:value-type="float" office:value="5.48999999999991">
            <text:p>5.490</text:p>
          </table:table-cell>
          <table:table-cell table:formula="of:=IF(   [.A1109] &lt; [.$C$5];   &quot;Accel&quot;;   IF(     [.A1109] &lt; [.$C$5] + [.$C$7];     &quot;Cruise&quot;;     IF(       [.A1109] &lt; [.$C$8];       &quot;Decel&quot;;       &quot;Stop&quot;     )   ) )" office:value-type="string" office:string-value="Cruise">
            <text:p>Cruise</text:p>
          </table:table-cell>
          <table:table-cell table:formula="of:=IF(   [.B1109]=&quot;Accel&quot;;   [.$C$1];   IF(     [.B1109]=&quot;Cruise&quot;;     0;     IF([.B1109]=&quot;Decel&quot;; -[.$C$1]; 0)   ) )" office:value-type="float" office:value="0">
            <text:p>0</text:p>
          </table:table-cell>
          <table:table-cell table:formula="of:=IF(   [.B1109]=&quot;Stop&quot;;   0;   MAX(     0;     MIN(       [.$C$2];       [.D1108] + [.C1109] * [.$C$4]     )   ) )" office:value-type="float" office:value="9.75">
            <text:p>9.75</text:p>
          </table:table-cell>
          <table:table-cell table:formula="of:=IF(   [.B1109]=&quot;Stop&quot;;   [.$C$3];   [.E1108] + [.D1109] * [.$C$4] )" office:value-type="float" office:value="52.6012499999987">
            <text:p>52.60</text:p>
          </table:table-cell>
          <table:table-cell table:number-columns-repeated="872"/>
        </table:table-row>
        <table:table-row table:style-name="ro3">
          <table:table-cell table:formula="of:=[.A1109]+[.$C$4]" office:value-type="float" office:value="5.49499999999991">
            <text:p>5.495</text:p>
          </table:table-cell>
          <table:table-cell table:formula="of:=IF(   [.A1110] &lt; [.$C$5];   &quot;Accel&quot;;   IF(     [.A1110] &lt; [.$C$5] + [.$C$7];     &quot;Cruise&quot;;     IF(       [.A1110] &lt; [.$C$8];       &quot;Decel&quot;;       &quot;Stop&quot;     )   ) )" office:value-type="string" office:string-value="Cruise">
            <text:p>Cruise</text:p>
          </table:table-cell>
          <table:table-cell table:formula="of:=IF(   [.B1110]=&quot;Accel&quot;;   [.$C$1];   IF(     [.B1110]=&quot;Cruise&quot;;     0;     IF([.B1110]=&quot;Decel&quot;; -[.$C$1]; 0)   ) )" office:value-type="float" office:value="0">
            <text:p>0</text:p>
          </table:table-cell>
          <table:table-cell table:formula="of:=IF(   [.B1110]=&quot;Stop&quot;;   0;   MAX(     0;     MIN(       [.$C$2];       [.D1109] + [.C1110] * [.$C$4]     )   ) )" office:value-type="float" office:value="9.75">
            <text:p>9.75</text:p>
          </table:table-cell>
          <table:table-cell table:formula="of:=IF(   [.B1110]=&quot;Stop&quot;;   [.$C$3];   [.E1109] + [.D1110] * [.$C$4] )" office:value-type="float" office:value="52.6499999999987">
            <text:p>52.65</text:p>
          </table:table-cell>
          <table:table-cell table:number-columns-repeated="872"/>
        </table:table-row>
        <table:table-row table:style-name="ro3">
          <table:table-cell table:formula="of:=[.A1110]+[.$C$4]" office:value-type="float" office:value="5.49999999999991">
            <text:p>5.500</text:p>
          </table:table-cell>
          <table:table-cell table:formula="of:=IF(   [.A1111] &lt; [.$C$5];   &quot;Accel&quot;;   IF(     [.A1111] &lt; [.$C$5] + [.$C$7];     &quot;Cruise&quot;;     IF(       [.A1111] &lt; [.$C$8];       &quot;Decel&quot;;       &quot;Stop&quot;     )   ) )" office:value-type="string" office:string-value="Cruise">
            <text:p>Cruise</text:p>
          </table:table-cell>
          <table:table-cell table:formula="of:=IF(   [.B1111]=&quot;Accel&quot;;   [.$C$1];   IF(     [.B1111]=&quot;Cruise&quot;;     0;     IF([.B1111]=&quot;Decel&quot;; -[.$C$1]; 0)   ) )" office:value-type="float" office:value="0">
            <text:p>0</text:p>
          </table:table-cell>
          <table:table-cell table:formula="of:=IF(   [.B1111]=&quot;Stop&quot;;   0;   MAX(     0;     MIN(       [.$C$2];       [.D1110] + [.C1111] * [.$C$4]     )   ) )" office:value-type="float" office:value="9.75">
            <text:p>9.75</text:p>
          </table:table-cell>
          <table:table-cell table:formula="of:=IF(   [.B1111]=&quot;Stop&quot;;   [.$C$3];   [.E1110] + [.D1111] * [.$C$4] )" office:value-type="float" office:value="52.6987499999987">
            <text:p>52.70</text:p>
          </table:table-cell>
          <table:table-cell table:number-columns-repeated="872"/>
        </table:table-row>
        <table:table-row table:style-name="ro3">
          <table:table-cell table:formula="of:=[.A1111]+[.$C$4]" office:value-type="float" office:value="5.50499999999991">
            <text:p>5.505</text:p>
          </table:table-cell>
          <table:table-cell table:formula="of:=IF(   [.A1112] &lt; [.$C$5];   &quot;Accel&quot;;   IF(     [.A1112] &lt; [.$C$5] + [.$C$7];     &quot;Cruise&quot;;     IF(       [.A1112] &lt; [.$C$8];       &quot;Decel&quot;;       &quot;Stop&quot;     )   ) )" office:value-type="string" office:string-value="Cruise">
            <text:p>Cruise</text:p>
          </table:table-cell>
          <table:table-cell table:formula="of:=IF(   [.B1112]=&quot;Accel&quot;;   [.$C$1];   IF(     [.B1112]=&quot;Cruise&quot;;     0;     IF([.B1112]=&quot;Decel&quot;; -[.$C$1]; 0)   ) )" office:value-type="float" office:value="0">
            <text:p>0</text:p>
          </table:table-cell>
          <table:table-cell table:formula="of:=IF(   [.B1112]=&quot;Stop&quot;;   0;   MAX(     0;     MIN(       [.$C$2];       [.D1111] + [.C1112] * [.$C$4]     )   ) )" office:value-type="float" office:value="9.75">
            <text:p>9.75</text:p>
          </table:table-cell>
          <table:table-cell table:formula="of:=IF(   [.B1112]=&quot;Stop&quot;;   [.$C$3];   [.E1111] + [.D1112] * [.$C$4] )" office:value-type="float" office:value="52.7474999999987">
            <text:p>52.75</text:p>
          </table:table-cell>
          <table:table-cell table:number-columns-repeated="872"/>
        </table:table-row>
        <table:table-row table:style-name="ro3">
          <table:table-cell table:formula="of:=[.A1112]+[.$C$4]" office:value-type="float" office:value="5.50999999999991">
            <text:p>5.510</text:p>
          </table:table-cell>
          <table:table-cell table:formula="of:=IF(   [.A1113] &lt; [.$C$5];   &quot;Accel&quot;;   IF(     [.A1113] &lt; [.$C$5] + [.$C$7];     &quot;Cruise&quot;;     IF(       [.A1113] &lt; [.$C$8];       &quot;Decel&quot;;       &quot;Stop&quot;     )   ) )" office:value-type="string" office:string-value="Cruise">
            <text:p>Cruise</text:p>
          </table:table-cell>
          <table:table-cell table:formula="of:=IF(   [.B1113]=&quot;Accel&quot;;   [.$C$1];   IF(     [.B1113]=&quot;Cruise&quot;;     0;     IF([.B1113]=&quot;Decel&quot;; -[.$C$1]; 0)   ) )" office:value-type="float" office:value="0">
            <text:p>0</text:p>
          </table:table-cell>
          <table:table-cell table:formula="of:=IF(   [.B1113]=&quot;Stop&quot;;   0;   MAX(     0;     MIN(       [.$C$2];       [.D1112] + [.C1113] * [.$C$4]     )   ) )" office:value-type="float" office:value="9.75">
            <text:p>9.75</text:p>
          </table:table-cell>
          <table:table-cell table:formula="of:=IF(   [.B1113]=&quot;Stop&quot;;   [.$C$3];   [.E1112] + [.D1113] * [.$C$4] )" office:value-type="float" office:value="52.7962499999987">
            <text:p>52.80</text:p>
          </table:table-cell>
          <table:table-cell table:number-columns-repeated="872"/>
        </table:table-row>
        <table:table-row table:style-name="ro3">
          <table:table-cell table:formula="of:=[.A1113]+[.$C$4]" office:value-type="float" office:value="5.5149999999999">
            <text:p>5.515</text:p>
          </table:table-cell>
          <table:table-cell table:formula="of:=IF(   [.A1114] &lt; [.$C$5];   &quot;Accel&quot;;   IF(     [.A1114] &lt; [.$C$5] + [.$C$7];     &quot;Cruise&quot;;     IF(       [.A1114] &lt; [.$C$8];       &quot;Decel&quot;;       &quot;Stop&quot;     )   ) )" office:value-type="string" office:string-value="Cruise">
            <text:p>Cruise</text:p>
          </table:table-cell>
          <table:table-cell table:formula="of:=IF(   [.B1114]=&quot;Accel&quot;;   [.$C$1];   IF(     [.B1114]=&quot;Cruise&quot;;     0;     IF([.B1114]=&quot;Decel&quot;; -[.$C$1]; 0)   ) )" office:value-type="float" office:value="0">
            <text:p>0</text:p>
          </table:table-cell>
          <table:table-cell table:formula="of:=IF(   [.B1114]=&quot;Stop&quot;;   0;   MAX(     0;     MIN(       [.$C$2];       [.D1113] + [.C1114] * [.$C$4]     )   ) )" office:value-type="float" office:value="9.75">
            <text:p>9.75</text:p>
          </table:table-cell>
          <table:table-cell table:formula="of:=IF(   [.B1114]=&quot;Stop&quot;;   [.$C$3];   [.E1113] + [.D1114] * [.$C$4] )" office:value-type="float" office:value="52.8449999999987">
            <text:p>52.84</text:p>
          </table:table-cell>
          <table:table-cell table:number-columns-repeated="872"/>
        </table:table-row>
        <table:table-row table:style-name="ro3">
          <table:table-cell table:formula="of:=[.A1114]+[.$C$4]" office:value-type="float" office:value="5.5199999999999">
            <text:p>5.520</text:p>
          </table:table-cell>
          <table:table-cell table:formula="of:=IF(   [.A1115] &lt; [.$C$5];   &quot;Accel&quot;;   IF(     [.A1115] &lt; [.$C$5] + [.$C$7];     &quot;Cruise&quot;;     IF(       [.A1115] &lt; [.$C$8];       &quot;Decel&quot;;       &quot;Stop&quot;     )   ) )" office:value-type="string" office:string-value="Cruise">
            <text:p>Cruise</text:p>
          </table:table-cell>
          <table:table-cell table:formula="of:=IF(   [.B1115]=&quot;Accel&quot;;   [.$C$1];   IF(     [.B1115]=&quot;Cruise&quot;;     0;     IF([.B1115]=&quot;Decel&quot;; -[.$C$1]; 0)   ) )" office:value-type="float" office:value="0">
            <text:p>0</text:p>
          </table:table-cell>
          <table:table-cell table:formula="of:=IF(   [.B1115]=&quot;Stop&quot;;   0;   MAX(     0;     MIN(       [.$C$2];       [.D1114] + [.C1115] * [.$C$4]     )   ) )" office:value-type="float" office:value="9.75">
            <text:p>9.75</text:p>
          </table:table-cell>
          <table:table-cell table:formula="of:=IF(   [.B1115]=&quot;Stop&quot;;   [.$C$3];   [.E1114] + [.D1115] * [.$C$4] )" office:value-type="float" office:value="52.8937499999987">
            <text:p>52.89</text:p>
          </table:table-cell>
          <table:table-cell table:number-columns-repeated="872"/>
        </table:table-row>
        <table:table-row table:style-name="ro3">
          <table:table-cell table:formula="of:=[.A1115]+[.$C$4]" office:value-type="float" office:value="5.5249999999999">
            <text:p>5.525</text:p>
          </table:table-cell>
          <table:table-cell table:formula="of:=IF(   [.A1116] &lt; [.$C$5];   &quot;Accel&quot;;   IF(     [.A1116] &lt; [.$C$5] + [.$C$7];     &quot;Cruise&quot;;     IF(       [.A1116] &lt; [.$C$8];       &quot;Decel&quot;;       &quot;Stop&quot;     )   ) )" office:value-type="string" office:string-value="Cruise">
            <text:p>Cruise</text:p>
          </table:table-cell>
          <table:table-cell table:formula="of:=IF(   [.B1116]=&quot;Accel&quot;;   [.$C$1];   IF(     [.B1116]=&quot;Cruise&quot;;     0;     IF([.B1116]=&quot;Decel&quot;; -[.$C$1]; 0)   ) )" office:value-type="float" office:value="0">
            <text:p>0</text:p>
          </table:table-cell>
          <table:table-cell table:formula="of:=IF(   [.B1116]=&quot;Stop&quot;;   0;   MAX(     0;     MIN(       [.$C$2];       [.D1115] + [.C1116] * [.$C$4]     )   ) )" office:value-type="float" office:value="9.75">
            <text:p>9.75</text:p>
          </table:table-cell>
          <table:table-cell table:formula="of:=IF(   [.B1116]=&quot;Stop&quot;;   [.$C$3];   [.E1115] + [.D1116] * [.$C$4] )" office:value-type="float" office:value="52.9424999999987">
            <text:p>52.94</text:p>
          </table:table-cell>
          <table:table-cell table:number-columns-repeated="872"/>
        </table:table-row>
        <table:table-row table:style-name="ro3">
          <table:table-cell table:formula="of:=[.A1116]+[.$C$4]" office:value-type="float" office:value="5.5299999999999">
            <text:p>5.530</text:p>
          </table:table-cell>
          <table:table-cell table:formula="of:=IF(   [.A1117] &lt; [.$C$5];   &quot;Accel&quot;;   IF(     [.A1117] &lt; [.$C$5] + [.$C$7];     &quot;Cruise&quot;;     IF(       [.A1117] &lt; [.$C$8];       &quot;Decel&quot;;       &quot;Stop&quot;     )   ) )" office:value-type="string" office:string-value="Cruise">
            <text:p>Cruise</text:p>
          </table:table-cell>
          <table:table-cell table:formula="of:=IF(   [.B1117]=&quot;Accel&quot;;   [.$C$1];   IF(     [.B1117]=&quot;Cruise&quot;;     0;     IF([.B1117]=&quot;Decel&quot;; -[.$C$1]; 0)   ) )" office:value-type="float" office:value="0">
            <text:p>0</text:p>
          </table:table-cell>
          <table:table-cell table:formula="of:=IF(   [.B1117]=&quot;Stop&quot;;   0;   MAX(     0;     MIN(       [.$C$2];       [.D1116] + [.C1117] * [.$C$4]     )   ) )" office:value-type="float" office:value="9.75">
            <text:p>9.75</text:p>
          </table:table-cell>
          <table:table-cell table:formula="of:=IF(   [.B1117]=&quot;Stop&quot;;   [.$C$3];   [.E1116] + [.D1117] * [.$C$4] )" office:value-type="float" office:value="52.9912499999987">
            <text:p>52.99</text:p>
          </table:table-cell>
          <table:table-cell table:number-columns-repeated="872"/>
        </table:table-row>
        <table:table-row table:style-name="ro3">
          <table:table-cell table:formula="of:=[.A1117]+[.$C$4]" office:value-type="float" office:value="5.5349999999999">
            <text:p>5.535</text:p>
          </table:table-cell>
          <table:table-cell table:formula="of:=IF(   [.A1118] &lt; [.$C$5];   &quot;Accel&quot;;   IF(     [.A1118] &lt; [.$C$5] + [.$C$7];     &quot;Cruise&quot;;     IF(       [.A1118] &lt; [.$C$8];       &quot;Decel&quot;;       &quot;Stop&quot;     )   ) )" office:value-type="string" office:string-value="Cruise">
            <text:p>Cruise</text:p>
          </table:table-cell>
          <table:table-cell table:formula="of:=IF(   [.B1118]=&quot;Accel&quot;;   [.$C$1];   IF(     [.B1118]=&quot;Cruise&quot;;     0;     IF([.B1118]=&quot;Decel&quot;; -[.$C$1]; 0)   ) )" office:value-type="float" office:value="0">
            <text:p>0</text:p>
          </table:table-cell>
          <table:table-cell table:formula="of:=IF(   [.B1118]=&quot;Stop&quot;;   0;   MAX(     0;     MIN(       [.$C$2];       [.D1117] + [.C1118] * [.$C$4]     )   ) )" office:value-type="float" office:value="9.75">
            <text:p>9.75</text:p>
          </table:table-cell>
          <table:table-cell table:formula="of:=IF(   [.B1118]=&quot;Stop&quot;;   [.$C$3];   [.E1117] + [.D1118] * [.$C$4] )" office:value-type="float" office:value="53.0399999999987">
            <text:p>53.04</text:p>
          </table:table-cell>
          <table:table-cell table:number-columns-repeated="872"/>
        </table:table-row>
        <table:table-row table:style-name="ro3">
          <table:table-cell table:formula="of:=[.A1118]+[.$C$4]" office:value-type="float" office:value="5.5399999999999">
            <text:p>5.540</text:p>
          </table:table-cell>
          <table:table-cell table:formula="of:=IF(   [.A1119] &lt; [.$C$5];   &quot;Accel&quot;;   IF(     [.A1119] &lt; [.$C$5] + [.$C$7];     &quot;Cruise&quot;;     IF(       [.A1119] &lt; [.$C$8];       &quot;Decel&quot;;       &quot;Stop&quot;     )   ) )" office:value-type="string" office:string-value="Cruise">
            <text:p>Cruise</text:p>
          </table:table-cell>
          <table:table-cell table:formula="of:=IF(   [.B1119]=&quot;Accel&quot;;   [.$C$1];   IF(     [.B1119]=&quot;Cruise&quot;;     0;     IF([.B1119]=&quot;Decel&quot;; -[.$C$1]; 0)   ) )" office:value-type="float" office:value="0">
            <text:p>0</text:p>
          </table:table-cell>
          <table:table-cell table:formula="of:=IF(   [.B1119]=&quot;Stop&quot;;   0;   MAX(     0;     MIN(       [.$C$2];       [.D1118] + [.C1119] * [.$C$4]     )   ) )" office:value-type="float" office:value="9.75">
            <text:p>9.75</text:p>
          </table:table-cell>
          <table:table-cell table:formula="of:=IF(   [.B1119]=&quot;Stop&quot;;   [.$C$3];   [.E1118] + [.D1119] * [.$C$4] )" office:value-type="float" office:value="53.0887499999987">
            <text:p>53.09</text:p>
          </table:table-cell>
          <table:table-cell table:number-columns-repeated="872"/>
        </table:table-row>
        <table:table-row table:style-name="ro3">
          <table:table-cell table:formula="of:=[.A1119]+[.$C$4]" office:value-type="float" office:value="5.5449999999999">
            <text:p>5.545</text:p>
          </table:table-cell>
          <table:table-cell table:formula="of:=IF(   [.A1120] &lt; [.$C$5];   &quot;Accel&quot;;   IF(     [.A1120] &lt; [.$C$5] + [.$C$7];     &quot;Cruise&quot;;     IF(       [.A1120] &lt; [.$C$8];       &quot;Decel&quot;;       &quot;Stop&quot;     )   ) )" office:value-type="string" office:string-value="Cruise">
            <text:p>Cruise</text:p>
          </table:table-cell>
          <table:table-cell table:formula="of:=IF(   [.B1120]=&quot;Accel&quot;;   [.$C$1];   IF(     [.B1120]=&quot;Cruise&quot;;     0;     IF([.B1120]=&quot;Decel&quot;; -[.$C$1]; 0)   ) )" office:value-type="float" office:value="0">
            <text:p>0</text:p>
          </table:table-cell>
          <table:table-cell table:formula="of:=IF(   [.B1120]=&quot;Stop&quot;;   0;   MAX(     0;     MIN(       [.$C$2];       [.D1119] + [.C1120] * [.$C$4]     )   ) )" office:value-type="float" office:value="9.75">
            <text:p>9.75</text:p>
          </table:table-cell>
          <table:table-cell table:formula="of:=IF(   [.B1120]=&quot;Stop&quot;;   [.$C$3];   [.E1119] + [.D1120] * [.$C$4] )" office:value-type="float" office:value="53.1374999999987">
            <text:p>53.14</text:p>
          </table:table-cell>
          <table:table-cell table:number-columns-repeated="872"/>
        </table:table-row>
        <table:table-row table:style-name="ro3">
          <table:table-cell table:formula="of:=[.A1120]+[.$C$4]" office:value-type="float" office:value="5.5499999999999">
            <text:p>5.550</text:p>
          </table:table-cell>
          <table:table-cell table:formula="of:=IF(   [.A1121] &lt; [.$C$5];   &quot;Accel&quot;;   IF(     [.A1121] &lt; [.$C$5] + [.$C$7];     &quot;Cruise&quot;;     IF(       [.A1121] &lt; [.$C$8];       &quot;Decel&quot;;       &quot;Stop&quot;     )   ) )" office:value-type="string" office:string-value="Cruise">
            <text:p>Cruise</text:p>
          </table:table-cell>
          <table:table-cell table:formula="of:=IF(   [.B1121]=&quot;Accel&quot;;   [.$C$1];   IF(     [.B1121]=&quot;Cruise&quot;;     0;     IF([.B1121]=&quot;Decel&quot;; -[.$C$1]; 0)   ) )" office:value-type="float" office:value="0">
            <text:p>0</text:p>
          </table:table-cell>
          <table:table-cell table:formula="of:=IF(   [.B1121]=&quot;Stop&quot;;   0;   MAX(     0;     MIN(       [.$C$2];       [.D1120] + [.C1121] * [.$C$4]     )   ) )" office:value-type="float" office:value="9.75">
            <text:p>9.75</text:p>
          </table:table-cell>
          <table:table-cell table:formula="of:=IF(   [.B1121]=&quot;Stop&quot;;   [.$C$3];   [.E1120] + [.D1121] * [.$C$4] )" office:value-type="float" office:value="53.1862499999987">
            <text:p>53.19</text:p>
          </table:table-cell>
          <table:table-cell table:number-columns-repeated="872"/>
        </table:table-row>
        <table:table-row table:style-name="ro3">
          <table:table-cell table:formula="of:=[.A1121]+[.$C$4]" office:value-type="float" office:value="5.5549999999999">
            <text:p>5.555</text:p>
          </table:table-cell>
          <table:table-cell table:formula="of:=IF(   [.A1122] &lt; [.$C$5];   &quot;Accel&quot;;   IF(     [.A1122] &lt; [.$C$5] + [.$C$7];     &quot;Cruise&quot;;     IF(       [.A1122] &lt; [.$C$8];       &quot;Decel&quot;;       &quot;Stop&quot;     )   ) )" office:value-type="string" office:string-value="Cruise">
            <text:p>Cruise</text:p>
          </table:table-cell>
          <table:table-cell table:formula="of:=IF(   [.B1122]=&quot;Accel&quot;;   [.$C$1];   IF(     [.B1122]=&quot;Cruise&quot;;     0;     IF([.B1122]=&quot;Decel&quot;; -[.$C$1]; 0)   ) )" office:value-type="float" office:value="0">
            <text:p>0</text:p>
          </table:table-cell>
          <table:table-cell table:formula="of:=IF(   [.B1122]=&quot;Stop&quot;;   0;   MAX(     0;     MIN(       [.$C$2];       [.D1121] + [.C1122] * [.$C$4]     )   ) )" office:value-type="float" office:value="9.75">
            <text:p>9.75</text:p>
          </table:table-cell>
          <table:table-cell table:formula="of:=IF(   [.B1122]=&quot;Stop&quot;;   [.$C$3];   [.E1121] + [.D1122] * [.$C$4] )" office:value-type="float" office:value="53.2349999999987">
            <text:p>53.23</text:p>
          </table:table-cell>
          <table:table-cell table:number-columns-repeated="872"/>
        </table:table-row>
        <table:table-row table:style-name="ro3">
          <table:table-cell table:formula="of:=[.A1122]+[.$C$4]" office:value-type="float" office:value="5.5599999999999">
            <text:p>5.560</text:p>
          </table:table-cell>
          <table:table-cell table:formula="of:=IF(   [.A1123] &lt; [.$C$5];   &quot;Accel&quot;;   IF(     [.A1123] &lt; [.$C$5] + [.$C$7];     &quot;Cruise&quot;;     IF(       [.A1123] &lt; [.$C$8];       &quot;Decel&quot;;       &quot;Stop&quot;     )   ) )" office:value-type="string" office:string-value="Cruise">
            <text:p>Cruise</text:p>
          </table:table-cell>
          <table:table-cell table:formula="of:=IF(   [.B1123]=&quot;Accel&quot;;   [.$C$1];   IF(     [.B1123]=&quot;Cruise&quot;;     0;     IF([.B1123]=&quot;Decel&quot;; -[.$C$1]; 0)   ) )" office:value-type="float" office:value="0">
            <text:p>0</text:p>
          </table:table-cell>
          <table:table-cell table:formula="of:=IF(   [.B1123]=&quot;Stop&quot;;   0;   MAX(     0;     MIN(       [.$C$2];       [.D1122] + [.C1123] * [.$C$4]     )   ) )" office:value-type="float" office:value="9.75">
            <text:p>9.75</text:p>
          </table:table-cell>
          <table:table-cell table:formula="of:=IF(   [.B1123]=&quot;Stop&quot;;   [.$C$3];   [.E1122] + [.D1123] * [.$C$4] )" office:value-type="float" office:value="53.2837499999987">
            <text:p>53.28</text:p>
          </table:table-cell>
          <table:table-cell table:number-columns-repeated="872"/>
        </table:table-row>
        <table:table-row table:style-name="ro3">
          <table:table-cell table:formula="of:=[.A1123]+[.$C$4]" office:value-type="float" office:value="5.5649999999999">
            <text:p>5.565</text:p>
          </table:table-cell>
          <table:table-cell table:formula="of:=IF(   [.A1124] &lt; [.$C$5];   &quot;Accel&quot;;   IF(     [.A1124] &lt; [.$C$5] + [.$C$7];     &quot;Cruise&quot;;     IF(       [.A1124] &lt; [.$C$8];       &quot;Decel&quot;;       &quot;Stop&quot;     )   ) )" office:value-type="string" office:string-value="Cruise">
            <text:p>Cruise</text:p>
          </table:table-cell>
          <table:table-cell table:formula="of:=IF(   [.B1124]=&quot;Accel&quot;;   [.$C$1];   IF(     [.B1124]=&quot;Cruise&quot;;     0;     IF([.B1124]=&quot;Decel&quot;; -[.$C$1]; 0)   ) )" office:value-type="float" office:value="0">
            <text:p>0</text:p>
          </table:table-cell>
          <table:table-cell table:formula="of:=IF(   [.B1124]=&quot;Stop&quot;;   0;   MAX(     0;     MIN(       [.$C$2];       [.D1123] + [.C1124] * [.$C$4]     )   ) )" office:value-type="float" office:value="9.75">
            <text:p>9.75</text:p>
          </table:table-cell>
          <table:table-cell table:formula="of:=IF(   [.B1124]=&quot;Stop&quot;;   [.$C$3];   [.E1123] + [.D1124] * [.$C$4] )" office:value-type="float" office:value="53.3324999999987">
            <text:p>53.33</text:p>
          </table:table-cell>
          <table:table-cell table:number-columns-repeated="872"/>
        </table:table-row>
        <table:table-row table:style-name="ro3">
          <table:table-cell table:formula="of:=[.A1124]+[.$C$4]" office:value-type="float" office:value="5.5699999999999">
            <text:p>5.570</text:p>
          </table:table-cell>
          <table:table-cell table:formula="of:=IF(   [.A1125] &lt; [.$C$5];   &quot;Accel&quot;;   IF(     [.A1125] &lt; [.$C$5] + [.$C$7];     &quot;Cruise&quot;;     IF(       [.A1125] &lt; [.$C$8];       &quot;Decel&quot;;       &quot;Stop&quot;     )   ) )" office:value-type="string" office:string-value="Cruise">
            <text:p>Cruise</text:p>
          </table:table-cell>
          <table:table-cell table:formula="of:=IF(   [.B1125]=&quot;Accel&quot;;   [.$C$1];   IF(     [.B1125]=&quot;Cruise&quot;;     0;     IF([.B1125]=&quot;Decel&quot;; -[.$C$1]; 0)   ) )" office:value-type="float" office:value="0">
            <text:p>0</text:p>
          </table:table-cell>
          <table:table-cell table:formula="of:=IF(   [.B1125]=&quot;Stop&quot;;   0;   MAX(     0;     MIN(       [.$C$2];       [.D1124] + [.C1125] * [.$C$4]     )   ) )" office:value-type="float" office:value="9.75">
            <text:p>9.75</text:p>
          </table:table-cell>
          <table:table-cell table:formula="of:=IF(   [.B1125]=&quot;Stop&quot;;   [.$C$3];   [.E1124] + [.D1125] * [.$C$4] )" office:value-type="float" office:value="53.3812499999987">
            <text:p>53.38</text:p>
          </table:table-cell>
          <table:table-cell table:number-columns-repeated="872"/>
        </table:table-row>
        <table:table-row table:style-name="ro3">
          <table:table-cell table:formula="of:=[.A1125]+[.$C$4]" office:value-type="float" office:value="5.5749999999999">
            <text:p>5.575</text:p>
          </table:table-cell>
          <table:table-cell table:formula="of:=IF(   [.A1126] &lt; [.$C$5];   &quot;Accel&quot;;   IF(     [.A1126] &lt; [.$C$5] + [.$C$7];     &quot;Cruise&quot;;     IF(       [.A1126] &lt; [.$C$8];       &quot;Decel&quot;;       &quot;Stop&quot;     )   ) )" office:value-type="string" office:string-value="Cruise">
            <text:p>Cruise</text:p>
          </table:table-cell>
          <table:table-cell table:formula="of:=IF(   [.B1126]=&quot;Accel&quot;;   [.$C$1];   IF(     [.B1126]=&quot;Cruise&quot;;     0;     IF([.B1126]=&quot;Decel&quot;; -[.$C$1]; 0)   ) )" office:value-type="float" office:value="0">
            <text:p>0</text:p>
          </table:table-cell>
          <table:table-cell table:formula="of:=IF(   [.B1126]=&quot;Stop&quot;;   0;   MAX(     0;     MIN(       [.$C$2];       [.D1125] + [.C1126] * [.$C$4]     )   ) )" office:value-type="float" office:value="9.75">
            <text:p>9.75</text:p>
          </table:table-cell>
          <table:table-cell table:formula="of:=IF(   [.B1126]=&quot;Stop&quot;;   [.$C$3];   [.E1125] + [.D1126] * [.$C$4] )" office:value-type="float" office:value="53.4299999999987">
            <text:p>53.43</text:p>
          </table:table-cell>
          <table:table-cell table:number-columns-repeated="872"/>
        </table:table-row>
        <table:table-row table:style-name="ro3">
          <table:table-cell table:formula="of:=[.A1126]+[.$C$4]" office:value-type="float" office:value="5.5799999999999">
            <text:p>5.580</text:p>
          </table:table-cell>
          <table:table-cell table:formula="of:=IF(   [.A1127] &lt; [.$C$5];   &quot;Accel&quot;;   IF(     [.A1127] &lt; [.$C$5] + [.$C$7];     &quot;Cruise&quot;;     IF(       [.A1127] &lt; [.$C$8];       &quot;Decel&quot;;       &quot;Stop&quot;     )   ) )" office:value-type="string" office:string-value="Cruise">
            <text:p>Cruise</text:p>
          </table:table-cell>
          <table:table-cell table:formula="of:=IF(   [.B1127]=&quot;Accel&quot;;   [.$C$1];   IF(     [.B1127]=&quot;Cruise&quot;;     0;     IF([.B1127]=&quot;Decel&quot;; -[.$C$1]; 0)   ) )" office:value-type="float" office:value="0">
            <text:p>0</text:p>
          </table:table-cell>
          <table:table-cell table:formula="of:=IF(   [.B1127]=&quot;Stop&quot;;   0;   MAX(     0;     MIN(       [.$C$2];       [.D1126] + [.C1127] * [.$C$4]     )   ) )" office:value-type="float" office:value="9.75">
            <text:p>9.75</text:p>
          </table:table-cell>
          <table:table-cell table:formula="of:=IF(   [.B1127]=&quot;Stop&quot;;   [.$C$3];   [.E1126] + [.D1127] * [.$C$4] )" office:value-type="float" office:value="53.4787499999987">
            <text:p>53.48</text:p>
          </table:table-cell>
          <table:table-cell table:number-columns-repeated="872"/>
        </table:table-row>
        <table:table-row table:style-name="ro3">
          <table:table-cell table:formula="of:=[.A1127]+[.$C$4]" office:value-type="float" office:value="5.5849999999999">
            <text:p>5.585</text:p>
          </table:table-cell>
          <table:table-cell table:formula="of:=IF(   [.A1128] &lt; [.$C$5];   &quot;Accel&quot;;   IF(     [.A1128] &lt; [.$C$5] + [.$C$7];     &quot;Cruise&quot;;     IF(       [.A1128] &lt; [.$C$8];       &quot;Decel&quot;;       &quot;Stop&quot;     )   ) )" office:value-type="string" office:string-value="Cruise">
            <text:p>Cruise</text:p>
          </table:table-cell>
          <table:table-cell table:formula="of:=IF(   [.B1128]=&quot;Accel&quot;;   [.$C$1];   IF(     [.B1128]=&quot;Cruise&quot;;     0;     IF([.B1128]=&quot;Decel&quot;; -[.$C$1]; 0)   ) )" office:value-type="float" office:value="0">
            <text:p>0</text:p>
          </table:table-cell>
          <table:table-cell table:formula="of:=IF(   [.B1128]=&quot;Stop&quot;;   0;   MAX(     0;     MIN(       [.$C$2];       [.D1127] + [.C1128] * [.$C$4]     )   ) )" office:value-type="float" office:value="9.75">
            <text:p>9.75</text:p>
          </table:table-cell>
          <table:table-cell table:formula="of:=IF(   [.B1128]=&quot;Stop&quot;;   [.$C$3];   [.E1127] + [.D1128] * [.$C$4] )" office:value-type="float" office:value="53.5274999999987">
            <text:p>53.53</text:p>
          </table:table-cell>
          <table:table-cell table:number-columns-repeated="872"/>
        </table:table-row>
        <table:table-row table:style-name="ro3">
          <table:table-cell table:formula="of:=[.A1128]+[.$C$4]" office:value-type="float" office:value="5.5899999999999">
            <text:p>5.590</text:p>
          </table:table-cell>
          <table:table-cell table:formula="of:=IF(   [.A1129] &lt; [.$C$5];   &quot;Accel&quot;;   IF(     [.A1129] &lt; [.$C$5] + [.$C$7];     &quot;Cruise&quot;;     IF(       [.A1129] &lt; [.$C$8];       &quot;Decel&quot;;       &quot;Stop&quot;     )   ) )" office:value-type="string" office:string-value="Cruise">
            <text:p>Cruise</text:p>
          </table:table-cell>
          <table:table-cell table:formula="of:=IF(   [.B1129]=&quot;Accel&quot;;   [.$C$1];   IF(     [.B1129]=&quot;Cruise&quot;;     0;     IF([.B1129]=&quot;Decel&quot;; -[.$C$1]; 0)   ) )" office:value-type="float" office:value="0">
            <text:p>0</text:p>
          </table:table-cell>
          <table:table-cell table:formula="of:=IF(   [.B1129]=&quot;Stop&quot;;   0;   MAX(     0;     MIN(       [.$C$2];       [.D1128] + [.C1129] * [.$C$4]     )   ) )" office:value-type="float" office:value="9.75">
            <text:p>9.75</text:p>
          </table:table-cell>
          <table:table-cell table:formula="of:=IF(   [.B1129]=&quot;Stop&quot;;   [.$C$3];   [.E1128] + [.D1129] * [.$C$4] )" office:value-type="float" office:value="53.5762499999987">
            <text:p>53.58</text:p>
          </table:table-cell>
          <table:table-cell table:number-columns-repeated="872"/>
        </table:table-row>
        <table:table-row table:style-name="ro3">
          <table:table-cell table:formula="of:=[.A1129]+[.$C$4]" office:value-type="float" office:value="5.5949999999999">
            <text:p>5.595</text:p>
          </table:table-cell>
          <table:table-cell table:formula="of:=IF(   [.A1130] &lt; [.$C$5];   &quot;Accel&quot;;   IF(     [.A1130] &lt; [.$C$5] + [.$C$7];     &quot;Cruise&quot;;     IF(       [.A1130] &lt; [.$C$8];       &quot;Decel&quot;;       &quot;Stop&quot;     )   ) )" office:value-type="string" office:string-value="Cruise">
            <text:p>Cruise</text:p>
          </table:table-cell>
          <table:table-cell table:formula="of:=IF(   [.B1130]=&quot;Accel&quot;;   [.$C$1];   IF(     [.B1130]=&quot;Cruise&quot;;     0;     IF([.B1130]=&quot;Decel&quot;; -[.$C$1]; 0)   ) )" office:value-type="float" office:value="0">
            <text:p>0</text:p>
          </table:table-cell>
          <table:table-cell table:formula="of:=IF(   [.B1130]=&quot;Stop&quot;;   0;   MAX(     0;     MIN(       [.$C$2];       [.D1129] + [.C1130] * [.$C$4]     )   ) )" office:value-type="float" office:value="9.75">
            <text:p>9.75</text:p>
          </table:table-cell>
          <table:table-cell table:formula="of:=IF(   [.B1130]=&quot;Stop&quot;;   [.$C$3];   [.E1129] + [.D1130] * [.$C$4] )" office:value-type="float" office:value="53.6249999999987">
            <text:p>53.62</text:p>
          </table:table-cell>
          <table:table-cell table:number-columns-repeated="872"/>
        </table:table-row>
        <table:table-row table:style-name="ro3">
          <table:table-cell table:formula="of:=[.A1130]+[.$C$4]" office:value-type="float" office:value="5.5999999999999">
            <text:p>5.600</text:p>
          </table:table-cell>
          <table:table-cell table:formula="of:=IF(   [.A1131] &lt; [.$C$5];   &quot;Accel&quot;;   IF(     [.A1131] &lt; [.$C$5] + [.$C$7];     &quot;Cruise&quot;;     IF(       [.A1131] &lt; [.$C$8];       &quot;Decel&quot;;       &quot;Stop&quot;     )   ) )" office:value-type="string" office:string-value="Cruise">
            <text:p>Cruise</text:p>
          </table:table-cell>
          <table:table-cell table:formula="of:=IF(   [.B1131]=&quot;Accel&quot;;   [.$C$1];   IF(     [.B1131]=&quot;Cruise&quot;;     0;     IF([.B1131]=&quot;Decel&quot;; -[.$C$1]; 0)   ) )" office:value-type="float" office:value="0">
            <text:p>0</text:p>
          </table:table-cell>
          <table:table-cell table:formula="of:=IF(   [.B1131]=&quot;Stop&quot;;   0;   MAX(     0;     MIN(       [.$C$2];       [.D1130] + [.C1131] * [.$C$4]     )   ) )" office:value-type="float" office:value="9.75">
            <text:p>9.75</text:p>
          </table:table-cell>
          <table:table-cell table:formula="of:=IF(   [.B1131]=&quot;Stop&quot;;   [.$C$3];   [.E1130] + [.D1131] * [.$C$4] )" office:value-type="float" office:value="53.6737499999987">
            <text:p>53.67</text:p>
          </table:table-cell>
          <table:table-cell table:number-columns-repeated="872"/>
        </table:table-row>
        <table:table-row table:style-name="ro3">
          <table:table-cell table:formula="of:=[.A1131]+[.$C$4]" office:value-type="float" office:value="5.6049999999999">
            <text:p>5.605</text:p>
          </table:table-cell>
          <table:table-cell table:formula="of:=IF(   [.A1132] &lt; [.$C$5];   &quot;Accel&quot;;   IF(     [.A1132] &lt; [.$C$5] + [.$C$7];     &quot;Cruise&quot;;     IF(       [.A1132] &lt; [.$C$8];       &quot;Decel&quot;;       &quot;Stop&quot;     )   ) )" office:value-type="string" office:string-value="Cruise">
            <text:p>Cruise</text:p>
          </table:table-cell>
          <table:table-cell table:formula="of:=IF(   [.B1132]=&quot;Accel&quot;;   [.$C$1];   IF(     [.B1132]=&quot;Cruise&quot;;     0;     IF([.B1132]=&quot;Decel&quot;; -[.$C$1]; 0)   ) )" office:value-type="float" office:value="0">
            <text:p>0</text:p>
          </table:table-cell>
          <table:table-cell table:formula="of:=IF(   [.B1132]=&quot;Stop&quot;;   0;   MAX(     0;     MIN(       [.$C$2];       [.D1131] + [.C1132] * [.$C$4]     )   ) )" office:value-type="float" office:value="9.75">
            <text:p>9.75</text:p>
          </table:table-cell>
          <table:table-cell table:formula="of:=IF(   [.B1132]=&quot;Stop&quot;;   [.$C$3];   [.E1131] + [.D1132] * [.$C$4] )" office:value-type="float" office:value="53.7224999999987">
            <text:p>53.72</text:p>
          </table:table-cell>
          <table:table-cell table:number-columns-repeated="872"/>
        </table:table-row>
        <table:table-row table:style-name="ro3">
          <table:table-cell table:formula="of:=[.A1132]+[.$C$4]" office:value-type="float" office:value="5.6099999999999">
            <text:p>5.610</text:p>
          </table:table-cell>
          <table:table-cell table:formula="of:=IF(   [.A1133] &lt; [.$C$5];   &quot;Accel&quot;;   IF(     [.A1133] &lt; [.$C$5] + [.$C$7];     &quot;Cruise&quot;;     IF(       [.A1133] &lt; [.$C$8];       &quot;Decel&quot;;       &quot;Stop&quot;     )   ) )" office:value-type="string" office:string-value="Cruise">
            <text:p>Cruise</text:p>
          </table:table-cell>
          <table:table-cell table:formula="of:=IF(   [.B1133]=&quot;Accel&quot;;   [.$C$1];   IF(     [.B1133]=&quot;Cruise&quot;;     0;     IF([.B1133]=&quot;Decel&quot;; -[.$C$1]; 0)   ) )" office:value-type="float" office:value="0">
            <text:p>0</text:p>
          </table:table-cell>
          <table:table-cell table:formula="of:=IF(   [.B1133]=&quot;Stop&quot;;   0;   MAX(     0;     MIN(       [.$C$2];       [.D1132] + [.C1133] * [.$C$4]     )   ) )" office:value-type="float" office:value="9.75">
            <text:p>9.75</text:p>
          </table:table-cell>
          <table:table-cell table:formula="of:=IF(   [.B1133]=&quot;Stop&quot;;   [.$C$3];   [.E1132] + [.D1133] * [.$C$4] )" office:value-type="float" office:value="53.7712499999987">
            <text:p>53.77</text:p>
          </table:table-cell>
          <table:table-cell table:number-columns-repeated="872"/>
        </table:table-row>
        <table:table-row table:style-name="ro3">
          <table:table-cell table:formula="of:=[.A1133]+[.$C$4]" office:value-type="float" office:value="5.6149999999999">
            <text:p>5.615</text:p>
          </table:table-cell>
          <table:table-cell table:formula="of:=IF(   [.A1134] &lt; [.$C$5];   &quot;Accel&quot;;   IF(     [.A1134] &lt; [.$C$5] + [.$C$7];     &quot;Cruise&quot;;     IF(       [.A1134] &lt; [.$C$8];       &quot;Decel&quot;;       &quot;Stop&quot;     )   ) )" office:value-type="string" office:string-value="Cruise">
            <text:p>Cruise</text:p>
          </table:table-cell>
          <table:table-cell table:formula="of:=IF(   [.B1134]=&quot;Accel&quot;;   [.$C$1];   IF(     [.B1134]=&quot;Cruise&quot;;     0;     IF([.B1134]=&quot;Decel&quot;; -[.$C$1]; 0)   ) )" office:value-type="float" office:value="0">
            <text:p>0</text:p>
          </table:table-cell>
          <table:table-cell table:formula="of:=IF(   [.B1134]=&quot;Stop&quot;;   0;   MAX(     0;     MIN(       [.$C$2];       [.D1133] + [.C1134] * [.$C$4]     )   ) )" office:value-type="float" office:value="9.75">
            <text:p>9.75</text:p>
          </table:table-cell>
          <table:table-cell table:formula="of:=IF(   [.B1134]=&quot;Stop&quot;;   [.$C$3];   [.E1133] + [.D1134] * [.$C$4] )" office:value-type="float" office:value="53.8199999999987">
            <text:p>53.82</text:p>
          </table:table-cell>
          <table:table-cell table:number-columns-repeated="872"/>
        </table:table-row>
        <table:table-row table:style-name="ro3">
          <table:table-cell table:formula="of:=[.A1134]+[.$C$4]" office:value-type="float" office:value="5.6199999999999">
            <text:p>5.620</text:p>
          </table:table-cell>
          <table:table-cell table:formula="of:=IF(   [.A1135] &lt; [.$C$5];   &quot;Accel&quot;;   IF(     [.A1135] &lt; [.$C$5] + [.$C$7];     &quot;Cruise&quot;;     IF(       [.A1135] &lt; [.$C$8];       &quot;Decel&quot;;       &quot;Stop&quot;     )   ) )" office:value-type="string" office:string-value="Cruise">
            <text:p>Cruise</text:p>
          </table:table-cell>
          <table:table-cell table:formula="of:=IF(   [.B1135]=&quot;Accel&quot;;   [.$C$1];   IF(     [.B1135]=&quot;Cruise&quot;;     0;     IF([.B1135]=&quot;Decel&quot;; -[.$C$1]; 0)   ) )" office:value-type="float" office:value="0">
            <text:p>0</text:p>
          </table:table-cell>
          <table:table-cell table:formula="of:=IF(   [.B1135]=&quot;Stop&quot;;   0;   MAX(     0;     MIN(       [.$C$2];       [.D1134] + [.C1135] * [.$C$4]     )   ) )" office:value-type="float" office:value="9.75">
            <text:p>9.75</text:p>
          </table:table-cell>
          <table:table-cell table:formula="of:=IF(   [.B1135]=&quot;Stop&quot;;   [.$C$3];   [.E1134] + [.D1135] * [.$C$4] )" office:value-type="float" office:value="53.8687499999987">
            <text:p>53.87</text:p>
          </table:table-cell>
          <table:table-cell table:number-columns-repeated="872"/>
        </table:table-row>
        <table:table-row table:style-name="ro3">
          <table:table-cell table:formula="of:=[.A1135]+[.$C$4]" office:value-type="float" office:value="5.6249999999999">
            <text:p>5.625</text:p>
          </table:table-cell>
          <table:table-cell table:formula="of:=IF(   [.A1136] &lt; [.$C$5];   &quot;Accel&quot;;   IF(     [.A1136] &lt; [.$C$5] + [.$C$7];     &quot;Cruise&quot;;     IF(       [.A1136] &lt; [.$C$8];       &quot;Decel&quot;;       &quot;Stop&quot;     )   ) )" office:value-type="string" office:string-value="Cruise">
            <text:p>Cruise</text:p>
          </table:table-cell>
          <table:table-cell table:formula="of:=IF(   [.B1136]=&quot;Accel&quot;;   [.$C$1];   IF(     [.B1136]=&quot;Cruise&quot;;     0;     IF([.B1136]=&quot;Decel&quot;; -[.$C$1]; 0)   ) )" office:value-type="float" office:value="0">
            <text:p>0</text:p>
          </table:table-cell>
          <table:table-cell table:formula="of:=IF(   [.B1136]=&quot;Stop&quot;;   0;   MAX(     0;     MIN(       [.$C$2];       [.D1135] + [.C1136] * [.$C$4]     )   ) )" office:value-type="float" office:value="9.75">
            <text:p>9.75</text:p>
          </table:table-cell>
          <table:table-cell table:formula="of:=IF(   [.B1136]=&quot;Stop&quot;;   [.$C$3];   [.E1135] + [.D1136] * [.$C$4] )" office:value-type="float" office:value="53.9174999999987">
            <text:p>53.92</text:p>
          </table:table-cell>
          <table:table-cell table:number-columns-repeated="872"/>
        </table:table-row>
        <table:table-row table:style-name="ro3">
          <table:table-cell table:formula="of:=[.A1136]+[.$C$4]" office:value-type="float" office:value="5.6299999999999">
            <text:p>5.630</text:p>
          </table:table-cell>
          <table:table-cell table:formula="of:=IF(   [.A1137] &lt; [.$C$5];   &quot;Accel&quot;;   IF(     [.A1137] &lt; [.$C$5] + [.$C$7];     &quot;Cruise&quot;;     IF(       [.A1137] &lt; [.$C$8];       &quot;Decel&quot;;       &quot;Stop&quot;     )   ) )" office:value-type="string" office:string-value="Cruise">
            <text:p>Cruise</text:p>
          </table:table-cell>
          <table:table-cell table:formula="of:=IF(   [.B1137]=&quot;Accel&quot;;   [.$C$1];   IF(     [.B1137]=&quot;Cruise&quot;;     0;     IF([.B1137]=&quot;Decel&quot;; -[.$C$1]; 0)   ) )" office:value-type="float" office:value="0">
            <text:p>0</text:p>
          </table:table-cell>
          <table:table-cell table:formula="of:=IF(   [.B1137]=&quot;Stop&quot;;   0;   MAX(     0;     MIN(       [.$C$2];       [.D1136] + [.C1137] * [.$C$4]     )   ) )" office:value-type="float" office:value="9.75">
            <text:p>9.75</text:p>
          </table:table-cell>
          <table:table-cell table:formula="of:=IF(   [.B1137]=&quot;Stop&quot;;   [.$C$3];   [.E1136] + [.D1137] * [.$C$4] )" office:value-type="float" office:value="53.9662499999987">
            <text:p>53.97</text:p>
          </table:table-cell>
          <table:table-cell table:number-columns-repeated="872"/>
        </table:table-row>
        <table:table-row table:style-name="ro3">
          <table:table-cell table:formula="of:=[.A1137]+[.$C$4]" office:value-type="float" office:value="5.6349999999999">
            <text:p>5.635</text:p>
          </table:table-cell>
          <table:table-cell table:formula="of:=IF(   [.A1138] &lt; [.$C$5];   &quot;Accel&quot;;   IF(     [.A1138] &lt; [.$C$5] + [.$C$7];     &quot;Cruise&quot;;     IF(       [.A1138] &lt; [.$C$8];       &quot;Decel&quot;;       &quot;Stop&quot;     )   ) )" office:value-type="string" office:string-value="Cruise">
            <text:p>Cruise</text:p>
          </table:table-cell>
          <table:table-cell table:formula="of:=IF(   [.B1138]=&quot;Accel&quot;;   [.$C$1];   IF(     [.B1138]=&quot;Cruise&quot;;     0;     IF([.B1138]=&quot;Decel&quot;; -[.$C$1]; 0)   ) )" office:value-type="float" office:value="0">
            <text:p>0</text:p>
          </table:table-cell>
          <table:table-cell table:formula="of:=IF(   [.B1138]=&quot;Stop&quot;;   0;   MAX(     0;     MIN(       [.$C$2];       [.D1137] + [.C1138] * [.$C$4]     )   ) )" office:value-type="float" office:value="9.75">
            <text:p>9.75</text:p>
          </table:table-cell>
          <table:table-cell table:formula="of:=IF(   [.B1138]=&quot;Stop&quot;;   [.$C$3];   [.E1137] + [.D1138] * [.$C$4] )" office:value-type="float" office:value="54.0149999999987">
            <text:p>54.01</text:p>
          </table:table-cell>
          <table:table-cell table:number-columns-repeated="872"/>
        </table:table-row>
        <table:table-row table:style-name="ro3">
          <table:table-cell table:formula="of:=[.A1138]+[.$C$4]" office:value-type="float" office:value="5.6399999999999">
            <text:p>5.640</text:p>
          </table:table-cell>
          <table:table-cell table:formula="of:=IF(   [.A1139] &lt; [.$C$5];   &quot;Accel&quot;;   IF(     [.A1139] &lt; [.$C$5] + [.$C$7];     &quot;Cruise&quot;;     IF(       [.A1139] &lt; [.$C$8];       &quot;Decel&quot;;       &quot;Stop&quot;     )   ) )" office:value-type="string" office:string-value="Cruise">
            <text:p>Cruise</text:p>
          </table:table-cell>
          <table:table-cell table:formula="of:=IF(   [.B1139]=&quot;Accel&quot;;   [.$C$1];   IF(     [.B1139]=&quot;Cruise&quot;;     0;     IF([.B1139]=&quot;Decel&quot;; -[.$C$1]; 0)   ) )" office:value-type="float" office:value="0">
            <text:p>0</text:p>
          </table:table-cell>
          <table:table-cell table:formula="of:=IF(   [.B1139]=&quot;Stop&quot;;   0;   MAX(     0;     MIN(       [.$C$2];       [.D1138] + [.C1139] * [.$C$4]     )   ) )" office:value-type="float" office:value="9.75">
            <text:p>9.75</text:p>
          </table:table-cell>
          <table:table-cell table:formula="of:=IF(   [.B1139]=&quot;Stop&quot;;   [.$C$3];   [.E1138] + [.D1139] * [.$C$4] )" office:value-type="float" office:value="54.0637499999987">
            <text:p>54.06</text:p>
          </table:table-cell>
          <table:table-cell table:number-columns-repeated="872"/>
        </table:table-row>
        <table:table-row table:style-name="ro3">
          <table:table-cell table:formula="of:=[.A1139]+[.$C$4]" office:value-type="float" office:value="5.6449999999999">
            <text:p>5.645</text:p>
          </table:table-cell>
          <table:table-cell table:formula="of:=IF(   [.A1140] &lt; [.$C$5];   &quot;Accel&quot;;   IF(     [.A1140] &lt; [.$C$5] + [.$C$7];     &quot;Cruise&quot;;     IF(       [.A1140] &lt; [.$C$8];       &quot;Decel&quot;;       &quot;Stop&quot;     )   ) )" office:value-type="string" office:string-value="Cruise">
            <text:p>Cruise</text:p>
          </table:table-cell>
          <table:table-cell table:formula="of:=IF(   [.B1140]=&quot;Accel&quot;;   [.$C$1];   IF(     [.B1140]=&quot;Cruise&quot;;     0;     IF([.B1140]=&quot;Decel&quot;; -[.$C$1]; 0)   ) )" office:value-type="float" office:value="0">
            <text:p>0</text:p>
          </table:table-cell>
          <table:table-cell table:formula="of:=IF(   [.B1140]=&quot;Stop&quot;;   0;   MAX(     0;     MIN(       [.$C$2];       [.D1139] + [.C1140] * [.$C$4]     )   ) )" office:value-type="float" office:value="9.75">
            <text:p>9.75</text:p>
          </table:table-cell>
          <table:table-cell table:formula="of:=IF(   [.B1140]=&quot;Stop&quot;;   [.$C$3];   [.E1139] + [.D1140] * [.$C$4] )" office:value-type="float" office:value="54.1124999999987">
            <text:p>54.11</text:p>
          </table:table-cell>
          <table:table-cell table:number-columns-repeated="872"/>
        </table:table-row>
        <table:table-row table:style-name="ro3">
          <table:table-cell table:formula="of:=[.A1140]+[.$C$4]" office:value-type="float" office:value="5.6499999999999">
            <text:p>5.650</text:p>
          </table:table-cell>
          <table:table-cell table:formula="of:=IF(   [.A1141] &lt; [.$C$5];   &quot;Accel&quot;;   IF(     [.A1141] &lt; [.$C$5] + [.$C$7];     &quot;Cruise&quot;;     IF(       [.A1141] &lt; [.$C$8];       &quot;Decel&quot;;       &quot;Stop&quot;     )   ) )" office:value-type="string" office:string-value="Cruise">
            <text:p>Cruise</text:p>
          </table:table-cell>
          <table:table-cell table:formula="of:=IF(   [.B1141]=&quot;Accel&quot;;   [.$C$1];   IF(     [.B1141]=&quot;Cruise&quot;;     0;     IF([.B1141]=&quot;Decel&quot;; -[.$C$1]; 0)   ) )" office:value-type="float" office:value="0">
            <text:p>0</text:p>
          </table:table-cell>
          <table:table-cell table:formula="of:=IF(   [.B1141]=&quot;Stop&quot;;   0;   MAX(     0;     MIN(       [.$C$2];       [.D1140] + [.C1141] * [.$C$4]     )   ) )" office:value-type="float" office:value="9.75">
            <text:p>9.75</text:p>
          </table:table-cell>
          <table:table-cell table:formula="of:=IF(   [.B1141]=&quot;Stop&quot;;   [.$C$3];   [.E1140] + [.D1141] * [.$C$4] )" office:value-type="float" office:value="54.1612499999987">
            <text:p>54.16</text:p>
          </table:table-cell>
          <table:table-cell table:number-columns-repeated="872"/>
        </table:table-row>
        <table:table-row table:style-name="ro3">
          <table:table-cell table:formula="of:=[.A1141]+[.$C$4]" office:value-type="float" office:value="5.6549999999999">
            <text:p>5.655</text:p>
          </table:table-cell>
          <table:table-cell table:formula="of:=IF(   [.A1142] &lt; [.$C$5];   &quot;Accel&quot;;   IF(     [.A1142] &lt; [.$C$5] + [.$C$7];     &quot;Cruise&quot;;     IF(       [.A1142] &lt; [.$C$8];       &quot;Decel&quot;;       &quot;Stop&quot;     )   ) )" office:value-type="string" office:string-value="Cruise">
            <text:p>Cruise</text:p>
          </table:table-cell>
          <table:table-cell table:formula="of:=IF(   [.B1142]=&quot;Accel&quot;;   [.$C$1];   IF(     [.B1142]=&quot;Cruise&quot;;     0;     IF([.B1142]=&quot;Decel&quot;; -[.$C$1]; 0)   ) )" office:value-type="float" office:value="0">
            <text:p>0</text:p>
          </table:table-cell>
          <table:table-cell table:formula="of:=IF(   [.B1142]=&quot;Stop&quot;;   0;   MAX(     0;     MIN(       [.$C$2];       [.D1141] + [.C1142] * [.$C$4]     )   ) )" office:value-type="float" office:value="9.75">
            <text:p>9.75</text:p>
          </table:table-cell>
          <table:table-cell table:formula="of:=IF(   [.B1142]=&quot;Stop&quot;;   [.$C$3];   [.E1141] + [.D1142] * [.$C$4] )" office:value-type="float" office:value="54.2099999999987">
            <text:p>54.21</text:p>
          </table:table-cell>
          <table:table-cell table:number-columns-repeated="872"/>
        </table:table-row>
        <table:table-row table:style-name="ro3">
          <table:table-cell table:formula="of:=[.A1142]+[.$C$4]" office:value-type="float" office:value="5.6599999999999">
            <text:p>5.660</text:p>
          </table:table-cell>
          <table:table-cell table:formula="of:=IF(   [.A1143] &lt; [.$C$5];   &quot;Accel&quot;;   IF(     [.A1143] &lt; [.$C$5] + [.$C$7];     &quot;Cruise&quot;;     IF(       [.A1143] &lt; [.$C$8];       &quot;Decel&quot;;       &quot;Stop&quot;     )   ) )" office:value-type="string" office:string-value="Cruise">
            <text:p>Cruise</text:p>
          </table:table-cell>
          <table:table-cell table:formula="of:=IF(   [.B1143]=&quot;Accel&quot;;   [.$C$1];   IF(     [.B1143]=&quot;Cruise&quot;;     0;     IF([.B1143]=&quot;Decel&quot;; -[.$C$1]; 0)   ) )" office:value-type="float" office:value="0">
            <text:p>0</text:p>
          </table:table-cell>
          <table:table-cell table:formula="of:=IF(   [.B1143]=&quot;Stop&quot;;   0;   MAX(     0;     MIN(       [.$C$2];       [.D1142] + [.C1143] * [.$C$4]     )   ) )" office:value-type="float" office:value="9.75">
            <text:p>9.75</text:p>
          </table:table-cell>
          <table:table-cell table:formula="of:=IF(   [.B1143]=&quot;Stop&quot;;   [.$C$3];   [.E1142] + [.D1143] * [.$C$4] )" office:value-type="float" office:value="54.2587499999987">
            <text:p>54.26</text:p>
          </table:table-cell>
          <table:table-cell table:number-columns-repeated="872"/>
        </table:table-row>
        <table:table-row table:style-name="ro3">
          <table:table-cell table:formula="of:=[.A1143]+[.$C$4]" office:value-type="float" office:value="5.6649999999999">
            <text:p>5.665</text:p>
          </table:table-cell>
          <table:table-cell table:formula="of:=IF(   [.A1144] &lt; [.$C$5];   &quot;Accel&quot;;   IF(     [.A1144] &lt; [.$C$5] + [.$C$7];     &quot;Cruise&quot;;     IF(       [.A1144] &lt; [.$C$8];       &quot;Decel&quot;;       &quot;Stop&quot;     )   ) )" office:value-type="string" office:string-value="Cruise">
            <text:p>Cruise</text:p>
          </table:table-cell>
          <table:table-cell table:formula="of:=IF(   [.B1144]=&quot;Accel&quot;;   [.$C$1];   IF(     [.B1144]=&quot;Cruise&quot;;     0;     IF([.B1144]=&quot;Decel&quot;; -[.$C$1]; 0)   ) )" office:value-type="float" office:value="0">
            <text:p>0</text:p>
          </table:table-cell>
          <table:table-cell table:formula="of:=IF(   [.B1144]=&quot;Stop&quot;;   0;   MAX(     0;     MIN(       [.$C$2];       [.D1143] + [.C1144] * [.$C$4]     )   ) )" office:value-type="float" office:value="9.75">
            <text:p>9.75</text:p>
          </table:table-cell>
          <table:table-cell table:formula="of:=IF(   [.B1144]=&quot;Stop&quot;;   [.$C$3];   [.E1143] + [.D1144] * [.$C$4] )" office:value-type="float" office:value="54.3074999999987">
            <text:p>54.31</text:p>
          </table:table-cell>
          <table:table-cell table:number-columns-repeated="872"/>
        </table:table-row>
        <table:table-row table:style-name="ro3">
          <table:table-cell table:formula="of:=[.A1144]+[.$C$4]" office:value-type="float" office:value="5.6699999999999">
            <text:p>5.670</text:p>
          </table:table-cell>
          <table:table-cell table:formula="of:=IF(   [.A1145] &lt; [.$C$5];   &quot;Accel&quot;;   IF(     [.A1145] &lt; [.$C$5] + [.$C$7];     &quot;Cruise&quot;;     IF(       [.A1145] &lt; [.$C$8];       &quot;Decel&quot;;       &quot;Stop&quot;     )   ) )" office:value-type="string" office:string-value="Cruise">
            <text:p>Cruise</text:p>
          </table:table-cell>
          <table:table-cell table:formula="of:=IF(   [.B1145]=&quot;Accel&quot;;   [.$C$1];   IF(     [.B1145]=&quot;Cruise&quot;;     0;     IF([.B1145]=&quot;Decel&quot;; -[.$C$1]; 0)   ) )" office:value-type="float" office:value="0">
            <text:p>0</text:p>
          </table:table-cell>
          <table:table-cell table:formula="of:=IF(   [.B1145]=&quot;Stop&quot;;   0;   MAX(     0;     MIN(       [.$C$2];       [.D1144] + [.C1145] * [.$C$4]     )   ) )" office:value-type="float" office:value="9.75">
            <text:p>9.75</text:p>
          </table:table-cell>
          <table:table-cell table:formula="of:=IF(   [.B1145]=&quot;Stop&quot;;   [.$C$3];   [.E1144] + [.D1145] * [.$C$4] )" office:value-type="float" office:value="54.3562499999987">
            <text:p>54.36</text:p>
          </table:table-cell>
          <table:table-cell table:number-columns-repeated="872"/>
        </table:table-row>
        <table:table-row table:style-name="ro3">
          <table:table-cell table:formula="of:=[.A1145]+[.$C$4]" office:value-type="float" office:value="5.6749999999999">
            <text:p>5.675</text:p>
          </table:table-cell>
          <table:table-cell table:formula="of:=IF(   [.A1146] &lt; [.$C$5];   &quot;Accel&quot;;   IF(     [.A1146] &lt; [.$C$5] + [.$C$7];     &quot;Cruise&quot;;     IF(       [.A1146] &lt; [.$C$8];       &quot;Decel&quot;;       &quot;Stop&quot;     )   ) )" office:value-type="string" office:string-value="Cruise">
            <text:p>Cruise</text:p>
          </table:table-cell>
          <table:table-cell table:formula="of:=IF(   [.B1146]=&quot;Accel&quot;;   [.$C$1];   IF(     [.B1146]=&quot;Cruise&quot;;     0;     IF([.B1146]=&quot;Decel&quot;; -[.$C$1]; 0)   ) )" office:value-type="float" office:value="0">
            <text:p>0</text:p>
          </table:table-cell>
          <table:table-cell table:formula="of:=IF(   [.B1146]=&quot;Stop&quot;;   0;   MAX(     0;     MIN(       [.$C$2];       [.D1145] + [.C1146] * [.$C$4]     )   ) )" office:value-type="float" office:value="9.75">
            <text:p>9.75</text:p>
          </table:table-cell>
          <table:table-cell table:formula="of:=IF(   [.B1146]=&quot;Stop&quot;;   [.$C$3];   [.E1145] + [.D1146] * [.$C$4] )" office:value-type="float" office:value="54.4049999999987">
            <text:p>54.40</text:p>
          </table:table-cell>
          <table:table-cell table:number-columns-repeated="872"/>
        </table:table-row>
        <table:table-row table:style-name="ro3">
          <table:table-cell table:formula="of:=[.A1146]+[.$C$4]" office:value-type="float" office:value="5.6799999999999">
            <text:p>5.680</text:p>
          </table:table-cell>
          <table:table-cell table:formula="of:=IF(   [.A1147] &lt; [.$C$5];   &quot;Accel&quot;;   IF(     [.A1147] &lt; [.$C$5] + [.$C$7];     &quot;Cruise&quot;;     IF(       [.A1147] &lt; [.$C$8];       &quot;Decel&quot;;       &quot;Stop&quot;     )   ) )" office:value-type="string" office:string-value="Cruise">
            <text:p>Cruise</text:p>
          </table:table-cell>
          <table:table-cell table:formula="of:=IF(   [.B1147]=&quot;Accel&quot;;   [.$C$1];   IF(     [.B1147]=&quot;Cruise&quot;;     0;     IF([.B1147]=&quot;Decel&quot;; -[.$C$1]; 0)   ) )" office:value-type="float" office:value="0">
            <text:p>0</text:p>
          </table:table-cell>
          <table:table-cell table:formula="of:=IF(   [.B1147]=&quot;Stop&quot;;   0;   MAX(     0;     MIN(       [.$C$2];       [.D1146] + [.C1147] * [.$C$4]     )   ) )" office:value-type="float" office:value="9.75">
            <text:p>9.75</text:p>
          </table:table-cell>
          <table:table-cell table:formula="of:=IF(   [.B1147]=&quot;Stop&quot;;   [.$C$3];   [.E1146] + [.D1147] * [.$C$4] )" office:value-type="float" office:value="54.4537499999987">
            <text:p>54.45</text:p>
          </table:table-cell>
          <table:table-cell table:number-columns-repeated="872"/>
        </table:table-row>
        <table:table-row table:style-name="ro3">
          <table:table-cell table:formula="of:=[.A1147]+[.$C$4]" office:value-type="float" office:value="5.6849999999999">
            <text:p>5.685</text:p>
          </table:table-cell>
          <table:table-cell table:formula="of:=IF(   [.A1148] &lt; [.$C$5];   &quot;Accel&quot;;   IF(     [.A1148] &lt; [.$C$5] + [.$C$7];     &quot;Cruise&quot;;     IF(       [.A1148] &lt; [.$C$8];       &quot;Decel&quot;;       &quot;Stop&quot;     )   ) )" office:value-type="string" office:string-value="Cruise">
            <text:p>Cruise</text:p>
          </table:table-cell>
          <table:table-cell table:formula="of:=IF(   [.B1148]=&quot;Accel&quot;;   [.$C$1];   IF(     [.B1148]=&quot;Cruise&quot;;     0;     IF([.B1148]=&quot;Decel&quot;; -[.$C$1]; 0)   ) )" office:value-type="float" office:value="0">
            <text:p>0</text:p>
          </table:table-cell>
          <table:table-cell table:formula="of:=IF(   [.B1148]=&quot;Stop&quot;;   0;   MAX(     0;     MIN(       [.$C$2];       [.D1147] + [.C1148] * [.$C$4]     )   ) )" office:value-type="float" office:value="9.75">
            <text:p>9.75</text:p>
          </table:table-cell>
          <table:table-cell table:formula="of:=IF(   [.B1148]=&quot;Stop&quot;;   [.$C$3];   [.E1147] + [.D1148] * [.$C$4] )" office:value-type="float" office:value="54.5024999999987">
            <text:p>54.50</text:p>
          </table:table-cell>
          <table:table-cell table:number-columns-repeated="872"/>
        </table:table-row>
        <table:table-row table:style-name="ro3">
          <table:table-cell table:formula="of:=[.A1148]+[.$C$4]" office:value-type="float" office:value="5.6899999999999">
            <text:p>5.690</text:p>
          </table:table-cell>
          <table:table-cell table:formula="of:=IF(   [.A1149] &lt; [.$C$5];   &quot;Accel&quot;;   IF(     [.A1149] &lt; [.$C$5] + [.$C$7];     &quot;Cruise&quot;;     IF(       [.A1149] &lt; [.$C$8];       &quot;Decel&quot;;       &quot;Stop&quot;     )   ) )" office:value-type="string" office:string-value="Cruise">
            <text:p>Cruise</text:p>
          </table:table-cell>
          <table:table-cell table:formula="of:=IF(   [.B1149]=&quot;Accel&quot;;   [.$C$1];   IF(     [.B1149]=&quot;Cruise&quot;;     0;     IF([.B1149]=&quot;Decel&quot;; -[.$C$1]; 0)   ) )" office:value-type="float" office:value="0">
            <text:p>0</text:p>
          </table:table-cell>
          <table:table-cell table:formula="of:=IF(   [.B1149]=&quot;Stop&quot;;   0;   MAX(     0;     MIN(       [.$C$2];       [.D1148] + [.C1149] * [.$C$4]     )   ) )" office:value-type="float" office:value="9.75">
            <text:p>9.75</text:p>
          </table:table-cell>
          <table:table-cell table:formula="of:=IF(   [.B1149]=&quot;Stop&quot;;   [.$C$3];   [.E1148] + [.D1149] * [.$C$4] )" office:value-type="float" office:value="54.5512499999987">
            <text:p>54.55</text:p>
          </table:table-cell>
          <table:table-cell table:number-columns-repeated="872"/>
        </table:table-row>
        <table:table-row table:style-name="ro3">
          <table:table-cell table:formula="of:=[.A1149]+[.$C$4]" office:value-type="float" office:value="5.6949999999999">
            <text:p>5.695</text:p>
          </table:table-cell>
          <table:table-cell table:formula="of:=IF(   [.A1150] &lt; [.$C$5];   &quot;Accel&quot;;   IF(     [.A1150] &lt; [.$C$5] + [.$C$7];     &quot;Cruise&quot;;     IF(       [.A1150] &lt; [.$C$8];       &quot;Decel&quot;;       &quot;Stop&quot;     )   ) )" office:value-type="string" office:string-value="Cruise">
            <text:p>Cruise</text:p>
          </table:table-cell>
          <table:table-cell table:formula="of:=IF(   [.B1150]=&quot;Accel&quot;;   [.$C$1];   IF(     [.B1150]=&quot;Cruise&quot;;     0;     IF([.B1150]=&quot;Decel&quot;; -[.$C$1]; 0)   ) )" office:value-type="float" office:value="0">
            <text:p>0</text:p>
          </table:table-cell>
          <table:table-cell table:formula="of:=IF(   [.B1150]=&quot;Stop&quot;;   0;   MAX(     0;     MIN(       [.$C$2];       [.D1149] + [.C1150] * [.$C$4]     )   ) )" office:value-type="float" office:value="9.75">
            <text:p>9.75</text:p>
          </table:table-cell>
          <table:table-cell table:formula="of:=IF(   [.B1150]=&quot;Stop&quot;;   [.$C$3];   [.E1149] + [.D1150] * [.$C$4] )" office:value-type="float" office:value="54.5999999999987">
            <text:p>54.60</text:p>
          </table:table-cell>
          <table:table-cell table:number-columns-repeated="872"/>
        </table:table-row>
        <table:table-row table:style-name="ro3">
          <table:table-cell table:formula="of:=[.A1150]+[.$C$4]" office:value-type="float" office:value="5.6999999999999">
            <text:p>5.700</text:p>
          </table:table-cell>
          <table:table-cell table:formula="of:=IF(   [.A1151] &lt; [.$C$5];   &quot;Accel&quot;;   IF(     [.A1151] &lt; [.$C$5] + [.$C$7];     &quot;Cruise&quot;;     IF(       [.A1151] &lt; [.$C$8];       &quot;Decel&quot;;       &quot;Stop&quot;     )   ) )" office:value-type="string" office:string-value="Cruise">
            <text:p>Cruise</text:p>
          </table:table-cell>
          <table:table-cell table:formula="of:=IF(   [.B1151]=&quot;Accel&quot;;   [.$C$1];   IF(     [.B1151]=&quot;Cruise&quot;;     0;     IF([.B1151]=&quot;Decel&quot;; -[.$C$1]; 0)   ) )" office:value-type="float" office:value="0">
            <text:p>0</text:p>
          </table:table-cell>
          <table:table-cell table:formula="of:=IF(   [.B1151]=&quot;Stop&quot;;   0;   MAX(     0;     MIN(       [.$C$2];       [.D1150] + [.C1151] * [.$C$4]     )   ) )" office:value-type="float" office:value="9.75">
            <text:p>9.75</text:p>
          </table:table-cell>
          <table:table-cell table:formula="of:=IF(   [.B1151]=&quot;Stop&quot;;   [.$C$3];   [.E1150] + [.D1151] * [.$C$4] )" office:value-type="float" office:value="54.6487499999987">
            <text:p>54.65</text:p>
          </table:table-cell>
          <table:table-cell table:number-columns-repeated="872"/>
        </table:table-row>
        <table:table-row table:style-name="ro3">
          <table:table-cell table:formula="of:=[.A1151]+[.$C$4]" office:value-type="float" office:value="5.7049999999999">
            <text:p>5.705</text:p>
          </table:table-cell>
          <table:table-cell table:formula="of:=IF(   [.A1152] &lt; [.$C$5];   &quot;Accel&quot;;   IF(     [.A1152] &lt; [.$C$5] + [.$C$7];     &quot;Cruise&quot;;     IF(       [.A1152] &lt; [.$C$8];       &quot;Decel&quot;;       &quot;Stop&quot;     )   ) )" office:value-type="string" office:string-value="Cruise">
            <text:p>Cruise</text:p>
          </table:table-cell>
          <table:table-cell table:formula="of:=IF(   [.B1152]=&quot;Accel&quot;;   [.$C$1];   IF(     [.B1152]=&quot;Cruise&quot;;     0;     IF([.B1152]=&quot;Decel&quot;; -[.$C$1]; 0)   ) )" office:value-type="float" office:value="0">
            <text:p>0</text:p>
          </table:table-cell>
          <table:table-cell table:formula="of:=IF(   [.B1152]=&quot;Stop&quot;;   0;   MAX(     0;     MIN(       [.$C$2];       [.D1151] + [.C1152] * [.$C$4]     )   ) )" office:value-type="float" office:value="9.75">
            <text:p>9.75</text:p>
          </table:table-cell>
          <table:table-cell table:formula="of:=IF(   [.B1152]=&quot;Stop&quot;;   [.$C$3];   [.E1151] + [.D1152] * [.$C$4] )" office:value-type="float" office:value="54.6974999999987">
            <text:p>54.70</text:p>
          </table:table-cell>
          <table:table-cell table:number-columns-repeated="872"/>
        </table:table-row>
        <table:table-row table:style-name="ro3">
          <table:table-cell table:formula="of:=[.A1152]+[.$C$4]" office:value-type="float" office:value="5.7099999999999">
            <text:p>5.710</text:p>
          </table:table-cell>
          <table:table-cell table:formula="of:=IF(   [.A1153] &lt; [.$C$5];   &quot;Accel&quot;;   IF(     [.A1153] &lt; [.$C$5] + [.$C$7];     &quot;Cruise&quot;;     IF(       [.A1153] &lt; [.$C$8];       &quot;Decel&quot;;       &quot;Stop&quot;     )   ) )" office:value-type="string" office:string-value="Cruise">
            <text:p>Cruise</text:p>
          </table:table-cell>
          <table:table-cell table:formula="of:=IF(   [.B1153]=&quot;Accel&quot;;   [.$C$1];   IF(     [.B1153]=&quot;Cruise&quot;;     0;     IF([.B1153]=&quot;Decel&quot;; -[.$C$1]; 0)   ) )" office:value-type="float" office:value="0">
            <text:p>0</text:p>
          </table:table-cell>
          <table:table-cell table:formula="of:=IF(   [.B1153]=&quot;Stop&quot;;   0;   MAX(     0;     MIN(       [.$C$2];       [.D1152] + [.C1153] * [.$C$4]     )   ) )" office:value-type="float" office:value="9.75">
            <text:p>9.75</text:p>
          </table:table-cell>
          <table:table-cell table:formula="of:=IF(   [.B1153]=&quot;Stop&quot;;   [.$C$3];   [.E1152] + [.D1153] * [.$C$4] )" office:value-type="float" office:value="54.7462499999987">
            <text:p>54.75</text:p>
          </table:table-cell>
          <table:table-cell table:number-columns-repeated="872"/>
        </table:table-row>
        <table:table-row table:style-name="ro3">
          <table:table-cell table:formula="of:=[.A1153]+[.$C$4]" office:value-type="float" office:value="5.7149999999999">
            <text:p>5.715</text:p>
          </table:table-cell>
          <table:table-cell table:formula="of:=IF(   [.A1154] &lt; [.$C$5];   &quot;Accel&quot;;   IF(     [.A1154] &lt; [.$C$5] + [.$C$7];     &quot;Cruise&quot;;     IF(       [.A1154] &lt; [.$C$8];       &quot;Decel&quot;;       &quot;Stop&quot;     )   ) )" office:value-type="string" office:string-value="Cruise">
            <text:p>Cruise</text:p>
          </table:table-cell>
          <table:table-cell table:formula="of:=IF(   [.B1154]=&quot;Accel&quot;;   [.$C$1];   IF(     [.B1154]=&quot;Cruise&quot;;     0;     IF([.B1154]=&quot;Decel&quot;; -[.$C$1]; 0)   ) )" office:value-type="float" office:value="0">
            <text:p>0</text:p>
          </table:table-cell>
          <table:table-cell table:formula="of:=IF(   [.B1154]=&quot;Stop&quot;;   0;   MAX(     0;     MIN(       [.$C$2];       [.D1153] + [.C1154] * [.$C$4]     )   ) )" office:value-type="float" office:value="9.75">
            <text:p>9.75</text:p>
          </table:table-cell>
          <table:table-cell table:formula="of:=IF(   [.B1154]=&quot;Stop&quot;;   [.$C$3];   [.E1153] + [.D1154] * [.$C$4] )" office:value-type="float" office:value="54.7949999999987">
            <text:p>54.79</text:p>
          </table:table-cell>
          <table:table-cell table:number-columns-repeated="872"/>
        </table:table-row>
        <table:table-row table:style-name="ro3">
          <table:table-cell table:formula="of:=[.A1154]+[.$C$4]" office:value-type="float" office:value="5.7199999999999">
            <text:p>5.720</text:p>
          </table:table-cell>
          <table:table-cell table:formula="of:=IF(   [.A1155] &lt; [.$C$5];   &quot;Accel&quot;;   IF(     [.A1155] &lt; [.$C$5] + [.$C$7];     &quot;Cruise&quot;;     IF(       [.A1155] &lt; [.$C$8];       &quot;Decel&quot;;       &quot;Stop&quot;     )   ) )" office:value-type="string" office:string-value="Cruise">
            <text:p>Cruise</text:p>
          </table:table-cell>
          <table:table-cell table:formula="of:=IF(   [.B1155]=&quot;Accel&quot;;   [.$C$1];   IF(     [.B1155]=&quot;Cruise&quot;;     0;     IF([.B1155]=&quot;Decel&quot;; -[.$C$1]; 0)   ) )" office:value-type="float" office:value="0">
            <text:p>0</text:p>
          </table:table-cell>
          <table:table-cell table:formula="of:=IF(   [.B1155]=&quot;Stop&quot;;   0;   MAX(     0;     MIN(       [.$C$2];       [.D1154] + [.C1155] * [.$C$4]     )   ) )" office:value-type="float" office:value="9.75">
            <text:p>9.75</text:p>
          </table:table-cell>
          <table:table-cell table:formula="of:=IF(   [.B1155]=&quot;Stop&quot;;   [.$C$3];   [.E1154] + [.D1155] * [.$C$4] )" office:value-type="float" office:value="54.8437499999987">
            <text:p>54.84</text:p>
          </table:table-cell>
          <table:table-cell table:number-columns-repeated="872"/>
        </table:table-row>
        <table:table-row table:style-name="ro3">
          <table:table-cell table:formula="of:=[.A1155]+[.$C$4]" office:value-type="float" office:value="5.7249999999999">
            <text:p>5.725</text:p>
          </table:table-cell>
          <table:table-cell table:formula="of:=IF(   [.A1156] &lt; [.$C$5];   &quot;Accel&quot;;   IF(     [.A1156] &lt; [.$C$5] + [.$C$7];     &quot;Cruise&quot;;     IF(       [.A1156] &lt; [.$C$8];       &quot;Decel&quot;;       &quot;Stop&quot;     )   ) )" office:value-type="string" office:string-value="Cruise">
            <text:p>Cruise</text:p>
          </table:table-cell>
          <table:table-cell table:formula="of:=IF(   [.B1156]=&quot;Accel&quot;;   [.$C$1];   IF(     [.B1156]=&quot;Cruise&quot;;     0;     IF([.B1156]=&quot;Decel&quot;; -[.$C$1]; 0)   ) )" office:value-type="float" office:value="0">
            <text:p>0</text:p>
          </table:table-cell>
          <table:table-cell table:formula="of:=IF(   [.B1156]=&quot;Stop&quot;;   0;   MAX(     0;     MIN(       [.$C$2];       [.D1155] + [.C1156] * [.$C$4]     )   ) )" office:value-type="float" office:value="9.75">
            <text:p>9.75</text:p>
          </table:table-cell>
          <table:table-cell table:formula="of:=IF(   [.B1156]=&quot;Stop&quot;;   [.$C$3];   [.E1155] + [.D1156] * [.$C$4] )" office:value-type="float" office:value="54.8924999999987">
            <text:p>54.89</text:p>
          </table:table-cell>
          <table:table-cell table:number-columns-repeated="872"/>
        </table:table-row>
        <table:table-row table:style-name="ro3">
          <table:table-cell table:formula="of:=[.A1156]+[.$C$4]" office:value-type="float" office:value="5.7299999999999">
            <text:p>5.730</text:p>
          </table:table-cell>
          <table:table-cell table:formula="of:=IF(   [.A1157] &lt; [.$C$5];   &quot;Accel&quot;;   IF(     [.A1157] &lt; [.$C$5] + [.$C$7];     &quot;Cruise&quot;;     IF(       [.A1157] &lt; [.$C$8];       &quot;Decel&quot;;       &quot;Stop&quot;     )   ) )" office:value-type="string" office:string-value="Cruise">
            <text:p>Cruise</text:p>
          </table:table-cell>
          <table:table-cell table:formula="of:=IF(   [.B1157]=&quot;Accel&quot;;   [.$C$1];   IF(     [.B1157]=&quot;Cruise&quot;;     0;     IF([.B1157]=&quot;Decel&quot;; -[.$C$1]; 0)   ) )" office:value-type="float" office:value="0">
            <text:p>0</text:p>
          </table:table-cell>
          <table:table-cell table:formula="of:=IF(   [.B1157]=&quot;Stop&quot;;   0;   MAX(     0;     MIN(       [.$C$2];       [.D1156] + [.C1157] * [.$C$4]     )   ) )" office:value-type="float" office:value="9.75">
            <text:p>9.75</text:p>
          </table:table-cell>
          <table:table-cell table:formula="of:=IF(   [.B1157]=&quot;Stop&quot;;   [.$C$3];   [.E1156] + [.D1157] * [.$C$4] )" office:value-type="float" office:value="54.9412499999987">
            <text:p>54.94</text:p>
          </table:table-cell>
          <table:table-cell table:number-columns-repeated="872"/>
        </table:table-row>
        <table:table-row table:style-name="ro3">
          <table:table-cell table:formula="of:=[.A1157]+[.$C$4]" office:value-type="float" office:value="5.7349999999999">
            <text:p>5.735</text:p>
          </table:table-cell>
          <table:table-cell table:formula="of:=IF(   [.A1158] &lt; [.$C$5];   &quot;Accel&quot;;   IF(     [.A1158] &lt; [.$C$5] + [.$C$7];     &quot;Cruise&quot;;     IF(       [.A1158] &lt; [.$C$8];       &quot;Decel&quot;;       &quot;Stop&quot;     )   ) )" office:value-type="string" office:string-value="Cruise">
            <text:p>Cruise</text:p>
          </table:table-cell>
          <table:table-cell table:formula="of:=IF(   [.B1158]=&quot;Accel&quot;;   [.$C$1];   IF(     [.B1158]=&quot;Cruise&quot;;     0;     IF([.B1158]=&quot;Decel&quot;; -[.$C$1]; 0)   ) )" office:value-type="float" office:value="0">
            <text:p>0</text:p>
          </table:table-cell>
          <table:table-cell table:formula="of:=IF(   [.B1158]=&quot;Stop&quot;;   0;   MAX(     0;     MIN(       [.$C$2];       [.D1157] + [.C1158] * [.$C$4]     )   ) )" office:value-type="float" office:value="9.75">
            <text:p>9.75</text:p>
          </table:table-cell>
          <table:table-cell table:formula="of:=IF(   [.B1158]=&quot;Stop&quot;;   [.$C$3];   [.E1157] + [.D1158] * [.$C$4] )" office:value-type="float" office:value="54.9899999999987">
            <text:p>54.99</text:p>
          </table:table-cell>
          <table:table-cell table:number-columns-repeated="872"/>
        </table:table-row>
        <table:table-row table:style-name="ro3">
          <table:table-cell table:formula="of:=[.A1158]+[.$C$4]" office:value-type="float" office:value="5.7399999999999">
            <text:p>5.740</text:p>
          </table:table-cell>
          <table:table-cell table:formula="of:=IF(   [.A1159] &lt; [.$C$5];   &quot;Accel&quot;;   IF(     [.A1159] &lt; [.$C$5] + [.$C$7];     &quot;Cruise&quot;;     IF(       [.A1159] &lt; [.$C$8];       &quot;Decel&quot;;       &quot;Stop&quot;     )   ) )" office:value-type="string" office:string-value="Cruise">
            <text:p>Cruise</text:p>
          </table:table-cell>
          <table:table-cell table:formula="of:=IF(   [.B1159]=&quot;Accel&quot;;   [.$C$1];   IF(     [.B1159]=&quot;Cruise&quot;;     0;     IF([.B1159]=&quot;Decel&quot;; -[.$C$1]; 0)   ) )" office:value-type="float" office:value="0">
            <text:p>0</text:p>
          </table:table-cell>
          <table:table-cell table:formula="of:=IF(   [.B1159]=&quot;Stop&quot;;   0;   MAX(     0;     MIN(       [.$C$2];       [.D1158] + [.C1159] * [.$C$4]     )   ) )" office:value-type="float" office:value="9.75">
            <text:p>9.75</text:p>
          </table:table-cell>
          <table:table-cell table:formula="of:=IF(   [.B1159]=&quot;Stop&quot;;   [.$C$3];   [.E1158] + [.D1159] * [.$C$4] )" office:value-type="float" office:value="55.0387499999987">
            <text:p>55.04</text:p>
          </table:table-cell>
          <table:table-cell table:number-columns-repeated="872"/>
        </table:table-row>
        <table:table-row table:style-name="ro3">
          <table:table-cell table:formula="of:=[.A1159]+[.$C$4]" office:value-type="float" office:value="5.7449999999999">
            <text:p>5.745</text:p>
          </table:table-cell>
          <table:table-cell table:formula="of:=IF(   [.A1160] &lt; [.$C$5];   &quot;Accel&quot;;   IF(     [.A1160] &lt; [.$C$5] + [.$C$7];     &quot;Cruise&quot;;     IF(       [.A1160] &lt; [.$C$8];       &quot;Decel&quot;;       &quot;Stop&quot;     )   ) )" office:value-type="string" office:string-value="Cruise">
            <text:p>Cruise</text:p>
          </table:table-cell>
          <table:table-cell table:formula="of:=IF(   [.B1160]=&quot;Accel&quot;;   [.$C$1];   IF(     [.B1160]=&quot;Cruise&quot;;     0;     IF([.B1160]=&quot;Decel&quot;; -[.$C$1]; 0)   ) )" office:value-type="float" office:value="0">
            <text:p>0</text:p>
          </table:table-cell>
          <table:table-cell table:formula="of:=IF(   [.B1160]=&quot;Stop&quot;;   0;   MAX(     0;     MIN(       [.$C$2];       [.D1159] + [.C1160] * [.$C$4]     )   ) )" office:value-type="float" office:value="9.75">
            <text:p>9.75</text:p>
          </table:table-cell>
          <table:table-cell table:formula="of:=IF(   [.B1160]=&quot;Stop&quot;;   [.$C$3];   [.E1159] + [.D1160] * [.$C$4] )" office:value-type="float" office:value="55.0874999999987">
            <text:p>55.09</text:p>
          </table:table-cell>
          <table:table-cell table:number-columns-repeated="872"/>
        </table:table-row>
        <table:table-row table:style-name="ro3">
          <table:table-cell table:formula="of:=[.A1160]+[.$C$4]" office:value-type="float" office:value="5.7499999999999">
            <text:p>5.750</text:p>
          </table:table-cell>
          <table:table-cell table:formula="of:=IF(   [.A1161] &lt; [.$C$5];   &quot;Accel&quot;;   IF(     [.A1161] &lt; [.$C$5] + [.$C$7];     &quot;Cruise&quot;;     IF(       [.A1161] &lt; [.$C$8];       &quot;Decel&quot;;       &quot;Stop&quot;     )   ) )" office:value-type="string" office:string-value="Cruise">
            <text:p>Cruise</text:p>
          </table:table-cell>
          <table:table-cell table:formula="of:=IF(   [.B1161]=&quot;Accel&quot;;   [.$C$1];   IF(     [.B1161]=&quot;Cruise&quot;;     0;     IF([.B1161]=&quot;Decel&quot;; -[.$C$1]; 0)   ) )" office:value-type="float" office:value="0">
            <text:p>0</text:p>
          </table:table-cell>
          <table:table-cell table:formula="of:=IF(   [.B1161]=&quot;Stop&quot;;   0;   MAX(     0;     MIN(       [.$C$2];       [.D1160] + [.C1161] * [.$C$4]     )   ) )" office:value-type="float" office:value="9.75">
            <text:p>9.75</text:p>
          </table:table-cell>
          <table:table-cell table:formula="of:=IF(   [.B1161]=&quot;Stop&quot;;   [.$C$3];   [.E1160] + [.D1161] * [.$C$4] )" office:value-type="float" office:value="55.1362499999987">
            <text:p>55.14</text:p>
          </table:table-cell>
          <table:table-cell table:number-columns-repeated="872"/>
        </table:table-row>
        <table:table-row table:style-name="ro3">
          <table:table-cell table:formula="of:=[.A1161]+[.$C$4]" office:value-type="float" office:value="5.7549999999999">
            <text:p>5.755</text:p>
          </table:table-cell>
          <table:table-cell table:formula="of:=IF(   [.A1162] &lt; [.$C$5];   &quot;Accel&quot;;   IF(     [.A1162] &lt; [.$C$5] + [.$C$7];     &quot;Cruise&quot;;     IF(       [.A1162] &lt; [.$C$8];       &quot;Decel&quot;;       &quot;Stop&quot;     )   ) )" office:value-type="string" office:string-value="Cruise">
            <text:p>Cruise</text:p>
          </table:table-cell>
          <table:table-cell table:formula="of:=IF(   [.B1162]=&quot;Accel&quot;;   [.$C$1];   IF(     [.B1162]=&quot;Cruise&quot;;     0;     IF([.B1162]=&quot;Decel&quot;; -[.$C$1]; 0)   ) )" office:value-type="float" office:value="0">
            <text:p>0</text:p>
          </table:table-cell>
          <table:table-cell table:formula="of:=IF(   [.B1162]=&quot;Stop&quot;;   0;   MAX(     0;     MIN(       [.$C$2];       [.D1161] + [.C1162] * [.$C$4]     )   ) )" office:value-type="float" office:value="9.75">
            <text:p>9.75</text:p>
          </table:table-cell>
          <table:table-cell table:formula="of:=IF(   [.B1162]=&quot;Stop&quot;;   [.$C$3];   [.E1161] + [.D1162] * [.$C$4] )" office:value-type="float" office:value="55.1849999999987">
            <text:p>55.18</text:p>
          </table:table-cell>
          <table:table-cell table:number-columns-repeated="872"/>
        </table:table-row>
        <table:table-row table:style-name="ro3">
          <table:table-cell table:formula="of:=[.A1162]+[.$C$4]" office:value-type="float" office:value="5.7599999999999">
            <text:p>5.760</text:p>
          </table:table-cell>
          <table:table-cell table:formula="of:=IF(   [.A1163] &lt; [.$C$5];   &quot;Accel&quot;;   IF(     [.A1163] &lt; [.$C$5] + [.$C$7];     &quot;Cruise&quot;;     IF(       [.A1163] &lt; [.$C$8];       &quot;Decel&quot;;       &quot;Stop&quot;     )   ) )" office:value-type="string" office:string-value="Cruise">
            <text:p>Cruise</text:p>
          </table:table-cell>
          <table:table-cell table:formula="of:=IF(   [.B1163]=&quot;Accel&quot;;   [.$C$1];   IF(     [.B1163]=&quot;Cruise&quot;;     0;     IF([.B1163]=&quot;Decel&quot;; -[.$C$1]; 0)   ) )" office:value-type="float" office:value="0">
            <text:p>0</text:p>
          </table:table-cell>
          <table:table-cell table:formula="of:=IF(   [.B1163]=&quot;Stop&quot;;   0;   MAX(     0;     MIN(       [.$C$2];       [.D1162] + [.C1163] * [.$C$4]     )   ) )" office:value-type="float" office:value="9.75">
            <text:p>9.75</text:p>
          </table:table-cell>
          <table:table-cell table:formula="of:=IF(   [.B1163]=&quot;Stop&quot;;   [.$C$3];   [.E1162] + [.D1163] * [.$C$4] )" office:value-type="float" office:value="55.2337499999987">
            <text:p>55.23</text:p>
          </table:table-cell>
          <table:table-cell table:number-columns-repeated="872"/>
        </table:table-row>
        <table:table-row table:style-name="ro3">
          <table:table-cell table:formula="of:=[.A1163]+[.$C$4]" office:value-type="float" office:value="5.7649999999999">
            <text:p>5.765</text:p>
          </table:table-cell>
          <table:table-cell table:formula="of:=IF(   [.A1164] &lt; [.$C$5];   &quot;Accel&quot;;   IF(     [.A1164] &lt; [.$C$5] + [.$C$7];     &quot;Cruise&quot;;     IF(       [.A1164] &lt; [.$C$8];       &quot;Decel&quot;;       &quot;Stop&quot;     )   ) )" office:value-type="string" office:string-value="Cruise">
            <text:p>Cruise</text:p>
          </table:table-cell>
          <table:table-cell table:formula="of:=IF(   [.B1164]=&quot;Accel&quot;;   [.$C$1];   IF(     [.B1164]=&quot;Cruise&quot;;     0;     IF([.B1164]=&quot;Decel&quot;; -[.$C$1]; 0)   ) )" office:value-type="float" office:value="0">
            <text:p>0</text:p>
          </table:table-cell>
          <table:table-cell table:formula="of:=IF(   [.B1164]=&quot;Stop&quot;;   0;   MAX(     0;     MIN(       [.$C$2];       [.D1163] + [.C1164] * [.$C$4]     )   ) )" office:value-type="float" office:value="9.75">
            <text:p>9.75</text:p>
          </table:table-cell>
          <table:table-cell table:formula="of:=IF(   [.B1164]=&quot;Stop&quot;;   [.$C$3];   [.E1163] + [.D1164] * [.$C$4] )" office:value-type="float" office:value="55.2824999999987">
            <text:p>55.28</text:p>
          </table:table-cell>
          <table:table-cell table:number-columns-repeated="872"/>
        </table:table-row>
        <table:table-row table:style-name="ro3">
          <table:table-cell table:formula="of:=[.A1164]+[.$C$4]" office:value-type="float" office:value="5.7699999999999">
            <text:p>5.770</text:p>
          </table:table-cell>
          <table:table-cell table:formula="of:=IF(   [.A1165] &lt; [.$C$5];   &quot;Accel&quot;;   IF(     [.A1165] &lt; [.$C$5] + [.$C$7];     &quot;Cruise&quot;;     IF(       [.A1165] &lt; [.$C$8];       &quot;Decel&quot;;       &quot;Stop&quot;     )   ) )" office:value-type="string" office:string-value="Cruise">
            <text:p>Cruise</text:p>
          </table:table-cell>
          <table:table-cell table:formula="of:=IF(   [.B1165]=&quot;Accel&quot;;   [.$C$1];   IF(     [.B1165]=&quot;Cruise&quot;;     0;     IF([.B1165]=&quot;Decel&quot;; -[.$C$1]; 0)   ) )" office:value-type="float" office:value="0">
            <text:p>0</text:p>
          </table:table-cell>
          <table:table-cell table:formula="of:=IF(   [.B1165]=&quot;Stop&quot;;   0;   MAX(     0;     MIN(       [.$C$2];       [.D1164] + [.C1165] * [.$C$4]     )   ) )" office:value-type="float" office:value="9.75">
            <text:p>9.75</text:p>
          </table:table-cell>
          <table:table-cell table:formula="of:=IF(   [.B1165]=&quot;Stop&quot;;   [.$C$3];   [.E1164] + [.D1165] * [.$C$4] )" office:value-type="float" office:value="55.3312499999987">
            <text:p>55.33</text:p>
          </table:table-cell>
          <table:table-cell table:number-columns-repeated="872"/>
        </table:table-row>
        <table:table-row table:style-name="ro3">
          <table:table-cell table:formula="of:=[.A1165]+[.$C$4]" office:value-type="float" office:value="5.7749999999999">
            <text:p>5.775</text:p>
          </table:table-cell>
          <table:table-cell table:formula="of:=IF(   [.A1166] &lt; [.$C$5];   &quot;Accel&quot;;   IF(     [.A1166] &lt; [.$C$5] + [.$C$7];     &quot;Cruise&quot;;     IF(       [.A1166] &lt; [.$C$8];       &quot;Decel&quot;;       &quot;Stop&quot;     )   ) )" office:value-type="string" office:string-value="Cruise">
            <text:p>Cruise</text:p>
          </table:table-cell>
          <table:table-cell table:formula="of:=IF(   [.B1166]=&quot;Accel&quot;;   [.$C$1];   IF(     [.B1166]=&quot;Cruise&quot;;     0;     IF([.B1166]=&quot;Decel&quot;; -[.$C$1]; 0)   ) )" office:value-type="float" office:value="0">
            <text:p>0</text:p>
          </table:table-cell>
          <table:table-cell table:formula="of:=IF(   [.B1166]=&quot;Stop&quot;;   0;   MAX(     0;     MIN(       [.$C$2];       [.D1165] + [.C1166] * [.$C$4]     )   ) )" office:value-type="float" office:value="9.75">
            <text:p>9.75</text:p>
          </table:table-cell>
          <table:table-cell table:formula="of:=IF(   [.B1166]=&quot;Stop&quot;;   [.$C$3];   [.E1165] + [.D1166] * [.$C$4] )" office:value-type="float" office:value="55.3799999999986">
            <text:p>55.38</text:p>
          </table:table-cell>
          <table:table-cell table:number-columns-repeated="872"/>
        </table:table-row>
        <table:table-row table:style-name="ro3">
          <table:table-cell table:formula="of:=[.A1166]+[.$C$4]" office:value-type="float" office:value="5.7799999999999">
            <text:p>5.780</text:p>
          </table:table-cell>
          <table:table-cell table:formula="of:=IF(   [.A1167] &lt; [.$C$5];   &quot;Accel&quot;;   IF(     [.A1167] &lt; [.$C$5] + [.$C$7];     &quot;Cruise&quot;;     IF(       [.A1167] &lt; [.$C$8];       &quot;Decel&quot;;       &quot;Stop&quot;     )   ) )" office:value-type="string" office:string-value="Cruise">
            <text:p>Cruise</text:p>
          </table:table-cell>
          <table:table-cell table:formula="of:=IF(   [.B1167]=&quot;Accel&quot;;   [.$C$1];   IF(     [.B1167]=&quot;Cruise&quot;;     0;     IF([.B1167]=&quot;Decel&quot;; -[.$C$1]; 0)   ) )" office:value-type="float" office:value="0">
            <text:p>0</text:p>
          </table:table-cell>
          <table:table-cell table:formula="of:=IF(   [.B1167]=&quot;Stop&quot;;   0;   MAX(     0;     MIN(       [.$C$2];       [.D1166] + [.C1167] * [.$C$4]     )   ) )" office:value-type="float" office:value="9.75">
            <text:p>9.75</text:p>
          </table:table-cell>
          <table:table-cell table:formula="of:=IF(   [.B1167]=&quot;Stop&quot;;   [.$C$3];   [.E1166] + [.D1167] * [.$C$4] )" office:value-type="float" office:value="55.4287499999986">
            <text:p>55.43</text:p>
          </table:table-cell>
          <table:table-cell table:number-columns-repeated="872"/>
        </table:table-row>
        <table:table-row table:style-name="ro3">
          <table:table-cell table:formula="of:=[.A1167]+[.$C$4]" office:value-type="float" office:value="5.7849999999999">
            <text:p>5.785</text:p>
          </table:table-cell>
          <table:table-cell table:formula="of:=IF(   [.A1168] &lt; [.$C$5];   &quot;Accel&quot;;   IF(     [.A1168] &lt; [.$C$5] + [.$C$7];     &quot;Cruise&quot;;     IF(       [.A1168] &lt; [.$C$8];       &quot;Decel&quot;;       &quot;Stop&quot;     )   ) )" office:value-type="string" office:string-value="Cruise">
            <text:p>Cruise</text:p>
          </table:table-cell>
          <table:table-cell table:formula="of:=IF(   [.B1168]=&quot;Accel&quot;;   [.$C$1];   IF(     [.B1168]=&quot;Cruise&quot;;     0;     IF([.B1168]=&quot;Decel&quot;; -[.$C$1]; 0)   ) )" office:value-type="float" office:value="0">
            <text:p>0</text:p>
          </table:table-cell>
          <table:table-cell table:formula="of:=IF(   [.B1168]=&quot;Stop&quot;;   0;   MAX(     0;     MIN(       [.$C$2];       [.D1167] + [.C1168] * [.$C$4]     )   ) )" office:value-type="float" office:value="9.75">
            <text:p>9.75</text:p>
          </table:table-cell>
          <table:table-cell table:formula="of:=IF(   [.B1168]=&quot;Stop&quot;;   [.$C$3];   [.E1167] + [.D1168] * [.$C$4] )" office:value-type="float" office:value="55.4774999999986">
            <text:p>55.48</text:p>
          </table:table-cell>
          <table:table-cell table:number-columns-repeated="872"/>
        </table:table-row>
        <table:table-row table:style-name="ro3">
          <table:table-cell table:formula="of:=[.A1168]+[.$C$4]" office:value-type="float" office:value="5.7899999999999">
            <text:p>5.790</text:p>
          </table:table-cell>
          <table:table-cell table:formula="of:=IF(   [.A1169] &lt; [.$C$5];   &quot;Accel&quot;;   IF(     [.A1169] &lt; [.$C$5] + [.$C$7];     &quot;Cruise&quot;;     IF(       [.A1169] &lt; [.$C$8];       &quot;Decel&quot;;       &quot;Stop&quot;     )   ) )" office:value-type="string" office:string-value="Cruise">
            <text:p>Cruise</text:p>
          </table:table-cell>
          <table:table-cell table:formula="of:=IF(   [.B1169]=&quot;Accel&quot;;   [.$C$1];   IF(     [.B1169]=&quot;Cruise&quot;;     0;     IF([.B1169]=&quot;Decel&quot;; -[.$C$1]; 0)   ) )" office:value-type="float" office:value="0">
            <text:p>0</text:p>
          </table:table-cell>
          <table:table-cell table:formula="of:=IF(   [.B1169]=&quot;Stop&quot;;   0;   MAX(     0;     MIN(       [.$C$2];       [.D1168] + [.C1169] * [.$C$4]     )   ) )" office:value-type="float" office:value="9.75">
            <text:p>9.75</text:p>
          </table:table-cell>
          <table:table-cell table:formula="of:=IF(   [.B1169]=&quot;Stop&quot;;   [.$C$3];   [.E1168] + [.D1169] * [.$C$4] )" office:value-type="float" office:value="55.5262499999986">
            <text:p>55.53</text:p>
          </table:table-cell>
          <table:table-cell table:number-columns-repeated="872"/>
        </table:table-row>
        <table:table-row table:style-name="ro3">
          <table:table-cell table:formula="of:=[.A1169]+[.$C$4]" office:value-type="float" office:value="5.7949999999999">
            <text:p>5.795</text:p>
          </table:table-cell>
          <table:table-cell table:formula="of:=IF(   [.A1170] &lt; [.$C$5];   &quot;Accel&quot;;   IF(     [.A1170] &lt; [.$C$5] + [.$C$7];     &quot;Cruise&quot;;     IF(       [.A1170] &lt; [.$C$8];       &quot;Decel&quot;;       &quot;Stop&quot;     )   ) )" office:value-type="string" office:string-value="Cruise">
            <text:p>Cruise</text:p>
          </table:table-cell>
          <table:table-cell table:formula="of:=IF(   [.B1170]=&quot;Accel&quot;;   [.$C$1];   IF(     [.B1170]=&quot;Cruise&quot;;     0;     IF([.B1170]=&quot;Decel&quot;; -[.$C$1]; 0)   ) )" office:value-type="float" office:value="0">
            <text:p>0</text:p>
          </table:table-cell>
          <table:table-cell table:formula="of:=IF(   [.B1170]=&quot;Stop&quot;;   0;   MAX(     0;     MIN(       [.$C$2];       [.D1169] + [.C1170] * [.$C$4]     )   ) )" office:value-type="float" office:value="9.75">
            <text:p>9.75</text:p>
          </table:table-cell>
          <table:table-cell table:formula="of:=IF(   [.B1170]=&quot;Stop&quot;;   [.$C$3];   [.E1169] + [.D1170] * [.$C$4] )" office:value-type="float" office:value="55.5749999999986">
            <text:p>55.57</text:p>
          </table:table-cell>
          <table:table-cell table:number-columns-repeated="872"/>
        </table:table-row>
        <table:table-row table:style-name="ro3">
          <table:table-cell table:formula="of:=[.A1170]+[.$C$4]" office:value-type="float" office:value="5.7999999999999">
            <text:p>5.800</text:p>
          </table:table-cell>
          <table:table-cell table:formula="of:=IF(   [.A1171] &lt; [.$C$5];   &quot;Accel&quot;;   IF(     [.A1171] &lt; [.$C$5] + [.$C$7];     &quot;Cruise&quot;;     IF(       [.A1171] &lt; [.$C$8];       &quot;Decel&quot;;       &quot;Stop&quot;     )   ) )" office:value-type="string" office:string-value="Cruise">
            <text:p>Cruise</text:p>
          </table:table-cell>
          <table:table-cell table:formula="of:=IF(   [.B1171]=&quot;Accel&quot;;   [.$C$1];   IF(     [.B1171]=&quot;Cruise&quot;;     0;     IF([.B1171]=&quot;Decel&quot;; -[.$C$1]; 0)   ) )" office:value-type="float" office:value="0">
            <text:p>0</text:p>
          </table:table-cell>
          <table:table-cell table:formula="of:=IF(   [.B1171]=&quot;Stop&quot;;   0;   MAX(     0;     MIN(       [.$C$2];       [.D1170] + [.C1171] * [.$C$4]     )   ) )" office:value-type="float" office:value="9.75">
            <text:p>9.75</text:p>
          </table:table-cell>
          <table:table-cell table:formula="of:=IF(   [.B1171]=&quot;Stop&quot;;   [.$C$3];   [.E1170] + [.D1171] * [.$C$4] )" office:value-type="float" office:value="55.6237499999986">
            <text:p>55.62</text:p>
          </table:table-cell>
          <table:table-cell table:number-columns-repeated="872"/>
        </table:table-row>
        <table:table-row table:style-name="ro3">
          <table:table-cell table:formula="of:=[.A1171]+[.$C$4]" office:value-type="float" office:value="5.8049999999999">
            <text:p>5.805</text:p>
          </table:table-cell>
          <table:table-cell table:formula="of:=IF(   [.A1172] &lt; [.$C$5];   &quot;Accel&quot;;   IF(     [.A1172] &lt; [.$C$5] + [.$C$7];     &quot;Cruise&quot;;     IF(       [.A1172] &lt; [.$C$8];       &quot;Decel&quot;;       &quot;Stop&quot;     )   ) )" office:value-type="string" office:string-value="Cruise">
            <text:p>Cruise</text:p>
          </table:table-cell>
          <table:table-cell table:formula="of:=IF(   [.B1172]=&quot;Accel&quot;;   [.$C$1];   IF(     [.B1172]=&quot;Cruise&quot;;     0;     IF([.B1172]=&quot;Decel&quot;; -[.$C$1]; 0)   ) )" office:value-type="float" office:value="0">
            <text:p>0</text:p>
          </table:table-cell>
          <table:table-cell table:formula="of:=IF(   [.B1172]=&quot;Stop&quot;;   0;   MAX(     0;     MIN(       [.$C$2];       [.D1171] + [.C1172] * [.$C$4]     )   ) )" office:value-type="float" office:value="9.75">
            <text:p>9.75</text:p>
          </table:table-cell>
          <table:table-cell table:formula="of:=IF(   [.B1172]=&quot;Stop&quot;;   [.$C$3];   [.E1171] + [.D1172] * [.$C$4] )" office:value-type="float" office:value="55.6724999999986">
            <text:p>55.67</text:p>
          </table:table-cell>
          <table:table-cell table:number-columns-repeated="872"/>
        </table:table-row>
        <table:table-row table:style-name="ro3">
          <table:table-cell table:formula="of:=[.A1172]+[.$C$4]" office:value-type="float" office:value="5.8099999999999">
            <text:p>5.810</text:p>
          </table:table-cell>
          <table:table-cell table:formula="of:=IF(   [.A1173] &lt; [.$C$5];   &quot;Accel&quot;;   IF(     [.A1173] &lt; [.$C$5] + [.$C$7];     &quot;Cruise&quot;;     IF(       [.A1173] &lt; [.$C$8];       &quot;Decel&quot;;       &quot;Stop&quot;     )   ) )" office:value-type="string" office:string-value="Cruise">
            <text:p>Cruise</text:p>
          </table:table-cell>
          <table:table-cell table:formula="of:=IF(   [.B1173]=&quot;Accel&quot;;   [.$C$1];   IF(     [.B1173]=&quot;Cruise&quot;;     0;     IF([.B1173]=&quot;Decel&quot;; -[.$C$1]; 0)   ) )" office:value-type="float" office:value="0">
            <text:p>0</text:p>
          </table:table-cell>
          <table:table-cell table:formula="of:=IF(   [.B1173]=&quot;Stop&quot;;   0;   MAX(     0;     MIN(       [.$C$2];       [.D1172] + [.C1173] * [.$C$4]     )   ) )" office:value-type="float" office:value="9.75">
            <text:p>9.75</text:p>
          </table:table-cell>
          <table:table-cell table:formula="of:=IF(   [.B1173]=&quot;Stop&quot;;   [.$C$3];   [.E1172] + [.D1173] * [.$C$4] )" office:value-type="float" office:value="55.7212499999986">
            <text:p>55.72</text:p>
          </table:table-cell>
          <table:table-cell table:number-columns-repeated="872"/>
        </table:table-row>
        <table:table-row table:style-name="ro3">
          <table:table-cell table:formula="of:=[.A1173]+[.$C$4]" office:value-type="float" office:value="5.8149999999999">
            <text:p>5.815</text:p>
          </table:table-cell>
          <table:table-cell table:formula="of:=IF(   [.A1174] &lt; [.$C$5];   &quot;Accel&quot;;   IF(     [.A1174] &lt; [.$C$5] + [.$C$7];     &quot;Cruise&quot;;     IF(       [.A1174] &lt; [.$C$8];       &quot;Decel&quot;;       &quot;Stop&quot;     )   ) )" office:value-type="string" office:string-value="Cruise">
            <text:p>Cruise</text:p>
          </table:table-cell>
          <table:table-cell table:formula="of:=IF(   [.B1174]=&quot;Accel&quot;;   [.$C$1];   IF(     [.B1174]=&quot;Cruise&quot;;     0;     IF([.B1174]=&quot;Decel&quot;; -[.$C$1]; 0)   ) )" office:value-type="float" office:value="0">
            <text:p>0</text:p>
          </table:table-cell>
          <table:table-cell table:formula="of:=IF(   [.B1174]=&quot;Stop&quot;;   0;   MAX(     0;     MIN(       [.$C$2];       [.D1173] + [.C1174] * [.$C$4]     )   ) )" office:value-type="float" office:value="9.75">
            <text:p>9.75</text:p>
          </table:table-cell>
          <table:table-cell table:formula="of:=IF(   [.B1174]=&quot;Stop&quot;;   [.$C$3];   [.E1173] + [.D1174] * [.$C$4] )" office:value-type="float" office:value="55.7699999999986">
            <text:p>55.77</text:p>
          </table:table-cell>
          <table:table-cell table:number-columns-repeated="872"/>
        </table:table-row>
        <table:table-row table:style-name="ro3">
          <table:table-cell table:formula="of:=[.A1174]+[.$C$4]" office:value-type="float" office:value="5.8199999999999">
            <text:p>5.820</text:p>
          </table:table-cell>
          <table:table-cell table:formula="of:=IF(   [.A1175] &lt; [.$C$5];   &quot;Accel&quot;;   IF(     [.A1175] &lt; [.$C$5] + [.$C$7];     &quot;Cruise&quot;;     IF(       [.A1175] &lt; [.$C$8];       &quot;Decel&quot;;       &quot;Stop&quot;     )   ) )" office:value-type="string" office:string-value="Cruise">
            <text:p>Cruise</text:p>
          </table:table-cell>
          <table:table-cell table:formula="of:=IF(   [.B1175]=&quot;Accel&quot;;   [.$C$1];   IF(     [.B1175]=&quot;Cruise&quot;;     0;     IF([.B1175]=&quot;Decel&quot;; -[.$C$1]; 0)   ) )" office:value-type="float" office:value="0">
            <text:p>0</text:p>
          </table:table-cell>
          <table:table-cell table:formula="of:=IF(   [.B1175]=&quot;Stop&quot;;   0;   MAX(     0;     MIN(       [.$C$2];       [.D1174] + [.C1175] * [.$C$4]     )   ) )" office:value-type="float" office:value="9.75">
            <text:p>9.75</text:p>
          </table:table-cell>
          <table:table-cell table:formula="of:=IF(   [.B1175]=&quot;Stop&quot;;   [.$C$3];   [.E1174] + [.D1175] * [.$C$4] )" office:value-type="float" office:value="55.8187499999986">
            <text:p>55.82</text:p>
          </table:table-cell>
          <table:table-cell table:number-columns-repeated="872"/>
        </table:table-row>
        <table:table-row table:style-name="ro3">
          <table:table-cell table:formula="of:=[.A1175]+[.$C$4]" office:value-type="float" office:value="5.8249999999999">
            <text:p>5.825</text:p>
          </table:table-cell>
          <table:table-cell table:formula="of:=IF(   [.A1176] &lt; [.$C$5];   &quot;Accel&quot;;   IF(     [.A1176] &lt; [.$C$5] + [.$C$7];     &quot;Cruise&quot;;     IF(       [.A1176] &lt; [.$C$8];       &quot;Decel&quot;;       &quot;Stop&quot;     )   ) )" office:value-type="string" office:string-value="Cruise">
            <text:p>Cruise</text:p>
          </table:table-cell>
          <table:table-cell table:formula="of:=IF(   [.B1176]=&quot;Accel&quot;;   [.$C$1];   IF(     [.B1176]=&quot;Cruise&quot;;     0;     IF([.B1176]=&quot;Decel&quot;; -[.$C$1]; 0)   ) )" office:value-type="float" office:value="0">
            <text:p>0</text:p>
          </table:table-cell>
          <table:table-cell table:formula="of:=IF(   [.B1176]=&quot;Stop&quot;;   0;   MAX(     0;     MIN(       [.$C$2];       [.D1175] + [.C1176] * [.$C$4]     )   ) )" office:value-type="float" office:value="9.75">
            <text:p>9.75</text:p>
          </table:table-cell>
          <table:table-cell table:formula="of:=IF(   [.B1176]=&quot;Stop&quot;;   [.$C$3];   [.E1175] + [.D1176] * [.$C$4] )" office:value-type="float" office:value="55.8674999999986">
            <text:p>55.87</text:p>
          </table:table-cell>
          <table:table-cell table:number-columns-repeated="872"/>
        </table:table-row>
        <table:table-row table:style-name="ro3">
          <table:table-cell table:formula="of:=[.A1176]+[.$C$4]" office:value-type="float" office:value="5.8299999999999">
            <text:p>5.830</text:p>
          </table:table-cell>
          <table:table-cell table:formula="of:=IF(   [.A1177] &lt; [.$C$5];   &quot;Accel&quot;;   IF(     [.A1177] &lt; [.$C$5] + [.$C$7];     &quot;Cruise&quot;;     IF(       [.A1177] &lt; [.$C$8];       &quot;Decel&quot;;       &quot;Stop&quot;     )   ) )" office:value-type="string" office:string-value="Cruise">
            <text:p>Cruise</text:p>
          </table:table-cell>
          <table:table-cell table:formula="of:=IF(   [.B1177]=&quot;Accel&quot;;   [.$C$1];   IF(     [.B1177]=&quot;Cruise&quot;;     0;     IF([.B1177]=&quot;Decel&quot;; -[.$C$1]; 0)   ) )" office:value-type="float" office:value="0">
            <text:p>0</text:p>
          </table:table-cell>
          <table:table-cell table:formula="of:=IF(   [.B1177]=&quot;Stop&quot;;   0;   MAX(     0;     MIN(       [.$C$2];       [.D1176] + [.C1177] * [.$C$4]     )   ) )" office:value-type="float" office:value="9.75">
            <text:p>9.75</text:p>
          </table:table-cell>
          <table:table-cell table:formula="of:=IF(   [.B1177]=&quot;Stop&quot;;   [.$C$3];   [.E1176] + [.D1177] * [.$C$4] )" office:value-type="float" office:value="55.9162499999986">
            <text:p>55.92</text:p>
          </table:table-cell>
          <table:table-cell table:number-columns-repeated="872"/>
        </table:table-row>
        <table:table-row table:style-name="ro3">
          <table:table-cell table:formula="of:=[.A1177]+[.$C$4]" office:value-type="float" office:value="5.8349999999999">
            <text:p>5.835</text:p>
          </table:table-cell>
          <table:table-cell table:formula="of:=IF(   [.A1178] &lt; [.$C$5];   &quot;Accel&quot;;   IF(     [.A1178] &lt; [.$C$5] + [.$C$7];     &quot;Cruise&quot;;     IF(       [.A1178] &lt; [.$C$8];       &quot;Decel&quot;;       &quot;Stop&quot;     )   ) )" office:value-type="string" office:string-value="Cruise">
            <text:p>Cruise</text:p>
          </table:table-cell>
          <table:table-cell table:formula="of:=IF(   [.B1178]=&quot;Accel&quot;;   [.$C$1];   IF(     [.B1178]=&quot;Cruise&quot;;     0;     IF([.B1178]=&quot;Decel&quot;; -[.$C$1]; 0)   ) )" office:value-type="float" office:value="0">
            <text:p>0</text:p>
          </table:table-cell>
          <table:table-cell table:formula="of:=IF(   [.B1178]=&quot;Stop&quot;;   0;   MAX(     0;     MIN(       [.$C$2];       [.D1177] + [.C1178] * [.$C$4]     )   ) )" office:value-type="float" office:value="9.75">
            <text:p>9.75</text:p>
          </table:table-cell>
          <table:table-cell table:formula="of:=IF(   [.B1178]=&quot;Stop&quot;;   [.$C$3];   [.E1177] + [.D1178] * [.$C$4] )" office:value-type="float" office:value="55.9649999999986">
            <text:p>55.96</text:p>
          </table:table-cell>
          <table:table-cell table:number-columns-repeated="872"/>
        </table:table-row>
        <table:table-row table:style-name="ro3">
          <table:table-cell table:formula="of:=[.A1178]+[.$C$4]" office:value-type="float" office:value="5.8399999999999">
            <text:p>5.840</text:p>
          </table:table-cell>
          <table:table-cell table:formula="of:=IF(   [.A1179] &lt; [.$C$5];   &quot;Accel&quot;;   IF(     [.A1179] &lt; [.$C$5] + [.$C$7];     &quot;Cruise&quot;;     IF(       [.A1179] &lt; [.$C$8];       &quot;Decel&quot;;       &quot;Stop&quot;     )   ) )" office:value-type="string" office:string-value="Cruise">
            <text:p>Cruise</text:p>
          </table:table-cell>
          <table:table-cell table:formula="of:=IF(   [.B1179]=&quot;Accel&quot;;   [.$C$1];   IF(     [.B1179]=&quot;Cruise&quot;;     0;     IF([.B1179]=&quot;Decel&quot;; -[.$C$1]; 0)   ) )" office:value-type="float" office:value="0">
            <text:p>0</text:p>
          </table:table-cell>
          <table:table-cell table:formula="of:=IF(   [.B1179]=&quot;Stop&quot;;   0;   MAX(     0;     MIN(       [.$C$2];       [.D1178] + [.C1179] * [.$C$4]     )   ) )" office:value-type="float" office:value="9.75">
            <text:p>9.75</text:p>
          </table:table-cell>
          <table:table-cell table:formula="of:=IF(   [.B1179]=&quot;Stop&quot;;   [.$C$3];   [.E1178] + [.D1179] * [.$C$4] )" office:value-type="float" office:value="56.0137499999986">
            <text:p>56.01</text:p>
          </table:table-cell>
          <table:table-cell table:number-columns-repeated="872"/>
        </table:table-row>
        <table:table-row table:style-name="ro3">
          <table:table-cell table:formula="of:=[.A1179]+[.$C$4]" office:value-type="float" office:value="5.8449999999999">
            <text:p>5.845</text:p>
          </table:table-cell>
          <table:table-cell table:formula="of:=IF(   [.A1180] &lt; [.$C$5];   &quot;Accel&quot;;   IF(     [.A1180] &lt; [.$C$5] + [.$C$7];     &quot;Cruise&quot;;     IF(       [.A1180] &lt; [.$C$8];       &quot;Decel&quot;;       &quot;Stop&quot;     )   ) )" office:value-type="string" office:string-value="Cruise">
            <text:p>Cruise</text:p>
          </table:table-cell>
          <table:table-cell table:formula="of:=IF(   [.B1180]=&quot;Accel&quot;;   [.$C$1];   IF(     [.B1180]=&quot;Cruise&quot;;     0;     IF([.B1180]=&quot;Decel&quot;; -[.$C$1]; 0)   ) )" office:value-type="float" office:value="0">
            <text:p>0</text:p>
          </table:table-cell>
          <table:table-cell table:formula="of:=IF(   [.B1180]=&quot;Stop&quot;;   0;   MAX(     0;     MIN(       [.$C$2];       [.D1179] + [.C1180] * [.$C$4]     )   ) )" office:value-type="float" office:value="9.75">
            <text:p>9.75</text:p>
          </table:table-cell>
          <table:table-cell table:formula="of:=IF(   [.B1180]=&quot;Stop&quot;;   [.$C$3];   [.E1179] + [.D1180] * [.$C$4] )" office:value-type="float" office:value="56.0624999999986">
            <text:p>56.06</text:p>
          </table:table-cell>
          <table:table-cell table:number-columns-repeated="872"/>
        </table:table-row>
        <table:table-row table:style-name="ro3">
          <table:table-cell table:formula="of:=[.A1180]+[.$C$4]" office:value-type="float" office:value="5.8499999999999">
            <text:p>5.850</text:p>
          </table:table-cell>
          <table:table-cell table:formula="of:=IF(   [.A1181] &lt; [.$C$5];   &quot;Accel&quot;;   IF(     [.A1181] &lt; [.$C$5] + [.$C$7];     &quot;Cruise&quot;;     IF(       [.A1181] &lt; [.$C$8];       &quot;Decel&quot;;       &quot;Stop&quot;     )   ) )" office:value-type="string" office:string-value="Cruise">
            <text:p>Cruise</text:p>
          </table:table-cell>
          <table:table-cell table:formula="of:=IF(   [.B1181]=&quot;Accel&quot;;   [.$C$1];   IF(     [.B1181]=&quot;Cruise&quot;;     0;     IF([.B1181]=&quot;Decel&quot;; -[.$C$1]; 0)   ) )" office:value-type="float" office:value="0">
            <text:p>0</text:p>
          </table:table-cell>
          <table:table-cell table:formula="of:=IF(   [.B1181]=&quot;Stop&quot;;   0;   MAX(     0;     MIN(       [.$C$2];       [.D1180] + [.C1181] * [.$C$4]     )   ) )" office:value-type="float" office:value="9.75">
            <text:p>9.75</text:p>
          </table:table-cell>
          <table:table-cell table:formula="of:=IF(   [.B1181]=&quot;Stop&quot;;   [.$C$3];   [.E1180] + [.D1181] * [.$C$4] )" office:value-type="float" office:value="56.1112499999986">
            <text:p>56.11</text:p>
          </table:table-cell>
          <table:table-cell table:number-columns-repeated="872"/>
        </table:table-row>
        <table:table-row table:style-name="ro3">
          <table:table-cell table:formula="of:=[.A1181]+[.$C$4]" office:value-type="float" office:value="5.8549999999999">
            <text:p>5.855</text:p>
          </table:table-cell>
          <table:table-cell table:formula="of:=IF(   [.A1182] &lt; [.$C$5];   &quot;Accel&quot;;   IF(     [.A1182] &lt; [.$C$5] + [.$C$7];     &quot;Cruise&quot;;     IF(       [.A1182] &lt; [.$C$8];       &quot;Decel&quot;;       &quot;Stop&quot;     )   ) )" office:value-type="string" office:string-value="Cruise">
            <text:p>Cruise</text:p>
          </table:table-cell>
          <table:table-cell table:formula="of:=IF(   [.B1182]=&quot;Accel&quot;;   [.$C$1];   IF(     [.B1182]=&quot;Cruise&quot;;     0;     IF([.B1182]=&quot;Decel&quot;; -[.$C$1]; 0)   ) )" office:value-type="float" office:value="0">
            <text:p>0</text:p>
          </table:table-cell>
          <table:table-cell table:formula="of:=IF(   [.B1182]=&quot;Stop&quot;;   0;   MAX(     0;     MIN(       [.$C$2];       [.D1181] + [.C1182] * [.$C$4]     )   ) )" office:value-type="float" office:value="9.75">
            <text:p>9.75</text:p>
          </table:table-cell>
          <table:table-cell table:formula="of:=IF(   [.B1182]=&quot;Stop&quot;;   [.$C$3];   [.E1181] + [.D1182] * [.$C$4] )" office:value-type="float" office:value="56.1599999999986">
            <text:p>56.16</text:p>
          </table:table-cell>
          <table:table-cell table:number-columns-repeated="872"/>
        </table:table-row>
        <table:table-row table:style-name="ro3">
          <table:table-cell table:formula="of:=[.A1182]+[.$C$4]" office:value-type="float" office:value="5.8599999999999">
            <text:p>5.860</text:p>
          </table:table-cell>
          <table:table-cell table:formula="of:=IF(   [.A1183] &lt; [.$C$5];   &quot;Accel&quot;;   IF(     [.A1183] &lt; [.$C$5] + [.$C$7];     &quot;Cruise&quot;;     IF(       [.A1183] &lt; [.$C$8];       &quot;Decel&quot;;       &quot;Stop&quot;     )   ) )" office:value-type="string" office:string-value="Cruise">
            <text:p>Cruise</text:p>
          </table:table-cell>
          <table:table-cell table:formula="of:=IF(   [.B1183]=&quot;Accel&quot;;   [.$C$1];   IF(     [.B1183]=&quot;Cruise&quot;;     0;     IF([.B1183]=&quot;Decel&quot;; -[.$C$1]; 0)   ) )" office:value-type="float" office:value="0">
            <text:p>0</text:p>
          </table:table-cell>
          <table:table-cell table:formula="of:=IF(   [.B1183]=&quot;Stop&quot;;   0;   MAX(     0;     MIN(       [.$C$2];       [.D1182] + [.C1183] * [.$C$4]     )   ) )" office:value-type="float" office:value="9.75">
            <text:p>9.75</text:p>
          </table:table-cell>
          <table:table-cell table:formula="of:=IF(   [.B1183]=&quot;Stop&quot;;   [.$C$3];   [.E1182] + [.D1183] * [.$C$4] )" office:value-type="float" office:value="56.2087499999986">
            <text:p>56.21</text:p>
          </table:table-cell>
          <table:table-cell table:number-columns-repeated="872"/>
        </table:table-row>
        <table:table-row table:style-name="ro3">
          <table:table-cell table:formula="of:=[.A1183]+[.$C$4]" office:value-type="float" office:value="5.8649999999999">
            <text:p>5.865</text:p>
          </table:table-cell>
          <table:table-cell table:formula="of:=IF(   [.A1184] &lt; [.$C$5];   &quot;Accel&quot;;   IF(     [.A1184] &lt; [.$C$5] + [.$C$7];     &quot;Cruise&quot;;     IF(       [.A1184] &lt; [.$C$8];       &quot;Decel&quot;;       &quot;Stop&quot;     )   ) )" office:value-type="string" office:string-value="Cruise">
            <text:p>Cruise</text:p>
          </table:table-cell>
          <table:table-cell table:formula="of:=IF(   [.B1184]=&quot;Accel&quot;;   [.$C$1];   IF(     [.B1184]=&quot;Cruise&quot;;     0;     IF([.B1184]=&quot;Decel&quot;; -[.$C$1]; 0)   ) )" office:value-type="float" office:value="0">
            <text:p>0</text:p>
          </table:table-cell>
          <table:table-cell table:formula="of:=IF(   [.B1184]=&quot;Stop&quot;;   0;   MAX(     0;     MIN(       [.$C$2];       [.D1183] + [.C1184] * [.$C$4]     )   ) )" office:value-type="float" office:value="9.75">
            <text:p>9.75</text:p>
          </table:table-cell>
          <table:table-cell table:formula="of:=IF(   [.B1184]=&quot;Stop&quot;;   [.$C$3];   [.E1183] + [.D1184] * [.$C$4] )" office:value-type="float" office:value="56.2574999999986">
            <text:p>56.26</text:p>
          </table:table-cell>
          <table:table-cell table:number-columns-repeated="872"/>
        </table:table-row>
        <table:table-row table:style-name="ro3">
          <table:table-cell table:formula="of:=[.A1184]+[.$C$4]" office:value-type="float" office:value="5.8699999999999">
            <text:p>5.870</text:p>
          </table:table-cell>
          <table:table-cell table:formula="of:=IF(   [.A1185] &lt; [.$C$5];   &quot;Accel&quot;;   IF(     [.A1185] &lt; [.$C$5] + [.$C$7];     &quot;Cruise&quot;;     IF(       [.A1185] &lt; [.$C$8];       &quot;Decel&quot;;       &quot;Stop&quot;     )   ) )" office:value-type="string" office:string-value="Cruise">
            <text:p>Cruise</text:p>
          </table:table-cell>
          <table:table-cell table:formula="of:=IF(   [.B1185]=&quot;Accel&quot;;   [.$C$1];   IF(     [.B1185]=&quot;Cruise&quot;;     0;     IF([.B1185]=&quot;Decel&quot;; -[.$C$1]; 0)   ) )" office:value-type="float" office:value="0">
            <text:p>0</text:p>
          </table:table-cell>
          <table:table-cell table:formula="of:=IF(   [.B1185]=&quot;Stop&quot;;   0;   MAX(     0;     MIN(       [.$C$2];       [.D1184] + [.C1185] * [.$C$4]     )   ) )" office:value-type="float" office:value="9.75">
            <text:p>9.75</text:p>
          </table:table-cell>
          <table:table-cell table:formula="of:=IF(   [.B1185]=&quot;Stop&quot;;   [.$C$3];   [.E1184] + [.D1185] * [.$C$4] )" office:value-type="float" office:value="56.3062499999986">
            <text:p>56.31</text:p>
          </table:table-cell>
          <table:table-cell table:number-columns-repeated="872"/>
        </table:table-row>
        <table:table-row table:style-name="ro3">
          <table:table-cell table:formula="of:=[.A1185]+[.$C$4]" office:value-type="float" office:value="5.8749999999999">
            <text:p>5.875</text:p>
          </table:table-cell>
          <table:table-cell table:formula="of:=IF(   [.A1186] &lt; [.$C$5];   &quot;Accel&quot;;   IF(     [.A1186] &lt; [.$C$5] + [.$C$7];     &quot;Cruise&quot;;     IF(       [.A1186] &lt; [.$C$8];       &quot;Decel&quot;;       &quot;Stop&quot;     )   ) )" office:value-type="string" office:string-value="Cruise">
            <text:p>Cruise</text:p>
          </table:table-cell>
          <table:table-cell table:formula="of:=IF(   [.B1186]=&quot;Accel&quot;;   [.$C$1];   IF(     [.B1186]=&quot;Cruise&quot;;     0;     IF([.B1186]=&quot;Decel&quot;; -[.$C$1]; 0)   ) )" office:value-type="float" office:value="0">
            <text:p>0</text:p>
          </table:table-cell>
          <table:table-cell table:formula="of:=IF(   [.B1186]=&quot;Stop&quot;;   0;   MAX(     0;     MIN(       [.$C$2];       [.D1185] + [.C1186] * [.$C$4]     )   ) )" office:value-type="float" office:value="9.75">
            <text:p>9.75</text:p>
          </table:table-cell>
          <table:table-cell table:formula="of:=IF(   [.B1186]=&quot;Stop&quot;;   [.$C$3];   [.E1185] + [.D1186] * [.$C$4] )" office:value-type="float" office:value="56.3549999999986">
            <text:p>56.35</text:p>
          </table:table-cell>
          <table:table-cell table:number-columns-repeated="872"/>
        </table:table-row>
        <table:table-row table:style-name="ro3">
          <table:table-cell table:formula="of:=[.A1186]+[.$C$4]" office:value-type="float" office:value="5.8799999999999">
            <text:p>5.880</text:p>
          </table:table-cell>
          <table:table-cell table:formula="of:=IF(   [.A1187] &lt; [.$C$5];   &quot;Accel&quot;;   IF(     [.A1187] &lt; [.$C$5] + [.$C$7];     &quot;Cruise&quot;;     IF(       [.A1187] &lt; [.$C$8];       &quot;Decel&quot;;       &quot;Stop&quot;     )   ) )" office:value-type="string" office:string-value="Cruise">
            <text:p>Cruise</text:p>
          </table:table-cell>
          <table:table-cell table:formula="of:=IF(   [.B1187]=&quot;Accel&quot;;   [.$C$1];   IF(     [.B1187]=&quot;Cruise&quot;;     0;     IF([.B1187]=&quot;Decel&quot;; -[.$C$1]; 0)   ) )" office:value-type="float" office:value="0">
            <text:p>0</text:p>
          </table:table-cell>
          <table:table-cell table:formula="of:=IF(   [.B1187]=&quot;Stop&quot;;   0;   MAX(     0;     MIN(       [.$C$2];       [.D1186] + [.C1187] * [.$C$4]     )   ) )" office:value-type="float" office:value="9.75">
            <text:p>9.75</text:p>
          </table:table-cell>
          <table:table-cell table:formula="of:=IF(   [.B1187]=&quot;Stop&quot;;   [.$C$3];   [.E1186] + [.D1187] * [.$C$4] )" office:value-type="float" office:value="56.4037499999986">
            <text:p>56.40</text:p>
          </table:table-cell>
          <table:table-cell table:number-columns-repeated="872"/>
        </table:table-row>
        <table:table-row table:style-name="ro3">
          <table:table-cell table:formula="of:=[.A1187]+[.$C$4]" office:value-type="float" office:value="5.8849999999999">
            <text:p>5.885</text:p>
          </table:table-cell>
          <table:table-cell table:formula="of:=IF(   [.A1188] &lt; [.$C$5];   &quot;Accel&quot;;   IF(     [.A1188] &lt; [.$C$5] + [.$C$7];     &quot;Cruise&quot;;     IF(       [.A1188] &lt; [.$C$8];       &quot;Decel&quot;;       &quot;Stop&quot;     )   ) )" office:value-type="string" office:string-value="Cruise">
            <text:p>Cruise</text:p>
          </table:table-cell>
          <table:table-cell table:formula="of:=IF(   [.B1188]=&quot;Accel&quot;;   [.$C$1];   IF(     [.B1188]=&quot;Cruise&quot;;     0;     IF([.B1188]=&quot;Decel&quot;; -[.$C$1]; 0)   ) )" office:value-type="float" office:value="0">
            <text:p>0</text:p>
          </table:table-cell>
          <table:table-cell table:formula="of:=IF(   [.B1188]=&quot;Stop&quot;;   0;   MAX(     0;     MIN(       [.$C$2];       [.D1187] + [.C1188] * [.$C$4]     )   ) )" office:value-type="float" office:value="9.75">
            <text:p>9.75</text:p>
          </table:table-cell>
          <table:table-cell table:formula="of:=IF(   [.B1188]=&quot;Stop&quot;;   [.$C$3];   [.E1187] + [.D1188] * [.$C$4] )" office:value-type="float" office:value="56.4524999999986">
            <text:p>56.45</text:p>
          </table:table-cell>
          <table:table-cell table:number-columns-repeated="872"/>
        </table:table-row>
        <table:table-row table:style-name="ro3">
          <table:table-cell table:formula="of:=[.A1188]+[.$C$4]" office:value-type="float" office:value="5.8899999999999">
            <text:p>5.890</text:p>
          </table:table-cell>
          <table:table-cell table:formula="of:=IF(   [.A1189] &lt; [.$C$5];   &quot;Accel&quot;;   IF(     [.A1189] &lt; [.$C$5] + [.$C$7];     &quot;Cruise&quot;;     IF(       [.A1189] &lt; [.$C$8];       &quot;Decel&quot;;       &quot;Stop&quot;     )   ) )" office:value-type="string" office:string-value="Cruise">
            <text:p>Cruise</text:p>
          </table:table-cell>
          <table:table-cell table:formula="of:=IF(   [.B1189]=&quot;Accel&quot;;   [.$C$1];   IF(     [.B1189]=&quot;Cruise&quot;;     0;     IF([.B1189]=&quot;Decel&quot;; -[.$C$1]; 0)   ) )" office:value-type="float" office:value="0">
            <text:p>0</text:p>
          </table:table-cell>
          <table:table-cell table:formula="of:=IF(   [.B1189]=&quot;Stop&quot;;   0;   MAX(     0;     MIN(       [.$C$2];       [.D1188] + [.C1189] * [.$C$4]     )   ) )" office:value-type="float" office:value="9.75">
            <text:p>9.75</text:p>
          </table:table-cell>
          <table:table-cell table:formula="of:=IF(   [.B1189]=&quot;Stop&quot;;   [.$C$3];   [.E1188] + [.D1189] * [.$C$4] )" office:value-type="float" office:value="56.5012499999986">
            <text:p>56.50</text:p>
          </table:table-cell>
          <table:table-cell table:number-columns-repeated="872"/>
        </table:table-row>
        <table:table-row table:style-name="ro3">
          <table:table-cell table:formula="of:=[.A1189]+[.$C$4]" office:value-type="float" office:value="5.8949999999999">
            <text:p>5.895</text:p>
          </table:table-cell>
          <table:table-cell table:formula="of:=IF(   [.A1190] &lt; [.$C$5];   &quot;Accel&quot;;   IF(     [.A1190] &lt; [.$C$5] + [.$C$7];     &quot;Cruise&quot;;     IF(       [.A1190] &lt; [.$C$8];       &quot;Decel&quot;;       &quot;Stop&quot;     )   ) )" office:value-type="string" office:string-value="Cruise">
            <text:p>Cruise</text:p>
          </table:table-cell>
          <table:table-cell table:formula="of:=IF(   [.B1190]=&quot;Accel&quot;;   [.$C$1];   IF(     [.B1190]=&quot;Cruise&quot;;     0;     IF([.B1190]=&quot;Decel&quot;; -[.$C$1]; 0)   ) )" office:value-type="float" office:value="0">
            <text:p>0</text:p>
          </table:table-cell>
          <table:table-cell table:formula="of:=IF(   [.B1190]=&quot;Stop&quot;;   0;   MAX(     0;     MIN(       [.$C$2];       [.D1189] + [.C1190] * [.$C$4]     )   ) )" office:value-type="float" office:value="9.75">
            <text:p>9.75</text:p>
          </table:table-cell>
          <table:table-cell table:formula="of:=IF(   [.B1190]=&quot;Stop&quot;;   [.$C$3];   [.E1189] + [.D1190] * [.$C$4] )" office:value-type="float" office:value="56.5499999999986">
            <text:p>56.55</text:p>
          </table:table-cell>
          <table:table-cell table:number-columns-repeated="872"/>
        </table:table-row>
        <table:table-row table:style-name="ro3">
          <table:table-cell table:formula="of:=[.A1190]+[.$C$4]" office:value-type="float" office:value="5.8999999999999">
            <text:p>5.900</text:p>
          </table:table-cell>
          <table:table-cell table:formula="of:=IF(   [.A1191] &lt; [.$C$5];   &quot;Accel&quot;;   IF(     [.A1191] &lt; [.$C$5] + [.$C$7];     &quot;Cruise&quot;;     IF(       [.A1191] &lt; [.$C$8];       &quot;Decel&quot;;       &quot;Stop&quot;     )   ) )" office:value-type="string" office:string-value="Cruise">
            <text:p>Cruise</text:p>
          </table:table-cell>
          <table:table-cell table:formula="of:=IF(   [.B1191]=&quot;Accel&quot;;   [.$C$1];   IF(     [.B1191]=&quot;Cruise&quot;;     0;     IF([.B1191]=&quot;Decel&quot;; -[.$C$1]; 0)   ) )" office:value-type="float" office:value="0">
            <text:p>0</text:p>
          </table:table-cell>
          <table:table-cell table:formula="of:=IF(   [.B1191]=&quot;Stop&quot;;   0;   MAX(     0;     MIN(       [.$C$2];       [.D1190] + [.C1191] * [.$C$4]     )   ) )" office:value-type="float" office:value="9.75">
            <text:p>9.75</text:p>
          </table:table-cell>
          <table:table-cell table:formula="of:=IF(   [.B1191]=&quot;Stop&quot;;   [.$C$3];   [.E1190] + [.D1191] * [.$C$4] )" office:value-type="float" office:value="56.5987499999986">
            <text:p>56.60</text:p>
          </table:table-cell>
          <table:table-cell table:number-columns-repeated="872"/>
        </table:table-row>
        <table:table-row table:style-name="ro3">
          <table:table-cell table:formula="of:=[.A1191]+[.$C$4]" office:value-type="float" office:value="5.9049999999999">
            <text:p>5.905</text:p>
          </table:table-cell>
          <table:table-cell table:formula="of:=IF(   [.A1192] &lt; [.$C$5];   &quot;Accel&quot;;   IF(     [.A1192] &lt; [.$C$5] + [.$C$7];     &quot;Cruise&quot;;     IF(       [.A1192] &lt; [.$C$8];       &quot;Decel&quot;;       &quot;Stop&quot;     )   ) )" office:value-type="string" office:string-value="Cruise">
            <text:p>Cruise</text:p>
          </table:table-cell>
          <table:table-cell table:formula="of:=IF(   [.B1192]=&quot;Accel&quot;;   [.$C$1];   IF(     [.B1192]=&quot;Cruise&quot;;     0;     IF([.B1192]=&quot;Decel&quot;; -[.$C$1]; 0)   ) )" office:value-type="float" office:value="0">
            <text:p>0</text:p>
          </table:table-cell>
          <table:table-cell table:formula="of:=IF(   [.B1192]=&quot;Stop&quot;;   0;   MAX(     0;     MIN(       [.$C$2];       [.D1191] + [.C1192] * [.$C$4]     )   ) )" office:value-type="float" office:value="9.75">
            <text:p>9.75</text:p>
          </table:table-cell>
          <table:table-cell table:formula="of:=IF(   [.B1192]=&quot;Stop&quot;;   [.$C$3];   [.E1191] + [.D1192] * [.$C$4] )" office:value-type="float" office:value="56.6474999999986">
            <text:p>56.65</text:p>
          </table:table-cell>
          <table:table-cell table:number-columns-repeated="872"/>
        </table:table-row>
        <table:table-row table:style-name="ro3">
          <table:table-cell table:formula="of:=[.A1192]+[.$C$4]" office:value-type="float" office:value="5.9099999999999">
            <text:p>5.910</text:p>
          </table:table-cell>
          <table:table-cell table:formula="of:=IF(   [.A1193] &lt; [.$C$5];   &quot;Accel&quot;;   IF(     [.A1193] &lt; [.$C$5] + [.$C$7];     &quot;Cruise&quot;;     IF(       [.A1193] &lt; [.$C$8];       &quot;Decel&quot;;       &quot;Stop&quot;     )   ) )" office:value-type="string" office:string-value="Cruise">
            <text:p>Cruise</text:p>
          </table:table-cell>
          <table:table-cell table:formula="of:=IF(   [.B1193]=&quot;Accel&quot;;   [.$C$1];   IF(     [.B1193]=&quot;Cruise&quot;;     0;     IF([.B1193]=&quot;Decel&quot;; -[.$C$1]; 0)   ) )" office:value-type="float" office:value="0">
            <text:p>0</text:p>
          </table:table-cell>
          <table:table-cell table:formula="of:=IF(   [.B1193]=&quot;Stop&quot;;   0;   MAX(     0;     MIN(       [.$C$2];       [.D1192] + [.C1193] * [.$C$4]     )   ) )" office:value-type="float" office:value="9.75">
            <text:p>9.75</text:p>
          </table:table-cell>
          <table:table-cell table:formula="of:=IF(   [.B1193]=&quot;Stop&quot;;   [.$C$3];   [.E1192] + [.D1193] * [.$C$4] )" office:value-type="float" office:value="56.6962499999986">
            <text:p>56.70</text:p>
          </table:table-cell>
          <table:table-cell table:number-columns-repeated="872"/>
        </table:table-row>
        <table:table-row table:style-name="ro3">
          <table:table-cell table:formula="of:=[.A1193]+[.$C$4]" office:value-type="float" office:value="5.9149999999999">
            <text:p>5.915</text:p>
          </table:table-cell>
          <table:table-cell table:formula="of:=IF(   [.A1194] &lt; [.$C$5];   &quot;Accel&quot;;   IF(     [.A1194] &lt; [.$C$5] + [.$C$7];     &quot;Cruise&quot;;     IF(       [.A1194] &lt; [.$C$8];       &quot;Decel&quot;;       &quot;Stop&quot;     )   ) )" office:value-type="string" office:string-value="Cruise">
            <text:p>Cruise</text:p>
          </table:table-cell>
          <table:table-cell table:formula="of:=IF(   [.B1194]=&quot;Accel&quot;;   [.$C$1];   IF(     [.B1194]=&quot;Cruise&quot;;     0;     IF([.B1194]=&quot;Decel&quot;; -[.$C$1]; 0)   ) )" office:value-type="float" office:value="0">
            <text:p>0</text:p>
          </table:table-cell>
          <table:table-cell table:formula="of:=IF(   [.B1194]=&quot;Stop&quot;;   0;   MAX(     0;     MIN(       [.$C$2];       [.D1193] + [.C1194] * [.$C$4]     )   ) )" office:value-type="float" office:value="9.75">
            <text:p>9.75</text:p>
          </table:table-cell>
          <table:table-cell table:formula="of:=IF(   [.B1194]=&quot;Stop&quot;;   [.$C$3];   [.E1193] + [.D1194] * [.$C$4] )" office:value-type="float" office:value="56.7449999999986">
            <text:p>56.74</text:p>
          </table:table-cell>
          <table:table-cell table:number-columns-repeated="872"/>
        </table:table-row>
        <table:table-row table:style-name="ro3">
          <table:table-cell table:formula="of:=[.A1194]+[.$C$4]" office:value-type="float" office:value="5.9199999999999">
            <text:p>5.920</text:p>
          </table:table-cell>
          <table:table-cell table:formula="of:=IF(   [.A1195] &lt; [.$C$5];   &quot;Accel&quot;;   IF(     [.A1195] &lt; [.$C$5] + [.$C$7];     &quot;Cruise&quot;;     IF(       [.A1195] &lt; [.$C$8];       &quot;Decel&quot;;       &quot;Stop&quot;     )   ) )" office:value-type="string" office:string-value="Cruise">
            <text:p>Cruise</text:p>
          </table:table-cell>
          <table:table-cell table:formula="of:=IF(   [.B1195]=&quot;Accel&quot;;   [.$C$1];   IF(     [.B1195]=&quot;Cruise&quot;;     0;     IF([.B1195]=&quot;Decel&quot;; -[.$C$1]; 0)   ) )" office:value-type="float" office:value="0">
            <text:p>0</text:p>
          </table:table-cell>
          <table:table-cell table:formula="of:=IF(   [.B1195]=&quot;Stop&quot;;   0;   MAX(     0;     MIN(       [.$C$2];       [.D1194] + [.C1195] * [.$C$4]     )   ) )" office:value-type="float" office:value="9.75">
            <text:p>9.75</text:p>
          </table:table-cell>
          <table:table-cell table:formula="of:=IF(   [.B1195]=&quot;Stop&quot;;   [.$C$3];   [.E1194] + [.D1195] * [.$C$4] )" office:value-type="float" office:value="56.7937499999986">
            <text:p>56.79</text:p>
          </table:table-cell>
          <table:table-cell table:number-columns-repeated="872"/>
        </table:table-row>
        <table:table-row table:style-name="ro3">
          <table:table-cell table:formula="of:=[.A1195]+[.$C$4]" office:value-type="float" office:value="5.9249999999999">
            <text:p>5.925</text:p>
          </table:table-cell>
          <table:table-cell table:formula="of:=IF(   [.A1196] &lt; [.$C$5];   &quot;Accel&quot;;   IF(     [.A1196] &lt; [.$C$5] + [.$C$7];     &quot;Cruise&quot;;     IF(       [.A1196] &lt; [.$C$8];       &quot;Decel&quot;;       &quot;Stop&quot;     )   ) )" office:value-type="string" office:string-value="Cruise">
            <text:p>Cruise</text:p>
          </table:table-cell>
          <table:table-cell table:formula="of:=IF(   [.B1196]=&quot;Accel&quot;;   [.$C$1];   IF(     [.B1196]=&quot;Cruise&quot;;     0;     IF([.B1196]=&quot;Decel&quot;; -[.$C$1]; 0)   ) )" office:value-type="float" office:value="0">
            <text:p>0</text:p>
          </table:table-cell>
          <table:table-cell table:formula="of:=IF(   [.B1196]=&quot;Stop&quot;;   0;   MAX(     0;     MIN(       [.$C$2];       [.D1195] + [.C1196] * [.$C$4]     )   ) )" office:value-type="float" office:value="9.75">
            <text:p>9.75</text:p>
          </table:table-cell>
          <table:table-cell table:formula="of:=IF(   [.B1196]=&quot;Stop&quot;;   [.$C$3];   [.E1195] + [.D1196] * [.$C$4] )" office:value-type="float" office:value="56.8424999999986">
            <text:p>56.84</text:p>
          </table:table-cell>
          <table:table-cell table:number-columns-repeated="872"/>
        </table:table-row>
        <table:table-row table:style-name="ro3">
          <table:table-cell table:formula="of:=[.A1196]+[.$C$4]" office:value-type="float" office:value="5.9299999999999">
            <text:p>5.930</text:p>
          </table:table-cell>
          <table:table-cell table:formula="of:=IF(   [.A1197] &lt; [.$C$5];   &quot;Accel&quot;;   IF(     [.A1197] &lt; [.$C$5] + [.$C$7];     &quot;Cruise&quot;;     IF(       [.A1197] &lt; [.$C$8];       &quot;Decel&quot;;       &quot;Stop&quot;     )   ) )" office:value-type="string" office:string-value="Cruise">
            <text:p>Cruise</text:p>
          </table:table-cell>
          <table:table-cell table:formula="of:=IF(   [.B1197]=&quot;Accel&quot;;   [.$C$1];   IF(     [.B1197]=&quot;Cruise&quot;;     0;     IF([.B1197]=&quot;Decel&quot;; -[.$C$1]; 0)   ) )" office:value-type="float" office:value="0">
            <text:p>0</text:p>
          </table:table-cell>
          <table:table-cell table:formula="of:=IF(   [.B1197]=&quot;Stop&quot;;   0;   MAX(     0;     MIN(       [.$C$2];       [.D1196] + [.C1197] * [.$C$4]     )   ) )" office:value-type="float" office:value="9.75">
            <text:p>9.75</text:p>
          </table:table-cell>
          <table:table-cell table:formula="of:=IF(   [.B1197]=&quot;Stop&quot;;   [.$C$3];   [.E1196] + [.D1197] * [.$C$4] )" office:value-type="float" office:value="56.8912499999986">
            <text:p>56.89</text:p>
          </table:table-cell>
          <table:table-cell table:number-columns-repeated="872"/>
        </table:table-row>
        <table:table-row table:style-name="ro3">
          <table:table-cell table:formula="of:=[.A1197]+[.$C$4]" office:value-type="float" office:value="5.9349999999999">
            <text:p>5.935</text:p>
          </table:table-cell>
          <table:table-cell table:formula="of:=IF(   [.A1198] &lt; [.$C$5];   &quot;Accel&quot;;   IF(     [.A1198] &lt; [.$C$5] + [.$C$7];     &quot;Cruise&quot;;     IF(       [.A1198] &lt; [.$C$8];       &quot;Decel&quot;;       &quot;Stop&quot;     )   ) )" office:value-type="string" office:string-value="Cruise">
            <text:p>Cruise</text:p>
          </table:table-cell>
          <table:table-cell table:formula="of:=IF(   [.B1198]=&quot;Accel&quot;;   [.$C$1];   IF(     [.B1198]=&quot;Cruise&quot;;     0;     IF([.B1198]=&quot;Decel&quot;; -[.$C$1]; 0)   ) )" office:value-type="float" office:value="0">
            <text:p>0</text:p>
          </table:table-cell>
          <table:table-cell table:formula="of:=IF(   [.B1198]=&quot;Stop&quot;;   0;   MAX(     0;     MIN(       [.$C$2];       [.D1197] + [.C1198] * [.$C$4]     )   ) )" office:value-type="float" office:value="9.75">
            <text:p>9.75</text:p>
          </table:table-cell>
          <table:table-cell table:formula="of:=IF(   [.B1198]=&quot;Stop&quot;;   [.$C$3];   [.E1197] + [.D1198] * [.$C$4] )" office:value-type="float" office:value="56.9399999999986">
            <text:p>56.94</text:p>
          </table:table-cell>
          <table:table-cell table:number-columns-repeated="872"/>
        </table:table-row>
        <table:table-row table:style-name="ro3">
          <table:table-cell table:formula="of:=[.A1198]+[.$C$4]" office:value-type="float" office:value="5.9399999999999">
            <text:p>5.940</text:p>
          </table:table-cell>
          <table:table-cell table:formula="of:=IF(   [.A1199] &lt; [.$C$5];   &quot;Accel&quot;;   IF(     [.A1199] &lt; [.$C$5] + [.$C$7];     &quot;Cruise&quot;;     IF(       [.A1199] &lt; [.$C$8];       &quot;Decel&quot;;       &quot;Stop&quot;     )   ) )" office:value-type="string" office:string-value="Cruise">
            <text:p>Cruise</text:p>
          </table:table-cell>
          <table:table-cell table:formula="of:=IF(   [.B1199]=&quot;Accel&quot;;   [.$C$1];   IF(     [.B1199]=&quot;Cruise&quot;;     0;     IF([.B1199]=&quot;Decel&quot;; -[.$C$1]; 0)   ) )" office:value-type="float" office:value="0">
            <text:p>0</text:p>
          </table:table-cell>
          <table:table-cell table:formula="of:=IF(   [.B1199]=&quot;Stop&quot;;   0;   MAX(     0;     MIN(       [.$C$2];       [.D1198] + [.C1199] * [.$C$4]     )   ) )" office:value-type="float" office:value="9.75">
            <text:p>9.75</text:p>
          </table:table-cell>
          <table:table-cell table:formula="of:=IF(   [.B1199]=&quot;Stop&quot;;   [.$C$3];   [.E1198] + [.D1199] * [.$C$4] )" office:value-type="float" office:value="56.9887499999986">
            <text:p>56.99</text:p>
          </table:table-cell>
          <table:table-cell table:number-columns-repeated="872"/>
        </table:table-row>
        <table:table-row table:style-name="ro3">
          <table:table-cell table:formula="of:=[.A1199]+[.$C$4]" office:value-type="float" office:value="5.9449999999999">
            <text:p>5.945</text:p>
          </table:table-cell>
          <table:table-cell table:formula="of:=IF(   [.A1200] &lt; [.$C$5];   &quot;Accel&quot;;   IF(     [.A1200] &lt; [.$C$5] + [.$C$7];     &quot;Cruise&quot;;     IF(       [.A1200] &lt; [.$C$8];       &quot;Decel&quot;;       &quot;Stop&quot;     )   ) )" office:value-type="string" office:string-value="Cruise">
            <text:p>Cruise</text:p>
          </table:table-cell>
          <table:table-cell table:formula="of:=IF(   [.B1200]=&quot;Accel&quot;;   [.$C$1];   IF(     [.B1200]=&quot;Cruise&quot;;     0;     IF([.B1200]=&quot;Decel&quot;; -[.$C$1]; 0)   ) )" office:value-type="float" office:value="0">
            <text:p>0</text:p>
          </table:table-cell>
          <table:table-cell table:formula="of:=IF(   [.B1200]=&quot;Stop&quot;;   0;   MAX(     0;     MIN(       [.$C$2];       [.D1199] + [.C1200] * [.$C$4]     )   ) )" office:value-type="float" office:value="9.75">
            <text:p>9.75</text:p>
          </table:table-cell>
          <table:table-cell table:formula="of:=IF(   [.B1200]=&quot;Stop&quot;;   [.$C$3];   [.E1199] + [.D1200] * [.$C$4] )" office:value-type="float" office:value="57.0374999999986">
            <text:p>57.04</text:p>
          </table:table-cell>
          <table:table-cell table:number-columns-repeated="872"/>
        </table:table-row>
        <table:table-row table:style-name="ro3">
          <table:table-cell table:formula="of:=[.A1200]+[.$C$4]" office:value-type="float" office:value="5.9499999999999">
            <text:p>5.950</text:p>
          </table:table-cell>
          <table:table-cell table:formula="of:=IF(   [.A1201] &lt; [.$C$5];   &quot;Accel&quot;;   IF(     [.A1201] &lt; [.$C$5] + [.$C$7];     &quot;Cruise&quot;;     IF(       [.A1201] &lt; [.$C$8];       &quot;Decel&quot;;       &quot;Stop&quot;     )   ) )" office:value-type="string" office:string-value="Cruise">
            <text:p>Cruise</text:p>
          </table:table-cell>
          <table:table-cell table:formula="of:=IF(   [.B1201]=&quot;Accel&quot;;   [.$C$1];   IF(     [.B1201]=&quot;Cruise&quot;;     0;     IF([.B1201]=&quot;Decel&quot;; -[.$C$1]; 0)   ) )" office:value-type="float" office:value="0">
            <text:p>0</text:p>
          </table:table-cell>
          <table:table-cell table:formula="of:=IF(   [.B1201]=&quot;Stop&quot;;   0;   MAX(     0;     MIN(       [.$C$2];       [.D1200] + [.C1201] * [.$C$4]     )   ) )" office:value-type="float" office:value="9.75">
            <text:p>9.75</text:p>
          </table:table-cell>
          <table:table-cell table:formula="of:=IF(   [.B1201]=&quot;Stop&quot;;   [.$C$3];   [.E1200] + [.D1201] * [.$C$4] )" office:value-type="float" office:value="57.0862499999986">
            <text:p>57.09</text:p>
          </table:table-cell>
          <table:table-cell table:number-columns-repeated="872"/>
        </table:table-row>
        <table:table-row table:style-name="ro3">
          <table:table-cell table:formula="of:=[.A1201]+[.$C$4]" office:value-type="float" office:value="5.9549999999999">
            <text:p>5.955</text:p>
          </table:table-cell>
          <table:table-cell table:formula="of:=IF(   [.A1202] &lt; [.$C$5];   &quot;Accel&quot;;   IF(     [.A1202] &lt; [.$C$5] + [.$C$7];     &quot;Cruise&quot;;     IF(       [.A1202] &lt; [.$C$8];       &quot;Decel&quot;;       &quot;Stop&quot;     )   ) )" office:value-type="string" office:string-value="Cruise">
            <text:p>Cruise</text:p>
          </table:table-cell>
          <table:table-cell table:formula="of:=IF(   [.B1202]=&quot;Accel&quot;;   [.$C$1];   IF(     [.B1202]=&quot;Cruise&quot;;     0;     IF([.B1202]=&quot;Decel&quot;; -[.$C$1]; 0)   ) )" office:value-type="float" office:value="0">
            <text:p>0</text:p>
          </table:table-cell>
          <table:table-cell table:formula="of:=IF(   [.B1202]=&quot;Stop&quot;;   0;   MAX(     0;     MIN(       [.$C$2];       [.D1201] + [.C1202] * [.$C$4]     )   ) )" office:value-type="float" office:value="9.75">
            <text:p>9.75</text:p>
          </table:table-cell>
          <table:table-cell table:formula="of:=IF(   [.B1202]=&quot;Stop&quot;;   [.$C$3];   [.E1201] + [.D1202] * [.$C$4] )" office:value-type="float" office:value="57.1349999999986">
            <text:p>57.13</text:p>
          </table:table-cell>
          <table:table-cell table:number-columns-repeated="872"/>
        </table:table-row>
        <table:table-row table:style-name="ro3">
          <table:table-cell table:formula="of:=[.A1202]+[.$C$4]" office:value-type="float" office:value="5.9599999999999">
            <text:p>5.960</text:p>
          </table:table-cell>
          <table:table-cell table:formula="of:=IF(   [.A1203] &lt; [.$C$5];   &quot;Accel&quot;;   IF(     [.A1203] &lt; [.$C$5] + [.$C$7];     &quot;Cruise&quot;;     IF(       [.A1203] &lt; [.$C$8];       &quot;Decel&quot;;       &quot;Stop&quot;     )   ) )" office:value-type="string" office:string-value="Cruise">
            <text:p>Cruise</text:p>
          </table:table-cell>
          <table:table-cell table:formula="of:=IF(   [.B1203]=&quot;Accel&quot;;   [.$C$1];   IF(     [.B1203]=&quot;Cruise&quot;;     0;     IF([.B1203]=&quot;Decel&quot;; -[.$C$1]; 0)   ) )" office:value-type="float" office:value="0">
            <text:p>0</text:p>
          </table:table-cell>
          <table:table-cell table:formula="of:=IF(   [.B1203]=&quot;Stop&quot;;   0;   MAX(     0;     MIN(       [.$C$2];       [.D1202] + [.C1203] * [.$C$4]     )   ) )" office:value-type="float" office:value="9.75">
            <text:p>9.75</text:p>
          </table:table-cell>
          <table:table-cell table:formula="of:=IF(   [.B1203]=&quot;Stop&quot;;   [.$C$3];   [.E1202] + [.D1203] * [.$C$4] )" office:value-type="float" office:value="57.1837499999986">
            <text:p>57.18</text:p>
          </table:table-cell>
          <table:table-cell table:number-columns-repeated="872"/>
        </table:table-row>
        <table:table-row table:style-name="ro3">
          <table:table-cell table:formula="of:=[.A1203]+[.$C$4]" office:value-type="float" office:value="5.9649999999999">
            <text:p>5.965</text:p>
          </table:table-cell>
          <table:table-cell table:formula="of:=IF(   [.A1204] &lt; [.$C$5];   &quot;Accel&quot;;   IF(     [.A1204] &lt; [.$C$5] + [.$C$7];     &quot;Cruise&quot;;     IF(       [.A1204] &lt; [.$C$8];       &quot;Decel&quot;;       &quot;Stop&quot;     )   ) )" office:value-type="string" office:string-value="Cruise">
            <text:p>Cruise</text:p>
          </table:table-cell>
          <table:table-cell table:formula="of:=IF(   [.B1204]=&quot;Accel&quot;;   [.$C$1];   IF(     [.B1204]=&quot;Cruise&quot;;     0;     IF([.B1204]=&quot;Decel&quot;; -[.$C$1]; 0)   ) )" office:value-type="float" office:value="0">
            <text:p>0</text:p>
          </table:table-cell>
          <table:table-cell table:formula="of:=IF(   [.B1204]=&quot;Stop&quot;;   0;   MAX(     0;     MIN(       [.$C$2];       [.D1203] + [.C1204] * [.$C$4]     )   ) )" office:value-type="float" office:value="9.75">
            <text:p>9.75</text:p>
          </table:table-cell>
          <table:table-cell table:formula="of:=IF(   [.B1204]=&quot;Stop&quot;;   [.$C$3];   [.E1203] + [.D1204] * [.$C$4] )" office:value-type="float" office:value="57.2324999999986">
            <text:p>57.23</text:p>
          </table:table-cell>
          <table:table-cell table:number-columns-repeated="872"/>
        </table:table-row>
        <table:table-row table:style-name="ro3">
          <table:table-cell table:formula="of:=[.A1204]+[.$C$4]" office:value-type="float" office:value="5.9699999999999">
            <text:p>5.970</text:p>
          </table:table-cell>
          <table:table-cell table:formula="of:=IF(   [.A1205] &lt; [.$C$5];   &quot;Accel&quot;;   IF(     [.A1205] &lt; [.$C$5] + [.$C$7];     &quot;Cruise&quot;;     IF(       [.A1205] &lt; [.$C$8];       &quot;Decel&quot;;       &quot;Stop&quot;     )   ) )" office:value-type="string" office:string-value="Cruise">
            <text:p>Cruise</text:p>
          </table:table-cell>
          <table:table-cell table:formula="of:=IF(   [.B1205]=&quot;Accel&quot;;   [.$C$1];   IF(     [.B1205]=&quot;Cruise&quot;;     0;     IF([.B1205]=&quot;Decel&quot;; -[.$C$1]; 0)   ) )" office:value-type="float" office:value="0">
            <text:p>0</text:p>
          </table:table-cell>
          <table:table-cell table:formula="of:=IF(   [.B1205]=&quot;Stop&quot;;   0;   MAX(     0;     MIN(       [.$C$2];       [.D1204] + [.C1205] * [.$C$4]     )   ) )" office:value-type="float" office:value="9.75">
            <text:p>9.75</text:p>
          </table:table-cell>
          <table:table-cell table:formula="of:=IF(   [.B1205]=&quot;Stop&quot;;   [.$C$3];   [.E1204] + [.D1205] * [.$C$4] )" office:value-type="float" office:value="57.2812499999986">
            <text:p>57.28</text:p>
          </table:table-cell>
          <table:table-cell table:number-columns-repeated="872"/>
        </table:table-row>
        <table:table-row table:style-name="ro3">
          <table:table-cell table:formula="of:=[.A1205]+[.$C$4]" office:value-type="float" office:value="5.9749999999999">
            <text:p>5.975</text:p>
          </table:table-cell>
          <table:table-cell table:formula="of:=IF(   [.A1206] &lt; [.$C$5];   &quot;Accel&quot;;   IF(     [.A1206] &lt; [.$C$5] + [.$C$7];     &quot;Cruise&quot;;     IF(       [.A1206] &lt; [.$C$8];       &quot;Decel&quot;;       &quot;Stop&quot;     )   ) )" office:value-type="string" office:string-value="Cruise">
            <text:p>Cruise</text:p>
          </table:table-cell>
          <table:table-cell table:formula="of:=IF(   [.B1206]=&quot;Accel&quot;;   [.$C$1];   IF(     [.B1206]=&quot;Cruise&quot;;     0;     IF([.B1206]=&quot;Decel&quot;; -[.$C$1]; 0)   ) )" office:value-type="float" office:value="0">
            <text:p>0</text:p>
          </table:table-cell>
          <table:table-cell table:formula="of:=IF(   [.B1206]=&quot;Stop&quot;;   0;   MAX(     0;     MIN(       [.$C$2];       [.D1205] + [.C1206] * [.$C$4]     )   ) )" office:value-type="float" office:value="9.75">
            <text:p>9.75</text:p>
          </table:table-cell>
          <table:table-cell table:formula="of:=IF(   [.B1206]=&quot;Stop&quot;;   [.$C$3];   [.E1205] + [.D1206] * [.$C$4] )" office:value-type="float" office:value="57.3299999999986">
            <text:p>57.33</text:p>
          </table:table-cell>
          <table:table-cell table:number-columns-repeated="872"/>
        </table:table-row>
        <table:table-row table:style-name="ro3">
          <table:table-cell table:formula="of:=[.A1206]+[.$C$4]" office:value-type="float" office:value="5.9799999999999">
            <text:p>5.980</text:p>
          </table:table-cell>
          <table:table-cell table:formula="of:=IF(   [.A1207] &lt; [.$C$5];   &quot;Accel&quot;;   IF(     [.A1207] &lt; [.$C$5] + [.$C$7];     &quot;Cruise&quot;;     IF(       [.A1207] &lt; [.$C$8];       &quot;Decel&quot;;       &quot;Stop&quot;     )   ) )" office:value-type="string" office:string-value="Cruise">
            <text:p>Cruise</text:p>
          </table:table-cell>
          <table:table-cell table:formula="of:=IF(   [.B1207]=&quot;Accel&quot;;   [.$C$1];   IF(     [.B1207]=&quot;Cruise&quot;;     0;     IF([.B1207]=&quot;Decel&quot;; -[.$C$1]; 0)   ) )" office:value-type="float" office:value="0">
            <text:p>0</text:p>
          </table:table-cell>
          <table:table-cell table:formula="of:=IF(   [.B1207]=&quot;Stop&quot;;   0;   MAX(     0;     MIN(       [.$C$2];       [.D1206] + [.C1207] * [.$C$4]     )   ) )" office:value-type="float" office:value="9.75">
            <text:p>9.75</text:p>
          </table:table-cell>
          <table:table-cell table:formula="of:=IF(   [.B1207]=&quot;Stop&quot;;   [.$C$3];   [.E1206] + [.D1207] * [.$C$4] )" office:value-type="float" office:value="57.3787499999986">
            <text:p>57.38</text:p>
          </table:table-cell>
          <table:table-cell table:number-columns-repeated="872"/>
        </table:table-row>
        <table:table-row table:style-name="ro3">
          <table:table-cell table:formula="of:=[.A1207]+[.$C$4]" office:value-type="float" office:value="5.98499999999989">
            <text:p>5.985</text:p>
          </table:table-cell>
          <table:table-cell table:formula="of:=IF(   [.A1208] &lt; [.$C$5];   &quot;Accel&quot;;   IF(     [.A1208] &lt; [.$C$5] + [.$C$7];     &quot;Cruise&quot;;     IF(       [.A1208] &lt; [.$C$8];       &quot;Decel&quot;;       &quot;Stop&quot;     )   ) )" office:value-type="string" office:string-value="Cruise">
            <text:p>Cruise</text:p>
          </table:table-cell>
          <table:table-cell table:formula="of:=IF(   [.B1208]=&quot;Accel&quot;;   [.$C$1];   IF(     [.B1208]=&quot;Cruise&quot;;     0;     IF([.B1208]=&quot;Decel&quot;; -[.$C$1]; 0)   ) )" office:value-type="float" office:value="0">
            <text:p>0</text:p>
          </table:table-cell>
          <table:table-cell table:formula="of:=IF(   [.B1208]=&quot;Stop&quot;;   0;   MAX(     0;     MIN(       [.$C$2];       [.D1207] + [.C1208] * [.$C$4]     )   ) )" office:value-type="float" office:value="9.75">
            <text:p>9.75</text:p>
          </table:table-cell>
          <table:table-cell table:formula="of:=IF(   [.B1208]=&quot;Stop&quot;;   [.$C$3];   [.E1207] + [.D1208] * [.$C$4] )" office:value-type="float" office:value="57.4274999999986">
            <text:p>57.43</text:p>
          </table:table-cell>
          <table:table-cell table:number-columns-repeated="872"/>
        </table:table-row>
        <table:table-row table:style-name="ro3">
          <table:table-cell table:formula="of:=[.A1208]+[.$C$4]" office:value-type="float" office:value="5.98999999999989">
            <text:p>5.990</text:p>
          </table:table-cell>
          <table:table-cell table:formula="of:=IF(   [.A1209] &lt; [.$C$5];   &quot;Accel&quot;;   IF(     [.A1209] &lt; [.$C$5] + [.$C$7];     &quot;Cruise&quot;;     IF(       [.A1209] &lt; [.$C$8];       &quot;Decel&quot;;       &quot;Stop&quot;     )   ) )" office:value-type="string" office:string-value="Cruise">
            <text:p>Cruise</text:p>
          </table:table-cell>
          <table:table-cell table:formula="of:=IF(   [.B1209]=&quot;Accel&quot;;   [.$C$1];   IF(     [.B1209]=&quot;Cruise&quot;;     0;     IF([.B1209]=&quot;Decel&quot;; -[.$C$1]; 0)   ) )" office:value-type="float" office:value="0">
            <text:p>0</text:p>
          </table:table-cell>
          <table:table-cell table:formula="of:=IF(   [.B1209]=&quot;Stop&quot;;   0;   MAX(     0;     MIN(       [.$C$2];       [.D1208] + [.C1209] * [.$C$4]     )   ) )" office:value-type="float" office:value="9.75">
            <text:p>9.75</text:p>
          </table:table-cell>
          <table:table-cell table:formula="of:=IF(   [.B1209]=&quot;Stop&quot;;   [.$C$3];   [.E1208] + [.D1209] * [.$C$4] )" office:value-type="float" office:value="57.4762499999986">
            <text:p>57.48</text:p>
          </table:table-cell>
          <table:table-cell table:number-columns-repeated="872"/>
        </table:table-row>
        <table:table-row table:style-name="ro3">
          <table:table-cell table:formula="of:=[.A1209]+[.$C$4]" office:value-type="float" office:value="5.99499999999989">
            <text:p>5.995</text:p>
          </table:table-cell>
          <table:table-cell table:formula="of:=IF(   [.A1210] &lt; [.$C$5];   &quot;Accel&quot;;   IF(     [.A1210] &lt; [.$C$5] + [.$C$7];     &quot;Cruise&quot;;     IF(       [.A1210] &lt; [.$C$8];       &quot;Decel&quot;;       &quot;Stop&quot;     )   ) )" office:value-type="string" office:string-value="Cruise">
            <text:p>Cruise</text:p>
          </table:table-cell>
          <table:table-cell table:formula="of:=IF(   [.B1210]=&quot;Accel&quot;;   [.$C$1];   IF(     [.B1210]=&quot;Cruise&quot;;     0;     IF([.B1210]=&quot;Decel&quot;; -[.$C$1]; 0)   ) )" office:value-type="float" office:value="0">
            <text:p>0</text:p>
          </table:table-cell>
          <table:table-cell table:formula="of:=IF(   [.B1210]=&quot;Stop&quot;;   0;   MAX(     0;     MIN(       [.$C$2];       [.D1209] + [.C1210] * [.$C$4]     )   ) )" office:value-type="float" office:value="9.75">
            <text:p>9.75</text:p>
          </table:table-cell>
          <table:table-cell table:formula="of:=IF(   [.B1210]=&quot;Stop&quot;;   [.$C$3];   [.E1209] + [.D1210] * [.$C$4] )" office:value-type="float" office:value="57.5249999999986">
            <text:p>57.52</text:p>
          </table:table-cell>
          <table:table-cell table:number-columns-repeated="872"/>
        </table:table-row>
        <table:table-row table:style-name="ro3">
          <table:table-cell table:formula="of:=[.A1210]+[.$C$4]" office:value-type="float" office:value="5.99999999999989">
            <text:p>6.000</text:p>
          </table:table-cell>
          <table:table-cell table:formula="of:=IF(   [.A1211] &lt; [.$C$5];   &quot;Accel&quot;;   IF(     [.A1211] &lt; [.$C$5] + [.$C$7];     &quot;Cruise&quot;;     IF(       [.A1211] &lt; [.$C$8];       &quot;Decel&quot;;       &quot;Stop&quot;     )   ) )" office:value-type="string" office:string-value="Cruise">
            <text:p>Cruise</text:p>
          </table:table-cell>
          <table:table-cell table:formula="of:=IF(   [.B1211]=&quot;Accel&quot;;   [.$C$1];   IF(     [.B1211]=&quot;Cruise&quot;;     0;     IF([.B1211]=&quot;Decel&quot;; -[.$C$1]; 0)   ) )" office:value-type="float" office:value="0">
            <text:p>0</text:p>
          </table:table-cell>
          <table:table-cell table:formula="of:=IF(   [.B1211]=&quot;Stop&quot;;   0;   MAX(     0;     MIN(       [.$C$2];       [.D1210] + [.C1211] * [.$C$4]     )   ) )" office:value-type="float" office:value="9.75">
            <text:p>9.75</text:p>
          </table:table-cell>
          <table:table-cell table:formula="of:=IF(   [.B1211]=&quot;Stop&quot;;   [.$C$3];   [.E1210] + [.D1211] * [.$C$4] )" office:value-type="float" office:value="57.5737499999986">
            <text:p>57.57</text:p>
          </table:table-cell>
          <table:table-cell table:number-columns-repeated="872"/>
        </table:table-row>
        <table:table-row table:style-name="ro3">
          <table:table-cell table:formula="of:=[.A1211]+[.$C$4]" office:value-type="float" office:value="6.00499999999989">
            <text:p>6.005</text:p>
          </table:table-cell>
          <table:table-cell table:formula="of:=IF(   [.A1212] &lt; [.$C$5];   &quot;Accel&quot;;   IF(     [.A1212] &lt; [.$C$5] + [.$C$7];     &quot;Cruise&quot;;     IF(       [.A1212] &lt; [.$C$8];       &quot;Decel&quot;;       &quot;Stop&quot;     )   ) )" office:value-type="string" office:string-value="Cruise">
            <text:p>Cruise</text:p>
          </table:table-cell>
          <table:table-cell table:formula="of:=IF(   [.B1212]=&quot;Accel&quot;;   [.$C$1];   IF(     [.B1212]=&quot;Cruise&quot;;     0;     IF([.B1212]=&quot;Decel&quot;; -[.$C$1]; 0)   ) )" office:value-type="float" office:value="0">
            <text:p>0</text:p>
          </table:table-cell>
          <table:table-cell table:formula="of:=IF(   [.B1212]=&quot;Stop&quot;;   0;   MAX(     0;     MIN(       [.$C$2];       [.D1211] + [.C1212] * [.$C$4]     )   ) )" office:value-type="float" office:value="9.75">
            <text:p>9.75</text:p>
          </table:table-cell>
          <table:table-cell table:formula="of:=IF(   [.B1212]=&quot;Stop&quot;;   [.$C$3];   [.E1211] + [.D1212] * [.$C$4] )" office:value-type="float" office:value="57.6224999999986">
            <text:p>57.62</text:p>
          </table:table-cell>
          <table:table-cell table:number-columns-repeated="872"/>
        </table:table-row>
        <table:table-row table:style-name="ro3">
          <table:table-cell table:formula="of:=[.A1212]+[.$C$4]" office:value-type="float" office:value="6.00999999999989">
            <text:p>6.010</text:p>
          </table:table-cell>
          <table:table-cell table:formula="of:=IF(   [.A1213] &lt; [.$C$5];   &quot;Accel&quot;;   IF(     [.A1213] &lt; [.$C$5] + [.$C$7];     &quot;Cruise&quot;;     IF(       [.A1213] &lt; [.$C$8];       &quot;Decel&quot;;       &quot;Stop&quot;     )   ) )" office:value-type="string" office:string-value="Cruise">
            <text:p>Cruise</text:p>
          </table:table-cell>
          <table:table-cell table:formula="of:=IF(   [.B1213]=&quot;Accel&quot;;   [.$C$1];   IF(     [.B1213]=&quot;Cruise&quot;;     0;     IF([.B1213]=&quot;Decel&quot;; -[.$C$1]; 0)   ) )" office:value-type="float" office:value="0">
            <text:p>0</text:p>
          </table:table-cell>
          <table:table-cell table:formula="of:=IF(   [.B1213]=&quot;Stop&quot;;   0;   MAX(     0;     MIN(       [.$C$2];       [.D1212] + [.C1213] * [.$C$4]     )   ) )" office:value-type="float" office:value="9.75">
            <text:p>9.75</text:p>
          </table:table-cell>
          <table:table-cell table:formula="of:=IF(   [.B1213]=&quot;Stop&quot;;   [.$C$3];   [.E1212] + [.D1213] * [.$C$4] )" office:value-type="float" office:value="57.6712499999986">
            <text:p>57.67</text:p>
          </table:table-cell>
          <table:table-cell table:number-columns-repeated="872"/>
        </table:table-row>
        <table:table-row table:style-name="ro3">
          <table:table-cell table:formula="of:=[.A1213]+[.$C$4]" office:value-type="float" office:value="6.01499999999989">
            <text:p>6.015</text:p>
          </table:table-cell>
          <table:table-cell table:formula="of:=IF(   [.A1214] &lt; [.$C$5];   &quot;Accel&quot;;   IF(     [.A1214] &lt; [.$C$5] + [.$C$7];     &quot;Cruise&quot;;     IF(       [.A1214] &lt; [.$C$8];       &quot;Decel&quot;;       &quot;Stop&quot;     )   ) )" office:value-type="string" office:string-value="Cruise">
            <text:p>Cruise</text:p>
          </table:table-cell>
          <table:table-cell table:formula="of:=IF(   [.B1214]=&quot;Accel&quot;;   [.$C$1];   IF(     [.B1214]=&quot;Cruise&quot;;     0;     IF([.B1214]=&quot;Decel&quot;; -[.$C$1]; 0)   ) )" office:value-type="float" office:value="0">
            <text:p>0</text:p>
          </table:table-cell>
          <table:table-cell table:formula="of:=IF(   [.B1214]=&quot;Stop&quot;;   0;   MAX(     0;     MIN(       [.$C$2];       [.D1213] + [.C1214] * [.$C$4]     )   ) )" office:value-type="float" office:value="9.75">
            <text:p>9.75</text:p>
          </table:table-cell>
          <table:table-cell table:formula="of:=IF(   [.B1214]=&quot;Stop&quot;;   [.$C$3];   [.E1213] + [.D1214] * [.$C$4] )" office:value-type="float" office:value="57.7199999999986">
            <text:p>57.72</text:p>
          </table:table-cell>
          <table:table-cell table:number-columns-repeated="872"/>
        </table:table-row>
        <table:table-row table:style-name="ro3">
          <table:table-cell table:formula="of:=[.A1214]+[.$C$4]" office:value-type="float" office:value="6.01999999999989">
            <text:p>6.020</text:p>
          </table:table-cell>
          <table:table-cell table:formula="of:=IF(   [.A1215] &lt; [.$C$5];   &quot;Accel&quot;;   IF(     [.A1215] &lt; [.$C$5] + [.$C$7];     &quot;Cruise&quot;;     IF(       [.A1215] &lt; [.$C$8];       &quot;Decel&quot;;       &quot;Stop&quot;     )   ) )" office:value-type="string" office:string-value="Cruise">
            <text:p>Cruise</text:p>
          </table:table-cell>
          <table:table-cell table:formula="of:=IF(   [.B1215]=&quot;Accel&quot;;   [.$C$1];   IF(     [.B1215]=&quot;Cruise&quot;;     0;     IF([.B1215]=&quot;Decel&quot;; -[.$C$1]; 0)   ) )" office:value-type="float" office:value="0">
            <text:p>0</text:p>
          </table:table-cell>
          <table:table-cell table:formula="of:=IF(   [.B1215]=&quot;Stop&quot;;   0;   MAX(     0;     MIN(       [.$C$2];       [.D1214] + [.C1215] * [.$C$4]     )   ) )" office:value-type="float" office:value="9.75">
            <text:p>9.75</text:p>
          </table:table-cell>
          <table:table-cell table:formula="of:=IF(   [.B1215]=&quot;Stop&quot;;   [.$C$3];   [.E1214] + [.D1215] * [.$C$4] )" office:value-type="float" office:value="57.7687499999986">
            <text:p>57.77</text:p>
          </table:table-cell>
          <table:table-cell table:number-columns-repeated="872"/>
        </table:table-row>
        <table:table-row table:style-name="ro3">
          <table:table-cell table:formula="of:=[.A1215]+[.$C$4]" office:value-type="float" office:value="6.02499999999989">
            <text:p>6.025</text:p>
          </table:table-cell>
          <table:table-cell table:formula="of:=IF(   [.A1216] &lt; [.$C$5];   &quot;Accel&quot;;   IF(     [.A1216] &lt; [.$C$5] + [.$C$7];     &quot;Cruise&quot;;     IF(       [.A1216] &lt; [.$C$8];       &quot;Decel&quot;;       &quot;Stop&quot;     )   ) )" office:value-type="string" office:string-value="Cruise">
            <text:p>Cruise</text:p>
          </table:table-cell>
          <table:table-cell table:formula="of:=IF(   [.B1216]=&quot;Accel&quot;;   [.$C$1];   IF(     [.B1216]=&quot;Cruise&quot;;     0;     IF([.B1216]=&quot;Decel&quot;; -[.$C$1]; 0)   ) )" office:value-type="float" office:value="0">
            <text:p>0</text:p>
          </table:table-cell>
          <table:table-cell table:formula="of:=IF(   [.B1216]=&quot;Stop&quot;;   0;   MAX(     0;     MIN(       [.$C$2];       [.D1215] + [.C1216] * [.$C$4]     )   ) )" office:value-type="float" office:value="9.75">
            <text:p>9.75</text:p>
          </table:table-cell>
          <table:table-cell table:formula="of:=IF(   [.B1216]=&quot;Stop&quot;;   [.$C$3];   [.E1215] + [.D1216] * [.$C$4] )" office:value-type="float" office:value="57.8174999999986">
            <text:p>57.82</text:p>
          </table:table-cell>
          <table:table-cell table:number-columns-repeated="872"/>
        </table:table-row>
        <table:table-row table:style-name="ro3">
          <table:table-cell table:formula="of:=[.A1216]+[.$C$4]" office:value-type="float" office:value="6.02999999999989">
            <text:p>6.030</text:p>
          </table:table-cell>
          <table:table-cell table:formula="of:=IF(   [.A1217] &lt; [.$C$5];   &quot;Accel&quot;;   IF(     [.A1217] &lt; [.$C$5] + [.$C$7];     &quot;Cruise&quot;;     IF(       [.A1217] &lt; [.$C$8];       &quot;Decel&quot;;       &quot;Stop&quot;     )   ) )" office:value-type="string" office:string-value="Cruise">
            <text:p>Cruise</text:p>
          </table:table-cell>
          <table:table-cell table:formula="of:=IF(   [.B1217]=&quot;Accel&quot;;   [.$C$1];   IF(     [.B1217]=&quot;Cruise&quot;;     0;     IF([.B1217]=&quot;Decel&quot;; -[.$C$1]; 0)   ) )" office:value-type="float" office:value="0">
            <text:p>0</text:p>
          </table:table-cell>
          <table:table-cell table:formula="of:=IF(   [.B1217]=&quot;Stop&quot;;   0;   MAX(     0;     MIN(       [.$C$2];       [.D1216] + [.C1217] * [.$C$4]     )   ) )" office:value-type="float" office:value="9.75">
            <text:p>9.75</text:p>
          </table:table-cell>
          <table:table-cell table:formula="of:=IF(   [.B1217]=&quot;Stop&quot;;   [.$C$3];   [.E1216] + [.D1217] * [.$C$4] )" office:value-type="float" office:value="57.8662499999986">
            <text:p>57.87</text:p>
          </table:table-cell>
          <table:table-cell table:number-columns-repeated="872"/>
        </table:table-row>
        <table:table-row table:style-name="ro3">
          <table:table-cell table:formula="of:=[.A1217]+[.$C$4]" office:value-type="float" office:value="6.03499999999989">
            <text:p>6.035</text:p>
          </table:table-cell>
          <table:table-cell table:formula="of:=IF(   [.A1218] &lt; [.$C$5];   &quot;Accel&quot;;   IF(     [.A1218] &lt; [.$C$5] + [.$C$7];     &quot;Cruise&quot;;     IF(       [.A1218] &lt; [.$C$8];       &quot;Decel&quot;;       &quot;Stop&quot;     )   ) )" office:value-type="string" office:string-value="Cruise">
            <text:p>Cruise</text:p>
          </table:table-cell>
          <table:table-cell table:formula="of:=IF(   [.B1218]=&quot;Accel&quot;;   [.$C$1];   IF(     [.B1218]=&quot;Cruise&quot;;     0;     IF([.B1218]=&quot;Decel&quot;; -[.$C$1]; 0)   ) )" office:value-type="float" office:value="0">
            <text:p>0</text:p>
          </table:table-cell>
          <table:table-cell table:formula="of:=IF(   [.B1218]=&quot;Stop&quot;;   0;   MAX(     0;     MIN(       [.$C$2];       [.D1217] + [.C1218] * [.$C$4]     )   ) )" office:value-type="float" office:value="9.75">
            <text:p>9.75</text:p>
          </table:table-cell>
          <table:table-cell table:formula="of:=IF(   [.B1218]=&quot;Stop&quot;;   [.$C$3];   [.E1217] + [.D1218] * [.$C$4] )" office:value-type="float" office:value="57.9149999999986">
            <text:p>57.91</text:p>
          </table:table-cell>
          <table:table-cell table:number-columns-repeated="872"/>
        </table:table-row>
        <table:table-row table:style-name="ro3">
          <table:table-cell table:formula="of:=[.A1218]+[.$C$4]" office:value-type="float" office:value="6.03999999999989">
            <text:p>6.040</text:p>
          </table:table-cell>
          <table:table-cell table:formula="of:=IF(   [.A1219] &lt; [.$C$5];   &quot;Accel&quot;;   IF(     [.A1219] &lt; [.$C$5] + [.$C$7];     &quot;Cruise&quot;;     IF(       [.A1219] &lt; [.$C$8];       &quot;Decel&quot;;       &quot;Stop&quot;     )   ) )" office:value-type="string" office:string-value="Cruise">
            <text:p>Cruise</text:p>
          </table:table-cell>
          <table:table-cell table:formula="of:=IF(   [.B1219]=&quot;Accel&quot;;   [.$C$1];   IF(     [.B1219]=&quot;Cruise&quot;;     0;     IF([.B1219]=&quot;Decel&quot;; -[.$C$1]; 0)   ) )" office:value-type="float" office:value="0">
            <text:p>0</text:p>
          </table:table-cell>
          <table:table-cell table:formula="of:=IF(   [.B1219]=&quot;Stop&quot;;   0;   MAX(     0;     MIN(       [.$C$2];       [.D1218] + [.C1219] * [.$C$4]     )   ) )" office:value-type="float" office:value="9.75">
            <text:p>9.75</text:p>
          </table:table-cell>
          <table:table-cell table:formula="of:=IF(   [.B1219]=&quot;Stop&quot;;   [.$C$3];   [.E1218] + [.D1219] * [.$C$4] )" office:value-type="float" office:value="57.9637499999986">
            <text:p>57.96</text:p>
          </table:table-cell>
          <table:table-cell table:number-columns-repeated="872"/>
        </table:table-row>
        <table:table-row table:style-name="ro3">
          <table:table-cell table:formula="of:=[.A1219]+[.$C$4]" office:value-type="float" office:value="6.04499999999989">
            <text:p>6.045</text:p>
          </table:table-cell>
          <table:table-cell table:formula="of:=IF(   [.A1220] &lt; [.$C$5];   &quot;Accel&quot;;   IF(     [.A1220] &lt; [.$C$5] + [.$C$7];     &quot;Cruise&quot;;     IF(       [.A1220] &lt; [.$C$8];       &quot;Decel&quot;;       &quot;Stop&quot;     )   ) )" office:value-type="string" office:string-value="Cruise">
            <text:p>Cruise</text:p>
          </table:table-cell>
          <table:table-cell table:formula="of:=IF(   [.B1220]=&quot;Accel&quot;;   [.$C$1];   IF(     [.B1220]=&quot;Cruise&quot;;     0;     IF([.B1220]=&quot;Decel&quot;; -[.$C$1]; 0)   ) )" office:value-type="float" office:value="0">
            <text:p>0</text:p>
          </table:table-cell>
          <table:table-cell table:formula="of:=IF(   [.B1220]=&quot;Stop&quot;;   0;   MAX(     0;     MIN(       [.$C$2];       [.D1219] + [.C1220] * [.$C$4]     )   ) )" office:value-type="float" office:value="9.75">
            <text:p>9.75</text:p>
          </table:table-cell>
          <table:table-cell table:formula="of:=IF(   [.B1220]=&quot;Stop&quot;;   [.$C$3];   [.E1219] + [.D1220] * [.$C$4] )" office:value-type="float" office:value="58.0124999999986">
            <text:p>58.01</text:p>
          </table:table-cell>
          <table:table-cell table:number-columns-repeated="872"/>
        </table:table-row>
        <table:table-row table:style-name="ro3">
          <table:table-cell table:formula="of:=[.A1220]+[.$C$4]" office:value-type="float" office:value="6.04999999999989">
            <text:p>6.050</text:p>
          </table:table-cell>
          <table:table-cell table:formula="of:=IF(   [.A1221] &lt; [.$C$5];   &quot;Accel&quot;;   IF(     [.A1221] &lt; [.$C$5] + [.$C$7];     &quot;Cruise&quot;;     IF(       [.A1221] &lt; [.$C$8];       &quot;Decel&quot;;       &quot;Stop&quot;     )   ) )" office:value-type="string" office:string-value="Cruise">
            <text:p>Cruise</text:p>
          </table:table-cell>
          <table:table-cell table:formula="of:=IF(   [.B1221]=&quot;Accel&quot;;   [.$C$1];   IF(     [.B1221]=&quot;Cruise&quot;;     0;     IF([.B1221]=&quot;Decel&quot;; -[.$C$1]; 0)   ) )" office:value-type="float" office:value="0">
            <text:p>0</text:p>
          </table:table-cell>
          <table:table-cell table:formula="of:=IF(   [.B1221]=&quot;Stop&quot;;   0;   MAX(     0;     MIN(       [.$C$2];       [.D1220] + [.C1221] * [.$C$4]     )   ) )" office:value-type="float" office:value="9.75">
            <text:p>9.75</text:p>
          </table:table-cell>
          <table:table-cell table:formula="of:=IF(   [.B1221]=&quot;Stop&quot;;   [.$C$3];   [.E1220] + [.D1221] * [.$C$4] )" office:value-type="float" office:value="58.0612499999986">
            <text:p>58.06</text:p>
          </table:table-cell>
          <table:table-cell table:number-columns-repeated="872"/>
        </table:table-row>
        <table:table-row table:style-name="ro3">
          <table:table-cell table:formula="of:=[.A1221]+[.$C$4]" office:value-type="float" office:value="6.05499999999989">
            <text:p>6.055</text:p>
          </table:table-cell>
          <table:table-cell table:formula="of:=IF(   [.A1222] &lt; [.$C$5];   &quot;Accel&quot;;   IF(     [.A1222] &lt; [.$C$5] + [.$C$7];     &quot;Cruise&quot;;     IF(       [.A1222] &lt; [.$C$8];       &quot;Decel&quot;;       &quot;Stop&quot;     )   ) )" office:value-type="string" office:string-value="Cruise">
            <text:p>Cruise</text:p>
          </table:table-cell>
          <table:table-cell table:formula="of:=IF(   [.B1222]=&quot;Accel&quot;;   [.$C$1];   IF(     [.B1222]=&quot;Cruise&quot;;     0;     IF([.B1222]=&quot;Decel&quot;; -[.$C$1]; 0)   ) )" office:value-type="float" office:value="0">
            <text:p>0</text:p>
          </table:table-cell>
          <table:table-cell table:formula="of:=IF(   [.B1222]=&quot;Stop&quot;;   0;   MAX(     0;     MIN(       [.$C$2];       [.D1221] + [.C1222] * [.$C$4]     )   ) )" office:value-type="float" office:value="9.75">
            <text:p>9.75</text:p>
          </table:table-cell>
          <table:table-cell table:formula="of:=IF(   [.B1222]=&quot;Stop&quot;;   [.$C$3];   [.E1221] + [.D1222] * [.$C$4] )" office:value-type="float" office:value="58.1099999999986">
            <text:p>58.11</text:p>
          </table:table-cell>
          <table:table-cell table:number-columns-repeated="872"/>
        </table:table-row>
        <table:table-row table:style-name="ro3">
          <table:table-cell table:formula="of:=[.A1222]+[.$C$4]" office:value-type="float" office:value="6.05999999999989">
            <text:p>6.060</text:p>
          </table:table-cell>
          <table:table-cell table:formula="of:=IF(   [.A1223] &lt; [.$C$5];   &quot;Accel&quot;;   IF(     [.A1223] &lt; [.$C$5] + [.$C$7];     &quot;Cruise&quot;;     IF(       [.A1223] &lt; [.$C$8];       &quot;Decel&quot;;       &quot;Stop&quot;     )   ) )" office:value-type="string" office:string-value="Cruise">
            <text:p>Cruise</text:p>
          </table:table-cell>
          <table:table-cell table:formula="of:=IF(   [.B1223]=&quot;Accel&quot;;   [.$C$1];   IF(     [.B1223]=&quot;Cruise&quot;;     0;     IF([.B1223]=&quot;Decel&quot;; -[.$C$1]; 0)   ) )" office:value-type="float" office:value="0">
            <text:p>0</text:p>
          </table:table-cell>
          <table:table-cell table:formula="of:=IF(   [.B1223]=&quot;Stop&quot;;   0;   MAX(     0;     MIN(       [.$C$2];       [.D1222] + [.C1223] * [.$C$4]     )   ) )" office:value-type="float" office:value="9.75">
            <text:p>9.75</text:p>
          </table:table-cell>
          <table:table-cell table:formula="of:=IF(   [.B1223]=&quot;Stop&quot;;   [.$C$3];   [.E1222] + [.D1223] * [.$C$4] )" office:value-type="float" office:value="58.1587499999985">
            <text:p>58.16</text:p>
          </table:table-cell>
          <table:table-cell table:number-columns-repeated="872"/>
        </table:table-row>
        <table:table-row table:style-name="ro3">
          <table:table-cell table:formula="of:=[.A1223]+[.$C$4]" office:value-type="float" office:value="6.06499999999989">
            <text:p>6.065</text:p>
          </table:table-cell>
          <table:table-cell table:formula="of:=IF(   [.A1224] &lt; [.$C$5];   &quot;Accel&quot;;   IF(     [.A1224] &lt; [.$C$5] + [.$C$7];     &quot;Cruise&quot;;     IF(       [.A1224] &lt; [.$C$8];       &quot;Decel&quot;;       &quot;Stop&quot;     )   ) )" office:value-type="string" office:string-value="Cruise">
            <text:p>Cruise</text:p>
          </table:table-cell>
          <table:table-cell table:formula="of:=IF(   [.B1224]=&quot;Accel&quot;;   [.$C$1];   IF(     [.B1224]=&quot;Cruise&quot;;     0;     IF([.B1224]=&quot;Decel&quot;; -[.$C$1]; 0)   ) )" office:value-type="float" office:value="0">
            <text:p>0</text:p>
          </table:table-cell>
          <table:table-cell table:formula="of:=IF(   [.B1224]=&quot;Stop&quot;;   0;   MAX(     0;     MIN(       [.$C$2];       [.D1223] + [.C1224] * [.$C$4]     )   ) )" office:value-type="float" office:value="9.75">
            <text:p>9.75</text:p>
          </table:table-cell>
          <table:table-cell table:formula="of:=IF(   [.B1224]=&quot;Stop&quot;;   [.$C$3];   [.E1223] + [.D1224] * [.$C$4] )" office:value-type="float" office:value="58.2074999999985">
            <text:p>58.21</text:p>
          </table:table-cell>
          <table:table-cell table:number-columns-repeated="872"/>
        </table:table-row>
        <table:table-row table:style-name="ro3">
          <table:table-cell table:formula="of:=[.A1224]+[.$C$4]" office:value-type="float" office:value="6.06999999999989">
            <text:p>6.070</text:p>
          </table:table-cell>
          <table:table-cell table:formula="of:=IF(   [.A1225] &lt; [.$C$5];   &quot;Accel&quot;;   IF(     [.A1225] &lt; [.$C$5] + [.$C$7];     &quot;Cruise&quot;;     IF(       [.A1225] &lt; [.$C$8];       &quot;Decel&quot;;       &quot;Stop&quot;     )   ) )" office:value-type="string" office:string-value="Cruise">
            <text:p>Cruise</text:p>
          </table:table-cell>
          <table:table-cell table:formula="of:=IF(   [.B1225]=&quot;Accel&quot;;   [.$C$1];   IF(     [.B1225]=&quot;Cruise&quot;;     0;     IF([.B1225]=&quot;Decel&quot;; -[.$C$1]; 0)   ) )" office:value-type="float" office:value="0">
            <text:p>0</text:p>
          </table:table-cell>
          <table:table-cell table:formula="of:=IF(   [.B1225]=&quot;Stop&quot;;   0;   MAX(     0;     MIN(       [.$C$2];       [.D1224] + [.C1225] * [.$C$4]     )   ) )" office:value-type="float" office:value="9.75">
            <text:p>9.75</text:p>
          </table:table-cell>
          <table:table-cell table:formula="of:=IF(   [.B1225]=&quot;Stop&quot;;   [.$C$3];   [.E1224] + [.D1225] * [.$C$4] )" office:value-type="float" office:value="58.2562499999986">
            <text:p>58.26</text:p>
          </table:table-cell>
          <table:table-cell table:number-columns-repeated="872"/>
        </table:table-row>
        <table:table-row table:style-name="ro3">
          <table:table-cell table:formula="of:=[.A1225]+[.$C$4]" office:value-type="float" office:value="6.07499999999989">
            <text:p>6.075</text:p>
          </table:table-cell>
          <table:table-cell table:formula="of:=IF(   [.A1226] &lt; [.$C$5];   &quot;Accel&quot;;   IF(     [.A1226] &lt; [.$C$5] + [.$C$7];     &quot;Cruise&quot;;     IF(       [.A1226] &lt; [.$C$8];       &quot;Decel&quot;;       &quot;Stop&quot;     )   ) )" office:value-type="string" office:string-value="Cruise">
            <text:p>Cruise</text:p>
          </table:table-cell>
          <table:table-cell table:formula="of:=IF(   [.B1226]=&quot;Accel&quot;;   [.$C$1];   IF(     [.B1226]=&quot;Cruise&quot;;     0;     IF([.B1226]=&quot;Decel&quot;; -[.$C$1]; 0)   ) )" office:value-type="float" office:value="0">
            <text:p>0</text:p>
          </table:table-cell>
          <table:table-cell table:formula="of:=IF(   [.B1226]=&quot;Stop&quot;;   0;   MAX(     0;     MIN(       [.$C$2];       [.D1225] + [.C1226] * [.$C$4]     )   ) )" office:value-type="float" office:value="9.75">
            <text:p>9.75</text:p>
          </table:table-cell>
          <table:table-cell table:formula="of:=IF(   [.B1226]=&quot;Stop&quot;;   [.$C$3];   [.E1225] + [.D1226] * [.$C$4] )" office:value-type="float" office:value="58.3049999999985">
            <text:p>58.30</text:p>
          </table:table-cell>
          <table:table-cell table:number-columns-repeated="872"/>
        </table:table-row>
        <table:table-row table:style-name="ro3">
          <table:table-cell table:formula="of:=[.A1226]+[.$C$4]" office:value-type="float" office:value="6.07999999999989">
            <text:p>6.080</text:p>
          </table:table-cell>
          <table:table-cell table:formula="of:=IF(   [.A1227] &lt; [.$C$5];   &quot;Accel&quot;;   IF(     [.A1227] &lt; [.$C$5] + [.$C$7];     &quot;Cruise&quot;;     IF(       [.A1227] &lt; [.$C$8];       &quot;Decel&quot;;       &quot;Stop&quot;     )   ) )" office:value-type="string" office:string-value="Cruise">
            <text:p>Cruise</text:p>
          </table:table-cell>
          <table:table-cell table:formula="of:=IF(   [.B1227]=&quot;Accel&quot;;   [.$C$1];   IF(     [.B1227]=&quot;Cruise&quot;;     0;     IF([.B1227]=&quot;Decel&quot;; -[.$C$1]; 0)   ) )" office:value-type="float" office:value="0">
            <text:p>0</text:p>
          </table:table-cell>
          <table:table-cell table:formula="of:=IF(   [.B1227]=&quot;Stop&quot;;   0;   MAX(     0;     MIN(       [.$C$2];       [.D1226] + [.C1227] * [.$C$4]     )   ) )" office:value-type="float" office:value="9.75">
            <text:p>9.75</text:p>
          </table:table-cell>
          <table:table-cell table:formula="of:=IF(   [.B1227]=&quot;Stop&quot;;   [.$C$3];   [.E1226] + [.D1227] * [.$C$4] )" office:value-type="float" office:value="58.3537499999985">
            <text:p>58.35</text:p>
          </table:table-cell>
          <table:table-cell table:number-columns-repeated="872"/>
        </table:table-row>
        <table:table-row table:style-name="ro3">
          <table:table-cell table:formula="of:=[.A1227]+[.$C$4]" office:value-type="float" office:value="6.08499999999989">
            <text:p>6.085</text:p>
          </table:table-cell>
          <table:table-cell table:formula="of:=IF(   [.A1228] &lt; [.$C$5];   &quot;Accel&quot;;   IF(     [.A1228] &lt; [.$C$5] + [.$C$7];     &quot;Cruise&quot;;     IF(       [.A1228] &lt; [.$C$8];       &quot;Decel&quot;;       &quot;Stop&quot;     )   ) )" office:value-type="string" office:string-value="Cruise">
            <text:p>Cruise</text:p>
          </table:table-cell>
          <table:table-cell table:formula="of:=IF(   [.B1228]=&quot;Accel&quot;;   [.$C$1];   IF(     [.B1228]=&quot;Cruise&quot;;     0;     IF([.B1228]=&quot;Decel&quot;; -[.$C$1]; 0)   ) )" office:value-type="float" office:value="0">
            <text:p>0</text:p>
          </table:table-cell>
          <table:table-cell table:formula="of:=IF(   [.B1228]=&quot;Stop&quot;;   0;   MAX(     0;     MIN(       [.$C$2];       [.D1227] + [.C1228] * [.$C$4]     )   ) )" office:value-type="float" office:value="9.75">
            <text:p>9.75</text:p>
          </table:table-cell>
          <table:table-cell table:formula="of:=IF(   [.B1228]=&quot;Stop&quot;;   [.$C$3];   [.E1227] + [.D1228] * [.$C$4] )" office:value-type="float" office:value="58.4024999999985">
            <text:p>58.40</text:p>
          </table:table-cell>
          <table:table-cell table:number-columns-repeated="872"/>
        </table:table-row>
        <table:table-row table:style-name="ro3">
          <table:table-cell table:formula="of:=[.A1228]+[.$C$4]" office:value-type="float" office:value="6.08999999999989">
            <text:p>6.090</text:p>
          </table:table-cell>
          <table:table-cell table:formula="of:=IF(   [.A1229] &lt; [.$C$5];   &quot;Accel&quot;;   IF(     [.A1229] &lt; [.$C$5] + [.$C$7];     &quot;Cruise&quot;;     IF(       [.A1229] &lt; [.$C$8];       &quot;Decel&quot;;       &quot;Stop&quot;     )   ) )" office:value-type="string" office:string-value="Cruise">
            <text:p>Cruise</text:p>
          </table:table-cell>
          <table:table-cell table:formula="of:=IF(   [.B1229]=&quot;Accel&quot;;   [.$C$1];   IF(     [.B1229]=&quot;Cruise&quot;;     0;     IF([.B1229]=&quot;Decel&quot;; -[.$C$1]; 0)   ) )" office:value-type="float" office:value="0">
            <text:p>0</text:p>
          </table:table-cell>
          <table:table-cell table:formula="of:=IF(   [.B1229]=&quot;Stop&quot;;   0;   MAX(     0;     MIN(       [.$C$2];       [.D1228] + [.C1229] * [.$C$4]     )   ) )" office:value-type="float" office:value="9.75">
            <text:p>9.75</text:p>
          </table:table-cell>
          <table:table-cell table:formula="of:=IF(   [.B1229]=&quot;Stop&quot;;   [.$C$3];   [.E1228] + [.D1229] * [.$C$4] )" office:value-type="float" office:value="58.4512499999985">
            <text:p>58.45</text:p>
          </table:table-cell>
          <table:table-cell table:number-columns-repeated="872"/>
        </table:table-row>
        <table:table-row table:style-name="ro3">
          <table:table-cell table:formula="of:=[.A1229]+[.$C$4]" office:value-type="float" office:value="6.09499999999989">
            <text:p>6.095</text:p>
          </table:table-cell>
          <table:table-cell table:formula="of:=IF(   [.A1230] &lt; [.$C$5];   &quot;Accel&quot;;   IF(     [.A1230] &lt; [.$C$5] + [.$C$7];     &quot;Cruise&quot;;     IF(       [.A1230] &lt; [.$C$8];       &quot;Decel&quot;;       &quot;Stop&quot;     )   ) )" office:value-type="string" office:string-value="Cruise">
            <text:p>Cruise</text:p>
          </table:table-cell>
          <table:table-cell table:formula="of:=IF(   [.B1230]=&quot;Accel&quot;;   [.$C$1];   IF(     [.B1230]=&quot;Cruise&quot;;     0;     IF([.B1230]=&quot;Decel&quot;; -[.$C$1]; 0)   ) )" office:value-type="float" office:value="0">
            <text:p>0</text:p>
          </table:table-cell>
          <table:table-cell table:formula="of:=IF(   [.B1230]=&quot;Stop&quot;;   0;   MAX(     0;     MIN(       [.$C$2];       [.D1229] + [.C1230] * [.$C$4]     )   ) )" office:value-type="float" office:value="9.75">
            <text:p>9.75</text:p>
          </table:table-cell>
          <table:table-cell table:formula="of:=IF(   [.B1230]=&quot;Stop&quot;;   [.$C$3];   [.E1229] + [.D1230] * [.$C$4] )" office:value-type="float" office:value="58.4999999999985">
            <text:p>58.50</text:p>
          </table:table-cell>
          <table:table-cell table:number-columns-repeated="872"/>
        </table:table-row>
        <table:table-row table:style-name="ro3">
          <table:table-cell table:formula="of:=[.A1230]+[.$C$4]" office:value-type="float" office:value="6.09999999999989">
            <text:p>6.100</text:p>
          </table:table-cell>
          <table:table-cell table:formula="of:=IF(   [.A1231] &lt; [.$C$5];   &quot;Accel&quot;;   IF(     [.A1231] &lt; [.$C$5] + [.$C$7];     &quot;Cruise&quot;;     IF(       [.A1231] &lt; [.$C$8];       &quot;Decel&quot;;       &quot;Stop&quot;     )   ) )" office:value-type="string" office:string-value="Cruise">
            <text:p>Cruise</text:p>
          </table:table-cell>
          <table:table-cell table:formula="of:=IF(   [.B1231]=&quot;Accel&quot;;   [.$C$1];   IF(     [.B1231]=&quot;Cruise&quot;;     0;     IF([.B1231]=&quot;Decel&quot;; -[.$C$1]; 0)   ) )" office:value-type="float" office:value="0">
            <text:p>0</text:p>
          </table:table-cell>
          <table:table-cell table:formula="of:=IF(   [.B1231]=&quot;Stop&quot;;   0;   MAX(     0;     MIN(       [.$C$2];       [.D1230] + [.C1231] * [.$C$4]     )   ) )" office:value-type="float" office:value="9.75">
            <text:p>9.75</text:p>
          </table:table-cell>
          <table:table-cell table:formula="of:=IF(   [.B1231]=&quot;Stop&quot;;   [.$C$3];   [.E1230] + [.D1231] * [.$C$4] )" office:value-type="float" office:value="58.5487499999985">
            <text:p>58.55</text:p>
          </table:table-cell>
          <table:table-cell table:number-columns-repeated="872"/>
        </table:table-row>
        <table:table-row table:style-name="ro3">
          <table:table-cell table:formula="of:=[.A1231]+[.$C$4]" office:value-type="float" office:value="6.10499999999989">
            <text:p>6.105</text:p>
          </table:table-cell>
          <table:table-cell table:formula="of:=IF(   [.A1232] &lt; [.$C$5];   &quot;Accel&quot;;   IF(     [.A1232] &lt; [.$C$5] + [.$C$7];     &quot;Cruise&quot;;     IF(       [.A1232] &lt; [.$C$8];       &quot;Decel&quot;;       &quot;Stop&quot;     )   ) )" office:value-type="string" office:string-value="Cruise">
            <text:p>Cruise</text:p>
          </table:table-cell>
          <table:table-cell table:formula="of:=IF(   [.B1232]=&quot;Accel&quot;;   [.$C$1];   IF(     [.B1232]=&quot;Cruise&quot;;     0;     IF([.B1232]=&quot;Decel&quot;; -[.$C$1]; 0)   ) )" office:value-type="float" office:value="0">
            <text:p>0</text:p>
          </table:table-cell>
          <table:table-cell table:formula="of:=IF(   [.B1232]=&quot;Stop&quot;;   0;   MAX(     0;     MIN(       [.$C$2];       [.D1231] + [.C1232] * [.$C$4]     )   ) )" office:value-type="float" office:value="9.75">
            <text:p>9.75</text:p>
          </table:table-cell>
          <table:table-cell table:formula="of:=IF(   [.B1232]=&quot;Stop&quot;;   [.$C$3];   [.E1231] + [.D1232] * [.$C$4] )" office:value-type="float" office:value="58.5974999999985">
            <text:p>58.60</text:p>
          </table:table-cell>
          <table:table-cell table:number-columns-repeated="872"/>
        </table:table-row>
        <table:table-row table:style-name="ro3">
          <table:table-cell table:formula="of:=[.A1232]+[.$C$4]" office:value-type="float" office:value="6.10999999999989">
            <text:p>6.110</text:p>
          </table:table-cell>
          <table:table-cell table:formula="of:=IF(   [.A1233] &lt; [.$C$5];   &quot;Accel&quot;;   IF(     [.A1233] &lt; [.$C$5] + [.$C$7];     &quot;Cruise&quot;;     IF(       [.A1233] &lt; [.$C$8];       &quot;Decel&quot;;       &quot;Stop&quot;     )   ) )" office:value-type="string" office:string-value="Cruise">
            <text:p>Cruise</text:p>
          </table:table-cell>
          <table:table-cell table:formula="of:=IF(   [.B1233]=&quot;Accel&quot;;   [.$C$1];   IF(     [.B1233]=&quot;Cruise&quot;;     0;     IF([.B1233]=&quot;Decel&quot;; -[.$C$1]; 0)   ) )" office:value-type="float" office:value="0">
            <text:p>0</text:p>
          </table:table-cell>
          <table:table-cell table:formula="of:=IF(   [.B1233]=&quot;Stop&quot;;   0;   MAX(     0;     MIN(       [.$C$2];       [.D1232] + [.C1233] * [.$C$4]     )   ) )" office:value-type="float" office:value="9.75">
            <text:p>9.75</text:p>
          </table:table-cell>
          <table:table-cell table:formula="of:=IF(   [.B1233]=&quot;Stop&quot;;   [.$C$3];   [.E1232] + [.D1233] * [.$C$4] )" office:value-type="float" office:value="58.6462499999985">
            <text:p>58.65</text:p>
          </table:table-cell>
          <table:table-cell table:number-columns-repeated="872"/>
        </table:table-row>
        <table:table-row table:style-name="ro3">
          <table:table-cell table:formula="of:=[.A1233]+[.$C$4]" office:value-type="float" office:value="6.11499999999989">
            <text:p>6.115</text:p>
          </table:table-cell>
          <table:table-cell table:formula="of:=IF(   [.A1234] &lt; [.$C$5];   &quot;Accel&quot;;   IF(     [.A1234] &lt; [.$C$5] + [.$C$7];     &quot;Cruise&quot;;     IF(       [.A1234] &lt; [.$C$8];       &quot;Decel&quot;;       &quot;Stop&quot;     )   ) )" office:value-type="string" office:string-value="Cruise">
            <text:p>Cruise</text:p>
          </table:table-cell>
          <table:table-cell table:formula="of:=IF(   [.B1234]=&quot;Accel&quot;;   [.$C$1];   IF(     [.B1234]=&quot;Cruise&quot;;     0;     IF([.B1234]=&quot;Decel&quot;; -[.$C$1]; 0)   ) )" office:value-type="float" office:value="0">
            <text:p>0</text:p>
          </table:table-cell>
          <table:table-cell table:formula="of:=IF(   [.B1234]=&quot;Stop&quot;;   0;   MAX(     0;     MIN(       [.$C$2];       [.D1233] + [.C1234] * [.$C$4]     )   ) )" office:value-type="float" office:value="9.75">
            <text:p>9.75</text:p>
          </table:table-cell>
          <table:table-cell table:formula="of:=IF(   [.B1234]=&quot;Stop&quot;;   [.$C$3];   [.E1233] + [.D1234] * [.$C$4] )" office:value-type="float" office:value="58.6949999999985">
            <text:p>58.69</text:p>
          </table:table-cell>
          <table:table-cell table:number-columns-repeated="872"/>
        </table:table-row>
        <table:table-row table:style-name="ro3">
          <table:table-cell table:formula="of:=[.A1234]+[.$C$4]" office:value-type="float" office:value="6.11999999999989">
            <text:p>6.120</text:p>
          </table:table-cell>
          <table:table-cell table:formula="of:=IF(   [.A1235] &lt; [.$C$5];   &quot;Accel&quot;;   IF(     [.A1235] &lt; [.$C$5] + [.$C$7];     &quot;Cruise&quot;;     IF(       [.A1235] &lt; [.$C$8];       &quot;Decel&quot;;       &quot;Stop&quot;     )   ) )" office:value-type="string" office:string-value="Cruise">
            <text:p>Cruise</text:p>
          </table:table-cell>
          <table:table-cell table:formula="of:=IF(   [.B1235]=&quot;Accel&quot;;   [.$C$1];   IF(     [.B1235]=&quot;Cruise&quot;;     0;     IF([.B1235]=&quot;Decel&quot;; -[.$C$1]; 0)   ) )" office:value-type="float" office:value="0">
            <text:p>0</text:p>
          </table:table-cell>
          <table:table-cell table:formula="of:=IF(   [.B1235]=&quot;Stop&quot;;   0;   MAX(     0;     MIN(       [.$C$2];       [.D1234] + [.C1235] * [.$C$4]     )   ) )" office:value-type="float" office:value="9.75">
            <text:p>9.75</text:p>
          </table:table-cell>
          <table:table-cell table:formula="of:=IF(   [.B1235]=&quot;Stop&quot;;   [.$C$3];   [.E1234] + [.D1235] * [.$C$4] )" office:value-type="float" office:value="58.7437499999985">
            <text:p>58.74</text:p>
          </table:table-cell>
          <table:table-cell table:number-columns-repeated="872"/>
        </table:table-row>
        <table:table-row table:style-name="ro3">
          <table:table-cell table:formula="of:=[.A1235]+[.$C$4]" office:value-type="float" office:value="6.12499999999989">
            <text:p>6.125</text:p>
          </table:table-cell>
          <table:table-cell table:formula="of:=IF(   [.A1236] &lt; [.$C$5];   &quot;Accel&quot;;   IF(     [.A1236] &lt; [.$C$5] + [.$C$7];     &quot;Cruise&quot;;     IF(       [.A1236] &lt; [.$C$8];       &quot;Decel&quot;;       &quot;Stop&quot;     )   ) )" office:value-type="string" office:string-value="Cruise">
            <text:p>Cruise</text:p>
          </table:table-cell>
          <table:table-cell table:formula="of:=IF(   [.B1236]=&quot;Accel&quot;;   [.$C$1];   IF(     [.B1236]=&quot;Cruise&quot;;     0;     IF([.B1236]=&quot;Decel&quot;; -[.$C$1]; 0)   ) )" office:value-type="float" office:value="0">
            <text:p>0</text:p>
          </table:table-cell>
          <table:table-cell table:formula="of:=IF(   [.B1236]=&quot;Stop&quot;;   0;   MAX(     0;     MIN(       [.$C$2];       [.D1235] + [.C1236] * [.$C$4]     )   ) )" office:value-type="float" office:value="9.75">
            <text:p>9.75</text:p>
          </table:table-cell>
          <table:table-cell table:formula="of:=IF(   [.B1236]=&quot;Stop&quot;;   [.$C$3];   [.E1235] + [.D1236] * [.$C$4] )" office:value-type="float" office:value="58.7924999999985">
            <text:p>58.79</text:p>
          </table:table-cell>
          <table:table-cell table:number-columns-repeated="872"/>
        </table:table-row>
        <table:table-row table:style-name="ro3">
          <table:table-cell table:formula="of:=[.A1236]+[.$C$4]" office:value-type="float" office:value="6.12999999999989">
            <text:p>6.130</text:p>
          </table:table-cell>
          <table:table-cell table:formula="of:=IF(   [.A1237] &lt; [.$C$5];   &quot;Accel&quot;;   IF(     [.A1237] &lt; [.$C$5] + [.$C$7];     &quot;Cruise&quot;;     IF(       [.A1237] &lt; [.$C$8];       &quot;Decel&quot;;       &quot;Stop&quot;     )   ) )" office:value-type="string" office:string-value="Cruise">
            <text:p>Cruise</text:p>
          </table:table-cell>
          <table:table-cell table:formula="of:=IF(   [.B1237]=&quot;Accel&quot;;   [.$C$1];   IF(     [.B1237]=&quot;Cruise&quot;;     0;     IF([.B1237]=&quot;Decel&quot;; -[.$C$1]; 0)   ) )" office:value-type="float" office:value="0">
            <text:p>0</text:p>
          </table:table-cell>
          <table:table-cell table:formula="of:=IF(   [.B1237]=&quot;Stop&quot;;   0;   MAX(     0;     MIN(       [.$C$2];       [.D1236] + [.C1237] * [.$C$4]     )   ) )" office:value-type="float" office:value="9.75">
            <text:p>9.75</text:p>
          </table:table-cell>
          <table:table-cell table:formula="of:=IF(   [.B1237]=&quot;Stop&quot;;   [.$C$3];   [.E1236] + [.D1237] * [.$C$4] )" office:value-type="float" office:value="58.8412499999985">
            <text:p>58.84</text:p>
          </table:table-cell>
          <table:table-cell table:number-columns-repeated="872"/>
        </table:table-row>
        <table:table-row table:style-name="ro3">
          <table:table-cell table:formula="of:=[.A1237]+[.$C$4]" office:value-type="float" office:value="6.13499999999989">
            <text:p>6.135</text:p>
          </table:table-cell>
          <table:table-cell table:formula="of:=IF(   [.A1238] &lt; [.$C$5];   &quot;Accel&quot;;   IF(     [.A1238] &lt; [.$C$5] + [.$C$7];     &quot;Cruise&quot;;     IF(       [.A1238] &lt; [.$C$8];       &quot;Decel&quot;;       &quot;Stop&quot;     )   ) )" office:value-type="string" office:string-value="Cruise">
            <text:p>Cruise</text:p>
          </table:table-cell>
          <table:table-cell table:formula="of:=IF(   [.B1238]=&quot;Accel&quot;;   [.$C$1];   IF(     [.B1238]=&quot;Cruise&quot;;     0;     IF([.B1238]=&quot;Decel&quot;; -[.$C$1]; 0)   ) )" office:value-type="float" office:value="0">
            <text:p>0</text:p>
          </table:table-cell>
          <table:table-cell table:formula="of:=IF(   [.B1238]=&quot;Stop&quot;;   0;   MAX(     0;     MIN(       [.$C$2];       [.D1237] + [.C1238] * [.$C$4]     )   ) )" office:value-type="float" office:value="9.75">
            <text:p>9.75</text:p>
          </table:table-cell>
          <table:table-cell table:formula="of:=IF(   [.B1238]=&quot;Stop&quot;;   [.$C$3];   [.E1237] + [.D1238] * [.$C$4] )" office:value-type="float" office:value="58.8899999999985">
            <text:p>58.89</text:p>
          </table:table-cell>
          <table:table-cell table:number-columns-repeated="872"/>
        </table:table-row>
        <table:table-row table:style-name="ro3">
          <table:table-cell table:formula="of:=[.A1238]+[.$C$4]" office:value-type="float" office:value="6.13999999999989">
            <text:p>6.140</text:p>
          </table:table-cell>
          <table:table-cell table:formula="of:=IF(   [.A1239] &lt; [.$C$5];   &quot;Accel&quot;;   IF(     [.A1239] &lt; [.$C$5] + [.$C$7];     &quot;Cruise&quot;;     IF(       [.A1239] &lt; [.$C$8];       &quot;Decel&quot;;       &quot;Stop&quot;     )   ) )" office:value-type="string" office:string-value="Cruise">
            <text:p>Cruise</text:p>
          </table:table-cell>
          <table:table-cell table:formula="of:=IF(   [.B1239]=&quot;Accel&quot;;   [.$C$1];   IF(     [.B1239]=&quot;Cruise&quot;;     0;     IF([.B1239]=&quot;Decel&quot;; -[.$C$1]; 0)   ) )" office:value-type="float" office:value="0">
            <text:p>0</text:p>
          </table:table-cell>
          <table:table-cell table:formula="of:=IF(   [.B1239]=&quot;Stop&quot;;   0;   MAX(     0;     MIN(       [.$C$2];       [.D1238] + [.C1239] * [.$C$4]     )   ) )" office:value-type="float" office:value="9.75">
            <text:p>9.75</text:p>
          </table:table-cell>
          <table:table-cell table:formula="of:=IF(   [.B1239]=&quot;Stop&quot;;   [.$C$3];   [.E1238] + [.D1239] * [.$C$4] )" office:value-type="float" office:value="58.9387499999985">
            <text:p>58.94</text:p>
          </table:table-cell>
          <table:table-cell table:number-columns-repeated="872"/>
        </table:table-row>
        <table:table-row table:style-name="ro3">
          <table:table-cell table:formula="of:=[.A1239]+[.$C$4]" office:value-type="float" office:value="6.14499999999989">
            <text:p>6.145</text:p>
          </table:table-cell>
          <table:table-cell table:formula="of:=IF(   [.A1240] &lt; [.$C$5];   &quot;Accel&quot;;   IF(     [.A1240] &lt; [.$C$5] + [.$C$7];     &quot;Cruise&quot;;     IF(       [.A1240] &lt; [.$C$8];       &quot;Decel&quot;;       &quot;Stop&quot;     )   ) )" office:value-type="string" office:string-value="Cruise">
            <text:p>Cruise</text:p>
          </table:table-cell>
          <table:table-cell table:formula="of:=IF(   [.B1240]=&quot;Accel&quot;;   [.$C$1];   IF(     [.B1240]=&quot;Cruise&quot;;     0;     IF([.B1240]=&quot;Decel&quot;; -[.$C$1]; 0)   ) )" office:value-type="float" office:value="0">
            <text:p>0</text:p>
          </table:table-cell>
          <table:table-cell table:formula="of:=IF(   [.B1240]=&quot;Stop&quot;;   0;   MAX(     0;     MIN(       [.$C$2];       [.D1239] + [.C1240] * [.$C$4]     )   ) )" office:value-type="float" office:value="9.75">
            <text:p>9.75</text:p>
          </table:table-cell>
          <table:table-cell table:formula="of:=IF(   [.B1240]=&quot;Stop&quot;;   [.$C$3];   [.E1239] + [.D1240] * [.$C$4] )" office:value-type="float" office:value="58.9874999999985">
            <text:p>58.99</text:p>
          </table:table-cell>
          <table:table-cell table:number-columns-repeated="872"/>
        </table:table-row>
        <table:table-row table:style-name="ro3">
          <table:table-cell table:formula="of:=[.A1240]+[.$C$4]" office:value-type="float" office:value="6.14999999999989">
            <text:p>6.150</text:p>
          </table:table-cell>
          <table:table-cell table:formula="of:=IF(   [.A1241] &lt; [.$C$5];   &quot;Accel&quot;;   IF(     [.A1241] &lt; [.$C$5] + [.$C$7];     &quot;Cruise&quot;;     IF(       [.A1241] &lt; [.$C$8];       &quot;Decel&quot;;       &quot;Stop&quot;     )   ) )" office:value-type="string" office:string-value="Cruise">
            <text:p>Cruise</text:p>
          </table:table-cell>
          <table:table-cell table:formula="of:=IF(   [.B1241]=&quot;Accel&quot;;   [.$C$1];   IF(     [.B1241]=&quot;Cruise&quot;;     0;     IF([.B1241]=&quot;Decel&quot;; -[.$C$1]; 0)   ) )" office:value-type="float" office:value="0">
            <text:p>0</text:p>
          </table:table-cell>
          <table:table-cell table:formula="of:=IF(   [.B1241]=&quot;Stop&quot;;   0;   MAX(     0;     MIN(       [.$C$2];       [.D1240] + [.C1241] * [.$C$4]     )   ) )" office:value-type="float" office:value="9.75">
            <text:p>9.75</text:p>
          </table:table-cell>
          <table:table-cell table:formula="of:=IF(   [.B1241]=&quot;Stop&quot;;   [.$C$3];   [.E1240] + [.D1241] * [.$C$4] )" office:value-type="float" office:value="59.0362499999985">
            <text:p>59.04</text:p>
          </table:table-cell>
          <table:table-cell table:number-columns-repeated="872"/>
        </table:table-row>
        <table:table-row table:style-name="ro3">
          <table:table-cell table:formula="of:=[.A1241]+[.$C$4]" office:value-type="float" office:value="6.15499999999989">
            <text:p>6.155</text:p>
          </table:table-cell>
          <table:table-cell table:formula="of:=IF(   [.A1242] &lt; [.$C$5];   &quot;Accel&quot;;   IF(     [.A1242] &lt; [.$C$5] + [.$C$7];     &quot;Cruise&quot;;     IF(       [.A1242] &lt; [.$C$8];       &quot;Decel&quot;;       &quot;Stop&quot;     )   ) )" office:value-type="string" office:string-value="Cruise">
            <text:p>Cruise</text:p>
          </table:table-cell>
          <table:table-cell table:formula="of:=IF(   [.B1242]=&quot;Accel&quot;;   [.$C$1];   IF(     [.B1242]=&quot;Cruise&quot;;     0;     IF([.B1242]=&quot;Decel&quot;; -[.$C$1]; 0)   ) )" office:value-type="float" office:value="0">
            <text:p>0</text:p>
          </table:table-cell>
          <table:table-cell table:formula="of:=IF(   [.B1242]=&quot;Stop&quot;;   0;   MAX(     0;     MIN(       [.$C$2];       [.D1241] + [.C1242] * [.$C$4]     )   ) )" office:value-type="float" office:value="9.75">
            <text:p>9.75</text:p>
          </table:table-cell>
          <table:table-cell table:formula="of:=IF(   [.B1242]=&quot;Stop&quot;;   [.$C$3];   [.E1241] + [.D1242] * [.$C$4] )" office:value-type="float" office:value="59.0849999999985">
            <text:p>59.08</text:p>
          </table:table-cell>
          <table:table-cell table:number-columns-repeated="872"/>
        </table:table-row>
        <table:table-row table:style-name="ro3">
          <table:table-cell table:formula="of:=[.A1242]+[.$C$4]" office:value-type="float" office:value="6.15999999999989">
            <text:p>6.160</text:p>
          </table:table-cell>
          <table:table-cell table:formula="of:=IF(   [.A1243] &lt; [.$C$5];   &quot;Accel&quot;;   IF(     [.A1243] &lt; [.$C$5] + [.$C$7];     &quot;Cruise&quot;;     IF(       [.A1243] &lt; [.$C$8];       &quot;Decel&quot;;       &quot;Stop&quot;     )   ) )" office:value-type="string" office:string-value="Cruise">
            <text:p>Cruise</text:p>
          </table:table-cell>
          <table:table-cell table:formula="of:=IF(   [.B1243]=&quot;Accel&quot;;   [.$C$1];   IF(     [.B1243]=&quot;Cruise&quot;;     0;     IF([.B1243]=&quot;Decel&quot;; -[.$C$1]; 0)   ) )" office:value-type="float" office:value="0">
            <text:p>0</text:p>
          </table:table-cell>
          <table:table-cell table:formula="of:=IF(   [.B1243]=&quot;Stop&quot;;   0;   MAX(     0;     MIN(       [.$C$2];       [.D1242] + [.C1243] * [.$C$4]     )   ) )" office:value-type="float" office:value="9.75">
            <text:p>9.75</text:p>
          </table:table-cell>
          <table:table-cell table:formula="of:=IF(   [.B1243]=&quot;Stop&quot;;   [.$C$3];   [.E1242] + [.D1243] * [.$C$4] )" office:value-type="float" office:value="59.1337499999985">
            <text:p>59.13</text:p>
          </table:table-cell>
          <table:table-cell table:number-columns-repeated="872"/>
        </table:table-row>
        <table:table-row table:style-name="ro3">
          <table:table-cell table:formula="of:=[.A1243]+[.$C$4]" office:value-type="float" office:value="6.16499999999989">
            <text:p>6.165</text:p>
          </table:table-cell>
          <table:table-cell table:formula="of:=IF(   [.A1244] &lt; [.$C$5];   &quot;Accel&quot;;   IF(     [.A1244] &lt; [.$C$5] + [.$C$7];     &quot;Cruise&quot;;     IF(       [.A1244] &lt; [.$C$8];       &quot;Decel&quot;;       &quot;Stop&quot;     )   ) )" office:value-type="string" office:string-value="Cruise">
            <text:p>Cruise</text:p>
          </table:table-cell>
          <table:table-cell table:formula="of:=IF(   [.B1244]=&quot;Accel&quot;;   [.$C$1];   IF(     [.B1244]=&quot;Cruise&quot;;     0;     IF([.B1244]=&quot;Decel&quot;; -[.$C$1]; 0)   ) )" office:value-type="float" office:value="0">
            <text:p>0</text:p>
          </table:table-cell>
          <table:table-cell table:formula="of:=IF(   [.B1244]=&quot;Stop&quot;;   0;   MAX(     0;     MIN(       [.$C$2];       [.D1243] + [.C1244] * [.$C$4]     )   ) )" office:value-type="float" office:value="9.75">
            <text:p>9.75</text:p>
          </table:table-cell>
          <table:table-cell table:formula="of:=IF(   [.B1244]=&quot;Stop&quot;;   [.$C$3];   [.E1243] + [.D1244] * [.$C$4] )" office:value-type="float" office:value="59.1824999999985">
            <text:p>59.18</text:p>
          </table:table-cell>
          <table:table-cell table:number-columns-repeated="872"/>
        </table:table-row>
        <table:table-row table:style-name="ro3">
          <table:table-cell table:formula="of:=[.A1244]+[.$C$4]" office:value-type="float" office:value="6.16999999999989">
            <text:p>6.170</text:p>
          </table:table-cell>
          <table:table-cell table:formula="of:=IF(   [.A1245] &lt; [.$C$5];   &quot;Accel&quot;;   IF(     [.A1245] &lt; [.$C$5] + [.$C$7];     &quot;Cruise&quot;;     IF(       [.A1245] &lt; [.$C$8];       &quot;Decel&quot;;       &quot;Stop&quot;     )   ) )" office:value-type="string" office:string-value="Cruise">
            <text:p>Cruise</text:p>
          </table:table-cell>
          <table:table-cell table:formula="of:=IF(   [.B1245]=&quot;Accel&quot;;   [.$C$1];   IF(     [.B1245]=&quot;Cruise&quot;;     0;     IF([.B1245]=&quot;Decel&quot;; -[.$C$1]; 0)   ) )" office:value-type="float" office:value="0">
            <text:p>0</text:p>
          </table:table-cell>
          <table:table-cell table:formula="of:=IF(   [.B1245]=&quot;Stop&quot;;   0;   MAX(     0;     MIN(       [.$C$2];       [.D1244] + [.C1245] * [.$C$4]     )   ) )" office:value-type="float" office:value="9.75">
            <text:p>9.75</text:p>
          </table:table-cell>
          <table:table-cell table:formula="of:=IF(   [.B1245]=&quot;Stop&quot;;   [.$C$3];   [.E1244] + [.D1245] * [.$C$4] )" office:value-type="float" office:value="59.2312499999985">
            <text:p>59.23</text:p>
          </table:table-cell>
          <table:table-cell table:number-columns-repeated="872"/>
        </table:table-row>
        <table:table-row table:style-name="ro3">
          <table:table-cell table:formula="of:=[.A1245]+[.$C$4]" office:value-type="float" office:value="6.17499999999989">
            <text:p>6.175</text:p>
          </table:table-cell>
          <table:table-cell table:formula="of:=IF(   [.A1246] &lt; [.$C$5];   &quot;Accel&quot;;   IF(     [.A1246] &lt; [.$C$5] + [.$C$7];     &quot;Cruise&quot;;     IF(       [.A1246] &lt; [.$C$8];       &quot;Decel&quot;;       &quot;Stop&quot;     )   ) )" office:value-type="string" office:string-value="Cruise">
            <text:p>Cruise</text:p>
          </table:table-cell>
          <table:table-cell table:formula="of:=IF(   [.B1246]=&quot;Accel&quot;;   [.$C$1];   IF(     [.B1246]=&quot;Cruise&quot;;     0;     IF([.B1246]=&quot;Decel&quot;; -[.$C$1]; 0)   ) )" office:value-type="float" office:value="0">
            <text:p>0</text:p>
          </table:table-cell>
          <table:table-cell table:formula="of:=IF(   [.B1246]=&quot;Stop&quot;;   0;   MAX(     0;     MIN(       [.$C$2];       [.D1245] + [.C1246] * [.$C$4]     )   ) )" office:value-type="float" office:value="9.75">
            <text:p>9.75</text:p>
          </table:table-cell>
          <table:table-cell table:formula="of:=IF(   [.B1246]=&quot;Stop&quot;;   [.$C$3];   [.E1245] + [.D1246] * [.$C$4] )" office:value-type="float" office:value="59.2799999999985">
            <text:p>59.28</text:p>
          </table:table-cell>
          <table:table-cell table:number-columns-repeated="872"/>
        </table:table-row>
        <table:table-row table:style-name="ro3">
          <table:table-cell table:formula="of:=[.A1246]+[.$C$4]" office:value-type="float" office:value="6.17999999999989">
            <text:p>6.180</text:p>
          </table:table-cell>
          <table:table-cell table:formula="of:=IF(   [.A1247] &lt; [.$C$5];   &quot;Accel&quot;;   IF(     [.A1247] &lt; [.$C$5] + [.$C$7];     &quot;Cruise&quot;;     IF(       [.A1247] &lt; [.$C$8];       &quot;Decel&quot;;       &quot;Stop&quot;     )   ) )" office:value-type="string" office:string-value="Cruise">
            <text:p>Cruise</text:p>
          </table:table-cell>
          <table:table-cell table:formula="of:=IF(   [.B1247]=&quot;Accel&quot;;   [.$C$1];   IF(     [.B1247]=&quot;Cruise&quot;;     0;     IF([.B1247]=&quot;Decel&quot;; -[.$C$1]; 0)   ) )" office:value-type="float" office:value="0">
            <text:p>0</text:p>
          </table:table-cell>
          <table:table-cell table:formula="of:=IF(   [.B1247]=&quot;Stop&quot;;   0;   MAX(     0;     MIN(       [.$C$2];       [.D1246] + [.C1247] * [.$C$4]     )   ) )" office:value-type="float" office:value="9.75">
            <text:p>9.75</text:p>
          </table:table-cell>
          <table:table-cell table:formula="of:=IF(   [.B1247]=&quot;Stop&quot;;   [.$C$3];   [.E1246] + [.D1247] * [.$C$4] )" office:value-type="float" office:value="59.3287499999985">
            <text:p>59.33</text:p>
          </table:table-cell>
          <table:table-cell table:number-columns-repeated="872"/>
        </table:table-row>
        <table:table-row table:style-name="ro3">
          <table:table-cell table:formula="of:=[.A1247]+[.$C$4]" office:value-type="float" office:value="6.18499999999989">
            <text:p>6.185</text:p>
          </table:table-cell>
          <table:table-cell table:formula="of:=IF(   [.A1248] &lt; [.$C$5];   &quot;Accel&quot;;   IF(     [.A1248] &lt; [.$C$5] + [.$C$7];     &quot;Cruise&quot;;     IF(       [.A1248] &lt; [.$C$8];       &quot;Decel&quot;;       &quot;Stop&quot;     )   ) )" office:value-type="string" office:string-value="Cruise">
            <text:p>Cruise</text:p>
          </table:table-cell>
          <table:table-cell table:formula="of:=IF(   [.B1248]=&quot;Accel&quot;;   [.$C$1];   IF(     [.B1248]=&quot;Cruise&quot;;     0;     IF([.B1248]=&quot;Decel&quot;; -[.$C$1]; 0)   ) )" office:value-type="float" office:value="0">
            <text:p>0</text:p>
          </table:table-cell>
          <table:table-cell table:formula="of:=IF(   [.B1248]=&quot;Stop&quot;;   0;   MAX(     0;     MIN(       [.$C$2];       [.D1247] + [.C1248] * [.$C$4]     )   ) )" office:value-type="float" office:value="9.75">
            <text:p>9.75</text:p>
          </table:table-cell>
          <table:table-cell table:formula="of:=IF(   [.B1248]=&quot;Stop&quot;;   [.$C$3];   [.E1247] + [.D1248] * [.$C$4] )" office:value-type="float" office:value="59.3774999999985">
            <text:p>59.38</text:p>
          </table:table-cell>
          <table:table-cell table:number-columns-repeated="872"/>
        </table:table-row>
        <table:table-row table:style-name="ro3">
          <table:table-cell table:formula="of:=[.A1248]+[.$C$4]" office:value-type="float" office:value="6.18999999999989">
            <text:p>6.190</text:p>
          </table:table-cell>
          <table:table-cell table:formula="of:=IF(   [.A1249] &lt; [.$C$5];   &quot;Accel&quot;;   IF(     [.A1249] &lt; [.$C$5] + [.$C$7];     &quot;Cruise&quot;;     IF(       [.A1249] &lt; [.$C$8];       &quot;Decel&quot;;       &quot;Stop&quot;     )   ) )" office:value-type="string" office:string-value="Cruise">
            <text:p>Cruise</text:p>
          </table:table-cell>
          <table:table-cell table:formula="of:=IF(   [.B1249]=&quot;Accel&quot;;   [.$C$1];   IF(     [.B1249]=&quot;Cruise&quot;;     0;     IF([.B1249]=&quot;Decel&quot;; -[.$C$1]; 0)   ) )" office:value-type="float" office:value="0">
            <text:p>0</text:p>
          </table:table-cell>
          <table:table-cell table:formula="of:=IF(   [.B1249]=&quot;Stop&quot;;   0;   MAX(     0;     MIN(       [.$C$2];       [.D1248] + [.C1249] * [.$C$4]     )   ) )" office:value-type="float" office:value="9.75">
            <text:p>9.75</text:p>
          </table:table-cell>
          <table:table-cell table:formula="of:=IF(   [.B1249]=&quot;Stop&quot;;   [.$C$3];   [.E1248] + [.D1249] * [.$C$4] )" office:value-type="float" office:value="59.4262499999985">
            <text:p>59.43</text:p>
          </table:table-cell>
          <table:table-cell table:number-columns-repeated="872"/>
        </table:table-row>
        <table:table-row table:style-name="ro3">
          <table:table-cell table:formula="of:=[.A1249]+[.$C$4]" office:value-type="float" office:value="6.19499999999989">
            <text:p>6.195</text:p>
          </table:table-cell>
          <table:table-cell table:formula="of:=IF(   [.A1250] &lt; [.$C$5];   &quot;Accel&quot;;   IF(     [.A1250] &lt; [.$C$5] + [.$C$7];     &quot;Cruise&quot;;     IF(       [.A1250] &lt; [.$C$8];       &quot;Decel&quot;;       &quot;Stop&quot;     )   ) )" office:value-type="string" office:string-value="Cruise">
            <text:p>Cruise</text:p>
          </table:table-cell>
          <table:table-cell table:formula="of:=IF(   [.B1250]=&quot;Accel&quot;;   [.$C$1];   IF(     [.B1250]=&quot;Cruise&quot;;     0;     IF([.B1250]=&quot;Decel&quot;; -[.$C$1]; 0)   ) )" office:value-type="float" office:value="0">
            <text:p>0</text:p>
          </table:table-cell>
          <table:table-cell table:formula="of:=IF(   [.B1250]=&quot;Stop&quot;;   0;   MAX(     0;     MIN(       [.$C$2];       [.D1249] + [.C1250] * [.$C$4]     )   ) )" office:value-type="float" office:value="9.75">
            <text:p>9.75</text:p>
          </table:table-cell>
          <table:table-cell table:formula="of:=IF(   [.B1250]=&quot;Stop&quot;;   [.$C$3];   [.E1249] + [.D1250] * [.$C$4] )" office:value-type="float" office:value="59.4749999999985">
            <text:p>59.47</text:p>
          </table:table-cell>
          <table:table-cell table:number-columns-repeated="872"/>
        </table:table-row>
        <table:table-row table:style-name="ro3">
          <table:table-cell table:formula="of:=[.A1250]+[.$C$4]" office:value-type="float" office:value="6.19999999999989">
            <text:p>6.200</text:p>
          </table:table-cell>
          <table:table-cell table:formula="of:=IF(   [.A1251] &lt; [.$C$5];   &quot;Accel&quot;;   IF(     [.A1251] &lt; [.$C$5] + [.$C$7];     &quot;Cruise&quot;;     IF(       [.A1251] &lt; [.$C$8];       &quot;Decel&quot;;       &quot;Stop&quot;     )   ) )" office:value-type="string" office:string-value="Cruise">
            <text:p>Cruise</text:p>
          </table:table-cell>
          <table:table-cell table:formula="of:=IF(   [.B1251]=&quot;Accel&quot;;   [.$C$1];   IF(     [.B1251]=&quot;Cruise&quot;;     0;     IF([.B1251]=&quot;Decel&quot;; -[.$C$1]; 0)   ) )" office:value-type="float" office:value="0">
            <text:p>0</text:p>
          </table:table-cell>
          <table:table-cell table:formula="of:=IF(   [.B1251]=&quot;Stop&quot;;   0;   MAX(     0;     MIN(       [.$C$2];       [.D1250] + [.C1251] * [.$C$4]     )   ) )" office:value-type="float" office:value="9.75">
            <text:p>9.75</text:p>
          </table:table-cell>
          <table:table-cell table:formula="of:=IF(   [.B1251]=&quot;Stop&quot;;   [.$C$3];   [.E1250] + [.D1251] * [.$C$4] )" office:value-type="float" office:value="59.5237499999985">
            <text:p>59.52</text:p>
          </table:table-cell>
          <table:table-cell table:number-columns-repeated="872"/>
        </table:table-row>
        <table:table-row table:style-name="ro3">
          <table:table-cell table:formula="of:=[.A1251]+[.$C$4]" office:value-type="float" office:value="6.20499999999989">
            <text:p>6.205</text:p>
          </table:table-cell>
          <table:table-cell table:formula="of:=IF(   [.A1252] &lt; [.$C$5];   &quot;Accel&quot;;   IF(     [.A1252] &lt; [.$C$5] + [.$C$7];     &quot;Cruise&quot;;     IF(       [.A1252] &lt; [.$C$8];       &quot;Decel&quot;;       &quot;Stop&quot;     )   ) )" office:value-type="string" office:string-value="Cruise">
            <text:p>Cruise</text:p>
          </table:table-cell>
          <table:table-cell table:formula="of:=IF(   [.B1252]=&quot;Accel&quot;;   [.$C$1];   IF(     [.B1252]=&quot;Cruise&quot;;     0;     IF([.B1252]=&quot;Decel&quot;; -[.$C$1]; 0)   ) )" office:value-type="float" office:value="0">
            <text:p>0</text:p>
          </table:table-cell>
          <table:table-cell table:formula="of:=IF(   [.B1252]=&quot;Stop&quot;;   0;   MAX(     0;     MIN(       [.$C$2];       [.D1251] + [.C1252] * [.$C$4]     )   ) )" office:value-type="float" office:value="9.75">
            <text:p>9.75</text:p>
          </table:table-cell>
          <table:table-cell table:formula="of:=IF(   [.B1252]=&quot;Stop&quot;;   [.$C$3];   [.E1251] + [.D1252] * [.$C$4] )" office:value-type="float" office:value="59.5724999999985">
            <text:p>59.57</text:p>
          </table:table-cell>
          <table:table-cell table:number-columns-repeated="872"/>
        </table:table-row>
        <table:table-row table:style-name="ro3">
          <table:table-cell table:formula="of:=[.A1252]+[.$C$4]" office:value-type="float" office:value="6.20999999999989">
            <text:p>6.210</text:p>
          </table:table-cell>
          <table:table-cell table:formula="of:=IF(   [.A1253] &lt; [.$C$5];   &quot;Accel&quot;;   IF(     [.A1253] &lt; [.$C$5] + [.$C$7];     &quot;Cruise&quot;;     IF(       [.A1253] &lt; [.$C$8];       &quot;Decel&quot;;       &quot;Stop&quot;     )   ) )" office:value-type="string" office:string-value="Cruise">
            <text:p>Cruise</text:p>
          </table:table-cell>
          <table:table-cell table:formula="of:=IF(   [.B1253]=&quot;Accel&quot;;   [.$C$1];   IF(     [.B1253]=&quot;Cruise&quot;;     0;     IF([.B1253]=&quot;Decel&quot;; -[.$C$1]; 0)   ) )" office:value-type="float" office:value="0">
            <text:p>0</text:p>
          </table:table-cell>
          <table:table-cell table:formula="of:=IF(   [.B1253]=&quot;Stop&quot;;   0;   MAX(     0;     MIN(       [.$C$2];       [.D1252] + [.C1253] * [.$C$4]     )   ) )" office:value-type="float" office:value="9.75">
            <text:p>9.75</text:p>
          </table:table-cell>
          <table:table-cell table:formula="of:=IF(   [.B1253]=&quot;Stop&quot;;   [.$C$3];   [.E1252] + [.D1253] * [.$C$4] )" office:value-type="float" office:value="59.6212499999985">
            <text:p>59.62</text:p>
          </table:table-cell>
          <table:table-cell table:number-columns-repeated="872"/>
        </table:table-row>
        <table:table-row table:style-name="ro3">
          <table:table-cell table:formula="of:=[.A1253]+[.$C$4]" office:value-type="float" office:value="6.21499999999989">
            <text:p>6.215</text:p>
          </table:table-cell>
          <table:table-cell table:formula="of:=IF(   [.A1254] &lt; [.$C$5];   &quot;Accel&quot;;   IF(     [.A1254] &lt; [.$C$5] + [.$C$7];     &quot;Cruise&quot;;     IF(       [.A1254] &lt; [.$C$8];       &quot;Decel&quot;;       &quot;Stop&quot;     )   ) )" office:value-type="string" office:string-value="Cruise">
            <text:p>Cruise</text:p>
          </table:table-cell>
          <table:table-cell table:formula="of:=IF(   [.B1254]=&quot;Accel&quot;;   [.$C$1];   IF(     [.B1254]=&quot;Cruise&quot;;     0;     IF([.B1254]=&quot;Decel&quot;; -[.$C$1]; 0)   ) )" office:value-type="float" office:value="0">
            <text:p>0</text:p>
          </table:table-cell>
          <table:table-cell table:formula="of:=IF(   [.B1254]=&quot;Stop&quot;;   0;   MAX(     0;     MIN(       [.$C$2];       [.D1253] + [.C1254] * [.$C$4]     )   ) )" office:value-type="float" office:value="9.75">
            <text:p>9.75</text:p>
          </table:table-cell>
          <table:table-cell table:formula="of:=IF(   [.B1254]=&quot;Stop&quot;;   [.$C$3];   [.E1253] + [.D1254] * [.$C$4] )" office:value-type="float" office:value="59.6699999999985">
            <text:p>59.67</text:p>
          </table:table-cell>
          <table:table-cell table:number-columns-repeated="872"/>
        </table:table-row>
        <table:table-row table:style-name="ro3">
          <table:table-cell table:formula="of:=[.A1254]+[.$C$4]" office:value-type="float" office:value="6.21999999999989">
            <text:p>6.220</text:p>
          </table:table-cell>
          <table:table-cell table:formula="of:=IF(   [.A1255] &lt; [.$C$5];   &quot;Accel&quot;;   IF(     [.A1255] &lt; [.$C$5] + [.$C$7];     &quot;Cruise&quot;;     IF(       [.A1255] &lt; [.$C$8];       &quot;Decel&quot;;       &quot;Stop&quot;     )   ) )" office:value-type="string" office:string-value="Cruise">
            <text:p>Cruise</text:p>
          </table:table-cell>
          <table:table-cell table:formula="of:=IF(   [.B1255]=&quot;Accel&quot;;   [.$C$1];   IF(     [.B1255]=&quot;Cruise&quot;;     0;     IF([.B1255]=&quot;Decel&quot;; -[.$C$1]; 0)   ) )" office:value-type="float" office:value="0">
            <text:p>0</text:p>
          </table:table-cell>
          <table:table-cell table:formula="of:=IF(   [.B1255]=&quot;Stop&quot;;   0;   MAX(     0;     MIN(       [.$C$2];       [.D1254] + [.C1255] * [.$C$4]     )   ) )" office:value-type="float" office:value="9.75">
            <text:p>9.75</text:p>
          </table:table-cell>
          <table:table-cell table:formula="of:=IF(   [.B1255]=&quot;Stop&quot;;   [.$C$3];   [.E1254] + [.D1255] * [.$C$4] )" office:value-type="float" office:value="59.7187499999985">
            <text:p>59.72</text:p>
          </table:table-cell>
          <table:table-cell table:number-columns-repeated="872"/>
        </table:table-row>
        <table:table-row table:style-name="ro3">
          <table:table-cell table:formula="of:=[.A1255]+[.$C$4]" office:value-type="float" office:value="6.22499999999989">
            <text:p>6.225</text:p>
          </table:table-cell>
          <table:table-cell table:formula="of:=IF(   [.A1256] &lt; [.$C$5];   &quot;Accel&quot;;   IF(     [.A1256] &lt; [.$C$5] + [.$C$7];     &quot;Cruise&quot;;     IF(       [.A1256] &lt; [.$C$8];       &quot;Decel&quot;;       &quot;Stop&quot;     )   ) )" office:value-type="string" office:string-value="Cruise">
            <text:p>Cruise</text:p>
          </table:table-cell>
          <table:table-cell table:formula="of:=IF(   [.B1256]=&quot;Accel&quot;;   [.$C$1];   IF(     [.B1256]=&quot;Cruise&quot;;     0;     IF([.B1256]=&quot;Decel&quot;; -[.$C$1]; 0)   ) )" office:value-type="float" office:value="0">
            <text:p>0</text:p>
          </table:table-cell>
          <table:table-cell table:formula="of:=IF(   [.B1256]=&quot;Stop&quot;;   0;   MAX(     0;     MIN(       [.$C$2];       [.D1255] + [.C1256] * [.$C$4]     )   ) )" office:value-type="float" office:value="9.75">
            <text:p>9.75</text:p>
          </table:table-cell>
          <table:table-cell table:formula="of:=IF(   [.B1256]=&quot;Stop&quot;;   [.$C$3];   [.E1255] + [.D1256] * [.$C$4] )" office:value-type="float" office:value="59.7674999999985">
            <text:p>59.77</text:p>
          </table:table-cell>
          <table:table-cell table:number-columns-repeated="872"/>
        </table:table-row>
        <table:table-row table:style-name="ro3">
          <table:table-cell table:formula="of:=[.A1256]+[.$C$4]" office:value-type="float" office:value="6.22999999999989">
            <text:p>6.230</text:p>
          </table:table-cell>
          <table:table-cell table:formula="of:=IF(   [.A1257] &lt; [.$C$5];   &quot;Accel&quot;;   IF(     [.A1257] &lt; [.$C$5] + [.$C$7];     &quot;Cruise&quot;;     IF(       [.A1257] &lt; [.$C$8];       &quot;Decel&quot;;       &quot;Stop&quot;     )   ) )" office:value-type="string" office:string-value="Cruise">
            <text:p>Cruise</text:p>
          </table:table-cell>
          <table:table-cell table:formula="of:=IF(   [.B1257]=&quot;Accel&quot;;   [.$C$1];   IF(     [.B1257]=&quot;Cruise&quot;;     0;     IF([.B1257]=&quot;Decel&quot;; -[.$C$1]; 0)   ) )" office:value-type="float" office:value="0">
            <text:p>0</text:p>
          </table:table-cell>
          <table:table-cell table:formula="of:=IF(   [.B1257]=&quot;Stop&quot;;   0;   MAX(     0;     MIN(       [.$C$2];       [.D1256] + [.C1257] * [.$C$4]     )   ) )" office:value-type="float" office:value="9.75">
            <text:p>9.75</text:p>
          </table:table-cell>
          <table:table-cell table:formula="of:=IF(   [.B1257]=&quot;Stop&quot;;   [.$C$3];   [.E1256] + [.D1257] * [.$C$4] )" office:value-type="float" office:value="59.8162499999985">
            <text:p>59.82</text:p>
          </table:table-cell>
          <table:table-cell table:number-columns-repeated="872"/>
        </table:table-row>
        <table:table-row table:style-name="ro3">
          <table:table-cell table:formula="of:=[.A1257]+[.$C$4]" office:value-type="float" office:value="6.23499999999989">
            <text:p>6.235</text:p>
          </table:table-cell>
          <table:table-cell table:formula="of:=IF(   [.A1258] &lt; [.$C$5];   &quot;Accel&quot;;   IF(     [.A1258] &lt; [.$C$5] + [.$C$7];     &quot;Cruise&quot;;     IF(       [.A1258] &lt; [.$C$8];       &quot;Decel&quot;;       &quot;Stop&quot;     )   ) )" office:value-type="string" office:string-value="Cruise">
            <text:p>Cruise</text:p>
          </table:table-cell>
          <table:table-cell table:formula="of:=IF(   [.B1258]=&quot;Accel&quot;;   [.$C$1];   IF(     [.B1258]=&quot;Cruise&quot;;     0;     IF([.B1258]=&quot;Decel&quot;; -[.$C$1]; 0)   ) )" office:value-type="float" office:value="0">
            <text:p>0</text:p>
          </table:table-cell>
          <table:table-cell table:formula="of:=IF(   [.B1258]=&quot;Stop&quot;;   0;   MAX(     0;     MIN(       [.$C$2];       [.D1257] + [.C1258] * [.$C$4]     )   ) )" office:value-type="float" office:value="9.75">
            <text:p>9.75</text:p>
          </table:table-cell>
          <table:table-cell table:formula="of:=IF(   [.B1258]=&quot;Stop&quot;;   [.$C$3];   [.E1257] + [.D1258] * [.$C$4] )" office:value-type="float" office:value="59.8649999999985">
            <text:p>59.86</text:p>
          </table:table-cell>
          <table:table-cell table:number-columns-repeated="872"/>
        </table:table-row>
        <table:table-row table:style-name="ro3">
          <table:table-cell table:formula="of:=[.A1258]+[.$C$4]" office:value-type="float" office:value="6.23999999999989">
            <text:p>6.240</text:p>
          </table:table-cell>
          <table:table-cell table:formula="of:=IF(   [.A1259] &lt; [.$C$5];   &quot;Accel&quot;;   IF(     [.A1259] &lt; [.$C$5] + [.$C$7];     &quot;Cruise&quot;;     IF(       [.A1259] &lt; [.$C$8];       &quot;Decel&quot;;       &quot;Stop&quot;     )   ) )" office:value-type="string" office:string-value="Cruise">
            <text:p>Cruise</text:p>
          </table:table-cell>
          <table:table-cell table:formula="of:=IF(   [.B1259]=&quot;Accel&quot;;   [.$C$1];   IF(     [.B1259]=&quot;Cruise&quot;;     0;     IF([.B1259]=&quot;Decel&quot;; -[.$C$1]; 0)   ) )" office:value-type="float" office:value="0">
            <text:p>0</text:p>
          </table:table-cell>
          <table:table-cell table:formula="of:=IF(   [.B1259]=&quot;Stop&quot;;   0;   MAX(     0;     MIN(       [.$C$2];       [.D1258] + [.C1259] * [.$C$4]     )   ) )" office:value-type="float" office:value="9.75">
            <text:p>9.75</text:p>
          </table:table-cell>
          <table:table-cell table:formula="of:=IF(   [.B1259]=&quot;Stop&quot;;   [.$C$3];   [.E1258] + [.D1259] * [.$C$4] )" office:value-type="float" office:value="59.9137499999985">
            <text:p>59.91</text:p>
          </table:table-cell>
          <table:table-cell table:number-columns-repeated="872"/>
        </table:table-row>
        <table:table-row table:style-name="ro3">
          <table:table-cell table:formula="of:=[.A1259]+[.$C$4]" office:value-type="float" office:value="6.24499999999989">
            <text:p>6.245</text:p>
          </table:table-cell>
          <table:table-cell table:formula="of:=IF(   [.A1260] &lt; [.$C$5];   &quot;Accel&quot;;   IF(     [.A1260] &lt; [.$C$5] + [.$C$7];     &quot;Cruise&quot;;     IF(       [.A1260] &lt; [.$C$8];       &quot;Decel&quot;;       &quot;Stop&quot;     )   ) )" office:value-type="string" office:string-value="Cruise">
            <text:p>Cruise</text:p>
          </table:table-cell>
          <table:table-cell table:formula="of:=IF(   [.B1260]=&quot;Accel&quot;;   [.$C$1];   IF(     [.B1260]=&quot;Cruise&quot;;     0;     IF([.B1260]=&quot;Decel&quot;; -[.$C$1]; 0)   ) )" office:value-type="float" office:value="0">
            <text:p>0</text:p>
          </table:table-cell>
          <table:table-cell table:formula="of:=IF(   [.B1260]=&quot;Stop&quot;;   0;   MAX(     0;     MIN(       [.$C$2];       [.D1259] + [.C1260] * [.$C$4]     )   ) )" office:value-type="float" office:value="9.75">
            <text:p>9.75</text:p>
          </table:table-cell>
          <table:table-cell table:formula="of:=IF(   [.B1260]=&quot;Stop&quot;;   [.$C$3];   [.E1259] + [.D1260] * [.$C$4] )" office:value-type="float" office:value="59.9624999999985">
            <text:p>59.96</text:p>
          </table:table-cell>
          <table:table-cell table:number-columns-repeated="872"/>
        </table:table-row>
        <table:table-row table:style-name="ro3">
          <table:table-cell table:formula="of:=[.A1260]+[.$C$4]" office:value-type="float" office:value="6.24999999999989">
            <text:p>6.250</text:p>
          </table:table-cell>
          <table:table-cell table:formula="of:=IF(   [.A1261] &lt; [.$C$5];   &quot;Accel&quot;;   IF(     [.A1261] &lt; [.$C$5] + [.$C$7];     &quot;Cruise&quot;;     IF(       [.A1261] &lt; [.$C$8];       &quot;Decel&quot;;       &quot;Stop&quot;     )   ) )" office:value-type="string" office:string-value="Cruise">
            <text:p>Cruise</text:p>
          </table:table-cell>
          <table:table-cell table:formula="of:=IF(   [.B1261]=&quot;Accel&quot;;   [.$C$1];   IF(     [.B1261]=&quot;Cruise&quot;;     0;     IF([.B1261]=&quot;Decel&quot;; -[.$C$1]; 0)   ) )" office:value-type="float" office:value="0">
            <text:p>0</text:p>
          </table:table-cell>
          <table:table-cell table:formula="of:=IF(   [.B1261]=&quot;Stop&quot;;   0;   MAX(     0;     MIN(       [.$C$2];       [.D1260] + [.C1261] * [.$C$4]     )   ) )" office:value-type="float" office:value="9.75">
            <text:p>9.75</text:p>
          </table:table-cell>
          <table:table-cell table:formula="of:=IF(   [.B1261]=&quot;Stop&quot;;   [.$C$3];   [.E1260] + [.D1261] * [.$C$4] )" office:value-type="float" office:value="60.0112499999985">
            <text:p>60.01</text:p>
          </table:table-cell>
          <table:table-cell table:number-columns-repeated="872"/>
        </table:table-row>
        <table:table-row table:style-name="ro3">
          <table:table-cell table:formula="of:=[.A1261]+[.$C$4]" office:value-type="float" office:value="6.25499999999989">
            <text:p>6.255</text:p>
          </table:table-cell>
          <table:table-cell table:formula="of:=IF(   [.A1262] &lt; [.$C$5];   &quot;Accel&quot;;   IF(     [.A1262] &lt; [.$C$5] + [.$C$7];     &quot;Cruise&quot;;     IF(       [.A1262] &lt; [.$C$8];       &quot;Decel&quot;;       &quot;Stop&quot;     )   ) )" office:value-type="string" office:string-value="Cruise">
            <text:p>Cruise</text:p>
          </table:table-cell>
          <table:table-cell table:formula="of:=IF(   [.B1262]=&quot;Accel&quot;;   [.$C$1];   IF(     [.B1262]=&quot;Cruise&quot;;     0;     IF([.B1262]=&quot;Decel&quot;; -[.$C$1]; 0)   ) )" office:value-type="float" office:value="0">
            <text:p>0</text:p>
          </table:table-cell>
          <table:table-cell table:formula="of:=IF(   [.B1262]=&quot;Stop&quot;;   0;   MAX(     0;     MIN(       [.$C$2];       [.D1261] + [.C1262] * [.$C$4]     )   ) )" office:value-type="float" office:value="9.75">
            <text:p>9.75</text:p>
          </table:table-cell>
          <table:table-cell table:formula="of:=IF(   [.B1262]=&quot;Stop&quot;;   [.$C$3];   [.E1261] + [.D1262] * [.$C$4] )" office:value-type="float" office:value="60.0599999999985">
            <text:p>60.06</text:p>
          </table:table-cell>
          <table:table-cell table:number-columns-repeated="872"/>
        </table:table-row>
        <table:table-row table:style-name="ro3">
          <table:table-cell table:formula="of:=[.A1262]+[.$C$4]" office:value-type="float" office:value="6.25999999999989">
            <text:p>6.260</text:p>
          </table:table-cell>
          <table:table-cell table:formula="of:=IF(   [.A1263] &lt; [.$C$5];   &quot;Accel&quot;;   IF(     [.A1263] &lt; [.$C$5] + [.$C$7];     &quot;Cruise&quot;;     IF(       [.A1263] &lt; [.$C$8];       &quot;Decel&quot;;       &quot;Stop&quot;     )   ) )" office:value-type="string" office:string-value="Cruise">
            <text:p>Cruise</text:p>
          </table:table-cell>
          <table:table-cell table:formula="of:=IF(   [.B1263]=&quot;Accel&quot;;   [.$C$1];   IF(     [.B1263]=&quot;Cruise&quot;;     0;     IF([.B1263]=&quot;Decel&quot;; -[.$C$1]; 0)   ) )" office:value-type="float" office:value="0">
            <text:p>0</text:p>
          </table:table-cell>
          <table:table-cell table:formula="of:=IF(   [.B1263]=&quot;Stop&quot;;   0;   MAX(     0;     MIN(       [.$C$2];       [.D1262] + [.C1263] * [.$C$4]     )   ) )" office:value-type="float" office:value="9.75">
            <text:p>9.75</text:p>
          </table:table-cell>
          <table:table-cell table:formula="of:=IF(   [.B1263]=&quot;Stop&quot;;   [.$C$3];   [.E1262] + [.D1263] * [.$C$4] )" office:value-type="float" office:value="60.1087499999985">
            <text:p>60.11</text:p>
          </table:table-cell>
          <table:table-cell table:number-columns-repeated="872"/>
        </table:table-row>
        <table:table-row table:style-name="ro3">
          <table:table-cell table:formula="of:=[.A1263]+[.$C$4]" office:value-type="float" office:value="6.26499999999989">
            <text:p>6.265</text:p>
          </table:table-cell>
          <table:table-cell table:formula="of:=IF(   [.A1264] &lt; [.$C$5];   &quot;Accel&quot;;   IF(     [.A1264] &lt; [.$C$5] + [.$C$7];     &quot;Cruise&quot;;     IF(       [.A1264] &lt; [.$C$8];       &quot;Decel&quot;;       &quot;Stop&quot;     )   ) )" office:value-type="string" office:string-value="Cruise">
            <text:p>Cruise</text:p>
          </table:table-cell>
          <table:table-cell table:formula="of:=IF(   [.B1264]=&quot;Accel&quot;;   [.$C$1];   IF(     [.B1264]=&quot;Cruise&quot;;     0;     IF([.B1264]=&quot;Decel&quot;; -[.$C$1]; 0)   ) )" office:value-type="float" office:value="0">
            <text:p>0</text:p>
          </table:table-cell>
          <table:table-cell table:formula="of:=IF(   [.B1264]=&quot;Stop&quot;;   0;   MAX(     0;     MIN(       [.$C$2];       [.D1263] + [.C1264] * [.$C$4]     )   ) )" office:value-type="float" office:value="9.75">
            <text:p>9.75</text:p>
          </table:table-cell>
          <table:table-cell table:formula="of:=IF(   [.B1264]=&quot;Stop&quot;;   [.$C$3];   [.E1263] + [.D1264] * [.$C$4] )" office:value-type="float" office:value="60.1574999999985">
            <text:p>60.16</text:p>
          </table:table-cell>
          <table:table-cell table:number-columns-repeated="872"/>
        </table:table-row>
        <table:table-row table:style-name="ro3">
          <table:table-cell table:formula="of:=[.A1264]+[.$C$4]" office:value-type="float" office:value="6.26999999999989">
            <text:p>6.270</text:p>
          </table:table-cell>
          <table:table-cell table:formula="of:=IF(   [.A1265] &lt; [.$C$5];   &quot;Accel&quot;;   IF(     [.A1265] &lt; [.$C$5] + [.$C$7];     &quot;Cruise&quot;;     IF(       [.A1265] &lt; [.$C$8];       &quot;Decel&quot;;       &quot;Stop&quot;     )   ) )" office:value-type="string" office:string-value="Cruise">
            <text:p>Cruise</text:p>
          </table:table-cell>
          <table:table-cell table:formula="of:=IF(   [.B1265]=&quot;Accel&quot;;   [.$C$1];   IF(     [.B1265]=&quot;Cruise&quot;;     0;     IF([.B1265]=&quot;Decel&quot;; -[.$C$1]; 0)   ) )" office:value-type="float" office:value="0">
            <text:p>0</text:p>
          </table:table-cell>
          <table:table-cell table:formula="of:=IF(   [.B1265]=&quot;Stop&quot;;   0;   MAX(     0;     MIN(       [.$C$2];       [.D1264] + [.C1265] * [.$C$4]     )   ) )" office:value-type="float" office:value="9.75">
            <text:p>9.75</text:p>
          </table:table-cell>
          <table:table-cell table:formula="of:=IF(   [.B1265]=&quot;Stop&quot;;   [.$C$3];   [.E1264] + [.D1265] * [.$C$4] )" office:value-type="float" office:value="60.2062499999985">
            <text:p>60.21</text:p>
          </table:table-cell>
          <table:table-cell table:number-columns-repeated="872"/>
        </table:table-row>
        <table:table-row table:style-name="ro3">
          <table:table-cell table:formula="of:=[.A1265]+[.$C$4]" office:value-type="float" office:value="6.27499999999989">
            <text:p>6.275</text:p>
          </table:table-cell>
          <table:table-cell table:formula="of:=IF(   [.A1266] &lt; [.$C$5];   &quot;Accel&quot;;   IF(     [.A1266] &lt; [.$C$5] + [.$C$7];     &quot;Cruise&quot;;     IF(       [.A1266] &lt; [.$C$8];       &quot;Decel&quot;;       &quot;Stop&quot;     )   ) )" office:value-type="string" office:string-value="Cruise">
            <text:p>Cruise</text:p>
          </table:table-cell>
          <table:table-cell table:formula="of:=IF(   [.B1266]=&quot;Accel&quot;;   [.$C$1];   IF(     [.B1266]=&quot;Cruise&quot;;     0;     IF([.B1266]=&quot;Decel&quot;; -[.$C$1]; 0)   ) )" office:value-type="float" office:value="0">
            <text:p>0</text:p>
          </table:table-cell>
          <table:table-cell table:formula="of:=IF(   [.B1266]=&quot;Stop&quot;;   0;   MAX(     0;     MIN(       [.$C$2];       [.D1265] + [.C1266] * [.$C$4]     )   ) )" office:value-type="float" office:value="9.75">
            <text:p>9.75</text:p>
          </table:table-cell>
          <table:table-cell table:formula="of:=IF(   [.B1266]=&quot;Stop&quot;;   [.$C$3];   [.E1265] + [.D1266] * [.$C$4] )" office:value-type="float" office:value="60.2549999999985">
            <text:p>60.25</text:p>
          </table:table-cell>
          <table:table-cell table:number-columns-repeated="872"/>
        </table:table-row>
        <table:table-row table:style-name="ro3">
          <table:table-cell table:formula="of:=[.A1266]+[.$C$4]" office:value-type="float" office:value="6.27999999999989">
            <text:p>6.280</text:p>
          </table:table-cell>
          <table:table-cell table:formula="of:=IF(   [.A1267] &lt; [.$C$5];   &quot;Accel&quot;;   IF(     [.A1267] &lt; [.$C$5] + [.$C$7];     &quot;Cruise&quot;;     IF(       [.A1267] &lt; [.$C$8];       &quot;Decel&quot;;       &quot;Stop&quot;     )   ) )" office:value-type="string" office:string-value="Cruise">
            <text:p>Cruise</text:p>
          </table:table-cell>
          <table:table-cell table:formula="of:=IF(   [.B1267]=&quot;Accel&quot;;   [.$C$1];   IF(     [.B1267]=&quot;Cruise&quot;;     0;     IF([.B1267]=&quot;Decel&quot;; -[.$C$1]; 0)   ) )" office:value-type="float" office:value="0">
            <text:p>0</text:p>
          </table:table-cell>
          <table:table-cell table:formula="of:=IF(   [.B1267]=&quot;Stop&quot;;   0;   MAX(     0;     MIN(       [.$C$2];       [.D1266] + [.C1267] * [.$C$4]     )   ) )" office:value-type="float" office:value="9.75">
            <text:p>9.75</text:p>
          </table:table-cell>
          <table:table-cell table:formula="of:=IF(   [.B1267]=&quot;Stop&quot;;   [.$C$3];   [.E1266] + [.D1267] * [.$C$4] )" office:value-type="float" office:value="60.3037499999985">
            <text:p>60.30</text:p>
          </table:table-cell>
          <table:table-cell table:number-columns-repeated="872"/>
        </table:table-row>
        <table:table-row table:style-name="ro3">
          <table:table-cell table:formula="of:=[.A1267]+[.$C$4]" office:value-type="float" office:value="6.28499999999989">
            <text:p>6.285</text:p>
          </table:table-cell>
          <table:table-cell table:formula="of:=IF(   [.A1268] &lt; [.$C$5];   &quot;Accel&quot;;   IF(     [.A1268] &lt; [.$C$5] + [.$C$7];     &quot;Cruise&quot;;     IF(       [.A1268] &lt; [.$C$8];       &quot;Decel&quot;;       &quot;Stop&quot;     )   ) )" office:value-type="string" office:string-value="Cruise">
            <text:p>Cruise</text:p>
          </table:table-cell>
          <table:table-cell table:formula="of:=IF(   [.B1268]=&quot;Accel&quot;;   [.$C$1];   IF(     [.B1268]=&quot;Cruise&quot;;     0;     IF([.B1268]=&quot;Decel&quot;; -[.$C$1]; 0)   ) )" office:value-type="float" office:value="0">
            <text:p>0</text:p>
          </table:table-cell>
          <table:table-cell table:formula="of:=IF(   [.B1268]=&quot;Stop&quot;;   0;   MAX(     0;     MIN(       [.$C$2];       [.D1267] + [.C1268] * [.$C$4]     )   ) )" office:value-type="float" office:value="9.75">
            <text:p>9.75</text:p>
          </table:table-cell>
          <table:table-cell table:formula="of:=IF(   [.B1268]=&quot;Stop&quot;;   [.$C$3];   [.E1267] + [.D1268] * [.$C$4] )" office:value-type="float" office:value="60.3524999999985">
            <text:p>60.35</text:p>
          </table:table-cell>
          <table:table-cell table:number-columns-repeated="872"/>
        </table:table-row>
        <table:table-row table:style-name="ro3">
          <table:table-cell table:formula="of:=[.A1268]+[.$C$4]" office:value-type="float" office:value="6.28999999999989">
            <text:p>6.290</text:p>
          </table:table-cell>
          <table:table-cell table:formula="of:=IF(   [.A1269] &lt; [.$C$5];   &quot;Accel&quot;;   IF(     [.A1269] &lt; [.$C$5] + [.$C$7];     &quot;Cruise&quot;;     IF(       [.A1269] &lt; [.$C$8];       &quot;Decel&quot;;       &quot;Stop&quot;     )   ) )" office:value-type="string" office:string-value="Cruise">
            <text:p>Cruise</text:p>
          </table:table-cell>
          <table:table-cell table:formula="of:=IF(   [.B1269]=&quot;Accel&quot;;   [.$C$1];   IF(     [.B1269]=&quot;Cruise&quot;;     0;     IF([.B1269]=&quot;Decel&quot;; -[.$C$1]; 0)   ) )" office:value-type="float" office:value="0">
            <text:p>0</text:p>
          </table:table-cell>
          <table:table-cell table:formula="of:=IF(   [.B1269]=&quot;Stop&quot;;   0;   MAX(     0;     MIN(       [.$C$2];       [.D1268] + [.C1269] * [.$C$4]     )   ) )" office:value-type="float" office:value="9.75">
            <text:p>9.75</text:p>
          </table:table-cell>
          <table:table-cell table:formula="of:=IF(   [.B1269]=&quot;Stop&quot;;   [.$C$3];   [.E1268] + [.D1269] * [.$C$4] )" office:value-type="float" office:value="60.4012499999985">
            <text:p>60.40</text:p>
          </table:table-cell>
          <table:table-cell table:number-columns-repeated="872"/>
        </table:table-row>
        <table:table-row table:style-name="ro3">
          <table:table-cell table:formula="of:=[.A1269]+[.$C$4]" office:value-type="float" office:value="6.29499999999989">
            <text:p>6.295</text:p>
          </table:table-cell>
          <table:table-cell table:formula="of:=IF(   [.A1270] &lt; [.$C$5];   &quot;Accel&quot;;   IF(     [.A1270] &lt; [.$C$5] + [.$C$7];     &quot;Cruise&quot;;     IF(       [.A1270] &lt; [.$C$8];       &quot;Decel&quot;;       &quot;Stop&quot;     )   ) )" office:value-type="string" office:string-value="Cruise">
            <text:p>Cruise</text:p>
          </table:table-cell>
          <table:table-cell table:formula="of:=IF(   [.B1270]=&quot;Accel&quot;;   [.$C$1];   IF(     [.B1270]=&quot;Cruise&quot;;     0;     IF([.B1270]=&quot;Decel&quot;; -[.$C$1]; 0)   ) )" office:value-type="float" office:value="0">
            <text:p>0</text:p>
          </table:table-cell>
          <table:table-cell table:formula="of:=IF(   [.B1270]=&quot;Stop&quot;;   0;   MAX(     0;     MIN(       [.$C$2];       [.D1269] + [.C1270] * [.$C$4]     )   ) )" office:value-type="float" office:value="9.75">
            <text:p>9.75</text:p>
          </table:table-cell>
          <table:table-cell table:formula="of:=IF(   [.B1270]=&quot;Stop&quot;;   [.$C$3];   [.E1269] + [.D1270] * [.$C$4] )" office:value-type="float" office:value="60.4499999999985">
            <text:p>60.45</text:p>
          </table:table-cell>
          <table:table-cell table:number-columns-repeated="872"/>
        </table:table-row>
        <table:table-row table:style-name="ro3">
          <table:table-cell table:formula="of:=[.A1270]+[.$C$4]" office:value-type="float" office:value="6.29999999999989">
            <text:p>6.300</text:p>
          </table:table-cell>
          <table:table-cell table:formula="of:=IF(   [.A1271] &lt; [.$C$5];   &quot;Accel&quot;;   IF(     [.A1271] &lt; [.$C$5] + [.$C$7];     &quot;Cruise&quot;;     IF(       [.A1271] &lt; [.$C$8];       &quot;Decel&quot;;       &quot;Stop&quot;     )   ) )" office:value-type="string" office:string-value="Cruise">
            <text:p>Cruise</text:p>
          </table:table-cell>
          <table:table-cell table:formula="of:=IF(   [.B1271]=&quot;Accel&quot;;   [.$C$1];   IF(     [.B1271]=&quot;Cruise&quot;;     0;     IF([.B1271]=&quot;Decel&quot;; -[.$C$1]; 0)   ) )" office:value-type="float" office:value="0">
            <text:p>0</text:p>
          </table:table-cell>
          <table:table-cell table:formula="of:=IF(   [.B1271]=&quot;Stop&quot;;   0;   MAX(     0;     MIN(       [.$C$2];       [.D1270] + [.C1271] * [.$C$4]     )   ) )" office:value-type="float" office:value="9.75">
            <text:p>9.75</text:p>
          </table:table-cell>
          <table:table-cell table:formula="of:=IF(   [.B1271]=&quot;Stop&quot;;   [.$C$3];   [.E1270] + [.D1271] * [.$C$4] )" office:value-type="float" office:value="60.4987499999985">
            <text:p>60.50</text:p>
          </table:table-cell>
          <table:table-cell table:number-columns-repeated="872"/>
        </table:table-row>
        <table:table-row table:style-name="ro3">
          <table:table-cell table:formula="of:=[.A1271]+[.$C$4]" office:value-type="float" office:value="6.30499999999989">
            <text:p>6.305</text:p>
          </table:table-cell>
          <table:table-cell table:formula="of:=IF(   [.A1272] &lt; [.$C$5];   &quot;Accel&quot;;   IF(     [.A1272] &lt; [.$C$5] + [.$C$7];     &quot;Cruise&quot;;     IF(       [.A1272] &lt; [.$C$8];       &quot;Decel&quot;;       &quot;Stop&quot;     )   ) )" office:value-type="string" office:string-value="Cruise">
            <text:p>Cruise</text:p>
          </table:table-cell>
          <table:table-cell table:formula="of:=IF(   [.B1272]=&quot;Accel&quot;;   [.$C$1];   IF(     [.B1272]=&quot;Cruise&quot;;     0;     IF([.B1272]=&quot;Decel&quot;; -[.$C$1]; 0)   ) )" office:value-type="float" office:value="0">
            <text:p>0</text:p>
          </table:table-cell>
          <table:table-cell table:formula="of:=IF(   [.B1272]=&quot;Stop&quot;;   0;   MAX(     0;     MIN(       [.$C$2];       [.D1271] + [.C1272] * [.$C$4]     )   ) )" office:value-type="float" office:value="9.75">
            <text:p>9.75</text:p>
          </table:table-cell>
          <table:table-cell table:formula="of:=IF(   [.B1272]=&quot;Stop&quot;;   [.$C$3];   [.E1271] + [.D1272] * [.$C$4] )" office:value-type="float" office:value="60.5474999999985">
            <text:p>60.55</text:p>
          </table:table-cell>
          <table:table-cell table:number-columns-repeated="872"/>
        </table:table-row>
        <table:table-row table:style-name="ro3">
          <table:table-cell table:formula="of:=[.A1272]+[.$C$4]" office:value-type="float" office:value="6.30999999999989">
            <text:p>6.310</text:p>
          </table:table-cell>
          <table:table-cell table:formula="of:=IF(   [.A1273] &lt; [.$C$5];   &quot;Accel&quot;;   IF(     [.A1273] &lt; [.$C$5] + [.$C$7];     &quot;Cruise&quot;;     IF(       [.A1273] &lt; [.$C$8];       &quot;Decel&quot;;       &quot;Stop&quot;     )   ) )" office:value-type="string" office:string-value="Cruise">
            <text:p>Cruise</text:p>
          </table:table-cell>
          <table:table-cell table:formula="of:=IF(   [.B1273]=&quot;Accel&quot;;   [.$C$1];   IF(     [.B1273]=&quot;Cruise&quot;;     0;     IF([.B1273]=&quot;Decel&quot;; -[.$C$1]; 0)   ) )" office:value-type="float" office:value="0">
            <text:p>0</text:p>
          </table:table-cell>
          <table:table-cell table:formula="of:=IF(   [.B1273]=&quot;Stop&quot;;   0;   MAX(     0;     MIN(       [.$C$2];       [.D1272] + [.C1273] * [.$C$4]     )   ) )" office:value-type="float" office:value="9.75">
            <text:p>9.75</text:p>
          </table:table-cell>
          <table:table-cell table:formula="of:=IF(   [.B1273]=&quot;Stop&quot;;   [.$C$3];   [.E1272] + [.D1273] * [.$C$4] )" office:value-type="float" office:value="60.5962499999985">
            <text:p>60.60</text:p>
          </table:table-cell>
          <table:table-cell table:number-columns-repeated="872"/>
        </table:table-row>
        <table:table-row table:style-name="ro3">
          <table:table-cell table:formula="of:=[.A1273]+[.$C$4]" office:value-type="float" office:value="6.31499999999989">
            <text:p>6.315</text:p>
          </table:table-cell>
          <table:table-cell table:formula="of:=IF(   [.A1274] &lt; [.$C$5];   &quot;Accel&quot;;   IF(     [.A1274] &lt; [.$C$5] + [.$C$7];     &quot;Cruise&quot;;     IF(       [.A1274] &lt; [.$C$8];       &quot;Decel&quot;;       &quot;Stop&quot;     )   ) )" office:value-type="string" office:string-value="Cruise">
            <text:p>Cruise</text:p>
          </table:table-cell>
          <table:table-cell table:formula="of:=IF(   [.B1274]=&quot;Accel&quot;;   [.$C$1];   IF(     [.B1274]=&quot;Cruise&quot;;     0;     IF([.B1274]=&quot;Decel&quot;; -[.$C$1]; 0)   ) )" office:value-type="float" office:value="0">
            <text:p>0</text:p>
          </table:table-cell>
          <table:table-cell table:formula="of:=IF(   [.B1274]=&quot;Stop&quot;;   0;   MAX(     0;     MIN(       [.$C$2];       [.D1273] + [.C1274] * [.$C$4]     )   ) )" office:value-type="float" office:value="9.75">
            <text:p>9.75</text:p>
          </table:table-cell>
          <table:table-cell table:formula="of:=IF(   [.B1274]=&quot;Stop&quot;;   [.$C$3];   [.E1273] + [.D1274] * [.$C$4] )" office:value-type="float" office:value="60.6449999999985">
            <text:p>60.64</text:p>
          </table:table-cell>
          <table:table-cell table:number-columns-repeated="872"/>
        </table:table-row>
        <table:table-row table:style-name="ro3">
          <table:table-cell table:formula="of:=[.A1274]+[.$C$4]" office:value-type="float" office:value="6.31999999999989">
            <text:p>6.320</text:p>
          </table:table-cell>
          <table:table-cell table:formula="of:=IF(   [.A1275] &lt; [.$C$5];   &quot;Accel&quot;;   IF(     [.A1275] &lt; [.$C$5] + [.$C$7];     &quot;Cruise&quot;;     IF(       [.A1275] &lt; [.$C$8];       &quot;Decel&quot;;       &quot;Stop&quot;     )   ) )" office:value-type="string" office:string-value="Cruise">
            <text:p>Cruise</text:p>
          </table:table-cell>
          <table:table-cell table:formula="of:=IF(   [.B1275]=&quot;Accel&quot;;   [.$C$1];   IF(     [.B1275]=&quot;Cruise&quot;;     0;     IF([.B1275]=&quot;Decel&quot;; -[.$C$1]; 0)   ) )" office:value-type="float" office:value="0">
            <text:p>0</text:p>
          </table:table-cell>
          <table:table-cell table:formula="of:=IF(   [.B1275]=&quot;Stop&quot;;   0;   MAX(     0;     MIN(       [.$C$2];       [.D1274] + [.C1275] * [.$C$4]     )   ) )" office:value-type="float" office:value="9.75">
            <text:p>9.75</text:p>
          </table:table-cell>
          <table:table-cell table:formula="of:=IF(   [.B1275]=&quot;Stop&quot;;   [.$C$3];   [.E1274] + [.D1275] * [.$C$4] )" office:value-type="float" office:value="60.6937499999985">
            <text:p>60.69</text:p>
          </table:table-cell>
          <table:table-cell table:number-columns-repeated="872"/>
        </table:table-row>
        <table:table-row table:style-name="ro3">
          <table:table-cell table:formula="of:=[.A1275]+[.$C$4]" office:value-type="float" office:value="6.32499999999989">
            <text:p>6.325</text:p>
          </table:table-cell>
          <table:table-cell table:formula="of:=IF(   [.A1276] &lt; [.$C$5];   &quot;Accel&quot;;   IF(     [.A1276] &lt; [.$C$5] + [.$C$7];     &quot;Cruise&quot;;     IF(       [.A1276] &lt; [.$C$8];       &quot;Decel&quot;;       &quot;Stop&quot;     )   ) )" office:value-type="string" office:string-value="Cruise">
            <text:p>Cruise</text:p>
          </table:table-cell>
          <table:table-cell table:formula="of:=IF(   [.B1276]=&quot;Accel&quot;;   [.$C$1];   IF(     [.B1276]=&quot;Cruise&quot;;     0;     IF([.B1276]=&quot;Decel&quot;; -[.$C$1]; 0)   ) )" office:value-type="float" office:value="0">
            <text:p>0</text:p>
          </table:table-cell>
          <table:table-cell table:formula="of:=IF(   [.B1276]=&quot;Stop&quot;;   0;   MAX(     0;     MIN(       [.$C$2];       [.D1275] + [.C1276] * [.$C$4]     )   ) )" office:value-type="float" office:value="9.75">
            <text:p>9.75</text:p>
          </table:table-cell>
          <table:table-cell table:formula="of:=IF(   [.B1276]=&quot;Stop&quot;;   [.$C$3];   [.E1275] + [.D1276] * [.$C$4] )" office:value-type="float" office:value="60.7424999999985">
            <text:p>60.74</text:p>
          </table:table-cell>
          <table:table-cell table:number-columns-repeated="872"/>
        </table:table-row>
        <table:table-row table:style-name="ro3">
          <table:table-cell table:formula="of:=[.A1276]+[.$C$4]" office:value-type="float" office:value="6.32999999999989">
            <text:p>6.330</text:p>
          </table:table-cell>
          <table:table-cell table:formula="of:=IF(   [.A1277] &lt; [.$C$5];   &quot;Accel&quot;;   IF(     [.A1277] &lt; [.$C$5] + [.$C$7];     &quot;Cruise&quot;;     IF(       [.A1277] &lt; [.$C$8];       &quot;Decel&quot;;       &quot;Stop&quot;     )   ) )" office:value-type="string" office:string-value="Cruise">
            <text:p>Cruise</text:p>
          </table:table-cell>
          <table:table-cell table:formula="of:=IF(   [.B1277]=&quot;Accel&quot;;   [.$C$1];   IF(     [.B1277]=&quot;Cruise&quot;;     0;     IF([.B1277]=&quot;Decel&quot;; -[.$C$1]; 0)   ) )" office:value-type="float" office:value="0">
            <text:p>0</text:p>
          </table:table-cell>
          <table:table-cell table:formula="of:=IF(   [.B1277]=&quot;Stop&quot;;   0;   MAX(     0;     MIN(       [.$C$2];       [.D1276] + [.C1277] * [.$C$4]     )   ) )" office:value-type="float" office:value="9.75">
            <text:p>9.75</text:p>
          </table:table-cell>
          <table:table-cell table:formula="of:=IF(   [.B1277]=&quot;Stop&quot;;   [.$C$3];   [.E1276] + [.D1277] * [.$C$4] )" office:value-type="float" office:value="60.7912499999985">
            <text:p>60.79</text:p>
          </table:table-cell>
          <table:table-cell table:number-columns-repeated="872"/>
        </table:table-row>
        <table:table-row table:style-name="ro3">
          <table:table-cell table:formula="of:=[.A1277]+[.$C$4]" office:value-type="float" office:value="6.33499999999989">
            <text:p>6.335</text:p>
          </table:table-cell>
          <table:table-cell table:formula="of:=IF(   [.A1278] &lt; [.$C$5];   &quot;Accel&quot;;   IF(     [.A1278] &lt; [.$C$5] + [.$C$7];     &quot;Cruise&quot;;     IF(       [.A1278] &lt; [.$C$8];       &quot;Decel&quot;;       &quot;Stop&quot;     )   ) )" office:value-type="string" office:string-value="Cruise">
            <text:p>Cruise</text:p>
          </table:table-cell>
          <table:table-cell table:formula="of:=IF(   [.B1278]=&quot;Accel&quot;;   [.$C$1];   IF(     [.B1278]=&quot;Cruise&quot;;     0;     IF([.B1278]=&quot;Decel&quot;; -[.$C$1]; 0)   ) )" office:value-type="float" office:value="0">
            <text:p>0</text:p>
          </table:table-cell>
          <table:table-cell table:formula="of:=IF(   [.B1278]=&quot;Stop&quot;;   0;   MAX(     0;     MIN(       [.$C$2];       [.D1277] + [.C1278] * [.$C$4]     )   ) )" office:value-type="float" office:value="9.75">
            <text:p>9.75</text:p>
          </table:table-cell>
          <table:table-cell table:formula="of:=IF(   [.B1278]=&quot;Stop&quot;;   [.$C$3];   [.E1277] + [.D1278] * [.$C$4] )" office:value-type="float" office:value="60.8399999999985">
            <text:p>60.84</text:p>
          </table:table-cell>
          <table:table-cell table:number-columns-repeated="872"/>
        </table:table-row>
        <table:table-row table:style-name="ro3">
          <table:table-cell table:formula="of:=[.A1278]+[.$C$4]" office:value-type="float" office:value="6.33999999999989">
            <text:p>6.340</text:p>
          </table:table-cell>
          <table:table-cell table:formula="of:=IF(   [.A1279] &lt; [.$C$5];   &quot;Accel&quot;;   IF(     [.A1279] &lt; [.$C$5] + [.$C$7];     &quot;Cruise&quot;;     IF(       [.A1279] &lt; [.$C$8];       &quot;Decel&quot;;       &quot;Stop&quot;     )   ) )" office:value-type="string" office:string-value="Cruise">
            <text:p>Cruise</text:p>
          </table:table-cell>
          <table:table-cell table:formula="of:=IF(   [.B1279]=&quot;Accel&quot;;   [.$C$1];   IF(     [.B1279]=&quot;Cruise&quot;;     0;     IF([.B1279]=&quot;Decel&quot;; -[.$C$1]; 0)   ) )" office:value-type="float" office:value="0">
            <text:p>0</text:p>
          </table:table-cell>
          <table:table-cell table:formula="of:=IF(   [.B1279]=&quot;Stop&quot;;   0;   MAX(     0;     MIN(       [.$C$2];       [.D1278] + [.C1279] * [.$C$4]     )   ) )" office:value-type="float" office:value="9.75">
            <text:p>9.75</text:p>
          </table:table-cell>
          <table:table-cell table:formula="of:=IF(   [.B1279]=&quot;Stop&quot;;   [.$C$3];   [.E1278] + [.D1279] * [.$C$4] )" office:value-type="float" office:value="60.8887499999985">
            <text:p>60.89</text:p>
          </table:table-cell>
          <table:table-cell table:number-columns-repeated="872"/>
        </table:table-row>
        <table:table-row table:style-name="ro3">
          <table:table-cell table:formula="of:=[.A1279]+[.$C$4]" office:value-type="float" office:value="6.34499999999989">
            <text:p>6.345</text:p>
          </table:table-cell>
          <table:table-cell table:formula="of:=IF(   [.A1280] &lt; [.$C$5];   &quot;Accel&quot;;   IF(     [.A1280] &lt; [.$C$5] + [.$C$7];     &quot;Cruise&quot;;     IF(       [.A1280] &lt; [.$C$8];       &quot;Decel&quot;;       &quot;Stop&quot;     )   ) )" office:value-type="string" office:string-value="Cruise">
            <text:p>Cruise</text:p>
          </table:table-cell>
          <table:table-cell table:formula="of:=IF(   [.B1280]=&quot;Accel&quot;;   [.$C$1];   IF(     [.B1280]=&quot;Cruise&quot;;     0;     IF([.B1280]=&quot;Decel&quot;; -[.$C$1]; 0)   ) )" office:value-type="float" office:value="0">
            <text:p>0</text:p>
          </table:table-cell>
          <table:table-cell table:formula="of:=IF(   [.B1280]=&quot;Stop&quot;;   0;   MAX(     0;     MIN(       [.$C$2];       [.D1279] + [.C1280] * [.$C$4]     )   ) )" office:value-type="float" office:value="9.75">
            <text:p>9.75</text:p>
          </table:table-cell>
          <table:table-cell table:formula="of:=IF(   [.B1280]=&quot;Stop&quot;;   [.$C$3];   [.E1279] + [.D1280] * [.$C$4] )" office:value-type="float" office:value="60.9374999999985">
            <text:p>60.94</text:p>
          </table:table-cell>
          <table:table-cell table:number-columns-repeated="872"/>
        </table:table-row>
        <table:table-row table:style-name="ro3">
          <table:table-cell table:formula="of:=[.A1280]+[.$C$4]" office:value-type="float" office:value="6.34999999999989">
            <text:p>6.350</text:p>
          </table:table-cell>
          <table:table-cell table:formula="of:=IF(   [.A1281] &lt; [.$C$5];   &quot;Accel&quot;;   IF(     [.A1281] &lt; [.$C$5] + [.$C$7];     &quot;Cruise&quot;;     IF(       [.A1281] &lt; [.$C$8];       &quot;Decel&quot;;       &quot;Stop&quot;     )   ) )" office:value-type="string" office:string-value="Cruise">
            <text:p>Cruise</text:p>
          </table:table-cell>
          <table:table-cell table:formula="of:=IF(   [.B1281]=&quot;Accel&quot;;   [.$C$1];   IF(     [.B1281]=&quot;Cruise&quot;;     0;     IF([.B1281]=&quot;Decel&quot;; -[.$C$1]; 0)   ) )" office:value-type="float" office:value="0">
            <text:p>0</text:p>
          </table:table-cell>
          <table:table-cell table:formula="of:=IF(   [.B1281]=&quot;Stop&quot;;   0;   MAX(     0;     MIN(       [.$C$2];       [.D1280] + [.C1281] * [.$C$4]     )   ) )" office:value-type="float" office:value="9.75">
            <text:p>9.75</text:p>
          </table:table-cell>
          <table:table-cell table:formula="of:=IF(   [.B1281]=&quot;Stop&quot;;   [.$C$3];   [.E1280] + [.D1281] * [.$C$4] )" office:value-type="float" office:value="60.9862499999985">
            <text:p>60.99</text:p>
          </table:table-cell>
          <table:table-cell table:number-columns-repeated="872"/>
        </table:table-row>
        <table:table-row table:style-name="ro3">
          <table:table-cell table:formula="of:=[.A1281]+[.$C$4]" office:value-type="float" office:value="6.35499999999989">
            <text:p>6.355</text:p>
          </table:table-cell>
          <table:table-cell table:formula="of:=IF(   [.A1282] &lt; [.$C$5];   &quot;Accel&quot;;   IF(     [.A1282] &lt; [.$C$5] + [.$C$7];     &quot;Cruise&quot;;     IF(       [.A1282] &lt; [.$C$8];       &quot;Decel&quot;;       &quot;Stop&quot;     )   ) )" office:value-type="string" office:string-value="Cruise">
            <text:p>Cruise</text:p>
          </table:table-cell>
          <table:table-cell table:formula="of:=IF(   [.B1282]=&quot;Accel&quot;;   [.$C$1];   IF(     [.B1282]=&quot;Cruise&quot;;     0;     IF([.B1282]=&quot;Decel&quot;; -[.$C$1]; 0)   ) )" office:value-type="float" office:value="0">
            <text:p>0</text:p>
          </table:table-cell>
          <table:table-cell table:formula="of:=IF(   [.B1282]=&quot;Stop&quot;;   0;   MAX(     0;     MIN(       [.$C$2];       [.D1281] + [.C1282] * [.$C$4]     )   ) )" office:value-type="float" office:value="9.75">
            <text:p>9.75</text:p>
          </table:table-cell>
          <table:table-cell table:formula="of:=IF(   [.B1282]=&quot;Stop&quot;;   [.$C$3];   [.E1281] + [.D1282] * [.$C$4] )" office:value-type="float" office:value="61.0349999999985">
            <text:p>61.03</text:p>
          </table:table-cell>
          <table:table-cell table:number-columns-repeated="872"/>
        </table:table-row>
        <table:table-row table:style-name="ro3">
          <table:table-cell table:formula="of:=[.A1282]+[.$C$4]" office:value-type="float" office:value="6.35999999999989">
            <text:p>6.360</text:p>
          </table:table-cell>
          <table:table-cell table:formula="of:=IF(   [.A1283] &lt; [.$C$5];   &quot;Accel&quot;;   IF(     [.A1283] &lt; [.$C$5] + [.$C$7];     &quot;Cruise&quot;;     IF(       [.A1283] &lt; [.$C$8];       &quot;Decel&quot;;       &quot;Stop&quot;     )   ) )" office:value-type="string" office:string-value="Cruise">
            <text:p>Cruise</text:p>
          </table:table-cell>
          <table:table-cell table:formula="of:=IF(   [.B1283]=&quot;Accel&quot;;   [.$C$1];   IF(     [.B1283]=&quot;Cruise&quot;;     0;     IF([.B1283]=&quot;Decel&quot;; -[.$C$1]; 0)   ) )" office:value-type="float" office:value="0">
            <text:p>0</text:p>
          </table:table-cell>
          <table:table-cell table:formula="of:=IF(   [.B1283]=&quot;Stop&quot;;   0;   MAX(     0;     MIN(       [.$C$2];       [.D1282] + [.C1283] * [.$C$4]     )   ) )" office:value-type="float" office:value="9.75">
            <text:p>9.75</text:p>
          </table:table-cell>
          <table:table-cell table:formula="of:=IF(   [.B1283]=&quot;Stop&quot;;   [.$C$3];   [.E1282] + [.D1283] * [.$C$4] )" office:value-type="float" office:value="61.0837499999984">
            <text:p>61.08</text:p>
          </table:table-cell>
          <table:table-cell table:number-columns-repeated="872"/>
        </table:table-row>
        <table:table-row table:style-name="ro3">
          <table:table-cell table:formula="of:=[.A1283]+[.$C$4]" office:value-type="float" office:value="6.36499999999989">
            <text:p>6.365</text:p>
          </table:table-cell>
          <table:table-cell table:formula="of:=IF(   [.A1284] &lt; [.$C$5];   &quot;Accel&quot;;   IF(     [.A1284] &lt; [.$C$5] + [.$C$7];     &quot;Cruise&quot;;     IF(       [.A1284] &lt; [.$C$8];       &quot;Decel&quot;;       &quot;Stop&quot;     )   ) )" office:value-type="string" office:string-value="Cruise">
            <text:p>Cruise</text:p>
          </table:table-cell>
          <table:table-cell table:formula="of:=IF(   [.B1284]=&quot;Accel&quot;;   [.$C$1];   IF(     [.B1284]=&quot;Cruise&quot;;     0;     IF([.B1284]=&quot;Decel&quot;; -[.$C$1]; 0)   ) )" office:value-type="float" office:value="0">
            <text:p>0</text:p>
          </table:table-cell>
          <table:table-cell table:formula="of:=IF(   [.B1284]=&quot;Stop&quot;;   0;   MAX(     0;     MIN(       [.$C$2];       [.D1283] + [.C1284] * [.$C$4]     )   ) )" office:value-type="float" office:value="9.75">
            <text:p>9.75</text:p>
          </table:table-cell>
          <table:table-cell table:formula="of:=IF(   [.B1284]=&quot;Stop&quot;;   [.$C$3];   [.E1283] + [.D1284] * [.$C$4] )" office:value-type="float" office:value="61.1324999999984">
            <text:p>61.13</text:p>
          </table:table-cell>
          <table:table-cell table:number-columns-repeated="872"/>
        </table:table-row>
        <table:table-row table:style-name="ro3">
          <table:table-cell table:formula="of:=[.A1284]+[.$C$4]" office:value-type="float" office:value="6.36999999999989">
            <text:p>6.370</text:p>
          </table:table-cell>
          <table:table-cell table:formula="of:=IF(   [.A1285] &lt; [.$C$5];   &quot;Accel&quot;;   IF(     [.A1285] &lt; [.$C$5] + [.$C$7];     &quot;Cruise&quot;;     IF(       [.A1285] &lt; [.$C$8];       &quot;Decel&quot;;       &quot;Stop&quot;     )   ) )" office:value-type="string" office:string-value="Cruise">
            <text:p>Cruise</text:p>
          </table:table-cell>
          <table:table-cell table:formula="of:=IF(   [.B1285]=&quot;Accel&quot;;   [.$C$1];   IF(     [.B1285]=&quot;Cruise&quot;;     0;     IF([.B1285]=&quot;Decel&quot;; -[.$C$1]; 0)   ) )" office:value-type="float" office:value="0">
            <text:p>0</text:p>
          </table:table-cell>
          <table:table-cell table:formula="of:=IF(   [.B1285]=&quot;Stop&quot;;   0;   MAX(     0;     MIN(       [.$C$2];       [.D1284] + [.C1285] * [.$C$4]     )   ) )" office:value-type="float" office:value="9.75">
            <text:p>9.75</text:p>
          </table:table-cell>
          <table:table-cell table:formula="of:=IF(   [.B1285]=&quot;Stop&quot;;   [.$C$3];   [.E1284] + [.D1285] * [.$C$4] )" office:value-type="float" office:value="61.1812499999984">
            <text:p>61.18</text:p>
          </table:table-cell>
          <table:table-cell table:number-columns-repeated="872"/>
        </table:table-row>
        <table:table-row table:style-name="ro3">
          <table:table-cell table:formula="of:=[.A1285]+[.$C$4]" office:value-type="float" office:value="6.37499999999989">
            <text:p>6.375</text:p>
          </table:table-cell>
          <table:table-cell table:formula="of:=IF(   [.A1286] &lt; [.$C$5];   &quot;Accel&quot;;   IF(     [.A1286] &lt; [.$C$5] + [.$C$7];     &quot;Cruise&quot;;     IF(       [.A1286] &lt; [.$C$8];       &quot;Decel&quot;;       &quot;Stop&quot;     )   ) )" office:value-type="string" office:string-value="Cruise">
            <text:p>Cruise</text:p>
          </table:table-cell>
          <table:table-cell table:formula="of:=IF(   [.B1286]=&quot;Accel&quot;;   [.$C$1];   IF(     [.B1286]=&quot;Cruise&quot;;     0;     IF([.B1286]=&quot;Decel&quot;; -[.$C$1]; 0)   ) )" office:value-type="float" office:value="0">
            <text:p>0</text:p>
          </table:table-cell>
          <table:table-cell table:formula="of:=IF(   [.B1286]=&quot;Stop&quot;;   0;   MAX(     0;     MIN(       [.$C$2];       [.D1285] + [.C1286] * [.$C$4]     )   ) )" office:value-type="float" office:value="9.75">
            <text:p>9.75</text:p>
          </table:table-cell>
          <table:table-cell table:formula="of:=IF(   [.B1286]=&quot;Stop&quot;;   [.$C$3];   [.E1285] + [.D1286] * [.$C$4] )" office:value-type="float" office:value="61.2299999999984">
            <text:p>61.23</text:p>
          </table:table-cell>
          <table:table-cell table:number-columns-repeated="872"/>
        </table:table-row>
        <table:table-row table:style-name="ro3">
          <table:table-cell table:formula="of:=[.A1286]+[.$C$4]" office:value-type="float" office:value="6.37999999999989">
            <text:p>6.380</text:p>
          </table:table-cell>
          <table:table-cell table:formula="of:=IF(   [.A1287] &lt; [.$C$5];   &quot;Accel&quot;;   IF(     [.A1287] &lt; [.$C$5] + [.$C$7];     &quot;Cruise&quot;;     IF(       [.A1287] &lt; [.$C$8];       &quot;Decel&quot;;       &quot;Stop&quot;     )   ) )" office:value-type="string" office:string-value="Cruise">
            <text:p>Cruise</text:p>
          </table:table-cell>
          <table:table-cell table:formula="of:=IF(   [.B1287]=&quot;Accel&quot;;   [.$C$1];   IF(     [.B1287]=&quot;Cruise&quot;;     0;     IF([.B1287]=&quot;Decel&quot;; -[.$C$1]; 0)   ) )" office:value-type="float" office:value="0">
            <text:p>0</text:p>
          </table:table-cell>
          <table:table-cell table:formula="of:=IF(   [.B1287]=&quot;Stop&quot;;   0;   MAX(     0;     MIN(       [.$C$2];       [.D1286] + [.C1287] * [.$C$4]     )   ) )" office:value-type="float" office:value="9.75">
            <text:p>9.75</text:p>
          </table:table-cell>
          <table:table-cell table:formula="of:=IF(   [.B1287]=&quot;Stop&quot;;   [.$C$3];   [.E1286] + [.D1287] * [.$C$4] )" office:value-type="float" office:value="61.2787499999984">
            <text:p>61.28</text:p>
          </table:table-cell>
          <table:table-cell table:number-columns-repeated="872"/>
        </table:table-row>
        <table:table-row table:style-name="ro3">
          <table:table-cell table:formula="of:=[.A1287]+[.$C$4]" office:value-type="float" office:value="6.38499999999989">
            <text:p>6.385</text:p>
          </table:table-cell>
          <table:table-cell table:formula="of:=IF(   [.A1288] &lt; [.$C$5];   &quot;Accel&quot;;   IF(     [.A1288] &lt; [.$C$5] + [.$C$7];     &quot;Cruise&quot;;     IF(       [.A1288] &lt; [.$C$8];       &quot;Decel&quot;;       &quot;Stop&quot;     )   ) )" office:value-type="string" office:string-value="Cruise">
            <text:p>Cruise</text:p>
          </table:table-cell>
          <table:table-cell table:formula="of:=IF(   [.B1288]=&quot;Accel&quot;;   [.$C$1];   IF(     [.B1288]=&quot;Cruise&quot;;     0;     IF([.B1288]=&quot;Decel&quot;; -[.$C$1]; 0)   ) )" office:value-type="float" office:value="0">
            <text:p>0</text:p>
          </table:table-cell>
          <table:table-cell table:formula="of:=IF(   [.B1288]=&quot;Stop&quot;;   0;   MAX(     0;     MIN(       [.$C$2];       [.D1287] + [.C1288] * [.$C$4]     )   ) )" office:value-type="float" office:value="9.75">
            <text:p>9.75</text:p>
          </table:table-cell>
          <table:table-cell table:formula="of:=IF(   [.B1288]=&quot;Stop&quot;;   [.$C$3];   [.E1287] + [.D1288] * [.$C$4] )" office:value-type="float" office:value="61.3274999999984">
            <text:p>61.33</text:p>
          </table:table-cell>
          <table:table-cell table:number-columns-repeated="872"/>
        </table:table-row>
        <table:table-row table:style-name="ro3">
          <table:table-cell table:formula="of:=[.A1288]+[.$C$4]" office:value-type="float" office:value="6.38999999999989">
            <text:p>6.390</text:p>
          </table:table-cell>
          <table:table-cell table:formula="of:=IF(   [.A1289] &lt; [.$C$5];   &quot;Accel&quot;;   IF(     [.A1289] &lt; [.$C$5] + [.$C$7];     &quot;Cruise&quot;;     IF(       [.A1289] &lt; [.$C$8];       &quot;Decel&quot;;       &quot;Stop&quot;     )   ) )" office:value-type="string" office:string-value="Cruise">
            <text:p>Cruise</text:p>
          </table:table-cell>
          <table:table-cell table:formula="of:=IF(   [.B1289]=&quot;Accel&quot;;   [.$C$1];   IF(     [.B1289]=&quot;Cruise&quot;;     0;     IF([.B1289]=&quot;Decel&quot;; -[.$C$1]; 0)   ) )" office:value-type="float" office:value="0">
            <text:p>0</text:p>
          </table:table-cell>
          <table:table-cell table:formula="of:=IF(   [.B1289]=&quot;Stop&quot;;   0;   MAX(     0;     MIN(       [.$C$2];       [.D1288] + [.C1289] * [.$C$4]     )   ) )" office:value-type="float" office:value="9.75">
            <text:p>9.75</text:p>
          </table:table-cell>
          <table:table-cell table:formula="of:=IF(   [.B1289]=&quot;Stop&quot;;   [.$C$3];   [.E1288] + [.D1289] * [.$C$4] )" office:value-type="float" office:value="61.3762499999984">
            <text:p>61.38</text:p>
          </table:table-cell>
          <table:table-cell table:number-columns-repeated="872"/>
        </table:table-row>
        <table:table-row table:style-name="ro3">
          <table:table-cell table:formula="of:=[.A1289]+[.$C$4]" office:value-type="float" office:value="6.39499999999989">
            <text:p>6.395</text:p>
          </table:table-cell>
          <table:table-cell table:formula="of:=IF(   [.A1290] &lt; [.$C$5];   &quot;Accel&quot;;   IF(     [.A1290] &lt; [.$C$5] + [.$C$7];     &quot;Cruise&quot;;     IF(       [.A1290] &lt; [.$C$8];       &quot;Decel&quot;;       &quot;Stop&quot;     )   ) )" office:value-type="string" office:string-value="Cruise">
            <text:p>Cruise</text:p>
          </table:table-cell>
          <table:table-cell table:formula="of:=IF(   [.B1290]=&quot;Accel&quot;;   [.$C$1];   IF(     [.B1290]=&quot;Cruise&quot;;     0;     IF([.B1290]=&quot;Decel&quot;; -[.$C$1]; 0)   ) )" office:value-type="float" office:value="0">
            <text:p>0</text:p>
          </table:table-cell>
          <table:table-cell table:formula="of:=IF(   [.B1290]=&quot;Stop&quot;;   0;   MAX(     0;     MIN(       [.$C$2];       [.D1289] + [.C1290] * [.$C$4]     )   ) )" office:value-type="float" office:value="9.75">
            <text:p>9.75</text:p>
          </table:table-cell>
          <table:table-cell table:formula="of:=IF(   [.B1290]=&quot;Stop&quot;;   [.$C$3];   [.E1289] + [.D1290] * [.$C$4] )" office:value-type="float" office:value="61.4249999999984">
            <text:p>61.42</text:p>
          </table:table-cell>
          <table:table-cell table:number-columns-repeated="872"/>
        </table:table-row>
        <table:table-row table:style-name="ro3">
          <table:table-cell table:formula="of:=[.A1290]+[.$C$4]" office:value-type="float" office:value="6.39999999999989">
            <text:p>6.400</text:p>
          </table:table-cell>
          <table:table-cell table:formula="of:=IF(   [.A1291] &lt; [.$C$5];   &quot;Accel&quot;;   IF(     [.A1291] &lt; [.$C$5] + [.$C$7];     &quot;Cruise&quot;;     IF(       [.A1291] &lt; [.$C$8];       &quot;Decel&quot;;       &quot;Stop&quot;     )   ) )" office:value-type="string" office:string-value="Cruise">
            <text:p>Cruise</text:p>
          </table:table-cell>
          <table:table-cell table:formula="of:=IF(   [.B1291]=&quot;Accel&quot;;   [.$C$1];   IF(     [.B1291]=&quot;Cruise&quot;;     0;     IF([.B1291]=&quot;Decel&quot;; -[.$C$1]; 0)   ) )" office:value-type="float" office:value="0">
            <text:p>0</text:p>
          </table:table-cell>
          <table:table-cell table:formula="of:=IF(   [.B1291]=&quot;Stop&quot;;   0;   MAX(     0;     MIN(       [.$C$2];       [.D1290] + [.C1291] * [.$C$4]     )   ) )" office:value-type="float" office:value="9.75">
            <text:p>9.75</text:p>
          </table:table-cell>
          <table:table-cell table:formula="of:=IF(   [.B1291]=&quot;Stop&quot;;   [.$C$3];   [.E1290] + [.D1291] * [.$C$4] )" office:value-type="float" office:value="61.4737499999984">
            <text:p>61.47</text:p>
          </table:table-cell>
          <table:table-cell table:number-columns-repeated="872"/>
        </table:table-row>
        <table:table-row table:style-name="ro3">
          <table:table-cell table:formula="of:=[.A1291]+[.$C$4]" office:value-type="float" office:value="6.40499999999989">
            <text:p>6.405</text:p>
          </table:table-cell>
          <table:table-cell table:formula="of:=IF(   [.A1292] &lt; [.$C$5];   &quot;Accel&quot;;   IF(     [.A1292] &lt; [.$C$5] + [.$C$7];     &quot;Cruise&quot;;     IF(       [.A1292] &lt; [.$C$8];       &quot;Decel&quot;;       &quot;Stop&quot;     )   ) )" office:value-type="string" office:string-value="Cruise">
            <text:p>Cruise</text:p>
          </table:table-cell>
          <table:table-cell table:formula="of:=IF(   [.B1292]=&quot;Accel&quot;;   [.$C$1];   IF(     [.B1292]=&quot;Cruise&quot;;     0;     IF([.B1292]=&quot;Decel&quot;; -[.$C$1]; 0)   ) )" office:value-type="float" office:value="0">
            <text:p>0</text:p>
          </table:table-cell>
          <table:table-cell table:formula="of:=IF(   [.B1292]=&quot;Stop&quot;;   0;   MAX(     0;     MIN(       [.$C$2];       [.D1291] + [.C1292] * [.$C$4]     )   ) )" office:value-type="float" office:value="9.75">
            <text:p>9.75</text:p>
          </table:table-cell>
          <table:table-cell table:formula="of:=IF(   [.B1292]=&quot;Stop&quot;;   [.$C$3];   [.E1291] + [.D1292] * [.$C$4] )" office:value-type="float" office:value="61.5224999999984">
            <text:p>61.52</text:p>
          </table:table-cell>
          <table:table-cell table:number-columns-repeated="872"/>
        </table:table-row>
        <table:table-row table:style-name="ro3">
          <table:table-cell table:formula="of:=[.A1292]+[.$C$4]" office:value-type="float" office:value="6.40999999999989">
            <text:p>6.410</text:p>
          </table:table-cell>
          <table:table-cell table:formula="of:=IF(   [.A1293] &lt; [.$C$5];   &quot;Accel&quot;;   IF(     [.A1293] &lt; [.$C$5] + [.$C$7];     &quot;Cruise&quot;;     IF(       [.A1293] &lt; [.$C$8];       &quot;Decel&quot;;       &quot;Stop&quot;     )   ) )" office:value-type="string" office:string-value="Cruise">
            <text:p>Cruise</text:p>
          </table:table-cell>
          <table:table-cell table:formula="of:=IF(   [.B1293]=&quot;Accel&quot;;   [.$C$1];   IF(     [.B1293]=&quot;Cruise&quot;;     0;     IF([.B1293]=&quot;Decel&quot;; -[.$C$1]; 0)   ) )" office:value-type="float" office:value="0">
            <text:p>0</text:p>
          </table:table-cell>
          <table:table-cell table:formula="of:=IF(   [.B1293]=&quot;Stop&quot;;   0;   MAX(     0;     MIN(       [.$C$2];       [.D1292] + [.C1293] * [.$C$4]     )   ) )" office:value-type="float" office:value="9.75">
            <text:p>9.75</text:p>
          </table:table-cell>
          <table:table-cell table:formula="of:=IF(   [.B1293]=&quot;Stop&quot;;   [.$C$3];   [.E1292] + [.D1293] * [.$C$4] )" office:value-type="float" office:value="61.5712499999984">
            <text:p>61.57</text:p>
          </table:table-cell>
          <table:table-cell table:number-columns-repeated="872"/>
        </table:table-row>
        <table:table-row table:style-name="ro3">
          <table:table-cell table:formula="of:=[.A1293]+[.$C$4]" office:value-type="float" office:value="6.41499999999989">
            <text:p>6.415</text:p>
          </table:table-cell>
          <table:table-cell table:formula="of:=IF(   [.A1294] &lt; [.$C$5];   &quot;Accel&quot;;   IF(     [.A1294] &lt; [.$C$5] + [.$C$7];     &quot;Cruise&quot;;     IF(       [.A1294] &lt; [.$C$8];       &quot;Decel&quot;;       &quot;Stop&quot;     )   ) )" office:value-type="string" office:string-value="Cruise">
            <text:p>Cruise</text:p>
          </table:table-cell>
          <table:table-cell table:formula="of:=IF(   [.B1294]=&quot;Accel&quot;;   [.$C$1];   IF(     [.B1294]=&quot;Cruise&quot;;     0;     IF([.B1294]=&quot;Decel&quot;; -[.$C$1]; 0)   ) )" office:value-type="float" office:value="0">
            <text:p>0</text:p>
          </table:table-cell>
          <table:table-cell table:formula="of:=IF(   [.B1294]=&quot;Stop&quot;;   0;   MAX(     0;     MIN(       [.$C$2];       [.D1293] + [.C1294] * [.$C$4]     )   ) )" office:value-type="float" office:value="9.75">
            <text:p>9.75</text:p>
          </table:table-cell>
          <table:table-cell table:formula="of:=IF(   [.B1294]=&quot;Stop&quot;;   [.$C$3];   [.E1293] + [.D1294] * [.$C$4] )" office:value-type="float" office:value="61.6199999999984">
            <text:p>61.62</text:p>
          </table:table-cell>
          <table:table-cell table:number-columns-repeated="872"/>
        </table:table-row>
        <table:table-row table:style-name="ro3">
          <table:table-cell table:formula="of:=[.A1294]+[.$C$4]" office:value-type="float" office:value="6.41999999999989">
            <text:p>6.420</text:p>
          </table:table-cell>
          <table:table-cell table:formula="of:=IF(   [.A1295] &lt; [.$C$5];   &quot;Accel&quot;;   IF(     [.A1295] &lt; [.$C$5] + [.$C$7];     &quot;Cruise&quot;;     IF(       [.A1295] &lt; [.$C$8];       &quot;Decel&quot;;       &quot;Stop&quot;     )   ) )" office:value-type="string" office:string-value="Cruise">
            <text:p>Cruise</text:p>
          </table:table-cell>
          <table:table-cell table:formula="of:=IF(   [.B1295]=&quot;Accel&quot;;   [.$C$1];   IF(     [.B1295]=&quot;Cruise&quot;;     0;     IF([.B1295]=&quot;Decel&quot;; -[.$C$1]; 0)   ) )" office:value-type="float" office:value="0">
            <text:p>0</text:p>
          </table:table-cell>
          <table:table-cell table:formula="of:=IF(   [.B1295]=&quot;Stop&quot;;   0;   MAX(     0;     MIN(       [.$C$2];       [.D1294] + [.C1295] * [.$C$4]     )   ) )" office:value-type="float" office:value="9.75">
            <text:p>9.75</text:p>
          </table:table-cell>
          <table:table-cell table:formula="of:=IF(   [.B1295]=&quot;Stop&quot;;   [.$C$3];   [.E1294] + [.D1295] * [.$C$4] )" office:value-type="float" office:value="61.6687499999984">
            <text:p>61.67</text:p>
          </table:table-cell>
          <table:table-cell table:number-columns-repeated="872"/>
        </table:table-row>
        <table:table-row table:style-name="ro3">
          <table:table-cell table:formula="of:=[.A1295]+[.$C$4]" office:value-type="float" office:value="6.42499999999989">
            <text:p>6.425</text:p>
          </table:table-cell>
          <table:table-cell table:formula="of:=IF(   [.A1296] &lt; [.$C$5];   &quot;Accel&quot;;   IF(     [.A1296] &lt; [.$C$5] + [.$C$7];     &quot;Cruise&quot;;     IF(       [.A1296] &lt; [.$C$8];       &quot;Decel&quot;;       &quot;Stop&quot;     )   ) )" office:value-type="string" office:string-value="Cruise">
            <text:p>Cruise</text:p>
          </table:table-cell>
          <table:table-cell table:formula="of:=IF(   [.B1296]=&quot;Accel&quot;;   [.$C$1];   IF(     [.B1296]=&quot;Cruise&quot;;     0;     IF([.B1296]=&quot;Decel&quot;; -[.$C$1]; 0)   ) )" office:value-type="float" office:value="0">
            <text:p>0</text:p>
          </table:table-cell>
          <table:table-cell table:formula="of:=IF(   [.B1296]=&quot;Stop&quot;;   0;   MAX(     0;     MIN(       [.$C$2];       [.D1295] + [.C1296] * [.$C$4]     )   ) )" office:value-type="float" office:value="9.75">
            <text:p>9.75</text:p>
          </table:table-cell>
          <table:table-cell table:formula="of:=IF(   [.B1296]=&quot;Stop&quot;;   [.$C$3];   [.E1295] + [.D1296] * [.$C$4] )" office:value-type="float" office:value="61.7174999999984">
            <text:p>61.72</text:p>
          </table:table-cell>
          <table:table-cell table:number-columns-repeated="872"/>
        </table:table-row>
        <table:table-row table:style-name="ro3">
          <table:table-cell table:formula="of:=[.A1296]+[.$C$4]" office:value-type="float" office:value="6.42999999999989">
            <text:p>6.430</text:p>
          </table:table-cell>
          <table:table-cell table:formula="of:=IF(   [.A1297] &lt; [.$C$5];   &quot;Accel&quot;;   IF(     [.A1297] &lt; [.$C$5] + [.$C$7];     &quot;Cruise&quot;;     IF(       [.A1297] &lt; [.$C$8];       &quot;Decel&quot;;       &quot;Stop&quot;     )   ) )" office:value-type="string" office:string-value="Cruise">
            <text:p>Cruise</text:p>
          </table:table-cell>
          <table:table-cell table:formula="of:=IF(   [.B1297]=&quot;Accel&quot;;   [.$C$1];   IF(     [.B1297]=&quot;Cruise&quot;;     0;     IF([.B1297]=&quot;Decel&quot;; -[.$C$1]; 0)   ) )" office:value-type="float" office:value="0">
            <text:p>0</text:p>
          </table:table-cell>
          <table:table-cell table:formula="of:=IF(   [.B1297]=&quot;Stop&quot;;   0;   MAX(     0;     MIN(       [.$C$2];       [.D1296] + [.C1297] * [.$C$4]     )   ) )" office:value-type="float" office:value="9.75">
            <text:p>9.75</text:p>
          </table:table-cell>
          <table:table-cell table:formula="of:=IF(   [.B1297]=&quot;Stop&quot;;   [.$C$3];   [.E1296] + [.D1297] * [.$C$4] )" office:value-type="float" office:value="61.7662499999984">
            <text:p>61.77</text:p>
          </table:table-cell>
          <table:table-cell table:number-columns-repeated="872"/>
        </table:table-row>
        <table:table-row table:style-name="ro3">
          <table:table-cell table:formula="of:=[.A1297]+[.$C$4]" office:value-type="float" office:value="6.43499999999989">
            <text:p>6.435</text:p>
          </table:table-cell>
          <table:table-cell table:formula="of:=IF(   [.A1298] &lt; [.$C$5];   &quot;Accel&quot;;   IF(     [.A1298] &lt; [.$C$5] + [.$C$7];     &quot;Cruise&quot;;     IF(       [.A1298] &lt; [.$C$8];       &quot;Decel&quot;;       &quot;Stop&quot;     )   ) )" office:value-type="string" office:string-value="Cruise">
            <text:p>Cruise</text:p>
          </table:table-cell>
          <table:table-cell table:formula="of:=IF(   [.B1298]=&quot;Accel&quot;;   [.$C$1];   IF(     [.B1298]=&quot;Cruise&quot;;     0;     IF([.B1298]=&quot;Decel&quot;; -[.$C$1]; 0)   ) )" office:value-type="float" office:value="0">
            <text:p>0</text:p>
          </table:table-cell>
          <table:table-cell table:formula="of:=IF(   [.B1298]=&quot;Stop&quot;;   0;   MAX(     0;     MIN(       [.$C$2];       [.D1297] + [.C1298] * [.$C$4]     )   ) )" office:value-type="float" office:value="9.75">
            <text:p>9.75</text:p>
          </table:table-cell>
          <table:table-cell table:formula="of:=IF(   [.B1298]=&quot;Stop&quot;;   [.$C$3];   [.E1297] + [.D1298] * [.$C$4] )" office:value-type="float" office:value="61.8149999999984">
            <text:p>61.81</text:p>
          </table:table-cell>
          <table:table-cell table:number-columns-repeated="872"/>
        </table:table-row>
        <table:table-row table:style-name="ro3">
          <table:table-cell table:formula="of:=[.A1298]+[.$C$4]" office:value-type="float" office:value="6.43999999999989">
            <text:p>6.440</text:p>
          </table:table-cell>
          <table:table-cell table:formula="of:=IF(   [.A1299] &lt; [.$C$5];   &quot;Accel&quot;;   IF(     [.A1299] &lt; [.$C$5] + [.$C$7];     &quot;Cruise&quot;;     IF(       [.A1299] &lt; [.$C$8];       &quot;Decel&quot;;       &quot;Stop&quot;     )   ) )" office:value-type="string" office:string-value="Cruise">
            <text:p>Cruise</text:p>
          </table:table-cell>
          <table:table-cell table:formula="of:=IF(   [.B1299]=&quot;Accel&quot;;   [.$C$1];   IF(     [.B1299]=&quot;Cruise&quot;;     0;     IF([.B1299]=&quot;Decel&quot;; -[.$C$1]; 0)   ) )" office:value-type="float" office:value="0">
            <text:p>0</text:p>
          </table:table-cell>
          <table:table-cell table:formula="of:=IF(   [.B1299]=&quot;Stop&quot;;   0;   MAX(     0;     MIN(       [.$C$2];       [.D1298] + [.C1299] * [.$C$4]     )   ) )" office:value-type="float" office:value="9.75">
            <text:p>9.75</text:p>
          </table:table-cell>
          <table:table-cell table:formula="of:=IF(   [.B1299]=&quot;Stop&quot;;   [.$C$3];   [.E1298] + [.D1299] * [.$C$4] )" office:value-type="float" office:value="61.8637499999984">
            <text:p>61.86</text:p>
          </table:table-cell>
          <table:table-cell table:number-columns-repeated="872"/>
        </table:table-row>
        <table:table-row table:style-name="ro3">
          <table:table-cell table:formula="of:=[.A1299]+[.$C$4]" office:value-type="float" office:value="6.44499999999989">
            <text:p>6.445</text:p>
          </table:table-cell>
          <table:table-cell table:formula="of:=IF(   [.A1300] &lt; [.$C$5];   &quot;Accel&quot;;   IF(     [.A1300] &lt; [.$C$5] + [.$C$7];     &quot;Cruise&quot;;     IF(       [.A1300] &lt; [.$C$8];       &quot;Decel&quot;;       &quot;Stop&quot;     )   ) )" office:value-type="string" office:string-value="Cruise">
            <text:p>Cruise</text:p>
          </table:table-cell>
          <table:table-cell table:formula="of:=IF(   [.B1300]=&quot;Accel&quot;;   [.$C$1];   IF(     [.B1300]=&quot;Cruise&quot;;     0;     IF([.B1300]=&quot;Decel&quot;; -[.$C$1]; 0)   ) )" office:value-type="float" office:value="0">
            <text:p>0</text:p>
          </table:table-cell>
          <table:table-cell table:formula="of:=IF(   [.B1300]=&quot;Stop&quot;;   0;   MAX(     0;     MIN(       [.$C$2];       [.D1299] + [.C1300] * [.$C$4]     )   ) )" office:value-type="float" office:value="9.75">
            <text:p>9.75</text:p>
          </table:table-cell>
          <table:table-cell table:formula="of:=IF(   [.B1300]=&quot;Stop&quot;;   [.$C$3];   [.E1299] + [.D1300] * [.$C$4] )" office:value-type="float" office:value="61.9124999999984">
            <text:p>61.91</text:p>
          </table:table-cell>
          <table:table-cell table:number-columns-repeated="872"/>
        </table:table-row>
        <table:table-row table:style-name="ro3">
          <table:table-cell table:formula="of:=[.A1300]+[.$C$4]" office:value-type="float" office:value="6.44999999999989">
            <text:p>6.450</text:p>
          </table:table-cell>
          <table:table-cell table:formula="of:=IF(   [.A1301] &lt; [.$C$5];   &quot;Accel&quot;;   IF(     [.A1301] &lt; [.$C$5] + [.$C$7];     &quot;Cruise&quot;;     IF(       [.A1301] &lt; [.$C$8];       &quot;Decel&quot;;       &quot;Stop&quot;     )   ) )" office:value-type="string" office:string-value="Cruise">
            <text:p>Cruise</text:p>
          </table:table-cell>
          <table:table-cell table:formula="of:=IF(   [.B1301]=&quot;Accel&quot;;   [.$C$1];   IF(     [.B1301]=&quot;Cruise&quot;;     0;     IF([.B1301]=&quot;Decel&quot;; -[.$C$1]; 0)   ) )" office:value-type="float" office:value="0">
            <text:p>0</text:p>
          </table:table-cell>
          <table:table-cell table:formula="of:=IF(   [.B1301]=&quot;Stop&quot;;   0;   MAX(     0;     MIN(       [.$C$2];       [.D1300] + [.C1301] * [.$C$4]     )   ) )" office:value-type="float" office:value="9.75">
            <text:p>9.75</text:p>
          </table:table-cell>
          <table:table-cell table:formula="of:=IF(   [.B1301]=&quot;Stop&quot;;   [.$C$3];   [.E1300] + [.D1301] * [.$C$4] )" office:value-type="float" office:value="61.9612499999984">
            <text:p>61.96</text:p>
          </table:table-cell>
          <table:table-cell table:number-columns-repeated="872"/>
        </table:table-row>
        <table:table-row table:style-name="ro3">
          <table:table-cell table:formula="of:=[.A1301]+[.$C$4]" office:value-type="float" office:value="6.45499999999988">
            <text:p>6.455</text:p>
          </table:table-cell>
          <table:table-cell table:formula="of:=IF(   [.A1302] &lt; [.$C$5];   &quot;Accel&quot;;   IF(     [.A1302] &lt; [.$C$5] + [.$C$7];     &quot;Cruise&quot;;     IF(       [.A1302] &lt; [.$C$8];       &quot;Decel&quot;;       &quot;Stop&quot;     )   ) )" office:value-type="string" office:string-value="Cruise">
            <text:p>Cruise</text:p>
          </table:table-cell>
          <table:table-cell table:formula="of:=IF(   [.B1302]=&quot;Accel&quot;;   [.$C$1];   IF(     [.B1302]=&quot;Cruise&quot;;     0;     IF([.B1302]=&quot;Decel&quot;; -[.$C$1]; 0)   ) )" office:value-type="float" office:value="0">
            <text:p>0</text:p>
          </table:table-cell>
          <table:table-cell table:formula="of:=IF(   [.B1302]=&quot;Stop&quot;;   0;   MAX(     0;     MIN(       [.$C$2];       [.D1301] + [.C1302] * [.$C$4]     )   ) )" office:value-type="float" office:value="9.75">
            <text:p>9.75</text:p>
          </table:table-cell>
          <table:table-cell table:formula="of:=IF(   [.B1302]=&quot;Stop&quot;;   [.$C$3];   [.E1301] + [.D1302] * [.$C$4] )" office:value-type="float" office:value="62.0099999999984">
            <text:p>62.01</text:p>
          </table:table-cell>
          <table:table-cell table:number-columns-repeated="872"/>
        </table:table-row>
        <table:table-row table:style-name="ro3">
          <table:table-cell table:formula="of:=[.A1302]+[.$C$4]" office:value-type="float" office:value="6.45999999999988">
            <text:p>6.460</text:p>
          </table:table-cell>
          <table:table-cell table:formula="of:=IF(   [.A1303] &lt; [.$C$5];   &quot;Accel&quot;;   IF(     [.A1303] &lt; [.$C$5] + [.$C$7];     &quot;Cruise&quot;;     IF(       [.A1303] &lt; [.$C$8];       &quot;Decel&quot;;       &quot;Stop&quot;     )   ) )" office:value-type="string" office:string-value="Cruise">
            <text:p>Cruise</text:p>
          </table:table-cell>
          <table:table-cell table:formula="of:=IF(   [.B1303]=&quot;Accel&quot;;   [.$C$1];   IF(     [.B1303]=&quot;Cruise&quot;;     0;     IF([.B1303]=&quot;Decel&quot;; -[.$C$1]; 0)   ) )" office:value-type="float" office:value="0">
            <text:p>0</text:p>
          </table:table-cell>
          <table:table-cell table:formula="of:=IF(   [.B1303]=&quot;Stop&quot;;   0;   MAX(     0;     MIN(       [.$C$2];       [.D1302] + [.C1303] * [.$C$4]     )   ) )" office:value-type="float" office:value="9.75">
            <text:p>9.75</text:p>
          </table:table-cell>
          <table:table-cell table:formula="of:=IF(   [.B1303]=&quot;Stop&quot;;   [.$C$3];   [.E1302] + [.D1303] * [.$C$4] )" office:value-type="float" office:value="62.0587499999984">
            <text:p>62.06</text:p>
          </table:table-cell>
          <table:table-cell table:number-columns-repeated="872"/>
        </table:table-row>
        <table:table-row table:style-name="ro3">
          <table:table-cell table:formula="of:=[.A1303]+[.$C$4]" office:value-type="float" office:value="6.46499999999988">
            <text:p>6.465</text:p>
          </table:table-cell>
          <table:table-cell table:formula="of:=IF(   [.A1304] &lt; [.$C$5];   &quot;Accel&quot;;   IF(     [.A1304] &lt; [.$C$5] + [.$C$7];     &quot;Cruise&quot;;     IF(       [.A1304] &lt; [.$C$8];       &quot;Decel&quot;;       &quot;Stop&quot;     )   ) )" office:value-type="string" office:string-value="Cruise">
            <text:p>Cruise</text:p>
          </table:table-cell>
          <table:table-cell table:formula="of:=IF(   [.B1304]=&quot;Accel&quot;;   [.$C$1];   IF(     [.B1304]=&quot;Cruise&quot;;     0;     IF([.B1304]=&quot;Decel&quot;; -[.$C$1]; 0)   ) )" office:value-type="float" office:value="0">
            <text:p>0</text:p>
          </table:table-cell>
          <table:table-cell table:formula="of:=IF(   [.B1304]=&quot;Stop&quot;;   0;   MAX(     0;     MIN(       [.$C$2];       [.D1303] + [.C1304] * [.$C$4]     )   ) )" office:value-type="float" office:value="9.75">
            <text:p>9.75</text:p>
          </table:table-cell>
          <table:table-cell table:formula="of:=IF(   [.B1304]=&quot;Stop&quot;;   [.$C$3];   [.E1303] + [.D1304] * [.$C$4] )" office:value-type="float" office:value="62.1074999999984">
            <text:p>62.11</text:p>
          </table:table-cell>
          <table:table-cell table:number-columns-repeated="872"/>
        </table:table-row>
        <table:table-row table:style-name="ro3">
          <table:table-cell table:formula="of:=[.A1304]+[.$C$4]" office:value-type="float" office:value="6.46999999999988">
            <text:p>6.470</text:p>
          </table:table-cell>
          <table:table-cell table:formula="of:=IF(   [.A1305] &lt; [.$C$5];   &quot;Accel&quot;;   IF(     [.A1305] &lt; [.$C$5] + [.$C$7];     &quot;Cruise&quot;;     IF(       [.A1305] &lt; [.$C$8];       &quot;Decel&quot;;       &quot;Stop&quot;     )   ) )" office:value-type="string" office:string-value="Cruise">
            <text:p>Cruise</text:p>
          </table:table-cell>
          <table:table-cell table:formula="of:=IF(   [.B1305]=&quot;Accel&quot;;   [.$C$1];   IF(     [.B1305]=&quot;Cruise&quot;;     0;     IF([.B1305]=&quot;Decel&quot;; -[.$C$1]; 0)   ) )" office:value-type="float" office:value="0">
            <text:p>0</text:p>
          </table:table-cell>
          <table:table-cell table:formula="of:=IF(   [.B1305]=&quot;Stop&quot;;   0;   MAX(     0;     MIN(       [.$C$2];       [.D1304] + [.C1305] * [.$C$4]     )   ) )" office:value-type="float" office:value="9.75">
            <text:p>9.75</text:p>
          </table:table-cell>
          <table:table-cell table:formula="of:=IF(   [.B1305]=&quot;Stop&quot;;   [.$C$3];   [.E1304] + [.D1305] * [.$C$4] )" office:value-type="float" office:value="62.1562499999984">
            <text:p>62.16</text:p>
          </table:table-cell>
          <table:table-cell table:number-columns-repeated="872"/>
        </table:table-row>
        <table:table-row table:style-name="ro3">
          <table:table-cell table:formula="of:=[.A1305]+[.$C$4]" office:value-type="float" office:value="6.47499999999988">
            <text:p>6.475</text:p>
          </table:table-cell>
          <table:table-cell table:formula="of:=IF(   [.A1306] &lt; [.$C$5];   &quot;Accel&quot;;   IF(     [.A1306] &lt; [.$C$5] + [.$C$7];     &quot;Cruise&quot;;     IF(       [.A1306] &lt; [.$C$8];       &quot;Decel&quot;;       &quot;Stop&quot;     )   ) )" office:value-type="string" office:string-value="Cruise">
            <text:p>Cruise</text:p>
          </table:table-cell>
          <table:table-cell table:formula="of:=IF(   [.B1306]=&quot;Accel&quot;;   [.$C$1];   IF(     [.B1306]=&quot;Cruise&quot;;     0;     IF([.B1306]=&quot;Decel&quot;; -[.$C$1]; 0)   ) )" office:value-type="float" office:value="0">
            <text:p>0</text:p>
          </table:table-cell>
          <table:table-cell table:formula="of:=IF(   [.B1306]=&quot;Stop&quot;;   0;   MAX(     0;     MIN(       [.$C$2];       [.D1305] + [.C1306] * [.$C$4]     )   ) )" office:value-type="float" office:value="9.75">
            <text:p>9.75</text:p>
          </table:table-cell>
          <table:table-cell table:formula="of:=IF(   [.B1306]=&quot;Stop&quot;;   [.$C$3];   [.E1305] + [.D1306] * [.$C$4] )" office:value-type="float" office:value="62.2049999999984">
            <text:p>62.20</text:p>
          </table:table-cell>
          <table:table-cell table:number-columns-repeated="872"/>
        </table:table-row>
        <table:table-row table:style-name="ro3">
          <table:table-cell table:formula="of:=[.A1306]+[.$C$4]" office:value-type="float" office:value="6.47999999999988">
            <text:p>6.480</text:p>
          </table:table-cell>
          <table:table-cell table:formula="of:=IF(   [.A1307] &lt; [.$C$5];   &quot;Accel&quot;;   IF(     [.A1307] &lt; [.$C$5] + [.$C$7];     &quot;Cruise&quot;;     IF(       [.A1307] &lt; [.$C$8];       &quot;Decel&quot;;       &quot;Stop&quot;     )   ) )" office:value-type="string" office:string-value="Cruise">
            <text:p>Cruise</text:p>
          </table:table-cell>
          <table:table-cell table:formula="of:=IF(   [.B1307]=&quot;Accel&quot;;   [.$C$1];   IF(     [.B1307]=&quot;Cruise&quot;;     0;     IF([.B1307]=&quot;Decel&quot;; -[.$C$1]; 0)   ) )" office:value-type="float" office:value="0">
            <text:p>0</text:p>
          </table:table-cell>
          <table:table-cell table:formula="of:=IF(   [.B1307]=&quot;Stop&quot;;   0;   MAX(     0;     MIN(       [.$C$2];       [.D1306] + [.C1307] * [.$C$4]     )   ) )" office:value-type="float" office:value="9.75">
            <text:p>9.75</text:p>
          </table:table-cell>
          <table:table-cell table:formula="of:=IF(   [.B1307]=&quot;Stop&quot;;   [.$C$3];   [.E1306] + [.D1307] * [.$C$4] )" office:value-type="float" office:value="62.2537499999984">
            <text:p>62.25</text:p>
          </table:table-cell>
          <table:table-cell table:number-columns-repeated="872"/>
        </table:table-row>
        <table:table-row table:style-name="ro3">
          <table:table-cell table:formula="of:=[.A1307]+[.$C$4]" office:value-type="float" office:value="6.48499999999988">
            <text:p>6.485</text:p>
          </table:table-cell>
          <table:table-cell table:formula="of:=IF(   [.A1308] &lt; [.$C$5];   &quot;Accel&quot;;   IF(     [.A1308] &lt; [.$C$5] + [.$C$7];     &quot;Cruise&quot;;     IF(       [.A1308] &lt; [.$C$8];       &quot;Decel&quot;;       &quot;Stop&quot;     )   ) )" office:value-type="string" office:string-value="Cruise">
            <text:p>Cruise</text:p>
          </table:table-cell>
          <table:table-cell table:formula="of:=IF(   [.B1308]=&quot;Accel&quot;;   [.$C$1];   IF(     [.B1308]=&quot;Cruise&quot;;     0;     IF([.B1308]=&quot;Decel&quot;; -[.$C$1]; 0)   ) )" office:value-type="float" office:value="0">
            <text:p>0</text:p>
          </table:table-cell>
          <table:table-cell table:formula="of:=IF(   [.B1308]=&quot;Stop&quot;;   0;   MAX(     0;     MIN(       [.$C$2];       [.D1307] + [.C1308] * [.$C$4]     )   ) )" office:value-type="float" office:value="9.75">
            <text:p>9.75</text:p>
          </table:table-cell>
          <table:table-cell table:formula="of:=IF(   [.B1308]=&quot;Stop&quot;;   [.$C$3];   [.E1307] + [.D1308] * [.$C$4] )" office:value-type="float" office:value="62.3024999999984">
            <text:p>62.30</text:p>
          </table:table-cell>
          <table:table-cell table:number-columns-repeated="872"/>
        </table:table-row>
        <table:table-row table:style-name="ro3">
          <table:table-cell table:formula="of:=[.A1308]+[.$C$4]" office:value-type="float" office:value="6.48999999999988">
            <text:p>6.490</text:p>
          </table:table-cell>
          <table:table-cell table:formula="of:=IF(   [.A1309] &lt; [.$C$5];   &quot;Accel&quot;;   IF(     [.A1309] &lt; [.$C$5] + [.$C$7];     &quot;Cruise&quot;;     IF(       [.A1309] &lt; [.$C$8];       &quot;Decel&quot;;       &quot;Stop&quot;     )   ) )" office:value-type="string" office:string-value="Cruise">
            <text:p>Cruise</text:p>
          </table:table-cell>
          <table:table-cell table:formula="of:=IF(   [.B1309]=&quot;Accel&quot;;   [.$C$1];   IF(     [.B1309]=&quot;Cruise&quot;;     0;     IF([.B1309]=&quot;Decel&quot;; -[.$C$1]; 0)   ) )" office:value-type="float" office:value="0">
            <text:p>0</text:p>
          </table:table-cell>
          <table:table-cell table:formula="of:=IF(   [.B1309]=&quot;Stop&quot;;   0;   MAX(     0;     MIN(       [.$C$2];       [.D1308] + [.C1309] * [.$C$4]     )   ) )" office:value-type="float" office:value="9.75">
            <text:p>9.75</text:p>
          </table:table-cell>
          <table:table-cell table:formula="of:=IF(   [.B1309]=&quot;Stop&quot;;   [.$C$3];   [.E1308] + [.D1309] * [.$C$4] )" office:value-type="float" office:value="62.3512499999984">
            <text:p>62.35</text:p>
          </table:table-cell>
          <table:table-cell table:number-columns-repeated="872"/>
        </table:table-row>
        <table:table-row table:style-name="ro3">
          <table:table-cell table:formula="of:=[.A1309]+[.$C$4]" office:value-type="float" office:value="6.49499999999988">
            <text:p>6.495</text:p>
          </table:table-cell>
          <table:table-cell table:formula="of:=IF(   [.A1310] &lt; [.$C$5];   &quot;Accel&quot;;   IF(     [.A1310] &lt; [.$C$5] + [.$C$7];     &quot;Cruise&quot;;     IF(       [.A1310] &lt; [.$C$8];       &quot;Decel&quot;;       &quot;Stop&quot;     )   ) )" office:value-type="string" office:string-value="Cruise">
            <text:p>Cruise</text:p>
          </table:table-cell>
          <table:table-cell table:formula="of:=IF(   [.B1310]=&quot;Accel&quot;;   [.$C$1];   IF(     [.B1310]=&quot;Cruise&quot;;     0;     IF([.B1310]=&quot;Decel&quot;; -[.$C$1]; 0)   ) )" office:value-type="float" office:value="0">
            <text:p>0</text:p>
          </table:table-cell>
          <table:table-cell table:formula="of:=IF(   [.B1310]=&quot;Stop&quot;;   0;   MAX(     0;     MIN(       [.$C$2];       [.D1309] + [.C1310] * [.$C$4]     )   ) )" office:value-type="float" office:value="9.75">
            <text:p>9.75</text:p>
          </table:table-cell>
          <table:table-cell table:formula="of:=IF(   [.B1310]=&quot;Stop&quot;;   [.$C$3];   [.E1309] + [.D1310] * [.$C$4] )" office:value-type="float" office:value="62.3999999999984">
            <text:p>62.40</text:p>
          </table:table-cell>
          <table:table-cell table:number-columns-repeated="872"/>
        </table:table-row>
        <table:table-row table:style-name="ro3">
          <table:table-cell table:formula="of:=[.A1310]+[.$C$4]" office:value-type="float" office:value="6.49999999999988">
            <text:p>6.500</text:p>
          </table:table-cell>
          <table:table-cell table:formula="of:=IF(   [.A1311] &lt; [.$C$5];   &quot;Accel&quot;;   IF(     [.A1311] &lt; [.$C$5] + [.$C$7];     &quot;Cruise&quot;;     IF(       [.A1311] &lt; [.$C$8];       &quot;Decel&quot;;       &quot;Stop&quot;     )   ) )" office:value-type="string" office:string-value="Cruise">
            <text:p>Cruise</text:p>
          </table:table-cell>
          <table:table-cell table:formula="of:=IF(   [.B1311]=&quot;Accel&quot;;   [.$C$1];   IF(     [.B1311]=&quot;Cruise&quot;;     0;     IF([.B1311]=&quot;Decel&quot;; -[.$C$1]; 0)   ) )" office:value-type="float" office:value="0">
            <text:p>0</text:p>
          </table:table-cell>
          <table:table-cell table:formula="of:=IF(   [.B1311]=&quot;Stop&quot;;   0;   MAX(     0;     MIN(       [.$C$2];       [.D1310] + [.C1311] * [.$C$4]     )   ) )" office:value-type="float" office:value="9.75">
            <text:p>9.75</text:p>
          </table:table-cell>
          <table:table-cell table:formula="of:=IF(   [.B1311]=&quot;Stop&quot;;   [.$C$3];   [.E1310] + [.D1311] * [.$C$4] )" office:value-type="float" office:value="62.4487499999984">
            <text:p>62.45</text:p>
          </table:table-cell>
          <table:table-cell table:number-columns-repeated="872"/>
        </table:table-row>
        <table:table-row table:style-name="ro3">
          <table:table-cell table:formula="of:=[.A1311]+[.$C$4]" office:value-type="float" office:value="6.50499999999988">
            <text:p>6.505</text:p>
          </table:table-cell>
          <table:table-cell table:formula="of:=IF(   [.A1312] &lt; [.$C$5];   &quot;Accel&quot;;   IF(     [.A1312] &lt; [.$C$5] + [.$C$7];     &quot;Cruise&quot;;     IF(       [.A1312] &lt; [.$C$8];       &quot;Decel&quot;;       &quot;Stop&quot;     )   ) )" office:value-type="string" office:string-value="Cruise">
            <text:p>Cruise</text:p>
          </table:table-cell>
          <table:table-cell table:formula="of:=IF(   [.B1312]=&quot;Accel&quot;;   [.$C$1];   IF(     [.B1312]=&quot;Cruise&quot;;     0;     IF([.B1312]=&quot;Decel&quot;; -[.$C$1]; 0)   ) )" office:value-type="float" office:value="0">
            <text:p>0</text:p>
          </table:table-cell>
          <table:table-cell table:formula="of:=IF(   [.B1312]=&quot;Stop&quot;;   0;   MAX(     0;     MIN(       [.$C$2];       [.D1311] + [.C1312] * [.$C$4]     )   ) )" office:value-type="float" office:value="9.75">
            <text:p>9.75</text:p>
          </table:table-cell>
          <table:table-cell table:formula="of:=IF(   [.B1312]=&quot;Stop&quot;;   [.$C$3];   [.E1311] + [.D1312] * [.$C$4] )" office:value-type="float" office:value="62.4974999999984">
            <text:p>62.50</text:p>
          </table:table-cell>
          <table:table-cell table:number-columns-repeated="872"/>
        </table:table-row>
        <table:table-row table:style-name="ro3">
          <table:table-cell table:formula="of:=[.A1312]+[.$C$4]" office:value-type="float" office:value="6.50999999999988">
            <text:p>6.510</text:p>
          </table:table-cell>
          <table:table-cell table:formula="of:=IF(   [.A1313] &lt; [.$C$5];   &quot;Accel&quot;;   IF(     [.A1313] &lt; [.$C$5] + [.$C$7];     &quot;Cruise&quot;;     IF(       [.A1313] &lt; [.$C$8];       &quot;Decel&quot;;       &quot;Stop&quot;     )   ) )" office:value-type="string" office:string-value="Cruise">
            <text:p>Cruise</text:p>
          </table:table-cell>
          <table:table-cell table:formula="of:=IF(   [.B1313]=&quot;Accel&quot;;   [.$C$1];   IF(     [.B1313]=&quot;Cruise&quot;;     0;     IF([.B1313]=&quot;Decel&quot;; -[.$C$1]; 0)   ) )" office:value-type="float" office:value="0">
            <text:p>0</text:p>
          </table:table-cell>
          <table:table-cell table:formula="of:=IF(   [.B1313]=&quot;Stop&quot;;   0;   MAX(     0;     MIN(       [.$C$2];       [.D1312] + [.C1313] * [.$C$4]     )   ) )" office:value-type="float" office:value="9.75">
            <text:p>9.75</text:p>
          </table:table-cell>
          <table:table-cell table:formula="of:=IF(   [.B1313]=&quot;Stop&quot;;   [.$C$3];   [.E1312] + [.D1313] * [.$C$4] )" office:value-type="float" office:value="62.5462499999984">
            <text:p>62.55</text:p>
          </table:table-cell>
          <table:table-cell table:number-columns-repeated="872"/>
        </table:table-row>
        <table:table-row table:style-name="ro3">
          <table:table-cell table:formula="of:=[.A1313]+[.$C$4]" office:value-type="float" office:value="6.51499999999988">
            <text:p>6.515</text:p>
          </table:table-cell>
          <table:table-cell table:formula="of:=IF(   [.A1314] &lt; [.$C$5];   &quot;Accel&quot;;   IF(     [.A1314] &lt; [.$C$5] + [.$C$7];     &quot;Cruise&quot;;     IF(       [.A1314] &lt; [.$C$8];       &quot;Decel&quot;;       &quot;Stop&quot;     )   ) )" office:value-type="string" office:string-value="Cruise">
            <text:p>Cruise</text:p>
          </table:table-cell>
          <table:table-cell table:formula="of:=IF(   [.B1314]=&quot;Accel&quot;;   [.$C$1];   IF(     [.B1314]=&quot;Cruise&quot;;     0;     IF([.B1314]=&quot;Decel&quot;; -[.$C$1]; 0)   ) )" office:value-type="float" office:value="0">
            <text:p>0</text:p>
          </table:table-cell>
          <table:table-cell table:formula="of:=IF(   [.B1314]=&quot;Stop&quot;;   0;   MAX(     0;     MIN(       [.$C$2];       [.D1313] + [.C1314] * [.$C$4]     )   ) )" office:value-type="float" office:value="9.75">
            <text:p>9.75</text:p>
          </table:table-cell>
          <table:table-cell table:formula="of:=IF(   [.B1314]=&quot;Stop&quot;;   [.$C$3];   [.E1313] + [.D1314] * [.$C$4] )" office:value-type="float" office:value="62.5949999999984">
            <text:p>62.59</text:p>
          </table:table-cell>
          <table:table-cell table:number-columns-repeated="872"/>
        </table:table-row>
        <table:table-row table:style-name="ro3">
          <table:table-cell table:formula="of:=[.A1314]+[.$C$4]" office:value-type="float" office:value="6.51999999999988">
            <text:p>6.520</text:p>
          </table:table-cell>
          <table:table-cell table:formula="of:=IF(   [.A1315] &lt; [.$C$5];   &quot;Accel&quot;;   IF(     [.A1315] &lt; [.$C$5] + [.$C$7];     &quot;Cruise&quot;;     IF(       [.A1315] &lt; [.$C$8];       &quot;Decel&quot;;       &quot;Stop&quot;     )   ) )" office:value-type="string" office:string-value="Cruise">
            <text:p>Cruise</text:p>
          </table:table-cell>
          <table:table-cell table:formula="of:=IF(   [.B1315]=&quot;Accel&quot;;   [.$C$1];   IF(     [.B1315]=&quot;Cruise&quot;;     0;     IF([.B1315]=&quot;Decel&quot;; -[.$C$1]; 0)   ) )" office:value-type="float" office:value="0">
            <text:p>0</text:p>
          </table:table-cell>
          <table:table-cell table:formula="of:=IF(   [.B1315]=&quot;Stop&quot;;   0;   MAX(     0;     MIN(       [.$C$2];       [.D1314] + [.C1315] * [.$C$4]     )   ) )" office:value-type="float" office:value="9.75">
            <text:p>9.75</text:p>
          </table:table-cell>
          <table:table-cell table:formula="of:=IF(   [.B1315]=&quot;Stop&quot;;   [.$C$3];   [.E1314] + [.D1315] * [.$C$4] )" office:value-type="float" office:value="62.6437499999984">
            <text:p>62.64</text:p>
          </table:table-cell>
          <table:table-cell table:number-columns-repeated="872"/>
        </table:table-row>
        <table:table-row table:style-name="ro3">
          <table:table-cell table:formula="of:=[.A1315]+[.$C$4]" office:value-type="float" office:value="6.52499999999988">
            <text:p>6.525</text:p>
          </table:table-cell>
          <table:table-cell table:formula="of:=IF(   [.A1316] &lt; [.$C$5];   &quot;Accel&quot;;   IF(     [.A1316] &lt; [.$C$5] + [.$C$7];     &quot;Cruise&quot;;     IF(       [.A1316] &lt; [.$C$8];       &quot;Decel&quot;;       &quot;Stop&quot;     )   ) )" office:value-type="string" office:string-value="Cruise">
            <text:p>Cruise</text:p>
          </table:table-cell>
          <table:table-cell table:formula="of:=IF(   [.B1316]=&quot;Accel&quot;;   [.$C$1];   IF(     [.B1316]=&quot;Cruise&quot;;     0;     IF([.B1316]=&quot;Decel&quot;; -[.$C$1]; 0)   ) )" office:value-type="float" office:value="0">
            <text:p>0</text:p>
          </table:table-cell>
          <table:table-cell table:formula="of:=IF(   [.B1316]=&quot;Stop&quot;;   0;   MAX(     0;     MIN(       [.$C$2];       [.D1315] + [.C1316] * [.$C$4]     )   ) )" office:value-type="float" office:value="9.75">
            <text:p>9.75</text:p>
          </table:table-cell>
          <table:table-cell table:formula="of:=IF(   [.B1316]=&quot;Stop&quot;;   [.$C$3];   [.E1315] + [.D1316] * [.$C$4] )" office:value-type="float" office:value="62.6924999999984">
            <text:p>62.69</text:p>
          </table:table-cell>
          <table:table-cell table:number-columns-repeated="872"/>
        </table:table-row>
        <table:table-row table:style-name="ro3">
          <table:table-cell table:formula="of:=[.A1316]+[.$C$4]" office:value-type="float" office:value="6.52999999999988">
            <text:p>6.530</text:p>
          </table:table-cell>
          <table:table-cell table:formula="of:=IF(   [.A1317] &lt; [.$C$5];   &quot;Accel&quot;;   IF(     [.A1317] &lt; [.$C$5] + [.$C$7];     &quot;Cruise&quot;;     IF(       [.A1317] &lt; [.$C$8];       &quot;Decel&quot;;       &quot;Stop&quot;     )   ) )" office:value-type="string" office:string-value="Cruise">
            <text:p>Cruise</text:p>
          </table:table-cell>
          <table:table-cell table:formula="of:=IF(   [.B1317]=&quot;Accel&quot;;   [.$C$1];   IF(     [.B1317]=&quot;Cruise&quot;;     0;     IF([.B1317]=&quot;Decel&quot;; -[.$C$1]; 0)   ) )" office:value-type="float" office:value="0">
            <text:p>0</text:p>
          </table:table-cell>
          <table:table-cell table:formula="of:=IF(   [.B1317]=&quot;Stop&quot;;   0;   MAX(     0;     MIN(       [.$C$2];       [.D1316] + [.C1317] * [.$C$4]     )   ) )" office:value-type="float" office:value="9.75">
            <text:p>9.75</text:p>
          </table:table-cell>
          <table:table-cell table:formula="of:=IF(   [.B1317]=&quot;Stop&quot;;   [.$C$3];   [.E1316] + [.D1317] * [.$C$4] )" office:value-type="float" office:value="62.7412499999984">
            <text:p>62.74</text:p>
          </table:table-cell>
          <table:table-cell table:number-columns-repeated="872"/>
        </table:table-row>
        <table:table-row table:style-name="ro3">
          <table:table-cell table:formula="of:=[.A1317]+[.$C$4]" office:value-type="float" office:value="6.53499999999988">
            <text:p>6.535</text:p>
          </table:table-cell>
          <table:table-cell table:formula="of:=IF(   [.A1318] &lt; [.$C$5];   &quot;Accel&quot;;   IF(     [.A1318] &lt; [.$C$5] + [.$C$7];     &quot;Cruise&quot;;     IF(       [.A1318] &lt; [.$C$8];       &quot;Decel&quot;;       &quot;Stop&quot;     )   ) )" office:value-type="string" office:string-value="Cruise">
            <text:p>Cruise</text:p>
          </table:table-cell>
          <table:table-cell table:formula="of:=IF(   [.B1318]=&quot;Accel&quot;;   [.$C$1];   IF(     [.B1318]=&quot;Cruise&quot;;     0;     IF([.B1318]=&quot;Decel&quot;; -[.$C$1]; 0)   ) )" office:value-type="float" office:value="0">
            <text:p>0</text:p>
          </table:table-cell>
          <table:table-cell table:formula="of:=IF(   [.B1318]=&quot;Stop&quot;;   0;   MAX(     0;     MIN(       [.$C$2];       [.D1317] + [.C1318] * [.$C$4]     )   ) )" office:value-type="float" office:value="9.75">
            <text:p>9.75</text:p>
          </table:table-cell>
          <table:table-cell table:formula="of:=IF(   [.B1318]=&quot;Stop&quot;;   [.$C$3];   [.E1317] + [.D1318] * [.$C$4] )" office:value-type="float" office:value="62.7899999999984">
            <text:p>62.79</text:p>
          </table:table-cell>
          <table:table-cell table:number-columns-repeated="872"/>
        </table:table-row>
        <table:table-row table:style-name="ro3">
          <table:table-cell table:formula="of:=[.A1318]+[.$C$4]" office:value-type="float" office:value="6.53999999999988">
            <text:p>6.540</text:p>
          </table:table-cell>
          <table:table-cell table:formula="of:=IF(   [.A1319] &lt; [.$C$5];   &quot;Accel&quot;;   IF(     [.A1319] &lt; [.$C$5] + [.$C$7];     &quot;Cruise&quot;;     IF(       [.A1319] &lt; [.$C$8];       &quot;Decel&quot;;       &quot;Stop&quot;     )   ) )" office:value-type="string" office:string-value="Cruise">
            <text:p>Cruise</text:p>
          </table:table-cell>
          <table:table-cell table:formula="of:=IF(   [.B1319]=&quot;Accel&quot;;   [.$C$1];   IF(     [.B1319]=&quot;Cruise&quot;;     0;     IF([.B1319]=&quot;Decel&quot;; -[.$C$1]; 0)   ) )" office:value-type="float" office:value="0">
            <text:p>0</text:p>
          </table:table-cell>
          <table:table-cell table:formula="of:=IF(   [.B1319]=&quot;Stop&quot;;   0;   MAX(     0;     MIN(       [.$C$2];       [.D1318] + [.C1319] * [.$C$4]     )   ) )" office:value-type="float" office:value="9.75">
            <text:p>9.75</text:p>
          </table:table-cell>
          <table:table-cell table:formula="of:=IF(   [.B1319]=&quot;Stop&quot;;   [.$C$3];   [.E1318] + [.D1319] * [.$C$4] )" office:value-type="float" office:value="62.8387499999984">
            <text:p>62.84</text:p>
          </table:table-cell>
          <table:table-cell table:number-columns-repeated="872"/>
        </table:table-row>
        <table:table-row table:style-name="ro3">
          <table:table-cell table:formula="of:=[.A1319]+[.$C$4]" office:value-type="float" office:value="6.54499999999988">
            <text:p>6.545</text:p>
          </table:table-cell>
          <table:table-cell table:formula="of:=IF(   [.A1320] &lt; [.$C$5];   &quot;Accel&quot;;   IF(     [.A1320] &lt; [.$C$5] + [.$C$7];     &quot;Cruise&quot;;     IF(       [.A1320] &lt; [.$C$8];       &quot;Decel&quot;;       &quot;Stop&quot;     )   ) )" office:value-type="string" office:string-value="Cruise">
            <text:p>Cruise</text:p>
          </table:table-cell>
          <table:table-cell table:formula="of:=IF(   [.B1320]=&quot;Accel&quot;;   [.$C$1];   IF(     [.B1320]=&quot;Cruise&quot;;     0;     IF([.B1320]=&quot;Decel&quot;; -[.$C$1]; 0)   ) )" office:value-type="float" office:value="0">
            <text:p>0</text:p>
          </table:table-cell>
          <table:table-cell table:formula="of:=IF(   [.B1320]=&quot;Stop&quot;;   0;   MAX(     0;     MIN(       [.$C$2];       [.D1319] + [.C1320] * [.$C$4]     )   ) )" office:value-type="float" office:value="9.75">
            <text:p>9.75</text:p>
          </table:table-cell>
          <table:table-cell table:formula="of:=IF(   [.B1320]=&quot;Stop&quot;;   [.$C$3];   [.E1319] + [.D1320] * [.$C$4] )" office:value-type="float" office:value="62.8874999999984">
            <text:p>62.89</text:p>
          </table:table-cell>
          <table:table-cell table:number-columns-repeated="872"/>
        </table:table-row>
        <table:table-row table:style-name="ro3">
          <table:table-cell table:formula="of:=[.A1320]+[.$C$4]" office:value-type="float" office:value="6.54999999999988">
            <text:p>6.550</text:p>
          </table:table-cell>
          <table:table-cell table:formula="of:=IF(   [.A1321] &lt; [.$C$5];   &quot;Accel&quot;;   IF(     [.A1321] &lt; [.$C$5] + [.$C$7];     &quot;Cruise&quot;;     IF(       [.A1321] &lt; [.$C$8];       &quot;Decel&quot;;       &quot;Stop&quot;     )   ) )" office:value-type="string" office:string-value="Cruise">
            <text:p>Cruise</text:p>
          </table:table-cell>
          <table:table-cell table:formula="of:=IF(   [.B1321]=&quot;Accel&quot;;   [.$C$1];   IF(     [.B1321]=&quot;Cruise&quot;;     0;     IF([.B1321]=&quot;Decel&quot;; -[.$C$1]; 0)   ) )" office:value-type="float" office:value="0">
            <text:p>0</text:p>
          </table:table-cell>
          <table:table-cell table:formula="of:=IF(   [.B1321]=&quot;Stop&quot;;   0;   MAX(     0;     MIN(       [.$C$2];       [.D1320] + [.C1321] * [.$C$4]     )   ) )" office:value-type="float" office:value="9.75">
            <text:p>9.75</text:p>
          </table:table-cell>
          <table:table-cell table:formula="of:=IF(   [.B1321]=&quot;Stop&quot;;   [.$C$3];   [.E1320] + [.D1321] * [.$C$4] )" office:value-type="float" office:value="62.9362499999984">
            <text:p>62.94</text:p>
          </table:table-cell>
          <table:table-cell table:number-columns-repeated="872"/>
        </table:table-row>
        <table:table-row table:style-name="ro3">
          <table:table-cell table:formula="of:=[.A1321]+[.$C$4]" office:value-type="float" office:value="6.55499999999988">
            <text:p>6.555</text:p>
          </table:table-cell>
          <table:table-cell table:formula="of:=IF(   [.A1322] &lt; [.$C$5];   &quot;Accel&quot;;   IF(     [.A1322] &lt; [.$C$5] + [.$C$7];     &quot;Cruise&quot;;     IF(       [.A1322] &lt; [.$C$8];       &quot;Decel&quot;;       &quot;Stop&quot;     )   ) )" office:value-type="string" office:string-value="Cruise">
            <text:p>Cruise</text:p>
          </table:table-cell>
          <table:table-cell table:formula="of:=IF(   [.B1322]=&quot;Accel&quot;;   [.$C$1];   IF(     [.B1322]=&quot;Cruise&quot;;     0;     IF([.B1322]=&quot;Decel&quot;; -[.$C$1]; 0)   ) )" office:value-type="float" office:value="0">
            <text:p>0</text:p>
          </table:table-cell>
          <table:table-cell table:formula="of:=IF(   [.B1322]=&quot;Stop&quot;;   0;   MAX(     0;     MIN(       [.$C$2];       [.D1321] + [.C1322] * [.$C$4]     )   ) )" office:value-type="float" office:value="9.75">
            <text:p>9.75</text:p>
          </table:table-cell>
          <table:table-cell table:formula="of:=IF(   [.B1322]=&quot;Stop&quot;;   [.$C$3];   [.E1321] + [.D1322] * [.$C$4] )" office:value-type="float" office:value="62.9849999999984">
            <text:p>62.98</text:p>
          </table:table-cell>
          <table:table-cell table:number-columns-repeated="872"/>
        </table:table-row>
        <table:table-row table:style-name="ro3">
          <table:table-cell table:formula="of:=[.A1322]+[.$C$4]" office:value-type="float" office:value="6.55999999999988">
            <text:p>6.560</text:p>
          </table:table-cell>
          <table:table-cell table:formula="of:=IF(   [.A1323] &lt; [.$C$5];   &quot;Accel&quot;;   IF(     [.A1323] &lt; [.$C$5] + [.$C$7];     &quot;Cruise&quot;;     IF(       [.A1323] &lt; [.$C$8];       &quot;Decel&quot;;       &quot;Stop&quot;     )   ) )" office:value-type="string" office:string-value="Cruise">
            <text:p>Cruise</text:p>
          </table:table-cell>
          <table:table-cell table:formula="of:=IF(   [.B1323]=&quot;Accel&quot;;   [.$C$1];   IF(     [.B1323]=&quot;Cruise&quot;;     0;     IF([.B1323]=&quot;Decel&quot;; -[.$C$1]; 0)   ) )" office:value-type="float" office:value="0">
            <text:p>0</text:p>
          </table:table-cell>
          <table:table-cell table:formula="of:=IF(   [.B1323]=&quot;Stop&quot;;   0;   MAX(     0;     MIN(       [.$C$2];       [.D1322] + [.C1323] * [.$C$4]     )   ) )" office:value-type="float" office:value="9.75">
            <text:p>9.75</text:p>
          </table:table-cell>
          <table:table-cell table:formula="of:=IF(   [.B1323]=&quot;Stop&quot;;   [.$C$3];   [.E1322] + [.D1323] * [.$C$4] )" office:value-type="float" office:value="63.0337499999984">
            <text:p>63.03</text:p>
          </table:table-cell>
          <table:table-cell table:number-columns-repeated="872"/>
        </table:table-row>
        <table:table-row table:style-name="ro3">
          <table:table-cell table:formula="of:=[.A1323]+[.$C$4]" office:value-type="float" office:value="6.56499999999988">
            <text:p>6.565</text:p>
          </table:table-cell>
          <table:table-cell table:formula="of:=IF(   [.A1324] &lt; [.$C$5];   &quot;Accel&quot;;   IF(     [.A1324] &lt; [.$C$5] + [.$C$7];     &quot;Cruise&quot;;     IF(       [.A1324] &lt; [.$C$8];       &quot;Decel&quot;;       &quot;Stop&quot;     )   ) )" office:value-type="string" office:string-value="Cruise">
            <text:p>Cruise</text:p>
          </table:table-cell>
          <table:table-cell table:formula="of:=IF(   [.B1324]=&quot;Accel&quot;;   [.$C$1];   IF(     [.B1324]=&quot;Cruise&quot;;     0;     IF([.B1324]=&quot;Decel&quot;; -[.$C$1]; 0)   ) )" office:value-type="float" office:value="0">
            <text:p>0</text:p>
          </table:table-cell>
          <table:table-cell table:formula="of:=IF(   [.B1324]=&quot;Stop&quot;;   0;   MAX(     0;     MIN(       [.$C$2];       [.D1323] + [.C1324] * [.$C$4]     )   ) )" office:value-type="float" office:value="9.75">
            <text:p>9.75</text:p>
          </table:table-cell>
          <table:table-cell table:formula="of:=IF(   [.B1324]=&quot;Stop&quot;;   [.$C$3];   [.E1323] + [.D1324] * [.$C$4] )" office:value-type="float" office:value="63.0824999999984">
            <text:p>63.08</text:p>
          </table:table-cell>
          <table:table-cell table:number-columns-repeated="872"/>
        </table:table-row>
        <table:table-row table:style-name="ro3">
          <table:table-cell table:formula="of:=[.A1324]+[.$C$4]" office:value-type="float" office:value="6.56999999999988">
            <text:p>6.570</text:p>
          </table:table-cell>
          <table:table-cell table:formula="of:=IF(   [.A1325] &lt; [.$C$5];   &quot;Accel&quot;;   IF(     [.A1325] &lt; [.$C$5] + [.$C$7];     &quot;Cruise&quot;;     IF(       [.A1325] &lt; [.$C$8];       &quot;Decel&quot;;       &quot;Stop&quot;     )   ) )" office:value-type="string" office:string-value="Cruise">
            <text:p>Cruise</text:p>
          </table:table-cell>
          <table:table-cell table:formula="of:=IF(   [.B1325]=&quot;Accel&quot;;   [.$C$1];   IF(     [.B1325]=&quot;Cruise&quot;;     0;     IF([.B1325]=&quot;Decel&quot;; -[.$C$1]; 0)   ) )" office:value-type="float" office:value="0">
            <text:p>0</text:p>
          </table:table-cell>
          <table:table-cell table:formula="of:=IF(   [.B1325]=&quot;Stop&quot;;   0;   MAX(     0;     MIN(       [.$C$2];       [.D1324] + [.C1325] * [.$C$4]     )   ) )" office:value-type="float" office:value="9.75">
            <text:p>9.75</text:p>
          </table:table-cell>
          <table:table-cell table:formula="of:=IF(   [.B1325]=&quot;Stop&quot;;   [.$C$3];   [.E1324] + [.D1325] * [.$C$4] )" office:value-type="float" office:value="63.1312499999984">
            <text:p>63.13</text:p>
          </table:table-cell>
          <table:table-cell table:number-columns-repeated="872"/>
        </table:table-row>
        <table:table-row table:style-name="ro3">
          <table:table-cell table:formula="of:=[.A1325]+[.$C$4]" office:value-type="float" office:value="6.57499999999988">
            <text:p>6.575</text:p>
          </table:table-cell>
          <table:table-cell table:formula="of:=IF(   [.A1326] &lt; [.$C$5];   &quot;Accel&quot;;   IF(     [.A1326] &lt; [.$C$5] + [.$C$7];     &quot;Cruise&quot;;     IF(       [.A1326] &lt; [.$C$8];       &quot;Decel&quot;;       &quot;Stop&quot;     )   ) )" office:value-type="string" office:string-value="Cruise">
            <text:p>Cruise</text:p>
          </table:table-cell>
          <table:table-cell table:formula="of:=IF(   [.B1326]=&quot;Accel&quot;;   [.$C$1];   IF(     [.B1326]=&quot;Cruise&quot;;     0;     IF([.B1326]=&quot;Decel&quot;; -[.$C$1]; 0)   ) )" office:value-type="float" office:value="0">
            <text:p>0</text:p>
          </table:table-cell>
          <table:table-cell table:formula="of:=IF(   [.B1326]=&quot;Stop&quot;;   0;   MAX(     0;     MIN(       [.$C$2];       [.D1325] + [.C1326] * [.$C$4]     )   ) )" office:value-type="float" office:value="9.75">
            <text:p>9.75</text:p>
          </table:table-cell>
          <table:table-cell table:formula="of:=IF(   [.B1326]=&quot;Stop&quot;;   [.$C$3];   [.E1325] + [.D1326] * [.$C$4] )" office:value-type="float" office:value="63.1799999999984">
            <text:p>63.18</text:p>
          </table:table-cell>
          <table:table-cell table:number-columns-repeated="872"/>
        </table:table-row>
        <table:table-row table:style-name="ro3">
          <table:table-cell table:formula="of:=[.A1326]+[.$C$4]" office:value-type="float" office:value="6.57999999999988">
            <text:p>6.580</text:p>
          </table:table-cell>
          <table:table-cell table:formula="of:=IF(   [.A1327] &lt; [.$C$5];   &quot;Accel&quot;;   IF(     [.A1327] &lt; [.$C$5] + [.$C$7];     &quot;Cruise&quot;;     IF(       [.A1327] &lt; [.$C$8];       &quot;Decel&quot;;       &quot;Stop&quot;     )   ) )" office:value-type="string" office:string-value="Cruise">
            <text:p>Cruise</text:p>
          </table:table-cell>
          <table:table-cell table:formula="of:=IF(   [.B1327]=&quot;Accel&quot;;   [.$C$1];   IF(     [.B1327]=&quot;Cruise&quot;;     0;     IF([.B1327]=&quot;Decel&quot;; -[.$C$1]; 0)   ) )" office:value-type="float" office:value="0">
            <text:p>0</text:p>
          </table:table-cell>
          <table:table-cell table:formula="of:=IF(   [.B1327]=&quot;Stop&quot;;   0;   MAX(     0;     MIN(       [.$C$2];       [.D1326] + [.C1327] * [.$C$4]     )   ) )" office:value-type="float" office:value="9.75">
            <text:p>9.75</text:p>
          </table:table-cell>
          <table:table-cell table:formula="of:=IF(   [.B1327]=&quot;Stop&quot;;   [.$C$3];   [.E1326] + [.D1327] * [.$C$4] )" office:value-type="float" office:value="63.2287499999984">
            <text:p>63.23</text:p>
          </table:table-cell>
          <table:table-cell table:number-columns-repeated="872"/>
        </table:table-row>
        <table:table-row table:style-name="ro3">
          <table:table-cell table:formula="of:=[.A1327]+[.$C$4]" office:value-type="float" office:value="6.58499999999988">
            <text:p>6.585</text:p>
          </table:table-cell>
          <table:table-cell table:formula="of:=IF(   [.A1328] &lt; [.$C$5];   &quot;Accel&quot;;   IF(     [.A1328] &lt; [.$C$5] + [.$C$7];     &quot;Cruise&quot;;     IF(       [.A1328] &lt; [.$C$8];       &quot;Decel&quot;;       &quot;Stop&quot;     )   ) )" office:value-type="string" office:string-value="Cruise">
            <text:p>Cruise</text:p>
          </table:table-cell>
          <table:table-cell table:formula="of:=IF(   [.B1328]=&quot;Accel&quot;;   [.$C$1];   IF(     [.B1328]=&quot;Cruise&quot;;     0;     IF([.B1328]=&quot;Decel&quot;; -[.$C$1]; 0)   ) )" office:value-type="float" office:value="0">
            <text:p>0</text:p>
          </table:table-cell>
          <table:table-cell table:formula="of:=IF(   [.B1328]=&quot;Stop&quot;;   0;   MAX(     0;     MIN(       [.$C$2];       [.D1327] + [.C1328] * [.$C$4]     )   ) )" office:value-type="float" office:value="9.75">
            <text:p>9.75</text:p>
          </table:table-cell>
          <table:table-cell table:formula="of:=IF(   [.B1328]=&quot;Stop&quot;;   [.$C$3];   [.E1327] + [.D1328] * [.$C$4] )" office:value-type="float" office:value="63.2774999999984">
            <text:p>63.28</text:p>
          </table:table-cell>
          <table:table-cell table:number-columns-repeated="872"/>
        </table:table-row>
        <table:table-row table:style-name="ro3">
          <table:table-cell table:formula="of:=[.A1328]+[.$C$4]" office:value-type="float" office:value="6.58999999999988">
            <text:p>6.590</text:p>
          </table:table-cell>
          <table:table-cell table:formula="of:=IF(   [.A1329] &lt; [.$C$5];   &quot;Accel&quot;;   IF(     [.A1329] &lt; [.$C$5] + [.$C$7];     &quot;Cruise&quot;;     IF(       [.A1329] &lt; [.$C$8];       &quot;Decel&quot;;       &quot;Stop&quot;     )   ) )" office:value-type="string" office:string-value="Cruise">
            <text:p>Cruise</text:p>
          </table:table-cell>
          <table:table-cell table:formula="of:=IF(   [.B1329]=&quot;Accel&quot;;   [.$C$1];   IF(     [.B1329]=&quot;Cruise&quot;;     0;     IF([.B1329]=&quot;Decel&quot;; -[.$C$1]; 0)   ) )" office:value-type="float" office:value="0">
            <text:p>0</text:p>
          </table:table-cell>
          <table:table-cell table:formula="of:=IF(   [.B1329]=&quot;Stop&quot;;   0;   MAX(     0;     MIN(       [.$C$2];       [.D1328] + [.C1329] * [.$C$4]     )   ) )" office:value-type="float" office:value="9.75">
            <text:p>9.75</text:p>
          </table:table-cell>
          <table:table-cell table:formula="of:=IF(   [.B1329]=&quot;Stop&quot;;   [.$C$3];   [.E1328] + [.D1329] * [.$C$4] )" office:value-type="float" office:value="63.3262499999984">
            <text:p>63.33</text:p>
          </table:table-cell>
          <table:table-cell table:number-columns-repeated="872"/>
        </table:table-row>
        <table:table-row table:style-name="ro3">
          <table:table-cell table:formula="of:=[.A1329]+[.$C$4]" office:value-type="float" office:value="6.59499999999988">
            <text:p>6.595</text:p>
          </table:table-cell>
          <table:table-cell table:formula="of:=IF(   [.A1330] &lt; [.$C$5];   &quot;Accel&quot;;   IF(     [.A1330] &lt; [.$C$5] + [.$C$7];     &quot;Cruise&quot;;     IF(       [.A1330] &lt; [.$C$8];       &quot;Decel&quot;;       &quot;Stop&quot;     )   ) )" office:value-type="string" office:string-value="Cruise">
            <text:p>Cruise</text:p>
          </table:table-cell>
          <table:table-cell table:formula="of:=IF(   [.B1330]=&quot;Accel&quot;;   [.$C$1];   IF(     [.B1330]=&quot;Cruise&quot;;     0;     IF([.B1330]=&quot;Decel&quot;; -[.$C$1]; 0)   ) )" office:value-type="float" office:value="0">
            <text:p>0</text:p>
          </table:table-cell>
          <table:table-cell table:formula="of:=IF(   [.B1330]=&quot;Stop&quot;;   0;   MAX(     0;     MIN(       [.$C$2];       [.D1329] + [.C1330] * [.$C$4]     )   ) )" office:value-type="float" office:value="9.75">
            <text:p>9.75</text:p>
          </table:table-cell>
          <table:table-cell table:formula="of:=IF(   [.B1330]=&quot;Stop&quot;;   [.$C$3];   [.E1329] + [.D1330] * [.$C$4] )" office:value-type="float" office:value="63.3749999999984">
            <text:p>63.37</text:p>
          </table:table-cell>
          <table:table-cell table:number-columns-repeated="872"/>
        </table:table-row>
        <table:table-row table:style-name="ro3">
          <table:table-cell table:formula="of:=[.A1330]+[.$C$4]" office:value-type="float" office:value="6.59999999999988">
            <text:p>6.600</text:p>
          </table:table-cell>
          <table:table-cell table:formula="of:=IF(   [.A1331] &lt; [.$C$5];   &quot;Accel&quot;;   IF(     [.A1331] &lt; [.$C$5] + [.$C$7];     &quot;Cruise&quot;;     IF(       [.A1331] &lt; [.$C$8];       &quot;Decel&quot;;       &quot;Stop&quot;     )   ) )" office:value-type="string" office:string-value="Cruise">
            <text:p>Cruise</text:p>
          </table:table-cell>
          <table:table-cell table:formula="of:=IF(   [.B1331]=&quot;Accel&quot;;   [.$C$1];   IF(     [.B1331]=&quot;Cruise&quot;;     0;     IF([.B1331]=&quot;Decel&quot;; -[.$C$1]; 0)   ) )" office:value-type="float" office:value="0">
            <text:p>0</text:p>
          </table:table-cell>
          <table:table-cell table:formula="of:=IF(   [.B1331]=&quot;Stop&quot;;   0;   MAX(     0;     MIN(       [.$C$2];       [.D1330] + [.C1331] * [.$C$4]     )   ) )" office:value-type="float" office:value="9.75">
            <text:p>9.75</text:p>
          </table:table-cell>
          <table:table-cell table:formula="of:=IF(   [.B1331]=&quot;Stop&quot;;   [.$C$3];   [.E1330] + [.D1331] * [.$C$4] )" office:value-type="float" office:value="63.4237499999984">
            <text:p>63.42</text:p>
          </table:table-cell>
          <table:table-cell table:number-columns-repeated="872"/>
        </table:table-row>
        <table:table-row table:style-name="ro3">
          <table:table-cell table:formula="of:=[.A1331]+[.$C$4]" office:value-type="float" office:value="6.60499999999988">
            <text:p>6.605</text:p>
          </table:table-cell>
          <table:table-cell table:formula="of:=IF(   [.A1332] &lt; [.$C$5];   &quot;Accel&quot;;   IF(     [.A1332] &lt; [.$C$5] + [.$C$7];     &quot;Cruise&quot;;     IF(       [.A1332] &lt; [.$C$8];       &quot;Decel&quot;;       &quot;Stop&quot;     )   ) )" office:value-type="string" office:string-value="Cruise">
            <text:p>Cruise</text:p>
          </table:table-cell>
          <table:table-cell table:formula="of:=IF(   [.B1332]=&quot;Accel&quot;;   [.$C$1];   IF(     [.B1332]=&quot;Cruise&quot;;     0;     IF([.B1332]=&quot;Decel&quot;; -[.$C$1]; 0)   ) )" office:value-type="float" office:value="0">
            <text:p>0</text:p>
          </table:table-cell>
          <table:table-cell table:formula="of:=IF(   [.B1332]=&quot;Stop&quot;;   0;   MAX(     0;     MIN(       [.$C$2];       [.D1331] + [.C1332] * [.$C$4]     )   ) )" office:value-type="float" office:value="9.75">
            <text:p>9.75</text:p>
          </table:table-cell>
          <table:table-cell table:formula="of:=IF(   [.B1332]=&quot;Stop&quot;;   [.$C$3];   [.E1331] + [.D1332] * [.$C$4] )" office:value-type="float" office:value="63.4724999999984">
            <text:p>63.47</text:p>
          </table:table-cell>
          <table:table-cell table:number-columns-repeated="872"/>
        </table:table-row>
        <table:table-row table:style-name="ro3">
          <table:table-cell table:formula="of:=[.A1332]+[.$C$4]" office:value-type="float" office:value="6.60999999999988">
            <text:p>6.610</text:p>
          </table:table-cell>
          <table:table-cell table:formula="of:=IF(   [.A1333] &lt; [.$C$5];   &quot;Accel&quot;;   IF(     [.A1333] &lt; [.$C$5] + [.$C$7];     &quot;Cruise&quot;;     IF(       [.A1333] &lt; [.$C$8];       &quot;Decel&quot;;       &quot;Stop&quot;     )   ) )" office:value-type="string" office:string-value="Cruise">
            <text:p>Cruise</text:p>
          </table:table-cell>
          <table:table-cell table:formula="of:=IF(   [.B1333]=&quot;Accel&quot;;   [.$C$1];   IF(     [.B1333]=&quot;Cruise&quot;;     0;     IF([.B1333]=&quot;Decel&quot;; -[.$C$1]; 0)   ) )" office:value-type="float" office:value="0">
            <text:p>0</text:p>
          </table:table-cell>
          <table:table-cell table:formula="of:=IF(   [.B1333]=&quot;Stop&quot;;   0;   MAX(     0;     MIN(       [.$C$2];       [.D1332] + [.C1333] * [.$C$4]     )   ) )" office:value-type="float" office:value="9.75">
            <text:p>9.75</text:p>
          </table:table-cell>
          <table:table-cell table:formula="of:=IF(   [.B1333]=&quot;Stop&quot;;   [.$C$3];   [.E1332] + [.D1333] * [.$C$4] )" office:value-type="float" office:value="63.5212499999984">
            <text:p>63.52</text:p>
          </table:table-cell>
          <table:table-cell table:number-columns-repeated="872"/>
        </table:table-row>
        <table:table-row table:style-name="ro3">
          <table:table-cell table:formula="of:=[.A1333]+[.$C$4]" office:value-type="float" office:value="6.61499999999988">
            <text:p>6.615</text:p>
          </table:table-cell>
          <table:table-cell table:formula="of:=IF(   [.A1334] &lt; [.$C$5];   &quot;Accel&quot;;   IF(     [.A1334] &lt; [.$C$5] + [.$C$7];     &quot;Cruise&quot;;     IF(       [.A1334] &lt; [.$C$8];       &quot;Decel&quot;;       &quot;Stop&quot;     )   ) )" office:value-type="string" office:string-value="Cruise">
            <text:p>Cruise</text:p>
          </table:table-cell>
          <table:table-cell table:formula="of:=IF(   [.B1334]=&quot;Accel&quot;;   [.$C$1];   IF(     [.B1334]=&quot;Cruise&quot;;     0;     IF([.B1334]=&quot;Decel&quot;; -[.$C$1]; 0)   ) )" office:value-type="float" office:value="0">
            <text:p>0</text:p>
          </table:table-cell>
          <table:table-cell table:formula="of:=IF(   [.B1334]=&quot;Stop&quot;;   0;   MAX(     0;     MIN(       [.$C$2];       [.D1333] + [.C1334] * [.$C$4]     )   ) )" office:value-type="float" office:value="9.75">
            <text:p>9.75</text:p>
          </table:table-cell>
          <table:table-cell table:formula="of:=IF(   [.B1334]=&quot;Stop&quot;;   [.$C$3];   [.E1333] + [.D1334] * [.$C$4] )" office:value-type="float" office:value="63.5699999999984">
            <text:p>63.57</text:p>
          </table:table-cell>
          <table:table-cell table:number-columns-repeated="872"/>
        </table:table-row>
        <table:table-row table:style-name="ro3">
          <table:table-cell table:formula="of:=[.A1334]+[.$C$4]" office:value-type="float" office:value="6.61999999999988">
            <text:p>6.620</text:p>
          </table:table-cell>
          <table:table-cell table:formula="of:=IF(   [.A1335] &lt; [.$C$5];   &quot;Accel&quot;;   IF(     [.A1335] &lt; [.$C$5] + [.$C$7];     &quot;Cruise&quot;;     IF(       [.A1335] &lt; [.$C$8];       &quot;Decel&quot;;       &quot;Stop&quot;     )   ) )" office:value-type="string" office:string-value="Cruise">
            <text:p>Cruise</text:p>
          </table:table-cell>
          <table:table-cell table:formula="of:=IF(   [.B1335]=&quot;Accel&quot;;   [.$C$1];   IF(     [.B1335]=&quot;Cruise&quot;;     0;     IF([.B1335]=&quot;Decel&quot;; -[.$C$1]; 0)   ) )" office:value-type="float" office:value="0">
            <text:p>0</text:p>
          </table:table-cell>
          <table:table-cell table:formula="of:=IF(   [.B1335]=&quot;Stop&quot;;   0;   MAX(     0;     MIN(       [.$C$2];       [.D1334] + [.C1335] * [.$C$4]     )   ) )" office:value-type="float" office:value="9.75">
            <text:p>9.75</text:p>
          </table:table-cell>
          <table:table-cell table:formula="of:=IF(   [.B1335]=&quot;Stop&quot;;   [.$C$3];   [.E1334] + [.D1335] * [.$C$4] )" office:value-type="float" office:value="63.6187499999984">
            <text:p>63.62</text:p>
          </table:table-cell>
          <table:table-cell table:number-columns-repeated="872"/>
        </table:table-row>
        <table:table-row table:style-name="ro3">
          <table:table-cell table:formula="of:=[.A1335]+[.$C$4]" office:value-type="float" office:value="6.62499999999988">
            <text:p>6.625</text:p>
          </table:table-cell>
          <table:table-cell table:formula="of:=IF(   [.A1336] &lt; [.$C$5];   &quot;Accel&quot;;   IF(     [.A1336] &lt; [.$C$5] + [.$C$7];     &quot;Cruise&quot;;     IF(       [.A1336] &lt; [.$C$8];       &quot;Decel&quot;;       &quot;Stop&quot;     )   ) )" office:value-type="string" office:string-value="Cruise">
            <text:p>Cruise</text:p>
          </table:table-cell>
          <table:table-cell table:formula="of:=IF(   [.B1336]=&quot;Accel&quot;;   [.$C$1];   IF(     [.B1336]=&quot;Cruise&quot;;     0;     IF([.B1336]=&quot;Decel&quot;; -[.$C$1]; 0)   ) )" office:value-type="float" office:value="0">
            <text:p>0</text:p>
          </table:table-cell>
          <table:table-cell table:formula="of:=IF(   [.B1336]=&quot;Stop&quot;;   0;   MAX(     0;     MIN(       [.$C$2];       [.D1335] + [.C1336] * [.$C$4]     )   ) )" office:value-type="float" office:value="9.75">
            <text:p>9.75</text:p>
          </table:table-cell>
          <table:table-cell table:formula="of:=IF(   [.B1336]=&quot;Stop&quot;;   [.$C$3];   [.E1335] + [.D1336] * [.$C$4] )" office:value-type="float" office:value="63.6674999999984">
            <text:p>63.67</text:p>
          </table:table-cell>
          <table:table-cell table:number-columns-repeated="872"/>
        </table:table-row>
        <table:table-row table:style-name="ro3">
          <table:table-cell table:formula="of:=[.A1336]+[.$C$4]" office:value-type="float" office:value="6.62999999999988">
            <text:p>6.630</text:p>
          </table:table-cell>
          <table:table-cell table:formula="of:=IF(   [.A1337] &lt; [.$C$5];   &quot;Accel&quot;;   IF(     [.A1337] &lt; [.$C$5] + [.$C$7];     &quot;Cruise&quot;;     IF(       [.A1337] &lt; [.$C$8];       &quot;Decel&quot;;       &quot;Stop&quot;     )   ) )" office:value-type="string" office:string-value="Cruise">
            <text:p>Cruise</text:p>
          </table:table-cell>
          <table:table-cell table:formula="of:=IF(   [.B1337]=&quot;Accel&quot;;   [.$C$1];   IF(     [.B1337]=&quot;Cruise&quot;;     0;     IF([.B1337]=&quot;Decel&quot;; -[.$C$1]; 0)   ) )" office:value-type="float" office:value="0">
            <text:p>0</text:p>
          </table:table-cell>
          <table:table-cell table:formula="of:=IF(   [.B1337]=&quot;Stop&quot;;   0;   MAX(     0;     MIN(       [.$C$2];       [.D1336] + [.C1337] * [.$C$4]     )   ) )" office:value-type="float" office:value="9.75">
            <text:p>9.75</text:p>
          </table:table-cell>
          <table:table-cell table:formula="of:=IF(   [.B1337]=&quot;Stop&quot;;   [.$C$3];   [.E1336] + [.D1337] * [.$C$4] )" office:value-type="float" office:value="63.7162499999984">
            <text:p>63.72</text:p>
          </table:table-cell>
          <table:table-cell table:number-columns-repeated="872"/>
        </table:table-row>
        <table:table-row table:style-name="ro3">
          <table:table-cell table:formula="of:=[.A1337]+[.$C$4]" office:value-type="float" office:value="6.63499999999988">
            <text:p>6.635</text:p>
          </table:table-cell>
          <table:table-cell table:formula="of:=IF(   [.A1338] &lt; [.$C$5];   &quot;Accel&quot;;   IF(     [.A1338] &lt; [.$C$5] + [.$C$7];     &quot;Cruise&quot;;     IF(       [.A1338] &lt; [.$C$8];       &quot;Decel&quot;;       &quot;Stop&quot;     )   ) )" office:value-type="string" office:string-value="Cruise">
            <text:p>Cruise</text:p>
          </table:table-cell>
          <table:table-cell table:formula="of:=IF(   [.B1338]=&quot;Accel&quot;;   [.$C$1];   IF(     [.B1338]=&quot;Cruise&quot;;     0;     IF([.B1338]=&quot;Decel&quot;; -[.$C$1]; 0)   ) )" office:value-type="float" office:value="0">
            <text:p>0</text:p>
          </table:table-cell>
          <table:table-cell table:formula="of:=IF(   [.B1338]=&quot;Stop&quot;;   0;   MAX(     0;     MIN(       [.$C$2];       [.D1337] + [.C1338] * [.$C$4]     )   ) )" office:value-type="float" office:value="9.75">
            <text:p>9.75</text:p>
          </table:table-cell>
          <table:table-cell table:formula="of:=IF(   [.B1338]=&quot;Stop&quot;;   [.$C$3];   [.E1337] + [.D1338] * [.$C$4] )" office:value-type="float" office:value="63.7649999999984">
            <text:p>63.76</text:p>
          </table:table-cell>
          <table:table-cell table:number-columns-repeated="872"/>
        </table:table-row>
        <table:table-row table:style-name="ro3">
          <table:table-cell table:formula="of:=[.A1338]+[.$C$4]" office:value-type="float" office:value="6.63999999999988">
            <text:p>6.640</text:p>
          </table:table-cell>
          <table:table-cell table:formula="of:=IF(   [.A1339] &lt; [.$C$5];   &quot;Accel&quot;;   IF(     [.A1339] &lt; [.$C$5] + [.$C$7];     &quot;Cruise&quot;;     IF(       [.A1339] &lt; [.$C$8];       &quot;Decel&quot;;       &quot;Stop&quot;     )   ) )" office:value-type="string" office:string-value="Cruise">
            <text:p>Cruise</text:p>
          </table:table-cell>
          <table:table-cell table:formula="of:=IF(   [.B1339]=&quot;Accel&quot;;   [.$C$1];   IF(     [.B1339]=&quot;Cruise&quot;;     0;     IF([.B1339]=&quot;Decel&quot;; -[.$C$1]; 0)   ) )" office:value-type="float" office:value="0">
            <text:p>0</text:p>
          </table:table-cell>
          <table:table-cell table:formula="of:=IF(   [.B1339]=&quot;Stop&quot;;   0;   MAX(     0;     MIN(       [.$C$2];       [.D1338] + [.C1339] * [.$C$4]     )   ) )" office:value-type="float" office:value="9.75">
            <text:p>9.75</text:p>
          </table:table-cell>
          <table:table-cell table:formula="of:=IF(   [.B1339]=&quot;Stop&quot;;   [.$C$3];   [.E1338] + [.D1339] * [.$C$4] )" office:value-type="float" office:value="63.8137499999984">
            <text:p>63.81</text:p>
          </table:table-cell>
          <table:table-cell table:number-columns-repeated="872"/>
        </table:table-row>
        <table:table-row table:style-name="ro3">
          <table:table-cell table:formula="of:=[.A1339]+[.$C$4]" office:value-type="float" office:value="6.64499999999988">
            <text:p>6.645</text:p>
          </table:table-cell>
          <table:table-cell table:formula="of:=IF(   [.A1340] &lt; [.$C$5];   &quot;Accel&quot;;   IF(     [.A1340] &lt; [.$C$5] + [.$C$7];     &quot;Cruise&quot;;     IF(       [.A1340] &lt; [.$C$8];       &quot;Decel&quot;;       &quot;Stop&quot;     )   ) )" office:value-type="string" office:string-value="Cruise">
            <text:p>Cruise</text:p>
          </table:table-cell>
          <table:table-cell table:formula="of:=IF(   [.B1340]=&quot;Accel&quot;;   [.$C$1];   IF(     [.B1340]=&quot;Cruise&quot;;     0;     IF([.B1340]=&quot;Decel&quot;; -[.$C$1]; 0)   ) )" office:value-type="float" office:value="0">
            <text:p>0</text:p>
          </table:table-cell>
          <table:table-cell table:formula="of:=IF(   [.B1340]=&quot;Stop&quot;;   0;   MAX(     0;     MIN(       [.$C$2];       [.D1339] + [.C1340] * [.$C$4]     )   ) )" office:value-type="float" office:value="9.75">
            <text:p>9.75</text:p>
          </table:table-cell>
          <table:table-cell table:formula="of:=IF(   [.B1340]=&quot;Stop&quot;;   [.$C$3];   [.E1339] + [.D1340] * [.$C$4] )" office:value-type="float" office:value="63.8624999999984">
            <text:p>63.86</text:p>
          </table:table-cell>
          <table:table-cell table:number-columns-repeated="872"/>
        </table:table-row>
        <table:table-row table:style-name="ro3">
          <table:table-cell table:formula="of:=[.A1340]+[.$C$4]" office:value-type="float" office:value="6.64999999999988">
            <text:p>6.650</text:p>
          </table:table-cell>
          <table:table-cell table:formula="of:=IF(   [.A1341] &lt; [.$C$5];   &quot;Accel&quot;;   IF(     [.A1341] &lt; [.$C$5] + [.$C$7];     &quot;Cruise&quot;;     IF(       [.A1341] &lt; [.$C$8];       &quot;Decel&quot;;       &quot;Stop&quot;     )   ) )" office:value-type="string" office:string-value="Cruise">
            <text:p>Cruise</text:p>
          </table:table-cell>
          <table:table-cell table:formula="of:=IF(   [.B1341]=&quot;Accel&quot;;   [.$C$1];   IF(     [.B1341]=&quot;Cruise&quot;;     0;     IF([.B1341]=&quot;Decel&quot;; -[.$C$1]; 0)   ) )" office:value-type="float" office:value="0">
            <text:p>0</text:p>
          </table:table-cell>
          <table:table-cell table:formula="of:=IF(   [.B1341]=&quot;Stop&quot;;   0;   MAX(     0;     MIN(       [.$C$2];       [.D1340] + [.C1341] * [.$C$4]     )   ) )" office:value-type="float" office:value="9.75">
            <text:p>9.75</text:p>
          </table:table-cell>
          <table:table-cell table:formula="of:=IF(   [.B1341]=&quot;Stop&quot;;   [.$C$3];   [.E1340] + [.D1341] * [.$C$4] )" office:value-type="float" office:value="63.9112499999983">
            <text:p>63.91</text:p>
          </table:table-cell>
          <table:table-cell table:number-columns-repeated="872"/>
        </table:table-row>
        <table:table-row table:style-name="ro3">
          <table:table-cell table:formula="of:=[.A1341]+[.$C$4]" office:value-type="float" office:value="6.65499999999988">
            <text:p>6.655</text:p>
          </table:table-cell>
          <table:table-cell table:formula="of:=IF(   [.A1342] &lt; [.$C$5];   &quot;Accel&quot;;   IF(     [.A1342] &lt; [.$C$5] + [.$C$7];     &quot;Cruise&quot;;     IF(       [.A1342] &lt; [.$C$8];       &quot;Decel&quot;;       &quot;Stop&quot;     )   ) )" office:value-type="string" office:string-value="Cruise">
            <text:p>Cruise</text:p>
          </table:table-cell>
          <table:table-cell table:formula="of:=IF(   [.B1342]=&quot;Accel&quot;;   [.$C$1];   IF(     [.B1342]=&quot;Cruise&quot;;     0;     IF([.B1342]=&quot;Decel&quot;; -[.$C$1]; 0)   ) )" office:value-type="float" office:value="0">
            <text:p>0</text:p>
          </table:table-cell>
          <table:table-cell table:formula="of:=IF(   [.B1342]=&quot;Stop&quot;;   0;   MAX(     0;     MIN(       [.$C$2];       [.D1341] + [.C1342] * [.$C$4]     )   ) )" office:value-type="float" office:value="9.75">
            <text:p>9.75</text:p>
          </table:table-cell>
          <table:table-cell table:formula="of:=IF(   [.B1342]=&quot;Stop&quot;;   [.$C$3];   [.E1341] + [.D1342] * [.$C$4] )" office:value-type="float" office:value="63.9599999999984">
            <text:p>63.96</text:p>
          </table:table-cell>
          <table:table-cell table:number-columns-repeated="872"/>
        </table:table-row>
        <table:table-row table:style-name="ro3">
          <table:table-cell table:formula="of:=[.A1342]+[.$C$4]" office:value-type="float" office:value="6.65999999999988">
            <text:p>6.660</text:p>
          </table:table-cell>
          <table:table-cell table:formula="of:=IF(   [.A1343] &lt; [.$C$5];   &quot;Accel&quot;;   IF(     [.A1343] &lt; [.$C$5] + [.$C$7];     &quot;Cruise&quot;;     IF(       [.A1343] &lt; [.$C$8];       &quot;Decel&quot;;       &quot;Stop&quot;     )   ) )" office:value-type="string" office:string-value="Cruise">
            <text:p>Cruise</text:p>
          </table:table-cell>
          <table:table-cell table:formula="of:=IF(   [.B1343]=&quot;Accel&quot;;   [.$C$1];   IF(     [.B1343]=&quot;Cruise&quot;;     0;     IF([.B1343]=&quot;Decel&quot;; -[.$C$1]; 0)   ) )" office:value-type="float" office:value="0">
            <text:p>0</text:p>
          </table:table-cell>
          <table:table-cell table:formula="of:=IF(   [.B1343]=&quot;Stop&quot;;   0;   MAX(     0;     MIN(       [.$C$2];       [.D1342] + [.C1343] * [.$C$4]     )   ) )" office:value-type="float" office:value="9.75">
            <text:p>9.75</text:p>
          </table:table-cell>
          <table:table-cell table:formula="of:=IF(   [.B1343]=&quot;Stop&quot;;   [.$C$3];   [.E1342] + [.D1343] * [.$C$4] )" office:value-type="float" office:value="64.0087499999983">
            <text:p>64.01</text:p>
          </table:table-cell>
          <table:table-cell table:number-columns-repeated="872"/>
        </table:table-row>
        <table:table-row table:style-name="ro3">
          <table:table-cell table:formula="of:=[.A1343]+[.$C$4]" office:value-type="float" office:value="6.66499999999988">
            <text:p>6.665</text:p>
          </table:table-cell>
          <table:table-cell table:formula="of:=IF(   [.A1344] &lt; [.$C$5];   &quot;Accel&quot;;   IF(     [.A1344] &lt; [.$C$5] + [.$C$7];     &quot;Cruise&quot;;     IF(       [.A1344] &lt; [.$C$8];       &quot;Decel&quot;;       &quot;Stop&quot;     )   ) )" office:value-type="string" office:string-value="Cruise">
            <text:p>Cruise</text:p>
          </table:table-cell>
          <table:table-cell table:formula="of:=IF(   [.B1344]=&quot;Accel&quot;;   [.$C$1];   IF(     [.B1344]=&quot;Cruise&quot;;     0;     IF([.B1344]=&quot;Decel&quot;; -[.$C$1]; 0)   ) )" office:value-type="float" office:value="0">
            <text:p>0</text:p>
          </table:table-cell>
          <table:table-cell table:formula="of:=IF(   [.B1344]=&quot;Stop&quot;;   0;   MAX(     0;     MIN(       [.$C$2];       [.D1343] + [.C1344] * [.$C$4]     )   ) )" office:value-type="float" office:value="9.75">
            <text:p>9.75</text:p>
          </table:table-cell>
          <table:table-cell table:formula="of:=IF(   [.B1344]=&quot;Stop&quot;;   [.$C$3];   [.E1343] + [.D1344] * [.$C$4] )" office:value-type="float" office:value="64.0574999999983">
            <text:p>64.06</text:p>
          </table:table-cell>
          <table:table-cell table:number-columns-repeated="872"/>
        </table:table-row>
        <table:table-row table:style-name="ro3">
          <table:table-cell table:formula="of:=[.A1344]+[.$C$4]" office:value-type="float" office:value="6.66999999999988">
            <text:p>6.670</text:p>
          </table:table-cell>
          <table:table-cell table:formula="of:=IF(   [.A1345] &lt; [.$C$5];   &quot;Accel&quot;;   IF(     [.A1345] &lt; [.$C$5] + [.$C$7];     &quot;Cruise&quot;;     IF(       [.A1345] &lt; [.$C$8];       &quot;Decel&quot;;       &quot;Stop&quot;     )   ) )" office:value-type="string" office:string-value="Cruise">
            <text:p>Cruise</text:p>
          </table:table-cell>
          <table:table-cell table:formula="of:=IF(   [.B1345]=&quot;Accel&quot;;   [.$C$1];   IF(     [.B1345]=&quot;Cruise&quot;;     0;     IF([.B1345]=&quot;Decel&quot;; -[.$C$1]; 0)   ) )" office:value-type="float" office:value="0">
            <text:p>0</text:p>
          </table:table-cell>
          <table:table-cell table:formula="of:=IF(   [.B1345]=&quot;Stop&quot;;   0;   MAX(     0;     MIN(       [.$C$2];       [.D1344] + [.C1345] * [.$C$4]     )   ) )" office:value-type="float" office:value="9.75">
            <text:p>9.75</text:p>
          </table:table-cell>
          <table:table-cell table:formula="of:=IF(   [.B1345]=&quot;Stop&quot;;   [.$C$3];   [.E1344] + [.D1345] * [.$C$4] )" office:value-type="float" office:value="64.1062499999983">
            <text:p>64.11</text:p>
          </table:table-cell>
          <table:table-cell table:number-columns-repeated="872"/>
        </table:table-row>
        <table:table-row table:style-name="ro3">
          <table:table-cell table:formula="of:=[.A1345]+[.$C$4]" office:value-type="float" office:value="6.67499999999988">
            <text:p>6.675</text:p>
          </table:table-cell>
          <table:table-cell table:formula="of:=IF(   [.A1346] &lt; [.$C$5];   &quot;Accel&quot;;   IF(     [.A1346] &lt; [.$C$5] + [.$C$7];     &quot;Cruise&quot;;     IF(       [.A1346] &lt; [.$C$8];       &quot;Decel&quot;;       &quot;Stop&quot;     )   ) )" office:value-type="string" office:string-value="Cruise">
            <text:p>Cruise</text:p>
          </table:table-cell>
          <table:table-cell table:formula="of:=IF(   [.B1346]=&quot;Accel&quot;;   [.$C$1];   IF(     [.B1346]=&quot;Cruise&quot;;     0;     IF([.B1346]=&quot;Decel&quot;; -[.$C$1]; 0)   ) )" office:value-type="float" office:value="0">
            <text:p>0</text:p>
          </table:table-cell>
          <table:table-cell table:formula="of:=IF(   [.B1346]=&quot;Stop&quot;;   0;   MAX(     0;     MIN(       [.$C$2];       [.D1345] + [.C1346] * [.$C$4]     )   ) )" office:value-type="float" office:value="9.75">
            <text:p>9.75</text:p>
          </table:table-cell>
          <table:table-cell table:formula="of:=IF(   [.B1346]=&quot;Stop&quot;;   [.$C$3];   [.E1345] + [.D1346] * [.$C$4] )" office:value-type="float" office:value="64.1549999999983">
            <text:p>64.15</text:p>
          </table:table-cell>
          <table:table-cell table:number-columns-repeated="872"/>
        </table:table-row>
        <table:table-row table:style-name="ro3">
          <table:table-cell table:formula="of:=[.A1346]+[.$C$4]" office:value-type="float" office:value="6.67999999999988">
            <text:p>6.680</text:p>
          </table:table-cell>
          <table:table-cell table:formula="of:=IF(   [.A1347] &lt; [.$C$5];   &quot;Accel&quot;;   IF(     [.A1347] &lt; [.$C$5] + [.$C$7];     &quot;Cruise&quot;;     IF(       [.A1347] &lt; [.$C$8];       &quot;Decel&quot;;       &quot;Stop&quot;     )   ) )" office:value-type="string" office:string-value="Cruise">
            <text:p>Cruise</text:p>
          </table:table-cell>
          <table:table-cell table:formula="of:=IF(   [.B1347]=&quot;Accel&quot;;   [.$C$1];   IF(     [.B1347]=&quot;Cruise&quot;;     0;     IF([.B1347]=&quot;Decel&quot;; -[.$C$1]; 0)   ) )" office:value-type="float" office:value="0">
            <text:p>0</text:p>
          </table:table-cell>
          <table:table-cell table:formula="of:=IF(   [.B1347]=&quot;Stop&quot;;   0;   MAX(     0;     MIN(       [.$C$2];       [.D1346] + [.C1347] * [.$C$4]     )   ) )" office:value-type="float" office:value="9.75">
            <text:p>9.75</text:p>
          </table:table-cell>
          <table:table-cell table:formula="of:=IF(   [.B1347]=&quot;Stop&quot;;   [.$C$3];   [.E1346] + [.D1347] * [.$C$4] )" office:value-type="float" office:value="64.2037499999983">
            <text:p>64.20</text:p>
          </table:table-cell>
          <table:table-cell table:number-columns-repeated="872"/>
        </table:table-row>
        <table:table-row table:style-name="ro3">
          <table:table-cell table:formula="of:=[.A1347]+[.$C$4]" office:value-type="float" office:value="6.68499999999988">
            <text:p>6.685</text:p>
          </table:table-cell>
          <table:table-cell table:formula="of:=IF(   [.A1348] &lt; [.$C$5];   &quot;Accel&quot;;   IF(     [.A1348] &lt; [.$C$5] + [.$C$7];     &quot;Cruise&quot;;     IF(       [.A1348] &lt; [.$C$8];       &quot;Decel&quot;;       &quot;Stop&quot;     )   ) )" office:value-type="string" office:string-value="Cruise">
            <text:p>Cruise</text:p>
          </table:table-cell>
          <table:table-cell table:formula="of:=IF(   [.B1348]=&quot;Accel&quot;;   [.$C$1];   IF(     [.B1348]=&quot;Cruise&quot;;     0;     IF([.B1348]=&quot;Decel&quot;; -[.$C$1]; 0)   ) )" office:value-type="float" office:value="0">
            <text:p>0</text:p>
          </table:table-cell>
          <table:table-cell table:formula="of:=IF(   [.B1348]=&quot;Stop&quot;;   0;   MAX(     0;     MIN(       [.$C$2];       [.D1347] + [.C1348] * [.$C$4]     )   ) )" office:value-type="float" office:value="9.75">
            <text:p>9.75</text:p>
          </table:table-cell>
          <table:table-cell table:formula="of:=IF(   [.B1348]=&quot;Stop&quot;;   [.$C$3];   [.E1347] + [.D1348] * [.$C$4] )" office:value-type="float" office:value="64.2524999999983">
            <text:p>64.25</text:p>
          </table:table-cell>
          <table:table-cell table:number-columns-repeated="872"/>
        </table:table-row>
        <table:table-row table:style-name="ro3">
          <table:table-cell table:formula="of:=[.A1348]+[.$C$4]" office:value-type="float" office:value="6.68999999999988">
            <text:p>6.690</text:p>
          </table:table-cell>
          <table:table-cell table:formula="of:=IF(   [.A1349] &lt; [.$C$5];   &quot;Accel&quot;;   IF(     [.A1349] &lt; [.$C$5] + [.$C$7];     &quot;Cruise&quot;;     IF(       [.A1349] &lt; [.$C$8];       &quot;Decel&quot;;       &quot;Stop&quot;     )   ) )" office:value-type="string" office:string-value="Cruise">
            <text:p>Cruise</text:p>
          </table:table-cell>
          <table:table-cell table:formula="of:=IF(   [.B1349]=&quot;Accel&quot;;   [.$C$1];   IF(     [.B1349]=&quot;Cruise&quot;;     0;     IF([.B1349]=&quot;Decel&quot;; -[.$C$1]; 0)   ) )" office:value-type="float" office:value="0">
            <text:p>0</text:p>
          </table:table-cell>
          <table:table-cell table:formula="of:=IF(   [.B1349]=&quot;Stop&quot;;   0;   MAX(     0;     MIN(       [.$C$2];       [.D1348] + [.C1349] * [.$C$4]     )   ) )" office:value-type="float" office:value="9.75">
            <text:p>9.75</text:p>
          </table:table-cell>
          <table:table-cell table:formula="of:=IF(   [.B1349]=&quot;Stop&quot;;   [.$C$3];   [.E1348] + [.D1349] * [.$C$4] )" office:value-type="float" office:value="64.3012499999983">
            <text:p>64.30</text:p>
          </table:table-cell>
          <table:table-cell table:number-columns-repeated="872"/>
        </table:table-row>
        <table:table-row table:style-name="ro3">
          <table:table-cell table:formula="of:=[.A1349]+[.$C$4]" office:value-type="float" office:value="6.69499999999988">
            <text:p>6.695</text:p>
          </table:table-cell>
          <table:table-cell table:formula="of:=IF(   [.A1350] &lt; [.$C$5];   &quot;Accel&quot;;   IF(     [.A1350] &lt; [.$C$5] + [.$C$7];     &quot;Cruise&quot;;     IF(       [.A1350] &lt; [.$C$8];       &quot;Decel&quot;;       &quot;Stop&quot;     )   ) )" office:value-type="string" office:string-value="Cruise">
            <text:p>Cruise</text:p>
          </table:table-cell>
          <table:table-cell table:formula="of:=IF(   [.B1350]=&quot;Accel&quot;;   [.$C$1];   IF(     [.B1350]=&quot;Cruise&quot;;     0;     IF([.B1350]=&quot;Decel&quot;; -[.$C$1]; 0)   ) )" office:value-type="float" office:value="0">
            <text:p>0</text:p>
          </table:table-cell>
          <table:table-cell table:formula="of:=IF(   [.B1350]=&quot;Stop&quot;;   0;   MAX(     0;     MIN(       [.$C$2];       [.D1349] + [.C1350] * [.$C$4]     )   ) )" office:value-type="float" office:value="9.75">
            <text:p>9.75</text:p>
          </table:table-cell>
          <table:table-cell table:formula="of:=IF(   [.B1350]=&quot;Stop&quot;;   [.$C$3];   [.E1349] + [.D1350] * [.$C$4] )" office:value-type="float" office:value="64.3499999999983">
            <text:p>64.35</text:p>
          </table:table-cell>
          <table:table-cell table:number-columns-repeated="872"/>
        </table:table-row>
        <table:table-row table:style-name="ro3">
          <table:table-cell table:formula="of:=[.A1350]+[.$C$4]" office:value-type="float" office:value="6.69999999999988">
            <text:p>6.700</text:p>
          </table:table-cell>
          <table:table-cell table:formula="of:=IF(   [.A1351] &lt; [.$C$5];   &quot;Accel&quot;;   IF(     [.A1351] &lt; [.$C$5] + [.$C$7];     &quot;Cruise&quot;;     IF(       [.A1351] &lt; [.$C$8];       &quot;Decel&quot;;       &quot;Stop&quot;     )   ) )" office:value-type="string" office:string-value="Cruise">
            <text:p>Cruise</text:p>
          </table:table-cell>
          <table:table-cell table:formula="of:=IF(   [.B1351]=&quot;Accel&quot;;   [.$C$1];   IF(     [.B1351]=&quot;Cruise&quot;;     0;     IF([.B1351]=&quot;Decel&quot;; -[.$C$1]; 0)   ) )" office:value-type="float" office:value="0">
            <text:p>0</text:p>
          </table:table-cell>
          <table:table-cell table:formula="of:=IF(   [.B1351]=&quot;Stop&quot;;   0;   MAX(     0;     MIN(       [.$C$2];       [.D1350] + [.C1351] * [.$C$4]     )   ) )" office:value-type="float" office:value="9.75">
            <text:p>9.75</text:p>
          </table:table-cell>
          <table:table-cell table:formula="of:=IF(   [.B1351]=&quot;Stop&quot;;   [.$C$3];   [.E1350] + [.D1351] * [.$C$4] )" office:value-type="float" office:value="64.3987499999983">
            <text:p>64.40</text:p>
          </table:table-cell>
          <table:table-cell table:number-columns-repeated="872"/>
        </table:table-row>
        <table:table-row table:style-name="ro3">
          <table:table-cell table:formula="of:=[.A1351]+[.$C$4]" office:value-type="float" office:value="6.70499999999988">
            <text:p>6.705</text:p>
          </table:table-cell>
          <table:table-cell table:formula="of:=IF(   [.A1352] &lt; [.$C$5];   &quot;Accel&quot;;   IF(     [.A1352] &lt; [.$C$5] + [.$C$7];     &quot;Cruise&quot;;     IF(       [.A1352] &lt; [.$C$8];       &quot;Decel&quot;;       &quot;Stop&quot;     )   ) )" office:value-type="string" office:string-value="Cruise">
            <text:p>Cruise</text:p>
          </table:table-cell>
          <table:table-cell table:formula="of:=IF(   [.B1352]=&quot;Accel&quot;;   [.$C$1];   IF(     [.B1352]=&quot;Cruise&quot;;     0;     IF([.B1352]=&quot;Decel&quot;; -[.$C$1]; 0)   ) )" office:value-type="float" office:value="0">
            <text:p>0</text:p>
          </table:table-cell>
          <table:table-cell table:formula="of:=IF(   [.B1352]=&quot;Stop&quot;;   0;   MAX(     0;     MIN(       [.$C$2];       [.D1351] + [.C1352] * [.$C$4]     )   ) )" office:value-type="float" office:value="9.75">
            <text:p>9.75</text:p>
          </table:table-cell>
          <table:table-cell table:formula="of:=IF(   [.B1352]=&quot;Stop&quot;;   [.$C$3];   [.E1351] + [.D1352] * [.$C$4] )" office:value-type="float" office:value="64.4474999999983">
            <text:p>64.45</text:p>
          </table:table-cell>
          <table:table-cell table:number-columns-repeated="872"/>
        </table:table-row>
        <table:table-row table:style-name="ro3">
          <table:table-cell table:formula="of:=[.A1352]+[.$C$4]" office:value-type="float" office:value="6.70999999999988">
            <text:p>6.710</text:p>
          </table:table-cell>
          <table:table-cell table:formula="of:=IF(   [.A1353] &lt; [.$C$5];   &quot;Accel&quot;;   IF(     [.A1353] &lt; [.$C$5] + [.$C$7];     &quot;Cruise&quot;;     IF(       [.A1353] &lt; [.$C$8];       &quot;Decel&quot;;       &quot;Stop&quot;     )   ) )" office:value-type="string" office:string-value="Cruise">
            <text:p>Cruise</text:p>
          </table:table-cell>
          <table:table-cell table:formula="of:=IF(   [.B1353]=&quot;Accel&quot;;   [.$C$1];   IF(     [.B1353]=&quot;Cruise&quot;;     0;     IF([.B1353]=&quot;Decel&quot;; -[.$C$1]; 0)   ) )" office:value-type="float" office:value="0">
            <text:p>0</text:p>
          </table:table-cell>
          <table:table-cell table:formula="of:=IF(   [.B1353]=&quot;Stop&quot;;   0;   MAX(     0;     MIN(       [.$C$2];       [.D1352] + [.C1353] * [.$C$4]     )   ) )" office:value-type="float" office:value="9.75">
            <text:p>9.75</text:p>
          </table:table-cell>
          <table:table-cell table:formula="of:=IF(   [.B1353]=&quot;Stop&quot;;   [.$C$3];   [.E1352] + [.D1353] * [.$C$4] )" office:value-type="float" office:value="64.4962499999983">
            <text:p>64.50</text:p>
          </table:table-cell>
          <table:table-cell table:number-columns-repeated="872"/>
        </table:table-row>
        <table:table-row table:style-name="ro3">
          <table:table-cell table:formula="of:=[.A1353]+[.$C$4]" office:value-type="float" office:value="6.71499999999988">
            <text:p>6.715</text:p>
          </table:table-cell>
          <table:table-cell table:formula="of:=IF(   [.A1354] &lt; [.$C$5];   &quot;Accel&quot;;   IF(     [.A1354] &lt; [.$C$5] + [.$C$7];     &quot;Cruise&quot;;     IF(       [.A1354] &lt; [.$C$8];       &quot;Decel&quot;;       &quot;Stop&quot;     )   ) )" office:value-type="string" office:string-value="Cruise">
            <text:p>Cruise</text:p>
          </table:table-cell>
          <table:table-cell table:formula="of:=IF(   [.B1354]=&quot;Accel&quot;;   [.$C$1];   IF(     [.B1354]=&quot;Cruise&quot;;     0;     IF([.B1354]=&quot;Decel&quot;; -[.$C$1]; 0)   ) )" office:value-type="float" office:value="0">
            <text:p>0</text:p>
          </table:table-cell>
          <table:table-cell table:formula="of:=IF(   [.B1354]=&quot;Stop&quot;;   0;   MAX(     0;     MIN(       [.$C$2];       [.D1353] + [.C1354] * [.$C$4]     )   ) )" office:value-type="float" office:value="9.75">
            <text:p>9.75</text:p>
          </table:table-cell>
          <table:table-cell table:formula="of:=IF(   [.B1354]=&quot;Stop&quot;;   [.$C$3];   [.E1353] + [.D1354] * [.$C$4] )" office:value-type="float" office:value="64.5449999999983">
            <text:p>64.54</text:p>
          </table:table-cell>
          <table:table-cell table:number-columns-repeated="872"/>
        </table:table-row>
        <table:table-row table:style-name="ro3">
          <table:table-cell table:formula="of:=[.A1354]+[.$C$4]" office:value-type="float" office:value="6.71999999999988">
            <text:p>6.720</text:p>
          </table:table-cell>
          <table:table-cell table:formula="of:=IF(   [.A1355] &lt; [.$C$5];   &quot;Accel&quot;;   IF(     [.A1355] &lt; [.$C$5] + [.$C$7];     &quot;Cruise&quot;;     IF(       [.A1355] &lt; [.$C$8];       &quot;Decel&quot;;       &quot;Stop&quot;     )   ) )" office:value-type="string" office:string-value="Cruise">
            <text:p>Cruise</text:p>
          </table:table-cell>
          <table:table-cell table:formula="of:=IF(   [.B1355]=&quot;Accel&quot;;   [.$C$1];   IF(     [.B1355]=&quot;Cruise&quot;;     0;     IF([.B1355]=&quot;Decel&quot;; -[.$C$1]; 0)   ) )" office:value-type="float" office:value="0">
            <text:p>0</text:p>
          </table:table-cell>
          <table:table-cell table:formula="of:=IF(   [.B1355]=&quot;Stop&quot;;   0;   MAX(     0;     MIN(       [.$C$2];       [.D1354] + [.C1355] * [.$C$4]     )   ) )" office:value-type="float" office:value="9.75">
            <text:p>9.75</text:p>
          </table:table-cell>
          <table:table-cell table:formula="of:=IF(   [.B1355]=&quot;Stop&quot;;   [.$C$3];   [.E1354] + [.D1355] * [.$C$4] )" office:value-type="float" office:value="64.5937499999983">
            <text:p>64.59</text:p>
          </table:table-cell>
          <table:table-cell table:number-columns-repeated="872"/>
        </table:table-row>
        <table:table-row table:style-name="ro3">
          <table:table-cell table:formula="of:=[.A1355]+[.$C$4]" office:value-type="float" office:value="6.72499999999988">
            <text:p>6.725</text:p>
          </table:table-cell>
          <table:table-cell table:formula="of:=IF(   [.A1356] &lt; [.$C$5];   &quot;Accel&quot;;   IF(     [.A1356] &lt; [.$C$5] + [.$C$7];     &quot;Cruise&quot;;     IF(       [.A1356] &lt; [.$C$8];       &quot;Decel&quot;;       &quot;Stop&quot;     )   ) )" office:value-type="string" office:string-value="Cruise">
            <text:p>Cruise</text:p>
          </table:table-cell>
          <table:table-cell table:formula="of:=IF(   [.B1356]=&quot;Accel&quot;;   [.$C$1];   IF(     [.B1356]=&quot;Cruise&quot;;     0;     IF([.B1356]=&quot;Decel&quot;; -[.$C$1]; 0)   ) )" office:value-type="float" office:value="0">
            <text:p>0</text:p>
          </table:table-cell>
          <table:table-cell table:formula="of:=IF(   [.B1356]=&quot;Stop&quot;;   0;   MAX(     0;     MIN(       [.$C$2];       [.D1355] + [.C1356] * [.$C$4]     )   ) )" office:value-type="float" office:value="9.75">
            <text:p>9.75</text:p>
          </table:table-cell>
          <table:table-cell table:formula="of:=IF(   [.B1356]=&quot;Stop&quot;;   [.$C$3];   [.E1355] + [.D1356] * [.$C$4] )" office:value-type="float" office:value="64.6424999999983">
            <text:p>64.64</text:p>
          </table:table-cell>
          <table:table-cell table:number-columns-repeated="872"/>
        </table:table-row>
        <table:table-row table:style-name="ro3">
          <table:table-cell table:formula="of:=[.A1356]+[.$C$4]" office:value-type="float" office:value="6.72999999999988">
            <text:p>6.730</text:p>
          </table:table-cell>
          <table:table-cell table:formula="of:=IF(   [.A1357] &lt; [.$C$5];   &quot;Accel&quot;;   IF(     [.A1357] &lt; [.$C$5] + [.$C$7];     &quot;Cruise&quot;;     IF(       [.A1357] &lt; [.$C$8];       &quot;Decel&quot;;       &quot;Stop&quot;     )   ) )" office:value-type="string" office:string-value="Cruise">
            <text:p>Cruise</text:p>
          </table:table-cell>
          <table:table-cell table:formula="of:=IF(   [.B1357]=&quot;Accel&quot;;   [.$C$1];   IF(     [.B1357]=&quot;Cruise&quot;;     0;     IF([.B1357]=&quot;Decel&quot;; -[.$C$1]; 0)   ) )" office:value-type="float" office:value="0">
            <text:p>0</text:p>
          </table:table-cell>
          <table:table-cell table:formula="of:=IF(   [.B1357]=&quot;Stop&quot;;   0;   MAX(     0;     MIN(       [.$C$2];       [.D1356] + [.C1357] * [.$C$4]     )   ) )" office:value-type="float" office:value="9.75">
            <text:p>9.75</text:p>
          </table:table-cell>
          <table:table-cell table:formula="of:=IF(   [.B1357]=&quot;Stop&quot;;   [.$C$3];   [.E1356] + [.D1357] * [.$C$4] )" office:value-type="float" office:value="64.6912499999983">
            <text:p>64.69</text:p>
          </table:table-cell>
          <table:table-cell table:number-columns-repeated="872"/>
        </table:table-row>
        <table:table-row table:style-name="ro3">
          <table:table-cell table:formula="of:=[.A1357]+[.$C$4]" office:value-type="float" office:value="6.73499999999988">
            <text:p>6.735</text:p>
          </table:table-cell>
          <table:table-cell table:formula="of:=IF(   [.A1358] &lt; [.$C$5];   &quot;Accel&quot;;   IF(     [.A1358] &lt; [.$C$5] + [.$C$7];     &quot;Cruise&quot;;     IF(       [.A1358] &lt; [.$C$8];       &quot;Decel&quot;;       &quot;Stop&quot;     )   ) )" office:value-type="string" office:string-value="Cruise">
            <text:p>Cruise</text:p>
          </table:table-cell>
          <table:table-cell table:formula="of:=IF(   [.B1358]=&quot;Accel&quot;;   [.$C$1];   IF(     [.B1358]=&quot;Cruise&quot;;     0;     IF([.B1358]=&quot;Decel&quot;; -[.$C$1]; 0)   ) )" office:value-type="float" office:value="0">
            <text:p>0</text:p>
          </table:table-cell>
          <table:table-cell table:formula="of:=IF(   [.B1358]=&quot;Stop&quot;;   0;   MAX(     0;     MIN(       [.$C$2];       [.D1357] + [.C1358] * [.$C$4]     )   ) )" office:value-type="float" office:value="9.75">
            <text:p>9.75</text:p>
          </table:table-cell>
          <table:table-cell table:formula="of:=IF(   [.B1358]=&quot;Stop&quot;;   [.$C$3];   [.E1357] + [.D1358] * [.$C$4] )" office:value-type="float" office:value="64.7399999999983">
            <text:p>64.74</text:p>
          </table:table-cell>
          <table:table-cell table:number-columns-repeated="872"/>
        </table:table-row>
        <table:table-row table:style-name="ro3">
          <table:table-cell table:formula="of:=[.A1358]+[.$C$4]" office:value-type="float" office:value="6.73999999999988">
            <text:p>6.740</text:p>
          </table:table-cell>
          <table:table-cell table:formula="of:=IF(   [.A1359] &lt; [.$C$5];   &quot;Accel&quot;;   IF(     [.A1359] &lt; [.$C$5] + [.$C$7];     &quot;Cruise&quot;;     IF(       [.A1359] &lt; [.$C$8];       &quot;Decel&quot;;       &quot;Stop&quot;     )   ) )" office:value-type="string" office:string-value="Cruise">
            <text:p>Cruise</text:p>
          </table:table-cell>
          <table:table-cell table:formula="of:=IF(   [.B1359]=&quot;Accel&quot;;   [.$C$1];   IF(     [.B1359]=&quot;Cruise&quot;;     0;     IF([.B1359]=&quot;Decel&quot;; -[.$C$1]; 0)   ) )" office:value-type="float" office:value="0">
            <text:p>0</text:p>
          </table:table-cell>
          <table:table-cell table:formula="of:=IF(   [.B1359]=&quot;Stop&quot;;   0;   MAX(     0;     MIN(       [.$C$2];       [.D1358] + [.C1359] * [.$C$4]     )   ) )" office:value-type="float" office:value="9.75">
            <text:p>9.75</text:p>
          </table:table-cell>
          <table:table-cell table:formula="of:=IF(   [.B1359]=&quot;Stop&quot;;   [.$C$3];   [.E1358] + [.D1359] * [.$C$4] )" office:value-type="float" office:value="64.7887499999983">
            <text:p>64.79</text:p>
          </table:table-cell>
          <table:table-cell table:number-columns-repeated="872"/>
        </table:table-row>
        <table:table-row table:style-name="ro3">
          <table:table-cell table:formula="of:=[.A1359]+[.$C$4]" office:value-type="float" office:value="6.74499999999988">
            <text:p>6.745</text:p>
          </table:table-cell>
          <table:table-cell table:formula="of:=IF(   [.A1360] &lt; [.$C$5];   &quot;Accel&quot;;   IF(     [.A1360] &lt; [.$C$5] + [.$C$7];     &quot;Cruise&quot;;     IF(       [.A1360] &lt; [.$C$8];       &quot;Decel&quot;;       &quot;Stop&quot;     )   ) )" office:value-type="string" office:string-value="Cruise">
            <text:p>Cruise</text:p>
          </table:table-cell>
          <table:table-cell table:formula="of:=IF(   [.B1360]=&quot;Accel&quot;;   [.$C$1];   IF(     [.B1360]=&quot;Cruise&quot;;     0;     IF([.B1360]=&quot;Decel&quot;; -[.$C$1]; 0)   ) )" office:value-type="float" office:value="0">
            <text:p>0</text:p>
          </table:table-cell>
          <table:table-cell table:formula="of:=IF(   [.B1360]=&quot;Stop&quot;;   0;   MAX(     0;     MIN(       [.$C$2];       [.D1359] + [.C1360] * [.$C$4]     )   ) )" office:value-type="float" office:value="9.75">
            <text:p>9.75</text:p>
          </table:table-cell>
          <table:table-cell table:formula="of:=IF(   [.B1360]=&quot;Stop&quot;;   [.$C$3];   [.E1359] + [.D1360] * [.$C$4] )" office:value-type="float" office:value="64.8374999999983">
            <text:p>64.84</text:p>
          </table:table-cell>
          <table:table-cell table:number-columns-repeated="872"/>
        </table:table-row>
        <table:table-row table:style-name="ro3">
          <table:table-cell table:formula="of:=[.A1360]+[.$C$4]" office:value-type="float" office:value="6.74999999999988">
            <text:p>6.750</text:p>
          </table:table-cell>
          <table:table-cell table:formula="of:=IF(   [.A1361] &lt; [.$C$5];   &quot;Accel&quot;;   IF(     [.A1361] &lt; [.$C$5] + [.$C$7];     &quot;Cruise&quot;;     IF(       [.A1361] &lt; [.$C$8];       &quot;Decel&quot;;       &quot;Stop&quot;     )   ) )" office:value-type="string" office:string-value="Cruise">
            <text:p>Cruise</text:p>
          </table:table-cell>
          <table:table-cell table:formula="of:=IF(   [.B1361]=&quot;Accel&quot;;   [.$C$1];   IF(     [.B1361]=&quot;Cruise&quot;;     0;     IF([.B1361]=&quot;Decel&quot;; -[.$C$1]; 0)   ) )" office:value-type="float" office:value="0">
            <text:p>0</text:p>
          </table:table-cell>
          <table:table-cell table:formula="of:=IF(   [.B1361]=&quot;Stop&quot;;   0;   MAX(     0;     MIN(       [.$C$2];       [.D1360] + [.C1361] * [.$C$4]     )   ) )" office:value-type="float" office:value="9.75">
            <text:p>9.75</text:p>
          </table:table-cell>
          <table:table-cell table:formula="of:=IF(   [.B1361]=&quot;Stop&quot;;   [.$C$3];   [.E1360] + [.D1361] * [.$C$4] )" office:value-type="float" office:value="64.8862499999983">
            <text:p>64.89</text:p>
          </table:table-cell>
          <table:table-cell table:number-columns-repeated="872"/>
        </table:table-row>
        <table:table-row table:style-name="ro3">
          <table:table-cell table:formula="of:=[.A1361]+[.$C$4]" office:value-type="float" office:value="6.75499999999988">
            <text:p>6.755</text:p>
          </table:table-cell>
          <table:table-cell table:formula="of:=IF(   [.A1362] &lt; [.$C$5];   &quot;Accel&quot;;   IF(     [.A1362] &lt; [.$C$5] + [.$C$7];     &quot;Cruise&quot;;     IF(       [.A1362] &lt; [.$C$8];       &quot;Decel&quot;;       &quot;Stop&quot;     )   ) )" office:value-type="string" office:string-value="Cruise">
            <text:p>Cruise</text:p>
          </table:table-cell>
          <table:table-cell table:formula="of:=IF(   [.B1362]=&quot;Accel&quot;;   [.$C$1];   IF(     [.B1362]=&quot;Cruise&quot;;     0;     IF([.B1362]=&quot;Decel&quot;; -[.$C$1]; 0)   ) )" office:value-type="float" office:value="0">
            <text:p>0</text:p>
          </table:table-cell>
          <table:table-cell table:formula="of:=IF(   [.B1362]=&quot;Stop&quot;;   0;   MAX(     0;     MIN(       [.$C$2];       [.D1361] + [.C1362] * [.$C$4]     )   ) )" office:value-type="float" office:value="9.75">
            <text:p>9.75</text:p>
          </table:table-cell>
          <table:table-cell table:formula="of:=IF(   [.B1362]=&quot;Stop&quot;;   [.$C$3];   [.E1361] + [.D1362] * [.$C$4] )" office:value-type="float" office:value="64.9349999999983">
            <text:p>64.93</text:p>
          </table:table-cell>
          <table:table-cell table:number-columns-repeated="872"/>
        </table:table-row>
        <table:table-row table:style-name="ro3">
          <table:table-cell table:formula="of:=[.A1362]+[.$C$4]" office:value-type="float" office:value="6.75999999999988">
            <text:p>6.760</text:p>
          </table:table-cell>
          <table:table-cell table:formula="of:=IF(   [.A1363] &lt; [.$C$5];   &quot;Accel&quot;;   IF(     [.A1363] &lt; [.$C$5] + [.$C$7];     &quot;Cruise&quot;;     IF(       [.A1363] &lt; [.$C$8];       &quot;Decel&quot;;       &quot;Stop&quot;     )   ) )" office:value-type="string" office:string-value="Cruise">
            <text:p>Cruise</text:p>
          </table:table-cell>
          <table:table-cell table:formula="of:=IF(   [.B1363]=&quot;Accel&quot;;   [.$C$1];   IF(     [.B1363]=&quot;Cruise&quot;;     0;     IF([.B1363]=&quot;Decel&quot;; -[.$C$1]; 0)   ) )" office:value-type="float" office:value="0">
            <text:p>0</text:p>
          </table:table-cell>
          <table:table-cell table:formula="of:=IF(   [.B1363]=&quot;Stop&quot;;   0;   MAX(     0;     MIN(       [.$C$2];       [.D1362] + [.C1363] * [.$C$4]     )   ) )" office:value-type="float" office:value="9.75">
            <text:p>9.75</text:p>
          </table:table-cell>
          <table:table-cell table:formula="of:=IF(   [.B1363]=&quot;Stop&quot;;   [.$C$3];   [.E1362] + [.D1363] * [.$C$4] )" office:value-type="float" office:value="64.9837499999983">
            <text:p>64.98</text:p>
          </table:table-cell>
          <table:table-cell table:number-columns-repeated="872"/>
        </table:table-row>
        <table:table-row table:style-name="ro3">
          <table:table-cell table:formula="of:=[.A1363]+[.$C$4]" office:value-type="float" office:value="6.76499999999988">
            <text:p>6.765</text:p>
          </table:table-cell>
          <table:table-cell table:formula="of:=IF(   [.A1364] &lt; [.$C$5];   &quot;Accel&quot;;   IF(     [.A1364] &lt; [.$C$5] + [.$C$7];     &quot;Cruise&quot;;     IF(       [.A1364] &lt; [.$C$8];       &quot;Decel&quot;;       &quot;Stop&quot;     )   ) )" office:value-type="string" office:string-value="Cruise">
            <text:p>Cruise</text:p>
          </table:table-cell>
          <table:table-cell table:formula="of:=IF(   [.B1364]=&quot;Accel&quot;;   [.$C$1];   IF(     [.B1364]=&quot;Cruise&quot;;     0;     IF([.B1364]=&quot;Decel&quot;; -[.$C$1]; 0)   ) )" office:value-type="float" office:value="0">
            <text:p>0</text:p>
          </table:table-cell>
          <table:table-cell table:formula="of:=IF(   [.B1364]=&quot;Stop&quot;;   0;   MAX(     0;     MIN(       [.$C$2];       [.D1363] + [.C1364] * [.$C$4]     )   ) )" office:value-type="float" office:value="9.75">
            <text:p>9.75</text:p>
          </table:table-cell>
          <table:table-cell table:formula="of:=IF(   [.B1364]=&quot;Stop&quot;;   [.$C$3];   [.E1363] + [.D1364] * [.$C$4] )" office:value-type="float" office:value="65.0324999999983">
            <text:p>65.03</text:p>
          </table:table-cell>
          <table:table-cell table:number-columns-repeated="872"/>
        </table:table-row>
        <table:table-row table:style-name="ro3">
          <table:table-cell table:formula="of:=[.A1364]+[.$C$4]" office:value-type="float" office:value="6.76999999999988">
            <text:p>6.770</text:p>
          </table:table-cell>
          <table:table-cell table:formula="of:=IF(   [.A1365] &lt; [.$C$5];   &quot;Accel&quot;;   IF(     [.A1365] &lt; [.$C$5] + [.$C$7];     &quot;Cruise&quot;;     IF(       [.A1365] &lt; [.$C$8];       &quot;Decel&quot;;       &quot;Stop&quot;     )   ) )" office:value-type="string" office:string-value="Cruise">
            <text:p>Cruise</text:p>
          </table:table-cell>
          <table:table-cell table:formula="of:=IF(   [.B1365]=&quot;Accel&quot;;   [.$C$1];   IF(     [.B1365]=&quot;Cruise&quot;;     0;     IF([.B1365]=&quot;Decel&quot;; -[.$C$1]; 0)   ) )" office:value-type="float" office:value="0">
            <text:p>0</text:p>
          </table:table-cell>
          <table:table-cell table:formula="of:=IF(   [.B1365]=&quot;Stop&quot;;   0;   MAX(     0;     MIN(       [.$C$2];       [.D1364] + [.C1365] * [.$C$4]     )   ) )" office:value-type="float" office:value="9.75">
            <text:p>9.75</text:p>
          </table:table-cell>
          <table:table-cell table:formula="of:=IF(   [.B1365]=&quot;Stop&quot;;   [.$C$3];   [.E1364] + [.D1365] * [.$C$4] )" office:value-type="float" office:value="65.0812499999983">
            <text:p>65.08</text:p>
          </table:table-cell>
          <table:table-cell table:number-columns-repeated="872"/>
        </table:table-row>
        <table:table-row table:style-name="ro3">
          <table:table-cell table:formula="of:=[.A1365]+[.$C$4]" office:value-type="float" office:value="6.77499999999988">
            <text:p>6.775</text:p>
          </table:table-cell>
          <table:table-cell table:formula="of:=IF(   [.A1366] &lt; [.$C$5];   &quot;Accel&quot;;   IF(     [.A1366] &lt; [.$C$5] + [.$C$7];     &quot;Cruise&quot;;     IF(       [.A1366] &lt; [.$C$8];       &quot;Decel&quot;;       &quot;Stop&quot;     )   ) )" office:value-type="string" office:string-value="Cruise">
            <text:p>Cruise</text:p>
          </table:table-cell>
          <table:table-cell table:formula="of:=IF(   [.B1366]=&quot;Accel&quot;;   [.$C$1];   IF(     [.B1366]=&quot;Cruise&quot;;     0;     IF([.B1366]=&quot;Decel&quot;; -[.$C$1]; 0)   ) )" office:value-type="float" office:value="0">
            <text:p>0</text:p>
          </table:table-cell>
          <table:table-cell table:formula="of:=IF(   [.B1366]=&quot;Stop&quot;;   0;   MAX(     0;     MIN(       [.$C$2];       [.D1365] + [.C1366] * [.$C$4]     )   ) )" office:value-type="float" office:value="9.75">
            <text:p>9.75</text:p>
          </table:table-cell>
          <table:table-cell table:formula="of:=IF(   [.B1366]=&quot;Stop&quot;;   [.$C$3];   [.E1365] + [.D1366] * [.$C$4] )" office:value-type="float" office:value="65.1299999999983">
            <text:p>65.13</text:p>
          </table:table-cell>
          <table:table-cell table:number-columns-repeated="872"/>
        </table:table-row>
        <table:table-row table:style-name="ro3">
          <table:table-cell table:formula="of:=[.A1366]+[.$C$4]" office:value-type="float" office:value="6.77999999999988">
            <text:p>6.780</text:p>
          </table:table-cell>
          <table:table-cell table:formula="of:=IF(   [.A1367] &lt; [.$C$5];   &quot;Accel&quot;;   IF(     [.A1367] &lt; [.$C$5] + [.$C$7];     &quot;Cruise&quot;;     IF(       [.A1367] &lt; [.$C$8];       &quot;Decel&quot;;       &quot;Stop&quot;     )   ) )" office:value-type="string" office:string-value="Cruise">
            <text:p>Cruise</text:p>
          </table:table-cell>
          <table:table-cell table:formula="of:=IF(   [.B1367]=&quot;Accel&quot;;   [.$C$1];   IF(     [.B1367]=&quot;Cruise&quot;;     0;     IF([.B1367]=&quot;Decel&quot;; -[.$C$1]; 0)   ) )" office:value-type="float" office:value="0">
            <text:p>0</text:p>
          </table:table-cell>
          <table:table-cell table:formula="of:=IF(   [.B1367]=&quot;Stop&quot;;   0;   MAX(     0;     MIN(       [.$C$2];       [.D1366] + [.C1367] * [.$C$4]     )   ) )" office:value-type="float" office:value="9.75">
            <text:p>9.75</text:p>
          </table:table-cell>
          <table:table-cell table:formula="of:=IF(   [.B1367]=&quot;Stop&quot;;   [.$C$3];   [.E1366] + [.D1367] * [.$C$4] )" office:value-type="float" office:value="65.1787499999983">
            <text:p>65.18</text:p>
          </table:table-cell>
          <table:table-cell table:number-columns-repeated="872"/>
        </table:table-row>
        <table:table-row table:style-name="ro3">
          <table:table-cell table:formula="of:=[.A1367]+[.$C$4]" office:value-type="float" office:value="6.78499999999988">
            <text:p>6.785</text:p>
          </table:table-cell>
          <table:table-cell table:formula="of:=IF(   [.A1368] &lt; [.$C$5];   &quot;Accel&quot;;   IF(     [.A1368] &lt; [.$C$5] + [.$C$7];     &quot;Cruise&quot;;     IF(       [.A1368] &lt; [.$C$8];       &quot;Decel&quot;;       &quot;Stop&quot;     )   ) )" office:value-type="string" office:string-value="Cruise">
            <text:p>Cruise</text:p>
          </table:table-cell>
          <table:table-cell table:formula="of:=IF(   [.B1368]=&quot;Accel&quot;;   [.$C$1];   IF(     [.B1368]=&quot;Cruise&quot;;     0;     IF([.B1368]=&quot;Decel&quot;; -[.$C$1]; 0)   ) )" office:value-type="float" office:value="0">
            <text:p>0</text:p>
          </table:table-cell>
          <table:table-cell table:formula="of:=IF(   [.B1368]=&quot;Stop&quot;;   0;   MAX(     0;     MIN(       [.$C$2];       [.D1367] + [.C1368] * [.$C$4]     )   ) )" office:value-type="float" office:value="9.75">
            <text:p>9.75</text:p>
          </table:table-cell>
          <table:table-cell table:formula="of:=IF(   [.B1368]=&quot;Stop&quot;;   [.$C$3];   [.E1367] + [.D1368] * [.$C$4] )" office:value-type="float" office:value="65.2274999999983">
            <text:p>65.23</text:p>
          </table:table-cell>
          <table:table-cell table:number-columns-repeated="872"/>
        </table:table-row>
        <table:table-row table:style-name="ro3">
          <table:table-cell table:formula="of:=[.A1368]+[.$C$4]" office:value-type="float" office:value="6.78999999999988">
            <text:p>6.790</text:p>
          </table:table-cell>
          <table:table-cell table:formula="of:=IF(   [.A1369] &lt; [.$C$5];   &quot;Accel&quot;;   IF(     [.A1369] &lt; [.$C$5] + [.$C$7];     &quot;Cruise&quot;;     IF(       [.A1369] &lt; [.$C$8];       &quot;Decel&quot;;       &quot;Stop&quot;     )   ) )" office:value-type="string" office:string-value="Cruise">
            <text:p>Cruise</text:p>
          </table:table-cell>
          <table:table-cell table:formula="of:=IF(   [.B1369]=&quot;Accel&quot;;   [.$C$1];   IF(     [.B1369]=&quot;Cruise&quot;;     0;     IF([.B1369]=&quot;Decel&quot;; -[.$C$1]; 0)   ) )" office:value-type="float" office:value="0">
            <text:p>0</text:p>
          </table:table-cell>
          <table:table-cell table:formula="of:=IF(   [.B1369]=&quot;Stop&quot;;   0;   MAX(     0;     MIN(       [.$C$2];       [.D1368] + [.C1369] * [.$C$4]     )   ) )" office:value-type="float" office:value="9.75">
            <text:p>9.75</text:p>
          </table:table-cell>
          <table:table-cell table:formula="of:=IF(   [.B1369]=&quot;Stop&quot;;   [.$C$3];   [.E1368] + [.D1369] * [.$C$4] )" office:value-type="float" office:value="65.2762499999983">
            <text:p>65.28</text:p>
          </table:table-cell>
          <table:table-cell table:number-columns-repeated="872"/>
        </table:table-row>
        <table:table-row table:style-name="ro3">
          <table:table-cell table:formula="of:=[.A1369]+[.$C$4]" office:value-type="float" office:value="6.79499999999988">
            <text:p>6.795</text:p>
          </table:table-cell>
          <table:table-cell table:formula="of:=IF(   [.A1370] &lt; [.$C$5];   &quot;Accel&quot;;   IF(     [.A1370] &lt; [.$C$5] + [.$C$7];     &quot;Cruise&quot;;     IF(       [.A1370] &lt; [.$C$8];       &quot;Decel&quot;;       &quot;Stop&quot;     )   ) )" office:value-type="string" office:string-value="Cruise">
            <text:p>Cruise</text:p>
          </table:table-cell>
          <table:table-cell table:formula="of:=IF(   [.B1370]=&quot;Accel&quot;;   [.$C$1];   IF(     [.B1370]=&quot;Cruise&quot;;     0;     IF([.B1370]=&quot;Decel&quot;; -[.$C$1]; 0)   ) )" office:value-type="float" office:value="0">
            <text:p>0</text:p>
          </table:table-cell>
          <table:table-cell table:formula="of:=IF(   [.B1370]=&quot;Stop&quot;;   0;   MAX(     0;     MIN(       [.$C$2];       [.D1369] + [.C1370] * [.$C$4]     )   ) )" office:value-type="float" office:value="9.75">
            <text:p>9.75</text:p>
          </table:table-cell>
          <table:table-cell table:formula="of:=IF(   [.B1370]=&quot;Stop&quot;;   [.$C$3];   [.E1369] + [.D1370] * [.$C$4] )" office:value-type="float" office:value="65.3249999999983">
            <text:p>65.32</text:p>
          </table:table-cell>
          <table:table-cell table:number-columns-repeated="872"/>
        </table:table-row>
        <table:table-row table:style-name="ro3">
          <table:table-cell table:formula="of:=[.A1370]+[.$C$4]" office:value-type="float" office:value="6.79999999999988">
            <text:p>6.800</text:p>
          </table:table-cell>
          <table:table-cell table:formula="of:=IF(   [.A1371] &lt; [.$C$5];   &quot;Accel&quot;;   IF(     [.A1371] &lt; [.$C$5] + [.$C$7];     &quot;Cruise&quot;;     IF(       [.A1371] &lt; [.$C$8];       &quot;Decel&quot;;       &quot;Stop&quot;     )   ) )" office:value-type="string" office:string-value="Cruise">
            <text:p>Cruise</text:p>
          </table:table-cell>
          <table:table-cell table:formula="of:=IF(   [.B1371]=&quot;Accel&quot;;   [.$C$1];   IF(     [.B1371]=&quot;Cruise&quot;;     0;     IF([.B1371]=&quot;Decel&quot;; -[.$C$1]; 0)   ) )" office:value-type="float" office:value="0">
            <text:p>0</text:p>
          </table:table-cell>
          <table:table-cell table:formula="of:=IF(   [.B1371]=&quot;Stop&quot;;   0;   MAX(     0;     MIN(       [.$C$2];       [.D1370] + [.C1371] * [.$C$4]     )   ) )" office:value-type="float" office:value="9.75">
            <text:p>9.75</text:p>
          </table:table-cell>
          <table:table-cell table:formula="of:=IF(   [.B1371]=&quot;Stop&quot;;   [.$C$3];   [.E1370] + [.D1371] * [.$C$4] )" office:value-type="float" office:value="65.3737499999983">
            <text:p>65.37</text:p>
          </table:table-cell>
          <table:table-cell table:number-columns-repeated="872"/>
        </table:table-row>
        <table:table-row table:style-name="ro3">
          <table:table-cell table:formula="of:=[.A1371]+[.$C$4]" office:value-type="float" office:value="6.80499999999988">
            <text:p>6.805</text:p>
          </table:table-cell>
          <table:table-cell table:formula="of:=IF(   [.A1372] &lt; [.$C$5];   &quot;Accel&quot;;   IF(     [.A1372] &lt; [.$C$5] + [.$C$7];     &quot;Cruise&quot;;     IF(       [.A1372] &lt; [.$C$8];       &quot;Decel&quot;;       &quot;Stop&quot;     )   ) )" office:value-type="string" office:string-value="Cruise">
            <text:p>Cruise</text:p>
          </table:table-cell>
          <table:table-cell table:formula="of:=IF(   [.B1372]=&quot;Accel&quot;;   [.$C$1];   IF(     [.B1372]=&quot;Cruise&quot;;     0;     IF([.B1372]=&quot;Decel&quot;; -[.$C$1]; 0)   ) )" office:value-type="float" office:value="0">
            <text:p>0</text:p>
          </table:table-cell>
          <table:table-cell table:formula="of:=IF(   [.B1372]=&quot;Stop&quot;;   0;   MAX(     0;     MIN(       [.$C$2];       [.D1371] + [.C1372] * [.$C$4]     )   ) )" office:value-type="float" office:value="9.75">
            <text:p>9.75</text:p>
          </table:table-cell>
          <table:table-cell table:formula="of:=IF(   [.B1372]=&quot;Stop&quot;;   [.$C$3];   [.E1371] + [.D1372] * [.$C$4] )" office:value-type="float" office:value="65.4224999999983">
            <text:p>65.42</text:p>
          </table:table-cell>
          <table:table-cell table:number-columns-repeated="872"/>
        </table:table-row>
        <table:table-row table:style-name="ro3">
          <table:table-cell table:formula="of:=[.A1372]+[.$C$4]" office:value-type="float" office:value="6.80999999999988">
            <text:p>6.810</text:p>
          </table:table-cell>
          <table:table-cell table:formula="of:=IF(   [.A1373] &lt; [.$C$5];   &quot;Accel&quot;;   IF(     [.A1373] &lt; [.$C$5] + [.$C$7];     &quot;Cruise&quot;;     IF(       [.A1373] &lt; [.$C$8];       &quot;Decel&quot;;       &quot;Stop&quot;     )   ) )" office:value-type="string" office:string-value="Cruise">
            <text:p>Cruise</text:p>
          </table:table-cell>
          <table:table-cell table:formula="of:=IF(   [.B1373]=&quot;Accel&quot;;   [.$C$1];   IF(     [.B1373]=&quot;Cruise&quot;;     0;     IF([.B1373]=&quot;Decel&quot;; -[.$C$1]; 0)   ) )" office:value-type="float" office:value="0">
            <text:p>0</text:p>
          </table:table-cell>
          <table:table-cell table:formula="of:=IF(   [.B1373]=&quot;Stop&quot;;   0;   MAX(     0;     MIN(       [.$C$2];       [.D1372] + [.C1373] * [.$C$4]     )   ) )" office:value-type="float" office:value="9.75">
            <text:p>9.75</text:p>
          </table:table-cell>
          <table:table-cell table:formula="of:=IF(   [.B1373]=&quot;Stop&quot;;   [.$C$3];   [.E1372] + [.D1373] * [.$C$4] )" office:value-type="float" office:value="65.4712499999983">
            <text:p>65.47</text:p>
          </table:table-cell>
          <table:table-cell table:number-columns-repeated="872"/>
        </table:table-row>
        <table:table-row table:style-name="ro3">
          <table:table-cell table:formula="of:=[.A1373]+[.$C$4]" office:value-type="float" office:value="6.81499999999988">
            <text:p>6.815</text:p>
          </table:table-cell>
          <table:table-cell table:formula="of:=IF(   [.A1374] &lt; [.$C$5];   &quot;Accel&quot;;   IF(     [.A1374] &lt; [.$C$5] + [.$C$7];     &quot;Cruise&quot;;     IF(       [.A1374] &lt; [.$C$8];       &quot;Decel&quot;;       &quot;Stop&quot;     )   ) )" office:value-type="string" office:string-value="Cruise">
            <text:p>Cruise</text:p>
          </table:table-cell>
          <table:table-cell table:formula="of:=IF(   [.B1374]=&quot;Accel&quot;;   [.$C$1];   IF(     [.B1374]=&quot;Cruise&quot;;     0;     IF([.B1374]=&quot;Decel&quot;; -[.$C$1]; 0)   ) )" office:value-type="float" office:value="0">
            <text:p>0</text:p>
          </table:table-cell>
          <table:table-cell table:formula="of:=IF(   [.B1374]=&quot;Stop&quot;;   0;   MAX(     0;     MIN(       [.$C$2];       [.D1373] + [.C1374] * [.$C$4]     )   ) )" office:value-type="float" office:value="9.75">
            <text:p>9.75</text:p>
          </table:table-cell>
          <table:table-cell table:formula="of:=IF(   [.B1374]=&quot;Stop&quot;;   [.$C$3];   [.E1373] + [.D1374] * [.$C$4] )" office:value-type="float" office:value="65.5199999999983">
            <text:p>65.52</text:p>
          </table:table-cell>
          <table:table-cell table:number-columns-repeated="872"/>
        </table:table-row>
        <table:table-row table:style-name="ro3">
          <table:table-cell table:formula="of:=[.A1374]+[.$C$4]" office:value-type="float" office:value="6.81999999999988">
            <text:p>6.820</text:p>
          </table:table-cell>
          <table:table-cell table:formula="of:=IF(   [.A1375] &lt; [.$C$5];   &quot;Accel&quot;;   IF(     [.A1375] &lt; [.$C$5] + [.$C$7];     &quot;Cruise&quot;;     IF(       [.A1375] &lt; [.$C$8];       &quot;Decel&quot;;       &quot;Stop&quot;     )   ) )" office:value-type="string" office:string-value="Cruise">
            <text:p>Cruise</text:p>
          </table:table-cell>
          <table:table-cell table:formula="of:=IF(   [.B1375]=&quot;Accel&quot;;   [.$C$1];   IF(     [.B1375]=&quot;Cruise&quot;;     0;     IF([.B1375]=&quot;Decel&quot;; -[.$C$1]; 0)   ) )" office:value-type="float" office:value="0">
            <text:p>0</text:p>
          </table:table-cell>
          <table:table-cell table:formula="of:=IF(   [.B1375]=&quot;Stop&quot;;   0;   MAX(     0;     MIN(       [.$C$2];       [.D1374] + [.C1375] * [.$C$4]     )   ) )" office:value-type="float" office:value="9.75">
            <text:p>9.75</text:p>
          </table:table-cell>
          <table:table-cell table:formula="of:=IF(   [.B1375]=&quot;Stop&quot;;   [.$C$3];   [.E1374] + [.D1375] * [.$C$4] )" office:value-type="float" office:value="65.5687499999983">
            <text:p>65.57</text:p>
          </table:table-cell>
          <table:table-cell table:number-columns-repeated="872"/>
        </table:table-row>
        <table:table-row table:style-name="ro3">
          <table:table-cell table:formula="of:=[.A1375]+[.$C$4]" office:value-type="float" office:value="6.82499999999988">
            <text:p>6.825</text:p>
          </table:table-cell>
          <table:table-cell table:formula="of:=IF(   [.A1376] &lt; [.$C$5];   &quot;Accel&quot;;   IF(     [.A1376] &lt; [.$C$5] + [.$C$7];     &quot;Cruise&quot;;     IF(       [.A1376] &lt; [.$C$8];       &quot;Decel&quot;;       &quot;Stop&quot;     )   ) )" office:value-type="string" office:string-value="Cruise">
            <text:p>Cruise</text:p>
          </table:table-cell>
          <table:table-cell table:formula="of:=IF(   [.B1376]=&quot;Accel&quot;;   [.$C$1];   IF(     [.B1376]=&quot;Cruise&quot;;     0;     IF([.B1376]=&quot;Decel&quot;; -[.$C$1]; 0)   ) )" office:value-type="float" office:value="0">
            <text:p>0</text:p>
          </table:table-cell>
          <table:table-cell table:formula="of:=IF(   [.B1376]=&quot;Stop&quot;;   0;   MAX(     0;     MIN(       [.$C$2];       [.D1375] + [.C1376] * [.$C$4]     )   ) )" office:value-type="float" office:value="9.75">
            <text:p>9.75</text:p>
          </table:table-cell>
          <table:table-cell table:formula="of:=IF(   [.B1376]=&quot;Stop&quot;;   [.$C$3];   [.E1375] + [.D1376] * [.$C$4] )" office:value-type="float" office:value="65.6174999999983">
            <text:p>65.62</text:p>
          </table:table-cell>
          <table:table-cell table:number-columns-repeated="872"/>
        </table:table-row>
        <table:table-row table:style-name="ro3">
          <table:table-cell table:formula="of:=[.A1376]+[.$C$4]" office:value-type="float" office:value="6.82999999999988">
            <text:p>6.830</text:p>
          </table:table-cell>
          <table:table-cell table:formula="of:=IF(   [.A1377] &lt; [.$C$5];   &quot;Accel&quot;;   IF(     [.A1377] &lt; [.$C$5] + [.$C$7];     &quot;Cruise&quot;;     IF(       [.A1377] &lt; [.$C$8];       &quot;Decel&quot;;       &quot;Stop&quot;     )   ) )" office:value-type="string" office:string-value="Cruise">
            <text:p>Cruise</text:p>
          </table:table-cell>
          <table:table-cell table:formula="of:=IF(   [.B1377]=&quot;Accel&quot;;   [.$C$1];   IF(     [.B1377]=&quot;Cruise&quot;;     0;     IF([.B1377]=&quot;Decel&quot;; -[.$C$1]; 0)   ) )" office:value-type="float" office:value="0">
            <text:p>0</text:p>
          </table:table-cell>
          <table:table-cell table:formula="of:=IF(   [.B1377]=&quot;Stop&quot;;   0;   MAX(     0;     MIN(       [.$C$2];       [.D1376] + [.C1377] * [.$C$4]     )   ) )" office:value-type="float" office:value="9.75">
            <text:p>9.75</text:p>
          </table:table-cell>
          <table:table-cell table:formula="of:=IF(   [.B1377]=&quot;Stop&quot;;   [.$C$3];   [.E1376] + [.D1377] * [.$C$4] )" office:value-type="float" office:value="65.6662499999983">
            <text:p>65.67</text:p>
          </table:table-cell>
          <table:table-cell table:number-columns-repeated="872"/>
        </table:table-row>
        <table:table-row table:style-name="ro3">
          <table:table-cell table:formula="of:=[.A1377]+[.$C$4]" office:value-type="float" office:value="6.83499999999988">
            <text:p>6.835</text:p>
          </table:table-cell>
          <table:table-cell table:formula="of:=IF(   [.A1378] &lt; [.$C$5];   &quot;Accel&quot;;   IF(     [.A1378] &lt; [.$C$5] + [.$C$7];     &quot;Cruise&quot;;     IF(       [.A1378] &lt; [.$C$8];       &quot;Decel&quot;;       &quot;Stop&quot;     )   ) )" office:value-type="string" office:string-value="Cruise">
            <text:p>Cruise</text:p>
          </table:table-cell>
          <table:table-cell table:formula="of:=IF(   [.B1378]=&quot;Accel&quot;;   [.$C$1];   IF(     [.B1378]=&quot;Cruise&quot;;     0;     IF([.B1378]=&quot;Decel&quot;; -[.$C$1]; 0)   ) )" office:value-type="float" office:value="0">
            <text:p>0</text:p>
          </table:table-cell>
          <table:table-cell table:formula="of:=IF(   [.B1378]=&quot;Stop&quot;;   0;   MAX(     0;     MIN(       [.$C$2];       [.D1377] + [.C1378] * [.$C$4]     )   ) )" office:value-type="float" office:value="9.75">
            <text:p>9.75</text:p>
          </table:table-cell>
          <table:table-cell table:formula="of:=IF(   [.B1378]=&quot;Stop&quot;;   [.$C$3];   [.E1377] + [.D1378] * [.$C$4] )" office:value-type="float" office:value="65.7149999999983">
            <text:p>65.71</text:p>
          </table:table-cell>
          <table:table-cell table:number-columns-repeated="872"/>
        </table:table-row>
        <table:table-row table:style-name="ro3">
          <table:table-cell table:formula="of:=[.A1378]+[.$C$4]" office:value-type="float" office:value="6.83999999999988">
            <text:p>6.840</text:p>
          </table:table-cell>
          <table:table-cell table:formula="of:=IF(   [.A1379] &lt; [.$C$5];   &quot;Accel&quot;;   IF(     [.A1379] &lt; [.$C$5] + [.$C$7];     &quot;Cruise&quot;;     IF(       [.A1379] &lt; [.$C$8];       &quot;Decel&quot;;       &quot;Stop&quot;     )   ) )" office:value-type="string" office:string-value="Cruise">
            <text:p>Cruise</text:p>
          </table:table-cell>
          <table:table-cell table:formula="of:=IF(   [.B1379]=&quot;Accel&quot;;   [.$C$1];   IF(     [.B1379]=&quot;Cruise&quot;;     0;     IF([.B1379]=&quot;Decel&quot;; -[.$C$1]; 0)   ) )" office:value-type="float" office:value="0">
            <text:p>0</text:p>
          </table:table-cell>
          <table:table-cell table:formula="of:=IF(   [.B1379]=&quot;Stop&quot;;   0;   MAX(     0;     MIN(       [.$C$2];       [.D1378] + [.C1379] * [.$C$4]     )   ) )" office:value-type="float" office:value="9.75">
            <text:p>9.75</text:p>
          </table:table-cell>
          <table:table-cell table:formula="of:=IF(   [.B1379]=&quot;Stop&quot;;   [.$C$3];   [.E1378] + [.D1379] * [.$C$4] )" office:value-type="float" office:value="65.7637499999983">
            <text:p>65.76</text:p>
          </table:table-cell>
          <table:table-cell table:number-columns-repeated="872"/>
        </table:table-row>
        <table:table-row table:style-name="ro3">
          <table:table-cell table:formula="of:=[.A1379]+[.$C$4]" office:value-type="float" office:value="6.84499999999988">
            <text:p>6.845</text:p>
          </table:table-cell>
          <table:table-cell table:formula="of:=IF(   [.A1380] &lt; [.$C$5];   &quot;Accel&quot;;   IF(     [.A1380] &lt; [.$C$5] + [.$C$7];     &quot;Cruise&quot;;     IF(       [.A1380] &lt; [.$C$8];       &quot;Decel&quot;;       &quot;Stop&quot;     )   ) )" office:value-type="string" office:string-value="Cruise">
            <text:p>Cruise</text:p>
          </table:table-cell>
          <table:table-cell table:formula="of:=IF(   [.B1380]=&quot;Accel&quot;;   [.$C$1];   IF(     [.B1380]=&quot;Cruise&quot;;     0;     IF([.B1380]=&quot;Decel&quot;; -[.$C$1]; 0)   ) )" office:value-type="float" office:value="0">
            <text:p>0</text:p>
          </table:table-cell>
          <table:table-cell table:formula="of:=IF(   [.B1380]=&quot;Stop&quot;;   0;   MAX(     0;     MIN(       [.$C$2];       [.D1379] + [.C1380] * [.$C$4]     )   ) )" office:value-type="float" office:value="9.75">
            <text:p>9.75</text:p>
          </table:table-cell>
          <table:table-cell table:formula="of:=IF(   [.B1380]=&quot;Stop&quot;;   [.$C$3];   [.E1379] + [.D1380] * [.$C$4] )" office:value-type="float" office:value="65.8124999999983">
            <text:p>65.81</text:p>
          </table:table-cell>
          <table:table-cell table:number-columns-repeated="872"/>
        </table:table-row>
        <table:table-row table:style-name="ro3">
          <table:table-cell table:formula="of:=[.A1380]+[.$C$4]" office:value-type="float" office:value="6.84999999999988">
            <text:p>6.850</text:p>
          </table:table-cell>
          <table:table-cell table:formula="of:=IF(   [.A1381] &lt; [.$C$5];   &quot;Accel&quot;;   IF(     [.A1381] &lt; [.$C$5] + [.$C$7];     &quot;Cruise&quot;;     IF(       [.A1381] &lt; [.$C$8];       &quot;Decel&quot;;       &quot;Stop&quot;     )   ) )" office:value-type="string" office:string-value="Cruise">
            <text:p>Cruise</text:p>
          </table:table-cell>
          <table:table-cell table:formula="of:=IF(   [.B1381]=&quot;Accel&quot;;   [.$C$1];   IF(     [.B1381]=&quot;Cruise&quot;;     0;     IF([.B1381]=&quot;Decel&quot;; -[.$C$1]; 0)   ) )" office:value-type="float" office:value="0">
            <text:p>0</text:p>
          </table:table-cell>
          <table:table-cell table:formula="of:=IF(   [.B1381]=&quot;Stop&quot;;   0;   MAX(     0;     MIN(       [.$C$2];       [.D1380] + [.C1381] * [.$C$4]     )   ) )" office:value-type="float" office:value="9.75">
            <text:p>9.75</text:p>
          </table:table-cell>
          <table:table-cell table:formula="of:=IF(   [.B1381]=&quot;Stop&quot;;   [.$C$3];   [.E1380] + [.D1381] * [.$C$4] )" office:value-type="float" office:value="65.8612499999983">
            <text:p>65.86</text:p>
          </table:table-cell>
          <table:table-cell table:number-columns-repeated="872"/>
        </table:table-row>
        <table:table-row table:style-name="ro3">
          <table:table-cell table:formula="of:=[.A1381]+[.$C$4]" office:value-type="float" office:value="6.85499999999988">
            <text:p>6.855</text:p>
          </table:table-cell>
          <table:table-cell table:formula="of:=IF(   [.A1382] &lt; [.$C$5];   &quot;Accel&quot;;   IF(     [.A1382] &lt; [.$C$5] + [.$C$7];     &quot;Cruise&quot;;     IF(       [.A1382] &lt; [.$C$8];       &quot;Decel&quot;;       &quot;Stop&quot;     )   ) )" office:value-type="string" office:string-value="Cruise">
            <text:p>Cruise</text:p>
          </table:table-cell>
          <table:table-cell table:formula="of:=IF(   [.B1382]=&quot;Accel&quot;;   [.$C$1];   IF(     [.B1382]=&quot;Cruise&quot;;     0;     IF([.B1382]=&quot;Decel&quot;; -[.$C$1]; 0)   ) )" office:value-type="float" office:value="0">
            <text:p>0</text:p>
          </table:table-cell>
          <table:table-cell table:formula="of:=IF(   [.B1382]=&quot;Stop&quot;;   0;   MAX(     0;     MIN(       [.$C$2];       [.D1381] + [.C1382] * [.$C$4]     )   ) )" office:value-type="float" office:value="9.75">
            <text:p>9.75</text:p>
          </table:table-cell>
          <table:table-cell table:formula="of:=IF(   [.B1382]=&quot;Stop&quot;;   [.$C$3];   [.E1381] + [.D1382] * [.$C$4] )" office:value-type="float" office:value="65.9099999999983">
            <text:p>65.91</text:p>
          </table:table-cell>
          <table:table-cell table:number-columns-repeated="872"/>
        </table:table-row>
        <table:table-row table:style-name="ro3">
          <table:table-cell table:formula="of:=[.A1382]+[.$C$4]" office:value-type="float" office:value="6.85999999999988">
            <text:p>6.860</text:p>
          </table:table-cell>
          <table:table-cell table:formula="of:=IF(   [.A1383] &lt; [.$C$5];   &quot;Accel&quot;;   IF(     [.A1383] &lt; [.$C$5] + [.$C$7];     &quot;Cruise&quot;;     IF(       [.A1383] &lt; [.$C$8];       &quot;Decel&quot;;       &quot;Stop&quot;     )   ) )" office:value-type="string" office:string-value="Cruise">
            <text:p>Cruise</text:p>
          </table:table-cell>
          <table:table-cell table:formula="of:=IF(   [.B1383]=&quot;Accel&quot;;   [.$C$1];   IF(     [.B1383]=&quot;Cruise&quot;;     0;     IF([.B1383]=&quot;Decel&quot;; -[.$C$1]; 0)   ) )" office:value-type="float" office:value="0">
            <text:p>0</text:p>
          </table:table-cell>
          <table:table-cell table:formula="of:=IF(   [.B1383]=&quot;Stop&quot;;   0;   MAX(     0;     MIN(       [.$C$2];       [.D1382] + [.C1383] * [.$C$4]     )   ) )" office:value-type="float" office:value="9.75">
            <text:p>9.75</text:p>
          </table:table-cell>
          <table:table-cell table:formula="of:=IF(   [.B1383]=&quot;Stop&quot;;   [.$C$3];   [.E1382] + [.D1383] * [.$C$4] )" office:value-type="float" office:value="65.9587499999983">
            <text:p>65.96</text:p>
          </table:table-cell>
          <table:table-cell table:number-columns-repeated="872"/>
        </table:table-row>
        <table:table-row table:style-name="ro3">
          <table:table-cell table:formula="of:=[.A1383]+[.$C$4]" office:value-type="float" office:value="6.86499999999988">
            <text:p>6.865</text:p>
          </table:table-cell>
          <table:table-cell table:formula="of:=IF(   [.A1384] &lt; [.$C$5];   &quot;Accel&quot;;   IF(     [.A1384] &lt; [.$C$5] + [.$C$7];     &quot;Cruise&quot;;     IF(       [.A1384] &lt; [.$C$8];       &quot;Decel&quot;;       &quot;Stop&quot;     )   ) )" office:value-type="string" office:string-value="Cruise">
            <text:p>Cruise</text:p>
          </table:table-cell>
          <table:table-cell table:formula="of:=IF(   [.B1384]=&quot;Accel&quot;;   [.$C$1];   IF(     [.B1384]=&quot;Cruise&quot;;     0;     IF([.B1384]=&quot;Decel&quot;; -[.$C$1]; 0)   ) )" office:value-type="float" office:value="0">
            <text:p>0</text:p>
          </table:table-cell>
          <table:table-cell table:formula="of:=IF(   [.B1384]=&quot;Stop&quot;;   0;   MAX(     0;     MIN(       [.$C$2];       [.D1383] + [.C1384] * [.$C$4]     )   ) )" office:value-type="float" office:value="9.75">
            <text:p>9.75</text:p>
          </table:table-cell>
          <table:table-cell table:formula="of:=IF(   [.B1384]=&quot;Stop&quot;;   [.$C$3];   [.E1383] + [.D1384] * [.$C$4] )" office:value-type="float" office:value="66.0074999999983">
            <text:p>66.01</text:p>
          </table:table-cell>
          <table:table-cell table:number-columns-repeated="872"/>
        </table:table-row>
        <table:table-row table:style-name="ro3">
          <table:table-cell table:formula="of:=[.A1384]+[.$C$4]" office:value-type="float" office:value="6.86999999999988">
            <text:p>6.870</text:p>
          </table:table-cell>
          <table:table-cell table:formula="of:=IF(   [.A1385] &lt; [.$C$5];   &quot;Accel&quot;;   IF(     [.A1385] &lt; [.$C$5] + [.$C$7];     &quot;Cruise&quot;;     IF(       [.A1385] &lt; [.$C$8];       &quot;Decel&quot;;       &quot;Stop&quot;     )   ) )" office:value-type="string" office:string-value="Cruise">
            <text:p>Cruise</text:p>
          </table:table-cell>
          <table:table-cell table:formula="of:=IF(   [.B1385]=&quot;Accel&quot;;   [.$C$1];   IF(     [.B1385]=&quot;Cruise&quot;;     0;     IF([.B1385]=&quot;Decel&quot;; -[.$C$1]; 0)   ) )" office:value-type="float" office:value="0">
            <text:p>0</text:p>
          </table:table-cell>
          <table:table-cell table:formula="of:=IF(   [.B1385]=&quot;Stop&quot;;   0;   MAX(     0;     MIN(       [.$C$2];       [.D1384] + [.C1385] * [.$C$4]     )   ) )" office:value-type="float" office:value="9.75">
            <text:p>9.75</text:p>
          </table:table-cell>
          <table:table-cell table:formula="of:=IF(   [.B1385]=&quot;Stop&quot;;   [.$C$3];   [.E1384] + [.D1385] * [.$C$4] )" office:value-type="float" office:value="66.0562499999983">
            <text:p>66.06</text:p>
          </table:table-cell>
          <table:table-cell table:number-columns-repeated="872"/>
        </table:table-row>
        <table:table-row table:style-name="ro3">
          <table:table-cell table:formula="of:=[.A1385]+[.$C$4]" office:value-type="float" office:value="6.87499999999988">
            <text:p>6.875</text:p>
          </table:table-cell>
          <table:table-cell table:formula="of:=IF(   [.A1386] &lt; [.$C$5];   &quot;Accel&quot;;   IF(     [.A1386] &lt; [.$C$5] + [.$C$7];     &quot;Cruise&quot;;     IF(       [.A1386] &lt; [.$C$8];       &quot;Decel&quot;;       &quot;Stop&quot;     )   ) )" office:value-type="string" office:string-value="Cruise">
            <text:p>Cruise</text:p>
          </table:table-cell>
          <table:table-cell table:formula="of:=IF(   [.B1386]=&quot;Accel&quot;;   [.$C$1];   IF(     [.B1386]=&quot;Cruise&quot;;     0;     IF([.B1386]=&quot;Decel&quot;; -[.$C$1]; 0)   ) )" office:value-type="float" office:value="0">
            <text:p>0</text:p>
          </table:table-cell>
          <table:table-cell table:formula="of:=IF(   [.B1386]=&quot;Stop&quot;;   0;   MAX(     0;     MIN(       [.$C$2];       [.D1385] + [.C1386] * [.$C$4]     )   ) )" office:value-type="float" office:value="9.75">
            <text:p>9.75</text:p>
          </table:table-cell>
          <table:table-cell table:formula="of:=IF(   [.B1386]=&quot;Stop&quot;;   [.$C$3];   [.E1385] + [.D1386] * [.$C$4] )" office:value-type="float" office:value="66.1049999999983">
            <text:p>66.10</text:p>
          </table:table-cell>
          <table:table-cell table:number-columns-repeated="872"/>
        </table:table-row>
        <table:table-row table:style-name="ro3">
          <table:table-cell table:formula="of:=[.A1386]+[.$C$4]" office:value-type="float" office:value="6.87999999999988">
            <text:p>6.880</text:p>
          </table:table-cell>
          <table:table-cell table:formula="of:=IF(   [.A1387] &lt; [.$C$5];   &quot;Accel&quot;;   IF(     [.A1387] &lt; [.$C$5] + [.$C$7];     &quot;Cruise&quot;;     IF(       [.A1387] &lt; [.$C$8];       &quot;Decel&quot;;       &quot;Stop&quot;     )   ) )" office:value-type="string" office:string-value="Cruise">
            <text:p>Cruise</text:p>
          </table:table-cell>
          <table:table-cell table:formula="of:=IF(   [.B1387]=&quot;Accel&quot;;   [.$C$1];   IF(     [.B1387]=&quot;Cruise&quot;;     0;     IF([.B1387]=&quot;Decel&quot;; -[.$C$1]; 0)   ) )" office:value-type="float" office:value="0">
            <text:p>0</text:p>
          </table:table-cell>
          <table:table-cell table:formula="of:=IF(   [.B1387]=&quot;Stop&quot;;   0;   MAX(     0;     MIN(       [.$C$2];       [.D1386] + [.C1387] * [.$C$4]     )   ) )" office:value-type="float" office:value="9.75">
            <text:p>9.75</text:p>
          </table:table-cell>
          <table:table-cell table:formula="of:=IF(   [.B1387]=&quot;Stop&quot;;   [.$C$3];   [.E1386] + [.D1387] * [.$C$4] )" office:value-type="float" office:value="66.1537499999983">
            <text:p>66.15</text:p>
          </table:table-cell>
          <table:table-cell table:number-columns-repeated="872"/>
        </table:table-row>
        <table:table-row table:style-name="ro3">
          <table:table-cell table:formula="of:=[.A1387]+[.$C$4]" office:value-type="float" office:value="6.88499999999988">
            <text:p>6.885</text:p>
          </table:table-cell>
          <table:table-cell table:formula="of:=IF(   [.A1388] &lt; [.$C$5];   &quot;Accel&quot;;   IF(     [.A1388] &lt; [.$C$5] + [.$C$7];     &quot;Cruise&quot;;     IF(       [.A1388] &lt; [.$C$8];       &quot;Decel&quot;;       &quot;Stop&quot;     )   ) )" office:value-type="string" office:string-value="Cruise">
            <text:p>Cruise</text:p>
          </table:table-cell>
          <table:table-cell table:formula="of:=IF(   [.B1388]=&quot;Accel&quot;;   [.$C$1];   IF(     [.B1388]=&quot;Cruise&quot;;     0;     IF([.B1388]=&quot;Decel&quot;; -[.$C$1]; 0)   ) )" office:value-type="float" office:value="0">
            <text:p>0</text:p>
          </table:table-cell>
          <table:table-cell table:formula="of:=IF(   [.B1388]=&quot;Stop&quot;;   0;   MAX(     0;     MIN(       [.$C$2];       [.D1387] + [.C1388] * [.$C$4]     )   ) )" office:value-type="float" office:value="9.75">
            <text:p>9.75</text:p>
          </table:table-cell>
          <table:table-cell table:formula="of:=IF(   [.B1388]=&quot;Stop&quot;;   [.$C$3];   [.E1387] + [.D1388] * [.$C$4] )" office:value-type="float" office:value="66.2024999999983">
            <text:p>66.20</text:p>
          </table:table-cell>
          <table:table-cell table:number-columns-repeated="872"/>
        </table:table-row>
        <table:table-row table:style-name="ro3">
          <table:table-cell table:formula="of:=[.A1388]+[.$C$4]" office:value-type="float" office:value="6.88999999999988">
            <text:p>6.890</text:p>
          </table:table-cell>
          <table:table-cell table:formula="of:=IF(   [.A1389] &lt; [.$C$5];   &quot;Accel&quot;;   IF(     [.A1389] &lt; [.$C$5] + [.$C$7];     &quot;Cruise&quot;;     IF(       [.A1389] &lt; [.$C$8];       &quot;Decel&quot;;       &quot;Stop&quot;     )   ) )" office:value-type="string" office:string-value="Cruise">
            <text:p>Cruise</text:p>
          </table:table-cell>
          <table:table-cell table:formula="of:=IF(   [.B1389]=&quot;Accel&quot;;   [.$C$1];   IF(     [.B1389]=&quot;Cruise&quot;;     0;     IF([.B1389]=&quot;Decel&quot;; -[.$C$1]; 0)   ) )" office:value-type="float" office:value="0">
            <text:p>0</text:p>
          </table:table-cell>
          <table:table-cell table:formula="of:=IF(   [.B1389]=&quot;Stop&quot;;   0;   MAX(     0;     MIN(       [.$C$2];       [.D1388] + [.C1389] * [.$C$4]     )   ) )" office:value-type="float" office:value="9.75">
            <text:p>9.75</text:p>
          </table:table-cell>
          <table:table-cell table:formula="of:=IF(   [.B1389]=&quot;Stop&quot;;   [.$C$3];   [.E1388] + [.D1389] * [.$C$4] )" office:value-type="float" office:value="66.2512499999983">
            <text:p>66.25</text:p>
          </table:table-cell>
          <table:table-cell table:number-columns-repeated="872"/>
        </table:table-row>
        <table:table-row table:style-name="ro3">
          <table:table-cell table:formula="of:=[.A1389]+[.$C$4]" office:value-type="float" office:value="6.89499999999988">
            <text:p>6.895</text:p>
          </table:table-cell>
          <table:table-cell table:formula="of:=IF(   [.A1390] &lt; [.$C$5];   &quot;Accel&quot;;   IF(     [.A1390] &lt; [.$C$5] + [.$C$7];     &quot;Cruise&quot;;     IF(       [.A1390] &lt; [.$C$8];       &quot;Decel&quot;;       &quot;Stop&quot;     )   ) )" office:value-type="string" office:string-value="Cruise">
            <text:p>Cruise</text:p>
          </table:table-cell>
          <table:table-cell table:formula="of:=IF(   [.B1390]=&quot;Accel&quot;;   [.$C$1];   IF(     [.B1390]=&quot;Cruise&quot;;     0;     IF([.B1390]=&quot;Decel&quot;; -[.$C$1]; 0)   ) )" office:value-type="float" office:value="0">
            <text:p>0</text:p>
          </table:table-cell>
          <table:table-cell table:formula="of:=IF(   [.B1390]=&quot;Stop&quot;;   0;   MAX(     0;     MIN(       [.$C$2];       [.D1389] + [.C1390] * [.$C$4]     )   ) )" office:value-type="float" office:value="9.75">
            <text:p>9.75</text:p>
          </table:table-cell>
          <table:table-cell table:formula="of:=IF(   [.B1390]=&quot;Stop&quot;;   [.$C$3];   [.E1389] + [.D1390] * [.$C$4] )" office:value-type="float" office:value="66.2999999999983">
            <text:p>66.30</text:p>
          </table:table-cell>
          <table:table-cell table:number-columns-repeated="872"/>
        </table:table-row>
        <table:table-row table:style-name="ro3">
          <table:table-cell table:formula="of:=[.A1390]+[.$C$4]" office:value-type="float" office:value="6.89999999999988">
            <text:p>6.900</text:p>
          </table:table-cell>
          <table:table-cell table:formula="of:=IF(   [.A1391] &lt; [.$C$5];   &quot;Accel&quot;;   IF(     [.A1391] &lt; [.$C$5] + [.$C$7];     &quot;Cruise&quot;;     IF(       [.A1391] &lt; [.$C$8];       &quot;Decel&quot;;       &quot;Stop&quot;     )   ) )" office:value-type="string" office:string-value="Cruise">
            <text:p>Cruise</text:p>
          </table:table-cell>
          <table:table-cell table:formula="of:=IF(   [.B1391]=&quot;Accel&quot;;   [.$C$1];   IF(     [.B1391]=&quot;Cruise&quot;;     0;     IF([.B1391]=&quot;Decel&quot;; -[.$C$1]; 0)   ) )" office:value-type="float" office:value="0">
            <text:p>0</text:p>
          </table:table-cell>
          <table:table-cell table:formula="of:=IF(   [.B1391]=&quot;Stop&quot;;   0;   MAX(     0;     MIN(       [.$C$2];       [.D1390] + [.C1391] * [.$C$4]     )   ) )" office:value-type="float" office:value="9.75">
            <text:p>9.75</text:p>
          </table:table-cell>
          <table:table-cell table:formula="of:=IF(   [.B1391]=&quot;Stop&quot;;   [.$C$3];   [.E1390] + [.D1391] * [.$C$4] )" office:value-type="float" office:value="66.3487499999983">
            <text:p>66.35</text:p>
          </table:table-cell>
          <table:table-cell table:number-columns-repeated="872"/>
        </table:table-row>
        <table:table-row table:style-name="ro3">
          <table:table-cell table:formula="of:=[.A1391]+[.$C$4]" office:value-type="float" office:value="6.90499999999988">
            <text:p>6.905</text:p>
          </table:table-cell>
          <table:table-cell table:formula="of:=IF(   [.A1392] &lt; [.$C$5];   &quot;Accel&quot;;   IF(     [.A1392] &lt; [.$C$5] + [.$C$7];     &quot;Cruise&quot;;     IF(       [.A1392] &lt; [.$C$8];       &quot;Decel&quot;;       &quot;Stop&quot;     )   ) )" office:value-type="string" office:string-value="Cruise">
            <text:p>Cruise</text:p>
          </table:table-cell>
          <table:table-cell table:formula="of:=IF(   [.B1392]=&quot;Accel&quot;;   [.$C$1];   IF(     [.B1392]=&quot;Cruise&quot;;     0;     IF([.B1392]=&quot;Decel&quot;; -[.$C$1]; 0)   ) )" office:value-type="float" office:value="0">
            <text:p>0</text:p>
          </table:table-cell>
          <table:table-cell table:formula="of:=IF(   [.B1392]=&quot;Stop&quot;;   0;   MAX(     0;     MIN(       [.$C$2];       [.D1391] + [.C1392] * [.$C$4]     )   ) )" office:value-type="float" office:value="9.75">
            <text:p>9.75</text:p>
          </table:table-cell>
          <table:table-cell table:formula="of:=IF(   [.B1392]=&quot;Stop&quot;;   [.$C$3];   [.E1391] + [.D1392] * [.$C$4] )" office:value-type="float" office:value="66.3974999999983">
            <text:p>66.40</text:p>
          </table:table-cell>
          <table:table-cell table:number-columns-repeated="872"/>
        </table:table-row>
        <table:table-row table:style-name="ro3">
          <table:table-cell table:formula="of:=[.A1392]+[.$C$4]" office:value-type="float" office:value="6.90999999999988">
            <text:p>6.910</text:p>
          </table:table-cell>
          <table:table-cell table:formula="of:=IF(   [.A1393] &lt; [.$C$5];   &quot;Accel&quot;;   IF(     [.A1393] &lt; [.$C$5] + [.$C$7];     &quot;Cruise&quot;;     IF(       [.A1393] &lt; [.$C$8];       &quot;Decel&quot;;       &quot;Stop&quot;     )   ) )" office:value-type="string" office:string-value="Cruise">
            <text:p>Cruise</text:p>
          </table:table-cell>
          <table:table-cell table:formula="of:=IF(   [.B1393]=&quot;Accel&quot;;   [.$C$1];   IF(     [.B1393]=&quot;Cruise&quot;;     0;     IF([.B1393]=&quot;Decel&quot;; -[.$C$1]; 0)   ) )" office:value-type="float" office:value="0">
            <text:p>0</text:p>
          </table:table-cell>
          <table:table-cell table:formula="of:=IF(   [.B1393]=&quot;Stop&quot;;   0;   MAX(     0;     MIN(       [.$C$2];       [.D1392] + [.C1393] * [.$C$4]     )   ) )" office:value-type="float" office:value="9.75">
            <text:p>9.75</text:p>
          </table:table-cell>
          <table:table-cell table:formula="of:=IF(   [.B1393]=&quot;Stop&quot;;   [.$C$3];   [.E1392] + [.D1393] * [.$C$4] )" office:value-type="float" office:value="66.4462499999983">
            <text:p>66.45</text:p>
          </table:table-cell>
          <table:table-cell table:number-columns-repeated="872"/>
        </table:table-row>
        <table:table-row table:style-name="ro3">
          <table:table-cell table:formula="of:=[.A1393]+[.$C$4]" office:value-type="float" office:value="6.91499999999988">
            <text:p>6.915</text:p>
          </table:table-cell>
          <table:table-cell table:formula="of:=IF(   [.A1394] &lt; [.$C$5];   &quot;Accel&quot;;   IF(     [.A1394] &lt; [.$C$5] + [.$C$7];     &quot;Cruise&quot;;     IF(       [.A1394] &lt; [.$C$8];       &quot;Decel&quot;;       &quot;Stop&quot;     )   ) )" office:value-type="string" office:string-value="Cruise">
            <text:p>Cruise</text:p>
          </table:table-cell>
          <table:table-cell table:formula="of:=IF(   [.B1394]=&quot;Accel&quot;;   [.$C$1];   IF(     [.B1394]=&quot;Cruise&quot;;     0;     IF([.B1394]=&quot;Decel&quot;; -[.$C$1]; 0)   ) )" office:value-type="float" office:value="0">
            <text:p>0</text:p>
          </table:table-cell>
          <table:table-cell table:formula="of:=IF(   [.B1394]=&quot;Stop&quot;;   0;   MAX(     0;     MIN(       [.$C$2];       [.D1393] + [.C1394] * [.$C$4]     )   ) )" office:value-type="float" office:value="9.75">
            <text:p>9.75</text:p>
          </table:table-cell>
          <table:table-cell table:formula="of:=IF(   [.B1394]=&quot;Stop&quot;;   [.$C$3];   [.E1393] + [.D1394] * [.$C$4] )" office:value-type="float" office:value="66.4949999999983">
            <text:p>66.49</text:p>
          </table:table-cell>
          <table:table-cell table:number-columns-repeated="872"/>
        </table:table-row>
        <table:table-row table:style-name="ro3">
          <table:table-cell table:formula="of:=[.A1394]+[.$C$4]" office:value-type="float" office:value="6.91999999999988">
            <text:p>6.920</text:p>
          </table:table-cell>
          <table:table-cell table:formula="of:=IF(   [.A1395] &lt; [.$C$5];   &quot;Accel&quot;;   IF(     [.A1395] &lt; [.$C$5] + [.$C$7];     &quot;Cruise&quot;;     IF(       [.A1395] &lt; [.$C$8];       &quot;Decel&quot;;       &quot;Stop&quot;     )   ) )" office:value-type="string" office:string-value="Cruise">
            <text:p>Cruise</text:p>
          </table:table-cell>
          <table:table-cell table:formula="of:=IF(   [.B1395]=&quot;Accel&quot;;   [.$C$1];   IF(     [.B1395]=&quot;Cruise&quot;;     0;     IF([.B1395]=&quot;Decel&quot;; -[.$C$1]; 0)   ) )" office:value-type="float" office:value="0">
            <text:p>0</text:p>
          </table:table-cell>
          <table:table-cell table:formula="of:=IF(   [.B1395]=&quot;Stop&quot;;   0;   MAX(     0;     MIN(       [.$C$2];       [.D1394] + [.C1395] * [.$C$4]     )   ) )" office:value-type="float" office:value="9.75">
            <text:p>9.75</text:p>
          </table:table-cell>
          <table:table-cell table:formula="of:=IF(   [.B1395]=&quot;Stop&quot;;   [.$C$3];   [.E1394] + [.D1395] * [.$C$4] )" office:value-type="float" office:value="66.5437499999983">
            <text:p>66.54</text:p>
          </table:table-cell>
          <table:table-cell table:number-columns-repeated="872"/>
        </table:table-row>
        <table:table-row table:style-name="ro3">
          <table:table-cell table:formula="of:=[.A1395]+[.$C$4]" office:value-type="float" office:value="6.92499999999987">
            <text:p>6.925</text:p>
          </table:table-cell>
          <table:table-cell table:formula="of:=IF(   [.A1396] &lt; [.$C$5];   &quot;Accel&quot;;   IF(     [.A1396] &lt; [.$C$5] + [.$C$7];     &quot;Cruise&quot;;     IF(       [.A1396] &lt; [.$C$8];       &quot;Decel&quot;;       &quot;Stop&quot;     )   ) )" office:value-type="string" office:string-value="Cruise">
            <text:p>Cruise</text:p>
          </table:table-cell>
          <table:table-cell table:formula="of:=IF(   [.B1396]=&quot;Accel&quot;;   [.$C$1];   IF(     [.B1396]=&quot;Cruise&quot;;     0;     IF([.B1396]=&quot;Decel&quot;; -[.$C$1]; 0)   ) )" office:value-type="float" office:value="0">
            <text:p>0</text:p>
          </table:table-cell>
          <table:table-cell table:formula="of:=IF(   [.B1396]=&quot;Stop&quot;;   0;   MAX(     0;     MIN(       [.$C$2];       [.D1395] + [.C1396] * [.$C$4]     )   ) )" office:value-type="float" office:value="9.75">
            <text:p>9.75</text:p>
          </table:table-cell>
          <table:table-cell table:formula="of:=IF(   [.B1396]=&quot;Stop&quot;;   [.$C$3];   [.E1395] + [.D1396] * [.$C$4] )" office:value-type="float" office:value="66.5924999999983">
            <text:p>66.59</text:p>
          </table:table-cell>
          <table:table-cell table:number-columns-repeated="872"/>
        </table:table-row>
        <table:table-row table:style-name="ro3">
          <table:table-cell table:formula="of:=[.A1396]+[.$C$4]" office:value-type="float" office:value="6.92999999999987">
            <text:p>6.930</text:p>
          </table:table-cell>
          <table:table-cell table:formula="of:=IF(   [.A1397] &lt; [.$C$5];   &quot;Accel&quot;;   IF(     [.A1397] &lt; [.$C$5] + [.$C$7];     &quot;Cruise&quot;;     IF(       [.A1397] &lt; [.$C$8];       &quot;Decel&quot;;       &quot;Stop&quot;     )   ) )" office:value-type="string" office:string-value="Cruise">
            <text:p>Cruise</text:p>
          </table:table-cell>
          <table:table-cell table:formula="of:=IF(   [.B1397]=&quot;Accel&quot;;   [.$C$1];   IF(     [.B1397]=&quot;Cruise&quot;;     0;     IF([.B1397]=&quot;Decel&quot;; -[.$C$1]; 0)   ) )" office:value-type="float" office:value="0">
            <text:p>0</text:p>
          </table:table-cell>
          <table:table-cell table:formula="of:=IF(   [.B1397]=&quot;Stop&quot;;   0;   MAX(     0;     MIN(       [.$C$2];       [.D1396] + [.C1397] * [.$C$4]     )   ) )" office:value-type="float" office:value="9.75">
            <text:p>9.75</text:p>
          </table:table-cell>
          <table:table-cell table:formula="of:=IF(   [.B1397]=&quot;Stop&quot;;   [.$C$3];   [.E1396] + [.D1397] * [.$C$4] )" office:value-type="float" office:value="66.6412499999983">
            <text:p>66.64</text:p>
          </table:table-cell>
          <table:table-cell table:number-columns-repeated="872"/>
        </table:table-row>
        <table:table-row table:style-name="ro3">
          <table:table-cell table:formula="of:=[.A1397]+[.$C$4]" office:value-type="float" office:value="6.93499999999987">
            <text:p>6.935</text:p>
          </table:table-cell>
          <table:table-cell table:formula="of:=IF(   [.A1398] &lt; [.$C$5];   &quot;Accel&quot;;   IF(     [.A1398] &lt; [.$C$5] + [.$C$7];     &quot;Cruise&quot;;     IF(       [.A1398] &lt; [.$C$8];       &quot;Decel&quot;;       &quot;Stop&quot;     )   ) )" office:value-type="string" office:string-value="Cruise">
            <text:p>Cruise</text:p>
          </table:table-cell>
          <table:table-cell table:formula="of:=IF(   [.B1398]=&quot;Accel&quot;;   [.$C$1];   IF(     [.B1398]=&quot;Cruise&quot;;     0;     IF([.B1398]=&quot;Decel&quot;; -[.$C$1]; 0)   ) )" office:value-type="float" office:value="0">
            <text:p>0</text:p>
          </table:table-cell>
          <table:table-cell table:formula="of:=IF(   [.B1398]=&quot;Stop&quot;;   0;   MAX(     0;     MIN(       [.$C$2];       [.D1397] + [.C1398] * [.$C$4]     )   ) )" office:value-type="float" office:value="9.75">
            <text:p>9.75</text:p>
          </table:table-cell>
          <table:table-cell table:formula="of:=IF(   [.B1398]=&quot;Stop&quot;;   [.$C$3];   [.E1397] + [.D1398] * [.$C$4] )" office:value-type="float" office:value="66.6899999999982">
            <text:p>66.69</text:p>
          </table:table-cell>
          <table:table-cell table:number-columns-repeated="872"/>
        </table:table-row>
        <table:table-row table:style-name="ro3">
          <table:table-cell table:formula="of:=[.A1398]+[.$C$4]" office:value-type="float" office:value="6.93999999999987">
            <text:p>6.940</text:p>
          </table:table-cell>
          <table:table-cell table:formula="of:=IF(   [.A1399] &lt; [.$C$5];   &quot;Accel&quot;;   IF(     [.A1399] &lt; [.$C$5] + [.$C$7];     &quot;Cruise&quot;;     IF(       [.A1399] &lt; [.$C$8];       &quot;Decel&quot;;       &quot;Stop&quot;     )   ) )" office:value-type="string" office:string-value="Cruise">
            <text:p>Cruise</text:p>
          </table:table-cell>
          <table:table-cell table:formula="of:=IF(   [.B1399]=&quot;Accel&quot;;   [.$C$1];   IF(     [.B1399]=&quot;Cruise&quot;;     0;     IF([.B1399]=&quot;Decel&quot;; -[.$C$1]; 0)   ) )" office:value-type="float" office:value="0">
            <text:p>0</text:p>
          </table:table-cell>
          <table:table-cell table:formula="of:=IF(   [.B1399]=&quot;Stop&quot;;   0;   MAX(     0;     MIN(       [.$C$2];       [.D1398] + [.C1399] * [.$C$4]     )   ) )" office:value-type="float" office:value="9.75">
            <text:p>9.75</text:p>
          </table:table-cell>
          <table:table-cell table:formula="of:=IF(   [.B1399]=&quot;Stop&quot;;   [.$C$3];   [.E1398] + [.D1399] * [.$C$4] )" office:value-type="float" office:value="66.7387499999983">
            <text:p>66.74</text:p>
          </table:table-cell>
          <table:table-cell table:number-columns-repeated="872"/>
        </table:table-row>
        <table:table-row table:style-name="ro3">
          <table:table-cell table:formula="of:=[.A1399]+[.$C$4]" office:value-type="float" office:value="6.94499999999987">
            <text:p>6.945</text:p>
          </table:table-cell>
          <table:table-cell table:formula="of:=IF(   [.A1400] &lt; [.$C$5];   &quot;Accel&quot;;   IF(     [.A1400] &lt; [.$C$5] + [.$C$7];     &quot;Cruise&quot;;     IF(       [.A1400] &lt; [.$C$8];       &quot;Decel&quot;;       &quot;Stop&quot;     )   ) )" office:value-type="string" office:string-value="Cruise">
            <text:p>Cruise</text:p>
          </table:table-cell>
          <table:table-cell table:formula="of:=IF(   [.B1400]=&quot;Accel&quot;;   [.$C$1];   IF(     [.B1400]=&quot;Cruise&quot;;     0;     IF([.B1400]=&quot;Decel&quot;; -[.$C$1]; 0)   ) )" office:value-type="float" office:value="0">
            <text:p>0</text:p>
          </table:table-cell>
          <table:table-cell table:formula="of:=IF(   [.B1400]=&quot;Stop&quot;;   0;   MAX(     0;     MIN(       [.$C$2];       [.D1399] + [.C1400] * [.$C$4]     )   ) )" office:value-type="float" office:value="9.75">
            <text:p>9.75</text:p>
          </table:table-cell>
          <table:table-cell table:formula="of:=IF(   [.B1400]=&quot;Stop&quot;;   [.$C$3];   [.E1399] + [.D1400] * [.$C$4] )" office:value-type="float" office:value="66.7874999999983">
            <text:p>66.79</text:p>
          </table:table-cell>
          <table:table-cell table:number-columns-repeated="872"/>
        </table:table-row>
        <table:table-row table:style-name="ro3">
          <table:table-cell table:formula="of:=[.A1400]+[.$C$4]" office:value-type="float" office:value="6.94999999999987">
            <text:p>6.950</text:p>
          </table:table-cell>
          <table:table-cell table:formula="of:=IF(   [.A1401] &lt; [.$C$5];   &quot;Accel&quot;;   IF(     [.A1401] &lt; [.$C$5] + [.$C$7];     &quot;Cruise&quot;;     IF(       [.A1401] &lt; [.$C$8];       &quot;Decel&quot;;       &quot;Stop&quot;     )   ) )" office:value-type="string" office:string-value="Cruise">
            <text:p>Cruise</text:p>
          </table:table-cell>
          <table:table-cell table:formula="of:=IF(   [.B1401]=&quot;Accel&quot;;   [.$C$1];   IF(     [.B1401]=&quot;Cruise&quot;;     0;     IF([.B1401]=&quot;Decel&quot;; -[.$C$1]; 0)   ) )" office:value-type="float" office:value="0">
            <text:p>0</text:p>
          </table:table-cell>
          <table:table-cell table:formula="of:=IF(   [.B1401]=&quot;Stop&quot;;   0;   MAX(     0;     MIN(       [.$C$2];       [.D1400] + [.C1401] * [.$C$4]     )   ) )" office:value-type="float" office:value="9.75">
            <text:p>9.75</text:p>
          </table:table-cell>
          <table:table-cell table:formula="of:=IF(   [.B1401]=&quot;Stop&quot;;   [.$C$3];   [.E1400] + [.D1401] * [.$C$4] )" office:value-type="float" office:value="66.8362499999982">
            <text:p>66.84</text:p>
          </table:table-cell>
          <table:table-cell table:number-columns-repeated="872"/>
        </table:table-row>
        <table:table-row table:style-name="ro3">
          <table:table-cell table:formula="of:=[.A1401]+[.$C$4]" office:value-type="float" office:value="6.95499999999987">
            <text:p>6.955</text:p>
          </table:table-cell>
          <table:table-cell table:formula="of:=IF(   [.A1402] &lt; [.$C$5];   &quot;Accel&quot;;   IF(     [.A1402] &lt; [.$C$5] + [.$C$7];     &quot;Cruise&quot;;     IF(       [.A1402] &lt; [.$C$8];       &quot;Decel&quot;;       &quot;Stop&quot;     )   ) )" office:value-type="string" office:string-value="Cruise">
            <text:p>Cruise</text:p>
          </table:table-cell>
          <table:table-cell table:formula="of:=IF(   [.B1402]=&quot;Accel&quot;;   [.$C$1];   IF(     [.B1402]=&quot;Cruise&quot;;     0;     IF([.B1402]=&quot;Decel&quot;; -[.$C$1]; 0)   ) )" office:value-type="float" office:value="0">
            <text:p>0</text:p>
          </table:table-cell>
          <table:table-cell table:formula="of:=IF(   [.B1402]=&quot;Stop&quot;;   0;   MAX(     0;     MIN(       [.$C$2];       [.D1401] + [.C1402] * [.$C$4]     )   ) )" office:value-type="float" office:value="9.75">
            <text:p>9.75</text:p>
          </table:table-cell>
          <table:table-cell table:formula="of:=IF(   [.B1402]=&quot;Stop&quot;;   [.$C$3];   [.E1401] + [.D1402] * [.$C$4] )" office:value-type="float" office:value="66.8849999999982">
            <text:p>66.88</text:p>
          </table:table-cell>
          <table:table-cell table:number-columns-repeated="872"/>
        </table:table-row>
        <table:table-row table:style-name="ro3">
          <table:table-cell table:formula="of:=[.A1402]+[.$C$4]" office:value-type="float" office:value="6.95999999999987">
            <text:p>6.960</text:p>
          </table:table-cell>
          <table:table-cell table:formula="of:=IF(   [.A1403] &lt; [.$C$5];   &quot;Accel&quot;;   IF(     [.A1403] &lt; [.$C$5] + [.$C$7];     &quot;Cruise&quot;;     IF(       [.A1403] &lt; [.$C$8];       &quot;Decel&quot;;       &quot;Stop&quot;     )   ) )" office:value-type="string" office:string-value="Cruise">
            <text:p>Cruise</text:p>
          </table:table-cell>
          <table:table-cell table:formula="of:=IF(   [.B1403]=&quot;Accel&quot;;   [.$C$1];   IF(     [.B1403]=&quot;Cruise&quot;;     0;     IF([.B1403]=&quot;Decel&quot;; -[.$C$1]; 0)   ) )" office:value-type="float" office:value="0">
            <text:p>0</text:p>
          </table:table-cell>
          <table:table-cell table:formula="of:=IF(   [.B1403]=&quot;Stop&quot;;   0;   MAX(     0;     MIN(       [.$C$2];       [.D1402] + [.C1403] * [.$C$4]     )   ) )" office:value-type="float" office:value="9.75">
            <text:p>9.75</text:p>
          </table:table-cell>
          <table:table-cell table:formula="of:=IF(   [.B1403]=&quot;Stop&quot;;   [.$C$3];   [.E1402] + [.D1403] * [.$C$4] )" office:value-type="float" office:value="66.9337499999982">
            <text:p>66.93</text:p>
          </table:table-cell>
          <table:table-cell table:number-columns-repeated="872"/>
        </table:table-row>
        <table:table-row table:style-name="ro3">
          <table:table-cell table:formula="of:=[.A1403]+[.$C$4]" office:value-type="float" office:value="6.96499999999987">
            <text:p>6.965</text:p>
          </table:table-cell>
          <table:table-cell table:formula="of:=IF(   [.A1404] &lt; [.$C$5];   &quot;Accel&quot;;   IF(     [.A1404] &lt; [.$C$5] + [.$C$7];     &quot;Cruise&quot;;     IF(       [.A1404] &lt; [.$C$8];       &quot;Decel&quot;;       &quot;Stop&quot;     )   ) )" office:value-type="string" office:string-value="Cruise">
            <text:p>Cruise</text:p>
          </table:table-cell>
          <table:table-cell table:formula="of:=IF(   [.B1404]=&quot;Accel&quot;;   [.$C$1];   IF(     [.B1404]=&quot;Cruise&quot;;     0;     IF([.B1404]=&quot;Decel&quot;; -[.$C$1]; 0)   ) )" office:value-type="float" office:value="0">
            <text:p>0</text:p>
          </table:table-cell>
          <table:table-cell table:formula="of:=IF(   [.B1404]=&quot;Stop&quot;;   0;   MAX(     0;     MIN(       [.$C$2];       [.D1403] + [.C1404] * [.$C$4]     )   ) )" office:value-type="float" office:value="9.75">
            <text:p>9.75</text:p>
          </table:table-cell>
          <table:table-cell table:formula="of:=IF(   [.B1404]=&quot;Stop&quot;;   [.$C$3];   [.E1403] + [.D1404] * [.$C$4] )" office:value-type="float" office:value="66.9824999999982">
            <text:p>66.98</text:p>
          </table:table-cell>
          <table:table-cell table:number-columns-repeated="872"/>
        </table:table-row>
        <table:table-row table:style-name="ro3">
          <table:table-cell table:formula="of:=[.A1404]+[.$C$4]" office:value-type="float" office:value="6.96999999999987">
            <text:p>6.970</text:p>
          </table:table-cell>
          <table:table-cell table:formula="of:=IF(   [.A1405] &lt; [.$C$5];   &quot;Accel&quot;;   IF(     [.A1405] &lt; [.$C$5] + [.$C$7];     &quot;Cruise&quot;;     IF(       [.A1405] &lt; [.$C$8];       &quot;Decel&quot;;       &quot;Stop&quot;     )   ) )" office:value-type="string" office:string-value="Cruise">
            <text:p>Cruise</text:p>
          </table:table-cell>
          <table:table-cell table:formula="of:=IF(   [.B1405]=&quot;Accel&quot;;   [.$C$1];   IF(     [.B1405]=&quot;Cruise&quot;;     0;     IF([.B1405]=&quot;Decel&quot;; -[.$C$1]; 0)   ) )" office:value-type="float" office:value="0">
            <text:p>0</text:p>
          </table:table-cell>
          <table:table-cell table:formula="of:=IF(   [.B1405]=&quot;Stop&quot;;   0;   MAX(     0;     MIN(       [.$C$2];       [.D1404] + [.C1405] * [.$C$4]     )   ) )" office:value-type="float" office:value="9.75">
            <text:p>9.75</text:p>
          </table:table-cell>
          <table:table-cell table:formula="of:=IF(   [.B1405]=&quot;Stop&quot;;   [.$C$3];   [.E1404] + [.D1405] * [.$C$4] )" office:value-type="float" office:value="67.0312499999982">
            <text:p>67.03</text:p>
          </table:table-cell>
          <table:table-cell table:number-columns-repeated="872"/>
        </table:table-row>
        <table:table-row table:style-name="ro3">
          <table:table-cell table:formula="of:=[.A1405]+[.$C$4]" office:value-type="float" office:value="6.97499999999987">
            <text:p>6.975</text:p>
          </table:table-cell>
          <table:table-cell table:formula="of:=IF(   [.A1406] &lt; [.$C$5];   &quot;Accel&quot;;   IF(     [.A1406] &lt; [.$C$5] + [.$C$7];     &quot;Cruise&quot;;     IF(       [.A1406] &lt; [.$C$8];       &quot;Decel&quot;;       &quot;Stop&quot;     )   ) )" office:value-type="string" office:string-value="Cruise">
            <text:p>Cruise</text:p>
          </table:table-cell>
          <table:table-cell table:formula="of:=IF(   [.B1406]=&quot;Accel&quot;;   [.$C$1];   IF(     [.B1406]=&quot;Cruise&quot;;     0;     IF([.B1406]=&quot;Decel&quot;; -[.$C$1]; 0)   ) )" office:value-type="float" office:value="0">
            <text:p>0</text:p>
          </table:table-cell>
          <table:table-cell table:formula="of:=IF(   [.B1406]=&quot;Stop&quot;;   0;   MAX(     0;     MIN(       [.$C$2];       [.D1405] + [.C1406] * [.$C$4]     )   ) )" office:value-type="float" office:value="9.75">
            <text:p>9.75</text:p>
          </table:table-cell>
          <table:table-cell table:formula="of:=IF(   [.B1406]=&quot;Stop&quot;;   [.$C$3];   [.E1405] + [.D1406] * [.$C$4] )" office:value-type="float" office:value="67.0799999999982">
            <text:p>67.08</text:p>
          </table:table-cell>
          <table:table-cell table:number-columns-repeated="872"/>
        </table:table-row>
        <table:table-row table:style-name="ro3">
          <table:table-cell table:formula="of:=[.A1406]+[.$C$4]" office:value-type="float" office:value="6.97999999999987">
            <text:p>6.980</text:p>
          </table:table-cell>
          <table:table-cell table:formula="of:=IF(   [.A1407] &lt; [.$C$5];   &quot;Accel&quot;;   IF(     [.A1407] &lt; [.$C$5] + [.$C$7];     &quot;Cruise&quot;;     IF(       [.A1407] &lt; [.$C$8];       &quot;Decel&quot;;       &quot;Stop&quot;     )   ) )" office:value-type="string" office:string-value="Cruise">
            <text:p>Cruise</text:p>
          </table:table-cell>
          <table:table-cell table:formula="of:=IF(   [.B1407]=&quot;Accel&quot;;   [.$C$1];   IF(     [.B1407]=&quot;Cruise&quot;;     0;     IF([.B1407]=&quot;Decel&quot;; -[.$C$1]; 0)   ) )" office:value-type="float" office:value="0">
            <text:p>0</text:p>
          </table:table-cell>
          <table:table-cell table:formula="of:=IF(   [.B1407]=&quot;Stop&quot;;   0;   MAX(     0;     MIN(       [.$C$2];       [.D1406] + [.C1407] * [.$C$4]     )   ) )" office:value-type="float" office:value="9.75">
            <text:p>9.75</text:p>
          </table:table-cell>
          <table:table-cell table:formula="of:=IF(   [.B1407]=&quot;Stop&quot;;   [.$C$3];   [.E1406] + [.D1407] * [.$C$4] )" office:value-type="float" office:value="67.1287499999982">
            <text:p>67.13</text:p>
          </table:table-cell>
          <table:table-cell table:number-columns-repeated="872"/>
        </table:table-row>
        <table:table-row table:style-name="ro3">
          <table:table-cell table:formula="of:=[.A1407]+[.$C$4]" office:value-type="float" office:value="6.98499999999987">
            <text:p>6.985</text:p>
          </table:table-cell>
          <table:table-cell table:formula="of:=IF(   [.A1408] &lt; [.$C$5];   &quot;Accel&quot;;   IF(     [.A1408] &lt; [.$C$5] + [.$C$7];     &quot;Cruise&quot;;     IF(       [.A1408] &lt; [.$C$8];       &quot;Decel&quot;;       &quot;Stop&quot;     )   ) )" office:value-type="string" office:string-value="Cruise">
            <text:p>Cruise</text:p>
          </table:table-cell>
          <table:table-cell table:formula="of:=IF(   [.B1408]=&quot;Accel&quot;;   [.$C$1];   IF(     [.B1408]=&quot;Cruise&quot;;     0;     IF([.B1408]=&quot;Decel&quot;; -[.$C$1]; 0)   ) )" office:value-type="float" office:value="0">
            <text:p>0</text:p>
          </table:table-cell>
          <table:table-cell table:formula="of:=IF(   [.B1408]=&quot;Stop&quot;;   0;   MAX(     0;     MIN(       [.$C$2];       [.D1407] + [.C1408] * [.$C$4]     )   ) )" office:value-type="float" office:value="9.75">
            <text:p>9.75</text:p>
          </table:table-cell>
          <table:table-cell table:formula="of:=IF(   [.B1408]=&quot;Stop&quot;;   [.$C$3];   [.E1407] + [.D1408] * [.$C$4] )" office:value-type="float" office:value="67.1774999999982">
            <text:p>67.18</text:p>
          </table:table-cell>
          <table:table-cell table:number-columns-repeated="872"/>
        </table:table-row>
        <table:table-row table:style-name="ro3">
          <table:table-cell table:formula="of:=[.A1408]+[.$C$4]" office:value-type="float" office:value="6.98999999999987">
            <text:p>6.990</text:p>
          </table:table-cell>
          <table:table-cell table:formula="of:=IF(   [.A1409] &lt; [.$C$5];   &quot;Accel&quot;;   IF(     [.A1409] &lt; [.$C$5] + [.$C$7];     &quot;Cruise&quot;;     IF(       [.A1409] &lt; [.$C$8];       &quot;Decel&quot;;       &quot;Stop&quot;     )   ) )" office:value-type="string" office:string-value="Cruise">
            <text:p>Cruise</text:p>
          </table:table-cell>
          <table:table-cell table:formula="of:=IF(   [.B1409]=&quot;Accel&quot;;   [.$C$1];   IF(     [.B1409]=&quot;Cruise&quot;;     0;     IF([.B1409]=&quot;Decel&quot;; -[.$C$1]; 0)   ) )" office:value-type="float" office:value="0">
            <text:p>0</text:p>
          </table:table-cell>
          <table:table-cell table:formula="of:=IF(   [.B1409]=&quot;Stop&quot;;   0;   MAX(     0;     MIN(       [.$C$2];       [.D1408] + [.C1409] * [.$C$4]     )   ) )" office:value-type="float" office:value="9.75">
            <text:p>9.75</text:p>
          </table:table-cell>
          <table:table-cell table:formula="of:=IF(   [.B1409]=&quot;Stop&quot;;   [.$C$3];   [.E1408] + [.D1409] * [.$C$4] )" office:value-type="float" office:value="67.2262499999982">
            <text:p>67.23</text:p>
          </table:table-cell>
          <table:table-cell table:number-columns-repeated="872"/>
        </table:table-row>
        <table:table-row table:style-name="ro3">
          <table:table-cell table:formula="of:=[.A1409]+[.$C$4]" office:value-type="float" office:value="6.99499999999987">
            <text:p>6.995</text:p>
          </table:table-cell>
          <table:table-cell table:formula="of:=IF(   [.A1410] &lt; [.$C$5];   &quot;Accel&quot;;   IF(     [.A1410] &lt; [.$C$5] + [.$C$7];     &quot;Cruise&quot;;     IF(       [.A1410] &lt; [.$C$8];       &quot;Decel&quot;;       &quot;Stop&quot;     )   ) )" office:value-type="string" office:string-value="Cruise">
            <text:p>Cruise</text:p>
          </table:table-cell>
          <table:table-cell table:formula="of:=IF(   [.B1410]=&quot;Accel&quot;;   [.$C$1];   IF(     [.B1410]=&quot;Cruise&quot;;     0;     IF([.B1410]=&quot;Decel&quot;; -[.$C$1]; 0)   ) )" office:value-type="float" office:value="0">
            <text:p>0</text:p>
          </table:table-cell>
          <table:table-cell table:formula="of:=IF(   [.B1410]=&quot;Stop&quot;;   0;   MAX(     0;     MIN(       [.$C$2];       [.D1409] + [.C1410] * [.$C$4]     )   ) )" office:value-type="float" office:value="9.75">
            <text:p>9.75</text:p>
          </table:table-cell>
          <table:table-cell table:formula="of:=IF(   [.B1410]=&quot;Stop&quot;;   [.$C$3];   [.E1409] + [.D1410] * [.$C$4] )" office:value-type="float" office:value="67.2749999999982">
            <text:p>67.27</text:p>
          </table:table-cell>
          <table:table-cell table:number-columns-repeated="872"/>
        </table:table-row>
        <table:table-row table:style-name="ro3">
          <table:table-cell table:formula="of:=[.A1410]+[.$C$4]" office:value-type="float" office:value="6.99999999999987">
            <text:p>7.000</text:p>
          </table:table-cell>
          <table:table-cell table:formula="of:=IF(   [.A1411] &lt; [.$C$5];   &quot;Accel&quot;;   IF(     [.A1411] &lt; [.$C$5] + [.$C$7];     &quot;Cruise&quot;;     IF(       [.A1411] &lt; [.$C$8];       &quot;Decel&quot;;       &quot;Stop&quot;     )   ) )" office:value-type="string" office:string-value="Cruise">
            <text:p>Cruise</text:p>
          </table:table-cell>
          <table:table-cell table:formula="of:=IF(   [.B1411]=&quot;Accel&quot;;   [.$C$1];   IF(     [.B1411]=&quot;Cruise&quot;;     0;     IF([.B1411]=&quot;Decel&quot;; -[.$C$1]; 0)   ) )" office:value-type="float" office:value="0">
            <text:p>0</text:p>
          </table:table-cell>
          <table:table-cell table:formula="of:=IF(   [.B1411]=&quot;Stop&quot;;   0;   MAX(     0;     MIN(       [.$C$2];       [.D1410] + [.C1411] * [.$C$4]     )   ) )" office:value-type="float" office:value="9.75">
            <text:p>9.75</text:p>
          </table:table-cell>
          <table:table-cell table:formula="of:=IF(   [.B1411]=&quot;Stop&quot;;   [.$C$3];   [.E1410] + [.D1411] * [.$C$4] )" office:value-type="float" office:value="67.3237499999982">
            <text:p>67.32</text:p>
          </table:table-cell>
          <table:table-cell table:number-columns-repeated="872"/>
        </table:table-row>
        <table:table-row table:style-name="ro3">
          <table:table-cell table:formula="of:=[.A1411]+[.$C$4]" office:value-type="float" office:value="7.00499999999987">
            <text:p>7.005</text:p>
          </table:table-cell>
          <table:table-cell table:formula="of:=IF(   [.A1412] &lt; [.$C$5];   &quot;Accel&quot;;   IF(     [.A1412] &lt; [.$C$5] + [.$C$7];     &quot;Cruise&quot;;     IF(       [.A1412] &lt; [.$C$8];       &quot;Decel&quot;;       &quot;Stop&quot;     )   ) )" office:value-type="string" office:string-value="Cruise">
            <text:p>Cruise</text:p>
          </table:table-cell>
          <table:table-cell table:formula="of:=IF(   [.B1412]=&quot;Accel&quot;;   [.$C$1];   IF(     [.B1412]=&quot;Cruise&quot;;     0;     IF([.B1412]=&quot;Decel&quot;; -[.$C$1]; 0)   ) )" office:value-type="float" office:value="0">
            <text:p>0</text:p>
          </table:table-cell>
          <table:table-cell table:formula="of:=IF(   [.B1412]=&quot;Stop&quot;;   0;   MAX(     0;     MIN(       [.$C$2];       [.D1411] + [.C1412] * [.$C$4]     )   ) )" office:value-type="float" office:value="9.75">
            <text:p>9.75</text:p>
          </table:table-cell>
          <table:table-cell table:formula="of:=IF(   [.B1412]=&quot;Stop&quot;;   [.$C$3];   [.E1411] + [.D1412] * [.$C$4] )" office:value-type="float" office:value="67.3724999999982">
            <text:p>67.37</text:p>
          </table:table-cell>
          <table:table-cell table:number-columns-repeated="872"/>
        </table:table-row>
        <table:table-row table:style-name="ro3">
          <table:table-cell table:formula="of:=[.A1412]+[.$C$4]" office:value-type="float" office:value="7.00999999999987">
            <text:p>7.010</text:p>
          </table:table-cell>
          <table:table-cell table:formula="of:=IF(   [.A1413] &lt; [.$C$5];   &quot;Accel&quot;;   IF(     [.A1413] &lt; [.$C$5] + [.$C$7];     &quot;Cruise&quot;;     IF(       [.A1413] &lt; [.$C$8];       &quot;Decel&quot;;       &quot;Stop&quot;     )   ) )" office:value-type="string" office:string-value="Cruise">
            <text:p>Cruise</text:p>
          </table:table-cell>
          <table:table-cell table:formula="of:=IF(   [.B1413]=&quot;Accel&quot;;   [.$C$1];   IF(     [.B1413]=&quot;Cruise&quot;;     0;     IF([.B1413]=&quot;Decel&quot;; -[.$C$1]; 0)   ) )" office:value-type="float" office:value="0">
            <text:p>0</text:p>
          </table:table-cell>
          <table:table-cell table:formula="of:=IF(   [.B1413]=&quot;Stop&quot;;   0;   MAX(     0;     MIN(       [.$C$2];       [.D1412] + [.C1413] * [.$C$4]     )   ) )" office:value-type="float" office:value="9.75">
            <text:p>9.75</text:p>
          </table:table-cell>
          <table:table-cell table:formula="of:=IF(   [.B1413]=&quot;Stop&quot;;   [.$C$3];   [.E1412] + [.D1413] * [.$C$4] )" office:value-type="float" office:value="67.4212499999982">
            <text:p>67.42</text:p>
          </table:table-cell>
          <table:table-cell table:number-columns-repeated="872"/>
        </table:table-row>
        <table:table-row table:style-name="ro3">
          <table:table-cell table:formula="of:=[.A1413]+[.$C$4]" office:value-type="float" office:value="7.01499999999987">
            <text:p>7.015</text:p>
          </table:table-cell>
          <table:table-cell table:formula="of:=IF(   [.A1414] &lt; [.$C$5];   &quot;Accel&quot;;   IF(     [.A1414] &lt; [.$C$5] + [.$C$7];     &quot;Cruise&quot;;     IF(       [.A1414] &lt; [.$C$8];       &quot;Decel&quot;;       &quot;Stop&quot;     )   ) )" office:value-type="string" office:string-value="Cruise">
            <text:p>Cruise</text:p>
          </table:table-cell>
          <table:table-cell table:formula="of:=IF(   [.B1414]=&quot;Accel&quot;;   [.$C$1];   IF(     [.B1414]=&quot;Cruise&quot;;     0;     IF([.B1414]=&quot;Decel&quot;; -[.$C$1]; 0)   ) )" office:value-type="float" office:value="0">
            <text:p>0</text:p>
          </table:table-cell>
          <table:table-cell table:formula="of:=IF(   [.B1414]=&quot;Stop&quot;;   0;   MAX(     0;     MIN(       [.$C$2];       [.D1413] + [.C1414] * [.$C$4]     )   ) )" office:value-type="float" office:value="9.75">
            <text:p>9.75</text:p>
          </table:table-cell>
          <table:table-cell table:formula="of:=IF(   [.B1414]=&quot;Stop&quot;;   [.$C$3];   [.E1413] + [.D1414] * [.$C$4] )" office:value-type="float" office:value="67.4699999999982">
            <text:p>67.47</text:p>
          </table:table-cell>
          <table:table-cell table:number-columns-repeated="872"/>
        </table:table-row>
        <table:table-row table:style-name="ro3">
          <table:table-cell table:formula="of:=[.A1414]+[.$C$4]" office:value-type="float" office:value="7.01999999999987">
            <text:p>7.020</text:p>
          </table:table-cell>
          <table:table-cell table:formula="of:=IF(   [.A1415] &lt; [.$C$5];   &quot;Accel&quot;;   IF(     [.A1415] &lt; [.$C$5] + [.$C$7];     &quot;Cruise&quot;;     IF(       [.A1415] &lt; [.$C$8];       &quot;Decel&quot;;       &quot;Stop&quot;     )   ) )" office:value-type="string" office:string-value="Cruise">
            <text:p>Cruise</text:p>
          </table:table-cell>
          <table:table-cell table:formula="of:=IF(   [.B1415]=&quot;Accel&quot;;   [.$C$1];   IF(     [.B1415]=&quot;Cruise&quot;;     0;     IF([.B1415]=&quot;Decel&quot;; -[.$C$1]; 0)   ) )" office:value-type="float" office:value="0">
            <text:p>0</text:p>
          </table:table-cell>
          <table:table-cell table:formula="of:=IF(   [.B1415]=&quot;Stop&quot;;   0;   MAX(     0;     MIN(       [.$C$2];       [.D1414] + [.C1415] * [.$C$4]     )   ) )" office:value-type="float" office:value="9.75">
            <text:p>9.75</text:p>
          </table:table-cell>
          <table:table-cell table:formula="of:=IF(   [.B1415]=&quot;Stop&quot;;   [.$C$3];   [.E1414] + [.D1415] * [.$C$4] )" office:value-type="float" office:value="67.5187499999982">
            <text:p>67.52</text:p>
          </table:table-cell>
          <table:table-cell table:number-columns-repeated="872"/>
        </table:table-row>
        <table:table-row table:style-name="ro3">
          <table:table-cell table:formula="of:=[.A1415]+[.$C$4]" office:value-type="float" office:value="7.02499999999987">
            <text:p>7.025</text:p>
          </table:table-cell>
          <table:table-cell table:formula="of:=IF(   [.A1416] &lt; [.$C$5];   &quot;Accel&quot;;   IF(     [.A1416] &lt; [.$C$5] + [.$C$7];     &quot;Cruise&quot;;     IF(       [.A1416] &lt; [.$C$8];       &quot;Decel&quot;;       &quot;Stop&quot;     )   ) )" office:value-type="string" office:string-value="Cruise">
            <text:p>Cruise</text:p>
          </table:table-cell>
          <table:table-cell table:formula="of:=IF(   [.B1416]=&quot;Accel&quot;;   [.$C$1];   IF(     [.B1416]=&quot;Cruise&quot;;     0;     IF([.B1416]=&quot;Decel&quot;; -[.$C$1]; 0)   ) )" office:value-type="float" office:value="0">
            <text:p>0</text:p>
          </table:table-cell>
          <table:table-cell table:formula="of:=IF(   [.B1416]=&quot;Stop&quot;;   0;   MAX(     0;     MIN(       [.$C$2];       [.D1415] + [.C1416] * [.$C$4]     )   ) )" office:value-type="float" office:value="9.75">
            <text:p>9.75</text:p>
          </table:table-cell>
          <table:table-cell table:formula="of:=IF(   [.B1416]=&quot;Stop&quot;;   [.$C$3];   [.E1415] + [.D1416] * [.$C$4] )" office:value-type="float" office:value="67.5674999999982">
            <text:p>67.57</text:p>
          </table:table-cell>
          <table:table-cell table:number-columns-repeated="872"/>
        </table:table-row>
        <table:table-row table:style-name="ro3">
          <table:table-cell table:formula="of:=[.A1416]+[.$C$4]" office:value-type="float" office:value="7.02999999999987">
            <text:p>7.030</text:p>
          </table:table-cell>
          <table:table-cell table:formula="of:=IF(   [.A1417] &lt; [.$C$5];   &quot;Accel&quot;;   IF(     [.A1417] &lt; [.$C$5] + [.$C$7];     &quot;Cruise&quot;;     IF(       [.A1417] &lt; [.$C$8];       &quot;Decel&quot;;       &quot;Stop&quot;     )   ) )" office:value-type="string" office:string-value="Cruise">
            <text:p>Cruise</text:p>
          </table:table-cell>
          <table:table-cell table:formula="of:=IF(   [.B1417]=&quot;Accel&quot;;   [.$C$1];   IF(     [.B1417]=&quot;Cruise&quot;;     0;     IF([.B1417]=&quot;Decel&quot;; -[.$C$1]; 0)   ) )" office:value-type="float" office:value="0">
            <text:p>0</text:p>
          </table:table-cell>
          <table:table-cell table:formula="of:=IF(   [.B1417]=&quot;Stop&quot;;   0;   MAX(     0;     MIN(       [.$C$2];       [.D1416] + [.C1417] * [.$C$4]     )   ) )" office:value-type="float" office:value="9.75">
            <text:p>9.75</text:p>
          </table:table-cell>
          <table:table-cell table:formula="of:=IF(   [.B1417]=&quot;Stop&quot;;   [.$C$3];   [.E1416] + [.D1417] * [.$C$4] )" office:value-type="float" office:value="67.6162499999982">
            <text:p>67.62</text:p>
          </table:table-cell>
          <table:table-cell table:number-columns-repeated="872"/>
        </table:table-row>
        <table:table-row table:style-name="ro3">
          <table:table-cell table:formula="of:=[.A1417]+[.$C$4]" office:value-type="float" office:value="7.03499999999987">
            <text:p>7.035</text:p>
          </table:table-cell>
          <table:table-cell table:formula="of:=IF(   [.A1418] &lt; [.$C$5];   &quot;Accel&quot;;   IF(     [.A1418] &lt; [.$C$5] + [.$C$7];     &quot;Cruise&quot;;     IF(       [.A1418] &lt; [.$C$8];       &quot;Decel&quot;;       &quot;Stop&quot;     )   ) )" office:value-type="string" office:string-value="Cruise">
            <text:p>Cruise</text:p>
          </table:table-cell>
          <table:table-cell table:formula="of:=IF(   [.B1418]=&quot;Accel&quot;;   [.$C$1];   IF(     [.B1418]=&quot;Cruise&quot;;     0;     IF([.B1418]=&quot;Decel&quot;; -[.$C$1]; 0)   ) )" office:value-type="float" office:value="0">
            <text:p>0</text:p>
          </table:table-cell>
          <table:table-cell table:formula="of:=IF(   [.B1418]=&quot;Stop&quot;;   0;   MAX(     0;     MIN(       [.$C$2];       [.D1417] + [.C1418] * [.$C$4]     )   ) )" office:value-type="float" office:value="9.75">
            <text:p>9.75</text:p>
          </table:table-cell>
          <table:table-cell table:formula="of:=IF(   [.B1418]=&quot;Stop&quot;;   [.$C$3];   [.E1417] + [.D1418] * [.$C$4] )" office:value-type="float" office:value="67.6649999999982">
            <text:p>67.66</text:p>
          </table:table-cell>
          <table:table-cell table:number-columns-repeated="872"/>
        </table:table-row>
        <table:table-row table:style-name="ro3">
          <table:table-cell table:formula="of:=[.A1418]+[.$C$4]" office:value-type="float" office:value="7.03999999999987">
            <text:p>7.040</text:p>
          </table:table-cell>
          <table:table-cell table:formula="of:=IF(   [.A1419] &lt; [.$C$5];   &quot;Accel&quot;;   IF(     [.A1419] &lt; [.$C$5] + [.$C$7];     &quot;Cruise&quot;;     IF(       [.A1419] &lt; [.$C$8];       &quot;Decel&quot;;       &quot;Stop&quot;     )   ) )" office:value-type="string" office:string-value="Cruise">
            <text:p>Cruise</text:p>
          </table:table-cell>
          <table:table-cell table:formula="of:=IF(   [.B1419]=&quot;Accel&quot;;   [.$C$1];   IF(     [.B1419]=&quot;Cruise&quot;;     0;     IF([.B1419]=&quot;Decel&quot;; -[.$C$1]; 0)   ) )" office:value-type="float" office:value="0">
            <text:p>0</text:p>
          </table:table-cell>
          <table:table-cell table:formula="of:=IF(   [.B1419]=&quot;Stop&quot;;   0;   MAX(     0;     MIN(       [.$C$2];       [.D1418] + [.C1419] * [.$C$4]     )   ) )" office:value-type="float" office:value="9.75">
            <text:p>9.75</text:p>
          </table:table-cell>
          <table:table-cell table:formula="of:=IF(   [.B1419]=&quot;Stop&quot;;   [.$C$3];   [.E1418] + [.D1419] * [.$C$4] )" office:value-type="float" office:value="67.7137499999982">
            <text:p>67.71</text:p>
          </table:table-cell>
          <table:table-cell table:number-columns-repeated="872"/>
        </table:table-row>
        <table:table-row table:style-name="ro3">
          <table:table-cell table:formula="of:=[.A1419]+[.$C$4]" office:value-type="float" office:value="7.04499999999987">
            <text:p>7.045</text:p>
          </table:table-cell>
          <table:table-cell table:formula="of:=IF(   [.A1420] &lt; [.$C$5];   &quot;Accel&quot;;   IF(     [.A1420] &lt; [.$C$5] + [.$C$7];     &quot;Cruise&quot;;     IF(       [.A1420] &lt; [.$C$8];       &quot;Decel&quot;;       &quot;Stop&quot;     )   ) )" office:value-type="string" office:string-value="Cruise">
            <text:p>Cruise</text:p>
          </table:table-cell>
          <table:table-cell table:formula="of:=IF(   [.B1420]=&quot;Accel&quot;;   [.$C$1];   IF(     [.B1420]=&quot;Cruise&quot;;     0;     IF([.B1420]=&quot;Decel&quot;; -[.$C$1]; 0)   ) )" office:value-type="float" office:value="0">
            <text:p>0</text:p>
          </table:table-cell>
          <table:table-cell table:formula="of:=IF(   [.B1420]=&quot;Stop&quot;;   0;   MAX(     0;     MIN(       [.$C$2];       [.D1419] + [.C1420] * [.$C$4]     )   ) )" office:value-type="float" office:value="9.75">
            <text:p>9.75</text:p>
          </table:table-cell>
          <table:table-cell table:formula="of:=IF(   [.B1420]=&quot;Stop&quot;;   [.$C$3];   [.E1419] + [.D1420] * [.$C$4] )" office:value-type="float" office:value="67.7624999999982">
            <text:p>67.76</text:p>
          </table:table-cell>
          <table:table-cell table:number-columns-repeated="872"/>
        </table:table-row>
        <table:table-row table:style-name="ro3">
          <table:table-cell table:formula="of:=[.A1420]+[.$C$4]" office:value-type="float" office:value="7.04999999999987">
            <text:p>7.050</text:p>
          </table:table-cell>
          <table:table-cell table:formula="of:=IF(   [.A1421] &lt; [.$C$5];   &quot;Accel&quot;;   IF(     [.A1421] &lt; [.$C$5] + [.$C$7];     &quot;Cruise&quot;;     IF(       [.A1421] &lt; [.$C$8];       &quot;Decel&quot;;       &quot;Stop&quot;     )   ) )" office:value-type="string" office:string-value="Cruise">
            <text:p>Cruise</text:p>
          </table:table-cell>
          <table:table-cell table:formula="of:=IF(   [.B1421]=&quot;Accel&quot;;   [.$C$1];   IF(     [.B1421]=&quot;Cruise&quot;;     0;     IF([.B1421]=&quot;Decel&quot;; -[.$C$1]; 0)   ) )" office:value-type="float" office:value="0">
            <text:p>0</text:p>
          </table:table-cell>
          <table:table-cell table:formula="of:=IF(   [.B1421]=&quot;Stop&quot;;   0;   MAX(     0;     MIN(       [.$C$2];       [.D1420] + [.C1421] * [.$C$4]     )   ) )" office:value-type="float" office:value="9.75">
            <text:p>9.75</text:p>
          </table:table-cell>
          <table:table-cell table:formula="of:=IF(   [.B1421]=&quot;Stop&quot;;   [.$C$3];   [.E1420] + [.D1421] * [.$C$4] )" office:value-type="float" office:value="67.8112499999982">
            <text:p>67.81</text:p>
          </table:table-cell>
          <table:table-cell table:number-columns-repeated="872"/>
        </table:table-row>
        <table:table-row table:style-name="ro3">
          <table:table-cell table:formula="of:=[.A1421]+[.$C$4]" office:value-type="float" office:value="7.05499999999987">
            <text:p>7.055</text:p>
          </table:table-cell>
          <table:table-cell table:formula="of:=IF(   [.A1422] &lt; [.$C$5];   &quot;Accel&quot;;   IF(     [.A1422] &lt; [.$C$5] + [.$C$7];     &quot;Cruise&quot;;     IF(       [.A1422] &lt; [.$C$8];       &quot;Decel&quot;;       &quot;Stop&quot;     )   ) )" office:value-type="string" office:string-value="Cruise">
            <text:p>Cruise</text:p>
          </table:table-cell>
          <table:table-cell table:formula="of:=IF(   [.B1422]=&quot;Accel&quot;;   [.$C$1];   IF(     [.B1422]=&quot;Cruise&quot;;     0;     IF([.B1422]=&quot;Decel&quot;; -[.$C$1]; 0)   ) )" office:value-type="float" office:value="0">
            <text:p>0</text:p>
          </table:table-cell>
          <table:table-cell table:formula="of:=IF(   [.B1422]=&quot;Stop&quot;;   0;   MAX(     0;     MIN(       [.$C$2];       [.D1421] + [.C1422] * [.$C$4]     )   ) )" office:value-type="float" office:value="9.75">
            <text:p>9.75</text:p>
          </table:table-cell>
          <table:table-cell table:formula="of:=IF(   [.B1422]=&quot;Stop&quot;;   [.$C$3];   [.E1421] + [.D1422] * [.$C$4] )" office:value-type="float" office:value="67.8599999999982">
            <text:p>67.86</text:p>
          </table:table-cell>
          <table:table-cell table:number-columns-repeated="872"/>
        </table:table-row>
        <table:table-row table:style-name="ro3">
          <table:table-cell table:formula="of:=[.A1422]+[.$C$4]" office:value-type="float" office:value="7.05999999999987">
            <text:p>7.060</text:p>
          </table:table-cell>
          <table:table-cell table:formula="of:=IF(   [.A1423] &lt; [.$C$5];   &quot;Accel&quot;;   IF(     [.A1423] &lt; [.$C$5] + [.$C$7];     &quot;Cruise&quot;;     IF(       [.A1423] &lt; [.$C$8];       &quot;Decel&quot;;       &quot;Stop&quot;     )   ) )" office:value-type="string" office:string-value="Cruise">
            <text:p>Cruise</text:p>
          </table:table-cell>
          <table:table-cell table:formula="of:=IF(   [.B1423]=&quot;Accel&quot;;   [.$C$1];   IF(     [.B1423]=&quot;Cruise&quot;;     0;     IF([.B1423]=&quot;Decel&quot;; -[.$C$1]; 0)   ) )" office:value-type="float" office:value="0">
            <text:p>0</text:p>
          </table:table-cell>
          <table:table-cell table:formula="of:=IF(   [.B1423]=&quot;Stop&quot;;   0;   MAX(     0;     MIN(       [.$C$2];       [.D1422] + [.C1423] * [.$C$4]     )   ) )" office:value-type="float" office:value="9.75">
            <text:p>9.75</text:p>
          </table:table-cell>
          <table:table-cell table:formula="of:=IF(   [.B1423]=&quot;Stop&quot;;   [.$C$3];   [.E1422] + [.D1423] * [.$C$4] )" office:value-type="float" office:value="67.9087499999982">
            <text:p>67.91</text:p>
          </table:table-cell>
          <table:table-cell table:number-columns-repeated="872"/>
        </table:table-row>
        <table:table-row table:style-name="ro3">
          <table:table-cell table:formula="of:=[.A1423]+[.$C$4]" office:value-type="float" office:value="7.06499999999987">
            <text:p>7.065</text:p>
          </table:table-cell>
          <table:table-cell table:formula="of:=IF(   [.A1424] &lt; [.$C$5];   &quot;Accel&quot;;   IF(     [.A1424] &lt; [.$C$5] + [.$C$7];     &quot;Cruise&quot;;     IF(       [.A1424] &lt; [.$C$8];       &quot;Decel&quot;;       &quot;Stop&quot;     )   ) )" office:value-type="string" office:string-value="Cruise">
            <text:p>Cruise</text:p>
          </table:table-cell>
          <table:table-cell table:formula="of:=IF(   [.B1424]=&quot;Accel&quot;;   [.$C$1];   IF(     [.B1424]=&quot;Cruise&quot;;     0;     IF([.B1424]=&quot;Decel&quot;; -[.$C$1]; 0)   ) )" office:value-type="float" office:value="0">
            <text:p>0</text:p>
          </table:table-cell>
          <table:table-cell table:formula="of:=IF(   [.B1424]=&quot;Stop&quot;;   0;   MAX(     0;     MIN(       [.$C$2];       [.D1423] + [.C1424] * [.$C$4]     )   ) )" office:value-type="float" office:value="9.75">
            <text:p>9.75</text:p>
          </table:table-cell>
          <table:table-cell table:formula="of:=IF(   [.B1424]=&quot;Stop&quot;;   [.$C$3];   [.E1423] + [.D1424] * [.$C$4] )" office:value-type="float" office:value="67.9574999999982">
            <text:p>67.96</text:p>
          </table:table-cell>
          <table:table-cell table:number-columns-repeated="872"/>
        </table:table-row>
        <table:table-row table:style-name="ro3">
          <table:table-cell table:formula="of:=[.A1424]+[.$C$4]" office:value-type="float" office:value="7.06999999999987">
            <text:p>7.070</text:p>
          </table:table-cell>
          <table:table-cell table:formula="of:=IF(   [.A1425] &lt; [.$C$5];   &quot;Accel&quot;;   IF(     [.A1425] &lt; [.$C$5] + [.$C$7];     &quot;Cruise&quot;;     IF(       [.A1425] &lt; [.$C$8];       &quot;Decel&quot;;       &quot;Stop&quot;     )   ) )" office:value-type="string" office:string-value="Cruise">
            <text:p>Cruise</text:p>
          </table:table-cell>
          <table:table-cell table:formula="of:=IF(   [.B1425]=&quot;Accel&quot;;   [.$C$1];   IF(     [.B1425]=&quot;Cruise&quot;;     0;     IF([.B1425]=&quot;Decel&quot;; -[.$C$1]; 0)   ) )" office:value-type="float" office:value="0">
            <text:p>0</text:p>
          </table:table-cell>
          <table:table-cell table:formula="of:=IF(   [.B1425]=&quot;Stop&quot;;   0;   MAX(     0;     MIN(       [.$C$2];       [.D1424] + [.C1425] * [.$C$4]     )   ) )" office:value-type="float" office:value="9.75">
            <text:p>9.75</text:p>
          </table:table-cell>
          <table:table-cell table:formula="of:=IF(   [.B1425]=&quot;Stop&quot;;   [.$C$3];   [.E1424] + [.D1425] * [.$C$4] )" office:value-type="float" office:value="68.0062499999982">
            <text:p>68.01</text:p>
          </table:table-cell>
          <table:table-cell table:number-columns-repeated="872"/>
        </table:table-row>
        <table:table-row table:style-name="ro3">
          <table:table-cell table:formula="of:=[.A1425]+[.$C$4]" office:value-type="float" office:value="7.07499999999987">
            <text:p>7.075</text:p>
          </table:table-cell>
          <table:table-cell table:formula="of:=IF(   [.A1426] &lt; [.$C$5];   &quot;Accel&quot;;   IF(     [.A1426] &lt; [.$C$5] + [.$C$7];     &quot;Cruise&quot;;     IF(       [.A1426] &lt; [.$C$8];       &quot;Decel&quot;;       &quot;Stop&quot;     )   ) )" office:value-type="string" office:string-value="Cruise">
            <text:p>Cruise</text:p>
          </table:table-cell>
          <table:table-cell table:formula="of:=IF(   [.B1426]=&quot;Accel&quot;;   [.$C$1];   IF(     [.B1426]=&quot;Cruise&quot;;     0;     IF([.B1426]=&quot;Decel&quot;; -[.$C$1]; 0)   ) )" office:value-type="float" office:value="0">
            <text:p>0</text:p>
          </table:table-cell>
          <table:table-cell table:formula="of:=IF(   [.B1426]=&quot;Stop&quot;;   0;   MAX(     0;     MIN(       [.$C$2];       [.D1425] + [.C1426] * [.$C$4]     )   ) )" office:value-type="float" office:value="9.75">
            <text:p>9.75</text:p>
          </table:table-cell>
          <table:table-cell table:formula="of:=IF(   [.B1426]=&quot;Stop&quot;;   [.$C$3];   [.E1425] + [.D1426] * [.$C$4] )" office:value-type="float" office:value="68.0549999999982">
            <text:p>68.05</text:p>
          </table:table-cell>
          <table:table-cell table:number-columns-repeated="872"/>
        </table:table-row>
        <table:table-row table:style-name="ro3">
          <table:table-cell table:formula="of:=[.A1426]+[.$C$4]" office:value-type="float" office:value="7.07999999999987">
            <text:p>7.080</text:p>
          </table:table-cell>
          <table:table-cell table:formula="of:=IF(   [.A1427] &lt; [.$C$5];   &quot;Accel&quot;;   IF(     [.A1427] &lt; [.$C$5] + [.$C$7];     &quot;Cruise&quot;;     IF(       [.A1427] &lt; [.$C$8];       &quot;Decel&quot;;       &quot;Stop&quot;     )   ) )" office:value-type="string" office:string-value="Cruise">
            <text:p>Cruise</text:p>
          </table:table-cell>
          <table:table-cell table:formula="of:=IF(   [.B1427]=&quot;Accel&quot;;   [.$C$1];   IF(     [.B1427]=&quot;Cruise&quot;;     0;     IF([.B1427]=&quot;Decel&quot;; -[.$C$1]; 0)   ) )" office:value-type="float" office:value="0">
            <text:p>0</text:p>
          </table:table-cell>
          <table:table-cell table:formula="of:=IF(   [.B1427]=&quot;Stop&quot;;   0;   MAX(     0;     MIN(       [.$C$2];       [.D1426] + [.C1427] * [.$C$4]     )   ) )" office:value-type="float" office:value="9.75">
            <text:p>9.75</text:p>
          </table:table-cell>
          <table:table-cell table:formula="of:=IF(   [.B1427]=&quot;Stop&quot;;   [.$C$3];   [.E1426] + [.D1427] * [.$C$4] )" office:value-type="float" office:value="68.1037499999982">
            <text:p>68.10</text:p>
          </table:table-cell>
          <table:table-cell table:number-columns-repeated="872"/>
        </table:table-row>
        <table:table-row table:style-name="ro3">
          <table:table-cell table:formula="of:=[.A1427]+[.$C$4]" office:value-type="float" office:value="7.08499999999987">
            <text:p>7.085</text:p>
          </table:table-cell>
          <table:table-cell table:formula="of:=IF(   [.A1428] &lt; [.$C$5];   &quot;Accel&quot;;   IF(     [.A1428] &lt; [.$C$5] + [.$C$7];     &quot;Cruise&quot;;     IF(       [.A1428] &lt; [.$C$8];       &quot;Decel&quot;;       &quot;Stop&quot;     )   ) )" office:value-type="string" office:string-value="Cruise">
            <text:p>Cruise</text:p>
          </table:table-cell>
          <table:table-cell table:formula="of:=IF(   [.B1428]=&quot;Accel&quot;;   [.$C$1];   IF(     [.B1428]=&quot;Cruise&quot;;     0;     IF([.B1428]=&quot;Decel&quot;; -[.$C$1]; 0)   ) )" office:value-type="float" office:value="0">
            <text:p>0</text:p>
          </table:table-cell>
          <table:table-cell table:formula="of:=IF(   [.B1428]=&quot;Stop&quot;;   0;   MAX(     0;     MIN(       [.$C$2];       [.D1427] + [.C1428] * [.$C$4]     )   ) )" office:value-type="float" office:value="9.75">
            <text:p>9.75</text:p>
          </table:table-cell>
          <table:table-cell table:formula="of:=IF(   [.B1428]=&quot;Stop&quot;;   [.$C$3];   [.E1427] + [.D1428] * [.$C$4] )" office:value-type="float" office:value="68.1524999999982">
            <text:p>68.15</text:p>
          </table:table-cell>
          <table:table-cell table:number-columns-repeated="872"/>
        </table:table-row>
        <table:table-row table:style-name="ro3">
          <table:table-cell table:formula="of:=[.A1428]+[.$C$4]" office:value-type="float" office:value="7.08999999999987">
            <text:p>7.090</text:p>
          </table:table-cell>
          <table:table-cell table:formula="of:=IF(   [.A1429] &lt; [.$C$5];   &quot;Accel&quot;;   IF(     [.A1429] &lt; [.$C$5] + [.$C$7];     &quot;Cruise&quot;;     IF(       [.A1429] &lt; [.$C$8];       &quot;Decel&quot;;       &quot;Stop&quot;     )   ) )" office:value-type="string" office:string-value="Cruise">
            <text:p>Cruise</text:p>
          </table:table-cell>
          <table:table-cell table:formula="of:=IF(   [.B1429]=&quot;Accel&quot;;   [.$C$1];   IF(     [.B1429]=&quot;Cruise&quot;;     0;     IF([.B1429]=&quot;Decel&quot;; -[.$C$1]; 0)   ) )" office:value-type="float" office:value="0">
            <text:p>0</text:p>
          </table:table-cell>
          <table:table-cell table:formula="of:=IF(   [.B1429]=&quot;Stop&quot;;   0;   MAX(     0;     MIN(       [.$C$2];       [.D1428] + [.C1429] * [.$C$4]     )   ) )" office:value-type="float" office:value="9.75">
            <text:p>9.75</text:p>
          </table:table-cell>
          <table:table-cell table:formula="of:=IF(   [.B1429]=&quot;Stop&quot;;   [.$C$3];   [.E1428] + [.D1429] * [.$C$4] )" office:value-type="float" office:value="68.2012499999982">
            <text:p>68.20</text:p>
          </table:table-cell>
          <table:table-cell table:number-columns-repeated="872"/>
        </table:table-row>
        <table:table-row table:style-name="ro3">
          <table:table-cell table:formula="of:=[.A1429]+[.$C$4]" office:value-type="float" office:value="7.09499999999987">
            <text:p>7.095</text:p>
          </table:table-cell>
          <table:table-cell table:formula="of:=IF(   [.A1430] &lt; [.$C$5];   &quot;Accel&quot;;   IF(     [.A1430] &lt; [.$C$5] + [.$C$7];     &quot;Cruise&quot;;     IF(       [.A1430] &lt; [.$C$8];       &quot;Decel&quot;;       &quot;Stop&quot;     )   ) )" office:value-type="string" office:string-value="Cruise">
            <text:p>Cruise</text:p>
          </table:table-cell>
          <table:table-cell table:formula="of:=IF(   [.B1430]=&quot;Accel&quot;;   [.$C$1];   IF(     [.B1430]=&quot;Cruise&quot;;     0;     IF([.B1430]=&quot;Decel&quot;; -[.$C$1]; 0)   ) )" office:value-type="float" office:value="0">
            <text:p>0</text:p>
          </table:table-cell>
          <table:table-cell table:formula="of:=IF(   [.B1430]=&quot;Stop&quot;;   0;   MAX(     0;     MIN(       [.$C$2];       [.D1429] + [.C1430] * [.$C$4]     )   ) )" office:value-type="float" office:value="9.75">
            <text:p>9.75</text:p>
          </table:table-cell>
          <table:table-cell table:formula="of:=IF(   [.B1430]=&quot;Stop&quot;;   [.$C$3];   [.E1429] + [.D1430] * [.$C$4] )" office:value-type="float" office:value="68.2499999999982">
            <text:p>68.25</text:p>
          </table:table-cell>
          <table:table-cell table:number-columns-repeated="872"/>
        </table:table-row>
        <table:table-row table:style-name="ro3">
          <table:table-cell table:formula="of:=[.A1430]+[.$C$4]" office:value-type="float" office:value="7.09999999999987">
            <text:p>7.100</text:p>
          </table:table-cell>
          <table:table-cell table:formula="of:=IF(   [.A1431] &lt; [.$C$5];   &quot;Accel&quot;;   IF(     [.A1431] &lt; [.$C$5] + [.$C$7];     &quot;Cruise&quot;;     IF(       [.A1431] &lt; [.$C$8];       &quot;Decel&quot;;       &quot;Stop&quot;     )   ) )" office:value-type="string" office:string-value="Cruise">
            <text:p>Cruise</text:p>
          </table:table-cell>
          <table:table-cell table:formula="of:=IF(   [.B1431]=&quot;Accel&quot;;   [.$C$1];   IF(     [.B1431]=&quot;Cruise&quot;;     0;     IF([.B1431]=&quot;Decel&quot;; -[.$C$1]; 0)   ) )" office:value-type="float" office:value="0">
            <text:p>0</text:p>
          </table:table-cell>
          <table:table-cell table:formula="of:=IF(   [.B1431]=&quot;Stop&quot;;   0;   MAX(     0;     MIN(       [.$C$2];       [.D1430] + [.C1431] * [.$C$4]     )   ) )" office:value-type="float" office:value="9.75">
            <text:p>9.75</text:p>
          </table:table-cell>
          <table:table-cell table:formula="of:=IF(   [.B1431]=&quot;Stop&quot;;   [.$C$3];   [.E1430] + [.D1431] * [.$C$4] )" office:value-type="float" office:value="68.2987499999982">
            <text:p>68.30</text:p>
          </table:table-cell>
          <table:table-cell table:number-columns-repeated="872"/>
        </table:table-row>
        <table:table-row table:style-name="ro3">
          <table:table-cell table:formula="of:=[.A1431]+[.$C$4]" office:value-type="float" office:value="7.10499999999987">
            <text:p>7.105</text:p>
          </table:table-cell>
          <table:table-cell table:formula="of:=IF(   [.A1432] &lt; [.$C$5];   &quot;Accel&quot;;   IF(     [.A1432] &lt; [.$C$5] + [.$C$7];     &quot;Cruise&quot;;     IF(       [.A1432] &lt; [.$C$8];       &quot;Decel&quot;;       &quot;Stop&quot;     )   ) )" office:value-type="string" office:string-value="Cruise">
            <text:p>Cruise</text:p>
          </table:table-cell>
          <table:table-cell table:formula="of:=IF(   [.B1432]=&quot;Accel&quot;;   [.$C$1];   IF(     [.B1432]=&quot;Cruise&quot;;     0;     IF([.B1432]=&quot;Decel&quot;; -[.$C$1]; 0)   ) )" office:value-type="float" office:value="0">
            <text:p>0</text:p>
          </table:table-cell>
          <table:table-cell table:formula="of:=IF(   [.B1432]=&quot;Stop&quot;;   0;   MAX(     0;     MIN(       [.$C$2];       [.D1431] + [.C1432] * [.$C$4]     )   ) )" office:value-type="float" office:value="9.75">
            <text:p>9.75</text:p>
          </table:table-cell>
          <table:table-cell table:formula="of:=IF(   [.B1432]=&quot;Stop&quot;;   [.$C$3];   [.E1431] + [.D1432] * [.$C$4] )" office:value-type="float" office:value="68.3474999999982">
            <text:p>68.35</text:p>
          </table:table-cell>
          <table:table-cell table:number-columns-repeated="872"/>
        </table:table-row>
        <table:table-row table:style-name="ro3">
          <table:table-cell table:formula="of:=[.A1432]+[.$C$4]" office:value-type="float" office:value="7.10999999999987">
            <text:p>7.110</text:p>
          </table:table-cell>
          <table:table-cell table:formula="of:=IF(   [.A1433] &lt; [.$C$5];   &quot;Accel&quot;;   IF(     [.A1433] &lt; [.$C$5] + [.$C$7];     &quot;Cruise&quot;;     IF(       [.A1433] &lt; [.$C$8];       &quot;Decel&quot;;       &quot;Stop&quot;     )   ) )" office:value-type="string" office:string-value="Cruise">
            <text:p>Cruise</text:p>
          </table:table-cell>
          <table:table-cell table:formula="of:=IF(   [.B1433]=&quot;Accel&quot;;   [.$C$1];   IF(     [.B1433]=&quot;Cruise&quot;;     0;     IF([.B1433]=&quot;Decel&quot;; -[.$C$1]; 0)   ) )" office:value-type="float" office:value="0">
            <text:p>0</text:p>
          </table:table-cell>
          <table:table-cell table:formula="of:=IF(   [.B1433]=&quot;Stop&quot;;   0;   MAX(     0;     MIN(       [.$C$2];       [.D1432] + [.C1433] * [.$C$4]     )   ) )" office:value-type="float" office:value="9.75">
            <text:p>9.75</text:p>
          </table:table-cell>
          <table:table-cell table:formula="of:=IF(   [.B1433]=&quot;Stop&quot;;   [.$C$3];   [.E1432] + [.D1433] * [.$C$4] )" office:value-type="float" office:value="68.3962499999982">
            <text:p>68.40</text:p>
          </table:table-cell>
          <table:table-cell table:number-columns-repeated="872"/>
        </table:table-row>
        <table:table-row table:style-name="ro3">
          <table:table-cell table:formula="of:=[.A1433]+[.$C$4]" office:value-type="float" office:value="7.11499999999987">
            <text:p>7.115</text:p>
          </table:table-cell>
          <table:table-cell table:formula="of:=IF(   [.A1434] &lt; [.$C$5];   &quot;Accel&quot;;   IF(     [.A1434] &lt; [.$C$5] + [.$C$7];     &quot;Cruise&quot;;     IF(       [.A1434] &lt; [.$C$8];       &quot;Decel&quot;;       &quot;Stop&quot;     )   ) )" office:value-type="string" office:string-value="Cruise">
            <text:p>Cruise</text:p>
          </table:table-cell>
          <table:table-cell table:formula="of:=IF(   [.B1434]=&quot;Accel&quot;;   [.$C$1];   IF(     [.B1434]=&quot;Cruise&quot;;     0;     IF([.B1434]=&quot;Decel&quot;; -[.$C$1]; 0)   ) )" office:value-type="float" office:value="0">
            <text:p>0</text:p>
          </table:table-cell>
          <table:table-cell table:formula="of:=IF(   [.B1434]=&quot;Stop&quot;;   0;   MAX(     0;     MIN(       [.$C$2];       [.D1433] + [.C1434] * [.$C$4]     )   ) )" office:value-type="float" office:value="9.75">
            <text:p>9.75</text:p>
          </table:table-cell>
          <table:table-cell table:formula="of:=IF(   [.B1434]=&quot;Stop&quot;;   [.$C$3];   [.E1433] + [.D1434] * [.$C$4] )" office:value-type="float" office:value="68.4449999999982">
            <text:p>68.44</text:p>
          </table:table-cell>
          <table:table-cell table:number-columns-repeated="872"/>
        </table:table-row>
        <table:table-row table:style-name="ro3">
          <table:table-cell table:formula="of:=[.A1434]+[.$C$4]" office:value-type="float" office:value="7.11999999999987">
            <text:p>7.120</text:p>
          </table:table-cell>
          <table:table-cell table:formula="of:=IF(   [.A1435] &lt; [.$C$5];   &quot;Accel&quot;;   IF(     [.A1435] &lt; [.$C$5] + [.$C$7];     &quot;Cruise&quot;;     IF(       [.A1435] &lt; [.$C$8];       &quot;Decel&quot;;       &quot;Stop&quot;     )   ) )" office:value-type="string" office:string-value="Cruise">
            <text:p>Cruise</text:p>
          </table:table-cell>
          <table:table-cell table:formula="of:=IF(   [.B1435]=&quot;Accel&quot;;   [.$C$1];   IF(     [.B1435]=&quot;Cruise&quot;;     0;     IF([.B1435]=&quot;Decel&quot;; -[.$C$1]; 0)   ) )" office:value-type="float" office:value="0">
            <text:p>0</text:p>
          </table:table-cell>
          <table:table-cell table:formula="of:=IF(   [.B1435]=&quot;Stop&quot;;   0;   MAX(     0;     MIN(       [.$C$2];       [.D1434] + [.C1435] * [.$C$4]     )   ) )" office:value-type="float" office:value="9.75">
            <text:p>9.75</text:p>
          </table:table-cell>
          <table:table-cell table:formula="of:=IF(   [.B1435]=&quot;Stop&quot;;   [.$C$3];   [.E1434] + [.D1435] * [.$C$4] )" office:value-type="float" office:value="68.4937499999982">
            <text:p>68.49</text:p>
          </table:table-cell>
          <table:table-cell table:number-columns-repeated="872"/>
        </table:table-row>
        <table:table-row table:style-name="ro3">
          <table:table-cell table:formula="of:=[.A1435]+[.$C$4]" office:value-type="float" office:value="7.12499999999987">
            <text:p>7.125</text:p>
          </table:table-cell>
          <table:table-cell table:formula="of:=IF(   [.A1436] &lt; [.$C$5];   &quot;Accel&quot;;   IF(     [.A1436] &lt; [.$C$5] + [.$C$7];     &quot;Cruise&quot;;     IF(       [.A1436] &lt; [.$C$8];       &quot;Decel&quot;;       &quot;Stop&quot;     )   ) )" office:value-type="string" office:string-value="Cruise">
            <text:p>Cruise</text:p>
          </table:table-cell>
          <table:table-cell table:formula="of:=IF(   [.B1436]=&quot;Accel&quot;;   [.$C$1];   IF(     [.B1436]=&quot;Cruise&quot;;     0;     IF([.B1436]=&quot;Decel&quot;; -[.$C$1]; 0)   ) )" office:value-type="float" office:value="0">
            <text:p>0</text:p>
          </table:table-cell>
          <table:table-cell table:formula="of:=IF(   [.B1436]=&quot;Stop&quot;;   0;   MAX(     0;     MIN(       [.$C$2];       [.D1435] + [.C1436] * [.$C$4]     )   ) )" office:value-type="float" office:value="9.75">
            <text:p>9.75</text:p>
          </table:table-cell>
          <table:table-cell table:formula="of:=IF(   [.B1436]=&quot;Stop&quot;;   [.$C$3];   [.E1435] + [.D1436] * [.$C$4] )" office:value-type="float" office:value="68.5424999999982">
            <text:p>68.54</text:p>
          </table:table-cell>
          <table:table-cell table:number-columns-repeated="872"/>
        </table:table-row>
        <table:table-row table:style-name="ro3">
          <table:table-cell table:formula="of:=[.A1436]+[.$C$4]" office:value-type="float" office:value="7.12999999999987">
            <text:p>7.130</text:p>
          </table:table-cell>
          <table:table-cell table:formula="of:=IF(   [.A1437] &lt; [.$C$5];   &quot;Accel&quot;;   IF(     [.A1437] &lt; [.$C$5] + [.$C$7];     &quot;Cruise&quot;;     IF(       [.A1437] &lt; [.$C$8];       &quot;Decel&quot;;       &quot;Stop&quot;     )   ) )" office:value-type="string" office:string-value="Cruise">
            <text:p>Cruise</text:p>
          </table:table-cell>
          <table:table-cell table:formula="of:=IF(   [.B1437]=&quot;Accel&quot;;   [.$C$1];   IF(     [.B1437]=&quot;Cruise&quot;;     0;     IF([.B1437]=&quot;Decel&quot;; -[.$C$1]; 0)   ) )" office:value-type="float" office:value="0">
            <text:p>0</text:p>
          </table:table-cell>
          <table:table-cell table:formula="of:=IF(   [.B1437]=&quot;Stop&quot;;   0;   MAX(     0;     MIN(       [.$C$2];       [.D1436] + [.C1437] * [.$C$4]     )   ) )" office:value-type="float" office:value="9.75">
            <text:p>9.75</text:p>
          </table:table-cell>
          <table:table-cell table:formula="of:=IF(   [.B1437]=&quot;Stop&quot;;   [.$C$3];   [.E1436] + [.D1437] * [.$C$4] )" office:value-type="float" office:value="68.5912499999982">
            <text:p>68.59</text:p>
          </table:table-cell>
          <table:table-cell table:number-columns-repeated="872"/>
        </table:table-row>
        <table:table-row table:style-name="ro3">
          <table:table-cell table:formula="of:=[.A1437]+[.$C$4]" office:value-type="float" office:value="7.13499999999987">
            <text:p>7.135</text:p>
          </table:table-cell>
          <table:table-cell table:formula="of:=IF(   [.A1438] &lt; [.$C$5];   &quot;Accel&quot;;   IF(     [.A1438] &lt; [.$C$5] + [.$C$7];     &quot;Cruise&quot;;     IF(       [.A1438] &lt; [.$C$8];       &quot;Decel&quot;;       &quot;Stop&quot;     )   ) )" office:value-type="string" office:string-value="Cruise">
            <text:p>Cruise</text:p>
          </table:table-cell>
          <table:table-cell table:formula="of:=IF(   [.B1438]=&quot;Accel&quot;;   [.$C$1];   IF(     [.B1438]=&quot;Cruise&quot;;     0;     IF([.B1438]=&quot;Decel&quot;; -[.$C$1]; 0)   ) )" office:value-type="float" office:value="0">
            <text:p>0</text:p>
          </table:table-cell>
          <table:table-cell table:formula="of:=IF(   [.B1438]=&quot;Stop&quot;;   0;   MAX(     0;     MIN(       [.$C$2];       [.D1437] + [.C1438] * [.$C$4]     )   ) )" office:value-type="float" office:value="9.75">
            <text:p>9.75</text:p>
          </table:table-cell>
          <table:table-cell table:formula="of:=IF(   [.B1438]=&quot;Stop&quot;;   [.$C$3];   [.E1437] + [.D1438] * [.$C$4] )" office:value-type="float" office:value="68.6399999999982">
            <text:p>68.64</text:p>
          </table:table-cell>
          <table:table-cell table:number-columns-repeated="872"/>
        </table:table-row>
        <table:table-row table:style-name="ro3">
          <table:table-cell table:formula="of:=[.A1438]+[.$C$4]" office:value-type="float" office:value="7.13999999999987">
            <text:p>7.140</text:p>
          </table:table-cell>
          <table:table-cell table:formula="of:=IF(   [.A1439] &lt; [.$C$5];   &quot;Accel&quot;;   IF(     [.A1439] &lt; [.$C$5] + [.$C$7];     &quot;Cruise&quot;;     IF(       [.A1439] &lt; [.$C$8];       &quot;Decel&quot;;       &quot;Stop&quot;     )   ) )" office:value-type="string" office:string-value="Cruise">
            <text:p>Cruise</text:p>
          </table:table-cell>
          <table:table-cell table:formula="of:=IF(   [.B1439]=&quot;Accel&quot;;   [.$C$1];   IF(     [.B1439]=&quot;Cruise&quot;;     0;     IF([.B1439]=&quot;Decel&quot;; -[.$C$1]; 0)   ) )" office:value-type="float" office:value="0">
            <text:p>0</text:p>
          </table:table-cell>
          <table:table-cell table:formula="of:=IF(   [.B1439]=&quot;Stop&quot;;   0;   MAX(     0;     MIN(       [.$C$2];       [.D1438] + [.C1439] * [.$C$4]     )   ) )" office:value-type="float" office:value="9.75">
            <text:p>9.75</text:p>
          </table:table-cell>
          <table:table-cell table:formula="of:=IF(   [.B1439]=&quot;Stop&quot;;   [.$C$3];   [.E1438] + [.D1439] * [.$C$4] )" office:value-type="float" office:value="68.6887499999982">
            <text:p>68.69</text:p>
          </table:table-cell>
          <table:table-cell table:number-columns-repeated="872"/>
        </table:table-row>
        <table:table-row table:style-name="ro3">
          <table:table-cell table:formula="of:=[.A1439]+[.$C$4]" office:value-type="float" office:value="7.14499999999987">
            <text:p>7.145</text:p>
          </table:table-cell>
          <table:table-cell table:formula="of:=IF(   [.A1440] &lt; [.$C$5];   &quot;Accel&quot;;   IF(     [.A1440] &lt; [.$C$5] + [.$C$7];     &quot;Cruise&quot;;     IF(       [.A1440] &lt; [.$C$8];       &quot;Decel&quot;;       &quot;Stop&quot;     )   ) )" office:value-type="string" office:string-value="Cruise">
            <text:p>Cruise</text:p>
          </table:table-cell>
          <table:table-cell table:formula="of:=IF(   [.B1440]=&quot;Accel&quot;;   [.$C$1];   IF(     [.B1440]=&quot;Cruise&quot;;     0;     IF([.B1440]=&quot;Decel&quot;; -[.$C$1]; 0)   ) )" office:value-type="float" office:value="0">
            <text:p>0</text:p>
          </table:table-cell>
          <table:table-cell table:formula="of:=IF(   [.B1440]=&quot;Stop&quot;;   0;   MAX(     0;     MIN(       [.$C$2];       [.D1439] + [.C1440] * [.$C$4]     )   ) )" office:value-type="float" office:value="9.75">
            <text:p>9.75</text:p>
          </table:table-cell>
          <table:table-cell table:formula="of:=IF(   [.B1440]=&quot;Stop&quot;;   [.$C$3];   [.E1439] + [.D1440] * [.$C$4] )" office:value-type="float" office:value="68.7374999999982">
            <text:p>68.74</text:p>
          </table:table-cell>
          <table:table-cell table:number-columns-repeated="872"/>
        </table:table-row>
        <table:table-row table:style-name="ro3">
          <table:table-cell table:formula="of:=[.A1440]+[.$C$4]" office:value-type="float" office:value="7.14999999999987">
            <text:p>7.150</text:p>
          </table:table-cell>
          <table:table-cell table:formula="of:=IF(   [.A1441] &lt; [.$C$5];   &quot;Accel&quot;;   IF(     [.A1441] &lt; [.$C$5] + [.$C$7];     &quot;Cruise&quot;;     IF(       [.A1441] &lt; [.$C$8];       &quot;Decel&quot;;       &quot;Stop&quot;     )   ) )" office:value-type="string" office:string-value="Cruise">
            <text:p>Cruise</text:p>
          </table:table-cell>
          <table:table-cell table:formula="of:=IF(   [.B1441]=&quot;Accel&quot;;   [.$C$1];   IF(     [.B1441]=&quot;Cruise&quot;;     0;     IF([.B1441]=&quot;Decel&quot;; -[.$C$1]; 0)   ) )" office:value-type="float" office:value="0">
            <text:p>0</text:p>
          </table:table-cell>
          <table:table-cell table:formula="of:=IF(   [.B1441]=&quot;Stop&quot;;   0;   MAX(     0;     MIN(       [.$C$2];       [.D1440] + [.C1441] * [.$C$4]     )   ) )" office:value-type="float" office:value="9.75">
            <text:p>9.75</text:p>
          </table:table-cell>
          <table:table-cell table:formula="of:=IF(   [.B1441]=&quot;Stop&quot;;   [.$C$3];   [.E1440] + [.D1441] * [.$C$4] )" office:value-type="float" office:value="68.7862499999982">
            <text:p>68.79</text:p>
          </table:table-cell>
          <table:table-cell table:number-columns-repeated="872"/>
        </table:table-row>
        <table:table-row table:style-name="ro3">
          <table:table-cell table:formula="of:=[.A1441]+[.$C$4]" office:value-type="float" office:value="7.15499999999987">
            <text:p>7.155</text:p>
          </table:table-cell>
          <table:table-cell table:formula="of:=IF(   [.A1442] &lt; [.$C$5];   &quot;Accel&quot;;   IF(     [.A1442] &lt; [.$C$5] + [.$C$7];     &quot;Cruise&quot;;     IF(       [.A1442] &lt; [.$C$8];       &quot;Decel&quot;;       &quot;Stop&quot;     )   ) )" office:value-type="string" office:string-value="Cruise">
            <text:p>Cruise</text:p>
          </table:table-cell>
          <table:table-cell table:formula="of:=IF(   [.B1442]=&quot;Accel&quot;;   [.$C$1];   IF(     [.B1442]=&quot;Cruise&quot;;     0;     IF([.B1442]=&quot;Decel&quot;; -[.$C$1]; 0)   ) )" office:value-type="float" office:value="0">
            <text:p>0</text:p>
          </table:table-cell>
          <table:table-cell table:formula="of:=IF(   [.B1442]=&quot;Stop&quot;;   0;   MAX(     0;     MIN(       [.$C$2];       [.D1441] + [.C1442] * [.$C$4]     )   ) )" office:value-type="float" office:value="9.75">
            <text:p>9.75</text:p>
          </table:table-cell>
          <table:table-cell table:formula="of:=IF(   [.B1442]=&quot;Stop&quot;;   [.$C$3];   [.E1441] + [.D1442] * [.$C$4] )" office:value-type="float" office:value="68.8349999999982">
            <text:p>68.83</text:p>
          </table:table-cell>
          <table:table-cell table:number-columns-repeated="872"/>
        </table:table-row>
        <table:table-row table:style-name="ro3">
          <table:table-cell table:formula="of:=[.A1442]+[.$C$4]" office:value-type="float" office:value="7.15999999999987">
            <text:p>7.160</text:p>
          </table:table-cell>
          <table:table-cell table:formula="of:=IF(   [.A1443] &lt; [.$C$5];   &quot;Accel&quot;;   IF(     [.A1443] &lt; [.$C$5] + [.$C$7];     &quot;Cruise&quot;;     IF(       [.A1443] &lt; [.$C$8];       &quot;Decel&quot;;       &quot;Stop&quot;     )   ) )" office:value-type="string" office:string-value="Cruise">
            <text:p>Cruise</text:p>
          </table:table-cell>
          <table:table-cell table:formula="of:=IF(   [.B1443]=&quot;Accel&quot;;   [.$C$1];   IF(     [.B1443]=&quot;Cruise&quot;;     0;     IF([.B1443]=&quot;Decel&quot;; -[.$C$1]; 0)   ) )" office:value-type="float" office:value="0">
            <text:p>0</text:p>
          </table:table-cell>
          <table:table-cell table:formula="of:=IF(   [.B1443]=&quot;Stop&quot;;   0;   MAX(     0;     MIN(       [.$C$2];       [.D1442] + [.C1443] * [.$C$4]     )   ) )" office:value-type="float" office:value="9.75">
            <text:p>9.75</text:p>
          </table:table-cell>
          <table:table-cell table:formula="of:=IF(   [.B1443]=&quot;Stop&quot;;   [.$C$3];   [.E1442] + [.D1443] * [.$C$4] )" office:value-type="float" office:value="68.8837499999982">
            <text:p>68.88</text:p>
          </table:table-cell>
          <table:table-cell table:number-columns-repeated="872"/>
        </table:table-row>
        <table:table-row table:style-name="ro3">
          <table:table-cell table:formula="of:=[.A1443]+[.$C$4]" office:value-type="float" office:value="7.16499999999987">
            <text:p>7.165</text:p>
          </table:table-cell>
          <table:table-cell table:formula="of:=IF(   [.A1444] &lt; [.$C$5];   &quot;Accel&quot;;   IF(     [.A1444] &lt; [.$C$5] + [.$C$7];     &quot;Cruise&quot;;     IF(       [.A1444] &lt; [.$C$8];       &quot;Decel&quot;;       &quot;Stop&quot;     )   ) )" office:value-type="string" office:string-value="Cruise">
            <text:p>Cruise</text:p>
          </table:table-cell>
          <table:table-cell table:formula="of:=IF(   [.B1444]=&quot;Accel&quot;;   [.$C$1];   IF(     [.B1444]=&quot;Cruise&quot;;     0;     IF([.B1444]=&quot;Decel&quot;; -[.$C$1]; 0)   ) )" office:value-type="float" office:value="0">
            <text:p>0</text:p>
          </table:table-cell>
          <table:table-cell table:formula="of:=IF(   [.B1444]=&quot;Stop&quot;;   0;   MAX(     0;     MIN(       [.$C$2];       [.D1443] + [.C1444] * [.$C$4]     )   ) )" office:value-type="float" office:value="9.75">
            <text:p>9.75</text:p>
          </table:table-cell>
          <table:table-cell table:formula="of:=IF(   [.B1444]=&quot;Stop&quot;;   [.$C$3];   [.E1443] + [.D1444] * [.$C$4] )" office:value-type="float" office:value="68.9324999999982">
            <text:p>68.93</text:p>
          </table:table-cell>
          <table:table-cell table:number-columns-repeated="872"/>
        </table:table-row>
        <table:table-row table:style-name="ro3">
          <table:table-cell table:formula="of:=[.A1444]+[.$C$4]" office:value-type="float" office:value="7.16999999999987">
            <text:p>7.170</text:p>
          </table:table-cell>
          <table:table-cell table:formula="of:=IF(   [.A1445] &lt; [.$C$5];   &quot;Accel&quot;;   IF(     [.A1445] &lt; [.$C$5] + [.$C$7];     &quot;Cruise&quot;;     IF(       [.A1445] &lt; [.$C$8];       &quot;Decel&quot;;       &quot;Stop&quot;     )   ) )" office:value-type="string" office:string-value="Cruise">
            <text:p>Cruise</text:p>
          </table:table-cell>
          <table:table-cell table:formula="of:=IF(   [.B1445]=&quot;Accel&quot;;   [.$C$1];   IF(     [.B1445]=&quot;Cruise&quot;;     0;     IF([.B1445]=&quot;Decel&quot;; -[.$C$1]; 0)   ) )" office:value-type="float" office:value="0">
            <text:p>0</text:p>
          </table:table-cell>
          <table:table-cell table:formula="of:=IF(   [.B1445]=&quot;Stop&quot;;   0;   MAX(     0;     MIN(       [.$C$2];       [.D1444] + [.C1445] * [.$C$4]     )   ) )" office:value-type="float" office:value="9.75">
            <text:p>9.75</text:p>
          </table:table-cell>
          <table:table-cell table:formula="of:=IF(   [.B1445]=&quot;Stop&quot;;   [.$C$3];   [.E1444] + [.D1445] * [.$C$4] )" office:value-type="float" office:value="68.9812499999982">
            <text:p>68.98</text:p>
          </table:table-cell>
          <table:table-cell table:number-columns-repeated="872"/>
        </table:table-row>
        <table:table-row table:style-name="ro3">
          <table:table-cell table:formula="of:=[.A1445]+[.$C$4]" office:value-type="float" office:value="7.17499999999987">
            <text:p>7.175</text:p>
          </table:table-cell>
          <table:table-cell table:formula="of:=IF(   [.A1446] &lt; [.$C$5];   &quot;Accel&quot;;   IF(     [.A1446] &lt; [.$C$5] + [.$C$7];     &quot;Cruise&quot;;     IF(       [.A1446] &lt; [.$C$8];       &quot;Decel&quot;;       &quot;Stop&quot;     )   ) )" office:value-type="string" office:string-value="Cruise">
            <text:p>Cruise</text:p>
          </table:table-cell>
          <table:table-cell table:formula="of:=IF(   [.B1446]=&quot;Accel&quot;;   [.$C$1];   IF(     [.B1446]=&quot;Cruise&quot;;     0;     IF([.B1446]=&quot;Decel&quot;; -[.$C$1]; 0)   ) )" office:value-type="float" office:value="0">
            <text:p>0</text:p>
          </table:table-cell>
          <table:table-cell table:formula="of:=IF(   [.B1446]=&quot;Stop&quot;;   0;   MAX(     0;     MIN(       [.$C$2];       [.D1445] + [.C1446] * [.$C$4]     )   ) )" office:value-type="float" office:value="9.75">
            <text:p>9.75</text:p>
          </table:table-cell>
          <table:table-cell table:formula="of:=IF(   [.B1446]=&quot;Stop&quot;;   [.$C$3];   [.E1445] + [.D1446] * [.$C$4] )" office:value-type="float" office:value="69.0299999999982">
            <text:p>69.03</text:p>
          </table:table-cell>
          <table:table-cell table:number-columns-repeated="872"/>
        </table:table-row>
        <table:table-row table:style-name="ro3">
          <table:table-cell table:formula="of:=[.A1446]+[.$C$4]" office:value-type="float" office:value="7.17999999999987">
            <text:p>7.180</text:p>
          </table:table-cell>
          <table:table-cell table:formula="of:=IF(   [.A1447] &lt; [.$C$5];   &quot;Accel&quot;;   IF(     [.A1447] &lt; [.$C$5] + [.$C$7];     &quot;Cruise&quot;;     IF(       [.A1447] &lt; [.$C$8];       &quot;Decel&quot;;       &quot;Stop&quot;     )   ) )" office:value-type="string" office:string-value="Cruise">
            <text:p>Cruise</text:p>
          </table:table-cell>
          <table:table-cell table:formula="of:=IF(   [.B1447]=&quot;Accel&quot;;   [.$C$1];   IF(     [.B1447]=&quot;Cruise&quot;;     0;     IF([.B1447]=&quot;Decel&quot;; -[.$C$1]; 0)   ) )" office:value-type="float" office:value="0">
            <text:p>0</text:p>
          </table:table-cell>
          <table:table-cell table:formula="of:=IF(   [.B1447]=&quot;Stop&quot;;   0;   MAX(     0;     MIN(       [.$C$2];       [.D1446] + [.C1447] * [.$C$4]     )   ) )" office:value-type="float" office:value="9.75">
            <text:p>9.75</text:p>
          </table:table-cell>
          <table:table-cell table:formula="of:=IF(   [.B1447]=&quot;Stop&quot;;   [.$C$3];   [.E1446] + [.D1447] * [.$C$4] )" office:value-type="float" office:value="69.0787499999982">
            <text:p>69.08</text:p>
          </table:table-cell>
          <table:table-cell table:number-columns-repeated="872"/>
        </table:table-row>
        <table:table-row table:style-name="ro3">
          <table:table-cell table:formula="of:=[.A1447]+[.$C$4]" office:value-type="float" office:value="7.18499999999987">
            <text:p>7.185</text:p>
          </table:table-cell>
          <table:table-cell table:formula="of:=IF(   [.A1448] &lt; [.$C$5];   &quot;Accel&quot;;   IF(     [.A1448] &lt; [.$C$5] + [.$C$7];     &quot;Cruise&quot;;     IF(       [.A1448] &lt; [.$C$8];       &quot;Decel&quot;;       &quot;Stop&quot;     )   ) )" office:value-type="string" office:string-value="Cruise">
            <text:p>Cruise</text:p>
          </table:table-cell>
          <table:table-cell table:formula="of:=IF(   [.B1448]=&quot;Accel&quot;;   [.$C$1];   IF(     [.B1448]=&quot;Cruise&quot;;     0;     IF([.B1448]=&quot;Decel&quot;; -[.$C$1]; 0)   ) )" office:value-type="float" office:value="0">
            <text:p>0</text:p>
          </table:table-cell>
          <table:table-cell table:formula="of:=IF(   [.B1448]=&quot;Stop&quot;;   0;   MAX(     0;     MIN(       [.$C$2];       [.D1447] + [.C1448] * [.$C$4]     )   ) )" office:value-type="float" office:value="9.75">
            <text:p>9.75</text:p>
          </table:table-cell>
          <table:table-cell table:formula="of:=IF(   [.B1448]=&quot;Stop&quot;;   [.$C$3];   [.E1447] + [.D1448] * [.$C$4] )" office:value-type="float" office:value="69.1274999999982">
            <text:p>69.13</text:p>
          </table:table-cell>
          <table:table-cell table:number-columns-repeated="872"/>
        </table:table-row>
        <table:table-row table:style-name="ro3">
          <table:table-cell table:formula="of:=[.A1448]+[.$C$4]" office:value-type="float" office:value="7.18999999999987">
            <text:p>7.190</text:p>
          </table:table-cell>
          <table:table-cell table:formula="of:=IF(   [.A1449] &lt; [.$C$5];   &quot;Accel&quot;;   IF(     [.A1449] &lt; [.$C$5] + [.$C$7];     &quot;Cruise&quot;;     IF(       [.A1449] &lt; [.$C$8];       &quot;Decel&quot;;       &quot;Stop&quot;     )   ) )" office:value-type="string" office:string-value="Cruise">
            <text:p>Cruise</text:p>
          </table:table-cell>
          <table:table-cell table:formula="of:=IF(   [.B1449]=&quot;Accel&quot;;   [.$C$1];   IF(     [.B1449]=&quot;Cruise&quot;;     0;     IF([.B1449]=&quot;Decel&quot;; -[.$C$1]; 0)   ) )" office:value-type="float" office:value="0">
            <text:p>0</text:p>
          </table:table-cell>
          <table:table-cell table:formula="of:=IF(   [.B1449]=&quot;Stop&quot;;   0;   MAX(     0;     MIN(       [.$C$2];       [.D1448] + [.C1449] * [.$C$4]     )   ) )" office:value-type="float" office:value="9.75">
            <text:p>9.75</text:p>
          </table:table-cell>
          <table:table-cell table:formula="of:=IF(   [.B1449]=&quot;Stop&quot;;   [.$C$3];   [.E1448] + [.D1449] * [.$C$4] )" office:value-type="float" office:value="69.1762499999982">
            <text:p>69.18</text:p>
          </table:table-cell>
          <table:table-cell table:number-columns-repeated="872"/>
        </table:table-row>
        <table:table-row table:style-name="ro3">
          <table:table-cell table:formula="of:=[.A1449]+[.$C$4]" office:value-type="float" office:value="7.19499999999987">
            <text:p>7.195</text:p>
          </table:table-cell>
          <table:table-cell table:formula="of:=IF(   [.A1450] &lt; [.$C$5];   &quot;Accel&quot;;   IF(     [.A1450] &lt; [.$C$5] + [.$C$7];     &quot;Cruise&quot;;     IF(       [.A1450] &lt; [.$C$8];       &quot;Decel&quot;;       &quot;Stop&quot;     )   ) )" office:value-type="string" office:string-value="Cruise">
            <text:p>Cruise</text:p>
          </table:table-cell>
          <table:table-cell table:formula="of:=IF(   [.B1450]=&quot;Accel&quot;;   [.$C$1];   IF(     [.B1450]=&quot;Cruise&quot;;     0;     IF([.B1450]=&quot;Decel&quot;; -[.$C$1]; 0)   ) )" office:value-type="float" office:value="0">
            <text:p>0</text:p>
          </table:table-cell>
          <table:table-cell table:formula="of:=IF(   [.B1450]=&quot;Stop&quot;;   0;   MAX(     0;     MIN(       [.$C$2];       [.D1449] + [.C1450] * [.$C$4]     )   ) )" office:value-type="float" office:value="9.75">
            <text:p>9.75</text:p>
          </table:table-cell>
          <table:table-cell table:formula="of:=IF(   [.B1450]=&quot;Stop&quot;;   [.$C$3];   [.E1449] + [.D1450] * [.$C$4] )" office:value-type="float" office:value="69.2249999999982">
            <text:p>69.22</text:p>
          </table:table-cell>
          <table:table-cell table:number-columns-repeated="872"/>
        </table:table-row>
        <table:table-row table:style-name="ro3">
          <table:table-cell table:formula="of:=[.A1450]+[.$C$4]" office:value-type="float" office:value="7.19999999999987">
            <text:p>7.200</text:p>
          </table:table-cell>
          <table:table-cell table:formula="of:=IF(   [.A1451] &lt; [.$C$5];   &quot;Accel&quot;;   IF(     [.A1451] &lt; [.$C$5] + [.$C$7];     &quot;Cruise&quot;;     IF(       [.A1451] &lt; [.$C$8];       &quot;Decel&quot;;       &quot;Stop&quot;     )   ) )" office:value-type="string" office:string-value="Cruise">
            <text:p>Cruise</text:p>
          </table:table-cell>
          <table:table-cell table:formula="of:=IF(   [.B1451]=&quot;Accel&quot;;   [.$C$1];   IF(     [.B1451]=&quot;Cruise&quot;;     0;     IF([.B1451]=&quot;Decel&quot;; -[.$C$1]; 0)   ) )" office:value-type="float" office:value="0">
            <text:p>0</text:p>
          </table:table-cell>
          <table:table-cell table:formula="of:=IF(   [.B1451]=&quot;Stop&quot;;   0;   MAX(     0;     MIN(       [.$C$2];       [.D1450] + [.C1451] * [.$C$4]     )   ) )" office:value-type="float" office:value="9.75">
            <text:p>9.75</text:p>
          </table:table-cell>
          <table:table-cell table:formula="of:=IF(   [.B1451]=&quot;Stop&quot;;   [.$C$3];   [.E1450] + [.D1451] * [.$C$4] )" office:value-type="float" office:value="69.2737499999982">
            <text:p>69.27</text:p>
          </table:table-cell>
          <table:table-cell table:number-columns-repeated="872"/>
        </table:table-row>
        <table:table-row table:style-name="ro3">
          <table:table-cell table:formula="of:=[.A1451]+[.$C$4]" office:value-type="float" office:value="7.20499999999987">
            <text:p>7.205</text:p>
          </table:table-cell>
          <table:table-cell table:formula="of:=IF(   [.A1452] &lt; [.$C$5];   &quot;Accel&quot;;   IF(     [.A1452] &lt; [.$C$5] + [.$C$7];     &quot;Cruise&quot;;     IF(       [.A1452] &lt; [.$C$8];       &quot;Decel&quot;;       &quot;Stop&quot;     )   ) )" office:value-type="string" office:string-value="Cruise">
            <text:p>Cruise</text:p>
          </table:table-cell>
          <table:table-cell table:formula="of:=IF(   [.B1452]=&quot;Accel&quot;;   [.$C$1];   IF(     [.B1452]=&quot;Cruise&quot;;     0;     IF([.B1452]=&quot;Decel&quot;; -[.$C$1]; 0)   ) )" office:value-type="float" office:value="0">
            <text:p>0</text:p>
          </table:table-cell>
          <table:table-cell table:formula="of:=IF(   [.B1452]=&quot;Stop&quot;;   0;   MAX(     0;     MIN(       [.$C$2];       [.D1451] + [.C1452] * [.$C$4]     )   ) )" office:value-type="float" office:value="9.75">
            <text:p>9.75</text:p>
          </table:table-cell>
          <table:table-cell table:formula="of:=IF(   [.B1452]=&quot;Stop&quot;;   [.$C$3];   [.E1451] + [.D1452] * [.$C$4] )" office:value-type="float" office:value="69.3224999999982">
            <text:p>69.32</text:p>
          </table:table-cell>
          <table:table-cell table:number-columns-repeated="872"/>
        </table:table-row>
        <table:table-row table:style-name="ro3">
          <table:table-cell table:formula="of:=[.A1452]+[.$C$4]" office:value-type="float" office:value="7.20999999999987">
            <text:p>7.210</text:p>
          </table:table-cell>
          <table:table-cell table:formula="of:=IF(   [.A1453] &lt; [.$C$5];   &quot;Accel&quot;;   IF(     [.A1453] &lt; [.$C$5] + [.$C$7];     &quot;Cruise&quot;;     IF(       [.A1453] &lt; [.$C$8];       &quot;Decel&quot;;       &quot;Stop&quot;     )   ) )" office:value-type="string" office:string-value="Cruise">
            <text:p>Cruise</text:p>
          </table:table-cell>
          <table:table-cell table:formula="of:=IF(   [.B1453]=&quot;Accel&quot;;   [.$C$1];   IF(     [.B1453]=&quot;Cruise&quot;;     0;     IF([.B1453]=&quot;Decel&quot;; -[.$C$1]; 0)   ) )" office:value-type="float" office:value="0">
            <text:p>0</text:p>
          </table:table-cell>
          <table:table-cell table:formula="of:=IF(   [.B1453]=&quot;Stop&quot;;   0;   MAX(     0;     MIN(       [.$C$2];       [.D1452] + [.C1453] * [.$C$4]     )   ) )" office:value-type="float" office:value="9.75">
            <text:p>9.75</text:p>
          </table:table-cell>
          <table:table-cell table:formula="of:=IF(   [.B1453]=&quot;Stop&quot;;   [.$C$3];   [.E1452] + [.D1453] * [.$C$4] )" office:value-type="float" office:value="69.3712499999982">
            <text:p>69.37</text:p>
          </table:table-cell>
          <table:table-cell table:number-columns-repeated="872"/>
        </table:table-row>
        <table:table-row table:style-name="ro3">
          <table:table-cell table:formula="of:=[.A1453]+[.$C$4]" office:value-type="float" office:value="7.21499999999987">
            <text:p>7.215</text:p>
          </table:table-cell>
          <table:table-cell table:formula="of:=IF(   [.A1454] &lt; [.$C$5];   &quot;Accel&quot;;   IF(     [.A1454] &lt; [.$C$5] + [.$C$7];     &quot;Cruise&quot;;     IF(       [.A1454] &lt; [.$C$8];       &quot;Decel&quot;;       &quot;Stop&quot;     )   ) )" office:value-type="string" office:string-value="Cruise">
            <text:p>Cruise</text:p>
          </table:table-cell>
          <table:table-cell table:formula="of:=IF(   [.B1454]=&quot;Accel&quot;;   [.$C$1];   IF(     [.B1454]=&quot;Cruise&quot;;     0;     IF([.B1454]=&quot;Decel&quot;; -[.$C$1]; 0)   ) )" office:value-type="float" office:value="0">
            <text:p>0</text:p>
          </table:table-cell>
          <table:table-cell table:formula="of:=IF(   [.B1454]=&quot;Stop&quot;;   0;   MAX(     0;     MIN(       [.$C$2];       [.D1453] + [.C1454] * [.$C$4]     )   ) )" office:value-type="float" office:value="9.75">
            <text:p>9.75</text:p>
          </table:table-cell>
          <table:table-cell table:formula="of:=IF(   [.B1454]=&quot;Stop&quot;;   [.$C$3];   [.E1453] + [.D1454] * [.$C$4] )" office:value-type="float" office:value="69.4199999999982">
            <text:p>69.42</text:p>
          </table:table-cell>
          <table:table-cell table:number-columns-repeated="872"/>
        </table:table-row>
        <table:table-row table:style-name="ro3">
          <table:table-cell table:formula="of:=[.A1454]+[.$C$4]" office:value-type="float" office:value="7.21999999999987">
            <text:p>7.220</text:p>
          </table:table-cell>
          <table:table-cell table:formula="of:=IF(   [.A1455] &lt; [.$C$5];   &quot;Accel&quot;;   IF(     [.A1455] &lt; [.$C$5] + [.$C$7];     &quot;Cruise&quot;;     IF(       [.A1455] &lt; [.$C$8];       &quot;Decel&quot;;       &quot;Stop&quot;     )   ) )" office:value-type="string" office:string-value="Cruise">
            <text:p>Cruise</text:p>
          </table:table-cell>
          <table:table-cell table:formula="of:=IF(   [.B1455]=&quot;Accel&quot;;   [.$C$1];   IF(     [.B1455]=&quot;Cruise&quot;;     0;     IF([.B1455]=&quot;Decel&quot;; -[.$C$1]; 0)   ) )" office:value-type="float" office:value="0">
            <text:p>0</text:p>
          </table:table-cell>
          <table:table-cell table:formula="of:=IF(   [.B1455]=&quot;Stop&quot;;   0;   MAX(     0;     MIN(       [.$C$2];       [.D1454] + [.C1455] * [.$C$4]     )   ) )" office:value-type="float" office:value="9.75">
            <text:p>9.75</text:p>
          </table:table-cell>
          <table:table-cell table:formula="of:=IF(   [.B1455]=&quot;Stop&quot;;   [.$C$3];   [.E1454] + [.D1455] * [.$C$4] )" office:value-type="float" office:value="69.4687499999982">
            <text:p>69.47</text:p>
          </table:table-cell>
          <table:table-cell table:number-columns-repeated="872"/>
        </table:table-row>
        <table:table-row table:style-name="ro3">
          <table:table-cell table:formula="of:=[.A1455]+[.$C$4]" office:value-type="float" office:value="7.22499999999987">
            <text:p>7.225</text:p>
          </table:table-cell>
          <table:table-cell table:formula="of:=IF(   [.A1456] &lt; [.$C$5];   &quot;Accel&quot;;   IF(     [.A1456] &lt; [.$C$5] + [.$C$7];     &quot;Cruise&quot;;     IF(       [.A1456] &lt; [.$C$8];       &quot;Decel&quot;;       &quot;Stop&quot;     )   ) )" office:value-type="string" office:string-value="Cruise">
            <text:p>Cruise</text:p>
          </table:table-cell>
          <table:table-cell table:formula="of:=IF(   [.B1456]=&quot;Accel&quot;;   [.$C$1];   IF(     [.B1456]=&quot;Cruise&quot;;     0;     IF([.B1456]=&quot;Decel&quot;; -[.$C$1]; 0)   ) )" office:value-type="float" office:value="0">
            <text:p>0</text:p>
          </table:table-cell>
          <table:table-cell table:formula="of:=IF(   [.B1456]=&quot;Stop&quot;;   0;   MAX(     0;     MIN(       [.$C$2];       [.D1455] + [.C1456] * [.$C$4]     )   ) )" office:value-type="float" office:value="9.75">
            <text:p>9.75</text:p>
          </table:table-cell>
          <table:table-cell table:formula="of:=IF(   [.B1456]=&quot;Stop&quot;;   [.$C$3];   [.E1455] + [.D1456] * [.$C$4] )" office:value-type="float" office:value="69.5174999999982">
            <text:p>69.52</text:p>
          </table:table-cell>
          <table:table-cell table:number-columns-repeated="872"/>
        </table:table-row>
        <table:table-row table:style-name="ro3">
          <table:table-cell table:formula="of:=[.A1456]+[.$C$4]" office:value-type="float" office:value="7.22999999999987">
            <text:p>7.230</text:p>
          </table:table-cell>
          <table:table-cell table:formula="of:=IF(   [.A1457] &lt; [.$C$5];   &quot;Accel&quot;;   IF(     [.A1457] &lt; [.$C$5] + [.$C$7];     &quot;Cruise&quot;;     IF(       [.A1457] &lt; [.$C$8];       &quot;Decel&quot;;       &quot;Stop&quot;     )   ) )" office:value-type="string" office:string-value="Cruise">
            <text:p>Cruise</text:p>
          </table:table-cell>
          <table:table-cell table:formula="of:=IF(   [.B1457]=&quot;Accel&quot;;   [.$C$1];   IF(     [.B1457]=&quot;Cruise&quot;;     0;     IF([.B1457]=&quot;Decel&quot;; -[.$C$1]; 0)   ) )" office:value-type="float" office:value="0">
            <text:p>0</text:p>
          </table:table-cell>
          <table:table-cell table:formula="of:=IF(   [.B1457]=&quot;Stop&quot;;   0;   MAX(     0;     MIN(       [.$C$2];       [.D1456] + [.C1457] * [.$C$4]     )   ) )" office:value-type="float" office:value="9.75">
            <text:p>9.75</text:p>
          </table:table-cell>
          <table:table-cell table:formula="of:=IF(   [.B1457]=&quot;Stop&quot;;   [.$C$3];   [.E1456] + [.D1457] * [.$C$4] )" office:value-type="float" office:value="69.5662499999982">
            <text:p>69.57</text:p>
          </table:table-cell>
          <table:table-cell table:number-columns-repeated="872"/>
        </table:table-row>
        <table:table-row table:style-name="ro3">
          <table:table-cell table:formula="of:=[.A1457]+[.$C$4]" office:value-type="float" office:value="7.23499999999987">
            <text:p>7.235</text:p>
          </table:table-cell>
          <table:table-cell table:formula="of:=IF(   [.A1458] &lt; [.$C$5];   &quot;Accel&quot;;   IF(     [.A1458] &lt; [.$C$5] + [.$C$7];     &quot;Cruise&quot;;     IF(       [.A1458] &lt; [.$C$8];       &quot;Decel&quot;;       &quot;Stop&quot;     )   ) )" office:value-type="string" office:string-value="Cruise">
            <text:p>Cruise</text:p>
          </table:table-cell>
          <table:table-cell table:formula="of:=IF(   [.B1458]=&quot;Accel&quot;;   [.$C$1];   IF(     [.B1458]=&quot;Cruise&quot;;     0;     IF([.B1458]=&quot;Decel&quot;; -[.$C$1]; 0)   ) )" office:value-type="float" office:value="0">
            <text:p>0</text:p>
          </table:table-cell>
          <table:table-cell table:formula="of:=IF(   [.B1458]=&quot;Stop&quot;;   0;   MAX(     0;     MIN(       [.$C$2];       [.D1457] + [.C1458] * [.$C$4]     )   ) )" office:value-type="float" office:value="9.75">
            <text:p>9.75</text:p>
          </table:table-cell>
          <table:table-cell table:formula="of:=IF(   [.B1458]=&quot;Stop&quot;;   [.$C$3];   [.E1457] + [.D1458] * [.$C$4] )" office:value-type="float" office:value="69.6149999999981">
            <text:p>69.61</text:p>
          </table:table-cell>
          <table:table-cell table:number-columns-repeated="872"/>
        </table:table-row>
        <table:table-row table:style-name="ro3">
          <table:table-cell table:formula="of:=[.A1458]+[.$C$4]" office:value-type="float" office:value="7.23999999999987">
            <text:p>7.240</text:p>
          </table:table-cell>
          <table:table-cell table:formula="of:=IF(   [.A1459] &lt; [.$C$5];   &quot;Accel&quot;;   IF(     [.A1459] &lt; [.$C$5] + [.$C$7];     &quot;Cruise&quot;;     IF(       [.A1459] &lt; [.$C$8];       &quot;Decel&quot;;       &quot;Stop&quot;     )   ) )" office:value-type="string" office:string-value="Cruise">
            <text:p>Cruise</text:p>
          </table:table-cell>
          <table:table-cell table:formula="of:=IF(   [.B1459]=&quot;Accel&quot;;   [.$C$1];   IF(     [.B1459]=&quot;Cruise&quot;;     0;     IF([.B1459]=&quot;Decel&quot;; -[.$C$1]; 0)   ) )" office:value-type="float" office:value="0">
            <text:p>0</text:p>
          </table:table-cell>
          <table:table-cell table:formula="of:=IF(   [.B1459]=&quot;Stop&quot;;   0;   MAX(     0;     MIN(       [.$C$2];       [.D1458] + [.C1459] * [.$C$4]     )   ) )" office:value-type="float" office:value="9.75">
            <text:p>9.75</text:p>
          </table:table-cell>
          <table:table-cell table:formula="of:=IF(   [.B1459]=&quot;Stop&quot;;   [.$C$3];   [.E1458] + [.D1459] * [.$C$4] )" office:value-type="float" office:value="69.6637499999981">
            <text:p>69.66</text:p>
          </table:table-cell>
          <table:table-cell table:number-columns-repeated="872"/>
        </table:table-row>
        <table:table-row table:style-name="ro3">
          <table:table-cell table:formula="of:=[.A1459]+[.$C$4]" office:value-type="float" office:value="7.24499999999987">
            <text:p>7.245</text:p>
          </table:table-cell>
          <table:table-cell table:formula="of:=IF(   [.A1460] &lt; [.$C$5];   &quot;Accel&quot;;   IF(     [.A1460] &lt; [.$C$5] + [.$C$7];     &quot;Cruise&quot;;     IF(       [.A1460] &lt; [.$C$8];       &quot;Decel&quot;;       &quot;Stop&quot;     )   ) )" office:value-type="string" office:string-value="Cruise">
            <text:p>Cruise</text:p>
          </table:table-cell>
          <table:table-cell table:formula="of:=IF(   [.B1460]=&quot;Accel&quot;;   [.$C$1];   IF(     [.B1460]=&quot;Cruise&quot;;     0;     IF([.B1460]=&quot;Decel&quot;; -[.$C$1]; 0)   ) )" office:value-type="float" office:value="0">
            <text:p>0</text:p>
          </table:table-cell>
          <table:table-cell table:formula="of:=IF(   [.B1460]=&quot;Stop&quot;;   0;   MAX(     0;     MIN(       [.$C$2];       [.D1459] + [.C1460] * [.$C$4]     )   ) )" office:value-type="float" office:value="9.75">
            <text:p>9.75</text:p>
          </table:table-cell>
          <table:table-cell table:formula="of:=IF(   [.B1460]=&quot;Stop&quot;;   [.$C$3];   [.E1459] + [.D1460] * [.$C$4] )" office:value-type="float" office:value="69.7124999999982">
            <text:p>69.71</text:p>
          </table:table-cell>
          <table:table-cell table:number-columns-repeated="872"/>
        </table:table-row>
        <table:table-row table:style-name="ro3">
          <table:table-cell table:formula="of:=[.A1460]+[.$C$4]" office:value-type="float" office:value="7.24999999999987">
            <text:p>7.250</text:p>
          </table:table-cell>
          <table:table-cell table:formula="of:=IF(   [.A1461] &lt; [.$C$5];   &quot;Accel&quot;;   IF(     [.A1461] &lt; [.$C$5] + [.$C$7];     &quot;Cruise&quot;;     IF(       [.A1461] &lt; [.$C$8];       &quot;Decel&quot;;       &quot;Stop&quot;     )   ) )" office:value-type="string" office:string-value="Cruise">
            <text:p>Cruise</text:p>
          </table:table-cell>
          <table:table-cell table:formula="of:=IF(   [.B1461]=&quot;Accel&quot;;   [.$C$1];   IF(     [.B1461]=&quot;Cruise&quot;;     0;     IF([.B1461]=&quot;Decel&quot;; -[.$C$1]; 0)   ) )" office:value-type="float" office:value="0">
            <text:p>0</text:p>
          </table:table-cell>
          <table:table-cell table:formula="of:=IF(   [.B1461]=&quot;Stop&quot;;   0;   MAX(     0;     MIN(       [.$C$2];       [.D1460] + [.C1461] * [.$C$4]     )   ) )" office:value-type="float" office:value="9.75">
            <text:p>9.75</text:p>
          </table:table-cell>
          <table:table-cell table:formula="of:=IF(   [.B1461]=&quot;Stop&quot;;   [.$C$3];   [.E1460] + [.D1461] * [.$C$4] )" office:value-type="float" office:value="69.7612499999981">
            <text:p>69.76</text:p>
          </table:table-cell>
          <table:table-cell table:number-columns-repeated="872"/>
        </table:table-row>
        <table:table-row table:style-name="ro3">
          <table:table-cell table:formula="of:=[.A1461]+[.$C$4]" office:value-type="float" office:value="7.25499999999987">
            <text:p>7.255</text:p>
          </table:table-cell>
          <table:table-cell table:formula="of:=IF(   [.A1462] &lt; [.$C$5];   &quot;Accel&quot;;   IF(     [.A1462] &lt; [.$C$5] + [.$C$7];     &quot;Cruise&quot;;     IF(       [.A1462] &lt; [.$C$8];       &quot;Decel&quot;;       &quot;Stop&quot;     )   ) )" office:value-type="string" office:string-value="Cruise">
            <text:p>Cruise</text:p>
          </table:table-cell>
          <table:table-cell table:formula="of:=IF(   [.B1462]=&quot;Accel&quot;;   [.$C$1];   IF(     [.B1462]=&quot;Cruise&quot;;     0;     IF([.B1462]=&quot;Decel&quot;; -[.$C$1]; 0)   ) )" office:value-type="float" office:value="0">
            <text:p>0</text:p>
          </table:table-cell>
          <table:table-cell table:formula="of:=IF(   [.B1462]=&quot;Stop&quot;;   0;   MAX(     0;     MIN(       [.$C$2];       [.D1461] + [.C1462] * [.$C$4]     )   ) )" office:value-type="float" office:value="9.75">
            <text:p>9.75</text:p>
          </table:table-cell>
          <table:table-cell table:formula="of:=IF(   [.B1462]=&quot;Stop&quot;;   [.$C$3];   [.E1461] + [.D1462] * [.$C$4] )" office:value-type="float" office:value="69.8099999999981">
            <text:p>69.81</text:p>
          </table:table-cell>
          <table:table-cell table:number-columns-repeated="872"/>
        </table:table-row>
        <table:table-row table:style-name="ro3">
          <table:table-cell table:formula="of:=[.A1462]+[.$C$4]" office:value-type="float" office:value="7.25999999999987">
            <text:p>7.260</text:p>
          </table:table-cell>
          <table:table-cell table:formula="of:=IF(   [.A1463] &lt; [.$C$5];   &quot;Accel&quot;;   IF(     [.A1463] &lt; [.$C$5] + [.$C$7];     &quot;Cruise&quot;;     IF(       [.A1463] &lt; [.$C$8];       &quot;Decel&quot;;       &quot;Stop&quot;     )   ) )" office:value-type="string" office:string-value="Cruise">
            <text:p>Cruise</text:p>
          </table:table-cell>
          <table:table-cell table:formula="of:=IF(   [.B1463]=&quot;Accel&quot;;   [.$C$1];   IF(     [.B1463]=&quot;Cruise&quot;;     0;     IF([.B1463]=&quot;Decel&quot;; -[.$C$1]; 0)   ) )" office:value-type="float" office:value="0">
            <text:p>0</text:p>
          </table:table-cell>
          <table:table-cell table:formula="of:=IF(   [.B1463]=&quot;Stop&quot;;   0;   MAX(     0;     MIN(       [.$C$2];       [.D1462] + [.C1463] * [.$C$4]     )   ) )" office:value-type="float" office:value="9.75">
            <text:p>9.75</text:p>
          </table:table-cell>
          <table:table-cell table:formula="of:=IF(   [.B1463]=&quot;Stop&quot;;   [.$C$3];   [.E1462] + [.D1463] * [.$C$4] )" office:value-type="float" office:value="69.8587499999981">
            <text:p>69.86</text:p>
          </table:table-cell>
          <table:table-cell table:number-columns-repeated="872"/>
        </table:table-row>
        <table:table-row table:style-name="ro3">
          <table:table-cell table:formula="of:=[.A1463]+[.$C$4]" office:value-type="float" office:value="7.26499999999987">
            <text:p>7.265</text:p>
          </table:table-cell>
          <table:table-cell table:formula="of:=IF(   [.A1464] &lt; [.$C$5];   &quot;Accel&quot;;   IF(     [.A1464] &lt; [.$C$5] + [.$C$7];     &quot;Cruise&quot;;     IF(       [.A1464] &lt; [.$C$8];       &quot;Decel&quot;;       &quot;Stop&quot;     )   ) )" office:value-type="string" office:string-value="Cruise">
            <text:p>Cruise</text:p>
          </table:table-cell>
          <table:table-cell table:formula="of:=IF(   [.B1464]=&quot;Accel&quot;;   [.$C$1];   IF(     [.B1464]=&quot;Cruise&quot;;     0;     IF([.B1464]=&quot;Decel&quot;; -[.$C$1]; 0)   ) )" office:value-type="float" office:value="0">
            <text:p>0</text:p>
          </table:table-cell>
          <table:table-cell table:formula="of:=IF(   [.B1464]=&quot;Stop&quot;;   0;   MAX(     0;     MIN(       [.$C$2];       [.D1463] + [.C1464] * [.$C$4]     )   ) )" office:value-type="float" office:value="9.75">
            <text:p>9.75</text:p>
          </table:table-cell>
          <table:table-cell table:formula="of:=IF(   [.B1464]=&quot;Stop&quot;;   [.$C$3];   [.E1463] + [.D1464] * [.$C$4] )" office:value-type="float" office:value="69.9074999999981">
            <text:p>69.91</text:p>
          </table:table-cell>
          <table:table-cell table:number-columns-repeated="872"/>
        </table:table-row>
        <table:table-row table:style-name="ro3">
          <table:table-cell table:formula="of:=[.A1464]+[.$C$4]" office:value-type="float" office:value="7.26999999999987">
            <text:p>7.270</text:p>
          </table:table-cell>
          <table:table-cell table:formula="of:=IF(   [.A1465] &lt; [.$C$5];   &quot;Accel&quot;;   IF(     [.A1465] &lt; [.$C$5] + [.$C$7];     &quot;Cruise&quot;;     IF(       [.A1465] &lt; [.$C$8];       &quot;Decel&quot;;       &quot;Stop&quot;     )   ) )" office:value-type="string" office:string-value="Cruise">
            <text:p>Cruise</text:p>
          </table:table-cell>
          <table:table-cell table:formula="of:=IF(   [.B1465]=&quot;Accel&quot;;   [.$C$1];   IF(     [.B1465]=&quot;Cruise&quot;;     0;     IF([.B1465]=&quot;Decel&quot;; -[.$C$1]; 0)   ) )" office:value-type="float" office:value="0">
            <text:p>0</text:p>
          </table:table-cell>
          <table:table-cell table:formula="of:=IF(   [.B1465]=&quot;Stop&quot;;   0;   MAX(     0;     MIN(       [.$C$2];       [.D1464] + [.C1465] * [.$C$4]     )   ) )" office:value-type="float" office:value="9.75">
            <text:p>9.75</text:p>
          </table:table-cell>
          <table:table-cell table:formula="of:=IF(   [.B1465]=&quot;Stop&quot;;   [.$C$3];   [.E1464] + [.D1465] * [.$C$4] )" office:value-type="float" office:value="69.9562499999981">
            <text:p>69.96</text:p>
          </table:table-cell>
          <table:table-cell table:number-columns-repeated="872"/>
        </table:table-row>
        <table:table-row table:style-name="ro3">
          <table:table-cell table:formula="of:=[.A1465]+[.$C$4]" office:value-type="float" office:value="7.27499999999987">
            <text:p>7.275</text:p>
          </table:table-cell>
          <table:table-cell table:formula="of:=IF(   [.A1466] &lt; [.$C$5];   &quot;Accel&quot;;   IF(     [.A1466] &lt; [.$C$5] + [.$C$7];     &quot;Cruise&quot;;     IF(       [.A1466] &lt; [.$C$8];       &quot;Decel&quot;;       &quot;Stop&quot;     )   ) )" office:value-type="string" office:string-value="Cruise">
            <text:p>Cruise</text:p>
          </table:table-cell>
          <table:table-cell table:formula="of:=IF(   [.B1466]=&quot;Accel&quot;;   [.$C$1];   IF(     [.B1466]=&quot;Cruise&quot;;     0;     IF([.B1466]=&quot;Decel&quot;; -[.$C$1]; 0)   ) )" office:value-type="float" office:value="0">
            <text:p>0</text:p>
          </table:table-cell>
          <table:table-cell table:formula="of:=IF(   [.B1466]=&quot;Stop&quot;;   0;   MAX(     0;     MIN(       [.$C$2];       [.D1465] + [.C1466] * [.$C$4]     )   ) )" office:value-type="float" office:value="9.75">
            <text:p>9.75</text:p>
          </table:table-cell>
          <table:table-cell table:formula="of:=IF(   [.B1466]=&quot;Stop&quot;;   [.$C$3];   [.E1465] + [.D1466] * [.$C$4] )" office:value-type="float" office:value="70.0049999999981">
            <text:p>70.00</text:p>
          </table:table-cell>
          <table:table-cell table:number-columns-repeated="872"/>
        </table:table-row>
        <table:table-row table:style-name="ro3">
          <table:table-cell table:formula="of:=[.A1466]+[.$C$4]" office:value-type="float" office:value="7.27999999999987">
            <text:p>7.280</text:p>
          </table:table-cell>
          <table:table-cell table:formula="of:=IF(   [.A1467] &lt; [.$C$5];   &quot;Accel&quot;;   IF(     [.A1467] &lt; [.$C$5] + [.$C$7];     &quot;Cruise&quot;;     IF(       [.A1467] &lt; [.$C$8];       &quot;Decel&quot;;       &quot;Stop&quot;     )   ) )" office:value-type="string" office:string-value="Cruise">
            <text:p>Cruise</text:p>
          </table:table-cell>
          <table:table-cell table:formula="of:=IF(   [.B1467]=&quot;Accel&quot;;   [.$C$1];   IF(     [.B1467]=&quot;Cruise&quot;;     0;     IF([.B1467]=&quot;Decel&quot;; -[.$C$1]; 0)   ) )" office:value-type="float" office:value="0">
            <text:p>0</text:p>
          </table:table-cell>
          <table:table-cell table:formula="of:=IF(   [.B1467]=&quot;Stop&quot;;   0;   MAX(     0;     MIN(       [.$C$2];       [.D1466] + [.C1467] * [.$C$4]     )   ) )" office:value-type="float" office:value="9.75">
            <text:p>9.75</text:p>
          </table:table-cell>
          <table:table-cell table:formula="of:=IF(   [.B1467]=&quot;Stop&quot;;   [.$C$3];   [.E1466] + [.D1467] * [.$C$4] )" office:value-type="float" office:value="70.0537499999981">
            <text:p>70.05</text:p>
          </table:table-cell>
          <table:table-cell table:number-columns-repeated="872"/>
        </table:table-row>
        <table:table-row table:style-name="ro3">
          <table:table-cell table:formula="of:=[.A1467]+[.$C$4]" office:value-type="float" office:value="7.28499999999987">
            <text:p>7.285</text:p>
          </table:table-cell>
          <table:table-cell table:formula="of:=IF(   [.A1468] &lt; [.$C$5];   &quot;Accel&quot;;   IF(     [.A1468] &lt; [.$C$5] + [.$C$7];     &quot;Cruise&quot;;     IF(       [.A1468] &lt; [.$C$8];       &quot;Decel&quot;;       &quot;Stop&quot;     )   ) )" office:value-type="string" office:string-value="Cruise">
            <text:p>Cruise</text:p>
          </table:table-cell>
          <table:table-cell table:formula="of:=IF(   [.B1468]=&quot;Accel&quot;;   [.$C$1];   IF(     [.B1468]=&quot;Cruise&quot;;     0;     IF([.B1468]=&quot;Decel&quot;; -[.$C$1]; 0)   ) )" office:value-type="float" office:value="0">
            <text:p>0</text:p>
          </table:table-cell>
          <table:table-cell table:formula="of:=IF(   [.B1468]=&quot;Stop&quot;;   0;   MAX(     0;     MIN(       [.$C$2];       [.D1467] + [.C1468] * [.$C$4]     )   ) )" office:value-type="float" office:value="9.75">
            <text:p>9.75</text:p>
          </table:table-cell>
          <table:table-cell table:formula="of:=IF(   [.B1468]=&quot;Stop&quot;;   [.$C$3];   [.E1467] + [.D1468] * [.$C$4] )" office:value-type="float" office:value="70.1024999999981">
            <text:p>70.10</text:p>
          </table:table-cell>
          <table:table-cell table:number-columns-repeated="872"/>
        </table:table-row>
        <table:table-row table:style-name="ro3">
          <table:table-cell table:formula="of:=[.A1468]+[.$C$4]" office:value-type="float" office:value="7.28999999999987">
            <text:p>7.290</text:p>
          </table:table-cell>
          <table:table-cell table:formula="of:=IF(   [.A1469] &lt; [.$C$5];   &quot;Accel&quot;;   IF(     [.A1469] &lt; [.$C$5] + [.$C$7];     &quot;Cruise&quot;;     IF(       [.A1469] &lt; [.$C$8];       &quot;Decel&quot;;       &quot;Stop&quot;     )   ) )" office:value-type="string" office:string-value="Cruise">
            <text:p>Cruise</text:p>
          </table:table-cell>
          <table:table-cell table:formula="of:=IF(   [.B1469]=&quot;Accel&quot;;   [.$C$1];   IF(     [.B1469]=&quot;Cruise&quot;;     0;     IF([.B1469]=&quot;Decel&quot;; -[.$C$1]; 0)   ) )" office:value-type="float" office:value="0">
            <text:p>0</text:p>
          </table:table-cell>
          <table:table-cell table:formula="of:=IF(   [.B1469]=&quot;Stop&quot;;   0;   MAX(     0;     MIN(       [.$C$2];       [.D1468] + [.C1469] * [.$C$4]     )   ) )" office:value-type="float" office:value="9.75">
            <text:p>9.75</text:p>
          </table:table-cell>
          <table:table-cell table:formula="of:=IF(   [.B1469]=&quot;Stop&quot;;   [.$C$3];   [.E1468] + [.D1469] * [.$C$4] )" office:value-type="float" office:value="70.1512499999981">
            <text:p>70.15</text:p>
          </table:table-cell>
          <table:table-cell table:number-columns-repeated="872"/>
        </table:table-row>
        <table:table-row table:style-name="ro3">
          <table:table-cell table:formula="of:=[.A1469]+[.$C$4]" office:value-type="float" office:value="7.29499999999987">
            <text:p>7.295</text:p>
          </table:table-cell>
          <table:table-cell table:formula="of:=IF(   [.A1470] &lt; [.$C$5];   &quot;Accel&quot;;   IF(     [.A1470] &lt; [.$C$5] + [.$C$7];     &quot;Cruise&quot;;     IF(       [.A1470] &lt; [.$C$8];       &quot;Decel&quot;;       &quot;Stop&quot;     )   ) )" office:value-type="string" office:string-value="Cruise">
            <text:p>Cruise</text:p>
          </table:table-cell>
          <table:table-cell table:formula="of:=IF(   [.B1470]=&quot;Accel&quot;;   [.$C$1];   IF(     [.B1470]=&quot;Cruise&quot;;     0;     IF([.B1470]=&quot;Decel&quot;; -[.$C$1]; 0)   ) )" office:value-type="float" office:value="0">
            <text:p>0</text:p>
          </table:table-cell>
          <table:table-cell table:formula="of:=IF(   [.B1470]=&quot;Stop&quot;;   0;   MAX(     0;     MIN(       [.$C$2];       [.D1469] + [.C1470] * [.$C$4]     )   ) )" office:value-type="float" office:value="9.75">
            <text:p>9.75</text:p>
          </table:table-cell>
          <table:table-cell table:formula="of:=IF(   [.B1470]=&quot;Stop&quot;;   [.$C$3];   [.E1469] + [.D1470] * [.$C$4] )" office:value-type="float" office:value="70.1999999999981">
            <text:p>70.20</text:p>
          </table:table-cell>
          <table:table-cell table:number-columns-repeated="872"/>
        </table:table-row>
        <table:table-row table:style-name="ro3">
          <table:table-cell table:formula="of:=[.A1470]+[.$C$4]" office:value-type="float" office:value="7.29999999999987">
            <text:p>7.300</text:p>
          </table:table-cell>
          <table:table-cell table:formula="of:=IF(   [.A1471] &lt; [.$C$5];   &quot;Accel&quot;;   IF(     [.A1471] &lt; [.$C$5] + [.$C$7];     &quot;Cruise&quot;;     IF(       [.A1471] &lt; [.$C$8];       &quot;Decel&quot;;       &quot;Stop&quot;     )   ) )" office:value-type="string" office:string-value="Cruise">
            <text:p>Cruise</text:p>
          </table:table-cell>
          <table:table-cell table:formula="of:=IF(   [.B1471]=&quot;Accel&quot;;   [.$C$1];   IF(     [.B1471]=&quot;Cruise&quot;;     0;     IF([.B1471]=&quot;Decel&quot;; -[.$C$1]; 0)   ) )" office:value-type="float" office:value="0">
            <text:p>0</text:p>
          </table:table-cell>
          <table:table-cell table:formula="of:=IF(   [.B1471]=&quot;Stop&quot;;   0;   MAX(     0;     MIN(       [.$C$2];       [.D1470] + [.C1471] * [.$C$4]     )   ) )" office:value-type="float" office:value="9.75">
            <text:p>9.75</text:p>
          </table:table-cell>
          <table:table-cell table:formula="of:=IF(   [.B1471]=&quot;Stop&quot;;   [.$C$3];   [.E1470] + [.D1471] * [.$C$4] )" office:value-type="float" office:value="70.2487499999981">
            <text:p>70.25</text:p>
          </table:table-cell>
          <table:table-cell table:number-columns-repeated="872"/>
        </table:table-row>
        <table:table-row table:style-name="ro3">
          <table:table-cell table:formula="of:=[.A1471]+[.$C$4]" office:value-type="float" office:value="7.30499999999987">
            <text:p>7.305</text:p>
          </table:table-cell>
          <table:table-cell table:formula="of:=IF(   [.A1472] &lt; [.$C$5];   &quot;Accel&quot;;   IF(     [.A1472] &lt; [.$C$5] + [.$C$7];     &quot;Cruise&quot;;     IF(       [.A1472] &lt; [.$C$8];       &quot;Decel&quot;;       &quot;Stop&quot;     )   ) )" office:value-type="string" office:string-value="Cruise">
            <text:p>Cruise</text:p>
          </table:table-cell>
          <table:table-cell table:formula="of:=IF(   [.B1472]=&quot;Accel&quot;;   [.$C$1];   IF(     [.B1472]=&quot;Cruise&quot;;     0;     IF([.B1472]=&quot;Decel&quot;; -[.$C$1]; 0)   ) )" office:value-type="float" office:value="0">
            <text:p>0</text:p>
          </table:table-cell>
          <table:table-cell table:formula="of:=IF(   [.B1472]=&quot;Stop&quot;;   0;   MAX(     0;     MIN(       [.$C$2];       [.D1471] + [.C1472] * [.$C$4]     )   ) )" office:value-type="float" office:value="9.75">
            <text:p>9.75</text:p>
          </table:table-cell>
          <table:table-cell table:formula="of:=IF(   [.B1472]=&quot;Stop&quot;;   [.$C$3];   [.E1471] + [.D1472] * [.$C$4] )" office:value-type="float" office:value="70.2974999999981">
            <text:p>70.30</text:p>
          </table:table-cell>
          <table:table-cell table:number-columns-repeated="872"/>
        </table:table-row>
        <table:table-row table:style-name="ro3">
          <table:table-cell table:formula="of:=[.A1472]+[.$C$4]" office:value-type="float" office:value="7.30999999999987">
            <text:p>7.310</text:p>
          </table:table-cell>
          <table:table-cell table:formula="of:=IF(   [.A1473] &lt; [.$C$5];   &quot;Accel&quot;;   IF(     [.A1473] &lt; [.$C$5] + [.$C$7];     &quot;Cruise&quot;;     IF(       [.A1473] &lt; [.$C$8];       &quot;Decel&quot;;       &quot;Stop&quot;     )   ) )" office:value-type="string" office:string-value="Cruise">
            <text:p>Cruise</text:p>
          </table:table-cell>
          <table:table-cell table:formula="of:=IF(   [.B1473]=&quot;Accel&quot;;   [.$C$1];   IF(     [.B1473]=&quot;Cruise&quot;;     0;     IF([.B1473]=&quot;Decel&quot;; -[.$C$1]; 0)   ) )" office:value-type="float" office:value="0">
            <text:p>0</text:p>
          </table:table-cell>
          <table:table-cell table:formula="of:=IF(   [.B1473]=&quot;Stop&quot;;   0;   MAX(     0;     MIN(       [.$C$2];       [.D1472] + [.C1473] * [.$C$4]     )   ) )" office:value-type="float" office:value="9.75">
            <text:p>9.75</text:p>
          </table:table-cell>
          <table:table-cell table:formula="of:=IF(   [.B1473]=&quot;Stop&quot;;   [.$C$3];   [.E1472] + [.D1473] * [.$C$4] )" office:value-type="float" office:value="70.3462499999981">
            <text:p>70.35</text:p>
          </table:table-cell>
          <table:table-cell table:number-columns-repeated="872"/>
        </table:table-row>
        <table:table-row table:style-name="ro3">
          <table:table-cell table:formula="of:=[.A1473]+[.$C$4]" office:value-type="float" office:value="7.31499999999987">
            <text:p>7.315</text:p>
          </table:table-cell>
          <table:table-cell table:formula="of:=IF(   [.A1474] &lt; [.$C$5];   &quot;Accel&quot;;   IF(     [.A1474] &lt; [.$C$5] + [.$C$7];     &quot;Cruise&quot;;     IF(       [.A1474] &lt; [.$C$8];       &quot;Decel&quot;;       &quot;Stop&quot;     )   ) )" office:value-type="string" office:string-value="Cruise">
            <text:p>Cruise</text:p>
          </table:table-cell>
          <table:table-cell table:formula="of:=IF(   [.B1474]=&quot;Accel&quot;;   [.$C$1];   IF(     [.B1474]=&quot;Cruise&quot;;     0;     IF([.B1474]=&quot;Decel&quot;; -[.$C$1]; 0)   ) )" office:value-type="float" office:value="0">
            <text:p>0</text:p>
          </table:table-cell>
          <table:table-cell table:formula="of:=IF(   [.B1474]=&quot;Stop&quot;;   0;   MAX(     0;     MIN(       [.$C$2];       [.D1473] + [.C1474] * [.$C$4]     )   ) )" office:value-type="float" office:value="9.75">
            <text:p>9.75</text:p>
          </table:table-cell>
          <table:table-cell table:formula="of:=IF(   [.B1474]=&quot;Stop&quot;;   [.$C$3];   [.E1473] + [.D1474] * [.$C$4] )" office:value-type="float" office:value="70.3949999999981">
            <text:p>70.39</text:p>
          </table:table-cell>
          <table:table-cell table:number-columns-repeated="872"/>
        </table:table-row>
        <table:table-row table:style-name="ro3">
          <table:table-cell table:formula="of:=[.A1474]+[.$C$4]" office:value-type="float" office:value="7.31999999999987">
            <text:p>7.320</text:p>
          </table:table-cell>
          <table:table-cell table:formula="of:=IF(   [.A1475] &lt; [.$C$5];   &quot;Accel&quot;;   IF(     [.A1475] &lt; [.$C$5] + [.$C$7];     &quot;Cruise&quot;;     IF(       [.A1475] &lt; [.$C$8];       &quot;Decel&quot;;       &quot;Stop&quot;     )   ) )" office:value-type="string" office:string-value="Cruise">
            <text:p>Cruise</text:p>
          </table:table-cell>
          <table:table-cell table:formula="of:=IF(   [.B1475]=&quot;Accel&quot;;   [.$C$1];   IF(     [.B1475]=&quot;Cruise&quot;;     0;     IF([.B1475]=&quot;Decel&quot;; -[.$C$1]; 0)   ) )" office:value-type="float" office:value="0">
            <text:p>0</text:p>
          </table:table-cell>
          <table:table-cell table:formula="of:=IF(   [.B1475]=&quot;Stop&quot;;   0;   MAX(     0;     MIN(       [.$C$2];       [.D1474] + [.C1475] * [.$C$4]     )   ) )" office:value-type="float" office:value="9.75">
            <text:p>9.75</text:p>
          </table:table-cell>
          <table:table-cell table:formula="of:=IF(   [.B1475]=&quot;Stop&quot;;   [.$C$3];   [.E1474] + [.D1475] * [.$C$4] )" office:value-type="float" office:value="70.4437499999981">
            <text:p>70.44</text:p>
          </table:table-cell>
          <table:table-cell table:number-columns-repeated="872"/>
        </table:table-row>
        <table:table-row table:style-name="ro3">
          <table:table-cell table:formula="of:=[.A1475]+[.$C$4]" office:value-type="float" office:value="7.32499999999987">
            <text:p>7.325</text:p>
          </table:table-cell>
          <table:table-cell table:formula="of:=IF(   [.A1476] &lt; [.$C$5];   &quot;Accel&quot;;   IF(     [.A1476] &lt; [.$C$5] + [.$C$7];     &quot;Cruise&quot;;     IF(       [.A1476] &lt; [.$C$8];       &quot;Decel&quot;;       &quot;Stop&quot;     )   ) )" office:value-type="string" office:string-value="Cruise">
            <text:p>Cruise</text:p>
          </table:table-cell>
          <table:table-cell table:formula="of:=IF(   [.B1476]=&quot;Accel&quot;;   [.$C$1];   IF(     [.B1476]=&quot;Cruise&quot;;     0;     IF([.B1476]=&quot;Decel&quot;; -[.$C$1]; 0)   ) )" office:value-type="float" office:value="0">
            <text:p>0</text:p>
          </table:table-cell>
          <table:table-cell table:formula="of:=IF(   [.B1476]=&quot;Stop&quot;;   0;   MAX(     0;     MIN(       [.$C$2];       [.D1475] + [.C1476] * [.$C$4]     )   ) )" office:value-type="float" office:value="9.75">
            <text:p>9.75</text:p>
          </table:table-cell>
          <table:table-cell table:formula="of:=IF(   [.B1476]=&quot;Stop&quot;;   [.$C$3];   [.E1475] + [.D1476] * [.$C$4] )" office:value-type="float" office:value="70.4924999999981">
            <text:p>70.49</text:p>
          </table:table-cell>
          <table:table-cell table:number-columns-repeated="872"/>
        </table:table-row>
        <table:table-row table:style-name="ro3">
          <table:table-cell table:formula="of:=[.A1476]+[.$C$4]" office:value-type="float" office:value="7.32999999999987">
            <text:p>7.330</text:p>
          </table:table-cell>
          <table:table-cell table:formula="of:=IF(   [.A1477] &lt; [.$C$5];   &quot;Accel&quot;;   IF(     [.A1477] &lt; [.$C$5] + [.$C$7];     &quot;Cruise&quot;;     IF(       [.A1477] &lt; [.$C$8];       &quot;Decel&quot;;       &quot;Stop&quot;     )   ) )" office:value-type="string" office:string-value="Cruise">
            <text:p>Cruise</text:p>
          </table:table-cell>
          <table:table-cell table:formula="of:=IF(   [.B1477]=&quot;Accel&quot;;   [.$C$1];   IF(     [.B1477]=&quot;Cruise&quot;;     0;     IF([.B1477]=&quot;Decel&quot;; -[.$C$1]; 0)   ) )" office:value-type="float" office:value="0">
            <text:p>0</text:p>
          </table:table-cell>
          <table:table-cell table:formula="of:=IF(   [.B1477]=&quot;Stop&quot;;   0;   MAX(     0;     MIN(       [.$C$2];       [.D1476] + [.C1477] * [.$C$4]     )   ) )" office:value-type="float" office:value="9.75">
            <text:p>9.75</text:p>
          </table:table-cell>
          <table:table-cell table:formula="of:=IF(   [.B1477]=&quot;Stop&quot;;   [.$C$3];   [.E1476] + [.D1477] * [.$C$4] )" office:value-type="float" office:value="70.5412499999981">
            <text:p>70.54</text:p>
          </table:table-cell>
          <table:table-cell table:number-columns-repeated="872"/>
        </table:table-row>
        <table:table-row table:style-name="ro3">
          <table:table-cell table:formula="of:=[.A1477]+[.$C$4]" office:value-type="float" office:value="7.33499999999987">
            <text:p>7.335</text:p>
          </table:table-cell>
          <table:table-cell table:formula="of:=IF(   [.A1478] &lt; [.$C$5];   &quot;Accel&quot;;   IF(     [.A1478] &lt; [.$C$5] + [.$C$7];     &quot;Cruise&quot;;     IF(       [.A1478] &lt; [.$C$8];       &quot;Decel&quot;;       &quot;Stop&quot;     )   ) )" office:value-type="string" office:string-value="Cruise">
            <text:p>Cruise</text:p>
          </table:table-cell>
          <table:table-cell table:formula="of:=IF(   [.B1478]=&quot;Accel&quot;;   [.$C$1];   IF(     [.B1478]=&quot;Cruise&quot;;     0;     IF([.B1478]=&quot;Decel&quot;; -[.$C$1]; 0)   ) )" office:value-type="float" office:value="0">
            <text:p>0</text:p>
          </table:table-cell>
          <table:table-cell table:formula="of:=IF(   [.B1478]=&quot;Stop&quot;;   0;   MAX(     0;     MIN(       [.$C$2];       [.D1477] + [.C1478] * [.$C$4]     )   ) )" office:value-type="float" office:value="9.75">
            <text:p>9.75</text:p>
          </table:table-cell>
          <table:table-cell table:formula="of:=IF(   [.B1478]=&quot;Stop&quot;;   [.$C$3];   [.E1477] + [.D1478] * [.$C$4] )" office:value-type="float" office:value="70.5899999999981">
            <text:p>70.59</text:p>
          </table:table-cell>
          <table:table-cell table:number-columns-repeated="872"/>
        </table:table-row>
        <table:table-row table:style-name="ro3">
          <table:table-cell table:formula="of:=[.A1478]+[.$C$4]" office:value-type="float" office:value="7.33999999999987">
            <text:p>7.340</text:p>
          </table:table-cell>
          <table:table-cell table:formula="of:=IF(   [.A1479] &lt; [.$C$5];   &quot;Accel&quot;;   IF(     [.A1479] &lt; [.$C$5] + [.$C$7];     &quot;Cruise&quot;;     IF(       [.A1479] &lt; [.$C$8];       &quot;Decel&quot;;       &quot;Stop&quot;     )   ) )" office:value-type="string" office:string-value="Cruise">
            <text:p>Cruise</text:p>
          </table:table-cell>
          <table:table-cell table:formula="of:=IF(   [.B1479]=&quot;Accel&quot;;   [.$C$1];   IF(     [.B1479]=&quot;Cruise&quot;;     0;     IF([.B1479]=&quot;Decel&quot;; -[.$C$1]; 0)   ) )" office:value-type="float" office:value="0">
            <text:p>0</text:p>
          </table:table-cell>
          <table:table-cell table:formula="of:=IF(   [.B1479]=&quot;Stop&quot;;   0;   MAX(     0;     MIN(       [.$C$2];       [.D1478] + [.C1479] * [.$C$4]     )   ) )" office:value-type="float" office:value="9.75">
            <text:p>9.75</text:p>
          </table:table-cell>
          <table:table-cell table:formula="of:=IF(   [.B1479]=&quot;Stop&quot;;   [.$C$3];   [.E1478] + [.D1479] * [.$C$4] )" office:value-type="float" office:value="70.6387499999981">
            <text:p>70.64</text:p>
          </table:table-cell>
          <table:table-cell table:number-columns-repeated="872"/>
        </table:table-row>
        <table:table-row table:style-name="ro3">
          <table:table-cell table:formula="of:=[.A1479]+[.$C$4]" office:value-type="float" office:value="7.34499999999987">
            <text:p>7.345</text:p>
          </table:table-cell>
          <table:table-cell table:formula="of:=IF(   [.A1480] &lt; [.$C$5];   &quot;Accel&quot;;   IF(     [.A1480] &lt; [.$C$5] + [.$C$7];     &quot;Cruise&quot;;     IF(       [.A1480] &lt; [.$C$8];       &quot;Decel&quot;;       &quot;Stop&quot;     )   ) )" office:value-type="string" office:string-value="Cruise">
            <text:p>Cruise</text:p>
          </table:table-cell>
          <table:table-cell table:formula="of:=IF(   [.B1480]=&quot;Accel&quot;;   [.$C$1];   IF(     [.B1480]=&quot;Cruise&quot;;     0;     IF([.B1480]=&quot;Decel&quot;; -[.$C$1]; 0)   ) )" office:value-type="float" office:value="0">
            <text:p>0</text:p>
          </table:table-cell>
          <table:table-cell table:formula="of:=IF(   [.B1480]=&quot;Stop&quot;;   0;   MAX(     0;     MIN(       [.$C$2];       [.D1479] + [.C1480] * [.$C$4]     )   ) )" office:value-type="float" office:value="9.75">
            <text:p>9.75</text:p>
          </table:table-cell>
          <table:table-cell table:formula="of:=IF(   [.B1480]=&quot;Stop&quot;;   [.$C$3];   [.E1479] + [.D1480] * [.$C$4] )" office:value-type="float" office:value="70.6874999999981">
            <text:p>70.69</text:p>
          </table:table-cell>
          <table:table-cell table:number-columns-repeated="872"/>
        </table:table-row>
        <table:table-row table:style-name="ro3">
          <table:table-cell table:formula="of:=[.A1480]+[.$C$4]" office:value-type="float" office:value="7.34999999999987">
            <text:p>7.350</text:p>
          </table:table-cell>
          <table:table-cell table:formula="of:=IF(   [.A1481] &lt; [.$C$5];   &quot;Accel&quot;;   IF(     [.A1481] &lt; [.$C$5] + [.$C$7];     &quot;Cruise&quot;;     IF(       [.A1481] &lt; [.$C$8];       &quot;Decel&quot;;       &quot;Stop&quot;     )   ) )" office:value-type="string" office:string-value="Cruise">
            <text:p>Cruise</text:p>
          </table:table-cell>
          <table:table-cell table:formula="of:=IF(   [.B1481]=&quot;Accel&quot;;   [.$C$1];   IF(     [.B1481]=&quot;Cruise&quot;;     0;     IF([.B1481]=&quot;Decel&quot;; -[.$C$1]; 0)   ) )" office:value-type="float" office:value="0">
            <text:p>0</text:p>
          </table:table-cell>
          <table:table-cell table:formula="of:=IF(   [.B1481]=&quot;Stop&quot;;   0;   MAX(     0;     MIN(       [.$C$2];       [.D1480] + [.C1481] * [.$C$4]     )   ) )" office:value-type="float" office:value="9.75">
            <text:p>9.75</text:p>
          </table:table-cell>
          <table:table-cell table:formula="of:=IF(   [.B1481]=&quot;Stop&quot;;   [.$C$3];   [.E1480] + [.D1481] * [.$C$4] )" office:value-type="float" office:value="70.7362499999981">
            <text:p>70.74</text:p>
          </table:table-cell>
          <table:table-cell table:number-columns-repeated="872"/>
        </table:table-row>
        <table:table-row table:style-name="ro3">
          <table:table-cell table:formula="of:=[.A1481]+[.$C$4]" office:value-type="float" office:value="7.35499999999987">
            <text:p>7.355</text:p>
          </table:table-cell>
          <table:table-cell table:formula="of:=IF(   [.A1482] &lt; [.$C$5];   &quot;Accel&quot;;   IF(     [.A1482] &lt; [.$C$5] + [.$C$7];     &quot;Cruise&quot;;     IF(       [.A1482] &lt; [.$C$8];       &quot;Decel&quot;;       &quot;Stop&quot;     )   ) )" office:value-type="string" office:string-value="Cruise">
            <text:p>Cruise</text:p>
          </table:table-cell>
          <table:table-cell table:formula="of:=IF(   [.B1482]=&quot;Accel&quot;;   [.$C$1];   IF(     [.B1482]=&quot;Cruise&quot;;     0;     IF([.B1482]=&quot;Decel&quot;; -[.$C$1]; 0)   ) )" office:value-type="float" office:value="0">
            <text:p>0</text:p>
          </table:table-cell>
          <table:table-cell table:formula="of:=IF(   [.B1482]=&quot;Stop&quot;;   0;   MAX(     0;     MIN(       [.$C$2];       [.D1481] + [.C1482] * [.$C$4]     )   ) )" office:value-type="float" office:value="9.75">
            <text:p>9.75</text:p>
          </table:table-cell>
          <table:table-cell table:formula="of:=IF(   [.B1482]=&quot;Stop&quot;;   [.$C$3];   [.E1481] + [.D1482] * [.$C$4] )" office:value-type="float" office:value="70.7849999999981">
            <text:p>70.78</text:p>
          </table:table-cell>
          <table:table-cell table:number-columns-repeated="872"/>
        </table:table-row>
        <table:table-row table:style-name="ro3">
          <table:table-cell table:formula="of:=[.A1482]+[.$C$4]" office:value-type="float" office:value="7.35999999999987">
            <text:p>7.360</text:p>
          </table:table-cell>
          <table:table-cell table:formula="of:=IF(   [.A1483] &lt; [.$C$5];   &quot;Accel&quot;;   IF(     [.A1483] &lt; [.$C$5] + [.$C$7];     &quot;Cruise&quot;;     IF(       [.A1483] &lt; [.$C$8];       &quot;Decel&quot;;       &quot;Stop&quot;     )   ) )" office:value-type="string" office:string-value="Cruise">
            <text:p>Cruise</text:p>
          </table:table-cell>
          <table:table-cell table:formula="of:=IF(   [.B1483]=&quot;Accel&quot;;   [.$C$1];   IF(     [.B1483]=&quot;Cruise&quot;;     0;     IF([.B1483]=&quot;Decel&quot;; -[.$C$1]; 0)   ) )" office:value-type="float" office:value="0">
            <text:p>0</text:p>
          </table:table-cell>
          <table:table-cell table:formula="of:=IF(   [.B1483]=&quot;Stop&quot;;   0;   MAX(     0;     MIN(       [.$C$2];       [.D1482] + [.C1483] * [.$C$4]     )   ) )" office:value-type="float" office:value="9.75">
            <text:p>9.75</text:p>
          </table:table-cell>
          <table:table-cell table:formula="of:=IF(   [.B1483]=&quot;Stop&quot;;   [.$C$3];   [.E1482] + [.D1483] * [.$C$4] )" office:value-type="float" office:value="70.8337499999981">
            <text:p>70.83</text:p>
          </table:table-cell>
          <table:table-cell table:number-columns-repeated="872"/>
        </table:table-row>
        <table:table-row table:style-name="ro3">
          <table:table-cell table:formula="of:=[.A1483]+[.$C$4]" office:value-type="float" office:value="7.36499999999987">
            <text:p>7.365</text:p>
          </table:table-cell>
          <table:table-cell table:formula="of:=IF(   [.A1484] &lt; [.$C$5];   &quot;Accel&quot;;   IF(     [.A1484] &lt; [.$C$5] + [.$C$7];     &quot;Cruise&quot;;     IF(       [.A1484] &lt; [.$C$8];       &quot;Decel&quot;;       &quot;Stop&quot;     )   ) )" office:value-type="string" office:string-value="Cruise">
            <text:p>Cruise</text:p>
          </table:table-cell>
          <table:table-cell table:formula="of:=IF(   [.B1484]=&quot;Accel&quot;;   [.$C$1];   IF(     [.B1484]=&quot;Cruise&quot;;     0;     IF([.B1484]=&quot;Decel&quot;; -[.$C$1]; 0)   ) )" office:value-type="float" office:value="0">
            <text:p>0</text:p>
          </table:table-cell>
          <table:table-cell table:formula="of:=IF(   [.B1484]=&quot;Stop&quot;;   0;   MAX(     0;     MIN(       [.$C$2];       [.D1483] + [.C1484] * [.$C$4]     )   ) )" office:value-type="float" office:value="9.75">
            <text:p>9.75</text:p>
          </table:table-cell>
          <table:table-cell table:formula="of:=IF(   [.B1484]=&quot;Stop&quot;;   [.$C$3];   [.E1483] + [.D1484] * [.$C$4] )" office:value-type="float" office:value="70.8824999999981">
            <text:p>70.88</text:p>
          </table:table-cell>
          <table:table-cell table:number-columns-repeated="872"/>
        </table:table-row>
        <table:table-row table:style-name="ro3">
          <table:table-cell table:formula="of:=[.A1484]+[.$C$4]" office:value-type="float" office:value="7.36999999999987">
            <text:p>7.370</text:p>
          </table:table-cell>
          <table:table-cell table:formula="of:=IF(   [.A1485] &lt; [.$C$5];   &quot;Accel&quot;;   IF(     [.A1485] &lt; [.$C$5] + [.$C$7];     &quot;Cruise&quot;;     IF(       [.A1485] &lt; [.$C$8];       &quot;Decel&quot;;       &quot;Stop&quot;     )   ) )" office:value-type="string" office:string-value="Cruise">
            <text:p>Cruise</text:p>
          </table:table-cell>
          <table:table-cell table:formula="of:=IF(   [.B1485]=&quot;Accel&quot;;   [.$C$1];   IF(     [.B1485]=&quot;Cruise&quot;;     0;     IF([.B1485]=&quot;Decel&quot;; -[.$C$1]; 0)   ) )" office:value-type="float" office:value="0">
            <text:p>0</text:p>
          </table:table-cell>
          <table:table-cell table:formula="of:=IF(   [.B1485]=&quot;Stop&quot;;   0;   MAX(     0;     MIN(       [.$C$2];       [.D1484] + [.C1485] * [.$C$4]     )   ) )" office:value-type="float" office:value="9.75">
            <text:p>9.75</text:p>
          </table:table-cell>
          <table:table-cell table:formula="of:=IF(   [.B1485]=&quot;Stop&quot;;   [.$C$3];   [.E1484] + [.D1485] * [.$C$4] )" office:value-type="float" office:value="70.9312499999981">
            <text:p>70.93</text:p>
          </table:table-cell>
          <table:table-cell table:number-columns-repeated="872"/>
        </table:table-row>
        <table:table-row table:style-name="ro3">
          <table:table-cell table:formula="of:=[.A1485]+[.$C$4]" office:value-type="float" office:value="7.37499999999987">
            <text:p>7.375</text:p>
          </table:table-cell>
          <table:table-cell table:formula="of:=IF(   [.A1486] &lt; [.$C$5];   &quot;Accel&quot;;   IF(     [.A1486] &lt; [.$C$5] + [.$C$7];     &quot;Cruise&quot;;     IF(       [.A1486] &lt; [.$C$8];       &quot;Decel&quot;;       &quot;Stop&quot;     )   ) )" office:value-type="string" office:string-value="Cruise">
            <text:p>Cruise</text:p>
          </table:table-cell>
          <table:table-cell table:formula="of:=IF(   [.B1486]=&quot;Accel&quot;;   [.$C$1];   IF(     [.B1486]=&quot;Cruise&quot;;     0;     IF([.B1486]=&quot;Decel&quot;; -[.$C$1]; 0)   ) )" office:value-type="float" office:value="0">
            <text:p>0</text:p>
          </table:table-cell>
          <table:table-cell table:formula="of:=IF(   [.B1486]=&quot;Stop&quot;;   0;   MAX(     0;     MIN(       [.$C$2];       [.D1485] + [.C1486] * [.$C$4]     )   ) )" office:value-type="float" office:value="9.75">
            <text:p>9.75</text:p>
          </table:table-cell>
          <table:table-cell table:formula="of:=IF(   [.B1486]=&quot;Stop&quot;;   [.$C$3];   [.E1485] + [.D1486] * [.$C$4] )" office:value-type="float" office:value="70.9799999999981">
            <text:p>70.98</text:p>
          </table:table-cell>
          <table:table-cell table:number-columns-repeated="872"/>
        </table:table-row>
        <table:table-row table:style-name="ro3">
          <table:table-cell table:formula="of:=[.A1486]+[.$C$4]" office:value-type="float" office:value="7.37999999999987">
            <text:p>7.380</text:p>
          </table:table-cell>
          <table:table-cell table:formula="of:=IF(   [.A1487] &lt; [.$C$5];   &quot;Accel&quot;;   IF(     [.A1487] &lt; [.$C$5] + [.$C$7];     &quot;Cruise&quot;;     IF(       [.A1487] &lt; [.$C$8];       &quot;Decel&quot;;       &quot;Stop&quot;     )   ) )" office:value-type="string" office:string-value="Cruise">
            <text:p>Cruise</text:p>
          </table:table-cell>
          <table:table-cell table:formula="of:=IF(   [.B1487]=&quot;Accel&quot;;   [.$C$1];   IF(     [.B1487]=&quot;Cruise&quot;;     0;     IF([.B1487]=&quot;Decel&quot;; -[.$C$1]; 0)   ) )" office:value-type="float" office:value="0">
            <text:p>0</text:p>
          </table:table-cell>
          <table:table-cell table:formula="of:=IF(   [.B1487]=&quot;Stop&quot;;   0;   MAX(     0;     MIN(       [.$C$2];       [.D1486] + [.C1487] * [.$C$4]     )   ) )" office:value-type="float" office:value="9.75">
            <text:p>9.75</text:p>
          </table:table-cell>
          <table:table-cell table:formula="of:=IF(   [.B1487]=&quot;Stop&quot;;   [.$C$3];   [.E1486] + [.D1487] * [.$C$4] )" office:value-type="float" office:value="71.0287499999981">
            <text:p>71.03</text:p>
          </table:table-cell>
          <table:table-cell table:number-columns-repeated="872"/>
        </table:table-row>
        <table:table-row table:style-name="ro3">
          <table:table-cell table:formula="of:=[.A1487]+[.$C$4]" office:value-type="float" office:value="7.38499999999987">
            <text:p>7.385</text:p>
          </table:table-cell>
          <table:table-cell table:formula="of:=IF(   [.A1488] &lt; [.$C$5];   &quot;Accel&quot;;   IF(     [.A1488] &lt; [.$C$5] + [.$C$7];     &quot;Cruise&quot;;     IF(       [.A1488] &lt; [.$C$8];       &quot;Decel&quot;;       &quot;Stop&quot;     )   ) )" office:value-type="string" office:string-value="Cruise">
            <text:p>Cruise</text:p>
          </table:table-cell>
          <table:table-cell table:formula="of:=IF(   [.B1488]=&quot;Accel&quot;;   [.$C$1];   IF(     [.B1488]=&quot;Cruise&quot;;     0;     IF([.B1488]=&quot;Decel&quot;; -[.$C$1]; 0)   ) )" office:value-type="float" office:value="0">
            <text:p>0</text:p>
          </table:table-cell>
          <table:table-cell table:formula="of:=IF(   [.B1488]=&quot;Stop&quot;;   0;   MAX(     0;     MIN(       [.$C$2];       [.D1487] + [.C1488] * [.$C$4]     )   ) )" office:value-type="float" office:value="9.75">
            <text:p>9.75</text:p>
          </table:table-cell>
          <table:table-cell table:formula="of:=IF(   [.B1488]=&quot;Stop&quot;;   [.$C$3];   [.E1487] + [.D1488] * [.$C$4] )" office:value-type="float" office:value="71.0774999999981">
            <text:p>71.08</text:p>
          </table:table-cell>
          <table:table-cell table:number-columns-repeated="872"/>
        </table:table-row>
        <table:table-row table:style-name="ro3">
          <table:table-cell table:formula="of:=[.A1488]+[.$C$4]" office:value-type="float" office:value="7.38999999999987">
            <text:p>7.390</text:p>
          </table:table-cell>
          <table:table-cell table:formula="of:=IF(   [.A1489] &lt; [.$C$5];   &quot;Accel&quot;;   IF(     [.A1489] &lt; [.$C$5] + [.$C$7];     &quot;Cruise&quot;;     IF(       [.A1489] &lt; [.$C$8];       &quot;Decel&quot;;       &quot;Stop&quot;     )   ) )" office:value-type="string" office:string-value="Cruise">
            <text:p>Cruise</text:p>
          </table:table-cell>
          <table:table-cell table:formula="of:=IF(   [.B1489]=&quot;Accel&quot;;   [.$C$1];   IF(     [.B1489]=&quot;Cruise&quot;;     0;     IF([.B1489]=&quot;Decel&quot;; -[.$C$1]; 0)   ) )" office:value-type="float" office:value="0">
            <text:p>0</text:p>
          </table:table-cell>
          <table:table-cell table:formula="of:=IF(   [.B1489]=&quot;Stop&quot;;   0;   MAX(     0;     MIN(       [.$C$2];       [.D1488] + [.C1489] * [.$C$4]     )   ) )" office:value-type="float" office:value="9.75">
            <text:p>9.75</text:p>
          </table:table-cell>
          <table:table-cell table:formula="of:=IF(   [.B1489]=&quot;Stop&quot;;   [.$C$3];   [.E1488] + [.D1489] * [.$C$4] )" office:value-type="float" office:value="71.1262499999981">
            <text:p>71.13</text:p>
          </table:table-cell>
          <table:table-cell table:number-columns-repeated="872"/>
        </table:table-row>
        <table:table-row table:style-name="ro3">
          <table:table-cell table:formula="of:=[.A1489]+[.$C$4]" office:value-type="float" office:value="7.39499999999986">
            <text:p>7.395</text:p>
          </table:table-cell>
          <table:table-cell table:formula="of:=IF(   [.A1490] &lt; [.$C$5];   &quot;Accel&quot;;   IF(     [.A1490] &lt; [.$C$5] + [.$C$7];     &quot;Cruise&quot;;     IF(       [.A1490] &lt; [.$C$8];       &quot;Decel&quot;;       &quot;Stop&quot;     )   ) )" office:value-type="string" office:string-value="Cruise">
            <text:p>Cruise</text:p>
          </table:table-cell>
          <table:table-cell table:formula="of:=IF(   [.B1490]=&quot;Accel&quot;;   [.$C$1];   IF(     [.B1490]=&quot;Cruise&quot;;     0;     IF([.B1490]=&quot;Decel&quot;; -[.$C$1]; 0)   ) )" office:value-type="float" office:value="0">
            <text:p>0</text:p>
          </table:table-cell>
          <table:table-cell table:formula="of:=IF(   [.B1490]=&quot;Stop&quot;;   0;   MAX(     0;     MIN(       [.$C$2];       [.D1489] + [.C1490] * [.$C$4]     )   ) )" office:value-type="float" office:value="9.75">
            <text:p>9.75</text:p>
          </table:table-cell>
          <table:table-cell table:formula="of:=IF(   [.B1490]=&quot;Stop&quot;;   [.$C$3];   [.E1489] + [.D1490] * [.$C$4] )" office:value-type="float" office:value="71.1749999999981">
            <text:p>71.17</text:p>
          </table:table-cell>
          <table:table-cell table:number-columns-repeated="872"/>
        </table:table-row>
        <table:table-row table:style-name="ro3">
          <table:table-cell table:formula="of:=[.A1490]+[.$C$4]" office:value-type="float" office:value="7.39999999999986">
            <text:p>7.400</text:p>
          </table:table-cell>
          <table:table-cell table:formula="of:=IF(   [.A1491] &lt; [.$C$5];   &quot;Accel&quot;;   IF(     [.A1491] &lt; [.$C$5] + [.$C$7];     &quot;Cruise&quot;;     IF(       [.A1491] &lt; [.$C$8];       &quot;Decel&quot;;       &quot;Stop&quot;     )   ) )" office:value-type="string" office:string-value="Cruise">
            <text:p>Cruise</text:p>
          </table:table-cell>
          <table:table-cell table:formula="of:=IF(   [.B1491]=&quot;Accel&quot;;   [.$C$1];   IF(     [.B1491]=&quot;Cruise&quot;;     0;     IF([.B1491]=&quot;Decel&quot;; -[.$C$1]; 0)   ) )" office:value-type="float" office:value="0">
            <text:p>0</text:p>
          </table:table-cell>
          <table:table-cell table:formula="of:=IF(   [.B1491]=&quot;Stop&quot;;   0;   MAX(     0;     MIN(       [.$C$2];       [.D1490] + [.C1491] * [.$C$4]     )   ) )" office:value-type="float" office:value="9.75">
            <text:p>9.75</text:p>
          </table:table-cell>
          <table:table-cell table:formula="of:=IF(   [.B1491]=&quot;Stop&quot;;   [.$C$3];   [.E1490] + [.D1491] * [.$C$4] )" office:value-type="float" office:value="71.2237499999981">
            <text:p>71.22</text:p>
          </table:table-cell>
          <table:table-cell table:number-columns-repeated="872"/>
        </table:table-row>
        <table:table-row table:style-name="ro3">
          <table:table-cell table:formula="of:=[.A1491]+[.$C$4]" office:value-type="float" office:value="7.40499999999986">
            <text:p>7.405</text:p>
          </table:table-cell>
          <table:table-cell table:formula="of:=IF(   [.A1492] &lt; [.$C$5];   &quot;Accel&quot;;   IF(     [.A1492] &lt; [.$C$5] + [.$C$7];     &quot;Cruise&quot;;     IF(       [.A1492] &lt; [.$C$8];       &quot;Decel&quot;;       &quot;Stop&quot;     )   ) )" office:value-type="string" office:string-value="Cruise">
            <text:p>Cruise</text:p>
          </table:table-cell>
          <table:table-cell table:formula="of:=IF(   [.B1492]=&quot;Accel&quot;;   [.$C$1];   IF(     [.B1492]=&quot;Cruise&quot;;     0;     IF([.B1492]=&quot;Decel&quot;; -[.$C$1]; 0)   ) )" office:value-type="float" office:value="0">
            <text:p>0</text:p>
          </table:table-cell>
          <table:table-cell table:formula="of:=IF(   [.B1492]=&quot;Stop&quot;;   0;   MAX(     0;     MIN(       [.$C$2];       [.D1491] + [.C1492] * [.$C$4]     )   ) )" office:value-type="float" office:value="9.75">
            <text:p>9.75</text:p>
          </table:table-cell>
          <table:table-cell table:formula="of:=IF(   [.B1492]=&quot;Stop&quot;;   [.$C$3];   [.E1491] + [.D1492] * [.$C$4] )" office:value-type="float" office:value="71.2724999999981">
            <text:p>71.27</text:p>
          </table:table-cell>
          <table:table-cell table:number-columns-repeated="872"/>
        </table:table-row>
        <table:table-row table:style-name="ro3">
          <table:table-cell table:formula="of:=[.A1492]+[.$C$4]" office:value-type="float" office:value="7.40999999999986">
            <text:p>7.410</text:p>
          </table:table-cell>
          <table:table-cell table:formula="of:=IF(   [.A1493] &lt; [.$C$5];   &quot;Accel&quot;;   IF(     [.A1493] &lt; [.$C$5] + [.$C$7];     &quot;Cruise&quot;;     IF(       [.A1493] &lt; [.$C$8];       &quot;Decel&quot;;       &quot;Stop&quot;     )   ) )" office:value-type="string" office:string-value="Cruise">
            <text:p>Cruise</text:p>
          </table:table-cell>
          <table:table-cell table:formula="of:=IF(   [.B1493]=&quot;Accel&quot;;   [.$C$1];   IF(     [.B1493]=&quot;Cruise&quot;;     0;     IF([.B1493]=&quot;Decel&quot;; -[.$C$1]; 0)   ) )" office:value-type="float" office:value="0">
            <text:p>0</text:p>
          </table:table-cell>
          <table:table-cell table:formula="of:=IF(   [.B1493]=&quot;Stop&quot;;   0;   MAX(     0;     MIN(       [.$C$2];       [.D1492] + [.C1493] * [.$C$4]     )   ) )" office:value-type="float" office:value="9.75">
            <text:p>9.75</text:p>
          </table:table-cell>
          <table:table-cell table:formula="of:=IF(   [.B1493]=&quot;Stop&quot;;   [.$C$3];   [.E1492] + [.D1493] * [.$C$4] )" office:value-type="float" office:value="71.3212499999981">
            <text:p>71.32</text:p>
          </table:table-cell>
          <table:table-cell table:number-columns-repeated="872"/>
        </table:table-row>
        <table:table-row table:style-name="ro3">
          <table:table-cell table:formula="of:=[.A1493]+[.$C$4]" office:value-type="float" office:value="7.41499999999986">
            <text:p>7.415</text:p>
          </table:table-cell>
          <table:table-cell table:formula="of:=IF(   [.A1494] &lt; [.$C$5];   &quot;Accel&quot;;   IF(     [.A1494] &lt; [.$C$5] + [.$C$7];     &quot;Cruise&quot;;     IF(       [.A1494] &lt; [.$C$8];       &quot;Decel&quot;;       &quot;Stop&quot;     )   ) )" office:value-type="string" office:string-value="Cruise">
            <text:p>Cruise</text:p>
          </table:table-cell>
          <table:table-cell table:formula="of:=IF(   [.B1494]=&quot;Accel&quot;;   [.$C$1];   IF(     [.B1494]=&quot;Cruise&quot;;     0;     IF([.B1494]=&quot;Decel&quot;; -[.$C$1]; 0)   ) )" office:value-type="float" office:value="0">
            <text:p>0</text:p>
          </table:table-cell>
          <table:table-cell table:formula="of:=IF(   [.B1494]=&quot;Stop&quot;;   0;   MAX(     0;     MIN(       [.$C$2];       [.D1493] + [.C1494] * [.$C$4]     )   ) )" office:value-type="float" office:value="9.75">
            <text:p>9.75</text:p>
          </table:table-cell>
          <table:table-cell table:formula="of:=IF(   [.B1494]=&quot;Stop&quot;;   [.$C$3];   [.E1493] + [.D1494] * [.$C$4] )" office:value-type="float" office:value="71.3699999999981">
            <text:p>71.37</text:p>
          </table:table-cell>
          <table:table-cell table:number-columns-repeated="872"/>
        </table:table-row>
        <table:table-row table:style-name="ro3">
          <table:table-cell table:formula="of:=[.A1494]+[.$C$4]" office:value-type="float" office:value="7.41999999999986">
            <text:p>7.420</text:p>
          </table:table-cell>
          <table:table-cell table:formula="of:=IF(   [.A1495] &lt; [.$C$5];   &quot;Accel&quot;;   IF(     [.A1495] &lt; [.$C$5] + [.$C$7];     &quot;Cruise&quot;;     IF(       [.A1495] &lt; [.$C$8];       &quot;Decel&quot;;       &quot;Stop&quot;     )   ) )" office:value-type="string" office:string-value="Cruise">
            <text:p>Cruise</text:p>
          </table:table-cell>
          <table:table-cell table:formula="of:=IF(   [.B1495]=&quot;Accel&quot;;   [.$C$1];   IF(     [.B1495]=&quot;Cruise&quot;;     0;     IF([.B1495]=&quot;Decel&quot;; -[.$C$1]; 0)   ) )" office:value-type="float" office:value="0">
            <text:p>0</text:p>
          </table:table-cell>
          <table:table-cell table:formula="of:=IF(   [.B1495]=&quot;Stop&quot;;   0;   MAX(     0;     MIN(       [.$C$2];       [.D1494] + [.C1495] * [.$C$4]     )   ) )" office:value-type="float" office:value="9.75">
            <text:p>9.75</text:p>
          </table:table-cell>
          <table:table-cell table:formula="of:=IF(   [.B1495]=&quot;Stop&quot;;   [.$C$3];   [.E1494] + [.D1495] * [.$C$4] )" office:value-type="float" office:value="71.4187499999981">
            <text:p>71.42</text:p>
          </table:table-cell>
          <table:table-cell table:number-columns-repeated="872"/>
        </table:table-row>
        <table:table-row table:style-name="ro3">
          <table:table-cell table:formula="of:=[.A1495]+[.$C$4]" office:value-type="float" office:value="7.42499999999986">
            <text:p>7.425</text:p>
          </table:table-cell>
          <table:table-cell table:formula="of:=IF(   [.A1496] &lt; [.$C$5];   &quot;Accel&quot;;   IF(     [.A1496] &lt; [.$C$5] + [.$C$7];     &quot;Cruise&quot;;     IF(       [.A1496] &lt; [.$C$8];       &quot;Decel&quot;;       &quot;Stop&quot;     )   ) )" office:value-type="string" office:string-value="Cruise">
            <text:p>Cruise</text:p>
          </table:table-cell>
          <table:table-cell table:formula="of:=IF(   [.B1496]=&quot;Accel&quot;;   [.$C$1];   IF(     [.B1496]=&quot;Cruise&quot;;     0;     IF([.B1496]=&quot;Decel&quot;; -[.$C$1]; 0)   ) )" office:value-type="float" office:value="0">
            <text:p>0</text:p>
          </table:table-cell>
          <table:table-cell table:formula="of:=IF(   [.B1496]=&quot;Stop&quot;;   0;   MAX(     0;     MIN(       [.$C$2];       [.D1495] + [.C1496] * [.$C$4]     )   ) )" office:value-type="float" office:value="9.75">
            <text:p>9.75</text:p>
          </table:table-cell>
          <table:table-cell table:formula="of:=IF(   [.B1496]=&quot;Stop&quot;;   [.$C$3];   [.E1495] + [.D1496] * [.$C$4] )" office:value-type="float" office:value="71.4674999999981">
            <text:p>71.47</text:p>
          </table:table-cell>
          <table:table-cell table:number-columns-repeated="872"/>
        </table:table-row>
        <table:table-row table:style-name="ro3">
          <table:table-cell table:formula="of:=[.A1496]+[.$C$4]" office:value-type="float" office:value="7.42999999999986">
            <text:p>7.430</text:p>
          </table:table-cell>
          <table:table-cell table:formula="of:=IF(   [.A1497] &lt; [.$C$5];   &quot;Accel&quot;;   IF(     [.A1497] &lt; [.$C$5] + [.$C$7];     &quot;Cruise&quot;;     IF(       [.A1497] &lt; [.$C$8];       &quot;Decel&quot;;       &quot;Stop&quot;     )   ) )" office:value-type="string" office:string-value="Cruise">
            <text:p>Cruise</text:p>
          </table:table-cell>
          <table:table-cell table:formula="of:=IF(   [.B1497]=&quot;Accel&quot;;   [.$C$1];   IF(     [.B1497]=&quot;Cruise&quot;;     0;     IF([.B1497]=&quot;Decel&quot;; -[.$C$1]; 0)   ) )" office:value-type="float" office:value="0">
            <text:p>0</text:p>
          </table:table-cell>
          <table:table-cell table:formula="of:=IF(   [.B1497]=&quot;Stop&quot;;   0;   MAX(     0;     MIN(       [.$C$2];       [.D1496] + [.C1497] * [.$C$4]     )   ) )" office:value-type="float" office:value="9.75">
            <text:p>9.75</text:p>
          </table:table-cell>
          <table:table-cell table:formula="of:=IF(   [.B1497]=&quot;Stop&quot;;   [.$C$3];   [.E1496] + [.D1497] * [.$C$4] )" office:value-type="float" office:value="71.5162499999981">
            <text:p>71.52</text:p>
          </table:table-cell>
          <table:table-cell table:number-columns-repeated="872"/>
        </table:table-row>
        <table:table-row table:style-name="ro3">
          <table:table-cell table:formula="of:=[.A1497]+[.$C$4]" office:value-type="float" office:value="7.43499999999986">
            <text:p>7.435</text:p>
          </table:table-cell>
          <table:table-cell table:formula="of:=IF(   [.A1498] &lt; [.$C$5];   &quot;Accel&quot;;   IF(     [.A1498] &lt; [.$C$5] + [.$C$7];     &quot;Cruise&quot;;     IF(       [.A1498] &lt; [.$C$8];       &quot;Decel&quot;;       &quot;Stop&quot;     )   ) )" office:value-type="string" office:string-value="Cruise">
            <text:p>Cruise</text:p>
          </table:table-cell>
          <table:table-cell table:formula="of:=IF(   [.B1498]=&quot;Accel&quot;;   [.$C$1];   IF(     [.B1498]=&quot;Cruise&quot;;     0;     IF([.B1498]=&quot;Decel&quot;; -[.$C$1]; 0)   ) )" office:value-type="float" office:value="0">
            <text:p>0</text:p>
          </table:table-cell>
          <table:table-cell table:formula="of:=IF(   [.B1498]=&quot;Stop&quot;;   0;   MAX(     0;     MIN(       [.$C$2];       [.D1497] + [.C1498] * [.$C$4]     )   ) )" office:value-type="float" office:value="9.75">
            <text:p>9.75</text:p>
          </table:table-cell>
          <table:table-cell table:formula="of:=IF(   [.B1498]=&quot;Stop&quot;;   [.$C$3];   [.E1497] + [.D1498] * [.$C$4] )" office:value-type="float" office:value="71.5649999999981">
            <text:p>71.56</text:p>
          </table:table-cell>
          <table:table-cell table:number-columns-repeated="872"/>
        </table:table-row>
        <table:table-row table:style-name="ro3">
          <table:table-cell table:formula="of:=[.A1498]+[.$C$4]" office:value-type="float" office:value="7.43999999999986">
            <text:p>7.440</text:p>
          </table:table-cell>
          <table:table-cell table:formula="of:=IF(   [.A1499] &lt; [.$C$5];   &quot;Accel&quot;;   IF(     [.A1499] &lt; [.$C$5] + [.$C$7];     &quot;Cruise&quot;;     IF(       [.A1499] &lt; [.$C$8];       &quot;Decel&quot;;       &quot;Stop&quot;     )   ) )" office:value-type="string" office:string-value="Cruise">
            <text:p>Cruise</text:p>
          </table:table-cell>
          <table:table-cell table:formula="of:=IF(   [.B1499]=&quot;Accel&quot;;   [.$C$1];   IF(     [.B1499]=&quot;Cruise&quot;;     0;     IF([.B1499]=&quot;Decel&quot;; -[.$C$1]; 0)   ) )" office:value-type="float" office:value="0">
            <text:p>0</text:p>
          </table:table-cell>
          <table:table-cell table:formula="of:=IF(   [.B1499]=&quot;Stop&quot;;   0;   MAX(     0;     MIN(       [.$C$2];       [.D1498] + [.C1499] * [.$C$4]     )   ) )" office:value-type="float" office:value="9.75">
            <text:p>9.75</text:p>
          </table:table-cell>
          <table:table-cell table:formula="of:=IF(   [.B1499]=&quot;Stop&quot;;   [.$C$3];   [.E1498] + [.D1499] * [.$C$4] )" office:value-type="float" office:value="71.6137499999981">
            <text:p>71.61</text:p>
          </table:table-cell>
          <table:table-cell table:number-columns-repeated="872"/>
        </table:table-row>
        <table:table-row table:style-name="ro3">
          <table:table-cell table:formula="of:=[.A1499]+[.$C$4]" office:value-type="float" office:value="7.44499999999986">
            <text:p>7.445</text:p>
          </table:table-cell>
          <table:table-cell table:formula="of:=IF(   [.A1500] &lt; [.$C$5];   &quot;Accel&quot;;   IF(     [.A1500] &lt; [.$C$5] + [.$C$7];     &quot;Cruise&quot;;     IF(       [.A1500] &lt; [.$C$8];       &quot;Decel&quot;;       &quot;Stop&quot;     )   ) )" office:value-type="string" office:string-value="Cruise">
            <text:p>Cruise</text:p>
          </table:table-cell>
          <table:table-cell table:formula="of:=IF(   [.B1500]=&quot;Accel&quot;;   [.$C$1];   IF(     [.B1500]=&quot;Cruise&quot;;     0;     IF([.B1500]=&quot;Decel&quot;; -[.$C$1]; 0)   ) )" office:value-type="float" office:value="0">
            <text:p>0</text:p>
          </table:table-cell>
          <table:table-cell table:formula="of:=IF(   [.B1500]=&quot;Stop&quot;;   0;   MAX(     0;     MIN(       [.$C$2];       [.D1499] + [.C1500] * [.$C$4]     )   ) )" office:value-type="float" office:value="9.75">
            <text:p>9.75</text:p>
          </table:table-cell>
          <table:table-cell table:formula="of:=IF(   [.B1500]=&quot;Stop&quot;;   [.$C$3];   [.E1499] + [.D1500] * [.$C$4] )" office:value-type="float" office:value="71.6624999999981">
            <text:p>71.66</text:p>
          </table:table-cell>
          <table:table-cell table:number-columns-repeated="872"/>
        </table:table-row>
        <table:table-row table:style-name="ro3">
          <table:table-cell table:formula="of:=[.A1500]+[.$C$4]" office:value-type="float" office:value="7.44999999999986">
            <text:p>7.450</text:p>
          </table:table-cell>
          <table:table-cell table:formula="of:=IF(   [.A1501] &lt; [.$C$5];   &quot;Accel&quot;;   IF(     [.A1501] &lt; [.$C$5] + [.$C$7];     &quot;Cruise&quot;;     IF(       [.A1501] &lt; [.$C$8];       &quot;Decel&quot;;       &quot;Stop&quot;     )   ) )" office:value-type="string" office:string-value="Cruise">
            <text:p>Cruise</text:p>
          </table:table-cell>
          <table:table-cell table:formula="of:=IF(   [.B1501]=&quot;Accel&quot;;   [.$C$1];   IF(     [.B1501]=&quot;Cruise&quot;;     0;     IF([.B1501]=&quot;Decel&quot;; -[.$C$1]; 0)   ) )" office:value-type="float" office:value="0">
            <text:p>0</text:p>
          </table:table-cell>
          <table:table-cell table:formula="of:=IF(   [.B1501]=&quot;Stop&quot;;   0;   MAX(     0;     MIN(       [.$C$2];       [.D1500] + [.C1501] * [.$C$4]     )   ) )" office:value-type="float" office:value="9.75">
            <text:p>9.75</text:p>
          </table:table-cell>
          <table:table-cell table:formula="of:=IF(   [.B1501]=&quot;Stop&quot;;   [.$C$3];   [.E1500] + [.D1501] * [.$C$4] )" office:value-type="float" office:value="71.7112499999981">
            <text:p>71.71</text:p>
          </table:table-cell>
          <table:table-cell table:number-columns-repeated="872"/>
        </table:table-row>
        <table:table-row table:style-name="ro3">
          <table:table-cell table:formula="of:=[.A1501]+[.$C$4]" office:value-type="float" office:value="7.45499999999986">
            <text:p>7.455</text:p>
          </table:table-cell>
          <table:table-cell table:formula="of:=IF(   [.A1502] &lt; [.$C$5];   &quot;Accel&quot;;   IF(     [.A1502] &lt; [.$C$5] + [.$C$7];     &quot;Cruise&quot;;     IF(       [.A1502] &lt; [.$C$8];       &quot;Decel&quot;;       &quot;Stop&quot;     )   ) )" office:value-type="string" office:string-value="Cruise">
            <text:p>Cruise</text:p>
          </table:table-cell>
          <table:table-cell table:formula="of:=IF(   [.B1502]=&quot;Accel&quot;;   [.$C$1];   IF(     [.B1502]=&quot;Cruise&quot;;     0;     IF([.B1502]=&quot;Decel&quot;; -[.$C$1]; 0)   ) )" office:value-type="float" office:value="0">
            <text:p>0</text:p>
          </table:table-cell>
          <table:table-cell table:formula="of:=IF(   [.B1502]=&quot;Stop&quot;;   0;   MAX(     0;     MIN(       [.$C$2];       [.D1501] + [.C1502] * [.$C$4]     )   ) )" office:value-type="float" office:value="9.75">
            <text:p>9.75</text:p>
          </table:table-cell>
          <table:table-cell table:formula="of:=IF(   [.B1502]=&quot;Stop&quot;;   [.$C$3];   [.E1501] + [.D1502] * [.$C$4] )" office:value-type="float" office:value="71.7599999999981">
            <text:p>71.76</text:p>
          </table:table-cell>
          <table:table-cell table:number-columns-repeated="872"/>
        </table:table-row>
        <table:table-row table:style-name="ro3">
          <table:table-cell table:formula="of:=[.A1502]+[.$C$4]" office:value-type="float" office:value="7.45999999999986">
            <text:p>7.460</text:p>
          </table:table-cell>
          <table:table-cell table:formula="of:=IF(   [.A1503] &lt; [.$C$5];   &quot;Accel&quot;;   IF(     [.A1503] &lt; [.$C$5] + [.$C$7];     &quot;Cruise&quot;;     IF(       [.A1503] &lt; [.$C$8];       &quot;Decel&quot;;       &quot;Stop&quot;     )   ) )" office:value-type="string" office:string-value="Cruise">
            <text:p>Cruise</text:p>
          </table:table-cell>
          <table:table-cell table:formula="of:=IF(   [.B1503]=&quot;Accel&quot;;   [.$C$1];   IF(     [.B1503]=&quot;Cruise&quot;;     0;     IF([.B1503]=&quot;Decel&quot;; -[.$C$1]; 0)   ) )" office:value-type="float" office:value="0">
            <text:p>0</text:p>
          </table:table-cell>
          <table:table-cell table:formula="of:=IF(   [.B1503]=&quot;Stop&quot;;   0;   MAX(     0;     MIN(       [.$C$2];       [.D1502] + [.C1503] * [.$C$4]     )   ) )" office:value-type="float" office:value="9.75">
            <text:p>9.75</text:p>
          </table:table-cell>
          <table:table-cell table:formula="of:=IF(   [.B1503]=&quot;Stop&quot;;   [.$C$3];   [.E1502] + [.D1503] * [.$C$4] )" office:value-type="float" office:value="71.8087499999981">
            <text:p>71.81</text:p>
          </table:table-cell>
          <table:table-cell table:number-columns-repeated="872"/>
        </table:table-row>
        <table:table-row table:style-name="ro3">
          <table:table-cell table:formula="of:=[.A1503]+[.$C$4]" office:value-type="float" office:value="7.46499999999986">
            <text:p>7.465</text:p>
          </table:table-cell>
          <table:table-cell table:formula="of:=IF(   [.A1504] &lt; [.$C$5];   &quot;Accel&quot;;   IF(     [.A1504] &lt; [.$C$5] + [.$C$7];     &quot;Cruise&quot;;     IF(       [.A1504] &lt; [.$C$8];       &quot;Decel&quot;;       &quot;Stop&quot;     )   ) )" office:value-type="string" office:string-value="Cruise">
            <text:p>Cruise</text:p>
          </table:table-cell>
          <table:table-cell table:formula="of:=IF(   [.B1504]=&quot;Accel&quot;;   [.$C$1];   IF(     [.B1504]=&quot;Cruise&quot;;     0;     IF([.B1504]=&quot;Decel&quot;; -[.$C$1]; 0)   ) )" office:value-type="float" office:value="0">
            <text:p>0</text:p>
          </table:table-cell>
          <table:table-cell table:formula="of:=IF(   [.B1504]=&quot;Stop&quot;;   0;   MAX(     0;     MIN(       [.$C$2];       [.D1503] + [.C1504] * [.$C$4]     )   ) )" office:value-type="float" office:value="9.75">
            <text:p>9.75</text:p>
          </table:table-cell>
          <table:table-cell table:formula="of:=IF(   [.B1504]=&quot;Stop&quot;;   [.$C$3];   [.E1503] + [.D1504] * [.$C$4] )" office:value-type="float" office:value="71.8574999999981">
            <text:p>71.86</text:p>
          </table:table-cell>
          <table:table-cell table:number-columns-repeated="872"/>
        </table:table-row>
        <table:table-row table:style-name="ro3">
          <table:table-cell table:formula="of:=[.A1504]+[.$C$4]" office:value-type="float" office:value="7.46999999999986">
            <text:p>7.470</text:p>
          </table:table-cell>
          <table:table-cell table:formula="of:=IF(   [.A1505] &lt; [.$C$5];   &quot;Accel&quot;;   IF(     [.A1505] &lt; [.$C$5] + [.$C$7];     &quot;Cruise&quot;;     IF(       [.A1505] &lt; [.$C$8];       &quot;Decel&quot;;       &quot;Stop&quot;     )   ) )" office:value-type="string" office:string-value="Cruise">
            <text:p>Cruise</text:p>
          </table:table-cell>
          <table:table-cell table:formula="of:=IF(   [.B1505]=&quot;Accel&quot;;   [.$C$1];   IF(     [.B1505]=&quot;Cruise&quot;;     0;     IF([.B1505]=&quot;Decel&quot;; -[.$C$1]; 0)   ) )" office:value-type="float" office:value="0">
            <text:p>0</text:p>
          </table:table-cell>
          <table:table-cell table:formula="of:=IF(   [.B1505]=&quot;Stop&quot;;   0;   MAX(     0;     MIN(       [.$C$2];       [.D1504] + [.C1505] * [.$C$4]     )   ) )" office:value-type="float" office:value="9.75">
            <text:p>9.75</text:p>
          </table:table-cell>
          <table:table-cell table:formula="of:=IF(   [.B1505]=&quot;Stop&quot;;   [.$C$3];   [.E1504] + [.D1505] * [.$C$4] )" office:value-type="float" office:value="71.9062499999981">
            <text:p>71.91</text:p>
          </table:table-cell>
          <table:table-cell table:number-columns-repeated="872"/>
        </table:table-row>
        <table:table-row table:style-name="ro3">
          <table:table-cell table:formula="of:=[.A1505]+[.$C$4]" office:value-type="float" office:value="7.47499999999986">
            <text:p>7.475</text:p>
          </table:table-cell>
          <table:table-cell table:formula="of:=IF(   [.A1506] &lt; [.$C$5];   &quot;Accel&quot;;   IF(     [.A1506] &lt; [.$C$5] + [.$C$7];     &quot;Cruise&quot;;     IF(       [.A1506] &lt; [.$C$8];       &quot;Decel&quot;;       &quot;Stop&quot;     )   ) )" office:value-type="string" office:string-value="Cruise">
            <text:p>Cruise</text:p>
          </table:table-cell>
          <table:table-cell table:formula="of:=IF(   [.B1506]=&quot;Accel&quot;;   [.$C$1];   IF(     [.B1506]=&quot;Cruise&quot;;     0;     IF([.B1506]=&quot;Decel&quot;; -[.$C$1]; 0)   ) )" office:value-type="float" office:value="0">
            <text:p>0</text:p>
          </table:table-cell>
          <table:table-cell table:formula="of:=IF(   [.B1506]=&quot;Stop&quot;;   0;   MAX(     0;     MIN(       [.$C$2];       [.D1505] + [.C1506] * [.$C$4]     )   ) )" office:value-type="float" office:value="9.75">
            <text:p>9.75</text:p>
          </table:table-cell>
          <table:table-cell table:formula="of:=IF(   [.B1506]=&quot;Stop&quot;;   [.$C$3];   [.E1505] + [.D1506] * [.$C$4] )" office:value-type="float" office:value="71.9549999999981">
            <text:p>71.95</text:p>
          </table:table-cell>
          <table:table-cell table:number-columns-repeated="872"/>
        </table:table-row>
        <table:table-row table:style-name="ro3">
          <table:table-cell table:formula="of:=[.A1506]+[.$C$4]" office:value-type="float" office:value="7.47999999999986">
            <text:p>7.480</text:p>
          </table:table-cell>
          <table:table-cell table:formula="of:=IF(   [.A1507] &lt; [.$C$5];   &quot;Accel&quot;;   IF(     [.A1507] &lt; [.$C$5] + [.$C$7];     &quot;Cruise&quot;;     IF(       [.A1507] &lt; [.$C$8];       &quot;Decel&quot;;       &quot;Stop&quot;     )   ) )" office:value-type="string" office:string-value="Cruise">
            <text:p>Cruise</text:p>
          </table:table-cell>
          <table:table-cell table:formula="of:=IF(   [.B1507]=&quot;Accel&quot;;   [.$C$1];   IF(     [.B1507]=&quot;Cruise&quot;;     0;     IF([.B1507]=&quot;Decel&quot;; -[.$C$1]; 0)   ) )" office:value-type="float" office:value="0">
            <text:p>0</text:p>
          </table:table-cell>
          <table:table-cell table:formula="of:=IF(   [.B1507]=&quot;Stop&quot;;   0;   MAX(     0;     MIN(       [.$C$2];       [.D1506] + [.C1507] * [.$C$4]     )   ) )" office:value-type="float" office:value="9.75">
            <text:p>9.75</text:p>
          </table:table-cell>
          <table:table-cell table:formula="of:=IF(   [.B1507]=&quot;Stop&quot;;   [.$C$3];   [.E1506] + [.D1507] * [.$C$4] )" office:value-type="float" office:value="72.0037499999981">
            <text:p>72.00</text:p>
          </table:table-cell>
          <table:table-cell table:number-columns-repeated="872"/>
        </table:table-row>
        <table:table-row table:style-name="ro3">
          <table:table-cell table:formula="of:=[.A1507]+[.$C$4]" office:value-type="float" office:value="7.48499999999986">
            <text:p>7.485</text:p>
          </table:table-cell>
          <table:table-cell table:formula="of:=IF(   [.A1508] &lt; [.$C$5];   &quot;Accel&quot;;   IF(     [.A1508] &lt; [.$C$5] + [.$C$7];     &quot;Cruise&quot;;     IF(       [.A1508] &lt; [.$C$8];       &quot;Decel&quot;;       &quot;Stop&quot;     )   ) )" office:value-type="string" office:string-value="Cruise">
            <text:p>Cruise</text:p>
          </table:table-cell>
          <table:table-cell table:formula="of:=IF(   [.B1508]=&quot;Accel&quot;;   [.$C$1];   IF(     [.B1508]=&quot;Cruise&quot;;     0;     IF([.B1508]=&quot;Decel&quot;; -[.$C$1]; 0)   ) )" office:value-type="float" office:value="0">
            <text:p>0</text:p>
          </table:table-cell>
          <table:table-cell table:formula="of:=IF(   [.B1508]=&quot;Stop&quot;;   0;   MAX(     0;     MIN(       [.$C$2];       [.D1507] + [.C1508] * [.$C$4]     )   ) )" office:value-type="float" office:value="9.75">
            <text:p>9.75</text:p>
          </table:table-cell>
          <table:table-cell table:formula="of:=IF(   [.B1508]=&quot;Stop&quot;;   [.$C$3];   [.E1507] + [.D1508] * [.$C$4] )" office:value-type="float" office:value="72.0524999999981">
            <text:p>72.05</text:p>
          </table:table-cell>
          <table:table-cell table:number-columns-repeated="872"/>
        </table:table-row>
        <table:table-row table:style-name="ro3">
          <table:table-cell table:formula="of:=[.A1508]+[.$C$4]" office:value-type="float" office:value="7.48999999999986">
            <text:p>7.490</text:p>
          </table:table-cell>
          <table:table-cell table:formula="of:=IF(   [.A1509] &lt; [.$C$5];   &quot;Accel&quot;;   IF(     [.A1509] &lt; [.$C$5] + [.$C$7];     &quot;Cruise&quot;;     IF(       [.A1509] &lt; [.$C$8];       &quot;Decel&quot;;       &quot;Stop&quot;     )   ) )" office:value-type="string" office:string-value="Cruise">
            <text:p>Cruise</text:p>
          </table:table-cell>
          <table:table-cell table:formula="of:=IF(   [.B1509]=&quot;Accel&quot;;   [.$C$1];   IF(     [.B1509]=&quot;Cruise&quot;;     0;     IF([.B1509]=&quot;Decel&quot;; -[.$C$1]; 0)   ) )" office:value-type="float" office:value="0">
            <text:p>0</text:p>
          </table:table-cell>
          <table:table-cell table:formula="of:=IF(   [.B1509]=&quot;Stop&quot;;   0;   MAX(     0;     MIN(       [.$C$2];       [.D1508] + [.C1509] * [.$C$4]     )   ) )" office:value-type="float" office:value="9.75">
            <text:p>9.75</text:p>
          </table:table-cell>
          <table:table-cell table:formula="of:=IF(   [.B1509]=&quot;Stop&quot;;   [.$C$3];   [.E1508] + [.D1509] * [.$C$4] )" office:value-type="float" office:value="72.1012499999981">
            <text:p>72.10</text:p>
          </table:table-cell>
          <table:table-cell table:number-columns-repeated="872"/>
        </table:table-row>
        <table:table-row table:style-name="ro3">
          <table:table-cell table:formula="of:=[.A1509]+[.$C$4]" office:value-type="float" office:value="7.49499999999986">
            <text:p>7.495</text:p>
          </table:table-cell>
          <table:table-cell table:formula="of:=IF(   [.A1510] &lt; [.$C$5];   &quot;Accel&quot;;   IF(     [.A1510] &lt; [.$C$5] + [.$C$7];     &quot;Cruise&quot;;     IF(       [.A1510] &lt; [.$C$8];       &quot;Decel&quot;;       &quot;Stop&quot;     )   ) )" office:value-type="string" office:string-value="Cruise">
            <text:p>Cruise</text:p>
          </table:table-cell>
          <table:table-cell table:formula="of:=IF(   [.B1510]=&quot;Accel&quot;;   [.$C$1];   IF(     [.B1510]=&quot;Cruise&quot;;     0;     IF([.B1510]=&quot;Decel&quot;; -[.$C$1]; 0)   ) )" office:value-type="float" office:value="0">
            <text:p>0</text:p>
          </table:table-cell>
          <table:table-cell table:formula="of:=IF(   [.B1510]=&quot;Stop&quot;;   0;   MAX(     0;     MIN(       [.$C$2];       [.D1509] + [.C1510] * [.$C$4]     )   ) )" office:value-type="float" office:value="9.75">
            <text:p>9.75</text:p>
          </table:table-cell>
          <table:table-cell table:formula="of:=IF(   [.B1510]=&quot;Stop&quot;;   [.$C$3];   [.E1509] + [.D1510] * [.$C$4] )" office:value-type="float" office:value="72.1499999999981">
            <text:p>72.15</text:p>
          </table:table-cell>
          <table:table-cell table:number-columns-repeated="872"/>
        </table:table-row>
        <table:table-row table:style-name="ro3">
          <table:table-cell table:formula="of:=[.A1510]+[.$C$4]" office:value-type="float" office:value="7.49999999999986">
            <text:p>7.500</text:p>
          </table:table-cell>
          <table:table-cell table:formula="of:=IF(   [.A1511] &lt; [.$C$5];   &quot;Accel&quot;;   IF(     [.A1511] &lt; [.$C$5] + [.$C$7];     &quot;Cruise&quot;;     IF(       [.A1511] &lt; [.$C$8];       &quot;Decel&quot;;       &quot;Stop&quot;     )   ) )" office:value-type="string" office:string-value="Cruise">
            <text:p>Cruise</text:p>
          </table:table-cell>
          <table:table-cell table:formula="of:=IF(   [.B1511]=&quot;Accel&quot;;   [.$C$1];   IF(     [.B1511]=&quot;Cruise&quot;;     0;     IF([.B1511]=&quot;Decel&quot;; -[.$C$1]; 0)   ) )" office:value-type="float" office:value="0">
            <text:p>0</text:p>
          </table:table-cell>
          <table:table-cell table:formula="of:=IF(   [.B1511]=&quot;Stop&quot;;   0;   MAX(     0;     MIN(       [.$C$2];       [.D1510] + [.C1511] * [.$C$4]     )   ) )" office:value-type="float" office:value="9.75">
            <text:p>9.75</text:p>
          </table:table-cell>
          <table:table-cell table:formula="of:=IF(   [.B1511]=&quot;Stop&quot;;   [.$C$3];   [.E1510] + [.D1511] * [.$C$4] )" office:value-type="float" office:value="72.1987499999981">
            <text:p>72.20</text:p>
          </table:table-cell>
          <table:table-cell table:number-columns-repeated="872"/>
        </table:table-row>
        <table:table-row table:style-name="ro3">
          <table:table-cell table:formula="of:=[.A1511]+[.$C$4]" office:value-type="float" office:value="7.50499999999986">
            <text:p>7.505</text:p>
          </table:table-cell>
          <table:table-cell table:formula="of:=IF(   [.A1512] &lt; [.$C$5];   &quot;Accel&quot;;   IF(     [.A1512] &lt; [.$C$5] + [.$C$7];     &quot;Cruise&quot;;     IF(       [.A1512] &lt; [.$C$8];       &quot;Decel&quot;;       &quot;Stop&quot;     )   ) )" office:value-type="string" office:string-value="Cruise">
            <text:p>Cruise</text:p>
          </table:table-cell>
          <table:table-cell table:formula="of:=IF(   [.B1512]=&quot;Accel&quot;;   [.$C$1];   IF(     [.B1512]=&quot;Cruise&quot;;     0;     IF([.B1512]=&quot;Decel&quot;; -[.$C$1]; 0)   ) )" office:value-type="float" office:value="0">
            <text:p>0</text:p>
          </table:table-cell>
          <table:table-cell table:formula="of:=IF(   [.B1512]=&quot;Stop&quot;;   0;   MAX(     0;     MIN(       [.$C$2];       [.D1511] + [.C1512] * [.$C$4]     )   ) )" office:value-type="float" office:value="9.75">
            <text:p>9.75</text:p>
          </table:table-cell>
          <table:table-cell table:formula="of:=IF(   [.B1512]=&quot;Stop&quot;;   [.$C$3];   [.E1511] + [.D1512] * [.$C$4] )" office:value-type="float" office:value="72.2474999999981">
            <text:p>72.25</text:p>
          </table:table-cell>
          <table:table-cell table:number-columns-repeated="872"/>
        </table:table-row>
        <table:table-row table:style-name="ro3">
          <table:table-cell table:formula="of:=[.A1512]+[.$C$4]" office:value-type="float" office:value="7.50999999999986">
            <text:p>7.510</text:p>
          </table:table-cell>
          <table:table-cell table:formula="of:=IF(   [.A1513] &lt; [.$C$5];   &quot;Accel&quot;;   IF(     [.A1513] &lt; [.$C$5] + [.$C$7];     &quot;Cruise&quot;;     IF(       [.A1513] &lt; [.$C$8];       &quot;Decel&quot;;       &quot;Stop&quot;     )   ) )" office:value-type="string" office:string-value="Cruise">
            <text:p>Cruise</text:p>
          </table:table-cell>
          <table:table-cell table:formula="of:=IF(   [.B1513]=&quot;Accel&quot;;   [.$C$1];   IF(     [.B1513]=&quot;Cruise&quot;;     0;     IF([.B1513]=&quot;Decel&quot;; -[.$C$1]; 0)   ) )" office:value-type="float" office:value="0">
            <text:p>0</text:p>
          </table:table-cell>
          <table:table-cell table:formula="of:=IF(   [.B1513]=&quot;Stop&quot;;   0;   MAX(     0;     MIN(       [.$C$2];       [.D1512] + [.C1513] * [.$C$4]     )   ) )" office:value-type="float" office:value="9.75">
            <text:p>9.75</text:p>
          </table:table-cell>
          <table:table-cell table:formula="of:=IF(   [.B1513]=&quot;Stop&quot;;   [.$C$3];   [.E1512] + [.D1513] * [.$C$4] )" office:value-type="float" office:value="72.2962499999981">
            <text:p>72.30</text:p>
          </table:table-cell>
          <table:table-cell table:number-columns-repeated="872"/>
        </table:table-row>
        <table:table-row table:style-name="ro3">
          <table:table-cell table:formula="of:=[.A1513]+[.$C$4]" office:value-type="float" office:value="7.51499999999986">
            <text:p>7.515</text:p>
          </table:table-cell>
          <table:table-cell table:formula="of:=IF(   [.A1514] &lt; [.$C$5];   &quot;Accel&quot;;   IF(     [.A1514] &lt; [.$C$5] + [.$C$7];     &quot;Cruise&quot;;     IF(       [.A1514] &lt; [.$C$8];       &quot;Decel&quot;;       &quot;Stop&quot;     )   ) )" office:value-type="string" office:string-value="Cruise">
            <text:p>Cruise</text:p>
          </table:table-cell>
          <table:table-cell table:formula="of:=IF(   [.B1514]=&quot;Accel&quot;;   [.$C$1];   IF(     [.B1514]=&quot;Cruise&quot;;     0;     IF([.B1514]=&quot;Decel&quot;; -[.$C$1]; 0)   ) )" office:value-type="float" office:value="0">
            <text:p>0</text:p>
          </table:table-cell>
          <table:table-cell table:formula="of:=IF(   [.B1514]=&quot;Stop&quot;;   0;   MAX(     0;     MIN(       [.$C$2];       [.D1513] + [.C1514] * [.$C$4]     )   ) )" office:value-type="float" office:value="9.75">
            <text:p>9.75</text:p>
          </table:table-cell>
          <table:table-cell table:formula="of:=IF(   [.B1514]=&quot;Stop&quot;;   [.$C$3];   [.E1513] + [.D1514] * [.$C$4] )" office:value-type="float" office:value="72.3449999999981">
            <text:p>72.34</text:p>
          </table:table-cell>
          <table:table-cell table:number-columns-repeated="872"/>
        </table:table-row>
        <table:table-row table:style-name="ro3">
          <table:table-cell table:formula="of:=[.A1514]+[.$C$4]" office:value-type="float" office:value="7.51999999999986">
            <text:p>7.520</text:p>
          </table:table-cell>
          <table:table-cell table:formula="of:=IF(   [.A1515] &lt; [.$C$5];   &quot;Accel&quot;;   IF(     [.A1515] &lt; [.$C$5] + [.$C$7];     &quot;Cruise&quot;;     IF(       [.A1515] &lt; [.$C$8];       &quot;Decel&quot;;       &quot;Stop&quot;     )   ) )" office:value-type="string" office:string-value="Cruise">
            <text:p>Cruise</text:p>
          </table:table-cell>
          <table:table-cell table:formula="of:=IF(   [.B1515]=&quot;Accel&quot;;   [.$C$1];   IF(     [.B1515]=&quot;Cruise&quot;;     0;     IF([.B1515]=&quot;Decel&quot;; -[.$C$1]; 0)   ) )" office:value-type="float" office:value="0">
            <text:p>0</text:p>
          </table:table-cell>
          <table:table-cell table:formula="of:=IF(   [.B1515]=&quot;Stop&quot;;   0;   MAX(     0;     MIN(       [.$C$2];       [.D1514] + [.C1515] * [.$C$4]     )   ) )" office:value-type="float" office:value="9.75">
            <text:p>9.75</text:p>
          </table:table-cell>
          <table:table-cell table:formula="of:=IF(   [.B1515]=&quot;Stop&quot;;   [.$C$3];   [.E1514] + [.D1515] * [.$C$4] )" office:value-type="float" office:value="72.3937499999981">
            <text:p>72.39</text:p>
          </table:table-cell>
          <table:table-cell table:number-columns-repeated="872"/>
        </table:table-row>
        <table:table-row table:style-name="ro3">
          <table:table-cell table:formula="of:=[.A1515]+[.$C$4]" office:value-type="float" office:value="7.52499999999986">
            <text:p>7.525</text:p>
          </table:table-cell>
          <table:table-cell table:formula="of:=IF(   [.A1516] &lt; [.$C$5];   &quot;Accel&quot;;   IF(     [.A1516] &lt; [.$C$5] + [.$C$7];     &quot;Cruise&quot;;     IF(       [.A1516] &lt; [.$C$8];       &quot;Decel&quot;;       &quot;Stop&quot;     )   ) )" office:value-type="string" office:string-value="Cruise">
            <text:p>Cruise</text:p>
          </table:table-cell>
          <table:table-cell table:formula="of:=IF(   [.B1516]=&quot;Accel&quot;;   [.$C$1];   IF(     [.B1516]=&quot;Cruise&quot;;     0;     IF([.B1516]=&quot;Decel&quot;; -[.$C$1]; 0)   ) )" office:value-type="float" office:value="0">
            <text:p>0</text:p>
          </table:table-cell>
          <table:table-cell table:formula="of:=IF(   [.B1516]=&quot;Stop&quot;;   0;   MAX(     0;     MIN(       [.$C$2];       [.D1515] + [.C1516] * [.$C$4]     )   ) )" office:value-type="float" office:value="9.75">
            <text:p>9.75</text:p>
          </table:table-cell>
          <table:table-cell table:formula="of:=IF(   [.B1516]=&quot;Stop&quot;;   [.$C$3];   [.E1515] + [.D1516] * [.$C$4] )" office:value-type="float" office:value="72.4424999999981">
            <text:p>72.44</text:p>
          </table:table-cell>
          <table:table-cell table:number-columns-repeated="872"/>
        </table:table-row>
        <table:table-row table:style-name="ro3">
          <table:table-cell table:formula="of:=[.A1516]+[.$C$4]" office:value-type="float" office:value="7.52999999999986">
            <text:p>7.530</text:p>
          </table:table-cell>
          <table:table-cell table:formula="of:=IF(   [.A1517] &lt; [.$C$5];   &quot;Accel&quot;;   IF(     [.A1517] &lt; [.$C$5] + [.$C$7];     &quot;Cruise&quot;;     IF(       [.A1517] &lt; [.$C$8];       &quot;Decel&quot;;       &quot;Stop&quot;     )   ) )" office:value-type="string" office:string-value="Cruise">
            <text:p>Cruise</text:p>
          </table:table-cell>
          <table:table-cell table:formula="of:=IF(   [.B1517]=&quot;Accel&quot;;   [.$C$1];   IF(     [.B1517]=&quot;Cruise&quot;;     0;     IF([.B1517]=&quot;Decel&quot;; -[.$C$1]; 0)   ) )" office:value-type="float" office:value="0">
            <text:p>0</text:p>
          </table:table-cell>
          <table:table-cell table:formula="of:=IF(   [.B1517]=&quot;Stop&quot;;   0;   MAX(     0;     MIN(       [.$C$2];       [.D1516] + [.C1517] * [.$C$4]     )   ) )" office:value-type="float" office:value="9.75">
            <text:p>9.75</text:p>
          </table:table-cell>
          <table:table-cell table:formula="of:=IF(   [.B1517]=&quot;Stop&quot;;   [.$C$3];   [.E1516] + [.D1517] * [.$C$4] )" office:value-type="float" office:value="72.4912499999981">
            <text:p>72.49</text:p>
          </table:table-cell>
          <table:table-cell table:number-columns-repeated="872"/>
        </table:table-row>
        <table:table-row table:style-name="ro3">
          <table:table-cell table:formula="of:=[.A1517]+[.$C$4]" office:value-type="float" office:value="7.53499999999986">
            <text:p>7.535</text:p>
          </table:table-cell>
          <table:table-cell table:formula="of:=IF(   [.A1518] &lt; [.$C$5];   &quot;Accel&quot;;   IF(     [.A1518] &lt; [.$C$5] + [.$C$7];     &quot;Cruise&quot;;     IF(       [.A1518] &lt; [.$C$8];       &quot;Decel&quot;;       &quot;Stop&quot;     )   ) )" office:value-type="string" office:string-value="Cruise">
            <text:p>Cruise</text:p>
          </table:table-cell>
          <table:table-cell table:formula="of:=IF(   [.B1518]=&quot;Accel&quot;;   [.$C$1];   IF(     [.B1518]=&quot;Cruise&quot;;     0;     IF([.B1518]=&quot;Decel&quot;; -[.$C$1]; 0)   ) )" office:value-type="float" office:value="0">
            <text:p>0</text:p>
          </table:table-cell>
          <table:table-cell table:formula="of:=IF(   [.B1518]=&quot;Stop&quot;;   0;   MAX(     0;     MIN(       [.$C$2];       [.D1517] + [.C1518] * [.$C$4]     )   ) )" office:value-type="float" office:value="9.75">
            <text:p>9.75</text:p>
          </table:table-cell>
          <table:table-cell table:formula="of:=IF(   [.B1518]=&quot;Stop&quot;;   [.$C$3];   [.E1517] + [.D1518] * [.$C$4] )" office:value-type="float" office:value="72.539999999998">
            <text:p>72.54</text:p>
          </table:table-cell>
          <table:table-cell table:number-columns-repeated="872"/>
        </table:table-row>
        <table:table-row table:style-name="ro3">
          <table:table-cell table:formula="of:=[.A1518]+[.$C$4]" office:value-type="float" office:value="7.53999999999986">
            <text:p>7.540</text:p>
          </table:table-cell>
          <table:table-cell table:formula="of:=IF(   [.A1519] &lt; [.$C$5];   &quot;Accel&quot;;   IF(     [.A1519] &lt; [.$C$5] + [.$C$7];     &quot;Cruise&quot;;     IF(       [.A1519] &lt; [.$C$8];       &quot;Decel&quot;;       &quot;Stop&quot;     )   ) )" office:value-type="string" office:string-value="Cruise">
            <text:p>Cruise</text:p>
          </table:table-cell>
          <table:table-cell table:formula="of:=IF(   [.B1519]=&quot;Accel&quot;;   [.$C$1];   IF(     [.B1519]=&quot;Cruise&quot;;     0;     IF([.B1519]=&quot;Decel&quot;; -[.$C$1]; 0)   ) )" office:value-type="float" office:value="0">
            <text:p>0</text:p>
          </table:table-cell>
          <table:table-cell table:formula="of:=IF(   [.B1519]=&quot;Stop&quot;;   0;   MAX(     0;     MIN(       [.$C$2];       [.D1518] + [.C1519] * [.$C$4]     )   ) )" office:value-type="float" office:value="9.75">
            <text:p>9.75</text:p>
          </table:table-cell>
          <table:table-cell table:formula="of:=IF(   [.B1519]=&quot;Stop&quot;;   [.$C$3];   [.E1518] + [.D1519] * [.$C$4] )" office:value-type="float" office:value="72.588749999998">
            <text:p>72.59</text:p>
          </table:table-cell>
          <table:table-cell table:number-columns-repeated="872"/>
        </table:table-row>
        <table:table-row table:style-name="ro3">
          <table:table-cell table:formula="of:=[.A1519]+[.$C$4]" office:value-type="float" office:value="7.54499999999986">
            <text:p>7.545</text:p>
          </table:table-cell>
          <table:table-cell table:formula="of:=IF(   [.A1520] &lt; [.$C$5];   &quot;Accel&quot;;   IF(     [.A1520] &lt; [.$C$5] + [.$C$7];     &quot;Cruise&quot;;     IF(       [.A1520] &lt; [.$C$8];       &quot;Decel&quot;;       &quot;Stop&quot;     )   ) )" office:value-type="string" office:string-value="Cruise">
            <text:p>Cruise</text:p>
          </table:table-cell>
          <table:table-cell table:formula="of:=IF(   [.B1520]=&quot;Accel&quot;;   [.$C$1];   IF(     [.B1520]=&quot;Cruise&quot;;     0;     IF([.B1520]=&quot;Decel&quot;; -[.$C$1]; 0)   ) )" office:value-type="float" office:value="0">
            <text:p>0</text:p>
          </table:table-cell>
          <table:table-cell table:formula="of:=IF(   [.B1520]=&quot;Stop&quot;;   0;   MAX(     0;     MIN(       [.$C$2];       [.D1519] + [.C1520] * [.$C$4]     )   ) )" office:value-type="float" office:value="9.75">
            <text:p>9.75</text:p>
          </table:table-cell>
          <table:table-cell table:formula="of:=IF(   [.B1520]=&quot;Stop&quot;;   [.$C$3];   [.E1519] + [.D1520] * [.$C$4] )" office:value-type="float" office:value="72.637499999998">
            <text:p>72.64</text:p>
          </table:table-cell>
          <table:table-cell table:number-columns-repeated="872"/>
        </table:table-row>
        <table:table-row table:style-name="ro3">
          <table:table-cell table:formula="of:=[.A1520]+[.$C$4]" office:value-type="float" office:value="7.54999999999986">
            <text:p>7.550</text:p>
          </table:table-cell>
          <table:table-cell table:formula="of:=IF(   [.A1521] &lt; [.$C$5];   &quot;Accel&quot;;   IF(     [.A1521] &lt; [.$C$5] + [.$C$7];     &quot;Cruise&quot;;     IF(       [.A1521] &lt; [.$C$8];       &quot;Decel&quot;;       &quot;Stop&quot;     )   ) )" office:value-type="string" office:string-value="Cruise">
            <text:p>Cruise</text:p>
          </table:table-cell>
          <table:table-cell table:formula="of:=IF(   [.B1521]=&quot;Accel&quot;;   [.$C$1];   IF(     [.B1521]=&quot;Cruise&quot;;     0;     IF([.B1521]=&quot;Decel&quot;; -[.$C$1]; 0)   ) )" office:value-type="float" office:value="0">
            <text:p>0</text:p>
          </table:table-cell>
          <table:table-cell table:formula="of:=IF(   [.B1521]=&quot;Stop&quot;;   0;   MAX(     0;     MIN(       [.$C$2];       [.D1520] + [.C1521] * [.$C$4]     )   ) )" office:value-type="float" office:value="9.75">
            <text:p>9.75</text:p>
          </table:table-cell>
          <table:table-cell table:formula="of:=IF(   [.B1521]=&quot;Stop&quot;;   [.$C$3];   [.E1520] + [.D1521] * [.$C$4] )" office:value-type="float" office:value="72.686249999998">
            <text:p>72.69</text:p>
          </table:table-cell>
          <table:table-cell table:number-columns-repeated="872"/>
        </table:table-row>
        <table:table-row table:style-name="ro3">
          <table:table-cell table:formula="of:=[.A1521]+[.$C$4]" office:value-type="float" office:value="7.55499999999986">
            <text:p>7.555</text:p>
          </table:table-cell>
          <table:table-cell table:formula="of:=IF(   [.A1522] &lt; [.$C$5];   &quot;Accel&quot;;   IF(     [.A1522] &lt; [.$C$5] + [.$C$7];     &quot;Cruise&quot;;     IF(       [.A1522] &lt; [.$C$8];       &quot;Decel&quot;;       &quot;Stop&quot;     )   ) )" office:value-type="string" office:string-value="Cruise">
            <text:p>Cruise</text:p>
          </table:table-cell>
          <table:table-cell table:formula="of:=IF(   [.B1522]=&quot;Accel&quot;;   [.$C$1];   IF(     [.B1522]=&quot;Cruise&quot;;     0;     IF([.B1522]=&quot;Decel&quot;; -[.$C$1]; 0)   ) )" office:value-type="float" office:value="0">
            <text:p>0</text:p>
          </table:table-cell>
          <table:table-cell table:formula="of:=IF(   [.B1522]=&quot;Stop&quot;;   0;   MAX(     0;     MIN(       [.$C$2];       [.D1521] + [.C1522] * [.$C$4]     )   ) )" office:value-type="float" office:value="9.75">
            <text:p>9.75</text:p>
          </table:table-cell>
          <table:table-cell table:formula="of:=IF(   [.B1522]=&quot;Stop&quot;;   [.$C$3];   [.E1521] + [.D1522] * [.$C$4] )" office:value-type="float" office:value="72.734999999998">
            <text:p>72.73</text:p>
          </table:table-cell>
          <table:table-cell table:number-columns-repeated="872"/>
        </table:table-row>
        <table:table-row table:style-name="ro3">
          <table:table-cell table:formula="of:=[.A1522]+[.$C$4]" office:value-type="float" office:value="7.55999999999986">
            <text:p>7.560</text:p>
          </table:table-cell>
          <table:table-cell table:formula="of:=IF(   [.A1523] &lt; [.$C$5];   &quot;Accel&quot;;   IF(     [.A1523] &lt; [.$C$5] + [.$C$7];     &quot;Cruise&quot;;     IF(       [.A1523] &lt; [.$C$8];       &quot;Decel&quot;;       &quot;Stop&quot;     )   ) )" office:value-type="string" office:string-value="Cruise">
            <text:p>Cruise</text:p>
          </table:table-cell>
          <table:table-cell table:formula="of:=IF(   [.B1523]=&quot;Accel&quot;;   [.$C$1];   IF(     [.B1523]=&quot;Cruise&quot;;     0;     IF([.B1523]=&quot;Decel&quot;; -[.$C$1]; 0)   ) )" office:value-type="float" office:value="0">
            <text:p>0</text:p>
          </table:table-cell>
          <table:table-cell table:formula="of:=IF(   [.B1523]=&quot;Stop&quot;;   0;   MAX(     0;     MIN(       [.$C$2];       [.D1522] + [.C1523] * [.$C$4]     )   ) )" office:value-type="float" office:value="9.75">
            <text:p>9.75</text:p>
          </table:table-cell>
          <table:table-cell table:formula="of:=IF(   [.B1523]=&quot;Stop&quot;;   [.$C$3];   [.E1522] + [.D1523] * [.$C$4] )" office:value-type="float" office:value="72.783749999998">
            <text:p>72.78</text:p>
          </table:table-cell>
          <table:table-cell table:number-columns-repeated="872"/>
        </table:table-row>
        <table:table-row table:style-name="ro3">
          <table:table-cell table:formula="of:=[.A1523]+[.$C$4]" office:value-type="float" office:value="7.56499999999986">
            <text:p>7.565</text:p>
          </table:table-cell>
          <table:table-cell table:formula="of:=IF(   [.A1524] &lt; [.$C$5];   &quot;Accel&quot;;   IF(     [.A1524] &lt; [.$C$5] + [.$C$7];     &quot;Cruise&quot;;     IF(       [.A1524] &lt; [.$C$8];       &quot;Decel&quot;;       &quot;Stop&quot;     )   ) )" office:value-type="string" office:string-value="Cruise">
            <text:p>Cruise</text:p>
          </table:table-cell>
          <table:table-cell table:formula="of:=IF(   [.B1524]=&quot;Accel&quot;;   [.$C$1];   IF(     [.B1524]=&quot;Cruise&quot;;     0;     IF([.B1524]=&quot;Decel&quot;; -[.$C$1]; 0)   ) )" office:value-type="float" office:value="0">
            <text:p>0</text:p>
          </table:table-cell>
          <table:table-cell table:formula="of:=IF(   [.B1524]=&quot;Stop&quot;;   0;   MAX(     0;     MIN(       [.$C$2];       [.D1523] + [.C1524] * [.$C$4]     )   ) )" office:value-type="float" office:value="9.75">
            <text:p>9.75</text:p>
          </table:table-cell>
          <table:table-cell table:formula="of:=IF(   [.B1524]=&quot;Stop&quot;;   [.$C$3];   [.E1523] + [.D1524] * [.$C$4] )" office:value-type="float" office:value="72.832499999998">
            <text:p>72.83</text:p>
          </table:table-cell>
          <table:table-cell table:number-columns-repeated="872"/>
        </table:table-row>
        <table:table-row table:style-name="ro3">
          <table:table-cell table:formula="of:=[.A1524]+[.$C$4]" office:value-type="float" office:value="7.56999999999986">
            <text:p>7.570</text:p>
          </table:table-cell>
          <table:table-cell table:formula="of:=IF(   [.A1525] &lt; [.$C$5];   &quot;Accel&quot;;   IF(     [.A1525] &lt; [.$C$5] + [.$C$7];     &quot;Cruise&quot;;     IF(       [.A1525] &lt; [.$C$8];       &quot;Decel&quot;;       &quot;Stop&quot;     )   ) )" office:value-type="string" office:string-value="Cruise">
            <text:p>Cruise</text:p>
          </table:table-cell>
          <table:table-cell table:formula="of:=IF(   [.B1525]=&quot;Accel&quot;;   [.$C$1];   IF(     [.B1525]=&quot;Cruise&quot;;     0;     IF([.B1525]=&quot;Decel&quot;; -[.$C$1]; 0)   ) )" office:value-type="float" office:value="0">
            <text:p>0</text:p>
          </table:table-cell>
          <table:table-cell table:formula="of:=IF(   [.B1525]=&quot;Stop&quot;;   0;   MAX(     0;     MIN(       [.$C$2];       [.D1524] + [.C1525] * [.$C$4]     )   ) )" office:value-type="float" office:value="9.75">
            <text:p>9.75</text:p>
          </table:table-cell>
          <table:table-cell table:formula="of:=IF(   [.B1525]=&quot;Stop&quot;;   [.$C$3];   [.E1524] + [.D1525] * [.$C$4] )" office:value-type="float" office:value="72.881249999998">
            <text:p>72.88</text:p>
          </table:table-cell>
          <table:table-cell table:number-columns-repeated="872"/>
        </table:table-row>
        <table:table-row table:style-name="ro3">
          <table:table-cell table:formula="of:=[.A1525]+[.$C$4]" office:value-type="float" office:value="7.57499999999986">
            <text:p>7.575</text:p>
          </table:table-cell>
          <table:table-cell table:formula="of:=IF(   [.A1526] &lt; [.$C$5];   &quot;Accel&quot;;   IF(     [.A1526] &lt; [.$C$5] + [.$C$7];     &quot;Cruise&quot;;     IF(       [.A1526] &lt; [.$C$8];       &quot;Decel&quot;;       &quot;Stop&quot;     )   ) )" office:value-type="string" office:string-value="Cruise">
            <text:p>Cruise</text:p>
          </table:table-cell>
          <table:table-cell table:formula="of:=IF(   [.B1526]=&quot;Accel&quot;;   [.$C$1];   IF(     [.B1526]=&quot;Cruise&quot;;     0;     IF([.B1526]=&quot;Decel&quot;; -[.$C$1]; 0)   ) )" office:value-type="float" office:value="0">
            <text:p>0</text:p>
          </table:table-cell>
          <table:table-cell table:formula="of:=IF(   [.B1526]=&quot;Stop&quot;;   0;   MAX(     0;     MIN(       [.$C$2];       [.D1525] + [.C1526] * [.$C$4]     )   ) )" office:value-type="float" office:value="9.75">
            <text:p>9.75</text:p>
          </table:table-cell>
          <table:table-cell table:formula="of:=IF(   [.B1526]=&quot;Stop&quot;;   [.$C$3];   [.E1525] + [.D1526] * [.$C$4] )" office:value-type="float" office:value="72.929999999998">
            <text:p>72.93</text:p>
          </table:table-cell>
          <table:table-cell table:number-columns-repeated="872"/>
        </table:table-row>
        <table:table-row table:style-name="ro3">
          <table:table-cell table:formula="of:=[.A1526]+[.$C$4]" office:value-type="float" office:value="7.57999999999986">
            <text:p>7.580</text:p>
          </table:table-cell>
          <table:table-cell table:formula="of:=IF(   [.A1527] &lt; [.$C$5];   &quot;Accel&quot;;   IF(     [.A1527] &lt; [.$C$5] + [.$C$7];     &quot;Cruise&quot;;     IF(       [.A1527] &lt; [.$C$8];       &quot;Decel&quot;;       &quot;Stop&quot;     )   ) )" office:value-type="string" office:string-value="Cruise">
            <text:p>Cruise</text:p>
          </table:table-cell>
          <table:table-cell table:formula="of:=IF(   [.B1527]=&quot;Accel&quot;;   [.$C$1];   IF(     [.B1527]=&quot;Cruise&quot;;     0;     IF([.B1527]=&quot;Decel&quot;; -[.$C$1]; 0)   ) )" office:value-type="float" office:value="0">
            <text:p>0</text:p>
          </table:table-cell>
          <table:table-cell table:formula="of:=IF(   [.B1527]=&quot;Stop&quot;;   0;   MAX(     0;     MIN(       [.$C$2];       [.D1526] + [.C1527] * [.$C$4]     )   ) )" office:value-type="float" office:value="9.75">
            <text:p>9.75</text:p>
          </table:table-cell>
          <table:table-cell table:formula="of:=IF(   [.B1527]=&quot;Stop&quot;;   [.$C$3];   [.E1526] + [.D1527] * [.$C$4] )" office:value-type="float" office:value="72.978749999998">
            <text:p>72.98</text:p>
          </table:table-cell>
          <table:table-cell table:number-columns-repeated="872"/>
        </table:table-row>
        <table:table-row table:style-name="ro3">
          <table:table-cell table:formula="of:=[.A1527]+[.$C$4]" office:value-type="float" office:value="7.58499999999986">
            <text:p>7.585</text:p>
          </table:table-cell>
          <table:table-cell table:formula="of:=IF(   [.A1528] &lt; [.$C$5];   &quot;Accel&quot;;   IF(     [.A1528] &lt; [.$C$5] + [.$C$7];     &quot;Cruise&quot;;     IF(       [.A1528] &lt; [.$C$8];       &quot;Decel&quot;;       &quot;Stop&quot;     )   ) )" office:value-type="string" office:string-value="Cruise">
            <text:p>Cruise</text:p>
          </table:table-cell>
          <table:table-cell table:formula="of:=IF(   [.B1528]=&quot;Accel&quot;;   [.$C$1];   IF(     [.B1528]=&quot;Cruise&quot;;     0;     IF([.B1528]=&quot;Decel&quot;; -[.$C$1]; 0)   ) )" office:value-type="float" office:value="0">
            <text:p>0</text:p>
          </table:table-cell>
          <table:table-cell table:formula="of:=IF(   [.B1528]=&quot;Stop&quot;;   0;   MAX(     0;     MIN(       [.$C$2];       [.D1527] + [.C1528] * [.$C$4]     )   ) )" office:value-type="float" office:value="9.75">
            <text:p>9.75</text:p>
          </table:table-cell>
          <table:table-cell table:formula="of:=IF(   [.B1528]=&quot;Stop&quot;;   [.$C$3];   [.E1527] + [.D1528] * [.$C$4] )" office:value-type="float" office:value="73.027499999998">
            <text:p>73.03</text:p>
          </table:table-cell>
          <table:table-cell table:number-columns-repeated="872"/>
        </table:table-row>
        <table:table-row table:style-name="ro3">
          <table:table-cell table:formula="of:=[.A1528]+[.$C$4]" office:value-type="float" office:value="7.58999999999986">
            <text:p>7.590</text:p>
          </table:table-cell>
          <table:table-cell table:formula="of:=IF(   [.A1529] &lt; [.$C$5];   &quot;Accel&quot;;   IF(     [.A1529] &lt; [.$C$5] + [.$C$7];     &quot;Cruise&quot;;     IF(       [.A1529] &lt; [.$C$8];       &quot;Decel&quot;;       &quot;Stop&quot;     )   ) )" office:value-type="string" office:string-value="Cruise">
            <text:p>Cruise</text:p>
          </table:table-cell>
          <table:table-cell table:formula="of:=IF(   [.B1529]=&quot;Accel&quot;;   [.$C$1];   IF(     [.B1529]=&quot;Cruise&quot;;     0;     IF([.B1529]=&quot;Decel&quot;; -[.$C$1]; 0)   ) )" office:value-type="float" office:value="0">
            <text:p>0</text:p>
          </table:table-cell>
          <table:table-cell table:formula="of:=IF(   [.B1529]=&quot;Stop&quot;;   0;   MAX(     0;     MIN(       [.$C$2];       [.D1528] + [.C1529] * [.$C$4]     )   ) )" office:value-type="float" office:value="9.75">
            <text:p>9.75</text:p>
          </table:table-cell>
          <table:table-cell table:formula="of:=IF(   [.B1529]=&quot;Stop&quot;;   [.$C$3];   [.E1528] + [.D1529] * [.$C$4] )" office:value-type="float" office:value="73.076249999998">
            <text:p>73.08</text:p>
          </table:table-cell>
          <table:table-cell table:number-columns-repeated="872"/>
        </table:table-row>
        <table:table-row table:style-name="ro3">
          <table:table-cell table:formula="of:=[.A1529]+[.$C$4]" office:value-type="float" office:value="7.59499999999986">
            <text:p>7.595</text:p>
          </table:table-cell>
          <table:table-cell table:formula="of:=IF(   [.A1530] &lt; [.$C$5];   &quot;Accel&quot;;   IF(     [.A1530] &lt; [.$C$5] + [.$C$7];     &quot;Cruise&quot;;     IF(       [.A1530] &lt; [.$C$8];       &quot;Decel&quot;;       &quot;Stop&quot;     )   ) )" office:value-type="string" office:string-value="Cruise">
            <text:p>Cruise</text:p>
          </table:table-cell>
          <table:table-cell table:formula="of:=IF(   [.B1530]=&quot;Accel&quot;;   [.$C$1];   IF(     [.B1530]=&quot;Cruise&quot;;     0;     IF([.B1530]=&quot;Decel&quot;; -[.$C$1]; 0)   ) )" office:value-type="float" office:value="0">
            <text:p>0</text:p>
          </table:table-cell>
          <table:table-cell table:formula="of:=IF(   [.B1530]=&quot;Stop&quot;;   0;   MAX(     0;     MIN(       [.$C$2];       [.D1529] + [.C1530] * [.$C$4]     )   ) )" office:value-type="float" office:value="9.75">
            <text:p>9.75</text:p>
          </table:table-cell>
          <table:table-cell table:formula="of:=IF(   [.B1530]=&quot;Stop&quot;;   [.$C$3];   [.E1529] + [.D1530] * [.$C$4] )" office:value-type="float" office:value="73.124999999998">
            <text:p>73.12</text:p>
          </table:table-cell>
          <table:table-cell table:number-columns-repeated="872"/>
        </table:table-row>
        <table:table-row table:style-name="ro3">
          <table:table-cell table:formula="of:=[.A1530]+[.$C$4]" office:value-type="float" office:value="7.59999999999986">
            <text:p>7.600</text:p>
          </table:table-cell>
          <table:table-cell table:formula="of:=IF(   [.A1531] &lt; [.$C$5];   &quot;Accel&quot;;   IF(     [.A1531] &lt; [.$C$5] + [.$C$7];     &quot;Cruise&quot;;     IF(       [.A1531] &lt; [.$C$8];       &quot;Decel&quot;;       &quot;Stop&quot;     )   ) )" office:value-type="string" office:string-value="Cruise">
            <text:p>Cruise</text:p>
          </table:table-cell>
          <table:table-cell table:formula="of:=IF(   [.B1531]=&quot;Accel&quot;;   [.$C$1];   IF(     [.B1531]=&quot;Cruise&quot;;     0;     IF([.B1531]=&quot;Decel&quot;; -[.$C$1]; 0)   ) )" office:value-type="float" office:value="0">
            <text:p>0</text:p>
          </table:table-cell>
          <table:table-cell table:formula="of:=IF(   [.B1531]=&quot;Stop&quot;;   0;   MAX(     0;     MIN(       [.$C$2];       [.D1530] + [.C1531] * [.$C$4]     )   ) )" office:value-type="float" office:value="9.75">
            <text:p>9.75</text:p>
          </table:table-cell>
          <table:table-cell table:formula="of:=IF(   [.B1531]=&quot;Stop&quot;;   [.$C$3];   [.E1530] + [.D1531] * [.$C$4] )" office:value-type="float" office:value="73.173749999998">
            <text:p>73.17</text:p>
          </table:table-cell>
          <table:table-cell table:number-columns-repeated="872"/>
        </table:table-row>
        <table:table-row table:style-name="ro3">
          <table:table-cell table:formula="of:=[.A1531]+[.$C$4]" office:value-type="float" office:value="7.60499999999986">
            <text:p>7.605</text:p>
          </table:table-cell>
          <table:table-cell table:formula="of:=IF(   [.A1532] &lt; [.$C$5];   &quot;Accel&quot;;   IF(     [.A1532] &lt; [.$C$5] + [.$C$7];     &quot;Cruise&quot;;     IF(       [.A1532] &lt; [.$C$8];       &quot;Decel&quot;;       &quot;Stop&quot;     )   ) )" office:value-type="string" office:string-value="Cruise">
            <text:p>Cruise</text:p>
          </table:table-cell>
          <table:table-cell table:formula="of:=IF(   [.B1532]=&quot;Accel&quot;;   [.$C$1];   IF(     [.B1532]=&quot;Cruise&quot;;     0;     IF([.B1532]=&quot;Decel&quot;; -[.$C$1]; 0)   ) )" office:value-type="float" office:value="0">
            <text:p>0</text:p>
          </table:table-cell>
          <table:table-cell table:formula="of:=IF(   [.B1532]=&quot;Stop&quot;;   0;   MAX(     0;     MIN(       [.$C$2];       [.D1531] + [.C1532] * [.$C$4]     )   ) )" office:value-type="float" office:value="9.75">
            <text:p>9.75</text:p>
          </table:table-cell>
          <table:table-cell table:formula="of:=IF(   [.B1532]=&quot;Stop&quot;;   [.$C$3];   [.E1531] + [.D1532] * [.$C$4] )" office:value-type="float" office:value="73.222499999998">
            <text:p>73.22</text:p>
          </table:table-cell>
          <table:table-cell table:number-columns-repeated="872"/>
        </table:table-row>
        <table:table-row table:style-name="ro3">
          <table:table-cell table:formula="of:=[.A1532]+[.$C$4]" office:value-type="float" office:value="7.60999999999986">
            <text:p>7.610</text:p>
          </table:table-cell>
          <table:table-cell table:formula="of:=IF(   [.A1533] &lt; [.$C$5];   &quot;Accel&quot;;   IF(     [.A1533] &lt; [.$C$5] + [.$C$7];     &quot;Cruise&quot;;     IF(       [.A1533] &lt; [.$C$8];       &quot;Decel&quot;;       &quot;Stop&quot;     )   ) )" office:value-type="string" office:string-value="Cruise">
            <text:p>Cruise</text:p>
          </table:table-cell>
          <table:table-cell table:formula="of:=IF(   [.B1533]=&quot;Accel&quot;;   [.$C$1];   IF(     [.B1533]=&quot;Cruise&quot;;     0;     IF([.B1533]=&quot;Decel&quot;; -[.$C$1]; 0)   ) )" office:value-type="float" office:value="0">
            <text:p>0</text:p>
          </table:table-cell>
          <table:table-cell table:formula="of:=IF(   [.B1533]=&quot;Stop&quot;;   0;   MAX(     0;     MIN(       [.$C$2];       [.D1532] + [.C1533] * [.$C$4]     )   ) )" office:value-type="float" office:value="9.75">
            <text:p>9.75</text:p>
          </table:table-cell>
          <table:table-cell table:formula="of:=IF(   [.B1533]=&quot;Stop&quot;;   [.$C$3];   [.E1532] + [.D1533] * [.$C$4] )" office:value-type="float" office:value="73.271249999998">
            <text:p>73.27</text:p>
          </table:table-cell>
          <table:table-cell table:number-columns-repeated="872"/>
        </table:table-row>
        <table:table-row table:style-name="ro3">
          <table:table-cell table:formula="of:=[.A1533]+[.$C$4]" office:value-type="float" office:value="7.61499999999986">
            <text:p>7.615</text:p>
          </table:table-cell>
          <table:table-cell table:formula="of:=IF(   [.A1534] &lt; [.$C$5];   &quot;Accel&quot;;   IF(     [.A1534] &lt; [.$C$5] + [.$C$7];     &quot;Cruise&quot;;     IF(       [.A1534] &lt; [.$C$8];       &quot;Decel&quot;;       &quot;Stop&quot;     )   ) )" office:value-type="string" office:string-value="Cruise">
            <text:p>Cruise</text:p>
          </table:table-cell>
          <table:table-cell table:formula="of:=IF(   [.B1534]=&quot;Accel&quot;;   [.$C$1];   IF(     [.B1534]=&quot;Cruise&quot;;     0;     IF([.B1534]=&quot;Decel&quot;; -[.$C$1]; 0)   ) )" office:value-type="float" office:value="0">
            <text:p>0</text:p>
          </table:table-cell>
          <table:table-cell table:formula="of:=IF(   [.B1534]=&quot;Stop&quot;;   0;   MAX(     0;     MIN(       [.$C$2];       [.D1533] + [.C1534] * [.$C$4]     )   ) )" office:value-type="float" office:value="9.75">
            <text:p>9.75</text:p>
          </table:table-cell>
          <table:table-cell table:formula="of:=IF(   [.B1534]=&quot;Stop&quot;;   [.$C$3];   [.E1533] + [.D1534] * [.$C$4] )" office:value-type="float" office:value="73.319999999998">
            <text:p>73.32</text:p>
          </table:table-cell>
          <table:table-cell table:number-columns-repeated="872"/>
        </table:table-row>
        <table:table-row table:style-name="ro3">
          <table:table-cell table:formula="of:=[.A1534]+[.$C$4]" office:value-type="float" office:value="7.61999999999986">
            <text:p>7.620</text:p>
          </table:table-cell>
          <table:table-cell table:formula="of:=IF(   [.A1535] &lt; [.$C$5];   &quot;Accel&quot;;   IF(     [.A1535] &lt; [.$C$5] + [.$C$7];     &quot;Cruise&quot;;     IF(       [.A1535] &lt; [.$C$8];       &quot;Decel&quot;;       &quot;Stop&quot;     )   ) )" office:value-type="string" office:string-value="Cruise">
            <text:p>Cruise</text:p>
          </table:table-cell>
          <table:table-cell table:formula="of:=IF(   [.B1535]=&quot;Accel&quot;;   [.$C$1];   IF(     [.B1535]=&quot;Cruise&quot;;     0;     IF([.B1535]=&quot;Decel&quot;; -[.$C$1]; 0)   ) )" office:value-type="float" office:value="0">
            <text:p>0</text:p>
          </table:table-cell>
          <table:table-cell table:formula="of:=IF(   [.B1535]=&quot;Stop&quot;;   0;   MAX(     0;     MIN(       [.$C$2];       [.D1534] + [.C1535] * [.$C$4]     )   ) )" office:value-type="float" office:value="9.75">
            <text:p>9.75</text:p>
          </table:table-cell>
          <table:table-cell table:formula="of:=IF(   [.B1535]=&quot;Stop&quot;;   [.$C$3];   [.E1534] + [.D1535] * [.$C$4] )" office:value-type="float" office:value="73.368749999998">
            <text:p>73.37</text:p>
          </table:table-cell>
          <table:table-cell table:number-columns-repeated="872"/>
        </table:table-row>
        <table:table-row table:style-name="ro3">
          <table:table-cell table:formula="of:=[.A1535]+[.$C$4]" office:value-type="float" office:value="7.62499999999986">
            <text:p>7.625</text:p>
          </table:table-cell>
          <table:table-cell table:formula="of:=IF(   [.A1536] &lt; [.$C$5];   &quot;Accel&quot;;   IF(     [.A1536] &lt; [.$C$5] + [.$C$7];     &quot;Cruise&quot;;     IF(       [.A1536] &lt; [.$C$8];       &quot;Decel&quot;;       &quot;Stop&quot;     )   ) )" office:value-type="string" office:string-value="Cruise">
            <text:p>Cruise</text:p>
          </table:table-cell>
          <table:table-cell table:formula="of:=IF(   [.B1536]=&quot;Accel&quot;;   [.$C$1];   IF(     [.B1536]=&quot;Cruise&quot;;     0;     IF([.B1536]=&quot;Decel&quot;; -[.$C$1]; 0)   ) )" office:value-type="float" office:value="0">
            <text:p>0</text:p>
          </table:table-cell>
          <table:table-cell table:formula="of:=IF(   [.B1536]=&quot;Stop&quot;;   0;   MAX(     0;     MIN(       [.$C$2];       [.D1535] + [.C1536] * [.$C$4]     )   ) )" office:value-type="float" office:value="9.75">
            <text:p>9.75</text:p>
          </table:table-cell>
          <table:table-cell table:formula="of:=IF(   [.B1536]=&quot;Stop&quot;;   [.$C$3];   [.E1535] + [.D1536] * [.$C$4] )" office:value-type="float" office:value="73.417499999998">
            <text:p>73.42</text:p>
          </table:table-cell>
          <table:table-cell table:number-columns-repeated="872"/>
        </table:table-row>
        <table:table-row table:style-name="ro3">
          <table:table-cell table:formula="of:=[.A1536]+[.$C$4]" office:value-type="float" office:value="7.62999999999986">
            <text:p>7.630</text:p>
          </table:table-cell>
          <table:table-cell table:formula="of:=IF(   [.A1537] &lt; [.$C$5];   &quot;Accel&quot;;   IF(     [.A1537] &lt; [.$C$5] + [.$C$7];     &quot;Cruise&quot;;     IF(       [.A1537] &lt; [.$C$8];       &quot;Decel&quot;;       &quot;Stop&quot;     )   ) )" office:value-type="string" office:string-value="Cruise">
            <text:p>Cruise</text:p>
          </table:table-cell>
          <table:table-cell table:formula="of:=IF(   [.B1537]=&quot;Accel&quot;;   [.$C$1];   IF(     [.B1537]=&quot;Cruise&quot;;     0;     IF([.B1537]=&quot;Decel&quot;; -[.$C$1]; 0)   ) )" office:value-type="float" office:value="0">
            <text:p>0</text:p>
          </table:table-cell>
          <table:table-cell table:formula="of:=IF(   [.B1537]=&quot;Stop&quot;;   0;   MAX(     0;     MIN(       [.$C$2];       [.D1536] + [.C1537] * [.$C$4]     )   ) )" office:value-type="float" office:value="9.75">
            <text:p>9.75</text:p>
          </table:table-cell>
          <table:table-cell table:formula="of:=IF(   [.B1537]=&quot;Stop&quot;;   [.$C$3];   [.E1536] + [.D1537] * [.$C$4] )" office:value-type="float" office:value="73.466249999998">
            <text:p>73.47</text:p>
          </table:table-cell>
          <table:table-cell table:number-columns-repeated="872"/>
        </table:table-row>
        <table:table-row table:style-name="ro3">
          <table:table-cell table:formula="of:=[.A1537]+[.$C$4]" office:value-type="float" office:value="7.63499999999986">
            <text:p>7.635</text:p>
          </table:table-cell>
          <table:table-cell table:formula="of:=IF(   [.A1538] &lt; [.$C$5];   &quot;Accel&quot;;   IF(     [.A1538] &lt; [.$C$5] + [.$C$7];     &quot;Cruise&quot;;     IF(       [.A1538] &lt; [.$C$8];       &quot;Decel&quot;;       &quot;Stop&quot;     )   ) )" office:value-type="string" office:string-value="Cruise">
            <text:p>Cruise</text:p>
          </table:table-cell>
          <table:table-cell table:formula="of:=IF(   [.B1538]=&quot;Accel&quot;;   [.$C$1];   IF(     [.B1538]=&quot;Cruise&quot;;     0;     IF([.B1538]=&quot;Decel&quot;; -[.$C$1]; 0)   ) )" office:value-type="float" office:value="0">
            <text:p>0</text:p>
          </table:table-cell>
          <table:table-cell table:formula="of:=IF(   [.B1538]=&quot;Stop&quot;;   0;   MAX(     0;     MIN(       [.$C$2];       [.D1537] + [.C1538] * [.$C$4]     )   ) )" office:value-type="float" office:value="9.75">
            <text:p>9.75</text:p>
          </table:table-cell>
          <table:table-cell table:formula="of:=IF(   [.B1538]=&quot;Stop&quot;;   [.$C$3];   [.E1537] + [.D1538] * [.$C$4] )" office:value-type="float" office:value="73.514999999998">
            <text:p>73.51</text:p>
          </table:table-cell>
          <table:table-cell table:number-columns-repeated="872"/>
        </table:table-row>
        <table:table-row table:style-name="ro3">
          <table:table-cell table:formula="of:=[.A1538]+[.$C$4]" office:value-type="float" office:value="7.63999999999986">
            <text:p>7.640</text:p>
          </table:table-cell>
          <table:table-cell table:formula="of:=IF(   [.A1539] &lt; [.$C$5];   &quot;Accel&quot;;   IF(     [.A1539] &lt; [.$C$5] + [.$C$7];     &quot;Cruise&quot;;     IF(       [.A1539] &lt; [.$C$8];       &quot;Decel&quot;;       &quot;Stop&quot;     )   ) )" office:value-type="string" office:string-value="Cruise">
            <text:p>Cruise</text:p>
          </table:table-cell>
          <table:table-cell table:formula="of:=IF(   [.B1539]=&quot;Accel&quot;;   [.$C$1];   IF(     [.B1539]=&quot;Cruise&quot;;     0;     IF([.B1539]=&quot;Decel&quot;; -[.$C$1]; 0)   ) )" office:value-type="float" office:value="0">
            <text:p>0</text:p>
          </table:table-cell>
          <table:table-cell table:formula="of:=IF(   [.B1539]=&quot;Stop&quot;;   0;   MAX(     0;     MIN(       [.$C$2];       [.D1538] + [.C1539] * [.$C$4]     )   ) )" office:value-type="float" office:value="9.75">
            <text:p>9.75</text:p>
          </table:table-cell>
          <table:table-cell table:formula="of:=IF(   [.B1539]=&quot;Stop&quot;;   [.$C$3];   [.E1538] + [.D1539] * [.$C$4] )" office:value-type="float" office:value="73.563749999998">
            <text:p>73.56</text:p>
          </table:table-cell>
          <table:table-cell table:number-columns-repeated="872"/>
        </table:table-row>
        <table:table-row table:style-name="ro3">
          <table:table-cell table:formula="of:=[.A1539]+[.$C$4]" office:value-type="float" office:value="7.64499999999986">
            <text:p>7.645</text:p>
          </table:table-cell>
          <table:table-cell table:formula="of:=IF(   [.A1540] &lt; [.$C$5];   &quot;Accel&quot;;   IF(     [.A1540] &lt; [.$C$5] + [.$C$7];     &quot;Cruise&quot;;     IF(       [.A1540] &lt; [.$C$8];       &quot;Decel&quot;;       &quot;Stop&quot;     )   ) )" office:value-type="string" office:string-value="Cruise">
            <text:p>Cruise</text:p>
          </table:table-cell>
          <table:table-cell table:formula="of:=IF(   [.B1540]=&quot;Accel&quot;;   [.$C$1];   IF(     [.B1540]=&quot;Cruise&quot;;     0;     IF([.B1540]=&quot;Decel&quot;; -[.$C$1]; 0)   ) )" office:value-type="float" office:value="0">
            <text:p>0</text:p>
          </table:table-cell>
          <table:table-cell table:formula="of:=IF(   [.B1540]=&quot;Stop&quot;;   0;   MAX(     0;     MIN(       [.$C$2];       [.D1539] + [.C1540] * [.$C$4]     )   ) )" office:value-type="float" office:value="9.75">
            <text:p>9.75</text:p>
          </table:table-cell>
          <table:table-cell table:formula="of:=IF(   [.B1540]=&quot;Stop&quot;;   [.$C$3];   [.E1539] + [.D1540] * [.$C$4] )" office:value-type="float" office:value="73.612499999998">
            <text:p>73.61</text:p>
          </table:table-cell>
          <table:table-cell table:number-columns-repeated="872"/>
        </table:table-row>
        <table:table-row table:style-name="ro3">
          <table:table-cell table:formula="of:=[.A1540]+[.$C$4]" office:value-type="float" office:value="7.64999999999986">
            <text:p>7.650</text:p>
          </table:table-cell>
          <table:table-cell table:formula="of:=IF(   [.A1541] &lt; [.$C$5];   &quot;Accel&quot;;   IF(     [.A1541] &lt; [.$C$5] + [.$C$7];     &quot;Cruise&quot;;     IF(       [.A1541] &lt; [.$C$8];       &quot;Decel&quot;;       &quot;Stop&quot;     )   ) )" office:value-type="string" office:string-value="Cruise">
            <text:p>Cruise</text:p>
          </table:table-cell>
          <table:table-cell table:formula="of:=IF(   [.B1541]=&quot;Accel&quot;;   [.$C$1];   IF(     [.B1541]=&quot;Cruise&quot;;     0;     IF([.B1541]=&quot;Decel&quot;; -[.$C$1]; 0)   ) )" office:value-type="float" office:value="0">
            <text:p>0</text:p>
          </table:table-cell>
          <table:table-cell table:formula="of:=IF(   [.B1541]=&quot;Stop&quot;;   0;   MAX(     0;     MIN(       [.$C$2];       [.D1540] + [.C1541] * [.$C$4]     )   ) )" office:value-type="float" office:value="9.75">
            <text:p>9.75</text:p>
          </table:table-cell>
          <table:table-cell table:formula="of:=IF(   [.B1541]=&quot;Stop&quot;;   [.$C$3];   [.E1540] + [.D1541] * [.$C$4] )" office:value-type="float" office:value="73.661249999998">
            <text:p>73.66</text:p>
          </table:table-cell>
          <table:table-cell table:number-columns-repeated="872"/>
        </table:table-row>
        <table:table-row table:style-name="ro3">
          <table:table-cell table:formula="of:=[.A1541]+[.$C$4]" office:value-type="float" office:value="7.65499999999986">
            <text:p>7.655</text:p>
          </table:table-cell>
          <table:table-cell table:formula="of:=IF(   [.A1542] &lt; [.$C$5];   &quot;Accel&quot;;   IF(     [.A1542] &lt; [.$C$5] + [.$C$7];     &quot;Cruise&quot;;     IF(       [.A1542] &lt; [.$C$8];       &quot;Decel&quot;;       &quot;Stop&quot;     )   ) )" office:value-type="string" office:string-value="Cruise">
            <text:p>Cruise</text:p>
          </table:table-cell>
          <table:table-cell table:formula="of:=IF(   [.B1542]=&quot;Accel&quot;;   [.$C$1];   IF(     [.B1542]=&quot;Cruise&quot;;     0;     IF([.B1542]=&quot;Decel&quot;; -[.$C$1]; 0)   ) )" office:value-type="float" office:value="0">
            <text:p>0</text:p>
          </table:table-cell>
          <table:table-cell table:formula="of:=IF(   [.B1542]=&quot;Stop&quot;;   0;   MAX(     0;     MIN(       [.$C$2];       [.D1541] + [.C1542] * [.$C$4]     )   ) )" office:value-type="float" office:value="9.75">
            <text:p>9.75</text:p>
          </table:table-cell>
          <table:table-cell table:formula="of:=IF(   [.B1542]=&quot;Stop&quot;;   [.$C$3];   [.E1541] + [.D1542] * [.$C$4] )" office:value-type="float" office:value="73.709999999998">
            <text:p>73.71</text:p>
          </table:table-cell>
          <table:table-cell table:number-columns-repeated="872"/>
        </table:table-row>
        <table:table-row table:style-name="ro3">
          <table:table-cell table:formula="of:=[.A1542]+[.$C$4]" office:value-type="float" office:value="7.65999999999986">
            <text:p>7.660</text:p>
          </table:table-cell>
          <table:table-cell table:formula="of:=IF(   [.A1543] &lt; [.$C$5];   &quot;Accel&quot;;   IF(     [.A1543] &lt; [.$C$5] + [.$C$7];     &quot;Cruise&quot;;     IF(       [.A1543] &lt; [.$C$8];       &quot;Decel&quot;;       &quot;Stop&quot;     )   ) )" office:value-type="string" office:string-value="Cruise">
            <text:p>Cruise</text:p>
          </table:table-cell>
          <table:table-cell table:formula="of:=IF(   [.B1543]=&quot;Accel&quot;;   [.$C$1];   IF(     [.B1543]=&quot;Cruise&quot;;     0;     IF([.B1543]=&quot;Decel&quot;; -[.$C$1]; 0)   ) )" office:value-type="float" office:value="0">
            <text:p>0</text:p>
          </table:table-cell>
          <table:table-cell table:formula="of:=IF(   [.B1543]=&quot;Stop&quot;;   0;   MAX(     0;     MIN(       [.$C$2];       [.D1542] + [.C1543] * [.$C$4]     )   ) )" office:value-type="float" office:value="9.75">
            <text:p>9.75</text:p>
          </table:table-cell>
          <table:table-cell table:formula="of:=IF(   [.B1543]=&quot;Stop&quot;;   [.$C$3];   [.E1542] + [.D1543] * [.$C$4] )" office:value-type="float" office:value="73.758749999998">
            <text:p>73.76</text:p>
          </table:table-cell>
          <table:table-cell table:number-columns-repeated="872"/>
        </table:table-row>
        <table:table-row table:style-name="ro3">
          <table:table-cell table:formula="of:=[.A1543]+[.$C$4]" office:value-type="float" office:value="7.66499999999986">
            <text:p>7.665</text:p>
          </table:table-cell>
          <table:table-cell table:formula="of:=IF(   [.A1544] &lt; [.$C$5];   &quot;Accel&quot;;   IF(     [.A1544] &lt; [.$C$5] + [.$C$7];     &quot;Cruise&quot;;     IF(       [.A1544] &lt; [.$C$8];       &quot;Decel&quot;;       &quot;Stop&quot;     )   ) )" office:value-type="string" office:string-value="Cruise">
            <text:p>Cruise</text:p>
          </table:table-cell>
          <table:table-cell table:formula="of:=IF(   [.B1544]=&quot;Accel&quot;;   [.$C$1];   IF(     [.B1544]=&quot;Cruise&quot;;     0;     IF([.B1544]=&quot;Decel&quot;; -[.$C$1]; 0)   ) )" office:value-type="float" office:value="0">
            <text:p>0</text:p>
          </table:table-cell>
          <table:table-cell table:formula="of:=IF(   [.B1544]=&quot;Stop&quot;;   0;   MAX(     0;     MIN(       [.$C$2];       [.D1543] + [.C1544] * [.$C$4]     )   ) )" office:value-type="float" office:value="9.75">
            <text:p>9.75</text:p>
          </table:table-cell>
          <table:table-cell table:formula="of:=IF(   [.B1544]=&quot;Stop&quot;;   [.$C$3];   [.E1543] + [.D1544] * [.$C$4] )" office:value-type="float" office:value="73.807499999998">
            <text:p>73.81</text:p>
          </table:table-cell>
          <table:table-cell table:number-columns-repeated="872"/>
        </table:table-row>
        <table:table-row table:style-name="ro3">
          <table:table-cell table:formula="of:=[.A1544]+[.$C$4]" office:value-type="float" office:value="7.66999999999986">
            <text:p>7.670</text:p>
          </table:table-cell>
          <table:table-cell table:formula="of:=IF(   [.A1545] &lt; [.$C$5];   &quot;Accel&quot;;   IF(     [.A1545] &lt; [.$C$5] + [.$C$7];     &quot;Cruise&quot;;     IF(       [.A1545] &lt; [.$C$8];       &quot;Decel&quot;;       &quot;Stop&quot;     )   ) )" office:value-type="string" office:string-value="Cruise">
            <text:p>Cruise</text:p>
          </table:table-cell>
          <table:table-cell table:formula="of:=IF(   [.B1545]=&quot;Accel&quot;;   [.$C$1];   IF(     [.B1545]=&quot;Cruise&quot;;     0;     IF([.B1545]=&quot;Decel&quot;; -[.$C$1]; 0)   ) )" office:value-type="float" office:value="0">
            <text:p>0</text:p>
          </table:table-cell>
          <table:table-cell table:formula="of:=IF(   [.B1545]=&quot;Stop&quot;;   0;   MAX(     0;     MIN(       [.$C$2];       [.D1544] + [.C1545] * [.$C$4]     )   ) )" office:value-type="float" office:value="9.75">
            <text:p>9.75</text:p>
          </table:table-cell>
          <table:table-cell table:formula="of:=IF(   [.B1545]=&quot;Stop&quot;;   [.$C$3];   [.E1544] + [.D1545] * [.$C$4] )" office:value-type="float" office:value="73.856249999998">
            <text:p>73.86</text:p>
          </table:table-cell>
          <table:table-cell table:number-columns-repeated="872"/>
        </table:table-row>
        <table:table-row table:style-name="ro3">
          <table:table-cell table:formula="of:=[.A1545]+[.$C$4]" office:value-type="float" office:value="7.67499999999986">
            <text:p>7.675</text:p>
          </table:table-cell>
          <table:table-cell table:formula="of:=IF(   [.A1546] &lt; [.$C$5];   &quot;Accel&quot;;   IF(     [.A1546] &lt; [.$C$5] + [.$C$7];     &quot;Cruise&quot;;     IF(       [.A1546] &lt; [.$C$8];       &quot;Decel&quot;;       &quot;Stop&quot;     )   ) )" office:value-type="string" office:string-value="Cruise">
            <text:p>Cruise</text:p>
          </table:table-cell>
          <table:table-cell table:formula="of:=IF(   [.B1546]=&quot;Accel&quot;;   [.$C$1];   IF(     [.B1546]=&quot;Cruise&quot;;     0;     IF([.B1546]=&quot;Decel&quot;; -[.$C$1]; 0)   ) )" office:value-type="float" office:value="0">
            <text:p>0</text:p>
          </table:table-cell>
          <table:table-cell table:formula="of:=IF(   [.B1546]=&quot;Stop&quot;;   0;   MAX(     0;     MIN(       [.$C$2];       [.D1545] + [.C1546] * [.$C$4]     )   ) )" office:value-type="float" office:value="9.75">
            <text:p>9.75</text:p>
          </table:table-cell>
          <table:table-cell table:formula="of:=IF(   [.B1546]=&quot;Stop&quot;;   [.$C$3];   [.E1545] + [.D1546] * [.$C$4] )" office:value-type="float" office:value="73.904999999998">
            <text:p>73.90</text:p>
          </table:table-cell>
          <table:table-cell table:number-columns-repeated="872"/>
        </table:table-row>
        <table:table-row table:style-name="ro3">
          <table:table-cell table:formula="of:=[.A1546]+[.$C$4]" office:value-type="float" office:value="7.67999999999986">
            <text:p>7.680</text:p>
          </table:table-cell>
          <table:table-cell table:formula="of:=IF(   [.A1547] &lt; [.$C$5];   &quot;Accel&quot;;   IF(     [.A1547] &lt; [.$C$5] + [.$C$7];     &quot;Cruise&quot;;     IF(       [.A1547] &lt; [.$C$8];       &quot;Decel&quot;;       &quot;Stop&quot;     )   ) )" office:value-type="string" office:string-value="Cruise">
            <text:p>Cruise</text:p>
          </table:table-cell>
          <table:table-cell table:formula="of:=IF(   [.B1547]=&quot;Accel&quot;;   [.$C$1];   IF(     [.B1547]=&quot;Cruise&quot;;     0;     IF([.B1547]=&quot;Decel&quot;; -[.$C$1]; 0)   ) )" office:value-type="float" office:value="0">
            <text:p>0</text:p>
          </table:table-cell>
          <table:table-cell table:formula="of:=IF(   [.B1547]=&quot;Stop&quot;;   0;   MAX(     0;     MIN(       [.$C$2];       [.D1546] + [.C1547] * [.$C$4]     )   ) )" office:value-type="float" office:value="9.75">
            <text:p>9.75</text:p>
          </table:table-cell>
          <table:table-cell table:formula="of:=IF(   [.B1547]=&quot;Stop&quot;;   [.$C$3];   [.E1546] + [.D1547] * [.$C$4] )" office:value-type="float" office:value="73.953749999998">
            <text:p>73.95</text:p>
          </table:table-cell>
          <table:table-cell table:number-columns-repeated="872"/>
        </table:table-row>
        <table:table-row table:style-name="ro3">
          <table:table-cell table:formula="of:=[.A1547]+[.$C$4]" office:value-type="float" office:value="7.68499999999986">
            <text:p>7.685</text:p>
          </table:table-cell>
          <table:table-cell table:formula="of:=IF(   [.A1548] &lt; [.$C$5];   &quot;Accel&quot;;   IF(     [.A1548] &lt; [.$C$5] + [.$C$7];     &quot;Cruise&quot;;     IF(       [.A1548] &lt; [.$C$8];       &quot;Decel&quot;;       &quot;Stop&quot;     )   ) )" office:value-type="string" office:string-value="Cruise">
            <text:p>Cruise</text:p>
          </table:table-cell>
          <table:table-cell table:formula="of:=IF(   [.B1548]=&quot;Accel&quot;;   [.$C$1];   IF(     [.B1548]=&quot;Cruise&quot;;     0;     IF([.B1548]=&quot;Decel&quot;; -[.$C$1]; 0)   ) )" office:value-type="float" office:value="0">
            <text:p>0</text:p>
          </table:table-cell>
          <table:table-cell table:formula="of:=IF(   [.B1548]=&quot;Stop&quot;;   0;   MAX(     0;     MIN(       [.$C$2];       [.D1547] + [.C1548] * [.$C$4]     )   ) )" office:value-type="float" office:value="9.75">
            <text:p>9.75</text:p>
          </table:table-cell>
          <table:table-cell table:formula="of:=IF(   [.B1548]=&quot;Stop&quot;;   [.$C$3];   [.E1547] + [.D1548] * [.$C$4] )" office:value-type="float" office:value="74.002499999998">
            <text:p>74.00</text:p>
          </table:table-cell>
          <table:table-cell table:number-columns-repeated="872"/>
        </table:table-row>
        <table:table-row table:style-name="ro3">
          <table:table-cell table:formula="of:=[.A1548]+[.$C$4]" office:value-type="float" office:value="7.68999999999986">
            <text:p>7.690</text:p>
          </table:table-cell>
          <table:table-cell table:formula="of:=IF(   [.A1549] &lt; [.$C$5];   &quot;Accel&quot;;   IF(     [.A1549] &lt; [.$C$5] + [.$C$7];     &quot;Cruise&quot;;     IF(       [.A1549] &lt; [.$C$8];       &quot;Decel&quot;;       &quot;Stop&quot;     )   ) )" office:value-type="string" office:string-value="Cruise">
            <text:p>Cruise</text:p>
          </table:table-cell>
          <table:table-cell table:formula="of:=IF(   [.B1549]=&quot;Accel&quot;;   [.$C$1];   IF(     [.B1549]=&quot;Cruise&quot;;     0;     IF([.B1549]=&quot;Decel&quot;; -[.$C$1]; 0)   ) )" office:value-type="float" office:value="0">
            <text:p>0</text:p>
          </table:table-cell>
          <table:table-cell table:formula="of:=IF(   [.B1549]=&quot;Stop&quot;;   0;   MAX(     0;     MIN(       [.$C$2];       [.D1548] + [.C1549] * [.$C$4]     )   ) )" office:value-type="float" office:value="9.75">
            <text:p>9.75</text:p>
          </table:table-cell>
          <table:table-cell table:formula="of:=IF(   [.B1549]=&quot;Stop&quot;;   [.$C$3];   [.E1548] + [.D1549] * [.$C$4] )" office:value-type="float" office:value="74.051249999998">
            <text:p>74.05</text:p>
          </table:table-cell>
          <table:table-cell table:number-columns-repeated="872"/>
        </table:table-row>
        <table:table-row table:style-name="ro3">
          <table:table-cell table:formula="of:=[.A1549]+[.$C$4]" office:value-type="float" office:value="7.69499999999986">
            <text:p>7.695</text:p>
          </table:table-cell>
          <table:table-cell table:formula="of:=IF(   [.A1550] &lt; [.$C$5];   &quot;Accel&quot;;   IF(     [.A1550] &lt; [.$C$5] + [.$C$7];     &quot;Cruise&quot;;     IF(       [.A1550] &lt; [.$C$8];       &quot;Decel&quot;;       &quot;Stop&quot;     )   ) )" office:value-type="string" office:string-value="Cruise">
            <text:p>Cruise</text:p>
          </table:table-cell>
          <table:table-cell table:formula="of:=IF(   [.B1550]=&quot;Accel&quot;;   [.$C$1];   IF(     [.B1550]=&quot;Cruise&quot;;     0;     IF([.B1550]=&quot;Decel&quot;; -[.$C$1]; 0)   ) )" office:value-type="float" office:value="0">
            <text:p>0</text:p>
          </table:table-cell>
          <table:table-cell table:formula="of:=IF(   [.B1550]=&quot;Stop&quot;;   0;   MAX(     0;     MIN(       [.$C$2];       [.D1549] + [.C1550] * [.$C$4]     )   ) )" office:value-type="float" office:value="9.75">
            <text:p>9.75</text:p>
          </table:table-cell>
          <table:table-cell table:formula="of:=IF(   [.B1550]=&quot;Stop&quot;;   [.$C$3];   [.E1549] + [.D1550] * [.$C$4] )" office:value-type="float" office:value="74.099999999998">
            <text:p>74.10</text:p>
          </table:table-cell>
          <table:table-cell table:number-columns-repeated="872"/>
        </table:table-row>
        <table:table-row table:style-name="ro3">
          <table:table-cell table:formula="of:=[.A1550]+[.$C$4]" office:value-type="float" office:value="7.69999999999986">
            <text:p>7.700</text:p>
          </table:table-cell>
          <table:table-cell table:formula="of:=IF(   [.A1551] &lt; [.$C$5];   &quot;Accel&quot;;   IF(     [.A1551] &lt; [.$C$5] + [.$C$7];     &quot;Cruise&quot;;     IF(       [.A1551] &lt; [.$C$8];       &quot;Decel&quot;;       &quot;Stop&quot;     )   ) )" office:value-type="string" office:string-value="Cruise">
            <text:p>Cruise</text:p>
          </table:table-cell>
          <table:table-cell table:formula="of:=IF(   [.B1551]=&quot;Accel&quot;;   [.$C$1];   IF(     [.B1551]=&quot;Cruise&quot;;     0;     IF([.B1551]=&quot;Decel&quot;; -[.$C$1]; 0)   ) )" office:value-type="float" office:value="0">
            <text:p>0</text:p>
          </table:table-cell>
          <table:table-cell table:formula="of:=IF(   [.B1551]=&quot;Stop&quot;;   0;   MAX(     0;     MIN(       [.$C$2];       [.D1550] + [.C1551] * [.$C$4]     )   ) )" office:value-type="float" office:value="9.75">
            <text:p>9.75</text:p>
          </table:table-cell>
          <table:table-cell table:formula="of:=IF(   [.B1551]=&quot;Stop&quot;;   [.$C$3];   [.E1550] + [.D1551] * [.$C$4] )" office:value-type="float" office:value="74.148749999998">
            <text:p>74.15</text:p>
          </table:table-cell>
          <table:table-cell table:number-columns-repeated="872"/>
        </table:table-row>
        <table:table-row table:style-name="ro3">
          <table:table-cell table:formula="of:=[.A1551]+[.$C$4]" office:value-type="float" office:value="7.70499999999986">
            <text:p>7.705</text:p>
          </table:table-cell>
          <table:table-cell table:formula="of:=IF(   [.A1552] &lt; [.$C$5];   &quot;Accel&quot;;   IF(     [.A1552] &lt; [.$C$5] + [.$C$7];     &quot;Cruise&quot;;     IF(       [.A1552] &lt; [.$C$8];       &quot;Decel&quot;;       &quot;Stop&quot;     )   ) )" office:value-type="string" office:string-value="Cruise">
            <text:p>Cruise</text:p>
          </table:table-cell>
          <table:table-cell table:formula="of:=IF(   [.B1552]=&quot;Accel&quot;;   [.$C$1];   IF(     [.B1552]=&quot;Cruise&quot;;     0;     IF([.B1552]=&quot;Decel&quot;; -[.$C$1]; 0)   ) )" office:value-type="float" office:value="0">
            <text:p>0</text:p>
          </table:table-cell>
          <table:table-cell table:formula="of:=IF(   [.B1552]=&quot;Stop&quot;;   0;   MAX(     0;     MIN(       [.$C$2];       [.D1551] + [.C1552] * [.$C$4]     )   ) )" office:value-type="float" office:value="9.75">
            <text:p>9.75</text:p>
          </table:table-cell>
          <table:table-cell table:formula="of:=IF(   [.B1552]=&quot;Stop&quot;;   [.$C$3];   [.E1551] + [.D1552] * [.$C$4] )" office:value-type="float" office:value="74.197499999998">
            <text:p>74.20</text:p>
          </table:table-cell>
          <table:table-cell table:number-columns-repeated="872"/>
        </table:table-row>
        <table:table-row table:style-name="ro3">
          <table:table-cell table:formula="of:=[.A1552]+[.$C$4]" office:value-type="float" office:value="7.70999999999986">
            <text:p>7.710</text:p>
          </table:table-cell>
          <table:table-cell table:formula="of:=IF(   [.A1553] &lt; [.$C$5];   &quot;Accel&quot;;   IF(     [.A1553] &lt; [.$C$5] + [.$C$7];     &quot;Cruise&quot;;     IF(       [.A1553] &lt; [.$C$8];       &quot;Decel&quot;;       &quot;Stop&quot;     )   ) )" office:value-type="string" office:string-value="Cruise">
            <text:p>Cruise</text:p>
          </table:table-cell>
          <table:table-cell table:formula="of:=IF(   [.B1553]=&quot;Accel&quot;;   [.$C$1];   IF(     [.B1553]=&quot;Cruise&quot;;     0;     IF([.B1553]=&quot;Decel&quot;; -[.$C$1]; 0)   ) )" office:value-type="float" office:value="0">
            <text:p>0</text:p>
          </table:table-cell>
          <table:table-cell table:formula="of:=IF(   [.B1553]=&quot;Stop&quot;;   0;   MAX(     0;     MIN(       [.$C$2];       [.D1552] + [.C1553] * [.$C$4]     )   ) )" office:value-type="float" office:value="9.75">
            <text:p>9.75</text:p>
          </table:table-cell>
          <table:table-cell table:formula="of:=IF(   [.B1553]=&quot;Stop&quot;;   [.$C$3];   [.E1552] + [.D1553] * [.$C$4] )" office:value-type="float" office:value="74.246249999998">
            <text:p>74.25</text:p>
          </table:table-cell>
          <table:table-cell table:number-columns-repeated="872"/>
        </table:table-row>
        <table:table-row table:style-name="ro3">
          <table:table-cell table:formula="of:=[.A1553]+[.$C$4]" office:value-type="float" office:value="7.71499999999986">
            <text:p>7.715</text:p>
          </table:table-cell>
          <table:table-cell table:formula="of:=IF(   [.A1554] &lt; [.$C$5];   &quot;Accel&quot;;   IF(     [.A1554] &lt; [.$C$5] + [.$C$7];     &quot;Cruise&quot;;     IF(       [.A1554] &lt; [.$C$8];       &quot;Decel&quot;;       &quot;Stop&quot;     )   ) )" office:value-type="string" office:string-value="Cruise">
            <text:p>Cruise</text:p>
          </table:table-cell>
          <table:table-cell table:formula="of:=IF(   [.B1554]=&quot;Accel&quot;;   [.$C$1];   IF(     [.B1554]=&quot;Cruise&quot;;     0;     IF([.B1554]=&quot;Decel&quot;; -[.$C$1]; 0)   ) )" office:value-type="float" office:value="0">
            <text:p>0</text:p>
          </table:table-cell>
          <table:table-cell table:formula="of:=IF(   [.B1554]=&quot;Stop&quot;;   0;   MAX(     0;     MIN(       [.$C$2];       [.D1553] + [.C1554] * [.$C$4]     )   ) )" office:value-type="float" office:value="9.75">
            <text:p>9.75</text:p>
          </table:table-cell>
          <table:table-cell table:formula="of:=IF(   [.B1554]=&quot;Stop&quot;;   [.$C$3];   [.E1553] + [.D1554] * [.$C$4] )" office:value-type="float" office:value="74.294999999998">
            <text:p>74.29</text:p>
          </table:table-cell>
          <table:table-cell table:number-columns-repeated="872"/>
        </table:table-row>
        <table:table-row table:style-name="ro3">
          <table:table-cell table:formula="of:=[.A1554]+[.$C$4]" office:value-type="float" office:value="7.71999999999986">
            <text:p>7.720</text:p>
          </table:table-cell>
          <table:table-cell table:formula="of:=IF(   [.A1555] &lt; [.$C$5];   &quot;Accel&quot;;   IF(     [.A1555] &lt; [.$C$5] + [.$C$7];     &quot;Cruise&quot;;     IF(       [.A1555] &lt; [.$C$8];       &quot;Decel&quot;;       &quot;Stop&quot;     )   ) )" office:value-type="string" office:string-value="Cruise">
            <text:p>Cruise</text:p>
          </table:table-cell>
          <table:table-cell table:formula="of:=IF(   [.B1555]=&quot;Accel&quot;;   [.$C$1];   IF(     [.B1555]=&quot;Cruise&quot;;     0;     IF([.B1555]=&quot;Decel&quot;; -[.$C$1]; 0)   ) )" office:value-type="float" office:value="0">
            <text:p>0</text:p>
          </table:table-cell>
          <table:table-cell table:formula="of:=IF(   [.B1555]=&quot;Stop&quot;;   0;   MAX(     0;     MIN(       [.$C$2];       [.D1554] + [.C1555] * [.$C$4]     )   ) )" office:value-type="float" office:value="9.75">
            <text:p>9.75</text:p>
          </table:table-cell>
          <table:table-cell table:formula="of:=IF(   [.B1555]=&quot;Stop&quot;;   [.$C$3];   [.E1554] + [.D1555] * [.$C$4] )" office:value-type="float" office:value="74.343749999998">
            <text:p>74.34</text:p>
          </table:table-cell>
          <table:table-cell table:number-columns-repeated="872"/>
        </table:table-row>
        <table:table-row table:style-name="ro3">
          <table:table-cell table:formula="of:=[.A1555]+[.$C$4]" office:value-type="float" office:value="7.72499999999986">
            <text:p>7.725</text:p>
          </table:table-cell>
          <table:table-cell table:formula="of:=IF(   [.A1556] &lt; [.$C$5];   &quot;Accel&quot;;   IF(     [.A1556] &lt; [.$C$5] + [.$C$7];     &quot;Cruise&quot;;     IF(       [.A1556] &lt; [.$C$8];       &quot;Decel&quot;;       &quot;Stop&quot;     )   ) )" office:value-type="string" office:string-value="Cruise">
            <text:p>Cruise</text:p>
          </table:table-cell>
          <table:table-cell table:formula="of:=IF(   [.B1556]=&quot;Accel&quot;;   [.$C$1];   IF(     [.B1556]=&quot;Cruise&quot;;     0;     IF([.B1556]=&quot;Decel&quot;; -[.$C$1]; 0)   ) )" office:value-type="float" office:value="0">
            <text:p>0</text:p>
          </table:table-cell>
          <table:table-cell table:formula="of:=IF(   [.B1556]=&quot;Stop&quot;;   0;   MAX(     0;     MIN(       [.$C$2];       [.D1555] + [.C1556] * [.$C$4]     )   ) )" office:value-type="float" office:value="9.75">
            <text:p>9.75</text:p>
          </table:table-cell>
          <table:table-cell table:formula="of:=IF(   [.B1556]=&quot;Stop&quot;;   [.$C$3];   [.E1555] + [.D1556] * [.$C$4] )" office:value-type="float" office:value="74.392499999998">
            <text:p>74.39</text:p>
          </table:table-cell>
          <table:table-cell table:number-columns-repeated="872"/>
        </table:table-row>
        <table:table-row table:style-name="ro3">
          <table:table-cell table:formula="of:=[.A1556]+[.$C$4]" office:value-type="float" office:value="7.72999999999986">
            <text:p>7.730</text:p>
          </table:table-cell>
          <table:table-cell table:formula="of:=IF(   [.A1557] &lt; [.$C$5];   &quot;Accel&quot;;   IF(     [.A1557] &lt; [.$C$5] + [.$C$7];     &quot;Cruise&quot;;     IF(       [.A1557] &lt; [.$C$8];       &quot;Decel&quot;;       &quot;Stop&quot;     )   ) )" office:value-type="string" office:string-value="Cruise">
            <text:p>Cruise</text:p>
          </table:table-cell>
          <table:table-cell table:formula="of:=IF(   [.B1557]=&quot;Accel&quot;;   [.$C$1];   IF(     [.B1557]=&quot;Cruise&quot;;     0;     IF([.B1557]=&quot;Decel&quot;; -[.$C$1]; 0)   ) )" office:value-type="float" office:value="0">
            <text:p>0</text:p>
          </table:table-cell>
          <table:table-cell table:formula="of:=IF(   [.B1557]=&quot;Stop&quot;;   0;   MAX(     0;     MIN(       [.$C$2];       [.D1556] + [.C1557] * [.$C$4]     )   ) )" office:value-type="float" office:value="9.75">
            <text:p>9.75</text:p>
          </table:table-cell>
          <table:table-cell table:formula="of:=IF(   [.B1557]=&quot;Stop&quot;;   [.$C$3];   [.E1556] + [.D1557] * [.$C$4] )" office:value-type="float" office:value="74.441249999998">
            <text:p>74.44</text:p>
          </table:table-cell>
          <table:table-cell table:number-columns-repeated="872"/>
        </table:table-row>
        <table:table-row table:style-name="ro3">
          <table:table-cell table:formula="of:=[.A1557]+[.$C$4]" office:value-type="float" office:value="7.73499999999986">
            <text:p>7.735</text:p>
          </table:table-cell>
          <table:table-cell table:formula="of:=IF(   [.A1558] &lt; [.$C$5];   &quot;Accel&quot;;   IF(     [.A1558] &lt; [.$C$5] + [.$C$7];     &quot;Cruise&quot;;     IF(       [.A1558] &lt; [.$C$8];       &quot;Decel&quot;;       &quot;Stop&quot;     )   ) )" office:value-type="string" office:string-value="Cruise">
            <text:p>Cruise</text:p>
          </table:table-cell>
          <table:table-cell table:formula="of:=IF(   [.B1558]=&quot;Accel&quot;;   [.$C$1];   IF(     [.B1558]=&quot;Cruise&quot;;     0;     IF([.B1558]=&quot;Decel&quot;; -[.$C$1]; 0)   ) )" office:value-type="float" office:value="0">
            <text:p>0</text:p>
          </table:table-cell>
          <table:table-cell table:formula="of:=IF(   [.B1558]=&quot;Stop&quot;;   0;   MAX(     0;     MIN(       [.$C$2];       [.D1557] + [.C1558] * [.$C$4]     )   ) )" office:value-type="float" office:value="9.75">
            <text:p>9.75</text:p>
          </table:table-cell>
          <table:table-cell table:formula="of:=IF(   [.B1558]=&quot;Stop&quot;;   [.$C$3];   [.E1557] + [.D1558] * [.$C$4] )" office:value-type="float" office:value="74.489999999998">
            <text:p>74.49</text:p>
          </table:table-cell>
          <table:table-cell table:number-columns-repeated="872"/>
        </table:table-row>
        <table:table-row table:style-name="ro3">
          <table:table-cell table:formula="of:=[.A1558]+[.$C$4]" office:value-type="float" office:value="7.73999999999986">
            <text:p>7.740</text:p>
          </table:table-cell>
          <table:table-cell table:formula="of:=IF(   [.A1559] &lt; [.$C$5];   &quot;Accel&quot;;   IF(     [.A1559] &lt; [.$C$5] + [.$C$7];     &quot;Cruise&quot;;     IF(       [.A1559] &lt; [.$C$8];       &quot;Decel&quot;;       &quot;Stop&quot;     )   ) )" office:value-type="string" office:string-value="Cruise">
            <text:p>Cruise</text:p>
          </table:table-cell>
          <table:table-cell table:formula="of:=IF(   [.B1559]=&quot;Accel&quot;;   [.$C$1];   IF(     [.B1559]=&quot;Cruise&quot;;     0;     IF([.B1559]=&quot;Decel&quot;; -[.$C$1]; 0)   ) )" office:value-type="float" office:value="0">
            <text:p>0</text:p>
          </table:table-cell>
          <table:table-cell table:formula="of:=IF(   [.B1559]=&quot;Stop&quot;;   0;   MAX(     0;     MIN(       [.$C$2];       [.D1558] + [.C1559] * [.$C$4]     )   ) )" office:value-type="float" office:value="9.75">
            <text:p>9.75</text:p>
          </table:table-cell>
          <table:table-cell table:formula="of:=IF(   [.B1559]=&quot;Stop&quot;;   [.$C$3];   [.E1558] + [.D1559] * [.$C$4] )" office:value-type="float" office:value="74.538749999998">
            <text:p>74.54</text:p>
          </table:table-cell>
          <table:table-cell table:number-columns-repeated="872"/>
        </table:table-row>
        <table:table-row table:style-name="ro3">
          <table:table-cell table:formula="of:=[.A1559]+[.$C$4]" office:value-type="float" office:value="7.74499999999986">
            <text:p>7.745</text:p>
          </table:table-cell>
          <table:table-cell table:formula="of:=IF(   [.A1560] &lt; [.$C$5];   &quot;Accel&quot;;   IF(     [.A1560] &lt; [.$C$5] + [.$C$7];     &quot;Cruise&quot;;     IF(       [.A1560] &lt; [.$C$8];       &quot;Decel&quot;;       &quot;Stop&quot;     )   ) )" office:value-type="string" office:string-value="Cruise">
            <text:p>Cruise</text:p>
          </table:table-cell>
          <table:table-cell table:formula="of:=IF(   [.B1560]=&quot;Accel&quot;;   [.$C$1];   IF(     [.B1560]=&quot;Cruise&quot;;     0;     IF([.B1560]=&quot;Decel&quot;; -[.$C$1]; 0)   ) )" office:value-type="float" office:value="0">
            <text:p>0</text:p>
          </table:table-cell>
          <table:table-cell table:formula="of:=IF(   [.B1560]=&quot;Stop&quot;;   0;   MAX(     0;     MIN(       [.$C$2];       [.D1559] + [.C1560] * [.$C$4]     )   ) )" office:value-type="float" office:value="9.75">
            <text:p>9.75</text:p>
          </table:table-cell>
          <table:table-cell table:formula="of:=IF(   [.B1560]=&quot;Stop&quot;;   [.$C$3];   [.E1559] + [.D1560] * [.$C$4] )" office:value-type="float" office:value="74.587499999998">
            <text:p>74.59</text:p>
          </table:table-cell>
          <table:table-cell table:number-columns-repeated="872"/>
        </table:table-row>
        <table:table-row table:style-name="ro3">
          <table:table-cell table:formula="of:=[.A1560]+[.$C$4]" office:value-type="float" office:value="7.74999999999986">
            <text:p>7.750</text:p>
          </table:table-cell>
          <table:table-cell table:formula="of:=IF(   [.A1561] &lt; [.$C$5];   &quot;Accel&quot;;   IF(     [.A1561] &lt; [.$C$5] + [.$C$7];     &quot;Cruise&quot;;     IF(       [.A1561] &lt; [.$C$8];       &quot;Decel&quot;;       &quot;Stop&quot;     )   ) )" office:value-type="string" office:string-value="Cruise">
            <text:p>Cruise</text:p>
          </table:table-cell>
          <table:table-cell table:formula="of:=IF(   [.B1561]=&quot;Accel&quot;;   [.$C$1];   IF(     [.B1561]=&quot;Cruise&quot;;     0;     IF([.B1561]=&quot;Decel&quot;; -[.$C$1]; 0)   ) )" office:value-type="float" office:value="0">
            <text:p>0</text:p>
          </table:table-cell>
          <table:table-cell table:formula="of:=IF(   [.B1561]=&quot;Stop&quot;;   0;   MAX(     0;     MIN(       [.$C$2];       [.D1560] + [.C1561] * [.$C$4]     )   ) )" office:value-type="float" office:value="9.75">
            <text:p>9.75</text:p>
          </table:table-cell>
          <table:table-cell table:formula="of:=IF(   [.B1561]=&quot;Stop&quot;;   [.$C$3];   [.E1560] + [.D1561] * [.$C$4] )" office:value-type="float" office:value="74.636249999998">
            <text:p>74.64</text:p>
          </table:table-cell>
          <table:table-cell table:number-columns-repeated="872"/>
        </table:table-row>
        <table:table-row table:style-name="ro3">
          <table:table-cell table:formula="of:=[.A1561]+[.$C$4]" office:value-type="float" office:value="7.75499999999986">
            <text:p>7.755</text:p>
          </table:table-cell>
          <table:table-cell table:formula="of:=IF(   [.A1562] &lt; [.$C$5];   &quot;Accel&quot;;   IF(     [.A1562] &lt; [.$C$5] + [.$C$7];     &quot;Cruise&quot;;     IF(       [.A1562] &lt; [.$C$8];       &quot;Decel&quot;;       &quot;Stop&quot;     )   ) )" office:value-type="string" office:string-value="Cruise">
            <text:p>Cruise</text:p>
          </table:table-cell>
          <table:table-cell table:formula="of:=IF(   [.B1562]=&quot;Accel&quot;;   [.$C$1];   IF(     [.B1562]=&quot;Cruise&quot;;     0;     IF([.B1562]=&quot;Decel&quot;; -[.$C$1]; 0)   ) )" office:value-type="float" office:value="0">
            <text:p>0</text:p>
          </table:table-cell>
          <table:table-cell table:formula="of:=IF(   [.B1562]=&quot;Stop&quot;;   0;   MAX(     0;     MIN(       [.$C$2];       [.D1561] + [.C1562] * [.$C$4]     )   ) )" office:value-type="float" office:value="9.75">
            <text:p>9.75</text:p>
          </table:table-cell>
          <table:table-cell table:formula="of:=IF(   [.B1562]=&quot;Stop&quot;;   [.$C$3];   [.E1561] + [.D1562] * [.$C$4] )" office:value-type="float" office:value="74.684999999998">
            <text:p>74.68</text:p>
          </table:table-cell>
          <table:table-cell table:number-columns-repeated="872"/>
        </table:table-row>
        <table:table-row table:style-name="ro3">
          <table:table-cell table:formula="of:=[.A1562]+[.$C$4]" office:value-type="float" office:value="7.75999999999986">
            <text:p>7.760</text:p>
          </table:table-cell>
          <table:table-cell table:formula="of:=IF(   [.A1563] &lt; [.$C$5];   &quot;Accel&quot;;   IF(     [.A1563] &lt; [.$C$5] + [.$C$7];     &quot;Cruise&quot;;     IF(       [.A1563] &lt; [.$C$8];       &quot;Decel&quot;;       &quot;Stop&quot;     )   ) )" office:value-type="string" office:string-value="Cruise">
            <text:p>Cruise</text:p>
          </table:table-cell>
          <table:table-cell table:formula="of:=IF(   [.B1563]=&quot;Accel&quot;;   [.$C$1];   IF(     [.B1563]=&quot;Cruise&quot;;     0;     IF([.B1563]=&quot;Decel&quot;; -[.$C$1]; 0)   ) )" office:value-type="float" office:value="0">
            <text:p>0</text:p>
          </table:table-cell>
          <table:table-cell table:formula="of:=IF(   [.B1563]=&quot;Stop&quot;;   0;   MAX(     0;     MIN(       [.$C$2];       [.D1562] + [.C1563] * [.$C$4]     )   ) )" office:value-type="float" office:value="9.75">
            <text:p>9.75</text:p>
          </table:table-cell>
          <table:table-cell table:formula="of:=IF(   [.B1563]=&quot;Stop&quot;;   [.$C$3];   [.E1562] + [.D1563] * [.$C$4] )" office:value-type="float" office:value="74.733749999998">
            <text:p>74.73</text:p>
          </table:table-cell>
          <table:table-cell table:number-columns-repeated="872"/>
        </table:table-row>
        <table:table-row table:style-name="ro3">
          <table:table-cell table:formula="of:=[.A1563]+[.$C$4]" office:value-type="float" office:value="7.76499999999986">
            <text:p>7.765</text:p>
          </table:table-cell>
          <table:table-cell table:formula="of:=IF(   [.A1564] &lt; [.$C$5];   &quot;Accel&quot;;   IF(     [.A1564] &lt; [.$C$5] + [.$C$7];     &quot;Cruise&quot;;     IF(       [.A1564] &lt; [.$C$8];       &quot;Decel&quot;;       &quot;Stop&quot;     )   ) )" office:value-type="string" office:string-value="Cruise">
            <text:p>Cruise</text:p>
          </table:table-cell>
          <table:table-cell table:formula="of:=IF(   [.B1564]=&quot;Accel&quot;;   [.$C$1];   IF(     [.B1564]=&quot;Cruise&quot;;     0;     IF([.B1564]=&quot;Decel&quot;; -[.$C$1]; 0)   ) )" office:value-type="float" office:value="0">
            <text:p>0</text:p>
          </table:table-cell>
          <table:table-cell table:formula="of:=IF(   [.B1564]=&quot;Stop&quot;;   0;   MAX(     0;     MIN(       [.$C$2];       [.D1563] + [.C1564] * [.$C$4]     )   ) )" office:value-type="float" office:value="9.75">
            <text:p>9.75</text:p>
          </table:table-cell>
          <table:table-cell table:formula="of:=IF(   [.B1564]=&quot;Stop&quot;;   [.$C$3];   [.E1563] + [.D1564] * [.$C$4] )" office:value-type="float" office:value="74.782499999998">
            <text:p>74.78</text:p>
          </table:table-cell>
          <table:table-cell table:number-columns-repeated="872"/>
        </table:table-row>
        <table:table-row table:style-name="ro3">
          <table:table-cell table:formula="of:=[.A1564]+[.$C$4]" office:value-type="float" office:value="7.76999999999986">
            <text:p>7.770</text:p>
          </table:table-cell>
          <table:table-cell table:formula="of:=IF(   [.A1565] &lt; [.$C$5];   &quot;Accel&quot;;   IF(     [.A1565] &lt; [.$C$5] + [.$C$7];     &quot;Cruise&quot;;     IF(       [.A1565] &lt; [.$C$8];       &quot;Decel&quot;;       &quot;Stop&quot;     )   ) )" office:value-type="string" office:string-value="Cruise">
            <text:p>Cruise</text:p>
          </table:table-cell>
          <table:table-cell table:formula="of:=IF(   [.B1565]=&quot;Accel&quot;;   [.$C$1];   IF(     [.B1565]=&quot;Cruise&quot;;     0;     IF([.B1565]=&quot;Decel&quot;; -[.$C$1]; 0)   ) )" office:value-type="float" office:value="0">
            <text:p>0</text:p>
          </table:table-cell>
          <table:table-cell table:formula="of:=IF(   [.B1565]=&quot;Stop&quot;;   0;   MAX(     0;     MIN(       [.$C$2];       [.D1564] + [.C1565] * [.$C$4]     )   ) )" office:value-type="float" office:value="9.75">
            <text:p>9.75</text:p>
          </table:table-cell>
          <table:table-cell table:formula="of:=IF(   [.B1565]=&quot;Stop&quot;;   [.$C$3];   [.E1564] + [.D1565] * [.$C$4] )" office:value-type="float" office:value="74.831249999998">
            <text:p>74.83</text:p>
          </table:table-cell>
          <table:table-cell table:number-columns-repeated="872"/>
        </table:table-row>
        <table:table-row table:style-name="ro3">
          <table:table-cell table:formula="of:=[.A1565]+[.$C$4]" office:value-type="float" office:value="7.77499999999986">
            <text:p>7.775</text:p>
          </table:table-cell>
          <table:table-cell table:formula="of:=IF(   [.A1566] &lt; [.$C$5];   &quot;Accel&quot;;   IF(     [.A1566] &lt; [.$C$5] + [.$C$7];     &quot;Cruise&quot;;     IF(       [.A1566] &lt; [.$C$8];       &quot;Decel&quot;;       &quot;Stop&quot;     )   ) )" office:value-type="string" office:string-value="Cruise">
            <text:p>Cruise</text:p>
          </table:table-cell>
          <table:table-cell table:formula="of:=IF(   [.B1566]=&quot;Accel&quot;;   [.$C$1];   IF(     [.B1566]=&quot;Cruise&quot;;     0;     IF([.B1566]=&quot;Decel&quot;; -[.$C$1]; 0)   ) )" office:value-type="float" office:value="0">
            <text:p>0</text:p>
          </table:table-cell>
          <table:table-cell table:formula="of:=IF(   [.B1566]=&quot;Stop&quot;;   0;   MAX(     0;     MIN(       [.$C$2];       [.D1565] + [.C1566] * [.$C$4]     )   ) )" office:value-type="float" office:value="9.75">
            <text:p>9.75</text:p>
          </table:table-cell>
          <table:table-cell table:formula="of:=IF(   [.B1566]=&quot;Stop&quot;;   [.$C$3];   [.E1565] + [.D1566] * [.$C$4] )" office:value-type="float" office:value="74.879999999998">
            <text:p>74.88</text:p>
          </table:table-cell>
          <table:table-cell table:number-columns-repeated="872"/>
        </table:table-row>
        <table:table-row table:style-name="ro3">
          <table:table-cell table:formula="of:=[.A1566]+[.$C$4]" office:value-type="float" office:value="7.77999999999986">
            <text:p>7.780</text:p>
          </table:table-cell>
          <table:table-cell table:formula="of:=IF(   [.A1567] &lt; [.$C$5];   &quot;Accel&quot;;   IF(     [.A1567] &lt; [.$C$5] + [.$C$7];     &quot;Cruise&quot;;     IF(       [.A1567] &lt; [.$C$8];       &quot;Decel&quot;;       &quot;Stop&quot;     )   ) )" office:value-type="string" office:string-value="Cruise">
            <text:p>Cruise</text:p>
          </table:table-cell>
          <table:table-cell table:formula="of:=IF(   [.B1567]=&quot;Accel&quot;;   [.$C$1];   IF(     [.B1567]=&quot;Cruise&quot;;     0;     IF([.B1567]=&quot;Decel&quot;; -[.$C$1]; 0)   ) )" office:value-type="float" office:value="0">
            <text:p>0</text:p>
          </table:table-cell>
          <table:table-cell table:formula="of:=IF(   [.B1567]=&quot;Stop&quot;;   0;   MAX(     0;     MIN(       [.$C$2];       [.D1566] + [.C1567] * [.$C$4]     )   ) )" office:value-type="float" office:value="9.75">
            <text:p>9.75</text:p>
          </table:table-cell>
          <table:table-cell table:formula="of:=IF(   [.B1567]=&quot;Stop&quot;;   [.$C$3];   [.E1566] + [.D1567] * [.$C$4] )" office:value-type="float" office:value="74.928749999998">
            <text:p>74.93</text:p>
          </table:table-cell>
          <table:table-cell table:number-columns-repeated="872"/>
        </table:table-row>
        <table:table-row table:style-name="ro3">
          <table:table-cell table:formula="of:=[.A1567]+[.$C$4]" office:value-type="float" office:value="7.78499999999986">
            <text:p>7.785</text:p>
          </table:table-cell>
          <table:table-cell table:formula="of:=IF(   [.A1568] &lt; [.$C$5];   &quot;Accel&quot;;   IF(     [.A1568] &lt; [.$C$5] + [.$C$7];     &quot;Cruise&quot;;     IF(       [.A1568] &lt; [.$C$8];       &quot;Decel&quot;;       &quot;Stop&quot;     )   ) )" office:value-type="string" office:string-value="Cruise">
            <text:p>Cruise</text:p>
          </table:table-cell>
          <table:table-cell table:formula="of:=IF(   [.B1568]=&quot;Accel&quot;;   [.$C$1];   IF(     [.B1568]=&quot;Cruise&quot;;     0;     IF([.B1568]=&quot;Decel&quot;; -[.$C$1]; 0)   ) )" office:value-type="float" office:value="0">
            <text:p>0</text:p>
          </table:table-cell>
          <table:table-cell table:formula="of:=IF(   [.B1568]=&quot;Stop&quot;;   0;   MAX(     0;     MIN(       [.$C$2];       [.D1567] + [.C1568] * [.$C$4]     )   ) )" office:value-type="float" office:value="9.75">
            <text:p>9.75</text:p>
          </table:table-cell>
          <table:table-cell table:formula="of:=IF(   [.B1568]=&quot;Stop&quot;;   [.$C$3];   [.E1567] + [.D1568] * [.$C$4] )" office:value-type="float" office:value="74.977499999998">
            <text:p>74.98</text:p>
          </table:table-cell>
          <table:table-cell table:number-columns-repeated="872"/>
        </table:table-row>
        <table:table-row table:style-name="ro3">
          <table:table-cell table:formula="of:=[.A1568]+[.$C$4]" office:value-type="float" office:value="7.78999999999986">
            <text:p>7.790</text:p>
          </table:table-cell>
          <table:table-cell table:formula="of:=IF(   [.A1569] &lt; [.$C$5];   &quot;Accel&quot;;   IF(     [.A1569] &lt; [.$C$5] + [.$C$7];     &quot;Cruise&quot;;     IF(       [.A1569] &lt; [.$C$8];       &quot;Decel&quot;;       &quot;Stop&quot;     )   ) )" office:value-type="string" office:string-value="Cruise">
            <text:p>Cruise</text:p>
          </table:table-cell>
          <table:table-cell table:formula="of:=IF(   [.B1569]=&quot;Accel&quot;;   [.$C$1];   IF(     [.B1569]=&quot;Cruise&quot;;     0;     IF([.B1569]=&quot;Decel&quot;; -[.$C$1]; 0)   ) )" office:value-type="float" office:value="0">
            <text:p>0</text:p>
          </table:table-cell>
          <table:table-cell table:formula="of:=IF(   [.B1569]=&quot;Stop&quot;;   0;   MAX(     0;     MIN(       [.$C$2];       [.D1568] + [.C1569] * [.$C$4]     )   ) )" office:value-type="float" office:value="9.75">
            <text:p>9.75</text:p>
          </table:table-cell>
          <table:table-cell table:formula="of:=IF(   [.B1569]=&quot;Stop&quot;;   [.$C$3];   [.E1568] + [.D1569] * [.$C$4] )" office:value-type="float" office:value="75.026249999998">
            <text:p>75.03</text:p>
          </table:table-cell>
          <table:table-cell table:number-columns-repeated="872"/>
        </table:table-row>
        <table:table-row table:style-name="ro3">
          <table:table-cell table:formula="of:=[.A1569]+[.$C$4]" office:value-type="float" office:value="7.79499999999986">
            <text:p>7.795</text:p>
          </table:table-cell>
          <table:table-cell table:formula="of:=IF(   [.A1570] &lt; [.$C$5];   &quot;Accel&quot;;   IF(     [.A1570] &lt; [.$C$5] + [.$C$7];     &quot;Cruise&quot;;     IF(       [.A1570] &lt; [.$C$8];       &quot;Decel&quot;;       &quot;Stop&quot;     )   ) )" office:value-type="string" office:string-value="Cruise">
            <text:p>Cruise</text:p>
          </table:table-cell>
          <table:table-cell table:formula="of:=IF(   [.B1570]=&quot;Accel&quot;;   [.$C$1];   IF(     [.B1570]=&quot;Cruise&quot;;     0;     IF([.B1570]=&quot;Decel&quot;; -[.$C$1]; 0)   ) )" office:value-type="float" office:value="0">
            <text:p>0</text:p>
          </table:table-cell>
          <table:table-cell table:formula="of:=IF(   [.B1570]=&quot;Stop&quot;;   0;   MAX(     0;     MIN(       [.$C$2];       [.D1569] + [.C1570] * [.$C$4]     )   ) )" office:value-type="float" office:value="9.75">
            <text:p>9.75</text:p>
          </table:table-cell>
          <table:table-cell table:formula="of:=IF(   [.B1570]=&quot;Stop&quot;;   [.$C$3];   [.E1569] + [.D1570] * [.$C$4] )" office:value-type="float" office:value="75.074999999998">
            <text:p>75.07</text:p>
          </table:table-cell>
          <table:table-cell table:number-columns-repeated="872"/>
        </table:table-row>
        <table:table-row table:style-name="ro3">
          <table:table-cell table:formula="of:=[.A1570]+[.$C$4]" office:value-type="float" office:value="7.79999999999986">
            <text:p>7.800</text:p>
          </table:table-cell>
          <table:table-cell table:formula="of:=IF(   [.A1571] &lt; [.$C$5];   &quot;Accel&quot;;   IF(     [.A1571] &lt; [.$C$5] + [.$C$7];     &quot;Cruise&quot;;     IF(       [.A1571] &lt; [.$C$8];       &quot;Decel&quot;;       &quot;Stop&quot;     )   ) )" office:value-type="string" office:string-value="Cruise">
            <text:p>Cruise</text:p>
          </table:table-cell>
          <table:table-cell table:formula="of:=IF(   [.B1571]=&quot;Accel&quot;;   [.$C$1];   IF(     [.B1571]=&quot;Cruise&quot;;     0;     IF([.B1571]=&quot;Decel&quot;; -[.$C$1]; 0)   ) )" office:value-type="float" office:value="0">
            <text:p>0</text:p>
          </table:table-cell>
          <table:table-cell table:formula="of:=IF(   [.B1571]=&quot;Stop&quot;;   0;   MAX(     0;     MIN(       [.$C$2];       [.D1570] + [.C1571] * [.$C$4]     )   ) )" office:value-type="float" office:value="9.75">
            <text:p>9.75</text:p>
          </table:table-cell>
          <table:table-cell table:formula="of:=IF(   [.B1571]=&quot;Stop&quot;;   [.$C$3];   [.E1570] + [.D1571] * [.$C$4] )" office:value-type="float" office:value="75.123749999998">
            <text:p>75.12</text:p>
          </table:table-cell>
          <table:table-cell table:number-columns-repeated="872"/>
        </table:table-row>
        <table:table-row table:style-name="ro3">
          <table:table-cell table:formula="of:=[.A1571]+[.$C$4]" office:value-type="float" office:value="7.80499999999986">
            <text:p>7.805</text:p>
          </table:table-cell>
          <table:table-cell table:formula="of:=IF(   [.A1572] &lt; [.$C$5];   &quot;Accel&quot;;   IF(     [.A1572] &lt; [.$C$5] + [.$C$7];     &quot;Cruise&quot;;     IF(       [.A1572] &lt; [.$C$8];       &quot;Decel&quot;;       &quot;Stop&quot;     )   ) )" office:value-type="string" office:string-value="Cruise">
            <text:p>Cruise</text:p>
          </table:table-cell>
          <table:table-cell table:formula="of:=IF(   [.B1572]=&quot;Accel&quot;;   [.$C$1];   IF(     [.B1572]=&quot;Cruise&quot;;     0;     IF([.B1572]=&quot;Decel&quot;; -[.$C$1]; 0)   ) )" office:value-type="float" office:value="0">
            <text:p>0</text:p>
          </table:table-cell>
          <table:table-cell table:formula="of:=IF(   [.B1572]=&quot;Stop&quot;;   0;   MAX(     0;     MIN(       [.$C$2];       [.D1571] + [.C1572] * [.$C$4]     )   ) )" office:value-type="float" office:value="9.75">
            <text:p>9.75</text:p>
          </table:table-cell>
          <table:table-cell table:formula="of:=IF(   [.B1572]=&quot;Stop&quot;;   [.$C$3];   [.E1571] + [.D1572] * [.$C$4] )" office:value-type="float" office:value="75.172499999998">
            <text:p>75.17</text:p>
          </table:table-cell>
          <table:table-cell table:number-columns-repeated="872"/>
        </table:table-row>
        <table:table-row table:style-name="ro3">
          <table:table-cell table:formula="of:=[.A1572]+[.$C$4]" office:value-type="float" office:value="7.80999999999986">
            <text:p>7.810</text:p>
          </table:table-cell>
          <table:table-cell table:formula="of:=IF(   [.A1573] &lt; [.$C$5];   &quot;Accel&quot;;   IF(     [.A1573] &lt; [.$C$5] + [.$C$7];     &quot;Cruise&quot;;     IF(       [.A1573] &lt; [.$C$8];       &quot;Decel&quot;;       &quot;Stop&quot;     )   ) )" office:value-type="string" office:string-value="Cruise">
            <text:p>Cruise</text:p>
          </table:table-cell>
          <table:table-cell table:formula="of:=IF(   [.B1573]=&quot;Accel&quot;;   [.$C$1];   IF(     [.B1573]=&quot;Cruise&quot;;     0;     IF([.B1573]=&quot;Decel&quot;; -[.$C$1]; 0)   ) )" office:value-type="float" office:value="0">
            <text:p>0</text:p>
          </table:table-cell>
          <table:table-cell table:formula="of:=IF(   [.B1573]=&quot;Stop&quot;;   0;   MAX(     0;     MIN(       [.$C$2];       [.D1572] + [.C1573] * [.$C$4]     )   ) )" office:value-type="float" office:value="9.75">
            <text:p>9.75</text:p>
          </table:table-cell>
          <table:table-cell table:formula="of:=IF(   [.B1573]=&quot;Stop&quot;;   [.$C$3];   [.E1572] + [.D1573] * [.$C$4] )" office:value-type="float" office:value="75.221249999998">
            <text:p>75.22</text:p>
          </table:table-cell>
          <table:table-cell table:number-columns-repeated="872"/>
        </table:table-row>
        <table:table-row table:style-name="ro3">
          <table:table-cell table:formula="of:=[.A1573]+[.$C$4]" office:value-type="float" office:value="7.81499999999986">
            <text:p>7.815</text:p>
          </table:table-cell>
          <table:table-cell table:formula="of:=IF(   [.A1574] &lt; [.$C$5];   &quot;Accel&quot;;   IF(     [.A1574] &lt; [.$C$5] + [.$C$7];     &quot;Cruise&quot;;     IF(       [.A1574] &lt; [.$C$8];       &quot;Decel&quot;;       &quot;Stop&quot;     )   ) )" office:value-type="string" office:string-value="Cruise">
            <text:p>Cruise</text:p>
          </table:table-cell>
          <table:table-cell table:formula="of:=IF(   [.B1574]=&quot;Accel&quot;;   [.$C$1];   IF(     [.B1574]=&quot;Cruise&quot;;     0;     IF([.B1574]=&quot;Decel&quot;; -[.$C$1]; 0)   ) )" office:value-type="float" office:value="0">
            <text:p>0</text:p>
          </table:table-cell>
          <table:table-cell table:formula="of:=IF(   [.B1574]=&quot;Stop&quot;;   0;   MAX(     0;     MIN(       [.$C$2];       [.D1573] + [.C1574] * [.$C$4]     )   ) )" office:value-type="float" office:value="9.75">
            <text:p>9.75</text:p>
          </table:table-cell>
          <table:table-cell table:formula="of:=IF(   [.B1574]=&quot;Stop&quot;;   [.$C$3];   [.E1573] + [.D1574] * [.$C$4] )" office:value-type="float" office:value="75.269999999998">
            <text:p>75.27</text:p>
          </table:table-cell>
          <table:table-cell table:number-columns-repeated="872"/>
        </table:table-row>
        <table:table-row table:style-name="ro3">
          <table:table-cell table:formula="of:=[.A1574]+[.$C$4]" office:value-type="float" office:value="7.81999999999986">
            <text:p>7.820</text:p>
          </table:table-cell>
          <table:table-cell table:formula="of:=IF(   [.A1575] &lt; [.$C$5];   &quot;Accel&quot;;   IF(     [.A1575] &lt; [.$C$5] + [.$C$7];     &quot;Cruise&quot;;     IF(       [.A1575] &lt; [.$C$8];       &quot;Decel&quot;;       &quot;Stop&quot;     )   ) )" office:value-type="string" office:string-value="Cruise">
            <text:p>Cruise</text:p>
          </table:table-cell>
          <table:table-cell table:formula="of:=IF(   [.B1575]=&quot;Accel&quot;;   [.$C$1];   IF(     [.B1575]=&quot;Cruise&quot;;     0;     IF([.B1575]=&quot;Decel&quot;; -[.$C$1]; 0)   ) )" office:value-type="float" office:value="0">
            <text:p>0</text:p>
          </table:table-cell>
          <table:table-cell table:formula="of:=IF(   [.B1575]=&quot;Stop&quot;;   0;   MAX(     0;     MIN(       [.$C$2];       [.D1574] + [.C1575] * [.$C$4]     )   ) )" office:value-type="float" office:value="9.75">
            <text:p>9.75</text:p>
          </table:table-cell>
          <table:table-cell table:formula="of:=IF(   [.B1575]=&quot;Stop&quot;;   [.$C$3];   [.E1574] + [.D1575] * [.$C$4] )" office:value-type="float" office:value="75.318749999998">
            <text:p>75.32</text:p>
          </table:table-cell>
          <table:table-cell table:number-columns-repeated="872"/>
        </table:table-row>
        <table:table-row table:style-name="ro3">
          <table:table-cell table:formula="of:=[.A1575]+[.$C$4]" office:value-type="float" office:value="7.82499999999986">
            <text:p>7.825</text:p>
          </table:table-cell>
          <table:table-cell table:formula="of:=IF(   [.A1576] &lt; [.$C$5];   &quot;Accel&quot;;   IF(     [.A1576] &lt; [.$C$5] + [.$C$7];     &quot;Cruise&quot;;     IF(       [.A1576] &lt; [.$C$8];       &quot;Decel&quot;;       &quot;Stop&quot;     )   ) )" office:value-type="string" office:string-value="Cruise">
            <text:p>Cruise</text:p>
          </table:table-cell>
          <table:table-cell table:formula="of:=IF(   [.B1576]=&quot;Accel&quot;;   [.$C$1];   IF(     [.B1576]=&quot;Cruise&quot;;     0;     IF([.B1576]=&quot;Decel&quot;; -[.$C$1]; 0)   ) )" office:value-type="float" office:value="0">
            <text:p>0</text:p>
          </table:table-cell>
          <table:table-cell table:formula="of:=IF(   [.B1576]=&quot;Stop&quot;;   0;   MAX(     0;     MIN(       [.$C$2];       [.D1575] + [.C1576] * [.$C$4]     )   ) )" office:value-type="float" office:value="9.75">
            <text:p>9.75</text:p>
          </table:table-cell>
          <table:table-cell table:formula="of:=IF(   [.B1576]=&quot;Stop&quot;;   [.$C$3];   [.E1575] + [.D1576] * [.$C$4] )" office:value-type="float" office:value="75.3674999999979">
            <text:p>75.37</text:p>
          </table:table-cell>
          <table:table-cell table:number-columns-repeated="872"/>
        </table:table-row>
        <table:table-row table:style-name="ro3">
          <table:table-cell table:formula="of:=[.A1576]+[.$C$4]" office:value-type="float" office:value="7.82999999999986">
            <text:p>7.830</text:p>
          </table:table-cell>
          <table:table-cell table:formula="of:=IF(   [.A1577] &lt; [.$C$5];   &quot;Accel&quot;;   IF(     [.A1577] &lt; [.$C$5] + [.$C$7];     &quot;Cruise&quot;;     IF(       [.A1577] &lt; [.$C$8];       &quot;Decel&quot;;       &quot;Stop&quot;     )   ) )" office:value-type="string" office:string-value="Cruise">
            <text:p>Cruise</text:p>
          </table:table-cell>
          <table:table-cell table:formula="of:=IF(   [.B1577]=&quot;Accel&quot;;   [.$C$1];   IF(     [.B1577]=&quot;Cruise&quot;;     0;     IF([.B1577]=&quot;Decel&quot;; -[.$C$1]; 0)   ) )" office:value-type="float" office:value="0">
            <text:p>0</text:p>
          </table:table-cell>
          <table:table-cell table:formula="of:=IF(   [.B1577]=&quot;Stop&quot;;   0;   MAX(     0;     MIN(       [.$C$2];       [.D1576] + [.C1577] * [.$C$4]     )   ) )" office:value-type="float" office:value="9.75">
            <text:p>9.75</text:p>
          </table:table-cell>
          <table:table-cell table:formula="of:=IF(   [.B1577]=&quot;Stop&quot;;   [.$C$3];   [.E1576] + [.D1577] * [.$C$4] )" office:value-type="float" office:value="75.4162499999979">
            <text:p>75.42</text:p>
          </table:table-cell>
          <table:table-cell table:number-columns-repeated="872"/>
        </table:table-row>
        <table:table-row table:style-name="ro3">
          <table:table-cell table:formula="of:=[.A1577]+[.$C$4]" office:value-type="float" office:value="7.83499999999986">
            <text:p>7.835</text:p>
          </table:table-cell>
          <table:table-cell table:formula="of:=IF(   [.A1578] &lt; [.$C$5];   &quot;Accel&quot;;   IF(     [.A1578] &lt; [.$C$5] + [.$C$7];     &quot;Cruise&quot;;     IF(       [.A1578] &lt; [.$C$8];       &quot;Decel&quot;;       &quot;Stop&quot;     )   ) )" office:value-type="string" office:string-value="Cruise">
            <text:p>Cruise</text:p>
          </table:table-cell>
          <table:table-cell table:formula="of:=IF(   [.B1578]=&quot;Accel&quot;;   [.$C$1];   IF(     [.B1578]=&quot;Cruise&quot;;     0;     IF([.B1578]=&quot;Decel&quot;; -[.$C$1]; 0)   ) )" office:value-type="float" office:value="0">
            <text:p>0</text:p>
          </table:table-cell>
          <table:table-cell table:formula="of:=IF(   [.B1578]=&quot;Stop&quot;;   0;   MAX(     0;     MIN(       [.$C$2];       [.D1577] + [.C1578] * [.$C$4]     )   ) )" office:value-type="float" office:value="9.75">
            <text:p>9.75</text:p>
          </table:table-cell>
          <table:table-cell table:formula="of:=IF(   [.B1578]=&quot;Stop&quot;;   [.$C$3];   [.E1577] + [.D1578] * [.$C$4] )" office:value-type="float" office:value="75.4649999999979">
            <text:p>75.46</text:p>
          </table:table-cell>
          <table:table-cell table:number-columns-repeated="872"/>
        </table:table-row>
        <table:table-row table:style-name="ro3">
          <table:table-cell table:formula="of:=[.A1578]+[.$C$4]" office:value-type="float" office:value="7.83999999999986">
            <text:p>7.840</text:p>
          </table:table-cell>
          <table:table-cell table:formula="of:=IF(   [.A1579] &lt; [.$C$5];   &quot;Accel&quot;;   IF(     [.A1579] &lt; [.$C$5] + [.$C$7];     &quot;Cruise&quot;;     IF(       [.A1579] &lt; [.$C$8];       &quot;Decel&quot;;       &quot;Stop&quot;     )   ) )" office:value-type="string" office:string-value="Cruise">
            <text:p>Cruise</text:p>
          </table:table-cell>
          <table:table-cell table:formula="of:=IF(   [.B1579]=&quot;Accel&quot;;   [.$C$1];   IF(     [.B1579]=&quot;Cruise&quot;;     0;     IF([.B1579]=&quot;Decel&quot;; -[.$C$1]; 0)   ) )" office:value-type="float" office:value="0">
            <text:p>0</text:p>
          </table:table-cell>
          <table:table-cell table:formula="of:=IF(   [.B1579]=&quot;Stop&quot;;   0;   MAX(     0;     MIN(       [.$C$2];       [.D1578] + [.C1579] * [.$C$4]     )   ) )" office:value-type="float" office:value="9.75">
            <text:p>9.75</text:p>
          </table:table-cell>
          <table:table-cell table:formula="of:=IF(   [.B1579]=&quot;Stop&quot;;   [.$C$3];   [.E1578] + [.D1579] * [.$C$4] )" office:value-type="float" office:value="75.5137499999979">
            <text:p>75.51</text:p>
          </table:table-cell>
          <table:table-cell table:number-columns-repeated="872"/>
        </table:table-row>
        <table:table-row table:style-name="ro3">
          <table:table-cell table:formula="of:=[.A1579]+[.$C$4]" office:value-type="float" office:value="7.84499999999986">
            <text:p>7.845</text:p>
          </table:table-cell>
          <table:table-cell table:formula="of:=IF(   [.A1580] &lt; [.$C$5];   &quot;Accel&quot;;   IF(     [.A1580] &lt; [.$C$5] + [.$C$7];     &quot;Cruise&quot;;     IF(       [.A1580] &lt; [.$C$8];       &quot;Decel&quot;;       &quot;Stop&quot;     )   ) )" office:value-type="string" office:string-value="Cruise">
            <text:p>Cruise</text:p>
          </table:table-cell>
          <table:table-cell table:formula="of:=IF(   [.B1580]=&quot;Accel&quot;;   [.$C$1];   IF(     [.B1580]=&quot;Cruise&quot;;     0;     IF([.B1580]=&quot;Decel&quot;; -[.$C$1]; 0)   ) )" office:value-type="float" office:value="0">
            <text:p>0</text:p>
          </table:table-cell>
          <table:table-cell table:formula="of:=IF(   [.B1580]=&quot;Stop&quot;;   0;   MAX(     0;     MIN(       [.$C$2];       [.D1579] + [.C1580] * [.$C$4]     )   ) )" office:value-type="float" office:value="9.75">
            <text:p>9.75</text:p>
          </table:table-cell>
          <table:table-cell table:formula="of:=IF(   [.B1580]=&quot;Stop&quot;;   [.$C$3];   [.E1579] + [.D1580] * [.$C$4] )" office:value-type="float" office:value="75.5624999999979">
            <text:p>75.56</text:p>
          </table:table-cell>
          <table:table-cell table:number-columns-repeated="872"/>
        </table:table-row>
        <table:table-row table:style-name="ro3">
          <table:table-cell table:formula="of:=[.A1580]+[.$C$4]" office:value-type="float" office:value="7.84999999999986">
            <text:p>7.850</text:p>
          </table:table-cell>
          <table:table-cell table:formula="of:=IF(   [.A1581] &lt; [.$C$5];   &quot;Accel&quot;;   IF(     [.A1581] &lt; [.$C$5] + [.$C$7];     &quot;Cruise&quot;;     IF(       [.A1581] &lt; [.$C$8];       &quot;Decel&quot;;       &quot;Stop&quot;     )   ) )" office:value-type="string" office:string-value="Cruise">
            <text:p>Cruise</text:p>
          </table:table-cell>
          <table:table-cell table:formula="of:=IF(   [.B1581]=&quot;Accel&quot;;   [.$C$1];   IF(     [.B1581]=&quot;Cruise&quot;;     0;     IF([.B1581]=&quot;Decel&quot;; -[.$C$1]; 0)   ) )" office:value-type="float" office:value="0">
            <text:p>0</text:p>
          </table:table-cell>
          <table:table-cell table:formula="of:=IF(   [.B1581]=&quot;Stop&quot;;   0;   MAX(     0;     MIN(       [.$C$2];       [.D1580] + [.C1581] * [.$C$4]     )   ) )" office:value-type="float" office:value="9.75">
            <text:p>9.75</text:p>
          </table:table-cell>
          <table:table-cell table:formula="of:=IF(   [.B1581]=&quot;Stop&quot;;   [.$C$3];   [.E1580] + [.D1581] * [.$C$4] )" office:value-type="float" office:value="75.6112499999979">
            <text:p>75.61</text:p>
          </table:table-cell>
          <table:table-cell table:number-columns-repeated="872"/>
        </table:table-row>
        <table:table-row table:style-name="ro3">
          <table:table-cell table:formula="of:=[.A1581]+[.$C$4]" office:value-type="float" office:value="7.85499999999986">
            <text:p>7.855</text:p>
          </table:table-cell>
          <table:table-cell table:formula="of:=IF(   [.A1582] &lt; [.$C$5];   &quot;Accel&quot;;   IF(     [.A1582] &lt; [.$C$5] + [.$C$7];     &quot;Cruise&quot;;     IF(       [.A1582] &lt; [.$C$8];       &quot;Decel&quot;;       &quot;Stop&quot;     )   ) )" office:value-type="string" office:string-value="Cruise">
            <text:p>Cruise</text:p>
          </table:table-cell>
          <table:table-cell table:formula="of:=IF(   [.B1582]=&quot;Accel&quot;;   [.$C$1];   IF(     [.B1582]=&quot;Cruise&quot;;     0;     IF([.B1582]=&quot;Decel&quot;; -[.$C$1]; 0)   ) )" office:value-type="float" office:value="0">
            <text:p>0</text:p>
          </table:table-cell>
          <table:table-cell table:formula="of:=IF(   [.B1582]=&quot;Stop&quot;;   0;   MAX(     0;     MIN(       [.$C$2];       [.D1581] + [.C1582] * [.$C$4]     )   ) )" office:value-type="float" office:value="9.75">
            <text:p>9.75</text:p>
          </table:table-cell>
          <table:table-cell table:formula="of:=IF(   [.B1582]=&quot;Stop&quot;;   [.$C$3];   [.E1581] + [.D1582] * [.$C$4] )" office:value-type="float" office:value="75.6599999999979">
            <text:p>75.66</text:p>
          </table:table-cell>
          <table:table-cell table:number-columns-repeated="872"/>
        </table:table-row>
        <table:table-row table:style-name="ro3">
          <table:table-cell table:formula="of:=[.A1582]+[.$C$4]" office:value-type="float" office:value="7.85999999999985">
            <text:p>7.860</text:p>
          </table:table-cell>
          <table:table-cell table:formula="of:=IF(   [.A1583] &lt; [.$C$5];   &quot;Accel&quot;;   IF(     [.A1583] &lt; [.$C$5] + [.$C$7];     &quot;Cruise&quot;;     IF(       [.A1583] &lt; [.$C$8];       &quot;Decel&quot;;       &quot;Stop&quot;     )   ) )" office:value-type="string" office:string-value="Cruise">
            <text:p>Cruise</text:p>
          </table:table-cell>
          <table:table-cell table:formula="of:=IF(   [.B1583]=&quot;Accel&quot;;   [.$C$1];   IF(     [.B1583]=&quot;Cruise&quot;;     0;     IF([.B1583]=&quot;Decel&quot;; -[.$C$1]; 0)   ) )" office:value-type="float" office:value="0">
            <text:p>0</text:p>
          </table:table-cell>
          <table:table-cell table:formula="of:=IF(   [.B1583]=&quot;Stop&quot;;   0;   MAX(     0;     MIN(       [.$C$2];       [.D1582] + [.C1583] * [.$C$4]     )   ) )" office:value-type="float" office:value="9.75">
            <text:p>9.75</text:p>
          </table:table-cell>
          <table:table-cell table:formula="of:=IF(   [.B1583]=&quot;Stop&quot;;   [.$C$3];   [.E1582] + [.D1583] * [.$C$4] )" office:value-type="float" office:value="75.7087499999979">
            <text:p>75.71</text:p>
          </table:table-cell>
          <table:table-cell table:number-columns-repeated="872"/>
        </table:table-row>
        <table:table-row table:style-name="ro3">
          <table:table-cell table:formula="of:=[.A1583]+[.$C$4]" office:value-type="float" office:value="7.86499999999985">
            <text:p>7.865</text:p>
          </table:table-cell>
          <table:table-cell table:formula="of:=IF(   [.A1584] &lt; [.$C$5];   &quot;Accel&quot;;   IF(     [.A1584] &lt; [.$C$5] + [.$C$7];     &quot;Cruise&quot;;     IF(       [.A1584] &lt; [.$C$8];       &quot;Decel&quot;;       &quot;Stop&quot;     )   ) )" office:value-type="string" office:string-value="Cruise">
            <text:p>Cruise</text:p>
          </table:table-cell>
          <table:table-cell table:formula="of:=IF(   [.B1584]=&quot;Accel&quot;;   [.$C$1];   IF(     [.B1584]=&quot;Cruise&quot;;     0;     IF([.B1584]=&quot;Decel&quot;; -[.$C$1]; 0)   ) )" office:value-type="float" office:value="0">
            <text:p>0</text:p>
          </table:table-cell>
          <table:table-cell table:formula="of:=IF(   [.B1584]=&quot;Stop&quot;;   0;   MAX(     0;     MIN(       [.$C$2];       [.D1583] + [.C1584] * [.$C$4]     )   ) )" office:value-type="float" office:value="9.75">
            <text:p>9.75</text:p>
          </table:table-cell>
          <table:table-cell table:formula="of:=IF(   [.B1584]=&quot;Stop&quot;;   [.$C$3];   [.E1583] + [.D1584] * [.$C$4] )" office:value-type="float" office:value="75.7574999999979">
            <text:p>75.76</text:p>
          </table:table-cell>
          <table:table-cell table:number-columns-repeated="872"/>
        </table:table-row>
        <table:table-row table:style-name="ro3">
          <table:table-cell table:formula="of:=[.A1584]+[.$C$4]" office:value-type="float" office:value="7.86999999999985">
            <text:p>7.870</text:p>
          </table:table-cell>
          <table:table-cell table:formula="of:=IF(   [.A1585] &lt; [.$C$5];   &quot;Accel&quot;;   IF(     [.A1585] &lt; [.$C$5] + [.$C$7];     &quot;Cruise&quot;;     IF(       [.A1585] &lt; [.$C$8];       &quot;Decel&quot;;       &quot;Stop&quot;     )   ) )" office:value-type="string" office:string-value="Cruise">
            <text:p>Cruise</text:p>
          </table:table-cell>
          <table:table-cell table:formula="of:=IF(   [.B1585]=&quot;Accel&quot;;   [.$C$1];   IF(     [.B1585]=&quot;Cruise&quot;;     0;     IF([.B1585]=&quot;Decel&quot;; -[.$C$1]; 0)   ) )" office:value-type="float" office:value="0">
            <text:p>0</text:p>
          </table:table-cell>
          <table:table-cell table:formula="of:=IF(   [.B1585]=&quot;Stop&quot;;   0;   MAX(     0;     MIN(       [.$C$2];       [.D1584] + [.C1585] * [.$C$4]     )   ) )" office:value-type="float" office:value="9.75">
            <text:p>9.75</text:p>
          </table:table-cell>
          <table:table-cell table:formula="of:=IF(   [.B1585]=&quot;Stop&quot;;   [.$C$3];   [.E1584] + [.D1585] * [.$C$4] )" office:value-type="float" office:value="75.8062499999979">
            <text:p>75.81</text:p>
          </table:table-cell>
          <table:table-cell table:number-columns-repeated="872"/>
        </table:table-row>
        <table:table-row table:style-name="ro3">
          <table:table-cell table:formula="of:=[.A1585]+[.$C$4]" office:value-type="float" office:value="7.87499999999985">
            <text:p>7.875</text:p>
          </table:table-cell>
          <table:table-cell table:formula="of:=IF(   [.A1586] &lt; [.$C$5];   &quot;Accel&quot;;   IF(     [.A1586] &lt; [.$C$5] + [.$C$7];     &quot;Cruise&quot;;     IF(       [.A1586] &lt; [.$C$8];       &quot;Decel&quot;;       &quot;Stop&quot;     )   ) )" office:value-type="string" office:string-value="Cruise">
            <text:p>Cruise</text:p>
          </table:table-cell>
          <table:table-cell table:formula="of:=IF(   [.B1586]=&quot;Accel&quot;;   [.$C$1];   IF(     [.B1586]=&quot;Cruise&quot;;     0;     IF([.B1586]=&quot;Decel&quot;; -[.$C$1]; 0)   ) )" office:value-type="float" office:value="0">
            <text:p>0</text:p>
          </table:table-cell>
          <table:table-cell table:formula="of:=IF(   [.B1586]=&quot;Stop&quot;;   0;   MAX(     0;     MIN(       [.$C$2];       [.D1585] + [.C1586] * [.$C$4]     )   ) )" office:value-type="float" office:value="9.75">
            <text:p>9.75</text:p>
          </table:table-cell>
          <table:table-cell table:formula="of:=IF(   [.B1586]=&quot;Stop&quot;;   [.$C$3];   [.E1585] + [.D1586] * [.$C$4] )" office:value-type="float" office:value="75.8549999999979">
            <text:p>75.85</text:p>
          </table:table-cell>
          <table:table-cell table:number-columns-repeated="872"/>
        </table:table-row>
        <table:table-row table:style-name="ro3">
          <table:table-cell table:formula="of:=[.A1586]+[.$C$4]" office:value-type="float" office:value="7.87999999999985">
            <text:p>7.880</text:p>
          </table:table-cell>
          <table:table-cell table:formula="of:=IF(   [.A1587] &lt; [.$C$5];   &quot;Accel&quot;;   IF(     [.A1587] &lt; [.$C$5] + [.$C$7];     &quot;Cruise&quot;;     IF(       [.A1587] &lt; [.$C$8];       &quot;Decel&quot;;       &quot;Stop&quot;     )   ) )" office:value-type="string" office:string-value="Cruise">
            <text:p>Cruise</text:p>
          </table:table-cell>
          <table:table-cell table:formula="of:=IF(   [.B1587]=&quot;Accel&quot;;   [.$C$1];   IF(     [.B1587]=&quot;Cruise&quot;;     0;     IF([.B1587]=&quot;Decel&quot;; -[.$C$1]; 0)   ) )" office:value-type="float" office:value="0">
            <text:p>0</text:p>
          </table:table-cell>
          <table:table-cell table:formula="of:=IF(   [.B1587]=&quot;Stop&quot;;   0;   MAX(     0;     MIN(       [.$C$2];       [.D1586] + [.C1587] * [.$C$4]     )   ) )" office:value-type="float" office:value="9.75">
            <text:p>9.75</text:p>
          </table:table-cell>
          <table:table-cell table:formula="of:=IF(   [.B1587]=&quot;Stop&quot;;   [.$C$3];   [.E1586] + [.D1587] * [.$C$4] )" office:value-type="float" office:value="75.9037499999979">
            <text:p>75.90</text:p>
          </table:table-cell>
          <table:table-cell table:number-columns-repeated="872"/>
        </table:table-row>
        <table:table-row table:style-name="ro3">
          <table:table-cell table:formula="of:=[.A1587]+[.$C$4]" office:value-type="float" office:value="7.88499999999985">
            <text:p>7.885</text:p>
          </table:table-cell>
          <table:table-cell table:formula="of:=IF(   [.A1588] &lt; [.$C$5];   &quot;Accel&quot;;   IF(     [.A1588] &lt; [.$C$5] + [.$C$7];     &quot;Cruise&quot;;     IF(       [.A1588] &lt; [.$C$8];       &quot;Decel&quot;;       &quot;Stop&quot;     )   ) )" office:value-type="string" office:string-value="Cruise">
            <text:p>Cruise</text:p>
          </table:table-cell>
          <table:table-cell table:formula="of:=IF(   [.B1588]=&quot;Accel&quot;;   [.$C$1];   IF(     [.B1588]=&quot;Cruise&quot;;     0;     IF([.B1588]=&quot;Decel&quot;; -[.$C$1]; 0)   ) )" office:value-type="float" office:value="0">
            <text:p>0</text:p>
          </table:table-cell>
          <table:table-cell table:formula="of:=IF(   [.B1588]=&quot;Stop&quot;;   0;   MAX(     0;     MIN(       [.$C$2];       [.D1587] + [.C1588] * [.$C$4]     )   ) )" office:value-type="float" office:value="9.75">
            <text:p>9.75</text:p>
          </table:table-cell>
          <table:table-cell table:formula="of:=IF(   [.B1588]=&quot;Stop&quot;;   [.$C$3];   [.E1587] + [.D1588] * [.$C$4] )" office:value-type="float" office:value="75.9524999999979">
            <text:p>75.95</text:p>
          </table:table-cell>
          <table:table-cell table:number-columns-repeated="872"/>
        </table:table-row>
        <table:table-row table:style-name="ro3">
          <table:table-cell table:formula="of:=[.A1588]+[.$C$4]" office:value-type="float" office:value="7.88999999999985">
            <text:p>7.890</text:p>
          </table:table-cell>
          <table:table-cell table:formula="of:=IF(   [.A1589] &lt; [.$C$5];   &quot;Accel&quot;;   IF(     [.A1589] &lt; [.$C$5] + [.$C$7];     &quot;Cruise&quot;;     IF(       [.A1589] &lt; [.$C$8];       &quot;Decel&quot;;       &quot;Stop&quot;     )   ) )" office:value-type="string" office:string-value="Cruise">
            <text:p>Cruise</text:p>
          </table:table-cell>
          <table:table-cell table:formula="of:=IF(   [.B1589]=&quot;Accel&quot;;   [.$C$1];   IF(     [.B1589]=&quot;Cruise&quot;;     0;     IF([.B1589]=&quot;Decel&quot;; -[.$C$1]; 0)   ) )" office:value-type="float" office:value="0">
            <text:p>0</text:p>
          </table:table-cell>
          <table:table-cell table:formula="of:=IF(   [.B1589]=&quot;Stop&quot;;   0;   MAX(     0;     MIN(       [.$C$2];       [.D1588] + [.C1589] * [.$C$4]     )   ) )" office:value-type="float" office:value="9.75">
            <text:p>9.75</text:p>
          </table:table-cell>
          <table:table-cell table:formula="of:=IF(   [.B1589]=&quot;Stop&quot;;   [.$C$3];   [.E1588] + [.D1589] * [.$C$4] )" office:value-type="float" office:value="76.0012499999979">
            <text:p>76.00</text:p>
          </table:table-cell>
          <table:table-cell table:number-columns-repeated="872"/>
        </table:table-row>
        <table:table-row table:style-name="ro3">
          <table:table-cell table:formula="of:=[.A1589]+[.$C$4]" office:value-type="float" office:value="7.89499999999985">
            <text:p>7.895</text:p>
          </table:table-cell>
          <table:table-cell table:formula="of:=IF(   [.A1590] &lt; [.$C$5];   &quot;Accel&quot;;   IF(     [.A1590] &lt; [.$C$5] + [.$C$7];     &quot;Cruise&quot;;     IF(       [.A1590] &lt; [.$C$8];       &quot;Decel&quot;;       &quot;Stop&quot;     )   ) )" office:value-type="string" office:string-value="Cruise">
            <text:p>Cruise</text:p>
          </table:table-cell>
          <table:table-cell table:formula="of:=IF(   [.B1590]=&quot;Accel&quot;;   [.$C$1];   IF(     [.B1590]=&quot;Cruise&quot;;     0;     IF([.B1590]=&quot;Decel&quot;; -[.$C$1]; 0)   ) )" office:value-type="float" office:value="0">
            <text:p>0</text:p>
          </table:table-cell>
          <table:table-cell table:formula="of:=IF(   [.B1590]=&quot;Stop&quot;;   0;   MAX(     0;     MIN(       [.$C$2];       [.D1589] + [.C1590] * [.$C$4]     )   ) )" office:value-type="float" office:value="9.75">
            <text:p>9.75</text:p>
          </table:table-cell>
          <table:table-cell table:formula="of:=IF(   [.B1590]=&quot;Stop&quot;;   [.$C$3];   [.E1589] + [.D1590] * [.$C$4] )" office:value-type="float" office:value="76.0499999999979">
            <text:p>76.05</text:p>
          </table:table-cell>
          <table:table-cell table:number-columns-repeated="872"/>
        </table:table-row>
        <table:table-row table:style-name="ro3">
          <table:table-cell table:formula="of:=[.A1590]+[.$C$4]" office:value-type="float" office:value="7.89999999999985">
            <text:p>7.900</text:p>
          </table:table-cell>
          <table:table-cell table:formula="of:=IF(   [.A1591] &lt; [.$C$5];   &quot;Accel&quot;;   IF(     [.A1591] &lt; [.$C$5] + [.$C$7];     &quot;Cruise&quot;;     IF(       [.A1591] &lt; [.$C$8];       &quot;Decel&quot;;       &quot;Stop&quot;     )   ) )" office:value-type="string" office:string-value="Cruise">
            <text:p>Cruise</text:p>
          </table:table-cell>
          <table:table-cell table:formula="of:=IF(   [.B1591]=&quot;Accel&quot;;   [.$C$1];   IF(     [.B1591]=&quot;Cruise&quot;;     0;     IF([.B1591]=&quot;Decel&quot;; -[.$C$1]; 0)   ) )" office:value-type="float" office:value="0">
            <text:p>0</text:p>
          </table:table-cell>
          <table:table-cell table:formula="of:=IF(   [.B1591]=&quot;Stop&quot;;   0;   MAX(     0;     MIN(       [.$C$2];       [.D1590] + [.C1591] * [.$C$4]     )   ) )" office:value-type="float" office:value="9.75">
            <text:p>9.75</text:p>
          </table:table-cell>
          <table:table-cell table:formula="of:=IF(   [.B1591]=&quot;Stop&quot;;   [.$C$3];   [.E1590] + [.D1591] * [.$C$4] )" office:value-type="float" office:value="76.0987499999979">
            <text:p>76.10</text:p>
          </table:table-cell>
          <table:table-cell table:number-columns-repeated="872"/>
        </table:table-row>
        <table:table-row table:style-name="ro3">
          <table:table-cell table:formula="of:=[.A1591]+[.$C$4]" office:value-type="float" office:value="7.90499999999985">
            <text:p>7.905</text:p>
          </table:table-cell>
          <table:table-cell table:formula="of:=IF(   [.A1592] &lt; [.$C$5];   &quot;Accel&quot;;   IF(     [.A1592] &lt; [.$C$5] + [.$C$7];     &quot;Cruise&quot;;     IF(       [.A1592] &lt; [.$C$8];       &quot;Decel&quot;;       &quot;Stop&quot;     )   ) )" office:value-type="string" office:string-value="Cruise">
            <text:p>Cruise</text:p>
          </table:table-cell>
          <table:table-cell table:formula="of:=IF(   [.B1592]=&quot;Accel&quot;;   [.$C$1];   IF(     [.B1592]=&quot;Cruise&quot;;     0;     IF([.B1592]=&quot;Decel&quot;; -[.$C$1]; 0)   ) )" office:value-type="float" office:value="0">
            <text:p>0</text:p>
          </table:table-cell>
          <table:table-cell table:formula="of:=IF(   [.B1592]=&quot;Stop&quot;;   0;   MAX(     0;     MIN(       [.$C$2];       [.D1591] + [.C1592] * [.$C$4]     )   ) )" office:value-type="float" office:value="9.75">
            <text:p>9.75</text:p>
          </table:table-cell>
          <table:table-cell table:formula="of:=IF(   [.B1592]=&quot;Stop&quot;;   [.$C$3];   [.E1591] + [.D1592] * [.$C$4] )" office:value-type="float" office:value="76.1474999999979">
            <text:p>76.15</text:p>
          </table:table-cell>
          <table:table-cell table:number-columns-repeated="872"/>
        </table:table-row>
        <table:table-row table:style-name="ro3">
          <table:table-cell table:formula="of:=[.A1592]+[.$C$4]" office:value-type="float" office:value="7.90999999999985">
            <text:p>7.910</text:p>
          </table:table-cell>
          <table:table-cell table:formula="of:=IF(   [.A1593] &lt; [.$C$5];   &quot;Accel&quot;;   IF(     [.A1593] &lt; [.$C$5] + [.$C$7];     &quot;Cruise&quot;;     IF(       [.A1593] &lt; [.$C$8];       &quot;Decel&quot;;       &quot;Stop&quot;     )   ) )" office:value-type="string" office:string-value="Cruise">
            <text:p>Cruise</text:p>
          </table:table-cell>
          <table:table-cell table:formula="of:=IF(   [.B1593]=&quot;Accel&quot;;   [.$C$1];   IF(     [.B1593]=&quot;Cruise&quot;;     0;     IF([.B1593]=&quot;Decel&quot;; -[.$C$1]; 0)   ) )" office:value-type="float" office:value="0">
            <text:p>0</text:p>
          </table:table-cell>
          <table:table-cell table:formula="of:=IF(   [.B1593]=&quot;Stop&quot;;   0;   MAX(     0;     MIN(       [.$C$2];       [.D1592] + [.C1593] * [.$C$4]     )   ) )" office:value-type="float" office:value="9.75">
            <text:p>9.75</text:p>
          </table:table-cell>
          <table:table-cell table:formula="of:=IF(   [.B1593]=&quot;Stop&quot;;   [.$C$3];   [.E1592] + [.D1593] * [.$C$4] )" office:value-type="float" office:value="76.1962499999979">
            <text:p>76.20</text:p>
          </table:table-cell>
          <table:table-cell table:number-columns-repeated="872"/>
        </table:table-row>
        <table:table-row table:style-name="ro3">
          <table:table-cell table:formula="of:=[.A1593]+[.$C$4]" office:value-type="float" office:value="7.91499999999985">
            <text:p>7.915</text:p>
          </table:table-cell>
          <table:table-cell table:formula="of:=IF(   [.A1594] &lt; [.$C$5];   &quot;Accel&quot;;   IF(     [.A1594] &lt; [.$C$5] + [.$C$7];     &quot;Cruise&quot;;     IF(       [.A1594] &lt; [.$C$8];       &quot;Decel&quot;;       &quot;Stop&quot;     )   ) )" office:value-type="string" office:string-value="Cruise">
            <text:p>Cruise</text:p>
          </table:table-cell>
          <table:table-cell table:formula="of:=IF(   [.B1594]=&quot;Accel&quot;;   [.$C$1];   IF(     [.B1594]=&quot;Cruise&quot;;     0;     IF([.B1594]=&quot;Decel&quot;; -[.$C$1]; 0)   ) )" office:value-type="float" office:value="0">
            <text:p>0</text:p>
          </table:table-cell>
          <table:table-cell table:formula="of:=IF(   [.B1594]=&quot;Stop&quot;;   0;   MAX(     0;     MIN(       [.$C$2];       [.D1593] + [.C1594] * [.$C$4]     )   ) )" office:value-type="float" office:value="9.75">
            <text:p>9.75</text:p>
          </table:table-cell>
          <table:table-cell table:formula="of:=IF(   [.B1594]=&quot;Stop&quot;;   [.$C$3];   [.E1593] + [.D1594] * [.$C$4] )" office:value-type="float" office:value="76.2449999999979">
            <text:p>76.24</text:p>
          </table:table-cell>
          <table:table-cell table:number-columns-repeated="872"/>
        </table:table-row>
        <table:table-row table:style-name="ro3">
          <table:table-cell table:formula="of:=[.A1594]+[.$C$4]" office:value-type="float" office:value="7.91999999999985">
            <text:p>7.920</text:p>
          </table:table-cell>
          <table:table-cell table:formula="of:=IF(   [.A1595] &lt; [.$C$5];   &quot;Accel&quot;;   IF(     [.A1595] &lt; [.$C$5] + [.$C$7];     &quot;Cruise&quot;;     IF(       [.A1595] &lt; [.$C$8];       &quot;Decel&quot;;       &quot;Stop&quot;     )   ) )" office:value-type="string" office:string-value="Cruise">
            <text:p>Cruise</text:p>
          </table:table-cell>
          <table:table-cell table:formula="of:=IF(   [.B1595]=&quot;Accel&quot;;   [.$C$1];   IF(     [.B1595]=&quot;Cruise&quot;;     0;     IF([.B1595]=&quot;Decel&quot;; -[.$C$1]; 0)   ) )" office:value-type="float" office:value="0">
            <text:p>0</text:p>
          </table:table-cell>
          <table:table-cell table:formula="of:=IF(   [.B1595]=&quot;Stop&quot;;   0;   MAX(     0;     MIN(       [.$C$2];       [.D1594] + [.C1595] * [.$C$4]     )   ) )" office:value-type="float" office:value="9.75">
            <text:p>9.75</text:p>
          </table:table-cell>
          <table:table-cell table:formula="of:=IF(   [.B1595]=&quot;Stop&quot;;   [.$C$3];   [.E1594] + [.D1595] * [.$C$4] )" office:value-type="float" office:value="76.2937499999979">
            <text:p>76.29</text:p>
          </table:table-cell>
          <table:table-cell table:number-columns-repeated="872"/>
        </table:table-row>
        <table:table-row table:style-name="ro3">
          <table:table-cell table:formula="of:=[.A1595]+[.$C$4]" office:value-type="float" office:value="7.92499999999985">
            <text:p>7.925</text:p>
          </table:table-cell>
          <table:table-cell table:formula="of:=IF(   [.A1596] &lt; [.$C$5];   &quot;Accel&quot;;   IF(     [.A1596] &lt; [.$C$5] + [.$C$7];     &quot;Cruise&quot;;     IF(       [.A1596] &lt; [.$C$8];       &quot;Decel&quot;;       &quot;Stop&quot;     )   ) )" office:value-type="string" office:string-value="Cruise">
            <text:p>Cruise</text:p>
          </table:table-cell>
          <table:table-cell table:formula="of:=IF(   [.B1596]=&quot;Accel&quot;;   [.$C$1];   IF(     [.B1596]=&quot;Cruise&quot;;     0;     IF([.B1596]=&quot;Decel&quot;; -[.$C$1]; 0)   ) )" office:value-type="float" office:value="0">
            <text:p>0</text:p>
          </table:table-cell>
          <table:table-cell table:formula="of:=IF(   [.B1596]=&quot;Stop&quot;;   0;   MAX(     0;     MIN(       [.$C$2];       [.D1595] + [.C1596] * [.$C$4]     )   ) )" office:value-type="float" office:value="9.75">
            <text:p>9.75</text:p>
          </table:table-cell>
          <table:table-cell table:formula="of:=IF(   [.B1596]=&quot;Stop&quot;;   [.$C$3];   [.E1595] + [.D1596] * [.$C$4] )" office:value-type="float" office:value="76.3424999999979">
            <text:p>76.34</text:p>
          </table:table-cell>
          <table:table-cell table:number-columns-repeated="872"/>
        </table:table-row>
        <table:table-row table:style-name="ro3">
          <table:table-cell table:formula="of:=[.A1596]+[.$C$4]" office:value-type="float" office:value="7.92999999999985">
            <text:p>7.930</text:p>
          </table:table-cell>
          <table:table-cell table:formula="of:=IF(   [.A1597] &lt; [.$C$5];   &quot;Accel&quot;;   IF(     [.A1597] &lt; [.$C$5] + [.$C$7];     &quot;Cruise&quot;;     IF(       [.A1597] &lt; [.$C$8];       &quot;Decel&quot;;       &quot;Stop&quot;     )   ) )" office:value-type="string" office:string-value="Cruise">
            <text:p>Cruise</text:p>
          </table:table-cell>
          <table:table-cell table:formula="of:=IF(   [.B1597]=&quot;Accel&quot;;   [.$C$1];   IF(     [.B1597]=&quot;Cruise&quot;;     0;     IF([.B1597]=&quot;Decel&quot;; -[.$C$1]; 0)   ) )" office:value-type="float" office:value="0">
            <text:p>0</text:p>
          </table:table-cell>
          <table:table-cell table:formula="of:=IF(   [.B1597]=&quot;Stop&quot;;   0;   MAX(     0;     MIN(       [.$C$2];       [.D1596] + [.C1597] * [.$C$4]     )   ) )" office:value-type="float" office:value="9.75">
            <text:p>9.75</text:p>
          </table:table-cell>
          <table:table-cell table:formula="of:=IF(   [.B1597]=&quot;Stop&quot;;   [.$C$3];   [.E1596] + [.D1597] * [.$C$4] )" office:value-type="float" office:value="76.3912499999979">
            <text:p>76.39</text:p>
          </table:table-cell>
          <table:table-cell table:number-columns-repeated="872"/>
        </table:table-row>
        <table:table-row table:style-name="ro3">
          <table:table-cell table:formula="of:=[.A1597]+[.$C$4]" office:value-type="float" office:value="7.93499999999985">
            <text:p>7.935</text:p>
          </table:table-cell>
          <table:table-cell table:formula="of:=IF(   [.A1598] &lt; [.$C$5];   &quot;Accel&quot;;   IF(     [.A1598] &lt; [.$C$5] + [.$C$7];     &quot;Cruise&quot;;     IF(       [.A1598] &lt; [.$C$8];       &quot;Decel&quot;;       &quot;Stop&quot;     )   ) )" office:value-type="string" office:string-value="Cruise">
            <text:p>Cruise</text:p>
          </table:table-cell>
          <table:table-cell table:formula="of:=IF(   [.B1598]=&quot;Accel&quot;;   [.$C$1];   IF(     [.B1598]=&quot;Cruise&quot;;     0;     IF([.B1598]=&quot;Decel&quot;; -[.$C$1]; 0)   ) )" office:value-type="float" office:value="0">
            <text:p>0</text:p>
          </table:table-cell>
          <table:table-cell table:formula="of:=IF(   [.B1598]=&quot;Stop&quot;;   0;   MAX(     0;     MIN(       [.$C$2];       [.D1597] + [.C1598] * [.$C$4]     )   ) )" office:value-type="float" office:value="9.75">
            <text:p>9.75</text:p>
          </table:table-cell>
          <table:table-cell table:formula="of:=IF(   [.B1598]=&quot;Stop&quot;;   [.$C$3];   [.E1597] + [.D1598] * [.$C$4] )" office:value-type="float" office:value="76.4399999999979">
            <text:p>76.44</text:p>
          </table:table-cell>
          <table:table-cell table:number-columns-repeated="872"/>
        </table:table-row>
        <table:table-row table:style-name="ro3">
          <table:table-cell table:formula="of:=[.A1598]+[.$C$4]" office:value-type="float" office:value="7.93999999999985">
            <text:p>7.940</text:p>
          </table:table-cell>
          <table:table-cell table:formula="of:=IF(   [.A1599] &lt; [.$C$5];   &quot;Accel&quot;;   IF(     [.A1599] &lt; [.$C$5] + [.$C$7];     &quot;Cruise&quot;;     IF(       [.A1599] &lt; [.$C$8];       &quot;Decel&quot;;       &quot;Stop&quot;     )   ) )" office:value-type="string" office:string-value="Cruise">
            <text:p>Cruise</text:p>
          </table:table-cell>
          <table:table-cell table:formula="of:=IF(   [.B1599]=&quot;Accel&quot;;   [.$C$1];   IF(     [.B1599]=&quot;Cruise&quot;;     0;     IF([.B1599]=&quot;Decel&quot;; -[.$C$1]; 0)   ) )" office:value-type="float" office:value="0">
            <text:p>0</text:p>
          </table:table-cell>
          <table:table-cell table:formula="of:=IF(   [.B1599]=&quot;Stop&quot;;   0;   MAX(     0;     MIN(       [.$C$2];       [.D1598] + [.C1599] * [.$C$4]     )   ) )" office:value-type="float" office:value="9.75">
            <text:p>9.75</text:p>
          </table:table-cell>
          <table:table-cell table:formula="of:=IF(   [.B1599]=&quot;Stop&quot;;   [.$C$3];   [.E1598] + [.D1599] * [.$C$4] )" office:value-type="float" office:value="76.4887499999979">
            <text:p>76.49</text:p>
          </table:table-cell>
          <table:table-cell table:number-columns-repeated="872"/>
        </table:table-row>
        <table:table-row table:style-name="ro3">
          <table:table-cell table:formula="of:=[.A1599]+[.$C$4]" office:value-type="float" office:value="7.94499999999985">
            <text:p>7.945</text:p>
          </table:table-cell>
          <table:table-cell table:formula="of:=IF(   [.A1600] &lt; [.$C$5];   &quot;Accel&quot;;   IF(     [.A1600] &lt; [.$C$5] + [.$C$7];     &quot;Cruise&quot;;     IF(       [.A1600] &lt; [.$C$8];       &quot;Decel&quot;;       &quot;Stop&quot;     )   ) )" office:value-type="string" office:string-value="Cruise">
            <text:p>Cruise</text:p>
          </table:table-cell>
          <table:table-cell table:formula="of:=IF(   [.B1600]=&quot;Accel&quot;;   [.$C$1];   IF(     [.B1600]=&quot;Cruise&quot;;     0;     IF([.B1600]=&quot;Decel&quot;; -[.$C$1]; 0)   ) )" office:value-type="float" office:value="0">
            <text:p>0</text:p>
          </table:table-cell>
          <table:table-cell table:formula="of:=IF(   [.B1600]=&quot;Stop&quot;;   0;   MAX(     0;     MIN(       [.$C$2];       [.D1599] + [.C1600] * [.$C$4]     )   ) )" office:value-type="float" office:value="9.75">
            <text:p>9.75</text:p>
          </table:table-cell>
          <table:table-cell table:formula="of:=IF(   [.B1600]=&quot;Stop&quot;;   [.$C$3];   [.E1599] + [.D1600] * [.$C$4] )" office:value-type="float" office:value="76.5374999999979">
            <text:p>76.54</text:p>
          </table:table-cell>
          <table:table-cell table:number-columns-repeated="872"/>
        </table:table-row>
        <table:table-row table:style-name="ro3">
          <table:table-cell table:formula="of:=[.A1600]+[.$C$4]" office:value-type="float" office:value="7.94999999999985">
            <text:p>7.950</text:p>
          </table:table-cell>
          <table:table-cell table:formula="of:=IF(   [.A1601] &lt; [.$C$5];   &quot;Accel&quot;;   IF(     [.A1601] &lt; [.$C$5] + [.$C$7];     &quot;Cruise&quot;;     IF(       [.A1601] &lt; [.$C$8];       &quot;Decel&quot;;       &quot;Stop&quot;     )   ) )" office:value-type="string" office:string-value="Cruise">
            <text:p>Cruise</text:p>
          </table:table-cell>
          <table:table-cell table:formula="of:=IF(   [.B1601]=&quot;Accel&quot;;   [.$C$1];   IF(     [.B1601]=&quot;Cruise&quot;;     0;     IF([.B1601]=&quot;Decel&quot;; -[.$C$1]; 0)   ) )" office:value-type="float" office:value="0">
            <text:p>0</text:p>
          </table:table-cell>
          <table:table-cell table:formula="of:=IF(   [.B1601]=&quot;Stop&quot;;   0;   MAX(     0;     MIN(       [.$C$2];       [.D1600] + [.C1601] * [.$C$4]     )   ) )" office:value-type="float" office:value="9.75">
            <text:p>9.75</text:p>
          </table:table-cell>
          <table:table-cell table:formula="of:=IF(   [.B1601]=&quot;Stop&quot;;   [.$C$3];   [.E1600] + [.D1601] * [.$C$4] )" office:value-type="float" office:value="76.5862499999979">
            <text:p>76.59</text:p>
          </table:table-cell>
          <table:table-cell table:number-columns-repeated="872"/>
        </table:table-row>
        <table:table-row table:style-name="ro3">
          <table:table-cell table:formula="of:=[.A1601]+[.$C$4]" office:value-type="float" office:value="7.95499999999985">
            <text:p>7.955</text:p>
          </table:table-cell>
          <table:table-cell table:formula="of:=IF(   [.A1602] &lt; [.$C$5];   &quot;Accel&quot;;   IF(     [.A1602] &lt; [.$C$5] + [.$C$7];     &quot;Cruise&quot;;     IF(       [.A1602] &lt; [.$C$8];       &quot;Decel&quot;;       &quot;Stop&quot;     )   ) )" office:value-type="string" office:string-value="Cruise">
            <text:p>Cruise</text:p>
          </table:table-cell>
          <table:table-cell table:formula="of:=IF(   [.B1602]=&quot;Accel&quot;;   [.$C$1];   IF(     [.B1602]=&quot;Cruise&quot;;     0;     IF([.B1602]=&quot;Decel&quot;; -[.$C$1]; 0)   ) )" office:value-type="float" office:value="0">
            <text:p>0</text:p>
          </table:table-cell>
          <table:table-cell table:formula="of:=IF(   [.B1602]=&quot;Stop&quot;;   0;   MAX(     0;     MIN(       [.$C$2];       [.D1601] + [.C1602] * [.$C$4]     )   ) )" office:value-type="float" office:value="9.75">
            <text:p>9.75</text:p>
          </table:table-cell>
          <table:table-cell table:formula="of:=IF(   [.B1602]=&quot;Stop&quot;;   [.$C$3];   [.E1601] + [.D1602] * [.$C$4] )" office:value-type="float" office:value="76.6349999999979">
            <text:p>76.63</text:p>
          </table:table-cell>
          <table:table-cell table:number-columns-repeated="872"/>
        </table:table-row>
        <table:table-row table:style-name="ro3">
          <table:table-cell table:formula="of:=[.A1602]+[.$C$4]" office:value-type="float" office:value="7.95999999999985">
            <text:p>7.960</text:p>
          </table:table-cell>
          <table:table-cell table:formula="of:=IF(   [.A1603] &lt; [.$C$5];   &quot;Accel&quot;;   IF(     [.A1603] &lt; [.$C$5] + [.$C$7];     &quot;Cruise&quot;;     IF(       [.A1603] &lt; [.$C$8];       &quot;Decel&quot;;       &quot;Stop&quot;     )   ) )" office:value-type="string" office:string-value="Cruise">
            <text:p>Cruise</text:p>
          </table:table-cell>
          <table:table-cell table:formula="of:=IF(   [.B1603]=&quot;Accel&quot;;   [.$C$1];   IF(     [.B1603]=&quot;Cruise&quot;;     0;     IF([.B1603]=&quot;Decel&quot;; -[.$C$1]; 0)   ) )" office:value-type="float" office:value="0">
            <text:p>0</text:p>
          </table:table-cell>
          <table:table-cell table:formula="of:=IF(   [.B1603]=&quot;Stop&quot;;   0;   MAX(     0;     MIN(       [.$C$2];       [.D1602] + [.C1603] * [.$C$4]     )   ) )" office:value-type="float" office:value="9.75">
            <text:p>9.75</text:p>
          </table:table-cell>
          <table:table-cell table:formula="of:=IF(   [.B1603]=&quot;Stop&quot;;   [.$C$3];   [.E1602] + [.D1603] * [.$C$4] )" office:value-type="float" office:value="76.6837499999979">
            <text:p>76.68</text:p>
          </table:table-cell>
          <table:table-cell table:number-columns-repeated="872"/>
        </table:table-row>
        <table:table-row table:style-name="ro3">
          <table:table-cell table:formula="of:=[.A1603]+[.$C$4]" office:value-type="float" office:value="7.96499999999985">
            <text:p>7.965</text:p>
          </table:table-cell>
          <table:table-cell table:formula="of:=IF(   [.A1604] &lt; [.$C$5];   &quot;Accel&quot;;   IF(     [.A1604] &lt; [.$C$5] + [.$C$7];     &quot;Cruise&quot;;     IF(       [.A1604] &lt; [.$C$8];       &quot;Decel&quot;;       &quot;Stop&quot;     )   ) )" office:value-type="string" office:string-value="Cruise">
            <text:p>Cruise</text:p>
          </table:table-cell>
          <table:table-cell table:formula="of:=IF(   [.B1604]=&quot;Accel&quot;;   [.$C$1];   IF(     [.B1604]=&quot;Cruise&quot;;     0;     IF([.B1604]=&quot;Decel&quot;; -[.$C$1]; 0)   ) )" office:value-type="float" office:value="0">
            <text:p>0</text:p>
          </table:table-cell>
          <table:table-cell table:formula="of:=IF(   [.B1604]=&quot;Stop&quot;;   0;   MAX(     0;     MIN(       [.$C$2];       [.D1603] + [.C1604] * [.$C$4]     )   ) )" office:value-type="float" office:value="9.75">
            <text:p>9.75</text:p>
          </table:table-cell>
          <table:table-cell table:formula="of:=IF(   [.B1604]=&quot;Stop&quot;;   [.$C$3];   [.E1603] + [.D1604] * [.$C$4] )" office:value-type="float" office:value="76.7324999999979">
            <text:p>76.73</text:p>
          </table:table-cell>
          <table:table-cell table:number-columns-repeated="872"/>
        </table:table-row>
        <table:table-row table:style-name="ro3">
          <table:table-cell table:formula="of:=[.A1604]+[.$C$4]" office:value-type="float" office:value="7.96999999999985">
            <text:p>7.970</text:p>
          </table:table-cell>
          <table:table-cell table:formula="of:=IF(   [.A1605] &lt; [.$C$5];   &quot;Accel&quot;;   IF(     [.A1605] &lt; [.$C$5] + [.$C$7];     &quot;Cruise&quot;;     IF(       [.A1605] &lt; [.$C$8];       &quot;Decel&quot;;       &quot;Stop&quot;     )   ) )" office:value-type="string" office:string-value="Cruise">
            <text:p>Cruise</text:p>
          </table:table-cell>
          <table:table-cell table:formula="of:=IF(   [.B1605]=&quot;Accel&quot;;   [.$C$1];   IF(     [.B1605]=&quot;Cruise&quot;;     0;     IF([.B1605]=&quot;Decel&quot;; -[.$C$1]; 0)   ) )" office:value-type="float" office:value="0">
            <text:p>0</text:p>
          </table:table-cell>
          <table:table-cell table:formula="of:=IF(   [.B1605]=&quot;Stop&quot;;   0;   MAX(     0;     MIN(       [.$C$2];       [.D1604] + [.C1605] * [.$C$4]     )   ) )" office:value-type="float" office:value="9.75">
            <text:p>9.75</text:p>
          </table:table-cell>
          <table:table-cell table:formula="of:=IF(   [.B1605]=&quot;Stop&quot;;   [.$C$3];   [.E1604] + [.D1605] * [.$C$4] )" office:value-type="float" office:value="76.7812499999979">
            <text:p>76.78</text:p>
          </table:table-cell>
          <table:table-cell table:number-columns-repeated="872"/>
        </table:table-row>
        <table:table-row table:style-name="ro3">
          <table:table-cell table:formula="of:=[.A1605]+[.$C$4]" office:value-type="float" office:value="7.97499999999985">
            <text:p>7.975</text:p>
          </table:table-cell>
          <table:table-cell table:formula="of:=IF(   [.A1606] &lt; [.$C$5];   &quot;Accel&quot;;   IF(     [.A1606] &lt; [.$C$5] + [.$C$7];     &quot;Cruise&quot;;     IF(       [.A1606] &lt; [.$C$8];       &quot;Decel&quot;;       &quot;Stop&quot;     )   ) )" office:value-type="string" office:string-value="Cruise">
            <text:p>Cruise</text:p>
          </table:table-cell>
          <table:table-cell table:formula="of:=IF(   [.B1606]=&quot;Accel&quot;;   [.$C$1];   IF(     [.B1606]=&quot;Cruise&quot;;     0;     IF([.B1606]=&quot;Decel&quot;; -[.$C$1]; 0)   ) )" office:value-type="float" office:value="0">
            <text:p>0</text:p>
          </table:table-cell>
          <table:table-cell table:formula="of:=IF(   [.B1606]=&quot;Stop&quot;;   0;   MAX(     0;     MIN(       [.$C$2];       [.D1605] + [.C1606] * [.$C$4]     )   ) )" office:value-type="float" office:value="9.75">
            <text:p>9.75</text:p>
          </table:table-cell>
          <table:table-cell table:formula="of:=IF(   [.B1606]=&quot;Stop&quot;;   [.$C$3];   [.E1605] + [.D1606] * [.$C$4] )" office:value-type="float" office:value="76.8299999999979">
            <text:p>76.83</text:p>
          </table:table-cell>
          <table:table-cell table:number-columns-repeated="872"/>
        </table:table-row>
        <table:table-row table:style-name="ro3">
          <table:table-cell table:formula="of:=[.A1606]+[.$C$4]" office:value-type="float" office:value="7.97999999999985">
            <text:p>7.980</text:p>
          </table:table-cell>
          <table:table-cell table:formula="of:=IF(   [.A1607] &lt; [.$C$5];   &quot;Accel&quot;;   IF(     [.A1607] &lt; [.$C$5] + [.$C$7];     &quot;Cruise&quot;;     IF(       [.A1607] &lt; [.$C$8];       &quot;Decel&quot;;       &quot;Stop&quot;     )   ) )" office:value-type="string" office:string-value="Cruise">
            <text:p>Cruise</text:p>
          </table:table-cell>
          <table:table-cell table:formula="of:=IF(   [.B1607]=&quot;Accel&quot;;   [.$C$1];   IF(     [.B1607]=&quot;Cruise&quot;;     0;     IF([.B1607]=&quot;Decel&quot;; -[.$C$1]; 0)   ) )" office:value-type="float" office:value="0">
            <text:p>0</text:p>
          </table:table-cell>
          <table:table-cell table:formula="of:=IF(   [.B1607]=&quot;Stop&quot;;   0;   MAX(     0;     MIN(       [.$C$2];       [.D1606] + [.C1607] * [.$C$4]     )   ) )" office:value-type="float" office:value="9.75">
            <text:p>9.75</text:p>
          </table:table-cell>
          <table:table-cell table:formula="of:=IF(   [.B1607]=&quot;Stop&quot;;   [.$C$3];   [.E1606] + [.D1607] * [.$C$4] )" office:value-type="float" office:value="76.8787499999979">
            <text:p>76.88</text:p>
          </table:table-cell>
          <table:table-cell table:number-columns-repeated="872"/>
        </table:table-row>
        <table:table-row table:style-name="ro3">
          <table:table-cell table:formula="of:=[.A1607]+[.$C$4]" office:value-type="float" office:value="7.98499999999985">
            <text:p>7.985</text:p>
          </table:table-cell>
          <table:table-cell table:formula="of:=IF(   [.A1608] &lt; [.$C$5];   &quot;Accel&quot;;   IF(     [.A1608] &lt; [.$C$5] + [.$C$7];     &quot;Cruise&quot;;     IF(       [.A1608] &lt; [.$C$8];       &quot;Decel&quot;;       &quot;Stop&quot;     )   ) )" office:value-type="string" office:string-value="Cruise">
            <text:p>Cruise</text:p>
          </table:table-cell>
          <table:table-cell table:formula="of:=IF(   [.B1608]=&quot;Accel&quot;;   [.$C$1];   IF(     [.B1608]=&quot;Cruise&quot;;     0;     IF([.B1608]=&quot;Decel&quot;; -[.$C$1]; 0)   ) )" office:value-type="float" office:value="0">
            <text:p>0</text:p>
          </table:table-cell>
          <table:table-cell table:formula="of:=IF(   [.B1608]=&quot;Stop&quot;;   0;   MAX(     0;     MIN(       [.$C$2];       [.D1607] + [.C1608] * [.$C$4]     )   ) )" office:value-type="float" office:value="9.75">
            <text:p>9.75</text:p>
          </table:table-cell>
          <table:table-cell table:formula="of:=IF(   [.B1608]=&quot;Stop&quot;;   [.$C$3];   [.E1607] + [.D1608] * [.$C$4] )" office:value-type="float" office:value="76.9274999999979">
            <text:p>76.93</text:p>
          </table:table-cell>
          <table:table-cell table:number-columns-repeated="872"/>
        </table:table-row>
        <table:table-row table:style-name="ro3">
          <table:table-cell table:formula="of:=[.A1608]+[.$C$4]" office:value-type="float" office:value="7.98999999999985">
            <text:p>7.990</text:p>
          </table:table-cell>
          <table:table-cell table:formula="of:=IF(   [.A1609] &lt; [.$C$5];   &quot;Accel&quot;;   IF(     [.A1609] &lt; [.$C$5] + [.$C$7];     &quot;Cruise&quot;;     IF(       [.A1609] &lt; [.$C$8];       &quot;Decel&quot;;       &quot;Stop&quot;     )   ) )" office:value-type="string" office:string-value="Cruise">
            <text:p>Cruise</text:p>
          </table:table-cell>
          <table:table-cell table:formula="of:=IF(   [.B1609]=&quot;Accel&quot;;   [.$C$1];   IF(     [.B1609]=&quot;Cruise&quot;;     0;     IF([.B1609]=&quot;Decel&quot;; -[.$C$1]; 0)   ) )" office:value-type="float" office:value="0">
            <text:p>0</text:p>
          </table:table-cell>
          <table:table-cell table:formula="of:=IF(   [.B1609]=&quot;Stop&quot;;   0;   MAX(     0;     MIN(       [.$C$2];       [.D1608] + [.C1609] * [.$C$4]     )   ) )" office:value-type="float" office:value="9.75">
            <text:p>9.75</text:p>
          </table:table-cell>
          <table:table-cell table:formula="of:=IF(   [.B1609]=&quot;Stop&quot;;   [.$C$3];   [.E1608] + [.D1609] * [.$C$4] )" office:value-type="float" office:value="76.9762499999979">
            <text:p>76.98</text:p>
          </table:table-cell>
          <table:table-cell table:number-columns-repeated="872"/>
        </table:table-row>
        <table:table-row table:style-name="ro3">
          <table:table-cell table:formula="of:=[.A1609]+[.$C$4]" office:value-type="float" office:value="7.99499999999985">
            <text:p>7.995</text:p>
          </table:table-cell>
          <table:table-cell table:formula="of:=IF(   [.A1610] &lt; [.$C$5];   &quot;Accel&quot;;   IF(     [.A1610] &lt; [.$C$5] + [.$C$7];     &quot;Cruise&quot;;     IF(       [.A1610] &lt; [.$C$8];       &quot;Decel&quot;;       &quot;Stop&quot;     )   ) )" office:value-type="string" office:string-value="Cruise">
            <text:p>Cruise</text:p>
          </table:table-cell>
          <table:table-cell table:formula="of:=IF(   [.B1610]=&quot;Accel&quot;;   [.$C$1];   IF(     [.B1610]=&quot;Cruise&quot;;     0;     IF([.B1610]=&quot;Decel&quot;; -[.$C$1]; 0)   ) )" office:value-type="float" office:value="0">
            <text:p>0</text:p>
          </table:table-cell>
          <table:table-cell table:formula="of:=IF(   [.B1610]=&quot;Stop&quot;;   0;   MAX(     0;     MIN(       [.$C$2];       [.D1609] + [.C1610] * [.$C$4]     )   ) )" office:value-type="float" office:value="9.75">
            <text:p>9.75</text:p>
          </table:table-cell>
          <table:table-cell table:formula="of:=IF(   [.B1610]=&quot;Stop&quot;;   [.$C$3];   [.E1609] + [.D1610] * [.$C$4] )" office:value-type="float" office:value="77.0249999999979">
            <text:p>77.02</text:p>
          </table:table-cell>
          <table:table-cell table:number-columns-repeated="872"/>
        </table:table-row>
        <table:table-row table:style-name="ro3">
          <table:table-cell table:formula="of:=[.A1610]+[.$C$4]" office:value-type="float" office:value="7.99999999999985">
            <text:p>8.000</text:p>
          </table:table-cell>
          <table:table-cell table:formula="of:=IF(   [.A1611] &lt; [.$C$5];   &quot;Accel&quot;;   IF(     [.A1611] &lt; [.$C$5] + [.$C$7];     &quot;Cruise&quot;;     IF(       [.A1611] &lt; [.$C$8];       &quot;Decel&quot;;       &quot;Stop&quot;     )   ) )" office:value-type="string" office:string-value="Cruise">
            <text:p>Cruise</text:p>
          </table:table-cell>
          <table:table-cell table:formula="of:=IF(   [.B1611]=&quot;Accel&quot;;   [.$C$1];   IF(     [.B1611]=&quot;Cruise&quot;;     0;     IF([.B1611]=&quot;Decel&quot;; -[.$C$1]; 0)   ) )" office:value-type="float" office:value="0">
            <text:p>0</text:p>
          </table:table-cell>
          <table:table-cell table:formula="of:=IF(   [.B1611]=&quot;Stop&quot;;   0;   MAX(     0;     MIN(       [.$C$2];       [.D1610] + [.C1611] * [.$C$4]     )   ) )" office:value-type="float" office:value="9.75">
            <text:p>9.75</text:p>
          </table:table-cell>
          <table:table-cell table:formula="of:=IF(   [.B1611]=&quot;Stop&quot;;   [.$C$3];   [.E1610] + [.D1611] * [.$C$4] )" office:value-type="float" office:value="77.0737499999979">
            <text:p>77.07</text:p>
          </table:table-cell>
          <table:table-cell table:number-columns-repeated="872"/>
        </table:table-row>
        <table:table-row table:style-name="ro3">
          <table:table-cell table:formula="of:=[.A1611]+[.$C$4]" office:value-type="float" office:value="8.00499999999985">
            <text:p>8.005</text:p>
          </table:table-cell>
          <table:table-cell table:formula="of:=IF(   [.A1612] &lt; [.$C$5];   &quot;Accel&quot;;   IF(     [.A1612] &lt; [.$C$5] + [.$C$7];     &quot;Cruise&quot;;     IF(       [.A1612] &lt; [.$C$8];       &quot;Decel&quot;;       &quot;Stop&quot;     )   ) )" office:value-type="string" office:string-value="Cruise">
            <text:p>Cruise</text:p>
          </table:table-cell>
          <table:table-cell table:formula="of:=IF(   [.B1612]=&quot;Accel&quot;;   [.$C$1];   IF(     [.B1612]=&quot;Cruise&quot;;     0;     IF([.B1612]=&quot;Decel&quot;; -[.$C$1]; 0)   ) )" office:value-type="float" office:value="0">
            <text:p>0</text:p>
          </table:table-cell>
          <table:table-cell table:formula="of:=IF(   [.B1612]=&quot;Stop&quot;;   0;   MAX(     0;     MIN(       [.$C$2];       [.D1611] + [.C1612] * [.$C$4]     )   ) )" office:value-type="float" office:value="9.75">
            <text:p>9.75</text:p>
          </table:table-cell>
          <table:table-cell table:formula="of:=IF(   [.B1612]=&quot;Stop&quot;;   [.$C$3];   [.E1611] + [.D1612] * [.$C$4] )" office:value-type="float" office:value="77.1224999999979">
            <text:p>77.12</text:p>
          </table:table-cell>
          <table:table-cell table:number-columns-repeated="872"/>
        </table:table-row>
        <table:table-row table:style-name="ro3">
          <table:table-cell table:formula="of:=[.A1612]+[.$C$4]" office:value-type="float" office:value="8.00999999999985">
            <text:p>8.010</text:p>
          </table:table-cell>
          <table:table-cell table:formula="of:=IF(   [.A1613] &lt; [.$C$5];   &quot;Accel&quot;;   IF(     [.A1613] &lt; [.$C$5] + [.$C$7];     &quot;Cruise&quot;;     IF(       [.A1613] &lt; [.$C$8];       &quot;Decel&quot;;       &quot;Stop&quot;     )   ) )" office:value-type="string" office:string-value="Cruise">
            <text:p>Cruise</text:p>
          </table:table-cell>
          <table:table-cell table:formula="of:=IF(   [.B1613]=&quot;Accel&quot;;   [.$C$1];   IF(     [.B1613]=&quot;Cruise&quot;;     0;     IF([.B1613]=&quot;Decel&quot;; -[.$C$1]; 0)   ) )" office:value-type="float" office:value="0">
            <text:p>0</text:p>
          </table:table-cell>
          <table:table-cell table:formula="of:=IF(   [.B1613]=&quot;Stop&quot;;   0;   MAX(     0;     MIN(       [.$C$2];       [.D1612] + [.C1613] * [.$C$4]     )   ) )" office:value-type="float" office:value="9.75">
            <text:p>9.75</text:p>
          </table:table-cell>
          <table:table-cell table:formula="of:=IF(   [.B1613]=&quot;Stop&quot;;   [.$C$3];   [.E1612] + [.D1613] * [.$C$4] )" office:value-type="float" office:value="77.1712499999979">
            <text:p>77.17</text:p>
          </table:table-cell>
          <table:table-cell table:number-columns-repeated="872"/>
        </table:table-row>
        <table:table-row table:style-name="ro3">
          <table:table-cell table:formula="of:=[.A1613]+[.$C$4]" office:value-type="float" office:value="8.01499999999985">
            <text:p>8.015</text:p>
          </table:table-cell>
          <table:table-cell table:formula="of:=IF(   [.A1614] &lt; [.$C$5];   &quot;Accel&quot;;   IF(     [.A1614] &lt; [.$C$5] + [.$C$7];     &quot;Cruise&quot;;     IF(       [.A1614] &lt; [.$C$8];       &quot;Decel&quot;;       &quot;Stop&quot;     )   ) )" office:value-type="string" office:string-value="Cruise">
            <text:p>Cruise</text:p>
          </table:table-cell>
          <table:table-cell table:formula="of:=IF(   [.B1614]=&quot;Accel&quot;;   [.$C$1];   IF(     [.B1614]=&quot;Cruise&quot;;     0;     IF([.B1614]=&quot;Decel&quot;; -[.$C$1]; 0)   ) )" office:value-type="float" office:value="0">
            <text:p>0</text:p>
          </table:table-cell>
          <table:table-cell table:formula="of:=IF(   [.B1614]=&quot;Stop&quot;;   0;   MAX(     0;     MIN(       [.$C$2];       [.D1613] + [.C1614] * [.$C$4]     )   ) )" office:value-type="float" office:value="9.75">
            <text:p>9.75</text:p>
          </table:table-cell>
          <table:table-cell table:formula="of:=IF(   [.B1614]=&quot;Stop&quot;;   [.$C$3];   [.E1613] + [.D1614] * [.$C$4] )" office:value-type="float" office:value="77.2199999999979">
            <text:p>77.22</text:p>
          </table:table-cell>
          <table:table-cell table:number-columns-repeated="872"/>
        </table:table-row>
        <table:table-row table:style-name="ro3">
          <table:table-cell table:formula="of:=[.A1614]+[.$C$4]" office:value-type="float" office:value="8.01999999999985">
            <text:p>8.020</text:p>
          </table:table-cell>
          <table:table-cell table:formula="of:=IF(   [.A1615] &lt; [.$C$5];   &quot;Accel&quot;;   IF(     [.A1615] &lt; [.$C$5] + [.$C$7];     &quot;Cruise&quot;;     IF(       [.A1615] &lt; [.$C$8];       &quot;Decel&quot;;       &quot;Stop&quot;     )   ) )" office:value-type="string" office:string-value="Cruise">
            <text:p>Cruise</text:p>
          </table:table-cell>
          <table:table-cell table:formula="of:=IF(   [.B1615]=&quot;Accel&quot;;   [.$C$1];   IF(     [.B1615]=&quot;Cruise&quot;;     0;     IF([.B1615]=&quot;Decel&quot;; -[.$C$1]; 0)   ) )" office:value-type="float" office:value="0">
            <text:p>0</text:p>
          </table:table-cell>
          <table:table-cell table:formula="of:=IF(   [.B1615]=&quot;Stop&quot;;   0;   MAX(     0;     MIN(       [.$C$2];       [.D1614] + [.C1615] * [.$C$4]     )   ) )" office:value-type="float" office:value="9.75">
            <text:p>9.75</text:p>
          </table:table-cell>
          <table:table-cell table:formula="of:=IF(   [.B1615]=&quot;Stop&quot;;   [.$C$3];   [.E1614] + [.D1615] * [.$C$4] )" office:value-type="float" office:value="77.2687499999979">
            <text:p>77.27</text:p>
          </table:table-cell>
          <table:table-cell table:number-columns-repeated="872"/>
        </table:table-row>
        <table:table-row table:style-name="ro3">
          <table:table-cell table:formula="of:=[.A1615]+[.$C$4]" office:value-type="float" office:value="8.02499999999986">
            <text:p>8.025</text:p>
          </table:table-cell>
          <table:table-cell table:formula="of:=IF(   [.A1616] &lt; [.$C$5];   &quot;Accel&quot;;   IF(     [.A1616] &lt; [.$C$5] + [.$C$7];     &quot;Cruise&quot;;     IF(       [.A1616] &lt; [.$C$8];       &quot;Decel&quot;;       &quot;Stop&quot;     )   ) )" office:value-type="string" office:string-value="Cruise">
            <text:p>Cruise</text:p>
          </table:table-cell>
          <table:table-cell table:formula="of:=IF(   [.B1616]=&quot;Accel&quot;;   [.$C$1];   IF(     [.B1616]=&quot;Cruise&quot;;     0;     IF([.B1616]=&quot;Decel&quot;; -[.$C$1]; 0)   ) )" office:value-type="float" office:value="0">
            <text:p>0</text:p>
          </table:table-cell>
          <table:table-cell table:formula="of:=IF(   [.B1616]=&quot;Stop&quot;;   0;   MAX(     0;     MIN(       [.$C$2];       [.D1615] + [.C1616] * [.$C$4]     )   ) )" office:value-type="float" office:value="9.75">
            <text:p>9.75</text:p>
          </table:table-cell>
          <table:table-cell table:formula="of:=IF(   [.B1616]=&quot;Stop&quot;;   [.$C$3];   [.E1615] + [.D1616] * [.$C$4] )" office:value-type="float" office:value="77.3174999999979">
            <text:p>77.32</text:p>
          </table:table-cell>
          <table:table-cell table:number-columns-repeated="872"/>
        </table:table-row>
        <table:table-row table:style-name="ro3">
          <table:table-cell table:formula="of:=[.A1616]+[.$C$4]" office:value-type="float" office:value="8.02999999999986">
            <text:p>8.030</text:p>
          </table:table-cell>
          <table:table-cell table:formula="of:=IF(   [.A1617] &lt; [.$C$5];   &quot;Accel&quot;;   IF(     [.A1617] &lt; [.$C$5] + [.$C$7];     &quot;Cruise&quot;;     IF(       [.A1617] &lt; [.$C$8];       &quot;Decel&quot;;       &quot;Stop&quot;     )   ) )" office:value-type="string" office:string-value="Cruise">
            <text:p>Cruise</text:p>
          </table:table-cell>
          <table:table-cell table:formula="of:=IF(   [.B1617]=&quot;Accel&quot;;   [.$C$1];   IF(     [.B1617]=&quot;Cruise&quot;;     0;     IF([.B1617]=&quot;Decel&quot;; -[.$C$1]; 0)   ) )" office:value-type="float" office:value="0">
            <text:p>0</text:p>
          </table:table-cell>
          <table:table-cell table:formula="of:=IF(   [.B1617]=&quot;Stop&quot;;   0;   MAX(     0;     MIN(       [.$C$2];       [.D1616] + [.C1617] * [.$C$4]     )   ) )" office:value-type="float" office:value="9.75">
            <text:p>9.75</text:p>
          </table:table-cell>
          <table:table-cell table:formula="of:=IF(   [.B1617]=&quot;Stop&quot;;   [.$C$3];   [.E1616] + [.D1617] * [.$C$4] )" office:value-type="float" office:value="77.3662499999979">
            <text:p>77.37</text:p>
          </table:table-cell>
          <table:table-cell table:number-columns-repeated="872"/>
        </table:table-row>
        <table:table-row table:style-name="ro3">
          <table:table-cell table:formula="of:=[.A1617]+[.$C$4]" office:value-type="float" office:value="8.03499999999986">
            <text:p>8.035</text:p>
          </table:table-cell>
          <table:table-cell table:formula="of:=IF(   [.A1618] &lt; [.$C$5];   &quot;Accel&quot;;   IF(     [.A1618] &lt; [.$C$5] + [.$C$7];     &quot;Cruise&quot;;     IF(       [.A1618] &lt; [.$C$8];       &quot;Decel&quot;;       &quot;Stop&quot;     )   ) )" office:value-type="string" office:string-value="Cruise">
            <text:p>Cruise</text:p>
          </table:table-cell>
          <table:table-cell table:formula="of:=IF(   [.B1618]=&quot;Accel&quot;;   [.$C$1];   IF(     [.B1618]=&quot;Cruise&quot;;     0;     IF([.B1618]=&quot;Decel&quot;; -[.$C$1]; 0)   ) )" office:value-type="float" office:value="0">
            <text:p>0</text:p>
          </table:table-cell>
          <table:table-cell table:formula="of:=IF(   [.B1618]=&quot;Stop&quot;;   0;   MAX(     0;     MIN(       [.$C$2];       [.D1617] + [.C1618] * [.$C$4]     )   ) )" office:value-type="float" office:value="9.75">
            <text:p>9.75</text:p>
          </table:table-cell>
          <table:table-cell table:formula="of:=IF(   [.B1618]=&quot;Stop&quot;;   [.$C$3];   [.E1617] + [.D1618] * [.$C$4] )" office:value-type="float" office:value="77.4149999999979">
            <text:p>77.41</text:p>
          </table:table-cell>
          <table:table-cell table:number-columns-repeated="872"/>
        </table:table-row>
        <table:table-row table:style-name="ro3">
          <table:table-cell table:formula="of:=[.A1618]+[.$C$4]" office:value-type="float" office:value="8.03999999999986">
            <text:p>8.040</text:p>
          </table:table-cell>
          <table:table-cell table:formula="of:=IF(   [.A1619] &lt; [.$C$5];   &quot;Accel&quot;;   IF(     [.A1619] &lt; [.$C$5] + [.$C$7];     &quot;Cruise&quot;;     IF(       [.A1619] &lt; [.$C$8];       &quot;Decel&quot;;       &quot;Stop&quot;     )   ) )" office:value-type="string" office:string-value="Cruise">
            <text:p>Cruise</text:p>
          </table:table-cell>
          <table:table-cell table:formula="of:=IF(   [.B1619]=&quot;Accel&quot;;   [.$C$1];   IF(     [.B1619]=&quot;Cruise&quot;;     0;     IF([.B1619]=&quot;Decel&quot;; -[.$C$1]; 0)   ) )" office:value-type="float" office:value="0">
            <text:p>0</text:p>
          </table:table-cell>
          <table:table-cell table:formula="of:=IF(   [.B1619]=&quot;Stop&quot;;   0;   MAX(     0;     MIN(       [.$C$2];       [.D1618] + [.C1619] * [.$C$4]     )   ) )" office:value-type="float" office:value="9.75">
            <text:p>9.75</text:p>
          </table:table-cell>
          <table:table-cell table:formula="of:=IF(   [.B1619]=&quot;Stop&quot;;   [.$C$3];   [.E1618] + [.D1619] * [.$C$4] )" office:value-type="float" office:value="77.4637499999979">
            <text:p>77.46</text:p>
          </table:table-cell>
          <table:table-cell table:number-columns-repeated="872"/>
        </table:table-row>
        <table:table-row table:style-name="ro3">
          <table:table-cell table:formula="of:=[.A1619]+[.$C$4]" office:value-type="float" office:value="8.04499999999986">
            <text:p>8.045</text:p>
          </table:table-cell>
          <table:table-cell table:formula="of:=IF(   [.A1620] &lt; [.$C$5];   &quot;Accel&quot;;   IF(     [.A1620] &lt; [.$C$5] + [.$C$7];     &quot;Cruise&quot;;     IF(       [.A1620] &lt; [.$C$8];       &quot;Decel&quot;;       &quot;Stop&quot;     )   ) )" office:value-type="string" office:string-value="Cruise">
            <text:p>Cruise</text:p>
          </table:table-cell>
          <table:table-cell table:formula="of:=IF(   [.B1620]=&quot;Accel&quot;;   [.$C$1];   IF(     [.B1620]=&quot;Cruise&quot;;     0;     IF([.B1620]=&quot;Decel&quot;; -[.$C$1]; 0)   ) )" office:value-type="float" office:value="0">
            <text:p>0</text:p>
          </table:table-cell>
          <table:table-cell table:formula="of:=IF(   [.B1620]=&quot;Stop&quot;;   0;   MAX(     0;     MIN(       [.$C$2];       [.D1619] + [.C1620] * [.$C$4]     )   ) )" office:value-type="float" office:value="9.75">
            <text:p>9.75</text:p>
          </table:table-cell>
          <table:table-cell table:formula="of:=IF(   [.B1620]=&quot;Stop&quot;;   [.$C$3];   [.E1619] + [.D1620] * [.$C$4] )" office:value-type="float" office:value="77.5124999999979">
            <text:p>77.51</text:p>
          </table:table-cell>
          <table:table-cell table:number-columns-repeated="872"/>
        </table:table-row>
        <table:table-row table:style-name="ro3">
          <table:table-cell table:formula="of:=[.A1620]+[.$C$4]" office:value-type="float" office:value="8.04999999999986">
            <text:p>8.050</text:p>
          </table:table-cell>
          <table:table-cell table:formula="of:=IF(   [.A1621] &lt; [.$C$5];   &quot;Accel&quot;;   IF(     [.A1621] &lt; [.$C$5] + [.$C$7];     &quot;Cruise&quot;;     IF(       [.A1621] &lt; [.$C$8];       &quot;Decel&quot;;       &quot;Stop&quot;     )   ) )" office:value-type="string" office:string-value="Cruise">
            <text:p>Cruise</text:p>
          </table:table-cell>
          <table:table-cell table:formula="of:=IF(   [.B1621]=&quot;Accel&quot;;   [.$C$1];   IF(     [.B1621]=&quot;Cruise&quot;;     0;     IF([.B1621]=&quot;Decel&quot;; -[.$C$1]; 0)   ) )" office:value-type="float" office:value="0">
            <text:p>0</text:p>
          </table:table-cell>
          <table:table-cell table:formula="of:=IF(   [.B1621]=&quot;Stop&quot;;   0;   MAX(     0;     MIN(       [.$C$2];       [.D1620] + [.C1621] * [.$C$4]     )   ) )" office:value-type="float" office:value="9.75">
            <text:p>9.75</text:p>
          </table:table-cell>
          <table:table-cell table:formula="of:=IF(   [.B1621]=&quot;Stop&quot;;   [.$C$3];   [.E1620] + [.D1621] * [.$C$4] )" office:value-type="float" office:value="77.5612499999979">
            <text:p>77.56</text:p>
          </table:table-cell>
          <table:table-cell table:number-columns-repeated="872"/>
        </table:table-row>
        <table:table-row table:style-name="ro3">
          <table:table-cell table:formula="of:=[.A1621]+[.$C$4]" office:value-type="float" office:value="8.05499999999986">
            <text:p>8.055</text:p>
          </table:table-cell>
          <table:table-cell table:formula="of:=IF(   [.A1622] &lt; [.$C$5];   &quot;Accel&quot;;   IF(     [.A1622] &lt; [.$C$5] + [.$C$7];     &quot;Cruise&quot;;     IF(       [.A1622] &lt; [.$C$8];       &quot;Decel&quot;;       &quot;Stop&quot;     )   ) )" office:value-type="string" office:string-value="Cruise">
            <text:p>Cruise</text:p>
          </table:table-cell>
          <table:table-cell table:formula="of:=IF(   [.B1622]=&quot;Accel&quot;;   [.$C$1];   IF(     [.B1622]=&quot;Cruise&quot;;     0;     IF([.B1622]=&quot;Decel&quot;; -[.$C$1]; 0)   ) )" office:value-type="float" office:value="0">
            <text:p>0</text:p>
          </table:table-cell>
          <table:table-cell table:formula="of:=IF(   [.B1622]=&quot;Stop&quot;;   0;   MAX(     0;     MIN(       [.$C$2];       [.D1621] + [.C1622] * [.$C$4]     )   ) )" office:value-type="float" office:value="9.75">
            <text:p>9.75</text:p>
          </table:table-cell>
          <table:table-cell table:formula="of:=IF(   [.B1622]=&quot;Stop&quot;;   [.$C$3];   [.E1621] + [.D1622] * [.$C$4] )" office:value-type="float" office:value="77.6099999999979">
            <text:p>77.61</text:p>
          </table:table-cell>
          <table:table-cell table:number-columns-repeated="872"/>
        </table:table-row>
        <table:table-row table:style-name="ro3">
          <table:table-cell table:formula="of:=[.A1622]+[.$C$4]" office:value-type="float" office:value="8.05999999999986">
            <text:p>8.060</text:p>
          </table:table-cell>
          <table:table-cell table:formula="of:=IF(   [.A1623] &lt; [.$C$5];   &quot;Accel&quot;;   IF(     [.A1623] &lt; [.$C$5] + [.$C$7];     &quot;Cruise&quot;;     IF(       [.A1623] &lt; [.$C$8];       &quot;Decel&quot;;       &quot;Stop&quot;     )   ) )" office:value-type="string" office:string-value="Cruise">
            <text:p>Cruise</text:p>
          </table:table-cell>
          <table:table-cell table:formula="of:=IF(   [.B1623]=&quot;Accel&quot;;   [.$C$1];   IF(     [.B1623]=&quot;Cruise&quot;;     0;     IF([.B1623]=&quot;Decel&quot;; -[.$C$1]; 0)   ) )" office:value-type="float" office:value="0">
            <text:p>0</text:p>
          </table:table-cell>
          <table:table-cell table:formula="of:=IF(   [.B1623]=&quot;Stop&quot;;   0;   MAX(     0;     MIN(       [.$C$2];       [.D1622] + [.C1623] * [.$C$4]     )   ) )" office:value-type="float" office:value="9.75">
            <text:p>9.75</text:p>
          </table:table-cell>
          <table:table-cell table:formula="of:=IF(   [.B1623]=&quot;Stop&quot;;   [.$C$3];   [.E1622] + [.D1623] * [.$C$4] )" office:value-type="float" office:value="77.6587499999979">
            <text:p>77.66</text:p>
          </table:table-cell>
          <table:table-cell table:number-columns-repeated="872"/>
        </table:table-row>
        <table:table-row table:style-name="ro3">
          <table:table-cell table:formula="of:=[.A1623]+[.$C$4]" office:value-type="float" office:value="8.06499999999986">
            <text:p>8.065</text:p>
          </table:table-cell>
          <table:table-cell table:formula="of:=IF(   [.A1624] &lt; [.$C$5];   &quot;Accel&quot;;   IF(     [.A1624] &lt; [.$C$5] + [.$C$7];     &quot;Cruise&quot;;     IF(       [.A1624] &lt; [.$C$8];       &quot;Decel&quot;;       &quot;Stop&quot;     )   ) )" office:value-type="string" office:string-value="Cruise">
            <text:p>Cruise</text:p>
          </table:table-cell>
          <table:table-cell table:formula="of:=IF(   [.B1624]=&quot;Accel&quot;;   [.$C$1];   IF(     [.B1624]=&quot;Cruise&quot;;     0;     IF([.B1624]=&quot;Decel&quot;; -[.$C$1]; 0)   ) )" office:value-type="float" office:value="0">
            <text:p>0</text:p>
          </table:table-cell>
          <table:table-cell table:formula="of:=IF(   [.B1624]=&quot;Stop&quot;;   0;   MAX(     0;     MIN(       [.$C$2];       [.D1623] + [.C1624] * [.$C$4]     )   ) )" office:value-type="float" office:value="9.75">
            <text:p>9.75</text:p>
          </table:table-cell>
          <table:table-cell table:formula="of:=IF(   [.B1624]=&quot;Stop&quot;;   [.$C$3];   [.E1623] + [.D1624] * [.$C$4] )" office:value-type="float" office:value="77.7074999999979">
            <text:p>77.71</text:p>
          </table:table-cell>
          <table:table-cell table:number-columns-repeated="872"/>
        </table:table-row>
        <table:table-row table:style-name="ro3">
          <table:table-cell table:formula="of:=[.A1624]+[.$C$4]" office:value-type="float" office:value="8.06999999999986">
            <text:p>8.070</text:p>
          </table:table-cell>
          <table:table-cell table:formula="of:=IF(   [.A1625] &lt; [.$C$5];   &quot;Accel&quot;;   IF(     [.A1625] &lt; [.$C$5] + [.$C$7];     &quot;Cruise&quot;;     IF(       [.A1625] &lt; [.$C$8];       &quot;Decel&quot;;       &quot;Stop&quot;     )   ) )" office:value-type="string" office:string-value="Cruise">
            <text:p>Cruise</text:p>
          </table:table-cell>
          <table:table-cell table:formula="of:=IF(   [.B1625]=&quot;Accel&quot;;   [.$C$1];   IF(     [.B1625]=&quot;Cruise&quot;;     0;     IF([.B1625]=&quot;Decel&quot;; -[.$C$1]; 0)   ) )" office:value-type="float" office:value="0">
            <text:p>0</text:p>
          </table:table-cell>
          <table:table-cell table:formula="of:=IF(   [.B1625]=&quot;Stop&quot;;   0;   MAX(     0;     MIN(       [.$C$2];       [.D1624] + [.C1625] * [.$C$4]     )   ) )" office:value-type="float" office:value="9.75">
            <text:p>9.75</text:p>
          </table:table-cell>
          <table:table-cell table:formula="of:=IF(   [.B1625]=&quot;Stop&quot;;   [.$C$3];   [.E1624] + [.D1625] * [.$C$4] )" office:value-type="float" office:value="77.7562499999979">
            <text:p>77.76</text:p>
          </table:table-cell>
          <table:table-cell table:number-columns-repeated="872"/>
        </table:table-row>
        <table:table-row table:style-name="ro3">
          <table:table-cell table:formula="of:=[.A1625]+[.$C$4]" office:value-type="float" office:value="8.07499999999986">
            <text:p>8.075</text:p>
          </table:table-cell>
          <table:table-cell table:formula="of:=IF(   [.A1626] &lt; [.$C$5];   &quot;Accel&quot;;   IF(     [.A1626] &lt; [.$C$5] + [.$C$7];     &quot;Cruise&quot;;     IF(       [.A1626] &lt; [.$C$8];       &quot;Decel&quot;;       &quot;Stop&quot;     )   ) )" office:value-type="string" office:string-value="Cruise">
            <text:p>Cruise</text:p>
          </table:table-cell>
          <table:table-cell table:formula="of:=IF(   [.B1626]=&quot;Accel&quot;;   [.$C$1];   IF(     [.B1626]=&quot;Cruise&quot;;     0;     IF([.B1626]=&quot;Decel&quot;; -[.$C$1]; 0)   ) )" office:value-type="float" office:value="0">
            <text:p>0</text:p>
          </table:table-cell>
          <table:table-cell table:formula="of:=IF(   [.B1626]=&quot;Stop&quot;;   0;   MAX(     0;     MIN(       [.$C$2];       [.D1625] + [.C1626] * [.$C$4]     )   ) )" office:value-type="float" office:value="9.75">
            <text:p>9.75</text:p>
          </table:table-cell>
          <table:table-cell table:formula="of:=IF(   [.B1626]=&quot;Stop&quot;;   [.$C$3];   [.E1625] + [.D1626] * [.$C$4] )" office:value-type="float" office:value="77.8049999999979">
            <text:p>77.80</text:p>
          </table:table-cell>
          <table:table-cell table:number-columns-repeated="872"/>
        </table:table-row>
        <table:table-row table:style-name="ro3">
          <table:table-cell table:formula="of:=[.A1626]+[.$C$4]" office:value-type="float" office:value="8.07999999999986">
            <text:p>8.080</text:p>
          </table:table-cell>
          <table:table-cell table:formula="of:=IF(   [.A1627] &lt; [.$C$5];   &quot;Accel&quot;;   IF(     [.A1627] &lt; [.$C$5] + [.$C$7];     &quot;Cruise&quot;;     IF(       [.A1627] &lt; [.$C$8];       &quot;Decel&quot;;       &quot;Stop&quot;     )   ) )" office:value-type="string" office:string-value="Cruise">
            <text:p>Cruise</text:p>
          </table:table-cell>
          <table:table-cell table:formula="of:=IF(   [.B1627]=&quot;Accel&quot;;   [.$C$1];   IF(     [.B1627]=&quot;Cruise&quot;;     0;     IF([.B1627]=&quot;Decel&quot;; -[.$C$1]; 0)   ) )" office:value-type="float" office:value="0">
            <text:p>0</text:p>
          </table:table-cell>
          <table:table-cell table:formula="of:=IF(   [.B1627]=&quot;Stop&quot;;   0;   MAX(     0;     MIN(       [.$C$2];       [.D1626] + [.C1627] * [.$C$4]     )   ) )" office:value-type="float" office:value="9.75">
            <text:p>9.75</text:p>
          </table:table-cell>
          <table:table-cell table:formula="of:=IF(   [.B1627]=&quot;Stop&quot;;   [.$C$3];   [.E1626] + [.D1627] * [.$C$4] )" office:value-type="float" office:value="77.8537499999979">
            <text:p>77.85</text:p>
          </table:table-cell>
          <table:table-cell table:number-columns-repeated="872"/>
        </table:table-row>
        <table:table-row table:style-name="ro3">
          <table:table-cell table:formula="of:=[.A1627]+[.$C$4]" office:value-type="float" office:value="8.08499999999986">
            <text:p>8.085</text:p>
          </table:table-cell>
          <table:table-cell table:formula="of:=IF(   [.A1628] &lt; [.$C$5];   &quot;Accel&quot;;   IF(     [.A1628] &lt; [.$C$5] + [.$C$7];     &quot;Cruise&quot;;     IF(       [.A1628] &lt; [.$C$8];       &quot;Decel&quot;;       &quot;Stop&quot;     )   ) )" office:value-type="string" office:string-value="Cruise">
            <text:p>Cruise</text:p>
          </table:table-cell>
          <table:table-cell table:formula="of:=IF(   [.B1628]=&quot;Accel&quot;;   [.$C$1];   IF(     [.B1628]=&quot;Cruise&quot;;     0;     IF([.B1628]=&quot;Decel&quot;; -[.$C$1]; 0)   ) )" office:value-type="float" office:value="0">
            <text:p>0</text:p>
          </table:table-cell>
          <table:table-cell table:formula="of:=IF(   [.B1628]=&quot;Stop&quot;;   0;   MAX(     0;     MIN(       [.$C$2];       [.D1627] + [.C1628] * [.$C$4]     )   ) )" office:value-type="float" office:value="9.75">
            <text:p>9.75</text:p>
          </table:table-cell>
          <table:table-cell table:formula="of:=IF(   [.B1628]=&quot;Stop&quot;;   [.$C$3];   [.E1627] + [.D1628] * [.$C$4] )" office:value-type="float" office:value="77.9024999999979">
            <text:p>77.90</text:p>
          </table:table-cell>
          <table:table-cell table:number-columns-repeated="872"/>
        </table:table-row>
        <table:table-row table:style-name="ro3">
          <table:table-cell table:formula="of:=[.A1628]+[.$C$4]" office:value-type="float" office:value="8.08999999999987">
            <text:p>8.090</text:p>
          </table:table-cell>
          <table:table-cell table:formula="of:=IF(   [.A1629] &lt; [.$C$5];   &quot;Accel&quot;;   IF(     [.A1629] &lt; [.$C$5] + [.$C$7];     &quot;Cruise&quot;;     IF(       [.A1629] &lt; [.$C$8];       &quot;Decel&quot;;       &quot;Stop&quot;     )   ) )" office:value-type="string" office:string-value="Cruise">
            <text:p>Cruise</text:p>
          </table:table-cell>
          <table:table-cell table:formula="of:=IF(   [.B1629]=&quot;Accel&quot;;   [.$C$1];   IF(     [.B1629]=&quot;Cruise&quot;;     0;     IF([.B1629]=&quot;Decel&quot;; -[.$C$1]; 0)   ) )" office:value-type="float" office:value="0">
            <text:p>0</text:p>
          </table:table-cell>
          <table:table-cell table:formula="of:=IF(   [.B1629]=&quot;Stop&quot;;   0;   MAX(     0;     MIN(       [.$C$2];       [.D1628] + [.C1629] * [.$C$4]     )   ) )" office:value-type="float" office:value="9.75">
            <text:p>9.75</text:p>
          </table:table-cell>
          <table:table-cell table:formula="of:=IF(   [.B1629]=&quot;Stop&quot;;   [.$C$3];   [.E1628] + [.D1629] * [.$C$4] )" office:value-type="float" office:value="77.9512499999979">
            <text:p>77.95</text:p>
          </table:table-cell>
          <table:table-cell table:number-columns-repeated="872"/>
        </table:table-row>
        <table:table-row table:style-name="ro3">
          <table:table-cell table:formula="of:=[.A1629]+[.$C$4]" office:value-type="float" office:value="8.09499999999987">
            <text:p>8.095</text:p>
          </table:table-cell>
          <table:table-cell table:formula="of:=IF(   [.A1630] &lt; [.$C$5];   &quot;Accel&quot;;   IF(     [.A1630] &lt; [.$C$5] + [.$C$7];     &quot;Cruise&quot;;     IF(       [.A1630] &lt; [.$C$8];       &quot;Decel&quot;;       &quot;Stop&quot;     )   ) )" office:value-type="string" office:string-value="Cruise">
            <text:p>Cruise</text:p>
          </table:table-cell>
          <table:table-cell table:formula="of:=IF(   [.B1630]=&quot;Accel&quot;;   [.$C$1];   IF(     [.B1630]=&quot;Cruise&quot;;     0;     IF([.B1630]=&quot;Decel&quot;; -[.$C$1]; 0)   ) )" office:value-type="float" office:value="0">
            <text:p>0</text:p>
          </table:table-cell>
          <table:table-cell table:formula="of:=IF(   [.B1630]=&quot;Stop&quot;;   0;   MAX(     0;     MIN(       [.$C$2];       [.D1629] + [.C1630] * [.$C$4]     )   ) )" office:value-type="float" office:value="9.75">
            <text:p>9.75</text:p>
          </table:table-cell>
          <table:table-cell table:formula="of:=IF(   [.B1630]=&quot;Stop&quot;;   [.$C$3];   [.E1629] + [.D1630] * [.$C$4] )" office:value-type="float" office:value="77.9999999999979">
            <text:p>78.00</text:p>
          </table:table-cell>
          <table:table-cell table:number-columns-repeated="872"/>
        </table:table-row>
        <table:table-row table:style-name="ro3">
          <table:table-cell table:formula="of:=[.A1630]+[.$C$4]" office:value-type="float" office:value="8.09999999999987">
            <text:p>8.100</text:p>
          </table:table-cell>
          <table:table-cell table:formula="of:=IF(   [.A1631] &lt; [.$C$5];   &quot;Accel&quot;;   IF(     [.A1631] &lt; [.$C$5] + [.$C$7];     &quot;Cruise&quot;;     IF(       [.A1631] &lt; [.$C$8];       &quot;Decel&quot;;       &quot;Stop&quot;     )   ) )" office:value-type="string" office:string-value="Cruise">
            <text:p>Cruise</text:p>
          </table:table-cell>
          <table:table-cell table:formula="of:=IF(   [.B1631]=&quot;Accel&quot;;   [.$C$1];   IF(     [.B1631]=&quot;Cruise&quot;;     0;     IF([.B1631]=&quot;Decel&quot;; -[.$C$1]; 0)   ) )" office:value-type="float" office:value="0">
            <text:p>0</text:p>
          </table:table-cell>
          <table:table-cell table:formula="of:=IF(   [.B1631]=&quot;Stop&quot;;   0;   MAX(     0;     MIN(       [.$C$2];       [.D1630] + [.C1631] * [.$C$4]     )   ) )" office:value-type="float" office:value="9.75">
            <text:p>9.75</text:p>
          </table:table-cell>
          <table:table-cell table:formula="of:=IF(   [.B1631]=&quot;Stop&quot;;   [.$C$3];   [.E1630] + [.D1631] * [.$C$4] )" office:value-type="float" office:value="78.0487499999979">
            <text:p>78.05</text:p>
          </table:table-cell>
          <table:table-cell table:number-columns-repeated="872"/>
        </table:table-row>
        <table:table-row table:style-name="ro3">
          <table:table-cell table:formula="of:=[.A1631]+[.$C$4]" office:value-type="float" office:value="8.10499999999987">
            <text:p>8.105</text:p>
          </table:table-cell>
          <table:table-cell table:formula="of:=IF(   [.A1632] &lt; [.$C$5];   &quot;Accel&quot;;   IF(     [.A1632] &lt; [.$C$5] + [.$C$7];     &quot;Cruise&quot;;     IF(       [.A1632] &lt; [.$C$8];       &quot;Decel&quot;;       &quot;Stop&quot;     )   ) )" office:value-type="string" office:string-value="Cruise">
            <text:p>Cruise</text:p>
          </table:table-cell>
          <table:table-cell table:formula="of:=IF(   [.B1632]=&quot;Accel&quot;;   [.$C$1];   IF(     [.B1632]=&quot;Cruise&quot;;     0;     IF([.B1632]=&quot;Decel&quot;; -[.$C$1]; 0)   ) )" office:value-type="float" office:value="0">
            <text:p>0</text:p>
          </table:table-cell>
          <table:table-cell table:formula="of:=IF(   [.B1632]=&quot;Stop&quot;;   0;   MAX(     0;     MIN(       [.$C$2];       [.D1631] + [.C1632] * [.$C$4]     )   ) )" office:value-type="float" office:value="9.75">
            <text:p>9.75</text:p>
          </table:table-cell>
          <table:table-cell table:formula="of:=IF(   [.B1632]=&quot;Stop&quot;;   [.$C$3];   [.E1631] + [.D1632] * [.$C$4] )" office:value-type="float" office:value="78.0974999999979">
            <text:p>78.10</text:p>
          </table:table-cell>
          <table:table-cell table:number-columns-repeated="872"/>
        </table:table-row>
        <table:table-row table:style-name="ro3">
          <table:table-cell table:formula="of:=[.A1632]+[.$C$4]" office:value-type="float" office:value="8.10999999999987">
            <text:p>8.110</text:p>
          </table:table-cell>
          <table:table-cell table:formula="of:=IF(   [.A1633] &lt; [.$C$5];   &quot;Accel&quot;;   IF(     [.A1633] &lt; [.$C$5] + [.$C$7];     &quot;Cruise&quot;;     IF(       [.A1633] &lt; [.$C$8];       &quot;Decel&quot;;       &quot;Stop&quot;     )   ) )" office:value-type="string" office:string-value="Cruise">
            <text:p>Cruise</text:p>
          </table:table-cell>
          <table:table-cell table:formula="of:=IF(   [.B1633]=&quot;Accel&quot;;   [.$C$1];   IF(     [.B1633]=&quot;Cruise&quot;;     0;     IF([.B1633]=&quot;Decel&quot;; -[.$C$1]; 0)   ) )" office:value-type="float" office:value="0">
            <text:p>0</text:p>
          </table:table-cell>
          <table:table-cell table:formula="of:=IF(   [.B1633]=&quot;Stop&quot;;   0;   MAX(     0;     MIN(       [.$C$2];       [.D1632] + [.C1633] * [.$C$4]     )   ) )" office:value-type="float" office:value="9.75">
            <text:p>9.75</text:p>
          </table:table-cell>
          <table:table-cell table:formula="of:=IF(   [.B1633]=&quot;Stop&quot;;   [.$C$3];   [.E1632] + [.D1633] * [.$C$4] )" office:value-type="float" office:value="78.1462499999978">
            <text:p>78.15</text:p>
          </table:table-cell>
          <table:table-cell table:number-columns-repeated="872"/>
        </table:table-row>
        <table:table-row table:style-name="ro3">
          <table:table-cell table:formula="of:=[.A1633]+[.$C$4]" office:value-type="float" office:value="8.11499999999987">
            <text:p>8.115</text:p>
          </table:table-cell>
          <table:table-cell table:formula="of:=IF(   [.A1634] &lt; [.$C$5];   &quot;Accel&quot;;   IF(     [.A1634] &lt; [.$C$5] + [.$C$7];     &quot;Cruise&quot;;     IF(       [.A1634] &lt; [.$C$8];       &quot;Decel&quot;;       &quot;Stop&quot;     )   ) )" office:value-type="string" office:string-value="Cruise">
            <text:p>Cruise</text:p>
          </table:table-cell>
          <table:table-cell table:formula="of:=IF(   [.B1634]=&quot;Accel&quot;;   [.$C$1];   IF(     [.B1634]=&quot;Cruise&quot;;     0;     IF([.B1634]=&quot;Decel&quot;; -[.$C$1]; 0)   ) )" office:value-type="float" office:value="0">
            <text:p>0</text:p>
          </table:table-cell>
          <table:table-cell table:formula="of:=IF(   [.B1634]=&quot;Stop&quot;;   0;   MAX(     0;     MIN(       [.$C$2];       [.D1633] + [.C1634] * [.$C$4]     )   ) )" office:value-type="float" office:value="9.75">
            <text:p>9.75</text:p>
          </table:table-cell>
          <table:table-cell table:formula="of:=IF(   [.B1634]=&quot;Stop&quot;;   [.$C$3];   [.E1633] + [.D1634] * [.$C$4] )" office:value-type="float" office:value="78.1949999999979">
            <text:p>78.19</text:p>
          </table:table-cell>
          <table:table-cell table:number-columns-repeated="872"/>
        </table:table-row>
        <table:table-row table:style-name="ro3">
          <table:table-cell table:formula="of:=[.A1634]+[.$C$4]" office:value-type="float" office:value="8.11999999999987">
            <text:p>8.120</text:p>
          </table:table-cell>
          <table:table-cell table:formula="of:=IF(   [.A1635] &lt; [.$C$5];   &quot;Accel&quot;;   IF(     [.A1635] &lt; [.$C$5] + [.$C$7];     &quot;Cruise&quot;;     IF(       [.A1635] &lt; [.$C$8];       &quot;Decel&quot;;       &quot;Stop&quot;     )   ) )" office:value-type="string" office:string-value="Cruise">
            <text:p>Cruise</text:p>
          </table:table-cell>
          <table:table-cell table:formula="of:=IF(   [.B1635]=&quot;Accel&quot;;   [.$C$1];   IF(     [.B1635]=&quot;Cruise&quot;;     0;     IF([.B1635]=&quot;Decel&quot;; -[.$C$1]; 0)   ) )" office:value-type="float" office:value="0">
            <text:p>0</text:p>
          </table:table-cell>
          <table:table-cell table:formula="of:=IF(   [.B1635]=&quot;Stop&quot;;   0;   MAX(     0;     MIN(       [.$C$2];       [.D1634] + [.C1635] * [.$C$4]     )   ) )" office:value-type="float" office:value="9.75">
            <text:p>9.75</text:p>
          </table:table-cell>
          <table:table-cell table:formula="of:=IF(   [.B1635]=&quot;Stop&quot;;   [.$C$3];   [.E1634] + [.D1635] * [.$C$4] )" office:value-type="float" office:value="78.2437499999979">
            <text:p>78.24</text:p>
          </table:table-cell>
          <table:table-cell table:number-columns-repeated="872"/>
        </table:table-row>
        <table:table-row table:style-name="ro3">
          <table:table-cell table:formula="of:=[.A1635]+[.$C$4]" office:value-type="float" office:value="8.12499999999987">
            <text:p>8.125</text:p>
          </table:table-cell>
          <table:table-cell table:formula="of:=IF(   [.A1636] &lt; [.$C$5];   &quot;Accel&quot;;   IF(     [.A1636] &lt; [.$C$5] + [.$C$7];     &quot;Cruise&quot;;     IF(       [.A1636] &lt; [.$C$8];       &quot;Decel&quot;;       &quot;Stop&quot;     )   ) )" office:value-type="string" office:string-value="Cruise">
            <text:p>Cruise</text:p>
          </table:table-cell>
          <table:table-cell table:formula="of:=IF(   [.B1636]=&quot;Accel&quot;;   [.$C$1];   IF(     [.B1636]=&quot;Cruise&quot;;     0;     IF([.B1636]=&quot;Decel&quot;; -[.$C$1]; 0)   ) )" office:value-type="float" office:value="0">
            <text:p>0</text:p>
          </table:table-cell>
          <table:table-cell table:formula="of:=IF(   [.B1636]=&quot;Stop&quot;;   0;   MAX(     0;     MIN(       [.$C$2];       [.D1635] + [.C1636] * [.$C$4]     )   ) )" office:value-type="float" office:value="9.75">
            <text:p>9.75</text:p>
          </table:table-cell>
          <table:table-cell table:formula="of:=IF(   [.B1636]=&quot;Stop&quot;;   [.$C$3];   [.E1635] + [.D1636] * [.$C$4] )" office:value-type="float" office:value="78.2924999999978">
            <text:p>78.29</text:p>
          </table:table-cell>
          <table:table-cell table:number-columns-repeated="872"/>
        </table:table-row>
        <table:table-row table:style-name="ro3">
          <table:table-cell table:formula="of:=[.A1636]+[.$C$4]" office:value-type="float" office:value="8.12999999999987">
            <text:p>8.130</text:p>
          </table:table-cell>
          <table:table-cell table:formula="of:=IF(   [.A1637] &lt; [.$C$5];   &quot;Accel&quot;;   IF(     [.A1637] &lt; [.$C$5] + [.$C$7];     &quot;Cruise&quot;;     IF(       [.A1637] &lt; [.$C$8];       &quot;Decel&quot;;       &quot;Stop&quot;     )   ) )" office:value-type="string" office:string-value="Cruise">
            <text:p>Cruise</text:p>
          </table:table-cell>
          <table:table-cell table:formula="of:=IF(   [.B1637]=&quot;Accel&quot;;   [.$C$1];   IF(     [.B1637]=&quot;Cruise&quot;;     0;     IF([.B1637]=&quot;Decel&quot;; -[.$C$1]; 0)   ) )" office:value-type="float" office:value="0">
            <text:p>0</text:p>
          </table:table-cell>
          <table:table-cell table:formula="of:=IF(   [.B1637]=&quot;Stop&quot;;   0;   MAX(     0;     MIN(       [.$C$2];       [.D1636] + [.C1637] * [.$C$4]     )   ) )" office:value-type="float" office:value="9.75">
            <text:p>9.75</text:p>
          </table:table-cell>
          <table:table-cell table:formula="of:=IF(   [.B1637]=&quot;Stop&quot;;   [.$C$3];   [.E1636] + [.D1637] * [.$C$4] )" office:value-type="float" office:value="78.3412499999978">
            <text:p>78.34</text:p>
          </table:table-cell>
          <table:table-cell table:number-columns-repeated="872"/>
        </table:table-row>
        <table:table-row table:style-name="ro3">
          <table:table-cell table:formula="of:=[.A1637]+[.$C$4]" office:value-type="float" office:value="8.13499999999987">
            <text:p>8.135</text:p>
          </table:table-cell>
          <table:table-cell table:formula="of:=IF(   [.A1638] &lt; [.$C$5];   &quot;Accel&quot;;   IF(     [.A1638] &lt; [.$C$5] + [.$C$7];     &quot;Cruise&quot;;     IF(       [.A1638] &lt; [.$C$8];       &quot;Decel&quot;;       &quot;Stop&quot;     )   ) )" office:value-type="string" office:string-value="Cruise">
            <text:p>Cruise</text:p>
          </table:table-cell>
          <table:table-cell table:formula="of:=IF(   [.B1638]=&quot;Accel&quot;;   [.$C$1];   IF(     [.B1638]=&quot;Cruise&quot;;     0;     IF([.B1638]=&quot;Decel&quot;; -[.$C$1]; 0)   ) )" office:value-type="float" office:value="0">
            <text:p>0</text:p>
          </table:table-cell>
          <table:table-cell table:formula="of:=IF(   [.B1638]=&quot;Stop&quot;;   0;   MAX(     0;     MIN(       [.$C$2];       [.D1637] + [.C1638] * [.$C$4]     )   ) )" office:value-type="float" office:value="9.75">
            <text:p>9.75</text:p>
          </table:table-cell>
          <table:table-cell table:formula="of:=IF(   [.B1638]=&quot;Stop&quot;;   [.$C$3];   [.E1637] + [.D1638] * [.$C$4] )" office:value-type="float" office:value="78.3899999999978">
            <text:p>78.39</text:p>
          </table:table-cell>
          <table:table-cell table:number-columns-repeated="872"/>
        </table:table-row>
        <table:table-row table:style-name="ro3">
          <table:table-cell table:formula="of:=[.A1638]+[.$C$4]" office:value-type="float" office:value="8.13999999999987">
            <text:p>8.140</text:p>
          </table:table-cell>
          <table:table-cell table:formula="of:=IF(   [.A1639] &lt; [.$C$5];   &quot;Accel&quot;;   IF(     [.A1639] &lt; [.$C$5] + [.$C$7];     &quot;Cruise&quot;;     IF(       [.A1639] &lt; [.$C$8];       &quot;Decel&quot;;       &quot;Stop&quot;     )   ) )" office:value-type="string" office:string-value="Cruise">
            <text:p>Cruise</text:p>
          </table:table-cell>
          <table:table-cell table:formula="of:=IF(   [.B1639]=&quot;Accel&quot;;   [.$C$1];   IF(     [.B1639]=&quot;Cruise&quot;;     0;     IF([.B1639]=&quot;Decel&quot;; -[.$C$1]; 0)   ) )" office:value-type="float" office:value="0">
            <text:p>0</text:p>
          </table:table-cell>
          <table:table-cell table:formula="of:=IF(   [.B1639]=&quot;Stop&quot;;   0;   MAX(     0;     MIN(       [.$C$2];       [.D1638] + [.C1639] * [.$C$4]     )   ) )" office:value-type="float" office:value="9.75">
            <text:p>9.75</text:p>
          </table:table-cell>
          <table:table-cell table:formula="of:=IF(   [.B1639]=&quot;Stop&quot;;   [.$C$3];   [.E1638] + [.D1639] * [.$C$4] )" office:value-type="float" office:value="78.4387499999978">
            <text:p>78.44</text:p>
          </table:table-cell>
          <table:table-cell table:number-columns-repeated="872"/>
        </table:table-row>
        <table:table-row table:style-name="ro3">
          <table:table-cell table:formula="of:=[.A1639]+[.$C$4]" office:value-type="float" office:value="8.14499999999987">
            <text:p>8.145</text:p>
          </table:table-cell>
          <table:table-cell table:formula="of:=IF(   [.A1640] &lt; [.$C$5];   &quot;Accel&quot;;   IF(     [.A1640] &lt; [.$C$5] + [.$C$7];     &quot;Cruise&quot;;     IF(       [.A1640] &lt; [.$C$8];       &quot;Decel&quot;;       &quot;Stop&quot;     )   ) )" office:value-type="string" office:string-value="Cruise">
            <text:p>Cruise</text:p>
          </table:table-cell>
          <table:table-cell table:formula="of:=IF(   [.B1640]=&quot;Accel&quot;;   [.$C$1];   IF(     [.B1640]=&quot;Cruise&quot;;     0;     IF([.B1640]=&quot;Decel&quot;; -[.$C$1]; 0)   ) )" office:value-type="float" office:value="0">
            <text:p>0</text:p>
          </table:table-cell>
          <table:table-cell table:formula="of:=IF(   [.B1640]=&quot;Stop&quot;;   0;   MAX(     0;     MIN(       [.$C$2];       [.D1639] + [.C1640] * [.$C$4]     )   ) )" office:value-type="float" office:value="9.75">
            <text:p>9.75</text:p>
          </table:table-cell>
          <table:table-cell table:formula="of:=IF(   [.B1640]=&quot;Stop&quot;;   [.$C$3];   [.E1639] + [.D1640] * [.$C$4] )" office:value-type="float" office:value="78.4874999999978">
            <text:p>78.49</text:p>
          </table:table-cell>
          <table:table-cell table:number-columns-repeated="872"/>
        </table:table-row>
        <table:table-row table:style-name="ro3">
          <table:table-cell table:formula="of:=[.A1640]+[.$C$4]" office:value-type="float" office:value="8.14999999999987">
            <text:p>8.150</text:p>
          </table:table-cell>
          <table:table-cell table:formula="of:=IF(   [.A1641] &lt; [.$C$5];   &quot;Accel&quot;;   IF(     [.A1641] &lt; [.$C$5] + [.$C$7];     &quot;Cruise&quot;;     IF(       [.A1641] &lt; [.$C$8];       &quot;Decel&quot;;       &quot;Stop&quot;     )   ) )" office:value-type="string" office:string-value="Cruise">
            <text:p>Cruise</text:p>
          </table:table-cell>
          <table:table-cell table:formula="of:=IF(   [.B1641]=&quot;Accel&quot;;   [.$C$1];   IF(     [.B1641]=&quot;Cruise&quot;;     0;     IF([.B1641]=&quot;Decel&quot;; -[.$C$1]; 0)   ) )" office:value-type="float" office:value="0">
            <text:p>0</text:p>
          </table:table-cell>
          <table:table-cell table:formula="of:=IF(   [.B1641]=&quot;Stop&quot;;   0;   MAX(     0;     MIN(       [.$C$2];       [.D1640] + [.C1641] * [.$C$4]     )   ) )" office:value-type="float" office:value="9.75">
            <text:p>9.75</text:p>
          </table:table-cell>
          <table:table-cell table:formula="of:=IF(   [.B1641]=&quot;Stop&quot;;   [.$C$3];   [.E1640] + [.D1641] * [.$C$4] )" office:value-type="float" office:value="78.5362499999978">
            <text:p>78.54</text:p>
          </table:table-cell>
          <table:table-cell table:number-columns-repeated="872"/>
        </table:table-row>
        <table:table-row table:style-name="ro3">
          <table:table-cell table:formula="of:=[.A1641]+[.$C$4]" office:value-type="float" office:value="8.15499999999988">
            <text:p>8.155</text:p>
          </table:table-cell>
          <table:table-cell table:formula="of:=IF(   [.A1642] &lt; [.$C$5];   &quot;Accel&quot;;   IF(     [.A1642] &lt; [.$C$5] + [.$C$7];     &quot;Cruise&quot;;     IF(       [.A1642] &lt; [.$C$8];       &quot;Decel&quot;;       &quot;Stop&quot;     )   ) )" office:value-type="string" office:string-value="Cruise">
            <text:p>Cruise</text:p>
          </table:table-cell>
          <table:table-cell table:formula="of:=IF(   [.B1642]=&quot;Accel&quot;;   [.$C$1];   IF(     [.B1642]=&quot;Cruise&quot;;     0;     IF([.B1642]=&quot;Decel&quot;; -[.$C$1]; 0)   ) )" office:value-type="float" office:value="0">
            <text:p>0</text:p>
          </table:table-cell>
          <table:table-cell table:formula="of:=IF(   [.B1642]=&quot;Stop&quot;;   0;   MAX(     0;     MIN(       [.$C$2];       [.D1641] + [.C1642] * [.$C$4]     )   ) )" office:value-type="float" office:value="9.75">
            <text:p>9.75</text:p>
          </table:table-cell>
          <table:table-cell table:formula="of:=IF(   [.B1642]=&quot;Stop&quot;;   [.$C$3];   [.E1641] + [.D1642] * [.$C$4] )" office:value-type="float" office:value="78.5849999999978">
            <text:p>78.58</text:p>
          </table:table-cell>
          <table:table-cell table:number-columns-repeated="872"/>
        </table:table-row>
        <table:table-row table:style-name="ro3">
          <table:table-cell table:formula="of:=[.A1642]+[.$C$4]" office:value-type="float" office:value="8.15999999999988">
            <text:p>8.160</text:p>
          </table:table-cell>
          <table:table-cell table:formula="of:=IF(   [.A1643] &lt; [.$C$5];   &quot;Accel&quot;;   IF(     [.A1643] &lt; [.$C$5] + [.$C$7];     &quot;Cruise&quot;;     IF(       [.A1643] &lt; [.$C$8];       &quot;Decel&quot;;       &quot;Stop&quot;     )   ) )" office:value-type="string" office:string-value="Cruise">
            <text:p>Cruise</text:p>
          </table:table-cell>
          <table:table-cell table:formula="of:=IF(   [.B1643]=&quot;Accel&quot;;   [.$C$1];   IF(     [.B1643]=&quot;Cruise&quot;;     0;     IF([.B1643]=&quot;Decel&quot;; -[.$C$1]; 0)   ) )" office:value-type="float" office:value="0">
            <text:p>0</text:p>
          </table:table-cell>
          <table:table-cell table:formula="of:=IF(   [.B1643]=&quot;Stop&quot;;   0;   MAX(     0;     MIN(       [.$C$2];       [.D1642] + [.C1643] * [.$C$4]     )   ) )" office:value-type="float" office:value="9.75">
            <text:p>9.75</text:p>
          </table:table-cell>
          <table:table-cell table:formula="of:=IF(   [.B1643]=&quot;Stop&quot;;   [.$C$3];   [.E1642] + [.D1643] * [.$C$4] )" office:value-type="float" office:value="78.6337499999978">
            <text:p>78.63</text:p>
          </table:table-cell>
          <table:table-cell table:number-columns-repeated="872"/>
        </table:table-row>
        <table:table-row table:style-name="ro3">
          <table:table-cell table:formula="of:=[.A1643]+[.$C$4]" office:value-type="float" office:value="8.16499999999988">
            <text:p>8.165</text:p>
          </table:table-cell>
          <table:table-cell table:formula="of:=IF(   [.A1644] &lt; [.$C$5];   &quot;Accel&quot;;   IF(     [.A1644] &lt; [.$C$5] + [.$C$7];     &quot;Cruise&quot;;     IF(       [.A1644] &lt; [.$C$8];       &quot;Decel&quot;;       &quot;Stop&quot;     )   ) )" office:value-type="string" office:string-value="Cruise">
            <text:p>Cruise</text:p>
          </table:table-cell>
          <table:table-cell table:formula="of:=IF(   [.B1644]=&quot;Accel&quot;;   [.$C$1];   IF(     [.B1644]=&quot;Cruise&quot;;     0;     IF([.B1644]=&quot;Decel&quot;; -[.$C$1]; 0)   ) )" office:value-type="float" office:value="0">
            <text:p>0</text:p>
          </table:table-cell>
          <table:table-cell table:formula="of:=IF(   [.B1644]=&quot;Stop&quot;;   0;   MAX(     0;     MIN(       [.$C$2];       [.D1643] + [.C1644] * [.$C$4]     )   ) )" office:value-type="float" office:value="9.75">
            <text:p>9.75</text:p>
          </table:table-cell>
          <table:table-cell table:formula="of:=IF(   [.B1644]=&quot;Stop&quot;;   [.$C$3];   [.E1643] + [.D1644] * [.$C$4] )" office:value-type="float" office:value="78.6824999999978">
            <text:p>78.68</text:p>
          </table:table-cell>
          <table:table-cell table:number-columns-repeated="872"/>
        </table:table-row>
        <table:table-row table:style-name="ro3">
          <table:table-cell table:formula="of:=[.A1644]+[.$C$4]" office:value-type="float" office:value="8.16999999999988">
            <text:p>8.170</text:p>
          </table:table-cell>
          <table:table-cell table:formula="of:=IF(   [.A1645] &lt; [.$C$5];   &quot;Accel&quot;;   IF(     [.A1645] &lt; [.$C$5] + [.$C$7];     &quot;Cruise&quot;;     IF(       [.A1645] &lt; [.$C$8];       &quot;Decel&quot;;       &quot;Stop&quot;     )   ) )" office:value-type="string" office:string-value="Cruise">
            <text:p>Cruise</text:p>
          </table:table-cell>
          <table:table-cell table:formula="of:=IF(   [.B1645]=&quot;Accel&quot;;   [.$C$1];   IF(     [.B1645]=&quot;Cruise&quot;;     0;     IF([.B1645]=&quot;Decel&quot;; -[.$C$1]; 0)   ) )" office:value-type="float" office:value="0">
            <text:p>0</text:p>
          </table:table-cell>
          <table:table-cell table:formula="of:=IF(   [.B1645]=&quot;Stop&quot;;   0;   MAX(     0;     MIN(       [.$C$2];       [.D1644] + [.C1645] * [.$C$4]     )   ) )" office:value-type="float" office:value="9.75">
            <text:p>9.75</text:p>
          </table:table-cell>
          <table:table-cell table:formula="of:=IF(   [.B1645]=&quot;Stop&quot;;   [.$C$3];   [.E1644] + [.D1645] * [.$C$4] )" office:value-type="float" office:value="78.7312499999978">
            <text:p>78.73</text:p>
          </table:table-cell>
          <table:table-cell table:number-columns-repeated="872"/>
        </table:table-row>
        <table:table-row table:style-name="ro3">
          <table:table-cell table:formula="of:=[.A1645]+[.$C$4]" office:value-type="float" office:value="8.17499999999988">
            <text:p>8.175</text:p>
          </table:table-cell>
          <table:table-cell table:formula="of:=IF(   [.A1646] &lt; [.$C$5];   &quot;Accel&quot;;   IF(     [.A1646] &lt; [.$C$5] + [.$C$7];     &quot;Cruise&quot;;     IF(       [.A1646] &lt; [.$C$8];       &quot;Decel&quot;;       &quot;Stop&quot;     )   ) )" office:value-type="string" office:string-value="Cruise">
            <text:p>Cruise</text:p>
          </table:table-cell>
          <table:table-cell table:formula="of:=IF(   [.B1646]=&quot;Accel&quot;;   [.$C$1];   IF(     [.B1646]=&quot;Cruise&quot;;     0;     IF([.B1646]=&quot;Decel&quot;; -[.$C$1]; 0)   ) )" office:value-type="float" office:value="0">
            <text:p>0</text:p>
          </table:table-cell>
          <table:table-cell table:formula="of:=IF(   [.B1646]=&quot;Stop&quot;;   0;   MAX(     0;     MIN(       [.$C$2];       [.D1645] + [.C1646] * [.$C$4]     )   ) )" office:value-type="float" office:value="9.75">
            <text:p>9.75</text:p>
          </table:table-cell>
          <table:table-cell table:formula="of:=IF(   [.B1646]=&quot;Stop&quot;;   [.$C$3];   [.E1645] + [.D1646] * [.$C$4] )" office:value-type="float" office:value="78.7799999999978">
            <text:p>78.78</text:p>
          </table:table-cell>
          <table:table-cell table:number-columns-repeated="872"/>
        </table:table-row>
        <table:table-row table:style-name="ro3">
          <table:table-cell table:formula="of:=[.A1646]+[.$C$4]" office:value-type="float" office:value="8.17999999999988">
            <text:p>8.180</text:p>
          </table:table-cell>
          <table:table-cell table:formula="of:=IF(   [.A1647] &lt; [.$C$5];   &quot;Accel&quot;;   IF(     [.A1647] &lt; [.$C$5] + [.$C$7];     &quot;Cruise&quot;;     IF(       [.A1647] &lt; [.$C$8];       &quot;Decel&quot;;       &quot;Stop&quot;     )   ) )" office:value-type="string" office:string-value="Cruise">
            <text:p>Cruise</text:p>
          </table:table-cell>
          <table:table-cell table:formula="of:=IF(   [.B1647]=&quot;Accel&quot;;   [.$C$1];   IF(     [.B1647]=&quot;Cruise&quot;;     0;     IF([.B1647]=&quot;Decel&quot;; -[.$C$1]; 0)   ) )" office:value-type="float" office:value="0">
            <text:p>0</text:p>
          </table:table-cell>
          <table:table-cell table:formula="of:=IF(   [.B1647]=&quot;Stop&quot;;   0;   MAX(     0;     MIN(       [.$C$2];       [.D1646] + [.C1647] * [.$C$4]     )   ) )" office:value-type="float" office:value="9.75">
            <text:p>9.75</text:p>
          </table:table-cell>
          <table:table-cell table:formula="of:=IF(   [.B1647]=&quot;Stop&quot;;   [.$C$3];   [.E1646] + [.D1647] * [.$C$4] )" office:value-type="float" office:value="78.8287499999978">
            <text:p>78.83</text:p>
          </table:table-cell>
          <table:table-cell table:number-columns-repeated="872"/>
        </table:table-row>
        <table:table-row table:style-name="ro3">
          <table:table-cell table:formula="of:=[.A1647]+[.$C$4]" office:value-type="float" office:value="8.18499999999988">
            <text:p>8.185</text:p>
          </table:table-cell>
          <table:table-cell table:formula="of:=IF(   [.A1648] &lt; [.$C$5];   &quot;Accel&quot;;   IF(     [.A1648] &lt; [.$C$5] + [.$C$7];     &quot;Cruise&quot;;     IF(       [.A1648] &lt; [.$C$8];       &quot;Decel&quot;;       &quot;Stop&quot;     )   ) )" office:value-type="string" office:string-value="Cruise">
            <text:p>Cruise</text:p>
          </table:table-cell>
          <table:table-cell table:formula="of:=IF(   [.B1648]=&quot;Accel&quot;;   [.$C$1];   IF(     [.B1648]=&quot;Cruise&quot;;     0;     IF([.B1648]=&quot;Decel&quot;; -[.$C$1]; 0)   ) )" office:value-type="float" office:value="0">
            <text:p>0</text:p>
          </table:table-cell>
          <table:table-cell table:formula="of:=IF(   [.B1648]=&quot;Stop&quot;;   0;   MAX(     0;     MIN(       [.$C$2];       [.D1647] + [.C1648] * [.$C$4]     )   ) )" office:value-type="float" office:value="9.75">
            <text:p>9.75</text:p>
          </table:table-cell>
          <table:table-cell table:formula="of:=IF(   [.B1648]=&quot;Stop&quot;;   [.$C$3];   [.E1647] + [.D1648] * [.$C$4] )" office:value-type="float" office:value="78.8774999999978">
            <text:p>78.88</text:p>
          </table:table-cell>
          <table:table-cell table:number-columns-repeated="872"/>
        </table:table-row>
        <table:table-row table:style-name="ro3">
          <table:table-cell table:formula="of:=[.A1648]+[.$C$4]" office:value-type="float" office:value="8.18999999999988">
            <text:p>8.190</text:p>
          </table:table-cell>
          <table:table-cell table:formula="of:=IF(   [.A1649] &lt; [.$C$5];   &quot;Accel&quot;;   IF(     [.A1649] &lt; [.$C$5] + [.$C$7];     &quot;Cruise&quot;;     IF(       [.A1649] &lt; [.$C$8];       &quot;Decel&quot;;       &quot;Stop&quot;     )   ) )" office:value-type="string" office:string-value="Cruise">
            <text:p>Cruise</text:p>
          </table:table-cell>
          <table:table-cell table:formula="of:=IF(   [.B1649]=&quot;Accel&quot;;   [.$C$1];   IF(     [.B1649]=&quot;Cruise&quot;;     0;     IF([.B1649]=&quot;Decel&quot;; -[.$C$1]; 0)   ) )" office:value-type="float" office:value="0">
            <text:p>0</text:p>
          </table:table-cell>
          <table:table-cell table:formula="of:=IF(   [.B1649]=&quot;Stop&quot;;   0;   MAX(     0;     MIN(       [.$C$2];       [.D1648] + [.C1649] * [.$C$4]     )   ) )" office:value-type="float" office:value="9.75">
            <text:p>9.75</text:p>
          </table:table-cell>
          <table:table-cell table:formula="of:=IF(   [.B1649]=&quot;Stop&quot;;   [.$C$3];   [.E1648] + [.D1649] * [.$C$4] )" office:value-type="float" office:value="78.9262499999978">
            <text:p>78.93</text:p>
          </table:table-cell>
          <table:table-cell table:number-columns-repeated="872"/>
        </table:table-row>
        <table:table-row table:style-name="ro3">
          <table:table-cell table:formula="of:=[.A1649]+[.$C$4]" office:value-type="float" office:value="8.19499999999988">
            <text:p>8.195</text:p>
          </table:table-cell>
          <table:table-cell table:formula="of:=IF(   [.A1650] &lt; [.$C$5];   &quot;Accel&quot;;   IF(     [.A1650] &lt; [.$C$5] + [.$C$7];     &quot;Cruise&quot;;     IF(       [.A1650] &lt; [.$C$8];       &quot;Decel&quot;;       &quot;Stop&quot;     )   ) )" office:value-type="string" office:string-value="Cruise">
            <text:p>Cruise</text:p>
          </table:table-cell>
          <table:table-cell table:formula="of:=IF(   [.B1650]=&quot;Accel&quot;;   [.$C$1];   IF(     [.B1650]=&quot;Cruise&quot;;     0;     IF([.B1650]=&quot;Decel&quot;; -[.$C$1]; 0)   ) )" office:value-type="float" office:value="0">
            <text:p>0</text:p>
          </table:table-cell>
          <table:table-cell table:formula="of:=IF(   [.B1650]=&quot;Stop&quot;;   0;   MAX(     0;     MIN(       [.$C$2];       [.D1649] + [.C1650] * [.$C$4]     )   ) )" office:value-type="float" office:value="9.75">
            <text:p>9.75</text:p>
          </table:table-cell>
          <table:table-cell table:formula="of:=IF(   [.B1650]=&quot;Stop&quot;;   [.$C$3];   [.E1649] + [.D1650] * [.$C$4] )" office:value-type="float" office:value="78.9749999999978">
            <text:p>78.97</text:p>
          </table:table-cell>
          <table:table-cell table:number-columns-repeated="872"/>
        </table:table-row>
        <table:table-row table:style-name="ro3">
          <table:table-cell table:formula="of:=[.A1650]+[.$C$4]" office:value-type="float" office:value="8.19999999999988">
            <text:p>8.200</text:p>
          </table:table-cell>
          <table:table-cell table:formula="of:=IF(   [.A1651] &lt; [.$C$5];   &quot;Accel&quot;;   IF(     [.A1651] &lt; [.$C$5] + [.$C$7];     &quot;Cruise&quot;;     IF(       [.A1651] &lt; [.$C$8];       &quot;Decel&quot;;       &quot;Stop&quot;     )   ) )" office:value-type="string" office:string-value="Cruise">
            <text:p>Cruise</text:p>
          </table:table-cell>
          <table:table-cell table:formula="of:=IF(   [.B1651]=&quot;Accel&quot;;   [.$C$1];   IF(     [.B1651]=&quot;Cruise&quot;;     0;     IF([.B1651]=&quot;Decel&quot;; -[.$C$1]; 0)   ) )" office:value-type="float" office:value="0">
            <text:p>0</text:p>
          </table:table-cell>
          <table:table-cell table:formula="of:=IF(   [.B1651]=&quot;Stop&quot;;   0;   MAX(     0;     MIN(       [.$C$2];       [.D1650] + [.C1651] * [.$C$4]     )   ) )" office:value-type="float" office:value="9.75">
            <text:p>9.75</text:p>
          </table:table-cell>
          <table:table-cell table:formula="of:=IF(   [.B1651]=&quot;Stop&quot;;   [.$C$3];   [.E1650] + [.D1651] * [.$C$4] )" office:value-type="float" office:value="79.0237499999978">
            <text:p>79.02</text:p>
          </table:table-cell>
          <table:table-cell table:number-columns-repeated="872"/>
        </table:table-row>
        <table:table-row table:style-name="ro3">
          <table:table-cell table:formula="of:=[.A1651]+[.$C$4]" office:value-type="float" office:value="8.20499999999988">
            <text:p>8.205</text:p>
          </table:table-cell>
          <table:table-cell table:formula="of:=IF(   [.A1652] &lt; [.$C$5];   &quot;Accel&quot;;   IF(     [.A1652] &lt; [.$C$5] + [.$C$7];     &quot;Cruise&quot;;     IF(       [.A1652] &lt; [.$C$8];       &quot;Decel&quot;;       &quot;Stop&quot;     )   ) )" office:value-type="string" office:string-value="Cruise">
            <text:p>Cruise</text:p>
          </table:table-cell>
          <table:table-cell table:formula="of:=IF(   [.B1652]=&quot;Accel&quot;;   [.$C$1];   IF(     [.B1652]=&quot;Cruise&quot;;     0;     IF([.B1652]=&quot;Decel&quot;; -[.$C$1]; 0)   ) )" office:value-type="float" office:value="0">
            <text:p>0</text:p>
          </table:table-cell>
          <table:table-cell table:formula="of:=IF(   [.B1652]=&quot;Stop&quot;;   0;   MAX(     0;     MIN(       [.$C$2];       [.D1651] + [.C1652] * [.$C$4]     )   ) )" office:value-type="float" office:value="9.75">
            <text:p>9.75</text:p>
          </table:table-cell>
          <table:table-cell table:formula="of:=IF(   [.B1652]=&quot;Stop&quot;;   [.$C$3];   [.E1651] + [.D1652] * [.$C$4] )" office:value-type="float" office:value="79.0724999999978">
            <text:p>79.07</text:p>
          </table:table-cell>
          <table:table-cell table:number-columns-repeated="872"/>
        </table:table-row>
        <table:table-row table:style-name="ro3">
          <table:table-cell table:formula="of:=[.A1652]+[.$C$4]" office:value-type="float" office:value="8.20999999999988">
            <text:p>8.210</text:p>
          </table:table-cell>
          <table:table-cell table:formula="of:=IF(   [.A1653] &lt; [.$C$5];   &quot;Accel&quot;;   IF(     [.A1653] &lt; [.$C$5] + [.$C$7];     &quot;Cruise&quot;;     IF(       [.A1653] &lt; [.$C$8];       &quot;Decel&quot;;       &quot;Stop&quot;     )   ) )" office:value-type="string" office:string-value="Cruise">
            <text:p>Cruise</text:p>
          </table:table-cell>
          <table:table-cell table:formula="of:=IF(   [.B1653]=&quot;Accel&quot;;   [.$C$1];   IF(     [.B1653]=&quot;Cruise&quot;;     0;     IF([.B1653]=&quot;Decel&quot;; -[.$C$1]; 0)   ) )" office:value-type="float" office:value="0">
            <text:p>0</text:p>
          </table:table-cell>
          <table:table-cell table:formula="of:=IF(   [.B1653]=&quot;Stop&quot;;   0;   MAX(     0;     MIN(       [.$C$2];       [.D1652] + [.C1653] * [.$C$4]     )   ) )" office:value-type="float" office:value="9.75">
            <text:p>9.75</text:p>
          </table:table-cell>
          <table:table-cell table:formula="of:=IF(   [.B1653]=&quot;Stop&quot;;   [.$C$3];   [.E1652] + [.D1653] * [.$C$4] )" office:value-type="float" office:value="79.1212499999978">
            <text:p>79.12</text:p>
          </table:table-cell>
          <table:table-cell table:number-columns-repeated="872"/>
        </table:table-row>
        <table:table-row table:style-name="ro3">
          <table:table-cell table:formula="of:=[.A1653]+[.$C$4]" office:value-type="float" office:value="8.21499999999988">
            <text:p>8.215</text:p>
          </table:table-cell>
          <table:table-cell table:formula="of:=IF(   [.A1654] &lt; [.$C$5];   &quot;Accel&quot;;   IF(     [.A1654] &lt; [.$C$5] + [.$C$7];     &quot;Cruise&quot;;     IF(       [.A1654] &lt; [.$C$8];       &quot;Decel&quot;;       &quot;Stop&quot;     )   ) )" office:value-type="string" office:string-value="Cruise">
            <text:p>Cruise</text:p>
          </table:table-cell>
          <table:table-cell table:formula="of:=IF(   [.B1654]=&quot;Accel&quot;;   [.$C$1];   IF(     [.B1654]=&quot;Cruise&quot;;     0;     IF([.B1654]=&quot;Decel&quot;; -[.$C$1]; 0)   ) )" office:value-type="float" office:value="0">
            <text:p>0</text:p>
          </table:table-cell>
          <table:table-cell table:formula="of:=IF(   [.B1654]=&quot;Stop&quot;;   0;   MAX(     0;     MIN(       [.$C$2];       [.D1653] + [.C1654] * [.$C$4]     )   ) )" office:value-type="float" office:value="9.75">
            <text:p>9.75</text:p>
          </table:table-cell>
          <table:table-cell table:formula="of:=IF(   [.B1654]=&quot;Stop&quot;;   [.$C$3];   [.E1653] + [.D1654] * [.$C$4] )" office:value-type="float" office:value="79.1699999999978">
            <text:p>79.17</text:p>
          </table:table-cell>
          <table:table-cell table:number-columns-repeated="872"/>
        </table:table-row>
        <table:table-row table:style-name="ro3">
          <table:table-cell table:formula="of:=[.A1654]+[.$C$4]" office:value-type="float" office:value="8.21999999999989">
            <text:p>8.220</text:p>
          </table:table-cell>
          <table:table-cell table:formula="of:=IF(   [.A1655] &lt; [.$C$5];   &quot;Accel&quot;;   IF(     [.A1655] &lt; [.$C$5] + [.$C$7];     &quot;Cruise&quot;;     IF(       [.A1655] &lt; [.$C$8];       &quot;Decel&quot;;       &quot;Stop&quot;     )   ) )" office:value-type="string" office:string-value="Cruise">
            <text:p>Cruise</text:p>
          </table:table-cell>
          <table:table-cell table:formula="of:=IF(   [.B1655]=&quot;Accel&quot;;   [.$C$1];   IF(     [.B1655]=&quot;Cruise&quot;;     0;     IF([.B1655]=&quot;Decel&quot;; -[.$C$1]; 0)   ) )" office:value-type="float" office:value="0">
            <text:p>0</text:p>
          </table:table-cell>
          <table:table-cell table:formula="of:=IF(   [.B1655]=&quot;Stop&quot;;   0;   MAX(     0;     MIN(       [.$C$2];       [.D1654] + [.C1655] * [.$C$4]     )   ) )" office:value-type="float" office:value="9.75">
            <text:p>9.75</text:p>
          </table:table-cell>
          <table:table-cell table:formula="of:=IF(   [.B1655]=&quot;Stop&quot;;   [.$C$3];   [.E1654] + [.D1655] * [.$C$4] )" office:value-type="float" office:value="79.2187499999978">
            <text:p>79.22</text:p>
          </table:table-cell>
          <table:table-cell table:number-columns-repeated="872"/>
        </table:table-row>
        <table:table-row table:style-name="ro3">
          <table:table-cell table:formula="of:=[.A1655]+[.$C$4]" office:value-type="float" office:value="8.22499999999989">
            <text:p>8.225</text:p>
          </table:table-cell>
          <table:table-cell table:formula="of:=IF(   [.A1656] &lt; [.$C$5];   &quot;Accel&quot;;   IF(     [.A1656] &lt; [.$C$5] + [.$C$7];     &quot;Cruise&quot;;     IF(       [.A1656] &lt; [.$C$8];       &quot;Decel&quot;;       &quot;Stop&quot;     )   ) )" office:value-type="string" office:string-value="Cruise">
            <text:p>Cruise</text:p>
          </table:table-cell>
          <table:table-cell table:formula="of:=IF(   [.B1656]=&quot;Accel&quot;;   [.$C$1];   IF(     [.B1656]=&quot;Cruise&quot;;     0;     IF([.B1656]=&quot;Decel&quot;; -[.$C$1]; 0)   ) )" office:value-type="float" office:value="0">
            <text:p>0</text:p>
          </table:table-cell>
          <table:table-cell table:formula="of:=IF(   [.B1656]=&quot;Stop&quot;;   0;   MAX(     0;     MIN(       [.$C$2];       [.D1655] + [.C1656] * [.$C$4]     )   ) )" office:value-type="float" office:value="9.75">
            <text:p>9.75</text:p>
          </table:table-cell>
          <table:table-cell table:formula="of:=IF(   [.B1656]=&quot;Stop&quot;;   [.$C$3];   [.E1655] + [.D1656] * [.$C$4] )" office:value-type="float" office:value="79.2674999999978">
            <text:p>79.27</text:p>
          </table:table-cell>
          <table:table-cell table:number-columns-repeated="872"/>
        </table:table-row>
        <table:table-row table:style-name="ro3">
          <table:table-cell table:formula="of:=[.A1656]+[.$C$4]" office:value-type="float" office:value="8.22999999999989">
            <text:p>8.230</text:p>
          </table:table-cell>
          <table:table-cell table:formula="of:=IF(   [.A1657] &lt; [.$C$5];   &quot;Accel&quot;;   IF(     [.A1657] &lt; [.$C$5] + [.$C$7];     &quot;Cruise&quot;;     IF(       [.A1657] &lt; [.$C$8];       &quot;Decel&quot;;       &quot;Stop&quot;     )   ) )" office:value-type="string" office:string-value="Cruise">
            <text:p>Cruise</text:p>
          </table:table-cell>
          <table:table-cell table:formula="of:=IF(   [.B1657]=&quot;Accel&quot;;   [.$C$1];   IF(     [.B1657]=&quot;Cruise&quot;;     0;     IF([.B1657]=&quot;Decel&quot;; -[.$C$1]; 0)   ) )" office:value-type="float" office:value="0">
            <text:p>0</text:p>
          </table:table-cell>
          <table:table-cell table:formula="of:=IF(   [.B1657]=&quot;Stop&quot;;   0;   MAX(     0;     MIN(       [.$C$2];       [.D1656] + [.C1657] * [.$C$4]     )   ) )" office:value-type="float" office:value="9.75">
            <text:p>9.75</text:p>
          </table:table-cell>
          <table:table-cell table:formula="of:=IF(   [.B1657]=&quot;Stop&quot;;   [.$C$3];   [.E1656] + [.D1657] * [.$C$4] )" office:value-type="float" office:value="79.3162499999978">
            <text:p>79.32</text:p>
          </table:table-cell>
          <table:table-cell table:number-columns-repeated="872"/>
        </table:table-row>
        <table:table-row table:style-name="ro3">
          <table:table-cell table:formula="of:=[.A1657]+[.$C$4]" office:value-type="float" office:value="8.23499999999989">
            <text:p>8.235</text:p>
          </table:table-cell>
          <table:table-cell table:formula="of:=IF(   [.A1658] &lt; [.$C$5];   &quot;Accel&quot;;   IF(     [.A1658] &lt; [.$C$5] + [.$C$7];     &quot;Cruise&quot;;     IF(       [.A1658] &lt; [.$C$8];       &quot;Decel&quot;;       &quot;Stop&quot;     )   ) )" office:value-type="string" office:string-value="Cruise">
            <text:p>Cruise</text:p>
          </table:table-cell>
          <table:table-cell table:formula="of:=IF(   [.B1658]=&quot;Accel&quot;;   [.$C$1];   IF(     [.B1658]=&quot;Cruise&quot;;     0;     IF([.B1658]=&quot;Decel&quot;; -[.$C$1]; 0)   ) )" office:value-type="float" office:value="0">
            <text:p>0</text:p>
          </table:table-cell>
          <table:table-cell table:formula="of:=IF(   [.B1658]=&quot;Stop&quot;;   0;   MAX(     0;     MIN(       [.$C$2];       [.D1657] + [.C1658] * [.$C$4]     )   ) )" office:value-type="float" office:value="9.75">
            <text:p>9.75</text:p>
          </table:table-cell>
          <table:table-cell table:formula="of:=IF(   [.B1658]=&quot;Stop&quot;;   [.$C$3];   [.E1657] + [.D1658] * [.$C$4] )" office:value-type="float" office:value="79.3649999999978">
            <text:p>79.36</text:p>
          </table:table-cell>
          <table:table-cell table:number-columns-repeated="872"/>
        </table:table-row>
        <table:table-row table:style-name="ro3">
          <table:table-cell table:formula="of:=[.A1658]+[.$C$4]" office:value-type="float" office:value="8.23999999999989">
            <text:p>8.240</text:p>
          </table:table-cell>
          <table:table-cell table:formula="of:=IF(   [.A1659] &lt; [.$C$5];   &quot;Accel&quot;;   IF(     [.A1659] &lt; [.$C$5] + [.$C$7];     &quot;Cruise&quot;;     IF(       [.A1659] &lt; [.$C$8];       &quot;Decel&quot;;       &quot;Stop&quot;     )   ) )" office:value-type="string" office:string-value="Cruise">
            <text:p>Cruise</text:p>
          </table:table-cell>
          <table:table-cell table:formula="of:=IF(   [.B1659]=&quot;Accel&quot;;   [.$C$1];   IF(     [.B1659]=&quot;Cruise&quot;;     0;     IF([.B1659]=&quot;Decel&quot;; -[.$C$1]; 0)   ) )" office:value-type="float" office:value="0">
            <text:p>0</text:p>
          </table:table-cell>
          <table:table-cell table:formula="of:=IF(   [.B1659]=&quot;Stop&quot;;   0;   MAX(     0;     MIN(       [.$C$2];       [.D1658] + [.C1659] * [.$C$4]     )   ) )" office:value-type="float" office:value="9.75">
            <text:p>9.75</text:p>
          </table:table-cell>
          <table:table-cell table:formula="of:=IF(   [.B1659]=&quot;Stop&quot;;   [.$C$3];   [.E1658] + [.D1659] * [.$C$4] )" office:value-type="float" office:value="79.4137499999978">
            <text:p>79.41</text:p>
          </table:table-cell>
          <table:table-cell table:number-columns-repeated="872"/>
        </table:table-row>
        <table:table-row table:style-name="ro3">
          <table:table-cell table:formula="of:=[.A1659]+[.$C$4]" office:value-type="float" office:value="8.24499999999989">
            <text:p>8.245</text:p>
          </table:table-cell>
          <table:table-cell table:formula="of:=IF(   [.A1660] &lt; [.$C$5];   &quot;Accel&quot;;   IF(     [.A1660] &lt; [.$C$5] + [.$C$7];     &quot;Cruise&quot;;     IF(       [.A1660] &lt; [.$C$8];       &quot;Decel&quot;;       &quot;Stop&quot;     )   ) )" office:value-type="string" office:string-value="Cruise">
            <text:p>Cruise</text:p>
          </table:table-cell>
          <table:table-cell table:formula="of:=IF(   [.B1660]=&quot;Accel&quot;;   [.$C$1];   IF(     [.B1660]=&quot;Cruise&quot;;     0;     IF([.B1660]=&quot;Decel&quot;; -[.$C$1]; 0)   ) )" office:value-type="float" office:value="0">
            <text:p>0</text:p>
          </table:table-cell>
          <table:table-cell table:formula="of:=IF(   [.B1660]=&quot;Stop&quot;;   0;   MAX(     0;     MIN(       [.$C$2];       [.D1659] + [.C1660] * [.$C$4]     )   ) )" office:value-type="float" office:value="9.75">
            <text:p>9.75</text:p>
          </table:table-cell>
          <table:table-cell table:formula="of:=IF(   [.B1660]=&quot;Stop&quot;;   [.$C$3];   [.E1659] + [.D1660] * [.$C$4] )" office:value-type="float" office:value="79.4624999999978">
            <text:p>79.46</text:p>
          </table:table-cell>
          <table:table-cell table:number-columns-repeated="872"/>
        </table:table-row>
        <table:table-row table:style-name="ro3">
          <table:table-cell table:formula="of:=[.A1660]+[.$C$4]" office:value-type="float" office:value="8.24999999999989">
            <text:p>8.250</text:p>
          </table:table-cell>
          <table:table-cell table:formula="of:=IF(   [.A1661] &lt; [.$C$5];   &quot;Accel&quot;;   IF(     [.A1661] &lt; [.$C$5] + [.$C$7];     &quot;Cruise&quot;;     IF(       [.A1661] &lt; [.$C$8];       &quot;Decel&quot;;       &quot;Stop&quot;     )   ) )" office:value-type="string" office:string-value="Cruise">
            <text:p>Cruise</text:p>
          </table:table-cell>
          <table:table-cell table:formula="of:=IF(   [.B1661]=&quot;Accel&quot;;   [.$C$1];   IF(     [.B1661]=&quot;Cruise&quot;;     0;     IF([.B1661]=&quot;Decel&quot;; -[.$C$1]; 0)   ) )" office:value-type="float" office:value="0">
            <text:p>0</text:p>
          </table:table-cell>
          <table:table-cell table:formula="of:=IF(   [.B1661]=&quot;Stop&quot;;   0;   MAX(     0;     MIN(       [.$C$2];       [.D1660] + [.C1661] * [.$C$4]     )   ) )" office:value-type="float" office:value="9.75">
            <text:p>9.75</text:p>
          </table:table-cell>
          <table:table-cell table:formula="of:=IF(   [.B1661]=&quot;Stop&quot;;   [.$C$3];   [.E1660] + [.D1661] * [.$C$4] )" office:value-type="float" office:value="79.5112499999978">
            <text:p>79.51</text:p>
          </table:table-cell>
          <table:table-cell table:number-columns-repeated="872"/>
        </table:table-row>
        <table:table-row table:style-name="ro3">
          <table:table-cell table:formula="of:=[.A1661]+[.$C$4]" office:value-type="float" office:value="8.25499999999989">
            <text:p>8.255</text:p>
          </table:table-cell>
          <table:table-cell table:formula="of:=IF(   [.A1662] &lt; [.$C$5];   &quot;Accel&quot;;   IF(     [.A1662] &lt; [.$C$5] + [.$C$7];     &quot;Cruise&quot;;     IF(       [.A1662] &lt; [.$C$8];       &quot;Decel&quot;;       &quot;Stop&quot;     )   ) )" office:value-type="string" office:string-value="Cruise">
            <text:p>Cruise</text:p>
          </table:table-cell>
          <table:table-cell table:formula="of:=IF(   [.B1662]=&quot;Accel&quot;;   [.$C$1];   IF(     [.B1662]=&quot;Cruise&quot;;     0;     IF([.B1662]=&quot;Decel&quot;; -[.$C$1]; 0)   ) )" office:value-type="float" office:value="0">
            <text:p>0</text:p>
          </table:table-cell>
          <table:table-cell table:formula="of:=IF(   [.B1662]=&quot;Stop&quot;;   0;   MAX(     0;     MIN(       [.$C$2];       [.D1661] + [.C1662] * [.$C$4]     )   ) )" office:value-type="float" office:value="9.75">
            <text:p>9.75</text:p>
          </table:table-cell>
          <table:table-cell table:formula="of:=IF(   [.B1662]=&quot;Stop&quot;;   [.$C$3];   [.E1661] + [.D1662] * [.$C$4] )" office:value-type="float" office:value="79.5599999999978">
            <text:p>79.56</text:p>
          </table:table-cell>
          <table:table-cell table:number-columns-repeated="872"/>
        </table:table-row>
        <table:table-row table:style-name="ro3">
          <table:table-cell table:formula="of:=[.A1662]+[.$C$4]" office:value-type="float" office:value="8.25999999999989">
            <text:p>8.260</text:p>
          </table:table-cell>
          <table:table-cell table:formula="of:=IF(   [.A1663] &lt; [.$C$5];   &quot;Accel&quot;;   IF(     [.A1663] &lt; [.$C$5] + [.$C$7];     &quot;Cruise&quot;;     IF(       [.A1663] &lt; [.$C$8];       &quot;Decel&quot;;       &quot;Stop&quot;     )   ) )" office:value-type="string" office:string-value="Cruise">
            <text:p>Cruise</text:p>
          </table:table-cell>
          <table:table-cell table:formula="of:=IF(   [.B1663]=&quot;Accel&quot;;   [.$C$1];   IF(     [.B1663]=&quot;Cruise&quot;;     0;     IF([.B1663]=&quot;Decel&quot;; -[.$C$1]; 0)   ) )" office:value-type="float" office:value="0">
            <text:p>0</text:p>
          </table:table-cell>
          <table:table-cell table:formula="of:=IF(   [.B1663]=&quot;Stop&quot;;   0;   MAX(     0;     MIN(       [.$C$2];       [.D1662] + [.C1663] * [.$C$4]     )   ) )" office:value-type="float" office:value="9.75">
            <text:p>9.75</text:p>
          </table:table-cell>
          <table:table-cell table:formula="of:=IF(   [.B1663]=&quot;Stop&quot;;   [.$C$3];   [.E1662] + [.D1663] * [.$C$4] )" office:value-type="float" office:value="79.6087499999978">
            <text:p>79.61</text:p>
          </table:table-cell>
          <table:table-cell table:number-columns-repeated="872"/>
        </table:table-row>
        <table:table-row table:style-name="ro3">
          <table:table-cell table:formula="of:=[.A1663]+[.$C$4]" office:value-type="float" office:value="8.26499999999989">
            <text:p>8.265</text:p>
          </table:table-cell>
          <table:table-cell table:formula="of:=IF(   [.A1664] &lt; [.$C$5];   &quot;Accel&quot;;   IF(     [.A1664] &lt; [.$C$5] + [.$C$7];     &quot;Cruise&quot;;     IF(       [.A1664] &lt; [.$C$8];       &quot;Decel&quot;;       &quot;Stop&quot;     )   ) )" office:value-type="string" office:string-value="Cruise">
            <text:p>Cruise</text:p>
          </table:table-cell>
          <table:table-cell table:formula="of:=IF(   [.B1664]=&quot;Accel&quot;;   [.$C$1];   IF(     [.B1664]=&quot;Cruise&quot;;     0;     IF([.B1664]=&quot;Decel&quot;; -[.$C$1]; 0)   ) )" office:value-type="float" office:value="0">
            <text:p>0</text:p>
          </table:table-cell>
          <table:table-cell table:formula="of:=IF(   [.B1664]=&quot;Stop&quot;;   0;   MAX(     0;     MIN(       [.$C$2];       [.D1663] + [.C1664] * [.$C$4]     )   ) )" office:value-type="float" office:value="9.75">
            <text:p>9.75</text:p>
          </table:table-cell>
          <table:table-cell table:formula="of:=IF(   [.B1664]=&quot;Stop&quot;;   [.$C$3];   [.E1663] + [.D1664] * [.$C$4] )" office:value-type="float" office:value="79.6574999999978">
            <text:p>79.66</text:p>
          </table:table-cell>
          <table:table-cell table:number-columns-repeated="872"/>
        </table:table-row>
        <table:table-row table:style-name="ro3">
          <table:table-cell table:formula="of:=[.A1664]+[.$C$4]" office:value-type="float" office:value="8.26999999999989">
            <text:p>8.270</text:p>
          </table:table-cell>
          <table:table-cell table:formula="of:=IF(   [.A1665] &lt; [.$C$5];   &quot;Accel&quot;;   IF(     [.A1665] &lt; [.$C$5] + [.$C$7];     &quot;Cruise&quot;;     IF(       [.A1665] &lt; [.$C$8];       &quot;Decel&quot;;       &quot;Stop&quot;     )   ) )" office:value-type="string" office:string-value="Cruise">
            <text:p>Cruise</text:p>
          </table:table-cell>
          <table:table-cell table:formula="of:=IF(   [.B1665]=&quot;Accel&quot;;   [.$C$1];   IF(     [.B1665]=&quot;Cruise&quot;;     0;     IF([.B1665]=&quot;Decel&quot;; -[.$C$1]; 0)   ) )" office:value-type="float" office:value="0">
            <text:p>0</text:p>
          </table:table-cell>
          <table:table-cell table:formula="of:=IF(   [.B1665]=&quot;Stop&quot;;   0;   MAX(     0;     MIN(       [.$C$2];       [.D1664] + [.C1665] * [.$C$4]     )   ) )" office:value-type="float" office:value="9.75">
            <text:p>9.75</text:p>
          </table:table-cell>
          <table:table-cell table:formula="of:=IF(   [.B1665]=&quot;Stop&quot;;   [.$C$3];   [.E1664] + [.D1665] * [.$C$4] )" office:value-type="float" office:value="79.7062499999978">
            <text:p>79.71</text:p>
          </table:table-cell>
          <table:table-cell table:number-columns-repeated="872"/>
        </table:table-row>
        <table:table-row table:style-name="ro3">
          <table:table-cell table:formula="of:=[.A1665]+[.$C$4]" office:value-type="float" office:value="8.27499999999989">
            <text:p>8.275</text:p>
          </table:table-cell>
          <table:table-cell table:formula="of:=IF(   [.A1666] &lt; [.$C$5];   &quot;Accel&quot;;   IF(     [.A1666] &lt; [.$C$5] + [.$C$7];     &quot;Cruise&quot;;     IF(       [.A1666] &lt; [.$C$8];       &quot;Decel&quot;;       &quot;Stop&quot;     )   ) )" office:value-type="string" office:string-value="Cruise">
            <text:p>Cruise</text:p>
          </table:table-cell>
          <table:table-cell table:formula="of:=IF(   [.B1666]=&quot;Accel&quot;;   [.$C$1];   IF(     [.B1666]=&quot;Cruise&quot;;     0;     IF([.B1666]=&quot;Decel&quot;; -[.$C$1]; 0)   ) )" office:value-type="float" office:value="0">
            <text:p>0</text:p>
          </table:table-cell>
          <table:table-cell table:formula="of:=IF(   [.B1666]=&quot;Stop&quot;;   0;   MAX(     0;     MIN(       [.$C$2];       [.D1665] + [.C1666] * [.$C$4]     )   ) )" office:value-type="float" office:value="9.75">
            <text:p>9.75</text:p>
          </table:table-cell>
          <table:table-cell table:formula="of:=IF(   [.B1666]=&quot;Stop&quot;;   [.$C$3];   [.E1665] + [.D1666] * [.$C$4] )" office:value-type="float" office:value="79.7549999999978">
            <text:p>79.75</text:p>
          </table:table-cell>
          <table:table-cell table:number-columns-repeated="872"/>
        </table:table-row>
        <table:table-row table:style-name="ro3">
          <table:table-cell table:formula="of:=[.A1666]+[.$C$4]" office:value-type="float" office:value="8.27999999999989">
            <text:p>8.280</text:p>
          </table:table-cell>
          <table:table-cell table:formula="of:=IF(   [.A1667] &lt; [.$C$5];   &quot;Accel&quot;;   IF(     [.A1667] &lt; [.$C$5] + [.$C$7];     &quot;Cruise&quot;;     IF(       [.A1667] &lt; [.$C$8];       &quot;Decel&quot;;       &quot;Stop&quot;     )   ) )" office:value-type="string" office:string-value="Cruise">
            <text:p>Cruise</text:p>
          </table:table-cell>
          <table:table-cell table:formula="of:=IF(   [.B1667]=&quot;Accel&quot;;   [.$C$1];   IF(     [.B1667]=&quot;Cruise&quot;;     0;     IF([.B1667]=&quot;Decel&quot;; -[.$C$1]; 0)   ) )" office:value-type="float" office:value="0">
            <text:p>0</text:p>
          </table:table-cell>
          <table:table-cell table:formula="of:=IF(   [.B1667]=&quot;Stop&quot;;   0;   MAX(     0;     MIN(       [.$C$2];       [.D1666] + [.C1667] * [.$C$4]     )   ) )" office:value-type="float" office:value="9.75">
            <text:p>9.75</text:p>
          </table:table-cell>
          <table:table-cell table:formula="of:=IF(   [.B1667]=&quot;Stop&quot;;   [.$C$3];   [.E1666] + [.D1667] * [.$C$4] )" office:value-type="float" office:value="79.8037499999978">
            <text:p>79.80</text:p>
          </table:table-cell>
          <table:table-cell table:number-columns-repeated="872"/>
        </table:table-row>
        <table:table-row table:style-name="ro3">
          <table:table-cell table:formula="of:=[.A1667]+[.$C$4]" office:value-type="float" office:value="8.2849999999999">
            <text:p>8.285</text:p>
          </table:table-cell>
          <table:table-cell table:formula="of:=IF(   [.A1668] &lt; [.$C$5];   &quot;Accel&quot;;   IF(     [.A1668] &lt; [.$C$5] + [.$C$7];     &quot;Cruise&quot;;     IF(       [.A1668] &lt; [.$C$8];       &quot;Decel&quot;;       &quot;Stop&quot;     )   ) )" office:value-type="string" office:string-value="Cruise">
            <text:p>Cruise</text:p>
          </table:table-cell>
          <table:table-cell table:formula="of:=IF(   [.B1668]=&quot;Accel&quot;;   [.$C$1];   IF(     [.B1668]=&quot;Cruise&quot;;     0;     IF([.B1668]=&quot;Decel&quot;; -[.$C$1]; 0)   ) )" office:value-type="float" office:value="0">
            <text:p>0</text:p>
          </table:table-cell>
          <table:table-cell table:formula="of:=IF(   [.B1668]=&quot;Stop&quot;;   0;   MAX(     0;     MIN(       [.$C$2];       [.D1667] + [.C1668] * [.$C$4]     )   ) )" office:value-type="float" office:value="9.75">
            <text:p>9.75</text:p>
          </table:table-cell>
          <table:table-cell table:formula="of:=IF(   [.B1668]=&quot;Stop&quot;;   [.$C$3];   [.E1667] + [.D1668] * [.$C$4] )" office:value-type="float" office:value="79.8524999999978">
            <text:p>79.85</text:p>
          </table:table-cell>
          <table:table-cell table:number-columns-repeated="872"/>
        </table:table-row>
        <table:table-row table:style-name="ro3">
          <table:table-cell table:formula="of:=[.A1668]+[.$C$4]" office:value-type="float" office:value="8.2899999999999">
            <text:p>8.290</text:p>
          </table:table-cell>
          <table:table-cell table:formula="of:=IF(   [.A1669] &lt; [.$C$5];   &quot;Accel&quot;;   IF(     [.A1669] &lt; [.$C$5] + [.$C$7];     &quot;Cruise&quot;;     IF(       [.A1669] &lt; [.$C$8];       &quot;Decel&quot;;       &quot;Stop&quot;     )   ) )" office:value-type="string" office:string-value="Cruise">
            <text:p>Cruise</text:p>
          </table:table-cell>
          <table:table-cell table:formula="of:=IF(   [.B1669]=&quot;Accel&quot;;   [.$C$1];   IF(     [.B1669]=&quot;Cruise&quot;;     0;     IF([.B1669]=&quot;Decel&quot;; -[.$C$1]; 0)   ) )" office:value-type="float" office:value="0">
            <text:p>0</text:p>
          </table:table-cell>
          <table:table-cell table:formula="of:=IF(   [.B1669]=&quot;Stop&quot;;   0;   MAX(     0;     MIN(       [.$C$2];       [.D1668] + [.C1669] * [.$C$4]     )   ) )" office:value-type="float" office:value="9.75">
            <text:p>9.75</text:p>
          </table:table-cell>
          <table:table-cell table:formula="of:=IF(   [.B1669]=&quot;Stop&quot;;   [.$C$3];   [.E1668] + [.D1669] * [.$C$4] )" office:value-type="float" office:value="79.9012499999978">
            <text:p>79.90</text:p>
          </table:table-cell>
          <table:table-cell table:number-columns-repeated="872"/>
        </table:table-row>
        <table:table-row table:style-name="ro3">
          <table:table-cell table:formula="of:=[.A1669]+[.$C$4]" office:value-type="float" office:value="8.2949999999999">
            <text:p>8.295</text:p>
          </table:table-cell>
          <table:table-cell table:formula="of:=IF(   [.A1670] &lt; [.$C$5];   &quot;Accel&quot;;   IF(     [.A1670] &lt; [.$C$5] + [.$C$7];     &quot;Cruise&quot;;     IF(       [.A1670] &lt; [.$C$8];       &quot;Decel&quot;;       &quot;Stop&quot;     )   ) )" office:value-type="string" office:string-value="Cruise">
            <text:p>Cruise</text:p>
          </table:table-cell>
          <table:table-cell table:formula="of:=IF(   [.B1670]=&quot;Accel&quot;;   [.$C$1];   IF(     [.B1670]=&quot;Cruise&quot;;     0;     IF([.B1670]=&quot;Decel&quot;; -[.$C$1]; 0)   ) )" office:value-type="float" office:value="0">
            <text:p>0</text:p>
          </table:table-cell>
          <table:table-cell table:formula="of:=IF(   [.B1670]=&quot;Stop&quot;;   0;   MAX(     0;     MIN(       [.$C$2];       [.D1669] + [.C1670] * [.$C$4]     )   ) )" office:value-type="float" office:value="9.75">
            <text:p>9.75</text:p>
          </table:table-cell>
          <table:table-cell table:formula="of:=IF(   [.B1670]=&quot;Stop&quot;;   [.$C$3];   [.E1669] + [.D1670] * [.$C$4] )" office:value-type="float" office:value="79.9499999999978">
            <text:p>79.95</text:p>
          </table:table-cell>
          <table:table-cell table:number-columns-repeated="872"/>
        </table:table-row>
        <table:table-row table:style-name="ro3">
          <table:table-cell table:formula="of:=[.A1670]+[.$C$4]" office:value-type="float" office:value="8.2999999999999">
            <text:p>8.300</text:p>
          </table:table-cell>
          <table:table-cell table:formula="of:=IF(   [.A1671] &lt; [.$C$5];   &quot;Accel&quot;;   IF(     [.A1671] &lt; [.$C$5] + [.$C$7];     &quot;Cruise&quot;;     IF(       [.A1671] &lt; [.$C$8];       &quot;Decel&quot;;       &quot;Stop&quot;     )   ) )" office:value-type="string" office:string-value="Cruise">
            <text:p>Cruise</text:p>
          </table:table-cell>
          <table:table-cell table:formula="of:=IF(   [.B1671]=&quot;Accel&quot;;   [.$C$1];   IF(     [.B1671]=&quot;Cruise&quot;;     0;     IF([.B1671]=&quot;Decel&quot;; -[.$C$1]; 0)   ) )" office:value-type="float" office:value="0">
            <text:p>0</text:p>
          </table:table-cell>
          <table:table-cell table:formula="of:=IF(   [.B1671]=&quot;Stop&quot;;   0;   MAX(     0;     MIN(       [.$C$2];       [.D1670] + [.C1671] * [.$C$4]     )   ) )" office:value-type="float" office:value="9.75">
            <text:p>9.75</text:p>
          </table:table-cell>
          <table:table-cell table:formula="of:=IF(   [.B1671]=&quot;Stop&quot;;   [.$C$3];   [.E1670] + [.D1671] * [.$C$4] )" office:value-type="float" office:value="79.9987499999978">
            <text:p>80.00</text:p>
          </table:table-cell>
          <table:table-cell table:number-columns-repeated="872"/>
        </table:table-row>
        <table:table-row table:style-name="ro3">
          <table:table-cell table:formula="of:=[.A1671]+[.$C$4]" office:value-type="float" office:value="8.3049999999999">
            <text:p>8.305</text:p>
          </table:table-cell>
          <table:table-cell table:formula="of:=IF(   [.A1672] &lt; [.$C$5];   &quot;Accel&quot;;   IF(     [.A1672] &lt; [.$C$5] + [.$C$7];     &quot;Cruise&quot;;     IF(       [.A1672] &lt; [.$C$8];       &quot;Decel&quot;;       &quot;Stop&quot;     )   ) )" office:value-type="string" office:string-value="Cruise">
            <text:p>Cruise</text:p>
          </table:table-cell>
          <table:table-cell table:formula="of:=IF(   [.B1672]=&quot;Accel&quot;;   [.$C$1];   IF(     [.B1672]=&quot;Cruise&quot;;     0;     IF([.B1672]=&quot;Decel&quot;; -[.$C$1]; 0)   ) )" office:value-type="float" office:value="0">
            <text:p>0</text:p>
          </table:table-cell>
          <table:table-cell table:formula="of:=IF(   [.B1672]=&quot;Stop&quot;;   0;   MAX(     0;     MIN(       [.$C$2];       [.D1671] + [.C1672] * [.$C$4]     )   ) )" office:value-type="float" office:value="9.75">
            <text:p>9.75</text:p>
          </table:table-cell>
          <table:table-cell table:formula="of:=IF(   [.B1672]=&quot;Stop&quot;;   [.$C$3];   [.E1671] + [.D1672] * [.$C$4] )" office:value-type="float" office:value="80.0474999999978">
            <text:p>80.05</text:p>
          </table:table-cell>
          <table:table-cell table:number-columns-repeated="872"/>
        </table:table-row>
        <table:table-row table:style-name="ro3">
          <table:table-cell table:formula="of:=[.A1672]+[.$C$4]" office:value-type="float" office:value="8.3099999999999">
            <text:p>8.310</text:p>
          </table:table-cell>
          <table:table-cell table:formula="of:=IF(   [.A1673] &lt; [.$C$5];   &quot;Accel&quot;;   IF(     [.A1673] &lt; [.$C$5] + [.$C$7];     &quot;Cruise&quot;;     IF(       [.A1673] &lt; [.$C$8];       &quot;Decel&quot;;       &quot;Stop&quot;     )   ) )" office:value-type="string" office:string-value="Cruise">
            <text:p>Cruise</text:p>
          </table:table-cell>
          <table:table-cell table:formula="of:=IF(   [.B1673]=&quot;Accel&quot;;   [.$C$1];   IF(     [.B1673]=&quot;Cruise&quot;;     0;     IF([.B1673]=&quot;Decel&quot;; -[.$C$1]; 0)   ) )" office:value-type="float" office:value="0">
            <text:p>0</text:p>
          </table:table-cell>
          <table:table-cell table:formula="of:=IF(   [.B1673]=&quot;Stop&quot;;   0;   MAX(     0;     MIN(       [.$C$2];       [.D1672] + [.C1673] * [.$C$4]     )   ) )" office:value-type="float" office:value="9.75">
            <text:p>9.75</text:p>
          </table:table-cell>
          <table:table-cell table:formula="of:=IF(   [.B1673]=&quot;Stop&quot;;   [.$C$3];   [.E1672] + [.D1673] * [.$C$4] )" office:value-type="float" office:value="80.0962499999978">
            <text:p>80.10</text:p>
          </table:table-cell>
          <table:table-cell table:number-columns-repeated="872"/>
        </table:table-row>
        <table:table-row table:style-name="ro3">
          <table:table-cell table:formula="of:=[.A1673]+[.$C$4]" office:value-type="float" office:value="8.3149999999999">
            <text:p>8.315</text:p>
          </table:table-cell>
          <table:table-cell table:formula="of:=IF(   [.A1674] &lt; [.$C$5];   &quot;Accel&quot;;   IF(     [.A1674] &lt; [.$C$5] + [.$C$7];     &quot;Cruise&quot;;     IF(       [.A1674] &lt; [.$C$8];       &quot;Decel&quot;;       &quot;Stop&quot;     )   ) )" office:value-type="string" office:string-value="Cruise">
            <text:p>Cruise</text:p>
          </table:table-cell>
          <table:table-cell table:formula="of:=IF(   [.B1674]=&quot;Accel&quot;;   [.$C$1];   IF(     [.B1674]=&quot;Cruise&quot;;     0;     IF([.B1674]=&quot;Decel&quot;; -[.$C$1]; 0)   ) )" office:value-type="float" office:value="0">
            <text:p>0</text:p>
          </table:table-cell>
          <table:table-cell table:formula="of:=IF(   [.B1674]=&quot;Stop&quot;;   0;   MAX(     0;     MIN(       [.$C$2];       [.D1673] + [.C1674] * [.$C$4]     )   ) )" office:value-type="float" office:value="9.75">
            <text:p>9.75</text:p>
          </table:table-cell>
          <table:table-cell table:formula="of:=IF(   [.B1674]=&quot;Stop&quot;;   [.$C$3];   [.E1673] + [.D1674] * [.$C$4] )" office:value-type="float" office:value="80.1449999999978">
            <text:p>80.14</text:p>
          </table:table-cell>
          <table:table-cell table:number-columns-repeated="872"/>
        </table:table-row>
        <table:table-row table:style-name="ro3">
          <table:table-cell table:formula="of:=[.A1674]+[.$C$4]" office:value-type="float" office:value="8.3199999999999">
            <text:p>8.320</text:p>
          </table:table-cell>
          <table:table-cell table:formula="of:=IF(   [.A1675] &lt; [.$C$5];   &quot;Accel&quot;;   IF(     [.A1675] &lt; [.$C$5] + [.$C$7];     &quot;Cruise&quot;;     IF(       [.A1675] &lt; [.$C$8];       &quot;Decel&quot;;       &quot;Stop&quot;     )   ) )" office:value-type="string" office:string-value="Cruise">
            <text:p>Cruise</text:p>
          </table:table-cell>
          <table:table-cell table:formula="of:=IF(   [.B1675]=&quot;Accel&quot;;   [.$C$1];   IF(     [.B1675]=&quot;Cruise&quot;;     0;     IF([.B1675]=&quot;Decel&quot;; -[.$C$1]; 0)   ) )" office:value-type="float" office:value="0">
            <text:p>0</text:p>
          </table:table-cell>
          <table:table-cell table:formula="of:=IF(   [.B1675]=&quot;Stop&quot;;   0;   MAX(     0;     MIN(       [.$C$2];       [.D1674] + [.C1675] * [.$C$4]     )   ) )" office:value-type="float" office:value="9.75">
            <text:p>9.75</text:p>
          </table:table-cell>
          <table:table-cell table:formula="of:=IF(   [.B1675]=&quot;Stop&quot;;   [.$C$3];   [.E1674] + [.D1675] * [.$C$4] )" office:value-type="float" office:value="80.1937499999978">
            <text:p>80.19</text:p>
          </table:table-cell>
          <table:table-cell table:number-columns-repeated="872"/>
        </table:table-row>
        <table:table-row table:style-name="ro3">
          <table:table-cell table:formula="of:=[.A1675]+[.$C$4]" office:value-type="float" office:value="8.3249999999999">
            <text:p>8.325</text:p>
          </table:table-cell>
          <table:table-cell table:formula="of:=IF(   [.A1676] &lt; [.$C$5];   &quot;Accel&quot;;   IF(     [.A1676] &lt; [.$C$5] + [.$C$7];     &quot;Cruise&quot;;     IF(       [.A1676] &lt; [.$C$8];       &quot;Decel&quot;;       &quot;Stop&quot;     )   ) )" office:value-type="string" office:string-value="Cruise">
            <text:p>Cruise</text:p>
          </table:table-cell>
          <table:table-cell table:formula="of:=IF(   [.B1676]=&quot;Accel&quot;;   [.$C$1];   IF(     [.B1676]=&quot;Cruise&quot;;     0;     IF([.B1676]=&quot;Decel&quot;; -[.$C$1]; 0)   ) )" office:value-type="float" office:value="0">
            <text:p>0</text:p>
          </table:table-cell>
          <table:table-cell table:formula="of:=IF(   [.B1676]=&quot;Stop&quot;;   0;   MAX(     0;     MIN(       [.$C$2];       [.D1675] + [.C1676] * [.$C$4]     )   ) )" office:value-type="float" office:value="9.75">
            <text:p>9.75</text:p>
          </table:table-cell>
          <table:table-cell table:formula="of:=IF(   [.B1676]=&quot;Stop&quot;;   [.$C$3];   [.E1675] + [.D1676] * [.$C$4] )" office:value-type="float" office:value="80.2424999999978">
            <text:p>80.24</text:p>
          </table:table-cell>
          <table:table-cell table:number-columns-repeated="872"/>
        </table:table-row>
        <table:table-row table:style-name="ro3">
          <table:table-cell table:formula="of:=[.A1676]+[.$C$4]" office:value-type="float" office:value="8.3299999999999">
            <text:p>8.330</text:p>
          </table:table-cell>
          <table:table-cell table:formula="of:=IF(   [.A1677] &lt; [.$C$5];   &quot;Accel&quot;;   IF(     [.A1677] &lt; [.$C$5] + [.$C$7];     &quot;Cruise&quot;;     IF(       [.A1677] &lt; [.$C$8];       &quot;Decel&quot;;       &quot;Stop&quot;     )   ) )" office:value-type="string" office:string-value="Cruise">
            <text:p>Cruise</text:p>
          </table:table-cell>
          <table:table-cell table:formula="of:=IF(   [.B1677]=&quot;Accel&quot;;   [.$C$1];   IF(     [.B1677]=&quot;Cruise&quot;;     0;     IF([.B1677]=&quot;Decel&quot;; -[.$C$1]; 0)   ) )" office:value-type="float" office:value="0">
            <text:p>0</text:p>
          </table:table-cell>
          <table:table-cell table:formula="of:=IF(   [.B1677]=&quot;Stop&quot;;   0;   MAX(     0;     MIN(       [.$C$2];       [.D1676] + [.C1677] * [.$C$4]     )   ) )" office:value-type="float" office:value="9.75">
            <text:p>9.75</text:p>
          </table:table-cell>
          <table:table-cell table:formula="of:=IF(   [.B1677]=&quot;Stop&quot;;   [.$C$3];   [.E1676] + [.D1677] * [.$C$4] )" office:value-type="float" office:value="80.2912499999978">
            <text:p>80.29</text:p>
          </table:table-cell>
          <table:table-cell table:number-columns-repeated="872"/>
        </table:table-row>
        <table:table-row table:style-name="ro3">
          <table:table-cell table:formula="of:=[.A1677]+[.$C$4]" office:value-type="float" office:value="8.3349999999999">
            <text:p>8.335</text:p>
          </table:table-cell>
          <table:table-cell table:formula="of:=IF(   [.A1678] &lt; [.$C$5];   &quot;Accel&quot;;   IF(     [.A1678] &lt; [.$C$5] + [.$C$7];     &quot;Cruise&quot;;     IF(       [.A1678] &lt; [.$C$8];       &quot;Decel&quot;;       &quot;Stop&quot;     )   ) )" office:value-type="string" office:string-value="Cruise">
            <text:p>Cruise</text:p>
          </table:table-cell>
          <table:table-cell table:formula="of:=IF(   [.B1678]=&quot;Accel&quot;;   [.$C$1];   IF(     [.B1678]=&quot;Cruise&quot;;     0;     IF([.B1678]=&quot;Decel&quot;; -[.$C$1]; 0)   ) )" office:value-type="float" office:value="0">
            <text:p>0</text:p>
          </table:table-cell>
          <table:table-cell table:formula="of:=IF(   [.B1678]=&quot;Stop&quot;;   0;   MAX(     0;     MIN(       [.$C$2];       [.D1677] + [.C1678] * [.$C$4]     )   ) )" office:value-type="float" office:value="9.75">
            <text:p>9.75</text:p>
          </table:table-cell>
          <table:table-cell table:formula="of:=IF(   [.B1678]=&quot;Stop&quot;;   [.$C$3];   [.E1677] + [.D1678] * [.$C$4] )" office:value-type="float" office:value="80.3399999999978">
            <text:p>80.34</text:p>
          </table:table-cell>
          <table:table-cell table:number-columns-repeated="872"/>
        </table:table-row>
        <table:table-row table:style-name="ro3">
          <table:table-cell table:formula="of:=[.A1678]+[.$C$4]" office:value-type="float" office:value="8.3399999999999">
            <text:p>8.340</text:p>
          </table:table-cell>
          <table:table-cell table:formula="of:=IF(   [.A1679] &lt; [.$C$5];   &quot;Accel&quot;;   IF(     [.A1679] &lt; [.$C$5] + [.$C$7];     &quot;Cruise&quot;;     IF(       [.A1679] &lt; [.$C$8];       &quot;Decel&quot;;       &quot;Stop&quot;     )   ) )" office:value-type="string" office:string-value="Cruise">
            <text:p>Cruise</text:p>
          </table:table-cell>
          <table:table-cell table:formula="of:=IF(   [.B1679]=&quot;Accel&quot;;   [.$C$1];   IF(     [.B1679]=&quot;Cruise&quot;;     0;     IF([.B1679]=&quot;Decel&quot;; -[.$C$1]; 0)   ) )" office:value-type="float" office:value="0">
            <text:p>0</text:p>
          </table:table-cell>
          <table:table-cell table:formula="of:=IF(   [.B1679]=&quot;Stop&quot;;   0;   MAX(     0;     MIN(       [.$C$2];       [.D1678] + [.C1679] * [.$C$4]     )   ) )" office:value-type="float" office:value="9.75">
            <text:p>9.75</text:p>
          </table:table-cell>
          <table:table-cell table:formula="of:=IF(   [.B1679]=&quot;Stop&quot;;   [.$C$3];   [.E1678] + [.D1679] * [.$C$4] )" office:value-type="float" office:value="80.3887499999978">
            <text:p>80.39</text:p>
          </table:table-cell>
          <table:table-cell table:number-columns-repeated="872"/>
        </table:table-row>
        <table:table-row table:style-name="ro3">
          <table:table-cell table:formula="of:=[.A1679]+[.$C$4]" office:value-type="float" office:value="8.34499999999991">
            <text:p>8.345</text:p>
          </table:table-cell>
          <table:table-cell table:formula="of:=IF(   [.A1680] &lt; [.$C$5];   &quot;Accel&quot;;   IF(     [.A1680] &lt; [.$C$5] + [.$C$7];     &quot;Cruise&quot;;     IF(       [.A1680] &lt; [.$C$8];       &quot;Decel&quot;;       &quot;Stop&quot;     )   ) )" office:value-type="string" office:string-value="Cruise">
            <text:p>Cruise</text:p>
          </table:table-cell>
          <table:table-cell table:formula="of:=IF(   [.B1680]=&quot;Accel&quot;;   [.$C$1];   IF(     [.B1680]=&quot;Cruise&quot;;     0;     IF([.B1680]=&quot;Decel&quot;; -[.$C$1]; 0)   ) )" office:value-type="float" office:value="0">
            <text:p>0</text:p>
          </table:table-cell>
          <table:table-cell table:formula="of:=IF(   [.B1680]=&quot;Stop&quot;;   0;   MAX(     0;     MIN(       [.$C$2];       [.D1679] + [.C1680] * [.$C$4]     )   ) )" office:value-type="float" office:value="9.75">
            <text:p>9.75</text:p>
          </table:table-cell>
          <table:table-cell table:formula="of:=IF(   [.B1680]=&quot;Stop&quot;;   [.$C$3];   [.E1679] + [.D1680] * [.$C$4] )" office:value-type="float" office:value="80.4374999999978">
            <text:p>80.44</text:p>
          </table:table-cell>
          <table:table-cell table:number-columns-repeated="872"/>
        </table:table-row>
        <table:table-row table:style-name="ro3">
          <table:table-cell table:formula="of:=[.A1680]+[.$C$4]" office:value-type="float" office:value="8.34999999999991">
            <text:p>8.350</text:p>
          </table:table-cell>
          <table:table-cell table:formula="of:=IF(   [.A1681] &lt; [.$C$5];   &quot;Accel&quot;;   IF(     [.A1681] &lt; [.$C$5] + [.$C$7];     &quot;Cruise&quot;;     IF(       [.A1681] &lt; [.$C$8];       &quot;Decel&quot;;       &quot;Stop&quot;     )   ) )" office:value-type="string" office:string-value="Cruise">
            <text:p>Cruise</text:p>
          </table:table-cell>
          <table:table-cell table:formula="of:=IF(   [.B1681]=&quot;Accel&quot;;   [.$C$1];   IF(     [.B1681]=&quot;Cruise&quot;;     0;     IF([.B1681]=&quot;Decel&quot;; -[.$C$1]; 0)   ) )" office:value-type="float" office:value="0">
            <text:p>0</text:p>
          </table:table-cell>
          <table:table-cell table:formula="of:=IF(   [.B1681]=&quot;Stop&quot;;   0;   MAX(     0;     MIN(       [.$C$2];       [.D1680] + [.C1681] * [.$C$4]     )   ) )" office:value-type="float" office:value="9.75">
            <text:p>9.75</text:p>
          </table:table-cell>
          <table:table-cell table:formula="of:=IF(   [.B1681]=&quot;Stop&quot;;   [.$C$3];   [.E1680] + [.D1681] * [.$C$4] )" office:value-type="float" office:value="80.4862499999978">
            <text:p>80.49</text:p>
          </table:table-cell>
          <table:table-cell table:number-columns-repeated="872"/>
        </table:table-row>
        <table:table-row table:style-name="ro3">
          <table:table-cell table:formula="of:=[.A1681]+[.$C$4]" office:value-type="float" office:value="8.35499999999991">
            <text:p>8.355</text:p>
          </table:table-cell>
          <table:table-cell table:formula="of:=IF(   [.A1682] &lt; [.$C$5];   &quot;Accel&quot;;   IF(     [.A1682] &lt; [.$C$5] + [.$C$7];     &quot;Cruise&quot;;     IF(       [.A1682] &lt; [.$C$8];       &quot;Decel&quot;;       &quot;Stop&quot;     )   ) )" office:value-type="string" office:string-value="Cruise">
            <text:p>Cruise</text:p>
          </table:table-cell>
          <table:table-cell table:formula="of:=IF(   [.B1682]=&quot;Accel&quot;;   [.$C$1];   IF(     [.B1682]=&quot;Cruise&quot;;     0;     IF([.B1682]=&quot;Decel&quot;; -[.$C$1]; 0)   ) )" office:value-type="float" office:value="0">
            <text:p>0</text:p>
          </table:table-cell>
          <table:table-cell table:formula="of:=IF(   [.B1682]=&quot;Stop&quot;;   0;   MAX(     0;     MIN(       [.$C$2];       [.D1681] + [.C1682] * [.$C$4]     )   ) )" office:value-type="float" office:value="9.75">
            <text:p>9.75</text:p>
          </table:table-cell>
          <table:table-cell table:formula="of:=IF(   [.B1682]=&quot;Stop&quot;;   [.$C$3];   [.E1681] + [.D1682] * [.$C$4] )" office:value-type="float" office:value="80.5349999999978">
            <text:p>80.53</text:p>
          </table:table-cell>
          <table:table-cell table:number-columns-repeated="872"/>
        </table:table-row>
        <table:table-row table:style-name="ro3">
          <table:table-cell table:formula="of:=[.A1682]+[.$C$4]" office:value-type="float" office:value="8.35999999999991">
            <text:p>8.360</text:p>
          </table:table-cell>
          <table:table-cell table:formula="of:=IF(   [.A1683] &lt; [.$C$5];   &quot;Accel&quot;;   IF(     [.A1683] &lt; [.$C$5] + [.$C$7];     &quot;Cruise&quot;;     IF(       [.A1683] &lt; [.$C$8];       &quot;Decel&quot;;       &quot;Stop&quot;     )   ) )" office:value-type="string" office:string-value="Cruise">
            <text:p>Cruise</text:p>
          </table:table-cell>
          <table:table-cell table:formula="of:=IF(   [.B1683]=&quot;Accel&quot;;   [.$C$1];   IF(     [.B1683]=&quot;Cruise&quot;;     0;     IF([.B1683]=&quot;Decel&quot;; -[.$C$1]; 0)   ) )" office:value-type="float" office:value="0">
            <text:p>0</text:p>
          </table:table-cell>
          <table:table-cell table:formula="of:=IF(   [.B1683]=&quot;Stop&quot;;   0;   MAX(     0;     MIN(       [.$C$2];       [.D1682] + [.C1683] * [.$C$4]     )   ) )" office:value-type="float" office:value="9.75">
            <text:p>9.75</text:p>
          </table:table-cell>
          <table:table-cell table:formula="of:=IF(   [.B1683]=&quot;Stop&quot;;   [.$C$3];   [.E1682] + [.D1683] * [.$C$4] )" office:value-type="float" office:value="80.5837499999978">
            <text:p>80.58</text:p>
          </table:table-cell>
          <table:table-cell table:number-columns-repeated="872"/>
        </table:table-row>
        <table:table-row table:style-name="ro3">
          <table:table-cell table:formula="of:=[.A1683]+[.$C$4]" office:value-type="float" office:value="8.36499999999991">
            <text:p>8.365</text:p>
          </table:table-cell>
          <table:table-cell table:formula="of:=IF(   [.A1684] &lt; [.$C$5];   &quot;Accel&quot;;   IF(     [.A1684] &lt; [.$C$5] + [.$C$7];     &quot;Cruise&quot;;     IF(       [.A1684] &lt; [.$C$8];       &quot;Decel&quot;;       &quot;Stop&quot;     )   ) )" office:value-type="string" office:string-value="Cruise">
            <text:p>Cruise</text:p>
          </table:table-cell>
          <table:table-cell table:formula="of:=IF(   [.B1684]=&quot;Accel&quot;;   [.$C$1];   IF(     [.B1684]=&quot;Cruise&quot;;     0;     IF([.B1684]=&quot;Decel&quot;; -[.$C$1]; 0)   ) )" office:value-type="float" office:value="0">
            <text:p>0</text:p>
          </table:table-cell>
          <table:table-cell table:formula="of:=IF(   [.B1684]=&quot;Stop&quot;;   0;   MAX(     0;     MIN(       [.$C$2];       [.D1683] + [.C1684] * [.$C$4]     )   ) )" office:value-type="float" office:value="9.75">
            <text:p>9.75</text:p>
          </table:table-cell>
          <table:table-cell table:formula="of:=IF(   [.B1684]=&quot;Stop&quot;;   [.$C$3];   [.E1683] + [.D1684] * [.$C$4] )" office:value-type="float" office:value="80.6324999999978">
            <text:p>80.63</text:p>
          </table:table-cell>
          <table:table-cell table:number-columns-repeated="872"/>
        </table:table-row>
        <table:table-row table:style-name="ro3">
          <table:table-cell table:formula="of:=[.A1684]+[.$C$4]" office:value-type="float" office:value="8.36999999999991">
            <text:p>8.370</text:p>
          </table:table-cell>
          <table:table-cell table:formula="of:=IF(   [.A1685] &lt; [.$C$5];   &quot;Accel&quot;;   IF(     [.A1685] &lt; [.$C$5] + [.$C$7];     &quot;Cruise&quot;;     IF(       [.A1685] &lt; [.$C$8];       &quot;Decel&quot;;       &quot;Stop&quot;     )   ) )" office:value-type="string" office:string-value="Cruise">
            <text:p>Cruise</text:p>
          </table:table-cell>
          <table:table-cell table:formula="of:=IF(   [.B1685]=&quot;Accel&quot;;   [.$C$1];   IF(     [.B1685]=&quot;Cruise&quot;;     0;     IF([.B1685]=&quot;Decel&quot;; -[.$C$1]; 0)   ) )" office:value-type="float" office:value="0">
            <text:p>0</text:p>
          </table:table-cell>
          <table:table-cell table:formula="of:=IF(   [.B1685]=&quot;Stop&quot;;   0;   MAX(     0;     MIN(       [.$C$2];       [.D1684] + [.C1685] * [.$C$4]     )   ) )" office:value-type="float" office:value="9.75">
            <text:p>9.75</text:p>
          </table:table-cell>
          <table:table-cell table:formula="of:=IF(   [.B1685]=&quot;Stop&quot;;   [.$C$3];   [.E1684] + [.D1685] * [.$C$4] )" office:value-type="float" office:value="80.6812499999978">
            <text:p>80.68</text:p>
          </table:table-cell>
          <table:table-cell table:number-columns-repeated="872"/>
        </table:table-row>
        <table:table-row table:style-name="ro3">
          <table:table-cell table:formula="of:=[.A1685]+[.$C$4]" office:value-type="float" office:value="8.37499999999991">
            <text:p>8.375</text:p>
          </table:table-cell>
          <table:table-cell table:formula="of:=IF(   [.A1686] &lt; [.$C$5];   &quot;Accel&quot;;   IF(     [.A1686] &lt; [.$C$5] + [.$C$7];     &quot;Cruise&quot;;     IF(       [.A1686] &lt; [.$C$8];       &quot;Decel&quot;;       &quot;Stop&quot;     )   ) )" office:value-type="string" office:string-value="Cruise">
            <text:p>Cruise</text:p>
          </table:table-cell>
          <table:table-cell table:formula="of:=IF(   [.B1686]=&quot;Accel&quot;;   [.$C$1];   IF(     [.B1686]=&quot;Cruise&quot;;     0;     IF([.B1686]=&quot;Decel&quot;; -[.$C$1]; 0)   ) )" office:value-type="float" office:value="0">
            <text:p>0</text:p>
          </table:table-cell>
          <table:table-cell table:formula="of:=IF(   [.B1686]=&quot;Stop&quot;;   0;   MAX(     0;     MIN(       [.$C$2];       [.D1685] + [.C1686] * [.$C$4]     )   ) )" office:value-type="float" office:value="9.75">
            <text:p>9.75</text:p>
          </table:table-cell>
          <table:table-cell table:formula="of:=IF(   [.B1686]=&quot;Stop&quot;;   [.$C$3];   [.E1685] + [.D1686] * [.$C$4] )" office:value-type="float" office:value="80.7299999999978">
            <text:p>80.73</text:p>
          </table:table-cell>
          <table:table-cell table:number-columns-repeated="872"/>
        </table:table-row>
        <table:table-row table:style-name="ro3">
          <table:table-cell table:formula="of:=[.A1686]+[.$C$4]" office:value-type="float" office:value="8.37999999999991">
            <text:p>8.380</text:p>
          </table:table-cell>
          <table:table-cell table:formula="of:=IF(   [.A1687] &lt; [.$C$5];   &quot;Accel&quot;;   IF(     [.A1687] &lt; [.$C$5] + [.$C$7];     &quot;Cruise&quot;;     IF(       [.A1687] &lt; [.$C$8];       &quot;Decel&quot;;       &quot;Stop&quot;     )   ) )" office:value-type="string" office:string-value="Cruise">
            <text:p>Cruise</text:p>
          </table:table-cell>
          <table:table-cell table:formula="of:=IF(   [.B1687]=&quot;Accel&quot;;   [.$C$1];   IF(     [.B1687]=&quot;Cruise&quot;;     0;     IF([.B1687]=&quot;Decel&quot;; -[.$C$1]; 0)   ) )" office:value-type="float" office:value="0">
            <text:p>0</text:p>
          </table:table-cell>
          <table:table-cell table:formula="of:=IF(   [.B1687]=&quot;Stop&quot;;   0;   MAX(     0;     MIN(       [.$C$2];       [.D1686] + [.C1687] * [.$C$4]     )   ) )" office:value-type="float" office:value="9.75">
            <text:p>9.75</text:p>
          </table:table-cell>
          <table:table-cell table:formula="of:=IF(   [.B1687]=&quot;Stop&quot;;   [.$C$3];   [.E1686] + [.D1687] * [.$C$4] )" office:value-type="float" office:value="80.7787499999978">
            <text:p>80.78</text:p>
          </table:table-cell>
          <table:table-cell table:number-columns-repeated="872"/>
        </table:table-row>
        <table:table-row table:style-name="ro3">
          <table:table-cell table:formula="of:=[.A1687]+[.$C$4]" office:value-type="float" office:value="8.38499999999991">
            <text:p>8.385</text:p>
          </table:table-cell>
          <table:table-cell table:formula="of:=IF(   [.A1688] &lt; [.$C$5];   &quot;Accel&quot;;   IF(     [.A1688] &lt; [.$C$5] + [.$C$7];     &quot;Cruise&quot;;     IF(       [.A1688] &lt; [.$C$8];       &quot;Decel&quot;;       &quot;Stop&quot;     )   ) )" office:value-type="string" office:string-value="Cruise">
            <text:p>Cruise</text:p>
          </table:table-cell>
          <table:table-cell table:formula="of:=IF(   [.B1688]=&quot;Accel&quot;;   [.$C$1];   IF(     [.B1688]=&quot;Cruise&quot;;     0;     IF([.B1688]=&quot;Decel&quot;; -[.$C$1]; 0)   ) )" office:value-type="float" office:value="0">
            <text:p>0</text:p>
          </table:table-cell>
          <table:table-cell table:formula="of:=IF(   [.B1688]=&quot;Stop&quot;;   0;   MAX(     0;     MIN(       [.$C$2];       [.D1687] + [.C1688] * [.$C$4]     )   ) )" office:value-type="float" office:value="9.75">
            <text:p>9.75</text:p>
          </table:table-cell>
          <table:table-cell table:formula="of:=IF(   [.B1688]=&quot;Stop&quot;;   [.$C$3];   [.E1687] + [.D1688] * [.$C$4] )" office:value-type="float" office:value="80.8274999999978">
            <text:p>80.83</text:p>
          </table:table-cell>
          <table:table-cell table:number-columns-repeated="872"/>
        </table:table-row>
        <table:table-row table:style-name="ro3">
          <table:table-cell table:formula="of:=[.A1688]+[.$C$4]" office:value-type="float" office:value="8.38999999999991">
            <text:p>8.390</text:p>
          </table:table-cell>
          <table:table-cell table:formula="of:=IF(   [.A1689] &lt; [.$C$5];   &quot;Accel&quot;;   IF(     [.A1689] &lt; [.$C$5] + [.$C$7];     &quot;Cruise&quot;;     IF(       [.A1689] &lt; [.$C$8];       &quot;Decel&quot;;       &quot;Stop&quot;     )   ) )" office:value-type="string" office:string-value="Cruise">
            <text:p>Cruise</text:p>
          </table:table-cell>
          <table:table-cell table:formula="of:=IF(   [.B1689]=&quot;Accel&quot;;   [.$C$1];   IF(     [.B1689]=&quot;Cruise&quot;;     0;     IF([.B1689]=&quot;Decel&quot;; -[.$C$1]; 0)   ) )" office:value-type="float" office:value="0">
            <text:p>0</text:p>
          </table:table-cell>
          <table:table-cell table:formula="of:=IF(   [.B1689]=&quot;Stop&quot;;   0;   MAX(     0;     MIN(       [.$C$2];       [.D1688] + [.C1689] * [.$C$4]     )   ) )" office:value-type="float" office:value="9.75">
            <text:p>9.75</text:p>
          </table:table-cell>
          <table:table-cell table:formula="of:=IF(   [.B1689]=&quot;Stop&quot;;   [.$C$3];   [.E1688] + [.D1689] * [.$C$4] )" office:value-type="float" office:value="80.8762499999978">
            <text:p>80.88</text:p>
          </table:table-cell>
          <table:table-cell table:number-columns-repeated="872"/>
        </table:table-row>
        <table:table-row table:style-name="ro3">
          <table:table-cell table:formula="of:=[.A1689]+[.$C$4]" office:value-type="float" office:value="8.39499999999991">
            <text:p>8.395</text:p>
          </table:table-cell>
          <table:table-cell table:formula="of:=IF(   [.A1690] &lt; [.$C$5];   &quot;Accel&quot;;   IF(     [.A1690] &lt; [.$C$5] + [.$C$7];     &quot;Cruise&quot;;     IF(       [.A1690] &lt; [.$C$8];       &quot;Decel&quot;;       &quot;Stop&quot;     )   ) )" office:value-type="string" office:string-value="Cruise">
            <text:p>Cruise</text:p>
          </table:table-cell>
          <table:table-cell table:formula="of:=IF(   [.B1690]=&quot;Accel&quot;;   [.$C$1];   IF(     [.B1690]=&quot;Cruise&quot;;     0;     IF([.B1690]=&quot;Decel&quot;; -[.$C$1]; 0)   ) )" office:value-type="float" office:value="0">
            <text:p>0</text:p>
          </table:table-cell>
          <table:table-cell table:formula="of:=IF(   [.B1690]=&quot;Stop&quot;;   0;   MAX(     0;     MIN(       [.$C$2];       [.D1689] + [.C1690] * [.$C$4]     )   ) )" office:value-type="float" office:value="9.75">
            <text:p>9.75</text:p>
          </table:table-cell>
          <table:table-cell table:formula="of:=IF(   [.B1690]=&quot;Stop&quot;;   [.$C$3];   [.E1689] + [.D1690] * [.$C$4] )" office:value-type="float" office:value="80.9249999999978">
            <text:p>80.92</text:p>
          </table:table-cell>
          <table:table-cell table:number-columns-repeated="872"/>
        </table:table-row>
        <table:table-row table:style-name="ro3">
          <table:table-cell table:formula="of:=[.A1690]+[.$C$4]" office:value-type="float" office:value="8.39999999999991">
            <text:p>8.400</text:p>
          </table:table-cell>
          <table:table-cell table:formula="of:=IF(   [.A1691] &lt; [.$C$5];   &quot;Accel&quot;;   IF(     [.A1691] &lt; [.$C$5] + [.$C$7];     &quot;Cruise&quot;;     IF(       [.A1691] &lt; [.$C$8];       &quot;Decel&quot;;       &quot;Stop&quot;     )   ) )" office:value-type="string" office:string-value="Cruise">
            <text:p>Cruise</text:p>
          </table:table-cell>
          <table:table-cell table:formula="of:=IF(   [.B1691]=&quot;Accel&quot;;   [.$C$1];   IF(     [.B1691]=&quot;Cruise&quot;;     0;     IF([.B1691]=&quot;Decel&quot;; -[.$C$1]; 0)   ) )" office:value-type="float" office:value="0">
            <text:p>0</text:p>
          </table:table-cell>
          <table:table-cell table:formula="of:=IF(   [.B1691]=&quot;Stop&quot;;   0;   MAX(     0;     MIN(       [.$C$2];       [.D1690] + [.C1691] * [.$C$4]     )   ) )" office:value-type="float" office:value="9.75">
            <text:p>9.75</text:p>
          </table:table-cell>
          <table:table-cell table:formula="of:=IF(   [.B1691]=&quot;Stop&quot;;   [.$C$3];   [.E1690] + [.D1691] * [.$C$4] )" office:value-type="float" office:value="80.9737499999978">
            <text:p>80.97</text:p>
          </table:table-cell>
          <table:table-cell table:number-columns-repeated="872"/>
        </table:table-row>
        <table:table-row table:style-name="ro3">
          <table:table-cell table:formula="of:=[.A1691]+[.$C$4]" office:value-type="float" office:value="8.40499999999991">
            <text:p>8.405</text:p>
          </table:table-cell>
          <table:table-cell table:formula="of:=IF(   [.A1692] &lt; [.$C$5];   &quot;Accel&quot;;   IF(     [.A1692] &lt; [.$C$5] + [.$C$7];     &quot;Cruise&quot;;     IF(       [.A1692] &lt; [.$C$8];       &quot;Decel&quot;;       &quot;Stop&quot;     )   ) )" office:value-type="string" office:string-value="Cruise">
            <text:p>Cruise</text:p>
          </table:table-cell>
          <table:table-cell table:formula="of:=IF(   [.B1692]=&quot;Accel&quot;;   [.$C$1];   IF(     [.B1692]=&quot;Cruise&quot;;     0;     IF([.B1692]=&quot;Decel&quot;; -[.$C$1]; 0)   ) )" office:value-type="float" office:value="0">
            <text:p>0</text:p>
          </table:table-cell>
          <table:table-cell table:formula="of:=IF(   [.B1692]=&quot;Stop&quot;;   0;   MAX(     0;     MIN(       [.$C$2];       [.D1691] + [.C1692] * [.$C$4]     )   ) )" office:value-type="float" office:value="9.75">
            <text:p>9.75</text:p>
          </table:table-cell>
          <table:table-cell table:formula="of:=IF(   [.B1692]=&quot;Stop&quot;;   [.$C$3];   [.E1691] + [.D1692] * [.$C$4] )" office:value-type="float" office:value="81.0224999999977">
            <text:p>81.02</text:p>
          </table:table-cell>
          <table:table-cell table:number-columns-repeated="872"/>
        </table:table-row>
        <table:table-row table:style-name="ro3">
          <table:table-cell table:formula="of:=[.A1692]+[.$C$4]" office:value-type="float" office:value="8.40999999999992">
            <text:p>8.410</text:p>
          </table:table-cell>
          <table:table-cell table:formula="of:=IF(   [.A1693] &lt; [.$C$5];   &quot;Accel&quot;;   IF(     [.A1693] &lt; [.$C$5] + [.$C$7];     &quot;Cruise&quot;;     IF(       [.A1693] &lt; [.$C$8];       &quot;Decel&quot;;       &quot;Stop&quot;     )   ) )" office:value-type="string" office:string-value="Cruise">
            <text:p>Cruise</text:p>
          </table:table-cell>
          <table:table-cell table:formula="of:=IF(   [.B1693]=&quot;Accel&quot;;   [.$C$1];   IF(     [.B1693]=&quot;Cruise&quot;;     0;     IF([.B1693]=&quot;Decel&quot;; -[.$C$1]; 0)   ) )" office:value-type="float" office:value="0">
            <text:p>0</text:p>
          </table:table-cell>
          <table:table-cell table:formula="of:=IF(   [.B1693]=&quot;Stop&quot;;   0;   MAX(     0;     MIN(       [.$C$2];       [.D1692] + [.C1693] * [.$C$4]     )   ) )" office:value-type="float" office:value="9.75">
            <text:p>9.75</text:p>
          </table:table-cell>
          <table:table-cell table:formula="of:=IF(   [.B1693]=&quot;Stop&quot;;   [.$C$3];   [.E1692] + [.D1693] * [.$C$4] )" office:value-type="float" office:value="81.0712499999977">
            <text:p>81.07</text:p>
          </table:table-cell>
          <table:table-cell table:number-columns-repeated="872"/>
        </table:table-row>
        <table:table-row table:style-name="ro3">
          <table:table-cell table:formula="of:=[.A1693]+[.$C$4]" office:value-type="float" office:value="8.41499999999992">
            <text:p>8.415</text:p>
          </table:table-cell>
          <table:table-cell table:formula="of:=IF(   [.A1694] &lt; [.$C$5];   &quot;Accel&quot;;   IF(     [.A1694] &lt; [.$C$5] + [.$C$7];     &quot;Cruise&quot;;     IF(       [.A1694] &lt; [.$C$8];       &quot;Decel&quot;;       &quot;Stop&quot;     )   ) )" office:value-type="string" office:string-value="Cruise">
            <text:p>Cruise</text:p>
          </table:table-cell>
          <table:table-cell table:formula="of:=IF(   [.B1694]=&quot;Accel&quot;;   [.$C$1];   IF(     [.B1694]=&quot;Cruise&quot;;     0;     IF([.B1694]=&quot;Decel&quot;; -[.$C$1]; 0)   ) )" office:value-type="float" office:value="0">
            <text:p>0</text:p>
          </table:table-cell>
          <table:table-cell table:formula="of:=IF(   [.B1694]=&quot;Stop&quot;;   0;   MAX(     0;     MIN(       [.$C$2];       [.D1693] + [.C1694] * [.$C$4]     )   ) )" office:value-type="float" office:value="9.75">
            <text:p>9.75</text:p>
          </table:table-cell>
          <table:table-cell table:formula="of:=IF(   [.B1694]=&quot;Stop&quot;;   [.$C$3];   [.E1693] + [.D1694] * [.$C$4] )" office:value-type="float" office:value="81.1199999999977">
            <text:p>81.12</text:p>
          </table:table-cell>
          <table:table-cell table:number-columns-repeated="872"/>
        </table:table-row>
        <table:table-row table:style-name="ro3">
          <table:table-cell table:formula="of:=[.A1694]+[.$C$4]" office:value-type="float" office:value="8.41999999999992">
            <text:p>8.420</text:p>
          </table:table-cell>
          <table:table-cell table:formula="of:=IF(   [.A1695] &lt; [.$C$5];   &quot;Accel&quot;;   IF(     [.A1695] &lt; [.$C$5] + [.$C$7];     &quot;Cruise&quot;;     IF(       [.A1695] &lt; [.$C$8];       &quot;Decel&quot;;       &quot;Stop&quot;     )   ) )" office:value-type="string" office:string-value="Cruise">
            <text:p>Cruise</text:p>
          </table:table-cell>
          <table:table-cell table:formula="of:=IF(   [.B1695]=&quot;Accel&quot;;   [.$C$1];   IF(     [.B1695]=&quot;Cruise&quot;;     0;     IF([.B1695]=&quot;Decel&quot;; -[.$C$1]; 0)   ) )" office:value-type="float" office:value="0">
            <text:p>0</text:p>
          </table:table-cell>
          <table:table-cell table:formula="of:=IF(   [.B1695]=&quot;Stop&quot;;   0;   MAX(     0;     MIN(       [.$C$2];       [.D1694] + [.C1695] * [.$C$4]     )   ) )" office:value-type="float" office:value="9.75">
            <text:p>9.75</text:p>
          </table:table-cell>
          <table:table-cell table:formula="of:=IF(   [.B1695]=&quot;Stop&quot;;   [.$C$3];   [.E1694] + [.D1695] * [.$C$4] )" office:value-type="float" office:value="81.1687499999978">
            <text:p>81.17</text:p>
          </table:table-cell>
          <table:table-cell table:number-columns-repeated="872"/>
        </table:table-row>
        <table:table-row table:style-name="ro3">
          <table:table-cell table:formula="of:=[.A1695]+[.$C$4]" office:value-type="float" office:value="8.42499999999992">
            <text:p>8.425</text:p>
          </table:table-cell>
          <table:table-cell table:formula="of:=IF(   [.A1696] &lt; [.$C$5];   &quot;Accel&quot;;   IF(     [.A1696] &lt; [.$C$5] + [.$C$7];     &quot;Cruise&quot;;     IF(       [.A1696] &lt; [.$C$8];       &quot;Decel&quot;;       &quot;Stop&quot;     )   ) )" office:value-type="string" office:string-value="Cruise">
            <text:p>Cruise</text:p>
          </table:table-cell>
          <table:table-cell table:formula="of:=IF(   [.B1696]=&quot;Accel&quot;;   [.$C$1];   IF(     [.B1696]=&quot;Cruise&quot;;     0;     IF([.B1696]=&quot;Decel&quot;; -[.$C$1]; 0)   ) )" office:value-type="float" office:value="0">
            <text:p>0</text:p>
          </table:table-cell>
          <table:table-cell table:formula="of:=IF(   [.B1696]=&quot;Stop&quot;;   0;   MAX(     0;     MIN(       [.$C$2];       [.D1695] + [.C1696] * [.$C$4]     )   ) )" office:value-type="float" office:value="9.75">
            <text:p>9.75</text:p>
          </table:table-cell>
          <table:table-cell table:formula="of:=IF(   [.B1696]=&quot;Stop&quot;;   [.$C$3];   [.E1695] + [.D1696] * [.$C$4] )" office:value-type="float" office:value="81.2174999999978">
            <text:p>81.22</text:p>
          </table:table-cell>
          <table:table-cell table:number-columns-repeated="872"/>
        </table:table-row>
        <table:table-row table:style-name="ro3">
          <table:table-cell table:formula="of:=[.A1696]+[.$C$4]" office:value-type="float" office:value="8.42999999999992">
            <text:p>8.430</text:p>
          </table:table-cell>
          <table:table-cell table:formula="of:=IF(   [.A1697] &lt; [.$C$5];   &quot;Accel&quot;;   IF(     [.A1697] &lt; [.$C$5] + [.$C$7];     &quot;Cruise&quot;;     IF(       [.A1697] &lt; [.$C$8];       &quot;Decel&quot;;       &quot;Stop&quot;     )   ) )" office:value-type="string" office:string-value="Cruise">
            <text:p>Cruise</text:p>
          </table:table-cell>
          <table:table-cell table:formula="of:=IF(   [.B1697]=&quot;Accel&quot;;   [.$C$1];   IF(     [.B1697]=&quot;Cruise&quot;;     0;     IF([.B1697]=&quot;Decel&quot;; -[.$C$1]; 0)   ) )" office:value-type="float" office:value="0">
            <text:p>0</text:p>
          </table:table-cell>
          <table:table-cell table:formula="of:=IF(   [.B1697]=&quot;Stop&quot;;   0;   MAX(     0;     MIN(       [.$C$2];       [.D1696] + [.C1697] * [.$C$4]     )   ) )" office:value-type="float" office:value="9.75">
            <text:p>9.75</text:p>
          </table:table-cell>
          <table:table-cell table:formula="of:=IF(   [.B1697]=&quot;Stop&quot;;   [.$C$3];   [.E1696] + [.D1697] * [.$C$4] )" office:value-type="float" office:value="81.2662499999977">
            <text:p>81.27</text:p>
          </table:table-cell>
          <table:table-cell table:number-columns-repeated="872"/>
        </table:table-row>
        <table:table-row table:style-name="ro3">
          <table:table-cell table:formula="of:=[.A1697]+[.$C$4]" office:value-type="float" office:value="8.43499999999992">
            <text:p>8.435</text:p>
          </table:table-cell>
          <table:table-cell table:formula="of:=IF(   [.A1698] &lt; [.$C$5];   &quot;Accel&quot;;   IF(     [.A1698] &lt; [.$C$5] + [.$C$7];     &quot;Cruise&quot;;     IF(       [.A1698] &lt; [.$C$8];       &quot;Decel&quot;;       &quot;Stop&quot;     )   ) )" office:value-type="string" office:string-value="Cruise">
            <text:p>Cruise</text:p>
          </table:table-cell>
          <table:table-cell table:formula="of:=IF(   [.B1698]=&quot;Accel&quot;;   [.$C$1];   IF(     [.B1698]=&quot;Cruise&quot;;     0;     IF([.B1698]=&quot;Decel&quot;; -[.$C$1]; 0)   ) )" office:value-type="float" office:value="0">
            <text:p>0</text:p>
          </table:table-cell>
          <table:table-cell table:formula="of:=IF(   [.B1698]=&quot;Stop&quot;;   0;   MAX(     0;     MIN(       [.$C$2];       [.D1697] + [.C1698] * [.$C$4]     )   ) )" office:value-type="float" office:value="9.75">
            <text:p>9.75</text:p>
          </table:table-cell>
          <table:table-cell table:formula="of:=IF(   [.B1698]=&quot;Stop&quot;;   [.$C$3];   [.E1697] + [.D1698] * [.$C$4] )" office:value-type="float" office:value="81.3149999999977">
            <text:p>81.31</text:p>
          </table:table-cell>
          <table:table-cell table:number-columns-repeated="872"/>
        </table:table-row>
        <table:table-row table:style-name="ro3">
          <table:table-cell table:formula="of:=[.A1698]+[.$C$4]" office:value-type="float" office:value="8.43999999999992">
            <text:p>8.440</text:p>
          </table:table-cell>
          <table:table-cell table:formula="of:=IF(   [.A1699] &lt; [.$C$5];   &quot;Accel&quot;;   IF(     [.A1699] &lt; [.$C$5] + [.$C$7];     &quot;Cruise&quot;;     IF(       [.A1699] &lt; [.$C$8];       &quot;Decel&quot;;       &quot;Stop&quot;     )   ) )" office:value-type="string" office:string-value="Cruise">
            <text:p>Cruise</text:p>
          </table:table-cell>
          <table:table-cell table:formula="of:=IF(   [.B1699]=&quot;Accel&quot;;   [.$C$1];   IF(     [.B1699]=&quot;Cruise&quot;;     0;     IF([.B1699]=&quot;Decel&quot;; -[.$C$1]; 0)   ) )" office:value-type="float" office:value="0">
            <text:p>0</text:p>
          </table:table-cell>
          <table:table-cell table:formula="of:=IF(   [.B1699]=&quot;Stop&quot;;   0;   MAX(     0;     MIN(       [.$C$2];       [.D1698] + [.C1699] * [.$C$4]     )   ) )" office:value-type="float" office:value="9.75">
            <text:p>9.75</text:p>
          </table:table-cell>
          <table:table-cell table:formula="of:=IF(   [.B1699]=&quot;Stop&quot;;   [.$C$3];   [.E1698] + [.D1699] * [.$C$4] )" office:value-type="float" office:value="81.3637499999977">
            <text:p>81.36</text:p>
          </table:table-cell>
          <table:table-cell table:number-columns-repeated="872"/>
        </table:table-row>
        <table:table-row table:style-name="ro3">
          <table:table-cell table:formula="of:=[.A1699]+[.$C$4]" office:value-type="float" office:value="8.44499999999992">
            <text:p>8.445</text:p>
          </table:table-cell>
          <table:table-cell table:formula="of:=IF(   [.A1700] &lt; [.$C$5];   &quot;Accel&quot;;   IF(     [.A1700] &lt; [.$C$5] + [.$C$7];     &quot;Cruise&quot;;     IF(       [.A1700] &lt; [.$C$8];       &quot;Decel&quot;;       &quot;Stop&quot;     )   ) )" office:value-type="string" office:string-value="Cruise">
            <text:p>Cruise</text:p>
          </table:table-cell>
          <table:table-cell table:formula="of:=IF(   [.B1700]=&quot;Accel&quot;;   [.$C$1];   IF(     [.B1700]=&quot;Cruise&quot;;     0;     IF([.B1700]=&quot;Decel&quot;; -[.$C$1]; 0)   ) )" office:value-type="float" office:value="0">
            <text:p>0</text:p>
          </table:table-cell>
          <table:table-cell table:formula="of:=IF(   [.B1700]=&quot;Stop&quot;;   0;   MAX(     0;     MIN(       [.$C$2];       [.D1699] + [.C1700] * [.$C$4]     )   ) )" office:value-type="float" office:value="9.75">
            <text:p>9.75</text:p>
          </table:table-cell>
          <table:table-cell table:formula="of:=IF(   [.B1700]=&quot;Stop&quot;;   [.$C$3];   [.E1699] + [.D1700] * [.$C$4] )" office:value-type="float" office:value="81.4124999999977">
            <text:p>81.41</text:p>
          </table:table-cell>
          <table:table-cell table:number-columns-repeated="872"/>
        </table:table-row>
        <table:table-row table:style-name="ro3">
          <table:table-cell table:formula="of:=[.A1700]+[.$C$4]" office:value-type="float" office:value="8.44999999999992">
            <text:p>8.450</text:p>
          </table:table-cell>
          <table:table-cell table:formula="of:=IF(   [.A1701] &lt; [.$C$5];   &quot;Accel&quot;;   IF(     [.A1701] &lt; [.$C$5] + [.$C$7];     &quot;Cruise&quot;;     IF(       [.A1701] &lt; [.$C$8];       &quot;Decel&quot;;       &quot;Stop&quot;     )   ) )" office:value-type="string" office:string-value="Cruise">
            <text:p>Cruise</text:p>
          </table:table-cell>
          <table:table-cell table:formula="of:=IF(   [.B1701]=&quot;Accel&quot;;   [.$C$1];   IF(     [.B1701]=&quot;Cruise&quot;;     0;     IF([.B1701]=&quot;Decel&quot;; -[.$C$1]; 0)   ) )" office:value-type="float" office:value="0">
            <text:p>0</text:p>
          </table:table-cell>
          <table:table-cell table:formula="of:=IF(   [.B1701]=&quot;Stop&quot;;   0;   MAX(     0;     MIN(       [.$C$2];       [.D1700] + [.C1701] * [.$C$4]     )   ) )" office:value-type="float" office:value="9.75">
            <text:p>9.75</text:p>
          </table:table-cell>
          <table:table-cell table:formula="of:=IF(   [.B1701]=&quot;Stop&quot;;   [.$C$3];   [.E1700] + [.D1701] * [.$C$4] )" office:value-type="float" office:value="81.4612499999977">
            <text:p>81.46</text:p>
          </table:table-cell>
          <table:table-cell table:number-columns-repeated="872"/>
        </table:table-row>
        <table:table-row table:style-name="ro3">
          <table:table-cell table:formula="of:=[.A1701]+[.$C$4]" office:value-type="float" office:value="8.45499999999992">
            <text:p>8.455</text:p>
          </table:table-cell>
          <table:table-cell table:formula="of:=IF(   [.A1702] &lt; [.$C$5];   &quot;Accel&quot;;   IF(     [.A1702] &lt; [.$C$5] + [.$C$7];     &quot;Cruise&quot;;     IF(       [.A1702] &lt; [.$C$8];       &quot;Decel&quot;;       &quot;Stop&quot;     )   ) )" office:value-type="string" office:string-value="Cruise">
            <text:p>Cruise</text:p>
          </table:table-cell>
          <table:table-cell table:formula="of:=IF(   [.B1702]=&quot;Accel&quot;;   [.$C$1];   IF(     [.B1702]=&quot;Cruise&quot;;     0;     IF([.B1702]=&quot;Decel&quot;; -[.$C$1]; 0)   ) )" office:value-type="float" office:value="0">
            <text:p>0</text:p>
          </table:table-cell>
          <table:table-cell table:formula="of:=IF(   [.B1702]=&quot;Stop&quot;;   0;   MAX(     0;     MIN(       [.$C$2];       [.D1701] + [.C1702] * [.$C$4]     )   ) )" office:value-type="float" office:value="9.75">
            <text:p>9.75</text:p>
          </table:table-cell>
          <table:table-cell table:formula="of:=IF(   [.B1702]=&quot;Stop&quot;;   [.$C$3];   [.E1701] + [.D1702] * [.$C$4] )" office:value-type="float" office:value="81.5099999999977">
            <text:p>81.51</text:p>
          </table:table-cell>
          <table:table-cell table:number-columns-repeated="872"/>
        </table:table-row>
        <table:table-row table:style-name="ro3">
          <table:table-cell table:formula="of:=[.A1702]+[.$C$4]" office:value-type="float" office:value="8.45999999999992">
            <text:p>8.460</text:p>
          </table:table-cell>
          <table:table-cell table:formula="of:=IF(   [.A1703] &lt; [.$C$5];   &quot;Accel&quot;;   IF(     [.A1703] &lt; [.$C$5] + [.$C$7];     &quot;Cruise&quot;;     IF(       [.A1703] &lt; [.$C$8];       &quot;Decel&quot;;       &quot;Stop&quot;     )   ) )" office:value-type="string" office:string-value="Cruise">
            <text:p>Cruise</text:p>
          </table:table-cell>
          <table:table-cell table:formula="of:=IF(   [.B1703]=&quot;Accel&quot;;   [.$C$1];   IF(     [.B1703]=&quot;Cruise&quot;;     0;     IF([.B1703]=&quot;Decel&quot;; -[.$C$1]; 0)   ) )" office:value-type="float" office:value="0">
            <text:p>0</text:p>
          </table:table-cell>
          <table:table-cell table:formula="of:=IF(   [.B1703]=&quot;Stop&quot;;   0;   MAX(     0;     MIN(       [.$C$2];       [.D1702] + [.C1703] * [.$C$4]     )   ) )" office:value-type="float" office:value="9.75">
            <text:p>9.75</text:p>
          </table:table-cell>
          <table:table-cell table:formula="of:=IF(   [.B1703]=&quot;Stop&quot;;   [.$C$3];   [.E1702] + [.D1703] * [.$C$4] )" office:value-type="float" office:value="81.5587499999977">
            <text:p>81.56</text:p>
          </table:table-cell>
          <table:table-cell table:number-columns-repeated="872"/>
        </table:table-row>
        <table:table-row table:style-name="ro3">
          <table:table-cell table:formula="of:=[.A1703]+[.$C$4]" office:value-type="float" office:value="8.46499999999992">
            <text:p>8.465</text:p>
          </table:table-cell>
          <table:table-cell table:formula="of:=IF(   [.A1704] &lt; [.$C$5];   &quot;Accel&quot;;   IF(     [.A1704] &lt; [.$C$5] + [.$C$7];     &quot;Cruise&quot;;     IF(       [.A1704] &lt; [.$C$8];       &quot;Decel&quot;;       &quot;Stop&quot;     )   ) )" office:value-type="string" office:string-value="Cruise">
            <text:p>Cruise</text:p>
          </table:table-cell>
          <table:table-cell table:formula="of:=IF(   [.B1704]=&quot;Accel&quot;;   [.$C$1];   IF(     [.B1704]=&quot;Cruise&quot;;     0;     IF([.B1704]=&quot;Decel&quot;; -[.$C$1]; 0)   ) )" office:value-type="float" office:value="0">
            <text:p>0</text:p>
          </table:table-cell>
          <table:table-cell table:formula="of:=IF(   [.B1704]=&quot;Stop&quot;;   0;   MAX(     0;     MIN(       [.$C$2];       [.D1703] + [.C1704] * [.$C$4]     )   ) )" office:value-type="float" office:value="9.75">
            <text:p>9.75</text:p>
          </table:table-cell>
          <table:table-cell table:formula="of:=IF(   [.B1704]=&quot;Stop&quot;;   [.$C$3];   [.E1703] + [.D1704] * [.$C$4] )" office:value-type="float" office:value="81.6074999999977">
            <text:p>81.61</text:p>
          </table:table-cell>
          <table:table-cell table:number-columns-repeated="872"/>
        </table:table-row>
        <table:table-row table:style-name="ro3">
          <table:table-cell table:formula="of:=[.A1704]+[.$C$4]" office:value-type="float" office:value="8.46999999999992">
            <text:p>8.470</text:p>
          </table:table-cell>
          <table:table-cell table:formula="of:=IF(   [.A1705] &lt; [.$C$5];   &quot;Accel&quot;;   IF(     [.A1705] &lt; [.$C$5] + [.$C$7];     &quot;Cruise&quot;;     IF(       [.A1705] &lt; [.$C$8];       &quot;Decel&quot;;       &quot;Stop&quot;     )   ) )" office:value-type="string" office:string-value="Cruise">
            <text:p>Cruise</text:p>
          </table:table-cell>
          <table:table-cell table:formula="of:=IF(   [.B1705]=&quot;Accel&quot;;   [.$C$1];   IF(     [.B1705]=&quot;Cruise&quot;;     0;     IF([.B1705]=&quot;Decel&quot;; -[.$C$1]; 0)   ) )" office:value-type="float" office:value="0">
            <text:p>0</text:p>
          </table:table-cell>
          <table:table-cell table:formula="of:=IF(   [.B1705]=&quot;Stop&quot;;   0;   MAX(     0;     MIN(       [.$C$2];       [.D1704] + [.C1705] * [.$C$4]     )   ) )" office:value-type="float" office:value="9.75">
            <text:p>9.75</text:p>
          </table:table-cell>
          <table:table-cell table:formula="of:=IF(   [.B1705]=&quot;Stop&quot;;   [.$C$3];   [.E1704] + [.D1705] * [.$C$4] )" office:value-type="float" office:value="81.6562499999977">
            <text:p>81.66</text:p>
          </table:table-cell>
          <table:table-cell table:number-columns-repeated="872"/>
        </table:table-row>
        <table:table-row table:style-name="ro3">
          <table:table-cell table:formula="of:=[.A1705]+[.$C$4]" office:value-type="float" office:value="8.47499999999993">
            <text:p>8.475</text:p>
          </table:table-cell>
          <table:table-cell table:formula="of:=IF(   [.A1706] &lt; [.$C$5];   &quot;Accel&quot;;   IF(     [.A1706] &lt; [.$C$5] + [.$C$7];     &quot;Cruise&quot;;     IF(       [.A1706] &lt; [.$C$8];       &quot;Decel&quot;;       &quot;Stop&quot;     )   ) )" office:value-type="string" office:string-value="Cruise">
            <text:p>Cruise</text:p>
          </table:table-cell>
          <table:table-cell table:formula="of:=IF(   [.B1706]=&quot;Accel&quot;;   [.$C$1];   IF(     [.B1706]=&quot;Cruise&quot;;     0;     IF([.B1706]=&quot;Decel&quot;; -[.$C$1]; 0)   ) )" office:value-type="float" office:value="0">
            <text:p>0</text:p>
          </table:table-cell>
          <table:table-cell table:formula="of:=IF(   [.B1706]=&quot;Stop&quot;;   0;   MAX(     0;     MIN(       [.$C$2];       [.D1705] + [.C1706] * [.$C$4]     )   ) )" office:value-type="float" office:value="9.75">
            <text:p>9.75</text:p>
          </table:table-cell>
          <table:table-cell table:formula="of:=IF(   [.B1706]=&quot;Stop&quot;;   [.$C$3];   [.E1705] + [.D1706] * [.$C$4] )" office:value-type="float" office:value="81.7049999999977">
            <text:p>81.70</text:p>
          </table:table-cell>
          <table:table-cell table:number-columns-repeated="872"/>
        </table:table-row>
        <table:table-row table:style-name="ro3">
          <table:table-cell table:formula="of:=[.A1706]+[.$C$4]" office:value-type="float" office:value="8.47999999999993">
            <text:p>8.480</text:p>
          </table:table-cell>
          <table:table-cell table:formula="of:=IF(   [.A1707] &lt; [.$C$5];   &quot;Accel&quot;;   IF(     [.A1707] &lt; [.$C$5] + [.$C$7];     &quot;Cruise&quot;;     IF(       [.A1707] &lt; [.$C$8];       &quot;Decel&quot;;       &quot;Stop&quot;     )   ) )" office:value-type="string" office:string-value="Cruise">
            <text:p>Cruise</text:p>
          </table:table-cell>
          <table:table-cell table:formula="of:=IF(   [.B1707]=&quot;Accel&quot;;   [.$C$1];   IF(     [.B1707]=&quot;Cruise&quot;;     0;     IF([.B1707]=&quot;Decel&quot;; -[.$C$1]; 0)   ) )" office:value-type="float" office:value="0">
            <text:p>0</text:p>
          </table:table-cell>
          <table:table-cell table:formula="of:=IF(   [.B1707]=&quot;Stop&quot;;   0;   MAX(     0;     MIN(       [.$C$2];       [.D1706] + [.C1707] * [.$C$4]     )   ) )" office:value-type="float" office:value="9.75">
            <text:p>9.75</text:p>
          </table:table-cell>
          <table:table-cell table:formula="of:=IF(   [.B1707]=&quot;Stop&quot;;   [.$C$3];   [.E1706] + [.D1707] * [.$C$4] )" office:value-type="float" office:value="81.7537499999977">
            <text:p>81.75</text:p>
          </table:table-cell>
          <table:table-cell table:number-columns-repeated="872"/>
        </table:table-row>
        <table:table-row table:style-name="ro3">
          <table:table-cell table:formula="of:=[.A1707]+[.$C$4]" office:value-type="float" office:value="8.48499999999993">
            <text:p>8.485</text:p>
          </table:table-cell>
          <table:table-cell table:formula="of:=IF(   [.A1708] &lt; [.$C$5];   &quot;Accel&quot;;   IF(     [.A1708] &lt; [.$C$5] + [.$C$7];     &quot;Cruise&quot;;     IF(       [.A1708] &lt; [.$C$8];       &quot;Decel&quot;;       &quot;Stop&quot;     )   ) )" office:value-type="string" office:string-value="Cruise">
            <text:p>Cruise</text:p>
          </table:table-cell>
          <table:table-cell table:formula="of:=IF(   [.B1708]=&quot;Accel&quot;;   [.$C$1];   IF(     [.B1708]=&quot;Cruise&quot;;     0;     IF([.B1708]=&quot;Decel&quot;; -[.$C$1]; 0)   ) )" office:value-type="float" office:value="0">
            <text:p>0</text:p>
          </table:table-cell>
          <table:table-cell table:formula="of:=IF(   [.B1708]=&quot;Stop&quot;;   0;   MAX(     0;     MIN(       [.$C$2];       [.D1707] + [.C1708] * [.$C$4]     )   ) )" office:value-type="float" office:value="9.75">
            <text:p>9.75</text:p>
          </table:table-cell>
          <table:table-cell table:formula="of:=IF(   [.B1708]=&quot;Stop&quot;;   [.$C$3];   [.E1707] + [.D1708] * [.$C$4] )" office:value-type="float" office:value="81.8024999999977">
            <text:p>81.80</text:p>
          </table:table-cell>
          <table:table-cell table:number-columns-repeated="872"/>
        </table:table-row>
        <table:table-row table:style-name="ro3">
          <table:table-cell table:formula="of:=[.A1708]+[.$C$4]" office:value-type="float" office:value="8.48999999999993">
            <text:p>8.490</text:p>
          </table:table-cell>
          <table:table-cell table:formula="of:=IF(   [.A1709] &lt; [.$C$5];   &quot;Accel&quot;;   IF(     [.A1709] &lt; [.$C$5] + [.$C$7];     &quot;Cruise&quot;;     IF(       [.A1709] &lt; [.$C$8];       &quot;Decel&quot;;       &quot;Stop&quot;     )   ) )" office:value-type="string" office:string-value="Cruise">
            <text:p>Cruise</text:p>
          </table:table-cell>
          <table:table-cell table:formula="of:=IF(   [.B1709]=&quot;Accel&quot;;   [.$C$1];   IF(     [.B1709]=&quot;Cruise&quot;;     0;     IF([.B1709]=&quot;Decel&quot;; -[.$C$1]; 0)   ) )" office:value-type="float" office:value="0">
            <text:p>0</text:p>
          </table:table-cell>
          <table:table-cell table:formula="of:=IF(   [.B1709]=&quot;Stop&quot;;   0;   MAX(     0;     MIN(       [.$C$2];       [.D1708] + [.C1709] * [.$C$4]     )   ) )" office:value-type="float" office:value="9.75">
            <text:p>9.75</text:p>
          </table:table-cell>
          <table:table-cell table:formula="of:=IF(   [.B1709]=&quot;Stop&quot;;   [.$C$3];   [.E1708] + [.D1709] * [.$C$4] )" office:value-type="float" office:value="81.8512499999977">
            <text:p>81.85</text:p>
          </table:table-cell>
          <table:table-cell table:number-columns-repeated="872"/>
        </table:table-row>
        <table:table-row table:style-name="ro3">
          <table:table-cell table:formula="of:=[.A1709]+[.$C$4]" office:value-type="float" office:value="8.49499999999993">
            <text:p>8.495</text:p>
          </table:table-cell>
          <table:table-cell table:formula="of:=IF(   [.A1710] &lt; [.$C$5];   &quot;Accel&quot;;   IF(     [.A1710] &lt; [.$C$5] + [.$C$7];     &quot;Cruise&quot;;     IF(       [.A1710] &lt; [.$C$8];       &quot;Decel&quot;;       &quot;Stop&quot;     )   ) )" office:value-type="string" office:string-value="Cruise">
            <text:p>Cruise</text:p>
          </table:table-cell>
          <table:table-cell table:formula="of:=IF(   [.B1710]=&quot;Accel&quot;;   [.$C$1];   IF(     [.B1710]=&quot;Cruise&quot;;     0;     IF([.B1710]=&quot;Decel&quot;; -[.$C$1]; 0)   ) )" office:value-type="float" office:value="0">
            <text:p>0</text:p>
          </table:table-cell>
          <table:table-cell table:formula="of:=IF(   [.B1710]=&quot;Stop&quot;;   0;   MAX(     0;     MIN(       [.$C$2];       [.D1709] + [.C1710] * [.$C$4]     )   ) )" office:value-type="float" office:value="9.75">
            <text:p>9.75</text:p>
          </table:table-cell>
          <table:table-cell table:formula="of:=IF(   [.B1710]=&quot;Stop&quot;;   [.$C$3];   [.E1709] + [.D1710] * [.$C$4] )" office:value-type="float" office:value="81.8999999999977">
            <text:p>81.90</text:p>
          </table:table-cell>
          <table:table-cell table:number-columns-repeated="872"/>
        </table:table-row>
        <table:table-row table:style-name="ro3">
          <table:table-cell table:formula="of:=[.A1710]+[.$C$4]" office:value-type="float" office:value="8.49999999999993">
            <text:p>8.500</text:p>
          </table:table-cell>
          <table:table-cell table:formula="of:=IF(   [.A1711] &lt; [.$C$5];   &quot;Accel&quot;;   IF(     [.A1711] &lt; [.$C$5] + [.$C$7];     &quot;Cruise&quot;;     IF(       [.A1711] &lt; [.$C$8];       &quot;Decel&quot;;       &quot;Stop&quot;     )   ) )" office:value-type="string" office:string-value="Cruise">
            <text:p>Cruise</text:p>
          </table:table-cell>
          <table:table-cell table:formula="of:=IF(   [.B1711]=&quot;Accel&quot;;   [.$C$1];   IF(     [.B1711]=&quot;Cruise&quot;;     0;     IF([.B1711]=&quot;Decel&quot;; -[.$C$1]; 0)   ) )" office:value-type="float" office:value="0">
            <text:p>0</text:p>
          </table:table-cell>
          <table:table-cell table:formula="of:=IF(   [.B1711]=&quot;Stop&quot;;   0;   MAX(     0;     MIN(       [.$C$2];       [.D1710] + [.C1711] * [.$C$4]     )   ) )" office:value-type="float" office:value="9.75">
            <text:p>9.75</text:p>
          </table:table-cell>
          <table:table-cell table:formula="of:=IF(   [.B1711]=&quot;Stop&quot;;   [.$C$3];   [.E1710] + [.D1711] * [.$C$4] )" office:value-type="float" office:value="81.9487499999977">
            <text:p>81.95</text:p>
          </table:table-cell>
          <table:table-cell table:number-columns-repeated="872"/>
        </table:table-row>
        <table:table-row table:style-name="ro3">
          <table:table-cell table:formula="of:=[.A1711]+[.$C$4]" office:value-type="float" office:value="8.50499999999993">
            <text:p>8.505</text:p>
          </table:table-cell>
          <table:table-cell table:formula="of:=IF(   [.A1712] &lt; [.$C$5];   &quot;Accel&quot;;   IF(     [.A1712] &lt; [.$C$5] + [.$C$7];     &quot;Cruise&quot;;     IF(       [.A1712] &lt; [.$C$8];       &quot;Decel&quot;;       &quot;Stop&quot;     )   ) )" office:value-type="string" office:string-value="Cruise">
            <text:p>Cruise</text:p>
          </table:table-cell>
          <table:table-cell table:formula="of:=IF(   [.B1712]=&quot;Accel&quot;;   [.$C$1];   IF(     [.B1712]=&quot;Cruise&quot;;     0;     IF([.B1712]=&quot;Decel&quot;; -[.$C$1]; 0)   ) )" office:value-type="float" office:value="0">
            <text:p>0</text:p>
          </table:table-cell>
          <table:table-cell table:formula="of:=IF(   [.B1712]=&quot;Stop&quot;;   0;   MAX(     0;     MIN(       [.$C$2];       [.D1711] + [.C1712] * [.$C$4]     )   ) )" office:value-type="float" office:value="9.75">
            <text:p>9.75</text:p>
          </table:table-cell>
          <table:table-cell table:formula="of:=IF(   [.B1712]=&quot;Stop&quot;;   [.$C$3];   [.E1711] + [.D1712] * [.$C$4] )" office:value-type="float" office:value="81.9974999999977">
            <text:p>82.00</text:p>
          </table:table-cell>
          <table:table-cell table:number-columns-repeated="872"/>
        </table:table-row>
        <table:table-row table:style-name="ro3">
          <table:table-cell table:formula="of:=[.A1712]+[.$C$4]" office:value-type="float" office:value="8.50999999999993">
            <text:p>8.510</text:p>
          </table:table-cell>
          <table:table-cell table:formula="of:=IF(   [.A1713] &lt; [.$C$5];   &quot;Accel&quot;;   IF(     [.A1713] &lt; [.$C$5] + [.$C$7];     &quot;Cruise&quot;;     IF(       [.A1713] &lt; [.$C$8];       &quot;Decel&quot;;       &quot;Stop&quot;     )   ) )" office:value-type="string" office:string-value="Cruise">
            <text:p>Cruise</text:p>
          </table:table-cell>
          <table:table-cell table:formula="of:=IF(   [.B1713]=&quot;Accel&quot;;   [.$C$1];   IF(     [.B1713]=&quot;Cruise&quot;;     0;     IF([.B1713]=&quot;Decel&quot;; -[.$C$1]; 0)   ) )" office:value-type="float" office:value="0">
            <text:p>0</text:p>
          </table:table-cell>
          <table:table-cell table:formula="of:=IF(   [.B1713]=&quot;Stop&quot;;   0;   MAX(     0;     MIN(       [.$C$2];       [.D1712] + [.C1713] * [.$C$4]     )   ) )" office:value-type="float" office:value="9.75">
            <text:p>9.75</text:p>
          </table:table-cell>
          <table:table-cell table:formula="of:=IF(   [.B1713]=&quot;Stop&quot;;   [.$C$3];   [.E1712] + [.D1713] * [.$C$4] )" office:value-type="float" office:value="82.0462499999977">
            <text:p>82.05</text:p>
          </table:table-cell>
          <table:table-cell table:number-columns-repeated="872"/>
        </table:table-row>
        <table:table-row table:style-name="ro3">
          <table:table-cell table:formula="of:=[.A1713]+[.$C$4]" office:value-type="float" office:value="8.51499999999993">
            <text:p>8.515</text:p>
          </table:table-cell>
          <table:table-cell table:formula="of:=IF(   [.A1714] &lt; [.$C$5];   &quot;Accel&quot;;   IF(     [.A1714] &lt; [.$C$5] + [.$C$7];     &quot;Cruise&quot;;     IF(       [.A1714] &lt; [.$C$8];       &quot;Decel&quot;;       &quot;Stop&quot;     )   ) )" office:value-type="string" office:string-value="Cruise">
            <text:p>Cruise</text:p>
          </table:table-cell>
          <table:table-cell table:formula="of:=IF(   [.B1714]=&quot;Accel&quot;;   [.$C$1];   IF(     [.B1714]=&quot;Cruise&quot;;     0;     IF([.B1714]=&quot;Decel&quot;; -[.$C$1]; 0)   ) )" office:value-type="float" office:value="0">
            <text:p>0</text:p>
          </table:table-cell>
          <table:table-cell table:formula="of:=IF(   [.B1714]=&quot;Stop&quot;;   0;   MAX(     0;     MIN(       [.$C$2];       [.D1713] + [.C1714] * [.$C$4]     )   ) )" office:value-type="float" office:value="9.75">
            <text:p>9.75</text:p>
          </table:table-cell>
          <table:table-cell table:formula="of:=IF(   [.B1714]=&quot;Stop&quot;;   [.$C$3];   [.E1713] + [.D1714] * [.$C$4] )" office:value-type="float" office:value="82.0949999999977">
            <text:p>82.09</text:p>
          </table:table-cell>
          <table:table-cell table:number-columns-repeated="872"/>
        </table:table-row>
        <table:table-row table:style-name="ro3">
          <table:table-cell table:formula="of:=[.A1714]+[.$C$4]" office:value-type="float" office:value="8.51999999999993">
            <text:p>8.520</text:p>
          </table:table-cell>
          <table:table-cell table:formula="of:=IF(   [.A1715] &lt; [.$C$5];   &quot;Accel&quot;;   IF(     [.A1715] &lt; [.$C$5] + [.$C$7];     &quot;Cruise&quot;;     IF(       [.A1715] &lt; [.$C$8];       &quot;Decel&quot;;       &quot;Stop&quot;     )   ) )" office:value-type="string" office:string-value="Cruise">
            <text:p>Cruise</text:p>
          </table:table-cell>
          <table:table-cell table:formula="of:=IF(   [.B1715]=&quot;Accel&quot;;   [.$C$1];   IF(     [.B1715]=&quot;Cruise&quot;;     0;     IF([.B1715]=&quot;Decel&quot;; -[.$C$1]; 0)   ) )" office:value-type="float" office:value="0">
            <text:p>0</text:p>
          </table:table-cell>
          <table:table-cell table:formula="of:=IF(   [.B1715]=&quot;Stop&quot;;   0;   MAX(     0;     MIN(       [.$C$2];       [.D1714] + [.C1715] * [.$C$4]     )   ) )" office:value-type="float" office:value="9.75">
            <text:p>9.75</text:p>
          </table:table-cell>
          <table:table-cell table:formula="of:=IF(   [.B1715]=&quot;Stop&quot;;   [.$C$3];   [.E1714] + [.D1715] * [.$C$4] )" office:value-type="float" office:value="82.1437499999977">
            <text:p>82.14</text:p>
          </table:table-cell>
          <table:table-cell table:number-columns-repeated="872"/>
        </table:table-row>
        <table:table-row table:style-name="ro3">
          <table:table-cell table:formula="of:=[.A1715]+[.$C$4]" office:value-type="float" office:value="8.52499999999993">
            <text:p>8.525</text:p>
          </table:table-cell>
          <table:table-cell table:formula="of:=IF(   [.A1716] &lt; [.$C$5];   &quot;Accel&quot;;   IF(     [.A1716] &lt; [.$C$5] + [.$C$7];     &quot;Cruise&quot;;     IF(       [.A1716] &lt; [.$C$8];       &quot;Decel&quot;;       &quot;Stop&quot;     )   ) )" office:value-type="string" office:string-value="Cruise">
            <text:p>Cruise</text:p>
          </table:table-cell>
          <table:table-cell table:formula="of:=IF(   [.B1716]=&quot;Accel&quot;;   [.$C$1];   IF(     [.B1716]=&quot;Cruise&quot;;     0;     IF([.B1716]=&quot;Decel&quot;; -[.$C$1]; 0)   ) )" office:value-type="float" office:value="0">
            <text:p>0</text:p>
          </table:table-cell>
          <table:table-cell table:formula="of:=IF(   [.B1716]=&quot;Stop&quot;;   0;   MAX(     0;     MIN(       [.$C$2];       [.D1715] + [.C1716] * [.$C$4]     )   ) )" office:value-type="float" office:value="9.75">
            <text:p>9.75</text:p>
          </table:table-cell>
          <table:table-cell table:formula="of:=IF(   [.B1716]=&quot;Stop&quot;;   [.$C$3];   [.E1715] + [.D1716] * [.$C$4] )" office:value-type="float" office:value="82.1924999999977">
            <text:p>82.19</text:p>
          </table:table-cell>
          <table:table-cell table:number-columns-repeated="872"/>
        </table:table-row>
        <table:table-row table:style-name="ro3">
          <table:table-cell table:formula="of:=[.A1716]+[.$C$4]" office:value-type="float" office:value="8.52999999999993">
            <text:p>8.530</text:p>
          </table:table-cell>
          <table:table-cell table:formula="of:=IF(   [.A1717] &lt; [.$C$5];   &quot;Accel&quot;;   IF(     [.A1717] &lt; [.$C$5] + [.$C$7];     &quot;Cruise&quot;;     IF(       [.A1717] &lt; [.$C$8];       &quot;Decel&quot;;       &quot;Stop&quot;     )   ) )" office:value-type="string" office:string-value="Cruise">
            <text:p>Cruise</text:p>
          </table:table-cell>
          <table:table-cell table:formula="of:=IF(   [.B1717]=&quot;Accel&quot;;   [.$C$1];   IF(     [.B1717]=&quot;Cruise&quot;;     0;     IF([.B1717]=&quot;Decel&quot;; -[.$C$1]; 0)   ) )" office:value-type="float" office:value="0">
            <text:p>0</text:p>
          </table:table-cell>
          <table:table-cell table:formula="of:=IF(   [.B1717]=&quot;Stop&quot;;   0;   MAX(     0;     MIN(       [.$C$2];       [.D1716] + [.C1717] * [.$C$4]     )   ) )" office:value-type="float" office:value="9.75">
            <text:p>9.75</text:p>
          </table:table-cell>
          <table:table-cell table:formula="of:=IF(   [.B1717]=&quot;Stop&quot;;   [.$C$3];   [.E1716] + [.D1717] * [.$C$4] )" office:value-type="float" office:value="82.2412499999977">
            <text:p>82.24</text:p>
          </table:table-cell>
          <table:table-cell table:number-columns-repeated="872"/>
        </table:table-row>
        <table:table-row table:style-name="ro3">
          <table:table-cell table:formula="of:=[.A1717]+[.$C$4]" office:value-type="float" office:value="8.53499999999993">
            <text:p>8.535</text:p>
          </table:table-cell>
          <table:table-cell table:formula="of:=IF(   [.A1718] &lt; [.$C$5];   &quot;Accel&quot;;   IF(     [.A1718] &lt; [.$C$5] + [.$C$7];     &quot;Cruise&quot;;     IF(       [.A1718] &lt; [.$C$8];       &quot;Decel&quot;;       &quot;Stop&quot;     )   ) )" office:value-type="string" office:string-value="Cruise">
            <text:p>Cruise</text:p>
          </table:table-cell>
          <table:table-cell table:formula="of:=IF(   [.B1718]=&quot;Accel&quot;;   [.$C$1];   IF(     [.B1718]=&quot;Cruise&quot;;     0;     IF([.B1718]=&quot;Decel&quot;; -[.$C$1]; 0)   ) )" office:value-type="float" office:value="0">
            <text:p>0</text:p>
          </table:table-cell>
          <table:table-cell table:formula="of:=IF(   [.B1718]=&quot;Stop&quot;;   0;   MAX(     0;     MIN(       [.$C$2];       [.D1717] + [.C1718] * [.$C$4]     )   ) )" office:value-type="float" office:value="9.75">
            <text:p>9.75</text:p>
          </table:table-cell>
          <table:table-cell table:formula="of:=IF(   [.B1718]=&quot;Stop&quot;;   [.$C$3];   [.E1717] + [.D1718] * [.$C$4] )" office:value-type="float" office:value="82.2899999999977">
            <text:p>82.29</text:p>
          </table:table-cell>
          <table:table-cell table:number-columns-repeated="872"/>
        </table:table-row>
        <table:table-row table:style-name="ro3">
          <table:table-cell table:formula="of:=[.A1718]+[.$C$4]" office:value-type="float" office:value="8.53999999999994">
            <text:p>8.540</text:p>
          </table:table-cell>
          <table:table-cell table:formula="of:=IF(   [.A1719] &lt; [.$C$5];   &quot;Accel&quot;;   IF(     [.A1719] &lt; [.$C$5] + [.$C$7];     &quot;Cruise&quot;;     IF(       [.A1719] &lt; [.$C$8];       &quot;Decel&quot;;       &quot;Stop&quot;     )   ) )" office:value-type="string" office:string-value="Cruise">
            <text:p>Cruise</text:p>
          </table:table-cell>
          <table:table-cell table:formula="of:=IF(   [.B1719]=&quot;Accel&quot;;   [.$C$1];   IF(     [.B1719]=&quot;Cruise&quot;;     0;     IF([.B1719]=&quot;Decel&quot;; -[.$C$1]; 0)   ) )" office:value-type="float" office:value="0">
            <text:p>0</text:p>
          </table:table-cell>
          <table:table-cell table:formula="of:=IF(   [.B1719]=&quot;Stop&quot;;   0;   MAX(     0;     MIN(       [.$C$2];       [.D1718] + [.C1719] * [.$C$4]     )   ) )" office:value-type="float" office:value="9.75">
            <text:p>9.75</text:p>
          </table:table-cell>
          <table:table-cell table:formula="of:=IF(   [.B1719]=&quot;Stop&quot;;   [.$C$3];   [.E1718] + [.D1719] * [.$C$4] )" office:value-type="float" office:value="82.3387499999977">
            <text:p>82.34</text:p>
          </table:table-cell>
          <table:table-cell table:number-columns-repeated="872"/>
        </table:table-row>
        <table:table-row table:style-name="ro3">
          <table:table-cell table:formula="of:=[.A1719]+[.$C$4]" office:value-type="float" office:value="8.54499999999994">
            <text:p>8.545</text:p>
          </table:table-cell>
          <table:table-cell table:formula="of:=IF(   [.A1720] &lt; [.$C$5];   &quot;Accel&quot;;   IF(     [.A1720] &lt; [.$C$5] + [.$C$7];     &quot;Cruise&quot;;     IF(       [.A1720] &lt; [.$C$8];       &quot;Decel&quot;;       &quot;Stop&quot;     )   ) )" office:value-type="string" office:string-value="Cruise">
            <text:p>Cruise</text:p>
          </table:table-cell>
          <table:table-cell table:formula="of:=IF(   [.B1720]=&quot;Accel&quot;;   [.$C$1];   IF(     [.B1720]=&quot;Cruise&quot;;     0;     IF([.B1720]=&quot;Decel&quot;; -[.$C$1]; 0)   ) )" office:value-type="float" office:value="0">
            <text:p>0</text:p>
          </table:table-cell>
          <table:table-cell table:formula="of:=IF(   [.B1720]=&quot;Stop&quot;;   0;   MAX(     0;     MIN(       [.$C$2];       [.D1719] + [.C1720] * [.$C$4]     )   ) )" office:value-type="float" office:value="9.75">
            <text:p>9.75</text:p>
          </table:table-cell>
          <table:table-cell table:formula="of:=IF(   [.B1720]=&quot;Stop&quot;;   [.$C$3];   [.E1719] + [.D1720] * [.$C$4] )" office:value-type="float" office:value="82.3874999999977">
            <text:p>82.39</text:p>
          </table:table-cell>
          <table:table-cell table:number-columns-repeated="872"/>
        </table:table-row>
        <table:table-row table:style-name="ro3">
          <table:table-cell table:formula="of:=[.A1720]+[.$C$4]" office:value-type="float" office:value="8.54999999999994">
            <text:p>8.550</text:p>
          </table:table-cell>
          <table:table-cell table:formula="of:=IF(   [.A1721] &lt; [.$C$5];   &quot;Accel&quot;;   IF(     [.A1721] &lt; [.$C$5] + [.$C$7];     &quot;Cruise&quot;;     IF(       [.A1721] &lt; [.$C$8];       &quot;Decel&quot;;       &quot;Stop&quot;     )   ) )" office:value-type="string" office:string-value="Cruise">
            <text:p>Cruise</text:p>
          </table:table-cell>
          <table:table-cell table:formula="of:=IF(   [.B1721]=&quot;Accel&quot;;   [.$C$1];   IF(     [.B1721]=&quot;Cruise&quot;;     0;     IF([.B1721]=&quot;Decel&quot;; -[.$C$1]; 0)   ) )" office:value-type="float" office:value="0">
            <text:p>0</text:p>
          </table:table-cell>
          <table:table-cell table:formula="of:=IF(   [.B1721]=&quot;Stop&quot;;   0;   MAX(     0;     MIN(       [.$C$2];       [.D1720] + [.C1721] * [.$C$4]     )   ) )" office:value-type="float" office:value="9.75">
            <text:p>9.75</text:p>
          </table:table-cell>
          <table:table-cell table:formula="of:=IF(   [.B1721]=&quot;Stop&quot;;   [.$C$3];   [.E1720] + [.D1721] * [.$C$4] )" office:value-type="float" office:value="82.4362499999977">
            <text:p>82.44</text:p>
          </table:table-cell>
          <table:table-cell table:number-columns-repeated="872"/>
        </table:table-row>
        <table:table-row table:style-name="ro3">
          <table:table-cell table:formula="of:=[.A1721]+[.$C$4]" office:value-type="float" office:value="8.55499999999994">
            <text:p>8.555</text:p>
          </table:table-cell>
          <table:table-cell table:formula="of:=IF(   [.A1722] &lt; [.$C$5];   &quot;Accel&quot;;   IF(     [.A1722] &lt; [.$C$5] + [.$C$7];     &quot;Cruise&quot;;     IF(       [.A1722] &lt; [.$C$8];       &quot;Decel&quot;;       &quot;Stop&quot;     )   ) )" office:value-type="string" office:string-value="Cruise">
            <text:p>Cruise</text:p>
          </table:table-cell>
          <table:table-cell table:formula="of:=IF(   [.B1722]=&quot;Accel&quot;;   [.$C$1];   IF(     [.B1722]=&quot;Cruise&quot;;     0;     IF([.B1722]=&quot;Decel&quot;; -[.$C$1]; 0)   ) )" office:value-type="float" office:value="0">
            <text:p>0</text:p>
          </table:table-cell>
          <table:table-cell table:formula="of:=IF(   [.B1722]=&quot;Stop&quot;;   0;   MAX(     0;     MIN(       [.$C$2];       [.D1721] + [.C1722] * [.$C$4]     )   ) )" office:value-type="float" office:value="9.75">
            <text:p>9.75</text:p>
          </table:table-cell>
          <table:table-cell table:formula="of:=IF(   [.B1722]=&quot;Stop&quot;;   [.$C$3];   [.E1721] + [.D1722] * [.$C$4] )" office:value-type="float" office:value="82.4849999999977">
            <text:p>82.48</text:p>
          </table:table-cell>
          <table:table-cell table:number-columns-repeated="872"/>
        </table:table-row>
        <table:table-row table:style-name="ro3">
          <table:table-cell table:formula="of:=[.A1722]+[.$C$4]" office:value-type="float" office:value="8.55999999999994">
            <text:p>8.560</text:p>
          </table:table-cell>
          <table:table-cell table:formula="of:=IF(   [.A1723] &lt; [.$C$5];   &quot;Accel&quot;;   IF(     [.A1723] &lt; [.$C$5] + [.$C$7];     &quot;Cruise&quot;;     IF(       [.A1723] &lt; [.$C$8];       &quot;Decel&quot;;       &quot;Stop&quot;     )   ) )" office:value-type="string" office:string-value="Cruise">
            <text:p>Cruise</text:p>
          </table:table-cell>
          <table:table-cell table:formula="of:=IF(   [.B1723]=&quot;Accel&quot;;   [.$C$1];   IF(     [.B1723]=&quot;Cruise&quot;;     0;     IF([.B1723]=&quot;Decel&quot;; -[.$C$1]; 0)   ) )" office:value-type="float" office:value="0">
            <text:p>0</text:p>
          </table:table-cell>
          <table:table-cell table:formula="of:=IF(   [.B1723]=&quot;Stop&quot;;   0;   MAX(     0;     MIN(       [.$C$2];       [.D1722] + [.C1723] * [.$C$4]     )   ) )" office:value-type="float" office:value="9.75">
            <text:p>9.75</text:p>
          </table:table-cell>
          <table:table-cell table:formula="of:=IF(   [.B1723]=&quot;Stop&quot;;   [.$C$3];   [.E1722] + [.D1723] * [.$C$4] )" office:value-type="float" office:value="82.5337499999977">
            <text:p>82.53</text:p>
          </table:table-cell>
          <table:table-cell table:number-columns-repeated="872"/>
        </table:table-row>
        <table:table-row table:style-name="ro3">
          <table:table-cell table:formula="of:=[.A1723]+[.$C$4]" office:value-type="float" office:value="8.56499999999994">
            <text:p>8.565</text:p>
          </table:table-cell>
          <table:table-cell table:formula="of:=IF(   [.A1724] &lt; [.$C$5];   &quot;Accel&quot;;   IF(     [.A1724] &lt; [.$C$5] + [.$C$7];     &quot;Cruise&quot;;     IF(       [.A1724] &lt; [.$C$8];       &quot;Decel&quot;;       &quot;Stop&quot;     )   ) )" office:value-type="string" office:string-value="Cruise">
            <text:p>Cruise</text:p>
          </table:table-cell>
          <table:table-cell table:formula="of:=IF(   [.B1724]=&quot;Accel&quot;;   [.$C$1];   IF(     [.B1724]=&quot;Cruise&quot;;     0;     IF([.B1724]=&quot;Decel&quot;; -[.$C$1]; 0)   ) )" office:value-type="float" office:value="0">
            <text:p>0</text:p>
          </table:table-cell>
          <table:table-cell table:formula="of:=IF(   [.B1724]=&quot;Stop&quot;;   0;   MAX(     0;     MIN(       [.$C$2];       [.D1723] + [.C1724] * [.$C$4]     )   ) )" office:value-type="float" office:value="9.75">
            <text:p>9.75</text:p>
          </table:table-cell>
          <table:table-cell table:formula="of:=IF(   [.B1724]=&quot;Stop&quot;;   [.$C$3];   [.E1723] + [.D1724] * [.$C$4] )" office:value-type="float" office:value="82.5824999999977">
            <text:p>82.58</text:p>
          </table:table-cell>
          <table:table-cell table:number-columns-repeated="872"/>
        </table:table-row>
        <table:table-row table:style-name="ro3">
          <table:table-cell table:formula="of:=[.A1724]+[.$C$4]" office:value-type="float" office:value="8.56999999999994">
            <text:p>8.570</text:p>
          </table:table-cell>
          <table:table-cell table:formula="of:=IF(   [.A1725] &lt; [.$C$5];   &quot;Accel&quot;;   IF(     [.A1725] &lt; [.$C$5] + [.$C$7];     &quot;Cruise&quot;;     IF(       [.A1725] &lt; [.$C$8];       &quot;Decel&quot;;       &quot;Stop&quot;     )   ) )" office:value-type="string" office:string-value="Cruise">
            <text:p>Cruise</text:p>
          </table:table-cell>
          <table:table-cell table:formula="of:=IF(   [.B1725]=&quot;Accel&quot;;   [.$C$1];   IF(     [.B1725]=&quot;Cruise&quot;;     0;     IF([.B1725]=&quot;Decel&quot;; -[.$C$1]; 0)   ) )" office:value-type="float" office:value="0">
            <text:p>0</text:p>
          </table:table-cell>
          <table:table-cell table:formula="of:=IF(   [.B1725]=&quot;Stop&quot;;   0;   MAX(     0;     MIN(       [.$C$2];       [.D1724] + [.C1725] * [.$C$4]     )   ) )" office:value-type="float" office:value="9.75">
            <text:p>9.75</text:p>
          </table:table-cell>
          <table:table-cell table:formula="of:=IF(   [.B1725]=&quot;Stop&quot;;   [.$C$3];   [.E1724] + [.D1725] * [.$C$4] )" office:value-type="float" office:value="82.6312499999977">
            <text:p>82.63</text:p>
          </table:table-cell>
          <table:table-cell table:number-columns-repeated="872"/>
        </table:table-row>
        <table:table-row table:style-name="ro3">
          <table:table-cell table:formula="of:=[.A1725]+[.$C$4]" office:value-type="float" office:value="8.57499999999994">
            <text:p>8.575</text:p>
          </table:table-cell>
          <table:table-cell table:formula="of:=IF(   [.A1726] &lt; [.$C$5];   &quot;Accel&quot;;   IF(     [.A1726] &lt; [.$C$5] + [.$C$7];     &quot;Cruise&quot;;     IF(       [.A1726] &lt; [.$C$8];       &quot;Decel&quot;;       &quot;Stop&quot;     )   ) )" office:value-type="string" office:string-value="Cruise">
            <text:p>Cruise</text:p>
          </table:table-cell>
          <table:table-cell table:formula="of:=IF(   [.B1726]=&quot;Accel&quot;;   [.$C$1];   IF(     [.B1726]=&quot;Cruise&quot;;     0;     IF([.B1726]=&quot;Decel&quot;; -[.$C$1]; 0)   ) )" office:value-type="float" office:value="0">
            <text:p>0</text:p>
          </table:table-cell>
          <table:table-cell table:formula="of:=IF(   [.B1726]=&quot;Stop&quot;;   0;   MAX(     0;     MIN(       [.$C$2];       [.D1725] + [.C1726] * [.$C$4]     )   ) )" office:value-type="float" office:value="9.75">
            <text:p>9.75</text:p>
          </table:table-cell>
          <table:table-cell table:formula="of:=IF(   [.B1726]=&quot;Stop&quot;;   [.$C$3];   [.E1725] + [.D1726] * [.$C$4] )" office:value-type="float" office:value="82.6799999999977">
            <text:p>82.68</text:p>
          </table:table-cell>
          <table:table-cell table:number-columns-repeated="872"/>
        </table:table-row>
        <table:table-row table:style-name="ro3">
          <table:table-cell table:formula="of:=[.A1726]+[.$C$4]" office:value-type="float" office:value="8.57999999999994">
            <text:p>8.580</text:p>
          </table:table-cell>
          <table:table-cell table:formula="of:=IF(   [.A1727] &lt; [.$C$5];   &quot;Accel&quot;;   IF(     [.A1727] &lt; [.$C$5] + [.$C$7];     &quot;Cruise&quot;;     IF(       [.A1727] &lt; [.$C$8];       &quot;Decel&quot;;       &quot;Stop&quot;     )   ) )" office:value-type="string" office:string-value="Cruise">
            <text:p>Cruise</text:p>
          </table:table-cell>
          <table:table-cell table:formula="of:=IF(   [.B1727]=&quot;Accel&quot;;   [.$C$1];   IF(     [.B1727]=&quot;Cruise&quot;;     0;     IF([.B1727]=&quot;Decel&quot;; -[.$C$1]; 0)   ) )" office:value-type="float" office:value="0">
            <text:p>0</text:p>
          </table:table-cell>
          <table:table-cell table:formula="of:=IF(   [.B1727]=&quot;Stop&quot;;   0;   MAX(     0;     MIN(       [.$C$2];       [.D1726] + [.C1727] * [.$C$4]     )   ) )" office:value-type="float" office:value="9.75">
            <text:p>9.75</text:p>
          </table:table-cell>
          <table:table-cell table:formula="of:=IF(   [.B1727]=&quot;Stop&quot;;   [.$C$3];   [.E1726] + [.D1727] * [.$C$4] )" office:value-type="float" office:value="82.7287499999977">
            <text:p>82.73</text:p>
          </table:table-cell>
          <table:table-cell table:number-columns-repeated="872"/>
        </table:table-row>
        <table:table-row table:style-name="ro3">
          <table:table-cell table:formula="of:=[.A1727]+[.$C$4]" office:value-type="float" office:value="8.58499999999994">
            <text:p>8.585</text:p>
          </table:table-cell>
          <table:table-cell table:formula="of:=IF(   [.A1728] &lt; [.$C$5];   &quot;Accel&quot;;   IF(     [.A1728] &lt; [.$C$5] + [.$C$7];     &quot;Cruise&quot;;     IF(       [.A1728] &lt; [.$C$8];       &quot;Decel&quot;;       &quot;Stop&quot;     )   ) )" office:value-type="string" office:string-value="Cruise">
            <text:p>Cruise</text:p>
          </table:table-cell>
          <table:table-cell table:formula="of:=IF(   [.B1728]=&quot;Accel&quot;;   [.$C$1];   IF(     [.B1728]=&quot;Cruise&quot;;     0;     IF([.B1728]=&quot;Decel&quot;; -[.$C$1]; 0)   ) )" office:value-type="float" office:value="0">
            <text:p>0</text:p>
          </table:table-cell>
          <table:table-cell table:formula="of:=IF(   [.B1728]=&quot;Stop&quot;;   0;   MAX(     0;     MIN(       [.$C$2];       [.D1727] + [.C1728] * [.$C$4]     )   ) )" office:value-type="float" office:value="9.75">
            <text:p>9.75</text:p>
          </table:table-cell>
          <table:table-cell table:formula="of:=IF(   [.B1728]=&quot;Stop&quot;;   [.$C$3];   [.E1727] + [.D1728] * [.$C$4] )" office:value-type="float" office:value="82.7774999999977">
            <text:p>82.78</text:p>
          </table:table-cell>
          <table:table-cell table:number-columns-repeated="872"/>
        </table:table-row>
        <table:table-row table:style-name="ro3">
          <table:table-cell table:formula="of:=[.A1728]+[.$C$4]" office:value-type="float" office:value="8.58999999999994">
            <text:p>8.590</text:p>
          </table:table-cell>
          <table:table-cell table:formula="of:=IF(   [.A1729] &lt; [.$C$5];   &quot;Accel&quot;;   IF(     [.A1729] &lt; [.$C$5] + [.$C$7];     &quot;Cruise&quot;;     IF(       [.A1729] &lt; [.$C$8];       &quot;Decel&quot;;       &quot;Stop&quot;     )   ) )" office:value-type="string" office:string-value="Cruise">
            <text:p>Cruise</text:p>
          </table:table-cell>
          <table:table-cell table:formula="of:=IF(   [.B1729]=&quot;Accel&quot;;   [.$C$1];   IF(     [.B1729]=&quot;Cruise&quot;;     0;     IF([.B1729]=&quot;Decel&quot;; -[.$C$1]; 0)   ) )" office:value-type="float" office:value="0">
            <text:p>0</text:p>
          </table:table-cell>
          <table:table-cell table:formula="of:=IF(   [.B1729]=&quot;Stop&quot;;   0;   MAX(     0;     MIN(       [.$C$2];       [.D1728] + [.C1729] * [.$C$4]     )   ) )" office:value-type="float" office:value="9.75">
            <text:p>9.75</text:p>
          </table:table-cell>
          <table:table-cell table:formula="of:=IF(   [.B1729]=&quot;Stop&quot;;   [.$C$3];   [.E1728] + [.D1729] * [.$C$4] )" office:value-type="float" office:value="82.8262499999977">
            <text:p>82.83</text:p>
          </table:table-cell>
          <table:table-cell table:number-columns-repeated="872"/>
        </table:table-row>
        <table:table-row table:style-name="ro3">
          <table:table-cell table:formula="of:=[.A1729]+[.$C$4]" office:value-type="float" office:value="8.59499999999994">
            <text:p>8.595</text:p>
          </table:table-cell>
          <table:table-cell table:formula="of:=IF(   [.A1730] &lt; [.$C$5];   &quot;Accel&quot;;   IF(     [.A1730] &lt; [.$C$5] + [.$C$7];     &quot;Cruise&quot;;     IF(       [.A1730] &lt; [.$C$8];       &quot;Decel&quot;;       &quot;Stop&quot;     )   ) )" office:value-type="string" office:string-value="Cruise">
            <text:p>Cruise</text:p>
          </table:table-cell>
          <table:table-cell table:formula="of:=IF(   [.B1730]=&quot;Accel&quot;;   [.$C$1];   IF(     [.B1730]=&quot;Cruise&quot;;     0;     IF([.B1730]=&quot;Decel&quot;; -[.$C$1]; 0)   ) )" office:value-type="float" office:value="0">
            <text:p>0</text:p>
          </table:table-cell>
          <table:table-cell table:formula="of:=IF(   [.B1730]=&quot;Stop&quot;;   0;   MAX(     0;     MIN(       [.$C$2];       [.D1729] + [.C1730] * [.$C$4]     )   ) )" office:value-type="float" office:value="9.75">
            <text:p>9.75</text:p>
          </table:table-cell>
          <table:table-cell table:formula="of:=IF(   [.B1730]=&quot;Stop&quot;;   [.$C$3];   [.E1729] + [.D1730] * [.$C$4] )" office:value-type="float" office:value="82.8749999999977">
            <text:p>82.87</text:p>
          </table:table-cell>
          <table:table-cell table:number-columns-repeated="872"/>
        </table:table-row>
        <table:table-row table:style-name="ro3">
          <table:table-cell table:formula="of:=[.A1730]+[.$C$4]" office:value-type="float" office:value="8.59999999999994">
            <text:p>8.600</text:p>
          </table:table-cell>
          <table:table-cell table:formula="of:=IF(   [.A1731] &lt; [.$C$5];   &quot;Accel&quot;;   IF(     [.A1731] &lt; [.$C$5] + [.$C$7];     &quot;Cruise&quot;;     IF(       [.A1731] &lt; [.$C$8];       &quot;Decel&quot;;       &quot;Stop&quot;     )   ) )" office:value-type="string" office:string-value="Cruise">
            <text:p>Cruise</text:p>
          </table:table-cell>
          <table:table-cell table:formula="of:=IF(   [.B1731]=&quot;Accel&quot;;   [.$C$1];   IF(     [.B1731]=&quot;Cruise&quot;;     0;     IF([.B1731]=&quot;Decel&quot;; -[.$C$1]; 0)   ) )" office:value-type="float" office:value="0">
            <text:p>0</text:p>
          </table:table-cell>
          <table:table-cell table:formula="of:=IF(   [.B1731]=&quot;Stop&quot;;   0;   MAX(     0;     MIN(       [.$C$2];       [.D1730] + [.C1731] * [.$C$4]     )   ) )" office:value-type="float" office:value="9.75">
            <text:p>9.75</text:p>
          </table:table-cell>
          <table:table-cell table:formula="of:=IF(   [.B1731]=&quot;Stop&quot;;   [.$C$3];   [.E1730] + [.D1731] * [.$C$4] )" office:value-type="float" office:value="82.9237499999977">
            <text:p>82.92</text:p>
          </table:table-cell>
          <table:table-cell table:number-columns-repeated="872"/>
        </table:table-row>
        <table:table-row table:style-name="ro3">
          <table:table-cell table:formula="of:=[.A1731]+[.$C$4]" office:value-type="float" office:value="8.60499999999995">
            <text:p>8.605</text:p>
          </table:table-cell>
          <table:table-cell table:formula="of:=IF(   [.A1732] &lt; [.$C$5];   &quot;Accel&quot;;   IF(     [.A1732] &lt; [.$C$5] + [.$C$7];     &quot;Cruise&quot;;     IF(       [.A1732] &lt; [.$C$8];       &quot;Decel&quot;;       &quot;Stop&quot;     )   ) )" office:value-type="string" office:string-value="Cruise">
            <text:p>Cruise</text:p>
          </table:table-cell>
          <table:table-cell table:formula="of:=IF(   [.B1732]=&quot;Accel&quot;;   [.$C$1];   IF(     [.B1732]=&quot;Cruise&quot;;     0;     IF([.B1732]=&quot;Decel&quot;; -[.$C$1]; 0)   ) )" office:value-type="float" office:value="0">
            <text:p>0</text:p>
          </table:table-cell>
          <table:table-cell table:formula="of:=IF(   [.B1732]=&quot;Stop&quot;;   0;   MAX(     0;     MIN(       [.$C$2];       [.D1731] + [.C1732] * [.$C$4]     )   ) )" office:value-type="float" office:value="9.75">
            <text:p>9.75</text:p>
          </table:table-cell>
          <table:table-cell table:formula="of:=IF(   [.B1732]=&quot;Stop&quot;;   [.$C$3];   [.E1731] + [.D1732] * [.$C$4] )" office:value-type="float" office:value="82.9724999999977">
            <text:p>82.97</text:p>
          </table:table-cell>
          <table:table-cell table:number-columns-repeated="872"/>
        </table:table-row>
        <table:table-row table:style-name="ro3">
          <table:table-cell table:formula="of:=[.A1732]+[.$C$4]" office:value-type="float" office:value="8.60999999999995">
            <text:p>8.610</text:p>
          </table:table-cell>
          <table:table-cell table:formula="of:=IF(   [.A1733] &lt; [.$C$5];   &quot;Accel&quot;;   IF(     [.A1733] &lt; [.$C$5] + [.$C$7];     &quot;Cruise&quot;;     IF(       [.A1733] &lt; [.$C$8];       &quot;Decel&quot;;       &quot;Stop&quot;     )   ) )" office:value-type="string" office:string-value="Cruise">
            <text:p>Cruise</text:p>
          </table:table-cell>
          <table:table-cell table:formula="of:=IF(   [.B1733]=&quot;Accel&quot;;   [.$C$1];   IF(     [.B1733]=&quot;Cruise&quot;;     0;     IF([.B1733]=&quot;Decel&quot;; -[.$C$1]; 0)   ) )" office:value-type="float" office:value="0">
            <text:p>0</text:p>
          </table:table-cell>
          <table:table-cell table:formula="of:=IF(   [.B1733]=&quot;Stop&quot;;   0;   MAX(     0;     MIN(       [.$C$2];       [.D1732] + [.C1733] * [.$C$4]     )   ) )" office:value-type="float" office:value="9.75">
            <text:p>9.75</text:p>
          </table:table-cell>
          <table:table-cell table:formula="of:=IF(   [.B1733]=&quot;Stop&quot;;   [.$C$3];   [.E1732] + [.D1733] * [.$C$4] )" office:value-type="float" office:value="83.0212499999977">
            <text:p>83.02</text:p>
          </table:table-cell>
          <table:table-cell table:number-columns-repeated="872"/>
        </table:table-row>
        <table:table-row table:style-name="ro3">
          <table:table-cell table:formula="of:=[.A1733]+[.$C$4]" office:value-type="float" office:value="8.61499999999995">
            <text:p>8.615</text:p>
          </table:table-cell>
          <table:table-cell table:formula="of:=IF(   [.A1734] &lt; [.$C$5];   &quot;Accel&quot;;   IF(     [.A1734] &lt; [.$C$5] + [.$C$7];     &quot;Cruise&quot;;     IF(       [.A1734] &lt; [.$C$8];       &quot;Decel&quot;;       &quot;Stop&quot;     )   ) )" office:value-type="string" office:string-value="Cruise">
            <text:p>Cruise</text:p>
          </table:table-cell>
          <table:table-cell table:formula="of:=IF(   [.B1734]=&quot;Accel&quot;;   [.$C$1];   IF(     [.B1734]=&quot;Cruise&quot;;     0;     IF([.B1734]=&quot;Decel&quot;; -[.$C$1]; 0)   ) )" office:value-type="float" office:value="0">
            <text:p>0</text:p>
          </table:table-cell>
          <table:table-cell table:formula="of:=IF(   [.B1734]=&quot;Stop&quot;;   0;   MAX(     0;     MIN(       [.$C$2];       [.D1733] + [.C1734] * [.$C$4]     )   ) )" office:value-type="float" office:value="9.75">
            <text:p>9.75</text:p>
          </table:table-cell>
          <table:table-cell table:formula="of:=IF(   [.B1734]=&quot;Stop&quot;;   [.$C$3];   [.E1733] + [.D1734] * [.$C$4] )" office:value-type="float" office:value="83.0699999999977">
            <text:p>83.07</text:p>
          </table:table-cell>
          <table:table-cell table:number-columns-repeated="872"/>
        </table:table-row>
        <table:table-row table:style-name="ro3">
          <table:table-cell table:formula="of:=[.A1734]+[.$C$4]" office:value-type="float" office:value="8.61999999999995">
            <text:p>8.620</text:p>
          </table:table-cell>
          <table:table-cell table:formula="of:=IF(   [.A1735] &lt; [.$C$5];   &quot;Accel&quot;;   IF(     [.A1735] &lt; [.$C$5] + [.$C$7];     &quot;Cruise&quot;;     IF(       [.A1735] &lt; [.$C$8];       &quot;Decel&quot;;       &quot;Stop&quot;     )   ) )" office:value-type="string" office:string-value="Cruise">
            <text:p>Cruise</text:p>
          </table:table-cell>
          <table:table-cell table:formula="of:=IF(   [.B1735]=&quot;Accel&quot;;   [.$C$1];   IF(     [.B1735]=&quot;Cruise&quot;;     0;     IF([.B1735]=&quot;Decel&quot;; -[.$C$1]; 0)   ) )" office:value-type="float" office:value="0">
            <text:p>0</text:p>
          </table:table-cell>
          <table:table-cell table:formula="of:=IF(   [.B1735]=&quot;Stop&quot;;   0;   MAX(     0;     MIN(       [.$C$2];       [.D1734] + [.C1735] * [.$C$4]     )   ) )" office:value-type="float" office:value="9.75">
            <text:p>9.75</text:p>
          </table:table-cell>
          <table:table-cell table:formula="of:=IF(   [.B1735]=&quot;Stop&quot;;   [.$C$3];   [.E1734] + [.D1735] * [.$C$4] )" office:value-type="float" office:value="83.1187499999977">
            <text:p>83.12</text:p>
          </table:table-cell>
          <table:table-cell table:number-columns-repeated="872"/>
        </table:table-row>
        <table:table-row table:style-name="ro3">
          <table:table-cell table:formula="of:=[.A1735]+[.$C$4]" office:value-type="float" office:value="8.62499999999995">
            <text:p>8.625</text:p>
          </table:table-cell>
          <table:table-cell table:formula="of:=IF(   [.A1736] &lt; [.$C$5];   &quot;Accel&quot;;   IF(     [.A1736] &lt; [.$C$5] + [.$C$7];     &quot;Cruise&quot;;     IF(       [.A1736] &lt; [.$C$8];       &quot;Decel&quot;;       &quot;Stop&quot;     )   ) )" office:value-type="string" office:string-value="Cruise">
            <text:p>Cruise</text:p>
          </table:table-cell>
          <table:table-cell table:formula="of:=IF(   [.B1736]=&quot;Accel&quot;;   [.$C$1];   IF(     [.B1736]=&quot;Cruise&quot;;     0;     IF([.B1736]=&quot;Decel&quot;; -[.$C$1]; 0)   ) )" office:value-type="float" office:value="0">
            <text:p>0</text:p>
          </table:table-cell>
          <table:table-cell table:formula="of:=IF(   [.B1736]=&quot;Stop&quot;;   0;   MAX(     0;     MIN(       [.$C$2];       [.D1735] + [.C1736] * [.$C$4]     )   ) )" office:value-type="float" office:value="9.75">
            <text:p>9.75</text:p>
          </table:table-cell>
          <table:table-cell table:formula="of:=IF(   [.B1736]=&quot;Stop&quot;;   [.$C$3];   [.E1735] + [.D1736] * [.$C$4] )" office:value-type="float" office:value="83.1674999999977">
            <text:p>83.17</text:p>
          </table:table-cell>
          <table:table-cell table:number-columns-repeated="872"/>
        </table:table-row>
        <table:table-row table:style-name="ro3">
          <table:table-cell table:formula="of:=[.A1736]+[.$C$4]" office:value-type="float" office:value="8.62999999999995">
            <text:p>8.630</text:p>
          </table:table-cell>
          <table:table-cell table:formula="of:=IF(   [.A1737] &lt; [.$C$5];   &quot;Accel&quot;;   IF(     [.A1737] &lt; [.$C$5] + [.$C$7];     &quot;Cruise&quot;;     IF(       [.A1737] &lt; [.$C$8];       &quot;Decel&quot;;       &quot;Stop&quot;     )   ) )" office:value-type="string" office:string-value="Cruise">
            <text:p>Cruise</text:p>
          </table:table-cell>
          <table:table-cell table:formula="of:=IF(   [.B1737]=&quot;Accel&quot;;   [.$C$1];   IF(     [.B1737]=&quot;Cruise&quot;;     0;     IF([.B1737]=&quot;Decel&quot;; -[.$C$1]; 0)   ) )" office:value-type="float" office:value="0">
            <text:p>0</text:p>
          </table:table-cell>
          <table:table-cell table:formula="of:=IF(   [.B1737]=&quot;Stop&quot;;   0;   MAX(     0;     MIN(       [.$C$2];       [.D1736] + [.C1737] * [.$C$4]     )   ) )" office:value-type="float" office:value="9.75">
            <text:p>9.75</text:p>
          </table:table-cell>
          <table:table-cell table:formula="of:=IF(   [.B1737]=&quot;Stop&quot;;   [.$C$3];   [.E1736] + [.D1737] * [.$C$4] )" office:value-type="float" office:value="83.2162499999977">
            <text:p>83.22</text:p>
          </table:table-cell>
          <table:table-cell table:number-columns-repeated="872"/>
        </table:table-row>
        <table:table-row table:style-name="ro3">
          <table:table-cell table:formula="of:=[.A1737]+[.$C$4]" office:value-type="float" office:value="8.63499999999995">
            <text:p>8.635</text:p>
          </table:table-cell>
          <table:table-cell table:formula="of:=IF(   [.A1738] &lt; [.$C$5];   &quot;Accel&quot;;   IF(     [.A1738] &lt; [.$C$5] + [.$C$7];     &quot;Cruise&quot;;     IF(       [.A1738] &lt; [.$C$8];       &quot;Decel&quot;;       &quot;Stop&quot;     )   ) )" office:value-type="string" office:string-value="Cruise">
            <text:p>Cruise</text:p>
          </table:table-cell>
          <table:table-cell table:formula="of:=IF(   [.B1738]=&quot;Accel&quot;;   [.$C$1];   IF(     [.B1738]=&quot;Cruise&quot;;     0;     IF([.B1738]=&quot;Decel&quot;; -[.$C$1]; 0)   ) )" office:value-type="float" office:value="0">
            <text:p>0</text:p>
          </table:table-cell>
          <table:table-cell table:formula="of:=IF(   [.B1738]=&quot;Stop&quot;;   0;   MAX(     0;     MIN(       [.$C$2];       [.D1737] + [.C1738] * [.$C$4]     )   ) )" office:value-type="float" office:value="9.75">
            <text:p>9.75</text:p>
          </table:table-cell>
          <table:table-cell table:formula="of:=IF(   [.B1738]=&quot;Stop&quot;;   [.$C$3];   [.E1737] + [.D1738] * [.$C$4] )" office:value-type="float" office:value="83.2649999999977">
            <text:p>83.26</text:p>
          </table:table-cell>
          <table:table-cell table:number-columns-repeated="872"/>
        </table:table-row>
        <table:table-row table:style-name="ro3">
          <table:table-cell table:formula="of:=[.A1738]+[.$C$4]" office:value-type="float" office:value="8.63999999999995">
            <text:p>8.640</text:p>
          </table:table-cell>
          <table:table-cell table:formula="of:=IF(   [.A1739] &lt; [.$C$5];   &quot;Accel&quot;;   IF(     [.A1739] &lt; [.$C$5] + [.$C$7];     &quot;Cruise&quot;;     IF(       [.A1739] &lt; [.$C$8];       &quot;Decel&quot;;       &quot;Stop&quot;     )   ) )" office:value-type="string" office:string-value="Cruise">
            <text:p>Cruise</text:p>
          </table:table-cell>
          <table:table-cell table:formula="of:=IF(   [.B1739]=&quot;Accel&quot;;   [.$C$1];   IF(     [.B1739]=&quot;Cruise&quot;;     0;     IF([.B1739]=&quot;Decel&quot;; -[.$C$1]; 0)   ) )" office:value-type="float" office:value="0">
            <text:p>0</text:p>
          </table:table-cell>
          <table:table-cell table:formula="of:=IF(   [.B1739]=&quot;Stop&quot;;   0;   MAX(     0;     MIN(       [.$C$2];       [.D1738] + [.C1739] * [.$C$4]     )   ) )" office:value-type="float" office:value="9.75">
            <text:p>9.75</text:p>
          </table:table-cell>
          <table:table-cell table:formula="of:=IF(   [.B1739]=&quot;Stop&quot;;   [.$C$3];   [.E1738] + [.D1739] * [.$C$4] )" office:value-type="float" office:value="83.3137499999977">
            <text:p>83.31</text:p>
          </table:table-cell>
          <table:table-cell table:number-columns-repeated="872"/>
        </table:table-row>
        <table:table-row table:style-name="ro3">
          <table:table-cell table:formula="of:=[.A1739]+[.$C$4]" office:value-type="float" office:value="8.64499999999995">
            <text:p>8.645</text:p>
          </table:table-cell>
          <table:table-cell table:formula="of:=IF(   [.A1740] &lt; [.$C$5];   &quot;Accel&quot;;   IF(     [.A1740] &lt; [.$C$5] + [.$C$7];     &quot;Cruise&quot;;     IF(       [.A1740] &lt; [.$C$8];       &quot;Decel&quot;;       &quot;Stop&quot;     )   ) )" office:value-type="string" office:string-value="Cruise">
            <text:p>Cruise</text:p>
          </table:table-cell>
          <table:table-cell table:formula="of:=IF(   [.B1740]=&quot;Accel&quot;;   [.$C$1];   IF(     [.B1740]=&quot;Cruise&quot;;     0;     IF([.B1740]=&quot;Decel&quot;; -[.$C$1]; 0)   ) )" office:value-type="float" office:value="0">
            <text:p>0</text:p>
          </table:table-cell>
          <table:table-cell table:formula="of:=IF(   [.B1740]=&quot;Stop&quot;;   0;   MAX(     0;     MIN(       [.$C$2];       [.D1739] + [.C1740] * [.$C$4]     )   ) )" office:value-type="float" office:value="9.75">
            <text:p>9.75</text:p>
          </table:table-cell>
          <table:table-cell table:formula="of:=IF(   [.B1740]=&quot;Stop&quot;;   [.$C$3];   [.E1739] + [.D1740] * [.$C$4] )" office:value-type="float" office:value="83.3624999999977">
            <text:p>83.36</text:p>
          </table:table-cell>
          <table:table-cell table:number-columns-repeated="872"/>
        </table:table-row>
        <table:table-row table:style-name="ro3">
          <table:table-cell table:formula="of:=[.A1740]+[.$C$4]" office:value-type="float" office:value="8.64999999999995">
            <text:p>8.650</text:p>
          </table:table-cell>
          <table:table-cell table:formula="of:=IF(   [.A1741] &lt; [.$C$5];   &quot;Accel&quot;;   IF(     [.A1741] &lt; [.$C$5] + [.$C$7];     &quot;Cruise&quot;;     IF(       [.A1741] &lt; [.$C$8];       &quot;Decel&quot;;       &quot;Stop&quot;     )   ) )" office:value-type="string" office:string-value="Cruise">
            <text:p>Cruise</text:p>
          </table:table-cell>
          <table:table-cell table:formula="of:=IF(   [.B1741]=&quot;Accel&quot;;   [.$C$1];   IF(     [.B1741]=&quot;Cruise&quot;;     0;     IF([.B1741]=&quot;Decel&quot;; -[.$C$1]; 0)   ) )" office:value-type="float" office:value="0">
            <text:p>0</text:p>
          </table:table-cell>
          <table:table-cell table:formula="of:=IF(   [.B1741]=&quot;Stop&quot;;   0;   MAX(     0;     MIN(       [.$C$2];       [.D1740] + [.C1741] * [.$C$4]     )   ) )" office:value-type="float" office:value="9.75">
            <text:p>9.75</text:p>
          </table:table-cell>
          <table:table-cell table:formula="of:=IF(   [.B1741]=&quot;Stop&quot;;   [.$C$3];   [.E1740] + [.D1741] * [.$C$4] )" office:value-type="float" office:value="83.4112499999977">
            <text:p>83.41</text:p>
          </table:table-cell>
          <table:table-cell table:number-columns-repeated="872"/>
        </table:table-row>
        <table:table-row table:style-name="ro3">
          <table:table-cell table:formula="of:=[.A1741]+[.$C$4]" office:value-type="float" office:value="8.65499999999995">
            <text:p>8.655</text:p>
          </table:table-cell>
          <table:table-cell table:formula="of:=IF(   [.A1742] &lt; [.$C$5];   &quot;Accel&quot;;   IF(     [.A1742] &lt; [.$C$5] + [.$C$7];     &quot;Cruise&quot;;     IF(       [.A1742] &lt; [.$C$8];       &quot;Decel&quot;;       &quot;Stop&quot;     )   ) )" office:value-type="string" office:string-value="Cruise">
            <text:p>Cruise</text:p>
          </table:table-cell>
          <table:table-cell table:formula="of:=IF(   [.B1742]=&quot;Accel&quot;;   [.$C$1];   IF(     [.B1742]=&quot;Cruise&quot;;     0;     IF([.B1742]=&quot;Decel&quot;; -[.$C$1]; 0)   ) )" office:value-type="float" office:value="0">
            <text:p>0</text:p>
          </table:table-cell>
          <table:table-cell table:formula="of:=IF(   [.B1742]=&quot;Stop&quot;;   0;   MAX(     0;     MIN(       [.$C$2];       [.D1741] + [.C1742] * [.$C$4]     )   ) )" office:value-type="float" office:value="9.75">
            <text:p>9.75</text:p>
          </table:table-cell>
          <table:table-cell table:formula="of:=IF(   [.B1742]=&quot;Stop&quot;;   [.$C$3];   [.E1741] + [.D1742] * [.$C$4] )" office:value-type="float" office:value="83.4599999999977">
            <text:p>83.46</text:p>
          </table:table-cell>
          <table:table-cell table:number-columns-repeated="872"/>
        </table:table-row>
        <table:table-row table:style-name="ro3">
          <table:table-cell table:formula="of:=[.A1742]+[.$C$4]" office:value-type="float" office:value="8.65999999999995">
            <text:p>8.660</text:p>
          </table:table-cell>
          <table:table-cell table:formula="of:=IF(   [.A1743] &lt; [.$C$5];   &quot;Accel&quot;;   IF(     [.A1743] &lt; [.$C$5] + [.$C$7];     &quot;Cruise&quot;;     IF(       [.A1743] &lt; [.$C$8];       &quot;Decel&quot;;       &quot;Stop&quot;     )   ) )" office:value-type="string" office:string-value="Cruise">
            <text:p>Cruise</text:p>
          </table:table-cell>
          <table:table-cell table:formula="of:=IF(   [.B1743]=&quot;Accel&quot;;   [.$C$1];   IF(     [.B1743]=&quot;Cruise&quot;;     0;     IF([.B1743]=&quot;Decel&quot;; -[.$C$1]; 0)   ) )" office:value-type="float" office:value="0">
            <text:p>0</text:p>
          </table:table-cell>
          <table:table-cell table:formula="of:=IF(   [.B1743]=&quot;Stop&quot;;   0;   MAX(     0;     MIN(       [.$C$2];       [.D1742] + [.C1743] * [.$C$4]     )   ) )" office:value-type="float" office:value="9.75">
            <text:p>9.75</text:p>
          </table:table-cell>
          <table:table-cell table:formula="of:=IF(   [.B1743]=&quot;Stop&quot;;   [.$C$3];   [.E1742] + [.D1743] * [.$C$4] )" office:value-type="float" office:value="83.5087499999977">
            <text:p>83.51</text:p>
          </table:table-cell>
          <table:table-cell table:number-columns-repeated="872"/>
        </table:table-row>
        <table:table-row table:style-name="ro3">
          <table:table-cell table:formula="of:=[.A1743]+[.$C$4]" office:value-type="float" office:value="8.66499999999996">
            <text:p>8.665</text:p>
          </table:table-cell>
          <table:table-cell table:formula="of:=IF(   [.A1744] &lt; [.$C$5];   &quot;Accel&quot;;   IF(     [.A1744] &lt; [.$C$5] + [.$C$7];     &quot;Cruise&quot;;     IF(       [.A1744] &lt; [.$C$8];       &quot;Decel&quot;;       &quot;Stop&quot;     )   ) )" office:value-type="string" office:string-value="Cruise">
            <text:p>Cruise</text:p>
          </table:table-cell>
          <table:table-cell table:formula="of:=IF(   [.B1744]=&quot;Accel&quot;;   [.$C$1];   IF(     [.B1744]=&quot;Cruise&quot;;     0;     IF([.B1744]=&quot;Decel&quot;; -[.$C$1]; 0)   ) )" office:value-type="float" office:value="0">
            <text:p>0</text:p>
          </table:table-cell>
          <table:table-cell table:formula="of:=IF(   [.B1744]=&quot;Stop&quot;;   0;   MAX(     0;     MIN(       [.$C$2];       [.D1743] + [.C1744] * [.$C$4]     )   ) )" office:value-type="float" office:value="9.75">
            <text:p>9.75</text:p>
          </table:table-cell>
          <table:table-cell table:formula="of:=IF(   [.B1744]=&quot;Stop&quot;;   [.$C$3];   [.E1743] + [.D1744] * [.$C$4] )" office:value-type="float" office:value="83.5574999999977">
            <text:p>83.56</text:p>
          </table:table-cell>
          <table:table-cell table:number-columns-repeated="872"/>
        </table:table-row>
        <table:table-row table:style-name="ro3">
          <table:table-cell table:formula="of:=[.A1744]+[.$C$4]" office:value-type="float" office:value="8.66999999999996">
            <text:p>8.670</text:p>
          </table:table-cell>
          <table:table-cell table:formula="of:=IF(   [.A1745] &lt; [.$C$5];   &quot;Accel&quot;;   IF(     [.A1745] &lt; [.$C$5] + [.$C$7];     &quot;Cruise&quot;;     IF(       [.A1745] &lt; [.$C$8];       &quot;Decel&quot;;       &quot;Stop&quot;     )   ) )" office:value-type="string" office:string-value="Cruise">
            <text:p>Cruise</text:p>
          </table:table-cell>
          <table:table-cell table:formula="of:=IF(   [.B1745]=&quot;Accel&quot;;   [.$C$1];   IF(     [.B1745]=&quot;Cruise&quot;;     0;     IF([.B1745]=&quot;Decel&quot;; -[.$C$1]; 0)   ) )" office:value-type="float" office:value="0">
            <text:p>0</text:p>
          </table:table-cell>
          <table:table-cell table:formula="of:=IF(   [.B1745]=&quot;Stop&quot;;   0;   MAX(     0;     MIN(       [.$C$2];       [.D1744] + [.C1745] * [.$C$4]     )   ) )" office:value-type="float" office:value="9.75">
            <text:p>9.75</text:p>
          </table:table-cell>
          <table:table-cell table:formula="of:=IF(   [.B1745]=&quot;Stop&quot;;   [.$C$3];   [.E1744] + [.D1745] * [.$C$4] )" office:value-type="float" office:value="83.6062499999977">
            <text:p>83.61</text:p>
          </table:table-cell>
          <table:table-cell table:number-columns-repeated="872"/>
        </table:table-row>
        <table:table-row table:style-name="ro3">
          <table:table-cell table:formula="of:=[.A1745]+[.$C$4]" office:value-type="float" office:value="8.67499999999996">
            <text:p>8.675</text:p>
          </table:table-cell>
          <table:table-cell table:formula="of:=IF(   [.A1746] &lt; [.$C$5];   &quot;Accel&quot;;   IF(     [.A1746] &lt; [.$C$5] + [.$C$7];     &quot;Cruise&quot;;     IF(       [.A1746] &lt; [.$C$8];       &quot;Decel&quot;;       &quot;Stop&quot;     )   ) )" office:value-type="string" office:string-value="Cruise">
            <text:p>Cruise</text:p>
          </table:table-cell>
          <table:table-cell table:formula="of:=IF(   [.B1746]=&quot;Accel&quot;;   [.$C$1];   IF(     [.B1746]=&quot;Cruise&quot;;     0;     IF([.B1746]=&quot;Decel&quot;; -[.$C$1]; 0)   ) )" office:value-type="float" office:value="0">
            <text:p>0</text:p>
          </table:table-cell>
          <table:table-cell table:formula="of:=IF(   [.B1746]=&quot;Stop&quot;;   0;   MAX(     0;     MIN(       [.$C$2];       [.D1745] + [.C1746] * [.$C$4]     )   ) )" office:value-type="float" office:value="9.75">
            <text:p>9.75</text:p>
          </table:table-cell>
          <table:table-cell table:formula="of:=IF(   [.B1746]=&quot;Stop&quot;;   [.$C$3];   [.E1745] + [.D1746] * [.$C$4] )" office:value-type="float" office:value="83.6549999999977">
            <text:p>83.65</text:p>
          </table:table-cell>
          <table:table-cell table:number-columns-repeated="872"/>
        </table:table-row>
        <table:table-row table:style-name="ro3">
          <table:table-cell table:formula="of:=[.A1746]+[.$C$4]" office:value-type="float" office:value="8.67999999999996">
            <text:p>8.680</text:p>
          </table:table-cell>
          <table:table-cell table:formula="of:=IF(   [.A1747] &lt; [.$C$5];   &quot;Accel&quot;;   IF(     [.A1747] &lt; [.$C$5] + [.$C$7];     &quot;Cruise&quot;;     IF(       [.A1747] &lt; [.$C$8];       &quot;Decel&quot;;       &quot;Stop&quot;     )   ) )" office:value-type="string" office:string-value="Cruise">
            <text:p>Cruise</text:p>
          </table:table-cell>
          <table:table-cell table:formula="of:=IF(   [.B1747]=&quot;Accel&quot;;   [.$C$1];   IF(     [.B1747]=&quot;Cruise&quot;;     0;     IF([.B1747]=&quot;Decel&quot;; -[.$C$1]; 0)   ) )" office:value-type="float" office:value="0">
            <text:p>0</text:p>
          </table:table-cell>
          <table:table-cell table:formula="of:=IF(   [.B1747]=&quot;Stop&quot;;   0;   MAX(     0;     MIN(       [.$C$2];       [.D1746] + [.C1747] * [.$C$4]     )   ) )" office:value-type="float" office:value="9.75">
            <text:p>9.75</text:p>
          </table:table-cell>
          <table:table-cell table:formula="of:=IF(   [.B1747]=&quot;Stop&quot;;   [.$C$3];   [.E1746] + [.D1747] * [.$C$4] )" office:value-type="float" office:value="83.7037499999977">
            <text:p>83.70</text:p>
          </table:table-cell>
          <table:table-cell table:number-columns-repeated="872"/>
        </table:table-row>
        <table:table-row table:style-name="ro3">
          <table:table-cell table:formula="of:=[.A1747]+[.$C$4]" office:value-type="float" office:value="8.68499999999996">
            <text:p>8.685</text:p>
          </table:table-cell>
          <table:table-cell table:formula="of:=IF(   [.A1748] &lt; [.$C$5];   &quot;Accel&quot;;   IF(     [.A1748] &lt; [.$C$5] + [.$C$7];     &quot;Cruise&quot;;     IF(       [.A1748] &lt; [.$C$8];       &quot;Decel&quot;;       &quot;Stop&quot;     )   ) )" office:value-type="string" office:string-value="Cruise">
            <text:p>Cruise</text:p>
          </table:table-cell>
          <table:table-cell table:formula="of:=IF(   [.B1748]=&quot;Accel&quot;;   [.$C$1];   IF(     [.B1748]=&quot;Cruise&quot;;     0;     IF([.B1748]=&quot;Decel&quot;; -[.$C$1]; 0)   ) )" office:value-type="float" office:value="0">
            <text:p>0</text:p>
          </table:table-cell>
          <table:table-cell table:formula="of:=IF(   [.B1748]=&quot;Stop&quot;;   0;   MAX(     0;     MIN(       [.$C$2];       [.D1747] + [.C1748] * [.$C$4]     )   ) )" office:value-type="float" office:value="9.75">
            <text:p>9.75</text:p>
          </table:table-cell>
          <table:table-cell table:formula="of:=IF(   [.B1748]=&quot;Stop&quot;;   [.$C$3];   [.E1747] + [.D1748] * [.$C$4] )" office:value-type="float" office:value="83.7524999999977">
            <text:p>83.75</text:p>
          </table:table-cell>
          <table:table-cell table:number-columns-repeated="872"/>
        </table:table-row>
        <table:table-row table:style-name="ro3">
          <table:table-cell table:formula="of:=[.A1748]+[.$C$4]" office:value-type="float" office:value="8.68999999999996">
            <text:p>8.690</text:p>
          </table:table-cell>
          <table:table-cell table:formula="of:=IF(   [.A1749] &lt; [.$C$5];   &quot;Accel&quot;;   IF(     [.A1749] &lt; [.$C$5] + [.$C$7];     &quot;Cruise&quot;;     IF(       [.A1749] &lt; [.$C$8];       &quot;Decel&quot;;       &quot;Stop&quot;     )   ) )" office:value-type="string" office:string-value="Cruise">
            <text:p>Cruise</text:p>
          </table:table-cell>
          <table:table-cell table:formula="of:=IF(   [.B1749]=&quot;Accel&quot;;   [.$C$1];   IF(     [.B1749]=&quot;Cruise&quot;;     0;     IF([.B1749]=&quot;Decel&quot;; -[.$C$1]; 0)   ) )" office:value-type="float" office:value="0">
            <text:p>0</text:p>
          </table:table-cell>
          <table:table-cell table:formula="of:=IF(   [.B1749]=&quot;Stop&quot;;   0;   MAX(     0;     MIN(       [.$C$2];       [.D1748] + [.C1749] * [.$C$4]     )   ) )" office:value-type="float" office:value="9.75">
            <text:p>9.75</text:p>
          </table:table-cell>
          <table:table-cell table:formula="of:=IF(   [.B1749]=&quot;Stop&quot;;   [.$C$3];   [.E1748] + [.D1749] * [.$C$4] )" office:value-type="float" office:value="83.8012499999977">
            <text:p>83.80</text:p>
          </table:table-cell>
          <table:table-cell table:number-columns-repeated="872"/>
        </table:table-row>
        <table:table-row table:style-name="ro3">
          <table:table-cell table:formula="of:=[.A1749]+[.$C$4]" office:value-type="float" office:value="8.69499999999996">
            <text:p>8.695</text:p>
          </table:table-cell>
          <table:table-cell table:formula="of:=IF(   [.A1750] &lt; [.$C$5];   &quot;Accel&quot;;   IF(     [.A1750] &lt; [.$C$5] + [.$C$7];     &quot;Cruise&quot;;     IF(       [.A1750] &lt; [.$C$8];       &quot;Decel&quot;;       &quot;Stop&quot;     )   ) )" office:value-type="string" office:string-value="Cruise">
            <text:p>Cruise</text:p>
          </table:table-cell>
          <table:table-cell table:formula="of:=IF(   [.B1750]=&quot;Accel&quot;;   [.$C$1];   IF(     [.B1750]=&quot;Cruise&quot;;     0;     IF([.B1750]=&quot;Decel&quot;; -[.$C$1]; 0)   ) )" office:value-type="float" office:value="0">
            <text:p>0</text:p>
          </table:table-cell>
          <table:table-cell table:formula="of:=IF(   [.B1750]=&quot;Stop&quot;;   0;   MAX(     0;     MIN(       [.$C$2];       [.D1749] + [.C1750] * [.$C$4]     )   ) )" office:value-type="float" office:value="9.75">
            <text:p>9.75</text:p>
          </table:table-cell>
          <table:table-cell table:formula="of:=IF(   [.B1750]=&quot;Stop&quot;;   [.$C$3];   [.E1749] + [.D1750] * [.$C$4] )" office:value-type="float" office:value="83.8499999999977">
            <text:p>83.85</text:p>
          </table:table-cell>
          <table:table-cell table:number-columns-repeated="872"/>
        </table:table-row>
        <table:table-row table:style-name="ro3">
          <table:table-cell table:formula="of:=[.A1750]+[.$C$4]" office:value-type="float" office:value="8.69999999999996">
            <text:p>8.700</text:p>
          </table:table-cell>
          <table:table-cell table:formula="of:=IF(   [.A1751] &lt; [.$C$5];   &quot;Accel&quot;;   IF(     [.A1751] &lt; [.$C$5] + [.$C$7];     &quot;Cruise&quot;;     IF(       [.A1751] &lt; [.$C$8];       &quot;Decel&quot;;       &quot;Stop&quot;     )   ) )" office:value-type="string" office:string-value="Cruise">
            <text:p>Cruise</text:p>
          </table:table-cell>
          <table:table-cell table:formula="of:=IF(   [.B1751]=&quot;Accel&quot;;   [.$C$1];   IF(     [.B1751]=&quot;Cruise&quot;;     0;     IF([.B1751]=&quot;Decel&quot;; -[.$C$1]; 0)   ) )" office:value-type="float" office:value="0">
            <text:p>0</text:p>
          </table:table-cell>
          <table:table-cell table:formula="of:=IF(   [.B1751]=&quot;Stop&quot;;   0;   MAX(     0;     MIN(       [.$C$2];       [.D1750] + [.C1751] * [.$C$4]     )   ) )" office:value-type="float" office:value="9.75">
            <text:p>9.75</text:p>
          </table:table-cell>
          <table:table-cell table:formula="of:=IF(   [.B1751]=&quot;Stop&quot;;   [.$C$3];   [.E1750] + [.D1751] * [.$C$4] )" office:value-type="float" office:value="83.8987499999977">
            <text:p>83.90</text:p>
          </table:table-cell>
          <table:table-cell table:number-columns-repeated="872"/>
        </table:table-row>
        <table:table-row table:style-name="ro3">
          <table:table-cell table:formula="of:=[.A1751]+[.$C$4]" office:value-type="float" office:value="8.70499999999996">
            <text:p>8.705</text:p>
          </table:table-cell>
          <table:table-cell table:formula="of:=IF(   [.A1752] &lt; [.$C$5];   &quot;Accel&quot;;   IF(     [.A1752] &lt; [.$C$5] + [.$C$7];     &quot;Cruise&quot;;     IF(       [.A1752] &lt; [.$C$8];       &quot;Decel&quot;;       &quot;Stop&quot;     )   ) )" office:value-type="string" office:string-value="Cruise">
            <text:p>Cruise</text:p>
          </table:table-cell>
          <table:table-cell table:formula="of:=IF(   [.B1752]=&quot;Accel&quot;;   [.$C$1];   IF(     [.B1752]=&quot;Cruise&quot;;     0;     IF([.B1752]=&quot;Decel&quot;; -[.$C$1]; 0)   ) )" office:value-type="float" office:value="0">
            <text:p>0</text:p>
          </table:table-cell>
          <table:table-cell table:formula="of:=IF(   [.B1752]=&quot;Stop&quot;;   0;   MAX(     0;     MIN(       [.$C$2];       [.D1751] + [.C1752] * [.$C$4]     )   ) )" office:value-type="float" office:value="9.75">
            <text:p>9.75</text:p>
          </table:table-cell>
          <table:table-cell table:formula="of:=IF(   [.B1752]=&quot;Stop&quot;;   [.$C$3];   [.E1751] + [.D1752] * [.$C$4] )" office:value-type="float" office:value="83.9474999999976">
            <text:p>83.95</text:p>
          </table:table-cell>
          <table:table-cell table:number-columns-repeated="872"/>
        </table:table-row>
        <table:table-row table:style-name="ro3">
          <table:table-cell table:formula="of:=[.A1752]+[.$C$4]" office:value-type="float" office:value="8.70999999999996">
            <text:p>8.710</text:p>
          </table:table-cell>
          <table:table-cell table:formula="of:=IF(   [.A1753] &lt; [.$C$5];   &quot;Accel&quot;;   IF(     [.A1753] &lt; [.$C$5] + [.$C$7];     &quot;Cruise&quot;;     IF(       [.A1753] &lt; [.$C$8];       &quot;Decel&quot;;       &quot;Stop&quot;     )   ) )" office:value-type="string" office:string-value="Cruise">
            <text:p>Cruise</text:p>
          </table:table-cell>
          <table:table-cell table:formula="of:=IF(   [.B1753]=&quot;Accel&quot;;   [.$C$1];   IF(     [.B1753]=&quot;Cruise&quot;;     0;     IF([.B1753]=&quot;Decel&quot;; -[.$C$1]; 0)   ) )" office:value-type="float" office:value="0">
            <text:p>0</text:p>
          </table:table-cell>
          <table:table-cell table:formula="of:=IF(   [.B1753]=&quot;Stop&quot;;   0;   MAX(     0;     MIN(       [.$C$2];       [.D1752] + [.C1753] * [.$C$4]     )   ) )" office:value-type="float" office:value="9.75">
            <text:p>9.75</text:p>
          </table:table-cell>
          <table:table-cell table:formula="of:=IF(   [.B1753]=&quot;Stop&quot;;   [.$C$3];   [.E1752] + [.D1753] * [.$C$4] )" office:value-type="float" office:value="83.9962499999976">
            <text:p>84.00</text:p>
          </table:table-cell>
          <table:table-cell table:number-columns-repeated="872"/>
        </table:table-row>
        <table:table-row table:style-name="ro3">
          <table:table-cell table:formula="of:=[.A1753]+[.$C$4]" office:value-type="float" office:value="8.71499999999996">
            <text:p>8.715</text:p>
          </table:table-cell>
          <table:table-cell table:formula="of:=IF(   [.A1754] &lt; [.$C$5];   &quot;Accel&quot;;   IF(     [.A1754] &lt; [.$C$5] + [.$C$7];     &quot;Cruise&quot;;     IF(       [.A1754] &lt; [.$C$8];       &quot;Decel&quot;;       &quot;Stop&quot;     )   ) )" office:value-type="string" office:string-value="Cruise">
            <text:p>Cruise</text:p>
          </table:table-cell>
          <table:table-cell table:formula="of:=IF(   [.B1754]=&quot;Accel&quot;;   [.$C$1];   IF(     [.B1754]=&quot;Cruise&quot;;     0;     IF([.B1754]=&quot;Decel&quot;; -[.$C$1]; 0)   ) )" office:value-type="float" office:value="0">
            <text:p>0</text:p>
          </table:table-cell>
          <table:table-cell table:formula="of:=IF(   [.B1754]=&quot;Stop&quot;;   0;   MAX(     0;     MIN(       [.$C$2];       [.D1753] + [.C1754] * [.$C$4]     )   ) )" office:value-type="float" office:value="9.75">
            <text:p>9.75</text:p>
          </table:table-cell>
          <table:table-cell table:formula="of:=IF(   [.B1754]=&quot;Stop&quot;;   [.$C$3];   [.E1753] + [.D1754] * [.$C$4] )" office:value-type="float" office:value="84.0449999999976">
            <text:p>84.04</text:p>
          </table:table-cell>
          <table:table-cell table:number-columns-repeated="872"/>
        </table:table-row>
        <table:table-row table:style-name="ro3">
          <table:table-cell table:formula="of:=[.A1754]+[.$C$4]" office:value-type="float" office:value="8.71999999999996">
            <text:p>8.720</text:p>
          </table:table-cell>
          <table:table-cell table:formula="of:=IF(   [.A1755] &lt; [.$C$5];   &quot;Accel&quot;;   IF(     [.A1755] &lt; [.$C$5] + [.$C$7];     &quot;Cruise&quot;;     IF(       [.A1755] &lt; [.$C$8];       &quot;Decel&quot;;       &quot;Stop&quot;     )   ) )" office:value-type="string" office:string-value="Cruise">
            <text:p>Cruise</text:p>
          </table:table-cell>
          <table:table-cell table:formula="of:=IF(   [.B1755]=&quot;Accel&quot;;   [.$C$1];   IF(     [.B1755]=&quot;Cruise&quot;;     0;     IF([.B1755]=&quot;Decel&quot;; -[.$C$1]; 0)   ) )" office:value-type="float" office:value="0">
            <text:p>0</text:p>
          </table:table-cell>
          <table:table-cell table:formula="of:=IF(   [.B1755]=&quot;Stop&quot;;   0;   MAX(     0;     MIN(       [.$C$2];       [.D1754] + [.C1755] * [.$C$4]     )   ) )" office:value-type="float" office:value="9.75">
            <text:p>9.75</text:p>
          </table:table-cell>
          <table:table-cell table:formula="of:=IF(   [.B1755]=&quot;Stop&quot;;   [.$C$3];   [.E1754] + [.D1755] * [.$C$4] )" office:value-type="float" office:value="84.0937499999976">
            <text:p>84.09</text:p>
          </table:table-cell>
          <table:table-cell table:number-columns-repeated="872"/>
        </table:table-row>
        <table:table-row table:style-name="ro3">
          <table:table-cell table:formula="of:=[.A1755]+[.$C$4]" office:value-type="float" office:value="8.72499999999996">
            <text:p>8.725</text:p>
          </table:table-cell>
          <table:table-cell table:formula="of:=IF(   [.A1756] &lt; [.$C$5];   &quot;Accel&quot;;   IF(     [.A1756] &lt; [.$C$5] + [.$C$7];     &quot;Cruise&quot;;     IF(       [.A1756] &lt; [.$C$8];       &quot;Decel&quot;;       &quot;Stop&quot;     )   ) )" office:value-type="string" office:string-value="Cruise">
            <text:p>Cruise</text:p>
          </table:table-cell>
          <table:table-cell table:formula="of:=IF(   [.B1756]=&quot;Accel&quot;;   [.$C$1];   IF(     [.B1756]=&quot;Cruise&quot;;     0;     IF([.B1756]=&quot;Decel&quot;; -[.$C$1]; 0)   ) )" office:value-type="float" office:value="0">
            <text:p>0</text:p>
          </table:table-cell>
          <table:table-cell table:formula="of:=IF(   [.B1756]=&quot;Stop&quot;;   0;   MAX(     0;     MIN(       [.$C$2];       [.D1755] + [.C1756] * [.$C$4]     )   ) )" office:value-type="float" office:value="9.75">
            <text:p>9.75</text:p>
          </table:table-cell>
          <table:table-cell table:formula="of:=IF(   [.B1756]=&quot;Stop&quot;;   [.$C$3];   [.E1755] + [.D1756] * [.$C$4] )" office:value-type="float" office:value="84.1424999999976">
            <text:p>84.14</text:p>
          </table:table-cell>
          <table:table-cell table:number-columns-repeated="872"/>
        </table:table-row>
        <table:table-row table:style-name="ro3">
          <table:table-cell table:formula="of:=[.A1756]+[.$C$4]" office:value-type="float" office:value="8.72999999999997">
            <text:p>8.730</text:p>
          </table:table-cell>
          <table:table-cell table:formula="of:=IF(   [.A1757] &lt; [.$C$5];   &quot;Accel&quot;;   IF(     [.A1757] &lt; [.$C$5] + [.$C$7];     &quot;Cruise&quot;;     IF(       [.A1757] &lt; [.$C$8];       &quot;Decel&quot;;       &quot;Stop&quot;     )   ) )" office:value-type="string" office:string-value="Cruise">
            <text:p>Cruise</text:p>
          </table:table-cell>
          <table:table-cell table:formula="of:=IF(   [.B1757]=&quot;Accel&quot;;   [.$C$1];   IF(     [.B1757]=&quot;Cruise&quot;;     0;     IF([.B1757]=&quot;Decel&quot;; -[.$C$1]; 0)   ) )" office:value-type="float" office:value="0">
            <text:p>0</text:p>
          </table:table-cell>
          <table:table-cell table:formula="of:=IF(   [.B1757]=&quot;Stop&quot;;   0;   MAX(     0;     MIN(       [.$C$2];       [.D1756] + [.C1757] * [.$C$4]     )   ) )" office:value-type="float" office:value="9.75">
            <text:p>9.75</text:p>
          </table:table-cell>
          <table:table-cell table:formula="of:=IF(   [.B1757]=&quot;Stop&quot;;   [.$C$3];   [.E1756] + [.D1757] * [.$C$4] )" office:value-type="float" office:value="84.1912499999976">
            <text:p>84.19</text:p>
          </table:table-cell>
          <table:table-cell table:number-columns-repeated="872"/>
        </table:table-row>
        <table:table-row table:style-name="ro3">
          <table:table-cell table:formula="of:=[.A1757]+[.$C$4]" office:value-type="float" office:value="8.73499999999997">
            <text:p>8.735</text:p>
          </table:table-cell>
          <table:table-cell table:formula="of:=IF(   [.A1758] &lt; [.$C$5];   &quot;Accel&quot;;   IF(     [.A1758] &lt; [.$C$5] + [.$C$7];     &quot;Cruise&quot;;     IF(       [.A1758] &lt; [.$C$8];       &quot;Decel&quot;;       &quot;Stop&quot;     )   ) )" office:value-type="string" office:string-value="Cruise">
            <text:p>Cruise</text:p>
          </table:table-cell>
          <table:table-cell table:formula="of:=IF(   [.B1758]=&quot;Accel&quot;;   [.$C$1];   IF(     [.B1758]=&quot;Cruise&quot;;     0;     IF([.B1758]=&quot;Decel&quot;; -[.$C$1]; 0)   ) )" office:value-type="float" office:value="0">
            <text:p>0</text:p>
          </table:table-cell>
          <table:table-cell table:formula="of:=IF(   [.B1758]=&quot;Stop&quot;;   0;   MAX(     0;     MIN(       [.$C$2];       [.D1757] + [.C1758] * [.$C$4]     )   ) )" office:value-type="float" office:value="9.75">
            <text:p>9.75</text:p>
          </table:table-cell>
          <table:table-cell table:formula="of:=IF(   [.B1758]=&quot;Stop&quot;;   [.$C$3];   [.E1757] + [.D1758] * [.$C$4] )" office:value-type="float" office:value="84.2399999999976">
            <text:p>84.24</text:p>
          </table:table-cell>
          <table:table-cell table:number-columns-repeated="872"/>
        </table:table-row>
        <table:table-row table:style-name="ro3">
          <table:table-cell table:formula="of:=[.A1758]+[.$C$4]" office:value-type="float" office:value="8.73999999999997">
            <text:p>8.740</text:p>
          </table:table-cell>
          <table:table-cell table:formula="of:=IF(   [.A1759] &lt; [.$C$5];   &quot;Accel&quot;;   IF(     [.A1759] &lt; [.$C$5] + [.$C$7];     &quot;Cruise&quot;;     IF(       [.A1759] &lt; [.$C$8];       &quot;Decel&quot;;       &quot;Stop&quot;     )   ) )" office:value-type="string" office:string-value="Cruise">
            <text:p>Cruise</text:p>
          </table:table-cell>
          <table:table-cell table:formula="of:=IF(   [.B1759]=&quot;Accel&quot;;   [.$C$1];   IF(     [.B1759]=&quot;Cruise&quot;;     0;     IF([.B1759]=&quot;Decel&quot;; -[.$C$1]; 0)   ) )" office:value-type="float" office:value="0">
            <text:p>0</text:p>
          </table:table-cell>
          <table:table-cell table:formula="of:=IF(   [.B1759]=&quot;Stop&quot;;   0;   MAX(     0;     MIN(       [.$C$2];       [.D1758] + [.C1759] * [.$C$4]     )   ) )" office:value-type="float" office:value="9.75">
            <text:p>9.75</text:p>
          </table:table-cell>
          <table:table-cell table:formula="of:=IF(   [.B1759]=&quot;Stop&quot;;   [.$C$3];   [.E1758] + [.D1759] * [.$C$4] )" office:value-type="float" office:value="84.2887499999976">
            <text:p>84.29</text:p>
          </table:table-cell>
          <table:table-cell table:number-columns-repeated="872"/>
        </table:table-row>
        <table:table-row table:style-name="ro3">
          <table:table-cell table:formula="of:=[.A1759]+[.$C$4]" office:value-type="float" office:value="8.74499999999997">
            <text:p>8.745</text:p>
          </table:table-cell>
          <table:table-cell table:formula="of:=IF(   [.A1760] &lt; [.$C$5];   &quot;Accel&quot;;   IF(     [.A1760] &lt; [.$C$5] + [.$C$7];     &quot;Cruise&quot;;     IF(       [.A1760] &lt; [.$C$8];       &quot;Decel&quot;;       &quot;Stop&quot;     )   ) )" office:value-type="string" office:string-value="Cruise">
            <text:p>Cruise</text:p>
          </table:table-cell>
          <table:table-cell table:formula="of:=IF(   [.B1760]=&quot;Accel&quot;;   [.$C$1];   IF(     [.B1760]=&quot;Cruise&quot;;     0;     IF([.B1760]=&quot;Decel&quot;; -[.$C$1]; 0)   ) )" office:value-type="float" office:value="0">
            <text:p>0</text:p>
          </table:table-cell>
          <table:table-cell table:formula="of:=IF(   [.B1760]=&quot;Stop&quot;;   0;   MAX(     0;     MIN(       [.$C$2];       [.D1759] + [.C1760] * [.$C$4]     )   ) )" office:value-type="float" office:value="9.75">
            <text:p>9.75</text:p>
          </table:table-cell>
          <table:table-cell table:formula="of:=IF(   [.B1760]=&quot;Stop&quot;;   [.$C$3];   [.E1759] + [.D1760] * [.$C$4] )" office:value-type="float" office:value="84.3374999999976">
            <text:p>84.34</text:p>
          </table:table-cell>
          <table:table-cell table:number-columns-repeated="872"/>
        </table:table-row>
        <table:table-row table:style-name="ro3">
          <table:table-cell table:formula="of:=[.A1760]+[.$C$4]" office:value-type="float" office:value="8.74999999999997">
            <text:p>8.750</text:p>
          </table:table-cell>
          <table:table-cell table:formula="of:=IF(   [.A1761] &lt; [.$C$5];   &quot;Accel&quot;;   IF(     [.A1761] &lt; [.$C$5] + [.$C$7];     &quot;Cruise&quot;;     IF(       [.A1761] &lt; [.$C$8];       &quot;Decel&quot;;       &quot;Stop&quot;     )   ) )" office:value-type="string" office:string-value="Cruise">
            <text:p>Cruise</text:p>
          </table:table-cell>
          <table:table-cell table:formula="of:=IF(   [.B1761]=&quot;Accel&quot;;   [.$C$1];   IF(     [.B1761]=&quot;Cruise&quot;;     0;     IF([.B1761]=&quot;Decel&quot;; -[.$C$1]; 0)   ) )" office:value-type="float" office:value="0">
            <text:p>0</text:p>
          </table:table-cell>
          <table:table-cell table:formula="of:=IF(   [.B1761]=&quot;Stop&quot;;   0;   MAX(     0;     MIN(       [.$C$2];       [.D1760] + [.C1761] * [.$C$4]     )   ) )" office:value-type="float" office:value="9.75">
            <text:p>9.75</text:p>
          </table:table-cell>
          <table:table-cell table:formula="of:=IF(   [.B1761]=&quot;Stop&quot;;   [.$C$3];   [.E1760] + [.D1761] * [.$C$4] )" office:value-type="float" office:value="84.3862499999976">
            <text:p>84.39</text:p>
          </table:table-cell>
          <table:table-cell table:number-columns-repeated="872"/>
        </table:table-row>
        <table:table-row table:style-name="ro3">
          <table:table-cell table:formula="of:=[.A1761]+[.$C$4]" office:value-type="float" office:value="8.75499999999997">
            <text:p>8.755</text:p>
          </table:table-cell>
          <table:table-cell table:formula="of:=IF(   [.A1762] &lt; [.$C$5];   &quot;Accel&quot;;   IF(     [.A1762] &lt; [.$C$5] + [.$C$7];     &quot;Cruise&quot;;     IF(       [.A1762] &lt; [.$C$8];       &quot;Decel&quot;;       &quot;Stop&quot;     )   ) )" office:value-type="string" office:string-value="Cruise">
            <text:p>Cruise</text:p>
          </table:table-cell>
          <table:table-cell table:formula="of:=IF(   [.B1762]=&quot;Accel&quot;;   [.$C$1];   IF(     [.B1762]=&quot;Cruise&quot;;     0;     IF([.B1762]=&quot;Decel&quot;; -[.$C$1]; 0)   ) )" office:value-type="float" office:value="0">
            <text:p>0</text:p>
          </table:table-cell>
          <table:table-cell table:formula="of:=IF(   [.B1762]=&quot;Stop&quot;;   0;   MAX(     0;     MIN(       [.$C$2];       [.D1761] + [.C1762] * [.$C$4]     )   ) )" office:value-type="float" office:value="9.75">
            <text:p>9.75</text:p>
          </table:table-cell>
          <table:table-cell table:formula="of:=IF(   [.B1762]=&quot;Stop&quot;;   [.$C$3];   [.E1761] + [.D1762] * [.$C$4] )" office:value-type="float" office:value="84.4349999999976">
            <text:p>84.43</text:p>
          </table:table-cell>
          <table:table-cell table:number-columns-repeated="872"/>
        </table:table-row>
        <table:table-row table:style-name="ro3">
          <table:table-cell table:formula="of:=[.A1762]+[.$C$4]" office:value-type="float" office:value="8.75999999999997">
            <text:p>8.760</text:p>
          </table:table-cell>
          <table:table-cell table:formula="of:=IF(   [.A1763] &lt; [.$C$5];   &quot;Accel&quot;;   IF(     [.A1763] &lt; [.$C$5] + [.$C$7];     &quot;Cruise&quot;;     IF(       [.A1763] &lt; [.$C$8];       &quot;Decel&quot;;       &quot;Stop&quot;     )   ) )" office:value-type="string" office:string-value="Cruise">
            <text:p>Cruise</text:p>
          </table:table-cell>
          <table:table-cell table:formula="of:=IF(   [.B1763]=&quot;Accel&quot;;   [.$C$1];   IF(     [.B1763]=&quot;Cruise&quot;;     0;     IF([.B1763]=&quot;Decel&quot;; -[.$C$1]; 0)   ) )" office:value-type="float" office:value="0">
            <text:p>0</text:p>
          </table:table-cell>
          <table:table-cell table:formula="of:=IF(   [.B1763]=&quot;Stop&quot;;   0;   MAX(     0;     MIN(       [.$C$2];       [.D1762] + [.C1763] * [.$C$4]     )   ) )" office:value-type="float" office:value="9.75">
            <text:p>9.75</text:p>
          </table:table-cell>
          <table:table-cell table:formula="of:=IF(   [.B1763]=&quot;Stop&quot;;   [.$C$3];   [.E1762] + [.D1763] * [.$C$4] )" office:value-type="float" office:value="84.4837499999976">
            <text:p>84.48</text:p>
          </table:table-cell>
          <table:table-cell table:number-columns-repeated="872"/>
        </table:table-row>
        <table:table-row table:style-name="ro3">
          <table:table-cell table:formula="of:=[.A1763]+[.$C$4]" office:value-type="float" office:value="8.76499999999997">
            <text:p>8.765</text:p>
          </table:table-cell>
          <table:table-cell table:formula="of:=IF(   [.A1764] &lt; [.$C$5];   &quot;Accel&quot;;   IF(     [.A1764] &lt; [.$C$5] + [.$C$7];     &quot;Cruise&quot;;     IF(       [.A1764] &lt; [.$C$8];       &quot;Decel&quot;;       &quot;Stop&quot;     )   ) )" office:value-type="string" office:string-value="Cruise">
            <text:p>Cruise</text:p>
          </table:table-cell>
          <table:table-cell table:formula="of:=IF(   [.B1764]=&quot;Accel&quot;;   [.$C$1];   IF(     [.B1764]=&quot;Cruise&quot;;     0;     IF([.B1764]=&quot;Decel&quot;; -[.$C$1]; 0)   ) )" office:value-type="float" office:value="0">
            <text:p>0</text:p>
          </table:table-cell>
          <table:table-cell table:formula="of:=IF(   [.B1764]=&quot;Stop&quot;;   0;   MAX(     0;     MIN(       [.$C$2];       [.D1763] + [.C1764] * [.$C$4]     )   ) )" office:value-type="float" office:value="9.75">
            <text:p>9.75</text:p>
          </table:table-cell>
          <table:table-cell table:formula="of:=IF(   [.B1764]=&quot;Stop&quot;;   [.$C$3];   [.E1763] + [.D1764] * [.$C$4] )" office:value-type="float" office:value="84.5324999999976">
            <text:p>84.53</text:p>
          </table:table-cell>
          <table:table-cell table:number-columns-repeated="872"/>
        </table:table-row>
        <table:table-row table:style-name="ro3">
          <table:table-cell table:formula="of:=[.A1764]+[.$C$4]" office:value-type="float" office:value="8.76999999999997">
            <text:p>8.770</text:p>
          </table:table-cell>
          <table:table-cell table:formula="of:=IF(   [.A1765] &lt; [.$C$5];   &quot;Accel&quot;;   IF(     [.A1765] &lt; [.$C$5] + [.$C$7];     &quot;Cruise&quot;;     IF(       [.A1765] &lt; [.$C$8];       &quot;Decel&quot;;       &quot;Stop&quot;     )   ) )" office:value-type="string" office:string-value="Cruise">
            <text:p>Cruise</text:p>
          </table:table-cell>
          <table:table-cell table:formula="of:=IF(   [.B1765]=&quot;Accel&quot;;   [.$C$1];   IF(     [.B1765]=&quot;Cruise&quot;;     0;     IF([.B1765]=&quot;Decel&quot;; -[.$C$1]; 0)   ) )" office:value-type="float" office:value="0">
            <text:p>0</text:p>
          </table:table-cell>
          <table:table-cell table:formula="of:=IF(   [.B1765]=&quot;Stop&quot;;   0;   MAX(     0;     MIN(       [.$C$2];       [.D1764] + [.C1765] * [.$C$4]     )   ) )" office:value-type="float" office:value="9.75">
            <text:p>9.75</text:p>
          </table:table-cell>
          <table:table-cell table:formula="of:=IF(   [.B1765]=&quot;Stop&quot;;   [.$C$3];   [.E1764] + [.D1765] * [.$C$4] )" office:value-type="float" office:value="84.5812499999976">
            <text:p>84.58</text:p>
          </table:table-cell>
          <table:table-cell table:number-columns-repeated="872"/>
        </table:table-row>
        <table:table-row table:style-name="ro3">
          <table:table-cell table:formula="of:=[.A1765]+[.$C$4]" office:value-type="float" office:value="8.77499999999997">
            <text:p>8.775</text:p>
          </table:table-cell>
          <table:table-cell table:formula="of:=IF(   [.A1766] &lt; [.$C$5];   &quot;Accel&quot;;   IF(     [.A1766] &lt; [.$C$5] + [.$C$7];     &quot;Cruise&quot;;     IF(       [.A1766] &lt; [.$C$8];       &quot;Decel&quot;;       &quot;Stop&quot;     )   ) )" office:value-type="string" office:string-value="Cruise">
            <text:p>Cruise</text:p>
          </table:table-cell>
          <table:table-cell table:formula="of:=IF(   [.B1766]=&quot;Accel&quot;;   [.$C$1];   IF(     [.B1766]=&quot;Cruise&quot;;     0;     IF([.B1766]=&quot;Decel&quot;; -[.$C$1]; 0)   ) )" office:value-type="float" office:value="0">
            <text:p>0</text:p>
          </table:table-cell>
          <table:table-cell table:formula="of:=IF(   [.B1766]=&quot;Stop&quot;;   0;   MAX(     0;     MIN(       [.$C$2];       [.D1765] + [.C1766] * [.$C$4]     )   ) )" office:value-type="float" office:value="9.75">
            <text:p>9.75</text:p>
          </table:table-cell>
          <table:table-cell table:formula="of:=IF(   [.B1766]=&quot;Stop&quot;;   [.$C$3];   [.E1765] + [.D1766] * [.$C$4] )" office:value-type="float" office:value="84.6299999999976">
            <text:p>84.63</text:p>
          </table:table-cell>
          <table:table-cell table:number-columns-repeated="872"/>
        </table:table-row>
        <table:table-row table:style-name="ro3">
          <table:table-cell table:formula="of:=[.A1766]+[.$C$4]" office:value-type="float" office:value="8.77999999999997">
            <text:p>8.780</text:p>
          </table:table-cell>
          <table:table-cell table:formula="of:=IF(   [.A1767] &lt; [.$C$5];   &quot;Accel&quot;;   IF(     [.A1767] &lt; [.$C$5] + [.$C$7];     &quot;Cruise&quot;;     IF(       [.A1767] &lt; [.$C$8];       &quot;Decel&quot;;       &quot;Stop&quot;     )   ) )" office:value-type="string" office:string-value="Cruise">
            <text:p>Cruise</text:p>
          </table:table-cell>
          <table:table-cell table:formula="of:=IF(   [.B1767]=&quot;Accel&quot;;   [.$C$1];   IF(     [.B1767]=&quot;Cruise&quot;;     0;     IF([.B1767]=&quot;Decel&quot;; -[.$C$1]; 0)   ) )" office:value-type="float" office:value="0">
            <text:p>0</text:p>
          </table:table-cell>
          <table:table-cell table:formula="of:=IF(   [.B1767]=&quot;Stop&quot;;   0;   MAX(     0;     MIN(       [.$C$2];       [.D1766] + [.C1767] * [.$C$4]     )   ) )" office:value-type="float" office:value="9.75">
            <text:p>9.75</text:p>
          </table:table-cell>
          <table:table-cell table:formula="of:=IF(   [.B1767]=&quot;Stop&quot;;   [.$C$3];   [.E1766] + [.D1767] * [.$C$4] )" office:value-type="float" office:value="84.6787499999976">
            <text:p>84.68</text:p>
          </table:table-cell>
          <table:table-cell table:number-columns-repeated="872"/>
        </table:table-row>
        <table:table-row table:style-name="ro3">
          <table:table-cell table:formula="of:=[.A1767]+[.$C$4]" office:value-type="float" office:value="8.78499999999997">
            <text:p>8.785</text:p>
          </table:table-cell>
          <table:table-cell table:formula="of:=IF(   [.A1768] &lt; [.$C$5];   &quot;Accel&quot;;   IF(     [.A1768] &lt; [.$C$5] + [.$C$7];     &quot;Cruise&quot;;     IF(       [.A1768] &lt; [.$C$8];       &quot;Decel&quot;;       &quot;Stop&quot;     )   ) )" office:value-type="string" office:string-value="Cruise">
            <text:p>Cruise</text:p>
          </table:table-cell>
          <table:table-cell table:formula="of:=IF(   [.B1768]=&quot;Accel&quot;;   [.$C$1];   IF(     [.B1768]=&quot;Cruise&quot;;     0;     IF([.B1768]=&quot;Decel&quot;; -[.$C$1]; 0)   ) )" office:value-type="float" office:value="0">
            <text:p>0</text:p>
          </table:table-cell>
          <table:table-cell table:formula="of:=IF(   [.B1768]=&quot;Stop&quot;;   0;   MAX(     0;     MIN(       [.$C$2];       [.D1767] + [.C1768] * [.$C$4]     )   ) )" office:value-type="float" office:value="9.75">
            <text:p>9.75</text:p>
          </table:table-cell>
          <table:table-cell table:formula="of:=IF(   [.B1768]=&quot;Stop&quot;;   [.$C$3];   [.E1767] + [.D1768] * [.$C$4] )" office:value-type="float" office:value="84.7274999999976">
            <text:p>84.73</text:p>
          </table:table-cell>
          <table:table-cell table:number-columns-repeated="872"/>
        </table:table-row>
        <table:table-row table:style-name="ro3">
          <table:table-cell table:formula="of:=[.A1768]+[.$C$4]" office:value-type="float" office:value="8.78999999999997">
            <text:p>8.790</text:p>
          </table:table-cell>
          <table:table-cell table:formula="of:=IF(   [.A1769] &lt; [.$C$5];   &quot;Accel&quot;;   IF(     [.A1769] &lt; [.$C$5] + [.$C$7];     &quot;Cruise&quot;;     IF(       [.A1769] &lt; [.$C$8];       &quot;Decel&quot;;       &quot;Stop&quot;     )   ) )" office:value-type="string" office:string-value="Cruise">
            <text:p>Cruise</text:p>
          </table:table-cell>
          <table:table-cell table:formula="of:=IF(   [.B1769]=&quot;Accel&quot;;   [.$C$1];   IF(     [.B1769]=&quot;Cruise&quot;;     0;     IF([.B1769]=&quot;Decel&quot;; -[.$C$1]; 0)   ) )" office:value-type="float" office:value="0">
            <text:p>0</text:p>
          </table:table-cell>
          <table:table-cell table:formula="of:=IF(   [.B1769]=&quot;Stop&quot;;   0;   MAX(     0;     MIN(       [.$C$2];       [.D1768] + [.C1769] * [.$C$4]     )   ) )" office:value-type="float" office:value="9.75">
            <text:p>9.75</text:p>
          </table:table-cell>
          <table:table-cell table:formula="of:=IF(   [.B1769]=&quot;Stop&quot;;   [.$C$3];   [.E1768] + [.D1769] * [.$C$4] )" office:value-type="float" office:value="84.7762499999976">
            <text:p>84.78</text:p>
          </table:table-cell>
          <table:table-cell table:number-columns-repeated="872"/>
        </table:table-row>
        <table:table-row table:style-name="ro3">
          <table:table-cell table:formula="of:=[.A1769]+[.$C$4]" office:value-type="float" office:value="8.79499999999998">
            <text:p>8.795</text:p>
          </table:table-cell>
          <table:table-cell table:formula="of:=IF(   [.A1770] &lt; [.$C$5];   &quot;Accel&quot;;   IF(     [.A1770] &lt; [.$C$5] + [.$C$7];     &quot;Cruise&quot;;     IF(       [.A1770] &lt; [.$C$8];       &quot;Decel&quot;;       &quot;Stop&quot;     )   ) )" office:value-type="string" office:string-value="Cruise">
            <text:p>Cruise</text:p>
          </table:table-cell>
          <table:table-cell table:formula="of:=IF(   [.B1770]=&quot;Accel&quot;;   [.$C$1];   IF(     [.B1770]=&quot;Cruise&quot;;     0;     IF([.B1770]=&quot;Decel&quot;; -[.$C$1]; 0)   ) )" office:value-type="float" office:value="0">
            <text:p>0</text:p>
          </table:table-cell>
          <table:table-cell table:formula="of:=IF(   [.B1770]=&quot;Stop&quot;;   0;   MAX(     0;     MIN(       [.$C$2];       [.D1769] + [.C1770] * [.$C$4]     )   ) )" office:value-type="float" office:value="9.75">
            <text:p>9.75</text:p>
          </table:table-cell>
          <table:table-cell table:formula="of:=IF(   [.B1770]=&quot;Stop&quot;;   [.$C$3];   [.E1769] + [.D1770] * [.$C$4] )" office:value-type="float" office:value="84.8249999999976">
            <text:p>84.82</text:p>
          </table:table-cell>
          <table:table-cell table:number-columns-repeated="872"/>
        </table:table-row>
        <table:table-row table:style-name="ro3">
          <table:table-cell table:formula="of:=[.A1770]+[.$C$4]" office:value-type="float" office:value="8.79999999999998">
            <text:p>8.800</text:p>
          </table:table-cell>
          <table:table-cell table:formula="of:=IF(   [.A1771] &lt; [.$C$5];   &quot;Accel&quot;;   IF(     [.A1771] &lt; [.$C$5] + [.$C$7];     &quot;Cruise&quot;;     IF(       [.A1771] &lt; [.$C$8];       &quot;Decel&quot;;       &quot;Stop&quot;     )   ) )" office:value-type="string" office:string-value="Cruise">
            <text:p>Cruise</text:p>
          </table:table-cell>
          <table:table-cell table:formula="of:=IF(   [.B1771]=&quot;Accel&quot;;   [.$C$1];   IF(     [.B1771]=&quot;Cruise&quot;;     0;     IF([.B1771]=&quot;Decel&quot;; -[.$C$1]; 0)   ) )" office:value-type="float" office:value="0">
            <text:p>0</text:p>
          </table:table-cell>
          <table:table-cell table:formula="of:=IF(   [.B1771]=&quot;Stop&quot;;   0;   MAX(     0;     MIN(       [.$C$2];       [.D1770] + [.C1771] * [.$C$4]     )   ) )" office:value-type="float" office:value="9.75">
            <text:p>9.75</text:p>
          </table:table-cell>
          <table:table-cell table:formula="of:=IF(   [.B1771]=&quot;Stop&quot;;   [.$C$3];   [.E1770] + [.D1771] * [.$C$4] )" office:value-type="float" office:value="84.8737499999976">
            <text:p>84.87</text:p>
          </table:table-cell>
          <table:table-cell table:number-columns-repeated="872"/>
        </table:table-row>
        <table:table-row table:style-name="ro3">
          <table:table-cell table:formula="of:=[.A1771]+[.$C$4]" office:value-type="float" office:value="8.80499999999998">
            <text:p>8.805</text:p>
          </table:table-cell>
          <table:table-cell table:formula="of:=IF(   [.A1772] &lt; [.$C$5];   &quot;Accel&quot;;   IF(     [.A1772] &lt; [.$C$5] + [.$C$7];     &quot;Cruise&quot;;     IF(       [.A1772] &lt; [.$C$8];       &quot;Decel&quot;;       &quot;Stop&quot;     )   ) )" office:value-type="string" office:string-value="Cruise">
            <text:p>Cruise</text:p>
          </table:table-cell>
          <table:table-cell table:formula="of:=IF(   [.B1772]=&quot;Accel&quot;;   [.$C$1];   IF(     [.B1772]=&quot;Cruise&quot;;     0;     IF([.B1772]=&quot;Decel&quot;; -[.$C$1]; 0)   ) )" office:value-type="float" office:value="0">
            <text:p>0</text:p>
          </table:table-cell>
          <table:table-cell table:formula="of:=IF(   [.B1772]=&quot;Stop&quot;;   0;   MAX(     0;     MIN(       [.$C$2];       [.D1771] + [.C1772] * [.$C$4]     )   ) )" office:value-type="float" office:value="9.75">
            <text:p>9.75</text:p>
          </table:table-cell>
          <table:table-cell table:formula="of:=IF(   [.B1772]=&quot;Stop&quot;;   [.$C$3];   [.E1771] + [.D1772] * [.$C$4] )" office:value-type="float" office:value="84.9224999999976">
            <text:p>84.92</text:p>
          </table:table-cell>
          <table:table-cell table:number-columns-repeated="872"/>
        </table:table-row>
        <table:table-row table:style-name="ro3">
          <table:table-cell table:formula="of:=[.A1772]+[.$C$4]" office:value-type="float" office:value="8.80999999999998">
            <text:p>8.810</text:p>
          </table:table-cell>
          <table:table-cell table:formula="of:=IF(   [.A1773] &lt; [.$C$5];   &quot;Accel&quot;;   IF(     [.A1773] &lt; [.$C$5] + [.$C$7];     &quot;Cruise&quot;;     IF(       [.A1773] &lt; [.$C$8];       &quot;Decel&quot;;       &quot;Stop&quot;     )   ) )" office:value-type="string" office:string-value="Cruise">
            <text:p>Cruise</text:p>
          </table:table-cell>
          <table:table-cell table:formula="of:=IF(   [.B1773]=&quot;Accel&quot;;   [.$C$1];   IF(     [.B1773]=&quot;Cruise&quot;;     0;     IF([.B1773]=&quot;Decel&quot;; -[.$C$1]; 0)   ) )" office:value-type="float" office:value="0">
            <text:p>0</text:p>
          </table:table-cell>
          <table:table-cell table:formula="of:=IF(   [.B1773]=&quot;Stop&quot;;   0;   MAX(     0;     MIN(       [.$C$2];       [.D1772] + [.C1773] * [.$C$4]     )   ) )" office:value-type="float" office:value="9.75">
            <text:p>9.75</text:p>
          </table:table-cell>
          <table:table-cell table:formula="of:=IF(   [.B1773]=&quot;Stop&quot;;   [.$C$3];   [.E1772] + [.D1773] * [.$C$4] )" office:value-type="float" office:value="84.9712499999976">
            <text:p>84.97</text:p>
          </table:table-cell>
          <table:table-cell table:number-columns-repeated="872"/>
        </table:table-row>
        <table:table-row table:style-name="ro3">
          <table:table-cell table:formula="of:=[.A1773]+[.$C$4]" office:value-type="float" office:value="8.81499999999998">
            <text:p>8.815</text:p>
          </table:table-cell>
          <table:table-cell table:formula="of:=IF(   [.A1774] &lt; [.$C$5];   &quot;Accel&quot;;   IF(     [.A1774] &lt; [.$C$5] + [.$C$7];     &quot;Cruise&quot;;     IF(       [.A1774] &lt; [.$C$8];       &quot;Decel&quot;;       &quot;Stop&quot;     )   ) )" office:value-type="string" office:string-value="Cruise">
            <text:p>Cruise</text:p>
          </table:table-cell>
          <table:table-cell table:formula="of:=IF(   [.B1774]=&quot;Accel&quot;;   [.$C$1];   IF(     [.B1774]=&quot;Cruise&quot;;     0;     IF([.B1774]=&quot;Decel&quot;; -[.$C$1]; 0)   ) )" office:value-type="float" office:value="0">
            <text:p>0</text:p>
          </table:table-cell>
          <table:table-cell table:formula="of:=IF(   [.B1774]=&quot;Stop&quot;;   0;   MAX(     0;     MIN(       [.$C$2];       [.D1773] + [.C1774] * [.$C$4]     )   ) )" office:value-type="float" office:value="9.75">
            <text:p>9.75</text:p>
          </table:table-cell>
          <table:table-cell table:formula="of:=IF(   [.B1774]=&quot;Stop&quot;;   [.$C$3];   [.E1773] + [.D1774] * [.$C$4] )" office:value-type="float" office:value="85.0199999999976">
            <text:p>85.02</text:p>
          </table:table-cell>
          <table:table-cell table:number-columns-repeated="872"/>
        </table:table-row>
        <table:table-row table:style-name="ro3">
          <table:table-cell table:formula="of:=[.A1774]+[.$C$4]" office:value-type="float" office:value="8.81999999999998">
            <text:p>8.820</text:p>
          </table:table-cell>
          <table:table-cell table:formula="of:=IF(   [.A1775] &lt; [.$C$5];   &quot;Accel&quot;;   IF(     [.A1775] &lt; [.$C$5] + [.$C$7];     &quot;Cruise&quot;;     IF(       [.A1775] &lt; [.$C$8];       &quot;Decel&quot;;       &quot;Stop&quot;     )   ) )" office:value-type="string" office:string-value="Cruise">
            <text:p>Cruise</text:p>
          </table:table-cell>
          <table:table-cell table:formula="of:=IF(   [.B1775]=&quot;Accel&quot;;   [.$C$1];   IF(     [.B1775]=&quot;Cruise&quot;;     0;     IF([.B1775]=&quot;Decel&quot;; -[.$C$1]; 0)   ) )" office:value-type="float" office:value="0">
            <text:p>0</text:p>
          </table:table-cell>
          <table:table-cell table:formula="of:=IF(   [.B1775]=&quot;Stop&quot;;   0;   MAX(     0;     MIN(       [.$C$2];       [.D1774] + [.C1775] * [.$C$4]     )   ) )" office:value-type="float" office:value="9.75">
            <text:p>9.75</text:p>
          </table:table-cell>
          <table:table-cell table:formula="of:=IF(   [.B1775]=&quot;Stop&quot;;   [.$C$3];   [.E1774] + [.D1775] * [.$C$4] )" office:value-type="float" office:value="85.0687499999976">
            <text:p>85.07</text:p>
          </table:table-cell>
          <table:table-cell table:number-columns-repeated="872"/>
        </table:table-row>
        <table:table-row table:style-name="ro3">
          <table:table-cell table:formula="of:=[.A1775]+[.$C$4]" office:value-type="float" office:value="8.82499999999998">
            <text:p>8.825</text:p>
          </table:table-cell>
          <table:table-cell table:formula="of:=IF(   [.A1776] &lt; [.$C$5];   &quot;Accel&quot;;   IF(     [.A1776] &lt; [.$C$5] + [.$C$7];     &quot;Cruise&quot;;     IF(       [.A1776] &lt; [.$C$8];       &quot;Decel&quot;;       &quot;Stop&quot;     )   ) )" office:value-type="string" office:string-value="Cruise">
            <text:p>Cruise</text:p>
          </table:table-cell>
          <table:table-cell table:formula="of:=IF(   [.B1776]=&quot;Accel&quot;;   [.$C$1];   IF(     [.B1776]=&quot;Cruise&quot;;     0;     IF([.B1776]=&quot;Decel&quot;; -[.$C$1]; 0)   ) )" office:value-type="float" office:value="0">
            <text:p>0</text:p>
          </table:table-cell>
          <table:table-cell table:formula="of:=IF(   [.B1776]=&quot;Stop&quot;;   0;   MAX(     0;     MIN(       [.$C$2];       [.D1775] + [.C1776] * [.$C$4]     )   ) )" office:value-type="float" office:value="9.75">
            <text:p>9.75</text:p>
          </table:table-cell>
          <table:table-cell table:formula="of:=IF(   [.B1776]=&quot;Stop&quot;;   [.$C$3];   [.E1775] + [.D1776] * [.$C$4] )" office:value-type="float" office:value="85.1174999999976">
            <text:p>85.12</text:p>
          </table:table-cell>
          <table:table-cell table:number-columns-repeated="872"/>
        </table:table-row>
        <table:table-row table:style-name="ro3">
          <table:table-cell table:formula="of:=[.A1776]+[.$C$4]" office:value-type="float" office:value="8.82999999999998">
            <text:p>8.830</text:p>
          </table:table-cell>
          <table:table-cell table:formula="of:=IF(   [.A1777] &lt; [.$C$5];   &quot;Accel&quot;;   IF(     [.A1777] &lt; [.$C$5] + [.$C$7];     &quot;Cruise&quot;;     IF(       [.A1777] &lt; [.$C$8];       &quot;Decel&quot;;       &quot;Stop&quot;     )   ) )" office:value-type="string" office:string-value="Cruise">
            <text:p>Cruise</text:p>
          </table:table-cell>
          <table:table-cell table:formula="of:=IF(   [.B1777]=&quot;Accel&quot;;   [.$C$1];   IF(     [.B1777]=&quot;Cruise&quot;;     0;     IF([.B1777]=&quot;Decel&quot;; -[.$C$1]; 0)   ) )" office:value-type="float" office:value="0">
            <text:p>0</text:p>
          </table:table-cell>
          <table:table-cell table:formula="of:=IF(   [.B1777]=&quot;Stop&quot;;   0;   MAX(     0;     MIN(       [.$C$2];       [.D1776] + [.C1777] * [.$C$4]     )   ) )" office:value-type="float" office:value="9.75">
            <text:p>9.75</text:p>
          </table:table-cell>
          <table:table-cell table:formula="of:=IF(   [.B1777]=&quot;Stop&quot;;   [.$C$3];   [.E1776] + [.D1777] * [.$C$4] )" office:value-type="float" office:value="85.1662499999976">
            <text:p>85.17</text:p>
          </table:table-cell>
          <table:table-cell table:number-columns-repeated="872"/>
        </table:table-row>
        <table:table-row table:style-name="ro3">
          <table:table-cell table:formula="of:=[.A1777]+[.$C$4]" office:value-type="float" office:value="8.83499999999998">
            <text:p>8.835</text:p>
          </table:table-cell>
          <table:table-cell table:formula="of:=IF(   [.A1778] &lt; [.$C$5];   &quot;Accel&quot;;   IF(     [.A1778] &lt; [.$C$5] + [.$C$7];     &quot;Cruise&quot;;     IF(       [.A1778] &lt; [.$C$8];       &quot;Decel&quot;;       &quot;Stop&quot;     )   ) )" office:value-type="string" office:string-value="Cruise">
            <text:p>Cruise</text:p>
          </table:table-cell>
          <table:table-cell table:formula="of:=IF(   [.B1778]=&quot;Accel&quot;;   [.$C$1];   IF(     [.B1778]=&quot;Cruise&quot;;     0;     IF([.B1778]=&quot;Decel&quot;; -[.$C$1]; 0)   ) )" office:value-type="float" office:value="0">
            <text:p>0</text:p>
          </table:table-cell>
          <table:table-cell table:formula="of:=IF(   [.B1778]=&quot;Stop&quot;;   0;   MAX(     0;     MIN(       [.$C$2];       [.D1777] + [.C1778] * [.$C$4]     )   ) )" office:value-type="float" office:value="9.75">
            <text:p>9.75</text:p>
          </table:table-cell>
          <table:table-cell table:formula="of:=IF(   [.B1778]=&quot;Stop&quot;;   [.$C$3];   [.E1777] + [.D1778] * [.$C$4] )" office:value-type="float" office:value="85.2149999999976">
            <text:p>85.21</text:p>
          </table:table-cell>
          <table:table-cell table:number-columns-repeated="872"/>
        </table:table-row>
        <table:table-row table:style-name="ro3">
          <table:table-cell table:formula="of:=[.A1778]+[.$C$4]" office:value-type="float" office:value="8.83999999999998">
            <text:p>8.840</text:p>
          </table:table-cell>
          <table:table-cell table:formula="of:=IF(   [.A1779] &lt; [.$C$5];   &quot;Accel&quot;;   IF(     [.A1779] &lt; [.$C$5] + [.$C$7];     &quot;Cruise&quot;;     IF(       [.A1779] &lt; [.$C$8];       &quot;Decel&quot;;       &quot;Stop&quot;     )   ) )" office:value-type="string" office:string-value="Cruise">
            <text:p>Cruise</text:p>
          </table:table-cell>
          <table:table-cell table:formula="of:=IF(   [.B1779]=&quot;Accel&quot;;   [.$C$1];   IF(     [.B1779]=&quot;Cruise&quot;;     0;     IF([.B1779]=&quot;Decel&quot;; -[.$C$1]; 0)   ) )" office:value-type="float" office:value="0">
            <text:p>0</text:p>
          </table:table-cell>
          <table:table-cell table:formula="of:=IF(   [.B1779]=&quot;Stop&quot;;   0;   MAX(     0;     MIN(       [.$C$2];       [.D1778] + [.C1779] * [.$C$4]     )   ) )" office:value-type="float" office:value="9.75">
            <text:p>9.75</text:p>
          </table:table-cell>
          <table:table-cell table:formula="of:=IF(   [.B1779]=&quot;Stop&quot;;   [.$C$3];   [.E1778] + [.D1779] * [.$C$4] )" office:value-type="float" office:value="85.2637499999976">
            <text:p>85.26</text:p>
          </table:table-cell>
          <table:table-cell table:number-columns-repeated="872"/>
        </table:table-row>
        <table:table-row table:style-name="ro3">
          <table:table-cell table:formula="of:=[.A1779]+[.$C$4]" office:value-type="float" office:value="8.84499999999998">
            <text:p>8.845</text:p>
          </table:table-cell>
          <table:table-cell table:formula="of:=IF(   [.A1780] &lt; [.$C$5];   &quot;Accel&quot;;   IF(     [.A1780] &lt; [.$C$5] + [.$C$7];     &quot;Cruise&quot;;     IF(       [.A1780] &lt; [.$C$8];       &quot;Decel&quot;;       &quot;Stop&quot;     )   ) )" office:value-type="string" office:string-value="Cruise">
            <text:p>Cruise</text:p>
          </table:table-cell>
          <table:table-cell table:formula="of:=IF(   [.B1780]=&quot;Accel&quot;;   [.$C$1];   IF(     [.B1780]=&quot;Cruise&quot;;     0;     IF([.B1780]=&quot;Decel&quot;; -[.$C$1]; 0)   ) )" office:value-type="float" office:value="0">
            <text:p>0</text:p>
          </table:table-cell>
          <table:table-cell table:formula="of:=IF(   [.B1780]=&quot;Stop&quot;;   0;   MAX(     0;     MIN(       [.$C$2];       [.D1779] + [.C1780] * [.$C$4]     )   ) )" office:value-type="float" office:value="9.75">
            <text:p>9.75</text:p>
          </table:table-cell>
          <table:table-cell table:formula="of:=IF(   [.B1780]=&quot;Stop&quot;;   [.$C$3];   [.E1779] + [.D1780] * [.$C$4] )" office:value-type="float" office:value="85.3124999999976">
            <text:p>85.31</text:p>
          </table:table-cell>
          <table:table-cell table:number-columns-repeated="872"/>
        </table:table-row>
        <table:table-row table:style-name="ro3">
          <table:table-cell table:formula="of:=[.A1780]+[.$C$4]" office:value-type="float" office:value="8.84999999999998">
            <text:p>8.850</text:p>
          </table:table-cell>
          <table:table-cell table:formula="of:=IF(   [.A1781] &lt; [.$C$5];   &quot;Accel&quot;;   IF(     [.A1781] &lt; [.$C$5] + [.$C$7];     &quot;Cruise&quot;;     IF(       [.A1781] &lt; [.$C$8];       &quot;Decel&quot;;       &quot;Stop&quot;     )   ) )" office:value-type="string" office:string-value="Cruise">
            <text:p>Cruise</text:p>
          </table:table-cell>
          <table:table-cell table:formula="of:=IF(   [.B1781]=&quot;Accel&quot;;   [.$C$1];   IF(     [.B1781]=&quot;Cruise&quot;;     0;     IF([.B1781]=&quot;Decel&quot;; -[.$C$1]; 0)   ) )" office:value-type="float" office:value="0">
            <text:p>0</text:p>
          </table:table-cell>
          <table:table-cell table:formula="of:=IF(   [.B1781]=&quot;Stop&quot;;   0;   MAX(     0;     MIN(       [.$C$2];       [.D1780] + [.C1781] * [.$C$4]     )   ) )" office:value-type="float" office:value="9.75">
            <text:p>9.75</text:p>
          </table:table-cell>
          <table:table-cell table:formula="of:=IF(   [.B1781]=&quot;Stop&quot;;   [.$C$3];   [.E1780] + [.D1781] * [.$C$4] )" office:value-type="float" office:value="85.3612499999976">
            <text:p>85.36</text:p>
          </table:table-cell>
          <table:table-cell table:number-columns-repeated="872"/>
        </table:table-row>
        <table:table-row table:style-name="ro3">
          <table:table-cell table:formula="of:=[.A1781]+[.$C$4]" office:value-type="float" office:value="8.85499999999998">
            <text:p>8.855</text:p>
          </table:table-cell>
          <table:table-cell table:formula="of:=IF(   [.A1782] &lt; [.$C$5];   &quot;Accel&quot;;   IF(     [.A1782] &lt; [.$C$5] + [.$C$7];     &quot;Cruise&quot;;     IF(       [.A1782] &lt; [.$C$8];       &quot;Decel&quot;;       &quot;Stop&quot;     )   ) )" office:value-type="string" office:string-value="Cruise">
            <text:p>Cruise</text:p>
          </table:table-cell>
          <table:table-cell table:formula="of:=IF(   [.B1782]=&quot;Accel&quot;;   [.$C$1];   IF(     [.B1782]=&quot;Cruise&quot;;     0;     IF([.B1782]=&quot;Decel&quot;; -[.$C$1]; 0)   ) )" office:value-type="float" office:value="0">
            <text:p>0</text:p>
          </table:table-cell>
          <table:table-cell table:formula="of:=IF(   [.B1782]=&quot;Stop&quot;;   0;   MAX(     0;     MIN(       [.$C$2];       [.D1781] + [.C1782] * [.$C$4]     )   ) )" office:value-type="float" office:value="9.75">
            <text:p>9.75</text:p>
          </table:table-cell>
          <table:table-cell table:formula="of:=IF(   [.B1782]=&quot;Stop&quot;;   [.$C$3];   [.E1781] + [.D1782] * [.$C$4] )" office:value-type="float" office:value="85.4099999999976">
            <text:p>85.41</text:p>
          </table:table-cell>
          <table:table-cell table:number-columns-repeated="872"/>
        </table:table-row>
        <table:table-row table:style-name="ro3">
          <table:table-cell table:formula="of:=[.A1782]+[.$C$4]" office:value-type="float" office:value="8.85999999999999">
            <text:p>8.860</text:p>
          </table:table-cell>
          <table:table-cell table:formula="of:=IF(   [.A1783] &lt; [.$C$5];   &quot;Accel&quot;;   IF(     [.A1783] &lt; [.$C$5] + [.$C$7];     &quot;Cruise&quot;;     IF(       [.A1783] &lt; [.$C$8];       &quot;Decel&quot;;       &quot;Stop&quot;     )   ) )" office:value-type="string" office:string-value="Cruise">
            <text:p>Cruise</text:p>
          </table:table-cell>
          <table:table-cell table:formula="of:=IF(   [.B1783]=&quot;Accel&quot;;   [.$C$1];   IF(     [.B1783]=&quot;Cruise&quot;;     0;     IF([.B1783]=&quot;Decel&quot;; -[.$C$1]; 0)   ) )" office:value-type="float" office:value="0">
            <text:p>0</text:p>
          </table:table-cell>
          <table:table-cell table:formula="of:=IF(   [.B1783]=&quot;Stop&quot;;   0;   MAX(     0;     MIN(       [.$C$2];       [.D1782] + [.C1783] * [.$C$4]     )   ) )" office:value-type="float" office:value="9.75">
            <text:p>9.75</text:p>
          </table:table-cell>
          <table:table-cell table:formula="of:=IF(   [.B1783]=&quot;Stop&quot;;   [.$C$3];   [.E1782] + [.D1783] * [.$C$4] )" office:value-type="float" office:value="85.4587499999976">
            <text:p>85.46</text:p>
          </table:table-cell>
          <table:table-cell table:number-columns-repeated="872"/>
        </table:table-row>
        <table:table-row table:style-name="ro3">
          <table:table-cell table:formula="of:=[.A1783]+[.$C$4]" office:value-type="float" office:value="8.86499999999999">
            <text:p>8.865</text:p>
          </table:table-cell>
          <table:table-cell table:formula="of:=IF(   [.A1784] &lt; [.$C$5];   &quot;Accel&quot;;   IF(     [.A1784] &lt; [.$C$5] + [.$C$7];     &quot;Cruise&quot;;     IF(       [.A1784] &lt; [.$C$8];       &quot;Decel&quot;;       &quot;Stop&quot;     )   ) )" office:value-type="string" office:string-value="Cruise">
            <text:p>Cruise</text:p>
          </table:table-cell>
          <table:table-cell table:formula="of:=IF(   [.B1784]=&quot;Accel&quot;;   [.$C$1];   IF(     [.B1784]=&quot;Cruise&quot;;     0;     IF([.B1784]=&quot;Decel&quot;; -[.$C$1]; 0)   ) )" office:value-type="float" office:value="0">
            <text:p>0</text:p>
          </table:table-cell>
          <table:table-cell table:formula="of:=IF(   [.B1784]=&quot;Stop&quot;;   0;   MAX(     0;     MIN(       [.$C$2];       [.D1783] + [.C1784] * [.$C$4]     )   ) )" office:value-type="float" office:value="9.75">
            <text:p>9.75</text:p>
          </table:table-cell>
          <table:table-cell table:formula="of:=IF(   [.B1784]=&quot;Stop&quot;;   [.$C$3];   [.E1783] + [.D1784] * [.$C$4] )" office:value-type="float" office:value="85.5074999999976">
            <text:p>85.51</text:p>
          </table:table-cell>
          <table:table-cell table:number-columns-repeated="872"/>
        </table:table-row>
        <table:table-row table:style-name="ro3">
          <table:table-cell table:formula="of:=[.A1784]+[.$C$4]" office:value-type="float" office:value="8.86999999999999">
            <text:p>8.870</text:p>
          </table:table-cell>
          <table:table-cell table:formula="of:=IF(   [.A1785] &lt; [.$C$5];   &quot;Accel&quot;;   IF(     [.A1785] &lt; [.$C$5] + [.$C$7];     &quot;Cruise&quot;;     IF(       [.A1785] &lt; [.$C$8];       &quot;Decel&quot;;       &quot;Stop&quot;     )   ) )" office:value-type="string" office:string-value="Cruise">
            <text:p>Cruise</text:p>
          </table:table-cell>
          <table:table-cell table:formula="of:=IF(   [.B1785]=&quot;Accel&quot;;   [.$C$1];   IF(     [.B1785]=&quot;Cruise&quot;;     0;     IF([.B1785]=&quot;Decel&quot;; -[.$C$1]; 0)   ) )" office:value-type="float" office:value="0">
            <text:p>0</text:p>
          </table:table-cell>
          <table:table-cell table:formula="of:=IF(   [.B1785]=&quot;Stop&quot;;   0;   MAX(     0;     MIN(       [.$C$2];       [.D1784] + [.C1785] * [.$C$4]     )   ) )" office:value-type="float" office:value="9.75">
            <text:p>9.75</text:p>
          </table:table-cell>
          <table:table-cell table:formula="of:=IF(   [.B1785]=&quot;Stop&quot;;   [.$C$3];   [.E1784] + [.D1785] * [.$C$4] )" office:value-type="float" office:value="85.5562499999976">
            <text:p>85.56</text:p>
          </table:table-cell>
          <table:table-cell table:number-columns-repeated="872"/>
        </table:table-row>
        <table:table-row table:style-name="ro3">
          <table:table-cell table:formula="of:=[.A1785]+[.$C$4]" office:value-type="float" office:value="8.87499999999999">
            <text:p>8.875</text:p>
          </table:table-cell>
          <table:table-cell table:formula="of:=IF(   [.A1786] &lt; [.$C$5];   &quot;Accel&quot;;   IF(     [.A1786] &lt; [.$C$5] + [.$C$7];     &quot;Cruise&quot;;     IF(       [.A1786] &lt; [.$C$8];       &quot;Decel&quot;;       &quot;Stop&quot;     )   ) )" office:value-type="string" office:string-value="Cruise">
            <text:p>Cruise</text:p>
          </table:table-cell>
          <table:table-cell table:formula="of:=IF(   [.B1786]=&quot;Accel&quot;;   [.$C$1];   IF(     [.B1786]=&quot;Cruise&quot;;     0;     IF([.B1786]=&quot;Decel&quot;; -[.$C$1]; 0)   ) )" office:value-type="float" office:value="0">
            <text:p>0</text:p>
          </table:table-cell>
          <table:table-cell table:formula="of:=IF(   [.B1786]=&quot;Stop&quot;;   0;   MAX(     0;     MIN(       [.$C$2];       [.D1785] + [.C1786] * [.$C$4]     )   ) )" office:value-type="float" office:value="9.75">
            <text:p>9.75</text:p>
          </table:table-cell>
          <table:table-cell table:formula="of:=IF(   [.B1786]=&quot;Stop&quot;;   [.$C$3];   [.E1785] + [.D1786] * [.$C$4] )" office:value-type="float" office:value="85.6049999999976">
            <text:p>85.60</text:p>
          </table:table-cell>
          <table:table-cell table:number-columns-repeated="872"/>
        </table:table-row>
        <table:table-row table:style-name="ro3">
          <table:table-cell table:formula="of:=[.A1786]+[.$C$4]" office:value-type="float" office:value="8.87999999999999">
            <text:p>8.880</text:p>
          </table:table-cell>
          <table:table-cell table:formula="of:=IF(   [.A1787] &lt; [.$C$5];   &quot;Accel&quot;;   IF(     [.A1787] &lt; [.$C$5] + [.$C$7];     &quot;Cruise&quot;;     IF(       [.A1787] &lt; [.$C$8];       &quot;Decel&quot;;       &quot;Stop&quot;     )   ) )" office:value-type="string" office:string-value="Cruise">
            <text:p>Cruise</text:p>
          </table:table-cell>
          <table:table-cell table:formula="of:=IF(   [.B1787]=&quot;Accel&quot;;   [.$C$1];   IF(     [.B1787]=&quot;Cruise&quot;;     0;     IF([.B1787]=&quot;Decel&quot;; -[.$C$1]; 0)   ) )" office:value-type="float" office:value="0">
            <text:p>0</text:p>
          </table:table-cell>
          <table:table-cell table:formula="of:=IF(   [.B1787]=&quot;Stop&quot;;   0;   MAX(     0;     MIN(       [.$C$2];       [.D1786] + [.C1787] * [.$C$4]     )   ) )" office:value-type="float" office:value="9.75">
            <text:p>9.75</text:p>
          </table:table-cell>
          <table:table-cell table:formula="of:=IF(   [.B1787]=&quot;Stop&quot;;   [.$C$3];   [.E1786] + [.D1787] * [.$C$4] )" office:value-type="float" office:value="85.6537499999976">
            <text:p>85.65</text:p>
          </table:table-cell>
          <table:table-cell table:number-columns-repeated="872"/>
        </table:table-row>
        <table:table-row table:style-name="ro3">
          <table:table-cell table:formula="of:=[.A1787]+[.$C$4]" office:value-type="float" office:value="8.88499999999999">
            <text:p>8.885</text:p>
          </table:table-cell>
          <table:table-cell table:formula="of:=IF(   [.A1788] &lt; [.$C$5];   &quot;Accel&quot;;   IF(     [.A1788] &lt; [.$C$5] + [.$C$7];     &quot;Cruise&quot;;     IF(       [.A1788] &lt; [.$C$8];       &quot;Decel&quot;;       &quot;Stop&quot;     )   ) )" office:value-type="string" office:string-value="Cruise">
            <text:p>Cruise</text:p>
          </table:table-cell>
          <table:table-cell table:formula="of:=IF(   [.B1788]=&quot;Accel&quot;;   [.$C$1];   IF(     [.B1788]=&quot;Cruise&quot;;     0;     IF([.B1788]=&quot;Decel&quot;; -[.$C$1]; 0)   ) )" office:value-type="float" office:value="0">
            <text:p>0</text:p>
          </table:table-cell>
          <table:table-cell table:formula="of:=IF(   [.B1788]=&quot;Stop&quot;;   0;   MAX(     0;     MIN(       [.$C$2];       [.D1787] + [.C1788] * [.$C$4]     )   ) )" office:value-type="float" office:value="9.75">
            <text:p>9.75</text:p>
          </table:table-cell>
          <table:table-cell table:formula="of:=IF(   [.B1788]=&quot;Stop&quot;;   [.$C$3];   [.E1787] + [.D1788] * [.$C$4] )" office:value-type="float" office:value="85.7024999999976">
            <text:p>85.70</text:p>
          </table:table-cell>
          <table:table-cell table:number-columns-repeated="872"/>
        </table:table-row>
        <table:table-row table:style-name="ro3">
          <table:table-cell table:formula="of:=[.A1788]+[.$C$4]" office:value-type="float" office:value="8.88999999999999">
            <text:p>8.890</text:p>
          </table:table-cell>
          <table:table-cell table:formula="of:=IF(   [.A1789] &lt; [.$C$5];   &quot;Accel&quot;;   IF(     [.A1789] &lt; [.$C$5] + [.$C$7];     &quot;Cruise&quot;;     IF(       [.A1789] &lt; [.$C$8];       &quot;Decel&quot;;       &quot;Stop&quot;     )   ) )" office:value-type="string" office:string-value="Cruise">
            <text:p>Cruise</text:p>
          </table:table-cell>
          <table:table-cell table:formula="of:=IF(   [.B1789]=&quot;Accel&quot;;   [.$C$1];   IF(     [.B1789]=&quot;Cruise&quot;;     0;     IF([.B1789]=&quot;Decel&quot;; -[.$C$1]; 0)   ) )" office:value-type="float" office:value="0">
            <text:p>0</text:p>
          </table:table-cell>
          <table:table-cell table:formula="of:=IF(   [.B1789]=&quot;Stop&quot;;   0;   MAX(     0;     MIN(       [.$C$2];       [.D1788] + [.C1789] * [.$C$4]     )   ) )" office:value-type="float" office:value="9.75">
            <text:p>9.75</text:p>
          </table:table-cell>
          <table:table-cell table:formula="of:=IF(   [.B1789]=&quot;Stop&quot;;   [.$C$3];   [.E1788] + [.D1789] * [.$C$4] )" office:value-type="float" office:value="85.7512499999976">
            <text:p>85.75</text:p>
          </table:table-cell>
          <table:table-cell table:number-columns-repeated="872"/>
        </table:table-row>
        <table:table-row table:style-name="ro3">
          <table:table-cell table:formula="of:=[.A1789]+[.$C$4]" office:value-type="float" office:value="8.89499999999999">
            <text:p>8.895</text:p>
          </table:table-cell>
          <table:table-cell table:formula="of:=IF(   [.A1790] &lt; [.$C$5];   &quot;Accel&quot;;   IF(     [.A1790] &lt; [.$C$5] + [.$C$7];     &quot;Cruise&quot;;     IF(       [.A1790] &lt; [.$C$8];       &quot;Decel&quot;;       &quot;Stop&quot;     )   ) )" office:value-type="string" office:string-value="Cruise">
            <text:p>Cruise</text:p>
          </table:table-cell>
          <table:table-cell table:formula="of:=IF(   [.B1790]=&quot;Accel&quot;;   [.$C$1];   IF(     [.B1790]=&quot;Cruise&quot;;     0;     IF([.B1790]=&quot;Decel&quot;; -[.$C$1]; 0)   ) )" office:value-type="float" office:value="0">
            <text:p>0</text:p>
          </table:table-cell>
          <table:table-cell table:formula="of:=IF(   [.B1790]=&quot;Stop&quot;;   0;   MAX(     0;     MIN(       [.$C$2];       [.D1789] + [.C1790] * [.$C$4]     )   ) )" office:value-type="float" office:value="9.75">
            <text:p>9.75</text:p>
          </table:table-cell>
          <table:table-cell table:formula="of:=IF(   [.B1790]=&quot;Stop&quot;;   [.$C$3];   [.E1789] + [.D1790] * [.$C$4] )" office:value-type="float" office:value="85.7999999999976">
            <text:p>85.80</text:p>
          </table:table-cell>
          <table:table-cell table:number-columns-repeated="872"/>
        </table:table-row>
        <table:table-row table:style-name="ro3">
          <table:table-cell table:formula="of:=[.A1790]+[.$C$4]" office:value-type="float" office:value="8.89999999999999">
            <text:p>8.900</text:p>
          </table:table-cell>
          <table:table-cell table:formula="of:=IF(   [.A1791] &lt; [.$C$5];   &quot;Accel&quot;;   IF(     [.A1791] &lt; [.$C$5] + [.$C$7];     &quot;Cruise&quot;;     IF(       [.A1791] &lt; [.$C$8];       &quot;Decel&quot;;       &quot;Stop&quot;     )   ) )" office:value-type="string" office:string-value="Cruise">
            <text:p>Cruise</text:p>
          </table:table-cell>
          <table:table-cell table:formula="of:=IF(   [.B1791]=&quot;Accel&quot;;   [.$C$1];   IF(     [.B1791]=&quot;Cruise&quot;;     0;     IF([.B1791]=&quot;Decel&quot;; -[.$C$1]; 0)   ) )" office:value-type="float" office:value="0">
            <text:p>0</text:p>
          </table:table-cell>
          <table:table-cell table:formula="of:=IF(   [.B1791]=&quot;Stop&quot;;   0;   MAX(     0;     MIN(       [.$C$2];       [.D1790] + [.C1791] * [.$C$4]     )   ) )" office:value-type="float" office:value="9.75">
            <text:p>9.75</text:p>
          </table:table-cell>
          <table:table-cell table:formula="of:=IF(   [.B1791]=&quot;Stop&quot;;   [.$C$3];   [.E1790] + [.D1791] * [.$C$4] )" office:value-type="float" office:value="85.8487499999976">
            <text:p>85.85</text:p>
          </table:table-cell>
          <table:table-cell table:number-columns-repeated="872"/>
        </table:table-row>
        <table:table-row table:style-name="ro3">
          <table:table-cell table:formula="of:=[.A1791]+[.$C$4]" office:value-type="float" office:value="8.90499999999999">
            <text:p>8.905</text:p>
          </table:table-cell>
          <table:table-cell table:formula="of:=IF(   [.A1792] &lt; [.$C$5];   &quot;Accel&quot;;   IF(     [.A1792] &lt; [.$C$5] + [.$C$7];     &quot;Cruise&quot;;     IF(       [.A1792] &lt; [.$C$8];       &quot;Decel&quot;;       &quot;Stop&quot;     )   ) )" office:value-type="string" office:string-value="Cruise">
            <text:p>Cruise</text:p>
          </table:table-cell>
          <table:table-cell table:formula="of:=IF(   [.B1792]=&quot;Accel&quot;;   [.$C$1];   IF(     [.B1792]=&quot;Cruise&quot;;     0;     IF([.B1792]=&quot;Decel&quot;; -[.$C$1]; 0)   ) )" office:value-type="float" office:value="0">
            <text:p>0</text:p>
          </table:table-cell>
          <table:table-cell table:formula="of:=IF(   [.B1792]=&quot;Stop&quot;;   0;   MAX(     0;     MIN(       [.$C$2];       [.D1791] + [.C1792] * [.$C$4]     )   ) )" office:value-type="float" office:value="9.75">
            <text:p>9.75</text:p>
          </table:table-cell>
          <table:table-cell table:formula="of:=IF(   [.B1792]=&quot;Stop&quot;;   [.$C$3];   [.E1791] + [.D1792] * [.$C$4] )" office:value-type="float" office:value="85.8974999999976">
            <text:p>85.90</text:p>
          </table:table-cell>
          <table:table-cell table:number-columns-repeated="872"/>
        </table:table-row>
        <table:table-row table:style-name="ro3">
          <table:table-cell table:formula="of:=[.A1792]+[.$C$4]" office:value-type="float" office:value="8.90999999999999">
            <text:p>8.910</text:p>
          </table:table-cell>
          <table:table-cell table:formula="of:=IF(   [.A1793] &lt; [.$C$5];   &quot;Accel&quot;;   IF(     [.A1793] &lt; [.$C$5] + [.$C$7];     &quot;Cruise&quot;;     IF(       [.A1793] &lt; [.$C$8];       &quot;Decel&quot;;       &quot;Stop&quot;     )   ) )" office:value-type="string" office:string-value="Cruise">
            <text:p>Cruise</text:p>
          </table:table-cell>
          <table:table-cell table:formula="of:=IF(   [.B1793]=&quot;Accel&quot;;   [.$C$1];   IF(     [.B1793]=&quot;Cruise&quot;;     0;     IF([.B1793]=&quot;Decel&quot;; -[.$C$1]; 0)   ) )" office:value-type="float" office:value="0">
            <text:p>0</text:p>
          </table:table-cell>
          <table:table-cell table:formula="of:=IF(   [.B1793]=&quot;Stop&quot;;   0;   MAX(     0;     MIN(       [.$C$2];       [.D1792] + [.C1793] * [.$C$4]     )   ) )" office:value-type="float" office:value="9.75">
            <text:p>9.75</text:p>
          </table:table-cell>
          <table:table-cell table:formula="of:=IF(   [.B1793]=&quot;Stop&quot;;   [.$C$3];   [.E1792] + [.D1793] * [.$C$4] )" office:value-type="float" office:value="85.9462499999976">
            <text:p>85.95</text:p>
          </table:table-cell>
          <table:table-cell table:number-columns-repeated="872"/>
        </table:table-row>
        <table:table-row table:style-name="ro3">
          <table:table-cell table:formula="of:=[.A1793]+[.$C$4]" office:value-type="float" office:value="8.91499999999999">
            <text:p>8.915</text:p>
          </table:table-cell>
          <table:table-cell table:formula="of:=IF(   [.A1794] &lt; [.$C$5];   &quot;Accel&quot;;   IF(     [.A1794] &lt; [.$C$5] + [.$C$7];     &quot;Cruise&quot;;     IF(       [.A1794] &lt; [.$C$8];       &quot;Decel&quot;;       &quot;Stop&quot;     )   ) )" office:value-type="string" office:string-value="Cruise">
            <text:p>Cruise</text:p>
          </table:table-cell>
          <table:table-cell table:formula="of:=IF(   [.B1794]=&quot;Accel&quot;;   [.$C$1];   IF(     [.B1794]=&quot;Cruise&quot;;     0;     IF([.B1794]=&quot;Decel&quot;; -[.$C$1]; 0)   ) )" office:value-type="float" office:value="0">
            <text:p>0</text:p>
          </table:table-cell>
          <table:table-cell table:formula="of:=IF(   [.B1794]=&quot;Stop&quot;;   0;   MAX(     0;     MIN(       [.$C$2];       [.D1793] + [.C1794] * [.$C$4]     )   ) )" office:value-type="float" office:value="9.75">
            <text:p>9.75</text:p>
          </table:table-cell>
          <table:table-cell table:formula="of:=IF(   [.B1794]=&quot;Stop&quot;;   [.$C$3];   [.E1793] + [.D1794] * [.$C$4] )" office:value-type="float" office:value="85.9949999999976">
            <text:p>85.99</text:p>
          </table:table-cell>
          <table:table-cell table:number-columns-repeated="872"/>
        </table:table-row>
        <table:table-row table:style-name="ro3">
          <table:table-cell table:formula="of:=[.A1794]+[.$C$4]" office:value-type="float" office:value="8.91999999999999">
            <text:p>8.920</text:p>
          </table:table-cell>
          <table:table-cell table:formula="of:=IF(   [.A1795] &lt; [.$C$5];   &quot;Accel&quot;;   IF(     [.A1795] &lt; [.$C$5] + [.$C$7];     &quot;Cruise&quot;;     IF(       [.A1795] &lt; [.$C$8];       &quot;Decel&quot;;       &quot;Stop&quot;     )   ) )" office:value-type="string" office:string-value="Cruise">
            <text:p>Cruise</text:p>
          </table:table-cell>
          <table:table-cell table:formula="of:=IF(   [.B1795]=&quot;Accel&quot;;   [.$C$1];   IF(     [.B1795]=&quot;Cruise&quot;;     0;     IF([.B1795]=&quot;Decel&quot;; -[.$C$1]; 0)   ) )" office:value-type="float" office:value="0">
            <text:p>0</text:p>
          </table:table-cell>
          <table:table-cell table:formula="of:=IF(   [.B1795]=&quot;Stop&quot;;   0;   MAX(     0;     MIN(       [.$C$2];       [.D1794] + [.C1795] * [.$C$4]     )   ) )" office:value-type="float" office:value="9.75">
            <text:p>9.75</text:p>
          </table:table-cell>
          <table:table-cell table:formula="of:=IF(   [.B1795]=&quot;Stop&quot;;   [.$C$3];   [.E1794] + [.D1795] * [.$C$4] )" office:value-type="float" office:value="86.0437499999976">
            <text:p>86.04</text:p>
          </table:table-cell>
          <table:table-cell table:number-columns-repeated="872"/>
        </table:table-row>
        <table:table-row table:style-name="ro3">
          <table:table-cell table:formula="of:=[.A1795]+[.$C$4]" office:value-type="float" office:value="8.925">
            <text:p>8.925</text:p>
          </table:table-cell>
          <table:table-cell table:formula="of:=IF(   [.A1796] &lt; [.$C$5];   &quot;Accel&quot;;   IF(     [.A1796] &lt; [.$C$5] + [.$C$7];     &quot;Cruise&quot;;     IF(       [.A1796] &lt; [.$C$8];       &quot;Decel&quot;;       &quot;Stop&quot;     )   ) )" office:value-type="string" office:string-value="Cruise">
            <text:p>Cruise</text:p>
          </table:table-cell>
          <table:table-cell table:formula="of:=IF(   [.B1796]=&quot;Accel&quot;;   [.$C$1];   IF(     [.B1796]=&quot;Cruise&quot;;     0;     IF([.B1796]=&quot;Decel&quot;; -[.$C$1]; 0)   ) )" office:value-type="float" office:value="0">
            <text:p>0</text:p>
          </table:table-cell>
          <table:table-cell table:formula="of:=IF(   [.B1796]=&quot;Stop&quot;;   0;   MAX(     0;     MIN(       [.$C$2];       [.D1795] + [.C1796] * [.$C$4]     )   ) )" office:value-type="float" office:value="9.75">
            <text:p>9.75</text:p>
          </table:table-cell>
          <table:table-cell table:formula="of:=IF(   [.B1796]=&quot;Stop&quot;;   [.$C$3];   [.E1795] + [.D1796] * [.$C$4] )" office:value-type="float" office:value="86.0924999999976">
            <text:p>86.09</text:p>
          </table:table-cell>
          <table:table-cell table:number-columns-repeated="872"/>
        </table:table-row>
        <table:table-row table:style-name="ro3">
          <table:table-cell table:formula="of:=[.A1796]+[.$C$4]" office:value-type="float" office:value="8.93">
            <text:p>8.930</text:p>
          </table:table-cell>
          <table:table-cell table:formula="of:=IF(   [.A1797] &lt; [.$C$5];   &quot;Accel&quot;;   IF(     [.A1797] &lt; [.$C$5] + [.$C$7];     &quot;Cruise&quot;;     IF(       [.A1797] &lt; [.$C$8];       &quot;Decel&quot;;       &quot;Stop&quot;     )   ) )" office:value-type="string" office:string-value="Cruise">
            <text:p>Cruise</text:p>
          </table:table-cell>
          <table:table-cell table:formula="of:=IF(   [.B1797]=&quot;Accel&quot;;   [.$C$1];   IF(     [.B1797]=&quot;Cruise&quot;;     0;     IF([.B1797]=&quot;Decel&quot;; -[.$C$1]; 0)   ) )" office:value-type="float" office:value="0">
            <text:p>0</text:p>
          </table:table-cell>
          <table:table-cell table:formula="of:=IF(   [.B1797]=&quot;Stop&quot;;   0;   MAX(     0;     MIN(       [.$C$2];       [.D1796] + [.C1797] * [.$C$4]     )   ) )" office:value-type="float" office:value="9.75">
            <text:p>9.75</text:p>
          </table:table-cell>
          <table:table-cell table:formula="of:=IF(   [.B1797]=&quot;Stop&quot;;   [.$C$3];   [.E1796] + [.D1797] * [.$C$4] )" office:value-type="float" office:value="86.1412499999976">
            <text:p>86.14</text:p>
          </table:table-cell>
          <table:table-cell table:number-columns-repeated="872"/>
        </table:table-row>
        <table:table-row table:style-name="ro3">
          <table:table-cell table:formula="of:=[.A1797]+[.$C$4]" office:value-type="float" office:value="8.935">
            <text:p>8.935</text:p>
          </table:table-cell>
          <table:table-cell table:formula="of:=IF(   [.A1798] &lt; [.$C$5];   &quot;Accel&quot;;   IF(     [.A1798] &lt; [.$C$5] + [.$C$7];     &quot;Cruise&quot;;     IF(       [.A1798] &lt; [.$C$8];       &quot;Decel&quot;;       &quot;Stop&quot;     )   ) )" office:value-type="string" office:string-value="Cruise">
            <text:p>Cruise</text:p>
          </table:table-cell>
          <table:table-cell table:formula="of:=IF(   [.B1798]=&quot;Accel&quot;;   [.$C$1];   IF(     [.B1798]=&quot;Cruise&quot;;     0;     IF([.B1798]=&quot;Decel&quot;; -[.$C$1]; 0)   ) )" office:value-type="float" office:value="0">
            <text:p>0</text:p>
          </table:table-cell>
          <table:table-cell table:formula="of:=IF(   [.B1798]=&quot;Stop&quot;;   0;   MAX(     0;     MIN(       [.$C$2];       [.D1797] + [.C1798] * [.$C$4]     )   ) )" office:value-type="float" office:value="9.75">
            <text:p>9.75</text:p>
          </table:table-cell>
          <table:table-cell table:formula="of:=IF(   [.B1798]=&quot;Stop&quot;;   [.$C$3];   [.E1797] + [.D1798] * [.$C$4] )" office:value-type="float" office:value="86.1899999999976">
            <text:p>86.19</text:p>
          </table:table-cell>
          <table:table-cell table:number-columns-repeated="872"/>
        </table:table-row>
        <table:table-row table:style-name="ro3">
          <table:table-cell table:formula="of:=[.A1798]+[.$C$4]" office:value-type="float" office:value="8.94">
            <text:p>8.940</text:p>
          </table:table-cell>
          <table:table-cell table:formula="of:=IF(   [.A1799] &lt; [.$C$5];   &quot;Accel&quot;;   IF(     [.A1799] &lt; [.$C$5] + [.$C$7];     &quot;Cruise&quot;;     IF(       [.A1799] &lt; [.$C$8];       &quot;Decel&quot;;       &quot;Stop&quot;     )   ) )" office:value-type="string" office:string-value="Cruise">
            <text:p>Cruise</text:p>
          </table:table-cell>
          <table:table-cell table:formula="of:=IF(   [.B1799]=&quot;Accel&quot;;   [.$C$1];   IF(     [.B1799]=&quot;Cruise&quot;;     0;     IF([.B1799]=&quot;Decel&quot;; -[.$C$1]; 0)   ) )" office:value-type="float" office:value="0">
            <text:p>0</text:p>
          </table:table-cell>
          <table:table-cell table:formula="of:=IF(   [.B1799]=&quot;Stop&quot;;   0;   MAX(     0;     MIN(       [.$C$2];       [.D1798] + [.C1799] * [.$C$4]     )   ) )" office:value-type="float" office:value="9.75">
            <text:p>9.75</text:p>
          </table:table-cell>
          <table:table-cell table:formula="of:=IF(   [.B1799]=&quot;Stop&quot;;   [.$C$3];   [.E1798] + [.D1799] * [.$C$4] )" office:value-type="float" office:value="86.2387499999976">
            <text:p>86.24</text:p>
          </table:table-cell>
          <table:table-cell table:number-columns-repeated="872"/>
        </table:table-row>
        <table:table-row table:style-name="ro3">
          <table:table-cell table:formula="of:=[.A1799]+[.$C$4]" office:value-type="float" office:value="8.945">
            <text:p>8.945</text:p>
          </table:table-cell>
          <table:table-cell table:formula="of:=IF(   [.A1800] &lt; [.$C$5];   &quot;Accel&quot;;   IF(     [.A1800] &lt; [.$C$5] + [.$C$7];     &quot;Cruise&quot;;     IF(       [.A1800] &lt; [.$C$8];       &quot;Decel&quot;;       &quot;Stop&quot;     )   ) )" office:value-type="string" office:string-value="Cruise">
            <text:p>Cruise</text:p>
          </table:table-cell>
          <table:table-cell table:formula="of:=IF(   [.B1800]=&quot;Accel&quot;;   [.$C$1];   IF(     [.B1800]=&quot;Cruise&quot;;     0;     IF([.B1800]=&quot;Decel&quot;; -[.$C$1]; 0)   ) )" office:value-type="float" office:value="0">
            <text:p>0</text:p>
          </table:table-cell>
          <table:table-cell table:formula="of:=IF(   [.B1800]=&quot;Stop&quot;;   0;   MAX(     0;     MIN(       [.$C$2];       [.D1799] + [.C1800] * [.$C$4]     )   ) )" office:value-type="float" office:value="9.75">
            <text:p>9.75</text:p>
          </table:table-cell>
          <table:table-cell table:formula="of:=IF(   [.B1800]=&quot;Stop&quot;;   [.$C$3];   [.E1799] + [.D1800] * [.$C$4] )" office:value-type="float" office:value="86.2874999999976">
            <text:p>86.29</text:p>
          </table:table-cell>
          <table:table-cell table:number-columns-repeated="872"/>
        </table:table-row>
        <table:table-row table:style-name="ro3">
          <table:table-cell table:formula="of:=[.A1800]+[.$C$4]" office:value-type="float" office:value="8.95">
            <text:p>8.950</text:p>
          </table:table-cell>
          <table:table-cell table:formula="of:=IF(   [.A1801] &lt; [.$C$5];   &quot;Accel&quot;;   IF(     [.A1801] &lt; [.$C$5] + [.$C$7];     &quot;Cruise&quot;;     IF(       [.A1801] &lt; [.$C$8];       &quot;Decel&quot;;       &quot;Stop&quot;     )   ) )" office:value-type="string" office:string-value="Cruise">
            <text:p>Cruise</text:p>
          </table:table-cell>
          <table:table-cell table:formula="of:=IF(   [.B1801]=&quot;Accel&quot;;   [.$C$1];   IF(     [.B1801]=&quot;Cruise&quot;;     0;     IF([.B1801]=&quot;Decel&quot;; -[.$C$1]; 0)   ) )" office:value-type="float" office:value="0">
            <text:p>0</text:p>
          </table:table-cell>
          <table:table-cell table:formula="of:=IF(   [.B1801]=&quot;Stop&quot;;   0;   MAX(     0;     MIN(       [.$C$2];       [.D1800] + [.C1801] * [.$C$4]     )   ) )" office:value-type="float" office:value="9.75">
            <text:p>9.75</text:p>
          </table:table-cell>
          <table:table-cell table:formula="of:=IF(   [.B1801]=&quot;Stop&quot;;   [.$C$3];   [.E1800] + [.D1801] * [.$C$4] )" office:value-type="float" office:value="86.3362499999976">
            <text:p>86.34</text:p>
          </table:table-cell>
          <table:table-cell table:number-columns-repeated="872"/>
        </table:table-row>
        <table:table-row table:style-name="ro3">
          <table:table-cell table:formula="of:=[.A1801]+[.$C$4]" office:value-type="float" office:value="8.955">
            <text:p>8.955</text:p>
          </table:table-cell>
          <table:table-cell table:formula="of:=IF(   [.A1802] &lt; [.$C$5];   &quot;Accel&quot;;   IF(     [.A1802] &lt; [.$C$5] + [.$C$7];     &quot;Cruise&quot;;     IF(       [.A1802] &lt; [.$C$8];       &quot;Decel&quot;;       &quot;Stop&quot;     )   ) )" office:value-type="string" office:string-value="Cruise">
            <text:p>Cruise</text:p>
          </table:table-cell>
          <table:table-cell table:formula="of:=IF(   [.B1802]=&quot;Accel&quot;;   [.$C$1];   IF(     [.B1802]=&quot;Cruise&quot;;     0;     IF([.B1802]=&quot;Decel&quot;; -[.$C$1]; 0)   ) )" office:value-type="float" office:value="0">
            <text:p>0</text:p>
          </table:table-cell>
          <table:table-cell table:formula="of:=IF(   [.B1802]=&quot;Stop&quot;;   0;   MAX(     0;     MIN(       [.$C$2];       [.D1801] + [.C1802] * [.$C$4]     )   ) )" office:value-type="float" office:value="9.75">
            <text:p>9.75</text:p>
          </table:table-cell>
          <table:table-cell table:formula="of:=IF(   [.B1802]=&quot;Stop&quot;;   [.$C$3];   [.E1801] + [.D1802] * [.$C$4] )" office:value-type="float" office:value="86.3849999999976">
            <text:p>86.38</text:p>
          </table:table-cell>
          <table:table-cell table:number-columns-repeated="872"/>
        </table:table-row>
        <table:table-row table:style-name="ro3">
          <table:table-cell table:formula="of:=[.A1802]+[.$C$4]" office:value-type="float" office:value="8.96">
            <text:p>8.960</text:p>
          </table:table-cell>
          <table:table-cell table:formula="of:=IF(   [.A1803] &lt; [.$C$5];   &quot;Accel&quot;;   IF(     [.A1803] &lt; [.$C$5] + [.$C$7];     &quot;Cruise&quot;;     IF(       [.A1803] &lt; [.$C$8];       &quot;Decel&quot;;       &quot;Stop&quot;     )   ) )" office:value-type="string" office:string-value="Cruise">
            <text:p>Cruise</text:p>
          </table:table-cell>
          <table:table-cell table:formula="of:=IF(   [.B1803]=&quot;Accel&quot;;   [.$C$1];   IF(     [.B1803]=&quot;Cruise&quot;;     0;     IF([.B1803]=&quot;Decel&quot;; -[.$C$1]; 0)   ) )" office:value-type="float" office:value="0">
            <text:p>0</text:p>
          </table:table-cell>
          <table:table-cell table:formula="of:=IF(   [.B1803]=&quot;Stop&quot;;   0;   MAX(     0;     MIN(       [.$C$2];       [.D1802] + [.C1803] * [.$C$4]     )   ) )" office:value-type="float" office:value="9.75">
            <text:p>9.75</text:p>
          </table:table-cell>
          <table:table-cell table:formula="of:=IF(   [.B1803]=&quot;Stop&quot;;   [.$C$3];   [.E1802] + [.D1803] * [.$C$4] )" office:value-type="float" office:value="86.4337499999976">
            <text:p>86.43</text:p>
          </table:table-cell>
          <table:table-cell table:number-columns-repeated="872"/>
        </table:table-row>
        <table:table-row table:style-name="ro3">
          <table:table-cell table:formula="of:=[.A1803]+[.$C$4]" office:value-type="float" office:value="8.965">
            <text:p>8.965</text:p>
          </table:table-cell>
          <table:table-cell table:formula="of:=IF(   [.A1804] &lt; [.$C$5];   &quot;Accel&quot;;   IF(     [.A1804] &lt; [.$C$5] + [.$C$7];     &quot;Cruise&quot;;     IF(       [.A1804] &lt; [.$C$8];       &quot;Decel&quot;;       &quot;Stop&quot;     )   ) )" office:value-type="string" office:string-value="Cruise">
            <text:p>Cruise</text:p>
          </table:table-cell>
          <table:table-cell table:formula="of:=IF(   [.B1804]=&quot;Accel&quot;;   [.$C$1];   IF(     [.B1804]=&quot;Cruise&quot;;     0;     IF([.B1804]=&quot;Decel&quot;; -[.$C$1]; 0)   ) )" office:value-type="float" office:value="0">
            <text:p>0</text:p>
          </table:table-cell>
          <table:table-cell table:formula="of:=IF(   [.B1804]=&quot;Stop&quot;;   0;   MAX(     0;     MIN(       [.$C$2];       [.D1803] + [.C1804] * [.$C$4]     )   ) )" office:value-type="float" office:value="9.75">
            <text:p>9.75</text:p>
          </table:table-cell>
          <table:table-cell table:formula="of:=IF(   [.B1804]=&quot;Stop&quot;;   [.$C$3];   [.E1803] + [.D1804] * [.$C$4] )" office:value-type="float" office:value="86.4824999999976">
            <text:p>86.48</text:p>
          </table:table-cell>
          <table:table-cell table:number-columns-repeated="872"/>
        </table:table-row>
        <table:table-row table:style-name="ro3">
          <table:table-cell table:formula="of:=[.A1804]+[.$C$4]" office:value-type="float" office:value="8.97">
            <text:p>8.970</text:p>
          </table:table-cell>
          <table:table-cell table:formula="of:=IF(   [.A1805] &lt; [.$C$5];   &quot;Accel&quot;;   IF(     [.A1805] &lt; [.$C$5] + [.$C$7];     &quot;Cruise&quot;;     IF(       [.A1805] &lt; [.$C$8];       &quot;Decel&quot;;       &quot;Stop&quot;     )   ) )" office:value-type="string" office:string-value="Cruise">
            <text:p>Cruise</text:p>
          </table:table-cell>
          <table:table-cell table:formula="of:=IF(   [.B1805]=&quot;Accel&quot;;   [.$C$1];   IF(     [.B1805]=&quot;Cruise&quot;;     0;     IF([.B1805]=&quot;Decel&quot;; -[.$C$1]; 0)   ) )" office:value-type="float" office:value="0">
            <text:p>0</text:p>
          </table:table-cell>
          <table:table-cell table:formula="of:=IF(   [.B1805]=&quot;Stop&quot;;   0;   MAX(     0;     MIN(       [.$C$2];       [.D1804] + [.C1805] * [.$C$4]     )   ) )" office:value-type="float" office:value="9.75">
            <text:p>9.75</text:p>
          </table:table-cell>
          <table:table-cell table:formula="of:=IF(   [.B1805]=&quot;Stop&quot;;   [.$C$3];   [.E1804] + [.D1805] * [.$C$4] )" office:value-type="float" office:value="86.5312499999976">
            <text:p>86.53</text:p>
          </table:table-cell>
          <table:table-cell table:number-columns-repeated="872"/>
        </table:table-row>
        <table:table-row table:style-name="ro3">
          <table:table-cell table:formula="of:=[.A1805]+[.$C$4]" office:value-type="float" office:value="8.975">
            <text:p>8.975</text:p>
          </table:table-cell>
          <table:table-cell table:formula="of:=IF(   [.A1806] &lt; [.$C$5];   &quot;Accel&quot;;   IF(     [.A1806] &lt; [.$C$5] + [.$C$7];     &quot;Cruise&quot;;     IF(       [.A1806] &lt; [.$C$8];       &quot;Decel&quot;;       &quot;Stop&quot;     )   ) )" office:value-type="string" office:string-value="Cruise">
            <text:p>Cruise</text:p>
          </table:table-cell>
          <table:table-cell table:formula="of:=IF(   [.B1806]=&quot;Accel&quot;;   [.$C$1];   IF(     [.B1806]=&quot;Cruise&quot;;     0;     IF([.B1806]=&quot;Decel&quot;; -[.$C$1]; 0)   ) )" office:value-type="float" office:value="0">
            <text:p>0</text:p>
          </table:table-cell>
          <table:table-cell table:formula="of:=IF(   [.B1806]=&quot;Stop&quot;;   0;   MAX(     0;     MIN(       [.$C$2];       [.D1805] + [.C1806] * [.$C$4]     )   ) )" office:value-type="float" office:value="9.75">
            <text:p>9.75</text:p>
          </table:table-cell>
          <table:table-cell table:formula="of:=IF(   [.B1806]=&quot;Stop&quot;;   [.$C$3];   [.E1805] + [.D1806] * [.$C$4] )" office:value-type="float" office:value="86.5799999999976">
            <text:p>86.58</text:p>
          </table:table-cell>
          <table:table-cell table:number-columns-repeated="872"/>
        </table:table-row>
        <table:table-row table:style-name="ro3">
          <table:table-cell table:formula="of:=[.A1806]+[.$C$4]" office:value-type="float" office:value="8.98">
            <text:p>8.980</text:p>
          </table:table-cell>
          <table:table-cell table:formula="of:=IF(   [.A1807] &lt; [.$C$5];   &quot;Accel&quot;;   IF(     [.A1807] &lt; [.$C$5] + [.$C$7];     &quot;Cruise&quot;;     IF(       [.A1807] &lt; [.$C$8];       &quot;Decel&quot;;       &quot;Stop&quot;     )   ) )" office:value-type="string" office:string-value="Cruise">
            <text:p>Cruise</text:p>
          </table:table-cell>
          <table:table-cell table:formula="of:=IF(   [.B1807]=&quot;Accel&quot;;   [.$C$1];   IF(     [.B1807]=&quot;Cruise&quot;;     0;     IF([.B1807]=&quot;Decel&quot;; -[.$C$1]; 0)   ) )" office:value-type="float" office:value="0">
            <text:p>0</text:p>
          </table:table-cell>
          <table:table-cell table:formula="of:=IF(   [.B1807]=&quot;Stop&quot;;   0;   MAX(     0;     MIN(       [.$C$2];       [.D1806] + [.C1807] * [.$C$4]     )   ) )" office:value-type="float" office:value="9.75">
            <text:p>9.75</text:p>
          </table:table-cell>
          <table:table-cell table:formula="of:=IF(   [.B1807]=&quot;Stop&quot;;   [.$C$3];   [.E1806] + [.D1807] * [.$C$4] )" office:value-type="float" office:value="86.6287499999975">
            <text:p>86.63</text:p>
          </table:table-cell>
          <table:table-cell table:number-columns-repeated="872"/>
        </table:table-row>
        <table:table-row table:style-name="ro3">
          <table:table-cell table:formula="of:=[.A1807]+[.$C$4]" office:value-type="float" office:value="8.98500000000001">
            <text:p>8.985</text:p>
          </table:table-cell>
          <table:table-cell table:formula="of:=IF(   [.A1808] &lt; [.$C$5];   &quot;Accel&quot;;   IF(     [.A1808] &lt; [.$C$5] + [.$C$7];     &quot;Cruise&quot;;     IF(       [.A1808] &lt; [.$C$8];       &quot;Decel&quot;;       &quot;Stop&quot;     )   ) )" office:value-type="string" office:string-value="Cruise">
            <text:p>Cruise</text:p>
          </table:table-cell>
          <table:table-cell table:formula="of:=IF(   [.B1808]=&quot;Accel&quot;;   [.$C$1];   IF(     [.B1808]=&quot;Cruise&quot;;     0;     IF([.B1808]=&quot;Decel&quot;; -[.$C$1]; 0)   ) )" office:value-type="float" office:value="0">
            <text:p>0</text:p>
          </table:table-cell>
          <table:table-cell table:formula="of:=IF(   [.B1808]=&quot;Stop&quot;;   0;   MAX(     0;     MIN(       [.$C$2];       [.D1807] + [.C1808] * [.$C$4]     )   ) )" office:value-type="float" office:value="9.75">
            <text:p>9.75</text:p>
          </table:table-cell>
          <table:table-cell table:formula="of:=IF(   [.B1808]=&quot;Stop&quot;;   [.$C$3];   [.E1807] + [.D1808] * [.$C$4] )" office:value-type="float" office:value="86.6774999999976">
            <text:p>86.68</text:p>
          </table:table-cell>
          <table:table-cell table:number-columns-repeated="872"/>
        </table:table-row>
        <table:table-row table:style-name="ro3">
          <table:table-cell table:formula="of:=[.A1808]+[.$C$4]" office:value-type="float" office:value="8.99000000000001">
            <text:p>8.990</text:p>
          </table:table-cell>
          <table:table-cell table:formula="of:=IF(   [.A1809] &lt; [.$C$5];   &quot;Accel&quot;;   IF(     [.A1809] &lt; [.$C$5] + [.$C$7];     &quot;Cruise&quot;;     IF(       [.A1809] &lt; [.$C$8];       &quot;Decel&quot;;       &quot;Stop&quot;     )   ) )" office:value-type="string" office:string-value="Cruise">
            <text:p>Cruise</text:p>
          </table:table-cell>
          <table:table-cell table:formula="of:=IF(   [.B1809]=&quot;Accel&quot;;   [.$C$1];   IF(     [.B1809]=&quot;Cruise&quot;;     0;     IF([.B1809]=&quot;Decel&quot;; -[.$C$1]; 0)   ) )" office:value-type="float" office:value="0">
            <text:p>0</text:p>
          </table:table-cell>
          <table:table-cell table:formula="of:=IF(   [.B1809]=&quot;Stop&quot;;   0;   MAX(     0;     MIN(       [.$C$2];       [.D1808] + [.C1809] * [.$C$4]     )   ) )" office:value-type="float" office:value="9.75">
            <text:p>9.75</text:p>
          </table:table-cell>
          <table:table-cell table:formula="of:=IF(   [.B1809]=&quot;Stop&quot;;   [.$C$3];   [.E1808] + [.D1809] * [.$C$4] )" office:value-type="float" office:value="86.7262499999976">
            <text:p>86.73</text:p>
          </table:table-cell>
          <table:table-cell table:number-columns-repeated="872"/>
        </table:table-row>
        <table:table-row table:style-name="ro3">
          <table:table-cell table:formula="of:=[.A1809]+[.$C$4]" office:value-type="float" office:value="8.99500000000001">
            <text:p>8.995</text:p>
          </table:table-cell>
          <table:table-cell table:formula="of:=IF(   [.A1810] &lt; [.$C$5];   &quot;Accel&quot;;   IF(     [.A1810] &lt; [.$C$5] + [.$C$7];     &quot;Cruise&quot;;     IF(       [.A1810] &lt; [.$C$8];       &quot;Decel&quot;;       &quot;Stop&quot;     )   ) )" office:value-type="string" office:string-value="Cruise">
            <text:p>Cruise</text:p>
          </table:table-cell>
          <table:table-cell table:formula="of:=IF(   [.B1810]=&quot;Accel&quot;;   [.$C$1];   IF(     [.B1810]=&quot;Cruise&quot;;     0;     IF([.B1810]=&quot;Decel&quot;; -[.$C$1]; 0)   ) )" office:value-type="float" office:value="0">
            <text:p>0</text:p>
          </table:table-cell>
          <table:table-cell table:formula="of:=IF(   [.B1810]=&quot;Stop&quot;;   0;   MAX(     0;     MIN(       [.$C$2];       [.D1809] + [.C1810] * [.$C$4]     )   ) )" office:value-type="float" office:value="9.75">
            <text:p>9.75</text:p>
          </table:table-cell>
          <table:table-cell table:formula="of:=IF(   [.B1810]=&quot;Stop&quot;;   [.$C$3];   [.E1809] + [.D1810] * [.$C$4] )" office:value-type="float" office:value="86.7749999999976">
            <text:p>86.77</text:p>
          </table:table-cell>
          <table:table-cell table:number-columns-repeated="872"/>
        </table:table-row>
        <table:table-row table:style-name="ro3">
          <table:table-cell table:formula="of:=[.A1810]+[.$C$4]" office:value-type="float" office:value="9.00000000000001">
            <text:p>9.000</text:p>
          </table:table-cell>
          <table:table-cell table:formula="of:=IF(   [.A1811] &lt; [.$C$5];   &quot;Accel&quot;;   IF(     [.A1811] &lt; [.$C$5] + [.$C$7];     &quot;Cruise&quot;;     IF(       [.A1811] &lt; [.$C$8];       &quot;Decel&quot;;       &quot;Stop&quot;     )   ) )" office:value-type="string" office:string-value="Cruise">
            <text:p>Cruise</text:p>
          </table:table-cell>
          <table:table-cell table:formula="of:=IF(   [.B1811]=&quot;Accel&quot;;   [.$C$1];   IF(     [.B1811]=&quot;Cruise&quot;;     0;     IF([.B1811]=&quot;Decel&quot;; -[.$C$1]; 0)   ) )" office:value-type="float" office:value="0">
            <text:p>0</text:p>
          </table:table-cell>
          <table:table-cell table:formula="of:=IF(   [.B1811]=&quot;Stop&quot;;   0;   MAX(     0;     MIN(       [.$C$2];       [.D1810] + [.C1811] * [.$C$4]     )   ) )" office:value-type="float" office:value="9.75">
            <text:p>9.75</text:p>
          </table:table-cell>
          <table:table-cell table:formula="of:=IF(   [.B1811]=&quot;Stop&quot;;   [.$C$3];   [.E1810] + [.D1811] * [.$C$4] )" office:value-type="float" office:value="86.8237499999976">
            <text:p>86.82</text:p>
          </table:table-cell>
          <table:table-cell table:number-columns-repeated="872"/>
        </table:table-row>
        <table:table-row table:style-name="ro3">
          <table:table-cell table:formula="of:=[.A1811]+[.$C$4]" office:value-type="float" office:value="9.00500000000001">
            <text:p>9.005</text:p>
          </table:table-cell>
          <table:table-cell table:formula="of:=IF(   [.A1812] &lt; [.$C$5];   &quot;Accel&quot;;   IF(     [.A1812] &lt; [.$C$5] + [.$C$7];     &quot;Cruise&quot;;     IF(       [.A1812] &lt; [.$C$8];       &quot;Decel&quot;;       &quot;Stop&quot;     )   ) )" office:value-type="string" office:string-value="Cruise">
            <text:p>Cruise</text:p>
          </table:table-cell>
          <table:table-cell table:formula="of:=IF(   [.B1812]=&quot;Accel&quot;;   [.$C$1];   IF(     [.B1812]=&quot;Cruise&quot;;     0;     IF([.B1812]=&quot;Decel&quot;; -[.$C$1]; 0)   ) )" office:value-type="float" office:value="0">
            <text:p>0</text:p>
          </table:table-cell>
          <table:table-cell table:formula="of:=IF(   [.B1812]=&quot;Stop&quot;;   0;   MAX(     0;     MIN(       [.$C$2];       [.D1811] + [.C1812] * [.$C$4]     )   ) )" office:value-type="float" office:value="9.75">
            <text:p>9.75</text:p>
          </table:table-cell>
          <table:table-cell table:formula="of:=IF(   [.B1812]=&quot;Stop&quot;;   [.$C$3];   [.E1811] + [.D1812] * [.$C$4] )" office:value-type="float" office:value="86.8724999999975">
            <text:p>86.87</text:p>
          </table:table-cell>
          <table:table-cell table:number-columns-repeated="872"/>
        </table:table-row>
        <table:table-row table:style-name="ro3">
          <table:table-cell table:formula="of:=[.A1812]+[.$C$4]" office:value-type="float" office:value="9.01000000000001">
            <text:p>9.010</text:p>
          </table:table-cell>
          <table:table-cell table:formula="of:=IF(   [.A1813] &lt; [.$C$5];   &quot;Accel&quot;;   IF(     [.A1813] &lt; [.$C$5] + [.$C$7];     &quot;Cruise&quot;;     IF(       [.A1813] &lt; [.$C$8];       &quot;Decel&quot;;       &quot;Stop&quot;     )   ) )" office:value-type="string" office:string-value="Cruise">
            <text:p>Cruise</text:p>
          </table:table-cell>
          <table:table-cell table:formula="of:=IF(   [.B1813]=&quot;Accel&quot;;   [.$C$1];   IF(     [.B1813]=&quot;Cruise&quot;;     0;     IF([.B1813]=&quot;Decel&quot;; -[.$C$1]; 0)   ) )" office:value-type="float" office:value="0">
            <text:p>0</text:p>
          </table:table-cell>
          <table:table-cell table:formula="of:=IF(   [.B1813]=&quot;Stop&quot;;   0;   MAX(     0;     MIN(       [.$C$2];       [.D1812] + [.C1813] * [.$C$4]     )   ) )" office:value-type="float" office:value="9.75">
            <text:p>9.75</text:p>
          </table:table-cell>
          <table:table-cell table:formula="of:=IF(   [.B1813]=&quot;Stop&quot;;   [.$C$3];   [.E1812] + [.D1813] * [.$C$4] )" office:value-type="float" office:value="86.9212499999975">
            <text:p>86.92</text:p>
          </table:table-cell>
          <table:table-cell table:number-columns-repeated="872"/>
        </table:table-row>
        <table:table-row table:style-name="ro3">
          <table:table-cell table:formula="of:=[.A1813]+[.$C$4]" office:value-type="float" office:value="9.01500000000001">
            <text:p>9.015</text:p>
          </table:table-cell>
          <table:table-cell table:formula="of:=IF(   [.A1814] &lt; [.$C$5];   &quot;Accel&quot;;   IF(     [.A1814] &lt; [.$C$5] + [.$C$7];     &quot;Cruise&quot;;     IF(       [.A1814] &lt; [.$C$8];       &quot;Decel&quot;;       &quot;Stop&quot;     )   ) )" office:value-type="string" office:string-value="Cruise">
            <text:p>Cruise</text:p>
          </table:table-cell>
          <table:table-cell table:formula="of:=IF(   [.B1814]=&quot;Accel&quot;;   [.$C$1];   IF(     [.B1814]=&quot;Cruise&quot;;     0;     IF([.B1814]=&quot;Decel&quot;; -[.$C$1]; 0)   ) )" office:value-type="float" office:value="0">
            <text:p>0</text:p>
          </table:table-cell>
          <table:table-cell table:formula="of:=IF(   [.B1814]=&quot;Stop&quot;;   0;   MAX(     0;     MIN(       [.$C$2];       [.D1813] + [.C1814] * [.$C$4]     )   ) )" office:value-type="float" office:value="9.75">
            <text:p>9.75</text:p>
          </table:table-cell>
          <table:table-cell table:formula="of:=IF(   [.B1814]=&quot;Stop&quot;;   [.$C$3];   [.E1813] + [.D1814] * [.$C$4] )" office:value-type="float" office:value="86.9699999999975">
            <text:p>86.97</text:p>
          </table:table-cell>
          <table:table-cell table:number-columns-repeated="872"/>
        </table:table-row>
        <table:table-row table:style-name="ro3">
          <table:table-cell table:formula="of:=[.A1814]+[.$C$4]" office:value-type="float" office:value="9.02000000000001">
            <text:p>9.020</text:p>
          </table:table-cell>
          <table:table-cell table:formula="of:=IF(   [.A1815] &lt; [.$C$5];   &quot;Accel&quot;;   IF(     [.A1815] &lt; [.$C$5] + [.$C$7];     &quot;Cruise&quot;;     IF(       [.A1815] &lt; [.$C$8];       &quot;Decel&quot;;       &quot;Stop&quot;     )   ) )" office:value-type="string" office:string-value="Cruise">
            <text:p>Cruise</text:p>
          </table:table-cell>
          <table:table-cell table:formula="of:=IF(   [.B1815]=&quot;Accel&quot;;   [.$C$1];   IF(     [.B1815]=&quot;Cruise&quot;;     0;     IF([.B1815]=&quot;Decel&quot;; -[.$C$1]; 0)   ) )" office:value-type="float" office:value="0">
            <text:p>0</text:p>
          </table:table-cell>
          <table:table-cell table:formula="of:=IF(   [.B1815]=&quot;Stop&quot;;   0;   MAX(     0;     MIN(       [.$C$2];       [.D1814] + [.C1815] * [.$C$4]     )   ) )" office:value-type="float" office:value="9.75">
            <text:p>9.75</text:p>
          </table:table-cell>
          <table:table-cell table:formula="of:=IF(   [.B1815]=&quot;Stop&quot;;   [.$C$3];   [.E1814] + [.D1815] * [.$C$4] )" office:value-type="float" office:value="87.0187499999975">
            <text:p>87.02</text:p>
          </table:table-cell>
          <table:table-cell table:number-columns-repeated="872"/>
        </table:table-row>
        <table:table-row table:style-name="ro3">
          <table:table-cell table:formula="of:=[.A1815]+[.$C$4]" office:value-type="float" office:value="9.02500000000001">
            <text:p>9.025</text:p>
          </table:table-cell>
          <table:table-cell table:formula="of:=IF(   [.A1816] &lt; [.$C$5];   &quot;Accel&quot;;   IF(     [.A1816] &lt; [.$C$5] + [.$C$7];     &quot;Cruise&quot;;     IF(       [.A1816] &lt; [.$C$8];       &quot;Decel&quot;;       &quot;Stop&quot;     )   ) )" office:value-type="string" office:string-value="Cruise">
            <text:p>Cruise</text:p>
          </table:table-cell>
          <table:table-cell table:formula="of:=IF(   [.B1816]=&quot;Accel&quot;;   [.$C$1];   IF(     [.B1816]=&quot;Cruise&quot;;     0;     IF([.B1816]=&quot;Decel&quot;; -[.$C$1]; 0)   ) )" office:value-type="float" office:value="0">
            <text:p>0</text:p>
          </table:table-cell>
          <table:table-cell table:formula="of:=IF(   [.B1816]=&quot;Stop&quot;;   0;   MAX(     0;     MIN(       [.$C$2];       [.D1815] + [.C1816] * [.$C$4]     )   ) )" office:value-type="float" office:value="9.75">
            <text:p>9.75</text:p>
          </table:table-cell>
          <table:table-cell table:formula="of:=IF(   [.B1816]=&quot;Stop&quot;;   [.$C$3];   [.E1815] + [.D1816] * [.$C$4] )" office:value-type="float" office:value="87.0674999999975">
            <text:p>87.07</text:p>
          </table:table-cell>
          <table:table-cell table:number-columns-repeated="872"/>
        </table:table-row>
        <table:table-row table:style-name="ro3">
          <table:table-cell table:formula="of:=[.A1816]+[.$C$4]" office:value-type="float" office:value="9.03000000000001">
            <text:p>9.030</text:p>
          </table:table-cell>
          <table:table-cell table:formula="of:=IF(   [.A1817] &lt; [.$C$5];   &quot;Accel&quot;;   IF(     [.A1817] &lt; [.$C$5] + [.$C$7];     &quot;Cruise&quot;;     IF(       [.A1817] &lt; [.$C$8];       &quot;Decel&quot;;       &quot;Stop&quot;     )   ) )" office:value-type="string" office:string-value="Cruise">
            <text:p>Cruise</text:p>
          </table:table-cell>
          <table:table-cell table:formula="of:=IF(   [.B1817]=&quot;Accel&quot;;   [.$C$1];   IF(     [.B1817]=&quot;Cruise&quot;;     0;     IF([.B1817]=&quot;Decel&quot;; -[.$C$1]; 0)   ) )" office:value-type="float" office:value="0">
            <text:p>0</text:p>
          </table:table-cell>
          <table:table-cell table:formula="of:=IF(   [.B1817]=&quot;Stop&quot;;   0;   MAX(     0;     MIN(       [.$C$2];       [.D1816] + [.C1817] * [.$C$4]     )   ) )" office:value-type="float" office:value="9.75">
            <text:p>9.75</text:p>
          </table:table-cell>
          <table:table-cell table:formula="of:=IF(   [.B1817]=&quot;Stop&quot;;   [.$C$3];   [.E1816] + [.D1817] * [.$C$4] )" office:value-type="float" office:value="87.1162499999975">
            <text:p>87.12</text:p>
          </table:table-cell>
          <table:table-cell table:number-columns-repeated="872"/>
        </table:table-row>
        <table:table-row table:style-name="ro3">
          <table:table-cell table:formula="of:=[.A1817]+[.$C$4]" office:value-type="float" office:value="9.03500000000001">
            <text:p>9.035</text:p>
          </table:table-cell>
          <table:table-cell table:formula="of:=IF(   [.A1818] &lt; [.$C$5];   &quot;Accel&quot;;   IF(     [.A1818] &lt; [.$C$5] + [.$C$7];     &quot;Cruise&quot;;     IF(       [.A1818] &lt; [.$C$8];       &quot;Decel&quot;;       &quot;Stop&quot;     )   ) )" office:value-type="string" office:string-value="Cruise">
            <text:p>Cruise</text:p>
          </table:table-cell>
          <table:table-cell table:formula="of:=IF(   [.B1818]=&quot;Accel&quot;;   [.$C$1];   IF(     [.B1818]=&quot;Cruise&quot;;     0;     IF([.B1818]=&quot;Decel&quot;; -[.$C$1]; 0)   ) )" office:value-type="float" office:value="0">
            <text:p>0</text:p>
          </table:table-cell>
          <table:table-cell table:formula="of:=IF(   [.B1818]=&quot;Stop&quot;;   0;   MAX(     0;     MIN(       [.$C$2];       [.D1817] + [.C1818] * [.$C$4]     )   ) )" office:value-type="float" office:value="9.75">
            <text:p>9.75</text:p>
          </table:table-cell>
          <table:table-cell table:formula="of:=IF(   [.B1818]=&quot;Stop&quot;;   [.$C$3];   [.E1817] + [.D1818] * [.$C$4] )" office:value-type="float" office:value="87.1649999999975">
            <text:p>87.16</text:p>
          </table:table-cell>
          <table:table-cell table:number-columns-repeated="872"/>
        </table:table-row>
        <table:table-row table:style-name="ro3">
          <table:table-cell table:formula="of:=[.A1818]+[.$C$4]" office:value-type="float" office:value="9.04000000000001">
            <text:p>9.040</text:p>
          </table:table-cell>
          <table:table-cell table:formula="of:=IF(   [.A1819] &lt; [.$C$5];   &quot;Accel&quot;;   IF(     [.A1819] &lt; [.$C$5] + [.$C$7];     &quot;Cruise&quot;;     IF(       [.A1819] &lt; [.$C$8];       &quot;Decel&quot;;       &quot;Stop&quot;     )   ) )" office:value-type="string" office:string-value="Cruise">
            <text:p>Cruise</text:p>
          </table:table-cell>
          <table:table-cell table:formula="of:=IF(   [.B1819]=&quot;Accel&quot;;   [.$C$1];   IF(     [.B1819]=&quot;Cruise&quot;;     0;     IF([.B1819]=&quot;Decel&quot;; -[.$C$1]; 0)   ) )" office:value-type="float" office:value="0">
            <text:p>0</text:p>
          </table:table-cell>
          <table:table-cell table:formula="of:=IF(   [.B1819]=&quot;Stop&quot;;   0;   MAX(     0;     MIN(       [.$C$2];       [.D1818] + [.C1819] * [.$C$4]     )   ) )" office:value-type="float" office:value="9.75">
            <text:p>9.75</text:p>
          </table:table-cell>
          <table:table-cell table:formula="of:=IF(   [.B1819]=&quot;Stop&quot;;   [.$C$3];   [.E1818] + [.D1819] * [.$C$4] )" office:value-type="float" office:value="87.2137499999975">
            <text:p>87.21</text:p>
          </table:table-cell>
          <table:table-cell table:number-columns-repeated="872"/>
        </table:table-row>
        <table:table-row table:style-name="ro3">
          <table:table-cell table:formula="of:=[.A1819]+[.$C$4]" office:value-type="float" office:value="9.04500000000001">
            <text:p>9.045</text:p>
          </table:table-cell>
          <table:table-cell table:formula="of:=IF(   [.A1820] &lt; [.$C$5];   &quot;Accel&quot;;   IF(     [.A1820] &lt; [.$C$5] + [.$C$7];     &quot;Cruise&quot;;     IF(       [.A1820] &lt; [.$C$8];       &quot;Decel&quot;;       &quot;Stop&quot;     )   ) )" office:value-type="string" office:string-value="Cruise">
            <text:p>Cruise</text:p>
          </table:table-cell>
          <table:table-cell table:formula="of:=IF(   [.B1820]=&quot;Accel&quot;;   [.$C$1];   IF(     [.B1820]=&quot;Cruise&quot;;     0;     IF([.B1820]=&quot;Decel&quot;; -[.$C$1]; 0)   ) )" office:value-type="float" office:value="0">
            <text:p>0</text:p>
          </table:table-cell>
          <table:table-cell table:formula="of:=IF(   [.B1820]=&quot;Stop&quot;;   0;   MAX(     0;     MIN(       [.$C$2];       [.D1819] + [.C1820] * [.$C$4]     )   ) )" office:value-type="float" office:value="9.75">
            <text:p>9.75</text:p>
          </table:table-cell>
          <table:table-cell table:formula="of:=IF(   [.B1820]=&quot;Stop&quot;;   [.$C$3];   [.E1819] + [.D1820] * [.$C$4] )" office:value-type="float" office:value="87.2624999999975">
            <text:p>87.26</text:p>
          </table:table-cell>
          <table:table-cell table:number-columns-repeated="872"/>
        </table:table-row>
        <table:table-row table:style-name="ro3">
          <table:table-cell table:formula="of:=[.A1820]+[.$C$4]" office:value-type="float" office:value="9.05000000000002">
            <text:p>9.050</text:p>
          </table:table-cell>
          <table:table-cell table:formula="of:=IF(   [.A1821] &lt; [.$C$5];   &quot;Accel&quot;;   IF(     [.A1821] &lt; [.$C$5] + [.$C$7];     &quot;Cruise&quot;;     IF(       [.A1821] &lt; [.$C$8];       &quot;Decel&quot;;       &quot;Stop&quot;     )   ) )" office:value-type="string" office:string-value="Cruise">
            <text:p>Cruise</text:p>
          </table:table-cell>
          <table:table-cell table:formula="of:=IF(   [.B1821]=&quot;Accel&quot;;   [.$C$1];   IF(     [.B1821]=&quot;Cruise&quot;;     0;     IF([.B1821]=&quot;Decel&quot;; -[.$C$1]; 0)   ) )" office:value-type="float" office:value="0">
            <text:p>0</text:p>
          </table:table-cell>
          <table:table-cell table:formula="of:=IF(   [.B1821]=&quot;Stop&quot;;   0;   MAX(     0;     MIN(       [.$C$2];       [.D1820] + [.C1821] * [.$C$4]     )   ) )" office:value-type="float" office:value="9.75">
            <text:p>9.75</text:p>
          </table:table-cell>
          <table:table-cell table:formula="of:=IF(   [.B1821]=&quot;Stop&quot;;   [.$C$3];   [.E1820] + [.D1821] * [.$C$4] )" office:value-type="float" office:value="87.3112499999975">
            <text:p>87.31</text:p>
          </table:table-cell>
          <table:table-cell table:number-columns-repeated="872"/>
        </table:table-row>
        <table:table-row table:style-name="ro3">
          <table:table-cell table:formula="of:=[.A1821]+[.$C$4]" office:value-type="float" office:value="9.05500000000002">
            <text:p>9.055</text:p>
          </table:table-cell>
          <table:table-cell table:formula="of:=IF(   [.A1822] &lt; [.$C$5];   &quot;Accel&quot;;   IF(     [.A1822] &lt; [.$C$5] + [.$C$7];     &quot;Cruise&quot;;     IF(       [.A1822] &lt; [.$C$8];       &quot;Decel&quot;;       &quot;Stop&quot;     )   ) )" office:value-type="string" office:string-value="Cruise">
            <text:p>Cruise</text:p>
          </table:table-cell>
          <table:table-cell table:formula="of:=IF(   [.B1822]=&quot;Accel&quot;;   [.$C$1];   IF(     [.B1822]=&quot;Cruise&quot;;     0;     IF([.B1822]=&quot;Decel&quot;; -[.$C$1]; 0)   ) )" office:value-type="float" office:value="0">
            <text:p>0</text:p>
          </table:table-cell>
          <table:table-cell table:formula="of:=IF(   [.B1822]=&quot;Stop&quot;;   0;   MAX(     0;     MIN(       [.$C$2];       [.D1821] + [.C1822] * [.$C$4]     )   ) )" office:value-type="float" office:value="9.75">
            <text:p>9.75</text:p>
          </table:table-cell>
          <table:table-cell table:formula="of:=IF(   [.B1822]=&quot;Stop&quot;;   [.$C$3];   [.E1821] + [.D1822] * [.$C$4] )" office:value-type="float" office:value="87.3599999999975">
            <text:p>87.36</text:p>
          </table:table-cell>
          <table:table-cell table:number-columns-repeated="872"/>
        </table:table-row>
        <table:table-row table:style-name="ro3">
          <table:table-cell table:formula="of:=[.A1822]+[.$C$4]" office:value-type="float" office:value="9.06000000000002">
            <text:p>9.060</text:p>
          </table:table-cell>
          <table:table-cell table:formula="of:=IF(   [.A1823] &lt; [.$C$5];   &quot;Accel&quot;;   IF(     [.A1823] &lt; [.$C$5] + [.$C$7];     &quot;Cruise&quot;;     IF(       [.A1823] &lt; [.$C$8];       &quot;Decel&quot;;       &quot;Stop&quot;     )   ) )" office:value-type="string" office:string-value="Cruise">
            <text:p>Cruise</text:p>
          </table:table-cell>
          <table:table-cell table:formula="of:=IF(   [.B1823]=&quot;Accel&quot;;   [.$C$1];   IF(     [.B1823]=&quot;Cruise&quot;;     0;     IF([.B1823]=&quot;Decel&quot;; -[.$C$1]; 0)   ) )" office:value-type="float" office:value="0">
            <text:p>0</text:p>
          </table:table-cell>
          <table:table-cell table:formula="of:=IF(   [.B1823]=&quot;Stop&quot;;   0;   MAX(     0;     MIN(       [.$C$2];       [.D1822] + [.C1823] * [.$C$4]     )   ) )" office:value-type="float" office:value="9.75">
            <text:p>9.75</text:p>
          </table:table-cell>
          <table:table-cell table:formula="of:=IF(   [.B1823]=&quot;Stop&quot;;   [.$C$3];   [.E1822] + [.D1823] * [.$C$4] )" office:value-type="float" office:value="87.4087499999975">
            <text:p>87.41</text:p>
          </table:table-cell>
          <table:table-cell table:number-columns-repeated="872"/>
        </table:table-row>
        <table:table-row table:style-name="ro3">
          <table:table-cell table:formula="of:=[.A1823]+[.$C$4]" office:value-type="float" office:value="9.06500000000002">
            <text:p>9.065</text:p>
          </table:table-cell>
          <table:table-cell table:formula="of:=IF(   [.A1824] &lt; [.$C$5];   &quot;Accel&quot;;   IF(     [.A1824] &lt; [.$C$5] + [.$C$7];     &quot;Cruise&quot;;     IF(       [.A1824] &lt; [.$C$8];       &quot;Decel&quot;;       &quot;Stop&quot;     )   ) )" office:value-type="string" office:string-value="Cruise">
            <text:p>Cruise</text:p>
          </table:table-cell>
          <table:table-cell table:formula="of:=IF(   [.B1824]=&quot;Accel&quot;;   [.$C$1];   IF(     [.B1824]=&quot;Cruise&quot;;     0;     IF([.B1824]=&quot;Decel&quot;; -[.$C$1]; 0)   ) )" office:value-type="float" office:value="0">
            <text:p>0</text:p>
          </table:table-cell>
          <table:table-cell table:formula="of:=IF(   [.B1824]=&quot;Stop&quot;;   0;   MAX(     0;     MIN(       [.$C$2];       [.D1823] + [.C1824] * [.$C$4]     )   ) )" office:value-type="float" office:value="9.75">
            <text:p>9.75</text:p>
          </table:table-cell>
          <table:table-cell table:formula="of:=IF(   [.B1824]=&quot;Stop&quot;;   [.$C$3];   [.E1823] + [.D1824] * [.$C$4] )" office:value-type="float" office:value="87.4574999999975">
            <text:p>87.46</text:p>
          </table:table-cell>
          <table:table-cell table:number-columns-repeated="872"/>
        </table:table-row>
        <table:table-row table:style-name="ro3">
          <table:table-cell table:formula="of:=[.A1824]+[.$C$4]" office:value-type="float" office:value="9.07000000000002">
            <text:p>9.070</text:p>
          </table:table-cell>
          <table:table-cell table:formula="of:=IF(   [.A1825] &lt; [.$C$5];   &quot;Accel&quot;;   IF(     [.A1825] &lt; [.$C$5] + [.$C$7];     &quot;Cruise&quot;;     IF(       [.A1825] &lt; [.$C$8];       &quot;Decel&quot;;       &quot;Stop&quot;     )   ) )" office:value-type="string" office:string-value="Cruise">
            <text:p>Cruise</text:p>
          </table:table-cell>
          <table:table-cell table:formula="of:=IF(   [.B1825]=&quot;Accel&quot;;   [.$C$1];   IF(     [.B1825]=&quot;Cruise&quot;;     0;     IF([.B1825]=&quot;Decel&quot;; -[.$C$1]; 0)   ) )" office:value-type="float" office:value="0">
            <text:p>0</text:p>
          </table:table-cell>
          <table:table-cell table:formula="of:=IF(   [.B1825]=&quot;Stop&quot;;   0;   MAX(     0;     MIN(       [.$C$2];       [.D1824] + [.C1825] * [.$C$4]     )   ) )" office:value-type="float" office:value="9.75">
            <text:p>9.75</text:p>
          </table:table-cell>
          <table:table-cell table:formula="of:=IF(   [.B1825]=&quot;Stop&quot;;   [.$C$3];   [.E1824] + [.D1825] * [.$C$4] )" office:value-type="float" office:value="87.5062499999975">
            <text:p>87.51</text:p>
          </table:table-cell>
          <table:table-cell table:number-columns-repeated="872"/>
        </table:table-row>
        <table:table-row table:style-name="ro3">
          <table:table-cell table:formula="of:=[.A1825]+[.$C$4]" office:value-type="float" office:value="9.07500000000002">
            <text:p>9.075</text:p>
          </table:table-cell>
          <table:table-cell table:formula="of:=IF(   [.A1826] &lt; [.$C$5];   &quot;Accel&quot;;   IF(     [.A1826] &lt; [.$C$5] + [.$C$7];     &quot;Cruise&quot;;     IF(       [.A1826] &lt; [.$C$8];       &quot;Decel&quot;;       &quot;Stop&quot;     )   ) )" office:value-type="string" office:string-value="Cruise">
            <text:p>Cruise</text:p>
          </table:table-cell>
          <table:table-cell table:formula="of:=IF(   [.B1826]=&quot;Accel&quot;;   [.$C$1];   IF(     [.B1826]=&quot;Cruise&quot;;     0;     IF([.B1826]=&quot;Decel&quot;; -[.$C$1]; 0)   ) )" office:value-type="float" office:value="0">
            <text:p>0</text:p>
          </table:table-cell>
          <table:table-cell table:formula="of:=IF(   [.B1826]=&quot;Stop&quot;;   0;   MAX(     0;     MIN(       [.$C$2];       [.D1825] + [.C1826] * [.$C$4]     )   ) )" office:value-type="float" office:value="9.75">
            <text:p>9.75</text:p>
          </table:table-cell>
          <table:table-cell table:formula="of:=IF(   [.B1826]=&quot;Stop&quot;;   [.$C$3];   [.E1825] + [.D1826] * [.$C$4] )" office:value-type="float" office:value="87.5549999999975">
            <text:p>87.55</text:p>
          </table:table-cell>
          <table:table-cell table:number-columns-repeated="872"/>
        </table:table-row>
        <table:table-row table:style-name="ro3">
          <table:table-cell table:formula="of:=[.A1826]+[.$C$4]" office:value-type="float" office:value="9.08000000000002">
            <text:p>9.080</text:p>
          </table:table-cell>
          <table:table-cell table:formula="of:=IF(   [.A1827] &lt; [.$C$5];   &quot;Accel&quot;;   IF(     [.A1827] &lt; [.$C$5] + [.$C$7];     &quot;Cruise&quot;;     IF(       [.A1827] &lt; [.$C$8];       &quot;Decel&quot;;       &quot;Stop&quot;     )   ) )" office:value-type="string" office:string-value="Cruise">
            <text:p>Cruise</text:p>
          </table:table-cell>
          <table:table-cell table:formula="of:=IF(   [.B1827]=&quot;Accel&quot;;   [.$C$1];   IF(     [.B1827]=&quot;Cruise&quot;;     0;     IF([.B1827]=&quot;Decel&quot;; -[.$C$1]; 0)   ) )" office:value-type="float" office:value="0">
            <text:p>0</text:p>
          </table:table-cell>
          <table:table-cell table:formula="of:=IF(   [.B1827]=&quot;Stop&quot;;   0;   MAX(     0;     MIN(       [.$C$2];       [.D1826] + [.C1827] * [.$C$4]     )   ) )" office:value-type="float" office:value="9.75">
            <text:p>9.75</text:p>
          </table:table-cell>
          <table:table-cell table:formula="of:=IF(   [.B1827]=&quot;Stop&quot;;   [.$C$3];   [.E1826] + [.D1827] * [.$C$4] )" office:value-type="float" office:value="87.6037499999975">
            <text:p>87.60</text:p>
          </table:table-cell>
          <table:table-cell table:number-columns-repeated="872"/>
        </table:table-row>
        <table:table-row table:style-name="ro3">
          <table:table-cell table:formula="of:=[.A1827]+[.$C$4]" office:value-type="float" office:value="9.08500000000002">
            <text:p>9.085</text:p>
          </table:table-cell>
          <table:table-cell table:formula="of:=IF(   [.A1828] &lt; [.$C$5];   &quot;Accel&quot;;   IF(     [.A1828] &lt; [.$C$5] + [.$C$7];     &quot;Cruise&quot;;     IF(       [.A1828] &lt; [.$C$8];       &quot;Decel&quot;;       &quot;Stop&quot;     )   ) )" office:value-type="string" office:string-value="Cruise">
            <text:p>Cruise</text:p>
          </table:table-cell>
          <table:table-cell table:formula="of:=IF(   [.B1828]=&quot;Accel&quot;;   [.$C$1];   IF(     [.B1828]=&quot;Cruise&quot;;     0;     IF([.B1828]=&quot;Decel&quot;; -[.$C$1]; 0)   ) )" office:value-type="float" office:value="0">
            <text:p>0</text:p>
          </table:table-cell>
          <table:table-cell table:formula="of:=IF(   [.B1828]=&quot;Stop&quot;;   0;   MAX(     0;     MIN(       [.$C$2];       [.D1827] + [.C1828] * [.$C$4]     )   ) )" office:value-type="float" office:value="9.75">
            <text:p>9.75</text:p>
          </table:table-cell>
          <table:table-cell table:formula="of:=IF(   [.B1828]=&quot;Stop&quot;;   [.$C$3];   [.E1827] + [.D1828] * [.$C$4] )" office:value-type="float" office:value="87.6524999999975">
            <text:p>87.65</text:p>
          </table:table-cell>
          <table:table-cell table:number-columns-repeated="872"/>
        </table:table-row>
        <table:table-row table:style-name="ro3">
          <table:table-cell table:formula="of:=[.A1828]+[.$C$4]" office:value-type="float" office:value="9.09000000000002">
            <text:p>9.090</text:p>
          </table:table-cell>
          <table:table-cell table:formula="of:=IF(   [.A1829] &lt; [.$C$5];   &quot;Accel&quot;;   IF(     [.A1829] &lt; [.$C$5] + [.$C$7];     &quot;Cruise&quot;;     IF(       [.A1829] &lt; [.$C$8];       &quot;Decel&quot;;       &quot;Stop&quot;     )   ) )" office:value-type="string" office:string-value="Cruise">
            <text:p>Cruise</text:p>
          </table:table-cell>
          <table:table-cell table:formula="of:=IF(   [.B1829]=&quot;Accel&quot;;   [.$C$1];   IF(     [.B1829]=&quot;Cruise&quot;;     0;     IF([.B1829]=&quot;Decel&quot;; -[.$C$1]; 0)   ) )" office:value-type="float" office:value="0">
            <text:p>0</text:p>
          </table:table-cell>
          <table:table-cell table:formula="of:=IF(   [.B1829]=&quot;Stop&quot;;   0;   MAX(     0;     MIN(       [.$C$2];       [.D1828] + [.C1829] * [.$C$4]     )   ) )" office:value-type="float" office:value="9.75">
            <text:p>9.75</text:p>
          </table:table-cell>
          <table:table-cell table:formula="of:=IF(   [.B1829]=&quot;Stop&quot;;   [.$C$3];   [.E1828] + [.D1829] * [.$C$4] )" office:value-type="float" office:value="87.7012499999975">
            <text:p>87.70</text:p>
          </table:table-cell>
          <table:table-cell table:number-columns-repeated="872"/>
        </table:table-row>
        <table:table-row table:style-name="ro3">
          <table:table-cell table:formula="of:=[.A1829]+[.$C$4]" office:value-type="float" office:value="9.09500000000002">
            <text:p>9.095</text:p>
          </table:table-cell>
          <table:table-cell table:formula="of:=IF(   [.A1830] &lt; [.$C$5];   &quot;Accel&quot;;   IF(     [.A1830] &lt; [.$C$5] + [.$C$7];     &quot;Cruise&quot;;     IF(       [.A1830] &lt; [.$C$8];       &quot;Decel&quot;;       &quot;Stop&quot;     )   ) )" office:value-type="string" office:string-value="Cruise">
            <text:p>Cruise</text:p>
          </table:table-cell>
          <table:table-cell table:formula="of:=IF(   [.B1830]=&quot;Accel&quot;;   [.$C$1];   IF(     [.B1830]=&quot;Cruise&quot;;     0;     IF([.B1830]=&quot;Decel&quot;; -[.$C$1]; 0)   ) )" office:value-type="float" office:value="0">
            <text:p>0</text:p>
          </table:table-cell>
          <table:table-cell table:formula="of:=IF(   [.B1830]=&quot;Stop&quot;;   0;   MAX(     0;     MIN(       [.$C$2];       [.D1829] + [.C1830] * [.$C$4]     )   ) )" office:value-type="float" office:value="9.75">
            <text:p>9.75</text:p>
          </table:table-cell>
          <table:table-cell table:formula="of:=IF(   [.B1830]=&quot;Stop&quot;;   [.$C$3];   [.E1829] + [.D1830] * [.$C$4] )" office:value-type="float" office:value="87.7499999999975">
            <text:p>87.75</text:p>
          </table:table-cell>
          <table:table-cell table:number-columns-repeated="872"/>
        </table:table-row>
        <table:table-row table:style-name="ro3">
          <table:table-cell table:formula="of:=[.A1830]+[.$C$4]" office:value-type="float" office:value="9.10000000000002">
            <text:p>9.100</text:p>
          </table:table-cell>
          <table:table-cell table:formula="of:=IF(   [.A1831] &lt; [.$C$5];   &quot;Accel&quot;;   IF(     [.A1831] &lt; [.$C$5] + [.$C$7];     &quot;Cruise&quot;;     IF(       [.A1831] &lt; [.$C$8];       &quot;Decel&quot;;       &quot;Stop&quot;     )   ) )" office:value-type="string" office:string-value="Cruise">
            <text:p>Cruise</text:p>
          </table:table-cell>
          <table:table-cell table:formula="of:=IF(   [.B1831]=&quot;Accel&quot;;   [.$C$1];   IF(     [.B1831]=&quot;Cruise&quot;;     0;     IF([.B1831]=&quot;Decel&quot;; -[.$C$1]; 0)   ) )" office:value-type="float" office:value="0">
            <text:p>0</text:p>
          </table:table-cell>
          <table:table-cell table:formula="of:=IF(   [.B1831]=&quot;Stop&quot;;   0;   MAX(     0;     MIN(       [.$C$2];       [.D1830] + [.C1831] * [.$C$4]     )   ) )" office:value-type="float" office:value="9.75">
            <text:p>9.75</text:p>
          </table:table-cell>
          <table:table-cell table:formula="of:=IF(   [.B1831]=&quot;Stop&quot;;   [.$C$3];   [.E1830] + [.D1831] * [.$C$4] )" office:value-type="float" office:value="87.7987499999975">
            <text:p>87.80</text:p>
          </table:table-cell>
          <table:table-cell table:number-columns-repeated="872"/>
        </table:table-row>
        <table:table-row table:style-name="ro3">
          <table:table-cell table:formula="of:=[.A1831]+[.$C$4]" office:value-type="float" office:value="9.10500000000002">
            <text:p>9.105</text:p>
          </table:table-cell>
          <table:table-cell table:formula="of:=IF(   [.A1832] &lt; [.$C$5];   &quot;Accel&quot;;   IF(     [.A1832] &lt; [.$C$5] + [.$C$7];     &quot;Cruise&quot;;     IF(       [.A1832] &lt; [.$C$8];       &quot;Decel&quot;;       &quot;Stop&quot;     )   ) )" office:value-type="string" office:string-value="Cruise">
            <text:p>Cruise</text:p>
          </table:table-cell>
          <table:table-cell table:formula="of:=IF(   [.B1832]=&quot;Accel&quot;;   [.$C$1];   IF(     [.B1832]=&quot;Cruise&quot;;     0;     IF([.B1832]=&quot;Decel&quot;; -[.$C$1]; 0)   ) )" office:value-type="float" office:value="0">
            <text:p>0</text:p>
          </table:table-cell>
          <table:table-cell table:formula="of:=IF(   [.B1832]=&quot;Stop&quot;;   0;   MAX(     0;     MIN(       [.$C$2];       [.D1831] + [.C1832] * [.$C$4]     )   ) )" office:value-type="float" office:value="9.75">
            <text:p>9.75</text:p>
          </table:table-cell>
          <table:table-cell table:formula="of:=IF(   [.B1832]=&quot;Stop&quot;;   [.$C$3];   [.E1831] + [.D1832] * [.$C$4] )" office:value-type="float" office:value="87.8474999999975">
            <text:p>87.85</text:p>
          </table:table-cell>
          <table:table-cell table:number-columns-repeated="872"/>
        </table:table-row>
        <table:table-row table:style-name="ro3">
          <table:table-cell table:formula="of:=[.A1832]+[.$C$4]" office:value-type="float" office:value="9.11000000000002">
            <text:p>9.110</text:p>
          </table:table-cell>
          <table:table-cell table:formula="of:=IF(   [.A1833] &lt; [.$C$5];   &quot;Accel&quot;;   IF(     [.A1833] &lt; [.$C$5] + [.$C$7];     &quot;Cruise&quot;;     IF(       [.A1833] &lt; [.$C$8];       &quot;Decel&quot;;       &quot;Stop&quot;     )   ) )" office:value-type="string" office:string-value="Cruise">
            <text:p>Cruise</text:p>
          </table:table-cell>
          <table:table-cell table:formula="of:=IF(   [.B1833]=&quot;Accel&quot;;   [.$C$1];   IF(     [.B1833]=&quot;Cruise&quot;;     0;     IF([.B1833]=&quot;Decel&quot;; -[.$C$1]; 0)   ) )" office:value-type="float" office:value="0">
            <text:p>0</text:p>
          </table:table-cell>
          <table:table-cell table:formula="of:=IF(   [.B1833]=&quot;Stop&quot;;   0;   MAX(     0;     MIN(       [.$C$2];       [.D1832] + [.C1833] * [.$C$4]     )   ) )" office:value-type="float" office:value="9.75">
            <text:p>9.75</text:p>
          </table:table-cell>
          <table:table-cell table:formula="of:=IF(   [.B1833]=&quot;Stop&quot;;   [.$C$3];   [.E1832] + [.D1833] * [.$C$4] )" office:value-type="float" office:value="87.8962499999975">
            <text:p>87.90</text:p>
          </table:table-cell>
          <table:table-cell table:number-columns-repeated="872"/>
        </table:table-row>
        <table:table-row table:style-name="ro3">
          <table:table-cell table:formula="of:=[.A1833]+[.$C$4]" office:value-type="float" office:value="9.11500000000003">
            <text:p>9.115</text:p>
          </table:table-cell>
          <table:table-cell table:formula="of:=IF(   [.A1834] &lt; [.$C$5];   &quot;Accel&quot;;   IF(     [.A1834] &lt; [.$C$5] + [.$C$7];     &quot;Cruise&quot;;     IF(       [.A1834] &lt; [.$C$8];       &quot;Decel&quot;;       &quot;Stop&quot;     )   ) )" office:value-type="string" office:string-value="Cruise">
            <text:p>Cruise</text:p>
          </table:table-cell>
          <table:table-cell table:formula="of:=IF(   [.B1834]=&quot;Accel&quot;;   [.$C$1];   IF(     [.B1834]=&quot;Cruise&quot;;     0;     IF([.B1834]=&quot;Decel&quot;; -[.$C$1]; 0)   ) )" office:value-type="float" office:value="0">
            <text:p>0</text:p>
          </table:table-cell>
          <table:table-cell table:formula="of:=IF(   [.B1834]=&quot;Stop&quot;;   0;   MAX(     0;     MIN(       [.$C$2];       [.D1833] + [.C1834] * [.$C$4]     )   ) )" office:value-type="float" office:value="9.75">
            <text:p>9.75</text:p>
          </table:table-cell>
          <table:table-cell table:formula="of:=IF(   [.B1834]=&quot;Stop&quot;;   [.$C$3];   [.E1833] + [.D1834] * [.$C$4] )" office:value-type="float" office:value="87.9449999999975">
            <text:p>87.94</text:p>
          </table:table-cell>
          <table:table-cell table:number-columns-repeated="872"/>
        </table:table-row>
        <table:table-row table:style-name="ro3">
          <table:table-cell table:formula="of:=[.A1834]+[.$C$4]" office:value-type="float" office:value="9.12000000000003">
            <text:p>9.120</text:p>
          </table:table-cell>
          <table:table-cell table:formula="of:=IF(   [.A1835] &lt; [.$C$5];   &quot;Accel&quot;;   IF(     [.A1835] &lt; [.$C$5] + [.$C$7];     &quot;Cruise&quot;;     IF(       [.A1835] &lt; [.$C$8];       &quot;Decel&quot;;       &quot;Stop&quot;     )   ) )" office:value-type="string" office:string-value="Cruise">
            <text:p>Cruise</text:p>
          </table:table-cell>
          <table:table-cell table:formula="of:=IF(   [.B1835]=&quot;Accel&quot;;   [.$C$1];   IF(     [.B1835]=&quot;Cruise&quot;;     0;     IF([.B1835]=&quot;Decel&quot;; -[.$C$1]; 0)   ) )" office:value-type="float" office:value="0">
            <text:p>0</text:p>
          </table:table-cell>
          <table:table-cell table:formula="of:=IF(   [.B1835]=&quot;Stop&quot;;   0;   MAX(     0;     MIN(       [.$C$2];       [.D1834] + [.C1835] * [.$C$4]     )   ) )" office:value-type="float" office:value="9.75">
            <text:p>9.75</text:p>
          </table:table-cell>
          <table:table-cell table:formula="of:=IF(   [.B1835]=&quot;Stop&quot;;   [.$C$3];   [.E1834] + [.D1835] * [.$C$4] )" office:value-type="float" office:value="87.9937499999975">
            <text:p>87.99</text:p>
          </table:table-cell>
          <table:table-cell table:number-columns-repeated="872"/>
        </table:table-row>
        <table:table-row table:style-name="ro3">
          <table:table-cell table:formula="of:=[.A1835]+[.$C$4]" office:value-type="float" office:value="9.12500000000003">
            <text:p>9.125</text:p>
          </table:table-cell>
          <table:table-cell table:formula="of:=IF(   [.A1836] &lt; [.$C$5];   &quot;Accel&quot;;   IF(     [.A1836] &lt; [.$C$5] + [.$C$7];     &quot;Cruise&quot;;     IF(       [.A1836] &lt; [.$C$8];       &quot;Decel&quot;;       &quot;Stop&quot;     )   ) )" office:value-type="string" office:string-value="Cruise">
            <text:p>Cruise</text:p>
          </table:table-cell>
          <table:table-cell table:formula="of:=IF(   [.B1836]=&quot;Accel&quot;;   [.$C$1];   IF(     [.B1836]=&quot;Cruise&quot;;     0;     IF([.B1836]=&quot;Decel&quot;; -[.$C$1]; 0)   ) )" office:value-type="float" office:value="0">
            <text:p>0</text:p>
          </table:table-cell>
          <table:table-cell table:formula="of:=IF(   [.B1836]=&quot;Stop&quot;;   0;   MAX(     0;     MIN(       [.$C$2];       [.D1835] + [.C1836] * [.$C$4]     )   ) )" office:value-type="float" office:value="9.75">
            <text:p>9.75</text:p>
          </table:table-cell>
          <table:table-cell table:formula="of:=IF(   [.B1836]=&quot;Stop&quot;;   [.$C$3];   [.E1835] + [.D1836] * [.$C$4] )" office:value-type="float" office:value="88.0424999999975">
            <text:p>88.04</text:p>
          </table:table-cell>
          <table:table-cell table:number-columns-repeated="872"/>
        </table:table-row>
        <table:table-row table:style-name="ro3">
          <table:table-cell table:formula="of:=[.A1836]+[.$C$4]" office:value-type="float" office:value="9.13000000000003">
            <text:p>9.130</text:p>
          </table:table-cell>
          <table:table-cell table:formula="of:=IF(   [.A1837] &lt; [.$C$5];   &quot;Accel&quot;;   IF(     [.A1837] &lt; [.$C$5] + [.$C$7];     &quot;Cruise&quot;;     IF(       [.A1837] &lt; [.$C$8];       &quot;Decel&quot;;       &quot;Stop&quot;     )   ) )" office:value-type="string" office:string-value="Cruise">
            <text:p>Cruise</text:p>
          </table:table-cell>
          <table:table-cell table:formula="of:=IF(   [.B1837]=&quot;Accel&quot;;   [.$C$1];   IF(     [.B1837]=&quot;Cruise&quot;;     0;     IF([.B1837]=&quot;Decel&quot;; -[.$C$1]; 0)   ) )" office:value-type="float" office:value="0">
            <text:p>0</text:p>
          </table:table-cell>
          <table:table-cell table:formula="of:=IF(   [.B1837]=&quot;Stop&quot;;   0;   MAX(     0;     MIN(       [.$C$2];       [.D1836] + [.C1837] * [.$C$4]     )   ) )" office:value-type="float" office:value="9.75">
            <text:p>9.75</text:p>
          </table:table-cell>
          <table:table-cell table:formula="of:=IF(   [.B1837]=&quot;Stop&quot;;   [.$C$3];   [.E1836] + [.D1837] * [.$C$4] )" office:value-type="float" office:value="88.0912499999975">
            <text:p>88.09</text:p>
          </table:table-cell>
          <table:table-cell table:number-columns-repeated="872"/>
        </table:table-row>
        <table:table-row table:style-name="ro3">
          <table:table-cell table:formula="of:=[.A1837]+[.$C$4]" office:value-type="float" office:value="9.13500000000003">
            <text:p>9.135</text:p>
          </table:table-cell>
          <table:table-cell table:formula="of:=IF(   [.A1838] &lt; [.$C$5];   &quot;Accel&quot;;   IF(     [.A1838] &lt; [.$C$5] + [.$C$7];     &quot;Cruise&quot;;     IF(       [.A1838] &lt; [.$C$8];       &quot;Decel&quot;;       &quot;Stop&quot;     )   ) )" office:value-type="string" office:string-value="Cruise">
            <text:p>Cruise</text:p>
          </table:table-cell>
          <table:table-cell table:formula="of:=IF(   [.B1838]=&quot;Accel&quot;;   [.$C$1];   IF(     [.B1838]=&quot;Cruise&quot;;     0;     IF([.B1838]=&quot;Decel&quot;; -[.$C$1]; 0)   ) )" office:value-type="float" office:value="0">
            <text:p>0</text:p>
          </table:table-cell>
          <table:table-cell table:formula="of:=IF(   [.B1838]=&quot;Stop&quot;;   0;   MAX(     0;     MIN(       [.$C$2];       [.D1837] + [.C1838] * [.$C$4]     )   ) )" office:value-type="float" office:value="9.75">
            <text:p>9.75</text:p>
          </table:table-cell>
          <table:table-cell table:formula="of:=IF(   [.B1838]=&quot;Stop&quot;;   [.$C$3];   [.E1837] + [.D1838] * [.$C$4] )" office:value-type="float" office:value="88.1399999999975">
            <text:p>88.14</text:p>
          </table:table-cell>
          <table:table-cell table:number-columns-repeated="872"/>
        </table:table-row>
        <table:table-row table:style-name="ro3">
          <table:table-cell table:formula="of:=[.A1838]+[.$C$4]" office:value-type="float" office:value="9.14000000000003">
            <text:p>9.140</text:p>
          </table:table-cell>
          <table:table-cell table:formula="of:=IF(   [.A1839] &lt; [.$C$5];   &quot;Accel&quot;;   IF(     [.A1839] &lt; [.$C$5] + [.$C$7];     &quot;Cruise&quot;;     IF(       [.A1839] &lt; [.$C$8];       &quot;Decel&quot;;       &quot;Stop&quot;     )   ) )" office:value-type="string" office:string-value="Cruise">
            <text:p>Cruise</text:p>
          </table:table-cell>
          <table:table-cell table:formula="of:=IF(   [.B1839]=&quot;Accel&quot;;   [.$C$1];   IF(     [.B1839]=&quot;Cruise&quot;;     0;     IF([.B1839]=&quot;Decel&quot;; -[.$C$1]; 0)   ) )" office:value-type="float" office:value="0">
            <text:p>0</text:p>
          </table:table-cell>
          <table:table-cell table:formula="of:=IF(   [.B1839]=&quot;Stop&quot;;   0;   MAX(     0;     MIN(       [.$C$2];       [.D1838] + [.C1839] * [.$C$4]     )   ) )" office:value-type="float" office:value="9.75">
            <text:p>9.75</text:p>
          </table:table-cell>
          <table:table-cell table:formula="of:=IF(   [.B1839]=&quot;Stop&quot;;   [.$C$3];   [.E1838] + [.D1839] * [.$C$4] )" office:value-type="float" office:value="88.1887499999975">
            <text:p>88.19</text:p>
          </table:table-cell>
          <table:table-cell table:number-columns-repeated="872"/>
        </table:table-row>
        <table:table-row table:style-name="ro3">
          <table:table-cell table:formula="of:=[.A1839]+[.$C$4]" office:value-type="float" office:value="9.14500000000003">
            <text:p>9.145</text:p>
          </table:table-cell>
          <table:table-cell table:formula="of:=IF(   [.A1840] &lt; [.$C$5];   &quot;Accel&quot;;   IF(     [.A1840] &lt; [.$C$5] + [.$C$7];     &quot;Cruise&quot;;     IF(       [.A1840] &lt; [.$C$8];       &quot;Decel&quot;;       &quot;Stop&quot;     )   ) )" office:value-type="string" office:string-value="Cruise">
            <text:p>Cruise</text:p>
          </table:table-cell>
          <table:table-cell table:formula="of:=IF(   [.B1840]=&quot;Accel&quot;;   [.$C$1];   IF(     [.B1840]=&quot;Cruise&quot;;     0;     IF([.B1840]=&quot;Decel&quot;; -[.$C$1]; 0)   ) )" office:value-type="float" office:value="0">
            <text:p>0</text:p>
          </table:table-cell>
          <table:table-cell table:formula="of:=IF(   [.B1840]=&quot;Stop&quot;;   0;   MAX(     0;     MIN(       [.$C$2];       [.D1839] + [.C1840] * [.$C$4]     )   ) )" office:value-type="float" office:value="9.75">
            <text:p>9.75</text:p>
          </table:table-cell>
          <table:table-cell table:formula="of:=IF(   [.B1840]=&quot;Stop&quot;;   [.$C$3];   [.E1839] + [.D1840] * [.$C$4] )" office:value-type="float" office:value="88.2374999999975">
            <text:p>88.24</text:p>
          </table:table-cell>
          <table:table-cell table:number-columns-repeated="872"/>
        </table:table-row>
        <table:table-row table:style-name="ro3">
          <table:table-cell table:formula="of:=[.A1840]+[.$C$4]" office:value-type="float" office:value="9.15000000000003">
            <text:p>9.150</text:p>
          </table:table-cell>
          <table:table-cell table:formula="of:=IF(   [.A1841] &lt; [.$C$5];   &quot;Accel&quot;;   IF(     [.A1841] &lt; [.$C$5] + [.$C$7];     &quot;Cruise&quot;;     IF(       [.A1841] &lt; [.$C$8];       &quot;Decel&quot;;       &quot;Stop&quot;     )   ) )" office:value-type="string" office:string-value="Cruise">
            <text:p>Cruise</text:p>
          </table:table-cell>
          <table:table-cell table:formula="of:=IF(   [.B1841]=&quot;Accel&quot;;   [.$C$1];   IF(     [.B1841]=&quot;Cruise&quot;;     0;     IF([.B1841]=&quot;Decel&quot;; -[.$C$1]; 0)   ) )" office:value-type="float" office:value="0">
            <text:p>0</text:p>
          </table:table-cell>
          <table:table-cell table:formula="of:=IF(   [.B1841]=&quot;Stop&quot;;   0;   MAX(     0;     MIN(       [.$C$2];       [.D1840] + [.C1841] * [.$C$4]     )   ) )" office:value-type="float" office:value="9.75">
            <text:p>9.75</text:p>
          </table:table-cell>
          <table:table-cell table:formula="of:=IF(   [.B1841]=&quot;Stop&quot;;   [.$C$3];   [.E1840] + [.D1841] * [.$C$4] )" office:value-type="float" office:value="88.2862499999975">
            <text:p>88.29</text:p>
          </table:table-cell>
          <table:table-cell table:number-columns-repeated="872"/>
        </table:table-row>
        <table:table-row table:style-name="ro3">
          <table:table-cell table:formula="of:=[.A1841]+[.$C$4]" office:value-type="float" office:value="9.15500000000003">
            <text:p>9.155</text:p>
          </table:table-cell>
          <table:table-cell table:formula="of:=IF(   [.A1842] &lt; [.$C$5];   &quot;Accel&quot;;   IF(     [.A1842] &lt; [.$C$5] + [.$C$7];     &quot;Cruise&quot;;     IF(       [.A1842] &lt; [.$C$8];       &quot;Decel&quot;;       &quot;Stop&quot;     )   ) )" office:value-type="string" office:string-value="Cruise">
            <text:p>Cruise</text:p>
          </table:table-cell>
          <table:table-cell table:formula="of:=IF(   [.B1842]=&quot;Accel&quot;;   [.$C$1];   IF(     [.B1842]=&quot;Cruise&quot;;     0;     IF([.B1842]=&quot;Decel&quot;; -[.$C$1]; 0)   ) )" office:value-type="float" office:value="0">
            <text:p>0</text:p>
          </table:table-cell>
          <table:table-cell table:formula="of:=IF(   [.B1842]=&quot;Stop&quot;;   0;   MAX(     0;     MIN(       [.$C$2];       [.D1841] + [.C1842] * [.$C$4]     )   ) )" office:value-type="float" office:value="9.75">
            <text:p>9.75</text:p>
          </table:table-cell>
          <table:table-cell table:formula="of:=IF(   [.B1842]=&quot;Stop&quot;;   [.$C$3];   [.E1841] + [.D1842] * [.$C$4] )" office:value-type="float" office:value="88.3349999999975">
            <text:p>88.33</text:p>
          </table:table-cell>
          <table:table-cell table:number-columns-repeated="872"/>
        </table:table-row>
        <table:table-row table:style-name="ro3">
          <table:table-cell table:formula="of:=[.A1842]+[.$C$4]" office:value-type="float" office:value="9.16000000000003">
            <text:p>9.160</text:p>
          </table:table-cell>
          <table:table-cell table:formula="of:=IF(   [.A1843] &lt; [.$C$5];   &quot;Accel&quot;;   IF(     [.A1843] &lt; [.$C$5] + [.$C$7];     &quot;Cruise&quot;;     IF(       [.A1843] &lt; [.$C$8];       &quot;Decel&quot;;       &quot;Stop&quot;     )   ) )" office:value-type="string" office:string-value="Cruise">
            <text:p>Cruise</text:p>
          </table:table-cell>
          <table:table-cell table:formula="of:=IF(   [.B1843]=&quot;Accel&quot;;   [.$C$1];   IF(     [.B1843]=&quot;Cruise&quot;;     0;     IF([.B1843]=&quot;Decel&quot;; -[.$C$1]; 0)   ) )" office:value-type="float" office:value="0">
            <text:p>0</text:p>
          </table:table-cell>
          <table:table-cell table:formula="of:=IF(   [.B1843]=&quot;Stop&quot;;   0;   MAX(     0;     MIN(       [.$C$2];       [.D1842] + [.C1843] * [.$C$4]     )   ) )" office:value-type="float" office:value="9.75">
            <text:p>9.75</text:p>
          </table:table-cell>
          <table:table-cell table:formula="of:=IF(   [.B1843]=&quot;Stop&quot;;   [.$C$3];   [.E1842] + [.D1843] * [.$C$4] )" office:value-type="float" office:value="88.3837499999975">
            <text:p>88.38</text:p>
          </table:table-cell>
          <table:table-cell table:number-columns-repeated="872"/>
        </table:table-row>
        <table:table-row table:style-name="ro3">
          <table:table-cell table:formula="of:=[.A1843]+[.$C$4]" office:value-type="float" office:value="9.16500000000003">
            <text:p>9.165</text:p>
          </table:table-cell>
          <table:table-cell table:formula="of:=IF(   [.A1844] &lt; [.$C$5];   &quot;Accel&quot;;   IF(     [.A1844] &lt; [.$C$5] + [.$C$7];     &quot;Cruise&quot;;     IF(       [.A1844] &lt; [.$C$8];       &quot;Decel&quot;;       &quot;Stop&quot;     )   ) )" office:value-type="string" office:string-value="Cruise">
            <text:p>Cruise</text:p>
          </table:table-cell>
          <table:table-cell table:formula="of:=IF(   [.B1844]=&quot;Accel&quot;;   [.$C$1];   IF(     [.B1844]=&quot;Cruise&quot;;     0;     IF([.B1844]=&quot;Decel&quot;; -[.$C$1]; 0)   ) )" office:value-type="float" office:value="0">
            <text:p>0</text:p>
          </table:table-cell>
          <table:table-cell table:formula="of:=IF(   [.B1844]=&quot;Stop&quot;;   0;   MAX(     0;     MIN(       [.$C$2];       [.D1843] + [.C1844] * [.$C$4]     )   ) )" office:value-type="float" office:value="9.75">
            <text:p>9.75</text:p>
          </table:table-cell>
          <table:table-cell table:formula="of:=IF(   [.B1844]=&quot;Stop&quot;;   [.$C$3];   [.E1843] + [.D1844] * [.$C$4] )" office:value-type="float" office:value="88.4324999999975">
            <text:p>88.43</text:p>
          </table:table-cell>
          <table:table-cell table:number-columns-repeated="872"/>
        </table:table-row>
        <table:table-row table:style-name="ro3">
          <table:table-cell table:formula="of:=[.A1844]+[.$C$4]" office:value-type="float" office:value="9.17000000000003">
            <text:p>9.170</text:p>
          </table:table-cell>
          <table:table-cell table:formula="of:=IF(   [.A1845] &lt; [.$C$5];   &quot;Accel&quot;;   IF(     [.A1845] &lt; [.$C$5] + [.$C$7];     &quot;Cruise&quot;;     IF(       [.A1845] &lt; [.$C$8];       &quot;Decel&quot;;       &quot;Stop&quot;     )   ) )" office:value-type="string" office:string-value="Cruise">
            <text:p>Cruise</text:p>
          </table:table-cell>
          <table:table-cell table:formula="of:=IF(   [.B1845]=&quot;Accel&quot;;   [.$C$1];   IF(     [.B1845]=&quot;Cruise&quot;;     0;     IF([.B1845]=&quot;Decel&quot;; -[.$C$1]; 0)   ) )" office:value-type="float" office:value="0">
            <text:p>0</text:p>
          </table:table-cell>
          <table:table-cell table:formula="of:=IF(   [.B1845]=&quot;Stop&quot;;   0;   MAX(     0;     MIN(       [.$C$2];       [.D1844] + [.C1845] * [.$C$4]     )   ) )" office:value-type="float" office:value="9.75">
            <text:p>9.75</text:p>
          </table:table-cell>
          <table:table-cell table:formula="of:=IF(   [.B1845]=&quot;Stop&quot;;   [.$C$3];   [.E1844] + [.D1845] * [.$C$4] )" office:value-type="float" office:value="88.4812499999975">
            <text:p>88.48</text:p>
          </table:table-cell>
          <table:table-cell table:number-columns-repeated="872"/>
        </table:table-row>
        <table:table-row table:style-name="ro3">
          <table:table-cell table:formula="of:=[.A1845]+[.$C$4]" office:value-type="float" office:value="9.17500000000003">
            <text:p>9.175</text:p>
          </table:table-cell>
          <table:table-cell table:formula="of:=IF(   [.A1846] &lt; [.$C$5];   &quot;Accel&quot;;   IF(     [.A1846] &lt; [.$C$5] + [.$C$7];     &quot;Cruise&quot;;     IF(       [.A1846] &lt; [.$C$8];       &quot;Decel&quot;;       &quot;Stop&quot;     )   ) )" office:value-type="string" office:string-value="Cruise">
            <text:p>Cruise</text:p>
          </table:table-cell>
          <table:table-cell table:formula="of:=IF(   [.B1846]=&quot;Accel&quot;;   [.$C$1];   IF(     [.B1846]=&quot;Cruise&quot;;     0;     IF([.B1846]=&quot;Decel&quot;; -[.$C$1]; 0)   ) )" office:value-type="float" office:value="0">
            <text:p>0</text:p>
          </table:table-cell>
          <table:table-cell table:formula="of:=IF(   [.B1846]=&quot;Stop&quot;;   0;   MAX(     0;     MIN(       [.$C$2];       [.D1845] + [.C1846] * [.$C$4]     )   ) )" office:value-type="float" office:value="9.75">
            <text:p>9.75</text:p>
          </table:table-cell>
          <table:table-cell table:formula="of:=IF(   [.B1846]=&quot;Stop&quot;;   [.$C$3];   [.E1845] + [.D1846] * [.$C$4] )" office:value-type="float" office:value="88.5299999999975">
            <text:p>88.53</text:p>
          </table:table-cell>
          <table:table-cell table:number-columns-repeated="872"/>
        </table:table-row>
        <table:table-row table:style-name="ro3">
          <table:table-cell table:formula="of:=[.A1846]+[.$C$4]" office:value-type="float" office:value="9.18000000000004">
            <text:p>9.180</text:p>
          </table:table-cell>
          <table:table-cell table:formula="of:=IF(   [.A1847] &lt; [.$C$5];   &quot;Accel&quot;;   IF(     [.A1847] &lt; [.$C$5] + [.$C$7];     &quot;Cruise&quot;;     IF(       [.A1847] &lt; [.$C$8];       &quot;Decel&quot;;       &quot;Stop&quot;     )   ) )" office:value-type="string" office:string-value="Cruise">
            <text:p>Cruise</text:p>
          </table:table-cell>
          <table:table-cell table:formula="of:=IF(   [.B1847]=&quot;Accel&quot;;   [.$C$1];   IF(     [.B1847]=&quot;Cruise&quot;;     0;     IF([.B1847]=&quot;Decel&quot;; -[.$C$1]; 0)   ) )" office:value-type="float" office:value="0">
            <text:p>0</text:p>
          </table:table-cell>
          <table:table-cell table:formula="of:=IF(   [.B1847]=&quot;Stop&quot;;   0;   MAX(     0;     MIN(       [.$C$2];       [.D1846] + [.C1847] * [.$C$4]     )   ) )" office:value-type="float" office:value="9.75">
            <text:p>9.75</text:p>
          </table:table-cell>
          <table:table-cell table:formula="of:=IF(   [.B1847]=&quot;Stop&quot;;   [.$C$3];   [.E1846] + [.D1847] * [.$C$4] )" office:value-type="float" office:value="88.5787499999975">
            <text:p>88.58</text:p>
          </table:table-cell>
          <table:table-cell table:number-columns-repeated="872"/>
        </table:table-row>
        <table:table-row table:style-name="ro3">
          <table:table-cell table:formula="of:=[.A1847]+[.$C$4]" office:value-type="float" office:value="9.18500000000004">
            <text:p>9.185</text:p>
          </table:table-cell>
          <table:table-cell table:formula="of:=IF(   [.A1848] &lt; [.$C$5];   &quot;Accel&quot;;   IF(     [.A1848] &lt; [.$C$5] + [.$C$7];     &quot;Cruise&quot;;     IF(       [.A1848] &lt; [.$C$8];       &quot;Decel&quot;;       &quot;Stop&quot;     )   ) )" office:value-type="string" office:string-value="Cruise">
            <text:p>Cruise</text:p>
          </table:table-cell>
          <table:table-cell table:formula="of:=IF(   [.B1848]=&quot;Accel&quot;;   [.$C$1];   IF(     [.B1848]=&quot;Cruise&quot;;     0;     IF([.B1848]=&quot;Decel&quot;; -[.$C$1]; 0)   ) )" office:value-type="float" office:value="0">
            <text:p>0</text:p>
          </table:table-cell>
          <table:table-cell table:formula="of:=IF(   [.B1848]=&quot;Stop&quot;;   0;   MAX(     0;     MIN(       [.$C$2];       [.D1847] + [.C1848] * [.$C$4]     )   ) )" office:value-type="float" office:value="9.75">
            <text:p>9.75</text:p>
          </table:table-cell>
          <table:table-cell table:formula="of:=IF(   [.B1848]=&quot;Stop&quot;;   [.$C$3];   [.E1847] + [.D1848] * [.$C$4] )" office:value-type="float" office:value="88.6274999999975">
            <text:p>88.63</text:p>
          </table:table-cell>
          <table:table-cell table:number-columns-repeated="872"/>
        </table:table-row>
        <table:table-row table:style-name="ro3">
          <table:table-cell table:formula="of:=[.A1848]+[.$C$4]" office:value-type="float" office:value="9.19000000000004">
            <text:p>9.190</text:p>
          </table:table-cell>
          <table:table-cell table:formula="of:=IF(   [.A1849] &lt; [.$C$5];   &quot;Accel&quot;;   IF(     [.A1849] &lt; [.$C$5] + [.$C$7];     &quot;Cruise&quot;;     IF(       [.A1849] &lt; [.$C$8];       &quot;Decel&quot;;       &quot;Stop&quot;     )   ) )" office:value-type="string" office:string-value="Cruise">
            <text:p>Cruise</text:p>
          </table:table-cell>
          <table:table-cell table:formula="of:=IF(   [.B1849]=&quot;Accel&quot;;   [.$C$1];   IF(     [.B1849]=&quot;Cruise&quot;;     0;     IF([.B1849]=&quot;Decel&quot;; -[.$C$1]; 0)   ) )" office:value-type="float" office:value="0">
            <text:p>0</text:p>
          </table:table-cell>
          <table:table-cell table:formula="of:=IF(   [.B1849]=&quot;Stop&quot;;   0;   MAX(     0;     MIN(       [.$C$2];       [.D1848] + [.C1849] * [.$C$4]     )   ) )" office:value-type="float" office:value="9.75">
            <text:p>9.75</text:p>
          </table:table-cell>
          <table:table-cell table:formula="of:=IF(   [.B1849]=&quot;Stop&quot;;   [.$C$3];   [.E1848] + [.D1849] * [.$C$4] )" office:value-type="float" office:value="88.6762499999975">
            <text:p>88.68</text:p>
          </table:table-cell>
          <table:table-cell table:number-columns-repeated="872"/>
        </table:table-row>
        <table:table-row table:style-name="ro3">
          <table:table-cell table:formula="of:=[.A1849]+[.$C$4]" office:value-type="float" office:value="9.19500000000004">
            <text:p>9.195</text:p>
          </table:table-cell>
          <table:table-cell table:formula="of:=IF(   [.A1850] &lt; [.$C$5];   &quot;Accel&quot;;   IF(     [.A1850] &lt; [.$C$5] + [.$C$7];     &quot;Cruise&quot;;     IF(       [.A1850] &lt; [.$C$8];       &quot;Decel&quot;;       &quot;Stop&quot;     )   ) )" office:value-type="string" office:string-value="Cruise">
            <text:p>Cruise</text:p>
          </table:table-cell>
          <table:table-cell table:formula="of:=IF(   [.B1850]=&quot;Accel&quot;;   [.$C$1];   IF(     [.B1850]=&quot;Cruise&quot;;     0;     IF([.B1850]=&quot;Decel&quot;; -[.$C$1]; 0)   ) )" office:value-type="float" office:value="0">
            <text:p>0</text:p>
          </table:table-cell>
          <table:table-cell table:formula="of:=IF(   [.B1850]=&quot;Stop&quot;;   0;   MAX(     0;     MIN(       [.$C$2];       [.D1849] + [.C1850] * [.$C$4]     )   ) )" office:value-type="float" office:value="9.75">
            <text:p>9.75</text:p>
          </table:table-cell>
          <table:table-cell table:formula="of:=IF(   [.B1850]=&quot;Stop&quot;;   [.$C$3];   [.E1849] + [.D1850] * [.$C$4] )" office:value-type="float" office:value="88.7249999999975">
            <text:p>88.72</text:p>
          </table:table-cell>
          <table:table-cell table:number-columns-repeated="872"/>
        </table:table-row>
        <table:table-row table:style-name="ro3">
          <table:table-cell table:formula="of:=[.A1850]+[.$C$4]" office:value-type="float" office:value="9.20000000000004">
            <text:p>9.200</text:p>
          </table:table-cell>
          <table:table-cell table:formula="of:=IF(   [.A1851] &lt; [.$C$5];   &quot;Accel&quot;;   IF(     [.A1851] &lt; [.$C$5] + [.$C$7];     &quot;Cruise&quot;;     IF(       [.A1851] &lt; [.$C$8];       &quot;Decel&quot;;       &quot;Stop&quot;     )   ) )" office:value-type="string" office:string-value="Cruise">
            <text:p>Cruise</text:p>
          </table:table-cell>
          <table:table-cell table:formula="of:=IF(   [.B1851]=&quot;Accel&quot;;   [.$C$1];   IF(     [.B1851]=&quot;Cruise&quot;;     0;     IF([.B1851]=&quot;Decel&quot;; -[.$C$1]; 0)   ) )" office:value-type="float" office:value="0">
            <text:p>0</text:p>
          </table:table-cell>
          <table:table-cell table:formula="of:=IF(   [.B1851]=&quot;Stop&quot;;   0;   MAX(     0;     MIN(       [.$C$2];       [.D1850] + [.C1851] * [.$C$4]     )   ) )" office:value-type="float" office:value="9.75">
            <text:p>9.75</text:p>
          </table:table-cell>
          <table:table-cell table:formula="of:=IF(   [.B1851]=&quot;Stop&quot;;   [.$C$3];   [.E1850] + [.D1851] * [.$C$4] )" office:value-type="float" office:value="88.7737499999975">
            <text:p>88.77</text:p>
          </table:table-cell>
          <table:table-cell table:number-columns-repeated="872"/>
        </table:table-row>
        <table:table-row table:style-name="ro3">
          <table:table-cell table:formula="of:=[.A1851]+[.$C$4]" office:value-type="float" office:value="9.20500000000004">
            <text:p>9.205</text:p>
          </table:table-cell>
          <table:table-cell table:formula="of:=IF(   [.A1852] &lt; [.$C$5];   &quot;Accel&quot;;   IF(     [.A1852] &lt; [.$C$5] + [.$C$7];     &quot;Cruise&quot;;     IF(       [.A1852] &lt; [.$C$8];       &quot;Decel&quot;;       &quot;Stop&quot;     )   ) )" office:value-type="string" office:string-value="Cruise">
            <text:p>Cruise</text:p>
          </table:table-cell>
          <table:table-cell table:formula="of:=IF(   [.B1852]=&quot;Accel&quot;;   [.$C$1];   IF(     [.B1852]=&quot;Cruise&quot;;     0;     IF([.B1852]=&quot;Decel&quot;; -[.$C$1]; 0)   ) )" office:value-type="float" office:value="0">
            <text:p>0</text:p>
          </table:table-cell>
          <table:table-cell table:formula="of:=IF(   [.B1852]=&quot;Stop&quot;;   0;   MAX(     0;     MIN(       [.$C$2];       [.D1851] + [.C1852] * [.$C$4]     )   ) )" office:value-type="float" office:value="9.75">
            <text:p>9.75</text:p>
          </table:table-cell>
          <table:table-cell table:formula="of:=IF(   [.B1852]=&quot;Stop&quot;;   [.$C$3];   [.E1851] + [.D1852] * [.$C$4] )" office:value-type="float" office:value="88.8224999999975">
            <text:p>88.82</text:p>
          </table:table-cell>
          <table:table-cell table:number-columns-repeated="872"/>
        </table:table-row>
        <table:table-row table:style-name="ro3">
          <table:table-cell table:formula="of:=[.A1852]+[.$C$4]" office:value-type="float" office:value="9.21000000000004">
            <text:p>9.210</text:p>
          </table:table-cell>
          <table:table-cell table:formula="of:=IF(   [.A1853] &lt; [.$C$5];   &quot;Accel&quot;;   IF(     [.A1853] &lt; [.$C$5] + [.$C$7];     &quot;Cruise&quot;;     IF(       [.A1853] &lt; [.$C$8];       &quot;Decel&quot;;       &quot;Stop&quot;     )   ) )" office:value-type="string" office:string-value="Cruise">
            <text:p>Cruise</text:p>
          </table:table-cell>
          <table:table-cell table:formula="of:=IF(   [.B1853]=&quot;Accel&quot;;   [.$C$1];   IF(     [.B1853]=&quot;Cruise&quot;;     0;     IF([.B1853]=&quot;Decel&quot;; -[.$C$1]; 0)   ) )" office:value-type="float" office:value="0">
            <text:p>0</text:p>
          </table:table-cell>
          <table:table-cell table:formula="of:=IF(   [.B1853]=&quot;Stop&quot;;   0;   MAX(     0;     MIN(       [.$C$2];       [.D1852] + [.C1853] * [.$C$4]     )   ) )" office:value-type="float" office:value="9.75">
            <text:p>9.75</text:p>
          </table:table-cell>
          <table:table-cell table:formula="of:=IF(   [.B1853]=&quot;Stop&quot;;   [.$C$3];   [.E1852] + [.D1853] * [.$C$4] )" office:value-type="float" office:value="88.8712499999975">
            <text:p>88.87</text:p>
          </table:table-cell>
          <table:table-cell table:number-columns-repeated="872"/>
        </table:table-row>
        <table:table-row table:style-name="ro3">
          <table:table-cell table:formula="of:=[.A1853]+[.$C$4]" office:value-type="float" office:value="9.21500000000004">
            <text:p>9.215</text:p>
          </table:table-cell>
          <table:table-cell table:formula="of:=IF(   [.A1854] &lt; [.$C$5];   &quot;Accel&quot;;   IF(     [.A1854] &lt; [.$C$5] + [.$C$7];     &quot;Cruise&quot;;     IF(       [.A1854] &lt; [.$C$8];       &quot;Decel&quot;;       &quot;Stop&quot;     )   ) )" office:value-type="string" office:string-value="Cruise">
            <text:p>Cruise</text:p>
          </table:table-cell>
          <table:table-cell table:formula="of:=IF(   [.B1854]=&quot;Accel&quot;;   [.$C$1];   IF(     [.B1854]=&quot;Cruise&quot;;     0;     IF([.B1854]=&quot;Decel&quot;; -[.$C$1]; 0)   ) )" office:value-type="float" office:value="0">
            <text:p>0</text:p>
          </table:table-cell>
          <table:table-cell table:formula="of:=IF(   [.B1854]=&quot;Stop&quot;;   0;   MAX(     0;     MIN(       [.$C$2];       [.D1853] + [.C1854] * [.$C$4]     )   ) )" office:value-type="float" office:value="9.75">
            <text:p>9.75</text:p>
          </table:table-cell>
          <table:table-cell table:formula="of:=IF(   [.B1854]=&quot;Stop&quot;;   [.$C$3];   [.E1853] + [.D1854] * [.$C$4] )" office:value-type="float" office:value="88.9199999999975">
            <text:p>88.92</text:p>
          </table:table-cell>
          <table:table-cell table:number-columns-repeated="872"/>
        </table:table-row>
        <table:table-row table:style-name="ro3">
          <table:table-cell table:formula="of:=[.A1854]+[.$C$4]" office:value-type="float" office:value="9.22000000000004">
            <text:p>9.220</text:p>
          </table:table-cell>
          <table:table-cell table:formula="of:=IF(   [.A1855] &lt; [.$C$5];   &quot;Accel&quot;;   IF(     [.A1855] &lt; [.$C$5] + [.$C$7];     &quot;Cruise&quot;;     IF(       [.A1855] &lt; [.$C$8];       &quot;Decel&quot;;       &quot;Stop&quot;     )   ) )" office:value-type="string" office:string-value="Cruise">
            <text:p>Cruise</text:p>
          </table:table-cell>
          <table:table-cell table:formula="of:=IF(   [.B1855]=&quot;Accel&quot;;   [.$C$1];   IF(     [.B1855]=&quot;Cruise&quot;;     0;     IF([.B1855]=&quot;Decel&quot;; -[.$C$1]; 0)   ) )" office:value-type="float" office:value="0">
            <text:p>0</text:p>
          </table:table-cell>
          <table:table-cell table:formula="of:=IF(   [.B1855]=&quot;Stop&quot;;   0;   MAX(     0;     MIN(       [.$C$2];       [.D1854] + [.C1855] * [.$C$4]     )   ) )" office:value-type="float" office:value="9.75">
            <text:p>9.75</text:p>
          </table:table-cell>
          <table:table-cell table:formula="of:=IF(   [.B1855]=&quot;Stop&quot;;   [.$C$3];   [.E1854] + [.D1855] * [.$C$4] )" office:value-type="float" office:value="88.9687499999975">
            <text:p>88.97</text:p>
          </table:table-cell>
          <table:table-cell table:number-columns-repeated="872"/>
        </table:table-row>
        <table:table-row table:style-name="ro3">
          <table:table-cell table:formula="of:=[.A1855]+[.$C$4]" office:value-type="float" office:value="9.22500000000004">
            <text:p>9.225</text:p>
          </table:table-cell>
          <table:table-cell table:formula="of:=IF(   [.A1856] &lt; [.$C$5];   &quot;Accel&quot;;   IF(     [.A1856] &lt; [.$C$5] + [.$C$7];     &quot;Cruise&quot;;     IF(       [.A1856] &lt; [.$C$8];       &quot;Decel&quot;;       &quot;Stop&quot;     )   ) )" office:value-type="string" office:string-value="Cruise">
            <text:p>Cruise</text:p>
          </table:table-cell>
          <table:table-cell table:formula="of:=IF(   [.B1856]=&quot;Accel&quot;;   [.$C$1];   IF(     [.B1856]=&quot;Cruise&quot;;     0;     IF([.B1856]=&quot;Decel&quot;; -[.$C$1]; 0)   ) )" office:value-type="float" office:value="0">
            <text:p>0</text:p>
          </table:table-cell>
          <table:table-cell table:formula="of:=IF(   [.B1856]=&quot;Stop&quot;;   0;   MAX(     0;     MIN(       [.$C$2];       [.D1855] + [.C1856] * [.$C$4]     )   ) )" office:value-type="float" office:value="9.75">
            <text:p>9.75</text:p>
          </table:table-cell>
          <table:table-cell table:formula="of:=IF(   [.B1856]=&quot;Stop&quot;;   [.$C$3];   [.E1855] + [.D1856] * [.$C$4] )" office:value-type="float" office:value="89.0174999999975">
            <text:p>89.02</text:p>
          </table:table-cell>
          <table:table-cell table:number-columns-repeated="872"/>
        </table:table-row>
        <table:table-row table:style-name="ro3">
          <table:table-cell table:formula="of:=[.A1856]+[.$C$4]" office:value-type="float" office:value="9.23000000000004">
            <text:p>9.230</text:p>
          </table:table-cell>
          <table:table-cell table:formula="of:=IF(   [.A1857] &lt; [.$C$5];   &quot;Accel&quot;;   IF(     [.A1857] &lt; [.$C$5] + [.$C$7];     &quot;Cruise&quot;;     IF(       [.A1857] &lt; [.$C$8];       &quot;Decel&quot;;       &quot;Stop&quot;     )   ) )" office:value-type="string" office:string-value="Cruise">
            <text:p>Cruise</text:p>
          </table:table-cell>
          <table:table-cell table:formula="of:=IF(   [.B1857]=&quot;Accel&quot;;   [.$C$1];   IF(     [.B1857]=&quot;Cruise&quot;;     0;     IF([.B1857]=&quot;Decel&quot;; -[.$C$1]; 0)   ) )" office:value-type="float" office:value="0">
            <text:p>0</text:p>
          </table:table-cell>
          <table:table-cell table:formula="of:=IF(   [.B1857]=&quot;Stop&quot;;   0;   MAX(     0;     MIN(       [.$C$2];       [.D1856] + [.C1857] * [.$C$4]     )   ) )" office:value-type="float" office:value="9.75">
            <text:p>9.75</text:p>
          </table:table-cell>
          <table:table-cell table:formula="of:=IF(   [.B1857]=&quot;Stop&quot;;   [.$C$3];   [.E1856] + [.D1857] * [.$C$4] )" office:value-type="float" office:value="89.0662499999975">
            <text:p>89.07</text:p>
          </table:table-cell>
          <table:table-cell table:number-columns-repeated="872"/>
        </table:table-row>
        <table:table-row table:style-name="ro3">
          <table:table-cell table:formula="of:=[.A1857]+[.$C$4]" office:value-type="float" office:value="9.23500000000004">
            <text:p>9.235</text:p>
          </table:table-cell>
          <table:table-cell table:formula="of:=IF(   [.A1858] &lt; [.$C$5];   &quot;Accel&quot;;   IF(     [.A1858] &lt; [.$C$5] + [.$C$7];     &quot;Cruise&quot;;     IF(       [.A1858] &lt; [.$C$8];       &quot;Decel&quot;;       &quot;Stop&quot;     )   ) )" office:value-type="string" office:string-value="Cruise">
            <text:p>Cruise</text:p>
          </table:table-cell>
          <table:table-cell table:formula="of:=IF(   [.B1858]=&quot;Accel&quot;;   [.$C$1];   IF(     [.B1858]=&quot;Cruise&quot;;     0;     IF([.B1858]=&quot;Decel&quot;; -[.$C$1]; 0)   ) )" office:value-type="float" office:value="0">
            <text:p>0</text:p>
          </table:table-cell>
          <table:table-cell table:formula="of:=IF(   [.B1858]=&quot;Stop&quot;;   0;   MAX(     0;     MIN(       [.$C$2];       [.D1857] + [.C1858] * [.$C$4]     )   ) )" office:value-type="float" office:value="9.75">
            <text:p>9.75</text:p>
          </table:table-cell>
          <table:table-cell table:formula="of:=IF(   [.B1858]=&quot;Stop&quot;;   [.$C$3];   [.E1857] + [.D1858] * [.$C$4] )" office:value-type="float" office:value="89.1149999999975">
            <text:p>89.11</text:p>
          </table:table-cell>
          <table:table-cell table:number-columns-repeated="872"/>
        </table:table-row>
        <table:table-row table:style-name="ro3">
          <table:table-cell table:formula="of:=[.A1858]+[.$C$4]" office:value-type="float" office:value="9.24000000000004">
            <text:p>9.240</text:p>
          </table:table-cell>
          <table:table-cell table:formula="of:=IF(   [.A1859] &lt; [.$C$5];   &quot;Accel&quot;;   IF(     [.A1859] &lt; [.$C$5] + [.$C$7];     &quot;Cruise&quot;;     IF(       [.A1859] &lt; [.$C$8];       &quot;Decel&quot;;       &quot;Stop&quot;     )   ) )" office:value-type="string" office:string-value="Cruise">
            <text:p>Cruise</text:p>
          </table:table-cell>
          <table:table-cell table:formula="of:=IF(   [.B1859]=&quot;Accel&quot;;   [.$C$1];   IF(     [.B1859]=&quot;Cruise&quot;;     0;     IF([.B1859]=&quot;Decel&quot;; -[.$C$1]; 0)   ) )" office:value-type="float" office:value="0">
            <text:p>0</text:p>
          </table:table-cell>
          <table:table-cell table:formula="of:=IF(   [.B1859]=&quot;Stop&quot;;   0;   MAX(     0;     MIN(       [.$C$2];       [.D1858] + [.C1859] * [.$C$4]     )   ) )" office:value-type="float" office:value="9.75">
            <text:p>9.75</text:p>
          </table:table-cell>
          <table:table-cell table:formula="of:=IF(   [.B1859]=&quot;Stop&quot;;   [.$C$3];   [.E1858] + [.D1859] * [.$C$4] )" office:value-type="float" office:value="89.1637499999975">
            <text:p>89.16</text:p>
          </table:table-cell>
          <table:table-cell table:number-columns-repeated="872"/>
        </table:table-row>
        <table:table-row table:style-name="ro3">
          <table:table-cell table:formula="of:=[.A1859]+[.$C$4]" office:value-type="float" office:value="9.24500000000005">
            <text:p>9.245</text:p>
          </table:table-cell>
          <table:table-cell table:formula="of:=IF(   [.A1860] &lt; [.$C$5];   &quot;Accel&quot;;   IF(     [.A1860] &lt; [.$C$5] + [.$C$7];     &quot;Cruise&quot;;     IF(       [.A1860] &lt; [.$C$8];       &quot;Decel&quot;;       &quot;Stop&quot;     )   ) )" office:value-type="string" office:string-value="Cruise">
            <text:p>Cruise</text:p>
          </table:table-cell>
          <table:table-cell table:formula="of:=IF(   [.B1860]=&quot;Accel&quot;;   [.$C$1];   IF(     [.B1860]=&quot;Cruise&quot;;     0;     IF([.B1860]=&quot;Decel&quot;; -[.$C$1]; 0)   ) )" office:value-type="float" office:value="0">
            <text:p>0</text:p>
          </table:table-cell>
          <table:table-cell table:formula="of:=IF(   [.B1860]=&quot;Stop&quot;;   0;   MAX(     0;     MIN(       [.$C$2];       [.D1859] + [.C1860] * [.$C$4]     )   ) )" office:value-type="float" office:value="9.75">
            <text:p>9.75</text:p>
          </table:table-cell>
          <table:table-cell table:formula="of:=IF(   [.B1860]=&quot;Stop&quot;;   [.$C$3];   [.E1859] + [.D1860] * [.$C$4] )" office:value-type="float" office:value="89.2124999999975">
            <text:p>89.21</text:p>
          </table:table-cell>
          <table:table-cell table:number-columns-repeated="872"/>
        </table:table-row>
        <table:table-row table:style-name="ro3">
          <table:table-cell table:formula="of:=[.A1860]+[.$C$4]" office:value-type="float" office:value="9.25000000000005">
            <text:p>9.250</text:p>
          </table:table-cell>
          <table:table-cell table:formula="of:=IF(   [.A1861] &lt; [.$C$5];   &quot;Accel&quot;;   IF(     [.A1861] &lt; [.$C$5] + [.$C$7];     &quot;Cruise&quot;;     IF(       [.A1861] &lt; [.$C$8];       &quot;Decel&quot;;       &quot;Stop&quot;     )   ) )" office:value-type="string" office:string-value="Cruise">
            <text:p>Cruise</text:p>
          </table:table-cell>
          <table:table-cell table:formula="of:=IF(   [.B1861]=&quot;Accel&quot;;   [.$C$1];   IF(     [.B1861]=&quot;Cruise&quot;;     0;     IF([.B1861]=&quot;Decel&quot;; -[.$C$1]; 0)   ) )" office:value-type="float" office:value="0">
            <text:p>0</text:p>
          </table:table-cell>
          <table:table-cell table:formula="of:=IF(   [.B1861]=&quot;Stop&quot;;   0;   MAX(     0;     MIN(       [.$C$2];       [.D1860] + [.C1861] * [.$C$4]     )   ) )" office:value-type="float" office:value="9.75">
            <text:p>9.75</text:p>
          </table:table-cell>
          <table:table-cell table:formula="of:=IF(   [.B1861]=&quot;Stop&quot;;   [.$C$3];   [.E1860] + [.D1861] * [.$C$4] )" office:value-type="float" office:value="89.2612499999975">
            <text:p>89.26</text:p>
          </table:table-cell>
          <table:table-cell table:number-columns-repeated="872"/>
        </table:table-row>
        <table:table-row table:style-name="ro3">
          <table:table-cell table:formula="of:=[.A1861]+[.$C$4]" office:value-type="float" office:value="9.25500000000005">
            <text:p>9.255</text:p>
          </table:table-cell>
          <table:table-cell table:formula="of:=IF(   [.A1862] &lt; [.$C$5];   &quot;Accel&quot;;   IF(     [.A1862] &lt; [.$C$5] + [.$C$7];     &quot;Cruise&quot;;     IF(       [.A1862] &lt; [.$C$8];       &quot;Decel&quot;;       &quot;Stop&quot;     )   ) )" office:value-type="string" office:string-value="Cruise">
            <text:p>Cruise</text:p>
          </table:table-cell>
          <table:table-cell table:formula="of:=IF(   [.B1862]=&quot;Accel&quot;;   [.$C$1];   IF(     [.B1862]=&quot;Cruise&quot;;     0;     IF([.B1862]=&quot;Decel&quot;; -[.$C$1]; 0)   ) )" office:value-type="float" office:value="0">
            <text:p>0</text:p>
          </table:table-cell>
          <table:table-cell table:formula="of:=IF(   [.B1862]=&quot;Stop&quot;;   0;   MAX(     0;     MIN(       [.$C$2];       [.D1861] + [.C1862] * [.$C$4]     )   ) )" office:value-type="float" office:value="9.75">
            <text:p>9.75</text:p>
          </table:table-cell>
          <table:table-cell table:formula="of:=IF(   [.B1862]=&quot;Stop&quot;;   [.$C$3];   [.E1861] + [.D1862] * [.$C$4] )" office:value-type="float" office:value="89.3099999999975">
            <text:p>89.31</text:p>
          </table:table-cell>
          <table:table-cell table:number-columns-repeated="872"/>
        </table:table-row>
        <table:table-row table:style-name="ro3">
          <table:table-cell table:formula="of:=[.A1862]+[.$C$4]" office:value-type="float" office:value="9.26000000000005">
            <text:p>9.260</text:p>
          </table:table-cell>
          <table:table-cell table:formula="of:=IF(   [.A1863] &lt; [.$C$5];   &quot;Accel&quot;;   IF(     [.A1863] &lt; [.$C$5] + [.$C$7];     &quot;Cruise&quot;;     IF(       [.A1863] &lt; [.$C$8];       &quot;Decel&quot;;       &quot;Stop&quot;     )   ) )" office:value-type="string" office:string-value="Cruise">
            <text:p>Cruise</text:p>
          </table:table-cell>
          <table:table-cell table:formula="of:=IF(   [.B1863]=&quot;Accel&quot;;   [.$C$1];   IF(     [.B1863]=&quot;Cruise&quot;;     0;     IF([.B1863]=&quot;Decel&quot;; -[.$C$1]; 0)   ) )" office:value-type="float" office:value="0">
            <text:p>0</text:p>
          </table:table-cell>
          <table:table-cell table:formula="of:=IF(   [.B1863]=&quot;Stop&quot;;   0;   MAX(     0;     MIN(       [.$C$2];       [.D1862] + [.C1863] * [.$C$4]     )   ) )" office:value-type="float" office:value="9.75">
            <text:p>9.75</text:p>
          </table:table-cell>
          <table:table-cell table:formula="of:=IF(   [.B1863]=&quot;Stop&quot;;   [.$C$3];   [.E1862] + [.D1863] * [.$C$4] )" office:value-type="float" office:value="89.3587499999975">
            <text:p>89.36</text:p>
          </table:table-cell>
          <table:table-cell table:number-columns-repeated="872"/>
        </table:table-row>
        <table:table-row table:style-name="ro3">
          <table:table-cell table:formula="of:=[.A1863]+[.$C$4]" office:value-type="float" office:value="9.26500000000005">
            <text:p>9.265</text:p>
          </table:table-cell>
          <table:table-cell table:formula="of:=IF(   [.A1864] &lt; [.$C$5];   &quot;Accel&quot;;   IF(     [.A1864] &lt; [.$C$5] + [.$C$7];     &quot;Cruise&quot;;     IF(       [.A1864] &lt; [.$C$8];       &quot;Decel&quot;;       &quot;Stop&quot;     )   ) )" office:value-type="string" office:string-value="Cruise">
            <text:p>Cruise</text:p>
          </table:table-cell>
          <table:table-cell table:formula="of:=IF(   [.B1864]=&quot;Accel&quot;;   [.$C$1];   IF(     [.B1864]=&quot;Cruise&quot;;     0;     IF([.B1864]=&quot;Decel&quot;; -[.$C$1]; 0)   ) )" office:value-type="float" office:value="0">
            <text:p>0</text:p>
          </table:table-cell>
          <table:table-cell table:formula="of:=IF(   [.B1864]=&quot;Stop&quot;;   0;   MAX(     0;     MIN(       [.$C$2];       [.D1863] + [.C1864] * [.$C$4]     )   ) )" office:value-type="float" office:value="9.75">
            <text:p>9.75</text:p>
          </table:table-cell>
          <table:table-cell table:formula="of:=IF(   [.B1864]=&quot;Stop&quot;;   [.$C$3];   [.E1863] + [.D1864] * [.$C$4] )" office:value-type="float" office:value="89.4074999999975">
            <text:p>89.41</text:p>
          </table:table-cell>
          <table:table-cell table:number-columns-repeated="872"/>
        </table:table-row>
        <table:table-row table:style-name="ro3">
          <table:table-cell table:formula="of:=[.A1864]+[.$C$4]" office:value-type="float" office:value="9.27000000000005">
            <text:p>9.270</text:p>
          </table:table-cell>
          <table:table-cell table:formula="of:=IF(   [.A1865] &lt; [.$C$5];   &quot;Accel&quot;;   IF(     [.A1865] &lt; [.$C$5] + [.$C$7];     &quot;Cruise&quot;;     IF(       [.A1865] &lt; [.$C$8];       &quot;Decel&quot;;       &quot;Stop&quot;     )   ) )" office:value-type="string" office:string-value="Cruise">
            <text:p>Cruise</text:p>
          </table:table-cell>
          <table:table-cell table:formula="of:=IF(   [.B1865]=&quot;Accel&quot;;   [.$C$1];   IF(     [.B1865]=&quot;Cruise&quot;;     0;     IF([.B1865]=&quot;Decel&quot;; -[.$C$1]; 0)   ) )" office:value-type="float" office:value="0">
            <text:p>0</text:p>
          </table:table-cell>
          <table:table-cell table:formula="of:=IF(   [.B1865]=&quot;Stop&quot;;   0;   MAX(     0;     MIN(       [.$C$2];       [.D1864] + [.C1865] * [.$C$4]     )   ) )" office:value-type="float" office:value="9.75">
            <text:p>9.75</text:p>
          </table:table-cell>
          <table:table-cell table:formula="of:=IF(   [.B1865]=&quot;Stop&quot;;   [.$C$3];   [.E1864] + [.D1865] * [.$C$4] )" office:value-type="float" office:value="89.4562499999975">
            <text:p>89.46</text:p>
          </table:table-cell>
          <table:table-cell table:number-columns-repeated="872"/>
        </table:table-row>
        <table:table-row table:style-name="ro3">
          <table:table-cell table:formula="of:=[.A1865]+[.$C$4]" office:value-type="float" office:value="9.27500000000005">
            <text:p>9.275</text:p>
          </table:table-cell>
          <table:table-cell table:formula="of:=IF(   [.A1866] &lt; [.$C$5];   &quot;Accel&quot;;   IF(     [.A1866] &lt; [.$C$5] + [.$C$7];     &quot;Cruise&quot;;     IF(       [.A1866] &lt; [.$C$8];       &quot;Decel&quot;;       &quot;Stop&quot;     )   ) )" office:value-type="string" office:string-value="Cruise">
            <text:p>Cruise</text:p>
          </table:table-cell>
          <table:table-cell table:formula="of:=IF(   [.B1866]=&quot;Accel&quot;;   [.$C$1];   IF(     [.B1866]=&quot;Cruise&quot;;     0;     IF([.B1866]=&quot;Decel&quot;; -[.$C$1]; 0)   ) )" office:value-type="float" office:value="0">
            <text:p>0</text:p>
          </table:table-cell>
          <table:table-cell table:formula="of:=IF(   [.B1866]=&quot;Stop&quot;;   0;   MAX(     0;     MIN(       [.$C$2];       [.D1865] + [.C1866] * [.$C$4]     )   ) )" office:value-type="float" office:value="9.75">
            <text:p>9.75</text:p>
          </table:table-cell>
          <table:table-cell table:formula="of:=IF(   [.B1866]=&quot;Stop&quot;;   [.$C$3];   [.E1865] + [.D1866] * [.$C$4] )" office:value-type="float" office:value="89.5049999999975">
            <text:p>89.50</text:p>
          </table:table-cell>
          <table:table-cell table:number-columns-repeated="872"/>
        </table:table-row>
        <table:table-row table:style-name="ro3">
          <table:table-cell table:formula="of:=[.A1866]+[.$C$4]" office:value-type="float" office:value="9.28000000000005">
            <text:p>9.280</text:p>
          </table:table-cell>
          <table:table-cell table:formula="of:=IF(   [.A1867] &lt; [.$C$5];   &quot;Accel&quot;;   IF(     [.A1867] &lt; [.$C$5] + [.$C$7];     &quot;Cruise&quot;;     IF(       [.A1867] &lt; [.$C$8];       &quot;Decel&quot;;       &quot;Stop&quot;     )   ) )" office:value-type="string" office:string-value="Cruise">
            <text:p>Cruise</text:p>
          </table:table-cell>
          <table:table-cell table:formula="of:=IF(   [.B1867]=&quot;Accel&quot;;   [.$C$1];   IF(     [.B1867]=&quot;Cruise&quot;;     0;     IF([.B1867]=&quot;Decel&quot;; -[.$C$1]; 0)   ) )" office:value-type="float" office:value="0">
            <text:p>0</text:p>
          </table:table-cell>
          <table:table-cell table:formula="of:=IF(   [.B1867]=&quot;Stop&quot;;   0;   MAX(     0;     MIN(       [.$C$2];       [.D1866] + [.C1867] * [.$C$4]     )   ) )" office:value-type="float" office:value="9.75">
            <text:p>9.75</text:p>
          </table:table-cell>
          <table:table-cell table:formula="of:=IF(   [.B1867]=&quot;Stop&quot;;   [.$C$3];   [.E1866] + [.D1867] * [.$C$4] )" office:value-type="float" office:value="89.5537499999974">
            <text:p>89.55</text:p>
          </table:table-cell>
          <table:table-cell table:number-columns-repeated="872"/>
        </table:table-row>
        <table:table-row table:style-name="ro3">
          <table:table-cell table:formula="of:=[.A1867]+[.$C$4]" office:value-type="float" office:value="9.28500000000005">
            <text:p>9.285</text:p>
          </table:table-cell>
          <table:table-cell table:formula="of:=IF(   [.A1868] &lt; [.$C$5];   &quot;Accel&quot;;   IF(     [.A1868] &lt; [.$C$5] + [.$C$7];     &quot;Cruise&quot;;     IF(       [.A1868] &lt; [.$C$8];       &quot;Decel&quot;;       &quot;Stop&quot;     )   ) )" office:value-type="string" office:string-value="Cruise">
            <text:p>Cruise</text:p>
          </table:table-cell>
          <table:table-cell table:formula="of:=IF(   [.B1868]=&quot;Accel&quot;;   [.$C$1];   IF(     [.B1868]=&quot;Cruise&quot;;     0;     IF([.B1868]=&quot;Decel&quot;; -[.$C$1]; 0)   ) )" office:value-type="float" office:value="0">
            <text:p>0</text:p>
          </table:table-cell>
          <table:table-cell table:formula="of:=IF(   [.B1868]=&quot;Stop&quot;;   0;   MAX(     0;     MIN(       [.$C$2];       [.D1867] + [.C1868] * [.$C$4]     )   ) )" office:value-type="float" office:value="9.75">
            <text:p>9.75</text:p>
          </table:table-cell>
          <table:table-cell table:formula="of:=IF(   [.B1868]=&quot;Stop&quot;;   [.$C$3];   [.E1867] + [.D1868] * [.$C$4] )" office:value-type="float" office:value="89.6024999999974">
            <text:p>89.60</text:p>
          </table:table-cell>
          <table:table-cell table:number-columns-repeated="872"/>
        </table:table-row>
        <table:table-row table:style-name="ro3">
          <table:table-cell table:formula="of:=[.A1868]+[.$C$4]" office:value-type="float" office:value="9.29000000000005">
            <text:p>9.290</text:p>
          </table:table-cell>
          <table:table-cell table:formula="of:=IF(   [.A1869] &lt; [.$C$5];   &quot;Accel&quot;;   IF(     [.A1869] &lt; [.$C$5] + [.$C$7];     &quot;Cruise&quot;;     IF(       [.A1869] &lt; [.$C$8];       &quot;Decel&quot;;       &quot;Stop&quot;     )   ) )" office:value-type="string" office:string-value="Cruise">
            <text:p>Cruise</text:p>
          </table:table-cell>
          <table:table-cell table:formula="of:=IF(   [.B1869]=&quot;Accel&quot;;   [.$C$1];   IF(     [.B1869]=&quot;Cruise&quot;;     0;     IF([.B1869]=&quot;Decel&quot;; -[.$C$1]; 0)   ) )" office:value-type="float" office:value="0">
            <text:p>0</text:p>
          </table:table-cell>
          <table:table-cell table:formula="of:=IF(   [.B1869]=&quot;Stop&quot;;   0;   MAX(     0;     MIN(       [.$C$2];       [.D1868] + [.C1869] * [.$C$4]     )   ) )" office:value-type="float" office:value="9.75">
            <text:p>9.75</text:p>
          </table:table-cell>
          <table:table-cell table:formula="of:=IF(   [.B1869]=&quot;Stop&quot;;   [.$C$3];   [.E1868] + [.D1869] * [.$C$4] )" office:value-type="float" office:value="89.6512499999974">
            <text:p>89.65</text:p>
          </table:table-cell>
          <table:table-cell table:number-columns-repeated="872"/>
        </table:table-row>
        <table:table-row table:style-name="ro3">
          <table:table-cell table:formula="of:=[.A1869]+[.$C$4]" office:value-type="float" office:value="9.29500000000005">
            <text:p>9.295</text:p>
          </table:table-cell>
          <table:table-cell table:formula="of:=IF(   [.A1870] &lt; [.$C$5];   &quot;Accel&quot;;   IF(     [.A1870] &lt; [.$C$5] + [.$C$7];     &quot;Cruise&quot;;     IF(       [.A1870] &lt; [.$C$8];       &quot;Decel&quot;;       &quot;Stop&quot;     )   ) )" office:value-type="string" office:string-value="Cruise">
            <text:p>Cruise</text:p>
          </table:table-cell>
          <table:table-cell table:formula="of:=IF(   [.B1870]=&quot;Accel&quot;;   [.$C$1];   IF(     [.B1870]=&quot;Cruise&quot;;     0;     IF([.B1870]=&quot;Decel&quot;; -[.$C$1]; 0)   ) )" office:value-type="float" office:value="0">
            <text:p>0</text:p>
          </table:table-cell>
          <table:table-cell table:formula="of:=IF(   [.B1870]=&quot;Stop&quot;;   0;   MAX(     0;     MIN(       [.$C$2];       [.D1869] + [.C1870] * [.$C$4]     )   ) )" office:value-type="float" office:value="9.75">
            <text:p>9.75</text:p>
          </table:table-cell>
          <table:table-cell table:formula="of:=IF(   [.B1870]=&quot;Stop&quot;;   [.$C$3];   [.E1869] + [.D1870] * [.$C$4] )" office:value-type="float" office:value="89.6999999999975">
            <text:p>89.70</text:p>
          </table:table-cell>
          <table:table-cell table:number-columns-repeated="872"/>
        </table:table-row>
        <table:table-row table:style-name="ro3">
          <table:table-cell table:formula="of:=[.A1870]+[.$C$4]" office:value-type="float" office:value="9.30000000000005">
            <text:p>9.300</text:p>
          </table:table-cell>
          <table:table-cell table:formula="of:=IF(   [.A1871] &lt; [.$C$5];   &quot;Accel&quot;;   IF(     [.A1871] &lt; [.$C$5] + [.$C$7];     &quot;Cruise&quot;;     IF(       [.A1871] &lt; [.$C$8];       &quot;Decel&quot;;       &quot;Stop&quot;     )   ) )" office:value-type="string" office:string-value="Cruise">
            <text:p>Cruise</text:p>
          </table:table-cell>
          <table:table-cell table:formula="of:=IF(   [.B1871]=&quot;Accel&quot;;   [.$C$1];   IF(     [.B1871]=&quot;Cruise&quot;;     0;     IF([.B1871]=&quot;Decel&quot;; -[.$C$1]; 0)   ) )" office:value-type="float" office:value="0">
            <text:p>0</text:p>
          </table:table-cell>
          <table:table-cell table:formula="of:=IF(   [.B1871]=&quot;Stop&quot;;   0;   MAX(     0;     MIN(       [.$C$2];       [.D1870] + [.C1871] * [.$C$4]     )   ) )" office:value-type="float" office:value="9.75">
            <text:p>9.75</text:p>
          </table:table-cell>
          <table:table-cell table:formula="of:=IF(   [.B1871]=&quot;Stop&quot;;   [.$C$3];   [.E1870] + [.D1871] * [.$C$4] )" office:value-type="float" office:value="89.7487499999975">
            <text:p>89.75</text:p>
          </table:table-cell>
          <table:table-cell table:number-columns-repeated="872"/>
        </table:table-row>
        <table:table-row table:style-name="ro3">
          <table:table-cell table:formula="of:=[.A1871]+[.$C$4]" office:value-type="float" office:value="9.30500000000006">
            <text:p>9.305</text:p>
          </table:table-cell>
          <table:table-cell table:formula="of:=IF(   [.A1872] &lt; [.$C$5];   &quot;Accel&quot;;   IF(     [.A1872] &lt; [.$C$5] + [.$C$7];     &quot;Cruise&quot;;     IF(       [.A1872] &lt; [.$C$8];       &quot;Decel&quot;;       &quot;Stop&quot;     )   ) )" office:value-type="string" office:string-value="Cruise">
            <text:p>Cruise</text:p>
          </table:table-cell>
          <table:table-cell table:formula="of:=IF(   [.B1872]=&quot;Accel&quot;;   [.$C$1];   IF(     [.B1872]=&quot;Cruise&quot;;     0;     IF([.B1872]=&quot;Decel&quot;; -[.$C$1]; 0)   ) )" office:value-type="float" office:value="0">
            <text:p>0</text:p>
          </table:table-cell>
          <table:table-cell table:formula="of:=IF(   [.B1872]=&quot;Stop&quot;;   0;   MAX(     0;     MIN(       [.$C$2];       [.D1871] + [.C1872] * [.$C$4]     )   ) )" office:value-type="float" office:value="9.75">
            <text:p>9.75</text:p>
          </table:table-cell>
          <table:table-cell table:formula="of:=IF(   [.B1872]=&quot;Stop&quot;;   [.$C$3];   [.E1871] + [.D1872] * [.$C$4] )" office:value-type="float" office:value="89.7974999999974">
            <text:p>89.80</text:p>
          </table:table-cell>
          <table:table-cell table:number-columns-repeated="872"/>
        </table:table-row>
        <table:table-row table:style-name="ro3">
          <table:table-cell table:formula="of:=[.A1872]+[.$C$4]" office:value-type="float" office:value="9.31000000000006">
            <text:p>9.310</text:p>
          </table:table-cell>
          <table:table-cell table:formula="of:=IF(   [.A1873] &lt; [.$C$5];   &quot;Accel&quot;;   IF(     [.A1873] &lt; [.$C$5] + [.$C$7];     &quot;Cruise&quot;;     IF(       [.A1873] &lt; [.$C$8];       &quot;Decel&quot;;       &quot;Stop&quot;     )   ) )" office:value-type="string" office:string-value="Cruise">
            <text:p>Cruise</text:p>
          </table:table-cell>
          <table:table-cell table:formula="of:=IF(   [.B1873]=&quot;Accel&quot;;   [.$C$1];   IF(     [.B1873]=&quot;Cruise&quot;;     0;     IF([.B1873]=&quot;Decel&quot;; -[.$C$1]; 0)   ) )" office:value-type="float" office:value="0">
            <text:p>0</text:p>
          </table:table-cell>
          <table:table-cell table:formula="of:=IF(   [.B1873]=&quot;Stop&quot;;   0;   MAX(     0;     MIN(       [.$C$2];       [.D1872] + [.C1873] * [.$C$4]     )   ) )" office:value-type="float" office:value="9.75">
            <text:p>9.75</text:p>
          </table:table-cell>
          <table:table-cell table:formula="of:=IF(   [.B1873]=&quot;Stop&quot;;   [.$C$3];   [.E1872] + [.D1873] * [.$C$4] )" office:value-type="float" office:value="89.8462499999974">
            <text:p>89.85</text:p>
          </table:table-cell>
          <table:table-cell table:number-columns-repeated="872"/>
        </table:table-row>
        <table:table-row table:style-name="ro3">
          <table:table-cell table:formula="of:=[.A1873]+[.$C$4]" office:value-type="float" office:value="9.31500000000006">
            <text:p>9.315</text:p>
          </table:table-cell>
          <table:table-cell table:formula="of:=IF(   [.A1874] &lt; [.$C$5];   &quot;Accel&quot;;   IF(     [.A1874] &lt; [.$C$5] + [.$C$7];     &quot;Cruise&quot;;     IF(       [.A1874] &lt; [.$C$8];       &quot;Decel&quot;;       &quot;Stop&quot;     )   ) )" office:value-type="string" office:string-value="Cruise">
            <text:p>Cruise</text:p>
          </table:table-cell>
          <table:table-cell table:formula="of:=IF(   [.B1874]=&quot;Accel&quot;;   [.$C$1];   IF(     [.B1874]=&quot;Cruise&quot;;     0;     IF([.B1874]=&quot;Decel&quot;; -[.$C$1]; 0)   ) )" office:value-type="float" office:value="0">
            <text:p>0</text:p>
          </table:table-cell>
          <table:table-cell table:formula="of:=IF(   [.B1874]=&quot;Stop&quot;;   0;   MAX(     0;     MIN(       [.$C$2];       [.D1873] + [.C1874] * [.$C$4]     )   ) )" office:value-type="float" office:value="9.75">
            <text:p>9.75</text:p>
          </table:table-cell>
          <table:table-cell table:formula="of:=IF(   [.B1874]=&quot;Stop&quot;;   [.$C$3];   [.E1873] + [.D1874] * [.$C$4] )" office:value-type="float" office:value="89.8949999999974">
            <text:p>89.89</text:p>
          </table:table-cell>
          <table:table-cell table:number-columns-repeated="872"/>
        </table:table-row>
        <table:table-row table:style-name="ro3">
          <table:table-cell table:formula="of:=[.A1874]+[.$C$4]" office:value-type="float" office:value="9.32000000000006">
            <text:p>9.320</text:p>
          </table:table-cell>
          <table:table-cell table:formula="of:=IF(   [.A1875] &lt; [.$C$5];   &quot;Accel&quot;;   IF(     [.A1875] &lt; [.$C$5] + [.$C$7];     &quot;Cruise&quot;;     IF(       [.A1875] &lt; [.$C$8];       &quot;Decel&quot;;       &quot;Stop&quot;     )   ) )" office:value-type="string" office:string-value="Cruise">
            <text:p>Cruise</text:p>
          </table:table-cell>
          <table:table-cell table:formula="of:=IF(   [.B1875]=&quot;Accel&quot;;   [.$C$1];   IF(     [.B1875]=&quot;Cruise&quot;;     0;     IF([.B1875]=&quot;Decel&quot;; -[.$C$1]; 0)   ) )" office:value-type="float" office:value="0">
            <text:p>0</text:p>
          </table:table-cell>
          <table:table-cell table:formula="of:=IF(   [.B1875]=&quot;Stop&quot;;   0;   MAX(     0;     MIN(       [.$C$2];       [.D1874] + [.C1875] * [.$C$4]     )   ) )" office:value-type="float" office:value="9.75">
            <text:p>9.75</text:p>
          </table:table-cell>
          <table:table-cell table:formula="of:=IF(   [.B1875]=&quot;Stop&quot;;   [.$C$3];   [.E1874] + [.D1875] * [.$C$4] )" office:value-type="float" office:value="89.9437499999974">
            <text:p>89.94</text:p>
          </table:table-cell>
          <table:table-cell table:number-columns-repeated="872"/>
        </table:table-row>
        <table:table-row table:style-name="ro3">
          <table:table-cell table:formula="of:=[.A1875]+[.$C$4]" office:value-type="float" office:value="9.32500000000006">
            <text:p>9.325</text:p>
          </table:table-cell>
          <table:table-cell table:formula="of:=IF(   [.A1876] &lt; [.$C$5];   &quot;Accel&quot;;   IF(     [.A1876] &lt; [.$C$5] + [.$C$7];     &quot;Cruise&quot;;     IF(       [.A1876] &lt; [.$C$8];       &quot;Decel&quot;;       &quot;Stop&quot;     )   ) )" office:value-type="string" office:string-value="Cruise">
            <text:p>Cruise</text:p>
          </table:table-cell>
          <table:table-cell table:formula="of:=IF(   [.B1876]=&quot;Accel&quot;;   [.$C$1];   IF(     [.B1876]=&quot;Cruise&quot;;     0;     IF([.B1876]=&quot;Decel&quot;; -[.$C$1]; 0)   ) )" office:value-type="float" office:value="0">
            <text:p>0</text:p>
          </table:table-cell>
          <table:table-cell table:formula="of:=IF(   [.B1876]=&quot;Stop&quot;;   0;   MAX(     0;     MIN(       [.$C$2];       [.D1875] + [.C1876] * [.$C$4]     )   ) )" office:value-type="float" office:value="9.75">
            <text:p>9.75</text:p>
          </table:table-cell>
          <table:table-cell table:formula="of:=IF(   [.B1876]=&quot;Stop&quot;;   [.$C$3];   [.E1875] + [.D1876] * [.$C$4] )" office:value-type="float" office:value="89.9924999999974">
            <text:p>89.99</text:p>
          </table:table-cell>
          <table:table-cell table:number-columns-repeated="872"/>
        </table:table-row>
        <table:table-row table:style-name="ro3">
          <table:table-cell table:formula="of:=[.A1876]+[.$C$4]" office:value-type="float" office:value="9.33000000000006">
            <text:p>9.330</text:p>
          </table:table-cell>
          <table:table-cell table:formula="of:=IF(   [.A1877] &lt; [.$C$5];   &quot;Accel&quot;;   IF(     [.A1877] &lt; [.$C$5] + [.$C$7];     &quot;Cruise&quot;;     IF(       [.A1877] &lt; [.$C$8];       &quot;Decel&quot;;       &quot;Stop&quot;     )   ) )" office:value-type="string" office:string-value="Cruise">
            <text:p>Cruise</text:p>
          </table:table-cell>
          <table:table-cell table:formula="of:=IF(   [.B1877]=&quot;Accel&quot;;   [.$C$1];   IF(     [.B1877]=&quot;Cruise&quot;;     0;     IF([.B1877]=&quot;Decel&quot;; -[.$C$1]; 0)   ) )" office:value-type="float" office:value="0">
            <text:p>0</text:p>
          </table:table-cell>
          <table:table-cell table:formula="of:=IF(   [.B1877]=&quot;Stop&quot;;   0;   MAX(     0;     MIN(       [.$C$2];       [.D1876] + [.C1877] * [.$C$4]     )   ) )" office:value-type="float" office:value="9.75">
            <text:p>9.75</text:p>
          </table:table-cell>
          <table:table-cell table:formula="of:=IF(   [.B1877]=&quot;Stop&quot;;   [.$C$3];   [.E1876] + [.D1877] * [.$C$4] )" office:value-type="float" office:value="90.0412499999974">
            <text:p>90.04</text:p>
          </table:table-cell>
          <table:table-cell table:number-columns-repeated="872"/>
        </table:table-row>
        <table:table-row table:style-name="ro3">
          <table:table-cell table:formula="of:=[.A1877]+[.$C$4]" office:value-type="float" office:value="9.33500000000006">
            <text:p>9.335</text:p>
          </table:table-cell>
          <table:table-cell table:formula="of:=IF(   [.A1878] &lt; [.$C$5];   &quot;Accel&quot;;   IF(     [.A1878] &lt; [.$C$5] + [.$C$7];     &quot;Cruise&quot;;     IF(       [.A1878] &lt; [.$C$8];       &quot;Decel&quot;;       &quot;Stop&quot;     )   ) )" office:value-type="string" office:string-value="Cruise">
            <text:p>Cruise</text:p>
          </table:table-cell>
          <table:table-cell table:formula="of:=IF(   [.B1878]=&quot;Accel&quot;;   [.$C$1];   IF(     [.B1878]=&quot;Cruise&quot;;     0;     IF([.B1878]=&quot;Decel&quot;; -[.$C$1]; 0)   ) )" office:value-type="float" office:value="0">
            <text:p>0</text:p>
          </table:table-cell>
          <table:table-cell table:formula="of:=IF(   [.B1878]=&quot;Stop&quot;;   0;   MAX(     0;     MIN(       [.$C$2];       [.D1877] + [.C1878] * [.$C$4]     )   ) )" office:value-type="float" office:value="9.75">
            <text:p>9.75</text:p>
          </table:table-cell>
          <table:table-cell table:formula="of:=IF(   [.B1878]=&quot;Stop&quot;;   [.$C$3];   [.E1877] + [.D1878] * [.$C$4] )" office:value-type="float" office:value="90.0899999999974">
            <text:p>90.09</text:p>
          </table:table-cell>
          <table:table-cell table:number-columns-repeated="872"/>
        </table:table-row>
        <table:table-row table:style-name="ro3">
          <table:table-cell table:formula="of:=[.A1878]+[.$C$4]" office:value-type="float" office:value="9.34000000000006">
            <text:p>9.340</text:p>
          </table:table-cell>
          <table:table-cell table:formula="of:=IF(   [.A1879] &lt; [.$C$5];   &quot;Accel&quot;;   IF(     [.A1879] &lt; [.$C$5] + [.$C$7];     &quot;Cruise&quot;;     IF(       [.A1879] &lt; [.$C$8];       &quot;Decel&quot;;       &quot;Stop&quot;     )   ) )" office:value-type="string" office:string-value="Cruise">
            <text:p>Cruise</text:p>
          </table:table-cell>
          <table:table-cell table:formula="of:=IF(   [.B1879]=&quot;Accel&quot;;   [.$C$1];   IF(     [.B1879]=&quot;Cruise&quot;;     0;     IF([.B1879]=&quot;Decel&quot;; -[.$C$1]; 0)   ) )" office:value-type="float" office:value="0">
            <text:p>0</text:p>
          </table:table-cell>
          <table:table-cell table:formula="of:=IF(   [.B1879]=&quot;Stop&quot;;   0;   MAX(     0;     MIN(       [.$C$2];       [.D1878] + [.C1879] * [.$C$4]     )   ) )" office:value-type="float" office:value="9.75">
            <text:p>9.75</text:p>
          </table:table-cell>
          <table:table-cell table:formula="of:=IF(   [.B1879]=&quot;Stop&quot;;   [.$C$3];   [.E1878] + [.D1879] * [.$C$4] )" office:value-type="float" office:value="90.1387499999974">
            <text:p>90.14</text:p>
          </table:table-cell>
          <table:table-cell table:number-columns-repeated="872"/>
        </table:table-row>
        <table:table-row table:style-name="ro3">
          <table:table-cell table:formula="of:=[.A1879]+[.$C$4]" office:value-type="float" office:value="9.34500000000006">
            <text:p>9.345</text:p>
          </table:table-cell>
          <table:table-cell table:formula="of:=IF(   [.A1880] &lt; [.$C$5];   &quot;Accel&quot;;   IF(     [.A1880] &lt; [.$C$5] + [.$C$7];     &quot;Cruise&quot;;     IF(       [.A1880] &lt; [.$C$8];       &quot;Decel&quot;;       &quot;Stop&quot;     )   ) )" office:value-type="string" office:string-value="Cruise">
            <text:p>Cruise</text:p>
          </table:table-cell>
          <table:table-cell table:formula="of:=IF(   [.B1880]=&quot;Accel&quot;;   [.$C$1];   IF(     [.B1880]=&quot;Cruise&quot;;     0;     IF([.B1880]=&quot;Decel&quot;; -[.$C$1]; 0)   ) )" office:value-type="float" office:value="0">
            <text:p>0</text:p>
          </table:table-cell>
          <table:table-cell table:formula="of:=IF(   [.B1880]=&quot;Stop&quot;;   0;   MAX(     0;     MIN(       [.$C$2];       [.D1879] + [.C1880] * [.$C$4]     )   ) )" office:value-type="float" office:value="9.75">
            <text:p>9.75</text:p>
          </table:table-cell>
          <table:table-cell table:formula="of:=IF(   [.B1880]=&quot;Stop&quot;;   [.$C$3];   [.E1879] + [.D1880] * [.$C$4] )" office:value-type="float" office:value="90.1874999999974">
            <text:p>90.19</text:p>
          </table:table-cell>
          <table:table-cell table:number-columns-repeated="872"/>
        </table:table-row>
        <table:table-row table:style-name="ro3">
          <table:table-cell table:formula="of:=[.A1880]+[.$C$4]" office:value-type="float" office:value="9.35000000000006">
            <text:p>9.350</text:p>
          </table:table-cell>
          <table:table-cell table:formula="of:=IF(   [.A1881] &lt; [.$C$5];   &quot;Accel&quot;;   IF(     [.A1881] &lt; [.$C$5] + [.$C$7];     &quot;Cruise&quot;;     IF(       [.A1881] &lt; [.$C$8];       &quot;Decel&quot;;       &quot;Stop&quot;     )   ) )" office:value-type="string" office:string-value="Cruise">
            <text:p>Cruise</text:p>
          </table:table-cell>
          <table:table-cell table:formula="of:=IF(   [.B1881]=&quot;Accel&quot;;   [.$C$1];   IF(     [.B1881]=&quot;Cruise&quot;;     0;     IF([.B1881]=&quot;Decel&quot;; -[.$C$1]; 0)   ) )" office:value-type="float" office:value="0">
            <text:p>0</text:p>
          </table:table-cell>
          <table:table-cell table:formula="of:=IF(   [.B1881]=&quot;Stop&quot;;   0;   MAX(     0;     MIN(       [.$C$2];       [.D1880] + [.C1881] * [.$C$4]     )   ) )" office:value-type="float" office:value="9.75">
            <text:p>9.75</text:p>
          </table:table-cell>
          <table:table-cell table:formula="of:=IF(   [.B1881]=&quot;Stop&quot;;   [.$C$3];   [.E1880] + [.D1881] * [.$C$4] )" office:value-type="float" office:value="90.2362499999974">
            <text:p>90.24</text:p>
          </table:table-cell>
          <table:table-cell table:number-columns-repeated="872"/>
        </table:table-row>
        <table:table-row table:style-name="ro3">
          <table:table-cell table:formula="of:=[.A1881]+[.$C$4]" office:value-type="float" office:value="9.35500000000006">
            <text:p>9.355</text:p>
          </table:table-cell>
          <table:table-cell table:formula="of:=IF(   [.A1882] &lt; [.$C$5];   &quot;Accel&quot;;   IF(     [.A1882] &lt; [.$C$5] + [.$C$7];     &quot;Cruise&quot;;     IF(       [.A1882] &lt; [.$C$8];       &quot;Decel&quot;;       &quot;Stop&quot;     )   ) )" office:value-type="string" office:string-value="Cruise">
            <text:p>Cruise</text:p>
          </table:table-cell>
          <table:table-cell table:formula="of:=IF(   [.B1882]=&quot;Accel&quot;;   [.$C$1];   IF(     [.B1882]=&quot;Cruise&quot;;     0;     IF([.B1882]=&quot;Decel&quot;; -[.$C$1]; 0)   ) )" office:value-type="float" office:value="0">
            <text:p>0</text:p>
          </table:table-cell>
          <table:table-cell table:formula="of:=IF(   [.B1882]=&quot;Stop&quot;;   0;   MAX(     0;     MIN(       [.$C$2];       [.D1881] + [.C1882] * [.$C$4]     )   ) )" office:value-type="float" office:value="9.75">
            <text:p>9.75</text:p>
          </table:table-cell>
          <table:table-cell table:formula="of:=IF(   [.B1882]=&quot;Stop&quot;;   [.$C$3];   [.E1881] + [.D1882] * [.$C$4] )" office:value-type="float" office:value="90.2849999999974">
            <text:p>90.28</text:p>
          </table:table-cell>
          <table:table-cell table:number-columns-repeated="872"/>
        </table:table-row>
        <table:table-row table:style-name="ro3">
          <table:table-cell table:formula="of:=[.A1882]+[.$C$4]" office:value-type="float" office:value="9.36000000000006">
            <text:p>9.360</text:p>
          </table:table-cell>
          <table:table-cell table:formula="of:=IF(   [.A1883] &lt; [.$C$5];   &quot;Accel&quot;;   IF(     [.A1883] &lt; [.$C$5] + [.$C$7];     &quot;Cruise&quot;;     IF(       [.A1883] &lt; [.$C$8];       &quot;Decel&quot;;       &quot;Stop&quot;     )   ) )" office:value-type="string" office:string-value="Cruise">
            <text:p>Cruise</text:p>
          </table:table-cell>
          <table:table-cell table:formula="of:=IF(   [.B1883]=&quot;Accel&quot;;   [.$C$1];   IF(     [.B1883]=&quot;Cruise&quot;;     0;     IF([.B1883]=&quot;Decel&quot;; -[.$C$1]; 0)   ) )" office:value-type="float" office:value="0">
            <text:p>0</text:p>
          </table:table-cell>
          <table:table-cell table:formula="of:=IF(   [.B1883]=&quot;Stop&quot;;   0;   MAX(     0;     MIN(       [.$C$2];       [.D1882] + [.C1883] * [.$C$4]     )   ) )" office:value-type="float" office:value="9.75">
            <text:p>9.75</text:p>
          </table:table-cell>
          <table:table-cell table:formula="of:=IF(   [.B1883]=&quot;Stop&quot;;   [.$C$3];   [.E1882] + [.D1883] * [.$C$4] )" office:value-type="float" office:value="90.3337499999974">
            <text:p>90.33</text:p>
          </table:table-cell>
          <table:table-cell table:number-columns-repeated="872"/>
        </table:table-row>
        <table:table-row table:style-name="ro3">
          <table:table-cell table:formula="of:=[.A1883]+[.$C$4]" office:value-type="float" office:value="9.36500000000006">
            <text:p>9.365</text:p>
          </table:table-cell>
          <table:table-cell table:formula="of:=IF(   [.A1884] &lt; [.$C$5];   &quot;Accel&quot;;   IF(     [.A1884] &lt; [.$C$5] + [.$C$7];     &quot;Cruise&quot;;     IF(       [.A1884] &lt; [.$C$8];       &quot;Decel&quot;;       &quot;Stop&quot;     )   ) )" office:value-type="string" office:string-value="Cruise">
            <text:p>Cruise</text:p>
          </table:table-cell>
          <table:table-cell table:formula="of:=IF(   [.B1884]=&quot;Accel&quot;;   [.$C$1];   IF(     [.B1884]=&quot;Cruise&quot;;     0;     IF([.B1884]=&quot;Decel&quot;; -[.$C$1]; 0)   ) )" office:value-type="float" office:value="0">
            <text:p>0</text:p>
          </table:table-cell>
          <table:table-cell table:formula="of:=IF(   [.B1884]=&quot;Stop&quot;;   0;   MAX(     0;     MIN(       [.$C$2];       [.D1883] + [.C1884] * [.$C$4]     )   ) )" office:value-type="float" office:value="9.75">
            <text:p>9.75</text:p>
          </table:table-cell>
          <table:table-cell table:formula="of:=IF(   [.B1884]=&quot;Stop&quot;;   [.$C$3];   [.E1883] + [.D1884] * [.$C$4] )" office:value-type="float" office:value="90.3824999999974">
            <text:p>90.38</text:p>
          </table:table-cell>
          <table:table-cell table:number-columns-repeated="872"/>
        </table:table-row>
        <table:table-row table:style-name="ro3">
          <table:table-cell table:formula="of:=[.A1884]+[.$C$4]" office:value-type="float" office:value="9.37000000000007">
            <text:p>9.370</text:p>
          </table:table-cell>
          <table:table-cell table:formula="of:=IF(   [.A1885] &lt; [.$C$5];   &quot;Accel&quot;;   IF(     [.A1885] &lt; [.$C$5] + [.$C$7];     &quot;Cruise&quot;;     IF(       [.A1885] &lt; [.$C$8];       &quot;Decel&quot;;       &quot;Stop&quot;     )   ) )" office:value-type="string" office:string-value="Cruise">
            <text:p>Cruise</text:p>
          </table:table-cell>
          <table:table-cell table:formula="of:=IF(   [.B1885]=&quot;Accel&quot;;   [.$C$1];   IF(     [.B1885]=&quot;Cruise&quot;;     0;     IF([.B1885]=&quot;Decel&quot;; -[.$C$1]; 0)   ) )" office:value-type="float" office:value="0">
            <text:p>0</text:p>
          </table:table-cell>
          <table:table-cell table:formula="of:=IF(   [.B1885]=&quot;Stop&quot;;   0;   MAX(     0;     MIN(       [.$C$2];       [.D1884] + [.C1885] * [.$C$4]     )   ) )" office:value-type="float" office:value="9.75">
            <text:p>9.75</text:p>
          </table:table-cell>
          <table:table-cell table:formula="of:=IF(   [.B1885]=&quot;Stop&quot;;   [.$C$3];   [.E1884] + [.D1885] * [.$C$4] )" office:value-type="float" office:value="90.4312499999974">
            <text:p>90.43</text:p>
          </table:table-cell>
          <table:table-cell table:number-columns-repeated="872"/>
        </table:table-row>
        <table:table-row table:style-name="ro3">
          <table:table-cell table:formula="of:=[.A1885]+[.$C$4]" office:value-type="float" office:value="9.37500000000007">
            <text:p>9.375</text:p>
          </table:table-cell>
          <table:table-cell table:formula="of:=IF(   [.A1886] &lt; [.$C$5];   &quot;Accel&quot;;   IF(     [.A1886] &lt; [.$C$5] + [.$C$7];     &quot;Cruise&quot;;     IF(       [.A1886] &lt; [.$C$8];       &quot;Decel&quot;;       &quot;Stop&quot;     )   ) )" office:value-type="string" office:string-value="Cruise">
            <text:p>Cruise</text:p>
          </table:table-cell>
          <table:table-cell table:formula="of:=IF(   [.B1886]=&quot;Accel&quot;;   [.$C$1];   IF(     [.B1886]=&quot;Cruise&quot;;     0;     IF([.B1886]=&quot;Decel&quot;; -[.$C$1]; 0)   ) )" office:value-type="float" office:value="0">
            <text:p>0</text:p>
          </table:table-cell>
          <table:table-cell table:formula="of:=IF(   [.B1886]=&quot;Stop&quot;;   0;   MAX(     0;     MIN(       [.$C$2];       [.D1885] + [.C1886] * [.$C$4]     )   ) )" office:value-type="float" office:value="9.75">
            <text:p>9.75</text:p>
          </table:table-cell>
          <table:table-cell table:formula="of:=IF(   [.B1886]=&quot;Stop&quot;;   [.$C$3];   [.E1885] + [.D1886] * [.$C$4] )" office:value-type="float" office:value="90.4799999999974">
            <text:p>90.48</text:p>
          </table:table-cell>
          <table:table-cell table:number-columns-repeated="872"/>
        </table:table-row>
        <table:table-row table:style-name="ro3">
          <table:table-cell table:formula="of:=[.A1886]+[.$C$4]" office:value-type="float" office:value="9.38000000000007">
            <text:p>9.380</text:p>
          </table:table-cell>
          <table:table-cell table:formula="of:=IF(   [.A1887] &lt; [.$C$5];   &quot;Accel&quot;;   IF(     [.A1887] &lt; [.$C$5] + [.$C$7];     &quot;Cruise&quot;;     IF(       [.A1887] &lt; [.$C$8];       &quot;Decel&quot;;       &quot;Stop&quot;     )   ) )" office:value-type="string" office:string-value="Cruise">
            <text:p>Cruise</text:p>
          </table:table-cell>
          <table:table-cell table:formula="of:=IF(   [.B1887]=&quot;Accel&quot;;   [.$C$1];   IF(     [.B1887]=&quot;Cruise&quot;;     0;     IF([.B1887]=&quot;Decel&quot;; -[.$C$1]; 0)   ) )" office:value-type="float" office:value="0">
            <text:p>0</text:p>
          </table:table-cell>
          <table:table-cell table:formula="of:=IF(   [.B1887]=&quot;Stop&quot;;   0;   MAX(     0;     MIN(       [.$C$2];       [.D1886] + [.C1887] * [.$C$4]     )   ) )" office:value-type="float" office:value="9.75">
            <text:p>9.75</text:p>
          </table:table-cell>
          <table:table-cell table:formula="of:=IF(   [.B1887]=&quot;Stop&quot;;   [.$C$3];   [.E1886] + [.D1887] * [.$C$4] )" office:value-type="float" office:value="90.5287499999974">
            <text:p>90.53</text:p>
          </table:table-cell>
          <table:table-cell table:number-columns-repeated="872"/>
        </table:table-row>
        <table:table-row table:style-name="ro3">
          <table:table-cell table:formula="of:=[.A1887]+[.$C$4]" office:value-type="float" office:value="9.38500000000007">
            <text:p>9.385</text:p>
          </table:table-cell>
          <table:table-cell table:formula="of:=IF(   [.A1888] &lt; [.$C$5];   &quot;Accel&quot;;   IF(     [.A1888] &lt; [.$C$5] + [.$C$7];     &quot;Cruise&quot;;     IF(       [.A1888] &lt; [.$C$8];       &quot;Decel&quot;;       &quot;Stop&quot;     )   ) )" office:value-type="string" office:string-value="Cruise">
            <text:p>Cruise</text:p>
          </table:table-cell>
          <table:table-cell table:formula="of:=IF(   [.B1888]=&quot;Accel&quot;;   [.$C$1];   IF(     [.B1888]=&quot;Cruise&quot;;     0;     IF([.B1888]=&quot;Decel&quot;; -[.$C$1]; 0)   ) )" office:value-type="float" office:value="0">
            <text:p>0</text:p>
          </table:table-cell>
          <table:table-cell table:formula="of:=IF(   [.B1888]=&quot;Stop&quot;;   0;   MAX(     0;     MIN(       [.$C$2];       [.D1887] + [.C1888] * [.$C$4]     )   ) )" office:value-type="float" office:value="9.75">
            <text:p>9.75</text:p>
          </table:table-cell>
          <table:table-cell table:formula="of:=IF(   [.B1888]=&quot;Stop&quot;;   [.$C$3];   [.E1887] + [.D1888] * [.$C$4] )" office:value-type="float" office:value="90.5774999999974">
            <text:p>90.58</text:p>
          </table:table-cell>
          <table:table-cell table:number-columns-repeated="872"/>
        </table:table-row>
        <table:table-row table:style-name="ro3">
          <table:table-cell table:formula="of:=[.A1888]+[.$C$4]" office:value-type="float" office:value="9.39000000000007">
            <text:p>9.390</text:p>
          </table:table-cell>
          <table:table-cell table:formula="of:=IF(   [.A1889] &lt; [.$C$5];   &quot;Accel&quot;;   IF(     [.A1889] &lt; [.$C$5] + [.$C$7];     &quot;Cruise&quot;;     IF(       [.A1889] &lt; [.$C$8];       &quot;Decel&quot;;       &quot;Stop&quot;     )   ) )" office:value-type="string" office:string-value="Cruise">
            <text:p>Cruise</text:p>
          </table:table-cell>
          <table:table-cell table:formula="of:=IF(   [.B1889]=&quot;Accel&quot;;   [.$C$1];   IF(     [.B1889]=&quot;Cruise&quot;;     0;     IF([.B1889]=&quot;Decel&quot;; -[.$C$1]; 0)   ) )" office:value-type="float" office:value="0">
            <text:p>0</text:p>
          </table:table-cell>
          <table:table-cell table:formula="of:=IF(   [.B1889]=&quot;Stop&quot;;   0;   MAX(     0;     MIN(       [.$C$2];       [.D1888] + [.C1889] * [.$C$4]     )   ) )" office:value-type="float" office:value="9.75">
            <text:p>9.75</text:p>
          </table:table-cell>
          <table:table-cell table:formula="of:=IF(   [.B1889]=&quot;Stop&quot;;   [.$C$3];   [.E1888] + [.D1889] * [.$C$4] )" office:value-type="float" office:value="90.6262499999974">
            <text:p>90.63</text:p>
          </table:table-cell>
          <table:table-cell table:number-columns-repeated="872"/>
        </table:table-row>
        <table:table-row table:style-name="ro3">
          <table:table-cell table:formula="of:=[.A1889]+[.$C$4]" office:value-type="float" office:value="9.39500000000007">
            <text:p>9.395</text:p>
          </table:table-cell>
          <table:table-cell table:formula="of:=IF(   [.A1890] &lt; [.$C$5];   &quot;Accel&quot;;   IF(     [.A1890] &lt; [.$C$5] + [.$C$7];     &quot;Cruise&quot;;     IF(       [.A1890] &lt; [.$C$8];       &quot;Decel&quot;;       &quot;Stop&quot;     )   ) )" office:value-type="string" office:string-value="Cruise">
            <text:p>Cruise</text:p>
          </table:table-cell>
          <table:table-cell table:formula="of:=IF(   [.B1890]=&quot;Accel&quot;;   [.$C$1];   IF(     [.B1890]=&quot;Cruise&quot;;     0;     IF([.B1890]=&quot;Decel&quot;; -[.$C$1]; 0)   ) )" office:value-type="float" office:value="0">
            <text:p>0</text:p>
          </table:table-cell>
          <table:table-cell table:formula="of:=IF(   [.B1890]=&quot;Stop&quot;;   0;   MAX(     0;     MIN(       [.$C$2];       [.D1889] + [.C1890] * [.$C$4]     )   ) )" office:value-type="float" office:value="9.75">
            <text:p>9.75</text:p>
          </table:table-cell>
          <table:table-cell table:formula="of:=IF(   [.B1890]=&quot;Stop&quot;;   [.$C$3];   [.E1889] + [.D1890] * [.$C$4] )" office:value-type="float" office:value="90.6749999999974">
            <text:p>90.67</text:p>
          </table:table-cell>
          <table:table-cell table:number-columns-repeated="872"/>
        </table:table-row>
        <table:table-row table:style-name="ro3">
          <table:table-cell table:formula="of:=[.A1890]+[.$C$4]" office:value-type="float" office:value="9.40000000000007">
            <text:p>9.400</text:p>
          </table:table-cell>
          <table:table-cell table:formula="of:=IF(   [.A1891] &lt; [.$C$5];   &quot;Accel&quot;;   IF(     [.A1891] &lt; [.$C$5] + [.$C$7];     &quot;Cruise&quot;;     IF(       [.A1891] &lt; [.$C$8];       &quot;Decel&quot;;       &quot;Stop&quot;     )   ) )" office:value-type="string" office:string-value="Cruise">
            <text:p>Cruise</text:p>
          </table:table-cell>
          <table:table-cell table:formula="of:=IF(   [.B1891]=&quot;Accel&quot;;   [.$C$1];   IF(     [.B1891]=&quot;Cruise&quot;;     0;     IF([.B1891]=&quot;Decel&quot;; -[.$C$1]; 0)   ) )" office:value-type="float" office:value="0">
            <text:p>0</text:p>
          </table:table-cell>
          <table:table-cell table:formula="of:=IF(   [.B1891]=&quot;Stop&quot;;   0;   MAX(     0;     MIN(       [.$C$2];       [.D1890] + [.C1891] * [.$C$4]     )   ) )" office:value-type="float" office:value="9.75">
            <text:p>9.75</text:p>
          </table:table-cell>
          <table:table-cell table:formula="of:=IF(   [.B1891]=&quot;Stop&quot;;   [.$C$3];   [.E1890] + [.D1891] * [.$C$4] )" office:value-type="float" office:value="90.7237499999974">
            <text:p>90.72</text:p>
          </table:table-cell>
          <table:table-cell table:number-columns-repeated="872"/>
        </table:table-row>
        <table:table-row table:style-name="ro3">
          <table:table-cell table:formula="of:=[.A1891]+[.$C$4]" office:value-type="float" office:value="9.40500000000007">
            <text:p>9.405</text:p>
          </table:table-cell>
          <table:table-cell table:formula="of:=IF(   [.A1892] &lt; [.$C$5];   &quot;Accel&quot;;   IF(     [.A1892] &lt; [.$C$5] + [.$C$7];     &quot;Cruise&quot;;     IF(       [.A1892] &lt; [.$C$8];       &quot;Decel&quot;;       &quot;Stop&quot;     )   ) )" office:value-type="string" office:string-value="Cruise">
            <text:p>Cruise</text:p>
          </table:table-cell>
          <table:table-cell table:formula="of:=IF(   [.B1892]=&quot;Accel&quot;;   [.$C$1];   IF(     [.B1892]=&quot;Cruise&quot;;     0;     IF([.B1892]=&quot;Decel&quot;; -[.$C$1]; 0)   ) )" office:value-type="float" office:value="0">
            <text:p>0</text:p>
          </table:table-cell>
          <table:table-cell table:formula="of:=IF(   [.B1892]=&quot;Stop&quot;;   0;   MAX(     0;     MIN(       [.$C$2];       [.D1891] + [.C1892] * [.$C$4]     )   ) )" office:value-type="float" office:value="9.75">
            <text:p>9.75</text:p>
          </table:table-cell>
          <table:table-cell table:formula="of:=IF(   [.B1892]=&quot;Stop&quot;;   [.$C$3];   [.E1891] + [.D1892] * [.$C$4] )" office:value-type="float" office:value="90.7724999999974">
            <text:p>90.77</text:p>
          </table:table-cell>
          <table:table-cell table:number-columns-repeated="872"/>
        </table:table-row>
        <table:table-row table:style-name="ro3">
          <table:table-cell table:formula="of:=[.A1892]+[.$C$4]" office:value-type="float" office:value="9.41000000000007">
            <text:p>9.410</text:p>
          </table:table-cell>
          <table:table-cell table:formula="of:=IF(   [.A1893] &lt; [.$C$5];   &quot;Accel&quot;;   IF(     [.A1893] &lt; [.$C$5] + [.$C$7];     &quot;Cruise&quot;;     IF(       [.A1893] &lt; [.$C$8];       &quot;Decel&quot;;       &quot;Stop&quot;     )   ) )" office:value-type="string" office:string-value="Cruise">
            <text:p>Cruise</text:p>
          </table:table-cell>
          <table:table-cell table:formula="of:=IF(   [.B1893]=&quot;Accel&quot;;   [.$C$1];   IF(     [.B1893]=&quot;Cruise&quot;;     0;     IF([.B1893]=&quot;Decel&quot;; -[.$C$1]; 0)   ) )" office:value-type="float" office:value="0">
            <text:p>0</text:p>
          </table:table-cell>
          <table:table-cell table:formula="of:=IF(   [.B1893]=&quot;Stop&quot;;   0;   MAX(     0;     MIN(       [.$C$2];       [.D1892] + [.C1893] * [.$C$4]     )   ) )" office:value-type="float" office:value="9.75">
            <text:p>9.75</text:p>
          </table:table-cell>
          <table:table-cell table:formula="of:=IF(   [.B1893]=&quot;Stop&quot;;   [.$C$3];   [.E1892] + [.D1893] * [.$C$4] )" office:value-type="float" office:value="90.8212499999974">
            <text:p>90.82</text:p>
          </table:table-cell>
          <table:table-cell table:number-columns-repeated="872"/>
        </table:table-row>
        <table:table-row table:style-name="ro3">
          <table:table-cell table:formula="of:=[.A1893]+[.$C$4]" office:value-type="float" office:value="9.41500000000007">
            <text:p>9.415</text:p>
          </table:table-cell>
          <table:table-cell table:formula="of:=IF(   [.A1894] &lt; [.$C$5];   &quot;Accel&quot;;   IF(     [.A1894] &lt; [.$C$5] + [.$C$7];     &quot;Cruise&quot;;     IF(       [.A1894] &lt; [.$C$8];       &quot;Decel&quot;;       &quot;Stop&quot;     )   ) )" office:value-type="string" office:string-value="Cruise">
            <text:p>Cruise</text:p>
          </table:table-cell>
          <table:table-cell table:formula="of:=IF(   [.B1894]=&quot;Accel&quot;;   [.$C$1];   IF(     [.B1894]=&quot;Cruise&quot;;     0;     IF([.B1894]=&quot;Decel&quot;; -[.$C$1]; 0)   ) )" office:value-type="float" office:value="0">
            <text:p>0</text:p>
          </table:table-cell>
          <table:table-cell table:formula="of:=IF(   [.B1894]=&quot;Stop&quot;;   0;   MAX(     0;     MIN(       [.$C$2];       [.D1893] + [.C1894] * [.$C$4]     )   ) )" office:value-type="float" office:value="9.75">
            <text:p>9.75</text:p>
          </table:table-cell>
          <table:table-cell table:formula="of:=IF(   [.B1894]=&quot;Stop&quot;;   [.$C$3];   [.E1893] + [.D1894] * [.$C$4] )" office:value-type="float" office:value="90.8699999999974">
            <text:p>90.87</text:p>
          </table:table-cell>
          <table:table-cell table:number-columns-repeated="872"/>
        </table:table-row>
        <table:table-row table:style-name="ro3">
          <table:table-cell table:formula="of:=[.A1894]+[.$C$4]" office:value-type="float" office:value="9.42000000000007">
            <text:p>9.420</text:p>
          </table:table-cell>
          <table:table-cell table:formula="of:=IF(   [.A1895] &lt; [.$C$5];   &quot;Accel&quot;;   IF(     [.A1895] &lt; [.$C$5] + [.$C$7];     &quot;Cruise&quot;;     IF(       [.A1895] &lt; [.$C$8];       &quot;Decel&quot;;       &quot;Stop&quot;     )   ) )" office:value-type="string" office:string-value="Cruise">
            <text:p>Cruise</text:p>
          </table:table-cell>
          <table:table-cell table:formula="of:=IF(   [.B1895]=&quot;Accel&quot;;   [.$C$1];   IF(     [.B1895]=&quot;Cruise&quot;;     0;     IF([.B1895]=&quot;Decel&quot;; -[.$C$1]; 0)   ) )" office:value-type="float" office:value="0">
            <text:p>0</text:p>
          </table:table-cell>
          <table:table-cell table:formula="of:=IF(   [.B1895]=&quot;Stop&quot;;   0;   MAX(     0;     MIN(       [.$C$2];       [.D1894] + [.C1895] * [.$C$4]     )   ) )" office:value-type="float" office:value="9.75">
            <text:p>9.75</text:p>
          </table:table-cell>
          <table:table-cell table:formula="of:=IF(   [.B1895]=&quot;Stop&quot;;   [.$C$3];   [.E1894] + [.D1895] * [.$C$4] )" office:value-type="float" office:value="90.9187499999974">
            <text:p>90.92</text:p>
          </table:table-cell>
          <table:table-cell table:number-columns-repeated="872"/>
        </table:table-row>
        <table:table-row table:style-name="ro3">
          <table:table-cell table:formula="of:=[.A1895]+[.$C$4]" office:value-type="float" office:value="9.42500000000007">
            <text:p>9.425</text:p>
          </table:table-cell>
          <table:table-cell table:formula="of:=IF(   [.A1896] &lt; [.$C$5];   &quot;Accel&quot;;   IF(     [.A1896] &lt; [.$C$5] + [.$C$7];     &quot;Cruise&quot;;     IF(       [.A1896] &lt; [.$C$8];       &quot;Decel&quot;;       &quot;Stop&quot;     )   ) )" office:value-type="string" office:string-value="Cruise">
            <text:p>Cruise</text:p>
          </table:table-cell>
          <table:table-cell table:formula="of:=IF(   [.B1896]=&quot;Accel&quot;;   [.$C$1];   IF(     [.B1896]=&quot;Cruise&quot;;     0;     IF([.B1896]=&quot;Decel&quot;; -[.$C$1]; 0)   ) )" office:value-type="float" office:value="0">
            <text:p>0</text:p>
          </table:table-cell>
          <table:table-cell table:formula="of:=IF(   [.B1896]=&quot;Stop&quot;;   0;   MAX(     0;     MIN(       [.$C$2];       [.D1895] + [.C1896] * [.$C$4]     )   ) )" office:value-type="float" office:value="9.75">
            <text:p>9.75</text:p>
          </table:table-cell>
          <table:table-cell table:formula="of:=IF(   [.B1896]=&quot;Stop&quot;;   [.$C$3];   [.E1895] + [.D1896] * [.$C$4] )" office:value-type="float" office:value="90.9674999999974">
            <text:p>90.97</text:p>
          </table:table-cell>
          <table:table-cell table:number-columns-repeated="872"/>
        </table:table-row>
        <table:table-row table:style-name="ro3">
          <table:table-cell table:formula="of:=[.A1896]+[.$C$4]" office:value-type="float" office:value="9.43000000000007">
            <text:p>9.430</text:p>
          </table:table-cell>
          <table:table-cell table:formula="of:=IF(   [.A1897] &lt; [.$C$5];   &quot;Accel&quot;;   IF(     [.A1897] &lt; [.$C$5] + [.$C$7];     &quot;Cruise&quot;;     IF(       [.A1897] &lt; [.$C$8];       &quot;Decel&quot;;       &quot;Stop&quot;     )   ) )" office:value-type="string" office:string-value="Cruise">
            <text:p>Cruise</text:p>
          </table:table-cell>
          <table:table-cell table:formula="of:=IF(   [.B1897]=&quot;Accel&quot;;   [.$C$1];   IF(     [.B1897]=&quot;Cruise&quot;;     0;     IF([.B1897]=&quot;Decel&quot;; -[.$C$1]; 0)   ) )" office:value-type="float" office:value="0">
            <text:p>0</text:p>
          </table:table-cell>
          <table:table-cell table:formula="of:=IF(   [.B1897]=&quot;Stop&quot;;   0;   MAX(     0;     MIN(       [.$C$2];       [.D1896] + [.C1897] * [.$C$4]     )   ) )" office:value-type="float" office:value="9.75">
            <text:p>9.75</text:p>
          </table:table-cell>
          <table:table-cell table:formula="of:=IF(   [.B1897]=&quot;Stop&quot;;   [.$C$3];   [.E1896] + [.D1897] * [.$C$4] )" office:value-type="float" office:value="91.0162499999974">
            <text:p>91.02</text:p>
          </table:table-cell>
          <table:table-cell table:number-columns-repeated="872"/>
        </table:table-row>
        <table:table-row table:style-name="ro3">
          <table:table-cell table:formula="of:=[.A1897]+[.$C$4]" office:value-type="float" office:value="9.43500000000008">
            <text:p>9.435</text:p>
          </table:table-cell>
          <table:table-cell table:formula="of:=IF(   [.A1898] &lt; [.$C$5];   &quot;Accel&quot;;   IF(     [.A1898] &lt; [.$C$5] + [.$C$7];     &quot;Cruise&quot;;     IF(       [.A1898] &lt; [.$C$8];       &quot;Decel&quot;;       &quot;Stop&quot;     )   ) )" office:value-type="string" office:string-value="Cruise">
            <text:p>Cruise</text:p>
          </table:table-cell>
          <table:table-cell table:formula="of:=IF(   [.B1898]=&quot;Accel&quot;;   [.$C$1];   IF(     [.B1898]=&quot;Cruise&quot;;     0;     IF([.B1898]=&quot;Decel&quot;; -[.$C$1]; 0)   ) )" office:value-type="float" office:value="0">
            <text:p>0</text:p>
          </table:table-cell>
          <table:table-cell table:formula="of:=IF(   [.B1898]=&quot;Stop&quot;;   0;   MAX(     0;     MIN(       [.$C$2];       [.D1897] + [.C1898] * [.$C$4]     )   ) )" office:value-type="float" office:value="9.75">
            <text:p>9.75</text:p>
          </table:table-cell>
          <table:table-cell table:formula="of:=IF(   [.B1898]=&quot;Stop&quot;;   [.$C$3];   [.E1897] + [.D1898] * [.$C$4] )" office:value-type="float" office:value="91.0649999999974">
            <text:p>91.06</text:p>
          </table:table-cell>
          <table:table-cell table:number-columns-repeated="872"/>
        </table:table-row>
        <table:table-row table:style-name="ro3">
          <table:table-cell table:formula="of:=[.A1898]+[.$C$4]" office:value-type="float" office:value="9.44000000000008">
            <text:p>9.440</text:p>
          </table:table-cell>
          <table:table-cell table:formula="of:=IF(   [.A1899] &lt; [.$C$5];   &quot;Accel&quot;;   IF(     [.A1899] &lt; [.$C$5] + [.$C$7];     &quot;Cruise&quot;;     IF(       [.A1899] &lt; [.$C$8];       &quot;Decel&quot;;       &quot;Stop&quot;     )   ) )" office:value-type="string" office:string-value="Cruise">
            <text:p>Cruise</text:p>
          </table:table-cell>
          <table:table-cell table:formula="of:=IF(   [.B1899]=&quot;Accel&quot;;   [.$C$1];   IF(     [.B1899]=&quot;Cruise&quot;;     0;     IF([.B1899]=&quot;Decel&quot;; -[.$C$1]; 0)   ) )" office:value-type="float" office:value="0">
            <text:p>0</text:p>
          </table:table-cell>
          <table:table-cell table:formula="of:=IF(   [.B1899]=&quot;Stop&quot;;   0;   MAX(     0;     MIN(       [.$C$2];       [.D1898] + [.C1899] * [.$C$4]     )   ) )" office:value-type="float" office:value="9.75">
            <text:p>9.75</text:p>
          </table:table-cell>
          <table:table-cell table:formula="of:=IF(   [.B1899]=&quot;Stop&quot;;   [.$C$3];   [.E1898] + [.D1899] * [.$C$4] )" office:value-type="float" office:value="91.1137499999974">
            <text:p>91.11</text:p>
          </table:table-cell>
          <table:table-cell table:number-columns-repeated="872"/>
        </table:table-row>
        <table:table-row table:style-name="ro3">
          <table:table-cell table:formula="of:=[.A1899]+[.$C$4]" office:value-type="float" office:value="9.44500000000008">
            <text:p>9.445</text:p>
          </table:table-cell>
          <table:table-cell table:formula="of:=IF(   [.A1900] &lt; [.$C$5];   &quot;Accel&quot;;   IF(     [.A1900] &lt; [.$C$5] + [.$C$7];     &quot;Cruise&quot;;     IF(       [.A1900] &lt; [.$C$8];       &quot;Decel&quot;;       &quot;Stop&quot;     )   ) )" office:value-type="string" office:string-value="Cruise">
            <text:p>Cruise</text:p>
          </table:table-cell>
          <table:table-cell table:formula="of:=IF(   [.B1900]=&quot;Accel&quot;;   [.$C$1];   IF(     [.B1900]=&quot;Cruise&quot;;     0;     IF([.B1900]=&quot;Decel&quot;; -[.$C$1]; 0)   ) )" office:value-type="float" office:value="0">
            <text:p>0</text:p>
          </table:table-cell>
          <table:table-cell table:formula="of:=IF(   [.B1900]=&quot;Stop&quot;;   0;   MAX(     0;     MIN(       [.$C$2];       [.D1899] + [.C1900] * [.$C$4]     )   ) )" office:value-type="float" office:value="9.75">
            <text:p>9.75</text:p>
          </table:table-cell>
          <table:table-cell table:formula="of:=IF(   [.B1900]=&quot;Stop&quot;;   [.$C$3];   [.E1899] + [.D1900] * [.$C$4] )" office:value-type="float" office:value="91.1624999999974">
            <text:p>91.16</text:p>
          </table:table-cell>
          <table:table-cell table:number-columns-repeated="872"/>
        </table:table-row>
        <table:table-row table:style-name="ro3">
          <table:table-cell table:formula="of:=[.A1900]+[.$C$4]" office:value-type="float" office:value="9.45000000000008">
            <text:p>9.450</text:p>
          </table:table-cell>
          <table:table-cell table:formula="of:=IF(   [.A1901] &lt; [.$C$5];   &quot;Accel&quot;;   IF(     [.A1901] &lt; [.$C$5] + [.$C$7];     &quot;Cruise&quot;;     IF(       [.A1901] &lt; [.$C$8];       &quot;Decel&quot;;       &quot;Stop&quot;     )   ) )" office:value-type="string" office:string-value="Cruise">
            <text:p>Cruise</text:p>
          </table:table-cell>
          <table:table-cell table:formula="of:=IF(   [.B1901]=&quot;Accel&quot;;   [.$C$1];   IF(     [.B1901]=&quot;Cruise&quot;;     0;     IF([.B1901]=&quot;Decel&quot;; -[.$C$1]; 0)   ) )" office:value-type="float" office:value="0">
            <text:p>0</text:p>
          </table:table-cell>
          <table:table-cell table:formula="of:=IF(   [.B1901]=&quot;Stop&quot;;   0;   MAX(     0;     MIN(       [.$C$2];       [.D1900] + [.C1901] * [.$C$4]     )   ) )" office:value-type="float" office:value="9.75">
            <text:p>9.75</text:p>
          </table:table-cell>
          <table:table-cell table:formula="of:=IF(   [.B1901]=&quot;Stop&quot;;   [.$C$3];   [.E1900] + [.D1901] * [.$C$4] )" office:value-type="float" office:value="91.2112499999974">
            <text:p>91.21</text:p>
          </table:table-cell>
          <table:table-cell table:number-columns-repeated="872"/>
        </table:table-row>
        <table:table-row table:style-name="ro3">
          <table:table-cell table:formula="of:=[.A1901]+[.$C$4]" office:value-type="float" office:value="9.45500000000008">
            <text:p>9.455</text:p>
          </table:table-cell>
          <table:table-cell table:formula="of:=IF(   [.A1902] &lt; [.$C$5];   &quot;Accel&quot;;   IF(     [.A1902] &lt; [.$C$5] + [.$C$7];     &quot;Cruise&quot;;     IF(       [.A1902] &lt; [.$C$8];       &quot;Decel&quot;;       &quot;Stop&quot;     )   ) )" office:value-type="string" office:string-value="Cruise">
            <text:p>Cruise</text:p>
          </table:table-cell>
          <table:table-cell table:formula="of:=IF(   [.B1902]=&quot;Accel&quot;;   [.$C$1];   IF(     [.B1902]=&quot;Cruise&quot;;     0;     IF([.B1902]=&quot;Decel&quot;; -[.$C$1]; 0)   ) )" office:value-type="float" office:value="0">
            <text:p>0</text:p>
          </table:table-cell>
          <table:table-cell table:formula="of:=IF(   [.B1902]=&quot;Stop&quot;;   0;   MAX(     0;     MIN(       [.$C$2];       [.D1901] + [.C1902] * [.$C$4]     )   ) )" office:value-type="float" office:value="9.75">
            <text:p>9.75</text:p>
          </table:table-cell>
          <table:table-cell table:formula="of:=IF(   [.B1902]=&quot;Stop&quot;;   [.$C$3];   [.E1901] + [.D1902] * [.$C$4] )" office:value-type="float" office:value="91.2599999999974">
            <text:p>91.26</text:p>
          </table:table-cell>
          <table:table-cell table:number-columns-repeated="872"/>
        </table:table-row>
        <table:table-row table:style-name="ro3">
          <table:table-cell table:formula="of:=[.A1902]+[.$C$4]" office:value-type="float" office:value="9.46000000000008">
            <text:p>9.460</text:p>
          </table:table-cell>
          <table:table-cell table:formula="of:=IF(   [.A1903] &lt; [.$C$5];   &quot;Accel&quot;;   IF(     [.A1903] &lt; [.$C$5] + [.$C$7];     &quot;Cruise&quot;;     IF(       [.A1903] &lt; [.$C$8];       &quot;Decel&quot;;       &quot;Stop&quot;     )   ) )" office:value-type="string" office:string-value="Cruise">
            <text:p>Cruise</text:p>
          </table:table-cell>
          <table:table-cell table:formula="of:=IF(   [.B1903]=&quot;Accel&quot;;   [.$C$1];   IF(     [.B1903]=&quot;Cruise&quot;;     0;     IF([.B1903]=&quot;Decel&quot;; -[.$C$1]; 0)   ) )" office:value-type="float" office:value="0">
            <text:p>0</text:p>
          </table:table-cell>
          <table:table-cell table:formula="of:=IF(   [.B1903]=&quot;Stop&quot;;   0;   MAX(     0;     MIN(       [.$C$2];       [.D1902] + [.C1903] * [.$C$4]     )   ) )" office:value-type="float" office:value="9.75">
            <text:p>9.75</text:p>
          </table:table-cell>
          <table:table-cell table:formula="of:=IF(   [.B1903]=&quot;Stop&quot;;   [.$C$3];   [.E1902] + [.D1903] * [.$C$4] )" office:value-type="float" office:value="91.3087499999974">
            <text:p>91.31</text:p>
          </table:table-cell>
          <table:table-cell table:number-columns-repeated="872"/>
        </table:table-row>
        <table:table-row table:style-name="ro3">
          <table:table-cell table:formula="of:=[.A1903]+[.$C$4]" office:value-type="float" office:value="9.46500000000008">
            <text:p>9.465</text:p>
          </table:table-cell>
          <table:table-cell table:formula="of:=IF(   [.A1904] &lt; [.$C$5];   &quot;Accel&quot;;   IF(     [.A1904] &lt; [.$C$5] + [.$C$7];     &quot;Cruise&quot;;     IF(       [.A1904] &lt; [.$C$8];       &quot;Decel&quot;;       &quot;Stop&quot;     )   ) )" office:value-type="string" office:string-value="Cruise">
            <text:p>Cruise</text:p>
          </table:table-cell>
          <table:table-cell table:formula="of:=IF(   [.B1904]=&quot;Accel&quot;;   [.$C$1];   IF(     [.B1904]=&quot;Cruise&quot;;     0;     IF([.B1904]=&quot;Decel&quot;; -[.$C$1]; 0)   ) )" office:value-type="float" office:value="0">
            <text:p>0</text:p>
          </table:table-cell>
          <table:table-cell table:formula="of:=IF(   [.B1904]=&quot;Stop&quot;;   0;   MAX(     0;     MIN(       [.$C$2];       [.D1903] + [.C1904] * [.$C$4]     )   ) )" office:value-type="float" office:value="9.75">
            <text:p>9.75</text:p>
          </table:table-cell>
          <table:table-cell table:formula="of:=IF(   [.B1904]=&quot;Stop&quot;;   [.$C$3];   [.E1903] + [.D1904] * [.$C$4] )" office:value-type="float" office:value="91.3574999999974">
            <text:p>91.36</text:p>
          </table:table-cell>
          <table:table-cell table:number-columns-repeated="872"/>
        </table:table-row>
        <table:table-row table:style-name="ro3">
          <table:table-cell table:formula="of:=[.A1904]+[.$C$4]" office:value-type="float" office:value="9.47000000000008">
            <text:p>9.470</text:p>
          </table:table-cell>
          <table:table-cell table:formula="of:=IF(   [.A1905] &lt; [.$C$5];   &quot;Accel&quot;;   IF(     [.A1905] &lt; [.$C$5] + [.$C$7];     &quot;Cruise&quot;;     IF(       [.A1905] &lt; [.$C$8];       &quot;Decel&quot;;       &quot;Stop&quot;     )   ) )" office:value-type="string" office:string-value="Cruise">
            <text:p>Cruise</text:p>
          </table:table-cell>
          <table:table-cell table:formula="of:=IF(   [.B1905]=&quot;Accel&quot;;   [.$C$1];   IF(     [.B1905]=&quot;Cruise&quot;;     0;     IF([.B1905]=&quot;Decel&quot;; -[.$C$1]; 0)   ) )" office:value-type="float" office:value="0">
            <text:p>0</text:p>
          </table:table-cell>
          <table:table-cell table:formula="of:=IF(   [.B1905]=&quot;Stop&quot;;   0;   MAX(     0;     MIN(       [.$C$2];       [.D1904] + [.C1905] * [.$C$4]     )   ) )" office:value-type="float" office:value="9.75">
            <text:p>9.75</text:p>
          </table:table-cell>
          <table:table-cell table:formula="of:=IF(   [.B1905]=&quot;Stop&quot;;   [.$C$3];   [.E1904] + [.D1905] * [.$C$4] )" office:value-type="float" office:value="91.4062499999974">
            <text:p>91.41</text:p>
          </table:table-cell>
          <table:table-cell table:number-columns-repeated="872"/>
        </table:table-row>
        <table:table-row table:style-name="ro3">
          <table:table-cell table:formula="of:=[.A1905]+[.$C$4]" office:value-type="float" office:value="9.47500000000008">
            <text:p>9.475</text:p>
          </table:table-cell>
          <table:table-cell table:formula="of:=IF(   [.A1906] &lt; [.$C$5];   &quot;Accel&quot;;   IF(     [.A1906] &lt; [.$C$5] + [.$C$7];     &quot;Cruise&quot;;     IF(       [.A1906] &lt; [.$C$8];       &quot;Decel&quot;;       &quot;Stop&quot;     )   ) )" office:value-type="string" office:string-value="Cruise">
            <text:p>Cruise</text:p>
          </table:table-cell>
          <table:table-cell table:formula="of:=IF(   [.B1906]=&quot;Accel&quot;;   [.$C$1];   IF(     [.B1906]=&quot;Cruise&quot;;     0;     IF([.B1906]=&quot;Decel&quot;; -[.$C$1]; 0)   ) )" office:value-type="float" office:value="0">
            <text:p>0</text:p>
          </table:table-cell>
          <table:table-cell table:formula="of:=IF(   [.B1906]=&quot;Stop&quot;;   0;   MAX(     0;     MIN(       [.$C$2];       [.D1905] + [.C1906] * [.$C$4]     )   ) )" office:value-type="float" office:value="9.75">
            <text:p>9.75</text:p>
          </table:table-cell>
          <table:table-cell table:formula="of:=IF(   [.B1906]=&quot;Stop&quot;;   [.$C$3];   [.E1905] + [.D1906] * [.$C$4] )" office:value-type="float" office:value="91.4549999999974">
            <text:p>91.45</text:p>
          </table:table-cell>
          <table:table-cell table:number-columns-repeated="872"/>
        </table:table-row>
        <table:table-row table:style-name="ro3">
          <table:table-cell table:formula="of:=[.A1906]+[.$C$4]" office:value-type="float" office:value="9.48000000000008">
            <text:p>9.480</text:p>
          </table:table-cell>
          <table:table-cell table:formula="of:=IF(   [.A1907] &lt; [.$C$5];   &quot;Accel&quot;;   IF(     [.A1907] &lt; [.$C$5] + [.$C$7];     &quot;Cruise&quot;;     IF(       [.A1907] &lt; [.$C$8];       &quot;Decel&quot;;       &quot;Stop&quot;     )   ) )" office:value-type="string" office:string-value="Cruise">
            <text:p>Cruise</text:p>
          </table:table-cell>
          <table:table-cell table:formula="of:=IF(   [.B1907]=&quot;Accel&quot;;   [.$C$1];   IF(     [.B1907]=&quot;Cruise&quot;;     0;     IF([.B1907]=&quot;Decel&quot;; -[.$C$1]; 0)   ) )" office:value-type="float" office:value="0">
            <text:p>0</text:p>
          </table:table-cell>
          <table:table-cell table:formula="of:=IF(   [.B1907]=&quot;Stop&quot;;   0;   MAX(     0;     MIN(       [.$C$2];       [.D1906] + [.C1907] * [.$C$4]     )   ) )" office:value-type="float" office:value="9.75">
            <text:p>9.75</text:p>
          </table:table-cell>
          <table:table-cell table:formula="of:=IF(   [.B1907]=&quot;Stop&quot;;   [.$C$3];   [.E1906] + [.D1907] * [.$C$4] )" office:value-type="float" office:value="91.5037499999974">
            <text:p>91.50</text:p>
          </table:table-cell>
          <table:table-cell table:number-columns-repeated="872"/>
        </table:table-row>
        <table:table-row table:style-name="ro3">
          <table:table-cell table:formula="of:=[.A1907]+[.$C$4]" office:value-type="float" office:value="9.48500000000008">
            <text:p>9.485</text:p>
          </table:table-cell>
          <table:table-cell table:formula="of:=IF(   [.A1908] &lt; [.$C$5];   &quot;Accel&quot;;   IF(     [.A1908] &lt; [.$C$5] + [.$C$7];     &quot;Cruise&quot;;     IF(       [.A1908] &lt; [.$C$8];       &quot;Decel&quot;;       &quot;Stop&quot;     )   ) )" office:value-type="string" office:string-value="Cruise">
            <text:p>Cruise</text:p>
          </table:table-cell>
          <table:table-cell table:formula="of:=IF(   [.B1908]=&quot;Accel&quot;;   [.$C$1];   IF(     [.B1908]=&quot;Cruise&quot;;     0;     IF([.B1908]=&quot;Decel&quot;; -[.$C$1]; 0)   ) )" office:value-type="float" office:value="0">
            <text:p>0</text:p>
          </table:table-cell>
          <table:table-cell table:formula="of:=IF(   [.B1908]=&quot;Stop&quot;;   0;   MAX(     0;     MIN(       [.$C$2];       [.D1907] + [.C1908] * [.$C$4]     )   ) )" office:value-type="float" office:value="9.75">
            <text:p>9.75</text:p>
          </table:table-cell>
          <table:table-cell table:formula="of:=IF(   [.B1908]=&quot;Stop&quot;;   [.$C$3];   [.E1907] + [.D1908] * [.$C$4] )" office:value-type="float" office:value="91.5524999999974">
            <text:p>91.55</text:p>
          </table:table-cell>
          <table:table-cell table:number-columns-repeated="872"/>
        </table:table-row>
        <table:table-row table:style-name="ro3">
          <table:table-cell table:formula="of:=[.A1908]+[.$C$4]" office:value-type="float" office:value="9.49000000000008">
            <text:p>9.490</text:p>
          </table:table-cell>
          <table:table-cell table:formula="of:=IF(   [.A1909] &lt; [.$C$5];   &quot;Accel&quot;;   IF(     [.A1909] &lt; [.$C$5] + [.$C$7];     &quot;Cruise&quot;;     IF(       [.A1909] &lt; [.$C$8];       &quot;Decel&quot;;       &quot;Stop&quot;     )   ) )" office:value-type="string" office:string-value="Cruise">
            <text:p>Cruise</text:p>
          </table:table-cell>
          <table:table-cell table:formula="of:=IF(   [.B1909]=&quot;Accel&quot;;   [.$C$1];   IF(     [.B1909]=&quot;Cruise&quot;;     0;     IF([.B1909]=&quot;Decel&quot;; -[.$C$1]; 0)   ) )" office:value-type="float" office:value="0">
            <text:p>0</text:p>
          </table:table-cell>
          <table:table-cell table:formula="of:=IF(   [.B1909]=&quot;Stop&quot;;   0;   MAX(     0;     MIN(       [.$C$2];       [.D1908] + [.C1909] * [.$C$4]     )   ) )" office:value-type="float" office:value="9.75">
            <text:p>9.75</text:p>
          </table:table-cell>
          <table:table-cell table:formula="of:=IF(   [.B1909]=&quot;Stop&quot;;   [.$C$3];   [.E1908] + [.D1909] * [.$C$4] )" office:value-type="float" office:value="91.6012499999974">
            <text:p>91.60</text:p>
          </table:table-cell>
          <table:table-cell table:number-columns-repeated="872"/>
        </table:table-row>
        <table:table-row table:style-name="ro3">
          <table:table-cell table:formula="of:=[.A1909]+[.$C$4]" office:value-type="float" office:value="9.49500000000008">
            <text:p>9.495</text:p>
          </table:table-cell>
          <table:table-cell table:formula="of:=IF(   [.A1910] &lt; [.$C$5];   &quot;Accel&quot;;   IF(     [.A1910] &lt; [.$C$5] + [.$C$7];     &quot;Cruise&quot;;     IF(       [.A1910] &lt; [.$C$8];       &quot;Decel&quot;;       &quot;Stop&quot;     )   ) )" office:value-type="string" office:string-value="Cruise">
            <text:p>Cruise</text:p>
          </table:table-cell>
          <table:table-cell table:formula="of:=IF(   [.B1910]=&quot;Accel&quot;;   [.$C$1];   IF(     [.B1910]=&quot;Cruise&quot;;     0;     IF([.B1910]=&quot;Decel&quot;; -[.$C$1]; 0)   ) )" office:value-type="float" office:value="0">
            <text:p>0</text:p>
          </table:table-cell>
          <table:table-cell table:formula="of:=IF(   [.B1910]=&quot;Stop&quot;;   0;   MAX(     0;     MIN(       [.$C$2];       [.D1909] + [.C1910] * [.$C$4]     )   ) )" office:value-type="float" office:value="9.75">
            <text:p>9.75</text:p>
          </table:table-cell>
          <table:table-cell table:formula="of:=IF(   [.B1910]=&quot;Stop&quot;;   [.$C$3];   [.E1909] + [.D1910] * [.$C$4] )" office:value-type="float" office:value="91.6499999999974">
            <text:p>91.65</text:p>
          </table:table-cell>
          <table:table-cell table:number-columns-repeated="872"/>
        </table:table-row>
        <table:table-row table:style-name="ro3">
          <table:table-cell table:formula="of:=[.A1910]+[.$C$4]" office:value-type="float" office:value="9.50000000000009">
            <text:p>9.500</text:p>
          </table:table-cell>
          <table:table-cell table:formula="of:=IF(   [.A1911] &lt; [.$C$5];   &quot;Accel&quot;;   IF(     [.A1911] &lt; [.$C$5] + [.$C$7];     &quot;Cruise&quot;;     IF(       [.A1911] &lt; [.$C$8];       &quot;Decel&quot;;       &quot;Stop&quot;     )   ) )" office:value-type="string" office:string-value="Cruise">
            <text:p>Cruise</text:p>
          </table:table-cell>
          <table:table-cell table:formula="of:=IF(   [.B1911]=&quot;Accel&quot;;   [.$C$1];   IF(     [.B1911]=&quot;Cruise&quot;;     0;     IF([.B1911]=&quot;Decel&quot;; -[.$C$1]; 0)   ) )" office:value-type="float" office:value="0">
            <text:p>0</text:p>
          </table:table-cell>
          <table:table-cell table:formula="of:=IF(   [.B1911]=&quot;Stop&quot;;   0;   MAX(     0;     MIN(       [.$C$2];       [.D1910] + [.C1911] * [.$C$4]     )   ) )" office:value-type="float" office:value="9.75">
            <text:p>9.75</text:p>
          </table:table-cell>
          <table:table-cell table:formula="of:=IF(   [.B1911]=&quot;Stop&quot;;   [.$C$3];   [.E1910] + [.D1911] * [.$C$4] )" office:value-type="float" office:value="91.6987499999974">
            <text:p>91.70</text:p>
          </table:table-cell>
          <table:table-cell table:number-columns-repeated="872"/>
        </table:table-row>
        <table:table-row table:style-name="ro3">
          <table:table-cell table:formula="of:=[.A1911]+[.$C$4]" office:value-type="float" office:value="9.50500000000009">
            <text:p>9.505</text:p>
          </table:table-cell>
          <table:table-cell table:formula="of:=IF(   [.A1912] &lt; [.$C$5];   &quot;Accel&quot;;   IF(     [.A1912] &lt; [.$C$5] + [.$C$7];     &quot;Cruise&quot;;     IF(       [.A1912] &lt; [.$C$8];       &quot;Decel&quot;;       &quot;Stop&quot;     )   ) )" office:value-type="string" office:string-value="Cruise">
            <text:p>Cruise</text:p>
          </table:table-cell>
          <table:table-cell table:formula="of:=IF(   [.B1912]=&quot;Accel&quot;;   [.$C$1];   IF(     [.B1912]=&quot;Cruise&quot;;     0;     IF([.B1912]=&quot;Decel&quot;; -[.$C$1]; 0)   ) )" office:value-type="float" office:value="0">
            <text:p>0</text:p>
          </table:table-cell>
          <table:table-cell table:formula="of:=IF(   [.B1912]=&quot;Stop&quot;;   0;   MAX(     0;     MIN(       [.$C$2];       [.D1911] + [.C1912] * [.$C$4]     )   ) )" office:value-type="float" office:value="9.75">
            <text:p>9.75</text:p>
          </table:table-cell>
          <table:table-cell table:formula="of:=IF(   [.B1912]=&quot;Stop&quot;;   [.$C$3];   [.E1911] + [.D1912] * [.$C$4] )" office:value-type="float" office:value="91.7474999999974">
            <text:p>91.75</text:p>
          </table:table-cell>
          <table:table-cell table:number-columns-repeated="872"/>
        </table:table-row>
        <table:table-row table:style-name="ro3">
          <table:table-cell table:formula="of:=[.A1912]+[.$C$4]" office:value-type="float" office:value="9.51000000000009">
            <text:p>9.510</text:p>
          </table:table-cell>
          <table:table-cell table:formula="of:=IF(   [.A1913] &lt; [.$C$5];   &quot;Accel&quot;;   IF(     [.A1913] &lt; [.$C$5] + [.$C$7];     &quot;Cruise&quot;;     IF(       [.A1913] &lt; [.$C$8];       &quot;Decel&quot;;       &quot;Stop&quot;     )   ) )" office:value-type="string" office:string-value="Cruise">
            <text:p>Cruise</text:p>
          </table:table-cell>
          <table:table-cell table:formula="of:=IF(   [.B1913]=&quot;Accel&quot;;   [.$C$1];   IF(     [.B1913]=&quot;Cruise&quot;;     0;     IF([.B1913]=&quot;Decel&quot;; -[.$C$1]; 0)   ) )" office:value-type="float" office:value="0">
            <text:p>0</text:p>
          </table:table-cell>
          <table:table-cell table:formula="of:=IF(   [.B1913]=&quot;Stop&quot;;   0;   MAX(     0;     MIN(       [.$C$2];       [.D1912] + [.C1913] * [.$C$4]     )   ) )" office:value-type="float" office:value="9.75">
            <text:p>9.75</text:p>
          </table:table-cell>
          <table:table-cell table:formula="of:=IF(   [.B1913]=&quot;Stop&quot;;   [.$C$3];   [.E1912] + [.D1913] * [.$C$4] )" office:value-type="float" office:value="91.7962499999974">
            <text:p>91.80</text:p>
          </table:table-cell>
          <table:table-cell table:number-columns-repeated="872"/>
        </table:table-row>
        <table:table-row table:style-name="ro3">
          <table:table-cell table:formula="of:=[.A1913]+[.$C$4]" office:value-type="float" office:value="9.51500000000009">
            <text:p>9.515</text:p>
          </table:table-cell>
          <table:table-cell table:formula="of:=IF(   [.A1914] &lt; [.$C$5];   &quot;Accel&quot;;   IF(     [.A1914] &lt; [.$C$5] + [.$C$7];     &quot;Cruise&quot;;     IF(       [.A1914] &lt; [.$C$8];       &quot;Decel&quot;;       &quot;Stop&quot;     )   ) )" office:value-type="string" office:string-value="Cruise">
            <text:p>Cruise</text:p>
          </table:table-cell>
          <table:table-cell table:formula="of:=IF(   [.B1914]=&quot;Accel&quot;;   [.$C$1];   IF(     [.B1914]=&quot;Cruise&quot;;     0;     IF([.B1914]=&quot;Decel&quot;; -[.$C$1]; 0)   ) )" office:value-type="float" office:value="0">
            <text:p>0</text:p>
          </table:table-cell>
          <table:table-cell table:formula="of:=IF(   [.B1914]=&quot;Stop&quot;;   0;   MAX(     0;     MIN(       [.$C$2];       [.D1913] + [.C1914] * [.$C$4]     )   ) )" office:value-type="float" office:value="9.75">
            <text:p>9.75</text:p>
          </table:table-cell>
          <table:table-cell table:formula="of:=IF(   [.B1914]=&quot;Stop&quot;;   [.$C$3];   [.E1913] + [.D1914] * [.$C$4] )" office:value-type="float" office:value="91.8449999999974">
            <text:p>91.84</text:p>
          </table:table-cell>
          <table:table-cell table:number-columns-repeated="872"/>
        </table:table-row>
        <table:table-row table:style-name="ro3">
          <table:table-cell table:formula="of:=[.A1914]+[.$C$4]" office:value-type="float" office:value="9.52000000000009">
            <text:p>9.520</text:p>
          </table:table-cell>
          <table:table-cell table:formula="of:=IF(   [.A1915] &lt; [.$C$5];   &quot;Accel&quot;;   IF(     [.A1915] &lt; [.$C$5] + [.$C$7];     &quot;Cruise&quot;;     IF(       [.A1915] &lt; [.$C$8];       &quot;Decel&quot;;       &quot;Stop&quot;     )   ) )" office:value-type="string" office:string-value="Cruise">
            <text:p>Cruise</text:p>
          </table:table-cell>
          <table:table-cell table:formula="of:=IF(   [.B1915]=&quot;Accel&quot;;   [.$C$1];   IF(     [.B1915]=&quot;Cruise&quot;;     0;     IF([.B1915]=&quot;Decel&quot;; -[.$C$1]; 0)   ) )" office:value-type="float" office:value="0">
            <text:p>0</text:p>
          </table:table-cell>
          <table:table-cell table:formula="of:=IF(   [.B1915]=&quot;Stop&quot;;   0;   MAX(     0;     MIN(       [.$C$2];       [.D1914] + [.C1915] * [.$C$4]     )   ) )" office:value-type="float" office:value="9.75">
            <text:p>9.75</text:p>
          </table:table-cell>
          <table:table-cell table:formula="of:=IF(   [.B1915]=&quot;Stop&quot;;   [.$C$3];   [.E1914] + [.D1915] * [.$C$4] )" office:value-type="float" office:value="91.8937499999974">
            <text:p>91.89</text:p>
          </table:table-cell>
          <table:table-cell table:number-columns-repeated="872"/>
        </table:table-row>
        <table:table-row table:style-name="ro3">
          <table:table-cell table:formula="of:=[.A1915]+[.$C$4]" office:value-type="float" office:value="9.52500000000009">
            <text:p>9.525</text:p>
          </table:table-cell>
          <table:table-cell table:formula="of:=IF(   [.A1916] &lt; [.$C$5];   &quot;Accel&quot;;   IF(     [.A1916] &lt; [.$C$5] + [.$C$7];     &quot;Cruise&quot;;     IF(       [.A1916] &lt; [.$C$8];       &quot;Decel&quot;;       &quot;Stop&quot;     )   ) )" office:value-type="string" office:string-value="Cruise">
            <text:p>Cruise</text:p>
          </table:table-cell>
          <table:table-cell table:formula="of:=IF(   [.B1916]=&quot;Accel&quot;;   [.$C$1];   IF(     [.B1916]=&quot;Cruise&quot;;     0;     IF([.B1916]=&quot;Decel&quot;; -[.$C$1]; 0)   ) )" office:value-type="float" office:value="0">
            <text:p>0</text:p>
          </table:table-cell>
          <table:table-cell table:formula="of:=IF(   [.B1916]=&quot;Stop&quot;;   0;   MAX(     0;     MIN(       [.$C$2];       [.D1915] + [.C1916] * [.$C$4]     )   ) )" office:value-type="float" office:value="9.75">
            <text:p>9.75</text:p>
          </table:table-cell>
          <table:table-cell table:formula="of:=IF(   [.B1916]=&quot;Stop&quot;;   [.$C$3];   [.E1915] + [.D1916] * [.$C$4] )" office:value-type="float" office:value="91.9424999999974">
            <text:p>91.94</text:p>
          </table:table-cell>
          <table:table-cell table:number-columns-repeated="872"/>
        </table:table-row>
        <table:table-row table:style-name="ro3">
          <table:table-cell table:formula="of:=[.A1916]+[.$C$4]" office:value-type="float" office:value="9.53000000000009">
            <text:p>9.530</text:p>
          </table:table-cell>
          <table:table-cell table:formula="of:=IF(   [.A1917] &lt; [.$C$5];   &quot;Accel&quot;;   IF(     [.A1917] &lt; [.$C$5] + [.$C$7];     &quot;Cruise&quot;;     IF(       [.A1917] &lt; [.$C$8];       &quot;Decel&quot;;       &quot;Stop&quot;     )   ) )" office:value-type="string" office:string-value="Cruise">
            <text:p>Cruise</text:p>
          </table:table-cell>
          <table:table-cell table:formula="of:=IF(   [.B1917]=&quot;Accel&quot;;   [.$C$1];   IF(     [.B1917]=&quot;Cruise&quot;;     0;     IF([.B1917]=&quot;Decel&quot;; -[.$C$1]; 0)   ) )" office:value-type="float" office:value="0">
            <text:p>0</text:p>
          </table:table-cell>
          <table:table-cell table:formula="of:=IF(   [.B1917]=&quot;Stop&quot;;   0;   MAX(     0;     MIN(       [.$C$2];       [.D1916] + [.C1917] * [.$C$4]     )   ) )" office:value-type="float" office:value="9.75">
            <text:p>9.75</text:p>
          </table:table-cell>
          <table:table-cell table:formula="of:=IF(   [.B1917]=&quot;Stop&quot;;   [.$C$3];   [.E1916] + [.D1917] * [.$C$4] )" office:value-type="float" office:value="91.9912499999974">
            <text:p>91.99</text:p>
          </table:table-cell>
          <table:table-cell table:number-columns-repeated="872"/>
        </table:table-row>
        <table:table-row table:style-name="ro3">
          <table:table-cell table:formula="of:=[.A1917]+[.$C$4]" office:value-type="float" office:value="9.53500000000009">
            <text:p>9.535</text:p>
          </table:table-cell>
          <table:table-cell table:formula="of:=IF(   [.A1918] &lt; [.$C$5];   &quot;Accel&quot;;   IF(     [.A1918] &lt; [.$C$5] + [.$C$7];     &quot;Cruise&quot;;     IF(       [.A1918] &lt; [.$C$8];       &quot;Decel&quot;;       &quot;Stop&quot;     )   ) )" office:value-type="string" office:string-value="Cruise">
            <text:p>Cruise</text:p>
          </table:table-cell>
          <table:table-cell table:formula="of:=IF(   [.B1918]=&quot;Accel&quot;;   [.$C$1];   IF(     [.B1918]=&quot;Cruise&quot;;     0;     IF([.B1918]=&quot;Decel&quot;; -[.$C$1]; 0)   ) )" office:value-type="float" office:value="0">
            <text:p>0</text:p>
          </table:table-cell>
          <table:table-cell table:formula="of:=IF(   [.B1918]=&quot;Stop&quot;;   0;   MAX(     0;     MIN(       [.$C$2];       [.D1917] + [.C1918] * [.$C$4]     )   ) )" office:value-type="float" office:value="9.75">
            <text:p>9.75</text:p>
          </table:table-cell>
          <table:table-cell table:formula="of:=IF(   [.B1918]=&quot;Stop&quot;;   [.$C$3];   [.E1917] + [.D1918] * [.$C$4] )" office:value-type="float" office:value="92.0399999999974">
            <text:p>92.04</text:p>
          </table:table-cell>
          <table:table-cell table:number-columns-repeated="872"/>
        </table:table-row>
        <table:table-row table:style-name="ro3">
          <table:table-cell table:formula="of:=[.A1918]+[.$C$4]" office:value-type="float" office:value="9.54000000000009">
            <text:p>9.540</text:p>
          </table:table-cell>
          <table:table-cell table:formula="of:=IF(   [.A1919] &lt; [.$C$5];   &quot;Accel&quot;;   IF(     [.A1919] &lt; [.$C$5] + [.$C$7];     &quot;Cruise&quot;;     IF(       [.A1919] &lt; [.$C$8];       &quot;Decel&quot;;       &quot;Stop&quot;     )   ) )" office:value-type="string" office:string-value="Cruise">
            <text:p>Cruise</text:p>
          </table:table-cell>
          <table:table-cell table:formula="of:=IF(   [.B1919]=&quot;Accel&quot;;   [.$C$1];   IF(     [.B1919]=&quot;Cruise&quot;;     0;     IF([.B1919]=&quot;Decel&quot;; -[.$C$1]; 0)   ) )" office:value-type="float" office:value="0">
            <text:p>0</text:p>
          </table:table-cell>
          <table:table-cell table:formula="of:=IF(   [.B1919]=&quot;Stop&quot;;   0;   MAX(     0;     MIN(       [.$C$2];       [.D1918] + [.C1919] * [.$C$4]     )   ) )" office:value-type="float" office:value="9.75">
            <text:p>9.75</text:p>
          </table:table-cell>
          <table:table-cell table:formula="of:=IF(   [.B1919]=&quot;Stop&quot;;   [.$C$3];   [.E1918] + [.D1919] * [.$C$4] )" office:value-type="float" office:value="92.0887499999974">
            <text:p>92.09</text:p>
          </table:table-cell>
          <table:table-cell table:number-columns-repeated="872"/>
        </table:table-row>
        <table:table-row table:style-name="ro3">
          <table:table-cell table:formula="of:=[.A1919]+[.$C$4]" office:value-type="float" office:value="9.54500000000009">
            <text:p>9.545</text:p>
          </table:table-cell>
          <table:table-cell table:formula="of:=IF(   [.A1920] &lt; [.$C$5];   &quot;Accel&quot;;   IF(     [.A1920] &lt; [.$C$5] + [.$C$7];     &quot;Cruise&quot;;     IF(       [.A1920] &lt; [.$C$8];       &quot;Decel&quot;;       &quot;Stop&quot;     )   ) )" office:value-type="string" office:string-value="Cruise">
            <text:p>Cruise</text:p>
          </table:table-cell>
          <table:table-cell table:formula="of:=IF(   [.B1920]=&quot;Accel&quot;;   [.$C$1];   IF(     [.B1920]=&quot;Cruise&quot;;     0;     IF([.B1920]=&quot;Decel&quot;; -[.$C$1]; 0)   ) )" office:value-type="float" office:value="0">
            <text:p>0</text:p>
          </table:table-cell>
          <table:table-cell table:formula="of:=IF(   [.B1920]=&quot;Stop&quot;;   0;   MAX(     0;     MIN(       [.$C$2];       [.D1919] + [.C1920] * [.$C$4]     )   ) )" office:value-type="float" office:value="9.75">
            <text:p>9.75</text:p>
          </table:table-cell>
          <table:table-cell table:formula="of:=IF(   [.B1920]=&quot;Stop&quot;;   [.$C$3];   [.E1919] + [.D1920] * [.$C$4] )" office:value-type="float" office:value="92.1374999999974">
            <text:p>92.14</text:p>
          </table:table-cell>
          <table:table-cell table:number-columns-repeated="872"/>
        </table:table-row>
        <table:table-row table:style-name="ro3">
          <table:table-cell table:formula="of:=[.A1920]+[.$C$4]" office:value-type="float" office:value="9.55000000000009">
            <text:p>9.550</text:p>
          </table:table-cell>
          <table:table-cell table:formula="of:=IF(   [.A1921] &lt; [.$C$5];   &quot;Accel&quot;;   IF(     [.A1921] &lt; [.$C$5] + [.$C$7];     &quot;Cruise&quot;;     IF(       [.A1921] &lt; [.$C$8];       &quot;Decel&quot;;       &quot;Stop&quot;     )   ) )" office:value-type="string" office:string-value="Cruise">
            <text:p>Cruise</text:p>
          </table:table-cell>
          <table:table-cell table:formula="of:=IF(   [.B1921]=&quot;Accel&quot;;   [.$C$1];   IF(     [.B1921]=&quot;Cruise&quot;;     0;     IF([.B1921]=&quot;Decel&quot;; -[.$C$1]; 0)   ) )" office:value-type="float" office:value="0">
            <text:p>0</text:p>
          </table:table-cell>
          <table:table-cell table:formula="of:=IF(   [.B1921]=&quot;Stop&quot;;   0;   MAX(     0;     MIN(       [.$C$2];       [.D1920] + [.C1921] * [.$C$4]     )   ) )" office:value-type="float" office:value="9.75">
            <text:p>9.75</text:p>
          </table:table-cell>
          <table:table-cell table:formula="of:=IF(   [.B1921]=&quot;Stop&quot;;   [.$C$3];   [.E1920] + [.D1921] * [.$C$4] )" office:value-type="float" office:value="92.1862499999974">
            <text:p>92.19</text:p>
          </table:table-cell>
          <table:table-cell table:number-columns-repeated="872"/>
        </table:table-row>
        <table:table-row table:style-name="ro3">
          <table:table-cell table:formula="of:=[.A1921]+[.$C$4]" office:value-type="float" office:value="9.55500000000009">
            <text:p>9.555</text:p>
          </table:table-cell>
          <table:table-cell table:formula="of:=IF(   [.A1922] &lt; [.$C$5];   &quot;Accel&quot;;   IF(     [.A1922] &lt; [.$C$5] + [.$C$7];     &quot;Cruise&quot;;     IF(       [.A1922] &lt; [.$C$8];       &quot;Decel&quot;;       &quot;Stop&quot;     )   ) )" office:value-type="string" office:string-value="Cruise">
            <text:p>Cruise</text:p>
          </table:table-cell>
          <table:table-cell table:formula="of:=IF(   [.B1922]=&quot;Accel&quot;;   [.$C$1];   IF(     [.B1922]=&quot;Cruise&quot;;     0;     IF([.B1922]=&quot;Decel&quot;; -[.$C$1]; 0)   ) )" office:value-type="float" office:value="0">
            <text:p>0</text:p>
          </table:table-cell>
          <table:table-cell table:formula="of:=IF(   [.B1922]=&quot;Stop&quot;;   0;   MAX(     0;     MIN(       [.$C$2];       [.D1921] + [.C1922] * [.$C$4]     )   ) )" office:value-type="float" office:value="9.75">
            <text:p>9.75</text:p>
          </table:table-cell>
          <table:table-cell table:formula="of:=IF(   [.B1922]=&quot;Stop&quot;;   [.$C$3];   [.E1921] + [.D1922] * [.$C$4] )" office:value-type="float" office:value="92.2349999999974">
            <text:p>92.23</text:p>
          </table:table-cell>
          <table:table-cell table:number-columns-repeated="872"/>
        </table:table-row>
        <table:table-row table:style-name="ro3">
          <table:table-cell table:formula="of:=[.A1922]+[.$C$4]" office:value-type="float" office:value="9.56000000000009">
            <text:p>9.560</text:p>
          </table:table-cell>
          <table:table-cell table:formula="of:=IF(   [.A1923] &lt; [.$C$5];   &quot;Accel&quot;;   IF(     [.A1923] &lt; [.$C$5] + [.$C$7];     &quot;Cruise&quot;;     IF(       [.A1923] &lt; [.$C$8];       &quot;Decel&quot;;       &quot;Stop&quot;     )   ) )" office:value-type="string" office:string-value="Cruise">
            <text:p>Cruise</text:p>
          </table:table-cell>
          <table:table-cell table:formula="of:=IF(   [.B1923]=&quot;Accel&quot;;   [.$C$1];   IF(     [.B1923]=&quot;Cruise&quot;;     0;     IF([.B1923]=&quot;Decel&quot;; -[.$C$1]; 0)   ) )" office:value-type="float" office:value="0">
            <text:p>0</text:p>
          </table:table-cell>
          <table:table-cell table:formula="of:=IF(   [.B1923]=&quot;Stop&quot;;   0;   MAX(     0;     MIN(       [.$C$2];       [.D1922] + [.C1923] * [.$C$4]     )   ) )" office:value-type="float" office:value="9.75">
            <text:p>9.75</text:p>
          </table:table-cell>
          <table:table-cell table:formula="of:=IF(   [.B1923]=&quot;Stop&quot;;   [.$C$3];   [.E1922] + [.D1923] * [.$C$4] )" office:value-type="float" office:value="92.2837499999974">
            <text:p>92.28</text:p>
          </table:table-cell>
          <table:table-cell table:number-columns-repeated="872"/>
        </table:table-row>
        <table:table-row table:style-name="ro3">
          <table:table-cell table:formula="of:=[.A1923]+[.$C$4]" office:value-type="float" office:value="9.5650000000001">
            <text:p>9.565</text:p>
          </table:table-cell>
          <table:table-cell table:formula="of:=IF(   [.A1924] &lt; [.$C$5];   &quot;Accel&quot;;   IF(     [.A1924] &lt; [.$C$5] + [.$C$7];     &quot;Cruise&quot;;     IF(       [.A1924] &lt; [.$C$8];       &quot;Decel&quot;;       &quot;Stop&quot;     )   ) )" office:value-type="string" office:string-value="Cruise">
            <text:p>Cruise</text:p>
          </table:table-cell>
          <table:table-cell table:formula="of:=IF(   [.B1924]=&quot;Accel&quot;;   [.$C$1];   IF(     [.B1924]=&quot;Cruise&quot;;     0;     IF([.B1924]=&quot;Decel&quot;; -[.$C$1]; 0)   ) )" office:value-type="float" office:value="0">
            <text:p>0</text:p>
          </table:table-cell>
          <table:table-cell table:formula="of:=IF(   [.B1924]=&quot;Stop&quot;;   0;   MAX(     0;     MIN(       [.$C$2];       [.D1923] + [.C1924] * [.$C$4]     )   ) )" office:value-type="float" office:value="9.75">
            <text:p>9.75</text:p>
          </table:table-cell>
          <table:table-cell table:formula="of:=IF(   [.B1924]=&quot;Stop&quot;;   [.$C$3];   [.E1923] + [.D1924] * [.$C$4] )" office:value-type="float" office:value="92.3324999999974">
            <text:p>92.33</text:p>
          </table:table-cell>
          <table:table-cell table:number-columns-repeated="872"/>
        </table:table-row>
        <table:table-row table:style-name="ro3">
          <table:table-cell table:formula="of:=[.A1924]+[.$C$4]" office:value-type="float" office:value="9.5700000000001">
            <text:p>9.570</text:p>
          </table:table-cell>
          <table:table-cell table:formula="of:=IF(   [.A1925] &lt; [.$C$5];   &quot;Accel&quot;;   IF(     [.A1925] &lt; [.$C$5] + [.$C$7];     &quot;Cruise&quot;;     IF(       [.A1925] &lt; [.$C$8];       &quot;Decel&quot;;       &quot;Stop&quot;     )   ) )" office:value-type="string" office:string-value="Cruise">
            <text:p>Cruise</text:p>
          </table:table-cell>
          <table:table-cell table:formula="of:=IF(   [.B1925]=&quot;Accel&quot;;   [.$C$1];   IF(     [.B1925]=&quot;Cruise&quot;;     0;     IF([.B1925]=&quot;Decel&quot;; -[.$C$1]; 0)   ) )" office:value-type="float" office:value="0">
            <text:p>0</text:p>
          </table:table-cell>
          <table:table-cell table:formula="of:=IF(   [.B1925]=&quot;Stop&quot;;   0;   MAX(     0;     MIN(       [.$C$2];       [.D1924] + [.C1925] * [.$C$4]     )   ) )" office:value-type="float" office:value="9.75">
            <text:p>9.75</text:p>
          </table:table-cell>
          <table:table-cell table:formula="of:=IF(   [.B1925]=&quot;Stop&quot;;   [.$C$3];   [.E1924] + [.D1925] * [.$C$4] )" office:value-type="float" office:value="92.3812499999974">
            <text:p>92.38</text:p>
          </table:table-cell>
          <table:table-cell table:number-columns-repeated="872"/>
        </table:table-row>
        <table:table-row table:style-name="ro3">
          <table:table-cell table:formula="of:=[.A1925]+[.$C$4]" office:value-type="float" office:value="9.5750000000001">
            <text:p>9.575</text:p>
          </table:table-cell>
          <table:table-cell table:formula="of:=IF(   [.A1926] &lt; [.$C$5];   &quot;Accel&quot;;   IF(     [.A1926] &lt; [.$C$5] + [.$C$7];     &quot;Cruise&quot;;     IF(       [.A1926] &lt; [.$C$8];       &quot;Decel&quot;;       &quot;Stop&quot;     )   ) )" office:value-type="string" office:string-value="Cruise">
            <text:p>Cruise</text:p>
          </table:table-cell>
          <table:table-cell table:formula="of:=IF(   [.B1926]=&quot;Accel&quot;;   [.$C$1];   IF(     [.B1926]=&quot;Cruise&quot;;     0;     IF([.B1926]=&quot;Decel&quot;; -[.$C$1]; 0)   ) )" office:value-type="float" office:value="0">
            <text:p>0</text:p>
          </table:table-cell>
          <table:table-cell table:formula="of:=IF(   [.B1926]=&quot;Stop&quot;;   0;   MAX(     0;     MIN(       [.$C$2];       [.D1925] + [.C1926] * [.$C$4]     )   ) )" office:value-type="float" office:value="9.75">
            <text:p>9.75</text:p>
          </table:table-cell>
          <table:table-cell table:formula="of:=IF(   [.B1926]=&quot;Stop&quot;;   [.$C$3];   [.E1925] + [.D1926] * [.$C$4] )" office:value-type="float" office:value="92.4299999999974">
            <text:p>92.43</text:p>
          </table:table-cell>
          <table:table-cell table:number-columns-repeated="872"/>
        </table:table-row>
        <table:table-row table:style-name="ro3">
          <table:table-cell table:formula="of:=[.A1926]+[.$C$4]" office:value-type="float" office:value="9.5800000000001">
            <text:p>9.580</text:p>
          </table:table-cell>
          <table:table-cell table:formula="of:=IF(   [.A1927] &lt; [.$C$5];   &quot;Accel&quot;;   IF(     [.A1927] &lt; [.$C$5] + [.$C$7];     &quot;Cruise&quot;;     IF(       [.A1927] &lt; [.$C$8];       &quot;Decel&quot;;       &quot;Stop&quot;     )   ) )" office:value-type="string" office:string-value="Cruise">
            <text:p>Cruise</text:p>
          </table:table-cell>
          <table:table-cell table:formula="of:=IF(   [.B1927]=&quot;Accel&quot;;   [.$C$1];   IF(     [.B1927]=&quot;Cruise&quot;;     0;     IF([.B1927]=&quot;Decel&quot;; -[.$C$1]; 0)   ) )" office:value-type="float" office:value="0">
            <text:p>0</text:p>
          </table:table-cell>
          <table:table-cell table:formula="of:=IF(   [.B1927]=&quot;Stop&quot;;   0;   MAX(     0;     MIN(       [.$C$2];       [.D1926] + [.C1927] * [.$C$4]     )   ) )" office:value-type="float" office:value="9.75">
            <text:p>9.75</text:p>
          </table:table-cell>
          <table:table-cell table:formula="of:=IF(   [.B1927]=&quot;Stop&quot;;   [.$C$3];   [.E1926] + [.D1927] * [.$C$4] )" office:value-type="float" office:value="92.4787499999973">
            <text:p>92.48</text:p>
          </table:table-cell>
          <table:table-cell table:number-columns-repeated="872"/>
        </table:table-row>
        <table:table-row table:style-name="ro3">
          <table:table-cell table:formula="of:=[.A1927]+[.$C$4]" office:value-type="float" office:value="9.5850000000001">
            <text:p>9.585</text:p>
          </table:table-cell>
          <table:table-cell table:formula="of:=IF(   [.A1928] &lt; [.$C$5];   &quot;Accel&quot;;   IF(     [.A1928] &lt; [.$C$5] + [.$C$7];     &quot;Cruise&quot;;     IF(       [.A1928] &lt; [.$C$8];       &quot;Decel&quot;;       &quot;Stop&quot;     )   ) )" office:value-type="string" office:string-value="Cruise">
            <text:p>Cruise</text:p>
          </table:table-cell>
          <table:table-cell table:formula="of:=IF(   [.B1928]=&quot;Accel&quot;;   [.$C$1];   IF(     [.B1928]=&quot;Cruise&quot;;     0;     IF([.B1928]=&quot;Decel&quot;; -[.$C$1]; 0)   ) )" office:value-type="float" office:value="0">
            <text:p>0</text:p>
          </table:table-cell>
          <table:table-cell table:formula="of:=IF(   [.B1928]=&quot;Stop&quot;;   0;   MAX(     0;     MIN(       [.$C$2];       [.D1927] + [.C1928] * [.$C$4]     )   ) )" office:value-type="float" office:value="9.75">
            <text:p>9.75</text:p>
          </table:table-cell>
          <table:table-cell table:formula="of:=IF(   [.B1928]=&quot;Stop&quot;;   [.$C$3];   [.E1927] + [.D1928] * [.$C$4] )" office:value-type="float" office:value="92.5274999999973">
            <text:p>92.53</text:p>
          </table:table-cell>
          <table:table-cell table:number-columns-repeated="872"/>
        </table:table-row>
        <table:table-row table:style-name="ro3">
          <table:table-cell table:formula="of:=[.A1928]+[.$C$4]" office:value-type="float" office:value="9.5900000000001">
            <text:p>9.590</text:p>
          </table:table-cell>
          <table:table-cell table:formula="of:=IF(   [.A1929] &lt; [.$C$5];   &quot;Accel&quot;;   IF(     [.A1929] &lt; [.$C$5] + [.$C$7];     &quot;Cruise&quot;;     IF(       [.A1929] &lt; [.$C$8];       &quot;Decel&quot;;       &quot;Stop&quot;     )   ) )" office:value-type="string" office:string-value="Cruise">
            <text:p>Cruise</text:p>
          </table:table-cell>
          <table:table-cell table:formula="of:=IF(   [.B1929]=&quot;Accel&quot;;   [.$C$1];   IF(     [.B1929]=&quot;Cruise&quot;;     0;     IF([.B1929]=&quot;Decel&quot;; -[.$C$1]; 0)   ) )" office:value-type="float" office:value="0">
            <text:p>0</text:p>
          </table:table-cell>
          <table:table-cell table:formula="of:=IF(   [.B1929]=&quot;Stop&quot;;   0;   MAX(     0;     MIN(       [.$C$2];       [.D1928] + [.C1929] * [.$C$4]     )   ) )" office:value-type="float" office:value="9.75">
            <text:p>9.75</text:p>
          </table:table-cell>
          <table:table-cell table:formula="of:=IF(   [.B1929]=&quot;Stop&quot;;   [.$C$3];   [.E1928] + [.D1929] * [.$C$4] )" office:value-type="float" office:value="92.5762499999973">
            <text:p>92.58</text:p>
          </table:table-cell>
          <table:table-cell table:number-columns-repeated="872"/>
        </table:table-row>
        <table:table-row table:style-name="ro3">
          <table:table-cell table:formula="of:=[.A1929]+[.$C$4]" office:value-type="float" office:value="9.5950000000001">
            <text:p>9.595</text:p>
          </table:table-cell>
          <table:table-cell table:formula="of:=IF(   [.A1930] &lt; [.$C$5];   &quot;Accel&quot;;   IF(     [.A1930] &lt; [.$C$5] + [.$C$7];     &quot;Cruise&quot;;     IF(       [.A1930] &lt; [.$C$8];       &quot;Decel&quot;;       &quot;Stop&quot;     )   ) )" office:value-type="string" office:string-value="Cruise">
            <text:p>Cruise</text:p>
          </table:table-cell>
          <table:table-cell table:formula="of:=IF(   [.B1930]=&quot;Accel&quot;;   [.$C$1];   IF(     [.B1930]=&quot;Cruise&quot;;     0;     IF([.B1930]=&quot;Decel&quot;; -[.$C$1]; 0)   ) )" office:value-type="float" office:value="0">
            <text:p>0</text:p>
          </table:table-cell>
          <table:table-cell table:formula="of:=IF(   [.B1930]=&quot;Stop&quot;;   0;   MAX(     0;     MIN(       [.$C$2];       [.D1929] + [.C1930] * [.$C$4]     )   ) )" office:value-type="float" office:value="9.75">
            <text:p>9.75</text:p>
          </table:table-cell>
          <table:table-cell table:formula="of:=IF(   [.B1930]=&quot;Stop&quot;;   [.$C$3];   [.E1929] + [.D1930] * [.$C$4] )" office:value-type="float" office:value="92.6249999999973">
            <text:p>92.62</text:p>
          </table:table-cell>
          <table:table-cell table:number-columns-repeated="872"/>
        </table:table-row>
        <table:table-row table:style-name="ro3">
          <table:table-cell table:formula="of:=[.A1930]+[.$C$4]" office:value-type="float" office:value="9.6000000000001">
            <text:p>9.600</text:p>
          </table:table-cell>
          <table:table-cell table:formula="of:=IF(   [.A1931] &lt; [.$C$5];   &quot;Accel&quot;;   IF(     [.A1931] &lt; [.$C$5] + [.$C$7];     &quot;Cruise&quot;;     IF(       [.A1931] &lt; [.$C$8];       &quot;Decel&quot;;       &quot;Stop&quot;     )   ) )" office:value-type="string" office:string-value="Cruise">
            <text:p>Cruise</text:p>
          </table:table-cell>
          <table:table-cell table:formula="of:=IF(   [.B1931]=&quot;Accel&quot;;   [.$C$1];   IF(     [.B1931]=&quot;Cruise&quot;;     0;     IF([.B1931]=&quot;Decel&quot;; -[.$C$1]; 0)   ) )" office:value-type="float" office:value="0">
            <text:p>0</text:p>
          </table:table-cell>
          <table:table-cell table:formula="of:=IF(   [.B1931]=&quot;Stop&quot;;   0;   MAX(     0;     MIN(       [.$C$2];       [.D1930] + [.C1931] * [.$C$4]     )   ) )" office:value-type="float" office:value="9.75">
            <text:p>9.75</text:p>
          </table:table-cell>
          <table:table-cell table:formula="of:=IF(   [.B1931]=&quot;Stop&quot;;   [.$C$3];   [.E1930] + [.D1931] * [.$C$4] )" office:value-type="float" office:value="92.6737499999974">
            <text:p>92.67</text:p>
          </table:table-cell>
          <table:table-cell table:number-columns-repeated="872"/>
        </table:table-row>
        <table:table-row table:style-name="ro3">
          <table:table-cell table:formula="of:=[.A1931]+[.$C$4]" office:value-type="float" office:value="9.6050000000001">
            <text:p>9.605</text:p>
          </table:table-cell>
          <table:table-cell table:formula="of:=IF(   [.A1932] &lt; [.$C$5];   &quot;Accel&quot;;   IF(     [.A1932] &lt; [.$C$5] + [.$C$7];     &quot;Cruise&quot;;     IF(       [.A1932] &lt; [.$C$8];       &quot;Decel&quot;;       &quot;Stop&quot;     )   ) )" office:value-type="string" office:string-value="Cruise">
            <text:p>Cruise</text:p>
          </table:table-cell>
          <table:table-cell table:formula="of:=IF(   [.B1932]=&quot;Accel&quot;;   [.$C$1];   IF(     [.B1932]=&quot;Cruise&quot;;     0;     IF([.B1932]=&quot;Decel&quot;; -[.$C$1]; 0)   ) )" office:value-type="float" office:value="0">
            <text:p>0</text:p>
          </table:table-cell>
          <table:table-cell table:formula="of:=IF(   [.B1932]=&quot;Stop&quot;;   0;   MAX(     0;     MIN(       [.$C$2];       [.D1931] + [.C1932] * [.$C$4]     )   ) )" office:value-type="float" office:value="9.75">
            <text:p>9.75</text:p>
          </table:table-cell>
          <table:table-cell table:formula="of:=IF(   [.B1932]=&quot;Stop&quot;;   [.$C$3];   [.E1931] + [.D1932] * [.$C$4] )" office:value-type="float" office:value="92.7224999999973">
            <text:p>92.72</text:p>
          </table:table-cell>
          <table:table-cell table:number-columns-repeated="872"/>
        </table:table-row>
        <table:table-row table:style-name="ro3">
          <table:table-cell table:formula="of:=[.A1932]+[.$C$4]" office:value-type="float" office:value="9.6100000000001">
            <text:p>9.610</text:p>
          </table:table-cell>
          <table:table-cell table:formula="of:=IF(   [.A1933] &lt; [.$C$5];   &quot;Accel&quot;;   IF(     [.A1933] &lt; [.$C$5] + [.$C$7];     &quot;Cruise&quot;;     IF(       [.A1933] &lt; [.$C$8];       &quot;Decel&quot;;       &quot;Stop&quot;     )   ) )" office:value-type="string" office:string-value="Cruise">
            <text:p>Cruise</text:p>
          </table:table-cell>
          <table:table-cell table:formula="of:=IF(   [.B1933]=&quot;Accel&quot;;   [.$C$1];   IF(     [.B1933]=&quot;Cruise&quot;;     0;     IF([.B1933]=&quot;Decel&quot;; -[.$C$1]; 0)   ) )" office:value-type="float" office:value="0">
            <text:p>0</text:p>
          </table:table-cell>
          <table:table-cell table:formula="of:=IF(   [.B1933]=&quot;Stop&quot;;   0;   MAX(     0;     MIN(       [.$C$2];       [.D1932] + [.C1933] * [.$C$4]     )   ) )" office:value-type="float" office:value="9.75">
            <text:p>9.75</text:p>
          </table:table-cell>
          <table:table-cell table:formula="of:=IF(   [.B1933]=&quot;Stop&quot;;   [.$C$3];   [.E1932] + [.D1933] * [.$C$4] )" office:value-type="float" office:value="92.7712499999973">
            <text:p>92.77</text:p>
          </table:table-cell>
          <table:table-cell table:number-columns-repeated="872"/>
        </table:table-row>
        <table:table-row table:style-name="ro3">
          <table:table-cell table:formula="of:=[.A1933]+[.$C$4]" office:value-type="float" office:value="9.6150000000001">
            <text:p>9.615</text:p>
          </table:table-cell>
          <table:table-cell table:formula="of:=IF(   [.A1934] &lt; [.$C$5];   &quot;Accel&quot;;   IF(     [.A1934] &lt; [.$C$5] + [.$C$7];     &quot;Cruise&quot;;     IF(       [.A1934] &lt; [.$C$8];       &quot;Decel&quot;;       &quot;Stop&quot;     )   ) )" office:value-type="string" office:string-value="Cruise">
            <text:p>Cruise</text:p>
          </table:table-cell>
          <table:table-cell table:formula="of:=IF(   [.B1934]=&quot;Accel&quot;;   [.$C$1];   IF(     [.B1934]=&quot;Cruise&quot;;     0;     IF([.B1934]=&quot;Decel&quot;; -[.$C$1]; 0)   ) )" office:value-type="float" office:value="0">
            <text:p>0</text:p>
          </table:table-cell>
          <table:table-cell table:formula="of:=IF(   [.B1934]=&quot;Stop&quot;;   0;   MAX(     0;     MIN(       [.$C$2];       [.D1933] + [.C1934] * [.$C$4]     )   ) )" office:value-type="float" office:value="9.75">
            <text:p>9.75</text:p>
          </table:table-cell>
          <table:table-cell table:formula="of:=IF(   [.B1934]=&quot;Stop&quot;;   [.$C$3];   [.E1933] + [.D1934] * [.$C$4] )" office:value-type="float" office:value="92.8199999999973">
            <text:p>92.82</text:p>
          </table:table-cell>
          <table:table-cell table:number-columns-repeated="872"/>
        </table:table-row>
        <table:table-row table:style-name="ro3">
          <table:table-cell table:formula="of:=[.A1934]+[.$C$4]" office:value-type="float" office:value="9.6200000000001">
            <text:p>9.620</text:p>
          </table:table-cell>
          <table:table-cell table:formula="of:=IF(   [.A1935] &lt; [.$C$5];   &quot;Accel&quot;;   IF(     [.A1935] &lt; [.$C$5] + [.$C$7];     &quot;Cruise&quot;;     IF(       [.A1935] &lt; [.$C$8];       &quot;Decel&quot;;       &quot;Stop&quot;     )   ) )" office:value-type="string" office:string-value="Cruise">
            <text:p>Cruise</text:p>
          </table:table-cell>
          <table:table-cell table:formula="of:=IF(   [.B1935]=&quot;Accel&quot;;   [.$C$1];   IF(     [.B1935]=&quot;Cruise&quot;;     0;     IF([.B1935]=&quot;Decel&quot;; -[.$C$1]; 0)   ) )" office:value-type="float" office:value="0">
            <text:p>0</text:p>
          </table:table-cell>
          <table:table-cell table:formula="of:=IF(   [.B1935]=&quot;Stop&quot;;   0;   MAX(     0;     MIN(       [.$C$2];       [.D1934] + [.C1935] * [.$C$4]     )   ) )" office:value-type="float" office:value="9.75">
            <text:p>9.75</text:p>
          </table:table-cell>
          <table:table-cell table:formula="of:=IF(   [.B1935]=&quot;Stop&quot;;   [.$C$3];   [.E1934] + [.D1935] * [.$C$4] )" office:value-type="float" office:value="92.8687499999973">
            <text:p>92.87</text:p>
          </table:table-cell>
          <table:table-cell table:number-columns-repeated="872"/>
        </table:table-row>
        <table:table-row table:style-name="ro3">
          <table:table-cell table:formula="of:=[.A1935]+[.$C$4]" office:value-type="float" office:value="9.62500000000011">
            <text:p>9.625</text:p>
          </table:table-cell>
          <table:table-cell table:formula="of:=IF(   [.A1936] &lt; [.$C$5];   &quot;Accel&quot;;   IF(     [.A1936] &lt; [.$C$5] + [.$C$7];     &quot;Cruise&quot;;     IF(       [.A1936] &lt; [.$C$8];       &quot;Decel&quot;;       &quot;Stop&quot;     )   ) )" office:value-type="string" office:string-value="Cruise">
            <text:p>Cruise</text:p>
          </table:table-cell>
          <table:table-cell table:formula="of:=IF(   [.B1936]=&quot;Accel&quot;;   [.$C$1];   IF(     [.B1936]=&quot;Cruise&quot;;     0;     IF([.B1936]=&quot;Decel&quot;; -[.$C$1]; 0)   ) )" office:value-type="float" office:value="0">
            <text:p>0</text:p>
          </table:table-cell>
          <table:table-cell table:formula="of:=IF(   [.B1936]=&quot;Stop&quot;;   0;   MAX(     0;     MIN(       [.$C$2];       [.D1935] + [.C1936] * [.$C$4]     )   ) )" office:value-type="float" office:value="9.75">
            <text:p>9.75</text:p>
          </table:table-cell>
          <table:table-cell table:formula="of:=IF(   [.B1936]=&quot;Stop&quot;;   [.$C$3];   [.E1935] + [.D1936] * [.$C$4] )" office:value-type="float" office:value="92.9174999999973">
            <text:p>92.92</text:p>
          </table:table-cell>
          <table:table-cell table:number-columns-repeated="872"/>
        </table:table-row>
        <table:table-row table:style-name="ro3">
          <table:table-cell table:formula="of:=[.A1936]+[.$C$4]" office:value-type="float" office:value="9.63000000000011">
            <text:p>9.630</text:p>
          </table:table-cell>
          <table:table-cell table:formula="of:=IF(   [.A1937] &lt; [.$C$5];   &quot;Accel&quot;;   IF(     [.A1937] &lt; [.$C$5] + [.$C$7];     &quot;Cruise&quot;;     IF(       [.A1937] &lt; [.$C$8];       &quot;Decel&quot;;       &quot;Stop&quot;     )   ) )" office:value-type="string" office:string-value="Cruise">
            <text:p>Cruise</text:p>
          </table:table-cell>
          <table:table-cell table:formula="of:=IF(   [.B1937]=&quot;Accel&quot;;   [.$C$1];   IF(     [.B1937]=&quot;Cruise&quot;;     0;     IF([.B1937]=&quot;Decel&quot;; -[.$C$1]; 0)   ) )" office:value-type="float" office:value="0">
            <text:p>0</text:p>
          </table:table-cell>
          <table:table-cell table:formula="of:=IF(   [.B1937]=&quot;Stop&quot;;   0;   MAX(     0;     MIN(       [.$C$2];       [.D1936] + [.C1937] * [.$C$4]     )   ) )" office:value-type="float" office:value="9.75">
            <text:p>9.75</text:p>
          </table:table-cell>
          <table:table-cell table:formula="of:=IF(   [.B1937]=&quot;Stop&quot;;   [.$C$3];   [.E1936] + [.D1937] * [.$C$4] )" office:value-type="float" office:value="92.9662499999973">
            <text:p>92.97</text:p>
          </table:table-cell>
          <table:table-cell table:number-columns-repeated="872"/>
        </table:table-row>
        <table:table-row table:style-name="ro3">
          <table:table-cell table:formula="of:=[.A1937]+[.$C$4]" office:value-type="float" office:value="9.63500000000011">
            <text:p>9.635</text:p>
          </table:table-cell>
          <table:table-cell table:formula="of:=IF(   [.A1938] &lt; [.$C$5];   &quot;Accel&quot;;   IF(     [.A1938] &lt; [.$C$5] + [.$C$7];     &quot;Cruise&quot;;     IF(       [.A1938] &lt; [.$C$8];       &quot;Decel&quot;;       &quot;Stop&quot;     )   ) )" office:value-type="string" office:string-value="Cruise">
            <text:p>Cruise</text:p>
          </table:table-cell>
          <table:table-cell table:formula="of:=IF(   [.B1938]=&quot;Accel&quot;;   [.$C$1];   IF(     [.B1938]=&quot;Cruise&quot;;     0;     IF([.B1938]=&quot;Decel&quot;; -[.$C$1]; 0)   ) )" office:value-type="float" office:value="0">
            <text:p>0</text:p>
          </table:table-cell>
          <table:table-cell table:formula="of:=IF(   [.B1938]=&quot;Stop&quot;;   0;   MAX(     0;     MIN(       [.$C$2];       [.D1937] + [.C1938] * [.$C$4]     )   ) )" office:value-type="float" office:value="9.75">
            <text:p>9.75</text:p>
          </table:table-cell>
          <table:table-cell table:formula="of:=IF(   [.B1938]=&quot;Stop&quot;;   [.$C$3];   [.E1937] + [.D1938] * [.$C$4] )" office:value-type="float" office:value="93.0149999999973">
            <text:p>93.01</text:p>
          </table:table-cell>
          <table:table-cell table:number-columns-repeated="872"/>
        </table:table-row>
        <table:table-row table:style-name="ro3">
          <table:table-cell table:formula="of:=[.A1938]+[.$C$4]" office:value-type="float" office:value="9.64000000000011">
            <text:p>9.640</text:p>
          </table:table-cell>
          <table:table-cell table:formula="of:=IF(   [.A1939] &lt; [.$C$5];   &quot;Accel&quot;;   IF(     [.A1939] &lt; [.$C$5] + [.$C$7];     &quot;Cruise&quot;;     IF(       [.A1939] &lt; [.$C$8];       &quot;Decel&quot;;       &quot;Stop&quot;     )   ) )" office:value-type="string" office:string-value="Cruise">
            <text:p>Cruise</text:p>
          </table:table-cell>
          <table:table-cell table:formula="of:=IF(   [.B1939]=&quot;Accel&quot;;   [.$C$1];   IF(     [.B1939]=&quot;Cruise&quot;;     0;     IF([.B1939]=&quot;Decel&quot;; -[.$C$1]; 0)   ) )" office:value-type="float" office:value="0">
            <text:p>0</text:p>
          </table:table-cell>
          <table:table-cell table:formula="of:=IF(   [.B1939]=&quot;Stop&quot;;   0;   MAX(     0;     MIN(       [.$C$2];       [.D1938] + [.C1939] * [.$C$4]     )   ) )" office:value-type="float" office:value="9.75">
            <text:p>9.75</text:p>
          </table:table-cell>
          <table:table-cell table:formula="of:=IF(   [.B1939]=&quot;Stop&quot;;   [.$C$3];   [.E1938] + [.D1939] * [.$C$4] )" office:value-type="float" office:value="93.0637499999973">
            <text:p>93.06</text:p>
          </table:table-cell>
          <table:table-cell table:number-columns-repeated="872"/>
        </table:table-row>
        <table:table-row table:style-name="ro3">
          <table:table-cell table:formula="of:=[.A1939]+[.$C$4]" office:value-type="float" office:value="9.64500000000011">
            <text:p>9.645</text:p>
          </table:table-cell>
          <table:table-cell table:formula="of:=IF(   [.A1940] &lt; [.$C$5];   &quot;Accel&quot;;   IF(     [.A1940] &lt; [.$C$5] + [.$C$7];     &quot;Cruise&quot;;     IF(       [.A1940] &lt; [.$C$8];       &quot;Decel&quot;;       &quot;Stop&quot;     )   ) )" office:value-type="string" office:string-value="Cruise">
            <text:p>Cruise</text:p>
          </table:table-cell>
          <table:table-cell table:formula="of:=IF(   [.B1940]=&quot;Accel&quot;;   [.$C$1];   IF(     [.B1940]=&quot;Cruise&quot;;     0;     IF([.B1940]=&quot;Decel&quot;; -[.$C$1]; 0)   ) )" office:value-type="float" office:value="0">
            <text:p>0</text:p>
          </table:table-cell>
          <table:table-cell table:formula="of:=IF(   [.B1940]=&quot;Stop&quot;;   0;   MAX(     0;     MIN(       [.$C$2];       [.D1939] + [.C1940] * [.$C$4]     )   ) )" office:value-type="float" office:value="9.75">
            <text:p>9.75</text:p>
          </table:table-cell>
          <table:table-cell table:formula="of:=IF(   [.B1940]=&quot;Stop&quot;;   [.$C$3];   [.E1939] + [.D1940] * [.$C$4] )" office:value-type="float" office:value="93.1124999999973">
            <text:p>93.11</text:p>
          </table:table-cell>
          <table:table-cell table:number-columns-repeated="872"/>
        </table:table-row>
        <table:table-row table:style-name="ro3">
          <table:table-cell table:formula="of:=[.A1940]+[.$C$4]" office:value-type="float" office:value="9.65000000000011">
            <text:p>9.650</text:p>
          </table:table-cell>
          <table:table-cell table:formula="of:=IF(   [.A1941] &lt; [.$C$5];   &quot;Accel&quot;;   IF(     [.A1941] &lt; [.$C$5] + [.$C$7];     &quot;Cruise&quot;;     IF(       [.A1941] &lt; [.$C$8];       &quot;Decel&quot;;       &quot;Stop&quot;     )   ) )" office:value-type="string" office:string-value="Cruise">
            <text:p>Cruise</text:p>
          </table:table-cell>
          <table:table-cell table:formula="of:=IF(   [.B1941]=&quot;Accel&quot;;   [.$C$1];   IF(     [.B1941]=&quot;Cruise&quot;;     0;     IF([.B1941]=&quot;Decel&quot;; -[.$C$1]; 0)   ) )" office:value-type="float" office:value="0">
            <text:p>0</text:p>
          </table:table-cell>
          <table:table-cell table:formula="of:=IF(   [.B1941]=&quot;Stop&quot;;   0;   MAX(     0;     MIN(       [.$C$2];       [.D1940] + [.C1941] * [.$C$4]     )   ) )" office:value-type="float" office:value="9.75">
            <text:p>9.75</text:p>
          </table:table-cell>
          <table:table-cell table:formula="of:=IF(   [.B1941]=&quot;Stop&quot;;   [.$C$3];   [.E1940] + [.D1941] * [.$C$4] )" office:value-type="float" office:value="93.1612499999973">
            <text:p>93.16</text:p>
          </table:table-cell>
          <table:table-cell table:number-columns-repeated="872"/>
        </table:table-row>
        <table:table-row table:style-name="ro3">
          <table:table-cell table:formula="of:=[.A1941]+[.$C$4]" office:value-type="float" office:value="9.65500000000011">
            <text:p>9.655</text:p>
          </table:table-cell>
          <table:table-cell table:formula="of:=IF(   [.A1942] &lt; [.$C$5];   &quot;Accel&quot;;   IF(     [.A1942] &lt; [.$C$5] + [.$C$7];     &quot;Cruise&quot;;     IF(       [.A1942] &lt; [.$C$8];       &quot;Decel&quot;;       &quot;Stop&quot;     )   ) )" office:value-type="string" office:string-value="Cruise">
            <text:p>Cruise</text:p>
          </table:table-cell>
          <table:table-cell table:formula="of:=IF(   [.B1942]=&quot;Accel&quot;;   [.$C$1];   IF(     [.B1942]=&quot;Cruise&quot;;     0;     IF([.B1942]=&quot;Decel&quot;; -[.$C$1]; 0)   ) )" office:value-type="float" office:value="0">
            <text:p>0</text:p>
          </table:table-cell>
          <table:table-cell table:formula="of:=IF(   [.B1942]=&quot;Stop&quot;;   0;   MAX(     0;     MIN(       [.$C$2];       [.D1941] + [.C1942] * [.$C$4]     )   ) )" office:value-type="float" office:value="9.75">
            <text:p>9.75</text:p>
          </table:table-cell>
          <table:table-cell table:formula="of:=IF(   [.B1942]=&quot;Stop&quot;;   [.$C$3];   [.E1941] + [.D1942] * [.$C$4] )" office:value-type="float" office:value="93.2099999999973">
            <text:p>93.21</text:p>
          </table:table-cell>
          <table:table-cell table:number-columns-repeated="872"/>
        </table:table-row>
        <table:table-row table:style-name="ro3">
          <table:table-cell table:formula="of:=[.A1942]+[.$C$4]" office:value-type="float" office:value="9.66000000000011">
            <text:p>9.660</text:p>
          </table:table-cell>
          <table:table-cell table:formula="of:=IF(   [.A1943] &lt; [.$C$5];   &quot;Accel&quot;;   IF(     [.A1943] &lt; [.$C$5] + [.$C$7];     &quot;Cruise&quot;;     IF(       [.A1943] &lt; [.$C$8];       &quot;Decel&quot;;       &quot;Stop&quot;     )   ) )" office:value-type="string" office:string-value="Cruise">
            <text:p>Cruise</text:p>
          </table:table-cell>
          <table:table-cell table:formula="of:=IF(   [.B1943]=&quot;Accel&quot;;   [.$C$1];   IF(     [.B1943]=&quot;Cruise&quot;;     0;     IF([.B1943]=&quot;Decel&quot;; -[.$C$1]; 0)   ) )" office:value-type="float" office:value="0">
            <text:p>0</text:p>
          </table:table-cell>
          <table:table-cell table:formula="of:=IF(   [.B1943]=&quot;Stop&quot;;   0;   MAX(     0;     MIN(       [.$C$2];       [.D1942] + [.C1943] * [.$C$4]     )   ) )" office:value-type="float" office:value="9.75">
            <text:p>9.75</text:p>
          </table:table-cell>
          <table:table-cell table:formula="of:=IF(   [.B1943]=&quot;Stop&quot;;   [.$C$3];   [.E1942] + [.D1943] * [.$C$4] )" office:value-type="float" office:value="93.2587499999973">
            <text:p>93.26</text:p>
          </table:table-cell>
          <table:table-cell table:number-columns-repeated="872"/>
        </table:table-row>
        <table:table-row table:style-name="ro3">
          <table:table-cell table:formula="of:=[.A1943]+[.$C$4]" office:value-type="float" office:value="9.66500000000011">
            <text:p>9.665</text:p>
          </table:table-cell>
          <table:table-cell table:formula="of:=IF(   [.A1944] &lt; [.$C$5];   &quot;Accel&quot;;   IF(     [.A1944] &lt; [.$C$5] + [.$C$7];     &quot;Cruise&quot;;     IF(       [.A1944] &lt; [.$C$8];       &quot;Decel&quot;;       &quot;Stop&quot;     )   ) )" office:value-type="string" office:string-value="Cruise">
            <text:p>Cruise</text:p>
          </table:table-cell>
          <table:table-cell table:formula="of:=IF(   [.B1944]=&quot;Accel&quot;;   [.$C$1];   IF(     [.B1944]=&quot;Cruise&quot;;     0;     IF([.B1944]=&quot;Decel&quot;; -[.$C$1]; 0)   ) )" office:value-type="float" office:value="0">
            <text:p>0</text:p>
          </table:table-cell>
          <table:table-cell table:formula="of:=IF(   [.B1944]=&quot;Stop&quot;;   0;   MAX(     0;     MIN(       [.$C$2];       [.D1943] + [.C1944] * [.$C$4]     )   ) )" office:value-type="float" office:value="9.75">
            <text:p>9.75</text:p>
          </table:table-cell>
          <table:table-cell table:formula="of:=IF(   [.B1944]=&quot;Stop&quot;;   [.$C$3];   [.E1943] + [.D1944] * [.$C$4] )" office:value-type="float" office:value="93.3074999999973">
            <text:p>93.31</text:p>
          </table:table-cell>
          <table:table-cell table:number-columns-repeated="872"/>
        </table:table-row>
        <table:table-row table:style-name="ro3">
          <table:table-cell table:formula="of:=[.A1944]+[.$C$4]" office:value-type="float" office:value="9.67000000000011">
            <text:p>9.670</text:p>
          </table:table-cell>
          <table:table-cell table:formula="of:=IF(   [.A1945] &lt; [.$C$5];   &quot;Accel&quot;;   IF(     [.A1945] &lt; [.$C$5] + [.$C$7];     &quot;Cruise&quot;;     IF(       [.A1945] &lt; [.$C$8];       &quot;Decel&quot;;       &quot;Stop&quot;     )   ) )" office:value-type="string" office:string-value="Cruise">
            <text:p>Cruise</text:p>
          </table:table-cell>
          <table:table-cell table:formula="of:=IF(   [.B1945]=&quot;Accel&quot;;   [.$C$1];   IF(     [.B1945]=&quot;Cruise&quot;;     0;     IF([.B1945]=&quot;Decel&quot;; -[.$C$1]; 0)   ) )" office:value-type="float" office:value="0">
            <text:p>0</text:p>
          </table:table-cell>
          <table:table-cell table:formula="of:=IF(   [.B1945]=&quot;Stop&quot;;   0;   MAX(     0;     MIN(       [.$C$2];       [.D1944] + [.C1945] * [.$C$4]     )   ) )" office:value-type="float" office:value="9.75">
            <text:p>9.75</text:p>
          </table:table-cell>
          <table:table-cell table:formula="of:=IF(   [.B1945]=&quot;Stop&quot;;   [.$C$3];   [.E1944] + [.D1945] * [.$C$4] )" office:value-type="float" office:value="93.3562499999973">
            <text:p>93.36</text:p>
          </table:table-cell>
          <table:table-cell table:number-columns-repeated="872"/>
        </table:table-row>
        <table:table-row table:style-name="ro3">
          <table:table-cell table:formula="of:=[.A1945]+[.$C$4]" office:value-type="float" office:value="9.67500000000011">
            <text:p>9.675</text:p>
          </table:table-cell>
          <table:table-cell table:formula="of:=IF(   [.A1946] &lt; [.$C$5];   &quot;Accel&quot;;   IF(     [.A1946] &lt; [.$C$5] + [.$C$7];     &quot;Cruise&quot;;     IF(       [.A1946] &lt; [.$C$8];       &quot;Decel&quot;;       &quot;Stop&quot;     )   ) )" office:value-type="string" office:string-value="Cruise">
            <text:p>Cruise</text:p>
          </table:table-cell>
          <table:table-cell table:formula="of:=IF(   [.B1946]=&quot;Accel&quot;;   [.$C$1];   IF(     [.B1946]=&quot;Cruise&quot;;     0;     IF([.B1946]=&quot;Decel&quot;; -[.$C$1]; 0)   ) )" office:value-type="float" office:value="0">
            <text:p>0</text:p>
          </table:table-cell>
          <table:table-cell table:formula="of:=IF(   [.B1946]=&quot;Stop&quot;;   0;   MAX(     0;     MIN(       [.$C$2];       [.D1945] + [.C1946] * [.$C$4]     )   ) )" office:value-type="float" office:value="9.75">
            <text:p>9.75</text:p>
          </table:table-cell>
          <table:table-cell table:formula="of:=IF(   [.B1946]=&quot;Stop&quot;;   [.$C$3];   [.E1945] + [.D1946] * [.$C$4] )" office:value-type="float" office:value="93.4049999999973">
            <text:p>93.40</text:p>
          </table:table-cell>
          <table:table-cell table:number-columns-repeated="872"/>
        </table:table-row>
        <table:table-row table:style-name="ro3">
          <table:table-cell table:formula="of:=[.A1946]+[.$C$4]" office:value-type="float" office:value="9.68000000000011">
            <text:p>9.680</text:p>
          </table:table-cell>
          <table:table-cell table:formula="of:=IF(   [.A1947] &lt; [.$C$5];   &quot;Accel&quot;;   IF(     [.A1947] &lt; [.$C$5] + [.$C$7];     &quot;Cruise&quot;;     IF(       [.A1947] &lt; [.$C$8];       &quot;Decel&quot;;       &quot;Stop&quot;     )   ) )" office:value-type="string" office:string-value="Cruise">
            <text:p>Cruise</text:p>
          </table:table-cell>
          <table:table-cell table:formula="of:=IF(   [.B1947]=&quot;Accel&quot;;   [.$C$1];   IF(     [.B1947]=&quot;Cruise&quot;;     0;     IF([.B1947]=&quot;Decel&quot;; -[.$C$1]; 0)   ) )" office:value-type="float" office:value="0">
            <text:p>0</text:p>
          </table:table-cell>
          <table:table-cell table:formula="of:=IF(   [.B1947]=&quot;Stop&quot;;   0;   MAX(     0;     MIN(       [.$C$2];       [.D1946] + [.C1947] * [.$C$4]     )   ) )" office:value-type="float" office:value="9.75">
            <text:p>9.75</text:p>
          </table:table-cell>
          <table:table-cell table:formula="of:=IF(   [.B1947]=&quot;Stop&quot;;   [.$C$3];   [.E1946] + [.D1947] * [.$C$4] )" office:value-type="float" office:value="93.4537499999973">
            <text:p>93.45</text:p>
          </table:table-cell>
          <table:table-cell table:number-columns-repeated="872"/>
        </table:table-row>
        <table:table-row table:style-name="ro3">
          <table:table-cell table:formula="of:=[.A1947]+[.$C$4]" office:value-type="float" office:value="9.68500000000011">
            <text:p>9.685</text:p>
          </table:table-cell>
          <table:table-cell table:formula="of:=IF(   [.A1948] &lt; [.$C$5];   &quot;Accel&quot;;   IF(     [.A1948] &lt; [.$C$5] + [.$C$7];     &quot;Cruise&quot;;     IF(       [.A1948] &lt; [.$C$8];       &quot;Decel&quot;;       &quot;Stop&quot;     )   ) )" office:value-type="string" office:string-value="Cruise">
            <text:p>Cruise</text:p>
          </table:table-cell>
          <table:table-cell table:formula="of:=IF(   [.B1948]=&quot;Accel&quot;;   [.$C$1];   IF(     [.B1948]=&quot;Cruise&quot;;     0;     IF([.B1948]=&quot;Decel&quot;; -[.$C$1]; 0)   ) )" office:value-type="float" office:value="0">
            <text:p>0</text:p>
          </table:table-cell>
          <table:table-cell table:formula="of:=IF(   [.B1948]=&quot;Stop&quot;;   0;   MAX(     0;     MIN(       [.$C$2];       [.D1947] + [.C1948] * [.$C$4]     )   ) )" office:value-type="float" office:value="9.75">
            <text:p>9.75</text:p>
          </table:table-cell>
          <table:table-cell table:formula="of:=IF(   [.B1948]=&quot;Stop&quot;;   [.$C$3];   [.E1947] + [.D1948] * [.$C$4] )" office:value-type="float" office:value="93.5024999999973">
            <text:p>93.50</text:p>
          </table:table-cell>
          <table:table-cell table:number-columns-repeated="872"/>
        </table:table-row>
        <table:table-row table:style-name="ro3">
          <table:table-cell table:formula="of:=[.A1948]+[.$C$4]" office:value-type="float" office:value="9.69000000000012">
            <text:p>9.690</text:p>
          </table:table-cell>
          <table:table-cell table:formula="of:=IF(   [.A1949] &lt; [.$C$5];   &quot;Accel&quot;;   IF(     [.A1949] &lt; [.$C$5] + [.$C$7];     &quot;Cruise&quot;;     IF(       [.A1949] &lt; [.$C$8];       &quot;Decel&quot;;       &quot;Stop&quot;     )   ) )" office:value-type="string" office:string-value="Cruise">
            <text:p>Cruise</text:p>
          </table:table-cell>
          <table:table-cell table:formula="of:=IF(   [.B1949]=&quot;Accel&quot;;   [.$C$1];   IF(     [.B1949]=&quot;Cruise&quot;;     0;     IF([.B1949]=&quot;Decel&quot;; -[.$C$1]; 0)   ) )" office:value-type="float" office:value="0">
            <text:p>0</text:p>
          </table:table-cell>
          <table:table-cell table:formula="of:=IF(   [.B1949]=&quot;Stop&quot;;   0;   MAX(     0;     MIN(       [.$C$2];       [.D1948] + [.C1949] * [.$C$4]     )   ) )" office:value-type="float" office:value="9.75">
            <text:p>9.75</text:p>
          </table:table-cell>
          <table:table-cell table:formula="of:=IF(   [.B1949]=&quot;Stop&quot;;   [.$C$3];   [.E1948] + [.D1949] * [.$C$4] )" office:value-type="float" office:value="93.5512499999973">
            <text:p>93.55</text:p>
          </table:table-cell>
          <table:table-cell table:number-columns-repeated="872"/>
        </table:table-row>
        <table:table-row table:style-name="ro3">
          <table:table-cell table:formula="of:=[.A1949]+[.$C$4]" office:value-type="float" office:value="9.69500000000012">
            <text:p>9.695</text:p>
          </table:table-cell>
          <table:table-cell table:formula="of:=IF(   [.A1950] &lt; [.$C$5];   &quot;Accel&quot;;   IF(     [.A1950] &lt; [.$C$5] + [.$C$7];     &quot;Cruise&quot;;     IF(       [.A1950] &lt; [.$C$8];       &quot;Decel&quot;;       &quot;Stop&quot;     )   ) )" office:value-type="string" office:string-value="Cruise">
            <text:p>Cruise</text:p>
          </table:table-cell>
          <table:table-cell table:formula="of:=IF(   [.B1950]=&quot;Accel&quot;;   [.$C$1];   IF(     [.B1950]=&quot;Cruise&quot;;     0;     IF([.B1950]=&quot;Decel&quot;; -[.$C$1]; 0)   ) )" office:value-type="float" office:value="0">
            <text:p>0</text:p>
          </table:table-cell>
          <table:table-cell table:formula="of:=IF(   [.B1950]=&quot;Stop&quot;;   0;   MAX(     0;     MIN(       [.$C$2];       [.D1949] + [.C1950] * [.$C$4]     )   ) )" office:value-type="float" office:value="9.75">
            <text:p>9.75</text:p>
          </table:table-cell>
          <table:table-cell table:formula="of:=IF(   [.B1950]=&quot;Stop&quot;;   [.$C$3];   [.E1949] + [.D1950] * [.$C$4] )" office:value-type="float" office:value="93.5999999999973">
            <text:p>93.60</text:p>
          </table:table-cell>
          <table:table-cell table:number-columns-repeated="872"/>
        </table:table-row>
        <table:table-row table:style-name="ro3">
          <table:table-cell table:formula="of:=[.A1950]+[.$C$4]" office:value-type="float" office:value="9.70000000000012">
            <text:p>9.700</text:p>
          </table:table-cell>
          <table:table-cell table:formula="of:=IF(   [.A1951] &lt; [.$C$5];   &quot;Accel&quot;;   IF(     [.A1951] &lt; [.$C$5] + [.$C$7];     &quot;Cruise&quot;;     IF(       [.A1951] &lt; [.$C$8];       &quot;Decel&quot;;       &quot;Stop&quot;     )   ) )" office:value-type="string" office:string-value="Cruise">
            <text:p>Cruise</text:p>
          </table:table-cell>
          <table:table-cell table:formula="of:=IF(   [.B1951]=&quot;Accel&quot;;   [.$C$1];   IF(     [.B1951]=&quot;Cruise&quot;;     0;     IF([.B1951]=&quot;Decel&quot;; -[.$C$1]; 0)   ) )" office:value-type="float" office:value="0">
            <text:p>0</text:p>
          </table:table-cell>
          <table:table-cell table:formula="of:=IF(   [.B1951]=&quot;Stop&quot;;   0;   MAX(     0;     MIN(       [.$C$2];       [.D1950] + [.C1951] * [.$C$4]     )   ) )" office:value-type="float" office:value="9.75">
            <text:p>9.75</text:p>
          </table:table-cell>
          <table:table-cell table:formula="of:=IF(   [.B1951]=&quot;Stop&quot;;   [.$C$3];   [.E1950] + [.D1951] * [.$C$4] )" office:value-type="float" office:value="93.6487499999973">
            <text:p>93.65</text:p>
          </table:table-cell>
          <table:table-cell table:number-columns-repeated="872"/>
        </table:table-row>
        <table:table-row table:style-name="ro3">
          <table:table-cell table:formula="of:=[.A1951]+[.$C$4]" office:value-type="float" office:value="9.70500000000012">
            <text:p>9.705</text:p>
          </table:table-cell>
          <table:table-cell table:formula="of:=IF(   [.A1952] &lt; [.$C$5];   &quot;Accel&quot;;   IF(     [.A1952] &lt; [.$C$5] + [.$C$7];     &quot;Cruise&quot;;     IF(       [.A1952] &lt; [.$C$8];       &quot;Decel&quot;;       &quot;Stop&quot;     )   ) )" office:value-type="string" office:string-value="Cruise">
            <text:p>Cruise</text:p>
          </table:table-cell>
          <table:table-cell table:formula="of:=IF(   [.B1952]=&quot;Accel&quot;;   [.$C$1];   IF(     [.B1952]=&quot;Cruise&quot;;     0;     IF([.B1952]=&quot;Decel&quot;; -[.$C$1]; 0)   ) )" office:value-type="float" office:value="0">
            <text:p>0</text:p>
          </table:table-cell>
          <table:table-cell table:formula="of:=IF(   [.B1952]=&quot;Stop&quot;;   0;   MAX(     0;     MIN(       [.$C$2];       [.D1951] + [.C1952] * [.$C$4]     )   ) )" office:value-type="float" office:value="9.75">
            <text:p>9.75</text:p>
          </table:table-cell>
          <table:table-cell table:formula="of:=IF(   [.B1952]=&quot;Stop&quot;;   [.$C$3];   [.E1951] + [.D1952] * [.$C$4] )" office:value-type="float" office:value="93.6974999999973">
            <text:p>93.70</text:p>
          </table:table-cell>
          <table:table-cell table:number-columns-repeated="872"/>
        </table:table-row>
        <table:table-row table:style-name="ro3">
          <table:table-cell table:formula="of:=[.A1952]+[.$C$4]" office:value-type="float" office:value="9.71000000000012">
            <text:p>9.710</text:p>
          </table:table-cell>
          <table:table-cell table:formula="of:=IF(   [.A1953] &lt; [.$C$5];   &quot;Accel&quot;;   IF(     [.A1953] &lt; [.$C$5] + [.$C$7];     &quot;Cruise&quot;;     IF(       [.A1953] &lt; [.$C$8];       &quot;Decel&quot;;       &quot;Stop&quot;     )   ) )" office:value-type="string" office:string-value="Cruise">
            <text:p>Cruise</text:p>
          </table:table-cell>
          <table:table-cell table:formula="of:=IF(   [.B1953]=&quot;Accel&quot;;   [.$C$1];   IF(     [.B1953]=&quot;Cruise&quot;;     0;     IF([.B1953]=&quot;Decel&quot;; -[.$C$1]; 0)   ) )" office:value-type="float" office:value="0">
            <text:p>0</text:p>
          </table:table-cell>
          <table:table-cell table:formula="of:=IF(   [.B1953]=&quot;Stop&quot;;   0;   MAX(     0;     MIN(       [.$C$2];       [.D1952] + [.C1953] * [.$C$4]     )   ) )" office:value-type="float" office:value="9.75">
            <text:p>9.75</text:p>
          </table:table-cell>
          <table:table-cell table:formula="of:=IF(   [.B1953]=&quot;Stop&quot;;   [.$C$3];   [.E1952] + [.D1953] * [.$C$4] )" office:value-type="float" office:value="93.7462499999973">
            <text:p>93.75</text:p>
          </table:table-cell>
          <table:table-cell table:number-columns-repeated="872"/>
        </table:table-row>
        <table:table-row table:style-name="ro3">
          <table:table-cell table:formula="of:=[.A1953]+[.$C$4]" office:value-type="float" office:value="9.71500000000012">
            <text:p>9.715</text:p>
          </table:table-cell>
          <table:table-cell table:formula="of:=IF(   [.A1954] &lt; [.$C$5];   &quot;Accel&quot;;   IF(     [.A1954] &lt; [.$C$5] + [.$C$7];     &quot;Cruise&quot;;     IF(       [.A1954] &lt; [.$C$8];       &quot;Decel&quot;;       &quot;Stop&quot;     )   ) )" office:value-type="string" office:string-value="Cruise">
            <text:p>Cruise</text:p>
          </table:table-cell>
          <table:table-cell table:formula="of:=IF(   [.B1954]=&quot;Accel&quot;;   [.$C$1];   IF(     [.B1954]=&quot;Cruise&quot;;     0;     IF([.B1954]=&quot;Decel&quot;; -[.$C$1]; 0)   ) )" office:value-type="float" office:value="0">
            <text:p>0</text:p>
          </table:table-cell>
          <table:table-cell table:formula="of:=IF(   [.B1954]=&quot;Stop&quot;;   0;   MAX(     0;     MIN(       [.$C$2];       [.D1953] + [.C1954] * [.$C$4]     )   ) )" office:value-type="float" office:value="9.75">
            <text:p>9.75</text:p>
          </table:table-cell>
          <table:table-cell table:formula="of:=IF(   [.B1954]=&quot;Stop&quot;;   [.$C$3];   [.E1953] + [.D1954] * [.$C$4] )" office:value-type="float" office:value="93.7949999999973">
            <text:p>93.79</text:p>
          </table:table-cell>
          <table:table-cell table:number-columns-repeated="872"/>
        </table:table-row>
        <table:table-row table:style-name="ro3">
          <table:table-cell table:formula="of:=[.A1954]+[.$C$4]" office:value-type="float" office:value="9.72000000000012">
            <text:p>9.720</text:p>
          </table:table-cell>
          <table:table-cell table:formula="of:=IF(   [.A1955] &lt; [.$C$5];   &quot;Accel&quot;;   IF(     [.A1955] &lt; [.$C$5] + [.$C$7];     &quot;Cruise&quot;;     IF(       [.A1955] &lt; [.$C$8];       &quot;Decel&quot;;       &quot;Stop&quot;     )   ) )" office:value-type="string" office:string-value="Cruise">
            <text:p>Cruise</text:p>
          </table:table-cell>
          <table:table-cell table:formula="of:=IF(   [.B1955]=&quot;Accel&quot;;   [.$C$1];   IF(     [.B1955]=&quot;Cruise&quot;;     0;     IF([.B1955]=&quot;Decel&quot;; -[.$C$1]; 0)   ) )" office:value-type="float" office:value="0">
            <text:p>0</text:p>
          </table:table-cell>
          <table:table-cell table:formula="of:=IF(   [.B1955]=&quot;Stop&quot;;   0;   MAX(     0;     MIN(       [.$C$2];       [.D1954] + [.C1955] * [.$C$4]     )   ) )" office:value-type="float" office:value="9.75">
            <text:p>9.75</text:p>
          </table:table-cell>
          <table:table-cell table:formula="of:=IF(   [.B1955]=&quot;Stop&quot;;   [.$C$3];   [.E1954] + [.D1955] * [.$C$4] )" office:value-type="float" office:value="93.8437499999973">
            <text:p>93.84</text:p>
          </table:table-cell>
          <table:table-cell table:number-columns-repeated="872"/>
        </table:table-row>
        <table:table-row table:style-name="ro3">
          <table:table-cell table:formula="of:=[.A1955]+[.$C$4]" office:value-type="float" office:value="9.72500000000012">
            <text:p>9.725</text:p>
          </table:table-cell>
          <table:table-cell table:formula="of:=IF(   [.A1956] &lt; [.$C$5];   &quot;Accel&quot;;   IF(     [.A1956] &lt; [.$C$5] + [.$C$7];     &quot;Cruise&quot;;     IF(       [.A1956] &lt; [.$C$8];       &quot;Decel&quot;;       &quot;Stop&quot;     )   ) )" office:value-type="string" office:string-value="Cruise">
            <text:p>Cruise</text:p>
          </table:table-cell>
          <table:table-cell table:formula="of:=IF(   [.B1956]=&quot;Accel&quot;;   [.$C$1];   IF(     [.B1956]=&quot;Cruise&quot;;     0;     IF([.B1956]=&quot;Decel&quot;; -[.$C$1]; 0)   ) )" office:value-type="float" office:value="0">
            <text:p>0</text:p>
          </table:table-cell>
          <table:table-cell table:formula="of:=IF(   [.B1956]=&quot;Stop&quot;;   0;   MAX(     0;     MIN(       [.$C$2];       [.D1955] + [.C1956] * [.$C$4]     )   ) )" office:value-type="float" office:value="9.75">
            <text:p>9.75</text:p>
          </table:table-cell>
          <table:table-cell table:formula="of:=IF(   [.B1956]=&quot;Stop&quot;;   [.$C$3];   [.E1955] + [.D1956] * [.$C$4] )" office:value-type="float" office:value="93.8924999999973">
            <text:p>93.89</text:p>
          </table:table-cell>
          <table:table-cell table:number-columns-repeated="872"/>
        </table:table-row>
        <table:table-row table:style-name="ro3">
          <table:table-cell table:formula="of:=[.A1956]+[.$C$4]" office:value-type="float" office:value="9.73000000000012">
            <text:p>9.730</text:p>
          </table:table-cell>
          <table:table-cell table:formula="of:=IF(   [.A1957] &lt; [.$C$5];   &quot;Accel&quot;;   IF(     [.A1957] &lt; [.$C$5] + [.$C$7];     &quot;Cruise&quot;;     IF(       [.A1957] &lt; [.$C$8];       &quot;Decel&quot;;       &quot;Stop&quot;     )   ) )" office:value-type="string" office:string-value="Cruise">
            <text:p>Cruise</text:p>
          </table:table-cell>
          <table:table-cell table:formula="of:=IF(   [.B1957]=&quot;Accel&quot;;   [.$C$1];   IF(     [.B1957]=&quot;Cruise&quot;;     0;     IF([.B1957]=&quot;Decel&quot;; -[.$C$1]; 0)   ) )" office:value-type="float" office:value="0">
            <text:p>0</text:p>
          </table:table-cell>
          <table:table-cell table:formula="of:=IF(   [.B1957]=&quot;Stop&quot;;   0;   MAX(     0;     MIN(       [.$C$2];       [.D1956] + [.C1957] * [.$C$4]     )   ) )" office:value-type="float" office:value="9.75">
            <text:p>9.75</text:p>
          </table:table-cell>
          <table:table-cell table:formula="of:=IF(   [.B1957]=&quot;Stop&quot;;   [.$C$3];   [.E1956] + [.D1957] * [.$C$4] )" office:value-type="float" office:value="93.9412499999973">
            <text:p>93.94</text:p>
          </table:table-cell>
          <table:table-cell table:number-columns-repeated="872"/>
        </table:table-row>
        <table:table-row table:style-name="ro3">
          <table:table-cell table:formula="of:=[.A1957]+[.$C$4]" office:value-type="float" office:value="9.73500000000012">
            <text:p>9.735</text:p>
          </table:table-cell>
          <table:table-cell table:formula="of:=IF(   [.A1958] &lt; [.$C$5];   &quot;Accel&quot;;   IF(     [.A1958] &lt; [.$C$5] + [.$C$7];     &quot;Cruise&quot;;     IF(       [.A1958] &lt; [.$C$8];       &quot;Decel&quot;;       &quot;Stop&quot;     )   ) )" office:value-type="string" office:string-value="Cruise">
            <text:p>Cruise</text:p>
          </table:table-cell>
          <table:table-cell table:formula="of:=IF(   [.B1958]=&quot;Accel&quot;;   [.$C$1];   IF(     [.B1958]=&quot;Cruise&quot;;     0;     IF([.B1958]=&quot;Decel&quot;; -[.$C$1]; 0)   ) )" office:value-type="float" office:value="0">
            <text:p>0</text:p>
          </table:table-cell>
          <table:table-cell table:formula="of:=IF(   [.B1958]=&quot;Stop&quot;;   0;   MAX(     0;     MIN(       [.$C$2];       [.D1957] + [.C1958] * [.$C$4]     )   ) )" office:value-type="float" office:value="9.75">
            <text:p>9.75</text:p>
          </table:table-cell>
          <table:table-cell table:formula="of:=IF(   [.B1958]=&quot;Stop&quot;;   [.$C$3];   [.E1957] + [.D1958] * [.$C$4] )" office:value-type="float" office:value="93.9899999999973">
            <text:p>93.99</text:p>
          </table:table-cell>
          <table:table-cell table:number-columns-repeated="872"/>
        </table:table-row>
        <table:table-row table:style-name="ro3">
          <table:table-cell table:formula="of:=[.A1958]+[.$C$4]" office:value-type="float" office:value="9.74000000000012">
            <text:p>9.740</text:p>
          </table:table-cell>
          <table:table-cell table:formula="of:=IF(   [.A1959] &lt; [.$C$5];   &quot;Accel&quot;;   IF(     [.A1959] &lt; [.$C$5] + [.$C$7];     &quot;Cruise&quot;;     IF(       [.A1959] &lt; [.$C$8];       &quot;Decel&quot;;       &quot;Stop&quot;     )   ) )" office:value-type="string" office:string-value="Cruise">
            <text:p>Cruise</text:p>
          </table:table-cell>
          <table:table-cell table:formula="of:=IF(   [.B1959]=&quot;Accel&quot;;   [.$C$1];   IF(     [.B1959]=&quot;Cruise&quot;;     0;     IF([.B1959]=&quot;Decel&quot;; -[.$C$1]; 0)   ) )" office:value-type="float" office:value="0">
            <text:p>0</text:p>
          </table:table-cell>
          <table:table-cell table:formula="of:=IF(   [.B1959]=&quot;Stop&quot;;   0;   MAX(     0;     MIN(       [.$C$2];       [.D1958] + [.C1959] * [.$C$4]     )   ) )" office:value-type="float" office:value="9.75">
            <text:p>9.75</text:p>
          </table:table-cell>
          <table:table-cell table:formula="of:=IF(   [.B1959]=&quot;Stop&quot;;   [.$C$3];   [.E1958] + [.D1959] * [.$C$4] )" office:value-type="float" office:value="94.0387499999973">
            <text:p>94.04</text:p>
          </table:table-cell>
          <table:table-cell table:number-columns-repeated="872"/>
        </table:table-row>
        <table:table-row table:style-name="ro3">
          <table:table-cell table:formula="of:=[.A1959]+[.$C$4]" office:value-type="float" office:value="9.74500000000012">
            <text:p>9.745</text:p>
          </table:table-cell>
          <table:table-cell table:formula="of:=IF(   [.A1960] &lt; [.$C$5];   &quot;Accel&quot;;   IF(     [.A1960] &lt; [.$C$5] + [.$C$7];     &quot;Cruise&quot;;     IF(       [.A1960] &lt; [.$C$8];       &quot;Decel&quot;;       &quot;Stop&quot;     )   ) )" office:value-type="string" office:string-value="Cruise">
            <text:p>Cruise</text:p>
          </table:table-cell>
          <table:table-cell table:formula="of:=IF(   [.B1960]=&quot;Accel&quot;;   [.$C$1];   IF(     [.B1960]=&quot;Cruise&quot;;     0;     IF([.B1960]=&quot;Decel&quot;; -[.$C$1]; 0)   ) )" office:value-type="float" office:value="0">
            <text:p>0</text:p>
          </table:table-cell>
          <table:table-cell table:formula="of:=IF(   [.B1960]=&quot;Stop&quot;;   0;   MAX(     0;     MIN(       [.$C$2];       [.D1959] + [.C1960] * [.$C$4]     )   ) )" office:value-type="float" office:value="9.75">
            <text:p>9.75</text:p>
          </table:table-cell>
          <table:table-cell table:formula="of:=IF(   [.B1960]=&quot;Stop&quot;;   [.$C$3];   [.E1959] + [.D1960] * [.$C$4] )" office:value-type="float" office:value="94.0874999999973">
            <text:p>94.09</text:p>
          </table:table-cell>
          <table:table-cell table:number-columns-repeated="872"/>
        </table:table-row>
        <table:table-row table:style-name="ro3">
          <table:table-cell table:formula="of:=[.A1960]+[.$C$4]" office:value-type="float" office:value="9.75000000000012">
            <text:p>9.750</text:p>
          </table:table-cell>
          <table:table-cell table:formula="of:=IF(   [.A1961] &lt; [.$C$5];   &quot;Accel&quot;;   IF(     [.A1961] &lt; [.$C$5] + [.$C$7];     &quot;Cruise&quot;;     IF(       [.A1961] &lt; [.$C$8];       &quot;Decel&quot;;       &quot;Stop&quot;     )   ) )" office:value-type="string" office:string-value="Cruise">
            <text:p>Cruise</text:p>
          </table:table-cell>
          <table:table-cell table:formula="of:=IF(   [.B1961]=&quot;Accel&quot;;   [.$C$1];   IF(     [.B1961]=&quot;Cruise&quot;;     0;     IF([.B1961]=&quot;Decel&quot;; -[.$C$1]; 0)   ) )" office:value-type="float" office:value="0">
            <text:p>0</text:p>
          </table:table-cell>
          <table:table-cell table:formula="of:=IF(   [.B1961]=&quot;Stop&quot;;   0;   MAX(     0;     MIN(       [.$C$2];       [.D1960] + [.C1961] * [.$C$4]     )   ) )" office:value-type="float" office:value="9.75">
            <text:p>9.75</text:p>
          </table:table-cell>
          <table:table-cell table:formula="of:=IF(   [.B1961]=&quot;Stop&quot;;   [.$C$3];   [.E1960] + [.D1961] * [.$C$4] )" office:value-type="float" office:value="94.1362499999973">
            <text:p>94.14</text:p>
          </table:table-cell>
          <table:table-cell table:number-columns-repeated="872"/>
        </table:table-row>
        <table:table-row table:style-name="ro3">
          <table:table-cell table:formula="of:=[.A1961]+[.$C$4]" office:value-type="float" office:value="9.75500000000013">
            <text:p>9.755</text:p>
          </table:table-cell>
          <table:table-cell table:formula="of:=IF(   [.A1962] &lt; [.$C$5];   &quot;Accel&quot;;   IF(     [.A1962] &lt; [.$C$5] + [.$C$7];     &quot;Cruise&quot;;     IF(       [.A1962] &lt; [.$C$8];       &quot;Decel&quot;;       &quot;Stop&quot;     )   ) )" office:value-type="string" office:string-value="Cruise">
            <text:p>Cruise</text:p>
          </table:table-cell>
          <table:table-cell table:formula="of:=IF(   [.B1962]=&quot;Accel&quot;;   [.$C$1];   IF(     [.B1962]=&quot;Cruise&quot;;     0;     IF([.B1962]=&quot;Decel&quot;; -[.$C$1]; 0)   ) )" office:value-type="float" office:value="0">
            <text:p>0</text:p>
          </table:table-cell>
          <table:table-cell table:formula="of:=IF(   [.B1962]=&quot;Stop&quot;;   0;   MAX(     0;     MIN(       [.$C$2];       [.D1961] + [.C1962] * [.$C$4]     )   ) )" office:value-type="float" office:value="9.75">
            <text:p>9.75</text:p>
          </table:table-cell>
          <table:table-cell table:formula="of:=IF(   [.B1962]=&quot;Stop&quot;;   [.$C$3];   [.E1961] + [.D1962] * [.$C$4] )" office:value-type="float" office:value="94.1849999999973">
            <text:p>94.18</text:p>
          </table:table-cell>
          <table:table-cell table:number-columns-repeated="872"/>
        </table:table-row>
        <table:table-row table:style-name="ro3">
          <table:table-cell table:formula="of:=[.A1962]+[.$C$4]" office:value-type="float" office:value="9.76000000000013">
            <text:p>9.760</text:p>
          </table:table-cell>
          <table:table-cell table:formula="of:=IF(   [.A1963] &lt; [.$C$5];   &quot;Accel&quot;;   IF(     [.A1963] &lt; [.$C$5] + [.$C$7];     &quot;Cruise&quot;;     IF(       [.A1963] &lt; [.$C$8];       &quot;Decel&quot;;       &quot;Stop&quot;     )   ) )" office:value-type="string" office:string-value="Cruise">
            <text:p>Cruise</text:p>
          </table:table-cell>
          <table:table-cell table:formula="of:=IF(   [.B1963]=&quot;Accel&quot;;   [.$C$1];   IF(     [.B1963]=&quot;Cruise&quot;;     0;     IF([.B1963]=&quot;Decel&quot;; -[.$C$1]; 0)   ) )" office:value-type="float" office:value="0">
            <text:p>0</text:p>
          </table:table-cell>
          <table:table-cell table:formula="of:=IF(   [.B1963]=&quot;Stop&quot;;   0;   MAX(     0;     MIN(       [.$C$2];       [.D1962] + [.C1963] * [.$C$4]     )   ) )" office:value-type="float" office:value="9.75">
            <text:p>9.75</text:p>
          </table:table-cell>
          <table:table-cell table:formula="of:=IF(   [.B1963]=&quot;Stop&quot;;   [.$C$3];   [.E1962] + [.D1963] * [.$C$4] )" office:value-type="float" office:value="94.2337499999973">
            <text:p>94.23</text:p>
          </table:table-cell>
          <table:table-cell table:number-columns-repeated="872"/>
        </table:table-row>
        <table:table-row table:style-name="ro3">
          <table:table-cell table:formula="of:=[.A1963]+[.$C$4]" office:value-type="float" office:value="9.76500000000013">
            <text:p>9.765</text:p>
          </table:table-cell>
          <table:table-cell table:formula="of:=IF(   [.A1964] &lt; [.$C$5];   &quot;Accel&quot;;   IF(     [.A1964] &lt; [.$C$5] + [.$C$7];     &quot;Cruise&quot;;     IF(       [.A1964] &lt; [.$C$8];       &quot;Decel&quot;;       &quot;Stop&quot;     )   ) )" office:value-type="string" office:string-value="Cruise">
            <text:p>Cruise</text:p>
          </table:table-cell>
          <table:table-cell table:formula="of:=IF(   [.B1964]=&quot;Accel&quot;;   [.$C$1];   IF(     [.B1964]=&quot;Cruise&quot;;     0;     IF([.B1964]=&quot;Decel&quot;; -[.$C$1]; 0)   ) )" office:value-type="float" office:value="0">
            <text:p>0</text:p>
          </table:table-cell>
          <table:table-cell table:formula="of:=IF(   [.B1964]=&quot;Stop&quot;;   0;   MAX(     0;     MIN(       [.$C$2];       [.D1963] + [.C1964] * [.$C$4]     )   ) )" office:value-type="float" office:value="9.75">
            <text:p>9.75</text:p>
          </table:table-cell>
          <table:table-cell table:formula="of:=IF(   [.B1964]=&quot;Stop&quot;;   [.$C$3];   [.E1963] + [.D1964] * [.$C$4] )" office:value-type="float" office:value="94.2824999999973">
            <text:p>94.28</text:p>
          </table:table-cell>
          <table:table-cell table:number-columns-repeated="872"/>
        </table:table-row>
        <table:table-row table:style-name="ro3">
          <table:table-cell table:formula="of:=[.A1964]+[.$C$4]" office:value-type="float" office:value="9.77000000000013">
            <text:p>9.770</text:p>
          </table:table-cell>
          <table:table-cell table:formula="of:=IF(   [.A1965] &lt; [.$C$5];   &quot;Accel&quot;;   IF(     [.A1965] &lt; [.$C$5] + [.$C$7];     &quot;Cruise&quot;;     IF(       [.A1965] &lt; [.$C$8];       &quot;Decel&quot;;       &quot;Stop&quot;     )   ) )" office:value-type="string" office:string-value="Cruise">
            <text:p>Cruise</text:p>
          </table:table-cell>
          <table:table-cell table:formula="of:=IF(   [.B1965]=&quot;Accel&quot;;   [.$C$1];   IF(     [.B1965]=&quot;Cruise&quot;;     0;     IF([.B1965]=&quot;Decel&quot;; -[.$C$1]; 0)   ) )" office:value-type="float" office:value="0">
            <text:p>0</text:p>
          </table:table-cell>
          <table:table-cell table:formula="of:=IF(   [.B1965]=&quot;Stop&quot;;   0;   MAX(     0;     MIN(       [.$C$2];       [.D1964] + [.C1965] * [.$C$4]     )   ) )" office:value-type="float" office:value="9.75">
            <text:p>9.75</text:p>
          </table:table-cell>
          <table:table-cell table:formula="of:=IF(   [.B1965]=&quot;Stop&quot;;   [.$C$3];   [.E1964] + [.D1965] * [.$C$4] )" office:value-type="float" office:value="94.3312499999973">
            <text:p>94.33</text:p>
          </table:table-cell>
          <table:table-cell table:number-columns-repeated="872"/>
        </table:table-row>
        <table:table-row table:style-name="ro3">
          <table:table-cell table:formula="of:=[.A1965]+[.$C$4]" office:value-type="float" office:value="9.77500000000013">
            <text:p>9.775</text:p>
          </table:table-cell>
          <table:table-cell table:formula="of:=IF(   [.A1966] &lt; [.$C$5];   &quot;Accel&quot;;   IF(     [.A1966] &lt; [.$C$5] + [.$C$7];     &quot;Cruise&quot;;     IF(       [.A1966] &lt; [.$C$8];       &quot;Decel&quot;;       &quot;Stop&quot;     )   ) )" office:value-type="string" office:string-value="Cruise">
            <text:p>Cruise</text:p>
          </table:table-cell>
          <table:table-cell table:formula="of:=IF(   [.B1966]=&quot;Accel&quot;;   [.$C$1];   IF(     [.B1966]=&quot;Cruise&quot;;     0;     IF([.B1966]=&quot;Decel&quot;; -[.$C$1]; 0)   ) )" office:value-type="float" office:value="0">
            <text:p>0</text:p>
          </table:table-cell>
          <table:table-cell table:formula="of:=IF(   [.B1966]=&quot;Stop&quot;;   0;   MAX(     0;     MIN(       [.$C$2];       [.D1965] + [.C1966] * [.$C$4]     )   ) )" office:value-type="float" office:value="9.75">
            <text:p>9.75</text:p>
          </table:table-cell>
          <table:table-cell table:formula="of:=IF(   [.B1966]=&quot;Stop&quot;;   [.$C$3];   [.E1965] + [.D1966] * [.$C$4] )" office:value-type="float" office:value="94.3799999999973">
            <text:p>94.38</text:p>
          </table:table-cell>
          <table:table-cell table:number-columns-repeated="872"/>
        </table:table-row>
        <table:table-row table:style-name="ro3">
          <table:table-cell table:formula="of:=[.A1966]+[.$C$4]" office:value-type="float" office:value="9.78000000000013">
            <text:p>9.780</text:p>
          </table:table-cell>
          <table:table-cell table:formula="of:=IF(   [.A1967] &lt; [.$C$5];   &quot;Accel&quot;;   IF(     [.A1967] &lt; [.$C$5] + [.$C$7];     &quot;Cruise&quot;;     IF(       [.A1967] &lt; [.$C$8];       &quot;Decel&quot;;       &quot;Stop&quot;     )   ) )" office:value-type="string" office:string-value="Cruise">
            <text:p>Cruise</text:p>
          </table:table-cell>
          <table:table-cell table:formula="of:=IF(   [.B1967]=&quot;Accel&quot;;   [.$C$1];   IF(     [.B1967]=&quot;Cruise&quot;;     0;     IF([.B1967]=&quot;Decel&quot;; -[.$C$1]; 0)   ) )" office:value-type="float" office:value="0">
            <text:p>0</text:p>
          </table:table-cell>
          <table:table-cell table:formula="of:=IF(   [.B1967]=&quot;Stop&quot;;   0;   MAX(     0;     MIN(       [.$C$2];       [.D1966] + [.C1967] * [.$C$4]     )   ) )" office:value-type="float" office:value="9.75">
            <text:p>9.75</text:p>
          </table:table-cell>
          <table:table-cell table:formula="of:=IF(   [.B1967]=&quot;Stop&quot;;   [.$C$3];   [.E1966] + [.D1967] * [.$C$4] )" office:value-type="float" office:value="94.4287499999973">
            <text:p>94.43</text:p>
          </table:table-cell>
          <table:table-cell table:number-columns-repeated="872"/>
        </table:table-row>
        <table:table-row table:style-name="ro3">
          <table:table-cell table:formula="of:=[.A1967]+[.$C$4]" office:value-type="float" office:value="9.78500000000013">
            <text:p>9.785</text:p>
          </table:table-cell>
          <table:table-cell table:formula="of:=IF(   [.A1968] &lt; [.$C$5];   &quot;Accel&quot;;   IF(     [.A1968] &lt; [.$C$5] + [.$C$7];     &quot;Cruise&quot;;     IF(       [.A1968] &lt; [.$C$8];       &quot;Decel&quot;;       &quot;Stop&quot;     )   ) )" office:value-type="string" office:string-value="Cruise">
            <text:p>Cruise</text:p>
          </table:table-cell>
          <table:table-cell table:formula="of:=IF(   [.B1968]=&quot;Accel&quot;;   [.$C$1];   IF(     [.B1968]=&quot;Cruise&quot;;     0;     IF([.B1968]=&quot;Decel&quot;; -[.$C$1]; 0)   ) )" office:value-type="float" office:value="0">
            <text:p>0</text:p>
          </table:table-cell>
          <table:table-cell table:formula="of:=IF(   [.B1968]=&quot;Stop&quot;;   0;   MAX(     0;     MIN(       [.$C$2];       [.D1967] + [.C1968] * [.$C$4]     )   ) )" office:value-type="float" office:value="9.75">
            <text:p>9.75</text:p>
          </table:table-cell>
          <table:table-cell table:formula="of:=IF(   [.B1968]=&quot;Stop&quot;;   [.$C$3];   [.E1967] + [.D1968] * [.$C$4] )" office:value-type="float" office:value="94.4774999999973">
            <text:p>94.48</text:p>
          </table:table-cell>
          <table:table-cell table:number-columns-repeated="872"/>
        </table:table-row>
        <table:table-row table:style-name="ro3">
          <table:table-cell table:formula="of:=[.A1968]+[.$C$4]" office:value-type="float" office:value="9.79000000000013">
            <text:p>9.790</text:p>
          </table:table-cell>
          <table:table-cell table:formula="of:=IF(   [.A1969] &lt; [.$C$5];   &quot;Accel&quot;;   IF(     [.A1969] &lt; [.$C$5] + [.$C$7];     &quot;Cruise&quot;;     IF(       [.A1969] &lt; [.$C$8];       &quot;Decel&quot;;       &quot;Stop&quot;     )   ) )" office:value-type="string" office:string-value="Cruise">
            <text:p>Cruise</text:p>
          </table:table-cell>
          <table:table-cell table:formula="of:=IF(   [.B1969]=&quot;Accel&quot;;   [.$C$1];   IF(     [.B1969]=&quot;Cruise&quot;;     0;     IF([.B1969]=&quot;Decel&quot;; -[.$C$1]; 0)   ) )" office:value-type="float" office:value="0">
            <text:p>0</text:p>
          </table:table-cell>
          <table:table-cell table:formula="of:=IF(   [.B1969]=&quot;Stop&quot;;   0;   MAX(     0;     MIN(       [.$C$2];       [.D1968] + [.C1969] * [.$C$4]     )   ) )" office:value-type="float" office:value="9.75">
            <text:p>9.75</text:p>
          </table:table-cell>
          <table:table-cell table:formula="of:=IF(   [.B1969]=&quot;Stop&quot;;   [.$C$3];   [.E1968] + [.D1969] * [.$C$4] )" office:value-type="float" office:value="94.5262499999973">
            <text:p>94.53</text:p>
          </table:table-cell>
          <table:table-cell table:number-columns-repeated="872"/>
        </table:table-row>
        <table:table-row table:style-name="ro3">
          <table:table-cell table:formula="of:=[.A1969]+[.$C$4]" office:value-type="float" office:value="9.79500000000013">
            <text:p>9.795</text:p>
          </table:table-cell>
          <table:table-cell table:formula="of:=IF(   [.A1970] &lt; [.$C$5];   &quot;Accel&quot;;   IF(     [.A1970] &lt; [.$C$5] + [.$C$7];     &quot;Cruise&quot;;     IF(       [.A1970] &lt; [.$C$8];       &quot;Decel&quot;;       &quot;Stop&quot;     )   ) )" office:value-type="string" office:string-value="Cruise">
            <text:p>Cruise</text:p>
          </table:table-cell>
          <table:table-cell table:formula="of:=IF(   [.B1970]=&quot;Accel&quot;;   [.$C$1];   IF(     [.B1970]=&quot;Cruise&quot;;     0;     IF([.B1970]=&quot;Decel&quot;; -[.$C$1]; 0)   ) )" office:value-type="float" office:value="0">
            <text:p>0</text:p>
          </table:table-cell>
          <table:table-cell table:formula="of:=IF(   [.B1970]=&quot;Stop&quot;;   0;   MAX(     0;     MIN(       [.$C$2];       [.D1969] + [.C1970] * [.$C$4]     )   ) )" office:value-type="float" office:value="9.75">
            <text:p>9.75</text:p>
          </table:table-cell>
          <table:table-cell table:formula="of:=IF(   [.B1970]=&quot;Stop&quot;;   [.$C$3];   [.E1969] + [.D1970] * [.$C$4] )" office:value-type="float" office:value="94.5749999999973">
            <text:p>94.57</text:p>
          </table:table-cell>
          <table:table-cell table:number-columns-repeated="872"/>
        </table:table-row>
        <table:table-row table:style-name="ro3">
          <table:table-cell table:formula="of:=[.A1970]+[.$C$4]" office:value-type="float" office:value="9.80000000000013">
            <text:p>9.800</text:p>
          </table:table-cell>
          <table:table-cell table:formula="of:=IF(   [.A1971] &lt; [.$C$5];   &quot;Accel&quot;;   IF(     [.A1971] &lt; [.$C$5] + [.$C$7];     &quot;Cruise&quot;;     IF(       [.A1971] &lt; [.$C$8];       &quot;Decel&quot;;       &quot;Stop&quot;     )   ) )" office:value-type="string" office:string-value="Cruise">
            <text:p>Cruise</text:p>
          </table:table-cell>
          <table:table-cell table:formula="of:=IF(   [.B1971]=&quot;Accel&quot;;   [.$C$1];   IF(     [.B1971]=&quot;Cruise&quot;;     0;     IF([.B1971]=&quot;Decel&quot;; -[.$C$1]; 0)   ) )" office:value-type="float" office:value="0">
            <text:p>0</text:p>
          </table:table-cell>
          <table:table-cell table:formula="of:=IF(   [.B1971]=&quot;Stop&quot;;   0;   MAX(     0;     MIN(       [.$C$2];       [.D1970] + [.C1971] * [.$C$4]     )   ) )" office:value-type="float" office:value="9.75">
            <text:p>9.75</text:p>
          </table:table-cell>
          <table:table-cell table:formula="of:=IF(   [.B1971]=&quot;Stop&quot;;   [.$C$3];   [.E1970] + [.D1971] * [.$C$4] )" office:value-type="float" office:value="94.6237499999973">
            <text:p>94.62</text:p>
          </table:table-cell>
          <table:table-cell table:number-columns-repeated="872"/>
        </table:table-row>
        <table:table-row table:style-name="ro3">
          <table:table-cell table:formula="of:=[.A1971]+[.$C$4]" office:value-type="float" office:value="9.80500000000013">
            <text:p>9.805</text:p>
          </table:table-cell>
          <table:table-cell table:formula="of:=IF(   [.A1972] &lt; [.$C$5];   &quot;Accel&quot;;   IF(     [.A1972] &lt; [.$C$5] + [.$C$7];     &quot;Cruise&quot;;     IF(       [.A1972] &lt; [.$C$8];       &quot;Decel&quot;;       &quot;Stop&quot;     )   ) )" office:value-type="string" office:string-value="Cruise">
            <text:p>Cruise</text:p>
          </table:table-cell>
          <table:table-cell table:formula="of:=IF(   [.B1972]=&quot;Accel&quot;;   [.$C$1];   IF(     [.B1972]=&quot;Cruise&quot;;     0;     IF([.B1972]=&quot;Decel&quot;; -[.$C$1]; 0)   ) )" office:value-type="float" office:value="0">
            <text:p>0</text:p>
          </table:table-cell>
          <table:table-cell table:formula="of:=IF(   [.B1972]=&quot;Stop&quot;;   0;   MAX(     0;     MIN(       [.$C$2];       [.D1971] + [.C1972] * [.$C$4]     )   ) )" office:value-type="float" office:value="9.75">
            <text:p>9.75</text:p>
          </table:table-cell>
          <table:table-cell table:formula="of:=IF(   [.B1972]=&quot;Stop&quot;;   [.$C$3];   [.E1971] + [.D1972] * [.$C$4] )" office:value-type="float" office:value="94.6724999999973">
            <text:p>94.67</text:p>
          </table:table-cell>
          <table:table-cell table:number-columns-repeated="872"/>
        </table:table-row>
        <table:table-row table:style-name="ro3">
          <table:table-cell table:formula="of:=[.A1972]+[.$C$4]" office:value-type="float" office:value="9.81000000000013">
            <text:p>9.810</text:p>
          </table:table-cell>
          <table:table-cell table:formula="of:=IF(   [.A1973] &lt; [.$C$5];   &quot;Accel&quot;;   IF(     [.A1973] &lt; [.$C$5] + [.$C$7];     &quot;Cruise&quot;;     IF(       [.A1973] &lt; [.$C$8];       &quot;Decel&quot;;       &quot;Stop&quot;     )   ) )" office:value-type="string" office:string-value="Cruise">
            <text:p>Cruise</text:p>
          </table:table-cell>
          <table:table-cell table:formula="of:=IF(   [.B1973]=&quot;Accel&quot;;   [.$C$1];   IF(     [.B1973]=&quot;Cruise&quot;;     0;     IF([.B1973]=&quot;Decel&quot;; -[.$C$1]; 0)   ) )" office:value-type="float" office:value="0">
            <text:p>0</text:p>
          </table:table-cell>
          <table:table-cell table:formula="of:=IF(   [.B1973]=&quot;Stop&quot;;   0;   MAX(     0;     MIN(       [.$C$2];       [.D1972] + [.C1973] * [.$C$4]     )   ) )" office:value-type="float" office:value="9.75">
            <text:p>9.75</text:p>
          </table:table-cell>
          <table:table-cell table:formula="of:=IF(   [.B1973]=&quot;Stop&quot;;   [.$C$3];   [.E1972] + [.D1973] * [.$C$4] )" office:value-type="float" office:value="94.7212499999973">
            <text:p>94.72</text:p>
          </table:table-cell>
          <table:table-cell table:number-columns-repeated="872"/>
        </table:table-row>
        <table:table-row table:style-name="ro3">
          <table:table-cell table:formula="of:=[.A1973]+[.$C$4]" office:value-type="float" office:value="9.81500000000013">
            <text:p>9.815</text:p>
          </table:table-cell>
          <table:table-cell table:formula="of:=IF(   [.A1974] &lt; [.$C$5];   &quot;Accel&quot;;   IF(     [.A1974] &lt; [.$C$5] + [.$C$7];     &quot;Cruise&quot;;     IF(       [.A1974] &lt; [.$C$8];       &quot;Decel&quot;;       &quot;Stop&quot;     )   ) )" office:value-type="string" office:string-value="Cruise">
            <text:p>Cruise</text:p>
          </table:table-cell>
          <table:table-cell table:formula="of:=IF(   [.B1974]=&quot;Accel&quot;;   [.$C$1];   IF(     [.B1974]=&quot;Cruise&quot;;     0;     IF([.B1974]=&quot;Decel&quot;; -[.$C$1]; 0)   ) )" office:value-type="float" office:value="0">
            <text:p>0</text:p>
          </table:table-cell>
          <table:table-cell table:formula="of:=IF(   [.B1974]=&quot;Stop&quot;;   0;   MAX(     0;     MIN(       [.$C$2];       [.D1973] + [.C1974] * [.$C$4]     )   ) )" office:value-type="float" office:value="9.75">
            <text:p>9.75</text:p>
          </table:table-cell>
          <table:table-cell table:formula="of:=IF(   [.B1974]=&quot;Stop&quot;;   [.$C$3];   [.E1973] + [.D1974] * [.$C$4] )" office:value-type="float" office:value="94.7699999999973">
            <text:p>94.77</text:p>
          </table:table-cell>
          <table:table-cell table:number-columns-repeated="872"/>
        </table:table-row>
        <table:table-row table:style-name="ro3">
          <table:table-cell table:formula="of:=[.A1974]+[.$C$4]" office:value-type="float" office:value="9.82000000000014">
            <text:p>9.820</text:p>
          </table:table-cell>
          <table:table-cell table:formula="of:=IF(   [.A1975] &lt; [.$C$5];   &quot;Accel&quot;;   IF(     [.A1975] &lt; [.$C$5] + [.$C$7];     &quot;Cruise&quot;;     IF(       [.A1975] &lt; [.$C$8];       &quot;Decel&quot;;       &quot;Stop&quot;     )   ) )" office:value-type="string" office:string-value="Cruise">
            <text:p>Cruise</text:p>
          </table:table-cell>
          <table:table-cell table:formula="of:=IF(   [.B1975]=&quot;Accel&quot;;   [.$C$1];   IF(     [.B1975]=&quot;Cruise&quot;;     0;     IF([.B1975]=&quot;Decel&quot;; -[.$C$1]; 0)   ) )" office:value-type="float" office:value="0">
            <text:p>0</text:p>
          </table:table-cell>
          <table:table-cell table:formula="of:=IF(   [.B1975]=&quot;Stop&quot;;   0;   MAX(     0;     MIN(       [.$C$2];       [.D1974] + [.C1975] * [.$C$4]     )   ) )" office:value-type="float" office:value="9.75">
            <text:p>9.75</text:p>
          </table:table-cell>
          <table:table-cell table:formula="of:=IF(   [.B1975]=&quot;Stop&quot;;   [.$C$3];   [.E1974] + [.D1975] * [.$C$4] )" office:value-type="float" office:value="94.8187499999973">
            <text:p>94.82</text:p>
          </table:table-cell>
          <table:table-cell table:number-columns-repeated="872"/>
        </table:table-row>
        <table:table-row table:style-name="ro3">
          <table:table-cell table:formula="of:=[.A1975]+[.$C$4]" office:value-type="float" office:value="9.82500000000014">
            <text:p>9.825</text:p>
          </table:table-cell>
          <table:table-cell table:formula="of:=IF(   [.A1976] &lt; [.$C$5];   &quot;Accel&quot;;   IF(     [.A1976] &lt; [.$C$5] + [.$C$7];     &quot;Cruise&quot;;     IF(       [.A1976] &lt; [.$C$8];       &quot;Decel&quot;;       &quot;Stop&quot;     )   ) )" office:value-type="string" office:string-value="Cruise">
            <text:p>Cruise</text:p>
          </table:table-cell>
          <table:table-cell table:formula="of:=IF(   [.B1976]=&quot;Accel&quot;;   [.$C$1];   IF(     [.B1976]=&quot;Cruise&quot;;     0;     IF([.B1976]=&quot;Decel&quot;; -[.$C$1]; 0)   ) )" office:value-type="float" office:value="0">
            <text:p>0</text:p>
          </table:table-cell>
          <table:table-cell table:formula="of:=IF(   [.B1976]=&quot;Stop&quot;;   0;   MAX(     0;     MIN(       [.$C$2];       [.D1975] + [.C1976] * [.$C$4]     )   ) )" office:value-type="float" office:value="9.75">
            <text:p>9.75</text:p>
          </table:table-cell>
          <table:table-cell table:formula="of:=IF(   [.B1976]=&quot;Stop&quot;;   [.$C$3];   [.E1975] + [.D1976] * [.$C$4] )" office:value-type="float" office:value="94.8674999999973">
            <text:p>94.87</text:p>
          </table:table-cell>
          <table:table-cell table:number-columns-repeated="872"/>
        </table:table-row>
        <table:table-row table:style-name="ro3">
          <table:table-cell table:formula="of:=[.A1976]+[.$C$4]" office:value-type="float" office:value="9.83000000000014">
            <text:p>9.830</text:p>
          </table:table-cell>
          <table:table-cell table:formula="of:=IF(   [.A1977] &lt; [.$C$5];   &quot;Accel&quot;;   IF(     [.A1977] &lt; [.$C$5] + [.$C$7];     &quot;Cruise&quot;;     IF(       [.A1977] &lt; [.$C$8];       &quot;Decel&quot;;       &quot;Stop&quot;     )   ) )" office:value-type="string" office:string-value="Cruise">
            <text:p>Cruise</text:p>
          </table:table-cell>
          <table:table-cell table:formula="of:=IF(   [.B1977]=&quot;Accel&quot;;   [.$C$1];   IF(     [.B1977]=&quot;Cruise&quot;;     0;     IF([.B1977]=&quot;Decel&quot;; -[.$C$1]; 0)   ) )" office:value-type="float" office:value="0">
            <text:p>0</text:p>
          </table:table-cell>
          <table:table-cell table:formula="of:=IF(   [.B1977]=&quot;Stop&quot;;   0;   MAX(     0;     MIN(       [.$C$2];       [.D1976] + [.C1977] * [.$C$4]     )   ) )" office:value-type="float" office:value="9.75">
            <text:p>9.75</text:p>
          </table:table-cell>
          <table:table-cell table:formula="of:=IF(   [.B1977]=&quot;Stop&quot;;   [.$C$3];   [.E1976] + [.D1977] * [.$C$4] )" office:value-type="float" office:value="94.9162499999973">
            <text:p>94.92</text:p>
          </table:table-cell>
          <table:table-cell table:number-columns-repeated="872"/>
        </table:table-row>
        <table:table-row table:style-name="ro3">
          <table:table-cell table:formula="of:=[.A1977]+[.$C$4]" office:value-type="float" office:value="9.83500000000014">
            <text:p>9.835</text:p>
          </table:table-cell>
          <table:table-cell table:formula="of:=IF(   [.A1978] &lt; [.$C$5];   &quot;Accel&quot;;   IF(     [.A1978] &lt; [.$C$5] + [.$C$7];     &quot;Cruise&quot;;     IF(       [.A1978] &lt; [.$C$8];       &quot;Decel&quot;;       &quot;Stop&quot;     )   ) )" office:value-type="string" office:string-value="Cruise">
            <text:p>Cruise</text:p>
          </table:table-cell>
          <table:table-cell table:formula="of:=IF(   [.B1978]=&quot;Accel&quot;;   [.$C$1];   IF(     [.B1978]=&quot;Cruise&quot;;     0;     IF([.B1978]=&quot;Decel&quot;; -[.$C$1]; 0)   ) )" office:value-type="float" office:value="0">
            <text:p>0</text:p>
          </table:table-cell>
          <table:table-cell table:formula="of:=IF(   [.B1978]=&quot;Stop&quot;;   0;   MAX(     0;     MIN(       [.$C$2];       [.D1977] + [.C1978] * [.$C$4]     )   ) )" office:value-type="float" office:value="9.75">
            <text:p>9.75</text:p>
          </table:table-cell>
          <table:table-cell table:formula="of:=IF(   [.B1978]=&quot;Stop&quot;;   [.$C$3];   [.E1977] + [.D1978] * [.$C$4] )" office:value-type="float" office:value="94.9649999999973">
            <text:p>94.96</text:p>
          </table:table-cell>
          <table:table-cell table:number-columns-repeated="872"/>
        </table:table-row>
        <table:table-row table:style-name="ro3">
          <table:table-cell table:formula="of:=[.A1978]+[.$C$4]" office:value-type="float" office:value="9.84000000000014">
            <text:p>9.840</text:p>
          </table:table-cell>
          <table:table-cell table:formula="of:=IF(   [.A1979] &lt; [.$C$5];   &quot;Accel&quot;;   IF(     [.A1979] &lt; [.$C$5] + [.$C$7];     &quot;Cruise&quot;;     IF(       [.A1979] &lt; [.$C$8];       &quot;Decel&quot;;       &quot;Stop&quot;     )   ) )" office:value-type="string" office:string-value="Cruise">
            <text:p>Cruise</text:p>
          </table:table-cell>
          <table:table-cell table:formula="of:=IF(   [.B1979]=&quot;Accel&quot;;   [.$C$1];   IF(     [.B1979]=&quot;Cruise&quot;;     0;     IF([.B1979]=&quot;Decel&quot;; -[.$C$1]; 0)   ) )" office:value-type="float" office:value="0">
            <text:p>0</text:p>
          </table:table-cell>
          <table:table-cell table:formula="of:=IF(   [.B1979]=&quot;Stop&quot;;   0;   MAX(     0;     MIN(       [.$C$2];       [.D1978] + [.C1979] * [.$C$4]     )   ) )" office:value-type="float" office:value="9.75">
            <text:p>9.75</text:p>
          </table:table-cell>
          <table:table-cell table:formula="of:=IF(   [.B1979]=&quot;Stop&quot;;   [.$C$3];   [.E1978] + [.D1979] * [.$C$4] )" office:value-type="float" office:value="95.0137499999973">
            <text:p>95.01</text:p>
          </table:table-cell>
          <table:table-cell table:number-columns-repeated="872"/>
        </table:table-row>
        <table:table-row table:style-name="ro3">
          <table:table-cell table:formula="of:=[.A1979]+[.$C$4]" office:value-type="float" office:value="9.84500000000014">
            <text:p>9.845</text:p>
          </table:table-cell>
          <table:table-cell table:formula="of:=IF(   [.A1980] &lt; [.$C$5];   &quot;Accel&quot;;   IF(     [.A1980] &lt; [.$C$5] + [.$C$7];     &quot;Cruise&quot;;     IF(       [.A1980] &lt; [.$C$8];       &quot;Decel&quot;;       &quot;Stop&quot;     )   ) )" office:value-type="string" office:string-value="Cruise">
            <text:p>Cruise</text:p>
          </table:table-cell>
          <table:table-cell table:formula="of:=IF(   [.B1980]=&quot;Accel&quot;;   [.$C$1];   IF(     [.B1980]=&quot;Cruise&quot;;     0;     IF([.B1980]=&quot;Decel&quot;; -[.$C$1]; 0)   ) )" office:value-type="float" office:value="0">
            <text:p>0</text:p>
          </table:table-cell>
          <table:table-cell table:formula="of:=IF(   [.B1980]=&quot;Stop&quot;;   0;   MAX(     0;     MIN(       [.$C$2];       [.D1979] + [.C1980] * [.$C$4]     )   ) )" office:value-type="float" office:value="9.75">
            <text:p>9.75</text:p>
          </table:table-cell>
          <table:table-cell table:formula="of:=IF(   [.B1980]=&quot;Stop&quot;;   [.$C$3];   [.E1979] + [.D1980] * [.$C$4] )" office:value-type="float" office:value="95.0624999999973">
            <text:p>95.06</text:p>
          </table:table-cell>
          <table:table-cell table:number-columns-repeated="872"/>
        </table:table-row>
        <table:table-row table:style-name="ro3">
          <table:table-cell table:formula="of:=[.A1980]+[.$C$4]" office:value-type="float" office:value="9.85000000000014">
            <text:p>9.850</text:p>
          </table:table-cell>
          <table:table-cell table:formula="of:=IF(   [.A1981] &lt; [.$C$5];   &quot;Accel&quot;;   IF(     [.A1981] &lt; [.$C$5] + [.$C$7];     &quot;Cruise&quot;;     IF(       [.A1981] &lt; [.$C$8];       &quot;Decel&quot;;       &quot;Stop&quot;     )   ) )" office:value-type="string" office:string-value="Cruise">
            <text:p>Cruise</text:p>
          </table:table-cell>
          <table:table-cell table:formula="of:=IF(   [.B1981]=&quot;Accel&quot;;   [.$C$1];   IF(     [.B1981]=&quot;Cruise&quot;;     0;     IF([.B1981]=&quot;Decel&quot;; -[.$C$1]; 0)   ) )" office:value-type="float" office:value="0">
            <text:p>0</text:p>
          </table:table-cell>
          <table:table-cell table:formula="of:=IF(   [.B1981]=&quot;Stop&quot;;   0;   MAX(     0;     MIN(       [.$C$2];       [.D1980] + [.C1981] * [.$C$4]     )   ) )" office:value-type="float" office:value="9.75">
            <text:p>9.75</text:p>
          </table:table-cell>
          <table:table-cell table:formula="of:=IF(   [.B1981]=&quot;Stop&quot;;   [.$C$3];   [.E1980] + [.D1981] * [.$C$4] )" office:value-type="float" office:value="95.1112499999973">
            <text:p>95.11</text:p>
          </table:table-cell>
          <table:table-cell table:number-columns-repeated="872"/>
        </table:table-row>
        <table:table-row table:style-name="ro3">
          <table:table-cell table:formula="of:=[.A1981]+[.$C$4]" office:value-type="float" office:value="9.85500000000014">
            <text:p>9.855</text:p>
          </table:table-cell>
          <table:table-cell table:formula="of:=IF(   [.A1982] &lt; [.$C$5];   &quot;Accel&quot;;   IF(     [.A1982] &lt; [.$C$5] + [.$C$7];     &quot;Cruise&quot;;     IF(       [.A1982] &lt; [.$C$8];       &quot;Decel&quot;;       &quot;Stop&quot;     )   ) )" office:value-type="string" office:string-value="Cruise">
            <text:p>Cruise</text:p>
          </table:table-cell>
          <table:table-cell table:formula="of:=IF(   [.B1982]=&quot;Accel&quot;;   [.$C$1];   IF(     [.B1982]=&quot;Cruise&quot;;     0;     IF([.B1982]=&quot;Decel&quot;; -[.$C$1]; 0)   ) )" office:value-type="float" office:value="0">
            <text:p>0</text:p>
          </table:table-cell>
          <table:table-cell table:formula="of:=IF(   [.B1982]=&quot;Stop&quot;;   0;   MAX(     0;     MIN(       [.$C$2];       [.D1981] + [.C1982] * [.$C$4]     )   ) )" office:value-type="float" office:value="9.75">
            <text:p>9.75</text:p>
          </table:table-cell>
          <table:table-cell table:formula="of:=IF(   [.B1982]=&quot;Stop&quot;;   [.$C$3];   [.E1981] + [.D1982] * [.$C$4] )" office:value-type="float" office:value="95.1599999999973">
            <text:p>95.16</text:p>
          </table:table-cell>
          <table:table-cell table:number-columns-repeated="872"/>
        </table:table-row>
        <table:table-row table:style-name="ro3">
          <table:table-cell table:formula="of:=[.A1982]+[.$C$4]" office:value-type="float" office:value="9.86000000000014">
            <text:p>9.860</text:p>
          </table:table-cell>
          <table:table-cell table:formula="of:=IF(   [.A1983] &lt; [.$C$5];   &quot;Accel&quot;;   IF(     [.A1983] &lt; [.$C$5] + [.$C$7];     &quot;Cruise&quot;;     IF(       [.A1983] &lt; [.$C$8];       &quot;Decel&quot;;       &quot;Stop&quot;     )   ) )" office:value-type="string" office:string-value="Cruise">
            <text:p>Cruise</text:p>
          </table:table-cell>
          <table:table-cell table:formula="of:=IF(   [.B1983]=&quot;Accel&quot;;   [.$C$1];   IF(     [.B1983]=&quot;Cruise&quot;;     0;     IF([.B1983]=&quot;Decel&quot;; -[.$C$1]; 0)   ) )" office:value-type="float" office:value="0">
            <text:p>0</text:p>
          </table:table-cell>
          <table:table-cell table:formula="of:=IF(   [.B1983]=&quot;Stop&quot;;   0;   MAX(     0;     MIN(       [.$C$2];       [.D1982] + [.C1983] * [.$C$4]     )   ) )" office:value-type="float" office:value="9.75">
            <text:p>9.75</text:p>
          </table:table-cell>
          <table:table-cell table:formula="of:=IF(   [.B1983]=&quot;Stop&quot;;   [.$C$3];   [.E1982] + [.D1983] * [.$C$4] )" office:value-type="float" office:value="95.2087499999973">
            <text:p>95.21</text:p>
          </table:table-cell>
          <table:table-cell table:number-columns-repeated="872"/>
        </table:table-row>
        <table:table-row table:style-name="ro3">
          <table:table-cell table:formula="of:=[.A1983]+[.$C$4]" office:value-type="float" office:value="9.86500000000014">
            <text:p>9.865</text:p>
          </table:table-cell>
          <table:table-cell table:formula="of:=IF(   [.A1984] &lt; [.$C$5];   &quot;Accel&quot;;   IF(     [.A1984] &lt; [.$C$5] + [.$C$7];     &quot;Cruise&quot;;     IF(       [.A1984] &lt; [.$C$8];       &quot;Decel&quot;;       &quot;Stop&quot;     )   ) )" office:value-type="string" office:string-value="Cruise">
            <text:p>Cruise</text:p>
          </table:table-cell>
          <table:table-cell table:formula="of:=IF(   [.B1984]=&quot;Accel&quot;;   [.$C$1];   IF(     [.B1984]=&quot;Cruise&quot;;     0;     IF([.B1984]=&quot;Decel&quot;; -[.$C$1]; 0)   ) )" office:value-type="float" office:value="0">
            <text:p>0</text:p>
          </table:table-cell>
          <table:table-cell table:formula="of:=IF(   [.B1984]=&quot;Stop&quot;;   0;   MAX(     0;     MIN(       [.$C$2];       [.D1983] + [.C1984] * [.$C$4]     )   ) )" office:value-type="float" office:value="9.75">
            <text:p>9.75</text:p>
          </table:table-cell>
          <table:table-cell table:formula="of:=IF(   [.B1984]=&quot;Stop&quot;;   [.$C$3];   [.E1983] + [.D1984] * [.$C$4] )" office:value-type="float" office:value="95.2574999999973">
            <text:p>95.26</text:p>
          </table:table-cell>
          <table:table-cell table:number-columns-repeated="872"/>
        </table:table-row>
        <table:table-row table:style-name="ro3">
          <table:table-cell table:formula="of:=[.A1984]+[.$C$4]" office:value-type="float" office:value="9.87000000000014">
            <text:p>9.870</text:p>
          </table:table-cell>
          <table:table-cell table:formula="of:=IF(   [.A1985] &lt; [.$C$5];   &quot;Accel&quot;;   IF(     [.A1985] &lt; [.$C$5] + [.$C$7];     &quot;Cruise&quot;;     IF(       [.A1985] &lt; [.$C$8];       &quot;Decel&quot;;       &quot;Stop&quot;     )   ) )" office:value-type="string" office:string-value="Cruise">
            <text:p>Cruise</text:p>
          </table:table-cell>
          <table:table-cell table:formula="of:=IF(   [.B1985]=&quot;Accel&quot;;   [.$C$1];   IF(     [.B1985]=&quot;Cruise&quot;;     0;     IF([.B1985]=&quot;Decel&quot;; -[.$C$1]; 0)   ) )" office:value-type="float" office:value="0">
            <text:p>0</text:p>
          </table:table-cell>
          <table:table-cell table:formula="of:=IF(   [.B1985]=&quot;Stop&quot;;   0;   MAX(     0;     MIN(       [.$C$2];       [.D1984] + [.C1985] * [.$C$4]     )   ) )" office:value-type="float" office:value="9.75">
            <text:p>9.75</text:p>
          </table:table-cell>
          <table:table-cell table:formula="of:=IF(   [.B1985]=&quot;Stop&quot;;   [.$C$3];   [.E1984] + [.D1985] * [.$C$4] )" office:value-type="float" office:value="95.3062499999973">
            <text:p>95.31</text:p>
          </table:table-cell>
          <table:table-cell table:number-columns-repeated="872"/>
        </table:table-row>
        <table:table-row table:style-name="ro3">
          <table:table-cell table:formula="of:=[.A1985]+[.$C$4]" office:value-type="float" office:value="9.87500000000014">
            <text:p>9.875</text:p>
          </table:table-cell>
          <table:table-cell table:formula="of:=IF(   [.A1986] &lt; [.$C$5];   &quot;Accel&quot;;   IF(     [.A1986] &lt; [.$C$5] + [.$C$7];     &quot;Cruise&quot;;     IF(       [.A1986] &lt; [.$C$8];       &quot;Decel&quot;;       &quot;Stop&quot;     )   ) )" office:value-type="string" office:string-value="Cruise">
            <text:p>Cruise</text:p>
          </table:table-cell>
          <table:table-cell table:formula="of:=IF(   [.B1986]=&quot;Accel&quot;;   [.$C$1];   IF(     [.B1986]=&quot;Cruise&quot;;     0;     IF([.B1986]=&quot;Decel&quot;; -[.$C$1]; 0)   ) )" office:value-type="float" office:value="0">
            <text:p>0</text:p>
          </table:table-cell>
          <table:table-cell table:formula="of:=IF(   [.B1986]=&quot;Stop&quot;;   0;   MAX(     0;     MIN(       [.$C$2];       [.D1985] + [.C1986] * [.$C$4]     )   ) )" office:value-type="float" office:value="9.75">
            <text:p>9.75</text:p>
          </table:table-cell>
          <table:table-cell table:formula="of:=IF(   [.B1986]=&quot;Stop&quot;;   [.$C$3];   [.E1985] + [.D1986] * [.$C$4] )" office:value-type="float" office:value="95.3549999999973">
            <text:p>95.35</text:p>
          </table:table-cell>
          <table:table-cell table:number-columns-repeated="872"/>
        </table:table-row>
        <table:table-row table:style-name="ro3">
          <table:table-cell table:formula="of:=[.A1986]+[.$C$4]" office:value-type="float" office:value="9.88000000000014">
            <text:p>9.880</text:p>
          </table:table-cell>
          <table:table-cell table:formula="of:=IF(   [.A1987] &lt; [.$C$5];   &quot;Accel&quot;;   IF(     [.A1987] &lt; [.$C$5] + [.$C$7];     &quot;Cruise&quot;;     IF(       [.A1987] &lt; [.$C$8];       &quot;Decel&quot;;       &quot;Stop&quot;     )   ) )" office:value-type="string" office:string-value="Cruise">
            <text:p>Cruise</text:p>
          </table:table-cell>
          <table:table-cell table:formula="of:=IF(   [.B1987]=&quot;Accel&quot;;   [.$C$1];   IF(     [.B1987]=&quot;Cruise&quot;;     0;     IF([.B1987]=&quot;Decel&quot;; -[.$C$1]; 0)   ) )" office:value-type="float" office:value="0">
            <text:p>0</text:p>
          </table:table-cell>
          <table:table-cell table:formula="of:=IF(   [.B1987]=&quot;Stop&quot;;   0;   MAX(     0;     MIN(       [.$C$2];       [.D1986] + [.C1987] * [.$C$4]     )   ) )" office:value-type="float" office:value="9.75">
            <text:p>9.75</text:p>
          </table:table-cell>
          <table:table-cell table:formula="of:=IF(   [.B1987]=&quot;Stop&quot;;   [.$C$3];   [.E1986] + [.D1987] * [.$C$4] )" office:value-type="float" office:value="95.4037499999972">
            <text:p>95.40</text:p>
          </table:table-cell>
          <table:table-cell table:number-columns-repeated="872"/>
        </table:table-row>
        <table:table-row table:style-name="ro3">
          <table:table-cell table:formula="of:=[.A1987]+[.$C$4]" office:value-type="float" office:value="9.88500000000015">
            <text:p>9.885</text:p>
          </table:table-cell>
          <table:table-cell table:formula="of:=IF(   [.A1988] &lt; [.$C$5];   &quot;Accel&quot;;   IF(     [.A1988] &lt; [.$C$5] + [.$C$7];     &quot;Cruise&quot;;     IF(       [.A1988] &lt; [.$C$8];       &quot;Decel&quot;;       &quot;Stop&quot;     )   ) )" office:value-type="string" office:string-value="Cruise">
            <text:p>Cruise</text:p>
          </table:table-cell>
          <table:table-cell table:formula="of:=IF(   [.B1988]=&quot;Accel&quot;;   [.$C$1];   IF(     [.B1988]=&quot;Cruise&quot;;     0;     IF([.B1988]=&quot;Decel&quot;; -[.$C$1]; 0)   ) )" office:value-type="float" office:value="0">
            <text:p>0</text:p>
          </table:table-cell>
          <table:table-cell table:formula="of:=IF(   [.B1988]=&quot;Stop&quot;;   0;   MAX(     0;     MIN(       [.$C$2];       [.D1987] + [.C1988] * [.$C$4]     )   ) )" office:value-type="float" office:value="9.75">
            <text:p>9.75</text:p>
          </table:table-cell>
          <table:table-cell table:formula="of:=IF(   [.B1988]=&quot;Stop&quot;;   [.$C$3];   [.E1987] + [.D1988] * [.$C$4] )" office:value-type="float" office:value="95.4524999999972">
            <text:p>95.45</text:p>
          </table:table-cell>
          <table:table-cell table:number-columns-repeated="872"/>
        </table:table-row>
        <table:table-row table:style-name="ro3">
          <table:table-cell table:formula="of:=[.A1988]+[.$C$4]" office:value-type="float" office:value="9.89000000000015">
            <text:p>9.890</text:p>
          </table:table-cell>
          <table:table-cell table:formula="of:=IF(   [.A1989] &lt; [.$C$5];   &quot;Accel&quot;;   IF(     [.A1989] &lt; [.$C$5] + [.$C$7];     &quot;Cruise&quot;;     IF(       [.A1989] &lt; [.$C$8];       &quot;Decel&quot;;       &quot;Stop&quot;     )   ) )" office:value-type="string" office:string-value="Cruise">
            <text:p>Cruise</text:p>
          </table:table-cell>
          <table:table-cell table:formula="of:=IF(   [.B1989]=&quot;Accel&quot;;   [.$C$1];   IF(     [.B1989]=&quot;Cruise&quot;;     0;     IF([.B1989]=&quot;Decel&quot;; -[.$C$1]; 0)   ) )" office:value-type="float" office:value="0">
            <text:p>0</text:p>
          </table:table-cell>
          <table:table-cell table:formula="of:=IF(   [.B1989]=&quot;Stop&quot;;   0;   MAX(     0;     MIN(       [.$C$2];       [.D1988] + [.C1989] * [.$C$4]     )   ) )" office:value-type="float" office:value="9.75">
            <text:p>9.75</text:p>
          </table:table-cell>
          <table:table-cell table:formula="of:=IF(   [.B1989]=&quot;Stop&quot;;   [.$C$3];   [.E1988] + [.D1989] * [.$C$4] )" office:value-type="float" office:value="95.5012499999972">
            <text:p>95.50</text:p>
          </table:table-cell>
          <table:table-cell table:number-columns-repeated="872"/>
        </table:table-row>
        <table:table-row table:style-name="ro3">
          <table:table-cell table:formula="of:=[.A1989]+[.$C$4]" office:value-type="float" office:value="9.89500000000015">
            <text:p>9.895</text:p>
          </table:table-cell>
          <table:table-cell table:formula="of:=IF(   [.A1990] &lt; [.$C$5];   &quot;Accel&quot;;   IF(     [.A1990] &lt; [.$C$5] + [.$C$7];     &quot;Cruise&quot;;     IF(       [.A1990] &lt; [.$C$8];       &quot;Decel&quot;;       &quot;Stop&quot;     )   ) )" office:value-type="string" office:string-value="Cruise">
            <text:p>Cruise</text:p>
          </table:table-cell>
          <table:table-cell table:formula="of:=IF(   [.B1990]=&quot;Accel&quot;;   [.$C$1];   IF(     [.B1990]=&quot;Cruise&quot;;     0;     IF([.B1990]=&quot;Decel&quot;; -[.$C$1]; 0)   ) )" office:value-type="float" office:value="0">
            <text:p>0</text:p>
          </table:table-cell>
          <table:table-cell table:formula="of:=IF(   [.B1990]=&quot;Stop&quot;;   0;   MAX(     0;     MIN(       [.$C$2];       [.D1989] + [.C1990] * [.$C$4]     )   ) )" office:value-type="float" office:value="9.75">
            <text:p>9.75</text:p>
          </table:table-cell>
          <table:table-cell table:formula="of:=IF(   [.B1990]=&quot;Stop&quot;;   [.$C$3];   [.E1989] + [.D1990] * [.$C$4] )" office:value-type="float" office:value="95.5499999999972">
            <text:p>95.55</text:p>
          </table:table-cell>
          <table:table-cell table:number-columns-repeated="872"/>
        </table:table-row>
        <table:table-row table:style-name="ro3">
          <table:table-cell table:formula="of:=[.A1990]+[.$C$4]" office:value-type="float" office:value="9.90000000000015">
            <text:p>9.900</text:p>
          </table:table-cell>
          <table:table-cell table:formula="of:=IF(   [.A1991] &lt; [.$C$5];   &quot;Accel&quot;;   IF(     [.A1991] &lt; [.$C$5] + [.$C$7];     &quot;Cruise&quot;;     IF(       [.A1991] &lt; [.$C$8];       &quot;Decel&quot;;       &quot;Stop&quot;     )   ) )" office:value-type="string" office:string-value="Cruise">
            <text:p>Cruise</text:p>
          </table:table-cell>
          <table:table-cell table:formula="of:=IF(   [.B1991]=&quot;Accel&quot;;   [.$C$1];   IF(     [.B1991]=&quot;Cruise&quot;;     0;     IF([.B1991]=&quot;Decel&quot;; -[.$C$1]; 0)   ) )" office:value-type="float" office:value="0">
            <text:p>0</text:p>
          </table:table-cell>
          <table:table-cell table:formula="of:=IF(   [.B1991]=&quot;Stop&quot;;   0;   MAX(     0;     MIN(       [.$C$2];       [.D1990] + [.C1991] * [.$C$4]     )   ) )" office:value-type="float" office:value="9.75">
            <text:p>9.75</text:p>
          </table:table-cell>
          <table:table-cell table:formula="of:=IF(   [.B1991]=&quot;Stop&quot;;   [.$C$3];   [.E1990] + [.D1991] * [.$C$4] )" office:value-type="float" office:value="95.5987499999972">
            <text:p>95.60</text:p>
          </table:table-cell>
          <table:table-cell table:number-columns-repeated="872"/>
        </table:table-row>
        <table:table-row table:style-name="ro3">
          <table:table-cell table:formula="of:=[.A1991]+[.$C$4]" office:value-type="float" office:value="9.90500000000015">
            <text:p>9.905</text:p>
          </table:table-cell>
          <table:table-cell table:formula="of:=IF(   [.A1992] &lt; [.$C$5];   &quot;Accel&quot;;   IF(     [.A1992] &lt; [.$C$5] + [.$C$7];     &quot;Cruise&quot;;     IF(       [.A1992] &lt; [.$C$8];       &quot;Decel&quot;;       &quot;Stop&quot;     )   ) )" office:value-type="string" office:string-value="Cruise">
            <text:p>Cruise</text:p>
          </table:table-cell>
          <table:table-cell table:formula="of:=IF(   [.B1992]=&quot;Accel&quot;;   [.$C$1];   IF(     [.B1992]=&quot;Cruise&quot;;     0;     IF([.B1992]=&quot;Decel&quot;; -[.$C$1]; 0)   ) )" office:value-type="float" office:value="0">
            <text:p>0</text:p>
          </table:table-cell>
          <table:table-cell table:formula="of:=IF(   [.B1992]=&quot;Stop&quot;;   0;   MAX(     0;     MIN(       [.$C$2];       [.D1991] + [.C1992] * [.$C$4]     )   ) )" office:value-type="float" office:value="9.75">
            <text:p>9.75</text:p>
          </table:table-cell>
          <table:table-cell table:formula="of:=IF(   [.B1992]=&quot;Stop&quot;;   [.$C$3];   [.E1991] + [.D1992] * [.$C$4] )" office:value-type="float" office:value="95.6474999999972">
            <text:p>95.65</text:p>
          </table:table-cell>
          <table:table-cell table:number-columns-repeated="872"/>
        </table:table-row>
        <table:table-row table:style-name="ro3">
          <table:table-cell table:formula="of:=[.A1992]+[.$C$4]" office:value-type="float" office:value="9.91000000000015">
            <text:p>9.910</text:p>
          </table:table-cell>
          <table:table-cell table:formula="of:=IF(   [.A1993] &lt; [.$C$5];   &quot;Accel&quot;;   IF(     [.A1993] &lt; [.$C$5] + [.$C$7];     &quot;Cruise&quot;;     IF(       [.A1993] &lt; [.$C$8];       &quot;Decel&quot;;       &quot;Stop&quot;     )   ) )" office:value-type="string" office:string-value="Cruise">
            <text:p>Cruise</text:p>
          </table:table-cell>
          <table:table-cell table:formula="of:=IF(   [.B1993]=&quot;Accel&quot;;   [.$C$1];   IF(     [.B1993]=&quot;Cruise&quot;;     0;     IF([.B1993]=&quot;Decel&quot;; -[.$C$1]; 0)   ) )" office:value-type="float" office:value="0">
            <text:p>0</text:p>
          </table:table-cell>
          <table:table-cell table:formula="of:=IF(   [.B1993]=&quot;Stop&quot;;   0;   MAX(     0;     MIN(       [.$C$2];       [.D1992] + [.C1993] * [.$C$4]     )   ) )" office:value-type="float" office:value="9.75">
            <text:p>9.75</text:p>
          </table:table-cell>
          <table:table-cell table:formula="of:=IF(   [.B1993]=&quot;Stop&quot;;   [.$C$3];   [.E1992] + [.D1993] * [.$C$4] )" office:value-type="float" office:value="95.6962499999972">
            <text:p>95.70</text:p>
          </table:table-cell>
          <table:table-cell table:number-columns-repeated="872"/>
        </table:table-row>
        <table:table-row table:style-name="ro3">
          <table:table-cell table:formula="of:=[.A1993]+[.$C$4]" office:value-type="float" office:value="9.91500000000015">
            <text:p>9.915</text:p>
          </table:table-cell>
          <table:table-cell table:formula="of:=IF(   [.A1994] &lt; [.$C$5];   &quot;Accel&quot;;   IF(     [.A1994] &lt; [.$C$5] + [.$C$7];     &quot;Cruise&quot;;     IF(       [.A1994] &lt; [.$C$8];       &quot;Decel&quot;;       &quot;Stop&quot;     )   ) )" office:value-type="string" office:string-value="Cruise">
            <text:p>Cruise</text:p>
          </table:table-cell>
          <table:table-cell table:formula="of:=IF(   [.B1994]=&quot;Accel&quot;;   [.$C$1];   IF(     [.B1994]=&quot;Cruise&quot;;     0;     IF([.B1994]=&quot;Decel&quot;; -[.$C$1]; 0)   ) )" office:value-type="float" office:value="0">
            <text:p>0</text:p>
          </table:table-cell>
          <table:table-cell table:formula="of:=IF(   [.B1994]=&quot;Stop&quot;;   0;   MAX(     0;     MIN(       [.$C$2];       [.D1993] + [.C1994] * [.$C$4]     )   ) )" office:value-type="float" office:value="9.75">
            <text:p>9.75</text:p>
          </table:table-cell>
          <table:table-cell table:formula="of:=IF(   [.B1994]=&quot;Stop&quot;;   [.$C$3];   [.E1993] + [.D1994] * [.$C$4] )" office:value-type="float" office:value="95.7449999999972">
            <text:p>95.74</text:p>
          </table:table-cell>
          <table:table-cell table:number-columns-repeated="872"/>
        </table:table-row>
        <table:table-row table:style-name="ro3">
          <table:table-cell table:formula="of:=[.A1994]+[.$C$4]" office:value-type="float" office:value="9.92000000000015">
            <text:p>9.920</text:p>
          </table:table-cell>
          <table:table-cell table:formula="of:=IF(   [.A1995] &lt; [.$C$5];   &quot;Accel&quot;;   IF(     [.A1995] &lt; [.$C$5] + [.$C$7];     &quot;Cruise&quot;;     IF(       [.A1995] &lt; [.$C$8];       &quot;Decel&quot;;       &quot;Stop&quot;     )   ) )" office:value-type="string" office:string-value="Cruise">
            <text:p>Cruise</text:p>
          </table:table-cell>
          <table:table-cell table:formula="of:=IF(   [.B1995]=&quot;Accel&quot;;   [.$C$1];   IF(     [.B1995]=&quot;Cruise&quot;;     0;     IF([.B1995]=&quot;Decel&quot;; -[.$C$1]; 0)   ) )" office:value-type="float" office:value="0">
            <text:p>0</text:p>
          </table:table-cell>
          <table:table-cell table:formula="of:=IF(   [.B1995]=&quot;Stop&quot;;   0;   MAX(     0;     MIN(       [.$C$2];       [.D1994] + [.C1995] * [.$C$4]     )   ) )" office:value-type="float" office:value="9.75">
            <text:p>9.75</text:p>
          </table:table-cell>
          <table:table-cell table:formula="of:=IF(   [.B1995]=&quot;Stop&quot;;   [.$C$3];   [.E1994] + [.D1995] * [.$C$4] )" office:value-type="float" office:value="95.7937499999972">
            <text:p>95.79</text:p>
          </table:table-cell>
          <table:table-cell table:number-columns-repeated="872"/>
        </table:table-row>
        <table:table-row table:style-name="ro3">
          <table:table-cell table:formula="of:=[.A1995]+[.$C$4]" office:value-type="float" office:value="9.92500000000015">
            <text:p>9.925</text:p>
          </table:table-cell>
          <table:table-cell table:formula="of:=IF(   [.A1996] &lt; [.$C$5];   &quot;Accel&quot;;   IF(     [.A1996] &lt; [.$C$5] + [.$C$7];     &quot;Cruise&quot;;     IF(       [.A1996] &lt; [.$C$8];       &quot;Decel&quot;;       &quot;Stop&quot;     )   ) )" office:value-type="string" office:string-value="Cruise">
            <text:p>Cruise</text:p>
          </table:table-cell>
          <table:table-cell table:formula="of:=IF(   [.B1996]=&quot;Accel&quot;;   [.$C$1];   IF(     [.B1996]=&quot;Cruise&quot;;     0;     IF([.B1996]=&quot;Decel&quot;; -[.$C$1]; 0)   ) )" office:value-type="float" office:value="0">
            <text:p>0</text:p>
          </table:table-cell>
          <table:table-cell table:formula="of:=IF(   [.B1996]=&quot;Stop&quot;;   0;   MAX(     0;     MIN(       [.$C$2];       [.D1995] + [.C1996] * [.$C$4]     )   ) )" office:value-type="float" office:value="9.75">
            <text:p>9.75</text:p>
          </table:table-cell>
          <table:table-cell table:formula="of:=IF(   [.B1996]=&quot;Stop&quot;;   [.$C$3];   [.E1995] + [.D1996] * [.$C$4] )" office:value-type="float" office:value="95.8424999999972">
            <text:p>95.84</text:p>
          </table:table-cell>
          <table:table-cell table:number-columns-repeated="872"/>
        </table:table-row>
        <table:table-row table:style-name="ro3">
          <table:table-cell table:formula="of:=[.A1996]+[.$C$4]" office:value-type="float" office:value="9.93000000000015">
            <text:p>9.930</text:p>
          </table:table-cell>
          <table:table-cell table:formula="of:=IF(   [.A1997] &lt; [.$C$5];   &quot;Accel&quot;;   IF(     [.A1997] &lt; [.$C$5] + [.$C$7];     &quot;Cruise&quot;;     IF(       [.A1997] &lt; [.$C$8];       &quot;Decel&quot;;       &quot;Stop&quot;     )   ) )" office:value-type="string" office:string-value="Cruise">
            <text:p>Cruise</text:p>
          </table:table-cell>
          <table:table-cell table:formula="of:=IF(   [.B1997]=&quot;Accel&quot;;   [.$C$1];   IF(     [.B1997]=&quot;Cruise&quot;;     0;     IF([.B1997]=&quot;Decel&quot;; -[.$C$1]; 0)   ) )" office:value-type="float" office:value="0">
            <text:p>0</text:p>
          </table:table-cell>
          <table:table-cell table:formula="of:=IF(   [.B1997]=&quot;Stop&quot;;   0;   MAX(     0;     MIN(       [.$C$2];       [.D1996] + [.C1997] * [.$C$4]     )   ) )" office:value-type="float" office:value="9.75">
            <text:p>9.75</text:p>
          </table:table-cell>
          <table:table-cell table:formula="of:=IF(   [.B1997]=&quot;Stop&quot;;   [.$C$3];   [.E1996] + [.D1997] * [.$C$4] )" office:value-type="float" office:value="95.8912499999972">
            <text:p>95.89</text:p>
          </table:table-cell>
          <table:table-cell table:number-columns-repeated="872"/>
        </table:table-row>
        <table:table-row table:style-name="ro3">
          <table:table-cell table:formula="of:=[.A1997]+[.$C$4]" office:value-type="float" office:value="9.93500000000015">
            <text:p>9.935</text:p>
          </table:table-cell>
          <table:table-cell table:formula="of:=IF(   [.A1998] &lt; [.$C$5];   &quot;Accel&quot;;   IF(     [.A1998] &lt; [.$C$5] + [.$C$7];     &quot;Cruise&quot;;     IF(       [.A1998] &lt; [.$C$8];       &quot;Decel&quot;;       &quot;Stop&quot;     )   ) )" office:value-type="string" office:string-value="Cruise">
            <text:p>Cruise</text:p>
          </table:table-cell>
          <table:table-cell table:formula="of:=IF(   [.B1998]=&quot;Accel&quot;;   [.$C$1];   IF(     [.B1998]=&quot;Cruise&quot;;     0;     IF([.B1998]=&quot;Decel&quot;; -[.$C$1]; 0)   ) )" office:value-type="float" office:value="0">
            <text:p>0</text:p>
          </table:table-cell>
          <table:table-cell table:formula="of:=IF(   [.B1998]=&quot;Stop&quot;;   0;   MAX(     0;     MIN(       [.$C$2];       [.D1997] + [.C1998] * [.$C$4]     )   ) )" office:value-type="float" office:value="9.75">
            <text:p>9.75</text:p>
          </table:table-cell>
          <table:table-cell table:formula="of:=IF(   [.B1998]=&quot;Stop&quot;;   [.$C$3];   [.E1997] + [.D1998] * [.$C$4] )" office:value-type="float" office:value="95.9399999999972">
            <text:p>95.94</text:p>
          </table:table-cell>
          <table:table-cell table:number-columns-repeated="872"/>
        </table:table-row>
        <table:table-row table:style-name="ro3">
          <table:table-cell table:formula="of:=[.A1998]+[.$C$4]" office:value-type="float" office:value="9.94000000000015">
            <text:p>9.940</text:p>
          </table:table-cell>
          <table:table-cell table:formula="of:=IF(   [.A1999] &lt; [.$C$5];   &quot;Accel&quot;;   IF(     [.A1999] &lt; [.$C$5] + [.$C$7];     &quot;Cruise&quot;;     IF(       [.A1999] &lt; [.$C$8];       &quot;Decel&quot;;       &quot;Stop&quot;     )   ) )" office:value-type="string" office:string-value="Cruise">
            <text:p>Cruise</text:p>
          </table:table-cell>
          <table:table-cell table:formula="of:=IF(   [.B1999]=&quot;Accel&quot;;   [.$C$1];   IF(     [.B1999]=&quot;Cruise&quot;;     0;     IF([.B1999]=&quot;Decel&quot;; -[.$C$1]; 0)   ) )" office:value-type="float" office:value="0">
            <text:p>0</text:p>
          </table:table-cell>
          <table:table-cell table:formula="of:=IF(   [.B1999]=&quot;Stop&quot;;   0;   MAX(     0;     MIN(       [.$C$2];       [.D1998] + [.C1999] * [.$C$4]     )   ) )" office:value-type="float" office:value="9.75">
            <text:p>9.75</text:p>
          </table:table-cell>
          <table:table-cell table:formula="of:=IF(   [.B1999]=&quot;Stop&quot;;   [.$C$3];   [.E1998] + [.D1999] * [.$C$4] )" office:value-type="float" office:value="95.9887499999972">
            <text:p>95.99</text:p>
          </table:table-cell>
          <table:table-cell table:number-columns-repeated="872"/>
        </table:table-row>
        <table:table-row table:style-name="ro3">
          <table:table-cell table:formula="of:=[.A1999]+[.$C$4]" office:value-type="float" office:value="9.94500000000016">
            <text:p>9.945</text:p>
          </table:table-cell>
          <table:table-cell table:formula="of:=IF(   [.A2000] &lt; [.$C$5];   &quot;Accel&quot;;   IF(     [.A2000] &lt; [.$C$5] + [.$C$7];     &quot;Cruise&quot;;     IF(       [.A2000] &lt; [.$C$8];       &quot;Decel&quot;;       &quot;Stop&quot;     )   ) )" office:value-type="string" office:string-value="Cruise">
            <text:p>Cruise</text:p>
          </table:table-cell>
          <table:table-cell table:formula="of:=IF(   [.B2000]=&quot;Accel&quot;;   [.$C$1];   IF(     [.B2000]=&quot;Cruise&quot;;     0;     IF([.B2000]=&quot;Decel&quot;; -[.$C$1]; 0)   ) )" office:value-type="float" office:value="0">
            <text:p>0</text:p>
          </table:table-cell>
          <table:table-cell table:formula="of:=IF(   [.B2000]=&quot;Stop&quot;;   0;   MAX(     0;     MIN(       [.$C$2];       [.D1999] + [.C2000] * [.$C$4]     )   ) )" office:value-type="float" office:value="9.75">
            <text:p>9.75</text:p>
          </table:table-cell>
          <table:table-cell table:formula="of:=IF(   [.B2000]=&quot;Stop&quot;;   [.$C$3];   [.E1999] + [.D2000] * [.$C$4] )" office:value-type="float" office:value="96.0374999999972">
            <text:p>96.04</text:p>
          </table:table-cell>
          <table:table-cell table:number-columns-repeated="872"/>
        </table:table-row>
        <table:table-row table:style-name="ro3">
          <table:table-cell table:formula="of:=[.A2000]+[.$C$4]" office:value-type="float" office:value="9.95000000000016">
            <text:p>9.950</text:p>
          </table:table-cell>
          <table:table-cell table:formula="of:=IF(   [.A2001] &lt; [.$C$5];   &quot;Accel&quot;;   IF(     [.A2001] &lt; [.$C$5] + [.$C$7];     &quot;Cruise&quot;;     IF(       [.A2001] &lt; [.$C$8];       &quot;Decel&quot;;       &quot;Stop&quot;     )   ) )" office:value-type="string" office:string-value="Cruise">
            <text:p>Cruise</text:p>
          </table:table-cell>
          <table:table-cell table:formula="of:=IF(   [.B2001]=&quot;Accel&quot;;   [.$C$1];   IF(     [.B2001]=&quot;Cruise&quot;;     0;     IF([.B2001]=&quot;Decel&quot;; -[.$C$1]; 0)   ) )" office:value-type="float" office:value="0">
            <text:p>0</text:p>
          </table:table-cell>
          <table:table-cell table:formula="of:=IF(   [.B2001]=&quot;Stop&quot;;   0;   MAX(     0;     MIN(       [.$C$2];       [.D2000] + [.C2001] * [.$C$4]     )   ) )" office:value-type="float" office:value="9.75">
            <text:p>9.75</text:p>
          </table:table-cell>
          <table:table-cell table:formula="of:=IF(   [.B2001]=&quot;Stop&quot;;   [.$C$3];   [.E2000] + [.D2001] * [.$C$4] )" office:value-type="float" office:value="96.0862499999972">
            <text:p>96.09</text:p>
          </table:table-cell>
          <table:table-cell table:number-columns-repeated="872"/>
        </table:table-row>
        <table:table-row table:style-name="ro3">
          <table:table-cell table:formula="of:=[.A2001]+[.$C$4]" office:value-type="float" office:value="9.95500000000016">
            <text:p>9.955</text:p>
          </table:table-cell>
          <table:table-cell table:formula="of:=IF(   [.A2002] &lt; [.$C$5];   &quot;Accel&quot;;   IF(     [.A2002] &lt; [.$C$5] + [.$C$7];     &quot;Cruise&quot;;     IF(       [.A2002] &lt; [.$C$8];       &quot;Decel&quot;;       &quot;Stop&quot;     )   ) )" office:value-type="string" office:string-value="Cruise">
            <text:p>Cruise</text:p>
          </table:table-cell>
          <table:table-cell table:formula="of:=IF(   [.B2002]=&quot;Accel&quot;;   [.$C$1];   IF(     [.B2002]=&quot;Cruise&quot;;     0;     IF([.B2002]=&quot;Decel&quot;; -[.$C$1]; 0)   ) )" office:value-type="float" office:value="0">
            <text:p>0</text:p>
          </table:table-cell>
          <table:table-cell table:formula="of:=IF(   [.B2002]=&quot;Stop&quot;;   0;   MAX(     0;     MIN(       [.$C$2];       [.D2001] + [.C2002] * [.$C$4]     )   ) )" office:value-type="float" office:value="9.75">
            <text:p>9.75</text:p>
          </table:table-cell>
          <table:table-cell table:formula="of:=IF(   [.B2002]=&quot;Stop&quot;;   [.$C$3];   [.E2001] + [.D2002] * [.$C$4] )" office:value-type="float" office:value="96.1349999999972">
            <text:p>96.13</text:p>
          </table:table-cell>
          <table:table-cell table:number-columns-repeated="872"/>
        </table:table-row>
        <table:table-row table:style-name="ro3">
          <table:table-cell table:formula="of:=[.A2002]+[.$C$4]" office:value-type="float" office:value="9.96000000000016">
            <text:p>9.960</text:p>
          </table:table-cell>
          <table:table-cell table:formula="of:=IF(   [.A2003] &lt; [.$C$5];   &quot;Accel&quot;;   IF(     [.A2003] &lt; [.$C$5] + [.$C$7];     &quot;Cruise&quot;;     IF(       [.A2003] &lt; [.$C$8];       &quot;Decel&quot;;       &quot;Stop&quot;     )   ) )" office:value-type="string" office:string-value="Cruise">
            <text:p>Cruise</text:p>
          </table:table-cell>
          <table:table-cell table:formula="of:=IF(   [.B2003]=&quot;Accel&quot;;   [.$C$1];   IF(     [.B2003]=&quot;Cruise&quot;;     0;     IF([.B2003]=&quot;Decel&quot;; -[.$C$1]; 0)   ) )" office:value-type="float" office:value="0">
            <text:p>0</text:p>
          </table:table-cell>
          <table:table-cell table:formula="of:=IF(   [.B2003]=&quot;Stop&quot;;   0;   MAX(     0;     MIN(       [.$C$2];       [.D2002] + [.C2003] * [.$C$4]     )   ) )" office:value-type="float" office:value="9.75">
            <text:p>9.75</text:p>
          </table:table-cell>
          <table:table-cell table:formula="of:=IF(   [.B2003]=&quot;Stop&quot;;   [.$C$3];   [.E2002] + [.D2003] * [.$C$4] )" office:value-type="float" office:value="96.1837499999972">
            <text:p>96.18</text:p>
          </table:table-cell>
          <table:table-cell table:number-columns-repeated="872"/>
        </table:table-row>
        <table:table-row table:style-name="ro3">
          <table:table-cell table:formula="of:=[.A2003]+[.$C$4]" office:value-type="float" office:value="9.96500000000016">
            <text:p>9.965</text:p>
          </table:table-cell>
          <table:table-cell table:formula="of:=IF(   [.A2004] &lt; [.$C$5];   &quot;Accel&quot;;   IF(     [.A2004] &lt; [.$C$5] + [.$C$7];     &quot;Cruise&quot;;     IF(       [.A2004] &lt; [.$C$8];       &quot;Decel&quot;;       &quot;Stop&quot;     )   ) )" office:value-type="string" office:string-value="Cruise">
            <text:p>Cruise</text:p>
          </table:table-cell>
          <table:table-cell table:formula="of:=IF(   [.B2004]=&quot;Accel&quot;;   [.$C$1];   IF(     [.B2004]=&quot;Cruise&quot;;     0;     IF([.B2004]=&quot;Decel&quot;; -[.$C$1]; 0)   ) )" office:value-type="float" office:value="0">
            <text:p>0</text:p>
          </table:table-cell>
          <table:table-cell table:formula="of:=IF(   [.B2004]=&quot;Stop&quot;;   0;   MAX(     0;     MIN(       [.$C$2];       [.D2003] + [.C2004] * [.$C$4]     )   ) )" office:value-type="float" office:value="9.75">
            <text:p>9.75</text:p>
          </table:table-cell>
          <table:table-cell table:formula="of:=IF(   [.B2004]=&quot;Stop&quot;;   [.$C$3];   [.E2003] + [.D2004] * [.$C$4] )" office:value-type="float" office:value="96.2324999999972">
            <text:p>96.23</text:p>
          </table:table-cell>
          <table:table-cell table:number-columns-repeated="872"/>
        </table:table-row>
        <table:table-row table:style-name="ro3">
          <table:table-cell table:formula="of:=[.A2004]+[.$C$4]" office:value-type="float" office:value="9.97000000000016">
            <text:p>9.970</text:p>
          </table:table-cell>
          <table:table-cell table:formula="of:=IF(   [.A2005] &lt; [.$C$5];   &quot;Accel&quot;;   IF(     [.A2005] &lt; [.$C$5] + [.$C$7];     &quot;Cruise&quot;;     IF(       [.A2005] &lt; [.$C$8];       &quot;Decel&quot;;       &quot;Stop&quot;     )   ) )" office:value-type="string" office:string-value="Cruise">
            <text:p>Cruise</text:p>
          </table:table-cell>
          <table:table-cell table:formula="of:=IF(   [.B2005]=&quot;Accel&quot;;   [.$C$1];   IF(     [.B2005]=&quot;Cruise&quot;;     0;     IF([.B2005]=&quot;Decel&quot;; -[.$C$1]; 0)   ) )" office:value-type="float" office:value="0">
            <text:p>0</text:p>
          </table:table-cell>
          <table:table-cell table:formula="of:=IF(   [.B2005]=&quot;Stop&quot;;   0;   MAX(     0;     MIN(       [.$C$2];       [.D2004] + [.C2005] * [.$C$4]     )   ) )" office:value-type="float" office:value="9.75">
            <text:p>9.75</text:p>
          </table:table-cell>
          <table:table-cell table:formula="of:=IF(   [.B2005]=&quot;Stop&quot;;   [.$C$3];   [.E2004] + [.D2005] * [.$C$4] )" office:value-type="float" office:value="96.2812499999972">
            <text:p>96.28</text:p>
          </table:table-cell>
          <table:table-cell table:number-columns-repeated="872"/>
        </table:table-row>
        <table:table-row table:style-name="ro3">
          <table:table-cell table:formula="of:=[.A2005]+[.$C$4]" office:value-type="float" office:value="9.97500000000016">
            <text:p>9.975</text:p>
          </table:table-cell>
          <table:table-cell table:formula="of:=IF(   [.A2006] &lt; [.$C$5];   &quot;Accel&quot;;   IF(     [.A2006] &lt; [.$C$5] + [.$C$7];     &quot;Cruise&quot;;     IF(       [.A2006] &lt; [.$C$8];       &quot;Decel&quot;;       &quot;Stop&quot;     )   ) )" office:value-type="string" office:string-value="Cruise">
            <text:p>Cruise</text:p>
          </table:table-cell>
          <table:table-cell table:formula="of:=IF(   [.B2006]=&quot;Accel&quot;;   [.$C$1];   IF(     [.B2006]=&quot;Cruise&quot;;     0;     IF([.B2006]=&quot;Decel&quot;; -[.$C$1]; 0)   ) )" office:value-type="float" office:value="0">
            <text:p>0</text:p>
          </table:table-cell>
          <table:table-cell table:formula="of:=IF(   [.B2006]=&quot;Stop&quot;;   0;   MAX(     0;     MIN(       [.$C$2];       [.D2005] + [.C2006] * [.$C$4]     )   ) )" office:value-type="float" office:value="9.75">
            <text:p>9.75</text:p>
          </table:table-cell>
          <table:table-cell table:formula="of:=IF(   [.B2006]=&quot;Stop&quot;;   [.$C$3];   [.E2005] + [.D2006] * [.$C$4] )" office:value-type="float" office:value="96.3299999999972">
            <text:p>96.33</text:p>
          </table:table-cell>
          <table:table-cell table:number-columns-repeated="872"/>
        </table:table-row>
        <table:table-row table:style-name="ro3">
          <table:table-cell table:formula="of:=[.A2006]+[.$C$4]" office:value-type="float" office:value="9.98000000000016">
            <text:p>9.980</text:p>
          </table:table-cell>
          <table:table-cell table:formula="of:=IF(   [.A2007] &lt; [.$C$5];   &quot;Accel&quot;;   IF(     [.A2007] &lt; [.$C$5] + [.$C$7];     &quot;Cruise&quot;;     IF(       [.A2007] &lt; [.$C$8];       &quot;Decel&quot;;       &quot;Stop&quot;     )   ) )" office:value-type="string" office:string-value="Cruise">
            <text:p>Cruise</text:p>
          </table:table-cell>
          <table:table-cell table:formula="of:=IF(   [.B2007]=&quot;Accel&quot;;   [.$C$1];   IF(     [.B2007]=&quot;Cruise&quot;;     0;     IF([.B2007]=&quot;Decel&quot;; -[.$C$1]; 0)   ) )" office:value-type="float" office:value="0">
            <text:p>0</text:p>
          </table:table-cell>
          <table:table-cell table:formula="of:=IF(   [.B2007]=&quot;Stop&quot;;   0;   MAX(     0;     MIN(       [.$C$2];       [.D2006] + [.C2007] * [.$C$4]     )   ) )" office:value-type="float" office:value="9.75">
            <text:p>9.75</text:p>
          </table:table-cell>
          <table:table-cell table:formula="of:=IF(   [.B2007]=&quot;Stop&quot;;   [.$C$3];   [.E2006] + [.D2007] * [.$C$4] )" office:value-type="float" office:value="96.3787499999972">
            <text:p>96.38</text:p>
          </table:table-cell>
          <table:table-cell table:number-columns-repeated="872"/>
        </table:table-row>
        <table:table-row table:style-name="ro3">
          <table:table-cell table:formula="of:=[.A2007]+[.$C$4]" office:value-type="float" office:value="9.98500000000016">
            <text:p>9.985</text:p>
          </table:table-cell>
          <table:table-cell table:formula="of:=IF(   [.A2008] &lt; [.$C$5];   &quot;Accel&quot;;   IF(     [.A2008] &lt; [.$C$5] + [.$C$7];     &quot;Cruise&quot;;     IF(       [.A2008] &lt; [.$C$8];       &quot;Decel&quot;;       &quot;Stop&quot;     )   ) )" office:value-type="string" office:string-value="Cruise">
            <text:p>Cruise</text:p>
          </table:table-cell>
          <table:table-cell table:formula="of:=IF(   [.B2008]=&quot;Accel&quot;;   [.$C$1];   IF(     [.B2008]=&quot;Cruise&quot;;     0;     IF([.B2008]=&quot;Decel&quot;; -[.$C$1]; 0)   ) )" office:value-type="float" office:value="0">
            <text:p>0</text:p>
          </table:table-cell>
          <table:table-cell table:formula="of:=IF(   [.B2008]=&quot;Stop&quot;;   0;   MAX(     0;     MIN(       [.$C$2];       [.D2007] + [.C2008] * [.$C$4]     )   ) )" office:value-type="float" office:value="9.75">
            <text:p>9.75</text:p>
          </table:table-cell>
          <table:table-cell table:formula="of:=IF(   [.B2008]=&quot;Stop&quot;;   [.$C$3];   [.E2007] + [.D2008] * [.$C$4] )" office:value-type="float" office:value="96.4274999999972">
            <text:p>96.43</text:p>
          </table:table-cell>
          <table:table-cell table:number-columns-repeated="872"/>
        </table:table-row>
        <table:table-row table:style-name="ro3">
          <table:table-cell table:formula="of:=[.A2008]+[.$C$4]" office:value-type="float" office:value="9.99000000000016">
            <text:p>9.990</text:p>
          </table:table-cell>
          <table:table-cell table:formula="of:=IF(   [.A2009] &lt; [.$C$5];   &quot;Accel&quot;;   IF(     [.A2009] &lt; [.$C$5] + [.$C$7];     &quot;Cruise&quot;;     IF(       [.A2009] &lt; [.$C$8];       &quot;Decel&quot;;       &quot;Stop&quot;     )   ) )" office:value-type="string" office:string-value="Cruise">
            <text:p>Cruise</text:p>
          </table:table-cell>
          <table:table-cell table:formula="of:=IF(   [.B2009]=&quot;Accel&quot;;   [.$C$1];   IF(     [.B2009]=&quot;Cruise&quot;;     0;     IF([.B2009]=&quot;Decel&quot;; -[.$C$1]; 0)   ) )" office:value-type="float" office:value="0">
            <text:p>0</text:p>
          </table:table-cell>
          <table:table-cell table:formula="of:=IF(   [.B2009]=&quot;Stop&quot;;   0;   MAX(     0;     MIN(       [.$C$2];       [.D2008] + [.C2009] * [.$C$4]     )   ) )" office:value-type="float" office:value="9.75">
            <text:p>9.75</text:p>
          </table:table-cell>
          <table:table-cell table:formula="of:=IF(   [.B2009]=&quot;Stop&quot;;   [.$C$3];   [.E2008] + [.D2009] * [.$C$4] )" office:value-type="float" office:value="96.4762499999972">
            <text:p>96.48</text:p>
          </table:table-cell>
          <table:table-cell table:number-columns-repeated="872"/>
        </table:table-row>
        <table:table-row table:style-name="ro3">
          <table:table-cell table:formula="of:=[.A2009]+[.$C$4]" office:value-type="float" office:value="9.99500000000016">
            <text:p>9.995</text:p>
          </table:table-cell>
          <table:table-cell table:formula="of:=IF(   [.A2010] &lt; [.$C$5];   &quot;Accel&quot;;   IF(     [.A2010] &lt; [.$C$5] + [.$C$7];     &quot;Cruise&quot;;     IF(       [.A2010] &lt; [.$C$8];       &quot;Decel&quot;;       &quot;Stop&quot;     )   ) )" office:value-type="string" office:string-value="Cruise">
            <text:p>Cruise</text:p>
          </table:table-cell>
          <table:table-cell table:formula="of:=IF(   [.B2010]=&quot;Accel&quot;;   [.$C$1];   IF(     [.B2010]=&quot;Cruise&quot;;     0;     IF([.B2010]=&quot;Decel&quot;; -[.$C$1]; 0)   ) )" office:value-type="float" office:value="0">
            <text:p>0</text:p>
          </table:table-cell>
          <table:table-cell table:formula="of:=IF(   [.B2010]=&quot;Stop&quot;;   0;   MAX(     0;     MIN(       [.$C$2];       [.D2009] + [.C2010] * [.$C$4]     )   ) )" office:value-type="float" office:value="9.75">
            <text:p>9.75</text:p>
          </table:table-cell>
          <table:table-cell table:formula="of:=IF(   [.B2010]=&quot;Stop&quot;;   [.$C$3];   [.E2009] + [.D2010] * [.$C$4] )" office:value-type="float" office:value="96.5249999999972">
            <text:p>96.52</text:p>
          </table:table-cell>
          <table:table-cell table:number-columns-repeated="872"/>
        </table:table-row>
        <table:table-row table:style-name="ro3">
          <table:table-cell table:formula="of:=[.A2010]+[.$C$4]" office:value-type="float" office:value="10.0000000000002">
            <text:p>10.000</text:p>
          </table:table-cell>
          <table:table-cell table:formula="of:=IF(   [.A2011] &lt; [.$C$5];   &quot;Accel&quot;;   IF(     [.A2011] &lt; [.$C$5] + [.$C$7];     &quot;Cruise&quot;;     IF(       [.A2011] &lt; [.$C$8];       &quot;Decel&quot;;       &quot;Stop&quot;     )   ) )" office:value-type="string" office:string-value="Decel">
            <text:p>Decel</text:p>
          </table:table-cell>
          <table:table-cell table:formula="of:=IF(   [.B2011]=&quot;Accel&quot;;   [.$C$1];   IF(     [.B2011]=&quot;Cruise&quot;;     0;     IF([.B2011]=&quot;Decel&quot;; -[.$C$1]; 0)   ) )" office:value-type="float" office:value="-50">
            <text:p>-50</text:p>
          </table:table-cell>
          <table:table-cell table:formula="of:=IF(   [.B2011]=&quot;Stop&quot;;   0;   MAX(     0;     MIN(       [.$C$2];       [.D2010] + [.C2011] * [.$C$4]     )   ) )" office:value-type="float" office:value="9.5">
            <text:p>9.50</text:p>
          </table:table-cell>
          <table:table-cell table:formula="of:=IF(   [.B2011]=&quot;Stop&quot;;   [.$C$3];   [.E2010] + [.D2011] * [.$C$4] )" office:value-type="float" office:value="96.5724999999972">
            <text:p>96.57</text:p>
          </table:table-cell>
          <table:table-cell table:number-columns-repeated="872"/>
        </table:table-row>
        <table:table-row table:style-name="ro3">
          <table:table-cell table:formula="of:=[.A2011]+[.$C$4]" office:value-type="float" office:value="10.0050000000002">
            <text:p>10.005</text:p>
          </table:table-cell>
          <table:table-cell table:formula="of:=IF(   [.A2012] &lt; [.$C$5];   &quot;Accel&quot;;   IF(     [.A2012] &lt; [.$C$5] + [.$C$7];     &quot;Cruise&quot;;     IF(       [.A2012] &lt; [.$C$8];       &quot;Decel&quot;;       &quot;Stop&quot;     )   ) )" office:value-type="string" office:string-value="Decel">
            <text:p>Decel</text:p>
          </table:table-cell>
          <table:table-cell table:formula="of:=IF(   [.B2012]=&quot;Accel&quot;;   [.$C$1];   IF(     [.B2012]=&quot;Cruise&quot;;     0;     IF([.B2012]=&quot;Decel&quot;; -[.$C$1]; 0)   ) )" office:value-type="float" office:value="-50">
            <text:p>-50</text:p>
          </table:table-cell>
          <table:table-cell table:formula="of:=IF(   [.B2012]=&quot;Stop&quot;;   0;   MAX(     0;     MIN(       [.$C$2];       [.D2011] + [.C2012] * [.$C$4]     )   ) )" office:value-type="float" office:value="9.25">
            <text:p>9.25</text:p>
          </table:table-cell>
          <table:table-cell table:formula="of:=IF(   [.B2012]=&quot;Stop&quot;;   [.$C$3];   [.E2011] + [.D2012] * [.$C$4] )" office:value-type="float" office:value="96.6187499999972">
            <text:p>96.62</text:p>
          </table:table-cell>
          <table:table-cell table:number-columns-repeated="872"/>
        </table:table-row>
        <table:table-row table:style-name="ro3">
          <table:table-cell table:formula="of:=[.A2012]+[.$C$4]" office:value-type="float" office:value="10.0100000000002">
            <text:p>10.010</text:p>
          </table:table-cell>
          <table:table-cell table:formula="of:=IF(   [.A2013] &lt; [.$C$5];   &quot;Accel&quot;;   IF(     [.A2013] &lt; [.$C$5] + [.$C$7];     &quot;Cruise&quot;;     IF(       [.A2013] &lt; [.$C$8];       &quot;Decel&quot;;       &quot;Stop&quot;     )   ) )" office:value-type="string" office:string-value="Decel">
            <text:p>Decel</text:p>
          </table:table-cell>
          <table:table-cell table:formula="of:=IF(   [.B2013]=&quot;Accel&quot;;   [.$C$1];   IF(     [.B2013]=&quot;Cruise&quot;;     0;     IF([.B2013]=&quot;Decel&quot;; -[.$C$1]; 0)   ) )" office:value-type="float" office:value="-50">
            <text:p>-50</text:p>
          </table:table-cell>
          <table:table-cell table:formula="of:=IF(   [.B2013]=&quot;Stop&quot;;   0;   MAX(     0;     MIN(       [.$C$2];       [.D2012] + [.C2013] * [.$C$4]     )   ) )" office:value-type="float" office:value="9">
            <text:p>9.00</text:p>
          </table:table-cell>
          <table:table-cell table:formula="of:=IF(   [.B2013]=&quot;Stop&quot;;   [.$C$3];   [.E2012] + [.D2013] * [.$C$4] )" office:value-type="float" office:value="96.6637499999972">
            <text:p>96.66</text:p>
          </table:table-cell>
          <table:table-cell table:number-columns-repeated="872"/>
        </table:table-row>
        <table:table-row table:style-name="ro3">
          <table:table-cell table:formula="of:=[.A2013]+[.$C$4]" office:value-type="float" office:value="10.0150000000002">
            <text:p>10.015</text:p>
          </table:table-cell>
          <table:table-cell table:formula="of:=IF(   [.A2014] &lt; [.$C$5];   &quot;Accel&quot;;   IF(     [.A2014] &lt; [.$C$5] + [.$C$7];     &quot;Cruise&quot;;     IF(       [.A2014] &lt; [.$C$8];       &quot;Decel&quot;;       &quot;Stop&quot;     )   ) )" office:value-type="string" office:string-value="Decel">
            <text:p>Decel</text:p>
          </table:table-cell>
          <table:table-cell table:formula="of:=IF(   [.B2014]=&quot;Accel&quot;;   [.$C$1];   IF(     [.B2014]=&quot;Cruise&quot;;     0;     IF([.B2014]=&quot;Decel&quot;; -[.$C$1]; 0)   ) )" office:value-type="float" office:value="-50">
            <text:p>-50</text:p>
          </table:table-cell>
          <table:table-cell table:formula="of:=IF(   [.B2014]=&quot;Stop&quot;;   0;   MAX(     0;     MIN(       [.$C$2];       [.D2013] + [.C2014] * [.$C$4]     )   ) )" office:value-type="float" office:value="8.75">
            <text:p>8.75</text:p>
          </table:table-cell>
          <table:table-cell table:formula="of:=IF(   [.B2014]=&quot;Stop&quot;;   [.$C$3];   [.E2013] + [.D2014] * [.$C$4] )" office:value-type="float" office:value="96.7074999999972">
            <text:p>96.71</text:p>
          </table:table-cell>
          <table:table-cell table:number-columns-repeated="872"/>
        </table:table-row>
        <table:table-row table:style-name="ro3">
          <table:table-cell table:formula="of:=[.A2014]+[.$C$4]" office:value-type="float" office:value="10.0200000000002">
            <text:p>10.020</text:p>
          </table:table-cell>
          <table:table-cell table:formula="of:=IF(   [.A2015] &lt; [.$C$5];   &quot;Accel&quot;;   IF(     [.A2015] &lt; [.$C$5] + [.$C$7];     &quot;Cruise&quot;;     IF(       [.A2015] &lt; [.$C$8];       &quot;Decel&quot;;       &quot;Stop&quot;     )   ) )" office:value-type="string" office:string-value="Decel">
            <text:p>Decel</text:p>
          </table:table-cell>
          <table:table-cell table:formula="of:=IF(   [.B2015]=&quot;Accel&quot;;   [.$C$1];   IF(     [.B2015]=&quot;Cruise&quot;;     0;     IF([.B2015]=&quot;Decel&quot;; -[.$C$1]; 0)   ) )" office:value-type="float" office:value="-50">
            <text:p>-50</text:p>
          </table:table-cell>
          <table:table-cell table:formula="of:=IF(   [.B2015]=&quot;Stop&quot;;   0;   MAX(     0;     MIN(       [.$C$2];       [.D2014] + [.C2015] * [.$C$4]     )   ) )" office:value-type="float" office:value="8.5">
            <text:p>8.50</text:p>
          </table:table-cell>
          <table:table-cell table:formula="of:=IF(   [.B2015]=&quot;Stop&quot;;   [.$C$3];   [.E2014] + [.D2015] * [.$C$4] )" office:value-type="float" office:value="96.7499999999972">
            <text:p>96.75</text:p>
          </table:table-cell>
          <table:table-cell table:number-columns-repeated="872"/>
        </table:table-row>
        <table:table-row table:style-name="ro3">
          <table:table-cell table:formula="of:=[.A2015]+[.$C$4]" office:value-type="float" office:value="10.0250000000002">
            <text:p>10.025</text:p>
          </table:table-cell>
          <table:table-cell table:formula="of:=IF(   [.A2016] &lt; [.$C$5];   &quot;Accel&quot;;   IF(     [.A2016] &lt; [.$C$5] + [.$C$7];     &quot;Cruise&quot;;     IF(       [.A2016] &lt; [.$C$8];       &quot;Decel&quot;;       &quot;Stop&quot;     )   ) )" office:value-type="string" office:string-value="Decel">
            <text:p>Decel</text:p>
          </table:table-cell>
          <table:table-cell table:formula="of:=IF(   [.B2016]=&quot;Accel&quot;;   [.$C$1];   IF(     [.B2016]=&quot;Cruise&quot;;     0;     IF([.B2016]=&quot;Decel&quot;; -[.$C$1]; 0)   ) )" office:value-type="float" office:value="-50">
            <text:p>-50</text:p>
          </table:table-cell>
          <table:table-cell table:formula="of:=IF(   [.B2016]=&quot;Stop&quot;;   0;   MAX(     0;     MIN(       [.$C$2];       [.D2015] + [.C2016] * [.$C$4]     )   ) )" office:value-type="float" office:value="8.25">
            <text:p>8.25</text:p>
          </table:table-cell>
          <table:table-cell table:formula="of:=IF(   [.B2016]=&quot;Stop&quot;;   [.$C$3];   [.E2015] + [.D2016] * [.$C$4] )" office:value-type="float" office:value="96.7912499999972">
            <text:p>96.79</text:p>
          </table:table-cell>
          <table:table-cell table:number-columns-repeated="872"/>
        </table:table-row>
        <table:table-row table:style-name="ro3">
          <table:table-cell table:formula="of:=[.A2016]+[.$C$4]" office:value-type="float" office:value="10.0300000000002">
            <text:p>10.030</text:p>
          </table:table-cell>
          <table:table-cell table:formula="of:=IF(   [.A2017] &lt; [.$C$5];   &quot;Accel&quot;;   IF(     [.A2017] &lt; [.$C$5] + [.$C$7];     &quot;Cruise&quot;;     IF(       [.A2017] &lt; [.$C$8];       &quot;Decel&quot;;       &quot;Stop&quot;     )   ) )" office:value-type="string" office:string-value="Decel">
            <text:p>Decel</text:p>
          </table:table-cell>
          <table:table-cell table:formula="of:=IF(   [.B2017]=&quot;Accel&quot;;   [.$C$1];   IF(     [.B2017]=&quot;Cruise&quot;;     0;     IF([.B2017]=&quot;Decel&quot;; -[.$C$1]; 0)   ) )" office:value-type="float" office:value="-50">
            <text:p>-50</text:p>
          </table:table-cell>
          <table:table-cell table:formula="of:=IF(   [.B2017]=&quot;Stop&quot;;   0;   MAX(     0;     MIN(       [.$C$2];       [.D2016] + [.C2017] * [.$C$4]     )   ) )" office:value-type="float" office:value="8">
            <text:p>8.00</text:p>
          </table:table-cell>
          <table:table-cell table:formula="of:=IF(   [.B2017]=&quot;Stop&quot;;   [.$C$3];   [.E2016] + [.D2017] * [.$C$4] )" office:value-type="float" office:value="96.8312499999972">
            <text:p>96.83</text:p>
          </table:table-cell>
          <table:table-cell table:number-columns-repeated="872"/>
        </table:table-row>
        <table:table-row table:style-name="ro3">
          <table:table-cell table:formula="of:=[.A2017]+[.$C$4]" office:value-type="float" office:value="10.0350000000002">
            <text:p>10.035</text:p>
          </table:table-cell>
          <table:table-cell table:formula="of:=IF(   [.A2018] &lt; [.$C$5];   &quot;Accel&quot;;   IF(     [.A2018] &lt; [.$C$5] + [.$C$7];     &quot;Cruise&quot;;     IF(       [.A2018] &lt; [.$C$8];       &quot;Decel&quot;;       &quot;Stop&quot;     )   ) )" office:value-type="string" office:string-value="Decel">
            <text:p>Decel</text:p>
          </table:table-cell>
          <table:table-cell table:formula="of:=IF(   [.B2018]=&quot;Accel&quot;;   [.$C$1];   IF(     [.B2018]=&quot;Cruise&quot;;     0;     IF([.B2018]=&quot;Decel&quot;; -[.$C$1]; 0)   ) )" office:value-type="float" office:value="-50">
            <text:p>-50</text:p>
          </table:table-cell>
          <table:table-cell table:formula="of:=IF(   [.B2018]=&quot;Stop&quot;;   0;   MAX(     0;     MIN(       [.$C$2];       [.D2017] + [.C2018] * [.$C$4]     )   ) )" office:value-type="float" office:value="7.75">
            <text:p>7.75</text:p>
          </table:table-cell>
          <table:table-cell table:formula="of:=IF(   [.B2018]=&quot;Stop&quot;;   [.$C$3];   [.E2017] + [.D2018] * [.$C$4] )" office:value-type="float" office:value="96.8699999999972">
            <text:p>96.87</text:p>
          </table:table-cell>
          <table:table-cell table:number-columns-repeated="872"/>
        </table:table-row>
        <table:table-row table:style-name="ro3">
          <table:table-cell table:formula="of:=[.A2018]+[.$C$4]" office:value-type="float" office:value="10.0400000000002">
            <text:p>10.040</text:p>
          </table:table-cell>
          <table:table-cell table:formula="of:=IF(   [.A2019] &lt; [.$C$5];   &quot;Accel&quot;;   IF(     [.A2019] &lt; [.$C$5] + [.$C$7];     &quot;Cruise&quot;;     IF(       [.A2019] &lt; [.$C$8];       &quot;Decel&quot;;       &quot;Stop&quot;     )   ) )" office:value-type="string" office:string-value="Decel">
            <text:p>Decel</text:p>
          </table:table-cell>
          <table:table-cell table:formula="of:=IF(   [.B2019]=&quot;Accel&quot;;   [.$C$1];   IF(     [.B2019]=&quot;Cruise&quot;;     0;     IF([.B2019]=&quot;Decel&quot;; -[.$C$1]; 0)   ) )" office:value-type="float" office:value="-50">
            <text:p>-50</text:p>
          </table:table-cell>
          <table:table-cell table:formula="of:=IF(   [.B2019]=&quot;Stop&quot;;   0;   MAX(     0;     MIN(       [.$C$2];       [.D2018] + [.C2019] * [.$C$4]     )   ) )" office:value-type="float" office:value="7.5">
            <text:p>7.50</text:p>
          </table:table-cell>
          <table:table-cell table:formula="of:=IF(   [.B2019]=&quot;Stop&quot;;   [.$C$3];   [.E2018] + [.D2019] * [.$C$4] )" office:value-type="float" office:value="96.9074999999972">
            <text:p>96.91</text:p>
          </table:table-cell>
          <table:table-cell table:number-columns-repeated="872"/>
        </table:table-row>
        <table:table-row table:style-name="ro3">
          <table:table-cell table:formula="of:=[.A2019]+[.$C$4]" office:value-type="float" office:value="10.0450000000002">
            <text:p>10.045</text:p>
          </table:table-cell>
          <table:table-cell table:formula="of:=IF(   [.A2020] &lt; [.$C$5];   &quot;Accel&quot;;   IF(     [.A2020] &lt; [.$C$5] + [.$C$7];     &quot;Cruise&quot;;     IF(       [.A2020] &lt; [.$C$8];       &quot;Decel&quot;;       &quot;Stop&quot;     )   ) )" office:value-type="string" office:string-value="Decel">
            <text:p>Decel</text:p>
          </table:table-cell>
          <table:table-cell table:formula="of:=IF(   [.B2020]=&quot;Accel&quot;;   [.$C$1];   IF(     [.B2020]=&quot;Cruise&quot;;     0;     IF([.B2020]=&quot;Decel&quot;; -[.$C$1]; 0)   ) )" office:value-type="float" office:value="-50">
            <text:p>-50</text:p>
          </table:table-cell>
          <table:table-cell table:formula="of:=IF(   [.B2020]=&quot;Stop&quot;;   0;   MAX(     0;     MIN(       [.$C$2];       [.D2019] + [.C2020] * [.$C$4]     )   ) )" office:value-type="float" office:value="7.25">
            <text:p>7.25</text:p>
          </table:table-cell>
          <table:table-cell table:formula="of:=IF(   [.B2020]=&quot;Stop&quot;;   [.$C$3];   [.E2019] + [.D2020] * [.$C$4] )" office:value-type="float" office:value="96.9437499999972">
            <text:p>96.94</text:p>
          </table:table-cell>
          <table:table-cell table:number-columns-repeated="872"/>
        </table:table-row>
        <table:table-row table:style-name="ro3">
          <table:table-cell table:formula="of:=[.A2020]+[.$C$4]" office:value-type="float" office:value="10.0500000000002">
            <text:p>10.050</text:p>
          </table:table-cell>
          <table:table-cell table:formula="of:=IF(   [.A2021] &lt; [.$C$5];   &quot;Accel&quot;;   IF(     [.A2021] &lt; [.$C$5] + [.$C$7];     &quot;Cruise&quot;;     IF(       [.A2021] &lt; [.$C$8];       &quot;Decel&quot;;       &quot;Stop&quot;     )   ) )" office:value-type="string" office:string-value="Decel">
            <text:p>Decel</text:p>
          </table:table-cell>
          <table:table-cell table:formula="of:=IF(   [.B2021]=&quot;Accel&quot;;   [.$C$1];   IF(     [.B2021]=&quot;Cruise&quot;;     0;     IF([.B2021]=&quot;Decel&quot;; -[.$C$1]; 0)   ) )" office:value-type="float" office:value="-50">
            <text:p>-50</text:p>
          </table:table-cell>
          <table:table-cell table:formula="of:=IF(   [.B2021]=&quot;Stop&quot;;   0;   MAX(     0;     MIN(       [.$C$2];       [.D2020] + [.C2021] * [.$C$4]     )   ) )" office:value-type="float" office:value="7">
            <text:p>7.00</text:p>
          </table:table-cell>
          <table:table-cell table:formula="of:=IF(   [.B2021]=&quot;Stop&quot;;   [.$C$3];   [.E2020] + [.D2021] * [.$C$4] )" office:value-type="float" office:value="96.9787499999972">
            <text:p>96.98</text:p>
          </table:table-cell>
          <table:table-cell table:number-columns-repeated="872"/>
        </table:table-row>
        <table:table-row table:style-name="ro3">
          <table:table-cell table:formula="of:=[.A2021]+[.$C$4]" office:value-type="float" office:value="10.0550000000002">
            <text:p>10.055</text:p>
          </table:table-cell>
          <table:table-cell table:formula="of:=IF(   [.A2022] &lt; [.$C$5];   &quot;Accel&quot;;   IF(     [.A2022] &lt; [.$C$5] + [.$C$7];     &quot;Cruise&quot;;     IF(       [.A2022] &lt; [.$C$8];       &quot;Decel&quot;;       &quot;Stop&quot;     )   ) )" office:value-type="string" office:string-value="Decel">
            <text:p>Decel</text:p>
          </table:table-cell>
          <table:table-cell table:formula="of:=IF(   [.B2022]=&quot;Accel&quot;;   [.$C$1];   IF(     [.B2022]=&quot;Cruise&quot;;     0;     IF([.B2022]=&quot;Decel&quot;; -[.$C$1]; 0)   ) )" office:value-type="float" office:value="-50">
            <text:p>-50</text:p>
          </table:table-cell>
          <table:table-cell table:formula="of:=IF(   [.B2022]=&quot;Stop&quot;;   0;   MAX(     0;     MIN(       [.$C$2];       [.D2021] + [.C2022] * [.$C$4]     )   ) )" office:value-type="float" office:value="6.75">
            <text:p>6.75</text:p>
          </table:table-cell>
          <table:table-cell table:formula="of:=IF(   [.B2022]=&quot;Stop&quot;;   [.$C$3];   [.E2021] + [.D2022] * [.$C$4] )" office:value-type="float" office:value="97.0124999999972">
            <text:p>97.01</text:p>
          </table:table-cell>
          <table:table-cell table:number-columns-repeated="872"/>
        </table:table-row>
        <table:table-row table:style-name="ro3">
          <table:table-cell table:formula="of:=[.A2022]+[.$C$4]" office:value-type="float" office:value="10.0600000000002">
            <text:p>10.060</text:p>
          </table:table-cell>
          <table:table-cell table:formula="of:=IF(   [.A2023] &lt; [.$C$5];   &quot;Accel&quot;;   IF(     [.A2023] &lt; [.$C$5] + [.$C$7];     &quot;Cruise&quot;;     IF(       [.A2023] &lt; [.$C$8];       &quot;Decel&quot;;       &quot;Stop&quot;     )   ) )" office:value-type="string" office:string-value="Decel">
            <text:p>Decel</text:p>
          </table:table-cell>
          <table:table-cell table:formula="of:=IF(   [.B2023]=&quot;Accel&quot;;   [.$C$1];   IF(     [.B2023]=&quot;Cruise&quot;;     0;     IF([.B2023]=&quot;Decel&quot;; -[.$C$1]; 0)   ) )" office:value-type="float" office:value="-50">
            <text:p>-50</text:p>
          </table:table-cell>
          <table:table-cell table:formula="of:=IF(   [.B2023]=&quot;Stop&quot;;   0;   MAX(     0;     MIN(       [.$C$2];       [.D2022] + [.C2023] * [.$C$4]     )   ) )" office:value-type="float" office:value="6.5">
            <text:p>6.50</text:p>
          </table:table-cell>
          <table:table-cell table:formula="of:=IF(   [.B2023]=&quot;Stop&quot;;   [.$C$3];   [.E2022] + [.D2023] * [.$C$4] )" office:value-type="float" office:value="97.0449999999972">
            <text:p>97.04</text:p>
          </table:table-cell>
          <table:table-cell table:number-columns-repeated="872"/>
        </table:table-row>
        <table:table-row table:style-name="ro3">
          <table:table-cell table:formula="of:=[.A2023]+[.$C$4]" office:value-type="float" office:value="10.0650000000002">
            <text:p>10.065</text:p>
          </table:table-cell>
          <table:table-cell table:formula="of:=IF(   [.A2024] &lt; [.$C$5];   &quot;Accel&quot;;   IF(     [.A2024] &lt; [.$C$5] + [.$C$7];     &quot;Cruise&quot;;     IF(       [.A2024] &lt; [.$C$8];       &quot;Decel&quot;;       &quot;Stop&quot;     )   ) )" office:value-type="string" office:string-value="Decel">
            <text:p>Decel</text:p>
          </table:table-cell>
          <table:table-cell table:formula="of:=IF(   [.B2024]=&quot;Accel&quot;;   [.$C$1];   IF(     [.B2024]=&quot;Cruise&quot;;     0;     IF([.B2024]=&quot;Decel&quot;; -[.$C$1]; 0)   ) )" office:value-type="float" office:value="-50">
            <text:p>-50</text:p>
          </table:table-cell>
          <table:table-cell table:formula="of:=IF(   [.B2024]=&quot;Stop&quot;;   0;   MAX(     0;     MIN(       [.$C$2];       [.D2023] + [.C2024] * [.$C$4]     )   ) )" office:value-type="float" office:value="6.25">
            <text:p>6.25</text:p>
          </table:table-cell>
          <table:table-cell table:formula="of:=IF(   [.B2024]=&quot;Stop&quot;;   [.$C$3];   [.E2023] + [.D2024] * [.$C$4] )" office:value-type="float" office:value="97.0762499999972">
            <text:p>97.08</text:p>
          </table:table-cell>
          <table:table-cell table:number-columns-repeated="872"/>
        </table:table-row>
        <table:table-row table:style-name="ro3">
          <table:table-cell table:formula="of:=[.A2024]+[.$C$4]" office:value-type="float" office:value="10.0700000000002">
            <text:p>10.070</text:p>
          </table:table-cell>
          <table:table-cell table:formula="of:=IF(   [.A2025] &lt; [.$C$5];   &quot;Accel&quot;;   IF(     [.A2025] &lt; [.$C$5] + [.$C$7];     &quot;Cruise&quot;;     IF(       [.A2025] &lt; [.$C$8];       &quot;Decel&quot;;       &quot;Stop&quot;     )   ) )" office:value-type="string" office:string-value="Decel">
            <text:p>Decel</text:p>
          </table:table-cell>
          <table:table-cell table:formula="of:=IF(   [.B2025]=&quot;Accel&quot;;   [.$C$1];   IF(     [.B2025]=&quot;Cruise&quot;;     0;     IF([.B2025]=&quot;Decel&quot;; -[.$C$1]; 0)   ) )" office:value-type="float" office:value="-50">
            <text:p>-50</text:p>
          </table:table-cell>
          <table:table-cell table:formula="of:=IF(   [.B2025]=&quot;Stop&quot;;   0;   MAX(     0;     MIN(       [.$C$2];       [.D2024] + [.C2025] * [.$C$4]     )   ) )" office:value-type="float" office:value="6">
            <text:p>6.00</text:p>
          </table:table-cell>
          <table:table-cell table:formula="of:=IF(   [.B2025]=&quot;Stop&quot;;   [.$C$3];   [.E2024] + [.D2025] * [.$C$4] )" office:value-type="float" office:value="97.1062499999972">
            <text:p>97.11</text:p>
          </table:table-cell>
          <table:table-cell table:number-columns-repeated="872"/>
        </table:table-row>
        <table:table-row table:style-name="ro3">
          <table:table-cell table:formula="of:=[.A2025]+[.$C$4]" office:value-type="float" office:value="10.0750000000002">
            <text:p>10.075</text:p>
          </table:table-cell>
          <table:table-cell table:formula="of:=IF(   [.A2026] &lt; [.$C$5];   &quot;Accel&quot;;   IF(     [.A2026] &lt; [.$C$5] + [.$C$7];     &quot;Cruise&quot;;     IF(       [.A2026] &lt; [.$C$8];       &quot;Decel&quot;;       &quot;Stop&quot;     )   ) )" office:value-type="string" office:string-value="Decel">
            <text:p>Decel</text:p>
          </table:table-cell>
          <table:table-cell table:formula="of:=IF(   [.B2026]=&quot;Accel&quot;;   [.$C$1];   IF(     [.B2026]=&quot;Cruise&quot;;     0;     IF([.B2026]=&quot;Decel&quot;; -[.$C$1]; 0)   ) )" office:value-type="float" office:value="-50">
            <text:p>-50</text:p>
          </table:table-cell>
          <table:table-cell table:formula="of:=IF(   [.B2026]=&quot;Stop&quot;;   0;   MAX(     0;     MIN(       [.$C$2];       [.D2025] + [.C2026] * [.$C$4]     )   ) )" office:value-type="float" office:value="5.75">
            <text:p>5.75</text:p>
          </table:table-cell>
          <table:table-cell table:formula="of:=IF(   [.B2026]=&quot;Stop&quot;;   [.$C$3];   [.E2025] + [.D2026] * [.$C$4] )" office:value-type="float" office:value="97.1349999999972">
            <text:p>97.13</text:p>
          </table:table-cell>
          <table:table-cell table:number-columns-repeated="872"/>
        </table:table-row>
        <table:table-row table:style-name="ro3">
          <table:table-cell table:formula="of:=[.A2026]+[.$C$4]" office:value-type="float" office:value="10.0800000000002">
            <text:p>10.080</text:p>
          </table:table-cell>
          <table:table-cell table:formula="of:=IF(   [.A2027] &lt; [.$C$5];   &quot;Accel&quot;;   IF(     [.A2027] &lt; [.$C$5] + [.$C$7];     &quot;Cruise&quot;;     IF(       [.A2027] &lt; [.$C$8];       &quot;Decel&quot;;       &quot;Stop&quot;     )   ) )" office:value-type="string" office:string-value="Decel">
            <text:p>Decel</text:p>
          </table:table-cell>
          <table:table-cell table:formula="of:=IF(   [.B2027]=&quot;Accel&quot;;   [.$C$1];   IF(     [.B2027]=&quot;Cruise&quot;;     0;     IF([.B2027]=&quot;Decel&quot;; -[.$C$1]; 0)   ) )" office:value-type="float" office:value="-50">
            <text:p>-50</text:p>
          </table:table-cell>
          <table:table-cell table:formula="of:=IF(   [.B2027]=&quot;Stop&quot;;   0;   MAX(     0;     MIN(       [.$C$2];       [.D2026] + [.C2027] * [.$C$4]     )   ) )" office:value-type="float" office:value="5.5">
            <text:p>5.50</text:p>
          </table:table-cell>
          <table:table-cell table:formula="of:=IF(   [.B2027]=&quot;Stop&quot;;   [.$C$3];   [.E2026] + [.D2027] * [.$C$4] )" office:value-type="float" office:value="97.1624999999972">
            <text:p>97.16</text:p>
          </table:table-cell>
          <table:table-cell table:number-columns-repeated="872"/>
        </table:table-row>
        <table:table-row table:style-name="ro3">
          <table:table-cell table:formula="of:=[.A2027]+[.$C$4]" office:value-type="float" office:value="10.0850000000002">
            <text:p>10.085</text:p>
          </table:table-cell>
          <table:table-cell table:formula="of:=IF(   [.A2028] &lt; [.$C$5];   &quot;Accel&quot;;   IF(     [.A2028] &lt; [.$C$5] + [.$C$7];     &quot;Cruise&quot;;     IF(       [.A2028] &lt; [.$C$8];       &quot;Decel&quot;;       &quot;Stop&quot;     )   ) )" office:value-type="string" office:string-value="Decel">
            <text:p>Decel</text:p>
          </table:table-cell>
          <table:table-cell table:formula="of:=IF(   [.B2028]=&quot;Accel&quot;;   [.$C$1];   IF(     [.B2028]=&quot;Cruise&quot;;     0;     IF([.B2028]=&quot;Decel&quot;; -[.$C$1]; 0)   ) )" office:value-type="float" office:value="-50">
            <text:p>-50</text:p>
          </table:table-cell>
          <table:table-cell table:formula="of:=IF(   [.B2028]=&quot;Stop&quot;;   0;   MAX(     0;     MIN(       [.$C$2];       [.D2027] + [.C2028] * [.$C$4]     )   ) )" office:value-type="float" office:value="5.25">
            <text:p>5.25</text:p>
          </table:table-cell>
          <table:table-cell table:formula="of:=IF(   [.B2028]=&quot;Stop&quot;;   [.$C$3];   [.E2027] + [.D2028] * [.$C$4] )" office:value-type="float" office:value="97.1887499999972">
            <text:p>97.19</text:p>
          </table:table-cell>
          <table:table-cell table:number-columns-repeated="872"/>
        </table:table-row>
        <table:table-row table:style-name="ro3">
          <table:table-cell table:formula="of:=[.A2028]+[.$C$4]" office:value-type="float" office:value="10.0900000000002">
            <text:p>10.090</text:p>
          </table:table-cell>
          <table:table-cell table:formula="of:=IF(   [.A2029] &lt; [.$C$5];   &quot;Accel&quot;;   IF(     [.A2029] &lt; [.$C$5] + [.$C$7];     &quot;Cruise&quot;;     IF(       [.A2029] &lt; [.$C$8];       &quot;Decel&quot;;       &quot;Stop&quot;     )   ) )" office:value-type="string" office:string-value="Decel">
            <text:p>Decel</text:p>
          </table:table-cell>
          <table:table-cell table:formula="of:=IF(   [.B2029]=&quot;Accel&quot;;   [.$C$1];   IF(     [.B2029]=&quot;Cruise&quot;;     0;     IF([.B2029]=&quot;Decel&quot;; -[.$C$1]; 0)   ) )" office:value-type="float" office:value="-50">
            <text:p>-50</text:p>
          </table:table-cell>
          <table:table-cell table:formula="of:=IF(   [.B2029]=&quot;Stop&quot;;   0;   MAX(     0;     MIN(       [.$C$2];       [.D2028] + [.C2029] * [.$C$4]     )   ) )" office:value-type="float" office:value="5">
            <text:p>5.00</text:p>
          </table:table-cell>
          <table:table-cell table:formula="of:=IF(   [.B2029]=&quot;Stop&quot;;   [.$C$3];   [.E2028] + [.D2029] * [.$C$4] )" office:value-type="float" office:value="97.2137499999972">
            <text:p>97.21</text:p>
          </table:table-cell>
          <table:table-cell table:number-columns-repeated="872"/>
        </table:table-row>
        <table:table-row table:style-name="ro3">
          <table:table-cell table:formula="of:=[.A2029]+[.$C$4]" office:value-type="float" office:value="10.0950000000002">
            <text:p>10.095</text:p>
          </table:table-cell>
          <table:table-cell table:formula="of:=IF(   [.A2030] &lt; [.$C$5];   &quot;Accel&quot;;   IF(     [.A2030] &lt; [.$C$5] + [.$C$7];     &quot;Cruise&quot;;     IF(       [.A2030] &lt; [.$C$8];       &quot;Decel&quot;;       &quot;Stop&quot;     )   ) )" office:value-type="string" office:string-value="Decel">
            <text:p>Decel</text:p>
          </table:table-cell>
          <table:table-cell table:formula="of:=IF(   [.B2030]=&quot;Accel&quot;;   [.$C$1];   IF(     [.B2030]=&quot;Cruise&quot;;     0;     IF([.B2030]=&quot;Decel&quot;; -[.$C$1]; 0)   ) )" office:value-type="float" office:value="-50">
            <text:p>-50</text:p>
          </table:table-cell>
          <table:table-cell table:formula="of:=IF(   [.B2030]=&quot;Stop&quot;;   0;   MAX(     0;     MIN(       [.$C$2];       [.D2029] + [.C2030] * [.$C$4]     )   ) )" office:value-type="float" office:value="4.75">
            <text:p>4.75</text:p>
          </table:table-cell>
          <table:table-cell table:formula="of:=IF(   [.B2030]=&quot;Stop&quot;;   [.$C$3];   [.E2029] + [.D2030] * [.$C$4] )" office:value-type="float" office:value="97.2374999999972">
            <text:p>97.24</text:p>
          </table:table-cell>
          <table:table-cell table:number-columns-repeated="872"/>
        </table:table-row>
        <table:table-row table:style-name="ro3">
          <table:table-cell table:formula="of:=[.A2030]+[.$C$4]" office:value-type="float" office:value="10.1000000000002">
            <text:p>10.100</text:p>
          </table:table-cell>
          <table:table-cell table:formula="of:=IF(   [.A2031] &lt; [.$C$5];   &quot;Accel&quot;;   IF(     [.A2031] &lt; [.$C$5] + [.$C$7];     &quot;Cruise&quot;;     IF(       [.A2031] &lt; [.$C$8];       &quot;Decel&quot;;       &quot;Stop&quot;     )   ) )" office:value-type="string" office:string-value="Decel">
            <text:p>Decel</text:p>
          </table:table-cell>
          <table:table-cell table:formula="of:=IF(   [.B2031]=&quot;Accel&quot;;   [.$C$1];   IF(     [.B2031]=&quot;Cruise&quot;;     0;     IF([.B2031]=&quot;Decel&quot;; -[.$C$1]; 0)   ) )" office:value-type="float" office:value="-50">
            <text:p>-50</text:p>
          </table:table-cell>
          <table:table-cell table:formula="of:=IF(   [.B2031]=&quot;Stop&quot;;   0;   MAX(     0;     MIN(       [.$C$2];       [.D2030] + [.C2031] * [.$C$4]     )   ) )" office:value-type="float" office:value="4.5">
            <text:p>4.50</text:p>
          </table:table-cell>
          <table:table-cell table:formula="of:=IF(   [.B2031]=&quot;Stop&quot;;   [.$C$3];   [.E2030] + [.D2031] * [.$C$4] )" office:value-type="float" office:value="97.2599999999972">
            <text:p>97.26</text:p>
          </table:table-cell>
          <table:table-cell table:number-columns-repeated="872"/>
        </table:table-row>
        <table:table-row table:style-name="ro3">
          <table:table-cell table:formula="of:=[.A2031]+[.$C$4]" office:value-type="float" office:value="10.1050000000002">
            <text:p>10.105</text:p>
          </table:table-cell>
          <table:table-cell table:formula="of:=IF(   [.A2032] &lt; [.$C$5];   &quot;Accel&quot;;   IF(     [.A2032] &lt; [.$C$5] + [.$C$7];     &quot;Cruise&quot;;     IF(       [.A2032] &lt; [.$C$8];       &quot;Decel&quot;;       &quot;Stop&quot;     )   ) )" office:value-type="string" office:string-value="Decel">
            <text:p>Decel</text:p>
          </table:table-cell>
          <table:table-cell table:formula="of:=IF(   [.B2032]=&quot;Accel&quot;;   [.$C$1];   IF(     [.B2032]=&quot;Cruise&quot;;     0;     IF([.B2032]=&quot;Decel&quot;; -[.$C$1]; 0)   ) )" office:value-type="float" office:value="-50">
            <text:p>-50</text:p>
          </table:table-cell>
          <table:table-cell table:formula="of:=IF(   [.B2032]=&quot;Stop&quot;;   0;   MAX(     0;     MIN(       [.$C$2];       [.D2031] + [.C2032] * [.$C$4]     )   ) )" office:value-type="float" office:value="4.25">
            <text:p>4.25</text:p>
          </table:table-cell>
          <table:table-cell table:formula="of:=IF(   [.B2032]=&quot;Stop&quot;;   [.$C$3];   [.E2031] + [.D2032] * [.$C$4] )" office:value-type="float" office:value="97.2812499999972">
            <text:p>97.28</text:p>
          </table:table-cell>
          <table:table-cell table:number-columns-repeated="872"/>
        </table:table-row>
        <table:table-row table:style-name="ro3">
          <table:table-cell table:formula="of:=[.A2032]+[.$C$4]" office:value-type="float" office:value="10.1100000000002">
            <text:p>10.110</text:p>
          </table:table-cell>
          <table:table-cell table:formula="of:=IF(   [.A2033] &lt; [.$C$5];   &quot;Accel&quot;;   IF(     [.A2033] &lt; [.$C$5] + [.$C$7];     &quot;Cruise&quot;;     IF(       [.A2033] &lt; [.$C$8];       &quot;Decel&quot;;       &quot;Stop&quot;     )   ) )" office:value-type="string" office:string-value="Decel">
            <text:p>Decel</text:p>
          </table:table-cell>
          <table:table-cell table:formula="of:=IF(   [.B2033]=&quot;Accel&quot;;   [.$C$1];   IF(     [.B2033]=&quot;Cruise&quot;;     0;     IF([.B2033]=&quot;Decel&quot;; -[.$C$1]; 0)   ) )" office:value-type="float" office:value="-50">
            <text:p>-50</text:p>
          </table:table-cell>
          <table:table-cell table:formula="of:=IF(   [.B2033]=&quot;Stop&quot;;   0;   MAX(     0;     MIN(       [.$C$2];       [.D2032] + [.C2033] * [.$C$4]     )   ) )" office:value-type="float" office:value="4">
            <text:p>4.00</text:p>
          </table:table-cell>
          <table:table-cell table:formula="of:=IF(   [.B2033]=&quot;Stop&quot;;   [.$C$3];   [.E2032] + [.D2033] * [.$C$4] )" office:value-type="float" office:value="97.3012499999972">
            <text:p>97.30</text:p>
          </table:table-cell>
          <table:table-cell table:number-columns-repeated="872"/>
        </table:table-row>
        <table:table-row table:style-name="ro3">
          <table:table-cell table:formula="of:=[.A2033]+[.$C$4]" office:value-type="float" office:value="10.1150000000002">
            <text:p>10.115</text:p>
          </table:table-cell>
          <table:table-cell table:formula="of:=IF(   [.A2034] &lt; [.$C$5];   &quot;Accel&quot;;   IF(     [.A2034] &lt; [.$C$5] + [.$C$7];     &quot;Cruise&quot;;     IF(       [.A2034] &lt; [.$C$8];       &quot;Decel&quot;;       &quot;Stop&quot;     )   ) )" office:value-type="string" office:string-value="Decel">
            <text:p>Decel</text:p>
          </table:table-cell>
          <table:table-cell table:formula="of:=IF(   [.B2034]=&quot;Accel&quot;;   [.$C$1];   IF(     [.B2034]=&quot;Cruise&quot;;     0;     IF([.B2034]=&quot;Decel&quot;; -[.$C$1]; 0)   ) )" office:value-type="float" office:value="-50">
            <text:p>-50</text:p>
          </table:table-cell>
          <table:table-cell table:formula="of:=IF(   [.B2034]=&quot;Stop&quot;;   0;   MAX(     0;     MIN(       [.$C$2];       [.D2033] + [.C2034] * [.$C$4]     )   ) )" office:value-type="float" office:value="3.75">
            <text:p>3.75</text:p>
          </table:table-cell>
          <table:table-cell table:formula="of:=IF(   [.B2034]=&quot;Stop&quot;;   [.$C$3];   [.E2033] + [.D2034] * [.$C$4] )" office:value-type="float" office:value="97.3199999999972">
            <text:p>97.32</text:p>
          </table:table-cell>
          <table:table-cell table:number-columns-repeated="872"/>
        </table:table-row>
        <table:table-row table:style-name="ro3">
          <table:table-cell table:formula="of:=[.A2034]+[.$C$4]" office:value-type="float" office:value="10.1200000000002">
            <text:p>10.120</text:p>
          </table:table-cell>
          <table:table-cell table:formula="of:=IF(   [.A2035] &lt; [.$C$5];   &quot;Accel&quot;;   IF(     [.A2035] &lt; [.$C$5] + [.$C$7];     &quot;Cruise&quot;;     IF(       [.A2035] &lt; [.$C$8];       &quot;Decel&quot;;       &quot;Stop&quot;     )   ) )" office:value-type="string" office:string-value="Decel">
            <text:p>Decel</text:p>
          </table:table-cell>
          <table:table-cell table:formula="of:=IF(   [.B2035]=&quot;Accel&quot;;   [.$C$1];   IF(     [.B2035]=&quot;Cruise&quot;;     0;     IF([.B2035]=&quot;Decel&quot;; -[.$C$1]; 0)   ) )" office:value-type="float" office:value="-50">
            <text:p>-50</text:p>
          </table:table-cell>
          <table:table-cell table:formula="of:=IF(   [.B2035]=&quot;Stop&quot;;   0;   MAX(     0;     MIN(       [.$C$2];       [.D2034] + [.C2035] * [.$C$4]     )   ) )" office:value-type="float" office:value="3.5">
            <text:p>3.50</text:p>
          </table:table-cell>
          <table:table-cell table:formula="of:=IF(   [.B2035]=&quot;Stop&quot;;   [.$C$3];   [.E2034] + [.D2035] * [.$C$4] )" office:value-type="float" office:value="97.3374999999972">
            <text:p>97.34</text:p>
          </table:table-cell>
          <table:table-cell table:number-columns-repeated="872"/>
        </table:table-row>
        <table:table-row table:style-name="ro3">
          <table:table-cell table:formula="of:=[.A2035]+[.$C$4]" office:value-type="float" office:value="10.1250000000002">
            <text:p>10.125</text:p>
          </table:table-cell>
          <table:table-cell table:formula="of:=IF(   [.A2036] &lt; [.$C$5];   &quot;Accel&quot;;   IF(     [.A2036] &lt; [.$C$5] + [.$C$7];     &quot;Cruise&quot;;     IF(       [.A2036] &lt; [.$C$8];       &quot;Decel&quot;;       &quot;Stop&quot;     )   ) )" office:value-type="string" office:string-value="Decel">
            <text:p>Decel</text:p>
          </table:table-cell>
          <table:table-cell table:formula="of:=IF(   [.B2036]=&quot;Accel&quot;;   [.$C$1];   IF(     [.B2036]=&quot;Cruise&quot;;     0;     IF([.B2036]=&quot;Decel&quot;; -[.$C$1]; 0)   ) )" office:value-type="float" office:value="-50">
            <text:p>-50</text:p>
          </table:table-cell>
          <table:table-cell table:formula="of:=IF(   [.B2036]=&quot;Stop&quot;;   0;   MAX(     0;     MIN(       [.$C$2];       [.D2035] + [.C2036] * [.$C$4]     )   ) )" office:value-type="float" office:value="3.25">
            <text:p>3.25</text:p>
          </table:table-cell>
          <table:table-cell table:formula="of:=IF(   [.B2036]=&quot;Stop&quot;;   [.$C$3];   [.E2035] + [.D2036] * [.$C$4] )" office:value-type="float" office:value="97.3537499999972">
            <text:p>97.35</text:p>
          </table:table-cell>
          <table:table-cell table:number-columns-repeated="872"/>
        </table:table-row>
        <table:table-row table:style-name="ro3">
          <table:table-cell table:formula="of:=[.A2036]+[.$C$4]" office:value-type="float" office:value="10.1300000000002">
            <text:p>10.130</text:p>
          </table:table-cell>
          <table:table-cell table:formula="of:=IF(   [.A2037] &lt; [.$C$5];   &quot;Accel&quot;;   IF(     [.A2037] &lt; [.$C$5] + [.$C$7];     &quot;Cruise&quot;;     IF(       [.A2037] &lt; [.$C$8];       &quot;Decel&quot;;       &quot;Stop&quot;     )   ) )" office:value-type="string" office:string-value="Decel">
            <text:p>Decel</text:p>
          </table:table-cell>
          <table:table-cell table:formula="of:=IF(   [.B2037]=&quot;Accel&quot;;   [.$C$1];   IF(     [.B2037]=&quot;Cruise&quot;;     0;     IF([.B2037]=&quot;Decel&quot;; -[.$C$1]; 0)   ) )" office:value-type="float" office:value="-50">
            <text:p>-50</text:p>
          </table:table-cell>
          <table:table-cell table:formula="of:=IF(   [.B2037]=&quot;Stop&quot;;   0;   MAX(     0;     MIN(       [.$C$2];       [.D2036] + [.C2037] * [.$C$4]     )   ) )" office:value-type="float" office:value="3">
            <text:p>3.00</text:p>
          </table:table-cell>
          <table:table-cell table:formula="of:=IF(   [.B2037]=&quot;Stop&quot;;   [.$C$3];   [.E2036] + [.D2037] * [.$C$4] )" office:value-type="float" office:value="97.3687499999972">
            <text:p>97.37</text:p>
          </table:table-cell>
          <table:table-cell table:number-columns-repeated="872"/>
        </table:table-row>
        <table:table-row table:style-name="ro3">
          <table:table-cell table:formula="of:=[.A2037]+[.$C$4]" office:value-type="float" office:value="10.1350000000002">
            <text:p>10.135</text:p>
          </table:table-cell>
          <table:table-cell table:formula="of:=IF(   [.A2038] &lt; [.$C$5];   &quot;Accel&quot;;   IF(     [.A2038] &lt; [.$C$5] + [.$C$7];     &quot;Cruise&quot;;     IF(       [.A2038] &lt; [.$C$8];       &quot;Decel&quot;;       &quot;Stop&quot;     )   ) )" office:value-type="string" office:string-value="Decel">
            <text:p>Decel</text:p>
          </table:table-cell>
          <table:table-cell table:formula="of:=IF(   [.B2038]=&quot;Accel&quot;;   [.$C$1];   IF(     [.B2038]=&quot;Cruise&quot;;     0;     IF([.B2038]=&quot;Decel&quot;; -[.$C$1]; 0)   ) )" office:value-type="float" office:value="-50">
            <text:p>-50</text:p>
          </table:table-cell>
          <table:table-cell table:formula="of:=IF(   [.B2038]=&quot;Stop&quot;;   0;   MAX(     0;     MIN(       [.$C$2];       [.D2037] + [.C2038] * [.$C$4]     )   ) )" office:value-type="float" office:value="2.75">
            <text:p>2.75</text:p>
          </table:table-cell>
          <table:table-cell table:formula="of:=IF(   [.B2038]=&quot;Stop&quot;;   [.$C$3];   [.E2037] + [.D2038] * [.$C$4] )" office:value-type="float" office:value="97.3824999999972">
            <text:p>97.38</text:p>
          </table:table-cell>
          <table:table-cell table:number-columns-repeated="872"/>
        </table:table-row>
        <table:table-row table:style-name="ro3">
          <table:table-cell table:formula="of:=[.A2038]+[.$C$4]" office:value-type="float" office:value="10.1400000000002">
            <text:p>10.140</text:p>
          </table:table-cell>
          <table:table-cell table:formula="of:=IF(   [.A2039] &lt; [.$C$5];   &quot;Accel&quot;;   IF(     [.A2039] &lt; [.$C$5] + [.$C$7];     &quot;Cruise&quot;;     IF(       [.A2039] &lt; [.$C$8];       &quot;Decel&quot;;       &quot;Stop&quot;     )   ) )" office:value-type="string" office:string-value="Decel">
            <text:p>Decel</text:p>
          </table:table-cell>
          <table:table-cell table:formula="of:=IF(   [.B2039]=&quot;Accel&quot;;   [.$C$1];   IF(     [.B2039]=&quot;Cruise&quot;;     0;     IF([.B2039]=&quot;Decel&quot;; -[.$C$1]; 0)   ) )" office:value-type="float" office:value="-50">
            <text:p>-50</text:p>
          </table:table-cell>
          <table:table-cell table:formula="of:=IF(   [.B2039]=&quot;Stop&quot;;   0;   MAX(     0;     MIN(       [.$C$2];       [.D2038] + [.C2039] * [.$C$4]     )   ) )" office:value-type="float" office:value="2.5">
            <text:p>2.50</text:p>
          </table:table-cell>
          <table:table-cell table:formula="of:=IF(   [.B2039]=&quot;Stop&quot;;   [.$C$3];   [.E2038] + [.D2039] * [.$C$4] )" office:value-type="float" office:value="97.3949999999972">
            <text:p>97.39</text:p>
          </table:table-cell>
          <table:table-cell table:number-columns-repeated="872"/>
        </table:table-row>
        <table:table-row table:style-name="ro3">
          <table:table-cell table:formula="of:=[.A2039]+[.$C$4]" office:value-type="float" office:value="10.1450000000002">
            <text:p>10.145</text:p>
          </table:table-cell>
          <table:table-cell table:formula="of:=IF(   [.A2040] &lt; [.$C$5];   &quot;Accel&quot;;   IF(     [.A2040] &lt; [.$C$5] + [.$C$7];     &quot;Cruise&quot;;     IF(       [.A2040] &lt; [.$C$8];       &quot;Decel&quot;;       &quot;Stop&quot;     )   ) )" office:value-type="string" office:string-value="Decel">
            <text:p>Decel</text:p>
          </table:table-cell>
          <table:table-cell table:formula="of:=IF(   [.B2040]=&quot;Accel&quot;;   [.$C$1];   IF(     [.B2040]=&quot;Cruise&quot;;     0;     IF([.B2040]=&quot;Decel&quot;; -[.$C$1]; 0)   ) )" office:value-type="float" office:value="-50">
            <text:p>-50</text:p>
          </table:table-cell>
          <table:table-cell table:formula="of:=IF(   [.B2040]=&quot;Stop&quot;;   0;   MAX(     0;     MIN(       [.$C$2];       [.D2039] + [.C2040] * [.$C$4]     )   ) )" office:value-type="float" office:value="2.25">
            <text:p>2.25</text:p>
          </table:table-cell>
          <table:table-cell table:formula="of:=IF(   [.B2040]=&quot;Stop&quot;;   [.$C$3];   [.E2039] + [.D2040] * [.$C$4] )" office:value-type="float" office:value="97.4062499999972">
            <text:p>97.41</text:p>
          </table:table-cell>
          <table:table-cell table:number-columns-repeated="872"/>
        </table:table-row>
        <table:table-row table:style-name="ro3">
          <table:table-cell table:formula="of:=[.A2040]+[.$C$4]" office:value-type="float" office:value="10.1500000000002">
            <text:p>10.150</text:p>
          </table:table-cell>
          <table:table-cell table:formula="of:=IF(   [.A2041] &lt; [.$C$5];   &quot;Accel&quot;;   IF(     [.A2041] &lt; [.$C$5] + [.$C$7];     &quot;Cruise&quot;;     IF(       [.A2041] &lt; [.$C$8];       &quot;Decel&quot;;       &quot;Stop&quot;     )   ) )" office:value-type="string" office:string-value="Decel">
            <text:p>Decel</text:p>
          </table:table-cell>
          <table:table-cell table:formula="of:=IF(   [.B2041]=&quot;Accel&quot;;   [.$C$1];   IF(     [.B2041]=&quot;Cruise&quot;;     0;     IF([.B2041]=&quot;Decel&quot;; -[.$C$1]; 0)   ) )" office:value-type="float" office:value="-50">
            <text:p>-50</text:p>
          </table:table-cell>
          <table:table-cell table:formula="of:=IF(   [.B2041]=&quot;Stop&quot;;   0;   MAX(     0;     MIN(       [.$C$2];       [.D2040] + [.C2041] * [.$C$4]     )   ) )" office:value-type="float" office:value="2">
            <text:p>2.00</text:p>
          </table:table-cell>
          <table:table-cell table:formula="of:=IF(   [.B2041]=&quot;Stop&quot;;   [.$C$3];   [.E2040] + [.D2041] * [.$C$4] )" office:value-type="float" office:value="97.4162499999972">
            <text:p>97.42</text:p>
          </table:table-cell>
          <table:table-cell table:number-columns-repeated="872"/>
        </table:table-row>
        <table:table-row table:style-name="ro3">
          <table:table-cell table:formula="of:=[.A2041]+[.$C$4]" office:value-type="float" office:value="10.1550000000002">
            <text:p>10.155</text:p>
          </table:table-cell>
          <table:table-cell table:formula="of:=IF(   [.A2042] &lt; [.$C$5];   &quot;Accel&quot;;   IF(     [.A2042] &lt; [.$C$5] + [.$C$7];     &quot;Cruise&quot;;     IF(       [.A2042] &lt; [.$C$8];       &quot;Decel&quot;;       &quot;Stop&quot;     )   ) )" office:value-type="string" office:string-value="Decel">
            <text:p>Decel</text:p>
          </table:table-cell>
          <table:table-cell table:formula="of:=IF(   [.B2042]=&quot;Accel&quot;;   [.$C$1];   IF(     [.B2042]=&quot;Cruise&quot;;     0;     IF([.B2042]=&quot;Decel&quot;; -[.$C$1]; 0)   ) )" office:value-type="float" office:value="-50">
            <text:p>-50</text:p>
          </table:table-cell>
          <table:table-cell table:formula="of:=IF(   [.B2042]=&quot;Stop&quot;;   0;   MAX(     0;     MIN(       [.$C$2];       [.D2041] + [.C2042] * [.$C$4]     )   ) )" office:value-type="float" office:value="1.75">
            <text:p>1.75</text:p>
          </table:table-cell>
          <table:table-cell table:formula="of:=IF(   [.B2042]=&quot;Stop&quot;;   [.$C$3];   [.E2041] + [.D2042] * [.$C$4] )" office:value-type="float" office:value="97.4249999999972">
            <text:p>97.42</text:p>
          </table:table-cell>
          <table:table-cell table:number-columns-repeated="872"/>
        </table:table-row>
        <table:table-row table:style-name="ro3">
          <table:table-cell table:formula="of:=[.A2042]+[.$C$4]" office:value-type="float" office:value="10.1600000000002">
            <text:p>10.160</text:p>
          </table:table-cell>
          <table:table-cell table:formula="of:=IF(   [.A2043] &lt; [.$C$5];   &quot;Accel&quot;;   IF(     [.A2043] &lt; [.$C$5] + [.$C$7];     &quot;Cruise&quot;;     IF(       [.A2043] &lt; [.$C$8];       &quot;Decel&quot;;       &quot;Stop&quot;     )   ) )" office:value-type="string" office:string-value="Decel">
            <text:p>Decel</text:p>
          </table:table-cell>
          <table:table-cell table:formula="of:=IF(   [.B2043]=&quot;Accel&quot;;   [.$C$1];   IF(     [.B2043]=&quot;Cruise&quot;;     0;     IF([.B2043]=&quot;Decel&quot;; -[.$C$1]; 0)   ) )" office:value-type="float" office:value="-50">
            <text:p>-50</text:p>
          </table:table-cell>
          <table:table-cell table:formula="of:=IF(   [.B2043]=&quot;Stop&quot;;   0;   MAX(     0;     MIN(       [.$C$2];       [.D2042] + [.C2043] * [.$C$4]     )   ) )" office:value-type="float" office:value="1.5">
            <text:p>1.50</text:p>
          </table:table-cell>
          <table:table-cell table:formula="of:=IF(   [.B2043]=&quot;Stop&quot;;   [.$C$3];   [.E2042] + [.D2043] * [.$C$4] )" office:value-type="float" office:value="97.4324999999972">
            <text:p>97.43</text:p>
          </table:table-cell>
          <table:table-cell table:number-columns-repeated="872"/>
        </table:table-row>
        <table:table-row table:style-name="ro3">
          <table:table-cell table:formula="of:=[.A2043]+[.$C$4]" office:value-type="float" office:value="10.1650000000002">
            <text:p>10.165</text:p>
          </table:table-cell>
          <table:table-cell table:formula="of:=IF(   [.A2044] &lt; [.$C$5];   &quot;Accel&quot;;   IF(     [.A2044] &lt; [.$C$5] + [.$C$7];     &quot;Cruise&quot;;     IF(       [.A2044] &lt; [.$C$8];       &quot;Decel&quot;;       &quot;Stop&quot;     )   ) )" office:value-type="string" office:string-value="Decel">
            <text:p>Decel</text:p>
          </table:table-cell>
          <table:table-cell table:formula="of:=IF(   [.B2044]=&quot;Accel&quot;;   [.$C$1];   IF(     [.B2044]=&quot;Cruise&quot;;     0;     IF([.B2044]=&quot;Decel&quot;; -[.$C$1]; 0)   ) )" office:value-type="float" office:value="-50">
            <text:p>-50</text:p>
          </table:table-cell>
          <table:table-cell table:formula="of:=IF(   [.B2044]=&quot;Stop&quot;;   0;   MAX(     0;     MIN(       [.$C$2];       [.D2043] + [.C2044] * [.$C$4]     )   ) )" office:value-type="float" office:value="1.25">
            <text:p>1.25</text:p>
          </table:table-cell>
          <table:table-cell table:formula="of:=IF(   [.B2044]=&quot;Stop&quot;;   [.$C$3];   [.E2043] + [.D2044] * [.$C$4] )" office:value-type="float" office:value="97.4387499999972">
            <text:p>97.44</text:p>
          </table:table-cell>
          <table:table-cell table:number-columns-repeated="872"/>
        </table:table-row>
        <table:table-row table:style-name="ro3">
          <table:table-cell table:formula="of:=[.A2044]+[.$C$4]" office:value-type="float" office:value="10.1700000000002">
            <text:p>10.170</text:p>
          </table:table-cell>
          <table:table-cell table:formula="of:=IF(   [.A2045] &lt; [.$C$5];   &quot;Accel&quot;;   IF(     [.A2045] &lt; [.$C$5] + [.$C$7];     &quot;Cruise&quot;;     IF(       [.A2045] &lt; [.$C$8];       &quot;Decel&quot;;       &quot;Stop&quot;     )   ) )" office:value-type="string" office:string-value="Decel">
            <text:p>Decel</text:p>
          </table:table-cell>
          <table:table-cell table:formula="of:=IF(   [.B2045]=&quot;Accel&quot;;   [.$C$1];   IF(     [.B2045]=&quot;Cruise&quot;;     0;     IF([.B2045]=&quot;Decel&quot;; -[.$C$1]; 0)   ) )" office:value-type="float" office:value="-50">
            <text:p>-50</text:p>
          </table:table-cell>
          <table:table-cell table:formula="of:=IF(   [.B2045]=&quot;Stop&quot;;   0;   MAX(     0;     MIN(       [.$C$2];       [.D2044] + [.C2045] * [.$C$4]     )   ) )" office:value-type="float" office:value="1">
            <text:p>1.00</text:p>
          </table:table-cell>
          <table:table-cell table:formula="of:=IF(   [.B2045]=&quot;Stop&quot;;   [.$C$3];   [.E2044] + [.D2045] * [.$C$4] )" office:value-type="float" office:value="97.4437499999972">
            <text:p>97.44</text:p>
          </table:table-cell>
          <table:table-cell table:number-columns-repeated="872"/>
        </table:table-row>
        <table:table-row table:style-name="ro3">
          <table:table-cell table:formula="of:=[.A2045]+[.$C$4]" office:value-type="float" office:value="10.1750000000002">
            <text:p>10.175</text:p>
          </table:table-cell>
          <table:table-cell table:formula="of:=IF(   [.A2046] &lt; [.$C$5];   &quot;Accel&quot;;   IF(     [.A2046] &lt; [.$C$5] + [.$C$7];     &quot;Cruise&quot;;     IF(       [.A2046] &lt; [.$C$8];       &quot;Decel&quot;;       &quot;Stop&quot;     )   ) )" office:value-type="string" office:string-value="Decel">
            <text:p>Decel</text:p>
          </table:table-cell>
          <table:table-cell table:formula="of:=IF(   [.B2046]=&quot;Accel&quot;;   [.$C$1];   IF(     [.B2046]=&quot;Cruise&quot;;     0;     IF([.B2046]=&quot;Decel&quot;; -[.$C$1]; 0)   ) )" office:value-type="float" office:value="-50">
            <text:p>-50</text:p>
          </table:table-cell>
          <table:table-cell table:formula="of:=IF(   [.B2046]=&quot;Stop&quot;;   0;   MAX(     0;     MIN(       [.$C$2];       [.D2045] + [.C2046] * [.$C$4]     )   ) )" office:value-type="float" office:value="0.75">
            <text:p>0.75</text:p>
          </table:table-cell>
          <table:table-cell table:formula="of:=IF(   [.B2046]=&quot;Stop&quot;;   [.$C$3];   [.E2045] + [.D2046] * [.$C$4] )" office:value-type="float" office:value="97.4474999999972">
            <text:p>97.45</text:p>
          </table:table-cell>
          <table:table-cell table:number-columns-repeated="872"/>
        </table:table-row>
        <table:table-row table:style-name="ro3">
          <table:table-cell table:formula="of:=[.A2046]+[.$C$4]" office:value-type="float" office:value="10.1800000000002">
            <text:p>10.180</text:p>
          </table:table-cell>
          <table:table-cell table:formula="of:=IF(   [.A2047] &lt; [.$C$5];   &quot;Accel&quot;;   IF(     [.A2047] &lt; [.$C$5] + [.$C$7];     &quot;Cruise&quot;;     IF(       [.A2047] &lt; [.$C$8];       &quot;Decel&quot;;       &quot;Stop&quot;     )   ) )" office:value-type="string" office:string-value="Decel">
            <text:p>Decel</text:p>
          </table:table-cell>
          <table:table-cell table:formula="of:=IF(   [.B2047]=&quot;Accel&quot;;   [.$C$1];   IF(     [.B2047]=&quot;Cruise&quot;;     0;     IF([.B2047]=&quot;Decel&quot;; -[.$C$1]; 0)   ) )" office:value-type="float" office:value="-50">
            <text:p>-50</text:p>
          </table:table-cell>
          <table:table-cell table:formula="of:=IF(   [.B2047]=&quot;Stop&quot;;   0;   MAX(     0;     MIN(       [.$C$2];       [.D2046] + [.C2047] * [.$C$4]     )   ) )" office:value-type="float" office:value="0.5">
            <text:p>0.50</text:p>
          </table:table-cell>
          <table:table-cell table:formula="of:=IF(   [.B2047]=&quot;Stop&quot;;   [.$C$3];   [.E2046] + [.D2047] * [.$C$4] )" office:value-type="float" office:value="97.4499999999972">
            <text:p>97.45</text:p>
          </table:table-cell>
          <table:table-cell table:number-columns-repeated="872"/>
        </table:table-row>
        <table:table-row table:style-name="ro3">
          <table:table-cell table:formula="of:=[.A2047]+[.$C$4]" office:value-type="float" office:value="10.1850000000002">
            <text:p>10.185</text:p>
          </table:table-cell>
          <table:table-cell table:formula="of:=IF(   [.A2048] &lt; [.$C$5];   &quot;Accel&quot;;   IF(     [.A2048] &lt; [.$C$5] + [.$C$7];     &quot;Cruise&quot;;     IF(       [.A2048] &lt; [.$C$8];       &quot;Decel&quot;;       &quot;Stop&quot;     )   ) )" office:value-type="string" office:string-value="Decel">
            <text:p>Decel</text:p>
          </table:table-cell>
          <table:table-cell table:formula="of:=IF(   [.B2048]=&quot;Accel&quot;;   [.$C$1];   IF(     [.B2048]=&quot;Cruise&quot;;     0;     IF([.B2048]=&quot;Decel&quot;; -[.$C$1]; 0)   ) )" office:value-type="float" office:value="-50">
            <text:p>-50</text:p>
          </table:table-cell>
          <table:table-cell table:formula="of:=IF(   [.B2048]=&quot;Stop&quot;;   0;   MAX(     0;     MIN(       [.$C$2];       [.D2047] + [.C2048] * [.$C$4]     )   ) )" office:value-type="float" office:value="0.25">
            <text:p>0.25</text:p>
          </table:table-cell>
          <table:table-cell table:formula="of:=IF(   [.B2048]=&quot;Stop&quot;;   [.$C$3];   [.E2047] + [.D2048] * [.$C$4] )" office:value-type="float" office:value="97.4512499999972">
            <text:p>97.45</text:p>
          </table:table-cell>
          <table:table-cell table:number-columns-repeated="872"/>
        </table:table-row>
        <table:table-row table:style-name="ro3">
          <table:table-cell table:formula="of:=[.A2048]+[.$C$4]" office:value-type="float" office:value="10.1900000000002">
            <text:p>10.190</text:p>
          </table:table-cell>
          <table:table-cell table:formula="of:=IF(   [.A2049] &lt; [.$C$5];   &quot;Accel&quot;;   IF(     [.A2049] &lt; [.$C$5] + [.$C$7];     &quot;Cruise&quot;;     IF(       [.A2049] &lt; [.$C$8];       &quot;Decel&quot;;       &quot;Stop&quot;     )   ) )" office:value-type="string" office:string-value="Decel">
            <text:p>Decel</text:p>
          </table:table-cell>
          <table:table-cell table:formula="of:=IF(   [.B2049]=&quot;Accel&quot;;   [.$C$1];   IF(     [.B2049]=&quot;Cruise&quot;;     0;     IF([.B2049]=&quot;Decel&quot;; -[.$C$1]; 0)   ) )" office:value-type="float" office:value="-50">
            <text:p>-50</text:p>
          </table:table-cell>
          <table:table-cell table:formula="of:=IF(   [.B2049]=&quot;Stop&quot;;   0;   MAX(     0;     MIN(       [.$C$2];       [.D2048] + [.C2049] * [.$C$4]     )   ) )" office:value-type="float" office:value="0">
            <text:p>0.00</text:p>
          </table:table-cell>
          <table:table-cell table:formula="of:=IF(   [.B2049]=&quot;Stop&quot;;   [.$C$3];   [.E2048] + [.D2049] * [.$C$4] )" office:value-type="float" office:value="97.4512499999972">
            <text:p>97.45</text:p>
          </table:table-cell>
          <table:table-cell table:number-columns-repeated="872"/>
        </table:table-row>
        <table:table-row table:style-name="ro3">
          <table:table-cell table:formula="of:=[.A2049]+[.$C$4]" office:value-type="float" office:value="10.1950000000002">
            <text:p>10.195</text:p>
          </table:table-cell>
          <table:table-cell table:formula="of:=IF(   [.A2050] &lt; [.$C$5];   &quot;Accel&quot;;   IF(     [.A2050] &lt; [.$C$5] + [.$C$7];     &quot;Cruise&quot;;     IF(       [.A2050] &lt; [.$C$8];       &quot;Decel&quot;;       &quot;Stop&quot;     )   ) )" office:value-type="string" office:string-value="Decel">
            <text:p>Decel</text:p>
          </table:table-cell>
          <table:table-cell table:formula="of:=IF(   [.B2050]=&quot;Accel&quot;;   [.$C$1];   IF(     [.B2050]=&quot;Cruise&quot;;     0;     IF([.B2050]=&quot;Decel&quot;; -[.$C$1]; 0)   ) )" office:value-type="float" office:value="-50">
            <text:p>-50</text:p>
          </table:table-cell>
          <table:table-cell table:formula="of:=IF(   [.B2050]=&quot;Stop&quot;;   0;   MAX(     0;     MIN(       [.$C$2];       [.D2049] + [.C2050] * [.$C$4]     )   ) )" office:value-type="float" office:value="0">
            <text:p>0.00</text:p>
          </table:table-cell>
          <table:table-cell table:formula="of:=IF(   [.B2050]=&quot;Stop&quot;;   [.$C$3];   [.E2049] + [.D2050] * [.$C$4] )" office:value-type="float" office:value="97.4512499999972">
            <text:p>97.45</text:p>
          </table:table-cell>
          <table:table-cell table:number-columns-repeated="872"/>
        </table:table-row>
        <table:table-row table:style-name="ro3">
          <table:table-cell table:formula="of:=[.A2050]+[.$C$4]" office:value-type="float" office:value="10.2000000000002">
            <text:p>10.200</text:p>
          </table:table-cell>
          <table:table-cell table:formula="of:=IF(   [.A2051] &lt; [.$C$5];   &quot;Accel&quot;;   IF(     [.A2051] &lt; [.$C$5] + [.$C$7];     &quot;Cruise&quot;;     IF(       [.A2051] &lt; [.$C$8];       &quot;Decel&quot;;       &quot;Stop&quot;     )   ) )" office:value-type="string" office:string-value="Stop">
            <text:p>Stop</text:p>
          </table:table-cell>
          <table:table-cell table:formula="of:=IF(   [.B2051]=&quot;Accel&quot;;   [.$C$1];   IF(     [.B2051]=&quot;Cruise&quot;;     0;     IF([.B2051]=&quot;Decel&quot;; -[.$C$1]; 0)   ) )" office:value-type="float" office:value="0">
            <text:p>0</text:p>
          </table:table-cell>
          <table:table-cell table:formula="of:=IF(   [.B2051]=&quot;Stop&quot;;   0;   MAX(     0;     MIN(       [.$C$2];       [.D2050] + [.C2051] * [.$C$4]     )   ) )" office:value-type="float" office:value="0">
            <text:p>0.00</text:p>
          </table:table-cell>
          <table:table-cell table:formula="of:=IF(   [.B2051]=&quot;Stop&quot;;   [.$C$3];   [.E2050] + [.D205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1]+[.$C$4]" office:value-type="float" office:value="10.2050000000002">
            <text:p>10.205</text:p>
          </table:table-cell>
          <table:table-cell table:formula="of:=IF(   [.A2052] &lt; [.$C$5];   &quot;Accel&quot;;   IF(     [.A2052] &lt; [.$C$5] + [.$C$7];     &quot;Cruise&quot;;     IF(       [.A2052] &lt; [.$C$8];       &quot;Decel&quot;;       &quot;Stop&quot;     )   ) )" office:value-type="string" office:string-value="Stop">
            <text:p>Stop</text:p>
          </table:table-cell>
          <table:table-cell table:formula="of:=IF(   [.B2052]=&quot;Accel&quot;;   [.$C$1];   IF(     [.B2052]=&quot;Cruise&quot;;     0;     IF([.B2052]=&quot;Decel&quot;; -[.$C$1]; 0)   ) )" office:value-type="float" office:value="0">
            <text:p>0</text:p>
          </table:table-cell>
          <table:table-cell table:formula="of:=IF(   [.B2052]=&quot;Stop&quot;;   0;   MAX(     0;     MIN(       [.$C$2];       [.D2051] + [.C2052] * [.$C$4]     )   ) )" office:value-type="float" office:value="0">
            <text:p>0.00</text:p>
          </table:table-cell>
          <table:table-cell table:formula="of:=IF(   [.B2052]=&quot;Stop&quot;;   [.$C$3];   [.E2051] + [.D205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2]+[.$C$4]" office:value-type="float" office:value="10.2100000000002">
            <text:p>10.210</text:p>
          </table:table-cell>
          <table:table-cell table:formula="of:=IF(   [.A2053] &lt; [.$C$5];   &quot;Accel&quot;;   IF(     [.A2053] &lt; [.$C$5] + [.$C$7];     &quot;Cruise&quot;;     IF(       [.A2053] &lt; [.$C$8];       &quot;Decel&quot;;       &quot;Stop&quot;     )   ) )" office:value-type="string" office:string-value="Stop">
            <text:p>Stop</text:p>
          </table:table-cell>
          <table:table-cell table:formula="of:=IF(   [.B2053]=&quot;Accel&quot;;   [.$C$1];   IF(     [.B2053]=&quot;Cruise&quot;;     0;     IF([.B2053]=&quot;Decel&quot;; -[.$C$1]; 0)   ) )" office:value-type="float" office:value="0">
            <text:p>0</text:p>
          </table:table-cell>
          <table:table-cell table:formula="of:=IF(   [.B2053]=&quot;Stop&quot;;   0;   MAX(     0;     MIN(       [.$C$2];       [.D2052] + [.C2053] * [.$C$4]     )   ) )" office:value-type="float" office:value="0">
            <text:p>0.00</text:p>
          </table:table-cell>
          <table:table-cell table:formula="of:=IF(   [.B2053]=&quot;Stop&quot;;   [.$C$3];   [.E2052] + [.D205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3]+[.$C$4]" office:value-type="float" office:value="10.2150000000002">
            <text:p>10.215</text:p>
          </table:table-cell>
          <table:table-cell table:formula="of:=IF(   [.A2054] &lt; [.$C$5];   &quot;Accel&quot;;   IF(     [.A2054] &lt; [.$C$5] + [.$C$7];     &quot;Cruise&quot;;     IF(       [.A2054] &lt; [.$C$8];       &quot;Decel&quot;;       &quot;Stop&quot;     )   ) )" office:value-type="string" office:string-value="Stop">
            <text:p>Stop</text:p>
          </table:table-cell>
          <table:table-cell table:formula="of:=IF(   [.B2054]=&quot;Accel&quot;;   [.$C$1];   IF(     [.B2054]=&quot;Cruise&quot;;     0;     IF([.B2054]=&quot;Decel&quot;; -[.$C$1]; 0)   ) )" office:value-type="float" office:value="0">
            <text:p>0</text:p>
          </table:table-cell>
          <table:table-cell table:formula="of:=IF(   [.B2054]=&quot;Stop&quot;;   0;   MAX(     0;     MIN(       [.$C$2];       [.D2053] + [.C2054] * [.$C$4]     )   ) )" office:value-type="float" office:value="0">
            <text:p>0.00</text:p>
          </table:table-cell>
          <table:table-cell table:formula="of:=IF(   [.B2054]=&quot;Stop&quot;;   [.$C$3];   [.E2053] + [.D205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4]+[.$C$4]" office:value-type="float" office:value="10.2200000000002">
            <text:p>10.220</text:p>
          </table:table-cell>
          <table:table-cell table:formula="of:=IF(   [.A2055] &lt; [.$C$5];   &quot;Accel&quot;;   IF(     [.A2055] &lt; [.$C$5] + [.$C$7];     &quot;Cruise&quot;;     IF(       [.A2055] &lt; [.$C$8];       &quot;Decel&quot;;       &quot;Stop&quot;     )   ) )" office:value-type="string" office:string-value="Stop">
            <text:p>Stop</text:p>
          </table:table-cell>
          <table:table-cell table:formula="of:=IF(   [.B2055]=&quot;Accel&quot;;   [.$C$1];   IF(     [.B2055]=&quot;Cruise&quot;;     0;     IF([.B2055]=&quot;Decel&quot;; -[.$C$1]; 0)   ) )" office:value-type="float" office:value="0">
            <text:p>0</text:p>
          </table:table-cell>
          <table:table-cell table:formula="of:=IF(   [.B2055]=&quot;Stop&quot;;   0;   MAX(     0;     MIN(       [.$C$2];       [.D2054] + [.C2055] * [.$C$4]     )   ) )" office:value-type="float" office:value="0">
            <text:p>0.00</text:p>
          </table:table-cell>
          <table:table-cell table:formula="of:=IF(   [.B2055]=&quot;Stop&quot;;   [.$C$3];   [.E2054] + [.D205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5]+[.$C$4]" office:value-type="float" office:value="10.2250000000002">
            <text:p>10.225</text:p>
          </table:table-cell>
          <table:table-cell table:formula="of:=IF(   [.A2056] &lt; [.$C$5];   &quot;Accel&quot;;   IF(     [.A2056] &lt; [.$C$5] + [.$C$7];     &quot;Cruise&quot;;     IF(       [.A2056] &lt; [.$C$8];       &quot;Decel&quot;;       &quot;Stop&quot;     )   ) )" office:value-type="string" office:string-value="Stop">
            <text:p>Stop</text:p>
          </table:table-cell>
          <table:table-cell table:formula="of:=IF(   [.B2056]=&quot;Accel&quot;;   [.$C$1];   IF(     [.B2056]=&quot;Cruise&quot;;     0;     IF([.B2056]=&quot;Decel&quot;; -[.$C$1]; 0)   ) )" office:value-type="float" office:value="0">
            <text:p>0</text:p>
          </table:table-cell>
          <table:table-cell table:formula="of:=IF(   [.B2056]=&quot;Stop&quot;;   0;   MAX(     0;     MIN(       [.$C$2];       [.D2055] + [.C2056] * [.$C$4]     )   ) )" office:value-type="float" office:value="0">
            <text:p>0.00</text:p>
          </table:table-cell>
          <table:table-cell table:formula="of:=IF(   [.B2056]=&quot;Stop&quot;;   [.$C$3];   [.E2055] + [.D205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6]+[.$C$4]" office:value-type="float" office:value="10.2300000000002">
            <text:p>10.230</text:p>
          </table:table-cell>
          <table:table-cell table:formula="of:=IF(   [.A2057] &lt; [.$C$5];   &quot;Accel&quot;;   IF(     [.A2057] &lt; [.$C$5] + [.$C$7];     &quot;Cruise&quot;;     IF(       [.A2057] &lt; [.$C$8];       &quot;Decel&quot;;       &quot;Stop&quot;     )   ) )" office:value-type="string" office:string-value="Stop">
            <text:p>Stop</text:p>
          </table:table-cell>
          <table:table-cell table:formula="of:=IF(   [.B2057]=&quot;Accel&quot;;   [.$C$1];   IF(     [.B2057]=&quot;Cruise&quot;;     0;     IF([.B2057]=&quot;Decel&quot;; -[.$C$1]; 0)   ) )" office:value-type="float" office:value="0">
            <text:p>0</text:p>
          </table:table-cell>
          <table:table-cell table:formula="of:=IF(   [.B2057]=&quot;Stop&quot;;   0;   MAX(     0;     MIN(       [.$C$2];       [.D2056] + [.C2057] * [.$C$4]     )   ) )" office:value-type="float" office:value="0">
            <text:p>0.00</text:p>
          </table:table-cell>
          <table:table-cell table:formula="of:=IF(   [.B2057]=&quot;Stop&quot;;   [.$C$3];   [.E2056] + [.D205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7]+[.$C$4]" office:value-type="float" office:value="10.2350000000002">
            <text:p>10.235</text:p>
          </table:table-cell>
          <table:table-cell table:formula="of:=IF(   [.A2058] &lt; [.$C$5];   &quot;Accel&quot;;   IF(     [.A2058] &lt; [.$C$5] + [.$C$7];     &quot;Cruise&quot;;     IF(       [.A2058] &lt; [.$C$8];       &quot;Decel&quot;;       &quot;Stop&quot;     )   ) )" office:value-type="string" office:string-value="Stop">
            <text:p>Stop</text:p>
          </table:table-cell>
          <table:table-cell table:formula="of:=IF(   [.B2058]=&quot;Accel&quot;;   [.$C$1];   IF(     [.B2058]=&quot;Cruise&quot;;     0;     IF([.B2058]=&quot;Decel&quot;; -[.$C$1]; 0)   ) )" office:value-type="float" office:value="0">
            <text:p>0</text:p>
          </table:table-cell>
          <table:table-cell table:formula="of:=IF(   [.B2058]=&quot;Stop&quot;;   0;   MAX(     0;     MIN(       [.$C$2];       [.D2057] + [.C2058] * [.$C$4]     )   ) )" office:value-type="float" office:value="0">
            <text:p>0.00</text:p>
          </table:table-cell>
          <table:table-cell table:formula="of:=IF(   [.B2058]=&quot;Stop&quot;;   [.$C$3];   [.E2057] + [.D2058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8]+[.$C$4]" office:value-type="float" office:value="10.2400000000002">
            <text:p>10.240</text:p>
          </table:table-cell>
          <table:table-cell table:formula="of:=IF(   [.A2059] &lt; [.$C$5];   &quot;Accel&quot;;   IF(     [.A2059] &lt; [.$C$5] + [.$C$7];     &quot;Cruise&quot;;     IF(       [.A2059] &lt; [.$C$8];       &quot;Decel&quot;;       &quot;Stop&quot;     )   ) )" office:value-type="string" office:string-value="Stop">
            <text:p>Stop</text:p>
          </table:table-cell>
          <table:table-cell table:formula="of:=IF(   [.B2059]=&quot;Accel&quot;;   [.$C$1];   IF(     [.B2059]=&quot;Cruise&quot;;     0;     IF([.B2059]=&quot;Decel&quot;; -[.$C$1]; 0)   ) )" office:value-type="float" office:value="0">
            <text:p>0</text:p>
          </table:table-cell>
          <table:table-cell table:formula="of:=IF(   [.B2059]=&quot;Stop&quot;;   0;   MAX(     0;     MIN(       [.$C$2];       [.D2058] + [.C2059] * [.$C$4]     )   ) )" office:value-type="float" office:value="0">
            <text:p>0.00</text:p>
          </table:table-cell>
          <table:table-cell table:formula="of:=IF(   [.B2059]=&quot;Stop&quot;;   [.$C$3];   [.E2058] + [.D2059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59]+[.$C$4]" office:value-type="float" office:value="10.2450000000002">
            <text:p>10.245</text:p>
          </table:table-cell>
          <table:table-cell table:formula="of:=IF(   [.A2060] &lt; [.$C$5];   &quot;Accel&quot;;   IF(     [.A2060] &lt; [.$C$5] + [.$C$7];     &quot;Cruise&quot;;     IF(       [.A2060] &lt; [.$C$8];       &quot;Decel&quot;;       &quot;Stop&quot;     )   ) )" office:value-type="string" office:string-value="Stop">
            <text:p>Stop</text:p>
          </table:table-cell>
          <table:table-cell table:formula="of:=IF(   [.B2060]=&quot;Accel&quot;;   [.$C$1];   IF(     [.B2060]=&quot;Cruise&quot;;     0;     IF([.B2060]=&quot;Decel&quot;; -[.$C$1]; 0)   ) )" office:value-type="float" office:value="0">
            <text:p>0</text:p>
          </table:table-cell>
          <table:table-cell table:formula="of:=IF(   [.B2060]=&quot;Stop&quot;;   0;   MAX(     0;     MIN(       [.$C$2];       [.D2059] + [.C2060] * [.$C$4]     )   ) )" office:value-type="float" office:value="0">
            <text:p>0.00</text:p>
          </table:table-cell>
          <table:table-cell table:formula="of:=IF(   [.B2060]=&quot;Stop&quot;;   [.$C$3];   [.E2059] + [.D2060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0]+[.$C$4]" office:value-type="float" office:value="10.2500000000002">
            <text:p>10.250</text:p>
          </table:table-cell>
          <table:table-cell table:formula="of:=IF(   [.A2061] &lt; [.$C$5];   &quot;Accel&quot;;   IF(     [.A2061] &lt; [.$C$5] + [.$C$7];     &quot;Cruise&quot;;     IF(       [.A2061] &lt; [.$C$8];       &quot;Decel&quot;;       &quot;Stop&quot;     )   ) )" office:value-type="string" office:string-value="Stop">
            <text:p>Stop</text:p>
          </table:table-cell>
          <table:table-cell table:formula="of:=IF(   [.B2061]=&quot;Accel&quot;;   [.$C$1];   IF(     [.B2061]=&quot;Cruise&quot;;     0;     IF([.B2061]=&quot;Decel&quot;; -[.$C$1]; 0)   ) )" office:value-type="float" office:value="0">
            <text:p>0</text:p>
          </table:table-cell>
          <table:table-cell table:formula="of:=IF(   [.B2061]=&quot;Stop&quot;;   0;   MAX(     0;     MIN(       [.$C$2];       [.D2060] + [.C2061] * [.$C$4]     )   ) )" office:value-type="float" office:value="0">
            <text:p>0.00</text:p>
          </table:table-cell>
          <table:table-cell table:formula="of:=IF(   [.B2061]=&quot;Stop&quot;;   [.$C$3];   [.E2060] + [.D206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1]+[.$C$4]" office:value-type="float" office:value="10.2550000000002">
            <text:p>10.255</text:p>
          </table:table-cell>
          <table:table-cell table:formula="of:=IF(   [.A2062] &lt; [.$C$5];   &quot;Accel&quot;;   IF(     [.A2062] &lt; [.$C$5] + [.$C$7];     &quot;Cruise&quot;;     IF(       [.A2062] &lt; [.$C$8];       &quot;Decel&quot;;       &quot;Stop&quot;     )   ) )" office:value-type="string" office:string-value="Stop">
            <text:p>Stop</text:p>
          </table:table-cell>
          <table:table-cell table:formula="of:=IF(   [.B2062]=&quot;Accel&quot;;   [.$C$1];   IF(     [.B2062]=&quot;Cruise&quot;;     0;     IF([.B2062]=&quot;Decel&quot;; -[.$C$1]; 0)   ) )" office:value-type="float" office:value="0">
            <text:p>0</text:p>
          </table:table-cell>
          <table:table-cell table:formula="of:=IF(   [.B2062]=&quot;Stop&quot;;   0;   MAX(     0;     MIN(       [.$C$2];       [.D2061] + [.C2062] * [.$C$4]     )   ) )" office:value-type="float" office:value="0">
            <text:p>0.00</text:p>
          </table:table-cell>
          <table:table-cell table:formula="of:=IF(   [.B2062]=&quot;Stop&quot;;   [.$C$3];   [.E2061] + [.D206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2]+[.$C$4]" office:value-type="float" office:value="10.2600000000002">
            <text:p>10.260</text:p>
          </table:table-cell>
          <table:table-cell table:formula="of:=IF(   [.A2063] &lt; [.$C$5];   &quot;Accel&quot;;   IF(     [.A2063] &lt; [.$C$5] + [.$C$7];     &quot;Cruise&quot;;     IF(       [.A2063] &lt; [.$C$8];       &quot;Decel&quot;;       &quot;Stop&quot;     )   ) )" office:value-type="string" office:string-value="Stop">
            <text:p>Stop</text:p>
          </table:table-cell>
          <table:table-cell table:formula="of:=IF(   [.B2063]=&quot;Accel&quot;;   [.$C$1];   IF(     [.B2063]=&quot;Cruise&quot;;     0;     IF([.B2063]=&quot;Decel&quot;; -[.$C$1]; 0)   ) )" office:value-type="float" office:value="0">
            <text:p>0</text:p>
          </table:table-cell>
          <table:table-cell table:formula="of:=IF(   [.B2063]=&quot;Stop&quot;;   0;   MAX(     0;     MIN(       [.$C$2];       [.D2062] + [.C2063] * [.$C$4]     )   ) )" office:value-type="float" office:value="0">
            <text:p>0.00</text:p>
          </table:table-cell>
          <table:table-cell table:formula="of:=IF(   [.B2063]=&quot;Stop&quot;;   [.$C$3];   [.E2062] + [.D206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3]+[.$C$4]" office:value-type="float" office:value="10.2650000000002">
            <text:p>10.265</text:p>
          </table:table-cell>
          <table:table-cell table:formula="of:=IF(   [.A2064] &lt; [.$C$5];   &quot;Accel&quot;;   IF(     [.A2064] &lt; [.$C$5] + [.$C$7];     &quot;Cruise&quot;;     IF(       [.A2064] &lt; [.$C$8];       &quot;Decel&quot;;       &quot;Stop&quot;     )   ) )" office:value-type="string" office:string-value="Stop">
            <text:p>Stop</text:p>
          </table:table-cell>
          <table:table-cell table:formula="of:=IF(   [.B2064]=&quot;Accel&quot;;   [.$C$1];   IF(     [.B2064]=&quot;Cruise&quot;;     0;     IF([.B2064]=&quot;Decel&quot;; -[.$C$1]; 0)   ) )" office:value-type="float" office:value="0">
            <text:p>0</text:p>
          </table:table-cell>
          <table:table-cell table:formula="of:=IF(   [.B2064]=&quot;Stop&quot;;   0;   MAX(     0;     MIN(       [.$C$2];       [.D2063] + [.C2064] * [.$C$4]     )   ) )" office:value-type="float" office:value="0">
            <text:p>0.00</text:p>
          </table:table-cell>
          <table:table-cell table:formula="of:=IF(   [.B2064]=&quot;Stop&quot;;   [.$C$3];   [.E2063] + [.D206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4]+[.$C$4]" office:value-type="float" office:value="10.2700000000002">
            <text:p>10.270</text:p>
          </table:table-cell>
          <table:table-cell table:formula="of:=IF(   [.A2065] &lt; [.$C$5];   &quot;Accel&quot;;   IF(     [.A2065] &lt; [.$C$5] + [.$C$7];     &quot;Cruise&quot;;     IF(       [.A2065] &lt; [.$C$8];       &quot;Decel&quot;;       &quot;Stop&quot;     )   ) )" office:value-type="string" office:string-value="Stop">
            <text:p>Stop</text:p>
          </table:table-cell>
          <table:table-cell table:formula="of:=IF(   [.B2065]=&quot;Accel&quot;;   [.$C$1];   IF(     [.B2065]=&quot;Cruise&quot;;     0;     IF([.B2065]=&quot;Decel&quot;; -[.$C$1]; 0)   ) )" office:value-type="float" office:value="0">
            <text:p>0</text:p>
          </table:table-cell>
          <table:table-cell table:formula="of:=IF(   [.B2065]=&quot;Stop&quot;;   0;   MAX(     0;     MIN(       [.$C$2];       [.D2064] + [.C2065] * [.$C$4]     )   ) )" office:value-type="float" office:value="0">
            <text:p>0.00</text:p>
          </table:table-cell>
          <table:table-cell table:formula="of:=IF(   [.B2065]=&quot;Stop&quot;;   [.$C$3];   [.E2064] + [.D206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5]+[.$C$4]" office:value-type="float" office:value="10.2750000000002">
            <text:p>10.275</text:p>
          </table:table-cell>
          <table:table-cell table:formula="of:=IF(   [.A2066] &lt; [.$C$5];   &quot;Accel&quot;;   IF(     [.A2066] &lt; [.$C$5] + [.$C$7];     &quot;Cruise&quot;;     IF(       [.A2066] &lt; [.$C$8];       &quot;Decel&quot;;       &quot;Stop&quot;     )   ) )" office:value-type="string" office:string-value="Stop">
            <text:p>Stop</text:p>
          </table:table-cell>
          <table:table-cell table:formula="of:=IF(   [.B2066]=&quot;Accel&quot;;   [.$C$1];   IF(     [.B2066]=&quot;Cruise&quot;;     0;     IF([.B2066]=&quot;Decel&quot;; -[.$C$1]; 0)   ) )" office:value-type="float" office:value="0">
            <text:p>0</text:p>
          </table:table-cell>
          <table:table-cell table:formula="of:=IF(   [.B2066]=&quot;Stop&quot;;   0;   MAX(     0;     MIN(       [.$C$2];       [.D2065] + [.C2066] * [.$C$4]     )   ) )" office:value-type="float" office:value="0">
            <text:p>0.00</text:p>
          </table:table-cell>
          <table:table-cell table:formula="of:=IF(   [.B2066]=&quot;Stop&quot;;   [.$C$3];   [.E2065] + [.D206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6]+[.$C$4]" office:value-type="float" office:value="10.2800000000002">
            <text:p>10.280</text:p>
          </table:table-cell>
          <table:table-cell table:formula="of:=IF(   [.A2067] &lt; [.$C$5];   &quot;Accel&quot;;   IF(     [.A2067] &lt; [.$C$5] + [.$C$7];     &quot;Cruise&quot;;     IF(       [.A2067] &lt; [.$C$8];       &quot;Decel&quot;;       &quot;Stop&quot;     )   ) )" office:value-type="string" office:string-value="Stop">
            <text:p>Stop</text:p>
          </table:table-cell>
          <table:table-cell table:formula="of:=IF(   [.B2067]=&quot;Accel&quot;;   [.$C$1];   IF(     [.B2067]=&quot;Cruise&quot;;     0;     IF([.B2067]=&quot;Decel&quot;; -[.$C$1]; 0)   ) )" office:value-type="float" office:value="0">
            <text:p>0</text:p>
          </table:table-cell>
          <table:table-cell table:formula="of:=IF(   [.B2067]=&quot;Stop&quot;;   0;   MAX(     0;     MIN(       [.$C$2];       [.D2066] + [.C2067] * [.$C$4]     )   ) )" office:value-type="float" office:value="0">
            <text:p>0.00</text:p>
          </table:table-cell>
          <table:table-cell table:formula="of:=IF(   [.B2067]=&quot;Stop&quot;;   [.$C$3];   [.E2066] + [.D206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7]+[.$C$4]" office:value-type="float" office:value="10.2850000000002">
            <text:p>10.285</text:p>
          </table:table-cell>
          <table:table-cell table:formula="of:=IF(   [.A2068] &lt; [.$C$5];   &quot;Accel&quot;;   IF(     [.A2068] &lt; [.$C$5] + [.$C$7];     &quot;Cruise&quot;;     IF(       [.A2068] &lt; [.$C$8];       &quot;Decel&quot;;       &quot;Stop&quot;     )   ) )" office:value-type="string" office:string-value="Stop">
            <text:p>Stop</text:p>
          </table:table-cell>
          <table:table-cell table:formula="of:=IF(   [.B2068]=&quot;Accel&quot;;   [.$C$1];   IF(     [.B2068]=&quot;Cruise&quot;;     0;     IF([.B2068]=&quot;Decel&quot;; -[.$C$1]; 0)   ) )" office:value-type="float" office:value="0">
            <text:p>0</text:p>
          </table:table-cell>
          <table:table-cell table:formula="of:=IF(   [.B2068]=&quot;Stop&quot;;   0;   MAX(     0;     MIN(       [.$C$2];       [.D2067] + [.C2068] * [.$C$4]     )   ) )" office:value-type="float" office:value="0">
            <text:p>0.00</text:p>
          </table:table-cell>
          <table:table-cell table:formula="of:=IF(   [.B2068]=&quot;Stop&quot;;   [.$C$3];   [.E2067] + [.D2068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8]+[.$C$4]" office:value-type="float" office:value="10.2900000000002">
            <text:p>10.290</text:p>
          </table:table-cell>
          <table:table-cell table:formula="of:=IF(   [.A2069] &lt; [.$C$5];   &quot;Accel&quot;;   IF(     [.A2069] &lt; [.$C$5] + [.$C$7];     &quot;Cruise&quot;;     IF(       [.A2069] &lt; [.$C$8];       &quot;Decel&quot;;       &quot;Stop&quot;     )   ) )" office:value-type="string" office:string-value="Stop">
            <text:p>Stop</text:p>
          </table:table-cell>
          <table:table-cell table:formula="of:=IF(   [.B2069]=&quot;Accel&quot;;   [.$C$1];   IF(     [.B2069]=&quot;Cruise&quot;;     0;     IF([.B2069]=&quot;Decel&quot;; -[.$C$1]; 0)   ) )" office:value-type="float" office:value="0">
            <text:p>0</text:p>
          </table:table-cell>
          <table:table-cell table:formula="of:=IF(   [.B2069]=&quot;Stop&quot;;   0;   MAX(     0;     MIN(       [.$C$2];       [.D2068] + [.C2069] * [.$C$4]     )   ) )" office:value-type="float" office:value="0">
            <text:p>0.00</text:p>
          </table:table-cell>
          <table:table-cell table:formula="of:=IF(   [.B2069]=&quot;Stop&quot;;   [.$C$3];   [.E2068] + [.D2069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69]+[.$C$4]" office:value-type="float" office:value="10.2950000000002">
            <text:p>10.295</text:p>
          </table:table-cell>
          <table:table-cell table:formula="of:=IF(   [.A2070] &lt; [.$C$5];   &quot;Accel&quot;;   IF(     [.A2070] &lt; [.$C$5] + [.$C$7];     &quot;Cruise&quot;;     IF(       [.A2070] &lt; [.$C$8];       &quot;Decel&quot;;       &quot;Stop&quot;     )   ) )" office:value-type="string" office:string-value="Stop">
            <text:p>Stop</text:p>
          </table:table-cell>
          <table:table-cell table:formula="of:=IF(   [.B2070]=&quot;Accel&quot;;   [.$C$1];   IF(     [.B2070]=&quot;Cruise&quot;;     0;     IF([.B2070]=&quot;Decel&quot;; -[.$C$1]; 0)   ) )" office:value-type="float" office:value="0">
            <text:p>0</text:p>
          </table:table-cell>
          <table:table-cell table:formula="of:=IF(   [.B2070]=&quot;Stop&quot;;   0;   MAX(     0;     MIN(       [.$C$2];       [.D2069] + [.C2070] * [.$C$4]     )   ) )" office:value-type="float" office:value="0">
            <text:p>0.00</text:p>
          </table:table-cell>
          <table:table-cell table:formula="of:=IF(   [.B2070]=&quot;Stop&quot;;   [.$C$3];   [.E2069] + [.D2070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0]+[.$C$4]" office:value-type="float" office:value="10.3000000000002">
            <text:p>10.300</text:p>
          </table:table-cell>
          <table:table-cell table:formula="of:=IF(   [.A2071] &lt; [.$C$5];   &quot;Accel&quot;;   IF(     [.A2071] &lt; [.$C$5] + [.$C$7];     &quot;Cruise&quot;;     IF(       [.A2071] &lt; [.$C$8];       &quot;Decel&quot;;       &quot;Stop&quot;     )   ) )" office:value-type="string" office:string-value="Stop">
            <text:p>Stop</text:p>
          </table:table-cell>
          <table:table-cell table:formula="of:=IF(   [.B2071]=&quot;Accel&quot;;   [.$C$1];   IF(     [.B2071]=&quot;Cruise&quot;;     0;     IF([.B2071]=&quot;Decel&quot;; -[.$C$1]; 0)   ) )" office:value-type="float" office:value="0">
            <text:p>0</text:p>
          </table:table-cell>
          <table:table-cell table:formula="of:=IF(   [.B2071]=&quot;Stop&quot;;   0;   MAX(     0;     MIN(       [.$C$2];       [.D2070] + [.C2071] * [.$C$4]     )   ) )" office:value-type="float" office:value="0">
            <text:p>0.00</text:p>
          </table:table-cell>
          <table:table-cell table:formula="of:=IF(   [.B2071]=&quot;Stop&quot;;   [.$C$3];   [.E2070] + [.D207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1]+[.$C$4]" office:value-type="float" office:value="10.3050000000002">
            <text:p>10.305</text:p>
          </table:table-cell>
          <table:table-cell table:formula="of:=IF(   [.A2072] &lt; [.$C$5];   &quot;Accel&quot;;   IF(     [.A2072] &lt; [.$C$5] + [.$C$7];     &quot;Cruise&quot;;     IF(       [.A2072] &lt; [.$C$8];       &quot;Decel&quot;;       &quot;Stop&quot;     )   ) )" office:value-type="string" office:string-value="Stop">
            <text:p>Stop</text:p>
          </table:table-cell>
          <table:table-cell table:formula="of:=IF(   [.B2072]=&quot;Accel&quot;;   [.$C$1];   IF(     [.B2072]=&quot;Cruise&quot;;     0;     IF([.B2072]=&quot;Decel&quot;; -[.$C$1]; 0)   ) )" office:value-type="float" office:value="0">
            <text:p>0</text:p>
          </table:table-cell>
          <table:table-cell table:formula="of:=IF(   [.B2072]=&quot;Stop&quot;;   0;   MAX(     0;     MIN(       [.$C$2];       [.D2071] + [.C2072] * [.$C$4]     )   ) )" office:value-type="float" office:value="0">
            <text:p>0.00</text:p>
          </table:table-cell>
          <table:table-cell table:formula="of:=IF(   [.B2072]=&quot;Stop&quot;;   [.$C$3];   [.E2071] + [.D207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2]+[.$C$4]" office:value-type="float" office:value="10.3100000000002">
            <text:p>10.310</text:p>
          </table:table-cell>
          <table:table-cell table:formula="of:=IF(   [.A2073] &lt; [.$C$5];   &quot;Accel&quot;;   IF(     [.A2073] &lt; [.$C$5] + [.$C$7];     &quot;Cruise&quot;;     IF(       [.A2073] &lt; [.$C$8];       &quot;Decel&quot;;       &quot;Stop&quot;     )   ) )" office:value-type="string" office:string-value="Stop">
            <text:p>Stop</text:p>
          </table:table-cell>
          <table:table-cell table:formula="of:=IF(   [.B2073]=&quot;Accel&quot;;   [.$C$1];   IF(     [.B2073]=&quot;Cruise&quot;;     0;     IF([.B2073]=&quot;Decel&quot;; -[.$C$1]; 0)   ) )" office:value-type="float" office:value="0">
            <text:p>0</text:p>
          </table:table-cell>
          <table:table-cell table:formula="of:=IF(   [.B2073]=&quot;Stop&quot;;   0;   MAX(     0;     MIN(       [.$C$2];       [.D2072] + [.C2073] * [.$C$4]     )   ) )" office:value-type="float" office:value="0">
            <text:p>0.00</text:p>
          </table:table-cell>
          <table:table-cell table:formula="of:=IF(   [.B2073]=&quot;Stop&quot;;   [.$C$3];   [.E2072] + [.D207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3]+[.$C$4]" office:value-type="float" office:value="10.3150000000002">
            <text:p>10.315</text:p>
          </table:table-cell>
          <table:table-cell table:formula="of:=IF(   [.A2074] &lt; [.$C$5];   &quot;Accel&quot;;   IF(     [.A2074] &lt; [.$C$5] + [.$C$7];     &quot;Cruise&quot;;     IF(       [.A2074] &lt; [.$C$8];       &quot;Decel&quot;;       &quot;Stop&quot;     )   ) )" office:value-type="string" office:string-value="Stop">
            <text:p>Stop</text:p>
          </table:table-cell>
          <table:table-cell table:formula="of:=IF(   [.B2074]=&quot;Accel&quot;;   [.$C$1];   IF(     [.B2074]=&quot;Cruise&quot;;     0;     IF([.B2074]=&quot;Decel&quot;; -[.$C$1]; 0)   ) )" office:value-type="float" office:value="0">
            <text:p>0</text:p>
          </table:table-cell>
          <table:table-cell table:formula="of:=IF(   [.B2074]=&quot;Stop&quot;;   0;   MAX(     0;     MIN(       [.$C$2];       [.D2073] + [.C2074] * [.$C$4]     )   ) )" office:value-type="float" office:value="0">
            <text:p>0.00</text:p>
          </table:table-cell>
          <table:table-cell table:formula="of:=IF(   [.B2074]=&quot;Stop&quot;;   [.$C$3];   [.E2073] + [.D207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4]+[.$C$4]" office:value-type="float" office:value="10.3200000000002">
            <text:p>10.320</text:p>
          </table:table-cell>
          <table:table-cell table:formula="of:=IF(   [.A2075] &lt; [.$C$5];   &quot;Accel&quot;;   IF(     [.A2075] &lt; [.$C$5] + [.$C$7];     &quot;Cruise&quot;;     IF(       [.A2075] &lt; [.$C$8];       &quot;Decel&quot;;       &quot;Stop&quot;     )   ) )" office:value-type="string" office:string-value="Stop">
            <text:p>Stop</text:p>
          </table:table-cell>
          <table:table-cell table:formula="of:=IF(   [.B2075]=&quot;Accel&quot;;   [.$C$1];   IF(     [.B2075]=&quot;Cruise&quot;;     0;     IF([.B2075]=&quot;Decel&quot;; -[.$C$1]; 0)   ) )" office:value-type="float" office:value="0">
            <text:p>0</text:p>
          </table:table-cell>
          <table:table-cell table:formula="of:=IF(   [.B2075]=&quot;Stop&quot;;   0;   MAX(     0;     MIN(       [.$C$2];       [.D2074] + [.C2075] * [.$C$4]     )   ) )" office:value-type="float" office:value="0">
            <text:p>0.00</text:p>
          </table:table-cell>
          <table:table-cell table:formula="of:=IF(   [.B2075]=&quot;Stop&quot;;   [.$C$3];   [.E2074] + [.D207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5]+[.$C$4]" office:value-type="float" office:value="10.3250000000002">
            <text:p>10.325</text:p>
          </table:table-cell>
          <table:table-cell table:formula="of:=IF(   [.A2076] &lt; [.$C$5];   &quot;Accel&quot;;   IF(     [.A2076] &lt; [.$C$5] + [.$C$7];     &quot;Cruise&quot;;     IF(       [.A2076] &lt; [.$C$8];       &quot;Decel&quot;;       &quot;Stop&quot;     )   ) )" office:value-type="string" office:string-value="Stop">
            <text:p>Stop</text:p>
          </table:table-cell>
          <table:table-cell table:formula="of:=IF(   [.B2076]=&quot;Accel&quot;;   [.$C$1];   IF(     [.B2076]=&quot;Cruise&quot;;     0;     IF([.B2076]=&quot;Decel&quot;; -[.$C$1]; 0)   ) )" office:value-type="float" office:value="0">
            <text:p>0</text:p>
          </table:table-cell>
          <table:table-cell table:formula="of:=IF(   [.B2076]=&quot;Stop&quot;;   0;   MAX(     0;     MIN(       [.$C$2];       [.D2075] + [.C2076] * [.$C$4]     )   ) )" office:value-type="float" office:value="0">
            <text:p>0.00</text:p>
          </table:table-cell>
          <table:table-cell table:formula="of:=IF(   [.B2076]=&quot;Stop&quot;;   [.$C$3];   [.E2075] + [.D207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6]+[.$C$4]" office:value-type="float" office:value="10.3300000000002">
            <text:p>10.330</text:p>
          </table:table-cell>
          <table:table-cell table:formula="of:=IF(   [.A2077] &lt; [.$C$5];   &quot;Accel&quot;;   IF(     [.A2077] &lt; [.$C$5] + [.$C$7];     &quot;Cruise&quot;;     IF(       [.A2077] &lt; [.$C$8];       &quot;Decel&quot;;       &quot;Stop&quot;     )   ) )" office:value-type="string" office:string-value="Stop">
            <text:p>Stop</text:p>
          </table:table-cell>
          <table:table-cell table:formula="of:=IF(   [.B2077]=&quot;Accel&quot;;   [.$C$1];   IF(     [.B2077]=&quot;Cruise&quot;;     0;     IF([.B2077]=&quot;Decel&quot;; -[.$C$1]; 0)   ) )" office:value-type="float" office:value="0">
            <text:p>0</text:p>
          </table:table-cell>
          <table:table-cell table:formula="of:=IF(   [.B2077]=&quot;Stop&quot;;   0;   MAX(     0;     MIN(       [.$C$2];       [.D2076] + [.C2077] * [.$C$4]     )   ) )" office:value-type="float" office:value="0">
            <text:p>0.00</text:p>
          </table:table-cell>
          <table:table-cell table:formula="of:=IF(   [.B2077]=&quot;Stop&quot;;   [.$C$3];   [.E2076] + [.D207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7]+[.$C$4]" office:value-type="float" office:value="10.3350000000002">
            <text:p>10.335</text:p>
          </table:table-cell>
          <table:table-cell table:formula="of:=IF(   [.A2078] &lt; [.$C$5];   &quot;Accel&quot;;   IF(     [.A2078] &lt; [.$C$5] + [.$C$7];     &quot;Cruise&quot;;     IF(       [.A2078] &lt; [.$C$8];       &quot;Decel&quot;;       &quot;Stop&quot;     )   ) )" office:value-type="string" office:string-value="Stop">
            <text:p>Stop</text:p>
          </table:table-cell>
          <table:table-cell table:formula="of:=IF(   [.B2078]=&quot;Accel&quot;;   [.$C$1];   IF(     [.B2078]=&quot;Cruise&quot;;     0;     IF([.B2078]=&quot;Decel&quot;; -[.$C$1]; 0)   ) )" office:value-type="float" office:value="0">
            <text:p>0</text:p>
          </table:table-cell>
          <table:table-cell table:formula="of:=IF(   [.B2078]=&quot;Stop&quot;;   0;   MAX(     0;     MIN(       [.$C$2];       [.D2077] + [.C2078] * [.$C$4]     )   ) )" office:value-type="float" office:value="0">
            <text:p>0.00</text:p>
          </table:table-cell>
          <table:table-cell table:formula="of:=IF(   [.B2078]=&quot;Stop&quot;;   [.$C$3];   [.E2077] + [.D2078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8]+[.$C$4]" office:value-type="float" office:value="10.3400000000002">
            <text:p>10.340</text:p>
          </table:table-cell>
          <table:table-cell table:formula="of:=IF(   [.A2079] &lt; [.$C$5];   &quot;Accel&quot;;   IF(     [.A2079] &lt; [.$C$5] + [.$C$7];     &quot;Cruise&quot;;     IF(       [.A2079] &lt; [.$C$8];       &quot;Decel&quot;;       &quot;Stop&quot;     )   ) )" office:value-type="string" office:string-value="Stop">
            <text:p>Stop</text:p>
          </table:table-cell>
          <table:table-cell table:formula="of:=IF(   [.B2079]=&quot;Accel&quot;;   [.$C$1];   IF(     [.B2079]=&quot;Cruise&quot;;     0;     IF([.B2079]=&quot;Decel&quot;; -[.$C$1]; 0)   ) )" office:value-type="float" office:value="0">
            <text:p>0</text:p>
          </table:table-cell>
          <table:table-cell table:formula="of:=IF(   [.B2079]=&quot;Stop&quot;;   0;   MAX(     0;     MIN(       [.$C$2];       [.D2078] + [.C2079] * [.$C$4]     )   ) )" office:value-type="float" office:value="0">
            <text:p>0.00</text:p>
          </table:table-cell>
          <table:table-cell table:formula="of:=IF(   [.B2079]=&quot;Stop&quot;;   [.$C$3];   [.E2078] + [.D2079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79]+[.$C$4]" office:value-type="float" office:value="10.3450000000002">
            <text:p>10.345</text:p>
          </table:table-cell>
          <table:table-cell table:formula="of:=IF(   [.A2080] &lt; [.$C$5];   &quot;Accel&quot;;   IF(     [.A2080] &lt; [.$C$5] + [.$C$7];     &quot;Cruise&quot;;     IF(       [.A2080] &lt; [.$C$8];       &quot;Decel&quot;;       &quot;Stop&quot;     )   ) )" office:value-type="string" office:string-value="Stop">
            <text:p>Stop</text:p>
          </table:table-cell>
          <table:table-cell table:formula="of:=IF(   [.B2080]=&quot;Accel&quot;;   [.$C$1];   IF(     [.B2080]=&quot;Cruise&quot;;     0;     IF([.B2080]=&quot;Decel&quot;; -[.$C$1]; 0)   ) )" office:value-type="float" office:value="0">
            <text:p>0</text:p>
          </table:table-cell>
          <table:table-cell table:formula="of:=IF(   [.B2080]=&quot;Stop&quot;;   0;   MAX(     0;     MIN(       [.$C$2];       [.D2079] + [.C2080] * [.$C$4]     )   ) )" office:value-type="float" office:value="0">
            <text:p>0.00</text:p>
          </table:table-cell>
          <table:table-cell table:formula="of:=IF(   [.B2080]=&quot;Stop&quot;;   [.$C$3];   [.E2079] + [.D2080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0]+[.$C$4]" office:value-type="float" office:value="10.3500000000002">
            <text:p>10.350</text:p>
          </table:table-cell>
          <table:table-cell table:formula="of:=IF(   [.A2081] &lt; [.$C$5];   &quot;Accel&quot;;   IF(     [.A2081] &lt; [.$C$5] + [.$C$7];     &quot;Cruise&quot;;     IF(       [.A2081] &lt; [.$C$8];       &quot;Decel&quot;;       &quot;Stop&quot;     )   ) )" office:value-type="string" office:string-value="Stop">
            <text:p>Stop</text:p>
          </table:table-cell>
          <table:table-cell table:formula="of:=IF(   [.B2081]=&quot;Accel&quot;;   [.$C$1];   IF(     [.B2081]=&quot;Cruise&quot;;     0;     IF([.B2081]=&quot;Decel&quot;; -[.$C$1]; 0)   ) )" office:value-type="float" office:value="0">
            <text:p>0</text:p>
          </table:table-cell>
          <table:table-cell table:formula="of:=IF(   [.B2081]=&quot;Stop&quot;;   0;   MAX(     0;     MIN(       [.$C$2];       [.D2080] + [.C2081] * [.$C$4]     )   ) )" office:value-type="float" office:value="0">
            <text:p>0.00</text:p>
          </table:table-cell>
          <table:table-cell table:formula="of:=IF(   [.B2081]=&quot;Stop&quot;;   [.$C$3];   [.E2080] + [.D208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1]+[.$C$4]" office:value-type="float" office:value="10.3550000000002">
            <text:p>10.355</text:p>
          </table:table-cell>
          <table:table-cell table:formula="of:=IF(   [.A2082] &lt; [.$C$5];   &quot;Accel&quot;;   IF(     [.A2082] &lt; [.$C$5] + [.$C$7];     &quot;Cruise&quot;;     IF(       [.A2082] &lt; [.$C$8];       &quot;Decel&quot;;       &quot;Stop&quot;     )   ) )" office:value-type="string" office:string-value="Stop">
            <text:p>Stop</text:p>
          </table:table-cell>
          <table:table-cell table:formula="of:=IF(   [.B2082]=&quot;Accel&quot;;   [.$C$1];   IF(     [.B2082]=&quot;Cruise&quot;;     0;     IF([.B2082]=&quot;Decel&quot;; -[.$C$1]; 0)   ) )" office:value-type="float" office:value="0">
            <text:p>0</text:p>
          </table:table-cell>
          <table:table-cell table:formula="of:=IF(   [.B2082]=&quot;Stop&quot;;   0;   MAX(     0;     MIN(       [.$C$2];       [.D2081] + [.C2082] * [.$C$4]     )   ) )" office:value-type="float" office:value="0">
            <text:p>0.00</text:p>
          </table:table-cell>
          <table:table-cell table:formula="of:=IF(   [.B2082]=&quot;Stop&quot;;   [.$C$3];   [.E2081] + [.D208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2]+[.$C$4]" office:value-type="float" office:value="10.3600000000002">
            <text:p>10.360</text:p>
          </table:table-cell>
          <table:table-cell table:formula="of:=IF(   [.A2083] &lt; [.$C$5];   &quot;Accel&quot;;   IF(     [.A2083] &lt; [.$C$5] + [.$C$7];     &quot;Cruise&quot;;     IF(       [.A2083] &lt; [.$C$8];       &quot;Decel&quot;;       &quot;Stop&quot;     )   ) )" office:value-type="string" office:string-value="Stop">
            <text:p>Stop</text:p>
          </table:table-cell>
          <table:table-cell table:formula="of:=IF(   [.B2083]=&quot;Accel&quot;;   [.$C$1];   IF(     [.B2083]=&quot;Cruise&quot;;     0;     IF([.B2083]=&quot;Decel&quot;; -[.$C$1]; 0)   ) )" office:value-type="float" office:value="0">
            <text:p>0</text:p>
          </table:table-cell>
          <table:table-cell table:formula="of:=IF(   [.B2083]=&quot;Stop&quot;;   0;   MAX(     0;     MIN(       [.$C$2];       [.D2082] + [.C2083] * [.$C$4]     )   ) )" office:value-type="float" office:value="0">
            <text:p>0.00</text:p>
          </table:table-cell>
          <table:table-cell table:formula="of:=IF(   [.B2083]=&quot;Stop&quot;;   [.$C$3];   [.E2082] + [.D208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3]+[.$C$4]" office:value-type="float" office:value="10.3650000000002">
            <text:p>10.365</text:p>
          </table:table-cell>
          <table:table-cell table:formula="of:=IF(   [.A2084] &lt; [.$C$5];   &quot;Accel&quot;;   IF(     [.A2084] &lt; [.$C$5] + [.$C$7];     &quot;Cruise&quot;;     IF(       [.A2084] &lt; [.$C$8];       &quot;Decel&quot;;       &quot;Stop&quot;     )   ) )" office:value-type="string" office:string-value="Stop">
            <text:p>Stop</text:p>
          </table:table-cell>
          <table:table-cell table:formula="of:=IF(   [.B2084]=&quot;Accel&quot;;   [.$C$1];   IF(     [.B2084]=&quot;Cruise&quot;;     0;     IF([.B2084]=&quot;Decel&quot;; -[.$C$1]; 0)   ) )" office:value-type="float" office:value="0">
            <text:p>0</text:p>
          </table:table-cell>
          <table:table-cell table:formula="of:=IF(   [.B2084]=&quot;Stop&quot;;   0;   MAX(     0;     MIN(       [.$C$2];       [.D2083] + [.C2084] * [.$C$4]     )   ) )" office:value-type="float" office:value="0">
            <text:p>0.00</text:p>
          </table:table-cell>
          <table:table-cell table:formula="of:=IF(   [.B2084]=&quot;Stop&quot;;   [.$C$3];   [.E2083] + [.D208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4]+[.$C$4]" office:value-type="float" office:value="10.3700000000002">
            <text:p>10.370</text:p>
          </table:table-cell>
          <table:table-cell table:formula="of:=IF(   [.A2085] &lt; [.$C$5];   &quot;Accel&quot;;   IF(     [.A2085] &lt; [.$C$5] + [.$C$7];     &quot;Cruise&quot;;     IF(       [.A2085] &lt; [.$C$8];       &quot;Decel&quot;;       &quot;Stop&quot;     )   ) )" office:value-type="string" office:string-value="Stop">
            <text:p>Stop</text:p>
          </table:table-cell>
          <table:table-cell table:formula="of:=IF(   [.B2085]=&quot;Accel&quot;;   [.$C$1];   IF(     [.B2085]=&quot;Cruise&quot;;     0;     IF([.B2085]=&quot;Decel&quot;; -[.$C$1]; 0)   ) )" office:value-type="float" office:value="0">
            <text:p>0</text:p>
          </table:table-cell>
          <table:table-cell table:formula="of:=IF(   [.B2085]=&quot;Stop&quot;;   0;   MAX(     0;     MIN(       [.$C$2];       [.D2084] + [.C2085] * [.$C$4]     )   ) )" office:value-type="float" office:value="0">
            <text:p>0.00</text:p>
          </table:table-cell>
          <table:table-cell table:formula="of:=IF(   [.B2085]=&quot;Stop&quot;;   [.$C$3];   [.E2084] + [.D208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5]+[.$C$4]" office:value-type="float" office:value="10.3750000000002">
            <text:p>10.375</text:p>
          </table:table-cell>
          <table:table-cell table:formula="of:=IF(   [.A2086] &lt; [.$C$5];   &quot;Accel&quot;;   IF(     [.A2086] &lt; [.$C$5] + [.$C$7];     &quot;Cruise&quot;;     IF(       [.A2086] &lt; [.$C$8];       &quot;Decel&quot;;       &quot;Stop&quot;     )   ) )" office:value-type="string" office:string-value="Stop">
            <text:p>Stop</text:p>
          </table:table-cell>
          <table:table-cell table:formula="of:=IF(   [.B2086]=&quot;Accel&quot;;   [.$C$1];   IF(     [.B2086]=&quot;Cruise&quot;;     0;     IF([.B2086]=&quot;Decel&quot;; -[.$C$1]; 0)   ) )" office:value-type="float" office:value="0">
            <text:p>0</text:p>
          </table:table-cell>
          <table:table-cell table:formula="of:=IF(   [.B2086]=&quot;Stop&quot;;   0;   MAX(     0;     MIN(       [.$C$2];       [.D2085] + [.C2086] * [.$C$4]     )   ) )" office:value-type="float" office:value="0">
            <text:p>0.00</text:p>
          </table:table-cell>
          <table:table-cell table:formula="of:=IF(   [.B2086]=&quot;Stop&quot;;   [.$C$3];   [.E2085] + [.D208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6]+[.$C$4]" office:value-type="float" office:value="10.3800000000002">
            <text:p>10.380</text:p>
          </table:table-cell>
          <table:table-cell table:formula="of:=IF(   [.A2087] &lt; [.$C$5];   &quot;Accel&quot;;   IF(     [.A2087] &lt; [.$C$5] + [.$C$7];     &quot;Cruise&quot;;     IF(       [.A2087] &lt; [.$C$8];       &quot;Decel&quot;;       &quot;Stop&quot;     )   ) )" office:value-type="string" office:string-value="Stop">
            <text:p>Stop</text:p>
          </table:table-cell>
          <table:table-cell table:formula="of:=IF(   [.B2087]=&quot;Accel&quot;;   [.$C$1];   IF(     [.B2087]=&quot;Cruise&quot;;     0;     IF([.B2087]=&quot;Decel&quot;; -[.$C$1]; 0)   ) )" office:value-type="float" office:value="0">
            <text:p>0</text:p>
          </table:table-cell>
          <table:table-cell table:formula="of:=IF(   [.B2087]=&quot;Stop&quot;;   0;   MAX(     0;     MIN(       [.$C$2];       [.D2086] + [.C2087] * [.$C$4]     )   ) )" office:value-type="float" office:value="0">
            <text:p>0.00</text:p>
          </table:table-cell>
          <table:table-cell table:formula="of:=IF(   [.B2087]=&quot;Stop&quot;;   [.$C$3];   [.E2086] + [.D208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7]+[.$C$4]" office:value-type="float" office:value="10.3850000000002">
            <text:p>10.385</text:p>
          </table:table-cell>
          <table:table-cell table:formula="of:=IF(   [.A2088] &lt; [.$C$5];   &quot;Accel&quot;;   IF(     [.A2088] &lt; [.$C$5] + [.$C$7];     &quot;Cruise&quot;;     IF(       [.A2088] &lt; [.$C$8];       &quot;Decel&quot;;       &quot;Stop&quot;     )   ) )" office:value-type="string" office:string-value="Stop">
            <text:p>Stop</text:p>
          </table:table-cell>
          <table:table-cell table:formula="of:=IF(   [.B2088]=&quot;Accel&quot;;   [.$C$1];   IF(     [.B2088]=&quot;Cruise&quot;;     0;     IF([.B2088]=&quot;Decel&quot;; -[.$C$1]; 0)   ) )" office:value-type="float" office:value="0">
            <text:p>0</text:p>
          </table:table-cell>
          <table:table-cell table:formula="of:=IF(   [.B2088]=&quot;Stop&quot;;   0;   MAX(     0;     MIN(       [.$C$2];       [.D2087] + [.C2088] * [.$C$4]     )   ) )" office:value-type="float" office:value="0">
            <text:p>0.00</text:p>
          </table:table-cell>
          <table:table-cell table:formula="of:=IF(   [.B2088]=&quot;Stop&quot;;   [.$C$3];   [.E2087] + [.D2088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8]+[.$C$4]" office:value-type="float" office:value="10.3900000000002">
            <text:p>10.390</text:p>
          </table:table-cell>
          <table:table-cell table:formula="of:=IF(   [.A2089] &lt; [.$C$5];   &quot;Accel&quot;;   IF(     [.A2089] &lt; [.$C$5] + [.$C$7];     &quot;Cruise&quot;;     IF(       [.A2089] &lt; [.$C$8];       &quot;Decel&quot;;       &quot;Stop&quot;     )   ) )" office:value-type="string" office:string-value="Stop">
            <text:p>Stop</text:p>
          </table:table-cell>
          <table:table-cell table:formula="of:=IF(   [.B2089]=&quot;Accel&quot;;   [.$C$1];   IF(     [.B2089]=&quot;Cruise&quot;;     0;     IF([.B2089]=&quot;Decel&quot;; -[.$C$1]; 0)   ) )" office:value-type="float" office:value="0">
            <text:p>0</text:p>
          </table:table-cell>
          <table:table-cell table:formula="of:=IF(   [.B2089]=&quot;Stop&quot;;   0;   MAX(     0;     MIN(       [.$C$2];       [.D2088] + [.C2089] * [.$C$4]     )   ) )" office:value-type="float" office:value="0">
            <text:p>0.00</text:p>
          </table:table-cell>
          <table:table-cell table:formula="of:=IF(   [.B2089]=&quot;Stop&quot;;   [.$C$3];   [.E2088] + [.D2089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89]+[.$C$4]" office:value-type="float" office:value="10.3950000000002">
            <text:p>10.395</text:p>
          </table:table-cell>
          <table:table-cell table:formula="of:=IF(   [.A2090] &lt; [.$C$5];   &quot;Accel&quot;;   IF(     [.A2090] &lt; [.$C$5] + [.$C$7];     &quot;Cruise&quot;;     IF(       [.A2090] &lt; [.$C$8];       &quot;Decel&quot;;       &quot;Stop&quot;     )   ) )" office:value-type="string" office:string-value="Stop">
            <text:p>Stop</text:p>
          </table:table-cell>
          <table:table-cell table:formula="of:=IF(   [.B2090]=&quot;Accel&quot;;   [.$C$1];   IF(     [.B2090]=&quot;Cruise&quot;;     0;     IF([.B2090]=&quot;Decel&quot;; -[.$C$1]; 0)   ) )" office:value-type="float" office:value="0">
            <text:p>0</text:p>
          </table:table-cell>
          <table:table-cell table:formula="of:=IF(   [.B2090]=&quot;Stop&quot;;   0;   MAX(     0;     MIN(       [.$C$2];       [.D2089] + [.C2090] * [.$C$4]     )   ) )" office:value-type="float" office:value="0">
            <text:p>0.00</text:p>
          </table:table-cell>
          <table:table-cell table:formula="of:=IF(   [.B2090]=&quot;Stop&quot;;   [.$C$3];   [.E2089] + [.D2090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0]+[.$C$4]" office:value-type="float" office:value="10.4000000000002">
            <text:p>10.400</text:p>
          </table:table-cell>
          <table:table-cell table:formula="of:=IF(   [.A2091] &lt; [.$C$5];   &quot;Accel&quot;;   IF(     [.A2091] &lt; [.$C$5] + [.$C$7];     &quot;Cruise&quot;;     IF(       [.A2091] &lt; [.$C$8];       &quot;Decel&quot;;       &quot;Stop&quot;     )   ) )" office:value-type="string" office:string-value="Stop">
            <text:p>Stop</text:p>
          </table:table-cell>
          <table:table-cell table:formula="of:=IF(   [.B2091]=&quot;Accel&quot;;   [.$C$1];   IF(     [.B2091]=&quot;Cruise&quot;;     0;     IF([.B2091]=&quot;Decel&quot;; -[.$C$1]; 0)   ) )" office:value-type="float" office:value="0">
            <text:p>0</text:p>
          </table:table-cell>
          <table:table-cell table:formula="of:=IF(   [.B2091]=&quot;Stop&quot;;   0;   MAX(     0;     MIN(       [.$C$2];       [.D2090] + [.C2091] * [.$C$4]     )   ) )" office:value-type="float" office:value="0">
            <text:p>0.00</text:p>
          </table:table-cell>
          <table:table-cell table:formula="of:=IF(   [.B2091]=&quot;Stop&quot;;   [.$C$3];   [.E2090] + [.D209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1]+[.$C$4]" office:value-type="float" office:value="10.4050000000002">
            <text:p>10.405</text:p>
          </table:table-cell>
          <table:table-cell table:formula="of:=IF(   [.A2092] &lt; [.$C$5];   &quot;Accel&quot;;   IF(     [.A2092] &lt; [.$C$5] + [.$C$7];     &quot;Cruise&quot;;     IF(       [.A2092] &lt; [.$C$8];       &quot;Decel&quot;;       &quot;Stop&quot;     )   ) )" office:value-type="string" office:string-value="Stop">
            <text:p>Stop</text:p>
          </table:table-cell>
          <table:table-cell table:formula="of:=IF(   [.B2092]=&quot;Accel&quot;;   [.$C$1];   IF(     [.B2092]=&quot;Cruise&quot;;     0;     IF([.B2092]=&quot;Decel&quot;; -[.$C$1]; 0)   ) )" office:value-type="float" office:value="0">
            <text:p>0</text:p>
          </table:table-cell>
          <table:table-cell table:formula="of:=IF(   [.B2092]=&quot;Stop&quot;;   0;   MAX(     0;     MIN(       [.$C$2];       [.D2091] + [.C2092] * [.$C$4]     )   ) )" office:value-type="float" office:value="0">
            <text:p>0.00</text:p>
          </table:table-cell>
          <table:table-cell table:formula="of:=IF(   [.B2092]=&quot;Stop&quot;;   [.$C$3];   [.E2091] + [.D209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2]+[.$C$4]" office:value-type="float" office:value="10.4100000000002">
            <text:p>10.410</text:p>
          </table:table-cell>
          <table:table-cell table:formula="of:=IF(   [.A2093] &lt; [.$C$5];   &quot;Accel&quot;;   IF(     [.A2093] &lt; [.$C$5] + [.$C$7];     &quot;Cruise&quot;;     IF(       [.A2093] &lt; [.$C$8];       &quot;Decel&quot;;       &quot;Stop&quot;     )   ) )" office:value-type="string" office:string-value="Stop">
            <text:p>Stop</text:p>
          </table:table-cell>
          <table:table-cell table:formula="of:=IF(   [.B2093]=&quot;Accel&quot;;   [.$C$1];   IF(     [.B2093]=&quot;Cruise&quot;;     0;     IF([.B2093]=&quot;Decel&quot;; -[.$C$1]; 0)   ) )" office:value-type="float" office:value="0">
            <text:p>0</text:p>
          </table:table-cell>
          <table:table-cell table:formula="of:=IF(   [.B2093]=&quot;Stop&quot;;   0;   MAX(     0;     MIN(       [.$C$2];       [.D2092] + [.C2093] * [.$C$4]     )   ) )" office:value-type="float" office:value="0">
            <text:p>0.00</text:p>
          </table:table-cell>
          <table:table-cell table:formula="of:=IF(   [.B2093]=&quot;Stop&quot;;   [.$C$3];   [.E2092] + [.D209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3]+[.$C$4]" office:value-type="float" office:value="10.4150000000002">
            <text:p>10.415</text:p>
          </table:table-cell>
          <table:table-cell table:formula="of:=IF(   [.A2094] &lt; [.$C$5];   &quot;Accel&quot;;   IF(     [.A2094] &lt; [.$C$5] + [.$C$7];     &quot;Cruise&quot;;     IF(       [.A2094] &lt; [.$C$8];       &quot;Decel&quot;;       &quot;Stop&quot;     )   ) )" office:value-type="string" office:string-value="Stop">
            <text:p>Stop</text:p>
          </table:table-cell>
          <table:table-cell table:formula="of:=IF(   [.B2094]=&quot;Accel&quot;;   [.$C$1];   IF(     [.B2094]=&quot;Cruise&quot;;     0;     IF([.B2094]=&quot;Decel&quot;; -[.$C$1]; 0)   ) )" office:value-type="float" office:value="0">
            <text:p>0</text:p>
          </table:table-cell>
          <table:table-cell table:formula="of:=IF(   [.B2094]=&quot;Stop&quot;;   0;   MAX(     0;     MIN(       [.$C$2];       [.D2093] + [.C2094] * [.$C$4]     )   ) )" office:value-type="float" office:value="0">
            <text:p>0.00</text:p>
          </table:table-cell>
          <table:table-cell table:formula="of:=IF(   [.B2094]=&quot;Stop&quot;;   [.$C$3];   [.E2093] + [.D209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4]+[.$C$4]" office:value-type="float" office:value="10.4200000000002">
            <text:p>10.420</text:p>
          </table:table-cell>
          <table:table-cell table:formula="of:=IF(   [.A2095] &lt; [.$C$5];   &quot;Accel&quot;;   IF(     [.A2095] &lt; [.$C$5] + [.$C$7];     &quot;Cruise&quot;;     IF(       [.A2095] &lt; [.$C$8];       &quot;Decel&quot;;       &quot;Stop&quot;     )   ) )" office:value-type="string" office:string-value="Stop">
            <text:p>Stop</text:p>
          </table:table-cell>
          <table:table-cell table:formula="of:=IF(   [.B2095]=&quot;Accel&quot;;   [.$C$1];   IF(     [.B2095]=&quot;Cruise&quot;;     0;     IF([.B2095]=&quot;Decel&quot;; -[.$C$1]; 0)   ) )" office:value-type="float" office:value="0">
            <text:p>0</text:p>
          </table:table-cell>
          <table:table-cell table:formula="of:=IF(   [.B2095]=&quot;Stop&quot;;   0;   MAX(     0;     MIN(       [.$C$2];       [.D2094] + [.C2095] * [.$C$4]     )   ) )" office:value-type="float" office:value="0">
            <text:p>0.00</text:p>
          </table:table-cell>
          <table:table-cell table:formula="of:=IF(   [.B2095]=&quot;Stop&quot;;   [.$C$3];   [.E2094] + [.D209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5]+[.$C$4]" office:value-type="float" office:value="10.4250000000002">
            <text:p>10.425</text:p>
          </table:table-cell>
          <table:table-cell table:formula="of:=IF(   [.A2096] &lt; [.$C$5];   &quot;Accel&quot;;   IF(     [.A2096] &lt; [.$C$5] + [.$C$7];     &quot;Cruise&quot;;     IF(       [.A2096] &lt; [.$C$8];       &quot;Decel&quot;;       &quot;Stop&quot;     )   ) )" office:value-type="string" office:string-value="Stop">
            <text:p>Stop</text:p>
          </table:table-cell>
          <table:table-cell table:formula="of:=IF(   [.B2096]=&quot;Accel&quot;;   [.$C$1];   IF(     [.B2096]=&quot;Cruise&quot;;     0;     IF([.B2096]=&quot;Decel&quot;; -[.$C$1]; 0)   ) )" office:value-type="float" office:value="0">
            <text:p>0</text:p>
          </table:table-cell>
          <table:table-cell table:formula="of:=IF(   [.B2096]=&quot;Stop&quot;;   0;   MAX(     0;     MIN(       [.$C$2];       [.D2095] + [.C2096] * [.$C$4]     )   ) )" office:value-type="float" office:value="0">
            <text:p>0.00</text:p>
          </table:table-cell>
          <table:table-cell table:formula="of:=IF(   [.B2096]=&quot;Stop&quot;;   [.$C$3];   [.E2095] + [.D209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6]+[.$C$4]" office:value-type="float" office:value="10.4300000000002">
            <text:p>10.430</text:p>
          </table:table-cell>
          <table:table-cell table:formula="of:=IF(   [.A2097] &lt; [.$C$5];   &quot;Accel&quot;;   IF(     [.A2097] &lt; [.$C$5] + [.$C$7];     &quot;Cruise&quot;;     IF(       [.A2097] &lt; [.$C$8];       &quot;Decel&quot;;       &quot;Stop&quot;     )   ) )" office:value-type="string" office:string-value="Stop">
            <text:p>Stop</text:p>
          </table:table-cell>
          <table:table-cell table:formula="of:=IF(   [.B2097]=&quot;Accel&quot;;   [.$C$1];   IF(     [.B2097]=&quot;Cruise&quot;;     0;     IF([.B2097]=&quot;Decel&quot;; -[.$C$1]; 0)   ) )" office:value-type="float" office:value="0">
            <text:p>0</text:p>
          </table:table-cell>
          <table:table-cell table:formula="of:=IF(   [.B2097]=&quot;Stop&quot;;   0;   MAX(     0;     MIN(       [.$C$2];       [.D2096] + [.C2097] * [.$C$4]     )   ) )" office:value-type="float" office:value="0">
            <text:p>0.00</text:p>
          </table:table-cell>
          <table:table-cell table:formula="of:=IF(   [.B2097]=&quot;Stop&quot;;   [.$C$3];   [.E2096] + [.D209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7]+[.$C$4]" office:value-type="float" office:value="10.4350000000002">
            <text:p>10.435</text:p>
          </table:table-cell>
          <table:table-cell table:formula="of:=IF(   [.A2098] &lt; [.$C$5];   &quot;Accel&quot;;   IF(     [.A2098] &lt; [.$C$5] + [.$C$7];     &quot;Cruise&quot;;     IF(       [.A2098] &lt; [.$C$8];       &quot;Decel&quot;;       &quot;Stop&quot;     )   ) )" office:value-type="string" office:string-value="Stop">
            <text:p>Stop</text:p>
          </table:table-cell>
          <table:table-cell table:formula="of:=IF(   [.B2098]=&quot;Accel&quot;;   [.$C$1];   IF(     [.B2098]=&quot;Cruise&quot;;     0;     IF([.B2098]=&quot;Decel&quot;; -[.$C$1]; 0)   ) )" office:value-type="float" office:value="0">
            <text:p>0</text:p>
          </table:table-cell>
          <table:table-cell table:formula="of:=IF(   [.B2098]=&quot;Stop&quot;;   0;   MAX(     0;     MIN(       [.$C$2];       [.D2097] + [.C2098] * [.$C$4]     )   ) )" office:value-type="float" office:value="0">
            <text:p>0.00</text:p>
          </table:table-cell>
          <table:table-cell table:formula="of:=IF(   [.B2098]=&quot;Stop&quot;;   [.$C$3];   [.E2097] + [.D2098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8]+[.$C$4]" office:value-type="float" office:value="10.4400000000002">
            <text:p>10.440</text:p>
          </table:table-cell>
          <table:table-cell table:formula="of:=IF(   [.A2099] &lt; [.$C$5];   &quot;Accel&quot;;   IF(     [.A2099] &lt; [.$C$5] + [.$C$7];     &quot;Cruise&quot;;     IF(       [.A2099] &lt; [.$C$8];       &quot;Decel&quot;;       &quot;Stop&quot;     )   ) )" office:value-type="string" office:string-value="Stop">
            <text:p>Stop</text:p>
          </table:table-cell>
          <table:table-cell table:formula="of:=IF(   [.B2099]=&quot;Accel&quot;;   [.$C$1];   IF(     [.B2099]=&quot;Cruise&quot;;     0;     IF([.B2099]=&quot;Decel&quot;; -[.$C$1]; 0)   ) )" office:value-type="float" office:value="0">
            <text:p>0</text:p>
          </table:table-cell>
          <table:table-cell table:formula="of:=IF(   [.B2099]=&quot;Stop&quot;;   0;   MAX(     0;     MIN(       [.$C$2];       [.D2098] + [.C2099] * [.$C$4]     )   ) )" office:value-type="float" office:value="0">
            <text:p>0.00</text:p>
          </table:table-cell>
          <table:table-cell table:formula="of:=IF(   [.B2099]=&quot;Stop&quot;;   [.$C$3];   [.E2098] + [.D2099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099]+[.$C$4]" office:value-type="float" office:value="10.4450000000002">
            <text:p>10.445</text:p>
          </table:table-cell>
          <table:table-cell table:formula="of:=IF(   [.A2100] &lt; [.$C$5];   &quot;Accel&quot;;   IF(     [.A2100] &lt; [.$C$5] + [.$C$7];     &quot;Cruise&quot;;     IF(       [.A2100] &lt; [.$C$8];       &quot;Decel&quot;;       &quot;Stop&quot;     )   ) )" office:value-type="string" office:string-value="Stop">
            <text:p>Stop</text:p>
          </table:table-cell>
          <table:table-cell table:formula="of:=IF(   [.B2100]=&quot;Accel&quot;;   [.$C$1];   IF(     [.B2100]=&quot;Cruise&quot;;     0;     IF([.B2100]=&quot;Decel&quot;; -[.$C$1]; 0)   ) )" office:value-type="float" office:value="0">
            <text:p>0</text:p>
          </table:table-cell>
          <table:table-cell table:formula="of:=IF(   [.B2100]=&quot;Stop&quot;;   0;   MAX(     0;     MIN(       [.$C$2];       [.D2099] + [.C2100] * [.$C$4]     )   ) )" office:value-type="float" office:value="0">
            <text:p>0.00</text:p>
          </table:table-cell>
          <table:table-cell table:formula="of:=IF(   [.B2100]=&quot;Stop&quot;;   [.$C$3];   [.E2099] + [.D2100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0]+[.$C$4]" office:value-type="float" office:value="10.4500000000002">
            <text:p>10.450</text:p>
          </table:table-cell>
          <table:table-cell table:formula="of:=IF(   [.A2101] &lt; [.$C$5];   &quot;Accel&quot;;   IF(     [.A2101] &lt; [.$C$5] + [.$C$7];     &quot;Cruise&quot;;     IF(       [.A2101] &lt; [.$C$8];       &quot;Decel&quot;;       &quot;Stop&quot;     )   ) )" office:value-type="string" office:string-value="Stop">
            <text:p>Stop</text:p>
          </table:table-cell>
          <table:table-cell table:formula="of:=IF(   [.B2101]=&quot;Accel&quot;;   [.$C$1];   IF(     [.B2101]=&quot;Cruise&quot;;     0;     IF([.B2101]=&quot;Decel&quot;; -[.$C$1]; 0)   ) )" office:value-type="float" office:value="0">
            <text:p>0</text:p>
          </table:table-cell>
          <table:table-cell table:formula="of:=IF(   [.B2101]=&quot;Stop&quot;;   0;   MAX(     0;     MIN(       [.$C$2];       [.D2100] + [.C2101] * [.$C$4]     )   ) )" office:value-type="float" office:value="0">
            <text:p>0.00</text:p>
          </table:table-cell>
          <table:table-cell table:formula="of:=IF(   [.B2101]=&quot;Stop&quot;;   [.$C$3];   [.E2100] + [.D2101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1]+[.$C$4]" office:value-type="float" office:value="10.4550000000002">
            <text:p>10.455</text:p>
          </table:table-cell>
          <table:table-cell table:formula="of:=IF(   [.A2102] &lt; [.$C$5];   &quot;Accel&quot;;   IF(     [.A2102] &lt; [.$C$5] + [.$C$7];     &quot;Cruise&quot;;     IF(       [.A2102] &lt; [.$C$8];       &quot;Decel&quot;;       &quot;Stop&quot;     )   ) )" office:value-type="string" office:string-value="Stop">
            <text:p>Stop</text:p>
          </table:table-cell>
          <table:table-cell table:formula="of:=IF(   [.B2102]=&quot;Accel&quot;;   [.$C$1];   IF(     [.B2102]=&quot;Cruise&quot;;     0;     IF([.B2102]=&quot;Decel&quot;; -[.$C$1]; 0)   ) )" office:value-type="float" office:value="0">
            <text:p>0</text:p>
          </table:table-cell>
          <table:table-cell table:formula="of:=IF(   [.B2102]=&quot;Stop&quot;;   0;   MAX(     0;     MIN(       [.$C$2];       [.D2101] + [.C2102] * [.$C$4]     )   ) )" office:value-type="float" office:value="0">
            <text:p>0.00</text:p>
          </table:table-cell>
          <table:table-cell table:formula="of:=IF(   [.B2102]=&quot;Stop&quot;;   [.$C$3];   [.E2101] + [.D2102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2]+[.$C$4]" office:value-type="float" office:value="10.4600000000002">
            <text:p>10.460</text:p>
          </table:table-cell>
          <table:table-cell table:formula="of:=IF(   [.A2103] &lt; [.$C$5];   &quot;Accel&quot;;   IF(     [.A2103] &lt; [.$C$5] + [.$C$7];     &quot;Cruise&quot;;     IF(       [.A2103] &lt; [.$C$8];       &quot;Decel&quot;;       &quot;Stop&quot;     )   ) )" office:value-type="string" office:string-value="Stop">
            <text:p>Stop</text:p>
          </table:table-cell>
          <table:table-cell table:formula="of:=IF(   [.B2103]=&quot;Accel&quot;;   [.$C$1];   IF(     [.B2103]=&quot;Cruise&quot;;     0;     IF([.B2103]=&quot;Decel&quot;; -[.$C$1]; 0)   ) )" office:value-type="float" office:value="0">
            <text:p>0</text:p>
          </table:table-cell>
          <table:table-cell table:formula="of:=IF(   [.B2103]=&quot;Stop&quot;;   0;   MAX(     0;     MIN(       [.$C$2];       [.D2102] + [.C2103] * [.$C$4]     )   ) )" office:value-type="float" office:value="0">
            <text:p>0.00</text:p>
          </table:table-cell>
          <table:table-cell table:formula="of:=IF(   [.B2103]=&quot;Stop&quot;;   [.$C$3];   [.E2102] + [.D2103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3]+[.$C$4]" office:value-type="float" office:value="10.4650000000002">
            <text:p>10.465</text:p>
          </table:table-cell>
          <table:table-cell table:formula="of:=IF(   [.A2104] &lt; [.$C$5];   &quot;Accel&quot;;   IF(     [.A2104] &lt; [.$C$5] + [.$C$7];     &quot;Cruise&quot;;     IF(       [.A2104] &lt; [.$C$8];       &quot;Decel&quot;;       &quot;Stop&quot;     )   ) )" office:value-type="string" office:string-value="Stop">
            <text:p>Stop</text:p>
          </table:table-cell>
          <table:table-cell table:formula="of:=IF(   [.B2104]=&quot;Accel&quot;;   [.$C$1];   IF(     [.B2104]=&quot;Cruise&quot;;     0;     IF([.B2104]=&quot;Decel&quot;; -[.$C$1]; 0)   ) )" office:value-type="float" office:value="0">
            <text:p>0</text:p>
          </table:table-cell>
          <table:table-cell table:formula="of:=IF(   [.B2104]=&quot;Stop&quot;;   0;   MAX(     0;     MIN(       [.$C$2];       [.D2103] + [.C2104] * [.$C$4]     )   ) )" office:value-type="float" office:value="0">
            <text:p>0.00</text:p>
          </table:table-cell>
          <table:table-cell table:formula="of:=IF(   [.B2104]=&quot;Stop&quot;;   [.$C$3];   [.E2103] + [.D2104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4]+[.$C$4]" office:value-type="float" office:value="10.4700000000002">
            <text:p>10.470</text:p>
          </table:table-cell>
          <table:table-cell table:formula="of:=IF(   [.A2105] &lt; [.$C$5];   &quot;Accel&quot;;   IF(     [.A2105] &lt; [.$C$5] + [.$C$7];     &quot;Cruise&quot;;     IF(       [.A2105] &lt; [.$C$8];       &quot;Decel&quot;;       &quot;Stop&quot;     )   ) )" office:value-type="string" office:string-value="Stop">
            <text:p>Stop</text:p>
          </table:table-cell>
          <table:table-cell table:formula="of:=IF(   [.B2105]=&quot;Accel&quot;;   [.$C$1];   IF(     [.B2105]=&quot;Cruise&quot;;     0;     IF([.B2105]=&quot;Decel&quot;; -[.$C$1]; 0)   ) )" office:value-type="float" office:value="0">
            <text:p>0</text:p>
          </table:table-cell>
          <table:table-cell table:formula="of:=IF(   [.B2105]=&quot;Stop&quot;;   0;   MAX(     0;     MIN(       [.$C$2];       [.D2104] + [.C2105] * [.$C$4]     )   ) )" office:value-type="float" office:value="0">
            <text:p>0.00</text:p>
          </table:table-cell>
          <table:table-cell table:formula="of:=IF(   [.B2105]=&quot;Stop&quot;;   [.$C$3];   [.E2104] + [.D2105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5]+[.$C$4]" office:value-type="float" office:value="10.4750000000002">
            <text:p>10.475</text:p>
          </table:table-cell>
          <table:table-cell table:formula="of:=IF(   [.A2106] &lt; [.$C$5];   &quot;Accel&quot;;   IF(     [.A2106] &lt; [.$C$5] + [.$C$7];     &quot;Cruise&quot;;     IF(       [.A2106] &lt; [.$C$8];       &quot;Decel&quot;;       &quot;Stop&quot;     )   ) )" office:value-type="string" office:string-value="Stop">
            <text:p>Stop</text:p>
          </table:table-cell>
          <table:table-cell table:formula="of:=IF(   [.B2106]=&quot;Accel&quot;;   [.$C$1];   IF(     [.B2106]=&quot;Cruise&quot;;     0;     IF([.B2106]=&quot;Decel&quot;; -[.$C$1]; 0)   ) )" office:value-type="float" office:value="0">
            <text:p>0</text:p>
          </table:table-cell>
          <table:table-cell table:formula="of:=IF(   [.B2106]=&quot;Stop&quot;;   0;   MAX(     0;     MIN(       [.$C$2];       [.D2105] + [.C2106] * [.$C$4]     )   ) )" office:value-type="float" office:value="0">
            <text:p>0.00</text:p>
          </table:table-cell>
          <table:table-cell table:formula="of:=IF(   [.B2106]=&quot;Stop&quot;;   [.$C$3];   [.E2105] + [.D2106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6]+[.$C$4]" office:value-type="float" office:value="10.4800000000002">
            <text:p>10.480</text:p>
          </table:table-cell>
          <table:table-cell table:formula="of:=IF(   [.A2107] &lt; [.$C$5];   &quot;Accel&quot;;   IF(     [.A2107] &lt; [.$C$5] + [.$C$7];     &quot;Cruise&quot;;     IF(       [.A2107] &lt; [.$C$8];       &quot;Decel&quot;;       &quot;Stop&quot;     )   ) )" office:value-type="string" office:string-value="Stop">
            <text:p>Stop</text:p>
          </table:table-cell>
          <table:table-cell table:formula="of:=IF(   [.B2107]=&quot;Accel&quot;;   [.$C$1];   IF(     [.B2107]=&quot;Cruise&quot;;     0;     IF([.B2107]=&quot;Decel&quot;; -[.$C$1]; 0)   ) )" office:value-type="float" office:value="0">
            <text:p>0</text:p>
          </table:table-cell>
          <table:table-cell table:formula="of:=IF(   [.B2107]=&quot;Stop&quot;;   0;   MAX(     0;     MIN(       [.$C$2];       [.D2106] + [.C2107] * [.$C$4]     )   ) )" office:value-type="float" office:value="0">
            <text:p>0.00</text:p>
          </table:table-cell>
          <table:table-cell table:formula="of:=IF(   [.B2107]=&quot;Stop&quot;;   [.$C$3];   [.E2106] + [.D2107] * [.$C$4] )" office:value-type="float" office:value="100">
            <text:p>100.00</text:p>
          </table:table-cell>
          <table:table-cell table:number-columns-repeated="872"/>
        </table:table-row>
        <table:table-row table:style-name="ro3">
          <table:table-cell table:formula="of:=[.A2107]+[.$C$4]" office:value-type="float" office:value="10.4850000000002">
            <text:p>10.485</text:p>
          </table:table-cell>
          <table:table-cell table:formula="of:=IF(   [.A2108] &lt; [.$C$5];   &quot;Accel&quot;;   IF(     [.A2108] &lt; [.$C$5] + [.$C$7];     &quot;Cruise&quot;;     IF(       [.A2108] &lt; [.$C$8];       &quot;Decel&quot;;       &quot;Stop&quot;     )   ) )" office:value-type="string" office:string-value="Stop">
            <text:p>Stop</text:p>
          </table:table-cell>
          <table:table-cell table:formula="of:=IF(   [.B2108]=&quot;Accel&quot;;   [.$C$1];   IF(     [.B2108]=&quot;Cruise&quot;;     0;     IF([.B2108]=&quot;Decel&quot;; -[.$C$1]; 0)   ) )" office:value-type="float" office:value="0">
            <text:p>0</text:p>
          </table:table-cell>
          <table:table-cell table:formula="of:=IF(   [.B2108]=&quot;Stop&quot;;   0;   MAX(     0;     MIN(       [.$C$2];       [.D2107] + [.C2108] * [.$C$4]     )   ) )" office:value-type="float" office:value="0">
            <text:p>0.00</text:p>
          </table:table-cell>
          <table:table-cell table:formula="of:=IF(   [.B2108]=&quot;Stop&quot;;   [.$C$3];   [.E2107] + [.D2108] * [.$C$4] )" office:value-type="float" office:value="100">
            <text:p>100.00</text:p>
          </table:table-cell>
          <table:table-cell table:number-columns-repeated="872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Noto Sans CJK J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4">05/14/2025</text:date>, <text:time>21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Pizzolito</meta:initial-creator>
    <meta:creation-date>2025-05-12T01:45:07</meta:creation-date>
    <dc:date>2025-05-14T21:43:46</dc:date>
    <dc:creator>Luigi Pizzolito</dc:creator>
    <meta:editing-duration>PT3H39M42S</meta:editing-duration>
    <meta:editing-cycles>6</meta:editing-cycles>
    <meta:generator>OpenOffice/4.1.15$Unix OpenOffice.org_project/4115m2$Build-9813</meta:generator>
    <meta:document-statistic meta:table-count="3" meta:cell-count="12387" meta:object-count="0"/>
  </office:meta>
</office:document-meta>
</file>